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102cm"/>
    </style:style>
    <style:style style:name="co2" style:family="table-column">
      <style:table-column-properties fo:break-before="auto" style:column-width="1.087cm"/>
    </style:style>
    <style:style style:name="co3" style:family="table-column">
      <style:table-column-properties fo:break-before="auto" style:column-width="5.027cm"/>
    </style:style>
    <style:style style:name="co4" style:family="table-column">
      <style:table-column-properties fo:break-before="auto" style:column-width="6.371cm"/>
    </style:style>
    <style:style style:name="co5" style:family="table-column">
      <style:table-column-properties fo:break-before="auto" style:column-width="5.609cm"/>
    </style:style>
    <style:style style:name="co6" style:family="table-column">
      <style:table-column-properties fo:break-before="auto" style:column-width="2.718cm"/>
    </style:style>
    <style:style style:name="co7" style:family="table-column">
      <style:table-column-properties fo:break-before="auto" style:column-width="3.722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6" table:default-cell-style-name="ce1"/>
        <table:table-row table:style-name="ro1">
          <table:table-cell office:value-type="string">
            <text:p>007 - Agent Under Fire (USA)</text:p>
          </table:table-cell>
          <table:table-cell office:value-type="float" office:value="2002">
            <text:p>2002</text:p>
          </table:table-cell>
          <table:table-cell office:value-type="string">
            <text:p>ESRB - T (Teen)</text:p>
          </table:table-cell>
          <table:table-cell office:value-type="string">
            <text:p>007 - Agent Under Fire </text:p>
          </table:table-cell>
          <table:table-cell office:value-type="string">
            <text:p>Electronic Arts</text:p>
          </table:table-cell>
          <table:table-cell office:value-type="string">
            <text:p>Electronic Arts Redwood Shores Studio</text:p>
          </table:table-cell>
          <table:table-cell office:value-type="string">
            <text:p>Action</text:p>
          </table:table-cell>
          <table:table-cell office:value-type="string">
            <text:p>3.8</text:p>
          </table:table-cell>
          <table:table-cell office:value-type="string">
            <text:p>1-4 Players</text:p>
          </table:table-cell>
          <table:table-cell office:value-type="string">
            <text:p>007: Agent Under Fire is the first James Bond game to appear on the PlayStation 2, GameCube, and Xbox. The game casts the player as the legendary James Bond who must accomplish missions throughout different areas of the world. <text:s/>Bond is sent on a mission rescue Zoe Nightshade, a CIA agent in the hands of Nigel Bloch. <text:s/>Nigel Bloch is the CEO of Identicon, a section of a highly successful industry company known as Malprave industries. <text:s/>Bond is also tasked to retrieve the set of DNA samples that are in Identicon's hands. <text:s/>So James Bond sets off on another adventure...****The game combines three game modes into one package: first-person-shooter, which is what most of the missions are, a rail-shooter, where the player only controls firing, and a driving game, where the player drives one of the many Bond cars. Numerous weapons have been added to the series, along with some fictional weapons like the Photon cannon and the 5-way grenade launcher. <text:s/>The player can utilize a wide array of gadgets and weapons, like the Q-Claw, Q-Decoder, and Bond's trusty Walther handgun. <text:s/>There is a large variety of missions, and Bond can go through most missions with weapons, or take a stealthy approach. The player is also rated in each level, based on score and difficulty level, and can unlock new features for both single and multiplayer.</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007 - Agent Under Fire (USA)&quot;&gt; &lt;year&gt;2002&lt;/year&gt; &lt;rating&gt;ESRB - T (Teen)&lt;/rating&gt; &lt;title&gt;007 - Agent Under Fire &lt;/title&gt; &lt;pub&gt;Electronic Arts&lt;/pub&gt; &lt;dev&gt;Electronic Arts Redwood Shores Studio&lt;/dev&gt; &lt;genre&gt;Action&lt;/genre&gt; &lt;score&gt;3.8&lt;/score&gt; &lt;player&gt;1-4 Players&lt;/player&gt; &lt;story&gt;007: Agent Under Fire is the first James Bond game to appear on the PlayStation 2, GameCube, and Xbox. The game casts the player as the legendary James Bond who must accomplish missions throughout different areas of the world.  Bond is sent on a mission rescue Zoe Nightshade, a CIA agent in the hands of Nigel Bloch.  Nigel Bloch is the CEO of Identicon, a section of a highly successful industry company known as Malprave industries.  Bond is also tasked to retrieve the set of DNA samples that are in Identicon's hands.  So James Bond sets off on another adventure...****The game combines three game modes into one package: first-person-shooter, which is what most of the missions are, a rail-shooter, where the player only controls firing, and a driving game, where the player drives one of the many Bond cars. Numerous weapons have been added to the series, along with some fictional weapons like the Photon cannon and the 5-way grenade launcher.  The player can utilize a wide array of gadgets and weapons, like the Q-Claw, Q-Decoder, and Bond's trusty Walther handgun.  There is a large variety of missions, and Bond can go through most missions with weapons, or take a stealthy approach. The player is also rated in each level, based on score and difficulty level, and can unlock new features for both single and multiplayer.&lt;/story&gt; &lt;/game&gt;">
            <text:p>&lt;game name="007 - Agent Under Fire (USA)"&gt; &lt;year&gt;2002&lt;/year&gt; &lt;rating&gt;ESRB - T (Teen)&lt;/rating&gt; &lt;title&gt;007 - Agent Under Fire &lt;/title&gt; &lt;pub&gt;Electronic Arts&lt;/pub&gt; &lt;dev&gt;Electronic Arts Redwood Shores Studio&lt;/dev&gt; &lt;genre&gt;Action&lt;/genre&gt; &lt;score&gt;3.8&lt;/score&gt; &lt;player&gt;1-4 Players&lt;/player&gt; &lt;story&gt;007: Agent Under Fire is the first James Bond game to appear on the PlayStation 2, GameCube, and Xbox. The game casts the player as the legendary James Bond who must accomplish missions throughout different areas of the world. <text:s/>Bond is sent on a mission rescue Zoe Nightshade, a CIA agent in the hands of Nigel Bloch. <text:s/>Nigel Bloch is the CEO of Identicon, a section of a highly successful industry company known as Malprave industries. <text:s/>Bond is also tasked to retrieve the set of DNA samples that are in Identicon's hands. <text:s/>So James Bond sets off on another adventure...****The game combines three game modes into one package: first-person-shooter, which is what most of the missions are, a rail-shooter, where the player only controls firing, and a driving game, where the player drives one of the many Bond cars. Numerous weapons have been added to the series, along with some fictional weapons like the Photon cannon and the 5-way grenade launcher. <text:s/>The player can utilize a wide array of gadgets and weapons, like the Q-Claw, Q-Decoder, and Bond's trusty Walther handgun. <text:s/>There is a large variety of missions, and Bond can go through most missions with weapons, or take a stealthy approach. The player is also rated in each level, based on score and difficulty level, and can unlock new features for both single and multiplayer.&lt;/story&gt; &lt;/game&gt;</text:p>
          </table:table-cell>
          <table:table-cell table:number-columns-repeated="1012"/>
        </table:table-row>
        <table:table-row table:style-name="ro1">
          <table:table-cell office:value-type="string">
            <text:p>007 - Everything or Nothing (USA)</text:p>
          </table:table-cell>
          <table:table-cell office:value-type="float" office:value="2004">
            <text:p>2004</text:p>
          </table:table-cell>
          <table:table-cell office:value-type="string">
            <text:p>ESRB - T (Teen)</text:p>
          </table:table-cell>
          <table:table-cell office:value-type="string">
            <text:p>007 - Everything or Nothing </text:p>
          </table:table-cell>
          <table:table-cell office:value-type="string">
            <text:p>Electronic Arts</text:p>
          </table:table-cell>
          <table:table-cell office:value-type="string">
            <text:p>Electronic Arts Redwood Shores Studio</text:p>
          </table:table-cell>
          <table:table-cell office:value-type="string">
            <text:p>Action</text:p>
          </table:table-cell>
          <table:table-cell office:value-type="string">
            <text:p>3.8</text:p>
          </table:table-cell>
          <table:table-cell office:value-type="string">
            <text:p>1-2 Players</text:p>
          </table:table-cell>
          <table:table-cell office:value-type="string">
            <text:p>A nanobot has been stolen from the work of a world renowned scientist, Dr. Katya Nadanova, of the Oxford Department of Microtechnology by a man known only as "the General", and has kidnapped the girl as well. James Bond races to rescue both the scientist and to retake the nanobots, and kills the General along with the nanobot samples. Bond returns Kataya to a nearby base, but it turns out the scientist has not been so faithful to Oxford. Katya meets up with Nikolai Diavolo, and gives him a hidden vial of the nanobots. Before long Bond is yet again called into action when MI6 loses contact with 003. And so Bond is off to Peru... ****Everything or Nothing is the second of the James Bond third-person shooters, after Tomorrow Never Dies for the Playstation. The game features new guns and a new and improved aiming system which allows you to strategically hug walls and fire around or crouch behind cover. New gadgets allow Bond to go invisible, disrupt electronics, or control mechanical spiders which allow him to access new areas. Everything or Nothing is also the first game where Pierce Brosnan actually supplies his voice for the likeness of his character, as well as many other such as Judi Dench and John Cleese.****The game features a a campaign with over 30 missions and a brand new co-op game where you take the roles of newly recruited MI6 agents on investigations of their own. EON also includes a same-screen deathmatch that allows for up to four players to play.</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007 - Everything or Nothing (USA)&quot;&gt; &lt;year&gt;2004&lt;/year&gt; &lt;rating&gt;ESRB - T (Teen)&lt;/rating&gt; &lt;title&gt;007 - Everything or Nothing &lt;/title&gt; &lt;pub&gt;Electronic Arts&lt;/pub&gt; &lt;dev&gt;Electronic Arts Redwood Shores Studio&lt;/dev&gt; &lt;genre&gt;Action&lt;/genre&gt; &lt;score&gt;3.8&lt;/score&gt; &lt;player&gt;1-2 Players&lt;/player&gt; &lt;story&gt;A nanobot has been stolen from the work of a world renowned scientist, Dr. Katya Nadanova, of the Oxford Department of Microtechnology by a man known only as &quot;the General&quot;, and has kidnapped the girl as well. James Bond races to rescue both the scientist and to retake the nanobots, and kills the General along with the nanobot samples. Bond returns Kataya to a nearby base, but it turns out the scientist has not been so faithful to Oxford. Katya meets up with Nikolai Diavolo, and gives him a hidden vial of the nanobots. Before long Bond is yet again called into action when MI6 loses contact with 003. And so Bond is off to Peru... ****Everything or Nothing is the second of the James Bond third-person shooters, after Tomorrow Never Dies for the Playstation. The game features new guns and a new and improved aiming system which allows you to strategically hug walls and fire around or crouch behind cover. New gadgets allow Bond to go invisible, disrupt electronics, or control mechanical spiders which allow him to access new areas. Everything or Nothing is also the first game where Pierce Brosnan actually supplies his voice for the likeness of his character, as well as many other such as Judi Dench and John Cleese.****The game features a a campaign with over 30 missions and a brand new co-op game where you take the roles of newly recruited MI6 agents on investigations of their own. EON also includes a same-screen deathmatch that allows for up to four players to play.&lt;/story&gt; &lt;/game&gt;">
            <text:p>&lt;game name="007 - Everything or Nothing (USA)"&gt; &lt;year&gt;2004&lt;/year&gt; &lt;rating&gt;ESRB - T (Teen)&lt;/rating&gt; &lt;title&gt;007 - Everything or Nothing &lt;/title&gt; &lt;pub&gt;Electronic Arts&lt;/pub&gt; &lt;dev&gt;Electronic Arts Redwood Shores Studio&lt;/dev&gt; &lt;genre&gt;Action&lt;/genre&gt; &lt;score&gt;3.8&lt;/score&gt; &lt;player&gt;1-2 Players&lt;/player&gt; &lt;story&gt;A nanobot has been stolen from the work of a world renowned scientist, Dr. Katya Nadanova, of the Oxford Department of Microtechnology by a man known only as "the General", and has kidnapped the girl as well. James Bond races to rescue both the scientist and to retake the nanobots, and kills the General along with the nanobot samples. Bond returns Kataya to a nearby base, but it turns out the scientist has not been so faithful to Oxford. Katya meets up with Nikolai Diavolo, and gives him a hidden vial of the nanobots. Before long Bond is yet again called into action when MI6 loses contact with 003. And so Bond is off to Peru... ****Everything or Nothing is the second of the James Bond third-person shooters, after Tomorrow Never Dies for the Playstation. The game features new guns and a new and improved aiming system which allows you to strategically hug walls and fire around or crouch behind cover. New gadgets allow Bond to go invisible, disrupt electronics, or control mechanical spiders which allow him to access new areas. Everything or Nothing is also the first game where Pierce Brosnan actually supplies his voice for the likeness of his character, as well as many other such as Judi Dench and John Cleese.****The game features a a campaign with over 30 missions and a brand new co-op game where you take the roles of newly recruited MI6 agents on investigations of their own. EON also includes a same-screen deathmatch that allows for up to four players to play.&lt;/story&gt; &lt;/game&gt;</text:p>
          </table:table-cell>
          <table:table-cell table:number-columns-repeated="1012"/>
        </table:table-row>
        <table:table-row table:style-name="ro1">
          <table:table-cell office:value-type="string">
            <text:p>007 - From Russia with Love (USA)</text:p>
          </table:table-cell>
          <table:table-cell office:value-type="float" office:value="2005">
            <text:p>2005</text:p>
          </table:table-cell>
          <table:table-cell office:value-type="string">
            <text:p>ESRB - T (Teen)</text:p>
          </table:table-cell>
          <table:table-cell office:value-type="string">
            <text:p>007 - From Russia with Love </text:p>
          </table:table-cell>
          <table:table-cell office:value-type="string">
            <text:p>Electronic Arts</text:p>
          </table:table-cell>
          <table:table-cell office:value-type="string">
            <text:p>Electronic Arts Redwood Shores Studio</text:p>
          </table:table-cell>
          <table:table-cell office:value-type="string">
            <text:p>Driving</text:p>
          </table:table-cell>
          <table:table-cell office:value-type="string">
            <text:p>3.7</text:p>
          </table:table-cell>
          <table:table-cell office:value-type="string">
            <text:p>1-4 Players</text:p>
          </table:table-cell>
          <table:table-cell office:value-type="string">
            <text:p>Building on 007: Everything or Nothing's range of strengths, 007: From Russia with Love is based on the 1963 film starring Sean Connery as James Bond. He is sent to Istanbul to acquire the Russian decoder machine known as the Lektor from a (supposedly) defecting Russian agent by the name of Tatiana Romanova. <text:s/>However, the Russians have no knowledge of this plan because it is a trap for James Bond created by the criminal organization known as Octopus. <text:s/>It is up to James Bond to seize the device and confront the dangerous assassin Red Grant and the ruthless Rosa Klebb.****In most of the 18 missions the player progresses through linear levels while shooting everything in sight. The player can lock onto an enemy at range and cycle between visible enemies, or focus in closer on a single enemy to make opportunistic targets appear, such as uncovered grenades or gaps in armor. Sometimes Bond can also use stealth or hand-to-hand combat, which are basically quick-time events where the player needs to press a displayed button in a limited time to dispatch a foe. Special tasks can be preformed with gadgets, e.g. the laser watch or a small remote controlled helicopter. This procedure gets spiced up with occasional driving or new jet pack sequences.****The player gets rewarded for certain actions with bonus points, e.g. succeeding in melee combat or searching containers. There are three different kind of points which unlock different things: bonus content like making of videos, bonus levels, and weapon upgrades. Every weapon and gadget can be upgraded in different areas, but only once.</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007 - From Russia with Love (USA)&quot;&gt; &lt;year&gt;2005&lt;/year&gt; &lt;rating&gt;ESRB - T (Teen)&lt;/rating&gt; &lt;title&gt;007 - From Russia with Love &lt;/title&gt; &lt;pub&gt;Electronic Arts&lt;/pub&gt; &lt;dev&gt;Electronic Arts Redwood Shores Studio&lt;/dev&gt; &lt;genre&gt;Driving&lt;/genre&gt; &lt;score&gt;3.7&lt;/score&gt; &lt;player&gt;1-4 Players&lt;/player&gt; &lt;story&gt;Building on 007: Everything or Nothing's range of strengths, 007: From Russia with Love is based on the 1963 film starring Sean Connery as James Bond. He is sent to Istanbul to acquire the Russian decoder machine known as the Lektor from a (supposedly) defecting Russian agent by the name of Tatiana Romanova.  However, the Russians have no knowledge of this plan because it is a trap for James Bond created by the criminal organization known as Octopus.  It is up to James Bond to seize the device and confront the dangerous assassin Red Grant and the ruthless Rosa Klebb.****In most of the 18 missions the player progresses through linear levels while shooting everything in sight. The player can lock onto an enemy at range and cycle between visible enemies, or focus in closer on a single enemy to make opportunistic targets appear, such as uncovered grenades or gaps in armor. Sometimes Bond can also use stealth or hand-to-hand combat, which are basically quick-time events where the player needs to press a displayed button in a limited time to dispatch a foe. Special tasks can be preformed with gadgets, e.g. the laser watch or a small remote controlled helicopter. This procedure gets spiced up with occasional driving or new jet pack sequences.****The player gets rewarded for certain actions with bonus points, e.g. succeeding in melee combat or searching containers. There are three different kind of points which unlock different things: bonus content like making of videos, bonus levels, and weapon upgrades. Every weapon and gadget can be upgraded in different areas, but only once.&lt;/story&gt; &lt;/game&gt;">
            <text:p>&lt;game name="007 - From Russia with Love (USA)"&gt; &lt;year&gt;2005&lt;/year&gt; &lt;rating&gt;ESRB - T (Teen)&lt;/rating&gt; &lt;title&gt;007 - From Russia with Love &lt;/title&gt; &lt;pub&gt;Electronic Arts&lt;/pub&gt; &lt;dev&gt;Electronic Arts Redwood Shores Studio&lt;/dev&gt; &lt;genre&gt;Driving&lt;/genre&gt; &lt;score&gt;3.7&lt;/score&gt; &lt;player&gt;1-4 Players&lt;/player&gt; &lt;story&gt;Building on 007: Everything or Nothing's range of strengths, 007: From Russia with Love is based on the 1963 film starring Sean Connery as James Bond. He is sent to Istanbul to acquire the Russian decoder machine known as the Lektor from a (supposedly) defecting Russian agent by the name of Tatiana Romanova. <text:s/>However, the Russians have no knowledge of this plan because it is a trap for James Bond created by the criminal organization known as Octopus. <text:s/>It is up to James Bond to seize the device and confront the dangerous assassin Red Grant and the ruthless Rosa Klebb.****In most of the 18 missions the player progresses through linear levels while shooting everything in sight. The player can lock onto an enemy at range and cycle between visible enemies, or focus in closer on a single enemy to make opportunistic targets appear, such as uncovered grenades or gaps in armor. Sometimes Bond can also use stealth or hand-to-hand combat, which are basically quick-time events where the player needs to press a displayed button in a limited time to dispatch a foe. Special tasks can be preformed with gadgets, e.g. the laser watch or a small remote controlled helicopter. This procedure gets spiced up with occasional driving or new jet pack sequences.****The player gets rewarded for certain actions with bonus points, e.g. succeeding in melee combat or searching containers. There are three different kind of points which unlock different things: bonus content like making of videos, bonus levels, and weapon upgrades. Every weapon and gadget can be upgraded in different areas, but only once.&lt;/story&gt; &lt;/game&gt;</text:p>
          </table:table-cell>
          <table:table-cell table:number-columns-repeated="1012"/>
        </table:table-row>
        <table:table-row table:style-name="ro1">
          <table:table-cell office:value-type="string">
            <text:p>007 - Nightfire (USA)</text:p>
          </table:table-cell>
          <table:table-cell office:value-type="float" office:value="2002">
            <text:p>2002</text:p>
          </table:table-cell>
          <table:table-cell office:value-type="string">
            <text:p>ESRB - T (Teen)</text:p>
          </table:table-cell>
          <table:table-cell office:value-type="string">
            <text:p>007 - Nightfire </text:p>
          </table:table-cell>
          <table:table-cell office:value-type="string">
            <text:p>Eurocom Entertainment</text:p>
          </table:table-cell>
          <table:table-cell office:value-type="string">
            <text:p>Savage Entertainment, LLC</text:p>
          </table:table-cell>
          <table:table-cell office:value-type="string">
            <text:p>Driving</text:p>
          </table:table-cell>
          <table:table-cell office:value-type="string">
            <text:p>3.5</text:p>
          </table:table-cell>
          <table:table-cell office:value-type="string">
            <text:p>1-4 Players</text:p>
          </table:table-cell>
          <table:table-cell office:value-type="string">
            <text:p>You take on the role of James Bond and must save the world. <text:s/>The Phoenix International Corporation is focused on dismantling nuclear warheads throughout the world, but lately evidence has been found that the CEO of the corporation, Raphael Drake, is using his company's concept as a means to find and use the warheads for his own purposes. <text:s/>Because his plans are so well hidden, it is up to Bond, with the help of Q and his gadgets, to stop Drake at whatever cost.****Throughout the game, you will be taken to more than ten exotic areas, reaching all areas of the globe, confronting the beautiful Bond women. <text:s/>In your quest to stop the Phoenix Corporation, you have have a variety of weapons available to you, from your trusty Walther to more advanced and prototype machinery.****There are twelve total missions, all of which combine stealth, combat, and Q's trusty gadgets, such as your laser watch and X-ray eye glasses.'****There are five levels which take place in your Aston Martin V12 Vanquish, and other exotic but deadly sports cars. These missions aren't available in the computer version of the game, instead the Windows version has some other bonus missions.****On the multiplayer side of things, there are over ten multiplayer modes, some of which include characters and settings from previous Bond moves.</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007 - Nightfire (USA)&quot;&gt; &lt;year&gt;2002&lt;/year&gt; &lt;rating&gt;ESRB - T (Teen)&lt;/rating&gt; &lt;title&gt;007 - Nightfire &lt;/title&gt; &lt;pub&gt;Eurocom Entertainment&lt;/pub&gt; &lt;dev&gt;Savage Entertainment, LLC&lt;/dev&gt; &lt;genre&gt;Driving&lt;/genre&gt; &lt;score&gt;3.5&lt;/score&gt; &lt;player&gt;1-4 Players&lt;/player&gt; &lt;story&gt;You take on the role of James Bond and must save the world.  The Phoenix International Corporation is focused on dismantling nuclear warheads throughout the world, but lately evidence has been found that the CEO of the corporation, Raphael Drake, is using his company's concept as a means to find and use the warheads for his own purposes.  Because his plans are so well hidden, it is up to Bond, with the help of Q and his gadgets, to stop Drake at whatever cost.****Throughout the game, you will be taken to more than ten exotic areas, reaching all areas of the globe, confronting the beautiful Bond women.  In your quest to stop the Phoenix Corporation, you have have a variety of weapons available to you, from your trusty Walther to more advanced and prototype machinery.****There are twelve total missions, all of which combine stealth, combat, and Q's trusty gadgets, such as your laser watch and X-ray eye glasses.'****There are five levels which take place in your Aston Martin V12 Vanquish, and other exotic but deadly sports cars. These missions aren't available in the computer version of the game, instead the Windows version has some other bonus missions.****On the multiplayer side of things, there are over ten multiplayer modes, some of which include characters and settings from previous Bond moves.&lt;/story&gt; &lt;/game&gt;">
            <text:p>&lt;game name="007 - Nightfire (USA)"&gt; &lt;year&gt;2002&lt;/year&gt; &lt;rating&gt;ESRB - T (Teen)&lt;/rating&gt; &lt;title&gt;007 - Nightfire &lt;/title&gt; &lt;pub&gt;Eurocom Entertainment&lt;/pub&gt; &lt;dev&gt;Savage Entertainment, LLC&lt;/dev&gt; &lt;genre&gt;Driving&lt;/genre&gt; &lt;score&gt;3.5&lt;/score&gt; &lt;player&gt;1-4 Players&lt;/player&gt; &lt;story&gt;You take on the role of James Bond and must save the world. <text:s/>The Phoenix International Corporation is focused on dismantling nuclear warheads throughout the world, but lately evidence has been found that the CEO of the corporation, Raphael Drake, is using his company's concept as a means to find and use the warheads for his own purposes. <text:s/>Because his plans are so well hidden, it is up to Bond, with the help of Q and his gadgets, to stop Drake at whatever cost.****Throughout the game, you will be taken to more than ten exotic areas, reaching all areas of the globe, confronting the beautiful Bond women. <text:s/>In your quest to stop the Phoenix Corporation, you have have a variety of weapons available to you, from your trusty Walther to more advanced and prototype machinery.****There are twelve total missions, all of which combine stealth, combat, and Q's trusty gadgets, such as your laser watch and X-ray eye glasses.'****There are five levels which take place in your Aston Martin V12 Vanquish, and other exotic but deadly sports cars. These missions aren't available in the computer version of the game, instead the Windows version has some other bonus missions.****On the multiplayer side of things, there are over ten multiplayer modes, some of which include characters and settings from previous Bond moves.&lt;/story&gt; &lt;/game&gt;</text:p>
          </table:table-cell>
          <table:table-cell table:number-columns-repeated="1012"/>
        </table:table-row>
        <table:table-row table:style-name="ro1">
          <table:table-cell office:value-type="string">
            <text:p>1080 Avalanche (USA)</text:p>
          </table:table-cell>
          <table:table-cell office:value-type="float" office:value="2003">
            <text:p>2003</text:p>
          </table:table-cell>
          <table:table-cell office:value-type="string">
            <text:p>ESRB - E (Everyone)</text:p>
          </table:table-cell>
          <table:table-cell office:value-type="string">
            <text:p>1080 Avalanche </text:p>
          </table:table-cell>
          <table:table-cell office:value-type="string">
            <text:p>Nintendo</text:p>
          </table:table-cell>
          <table:table-cell office:value-type="string">
            <text:p>Nintendo Software Technology Corporation</text:p>
          </table:table-cell>
          <table:table-cell office:value-type="string">
            <text:p>Sports</text:p>
          </table:table-cell>
          <table:table-cell office:value-type="string">
            <text:p>3.7</text:p>
          </table:table-cell>
          <table:table-cell office:value-type="string">
            <text:p>1-4 Players</text:p>
          </table:table-cell>
          <table:table-cell office:value-type="string">
            <text:p>Snowboard like a pro in 1080° Avalanche Play as five different snowboarders and race through 15 tracks in three different difficulty settings, busting tricks to gain valuable points. Or take on the extra modes such as Gate Challenge, Trick Attack and time trial.****Offering something different to other snowboarding titles, 1080° Avalanche allows you to race against an Avalanche itself, dodging trees as they fall, and boulders of ice and snow as they race past you. The screen will shake, but keep your eye on the prize and you'll live to tell the tale.****Up to 4 players can race split screen, or use the GameCubes LAN capability to play 4 players using 4 <text:s/>GameCubes and TV's.</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1080 Avalanche (USA)&quot;&gt; &lt;year&gt;2003&lt;/year&gt; &lt;rating&gt;ESRB - E (Everyone)&lt;/rating&gt; &lt;title&gt;1080 Avalanche &lt;/title&gt; &lt;pub&gt;Nintendo&lt;/pub&gt; &lt;dev&gt;Nintendo Software Technology Corporation&lt;/dev&gt; &lt;genre&gt;Sports&lt;/genre&gt; &lt;score&gt;3.7&lt;/score&gt; &lt;player&gt;1-4 Players&lt;/player&gt; &lt;story&gt;Snowboard like a pro in 1080° Avalanche Play as five different snowboarders and race through 15 tracks in three different difficulty settings, busting tricks to gain valuable points. Or take on the extra modes such as Gate Challenge, Trick Attack and time trial.****Offering something different to other snowboarding titles, 1080° Avalanche allows you to race against an Avalanche itself, dodging trees as they fall, and boulders of ice and snow as they race past you. The screen will shake, but keep your eye on the prize and you'll live to tell the tale.****Up to 4 players can race split screen, or use the GameCubes LAN capability to play 4 players using 4  GameCubes and TV's.&lt;/story&gt; &lt;/game&gt;">
            <text:p>&lt;game name="1080 Avalanche (USA)"&gt; &lt;year&gt;2003&lt;/year&gt; &lt;rating&gt;ESRB - E (Everyone)&lt;/rating&gt; &lt;title&gt;1080 Avalanche &lt;/title&gt; &lt;pub&gt;Nintendo&lt;/pub&gt; &lt;dev&gt;Nintendo Software Technology Corporation&lt;/dev&gt; &lt;genre&gt;Sports&lt;/genre&gt; &lt;score&gt;3.7&lt;/score&gt; &lt;player&gt;1-4 Players&lt;/player&gt; &lt;story&gt;Snowboard like a pro in 1080° Avalanche Play as five different snowboarders and race through 15 tracks in three different difficulty settings, busting tricks to gain valuable points. Or take on the extra modes such as Gate Challenge, Trick Attack and time trial.****Offering something different to other snowboarding titles, 1080° Avalanche allows you to race against an Avalanche itself, dodging trees as they fall, and boulders of ice and snow as they race past you. The screen will shake, but keep your eye on the prize and you'll live to tell the tale.****Up to 4 players can race split screen, or use the GameCubes LAN capability to play 4 players using 4 <text:s/>GameCubes and TV's.&lt;/story&gt; &lt;/game&gt;</text:p>
          </table:table-cell>
          <table:table-cell table:number-columns-repeated="1012"/>
        </table:table-row>
        <table:table-row table:style-name="ro1">
          <table:table-cell office:value-type="string">
            <text:p>18 Wheeler - American Pro Trucker (USA)</text:p>
          </table:table-cell>
          <table:table-cell office:value-type="float" office:value="2002">
            <text:p>2002</text:p>
          </table:table-cell>
          <table:table-cell office:value-type="string">
            <text:p>ESRB - E (Everyone)</text:p>
          </table:table-cell>
          <table:table-cell office:value-type="string">
            <text:p>18 Wheeler - American Pro Trucker </text:p>
          </table:table-cell>
          <table:table-cell office:value-type="string">
            <text:p>Acclaim Entertainment, Inc.</text:p>
          </table:table-cell>
          <table:table-cell office:value-type="string">
            <text:p>SEGA-AM2 Co., LTD.</text:p>
          </table:table-cell>
          <table:table-cell office:value-type="string">
            <text:p>Driving</text:p>
          </table:table-cell>
          <table:table-cell office:value-type="string">
            <text:p>3.4</text:p>
          </table:table-cell>
          <table:table-cell office:value-type="string">
            <text:p>1-2 Players</text:p>
          </table:table-cell>
          <table:table-cell office:value-type="string">
            <text:p>Hard core truck racing action.**Dodging, weaving and smashing through traffic to beat your opponent.**Masses of skill involved in driving VERY long vehicles, parking them, and slipstreaming behind other 18 wheelers in your path.***Choose your cargo option - multiple trailors from cable cars to gass tanks to car transporters - its got it all</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18 Wheeler - American Pro Trucker (USA)&quot;&gt; &lt;year&gt;2002&lt;/year&gt; &lt;rating&gt;ESRB - E (Everyone)&lt;/rating&gt; &lt;title&gt;18 Wheeler - American Pro Trucker &lt;/title&gt; &lt;pub&gt;Acclaim Entertainment, Inc.&lt;/pub&gt; &lt;dev&gt;SEGA-AM2 Co., LTD.&lt;/dev&gt; &lt;genre&gt;Driving&lt;/genre&gt; &lt;score&gt;3.4&lt;/score&gt; &lt;player&gt;1-2 Players&lt;/player&gt; &lt;story&gt;Hard core truck racing action.**Dodging, weaving and smashing through traffic to beat your opponent.**Masses of skill involved in driving VERY long vehicles, parking them, and slipstreaming behind other 18 wheelers in your path.***Choose your cargo option - multiple trailors from cable cars to gass tanks to car transporters - its got it all&lt;/story&gt; &lt;/game&gt;">
            <text:p>&lt;game name="18 Wheeler - American Pro Trucker (USA)"&gt; &lt;year&gt;2002&lt;/year&gt; &lt;rating&gt;ESRB - E (Everyone)&lt;/rating&gt; &lt;title&gt;18 Wheeler - American Pro Trucker &lt;/title&gt; &lt;pub&gt;Acclaim Entertainment, Inc.&lt;/pub&gt; &lt;dev&gt;SEGA-AM2 Co., LTD.&lt;/dev&gt; &lt;genre&gt;Driving&lt;/genre&gt; &lt;score&gt;3.4&lt;/score&gt; &lt;player&gt;1-2 Players&lt;/player&gt; &lt;story&gt;Hard core truck racing action.**Dodging, weaving and smashing through traffic to beat your opponent.**Masses of skill involved in driving VERY long vehicles, parking them, and slipstreaming behind other 18 wheelers in your path.***Choose your cargo option - multiple trailors from cable cars to gass tanks to car transporters - its got it all&lt;/story&gt; &lt;/game&gt;</text:p>
          </table:table-cell>
          <table:table-cell table:number-columns-repeated="1012"/>
        </table:table-row>
        <table:table-row table:style-name="ro1">
          <table:table-cell office:value-type="string">
            <text:p>2002 FIFA World Cup (USA)</text:p>
          </table:table-cell>
          <table:table-cell office:value-type="float" office:value="2002">
            <text:p>2002</text:p>
          </table:table-cell>
          <table:table-cell office:value-type="string">
            <text:p>ESRB - E (Everyone)</text:p>
          </table:table-cell>
          <table:table-cell office:value-type="string">
            <text:p>2002 FIFA World Cup </text:p>
          </table:table-cell>
          <table:table-cell office:value-type="string">
            <text:p>Electronic Arts</text:p>
          </table:table-cell>
          <table:table-cell office:value-type="string">
            <text:p>Electronic Arts Canada,</text:p>
          </table:table-cell>
          <table:table-cell office:value-type="string">
            <text:p>Sports/Soccer</text:p>
          </table:table-cell>
          <table:table-cell office:value-type="string">
            <text:p>2.8</text:p>
          </table:table-cell>
          <table:table-cell office:value-type="string">
            <text:p>1-4 Players</text:p>
          </table:table-cell>
          <table:table-cell office:value-type="string">
            <text:p>World Cup 2002 is the official game of the 17th FIFA World Cup, held in Korea and Japan between May 31 and June 30. It is based on the engine of FIFA Soccer 2002, so experienced Fifa players can get used for it quite fast. ****It is based on the 2002 World Cup - Korea and Japan, and includes all of the countries who promoted to the World Cup, and a lot more. Small statistics are shown for every country - their last biggest win, appearances at the World Cup, etc.****The stadium and all players are really detailed. The player's texture's resolution is so high, you can easily recognize most of them. The stadium is big and impressive, and full of colored crowd.****As in FIFA Soccer 2002, animation were taken from real players, with motion sensors. Thus, some new animation were added - new sliding, falling, and more.****And the newest feature of 2002 FIFA World Cup, is the air ball control model. You can take balls from the air, and have much more control with them - creating great goals from the air.</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2002 FIFA World Cup (USA)&quot;&gt; &lt;year&gt;2002&lt;/year&gt; &lt;rating&gt;ESRB - E (Everyone)&lt;/rating&gt; &lt;title&gt;2002 FIFA World Cup &lt;/title&gt; &lt;pub&gt;Electronic Arts&lt;/pub&gt; &lt;dev&gt;Electronic Arts Canada,&lt;/dev&gt; &lt;genre&gt;Sports/Soccer&lt;/genre&gt; &lt;score&gt;2.8&lt;/score&gt; &lt;player&gt;1-4 Players&lt;/player&gt; &lt;story&gt;World Cup 2002 is the official game of the 17th FIFA World Cup, held in Korea and Japan between May 31 and June 30. It is based on the engine of FIFA Soccer 2002, so experienced Fifa players can get used for it quite fast. ****It is based on the 2002 World Cup - Korea and Japan, and includes all of the countries who promoted to the World Cup, and a lot more. Small statistics are shown for every country - their last biggest win, appearances at the World Cup, etc.****The stadium and all players are really detailed. The player's texture's resolution is so high, you can easily recognize most of them. The stadium is big and impressive, and full of colored crowd.****As in FIFA Soccer 2002, animation were taken from real players, with motion sensors. Thus, some new animation were added - new sliding, falling, and more.****And the newest feature of 2002 FIFA World Cup, is the air ball control model. You can take balls from the air, and have much more control with them - creating great goals from the air.&lt;/story&gt; &lt;/game&gt;">
            <text:p>&lt;game name="2002 FIFA World Cup (USA)"&gt; &lt;year&gt;2002&lt;/year&gt; &lt;rating&gt;ESRB - E (Everyone)&lt;/rating&gt; &lt;title&gt;2002 FIFA World Cup &lt;/title&gt; &lt;pub&gt;Electronic Arts&lt;/pub&gt; &lt;dev&gt;Electronic Arts Canada,&lt;/dev&gt; &lt;genre&gt;Sports/Soccer&lt;/genre&gt; &lt;score&gt;2.8&lt;/score&gt; &lt;player&gt;1-4 Players&lt;/player&gt; &lt;story&gt;World Cup 2002 is the official game of the 17th FIFA World Cup, held in Korea and Japan between May 31 and June 30. It is based on the engine of FIFA Soccer 2002, so experienced Fifa players can get used for it quite fast. ****It is based on the 2002 World Cup - Korea and Japan, and includes all of the countries who promoted to the World Cup, and a lot more. Small statistics are shown for every country - their last biggest win, appearances at the World Cup, etc.****The stadium and all players are really detailed. The player's texture's resolution is so high, you can easily recognize most of them. The stadium is big and impressive, and full of colored crowd.****As in FIFA Soccer 2002, animation were taken from real players, with motion sensors. Thus, some new animation were added - new sliding, falling, and more.****And the newest feature of 2002 FIFA World Cup, is the air ball control model. You can take balls from the air, and have much more control with them - creating great goals from the air.&lt;/story&gt; &lt;/game&gt;</text:p>
          </table:table-cell>
          <table:table-cell table:number-columns-repeated="1012"/>
        </table:table-row>
        <table:table-row table:style-name="ro1">
          <table:table-cell office:value-type="string">
            <text:p>2006 FIFA World Cup (USA)</text:p>
          </table:table-cell>
          <table:table-cell office:value-type="float" office:value="2006">
            <text:p>2006</text:p>
          </table:table-cell>
          <table:table-cell office:value-type="string">
            <text:p>ESRB - E (Everyone)</text:p>
          </table:table-cell>
          <table:table-cell office:value-type="string">
            <text:p>2006 FIFA World Cup </text:p>
          </table:table-cell>
          <table:table-cell office:value-type="string">
            <text:p>Electronic Arts</text:p>
          </table:table-cell>
          <table:table-cell office:value-type="string">
            <text:p>Electronic Arts Canada</text:p>
          </table:table-cell>
          <table:table-cell office:value-type="string">
            <text:p>Sports/Soccer</text:p>
          </table:table-cell>
          <table:table-cell office:value-type="string">
            <text:p>3.6</text:p>
          </table:table-cell>
          <table:table-cell office:value-type="string">
            <text:p>1-4 Players</text:p>
          </table:table-cell>
          <table:table-cell office:value-type="string">
            <text:p>Released one month before the actual World Cup 2006, this game lets players play all the matches before they even started. Featuring 12 official German stadiums and all the teams that qualified for the World Cup 2006 in Germany, plus additional teams and unlockable classic players. The playable modes let you try any of the qualifying stages or skip right to the world cup mode assuming as one of the qualified teams. Additional modes include Global Challenge where you can replay 40 historical moments in football history to change the outcome, and various multiplayer matches.</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2006 FIFA World Cup (USA)&quot;&gt; &lt;year&gt;2006&lt;/year&gt; &lt;rating&gt;ESRB - E (Everyone)&lt;/rating&gt; &lt;title&gt;2006 FIFA World Cup &lt;/title&gt; &lt;pub&gt;Electronic Arts&lt;/pub&gt; &lt;dev&gt;Electronic Arts Canada&lt;/dev&gt; &lt;genre&gt;Sports/Soccer&lt;/genre&gt; &lt;score&gt;3.6&lt;/score&gt; &lt;player&gt;1-4 Players&lt;/player&gt; &lt;story&gt;Released one month before the actual World Cup 2006, this game lets players play all the matches before they even started. Featuring 12 official German stadiums and all the teams that qualified for the World Cup 2006 in Germany, plus additional teams and unlockable classic players. The playable modes let you try any of the qualifying stages or skip right to the world cup mode assuming as one of the qualified teams. Additional modes include Global Challenge where you can replay 40 historical moments in football history to change the outcome, and various multiplayer matches.&lt;/story&gt; &lt;/game&gt;">
            <text:p>&lt;game name="2006 FIFA World Cup (USA)"&gt; &lt;year&gt;2006&lt;/year&gt; &lt;rating&gt;ESRB - E (Everyone)&lt;/rating&gt; &lt;title&gt;2006 FIFA World Cup &lt;/title&gt; &lt;pub&gt;Electronic Arts&lt;/pub&gt; &lt;dev&gt;Electronic Arts Canada&lt;/dev&gt; &lt;genre&gt;Sports/Soccer&lt;/genre&gt; &lt;score&gt;3.6&lt;/score&gt; &lt;player&gt;1-4 Players&lt;/player&gt; &lt;story&gt;Released one month before the actual World Cup 2006, this game lets players play all the matches before they even started. Featuring 12 official German stadiums and all the teams that qualified for the World Cup 2006 in Germany, plus additional teams and unlockable classic players. The playable modes let you try any of the qualifying stages or skip right to the world cup mode assuming as one of the qualified teams. Additional modes include Global Challenge where you can replay 40 historical moments in football history to change the outcome, and various multiplayer matches.&lt;/story&gt; &lt;/game&gt;</text:p>
          </table:table-cell>
          <table:table-cell table:number-columns-repeated="1012"/>
        </table:table-row>
        <table:table-row table:style-name="ro1">
          <table:table-cell office:value-type="string">
            <text:p>4x4 Evo 2 (USA)</text:p>
          </table:table-cell>
          <table:table-cell office:value-type="float" office:value="2002">
            <text:p>2002</text:p>
          </table:table-cell>
          <table:table-cell office:value-type="string">
            <text:p>ESRB - E (Everyone)</text:p>
          </table:table-cell>
          <table:table-cell office:value-type="string">
            <text:p>4x4 Evo 2 </text:p>
          </table:table-cell>
          <table:table-cell office:value-type="string">
            <text:p>Terminal Reality</text:p>
          </table:table-cell>
          <table:table-cell office:value-type="string">
            <text:p>Terminal Reality, Inc.</text:p>
          </table:table-cell>
          <table:table-cell office:value-type="string">
            <text:p>Driving</text:p>
          </table:table-cell>
          <table:table-cell office:value-type="string">
            <text:p>2.2</text:p>
          </table:table-cell>
          <table:table-cell office:value-type="string">
            <text:p>1-2 Players</text:p>
          </table:table-cell>
          <table:table-cell office:value-type="string">
            <text:p>4x4 Evo 2 is a sequel to the 2000 release 4x4 Evolution. <text:s/>This game is very similar to it's predecessor, but now it appears on newer platforms, and has more trucks, and many more tracks.****The trucks in this game are licensed likenesses of trucks you may see driving down the streets of suburban America. <text:s/>You can purchase a truck in career mode, and then trick it out with custom parts to turn it into an off-road monster.****The career mode from 4x4 Evo is again the main focus of 4x4 Evo 2. <text:s/>This time, crazy missions provide for an alternative to the races found in the rest of the game. <text:s/>For example, you may find yourself using your truck to track down lost gold, or locate misplaced outhouses.****The GameCube version features four exclusive tracks and four exclusive trucks.</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4x4 Evo 2 (USA)&quot;&gt; &lt;year&gt;2002&lt;/year&gt; &lt;rating&gt;ESRB - E (Everyone)&lt;/rating&gt; &lt;title&gt;4x4 Evo 2 &lt;/title&gt; &lt;pub&gt;Terminal Reality&lt;/pub&gt; &lt;dev&gt;Terminal Reality, Inc.&lt;/dev&gt; &lt;genre&gt;Driving&lt;/genre&gt; &lt;score&gt;2.2&lt;/score&gt; &lt;player&gt;1-2 Players&lt;/player&gt; &lt;story&gt;4x4 Evo 2 is a sequel to the 2000 release 4x4 Evolution.  This game is very similar to it's predecessor, but now it appears on newer platforms, and has more trucks, and many more tracks.****The trucks in this game are licensed likenesses of trucks you may see driving down the streets of suburban America.  You can purchase a truck in career mode, and then trick it out with custom parts to turn it into an off-road monster.****The career mode from 4x4 Evo is again the main focus of 4x4 Evo 2.  This time, crazy missions provide for an alternative to the races found in the rest of the game.  For example, you may find yourself using your truck to track down lost gold, or locate misplaced outhouses.****The GameCube version features four exclusive tracks and four exclusive trucks.&lt;/story&gt; &lt;/game&gt;">
            <text:p>&lt;game name="4x4 Evo 2 (USA)"&gt; &lt;year&gt;2002&lt;/year&gt; &lt;rating&gt;ESRB - E (Everyone)&lt;/rating&gt; &lt;title&gt;4x4 Evo 2 &lt;/title&gt; &lt;pub&gt;Terminal Reality&lt;/pub&gt; &lt;dev&gt;Terminal Reality, Inc.&lt;/dev&gt; &lt;genre&gt;Driving&lt;/genre&gt; &lt;score&gt;2.2&lt;/score&gt; &lt;player&gt;1-2 Players&lt;/player&gt; &lt;story&gt;4x4 Evo 2 is a sequel to the 2000 release 4x4 Evolution. <text:s/>This game is very similar to it's predecessor, but now it appears on newer platforms, and has more trucks, and many more tracks.****The trucks in this game are licensed likenesses of trucks you may see driving down the streets of suburban America. <text:s/>You can purchase a truck in career mode, and then trick it out with custom parts to turn it into an off-road monster.****The career mode from 4x4 Evo is again the main focus of 4x4 Evo 2. <text:s/>This time, crazy missions provide for an alternative to the races found in the rest of the game. <text:s/>For example, you may find yourself using your truck to track down lost gold, or locate misplaced outhouses.****The GameCube version features four exclusive tracks and four exclusive trucks.&lt;/story&gt; &lt;/game&gt;</text:p>
          </table:table-cell>
          <table:table-cell table:number-columns-repeated="1012"/>
        </table:table-row>
        <table:table-row table:style-name="ro1">
          <table:table-cell office:value-type="string">
            <text:p>Adventures of Jimmy Neutron, The - Boy Genius - Attack of the Twonkies (USA)</text:p>
          </table:table-cell>
          <table:table-cell office:value-type="float" office:value="2004">
            <text:p>2004</text:p>
          </table:table-cell>
          <table:table-cell office:value-type="string">
            <text:p>ESRB - E (Everyone)</text:p>
          </table:table-cell>
          <table:table-cell office:value-type="string">
            <text:p>Adventures of Jimmy Neutron, The - Boy Genius - Attack of the Twonkies </text:p>
          </table:table-cell>
          <table:table-cell office:value-type="string">
            <text:p>THQ Studio</text:p>
          </table:table-cell>
          <table:table-cell office:value-type="string">
            <text:p>THQ Studio Australia</text:p>
          </table:table-cell>
          <table:table-cell office:value-type="string">
            <text:p>Platform</text:p>
          </table:table-cell>
          <table:table-cell office:value-type="string">
            <text:p>3.2</text:p>
          </table:table-cell>
          <table:table-cell office:value-type="string">
            <text:p>1 Player</text:p>
          </table:table-cell>
          <table:table-cell office:value-type="string">
            <text:p>The Adventures of Jimmy Neutron: Boy Genius - Attack of the Twonkies is an action adventure game based on a Nickleodeon Special of the same name. In the game you play as Jimmy, with a goal to eliminate the spread of mischievous aliens using a variety of homemade devices, elaborately created as you collect bits and pieces during the journey. Intergalactic travel, crazy labs and weird planetscapes are the places Jimmy finds himself in his quest to bring peace and calm to mother earth. In the game your main goal is to collect the escaping Twinkies, whilst problem solving, clue collecting and teaming up with the other various characters of the Jimmy Universe, not forgetting being aided by the trusty sidekick Goddard.</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Adventures of Jimmy Neutron, The - Boy Genius - Attack of the Twonkies (USA)&quot;&gt; &lt;year&gt;2004&lt;/year&gt; &lt;rating&gt;ESRB - E (Everyone)&lt;/rating&gt; &lt;title&gt;Adventures of Jimmy Neutron, The - Boy Genius - Attack of the Twonkies &lt;/title&gt; &lt;pub&gt;THQ Studio&lt;/pub&gt; &lt;dev&gt;THQ Studio Australia&lt;/dev&gt; &lt;genre&gt;Platform&lt;/genre&gt; &lt;score&gt;3.2&lt;/score&gt; &lt;player&gt;1 Player&lt;/player&gt; &lt;story&gt;The Adventures of Jimmy Neutron: Boy Genius - Attack of the Twonkies is an action adventure game based on a Nickleodeon Special of the same name. In the game you play as Jimmy, with a goal to eliminate the spread of mischievous aliens using a variety of homemade devices, elaborately created as you collect bits and pieces during the journey. Intergalactic travel, crazy labs and weird planetscapes are the places Jimmy finds himself in his quest to bring peace and calm to mother earth. In the game your main goal is to collect the escaping Twinkies, whilst problem solving, clue collecting and teaming up with the other various characters of the Jimmy Universe, not forgetting being aided by the trusty sidekick Goddard.&lt;/story&gt; &lt;/game&gt;">
            <text:p>&lt;game name="Adventures of Jimmy Neutron, The - Boy Genius - Attack of the Twonkies (USA)"&gt; &lt;year&gt;2004&lt;/year&gt; &lt;rating&gt;ESRB - E (Everyone)&lt;/rating&gt; &lt;title&gt;Adventures of Jimmy Neutron, The - Boy Genius - Attack of the Twonkies &lt;/title&gt; &lt;pub&gt;THQ Studio&lt;/pub&gt; &lt;dev&gt;THQ Studio Australia&lt;/dev&gt; &lt;genre&gt;Platform&lt;/genre&gt; &lt;score&gt;3.2&lt;/score&gt; &lt;player&gt;1 Player&lt;/player&gt; &lt;story&gt;The Adventures of Jimmy Neutron: Boy Genius - Attack of the Twonkies is an action adventure game based on a Nickleodeon Special of the same name. In the game you play as Jimmy, with a goal to eliminate the spread of mischievous aliens using a variety of homemade devices, elaborately created as you collect bits and pieces during the journey. Intergalactic travel, crazy labs and weird planetscapes are the places Jimmy finds himself in his quest to bring peace and calm to mother earth. In the game your main goal is to collect the escaping Twinkies, whilst problem solving, clue collecting and teaming up with the other various characters of the Jimmy Universe, not forgetting being aided by the trusty sidekick Goddard.&lt;/story&gt; &lt;/game&gt;</text:p>
          </table:table-cell>
          <table:table-cell table:number-columns-repeated="1012"/>
        </table:table-row>
        <table:table-row table:style-name="ro1">
          <table:table-cell office:value-type="string">
            <text:p>Adventures of Jimmy Neutron, The - Boy Genius - Jet Fusion (USA)</text:p>
          </table:table-cell>
          <table:table-cell office:value-type="float" office:value="2003">
            <text:p>2003</text:p>
          </table:table-cell>
          <table:table-cell office:value-type="string">
            <text:p>ESRB - E (Everyone)</text:p>
          </table:table-cell>
          <table:table-cell office:value-type="string">
            <text:p>Adventures of Jimmy Neutron, The - Boy Genius - Jet Fusion </text:p>
          </table:table-cell>
          <table:table-cell office:value-type="string">
            <text:p>THQ Studio</text:p>
          </table:table-cell>
          <table:table-cell office:value-type="string">
            <text:p>Krome Studios</text:p>
          </table:table-cell>
          <table:table-cell office:value-type="string">
            <text:p>Platform</text:p>
          </table:table-cell>
          <table:table-cell office:value-type="string">
            <text:p>3.5</text:p>
          </table:table-cell>
          <table:table-cell office:value-type="string">
            <text:p>1 Player</text:p>
          </table:table-cell>
          <table:table-cell office:value-type="string">
            <text:p>In an attempt to take over the world, Dr. Calamitus has kidnapped the the greatest spy and movie star in the world: Jet Fusion. Luckily, Jimmy Neutron is here to stop him! <text:s/>In Jimmy Neutron: Jet Fusion, players will have access to high-tech gadgets and spy vehicles such as the Pulse Light Ray, Gust Buster Fan, Grappling Hook, Neutron Duplicator, Magentic Tuner, Jimmy Bot, Trajectory, and many others. Additional features include original voices from the television show, five unique worlds, and 16 levels </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Adventures of Jimmy Neutron, The - Boy Genius - Jet Fusion (USA)&quot;&gt; &lt;year&gt;2003&lt;/year&gt; &lt;rating&gt;ESRB - E (Everyone)&lt;/rating&gt; &lt;title&gt;Adventures of Jimmy Neutron, The - Boy Genius - Jet Fusion &lt;/title&gt; &lt;pub&gt;THQ Studio&lt;/pub&gt; &lt;dev&gt;Krome Studios&lt;/dev&gt; &lt;genre&gt;Platform&lt;/genre&gt; &lt;score&gt;3.5&lt;/score&gt; &lt;player&gt;1 Player&lt;/player&gt; &lt;story&gt;In an attempt to take over the world, Dr. Calamitus has kidnapped the the greatest spy and movie star in the world: Jet Fusion. Luckily, Jimmy Neutron is here to stop him!  In Jimmy Neutron: Jet Fusion, players will have access to high-tech gadgets and spy vehicles such as the Pulse Light Ray, Gust Buster Fan, Grappling Hook, Neutron Duplicator, Magentic Tuner, Jimmy Bot, Trajectory, and many others. Additional features include original voices from the television show, five unique worlds, and 16 levels &lt;/story&gt; &lt;/game&gt;">
            <text:p>&lt;game name="Adventures of Jimmy Neutron, The - Boy Genius - Jet Fusion (USA)"&gt; &lt;year&gt;2003&lt;/year&gt; &lt;rating&gt;ESRB - E (Everyone)&lt;/rating&gt; &lt;title&gt;Adventures of Jimmy Neutron, The - Boy Genius - Jet Fusion &lt;/title&gt; &lt;pub&gt;THQ Studio&lt;/pub&gt; &lt;dev&gt;Krome Studios&lt;/dev&gt; &lt;genre&gt;Platform&lt;/genre&gt; &lt;score&gt;3.5&lt;/score&gt; &lt;player&gt;1 Player&lt;/player&gt; &lt;story&gt;In an attempt to take over the world, Dr. Calamitus has kidnapped the the greatest spy and movie star in the world: Jet Fusion. Luckily, Jimmy Neutron is here to stop him! <text:s/>In Jimmy Neutron: Jet Fusion, players will have access to high-tech gadgets and spy vehicles such as the Pulse Light Ray, Gust Buster Fan, Grappling Hook, Neutron Duplicator, Magentic Tuner, Jimmy Bot, Trajectory, and many others. Additional features include original voices from the television show, five unique worlds, and 16 levels &lt;/story&gt; &lt;/game&gt;</text:p>
          </table:table-cell>
          <table:table-cell table:number-columns-repeated="1012"/>
        </table:table-row>
        <table:table-row table:style-name="ro1">
          <table:table-cell office:value-type="string">
            <text:p>Adventures of Jimmy Neutron, The - Boy Genius (USA)</text:p>
          </table:table-cell>
          <table:table-cell office:value-type="float" office:value="2002">
            <text:p>2002</text:p>
          </table:table-cell>
          <table:table-cell office:value-type="string">
            <text:p>ESRB - E (Everyone)</text:p>
          </table:table-cell>
          <table:table-cell office:value-type="string">
            <text:p>Adventures of Jimmy Neutron, The - Boy Genius </text:p>
          </table:table-cell>
          <table:table-cell table:style-name="Default" office:value-type="string">
            <text:p>THQ Inc.</text:p>
          </table:table-cell>
          <table:table-cell office:value-type="string">
            <text:p>BigSky Interactive</text:p>
          </table:table-cell>
          <table:table-cell office:value-type="string">
            <text:p>Platform</text:p>
          </table:table-cell>
          <table:table-cell office:value-type="string">
            <text:p>3.0</text:p>
          </table:table-cell>
          <table:table-cell office:value-type="string">
            <text:p>1 Player</text:p>
          </table:table-cell>
          <table:table-cell office:value-type="string">
            <text:p>Play as Nickelodeon's T.V. star Jimmy Neutron as he saves the day from aliens from outer space. Travel through six levels as you complete missions to gather inventions to help defeat the aliens. Collect points (for a higher score) by completing objectives, finding hidden areas and unlocking new inventions. Whenever you find a new invention, you can enter a practice mode to try out the new invention. Such inventions include: a rocket ship to fly around town, a shrink ray to shrink your enemies and a scooter that is used with your pet dog invention Goddard to ride him to move around a lot faster.</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Adventures of Jimmy Neutron, The - Boy Genius (USA)&quot;&gt; &lt;year&gt;2002&lt;/year&gt; &lt;rating&gt;ESRB - E (Everyone)&lt;/rating&gt; &lt;title&gt;Adventures of Jimmy Neutron, The - Boy Genius &lt;/title&gt; &lt;pub&gt;THQ Inc.&lt;/pub&gt; &lt;dev&gt;BigSky Interactive&lt;/dev&gt; &lt;genre&gt;Platform&lt;/genre&gt; &lt;score&gt;3.0&lt;/score&gt; &lt;player&gt;1 Player&lt;/player&gt; &lt;story&gt;Play as Nickelodeon's T.V. star Jimmy Neutron as he saves the day from aliens from outer space. Travel through six levels as you complete missions to gather inventions to help defeat the aliens. Collect points (for a higher score) by completing objectives, finding hidden areas and unlocking new inventions. Whenever you find a new invention, you can enter a practice mode to try out the new invention. Such inventions include: a rocket ship to fly around town, a shrink ray to shrink your enemies and a scooter that is used with your pet dog invention Goddard to ride him to move around a lot faster.&lt;/story&gt; &lt;/game&gt;">
            <text:p>&lt;game name="Adventures of Jimmy Neutron, The - Boy Genius (USA)"&gt; &lt;year&gt;2002&lt;/year&gt; &lt;rating&gt;ESRB - E (Everyone)&lt;/rating&gt; &lt;title&gt;Adventures of Jimmy Neutron, The - Boy Genius &lt;/title&gt; &lt;pub&gt;THQ Inc.&lt;/pub&gt; &lt;dev&gt;BigSky Interactive&lt;/dev&gt; &lt;genre&gt;Platform&lt;/genre&gt; &lt;score&gt;3.0&lt;/score&gt; &lt;player&gt;1 Player&lt;/player&gt; &lt;story&gt;Play as Nickelodeon's T.V. star Jimmy Neutron as he saves the day from aliens from outer space. Travel through six levels as you complete missions to gather inventions to help defeat the aliens. Collect points (for a higher score) by completing objectives, finding hidden areas and unlocking new inventions. Whenever you find a new invention, you can enter a practice mode to try out the new invention. Such inventions include: a rocket ship to fly around town, a shrink ray to shrink your enemies and a scooter that is used with your pet dog invention Goddard to ride him to move around a lot faster.&lt;/story&gt; &lt;/game&gt;</text:p>
          </table:table-cell>
          <table:table-cell table:number-columns-repeated="1012"/>
        </table:table-row>
        <table:table-row table:style-name="ro1">
          <table:table-cell office:value-type="string">
            <text:p>Aggressive Inline (USA)</text:p>
          </table:table-cell>
          <table:table-cell office:value-type="float" office:value="2002">
            <text:p>2002</text:p>
          </table:table-cell>
          <table:table-cell office:value-type="string">
            <text:p>ESRB - T (Teen)</text:p>
          </table:table-cell>
          <table:table-cell office:value-type="string">
            <text:p>Aggressive Inline </text:p>
          </table:table-cell>
          <table:table-cell table:style-name="Default" office:value-type="string">
            <text:p>Acclaim Entertainment, Inc.</text:p>
          </table:table-cell>
          <table:table-cell office:value-type="string">
            <text:p>Z-Axis</text:p>
          </table:table-cell>
          <table:table-cell office:value-type="string">
            <text:p>Sports/Skating</text:p>
          </table:table-cell>
          <table:table-cell office:value-type="string">
            <text:p>3.5</text:p>
          </table:table-cell>
          <table:table-cell office:value-type="string">
            <text:p>1-2 Players</text:p>
          </table:table-cell>
          <table:table-cell office:value-type="string">
            <text:p>Combine the many tricks and styles of the extreme sport, inline skating, with a Tony Hawk style system, complete with objectives and huge arenas, and you have Aggressive Inline.****Progress through the career mode, where you must complete objectives (such as grind a certain object(s) to jump over large gaps and gain points) to open up further arenas, which there are 7 in all, and once your bored with them, you can make your own in the park editor. The game doesn't use a hard time limit but the so-called "juice meter": it fills up when performing stunts and if it gets empty, the level ends. During the game you level up your character in seven stats, e.g. speed and grinds. The game uses a "learning by doing" approach to this, meaning that the stat improves if you perform the associated actions often enough. There are also five hidden keys in each level which open up new areas within the level.****10 pro inline skaters join the fun (Shane Yost, Sam Fogarty, Sven Boekhorst, Eito Yasuko and more), and you can take on a friend in 2 player split screen.</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Aggressive Inline (USA)&quot;&gt; &lt;year&gt;2002&lt;/year&gt; &lt;rating&gt;ESRB - T (Teen)&lt;/rating&gt; &lt;title&gt;Aggressive Inline &lt;/title&gt; &lt;pub&gt;Acclaim Entertainment, Inc.&lt;/pub&gt; &lt;dev&gt;Z-Axis&lt;/dev&gt; &lt;genre&gt;Sports/Skating&lt;/genre&gt; &lt;score&gt;3.5&lt;/score&gt; &lt;player&gt;1-2 Players&lt;/player&gt; &lt;story&gt;Combine the many tricks and styles of the extreme sport, inline skating, with a Tony Hawk style system, complete with objectives and huge arenas, and you have Aggressive Inline.****Progress through the career mode, where you must complete objectives (such as grind a certain object(s) to jump over large gaps and gain points) to open up further arenas, which there are 7 in all, and once your bored with them, you can make your own in the park editor. The game doesn't use a hard time limit but the so-called &quot;juice meter&quot;: it fills up when performing stunts and if it gets empty, the level ends. During the game you level up your character in seven stats, e.g. speed and grinds. The game uses a &quot;learning by doing&quot; approach to this, meaning that the stat improves if you perform the associated actions often enough. There are also five hidden keys in each level which open up new areas within the level.****10 pro inline skaters join the fun (Shane Yost, Sam Fogarty, Sven Boekhorst, Eito Yasuko and more), and you can take on a friend in 2 player split screen.&lt;/story&gt; &lt;/game&gt;">
            <text:p>&lt;game name="Aggressive Inline (USA)"&gt; &lt;year&gt;2002&lt;/year&gt; &lt;rating&gt;ESRB - T (Teen)&lt;/rating&gt; &lt;title&gt;Aggressive Inline &lt;/title&gt; &lt;pub&gt;Acclaim Entertainment, Inc.&lt;/pub&gt; &lt;dev&gt;Z-Axis&lt;/dev&gt; &lt;genre&gt;Sports/Skating&lt;/genre&gt; &lt;score&gt;3.5&lt;/score&gt; &lt;player&gt;1-2 Players&lt;/player&gt; &lt;story&gt;Combine the many tricks and styles of the extreme sport, inline skating, with a Tony Hawk style system, complete with objectives and huge arenas, and you have Aggressive Inline.****Progress through the career mode, where you must complete objectives (such as grind a certain object(s) to jump over large gaps and gain points) to open up further arenas, which there are 7 in all, and once your bored with them, you can make your own in the park editor. The game doesn't use a hard time limit but the so-called "juice meter": it fills up when performing stunts and if it gets empty, the level ends. During the game you level up your character in seven stats, e.g. speed and grinds. The game uses a "learning by doing" approach to this, meaning that the stat improves if you perform the associated actions often enough. There are also five hidden keys in each level which open up new areas within the level.****10 pro inline skaters join the fun (Shane Yost, Sam Fogarty, Sven Boekhorst, Eito Yasuko and more), and you can take on a friend in 2 player split screen.&lt;/story&gt; &lt;/game&gt;</text:p>
          </table:table-cell>
          <table:table-cell table:number-columns-repeated="1012"/>
        </table:table-row>
        <table:table-row table:style-name="ro1">
          <table:table-cell office:value-type="string">
            <text:p>Alien Hominid (USA)</text:p>
          </table:table-cell>
          <table:table-cell office:value-type="float" office:value="2004">
            <text:p>2004</text:p>
          </table:table-cell>
          <table:table-cell office:value-type="string">
            <text:p>ESRB - T (Teen)</text:p>
          </table:table-cell>
          <table:table-cell office:value-type="string">
            <text:p>Alien Hominid </text:p>
          </table:table-cell>
          <table:table-cell office:value-type="string">
            <text:p>O~3 Entertainment</text:p>
          </table:table-cell>
          <table:table-cell office:value-type="string">
            <text:p>Behemoth, The</text:p>
          </table:table-cell>
          <table:table-cell office:value-type="string">
            <text:p>Action</text:p>
          </table:table-cell>
          <table:table-cell office:value-type="string">
            <text:p>2.3</text:p>
          </table:table-cell>
          <table:table-cell office:value-type="string">
            <text:p>1-4 Players</text:p>
          </table:table-cell>
          <table:table-cell office:value-type="string">
            <text:p>You're a little yellow alien. <text:s/>The FBI has shot down your ship while flying over planet Earth. <text:s/>And it, quite literally, lands right on their doorstep. <text:s/>After a series of FBI Agents swipe your ship, what option do you have other than to blow up everything in your path to get it back?****Alien Hominid is a 2D side-scrolling shooter with heavy references to the Metal Slug series of games - from the hand-drawn graphics, huge explosions, right down to the ability to eviscerate FBI Agents when you get up close to them. <text:s/>The graphics are by featured artist Dan Paladin. <text:s/>Your goal, is quite simply, to get to the end of the stage, and die as little as possible. <text:s/>Which is made difficult due to the fact that any bullet is an instant kill.****To help you out, you can grab a range of power-ups, such as lasers, spread shots, shotguns and more, as well as hijacking vehicles and using them for protection. <text:s/>Grenades can be lobbed, and you can jump on enemy shoulders and choose to bite their heads off if you like, or pick them up and throw them at other enemies. <text:s/>You can also dive underground for a short period of time to avoid enemies - while underground, you can drag agents into the ground to kill them.****The GBA version of the game is identical in gameplay, however, with a few bosses removed (such as the robot bee and the FBI big-fisted tank robot). <text:s/>The PlayStation 2, Xbox and Xbox 360 versions of the game include a special "PDA Game" with very simple-looking graphics. <text:s/>Your goal in this game is to kill all the agents by hopping on their heads, and then reach the exit. <text:s/>Included with this game is a level editor, allowing you to make your own levels and then send them to friends if you have the Xbox or Xbox 360 version.</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Alien Hominid (USA)&quot;&gt; &lt;year&gt;2004&lt;/year&gt; &lt;rating&gt;ESRB - T (Teen)&lt;/rating&gt; &lt;title&gt;Alien Hominid &lt;/title&gt; &lt;pub&gt;O~3 Entertainment&lt;/pub&gt; &lt;dev&gt;Behemoth, The&lt;/dev&gt; &lt;genre&gt;Action&lt;/genre&gt; &lt;score&gt;2.3&lt;/score&gt; &lt;player&gt;1-4 Players&lt;/player&gt; &lt;story&gt;You're a little yellow alien.  The FBI has shot down your ship while flying over planet Earth.  And it, quite literally, lands right on their doorstep.  After a series of FBI Agents swipe your ship, what option do you have other than to blow up everything in your path to get it back?****Alien Hominid is a 2D side-scrolling shooter with heavy references to the Metal Slug series of games - from the hand-drawn graphics, huge explosions, right down to the ability to eviscerate FBI Agents when you get up close to them.  The graphics are by featured artist Dan Paladin.  Your goal, is quite simply, to get to the end of the stage, and die as little as possible.  Which is made difficult due to the fact that any bullet is an instant kill.****To help you out, you can grab a range of power-ups, such as lasers, spread shots, shotguns and more, as well as hijacking vehicles and using them for protection.  Grenades can be lobbed, and you can jump on enemy shoulders and choose to bite their heads off if you like, or pick them up and throw them at other enemies.  You can also dive underground for a short period of time to avoid enemies - while underground, you can drag agents into the ground to kill them.****The GBA version of the game is identical in gameplay, however, with a few bosses removed (such as the robot bee and the FBI big-fisted tank robot).  The PlayStation 2, Xbox and Xbox 360 versions of the game include a special &quot;PDA Game&quot; with very simple-looking graphics.  Your goal in this game is to kill all the agents by hopping on their heads, and then reach the exit.  Included with this game is a level editor, allowing you to make your own levels and then send them to friends if you have the Xbox or Xbox 360 version.&lt;/story&gt; &lt;/game&gt;">
            <text:p>&lt;game name="Alien Hominid (USA)"&gt; &lt;year&gt;2004&lt;/year&gt; &lt;rating&gt;ESRB - T (Teen)&lt;/rating&gt; &lt;title&gt;Alien Hominid &lt;/title&gt; &lt;pub&gt;O~3 Entertainment&lt;/pub&gt; &lt;dev&gt;Behemoth, The&lt;/dev&gt; &lt;genre&gt;Action&lt;/genre&gt; &lt;score&gt;2.3&lt;/score&gt; &lt;player&gt;1-4 Players&lt;/player&gt; &lt;story&gt;You're a little yellow alien. <text:s/>The FBI has shot down your ship while flying over planet Earth. <text:s/>And it, quite literally, lands right on their doorstep. <text:s/>After a series of FBI Agents swipe your ship, what option do you have other than to blow up everything in your path to get it back?****Alien Hominid is a 2D side-scrolling shooter with heavy references to the Metal Slug series of games - from the hand-drawn graphics, huge explosions, right down to the ability to eviscerate FBI Agents when you get up close to them. <text:s/>The graphics are by featured artist Dan Paladin. <text:s/>Your goal, is quite simply, to get to the end of the stage, and die as little as possible. <text:s/>Which is made difficult due to the fact that any bullet is an instant kill.****To help you out, you can grab a range of power-ups, such as lasers, spread shots, shotguns and more, as well as hijacking vehicles and using them for protection. <text:s/>Grenades can be lobbed, and you can jump on enemy shoulders and choose to bite their heads off if you like, or pick them up and throw them at other enemies. <text:s/>You can also dive underground for a short period of time to avoid enemies - while underground, you can drag agents into the ground to kill them.****The GBA version of the game is identical in gameplay, however, with a few bosses removed (such as the robot bee and the FBI big-fisted tank robot). <text:s/>The PlayStation 2, Xbox and Xbox 360 versions of the game include a special "PDA Game" with very simple-looking graphics. <text:s/>Your goal in this game is to kill all the agents by hopping on their heads, and then reach the exit. <text:s/>Included with this game is a level editor, allowing you to make your own levels and then send them to friends if you have the Xbox or Xbox 360 version.&lt;/story&gt; &lt;/game&gt;</text:p>
          </table:table-cell>
          <table:table-cell table:number-columns-repeated="1012"/>
        </table:table-row>
        <table:table-row table:style-name="ro1">
          <table:table-cell office:value-type="string">
            <text:p>All-Star Baseball 2002 (USA)</text:p>
          </table:table-cell>
          <table:table-cell office:value-type="float" office:value="2001">
            <text:p>2001</text:p>
          </table:table-cell>
          <table:table-cell office:value-type="string">
            <text:p>ESRB - E (Everyone)</text:p>
          </table:table-cell>
          <table:table-cell office:value-type="string">
            <text:p>All-Star Baseball 2002 </text:p>
          </table:table-cell>
          <table:table-cell office:value-type="string">
            <text:p>Acclaim</text:p>
          </table:table-cell>
          <table:table-cell office:value-type="string">
            <text:p>Acclaim Studios Austin</text:p>
          </table:table-cell>
          <table:table-cell office:value-type="string">
            <text:p>Sports/Baseball</text:p>
          </table:table-cell>
          <table:table-cell office:value-type="string">
            <text:p>2.9</text:p>
          </table:table-cell>
          <table:table-cell office:value-type="string">
            <text:p>1-4 Players</text:p>
          </table:table-cell>
          <table:table-cell office:value-type="string">
            <text:p>All-Star Baseball 2002 has the complete 2001-2002 MLBPA rosters.****ASB2002 features many different game modes, including Season, Franchise, and Tournament.****You may choose to play as one of the current teams, or you can go back to the past and play as people like Nolan Ryan or Reggie Jackson.****ASB2002 features a create mode that allows you to create your own player and/or team.</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All-Star Baseball 2002 (USA)&quot;&gt; &lt;year&gt;2001&lt;/year&gt; &lt;rating&gt;ESRB - E (Everyone)&lt;/rating&gt; &lt;title&gt;All-Star Baseball 2002 &lt;/title&gt; &lt;pub&gt;Acclaim&lt;/pub&gt; &lt;dev&gt;Acclaim Studios Austin&lt;/dev&gt; &lt;genre&gt;Sports/Baseball&lt;/genre&gt; &lt;score&gt;2.9&lt;/score&gt; &lt;player&gt;1-4 Players&lt;/player&gt; &lt;story&gt;All-Star Baseball 2002 has the complete 2001-2002 MLBPA rosters.****ASB2002 features many different game modes, including Season, Franchise, and Tournament.****You may choose to play as one of the current teams, or you can go back to the past and play as people like Nolan Ryan or Reggie Jackson.****ASB2002 features a create mode that allows you to create your own player and/or team.&lt;/story&gt; &lt;/game&gt;">
            <text:p>&lt;game name="All-Star Baseball 2002 (USA)"&gt; &lt;year&gt;2001&lt;/year&gt; &lt;rating&gt;ESRB - E (Everyone)&lt;/rating&gt; &lt;title&gt;All-Star Baseball 2002 &lt;/title&gt; &lt;pub&gt;Acclaim&lt;/pub&gt; &lt;dev&gt;Acclaim Studios Austin&lt;/dev&gt; &lt;genre&gt;Sports/Baseball&lt;/genre&gt; &lt;score&gt;2.9&lt;/score&gt; &lt;player&gt;1-4 Players&lt;/player&gt; &lt;story&gt;All-Star Baseball 2002 has the complete 2001-2002 MLBPA rosters.****ASB2002 features many different game modes, including Season, Franchise, and Tournament.****You may choose to play as one of the current teams, or you can go back to the past and play as people like Nolan Ryan or Reggie Jackson.****ASB2002 features a create mode that allows you to create your own player and/or team.&lt;/story&gt; &lt;/game&gt;</text:p>
          </table:table-cell>
          <table:table-cell table:number-columns-repeated="1012"/>
        </table:table-row>
        <table:table-row table:style-name="ro1">
          <table:table-cell office:value-type="string">
            <text:p>All-Star Baseball 2003 (USA)</text:p>
          </table:table-cell>
          <table:table-cell office:value-type="float" office:value="2002">
            <text:p>2002</text:p>
          </table:table-cell>
          <table:table-cell office:value-type="string">
            <text:p>ESRB - E (Everyone)</text:p>
          </table:table-cell>
          <table:table-cell office:value-type="string">
            <text:p>All-Star Baseball 2003 </text:p>
          </table:table-cell>
          <table:table-cell office:value-type="string">
            <text:p>Acclaim</text:p>
          </table:table-cell>
          <table:table-cell office:value-type="string">
            <text:p>Acclaim Studios Austin</text:p>
          </table:table-cell>
          <table:table-cell office:value-type="string">
            <text:p>Sports/Baseball</text:p>
          </table:table-cell>
          <table:table-cell office:value-type="string">
            <text:p>3.6</text:p>
          </table:table-cell>
          <table:table-cell office:value-type="string">
            <text:p>1-4 Players</text:p>
          </table:table-cell>
          <table:table-cell office:value-type="string">
            <text:p>Four-time World Series Champion Derek Jeter headlines this latest edition of All-Star Baseball. Every player from the Major League Baseball 2002-2003 season is here, with hundreds of stats, rules and options to modify and jazz up your baseball experience. Along with the usual season mode, there's also the playoff's to be won, home run competition's, multiplayer options and all-star modes.</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All-Star Baseball 2003 (USA)&quot;&gt; &lt;year&gt;2002&lt;/year&gt; &lt;rating&gt;ESRB - E (Everyone)&lt;/rating&gt; &lt;title&gt;All-Star Baseball 2003 &lt;/title&gt; &lt;pub&gt;Acclaim&lt;/pub&gt; &lt;dev&gt;Acclaim Studios Austin&lt;/dev&gt; &lt;genre&gt;Sports/Baseball&lt;/genre&gt; &lt;score&gt;3.6&lt;/score&gt; &lt;player&gt;1-4 Players&lt;/player&gt; &lt;story&gt;Four-time World Series Champion Derek Jeter headlines this latest edition of All-Star Baseball. Every player from the Major League Baseball 2002-2003 season is here, with hundreds of stats, rules and options to modify and jazz up your baseball experience. Along with the usual season mode, there's also the playoff's to be won, home run competition's, multiplayer options and all-star modes.&lt;/story&gt; &lt;/game&gt;">
            <text:p>&lt;game name="All-Star Baseball 2003 (USA)"&gt; &lt;year&gt;2002&lt;/year&gt; &lt;rating&gt;ESRB - E (Everyone)&lt;/rating&gt; &lt;title&gt;All-Star Baseball 2003 &lt;/title&gt; &lt;pub&gt;Acclaim&lt;/pub&gt; &lt;dev&gt;Acclaim Studios Austin&lt;/dev&gt; &lt;genre&gt;Sports/Baseball&lt;/genre&gt; &lt;score&gt;3.6&lt;/score&gt; &lt;player&gt;1-4 Players&lt;/player&gt; &lt;story&gt;Four-time World Series Champion Derek Jeter headlines this latest edition of All-Star Baseball. Every player from the Major League Baseball 2002-2003 season is here, with hundreds of stats, rules and options to modify and jazz up your baseball experience. Along with the usual season mode, there's also the playoff's to be won, home run competition's, multiplayer options and all-star modes.&lt;/story&gt; &lt;/game&gt;</text:p>
          </table:table-cell>
          <table:table-cell table:number-columns-repeated="1012"/>
        </table:table-row>
        <table:table-row table:style-name="ro1">
          <table:table-cell office:value-type="string">
            <text:p>All-Star Baseball 2004 (USA)</text:p>
          </table:table-cell>
          <table:table-cell office:value-type="float" office:value="2003">
            <text:p>2003</text:p>
          </table:table-cell>
          <table:table-cell office:value-type="string">
            <text:p>ESRB - E (Everyone)</text:p>
          </table:table-cell>
          <table:table-cell office:value-type="string">
            <text:p>All-Star Baseball 2004 </text:p>
          </table:table-cell>
          <table:table-cell office:value-type="string">
            <text:p>Acclaim</text:p>
          </table:table-cell>
          <table:table-cell office:value-type="string">
            <text:p>Acclaim Studios Austin</text:p>
          </table:table-cell>
          <table:table-cell office:value-type="string">
            <text:p>Sports/Baseball</text:p>
          </table:table-cell>
          <table:table-cell office:value-type="string">
            <text:p>3.0</text:p>
          </table:table-cell>
          <table:table-cell office:value-type="string">
            <text:p>1-4 Players</text:p>
          </table:table-cell>
          <table:table-cell office:value-type="string">
            <text:p>It's back to the ballpark for the 7th time in this latest addition to the All-Star Baseball series.****As in earlier versions, all current Major League Baseball teams players are featured, available for play in a number of single-game, season, and playoff modes.****New in this version is the inclusion of over 100 legendary players from seasons past, including Babe Ruth, Lou Gehrig, and Ty Cobb. The game's interface has also been revamped to be more user-friendly.****Derek Jeter returns as the cover athlete for the 2004 version and also plays host for the game's live-action stadium tours and other multimedia features.</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All-Star Baseball 2004 (USA)&quot;&gt; &lt;year&gt;2003&lt;/year&gt; &lt;rating&gt;ESRB - E (Everyone)&lt;/rating&gt; &lt;title&gt;All-Star Baseball 2004 &lt;/title&gt; &lt;pub&gt;Acclaim&lt;/pub&gt; &lt;dev&gt;Acclaim Studios Austin&lt;/dev&gt; &lt;genre&gt;Sports/Baseball&lt;/genre&gt; &lt;score&gt;3.0&lt;/score&gt; &lt;player&gt;1-4 Players&lt;/player&gt; &lt;story&gt;It's back to the ballpark for the 7th time in this latest addition to the All-Star Baseball series.****As in earlier versions, all current Major League Baseball teams players are featured, available for play in a number of single-game, season, and playoff modes.****New in this version is the inclusion of over 100 legendary players from seasons past, including Babe Ruth, Lou Gehrig, and Ty Cobb. The game's interface has also been revamped to be more user-friendly.****Derek Jeter returns as the cover athlete for the 2004 version and also plays host for the game's live-action stadium tours and other multimedia features.&lt;/story&gt; &lt;/game&gt;">
            <text:p>&lt;game name="All-Star Baseball 2004 (USA)"&gt; &lt;year&gt;2003&lt;/year&gt; &lt;rating&gt;ESRB - E (Everyone)&lt;/rating&gt; &lt;title&gt;All-Star Baseball 2004 &lt;/title&gt; &lt;pub&gt;Acclaim&lt;/pub&gt; &lt;dev&gt;Acclaim Studios Austin&lt;/dev&gt; &lt;genre&gt;Sports/Baseball&lt;/genre&gt; &lt;score&gt;3.0&lt;/score&gt; &lt;player&gt;1-4 Players&lt;/player&gt; &lt;story&gt;It's back to the ballpark for the 7th time in this latest addition to the All-Star Baseball series.****As in earlier versions, all current Major League Baseball teams players are featured, available for play in a number of single-game, season, and playoff modes.****New in this version is the inclusion of over 100 legendary players from seasons past, including Babe Ruth, Lou Gehrig, and Ty Cobb. The game's interface has also been revamped to be more user-friendly.****Derek Jeter returns as the cover athlete for the 2004 version and also plays host for the game's live-action stadium tours and other multimedia features.&lt;/story&gt; &lt;/game&gt;</text:p>
          </table:table-cell>
          <table:table-cell table:number-columns-repeated="1012"/>
        </table:table-row>
        <table:table-row table:style-name="ro1">
          <table:table-cell office:value-type="string">
            <text:p>Amazing Island (USA)</text:p>
          </table:table-cell>
          <table:table-cell office:value-type="float" office:value="2004">
            <text:p>2004</text:p>
          </table:table-cell>
          <table:table-cell office:value-type="string">
            <text:p>ESRB - E (Everyone)</text:p>
          </table:table-cell>
          <table:table-cell office:value-type="string">
            <text:p>Amazing Island </text:p>
          </table:table-cell>
          <table:table-cell table:style-name="Default" office:value-type="string">
            <text:p>SEGA of America, Inc.</text:p>
          </table:table-cell>
          <table:table-cell office:value-type="string">
            <text:p>Ancient</text:p>
          </table:table-cell>
          <table:table-cell office:value-type="string">
            <text:p>Adventure</text:p>
          </table:table-cell>
          <table:table-cell office:value-type="string">
            <text:p>3.9</text:p>
          </table:table-cell>
          <table:table-cell office:value-type="string">
            <text:p>1-4 Players</text:p>
          </table:table-cell>
          <table:table-cell office:value-type="string">
            <text:p>The 'black evil' has taken over the island, and the Maboo Tribe have called upon you to bring order and outcast the evil that has taken control. To do so, you must create your own creature and train it up, entering it into various competitions against the 'black evil' and working towards the main goal. As the competitions are completed, you will unlock new features to improve your own creature in speed, strength and general looks.****Play single and multiplayer battles on the GameCube, or upload your creatures to the Game Boy Advance, taking them on the road to challenge your friends and unlocking unique items and features for the creatures you design.</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Amazing Island (USA)&quot;&gt; &lt;year&gt;2004&lt;/year&gt; &lt;rating&gt;ESRB - E (Everyone)&lt;/rating&gt; &lt;title&gt;Amazing Island &lt;/title&gt; &lt;pub&gt;SEGA of America, Inc.&lt;/pub&gt; &lt;dev&gt;Ancient&lt;/dev&gt; &lt;genre&gt;Adventure&lt;/genre&gt; &lt;score&gt;3.9&lt;/score&gt; &lt;player&gt;1-4 Players&lt;/player&gt; &lt;story&gt;The 'black evil' has taken over the island, and the Maboo Tribe have called upon you to bring order and outcast the evil that has taken control. To do so, you must create your own creature and train it up, entering it into various competitions against the 'black evil' and working towards the main goal. As the competitions are completed, you will unlock new features to improve your own creature in speed, strength and general looks.****Play single and multiplayer battles on the GameCube, or upload your creatures to the Game Boy Advance, taking them on the road to challenge your friends and unlocking unique items and features for the creatures you design.&lt;/story&gt; &lt;/game&gt;">
            <text:p>&lt;game name="Amazing Island (USA)"&gt; &lt;year&gt;2004&lt;/year&gt; &lt;rating&gt;ESRB - E (Everyone)&lt;/rating&gt; &lt;title&gt;Amazing Island &lt;/title&gt; &lt;pub&gt;SEGA of America, Inc.&lt;/pub&gt; &lt;dev&gt;Ancient&lt;/dev&gt; &lt;genre&gt;Adventure&lt;/genre&gt; &lt;score&gt;3.9&lt;/score&gt; &lt;player&gt;1-4 Players&lt;/player&gt; &lt;story&gt;The 'black evil' has taken over the island, and the Maboo Tribe have called upon you to bring order and outcast the evil that has taken control. To do so, you must create your own creature and train it up, entering it into various competitions against the 'black evil' and working towards the main goal. As the competitions are completed, you will unlock new features to improve your own creature in speed, strength and general looks.****Play single and multiplayer battles on the GameCube, or upload your creatures to the Game Boy Advance, taking them on the road to challenge your friends and unlocking unique items and features for the creatures you design.&lt;/story&gt; &lt;/game&gt;</text:p>
          </table:table-cell>
          <table:table-cell table:number-columns-repeated="1012"/>
        </table:table-row>
        <table:table-row table:style-name="ro1">
          <table:table-cell office:value-type="string">
            <text:p>American Chopper 2 - Full Throttle (USA)</text:p>
          </table:table-cell>
          <table:table-cell office:value-type="float" office:value="2005">
            <text:p>2005</text:p>
          </table:table-cell>
          <table:table-cell office:value-type="string">
            <text:p>ESRB - T (Teen)</text:p>
          </table:table-cell>
          <table:table-cell office:value-type="string">
            <text:p>American Chopper 2 - Full Throttle </text:p>
          </table:table-cell>
          <table:table-cell table:style-name="Default" office:value-type="string">
            <text:p>Activision Value Publishing, Inc.</text:p>
          </table:table-cell>
          <table:table-cell office:value-type="string">
            <text:p>Creat Studios</text:p>
          </table:table-cell>
          <table:table-cell office:value-type="string">
            <text:p>Driving</text:p>
          </table:table-cell>
          <table:table-cell office:value-type="string">
            <text:p>3.1</text:p>
          </table:table-cell>
          <table:table-cell office:value-type="string">
            <text:p>1 Player</text:p>
          </table:table-cell>
          <table:table-cell office:value-type="string">
            <text:p>American Chopper 2: Full Throttle is the sequel to American Chopper and like its predecessor, based on the Discovery Channel show of the same name.****You pick one of the four main characters from the show, then one of seven customer motorcycles from the show and are given a series of mostly racing missions where you earn fabrication points with which to upgrade your bike. <text:s/>These missions include things like nitrous boosts for quick bursts of speed and point bonuses for performing tricks.****Since American Chopper is a show about making custom bikes, this game offers a wide variety of performance and aesthetic upgrades with the ultimate objective of building your perfect custom motorcycle.</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American Chopper 2 - Full Throttle (USA)&quot;&gt; &lt;year&gt;2005&lt;/year&gt; &lt;rating&gt;ESRB - T (Teen)&lt;/rating&gt; &lt;title&gt;American Chopper 2 - Full Throttle &lt;/title&gt; &lt;pub&gt;Activision Value Publishing, Inc.&lt;/pub&gt; &lt;dev&gt;Creat Studios&lt;/dev&gt; &lt;genre&gt;Driving&lt;/genre&gt; &lt;score&gt;3.1&lt;/score&gt; &lt;player&gt;1 Player&lt;/player&gt; &lt;story&gt;American Chopper 2: Full Throttle is the sequel to American Chopper and like its predecessor, based on the Discovery Channel show of the same name.****You pick one of the four main characters from the show, then one of seven customer motorcycles from the show and are given a series of mostly racing missions where you earn fabrication points with which to upgrade your bike.  These missions include things like nitrous boosts for quick bursts of speed and point bonuses for performing tricks.****Since American Chopper is a show about making custom bikes, this game offers a wide variety of performance and aesthetic upgrades with the ultimate objective of building your perfect custom motorcycle.&lt;/story&gt; &lt;/game&gt;">
            <text:p>&lt;game name="American Chopper 2 - Full Throttle (USA)"&gt; &lt;year&gt;2005&lt;/year&gt; &lt;rating&gt;ESRB - T (Teen)&lt;/rating&gt; &lt;title&gt;American Chopper 2 - Full Throttle &lt;/title&gt; &lt;pub&gt;Activision Value Publishing, Inc.&lt;/pub&gt; &lt;dev&gt;Creat Studios&lt;/dev&gt; &lt;genre&gt;Driving&lt;/genre&gt; &lt;score&gt;3.1&lt;/score&gt; &lt;player&gt;1 Player&lt;/player&gt; &lt;story&gt;American Chopper 2: Full Throttle is the sequel to American Chopper and like its predecessor, based on the Discovery Channel show of the same name.****You pick one of the four main characters from the show, then one of seven customer motorcycles from the show and are given a series of mostly racing missions where you earn fabrication points with which to upgrade your bike. <text:s/>These missions include things like nitrous boosts for quick bursts of speed and point bonuses for performing tricks.****Since American Chopper is a show about making custom bikes, this game offers a wide variety of performance and aesthetic upgrades with the ultimate objective of building your perfect custom motorcycle.&lt;/story&gt; &lt;/game&gt;</text:p>
          </table:table-cell>
          <table:table-cell table:number-columns-repeated="1012"/>
        </table:table-row>
        <table:table-row table:style-name="ro1">
          <table:table-cell office:value-type="string">
            <text:p>Animal Crossing (USA)</text:p>
          </table:table-cell>
          <table:table-cell office:value-type="float" office:value="2002">
            <text:p>2002</text:p>
          </table:table-cell>
          <table:table-cell office:value-type="string">
            <text:p>ESRB - E (Everyone)</text:p>
          </table:table-cell>
          <table:table-cell office:value-type="string">
            <text:p>Animal Crossing </text:p>
          </table:table-cell>
          <table:table-cell table:style-name="Default" office:value-type="string">
            <text:p>Nintendo EAD</text:p>
          </table:table-cell>
          <table:table-cell office:value-type="string">
            <text:p>Nintendo</text:p>
          </table:table-cell>
          <table:table-cell office:value-type="string">
            <text:p>Simulation</text:p>
          </table:table-cell>
          <table:table-cell office:value-type="string">
            <text:p>3.8</text:p>
          </table:table-cell>
          <table:table-cell office:value-type="string">
            <text:p>1-4 Players</text:p>
          </table:table-cell>
          <table:table-cell office:value-type="string">
            <text:p>Animal Crossing, dubbed a "communication game" by Nintendo, is an updated version of Animal Forest + on the Nintendo 64.****In Animal Crossing, you arrive at a new town (named by you). <text:s/>You play as one character (who you also name) throughout the game. <text:s/>For an example, I named my character James, after me, and the town Toronto, after the city I grew up in.****Animal Crossing has no set goal; instead, it's more of a Sims type game, in which you can do what you want, when you want, without rules, goals or time limit.****When you first arrive, you will be given a house to live in. <text:s/>Unfortunately, you have no money, so the owner decides to make you work at his store. <text:s/>You can perform various tasks, such as planting flowers and trees around the store, in which you get paid in "bells", the game's form of currency. <text:s/>There are also other ways to make money; you can perform various tasks for the other citizens of the town, you can fish and then sell your caught fish, you can collect items and sell them, or you can just "find" money.****The most unique feature of Animal Crossing is it's use of the GameCube's internal clock. <text:s/>The game will run according to what your clock is set at. <text:s/>If your GameCube clock says it's 2:45 in the afternoon on October 1st, the game will take place at that time. <text:s/>If you don't play the game until October 5th, the game will pick up on October 5th. <text:s/>The game also uses the clock to serve a night/day cycle, a seasons cycle, and a festivities cycle. <text:s/>When your clock reads December 15th, the game will show snow on the ground and snow falling. <text:s/>When the clock reads December 25th, you will see various Christmas activities, such as Santa suits. <text:s/>The same applies to Halloween, Valentine's Day, etc. <text:s/>The game also has a night/day cycle, meaning if you play the game at 4:00pm, it'll be bright, and if you play at 11:00pm, it'll be dark.****Another unique feature is the game's item system. <text:s/>If you wish to give an item to a friend over the Internet, you go to the store (in the game, that is), choose the item, enter your friend's name and town (exactly), and you will receive a code. <text:s/>You then give this code to your friend, who will type it into the game, and then receive the item.****Another feature of the game is its compatibility with the GameBoy Advance. <text:s/>You can use the GBA to go to an entirely new "island" where you can create patterns that are found in the game, then transferred to your save game. <text:s/>AC is also compatible with the E-Reader, an electronic card swiper which allows you to play old NES games, such as Donkey Kong.****Among the other features of the game is it's message system, it's letter writing system, and the interaction between you and the various inhabitants.</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Animal Crossing (USA)&quot;&gt; &lt;year&gt;2002&lt;/year&gt; &lt;rating&gt;ESRB - E (Everyone)&lt;/rating&gt; &lt;title&gt;Animal Crossing &lt;/title&gt; &lt;pub&gt;Nintendo EAD&lt;/pub&gt; &lt;dev&gt;Nintendo&lt;/dev&gt; &lt;genre&gt;Simulation&lt;/genre&gt; &lt;score&gt;3.8&lt;/score&gt; &lt;player&gt;1-4 Players&lt;/player&gt; &lt;story&gt;Animal Crossing, dubbed a &quot;communication game&quot; by Nintendo, is an updated version of Animal Forest + on the Nintendo 64.****In Animal Crossing, you arrive at a new town (named by you).  You play as one character (who you also name) throughout the game.  For an example, I named my character James, after me, and the town Toronto, after the city I grew up in.****Animal Crossing has no set goal; instead, it's more of a Sims type game, in which you can do what you want, when you want, without rules, goals or time limit.****When you first arrive, you will be given a house to live in.  Unfortunately, you have no money, so the owner decides to make you work at his store.  You can perform various tasks, such as planting flowers and trees around the store, in which you get paid in &quot;bells&quot;, the game's form of currency.  There are also other ways to make money; you can perform various tasks for the other citizens of the town, you can fish and then sell your caught fish, you can collect items and sell them, or you can just &quot;find&quot; money.****The most unique feature of Animal Crossing is it's use of the GameCube's internal clock.  The game will run according to what your clock is set at.  If your GameCube clock says it's 2:45 in the afternoon on October 1st, the game will take place at that time.  If you don't play the game until October 5th, the game will pick up on October 5th.  The game also uses the clock to serve a night/day cycle, a seasons cycle, and a festivities cycle.  When your clock reads December 15th, the game will show snow on the ground and snow falling.  When the clock reads December 25th, you will see various Christmas activities, such as Santa suits.  The same applies to Halloween, Valentine's Day, etc.  The game also has a night/day cycle, meaning if you play the game at 4:00pm, it'll be bright, and if you play at 11:00pm, it'll be dark.****Another unique feature is the game's item system.  If you wish to give an item to a friend over the Internet, you go to the store (in the game, that is), choose the item, enter your friend's name and town (exactly), and you will receive a code.  You then give this code to your friend, who will type it into the game, and then receive the item.****Another feature of the game is its compatibility with the GameBoy Advance.  You can use the GBA to go to an entirely new &quot;island&quot; where you can create patterns that are found in the game, then transferred to your save game.  AC is also compatible with the E-Reader, an electronic card swiper which allows you to play old NES games, such as Donkey Kong.****Among the other features of the game is it's message system, it's letter writing system, and the interaction between you and the various inhabitants.&lt;/story&gt; &lt;/game&gt;">
            <text:p>&lt;game name="Animal Crossing (USA)"&gt; &lt;year&gt;2002&lt;/year&gt; &lt;rating&gt;ESRB - E (Everyone)&lt;/rating&gt; &lt;title&gt;Animal Crossing &lt;/title&gt; &lt;pub&gt;Nintendo EAD&lt;/pub&gt; &lt;dev&gt;Nintendo&lt;/dev&gt; &lt;genre&gt;Simulation&lt;/genre&gt; &lt;score&gt;3.8&lt;/score&gt; &lt;player&gt;1-4 Players&lt;/player&gt; &lt;story&gt;Animal Crossing, dubbed a "communication game" by Nintendo, is an updated version of Animal Forest + on the Nintendo 64.****In Animal Crossing, you arrive at a new town (named by you). <text:s/>You play as one character (who you also name) throughout the game. <text:s/>For an example, I named my character James, after me, and the town Toronto, after the city I grew up in.****Animal Crossing has no set goal; instead, it's more of a Sims type game, in which you can do what you want, when you want, without rules, goals or time limit.****When you first arrive, you will be given a house to live in. <text:s/>Unfortunately, you have no money, so the owner decides to make you work at his store. <text:s/>You can perform various tasks, such as planting flowers and trees around the store, in which you get paid in "bells", the game's form of currency. <text:s/>There are also other ways to make money; you can perform various tasks for the other citizens of the town, you can fish and then sell your caught fish, you can collect items and sell them, or you can just "find" money.****The most unique feature of Animal Crossing is it's use of the GameCube's internal clock. <text:s/>The game will run according to what your clock is set at. <text:s/>If your GameCube clock says it's 2:45 in the afternoon on October 1st, the game will take place at that time. <text:s/>If you don't play the game until October 5th, the game will pick up on October 5th. <text:s/>The game also uses the clock to serve a night/day cycle, a seasons cycle, and a festivities cycle. <text:s/>When your clock reads December 15th, the game will show snow on the ground and snow falling. <text:s/>When the clock reads December 25th, you will see various Christmas activities, such as Santa suits. <text:s/>The same applies to Halloween, Valentine's Day, etc. <text:s/>The game also has a night/day cycle, meaning if you play the game at 4:00pm, it'll be bright, and if you play at 11:00pm, it'll be dark.****Another unique feature is the game's item system. <text:s/>If you wish to give an item to a friend over the Internet, you go to the store (in the game, that is), choose the item, enter your friend's name and town (exactly), and you will receive a code. <text:s/>You then give this code to your friend, who will type it into the game, and then receive the item.****Another feature of the game is its compatibility with the GameBoy Advance. <text:s/>You can use the GBA to go to an entirely new "island" where you can create patterns that are found in the game, then transferred to your save game. <text:s/>AC is also compatible with the E-Reader, an electronic card swiper which allows you to play old NES games, such as Donkey Kong.****Among the other features of the game is it's message system, it's letter writing system, and the interaction between you and the various inhabitants.&lt;/story&gt; &lt;/game&gt;</text:p>
          </table:table-cell>
          <table:table-cell table:number-columns-repeated="1012"/>
        </table:table-row>
        <table:table-row table:style-name="ro1">
          <table:table-cell office:value-type="string">
            <text:p>Animaniacs - The Great Edgar Hunt (USA)</text:p>
          </table:table-cell>
          <table:table-cell office:value-type="float" office:value="2005">
            <text:p>2005</text:p>
          </table:table-cell>
          <table:table-cell office:value-type="string">
            <text:p>ESRB - E (Everyone)</text:p>
          </table:table-cell>
          <table:table-cell office:value-type="string">
            <text:p>Animaniacs - The Great Edgar Hunt </text:p>
          </table:table-cell>
          <table:table-cell table:style-name="Default" office:value-type="string">
            <text:p>Ignition Entertainment Ltd. USA</text:p>
          </table:table-cell>
          <table:table-cell office:value-type="string">
            <text:p>Warthog</text:p>
          </table:table-cell>
          <table:table-cell office:value-type="string">
            <text:p>Action</text:p>
          </table:table-cell>
          <table:table-cell office:value-type="string">
            <text:p>4.2</text:p>
          </table:table-cell>
          <table:table-cell office:value-type="string">
            <text:p>1 Player</text:p>
          </table:table-cell>
          <table:table-cell office:value-type="string">
            <text:p>Hollywood is in an uproar - the Edgar awards for films have been stolen! <text:s/>The culprit is none other than C.C. Deville, who is threatening to melt down the Edgars unless he gets a ten-picture deal from Warner Bros.! <text:s/>Deville arrives in his airship, but accidentally crashes into the Water Tower, scattering the Edgars across the various movie lot and freeing Yakko, Wakko, and Dot at the same time. Help the Warners reclaim the Edgars!****Animaniacs: The Great Edgar Hunt is a 3D platformer where the player controls Yakko, Wakko, and Dot. <text:s/>Each character has their own special skills that can be unlocked as players progress through the game. <text:s/>For example, Dot can limbo under low walls, Wakko can dig tunnels in soft earth, and Yakko can bomb weak walls. Players progress further through the game by collecting Edgar awards which open up more areas in the Warner Movie Lots. There are also 300 collectibles in each world; players are awarded one Edgar at 150 collectibles and another at 300.****In addition to this, there are also bonus mini-games guest starring Pinky and The Brain. Each of their short games features another failed attempt at world domination. The game also has the original cast of the cartoon reprising their roles for the game. There are also plenty of movie parodies, and it also takes the opportunity to riff a couple of video games as well.</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Animaniacs - The Great Edgar Hunt (USA)&quot;&gt; &lt;year&gt;2005&lt;/year&gt; &lt;rating&gt;ESRB - E (Everyone)&lt;/rating&gt; &lt;title&gt;Animaniacs - The Great Edgar Hunt &lt;/title&gt; &lt;pub&gt;Ignition Entertainment Ltd. USA&lt;/pub&gt; &lt;dev&gt;Warthog&lt;/dev&gt; &lt;genre&gt;Action&lt;/genre&gt; &lt;score&gt;4.2&lt;/score&gt; &lt;player&gt;1 Player&lt;/player&gt; &lt;story&gt;Hollywood is in an uproar - the Edgar awards for films have been stolen!  The culprit is none other than C.C. Deville, who is threatening to melt down the Edgars unless he gets a ten-picture deal from Warner Bros.!  Deville arrives in his airship, but accidentally crashes into the Water Tower, scattering the Edgars across the various movie lot and freeing Yakko, Wakko, and Dot at the same time. Help the Warners reclaim the Edgars!****Animaniacs: The Great Edgar Hunt is a 3D platformer where the player controls Yakko, Wakko, and Dot.  Each character has their own special skills that can be unlocked as players progress through the game.  For example, Dot can limbo under low walls, Wakko can dig tunnels in soft earth, and Yakko can bomb weak walls. Players progress further through the game by collecting Edgar awards which open up more areas in the Warner Movie Lots. There are also 300 collectibles in each world; players are awarded one Edgar at 150 collectibles and another at 300.****In addition to this, there are also bonus mini-games guest starring Pinky and The Brain. Each of their short games features another failed attempt at world domination. The game also has the original cast of the cartoon reprising their roles for the game. There are also plenty of movie parodies, and it also takes the opportunity to riff a couple of video games as well.&lt;/story&gt; &lt;/game&gt;">
            <text:p>&lt;game name="Animaniacs - The Great Edgar Hunt (USA)"&gt; &lt;year&gt;2005&lt;/year&gt; &lt;rating&gt;ESRB - E (Everyone)&lt;/rating&gt; &lt;title&gt;Animaniacs - The Great Edgar Hunt &lt;/title&gt; &lt;pub&gt;Ignition Entertainment Ltd. USA&lt;/pub&gt; &lt;dev&gt;Warthog&lt;/dev&gt; &lt;genre&gt;Action&lt;/genre&gt; &lt;score&gt;4.2&lt;/score&gt; &lt;player&gt;1 Player&lt;/player&gt; &lt;story&gt;Hollywood is in an uproar - the Edgar awards for films have been stolen! <text:s/>The culprit is none other than C.C. Deville, who is threatening to melt down the Edgars unless he gets a ten-picture deal from Warner Bros.! <text:s/>Deville arrives in his airship, but accidentally crashes into the Water Tower, scattering the Edgars across the various movie lot and freeing Yakko, Wakko, and Dot at the same time. Help the Warners reclaim the Edgars!****Animaniacs: The Great Edgar Hunt is a 3D platformer where the player controls Yakko, Wakko, and Dot. <text:s/>Each character has their own special skills that can be unlocked as players progress through the game. <text:s/>For example, Dot can limbo under low walls, Wakko can dig tunnels in soft earth, and Yakko can bomb weak walls. Players progress further through the game by collecting Edgar awards which open up more areas in the Warner Movie Lots. There are also 300 collectibles in each world; players are awarded one Edgar at 150 collectibles and another at 300.****In addition to this, there are also bonus mini-games guest starring Pinky and The Brain. Each of their short games features another failed attempt at world domination. The game also has the original cast of the cartoon reprising their roles for the game. There are also plenty of movie parodies, and it also takes the opportunity to riff a couple of video games as well.&lt;/story&gt; &lt;/game&gt;</text:p>
          </table:table-cell>
          <table:table-cell table:number-columns-repeated="1012"/>
        </table:table-row>
        <table:table-row table:style-name="ro1">
          <table:table-cell office:value-type="string">
            <text:p>Ant Bully, The (USA)</text:p>
          </table:table-cell>
          <table:table-cell office:value-type="float" office:value="2006">
            <text:p>2006</text:p>
          </table:table-cell>
          <table:table-cell office:value-type="string">
            <text:p>ESRB - E10+ (Everyone 10+)</text:p>
          </table:table-cell>
          <table:table-cell office:value-type="string">
            <text:p>Ant Bully, The </text:p>
          </table:table-cell>
          <table:table-cell table:style-name="Default" office:value-type="string">
            <text:p>Midway Home Entertainment, Inc.</text:p>
          </table:table-cell>
          <table:table-cell office:value-type="string">
            <text:p>Artificial Mind &amp; Movement</text:p>
          </table:table-cell>
          <table:table-cell office:value-type="string">
            <text:p>Platform</text:p>
          </table:table-cell>
          <table:table-cell office:value-type="string">
            <text:p>2.7</text:p>
          </table:table-cell>
          <table:table-cell office:value-type="string">
            <text:p>1 Player</text:p>
          </table:table-cell>
          <table:table-cell office:value-type="string">
            <text:p>Based on the animated movie, The Ant Bully puts you in the role of Lucas, a 10-year old boy who passes his time by tormenting an ant hill. Before he knows it, the ants use a magic potion to shrink him down to their size. Then they put him to work for the colony, giving him a fresh perspective on life.** **Ant Bully is played via the mouse and keyboard, with character control performed via the W, A, S, and D keys. The mouse is used to perform actions, as well as moving the camera. The game is played from a 3D third-person perspective. You play various missions, and receive medals upon their completion. These medals are worth varying amounts, depending on how well you played: gold is 50 points, silver is 30 points, and bronze is 10. You use these medals to unlock special abilities every time you reach 300 points.</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Ant Bully, The (USA)&quot;&gt; &lt;year&gt;2006&lt;/year&gt; &lt;rating&gt;ESRB - E10+ (Everyone 10+)&lt;/rating&gt; &lt;title&gt;Ant Bully, The &lt;/title&gt; &lt;pub&gt;Midway Home Entertainment, Inc.&lt;/pub&gt; &lt;dev&gt;Artificial Mind &amp; Movement&lt;/dev&gt; &lt;genre&gt;Platform&lt;/genre&gt; &lt;score&gt;2.7&lt;/score&gt; &lt;player&gt;1 Player&lt;/player&gt; &lt;story&gt;Based on the animated movie, The Ant Bully puts you in the role of Lucas, a 10-year old boy who passes his time by tormenting an ant hill. Before he knows it, the ants use a magic potion to shrink him down to their size. Then they put him to work for the colony, giving him a fresh perspective on life.** **Ant Bully is played via the mouse and keyboard, with character control performed via the W, A, S, and D keys. The mouse is used to perform actions, as well as moving the camera. The game is played from a 3D third-person perspective. You play various missions, and receive medals upon their completion. These medals are worth varying amounts, depending on how well you played: gold is 50 points, silver is 30 points, and bronze is 10. You use these medals to unlock special abilities every time you reach 300 points.&lt;/story&gt; &lt;/game&gt;">
            <text:p>&lt;game name="Ant Bully, The (USA)"&gt; &lt;year&gt;2006&lt;/year&gt; &lt;rating&gt;ESRB - E10+ (Everyone 10+)&lt;/rating&gt; &lt;title&gt;Ant Bully, The &lt;/title&gt; &lt;pub&gt;Midway Home Entertainment, Inc.&lt;/pub&gt; &lt;dev&gt;Artificial Mind &amp; Movement&lt;/dev&gt; &lt;genre&gt;Platform&lt;/genre&gt; &lt;score&gt;2.7&lt;/score&gt; &lt;player&gt;1 Player&lt;/player&gt; &lt;story&gt;Based on the animated movie, The Ant Bully puts you in the role of Lucas, a 10-year old boy who passes his time by tormenting an ant hill. Before he knows it, the ants use a magic potion to shrink him down to their size. Then they put him to work for the colony, giving him a fresh perspective on life.** **Ant Bully is played via the mouse and keyboard, with character control performed via the W, A, S, and D keys. The mouse is used to perform actions, as well as moving the camera. The game is played from a 3D third-person perspective. You play various missions, and receive medals upon their completion. These medals are worth varying amounts, depending on how well you played: gold is 50 points, silver is 30 points, and bronze is 10. You use these medals to unlock special abilities every time you reach 300 points.&lt;/story&gt; &lt;/game&gt;</text:p>
          </table:table-cell>
          <table:table-cell table:number-columns-repeated="1012"/>
        </table:table-row>
        <table:table-row table:style-name="ro1">
          <table:table-cell office:value-type="string">
            <text:p>Aquaman - Battle for Atlantis (USA)</text:p>
          </table:table-cell>
          <table:table-cell office:value-type="float" office:value="2003">
            <text:p>2003</text:p>
          </table:table-cell>
          <table:table-cell office:value-type="string">
            <text:p>ESRB - T (Teen)</text:p>
          </table:table-cell>
          <table:table-cell office:value-type="string">
            <text:p>Aquaman - Battle for Atlantis </text:p>
          </table:table-cell>
          <table:table-cell table:style-name="Default" office:value-type="string">
            <text:p>TDK Mediactive, Inc.</text:p>
          </table:table-cell>
          <table:table-cell office:value-type="string">
            <text:p>Lucky Chicken Games</text:p>
          </table:table-cell>
          <table:table-cell office:value-type="string">
            <text:p>Action</text:p>
          </table:table-cell>
          <table:table-cell office:value-type="string">
            <text:p>1.2</text:p>
          </table:table-cell>
          <table:table-cell office:value-type="string">
            <text:p>1 Player</text:p>
          </table:table-cell>
          <table:table-cell office:value-type="string">
            <text:p>Rumbles of revolt stir amongst the populace. Old enemies resurface, united in one goal: the destruction and ruin of Atlantis and Aquaman.**Take control of the legendary hero Aquaman with all his powers and skills. Warrior, general and guardian of Atlantis-you are Aquaman, the hero!**Control Aquaman's cybernetic morphing hook-hand and telepathic powers.**Pilot an attack sub in first-person mode as you defend Atlantis.**Unlock and play as Classic Aquaman, Tempest, or the arch-villain, Black Manta.</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Aquaman - Battle for Atlantis (USA)&quot;&gt; &lt;year&gt;2003&lt;/year&gt; &lt;rating&gt;ESRB - T (Teen)&lt;/rating&gt; &lt;title&gt;Aquaman - Battle for Atlantis &lt;/title&gt; &lt;pub&gt;TDK Mediactive, Inc.&lt;/pub&gt; &lt;dev&gt;Lucky Chicken Games&lt;/dev&gt; &lt;genre&gt;Action&lt;/genre&gt; &lt;score&gt;1.2&lt;/score&gt; &lt;player&gt;1 Player&lt;/player&gt; &lt;story&gt;Rumbles of revolt stir amongst the populace. Old enemies resurface, united in one goal: the destruction and ruin of Atlantis and Aquaman.**Take control of the legendary hero Aquaman with all his powers and skills. Warrior, general and guardian of Atlantis-you are Aquaman, the hero!**Control Aquaman's cybernetic morphing hook-hand and telepathic powers.**Pilot an attack sub in first-person mode as you defend Atlantis.**Unlock and play as Classic Aquaman, Tempest, or the arch-villain, Black Manta.&lt;/story&gt; &lt;/game&gt;">
            <text:p>&lt;game name="Aquaman - Battle for Atlantis (USA)"&gt; &lt;year&gt;2003&lt;/year&gt; &lt;rating&gt;ESRB - T (Teen)&lt;/rating&gt; &lt;title&gt;Aquaman - Battle for Atlantis &lt;/title&gt; &lt;pub&gt;TDK Mediactive, Inc.&lt;/pub&gt; &lt;dev&gt;Lucky Chicken Games&lt;/dev&gt; &lt;genre&gt;Action&lt;/genre&gt; &lt;score&gt;1.2&lt;/score&gt; &lt;player&gt;1 Player&lt;/player&gt; &lt;story&gt;Rumbles of revolt stir amongst the populace. Old enemies resurface, united in one goal: the destruction and ruin of Atlantis and Aquaman.**Take control of the legendary hero Aquaman with all his powers and skills. Warrior, general and guardian of Atlantis-you are Aquaman, the hero!**Control Aquaman's cybernetic morphing hook-hand and telepathic powers.**Pilot an attack sub in first-person mode as you defend Atlantis.**Unlock and play as Classic Aquaman, Tempest, or the arch-villain, Black Manta.&lt;/story&gt; &lt;/game&gt;</text:p>
          </table:table-cell>
          <table:table-cell table:number-columns-repeated="1012"/>
        </table:table-row>
        <table:table-row table:style-name="ro1">
          <table:table-cell office:value-type="string">
            <text:p>Army Men - Air Combat - The Elite Missions (USA)</text:p>
          </table:table-cell>
          <table:table-cell office:value-type="float" office:value="2003">
            <text:p>2003</text:p>
          </table:table-cell>
          <table:table-cell office:value-type="string">
            <text:p>ESRB - T (Teen)</text:p>
          </table:table-cell>
          <table:table-cell office:value-type="string">
            <text:p>Army Men - Air Combat - The Elite Missions </text:p>
          </table:table-cell>
          <table:table-cell table:style-name="Default" office:value-type="string">
            <text:p>3DO Company, The</text:p>
          </table:table-cell>
          <table:table-cell office:value-type="string">
            <text:p>Wide Games</text:p>
          </table:table-cell>
          <table:table-cell office:value-type="string">
            <text:p>Action</text:p>
          </table:table-cell>
          <table:table-cell office:value-type="string">
            <text:p>4.2</text:p>
          </table:table-cell>
          <table:table-cell office:value-type="string">
            <text:p>1-2 Players</text:p>
          </table:table-cell>
          <table:table-cell office:value-type="string">
            <text:p>The little green army men take to the skies once again. Choose from five different choppers (each with different defense, attack, payload and control styles) and take them onto the battlefield where you'll be asked to pick up supplies, defend fellow green army men or destroy the tan army both on the ground and in the air.****Use the tow line to pick up items and use them against the tan army, or to pick up power-ups to improve your choppers defense and attack.****2 player split screen action has you fighting against each other and racing to pick up items before the other does.</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Army Men - Air Combat - The Elite Missions (USA)&quot;&gt; &lt;year&gt;2003&lt;/year&gt; &lt;rating&gt;ESRB - T (Teen)&lt;/rating&gt; &lt;title&gt;Army Men - Air Combat - The Elite Missions &lt;/title&gt; &lt;pub&gt;3DO Company, The&lt;/pub&gt; &lt;dev&gt;Wide Games&lt;/dev&gt; &lt;genre&gt;Action&lt;/genre&gt; &lt;score&gt;4.2&lt;/score&gt; &lt;player&gt;1-2 Players&lt;/player&gt; &lt;story&gt;The little green army men take to the skies once again. Choose from five different choppers (each with different defense, attack, payload and control styles) and take them onto the battlefield where you'll be asked to pick up supplies, defend fellow green army men or destroy the tan army both on the ground and in the air.****Use the tow line to pick up items and use them against the tan army, or to pick up power-ups to improve your choppers defense and attack.****2 player split screen action has you fighting against each other and racing to pick up items before the other does.&lt;/story&gt; &lt;/game&gt;">
            <text:p>&lt;game name="Army Men - Air Combat - The Elite Missions (USA)"&gt; &lt;year&gt;2003&lt;/year&gt; &lt;rating&gt;ESRB - T (Teen)&lt;/rating&gt; &lt;title&gt;Army Men - Air Combat - The Elite Missions &lt;/title&gt; &lt;pub&gt;3DO Company, The&lt;/pub&gt; &lt;dev&gt;Wide Games&lt;/dev&gt; &lt;genre&gt;Action&lt;/genre&gt; &lt;score&gt;4.2&lt;/score&gt; &lt;player&gt;1-2 Players&lt;/player&gt; &lt;story&gt;The little green army men take to the skies once again. Choose from five different choppers (each with different defense, attack, payload and control styles) and take them onto the battlefield where you'll be asked to pick up supplies, defend fellow green army men or destroy the tan army both on the ground and in the air.****Use the tow line to pick up items and use them against the tan army, or to pick up power-ups to improve your choppers defense and attack.****2 player split screen action has you fighting against each other and racing to pick up items before the other does.&lt;/story&gt; &lt;/game&gt;</text:p>
          </table:table-cell>
          <table:table-cell table:number-columns-repeated="1012"/>
        </table:table-row>
        <table:table-row table:style-name="ro1">
          <table:table-cell office:value-type="string">
            <text:p>Army Men - RTS (USA)</text:p>
          </table:table-cell>
          <table:table-cell office:value-type="float" office:value="2004">
            <text:p>2004</text:p>
          </table:table-cell>
          <table:table-cell office:value-type="string">
            <text:p>ESRB - T (Teen)</text:p>
          </table:table-cell>
          <table:table-cell office:value-type="string">
            <text:p>Army Men - RTS </text:p>
          </table:table-cell>
          <table:table-cell table:style-name="Default" office:value-type="string">
            <text:p>Global Star Software Inc.</text:p>
          </table:table-cell>
          <table:table-cell office:value-type="string">
            <text:p>Pandemic Studio</text:p>
          </table:table-cell>
          <table:table-cell office:value-type="string">
            <text:p>Strategy</text:p>
          </table:table-cell>
          <table:table-cell office:value-type="string">
            <text:p>3.9</text:p>
          </table:table-cell>
          <table:table-cell office:value-type="string">
            <text:p>1 Player</text:p>
          </table:table-cell>
          <table:table-cell office:value-type="string">
            <text:p>The world of Army Men is under your control in the first Real Time Strategy episode in the Army Men series. Command your Green troops, from the simple soldier to high powered tanks, against a former fellow Green commander who is now leading the enemy, the Tan Forces. The mission is simple, kill the traitor and his forces before all out chaos begins. ****Fight in the trenches of real world battle areas set in the plastic toy world, or fight in the trenches of backyard gardens, using gnomes, flowers and garden hoses as extra defense against the enemy. And just when the Tan army fall back, the ant or cockroache army come rolling in, with the wildlife getting their own back on you.****The familiar "Red Alert" style resource management system allows you to choose from a wide range of attack and defense options. Resources themselves come from siphoning plastic and electricity from discarded toys, batteries and the like scattered around the battlefield. When you lose a building or soldier, melt it down to re-build a new building or soldier.</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Army Men - RTS (USA)&quot;&gt; &lt;year&gt;2004&lt;/year&gt; &lt;rating&gt;ESRB - T (Teen)&lt;/rating&gt; &lt;title&gt;Army Men - RTS &lt;/title&gt; &lt;pub&gt;Global Star Software Inc.&lt;/pub&gt; &lt;dev&gt;Pandemic Studio&lt;/dev&gt; &lt;genre&gt;Strategy&lt;/genre&gt; &lt;score&gt;3.9&lt;/score&gt; &lt;player&gt;1 Player&lt;/player&gt; &lt;story&gt;The world of Army Men is under your control in the first Real Time Strategy episode in the Army Men series. Command your Green troops, from the simple soldier to high powered tanks, against a former fellow Green commander who is now leading the enemy, the Tan Forces. The mission is simple, kill the traitor and his forces before all out chaos begins. ****Fight in the trenches of real world battle areas set in the plastic toy world, or fight in the trenches of backyard gardens, using gnomes, flowers and garden hoses as extra defense against the enemy. And just when the Tan army fall back, the ant or cockroache army come rolling in, with the wildlife getting their own back on you.****The familiar &quot;Red Alert&quot; style resource management system allows you to choose from a wide range of attack and defense options. Resources themselves come from siphoning plastic and electricity from discarded toys, batteries and the like scattered around the battlefield. When you lose a building or soldier, melt it down to re-build a new building or soldier.&lt;/story&gt; &lt;/game&gt;">
            <text:p>&lt;game name="Army Men - RTS (USA)"&gt; &lt;year&gt;2004&lt;/year&gt; &lt;rating&gt;ESRB - T (Teen)&lt;/rating&gt; &lt;title&gt;Army Men - RTS &lt;/title&gt; &lt;pub&gt;Global Star Software Inc.&lt;/pub&gt; &lt;dev&gt;Pandemic Studio&lt;/dev&gt; &lt;genre&gt;Strategy&lt;/genre&gt; &lt;score&gt;3.9&lt;/score&gt; &lt;player&gt;1 Player&lt;/player&gt; &lt;story&gt;The world of Army Men is under your control in the first Real Time Strategy episode in the Army Men series. Command your Green troops, from the simple soldier to high powered tanks, against a former fellow Green commander who is now leading the enemy, the Tan Forces. The mission is simple, kill the traitor and his forces before all out chaos begins. ****Fight in the trenches of real world battle areas set in the plastic toy world, or fight in the trenches of backyard gardens, using gnomes, flowers and garden hoses as extra defense against the enemy. And just when the Tan army fall back, the ant or cockroache army come rolling in, with the wildlife getting their own back on you.****The familiar "Red Alert" style resource management system allows you to choose from a wide range of attack and defense options. Resources themselves come from siphoning plastic and electricity from discarded toys, batteries and the like scattered around the battlefield. When you lose a building or soldier, melt it down to re-build a new building or soldier.&lt;/story&gt; &lt;/game&gt;</text:p>
          </table:table-cell>
          <table:table-cell table:number-columns-repeated="1012"/>
        </table:table-row>
        <table:table-row table:style-name="ro1">
          <table:table-cell office:value-type="string">
            <text:p>Army Men - Sarge's War (USA)</text:p>
          </table:table-cell>
          <table:table-cell office:value-type="float" office:value="2004">
            <text:p>2004</text:p>
          </table:table-cell>
          <table:table-cell office:value-type="string">
            <text:p>ESRB - T (Teen)</text:p>
          </table:table-cell>
          <table:table-cell office:value-type="string">
            <text:p>Army Men - Sarge's War </text:p>
          </table:table-cell>
          <table:table-cell table:style-name="Default" office:value-type="string">
            <text:p>Global Star Software Inc.</text:p>
          </table:table-cell>
          <table:table-cell office:value-type="string">
            <text:p>3DO Company, The</text:p>
          </table:table-cell>
          <table:table-cell office:value-type="string">
            <text:p>Action</text:p>
          </table:table-cell>
          <table:table-cell office:value-type="string">
            <text:p>3.3</text:p>
          </table:table-cell>
          <table:table-cell office:value-type="string">
            <text:p>1-4 Players</text:p>
          </table:table-cell>
          <table:table-cell office:value-type="string">
            <text:p>The story: in a new, grittier direction for the Army Men series, Sargeant Hawk takes on his most insidious enemy yet: Lord Malice. After years of conflict, the Green army has finally defeated the Tan menace. On the eve of the peace ceremonies, a ruthless attack wipes out all of Sarge's squad. It's now up to Sarge to even the score.****Gameplay: this is primarily a level-based, third-person shooter. Most of the weapons can also be used in a first-person view. The game includes some multiplayer games for two to four players on some platforms.</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Army Men - Sarge's War (USA)&quot;&gt; &lt;year&gt;2004&lt;/year&gt; &lt;rating&gt;ESRB - T (Teen)&lt;/rating&gt; &lt;title&gt;Army Men - Sarge's War &lt;/title&gt; &lt;pub&gt;Global Star Software Inc.&lt;/pub&gt; &lt;dev&gt;3DO Company, The&lt;/dev&gt; &lt;genre&gt;Action&lt;/genre&gt; &lt;score&gt;3.3&lt;/score&gt; &lt;player&gt;1-4 Players&lt;/player&gt; &lt;story&gt;The story: in a new, grittier direction for the Army Men series, Sargeant Hawk takes on his most insidious enemy yet: Lord Malice. After years of conflict, the Green army has finally defeated the Tan menace. On the eve of the peace ceremonies, a ruthless attack wipes out all of Sarge's squad. It's now up to Sarge to even the score.****Gameplay: this is primarily a level-based, third-person shooter. Most of the weapons can also be used in a first-person view. The game includes some multiplayer games for two to four players on some platforms.&lt;/story&gt; &lt;/game&gt;">
            <text:p>&lt;game name="Army Men - Sarge's War (USA)"&gt; &lt;year&gt;2004&lt;/year&gt; &lt;rating&gt;ESRB - T (Teen)&lt;/rating&gt; &lt;title&gt;Army Men - Sarge's War &lt;/title&gt; &lt;pub&gt;Global Star Software Inc.&lt;/pub&gt; &lt;dev&gt;3DO Company, The&lt;/dev&gt; &lt;genre&gt;Action&lt;/genre&gt; &lt;score&gt;3.3&lt;/score&gt; &lt;player&gt;1-4 Players&lt;/player&gt; &lt;story&gt;The story: in a new, grittier direction for the Army Men series, Sargeant Hawk takes on his most insidious enemy yet: Lord Malice. After years of conflict, the Green army has finally defeated the Tan menace. On the eve of the peace ceremonies, a ruthless attack wipes out all of Sarge's squad. It's now up to Sarge to even the score.****Gameplay: this is primarily a level-based, third-person shooter. Most of the weapons can also be used in a first-person view. The game includes some multiplayer games for two to four players on some platforms.&lt;/story&gt; &lt;/game&gt;</text:p>
          </table:table-cell>
          <table:table-cell table:number-columns-repeated="1012"/>
        </table:table-row>
        <table:table-row table:style-name="ro1">
          <table:table-cell office:value-type="string">
            <text:p>Asterix &amp; Obelix XXL (Europe)</text:p>
          </table:table-cell>
          <table:table-cell office:value-type="float" office:value="2004">
            <text:p>2004</text:p>
          </table:table-cell>
          <table:table-cell office:value-type="string">
            <text:p>ESRB - E10+ (Everyone 10+)</text:p>
          </table:table-cell>
          <table:table-cell office:value-type="string">
            <text:p>Asterix &amp; Obelix XXL </text:p>
          </table:table-cell>
          <table:table-cell table:style-name="Default" office:value-type="string">
            <text:p>Atari Europe S.A.S.U.</text:p>
          </table:table-cell>
          <table:table-cell office:value-type="string">
            <text:p>Etranges Libellules</text:p>
          </table:table-cell>
          <table:table-cell office:value-type="string">
            <text:p>Beat-'Em-Up</text:p>
          </table:table-cell>
          <table:table-cell office:value-type="string">
            <text:p>4.3</text:p>
          </table:table-cell>
          <table:table-cell office:value-type="string">
            <text:p>1 Player</text:p>
          </table:table-cell>
          <table:table-cell office:value-type="string">
            <text:p>The long and rich history of the <text:s/>Asterix comics continue with its newest game entry, Asterix and Obelix XXL. The story of the game involves Asterix and Obelix returning to their village in Gaul, after a day of hunting. They come to find that all their fellow village people have been captured. Along with there capture is also the theft of their magic potion, a potion which gives them super human strength. Caesar has captured the gauls and spread them out to the furthest corners of the Roman Empire. Asterix and Obelix must find and free their friends and get the potion before it reaches Caesar.****The gameplay consists of the ability to switch between Asterix and Obelix at different times, using each ones skills to your advantage. Through the adventure you will unlock and gain powerful combos and attack moves to help you. This large adventure takes you through six different countries made up of 47 areas, totaling in 40 plus levels. The gameplay is varied from battling hundreds of romans at once to riding/racing sequences and puzzle solving. The graphics have vibrant colors, picturesque backgrounds, exciting special effects and humorous animations. The sound includes zany effects, a range of music from roman to egyptian, and good-humoured voice acting.</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Asterix &amp; Obelix XXL (Europe)&quot;&gt; &lt;year&gt;2004&lt;/year&gt; &lt;rating&gt;ESRB - E10+ (Everyone 10+)&lt;/rating&gt; &lt;title&gt;Asterix &amp; Obelix XXL &lt;/title&gt; &lt;pub&gt;Atari Europe S.A.S.U.&lt;/pub&gt; &lt;dev&gt;Etranges Libellules&lt;/dev&gt; &lt;genre&gt;Beat-'Em-Up&lt;/genre&gt; &lt;score&gt;4.3&lt;/score&gt; &lt;player&gt;1 Player&lt;/player&gt; &lt;story&gt;The long and rich history of the  Asterix comics continue with its newest game entry, Asterix and Obelix XXL. The story of the game involves Asterix and Obelix returning to their village in Gaul, after a day of hunting. They come to find that all their fellow village people have been captured. Along with there capture is also the theft of their magic potion, a potion which gives them super human strength. Caesar has captured the gauls and spread them out to the furthest corners of the Roman Empire. Asterix and Obelix must find and free their friends and get the potion before it reaches Caesar.****The gameplay consists of the ability to switch between Asterix and Obelix at different times, using each ones skills to your advantage. Through the adventure you will unlock and gain powerful combos and attack moves to help you. This large adventure takes you through six different countries made up of 47 areas, totaling in 40 plus levels. The gameplay is varied from battling hundreds of romans at once to riding/racing sequences and puzzle solving. The graphics have vibrant colors, picturesque backgrounds, exciting special effects and humorous animations. The sound includes zany effects, a range of music from roman to egyptian, and good-humoured voice acting.&lt;/story&gt; &lt;/game&gt;">
            <text:p>&lt;game name="Asterix &amp; Obelix XXL (Europe)"&gt; &lt;year&gt;2004&lt;/year&gt; &lt;rating&gt;ESRB - E10+ (Everyone 10+)&lt;/rating&gt; &lt;title&gt;Asterix &amp; Obelix XXL &lt;/title&gt; &lt;pub&gt;Atari Europe S.A.S.U.&lt;/pub&gt; &lt;dev&gt;Etranges Libellules&lt;/dev&gt; &lt;genre&gt;Beat-'Em-Up&lt;/genre&gt; &lt;score&gt;4.3&lt;/score&gt; &lt;player&gt;1 Player&lt;/player&gt; &lt;story&gt;The long and rich history of the <text:s/>Asterix comics continue with its newest game entry, Asterix and Obelix XXL. The story of the game involves Asterix and Obelix returning to their village in Gaul, after a day of hunting. They come to find that all their fellow village people have been captured. Along with there capture is also the theft of their magic potion, a potion which gives them super human strength. Caesar has captured the gauls and spread them out to the furthest corners of the Roman Empire. Asterix and Obelix must find and free their friends and get the potion before it reaches Caesar.****The gameplay consists of the ability to switch between Asterix and Obelix at different times, using each ones skills to your advantage. Through the adventure you will unlock and gain powerful combos and attack moves to help you. This large adventure takes you through six different countries made up of 47 areas, totaling in 40 plus levels. The gameplay is varied from battling hundreds of romans at once to riding/racing sequences and puzzle solving. The graphics have vibrant colors, picturesque backgrounds, exciting special effects and humorous animations. The sound includes zany effects, a range of music from roman to egyptian, and good-humoured voice acting.&lt;/story&gt; &lt;/game&gt;</text:p>
          </table:table-cell>
          <table:table-cell table:number-columns-repeated="1012"/>
        </table:table-row>
        <table:table-row table:style-name="ro1">
          <table:table-cell office:value-type="string">
            <text:p>ATV - Quad Power Racing 2 (USA)</text:p>
          </table:table-cell>
          <table:table-cell office:value-type="float" office:value="2003">
            <text:p>2003</text:p>
          </table:table-cell>
          <table:table-cell office:value-type="string">
            <text:p>ESRB - E (Everyone)</text:p>
          </table:table-cell>
          <table:table-cell office:value-type="string">
            <text:p>ATV - Quad Power Racing 2 </text:p>
          </table:table-cell>
          <table:table-cell table:style-name="Default" office:value-type="string">
            <text:p>Acclaim Entertainment, Inc.</text:p>
          </table:table-cell>
          <table:table-cell office:value-type="string">
            <text:p>Climax</text:p>
          </table:table-cell>
          <table:table-cell office:value-type="string">
            <text:p>Driving</text:p>
          </table:table-cell>
          <table:table-cell office:value-type="string">
            <text:p>3.9</text:p>
          </table:table-cell>
          <table:table-cell office:value-type="string">
            <text:p>1-2 Players</text:p>
          </table:table-cell>
          <table:table-cell office:value-type="string">
            <text:p>ATV Quad Power Racing is the sequel to ATV Quad Power Racing on the Playstation, with many new features: **Choose from 10 of the top professional riders from all over the world, including Dana Creech, Kory Ellis and Tim Farr.**Race through 17 massive tracks and five environments, located in challenging countries throughout the world.**Get dirty and physically fight with opponents to the finish line, letting them know that you're king off-road.**Over-the-top controls and game physics, allowing players to pull huge air and amazingly fun power slides.**More than 20 freestyle tricks to let riders express their wild side while tearing up the competition.**Several multi-player modes of play, brings the action to players and their friends.**Real-life in-game sponsors, adding to the realism of the game.</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ATV - Quad Power Racing 2 (USA)&quot;&gt; &lt;year&gt;2003&lt;/year&gt; &lt;rating&gt;ESRB - E (Everyone)&lt;/rating&gt; &lt;title&gt;ATV - Quad Power Racing 2 &lt;/title&gt; &lt;pub&gt;Acclaim Entertainment, Inc.&lt;/pub&gt; &lt;dev&gt;Climax&lt;/dev&gt; &lt;genre&gt;Driving&lt;/genre&gt; &lt;score&gt;3.9&lt;/score&gt; &lt;player&gt;1-2 Players&lt;/player&gt; &lt;story&gt;ATV Quad Power Racing is the sequel to ATV Quad Power Racing on the Playstation, with many new features: **Choose from 10 of the top professional riders from all over the world, including Dana Creech, Kory Ellis and Tim Farr.**Race through 17 massive tracks and five environments, located in challenging countries throughout the world.**Get dirty and physically fight with opponents to the finish line, letting them know that you're king off-road.**Over-the-top controls and game physics, allowing players to pull huge air and amazingly fun power slides.**More than 20 freestyle tricks to let riders express their wild side while tearing up the competition.**Several multi-player modes of play, brings the action to players and their friends.**Real-life in-game sponsors, adding to the realism of the game.&lt;/story&gt; &lt;/game&gt;">
            <text:p>&lt;game name="ATV - Quad Power Racing 2 (USA)"&gt; &lt;year&gt;2003&lt;/year&gt; &lt;rating&gt;ESRB - E (Everyone)&lt;/rating&gt; &lt;title&gt;ATV - Quad Power Racing 2 &lt;/title&gt; &lt;pub&gt;Acclaim Entertainment, Inc.&lt;/pub&gt; &lt;dev&gt;Climax&lt;/dev&gt; &lt;genre&gt;Driving&lt;/genre&gt; &lt;score&gt;3.9&lt;/score&gt; &lt;player&gt;1-2 Players&lt;/player&gt; &lt;story&gt;ATV Quad Power Racing is the sequel to ATV Quad Power Racing on the Playstation, with many new features: **Choose from 10 of the top professional riders from all over the world, including Dana Creech, Kory Ellis and Tim Farr.**Race through 17 massive tracks and five environments, located in challenging countries throughout the world.**Get dirty and physically fight with opponents to the finish line, letting them know that you're king off-road.**Over-the-top controls and game physics, allowing players to pull huge air and amazingly fun power slides.**More than 20 freestyle tricks to let riders express their wild side while tearing up the competition.**Several multi-player modes of play, brings the action to players and their friends.**Real-life in-game sponsors, adding to the realism of the game.&lt;/story&gt; &lt;/game&gt;</text:p>
          </table:table-cell>
          <table:table-cell table:number-columns-repeated="1012"/>
        </table:table-row>
        <table:table-row table:style-name="ro1">
          <table:table-cell office:value-type="string">
            <text:p>Auto Modellista (USA)</text:p>
          </table:table-cell>
          <table:table-cell office:value-type="float" office:value="2003">
            <text:p>2003</text:p>
          </table:table-cell>
          <table:table-cell office:value-type="string">
            <text:p>ESRB - E (Everyone)</text:p>
          </table:table-cell>
          <table:table-cell office:value-type="string">
            <text:p>Auto Modellista </text:p>
          </table:table-cell>
          <table:table-cell table:style-name="Default" office:value-type="string">
            <text:p>Capcom Entertainment, Inc.</text:p>
          </table:table-cell>
          <table:table-cell office:value-type="string">
            <text:p>Capcom</text:p>
          </table:table-cell>
          <table:table-cell office:value-type="string">
            <text:p>Driving</text:p>
          </table:table-cell>
          <table:table-cell office:value-type="string">
            <text:p>3.3</text:p>
          </table:table-cell>
          <table:table-cell office:value-type="string">
            <text:p>1-2 Players</text:p>
          </table:table-cell>
          <table:table-cell office:value-type="string">
            <text:p>auto modellista is cel-shaded racing game featuring many high performance cars from different manufacturers, including Mazda, Honda, Toyota, and Subaru, as well as some Japanese concept cars.****The game has a few modes: garage life, two-player split screen, time trial, and arcade. Garage life is the main mode in the game. Here the player will race with any of the cars they have unlocked over seven levels, each with a different number of races. The player will need to finish first in some or all of the races to move to the next level. Winning these races unlocks new parts, items, and cars. In the garage, the player may customize the appearance of their car with stickers and body parts previously won. It's also possible to tune the car by adjusting brakes, suspension, tires, etc. ****The US version of the game also supports on-line play (broadband only).</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Auto Modellista (USA)&quot;&gt; &lt;year&gt;2003&lt;/year&gt; &lt;rating&gt;ESRB - E (Everyone)&lt;/rating&gt; &lt;title&gt;Auto Modellista &lt;/title&gt; &lt;pub&gt;Capcom Entertainment, Inc.&lt;/pub&gt; &lt;dev&gt;Capcom&lt;/dev&gt; &lt;genre&gt;Driving&lt;/genre&gt; &lt;score&gt;3.3&lt;/score&gt; &lt;player&gt;1-2 Players&lt;/player&gt; &lt;story&gt;auto modellista is cel-shaded racing game featuring many high performance cars from different manufacturers, including Mazda, Honda, Toyota, and Subaru, as well as some Japanese concept cars.****The game has a few modes: garage life, two-player split screen, time trial, and arcade. Garage life is the main mode in the game. Here the player will race with any of the cars they have unlocked over seven levels, each with a different number of races. The player will need to finish first in some or all of the races to move to the next level. Winning these races unlocks new parts, items, and cars. In the garage, the player may customize the appearance of their car with stickers and body parts previously won. It's also possible to tune the car by adjusting brakes, suspension, tires, etc. ****The US version of the game also supports on-line play (broadband only).&lt;/story&gt; &lt;/game&gt;">
            <text:p>&lt;game name="Auto Modellista (USA)"&gt; &lt;year&gt;2003&lt;/year&gt; &lt;rating&gt;ESRB - E (Everyone)&lt;/rating&gt; &lt;title&gt;Auto Modellista &lt;/title&gt; &lt;pub&gt;Capcom Entertainment, Inc.&lt;/pub&gt; &lt;dev&gt;Capcom&lt;/dev&gt; &lt;genre&gt;Driving&lt;/genre&gt; &lt;score&gt;3.3&lt;/score&gt; &lt;player&gt;1-2 Players&lt;/player&gt; &lt;story&gt;auto modellista is cel-shaded racing game featuring many high performance cars from different manufacturers, including Mazda, Honda, Toyota, and Subaru, as well as some Japanese concept cars.****The game has a few modes: garage life, two-player split screen, time trial, and arcade. Garage life is the main mode in the game. Here the player will race with any of the cars they have unlocked over seven levels, each with a different number of races. The player will need to finish first in some or all of the races to move to the next level. Winning these races unlocks new parts, items, and cars. In the garage, the player may customize the appearance of their car with stickers and body parts previously won. It's also possible to tune the car by adjusting brakes, suspension, tires, etc. ****The US version of the game also supports on-line play (broadband only).&lt;/story&gt; &lt;/game&gt;</text:p>
          </table:table-cell>
          <table:table-cell table:number-columns-repeated="1012"/>
        </table:table-row>
        <table:table-row table:style-name="ro1">
          <table:table-cell office:value-type="string">
            <text:p>Avatar - The Last Airbender (USA)</text:p>
          </table:table-cell>
          <table:table-cell office:value-type="float" office:value="2006">
            <text:p>2006</text:p>
          </table:table-cell>
          <table:table-cell office:value-type="string">
            <text:p>ESRB - E10+ (Everyone 10+)</text:p>
          </table:table-cell>
          <table:table-cell office:value-type="string">
            <text:p>Avatar - The Last Airbender </text:p>
          </table:table-cell>
          <table:table-cell table:style-name="Default" office:value-type="string">
            <text:p>THQ Inc.</text:p>
          </table:table-cell>
          <table:table-cell office:value-type="string">
            <text:p>THQ Studio</text:p>
          </table:table-cell>
          <table:table-cell office:value-type="string">
            <text:p>Action</text:p>
          </table:table-cell>
          <table:table-cell office:value-type="string">
            <text:p>3.2</text:p>
          </table:table-cell>
          <table:table-cell office:value-type="string">
            <text:p>1 Player</text:p>
          </table:table-cell>
          <table:table-cell office:value-type="string">
            <text:p>You play as the characters Aang, Katara, Haru, and Sokka (all characters from the Nickelodeon cartoon of the same name) in this action adventure title. The game follows the context of the cartoon, in which the world is split up into four nations each dedicated to an element; earth, air, water and fire. Your primary character, Aang, is the newest incarnation of the Avatar, capable of mastering all four elements. The adventure of this game takes place between the first and second seasons on the cartoon, and is a completely separate side-story.****As with most games of the action adventure genre, you view the game from a top-down viewpoint and travel around areas fighting monsters and looking for specific items required for quests to progress further through the game. The game unfolds over several chapters, and once you move on from one chapter you cannot backtrack to previous areas.****As your characters levels increase with experience, they will gain new bending powers. Also as you progress through the game you will find new armor and equipment for the playable characters to use.</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Avatar - The Last Airbender (USA)&quot;&gt; &lt;year&gt;2006&lt;/year&gt; &lt;rating&gt;ESRB - E10+ (Everyone 10+)&lt;/rating&gt; &lt;title&gt;Avatar - The Last Airbender &lt;/title&gt; &lt;pub&gt;THQ Inc.&lt;/pub&gt; &lt;dev&gt;THQ Studio&lt;/dev&gt; &lt;genre&gt;Action&lt;/genre&gt; &lt;score&gt;3.2&lt;/score&gt; &lt;player&gt;1 Player&lt;/player&gt; &lt;story&gt;You play as the characters Aang, Katara, Haru, and Sokka (all characters from the Nickelodeon cartoon of the same name) in this action adventure title. The game follows the context of the cartoon, in which the world is split up into four nations each dedicated to an element; earth, air, water and fire. Your primary character, Aang, is the newest incarnation of the Avatar, capable of mastering all four elements. The adventure of this game takes place between the first and second seasons on the cartoon, and is a completely separate side-story.****As with most games of the action adventure genre, you view the game from a top-down viewpoint and travel around areas fighting monsters and looking for specific items required for quests to progress further through the game. The game unfolds over several chapters, and once you move on from one chapter you cannot backtrack to previous areas.****As your characters levels increase with experience, they will gain new bending powers. Also as you progress through the game you will find new armor and equipment for the playable characters to use.&lt;/story&gt; &lt;/game&gt;">
            <text:p>&lt;game name="Avatar - The Last Airbender (USA)"&gt; &lt;year&gt;2006&lt;/year&gt; &lt;rating&gt;ESRB - E10+ (Everyone 10+)&lt;/rating&gt; &lt;title&gt;Avatar - The Last Airbender &lt;/title&gt; &lt;pub&gt;THQ Inc.&lt;/pub&gt; &lt;dev&gt;THQ Studio&lt;/dev&gt; &lt;genre&gt;Action&lt;/genre&gt; &lt;score&gt;3.2&lt;/score&gt; &lt;player&gt;1 Player&lt;/player&gt; &lt;story&gt;You play as the characters Aang, Katara, Haru, and Sokka (all characters from the Nickelodeon cartoon of the same name) in this action adventure title. The game follows the context of the cartoon, in which the world is split up into four nations each dedicated to an element; earth, air, water and fire. Your primary character, Aang, is the newest incarnation of the Avatar, capable of mastering all four elements. The adventure of this game takes place between the first and second seasons on the cartoon, and is a completely separate side-story.****As with most games of the action adventure genre, you view the game from a top-down viewpoint and travel around areas fighting monsters and looking for specific items required for quests to progress further through the game. The game unfolds over several chapters, and once you move on from one chapter you cannot backtrack to previous areas.****As your characters levels increase with experience, they will gain new bending powers. Also as you progress through the game you will find new armor and equipment for the playable characters to use.&lt;/story&gt; &lt;/game&gt;</text:p>
          </table:table-cell>
          <table:table-cell table:number-columns-repeated="1012"/>
        </table:table-row>
        <table:table-row table:style-name="ro1">
          <table:table-cell office:value-type="string">
            <text:p>Backyard Baseball (USA)</text:p>
          </table:table-cell>
          <table:table-cell office:value-type="float" office:value="2003">
            <text:p>2003</text:p>
          </table:table-cell>
          <table:table-cell office:value-type="string">
            <text:p>ESRB - E (Everyone)</text:p>
          </table:table-cell>
          <table:table-cell office:value-type="string">
            <text:p>Backyard Baseball </text:p>
          </table:table-cell>
          <table:table-cell table:style-name="Default" office:value-type="string">
            <text:p>Atari, Inc.</text:p>
          </table:table-cell>
          <table:table-cell office:value-type="string">
            <text:p>Humongous Entertainment</text:p>
          </table:table-cell>
          <table:table-cell office:value-type="string">
            <text:p>Sports/Baseball</text:p>
          </table:table-cell>
          <table:table-cell office:value-type="string">
            <text:p>3.6</text:p>
          </table:table-cell>
          <table:table-cell office:value-type="string">
            <text:p>1-2 Players</text:p>
          </table:table-cell>
          <table:table-cell office:value-type="string">
            <text:p>Build the championship baseball team of your dreams and play with the Pros in your own backyard. Create the lineup, take the field and direct all of the action. Earn new pitching and batting power-ups to light up the scoreboard! The Backyard Baseball’ game includes kid versions of hard-hitting, base-stealing, tough-fielding players including Barry Bonds, Randy Johnson, Mike Piazza and Ichiro.</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Backyard Baseball (USA)&quot;&gt; &lt;year&gt;2003&lt;/year&gt; &lt;rating&gt;ESRB - E (Everyone)&lt;/rating&gt; &lt;title&gt;Backyard Baseball &lt;/title&gt; &lt;pub&gt;Atari, Inc.&lt;/pub&gt; &lt;dev&gt;Humongous Entertainment&lt;/dev&gt; &lt;genre&gt;Sports/Baseball&lt;/genre&gt; &lt;score&gt;3.6&lt;/score&gt; &lt;player&gt;1-2 Players&lt;/player&gt; &lt;story&gt;Build the championship baseball team of your dreams and play with the Pros in your own backyard. Create the lineup, take the field and direct all of the action. Earn new pitching and batting power-ups to light up the scoreboard! The Backyard Baseball’ game includes kid versions of hard-hitting, base-stealing, tough-fielding players including Barry Bonds, Randy Johnson, Mike Piazza and Ichiro.&lt;/story&gt; &lt;/game&gt;">
            <text:p>&lt;game name="Backyard Baseball (USA)"&gt; &lt;year&gt;2003&lt;/year&gt; &lt;rating&gt;ESRB - E (Everyone)&lt;/rating&gt; &lt;title&gt;Backyard Baseball &lt;/title&gt; &lt;pub&gt;Atari, Inc.&lt;/pub&gt; &lt;dev&gt;Humongous Entertainment&lt;/dev&gt; &lt;genre&gt;Sports/Baseball&lt;/genre&gt; &lt;score&gt;3.6&lt;/score&gt; &lt;player&gt;1-2 Players&lt;/player&gt; &lt;story&gt;Build the championship baseball team of your dreams and play with the Pros in your own backyard. Create the lineup, take the field and direct all of the action. Earn new pitching and batting power-ups to light up the scoreboard! The Backyard Baseball’ game includes kid versions of hard-hitting, base-stealing, tough-fielding players including Barry Bonds, Randy Johnson, Mike Piazza and Ichiro.&lt;/story&gt; &lt;/game&gt;</text:p>
          </table:table-cell>
          <table:table-cell table:number-columns-repeated="1012"/>
        </table:table-row>
        <table:table-row table:style-name="ro1">
          <table:table-cell office:value-type="string">
            <text:p>Backyard Baseball 2007 (USA)</text:p>
          </table:table-cell>
          <table:table-cell office:value-type="float" office:value="2007">
            <text:p>2007</text:p>
          </table:table-cell>
          <table:table-cell office:value-type="string">
            <text:p>ESRB - E (Everyone)</text:p>
          </table:table-cell>
          <table:table-cell office:value-type="string">
            <text:p>Backyard Baseball 2007 </text:p>
          </table:table-cell>
          <table:table-cell table:style-name="Default" office:value-type="string">
            <text:p>Humongous Entertainment, Inc.</text:p>
          </table:table-cell>
          <table:table-cell office:value-type="string">
            <text:p>GameBrains</text:p>
          </table:table-cell>
          <table:table-cell office:value-type="string">
            <text:p>Sports/Baseball</text:p>
          </table:table-cell>
          <table:table-cell office:value-type="string">
            <text:p>3.8</text:p>
          </table:table-cell>
          <table:table-cell office:value-type="string">
            <text:p>1-2 Players</text:p>
          </table:table-cell>
          <table:table-cell office:value-type="string">
            <text:p>Backyard Baseball 2007 is the fifth iteration of the best selling youth baseball video game of all time and the only kid's game to hold the coveted Major League Baseball (MLB) and Major League Baseball Players Association (MLBPA) licenses. Backyard Baseball 2007 features a roster full of top MLB pros as kids and includes all 30 MLB teams, uniforms, and logos. In addition, the game's kid-friendly, non-violent format, and high level of diversity makes it especially popular with parents. </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Backyard Baseball 2007 (USA)&quot;&gt; &lt;year&gt;2007&lt;/year&gt; &lt;rating&gt;ESRB - E (Everyone)&lt;/rating&gt; &lt;title&gt;Backyard Baseball 2007 &lt;/title&gt; &lt;pub&gt;Humongous Entertainment, Inc.&lt;/pub&gt; &lt;dev&gt;GameBrains&lt;/dev&gt; &lt;genre&gt;Sports/Baseball&lt;/genre&gt; &lt;score&gt;3.8&lt;/score&gt; &lt;player&gt;1-2 Players&lt;/player&gt; &lt;story&gt;Backyard Baseball 2007 is the fifth iteration of the best selling youth baseball video game of all time and the only kid's game to hold the coveted Major League Baseball (MLB) and Major League Baseball Players Association (MLBPA) licenses. Backyard Baseball 2007 features a roster full of top MLB pros as kids and includes all 30 MLB teams, uniforms, and logos. In addition, the game's kid-friendly, non-violent format, and high level of diversity makes it especially popular with parents. &lt;/story&gt; &lt;/game&gt;">
            <text:p>&lt;game name="Backyard Baseball 2007 (USA)"&gt; &lt;year&gt;2007&lt;/year&gt; &lt;rating&gt;ESRB - E (Everyone)&lt;/rating&gt; &lt;title&gt;Backyard Baseball 2007 &lt;/title&gt; &lt;pub&gt;Humongous Entertainment, Inc.&lt;/pub&gt; &lt;dev&gt;GameBrains&lt;/dev&gt; &lt;genre&gt;Sports/Baseball&lt;/genre&gt; &lt;score&gt;3.8&lt;/score&gt; &lt;player&gt;1-2 Players&lt;/player&gt; &lt;story&gt;Backyard Baseball 2007 is the fifth iteration of the best selling youth baseball video game of all time and the only kid's game to hold the coveted Major League Baseball (MLB) and Major League Baseball Players Association (MLBPA) licenses. Backyard Baseball 2007 features a roster full of top MLB pros as kids and includes all 30 MLB teams, uniforms, and logos. In addition, the game's kid-friendly, non-violent format, and high level of diversity makes it especially popular with parents. &lt;/story&gt; &lt;/game&gt;</text:p>
          </table:table-cell>
          <table:table-cell table:number-columns-repeated="1012"/>
        </table:table-row>
        <table:table-row table:style-name="ro1">
          <table:table-cell office:value-type="string">
            <text:p>Backyard Football (USA)</text:p>
          </table:table-cell>
          <table:table-cell office:value-type="float" office:value="2002">
            <text:p>2002</text:p>
          </table:table-cell>
          <table:table-cell office:value-type="string">
            <text:p>ESRB - E (Everyone)</text:p>
          </table:table-cell>
          <table:table-cell office:value-type="string">
            <text:p>Backyard Football </text:p>
          </table:table-cell>
          <table:table-cell office:value-type="string">
            <text:p>Humongous Entertainment</text:p>
          </table:table-cell>
          <table:table-cell office:value-type="string">
            <text:p>Left Field Productions</text:p>
          </table:table-cell>
          <table:table-cell office:value-type="string">
            <text:p>Sports/Football</text:p>
          </table:table-cell>
          <table:table-cell office:value-type="string">
            <text:p>3.5</text:p>
          </table:table-cell>
          <table:table-cell office:value-type="string">
            <text:p>1-2 Players</text:p>
          </table:table-cell>
          <table:table-cell office:value-type="string">
            <text:p>The roar of the crowd, the grass stains on your pants, running home for dinner...? Yep, it's Backyard Football - football with kids. Backyard Football brings you all the action and excitement of American Football, with all the charm and nostalgia of neighborhood sports. ****Use the Backyard kids as players and/or play with the pros, as kids. In Backyard Football for GameCube, you get all 32 NFL teams to choose from as well as traditional Backyard Sports teams. You also get kid versions of top players in 2002 - Brett Favre, Rich Gannon, Jerry Rice, Michael Vick, Peyton Manning, Donnovan McNabb, Jeff Garcia, Ricky Wililams, Jevon Kearse and Terrell Davis. Kicking, passing, audibles, juking, stiff-arming, tackling and hurdling - it's all there.****And it may be "backyard" sports, but it still has instant replay, with VCR-like controls that allow you to move the camera around.****The game is true 3D, unlike earlier PC versions. As the coach, you draft your team, set your starting line-up and strategize your plays. Use existing plays or make your own in the playbook. Then play a 14-game season, with weekly schedules and season statistics. Or just do a pick-up game or Coaches' Challenge</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Backyard Football (USA)&quot;&gt; &lt;year&gt;2002&lt;/year&gt; &lt;rating&gt;ESRB - E (Everyone)&lt;/rating&gt; &lt;title&gt;Backyard Football &lt;/title&gt; &lt;pub&gt;Humongous Entertainment&lt;/pub&gt; &lt;dev&gt;Left Field Productions&lt;/dev&gt; &lt;genre&gt;Sports/Football&lt;/genre&gt; &lt;score&gt;3.5&lt;/score&gt; &lt;player&gt;1-2 Players&lt;/player&gt; &lt;story&gt;The roar of the crowd, the grass stains on your pants, running home for dinner...? Yep, it's Backyard Football - football with kids. Backyard Football brings you all the action and excitement of American Football, with all the charm and nostalgia of neighborhood sports. ****Use the Backyard kids as players and/or play with the pros, as kids. In Backyard Football for GameCube, you get all 32 NFL teams to choose from as well as traditional Backyard Sports teams. You also get kid versions of top players in 2002 - Brett Favre, Rich Gannon, Jerry Rice, Michael Vick, Peyton Manning, Donnovan McNabb, Jeff Garcia, Ricky Wililams, Jevon Kearse and Terrell Davis. Kicking, passing, audibles, juking, stiff-arming, tackling and hurdling - it's all there.****And it may be &quot;backyard&quot; sports, but it still has instant replay, with VCR-like controls that allow you to move the camera around.****The game is true 3D, unlike earlier PC versions. As the coach, you draft your team, set your starting line-up and strategize your plays. Use existing plays or make your own in the playbook. Then play a 14-game season, with weekly schedules and season statistics. Or just do a pick-up game or Coaches' Challenge&lt;/story&gt; &lt;/game&gt;">
            <text:p>&lt;game name="Backyard Football (USA)"&gt; &lt;year&gt;2002&lt;/year&gt; &lt;rating&gt;ESRB - E (Everyone)&lt;/rating&gt; &lt;title&gt;Backyard Football &lt;/title&gt; &lt;pub&gt;Humongous Entertainment&lt;/pub&gt; &lt;dev&gt;Left Field Productions&lt;/dev&gt; &lt;genre&gt;Sports/Football&lt;/genre&gt; &lt;score&gt;3.5&lt;/score&gt; &lt;player&gt;1-2 Players&lt;/player&gt; &lt;story&gt;The roar of the crowd, the grass stains on your pants, running home for dinner...? Yep, it's Backyard Football - football with kids. Backyard Football brings you all the action and excitement of American Football, with all the charm and nostalgia of neighborhood sports. ****Use the Backyard kids as players and/or play with the pros, as kids. In Backyard Football for GameCube, you get all 32 NFL teams to choose from as well as traditional Backyard Sports teams. You also get kid versions of top players in 2002 - Brett Favre, Rich Gannon, Jerry Rice, Michael Vick, Peyton Manning, Donnovan McNabb, Jeff Garcia, Ricky Wililams, Jevon Kearse and Terrell Davis. Kicking, passing, audibles, juking, stiff-arming, tackling and hurdling - it's all there.****And it may be "backyard" sports, but it still has instant replay, with VCR-like controls that allow you to move the camera around.****The game is true 3D, unlike earlier PC versions. As the coach, you draft your team, set your starting line-up and strategize your plays. Use existing plays or make your own in the playbook. Then play a 14-game season, with weekly schedules and season statistics. Or just do a pick-up game or Coaches' Challenge&lt;/story&gt; &lt;/game&gt;</text:p>
          </table:table-cell>
          <table:table-cell table:number-columns-repeated="1012"/>
        </table:table-row>
        <table:table-row table:style-name="ro1">
          <table:table-cell office:value-type="string">
            <text:p>Bad Boys - Miami Takedown (USA)</text:p>
          </table:table-cell>
          <table:table-cell office:value-type="float" office:value="2004">
            <text:p>2004</text:p>
          </table:table-cell>
          <table:table-cell office:value-type="string">
            <text:p>ESRB - M (Mature)</text:p>
          </table:table-cell>
          <table:table-cell office:value-type="string">
            <text:p>Bad Boys - Miami Takedown </text:p>
          </table:table-cell>
          <table:table-cell table:style-name="Default" office:value-type="string">
            <text:p>Empire Interactive Europe Ltd.</text:p>
          </table:table-cell>
          <table:table-cell office:value-type="string">
            <text:p>Blitz Games</text:p>
          </table:table-cell>
          <table:table-cell office:value-type="string">
            <text:p>Action</text:p>
          </table:table-cell>
          <table:table-cell office:value-type="string">
            <text:p>2.7</text:p>
          </table:table-cell>
          <table:table-cell office:value-type="string">
            <text:p>1 Player</text:p>
          </table:table-cell>
          <table:table-cell office:value-type="string">
            <text:p>This game is based on the Will Smith &amp; Martin Lawrence buddy cop movie sequel Bad Boys II. <text:s/>You can play as either character, Mike or Marcus, from 1st or 3rd person viewpoints. Each has their own personalities and characteristics. ****Through 15 stages, you engage in fast paced all-action gameplay that features multiple mission objectives. Shoot your way through Colombian drug lords, Russian mobsters, and even dirty cops. Sometimes you will need to protect your computer controlled partner or collect some evidence. <text:s/>You can often duck behind a wall or around a corner, from where you will be able to pick off your targets with less chance of being hit. You will be accordingly rewarded on your successful actions and achievements on a "Bad Boy" rating system. You can follow all the laws and avoid unneccesary damage or take the opposite approach and be a Bad Boy. There's a good amount of different weapons from pistols and shotguns to automatic assault rifles and grenades. Environments are fully destructable. You can use a quick aiming and shooting Action mode, or search for clues and evidence using the Explore mode.</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Bad Boys - Miami Takedown (USA)&quot;&gt; &lt;year&gt;2004&lt;/year&gt; &lt;rating&gt;ESRB - M (Mature)&lt;/rating&gt; &lt;title&gt;Bad Boys - Miami Takedown &lt;/title&gt; &lt;pub&gt;Empire Interactive Europe Ltd.&lt;/pub&gt; &lt;dev&gt;Blitz Games&lt;/dev&gt; &lt;genre&gt;Action&lt;/genre&gt; &lt;score&gt;2.7&lt;/score&gt; &lt;player&gt;1 Player&lt;/player&gt; &lt;story&gt;This game is based on the Will Smith &amp; Martin Lawrence buddy cop movie sequel Bad Boys II.  You can play as either character, Mike or Marcus, from 1st or 3rd person viewpoints. Each has their own personalities and characteristics. ****Through 15 stages, you engage in fast paced all-action gameplay that features multiple mission objectives. Shoot your way through Colombian drug lords, Russian mobsters, and even dirty cops. Sometimes you will need to protect your computer controlled partner or collect some evidence.  You can often duck behind a wall or around a corner, from where you will be able to pick off your targets with less chance of being hit. You will be accordingly rewarded on your successful actions and achievements on a &quot;Bad Boy&quot; rating system. You can follow all the laws and avoid unneccesary damage or take the opposite approach and be a Bad Boy. There's a good amount of different weapons from pistols and shotguns to automatic assault rifles and grenades. Environments are fully destructable. You can use a quick aiming and shooting Action mode, or search for clues and evidence using the Explore mode.&lt;/story&gt; &lt;/game&gt;">
            <text:p>&lt;game name="Bad Boys - Miami Takedown (USA)"&gt; &lt;year&gt;2004&lt;/year&gt; &lt;rating&gt;ESRB - M (Mature)&lt;/rating&gt; &lt;title&gt;Bad Boys - Miami Takedown &lt;/title&gt; &lt;pub&gt;Empire Interactive Europe Ltd.&lt;/pub&gt; &lt;dev&gt;Blitz Games&lt;/dev&gt; &lt;genre&gt;Action&lt;/genre&gt; &lt;score&gt;2.7&lt;/score&gt; &lt;player&gt;1 Player&lt;/player&gt; &lt;story&gt;This game is based on the Will Smith &amp; Martin Lawrence buddy cop movie sequel Bad Boys II. <text:s/>You can play as either character, Mike or Marcus, from 1st or 3rd person viewpoints. Each has their own personalities and characteristics. ****Through 15 stages, you engage in fast paced all-action gameplay that features multiple mission objectives. Shoot your way through Colombian drug lords, Russian mobsters, and even dirty cops. Sometimes you will need to protect your computer controlled partner or collect some evidence. <text:s/>You can often duck behind a wall or around a corner, from where you will be able to pick off your targets with less chance of being hit. You will be accordingly rewarded on your successful actions and achievements on a "Bad Boy" rating system. You can follow all the laws and avoid unneccesary damage or take the opposite approach and be a Bad Boy. There's a good amount of different weapons from pistols and shotguns to automatic assault rifles and grenades. Environments are fully destructable. You can use a quick aiming and shooting Action mode, or search for clues and evidence using the Explore mode.&lt;/story&gt; &lt;/game&gt;</text:p>
          </table:table-cell>
          <table:table-cell table:number-columns-repeated="1012"/>
        </table:table-row>
        <table:table-row table:style-name="ro1">
          <table:table-cell office:value-type="string">
            <text:p>Baldur's Gate - Dark Alliance (USA)</text:p>
          </table:table-cell>
          <table:table-cell office:value-type="float" office:value="2002">
            <text:p>2002</text:p>
          </table:table-cell>
          <table:table-cell office:value-type="string">
            <text:p>ESRB - T (Teen)</text:p>
          </table:table-cell>
          <table:table-cell office:value-type="string">
            <text:p>Baldur's Gate - Dark Alliance </text:p>
          </table:table-cell>
          <table:table-cell table:style-name="Default" office:value-type="string">
            <text:p>Interplay Entertainment Corp.</text:p>
          </table:table-cell>
          <table:table-cell office:value-type="string">
            <text:p>Snowblind Studios</text:p>
          </table:table-cell>
          <table:table-cell office:value-type="string">
            <text:p>Role-Playing</text:p>
          </table:table-cell>
          <table:table-cell office:value-type="string">
            <text:p>3.5</text:p>
          </table:table-cell>
          <table:table-cell office:value-type="string">
            <text:p>1-2 Players</text:p>
          </table:table-cell>
          <table:table-cell office:value-type="string">
            <text:p>Baldur's Gate: Dark Alliance casts the player as one of three basic characters: an elf sorceress, a human archer, or a dwarf fighter. From humble beginnings slaying rats in the cellars of an inn, the adventurer will move on to exploring caves, crypts, and mountain passes. Naturally, it's all filled to the brim with horrible monsters, wicked traps, treasures, and fabled magical weapons. As the game progresses the player is constantly rewarded with new weaponry, new monsters to fight, and experience points to put into the adventurer's character stats to grow even more powerful. The adventurer must eventually unravel the secrets of a dark, new Thieves Guild backed by powerful mages.</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Baldur's Gate - Dark Alliance (USA)&quot;&gt; &lt;year&gt;2002&lt;/year&gt; &lt;rating&gt;ESRB - T (Teen)&lt;/rating&gt; &lt;title&gt;Baldur's Gate - Dark Alliance &lt;/title&gt; &lt;pub&gt;Interplay Entertainment Corp.&lt;/pub&gt; &lt;dev&gt;Snowblind Studios&lt;/dev&gt; &lt;genre&gt;Role-Playing&lt;/genre&gt; &lt;score&gt;3.5&lt;/score&gt; &lt;player&gt;1-2 Players&lt;/player&gt; &lt;story&gt;Baldur's Gate: Dark Alliance casts the player as one of three basic characters: an elf sorceress, a human archer, or a dwarf fighter. From humble beginnings slaying rats in the cellars of an inn, the adventurer will move on to exploring caves, crypts, and mountain passes. Naturally, it's all filled to the brim with horrible monsters, wicked traps, treasures, and fabled magical weapons. As the game progresses the player is constantly rewarded with new weaponry, new monsters to fight, and experience points to put into the adventurer's character stats to grow even more powerful. The adventurer must eventually unravel the secrets of a dark, new Thieves Guild backed by powerful mages.&lt;/story&gt; &lt;/game&gt;">
            <text:p>&lt;game name="Baldur's Gate - Dark Alliance (USA)"&gt; &lt;year&gt;2002&lt;/year&gt; &lt;rating&gt;ESRB - T (Teen)&lt;/rating&gt; &lt;title&gt;Baldur's Gate - Dark Alliance &lt;/title&gt; &lt;pub&gt;Interplay Entertainment Corp.&lt;/pub&gt; &lt;dev&gt;Snowblind Studios&lt;/dev&gt; &lt;genre&gt;Role-Playing&lt;/genre&gt; &lt;score&gt;3.5&lt;/score&gt; &lt;player&gt;1-2 Players&lt;/player&gt; &lt;story&gt;Baldur's Gate: Dark Alliance casts the player as one of three basic characters: an elf sorceress, a human archer, or a dwarf fighter. From humble beginnings slaying rats in the cellars of an inn, the adventurer will move on to exploring caves, crypts, and mountain passes. Naturally, it's all filled to the brim with horrible monsters, wicked traps, treasures, and fabled magical weapons. As the game progresses the player is constantly rewarded with new weaponry, new monsters to fight, and experience points to put into the adventurer's character stats to grow even more powerful. The adventurer must eventually unravel the secrets of a dark, new Thieves Guild backed by powerful mages.&lt;/story&gt; &lt;/game&gt;</text:p>
          </table:table-cell>
          <table:table-cell table:number-columns-repeated="1012"/>
        </table:table-row>
        <table:table-row table:style-name="ro1">
          <table:table-cell office:value-type="string">
            <text:p>Barnyard (USA)</text:p>
          </table:table-cell>
          <table:table-cell office:value-type="float" office:value="2006">
            <text:p>2006</text:p>
          </table:table-cell>
          <table:table-cell office:value-type="string">
            <text:p>ESRB - E10+ (Everyone 10+)</text:p>
          </table:table-cell>
          <table:table-cell office:value-type="string">
            <text:p>Barnyard </text:p>
          </table:table-cell>
          <table:table-cell table:style-name="Default" office:value-type="string">
            <text:p>THQ Inc.</text:p>
          </table:table-cell>
          <table:table-cell office:value-type="string">
            <text:p>Blue Tongue Entertainment</text:p>
          </table:table-cell>
          <table:table-cell office:value-type="string">
            <text:p>Adventure</text:p>
          </table:table-cell>
          <table:table-cell office:value-type="string">
            <text:p>3.3</text:p>
          </table:table-cell>
          <table:table-cell office:value-type="string">
            <text:p>1 Player</text:p>
          </table:table-cell>
          <table:table-cell office:value-type="string">
            <text:p>Barnyard is an offering from THQ based on the movie of the same name from Nickelodeon.****You arrive at the farm as a newbie cow, and must complete quests and earn respect in order to win keys that allow you to advance through the barnyard map. Movement is accomplished with the WASD or arrow keys, while the mouse controls the camera angle. Other keys access your inventory and the map, allow you to aim and squirt milk at opponents (even when you play as a boy!), and confirm menu selections.****The map is fairly large and there are plenty of things to do beyond the missions and quests your fellow animals assign you. There are places to explore, barrels to break, and minigames like whack-a-raccoon, bowling, and bicycle races.****As you play, you need to keep up your stamina, which decreases as you run around the farm. A good sleep is important; you need to be rested to fight off marauding raccoons and coyotes. And do remember not to let the Farmer catch you standing on two feet!</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Barnyard (USA)&quot;&gt; &lt;year&gt;2006&lt;/year&gt; &lt;rating&gt;ESRB - E10+ (Everyone 10+)&lt;/rating&gt; &lt;title&gt;Barnyard &lt;/title&gt; &lt;pub&gt;THQ Inc.&lt;/pub&gt; &lt;dev&gt;Blue Tongue Entertainment&lt;/dev&gt; &lt;genre&gt;Adventure&lt;/genre&gt; &lt;score&gt;3.3&lt;/score&gt; &lt;player&gt;1 Player&lt;/player&gt; &lt;story&gt;Barnyard is an offering from THQ based on the movie of the same name from Nickelodeon.****You arrive at the farm as a newbie cow, and must complete quests and earn respect in order to win keys that allow you to advance through the barnyard map. Movement is accomplished with the WASD or arrow keys, while the mouse controls the camera angle. Other keys access your inventory and the map, allow you to aim and squirt milk at opponents (even when you play as a boy!), and confirm menu selections.****The map is fairly large and there are plenty of things to do beyond the missions and quests your fellow animals assign you. There are places to explore, barrels to break, and minigames like whack-a-raccoon, bowling, and bicycle races.****As you play, you need to keep up your stamina, which decreases as you run around the farm. A good sleep is important; you need to be rested to fight off marauding raccoons and coyotes. And do remember not to let the Farmer catch you standing on two feet!&lt;/story&gt; &lt;/game&gt;">
            <text:p>&lt;game name="Barnyard (USA)"&gt; &lt;year&gt;2006&lt;/year&gt; &lt;rating&gt;ESRB - E10+ (Everyone 10+)&lt;/rating&gt; &lt;title&gt;Barnyard &lt;/title&gt; &lt;pub&gt;THQ Inc.&lt;/pub&gt; &lt;dev&gt;Blue Tongue Entertainment&lt;/dev&gt; &lt;genre&gt;Adventure&lt;/genre&gt; &lt;score&gt;3.3&lt;/score&gt; &lt;player&gt;1 Player&lt;/player&gt; &lt;story&gt;Barnyard is an offering from THQ based on the movie of the same name from Nickelodeon.****You arrive at the farm as a newbie cow, and must complete quests and earn respect in order to win keys that allow you to advance through the barnyard map. Movement is accomplished with the WASD or arrow keys, while the mouse controls the camera angle. Other keys access your inventory and the map, allow you to aim and squirt milk at opponents (even when you play as a boy!), and confirm menu selections.****The map is fairly large and there are plenty of things to do beyond the missions and quests your fellow animals assign you. There are places to explore, barrels to break, and minigames like whack-a-raccoon, bowling, and bicycle races.****As you play, you need to keep up your stamina, which decreases as you run around the farm. A good sleep is important; you need to be rested to fight off marauding raccoons and coyotes. And do remember not to let the Farmer catch you standing on two feet!&lt;/story&gt; &lt;/game&gt;</text:p>
          </table:table-cell>
          <table:table-cell table:number-columns-repeated="1012"/>
        </table:table-row>
        <table:table-row table:style-name="ro1">
          <table:table-cell office:value-type="string">
            <text:p>Baten Kaitos - Eternal Wings and the Lost Ocean (USA) (Disc 1)</text:p>
          </table:table-cell>
          <table:table-cell office:value-type="float" office:value="2004">
            <text:p>2004</text:p>
          </table:table-cell>
          <table:table-cell office:value-type="string">
            <text:p>ESRB - T (Teen)</text:p>
          </table:table-cell>
          <table:table-cell office:value-type="string">
            <text:p>Baten Kaitos - Eternal Wings and the Lost Ocean <text:s/>Disk 1</text:p>
          </table:table-cell>
          <table:table-cell table:style-name="Default" office:value-type="string">
            <text:p>Namco Hometek Inc.</text:p>
          </table:table-cell>
          <table:table-cell office:value-type="string">
            <text:p>tri-Crescendo</text:p>
          </table:table-cell>
          <table:table-cell office:value-type="string">
            <text:p>Role-Playing</text:p>
          </table:table-cell>
          <table:table-cell office:value-type="string">
            <text:p>3.6</text:p>
          </table:table-cell>
          <table:table-cell office:value-type="string">
            <text:p>1 Player</text:p>
          </table:table-cell>
          <table:table-cell office:value-type="string">
            <text:p>The existence of Earth, a planet of continents surrounded by deep oceans, has long become a mere legend. People live now on islands which are floating high in the skies. They also have wings - "Wings of the Hearts" - growing on their backs. Kalas is a young man who was born only with one wing - he replaces the second with an artificial wing manufactured by great masters. He is on a quest to find the murderers of his grandfather and his brother. He meets a girl named Xelha, who is out to stop an evil conspiracy that threatens the country, and they join forces against the newly appeared evil. ****In this game, you don't only control Kalas and his party, but also play the role of Kalas' Guardian Spirit. From time to time Kalas will pose questions to you and ask for advise. Your answers will determine Kalas' general disposition and also his behavior in battles.****The gameplay system is largely based on cards. Many items in the game - from weapons to simple items like trees or milk - possess a so-called "magna essence", which allows you to store it and to transform items into cards that you can later use in battles as weapons, attack spells, defensive moves, or for healing purposes. The enemies in the game are not random, but visible on screen. When you contact an enemy, a turn-based battle begins. Your party is dealt a set of random cards from your inventory, and you must plan your turn according to the cards you have.</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Baten Kaitos - Eternal Wings and the Lost Ocean (USA) (Disc 1)&quot;&gt; &lt;year&gt;2004&lt;/year&gt; &lt;rating&gt;ESRB - T (Teen)&lt;/rating&gt; &lt;title&gt;Baten Kaitos - Eternal Wings and the Lost Ocean  Disk 1&lt;/title&gt; &lt;pub&gt;Namco Hometek Inc.&lt;/pub&gt; &lt;dev&gt;tri-Crescendo&lt;/dev&gt; &lt;genre&gt;Role-Playing&lt;/genre&gt; &lt;score&gt;3.6&lt;/score&gt; &lt;player&gt;1 Player&lt;/player&gt; &lt;story&gt;The existence of Earth, a planet of continents surrounded by deep oceans, has long become a mere legend. People live now on islands which are floating high in the skies. They also have wings - &quot;Wings of the Hearts&quot; - growing on their backs. Kalas is a young man who was born only with one wing - he replaces the second with an artificial wing manufactured by great masters. He is on a quest to find the murderers of his grandfather and his brother. He meets a girl named Xelha, who is out to stop an evil conspiracy that threatens the country, and they join forces against the newly appeared evil. ****In this game, you don't only control Kalas and his party, but also play the role of Kalas' Guardian Spirit. From time to time Kalas will pose questions to you and ask for advise. Your answers will determine Kalas' general disposition and also his behavior in battles.****The gameplay system is largely based on cards. Many items in the game - from weapons to simple items like trees or milk - possess a so-called &quot;magna essence&quot;, which allows you to store it and to transform items into cards that you can later use in battles as weapons, attack spells, defensive moves, or for healing purposes. The enemies in the game are not random, but visible on screen. When you contact an enemy, a turn-based battle begins. Your party is dealt a set of random cards from your inventory, and you must plan your turn according to the cards you have.&lt;/story&gt; &lt;/game&gt;">
            <text:p>&lt;game name="Baten Kaitos - Eternal Wings and the Lost Ocean (USA) (Disc 1)"&gt; &lt;year&gt;2004&lt;/year&gt; &lt;rating&gt;ESRB - T (Teen)&lt;/rating&gt; &lt;title&gt;Baten Kaitos - Eternal Wings and the Lost Ocean <text:s/>Disk 1&lt;/title&gt; &lt;pub&gt;Namco Hometek Inc.&lt;/pub&gt; &lt;dev&gt;tri-Crescendo&lt;/dev&gt; &lt;genre&gt;Role-Playing&lt;/genre&gt; &lt;score&gt;3.6&lt;/score&gt; &lt;player&gt;1 Player&lt;/player&gt; &lt;story&gt;The existence of Earth, a planet of continents surrounded by deep oceans, has long become a mere legend. People live now on islands which are floating high in the skies. They also have wings - "Wings of the Hearts" - growing on their backs. Kalas is a young man who was born only with one wing - he replaces the second with an artificial wing manufactured by great masters. He is on a quest to find the murderers of his grandfather and his brother. He meets a girl named Xelha, who is out to stop an evil conspiracy that threatens the country, and they join forces against the newly appeared evil. ****In this game, you don't only control Kalas and his party, but also play the role of Kalas' Guardian Spirit. From time to time Kalas will pose questions to you and ask for advise. Your answers will determine Kalas' general disposition and also his behavior in battles.****The gameplay system is largely based on cards. Many items in the game - from weapons to simple items like trees or milk - possess a so-called "magna essence", which allows you to store it and to transform items into cards that you can later use in battles as weapons, attack spells, defensive moves, or for healing purposes. The enemies in the game are not random, but visible on screen. When you contact an enemy, a turn-based battle begins. Your party is dealt a set of random cards from your inventory, and you must plan your turn according to the cards you have.&lt;/story&gt; &lt;/game&gt;</text:p>
          </table:table-cell>
          <table:table-cell table:number-columns-repeated="1012"/>
        </table:table-row>
        <table:table-row table:style-name="ro1">
          <table:table-cell office:value-type="string">
            <text:p>Baten Kaitos - Eternal Wings and the Lost Ocean (USA) (Disc 2)</text:p>
          </table:table-cell>
          <table:table-cell office:value-type="float" office:value="2004">
            <text:p>2004</text:p>
          </table:table-cell>
          <table:table-cell office:value-type="string">
            <text:p>ESRB - T (Teen)</text:p>
          </table:table-cell>
          <table:table-cell office:value-type="string">
            <text:p>Baten Kaitos - Eternal Wings and the Lost Ocean <text:s/>Disk 2</text:p>
          </table:table-cell>
          <table:table-cell table:style-name="Default" office:value-type="string">
            <text:p>Namco Hometek Inc.</text:p>
          </table:table-cell>
          <table:table-cell office:value-type="string">
            <text:p>tri-Crescendo</text:p>
          </table:table-cell>
          <table:table-cell office:value-type="string">
            <text:p>Role-Playing</text:p>
          </table:table-cell>
          <table:table-cell office:value-type="string">
            <text:p>3.6</text:p>
          </table:table-cell>
          <table:table-cell office:value-type="string">
            <text:p>1 Player</text:p>
          </table:table-cell>
          <table:table-cell office:value-type="string">
            <text:p>The existence of Earth, a planet of continents surrounded by deep oceans, has long become a mere legend. People live now on islands which are floating high in the skies. They also have wings - "Wings of the Hearts" - growing on their backs. Kalas is a young man who was born only with one wing - he replaces the second with an artificial wing manufactured by great masters. He is on a quest to find the murderers of his grandfather and his brother. He meets a girl named Xelha, who is out to stop an evil conspiracy that threatens the country, and they join forces against the newly appeared evil. ****In this game, you don't only control Kalas and his party, but also play the role of Kalas' Guardian Spirit. From time to time Kalas will pose questions to you and ask for advise. Your answers will determine Kalas' general disposition and also his behavior in battles.****The gameplay system is largely based on cards. Many items in the game - from weapons to simple items like trees or milk - possess a so-called "magna essence", which allows you to store it and to transform items into cards that you can later use in battles as weapons, attack spells, defensive moves, or for healing purposes. The enemies in the game are not random, but visible on screen. When you contact an enemy, a turn-based battle begins. Your party is dealt a set of random cards from your inventory, and you must plan your turn according to the cards you have.</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Baten Kaitos - Eternal Wings and the Lost Ocean (USA) (Disc 2)&quot;&gt; &lt;year&gt;2004&lt;/year&gt; &lt;rating&gt;ESRB - T (Teen)&lt;/rating&gt; &lt;title&gt;Baten Kaitos - Eternal Wings and the Lost Ocean  Disk 2&lt;/title&gt; &lt;pub&gt;Namco Hometek Inc.&lt;/pub&gt; &lt;dev&gt;tri-Crescendo&lt;/dev&gt; &lt;genre&gt;Role-Playing&lt;/genre&gt; &lt;score&gt;3.6&lt;/score&gt; &lt;player&gt;1 Player&lt;/player&gt; &lt;story&gt;The existence of Earth, a planet of continents surrounded by deep oceans, has long become a mere legend. People live now on islands which are floating high in the skies. They also have wings - &quot;Wings of the Hearts&quot; - growing on their backs. Kalas is a young man who was born only with one wing - he replaces the second with an artificial wing manufactured by great masters. He is on a quest to find the murderers of his grandfather and his brother. He meets a girl named Xelha, who is out to stop an evil conspiracy that threatens the country, and they join forces against the newly appeared evil. ****In this game, you don't only control Kalas and his party, but also play the role of Kalas' Guardian Spirit. From time to time Kalas will pose questions to you and ask for advise. Your answers will determine Kalas' general disposition and also his behavior in battles.****The gameplay system is largely based on cards. Many items in the game - from weapons to simple items like trees or milk - possess a so-called &quot;magna essence&quot;, which allows you to store it and to transform items into cards that you can later use in battles as weapons, attack spells, defensive moves, or for healing purposes. The enemies in the game are not random, but visible on screen. When you contact an enemy, a turn-based battle begins. Your party is dealt a set of random cards from your inventory, and you must plan your turn according to the cards you have.&lt;/story&gt; &lt;/game&gt;">
            <text:p>&lt;game name="Baten Kaitos - Eternal Wings and the Lost Ocean (USA) (Disc 2)"&gt; &lt;year&gt;2004&lt;/year&gt; &lt;rating&gt;ESRB - T (Teen)&lt;/rating&gt; &lt;title&gt;Baten Kaitos - Eternal Wings and the Lost Ocean <text:s/>Disk 2&lt;/title&gt; &lt;pub&gt;Namco Hometek Inc.&lt;/pub&gt; &lt;dev&gt;tri-Crescendo&lt;/dev&gt; &lt;genre&gt;Role-Playing&lt;/genre&gt; &lt;score&gt;3.6&lt;/score&gt; &lt;player&gt;1 Player&lt;/player&gt; &lt;story&gt;The existence of Earth, a planet of continents surrounded by deep oceans, has long become a mere legend. People live now on islands which are floating high in the skies. They also have wings - "Wings of the Hearts" - growing on their backs. Kalas is a young man who was born only with one wing - he replaces the second with an artificial wing manufactured by great masters. He is on a quest to find the murderers of his grandfather and his brother. He meets a girl named Xelha, who is out to stop an evil conspiracy that threatens the country, and they join forces against the newly appeared evil. ****In this game, you don't only control Kalas and his party, but also play the role of Kalas' Guardian Spirit. From time to time Kalas will pose questions to you and ask for advise. Your answers will determine Kalas' general disposition and also his behavior in battles.****The gameplay system is largely based on cards. Many items in the game - from weapons to simple items like trees or milk - possess a so-called "magna essence", which allows you to store it and to transform items into cards that you can later use in battles as weapons, attack spells, defensive moves, or for healing purposes. The enemies in the game are not random, but visible on screen. When you contact an enemy, a turn-based battle begins. Your party is dealt a set of random cards from your inventory, and you must plan your turn according to the cards you have.&lt;/story&gt; &lt;/game&gt;</text:p>
          </table:table-cell>
          <table:table-cell table:number-columns-repeated="1012"/>
        </table:table-row>
        <table:table-row table:style-name="ro1">
          <table:table-cell office:value-type="string">
            <text:p>Baten Kaitos Origins (USA) (Disc 1)</text:p>
          </table:table-cell>
          <table:table-cell office:value-type="float" office:value="2006">
            <text:p>2006</text:p>
          </table:table-cell>
          <table:table-cell office:value-type="string">
            <text:p>ESRB - T (Teen)</text:p>
          </table:table-cell>
          <table:table-cell office:value-type="string">
            <text:p>Baten Kaitos Origins <text:s/>Disk 1</text:p>
          </table:table-cell>
          <table:table-cell table:style-name="Default" office:value-type="string">
            <text:p>Nintendo of America Inc.</text:p>
          </table:table-cell>
          <table:table-cell office:value-type="string">
            <text:p>tri-Crescendo</text:p>
          </table:table-cell>
          <table:table-cell office:value-type="string">
            <text:p>Role-Playing</text:p>
          </table:table-cell>
          <table:table-cell office:value-type="string">
            <text:p>2.9</text:p>
          </table:table-cell>
          <table:table-cell office:value-type="string">
            <text:p>1 Player</text:p>
          </table:table-cell>
          <table:table-cell office:value-type="string">
            <text:p>Baten Kaitos Origins is a prequel to Baten Kaitos: Eternal Wings and the Lost Ocean. Long ago, the evil god Malpercio attempted to destroy the other gods; a large battle of the gods ensued, and following this the people of the world were forced to flee to various islands floating in the sky. 1000 years after the war the people live peacefully in the sky for the most part; but Emperor Olgen, the emperor of one of these islands, has begun a plot to gain control of all the islands.****The main character of the story is Sagi, a "Spirit-born" individual who has been given a secret mission to assassinate Emperor Olgen. In similar fashion to Eternal Wings and the Lost Ocean, you don't actually control Sagi in the game but rather his guardian spirit. Throughout the game you can give Sagi advice, and as you progress the story will unfold revealing the plot that may threaten all of the islands...****Gameplay is similar to Eternal Wings and the Lost Ocean and features a card based battle system. Many items in the world have a "magna essence"; these items can be captured in a card for use later. Some items are useful for attacking and defending, others can help replenish your health, and some can be used to solve puzzles. When a battle begins your deck of cards will be randomly dealt to you; battles are turn based, on each turn you can select cards from those visible to use. Different cards also feature different attributes, and various combos are possible. When a battle is won, your characters will earn experience points, gold, and will also recover all hit points.****The battles in the game aren't random; as you explore the worlds, enemies will be visible on screen in some areas and contact with them begins the battle. In addition to the main story line, numerous sub-quests will also become available by talking with various characters; completing a sub-quest will typically earn a useful item for you as well as provide an opportunity for your characters to level up. You will encounter many types of enemies on both the main quest and subquests; since different enemies may require different strategies, you have the ability to customize the deck of cards you will use in battle. As you gain experience, you will also gain the ability to create multiple decks.</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Baten Kaitos Origins (USA) (Disc 1)&quot;&gt; &lt;year&gt;2006&lt;/year&gt; &lt;rating&gt;ESRB - T (Teen)&lt;/rating&gt; &lt;title&gt;Baten Kaitos Origins  Disk 1&lt;/title&gt; &lt;pub&gt;Nintendo of America Inc.&lt;/pub&gt; &lt;dev&gt;tri-Crescendo&lt;/dev&gt; &lt;genre&gt;Role-Playing&lt;/genre&gt; &lt;score&gt;2.9&lt;/score&gt; &lt;player&gt;1 Player&lt;/player&gt; &lt;story&gt;Baten Kaitos Origins is a prequel to Baten Kaitos: Eternal Wings and the Lost Ocean. Long ago, the evil god Malpercio attempted to destroy the other gods; a large battle of the gods ensued, and following this the people of the world were forced to flee to various islands floating in the sky. 1000 years after the war the people live peacefully in the sky for the most part; but Emperor Olgen, the emperor of one of these islands, has begun a plot to gain control of all the islands.****The main character of the story is Sagi, a &quot;Spirit-born&quot; individual who has been given a secret mission to assassinate Emperor Olgen. In similar fashion to Eternal Wings and the Lost Ocean, you don't actually control Sagi in the game but rather his guardian spirit. Throughout the game you can give Sagi advice, and as you progress the story will unfold revealing the plot that may threaten all of the islands...****Gameplay is similar to Eternal Wings and the Lost Ocean and features a card based battle system. Many items in the world have a &quot;magna essence&quot;; these items can be captured in a card for use later. Some items are useful for attacking and defending, others can help replenish your health, and some can be used to solve puzzles. When a battle begins your deck of cards will be randomly dealt to you; battles are turn based, on each turn you can select cards from those visible to use. Different cards also feature different attributes, and various combos are possible. When a battle is won, your characters will earn experience points, gold, and will also recover all hit points.****The battles in the game aren't random; as you explore the worlds, enemies will be visible on screen in some areas and contact with them begins the battle. In addition to the main story line, numerous sub-quests will also become available by talking with various characters; completing a sub-quest will typically earn a useful item for you as well as provide an opportunity for your characters to level up. You will encounter many types of enemies on both the main quest and subquests; since different enemies may require different strategies, you have the ability to customize the deck of cards you will use in battle. As you gain experience, you will also gain the ability to create multiple decks.&lt;/story&gt; &lt;/game&gt;">
            <text:p>&lt;game name="Baten Kaitos Origins (USA) (Disc 1)"&gt; &lt;year&gt;2006&lt;/year&gt; &lt;rating&gt;ESRB - T (Teen)&lt;/rating&gt; &lt;title&gt;Baten Kaitos Origins <text:s/>Disk 1&lt;/title&gt; &lt;pub&gt;Nintendo of America Inc.&lt;/pub&gt; &lt;dev&gt;tri-Crescendo&lt;/dev&gt; &lt;genre&gt;Role-Playing&lt;/genre&gt; &lt;score&gt;2.9&lt;/score&gt; &lt;player&gt;1 Player&lt;/player&gt; &lt;story&gt;Baten Kaitos Origins is a prequel to Baten Kaitos: Eternal Wings and the Lost Ocean. Long ago, the evil god Malpercio attempted to destroy the other gods; a large battle of the gods ensued, and following this the people of the world were forced to flee to various islands floating in the sky. 1000 years after the war the people live peacefully in the sky for the most part; but Emperor Olgen, the emperor of one of these islands, has begun a plot to gain control of all the islands.****The main character of the story is Sagi, a "Spirit-born" individual who has been given a secret mission to assassinate Emperor Olgen. In similar fashion to Eternal Wings and the Lost Ocean, you don't actually control Sagi in the game but rather his guardian spirit. Throughout the game you can give Sagi advice, and as you progress the story will unfold revealing the plot that may threaten all of the islands...****Gameplay is similar to Eternal Wings and the Lost Ocean and features a card based battle system. Many items in the world have a "magna essence"; these items can be captured in a card for use later. Some items are useful for attacking and defending, others can help replenish your health, and some can be used to solve puzzles. When a battle begins your deck of cards will be randomly dealt to you; battles are turn based, on each turn you can select cards from those visible to use. Different cards also feature different attributes, and various combos are possible. When a battle is won, your characters will earn experience points, gold, and will also recover all hit points.****The battles in the game aren't random; as you explore the worlds, enemies will be visible on screen in some areas and contact with them begins the battle. In addition to the main story line, numerous sub-quests will also become available by talking with various characters; completing a sub-quest will typically earn a useful item for you as well as provide an opportunity for your characters to level up. You will encounter many types of enemies on both the main quest and subquests; since different enemies may require different strategies, you have the ability to customize the deck of cards you will use in battle. As you gain experience, you will also gain the ability to create multiple decks.&lt;/story&gt; &lt;/game&gt;</text:p>
          </table:table-cell>
          <table:table-cell table:number-columns-repeated="1012"/>
        </table:table-row>
        <table:table-row table:style-name="ro1">
          <table:table-cell office:value-type="string">
            <text:p>Baten Kaitos Origins (USA) (Disc 2)</text:p>
          </table:table-cell>
          <table:table-cell office:value-type="float" office:value="2006">
            <text:p>2006</text:p>
          </table:table-cell>
          <table:table-cell office:value-type="string">
            <text:p>ESRB - T (Teen)</text:p>
          </table:table-cell>
          <table:table-cell office:value-type="string">
            <text:p>Baten Kaitos Origins <text:s/>Disk 2</text:p>
          </table:table-cell>
          <table:table-cell table:style-name="Default" office:value-type="string">
            <text:p>Nintendo of America Inc.</text:p>
          </table:table-cell>
          <table:table-cell office:value-type="string">
            <text:p>tri-Crescendo</text:p>
          </table:table-cell>
          <table:table-cell office:value-type="string">
            <text:p>Role-Playing</text:p>
          </table:table-cell>
          <table:table-cell office:value-type="string">
            <text:p>2.9</text:p>
          </table:table-cell>
          <table:table-cell office:value-type="string">
            <text:p>1 Player</text:p>
          </table:table-cell>
          <table:table-cell office:value-type="string">
            <text:p>Baten Kaitos Origins is a prequel to Baten Kaitos: Eternal Wings and the Lost Ocean. Long ago, the evil god Malpercio attempted to destroy the other gods; a large battle of the gods ensued, and following this the people of the world were forced to flee to various islands floating in the sky. 1000 years after the war the people live peacefully in the sky for the most part; but Emperor Olgen, the emperor of one of these islands, has begun a plot to gain control of all the islands.****The main character of the story is Sagi, a "Spirit-born" individual who has been given a secret mission to assassinate Emperor Olgen. In similar fashion to Eternal Wings and the Lost Ocean, you don't actually control Sagi in the game but rather his guardian spirit. Throughout the game you can give Sagi advice, and as you progress the story will unfold revealing the plot that may threaten all of the islands...****Gameplay is similar to Eternal Wings and the Lost Ocean and features a card based battle system. Many items in the world have a "magna essence"; these items can be captured in a card for use later. Some items are useful for attacking and defending, others can help replenish your health, and some can be used to solve puzzles. When a battle begins your deck of cards will be randomly dealt to you; battles are turn based, on each turn you can select cards from those visible to use. Different cards also feature different attributes, and various combos are possible. When a battle is won, your characters will earn experience points, gold, and will also recover all hit points.****The battles in the game aren't random; as you explore the worlds, enemies will be visible on screen in some areas and contact with them begins the battle. In addition to the main story line, numerous sub-quests will also become available by talking with various characters; completing a sub-quest will typically earn a useful item for you as well as provide an opportunity for your characters to level up. You will encounter many types of enemies on both the main quest and subquests; since different enemies may require different strategies, you have the ability to customize the deck of cards you will use in battle. As you gain experience, you will also gain the ability to create multiple decks.</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Baten Kaitos Origins (USA) (Disc 2)&quot;&gt; &lt;year&gt;2006&lt;/year&gt; &lt;rating&gt;ESRB - T (Teen)&lt;/rating&gt; &lt;title&gt;Baten Kaitos Origins  Disk 2&lt;/title&gt; &lt;pub&gt;Nintendo of America Inc.&lt;/pub&gt; &lt;dev&gt;tri-Crescendo&lt;/dev&gt; &lt;genre&gt;Role-Playing&lt;/genre&gt; &lt;score&gt;2.9&lt;/score&gt; &lt;player&gt;1 Player&lt;/player&gt; &lt;story&gt;Baten Kaitos Origins is a prequel to Baten Kaitos: Eternal Wings and the Lost Ocean. Long ago, the evil god Malpercio attempted to destroy the other gods; a large battle of the gods ensued, and following this the people of the world were forced to flee to various islands floating in the sky. 1000 years after the war the people live peacefully in the sky for the most part; but Emperor Olgen, the emperor of one of these islands, has begun a plot to gain control of all the islands.****The main character of the story is Sagi, a &quot;Spirit-born&quot; individual who has been given a secret mission to assassinate Emperor Olgen. In similar fashion to Eternal Wings and the Lost Ocean, you don't actually control Sagi in the game but rather his guardian spirit. Throughout the game you can give Sagi advice, and as you progress the story will unfold revealing the plot that may threaten all of the islands...****Gameplay is similar to Eternal Wings and the Lost Ocean and features a card based battle system. Many items in the world have a &quot;magna essence&quot;; these items can be captured in a card for use later. Some items are useful for attacking and defending, others can help replenish your health, and some can be used to solve puzzles. When a battle begins your deck of cards will be randomly dealt to you; battles are turn based, on each turn you can select cards from those visible to use. Different cards also feature different attributes, and various combos are possible. When a battle is won, your characters will earn experience points, gold, and will also recover all hit points.****The battles in the game aren't random; as you explore the worlds, enemies will be visible on screen in some areas and contact with them begins the battle. In addition to the main story line, numerous sub-quests will also become available by talking with various characters; completing a sub-quest will typically earn a useful item for you as well as provide an opportunity for your characters to level up. You will encounter many types of enemies on both the main quest and subquests; since different enemies may require different strategies, you have the ability to customize the deck of cards you will use in battle. As you gain experience, you will also gain the ability to create multiple decks.&lt;/story&gt; &lt;/game&gt;">
            <text:p>&lt;game name="Baten Kaitos Origins (USA) (Disc 2)"&gt; &lt;year&gt;2006&lt;/year&gt; &lt;rating&gt;ESRB - T (Teen)&lt;/rating&gt; &lt;title&gt;Baten Kaitos Origins <text:s/>Disk 2&lt;/title&gt; &lt;pub&gt;Nintendo of America Inc.&lt;/pub&gt; &lt;dev&gt;tri-Crescendo&lt;/dev&gt; &lt;genre&gt;Role-Playing&lt;/genre&gt; &lt;score&gt;2.9&lt;/score&gt; &lt;player&gt;1 Player&lt;/player&gt; &lt;story&gt;Baten Kaitos Origins is a prequel to Baten Kaitos: Eternal Wings and the Lost Ocean. Long ago, the evil god Malpercio attempted to destroy the other gods; a large battle of the gods ensued, and following this the people of the world were forced to flee to various islands floating in the sky. 1000 years after the war the people live peacefully in the sky for the most part; but Emperor Olgen, the emperor of one of these islands, has begun a plot to gain control of all the islands.****The main character of the story is Sagi, a "Spirit-born" individual who has been given a secret mission to assassinate Emperor Olgen. In similar fashion to Eternal Wings and the Lost Ocean, you don't actually control Sagi in the game but rather his guardian spirit. Throughout the game you can give Sagi advice, and as you progress the story will unfold revealing the plot that may threaten all of the islands...****Gameplay is similar to Eternal Wings and the Lost Ocean and features a card based battle system. Many items in the world have a "magna essence"; these items can be captured in a card for use later. Some items are useful for attacking and defending, others can help replenish your health, and some can be used to solve puzzles. When a battle begins your deck of cards will be randomly dealt to you; battles are turn based, on each turn you can select cards from those visible to use. Different cards also feature different attributes, and various combos are possible. When a battle is won, your characters will earn experience points, gold, and will also recover all hit points.****The battles in the game aren't random; as you explore the worlds, enemies will be visible on screen in some areas and contact with them begins the battle. In addition to the main story line, numerous sub-quests will also become available by talking with various characters; completing a sub-quest will typically earn a useful item for you as well as provide an opportunity for your characters to level up. You will encounter many types of enemies on both the main quest and subquests; since different enemies may require different strategies, you have the ability to customize the deck of cards you will use in battle. As you gain experience, you will also gain the ability to create multiple decks.&lt;/story&gt; &lt;/game&gt;</text:p>
          </table:table-cell>
          <table:table-cell table:number-columns-repeated="1012"/>
        </table:table-row>
        <table:table-row table:style-name="ro1">
          <table:table-cell office:value-type="string">
            <text:p>Batman - Dark Tomorrow (USA)</text:p>
          </table:table-cell>
          <table:table-cell office:value-type="float" office:value="2003">
            <text:p>2003</text:p>
          </table:table-cell>
          <table:table-cell office:value-type="string">
            <text:p>ESRB - T (Teen)</text:p>
          </table:table-cell>
          <table:table-cell office:value-type="string">
            <text:p>Batman - Dark Tomorrow </text:p>
          </table:table-cell>
          <table:table-cell table:style-name="Default" office:value-type="string">
            <text:p>KEMCO U.S.A., INC.</text:p>
          </table:table-cell>
          <table:table-cell office:value-type="string">
            <text:p>Kotobuki System</text:p>
          </table:table-cell>
          <table:table-cell office:value-type="string">
            <text:p>Action</text:p>
          </table:table-cell>
          <table:table-cell office:value-type="string">
            <text:p>1.4</text:p>
          </table:table-cell>
          <table:table-cell office:value-type="string">
            <text:p>1 Player</text:p>
          </table:table-cell>
          <table:table-cell office:value-type="string">
            <text:p>Become vengeance and take on the night in this Batman adventure. <text:s/>Batman: Dark Tomorrow reaches deep into the Batman canon, setting the Dark Knight against the villainous machinations of Ra's Al Ghul, the Joker, Poison Ivy and more.****Batman is well-armed in this outing, having full access to every item in the Batcave. <text:s/>Thugs must be Batcuffed after Batman knocks them out. <text:s/>Batman navigates through the night using his Batgrapple. <text:s/>Batman uses Batarangs and smoke bombs to disable and disorient attackers.</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Batman - Dark Tomorrow (USA)&quot;&gt; &lt;year&gt;2003&lt;/year&gt; &lt;rating&gt;ESRB - T (Teen)&lt;/rating&gt; &lt;title&gt;Batman - Dark Tomorrow &lt;/title&gt; &lt;pub&gt;KEMCO U.S.A., INC.&lt;/pub&gt; &lt;dev&gt;Kotobuki System&lt;/dev&gt; &lt;genre&gt;Action&lt;/genre&gt; &lt;score&gt;1.4&lt;/score&gt; &lt;player&gt;1 Player&lt;/player&gt; &lt;story&gt;Become vengeance and take on the night in this Batman adventure.  Batman: Dark Tomorrow reaches deep into the Batman canon, setting the Dark Knight against the villainous machinations of Ra's Al Ghul, the Joker, Poison Ivy and more.****Batman is well-armed in this outing, having full access to every item in the Batcave.  Thugs must be Batcuffed after Batman knocks them out.  Batman navigates through the night using his Batgrapple.  Batman uses Batarangs and smoke bombs to disable and disorient attackers.&lt;/story&gt; &lt;/game&gt;">
            <text:p>&lt;game name="Batman - Dark Tomorrow (USA)"&gt; &lt;year&gt;2003&lt;/year&gt; &lt;rating&gt;ESRB - T (Teen)&lt;/rating&gt; &lt;title&gt;Batman - Dark Tomorrow &lt;/title&gt; &lt;pub&gt;KEMCO U.S.A., INC.&lt;/pub&gt; &lt;dev&gt;Kotobuki System&lt;/dev&gt; &lt;genre&gt;Action&lt;/genre&gt; &lt;score&gt;1.4&lt;/score&gt; &lt;player&gt;1 Player&lt;/player&gt; &lt;story&gt;Become vengeance and take on the night in this Batman adventure. <text:s/>Batman: Dark Tomorrow reaches deep into the Batman canon, setting the Dark Knight against the villainous machinations of Ra's Al Ghul, the Joker, Poison Ivy and more.****Batman is well-armed in this outing, having full access to every item in the Batcave. <text:s/>Thugs must be Batcuffed after Batman knocks them out. <text:s/>Batman navigates through the night using his Batgrapple. <text:s/>Batman uses Batarangs and smoke bombs to disable and disorient attackers.&lt;/story&gt; &lt;/game&gt;</text:p>
          </table:table-cell>
          <table:table-cell table:number-columns-repeated="1012"/>
        </table:table-row>
        <table:table-row table:style-name="ro1">
          <table:table-cell office:value-type="string">
            <text:p>Batman - Rise of Sin Tzu (USA)</text:p>
          </table:table-cell>
          <table:table-cell office:value-type="float" office:value="2003">
            <text:p>2003</text:p>
          </table:table-cell>
          <table:table-cell office:value-type="string">
            <text:p>ESRB - T (Teen)</text:p>
          </table:table-cell>
          <table:table-cell office:value-type="string">
            <text:p>Batman - Rise of Sin Tzu </text:p>
          </table:table-cell>
          <table:table-cell table:style-name="Default" office:value-type="string">
            <text:p>Ubisoft Entertainment SA</text:p>
          </table:table-cell>
          <table:table-cell office:value-type="string">
            <text:p>Ubisoft</text:p>
          </table:table-cell>
          <table:table-cell office:value-type="string">
            <text:p>Action</text:p>
          </table:table-cell>
          <table:table-cell office:value-type="string">
            <text:p>2.2</text:p>
          </table:table-cell>
          <table:table-cell office:value-type="string">
            <text:p>1-2 Players</text:p>
          </table:table-cell>
          <table:table-cell office:value-type="string">
            <text:p>On the anniversary of the death of his parents, Bruce Wayne must face a new evil that is turning Gotham City into a crisis zone. Batman must rise to the challenge, as Sin Tzu leaves his mark on city.****Along with Robin, Nightwing and Batgirl, Batman must battle through various locations in Gotham City in search of the truth behind this new foe, while fighting off the threat from other well known characters from the comic book series, Bane, Clayface and Scarecrow.****Batman can use his full collection of weapons and gadgets to his advantage, including the Batarang and grappiling hook. Plus there's plenty of martial arts moves to bust on the bad guys, and if its too much to fight off, the 2 player co-op mode allows two characters to battle side-by-side.</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Batman - Rise of Sin Tzu (USA)&quot;&gt; &lt;year&gt;2003&lt;/year&gt; &lt;rating&gt;ESRB - T (Teen)&lt;/rating&gt; &lt;title&gt;Batman - Rise of Sin Tzu &lt;/title&gt; &lt;pub&gt;Ubisoft Entertainment SA&lt;/pub&gt; &lt;dev&gt;Ubisoft&lt;/dev&gt; &lt;genre&gt;Action&lt;/genre&gt; &lt;score&gt;2.2&lt;/score&gt; &lt;player&gt;1-2 Players&lt;/player&gt; &lt;story&gt;On the anniversary of the death of his parents, Bruce Wayne must face a new evil that is turning Gotham City into a crisis zone. Batman must rise to the challenge, as Sin Tzu leaves his mark on city.****Along with Robin, Nightwing and Batgirl, Batman must battle through various locations in Gotham City in search of the truth behind this new foe, while fighting off the threat from other well known characters from the comic book series, Bane, Clayface and Scarecrow.****Batman can use his full collection of weapons and gadgets to his advantage, including the Batarang and grappiling hook. Plus there's plenty of martial arts moves to bust on the bad guys, and if its too much to fight off, the 2 player co-op mode allows two characters to battle side-by-side.&lt;/story&gt; &lt;/game&gt;">
            <text:p>&lt;game name="Batman - Rise of Sin Tzu (USA)"&gt; &lt;year&gt;2003&lt;/year&gt; &lt;rating&gt;ESRB - T (Teen)&lt;/rating&gt; &lt;title&gt;Batman - Rise of Sin Tzu &lt;/title&gt; &lt;pub&gt;Ubisoft Entertainment SA&lt;/pub&gt; &lt;dev&gt;Ubisoft&lt;/dev&gt; &lt;genre&gt;Action&lt;/genre&gt; &lt;score&gt;2.2&lt;/score&gt; &lt;player&gt;1-2 Players&lt;/player&gt; &lt;story&gt;On the anniversary of the death of his parents, Bruce Wayne must face a new evil that is turning Gotham City into a crisis zone. Batman must rise to the challenge, as Sin Tzu leaves his mark on city.****Along with Robin, Nightwing and Batgirl, Batman must battle through various locations in Gotham City in search of the truth behind this new foe, while fighting off the threat from other well known characters from the comic book series, Bane, Clayface and Scarecrow.****Batman can use his full collection of weapons and gadgets to his advantage, including the Batarang and grappiling hook. Plus there's plenty of martial arts moves to bust on the bad guys, and if its too much to fight off, the 2 player co-op mode allows two characters to battle side-by-side.&lt;/story&gt; &lt;/game&gt;</text:p>
          </table:table-cell>
          <table:table-cell table:number-columns-repeated="1012"/>
        </table:table-row>
        <table:table-row table:style-name="ro1">
          <table:table-cell office:value-type="string">
            <text:p>Batman - Vengeance (USA)</text:p>
          </table:table-cell>
          <table:table-cell office:value-type="float" office:value="2001">
            <text:p>2001</text:p>
          </table:table-cell>
          <table:table-cell office:value-type="string">
            <text:p>ESRB - T (Teen)</text:p>
          </table:table-cell>
          <table:table-cell office:value-type="string">
            <text:p>Batman - Vengeance </text:p>
          </table:table-cell>
          <table:table-cell table:style-name="Default" office:value-type="string">
            <text:p>Ubi Soft Entertainment Software</text:p>
          </table:table-cell>
          <table:table-cell office:value-type="string">
            <text:p>UbiSoft</text:p>
          </table:table-cell>
          <table:table-cell office:value-type="string">
            <text:p>Action</text:p>
          </table:table-cell>
          <table:table-cell office:value-type="string">
            <text:p>3.2</text:p>
          </table:table-cell>
          <table:table-cell office:value-type="string">
            <text:p>1 Player</text:p>
          </table:table-cell>
          <table:table-cell office:value-type="string">
            <text:p>Based on the cartoon series rather the comic books or the movies, Batman: Vengeance puts you in the role of the 'Dark Knight' in a 3D Gotham City, in order to face and fight enemies; such as Mr. Freeze, Poison Ivy, Harley Quinn, and, yes, The Joker.****The Joker has died after falling from a bridge mid-scuffle with our caped hero. With the big man's place at the top of the criminal hierarchy up for grabs, the city's most heinous villains are out in force, clambering over each other for the new employment opportunity. Batman's most dangerous opponents are causing a crime wave the likes of which Gotham has never seen. Nothing is as it seems. You can't even be sure that the infamous Joker has really ceased to exist. Gotham's safety hangs in the balance and only Batman can save it.</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Batman - Vengeance (USA)&quot;&gt; &lt;year&gt;2001&lt;/year&gt; &lt;rating&gt;ESRB - T (Teen)&lt;/rating&gt; &lt;title&gt;Batman - Vengeance &lt;/title&gt; &lt;pub&gt;Ubi Soft Entertainment Software&lt;/pub&gt; &lt;dev&gt;UbiSoft&lt;/dev&gt; &lt;genre&gt;Action&lt;/genre&gt; &lt;score&gt;3.2&lt;/score&gt; &lt;player&gt;1 Player&lt;/player&gt; &lt;story&gt;Based on the cartoon series rather the comic books or the movies, Batman: Vengeance puts you in the role of the 'Dark Knight' in a 3D Gotham City, in order to face and fight enemies; such as Mr. Freeze, Poison Ivy, Harley Quinn, and, yes, The Joker.****The Joker has died after falling from a bridge mid-scuffle with our caped hero. With the big man's place at the top of the criminal hierarchy up for grabs, the city's most heinous villains are out in force, clambering over each other for the new employment opportunity. Batman's most dangerous opponents are causing a crime wave the likes of which Gotham has never seen. Nothing is as it seems. You can't even be sure that the infamous Joker has really ceased to exist. Gotham's safety hangs in the balance and only Batman can save it.&lt;/story&gt; &lt;/game&gt;">
            <text:p>&lt;game name="Batman - Vengeance (USA)"&gt; &lt;year&gt;2001&lt;/year&gt; &lt;rating&gt;ESRB - T (Teen)&lt;/rating&gt; &lt;title&gt;Batman - Vengeance &lt;/title&gt; &lt;pub&gt;Ubi Soft Entertainment Software&lt;/pub&gt; &lt;dev&gt;UbiSoft&lt;/dev&gt; &lt;genre&gt;Action&lt;/genre&gt; &lt;score&gt;3.2&lt;/score&gt; &lt;player&gt;1 Player&lt;/player&gt; &lt;story&gt;Based on the cartoon series rather the comic books or the movies, Batman: Vengeance puts you in the role of the 'Dark Knight' in a 3D Gotham City, in order to face and fight enemies; such as Mr. Freeze, Poison Ivy, Harley Quinn, and, yes, The Joker.****The Joker has died after falling from a bridge mid-scuffle with our caped hero. With the big man's place at the top of the criminal hierarchy up for grabs, the city's most heinous villains are out in force, clambering over each other for the new employment opportunity. Batman's most dangerous opponents are causing a crime wave the likes of which Gotham has never seen. Nothing is as it seems. You can't even be sure that the infamous Joker has really ceased to exist. Gotham's safety hangs in the balance and only Batman can save it.&lt;/story&gt; &lt;/game&gt;</text:p>
          </table:table-cell>
          <table:table-cell table:number-columns-repeated="1012"/>
        </table:table-row>
        <table:table-row table:style-name="ro1">
          <table:table-cell office:value-type="string">
            <text:p>Batman Begins (USA)</text:p>
          </table:table-cell>
          <table:table-cell office:value-type="float" office:value="2005">
            <text:p>2005</text:p>
          </table:table-cell>
          <table:table-cell office:value-type="string">
            <text:p>ESRB - T (Teen)</text:p>
          </table:table-cell>
          <table:table-cell office:value-type="string">
            <text:p>Batman Begins </text:p>
          </table:table-cell>
          <table:table-cell table:style-name="Default" office:value-type="string">
            <text:p>Warner Bros. Interactive Entertainment Inc.</text:p>
          </table:table-cell>
          <table:table-cell office:value-type="string">
            <text:p>Eurocom Entertainment Software</text:p>
          </table:table-cell>
          <table:table-cell office:value-type="string">
            <text:p>Driving</text:p>
          </table:table-cell>
          <table:table-cell office:value-type="string">
            <text:p>3.7</text:p>
          </table:table-cell>
          <table:table-cell office:value-type="string">
            <text:p>1 Player</text:p>
          </table:table-cell>
          <table:table-cell office:value-type="string">
            <text:p>In this adaptation of the film of the same name, the origins of the Batman legend are explored. Playing as both Bruce Wayne and his alter-ego, Batman, you will need to hunt evil forces in familiar locations such as Arkham asylum, Gotham City, but also in the Himalaya. Using both stealth and brutal skills, you take on enemies in true beat-em-up style. Batman has a vast array of moves, from kicks and punches to more exotic special moves. Multiple enemies can be attacked at once, and there are tricks to break through enemies' defenses. Also, certain attacks can only be used as a finishing move when opponents are weakened.****Next to the melee combat, Batman carries his Bat Utility Belt with a Batgrapple to reach higher areas, the Batarang and gadgets such as smoke and flash grenades, a lockpick, camera hacker and an optical wire to peek from behind corners.****Certain levels turn Batman Begins into a racing game, as you drive the shiny Batmobile at high speeds though Gotham City. During these missions, your progress is measured by a reputation meter, which increases when you take out cops and thugs, and decreases when you harm civilians. There is nitro available for even higher speeds and an armour meter shows the status of your car.</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Batman Begins (USA)&quot;&gt; &lt;year&gt;2005&lt;/year&gt; &lt;rating&gt;ESRB - T (Teen)&lt;/rating&gt; &lt;title&gt;Batman Begins &lt;/title&gt; &lt;pub&gt;Warner Bros. Interactive Entertainment Inc.&lt;/pub&gt; &lt;dev&gt;Eurocom Entertainment Software&lt;/dev&gt; &lt;genre&gt;Driving&lt;/genre&gt; &lt;score&gt;3.7&lt;/score&gt; &lt;player&gt;1 Player&lt;/player&gt; &lt;story&gt;In this adaptation of the film of the same name, the origins of the Batman legend are explored. Playing as both Bruce Wayne and his alter-ego, Batman, you will need to hunt evil forces in familiar locations such as Arkham asylum, Gotham City, but also in the Himalaya. Using both stealth and brutal skills, you take on enemies in true beat-em-up style. Batman has a vast array of moves, from kicks and punches to more exotic special moves. Multiple enemies can be attacked at once, and there are tricks to break through enemies' defenses. Also, certain attacks can only be used as a finishing move when opponents are weakened.****Next to the melee combat, Batman carries his Bat Utility Belt with a Batgrapple to reach higher areas, the Batarang and gadgets such as smoke and flash grenades, a lockpick, camera hacker and an optical wire to peek from behind corners.****Certain levels turn Batman Begins into a racing game, as you drive the shiny Batmobile at high speeds though Gotham City. During these missions, your progress is measured by a reputation meter, which increases when you take out cops and thugs, and decreases when you harm civilians. There is nitro available for even higher speeds and an armour meter shows the status of your car.&lt;/story&gt; &lt;/game&gt;">
            <text:p>&lt;game name="Batman Begins (USA)"&gt; &lt;year&gt;2005&lt;/year&gt; &lt;rating&gt;ESRB - T (Teen)&lt;/rating&gt; &lt;title&gt;Batman Begins &lt;/title&gt; &lt;pub&gt;Warner Bros. Interactive Entertainment Inc.&lt;/pub&gt; &lt;dev&gt;Eurocom Entertainment Software&lt;/dev&gt; &lt;genre&gt;Driving&lt;/genre&gt; &lt;score&gt;3.7&lt;/score&gt; &lt;player&gt;1 Player&lt;/player&gt; &lt;story&gt;In this adaptation of the film of the same name, the origins of the Batman legend are explored. Playing as both Bruce Wayne and his alter-ego, Batman, you will need to hunt evil forces in familiar locations such as Arkham asylum, Gotham City, but also in the Himalaya. Using both stealth and brutal skills, you take on enemies in true beat-em-up style. Batman has a vast array of moves, from kicks and punches to more exotic special moves. Multiple enemies can be attacked at once, and there are tricks to break through enemies' defenses. Also, certain attacks can only be used as a finishing move when opponents are weakened.****Next to the melee combat, Batman carries his Bat Utility Belt with a Batgrapple to reach higher areas, the Batarang and gadgets such as smoke and flash grenades, a lockpick, camera hacker and an optical wire to peek from behind corners.****Certain levels turn Batman Begins into a racing game, as you drive the shiny Batmobile at high speeds though Gotham City. During these missions, your progress is measured by a reputation meter, which increases when you take out cops and thugs, and decreases when you harm civilians. There is nitro available for even higher speeds and an armour meter shows the status of your car.&lt;/story&gt; &lt;/game&gt;</text:p>
          </table:table-cell>
          <table:table-cell table:number-columns-repeated="1012"/>
        </table:table-row>
        <table:table-row table:style-name="ro1">
          <table:table-cell office:value-type="string">
            <text:p>Battalion Wars (USA)</text:p>
          </table:table-cell>
          <table:table-cell office:value-type="float" office:value="2005">
            <text:p>2005</text:p>
          </table:table-cell>
          <table:table-cell office:value-type="string">
            <text:p>ESRB - T (Teen)</text:p>
          </table:table-cell>
          <table:table-cell office:value-type="string">
            <text:p>Battalion Wars </text:p>
          </table:table-cell>
          <table:table-cell table:style-name="Default" office:value-type="string">
            <text:p>Nintendo of America Inc.</text:p>
          </table:table-cell>
          <table:table-cell office:value-type="string">
            <text:p>Kuju London</text:p>
          </table:table-cell>
          <table:table-cell office:value-type="string">
            <text:p>Strategy</text:p>
          </table:table-cell>
          <table:table-cell office:value-type="string">
            <text:p>3.4</text:p>
          </table:table-cell>
          <table:table-cell office:value-type="string">
            <text:p>1 Player</text:p>
          </table:table-cell>
          <table:table-cell office:value-type="string">
            <text:p>You play in a fictional world, where war has erupted between the Frontiers and the Tundrans. <text:s/>You are ordered to command the Frontiers to victory. <text:s/>Using your troops you can command them to attack, defend, and follow you, as well as garrison them in bunkers, capture bases, and hop in vehicles. <text:s/>You can switch between a first-person view, and control one of your men to lead in battle, or you can use the top-down view, where you have a good view of the battlefield. <text:s/>Through an expansive campaign, a number of different nations, and a garrison that would impress even Napoleon, you can see just how fun war may be.</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Battalion Wars (USA)&quot;&gt; &lt;year&gt;2005&lt;/year&gt; &lt;rating&gt;ESRB - T (Teen)&lt;/rating&gt; &lt;title&gt;Battalion Wars &lt;/title&gt; &lt;pub&gt;Nintendo of America Inc.&lt;/pub&gt; &lt;dev&gt;Kuju London&lt;/dev&gt; &lt;genre&gt;Strategy&lt;/genre&gt; &lt;score&gt;3.4&lt;/score&gt; &lt;player&gt;1 Player&lt;/player&gt; &lt;story&gt;You play in a fictional world, where war has erupted between the Frontiers and the Tundrans.  You are ordered to command the Frontiers to victory.  Using your troops you can command them to attack, defend, and follow you, as well as garrison them in bunkers, capture bases, and hop in vehicles.  You can switch between a first-person view, and control one of your men to lead in battle, or you can use the top-down view, where you have a good view of the battlefield.  Through an expansive campaign, a number of different nations, and a garrison that would impress even Napoleon, you can see just how fun war may be.&lt;/story&gt; &lt;/game&gt;">
            <text:p>&lt;game name="Battalion Wars (USA)"&gt; &lt;year&gt;2005&lt;/year&gt; &lt;rating&gt;ESRB - T (Teen)&lt;/rating&gt; &lt;title&gt;Battalion Wars &lt;/title&gt; &lt;pub&gt;Nintendo of America Inc.&lt;/pub&gt; &lt;dev&gt;Kuju London&lt;/dev&gt; &lt;genre&gt;Strategy&lt;/genre&gt; &lt;score&gt;3.4&lt;/score&gt; &lt;player&gt;1 Player&lt;/player&gt; &lt;story&gt;You play in a fictional world, where war has erupted between the Frontiers and the Tundrans. <text:s/>You are ordered to command the Frontiers to victory. <text:s/>Using your troops you can command them to attack, defend, and follow you, as well as garrison them in bunkers, capture bases, and hop in vehicles. <text:s/>You can switch between a first-person view, and control one of your men to lead in battle, or you can use the top-down view, where you have a good view of the battlefield. <text:s/>Through an expansive campaign, a number of different nations, and a garrison that would impress even Napoleon, you can see just how fun war may be.&lt;/story&gt; &lt;/game&gt;</text:p>
          </table:table-cell>
          <table:table-cell table:number-columns-repeated="1012"/>
        </table:table-row>
        <table:table-row table:style-name="ro1">
          <table:table-cell office:value-type="string">
            <text:p>Battle Stadium D.O.N (Japan)</text:p>
          </table:table-cell>
          <table:table-cell office:value-type="float" office:value="2006">
            <text:p>2006</text:p>
          </table:table-cell>
          <table:table-cell office:value-type="string">
            <text:p>ESRB - T (Teen)</text:p>
          </table:table-cell>
          <table:table-cell office:value-type="string">
            <text:p>Battle Stadium D.O.N </text:p>
          </table:table-cell>
          <table:table-cell table:style-name="Default" office:value-type="string">
            <text:p>Bandai Games</text:p>
          </table:table-cell>
          <table:table-cell office:value-type="string">
            <text:p>Eighting</text:p>
          </table:table-cell>
          <table:table-cell office:value-type="string">
            <text:p>Fighter</text:p>
          </table:table-cell>
          <table:table-cell office:value-type="string">
            <text:p>3.5</text:p>
          </table:table-cell>
          <table:table-cell office:value-type="string">
            <text:p>1-2 Players</text:p>
          </table:table-cell>
          <table:table-cell office:value-type="string">
            <text:p>In this fighting game, players take control of their favorite characters from Dragon Ball Z, One Piece and Naruto (hence the D.O.N in the name) in a game that combines the best of the action seen in the One Piece Grand Battle, Naruto Narutimate Heroes and Dragon Ball Z fighting game series. </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Battle Stadium D.O.N (Japan)&quot;&gt; &lt;year&gt;2006&lt;/year&gt; &lt;rating&gt;ESRB - T (Teen)&lt;/rating&gt; &lt;title&gt;Battle Stadium D.O.N &lt;/title&gt; &lt;pub&gt;Bandai Games&lt;/pub&gt; &lt;dev&gt;Eighting&lt;/dev&gt; &lt;genre&gt;Fighter&lt;/genre&gt; &lt;score&gt;3.5&lt;/score&gt; &lt;player&gt;1-2 Players&lt;/player&gt; &lt;story&gt;In this fighting game, players take control of their favorite characters from Dragon Ball Z, One Piece and Naruto (hence the D.O.N in the name) in a game that combines the best of the action seen in the One Piece Grand Battle, Naruto Narutimate Heroes and Dragon Ball Z fighting game series. &lt;/story&gt; &lt;/game&gt;">
            <text:p>&lt;game name="Battle Stadium D.O.N (Japan)"&gt; &lt;year&gt;2006&lt;/year&gt; &lt;rating&gt;ESRB - T (Teen)&lt;/rating&gt; &lt;title&gt;Battle Stadium D.O.N &lt;/title&gt; &lt;pub&gt;Bandai Games&lt;/pub&gt; &lt;dev&gt;Eighting&lt;/dev&gt; &lt;genre&gt;Fighter&lt;/genre&gt; &lt;score&gt;3.5&lt;/score&gt; &lt;player&gt;1-2 Players&lt;/player&gt; &lt;story&gt;In this fighting game, players take control of their favorite characters from Dragon Ball Z, One Piece and Naruto (hence the D.O.N in the name) in a game that combines the best of the action seen in the One Piece Grand Battle, Naruto Narutimate Heroes and Dragon Ball Z fighting game series. &lt;/story&gt; &lt;/game&gt;</text:p>
          </table:table-cell>
          <table:table-cell table:number-columns-repeated="1012"/>
        </table:table-row>
        <table:table-row table:style-name="ro1">
          <table:table-cell office:value-type="string">
            <text:p>Beach Spikers - Virtua Beach Volleyball (USA)</text:p>
          </table:table-cell>
          <table:table-cell office:value-type="float" office:value="2002">
            <text:p>2002</text:p>
          </table:table-cell>
          <table:table-cell office:value-type="string">
            <text:p>ESRB - E (Everyone)</text:p>
          </table:table-cell>
          <table:table-cell office:value-type="string">
            <text:p>Beach Spikers - Virtua Beach Volleyball </text:p>
          </table:table-cell>
          <table:table-cell table:style-name="Default" office:value-type="string">
            <text:p>SEGA of America, Inc.</text:p>
          </table:table-cell>
          <table:table-cell office:value-type="string">
            <text:p>Sega</text:p>
          </table:table-cell>
          <table:table-cell office:value-type="string">
            <text:p>Sports/Volleyball</text:p>
          </table:table-cell>
          <table:table-cell office:value-type="string">
            <text:p>3.7</text:p>
          </table:table-cell>
          <table:table-cell office:value-type="string">
            <text:p>1-4 Players</text:p>
          </table:table-cell>
          <table:table-cell office:value-type="string">
            <text:p>Beach Spikers is an action beach volleyball game for one to four players. Several modes of gameplay are included: arcade (a conversion of the arcade game), world tour (the player creates a team, develops a relationship with their partner to increase her ability, and aims to be the world champs), vs mode (play against other players or the cpu) and a tutorial mode. Several mini-games are also featured, such as beach countdown where teams play volleyball with a bomb and hope it doesn't explode on their side of the net, and beach flags where the player needs to capture a flag before their opponent.****Beach Spikers comes with a number of predefined teams, or the player can create their own team from a variety of female athletes. Each character can be customized in appearance as well, from hair and skin color to uniform.</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Beach Spikers - Virtua Beach Volleyball (USA)&quot;&gt; &lt;year&gt;2002&lt;/year&gt; &lt;rating&gt;ESRB - E (Everyone)&lt;/rating&gt; &lt;title&gt;Beach Spikers - Virtua Beach Volleyball &lt;/title&gt; &lt;pub&gt;SEGA of America, Inc.&lt;/pub&gt; &lt;dev&gt;Sega&lt;/dev&gt; &lt;genre&gt;Sports/Volleyball&lt;/genre&gt; &lt;score&gt;3.7&lt;/score&gt; &lt;player&gt;1-4 Players&lt;/player&gt; &lt;story&gt;Beach Spikers is an action beach volleyball game for one to four players. Several modes of gameplay are included: arcade (a conversion of the arcade game), world tour (the player creates a team, develops a relationship with their partner to increase her ability, and aims to be the world champs), vs mode (play against other players or the cpu) and a tutorial mode. Several mini-games are also featured, such as beach countdown where teams play volleyball with a bomb and hope it doesn't explode on their side of the net, and beach flags where the player needs to capture a flag before their opponent.****Beach Spikers comes with a number of predefined teams, or the player can create their own team from a variety of female athletes. Each character can be customized in appearance as well, from hair and skin color to uniform.&lt;/story&gt; &lt;/game&gt;">
            <text:p>&lt;game name="Beach Spikers - Virtua Beach Volleyball (USA)"&gt; &lt;year&gt;2002&lt;/year&gt; &lt;rating&gt;ESRB - E (Everyone)&lt;/rating&gt; &lt;title&gt;Beach Spikers - Virtua Beach Volleyball &lt;/title&gt; &lt;pub&gt;SEGA of America, Inc.&lt;/pub&gt; &lt;dev&gt;Sega&lt;/dev&gt; &lt;genre&gt;Sports/Volleyball&lt;/genre&gt; &lt;score&gt;3.7&lt;/score&gt; &lt;player&gt;1-4 Players&lt;/player&gt; &lt;story&gt;Beach Spikers is an action beach volleyball game for one to four players. Several modes of gameplay are included: arcade (a conversion of the arcade game), world tour (the player creates a team, develops a relationship with their partner to increase her ability, and aims to be the world champs), vs mode (play against other players or the cpu) and a tutorial mode. Several mini-games are also featured, such as beach countdown where teams play volleyball with a bomb and hope it doesn't explode on their side of the net, and beach flags where the player needs to capture a flag before their opponent.****Beach Spikers comes with a number of predefined teams, or the player can create their own team from a variety of female athletes. Each character can be customized in appearance as well, from hair and skin color to uniform.&lt;/story&gt; &lt;/game&gt;</text:p>
          </table:table-cell>
          <table:table-cell table:number-columns-repeated="1012"/>
        </table:table-row>
        <table:table-row table:style-name="ro1">
          <table:table-cell office:value-type="string">
            <text:p>Beyblade VForce - Super Tournament Battle (USA)</text:p>
          </table:table-cell>
          <table:table-cell office:value-type="float" office:value="2003">
            <text:p>2003</text:p>
          </table:table-cell>
          <table:table-cell office:value-type="string">
            <text:p>ESRB - E (Everyone)</text:p>
          </table:table-cell>
          <table:table-cell office:value-type="string">
            <text:p>Beyblade VForce - Super Tournament Battle </text:p>
          </table:table-cell>
          <table:table-cell table:style-name="Default" office:value-type="string">
            <text:p>Atari, Inc.</text:p>
          </table:table-cell>
          <table:table-cell office:value-type="string">
            <text:p>Hudson Soft</text:p>
          </table:table-cell>
          <table:table-cell office:value-type="string">
            <text:p>Role-Playing</text:p>
          </table:table-cell>
          <table:table-cell office:value-type="string">
            <text:p>2.2</text:p>
          </table:table-cell>
          <table:table-cell office:value-type="string">
            <text:p>1-4 Players</text:p>
          </table:table-cell>
          <table:table-cell office:value-type="string">
            <text:p>To start with chose a beyblade then enter the super battle tournament. As you progress you gain points for victories witch you spend in the shop to gain better blades. Take on the blade breakers, team psychic and many more as you progress through the preliminaries all the way to the final.</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Beyblade VForce - Super Tournament Battle (USA)&quot;&gt; &lt;year&gt;2003&lt;/year&gt; &lt;rating&gt;ESRB - E (Everyone)&lt;/rating&gt; &lt;title&gt;Beyblade VForce - Super Tournament Battle &lt;/title&gt; &lt;pub&gt;Atari, Inc.&lt;/pub&gt; &lt;dev&gt;Hudson Soft&lt;/dev&gt; &lt;genre&gt;Role-Playing&lt;/genre&gt; &lt;score&gt;2.2&lt;/score&gt; &lt;player&gt;1-4 Players&lt;/player&gt; &lt;story&gt;To start with chose a beyblade then enter the super battle tournament. As you progress you gain points for victories witch you spend in the shop to gain better blades. Take on the blade breakers, team psychic and many more as you progress through the preliminaries all the way to the final.&lt;/story&gt; &lt;/game&gt;">
            <text:p>&lt;game name="Beyblade VForce - Super Tournament Battle (USA)"&gt; &lt;year&gt;2003&lt;/year&gt; &lt;rating&gt;ESRB - E (Everyone)&lt;/rating&gt; &lt;title&gt;Beyblade VForce - Super Tournament Battle &lt;/title&gt; &lt;pub&gt;Atari, Inc.&lt;/pub&gt; &lt;dev&gt;Hudson Soft&lt;/dev&gt; &lt;genre&gt;Role-Playing&lt;/genre&gt; &lt;score&gt;2.2&lt;/score&gt; &lt;player&gt;1-4 Players&lt;/player&gt; &lt;story&gt;To start with chose a beyblade then enter the super battle tournament. As you progress you gain points for victories witch you spend in the shop to gain better blades. Take on the blade breakers, team psychic and many more as you progress through the preliminaries all the way to the final.&lt;/story&gt; &lt;/game&gt;</text:p>
          </table:table-cell>
          <table:table-cell table:number-columns-repeated="1012"/>
        </table:table-row>
        <table:table-row table:style-name="ro1">
          <table:table-cell office:value-type="string">
            <text:p>Beyond Good &amp; Evil (USA)</text:p>
          </table:table-cell>
          <table:table-cell office:value-type="float" office:value="2003">
            <text:p>2003</text:p>
          </table:table-cell>
          <table:table-cell office:value-type="string">
            <text:p>ESRB - T (Teen)</text:p>
          </table:table-cell>
          <table:table-cell office:value-type="string">
            <text:p>Beyond Good &amp; Evil </text:p>
          </table:table-cell>
          <table:table-cell table:style-name="Default" office:value-type="string">
            <text:p>Ubisoft, Inc.</text:p>
          </table:table-cell>
          <table:table-cell office:value-type="string">
            <text:p>Ubisoft</text:p>
          </table:table-cell>
          <table:table-cell office:value-type="string">
            <text:p>Action</text:p>
          </table:table-cell>
          <table:table-cell office:value-type="string">
            <text:p>4.4</text:p>
          </table:table-cell>
          <table:table-cell office:value-type="string">
            <text:p>1 Player</text:p>
          </table:table-cell>
          <table:table-cell office:value-type="string">
            <text:p>In the future, on the planet Hillys, the population suffers from constant attacks from the alien DomZ. The situation is gradually getting worse, as the rate of DomZ kidnapings increase. The Alpha Section forces, who are in charge of protecting citizens, seem to be completely ineffective, not even fighting the DomZ. In the midst of this situation, the secretive organization IRIS alleges that the Alpha Section is involved in a massive government conspiracy, and seeks to expose the truth through journalism.****You control the young reporter/photographer Jade, with her companions Pey'j and Double H. After experiencing first-hand a DomZ attack, she is contacted by IRIS, who recruit her as an action reporter. Jade is now tasked with infiltrating the Alpha Section, exposing the government conspiracy, and ultimately finding the truth for herself.****Beyond Good &amp; Evil is an action-adventure game with diverse game play. Most of the game is based on stealth and puzzles, but there are sequences of racing, shooting, combat, and platform action. There are several mini-games and even an online ranking system (used by entering codes online after they are assigned in-game when the game is saved). As the game progresses, a large story unfolds, even dealing with some social issues on the way.</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Beyond Good &amp; Evil (USA)&quot;&gt; &lt;year&gt;2003&lt;/year&gt; &lt;rating&gt;ESRB - T (Teen)&lt;/rating&gt; &lt;title&gt;Beyond Good &amp; Evil &lt;/title&gt; &lt;pub&gt;Ubisoft, Inc.&lt;/pub&gt; &lt;dev&gt;Ubisoft&lt;/dev&gt; &lt;genre&gt;Action&lt;/genre&gt; &lt;score&gt;4.4&lt;/score&gt; &lt;player&gt;1 Player&lt;/player&gt; &lt;story&gt;In the future, on the planet Hillys, the population suffers from constant attacks from the alien DomZ. The situation is gradually getting worse, as the rate of DomZ kidnapings increase. The Alpha Section forces, who are in charge of protecting citizens, seem to be completely ineffective, not even fighting the DomZ. In the midst of this situation, the secretive organization IRIS alleges that the Alpha Section is involved in a massive government conspiracy, and seeks to expose the truth through journalism.****You control the young reporter/photographer Jade, with her companions Pey'j and Double H. After experiencing first-hand a DomZ attack, she is contacted by IRIS, who recruit her as an action reporter. Jade is now tasked with infiltrating the Alpha Section, exposing the government conspiracy, and ultimately finding the truth for herself.****Beyond Good &amp; Evil is an action-adventure game with diverse game play. Most of the game is based on stealth and puzzles, but there are sequences of racing, shooting, combat, and platform action. There are several mini-games and even an online ranking system (used by entering codes online after they are assigned in-game when the game is saved). As the game progresses, a large story unfolds, even dealing with some social issues on the way.&lt;/story&gt; &lt;/game&gt;">
            <text:p>&lt;game name="Beyond Good &amp; Evil (USA)"&gt; &lt;year&gt;2003&lt;/year&gt; &lt;rating&gt;ESRB - T (Teen)&lt;/rating&gt; &lt;title&gt;Beyond Good &amp; Evil &lt;/title&gt; &lt;pub&gt;Ubisoft, Inc.&lt;/pub&gt; &lt;dev&gt;Ubisoft&lt;/dev&gt; &lt;genre&gt;Action&lt;/genre&gt; &lt;score&gt;4.4&lt;/score&gt; &lt;player&gt;1 Player&lt;/player&gt; &lt;story&gt;In the future, on the planet Hillys, the population suffers from constant attacks from the alien DomZ. The situation is gradually getting worse, as the rate of DomZ kidnapings increase. The Alpha Section forces, who are in charge of protecting citizens, seem to be completely ineffective, not even fighting the DomZ. In the midst of this situation, the secretive organization IRIS alleges that the Alpha Section is involved in a massive government conspiracy, and seeks to expose the truth through journalism.****You control the young reporter/photographer Jade, with her companions Pey'j and Double H. After experiencing first-hand a DomZ attack, she is contacted by IRIS, who recruit her as an action reporter. Jade is now tasked with infiltrating the Alpha Section, exposing the government conspiracy, and ultimately finding the truth for herself.****Beyond Good &amp; Evil is an action-adventure game with diverse game play. Most of the game is based on stealth and puzzles, but there are sequences of racing, shooting, combat, and platform action. There are several mini-games and even an online ranking system (used by entering codes online after they are assigned in-game when the game is saved). As the game progresses, a large story unfolds, even dealing with some social issues on the way.&lt;/story&gt; &lt;/game&gt;</text:p>
          </table:table-cell>
          <table:table-cell table:number-columns-repeated="1012"/>
        </table:table-row>
        <table:table-row table:style-name="ro1">
          <table:table-cell office:value-type="string">
            <text:p>Big Air Freestyle (USA)</text:p>
          </table:table-cell>
          <table:table-cell office:value-type="float" office:value="2002">
            <text:p>2002</text:p>
          </table:table-cell>
          <table:table-cell office:value-type="string">
            <text:p>ESRB - T (Teen)</text:p>
          </table:table-cell>
          <table:table-cell office:value-type="string">
            <text:p>Big Air Freestyle </text:p>
          </table:table-cell>
          <table:table-cell table:style-name="Default" office:value-type="string">
            <text:p>Infogrames, Inc.</text:p>
          </table:table-cell>
          <table:table-cell office:value-type="string">
            <text:p>Paradigm Entertainment</text:p>
          </table:table-cell>
          <table:table-cell office:value-type="string">
            <text:p>Motorcycle</text:p>
          </table:table-cell>
          <table:table-cell office:value-type="string">
            <text:p>2.3</text:p>
          </table:table-cell>
          <table:table-cell office:value-type="string">
            <text:p>1-2 Players</text:p>
          </table:table-cell>
          <table:table-cell office:value-type="string">
            <text:p>Big Air Freestyle is a motor cycle racing game with up to 10 riders on over 20 different tracks, supercross or motorcross. Also includes 6 freestyle arenas and multiplayer.****You can select from 3 classes of bikes. The 125cc class has the lowest speed but most control. 250cc has an equal amount of speed and control. The 500cc has the most speed but the least control.****With the 6 freestyle arenas your goal is to perform as many stunts as you can within a given time limit. There are seven Fantasy Stunts in the game that must be unlocked for you to be able to perform them.</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Big Air Freestyle (USA)&quot;&gt; &lt;year&gt;2002&lt;/year&gt; &lt;rating&gt;ESRB - T (Teen)&lt;/rating&gt; &lt;title&gt;Big Air Freestyle &lt;/title&gt; &lt;pub&gt;Infogrames, Inc.&lt;/pub&gt; &lt;dev&gt;Paradigm Entertainment&lt;/dev&gt; &lt;genre&gt;Motorcycle&lt;/genre&gt; &lt;score&gt;2.3&lt;/score&gt; &lt;player&gt;1-2 Players&lt;/player&gt; &lt;story&gt;Big Air Freestyle is a motor cycle racing game with up to 10 riders on over 20 different tracks, supercross or motorcross. Also includes 6 freestyle arenas and multiplayer.****You can select from 3 classes of bikes. The 125cc class has the lowest speed but most control. 250cc has an equal amount of speed and control. The 500cc has the most speed but the least control.****With the 6 freestyle arenas your goal is to perform as many stunts as you can within a given time limit. There are seven Fantasy Stunts in the game that must be unlocked for you to be able to perform them.&lt;/story&gt; &lt;/game&gt;">
            <text:p>&lt;game name="Big Air Freestyle (USA)"&gt; &lt;year&gt;2002&lt;/year&gt; &lt;rating&gt;ESRB - T (Teen)&lt;/rating&gt; &lt;title&gt;Big Air Freestyle &lt;/title&gt; &lt;pub&gt;Infogrames, Inc.&lt;/pub&gt; &lt;dev&gt;Paradigm Entertainment&lt;/dev&gt; &lt;genre&gt;Motorcycle&lt;/genre&gt; &lt;score&gt;2.3&lt;/score&gt; &lt;player&gt;1-2 Players&lt;/player&gt; &lt;story&gt;Big Air Freestyle is a motor cycle racing game with up to 10 riders on over 20 different tracks, supercross or motorcross. Also includes 6 freestyle arenas and multiplayer.****You can select from 3 classes of bikes. The 125cc class has the lowest speed but most control. 250cc has an equal amount of speed and control. The 500cc has the most speed but the least control.****With the 6 freestyle arenas your goal is to perform as many stunts as you can within a given time limit. There are seven Fantasy Stunts in the game that must be unlocked for you to be able to perform them.&lt;/story&gt; &lt;/game&gt;</text:p>
          </table:table-cell>
          <table:table-cell table:number-columns-repeated="1012"/>
        </table:table-row>
        <table:table-row table:style-name="ro1">
          <table:table-cell office:value-type="string">
            <text:p>Big Mutha Truckers (USA)</text:p>
          </table:table-cell>
          <table:table-cell office:value-type="float" office:value="2003">
            <text:p>2003</text:p>
          </table:table-cell>
          <table:table-cell office:value-type="string">
            <text:p>ESRB - T (Teen)</text:p>
          </table:table-cell>
          <table:table-cell office:value-type="string">
            <text:p>Big Mutha Truckers </text:p>
          </table:table-cell>
          <table:table-cell table:style-name="Default" office:value-type="string">
            <text:p>THQ Inc.</text:p>
          </table:table-cell>
          <table:table-cell office:value-type="string">
            <text:p>Eutechnyx Limited</text:p>
          </table:table-cell>
          <table:table-cell office:value-type="string">
            <text:p>Driving</text:p>
          </table:table-cell>
          <table:table-cell office:value-type="string">
            <text:p>2.6</text:p>
          </table:table-cell>
          <table:table-cell office:value-type="string">
            <text:p>1 Player</text:p>
          </table:table-cell>
          <table:table-cell office:value-type="string">
            <text:p>Big Mutha Truckers is a truck racing game where you are one of Ma Jackson's four kids. You have to make money for 60 days. The one who earns most money in that period will get Ma's bussiness. There are plenty obstacles to change your success to failure.****Players make cash by trading various commodities in the five cities that make up Hick State County, by taking on special jobs (some legal, some not so legal), by wagering with other rival drivers and by causing as much chaos as possible!</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Big Mutha Truckers (USA)&quot;&gt; &lt;year&gt;2003&lt;/year&gt; &lt;rating&gt;ESRB - T (Teen)&lt;/rating&gt; &lt;title&gt;Big Mutha Truckers &lt;/title&gt; &lt;pub&gt;THQ Inc.&lt;/pub&gt; &lt;dev&gt;Eutechnyx Limited&lt;/dev&gt; &lt;genre&gt;Driving&lt;/genre&gt; &lt;score&gt;2.6&lt;/score&gt; &lt;player&gt;1 Player&lt;/player&gt; &lt;story&gt;Big Mutha Truckers is a truck racing game where you are one of Ma Jackson's four kids. You have to make money for 60 days. The one who earns most money in that period will get Ma's bussiness. There are plenty obstacles to change your success to failure.****Players make cash by trading various commodities in the five cities that make up Hick State County, by taking on special jobs (some legal, some not so legal), by wagering with other rival drivers and by causing as much chaos as possible!&lt;/story&gt; &lt;/game&gt;">
            <text:p>&lt;game name="Big Mutha Truckers (USA)"&gt; &lt;year&gt;2003&lt;/year&gt; &lt;rating&gt;ESRB - T (Teen)&lt;/rating&gt; &lt;title&gt;Big Mutha Truckers &lt;/title&gt; &lt;pub&gt;THQ Inc.&lt;/pub&gt; &lt;dev&gt;Eutechnyx Limited&lt;/dev&gt; &lt;genre&gt;Driving&lt;/genre&gt; &lt;score&gt;2.6&lt;/score&gt; &lt;player&gt;1 Player&lt;/player&gt; &lt;story&gt;Big Mutha Truckers is a truck racing game where you are one of Ma Jackson's four kids. You have to make money for 60 days. The one who earns most money in that period will get Ma's bussiness. There are plenty obstacles to change your success to failure.****Players make cash by trading various commodities in the five cities that make up Hick State County, by taking on special jobs (some legal, some not so legal), by wagering with other rival drivers and by causing as much chaos as possible!&lt;/story&gt; &lt;/game&gt;</text:p>
          </table:table-cell>
          <table:table-cell table:number-columns-repeated="1012"/>
        </table:table-row>
        <table:table-row table:style-name="ro1">
          <table:table-cell office:value-type="string">
            <text:p>Billy Hatcher and the Giant Egg (USA)</text:p>
          </table:table-cell>
          <table:table-cell office:value-type="float" office:value="2003">
            <text:p>2003</text:p>
          </table:table-cell>
          <table:table-cell office:value-type="string">
            <text:p>ESRB - E (Everyone)</text:p>
          </table:table-cell>
          <table:table-cell office:value-type="string">
            <text:p>Billy Hatcher and the Giant Egg </text:p>
          </table:table-cell>
          <table:table-cell table:style-name="Default" office:value-type="string">
            <text:p>SEGA of America, Inc.</text:p>
          </table:table-cell>
          <table:table-cell office:value-type="string">
            <text:p>Sonic Team</text:p>
          </table:table-cell>
          <table:table-cell office:value-type="string">
            <text:p>Action</text:p>
          </table:table-cell>
          <table:table-cell office:value-type="string">
            <text:p>3.8</text:p>
          </table:table-cell>
          <table:table-cell office:value-type="string">
            <text:p>1-4 Players</text:p>
          </table:table-cell>
          <table:table-cell office:value-type="string">
            <text:p>A boy and his friends playing in the forest get transported to a magical land. Separated from his friends billy finds...a chicken suit? This suit lets him hatch eggs in his quest to bring back morning, save the giant egg, and defeat the evil crows who want to destroy it. On the way he can hatch eggs that he finds when he does he is rewarded with mystical creatures and ''hats''. These help him defeat the crows and save the giant egg.</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Billy Hatcher and the Giant Egg (USA)&quot;&gt; &lt;year&gt;2003&lt;/year&gt; &lt;rating&gt;ESRB - E (Everyone)&lt;/rating&gt; &lt;title&gt;Billy Hatcher and the Giant Egg &lt;/title&gt; &lt;pub&gt;SEGA of America, Inc.&lt;/pub&gt; &lt;dev&gt;Sonic Team&lt;/dev&gt; &lt;genre&gt;Action&lt;/genre&gt; &lt;score&gt;3.8&lt;/score&gt; &lt;player&gt;1-4 Players&lt;/player&gt; &lt;story&gt;A boy and his friends playing in the forest get transported to a magical land. Separated from his friends billy finds...a chicken suit? This suit lets him hatch eggs in his quest to bring back morning, save the giant egg, and defeat the evil crows who want to destroy it. On the way he can hatch eggs that he finds when he does he is rewarded with mystical creatures and ''hats''. These help him defeat the crows and save the giant egg.&lt;/story&gt; &lt;/game&gt;">
            <text:p>&lt;game name="Billy Hatcher and the Giant Egg (USA)"&gt; &lt;year&gt;2003&lt;/year&gt; &lt;rating&gt;ESRB - E (Everyone)&lt;/rating&gt; &lt;title&gt;Billy Hatcher and the Giant Egg &lt;/title&gt; &lt;pub&gt;SEGA of America, Inc.&lt;/pub&gt; &lt;dev&gt;Sonic Team&lt;/dev&gt; &lt;genre&gt;Action&lt;/genre&gt; &lt;score&gt;3.8&lt;/score&gt; &lt;player&gt;1-4 Players&lt;/player&gt; &lt;story&gt;A boy and his friends playing in the forest get transported to a magical land. Separated from his friends billy finds...a chicken suit? This suit lets him hatch eggs in his quest to bring back morning, save the giant egg, and defeat the evil crows who want to destroy it. On the way he can hatch eggs that he finds when he does he is rewarded with mystical creatures and ''hats''. These help him defeat the crows and save the giant egg.&lt;/story&gt; &lt;/game&gt;</text:p>
          </table:table-cell>
          <table:table-cell table:number-columns-repeated="1012"/>
        </table:table-row>
        <table:table-row table:style-name="ro1">
          <table:table-cell office:value-type="string">
            <text:p>Bionicle (USA)</text:p>
          </table:table-cell>
          <table:table-cell office:value-type="float" office:value="2003">
            <text:p>2003</text:p>
          </table:table-cell>
          <table:table-cell office:value-type="string">
            <text:p>ESRB - E (Everyone)</text:p>
          </table:table-cell>
          <table:table-cell office:value-type="string">
            <text:p>Bionicle </text:p>
          </table:table-cell>
          <table:table-cell table:style-name="Default" office:value-type="string">
            <text:p>LEGO Media International, Inc.</text:p>
          </table:table-cell>
          <table:table-cell office:value-type="string">
            <text:p>Argonaut Games</text:p>
          </table:table-cell>
          <table:table-cell office:value-type="string">
            <text:p>Action</text:p>
          </table:table-cell>
          <table:table-cell office:value-type="string">
            <text:p>4.0</text:p>
          </table:table-cell>
          <table:table-cell office:value-type="string">
            <text:p>1 Player</text:p>
          </table:table-cell>
          <table:table-cell office:value-type="string">
            <text:p>Playing as the Toa, Toa Nuva and finally the 7th Toa, you must explore the six elementally-themed regions of Mata Nui - a tropical paradise of high mountains, great lakes and mighty volcanoes - rescue the scattered Matoran and break the spell of darkness sent by the evil Makuta. In doing so you will face danger in equal measure from the islands many environmental hazards (including falling rocks, rainforest winds, icicles and lava falls) and the foul minions of Makuta. So whether youre a skilled player or a young gamer, the time has come to emerge from behind your mask. The fate of Mata Nui is now in your hands...Toa, you must explore the six elementally-themed. Choose any one of the six Toa characters to begin your adventure. Use the unique elemental powers of the Toa and summon 'blasts' of elemental energy to defeat your enemies</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Bionicle (USA)&quot;&gt; &lt;year&gt;2003&lt;/year&gt; &lt;rating&gt;ESRB - E (Everyone)&lt;/rating&gt; &lt;title&gt;Bionicle &lt;/title&gt; &lt;pub&gt;LEGO Media International, Inc.&lt;/pub&gt; &lt;dev&gt;Argonaut Games&lt;/dev&gt; &lt;genre&gt;Action&lt;/genre&gt; &lt;score&gt;4.0&lt;/score&gt; &lt;player&gt;1 Player&lt;/player&gt; &lt;story&gt;Playing as the Toa, Toa Nuva and finally the 7th Toa, you must explore the six elementally-themed regions of Mata Nui - a tropical paradise of high mountains, great lakes and mighty volcanoes - rescue the scattered Matoran and break the spell of darkness sent by the evil Makuta. In doing so you will face danger in equal measure from the islands many environmental hazards (including falling rocks, rainforest winds, icicles and lava falls) and the foul minions of Makuta. So whether youre a skilled player or a young gamer, the time has come to emerge from behind your mask. The fate of Mata Nui is now in your hands...Toa, you must explore the six elementally-themed. Choose any one of the six Toa characters to begin your adventure. Use the unique elemental powers of the Toa and summon 'blasts' of elemental energy to defeat your enemies&lt;/story&gt; &lt;/game&gt;">
            <text:p>&lt;game name="Bionicle (USA)"&gt; &lt;year&gt;2003&lt;/year&gt; &lt;rating&gt;ESRB - E (Everyone)&lt;/rating&gt; &lt;title&gt;Bionicle &lt;/title&gt; &lt;pub&gt;LEGO Media International, Inc.&lt;/pub&gt; &lt;dev&gt;Argonaut Games&lt;/dev&gt; &lt;genre&gt;Action&lt;/genre&gt; &lt;score&gt;4.0&lt;/score&gt; &lt;player&gt;1 Player&lt;/player&gt; &lt;story&gt;Playing as the Toa, Toa Nuva and finally the 7th Toa, you must explore the six elementally-themed regions of Mata Nui - a tropical paradise of high mountains, great lakes and mighty volcanoes - rescue the scattered Matoran and break the spell of darkness sent by the evil Makuta. In doing so you will face danger in equal measure from the islands many environmental hazards (including falling rocks, rainforest winds, icicles and lava falls) and the foul minions of Makuta. So whether youre a skilled player or a young gamer, the time has come to emerge from behind your mask. The fate of Mata Nui is now in your hands...Toa, you must explore the six elementally-themed. Choose any one of the six Toa characters to begin your adventure. Use the unique elemental powers of the Toa and summon 'blasts' of elemental energy to defeat your enemies&lt;/story&gt; &lt;/game&gt;</text:p>
          </table:table-cell>
          <table:table-cell table:number-columns-repeated="1012"/>
        </table:table-row>
        <table:table-row table:style-name="ro1">
          <table:table-cell office:value-type="string">
            <text:p>Bionicle Heroes (USA)</text:p>
          </table:table-cell>
          <table:table-cell office:value-type="float" office:value="2006">
            <text:p>2006</text:p>
          </table:table-cell>
          <table:table-cell office:value-type="string">
            <text:p>ESRB - E10+ (Everyone 10+)</text:p>
          </table:table-cell>
          <table:table-cell office:value-type="string">
            <text:p>Bionicle Heroes </text:p>
          </table:table-cell>
          <table:table-cell table:style-name="Default" office:value-type="string">
            <text:p>Eidos, Inc.</text:p>
          </table:table-cell>
          <table:table-cell office:value-type="string">
            <text:p>Traveller's Tales</text:p>
          </table:table-cell>
          <table:table-cell office:value-type="string">
            <text:p>Action</text:p>
          </table:table-cell>
          <table:table-cell office:value-type="string">
            <text:p>4.5</text:p>
          </table:table-cell>
          <table:table-cell office:value-type="string">
            <text:p>1 Player</text:p>
          </table:table-cell>
          <table:table-cell office:value-type="string">
            <text:p>Bionicle Heroes is an action-shooter where the player takes on the role of the various Lego Bionicle Toa Inika - Jaller, Matoro, Hahli, Kongu, Hewkii, and Nuparu.****These heroes wear Toa Masks of Power - powerups you can find throughout the levels to gain different elemental based abilities. You'll also find Bionicle cannisters to help aid your quest to defeat Vezon - the 7th Piraka who had stolen the Mask of Life.****Gameplay centers around firefights against the alien "robots" called Vahki, Visorak and Borhok. <text:s/>Players will collect Lego pieces for every enemy you defeat, and eventually enable an invulnerable Hero Mode to help defeat the Toa's enemies.</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Bionicle Heroes (USA)&quot;&gt; &lt;year&gt;2006&lt;/year&gt; &lt;rating&gt;ESRB - E10+ (Everyone 10+)&lt;/rating&gt; &lt;title&gt;Bionicle Heroes &lt;/title&gt; &lt;pub&gt;Eidos, Inc.&lt;/pub&gt; &lt;dev&gt;Traveller's Tales&lt;/dev&gt; &lt;genre&gt;Action&lt;/genre&gt; &lt;score&gt;4.5&lt;/score&gt; &lt;player&gt;1 Player&lt;/player&gt; &lt;story&gt;Bionicle Heroes is an action-shooter where the player takes on the role of the various Lego Bionicle Toa Inika - Jaller, Matoro, Hahli, Kongu, Hewkii, and Nuparu.****These heroes wear Toa Masks of Power - powerups you can find throughout the levels to gain different elemental based abilities. You'll also find Bionicle cannisters to help aid your quest to defeat Vezon - the 7th Piraka who had stolen the Mask of Life.****Gameplay centers around firefights against the alien &quot;robots&quot; called Vahki, Visorak and Borhok.  Players will collect Lego pieces for every enemy you defeat, and eventually enable an invulnerable Hero Mode to help defeat the Toa's enemies.&lt;/story&gt; &lt;/game&gt;">
            <text:p>&lt;game name="Bionicle Heroes (USA)"&gt; &lt;year&gt;2006&lt;/year&gt; &lt;rating&gt;ESRB - E10+ (Everyone 10+)&lt;/rating&gt; &lt;title&gt;Bionicle Heroes &lt;/title&gt; &lt;pub&gt;Eidos, Inc.&lt;/pub&gt; &lt;dev&gt;Traveller's Tales&lt;/dev&gt; &lt;genre&gt;Action&lt;/genre&gt; &lt;score&gt;4.5&lt;/score&gt; &lt;player&gt;1 Player&lt;/player&gt; &lt;story&gt;Bionicle Heroes is an action-shooter where the player takes on the role of the various Lego Bionicle Toa Inika - Jaller, Matoro, Hahli, Kongu, Hewkii, and Nuparu.****These heroes wear Toa Masks of Power - powerups you can find throughout the levels to gain different elemental based abilities. You'll also find Bionicle cannisters to help aid your quest to defeat Vezon - the 7th Piraka who had stolen the Mask of Life.****Gameplay centers around firefights against the alien "robots" called Vahki, Visorak and Borhok. <text:s/>Players will collect Lego pieces for every enemy you defeat, and eventually enable an invulnerable Hero Mode to help defeat the Toa's enemies.&lt;/story&gt; &lt;/game&gt;</text:p>
          </table:table-cell>
          <table:table-cell table:number-columns-repeated="1012"/>
        </table:table-row>
        <table:table-row table:style-name="ro1">
          <table:table-cell office:value-type="string">
            <text:p>Black &amp; Bruised (USA)</text:p>
          </table:table-cell>
          <table:table-cell office:value-type="float" office:value="2003">
            <text:p>2003</text:p>
          </table:table-cell>
          <table:table-cell office:value-type="string">
            <text:p>ESRB - T (Teen)</text:p>
          </table:table-cell>
          <table:table-cell office:value-type="string">
            <text:p>Black &amp; Bruised </text:p>
          </table:table-cell>
          <table:table-cell table:style-name="Default" office:value-type="string">
            <text:p>Majesco Sales, Inc.</text:p>
          </table:table-cell>
          <table:table-cell office:value-type="string">
            <text:p>Digital Fiction</text:p>
          </table:table-cell>
          <table:table-cell office:value-type="string">
            <text:p>Sports/Boxing</text:p>
          </table:table-cell>
          <table:table-cell office:value-type="string">
            <text:p>3.4</text:p>
          </table:table-cell>
          <table:table-cell office:value-type="string">
            <text:p>1-2 Players</text:p>
          </table:table-cell>
          <table:table-cell office:value-type="string">
            <text:p>Black &amp; Bruised is a cartoonish take on boxing with 18 different boxers, each with their own personality and fighting style. <text:s/>There are five different modes including multi-player, exhibition and a story mode told with CG with each boxer's life story is played out in story mode. <text:s/>Each boxer has a different special attack and power-ups can be picked up to use in matches. <text:s/>There are 30 different facial expressions for each boxer reacting to punches and misses giving them a life-like appearance.</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Black &amp; Bruised (USA)&quot;&gt; &lt;year&gt;2003&lt;/year&gt; &lt;rating&gt;ESRB - T (Teen)&lt;/rating&gt; &lt;title&gt;Black &amp; Bruised &lt;/title&gt; &lt;pub&gt;Majesco Sales, Inc.&lt;/pub&gt; &lt;dev&gt;Digital Fiction&lt;/dev&gt; &lt;genre&gt;Sports/Boxing&lt;/genre&gt; &lt;score&gt;3.4&lt;/score&gt; &lt;player&gt;1-2 Players&lt;/player&gt; &lt;story&gt;Black &amp; Bruised is a cartoonish take on boxing with 18 different boxers, each with their own personality and fighting style.  There are five different modes including multi-player, exhibition and a story mode told with CG with each boxer's life story is played out in story mode.  Each boxer has a different special attack and power-ups can be picked up to use in matches.  There are 30 different facial expressions for each boxer reacting to punches and misses giving them a life-like appearance.&lt;/story&gt; &lt;/game&gt;">
            <text:p>&lt;game name="Black &amp; Bruised (USA)"&gt; &lt;year&gt;2003&lt;/year&gt; &lt;rating&gt;ESRB - T (Teen)&lt;/rating&gt; &lt;title&gt;Black &amp; Bruised &lt;/title&gt; &lt;pub&gt;Majesco Sales, Inc.&lt;/pub&gt; &lt;dev&gt;Digital Fiction&lt;/dev&gt; &lt;genre&gt;Sports/Boxing&lt;/genre&gt; &lt;score&gt;3.4&lt;/score&gt; &lt;player&gt;1-2 Players&lt;/player&gt; &lt;story&gt;Black &amp; Bruised is a cartoonish take on boxing with 18 different boxers, each with their own personality and fighting style. <text:s/>There are five different modes including multi-player, exhibition and a story mode told with CG with each boxer's life story is played out in story mode. <text:s/>Each boxer has a different special attack and power-ups can be picked up to use in matches. <text:s/>There are 30 different facial expressions for each boxer reacting to punches and misses giving them a life-like appearance.&lt;/story&gt; &lt;/game&gt;</text:p>
          </table:table-cell>
          <table:table-cell table:number-columns-repeated="1012"/>
        </table:table-row>
        <table:table-row table:style-name="ro1">
          <table:table-cell office:value-type="string">
            <text:p>Bleach GC - Tasogare Ni Mamieru Shinigami (Japan)</text:p>
          </table:table-cell>
          <table:table-cell office:value-type="float" office:value="2005">
            <text:p>2005</text:p>
          </table:table-cell>
          <table:table-cell office:value-type="string">
            <text:p>ESRB - T (Teen)</text:p>
          </table:table-cell>
          <table:table-cell office:value-type="string">
            <text:p>Bleach GC - Tasogare Ni Mamieru Shinigami </text:p>
          </table:table-cell>
          <table:table-cell table:style-name="Default" office:value-type="string">
            <text:p>Sega</text:p>
          </table:table-cell>
          <table:table-cell office:value-type="string">
            <text:p>Polygon Magic</text:p>
          </table:table-cell>
          <table:table-cell office:value-type="string">
            <text:p>Fighter</text:p>
          </table:table-cell>
          <table:table-cell office:value-type="string">
            <text:p>3.5</text:p>
          </table:table-cell>
          <table:table-cell office:value-type="string">
            <text:p>1-2 Players</text:p>
          </table:table-cell>
          <table:table-cell office:value-type="string">
            <text:p>Based on the popular Japanese manga/anime series "Bleach", Sega honors all Gamecube™ fans with release of a cel-shaded 2D fighting game. The game features one on one battles with a character selection of around 25 fighters, including Ichigo, Renji and many more. <text:s text:c="2"/>Beach's battle system is easy to pick up, with two basic attack buttons (weak &amp; strong) as well as the ability to block and jump. While blocking and tapping up/down, you can further dodge attacks. <text:s text:c="2"/>Additional key points are chain combos as well as the "Bankai mode", which allows you to slow down time and damage your opponent.</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Bleach GC - Tasogare Ni Mamieru Shinigami (Japan)&quot;&gt; &lt;year&gt;2005&lt;/year&gt; &lt;rating&gt;ESRB - T (Teen)&lt;/rating&gt; &lt;title&gt;Bleach GC - Tasogare Ni Mamieru Shinigami &lt;/title&gt; &lt;pub&gt;Sega&lt;/pub&gt; &lt;dev&gt;Polygon Magic&lt;/dev&gt; &lt;genre&gt;Fighter&lt;/genre&gt; &lt;score&gt;3.5&lt;/score&gt; &lt;player&gt;1-2 Players&lt;/player&gt; &lt;story&gt;Based on the popular Japanese manga/anime series &quot;Bleach&quot;, Sega honors all Gamecube™ fans with release of a cel-shaded 2D fighting game. The game features one on one battles with a character selection of around 25 fighters, including Ichigo, Renji and many more.   Beach's battle system is easy to pick up, with two basic attack buttons (weak &amp; strong) as well as the ability to block and jump. While blocking and tapping up/down, you can further dodge attacks.   Additional key points are chain combos as well as the &quot;Bankai mode&quot;, which allows you to slow down time and damage your opponent.&lt;/story&gt; &lt;/game&gt;">
            <text:p>&lt;game name="Bleach GC - Tasogare Ni Mamieru Shinigami (Japan)"&gt; &lt;year&gt;2005&lt;/year&gt; &lt;rating&gt;ESRB - T (Teen)&lt;/rating&gt; &lt;title&gt;Bleach GC - Tasogare Ni Mamieru Shinigami &lt;/title&gt; &lt;pub&gt;Sega&lt;/pub&gt; &lt;dev&gt;Polygon Magic&lt;/dev&gt; &lt;genre&gt;Fighter&lt;/genre&gt; &lt;score&gt;3.5&lt;/score&gt; &lt;player&gt;1-2 Players&lt;/player&gt; &lt;story&gt;Based on the popular Japanese manga/anime series "Bleach", Sega honors all Gamecube™ fans with release of a cel-shaded 2D fighting game. The game features one on one battles with a character selection of around 25 fighters, including Ichigo, Renji and many more. <text:s text:c="2"/>Beach's battle system is easy to pick up, with two basic attack buttons (weak &amp; strong) as well as the ability to block and jump. While blocking and tapping up/down, you can further dodge attacks. <text:s text:c="2"/>Additional key points are chain combos as well as the "Bankai mode", which allows you to slow down time and damage your opponent.&lt;/story&gt; &lt;/game&gt;</text:p>
          </table:table-cell>
          <table:table-cell table:number-columns-repeated="1012"/>
        </table:table-row>
        <table:table-row table:style-name="ro1">
          <table:table-cell office:value-type="string">
            <text:p>BloodRayne (USA)</text:p>
          </table:table-cell>
          <table:table-cell office:value-type="float" office:value="2002">
            <text:p>2002</text:p>
          </table:table-cell>
          <table:table-cell office:value-type="string">
            <text:p>ESRB - M (Mature)</text:p>
          </table:table-cell>
          <table:table-cell office:value-type="string">
            <text:p>BloodRayne </text:p>
          </table:table-cell>
          <table:table-cell table:style-name="Default" office:value-type="string">
            <text:p>Majesco Sales, Inc.</text:p>
          </table:table-cell>
          <table:table-cell office:value-type="string">
            <text:p>Terminal Reality</text:p>
          </table:table-cell>
          <table:table-cell office:value-type="string">
            <text:p>Action</text:p>
          </table:table-cell>
          <table:table-cell office:value-type="string">
            <text:p>3.8</text:p>
          </table:table-cell>
          <table:table-cell office:value-type="string">
            <text:p>1 Player</text:p>
          </table:table-cell>
          <table:table-cell office:value-type="string">
            <text:p>There are things in the world that humanity should not know about, and things it must be protected from. It is these things that the Brimstone Society hunts, and their newest agent for the cause is the half-vampire codenamed BloodRayne. Her mission will take her from clearing out the walking dead and man-sized insects in the swamps of Louisiana to hunting down members of the secretive Gegengheist Gruppe branch of the Nazi military around the world, as well as the monsters they unwittingly awakened.****Rayne's primary weapons against both monsters and men are the blades attached to her arms, and as the game progresses she will gain additional attacks to string together. Rayne can also hold many weapons, such as pistols, shotguns, and sub machine guns, at once, but she is not overly attached to them and will discard any weapon that runs dry. Her enhanced vampiric strength even allows her to rip up mounted gun emplacements and fire them from the hip. Another vampiric strength is her ability to drain the blood out of any human she can grab in order to restore her health. By killing enemies Rayne's rage meter will fill, eventually allowing her to enter Blood Rage, slowing the world around her and gaining new combo attacks that can dismember or totally cut in half weaker opponents. Rayne's ability to perceive the world will grow as the game progresses as well, allowing her to see living things through walls, zoom in on distant targets, and speed up her perception that everything, herself included, appear to slow down.</text:p>
          </table:table-cell>
          <table:table-cell table:style-name="Default"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BloodRayne (USA)&quot;&gt; &lt;year&gt;2002&lt;/year&gt; &lt;rating&gt;ESRB - M (Mature)&lt;/rating&gt; &lt;title&gt;BloodRayne &lt;/title&gt; &lt;pub&gt;Majesco Sales, Inc.&lt;/pub&gt; &lt;dev&gt;Terminal Reality&lt;/dev&gt; &lt;genre&gt;Action&lt;/genre&gt; &lt;score&gt;3.8&lt;/score&gt; &lt;player&gt;1 Player&lt;/player&gt; &lt;story&gt;There are things in the world that humanity should not know about, and things it must be protected from. It is these things that the Brimstone Society hunts, and their newest agent for the cause is the half-vampire codenamed BloodRayne. Her mission will take her from clearing out the walking dead and man-sized insects in the swamps of Louisiana to hunting down members of the secretive Gegengheist Gruppe branch of the Nazi military around the world, as well as the monsters they unwittingly awakened.****Rayne's primary weapons against both monsters and men are the blades attached to her arms, and as the game progresses she will gain additional attacks to string together. Rayne can also hold many weapons, such as pistols, shotguns, and sub machine guns, at once, but she is not overly attached to them and will discard any weapon that runs dry. Her enhanced vampiric strength even allows her to rip up mounted gun emplacements and fire them from the hip. Another vampiric strength is her ability to drain the blood out of any human she can grab in order to restore her health. By killing enemies Rayne's rage meter will fill, eventually allowing her to enter Blood Rage, slowing the world around her and gaining new combo attacks that can dismember or totally cut in half weaker opponents. Rayne's ability to perceive the world will grow as the game progresses as well, allowing her to see living things through walls, zoom in on distant targets, and speed up her perception that everything, herself included, appear to slow down.&lt;/story&gt; &lt;/game&gt;">
            <text:p>&lt;game name="BloodRayne (USA)"&gt; &lt;year&gt;2002&lt;/year&gt; &lt;rating&gt;ESRB - M (Mature)&lt;/rating&gt; &lt;title&gt;BloodRayne &lt;/title&gt; &lt;pub&gt;Majesco Sales, Inc.&lt;/pub&gt; &lt;dev&gt;Terminal Reality&lt;/dev&gt; &lt;genre&gt;Action&lt;/genre&gt; &lt;score&gt;3.8&lt;/score&gt; &lt;player&gt;1 Player&lt;/player&gt; &lt;story&gt;There are things in the world that humanity should not know about, and things it must be protected from. It is these things that the Brimstone Society hunts, and their newest agent for the cause is the half-vampire codenamed BloodRayne. Her mission will take her from clearing out the walking dead and man-sized insects in the swamps of Louisiana to hunting down members of the secretive Gegengheist Gruppe branch of the Nazi military around the world, as well as the monsters they unwittingly awakened.****Rayne's primary weapons against both monsters and men are the blades attached to her arms, and as the game progresses she will gain additional attacks to string together. Rayne can also hold many weapons, such as pistols, shotguns, and sub machine guns, at once, but she is not overly attached to them and will discard any weapon that runs dry. Her enhanced vampiric strength even allows her to rip up mounted gun emplacements and fire them from the hip. Another vampiric strength is her ability to drain the blood out of any human she can grab in order to restore her health. By killing enemies Rayne's rage meter will fill, eventually allowing her to enter Blood Rage, slowing the world around her and gaining new combo attacks that can dismember or totally cut in half weaker opponents. Rayne's ability to perceive the world will grow as the game progresses as well, allowing her to see living things through walls, zoom in on distant targets, and speed up her perception that everything, herself included, appear to slow down.&lt;/story&gt; &lt;/game&gt;</text:p>
          </table:table-cell>
          <table:table-cell table:number-columns-repeated="1012"/>
        </table:table-row>
        <table:table-row table:style-name="ro1">
          <table:table-cell office:value-type="string">
            <text:p>Bloody Roar - Primal Fury (USA)</text:p>
          </table:table-cell>
          <table:table-cell office:value-type="float" office:value="2002">
            <text:p>2002</text:p>
          </table:table-cell>
          <table:table-cell office:value-type="string">
            <text:p>ESRB - T (Teen)</text:p>
          </table:table-cell>
          <table:table-cell office:value-type="string">
            <text:p>Bloody Roar - Primal Fury </text:p>
          </table:table-cell>
          <table:table-cell table:style-name="Default" office:value-type="string">
            <text:p>Activision Publishing, Inc.</text:p>
          </table:table-cell>
          <table:table-cell office:value-type="string">
            <text:p>Eighting-Raizing</text:p>
          </table:table-cell>
          <table:table-cell office:value-type="string">
            <text:p>Action</text:p>
          </table:table-cell>
          <table:table-cell office:value-type="string">
            <text:p>3.3</text:p>
          </table:table-cell>
          <table:table-cell office:value-type="string">
            <text:p>1-2 Players</text:p>
          </table:table-cell>
          <table:table-cell office:value-type="string">
            <text:p>A conversion of the PlayStation 2 3D beat 'em up Bloody Roar 3, Primal Fury adds new characters, arenas and special attack moves for each previous character from BR3. Improvements are also made in graphical lighting and textures, plus added music tracks.****The same control style and gameplay seen in the original three Bloody Roar titles is here, where at a touch of a button your character can morph into beasts of increased strength and ability during play. Smash through breakable arenas and perform devastating combo attacks to defeat the enemy, or a friend in two player mode.</text:p>
          </table:table-cell>
          <table:table-cell table:style-name="Default"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Bloody Roar - Primal Fury (USA)&quot;&gt; &lt;year&gt;2002&lt;/year&gt; &lt;rating&gt;ESRB - T (Teen)&lt;/rating&gt; &lt;title&gt;Bloody Roar - Primal Fury &lt;/title&gt; &lt;pub&gt;Activision Publishing, Inc.&lt;/pub&gt; &lt;dev&gt;Eighting-Raizing&lt;/dev&gt; &lt;genre&gt;Action&lt;/genre&gt; &lt;score&gt;3.3&lt;/score&gt; &lt;player&gt;1-2 Players&lt;/player&gt; &lt;story&gt;A conversion of the PlayStation 2 3D beat 'em up Bloody Roar 3, Primal Fury adds new characters, arenas and special attack moves for each previous character from BR3. Improvements are also made in graphical lighting and textures, plus added music tracks.****The same control style and gameplay seen in the original three Bloody Roar titles is here, where at a touch of a button your character can morph into beasts of increased strength and ability during play. Smash through breakable arenas and perform devastating combo attacks to defeat the enemy, or a friend in two player mode.&lt;/story&gt; &lt;/game&gt;">
            <text:p>&lt;game name="Bloody Roar - Primal Fury (USA)"&gt; &lt;year&gt;2002&lt;/year&gt; &lt;rating&gt;ESRB - T (Teen)&lt;/rating&gt; &lt;title&gt;Bloody Roar - Primal Fury &lt;/title&gt; &lt;pub&gt;Activision Publishing, Inc.&lt;/pub&gt; &lt;dev&gt;Eighting-Raizing&lt;/dev&gt; &lt;genre&gt;Action&lt;/genre&gt; &lt;score&gt;3.3&lt;/score&gt; &lt;player&gt;1-2 Players&lt;/player&gt; &lt;story&gt;A conversion of the PlayStation 2 3D beat 'em up Bloody Roar 3, Primal Fury adds new characters, arenas and special attack moves for each previous character from BR3. Improvements are also made in graphical lighting and textures, plus added music tracks.****The same control style and gameplay seen in the original three Bloody Roar titles is here, where at a touch of a button your character can morph into beasts of increased strength and ability during play. Smash through breakable arenas and perform devastating combo attacks to defeat the enemy, or a friend in two player mode.&lt;/story&gt; &lt;/game&gt;</text:p>
          </table:table-cell>
          <table:table-cell table:number-columns-repeated="1012"/>
        </table:table-row>
        <table:table-row table:style-name="ro1">
          <table:table-cell office:value-type="string">
            <text:p>Blowout (USA)</text:p>
          </table:table-cell>
          <table:table-cell office:value-type="float" office:value="2004">
            <text:p>2004</text:p>
          </table:table-cell>
          <table:table-cell office:value-type="string">
            <text:p>ESRB - T (Teen)</text:p>
          </table:table-cell>
          <table:table-cell office:value-type="string">
            <text:p>Blowout </text:p>
          </table:table-cell>
          <table:table-cell table:style-name="Default" office:value-type="string">
            <text:p>Majesco Sales, Inc.</text:p>
          </table:table-cell>
          <table:table-cell office:value-type="string">
            <text:p>Terminal Reality</text:p>
          </table:table-cell>
          <table:table-cell office:value-type="string">
            <text:p>Action</text:p>
          </table:table-cell>
          <table:table-cell office:value-type="string">
            <text:p>3.1</text:p>
          </table:table-cell>
          <table:table-cell office:value-type="string">
            <text:p>1 Player</text:p>
          </table:table-cell>
          <table:table-cell office:value-type="string">
            <text:p>Blowout is a game that takes a classic gameplay concept and updates it with modern graphics and sounds. This game is a side-scrolling platform shooter. The graphics are 3-dimensional polygons, but the action stays almost entirely in a 2-dimensional plane.****The setting for the game is a space station that has been overrun by hostile aliens. You play as a bad-ass soldier dude who will single-handedly wipe the aliens out.****You travel around each level in a non-linear fashion. <text:s/>You have to fight your way through endless hordes to find keys, flip switches, use elevators, and then ultimately defeat a big boss at the end.</text:p>
          </table:table-cell>
          <table:table-cell table:style-name="Default"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Blowout (USA)&quot;&gt; &lt;year&gt;2004&lt;/year&gt; &lt;rating&gt;ESRB - T (Teen)&lt;/rating&gt; &lt;title&gt;Blowout &lt;/title&gt; &lt;pub&gt;Majesco Sales, Inc.&lt;/pub&gt; &lt;dev&gt;Terminal Reality&lt;/dev&gt; &lt;genre&gt;Action&lt;/genre&gt; &lt;score&gt;3.1&lt;/score&gt; &lt;player&gt;1 Player&lt;/player&gt; &lt;story&gt;Blowout is a game that takes a classic gameplay concept and updates it with modern graphics and sounds. This game is a side-scrolling platform shooter. The graphics are 3-dimensional polygons, but the action stays almost entirely in a 2-dimensional plane.****The setting for the game is a space station that has been overrun by hostile aliens. You play as a bad-ass soldier dude who will single-handedly wipe the aliens out.****You travel around each level in a non-linear fashion.  You have to fight your way through endless hordes to find keys, flip switches, use elevators, and then ultimately defeat a big boss at the end.&lt;/story&gt; &lt;/game&gt;">
            <text:p>&lt;game name="Blowout (USA)"&gt; &lt;year&gt;2004&lt;/year&gt; &lt;rating&gt;ESRB - T (Teen)&lt;/rating&gt; &lt;title&gt;Blowout &lt;/title&gt; &lt;pub&gt;Majesco Sales, Inc.&lt;/pub&gt; &lt;dev&gt;Terminal Reality&lt;/dev&gt; &lt;genre&gt;Action&lt;/genre&gt; &lt;score&gt;3.1&lt;/score&gt; &lt;player&gt;1 Player&lt;/player&gt; &lt;story&gt;Blowout is a game that takes a classic gameplay concept and updates it with modern graphics and sounds. This game is a side-scrolling platform shooter. The graphics are 3-dimensional polygons, but the action stays almost entirely in a 2-dimensional plane.****The setting for the game is a space station that has been overrun by hostile aliens. You play as a bad-ass soldier dude who will single-handedly wipe the aliens out.****You travel around each level in a non-linear fashion. <text:s/>You have to fight your way through endless hordes to find keys, flip switches, use elevators, and then ultimately defeat a big boss at the end.&lt;/story&gt; &lt;/game&gt;</text:p>
          </table:table-cell>
          <table:table-cell table:number-columns-repeated="1012"/>
        </table:table-row>
        <table:table-row table:style-name="ro1">
          <table:table-cell office:value-type="string">
            <text:p>BMX XXX (USA)</text:p>
          </table:table-cell>
          <table:table-cell office:value-type="float" office:value="2002">
            <text:p>2002</text:p>
          </table:table-cell>
          <table:table-cell office:value-type="string">
            <text:p>ESRB - M (Mature)</text:p>
          </table:table-cell>
          <table:table-cell office:value-type="string">
            <text:p>BMX XXX </text:p>
          </table:table-cell>
          <table:table-cell table:style-name="Default" office:value-type="string">
            <text:p>Acclaim Entertainment, Inc.</text:p>
          </table:table-cell>
          <table:table-cell office:value-type="string">
            <text:p>Z-Axis</text:p>
          </table:table-cell>
          <table:table-cell office:value-type="string">
            <text:p>Sports/Biking</text:p>
          </table:table-cell>
          <table:table-cell office:value-type="string">
            <text:p>2.5</text:p>
          </table:table-cell>
          <table:table-cell office:value-type="string">
            <text:p>1-2 Players</text:p>
          </table:table-cell>
          <table:table-cell office:value-type="string">
            <text:p>Slightly unusual for a tricks/stunt game, BMX XXX adds a twist to its genre by employing themes involving foul language, nudity and toilet humour.****The "Hardcore Tour" mode has you playing the levels, pulling off tricks and completing goals to unlock things such as new levels or stripper videos. The goals are of the odd variety, including things like collecting yellow snow for an icecream man, or gathering empty cans for a homeless guy. Also have to watch out for a health bar which accounts for your injuries and can make you start over levels if you run out of it.****Do well enough in the game and you unlock a topless mode, where the riders are all.. well.. ****There's also a 'create-a-ride' mode, and a two player split screen option, with different games of its own. The game plays on Acclaim's own Dave Mirra series' engine.</text:p>
          </table:table-cell>
          <table:table-cell table:style-name="Default"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BMX XXX (USA)&quot;&gt; &lt;year&gt;2002&lt;/year&gt; &lt;rating&gt;ESRB - M (Mature)&lt;/rating&gt; &lt;title&gt;BMX XXX &lt;/title&gt; &lt;pub&gt;Acclaim Entertainment, Inc.&lt;/pub&gt; &lt;dev&gt;Z-Axis&lt;/dev&gt; &lt;genre&gt;Sports/Biking&lt;/genre&gt; &lt;score&gt;2.5&lt;/score&gt; &lt;player&gt;1-2 Players&lt;/player&gt; &lt;story&gt;Slightly unusual for a tricks/stunt game, BMX XXX adds a twist to its genre by employing themes involving foul language, nudity and toilet humour.****The &quot;Hardcore Tour&quot; mode has you playing the levels, pulling off tricks and completing goals to unlock things such as new levels or stripper videos. The goals are of the odd variety, including things like collecting yellow snow for an icecream man, or gathering empty cans for a homeless guy. Also have to watch out for a health bar which accounts for your injuries and can make you start over levels if you run out of it.****Do well enough in the game and you unlock a topless mode, where the riders are all.. well.. ****There's also a 'create-a-ride' mode, and a two player split screen option, with different games of its own. The game plays on Acclaim's own Dave Mirra series' engine.&lt;/story&gt; &lt;/game&gt;">
            <text:p>&lt;game name="BMX XXX (USA)"&gt; &lt;year&gt;2002&lt;/year&gt; &lt;rating&gt;ESRB - M (Mature)&lt;/rating&gt; &lt;title&gt;BMX XXX &lt;/title&gt; &lt;pub&gt;Acclaim Entertainment, Inc.&lt;/pub&gt; &lt;dev&gt;Z-Axis&lt;/dev&gt; &lt;genre&gt;Sports/Biking&lt;/genre&gt; &lt;score&gt;2.5&lt;/score&gt; &lt;player&gt;1-2 Players&lt;/player&gt; &lt;story&gt;Slightly unusual for a tricks/stunt game, BMX XXX adds a twist to its genre by employing themes involving foul language, nudity and toilet humour.****The "Hardcore Tour" mode has you playing the levels, pulling off tricks and completing goals to unlock things such as new levels or stripper videos. The goals are of the odd variety, including things like collecting yellow snow for an icecream man, or gathering empty cans for a homeless guy. Also have to watch out for a health bar which accounts for your injuries and can make you start over levels if you run out of it.****Do well enough in the game and you unlock a topless mode, where the riders are all.. well.. ****There's also a 'create-a-ride' mode, and a two player split screen option, with different games of its own. The game plays on Acclaim's own Dave Mirra series' engine.&lt;/story&gt; &lt;/game&gt;</text:p>
          </table:table-cell>
          <table:table-cell table:number-columns-repeated="1012"/>
        </table:table-row>
        <table:table-row table:style-name="ro1">
          <table:table-cell office:value-type="string">
            <text:p>Boboboubo Boubobo Dassutsu! Hajike Royale (Japan)</text:p>
          </table:table-cell>
          <table:table-cell office:value-type="float" office:value="2005">
            <text:p>2005</text:p>
          </table:table-cell>
          <table:table-cell office:value-type="string">
            <text:p>ESRB - T (Teen)</text:p>
          </table:table-cell>
          <table:table-cell office:value-type="string">
            <text:p>Boboboubo Boubobo Dassutsu! Hajike Royale </text:p>
          </table:table-cell>
          <table:table-cell table:number-columns-repeated="2" office:value-type="string">
            <text:p>Hudson</text:p>
          </table:table-cell>
          <table:table-cell office:value-type="string">
            <text:p>Action</text:p>
          </table:table-cell>
          <table:table-cell office:value-type="string">
            <text:p>4.0</text:p>
          </table:table-cell>
          <table:table-cell office:value-type="string">
            <text:p>1-2 Players</text:p>
          </table:table-cell>
          <table:table-cell office:value-type="string">
            <text:p>In the year 300X, the entire world is under the tyrannical rule of the Maruhage Empire, and their ruler, Tsuru Tsurulina IV (Baldy Bald the 4th). His Hair Hunt troop captures innocent bystanders' hair, leaving the people bald and their villages in ruins. Standing against this evil regime is the heroic, but bizarre, rebel, Bobobo-Bo Bo-Bobo, who fights the Hair Hunt Troop with his powerful Hanage Shinken (Fist of the Nose Hair). His team consists of the normal teen girl Beauty, the smelly teen warrior Heppokomaru (Gasser) and the Hajike leader Don Patch (Poppa Rocks). Bo-bobo is on an exciting, gag-filled quest in which he uses his hair as a weapon in many locales.</text:p>
          </table:table-cell>
          <table:table-cell table:style-name="Default"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Boboboubo Boubobo Dassutsu! Hajike Royale (Japan)&quot;&gt; &lt;year&gt;2005&lt;/year&gt; &lt;rating&gt;ESRB - T (Teen)&lt;/rating&gt; &lt;title&gt;Boboboubo Boubobo Dassutsu! Hajike Royale &lt;/title&gt; &lt;pub&gt;Hudson&lt;/pub&gt; &lt;dev&gt;Hudson&lt;/dev&gt; &lt;genre&gt;Action&lt;/genre&gt; &lt;score&gt;4.0&lt;/score&gt; &lt;player&gt;1-2 Players&lt;/player&gt; &lt;story&gt;In the year 300X, the entire world is under the tyrannical rule of the Maruhage Empire, and their ruler, Tsuru Tsurulina IV (Baldy Bald the 4th). His Hair Hunt troop captures innocent bystanders' hair, leaving the people bald and their villages in ruins. Standing against this evil regime is the heroic, but bizarre, rebel, Bobobo-Bo Bo-Bobo, who fights the Hair Hunt Troop with his powerful Hanage Shinken (Fist of the Nose Hair). His team consists of the normal teen girl Beauty, the smelly teen warrior Heppokomaru (Gasser) and the Hajike leader Don Patch (Poppa Rocks). Bo-bobo is on an exciting, gag-filled quest in which he uses his hair as a weapon in many locales.&lt;/story&gt; &lt;/game&gt;">
            <text:p>&lt;game name="Boboboubo Boubobo Dassutsu! Hajike Royale (Japan)"&gt; &lt;year&gt;2005&lt;/year&gt; &lt;rating&gt;ESRB - T (Teen)&lt;/rating&gt; &lt;title&gt;Boboboubo Boubobo Dassutsu! Hajike Royale &lt;/title&gt; &lt;pub&gt;Hudson&lt;/pub&gt; &lt;dev&gt;Hudson&lt;/dev&gt; &lt;genre&gt;Action&lt;/genre&gt; &lt;score&gt;4.0&lt;/score&gt; &lt;player&gt;1-2 Players&lt;/player&gt; &lt;story&gt;In the year 300X, the entire world is under the tyrannical rule of the Maruhage Empire, and their ruler, Tsuru Tsurulina IV (Baldy Bald the 4th). His Hair Hunt troop captures innocent bystanders' hair, leaving the people bald and their villages in ruins. Standing against this evil regime is the heroic, but bizarre, rebel, Bobobo-Bo Bo-Bobo, who fights the Hair Hunt Troop with his powerful Hanage Shinken (Fist of the Nose Hair). His team consists of the normal teen girl Beauty, the smelly teen warrior Heppokomaru (Gasser) and the Hajike leader Don Patch (Poppa Rocks). Bo-bobo is on an exciting, gag-filled quest in which he uses his hair as a weapon in many locales.&lt;/story&gt; &lt;/game&gt;</text:p>
          </table:table-cell>
          <table:table-cell table:number-columns-repeated="1012"/>
        </table:table-row>
        <table:table-row table:style-name="ro1">
          <table:table-cell office:value-type="string">
            <text:p>Bomber Man Land 2 (Japan)</text:p>
          </table:table-cell>
          <table:table-cell office:value-type="float" office:value="2003">
            <text:p>2003</text:p>
          </table:table-cell>
          <table:table-cell office:value-type="string">
            <text:p>ESRB - E (Everyone)</text:p>
          </table:table-cell>
          <table:table-cell office:value-type="string">
            <text:p>Bomber Man Land 2 </text:p>
          </table:table-cell>
          <table:table-cell table:style-name="Default" office:value-type="string">
            <text:p>Hudson Soft Company, Ltd.</text:p>
          </table:table-cell>
          <table:table-cell office:value-type="string">
            <text:p>Racjin Co., Ltd.</text:p>
          </table:table-cell>
          <table:table-cell office:value-type="string">
            <text:p>Action</text:p>
          </table:table-cell>
          <table:table-cell office:value-type="string">
            <text:p>3.9</text:p>
          </table:table-cell>
          <table:table-cell office:value-type="string">
            <text:p>1-4 Players</text:p>
          </table:table-cell>
          <table:table-cell office:value-type="string">
            <text:p>Adventure, Mini-games, and Multiplayer Action await you! Bomberman Land Touch 2 is the follow up sequel to IGN's Best Online Multiplayer 2006 Game of the Year on Nintendo DS. Embark on a fun-filled, theme park adventure as you discover a huge land to explore, a gigantic multiplayer pack, and a host of addicting mini-games that can be played by yourself or with up to 4 people</text:p>
          </table:table-cell>
          <table:table-cell table:style-name="Default"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Bomber Man Land 2 (Japan)&quot;&gt; &lt;year&gt;2003&lt;/year&gt; &lt;rating&gt;ESRB - E (Everyone)&lt;/rating&gt; &lt;title&gt;Bomber Man Land 2 &lt;/title&gt; &lt;pub&gt;Hudson Soft Company, Ltd.&lt;/pub&gt; &lt;dev&gt;Racjin Co., Ltd.&lt;/dev&gt; &lt;genre&gt;Action&lt;/genre&gt; &lt;score&gt;3.9&lt;/score&gt; &lt;player&gt;1-4 Players&lt;/player&gt; &lt;story&gt;Adventure, Mini-games, and Multiplayer Action await you! Bomberman Land Touch 2 is the follow up sequel to IGN's Best Online Multiplayer 2006 Game of the Year on Nintendo DS. Embark on a fun-filled, theme park adventure as you discover a huge land to explore, a gigantic multiplayer pack, and a host of addicting mini-games that can be played by yourself or with up to 4 people&lt;/story&gt; &lt;/game&gt;">
            <text:p>&lt;game name="Bomber Man Land 2 (Japan)"&gt; &lt;year&gt;2003&lt;/year&gt; &lt;rating&gt;ESRB - E (Everyone)&lt;/rating&gt; &lt;title&gt;Bomber Man Land 2 &lt;/title&gt; &lt;pub&gt;Hudson Soft Company, Ltd.&lt;/pub&gt; &lt;dev&gt;Racjin Co., Ltd.&lt;/dev&gt; &lt;genre&gt;Action&lt;/genre&gt; &lt;score&gt;3.9&lt;/score&gt; &lt;player&gt;1-4 Players&lt;/player&gt; &lt;story&gt;Adventure, Mini-games, and Multiplayer Action await you! Bomberman Land Touch 2 is the follow up sequel to IGN's Best Online Multiplayer 2006 Game of the Year on Nintendo DS. Embark on a fun-filled, theme park adventure as you discover a huge land to explore, a gigantic multiplayer pack, and a host of addicting mini-games that can be played by yourself or with up to 4 people&lt;/story&gt; &lt;/game&gt;</text:p>
          </table:table-cell>
          <table:table-cell table:number-columns-repeated="1012"/>
        </table:table-row>
        <table:table-row table:style-name="ro1">
          <table:table-cell office:value-type="string">
            <text:p>Bomberman Generation (USA)</text:p>
          </table:table-cell>
          <table:table-cell office:value-type="float" office:value="2002">
            <text:p>2002</text:p>
          </table:table-cell>
          <table:table-cell office:value-type="string">
            <text:p>ESRB - E (Everyone)</text:p>
          </table:table-cell>
          <table:table-cell office:value-type="string">
            <text:p>Bomberman Generation </text:p>
          </table:table-cell>
          <table:table-cell table:style-name="Default" office:value-type="string">
            <text:p>Majesco Sales, Inc.</text:p>
          </table:table-cell>
          <table:table-cell office:value-type="string">
            <text:p>Game Arts</text:p>
          </table:table-cell>
          <table:table-cell office:value-type="string">
            <text:p>Action</text:p>
          </table:table-cell>
          <table:table-cell office:value-type="string">
            <text:p>3.6</text:p>
          </table:table-cell>
          <table:table-cell office:value-type="string">
            <text:p>1-4 Players</text:p>
          </table:table-cell>
          <table:table-cell office:value-type="string">
            <text:p>Bomberman returns with a new cel-shaded 3D look. The same storyline applies, however. Bomberman has been given the task of taking back a powerful element of magic, and protecting it from the hands of evil. To do so, he must use his bombing abilites to blast his way through mazes filled with crazy enemies and hidden secrets. There are 5 worlds in all, each with 16 levels to complete. And after completing cetain objectives and picking up items, Bomberman will learn new techniques and abilities to improve his range with his bombs or use new weapons.****Also included is a 4 player classic bomberman multi-player modes. Unlike the adventure mode, all of the multi-player modes are set in the original 2D, top down style perspective. The last man standing wins in most rounds, with the added twist of other enemies on screen and timed battles.</text:p>
          </table:table-cell>
          <table:table-cell table:style-name="Default"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Bomberman Generation (USA)&quot;&gt; &lt;year&gt;2002&lt;/year&gt; &lt;rating&gt;ESRB - E (Everyone)&lt;/rating&gt; &lt;title&gt;Bomberman Generation &lt;/title&gt; &lt;pub&gt;Majesco Sales, Inc.&lt;/pub&gt; &lt;dev&gt;Game Arts&lt;/dev&gt; &lt;genre&gt;Action&lt;/genre&gt; &lt;score&gt;3.6&lt;/score&gt; &lt;player&gt;1-4 Players&lt;/player&gt; &lt;story&gt;Bomberman returns with a new cel-shaded 3D look. The same storyline applies, however. Bomberman has been given the task of taking back a powerful element of magic, and protecting it from the hands of evil. To do so, he must use his bombing abilites to blast his way through mazes filled with crazy enemies and hidden secrets. There are 5 worlds in all, each with 16 levels to complete. And after completing cetain objectives and picking up items, Bomberman will learn new techniques and abilities to improve his range with his bombs or use new weapons.****Also included is a 4 player classic bomberman multi-player modes. Unlike the adventure mode, all of the multi-player modes are set in the original 2D, top down style perspective. The last man standing wins in most rounds, with the added twist of other enemies on screen and timed battles.&lt;/story&gt; &lt;/game&gt;">
            <text:p>&lt;game name="Bomberman Generation (USA)"&gt; &lt;year&gt;2002&lt;/year&gt; &lt;rating&gt;ESRB - E (Everyone)&lt;/rating&gt; &lt;title&gt;Bomberman Generation &lt;/title&gt; &lt;pub&gt;Majesco Sales, Inc.&lt;/pub&gt; &lt;dev&gt;Game Arts&lt;/dev&gt; &lt;genre&gt;Action&lt;/genre&gt; &lt;score&gt;3.6&lt;/score&gt; &lt;player&gt;1-4 Players&lt;/player&gt; &lt;story&gt;Bomberman returns with a new cel-shaded 3D look. The same storyline applies, however. Bomberman has been given the task of taking back a powerful element of magic, and protecting it from the hands of evil. To do so, he must use his bombing abilites to blast his way through mazes filled with crazy enemies and hidden secrets. There are 5 worlds in all, each with 16 levels to complete. And after completing cetain objectives and picking up items, Bomberman will learn new techniques and abilities to improve his range with his bombs or use new weapons.****Also included is a 4 player classic bomberman multi-player modes. Unlike the adventure mode, all of the multi-player modes are set in the original 2D, top down style perspective. The last man standing wins in most rounds, with the added twist of other enemies on screen and timed battles.&lt;/story&gt; &lt;/game&gt;</text:p>
          </table:table-cell>
          <table:table-cell table:number-columns-repeated="1012"/>
        </table:table-row>
        <table:table-row table:style-name="ro1">
          <table:table-cell office:value-type="string">
            <text:p>Bomberman Jetters (USA)</text:p>
          </table:table-cell>
          <table:table-cell office:value-type="float" office:value="2004">
            <text:p>2004</text:p>
          </table:table-cell>
          <table:table-cell office:value-type="string">
            <text:p>ESRB - E (Everyone)</text:p>
          </table:table-cell>
          <table:table-cell office:value-type="string">
            <text:p>Bomberman Jetters </text:p>
          </table:table-cell>
          <table:table-cell table:style-name="Default" office:value-type="string">
            <text:p>Majesco Sales, Inc.</text:p>
          </table:table-cell>
          <table:table-cell office:value-type="string">
            <text:p>Hudson Soft</text:p>
          </table:table-cell>
          <table:table-cell office:value-type="string">
            <text:p>Action</text:p>
          </table:table-cell>
          <table:table-cell office:value-type="string">
            <text:p>3.4</text:p>
          </table:table-cell>
          <table:table-cell office:value-type="string">
            <text:p>1-4 Players</text:p>
          </table:table-cell>
          <table:table-cell office:value-type="string">
            <text:p>Bomberman is back in his second game for the Nintendo Gamecube. Jetters features a single-player campaign and the fan-favorite multiplayer battles. In the single-player game, players take on the roles of Bomberman and Max. Your goal is to stop the Hige Hige Bandits who plan to destroy Planet Bomber by crashing an artificial comet, Dark Star, into it. In this platforming quest, you will be aided by your use of bombs, and by Charaboms, creatures that you find that have their own special abilities that will help you progress through the game. After feeding a Charabom it will evolve, which will then make it more powerful. There are many types of Bombs and Charaboms to find throughout the single-player adventure.****Jetters also contains the classic Bomberman 4-player battles in which you and up to 3 friends basically blast each other with bombs until only 1 Bomberman remains. There is a revenge feature which keeps you in the action even after you lose. If you get blown up by a bomb, you appear on the exterior of the arena and can shoot bombs at players in the game, making sure that you can always be a part of the action.****There are 8 main battle arenas and many different types of multi-player battles. Bomberman Jetters was also originally released as a budget title for only $19.99, which made it less than half the price of most games when they first come out.</text:p>
          </table:table-cell>
          <table:table-cell table:style-name="Default"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Bomberman Jetters (USA)&quot;&gt; &lt;year&gt;2004&lt;/year&gt; &lt;rating&gt;ESRB - E (Everyone)&lt;/rating&gt; &lt;title&gt;Bomberman Jetters &lt;/title&gt; &lt;pub&gt;Majesco Sales, Inc.&lt;/pub&gt; &lt;dev&gt;Hudson Soft&lt;/dev&gt; &lt;genre&gt;Action&lt;/genre&gt; &lt;score&gt;3.4&lt;/score&gt; &lt;player&gt;1-4 Players&lt;/player&gt; &lt;story&gt;Bomberman is back in his second game for the Nintendo Gamecube. Jetters features a single-player campaign and the fan-favorite multiplayer battles. In the single-player game, players take on the roles of Bomberman and Max. Your goal is to stop the Hige Hige Bandits who plan to destroy Planet Bomber by crashing an artificial comet, Dark Star, into it. In this platforming quest, you will be aided by your use of bombs, and by Charaboms, creatures that you find that have their own special abilities that will help you progress through the game. After feeding a Charabom it will evolve, which will then make it more powerful. There are many types of Bombs and Charaboms to find throughout the single-player adventure.****Jetters also contains the classic Bomberman 4-player battles in which you and up to 3 friends basically blast each other with bombs until only 1 Bomberman remains. There is a revenge feature which keeps you in the action even after you lose. If you get blown up by a bomb, you appear on the exterior of the arena and can shoot bombs at players in the game, making sure that you can always be a part of the action.****There are 8 main battle arenas and many different types of multi-player battles. Bomberman Jetters was also originally released as a budget title for only $19.99, which made it less than half the price of most games when they first come out.&lt;/story&gt; &lt;/game&gt;">
            <text:p>&lt;game name="Bomberman Jetters (USA)"&gt; &lt;year&gt;2004&lt;/year&gt; &lt;rating&gt;ESRB - E (Everyone)&lt;/rating&gt; &lt;title&gt;Bomberman Jetters &lt;/title&gt; &lt;pub&gt;Majesco Sales, Inc.&lt;/pub&gt; &lt;dev&gt;Hudson Soft&lt;/dev&gt; &lt;genre&gt;Action&lt;/genre&gt; &lt;score&gt;3.4&lt;/score&gt; &lt;player&gt;1-4 Players&lt;/player&gt; &lt;story&gt;Bomberman is back in his second game for the Nintendo Gamecube. Jetters features a single-player campaign and the fan-favorite multiplayer battles. In the single-player game, players take on the roles of Bomberman and Max. Your goal is to stop the Hige Hige Bandits who plan to destroy Planet Bomber by crashing an artificial comet, Dark Star, into it. In this platforming quest, you will be aided by your use of bombs, and by Charaboms, creatures that you find that have their own special abilities that will help you progress through the game. After feeding a Charabom it will evolve, which will then make it more powerful. There are many types of Bombs and Charaboms to find throughout the single-player adventure.****Jetters also contains the classic Bomberman 4-player battles in which you and up to 3 friends basically blast each other with bombs until only 1 Bomberman remains. There is a revenge feature which keeps you in the action even after you lose. If you get blown up by a bomb, you appear on the exterior of the arena and can shoot bombs at players in the game, making sure that you can always be a part of the action.****There are 8 main battle arenas and many different types of multi-player battles. Bomberman Jetters was also originally released as a budget title for only $19.99, which made it less than half the price of most games when they first come out.&lt;/story&gt; &lt;/game&gt;</text:p>
          </table:table-cell>
          <table:table-cell table:number-columns-repeated="1012"/>
        </table:table-row>
        <table:table-row table:style-name="ro1">
          <table:table-cell office:value-type="string">
            <text:p>Bratz - Forever Diamondz (USA)</text:p>
          </table:table-cell>
          <table:table-cell office:value-type="float" office:value="2006">
            <text:p>2006</text:p>
          </table:table-cell>
          <table:table-cell office:value-type="string">
            <text:p>ESRB - E (Everyone)</text:p>
          </table:table-cell>
          <table:table-cell office:value-type="string">
            <text:p>Bratz - Forever Diamondz </text:p>
          </table:table-cell>
          <table:table-cell table:style-name="Default" office:value-type="string">
            <text:p>THQ Inc.</text:p>
          </table:table-cell>
          <table:table-cell office:value-type="string">
            <text:p>Blitz Games</text:p>
          </table:table-cell>
          <table:table-cell office:value-type="string">
            <text:p>Adventure</text:p>
          </table:table-cell>
          <table:table-cell office:value-type="string">
            <text:p>3.0</text:p>
          </table:table-cell>
          <table:table-cell office:value-type="string">
            <text:p>1-2 Players</text:p>
          </table:table-cell>
          <table:table-cell office:value-type="string">
            <text:p>Bratz: Forever Diamondz sends you across the country, to find the very best in new fashion! Yasmin, Cloe, Sasha and Jade are back for a brand new adventure while exploring detailed open world environments, to compete in the America Rocks Fashion TV show. </text:p>
          </table:table-cell>
          <table:table-cell table:style-name="Default"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Bratz - Forever Diamondz (USA)&quot;&gt; &lt;year&gt;2006&lt;/year&gt; &lt;rating&gt;ESRB - E (Everyone)&lt;/rating&gt; &lt;title&gt;Bratz - Forever Diamondz &lt;/title&gt; &lt;pub&gt;THQ Inc.&lt;/pub&gt; &lt;dev&gt;Blitz Games&lt;/dev&gt; &lt;genre&gt;Adventure&lt;/genre&gt; &lt;score&gt;3.0&lt;/score&gt; &lt;player&gt;1-2 Players&lt;/player&gt; &lt;story&gt;Bratz: Forever Diamondz sends you across the country, to find the very best in new fashion! Yasmin, Cloe, Sasha and Jade are back for a brand new adventure while exploring detailed open world environments, to compete in the America Rocks Fashion TV show. &lt;/story&gt; &lt;/game&gt;">
            <text:p>&lt;game name="Bratz - Forever Diamondz (USA)"&gt; &lt;year&gt;2006&lt;/year&gt; &lt;rating&gt;ESRB - E (Everyone)&lt;/rating&gt; &lt;title&gt;Bratz - Forever Diamondz &lt;/title&gt; &lt;pub&gt;THQ Inc.&lt;/pub&gt; &lt;dev&gt;Blitz Games&lt;/dev&gt; &lt;genre&gt;Adventure&lt;/genre&gt; &lt;score&gt;3.0&lt;/score&gt; &lt;player&gt;1-2 Players&lt;/player&gt; &lt;story&gt;Bratz: Forever Diamondz sends you across the country, to find the very best in new fashion! Yasmin, Cloe, Sasha and Jade are back for a brand new adventure while exploring detailed open world environments, to compete in the America Rocks Fashion TV show. &lt;/story&gt; &lt;/game&gt;</text:p>
          </table:table-cell>
          <table:table-cell table:number-columns-repeated="1012"/>
        </table:table-row>
        <table:table-row table:style-name="ro1">
          <table:table-cell office:value-type="string">
            <text:p>Bratz - Rock Angelz (USA)</text:p>
          </table:table-cell>
          <table:table-cell office:value-type="float" office:value="2005">
            <text:p>2005</text:p>
          </table:table-cell>
          <table:table-cell office:value-type="string">
            <text:p>ESRB - E (Everyone)</text:p>
          </table:table-cell>
          <table:table-cell office:value-type="string">
            <text:p>Bratz - Rock Angelz </text:p>
          </table:table-cell>
          <table:table-cell table:style-name="Default" office:value-type="string">
            <text:p>THQ Inc.</text:p>
          </table:table-cell>
          <table:table-cell office:value-type="string">
            <text:p>Blitz Games Limited</text:p>
          </table:table-cell>
          <table:table-cell office:value-type="string">
            <text:p>Virtual Life</text:p>
          </table:table-cell>
          <table:table-cell office:value-type="string">
            <text:p>3.4</text:p>
          </table:table-cell>
          <table:table-cell office:value-type="string">
            <text:p>1 Player</text:p>
          </table:table-cell>
          <table:table-cell office:value-type="string">
            <text:p>Bratz Rock Angelz chronicles the adventures of the 4 main Bratz franchise girls -- Jade, Sasha, Chloe, and Yasmin -- as they follow their globetrotting fashion dreams on their way to start a world famous rock band. It starts when Jade receives a dream internship at a high fashion magazine with a tyrannical editor-in-chief who also employs twin sisters who happen to be Jade's arch-nemeses. Jade does not last long at this internship. She and her friends decide to found a competing fashion magazine and the adventure rolls on from there.****The game features 9 chapters and the gameplay alternates between 3D adventure and assorted minigames. In the 3D adventure mode, the player guides the current Bratz character around various rendered sets and interacts with other characters, who invariably give the Bratz goals to carry out in order to further the storyline.****The minigames include a fruit smoothie mixing game, where the player controls the smoothie stand and must make fruit smoothies per the Bratz girl's real-time specifications; a magazine layout minigame; a minigame where the player must pick out the right clothes for the editor's business trip; and many others. Successful completion of a minigame unlocks more outfits that the player can dress the Bratz characters in.</text:p>
          </table:table-cell>
          <table:table-cell table:style-name="Default"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Bratz - Rock Angelz (USA)&quot;&gt; &lt;year&gt;2005&lt;/year&gt; &lt;rating&gt;ESRB - E (Everyone)&lt;/rating&gt; &lt;title&gt;Bratz - Rock Angelz &lt;/title&gt; &lt;pub&gt;THQ Inc.&lt;/pub&gt; &lt;dev&gt;Blitz Games Limited&lt;/dev&gt; &lt;genre&gt;Virtual Life&lt;/genre&gt; &lt;score&gt;3.4&lt;/score&gt; &lt;player&gt;1 Player&lt;/player&gt; &lt;story&gt;Bratz Rock Angelz chronicles the adventures of the 4 main Bratz franchise girls -- Jade, Sasha, Chloe, and Yasmin -- as they follow their globetrotting fashion dreams on their way to start a world famous rock band. It starts when Jade receives a dream internship at a high fashion magazine with a tyrannical editor-in-chief who also employs twin sisters who happen to be Jade's arch-nemeses. Jade does not last long at this internship. She and her friends decide to found a competing fashion magazine and the adventure rolls on from there.****The game features 9 chapters and the gameplay alternates between 3D adventure and assorted minigames. In the 3D adventure mode, the player guides the current Bratz character around various rendered sets and interacts with other characters, who invariably give the Bratz goals to carry out in order to further the storyline.****The minigames include a fruit smoothie mixing game, where the player controls the smoothie stand and must make fruit smoothies per the Bratz girl's real-time specifications; a magazine layout minigame; a minigame where the player must pick out the right clothes for the editor's business trip; and many others. Successful completion of a minigame unlocks more outfits that the player can dress the Bratz characters in.&lt;/story&gt; &lt;/game&gt;">
            <text:p>&lt;game name="Bratz - Rock Angelz (USA)"&gt; &lt;year&gt;2005&lt;/year&gt; &lt;rating&gt;ESRB - E (Everyone)&lt;/rating&gt; &lt;title&gt;Bratz - Rock Angelz &lt;/title&gt; &lt;pub&gt;THQ Inc.&lt;/pub&gt; &lt;dev&gt;Blitz Games Limited&lt;/dev&gt; &lt;genre&gt;Virtual Life&lt;/genre&gt; &lt;score&gt;3.4&lt;/score&gt; &lt;player&gt;1 Player&lt;/player&gt; &lt;story&gt;Bratz Rock Angelz chronicles the adventures of the 4 main Bratz franchise girls -- Jade, Sasha, Chloe, and Yasmin -- as they follow their globetrotting fashion dreams on their way to start a world famous rock band. It starts when Jade receives a dream internship at a high fashion magazine with a tyrannical editor-in-chief who also employs twin sisters who happen to be Jade's arch-nemeses. Jade does not last long at this internship. She and her friends decide to found a competing fashion magazine and the adventure rolls on from there.****The game features 9 chapters and the gameplay alternates between 3D adventure and assorted minigames. In the 3D adventure mode, the player guides the current Bratz character around various rendered sets and interacts with other characters, who invariably give the Bratz goals to carry out in order to further the storyline.****The minigames include a fruit smoothie mixing game, where the player controls the smoothie stand and must make fruit smoothies per the Bratz girl's real-time specifications; a magazine layout minigame; a minigame where the player must pick out the right clothes for the editor's business trip; and many others. Successful completion of a minigame unlocks more outfits that the player can dress the Bratz characters in.&lt;/story&gt; &lt;/game&gt;</text:p>
          </table:table-cell>
          <table:table-cell table:number-columns-repeated="1012"/>
        </table:table-row>
        <table:table-row table:style-name="ro1">
          <table:table-cell office:value-type="string">
            <text:p>Buffy the Vampire Slayer - Chaos Bleeds (USA)</text:p>
          </table:table-cell>
          <table:table-cell office:value-type="float" office:value="2003">
            <text:p>2003</text:p>
          </table:table-cell>
          <table:table-cell office:value-type="string">
            <text:p>ESRB - T (Teen)</text:p>
          </table:table-cell>
          <table:table-cell office:value-type="string">
            <text:p>Buffy the Vampire Slayer - Chaos Bleeds </text:p>
          </table:table-cell>
          <table:table-cell table:style-name="Default" office:value-type="string">
            <text:p>Vivendi Universal Games, Inc.</text:p>
          </table:table-cell>
          <table:table-cell office:value-type="string">
            <text:p>Eurocom Entertainment Software</text:p>
          </table:table-cell>
          <table:table-cell office:value-type="string">
            <text:p>Action</text:p>
          </table:table-cell>
          <table:table-cell office:value-type="string">
            <text:p>3.9</text:p>
          </table:table-cell>
          <table:table-cell office:value-type="string">
            <text:p>1-4 Players</text:p>
          </table:table-cell>
          <table:table-cell office:value-type="string">
            <text:p>Buffy and the crew are back for another battle against evil. On this occasion (set as a 'missing episode' from the TV series' fifth season), the powerful vampire Kakistos and The First are ready for war, and the only ones standing in their way is Buffy the Vampire Slayer and her friends Willow (an at times powerful witch), Faith (a fellow Slayer), Spike (former evil vampire turned slightly good) and Xander (caught in the middle of his best friends work).****You get the chance to play as each character during the game as you slay vampires, solve puzzles and collect items along the way to prepare you for the final showdown. Various other characters from the show appear to help you out, while some are out to hurt you big time.****Multiplayer options are also included for up to 4 players. Go rabbit hunting in Bunny Catch; be the last person standing against wave after wave of vamps in Survival or battle for control of the arena in Domination.</text:p>
          </table:table-cell>
          <table:table-cell table:style-name="Default"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Buffy the Vampire Slayer - Chaos Bleeds (USA)&quot;&gt; &lt;year&gt;2003&lt;/year&gt; &lt;rating&gt;ESRB - T (Teen)&lt;/rating&gt; &lt;title&gt;Buffy the Vampire Slayer - Chaos Bleeds &lt;/title&gt; &lt;pub&gt;Vivendi Universal Games, Inc.&lt;/pub&gt; &lt;dev&gt;Eurocom Entertainment Software&lt;/dev&gt; &lt;genre&gt;Action&lt;/genre&gt; &lt;score&gt;3.9&lt;/score&gt; &lt;player&gt;1-4 Players&lt;/player&gt; &lt;story&gt;Buffy and the crew are back for another battle against evil. On this occasion (set as a 'missing episode' from the TV series' fifth season), the powerful vampire Kakistos and The First are ready for war, and the only ones standing in their way is Buffy the Vampire Slayer and her friends Willow (an at times powerful witch), Faith (a fellow Slayer), Spike (former evil vampire turned slightly good) and Xander (caught in the middle of his best friends work).****You get the chance to play as each character during the game as you slay vampires, solve puzzles and collect items along the way to prepare you for the final showdown. Various other characters from the show appear to help you out, while some are out to hurt you big time.****Multiplayer options are also included for up to 4 players. Go rabbit hunting in Bunny Catch; be the last person standing against wave after wave of vamps in Survival or battle for control of the arena in Domination.&lt;/story&gt; &lt;/game&gt;">
            <text:p>&lt;game name="Buffy the Vampire Slayer - Chaos Bleeds (USA)"&gt; &lt;year&gt;2003&lt;/year&gt; &lt;rating&gt;ESRB - T (Teen)&lt;/rating&gt; &lt;title&gt;Buffy the Vampire Slayer - Chaos Bleeds &lt;/title&gt; &lt;pub&gt;Vivendi Universal Games, Inc.&lt;/pub&gt; &lt;dev&gt;Eurocom Entertainment Software&lt;/dev&gt; &lt;genre&gt;Action&lt;/genre&gt; &lt;score&gt;3.9&lt;/score&gt; &lt;player&gt;1-4 Players&lt;/player&gt; &lt;story&gt;Buffy and the crew are back for another battle against evil. On this occasion (set as a 'missing episode' from the TV series' fifth season), the powerful vampire Kakistos and The First are ready for war, and the only ones standing in their way is Buffy the Vampire Slayer and her friends Willow (an at times powerful witch), Faith (a fellow Slayer), Spike (former evil vampire turned slightly good) and Xander (caught in the middle of his best friends work).****You get the chance to play as each character during the game as you slay vampires, solve puzzles and collect items along the way to prepare you for the final showdown. Various other characters from the show appear to help you out, while some are out to hurt you big time.****Multiplayer options are also included for up to 4 players. Go rabbit hunting in Bunny Catch; be the last person standing against wave after wave of vamps in Survival or battle for control of the arena in Domination.&lt;/story&gt; &lt;/game&gt;</text:p>
          </table:table-cell>
          <table:table-cell table:number-columns-repeated="1012"/>
        </table:table-row>
        <table:table-row table:style-name="ro1">
          <table:table-cell office:value-type="string">
            <text:p>Burnout (USA)</text:p>
          </table:table-cell>
          <table:table-cell office:value-type="float" office:value="2002">
            <text:p>2002</text:p>
          </table:table-cell>
          <table:table-cell office:value-type="string">
            <text:p>ESRB - E (Everyone)</text:p>
          </table:table-cell>
          <table:table-cell office:value-type="string">
            <text:p>Burnout </text:p>
          </table:table-cell>
          <table:table-cell table:style-name="Default" office:value-type="string">
            <text:p>Acclaim Entertainment, Inc.</text:p>
          </table:table-cell>
          <table:table-cell office:value-type="string">
            <text:p>Criterion Studios</text:p>
          </table:table-cell>
          <table:table-cell office:value-type="string">
            <text:p>Driving</text:p>
          </table:table-cell>
          <table:table-cell office:value-type="string">
            <text:p>3.5</text:p>
          </table:table-cell>
          <table:table-cell office:value-type="string">
            <text:p>1-2 Players</text:p>
          </table:table-cell>
          <table:table-cell office:value-type="string">
            <text:p>Burnout is a arcade style racing game in the mold of the Test Drive or Need For Speed series. <text:s/>In this game, you are racing on realistic streets with real traffic to contend with.****There are 6 courses on which to race, 3 of which are reminiscent of Europe, and 3 from the USA. <text:s/>There are several vehicles to choose from, ranging from compact cars to pickups. <text:s/>However, they are not based on real makes and models.****One notable feature of Burnout is the "Burn Meter." <text:s/>The Burn Meter is a gauge that is filled by performing reckless stunts, like racing into oncoming traffic, or power-drifting through corners. <text:s/>Once the Burn Meter is filled, your car gets a super speed boost.</text:p>
          </table:table-cell>
          <table:table-cell table:style-name="Default"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Burnout (USA)&quot;&gt; &lt;year&gt;2002&lt;/year&gt; &lt;rating&gt;ESRB - E (Everyone)&lt;/rating&gt; &lt;title&gt;Burnout &lt;/title&gt; &lt;pub&gt;Acclaim Entertainment, Inc.&lt;/pub&gt; &lt;dev&gt;Criterion Studios&lt;/dev&gt; &lt;genre&gt;Driving&lt;/genre&gt; &lt;score&gt;3.5&lt;/score&gt; &lt;player&gt;1-2 Players&lt;/player&gt; &lt;story&gt;Burnout is a arcade style racing game in the mold of the Test Drive or Need For Speed series.  In this game, you are racing on realistic streets with real traffic to contend with.****There are 6 courses on which to race, 3 of which are reminiscent of Europe, and 3 from the USA.  There are several vehicles to choose from, ranging from compact cars to pickups.  However, they are not based on real makes and models.****One notable feature of Burnout is the &quot;Burn Meter.&quot;  The Burn Meter is a gauge that is filled by performing reckless stunts, like racing into oncoming traffic, or power-drifting through corners.  Once the Burn Meter is filled, your car gets a super speed boost.&lt;/story&gt; &lt;/game&gt;">
            <text:p>&lt;game name="Burnout (USA)"&gt; &lt;year&gt;2002&lt;/year&gt; &lt;rating&gt;ESRB - E (Everyone)&lt;/rating&gt; &lt;title&gt;Burnout &lt;/title&gt; &lt;pub&gt;Acclaim Entertainment, Inc.&lt;/pub&gt; &lt;dev&gt;Criterion Studios&lt;/dev&gt; &lt;genre&gt;Driving&lt;/genre&gt; &lt;score&gt;3.5&lt;/score&gt; &lt;player&gt;1-2 Players&lt;/player&gt; &lt;story&gt;Burnout is a arcade style racing game in the mold of the Test Drive or Need For Speed series. <text:s/>In this game, you are racing on realistic streets with real traffic to contend with.****There are 6 courses on which to race, 3 of which are reminiscent of Europe, and 3 from the USA. <text:s/>There are several vehicles to choose from, ranging from compact cars to pickups. <text:s/>However, they are not based on real makes and models.****One notable feature of Burnout is the "Burn Meter." <text:s/>The Burn Meter is a gauge that is filled by performing reckless stunts, like racing into oncoming traffic, or power-drifting through corners. <text:s/>Once the Burn Meter is filled, your car gets a super speed boost.&lt;/story&gt; &lt;/game&gt;</text:p>
          </table:table-cell>
          <table:table-cell table:number-columns-repeated="1012"/>
        </table:table-row>
        <table:table-row table:style-name="ro1">
          <table:table-cell office:value-type="string">
            <text:p>Burnout 2 - Point of Impact (USA)</text:p>
          </table:table-cell>
          <table:table-cell office:value-type="float" office:value="2003">
            <text:p>2003</text:p>
          </table:table-cell>
          <table:table-cell office:value-type="string">
            <text:p>ESRB - E (Everyone)</text:p>
          </table:table-cell>
          <table:table-cell office:value-type="string">
            <text:p>Burnout 2 - Point of Impact </text:p>
          </table:table-cell>
          <table:table-cell table:style-name="Default" office:value-type="string">
            <text:p>Acclaim Entertainment, Inc.</text:p>
          </table:table-cell>
          <table:table-cell office:value-type="string">
            <text:p>Criterion Studios</text:p>
          </table:table-cell>
          <table:table-cell office:value-type="string">
            <text:p>Driving</text:p>
          </table:table-cell>
          <table:table-cell office:value-type="string">
            <text:p>3.7</text:p>
          </table:table-cell>
          <table:table-cell office:value-type="string">
            <text:p>1-2 Players</text:p>
          </table:table-cell>
          <table:table-cell office:value-type="string">
            <text:p>Racing a car is one thing, but racing into traffic at high speeds, where you are rewarded for the style of your crash, is another. This is the idea behind Burnout 2, which brings new modes and higher speeds compared to the original title. As usual, the aim is to speed around real life roadways, through the traffic ahead, while keeping all 4 wheels on the ground. ****Burnout is a street racing game focused around speed and crashing. <text:s/>Unlike many games which focus on closed course driving, you get to drive through cities with real traffic and city infrastructure. <text:s/>Designers have built an entire city and surrounding areas, and implement the race courses throughput the countie's streets. <text:s/>As a result, many times certain parts of race-courses interlace with other parts of other races. <text:s/>As well, instead of encouraging strategic driving and safe driving, Burnout strongly encourages offensive driving. <text:s/>Driving on the wrong side of the road, barely missing passing traffic, drifting, and jumps all add to your boost "burnout" meter. <text:s/>Speed boosts and jumps aid your attempt to dive past buses, trucks and anything else that gets in the way. <text:s/>The more offensive and dangerous your driving is, the more boost you get!****Burnout 2 contains a full campaign and custom car campaign. <text:s/>While you can unlock regular cars and tracks, later in the campaign you unlock more raceways like reverse tracks and one-way sprints. <text:s/>You can unlock over 20 cars like a Nascar, a 1920's gangster car, a Japanese muscle, and many customized vehicles with custom paint jobs and upgraded stats. <text:s/>****Along with the same sense of speed and highly detailed crash animations as before, Point of Impact packages new modes of play. <text:s/>Pursuit mode has you playing the cop as you chase down the speeding motorists, and to win you must crash them out of the race. <text:s/>Or you can reverse that with a friend. <text:s/>You can flee from a friend while he attempts to chase you. <text:s/>Crash mode, as the name suggests, forces you to glide into crowded intersections to get the most cars involved in a pile-up as possible. <text:s/>The bigger the crash, the better. <text:s/>Up to 4 players can compete for the best score.****Training and 2 player racing modes are also included.</text:p>
          </table:table-cell>
          <table:table-cell table:style-name="Default"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Burnout 2 - Point of Impact (USA)&quot;&gt; &lt;year&gt;2003&lt;/year&gt; &lt;rating&gt;ESRB - E (Everyone)&lt;/rating&gt; &lt;title&gt;Burnout 2 - Point of Impact &lt;/title&gt; &lt;pub&gt;Acclaim Entertainment, Inc.&lt;/pub&gt; &lt;dev&gt;Criterion Studios&lt;/dev&gt; &lt;genre&gt;Driving&lt;/genre&gt; &lt;score&gt;3.7&lt;/score&gt; &lt;player&gt;1-2 Players&lt;/player&gt; &lt;story&gt;Racing a car is one thing, but racing into traffic at high speeds, where you are rewarded for the style of your crash, is another. This is the idea behind Burnout 2, which brings new modes and higher speeds compared to the original title. As usual, the aim is to speed around real life roadways, through the traffic ahead, while keeping all 4 wheels on the ground. ****Burnout is a street racing game focused around speed and crashing.  Unlike many games which focus on closed course driving, you get to drive through cities with real traffic and city infrastructure.  Designers have built an entire city and surrounding areas, and implement the race courses throughput the countie's streets.  As a result, many times certain parts of race-courses interlace with other parts of other races.  As well, instead of encouraging strategic driving and safe driving, Burnout strongly encourages offensive driving.  Driving on the wrong side of the road, barely missing passing traffic, drifting, and jumps all add to your boost &quot;burnout&quot; meter.  Speed boosts and jumps aid your attempt to dive past buses, trucks and anything else that gets in the way.  The more offensive and dangerous your driving is, the more boost you get!****Burnout 2 contains a full campaign and custom car campaign.  While you can unlock regular cars and tracks, later in the campaign you unlock more raceways like reverse tracks and one-way sprints.  You can unlock over 20 cars like a Nascar, a 1920's gangster car, a Japanese muscle, and many customized vehicles with custom paint jobs and upgraded stats.  ****Along with the same sense of speed and highly detailed crash animations as before, Point of Impact packages new modes of play.  Pursuit mode has you playing the cop as you chase down the speeding motorists, and to win you must crash them out of the race.  Or you can reverse that with a friend.  You can flee from a friend while he attempts to chase you.  Crash mode, as the name suggests, forces you to glide into crowded intersections to get the most cars involved in a pile-up as possible.  The bigger the crash, the better.  Up to 4 players can compete for the best score.****Training and 2 player racing modes are also included.&lt;/story&gt; &lt;/game&gt;">
            <text:p>&lt;game name="Burnout 2 - Point of Impact (USA)"&gt; &lt;year&gt;2003&lt;/year&gt; &lt;rating&gt;ESRB - E (Everyone)&lt;/rating&gt; &lt;title&gt;Burnout 2 - Point of Impact &lt;/title&gt; &lt;pub&gt;Acclaim Entertainment, Inc.&lt;/pub&gt; &lt;dev&gt;Criterion Studios&lt;/dev&gt; &lt;genre&gt;Driving&lt;/genre&gt; &lt;score&gt;3.7&lt;/score&gt; &lt;player&gt;1-2 Players&lt;/player&gt; &lt;story&gt;Racing a car is one thing, but racing into traffic at high speeds, where you are rewarded for the style of your crash, is another. This is the idea behind Burnout 2, which brings new modes and higher speeds compared to the original title. As usual, the aim is to speed around real life roadways, through the traffic ahead, while keeping all 4 wheels on the ground. ****Burnout is a street racing game focused around speed and crashing. <text:s/>Unlike many games which focus on closed course driving, you get to drive through cities with real traffic and city infrastructure. <text:s/>Designers have built an entire city and surrounding areas, and implement the race courses throughput the countie's streets. <text:s/>As a result, many times certain parts of race-courses interlace with other parts of other races. <text:s/>As well, instead of encouraging strategic driving and safe driving, Burnout strongly encourages offensive driving. <text:s/>Driving on the wrong side of the road, barely missing passing traffic, drifting, and jumps all add to your boost "burnout" meter. <text:s/>Speed boosts and jumps aid your attempt to dive past buses, trucks and anything else that gets in the way. <text:s/>The more offensive and dangerous your driving is, the more boost you get!****Burnout 2 contains a full campaign and custom car campaign. <text:s/>While you can unlock regular cars and tracks, later in the campaign you unlock more raceways like reverse tracks and one-way sprints. <text:s/>You can unlock over 20 cars like a Nascar, a 1920's gangster car, a Japanese muscle, and many customized vehicles with custom paint jobs and upgraded stats. <text:s/>****Along with the same sense of speed and highly detailed crash animations as before, Point of Impact packages new modes of play. <text:s/>Pursuit mode has you playing the cop as you chase down the speeding motorists, and to win you must crash them out of the race. <text:s/>Or you can reverse that with a friend. <text:s/>You can flee from a friend while he attempts to chase you. <text:s/>Crash mode, as the name suggests, forces you to glide into crowded intersections to get the most cars involved in a pile-up as possible. <text:s/>The bigger the crash, the better. <text:s/>Up to 4 players can compete for the best score.****Training and 2 player racing modes are also included.&lt;/story&gt; &lt;/game&gt;</text:p>
          </table:table-cell>
          <table:table-cell table:number-columns-repeated="1012"/>
        </table:table-row>
        <table:table-row table:style-name="ro1">
          <table:table-cell office:value-type="string">
            <text:p>Bust-A-Move 3000 (USA)</text:p>
          </table:table-cell>
          <table:table-cell office:value-type="float" office:value="2003">
            <text:p>2003</text:p>
          </table:table-cell>
          <table:table-cell office:value-type="string">
            <text:p>ESRB - E (Everyone)</text:p>
          </table:table-cell>
          <table:table-cell office:value-type="string">
            <text:p>Bust-A-Move 3000 </text:p>
          </table:table-cell>
          <table:table-cell table:style-name="Default" office:value-type="string">
            <text:p>Ubisoft</text:p>
          </table:table-cell>
          <table:table-cell office:value-type="string">
            <text:p>Taito</text:p>
          </table:table-cell>
          <table:table-cell office:value-type="string">
            <text:p>Puzzle</text:p>
          </table:table-cell>
          <table:table-cell office:value-type="string">
            <text:p>3.6</text:p>
          </table:table-cell>
          <table:table-cell office:value-type="string">
            <text:p>1-2 Players</text:p>
          </table:table-cell>
          <table:table-cell office:value-type="string">
            <text:p>Super Bust-A-Move is a real-time puzzle game similar to its predecessors in the Bust-A-Move series. It adds a new multiplayer mode and features graphical enhancements. <text:s/>The aim of the game, as with the previous titles in the series, is to remove a collected number of coloured bubbles from the game screen. To do so, at the bottom of the screen, you aim and fire the coloured bubbles from a launcher, sending the bubbles upwards into the container. Match three or more together of the same colour to clear them from the screen. If you're too slow, the collection of bubbles moves down the screen towards you, and the game will end if it reaches the bottom. <text:s/>Classic mode features a number of bubble puzzles previously seen in the Bust-A-Move series, while Normal mode has some new variations on the bubble removing theme. Two players can also compete against each other.</text:p>
          </table:table-cell>
          <table:table-cell table:style-name="Default"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Bust-A-Move 3000 (USA)&quot;&gt; &lt;year&gt;2003&lt;/year&gt; &lt;rating&gt;ESRB - E (Everyone)&lt;/rating&gt; &lt;title&gt;Bust-A-Move 3000 &lt;/title&gt; &lt;pub&gt;Ubisoft&lt;/pub&gt; &lt;dev&gt;Taito&lt;/dev&gt; &lt;genre&gt;Puzzle&lt;/genre&gt; &lt;score&gt;3.6&lt;/score&gt; &lt;player&gt;1-2 Players&lt;/player&gt; &lt;story&gt;Super Bust-A-Move is a real-time puzzle game similar to its predecessors in the Bust-A-Move series. It adds a new multiplayer mode and features graphical enhancements.  The aim of the game, as with the previous titles in the series, is to remove a collected number of coloured bubbles from the game screen. To do so, at the bottom of the screen, you aim and fire the coloured bubbles from a launcher, sending the bubbles upwards into the container. Match three or more together of the same colour to clear them from the screen. If you're too slow, the collection of bubbles moves down the screen towards you, and the game will end if it reaches the bottom.  Classic mode features a number of bubble puzzles previously seen in the Bust-A-Move series, while Normal mode has some new variations on the bubble removing theme. Two players can also compete against each other.&lt;/story&gt; &lt;/game&gt;">
            <text:p>&lt;game name="Bust-A-Move 3000 (USA)"&gt; &lt;year&gt;2003&lt;/year&gt; &lt;rating&gt;ESRB - E (Everyone)&lt;/rating&gt; &lt;title&gt;Bust-A-Move 3000 &lt;/title&gt; &lt;pub&gt;Ubisoft&lt;/pub&gt; &lt;dev&gt;Taito&lt;/dev&gt; &lt;genre&gt;Puzzle&lt;/genre&gt; &lt;score&gt;3.6&lt;/score&gt; &lt;player&gt;1-2 Players&lt;/player&gt; &lt;story&gt;Super Bust-A-Move is a real-time puzzle game similar to its predecessors in the Bust-A-Move series. It adds a new multiplayer mode and features graphical enhancements. <text:s/>The aim of the game, as with the previous titles in the series, is to remove a collected number of coloured bubbles from the game screen. To do so, at the bottom of the screen, you aim and fire the coloured bubbles from a launcher, sending the bubbles upwards into the container. Match three or more together of the same colour to clear them from the screen. If you're too slow, the collection of bubbles moves down the screen towards you, and the game will end if it reaches the bottom. <text:s/>Classic mode features a number of bubble puzzles previously seen in the Bust-A-Move series, while Normal mode has some new variations on the bubble removing theme. Two players can also compete against each other.&lt;/story&gt; &lt;/game&gt;</text:p>
          </table:table-cell>
          <table:table-cell table:number-columns-repeated="1012"/>
        </table:table-row>
        <table:table-row table:style-name="ro1">
          <table:table-cell office:value-type="string">
            <text:p>Butt-Ugly Martians - Zoom or Doom! (Europe)</text:p>
          </table:table-cell>
          <table:table-cell office:value-type="float" office:value="2003">
            <text:p>2003</text:p>
          </table:table-cell>
          <table:table-cell office:value-type="string">
            <text:p>ESRB - E (Everyone)</text:p>
          </table:table-cell>
          <table:table-cell office:value-type="string">
            <text:p>Butt-Ugly Martians - Zoom or Doom! </text:p>
          </table:table-cell>
          <table:table-cell table:style-name="Default" office:value-type="string">
            <text:p>Knowledge Adventure Inc.</text:p>
          </table:table-cell>
          <table:table-cell office:value-type="string">
            <text:p>Taito</text:p>
          </table:table-cell>
          <table:table-cell office:value-type="string">
            <text:p>Puzzle</text:p>
          </table:table-cell>
          <table:table-cell office:value-type="string">
            <text:p>3.3</text:p>
          </table:table-cell>
          <table:table-cell office:value-type="string">
            <text:p>1-2 Players</text:p>
          </table:table-cell>
          <table:table-cell office:value-type="string">
            <text:p>An action/racing title starring the Butt-Ugly Martians. Zoom or Doom is a Runecraft-developed title with over nine tracks and seven characters. Special Features Intense 3D action-combat racing featuring unique hovering spacecraft; Seven favorite characters from the hit Nickelodeon television series; Nine highly differentiated racing tracks, plus hidden Drag Racing tracks and bonuses. Warnings Comic Mischief </text:p>
          </table:table-cell>
          <table:table-cell table:style-name="Default"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Butt-Ugly Martians - Zoom or Doom! (Europe)&quot;&gt; &lt;year&gt;2003&lt;/year&gt; &lt;rating&gt;ESRB - E (Everyone)&lt;/rating&gt; &lt;title&gt;Butt-Ugly Martians - Zoom or Doom! &lt;/title&gt; &lt;pub&gt;Knowledge Adventure Inc.&lt;/pub&gt; &lt;dev&gt;Taito&lt;/dev&gt; &lt;genre&gt;Puzzle&lt;/genre&gt; &lt;score&gt;3.3&lt;/score&gt; &lt;player&gt;1-2 Players&lt;/player&gt; &lt;story&gt;An action/racing title starring the Butt-Ugly Martians. Zoom or Doom is a Runecraft-developed title with over nine tracks and seven characters. Special Features Intense 3D action-combat racing featuring unique hovering spacecraft; Seven favorite characters from the hit Nickelodeon television series; Nine highly differentiated racing tracks, plus hidden Drag Racing tracks and bonuses. Warnings Comic Mischief &lt;/story&gt; &lt;/game&gt;">
            <text:p>&lt;game name="Butt-Ugly Martians - Zoom or Doom! (Europe)"&gt; &lt;year&gt;2003&lt;/year&gt; &lt;rating&gt;ESRB - E (Everyone)&lt;/rating&gt; &lt;title&gt;Butt-Ugly Martians - Zoom or Doom! &lt;/title&gt; &lt;pub&gt;Knowledge Adventure Inc.&lt;/pub&gt; &lt;dev&gt;Taito&lt;/dev&gt; &lt;genre&gt;Puzzle&lt;/genre&gt; &lt;score&gt;3.3&lt;/score&gt; &lt;player&gt;1-2 Players&lt;/player&gt; &lt;story&gt;An action/racing title starring the Butt-Ugly Martians. Zoom or Doom is a Runecraft-developed title with over nine tracks and seven characters. Special Features Intense 3D action-combat racing featuring unique hovering spacecraft; Seven favorite characters from the hit Nickelodeon television series; Nine highly differentiated racing tracks, plus hidden Drag Racing tracks and bonuses. Warnings Comic Mischief &lt;/story&gt; &lt;/game&gt;</text:p>
          </table:table-cell>
          <table:table-cell table:number-columns-repeated="1012"/>
        </table:table-row>
        <table:table-row table:style-name="ro1">
          <table:table-cell office:value-type="string">
            <text:p>Cabela's Big Game Hunter - 2005 Adventures (USA)</text:p>
          </table:table-cell>
          <table:table-cell office:value-type="float" office:value="2004">
            <text:p>2004</text:p>
          </table:table-cell>
          <table:table-cell office:value-type="string">
            <text:p>ESRB - T (Teen)</text:p>
          </table:table-cell>
          <table:table-cell office:value-type="string">
            <text:p>Cabela's Big Game Hunter - 2005 Adventures </text:p>
          </table:table-cell>
          <table:table-cell table:style-name="Default" office:value-type="string">
            <text:p>Activision Value Publishing, Inc.</text:p>
          </table:table-cell>
          <table:table-cell office:value-type="string">
            <text:p>Magic Wand Productions</text:p>
          </table:table-cell>
          <table:table-cell office:value-type="string">
            <text:p>Sports/Hunting</text:p>
          </table:table-cell>
          <table:table-cell office:value-type="string">
            <text:p>4.1</text:p>
          </table:table-cell>
          <table:table-cell office:value-type="string">
            <text:p>1 Player</text:p>
          </table:table-cell>
          <table:table-cell office:value-type="string">
            <text:p>Another in the Big Game Hunting series, 2005 Adventures brings you 36 big game animals in 10 locations. <text:s/>Choose from many guns, bows, equipment, and clothing before heading out to take on these animals.****Head out looking for whatever animal(s) you have tags for. <text:s/>Track your target through mountains, plains, hills, streams, and lakes. <text:s/>Swim across lakes and streams that are in your way and drive various vehicles to save time getting where you're going. <text:s/>Once you find your prey, get close enough to shoot without your target noticing you. <text:s/>Then take the shot!****Play the game in quick hunt or career mode, or play with friends online. <text:s/>Go to your cabin to see the animals you have shot in career mode... you can even choose your what cabin you want out of six choices!****Unlike many other hunting games that have you go out and kill what you can in a single day, you can take as many days as you need to bag your limit. <text:s/>Use tents to sleep away the nights, or walk around looking for possible spots to sit and wait for prey on the following day... just don't forget to eat and drink to keep up your energy.****Play through rain and snow as well as clear weather conditions. <text:s/>Animals behave differently in different conditions, just like in real life.</text:p>
          </table:table-cell>
          <table:table-cell table:style-name="Default"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Cabela's Big Game Hunter - 2005 Adventures (USA)&quot;&gt; &lt;year&gt;2004&lt;/year&gt; &lt;rating&gt;ESRB - T (Teen)&lt;/rating&gt; &lt;title&gt;Cabela's Big Game Hunter - 2005 Adventures &lt;/title&gt; &lt;pub&gt;Activision Value Publishing, Inc.&lt;/pub&gt; &lt;dev&gt;Magic Wand Productions&lt;/dev&gt; &lt;genre&gt;Sports/Hunting&lt;/genre&gt; &lt;score&gt;4.1&lt;/score&gt; &lt;player&gt;1 Player&lt;/player&gt; &lt;story&gt;Another in the Big Game Hunting series, 2005 Adventures brings you 36 big game animals in 10 locations.  Choose from many guns, bows, equipment, and clothing before heading out to take on these animals.****Head out looking for whatever animal(s) you have tags for.  Track your target through mountains, plains, hills, streams, and lakes.  Swim across lakes and streams that are in your way and drive various vehicles to save time getting where you're going.  Once you find your prey, get close enough to shoot without your target noticing you.  Then take the shot!****Play the game in quick hunt or career mode, or play with friends online.  Go to your cabin to see the animals you have shot in career mode... you can even choose your what cabin you want out of six choices!****Unlike many other hunting games that have you go out and kill what you can in a single day, you can take as many days as you need to bag your limit.  Use tents to sleep away the nights, or walk around looking for possible spots to sit and wait for prey on the following day... just don't forget to eat and drink to keep up your energy.****Play through rain and snow as well as clear weather conditions.  Animals behave differently in different conditions, just like in real life.&lt;/story&gt; &lt;/game&gt;">
            <text:p>&lt;game name="Cabela's Big Game Hunter - 2005 Adventures (USA)"&gt; &lt;year&gt;2004&lt;/year&gt; &lt;rating&gt;ESRB - T (Teen)&lt;/rating&gt; &lt;title&gt;Cabela's Big Game Hunter - 2005 Adventures &lt;/title&gt; &lt;pub&gt;Activision Value Publishing, Inc.&lt;/pub&gt; &lt;dev&gt;Magic Wand Productions&lt;/dev&gt; &lt;genre&gt;Sports/Hunting&lt;/genre&gt; &lt;score&gt;4.1&lt;/score&gt; &lt;player&gt;1 Player&lt;/player&gt; &lt;story&gt;Another in the Big Game Hunting series, 2005 Adventures brings you 36 big game animals in 10 locations. <text:s/>Choose from many guns, bows, equipment, and clothing before heading out to take on these animals.****Head out looking for whatever animal(s) you have tags for. <text:s/>Track your target through mountains, plains, hills, streams, and lakes. <text:s/>Swim across lakes and streams that are in your way and drive various vehicles to save time getting where you're going. <text:s/>Once you find your prey, get close enough to shoot without your target noticing you. <text:s/>Then take the shot!****Play the game in quick hunt or career mode, or play with friends online. <text:s/>Go to your cabin to see the animals you have shot in career mode... you can even choose your what cabin you want out of six choices!****Unlike many other hunting games that have you go out and kill what you can in a single day, you can take as many days as you need to bag your limit. <text:s/>Use tents to sleep away the nights, or walk around looking for possible spots to sit and wait for prey on the following day... just don't forget to eat and drink to keep up your energy.****Play through rain and snow as well as clear weather conditions. <text:s/>Animals behave differently in different conditions, just like in real life.&lt;/story&gt; &lt;/game&gt;</text:p>
          </table:table-cell>
          <table:table-cell table:number-columns-repeated="1012"/>
        </table:table-row>
        <table:table-row table:style-name="ro1">
          <table:table-cell office:value-type="string">
            <text:p>Cabela's Dangerous Hunts 2 (USA)</text:p>
          </table:table-cell>
          <table:table-cell office:value-type="float" office:value="2005">
            <text:p>2005</text:p>
          </table:table-cell>
          <table:table-cell office:value-type="string">
            <text:p>ESRB - T (Teen)</text:p>
          </table:table-cell>
          <table:table-cell office:value-type="string">
            <text:p>Cabela's Dangerous Hunts 2 </text:p>
          </table:table-cell>
          <table:table-cell table:style-name="Default" office:value-type="string">
            <text:p>Activision Value Publishing, Inc.</text:p>
          </table:table-cell>
          <table:table-cell office:value-type="string">
            <text:p>FUN Labs</text:p>
          </table:table-cell>
          <table:table-cell office:value-type="string">
            <text:p>Sports/Hunting</text:p>
          </table:table-cell>
          <table:table-cell office:value-type="string">
            <text:p>3.4</text:p>
          </table:table-cell>
          <table:table-cell office:value-type="string">
            <text:p>1 Player</text:p>
          </table:table-cell>
          <table:table-cell office:value-type="string">
            <text:p>Cabela's Dangerous Hunts 2 is a hunting game focused on linear story-based gameplay, instead of the freeform hunting of the main Cabela's line. You will hunt 20 animals, including lions, tigers, and bears, across 12 main levels, and 4 hidden levels. There are three difficulty levels, and a slow-motion ability to help line up shots. Keep your eyes open; there are secret stumps in each level, which if shot can unlock extra levels and other items. In most levels, you will be assisted by a native guide, who will both draw the attention of the local wildlife, and assist you in killing them. <text:s/>The story features you, a world famous hunter, who has just found out a old friend, Bullseye Bill, is missing. Retrace his steps around the world, helping other people along the way.</text:p>
          </table:table-cell>
          <table:table-cell table:style-name="Default"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Cabela's Dangerous Hunts 2 (USA)&quot;&gt; &lt;year&gt;2005&lt;/year&gt; &lt;rating&gt;ESRB - T (Teen)&lt;/rating&gt; &lt;title&gt;Cabela's Dangerous Hunts 2 &lt;/title&gt; &lt;pub&gt;Activision Value Publishing, Inc.&lt;/pub&gt; &lt;dev&gt;FUN Labs&lt;/dev&gt; &lt;genre&gt;Sports/Hunting&lt;/genre&gt; &lt;score&gt;3.4&lt;/score&gt; &lt;player&gt;1 Player&lt;/player&gt; &lt;story&gt;Cabela's Dangerous Hunts 2 is a hunting game focused on linear story-based gameplay, instead of the freeform hunting of the main Cabela's line. You will hunt 20 animals, including lions, tigers, and bears, across 12 main levels, and 4 hidden levels. There are three difficulty levels, and a slow-motion ability to help line up shots. Keep your eyes open; there are secret stumps in each level, which if shot can unlock extra levels and other items. In most levels, you will be assisted by a native guide, who will both draw the attention of the local wildlife, and assist you in killing them.  The story features you, a world famous hunter, who has just found out a old friend, Bullseye Bill, is missing. Retrace his steps around the world, helping other people along the way.&lt;/story&gt; &lt;/game&gt;">
            <text:p>&lt;game name="Cabela's Dangerous Hunts 2 (USA)"&gt; &lt;year&gt;2005&lt;/year&gt; &lt;rating&gt;ESRB - T (Teen)&lt;/rating&gt; &lt;title&gt;Cabela's Dangerous Hunts 2 &lt;/title&gt; &lt;pub&gt;Activision Value Publishing, Inc.&lt;/pub&gt; &lt;dev&gt;FUN Labs&lt;/dev&gt; &lt;genre&gt;Sports/Hunting&lt;/genre&gt; &lt;score&gt;3.4&lt;/score&gt; &lt;player&gt;1 Player&lt;/player&gt; &lt;story&gt;Cabela's Dangerous Hunts 2 is a hunting game focused on linear story-based gameplay, instead of the freeform hunting of the main Cabela's line. You will hunt 20 animals, including lions, tigers, and bears, across 12 main levels, and 4 hidden levels. There are three difficulty levels, and a slow-motion ability to help line up shots. Keep your eyes open; there are secret stumps in each level, which if shot can unlock extra levels and other items. In most levels, you will be assisted by a native guide, who will both draw the attention of the local wildlife, and assist you in killing them. <text:s/>The story features you, a world famous hunter, who has just found out a old friend, Bullseye Bill, is missing. Retrace his steps around the world, helping other people along the way.&lt;/story&gt; &lt;/game&gt;</text:p>
          </table:table-cell>
          <table:table-cell table:number-columns-repeated="1012"/>
        </table:table-row>
        <table:table-row table:style-name="ro1">
          <table:table-cell office:value-type="string">
            <text:p>Cabela's Outdoor Adventures (USA)</text:p>
          </table:table-cell>
          <table:table-cell office:value-type="float" office:value="2005">
            <text:p>2005</text:p>
          </table:table-cell>
          <table:table-cell office:value-type="string">
            <text:p>ESRB - T (Teen)</text:p>
          </table:table-cell>
          <table:table-cell office:value-type="string">
            <text:p>Cabela's Outdoor Adventures </text:p>
          </table:table-cell>
          <table:table-cell table:style-name="Default" office:value-type="string">
            <text:p>Activision Value Publishing, Inc.</text:p>
          </table:table-cell>
          <table:table-cell office:value-type="string">
            <text:p>MagicWand</text:p>
          </table:table-cell>
          <table:table-cell office:value-type="string">
            <text:p>Sports/Hunting</text:p>
          </table:table-cell>
          <table:table-cell office:value-type="string">
            <text:p>3.4</text:p>
          </table:table-cell>
          <table:table-cell office:value-type="string">
            <text:p>1 Player</text:p>
          </table:table-cell>
          <table:table-cell office:value-type="string">
            <text:p>Cabela's Outdoor Adventures provides you with the hunting and fishing expedition of a lifetime with 22 outdoor adventures across North America and beyond. Fly, float, and trek from Utah to Mexico to New Zealand in search of trophy bucks or stop off and angle for the local species of fish. While on your adventure you'll also have the opportunity to hunt both big game and small game, compete in a shooting contest, and embark on varied missions. Your Cabela's Guide introduces each true-to-life outdoor adventure where stealth strategy and technique are of the utmost importance. </text:p>
          </table:table-cell>
          <table:table-cell table:style-name="Default"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Cabela's Outdoor Adventures (USA)&quot;&gt; &lt;year&gt;2005&lt;/year&gt; &lt;rating&gt;ESRB - T (Teen)&lt;/rating&gt; &lt;title&gt;Cabela's Outdoor Adventures &lt;/title&gt; &lt;pub&gt;Activision Value Publishing, Inc.&lt;/pub&gt; &lt;dev&gt;MagicWand&lt;/dev&gt; &lt;genre&gt;Sports/Hunting&lt;/genre&gt; &lt;score&gt;3.4&lt;/score&gt; &lt;player&gt;1 Player&lt;/player&gt; &lt;story&gt;Cabela's Outdoor Adventures provides you with the hunting and fishing expedition of a lifetime with 22 outdoor adventures across North America and beyond. Fly, float, and trek from Utah to Mexico to New Zealand in search of trophy bucks or stop off and angle for the local species of fish. While on your adventure you'll also have the opportunity to hunt both big game and small game, compete in a shooting contest, and embark on varied missions. Your Cabela's Guide introduces each true-to-life outdoor adventure where stealth strategy and technique are of the utmost importance. &lt;/story&gt; &lt;/game&gt;">
            <text:p>&lt;game name="Cabela's Outdoor Adventures (USA)"&gt; &lt;year&gt;2005&lt;/year&gt; &lt;rating&gt;ESRB - T (Teen)&lt;/rating&gt; &lt;title&gt;Cabela's Outdoor Adventures &lt;/title&gt; &lt;pub&gt;Activision Value Publishing, Inc.&lt;/pub&gt; &lt;dev&gt;MagicWand&lt;/dev&gt; &lt;genre&gt;Sports/Hunting&lt;/genre&gt; &lt;score&gt;3.4&lt;/score&gt; &lt;player&gt;1 Player&lt;/player&gt; &lt;story&gt;Cabela's Outdoor Adventures provides you with the hunting and fishing expedition of a lifetime with 22 outdoor adventures across North America and beyond. Fly, float, and trek from Utah to Mexico to New Zealand in search of trophy bucks or stop off and angle for the local species of fish. While on your adventure you'll also have the opportunity to hunt both big game and small game, compete in a shooting contest, and embark on varied missions. Your Cabela's Guide introduces each true-to-life outdoor adventure where stealth strategy and technique are of the utmost importance. &lt;/story&gt; &lt;/game&gt;</text:p>
          </table:table-cell>
          <table:table-cell table:number-columns-repeated="1012"/>
        </table:table-row>
        <table:table-row table:style-name="ro1">
          <table:table-cell office:value-type="string">
            <text:p>Call of Duty - Finest Hour (USA)</text:p>
          </table:table-cell>
          <table:table-cell office:value-type="float" office:value="2004">
            <text:p>2004</text:p>
          </table:table-cell>
          <table:table-cell office:value-type="string">
            <text:p>ESRB - T (Teen)</text:p>
          </table:table-cell>
          <table:table-cell office:value-type="string">
            <text:p>Call of Duty - Finest Hour </text:p>
          </table:table-cell>
          <table:table-cell table:style-name="Default" office:value-type="string">
            <text:p>Activision Publishing, Inc.</text:p>
          </table:table-cell>
          <table:table-cell office:value-type="string">
            <text:p>Spark Unlimited</text:p>
          </table:table-cell>
          <table:table-cell office:value-type="string">
            <text:p>Action</text:p>
          </table:table-cell>
          <table:table-cell office:value-type="string">
            <text:p>3.6</text:p>
          </table:table-cell>
          <table:table-cell office:value-type="string">
            <text:p>1 Player</text:p>
          </table:table-cell>
          <table:table-cell office:value-type="string">
            <text:p>Call of Duty: Finest Hour is the first CoD game on the consoles. **The story spans throught three different fronts in the Second World War through three soldiers' viewpoints. **Basically, the game is a heavily scripted, story driven action game where the main focus is on the action and the dramatisation of the war and the people in the middle of it all. One of the defining features if Call of Duty-games is the mood they set, and the accurate reproduction of the actual WW2 battlefields and operations. As well as the usual range of WW2 weaponry, in CoD:FH there are also vehicles which one can drive around, blasting enemy to bits in the process.</text:p>
          </table:table-cell>
          <table:table-cell table:style-name="Default"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Call of Duty - Finest Hour (USA)&quot;&gt; &lt;year&gt;2004&lt;/year&gt; &lt;rating&gt;ESRB - T (Teen)&lt;/rating&gt; &lt;title&gt;Call of Duty - Finest Hour &lt;/title&gt; &lt;pub&gt;Activision Publishing, Inc.&lt;/pub&gt; &lt;dev&gt;Spark Unlimited&lt;/dev&gt; &lt;genre&gt;Action&lt;/genre&gt; &lt;score&gt;3.6&lt;/score&gt; &lt;player&gt;1 Player&lt;/player&gt; &lt;story&gt;Call of Duty: Finest Hour is the first CoD game on the consoles. **The story spans throught three different fronts in the Second World War through three soldiers' viewpoints. **Basically, the game is a heavily scripted, story driven action game where the main focus is on the action and the dramatisation of the war and the people in the middle of it all. One of the defining features if Call of Duty-games is the mood they set, and the accurate reproduction of the actual WW2 battlefields and operations. As well as the usual range of WW2 weaponry, in CoD:FH there are also vehicles which one can drive around, blasting enemy to bits in the process.&lt;/story&gt; &lt;/game&gt;">
            <text:p>&lt;game name="Call of Duty - Finest Hour (USA)"&gt; &lt;year&gt;2004&lt;/year&gt; &lt;rating&gt;ESRB - T (Teen)&lt;/rating&gt; &lt;title&gt;Call of Duty - Finest Hour &lt;/title&gt; &lt;pub&gt;Activision Publishing, Inc.&lt;/pub&gt; &lt;dev&gt;Spark Unlimited&lt;/dev&gt; &lt;genre&gt;Action&lt;/genre&gt; &lt;score&gt;3.6&lt;/score&gt; &lt;player&gt;1 Player&lt;/player&gt; &lt;story&gt;Call of Duty: Finest Hour is the first CoD game on the consoles. **The story spans throught three different fronts in the Second World War through three soldiers' viewpoints. **Basically, the game is a heavily scripted, story driven action game where the main focus is on the action and the dramatisation of the war and the people in the middle of it all. One of the defining features if Call of Duty-games is the mood they set, and the accurate reproduction of the actual WW2 battlefields and operations. As well as the usual range of WW2 weaponry, in CoD:FH there are also vehicles which one can drive around, blasting enemy to bits in the process.&lt;/story&gt; &lt;/game&gt;</text:p>
          </table:table-cell>
          <table:table-cell table:number-columns-repeated="1012"/>
        </table:table-row>
        <table:table-row table:style-name="ro1">
          <table:table-cell office:value-type="string">
            <text:p>Call of Duty 2 - Big Red One (USA)</text:p>
          </table:table-cell>
          <table:table-cell office:value-type="float" office:value="2005">
            <text:p>2005</text:p>
          </table:table-cell>
          <table:table-cell office:value-type="string">
            <text:p>ESRB - T (Teen)</text:p>
          </table:table-cell>
          <table:table-cell office:value-type="string">
            <text:p>Call of Duty 2 - Big Red One </text:p>
          </table:table-cell>
          <table:table-cell table:style-name="Default" office:value-type="string">
            <text:p>Activision Publishing, Inc.</text:p>
          </table:table-cell>
          <table:table-cell office:value-type="string">
            <text:p>Gray Matter Interactive Studios</text:p>
          </table:table-cell>
          <table:table-cell office:value-type="string">
            <text:p>Action</text:p>
          </table:table-cell>
          <table:table-cell office:value-type="string">
            <text:p>3.8</text:p>
          </table:table-cell>
          <table:table-cell office:value-type="string">
            <text:p>1 Player</text:p>
          </table:table-cell>
          <table:table-cell office:value-type="string">
            <text:p>In the second Call of Duty game for consoles, players again take to battle in The Second World War. <text:s/>As with other Call of Duty games, focus is on the characters and their drama amidst the furious, heavily scripted, first-person action. <text:s/>As a private new to war in America's most legendary infantry division, nicknamed the Big Red One for the distinctive patch they wore, players will fight through the game as a team in the Fighting First, and will be affected by the loss of friends on the battlefield.****Players will have to re-enact the successes of World War II through a wide variety of land, sea and air missions in Africa, Sicily and Normandy, by using vehicles including tanks, jeeps, armored cars and half-tracks. <text:s/>Success will depend on how well players can move, shoot and complete the objectives that a commanding officer provides before each mission.****The Xbox and PS2 versions offer multiplayer games with up to 16 players.</text:p>
          </table:table-cell>
          <table:table-cell table:style-name="Default"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Call of Duty 2 - Big Red One (USA)&quot;&gt; &lt;year&gt;2005&lt;/year&gt; &lt;rating&gt;ESRB - T (Teen)&lt;/rating&gt; &lt;title&gt;Call of Duty 2 - Big Red One &lt;/title&gt; &lt;pub&gt;Activision Publishing, Inc.&lt;/pub&gt; &lt;dev&gt;Gray Matter Interactive Studios&lt;/dev&gt; &lt;genre&gt;Action&lt;/genre&gt; &lt;score&gt;3.8&lt;/score&gt; &lt;player&gt;1 Player&lt;/player&gt; &lt;story&gt;In the second Call of Duty game for consoles, players again take to battle in The Second World War.  As with other Call of Duty games, focus is on the characters and their drama amidst the furious, heavily scripted, first-person action.  As a private new to war in America's most legendary infantry division, nicknamed the Big Red One for the distinctive patch they wore, players will fight through the game as a team in the Fighting First, and will be affected by the loss of friends on the battlefield.****Players will have to re-enact the successes of World War II through a wide variety of land, sea and air missions in Africa, Sicily and Normandy, by using vehicles including tanks, jeeps, armored cars and half-tracks.  Success will depend on how well players can move, shoot and complete the objectives that a commanding officer provides before each mission.****The Xbox and PS2 versions offer multiplayer games with up to 16 players.&lt;/story&gt; &lt;/game&gt;">
            <text:p>&lt;game name="Call of Duty 2 - Big Red One (USA)"&gt; &lt;year&gt;2005&lt;/year&gt; &lt;rating&gt;ESRB - T (Teen)&lt;/rating&gt; &lt;title&gt;Call of Duty 2 - Big Red One &lt;/title&gt; &lt;pub&gt;Activision Publishing, Inc.&lt;/pub&gt; &lt;dev&gt;Gray Matter Interactive Studios&lt;/dev&gt; &lt;genre&gt;Action&lt;/genre&gt; &lt;score&gt;3.8&lt;/score&gt; &lt;player&gt;1 Player&lt;/player&gt; &lt;story&gt;In the second Call of Duty game for consoles, players again take to battle in The Second World War. <text:s/>As with other Call of Duty games, focus is on the characters and their drama amidst the furious, heavily scripted, first-person action. <text:s/>As a private new to war in America's most legendary infantry division, nicknamed the Big Red One for the distinctive patch they wore, players will fight through the game as a team in the Fighting First, and will be affected by the loss of friends on the battlefield.****Players will have to re-enact the successes of World War II through a wide variety of land, sea and air missions in Africa, Sicily and Normandy, by using vehicles including tanks, jeeps, armored cars and half-tracks. <text:s/>Success will depend on how well players can move, shoot and complete the objectives that a commanding officer provides before each mission.****The Xbox and PS2 versions offer multiplayer games with up to 16 players.&lt;/story&gt; &lt;/game&gt;</text:p>
          </table:table-cell>
          <table:table-cell table:number-columns-repeated="1012"/>
        </table:table-row>
        <table:table-row table:style-name="ro1">
          <table:table-cell office:value-type="string">
            <text:p>Capcom vs. SNK 2 EO - Millionaire Fighting 2001 (USA)</text:p>
          </table:table-cell>
          <table:table-cell office:value-type="float" office:value="2002">
            <text:p>2002</text:p>
          </table:table-cell>
          <table:table-cell office:value-type="string">
            <text:p>ESRB - T (Teen)</text:p>
          </table:table-cell>
          <table:table-cell office:value-type="string">
            <text:p>Capcom vs. SNK 2 EO - Millionaire Fighting 2001 </text:p>
          </table:table-cell>
          <table:table-cell table:style-name="Default" office:value-type="string">
            <text:p>Capcom Entertainment, Inc.</text:p>
          </table:table-cell>
          <table:table-cell office:value-type="string">
            <text:p>Capcom</text:p>
          </table:table-cell>
          <table:table-cell office:value-type="string">
            <text:p>Fighter</text:p>
          </table:table-cell>
          <table:table-cell office:value-type="string">
            <text:p>3.2</text:p>
          </table:table-cell>
          <table:table-cell office:value-type="string">
            <text:p>1-2 Players</text:p>
          </table:table-cell>
          <table:table-cell office:value-type="string">
            <text:p>A beat'em'up with characters taken from many Capcom and SNK games. The game system is centered around "grooves" which are selected before any battle. These different grooves alter the character's abilities to resemble different Capcom or SNK games. There are three grooves dedicated for each company, and even the option to define a custom groove.****The "EO" of the GameCube and Xbox titles refers to a new groove: Easy Operation. Instead of the normal inputs needed to do special and super moves, these moves are instead done automatically by tapping the right thumb-stick in specific directions. Only a small part of each character's moveset can be accessed this way, however, and if the player does not select EO then the game will play the same as the arcade and previous releases.****Playable characters come from the following games:****1. Street Fighter (Ryu, Ken, Eagle, Sagat)**2. Final Fight (Rolento)**Street Fighter II (Guile, Chun-Li, Blanka, Dhalsim, E. Honda, Zangeif, M. Bison, Balrog, Vega)**3. Final Fight 2 (Maki)**Super Street Fighter II (Cammy)**4. Super Street Fighter II Turbo (Akuma/Gouki)**5. Street Fighter Alpha (Dan)**6. Street Fighter Alpha 2 (Sakura, Shin Akuma/Gouki, Evil Ryu)**7. Darkstalkers (Morrigan)**8. Street Fighter III (Yun)**9. Rival Schools (Kyosuke)**10. Psycho Soldier (Athena)**Fatal Fury (Terry, Joe, Raiden, Geese)**Art of Fighting (Ryo, Yuri, King, Todoh)**Fatal Fury 2 (Kim, Mai)**Samurai Shodown (Haohmaru, Nakoruru)**The King of Fighters '94 (Kyo, Benimaru, Chang&amp;Choi, Rugal)**11. The King of Fighters '95 (Iori)**Fatal Fury 3 (Yamazaki)**The King of Fighters '96 (Vice)**The King of Fighters '97 (Orochi Iori)**The Last Blade 2(Hibiki)**Fatal Fury: Mark of the Wolves (Rock)</text:p>
          </table:table-cell>
          <table:table-cell table:style-name="Default"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Capcom vs. SNK 2 EO - Millionaire Fighting 2001 (USA)&quot;&gt; &lt;year&gt;2002&lt;/year&gt; &lt;rating&gt;ESRB - T (Teen)&lt;/rating&gt; &lt;title&gt;Capcom vs. SNK 2 EO - Millionaire Fighting 2001 &lt;/title&gt; &lt;pub&gt;Capcom Entertainment, Inc.&lt;/pub&gt; &lt;dev&gt;Capcom&lt;/dev&gt; &lt;genre&gt;Fighter&lt;/genre&gt; &lt;score&gt;3.2&lt;/score&gt; &lt;player&gt;1-2 Players&lt;/player&gt; &lt;story&gt;A beat'em'up with characters taken from many Capcom and SNK games. The game system is centered around &quot;grooves&quot; which are selected before any battle. These different grooves alter the character's abilities to resemble different Capcom or SNK games. There are three grooves dedicated for each company, and even the option to define a custom groove.****The &quot;EO&quot; of the GameCube and Xbox titles refers to a new groove: Easy Operation. Instead of the normal inputs needed to do special and super moves, these moves are instead done automatically by tapping the right thumb-stick in specific directions. Only a small part of each character's moveset can be accessed this way, however, and if the player does not select EO then the game will play the same as the arcade and previous releases.****Playable characters come from the following games:****1. Street Fighter (Ryu, Ken, Eagle, Sagat)**2. Final Fight (Rolento)**Street Fighter II (Guile, Chun-Li, Blanka, Dhalsim, E. Honda, Zangeif, M. Bison, Balrog, Vega)**3. Final Fight 2 (Maki)**Super Street Fighter II (Cammy)**4. Super Street Fighter II Turbo (Akuma/Gouki)**5. Street Fighter Alpha (Dan)**6. Street Fighter Alpha 2 (Sakura, Shin Akuma/Gouki, Evil Ryu)**7. Darkstalkers (Morrigan)**8. Street Fighter III (Yun)**9. Rival Schools (Kyosuke)**10. Psycho Soldier (Athena)**Fatal Fury (Terry, Joe, Raiden, Geese)**Art of Fighting (Ryo, Yuri, King, Todoh)**Fatal Fury 2 (Kim, Mai)**Samurai Shodown (Haohmaru, Nakoruru)**The King of Fighters '94 (Kyo, Benimaru, Chang&amp;Choi, Rugal)**11. The King of Fighters '95 (Iori)**Fatal Fury 3 (Yamazaki)**The King of Fighters '96 (Vice)**The King of Fighters '97 (Orochi Iori)**The Last Blade 2(Hibiki)**Fatal Fury: Mark of the Wolves (Rock)&lt;/story&gt; &lt;/game&gt;">
            <text:p>&lt;game name="Capcom vs. SNK 2 EO - Millionaire Fighting 2001 (USA)"&gt; &lt;year&gt;2002&lt;/year&gt; &lt;rating&gt;ESRB - T (Teen)&lt;/rating&gt; &lt;title&gt;Capcom vs. SNK 2 EO - Millionaire Fighting 2001 &lt;/title&gt; &lt;pub&gt;Capcom Entertainment, Inc.&lt;/pub&gt; &lt;dev&gt;Capcom&lt;/dev&gt; &lt;genre&gt;Fighter&lt;/genre&gt; &lt;score&gt;3.2&lt;/score&gt; &lt;player&gt;1-2 Players&lt;/player&gt; &lt;story&gt;A beat'em'up with characters taken from many Capcom and SNK games. The game system is centered around "grooves" which are selected before any battle. These different grooves alter the character's abilities to resemble different Capcom or SNK games. There are three grooves dedicated for each company, and even the option to define a custom groove.****The "EO" of the GameCube and Xbox titles refers to a new groove: Easy Operation. Instead of the normal inputs needed to do special and super moves, these moves are instead done automatically by tapping the right thumb-stick in specific directions. Only a small part of each character's moveset can be accessed this way, however, and if the player does not select EO then the game will play the same as the arcade and previous releases.****Playable characters come from the following games:****1. Street Fighter (Ryu, Ken, Eagle, Sagat)**2. Final Fight (Rolento)**Street Fighter II (Guile, Chun-Li, Blanka, Dhalsim, E. Honda, Zangeif, M. Bison, Balrog, Vega)**3. Final Fight 2 (Maki)**Super Street Fighter II (Cammy)**4. Super Street Fighter II Turbo (Akuma/Gouki)**5. Street Fighter Alpha (Dan)**6. Street Fighter Alpha 2 (Sakura, Shin Akuma/Gouki, Evil Ryu)**7. Darkstalkers (Morrigan)**8. Street Fighter III (Yun)**9. Rival Schools (Kyosuke)**10. Psycho Soldier (Athena)**Fatal Fury (Terry, Joe, Raiden, Geese)**Art of Fighting (Ryo, Yuri, King, Todoh)**Fatal Fury 2 (Kim, Mai)**Samurai Shodown (Haohmaru, Nakoruru)**The King of Fighters '94 (Kyo, Benimaru, Chang&amp;Choi, Rugal)**11. The King of Fighters '95 (Iori)**Fatal Fury 3 (Yamazaki)**The King of Fighters '96 (Vice)**The King of Fighters '97 (Orochi Iori)**The Last Blade 2(Hibiki)**Fatal Fury: Mark of the Wolves (Rock)&lt;/story&gt; &lt;/game&gt;</text:p>
          </table:table-cell>
          <table:table-cell table:number-columns-repeated="1012"/>
        </table:table-row>
        <table:table-row table:style-name="ro1">
          <table:table-cell office:value-type="string">
            <text:p>Captain Tsubasa - Ougon Sedai No Chousen (Japan)</text:p>
          </table:table-cell>
          <table:table-cell office:value-type="float" office:value="2002">
            <text:p>2002</text:p>
          </table:table-cell>
          <table:table-cell office:value-type="string">
            <text:p>ESRB - E (Everyone)</text:p>
          </table:table-cell>
          <table:table-cell office:value-type="string">
            <text:p>Captain Tsubasa - Ougon Sedai No Chousen </text:p>
          </table:table-cell>
          <table:table-cell table:number-columns-repeated="2" office:value-type="string">
            <text:p>Konami</text:p>
          </table:table-cell>
          <table:table-cell office:value-type="string">
            <text:p>Sports/Soccer</text:p>
          </table:table-cell>
          <table:table-cell office:value-type="string">
            <text:p>2.9</text:p>
          </table:table-cell>
          <table:table-cell office:value-type="string">
            <text:p>1 Player</text:p>
          </table:table-cell>
          <table:table-cell office:value-type="string">
            <text:p>Captain Tsubasa is a football game that follows the style of Tecmo Cup. Just like the Japanese version of Tecmo Cup, it is based on the anime series that narrate the adventures of the young Tsubasa, from his beginnings in the Nankatsu team, till the end of the National Championship, where he will compete against his biggest rival in the series, Kojro Hyuga, star striker of the Meiwa. <text:s/>During matches, you will see an animation of the player you control, and below him a map that indicates the locations of all players competing, your position being highlighted. If no rival appears in your way, you will have total freedom to advance to the rival goal, and when you find it appropriate, stop the game in order to make an action, and then it will appear a menu asking you if you want to pass, shoot or make a special move (depending on how high your guts counter is).</text:p>
          </table:table-cell>
          <table:table-cell table:style-name="Default"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Captain Tsubasa - Ougon Sedai No Chousen (Japan)&quot;&gt; &lt;year&gt;2002&lt;/year&gt; &lt;rating&gt;ESRB - E (Everyone)&lt;/rating&gt; &lt;title&gt;Captain Tsubasa - Ougon Sedai No Chousen &lt;/title&gt; &lt;pub&gt;Konami&lt;/pub&gt; &lt;dev&gt;Konami&lt;/dev&gt; &lt;genre&gt;Sports/Soccer&lt;/genre&gt; &lt;score&gt;2.9&lt;/score&gt; &lt;player&gt;1 Player&lt;/player&gt; &lt;story&gt;Captain Tsubasa is a football game that follows the style of Tecmo Cup. Just like the Japanese version of Tecmo Cup, it is based on the anime series that narrate the adventures of the young Tsubasa, from his beginnings in the Nankatsu team, till the end of the National Championship, where he will compete against his biggest rival in the series, Kojro Hyuga, star striker of the Meiwa.  During matches, you will see an animation of the player you control, and below him a map that indicates the locations of all players competing, your position being highlighted. If no rival appears in your way, you will have total freedom to advance to the rival goal, and when you find it appropriate, stop the game in order to make an action, and then it will appear a menu asking you if you want to pass, shoot or make a special move (depending on how high your guts counter is).&lt;/story&gt; &lt;/game&gt;">
            <text:p>&lt;game name="Captain Tsubasa - Ougon Sedai No Chousen (Japan)"&gt; &lt;year&gt;2002&lt;/year&gt; &lt;rating&gt;ESRB - E (Everyone)&lt;/rating&gt; &lt;title&gt;Captain Tsubasa - Ougon Sedai No Chousen &lt;/title&gt; &lt;pub&gt;Konami&lt;/pub&gt; &lt;dev&gt;Konami&lt;/dev&gt; &lt;genre&gt;Sports/Soccer&lt;/genre&gt; &lt;score&gt;2.9&lt;/score&gt; &lt;player&gt;1 Player&lt;/player&gt; &lt;story&gt;Captain Tsubasa is a football game that follows the style of Tecmo Cup. Just like the Japanese version of Tecmo Cup, it is based on the anime series that narrate the adventures of the young Tsubasa, from his beginnings in the Nankatsu team, till the end of the National Championship, where he will compete against his biggest rival in the series, Kojro Hyuga, star striker of the Meiwa. <text:s/>During matches, you will see an animation of the player you control, and below him a map that indicates the locations of all players competing, your position being highlighted. If no rival appears in your way, you will have total freedom to advance to the rival goal, and when you find it appropriate, stop the game in order to make an action, and then it will appear a menu asking you if you want to pass, shoot or make a special move (depending on how high your guts counter is).&lt;/story&gt; &lt;/game&gt;</text:p>
          </table:table-cell>
          <table:table-cell table:number-columns-repeated="1012"/>
        </table:table-row>
        <table:table-row table:style-name="ro1">
          <table:table-cell office:value-type="string">
            <text:p>Carmen Sandiego - The Secret of the Stolen Drums (USA)</text:p>
          </table:table-cell>
          <table:table-cell office:value-type="float" office:value="2004">
            <text:p>2004</text:p>
          </table:table-cell>
          <table:table-cell office:value-type="string">
            <text:p>ESRB - E (Everyone)</text:p>
          </table:table-cell>
          <table:table-cell office:value-type="string">
            <text:p>Carmen Sandiego - The Secret of the Stolen Drums </text:p>
          </table:table-cell>
          <table:table-cell table:style-name="Default" office:value-type="string">
            <text:p>BAM! Entertainment, Inc.</text:p>
          </table:table-cell>
          <table:table-cell office:value-type="string">
            <text:p>Artificial Mind and Movement</text:p>
          </table:table-cell>
          <table:table-cell office:value-type="string">
            <text:p>Adventure</text:p>
          </table:table-cell>
          <table:table-cell office:value-type="string">
            <text:p>3.2</text:p>
          </table:table-cell>
          <table:table-cell office:value-type="string">
            <text:p>1 Player</text:p>
          </table:table-cell>
          <table:table-cell office:value-type="string">
            <text:p>Cole Gannon, a rookie in the ACME detective agency finds a set of GPS coordinates on the agency's computer server, which leads him to a museum in New York. The GPS coordinates involve a case dealing with the infamous thief Carmen Sandiego, who Cole wants to capture despite being still just in training. It seems Carmen wants to put back together a set of stolen tribal drums that will unleash an unspeakable power. There are two other ACME operatives, Jules and Shadow, who are working on the case in Siberia at the moment so they can only help Cole with advice through email messages. <text:s/>The game consists of exploring nine different locales all over the world from New York to Thailand. Each locale is broken down into several areas. Each area has different items to collect. The main items to collect are compasses. These will help in locating Carmen Sandiego's whereabouts. Another item Cole can collect are puzzle pieces. Collecting these will unlock a jigsaw puzzle for Cole to solve. <text:s/>Also for Cole to make his way through areas, he has to defeat some enemy combatants who possess key codes. A few key codes are needed to unlock forcefields, which block the pathways to get further into the area. To defeat enemies, Cole is equipped with a staff he can use to whack enemies with. He also comes equipped with a dart gun, which he can use to hit switches he can't reach otherwise. Cole must also move stealthily through each area to avoid security measures and to get a drop on unsuspecting enemy units. Cole has other moves he can perform such as pole vaulting with his staff, rolling from a crouch position, pressing his body close to a wall, double jumping, tightrope walking, and hanging from ledges, pipes, and even ziplines. <text:s/>During the game, players can access a menu with various tabs. The atlas tab gives educational factoids about the area Cole is in. The map tab gives detailed information about the area that Cole is currently exploring. The GPS tab gives information about where Carmen Sandiego will be heading next. The transport tab let's the player go back to the areas they previously explored in their current location. The communication tab lets the player receive messages from Jules and Shadow. .</text:p>
          </table:table-cell>
          <table:table-cell table:style-name="Default"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Carmen Sandiego - The Secret of the Stolen Drums (USA)&quot;&gt; &lt;year&gt;2004&lt;/year&gt; &lt;rating&gt;ESRB - E (Everyone)&lt;/rating&gt; &lt;title&gt;Carmen Sandiego - The Secret of the Stolen Drums &lt;/title&gt; &lt;pub&gt;BAM! Entertainment, Inc.&lt;/pub&gt; &lt;dev&gt;Artificial Mind and Movement&lt;/dev&gt; &lt;genre&gt;Adventure&lt;/genre&gt; &lt;score&gt;3.2&lt;/score&gt; &lt;player&gt;1 Player&lt;/player&gt; &lt;story&gt;Cole Gannon, a rookie in the ACME detective agency finds a set of GPS coordinates on the agency's computer server, which leads him to a museum in New York. The GPS coordinates involve a case dealing with the infamous thief Carmen Sandiego, who Cole wants to capture despite being still just in training. It seems Carmen wants to put back together a set of stolen tribal drums that will unleash an unspeakable power. There are two other ACME operatives, Jules and Shadow, who are working on the case in Siberia at the moment so they can only help Cole with advice through email messages.  The game consists of exploring nine different locales all over the world from New York to Thailand. Each locale is broken down into several areas. Each area has different items to collect. The main items to collect are compasses. These will help in locating Carmen Sandiego's whereabouts. Another item Cole can collect are puzzle pieces. Collecting these will unlock a jigsaw puzzle for Cole to solve.  Also for Cole to make his way through areas, he has to defeat some enemy combatants who possess key codes. A few key codes are needed to unlock forcefields, which block the pathways to get further into the area. To defeat enemies, Cole is equipped with a staff he can use to whack enemies with. He also comes equipped with a dart gun, which he can use to hit switches he can't reach otherwise. Cole must also move stealthily through each area to avoid security measures and to get a drop on unsuspecting enemy units. Cole has other moves he can perform such as pole vaulting with his staff, rolling from a crouch position, pressing his body close to a wall, double jumping, tightrope walking, and hanging from ledges, pipes, and even ziplines.  During the game, players can access a menu with various tabs. The atlas tab gives educational factoids about the area Cole is in. The map tab gives detailed information about the area that Cole is currently exploring. The GPS tab gives information about where Carmen Sandiego will be heading next. The transport tab let's the player go back to the areas they previously explored in their current location. The communication tab lets the player receive messages from Jules and Shadow. .&lt;/story&gt; &lt;/game&gt;">
            <text:p>&lt;game name="Carmen Sandiego - The Secret of the Stolen Drums (USA)"&gt; &lt;year&gt;2004&lt;/year&gt; &lt;rating&gt;ESRB - E (Everyone)&lt;/rating&gt; &lt;title&gt;Carmen Sandiego - The Secret of the Stolen Drums &lt;/title&gt; &lt;pub&gt;BAM! Entertainment, Inc.&lt;/pub&gt; &lt;dev&gt;Artificial Mind and Movement&lt;/dev&gt; &lt;genre&gt;Adventure&lt;/genre&gt; &lt;score&gt;3.2&lt;/score&gt; &lt;player&gt;1 Player&lt;/player&gt; &lt;story&gt;Cole Gannon, a rookie in the ACME detective agency finds a set of GPS coordinates on the agency's computer server, which leads him to a museum in New York. The GPS coordinates involve a case dealing with the infamous thief Carmen Sandiego, who Cole wants to capture despite being still just in training. It seems Carmen wants to put back together a set of stolen tribal drums that will unleash an unspeakable power. There are two other ACME operatives, Jules and Shadow, who are working on the case in Siberia at the moment so they can only help Cole with advice through email messages. <text:s/>The game consists of exploring nine different locales all over the world from New York to Thailand. Each locale is broken down into several areas. Each area has different items to collect. The main items to collect are compasses. These will help in locating Carmen Sandiego's whereabouts. Another item Cole can collect are puzzle pieces. Collecting these will unlock a jigsaw puzzle for Cole to solve. <text:s/>Also for Cole to make his way through areas, he has to defeat some enemy combatants who possess key codes. A few key codes are needed to unlock forcefields, which block the pathways to get further into the area. To defeat enemies, Cole is equipped with a staff he can use to whack enemies with. He also comes equipped with a dart gun, which he can use to hit switches he can't reach otherwise. Cole must also move stealthily through each area to avoid security measures and to get a drop on unsuspecting enemy units. Cole has other moves he can perform such as pole vaulting with his staff, rolling from a crouch position, pressing his body close to a wall, double jumping, tightrope walking, and hanging from ledges, pipes, and even ziplines. <text:s/>During the game, players can access a menu with various tabs. The atlas tab gives educational factoids about the area Cole is in. The map tab gives detailed information about the area that Cole is currently exploring. The GPS tab gives information about where Carmen Sandiego will be heading next. The transport tab let's the player go back to the areas they previously explored in their current location. The communication tab lets the player receive messages from Jules and Shadow. .&lt;/story&gt; &lt;/game&gt;</text:p>
          </table:table-cell>
          <table:table-cell table:number-columns-repeated="1012"/>
        </table:table-row>
        <table:table-row table:style-name="ro1">
          <table:table-cell office:value-type="string">
            <text:p>Casper - Spirit Dimensions (USA)</text:p>
          </table:table-cell>
          <table:table-cell office:value-type="float" office:value="2002">
            <text:p>2002</text:p>
          </table:table-cell>
          <table:table-cell office:value-type="string">
            <text:p>ESRB - E (Everyone)</text:p>
          </table:table-cell>
          <table:table-cell office:value-type="string">
            <text:p>Casper - Spirit Dimensions </text:p>
          </table:table-cell>
          <table:table-cell table:style-name="Default" office:value-type="string">
            <text:p>TDK Mediactive, Inc.</text:p>
          </table:table-cell>
          <table:table-cell office:value-type="string">
            <text:p>Lucky Chicken Games</text:p>
          </table:table-cell>
          <table:table-cell office:value-type="string">
            <text:p>Action</text:p>
          </table:table-cell>
          <table:table-cell office:value-type="string">
            <text:p>4.0</text:p>
          </table:table-cell>
          <table:table-cell office:value-type="string">
            <text:p>1 Player</text:p>
          </table:table-cell>
          <table:table-cell office:value-type="string">
            <text:p>Casper is an action adventure game based upon the children’s character Casper the friendly ghost. <text:s/>Casper offers the players the ability to fly a ghost with complete freedom around 3D worlds, blasting things with his range attacks and collecting pick ups to enhance them. <text:s/>There are also simple collection and navigation puzzles. <text:s/>The game has 16 levels and 4 bosses leading up to the final battle with his nemesis Kibosh. <text:s/>****The story for the game is that Kibosh has taken over the spirit world (home of all the ghosts) and is amassing an army to invade the real world. <text:s/>Casper is the last remaining free ghost. <text:s/>Kibosh didn’t really think he needed to worry about the little guy and just to be sure that it won’t be a problem he has kidnapped Casper’s best friend, Wendy Witch.</text:p>
          </table:table-cell>
          <table:table-cell table:style-name="Default"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Casper - Spirit Dimensions (USA)&quot;&gt; &lt;year&gt;2002&lt;/year&gt; &lt;rating&gt;ESRB - E (Everyone)&lt;/rating&gt; &lt;title&gt;Casper - Spirit Dimensions &lt;/title&gt; &lt;pub&gt;TDK Mediactive, Inc.&lt;/pub&gt; &lt;dev&gt;Lucky Chicken Games&lt;/dev&gt; &lt;genre&gt;Action&lt;/genre&gt; &lt;score&gt;4.0&lt;/score&gt; &lt;player&gt;1 Player&lt;/player&gt; &lt;story&gt;Casper is an action adventure game based upon the children’s character Casper the friendly ghost.  Casper offers the players the ability to fly a ghost with complete freedom around 3D worlds, blasting things with his range attacks and collecting pick ups to enhance them.  There are also simple collection and navigation puzzles.  The game has 16 levels and 4 bosses leading up to the final battle with his nemesis Kibosh.  ****The story for the game is that Kibosh has taken over the spirit world (home of all the ghosts) and is amassing an army to invade the real world.  Casper is the last remaining free ghost.  Kibosh didn’t really think he needed to worry about the little guy and just to be sure that it won’t be a problem he has kidnapped Casper’s best friend, Wendy Witch.&lt;/story&gt; &lt;/game&gt;">
            <text:p>&lt;game name="Casper - Spirit Dimensions (USA)"&gt; &lt;year&gt;2002&lt;/year&gt; &lt;rating&gt;ESRB - E (Everyone)&lt;/rating&gt; &lt;title&gt;Casper - Spirit Dimensions &lt;/title&gt; &lt;pub&gt;TDK Mediactive, Inc.&lt;/pub&gt; &lt;dev&gt;Lucky Chicken Games&lt;/dev&gt; &lt;genre&gt;Action&lt;/genre&gt; &lt;score&gt;4.0&lt;/score&gt; &lt;player&gt;1 Player&lt;/player&gt; &lt;story&gt;Casper is an action adventure game based upon the children’s character Casper the friendly ghost. <text:s/>Casper offers the players the ability to fly a ghost with complete freedom around 3D worlds, blasting things with his range attacks and collecting pick ups to enhance them. <text:s/>There are also simple collection and navigation puzzles. <text:s/>The game has 16 levels and 4 bosses leading up to the final battle with his nemesis Kibosh. <text:s/>****The story for the game is that Kibosh has taken over the spirit world (home of all the ghosts) and is amassing an army to invade the real world. <text:s/>Casper is the last remaining free ghost. <text:s/>Kibosh didn’t really think he needed to worry about the little guy and just to be sure that it won’t be a problem he has kidnapped Casper’s best friend, Wendy Witch.&lt;/story&gt; &lt;/game&gt;</text:p>
          </table:table-cell>
          <table:table-cell table:number-columns-repeated="1012"/>
        </table:table-row>
        <table:table-row table:style-name="ro1">
          <table:table-cell office:value-type="string">
            <text:p>Catwoman (USA)</text:p>
          </table:table-cell>
          <table:table-cell office:value-type="float" office:value="2004">
            <text:p>2004</text:p>
          </table:table-cell>
          <table:table-cell office:value-type="string">
            <text:p>ESRB - T (Teen)</text:p>
          </table:table-cell>
          <table:table-cell office:value-type="string">
            <text:p>Catwoman </text:p>
          </table:table-cell>
          <table:table-cell table:style-name="Default" office:value-type="string">
            <text:p>Electronic Arts, Inc.</text:p>
          </table:table-cell>
          <table:table-cell office:value-type="string">
            <text:p>Argonaut Games</text:p>
          </table:table-cell>
          <table:table-cell office:value-type="string">
            <text:p>Action</text:p>
          </table:table-cell>
          <table:table-cell office:value-type="string">
            <text:p>2.4</text:p>
          </table:table-cell>
          <table:table-cell office:value-type="string">
            <text:p>1 Player</text:p>
          </table:table-cell>
          <table:table-cell office:value-type="string">
            <text:p>Another licensed title by EA, based on the movie with the same name, starring Halle Berry. The game follows the film's plot and its models and graphics are based upon the respective characters and locations as seen in the movie. Halle Berry also lends her voice to the character, aside from her likeness.****Catwoman has an impressive array of powers at her disposal with which to overcome obstacles and fight her enemies. The gameplay is split between overcoming obstacles using Catwoman's agility and whip, and defeating (but not killing) enemies using her abilities and the aforementioned whip, again.</text:p>
          </table:table-cell>
          <table:table-cell table:style-name="Default"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Catwoman (USA)&quot;&gt; &lt;year&gt;2004&lt;/year&gt; &lt;rating&gt;ESRB - T (Teen)&lt;/rating&gt; &lt;title&gt;Catwoman &lt;/title&gt; &lt;pub&gt;Electronic Arts, Inc.&lt;/pub&gt; &lt;dev&gt;Argonaut Games&lt;/dev&gt; &lt;genre&gt;Action&lt;/genre&gt; &lt;score&gt;2.4&lt;/score&gt; &lt;player&gt;1 Player&lt;/player&gt; &lt;story&gt;Another licensed title by EA, based on the movie with the same name, starring Halle Berry. The game follows the film's plot and its models and graphics are based upon the respective characters and locations as seen in the movie. Halle Berry also lends her voice to the character, aside from her likeness.****Catwoman has an impressive array of powers at her disposal with which to overcome obstacles and fight her enemies. The gameplay is split between overcoming obstacles using Catwoman's agility and whip, and defeating (but not killing) enemies using her abilities and the aforementioned whip, again.&lt;/story&gt; &lt;/game&gt;">
            <text:p>&lt;game name="Catwoman (USA)"&gt; &lt;year&gt;2004&lt;/year&gt; &lt;rating&gt;ESRB - T (Teen)&lt;/rating&gt; &lt;title&gt;Catwoman &lt;/title&gt; &lt;pub&gt;Electronic Arts, Inc.&lt;/pub&gt; &lt;dev&gt;Argonaut Games&lt;/dev&gt; &lt;genre&gt;Action&lt;/genre&gt; &lt;score&gt;2.4&lt;/score&gt; &lt;player&gt;1 Player&lt;/player&gt; &lt;story&gt;Another licensed title by EA, based on the movie with the same name, starring Halle Berry. The game follows the film's plot and its models and graphics are based upon the respective characters and locations as seen in the movie. Halle Berry also lends her voice to the character, aside from her likeness.****Catwoman has an impressive array of powers at her disposal with which to overcome obstacles and fight her enemies. The gameplay is split between overcoming obstacles using Catwoman's agility and whip, and defeating (but not killing) enemies using her abilities and the aforementioned whip, again.&lt;/story&gt; &lt;/game&gt;</text:p>
          </table:table-cell>
          <table:table-cell table:number-columns-repeated="1012"/>
        </table:table-row>
        <table:table-row table:style-name="ro1">
          <table:table-cell office:value-type="string">
            <text:p>Cel Damage (USA)</text:p>
          </table:table-cell>
          <table:table-cell office:value-type="float" office:value="2002">
            <text:p>2002</text:p>
          </table:table-cell>
          <table:table-cell office:value-type="string">
            <text:p>ESRB - T (Teen)</text:p>
          </table:table-cell>
          <table:table-cell office:value-type="string">
            <text:p>Cel Damage </text:p>
          </table:table-cell>
          <table:table-cell table:style-name="Default" office:value-type="string">
            <text:p>Electronic Arts, Inc.</text:p>
          </table:table-cell>
          <table:table-cell office:value-type="string">
            <text:p>Pseudo Interactive</text:p>
          </table:table-cell>
          <table:table-cell office:value-type="string">
            <text:p>Driving</text:p>
          </table:table-cell>
          <table:table-cell office:value-type="string">
            <text:p>3.4</text:p>
          </table:table-cell>
          <table:table-cell office:value-type="string">
            <text:p>1-4 Players</text:p>
          </table:table-cell>
          <table:table-cell office:value-type="string">
            <text:p>A vehicular combat game set in a cartoon universe with 12 different environments. Wield a massive chainsaw, giant axe or one of 34 other wild weapons. There are 3 gameplay modes: Smack Attack (smack your opponents to gain points), Gate Relay (Pass the Checkpoints 5 times before your enemies do) and Flag Rally (CTF). 6 playable characters with 4 unlockable guest stars. For 1 to 4 players.</text:p>
          </table:table-cell>
          <table:table-cell table:style-name="Default"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Cel Damage (USA)&quot;&gt; &lt;year&gt;2002&lt;/year&gt; &lt;rating&gt;ESRB - T (Teen)&lt;/rating&gt; &lt;title&gt;Cel Damage &lt;/title&gt; &lt;pub&gt;Electronic Arts, Inc.&lt;/pub&gt; &lt;dev&gt;Pseudo Interactive&lt;/dev&gt; &lt;genre&gt;Driving&lt;/genre&gt; &lt;score&gt;3.4&lt;/score&gt; &lt;player&gt;1-4 Players&lt;/player&gt; &lt;story&gt;A vehicular combat game set in a cartoon universe with 12 different environments. Wield a massive chainsaw, giant axe or one of 34 other wild weapons. There are 3 gameplay modes: Smack Attack (smack your opponents to gain points), Gate Relay (Pass the Checkpoints 5 times before your enemies do) and Flag Rally (CTF). 6 playable characters with 4 unlockable guest stars. For 1 to 4 players.&lt;/story&gt; &lt;/game&gt;">
            <text:p>&lt;game name="Cel Damage (USA)"&gt; &lt;year&gt;2002&lt;/year&gt; &lt;rating&gt;ESRB - T (Teen)&lt;/rating&gt; &lt;title&gt;Cel Damage &lt;/title&gt; &lt;pub&gt;Electronic Arts, Inc.&lt;/pub&gt; &lt;dev&gt;Pseudo Interactive&lt;/dev&gt; &lt;genre&gt;Driving&lt;/genre&gt; &lt;score&gt;3.4&lt;/score&gt; &lt;player&gt;1-4 Players&lt;/player&gt; &lt;story&gt;A vehicular combat game set in a cartoon universe with 12 different environments. Wield a massive chainsaw, giant axe or one of 34 other wild weapons. There are 3 gameplay modes: Smack Attack (smack your opponents to gain points), Gate Relay (Pass the Checkpoints 5 times before your enemies do) and Flag Rally (CTF). 6 playable characters with 4 unlockable guest stars. For 1 to 4 players.&lt;/story&gt; &lt;/game&gt;</text:p>
          </table:table-cell>
          <table:table-cell table:number-columns-repeated="1012"/>
        </table:table-row>
        <table:table-row table:style-name="ro1">
          <table:table-cell office:value-type="string">
            <text:p>Chaos Field (USA)</text:p>
          </table:table-cell>
          <table:table-cell office:value-type="float" office:value="2005">
            <text:p>2005</text:p>
          </table:table-cell>
          <table:table-cell office:value-type="string">
            <text:p>ESRB - E (Everyone)</text:p>
          </table:table-cell>
          <table:table-cell office:value-type="string">
            <text:p>Chaos Field </text:p>
          </table:table-cell>
          <table:table-cell table:style-name="Default" office:value-type="string">
            <text:p>O~3 Entertainment</text:p>
          </table:table-cell>
          <table:table-cell office:value-type="string">
            <text:p>MileStone</text:p>
          </table:table-cell>
          <table:table-cell office:value-type="string">
            <text:p>Action</text:p>
          </table:table-cell>
          <table:table-cell office:value-type="string">
            <text:p>4.0</text:p>
          </table:table-cell>
          <table:table-cell office:value-type="string">
            <text:p>1 Player</text:p>
          </table:table-cell>
          <table:table-cell office:value-type="string">
            <text:p>Chaos Field is a top-down space shooter similar in concept to the Gradius series, or Ikaruga. You control one of three ships, each with their own pilot and unique weapon systems. ****The game takes place over 5 phases, in each phase you face a number of boss battles. Unlike other games if this genre, almost the entire game is composed of boss battles, each boss requiring a different strategy to defeat. ****The game also uses a unique in-game difficulty adjuster. Called "fields", you can play in either Order or Chaos. Compared to Order, the Chaos Field offers you increased fire power and abilities, but also does the same for your enemies. Order Field is more relaxed on both sides. If you can play in the Chaos Field, you stand to gain substantially more points.</text:p>
          </table:table-cell>
          <table:table-cell table:style-name="Default"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Chaos Field (USA)&quot;&gt; &lt;year&gt;2005&lt;/year&gt; &lt;rating&gt;ESRB - E (Everyone)&lt;/rating&gt; &lt;title&gt;Chaos Field &lt;/title&gt; &lt;pub&gt;O~3 Entertainment&lt;/pub&gt; &lt;dev&gt;MileStone&lt;/dev&gt; &lt;genre&gt;Action&lt;/genre&gt; &lt;score&gt;4.0&lt;/score&gt; &lt;player&gt;1 Player&lt;/player&gt; &lt;story&gt;Chaos Field is a top-down space shooter similar in concept to the Gradius series, or Ikaruga. You control one of three ships, each with their own pilot and unique weapon systems. ****The game takes place over 5 phases, in each phase you face a number of boss battles. Unlike other games if this genre, almost the entire game is composed of boss battles, each boss requiring a different strategy to defeat. ****The game also uses a unique in-game difficulty adjuster. Called &quot;fields&quot;, you can play in either Order or Chaos. Compared to Order, the Chaos Field offers you increased fire power and abilities, but also does the same for your enemies. Order Field is more relaxed on both sides. If you can play in the Chaos Field, you stand to gain substantially more points.&lt;/story&gt; &lt;/game&gt;">
            <text:p>&lt;game name="Chaos Field (USA)"&gt; &lt;year&gt;2005&lt;/year&gt; &lt;rating&gt;ESRB - E (Everyone)&lt;/rating&gt; &lt;title&gt;Chaos Field &lt;/title&gt; &lt;pub&gt;O~3 Entertainment&lt;/pub&gt; &lt;dev&gt;MileStone&lt;/dev&gt; &lt;genre&gt;Action&lt;/genre&gt; &lt;score&gt;4.0&lt;/score&gt; &lt;player&gt;1 Player&lt;/player&gt; &lt;story&gt;Chaos Field is a top-down space shooter similar in concept to the Gradius series, or Ikaruga. You control one of three ships, each with their own pilot and unique weapon systems. ****The game takes place over 5 phases, in each phase you face a number of boss battles. Unlike other games if this genre, almost the entire game is composed of boss battles, each boss requiring a different strategy to defeat. ****The game also uses a unique in-game difficulty adjuster. Called "fields", you can play in either Order or Chaos. Compared to Order, the Chaos Field offers you increased fire power and abilities, but also does the same for your enemies. Order Field is more relaxed on both sides. If you can play in the Chaos Field, you stand to gain substantially more points.&lt;/story&gt; &lt;/game&gt;</text:p>
          </table:table-cell>
          <table:table-cell table:number-columns-repeated="1012"/>
        </table:table-row>
        <table:table-row table:style-name="ro1">
          <table:table-cell office:value-type="string">
            <text:p>Charinko Hero (Japan)</text:p>
          </table:table-cell>
          <table:table-cell office:value-type="float" office:value="2003">
            <text:p>2003</text:p>
          </table:table-cell>
          <table:table-cell office:value-type="string">
            <text:p>ESRB - E (Everyone)</text:p>
          </table:table-cell>
          <table:table-cell office:value-type="string">
            <text:p>Charinko Hero </text:p>
          </table:table-cell>
          <table:table-cell table:number-columns-repeated="2" office:value-type="string">
            <text:p>Banpresto</text:p>
          </table:table-cell>
          <table:table-cell office:value-type="string">
            <text:p>Driving</text:p>
          </table:table-cell>
          <table:table-cell office:value-type="string">
            <text:p>3.9</text:p>
          </table:table-cell>
          <table:table-cell office:value-type="string">
            <text:p>1-4 Players</text:p>
          </table:table-cell>
          <table:table-cell office:value-type="string">
            <text:p>Charinko Hero features a group of SD heroes in racing action, include Ultraman, Kamen Rider, Power Range and many more. Each character can use his / her own special ability to distract the opponents or avoid attacks and obstacles. </text:p>
          </table:table-cell>
          <table:table-cell table:style-name="Default"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Charinko Hero (Japan)&quot;&gt; &lt;year&gt;2003&lt;/year&gt; &lt;rating&gt;ESRB - E (Everyone)&lt;/rating&gt; &lt;title&gt;Charinko Hero &lt;/title&gt; &lt;pub&gt;Banpresto&lt;/pub&gt; &lt;dev&gt;Banpresto&lt;/dev&gt; &lt;genre&gt;Driving&lt;/genre&gt; &lt;score&gt;3.9&lt;/score&gt; &lt;player&gt;1-4 Players&lt;/player&gt; &lt;story&gt;Charinko Hero features a group of SD heroes in racing action, include Ultraman, Kamen Rider, Power Range and many more. Each character can use his / her own special ability to distract the opponents or avoid attacks and obstacles. &lt;/story&gt; &lt;/game&gt;">
            <text:p>&lt;game name="Charinko Hero (Japan)"&gt; &lt;year&gt;2003&lt;/year&gt; &lt;rating&gt;ESRB - E (Everyone)&lt;/rating&gt; &lt;title&gt;Charinko Hero &lt;/title&gt; &lt;pub&gt;Banpresto&lt;/pub&gt; &lt;dev&gt;Banpresto&lt;/dev&gt; &lt;genre&gt;Driving&lt;/genre&gt; &lt;score&gt;3.9&lt;/score&gt; &lt;player&gt;1-4 Players&lt;/player&gt; &lt;story&gt;Charinko Hero features a group of SD heroes in racing action, include Ultraman, Kamen Rider, Power Range and many more. Each character can use his / her own special ability to distract the opponents or avoid attacks and obstacles. &lt;/story&gt; &lt;/game&gt;</text:p>
          </table:table-cell>
          <table:table-cell table:number-columns-repeated="1012"/>
        </table:table-row>
        <table:table-row table:style-name="ro1">
          <table:table-cell office:value-type="string">
            <text:p>Charlie and the Chocolate Factory (USA)</text:p>
          </table:table-cell>
          <table:table-cell office:value-type="float" office:value="2005">
            <text:p>2005</text:p>
          </table:table-cell>
          <table:table-cell office:value-type="string">
            <text:p>ESRB - E (Everyone)</text:p>
          </table:table-cell>
          <table:table-cell office:value-type="string">
            <text:p>Charlie and the Chocolate Factory </text:p>
          </table:table-cell>
          <table:table-cell table:style-name="Default" office:value-type="string">
            <text:p>Global Star Software Inc.</text:p>
          </table:table-cell>
          <table:table-cell office:value-type="string">
            <text:p>High Voltage Software</text:p>
          </table:table-cell>
          <table:table-cell office:value-type="string">
            <text:p>Action</text:p>
          </table:table-cell>
          <table:table-cell office:value-type="string">
            <text:p>3.2</text:p>
          </table:table-cell>
          <table:table-cell office:value-type="string">
            <text:p>1 Player</text:p>
          </table:table-cell>
          <table:table-cell office:value-type="string">
            <text:p>You play Charlie Bucket, a poor child, on a tour through reclusive confectioner Willy Wonka's fabulous candy factory in this interactive take on the classic children's story.****As Charlie you will attempt to put the factory in working order, cleaning up the messes created by other children on the tour. <text:s/>You'll have to run, jump, carry objects, push buttons and command a small army of Oompa Loompa assistants on the way to winning the ultimate prize: <text:s/>the factory itself.</text:p>
          </table:table-cell>
          <table:table-cell table:style-name="Default"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Charlie and the Chocolate Factory (USA)&quot;&gt; &lt;year&gt;2005&lt;/year&gt; &lt;rating&gt;ESRB - E (Everyone)&lt;/rating&gt; &lt;title&gt;Charlie and the Chocolate Factory &lt;/title&gt; &lt;pub&gt;Global Star Software Inc.&lt;/pub&gt; &lt;dev&gt;High Voltage Software&lt;/dev&gt; &lt;genre&gt;Action&lt;/genre&gt; &lt;score&gt;3.2&lt;/score&gt; &lt;player&gt;1 Player&lt;/player&gt; &lt;story&gt;You play Charlie Bucket, a poor child, on a tour through reclusive confectioner Willy Wonka's fabulous candy factory in this interactive take on the classic children's story.****As Charlie you will attempt to put the factory in working order, cleaning up the messes created by other children on the tour.  You'll have to run, jump, carry objects, push buttons and command a small army of Oompa Loompa assistants on the way to winning the ultimate prize:  the factory itself.&lt;/story&gt; &lt;/game&gt;">
            <text:p>&lt;game name="Charlie and the Chocolate Factory (USA)"&gt; &lt;year&gt;2005&lt;/year&gt; &lt;rating&gt;ESRB - E (Everyone)&lt;/rating&gt; &lt;title&gt;Charlie and the Chocolate Factory &lt;/title&gt; &lt;pub&gt;Global Star Software Inc.&lt;/pub&gt; &lt;dev&gt;High Voltage Software&lt;/dev&gt; &lt;genre&gt;Action&lt;/genre&gt; &lt;score&gt;3.2&lt;/score&gt; &lt;player&gt;1 Player&lt;/player&gt; &lt;story&gt;You play Charlie Bucket, a poor child, on a tour through reclusive confectioner Willy Wonka's fabulous candy factory in this interactive take on the classic children's story.****As Charlie you will attempt to put the factory in working order, cleaning up the messes created by other children on the tour. <text:s/>You'll have to run, jump, carry objects, push buttons and command a small army of Oompa Loompa assistants on the way to winning the ultimate prize: <text:s/>the factory itself.&lt;/story&gt; &lt;/game&gt;</text:p>
          </table:table-cell>
          <table:table-cell table:number-columns-repeated="1012"/>
        </table:table-row>
        <table:table-row table:style-name="ro1">
          <table:table-cell office:value-type="string">
            <text:p>Charlie's Angels (USA)</text:p>
          </table:table-cell>
          <table:table-cell office:value-type="float" office:value="2003">
            <text:p>2003</text:p>
          </table:table-cell>
          <table:table-cell office:value-type="string">
            <text:p>ESRB - T (Teen)</text:p>
          </table:table-cell>
          <table:table-cell office:value-type="string">
            <text:p>Charlie's Angels </text:p>
          </table:table-cell>
          <table:table-cell table:style-name="Default" office:value-type="string">
            <text:p>Ubisoft, Inc.</text:p>
          </table:table-cell>
          <table:table-cell office:value-type="string">
            <text:p>Neko Entertainment</text:p>
          </table:table-cell>
          <table:table-cell office:value-type="string">
            <text:p>Action</text:p>
          </table:table-cell>
          <table:table-cell office:value-type="string">
            <text:p>2.5</text:p>
          </table:table-cell>
          <table:table-cell office:value-type="string">
            <text:p>1 Player</text:p>
          </table:table-cell>
          <table:table-cell office:value-type="string">
            <text:p>Play as the three Charlie's Angels girl private investigators in this game based on the characters of the two movie versions played by Drew Barrymore, Cameron Diaz, and Lucy Liu. <text:s/>**The franchise started out as a popular 70's television series. <text:s/>In the game, popular world landmarks are disappearing: the Statue Of Liberty, Arc de Triomphe, Lincoln Memorial and Stonehenge. <text:s text:c="2"/>****The girls must find out who is behind this and start out at a beach beauty pageant runway wearing bikinis and move on through other levels on ships, islands or monasteries. <text:s/>The gameplay is a 3D brawler beat'em up where the girls go to various world locations and take out bad guys with kicks, punches, jumps and combo moves. <text:s/>They can also block attacks and use blunt objects found in the environment to smash enemies. <text:s/>Occasionally, there'll be a computer terminal or button to activate, or ladder to climb. <text:s/>There's some slow-motion and cinematic camera angles at times.**Defeat bosses to move onwards. <text:s/>Hidden throughout the levels are items such as movie reels and memory sticks that when collected can unlock photos and trailers from the movie Charlie's Angels: Full Throttle.</text:p>
          </table:table-cell>
          <table:table-cell table:style-name="Default"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Charlie's Angels (USA)&quot;&gt; &lt;year&gt;2003&lt;/year&gt; &lt;rating&gt;ESRB - T (Teen)&lt;/rating&gt; &lt;title&gt;Charlie's Angels &lt;/title&gt; &lt;pub&gt;Ubisoft, Inc.&lt;/pub&gt; &lt;dev&gt;Neko Entertainment&lt;/dev&gt; &lt;genre&gt;Action&lt;/genre&gt; &lt;score&gt;2.5&lt;/score&gt; &lt;player&gt;1 Player&lt;/player&gt; &lt;story&gt;Play as the three Charlie's Angels girl private investigators in this game based on the characters of the two movie versions played by Drew Barrymore, Cameron Diaz, and Lucy Liu.  **The franchise started out as a popular 70's television series.  In the game, popular world landmarks are disappearing: the Statue Of Liberty, Arc de Triomphe, Lincoln Memorial and Stonehenge.   ****The girls must find out who is behind this and start out at a beach beauty pageant runway wearing bikinis and move on through other levels on ships, islands or monasteries.  The gameplay is a 3D brawler beat'em up where the girls go to various world locations and take out bad guys with kicks, punches, jumps and combo moves.  They can also block attacks and use blunt objects found in the environment to smash enemies.  Occasionally, there'll be a computer terminal or button to activate, or ladder to climb.  There's some slow-motion and cinematic camera angles at times.**Defeat bosses to move onwards.  Hidden throughout the levels are items such as movie reels and memory sticks that when collected can unlock photos and trailers from the movie Charlie's Angels: Full Throttle.&lt;/story&gt; &lt;/game&gt;">
            <text:p>&lt;game name="Charlie's Angels (USA)"&gt; &lt;year&gt;2003&lt;/year&gt; &lt;rating&gt;ESRB - T (Teen)&lt;/rating&gt; &lt;title&gt;Charlie's Angels &lt;/title&gt; &lt;pub&gt;Ubisoft, Inc.&lt;/pub&gt; &lt;dev&gt;Neko Entertainment&lt;/dev&gt; &lt;genre&gt;Action&lt;/genre&gt; &lt;score&gt;2.5&lt;/score&gt; &lt;player&gt;1 Player&lt;/player&gt; &lt;story&gt;Play as the three Charlie's Angels girl private investigators in this game based on the characters of the two movie versions played by Drew Barrymore, Cameron Diaz, and Lucy Liu. <text:s/>**The franchise started out as a popular 70's television series. <text:s/>In the game, popular world landmarks are disappearing: the Statue Of Liberty, Arc de Triomphe, Lincoln Memorial and Stonehenge. <text:s text:c="2"/>****The girls must find out who is behind this and start out at a beach beauty pageant runway wearing bikinis and move on through other levels on ships, islands or monasteries. <text:s/>The gameplay is a 3D brawler beat'em up where the girls go to various world locations and take out bad guys with kicks, punches, jumps and combo moves. <text:s/>They can also block attacks and use blunt objects found in the environment to smash enemies. <text:s/>Occasionally, there'll be a computer terminal or button to activate, or ladder to climb. <text:s/>There's some slow-motion and cinematic camera angles at times.**Defeat bosses to move onwards. <text:s/>Hidden throughout the levels are items such as movie reels and memory sticks that when collected can unlock photos and trailers from the movie Charlie's Angels: Full Throttle.&lt;/story&gt; &lt;/game&gt;</text:p>
          </table:table-cell>
          <table:table-cell table:number-columns-repeated="1012"/>
        </table:table-row>
        <table:table-row table:style-name="ro1">
          <table:table-cell office:value-type="string">
            <text:p>Chibi-Robo! - Plug into Adventure (USA)</text:p>
          </table:table-cell>
          <table:table-cell office:value-type="float" office:value="2006">
            <text:p>2006</text:p>
          </table:table-cell>
          <table:table-cell office:value-type="string">
            <text:p>ESRB - E10+ (Everyone 10+)</text:p>
          </table:table-cell>
          <table:table-cell office:value-type="string">
            <text:p>Chibi-Robo! - Plug into Adventure </text:p>
          </table:table-cell>
          <table:table-cell table:style-name="Default" office:value-type="string">
            <text:p>Nintendo of America Inc.</text:p>
          </table:table-cell>
          <table:table-cell office:value-type="string">
            <text:p>Skip</text:p>
          </table:table-cell>
          <table:table-cell office:value-type="string">
            <text:p>Adventure</text:p>
          </table:table-cell>
          <table:table-cell office:value-type="string">
            <text:p>3.9</text:p>
          </table:table-cell>
          <table:table-cell office:value-type="string">
            <text:p>1 Player</text:p>
          </table:table-cell>
          <table:table-cell office:value-type="string">
            <text:p>Introducing Chibi-Robo, the four inch high rechargeable robot whose sole purpose is to make its owners happy! <text:s/>Accompanied by its <text:s/>talkative guide Telly Vision, Chibi-Robo makes its way through the dysfunctional Sanderson household, trying its best to make the family members happy. <text:s/>It won't be easy though - their daughter thinks she's a frog, the wife is furious at the husband for wasting money and makes him sleep on the couch, and if that wasn't enough, there are reports of spider-like robots out to destroy Chibi-Robo!****Chibi-Robo! is a platform adventure game with a difference - players control a small robot called Chibi-Robo, whose short size means that regular objects like furniture and stairs become gargantuan obstacles for it to overcome. <text:s/>Its battery is consistently draining while not plugged into a wall outlet, and its power consumption increases when it uses tools like its blaster, copter or radar. <text:s/>Because of this, players must keep an eye on their remaining power and regularly recharge.****The aim of the game is to earn "Happy Points" to increase Chibi-Robo's rank and become "Super Chibi-Robo". <text:s/>It can do this by performing simple tasks (such as throwing away trash or cleaning floor stains like muddy footprints) or by making its owners happy, such as giving a rose as a gift to Jenny, the frog-obsessed daughter.</text:p>
          </table:table-cell>
          <table:table-cell table:style-name="Default"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Chibi-Robo! - Plug into Adventure (USA)&quot;&gt; &lt;year&gt;2006&lt;/year&gt; &lt;rating&gt;ESRB - E10+ (Everyone 10+)&lt;/rating&gt; &lt;title&gt;Chibi-Robo! - Plug into Adventure &lt;/title&gt; &lt;pub&gt;Nintendo of America Inc.&lt;/pub&gt; &lt;dev&gt;Skip&lt;/dev&gt; &lt;genre&gt;Adventure&lt;/genre&gt; &lt;score&gt;3.9&lt;/score&gt; &lt;player&gt;1 Player&lt;/player&gt; &lt;story&gt;Introducing Chibi-Robo, the four inch high rechargeable robot whose sole purpose is to make its owners happy!  Accompanied by its  talkative guide Telly Vision, Chibi-Robo makes its way through the dysfunctional Sanderson household, trying its best to make the family members happy.  It won't be easy though - their daughter thinks she's a frog, the wife is furious at the husband for wasting money and makes him sleep on the couch, and if that wasn't enough, there are reports of spider-like robots out to destroy Chibi-Robo!****Chibi-Robo! is a platform adventure game with a difference - players control a small robot called Chibi-Robo, whose short size means that regular objects like furniture and stairs become gargantuan obstacles for it to overcome.  Its battery is consistently draining while not plugged into a wall outlet, and its power consumption increases when it uses tools like its blaster, copter or radar.  Because of this, players must keep an eye on their remaining power and regularly recharge.****The aim of the game is to earn &quot;Happy Points&quot; to increase Chibi-Robo's rank and become &quot;Super Chibi-Robo&quot;.  It can do this by performing simple tasks (such as throwing away trash or cleaning floor stains like muddy footprints) or by making its owners happy, such as giving a rose as a gift to Jenny, the frog-obsessed daughter.&lt;/story&gt; &lt;/game&gt;">
            <text:p>&lt;game name="Chibi-Robo! - Plug into Adventure (USA)"&gt; &lt;year&gt;2006&lt;/year&gt; &lt;rating&gt;ESRB - E10+ (Everyone 10+)&lt;/rating&gt; &lt;title&gt;Chibi-Robo! - Plug into Adventure &lt;/title&gt; &lt;pub&gt;Nintendo of America Inc.&lt;/pub&gt; &lt;dev&gt;Skip&lt;/dev&gt; &lt;genre&gt;Adventure&lt;/genre&gt; &lt;score&gt;3.9&lt;/score&gt; &lt;player&gt;1 Player&lt;/player&gt; &lt;story&gt;Introducing Chibi-Robo, the four inch high rechargeable robot whose sole purpose is to make its owners happy! <text:s/>Accompanied by its <text:s/>talkative guide Telly Vision, Chibi-Robo makes its way through the dysfunctional Sanderson household, trying its best to make the family members happy. <text:s/>It won't be easy though - their daughter thinks she's a frog, the wife is furious at the husband for wasting money and makes him sleep on the couch, and if that wasn't enough, there are reports of spider-like robots out to destroy Chibi-Robo!****Chibi-Robo! is a platform adventure game with a difference - players control a small robot called Chibi-Robo, whose short size means that regular objects like furniture and stairs become gargantuan obstacles for it to overcome. <text:s/>Its battery is consistently draining while not plugged into a wall outlet, and its power consumption increases when it uses tools like its blaster, copter or radar. <text:s/>Because of this, players must keep an eye on their remaining power and regularly recharge.****The aim of the game is to earn "Happy Points" to increase Chibi-Robo's rank and become "Super Chibi-Robo". <text:s/>It can do this by performing simple tasks (such as throwing away trash or cleaning floor stains like muddy footprints) or by making its owners happy, such as giving a rose as a gift to Jenny, the frog-obsessed daughter.&lt;/story&gt; &lt;/game&gt;</text:p>
          </table:table-cell>
          <table:table-cell table:number-columns-repeated="1012"/>
        </table:table-row>
        <table:table-row table:style-name="ro1">
          <table:table-cell office:value-type="string">
            <text:p>Chronicles of Narnia, The - The Lion, the Witch and the Wardrobe (USA)</text:p>
          </table:table-cell>
          <table:table-cell office:value-type="float" office:value="2005">
            <text:p>2005</text:p>
          </table:table-cell>
          <table:table-cell office:value-type="string">
            <text:p>ESRB - T (Teen)</text:p>
          </table:table-cell>
          <table:table-cell office:value-type="string">
            <text:p>Chronicles of Narnia, The - The Lion, the Witch and the Wardrobe </text:p>
          </table:table-cell>
          <table:table-cell table:style-name="Default" office:value-type="string">
            <text:p>Buena Vista Games, Inc.</text:p>
          </table:table-cell>
          <table:table-cell office:value-type="string">
            <text:p>Traveller's Tales</text:p>
          </table:table-cell>
          <table:table-cell office:value-type="string">
            <text:p>Adventure</text:p>
          </table:table-cell>
          <table:table-cell office:value-type="string">
            <text:p>2.8</text:p>
          </table:table-cell>
          <table:table-cell office:value-type="string">
            <text:p>1-2 Players</text:p>
          </table:table-cell>
          <table:table-cell office:value-type="string">
            <text:p>Experience the world of C.S Lewis and Andrew Adamson's book and film. Play as Susan, Edmund, Lucy and Peter from the film, and journey through the Professor's house, the forests of Narnia and escape the attack on London during World War II. <text:s/>****Depending on which level you're playing, you'll be able to play as at least two of the four children, although some levels require you to use all four. The four children all have different special abilities. Peter is the strongest of the bunch, so you can use him for fighting off enemies or breaking through barriers. Susan is a raged fighter and she can throw arrows, tennis balls and snowballs. Edmund is a decent melee fighter who can climb trees and walk on ice without breaking it. Lucy has the ability to heal the other children, go through small spaces and stand on big snowballs and make them roll. During each level you can switch between characters at any time.****Scattered throughout the levels are coins, pink and green gems, and hidden shields that will give ratings at the end of the levels, ranging from fair to outstanding.</text:p>
          </table:table-cell>
          <table:table-cell table:style-name="Default"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Chronicles of Narnia, The - The Lion, the Witch and the Wardrobe (USA)&quot;&gt; &lt;year&gt;2005&lt;/year&gt; &lt;rating&gt;ESRB - T (Teen)&lt;/rating&gt; &lt;title&gt;Chronicles of Narnia, The - The Lion, the Witch and the Wardrobe &lt;/title&gt; &lt;pub&gt;Buena Vista Games, Inc.&lt;/pub&gt; &lt;dev&gt;Traveller's Tales&lt;/dev&gt; &lt;genre&gt;Adventure&lt;/genre&gt; &lt;score&gt;2.8&lt;/score&gt; &lt;player&gt;1-2 Players&lt;/player&gt; &lt;story&gt;Experience the world of C.S Lewis and Andrew Adamson's book and film. Play as Susan, Edmund, Lucy and Peter from the film, and journey through the Professor's house, the forests of Narnia and escape the attack on London during World War II.  ****Depending on which level you're playing, you'll be able to play as at least two of the four children, although some levels require you to use all four. The four children all have different special abilities. Peter is the strongest of the bunch, so you can use him for fighting off enemies or breaking through barriers. Susan is a raged fighter and she can throw arrows, tennis balls and snowballs. Edmund is a decent melee fighter who can climb trees and walk on ice without breaking it. Lucy has the ability to heal the other children, go through small spaces and stand on big snowballs and make them roll. During each level you can switch between characters at any time.****Scattered throughout the levels are coins, pink and green gems, and hidden shields that will give ratings at the end of the levels, ranging from fair to outstanding.&lt;/story&gt; &lt;/game&gt;">
            <text:p>&lt;game name="Chronicles of Narnia, The - The Lion, the Witch and the Wardrobe (USA)"&gt; &lt;year&gt;2005&lt;/year&gt; &lt;rating&gt;ESRB - T (Teen)&lt;/rating&gt; &lt;title&gt;Chronicles of Narnia, The - The Lion, the Witch and the Wardrobe &lt;/title&gt; &lt;pub&gt;Buena Vista Games, Inc.&lt;/pub&gt; &lt;dev&gt;Traveller's Tales&lt;/dev&gt; &lt;genre&gt;Adventure&lt;/genre&gt; &lt;score&gt;2.8&lt;/score&gt; &lt;player&gt;1-2 Players&lt;/player&gt; &lt;story&gt;Experience the world of C.S Lewis and Andrew Adamson's book and film. Play as Susan, Edmund, Lucy and Peter from the film, and journey through the Professor's house, the forests of Narnia and escape the attack on London during World War II. <text:s/>****Depending on which level you're playing, you'll be able to play as at least two of the four children, although some levels require you to use all four. The four children all have different special abilities. Peter is the strongest of the bunch, so you can use him for fighting off enemies or breaking through barriers. Susan is a raged fighter and she can throw arrows, tennis balls and snowballs. Edmund is a decent melee fighter who can climb trees and walk on ice without breaking it. Lucy has the ability to heal the other children, go through small spaces and stand on big snowballs and make them roll. During each level you can switch between characters at any time.****Scattered throughout the levels are coins, pink and green gems, and hidden shields that will give ratings at the end of the levels, ranging from fair to outstanding.&lt;/story&gt; &lt;/game&gt;</text:p>
          </table:table-cell>
          <table:table-cell table:number-columns-repeated="1012"/>
        </table:table-row>
        <table:table-row table:style-name="ro1">
          <table:table-cell office:value-type="string">
            <text:p>City Racer (USA)</text:p>
          </table:table-cell>
          <table:table-cell office:value-type="float" office:value="2003">
            <text:p>2003</text:p>
          </table:table-cell>
          <table:table-cell office:value-type="string">
            <text:p>ESRB - E (Everyone)</text:p>
          </table:table-cell>
          <table:table-cell office:value-type="string">
            <text:p>City Racer </text:p>
          </table:table-cell>
          <table:table-cell table:style-name="Default" office:value-type="string">
            <text:p>Ubi Soft Entertainment Software</text:p>
          </table:table-cell>
          <table:table-cell office:value-type="string">
            <text:p>Ubisoft</text:p>
          </table:table-cell>
          <table:table-cell office:value-type="string">
            <text:p>Driving</text:p>
          </table:table-cell>
          <table:table-cell office:value-type="string">
            <text:p>3.3</text:p>
          </table:table-cell>
          <table:table-cell office:value-type="string">
            <text:p>1-2 Players</text:p>
          </table:table-cell>
          <table:table-cell office:value-type="string">
            <text:p>City Racer is an action oriented racing game with 24 courses set in six cities (London, Rome, Moscow, New York, Montreal and Lisbon). Basically the goal is to be the first one to reach the goal and get the most prestige points. These points are gained by risky driving maneuvers and hurting the opponents by using a power-up.****The game features eight gaming modes. Besides the usual championship and quick race modes the most interesting possibilities are "chase" where the player races against the police and "last man standing" where the goal is to wreck the other cars. The 14 cars are licensed, e.g. from Audi or Peugeot.</text:p>
          </table:table-cell>
          <table:table-cell table:style-name="Default"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City Racer (USA)&quot;&gt; &lt;year&gt;2003&lt;/year&gt; &lt;rating&gt;ESRB - E (Everyone)&lt;/rating&gt; &lt;title&gt;City Racer &lt;/title&gt; &lt;pub&gt;Ubi Soft Entertainment Software&lt;/pub&gt; &lt;dev&gt;Ubisoft&lt;/dev&gt; &lt;genre&gt;Driving&lt;/genre&gt; &lt;score&gt;3.3&lt;/score&gt; &lt;player&gt;1-2 Players&lt;/player&gt; &lt;story&gt;City Racer is an action oriented racing game with 24 courses set in six cities (London, Rome, Moscow, New York, Montreal and Lisbon). Basically the goal is to be the first one to reach the goal and get the most prestige points. These points are gained by risky driving maneuvers and hurting the opponents by using a power-up.****The game features eight gaming modes. Besides the usual championship and quick race modes the most interesting possibilities are &quot;chase&quot; where the player races against the police and &quot;last man standing&quot; where the goal is to wreck the other cars. The 14 cars are licensed, e.g. from Audi or Peugeot.&lt;/story&gt; &lt;/game&gt;">
            <text:p>&lt;game name="City Racer (USA)"&gt; &lt;year&gt;2003&lt;/year&gt; &lt;rating&gt;ESRB - E (Everyone)&lt;/rating&gt; &lt;title&gt;City Racer &lt;/title&gt; &lt;pub&gt;Ubi Soft Entertainment Software&lt;/pub&gt; &lt;dev&gt;Ubisoft&lt;/dev&gt; &lt;genre&gt;Driving&lt;/genre&gt; &lt;score&gt;3.3&lt;/score&gt; &lt;player&gt;1-2 Players&lt;/player&gt; &lt;story&gt;City Racer is an action oriented racing game with 24 courses set in six cities (London, Rome, Moscow, New York, Montreal and Lisbon). Basically the goal is to be the first one to reach the goal and get the most prestige points. These points are gained by risky driving maneuvers and hurting the opponents by using a power-up.****The game features eight gaming modes. Besides the usual championship and quick race modes the most interesting possibilities are "chase" where the player races against the police and "last man standing" where the goal is to wreck the other cars. The 14 cars are licensed, e.g. from Audi or Peugeot.&lt;/story&gt; &lt;/game&gt;</text:p>
          </table:table-cell>
          <table:table-cell table:number-columns-repeated="1012"/>
        </table:table-row>
        <table:table-row table:style-name="ro1">
          <table:table-cell office:value-type="string">
            <text:p>Cocoto Funfair (Europe)</text:p>
          </table:table-cell>
          <table:table-cell office:value-type="float" office:value="2006">
            <text:p>2006</text:p>
          </table:table-cell>
          <table:table-cell office:value-type="string">
            <text:p>ESRB - E (Everyone)</text:p>
          </table:table-cell>
          <table:table-cell office:value-type="string">
            <text:p>Cocoto Funfair </text:p>
          </table:table-cell>
          <table:table-cell table:style-name="Default" office:value-type="string">
            <text:p>BigBen Interactive</text:p>
          </table:table-cell>
          <table:table-cell office:value-type="string">
            <text:p>Neko Entertainment</text:p>
          </table:table-cell>
          <table:table-cell office:value-type="string">
            <text:p>Shooter</text:p>
          </table:table-cell>
          <table:table-cell office:value-type="string">
            <text:p>3.6</text:p>
          </table:table-cell>
          <table:table-cell office:value-type="string">
            <text:p>1-4 Players</text:p>
          </table:table-cell>
          <table:table-cell office:value-type="string">
            <text:p>Cocoto Funfair on Gamecube is a shooting game where you play a kind of reddish imp. <text:s/>The little monster feels like a good laugh and decided to go to the carnival, where you will accompany him. <text:s/>A two, three or four players, participate in forty small shooting events where your accuracy will be put to. <text:s/>Cocoto Funfair is compatible with a gun-shaped accessory. </text:p>
          </table:table-cell>
          <table:table-cell table:style-name="Default"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Cocoto Funfair (Europe)&quot;&gt; &lt;year&gt;2006&lt;/year&gt; &lt;rating&gt;ESRB - E (Everyone)&lt;/rating&gt; &lt;title&gt;Cocoto Funfair &lt;/title&gt; &lt;pub&gt;BigBen Interactive&lt;/pub&gt; &lt;dev&gt;Neko Entertainment&lt;/dev&gt; &lt;genre&gt;Shooter&lt;/genre&gt; &lt;score&gt;3.6&lt;/score&gt; &lt;player&gt;1-4 Players&lt;/player&gt; &lt;story&gt;Cocoto Funfair on Gamecube is a shooting game where you play a kind of reddish imp.  The little monster feels like a good laugh and decided to go to the carnival, where you will accompany him.  A two, three or four players, participate in forty small shooting events where your accuracy will be put to.  Cocoto Funfair is compatible with a gun-shaped accessory. &lt;/story&gt; &lt;/game&gt;">
            <text:p>&lt;game name="Cocoto Funfair (Europe)"&gt; &lt;year&gt;2006&lt;/year&gt; &lt;rating&gt;ESRB - E (Everyone)&lt;/rating&gt; &lt;title&gt;Cocoto Funfair &lt;/title&gt; &lt;pub&gt;BigBen Interactive&lt;/pub&gt; &lt;dev&gt;Neko Entertainment&lt;/dev&gt; &lt;genre&gt;Shooter&lt;/genre&gt; &lt;score&gt;3.6&lt;/score&gt; &lt;player&gt;1-4 Players&lt;/player&gt; &lt;story&gt;Cocoto Funfair on Gamecube is a shooting game where you play a kind of reddish imp. <text:s/>The little monster feels like a good laugh and decided to go to the carnival, where you will accompany him. <text:s/>A two, three or four players, participate in forty small shooting events where your accuracy will be put to. <text:s/>Cocoto Funfair is compatible with a gun-shaped accessory. &lt;/story&gt; &lt;/game&gt;</text:p>
          </table:table-cell>
          <table:table-cell table:number-columns-repeated="1012"/>
        </table:table-row>
        <table:table-row table:style-name="ro1">
          <table:table-cell office:value-type="string">
            <text:p>Cocoto Kart Racer (Europe)</text:p>
          </table:table-cell>
          <table:table-cell office:value-type="float" office:value="2005">
            <text:p>2005</text:p>
          </table:table-cell>
          <table:table-cell office:value-type="string">
            <text:p>ESRB - E (Everyone)</text:p>
          </table:table-cell>
          <table:table-cell office:value-type="string">
            <text:p>Cocoto Kart Racer </text:p>
          </table:table-cell>
          <table:table-cell table:style-name="Default" office:value-type="string">
            <text:p>BigBen Interactive</text:p>
          </table:table-cell>
          <table:table-cell office:value-type="string">
            <text:p>Neko Entertainment</text:p>
          </table:table-cell>
          <table:table-cell office:value-type="string">
            <text:p>Driving</text:p>
          </table:table-cell>
          <table:table-cell office:value-type="string">
            <text:p>2.5</text:p>
          </table:table-cell>
          <table:table-cell office:value-type="string">
            <text:p>1-4 Players</text:p>
          </table:table-cell>
          <table:table-cell office:value-type="string">
            <text:p>Cocoto Kart Racer is a kart racing game where you can choose to race as one of twelve strange available creatures, each with their own features. Facing to loss of their power the creatures compete in a racing tournament with the winner claiming a mysterious cauldron and retaining their power. The racing tracks include speed strips and ramps. Power-ups can be picked up and used on opponents while racing. The game offers several modes like: a championship, time challenge and multiplayer mode for up to four players. Five differently themed game worlds can be traversed. The worlds being Abyss, Volcano, Atlantis Jungle and Paradise. </text:p>
          </table:table-cell>
          <table:table-cell table:style-name="Default"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Cocoto Kart Racer (Europe)&quot;&gt; &lt;year&gt;2005&lt;/year&gt; &lt;rating&gt;ESRB - E (Everyone)&lt;/rating&gt; &lt;title&gt;Cocoto Kart Racer &lt;/title&gt; &lt;pub&gt;BigBen Interactive&lt;/pub&gt; &lt;dev&gt;Neko Entertainment&lt;/dev&gt; &lt;genre&gt;Driving&lt;/genre&gt; &lt;score&gt;2.5&lt;/score&gt; &lt;player&gt;1-4 Players&lt;/player&gt; &lt;story&gt;Cocoto Kart Racer is a kart racing game where you can choose to race as one of twelve strange available creatures, each with their own features. Facing to loss of their power the creatures compete in a racing tournament with the winner claiming a mysterious cauldron and retaining their power. The racing tracks include speed strips and ramps. Power-ups can be picked up and used on opponents while racing. The game offers several modes like: a championship, time challenge and multiplayer mode for up to four players. Five differently themed game worlds can be traversed. The worlds being Abyss, Volcano, Atlantis Jungle and Paradise. &lt;/story&gt; &lt;/game&gt;">
            <text:p>&lt;game name="Cocoto Kart Racer (Europe)"&gt; &lt;year&gt;2005&lt;/year&gt; &lt;rating&gt;ESRB - E (Everyone)&lt;/rating&gt; &lt;title&gt;Cocoto Kart Racer &lt;/title&gt; &lt;pub&gt;BigBen Interactive&lt;/pub&gt; &lt;dev&gt;Neko Entertainment&lt;/dev&gt; &lt;genre&gt;Driving&lt;/genre&gt; &lt;score&gt;2.5&lt;/score&gt; &lt;player&gt;1-4 Players&lt;/player&gt; &lt;story&gt;Cocoto Kart Racer is a kart racing game where you can choose to race as one of twelve strange available creatures, each with their own features. Facing to loss of their power the creatures compete in a racing tournament with the winner claiming a mysterious cauldron and retaining their power. The racing tracks include speed strips and ramps. Power-ups can be picked up and used on opponents while racing. The game offers several modes like: a championship, time challenge and multiplayer mode for up to four players. Five differently themed game worlds can be traversed. The worlds being Abyss, Volcano, Atlantis Jungle and Paradise. &lt;/story&gt; &lt;/game&gt;</text:p>
          </table:table-cell>
          <table:table-cell table:number-columns-repeated="1012"/>
        </table:table-row>
        <table:table-row table:style-name="ro1">
          <table:table-cell office:value-type="string">
            <text:p>Cocoto Platform Jumper (Europe)</text:p>
          </table:table-cell>
          <table:table-cell office:value-type="float" office:value="2004">
            <text:p>2004</text:p>
          </table:table-cell>
          <table:table-cell office:value-type="string">
            <text:p>ESRB - E (Everyone)</text:p>
          </table:table-cell>
          <table:table-cell office:value-type="string">
            <text:p>Cocoto Platform Jumper </text:p>
          </table:table-cell>
          <table:table-cell table:style-name="Default" office:value-type="string">
            <text:p>BigBen Interactive</text:p>
          </table:table-cell>
          <table:table-cell office:value-type="string">
            <text:p>Neko Entertainment</text:p>
          </table:table-cell>
          <table:table-cell office:value-type="string">
            <text:p>Action</text:p>
          </table:table-cell>
          <table:table-cell office:value-type="string">
            <text:p>2.9</text:p>
          </table:table-cell>
          <table:table-cell office:value-type="string">
            <text:p>1-4 Players</text:p>
          </table:table-cell>
          <table:table-cell office:value-type="string">
            <text:p>The name of this game says all about it. Cocoto Platform Jumper is a circular 3D Platform Jumper with isometric camera angle. You play as demon Cocoto in your quest to save a secret of magma and his demonic friends. For the most part of the game you run along circular platforms and fight monsters and bosses on your way to victory. Cocoto has several special abilities which will help him - some can be used to build temporary platforms and some to fight monsters.**The game features 5 different game worlds, with 40 different level. There is also 30 enemies and 5 bosses on each level. There is also 2-player battle mode and 4 player race mode.</text:p>
          </table:table-cell>
          <table:table-cell table:style-name="Default"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Cocoto Platform Jumper (Europe)&quot;&gt; &lt;year&gt;2004&lt;/year&gt; &lt;rating&gt;ESRB - E (Everyone)&lt;/rating&gt; &lt;title&gt;Cocoto Platform Jumper &lt;/title&gt; &lt;pub&gt;BigBen Interactive&lt;/pub&gt; &lt;dev&gt;Neko Entertainment&lt;/dev&gt; &lt;genre&gt;Action&lt;/genre&gt; &lt;score&gt;2.9&lt;/score&gt; &lt;player&gt;1-4 Players&lt;/player&gt; &lt;story&gt;The name of this game says all about it. Cocoto Platform Jumper is a circular 3D Platform Jumper with isometric camera angle. You play as demon Cocoto in your quest to save a secret of magma and his demonic friends. For the most part of the game you run along circular platforms and fight monsters and bosses on your way to victory. Cocoto has several special abilities which will help him - some can be used to build temporary platforms and some to fight monsters.**The game features 5 different game worlds, with 40 different level. There is also 30 enemies and 5 bosses on each level. There is also 2-player battle mode and 4 player race mode.&lt;/story&gt; &lt;/game&gt;">
            <text:p>&lt;game name="Cocoto Platform Jumper (Europe)"&gt; &lt;year&gt;2004&lt;/year&gt; &lt;rating&gt;ESRB - E (Everyone)&lt;/rating&gt; &lt;title&gt;Cocoto Platform Jumper &lt;/title&gt; &lt;pub&gt;BigBen Interactive&lt;/pub&gt; &lt;dev&gt;Neko Entertainment&lt;/dev&gt; &lt;genre&gt;Action&lt;/genre&gt; &lt;score&gt;2.9&lt;/score&gt; &lt;player&gt;1-4 Players&lt;/player&gt; &lt;story&gt;The name of this game says all about it. Cocoto Platform Jumper is a circular 3D Platform Jumper with isometric camera angle. You play as demon Cocoto in your quest to save a secret of magma and his demonic friends. For the most part of the game you run along circular platforms and fight monsters and bosses on your way to victory. Cocoto has several special abilities which will help him - some can be used to build temporary platforms and some to fight monsters.**The game features 5 different game worlds, with 40 different level. There is also 30 enemies and 5 bosses on each level. There is also 2-player battle mode and 4 player race mode.&lt;/story&gt; &lt;/game&gt;</text:p>
          </table:table-cell>
          <table:table-cell table:number-columns-repeated="1012"/>
        </table:table-row>
        <table:table-row table:style-name="ro1">
          <table:table-cell office:value-type="string">
            <text:p>Codename - Kids Next Door - Operation - V.I.D.E.O.G.A.M.E. (USA)</text:p>
          </table:table-cell>
          <table:table-cell office:value-type="float" office:value="2005">
            <text:p>2005</text:p>
          </table:table-cell>
          <table:table-cell office:value-type="string">
            <text:p>ESRB - E10+ (Everyone 10+)</text:p>
          </table:table-cell>
          <table:table-cell office:value-type="string">
            <text:p>Codename - Kids Next Door - Operation - V.I.D.E.O.G.A.M.E. </text:p>
          </table:table-cell>
          <table:table-cell table:style-name="Default" office:value-type="string">
            <text:p>Global Star Software Inc.</text:p>
          </table:table-cell>
          <table:table-cell office:value-type="string">
            <text:p>High Voltage Software</text:p>
          </table:table-cell>
          <table:table-cell office:value-type="string">
            <text:p>Action</text:p>
          </table:table-cell>
          <table:table-cell office:value-type="string">
            <text:p>3.0</text:p>
          </table:table-cell>
          <table:table-cell office:value-type="string">
            <text:p>1 Player</text:p>
          </table:table-cell>
          <table:table-cell office:value-type="string">
            <text:p>This action/adventure platformer is based on the Cartoon Network show Codename: Kids Next Door. The Kids Next Door battle their arch-nemeses from the show (Knightbrace, Count Spankulot, and others) when they escape from the maximum-security KND prison on the moon.****In each mission, you control a specific KND agent, and each agent has a unique play style: Numbuh One is a master of ranged weaponry, Numbuh Two pilots aircraft and spacecraft, Numbuh Three has extra platforming mobility, Numbuh Four is a melee brawler, and Numbuh Five uses stealth to her advantage.</text:p>
          </table:table-cell>
          <table:table-cell table:style-name="Default"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Codename - Kids Next Door - Operation - V.I.D.E.O.G.A.M.E. (USA)&quot;&gt; &lt;year&gt;2005&lt;/year&gt; &lt;rating&gt;ESRB - E10+ (Everyone 10+)&lt;/rating&gt; &lt;title&gt;Codename - Kids Next Door - Operation - V.I.D.E.O.G.A.M.E. &lt;/title&gt; &lt;pub&gt;Global Star Software Inc.&lt;/pub&gt; &lt;dev&gt;High Voltage Software&lt;/dev&gt; &lt;genre&gt;Action&lt;/genre&gt; &lt;score&gt;3.0&lt;/score&gt; &lt;player&gt;1 Player&lt;/player&gt; &lt;story&gt;This action/adventure platformer is based on the Cartoon Network show Codename: Kids Next Door. The Kids Next Door battle their arch-nemeses from the show (Knightbrace, Count Spankulot, and others) when they escape from the maximum-security KND prison on the moon.****In each mission, you control a specific KND agent, and each agent has a unique play style: Numbuh One is a master of ranged weaponry, Numbuh Two pilots aircraft and spacecraft, Numbuh Three has extra platforming mobility, Numbuh Four is a melee brawler, and Numbuh Five uses stealth to her advantage.&lt;/story&gt; &lt;/game&gt;">
            <text:p>&lt;game name="Codename - Kids Next Door - Operation - V.I.D.E.O.G.A.M.E. (USA)"&gt; &lt;year&gt;2005&lt;/year&gt; &lt;rating&gt;ESRB - E10+ (Everyone 10+)&lt;/rating&gt; &lt;title&gt;Codename - Kids Next Door - Operation - V.I.D.E.O.G.A.M.E. &lt;/title&gt; &lt;pub&gt;Global Star Software Inc.&lt;/pub&gt; &lt;dev&gt;High Voltage Software&lt;/dev&gt; &lt;genre&gt;Action&lt;/genre&gt; &lt;score&gt;3.0&lt;/score&gt; &lt;player&gt;1 Player&lt;/player&gt; &lt;story&gt;This action/adventure platformer is based on the Cartoon Network show Codename: Kids Next Door. The Kids Next Door battle their arch-nemeses from the show (Knightbrace, Count Spankulot, and others) when they escape from the maximum-security KND prison on the moon.****In each mission, you control a specific KND agent, and each agent has a unique play style: Numbuh One is a master of ranged weaponry, Numbuh Two pilots aircraft and spacecraft, Numbuh Three has extra platforming mobility, Numbuh Four is a melee brawler, and Numbuh Five uses stealth to her advantage.&lt;/story&gt; &lt;/game&gt;</text:p>
          </table:table-cell>
          <table:table-cell table:number-columns-repeated="1012"/>
        </table:table-row>
        <table:table-row table:style-name="ro1">
          <table:table-cell office:value-type="string">
            <text:p>Conan (Europe) (Disc 1)</text:p>
          </table:table-cell>
          <table:table-cell office:value-type="float" office:value="2004">
            <text:p>2004</text:p>
          </table:table-cell>
          <table:table-cell office:value-type="string">
            <text:p>ESRB - T (Teen)</text:p>
          </table:table-cell>
          <table:table-cell office:value-type="string">
            <text:p>Conan <text:s/>Disk 1</text:p>
          </table:table-cell>
          <table:table-cell table:style-name="Default" office:value-type="string">
            <text:p>TDK Recording Media Europe S.A.</text:p>
          </table:table-cell>
          <table:table-cell office:value-type="string">
            <text:p>Cauldron</text:p>
          </table:table-cell>
          <table:table-cell office:value-type="string">
            <text:p>Action</text:p>
          </table:table-cell>
          <table:table-cell office:value-type="string">
            <text:p>2.9</text:p>
          </table:table-cell>
          <table:table-cell office:value-type="string">
            <text:p>1-2 Players</text:p>
          </table:table-cell>
          <table:table-cell office:value-type="string">
            <text:p>As Conan returns from another successful adventure, he finds that a band of masked warriors has destroyed his village and murdered his uncle, bad move. Now it's time for Revenge! ****"Conan" is a 3D hack'n'slash action title which blends RPG elements by awarding experience points for each defeated enemy. Said points can be spent on a plethora of fighting skills which are then triggered via a simple combo system for spectacular results as you battle hordes of human warriors and supernatural monsters from beyond in your quest for revenge. Should you fall to a well placed blow, Conan offers you the chance to try and regain your honor in the domains of Crom, were a small arena fight can restore your honor and bring you back to life and continue the game or damn you to eternity should you fail. ****Also available is a multiplayer Arena mode in which you can duke it out mano-a-mano with other human players as Conan or a selection of original characters. Features the original licensed soundtrack from the Conan movies by Basil Poledouris.</text:p>
          </table:table-cell>
          <table:table-cell table:style-name="Default"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Conan (Europe) (Disc 1)&quot;&gt; &lt;year&gt;2004&lt;/year&gt; &lt;rating&gt;ESRB - T (Teen)&lt;/rating&gt; &lt;title&gt;Conan  Disk 1&lt;/title&gt; &lt;pub&gt;TDK Recording Media Europe S.A.&lt;/pub&gt; &lt;dev&gt;Cauldron&lt;/dev&gt; &lt;genre&gt;Action&lt;/genre&gt; &lt;score&gt;2.9&lt;/score&gt; &lt;player&gt;1-2 Players&lt;/player&gt; &lt;story&gt;As Conan returns from another successful adventure, he finds that a band of masked warriors has destroyed his village and murdered his uncle, bad move. Now it's time for Revenge! ****&quot;Conan&quot; is a 3D hack'n'slash action title which blends RPG elements by awarding experience points for each defeated enemy. Said points can be spent on a plethora of fighting skills which are then triggered via a simple combo system for spectacular results as you battle hordes of human warriors and supernatural monsters from beyond in your quest for revenge. Should you fall to a well placed blow, Conan offers you the chance to try and regain your honor in the domains of Crom, were a small arena fight can restore your honor and bring you back to life and continue the game or damn you to eternity should you fail. ****Also available is a multiplayer Arena mode in which you can duke it out mano-a-mano with other human players as Conan or a selection of original characters. Features the original licensed soundtrack from the Conan movies by Basil Poledouris.&lt;/story&gt; &lt;/game&gt;">
            <text:p>&lt;game name="Conan (Europe) (Disc 1)"&gt; &lt;year&gt;2004&lt;/year&gt; &lt;rating&gt;ESRB - T (Teen)&lt;/rating&gt; &lt;title&gt;Conan <text:s/>Disk 1&lt;/title&gt; &lt;pub&gt;TDK Recording Media Europe S.A.&lt;/pub&gt; &lt;dev&gt;Cauldron&lt;/dev&gt; &lt;genre&gt;Action&lt;/genre&gt; &lt;score&gt;2.9&lt;/score&gt; &lt;player&gt;1-2 Players&lt;/player&gt; &lt;story&gt;As Conan returns from another successful adventure, he finds that a band of masked warriors has destroyed his village and murdered his uncle, bad move. Now it's time for Revenge! ****"Conan" is a 3D hack'n'slash action title which blends RPG elements by awarding experience points for each defeated enemy. Said points can be spent on a plethora of fighting skills which are then triggered via a simple combo system for spectacular results as you battle hordes of human warriors and supernatural monsters from beyond in your quest for revenge. Should you fall to a well placed blow, Conan offers you the chance to try and regain your honor in the domains of Crom, were a small arena fight can restore your honor and bring you back to life and continue the game or damn you to eternity should you fail. ****Also available is a multiplayer Arena mode in which you can duke it out mano-a-mano with other human players as Conan or a selection of original characters. Features the original licensed soundtrack from the Conan movies by Basil Poledouris.&lt;/story&gt; &lt;/game&gt;</text:p>
          </table:table-cell>
          <table:table-cell table:number-columns-repeated="1012"/>
        </table:table-row>
        <table:table-row table:style-name="ro1">
          <table:table-cell office:value-type="string">
            <text:p>Conan (Europe) (Disc 2)</text:p>
          </table:table-cell>
          <table:table-cell office:value-type="float" office:value="2004">
            <text:p>2004</text:p>
          </table:table-cell>
          <table:table-cell office:value-type="string">
            <text:p>ESRB - T (Teen)</text:p>
          </table:table-cell>
          <table:table-cell office:value-type="string">
            <text:p>Conan <text:s/>Disk 2</text:p>
          </table:table-cell>
          <table:table-cell table:style-name="Default" office:value-type="string">
            <text:p>TDK Recording Media Europe S.A.</text:p>
          </table:table-cell>
          <table:table-cell office:value-type="string">
            <text:p>Cauldron</text:p>
          </table:table-cell>
          <table:table-cell office:value-type="string">
            <text:p>Action</text:p>
          </table:table-cell>
          <table:table-cell office:value-type="string">
            <text:p>2.9</text:p>
          </table:table-cell>
          <table:table-cell office:value-type="string">
            <text:p>1-2 Players</text:p>
          </table:table-cell>
          <table:table-cell office:value-type="string">
            <text:p>As Conan returns from another successful adventure, he finds that a band of masked warriors has destroyed his village and murdered his uncle, bad move. Now it's time for Revenge! ****"Conan" is a 3D hack'n'slash action title which blends RPG elements by awarding experience points for each defeated enemy. Said points can be spent on a plethora of fighting skills which are then triggered via a simple combo system for spectacular results as you battle hordes of human warriors and supernatural monsters from beyond in your quest for revenge. Should you fall to a well placed blow, Conan offers you the chance to try and regain your honor in the domains of Crom, were a small arena fight can restore your honor and bring you back to life and continue the game or damn you to eternity should you fail. ****Also available is a multiplayer Arena mode in which you can duke it out mano-a-mano with other human players as Conan or a selection of original characters. Features the original licensed soundtrack from the Conan movies by Basil Poledouris.</text:p>
          </table:table-cell>
          <table:table-cell table:style-name="Default"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Conan (Europe) (Disc 2)&quot;&gt; &lt;year&gt;2004&lt;/year&gt; &lt;rating&gt;ESRB - T (Teen)&lt;/rating&gt; &lt;title&gt;Conan  Disk 2&lt;/title&gt; &lt;pub&gt;TDK Recording Media Europe S.A.&lt;/pub&gt; &lt;dev&gt;Cauldron&lt;/dev&gt; &lt;genre&gt;Action&lt;/genre&gt; &lt;score&gt;2.9&lt;/score&gt; &lt;player&gt;1-2 Players&lt;/player&gt; &lt;story&gt;As Conan returns from another successful adventure, he finds that a band of masked warriors has destroyed his village and murdered his uncle, bad move. Now it's time for Revenge! ****&quot;Conan&quot; is a 3D hack'n'slash action title which blends RPG elements by awarding experience points for each defeated enemy. Said points can be spent on a plethora of fighting skills which are then triggered via a simple combo system for spectacular results as you battle hordes of human warriors and supernatural monsters from beyond in your quest for revenge. Should you fall to a well placed blow, Conan offers you the chance to try and regain your honor in the domains of Crom, were a small arena fight can restore your honor and bring you back to life and continue the game or damn you to eternity should you fail. ****Also available is a multiplayer Arena mode in which you can duke it out mano-a-mano with other human players as Conan or a selection of original characters. Features the original licensed soundtrack from the Conan movies by Basil Poledouris.&lt;/story&gt; &lt;/game&gt;">
            <text:p>&lt;game name="Conan (Europe) (Disc 2)"&gt; &lt;year&gt;2004&lt;/year&gt; &lt;rating&gt;ESRB - T (Teen)&lt;/rating&gt; &lt;title&gt;Conan <text:s/>Disk 2&lt;/title&gt; &lt;pub&gt;TDK Recording Media Europe S.A.&lt;/pub&gt; &lt;dev&gt;Cauldron&lt;/dev&gt; &lt;genre&gt;Action&lt;/genre&gt; &lt;score&gt;2.9&lt;/score&gt; &lt;player&gt;1-2 Players&lt;/player&gt; &lt;story&gt;As Conan returns from another successful adventure, he finds that a band of masked warriors has destroyed his village and murdered his uncle, bad move. Now it's time for Revenge! ****"Conan" is a 3D hack'n'slash action title which blends RPG elements by awarding experience points for each defeated enemy. Said points can be spent on a plethora of fighting skills which are then triggered via a simple combo system for spectacular results as you battle hordes of human warriors and supernatural monsters from beyond in your quest for revenge. Should you fall to a well placed blow, Conan offers you the chance to try and regain your honor in the domains of Crom, were a small arena fight can restore your honor and bring you back to life and continue the game or damn you to eternity should you fail. ****Also available is a multiplayer Arena mode in which you can duke it out mano-a-mano with other human players as Conan or a selection of original characters. Features the original licensed soundtrack from the Conan movies by Basil Poledouris.&lt;/story&gt; &lt;/game&gt;</text:p>
          </table:table-cell>
          <table:table-cell table:number-columns-repeated="1012"/>
        </table:table-row>
        <table:table-row table:style-name="ro1">
          <table:table-cell office:value-type="string">
            <text:p>Conflict - Desert Storm (USA)</text:p>
          </table:table-cell>
          <table:table-cell office:value-type="float" office:value="2003">
            <text:p>2003</text:p>
          </table:table-cell>
          <table:table-cell office:value-type="string">
            <text:p>ESRB - T (Teen)</text:p>
          </table:table-cell>
          <table:table-cell office:value-type="string">
            <text:p>Conflict - Desert Storm </text:p>
          </table:table-cell>
          <table:table-cell table:style-name="Default" office:value-type="string">
            <text:p>Gotham Games</text:p>
          </table:table-cell>
          <table:table-cell office:value-type="string">
            <text:p>Pivotal Games</text:p>
          </table:table-cell>
          <table:table-cell office:value-type="string">
            <text:p>Action</text:p>
          </table:table-cell>
          <table:table-cell office:value-type="string">
            <text:p>3.4</text:p>
          </table:table-cell>
          <table:table-cell office:value-type="string">
            <text:p>1-4 Players</text:p>
          </table:table-cell>
          <table:table-cell office:value-type="string">
            <text:p>In Conflict Desert Storm, you control a squad of four soldiers from either the British S.A.S or American Delta Force. The game is set during the first gulf war back in the early 1990s and has ideas borrowed from the book Bravo Two Zero and other real missions from the war. <text:s/>****You are sent behind enemy lines to command a squad of elite commandos, set to destroy key strategic sites in Iraq. <text:s/>On your team is Bradley, the team leader, Conners, the heavy weapons man, Jones, the explosives and anti-tank expert, and Foley, the team sniper. <text:s/>Each soldier has different skills which can be built up by killing enemies. <text:s/>As your troops gain more experience, they will gain ranks and upgrade their skills. <text:s/>As their skills get better, the more effective they become at doing their job. <text:s/>For example, Foley will have more stable aiming or Jones will plant C4 faster as their skills increase.****Conflict: Desert Storm is a first person/third person shooter, and each mode can be switched by the press of a button. <text:s/>You and your team are sent on missions with specific objectives, whether it be to infiltrate a base, destroy a SAM site, or assassinate an opposing general. <text:s/>You can both control your men individually and send them orders. <text:s/>Your men can be ordered to attack, retreat, follow, stay, and do many more things. <text:s/>If the mission requires it, you must drive tanks and jeeps around while your squad mans the guns on the vehicle. <text:s/>There is also the ability to play up to four player co-op with friends, with each person controlling a soldier in your squad.****At the end of each mission, if you performed well, your men are awarded medals for their bravery. <text:s/>If you work hard enough, you may even be able to earn the Medal of Honor.</text:p>
          </table:table-cell>
          <table:table-cell table:style-name="Default"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Conflict - Desert Storm (USA)&quot;&gt; &lt;year&gt;2003&lt;/year&gt; &lt;rating&gt;ESRB - T (Teen)&lt;/rating&gt; &lt;title&gt;Conflict - Desert Storm &lt;/title&gt; &lt;pub&gt;Gotham Games&lt;/pub&gt; &lt;dev&gt;Pivotal Games&lt;/dev&gt; &lt;genre&gt;Action&lt;/genre&gt; &lt;score&gt;3.4&lt;/score&gt; &lt;player&gt;1-4 Players&lt;/player&gt; &lt;story&gt;In Conflict Desert Storm, you control a squad of four soldiers from either the British S.A.S or American Delta Force. The game is set during the first gulf war back in the early 1990s and has ideas borrowed from the book Bravo Two Zero and other real missions from the war.  ****You are sent behind enemy lines to command a squad of elite commandos, set to destroy key strategic sites in Iraq.  On your team is Bradley, the team leader, Conners, the heavy weapons man, Jones, the explosives and anti-tank expert, and Foley, the team sniper.  Each soldier has different skills which can be built up by killing enemies.  As your troops gain more experience, they will gain ranks and upgrade their skills.  As their skills get better, the more effective they become at doing their job.  For example, Foley will have more stable aiming or Jones will plant C4 faster as their skills increase.****Conflict: Desert Storm is a first person/third person shooter, and each mode can be switched by the press of a button.  You and your team are sent on missions with specific objectives, whether it be to infiltrate a base, destroy a SAM site, or assassinate an opposing general.  You can both control your men individually and send them orders.  Your men can be ordered to attack, retreat, follow, stay, and do many more things.  If the mission requires it, you must drive tanks and jeeps around while your squad mans the guns on the vehicle.  There is also the ability to play up to four player co-op with friends, with each person controlling a soldier in your squad.****At the end of each mission, if you performed well, your men are awarded medals for their bravery.  If you work hard enough, you may even be able to earn the Medal of Honor.&lt;/story&gt; &lt;/game&gt;">
            <text:p>&lt;game name="Conflict - Desert Storm (USA)"&gt; &lt;year&gt;2003&lt;/year&gt; &lt;rating&gt;ESRB - T (Teen)&lt;/rating&gt; &lt;title&gt;Conflict - Desert Storm &lt;/title&gt; &lt;pub&gt;Gotham Games&lt;/pub&gt; &lt;dev&gt;Pivotal Games&lt;/dev&gt; &lt;genre&gt;Action&lt;/genre&gt; &lt;score&gt;3.4&lt;/score&gt; &lt;player&gt;1-4 Players&lt;/player&gt; &lt;story&gt;In Conflict Desert Storm, you control a squad of four soldiers from either the British S.A.S or American Delta Force. The game is set during the first gulf war back in the early 1990s and has ideas borrowed from the book Bravo Two Zero and other real missions from the war. <text:s/>****You are sent behind enemy lines to command a squad of elite commandos, set to destroy key strategic sites in Iraq. <text:s/>On your team is Bradley, the team leader, Conners, the heavy weapons man, Jones, the explosives and anti-tank expert, and Foley, the team sniper. <text:s/>Each soldier has different skills which can be built up by killing enemies. <text:s/>As your troops gain more experience, they will gain ranks and upgrade their skills. <text:s/>As their skills get better, the more effective they become at doing their job. <text:s/>For example, Foley will have more stable aiming or Jones will plant C4 faster as their skills increase.****Conflict: Desert Storm is a first person/third person shooter, and each mode can be switched by the press of a button. <text:s/>You and your team are sent on missions with specific objectives, whether it be to infiltrate a base, destroy a SAM site, or assassinate an opposing general. <text:s/>You can both control your men individually and send them orders. <text:s/>Your men can be ordered to attack, retreat, follow, stay, and do many more things. <text:s/>If the mission requires it, you must drive tanks and jeeps around while your squad mans the guns on the vehicle. <text:s/>There is also the ability to play up to four player co-op with friends, with each person controlling a soldier in your squad.****At the end of each mission, if you performed well, your men are awarded medals for their bravery. <text:s/>If you work hard enough, you may even be able to earn the Medal of Honor.&lt;/story&gt; &lt;/game&gt;</text:p>
          </table:table-cell>
          <table:table-cell table:number-columns-repeated="1012"/>
        </table:table-row>
        <table:table-row table:style-name="ro1">
          <table:table-cell office:value-type="string">
            <text:p>Conflict - Desert Storm II - Back to Baghdad (USA)</text:p>
          </table:table-cell>
          <table:table-cell office:value-type="float" office:value="2004">
            <text:p>2004</text:p>
          </table:table-cell>
          <table:table-cell office:value-type="string">
            <text:p>ESRB - T (Teen)</text:p>
          </table:table-cell>
          <table:table-cell office:value-type="string">
            <text:p>Conflict - Desert Storm II - Back to Baghdad </text:p>
          </table:table-cell>
          <table:table-cell table:style-name="Default" office:value-type="string">
            <text:p>Gotham Games</text:p>
          </table:table-cell>
          <table:table-cell office:value-type="string">
            <text:p>Pivotal Games</text:p>
          </table:table-cell>
          <table:table-cell office:value-type="string">
            <text:p>Action</text:p>
          </table:table-cell>
          <table:table-cell office:value-type="string">
            <text:p>3.7</text:p>
          </table:table-cell>
          <table:table-cell office:value-type="string">
            <text:p>1-4 Players</text:p>
          </table:table-cell>
          <table:table-cell office:value-type="string">
            <text:p>In this sequel to the squad based shooter Conflict: Desert Storm, you are ordered back to Iraq for some unfinished business.****The gameplay and controls haven't changed since the original, but graphically it has much more detail. There are more weapons at your squad's disposal and more vehicles to drive.</text:p>
          </table:table-cell>
          <table:table-cell table:style-name="Default"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Conflict - Desert Storm II - Back to Baghdad (USA)&quot;&gt; &lt;year&gt;2004&lt;/year&gt; &lt;rating&gt;ESRB - T (Teen)&lt;/rating&gt; &lt;title&gt;Conflict - Desert Storm II - Back to Baghdad &lt;/title&gt; &lt;pub&gt;Gotham Games&lt;/pub&gt; &lt;dev&gt;Pivotal Games&lt;/dev&gt; &lt;genre&gt;Action&lt;/genre&gt; &lt;score&gt;3.7&lt;/score&gt; &lt;player&gt;1-4 Players&lt;/player&gt; &lt;story&gt;In this sequel to the squad based shooter Conflict: Desert Storm, you are ordered back to Iraq for some unfinished business.****The gameplay and controls haven't changed since the original, but graphically it has much more detail. There are more weapons at your squad's disposal and more vehicles to drive.&lt;/story&gt; &lt;/game&gt;">
            <text:p>&lt;game name="Conflict - Desert Storm II - Back to Baghdad (USA)"&gt; &lt;year&gt;2004&lt;/year&gt; &lt;rating&gt;ESRB - T (Teen)&lt;/rating&gt; &lt;title&gt;Conflict - Desert Storm II - Back to Baghdad &lt;/title&gt; &lt;pub&gt;Gotham Games&lt;/pub&gt; &lt;dev&gt;Pivotal Games&lt;/dev&gt; &lt;genre&gt;Action&lt;/genre&gt; &lt;score&gt;3.7&lt;/score&gt; &lt;player&gt;1-4 Players&lt;/player&gt; &lt;story&gt;In this sequel to the squad based shooter Conflict: Desert Storm, you are ordered back to Iraq for some unfinished business.****The gameplay and controls haven't changed since the original, but graphically it has much more detail. There are more weapons at your squad's disposal and more vehicles to drive.&lt;/story&gt; &lt;/game&gt;</text:p>
          </table:table-cell>
          <table:table-cell table:number-columns-repeated="1012"/>
        </table:table-row>
        <table:table-row table:style-name="ro1">
          <table:table-cell office:value-type="string">
            <text:p>Crash Bandicoot - The Wrath of Cortex (USA)</text:p>
          </table:table-cell>
          <table:table-cell office:value-type="float" office:value="2002">
            <text:p>2002</text:p>
          </table:table-cell>
          <table:table-cell office:value-type="string">
            <text:p>ESRB - E (Everyone)</text:p>
          </table:table-cell>
          <table:table-cell office:value-type="string">
            <text:p>Crash Bandicoot - The Wrath of Cortex </text:p>
          </table:table-cell>
          <table:table-cell table:style-name="Default" office:value-type="string">
            <text:p>Universal Interactive Inc.</text:p>
          </table:table-cell>
          <table:table-cell office:value-type="string">
            <text:p>Traveller's Tales</text:p>
          </table:table-cell>
          <table:table-cell office:value-type="string">
            <text:p>Action</text:p>
          </table:table-cell>
          <table:table-cell office:value-type="string">
            <text:p>3.4</text:p>
          </table:table-cell>
          <table:table-cell office:value-type="string">
            <text:p>1 Player</text:p>
          </table:table-cell>
          <table:table-cell office:value-type="string">
            <text:p>Crash Bandicoot: The Wrath of Cortex is the first Crash Bandicoot game for a system other than the original PlayStation. The story is set some time after Warped: Dr. Cortex wants revenge after being defeated by Crash (again). For this purpose, he creates Crunch, a super-bandicoot who can destroy everything that crosses his way. So Crash needs to defeat Crunch (and in the end, Dr. Cortex).****The game is a typical jump and run, with some other action passages, like air combat and a sequence where Crash is trapped inside a giant sphere rolling around in some sort of rollercoaster. All graphics are in 3D, and the sound is typical for cartoon games like this. The whole game is pretty straightforward in design, getting stuck on a puzzle is not really possible.</text:p>
          </table:table-cell>
          <table:table-cell table:style-name="Default"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Crash Bandicoot - The Wrath of Cortex (USA)&quot;&gt; &lt;year&gt;2002&lt;/year&gt; &lt;rating&gt;ESRB - E (Everyone)&lt;/rating&gt; &lt;title&gt;Crash Bandicoot - The Wrath of Cortex &lt;/title&gt; &lt;pub&gt;Universal Interactive Inc.&lt;/pub&gt; &lt;dev&gt;Traveller's Tales&lt;/dev&gt; &lt;genre&gt;Action&lt;/genre&gt; &lt;score&gt;3.4&lt;/score&gt; &lt;player&gt;1 Player&lt;/player&gt; &lt;story&gt;Crash Bandicoot: The Wrath of Cortex is the first Crash Bandicoot game for a system other than the original PlayStation. The story is set some time after Warped: Dr. Cortex wants revenge after being defeated by Crash (again). For this purpose, he creates Crunch, a super-bandicoot who can destroy everything that crosses his way. So Crash needs to defeat Crunch (and in the end, Dr. Cortex).****The game is a typical jump and run, with some other action passages, like air combat and a sequence where Crash is trapped inside a giant sphere rolling around in some sort of rollercoaster. All graphics are in 3D, and the sound is typical for cartoon games like this. The whole game is pretty straightforward in design, getting stuck on a puzzle is not really possible.&lt;/story&gt; &lt;/game&gt;">
            <text:p>&lt;game name="Crash Bandicoot - The Wrath of Cortex (USA)"&gt; &lt;year&gt;2002&lt;/year&gt; &lt;rating&gt;ESRB - E (Everyone)&lt;/rating&gt; &lt;title&gt;Crash Bandicoot - The Wrath of Cortex &lt;/title&gt; &lt;pub&gt;Universal Interactive Inc.&lt;/pub&gt; &lt;dev&gt;Traveller's Tales&lt;/dev&gt; &lt;genre&gt;Action&lt;/genre&gt; &lt;score&gt;3.4&lt;/score&gt; &lt;player&gt;1 Player&lt;/player&gt; &lt;story&gt;Crash Bandicoot: The Wrath of Cortex is the first Crash Bandicoot game for a system other than the original PlayStation. The story is set some time after Warped: Dr. Cortex wants revenge after being defeated by Crash (again). For this purpose, he creates Crunch, a super-bandicoot who can destroy everything that crosses his way. So Crash needs to defeat Crunch (and in the end, Dr. Cortex).****The game is a typical jump and run, with some other action passages, like air combat and a sequence where Crash is trapped inside a giant sphere rolling around in some sort of rollercoaster. All graphics are in 3D, and the sound is typical for cartoon games like this. The whole game is pretty straightforward in design, getting stuck on a puzzle is not really possible.&lt;/story&gt; &lt;/game&gt;</text:p>
          </table:table-cell>
          <table:table-cell table:number-columns-repeated="1012"/>
        </table:table-row>
        <table:table-row table:style-name="ro1">
          <table:table-cell office:value-type="string">
            <text:p>Crash Nitro Kart (USA)</text:p>
          </table:table-cell>
          <table:table-cell office:value-type="float" office:value="2003">
            <text:p>2003</text:p>
          </table:table-cell>
          <table:table-cell office:value-type="string">
            <text:p>ESRB - E (Everyone)</text:p>
          </table:table-cell>
          <table:table-cell office:value-type="string">
            <text:p>Crash Nitro Kart </text:p>
          </table:table-cell>
          <table:table-cell table:style-name="Default" office:value-type="string">
            <text:p>Vivendi Universal Games, Inc.</text:p>
          </table:table-cell>
          <table:table-cell office:value-type="string">
            <text:p>Driver-Inter</text:p>
          </table:table-cell>
          <table:table-cell office:value-type="string">
            <text:p>Driving</text:p>
          </table:table-cell>
          <table:table-cell office:value-type="string">
            <text:p>4.0</text:p>
          </table:table-cell>
          <table:table-cell office:value-type="string">
            <text:p>1-4 Players</text:p>
          </table:table-cell>
          <table:table-cell office:value-type="string">
            <text:p>Crash Bandicoot returns to the karting scene with a host of other characters from the adventure series, and this time they have both Neo Cortex and Emperor Velo to worry about. Velo has taken the crew to a remote planet, forced to race for their lives against Neo Cortex and his many evil doers.****Choose from various game modes, from the straight into the action Arcade mode to Adventure mode, following Crash and the gang in the story to save Earth. Race against four friends in multiplayer battle modes, plus connect to the Gamecube for extra options and upload your high scores to the internet ranking system.</text:p>
          </table:table-cell>
          <table:table-cell table:style-name="Default"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Crash Nitro Kart (USA)&quot;&gt; &lt;year&gt;2003&lt;/year&gt; &lt;rating&gt;ESRB - E (Everyone)&lt;/rating&gt; &lt;title&gt;Crash Nitro Kart &lt;/title&gt; &lt;pub&gt;Vivendi Universal Games, Inc.&lt;/pub&gt; &lt;dev&gt;Driver-Inter&lt;/dev&gt; &lt;genre&gt;Driving&lt;/genre&gt; &lt;score&gt;4.0&lt;/score&gt; &lt;player&gt;1-4 Players&lt;/player&gt; &lt;story&gt;Crash Bandicoot returns to the karting scene with a host of other characters from the adventure series, and this time they have both Neo Cortex and Emperor Velo to worry about. Velo has taken the crew to a remote planet, forced to race for their lives against Neo Cortex and his many evil doers.****Choose from various game modes, from the straight into the action Arcade mode to Adventure mode, following Crash and the gang in the story to save Earth. Race against four friends in multiplayer battle modes, plus connect to the Gamecube for extra options and upload your high scores to the internet ranking system.&lt;/story&gt; &lt;/game&gt;">
            <text:p>&lt;game name="Crash Nitro Kart (USA)"&gt; &lt;year&gt;2003&lt;/year&gt; &lt;rating&gt;ESRB - E (Everyone)&lt;/rating&gt; &lt;title&gt;Crash Nitro Kart &lt;/title&gt; &lt;pub&gt;Vivendi Universal Games, Inc.&lt;/pub&gt; &lt;dev&gt;Driver-Inter&lt;/dev&gt; &lt;genre&gt;Driving&lt;/genre&gt; &lt;score&gt;4.0&lt;/score&gt; &lt;player&gt;1-4 Players&lt;/player&gt; &lt;story&gt;Crash Bandicoot returns to the karting scene with a host of other characters from the adventure series, and this time they have both Neo Cortex and Emperor Velo to worry about. Velo has taken the crew to a remote planet, forced to race for their lives against Neo Cortex and his many evil doers.****Choose from various game modes, from the straight into the action Arcade mode to Adventure mode, following Crash and the gang in the story to save Earth. Race against four friends in multiplayer battle modes, plus connect to the Gamecube for extra options and upload your high scores to the internet ranking system.&lt;/story&gt; &lt;/game&gt;</text:p>
          </table:table-cell>
          <table:table-cell table:number-columns-repeated="1012"/>
        </table:table-row>
        <table:table-row table:style-name="ro1">
          <table:table-cell office:value-type="string">
            <text:p>Crash Tag Team Racing (USA)</text:p>
          </table:table-cell>
          <table:table-cell office:value-type="float" office:value="2005">
            <text:p>2005</text:p>
          </table:table-cell>
          <table:table-cell office:value-type="string">
            <text:p>ESRB - E10+ (Everyone 10+)</text:p>
          </table:table-cell>
          <table:table-cell office:value-type="string">
            <text:p>Crash Tag Team Racing </text:p>
          </table:table-cell>
          <table:table-cell table:style-name="Default" office:value-type="string">
            <text:p>Sierra Entertainment, Inc.</text:p>
          </table:table-cell>
          <table:table-cell office:value-type="string">
            <text:p>Radical Entertainment</text:p>
          </table:table-cell>
          <table:table-cell office:value-type="string">
            <text:p>Driving</text:p>
          </table:table-cell>
          <table:table-cell office:value-type="string">
            <text:p>4.1</text:p>
          </table:table-cell>
          <table:table-cell office:value-type="string">
            <text:p>1-4 Players</text:p>
          </table:table-cell>
          <table:table-cell office:value-type="string">
            <text:p>When Ebeneezer von Clutch, the owner of the famed racetrack amusement park MotorWorld, has the Black Power Gem that maintains his life force stolen, he charges Crash and friends (and foes) to recover the gem and catch the culprit.****Similar to previous racing games in the Crash Bandicoot series, players are able to choose from a variety of characters from the series, including both notable allies and enemies, along with several notable new characters. In addition, Crash Tag Team Racing introduces the ability to 'clash' with another racer, allowing the two to create a hybrid vehicle to cooperatively destroy their opponents.</text:p>
          </table:table-cell>
          <table:table-cell table:style-name="Default"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Crash Tag Team Racing (USA)&quot;&gt; &lt;year&gt;2005&lt;/year&gt; &lt;rating&gt;ESRB - E10+ (Everyone 10+)&lt;/rating&gt; &lt;title&gt;Crash Tag Team Racing &lt;/title&gt; &lt;pub&gt;Sierra Entertainment, Inc.&lt;/pub&gt; &lt;dev&gt;Radical Entertainment&lt;/dev&gt; &lt;genre&gt;Driving&lt;/genre&gt; &lt;score&gt;4.1&lt;/score&gt; &lt;player&gt;1-4 Players&lt;/player&gt; &lt;story&gt;When Ebeneezer von Clutch, the owner of the famed racetrack amusement park MotorWorld, has the Black Power Gem that maintains his life force stolen, he charges Crash and friends (and foes) to recover the gem and catch the culprit.****Similar to previous racing games in the Crash Bandicoot series, players are able to choose from a variety of characters from the series, including both notable allies and enemies, along with several notable new characters. In addition, Crash Tag Team Racing introduces the ability to 'clash' with another racer, allowing the two to create a hybrid vehicle to cooperatively destroy their opponents.&lt;/story&gt; &lt;/game&gt;">
            <text:p>&lt;game name="Crash Tag Team Racing (USA)"&gt; &lt;year&gt;2005&lt;/year&gt; &lt;rating&gt;ESRB - E10+ (Everyone 10+)&lt;/rating&gt; &lt;title&gt;Crash Tag Team Racing &lt;/title&gt; &lt;pub&gt;Sierra Entertainment, Inc.&lt;/pub&gt; &lt;dev&gt;Radical Entertainment&lt;/dev&gt; &lt;genre&gt;Driving&lt;/genre&gt; &lt;score&gt;4.1&lt;/score&gt; &lt;player&gt;1-4 Players&lt;/player&gt; &lt;story&gt;When Ebeneezer von Clutch, the owner of the famed racetrack amusement park MotorWorld, has the Black Power Gem that maintains his life force stolen, he charges Crash and friends (and foes) to recover the gem and catch the culprit.****Similar to previous racing games in the Crash Bandicoot series, players are able to choose from a variety of characters from the series, including both notable allies and enemies, along with several notable new characters. In addition, Crash Tag Team Racing introduces the ability to 'clash' with another racer, allowing the two to create a hybrid vehicle to cooperatively destroy their opponents.&lt;/story&gt; &lt;/game&gt;</text:p>
          </table:table-cell>
          <table:table-cell table:number-columns-repeated="1012"/>
        </table:table-row>
        <table:table-row table:style-name="ro1">
          <table:table-cell office:value-type="string">
            <text:p>Crazy Taxi (USA)</text:p>
          </table:table-cell>
          <table:table-cell office:value-type="float" office:value="2001">
            <text:p>2001</text:p>
          </table:table-cell>
          <table:table-cell office:value-type="string">
            <text:p>ESRB - T (Teen)</text:p>
          </table:table-cell>
          <table:table-cell office:value-type="string">
            <text:p>Crazy Taxi </text:p>
          </table:table-cell>
          <table:table-cell table:style-name="Default" office:value-type="string">
            <text:p>Acclaim Entertainment, Inc.</text:p>
          </table:table-cell>
          <table:table-cell office:value-type="string">
            <text:p>Hitmaker</text:p>
          </table:table-cell>
          <table:table-cell office:value-type="string">
            <text:p>Driving</text:p>
          </table:table-cell>
          <table:table-cell office:value-type="string">
            <text:p>3.7</text:p>
          </table:table-cell>
          <table:table-cell office:value-type="string">
            <text:p>1 Player</text:p>
          </table:table-cell>
          <table:table-cell office:value-type="string">
            <text:p>Crazy Taxi is an arcade-like racer where the player takes the role of a taxi driver who weaves his way through crowded streets, across sidewalks and even under water, in a wild and frantic race to deliver passengers on time. The courses are largely set inside cities crowded with general traffic and pedestrians (which can't be run over, they dive away). The main goal is to bring as many customers as possible to their destination in time. Available customers are marked through circles and the colour represents the distance and the fare they offer. Green means long rides with plenty of money, and red ones are very short. ****In the main Arcade mode there is a timer that quickly runs down. It can be replenished by picking up customers. While driving reckless maneuvers are encouraged. Players can disregard all traffic rules and customers give extra tips for speedy and dangerous driving, but these can only be cashed when the customer arrives at his destination in time. By the same token the reward at the end of a ride is based on the amount of time left, as each customer also has a personal timer. The city is filled with slopes and jumps, and the game uses a very loose driving model. No damage can be done to the car, so driving as fast as possible is encouraged. While driving players can toy with the gears to perform two special tricks: a crazy drift and a crazy boost to speed up more quickly.****Next to the Arcade mode there is an Original mode, and Crazy Box where specific goals need to be met on closed down courses. In the regular modes it is possible to disregard the usual timer and play for a fixed amount of minutes. At the end of the race the player is rewarded with a license, either D, C, B or A, with S for an outstanding performance. Next to the interactive courses from the arcade version there is a new course for home consoles. There are four cabs and drivers to choose from. The cars have different statistics and the drivers different attitudes while racing. The game has a soundtrack featuring The Offspring and Bad Religion (not for the Xbox 360 version).</text:p>
          </table:table-cell>
          <table:table-cell table:style-name="Default"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Crazy Taxi (USA)&quot;&gt; &lt;year&gt;2001&lt;/year&gt; &lt;rating&gt;ESRB - T (Teen)&lt;/rating&gt; &lt;title&gt;Crazy Taxi &lt;/title&gt; &lt;pub&gt;Acclaim Entertainment, Inc.&lt;/pub&gt; &lt;dev&gt;Hitmaker&lt;/dev&gt; &lt;genre&gt;Driving&lt;/genre&gt; &lt;score&gt;3.7&lt;/score&gt; &lt;player&gt;1 Player&lt;/player&gt; &lt;story&gt;Crazy Taxi is an arcade-like racer where the player takes the role of a taxi driver who weaves his way through crowded streets, across sidewalks and even under water, in a wild and frantic race to deliver passengers on time. The courses are largely set inside cities crowded with general traffic and pedestrians (which can't be run over, they dive away). The main goal is to bring as many customers as possible to their destination in time. Available customers are marked through circles and the colour represents the distance and the fare they offer. Green means long rides with plenty of money, and red ones are very short. ****In the main Arcade mode there is a timer that quickly runs down. It can be replenished by picking up customers. While driving reckless maneuvers are encouraged. Players can disregard all traffic rules and customers give extra tips for speedy and dangerous driving, but these can only be cashed when the customer arrives at his destination in time. By the same token the reward at the end of a ride is based on the amount of time left, as each customer also has a personal timer. The city is filled with slopes and jumps, and the game uses a very loose driving model. No damage can be done to the car, so driving as fast as possible is encouraged. While driving players can toy with the gears to perform two special tricks: a crazy drift and a crazy boost to speed up more quickly.****Next to the Arcade mode there is an Original mode, and Crazy Box where specific goals need to be met on closed down courses. In the regular modes it is possible to disregard the usual timer and play for a fixed amount of minutes. At the end of the race the player is rewarded with a license, either D, C, B or A, with S for an outstanding performance. Next to the interactive courses from the arcade version there is a new course for home consoles. There are four cabs and drivers to choose from. The cars have different statistics and the drivers different attitudes while racing. The game has a soundtrack featuring The Offspring and Bad Religion (not for the Xbox 360 version).&lt;/story&gt; &lt;/game&gt;">
            <text:p>&lt;game name="Crazy Taxi (USA)"&gt; &lt;year&gt;2001&lt;/year&gt; &lt;rating&gt;ESRB - T (Teen)&lt;/rating&gt; &lt;title&gt;Crazy Taxi &lt;/title&gt; &lt;pub&gt;Acclaim Entertainment, Inc.&lt;/pub&gt; &lt;dev&gt;Hitmaker&lt;/dev&gt; &lt;genre&gt;Driving&lt;/genre&gt; &lt;score&gt;3.7&lt;/score&gt; &lt;player&gt;1 Player&lt;/player&gt; &lt;story&gt;Crazy Taxi is an arcade-like racer where the player takes the role of a taxi driver who weaves his way through crowded streets, across sidewalks and even under water, in a wild and frantic race to deliver passengers on time. The courses are largely set inside cities crowded with general traffic and pedestrians (which can't be run over, they dive away). The main goal is to bring as many customers as possible to their destination in time. Available customers are marked through circles and the colour represents the distance and the fare they offer. Green means long rides with plenty of money, and red ones are very short. ****In the main Arcade mode there is a timer that quickly runs down. It can be replenished by picking up customers. While driving reckless maneuvers are encouraged. Players can disregard all traffic rules and customers give extra tips for speedy and dangerous driving, but these can only be cashed when the customer arrives at his destination in time. By the same token the reward at the end of a ride is based on the amount of time left, as each customer also has a personal timer. The city is filled with slopes and jumps, and the game uses a very loose driving model. No damage can be done to the car, so driving as fast as possible is encouraged. While driving players can toy with the gears to perform two special tricks: a crazy drift and a crazy boost to speed up more quickly.****Next to the Arcade mode there is an Original mode, and Crazy Box where specific goals need to be met on closed down courses. In the regular modes it is possible to disregard the usual timer and play for a fixed amount of minutes. At the end of the race the player is rewarded with a license, either D, C, B or A, with S for an outstanding performance. Next to the interactive courses from the arcade version there is a new course for home consoles. There are four cabs and drivers to choose from. The cars have different statistics and the drivers different attitudes while racing. The game has a soundtrack featuring The Offspring and Bad Religion (not for the Xbox 360 version).&lt;/story&gt; &lt;/game&gt;</text:p>
          </table:table-cell>
          <table:table-cell table:number-columns-repeated="1012"/>
        </table:table-row>
        <table:table-row table:style-name="ro1">
          <table:table-cell office:value-type="string">
            <text:p>Cubivore (USA)</text:p>
          </table:table-cell>
          <table:table-cell office:value-type="float" office:value="2002">
            <text:p>2002</text:p>
          </table:table-cell>
          <table:table-cell office:value-type="string">
            <text:p>ESRB - E (Everyone)</text:p>
          </table:table-cell>
          <table:table-cell office:value-type="string">
            <text:p>Cubivore </text:p>
          </table:table-cell>
          <table:table-cell table:style-name="Default" office:value-type="string">
            <text:p>Atlus U.S.A., Inc.</text:p>
          </table:table-cell>
          <table:table-cell office:value-type="string">
            <text:p>Saru Brunei</text:p>
          </table:table-cell>
          <table:table-cell office:value-type="string">
            <text:p>Puzzle</text:p>
          </table:table-cell>
          <table:table-cell office:value-type="string">
            <text:p>3.6</text:p>
          </table:table-cell>
          <table:table-cell office:value-type="string">
            <text:p>1 Player</text:p>
          </table:table-cell>
          <table:table-cell office:value-type="string">
            <text:p>Cubivore is a "Call of the Wild" brought to an interactive media. Gento Matsumotos serene and surreal portrait of wilderness lost then civilization reverting (or progressing) to wilderness. The music though not long is of high quality and presents eerie and beautiful pieces. **Of course the most obvious thing about Cubivore would be the graphics. 99% of all scenery and creatures in the game are made of cubes, rectangles, or squares. Even water ripples away from a falling step in squares. Blood pools in squares upon the ground and even the moon and sun appear as cubes in the sky. ****As you move through the game you will eat prey (Or sometimes outfight a predator) To gain new forms and power. The more forms you gain the more wilderness goes back to the land (This wilderness has recently been stolen by a rather nasty Killer cubivore). Naturally it is your goal to dethrone this killer of the wild and set your self up as king of the beast, thus filling the land once again with wilderness.</text:p>
          </table:table-cell>
          <table:table-cell table:style-name="Default"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Cubivore (USA)&quot;&gt; &lt;year&gt;2002&lt;/year&gt; &lt;rating&gt;ESRB - E (Everyone)&lt;/rating&gt; &lt;title&gt;Cubivore &lt;/title&gt; &lt;pub&gt;Atlus U.S.A., Inc.&lt;/pub&gt; &lt;dev&gt;Saru Brunei&lt;/dev&gt; &lt;genre&gt;Puzzle&lt;/genre&gt; &lt;score&gt;3.6&lt;/score&gt; &lt;player&gt;1 Player&lt;/player&gt; &lt;story&gt;Cubivore is a &quot;Call of the Wild&quot; brought to an interactive media. Gento Matsumotos serene and surreal portrait of wilderness lost then civilization reverting (or progressing) to wilderness. The music though not long is of high quality and presents eerie and beautiful pieces. **Of course the most obvious thing about Cubivore would be the graphics. 99% of all scenery and creatures in the game are made of cubes, rectangles, or squares. Even water ripples away from a falling step in squares. Blood pools in squares upon the ground and even the moon and sun appear as cubes in the sky. ****As you move through the game you will eat prey (Or sometimes outfight a predator) To gain new forms and power. The more forms you gain the more wilderness goes back to the land (This wilderness has recently been stolen by a rather nasty Killer cubivore). Naturally it is your goal to dethrone this killer of the wild and set your self up as king of the beast, thus filling the land once again with wilderness.&lt;/story&gt; &lt;/game&gt;">
            <text:p>&lt;game name="Cubivore (USA)"&gt; &lt;year&gt;2002&lt;/year&gt; &lt;rating&gt;ESRB - E (Everyone)&lt;/rating&gt; &lt;title&gt;Cubivore &lt;/title&gt; &lt;pub&gt;Atlus U.S.A., Inc.&lt;/pub&gt; &lt;dev&gt;Saru Brunei&lt;/dev&gt; &lt;genre&gt;Puzzle&lt;/genre&gt; &lt;score&gt;3.6&lt;/score&gt; &lt;player&gt;1 Player&lt;/player&gt; &lt;story&gt;Cubivore is a "Call of the Wild" brought to an interactive media. Gento Matsumotos serene and surreal portrait of wilderness lost then civilization reverting (or progressing) to wilderness. The music though not long is of high quality and presents eerie and beautiful pieces. **Of course the most obvious thing about Cubivore would be the graphics. 99% of all scenery and creatures in the game are made of cubes, rectangles, or squares. Even water ripples away from a falling step in squares. Blood pools in squares upon the ground and even the moon and sun appear as cubes in the sky. ****As you move through the game you will eat prey (Or sometimes outfight a predator) To gain new forms and power. The more forms you gain the more wilderness goes back to the land (This wilderness has recently been stolen by a rather nasty Killer cubivore). Naturally it is your goal to dethrone this killer of the wild and set your self up as king of the beast, thus filling the land once again with wilderness.&lt;/story&gt; &lt;/game&gt;</text:p>
          </table:table-cell>
          <table:table-cell table:number-columns-repeated="1012"/>
        </table:table-row>
        <table:table-row table:style-name="ro1">
          <table:table-cell office:value-type="string">
            <text:p>Cubix Robots for Everyone - Showdown (USA)</text:p>
          </table:table-cell>
          <table:table-cell office:value-type="float" office:value="2003">
            <text:p>2003</text:p>
          </table:table-cell>
          <table:table-cell office:value-type="string">
            <text:p>ESRB - E (Everyone)</text:p>
          </table:table-cell>
          <table:table-cell office:value-type="string">
            <text:p>Cubix Robots for Everyone - Showdown </text:p>
          </table:table-cell>
          <table:table-cell table:style-name="Default" office:value-type="string">
            <text:p>3DO</text:p>
          </table:table-cell>
          <table:table-cell office:value-type="string">
            <text:p>Blitz Games</text:p>
          </table:table-cell>
          <table:table-cell office:value-type="string">
            <text:p>Fighter</text:p>
          </table:table-cell>
          <table:table-cell office:value-type="string">
            <text:p>4.0</text:p>
          </table:table-cell>
          <table:table-cell office:value-type="string">
            <text:p>1-2 Players</text:p>
          </table:table-cell>
          <table:table-cell office:value-type="string">
            <text:p>3DO brings the colorful robot battles of the Cubix: Robots for Everyone cartoon series to the Nintendo GameCube. In Cubix Robots for Everyone: Showdown, players can try to save Bubble Town in the single-player adventure or have at it in various multiplayer modes. Robots throughout the town have gone haywire. Usually helpful and obedient, they're now bent on destruction. It's up to Connor, Abbey, and the rest of the Cubix gang to round up the robots before Dr. K and his robot Kolossal. In the Story Mode, you will come face-to-face with huge robots in strategic turn-based battles. Between battles you will be faced with minor puzzle-solving. As Connor, you will jump, push blocks, and search all over Bubble Town to find important items like batteries, diagnostics, and Emotion Processing Units (EPUs) that grant your robots new abilities. </text:p>
          </table:table-cell>
          <table:table-cell table:style-name="Default"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Cubix Robots for Everyone - Showdown (USA)&quot;&gt; &lt;year&gt;2003&lt;/year&gt; &lt;rating&gt;ESRB - E (Everyone)&lt;/rating&gt; &lt;title&gt;Cubix Robots for Everyone - Showdown &lt;/title&gt; &lt;pub&gt;3DO&lt;/pub&gt; &lt;dev&gt;Blitz Games&lt;/dev&gt; &lt;genre&gt;Fighter&lt;/genre&gt; &lt;score&gt;4.0&lt;/score&gt; &lt;player&gt;1-2 Players&lt;/player&gt; &lt;story&gt;3DO brings the colorful robot battles of the Cubix: Robots for Everyone cartoon series to the Nintendo GameCube. In Cubix Robots for Everyone: Showdown, players can try to save Bubble Town in the single-player adventure or have at it in various multiplayer modes. Robots throughout the town have gone haywire. Usually helpful and obedient, they're now bent on destruction. It's up to Connor, Abbey, and the rest of the Cubix gang to round up the robots before Dr. K and his robot Kolossal. In the Story Mode, you will come face-to-face with huge robots in strategic turn-based battles. Between battles you will be faced with minor puzzle-solving. As Connor, you will jump, push blocks, and search all over Bubble Town to find important items like batteries, diagnostics, and Emotion Processing Units (EPUs) that grant your robots new abilities. &lt;/story&gt; &lt;/game&gt;">
            <text:p>&lt;game name="Cubix Robots for Everyone - Showdown (USA)"&gt; &lt;year&gt;2003&lt;/year&gt; &lt;rating&gt;ESRB - E (Everyone)&lt;/rating&gt; &lt;title&gt;Cubix Robots for Everyone - Showdown &lt;/title&gt; &lt;pub&gt;3DO&lt;/pub&gt; &lt;dev&gt;Blitz Games&lt;/dev&gt; &lt;genre&gt;Fighter&lt;/genre&gt; &lt;score&gt;4.0&lt;/score&gt; &lt;player&gt;1-2 Players&lt;/player&gt; &lt;story&gt;3DO brings the colorful robot battles of the Cubix: Robots for Everyone cartoon series to the Nintendo GameCube. In Cubix Robots for Everyone: Showdown, players can try to save Bubble Town in the single-player adventure or have at it in various multiplayer modes. Robots throughout the town have gone haywire. Usually helpful and obedient, they're now bent on destruction. It's up to Connor, Abbey, and the rest of the Cubix gang to round up the robots before Dr. K and his robot Kolossal. In the Story Mode, you will come face-to-face with huge robots in strategic turn-based battles. Between battles you will be faced with minor puzzle-solving. As Connor, you will jump, push blocks, and search all over Bubble Town to find important items like batteries, diagnostics, and Emotion Processing Units (EPUs) that grant your robots new abilities. &lt;/story&gt; &lt;/game&gt;</text:p>
          </table:table-cell>
          <table:table-cell table:number-columns-repeated="1012"/>
        </table:table-row>
        <table:table-row table:style-name="ro1">
          <table:table-cell office:value-type="string">
            <text:p>Curious George (USA)</text:p>
          </table:table-cell>
          <table:table-cell office:value-type="float" office:value="2006">
            <text:p>2006</text:p>
          </table:table-cell>
          <table:table-cell office:value-type="string">
            <text:p>ESRB - E (Everyone)</text:p>
          </table:table-cell>
          <table:table-cell office:value-type="string">
            <text:p>Curious George </text:p>
          </table:table-cell>
          <table:table-cell table:style-name="Default" office:value-type="string">
            <text:p>Namco Hometek Inc.</text:p>
          </table:table-cell>
          <table:table-cell office:value-type="string">
            <text:p>Monkey Bar Games</text:p>
          </table:table-cell>
          <table:table-cell office:value-type="string">
            <text:p>Adventure</text:p>
          </table:table-cell>
          <table:table-cell office:value-type="string">
            <text:p>3.6</text:p>
          </table:table-cell>
          <table:table-cell office:value-type="string">
            <text:p>1 Player</text:p>
          </table:table-cell>
          <table:table-cell office:value-type="string">
            <text:p>Curious George is a platformer based on the animated movie of the same name. Ted Shackleford, a human with a big yellow hat, visits Africa in search for an idol. This project does not work out, but he finds a new friend: the monkey Curious George. The game follows their way back to America and shows scenes from the movie as cutscenes. <text:s/>During the thirteen linear levels, the player takes control over George. The majority of time is spent with platform challenges which usually involve jumping or swinging over gaps. Frequently the levels are interrupted by mini games, Those involve simple tasks, for example rhythm sequences (pressing given buttons with the correct timing) or arcade sequences. Optionally the player can collect bananas on the way and receive special points by interacting with certain objects. Those are used to unlock bonus content: the cutscenes and mini games already experienced during regular play as well as a few hats for George to wear.</text:p>
          </table:table-cell>
          <table:table-cell table:style-name="Default"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Curious George (USA)&quot;&gt; &lt;year&gt;2006&lt;/year&gt; &lt;rating&gt;ESRB - E (Everyone)&lt;/rating&gt; &lt;title&gt;Curious George &lt;/title&gt; &lt;pub&gt;Namco Hometek Inc.&lt;/pub&gt; &lt;dev&gt;Monkey Bar Games&lt;/dev&gt; &lt;genre&gt;Adventure&lt;/genre&gt; &lt;score&gt;3.6&lt;/score&gt; &lt;player&gt;1 Player&lt;/player&gt; &lt;story&gt;Curious George is a platformer based on the animated movie of the same name. Ted Shackleford, a human with a big yellow hat, visits Africa in search for an idol. This project does not work out, but he finds a new friend: the monkey Curious George. The game follows their way back to America and shows scenes from the movie as cutscenes.  During the thirteen linear levels, the player takes control over George. The majority of time is spent with platform challenges which usually involve jumping or swinging over gaps. Frequently the levels are interrupted by mini games, Those involve simple tasks, for example rhythm sequences (pressing given buttons with the correct timing) or arcade sequences. Optionally the player can collect bananas on the way and receive special points by interacting with certain objects. Those are used to unlock bonus content: the cutscenes and mini games already experienced during regular play as well as a few hats for George to wear.&lt;/story&gt; &lt;/game&gt;">
            <text:p>&lt;game name="Curious George (USA)"&gt; &lt;year&gt;2006&lt;/year&gt; &lt;rating&gt;ESRB - E (Everyone)&lt;/rating&gt; &lt;title&gt;Curious George &lt;/title&gt; &lt;pub&gt;Namco Hometek Inc.&lt;/pub&gt; &lt;dev&gt;Monkey Bar Games&lt;/dev&gt; &lt;genre&gt;Adventure&lt;/genre&gt; &lt;score&gt;3.6&lt;/score&gt; &lt;player&gt;1 Player&lt;/player&gt; &lt;story&gt;Curious George is a platformer based on the animated movie of the same name. Ted Shackleford, a human with a big yellow hat, visits Africa in search for an idol. This project does not work out, but he finds a new friend: the monkey Curious George. The game follows their way back to America and shows scenes from the movie as cutscenes. <text:s/>During the thirteen linear levels, the player takes control over George. The majority of time is spent with platform challenges which usually involve jumping or swinging over gaps. Frequently the levels are interrupted by mini games, Those involve simple tasks, for example rhythm sequences (pressing given buttons with the correct timing) or arcade sequences. Optionally the player can collect bananas on the way and receive special points by interacting with certain objects. Those are used to unlock bonus content: the cutscenes and mini games already experienced during regular play as well as a few hats for George to wear.&lt;/story&gt; &lt;/game&gt;</text:p>
          </table:table-cell>
          <table:table-cell table:number-columns-repeated="1012"/>
        </table:table-row>
        <table:table-row table:style-name="ro1">
          <table:table-cell office:value-type="string">
            <text:p>Custom Robo (USA)</text:p>
          </table:table-cell>
          <table:table-cell office:value-type="float" office:value="2004">
            <text:p>2004</text:p>
          </table:table-cell>
          <table:table-cell office:value-type="string">
            <text:p>ESRB - T (Teen)</text:p>
          </table:table-cell>
          <table:table-cell office:value-type="string">
            <text:p>Custom Robo </text:p>
          </table:table-cell>
          <table:table-cell table:style-name="Default" office:value-type="string">
            <text:p>Nintendo of America Inc.</text:p>
          </table:table-cell>
          <table:table-cell office:value-type="string">
            <text:p>Noise</text:p>
          </table:table-cell>
          <table:table-cell office:value-type="string">
            <text:p>Action</text:p>
          </table:table-cell>
          <table:table-cell office:value-type="string">
            <text:p>3.1</text:p>
          </table:table-cell>
          <table:table-cell office:value-type="string">
            <text:p>1-4 Players</text:p>
          </table:table-cell>
          <table:table-cell office:value-type="string">
            <text:p>This is the fourth installment in the Custom Robo series, but the first one to be released outside of Japan. On an unknown planet in the future, custom robos are used for criminal purposes. Those who can manipulate the robots through brain waves are called "Commanders". When you and your comrades learn of a strong, autonomous maneuvering robot, you decide to investigate the matter.****The game mixes action (fighting), simulation (assembling) and RPG elements (do some detective work to unravel the mystery) in a single game. You can construct your own robot with over 200 parts, including over 50 guns, 30 bombs, 30 pods and 15 legs. In a typical arena match, you have to fight real-time battles and victory means you can acquire new parts and continue with the storyline. As there are different kinds of battles (two-on-two, tag team, four-player battle royale), you have to use different strategies and make use of the obstacles in the arena.</text:p>
          </table:table-cell>
          <table:table-cell table:style-name="Default"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Custom Robo (USA)&quot;&gt; &lt;year&gt;2004&lt;/year&gt; &lt;rating&gt;ESRB - T (Teen)&lt;/rating&gt; &lt;title&gt;Custom Robo &lt;/title&gt; &lt;pub&gt;Nintendo of America Inc.&lt;/pub&gt; &lt;dev&gt;Noise&lt;/dev&gt; &lt;genre&gt;Action&lt;/genre&gt; &lt;score&gt;3.1&lt;/score&gt; &lt;player&gt;1-4 Players&lt;/player&gt; &lt;story&gt;This is the fourth installment in the Custom Robo series, but the first one to be released outside of Japan. On an unknown planet in the future, custom robos are used for criminal purposes. Those who can manipulate the robots through brain waves are called &quot;Commanders&quot;. When you and your comrades learn of a strong, autonomous maneuvering robot, you decide to investigate the matter.****The game mixes action (fighting), simulation (assembling) and RPG elements (do some detective work to unravel the mystery) in a single game. You can construct your own robot with over 200 parts, including over 50 guns, 30 bombs, 30 pods and 15 legs. In a typical arena match, you have to fight real-time battles and victory means you can acquire new parts and continue with the storyline. As there are different kinds of battles (two-on-two, tag team, four-player battle royale), you have to use different strategies and make use of the obstacles in the arena.&lt;/story&gt; &lt;/game&gt;">
            <text:p>&lt;game name="Custom Robo (USA)"&gt; &lt;year&gt;2004&lt;/year&gt; &lt;rating&gt;ESRB - T (Teen)&lt;/rating&gt; &lt;title&gt;Custom Robo &lt;/title&gt; &lt;pub&gt;Nintendo of America Inc.&lt;/pub&gt; &lt;dev&gt;Noise&lt;/dev&gt; &lt;genre&gt;Action&lt;/genre&gt; &lt;score&gt;3.1&lt;/score&gt; &lt;player&gt;1-4 Players&lt;/player&gt; &lt;story&gt;This is the fourth installment in the Custom Robo series, but the first one to be released outside of Japan. On an unknown planet in the future, custom robos are used for criminal purposes. Those who can manipulate the robots through brain waves are called "Commanders". When you and your comrades learn of a strong, autonomous maneuvering robot, you decide to investigate the matter.****The game mixes action (fighting), simulation (assembling) and RPG elements (do some detective work to unravel the mystery) in a single game. You can construct your own robot with over 200 parts, including over 50 guns, 30 bombs, 30 pods and 15 legs. In a typical arena match, you have to fight real-time battles and victory means you can acquire new parts and continue with the storyline. As there are different kinds of battles (two-on-two, tag team, four-player battle royale), you have to use different strategies and make use of the obstacles in the arena.&lt;/story&gt; &lt;/game&gt;</text:p>
          </table:table-cell>
          <table:table-cell table:number-columns-repeated="1012"/>
        </table:table-row>
        <table:table-row table:style-name="ro1">
          <table:table-cell office:value-type="string">
            <text:p>Dakar 2 - The World's Ultimate Rally (USA)</text:p>
          </table:table-cell>
          <table:table-cell office:value-type="float" office:value="2003">
            <text:p>2003</text:p>
          </table:table-cell>
          <table:table-cell office:value-type="string">
            <text:p>ESRB - E (Everyone)</text:p>
          </table:table-cell>
          <table:table-cell office:value-type="string">
            <text:p>Dakar 2 - The World's Ultimate Rally </text:p>
          </table:table-cell>
          <table:table-cell table:style-name="Default" office:value-type="string">
            <text:p>Acclaim Entertainment, Inc.</text:p>
          </table:table-cell>
          <table:table-cell office:value-type="string">
            <text:p>Acclaim</text:p>
          </table:table-cell>
          <table:table-cell office:value-type="string">
            <text:p>Driving</text:p>
          </table:table-cell>
          <table:table-cell office:value-type="string">
            <text:p>3.3</text:p>
          </table:table-cell>
          <table:table-cell office:value-type="string">
            <text:p>1-2 Players</text:p>
          </table:table-cell>
          <table:table-cell office:value-type="string">
            <text:p>Dakar 2 is a racing game, of course simulating the famous Paris-Dakar Rally. Although not the real 6000 kilometers can be crossed in the game, the rally mode takes the player through 12 tracks all the way from France to Dakar. The tracks lead racers through cities, forests and the desert. Most of them are simple tracks, but there are desert tracks where the player can drive around freely, finding the checkpoints faster than the opponents. The player can choose from the officially licensed cars, trucks and bikes from Dakar 2002, but only vehicles of the same type can compete in a race. There is also an arcade racing mode, where all the tracks and vehicles that have been unlocked in rally mode can be selected, as well as a splitscreen mode for two players.</text:p>
          </table:table-cell>
          <table:table-cell table:style-name="Default"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Dakar 2 - The World's Ultimate Rally (USA)&quot;&gt; &lt;year&gt;2003&lt;/year&gt; &lt;rating&gt;ESRB - E (Everyone)&lt;/rating&gt; &lt;title&gt;Dakar 2 - The World's Ultimate Rally &lt;/title&gt; &lt;pub&gt;Acclaim Entertainment, Inc.&lt;/pub&gt; &lt;dev&gt;Acclaim&lt;/dev&gt; &lt;genre&gt;Driving&lt;/genre&gt; &lt;score&gt;3.3&lt;/score&gt; &lt;player&gt;1-2 Players&lt;/player&gt; &lt;story&gt;Dakar 2 is a racing game, of course simulating the famous Paris-Dakar Rally. Although not the real 6000 kilometers can be crossed in the game, the rally mode takes the player through 12 tracks all the way from France to Dakar. The tracks lead racers through cities, forests and the desert. Most of them are simple tracks, but there are desert tracks where the player can drive around freely, finding the checkpoints faster than the opponents. The player can choose from the officially licensed cars, trucks and bikes from Dakar 2002, but only vehicles of the same type can compete in a race. There is also an arcade racing mode, where all the tracks and vehicles that have been unlocked in rally mode can be selected, as well as a splitscreen mode for two players.&lt;/story&gt; &lt;/game&gt;">
            <text:p>&lt;game name="Dakar 2 - The World's Ultimate Rally (USA)"&gt; &lt;year&gt;2003&lt;/year&gt; &lt;rating&gt;ESRB - E (Everyone)&lt;/rating&gt; &lt;title&gt;Dakar 2 - The World's Ultimate Rally &lt;/title&gt; &lt;pub&gt;Acclaim Entertainment, Inc.&lt;/pub&gt; &lt;dev&gt;Acclaim&lt;/dev&gt; &lt;genre&gt;Driving&lt;/genre&gt; &lt;score&gt;3.3&lt;/score&gt; &lt;player&gt;1-2 Players&lt;/player&gt; &lt;story&gt;Dakar 2 is a racing game, of course simulating the famous Paris-Dakar Rally. Although not the real 6000 kilometers can be crossed in the game, the rally mode takes the player through 12 tracks all the way from France to Dakar. The tracks lead racers through cities, forests and the desert. Most of them are simple tracks, but there are desert tracks where the player can drive around freely, finding the checkpoints faster than the opponents. The player can choose from the officially licensed cars, trucks and bikes from Dakar 2002, but only vehicles of the same type can compete in a race. There is also an arcade racing mode, where all the tracks and vehicles that have been unlocked in rally mode can be selected, as well as a splitscreen mode for two players.&lt;/story&gt; &lt;/game&gt;</text:p>
          </table:table-cell>
          <table:table-cell table:number-columns-repeated="1012"/>
        </table:table-row>
        <table:table-row table:style-name="ro1">
          <table:table-cell office:value-type="string">
            <text:p>Dance Dance Revolution - Mario Mix (USA)</text:p>
          </table:table-cell>
          <table:table-cell office:value-type="float" office:value="2005">
            <text:p>2005</text:p>
          </table:table-cell>
          <table:table-cell office:value-type="string">
            <text:p>ESRB - E (Everyone)</text:p>
          </table:table-cell>
          <table:table-cell office:value-type="string">
            <text:p>Dance Dance Revolution - Mario Mix </text:p>
          </table:table-cell>
          <table:table-cell table:style-name="Default" office:value-type="string">
            <text:p>Nintendo of America Inc.</text:p>
          </table:table-cell>
          <table:table-cell office:value-type="string">
            <text:p>Konami Computer Entertainment</text:p>
          </table:table-cell>
          <table:table-cell office:value-type="string">
            <text:p>Rhythm</text:p>
          </table:table-cell>
          <table:table-cell office:value-type="string">
            <text:p>4.3</text:p>
          </table:table-cell>
          <table:table-cell office:value-type="string">
            <text:p>1-2 Players</text:p>
          </table:table-cell>
          <table:table-cell office:value-type="string">
            <text:p>Mario is back, and this time he has brought his dancing-shoes with him. There are a few game modes to play around with, such as a single player adventure mode where Mario has to find the missing Music Keys to save the kingdom. There is also a head-to-head mode where you can take on your friends. There are 25 songs to dance with and most of them from other Nintendo-games such as Super Mario Brothers , Zelda-games and so forth.</text:p>
          </table:table-cell>
          <table:table-cell table:style-name="Default"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Dance Dance Revolution - Mario Mix (USA)&quot;&gt; &lt;year&gt;2005&lt;/year&gt; &lt;rating&gt;ESRB - E (Everyone)&lt;/rating&gt; &lt;title&gt;Dance Dance Revolution - Mario Mix &lt;/title&gt; &lt;pub&gt;Nintendo of America Inc.&lt;/pub&gt; &lt;dev&gt;Konami Computer Entertainment&lt;/dev&gt; &lt;genre&gt;Rhythm&lt;/genre&gt; &lt;score&gt;4.3&lt;/score&gt; &lt;player&gt;1-2 Players&lt;/player&gt; &lt;story&gt;Mario is back, and this time he has brought his dancing-shoes with him. There are a few game modes to play around with, such as a single player adventure mode where Mario has to find the missing Music Keys to save the kingdom. There is also a head-to-head mode where you can take on your friends. There are 25 songs to dance with and most of them from other Nintendo-games such as Super Mario Brothers , Zelda-games and so forth.&lt;/story&gt; &lt;/game&gt;">
            <text:p>&lt;game name="Dance Dance Revolution - Mario Mix (USA)"&gt; &lt;year&gt;2005&lt;/year&gt; &lt;rating&gt;ESRB - E (Everyone)&lt;/rating&gt; &lt;title&gt;Dance Dance Revolution - Mario Mix &lt;/title&gt; &lt;pub&gt;Nintendo of America Inc.&lt;/pub&gt; &lt;dev&gt;Konami Computer Entertainment&lt;/dev&gt; &lt;genre&gt;Rhythm&lt;/genre&gt; &lt;score&gt;4.3&lt;/score&gt; &lt;player&gt;1-2 Players&lt;/player&gt; &lt;story&gt;Mario is back, and this time he has brought his dancing-shoes with him. There are a few game modes to play around with, such as a single player adventure mode where Mario has to find the missing Music Keys to save the kingdom. There is also a head-to-head mode where you can take on your friends. There are 25 songs to dance with and most of them from other Nintendo-games such as Super Mario Brothers , Zelda-games and so forth.&lt;/story&gt; &lt;/game&gt;</text:p>
          </table:table-cell>
          <table:table-cell table:number-columns-repeated="1012"/>
        </table:table-row>
        <table:table-row table:style-name="ro1">
          <table:table-cell office:value-type="string">
            <text:p>Dark Summit (USA)</text:p>
          </table:table-cell>
          <table:table-cell office:value-type="float" office:value="2002">
            <text:p>2002</text:p>
          </table:table-cell>
          <table:table-cell office:value-type="string">
            <text:p>ESRB - T (Teen)</text:p>
          </table:table-cell>
          <table:table-cell office:value-type="string">
            <text:p>Dark Summit </text:p>
          </table:table-cell>
          <table:table-cell table:style-name="Default" office:value-type="string">
            <text:p>THQ Inc.</text:p>
          </table:table-cell>
          <table:table-cell office:value-type="string">
            <text:p>Radical Entertainment</text:p>
          </table:table-cell>
          <table:table-cell office:value-type="string">
            <text:p>Sports/Snowboarding</text:p>
          </table:table-cell>
          <table:table-cell office:value-type="string">
            <text:p>3.6</text:p>
          </table:table-cell>
          <table:table-cell office:value-type="string">
            <text:p>1-2 Players</text:p>
          </table:table-cell>
          <table:table-cell office:value-type="string">
            <text:p>The military has mysteriously closed the summit of Mt. Garrick, and Chief O'Leary is trying desperately to drive snowboarders off the mountain.****Dark Summit is a twist on the snowboarding genre. <text:s/>Instead of trying to pull off insane tricks, you'll be completing various missions, such as "Find the Bomb" and "Destroy the Cannon". <text:s/>Pulling off tricks earns you points to buy new equipment.</text:p>
          </table:table-cell>
          <table:table-cell table:style-name="Default"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Dark Summit (USA)&quot;&gt; &lt;year&gt;2002&lt;/year&gt; &lt;rating&gt;ESRB - T (Teen)&lt;/rating&gt; &lt;title&gt;Dark Summit &lt;/title&gt; &lt;pub&gt;THQ Inc.&lt;/pub&gt; &lt;dev&gt;Radical Entertainment&lt;/dev&gt; &lt;genre&gt;Sports/Snowboarding&lt;/genre&gt; &lt;score&gt;3.6&lt;/score&gt; &lt;player&gt;1-2 Players&lt;/player&gt; &lt;story&gt;The military has mysteriously closed the summit of Mt. Garrick, and Chief O'Leary is trying desperately to drive snowboarders off the mountain.****Dark Summit is a twist on the snowboarding genre.  Instead of trying to pull off insane tricks, you'll be completing various missions, such as &quot;Find the Bomb&quot; and &quot;Destroy the Cannon&quot;.  Pulling off tricks earns you points to buy new equipment.&lt;/story&gt; &lt;/game&gt;">
            <text:p>&lt;game name="Dark Summit (USA)"&gt; &lt;year&gt;2002&lt;/year&gt; &lt;rating&gt;ESRB - T (Teen)&lt;/rating&gt; &lt;title&gt;Dark Summit &lt;/title&gt; &lt;pub&gt;THQ Inc.&lt;/pub&gt; &lt;dev&gt;Radical Entertainment&lt;/dev&gt; &lt;genre&gt;Sports/Snowboarding&lt;/genre&gt; &lt;score&gt;3.6&lt;/score&gt; &lt;player&gt;1-2 Players&lt;/player&gt; &lt;story&gt;The military has mysteriously closed the summit of Mt. Garrick, and Chief O'Leary is trying desperately to drive snowboarders off the mountain.****Dark Summit is a twist on the snowboarding genre. <text:s/>Instead of trying to pull off insane tricks, you'll be completing various missions, such as "Find the Bomb" and "Destroy the Cannon". <text:s/>Pulling off tricks earns you points to buy new equipment.&lt;/story&gt; &lt;/game&gt;</text:p>
          </table:table-cell>
          <table:table-cell table:number-columns-repeated="1012"/>
        </table:table-row>
        <table:table-row table:style-name="ro1">
          <table:table-cell office:value-type="string">
            <text:p>Darkened Skye (USA)</text:p>
          </table:table-cell>
          <table:table-cell office:value-type="float" office:value="2002">
            <text:p>2002</text:p>
          </table:table-cell>
          <table:table-cell office:value-type="string">
            <text:p>ESRB - T (Teen)</text:p>
          </table:table-cell>
          <table:table-cell office:value-type="string">
            <text:p>Darkened Skye </text:p>
          </table:table-cell>
          <table:table-cell table:style-name="Default" office:value-type="string">
            <text:p>Simon &amp; Schuster Interactive</text:p>
          </table:table-cell>
          <table:table-cell office:value-type="string">
            <text:p>Boston Animation</text:p>
          </table:table-cell>
          <table:table-cell office:value-type="string">
            <text:p>Action</text:p>
          </table:table-cell>
          <table:table-cell office:value-type="string">
            <text:p>3.6</text:p>
          </table:table-cell>
          <table:table-cell office:value-type="string">
            <text:p>1 Player</text:p>
          </table:table-cell>
          <table:table-cell office:value-type="string">
            <text:p>The Skittles brand candies "Taste the Rainbow" ad campaign is the inspiration behind this action adventure game in which the tasty, brightly-colored orbs are transformed into magical spheres with tremendous powers.****You play Skye of Lynlora, a "sexy Warrior-Hero-Adventurer-Goddess with a smart mouth" whose mundane life as a Dwentil shepherdess is changed forever when she comes upon one of the magical Skittles while following a stray dwentil. <text:s/>It is up to Skye to reassemble the Great Rainbow which has been squelched by the evil Lord Necroth. <text:s/>Armed with her sense of humor and trusty staff, harness the power of the Skittles to defeat Necroth’s minions, solve ancient mysteries and ultimately save the world.****As the witty, and often sarcastic, Skye, you’ll be running, jumping and battling your way across graphically beautiful, medieval lands depicted in 3-dimensional detail. <text:s/>The story and plot unfold gradually as you meet numerous, unique non-player characters and solve many puzzles along the way.</text:p>
          </table:table-cell>
          <table:table-cell table:style-name="Default"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Darkened Skye (USA)&quot;&gt; &lt;year&gt;2002&lt;/year&gt; &lt;rating&gt;ESRB - T (Teen)&lt;/rating&gt; &lt;title&gt;Darkened Skye &lt;/title&gt; &lt;pub&gt;Simon &amp; Schuster Interactive&lt;/pub&gt; &lt;dev&gt;Boston Animation&lt;/dev&gt; &lt;genre&gt;Action&lt;/genre&gt; &lt;score&gt;3.6&lt;/score&gt; &lt;player&gt;1 Player&lt;/player&gt; &lt;story&gt;The Skittles brand candies &quot;Taste the Rainbow&quot; ad campaign is the inspiration behind this action adventure game in which the tasty, brightly-colored orbs are transformed into magical spheres with tremendous powers.****You play Skye of Lynlora, a &quot;sexy Warrior-Hero-Adventurer-Goddess with a smart mouth&quot; whose mundane life as a Dwentil shepherdess is changed forever when she comes upon one of the magical Skittles while following a stray dwentil.  It is up to Skye to reassemble the Great Rainbow which has been squelched by the evil Lord Necroth.  Armed with her sense of humor and trusty staff, harness the power of the Skittles to defeat Necroth’s minions, solve ancient mysteries and ultimately save the world.****As the witty, and often sarcastic, Skye, you’ll be running, jumping and battling your way across graphically beautiful, medieval lands depicted in 3-dimensional detail.  The story and plot unfold gradually as you meet numerous, unique non-player characters and solve many puzzles along the way.&lt;/story&gt; &lt;/game&gt;">
            <text:p>&lt;game name="Darkened Skye (USA)"&gt; &lt;year&gt;2002&lt;/year&gt; &lt;rating&gt;ESRB - T (Teen)&lt;/rating&gt; &lt;title&gt;Darkened Skye &lt;/title&gt; &lt;pub&gt;Simon &amp; Schuster Interactive&lt;/pub&gt; &lt;dev&gt;Boston Animation&lt;/dev&gt; &lt;genre&gt;Action&lt;/genre&gt; &lt;score&gt;3.6&lt;/score&gt; &lt;player&gt;1 Player&lt;/player&gt; &lt;story&gt;The Skittles brand candies "Taste the Rainbow" ad campaign is the inspiration behind this action adventure game in which the tasty, brightly-colored orbs are transformed into magical spheres with tremendous powers.****You play Skye of Lynlora, a "sexy Warrior-Hero-Adventurer-Goddess with a smart mouth" whose mundane life as a Dwentil shepherdess is changed forever when she comes upon one of the magical Skittles while following a stray dwentil. <text:s/>It is up to Skye to reassemble the Great Rainbow which has been squelched by the evil Lord Necroth. <text:s/>Armed with her sense of humor and trusty staff, harness the power of the Skittles to defeat Necroth’s minions, solve ancient mysteries and ultimately save the world.****As the witty, and often sarcastic, Skye, you’ll be running, jumping and battling your way across graphically beautiful, medieval lands depicted in 3-dimensional detail. <text:s/>The story and plot unfold gradually as you meet numerous, unique non-player characters and solve many puzzles along the way.&lt;/story&gt; &lt;/game&gt;</text:p>
          </table:table-cell>
          <table:table-cell table:number-columns-repeated="1012"/>
        </table:table-row>
        <table:table-row table:style-name="ro1">
          <table:table-cell office:value-type="string">
            <text:p>Dave Mirra Freestyle BMX 2 (USA)</text:p>
          </table:table-cell>
          <table:table-cell office:value-type="float" office:value="2001">
            <text:p>2001</text:p>
          </table:table-cell>
          <table:table-cell office:value-type="string">
            <text:p>ESRB - T (Teen)</text:p>
          </table:table-cell>
          <table:table-cell office:value-type="string">
            <text:p>Dave Mirra Freestyle BMX 2 </text:p>
          </table:table-cell>
          <table:table-cell table:style-name="Default" office:value-type="string">
            <text:p>Acclaim Entertainment, Inc.</text:p>
          </table:table-cell>
          <table:table-cell office:value-type="string">
            <text:p>Z-Axis</text:p>
          </table:table-cell>
          <table:table-cell office:value-type="string">
            <text:p>Sports/Biking</text:p>
          </table:table-cell>
          <table:table-cell office:value-type="string">
            <text:p>3.8</text:p>
          </table:table-cell>
          <table:table-cell office:value-type="string">
            <text:p>1-2 Players</text:p>
          </table:table-cell>
          <table:table-cell office:value-type="string">
            <text:p>Dave Mirra returns along with 14 pro riders including Ryan Nyquist, Mike Laird and Collin Mackay. 8 levels are on offer, with a total of 1,500 tricks to master. You can create your own BMX park thanks to the Park Editor mode. And while you attempt to master the tricks, you can listen to the soundtrack featuring Ozzy Osbourne, The Cult, Methods of Mayhem, Godsmack and Rage Against the Machine (all except Game Boy Advance version).</text:p>
          </table:table-cell>
          <table:table-cell table:style-name="Default"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Dave Mirra Freestyle BMX 2 (USA)&quot;&gt; &lt;year&gt;2001&lt;/year&gt; &lt;rating&gt;ESRB - T (Teen)&lt;/rating&gt; &lt;title&gt;Dave Mirra Freestyle BMX 2 &lt;/title&gt; &lt;pub&gt;Acclaim Entertainment, Inc.&lt;/pub&gt; &lt;dev&gt;Z-Axis&lt;/dev&gt; &lt;genre&gt;Sports/Biking&lt;/genre&gt; &lt;score&gt;3.8&lt;/score&gt; &lt;player&gt;1-2 Players&lt;/player&gt; &lt;story&gt;Dave Mirra returns along with 14 pro riders including Ryan Nyquist, Mike Laird and Collin Mackay. 8 levels are on offer, with a total of 1,500 tricks to master. You can create your own BMX park thanks to the Park Editor mode. And while you attempt to master the tricks, you can listen to the soundtrack featuring Ozzy Osbourne, The Cult, Methods of Mayhem, Godsmack and Rage Against the Machine (all except Game Boy Advance version).&lt;/story&gt; &lt;/game&gt;">
            <text:p>&lt;game name="Dave Mirra Freestyle BMX 2 (USA)"&gt; &lt;year&gt;2001&lt;/year&gt; &lt;rating&gt;ESRB - T (Teen)&lt;/rating&gt; &lt;title&gt;Dave Mirra Freestyle BMX 2 &lt;/title&gt; &lt;pub&gt;Acclaim Entertainment, Inc.&lt;/pub&gt; &lt;dev&gt;Z-Axis&lt;/dev&gt; &lt;genre&gt;Sports/Biking&lt;/genre&gt; &lt;score&gt;3.8&lt;/score&gt; &lt;player&gt;1-2 Players&lt;/player&gt; &lt;story&gt;Dave Mirra returns along with 14 pro riders including Ryan Nyquist, Mike Laird and Collin Mackay. 8 levels are on offer, with a total of 1,500 tricks to master. You can create your own BMX park thanks to the Park Editor mode. And while you attempt to master the tricks, you can listen to the soundtrack featuring Ozzy Osbourne, The Cult, Methods of Mayhem, Godsmack and Rage Against the Machine (all except Game Boy Advance version).&lt;/story&gt; &lt;/game&gt;</text:p>
          </table:table-cell>
          <table:table-cell table:number-columns-repeated="1012"/>
        </table:table-row>
        <table:table-row table:style-name="ro1">
          <table:table-cell office:value-type="string">
            <text:p>Dead to Rights (USA)</text:p>
          </table:table-cell>
          <table:table-cell office:value-type="float" office:value="2002">
            <text:p>2002</text:p>
          </table:table-cell>
          <table:table-cell office:value-type="string">
            <text:p>ESRB - M (Mature)</text:p>
          </table:table-cell>
          <table:table-cell office:value-type="string">
            <text:p>Dead to Rights </text:p>
          </table:table-cell>
          <table:table-cell table:style-name="Default" office:value-type="string">
            <text:p>Namco Hometek Inc.</text:p>
          </table:table-cell>
          <table:table-cell office:value-type="string">
            <text:p>Namco</text:p>
          </table:table-cell>
          <table:table-cell office:value-type="string">
            <text:p>Action</text:p>
          </table:table-cell>
          <table:table-cell office:value-type="string">
            <text:p>3.5</text:p>
          </table:table-cell>
          <table:table-cell office:value-type="string">
            <text:p>1 Player</text:p>
          </table:table-cell>
          <table:table-cell office:value-type="string">
            <text:p>Dead To Rights is an action-game, straight out. <text:s/>You play as Jack Slate, a police officer in Grant City. <text:s/>On a routine call, you find a dead body; the body is your father. <text:s/>Later framed, Jack becomes a fugitive, on the run from the law.****Your quest will take you to various places, from strip joints and hotels, to office complexes, and even prison... as an inmate.****Dead To Rights is an action game in every sense of the word. <text:s/>When fighting, you have the opportunity to perform various moves, such as grabbing an enemy from behind and using him as a human shield, to tossing a fire extinguisher and shooting it, causing a huge explosion. <text:s/>When against an enemy and you have no gun drawn, you can perform &amp;quot;disarm&amp;quot; moves, which causes your character to steal the enemy's gun, then performing some sort of finishes, such as a neck breaker. <text:s/>Initially, only a few disarm moves are available, but more can be unlocked as your progress.****A unique addition in this game allows you to control Jack's best friend, and partner, Shadow, his K-9 dog. <text:s/>Using Shadow, you can kill enemies from far away, and retrieve their gun in Shadow's jaws.****Dead To Rights features adrenaline combat, which is similar to that of &amp;quot;Bullet-Time&amp;quot; from Max Payne. <text:s/>You can perform slow-motion dives and spins, giving you an advantage, as long as your adrenaline holds out.</text:p>
          </table:table-cell>
          <table:table-cell table:style-name="Default"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Dead to Rights (USA)&quot;&gt; &lt;year&gt;2002&lt;/year&gt; &lt;rating&gt;ESRB - M (Mature)&lt;/rating&gt; &lt;title&gt;Dead to Rights &lt;/title&gt; &lt;pub&gt;Namco Hometek Inc.&lt;/pub&gt; &lt;dev&gt;Namco&lt;/dev&gt; &lt;genre&gt;Action&lt;/genre&gt; &lt;score&gt;3.5&lt;/score&gt; &lt;player&gt;1 Player&lt;/player&gt; &lt;story&gt;Dead To Rights is an action-game, straight out.  You play as Jack Slate, a police officer in Grant City.  On a routine call, you find a dead body; the body is your father.  Later framed, Jack becomes a fugitive, on the run from the law.****Your quest will take you to various places, from strip joints and hotels, to office complexes, and even prison... as an inmate.****Dead To Rights is an action game in every sense of the word.  When fighting, you have the opportunity to perform various moves, such as grabbing an enemy from behind and using him as a human shield, to tossing a fire extinguisher and shooting it, causing a huge explosion.  When against an enemy and you have no gun drawn, you can perform &amp;quot;disarm&amp;quot; moves, which causes your character to steal the enemy's gun, then performing some sort of finishes, such as a neck breaker.  Initially, only a few disarm moves are available, but more can be unlocked as your progress.****A unique addition in this game allows you to control Jack's best friend, and partner, Shadow, his K-9 dog.  Using Shadow, you can kill enemies from far away, and retrieve their gun in Shadow's jaws.****Dead To Rights features adrenaline combat, which is similar to that of &amp;quot;Bullet-Time&amp;quot; from Max Payne.  You can perform slow-motion dives and spins, giving you an advantage, as long as your adrenaline holds out.&lt;/story&gt; &lt;/game&gt;">
            <text:p>&lt;game name="Dead to Rights (USA)"&gt; &lt;year&gt;2002&lt;/year&gt; &lt;rating&gt;ESRB - M (Mature)&lt;/rating&gt; &lt;title&gt;Dead to Rights &lt;/title&gt; &lt;pub&gt;Namco Hometek Inc.&lt;/pub&gt; &lt;dev&gt;Namco&lt;/dev&gt; &lt;genre&gt;Action&lt;/genre&gt; &lt;score&gt;3.5&lt;/score&gt; &lt;player&gt;1 Player&lt;/player&gt; &lt;story&gt;Dead To Rights is an action-game, straight out. <text:s/>You play as Jack Slate, a police officer in Grant City. <text:s/>On a routine call, you find a dead body; the body is your father. <text:s/>Later framed, Jack becomes a fugitive, on the run from the law.****Your quest will take you to various places, from strip joints and hotels, to office complexes, and even prison... as an inmate.****Dead To Rights is an action game in every sense of the word. <text:s/>When fighting, you have the opportunity to perform various moves, such as grabbing an enemy from behind and using him as a human shield, to tossing a fire extinguisher and shooting it, causing a huge explosion. <text:s/>When against an enemy and you have no gun drawn, you can perform &amp;quot;disarm&amp;quot; moves, which causes your character to steal the enemy's gun, then performing some sort of finishes, such as a neck breaker. <text:s/>Initially, only a few disarm moves are available, but more can be unlocked as your progress.****A unique addition in this game allows you to control Jack's best friend, and partner, Shadow, his K-9 dog. <text:s/>Using Shadow, you can kill enemies from far away, and retrieve their gun in Shadow's jaws.****Dead To Rights features adrenaline combat, which is similar to that of &amp;quot;Bullet-Time&amp;quot; from Max Payne. <text:s/>You can perform slow-motion dives and spins, giving you an advantage, as long as your adrenaline holds out.&lt;/story&gt; &lt;/game&gt;</text:p>
          </table:table-cell>
          <table:table-cell table:number-columns-repeated="1012"/>
        </table:table-row>
        <table:table-row table:style-name="ro1">
          <table:table-cell office:value-type="string">
            <text:p>Def Jam - Fight for NY (USA)</text:p>
          </table:table-cell>
          <table:table-cell office:value-type="float" office:value="2004">
            <text:p>2004</text:p>
          </table:table-cell>
          <table:table-cell office:value-type="string">
            <text:p>ESRB - M (Mature)</text:p>
          </table:table-cell>
          <table:table-cell office:value-type="string">
            <text:p>Def Jam - Fight for NY </text:p>
          </table:table-cell>
          <table:table-cell table:style-name="Default" office:value-type="string">
            <text:p>Electronic Arts, Inc.</text:p>
          </table:table-cell>
          <table:table-cell office:value-type="string">
            <text:p>Electronic Arts</text:p>
          </table:table-cell>
          <table:table-cell office:value-type="string">
            <text:p>Fighter</text:p>
          </table:table-cell>
          <table:table-cell office:value-type="string">
            <text:p>3.8</text:p>
          </table:table-cell>
          <table:table-cell office:value-type="string">
            <text:p>1-4 Players</text:p>
          </table:table-cell>
          <table:table-cell office:value-type="string">
            <text:p>Def Jam: Fight for NY is the sequel to the out-of-left-field Def Jam: Vendetta.****The game opens with the person you beat in the previous game, D-Mobb, being arrested. <text:s/>As the police are driving, an SUV comes out of nowhere and smashes into the car, setting D-Mobb free. <text:s/>After a quick cutscene, it turns out the person who was driving the SUV was you, and you have now joined D-Mobb's crew.****Fight for NY's story mode takes you through the ranks, and pits you against tougher and tougher fighters. <text:s/>You start off in D-Mobb's crew as a nobody, and will have to work your way up, fighting off people from other crews, including D-Mobb's rival, Crow. <text:s/>You'll take part mostly in one-on-one brawls, with the odd team match and free for all thrown in.****To aid you in fighting, you can use the environment to hurt your enemy. <text:s/>You can smash people into wooden/cement walls, fences, or just whack them off of a wooden pillar. <text:s/>Speakers, soda machines, garbage cans... All there to harm your enemy (or you). <text:s/>Some objects are interactive, such as flood lights, which will change the lighting of the ring once someone's been thrown into them. <text:s/>You have weapons at your disposal, usually a metal pipe, pool cue and broken bottle.****The crowd also gets into the action, which can be good or bad for you. <text:s/>You can throw an enemy into a crowd and have them push him towards you; you can knock a stunned enemy into the crowd, and they will hold him down, giving you free shots; or you can throw an opponent into a part of the crowd holding a weapon, and they'll use the weapon against him.****There are five fighting styles available to you. <text:s/>There is Street Fighting, which focuses on punches; Kickboxing, which focuses on kick attacks; Martial Arts, which focuses on speed, running, and acrobatic attacks; Wrestling, which focuses on standard wrestling moves, like bodyslams; and Submissions, which focus on wearing down a specific part of the enemy until that limb is damaged enough to earn a submission.****In addition to Story mode, you have Battle mode, which allows you to play with up to four players in different types of matches.****Fight for NY has lots of unlockables. <text:s/>Earning reward points from Battle matches, you can purchase new fighters or venues to fight in.</text:p>
          </table:table-cell>
          <table:table-cell table:style-name="Default"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Def Jam - Fight for NY (USA)&quot;&gt; &lt;year&gt;2004&lt;/year&gt; &lt;rating&gt;ESRB - M (Mature)&lt;/rating&gt; &lt;title&gt;Def Jam - Fight for NY &lt;/title&gt; &lt;pub&gt;Electronic Arts, Inc.&lt;/pub&gt; &lt;dev&gt;Electronic Arts&lt;/dev&gt; &lt;genre&gt;Fighter&lt;/genre&gt; &lt;score&gt;3.8&lt;/score&gt; &lt;player&gt;1-4 Players&lt;/player&gt; &lt;story&gt;Def Jam: Fight for NY is the sequel to the out-of-left-field Def Jam: Vendetta.****The game opens with the person you beat in the previous game, D-Mobb, being arrested.  As the police are driving, an SUV comes out of nowhere and smashes into the car, setting D-Mobb free.  After a quick cutscene, it turns out the person who was driving the SUV was you, and you have now joined D-Mobb's crew.****Fight for NY's story mode takes you through the ranks, and pits you against tougher and tougher fighters.  You start off in D-Mobb's crew as a nobody, and will have to work your way up, fighting off people from other crews, including D-Mobb's rival, Crow.  You'll take part mostly in one-on-one brawls, with the odd team match and free for all thrown in.****To aid you in fighting, you can use the environment to hurt your enemy.  You can smash people into wooden/cement walls, fences, or just whack them off of a wooden pillar.  Speakers, soda machines, garbage cans... All there to harm your enemy (or you).  Some objects are interactive, such as flood lights, which will change the lighting of the ring once someone's been thrown into them.  You have weapons at your disposal, usually a metal pipe, pool cue and broken bottle.****The crowd also gets into the action, which can be good or bad for you.  You can throw an enemy into a crowd and have them push him towards you; you can knock a stunned enemy into the crowd, and they will hold him down, giving you free shots; or you can throw an opponent into a part of the crowd holding a weapon, and they'll use the weapon against him.****There are five fighting styles available to you.  There is Street Fighting, which focuses on punches; Kickboxing, which focuses on kick attacks; Martial Arts, which focuses on speed, running, and acrobatic attacks; Wrestling, which focuses on standard wrestling moves, like bodyslams; and Submissions, which focus on wearing down a specific part of the enemy until that limb is damaged enough to earn a submission.****In addition to Story mode, you have Battle mode, which allows you to play with up to four players in different types of matches.****Fight for NY has lots of unlockables.  Earning reward points from Battle matches, you can purchase new fighters or venues to fight in.&lt;/story&gt; &lt;/game&gt;">
            <text:p>&lt;game name="Def Jam - Fight for NY (USA)"&gt; &lt;year&gt;2004&lt;/year&gt; &lt;rating&gt;ESRB - M (Mature)&lt;/rating&gt; &lt;title&gt;Def Jam - Fight for NY &lt;/title&gt; &lt;pub&gt;Electronic Arts, Inc.&lt;/pub&gt; &lt;dev&gt;Electronic Arts&lt;/dev&gt; &lt;genre&gt;Fighter&lt;/genre&gt; &lt;score&gt;3.8&lt;/score&gt; &lt;player&gt;1-4 Players&lt;/player&gt; &lt;story&gt;Def Jam: Fight for NY is the sequel to the out-of-left-field Def Jam: Vendetta.****The game opens with the person you beat in the previous game, D-Mobb, being arrested. <text:s/>As the police are driving, an SUV comes out of nowhere and smashes into the car, setting D-Mobb free. <text:s/>After a quick cutscene, it turns out the person who was driving the SUV was you, and you have now joined D-Mobb's crew.****Fight for NY's story mode takes you through the ranks, and pits you against tougher and tougher fighters. <text:s/>You start off in D-Mobb's crew as a nobody, and will have to work your way up, fighting off people from other crews, including D-Mobb's rival, Crow. <text:s/>You'll take part mostly in one-on-one brawls, with the odd team match and free for all thrown in.****To aid you in fighting, you can use the environment to hurt your enemy. <text:s/>You can smash people into wooden/cement walls, fences, or just whack them off of a wooden pillar. <text:s/>Speakers, soda machines, garbage cans... All there to harm your enemy (or you). <text:s/>Some objects are interactive, such as flood lights, which will change the lighting of the ring once someone's been thrown into them. <text:s/>You have weapons at your disposal, usually a metal pipe, pool cue and broken bottle.****The crowd also gets into the action, which can be good or bad for you. <text:s/>You can throw an enemy into a crowd and have them push him towards you; you can knock a stunned enemy into the crowd, and they will hold him down, giving you free shots; or you can throw an opponent into a part of the crowd holding a weapon, and they'll use the weapon against him.****There are five fighting styles available to you. <text:s/>There is Street Fighting, which focuses on punches; Kickboxing, which focuses on kick attacks; Martial Arts, which focuses on speed, running, and acrobatic attacks; Wrestling, which focuses on standard wrestling moves, like bodyslams; and Submissions, which focus on wearing down a specific part of the enemy until that limb is damaged enough to earn a submission.****In addition to Story mode, you have Battle mode, which allows you to play with up to four players in different types of matches.****Fight for NY has lots of unlockables. <text:s/>Earning reward points from Battle matches, you can purchase new fighters or venues to fight in.&lt;/story&gt; &lt;/game&gt;</text:p>
          </table:table-cell>
          <table:table-cell table:number-columns-repeated="1012"/>
        </table:table-row>
        <table:table-row table:style-name="ro1">
          <table:table-cell office:value-type="string">
            <text:p>Def Jam - Vendetta (USA)</text:p>
          </table:table-cell>
          <table:table-cell office:value-type="float" office:value="2003">
            <text:p>2003</text:p>
          </table:table-cell>
          <table:table-cell office:value-type="string">
            <text:p>ESRB - T (Teen)</text:p>
          </table:table-cell>
          <table:table-cell office:value-type="string">
            <text:p>Def Jam - Vendetta </text:p>
          </table:table-cell>
          <table:table-cell table:style-name="Default" office:value-type="string">
            <text:p>Electronic Arts, Inc.</text:p>
          </table:table-cell>
          <table:table-cell office:value-type="string">
            <text:p>AKI</text:p>
          </table:table-cell>
          <table:table-cell office:value-type="string">
            <text:p>Fighter</text:p>
          </table:table-cell>
          <table:table-cell office:value-type="string">
            <text:p>3.0</text:p>
          </table:table-cell>
          <table:table-cell office:value-type="string">
            <text:p>1-4 Players</text:p>
          </table:table-cell>
          <table:table-cell office:value-type="string">
            <text:p>Wrestling game featuring the artists from the Def Jam Recordings hip-hop label, such as DMX, Ludacris, Method Man, N.O.R.E., Redman, Scarface, WC, Ghostface Killah and more! Featuring more than 40 playable characters (the forementioned with 1500 wrestling moves, Def Jam: Vendetta is all about money, power and respect on the underground wrestling business. And, of course, the hot chicks that hang around these parts! DJ:V features a cinematic story mode and many other play modes.</text:p>
          </table:table-cell>
          <table:table-cell table:style-name="Default"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Def Jam - Vendetta (USA)&quot;&gt; &lt;year&gt;2003&lt;/year&gt; &lt;rating&gt;ESRB - T (Teen)&lt;/rating&gt; &lt;title&gt;Def Jam - Vendetta &lt;/title&gt; &lt;pub&gt;Electronic Arts, Inc.&lt;/pub&gt; &lt;dev&gt;AKI&lt;/dev&gt; &lt;genre&gt;Fighter&lt;/genre&gt; &lt;score&gt;3.0&lt;/score&gt; &lt;player&gt;1-4 Players&lt;/player&gt; &lt;story&gt;Wrestling game featuring the artists from the Def Jam Recordings hip-hop label, such as DMX, Ludacris, Method Man, N.O.R.E., Redman, Scarface, WC, Ghostface Killah and more! Featuring more than 40 playable characters (the forementioned with 1500 wrestling moves, Def Jam: Vendetta is all about money, power and respect on the underground wrestling business. And, of course, the hot chicks that hang around these parts! DJ:V features a cinematic story mode and many other play modes.&lt;/story&gt; &lt;/game&gt;">
            <text:p>&lt;game name="Def Jam - Vendetta (USA)"&gt; &lt;year&gt;2003&lt;/year&gt; &lt;rating&gt;ESRB - T (Teen)&lt;/rating&gt; &lt;title&gt;Def Jam - Vendetta &lt;/title&gt; &lt;pub&gt;Electronic Arts, Inc.&lt;/pub&gt; &lt;dev&gt;AKI&lt;/dev&gt; &lt;genre&gt;Fighter&lt;/genre&gt; &lt;score&gt;3.0&lt;/score&gt; &lt;player&gt;1-4 Players&lt;/player&gt; &lt;story&gt;Wrestling game featuring the artists from the Def Jam Recordings hip-hop label, such as DMX, Ludacris, Method Man, N.O.R.E., Redman, Scarface, WC, Ghostface Killah and more! Featuring more than 40 playable characters (the forementioned with 1500 wrestling moves, Def Jam: Vendetta is all about money, power and respect on the underground wrestling business. And, of course, the hot chicks that hang around these parts! DJ:V features a cinematic story mode and many other play modes.&lt;/story&gt; &lt;/game&gt;</text:p>
          </table:table-cell>
          <table:table-cell table:number-columns-repeated="1012"/>
        </table:table-row>
        <table:table-row table:style-name="ro1">
          <table:table-cell office:value-type="string">
            <text:p>Defender (USA)</text:p>
          </table:table-cell>
          <table:table-cell office:value-type="float" office:value="2002">
            <text:p>2002</text:p>
          </table:table-cell>
          <table:table-cell office:value-type="string">
            <text:p>ESRB - T (Teen)</text:p>
          </table:table-cell>
          <table:table-cell office:value-type="string">
            <text:p>Defender </text:p>
          </table:table-cell>
          <table:table-cell table:style-name="Default" office:value-type="string">
            <text:p>Midway Home Entertainment, Inc.</text:p>
          </table:table-cell>
          <table:table-cell office:value-type="string">
            <text:p>7 Studios</text:p>
          </table:table-cell>
          <table:table-cell office:value-type="string">
            <text:p>Action</text:p>
          </table:table-cell>
          <table:table-cell office:value-type="string">
            <text:p>3.6</text:p>
          </table:table-cell>
          <table:table-cell office:value-type="string">
            <text:p>1-2 Players</text:p>
          </table:table-cell>
          <table:table-cell office:value-type="string">
            <text:p>Defender is an updated version of the classic arcade game of the same name. The Manti bugs have invaded earth and the remaining human survivors now live in colonies throughout the solar system. As more swarms of Manti arrive, even the colonies are now in danger of being wiped out. You've been enlisted to help save the remaining colonists and destroy the Manti bugs! There are a total of six different ships to fly, each with its own flight characteristics and special weapons. Weapon and shield power-ups can also be found throughout the various missions. As in the original version of Defender, the Manti will try to capture any humans they can find to change them into mutants to increase their attack force. To increase chances of success you will need to rescue captured humans before this happens and bring them to a safe landing zone. Saving colonists will also earn you some credits, which can later be used to buy improved weapons or shields for you ship. Also included are several video extras detailing the historical perspective of and the making of Defender.</text:p>
          </table:table-cell>
          <table:table-cell table:style-name="Default"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Defender (USA)&quot;&gt; &lt;year&gt;2002&lt;/year&gt; &lt;rating&gt;ESRB - T (Teen)&lt;/rating&gt; &lt;title&gt;Defender &lt;/title&gt; &lt;pub&gt;Midway Home Entertainment, Inc.&lt;/pub&gt; &lt;dev&gt;7 Studios&lt;/dev&gt; &lt;genre&gt;Action&lt;/genre&gt; &lt;score&gt;3.6&lt;/score&gt; &lt;player&gt;1-2 Players&lt;/player&gt; &lt;story&gt;Defender is an updated version of the classic arcade game of the same name. The Manti bugs have invaded earth and the remaining human survivors now live in colonies throughout the solar system. As more swarms of Manti arrive, even the colonies are now in danger of being wiped out. You've been enlisted to help save the remaining colonists and destroy the Manti bugs! There are a total of six different ships to fly, each with its own flight characteristics and special weapons. Weapon and shield power-ups can also be found throughout the various missions. As in the original version of Defender, the Manti will try to capture any humans they can find to change them into mutants to increase their attack force. To increase chances of success you will need to rescue captured humans before this happens and bring them to a safe landing zone. Saving colonists will also earn you some credits, which can later be used to buy improved weapons or shields for you ship. Also included are several video extras detailing the historical perspective of and the making of Defender.&lt;/story&gt; &lt;/game&gt;">
            <text:p>&lt;game name="Defender (USA)"&gt; &lt;year&gt;2002&lt;/year&gt; &lt;rating&gt;ESRB - T (Teen)&lt;/rating&gt; &lt;title&gt;Defender &lt;/title&gt; &lt;pub&gt;Midway Home Entertainment, Inc.&lt;/pub&gt; &lt;dev&gt;7 Studios&lt;/dev&gt; &lt;genre&gt;Action&lt;/genre&gt; &lt;score&gt;3.6&lt;/score&gt; &lt;player&gt;1-2 Players&lt;/player&gt; &lt;story&gt;Defender is an updated version of the classic arcade game of the same name. The Manti bugs have invaded earth and the remaining human survivors now live in colonies throughout the solar system. As more swarms of Manti arrive, even the colonies are now in danger of being wiped out. You've been enlisted to help save the remaining colonists and destroy the Manti bugs! There are a total of six different ships to fly, each with its own flight characteristics and special weapons. Weapon and shield power-ups can also be found throughout the various missions. As in the original version of Defender, the Manti will try to capture any humans they can find to change them into mutants to increase their attack force. To increase chances of success you will need to rescue captured humans before this happens and bring them to a safe landing zone. Saving colonists will also earn you some credits, which can later be used to buy improved weapons or shields for you ship. Also included are several video extras detailing the historical perspective of and the making of Defender.&lt;/story&gt; &lt;/game&gt;</text:p>
          </table:table-cell>
          <table:table-cell table:number-columns-repeated="1012"/>
        </table:table-row>
        <table:table-row table:style-name="ro1">
          <table:table-cell office:value-type="string">
            <text:p>Die Hard - Vendetta (USA)</text:p>
          </table:table-cell>
          <table:table-cell office:value-type="float" office:value="2002">
            <text:p>2002</text:p>
          </table:table-cell>
          <table:table-cell office:value-type="string">
            <text:p>ESRB - M (Mature)</text:p>
          </table:table-cell>
          <table:table-cell office:value-type="string">
            <text:p>Die Hard - Vendetta </text:p>
          </table:table-cell>
          <table:table-cell table:style-name="Default" office:value-type="string">
            <text:p>Sierra Entertainment, Inc.</text:p>
          </table:table-cell>
          <table:table-cell office:value-type="string">
            <text:p>Bits Studios</text:p>
          </table:table-cell>
          <table:table-cell office:value-type="string">
            <text:p>Action</text:p>
          </table:table-cell>
          <table:table-cell office:value-type="string">
            <text:p>3.2</text:p>
          </table:table-cell>
          <table:table-cell office:value-type="string">
            <text:p>1 Player</text:p>
          </table:table-cell>
          <table:table-cell office:value-type="string">
            <text:p>John McClane is back. Many years have passed since his work in New York, and he now works for the Century City Police Department (CCPD) in Los Angeles.****You are in John's shoes as he must face a new threat. Piet Gruber, the son of Hans Gruber and McClane's old enemy, is up to no good at the Townsend Art Museum. He has stolen valuable art and kidnapped John's now adult daughter and fellow CCPD police officer, Lucy.****This game is a First Person Shooter, but it also adds two features: Stealth Mode and Hero Time. Stealth Mode allows John to sneak around quietly, even being able to grab his foes and use them as hostages. This means it may not be best to go in guns blazing, when they could be arrested. Hero Time allows John to react far more quickly, just like Bullet Time in Max Payne. Hero Time is earned by saving hostages and performing heroic tasks in the game.****There are several different weapons available in the game, ranging from a paintball gun for training to a sniper rifle. Most of the guns can also be used dual for the ultimate killing spree.</text:p>
          </table:table-cell>
          <table:table-cell table:style-name="Default"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Die Hard - Vendetta (USA)&quot;&gt; &lt;year&gt;2002&lt;/year&gt; &lt;rating&gt;ESRB - M (Mature)&lt;/rating&gt; &lt;title&gt;Die Hard - Vendetta &lt;/title&gt; &lt;pub&gt;Sierra Entertainment, Inc.&lt;/pub&gt; &lt;dev&gt;Bits Studios&lt;/dev&gt; &lt;genre&gt;Action&lt;/genre&gt; &lt;score&gt;3.2&lt;/score&gt; &lt;player&gt;1 Player&lt;/player&gt; &lt;story&gt;John McClane is back. Many years have passed since his work in New York, and he now works for the Century City Police Department (CCPD) in Los Angeles.****You are in John's shoes as he must face a new threat. Piet Gruber, the son of Hans Gruber and McClane's old enemy, is up to no good at the Townsend Art Museum. He has stolen valuable art and kidnapped John's now adult daughter and fellow CCPD police officer, Lucy.****This game is a First Person Shooter, but it also adds two features: Stealth Mode and Hero Time. Stealth Mode allows John to sneak around quietly, even being able to grab his foes and use them as hostages. This means it may not be best to go in guns blazing, when they could be arrested. Hero Time allows John to react far more quickly, just like Bullet Time in Max Payne. Hero Time is earned by saving hostages and performing heroic tasks in the game.****There are several different weapons available in the game, ranging from a paintball gun for training to a sniper rifle. Most of the guns can also be used dual for the ultimate killing spree.&lt;/story&gt; &lt;/game&gt;">
            <text:p>&lt;game name="Die Hard - Vendetta (USA)"&gt; &lt;year&gt;2002&lt;/year&gt; &lt;rating&gt;ESRB - M (Mature)&lt;/rating&gt; &lt;title&gt;Die Hard - Vendetta &lt;/title&gt; &lt;pub&gt;Sierra Entertainment, Inc.&lt;/pub&gt; &lt;dev&gt;Bits Studios&lt;/dev&gt; &lt;genre&gt;Action&lt;/genre&gt; &lt;score&gt;3.2&lt;/score&gt; &lt;player&gt;1 Player&lt;/player&gt; &lt;story&gt;John McClane is back. Many years have passed since his work in New York, and he now works for the Century City Police Department (CCPD) in Los Angeles.****You are in John's shoes as he must face a new threat. Piet Gruber, the son of Hans Gruber and McClane's old enemy, is up to no good at the Townsend Art Museum. He has stolen valuable art and kidnapped John's now adult daughter and fellow CCPD police officer, Lucy.****This game is a First Person Shooter, but it also adds two features: Stealth Mode and Hero Time. Stealth Mode allows John to sneak around quietly, even being able to grab his foes and use them as hostages. This means it may not be best to go in guns blazing, when they could be arrested. Hero Time allows John to react far more quickly, just like Bullet Time in Max Payne. Hero Time is earned by saving hostages and performing heroic tasks in the game.****There are several different weapons available in the game, ranging from a paintball gun for training to a sniper rifle. Most of the guns can also be used dual for the ultimate killing spree.&lt;/story&gt; &lt;/game&gt;</text:p>
          </table:table-cell>
          <table:table-cell table:number-columns-repeated="1012"/>
        </table:table-row>
        <table:table-row table:style-name="ro1">
          <table:table-cell office:value-type="string">
            <text:p>Digimon Rumble Arena 2 (USA)</text:p>
          </table:table-cell>
          <table:table-cell office:value-type="float" office:value="2004">
            <text:p>2004</text:p>
          </table:table-cell>
          <table:table-cell office:value-type="string">
            <text:p>ESRB - T (Teen)</text:p>
          </table:table-cell>
          <table:table-cell office:value-type="string">
            <text:p>Digimon Rumble Arena 2 </text:p>
          </table:table-cell>
          <table:table-cell table:style-name="Default" office:value-type="string">
            <text:p>Bandai America, Inc.</text:p>
          </table:table-cell>
          <table:table-cell office:value-type="string">
            <text:p>Black Ship Games</text:p>
          </table:table-cell>
          <table:table-cell office:value-type="string">
            <text:p>Action</text:p>
          </table:table-cell>
          <table:table-cell office:value-type="string">
            <text:p>3.5</text:p>
          </table:table-cell>
          <table:table-cell office:value-type="string">
            <text:p>1-4 Players</text:p>
          </table:table-cell>
          <table:table-cell office:value-type="string">
            <text:p>Pick your favorite Digimon and battle your way to the top in this arena-style fighter based on characters from the Digimon TV show. <text:s/>You can play through various interactive (and dangerous) arenas for the championship, or you can rumble with your friends in 2-4 player multiplayer mode. <text:s/>Collect pickups and learn special moves to gain the advantage over your friends, and for the ultimate upgrade, you can evolve (Digi-volve) into bigger and better versions of yourself.</text:p>
          </table:table-cell>
          <table:table-cell table:style-name="Default"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Digimon Rumble Arena 2 (USA)&quot;&gt; &lt;year&gt;2004&lt;/year&gt; &lt;rating&gt;ESRB - T (Teen)&lt;/rating&gt; &lt;title&gt;Digimon Rumble Arena 2 &lt;/title&gt; &lt;pub&gt;Bandai America, Inc.&lt;/pub&gt; &lt;dev&gt;Black Ship Games&lt;/dev&gt; &lt;genre&gt;Action&lt;/genre&gt; &lt;score&gt;3.5&lt;/score&gt; &lt;player&gt;1-4 Players&lt;/player&gt; &lt;story&gt;Pick your favorite Digimon and battle your way to the top in this arena-style fighter based on characters from the Digimon TV show.  You can play through various interactive (and dangerous) arenas for the championship, or you can rumble with your friends in 2-4 player multiplayer mode.  Collect pickups and learn special moves to gain the advantage over your friends, and for the ultimate upgrade, you can evolve (Digi-volve) into bigger and better versions of yourself.&lt;/story&gt; &lt;/game&gt;">
            <text:p>&lt;game name="Digimon Rumble Arena 2 (USA)"&gt; &lt;year&gt;2004&lt;/year&gt; &lt;rating&gt;ESRB - T (Teen)&lt;/rating&gt; &lt;title&gt;Digimon Rumble Arena 2 &lt;/title&gt; &lt;pub&gt;Bandai America, Inc.&lt;/pub&gt; &lt;dev&gt;Black Ship Games&lt;/dev&gt; &lt;genre&gt;Action&lt;/genre&gt; &lt;score&gt;3.5&lt;/score&gt; &lt;player&gt;1-4 Players&lt;/player&gt; &lt;story&gt;Pick your favorite Digimon and battle your way to the top in this arena-style fighter based on characters from the Digimon TV show. <text:s/>You can play through various interactive (and dangerous) arenas for the championship, or you can rumble with your friends in 2-4 player multiplayer mode. <text:s/>Collect pickups and learn special moves to gain the advantage over your friends, and for the ultimate upgrade, you can evolve (Digi-volve) into bigger and better versions of yourself.&lt;/story&gt; &lt;/game&gt;</text:p>
          </table:table-cell>
          <table:table-cell table:number-columns-repeated="1012"/>
        </table:table-row>
        <table:table-row table:style-name="ro1">
          <table:table-cell office:value-type="string">
            <text:p>Digimon World 4 (USA)</text:p>
          </table:table-cell>
          <table:table-cell office:value-type="float" office:value="2005">
            <text:p>2005</text:p>
          </table:table-cell>
          <table:table-cell office:value-type="string">
            <text:p>ESRB - E (Everyone)</text:p>
          </table:table-cell>
          <table:table-cell office:value-type="string">
            <text:p>Digimon World 4 </text:p>
          </table:table-cell>
          <table:table-cell table:style-name="Default" office:value-type="string">
            <text:p>Bandai Co., Ltd.</text:p>
          </table:table-cell>
          <table:table-cell office:value-type="string">
            <text:p>Bandai</text:p>
          </table:table-cell>
          <table:table-cell office:value-type="string">
            <text:p>Role-Playing</text:p>
          </table:table-cell>
          <table:table-cell office:value-type="string">
            <text:p>3.7</text:p>
          </table:table-cell>
          <table:table-cell office:value-type="string">
            <text:p>1-4 Players</text:p>
          </table:table-cell>
          <table:table-cell office:value-type="string">
            <text:p>Digimon World 4 is the second Digimon game for the GameCube, PlayStation 2 and Xbox consoles. Instead of a standard RPG like the previous games, it has action RPG gameplay with hack-and-slash and supports up to four players. It also contains elements of digital pet games where creatures can be trained to level up. It is loosely based on the events in the Digital Monster X-Evolution animated film. You can choose between Dorumon, Veemon, Guilmon and Agumon as the playable characters. They are members of the Digital Security Guard and their mission is to save the DigiWorld from a computer virus, called X-virus, that invaded their world. <text:s/>The Digimon can go through a digivolution based on a number of parameters. Magic skills are upgraded through training. There are several types of magic and each one has its own elements, type and level. There are three difficulty levels: medium, hard and very hard.</text:p>
          </table:table-cell>
          <table:table-cell table:style-name="Default"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Digimon World 4 (USA)&quot;&gt; &lt;year&gt;2005&lt;/year&gt; &lt;rating&gt;ESRB - E (Everyone)&lt;/rating&gt; &lt;title&gt;Digimon World 4 &lt;/title&gt; &lt;pub&gt;Bandai Co., Ltd.&lt;/pub&gt; &lt;dev&gt;Bandai&lt;/dev&gt; &lt;genre&gt;Role-Playing&lt;/genre&gt; &lt;score&gt;3.7&lt;/score&gt; &lt;player&gt;1-4 Players&lt;/player&gt; &lt;story&gt;Digimon World 4 is the second Digimon game for the GameCube, PlayStation 2 and Xbox consoles. Instead of a standard RPG like the previous games, it has action RPG gameplay with hack-and-slash and supports up to four players. It also contains elements of digital pet games where creatures can be trained to level up. It is loosely based on the events in the Digital Monster X-Evolution animated film. You can choose between Dorumon, Veemon, Guilmon and Agumon as the playable characters. They are members of the Digital Security Guard and their mission is to save the DigiWorld from a computer virus, called X-virus, that invaded their world.  The Digimon can go through a digivolution based on a number of parameters. Magic skills are upgraded through training. There are several types of magic and each one has its own elements, type and level. There are three difficulty levels: medium, hard and very hard.&lt;/story&gt; &lt;/game&gt;">
            <text:p>&lt;game name="Digimon World 4 (USA)"&gt; &lt;year&gt;2005&lt;/year&gt; &lt;rating&gt;ESRB - E (Everyone)&lt;/rating&gt; &lt;title&gt;Digimon World 4 &lt;/title&gt; &lt;pub&gt;Bandai Co., Ltd.&lt;/pub&gt; &lt;dev&gt;Bandai&lt;/dev&gt; &lt;genre&gt;Role-Playing&lt;/genre&gt; &lt;score&gt;3.7&lt;/score&gt; &lt;player&gt;1-4 Players&lt;/player&gt; &lt;story&gt;Digimon World 4 is the second Digimon game for the GameCube, PlayStation 2 and Xbox consoles. Instead of a standard RPG like the previous games, it has action RPG gameplay with hack-and-slash and supports up to four players. It also contains elements of digital pet games where creatures can be trained to level up. It is loosely based on the events in the Digital Monster X-Evolution animated film. You can choose between Dorumon, Veemon, Guilmon and Agumon as the playable characters. They are members of the Digital Security Guard and their mission is to save the DigiWorld from a computer virus, called X-virus, that invaded their world. <text:s/>The Digimon can go through a digivolution based on a number of parameters. Magic skills are upgraded through training. There are several types of magic and each one has its own elements, type and level. There are three difficulty levels: medium, hard and very hard.&lt;/story&gt; &lt;/game&gt;</text:p>
          </table:table-cell>
          <table:table-cell table:number-columns-repeated="1012"/>
        </table:table-row>
        <table:table-row table:style-name="ro1">
          <table:table-cell office:value-type="string">
            <text:p>Dinotopia - The Sunstone Odyssey (USA)</text:p>
          </table:table-cell>
          <table:table-cell office:value-type="float" office:value="2003">
            <text:p>2003</text:p>
          </table:table-cell>
          <table:table-cell office:value-type="string">
            <text:p>ESRB - T (Teen)</text:p>
          </table:table-cell>
          <table:table-cell office:value-type="string">
            <text:p>Dinotopia - The Sunstone Odyssey </text:p>
          </table:table-cell>
          <table:table-cell table:style-name="Default" office:value-type="string">
            <text:p>TDK Mediactive</text:p>
          </table:table-cell>
          <table:table-cell office:value-type="string">
            <text:p>Vicious Cycle</text:p>
          </table:table-cell>
          <table:table-cell office:value-type="string">
            <text:p>Adventure</text:p>
          </table:table-cell>
          <table:table-cell office:value-type="string">
            <text:p>3.2</text:p>
          </table:table-cell>
          <table:table-cell office:value-type="string">
            <text:p>1 Player</text:p>
          </table:table-cell>
          <table:table-cell office:value-type="string">
            <text:p>A lawless band, known as the Outsiders, has threatened Dinotopia. They have invaded the towns, enraged the carnosaurs, and revived the mechanical strutters. Now it’s gotten personal, because they have taken your family hostage. It’s your job to be Dinotopia’s guardian, and its only hope for survival… Features: **Defend the island of Dinotopia as you battle against the most dangerous foes **A mix of hand-to-hand fighting, puzzle solving, and exploration, all lying in wait on the mysterious island of Dinotopia **Travel through 24 mysterious levels on foot, in the air, and by vehicle as you experience the dazzling array of sights, sounds, and enemies </text:p>
          </table:table-cell>
          <table:table-cell table:style-name="Default"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Dinotopia - The Sunstone Odyssey (USA)&quot;&gt; &lt;year&gt;2003&lt;/year&gt; &lt;rating&gt;ESRB - T (Teen)&lt;/rating&gt; &lt;title&gt;Dinotopia - The Sunstone Odyssey &lt;/title&gt; &lt;pub&gt;TDK Mediactive&lt;/pub&gt; &lt;dev&gt;Vicious Cycle&lt;/dev&gt; &lt;genre&gt;Adventure&lt;/genre&gt; &lt;score&gt;3.2&lt;/score&gt; &lt;player&gt;1 Player&lt;/player&gt; &lt;story&gt;A lawless band, known as the Outsiders, has threatened Dinotopia. They have invaded the towns, enraged the carnosaurs, and revived the mechanical strutters. Now it’s gotten personal, because they have taken your family hostage. It’s your job to be Dinotopia’s guardian, and its only hope for survival… Features: **Defend the island of Dinotopia as you battle against the most dangerous foes **A mix of hand-to-hand fighting, puzzle solving, and exploration, all lying in wait on the mysterious island of Dinotopia **Travel through 24 mysterious levels on foot, in the air, and by vehicle as you experience the dazzling array of sights, sounds, and enemies &lt;/story&gt; &lt;/game&gt;">
            <text:p>&lt;game name="Dinotopia - The Sunstone Odyssey (USA)"&gt; &lt;year&gt;2003&lt;/year&gt; &lt;rating&gt;ESRB - T (Teen)&lt;/rating&gt; &lt;title&gt;Dinotopia - The Sunstone Odyssey &lt;/title&gt; &lt;pub&gt;TDK Mediactive&lt;/pub&gt; &lt;dev&gt;Vicious Cycle&lt;/dev&gt; &lt;genre&gt;Adventure&lt;/genre&gt; &lt;score&gt;3.2&lt;/score&gt; &lt;player&gt;1 Player&lt;/player&gt; &lt;story&gt;A lawless band, known as the Outsiders, has threatened Dinotopia. They have invaded the towns, enraged the carnosaurs, and revived the mechanical strutters. Now it’s gotten personal, because they have taken your family hostage. It’s your job to be Dinotopia’s guardian, and its only hope for survival… Features: **Defend the island of Dinotopia as you battle against the most dangerous foes **A mix of hand-to-hand fighting, puzzle solving, and exploration, all lying in wait on the mysterious island of Dinotopia **Travel through 24 mysterious levels on foot, in the air, and by vehicle as you experience the dazzling array of sights, sounds, and enemies &lt;/story&gt; &lt;/game&gt;</text:p>
          </table:table-cell>
          <table:table-cell table:number-columns-repeated="1012"/>
        </table:table-row>
        <table:table-row table:style-name="ro1">
          <table:table-cell office:value-type="string">
            <text:p>Disney Sports - Basketball (USA)</text:p>
          </table:table-cell>
          <table:table-cell office:value-type="float" office:value="2003">
            <text:p>2003</text:p>
          </table:table-cell>
          <table:table-cell office:value-type="string">
            <text:p>ESRB - E (Everyone)</text:p>
          </table:table-cell>
          <table:table-cell office:value-type="string">
            <text:p>Disney Sports - Basketball </text:p>
          </table:table-cell>
          <table:table-cell office:value-type="string">
            <text:p>Konami of America, Inc.</text:p>
          </table:table-cell>
          <table:table-cell office:value-type="string">
            <text:p>Konami</text:p>
          </table:table-cell>
          <table:table-cell office:value-type="string">
            <text:p>Sports/Basketball</text:p>
          </table:table-cell>
          <table:table-cell office:value-type="string">
            <text:p>3.8</text:p>
          </table:table-cell>
          <table:table-cell office:value-type="string">
            <text:p>1-4 Players</text:p>
          </table:table-cell>
          <table:table-cell office:value-type="string">
            <text:p>Disney Sports Basketball is the fourth and last in a series of GameCube-exclusive games that combine popular sports with Disney characters, offering three-on-three hoops. <text:s/>Players can select from eight different teams, captained by the Disney characters Mickey, Minnie, Donald, Daisy, Goofy, Max, Huey and Mortimer, with the two remaining players on each team filled by generic characters (except for Huey, who is joined by his brothers). Each team comes with their own home arena. Available playing modes include exhibition games (for up to four players), a 14-game season (7 home, 7 away games) and a Challenge Cup, which is a competition against six other teams in freely selectable order, followed by games against the "bad guy" teams of Mortimer and Pete. Winning the Challenge Cup unlocks the All-Star Game mode, for which teams consisting of only the star characters can be selected. A tutorial mode that teaches the game's controls in distinct lessons is also available. <text:s/>Controls on the court are simple, with one button for shooting, one for stopping the dribble and keeping the ball away from the defender, and two for passing to the other two teammates. On defense, two buttons block and steal and two switch to the other players. Scoring increases a power meter that when full, enables special moves and super dunks that net more points than usual. Going with the arcade flavor of the game, there are no fouls or free throws.</text:p>
          </table:table-cell>
          <table:table-cell table:style-name="Default"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Disney Sports - Basketball (USA)&quot;&gt; &lt;year&gt;2003&lt;/year&gt; &lt;rating&gt;ESRB - E (Everyone)&lt;/rating&gt; &lt;title&gt;Disney Sports - Basketball &lt;/title&gt; &lt;pub&gt;Konami of America, Inc.&lt;/pub&gt; &lt;dev&gt;Konami&lt;/dev&gt; &lt;genre&gt;Sports/Basketball&lt;/genre&gt; &lt;score&gt;3.8&lt;/score&gt; &lt;player&gt;1-4 Players&lt;/player&gt; &lt;story&gt;Disney Sports Basketball is the fourth and last in a series of GameCube-exclusive games that combine popular sports with Disney characters, offering three-on-three hoops.  Players can select from eight different teams, captained by the Disney characters Mickey, Minnie, Donald, Daisy, Goofy, Max, Huey and Mortimer, with the two remaining players on each team filled by generic characters (except for Huey, who is joined by his brothers). Each team comes with their own home arena. Available playing modes include exhibition games (for up to four players), a 14-game season (7 home, 7 away games) and a Challenge Cup, which is a competition against six other teams in freely selectable order, followed by games against the &quot;bad guy&quot; teams of Mortimer and Pete. Winning the Challenge Cup unlocks the All-Star Game mode, for which teams consisting of only the star characters can be selected. A tutorial mode that teaches the game's controls in distinct lessons is also available.  Controls on the court are simple, with one button for shooting, one for stopping the dribble and keeping the ball away from the defender, and two for passing to the other two teammates. On defense, two buttons block and steal and two switch to the other players. Scoring increases a power meter that when full, enables special moves and super dunks that net more points than usual. Going with the arcade flavor of the game, there are no fouls or free throws.&lt;/story&gt; &lt;/game&gt;">
            <text:p>&lt;game name="Disney Sports - Basketball (USA)"&gt; &lt;year&gt;2003&lt;/year&gt; &lt;rating&gt;ESRB - E (Everyone)&lt;/rating&gt; &lt;title&gt;Disney Sports - Basketball &lt;/title&gt; &lt;pub&gt;Konami of America, Inc.&lt;/pub&gt; &lt;dev&gt;Konami&lt;/dev&gt; &lt;genre&gt;Sports/Basketball&lt;/genre&gt; &lt;score&gt;3.8&lt;/score&gt; &lt;player&gt;1-4 Players&lt;/player&gt; &lt;story&gt;Disney Sports Basketball is the fourth and last in a series of GameCube-exclusive games that combine popular sports with Disney characters, offering three-on-three hoops. <text:s/>Players can select from eight different teams, captained by the Disney characters Mickey, Minnie, Donald, Daisy, Goofy, Max, Huey and Mortimer, with the two remaining players on each team filled by generic characters (except for Huey, who is joined by his brothers). Each team comes with their own home arena. Available playing modes include exhibition games (for up to four players), a 14-game season (7 home, 7 away games) and a Challenge Cup, which is a competition against six other teams in freely selectable order, followed by games against the "bad guy" teams of Mortimer and Pete. Winning the Challenge Cup unlocks the All-Star Game mode, for which teams consisting of only the star characters can be selected. A tutorial mode that teaches the game's controls in distinct lessons is also available. <text:s/>Controls on the court are simple, with one button for shooting, one for stopping the dribble and keeping the ball away from the defender, and two for passing to the other two teammates. On defense, two buttons block and steal and two switch to the other players. Scoring increases a power meter that when full, enables special moves and super dunks that net more points than usual. Going with the arcade flavor of the game, there are no fouls or free throws.&lt;/story&gt; &lt;/game&gt;</text:p>
          </table:table-cell>
          <table:table-cell table:number-columns-repeated="1012"/>
        </table:table-row>
        <table:table-row table:style-name="ro1">
          <table:table-cell office:value-type="string">
            <text:p>Disney Sports - Football (USA)</text:p>
          </table:table-cell>
          <table:table-cell office:value-type="float" office:value="2002">
            <text:p>2002</text:p>
          </table:table-cell>
          <table:table-cell office:value-type="string">
            <text:p>ESRB - E (Everyone)</text:p>
          </table:table-cell>
          <table:table-cell office:value-type="string">
            <text:p>Disney Sports - Football </text:p>
          </table:table-cell>
          <table:table-cell office:value-type="string">
            <text:p>Konami of America, Inc.</text:p>
          </table:table-cell>
          <table:table-cell office:value-type="string">
            <text:p>Konami</text:p>
          </table:table-cell>
          <table:table-cell office:value-type="string">
            <text:p>Sports/Football</text:p>
          </table:table-cell>
          <table:table-cell office:value-type="string">
            <text:p>3.9</text:p>
          </table:table-cell>
          <table:table-cell office:value-type="string">
            <text:p>1-4 Players</text:p>
          </table:table-cell>
          <table:table-cell office:value-type="string">
            <text:p>It's John Madden meets Mickey Mouse! <text:s/>In Disney's Sports Football, the player takes control of Disney Legends as they take to the gridiron to battle it out for football supremacy. <text:s/>There are eight-teams in all, consisted of characters like Daffy Duck, Goofy, Mickey &amp; Minnie Mouse, Pete and other Disney characters.****There are four different modes in all, Exhibition, Practice, Co-op and the Dream for the Cup mode where the player competes in the tournament to win the championship. <text:s/>There is also magic that can be cast during the games, giving a certain player the ability to run faster, cast a shield around them and protect them or even knock an opponent out of the way.</text:p>
          </table:table-cell>
          <table:table-cell table:style-name="Default"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Disney Sports - Football (USA)&quot;&gt; &lt;year&gt;2002&lt;/year&gt; &lt;rating&gt;ESRB - E (Everyone)&lt;/rating&gt; &lt;title&gt;Disney Sports - Football &lt;/title&gt; &lt;pub&gt;Konami of America, Inc.&lt;/pub&gt; &lt;dev&gt;Konami&lt;/dev&gt; &lt;genre&gt;Sports/Football&lt;/genre&gt; &lt;score&gt;3.9&lt;/score&gt; &lt;player&gt;1-4 Players&lt;/player&gt; &lt;story&gt;It's John Madden meets Mickey Mouse!  In Disney's Sports Football, the player takes control of Disney Legends as they take to the gridiron to battle it out for football supremacy.  There are eight-teams in all, consisted of characters like Daffy Duck, Goofy, Mickey &amp; Minnie Mouse, Pete and other Disney characters.****There are four different modes in all, Exhibition, Practice, Co-op and the Dream for the Cup mode where the player competes in the tournament to win the championship.  There is also magic that can be cast during the games, giving a certain player the ability to run faster, cast a shield around them and protect them or even knock an opponent out of the way.&lt;/story&gt; &lt;/game&gt;">
            <text:p>&lt;game name="Disney Sports - Football (USA)"&gt; &lt;year&gt;2002&lt;/year&gt; &lt;rating&gt;ESRB - E (Everyone)&lt;/rating&gt; &lt;title&gt;Disney Sports - Football &lt;/title&gt; &lt;pub&gt;Konami of America, Inc.&lt;/pub&gt; &lt;dev&gt;Konami&lt;/dev&gt; &lt;genre&gt;Sports/Football&lt;/genre&gt; &lt;score&gt;3.9&lt;/score&gt; &lt;player&gt;1-4 Players&lt;/player&gt; &lt;story&gt;It's John Madden meets Mickey Mouse! <text:s/>In Disney's Sports Football, the player takes control of Disney Legends as they take to the gridiron to battle it out for football supremacy. <text:s/>There are eight-teams in all, consisted of characters like Daffy Duck, Goofy, Mickey &amp; Minnie Mouse, Pete and other Disney characters.****There are four different modes in all, Exhibition, Practice, Co-op and the Dream for the Cup mode where the player competes in the tournament to win the championship. <text:s/>There is also magic that can be cast during the games, giving a certain player the ability to run faster, cast a shield around them and protect them or even knock an opponent out of the way.&lt;/story&gt; &lt;/game&gt;</text:p>
          </table:table-cell>
          <table:table-cell table:number-columns-repeated="1012"/>
        </table:table-row>
        <table:table-row table:style-name="ro1">
          <table:table-cell office:value-type="string">
            <text:p>Disney Sports - Skateboarding (USA)</text:p>
          </table:table-cell>
          <table:table-cell office:value-type="float" office:value="2002">
            <text:p>2002</text:p>
          </table:table-cell>
          <table:table-cell office:value-type="string">
            <text:p>ESRB - E (Everyone)</text:p>
          </table:table-cell>
          <table:table-cell office:value-type="string">
            <text:p>Disney Sports - Skateboarding </text:p>
          </table:table-cell>
          <table:table-cell office:value-type="string">
            <text:p>Konami of America, Inc.</text:p>
          </table:table-cell>
          <table:table-cell office:value-type="string">
            <text:p>Konami</text:p>
          </table:table-cell>
          <table:table-cell office:value-type="string">
            <text:p>Sports/Skating</text:p>
          </table:table-cell>
          <table:table-cell office:value-type="string">
            <text:p>3.7</text:p>
          </table:table-cell>
          <table:table-cell office:value-type="string">
            <text:p>1-2 Players</text:p>
          </table:table-cell>
          <table:table-cell office:value-type="string">
            <text:p>Disney Sports Skateboarding, much as the title implies, is a skateboarding game game based on the Disney license. <text:s/>It features eight levels set around the world and many favorite Disney characters like Mickey, Minnie, Donald and Goofy.****Like most modern skateboarding games, the structure of Disney Sports Skateboarding owes much to the Tony Hawk series. <text:s/>Here, the trick system is far simpler as there's no balance meter and most tricks require fewer buttons. <text:s/>Each level has a set of goals that must be accomplished in order to progress, such as a high score goal, knocking over objects or completing a checkpoint race.</text:p>
          </table:table-cell>
          <table:table-cell table:style-name="Default"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Disney Sports - Skateboarding (USA)&quot;&gt; &lt;year&gt;2002&lt;/year&gt; &lt;rating&gt;ESRB - E (Everyone)&lt;/rating&gt; &lt;title&gt;Disney Sports - Skateboarding &lt;/title&gt; &lt;pub&gt;Konami of America, Inc.&lt;/pub&gt; &lt;dev&gt;Konami&lt;/dev&gt; &lt;genre&gt;Sports/Skating&lt;/genre&gt; &lt;score&gt;3.7&lt;/score&gt; &lt;player&gt;1-2 Players&lt;/player&gt; &lt;story&gt;Disney Sports Skateboarding, much as the title implies, is a skateboarding game game based on the Disney license.  It features eight levels set around the world and many favorite Disney characters like Mickey, Minnie, Donald and Goofy.****Like most modern skateboarding games, the structure of Disney Sports Skateboarding owes much to the Tony Hawk series.  Here, the trick system is far simpler as there's no balance meter and most tricks require fewer buttons.  Each level has a set of goals that must be accomplished in order to progress, such as a high score goal, knocking over objects or completing a checkpoint race.&lt;/story&gt; &lt;/game&gt;">
            <text:p>&lt;game name="Disney Sports - Skateboarding (USA)"&gt; &lt;year&gt;2002&lt;/year&gt; &lt;rating&gt;ESRB - E (Everyone)&lt;/rating&gt; &lt;title&gt;Disney Sports - Skateboarding &lt;/title&gt; &lt;pub&gt;Konami of America, Inc.&lt;/pub&gt; &lt;dev&gt;Konami&lt;/dev&gt; &lt;genre&gt;Sports/Skating&lt;/genre&gt; &lt;score&gt;3.7&lt;/score&gt; &lt;player&gt;1-2 Players&lt;/player&gt; &lt;story&gt;Disney Sports Skateboarding, much as the title implies, is a skateboarding game game based on the Disney license. <text:s/>It features eight levels set around the world and many favorite Disney characters like Mickey, Minnie, Donald and Goofy.****Like most modern skateboarding games, the structure of Disney Sports Skateboarding owes much to the Tony Hawk series. <text:s/>Here, the trick system is far simpler as there's no balance meter and most tricks require fewer buttons. <text:s/>Each level has a set of goals that must be accomplished in order to progress, such as a high score goal, knocking over objects or completing a checkpoint race.&lt;/story&gt; &lt;/game&gt;</text:p>
          </table:table-cell>
          <table:table-cell table:number-columns-repeated="1012"/>
        </table:table-row>
        <table:table-row table:style-name="ro1">
          <table:table-cell office:value-type="string">
            <text:p>Disney Sports - Soccer (USA)</text:p>
          </table:table-cell>
          <table:table-cell office:value-type="float" office:value="2002">
            <text:p>2002</text:p>
          </table:table-cell>
          <table:table-cell office:value-type="string">
            <text:p>ESRB - E (Everyone)</text:p>
          </table:table-cell>
          <table:table-cell office:value-type="string">
            <text:p>Disney Sports - Soccer </text:p>
          </table:table-cell>
          <table:table-cell office:value-type="string">
            <text:p>Konami of America, Inc.</text:p>
          </table:table-cell>
          <table:table-cell office:value-type="string">
            <text:p>Konami</text:p>
          </table:table-cell>
          <table:table-cell office:value-type="string">
            <text:p>Sports/Soccer</text:p>
          </table:table-cell>
          <table:table-cell office:value-type="string">
            <text:p>4.0</text:p>
          </table:table-cell>
          <table:table-cell office:value-type="string">
            <text:p>1-4 Players</text:p>
          </table:table-cell>
          <table:table-cell office:value-type="string">
            <text:p>Disney Sports Soccer is the first game in the series of Konami/Disney collaborations that put Disney characters into sports simulations. The Soccer entry is based on Konami's Winning Eleven/ISS series, offering a similarly complex simulation of the sport crossed with more arcade-like features. <text:s/>The game features eight different teams, each captained by characters like Mickey, Donald and Goofy. Three game modes are included: exhibition games (for up to four players), Dream Cup and Challenge Cup. The Dream Cup is a knockout tournament, while the Challenge Cup asks players to take on all other teams in the game successively. The game features the setting of formations and strategies and upgrading player's abilities. <text:s/>The controls allow for a variety of moves during a match, including shot curves, one-two passes, keeper charges, volleys, and much more. Arcade elements come into play with magic abilities. These are unlocked through winning Cup matches and allow the team captains to use powers such as extra-powerful kicks that are guaranteed to hit the goal or can incapacitate other players, short time invincibility, and many more.</text:p>
          </table:table-cell>
          <table:table-cell table:style-name="Default"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Disney Sports - Soccer (USA)&quot;&gt; &lt;year&gt;2002&lt;/year&gt; &lt;rating&gt;ESRB - E (Everyone)&lt;/rating&gt; &lt;title&gt;Disney Sports - Soccer &lt;/title&gt; &lt;pub&gt;Konami of America, Inc.&lt;/pub&gt; &lt;dev&gt;Konami&lt;/dev&gt; &lt;genre&gt;Sports/Soccer&lt;/genre&gt; &lt;score&gt;4.0&lt;/score&gt; &lt;player&gt;1-4 Players&lt;/player&gt; &lt;story&gt;Disney Sports Soccer is the first game in the series of Konami/Disney collaborations that put Disney characters into sports simulations. The Soccer entry is based on Konami's Winning Eleven/ISS series, offering a similarly complex simulation of the sport crossed with more arcade-like features.  The game features eight different teams, each captained by characters like Mickey, Donald and Goofy. Three game modes are included: exhibition games (for up to four players), Dream Cup and Challenge Cup. The Dream Cup is a knockout tournament, while the Challenge Cup asks players to take on all other teams in the game successively. The game features the setting of formations and strategies and upgrading player's abilities.  The controls allow for a variety of moves during a match, including shot curves, one-two passes, keeper charges, volleys, and much more. Arcade elements come into play with magic abilities. These are unlocked through winning Cup matches and allow the team captains to use powers such as extra-powerful kicks that are guaranteed to hit the goal or can incapacitate other players, short time invincibility, and many more.&lt;/story&gt; &lt;/game&gt;">
            <text:p>&lt;game name="Disney Sports - Soccer (USA)"&gt; &lt;year&gt;2002&lt;/year&gt; &lt;rating&gt;ESRB - E (Everyone)&lt;/rating&gt; &lt;title&gt;Disney Sports - Soccer &lt;/title&gt; &lt;pub&gt;Konami of America, Inc.&lt;/pub&gt; &lt;dev&gt;Konami&lt;/dev&gt; &lt;genre&gt;Sports/Soccer&lt;/genre&gt; &lt;score&gt;4.0&lt;/score&gt; &lt;player&gt;1-4 Players&lt;/player&gt; &lt;story&gt;Disney Sports Soccer is the first game in the series of Konami/Disney collaborations that put Disney characters into sports simulations. The Soccer entry is based on Konami's Winning Eleven/ISS series, offering a similarly complex simulation of the sport crossed with more arcade-like features. <text:s/>The game features eight different teams, each captained by characters like Mickey, Donald and Goofy. Three game modes are included: exhibition games (for up to four players), Dream Cup and Challenge Cup. The Dream Cup is a knockout tournament, while the Challenge Cup asks players to take on all other teams in the game successively. The game features the setting of formations and strategies and upgrading player's abilities. <text:s/>The controls allow for a variety of moves during a match, including shot curves, one-two passes, keeper charges, volleys, and much more. Arcade elements come into play with magic abilities. These are unlocked through winning Cup matches and allow the team captains to use powers such as extra-powerful kicks that are guaranteed to hit the goal or can incapacitate other players, short time invincibility, and many more.&lt;/story&gt; &lt;/game&gt;</text:p>
          </table:table-cell>
          <table:table-cell table:number-columns-repeated="1012"/>
        </table:table-row>
        <table:table-row table:style-name="ro1">
          <table:table-cell office:value-type="string">
            <text:p>Disney-Pixar Cars (USA)</text:p>
          </table:table-cell>
          <table:table-cell office:value-type="float" office:value="2006">
            <text:p>2006</text:p>
          </table:table-cell>
          <table:table-cell office:value-type="string">
            <text:p>ESRB - E (Everyone)</text:p>
          </table:table-cell>
          <table:table-cell office:value-type="string">
            <text:p>Disney-Pixar Cars </text:p>
          </table:table-cell>
          <table:table-cell table:style-name="Default" office:value-type="string">
            <text:p>THQ Inc.</text:p>
          </table:table-cell>
          <table:table-cell office:value-type="string">
            <text:p>Rainbow Studios</text:p>
          </table:table-cell>
          <table:table-cell office:value-type="string">
            <text:p>Driving</text:p>
          </table:table-cell>
          <table:table-cell office:value-type="string">
            <text:p>3.4</text:p>
          </table:table-cell>
          <table:table-cell office:value-type="string">
            <text:p>1-2 Players</text:p>
          </table:table-cell>
          <table:table-cell office:value-type="string">
            <text:p>Cars is a racing game, based on the movie of the same name, that allows the player to explore the world of Radiator Springs and surrounding areas in an open world mission-based structure. The story revolved around racing rookie Lightning McQueen, who wants to become a famous racer and compete in the Piston Cup, the equivalent of NASCAR races. You can roam freely, talk to other characters and accept race challenges to advance the story.****There are over 20 Road Races to choose from in the Story Mode as well as 5 Piston Cup Races and additional mini-games. The player is awarded bonus points in the Story Mode that can be used to unlock bonus content material such as boost abilities, new racers (10 in total), new environments, and mini-games, such as an obstacle course or a military training event. The game also features an Arcade Menu that allows quick access to races unlocked from Story Mode as well as a VS. Mode where the player can compete head-to-head.</text:p>
          </table:table-cell>
          <table:table-cell table:style-name="Default"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Disney-Pixar Cars (USA)&quot;&gt; &lt;year&gt;2006&lt;/year&gt; &lt;rating&gt;ESRB - E (Everyone)&lt;/rating&gt; &lt;title&gt;Disney-Pixar Cars &lt;/title&gt; &lt;pub&gt;THQ Inc.&lt;/pub&gt; &lt;dev&gt;Rainbow Studios&lt;/dev&gt; &lt;genre&gt;Driving&lt;/genre&gt; &lt;score&gt;3.4&lt;/score&gt; &lt;player&gt;1-2 Players&lt;/player&gt; &lt;story&gt;Cars is a racing game, based on the movie of the same name, that allows the player to explore the world of Radiator Springs and surrounding areas in an open world mission-based structure. The story revolved around racing rookie Lightning McQueen, who wants to become a famous racer and compete in the Piston Cup, the equivalent of NASCAR races. You can roam freely, talk to other characters and accept race challenges to advance the story.****There are over 20 Road Races to choose from in the Story Mode as well as 5 Piston Cup Races and additional mini-games. The player is awarded bonus points in the Story Mode that can be used to unlock bonus content material such as boost abilities, new racers (10 in total), new environments, and mini-games, such as an obstacle course or a military training event. The game also features an Arcade Menu that allows quick access to races unlocked from Story Mode as well as a VS. Mode where the player can compete head-to-head.&lt;/story&gt; &lt;/game&gt;">
            <text:p>&lt;game name="Disney-Pixar Cars (USA)"&gt; &lt;year&gt;2006&lt;/year&gt; &lt;rating&gt;ESRB - E (Everyone)&lt;/rating&gt; &lt;title&gt;Disney-Pixar Cars &lt;/title&gt; &lt;pub&gt;THQ Inc.&lt;/pub&gt; &lt;dev&gt;Rainbow Studios&lt;/dev&gt; &lt;genre&gt;Driving&lt;/genre&gt; &lt;score&gt;3.4&lt;/score&gt; &lt;player&gt;1-2 Players&lt;/player&gt; &lt;story&gt;Cars is a racing game, based on the movie of the same name, that allows the player to explore the world of Radiator Springs and surrounding areas in an open world mission-based structure. The story revolved around racing rookie Lightning McQueen, who wants to become a famous racer and compete in the Piston Cup, the equivalent of NASCAR races. You can roam freely, talk to other characters and accept race challenges to advance the story.****There are over 20 Road Races to choose from in the Story Mode as well as 5 Piston Cup Races and additional mini-games. The player is awarded bonus points in the Story Mode that can be used to unlock bonus content material such as boost abilities, new racers (10 in total), new environments, and mini-games, such as an obstacle course or a military training event. The game also features an Arcade Menu that allows quick access to races unlocked from Story Mode as well as a VS. Mode where the player can compete head-to-head.&lt;/story&gt; &lt;/game&gt;</text:p>
          </table:table-cell>
          <table:table-cell table:number-columns-repeated="1012"/>
        </table:table-row>
        <table:table-row table:style-name="ro1">
          <table:table-cell office:value-type="string">
            <text:p>Disney-Pixar Finding Nemo (USA)</text:p>
          </table:table-cell>
          <table:table-cell office:value-type="float" office:value="2003">
            <text:p>2003</text:p>
          </table:table-cell>
          <table:table-cell office:value-type="string">
            <text:p>ESRB - E (Everyone)</text:p>
          </table:table-cell>
          <table:table-cell office:value-type="string">
            <text:p>Disney-Pixar Finding Nemo </text:p>
          </table:table-cell>
          <table:table-cell table:style-name="Default" office:value-type="string">
            <text:p>THQ Inc.</text:p>
          </table:table-cell>
          <table:table-cell office:value-type="string">
            <text:p>Traveller's Tales</text:p>
          </table:table-cell>
          <table:table-cell office:value-type="string">
            <text:p>Action</text:p>
          </table:table-cell>
          <table:table-cell office:value-type="string">
            <text:p>3.4</text:p>
          </table:table-cell>
          <table:table-cell office:value-type="string">
            <text:p>1 Player</text:p>
          </table:table-cell>
          <table:table-cell office:value-type="string">
            <text:p>Guide Nemo and Marlin through their underwater adventure. Meet all of the characters from the Disney/Pixar movie, Finding Nemo, as you live all of the film's storyline. The search for Nemo is on, and it is up to you to find him. Dive in!****Features:****1. Live the film through the game and help reunite Nemo and his father Marlin.**2. Over 15 levels of action and adventure with multiple unlockable mini-games in each level.**3. Play as all 3 of the main characters from the film: Nemo, Marlin, and Dory.**4. 3-D underwater environments.**5. Interact with all the characters from the film including Bruce, Crush, and the Tank Gang.**6. Features film clips that capture the essence of the movie.</text:p>
          </table:table-cell>
          <table:table-cell table:style-name="Default"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Disney-Pixar Finding Nemo (USA)&quot;&gt; &lt;year&gt;2003&lt;/year&gt; &lt;rating&gt;ESRB - E (Everyone)&lt;/rating&gt; &lt;title&gt;Disney-Pixar Finding Nemo &lt;/title&gt; &lt;pub&gt;THQ Inc.&lt;/pub&gt; &lt;dev&gt;Traveller's Tales&lt;/dev&gt; &lt;genre&gt;Action&lt;/genre&gt; &lt;score&gt;3.4&lt;/score&gt; &lt;player&gt;1 Player&lt;/player&gt; &lt;story&gt;Guide Nemo and Marlin through their underwater adventure. Meet all of the characters from the Disney/Pixar movie, Finding Nemo, as you live all of the film's storyline. The search for Nemo is on, and it is up to you to find him. Dive in!****Features:****1. Live the film through the game and help reunite Nemo and his father Marlin.**2. Over 15 levels of action and adventure with multiple unlockable mini-games in each level.**3. Play as all 3 of the main characters from the film: Nemo, Marlin, and Dory.**4. 3-D underwater environments.**5. Interact with all the characters from the film including Bruce, Crush, and the Tank Gang.**6. Features film clips that capture the essence of the movie.&lt;/story&gt; &lt;/game&gt;">
            <text:p>&lt;game name="Disney-Pixar Finding Nemo (USA)"&gt; &lt;year&gt;2003&lt;/year&gt; &lt;rating&gt;ESRB - E (Everyone)&lt;/rating&gt; &lt;title&gt;Disney-Pixar Finding Nemo &lt;/title&gt; &lt;pub&gt;THQ Inc.&lt;/pub&gt; &lt;dev&gt;Traveller's Tales&lt;/dev&gt; &lt;genre&gt;Action&lt;/genre&gt; &lt;score&gt;3.4&lt;/score&gt; &lt;player&gt;1 Player&lt;/player&gt; &lt;story&gt;Guide Nemo and Marlin through their underwater adventure. Meet all of the characters from the Disney/Pixar movie, Finding Nemo, as you live all of the film's storyline. The search for Nemo is on, and it is up to you to find him. Dive in!****Features:****1. Live the film through the game and help reunite Nemo and his father Marlin.**2. Over 15 levels of action and adventure with multiple unlockable mini-games in each level.**3. Play as all 3 of the main characters from the film: Nemo, Marlin, and Dory.**4. 3-D underwater environments.**5. Interact with all the characters from the film including Bruce, Crush, and the Tank Gang.**6. Features film clips that capture the essence of the movie.&lt;/story&gt; &lt;/game&gt;</text:p>
          </table:table-cell>
          <table:table-cell table:number-columns-repeated="1012"/>
        </table:table-row>
        <table:table-row table:style-name="ro1">
          <table:table-cell office:value-type="string">
            <text:p>Disney-Pixar Monsters, Inc. - Scream Arena (USA)</text:p>
          </table:table-cell>
          <table:table-cell office:value-type="float" office:value="2002">
            <text:p>2002</text:p>
          </table:table-cell>
          <table:table-cell office:value-type="string">
            <text:p>ESRB - E (Everyone)</text:p>
          </table:table-cell>
          <table:table-cell office:value-type="string">
            <text:p>Disney-Pixar Monsters, Inc. - Scream Arena </text:p>
          </table:table-cell>
          <table:table-cell table:style-name="Default" office:value-type="string">
            <text:p>THQ Inc.</text:p>
          </table:table-cell>
          <table:table-cell office:value-type="string">
            <text:p>Radical Entertainment</text:p>
          </table:table-cell>
          <table:table-cell office:value-type="string">
            <text:p>Platform</text:p>
          </table:table-cell>
          <table:table-cell office:value-type="string">
            <text:p>3.1</text:p>
          </table:table-cell>
          <table:table-cell office:value-type="string">
            <text:p>1-4 Players</text:p>
          </table:table-cell>
          <table:table-cell office:value-type="string">
            <text:p>Monsters, Inc.: Scream Arena is based on the 2001 Pixar film. Set after the movie, the employees of Monsters, Inc. now produce energy by making children laugh instead of scaring them. One good way of doing that is having the monsters knock each other over with balls, resulting in a dodgeball-like game. <text:s/>The game includes 13 characters and 7 arenas based on locations from the film. At the start of a single-player game, only 5 characters and the training arena are accessible, others have to be unlocked by advancing through the levels. There are 5 levels for each arena, for a total of 35 levels plus one final challenge. Selectable characters vary in speed and throwing power. <text:s/>Goals vary between levels and include scoring more points than the opponents, being the last monster standing, hitting a number of targets or holding on to a special ball the longest. Balls spawn on the ground and must be picked up and thrown at opponents or targets to score points, knock off one of their lives or free a held ball. To avoid being hit, balls can be blocked or dodged. Various special balls with unique properties exist. These include stun balls that knock out opponents temporarily, bubble balls that trap them in a soap bubble, yo-yo balls that come back to the thrower, pet balls that follow their owners around, and many more. <text:s/>Multiplayer modes include Buddy, which is a two-player co-op mode, Team, which allows two-versus-two matchups, and Party, which is free-for-all four a maximum of four players. Arenas and characters must be unlocked in single-player mode.</text:p>
          </table:table-cell>
          <table:table-cell table:style-name="Default"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Disney-Pixar Monsters, Inc. - Scream Arena (USA)&quot;&gt; &lt;year&gt;2002&lt;/year&gt; &lt;rating&gt;ESRB - E (Everyone)&lt;/rating&gt; &lt;title&gt;Disney-Pixar Monsters, Inc. - Scream Arena &lt;/title&gt; &lt;pub&gt;THQ Inc.&lt;/pub&gt; &lt;dev&gt;Radical Entertainment&lt;/dev&gt; &lt;genre&gt;Platform&lt;/genre&gt; &lt;score&gt;3.1&lt;/score&gt; &lt;player&gt;1-4 Players&lt;/player&gt; &lt;story&gt;Monsters, Inc.: Scream Arena is based on the 2001 Pixar film. Set after the movie, the employees of Monsters, Inc. now produce energy by making children laugh instead of scaring them. One good way of doing that is having the monsters knock each other over with balls, resulting in a dodgeball-like game.  The game includes 13 characters and 7 arenas based on locations from the film. At the start of a single-player game, only 5 characters and the training arena are accessible, others have to be unlocked by advancing through the levels. There are 5 levels for each arena, for a total of 35 levels plus one final challenge. Selectable characters vary in speed and throwing power.  Goals vary between levels and include scoring more points than the opponents, being the last monster standing, hitting a number of targets or holding on to a special ball the longest. Balls spawn on the ground and must be picked up and thrown at opponents or targets to score points, knock off one of their lives or free a held ball. To avoid being hit, balls can be blocked or dodged. Various special balls with unique properties exist. These include stun balls that knock out opponents temporarily, bubble balls that trap them in a soap bubble, yo-yo balls that come back to the thrower, pet balls that follow their owners around, and many more.  Multiplayer modes include Buddy, which is a two-player co-op mode, Team, which allows two-versus-two matchups, and Party, which is free-for-all four a maximum of four players. Arenas and characters must be unlocked in single-player mode.&lt;/story&gt; &lt;/game&gt;">
            <text:p>&lt;game name="Disney-Pixar Monsters, Inc. - Scream Arena (USA)"&gt; &lt;year&gt;2002&lt;/year&gt; &lt;rating&gt;ESRB - E (Everyone)&lt;/rating&gt; &lt;title&gt;Disney-Pixar Monsters, Inc. - Scream Arena &lt;/title&gt; &lt;pub&gt;THQ Inc.&lt;/pub&gt; &lt;dev&gt;Radical Entertainment&lt;/dev&gt; &lt;genre&gt;Platform&lt;/genre&gt; &lt;score&gt;3.1&lt;/score&gt; &lt;player&gt;1-4 Players&lt;/player&gt; &lt;story&gt;Monsters, Inc.: Scream Arena is based on the 2001 Pixar film. Set after the movie, the employees of Monsters, Inc. now produce energy by making children laugh instead of scaring them. One good way of doing that is having the monsters knock each other over with balls, resulting in a dodgeball-like game. <text:s/>The game includes 13 characters and 7 arenas based on locations from the film. At the start of a single-player game, only 5 characters and the training arena are accessible, others have to be unlocked by advancing through the levels. There are 5 levels for each arena, for a total of 35 levels plus one final challenge. Selectable characters vary in speed and throwing power. <text:s/>Goals vary between levels and include scoring more points than the opponents, being the last monster standing, hitting a number of targets or holding on to a special ball the longest. Balls spawn on the ground and must be picked up and thrown at opponents or targets to score points, knock off one of their lives or free a held ball. To avoid being hit, balls can be blocked or dodged. Various special balls with unique properties exist. These include stun balls that knock out opponents temporarily, bubble balls that trap them in a soap bubble, yo-yo balls that come back to the thrower, pet balls that follow their owners around, and many more. <text:s/>Multiplayer modes include Buddy, which is a two-player co-op mode, Team, which allows two-versus-two matchups, and Party, which is free-for-all four a maximum of four players. Arenas and characters must be unlocked in single-player mode.&lt;/story&gt; &lt;/game&gt;</text:p>
          </table:table-cell>
          <table:table-cell table:number-columns-repeated="1012"/>
        </table:table-row>
        <table:table-row table:style-name="ro1">
          <table:table-cell office:value-type="string">
            <text:p>Disney-Pixar Ratatouille (USA)</text:p>
          </table:table-cell>
          <table:table-cell office:value-type="float" office:value="2007">
            <text:p>2007</text:p>
          </table:table-cell>
          <table:table-cell office:value-type="string">
            <text:p>ESRB - E (Everyone)</text:p>
          </table:table-cell>
          <table:table-cell office:value-type="string">
            <text:p>Disney-Pixar Ratatouille </text:p>
          </table:table-cell>
          <table:table-cell table:style-name="Default" office:value-type="string">
            <text:p>THQ Inc.</text:p>
          </table:table-cell>
          <table:table-cell office:value-type="string">
            <text:p>Asobo Studio</text:p>
          </table:table-cell>
          <table:table-cell office:value-type="string">
            <text:p>Platform</text:p>
          </table:table-cell>
          <table:table-cell office:value-type="string">
            <text:p>3.4</text:p>
          </table:table-cell>
          <table:table-cell office:value-type="string">
            <text:p>1-4 Players</text:p>
          </table:table-cell>
          <table:table-cell office:value-type="string">
            <text:p>This game is based on the award winning Pixar movie of the same name. Remy is a rat who dreams of becoming a becoming a cook like his hero, the famous French chef Gusteau. Due to a series of unfortunate events, Remy finds himself in the sewers of Paris right below Gusteau's restaurant.****Unfortunately, it is difficult for a rat to find a job in the kitchen, but through his friendship with a clumsy janitor, Linguine, they are able to work together towards achieving their goals. Unfortunately, there are many obstacles that stand in their way – scheming chefs, health inspectors, food critics and even Remy's family.****This game features many of the exciting conflicts in the film, but expands on it with 6 open world environments to explore. There are numerous minigames featured that can be unlocked for multiplayer. Remy has to navigate his way through kitchens and sewers with interesting platform mechanics. There are cooking challenges as well as chase sequences.</text:p>
          </table:table-cell>
          <table:table-cell table:style-name="Default"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Disney-Pixar Ratatouille (USA)&quot;&gt; &lt;year&gt;2007&lt;/year&gt; &lt;rating&gt;ESRB - E (Everyone)&lt;/rating&gt; &lt;title&gt;Disney-Pixar Ratatouille &lt;/title&gt; &lt;pub&gt;THQ Inc.&lt;/pub&gt; &lt;dev&gt;Asobo Studio&lt;/dev&gt; &lt;genre&gt;Platform&lt;/genre&gt; &lt;score&gt;3.4&lt;/score&gt; &lt;player&gt;1-4 Players&lt;/player&gt; &lt;story&gt;This game is based on the award winning Pixar movie of the same name. Remy is a rat who dreams of becoming a becoming a cook like his hero, the famous French chef Gusteau. Due to a series of unfortunate events, Remy finds himself in the sewers of Paris right below Gusteau's restaurant.****Unfortunately, it is difficult for a rat to find a job in the kitchen, but through his friendship with a clumsy janitor, Linguine, they are able to work together towards achieving their goals. Unfortunately, there are many obstacles that stand in their way – scheming chefs, health inspectors, food critics and even Remy's family.****This game features many of the exciting conflicts in the film, but expands on it with 6 open world environments to explore. There are numerous minigames featured that can be unlocked for multiplayer. Remy has to navigate his way through kitchens and sewers with interesting platform mechanics. There are cooking challenges as well as chase sequences.&lt;/story&gt; &lt;/game&gt;">
            <text:p>&lt;game name="Disney-Pixar Ratatouille (USA)"&gt; &lt;year&gt;2007&lt;/year&gt; &lt;rating&gt;ESRB - E (Everyone)&lt;/rating&gt; &lt;title&gt;Disney-Pixar Ratatouille &lt;/title&gt; &lt;pub&gt;THQ Inc.&lt;/pub&gt; &lt;dev&gt;Asobo Studio&lt;/dev&gt; &lt;genre&gt;Platform&lt;/genre&gt; &lt;score&gt;3.4&lt;/score&gt; &lt;player&gt;1-4 Players&lt;/player&gt; &lt;story&gt;This game is based on the award winning Pixar movie of the same name. Remy is a rat who dreams of becoming a becoming a cook like his hero, the famous French chef Gusteau. Due to a series of unfortunate events, Remy finds himself in the sewers of Paris right below Gusteau's restaurant.****Unfortunately, it is difficult for a rat to find a job in the kitchen, but through his friendship with a clumsy janitor, Linguine, they are able to work together towards achieving their goals. Unfortunately, there are many obstacles that stand in their way – scheming chefs, health inspectors, food critics and even Remy's family.****This game features many of the exciting conflicts in the film, but expands on it with 6 open world environments to explore. There are numerous minigames featured that can be unlocked for multiplayer. Remy has to navigate his way through kitchens and sewers with interesting platform mechanics. There are cooking challenges as well as chase sequences.&lt;/story&gt; &lt;/game&gt;</text:p>
          </table:table-cell>
          <table:table-cell table:number-columns-repeated="1012"/>
        </table:table-row>
        <table:table-row table:style-name="ro1">
          <table:table-cell office:value-type="string">
            <text:p>Disney's Chicken Little (USA)</text:p>
          </table:table-cell>
          <table:table-cell office:value-type="float" office:value="2005">
            <text:p>2005</text:p>
          </table:table-cell>
          <table:table-cell office:value-type="string">
            <text:p>ESRB - E10+ (Everyone 10+)</text:p>
          </table:table-cell>
          <table:table-cell office:value-type="string">
            <text:p>Disney's Chicken Little </text:p>
          </table:table-cell>
          <table:table-cell table:style-name="Default" office:value-type="string">
            <text:p>Buena Vista Games, Inc.</text:p>
          </table:table-cell>
          <table:table-cell office:value-type="string">
            <text:p>Avalanche Software</text:p>
          </table:table-cell>
          <table:table-cell office:value-type="string">
            <text:p>Platform</text:p>
          </table:table-cell>
          <table:table-cell office:value-type="string">
            <text:p>3.8</text:p>
          </table:table-cell>
          <table:table-cell office:value-type="string">
            <text:p>1-2 Players</text:p>
          </table:table-cell>
          <table:table-cell office:value-type="string">
            <text:p>Based on Disney's film, take part in Chicken Little's adventure as he and his friends, the Misfits, tries to save the world.****The game begins with Chicken Little missing his school bus and it's up to you to help him get to school. There are a total of 24 levels and you must complete a set of objectives in each one before being able to advance to the next. ****By collecting Buck Cluck Trading Cards in each game level, you can purchase Minigames at the Minigame Store to play with a friend.</text:p>
          </table:table-cell>
          <table:table-cell table:style-name="Default"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Disney's Chicken Little (USA)&quot;&gt; &lt;year&gt;2005&lt;/year&gt; &lt;rating&gt;ESRB - E10+ (Everyone 10+)&lt;/rating&gt; &lt;title&gt;Disney's Chicken Little &lt;/title&gt; &lt;pub&gt;Buena Vista Games, Inc.&lt;/pub&gt; &lt;dev&gt;Avalanche Software&lt;/dev&gt; &lt;genre&gt;Platform&lt;/genre&gt; &lt;score&gt;3.8&lt;/score&gt; &lt;player&gt;1-2 Players&lt;/player&gt; &lt;story&gt;Based on Disney's film, take part in Chicken Little's adventure as he and his friends, the Misfits, tries to save the world.****The game begins with Chicken Little missing his school bus and it's up to you to help him get to school. There are a total of 24 levels and you must complete a set of objectives in each one before being able to advance to the next. ****By collecting Buck Cluck Trading Cards in each game level, you can purchase Minigames at the Minigame Store to play with a friend.&lt;/story&gt; &lt;/game&gt;">
            <text:p>&lt;game name="Disney's Chicken Little (USA)"&gt; &lt;year&gt;2005&lt;/year&gt; &lt;rating&gt;ESRB - E10+ (Everyone 10+)&lt;/rating&gt; &lt;title&gt;Disney's Chicken Little &lt;/title&gt; &lt;pub&gt;Buena Vista Games, Inc.&lt;/pub&gt; &lt;dev&gt;Avalanche Software&lt;/dev&gt; &lt;genre&gt;Platform&lt;/genre&gt; &lt;score&gt;3.8&lt;/score&gt; &lt;player&gt;1-2 Players&lt;/player&gt; &lt;story&gt;Based on Disney's film, take part in Chicken Little's adventure as he and his friends, the Misfits, tries to save the world.****The game begins with Chicken Little missing his school bus and it's up to you to help him get to school. There are a total of 24 levels and you must complete a set of objectives in each one before being able to advance to the next. ****By collecting Buck Cluck Trading Cards in each game level, you can purchase Minigames at the Minigame Store to play with a friend.&lt;/story&gt; &lt;/game&gt;</text:p>
          </table:table-cell>
          <table:table-cell table:number-columns-repeated="1012"/>
        </table:table-row>
        <table:table-row table:style-name="ro1">
          <table:table-cell office:value-type="string">
            <text:p>Disney's Donald Duck - Goin' Quackers (USA)</text:p>
          </table:table-cell>
          <table:table-cell office:value-type="float" office:value="2002">
            <text:p>2002</text:p>
          </table:table-cell>
          <table:table-cell office:value-type="string">
            <text:p>ESRB - E (Everyone)</text:p>
          </table:table-cell>
          <table:table-cell office:value-type="string">
            <text:p>Disney's Donald Duck - Goin' Quackers </text:p>
          </table:table-cell>
          <table:table-cell table:style-name="Default" office:value-type="string">
            <text:p>Ubi Soft Entertainment Software</text:p>
          </table:table-cell>
          <table:table-cell office:value-type="string">
            <text:p>Ubi Soft</text:p>
          </table:table-cell>
          <table:table-cell office:value-type="string">
            <text:p>Action</text:p>
          </table:table-cell>
          <table:table-cell office:value-type="string">
            <text:p>3.2</text:p>
          </table:table-cell>
          <table:table-cell office:value-type="string">
            <text:p>1 Player</text:p>
          </table:table-cell>
          <table:table-cell office:value-type="string">
            <text:p>You play as Donald in this 3d platform action game. <text:s/>Donald's girlfriend, Daisy is a reporter for a television station in Duckberg. <text:s/>While doing a story on the secret temple of Merlock, a terrible magician, Daisy is kidnapped. <text:s/>Now, it is up to Donald to get her back. <text:s/>Along the way he will have help from his nephews, Huey, Dewey, and Louie, and the inventor Gyro Gearloose. <text:s/>He will also have competition from Gladstone Gander, who is also trying to save Daisy.****Game play alternates between side-scrolling running and jumping and 3d running and jumping. The side scrolling levels play a lot like the Super Mario Bros. games. <text:s/>The 3d levels play a lot like the Crash Bandicoot series of games. <text:s/>All in all, there are 20 levels, spread out through areas.</text:p>
          </table:table-cell>
          <table:table-cell table:style-name="Default"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Disney's Donald Duck - Goin' Quackers (USA)&quot;&gt; &lt;year&gt;2002&lt;/year&gt; &lt;rating&gt;ESRB - E (Everyone)&lt;/rating&gt; &lt;title&gt;Disney's Donald Duck - Goin' Quackers &lt;/title&gt; &lt;pub&gt;Ubi Soft Entertainment Software&lt;/pub&gt; &lt;dev&gt;Ubi Soft&lt;/dev&gt; &lt;genre&gt;Action&lt;/genre&gt; &lt;score&gt;3.2&lt;/score&gt; &lt;player&gt;1 Player&lt;/player&gt; &lt;story&gt;You play as Donald in this 3d platform action game.  Donald's girlfriend, Daisy is a reporter for a television station in Duckberg.  While doing a story on the secret temple of Merlock, a terrible magician, Daisy is kidnapped.  Now, it is up to Donald to get her back.  Along the way he will have help from his nephews, Huey, Dewey, and Louie, and the inventor Gyro Gearloose.  He will also have competition from Gladstone Gander, who is also trying to save Daisy.****Game play alternates between side-scrolling running and jumping and 3d running and jumping. The side scrolling levels play a lot like the Super Mario Bros. games.  The 3d levels play a lot like the Crash Bandicoot series of games.  All in all, there are 20 levels, spread out through areas.&lt;/story&gt; &lt;/game&gt;">
            <text:p>&lt;game name="Disney's Donald Duck - Goin' Quackers (USA)"&gt; &lt;year&gt;2002&lt;/year&gt; &lt;rating&gt;ESRB - E (Everyone)&lt;/rating&gt; &lt;title&gt;Disney's Donald Duck - Goin' Quackers &lt;/title&gt; &lt;pub&gt;Ubi Soft Entertainment Software&lt;/pub&gt; &lt;dev&gt;Ubi Soft&lt;/dev&gt; &lt;genre&gt;Action&lt;/genre&gt; &lt;score&gt;3.2&lt;/score&gt; &lt;player&gt;1 Player&lt;/player&gt; &lt;story&gt;You play as Donald in this 3d platform action game. <text:s/>Donald's girlfriend, Daisy is a reporter for a television station in Duckberg. <text:s/>While doing a story on the secret temple of Merlock, a terrible magician, Daisy is kidnapped. <text:s/>Now, it is up to Donald to get her back. <text:s/>Along the way he will have help from his nephews, Huey, Dewey, and Louie, and the inventor Gyro Gearloose. <text:s/>He will also have competition from Gladstone Gander, who is also trying to save Daisy.****Game play alternates between side-scrolling running and jumping and 3d running and jumping. The side scrolling levels play a lot like the Super Mario Bros. games. <text:s/>The 3d levels play a lot like the Crash Bandicoot series of games. <text:s/>All in all, there are 20 levels, spread out through areas.&lt;/story&gt; &lt;/game&gt;</text:p>
          </table:table-cell>
          <table:table-cell table:number-columns-repeated="1012"/>
        </table:table-row>
        <table:table-row table:style-name="ro1">
          <table:table-cell office:value-type="string">
            <text:p>Disney's Extreme Skate Adventure (USA)</text:p>
          </table:table-cell>
          <table:table-cell office:value-type="float" office:value="2003">
            <text:p>2003</text:p>
          </table:table-cell>
          <table:table-cell office:value-type="string">
            <text:p>ESRB - E (Everyone)</text:p>
          </table:table-cell>
          <table:table-cell office:value-type="string">
            <text:p>Disney's Extreme Skate Adventure </text:p>
          </table:table-cell>
          <table:table-cell table:style-name="Default" office:value-type="string">
            <text:p>Activision Publishing, Inc.</text:p>
          </table:table-cell>
          <table:table-cell office:value-type="string">
            <text:p>Toys for Bob</text:p>
          </table:table-cell>
          <table:table-cell office:value-type="string">
            <text:p>Sports/Skating</text:p>
          </table:table-cell>
          <table:table-cell office:value-type="string">
            <text:p>3.9</text:p>
          </table:table-cell>
          <table:table-cell office:value-type="string">
            <text:p>1-2 Players</text:p>
          </table:table-cell>
          <table:table-cell office:value-type="string">
            <text:p>Skateboard your way through the worlds of Toy Story, Tarzan and The Lion King each including a variety of different levels and locals to visit. <text:s/>Play as characters from those universes or create your own from scratch. Each included character has their own look, board, moves and collectable. Practice Modes and Freeskate moves provide the opportunity to try things out safely and freely and there are several "pro moves" and level specific moves that can be done.****The game is 3D with a 3rd person perspective (usually behind the player) that uses the game engine from Tony Hawk's Pro Skater 4 and features a custom soundtrack with current bands.</text:p>
          </table:table-cell>
          <table:table-cell table:style-name="Default"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Disney's Extreme Skate Adventure (USA)&quot;&gt; &lt;year&gt;2003&lt;/year&gt; &lt;rating&gt;ESRB - E (Everyone)&lt;/rating&gt; &lt;title&gt;Disney's Extreme Skate Adventure &lt;/title&gt; &lt;pub&gt;Activision Publishing, Inc.&lt;/pub&gt; &lt;dev&gt;Toys for Bob&lt;/dev&gt; &lt;genre&gt;Sports/Skating&lt;/genre&gt; &lt;score&gt;3.9&lt;/score&gt; &lt;player&gt;1-2 Players&lt;/player&gt; &lt;story&gt;Skateboard your way through the worlds of Toy Story, Tarzan and The Lion King each including a variety of different levels and locals to visit.  Play as characters from those universes or create your own from scratch. Each included character has their own look, board, moves and collectable. Practice Modes and Freeskate moves provide the opportunity to try things out safely and freely and there are several &quot;pro moves&quot; and level specific moves that can be done.****The game is 3D with a 3rd person perspective (usually behind the player) that uses the game engine from Tony Hawk's Pro Skater 4 and features a custom soundtrack with current bands.&lt;/story&gt; &lt;/game&gt;">
            <text:p>&lt;game name="Disney's Extreme Skate Adventure (USA)"&gt; &lt;year&gt;2003&lt;/year&gt; &lt;rating&gt;ESRB - E (Everyone)&lt;/rating&gt; &lt;title&gt;Disney's Extreme Skate Adventure &lt;/title&gt; &lt;pub&gt;Activision Publishing, Inc.&lt;/pub&gt; &lt;dev&gt;Toys for Bob&lt;/dev&gt; &lt;genre&gt;Sports/Skating&lt;/genre&gt; &lt;score&gt;3.9&lt;/score&gt; &lt;player&gt;1-2 Players&lt;/player&gt; &lt;story&gt;Skateboard your way through the worlds of Toy Story, Tarzan and The Lion King each including a variety of different levels and locals to visit. <text:s/>Play as characters from those universes or create your own from scratch. Each included character has their own look, board, moves and collectable. Practice Modes and Freeskate moves provide the opportunity to try things out safely and freely and there are several "pro moves" and level specific moves that can be done.****The game is 3D with a 3rd person perspective (usually behind the player) that uses the game engine from Tony Hawk's Pro Skater 4 and features a custom soundtrack with current bands.&lt;/story&gt; &lt;/game&gt;</text:p>
          </table:table-cell>
          <table:table-cell table:number-columns-repeated="1012"/>
        </table:table-row>
        <table:table-row table:style-name="ro1">
          <table:table-cell office:value-type="string">
            <text:p>Disney's Hide &amp; Sneak (USA)</text:p>
          </table:table-cell>
          <table:table-cell office:value-type="float" office:value="2003">
            <text:p>2003</text:p>
          </table:table-cell>
          <table:table-cell office:value-type="string">
            <text:p>ESRB - E (Everyone)</text:p>
          </table:table-cell>
          <table:table-cell office:value-type="string">
            <text:p>Disney's Hide &amp; Sneak </text:p>
          </table:table-cell>
          <table:table-cell table:number-columns-repeated="2" office:value-type="string">
            <text:p>Capcom</text:p>
          </table:table-cell>
          <table:table-cell office:value-type="string">
            <text:p>Action</text:p>
          </table:table-cell>
          <table:table-cell office:value-type="string">
            <text:p>3.8</text:p>
          </table:table-cell>
          <table:table-cell office:value-type="string">
            <text:p>1 Player</text:p>
          </table:table-cell>
          <table:table-cell office:value-type="string">
            <text:p>Play as Mickey and rescue Minnie from mysterious flying creatures. You will need to solve puzzles, run, jump, dodge, and hide from enemies. Control Mickey as he hangs onto ropes, climbs onto containers, and uses stealth maneuvers to evade foes. Features: **Two playable characters: play as either Mickey or Minnie. **Three unique gaming environment stages: warehouse, museum, and ruins! **Master the "trick" button: unleash special tricks and combinations. **More than 30 animated sequences for both Mickey and Minnie to "hide and sneak." </text:p>
          </table:table-cell>
          <table:table-cell table:style-name="Default"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Disney's Hide &amp; Sneak (USA)&quot;&gt; &lt;year&gt;2003&lt;/year&gt; &lt;rating&gt;ESRB - E (Everyone)&lt;/rating&gt; &lt;title&gt;Disney's Hide &amp; Sneak &lt;/title&gt; &lt;pub&gt;Capcom&lt;/pub&gt; &lt;dev&gt;Capcom&lt;/dev&gt; &lt;genre&gt;Action&lt;/genre&gt; &lt;score&gt;3.8&lt;/score&gt; &lt;player&gt;1 Player&lt;/player&gt; &lt;story&gt;Play as Mickey and rescue Minnie from mysterious flying creatures. You will need to solve puzzles, run, jump, dodge, and hide from enemies. Control Mickey as he hangs onto ropes, climbs onto containers, and uses stealth maneuvers to evade foes. Features: **Two playable characters: play as either Mickey or Minnie. **Three unique gaming environment stages: warehouse, museum, and ruins! **Master the &quot;trick&quot; button: unleash special tricks and combinations. **More than 30 animated sequences for both Mickey and Minnie to &quot;hide and sneak.&quot; &lt;/story&gt; &lt;/game&gt;">
            <text:p>&lt;game name="Disney's Hide &amp; Sneak (USA)"&gt; &lt;year&gt;2003&lt;/year&gt; &lt;rating&gt;ESRB - E (Everyone)&lt;/rating&gt; &lt;title&gt;Disney's Hide &amp; Sneak &lt;/title&gt; &lt;pub&gt;Capcom&lt;/pub&gt; &lt;dev&gt;Capcom&lt;/dev&gt; &lt;genre&gt;Action&lt;/genre&gt; &lt;score&gt;3.8&lt;/score&gt; &lt;player&gt;1 Player&lt;/player&gt; &lt;story&gt;Play as Mickey and rescue Minnie from mysterious flying creatures. You will need to solve puzzles, run, jump, dodge, and hide from enemies. Control Mickey as he hangs onto ropes, climbs onto containers, and uses stealth maneuvers to evade foes. Features: **Two playable characters: play as either Mickey or Minnie. **Three unique gaming environment stages: warehouse, museum, and ruins! **Master the "trick" button: unleash special tricks and combinations. **More than 30 animated sequences for both Mickey and Minnie to "hide and sneak." &lt;/story&gt; &lt;/game&gt;</text:p>
          </table:table-cell>
          <table:table-cell table:number-columns-repeated="1012"/>
        </table:table-row>
        <table:table-row table:style-name="ro1">
          <table:table-cell office:value-type="string">
            <text:p>Disney's Magical Mirror Starring Mickey Mouse (USA)</text:p>
          </table:table-cell>
          <table:table-cell office:value-type="float" office:value="2002">
            <text:p>2002</text:p>
          </table:table-cell>
          <table:table-cell office:value-type="string">
            <text:p>ESRB - E (Everyone)</text:p>
          </table:table-cell>
          <table:table-cell office:value-type="string">
            <text:p>Disney's Magical Mirror Starring Mickey Mouse </text:p>
          </table:table-cell>
          <table:table-cell table:style-name="Default" office:value-type="string">
            <text:p>Nintendo of America Inc.</text:p>
          </table:table-cell>
          <table:table-cell office:value-type="string">
            <text:p>Capcom</text:p>
          </table:table-cell>
          <table:table-cell office:value-type="string">
            <text:p>Adventure</text:p>
          </table:table-cell>
          <table:table-cell office:value-type="string">
            <text:p>2.7</text:p>
          </table:table-cell>
          <table:table-cell office:value-type="string">
            <text:p>1 Player</text:p>
          </table:table-cell>
          <table:table-cell office:value-type="string">
            <text:p>In this third-person game, you play as Mickey Mouse. Mickey is dreaming in his bed and a ghost draws Mickey through his bedroom mirror, then shatters the mirror into 12 pieces. Mickey must make his way through his dream house and collect the mirror pieces so he can get back to his bedroom and wake up.****On his quest, Mickey collects stars that allow him to perform certain actions. He needs to find keys to unlock doors, figure out environmental puzzles, and the like. He may also collect "souvenirs," but these are not necessary. ****This is a kids' game that can be enjoyed by adults too. It's primarily an adventure game but there are also some included arcade-style minigames, completion of which is not required to finish the game.****You can also use the Game Boy Advance Link Cable to connect to a Game Boy to play Disney's Magical Quest Starring Mickey &amp; Minnie</text:p>
          </table:table-cell>
          <table:table-cell table:style-name="Default"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Disney's Magical Mirror Starring Mickey Mouse (USA)&quot;&gt; &lt;year&gt;2002&lt;/year&gt; &lt;rating&gt;ESRB - E (Everyone)&lt;/rating&gt; &lt;title&gt;Disney's Magical Mirror Starring Mickey Mouse &lt;/title&gt; &lt;pub&gt;Nintendo of America Inc.&lt;/pub&gt; &lt;dev&gt;Capcom&lt;/dev&gt; &lt;genre&gt;Adventure&lt;/genre&gt; &lt;score&gt;2.7&lt;/score&gt; &lt;player&gt;1 Player&lt;/player&gt; &lt;story&gt;In this third-person game, you play as Mickey Mouse. Mickey is dreaming in his bed and a ghost draws Mickey through his bedroom mirror, then shatters the mirror into 12 pieces. Mickey must make his way through his dream house and collect the mirror pieces so he can get back to his bedroom and wake up.****On his quest, Mickey collects stars that allow him to perform certain actions. He needs to find keys to unlock doors, figure out environmental puzzles, and the like. He may also collect &quot;souvenirs,&quot; but these are not necessary. ****This is a kids' game that can be enjoyed by adults too. It's primarily an adventure game but there are also some included arcade-style minigames, completion of which is not required to finish the game.****You can also use the Game Boy Advance Link Cable to connect to a Game Boy to play Disney's Magical Quest Starring Mickey &amp; Minnie&lt;/story&gt; &lt;/game&gt;">
            <text:p>&lt;game name="Disney's Magical Mirror Starring Mickey Mouse (USA)"&gt; &lt;year&gt;2002&lt;/year&gt; &lt;rating&gt;ESRB - E (Everyone)&lt;/rating&gt; &lt;title&gt;Disney's Magical Mirror Starring Mickey Mouse &lt;/title&gt; &lt;pub&gt;Nintendo of America Inc.&lt;/pub&gt; &lt;dev&gt;Capcom&lt;/dev&gt; &lt;genre&gt;Adventure&lt;/genre&gt; &lt;score&gt;2.7&lt;/score&gt; &lt;player&gt;1 Player&lt;/player&gt; &lt;story&gt;In this third-person game, you play as Mickey Mouse. Mickey is dreaming in his bed and a ghost draws Mickey through his bedroom mirror, then shatters the mirror into 12 pieces. Mickey must make his way through his dream house and collect the mirror pieces so he can get back to his bedroom and wake up.****On his quest, Mickey collects stars that allow him to perform certain actions. He needs to find keys to unlock doors, figure out environmental puzzles, and the like. He may also collect "souvenirs," but these are not necessary. ****This is a kids' game that can be enjoyed by adults too. It's primarily an adventure game but there are also some included arcade-style minigames, completion of which is not required to finish the game.****You can also use the Game Boy Advance Link Cable to connect to a Game Boy to play Disney's Magical Quest Starring Mickey &amp; Minnie&lt;/story&gt; &lt;/game&gt;</text:p>
          </table:table-cell>
          <table:table-cell table:number-columns-repeated="1012"/>
        </table:table-row>
        <table:table-row table:style-name="ro1">
          <table:table-cell office:value-type="string">
            <text:p>Disney's Meet the Robinsons (USA)</text:p>
          </table:table-cell>
          <table:table-cell office:value-type="float" office:value="2007">
            <text:p>2007</text:p>
          </table:table-cell>
          <table:table-cell office:value-type="string">
            <text:p>ESRB - E10+ (Everyone 10+)</text:p>
          </table:table-cell>
          <table:table-cell office:value-type="string">
            <text:p>Disney's Meet the Robinsons </text:p>
          </table:table-cell>
          <table:table-cell table:style-name="Default" office:value-type="string">
            <text:p>Disney Interactive Studios</text:p>
          </table:table-cell>
          <table:table-cell office:value-type="string">
            <text:p>Avalanche Software</text:p>
          </table:table-cell>
          <table:table-cell office:value-type="string">
            <text:p>Adventure</text:p>
          </table:table-cell>
          <table:table-cell office:value-type="string">
            <text:p>3.7</text:p>
          </table:table-cell>
          <table:table-cell office:value-type="string">
            <text:p>1 Player</text:p>
          </table:table-cell>
          <table:table-cell office:value-type="string">
            <text:p>Meet the Robinsons is based on the animated movie of the same name, but acts as a sequel to it.**The player assumes the role of Wilbur Robinsion, who arrives home after a journey through his time machine from ancient Egypt to find that the Bowler Hat Guy has stolen his second time machine, and so he has to go back in time to stop it.**Unfortunately, it goes pear shaped and returns to a future where Robinson industries has been taken over by Magma Industries Corporation, run by Emperor Stanley, who is now in the process of waging war on Queen Lizzie and her army of robot ants.**The ants then manage to steal the time machine, and Wilbur has to sort all this out.****Gameplay involves fighting your way through hordes of enemies to get to and achieve your goals. Along the way, you will come across health upgrades as well as components to build new gadgets such as the charge glove, the dissembler and the havoc glove.**Whilst playing the game, the player will also have to complete several mini games in order to proceed. These include one that involves getting bubbles across a course and removing tiles from a wall to access a goal behind the tiles.</text:p>
          </table:table-cell>
          <table:table-cell table:style-name="Default"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Disney's Meet the Robinsons (USA)&quot;&gt; &lt;year&gt;2007&lt;/year&gt; &lt;rating&gt;ESRB - E10+ (Everyone 10+)&lt;/rating&gt; &lt;title&gt;Disney's Meet the Robinsons &lt;/title&gt; &lt;pub&gt;Disney Interactive Studios&lt;/pub&gt; &lt;dev&gt;Avalanche Software&lt;/dev&gt; &lt;genre&gt;Adventure&lt;/genre&gt; &lt;score&gt;3.7&lt;/score&gt; &lt;player&gt;1 Player&lt;/player&gt; &lt;story&gt;Meet the Robinsons is based on the animated movie of the same name, but acts as a sequel to it.**The player assumes the role of Wilbur Robinsion, who arrives home after a journey through his time machine from ancient Egypt to find that the Bowler Hat Guy has stolen his second time machine, and so he has to go back in time to stop it.**Unfortunately, it goes pear shaped and returns to a future where Robinson industries has been taken over by Magma Industries Corporation, run by Emperor Stanley, who is now in the process of waging war on Queen Lizzie and her army of robot ants.**The ants then manage to steal the time machine, and Wilbur has to sort all this out.****Gameplay involves fighting your way through hordes of enemies to get to and achieve your goals. Along the way, you will come across health upgrades as well as components to build new gadgets such as the charge glove, the dissembler and the havoc glove.**Whilst playing the game, the player will also have to complete several mini games in order to proceed. These include one that involves getting bubbles across a course and removing tiles from a wall to access a goal behind the tiles.&lt;/story&gt; &lt;/game&gt;">
            <text:p>&lt;game name="Disney's Meet the Robinsons (USA)"&gt; &lt;year&gt;2007&lt;/year&gt; &lt;rating&gt;ESRB - E10+ (Everyone 10+)&lt;/rating&gt; &lt;title&gt;Disney's Meet the Robinsons &lt;/title&gt; &lt;pub&gt;Disney Interactive Studios&lt;/pub&gt; &lt;dev&gt;Avalanche Software&lt;/dev&gt; &lt;genre&gt;Adventure&lt;/genre&gt; &lt;score&gt;3.7&lt;/score&gt; &lt;player&gt;1 Player&lt;/player&gt; &lt;story&gt;Meet the Robinsons is based on the animated movie of the same name, but acts as a sequel to it.**The player assumes the role of Wilbur Robinsion, who arrives home after a journey through his time machine from ancient Egypt to find that the Bowler Hat Guy has stolen his second time machine, and so he has to go back in time to stop it.**Unfortunately, it goes pear shaped and returns to a future where Robinson industries has been taken over by Magma Industries Corporation, run by Emperor Stanley, who is now in the process of waging war on Queen Lizzie and her army of robot ants.**The ants then manage to steal the time machine, and Wilbur has to sort all this out.****Gameplay involves fighting your way through hordes of enemies to get to and achieve your goals. Along the way, you will come across health upgrades as well as components to build new gadgets such as the charge glove, the dissembler and the havoc glove.**Whilst playing the game, the player will also have to complete several mini games in order to proceed. These include one that involves getting bubbles across a course and removing tiles from a wall to access a goal behind the tiles.&lt;/story&gt; &lt;/game&gt;</text:p>
          </table:table-cell>
          <table:table-cell table:number-columns-repeated="1012"/>
        </table:table-row>
        <table:table-row table:style-name="ro1">
          <table:table-cell office:value-type="string">
            <text:p>Disney's Party (USA)</text:p>
          </table:table-cell>
          <table:table-cell office:value-type="float" office:value="2003">
            <text:p>2003</text:p>
          </table:table-cell>
          <table:table-cell office:value-type="string">
            <text:p>ESRB - E (Everyone)</text:p>
          </table:table-cell>
          <table:table-cell office:value-type="string">
            <text:p>Disney's Party </text:p>
          </table:table-cell>
          <table:table-cell table:style-name="Default" office:value-type="string">
            <text:p>Electronic Arts</text:p>
          </table:table-cell>
          <table:table-cell office:value-type="string">
            <text:p>Hudson Soft</text:p>
          </table:table-cell>
          <table:table-cell office:value-type="string">
            <text:p>Action</text:p>
          </table:table-cell>
          <table:table-cell office:value-type="string">
            <text:p>3.7</text:p>
          </table:table-cell>
          <table:table-cell office:value-type="string">
            <text:p>1-4 Players</text:p>
          </table:table-cell>
          <table:table-cell office:value-type="string">
            <text:p>A new theme park is about to be opened by Uncle Scrooge, until Dr. Nickel arrives on the scene, taking over the power systems and scattering magic power all over the park. In order for the park to be opened, it's up to Mickey, Minnie, Donald and Daisy to find the magical powers and return the park back to the way it was.****In order to do this, the gang must complete various party games while travelling along the game board. Players take turns to role the dice and move their character. Certain parts of the board will open up mini-games, which must be completed to move on, and the winner is the one with the most magical power stars, which are gained by landing on blue spaces on the board.****There are four boards, each with their own theme based on an amusement park ride. Up to four players can play using the one console, or play with four consoles to challenge each other in a set of mini-games.</text:p>
          </table:table-cell>
          <table:table-cell table:style-name="Default"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Disney's Party (USA)&quot;&gt; &lt;year&gt;2003&lt;/year&gt; &lt;rating&gt;ESRB - E (Everyone)&lt;/rating&gt; &lt;title&gt;Disney's Party &lt;/title&gt; &lt;pub&gt;Electronic Arts&lt;/pub&gt; &lt;dev&gt;Hudson Soft&lt;/dev&gt; &lt;genre&gt;Action&lt;/genre&gt; &lt;score&gt;3.7&lt;/score&gt; &lt;player&gt;1-4 Players&lt;/player&gt; &lt;story&gt;A new theme park is about to be opened by Uncle Scrooge, until Dr. Nickel arrives on the scene, taking over the power systems and scattering magic power all over the park. In order for the park to be opened, it's up to Mickey, Minnie, Donald and Daisy to find the magical powers and return the park back to the way it was.****In order to do this, the gang must complete various party games while travelling along the game board. Players take turns to role the dice and move their character. Certain parts of the board will open up mini-games, which must be completed to move on, and the winner is the one with the most magical power stars, which are gained by landing on blue spaces on the board.****There are four boards, each with their own theme based on an amusement park ride. Up to four players can play using the one console, or play with four consoles to challenge each other in a set of mini-games.&lt;/story&gt; &lt;/game&gt;">
            <text:p>&lt;game name="Disney's Party (USA)"&gt; &lt;year&gt;2003&lt;/year&gt; &lt;rating&gt;ESRB - E (Everyone)&lt;/rating&gt; &lt;title&gt;Disney's Party &lt;/title&gt; &lt;pub&gt;Electronic Arts&lt;/pub&gt; &lt;dev&gt;Hudson Soft&lt;/dev&gt; &lt;genre&gt;Action&lt;/genre&gt; &lt;score&gt;3.7&lt;/score&gt; &lt;player&gt;1-4 Players&lt;/player&gt; &lt;story&gt;A new theme park is about to be opened by Uncle Scrooge, until Dr. Nickel arrives on the scene, taking over the power systems and scattering magic power all over the park. In order for the park to be opened, it's up to Mickey, Minnie, Donald and Daisy to find the magical powers and return the park back to the way it was.****In order to do this, the gang must complete various party games while travelling along the game board. Players take turns to role the dice and move their character. Certain parts of the board will open up mini-games, which must be completed to move on, and the winner is the one with the most magical power stars, which are gained by landing on blue spaces on the board.****There are four boards, each with their own theme based on an amusement park ride. Up to four players can play using the one console, or play with four consoles to challenge each other in a set of mini-games.&lt;/story&gt; &lt;/game&gt;</text:p>
          </table:table-cell>
          <table:table-cell table:number-columns-repeated="1012"/>
        </table:table-row>
        <table:table-row table:style-name="ro1">
          <table:table-cell office:value-type="string">
            <text:p>Disney's PK - Out of the Shadows (USA)</text:p>
          </table:table-cell>
          <table:table-cell office:value-type="float" office:value="2002">
            <text:p>2002</text:p>
          </table:table-cell>
          <table:table-cell office:value-type="string">
            <text:p>ESRB - E (Everyone)</text:p>
          </table:table-cell>
          <table:table-cell office:value-type="string">
            <text:p>Disney's PK - Out of the Shadows </text:p>
          </table:table-cell>
          <table:table-cell table:style-name="Default" office:value-type="string">
            <text:p>Ubi Soft Entertainment, Inc.</text:p>
          </table:table-cell>
          <table:table-cell office:value-type="string">
            <text:p>Ubi Soft</text:p>
          </table:table-cell>
          <table:table-cell office:value-type="string">
            <text:p>Action</text:p>
          </table:table-cell>
          <table:table-cell office:value-type="string">
            <text:p>3.1</text:p>
          </table:table-cell>
          <table:table-cell office:value-type="string">
            <text:p>1 Player</text:p>
          </table:table-cell>
          <table:table-cell office:value-type="string">
            <text:p>Donald Duck was minding his business one day at his boring security guard job when the evil Evronian empire decided to attack Earth. A computer being known as One detected the invasion early, and teams up with Donald to turn him into the superhero PK. Now it is PK's job to repel the alien invasion.****The PK character may be unfamiliar to American audiences, but he is popular in Italy (and some other parts of Europe) through a series of comic books. <text:s/>This game is a simple 3rd person action shooter game. <text:s/>You control PK as he targets Evronian soldiers with his blasters, jumps through colorful environments, and rescues captured scientists.</text:p>
          </table:table-cell>
          <table:table-cell table:style-name="Default"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Disney's PK - Out of the Shadows (USA)&quot;&gt; &lt;year&gt;2002&lt;/year&gt; &lt;rating&gt;ESRB - E (Everyone)&lt;/rating&gt; &lt;title&gt;Disney's PK - Out of the Shadows &lt;/title&gt; &lt;pub&gt;Ubi Soft Entertainment, Inc.&lt;/pub&gt; &lt;dev&gt;Ubi Soft&lt;/dev&gt; &lt;genre&gt;Action&lt;/genre&gt; &lt;score&gt;3.1&lt;/score&gt; &lt;player&gt;1 Player&lt;/player&gt; &lt;story&gt;Donald Duck was minding his business one day at his boring security guard job when the evil Evronian empire decided to attack Earth. A computer being known as One detected the invasion early, and teams up with Donald to turn him into the superhero PK. Now it is PK's job to repel the alien invasion.****The PK character may be unfamiliar to American audiences, but he is popular in Italy (and some other parts of Europe) through a series of comic books.  This game is a simple 3rd person action shooter game.  You control PK as he targets Evronian soldiers with his blasters, jumps through colorful environments, and rescues captured scientists.&lt;/story&gt; &lt;/game&gt;">
            <text:p>&lt;game name="Disney's PK - Out of the Shadows (USA)"&gt; &lt;year&gt;2002&lt;/year&gt; &lt;rating&gt;ESRB - E (Everyone)&lt;/rating&gt; &lt;title&gt;Disney's PK - Out of the Shadows &lt;/title&gt; &lt;pub&gt;Ubi Soft Entertainment, Inc.&lt;/pub&gt; &lt;dev&gt;Ubi Soft&lt;/dev&gt; &lt;genre&gt;Action&lt;/genre&gt; &lt;score&gt;3.1&lt;/score&gt; &lt;player&gt;1 Player&lt;/player&gt; &lt;story&gt;Donald Duck was minding his business one day at his boring security guard job when the evil Evronian empire decided to attack Earth. A computer being known as One detected the invasion early, and teams up with Donald to turn him into the superhero PK. Now it is PK's job to repel the alien invasion.****The PK character may be unfamiliar to American audiences, but he is popular in Italy (and some other parts of Europe) through a series of comic books. <text:s/>This game is a simple 3rd person action shooter game. <text:s/>You control PK as he targets Evronian soldiers with his blasters, jumps through colorful environments, and rescues captured scientists.&lt;/story&gt; &lt;/game&gt;</text:p>
          </table:table-cell>
          <table:table-cell table:number-columns-repeated="1012"/>
        </table:table-row>
        <table:table-row table:style-name="ro1">
          <table:table-cell office:value-type="string">
            <text:p>Disney's Tarzan Untamed (USA)</text:p>
          </table:table-cell>
          <table:table-cell office:value-type="float" office:value="2001">
            <text:p>2001</text:p>
          </table:table-cell>
          <table:table-cell office:value-type="string">
            <text:p>ESRB - E (Everyone)</text:p>
          </table:table-cell>
          <table:table-cell office:value-type="string">
            <text:p>Disney's Tarzan Untamed </text:p>
          </table:table-cell>
          <table:table-cell table:style-name="Default" office:value-type="string">
            <text:p>Ubi Soft Entertainment Software</text:p>
          </table:table-cell>
          <table:table-cell office:value-type="string">
            <text:p>Ubi Soft</text:p>
          </table:table-cell>
          <table:table-cell office:value-type="string">
            <text:p>Action</text:p>
          </table:table-cell>
          <table:table-cell office:value-type="string">
            <text:p>3.4</text:p>
          </table:table-cell>
          <table:table-cell office:value-type="string">
            <text:p>1 Player</text:p>
          </table:table-cell>
          <table:table-cell office:value-type="string">
            <text:p>When an evil scientist, Oswald Gardner, comes to the jungle and imprisons all of the baby apes, Tarzan must rescue all of the baby apes and destroy Gardner's 75 film reels. There are 15 levels of exploration that involve vine swinging, bungee jumping, surfing, and wrestling.****Story mode challenges you to conquer the 15 levels in order to rescue the baby apes while Terk's Challenge mode is a race against the clock. Terk, Tarzan, Jane, Tantor, and Professor Porter are all included in the game as well.</text:p>
          </table:table-cell>
          <table:table-cell table:style-name="Default"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Disney's Tarzan Untamed (USA)&quot;&gt; &lt;year&gt;2001&lt;/year&gt; &lt;rating&gt;ESRB - E (Everyone)&lt;/rating&gt; &lt;title&gt;Disney's Tarzan Untamed &lt;/title&gt; &lt;pub&gt;Ubi Soft Entertainment Software&lt;/pub&gt; &lt;dev&gt;Ubi Soft&lt;/dev&gt; &lt;genre&gt;Action&lt;/genre&gt; &lt;score&gt;3.4&lt;/score&gt; &lt;player&gt;1 Player&lt;/player&gt; &lt;story&gt;When an evil scientist, Oswald Gardner, comes to the jungle and imprisons all of the baby apes, Tarzan must rescue all of the baby apes and destroy Gardner's 75 film reels. There are 15 levels of exploration that involve vine swinging, bungee jumping, surfing, and wrestling.****Story mode challenges you to conquer the 15 levels in order to rescue the baby apes while Terk's Challenge mode is a race against the clock. Terk, Tarzan, Jane, Tantor, and Professor Porter are all included in the game as well.&lt;/story&gt; &lt;/game&gt;">
            <text:p>&lt;game name="Disney's Tarzan Untamed (USA)"&gt; &lt;year&gt;2001&lt;/year&gt; &lt;rating&gt;ESRB - E (Everyone)&lt;/rating&gt; &lt;title&gt;Disney's Tarzan Untamed &lt;/title&gt; &lt;pub&gt;Ubi Soft Entertainment Software&lt;/pub&gt; &lt;dev&gt;Ubi Soft&lt;/dev&gt; &lt;genre&gt;Action&lt;/genre&gt; &lt;score&gt;3.4&lt;/score&gt; &lt;player&gt;1 Player&lt;/player&gt; &lt;story&gt;When an evil scientist, Oswald Gardner, comes to the jungle and imprisons all of the baby apes, Tarzan must rescue all of the baby apes and destroy Gardner's 75 film reels. There are 15 levels of exploration that involve vine swinging, bungee jumping, surfing, and wrestling.****Story mode challenges you to conquer the 15 levels in order to rescue the baby apes while Terk's Challenge mode is a race against the clock. Terk, Tarzan, Jane, Tantor, and Professor Porter are all included in the game as well.&lt;/story&gt; &lt;/game&gt;</text:p>
          </table:table-cell>
          <table:table-cell table:number-columns-repeated="1012"/>
        </table:table-row>
        <table:table-row table:style-name="ro1">
          <table:table-cell office:value-type="string">
            <text:p>Disney's The Haunted Mansion (USA)</text:p>
          </table:table-cell>
          <table:table-cell office:value-type="float" office:value="2003">
            <text:p>2003</text:p>
          </table:table-cell>
          <table:table-cell office:value-type="string">
            <text:p>ESRB - T (Teen)</text:p>
          </table:table-cell>
          <table:table-cell office:value-type="string">
            <text:p>Disney's The Haunted Mansion </text:p>
          </table:table-cell>
          <table:table-cell table:style-name="Default" office:value-type="string">
            <text:p>TDK Mediactive, Inc.</text:p>
          </table:table-cell>
          <table:table-cell office:value-type="string">
            <text:p>High Voltage Software</text:p>
          </table:table-cell>
          <table:table-cell office:value-type="string">
            <text:p>Adventure</text:p>
          </table:table-cell>
          <table:table-cell office:value-type="string">
            <text:p>4.2</text:p>
          </table:table-cell>
          <table:table-cell office:value-type="string">
            <text:p>1 Player</text:p>
          </table:table-cell>
          <table:table-cell office:value-type="string">
            <text:p>Based off a combination of the popular Disneyland attraction and the 2003 movie of the same name, players guide Zeke Holloway through the house of 999 happy haunts in order to solve a mystery, put the spirits to rest, and get out of the house alive.****The game is presented as a 3rd person action adventure. <text:s/>Players are allowed full roam of the mansion, once they collect enough Shriveled Souls inside their Beacon of Souls, a special lantern designed to collect the various lesser ghosts throughout the rooms. <text:s/>Though Zeke handles his quest alone, he is aided by the help of Madame Leota, and six friendly ghosts who will provide hints and items throughout the journey. <text:s/>As Zeke solves puzzles, completes various tasks, and helps rid the house of its evil spirits, these spiritual companions will provide Soul Gems, which amplify the power of the Soul Beacon. <text:s/>Once fully charged, Zeke will have the ability to face the main spirit, Atticus Thorn, for the final showdown.</text:p>
          </table:table-cell>
          <table:table-cell table:style-name="Default"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Disney's The Haunted Mansion (USA)&quot;&gt; &lt;year&gt;2003&lt;/year&gt; &lt;rating&gt;ESRB - T (Teen)&lt;/rating&gt; &lt;title&gt;Disney's The Haunted Mansion &lt;/title&gt; &lt;pub&gt;TDK Mediactive, Inc.&lt;/pub&gt; &lt;dev&gt;High Voltage Software&lt;/dev&gt; &lt;genre&gt;Adventure&lt;/genre&gt; &lt;score&gt;4.2&lt;/score&gt; &lt;player&gt;1 Player&lt;/player&gt; &lt;story&gt;Based off a combination of the popular Disneyland attraction and the 2003 movie of the same name, players guide Zeke Holloway through the house of 999 happy haunts in order to solve a mystery, put the spirits to rest, and get out of the house alive.****The game is presented as a 3rd person action adventure.  Players are allowed full roam of the mansion, once they collect enough Shriveled Souls inside their Beacon of Souls, a special lantern designed to collect the various lesser ghosts throughout the rooms.  Though Zeke handles his quest alone, he is aided by the help of Madame Leota, and six friendly ghosts who will provide hints and items throughout the journey.  As Zeke solves puzzles, completes various tasks, and helps rid the house of its evil spirits, these spiritual companions will provide Soul Gems, which amplify the power of the Soul Beacon.  Once fully charged, Zeke will have the ability to face the main spirit, Atticus Thorn, for the final showdown.&lt;/story&gt; &lt;/game&gt;">
            <text:p>&lt;game name="Disney's The Haunted Mansion (USA)"&gt; &lt;year&gt;2003&lt;/year&gt; &lt;rating&gt;ESRB - T (Teen)&lt;/rating&gt; &lt;title&gt;Disney's The Haunted Mansion &lt;/title&gt; &lt;pub&gt;TDK Mediactive, Inc.&lt;/pub&gt; &lt;dev&gt;High Voltage Software&lt;/dev&gt; &lt;genre&gt;Adventure&lt;/genre&gt; &lt;score&gt;4.2&lt;/score&gt; &lt;player&gt;1 Player&lt;/player&gt; &lt;story&gt;Based off a combination of the popular Disneyland attraction and the 2003 movie of the same name, players guide Zeke Holloway through the house of 999 happy haunts in order to solve a mystery, put the spirits to rest, and get out of the house alive.****The game is presented as a 3rd person action adventure. <text:s/>Players are allowed full roam of the mansion, once they collect enough Shriveled Souls inside their Beacon of Souls, a special lantern designed to collect the various lesser ghosts throughout the rooms. <text:s/>Though Zeke handles his quest alone, he is aided by the help of Madame Leota, and six friendly ghosts who will provide hints and items throughout the journey. <text:s/>As Zeke solves puzzles, completes various tasks, and helps rid the house of its evil spirits, these spiritual companions will provide Soul Gems, which amplify the power of the Soul Beacon. <text:s/>Once fully charged, Zeke will have the ability to face the main spirit, Atticus Thorn, for the final showdown.&lt;/story&gt; &lt;/game&gt;</text:p>
          </table:table-cell>
          <table:table-cell table:number-columns-repeated="1012"/>
        </table:table-row>
        <table:table-row table:style-name="ro1">
          <table:table-cell office:value-type="string">
            <text:p>Donkey Kong Jungle Beat (USA)</text:p>
          </table:table-cell>
          <table:table-cell office:value-type="float" office:value="2005">
            <text:p>2005</text:p>
          </table:table-cell>
          <table:table-cell office:value-type="string">
            <text:p>ESRB - E10+ (Everyone 10+)</text:p>
          </table:table-cell>
          <table:table-cell office:value-type="string">
            <text:p>Donkey Kong Jungle Beat </text:p>
          </table:table-cell>
          <table:table-cell table:style-name="Default" office:value-type="string">
            <text:p>Nintendo of America Inc.</text:p>
          </table:table-cell>
          <table:table-cell office:value-type="string">
            <text:p>Nintendo</text:p>
          </table:table-cell>
          <table:table-cell office:value-type="string">
            <text:p>Action</text:p>
          </table:table-cell>
          <table:table-cell office:value-type="string">
            <text:p>3.6</text:p>
          </table:table-cell>
          <table:table-cell office:value-type="string">
            <text:p>1 Player</text:p>
          </table:table-cell>
          <table:table-cell office:value-type="string">
            <text:p>After the Donkey Konga games, Nintendo thought of a novelty use for the DK Bongos device. In Jungle Beat, you still have to match the rhythm by hitting the bongos timely, but the visual presentation is a platformer, much like a regular Donkey Kong game. You control Donkey Kong by hitting the left or right bongos, while tapping both drums together or clapping allows for jumps, vine-swinging, wall-kicks, ground pounding and other moves.****You have to cross 40 areas to rid the island of evil kongs. During your journey, you can travel using a variety of animals, and they each need a certain rhythm to control. Aside from the input device, it is a regular platformer with power-ups, bananas to collect, many enemies and end bosses.****There are two versions of the game - one with the DK Bongos included and a lower-priced version without the device.</text:p>
          </table:table-cell>
          <table:table-cell table:style-name="Default"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Donkey Kong Jungle Beat (USA)&quot;&gt; &lt;year&gt;2005&lt;/year&gt; &lt;rating&gt;ESRB - E10+ (Everyone 10+)&lt;/rating&gt; &lt;title&gt;Donkey Kong Jungle Beat &lt;/title&gt; &lt;pub&gt;Nintendo of America Inc.&lt;/pub&gt; &lt;dev&gt;Nintendo&lt;/dev&gt; &lt;genre&gt;Action&lt;/genre&gt; &lt;score&gt;3.6&lt;/score&gt; &lt;player&gt;1 Player&lt;/player&gt; &lt;story&gt;After the Donkey Konga games, Nintendo thought of a novelty use for the DK Bongos device. In Jungle Beat, you still have to match the rhythm by hitting the bongos timely, but the visual presentation is a platformer, much like a regular Donkey Kong game. You control Donkey Kong by hitting the left or right bongos, while tapping both drums together or clapping allows for jumps, vine-swinging, wall-kicks, ground pounding and other moves.****You have to cross 40 areas to rid the island of evil kongs. During your journey, you can travel using a variety of animals, and they each need a certain rhythm to control. Aside from the input device, it is a regular platformer with power-ups, bananas to collect, many enemies and end bosses.****There are two versions of the game - one with the DK Bongos included and a lower-priced version without the device.&lt;/story&gt; &lt;/game&gt;">
            <text:p>&lt;game name="Donkey Kong Jungle Beat (USA)"&gt; &lt;year&gt;2005&lt;/year&gt; &lt;rating&gt;ESRB - E10+ (Everyone 10+)&lt;/rating&gt; &lt;title&gt;Donkey Kong Jungle Beat &lt;/title&gt; &lt;pub&gt;Nintendo of America Inc.&lt;/pub&gt; &lt;dev&gt;Nintendo&lt;/dev&gt; &lt;genre&gt;Action&lt;/genre&gt; &lt;score&gt;3.6&lt;/score&gt; &lt;player&gt;1 Player&lt;/player&gt; &lt;story&gt;After the Donkey Konga games, Nintendo thought of a novelty use for the DK Bongos device. In Jungle Beat, you still have to match the rhythm by hitting the bongos timely, but the visual presentation is a platformer, much like a regular Donkey Kong game. You control Donkey Kong by hitting the left or right bongos, while tapping both drums together or clapping allows for jumps, vine-swinging, wall-kicks, ground pounding and other moves.****You have to cross 40 areas to rid the island of evil kongs. During your journey, you can travel using a variety of animals, and they each need a certain rhythm to control. Aside from the input device, it is a regular platformer with power-ups, bananas to collect, many enemies and end bosses.****There are two versions of the game - one with the DK Bongos included and a lower-priced version without the device.&lt;/story&gt; &lt;/game&gt;</text:p>
          </table:table-cell>
          <table:table-cell table:number-columns-repeated="1012"/>
        </table:table-row>
        <table:table-row table:style-name="ro1">
          <table:table-cell office:value-type="string">
            <text:p>Donkey Konga (USA)</text:p>
          </table:table-cell>
          <table:table-cell office:value-type="float" office:value="2004">
            <text:p>2004</text:p>
          </table:table-cell>
          <table:table-cell office:value-type="string">
            <text:p>ESRB - E (Everyone)</text:p>
          </table:table-cell>
          <table:table-cell office:value-type="string">
            <text:p>Donkey Konga </text:p>
          </table:table-cell>
          <table:table-cell table:style-name="Default" office:value-type="string">
            <text:p>Nintendo of America Inc.</text:p>
          </table:table-cell>
          <table:table-cell office:value-type="string">
            <text:p>Namco</text:p>
          </table:table-cell>
          <table:table-cell office:value-type="string">
            <text:p>Rhythm</text:p>
          </table:table-cell>
          <table:table-cell office:value-type="string">
            <text:p>3.7</text:p>
          </table:table-cell>
          <table:table-cell office:value-type="string">
            <text:p>1-4 Players</text:p>
          </table:table-cell>
          <table:table-cell office:value-type="string">
            <text:p>A rhythm and beat game like the popular Dance Dance Revolution game series, but instead of matching the beats with your feet you use your hands to play the bongos. Starring the characters from the Donkey Kong series of games. There are more than 30 tunes to drum beats to, from every genre of music - pop favorites to classical remixes. The more on-time your beats are with the music the higher score you get to earn more coins to unlock different beat sounds.</text:p>
          </table:table-cell>
          <table:table-cell table:style-name="Default"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Donkey Konga (USA)&quot;&gt; &lt;year&gt;2004&lt;/year&gt; &lt;rating&gt;ESRB - E (Everyone)&lt;/rating&gt; &lt;title&gt;Donkey Konga &lt;/title&gt; &lt;pub&gt;Nintendo of America Inc.&lt;/pub&gt; &lt;dev&gt;Namco&lt;/dev&gt; &lt;genre&gt;Rhythm&lt;/genre&gt; &lt;score&gt;3.7&lt;/score&gt; &lt;player&gt;1-4 Players&lt;/player&gt; &lt;story&gt;A rhythm and beat game like the popular Dance Dance Revolution game series, but instead of matching the beats with your feet you use your hands to play the bongos. Starring the characters from the Donkey Kong series of games. There are more than 30 tunes to drum beats to, from every genre of music - pop favorites to classical remixes. The more on-time your beats are with the music the higher score you get to earn more coins to unlock different beat sounds.&lt;/story&gt; &lt;/game&gt;">
            <text:p>&lt;game name="Donkey Konga (USA)"&gt; &lt;year&gt;2004&lt;/year&gt; &lt;rating&gt;ESRB - E (Everyone)&lt;/rating&gt; &lt;title&gt;Donkey Konga &lt;/title&gt; &lt;pub&gt;Nintendo of America Inc.&lt;/pub&gt; &lt;dev&gt;Namco&lt;/dev&gt; &lt;genre&gt;Rhythm&lt;/genre&gt; &lt;score&gt;3.7&lt;/score&gt; &lt;player&gt;1-4 Players&lt;/player&gt; &lt;story&gt;A rhythm and beat game like the popular Dance Dance Revolution game series, but instead of matching the beats with your feet you use your hands to play the bongos. Starring the characters from the Donkey Kong series of games. There are more than 30 tunes to drum beats to, from every genre of music - pop favorites to classical remixes. The more on-time your beats are with the music the higher score you get to earn more coins to unlock different beat sounds.&lt;/story&gt; &lt;/game&gt;</text:p>
          </table:table-cell>
          <table:table-cell table:number-columns-repeated="1012"/>
        </table:table-row>
        <table:table-row table:style-name="ro1">
          <table:table-cell office:value-type="string">
            <text:p>Donkey Konga 2 (USA)</text:p>
          </table:table-cell>
          <table:table-cell office:value-type="float" office:value="2005">
            <text:p>2005</text:p>
          </table:table-cell>
          <table:table-cell office:value-type="string">
            <text:p>ESRB - T (Teen)</text:p>
          </table:table-cell>
          <table:table-cell office:value-type="string">
            <text:p>Donkey Konga 2 </text:p>
          </table:table-cell>
          <table:table-cell table:style-name="Default" office:value-type="string">
            <text:p>Nintendo of America Inc.</text:p>
          </table:table-cell>
          <table:table-cell office:value-type="string">
            <text:p>Namco</text:p>
          </table:table-cell>
          <table:table-cell office:value-type="string">
            <text:p>Rhythm</text:p>
          </table:table-cell>
          <table:table-cell office:value-type="string">
            <text:p>3.7</text:p>
          </table:table-cell>
          <table:table-cell office:value-type="string">
            <text:p>1-4 Players</text:p>
          </table:table-cell>
          <table:table-cell office:value-type="string">
            <text:p>The sequel to the first game preserves the original gameplay and adds some new features. Supporting the DK Bongos input device, you have to hit one drum, the other, both or clap when the cursor passes the corresponding icon, to match the rhythm. You score points when the timing is right.****Familiar characters from the Donkey Kong series make an appearance and there are 25 new songs of different genres, from J-pop to dance and hip-hop. The main drumming mode is limited to two players, but up to four players can play together in the mini-games. In the street performance mode, you earn coins that can be exchanged at the shopping mall for expert music, new sound sets and mini-games. In the other modes, you can go freestyle, match a set performance score to play all the game's songs in one sitting or battle against an opponent in regular games or drum roll contests.****There are two versions of the game, one with the DK Bongos included and a low-priced version without the device.</text:p>
          </table:table-cell>
          <table:table-cell table:style-name="Default"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Donkey Konga 2 (USA)&quot;&gt; &lt;year&gt;2005&lt;/year&gt; &lt;rating&gt;ESRB - T (Teen)&lt;/rating&gt; &lt;title&gt;Donkey Konga 2 &lt;/title&gt; &lt;pub&gt;Nintendo of America Inc.&lt;/pub&gt; &lt;dev&gt;Namco&lt;/dev&gt; &lt;genre&gt;Rhythm&lt;/genre&gt; &lt;score&gt;3.7&lt;/score&gt; &lt;player&gt;1-4 Players&lt;/player&gt; &lt;story&gt;The sequel to the first game preserves the original gameplay and adds some new features. Supporting the DK Bongos input device, you have to hit one drum, the other, both or clap when the cursor passes the corresponding icon, to match the rhythm. You score points when the timing is right.****Familiar characters from the Donkey Kong series make an appearance and there are 25 new songs of different genres, from J-pop to dance and hip-hop. The main drumming mode is limited to two players, but up to four players can play together in the mini-games. In the street performance mode, you earn coins that can be exchanged at the shopping mall for expert music, new sound sets and mini-games. In the other modes, you can go freestyle, match a set performance score to play all the game's songs in one sitting or battle against an opponent in regular games or drum roll contests.****There are two versions of the game, one with the DK Bongos included and a low-priced version without the device.&lt;/story&gt; &lt;/game&gt;">
            <text:p>&lt;game name="Donkey Konga 2 (USA)"&gt; &lt;year&gt;2005&lt;/year&gt; &lt;rating&gt;ESRB - T (Teen)&lt;/rating&gt; &lt;title&gt;Donkey Konga 2 &lt;/title&gt; &lt;pub&gt;Nintendo of America Inc.&lt;/pub&gt; &lt;dev&gt;Namco&lt;/dev&gt; &lt;genre&gt;Rhythm&lt;/genre&gt; &lt;score&gt;3.7&lt;/score&gt; &lt;player&gt;1-4 Players&lt;/player&gt; &lt;story&gt;The sequel to the first game preserves the original gameplay and adds some new features. Supporting the DK Bongos input device, you have to hit one drum, the other, both or clap when the cursor passes the corresponding icon, to match the rhythm. You score points when the timing is right.****Familiar characters from the Donkey Kong series make an appearance and there are 25 new songs of different genres, from J-pop to dance and hip-hop. The main drumming mode is limited to two players, but up to four players can play together in the mini-games. In the street performance mode, you earn coins that can be exchanged at the shopping mall for expert music, new sound sets and mini-games. In the other modes, you can go freestyle, match a set performance score to play all the game's songs in one sitting or battle against an opponent in regular games or drum roll contests.****There are two versions of the game, one with the DK Bongos included and a low-priced version without the device.&lt;/story&gt; &lt;/game&gt;</text:p>
          </table:table-cell>
          <table:table-cell table:number-columns-repeated="1012"/>
        </table:table-row>
        <table:table-row table:style-name="ro1">
          <table:table-cell office:value-type="string">
            <text:p>Donkey Konga 3 (Japan)</text:p>
          </table:table-cell>
          <table:table-cell office:value-type="float" office:value="2005">
            <text:p>2005</text:p>
          </table:table-cell>
          <table:table-cell office:value-type="string">
            <text:p>ESRB - E (Everyone)</text:p>
          </table:table-cell>
          <table:table-cell office:value-type="string">
            <text:p>Donkey Konga 3 </text:p>
          </table:table-cell>
          <table:table-cell table:style-name="Default" office:value-type="string">
            <text:p>Nintendo of America Inc.</text:p>
          </table:table-cell>
          <table:table-cell office:value-type="string">
            <text:p>Namco</text:p>
          </table:table-cell>
          <table:table-cell office:value-type="string">
            <text:p>Rhythm</text:p>
          </table:table-cell>
          <table:table-cell office:value-type="string">
            <text:p>4.2</text:p>
          </table:table-cell>
          <table:table-cell office:value-type="string">
            <text:p>1-4 Players</text:p>
          </table:table-cell>
          <table:table-cell office:value-type="string">
            <text:p>The third Donkey Konga game adds the usual batch of new songs, including homages to classic NES games such as Sky Kid, Balloon Fight and Super Mario Bros 3 (Japanese version). The game is meant to be played with the DK Bongos input device. You have to hit one drum, the other, both or clap when the cursor passes the corresponding circle on the screen to match the rhythm. As you hit the beats, the corner in the top-right corner of the screen will fill up. In the story mode, you need to reach a certain mark to pass. Filling it up completely is awarded with a gold medal and victory music.****A new addition, next to the cast of Donkey Kong characters from the previous game, is Funky Kong, who hosts several game modes and appears in the mini-games. The amount of those small games has been limited, only Rhythm Banana and Trial Mode remain. With different difficulty levels, you can do solo runs, duets with the computer or another player, and even quartets. Coins can be exchanged in the shopping mall for new music.</text:p>
          </table:table-cell>
          <table:table-cell table:style-name="Default"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Donkey Konga 3 (Japan)&quot;&gt; &lt;year&gt;2005&lt;/year&gt; &lt;rating&gt;ESRB - E (Everyone)&lt;/rating&gt; &lt;title&gt;Donkey Konga 3 &lt;/title&gt; &lt;pub&gt;Nintendo of America Inc.&lt;/pub&gt; &lt;dev&gt;Namco&lt;/dev&gt; &lt;genre&gt;Rhythm&lt;/genre&gt; &lt;score&gt;4.2&lt;/score&gt; &lt;player&gt;1-4 Players&lt;/player&gt; &lt;story&gt;The third Donkey Konga game adds the usual batch of new songs, including homages to classic NES games such as Sky Kid, Balloon Fight and Super Mario Bros 3 (Japanese version). The game is meant to be played with the DK Bongos input device. You have to hit one drum, the other, both or clap when the cursor passes the corresponding circle on the screen to match the rhythm. As you hit the beats, the corner in the top-right corner of the screen will fill up. In the story mode, you need to reach a certain mark to pass. Filling it up completely is awarded with a gold medal and victory music.****A new addition, next to the cast of Donkey Kong characters from the previous game, is Funky Kong, who hosts several game modes and appears in the mini-games. The amount of those small games has been limited, only Rhythm Banana and Trial Mode remain. With different difficulty levels, you can do solo runs, duets with the computer or another player, and even quartets. Coins can be exchanged in the shopping mall for new music.&lt;/story&gt; &lt;/game&gt;">
            <text:p>&lt;game name="Donkey Konga 3 (Japan)"&gt; &lt;year&gt;2005&lt;/year&gt; &lt;rating&gt;ESRB - E (Everyone)&lt;/rating&gt; &lt;title&gt;Donkey Konga 3 &lt;/title&gt; &lt;pub&gt;Nintendo of America Inc.&lt;/pub&gt; &lt;dev&gt;Namco&lt;/dev&gt; &lt;genre&gt;Rhythm&lt;/genre&gt; &lt;score&gt;4.2&lt;/score&gt; &lt;player&gt;1-4 Players&lt;/player&gt; &lt;story&gt;The third Donkey Konga game adds the usual batch of new songs, including homages to classic NES games such as Sky Kid, Balloon Fight and Super Mario Bros 3 (Japanese version). The game is meant to be played with the DK Bongos input device. You have to hit one drum, the other, both or clap when the cursor passes the corresponding circle on the screen to match the rhythm. As you hit the beats, the corner in the top-right corner of the screen will fill up. In the story mode, you need to reach a certain mark to pass. Filling it up completely is awarded with a gold medal and victory music.****A new addition, next to the cast of Donkey Kong characters from the previous game, is Funky Kong, who hosts several game modes and appears in the mini-games. The amount of those small games has been limited, only Rhythm Banana and Trial Mode remain. With different difficulty levels, you can do solo runs, duets with the computer or another player, and even quartets. Coins can be exchanged in the shopping mall for new music.&lt;/story&gt; &lt;/game&gt;</text:p>
          </table:table-cell>
          <table:table-cell table:number-columns-repeated="1012"/>
        </table:table-row>
        <table:table-row table:style-name="ro1">
          <table:table-cell office:value-type="string">
            <text:p>Dora the Explorer - Journey to the Purple Planet (USA)</text:p>
          </table:table-cell>
          <table:table-cell office:value-type="float" office:value="2005">
            <text:p>2005</text:p>
          </table:table-cell>
          <table:table-cell office:value-type="string">
            <text:p>ESRB - EC (Early Childhood)</text:p>
          </table:table-cell>
          <table:table-cell office:value-type="string">
            <text:p>Dora the Explorer - Journey to the Purple Planet </text:p>
          </table:table-cell>
          <table:table-cell table:number-columns-repeated="2" office:value-type="string">
            <text:p>Take-Two Interactive</text:p>
          </table:table-cell>
          <table:table-cell office:value-type="string">
            <text:p>Adventure</text:p>
          </table:table-cell>
          <table:table-cell office:value-type="string">
            <text:p>2.7</text:p>
          </table:table-cell>
          <table:table-cell office:value-type="string">
            <text:p>1 Player</text:p>
          </table:table-cell>
          <table:table-cell office:value-type="string">
            <text:p>Dora and Boots are about to embark on an adventure like never before. Join them as they blast off into outer space and travel far into the great unknown. They’ve met five new friends who just happen to be lost space creatures. Now Dora and Boots are going to take an intergalactic journey to try and help these lost friends find their way back home to the Purple Planet. Features: **Six unique planetary locations, all offering a "familiar" Dora playground experience **Hunt for lost items such as turtles, the Ten Little Green Aliens, and little robots **Exciting featured space elements including meteors, tunnels, jetpacks, and collectible space gems **Navigate to a variety of locations including the Cosmic Canyons, the Dark Bubble Cavern, the Space Satellite, and the Glitter Maze **Interactive play that models the television show **Gameplay accessible at any level </text:p>
          </table:table-cell>
          <table:table-cell table:style-name="Default"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Dora the Explorer - Journey to the Purple Planet (USA)&quot;&gt; &lt;year&gt;2005&lt;/year&gt; &lt;rating&gt;ESRB - EC (Early Childhood)&lt;/rating&gt; &lt;title&gt;Dora the Explorer - Journey to the Purple Planet &lt;/title&gt; &lt;pub&gt;Take-Two Interactive&lt;/pub&gt; &lt;dev&gt;Take-Two Interactive&lt;/dev&gt; &lt;genre&gt;Adventure&lt;/genre&gt; &lt;score&gt;2.7&lt;/score&gt; &lt;player&gt;1 Player&lt;/player&gt; &lt;story&gt;Dora and Boots are about to embark on an adventure like never before. Join them as they blast off into outer space and travel far into the great unknown. They’ve met five new friends who just happen to be lost space creatures. Now Dora and Boots are going to take an intergalactic journey to try and help these lost friends find their way back home to the Purple Planet. Features: **Six unique planetary locations, all offering a &quot;familiar&quot; Dora playground experience **Hunt for lost items such as turtles, the Ten Little Green Aliens, and little robots **Exciting featured space elements including meteors, tunnels, jetpacks, and collectible space gems **Navigate to a variety of locations including the Cosmic Canyons, the Dark Bubble Cavern, the Space Satellite, and the Glitter Maze **Interactive play that models the television show **Gameplay accessible at any level &lt;/story&gt; &lt;/game&gt;">
            <text:p>&lt;game name="Dora the Explorer - Journey to the Purple Planet (USA)"&gt; &lt;year&gt;2005&lt;/year&gt; &lt;rating&gt;ESRB - EC (Early Childhood)&lt;/rating&gt; &lt;title&gt;Dora the Explorer - Journey to the Purple Planet &lt;/title&gt; &lt;pub&gt;Take-Two Interactive&lt;/pub&gt; &lt;dev&gt;Take-Two Interactive&lt;/dev&gt; &lt;genre&gt;Adventure&lt;/genre&gt; &lt;score&gt;2.7&lt;/score&gt; &lt;player&gt;1 Player&lt;/player&gt; &lt;story&gt;Dora and Boots are about to embark on an adventure like never before. Join them as they blast off into outer space and travel far into the great unknown. They’ve met five new friends who just happen to be lost space creatures. Now Dora and Boots are going to take an intergalactic journey to try and help these lost friends find their way back home to the Purple Planet. Features: **Six unique planetary locations, all offering a "familiar" Dora playground experience **Hunt for lost items such as turtles, the Ten Little Green Aliens, and little robots **Exciting featured space elements including meteors, tunnels, jetpacks, and collectible space gems **Navigate to a variety of locations including the Cosmic Canyons, the Dark Bubble Cavern, the Space Satellite, and the Glitter Maze **Interactive play that models the television show **Gameplay accessible at any level &lt;/story&gt; &lt;/game&gt;</text:p>
          </table:table-cell>
          <table:table-cell table:number-columns-repeated="1012"/>
        </table:table-row>
        <table:table-row table:style-name="ro1">
          <table:table-cell office:value-type="string">
            <text:p>Doraemon - Minna de Asobou! Miniland (Japan)</text:p>
          </table:table-cell>
          <table:table-cell office:value-type="float" office:value="2003">
            <text:p>2003</text:p>
          </table:table-cell>
          <table:table-cell office:value-type="string">
            <text:p>ESRB - E (Everyone)</text:p>
          </table:table-cell>
          <table:table-cell office:value-type="string">
            <text:p>Doraemon - Minna de Asobou! Miniland </text:p>
          </table:table-cell>
          <table:table-cell table:style-name="Default" office:value-type="string">
            <text:p>Epoch</text:p>
          </table:table-cell>
          <table:table-cell office:value-type="string">
            <text:p>Agenda</text:p>
          </table:table-cell>
          <table:table-cell office:value-type="string">
            <text:p>Action</text:p>
          </table:table-cell>
          <table:table-cell office:value-type="string">
            <text:p>4.1</text:p>
          </table:table-cell>
          <table:table-cell office:value-type="string">
            <text:p>1-4 Players</text:p>
          </table:table-cell>
          <table:table-cell office:value-type="string">
            <text:p>No Description Available!</text:p>
          </table:table-cell>
          <table:table-cell table:style-name="Default"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Doraemon - Minna de Asobou! Miniland (Japan)&quot;&gt; &lt;year&gt;2003&lt;/year&gt; &lt;rating&gt;ESRB - E (Everyone)&lt;/rating&gt; &lt;title&gt;Doraemon - Minna de Asobou! Miniland &lt;/title&gt; &lt;pub&gt;Epoch&lt;/pub&gt; &lt;dev&gt;Agenda&lt;/dev&gt; &lt;genre&gt;Action&lt;/genre&gt; &lt;score&gt;4.1&lt;/score&gt; &lt;player&gt;1-4 Players&lt;/player&gt; &lt;story&gt;No Description Available!&lt;/story&gt; &lt;/game&gt;">
            <text:p>&lt;game name="Doraemon - Minna de Asobou! Miniland (Japan)"&gt; &lt;year&gt;2003&lt;/year&gt; &lt;rating&gt;ESRB - E (Everyone)&lt;/rating&gt; &lt;title&gt;Doraemon - Minna de Asobou! Miniland &lt;/title&gt; &lt;pub&gt;Epoch&lt;/pub&gt; &lt;dev&gt;Agenda&lt;/dev&gt; &lt;genre&gt;Action&lt;/genre&gt; &lt;score&gt;4.1&lt;/score&gt; &lt;player&gt;1-4 Players&lt;/player&gt; &lt;story&gt;No Description Available!&lt;/story&gt; &lt;/game&gt;</text:p>
          </table:table-cell>
          <table:table-cell table:number-columns-repeated="1012"/>
        </table:table-row>
        <table:table-row table:style-name="ro1">
          <table:table-cell office:value-type="string">
            <text:p>Doshin the Giant (Europe)</text:p>
          </table:table-cell>
          <table:table-cell office:value-type="float" office:value="2002">
            <text:p>2002</text:p>
          </table:table-cell>
          <table:table-cell office:value-type="string">
            <text:p>ESRB - T (Teen)</text:p>
          </table:table-cell>
          <table:table-cell office:value-type="string">
            <text:p>Doshin the Giant </text:p>
          </table:table-cell>
          <table:table-cell table:style-name="Default" office:value-type="string">
            <text:p>Param</text:p>
          </table:table-cell>
          <table:table-cell office:value-type="string">
            <text:p>Nintendo</text:p>
          </table:table-cell>
          <table:table-cell office:value-type="string">
            <text:p>Strategy</text:p>
          </table:table-cell>
          <table:table-cell office:value-type="string">
            <text:p>3.6</text:p>
          </table:table-cell>
          <table:table-cell office:value-type="string">
            <text:p>1 Player</text:p>
          </table:table-cell>
          <table:table-cell office:value-type="string">
            <text:p>Doshin the Giant is a game where you are god. You are the incarnation of the sun Doshin! As Doshin you may wander Barodu Island in helping you island native worshipers by bringing them trees altering land and, fending off disasters and marauding monsters. The more you help the larger you grow... However it's not easy always being so nice... ****With the touch of a button you become the feared Jyashin! Jyashin a winged red <text:s/>Doshin, only wish is to destroy. Using fireballs and his great strength level whole civilizations to feed of the islanders hate and grow larger.By no means is the object of the game just to grow, you know that the villagers must build 16 monuments in your honor... However you know that when this happens a horrible fate will meet the island. Will you chose to forever serve or torment the populace or will you help build the monuments that you know must be built?****The Gamecube version has improved drastically graphically over the previous Kyojin no Doshin 1 on the 64DD although it has less features.</text:p>
          </table:table-cell>
          <table:table-cell table:style-name="Default"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Doshin the Giant (Europe)&quot;&gt; &lt;year&gt;2002&lt;/year&gt; &lt;rating&gt;ESRB - T (Teen)&lt;/rating&gt; &lt;title&gt;Doshin the Giant &lt;/title&gt; &lt;pub&gt;Param&lt;/pub&gt; &lt;dev&gt;Nintendo&lt;/dev&gt; &lt;genre&gt;Strategy&lt;/genre&gt; &lt;score&gt;3.6&lt;/score&gt; &lt;player&gt;1 Player&lt;/player&gt; &lt;story&gt;Doshin the Giant is a game where you are god. You are the incarnation of the sun Doshin! As Doshin you may wander Barodu Island in helping you island native worshipers by bringing them trees altering land and, fending off disasters and marauding monsters. The more you help the larger you grow... However it's not easy always being so nice... ****With the touch of a button you become the feared Jyashin! Jyashin a winged red  Doshin, only wish is to destroy. Using fireballs and his great strength level whole civilizations to feed of the islanders hate and grow larger.By no means is the object of the game just to grow, you know that the villagers must build 16 monuments in your honor... However you know that when this happens a horrible fate will meet the island. Will you chose to forever serve or torment the populace or will you help build the monuments that you know must be built?****The Gamecube version has improved drastically graphically over the previous Kyojin no Doshin 1 on the 64DD although it has less features.&lt;/story&gt; &lt;/game&gt;">
            <text:p>&lt;game name="Doshin the Giant (Europe)"&gt; &lt;year&gt;2002&lt;/year&gt; &lt;rating&gt;ESRB - T (Teen)&lt;/rating&gt; &lt;title&gt;Doshin the Giant &lt;/title&gt; &lt;pub&gt;Param&lt;/pub&gt; &lt;dev&gt;Nintendo&lt;/dev&gt; &lt;genre&gt;Strategy&lt;/genre&gt; &lt;score&gt;3.6&lt;/score&gt; &lt;player&gt;1 Player&lt;/player&gt; &lt;story&gt;Doshin the Giant is a game where you are god. You are the incarnation of the sun Doshin! As Doshin you may wander Barodu Island in helping you island native worshipers by bringing them trees altering land and, fending off disasters and marauding monsters. The more you help the larger you grow... However it's not easy always being so nice... ****With the touch of a button you become the feared Jyashin! Jyashin a winged red <text:s/>Doshin, only wish is to destroy. Using fireballs and his great strength level whole civilizations to feed of the islanders hate and grow larger.By no means is the object of the game just to grow, you know that the villagers must build 16 monuments in your honor... However you know that when this happens a horrible fate will meet the island. Will you chose to forever serve or torment the populace or will you help build the monuments that you know must be built?****The Gamecube version has improved drastically graphically over the previous Kyojin no Doshin 1 on the 64DD although it has less features.&lt;/story&gt; &lt;/game&gt;</text:p>
          </table:table-cell>
          <table:table-cell table:number-columns-repeated="1012"/>
        </table:table-row>
        <table:table-row table:style-name="ro1">
          <table:table-cell office:value-type="string">
            <text:p>Dr. Muto (USA)</text:p>
          </table:table-cell>
          <table:table-cell office:value-type="float" office:value="2003">
            <text:p>2003</text:p>
          </table:table-cell>
          <table:table-cell office:value-type="string">
            <text:p>ESRB - T (Teen)</text:p>
          </table:table-cell>
          <table:table-cell office:value-type="string">
            <text:p>Dr. Muto </text:p>
          </table:table-cell>
          <table:table-cell table:style-name="Default" office:value-type="string">
            <text:p>Midway Games, Inc.</text:p>
          </table:table-cell>
          <table:table-cell office:value-type="string">
            <text:p>Midway</text:p>
          </table:table-cell>
          <table:table-cell office:value-type="string">
            <text:p>Action</text:p>
          </table:table-cell>
          <table:table-cell office:value-type="string">
            <text:p>3.3</text:p>
          </table:table-cell>
          <table:table-cell office:value-type="string">
            <text:p>1 Player</text:p>
          </table:table-cell>
          <table:table-cell office:value-type="string">
            <text:p>You are Dr. Muto, a maniacal and genius mad scientist whose latest experiment has accidentally destroyed his own home planet (except for his laboratory)! ****Dr. Muto will use his latest invention, the Splizz Gun, to mutate and morph with any living organism in order to accomplish tasks no human could achieve alone. ****By simply sampling some DNA, the doctor will be able to morph into a spider, mouse, gorilla or whatever creature he sees fit to become. Now he must use his fiendish gadgets and morphing ability to steal organic matter from the neighboring planets in order to rebuild his world.</text:p>
          </table:table-cell>
          <table:table-cell table:style-name="Default"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Dr. Muto (USA)&quot;&gt; &lt;year&gt;2003&lt;/year&gt; &lt;rating&gt;ESRB - T (Teen)&lt;/rating&gt; &lt;title&gt;Dr. Muto &lt;/title&gt; &lt;pub&gt;Midway Games, Inc.&lt;/pub&gt; &lt;dev&gt;Midway&lt;/dev&gt; &lt;genre&gt;Action&lt;/genre&gt; &lt;score&gt;3.3&lt;/score&gt; &lt;player&gt;1 Player&lt;/player&gt; &lt;story&gt;You are Dr. Muto, a maniacal and genius mad scientist whose latest experiment has accidentally destroyed his own home planet (except for his laboratory)! ****Dr. Muto will use his latest invention, the Splizz Gun, to mutate and morph with any living organism in order to accomplish tasks no human could achieve alone. ****By simply sampling some DNA, the doctor will be able to morph into a spider, mouse, gorilla or whatever creature he sees fit to become. Now he must use his fiendish gadgets and morphing ability to steal organic matter from the neighboring planets in order to rebuild his world.&lt;/story&gt; &lt;/game&gt;">
            <text:p>&lt;game name="Dr. Muto (USA)"&gt; &lt;year&gt;2003&lt;/year&gt; &lt;rating&gt;ESRB - T (Teen)&lt;/rating&gt; &lt;title&gt;Dr. Muto &lt;/title&gt; &lt;pub&gt;Midway Games, Inc.&lt;/pub&gt; &lt;dev&gt;Midway&lt;/dev&gt; &lt;genre&gt;Action&lt;/genre&gt; &lt;score&gt;3.3&lt;/score&gt; &lt;player&gt;1 Player&lt;/player&gt; &lt;story&gt;You are Dr. Muto, a maniacal and genius mad scientist whose latest experiment has accidentally destroyed his own home planet (except for his laboratory)! ****Dr. Muto will use his latest invention, the Splizz Gun, to mutate and morph with any living organism in order to accomplish tasks no human could achieve alone. ****By simply sampling some DNA, the doctor will be able to morph into a spider, mouse, gorilla or whatever creature he sees fit to become. Now he must use his fiendish gadgets and morphing ability to steal organic matter from the neighboring planets in order to rebuild his world.&lt;/story&gt; &lt;/game&gt;</text:p>
          </table:table-cell>
          <table:table-cell table:number-columns-repeated="1012"/>
        </table:table-row>
        <table:table-row table:style-name="ro1">
          <table:table-cell office:value-type="string">
            <text:p>Dragon Ball Z - Budokai (USA)</text:p>
          </table:table-cell>
          <table:table-cell office:value-type="float" office:value="2003">
            <text:p>2003</text:p>
          </table:table-cell>
          <table:table-cell office:value-type="string">
            <text:p>ESRB - T (Teen)</text:p>
          </table:table-cell>
          <table:table-cell office:value-type="string">
            <text:p>Dragon Ball Z - Budokai </text:p>
          </table:table-cell>
          <table:table-cell table:style-name="Default" office:value-type="string">
            <text:p>Dimps Corporation</text:p>
          </table:table-cell>
          <table:table-cell office:value-type="string">
            <text:p>Dimps Corporation</text:p>
          </table:table-cell>
          <table:table-cell office:value-type="string">
            <text:p>Fighter</text:p>
          </table:table-cell>
          <table:table-cell office:value-type="string">
            <text:p>3.7</text:p>
          </table:table-cell>
          <table:table-cell office:value-type="string">
            <text:p>1-2 Players</text:p>
          </table:table-cell>
          <table:table-cell office:value-type="string">
            <text:p>Join us on a wild ride through the best action cartoon series on TV, Dragonball Z. The story begins after Goku defeats Piccolo at the World Marital Arts Tournament and he comes to visit Master Roshi, when all of a sudden, his brother Raditz appears and kidnaps his son, Gohan, after he saves him he is sent to Other World to train with King Kai for for two more powerful Saiyan arriving one year later. This wild ride story takes you from the Saiyan to the Cell Games Saga. ****There are also several options in the game: there is a world tournament mode where you could buy new moves and a practice mode where you can sharpen your skills before entering story mode. You could also summon Shenron when you collect all 7 Dragonballs. So, buckle up, hold on to your seat and enjoy the ride of Dragonball Z!</text:p>
          </table:table-cell>
          <table:table-cell table:style-name="Default"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Dragon Ball Z - Budokai (USA)&quot;&gt; &lt;year&gt;2003&lt;/year&gt; &lt;rating&gt;ESRB - T (Teen)&lt;/rating&gt; &lt;title&gt;Dragon Ball Z - Budokai &lt;/title&gt; &lt;pub&gt;Dimps Corporation&lt;/pub&gt; &lt;dev&gt;Dimps Corporation&lt;/dev&gt; &lt;genre&gt;Fighter&lt;/genre&gt; &lt;score&gt;3.7&lt;/score&gt; &lt;player&gt;1-2 Players&lt;/player&gt; &lt;story&gt;Join us on a wild ride through the best action cartoon series on TV, Dragonball Z. The story begins after Goku defeats Piccolo at the World Marital Arts Tournament and he comes to visit Master Roshi, when all of a sudden, his brother Raditz appears and kidnaps his son, Gohan, after he saves him he is sent to Other World to train with King Kai for for two more powerful Saiyan arriving one year later. This wild ride story takes you from the Saiyan to the Cell Games Saga. ****There are also several options in the game: there is a world tournament mode where you could buy new moves and a practice mode where you can sharpen your skills before entering story mode. You could also summon Shenron when you collect all 7 Dragonballs. So, buckle up, hold on to your seat and enjoy the ride of Dragonball Z!&lt;/story&gt; &lt;/game&gt;">
            <text:p>&lt;game name="Dragon Ball Z - Budokai (USA)"&gt; &lt;year&gt;2003&lt;/year&gt; &lt;rating&gt;ESRB - T (Teen)&lt;/rating&gt; &lt;title&gt;Dragon Ball Z - Budokai &lt;/title&gt; &lt;pub&gt;Dimps Corporation&lt;/pub&gt; &lt;dev&gt;Dimps Corporation&lt;/dev&gt; &lt;genre&gt;Fighter&lt;/genre&gt; &lt;score&gt;3.7&lt;/score&gt; &lt;player&gt;1-2 Players&lt;/player&gt; &lt;story&gt;Join us on a wild ride through the best action cartoon series on TV, Dragonball Z. The story begins after Goku defeats Piccolo at the World Marital Arts Tournament and he comes to visit Master Roshi, when all of a sudden, his brother Raditz appears and kidnaps his son, Gohan, after he saves him he is sent to Other World to train with King Kai for for two more powerful Saiyan arriving one year later. This wild ride story takes you from the Saiyan to the Cell Games Saga. ****There are also several options in the game: there is a world tournament mode where you could buy new moves and a practice mode where you can sharpen your skills before entering story mode. You could also summon Shenron when you collect all 7 Dragonballs. So, buckle up, hold on to your seat and enjoy the ride of Dragonball Z!&lt;/story&gt; &lt;/game&gt;</text:p>
          </table:table-cell>
          <table:table-cell table:number-columns-repeated="1012"/>
        </table:table-row>
        <table:table-row table:style-name="ro1">
          <table:table-cell office:value-type="string">
            <text:p>Dragon Ball Z - Budokai 2 (USA)</text:p>
          </table:table-cell>
          <table:table-cell office:value-type="float" office:value="2004">
            <text:p>2004</text:p>
          </table:table-cell>
          <table:table-cell office:value-type="string">
            <text:p>ESRB - T (Teen)</text:p>
          </table:table-cell>
          <table:table-cell office:value-type="string">
            <text:p>Dragon Ball Z - Budokai 2 </text:p>
          </table:table-cell>
          <table:table-cell table:style-name="Default" office:value-type="string">
            <text:p>Dimps Corporation</text:p>
          </table:table-cell>
          <table:table-cell office:value-type="string">
            <text:p>Dimps Corporation</text:p>
          </table:table-cell>
          <table:table-cell office:value-type="string">
            <text:p>Fighter</text:p>
          </table:table-cell>
          <table:table-cell office:value-type="string">
            <text:p>3.6</text:p>
          </table:table-cell>
          <table:table-cell office:value-type="string">
            <text:p>1-2 Players</text:p>
          </table:table-cell>
          <table:table-cell office:value-type="string">
            <text:p>This is the second installment of the Budokai series. Goku and the Z Warriors travel through the Dragonball Z universe from the Saiyan to the Kid Buu Saga. It has all new cel-shaded characters with absorptions and fusions. Instead of story mode, they have Dragon World, where you can create your own Dragonball Z adventure!</text:p>
          </table:table-cell>
          <table:table-cell table:style-name="Default"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Dragon Ball Z - Budokai 2 (USA)&quot;&gt; &lt;year&gt;2004&lt;/year&gt; &lt;rating&gt;ESRB - T (Teen)&lt;/rating&gt; &lt;title&gt;Dragon Ball Z - Budokai 2 &lt;/title&gt; &lt;pub&gt;Dimps Corporation&lt;/pub&gt; &lt;dev&gt;Dimps Corporation&lt;/dev&gt; &lt;genre&gt;Fighter&lt;/genre&gt; &lt;score&gt;3.6&lt;/score&gt; &lt;player&gt;1-2 Players&lt;/player&gt; &lt;story&gt;This is the second installment of the Budokai series. Goku and the Z Warriors travel through the Dragonball Z universe from the Saiyan to the Kid Buu Saga. It has all new cel-shaded characters with absorptions and fusions. Instead of story mode, they have Dragon World, where you can create your own Dragonball Z adventure!&lt;/story&gt; &lt;/game&gt;">
            <text:p>&lt;game name="Dragon Ball Z - Budokai 2 (USA)"&gt; &lt;year&gt;2004&lt;/year&gt; &lt;rating&gt;ESRB - T (Teen)&lt;/rating&gt; &lt;title&gt;Dragon Ball Z - Budokai 2 &lt;/title&gt; &lt;pub&gt;Dimps Corporation&lt;/pub&gt; &lt;dev&gt;Dimps Corporation&lt;/dev&gt; &lt;genre&gt;Fighter&lt;/genre&gt; &lt;score&gt;3.6&lt;/score&gt; &lt;player&gt;1-2 Players&lt;/player&gt; &lt;story&gt;This is the second installment of the Budokai series. Goku and the Z Warriors travel through the Dragonball Z universe from the Saiyan to the Kid Buu Saga. It has all new cel-shaded characters with absorptions and fusions. Instead of story mode, they have Dragon World, where you can create your own Dragonball Z adventure!&lt;/story&gt; &lt;/game&gt;</text:p>
          </table:table-cell>
          <table:table-cell table:number-columns-repeated="1012"/>
        </table:table-row>
        <table:table-row table:style-name="ro1">
          <table:table-cell office:value-type="string">
            <text:p>Dragon Ball Z - Sagas (USA)</text:p>
          </table:table-cell>
          <table:table-cell office:value-type="float" office:value="2005">
            <text:p>2005</text:p>
          </table:table-cell>
          <table:table-cell office:value-type="string">
            <text:p>ESRB - T (Teen)</text:p>
          </table:table-cell>
          <table:table-cell office:value-type="string">
            <text:p>Dragon Ball Z - Sagas </text:p>
          </table:table-cell>
          <table:table-cell table:style-name="Default" office:value-type="string">
            <text:p>Avalanche Software LLC</text:p>
          </table:table-cell>
          <table:table-cell office:value-type="string">
            <text:p>Avalanche Software</text:p>
          </table:table-cell>
          <table:table-cell office:value-type="string">
            <text:p>Beat-'Em-Up</text:p>
          </table:table-cell>
          <table:table-cell office:value-type="string">
            <text:p>2.8</text:p>
          </table:table-cell>
          <table:table-cell office:value-type="string">
            <text:p>1-2 Players</text:p>
          </table:table-cell>
          <table:table-cell office:value-type="string">
            <text:p>Dragon Ball Z Sagas is a game that tells how the story of Dragon Ball Z began. You play as six heroes from the show such as Goku, Gohan, and Piccolo. ****Your mission is to recreate the elements of the Saiyan-Cell Games Sagas. Along the way you must face evil enemies, as well as collecting Z-Coins so you can upgrade some new abilities <text:s/>and moves and Capsules that can give you more fighting power and energy. At the end of some areas their will be a boss that you must defeat such as Raditz, Nappa, Captain <text:s/>Ginyu, Frieza and Cell. Single player mode features three difficulty levels easy, normal and hard.****The game also has a Co-op mode where you can play in Sagas or Pendulum mode. You can select any chapter from the single player mode. It is similar to Single player mode, but the difficulty level is higher.</text:p>
          </table:table-cell>
          <table:table-cell table:style-name="Default"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Dragon Ball Z - Sagas (USA)&quot;&gt; &lt;year&gt;2005&lt;/year&gt; &lt;rating&gt;ESRB - T (Teen)&lt;/rating&gt; &lt;title&gt;Dragon Ball Z - Sagas &lt;/title&gt; &lt;pub&gt;Avalanche Software LLC&lt;/pub&gt; &lt;dev&gt;Avalanche Software&lt;/dev&gt; &lt;genre&gt;Beat-'Em-Up&lt;/genre&gt; &lt;score&gt;2.8&lt;/score&gt; &lt;player&gt;1-2 Players&lt;/player&gt; &lt;story&gt;Dragon Ball Z Sagas is a game that tells how the story of Dragon Ball Z began. You play as six heroes from the show such as Goku, Gohan, and Piccolo. ****Your mission is to recreate the elements of the Saiyan-Cell Games Sagas. Along the way you must face evil enemies, as well as collecting Z-Coins so you can upgrade some new abilities  and moves and Capsules that can give you more fighting power and energy. At the end of some areas their will be a boss that you must defeat such as Raditz, Nappa, Captain  Ginyu, Frieza and Cell. Single player mode features three difficulty levels easy, normal and hard.****The game also has a Co-op mode where you can play in Sagas or Pendulum mode. You can select any chapter from the single player mode. It is similar to Single player mode, but the difficulty level is higher.&lt;/story&gt; &lt;/game&gt;">
            <text:p>&lt;game name="Dragon Ball Z - Sagas (USA)"&gt; &lt;year&gt;2005&lt;/year&gt; &lt;rating&gt;ESRB - T (Teen)&lt;/rating&gt; &lt;title&gt;Dragon Ball Z - Sagas &lt;/title&gt; &lt;pub&gt;Avalanche Software LLC&lt;/pub&gt; &lt;dev&gt;Avalanche Software&lt;/dev&gt; &lt;genre&gt;Beat-'Em-Up&lt;/genre&gt; &lt;score&gt;2.8&lt;/score&gt; &lt;player&gt;1-2 Players&lt;/player&gt; &lt;story&gt;Dragon Ball Z Sagas is a game that tells how the story of Dragon Ball Z began. You play as six heroes from the show such as Goku, Gohan, and Piccolo. ****Your mission is to recreate the elements of the Saiyan-Cell Games Sagas. Along the way you must face evil enemies, as well as collecting Z-Coins so you can upgrade some new abilities <text:s/>and moves and Capsules that can give you more fighting power and energy. At the end of some areas their will be a boss that you must defeat such as Raditz, Nappa, Captain <text:s/>Ginyu, Frieza and Cell. Single player mode features three difficulty levels easy, normal and hard.****The game also has a Co-op mode where you can play in Sagas or Pendulum mode. You can select any chapter from the single player mode. It is similar to Single player mode, but the difficulty level is higher.&lt;/story&gt; &lt;/game&gt;</text:p>
          </table:table-cell>
          <table:table-cell table:number-columns-repeated="1012"/>
        </table:table-row>
        <table:table-row table:style-name="ro1">
          <table:table-cell office:value-type="string">
            <text:p>Dragon Drive - D-Masters Shot (Japan)</text:p>
          </table:table-cell>
          <table:table-cell office:value-type="float" office:value="2003">
            <text:p>2003</text:p>
          </table:table-cell>
          <table:table-cell office:value-type="string">
            <text:p>ESRB - T (Teen)</text:p>
          </table:table-cell>
          <table:table-cell office:value-type="string">
            <text:p>Dragon Drive - D-Masters Shot </text:p>
          </table:table-cell>
          <table:table-cell table:style-name="Default" office:value-type="string">
            <text:p>Bandai</text:p>
          </table:table-cell>
          <table:table-cell office:value-type="string">
            <text:p>Treasure</text:p>
          </table:table-cell>
          <table:table-cell office:value-type="string">
            <text:p>Shooter</text:p>
          </table:table-cell>
          <table:table-cell office:value-type="string">
            <text:p>3.2</text:p>
          </table:table-cell>
          <table:table-cell office:value-type="string">
            <text:p>1-2 Players</text:p>
          </table:table-cell>
          <table:table-cell office:value-type="string">
            <text:p>Reiji Ozora is a lazy, good-for-nothing, completely unmotivated junior high school student. His friend Maiko shows him a popular virtual reality game called Dragon Drive, in which players face off against each other using dragons. Reiji's personality nets him a small, lazy dragon which he names Chibisuke, but it turns out there's more to it, and Reiji himself, than it would seem at first.****Dragon Drive: D-Masters Shot is a third-person action shooter based on the anime Dragon Drive, and the original manga by Kenichi Sakura. The player takes the role of Reiji as he plays the virtual reality game with his dragon Chibisuke, fighting against other players in Virtual On-style arena battles, and through free-roaming and on-rails shooting sections similar to Panzer Dragoon.****Also included in the package is a bonus disc which features an episode of the anime series.</text:p>
          </table:table-cell>
          <table:table-cell table:style-name="Default"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Dragon Drive - D-Masters Shot (Japan)&quot;&gt; &lt;year&gt;2003&lt;/year&gt; &lt;rating&gt;ESRB - T (Teen)&lt;/rating&gt; &lt;title&gt;Dragon Drive - D-Masters Shot &lt;/title&gt; &lt;pub&gt;Bandai&lt;/pub&gt; &lt;dev&gt;Treasure&lt;/dev&gt; &lt;genre&gt;Shooter&lt;/genre&gt; &lt;score&gt;3.2&lt;/score&gt; &lt;player&gt;1-2 Players&lt;/player&gt; &lt;story&gt;Reiji Ozora is a lazy, good-for-nothing, completely unmotivated junior high school student. His friend Maiko shows him a popular virtual reality game called Dragon Drive, in which players face off against each other using dragons. Reiji's personality nets him a small, lazy dragon which he names Chibisuke, but it turns out there's more to it, and Reiji himself, than it would seem at first.****Dragon Drive: D-Masters Shot is a third-person action shooter based on the anime Dragon Drive, and the original manga by Kenichi Sakura. The player takes the role of Reiji as he plays the virtual reality game with his dragon Chibisuke, fighting against other players in Virtual On-style arena battles, and through free-roaming and on-rails shooting sections similar to Panzer Dragoon.****Also included in the package is a bonus disc which features an episode of the anime series.&lt;/story&gt; &lt;/game&gt;">
            <text:p>&lt;game name="Dragon Drive - D-Masters Shot (Japan)"&gt; &lt;year&gt;2003&lt;/year&gt; &lt;rating&gt;ESRB - T (Teen)&lt;/rating&gt; &lt;title&gt;Dragon Drive - D-Masters Shot &lt;/title&gt; &lt;pub&gt;Bandai&lt;/pub&gt; &lt;dev&gt;Treasure&lt;/dev&gt; &lt;genre&gt;Shooter&lt;/genre&gt; &lt;score&gt;3.2&lt;/score&gt; &lt;player&gt;1-2 Players&lt;/player&gt; &lt;story&gt;Reiji Ozora is a lazy, good-for-nothing, completely unmotivated junior high school student. His friend Maiko shows him a popular virtual reality game called Dragon Drive, in which players face off against each other using dragons. Reiji's personality nets him a small, lazy dragon which he names Chibisuke, but it turns out there's more to it, and Reiji himself, than it would seem at first.****Dragon Drive: D-Masters Shot is a third-person action shooter based on the anime Dragon Drive, and the original manga by Kenichi Sakura. The player takes the role of Reiji as he plays the virtual reality game with his dragon Chibisuke, fighting against other players in Virtual On-style arena battles, and through free-roaming and on-rails shooting sections similar to Panzer Dragoon.****Also included in the package is a bonus disc which features an episode of the anime series.&lt;/story&gt; &lt;/game&gt;</text:p>
          </table:table-cell>
          <table:table-cell table:number-columns-repeated="1012"/>
        </table:table-row>
        <table:table-row table:style-name="ro1">
          <table:table-cell office:value-type="string">
            <text:p>Dragon's Lair 3D - Return to the Lair (USA)</text:p>
          </table:table-cell>
          <table:table-cell office:value-type="float" office:value="2002">
            <text:p>2002</text:p>
          </table:table-cell>
          <table:table-cell office:value-type="string">
            <text:p>ESRB - T (Teen)</text:p>
          </table:table-cell>
          <table:table-cell office:value-type="string">
            <text:p>Dragon's Lair 3D - Return to the Lair </text:p>
          </table:table-cell>
          <table:table-cell table:style-name="Default" office:value-type="string">
            <text:p>Encore, Inc.</text:p>
          </table:table-cell>
          <table:table-cell office:value-type="string">
            <text:p>Dragonstone Software</text:p>
          </table:table-cell>
          <table:table-cell office:value-type="string">
            <text:p>Action</text:p>
          </table:table-cell>
          <table:table-cell office:value-type="string">
            <text:p>4.1</text:p>
          </table:table-cell>
          <table:table-cell office:value-type="string">
            <text:p>1 Player</text:p>
          </table:table-cell>
          <table:table-cell office:value-type="string">
            <text:p>This action, adventure game is an entirely new, three dimensional version of the original game that appeared in 1983 on many platforms. Again, the player gets to play the goofy hero, but courageous knight, Dirk the Daring who is on a quest to save the pretty princess Daphne. The princess was kidnapped by the evil dragon Singe imprisoned in a medieval castle owned by an even more evil wizard called**Mordroc. Now, it's only up to Dirk to use his courage and his quick reflexes to overcome the traps in the castle, if he wants to save the princess and his skin.</text:p>
          </table:table-cell>
          <table:table-cell table:style-name="Default"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Dragon's Lair 3D - Return to the Lair (USA)&quot;&gt; &lt;year&gt;2002&lt;/year&gt; &lt;rating&gt;ESRB - T (Teen)&lt;/rating&gt; &lt;title&gt;Dragon's Lair 3D - Return to the Lair &lt;/title&gt; &lt;pub&gt;Encore, Inc.&lt;/pub&gt; &lt;dev&gt;Dragonstone Software&lt;/dev&gt; &lt;genre&gt;Action&lt;/genre&gt; &lt;score&gt;4.1&lt;/score&gt; &lt;player&gt;1 Player&lt;/player&gt; &lt;story&gt;This action, adventure game is an entirely new, three dimensional version of the original game that appeared in 1983 on many platforms. Again, the player gets to play the goofy hero, but courageous knight, Dirk the Daring who is on a quest to save the pretty princess Daphne. The princess was kidnapped by the evil dragon Singe imprisoned in a medieval castle owned by an even more evil wizard called**Mordroc. Now, it's only up to Dirk to use his courage and his quick reflexes to overcome the traps in the castle, if he wants to save the princess and his skin.&lt;/story&gt; &lt;/game&gt;">
            <text:p>&lt;game name="Dragon's Lair 3D - Return to the Lair (USA)"&gt; &lt;year&gt;2002&lt;/year&gt; &lt;rating&gt;ESRB - T (Teen)&lt;/rating&gt; &lt;title&gt;Dragon's Lair 3D - Return to the Lair &lt;/title&gt; &lt;pub&gt;Encore, Inc.&lt;/pub&gt; &lt;dev&gt;Dragonstone Software&lt;/dev&gt; &lt;genre&gt;Action&lt;/genre&gt; &lt;score&gt;4.1&lt;/score&gt; &lt;player&gt;1 Player&lt;/player&gt; &lt;story&gt;This action, adventure game is an entirely new, three dimensional version of the original game that appeared in 1983 on many platforms. Again, the player gets to play the goofy hero, but courageous knight, Dirk the Daring who is on a quest to save the pretty princess Daphne. The princess was kidnapped by the evil dragon Singe imprisoned in a medieval castle owned by an even more evil wizard called**Mordroc. Now, it's only up to Dirk to use his courage and his quick reflexes to overcome the traps in the castle, if he wants to save the princess and his skin.&lt;/story&gt; &lt;/game&gt;</text:p>
          </table:table-cell>
          <table:table-cell table:number-columns-repeated="1012"/>
        </table:table-row>
        <table:table-row table:style-name="ro1">
          <table:table-cell office:value-type="string">
            <text:p>DreamMix TV - World Fighters (Japan)</text:p>
          </table:table-cell>
          <table:table-cell office:value-type="float" office:value="2003">
            <text:p>2003</text:p>
          </table:table-cell>
          <table:table-cell office:value-type="string">
            <text:p>ESRB - T (Teen)</text:p>
          </table:table-cell>
          <table:table-cell office:value-type="string">
            <text:p>DreamMix TV - World Fighters </text:p>
          </table:table-cell>
          <table:table-cell table:style-name="Default" office:value-type="string">
            <text:p>Hudson Soft Company, Ltd.</text:p>
          </table:table-cell>
          <table:table-cell office:value-type="string">
            <text:p>Konami</text:p>
          </table:table-cell>
          <table:table-cell office:value-type="string">
            <text:p>Fighter</text:p>
          </table:table-cell>
          <table:table-cell office:value-type="string">
            <text:p>4.0</text:p>
          </table:table-cell>
          <table:table-cell office:value-type="string">
            <text:p>1-4 Players</text:p>
          </table:table-cell>
          <table:table-cell office:value-type="string">
            <text:p>A television program is facing low ratings and they are told by their TV network that they are on the verge of being canceled. In order to hold onto their jobs, the people in charge of the program decide to hold a fighting brawl tournament involving some of japan's superstars from the licenses of Hudson, Konami and Takara.****Invited to this cross-over tournament are: Takahashi Meijin aka Master Higgins (from the Adventure Island series), White Bomberman (from the Bomberman series), Yugo (from the Bloody Roar series), Momotaro and Bimbogami (from Momotaro Densetsu), Sengoku Manjimaru (from Tengai Makyo II: Manjimaru), Simon Belmont (from the Castlevania series), Twinbee (from the Twinbee series), Power Pro-kun (from Jikkyo Powerful Pro Yakyo '94), Solid Snake (from the Metal Gear series), Moai (from the Gradius series), Convoy aka Optimus Prime and Megatron (from Transformers), Microman (from Micronauts), Takao Kinomiya (from BeyBlade), Licca-Chan (a popular dress up doll franchise) and Aska (from the game Cy Girls).****Dream Mix TV World Fighters is a side-scrolling 2D platform fighting game displayed on a 3D world, similar to Super Smash Bros. Between two and four players are selected to compete against one another in the arena. The goal of the player is to damage and destroy the other players by impacting them with attacks and special abilities, the specifics of which vary by the character selected. A group energy bar showing all characters individually on a bar is displayed at the bottom of the screen.</text:p>
          </table:table-cell>
          <table:table-cell table:style-name="Default"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DreamMix TV - World Fighters (Japan)&quot;&gt; &lt;year&gt;2003&lt;/year&gt; &lt;rating&gt;ESRB - T (Teen)&lt;/rating&gt; &lt;title&gt;DreamMix TV - World Fighters &lt;/title&gt; &lt;pub&gt;Hudson Soft Company, Ltd.&lt;/pub&gt; &lt;dev&gt;Konami&lt;/dev&gt; &lt;genre&gt;Fighter&lt;/genre&gt; &lt;score&gt;4.0&lt;/score&gt; &lt;player&gt;1-4 Players&lt;/player&gt; &lt;story&gt;A television program is facing low ratings and they are told by their TV network that they are on the verge of being canceled. In order to hold onto their jobs, the people in charge of the program decide to hold a fighting brawl tournament involving some of japan's superstars from the licenses of Hudson, Konami and Takara.****Invited to this cross-over tournament are: Takahashi Meijin aka Master Higgins (from the Adventure Island series), White Bomberman (from the Bomberman series), Yugo (from the Bloody Roar series), Momotaro and Bimbogami (from Momotaro Densetsu), Sengoku Manjimaru (from Tengai Makyo II: Manjimaru), Simon Belmont (from the Castlevania series), Twinbee (from the Twinbee series), Power Pro-kun (from Jikkyo Powerful Pro Yakyo '94), Solid Snake (from the Metal Gear series), Moai (from the Gradius series), Convoy aka Optimus Prime and Megatron (from Transformers), Microman (from Micronauts), Takao Kinomiya (from BeyBlade), Licca-Chan (a popular dress up doll franchise) and Aska (from the game Cy Girls).****Dream Mix TV World Fighters is a side-scrolling 2D platform fighting game displayed on a 3D world, similar to Super Smash Bros. Between two and four players are selected to compete against one another in the arena. The goal of the player is to damage and destroy the other players by impacting them with attacks and special abilities, the specifics of which vary by the character selected. A group energy bar showing all characters individually on a bar is displayed at the bottom of the screen.&lt;/story&gt; &lt;/game&gt;">
            <text:p>&lt;game name="DreamMix TV - World Fighters (Japan)"&gt; &lt;year&gt;2003&lt;/year&gt; &lt;rating&gt;ESRB - T (Teen)&lt;/rating&gt; &lt;title&gt;DreamMix TV - World Fighters &lt;/title&gt; &lt;pub&gt;Hudson Soft Company, Ltd.&lt;/pub&gt; &lt;dev&gt;Konami&lt;/dev&gt; &lt;genre&gt;Fighter&lt;/genre&gt; &lt;score&gt;4.0&lt;/score&gt; &lt;player&gt;1-4 Players&lt;/player&gt; &lt;story&gt;A television program is facing low ratings and they are told by their TV network that they are on the verge of being canceled. In order to hold onto their jobs, the people in charge of the program decide to hold a fighting brawl tournament involving some of japan's superstars from the licenses of Hudson, Konami and Takara.****Invited to this cross-over tournament are: Takahashi Meijin aka Master Higgins (from the Adventure Island series), White Bomberman (from the Bomberman series), Yugo (from the Bloody Roar series), Momotaro and Bimbogami (from Momotaro Densetsu), Sengoku Manjimaru (from Tengai Makyo II: Manjimaru), Simon Belmont (from the Castlevania series), Twinbee (from the Twinbee series), Power Pro-kun (from Jikkyo Powerful Pro Yakyo '94), Solid Snake (from the Metal Gear series), Moai (from the Gradius series), Convoy aka Optimus Prime and Megatron (from Transformers), Microman (from Micronauts), Takao Kinomiya (from BeyBlade), Licca-Chan (a popular dress up doll franchise) and Aska (from the game Cy Girls).****Dream Mix TV World Fighters is a side-scrolling 2D platform fighting game displayed on a 3D world, similar to Super Smash Bros. Between two and four players are selected to compete against one another in the arena. The goal of the player is to damage and destroy the other players by impacting them with attacks and special abilities, the specifics of which vary by the character selected. A group energy bar showing all characters individually on a bar is displayed at the bottom of the screen.&lt;/story&gt; &lt;/game&gt;</text:p>
          </table:table-cell>
          <table:table-cell table:number-columns-repeated="1012"/>
        </table:table-row>
        <table:table-row table:style-name="ro1">
          <table:table-cell office:value-type="string">
            <text:p>Driven (USA)</text:p>
          </table:table-cell>
          <table:table-cell office:value-type="float" office:value="2002">
            <text:p>2002</text:p>
          </table:table-cell>
          <table:table-cell office:value-type="string">
            <text:p>ESRB - T (Teen)</text:p>
          </table:table-cell>
          <table:table-cell office:value-type="string">
            <text:p>Driven </text:p>
          </table:table-cell>
          <table:table-cell table:style-name="Default" office:value-type="string">
            <text:p>BAM! Entertainment, Inc.</text:p>
          </table:table-cell>
          <table:table-cell office:value-type="string">
            <text:p>BAM! Studios</text:p>
          </table:table-cell>
          <table:table-cell office:value-type="string">
            <text:p>Driving</text:p>
          </table:table-cell>
          <table:table-cell office:value-type="string">
            <text:p>3.5</text:p>
          </table:table-cell>
          <table:table-cell office:value-type="string">
            <text:p>1-2 Players</text:p>
          </table:table-cell>
          <table:table-cell office:value-type="string">
            <text:p>The game Driven is based on the movie by the same name with Sylvester Stallone. <text:s/>The player competes in a series of open-wheel races that follow the plotline of the movie. Each selected driver has different attributes that effect the performance of the car. <text:s/>If the driver is skilled enough he can enter “The Zone”. Once in “The Zone”, the car performs at optimum efficiency. <text:s text:c="2"/>The point of the game is to win the series championship against your arch-rival. The game contains an arcade mode, a story mode and a multiplayer mode.</text:p>
          </table:table-cell>
          <table:table-cell table:style-name="Default"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Driven (USA)&quot;&gt; &lt;year&gt;2002&lt;/year&gt; &lt;rating&gt;ESRB - T (Teen)&lt;/rating&gt; &lt;title&gt;Driven &lt;/title&gt; &lt;pub&gt;BAM! Entertainment, Inc.&lt;/pub&gt; &lt;dev&gt;BAM! Studios&lt;/dev&gt; &lt;genre&gt;Driving&lt;/genre&gt; &lt;score&gt;3.5&lt;/score&gt; &lt;player&gt;1-2 Players&lt;/player&gt; &lt;story&gt;The game Driven is based on the movie by the same name with Sylvester Stallone.  The player competes in a series of open-wheel races that follow the plotline of the movie. Each selected driver has different attributes that effect the performance of the car.  If the driver is skilled enough he can enter “The Zone”. Once in “The Zone”, the car performs at optimum efficiency.   The point of the game is to win the series championship against your arch-rival. The game contains an arcade mode, a story mode and a multiplayer mode.&lt;/story&gt; &lt;/game&gt;">
            <text:p>&lt;game name="Driven (USA)"&gt; &lt;year&gt;2002&lt;/year&gt; &lt;rating&gt;ESRB - T (Teen)&lt;/rating&gt; &lt;title&gt;Driven &lt;/title&gt; &lt;pub&gt;BAM! Entertainment, Inc.&lt;/pub&gt; &lt;dev&gt;BAM! Studios&lt;/dev&gt; &lt;genre&gt;Driving&lt;/genre&gt; &lt;score&gt;3.5&lt;/score&gt; &lt;player&gt;1-2 Players&lt;/player&gt; &lt;story&gt;The game Driven is based on the movie by the same name with Sylvester Stallone. <text:s/>The player competes in a series of open-wheel races that follow the plotline of the movie. Each selected driver has different attributes that effect the performance of the car. <text:s/>If the driver is skilled enough he can enter “The Zone”. Once in “The Zone”, the car performs at optimum efficiency. <text:s text:c="2"/>The point of the game is to win the series championship against your arch-rival. The game contains an arcade mode, a story mode and a multiplayer mode.&lt;/story&gt; &lt;/game&gt;</text:p>
          </table:table-cell>
          <table:table-cell table:number-columns-repeated="1012"/>
        </table:table-row>
        <table:table-row table:style-name="ro1">
          <table:table-cell office:value-type="string">
            <text:p>Drome Racers (USA)</text:p>
          </table:table-cell>
          <table:table-cell office:value-type="float" office:value="2003">
            <text:p>2003</text:p>
          </table:table-cell>
          <table:table-cell office:value-type="string">
            <text:p>ESRB - E (Everyone)</text:p>
          </table:table-cell>
          <table:table-cell office:value-type="string">
            <text:p>Drome Racers </text:p>
          </table:table-cell>
          <table:table-cell table:style-name="Default" office:value-type="string">
            <text:p>Lego Group, The</text:p>
          </table:table-cell>
          <table:table-cell office:value-type="string">
            <text:p>Attention to Detail Limited</text:p>
          </table:table-cell>
          <table:table-cell office:value-type="string">
            <text:p>Driving</text:p>
          </table:table-cell>
          <table:table-cell office:value-type="string">
            <text:p>2.7</text:p>
          </table:table-cell>
          <table:table-cell office:value-type="string">
            <text:p>1-4 Players</text:p>
          </table:table-cell>
          <table:table-cell office:value-type="string">
            <text:p>Drome Racers is a futuristic racing game based on the the Lego Racers line of construction toys. Drome Racers features on- and off-road racing in vehicles that look like they were constructed out of Legos. This is an arcade-style racing game. Therefore, it features outrageous speeds and weapon powerups scattered throughout the tracks.****The main game in Drome Racers is the Career mode. In Career mode, you choose a team to join, and then compete in series of races to earn money to build betters cars. Before each series of races, you can compete in a drag race tournament to determine your starting position.****In addition to the Career mode, there are Arcade and Quick Race modes available as well.</text:p>
          </table:table-cell>
          <table:table-cell table:style-name="Default"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Drome Racers (USA)&quot;&gt; &lt;year&gt;2003&lt;/year&gt; &lt;rating&gt;ESRB - E (Everyone)&lt;/rating&gt; &lt;title&gt;Drome Racers &lt;/title&gt; &lt;pub&gt;Lego Group, The&lt;/pub&gt; &lt;dev&gt;Attention to Detail Limited&lt;/dev&gt; &lt;genre&gt;Driving&lt;/genre&gt; &lt;score&gt;2.7&lt;/score&gt; &lt;player&gt;1-4 Players&lt;/player&gt; &lt;story&gt;Drome Racers is a futuristic racing game based on the the Lego Racers line of construction toys. Drome Racers features on- and off-road racing in vehicles that look like they were constructed out of Legos. This is an arcade-style racing game. Therefore, it features outrageous speeds and weapon powerups scattered throughout the tracks.****The main game in Drome Racers is the Career mode. In Career mode, you choose a team to join, and then compete in series of races to earn money to build betters cars. Before each series of races, you can compete in a drag race tournament to determine your starting position.****In addition to the Career mode, there are Arcade and Quick Race modes available as well.&lt;/story&gt; &lt;/game&gt;">
            <text:p>&lt;game name="Drome Racers (USA)"&gt; &lt;year&gt;2003&lt;/year&gt; &lt;rating&gt;ESRB - E (Everyone)&lt;/rating&gt; &lt;title&gt;Drome Racers &lt;/title&gt; &lt;pub&gt;Lego Group, The&lt;/pub&gt; &lt;dev&gt;Attention to Detail Limited&lt;/dev&gt; &lt;genre&gt;Driving&lt;/genre&gt; &lt;score&gt;2.7&lt;/score&gt; &lt;player&gt;1-4 Players&lt;/player&gt; &lt;story&gt;Drome Racers is a futuristic racing game based on the the Lego Racers line of construction toys. Drome Racers features on- and off-road racing in vehicles that look like they were constructed out of Legos. This is an arcade-style racing game. Therefore, it features outrageous speeds and weapon powerups scattered throughout the tracks.****The main game in Drome Racers is the Career mode. In Career mode, you choose a team to join, and then compete in series of races to earn money to build betters cars. Before each series of races, you can compete in a drag race tournament to determine your starting position.****In addition to the Career mode, there are Arcade and Quick Race modes available as well.&lt;/story&gt; &lt;/game&gt;</text:p>
          </table:table-cell>
          <table:table-cell table:number-columns-repeated="1012"/>
        </table:table-row>
        <table:table-row table:style-name="ro1">
          <table:table-cell office:value-type="string">
            <text:p>Ed, Edd n Eddy - The Mis-Edventures (USA)</text:p>
          </table:table-cell>
          <table:table-cell office:value-type="float" office:value="2005">
            <text:p>2005</text:p>
          </table:table-cell>
          <table:table-cell office:value-type="string">
            <text:p>ESRB - E (Everyone)</text:p>
          </table:table-cell>
          <table:table-cell office:value-type="string">
            <text:p>Ed, Edd n Eddy - The Mis-Edventures </text:p>
          </table:table-cell>
          <table:table-cell table:style-name="Default" office:value-type="string">
            <text:p>Midway Home Entertainment, Inc.</text:p>
          </table:table-cell>
          <table:table-cell office:value-type="string">
            <text:p>A2M</text:p>
          </table:table-cell>
          <table:table-cell office:value-type="string">
            <text:p>Platform</text:p>
          </table:table-cell>
          <table:table-cell office:value-type="string">
            <text:p>3.4</text:p>
          </table:table-cell>
          <table:table-cell office:value-type="string">
            <text:p>1 Player</text:p>
          </table:table-cell>
          <table:table-cell office:value-type="string">
            <text:p>Ed, Edd and Eddy are three stupid friends obsessed with one thing and one thing only: jawbreakers! <text:s/>Eddy is the fearless leader, eager to make a quick buck; Ed is the tall, strong and stupid one, while Edd (or Double-Dee) is the smart, polite neat-freak, who communicates with his family through sticky notes.****Ed, Edd n Eddy: The Mis-Edventures allows you to play as the trio through a series of levels, called 'scams'. <text:s/>Each level is a get-rich-quick scheme dreamed up by Eddy, allowing the Eds to get some jawbreakers. <text:s/>Each level can be accessed via the hub world, the 'Cul-de-sac', where the Eds have their adventures and meet other neighborhood kids.****Players control all three Eds; more specifically, they're always in control of an Ed, and the other two tag along. <text:s/>You can switch your Ed at any time with the press of a button. <text:s/>Each Ed has their own abilities: Eddy can hurl stink bombs and form a tower to reach high objects, Ed can dig in sandpits, lift and throw objects, and charge at things to smash them, while Double Dee can use his slingshot, activate machines, and be thrown high into the air by the other two Eds.</text:p>
          </table:table-cell>
          <table:table-cell table:style-name="Default"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Ed, Edd n Eddy - The Mis-Edventures (USA)&quot;&gt; &lt;year&gt;2005&lt;/year&gt; &lt;rating&gt;ESRB - E (Everyone)&lt;/rating&gt; &lt;title&gt;Ed, Edd n Eddy - The Mis-Edventures &lt;/title&gt; &lt;pub&gt;Midway Home Entertainment, Inc.&lt;/pub&gt; &lt;dev&gt;A2M&lt;/dev&gt; &lt;genre&gt;Platform&lt;/genre&gt; &lt;score&gt;3.4&lt;/score&gt; &lt;player&gt;1 Player&lt;/player&gt; &lt;story&gt;Ed, Edd and Eddy are three stupid friends obsessed with one thing and one thing only: jawbreakers!  Eddy is the fearless leader, eager to make a quick buck; Ed is the tall, strong and stupid one, while Edd (or Double-Dee) is the smart, polite neat-freak, who communicates with his family through sticky notes.****Ed, Edd n Eddy: The Mis-Edventures allows you to play as the trio through a series of levels, called 'scams'.  Each level is a get-rich-quick scheme dreamed up by Eddy, allowing the Eds to get some jawbreakers.  Each level can be accessed via the hub world, the 'Cul-de-sac', where the Eds have their adventures and meet other neighborhood kids.****Players control all three Eds; more specifically, they're always in control of an Ed, and the other two tag along.  You can switch your Ed at any time with the press of a button.  Each Ed has their own abilities: Eddy can hurl stink bombs and form a tower to reach high objects, Ed can dig in sandpits, lift and throw objects, and charge at things to smash them, while Double Dee can use his slingshot, activate machines, and be thrown high into the air by the other two Eds.&lt;/story&gt; &lt;/game&gt;">
            <text:p>&lt;game name="Ed, Edd n Eddy - The Mis-Edventures (USA)"&gt; &lt;year&gt;2005&lt;/year&gt; &lt;rating&gt;ESRB - E (Everyone)&lt;/rating&gt; &lt;title&gt;Ed, Edd n Eddy - The Mis-Edventures &lt;/title&gt; &lt;pub&gt;Midway Home Entertainment, Inc.&lt;/pub&gt; &lt;dev&gt;A2M&lt;/dev&gt; &lt;genre&gt;Platform&lt;/genre&gt; &lt;score&gt;3.4&lt;/score&gt; &lt;player&gt;1 Player&lt;/player&gt; &lt;story&gt;Ed, Edd and Eddy are three stupid friends obsessed with one thing and one thing only: jawbreakers! <text:s/>Eddy is the fearless leader, eager to make a quick buck; Ed is the tall, strong and stupid one, while Edd (or Double-Dee) is the smart, polite neat-freak, who communicates with his family through sticky notes.****Ed, Edd n Eddy: The Mis-Edventures allows you to play as the trio through a series of levels, called 'scams'. <text:s/>Each level is a get-rich-quick scheme dreamed up by Eddy, allowing the Eds to get some jawbreakers. <text:s/>Each level can be accessed via the hub world, the 'Cul-de-sac', where the Eds have their adventures and meet other neighborhood kids.****Players control all three Eds; more specifically, they're always in control of an Ed, and the other two tag along. <text:s/>You can switch your Ed at any time with the press of a button. <text:s/>Each Ed has their own abilities: Eddy can hurl stink bombs and form a tower to reach high objects, Ed can dig in sandpits, lift and throw objects, and charge at things to smash them, while Double Dee can use his slingshot, activate machines, and be thrown high into the air by the other two Eds.&lt;/story&gt; &lt;/game&gt;</text:p>
          </table:table-cell>
          <table:table-cell table:number-columns-repeated="1012"/>
        </table:table-row>
        <table:table-row table:style-name="ro1">
          <table:table-cell office:value-type="string">
            <text:p>Egg Mania - Eggstreme Madness (USA)</text:p>
          </table:table-cell>
          <table:table-cell office:value-type="float" office:value="2002">
            <text:p>2002</text:p>
          </table:table-cell>
          <table:table-cell office:value-type="string">
            <text:p>ESRB - E (Everyone)</text:p>
          </table:table-cell>
          <table:table-cell office:value-type="string">
            <text:p>Egg Mania - Eggstreme Madness </text:p>
          </table:table-cell>
          <table:table-cell table:style-name="Default" office:value-type="string">
            <text:p>KEMCO U.S.A., INC.</text:p>
          </table:table-cell>
          <table:table-cell office:value-type="string">
            <text:p>HotGen Studios Ltd.</text:p>
          </table:table-cell>
          <table:table-cell office:value-type="string">
            <text:p>Puzzle</text:p>
          </table:table-cell>
          <table:table-cell office:value-type="string">
            <text:p>3.2</text:p>
          </table:table-cell>
          <table:table-cell office:value-type="string">
            <text:p>1-2 Players</text:p>
          </table:table-cell>
          <table:table-cell office:value-type="string">
            <text:p>Egg Mania is a puzzle game in which the player controls an egg shaped character against either a computer opponent or another player via the link cable. The object of the main modes is to build a tower tall enough to reach a balloon at the top of the play field before the opponent does. If the player tries to take a short cut and not build complete floors, the structure will start crumbling and the water will come up faster. There are plenty of obstacles, both from the game and from competing opponents. Falling meteors can knock the player down into the water, while bombs thrown by the opponent will destroy parts of the player's structure. The main modes include Over Easy and Hard Boiled, the difference being that in the latter a different difficulty can be chosen. <text:s/>There are four extra modes: Survival, Solo, Time Trial and Bomb. In Survival the player must survive as many rounds as possible, while the goal in Solo is to increase the overall score by completing rows and performing combos; Time Trial challenges the player to continually beat his or her own best time; finally, in Bomb, whoever destroys the opponent's tower first wins.</text:p>
          </table:table-cell>
          <table:table-cell table:style-name="Default"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Egg Mania - Eggstreme Madness (USA)&quot;&gt; &lt;year&gt;2002&lt;/year&gt; &lt;rating&gt;ESRB - E (Everyone)&lt;/rating&gt; &lt;title&gt;Egg Mania - Eggstreme Madness &lt;/title&gt; &lt;pub&gt;KEMCO U.S.A., INC.&lt;/pub&gt; &lt;dev&gt;HotGen Studios Ltd.&lt;/dev&gt; &lt;genre&gt;Puzzle&lt;/genre&gt; &lt;score&gt;3.2&lt;/score&gt; &lt;player&gt;1-2 Players&lt;/player&gt; &lt;story&gt;Egg Mania is a puzzle game in which the player controls an egg shaped character against either a computer opponent or another player via the link cable. The object of the main modes is to build a tower tall enough to reach a balloon at the top of the play field before the opponent does. If the player tries to take a short cut and not build complete floors, the structure will start crumbling and the water will come up faster. There are plenty of obstacles, both from the game and from competing opponents. Falling meteors can knock the player down into the water, while bombs thrown by the opponent will destroy parts of the player's structure. The main modes include Over Easy and Hard Boiled, the difference being that in the latter a different difficulty can be chosen.  There are four extra modes: Survival, Solo, Time Trial and Bomb. In Survival the player must survive as many rounds as possible, while the goal in Solo is to increase the overall score by completing rows and performing combos; Time Trial challenges the player to continually beat his or her own best time; finally, in Bomb, whoever destroys the opponent's tower first wins.&lt;/story&gt; &lt;/game&gt;">
            <text:p>&lt;game name="Egg Mania - Eggstreme Madness (USA)"&gt; &lt;year&gt;2002&lt;/year&gt; &lt;rating&gt;ESRB - E (Everyone)&lt;/rating&gt; &lt;title&gt;Egg Mania - Eggstreme Madness &lt;/title&gt; &lt;pub&gt;KEMCO U.S.A., INC.&lt;/pub&gt; &lt;dev&gt;HotGen Studios Ltd.&lt;/dev&gt; &lt;genre&gt;Puzzle&lt;/genre&gt; &lt;score&gt;3.2&lt;/score&gt; &lt;player&gt;1-2 Players&lt;/player&gt; &lt;story&gt;Egg Mania is a puzzle game in which the player controls an egg shaped character against either a computer opponent or another player via the link cable. The object of the main modes is to build a tower tall enough to reach a balloon at the top of the play field before the opponent does. If the player tries to take a short cut and not build complete floors, the structure will start crumbling and the water will come up faster. There are plenty of obstacles, both from the game and from competing opponents. Falling meteors can knock the player down into the water, while bombs thrown by the opponent will destroy parts of the player's structure. The main modes include Over Easy and Hard Boiled, the difference being that in the latter a different difficulty can be chosen. <text:s/>There are four extra modes: Survival, Solo, Time Trial and Bomb. In Survival the player must survive as many rounds as possible, while the goal in Solo is to increase the overall score by completing rows and performing combos; Time Trial challenges the player to continually beat his or her own best time; finally, in Bomb, whoever destroys the opponent's tower first wins.&lt;/story&gt; &lt;/game&gt;</text:p>
          </table:table-cell>
          <table:table-cell table:number-columns-repeated="1012"/>
        </table:table-row>
        <table:table-row table:style-name="ro1">
          <table:table-cell office:value-type="string">
            <text:p>Enter the Matrix (USA) (Disc 1)</text:p>
          </table:table-cell>
          <table:table-cell office:value-type="float" office:value="2003">
            <text:p>2003</text:p>
          </table:table-cell>
          <table:table-cell office:value-type="string">
            <text:p>ESRB - T (Teen)</text:p>
          </table:table-cell>
          <table:table-cell office:value-type="string">
            <text:p>Enter the Matrix <text:s/>Disk 1</text:p>
          </table:table-cell>
          <table:table-cell table:style-name="Default" office:value-type="string">
            <text:p>Atari, Inc.</text:p>
          </table:table-cell>
          <table:table-cell office:value-type="string">
            <text:p>Shiny Entertainment</text:p>
          </table:table-cell>
          <table:table-cell office:value-type="string">
            <text:p>Action</text:p>
          </table:table-cell>
          <table:table-cell office:value-type="string">
            <text:p>3.1</text:p>
          </table:table-cell>
          <table:table-cell office:value-type="string">
            <text:p>1 Player</text:p>
          </table:table-cell>
          <table:table-cell office:value-type="string">
            <text:p>In the war to save Zion, what part will you play?****Enter The Matrix casts the player as Niobe or Ghost, captain and first mate of the rebel ship Logos, respectively. Niobe is a master combatant, capable of beating up everyone in her way. <text:s/>She is an excellent pilot, both in the real world and in the Matrix. Ghost is very adept at firearms, and his marksmanship is a mastery. <text:s/>Both characters are very athletic, and throughout the game the player will have to walk, run, jump, strafe, peek, run on walls, climb ladders and pipes, and fight various enemies.****Available weapons include a security pistol, an automatic pistol, a submachine gun, a machine gun, a shotgun and grenades. <text:s/>Besides weapons, a variety of hand-to-hand moves are available, from punches, throws and grabs to kicks and chokes. Throughout the game,the player will be called upon to utilize Focus moves, which is basically bullet time from the films. When Focused, time slows to a crawl, allowing the player to zoom around enemies, dodge bullets, and jump to avoid oncoming obstacles.****The game was written and directed by the Wachowski brothers, and its plot is intertwined with that of the second movie, The Matrix Reloaded.</text:p>
          </table:table-cell>
          <table:table-cell table:style-name="Default"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Enter the Matrix (USA) (Disc 1)&quot;&gt; &lt;year&gt;2003&lt;/year&gt; &lt;rating&gt;ESRB - T (Teen)&lt;/rating&gt; &lt;title&gt;Enter the Matrix  Disk 1&lt;/title&gt; &lt;pub&gt;Atari, Inc.&lt;/pub&gt; &lt;dev&gt;Shiny Entertainment&lt;/dev&gt; &lt;genre&gt;Action&lt;/genre&gt; &lt;score&gt;3.1&lt;/score&gt; &lt;player&gt;1 Player&lt;/player&gt; &lt;story&gt;In the war to save Zion, what part will you play?****Enter The Matrix casts the player as Niobe or Ghost, captain and first mate of the rebel ship Logos, respectively. Niobe is a master combatant, capable of beating up everyone in her way.  She is an excellent pilot, both in the real world and in the Matrix. Ghost is very adept at firearms, and his marksmanship is a mastery.  Both characters are very athletic, and throughout the game the player will have to walk, run, jump, strafe, peek, run on walls, climb ladders and pipes, and fight various enemies.****Available weapons include a security pistol, an automatic pistol, a submachine gun, a machine gun, a shotgun and grenades.  Besides weapons, a variety of hand-to-hand moves are available, from punches, throws and grabs to kicks and chokes. Throughout the game,the player will be called upon to utilize Focus moves, which is basically bullet time from the films. When Focused, time slows to a crawl, allowing the player to zoom around enemies, dodge bullets, and jump to avoid oncoming obstacles.****The game was written and directed by the Wachowski brothers, and its plot is intertwined with that of the second movie, The Matrix Reloaded.&lt;/story&gt; &lt;/game&gt;">
            <text:p>&lt;game name="Enter the Matrix (USA) (Disc 1)"&gt; &lt;year&gt;2003&lt;/year&gt; &lt;rating&gt;ESRB - T (Teen)&lt;/rating&gt; &lt;title&gt;Enter the Matrix <text:s/>Disk 1&lt;/title&gt; &lt;pub&gt;Atari, Inc.&lt;/pub&gt; &lt;dev&gt;Shiny Entertainment&lt;/dev&gt; &lt;genre&gt;Action&lt;/genre&gt; &lt;score&gt;3.1&lt;/score&gt; &lt;player&gt;1 Player&lt;/player&gt; &lt;story&gt;In the war to save Zion, what part will you play?****Enter The Matrix casts the player as Niobe or Ghost, captain and first mate of the rebel ship Logos, respectively. Niobe is a master combatant, capable of beating up everyone in her way. <text:s/>She is an excellent pilot, both in the real world and in the Matrix. Ghost is very adept at firearms, and his marksmanship is a mastery. <text:s/>Both characters are very athletic, and throughout the game the player will have to walk, run, jump, strafe, peek, run on walls, climb ladders and pipes, and fight various enemies.****Available weapons include a security pistol, an automatic pistol, a submachine gun, a machine gun, a shotgun and grenades. <text:s/>Besides weapons, a variety of hand-to-hand moves are available, from punches, throws and grabs to kicks and chokes. Throughout the game,the player will be called upon to utilize Focus moves, which is basically bullet time from the films. When Focused, time slows to a crawl, allowing the player to zoom around enemies, dodge bullets, and jump to avoid oncoming obstacles.****The game was written and directed by the Wachowski brothers, and its plot is intertwined with that of the second movie, The Matrix Reloaded.&lt;/story&gt; &lt;/game&gt;</text:p>
          </table:table-cell>
          <table:table-cell table:number-columns-repeated="1012"/>
        </table:table-row>
        <table:table-row table:style-name="ro1">
          <table:table-cell office:value-type="string">
            <text:p>Enter the Matrix (USA) (Disc 2)</text:p>
          </table:table-cell>
          <table:table-cell office:value-type="float" office:value="2003">
            <text:p>2003</text:p>
          </table:table-cell>
          <table:table-cell office:value-type="string">
            <text:p>ESRB - T (Teen)</text:p>
          </table:table-cell>
          <table:table-cell office:value-type="string">
            <text:p>Enter the Matrix <text:s/>Disk 2</text:p>
          </table:table-cell>
          <table:table-cell table:style-name="Default" office:value-type="string">
            <text:p>Atari, Inc.</text:p>
          </table:table-cell>
          <table:table-cell office:value-type="string">
            <text:p>Shiny Entertainment</text:p>
          </table:table-cell>
          <table:table-cell office:value-type="string">
            <text:p>Action</text:p>
          </table:table-cell>
          <table:table-cell office:value-type="string">
            <text:p>3.1</text:p>
          </table:table-cell>
          <table:table-cell office:value-type="string">
            <text:p>1 Player</text:p>
          </table:table-cell>
          <table:table-cell office:value-type="string">
            <text:p>In the war to save Zion, what part will you play?****Enter The Matrix casts the player as Niobe or Ghost, captain and first mate of the rebel ship Logos, respectively. Niobe is a master combatant, capable of beating up everyone in her way. <text:s/>She is an excellent pilot, both in the real world and in the Matrix. Ghost is very adept at firearms, and his marksmanship is a mastery. <text:s/>Both characters are very athletic, and throughout the game the player will have to walk, run, jump, strafe, peek, run on walls, climb ladders and pipes, and fight various enemies.****Available weapons include a security pistol, an automatic pistol, a submachine gun, a machine gun, a shotgun and grenades. <text:s/>Besides weapons, a variety of hand-to-hand moves are available, from punches, throws and grabs to kicks and chokes. Throughout the game,the player will be called upon to utilize Focus moves, which is basically bullet time from the films. When Focused, time slows to a crawl, allowing the player to zoom around enemies, dodge bullets, and jump to avoid oncoming obstacles.****The game was written and directed by the Wachowski brothers, and its plot is intertwined with that of the second movie, The Matrix Reloaded.</text:p>
          </table:table-cell>
          <table:table-cell table:style-name="Default"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Enter the Matrix (USA) (Disc 2)&quot;&gt; &lt;year&gt;2003&lt;/year&gt; &lt;rating&gt;ESRB - T (Teen)&lt;/rating&gt; &lt;title&gt;Enter the Matrix  Disk 2&lt;/title&gt; &lt;pub&gt;Atari, Inc.&lt;/pub&gt; &lt;dev&gt;Shiny Entertainment&lt;/dev&gt; &lt;genre&gt;Action&lt;/genre&gt; &lt;score&gt;3.1&lt;/score&gt; &lt;player&gt;1 Player&lt;/player&gt; &lt;story&gt;In the war to save Zion, what part will you play?****Enter The Matrix casts the player as Niobe or Ghost, captain and first mate of the rebel ship Logos, respectively. Niobe is a master combatant, capable of beating up everyone in her way.  She is an excellent pilot, both in the real world and in the Matrix. Ghost is very adept at firearms, and his marksmanship is a mastery.  Both characters are very athletic, and throughout the game the player will have to walk, run, jump, strafe, peek, run on walls, climb ladders and pipes, and fight various enemies.****Available weapons include a security pistol, an automatic pistol, a submachine gun, a machine gun, a shotgun and grenades.  Besides weapons, a variety of hand-to-hand moves are available, from punches, throws and grabs to kicks and chokes. Throughout the game,the player will be called upon to utilize Focus moves, which is basically bullet time from the films. When Focused, time slows to a crawl, allowing the player to zoom around enemies, dodge bullets, and jump to avoid oncoming obstacles.****The game was written and directed by the Wachowski brothers, and its plot is intertwined with that of the second movie, The Matrix Reloaded.&lt;/story&gt; &lt;/game&gt;">
            <text:p>&lt;game name="Enter the Matrix (USA) (Disc 2)"&gt; &lt;year&gt;2003&lt;/year&gt; &lt;rating&gt;ESRB - T (Teen)&lt;/rating&gt; &lt;title&gt;Enter the Matrix <text:s/>Disk 2&lt;/title&gt; &lt;pub&gt;Atari, Inc.&lt;/pub&gt; &lt;dev&gt;Shiny Entertainment&lt;/dev&gt; &lt;genre&gt;Action&lt;/genre&gt; &lt;score&gt;3.1&lt;/score&gt; &lt;player&gt;1 Player&lt;/player&gt; &lt;story&gt;In the war to save Zion, what part will you play?****Enter The Matrix casts the player as Niobe or Ghost, captain and first mate of the rebel ship Logos, respectively. Niobe is a master combatant, capable of beating up everyone in her way. <text:s/>She is an excellent pilot, both in the real world and in the Matrix. Ghost is very adept at firearms, and his marksmanship is a mastery. <text:s/>Both characters are very athletic, and throughout the game the player will have to walk, run, jump, strafe, peek, run on walls, climb ladders and pipes, and fight various enemies.****Available weapons include a security pistol, an automatic pistol, a submachine gun, a machine gun, a shotgun and grenades. <text:s/>Besides weapons, a variety of hand-to-hand moves are available, from punches, throws and grabs to kicks and chokes. Throughout the game,the player will be called upon to utilize Focus moves, which is basically bullet time from the films. When Focused, time slows to a crawl, allowing the player to zoom around enemies, dodge bullets, and jump to avoid oncoming obstacles.****The game was written and directed by the Wachowski brothers, and its plot is intertwined with that of the second movie, The Matrix Reloaded.&lt;/story&gt; &lt;/game&gt;</text:p>
          </table:table-cell>
          <table:table-cell table:number-columns-repeated="1012"/>
        </table:table-row>
        <table:table-row table:style-name="ro1">
          <table:table-cell office:value-type="string">
            <text:p>ESPN International Winter Sports 2002 (USA)</text:p>
          </table:table-cell>
          <table:table-cell office:value-type="float" office:value="2002">
            <text:p>2002</text:p>
          </table:table-cell>
          <table:table-cell office:value-type="string">
            <text:p>ESRB - E (Everyone)</text:p>
          </table:table-cell>
          <table:table-cell office:value-type="string">
            <text:p>ESPN International Winter Sports 2002 </text:p>
          </table:table-cell>
          <table:table-cell table:style-name="Default" office:value-type="string">
            <text:p>Konami of America, Inc.</text:p>
          </table:table-cell>
          <table:table-cell office:value-type="string">
            <text:p>Konami</text:p>
          </table:table-cell>
          <table:table-cell office:value-type="string">
            <text:p>Sports/Olympic</text:p>
          </table:table-cell>
          <table:table-cell office:value-type="string">
            <text:p>2.6</text:p>
          </table:table-cell>
          <table:table-cell office:value-type="string">
            <text:p>1-2 Players</text:p>
          </table:table-cell>
          <table:table-cell office:value-type="string">
            <text:p>While not officially endorsed by the Winter Olympics, the game is modeled closely to it with 10 events that include skiing, curling, bobsledding, figure skating among more. <text:s/>The gameplay for each event varies, but feature similar controls that require the player to tap a set of buttons when prompted for control, speed, etc. <text:s/>Depending on if they player hits the required buttons successfully and the timing will determine the outcome of these events.****There are four different gameplay modes that include Championship which lets the player compete in a series of events to win the coveted gold medal and Head-to-Head which allows two players to compete against each other. <text:s/>It also features the ESPN license which adds to the realism with a TV-style presentation along with announcers for in-game commentary.</text:p>
          </table:table-cell>
          <table:table-cell table:style-name="Default"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ESPN International Winter Sports 2002 (USA)&quot;&gt; &lt;year&gt;2002&lt;/year&gt; &lt;rating&gt;ESRB - E (Everyone)&lt;/rating&gt; &lt;title&gt;ESPN International Winter Sports 2002 &lt;/title&gt; &lt;pub&gt;Konami of America, Inc.&lt;/pub&gt; &lt;dev&gt;Konami&lt;/dev&gt; &lt;genre&gt;Sports/Olympic&lt;/genre&gt; &lt;score&gt;2.6&lt;/score&gt; &lt;player&gt;1-2 Players&lt;/player&gt; &lt;story&gt;While not officially endorsed by the Winter Olympics, the game is modeled closely to it with 10 events that include skiing, curling, bobsledding, figure skating among more.  The gameplay for each event varies, but feature similar controls that require the player to tap a set of buttons when prompted for control, speed, etc.  Depending on if they player hits the required buttons successfully and the timing will determine the outcome of these events.****There are four different gameplay modes that include Championship which lets the player compete in a series of events to win the coveted gold medal and Head-to-Head which allows two players to compete against each other.  It also features the ESPN license which adds to the realism with a TV-style presentation along with announcers for in-game commentary.&lt;/story&gt; &lt;/game&gt;">
            <text:p>&lt;game name="ESPN International Winter Sports 2002 (USA)"&gt; &lt;year&gt;2002&lt;/year&gt; &lt;rating&gt;ESRB - E (Everyone)&lt;/rating&gt; &lt;title&gt;ESPN International Winter Sports 2002 &lt;/title&gt; &lt;pub&gt;Konami of America, Inc.&lt;/pub&gt; &lt;dev&gt;Konami&lt;/dev&gt; &lt;genre&gt;Sports/Olympic&lt;/genre&gt; &lt;score&gt;2.6&lt;/score&gt; &lt;player&gt;1-2 Players&lt;/player&gt; &lt;story&gt;While not officially endorsed by the Winter Olympics, the game is modeled closely to it with 10 events that include skiing, curling, bobsledding, figure skating among more. <text:s/>The gameplay for each event varies, but feature similar controls that require the player to tap a set of buttons when prompted for control, speed, etc. <text:s/>Depending on if they player hits the required buttons successfully and the timing will determine the outcome of these events.****There are four different gameplay modes that include Championship which lets the player compete in a series of events to win the coveted gold medal and Head-to-Head which allows two players to compete against each other. <text:s/>It also features the ESPN license which adds to the realism with a TV-style presentation along with announcers for in-game commentary.&lt;/story&gt; &lt;/game&gt;</text:p>
          </table:table-cell>
          <table:table-cell table:number-columns-repeated="1012"/>
        </table:table-row>
        <table:table-row table:style-name="ro1">
          <table:table-cell office:value-type="string">
            <text:p>ESPN MLS ExtraTime 2002 (USA)</text:p>
          </table:table-cell>
          <table:table-cell office:value-type="float" office:value="2002">
            <text:p>2002</text:p>
          </table:table-cell>
          <table:table-cell office:value-type="string">
            <text:p>ESRB - E (Everyone)</text:p>
          </table:table-cell>
          <table:table-cell office:value-type="string">
            <text:p>ESPN MLS ExtraTime 2002 </text:p>
          </table:table-cell>
          <table:table-cell table:style-name="Default" office:value-type="string">
            <text:p>KCEA</text:p>
          </table:table-cell>
          <table:table-cell office:value-type="string">
            <text:p>Konami</text:p>
          </table:table-cell>
          <table:table-cell office:value-type="string">
            <text:p>Sports/Soccer</text:p>
          </table:table-cell>
          <table:table-cell office:value-type="string">
            <text:p>3.9</text:p>
          </table:table-cell>
          <table:table-cell office:value-type="string">
            <text:p>1-4 Players</text:p>
          </table:table-cell>
          <table:table-cell office:value-type="string">
            <text:p>Diving headers, vicious slide tackles, and sprawling goalie saves--every action-packed detail of Major League Soccer is under your control in ESPN MLS ExtraTime 2002. The menus and interface feature ESPN graphics, effects, and commentary by Bob Ley and soccer legend Louis "Goooooooaaaaaal" Tapia. The game offers 500-plus character animations and 67 teams from which to choose, including 12 MLS teams, 53 international teams, and four MLS all-star teams. Six gameplay modes include MLS ExtraTime in Match, League, and Cup Scenario. Training includes free play, free kick, corner kick, and keeper training, as well as an option mode. The Goal Gallery enables you to record and store your most exciting goal-scoring scenes and replay them at any time. The create-a-player option enables gamers to build a player, determine his attributes, watch him get drafted as a free agent, and see him in action as a bona fide MLS all star. </text:p>
          </table:table-cell>
          <table:table-cell table:style-name="Default"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ESPN MLS ExtraTime 2002 (USA)&quot;&gt; &lt;year&gt;2002&lt;/year&gt; &lt;rating&gt;ESRB - E (Everyone)&lt;/rating&gt; &lt;title&gt;ESPN MLS ExtraTime 2002 &lt;/title&gt; &lt;pub&gt;KCEA&lt;/pub&gt; &lt;dev&gt;Konami&lt;/dev&gt; &lt;genre&gt;Sports/Soccer&lt;/genre&gt; &lt;score&gt;3.9&lt;/score&gt; &lt;player&gt;1-4 Players&lt;/player&gt; &lt;story&gt;Diving headers, vicious slide tackles, and sprawling goalie saves--every action-packed detail of Major League Soccer is under your control in ESPN MLS ExtraTime 2002. The menus and interface feature ESPN graphics, effects, and commentary by Bob Ley and soccer legend Louis &quot;Goooooooaaaaaal&quot; Tapia. The game offers 500-plus character animations and 67 teams from which to choose, including 12 MLS teams, 53 international teams, and four MLS all-star teams. Six gameplay modes include MLS ExtraTime in Match, League, and Cup Scenario. Training includes free play, free kick, corner kick, and keeper training, as well as an option mode. The Goal Gallery enables you to record and store your most exciting goal-scoring scenes and replay them at any time. The create-a-player option enables gamers to build a player, determine his attributes, watch him get drafted as a free agent, and see him in action as a bona fide MLS all star. &lt;/story&gt; &lt;/game&gt;">
            <text:p>&lt;game name="ESPN MLS ExtraTime 2002 (USA)"&gt; &lt;year&gt;2002&lt;/year&gt; &lt;rating&gt;ESRB - E (Everyone)&lt;/rating&gt; &lt;title&gt;ESPN MLS ExtraTime 2002 &lt;/title&gt; &lt;pub&gt;KCEA&lt;/pub&gt; &lt;dev&gt;Konami&lt;/dev&gt; &lt;genre&gt;Sports/Soccer&lt;/genre&gt; &lt;score&gt;3.9&lt;/score&gt; &lt;player&gt;1-4 Players&lt;/player&gt; &lt;story&gt;Diving headers, vicious slide tackles, and sprawling goalie saves--every action-packed detail of Major League Soccer is under your control in ESPN MLS ExtraTime 2002. The menus and interface feature ESPN graphics, effects, and commentary by Bob Ley and soccer legend Louis "Goooooooaaaaaal" Tapia. The game offers 500-plus character animations and 67 teams from which to choose, including 12 MLS teams, 53 international teams, and four MLS all-star teams. Six gameplay modes include MLS ExtraTime in Match, League, and Cup Scenario. Training includes free play, free kick, corner kick, and keeper training, as well as an option mode. The Goal Gallery enables you to record and store your most exciting goal-scoring scenes and replay them at any time. The create-a-player option enables gamers to build a player, determine his attributes, watch him get drafted as a free agent, and see him in action as a bona fide MLS all star. &lt;/story&gt; &lt;/game&gt;</text:p>
          </table:table-cell>
          <table:table-cell table:number-columns-repeated="1012"/>
        </table:table-row>
        <table:table-row table:style-name="ro1">
          <table:table-cell office:value-type="string">
            <text:p>Eternal Darkness - Sanity's Requiem (USA)</text:p>
          </table:table-cell>
          <table:table-cell office:value-type="float" office:value="2002">
            <text:p>2002</text:p>
          </table:table-cell>
          <table:table-cell office:value-type="string">
            <text:p>ESRB - M (Mature)</text:p>
          </table:table-cell>
          <table:table-cell office:value-type="string">
            <text:p>Eternal Darkness - Sanity's Requiem </text:p>
          </table:table-cell>
          <table:table-cell table:style-name="Default" office:value-type="string">
            <text:p>Nintendo of America Inc.</text:p>
          </table:table-cell>
          <table:table-cell office:value-type="string">
            <text:p>Silicon Knights</text:p>
          </table:table-cell>
          <table:table-cell office:value-type="string">
            <text:p>Action</text:p>
          </table:table-cell>
          <table:table-cell office:value-type="string">
            <text:p>3.9</text:p>
          </table:table-cell>
          <table:table-cell office:value-type="string">
            <text:p>1 Player</text:p>
          </table:table-cell>
          <table:table-cell office:value-type="string">
            <text:p>Eternal Darkness: Sanity's Requiem is a psychological thriller epic starring the adventures of twelve characters that span across the world and two millennia. From time immemorial the forces of evil from beyond have been trying to manifest themselves in our world, and it is only through the actions of these forgotten heroes that the world has been saved from being overrun. Chapters take place in Ancient Rome, Persia, the Middle East, and modern-day Rhode Island. Throughout the game, the protagonists will have access to several weapons appropriate for their era, from bastard sword and gladius to flintlock pistol and shotgun.****The game features an involved Magick system, which allows different spells to be created through the combination of runes. These spells can attack enemies, dispel illusions, and heal both the body and items.****Eternal Darkness: Sanity's Requiem also has a unique feature called Sanity. <text:s/>If an enemy sees a character, their Sanity meter drops. <text:s/>When Sanity gets low, hallucinations begin to plague the character. <text:s/>Walls bleed, voices whisper from nowhere, the camera gets disoriented. Sanity can be restored by dealing a finishing move on a dying enemy, or with spells or some items. <text:s/>Aside from this, characters also have health and mana meters.</text:p>
          </table:table-cell>
          <table:table-cell table:style-name="Default"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Eternal Darkness - Sanity's Requiem (USA)&quot;&gt; &lt;year&gt;2002&lt;/year&gt; &lt;rating&gt;ESRB - M (Mature)&lt;/rating&gt; &lt;title&gt;Eternal Darkness - Sanity's Requiem &lt;/title&gt; &lt;pub&gt;Nintendo of America Inc.&lt;/pub&gt; &lt;dev&gt;Silicon Knights&lt;/dev&gt; &lt;genre&gt;Action&lt;/genre&gt; &lt;score&gt;3.9&lt;/score&gt; &lt;player&gt;1 Player&lt;/player&gt; &lt;story&gt;Eternal Darkness: Sanity's Requiem is a psychological thriller epic starring the adventures of twelve characters that span across the world and two millennia. From time immemorial the forces of evil from beyond have been trying to manifest themselves in our world, and it is only through the actions of these forgotten heroes that the world has been saved from being overrun. Chapters take place in Ancient Rome, Persia, the Middle East, and modern-day Rhode Island. Throughout the game, the protagonists will have access to several weapons appropriate for their era, from bastard sword and gladius to flintlock pistol and shotgun.****The game features an involved Magick system, which allows different spells to be created through the combination of runes. These spells can attack enemies, dispel illusions, and heal both the body and items.****Eternal Darkness: Sanity's Requiem also has a unique feature called Sanity.  If an enemy sees a character, their Sanity meter drops.  When Sanity gets low, hallucinations begin to plague the character.  Walls bleed, voices whisper from nowhere, the camera gets disoriented. Sanity can be restored by dealing a finishing move on a dying enemy, or with spells or some items.  Aside from this, characters also have health and mana meters.&lt;/story&gt; &lt;/game&gt;">
            <text:p>&lt;game name="Eternal Darkness - Sanity's Requiem (USA)"&gt; &lt;year&gt;2002&lt;/year&gt; &lt;rating&gt;ESRB - M (Mature)&lt;/rating&gt; &lt;title&gt;Eternal Darkness - Sanity's Requiem &lt;/title&gt; &lt;pub&gt;Nintendo of America Inc.&lt;/pub&gt; &lt;dev&gt;Silicon Knights&lt;/dev&gt; &lt;genre&gt;Action&lt;/genre&gt; &lt;score&gt;3.9&lt;/score&gt; &lt;player&gt;1 Player&lt;/player&gt; &lt;story&gt;Eternal Darkness: Sanity's Requiem is a psychological thriller epic starring the adventures of twelve characters that span across the world and two millennia. From time immemorial the forces of evil from beyond have been trying to manifest themselves in our world, and it is only through the actions of these forgotten heroes that the world has been saved from being overrun. Chapters take place in Ancient Rome, Persia, the Middle East, and modern-day Rhode Island. Throughout the game, the protagonists will have access to several weapons appropriate for their era, from bastard sword and gladius to flintlock pistol and shotgun.****The game features an involved Magick system, which allows different spells to be created through the combination of runes. These spells can attack enemies, dispel illusions, and heal both the body and items.****Eternal Darkness: Sanity's Requiem also has a unique feature called Sanity. <text:s/>If an enemy sees a character, their Sanity meter drops. <text:s/>When Sanity gets low, hallucinations begin to plague the character. <text:s/>Walls bleed, voices whisper from nowhere, the camera gets disoriented. Sanity can be restored by dealing a finishing move on a dying enemy, or with spells or some items. <text:s/>Aside from this, characters also have health and mana meters.&lt;/story&gt; &lt;/game&gt;</text:p>
          </table:table-cell>
          <table:table-cell table:number-columns-repeated="1012"/>
        </table:table-row>
        <table:table-row table:style-name="ro1">
          <table:table-cell office:value-type="string">
            <text:p>Evolution Skateboarding (USA)</text:p>
          </table:table-cell>
          <table:table-cell office:value-type="float" office:value="2002">
            <text:p>2002</text:p>
          </table:table-cell>
          <table:table-cell office:value-type="string">
            <text:p>ESRB - T (Teen)</text:p>
          </table:table-cell>
          <table:table-cell office:value-type="string">
            <text:p>Evolution Skateboarding </text:p>
          </table:table-cell>
          <table:table-cell table:style-name="Default" office:value-type="string">
            <text:p>KCEO</text:p>
          </table:table-cell>
          <table:table-cell office:value-type="string">
            <text:p>Konami</text:p>
          </table:table-cell>
          <table:table-cell office:value-type="string">
            <text:p>Sports/Skating</text:p>
          </table:table-cell>
          <table:table-cell office:value-type="string">
            <text:p>4.0</text:p>
          </table:table-cell>
          <table:table-cell office:value-type="string">
            <text:p>1-2 Players</text:p>
          </table:table-cell>
          <table:table-cell office:value-type="string">
            <text:p>Evolution Skateboarding has features that are brand-new in the extreme sports game genre. Players skate across eight sprawling fantasy levels that are 200 percent larger than the levels seen in Konami’s previous skateboarding titles, and gameplay is enriched by intense boss battles that must be completed to progress through the game. Players will come face-to-face with a giant spider and a runaway truck as they grind their way to the next level. Topping off the game’s rich feature set are in-game tools that allow players to design their own stunts and skaters. </text:p>
          </table:table-cell>
          <table:table-cell table:style-name="Default"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Evolution Skateboarding (USA)&quot;&gt; &lt;year&gt;2002&lt;/year&gt; &lt;rating&gt;ESRB - T (Teen)&lt;/rating&gt; &lt;title&gt;Evolution Skateboarding &lt;/title&gt; &lt;pub&gt;KCEO&lt;/pub&gt; &lt;dev&gt;Konami&lt;/dev&gt; &lt;genre&gt;Sports/Skating&lt;/genre&gt; &lt;score&gt;4.0&lt;/score&gt; &lt;player&gt;1-2 Players&lt;/player&gt; &lt;story&gt;Evolution Skateboarding has features that are brand-new in the extreme sports game genre. Players skate across eight sprawling fantasy levels that are 200 percent larger than the levels seen in Konami’s previous skateboarding titles, and gameplay is enriched by intense boss battles that must be completed to progress through the game. Players will come face-to-face with a giant spider and a runaway truck as they grind their way to the next level. Topping off the game’s rich feature set are in-game tools that allow players to design their own stunts and skaters. &lt;/story&gt; &lt;/game&gt;">
            <text:p>&lt;game name="Evolution Skateboarding (USA)"&gt; &lt;year&gt;2002&lt;/year&gt; &lt;rating&gt;ESRB - T (Teen)&lt;/rating&gt; &lt;title&gt;Evolution Skateboarding &lt;/title&gt; &lt;pub&gt;KCEO&lt;/pub&gt; &lt;dev&gt;Konami&lt;/dev&gt; &lt;genre&gt;Sports/Skating&lt;/genre&gt; &lt;score&gt;4.0&lt;/score&gt; &lt;player&gt;1-2 Players&lt;/player&gt; &lt;story&gt;Evolution Skateboarding has features that are brand-new in the extreme sports game genre. Players skate across eight sprawling fantasy levels that are 200 percent larger than the levels seen in Konami’s previous skateboarding titles, and gameplay is enriched by intense boss battles that must be completed to progress through the game. Players will come face-to-face with a giant spider and a runaway truck as they grind their way to the next level. Topping off the game’s rich feature set are in-game tools that allow players to design their own stunts and skaters. &lt;/story&gt; &lt;/game&gt;</text:p>
          </table:table-cell>
          <table:table-cell table:number-columns-repeated="1012"/>
        </table:table-row>
        <table:table-row table:style-name="ro1">
          <table:table-cell office:value-type="string">
            <text:p>Evolution Snowboarding (USA)</text:p>
          </table:table-cell>
          <table:table-cell office:value-type="float" office:value="2002">
            <text:p>2002</text:p>
          </table:table-cell>
          <table:table-cell office:value-type="string">
            <text:p>ESRB - T (Teen)</text:p>
          </table:table-cell>
          <table:table-cell office:value-type="string">
            <text:p>Evolution Snowboarding </text:p>
          </table:table-cell>
          <table:table-cell table:style-name="Default" office:value-type="string">
            <text:p>KCEO</text:p>
          </table:table-cell>
          <table:table-cell office:value-type="string">
            <text:p>Konami</text:p>
          </table:table-cell>
          <table:table-cell office:value-type="string">
            <text:p>Sports/Skating</text:p>
          </table:table-cell>
          <table:table-cell office:value-type="string">
            <text:p>3.7</text:p>
          </table:table-cell>
          <table:table-cell office:value-type="string">
            <text:p>1-2 Players</text:p>
          </table:table-cell>
          <table:table-cell office:value-type="string">
            <text:p>The year is 20XX and the world has been overtaken by evil Boardroids. It's your job to save the slopes. Along with some of the top snowboarders in the world, including Danny Kass and Todd Richards, you'll take on a variety of enemies, challenges, and boss characters as you attempt to win back the world mountain by mountain. Luckily you're equipped with the latest in snowboarding gear to aid you in over 80 missions on eight of the wickedest levels ever imagined. There are eight areas, from Kowloon to Boom Town, and the opportunity to gain alliances with 10 of snowboarding's top pros. You must punch, kick, and throw your enemies to help accomplish your goals and earn points on the slopes to improve your boarder's skills. </text:p>
          </table:table-cell>
          <table:table-cell table:style-name="Default"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Evolution Snowboarding (USA)&quot;&gt; &lt;year&gt;2002&lt;/year&gt; &lt;rating&gt;ESRB - T (Teen)&lt;/rating&gt; &lt;title&gt;Evolution Snowboarding &lt;/title&gt; &lt;pub&gt;KCEO&lt;/pub&gt; &lt;dev&gt;Konami&lt;/dev&gt; &lt;genre&gt;Sports/Skating&lt;/genre&gt; &lt;score&gt;3.7&lt;/score&gt; &lt;player&gt;1-2 Players&lt;/player&gt; &lt;story&gt;The year is 20XX and the world has been overtaken by evil Boardroids. It's your job to save the slopes. Along with some of the top snowboarders in the world, including Danny Kass and Todd Richards, you'll take on a variety of enemies, challenges, and boss characters as you attempt to win back the world mountain by mountain. Luckily you're equipped with the latest in snowboarding gear to aid you in over 80 missions on eight of the wickedest levels ever imagined. There are eight areas, from Kowloon to Boom Town, and the opportunity to gain alliances with 10 of snowboarding's top pros. You must punch, kick, and throw your enemies to help accomplish your goals and earn points on the slopes to improve your boarder's skills. &lt;/story&gt; &lt;/game&gt;">
            <text:p>&lt;game name="Evolution Snowboarding (USA)"&gt; &lt;year&gt;2002&lt;/year&gt; &lt;rating&gt;ESRB - T (Teen)&lt;/rating&gt; &lt;title&gt;Evolution Snowboarding &lt;/title&gt; &lt;pub&gt;KCEO&lt;/pub&gt; &lt;dev&gt;Konami&lt;/dev&gt; &lt;genre&gt;Sports/Skating&lt;/genre&gt; &lt;score&gt;3.7&lt;/score&gt; &lt;player&gt;1-2 Players&lt;/player&gt; &lt;story&gt;The year is 20XX and the world has been overtaken by evil Boardroids. It's your job to save the slopes. Along with some of the top snowboarders in the world, including Danny Kass and Todd Richards, you'll take on a variety of enemies, challenges, and boss characters as you attempt to win back the world mountain by mountain. Luckily you're equipped with the latest in snowboarding gear to aid you in over 80 missions on eight of the wickedest levels ever imagined. There are eight areas, from Kowloon to Boom Town, and the opportunity to gain alliances with 10 of snowboarding's top pros. You must punch, kick, and throw your enemies to help accomplish your goals and earn points on the slopes to improve your boarder's skills. &lt;/story&gt; &lt;/game&gt;</text:p>
          </table:table-cell>
          <table:table-cell table:number-columns-repeated="1012"/>
        </table:table-row>
        <table:table-row table:style-name="ro1">
          <table:table-cell office:value-type="string">
            <text:p>Evolution Worlds (USA)</text:p>
          </table:table-cell>
          <table:table-cell office:value-type="float" office:value="2002">
            <text:p>2002</text:p>
          </table:table-cell>
          <table:table-cell office:value-type="string">
            <text:p>ESRB - E (Everyone)</text:p>
          </table:table-cell>
          <table:table-cell office:value-type="string">
            <text:p>Evolution Worlds </text:p>
          </table:table-cell>
          <table:table-cell table:style-name="Default" office:value-type="string">
            <text:p>Ubi Soft Entertainment Software</text:p>
          </table:table-cell>
          <table:table-cell office:value-type="string">
            <text:p>Sting</text:p>
          </table:table-cell>
          <table:table-cell office:value-type="string">
            <text:p>Role-Playing</text:p>
          </table:table-cell>
          <table:table-cell office:value-type="string">
            <text:p>3.3</text:p>
          </table:table-cell>
          <table:table-cell office:value-type="string">
            <text:p>1 Player</text:p>
          </table:table-cell>
          <table:table-cell office:value-type="string">
            <text:p>The follow up to a previous Dreamcast RPG Evolution, and this title is a traditional RPG in every sense of the word. You are "Mag Launcher", an intrepid adventurer extracting treasures from dungeons for the Society, and trying to solve the mystery behind your father's death. Most of the game involves exploring multi-level dungeons, eventually confronting a boss creature to retrieve a treasure for the Society. On your journey you will be accompanied by healers like Linear Cannon, your gun toting butler, and others. Your weapons are what is known as "Cyframes" with upgrades being purchased to add more options such as slash and cannon attacks. The only character that uses actual magic is Linear Cannon, and all other characters use "FP" to perform their various special attacks such as Mag's "Crushing Hammer Blow". In addition, each character has abilities that can be used, but once used, will not be available for a few battles.</text:p>
          </table:table-cell>
          <table:table-cell table:style-name="Default"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Evolution Worlds (USA)&quot;&gt; &lt;year&gt;2002&lt;/year&gt; &lt;rating&gt;ESRB - E (Everyone)&lt;/rating&gt; &lt;title&gt;Evolution Worlds &lt;/title&gt; &lt;pub&gt;Ubi Soft Entertainment Software&lt;/pub&gt; &lt;dev&gt;Sting&lt;/dev&gt; &lt;genre&gt;Role-Playing&lt;/genre&gt; &lt;score&gt;3.3&lt;/score&gt; &lt;player&gt;1 Player&lt;/player&gt; &lt;story&gt;The follow up to a previous Dreamcast RPG Evolution, and this title is a traditional RPG in every sense of the word. You are &quot;Mag Launcher&quot;, an intrepid adventurer extracting treasures from dungeons for the Society, and trying to solve the mystery behind your father's death. Most of the game involves exploring multi-level dungeons, eventually confronting a boss creature to retrieve a treasure for the Society. On your journey you will be accompanied by healers like Linear Cannon, your gun toting butler, and others. Your weapons are what is known as &quot;Cyframes&quot; with upgrades being purchased to add more options such as slash and cannon attacks. The only character that uses actual magic is Linear Cannon, and all other characters use &quot;FP&quot; to perform their various special attacks such as Mag's &quot;Crushing Hammer Blow&quot;. In addition, each character has abilities that can be used, but once used, will not be available for a few battles.&lt;/story&gt; &lt;/game&gt;">
            <text:p>&lt;game name="Evolution Worlds (USA)"&gt; &lt;year&gt;2002&lt;/year&gt; &lt;rating&gt;ESRB - E (Everyone)&lt;/rating&gt; &lt;title&gt;Evolution Worlds &lt;/title&gt; &lt;pub&gt;Ubi Soft Entertainment Software&lt;/pub&gt; &lt;dev&gt;Sting&lt;/dev&gt; &lt;genre&gt;Role-Playing&lt;/genre&gt; &lt;score&gt;3.3&lt;/score&gt; &lt;player&gt;1 Player&lt;/player&gt; &lt;story&gt;The follow up to a previous Dreamcast RPG Evolution, and this title is a traditional RPG in every sense of the word. You are "Mag Launcher", an intrepid adventurer extracting treasures from dungeons for the Society, and trying to solve the mystery behind your father's death. Most of the game involves exploring multi-level dungeons, eventually confronting a boss creature to retrieve a treasure for the Society. On your journey you will be accompanied by healers like Linear Cannon, your gun toting butler, and others. Your weapons are what is known as "Cyframes" with upgrades being purchased to add more options such as slash and cannon attacks. The only character that uses actual magic is Linear Cannon, and all other characters use "FP" to perform their various special attacks such as Mag's "Crushing Hammer Blow". In addition, each character has abilities that can be used, but once used, will not be available for a few battles.&lt;/story&gt; &lt;/game&gt;</text:p>
          </table:table-cell>
          <table:table-cell table:number-columns-repeated="1012"/>
        </table:table-row>
        <table:table-row table:style-name="ro1">
          <table:table-cell office:value-type="string">
            <text:p>F-Zero GX (USA)</text:p>
          </table:table-cell>
          <table:table-cell office:value-type="float" office:value="2003">
            <text:p>2003</text:p>
          </table:table-cell>
          <table:table-cell office:value-type="string">
            <text:p>ESRB - T (Teen)</text:p>
          </table:table-cell>
          <table:table-cell office:value-type="string">
            <text:p>F-Zero GX </text:p>
          </table:table-cell>
          <table:table-cell table:style-name="Default" office:value-type="string">
            <text:p>Nintendo</text:p>
          </table:table-cell>
          <table:table-cell office:value-type="string">
            <text:p>Amusement Vision</text:p>
          </table:table-cell>
          <table:table-cell office:value-type="string">
            <text:p>Driving</text:p>
          </table:table-cell>
          <table:table-cell office:value-type="string">
            <text:p>4.2</text:p>
          </table:table-cell>
          <table:table-cell office:value-type="string">
            <text:p>1-4 Players</text:p>
          </table:table-cell>
          <table:table-cell office:value-type="string">
            <text:p>Join Captain Falcon and a host of drivers from around the galaxy in this, the return of F-Zero.****Along with the hallmark elements of the previous titles (high speed racing through futuristic tracks that range from difficult to down right crazy, against up to 29 different racers at any one time), GX introduces a new story mode which details the backstory of each driver and creates a new sense of importance to each race.****Depending on your result through the 15 tracks, you'll receive prize money which can go towards the purchase of new parts to increase your power and speed of your racer. No weapons are used during each race, so it will take skill to get to the top.****Also included are a 4 player split-screen mode, the option of full customization the look of your vehicle, plus plenty of unlockable extras to find.****Saved game data from F-Zero GX can be shared with F-Zero AX arcade games...</text:p>
          </table:table-cell>
          <table:table-cell table:style-name="Default"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F-Zero GX (USA)&quot;&gt; &lt;year&gt;2003&lt;/year&gt; &lt;rating&gt;ESRB - T (Teen)&lt;/rating&gt; &lt;title&gt;F-Zero GX &lt;/title&gt; &lt;pub&gt;Nintendo&lt;/pub&gt; &lt;dev&gt;Amusement Vision&lt;/dev&gt; &lt;genre&gt;Driving&lt;/genre&gt; &lt;score&gt;4.2&lt;/score&gt; &lt;player&gt;1-4 Players&lt;/player&gt; &lt;story&gt;Join Captain Falcon and a host of drivers from around the galaxy in this, the return of F-Zero.****Along with the hallmark elements of the previous titles (high speed racing through futuristic tracks that range from difficult to down right crazy, against up to 29 different racers at any one time), GX introduces a new story mode which details the backstory of each driver and creates a new sense of importance to each race.****Depending on your result through the 15 tracks, you'll receive prize money which can go towards the purchase of new parts to increase your power and speed of your racer. No weapons are used during each race, so it will take skill to get to the top.****Also included are a 4 player split-screen mode, the option of full customization the look of your vehicle, plus plenty of unlockable extras to find.****Saved game data from F-Zero GX can be shared with F-Zero AX arcade games...&lt;/story&gt; &lt;/game&gt;">
            <text:p>&lt;game name="F-Zero GX (USA)"&gt; &lt;year&gt;2003&lt;/year&gt; &lt;rating&gt;ESRB - T (Teen)&lt;/rating&gt; &lt;title&gt;F-Zero GX &lt;/title&gt; &lt;pub&gt;Nintendo&lt;/pub&gt; &lt;dev&gt;Amusement Vision&lt;/dev&gt; &lt;genre&gt;Driving&lt;/genre&gt; &lt;score&gt;4.2&lt;/score&gt; &lt;player&gt;1-4 Players&lt;/player&gt; &lt;story&gt;Join Captain Falcon and a host of drivers from around the galaxy in this, the return of F-Zero.****Along with the hallmark elements of the previous titles (high speed racing through futuristic tracks that range from difficult to down right crazy, against up to 29 different racers at any one time), GX introduces a new story mode which details the backstory of each driver and creates a new sense of importance to each race.****Depending on your result through the 15 tracks, you'll receive prize money which can go towards the purchase of new parts to increase your power and speed of your racer. No weapons are used during each race, so it will take skill to get to the top.****Also included are a 4 player split-screen mode, the option of full customization the look of your vehicle, plus plenty of unlockable extras to find.****Saved game data from F-Zero GX can be shared with F-Zero AX arcade games...&lt;/story&gt; &lt;/game&gt;</text:p>
          </table:table-cell>
          <table:table-cell table:number-columns-repeated="1012"/>
        </table:table-row>
        <table:table-row table:style-name="ro1">
          <table:table-cell office:value-type="string">
            <text:p>F1 2002 (USA)</text:p>
          </table:table-cell>
          <table:table-cell office:value-type="float" office:value="2002">
            <text:p>2002</text:p>
          </table:table-cell>
          <table:table-cell office:value-type="string">
            <text:p>ESRB - E (Everyone)</text:p>
          </table:table-cell>
          <table:table-cell office:value-type="string">
            <text:p>F1 2002 </text:p>
          </table:table-cell>
          <table:table-cell table:style-name="Default" office:value-type="string">
            <text:p>Electronic Arts, Inc.</text:p>
          </table:table-cell>
          <table:table-cell office:value-type="string">
            <text:p>Visual Sciences</text:p>
          </table:table-cell>
          <table:table-cell office:value-type="string">
            <text:p>Driving</text:p>
          </table:table-cell>
          <table:table-cell office:value-type="string">
            <text:p>3.5</text:p>
          </table:table-cell>
          <table:table-cell office:value-type="string">
            <text:p>1-4 Players</text:p>
          </table:table-cell>
          <table:table-cell office:value-type="string">
            <text:p>Every track, driver, team and pit crew from the official F1 2002 competition are included in this, the '02 version of the long standing EA F1 series.****Drive in a full season, a single race, test sessions (where you can modify your cars setup to increase your cars speed, handling, etc and test them under normal racing conditions) and training, where you can learn the basics and more advanced areas of Forumula 1 racing.</text:p>
          </table:table-cell>
          <table:table-cell table:style-name="Default" table:formula="of:=CONCATENATE(&quot;&lt;game name=&quot;;CHAR(34);[.A164];CHAR(34);&quot;&gt; &lt;year&gt;&quot;;[.B164];&quot;&lt;/year&gt; &lt;rating&gt;&quot;;[.C164];&quot;&lt;/rating&gt; &lt;title&gt;&quot;;[.D164];&quot;&lt;/title&gt; &lt;pub&gt;&quot;;[.E164];&quot;&lt;/pub&gt; &lt;dev&gt;&quot;;[.F164];&quot;&lt;/dev&gt; &lt;genre&gt;&quot;;[.G164];&quot;&lt;/genre&gt; &lt;score&gt;&quot;;[.H164];&quot;&lt;/score&gt; &lt;player&gt;&quot;;[.I164];&quot;&lt;/player&gt; &lt;story&gt;&quot;;[.J164];&quot;&lt;/story&gt; &lt;/game&gt;&quot;)" office:value-type="string" office:string-value="&lt;game name=&quot;F1 2002 (USA)&quot;&gt; &lt;year&gt;2002&lt;/year&gt; &lt;rating&gt;ESRB - E (Everyone)&lt;/rating&gt; &lt;title&gt;F1 2002 &lt;/title&gt; &lt;pub&gt;Electronic Arts, Inc.&lt;/pub&gt; &lt;dev&gt;Visual Sciences&lt;/dev&gt; &lt;genre&gt;Driving&lt;/genre&gt; &lt;score&gt;3.5&lt;/score&gt; &lt;player&gt;1-4 Players&lt;/player&gt; &lt;story&gt;Every track, driver, team and pit crew from the official F1 2002 competition are included in this, the '02 version of the long standing EA F1 series.****Drive in a full season, a single race, test sessions (where you can modify your cars setup to increase your cars speed, handling, etc and test them under normal racing conditions) and training, where you can learn the basics and more advanced areas of Forumula 1 racing.&lt;/story&gt; &lt;/game&gt;">
            <text:p>&lt;game name="F1 2002 (USA)"&gt; &lt;year&gt;2002&lt;/year&gt; &lt;rating&gt;ESRB - E (Everyone)&lt;/rating&gt; &lt;title&gt;F1 2002 &lt;/title&gt; &lt;pub&gt;Electronic Arts, Inc.&lt;/pub&gt; &lt;dev&gt;Visual Sciences&lt;/dev&gt; &lt;genre&gt;Driving&lt;/genre&gt; &lt;score&gt;3.5&lt;/score&gt; &lt;player&gt;1-4 Players&lt;/player&gt; &lt;story&gt;Every track, driver, team and pit crew from the official F1 2002 competition are included in this, the '02 version of the long standing EA F1 series.****Drive in a full season, a single race, test sessions (where you can modify your cars setup to increase your cars speed, handling, etc and test them under normal racing conditions) and training, where you can learn the basics and more advanced areas of Forumula 1 racing.&lt;/story&gt; &lt;/game&gt;</text:p>
          </table:table-cell>
          <table:table-cell table:number-columns-repeated="1012"/>
        </table:table-row>
        <table:table-row table:style-name="ro1">
          <table:table-cell office:value-type="string">
            <text:p>F1 Career Challenge (Europe)</text:p>
          </table:table-cell>
          <table:table-cell office:value-type="float" office:value="2003">
            <text:p>2003</text:p>
          </table:table-cell>
          <table:table-cell office:value-type="string">
            <text:p>ESRB - E (Everyone)</text:p>
          </table:table-cell>
          <table:table-cell office:value-type="string">
            <text:p>F1 Career Challenge </text:p>
          </table:table-cell>
          <table:table-cell table:style-name="Default" office:value-type="string">
            <text:p>Electronic Arts, Inc.</text:p>
          </table:table-cell>
          <table:table-cell office:value-type="string">
            <text:p>Visual Sciences</text:p>
          </table:table-cell>
          <table:table-cell office:value-type="string">
            <text:p>Driving</text:p>
          </table:table-cell>
          <table:table-cell office:value-type="string">
            <text:p>4.0</text:p>
          </table:table-cell>
          <table:table-cell office:value-type="string">
            <text:p>1-4 Players</text:p>
          </table:table-cell>
          <table:table-cell office:value-type="string">
            <text:p>F1 Challenge '99-'02 spans four entire championship seasons and features accurate team, vehicle, and driver data for each.****Across the four racing seasons, F1 Challenge '99-'02 features 14 different teams, 44 different vehicles, and 17 of the world's most famous racing circuits--some of which have slightly different configurations, depending on the year. The level of detail on the visuals looks to be second to none, with each circuit boasting its own real-life structures, bumps in the track, motion-captured pit crews, animated grid girls, and planes and helicopters in the sky above.****The cars in the game feature realistic driving physics and damage models that take into account the materials that the various components are made of. Fortunately, players have access to the same kind of data telemetry that real drivers and their teams do, so it should be possible to devise car setups that are appropriate for each circuit and so minimize the chances of crashing.</text:p>
          </table:table-cell>
          <table:table-cell table:style-name="Default" table:formula="of:=CONCATENATE(&quot;&lt;game name=&quot;;CHAR(34);[.A165];CHAR(34);&quot;&gt; &lt;year&gt;&quot;;[.B165];&quot;&lt;/year&gt; &lt;rating&gt;&quot;;[.C165];&quot;&lt;/rating&gt; &lt;title&gt;&quot;;[.D165];&quot;&lt;/title&gt; &lt;pub&gt;&quot;;[.E165];&quot;&lt;/pub&gt; &lt;dev&gt;&quot;;[.F165];&quot;&lt;/dev&gt; &lt;genre&gt;&quot;;[.G165];&quot;&lt;/genre&gt; &lt;score&gt;&quot;;[.H165];&quot;&lt;/score&gt; &lt;player&gt;&quot;;[.I165];&quot;&lt;/player&gt; &lt;story&gt;&quot;;[.J165];&quot;&lt;/story&gt; &lt;/game&gt;&quot;)" office:value-type="string" office:string-value="&lt;game name=&quot;F1 Career Challenge (Europe)&quot;&gt; &lt;year&gt;2003&lt;/year&gt; &lt;rating&gt;ESRB - E (Everyone)&lt;/rating&gt; &lt;title&gt;F1 Career Challenge &lt;/title&gt; &lt;pub&gt;Electronic Arts, Inc.&lt;/pub&gt; &lt;dev&gt;Visual Sciences&lt;/dev&gt; &lt;genre&gt;Driving&lt;/genre&gt; &lt;score&gt;4.0&lt;/score&gt; &lt;player&gt;1-4 Players&lt;/player&gt; &lt;story&gt;F1 Challenge '99-'02 spans four entire championship seasons and features accurate team, vehicle, and driver data for each.****Across the four racing seasons, F1 Challenge '99-'02 features 14 different teams, 44 different vehicles, and 17 of the world's most famous racing circuits--some of which have slightly different configurations, depending on the year. The level of detail on the visuals looks to be second to none, with each circuit boasting its own real-life structures, bumps in the track, motion-captured pit crews, animated grid girls, and planes and helicopters in the sky above.****The cars in the game feature realistic driving physics and damage models that take into account the materials that the various components are made of. Fortunately, players have access to the same kind of data telemetry that real drivers and their teams do, so it should be possible to devise car setups that are appropriate for each circuit and so minimize the chances of crashing.&lt;/story&gt; &lt;/game&gt;">
            <text:p>&lt;game name="F1 Career Challenge (Europe)"&gt; &lt;year&gt;2003&lt;/year&gt; &lt;rating&gt;ESRB - E (Everyone)&lt;/rating&gt; &lt;title&gt;F1 Career Challenge &lt;/title&gt; &lt;pub&gt;Electronic Arts, Inc.&lt;/pub&gt; &lt;dev&gt;Visual Sciences&lt;/dev&gt; &lt;genre&gt;Driving&lt;/genre&gt; &lt;score&gt;4.0&lt;/score&gt; &lt;player&gt;1-4 Players&lt;/player&gt; &lt;story&gt;F1 Challenge '99-'02 spans four entire championship seasons and features accurate team, vehicle, and driver data for each.****Across the four racing seasons, F1 Challenge '99-'02 features 14 different teams, 44 different vehicles, and 17 of the world's most famous racing circuits--some of which have slightly different configurations, depending on the year. The level of detail on the visuals looks to be second to none, with each circuit boasting its own real-life structures, bumps in the track, motion-captured pit crews, animated grid girls, and planes and helicopters in the sky above.****The cars in the game feature realistic driving physics and damage models that take into account the materials that the various components are made of. Fortunately, players have access to the same kind of data telemetry that real drivers and their teams do, so it should be possible to devise car setups that are appropriate for each circuit and so minimize the chances of crashing.&lt;/story&gt; &lt;/game&gt;</text:p>
          </table:table-cell>
          <table:table-cell table:number-columns-repeated="1012"/>
        </table:table-row>
        <table:table-row table:style-name="ro1">
          <table:table-cell office:value-type="string">
            <text:p>Fairly OddParents, The - Breakin' da Rules (USA)</text:p>
          </table:table-cell>
          <table:table-cell office:value-type="float" office:value="2003">
            <text:p>2003</text:p>
          </table:table-cell>
          <table:table-cell office:value-type="string">
            <text:p>ESRB - E (Everyone)</text:p>
          </table:table-cell>
          <table:table-cell office:value-type="string">
            <text:p>Fairly OddParents, The - Breakin' da Rules </text:p>
          </table:table-cell>
          <table:table-cell table:style-name="Default" office:value-type="string">
            <text:p>THQ</text:p>
          </table:table-cell>
          <table:table-cell office:value-type="string">
            <text:p>Blitz Games</text:p>
          </table:table-cell>
          <table:table-cell office:value-type="string">
            <text:p>Platform</text:p>
          </table:table-cell>
          <table:table-cell office:value-type="string">
            <text:p>3.1</text:p>
          </table:table-cell>
          <table:table-cell office:value-type="string">
            <text:p>1 Player</text:p>
          </table:table-cell>
          <table:table-cell office:value-type="string">
            <text:p>Holy smokes! "Da Rules" book (the ultimate guide to having Fairy GodParents) has disappeared and have left Cosmo and Wanda without their magical powers! Throughout this platform adventure Timmy will do the unthinkable by entering comic book world, battling evil viruses, avoiding boy eating plants and finally coming to the rescue of his Fairy GodParents. Join Timmy Turner on an amazing adventure to recover all the pages from "Da Rules" book and restore his Fairy GodParents’ powers! </text:p>
          </table:table-cell>
          <table:table-cell table:style-name="Default" table:formula="of:=CONCATENATE(&quot;&lt;game name=&quot;;CHAR(34);[.A166];CHAR(34);&quot;&gt; &lt;year&gt;&quot;;[.B166];&quot;&lt;/year&gt; &lt;rating&gt;&quot;;[.C166];&quot;&lt;/rating&gt; &lt;title&gt;&quot;;[.D166];&quot;&lt;/title&gt; &lt;pub&gt;&quot;;[.E166];&quot;&lt;/pub&gt; &lt;dev&gt;&quot;;[.F166];&quot;&lt;/dev&gt; &lt;genre&gt;&quot;;[.G166];&quot;&lt;/genre&gt; &lt;score&gt;&quot;;[.H166];&quot;&lt;/score&gt; &lt;player&gt;&quot;;[.I166];&quot;&lt;/player&gt; &lt;story&gt;&quot;;[.J166];&quot;&lt;/story&gt; &lt;/game&gt;&quot;)" office:value-type="string" office:string-value="&lt;game name=&quot;Fairly OddParents, The - Breakin' da Rules (USA)&quot;&gt; &lt;year&gt;2003&lt;/year&gt; &lt;rating&gt;ESRB - E (Everyone)&lt;/rating&gt; &lt;title&gt;Fairly OddParents, The - Breakin' da Rules &lt;/title&gt; &lt;pub&gt;THQ&lt;/pub&gt; &lt;dev&gt;Blitz Games&lt;/dev&gt; &lt;genre&gt;Platform&lt;/genre&gt; &lt;score&gt;3.1&lt;/score&gt; &lt;player&gt;1 Player&lt;/player&gt; &lt;story&gt;Holy smokes! &quot;Da Rules&quot; book (the ultimate guide to having Fairy GodParents) has disappeared and have left Cosmo and Wanda without their magical powers! Throughout this platform adventure Timmy will do the unthinkable by entering comic book world, battling evil viruses, avoiding boy eating plants and finally coming to the rescue of his Fairy GodParents. Join Timmy Turner on an amazing adventure to recover all the pages from &quot;Da Rules&quot; book and restore his Fairy GodParents’ powers! &lt;/story&gt; &lt;/game&gt;">
            <text:p>&lt;game name="Fairly OddParents, The - Breakin' da Rules (USA)"&gt; &lt;year&gt;2003&lt;/year&gt; &lt;rating&gt;ESRB - E (Everyone)&lt;/rating&gt; &lt;title&gt;Fairly OddParents, The - Breakin' da Rules &lt;/title&gt; &lt;pub&gt;THQ&lt;/pub&gt; &lt;dev&gt;Blitz Games&lt;/dev&gt; &lt;genre&gt;Platform&lt;/genre&gt; &lt;score&gt;3.1&lt;/score&gt; &lt;player&gt;1 Player&lt;/player&gt; &lt;story&gt;Holy smokes! "Da Rules" book (the ultimate guide to having Fairy GodParents) has disappeared and have left Cosmo and Wanda without their magical powers! Throughout this platform adventure Timmy will do the unthinkable by entering comic book world, battling evil viruses, avoiding boy eating plants and finally coming to the rescue of his Fairy GodParents. Join Timmy Turner on an amazing adventure to recover all the pages from "Da Rules" book and restore his Fairy GodParents’ powers! &lt;/story&gt; &lt;/game&gt;</text:p>
          </table:table-cell>
          <table:table-cell table:number-columns-repeated="1012"/>
        </table:table-row>
        <table:table-row table:style-name="ro1">
          <table:table-cell office:value-type="string">
            <text:p>Fairly OddParents, The - Shadow Showdown (USA)</text:p>
          </table:table-cell>
          <table:table-cell office:value-type="float" office:value="2004">
            <text:p>2004</text:p>
          </table:table-cell>
          <table:table-cell office:value-type="string">
            <text:p>ESRB - E (Everyone)</text:p>
          </table:table-cell>
          <table:table-cell office:value-type="string">
            <text:p>Fairly OddParents, The - Shadow Showdown </text:p>
          </table:table-cell>
          <table:table-cell table:style-name="Default" office:value-type="string">
            <text:p>THQ</text:p>
          </table:table-cell>
          <table:table-cell office:value-type="string">
            <text:p>Blitz Games</text:p>
          </table:table-cell>
          <table:table-cell office:value-type="string">
            <text:p>Platform</text:p>
          </table:table-cell>
          <table:table-cell office:value-type="string">
            <text:p>3.0</text:p>
          </table:table-cell>
          <table:table-cell office:value-type="string">
            <text:p>1-2 Players</text:p>
          </table:table-cell>
          <table:table-cell office:value-type="string">
            <text:p>When the TV goes out just as the season finale of Crash Nebula starts, Timmy Turner asks his Fairy Godparents for a little help. When they find their magic is gone, they quickly find out The Shadow is responsible. <text:s/>Unlike the console versions, Shadow Showdown for the PC is a collection of minigames, with animated cutscenes to pull everything together. Minigames include redirecting pipes to get card symbols to their cards, pogo-sticking along rooftops while avoiding snowball-throwing hippos, switching TVs to get them all on the same channel, and so on.</text:p>
          </table:table-cell>
          <table:table-cell table:style-name="Default" table:formula="of:=CONCATENATE(&quot;&lt;game name=&quot;;CHAR(34);[.A167];CHAR(34);&quot;&gt; &lt;year&gt;&quot;;[.B167];&quot;&lt;/year&gt; &lt;rating&gt;&quot;;[.C167];&quot;&lt;/rating&gt; &lt;title&gt;&quot;;[.D167];&quot;&lt;/title&gt; &lt;pub&gt;&quot;;[.E167];&quot;&lt;/pub&gt; &lt;dev&gt;&quot;;[.F167];&quot;&lt;/dev&gt; &lt;genre&gt;&quot;;[.G167];&quot;&lt;/genre&gt; &lt;score&gt;&quot;;[.H167];&quot;&lt;/score&gt; &lt;player&gt;&quot;;[.I167];&quot;&lt;/player&gt; &lt;story&gt;&quot;;[.J167];&quot;&lt;/story&gt; &lt;/game&gt;&quot;)" office:value-type="string" office:string-value="&lt;game name=&quot;Fairly OddParents, The - Shadow Showdown (USA)&quot;&gt; &lt;year&gt;2004&lt;/year&gt; &lt;rating&gt;ESRB - E (Everyone)&lt;/rating&gt; &lt;title&gt;Fairly OddParents, The - Shadow Showdown &lt;/title&gt; &lt;pub&gt;THQ&lt;/pub&gt; &lt;dev&gt;Blitz Games&lt;/dev&gt; &lt;genre&gt;Platform&lt;/genre&gt; &lt;score&gt;3.0&lt;/score&gt; &lt;player&gt;1-2 Players&lt;/player&gt; &lt;story&gt;When the TV goes out just as the season finale of Crash Nebula starts, Timmy Turner asks his Fairy Godparents for a little help. When they find their magic is gone, they quickly find out The Shadow is responsible.  Unlike the console versions, Shadow Showdown for the PC is a collection of minigames, with animated cutscenes to pull everything together. Minigames include redirecting pipes to get card symbols to their cards, pogo-sticking along rooftops while avoiding snowball-throwing hippos, switching TVs to get them all on the same channel, and so on.&lt;/story&gt; &lt;/game&gt;">
            <text:p>&lt;game name="Fairly OddParents, The - Shadow Showdown (USA)"&gt; &lt;year&gt;2004&lt;/year&gt; &lt;rating&gt;ESRB - E (Everyone)&lt;/rating&gt; &lt;title&gt;Fairly OddParents, The - Shadow Showdown &lt;/title&gt; &lt;pub&gt;THQ&lt;/pub&gt; &lt;dev&gt;Blitz Games&lt;/dev&gt; &lt;genre&gt;Platform&lt;/genre&gt; &lt;score&gt;3.0&lt;/score&gt; &lt;player&gt;1-2 Players&lt;/player&gt; &lt;story&gt;When the TV goes out just as the season finale of Crash Nebula starts, Timmy Turner asks his Fairy Godparents for a little help. When they find their magic is gone, they quickly find out The Shadow is responsible. <text:s/>Unlike the console versions, Shadow Showdown for the PC is a collection of minigames, with animated cutscenes to pull everything together. Minigames include redirecting pipes to get card symbols to their cards, pogo-sticking along rooftops while avoiding snowball-throwing hippos, switching TVs to get them all on the same channel, and so on.&lt;/story&gt; &lt;/game&gt;</text:p>
          </table:table-cell>
          <table:table-cell table:number-columns-repeated="1012"/>
        </table:table-row>
        <table:table-row table:style-name="ro1">
          <table:table-cell office:value-type="string">
            <text:p>Fantastic 4 (USA)</text:p>
          </table:table-cell>
          <table:table-cell office:value-type="float" office:value="2005">
            <text:p>2005</text:p>
          </table:table-cell>
          <table:table-cell office:value-type="string">
            <text:p>ESRB - T (Teen)</text:p>
          </table:table-cell>
          <table:table-cell office:value-type="string">
            <text:p>Fantastic 4 </text:p>
          </table:table-cell>
          <table:table-cell table:style-name="Default" office:value-type="string">
            <text:p>Activision Publishing, Inc.</text:p>
          </table:table-cell>
          <table:table-cell office:value-type="string">
            <text:p>7 Studios</text:p>
          </table:table-cell>
          <table:table-cell office:value-type="string">
            <text:p>Action</text:p>
          </table:table-cell>
          <table:table-cell office:value-type="string">
            <text:p>4.1</text:p>
          </table:table-cell>
          <table:table-cell office:value-type="string">
            <text:p>1-2 Players</text:p>
          </table:table-cell>
          <table:table-cell office:value-type="string">
            <text:p>This game is a licensee of the 2005 movie "Fantastic 4". Unlike many licensed titles, this third-person action game in the vein of the Onimusha or Devil May Cry series only takes the base of its plot from the actual movie, then liberally changes it to make for better gameplay.****Generally, the game brings in more content from the comic books than the movie, particularly considering the villains that appear. While the movie pretty much only concerned itself with Victor von Doom aka "Doctor Doom" as its supervillain of choice, the game brings in various characters from the comic books as well - the Mole Man, the Puppet Master, or Diablo, to name a few.****The gameplay usually consists of walking the heroic title characters around a level and beating up the various enemies that cross their path. There are mission objectives, but usually the only way to achieve them leads through the enemies and just as usually the only way to fail them is to be overwhelmed by the Bad Guys. Beating up enemies yields points, which can be used to upgrade characters with new special moves or unlock various bonus materials.****To spice it all up, developer Seven Studios have also thrown in a co-op mode that allows for playing the normal single-player mission in a tag team with a second player.</text:p>
          </table:table-cell>
          <table:table-cell table:style-name="Default" table:formula="of:=CONCATENATE(&quot;&lt;game name=&quot;;CHAR(34);[.A168];CHAR(34);&quot;&gt; &lt;year&gt;&quot;;[.B168];&quot;&lt;/year&gt; &lt;rating&gt;&quot;;[.C168];&quot;&lt;/rating&gt; &lt;title&gt;&quot;;[.D168];&quot;&lt;/title&gt; &lt;pub&gt;&quot;;[.E168];&quot;&lt;/pub&gt; &lt;dev&gt;&quot;;[.F168];&quot;&lt;/dev&gt; &lt;genre&gt;&quot;;[.G168];&quot;&lt;/genre&gt; &lt;score&gt;&quot;;[.H168];&quot;&lt;/score&gt; &lt;player&gt;&quot;;[.I168];&quot;&lt;/player&gt; &lt;story&gt;&quot;;[.J168];&quot;&lt;/story&gt; &lt;/game&gt;&quot;)" office:value-type="string" office:string-value="&lt;game name=&quot;Fantastic 4 (USA)&quot;&gt; &lt;year&gt;2005&lt;/year&gt; &lt;rating&gt;ESRB - T (Teen)&lt;/rating&gt; &lt;title&gt;Fantastic 4 &lt;/title&gt; &lt;pub&gt;Activision Publishing, Inc.&lt;/pub&gt; &lt;dev&gt;7 Studios&lt;/dev&gt; &lt;genre&gt;Action&lt;/genre&gt; &lt;score&gt;4.1&lt;/score&gt; &lt;player&gt;1-2 Players&lt;/player&gt; &lt;story&gt;This game is a licensee of the 2005 movie &quot;Fantastic 4&quot;. Unlike many licensed titles, this third-person action game in the vein of the Onimusha or Devil May Cry series only takes the base of its plot from the actual movie, then liberally changes it to make for better gameplay.****Generally, the game brings in more content from the comic books than the movie, particularly considering the villains that appear. While the movie pretty much only concerned itself with Victor von Doom aka &quot;Doctor Doom&quot; as its supervillain of choice, the game brings in various characters from the comic books as well - the Mole Man, the Puppet Master, or Diablo, to name a few.****The gameplay usually consists of walking the heroic title characters around a level and beating up the various enemies that cross their path. There are mission objectives, but usually the only way to achieve them leads through the enemies and just as usually the only way to fail them is to be overwhelmed by the Bad Guys. Beating up enemies yields points, which can be used to upgrade characters with new special moves or unlock various bonus materials.****To spice it all up, developer Seven Studios have also thrown in a co-op mode that allows for playing the normal single-player mission in a tag team with a second player.&lt;/story&gt; &lt;/game&gt;">
            <text:p>&lt;game name="Fantastic 4 (USA)"&gt; &lt;year&gt;2005&lt;/year&gt; &lt;rating&gt;ESRB - T (Teen)&lt;/rating&gt; &lt;title&gt;Fantastic 4 &lt;/title&gt; &lt;pub&gt;Activision Publishing, Inc.&lt;/pub&gt; &lt;dev&gt;7 Studios&lt;/dev&gt; &lt;genre&gt;Action&lt;/genre&gt; &lt;score&gt;4.1&lt;/score&gt; &lt;player&gt;1-2 Players&lt;/player&gt; &lt;story&gt;This game is a licensee of the 2005 movie "Fantastic 4". Unlike many licensed titles, this third-person action game in the vein of the Onimusha or Devil May Cry series only takes the base of its plot from the actual movie, then liberally changes it to make for better gameplay.****Generally, the game brings in more content from the comic books than the movie, particularly considering the villains that appear. While the movie pretty much only concerned itself with Victor von Doom aka "Doctor Doom" as its supervillain of choice, the game brings in various characters from the comic books as well - the Mole Man, the Puppet Master, or Diablo, to name a few.****The gameplay usually consists of walking the heroic title characters around a level and beating up the various enemies that cross their path. There are mission objectives, but usually the only way to achieve them leads through the enemies and just as usually the only way to fail them is to be overwhelmed by the Bad Guys. Beating up enemies yields points, which can be used to upgrade characters with new special moves or unlock various bonus materials.****To spice it all up, developer Seven Studios have also thrown in a co-op mode that allows for playing the normal single-player mission in a tag team with a second player.&lt;/story&gt; &lt;/game&gt;</text:p>
          </table:table-cell>
          <table:table-cell table:number-columns-repeated="1012"/>
        </table:table-row>
        <table:table-row table:style-name="ro1">
          <table:table-cell office:value-type="string">
            <text:p>FIFA Soccer 06 (USA)</text:p>
          </table:table-cell>
          <table:table-cell office:value-type="float" office:value="2005">
            <text:p>2005</text:p>
          </table:table-cell>
          <table:table-cell office:value-type="string">
            <text:p>ESRB - E (Everyone)</text:p>
          </table:table-cell>
          <table:table-cell office:value-type="string">
            <text:p>FIFA Soccer 06 </text:p>
          </table:table-cell>
          <table:table-cell table:style-name="Default" office:value-type="string">
            <text:p>Electronic Arts, Inc.</text:p>
          </table:table-cell>
          <table:table-cell office:value-type="string">
            <text:p>Electronic Arts</text:p>
          </table:table-cell>
          <table:table-cell office:value-type="string">
            <text:p>Sports/Soccer</text:p>
          </table:table-cell>
          <table:table-cell office:value-type="string">
            <text:p>3.7</text:p>
          </table:table-cell>
          <table:table-cell office:value-type="string">
            <text:p>1-4 Players</text:p>
          </table:table-cell>
          <table:table-cell office:value-type="string">
            <text:p>Featuring a brand new engine (replacing the one used in five titles since FIFA 2003), FIFA 06 features new controls and gameplay, the most visible being more animations and better detailed ball and player physics and animation, the removal of the unpopular Off the Ball controls implemented in their 2004 version and remaking the free-kick interface so it's no longer obvious if the player decided for a shot on goal or a pass to a forward. Also new is the concept of "Team Chemistry" <text:s/>which affects how well a team plays collectively. ****Featuring 26 leagues from 19 countries, 29 real stadiums and over 10'000 players with data for the 2005-06 seasons, as well as international teams, the game kept the "Create a player" feature as well as the many managing options untouched from previous versions. Career mode, the 15-year long climb to the top of the game, features new options such as sponsorships (which will only accept good results), player contracts and more weight on the player morale: a demoralized player (usually from not playing or possible influence from random events) is more likely to under-perform as well as pressuring the "Team Chemistry" values downwards and might refuse attempts to renew his contract, leaving on a free transfer.****While there are still many unlockables in the game (mostly third kits), the way to earn points changed. Instead of gaining points from completing tasks (from entering the EA Trax or creating a player to winning the Champions League or completing a career), the player has over 100 scenarios to way in five difficulty levels.</text:p>
          </table:table-cell>
          <table:table-cell table:style-name="Default" table:formula="of:=CONCATENATE(&quot;&lt;game name=&quot;;CHAR(34);[.A169];CHAR(34);&quot;&gt; &lt;year&gt;&quot;;[.B169];&quot;&lt;/year&gt; &lt;rating&gt;&quot;;[.C169];&quot;&lt;/rating&gt; &lt;title&gt;&quot;;[.D169];&quot;&lt;/title&gt; &lt;pub&gt;&quot;;[.E169];&quot;&lt;/pub&gt; &lt;dev&gt;&quot;;[.F169];&quot;&lt;/dev&gt; &lt;genre&gt;&quot;;[.G169];&quot;&lt;/genre&gt; &lt;score&gt;&quot;;[.H169];&quot;&lt;/score&gt; &lt;player&gt;&quot;;[.I169];&quot;&lt;/player&gt; &lt;story&gt;&quot;;[.J169];&quot;&lt;/story&gt; &lt;/game&gt;&quot;)" office:value-type="string" office:string-value="&lt;game name=&quot;FIFA Soccer 06 (USA)&quot;&gt; &lt;year&gt;2005&lt;/year&gt; &lt;rating&gt;ESRB - E (Everyone)&lt;/rating&gt; &lt;title&gt;FIFA Soccer 06 &lt;/title&gt; &lt;pub&gt;Electronic Arts, Inc.&lt;/pub&gt; &lt;dev&gt;Electronic Arts&lt;/dev&gt; &lt;genre&gt;Sports/Soccer&lt;/genre&gt; &lt;score&gt;3.7&lt;/score&gt; &lt;player&gt;1-4 Players&lt;/player&gt; &lt;story&gt;Featuring a brand new engine (replacing the one used in five titles since FIFA 2003), FIFA 06 features new controls and gameplay, the most visible being more animations and better detailed ball and player physics and animation, the removal of the unpopular Off the Ball controls implemented in their 2004 version and remaking the free-kick interface so it's no longer obvious if the player decided for a shot on goal or a pass to a forward. Also new is the concept of &quot;Team Chemistry&quot;  which affects how well a team plays collectively. ****Featuring 26 leagues from 19 countries, 29 real stadiums and over 10'000 players with data for the 2005-06 seasons, as well as international teams, the game kept the &quot;Create a player&quot; feature as well as the many managing options untouched from previous versions. Career mode, the 15-year long climb to the top of the game, features new options such as sponsorships (which will only accept good results), player contracts and more weight on the player morale: a demoralized player (usually from not playing or possible influence from random events) is more likely to under-perform as well as pressuring the &quot;Team Chemistry&quot; values downwards and might refuse attempts to renew his contract, leaving on a free transfer.****While there are still many unlockables in the game (mostly third kits), the way to earn points changed. Instead of gaining points from completing tasks (from entering the EA Trax or creating a player to winning the Champions League or completing a career), the player has over 100 scenarios to way in five difficulty levels.&lt;/story&gt; &lt;/game&gt;">
            <text:p>&lt;game name="FIFA Soccer 06 (USA)"&gt; &lt;year&gt;2005&lt;/year&gt; &lt;rating&gt;ESRB - E (Everyone)&lt;/rating&gt; &lt;title&gt;FIFA Soccer 06 &lt;/title&gt; &lt;pub&gt;Electronic Arts, Inc.&lt;/pub&gt; &lt;dev&gt;Electronic Arts&lt;/dev&gt; &lt;genre&gt;Sports/Soccer&lt;/genre&gt; &lt;score&gt;3.7&lt;/score&gt; &lt;player&gt;1-4 Players&lt;/player&gt; &lt;story&gt;Featuring a brand new engine (replacing the one used in five titles since FIFA 2003), FIFA 06 features new controls and gameplay, the most visible being more animations and better detailed ball and player physics and animation, the removal of the unpopular Off the Ball controls implemented in their 2004 version and remaking the free-kick interface so it's no longer obvious if the player decided for a shot on goal or a pass to a forward. Also new is the concept of "Team Chemistry" <text:s/>which affects how well a team plays collectively. ****Featuring 26 leagues from 19 countries, 29 real stadiums and over 10'000 players with data for the 2005-06 seasons, as well as international teams, the game kept the "Create a player" feature as well as the many managing options untouched from previous versions. Career mode, the 15-year long climb to the top of the game, features new options such as sponsorships (which will only accept good results), player contracts and more weight on the player morale: a demoralized player (usually from not playing or possible influence from random events) is more likely to under-perform as well as pressuring the "Team Chemistry" values downwards and might refuse attempts to renew his contract, leaving on a free transfer.****While there are still many unlockables in the game (mostly third kits), the way to earn points changed. Instead of gaining points from completing tasks (from entering the EA Trax or creating a player to winning the Champions League or completing a career), the player has over 100 scenarios to way in five difficulty levels.&lt;/story&gt; &lt;/game&gt;</text:p>
          </table:table-cell>
          <table:table-cell table:number-columns-repeated="1012"/>
        </table:table-row>
        <table:table-row table:style-name="ro1">
          <table:table-cell office:value-type="string">
            <text:p>FIFA Soccer 07 (USA)</text:p>
          </table:table-cell>
          <table:table-cell office:value-type="float" office:value="2006">
            <text:p>2006</text:p>
          </table:table-cell>
          <table:table-cell office:value-type="string">
            <text:p>ESRB - E (Everyone)</text:p>
          </table:table-cell>
          <table:table-cell office:value-type="string">
            <text:p>FIFA Soccer 07 </text:p>
          </table:table-cell>
          <table:table-cell table:style-name="Default" office:value-type="string">
            <text:p>Electronic Arts, Inc.</text:p>
          </table:table-cell>
          <table:table-cell office:value-type="string">
            <text:p>Electronic Arts</text:p>
          </table:table-cell>
          <table:table-cell office:value-type="string">
            <text:p>Sports/Soccer</text:p>
          </table:table-cell>
          <table:table-cell office:value-type="string">
            <text:p>3.8</text:p>
          </table:table-cell>
          <table:table-cell office:value-type="string">
            <text:p>1-4 Players</text:p>
          </table:table-cell>
          <table:table-cell office:value-type="string">
            <text:p>Enhancing the engine debuted with the previous game and official 2006 World Cup game, FIFA Soccer 07 includes enhanced ball and player collision physics and more player animations adding to the 16 trick moves and first touch ball reception introduced to the game engine with the previous games in the series. Players can choose between 2 and 10 minutes halves in three different game speeds and four different difficulty levels. Over 510 teams are accurately represented in the game. 27 leagues from 20 nations are included, along a "Rest of the World" for the best teams in championships left outside the game and international teams. Spain, England (with two), France, Germany and Italy also feature second divisions. Players can also create two clubs, customizing their badge, kits and home stadium, selecting players from anywhere in the game, along the starting budget in manager mode. The player creation tool remains mostly unchanged, with the ability to customize everything, from faces <text:s/>(with a complete set of options, from jaw width to eyebrow shape) to the appearance and playing abilities.****While the focus of this yearly update was on the game engine, the Manager mode was also enhanced: players now also improve their playing ability from being active members of the squad, forcing the player to choose between keeping his celebrated stars near retirement in the starting eleven, or give the benefits of the youth system a chance to shine. Another new feature, in what is now the primary mode of the series, is the ability to watch the game in a simplified text mode, with the ability to jump into action to turn the events still available. The points system was replaced by a less abstract currency model (with the ability to choose between Pounds, Euros or Dollars). Other game modes include Tournaments (including the creation of custom tournaments) and Challenges. By completing challenges (similar to the Global Challenges mode in World Cup 2006) the player can spend points in the Fanshop with items such as new teams, a special overhead camera, new balls from Adidas (including all original World Cup balls from 1974 to 2002), stadiums, third kits and special celebrations for created players.****Finally, online gaming received a new mode: Interactive Leagues. These are online-only leagues based on the fixtures of their real counterparts (English Premier League, French Ligue 1, German Bundesliga and Mexican 1st division). Then, online players go head -to-head with their favorite teams with a victory counting one vote for their favorite team. Once the week is over, the team with more votes is declared the winner of the week, getting three points. The number of weekly matches a player can do in this mode is unlimited.</text:p>
          </table:table-cell>
          <table:table-cell table:style-name="Default" table:formula="of:=CONCATENATE(&quot;&lt;game name=&quot;;CHAR(34);[.A170];CHAR(34);&quot;&gt; &lt;year&gt;&quot;;[.B170];&quot;&lt;/year&gt; &lt;rating&gt;&quot;;[.C170];&quot;&lt;/rating&gt; &lt;title&gt;&quot;;[.D170];&quot;&lt;/title&gt; &lt;pub&gt;&quot;;[.E170];&quot;&lt;/pub&gt; &lt;dev&gt;&quot;;[.F170];&quot;&lt;/dev&gt; &lt;genre&gt;&quot;;[.G170];&quot;&lt;/genre&gt; &lt;score&gt;&quot;;[.H170];&quot;&lt;/score&gt; &lt;player&gt;&quot;;[.I170];&quot;&lt;/player&gt; &lt;story&gt;&quot;;[.J170];&quot;&lt;/story&gt; &lt;/game&gt;&quot;)" office:value-type="string" office:string-value="&lt;game name=&quot;FIFA Soccer 07 (USA)&quot;&gt; &lt;year&gt;2006&lt;/year&gt; &lt;rating&gt;ESRB - E (Everyone)&lt;/rating&gt; &lt;title&gt;FIFA Soccer 07 &lt;/title&gt; &lt;pub&gt;Electronic Arts, Inc.&lt;/pub&gt; &lt;dev&gt;Electronic Arts&lt;/dev&gt; &lt;genre&gt;Sports/Soccer&lt;/genre&gt; &lt;score&gt;3.8&lt;/score&gt; &lt;player&gt;1-4 Players&lt;/player&gt; &lt;story&gt;Enhancing the engine debuted with the previous game and official 2006 World Cup game, FIFA Soccer 07 includes enhanced ball and player collision physics and more player animations adding to the 16 trick moves and first touch ball reception introduced to the game engine with the previous games in the series. Players can choose between 2 and 10 minutes halves in three different game speeds and four different difficulty levels. Over 510 teams are accurately represented in the game. 27 leagues from 20 nations are included, along a &quot;Rest of the World&quot; for the best teams in championships left outside the game and international teams. Spain, England (with two), France, Germany and Italy also feature second divisions. Players can also create two clubs, customizing their badge, kits and home stadium, selecting players from anywhere in the game, along the starting budget in manager mode. The player creation tool remains mostly unchanged, with the ability to customize everything, from faces  (with a complete set of options, from jaw width to eyebrow shape) to the appearance and playing abilities.****While the focus of this yearly update was on the game engine, the Manager mode was also enhanced: players now also improve their playing ability from being active members of the squad, forcing the player to choose between keeping his celebrated stars near retirement in the starting eleven, or give the benefits of the youth system a chance to shine. Another new feature, in what is now the primary mode of the series, is the ability to watch the game in a simplified text mode, with the ability to jump into action to turn the events still available. The points system was replaced by a less abstract currency model (with the ability to choose between Pounds, Euros or Dollars). Other game modes include Tournaments (including the creation of custom tournaments) and Challenges. By completing challenges (similar to the Global Challenges mode in World Cup 2006) the player can spend points in the Fanshop with items such as new teams, a special overhead camera, new balls from Adidas (including all original World Cup balls from 1974 to 2002), stadiums, third kits and special celebrations for created players.****Finally, online gaming received a new mode: Interactive Leagues. These are online-only leagues based on the fixtures of their real counterparts (English Premier League, French Ligue 1, German Bundesliga and Mexican 1st division). Then, online players go head -to-head with their favorite teams with a victory counting one vote for their favorite team. Once the week is over, the team with more votes is declared the winner of the week, getting three points. The number of weekly matches a player can do in this mode is unlimited.&lt;/story&gt; &lt;/game&gt;">
            <text:p>&lt;game name="FIFA Soccer 07 (USA)"&gt; &lt;year&gt;2006&lt;/year&gt; &lt;rating&gt;ESRB - E (Everyone)&lt;/rating&gt; &lt;title&gt;FIFA Soccer 07 &lt;/title&gt; &lt;pub&gt;Electronic Arts, Inc.&lt;/pub&gt; &lt;dev&gt;Electronic Arts&lt;/dev&gt; &lt;genre&gt;Sports/Soccer&lt;/genre&gt; &lt;score&gt;3.8&lt;/score&gt; &lt;player&gt;1-4 Players&lt;/player&gt; &lt;story&gt;Enhancing the engine debuted with the previous game and official 2006 World Cup game, FIFA Soccer 07 includes enhanced ball and player collision physics and more player animations adding to the 16 trick moves and first touch ball reception introduced to the game engine with the previous games in the series. Players can choose between 2 and 10 minutes halves in three different game speeds and four different difficulty levels. Over 510 teams are accurately represented in the game. 27 leagues from 20 nations are included, along a "Rest of the World" for the best teams in championships left outside the game and international teams. Spain, England (with two), France, Germany and Italy also feature second divisions. Players can also create two clubs, customizing their badge, kits and home stadium, selecting players from anywhere in the game, along the starting budget in manager mode. The player creation tool remains mostly unchanged, with the ability to customize everything, from faces <text:s/>(with a complete set of options, from jaw width to eyebrow shape) to the appearance and playing abilities.****While the focus of this yearly update was on the game engine, the Manager mode was also enhanced: players now also improve their playing ability from being active members of the squad, forcing the player to choose between keeping his celebrated stars near retirement in the starting eleven, or give the benefits of the youth system a chance to shine. Another new feature, in what is now the primary mode of the series, is the ability to watch the game in a simplified text mode, with the ability to jump into action to turn the events still available. The points system was replaced by a less abstract currency model (with the ability to choose between Pounds, Euros or Dollars). Other game modes include Tournaments (including the creation of custom tournaments) and Challenges. By completing challenges (similar to the Global Challenges mode in World Cup 2006) the player can spend points in the Fanshop with items such as new teams, a special overhead camera, new balls from Adidas (including all original World Cup balls from 1974 to 2002), stadiums, third kits and special celebrations for created players.****Finally, online gaming received a new mode: Interactive Leagues. These are online-only leagues based on the fixtures of their real counterparts (English Premier League, French Ligue 1, German Bundesliga and Mexican 1st division). Then, online players go head -to-head with their favorite teams with a victory counting one vote for their favorite team. Once the week is over, the team with more votes is declared the winner of the week, getting three points. The number of weekly matches a player can do in this mode is unlimited.&lt;/story&gt; &lt;/game&gt;</text:p>
          </table:table-cell>
          <table:table-cell table:number-columns-repeated="1012"/>
        </table:table-row>
        <table:table-row table:style-name="ro1">
          <table:table-cell office:value-type="string">
            <text:p>FIFA Soccer 2002 (USA)</text:p>
          </table:table-cell>
          <table:table-cell office:value-type="float" office:value="2001">
            <text:p>2001</text:p>
          </table:table-cell>
          <table:table-cell office:value-type="string">
            <text:p>ESRB - E (Everyone)</text:p>
          </table:table-cell>
          <table:table-cell office:value-type="string">
            <text:p>FIFA Soccer 2002 </text:p>
          </table:table-cell>
          <table:table-cell table:style-name="Default" office:value-type="string">
            <text:p>Electronic Arts, Inc.</text:p>
          </table:table-cell>
          <table:table-cell office:value-type="string">
            <text:p>Electronic Arts</text:p>
          </table:table-cell>
          <table:table-cell office:value-type="string">
            <text:p>Sports/Soccer</text:p>
          </table:table-cell>
          <table:table-cell office:value-type="string">
            <text:p>4.1</text:p>
          </table:table-cell>
          <table:table-cell office:value-type="string">
            <text:p>1-4 Players</text:p>
          </table:table-cell>
          <table:table-cell office:value-type="string">
            <text:p>With the new open passing system, FIFA 2002 allows you more freedom of play for the new season. Over 75 licensed national teams and 16 licensed leagues including the English Premier League are available for your control, and you have the opportunity to lead your team to the World Cup of 2002.**Updates to the series also include:****Improved tackling system. Depending on which angle you make a tackle determines the referee's call.****Commentary by John Motson and Andy Gray.****New set plays (similar to the style of the NBA Live series) allows for more control over you players during critical corners or free kicks.****Consecutive seasons brings promotion or relegation of your team in Europe.</text:p>
          </table:table-cell>
          <table:table-cell table:style-name="Default" table:formula="of:=CONCATENATE(&quot;&lt;game name=&quot;;CHAR(34);[.A171];CHAR(34);&quot;&gt; &lt;year&gt;&quot;;[.B171];&quot;&lt;/year&gt; &lt;rating&gt;&quot;;[.C171];&quot;&lt;/rating&gt; &lt;title&gt;&quot;;[.D171];&quot;&lt;/title&gt; &lt;pub&gt;&quot;;[.E171];&quot;&lt;/pub&gt; &lt;dev&gt;&quot;;[.F171];&quot;&lt;/dev&gt; &lt;genre&gt;&quot;;[.G171];&quot;&lt;/genre&gt; &lt;score&gt;&quot;;[.H171];&quot;&lt;/score&gt; &lt;player&gt;&quot;;[.I171];&quot;&lt;/player&gt; &lt;story&gt;&quot;;[.J171];&quot;&lt;/story&gt; &lt;/game&gt;&quot;)" office:value-type="string" office:string-value="&lt;game name=&quot;FIFA Soccer 2002 (USA)&quot;&gt; &lt;year&gt;2001&lt;/year&gt; &lt;rating&gt;ESRB - E (Everyone)&lt;/rating&gt; &lt;title&gt;FIFA Soccer 2002 &lt;/title&gt; &lt;pub&gt;Electronic Arts, Inc.&lt;/pub&gt; &lt;dev&gt;Electronic Arts&lt;/dev&gt; &lt;genre&gt;Sports/Soccer&lt;/genre&gt; &lt;score&gt;4.1&lt;/score&gt; &lt;player&gt;1-4 Players&lt;/player&gt; &lt;story&gt;With the new open passing system, FIFA 2002 allows you more freedom of play for the new season. Over 75 licensed national teams and 16 licensed leagues including the English Premier League are available for your control, and you have the opportunity to lead your team to the World Cup of 2002.**Updates to the series also include:****Improved tackling system. Depending on which angle you make a tackle determines the referee's call.****Commentary by John Motson and Andy Gray.****New set plays (similar to the style of the NBA Live series) allows for more control over you players during critical corners or free kicks.****Consecutive seasons brings promotion or relegation of your team in Europe.&lt;/story&gt; &lt;/game&gt;">
            <text:p>&lt;game name="FIFA Soccer 2002 (USA)"&gt; &lt;year&gt;2001&lt;/year&gt; &lt;rating&gt;ESRB - E (Everyone)&lt;/rating&gt; &lt;title&gt;FIFA Soccer 2002 &lt;/title&gt; &lt;pub&gt;Electronic Arts, Inc.&lt;/pub&gt; &lt;dev&gt;Electronic Arts&lt;/dev&gt; &lt;genre&gt;Sports/Soccer&lt;/genre&gt; &lt;score&gt;4.1&lt;/score&gt; &lt;player&gt;1-4 Players&lt;/player&gt; &lt;story&gt;With the new open passing system, FIFA 2002 allows you more freedom of play for the new season. Over 75 licensed national teams and 16 licensed leagues including the English Premier League are available for your control, and you have the opportunity to lead your team to the World Cup of 2002.**Updates to the series also include:****Improved tackling system. Depending on which angle you make a tackle determines the referee's call.****Commentary by John Motson and Andy Gray.****New set plays (similar to the style of the NBA Live series) allows for more control over you players during critical corners or free kicks.****Consecutive seasons brings promotion or relegation of your team in Europe.&lt;/story&gt; &lt;/game&gt;</text:p>
          </table:table-cell>
          <table:table-cell table:number-columns-repeated="1012"/>
        </table:table-row>
        <table:table-row table:style-name="ro1">
          <table:table-cell office:value-type="string">
            <text:p>FIFA Soccer 2003 (USA)</text:p>
          </table:table-cell>
          <table:table-cell office:value-type="float" office:value="2002">
            <text:p>2002</text:p>
          </table:table-cell>
          <table:table-cell office:value-type="string">
            <text:p>ESRB - E (Everyone)</text:p>
          </table:table-cell>
          <table:table-cell office:value-type="string">
            <text:p>FIFA Soccer 2003 </text:p>
          </table:table-cell>
          <table:table-cell table:style-name="Default" office:value-type="string">
            <text:p>Electronic Arts, Inc.</text:p>
          </table:table-cell>
          <table:table-cell office:value-type="string">
            <text:p>Electronic Arts</text:p>
          </table:table-cell>
          <table:table-cell office:value-type="string">
            <text:p>Sports/Soccer</text:p>
          </table:table-cell>
          <table:table-cell office:value-type="string">
            <text:p>4.3</text:p>
          </table:table-cell>
          <table:table-cell office:value-type="string">
            <text:p>1-4 Players</text:p>
          </table:table-cell>
          <table:table-cell office:value-type="string">
            <text:p>FIFA 2003 continues the trend of improving each year's new release by keeping the formula that worked, while also adding new features to make the game more enjoyable.****Some of these new features including a "Freestyle" control, which is activated by the right thumbstick, causing you to do special moves, such as a deke, or kick the ball a fair length forwards to gain some speed.****New and improved "dead ball" control makes corner kicks, free kicks, etc. more controllable and gives you more options. <text:s/>The passing game has been improved as to allow better passing by kicking directly to a teammate, passing to nowhere in particular, or open passing to allow anybody to take it.****FIFA 2003 includes all FIFA clubs, leagues, and players.</text:p>
          </table:table-cell>
          <table:table-cell table:style-name="Default" table:formula="of:=CONCATENATE(&quot;&lt;game name=&quot;;CHAR(34);[.A172];CHAR(34);&quot;&gt; &lt;year&gt;&quot;;[.B172];&quot;&lt;/year&gt; &lt;rating&gt;&quot;;[.C172];&quot;&lt;/rating&gt; &lt;title&gt;&quot;;[.D172];&quot;&lt;/title&gt; &lt;pub&gt;&quot;;[.E172];&quot;&lt;/pub&gt; &lt;dev&gt;&quot;;[.F172];&quot;&lt;/dev&gt; &lt;genre&gt;&quot;;[.G172];&quot;&lt;/genre&gt; &lt;score&gt;&quot;;[.H172];&quot;&lt;/score&gt; &lt;player&gt;&quot;;[.I172];&quot;&lt;/player&gt; &lt;story&gt;&quot;;[.J172];&quot;&lt;/story&gt; &lt;/game&gt;&quot;)" office:value-type="string" office:string-value="&lt;game name=&quot;FIFA Soccer 2003 (USA)&quot;&gt; &lt;year&gt;2002&lt;/year&gt; &lt;rating&gt;ESRB - E (Everyone)&lt;/rating&gt; &lt;title&gt;FIFA Soccer 2003 &lt;/title&gt; &lt;pub&gt;Electronic Arts, Inc.&lt;/pub&gt; &lt;dev&gt;Electronic Arts&lt;/dev&gt; &lt;genre&gt;Sports/Soccer&lt;/genre&gt; &lt;score&gt;4.3&lt;/score&gt; &lt;player&gt;1-4 Players&lt;/player&gt; &lt;story&gt;FIFA 2003 continues the trend of improving each year's new release by keeping the formula that worked, while also adding new features to make the game more enjoyable.****Some of these new features including a &quot;Freestyle&quot; control, which is activated by the right thumbstick, causing you to do special moves, such as a deke, or kick the ball a fair length forwards to gain some speed.****New and improved &quot;dead ball&quot; control makes corner kicks, free kicks, etc. more controllable and gives you more options.  The passing game has been improved as to allow better passing by kicking directly to a teammate, passing to nowhere in particular, or open passing to allow anybody to take it.****FIFA 2003 includes all FIFA clubs, leagues, and players.&lt;/story&gt; &lt;/game&gt;">
            <text:p>&lt;game name="FIFA Soccer 2003 (USA)"&gt; &lt;year&gt;2002&lt;/year&gt; &lt;rating&gt;ESRB - E (Everyone)&lt;/rating&gt; &lt;title&gt;FIFA Soccer 2003 &lt;/title&gt; &lt;pub&gt;Electronic Arts, Inc.&lt;/pub&gt; &lt;dev&gt;Electronic Arts&lt;/dev&gt; &lt;genre&gt;Sports/Soccer&lt;/genre&gt; &lt;score&gt;4.3&lt;/score&gt; &lt;player&gt;1-4 Players&lt;/player&gt; &lt;story&gt;FIFA 2003 continues the trend of improving each year's new release by keeping the formula that worked, while also adding new features to make the game more enjoyable.****Some of these new features including a "Freestyle" control, which is activated by the right thumbstick, causing you to do special moves, such as a deke, or kick the ball a fair length forwards to gain some speed.****New and improved "dead ball" control makes corner kicks, free kicks, etc. more controllable and gives you more options. <text:s/>The passing game has been improved as to allow better passing by kicking directly to a teammate, passing to nowhere in particular, or open passing to allow anybody to take it.****FIFA 2003 includes all FIFA clubs, leagues, and players.&lt;/story&gt; &lt;/game&gt;</text:p>
          </table:table-cell>
          <table:table-cell table:number-columns-repeated="1012"/>
        </table:table-row>
        <table:table-row table:style-name="ro1">
          <table:table-cell office:value-type="string">
            <text:p>FIFA Soccer 2004 (USA)</text:p>
          </table:table-cell>
          <table:table-cell office:value-type="float" office:value="2003">
            <text:p>2003</text:p>
          </table:table-cell>
          <table:table-cell office:value-type="string">
            <text:p>ESRB - E (Everyone)</text:p>
          </table:table-cell>
          <table:table-cell office:value-type="string">
            <text:p>FIFA Soccer 2004 </text:p>
          </table:table-cell>
          <table:table-cell table:style-name="Default" office:value-type="string">
            <text:p>Electronic Arts, Inc.</text:p>
          </table:table-cell>
          <table:table-cell office:value-type="string">
            <text:p>Electronic Arts</text:p>
          </table:table-cell>
          <table:table-cell office:value-type="string">
            <text:p>Sports/Soccer</text:p>
          </table:table-cell>
          <table:table-cell office:value-type="string">
            <text:p>4.0</text:p>
          </table:table-cell>
          <table:table-cell office:value-type="string">
            <text:p>1-4 Players</text:p>
          </table:table-cell>
          <table:table-cell office:value-type="string">
            <text:p>FIFA Soccer 2004 features eighteen leagues, with thirty-five national teams and over ten thousand players. Take them into a multi-season career, or individual tournaments or matches.****Like EA's other 2004 games it has an in depth career mode, where you must manage your budget and team. <text:s/>Promote players, demote players and renegotiate contracts, all in an effort to get your team to the finals again and again.****The skills to master range from kicked passes and headers to lob passes and bicycle kicks. You can take control of players before the ball reaches them, which makes it easier to find space to take the ball. Like other 2004 titles, FIFA uses the right analog stick for it's Freestyle gameplay.****Console versions use the EA Sports Bio, whereby you can continue to improve your gamer level and unlock rewards by playing other 2004 titles, such as Madden NFL 2004 or NBA Live 2004.</text:p>
          </table:table-cell>
          <table:table-cell table:style-name="Default" table:formula="of:=CONCATENATE(&quot;&lt;game name=&quot;;CHAR(34);[.A173];CHAR(34);&quot;&gt; &lt;year&gt;&quot;;[.B173];&quot;&lt;/year&gt; &lt;rating&gt;&quot;;[.C173];&quot;&lt;/rating&gt; &lt;title&gt;&quot;;[.D173];&quot;&lt;/title&gt; &lt;pub&gt;&quot;;[.E173];&quot;&lt;/pub&gt; &lt;dev&gt;&quot;;[.F173];&quot;&lt;/dev&gt; &lt;genre&gt;&quot;;[.G173];&quot;&lt;/genre&gt; &lt;score&gt;&quot;;[.H173];&quot;&lt;/score&gt; &lt;player&gt;&quot;;[.I173];&quot;&lt;/player&gt; &lt;story&gt;&quot;;[.J173];&quot;&lt;/story&gt; &lt;/game&gt;&quot;)" office:value-type="string" office:string-value="&lt;game name=&quot;FIFA Soccer 2004 (USA)&quot;&gt; &lt;year&gt;2003&lt;/year&gt; &lt;rating&gt;ESRB - E (Everyone)&lt;/rating&gt; &lt;title&gt;FIFA Soccer 2004 &lt;/title&gt; &lt;pub&gt;Electronic Arts, Inc.&lt;/pub&gt; &lt;dev&gt;Electronic Arts&lt;/dev&gt; &lt;genre&gt;Sports/Soccer&lt;/genre&gt; &lt;score&gt;4.0&lt;/score&gt; &lt;player&gt;1-4 Players&lt;/player&gt; &lt;story&gt;FIFA Soccer 2004 features eighteen leagues, with thirty-five national teams and over ten thousand players. Take them into a multi-season career, or individual tournaments or matches.****Like EA's other 2004 games it has an in depth career mode, where you must manage your budget and team.  Promote players, demote players and renegotiate contracts, all in an effort to get your team to the finals again and again.****The skills to master range from kicked passes and headers to lob passes and bicycle kicks. You can take control of players before the ball reaches them, which makes it easier to find space to take the ball. Like other 2004 titles, FIFA uses the right analog stick for it's Freestyle gameplay.****Console versions use the EA Sports Bio, whereby you can continue to improve your gamer level and unlock rewards by playing other 2004 titles, such as Madden NFL 2004 or NBA Live 2004.&lt;/story&gt; &lt;/game&gt;">
            <text:p>&lt;game name="FIFA Soccer 2004 (USA)"&gt; &lt;year&gt;2003&lt;/year&gt; &lt;rating&gt;ESRB - E (Everyone)&lt;/rating&gt; &lt;title&gt;FIFA Soccer 2004 &lt;/title&gt; &lt;pub&gt;Electronic Arts, Inc.&lt;/pub&gt; &lt;dev&gt;Electronic Arts&lt;/dev&gt; &lt;genre&gt;Sports/Soccer&lt;/genre&gt; &lt;score&gt;4.0&lt;/score&gt; &lt;player&gt;1-4 Players&lt;/player&gt; &lt;story&gt;FIFA Soccer 2004 features eighteen leagues, with thirty-five national teams and over ten thousand players. Take them into a multi-season career, or individual tournaments or matches.****Like EA's other 2004 games it has an in depth career mode, where you must manage your budget and team. <text:s/>Promote players, demote players and renegotiate contracts, all in an effort to get your team to the finals again and again.****The skills to master range from kicked passes and headers to lob passes and bicycle kicks. You can take control of players before the ball reaches them, which makes it easier to find space to take the ball. Like other 2004 titles, FIFA uses the right analog stick for it's Freestyle gameplay.****Console versions use the EA Sports Bio, whereby you can continue to improve your gamer level and unlock rewards by playing other 2004 titles, such as Madden NFL 2004 or NBA Live 2004.&lt;/story&gt; &lt;/game&gt;</text:p>
          </table:table-cell>
          <table:table-cell table:number-columns-repeated="1012"/>
        </table:table-row>
        <table:table-row table:style-name="ro1">
          <table:table-cell office:value-type="string">
            <text:p>FIFA Soccer 2005 (USA)</text:p>
          </table:table-cell>
          <table:table-cell office:value-type="float" office:value="2004">
            <text:p>2004</text:p>
          </table:table-cell>
          <table:table-cell office:value-type="string">
            <text:p>ESRB - E (Everyone)</text:p>
          </table:table-cell>
          <table:table-cell office:value-type="string">
            <text:p>FIFA Soccer 2005 </text:p>
          </table:table-cell>
          <table:table-cell table:style-name="Default" office:value-type="string">
            <text:p>Electronic Arts, Inc.</text:p>
          </table:table-cell>
          <table:table-cell office:value-type="string">
            <text:p>Electronic Arts</text:p>
          </table:table-cell>
          <table:table-cell office:value-type="string">
            <text:p>Sports/Soccer</text:p>
          </table:table-cell>
          <table:table-cell office:value-type="string">
            <text:p>3.8</text:p>
          </table:table-cell>
          <table:table-cell office:value-type="string">
            <text:p>1-4 Players</text:p>
          </table:table-cell>
          <table:table-cell office:value-type="string">
            <text:p>Released only a few months after Euro 2004, FIFA 2005 brings several features to the franchise, such as the return of a player creation tool, where a player can be created from scratch from customizing the face (while it's not possible to define the texture like in previous EA Sports games such as NHL 2000, the player can customize the facial features such as shape of the eyes or the cheeks, in a way similar to RPGs such as Neverwinter Nights), accessories and playing abilities. It's also possible to create all kinds of competitions. **The Career mode was also extended, allowing now up to 15 seasons, and giving the player the chance to turn the tide of a simulated match anytime. This mode is a "light" managerial mode, where the player not only plays, but also signs new players and increase the clubs abilities in trainers, medical staff and other club staff).****The main gameplay change was the addition of "First Touch" controls. By performing one of the "trick" moves before the player gets possession of the ball it's possible to do a number of moves, such as touching the ball forward to gain a few yards ahead of the defenders or touch the ball to one side, and roll to the other of a rushing defender, and then pickup up the ball a bit ahead leaving the opponent stranded, and the inclusion of a fake shot move, which allows forwards to sit a goalkeeper before scoring in style or make defenders jump from their positions, opening room for a through pass or a run into goal. Other aspects of the game, such as the "Off The Ball" controls (allows the control of players that aren't in possession, moving them into an open position) remain unchanged.****Another new feature is the FIFA Shop, where the player can trade points earned in many ways, from simple tasks like having a peek at the Jukebox to obtaining 10 victories in a row in Career mode, for several items, such as third jerseys, additional music, more balls and night stadiums.****As it became the norm with the series, the game features 18 leagues and 38 national teams (some of these, due to licensing problems feature only generic kits and logos), summing up around 11'000 real footballers.</text:p>
          </table:table-cell>
          <table:table-cell table:style-name="Default" table:formula="of:=CONCATENATE(&quot;&lt;game name=&quot;;CHAR(34);[.A174];CHAR(34);&quot;&gt; &lt;year&gt;&quot;;[.B174];&quot;&lt;/year&gt; &lt;rating&gt;&quot;;[.C174];&quot;&lt;/rating&gt; &lt;title&gt;&quot;;[.D174];&quot;&lt;/title&gt; &lt;pub&gt;&quot;;[.E174];&quot;&lt;/pub&gt; &lt;dev&gt;&quot;;[.F174];&quot;&lt;/dev&gt; &lt;genre&gt;&quot;;[.G174];&quot;&lt;/genre&gt; &lt;score&gt;&quot;;[.H174];&quot;&lt;/score&gt; &lt;player&gt;&quot;;[.I174];&quot;&lt;/player&gt; &lt;story&gt;&quot;;[.J174];&quot;&lt;/story&gt; &lt;/game&gt;&quot;)" office:value-type="string" office:string-value="&lt;game name=&quot;FIFA Soccer 2005 (USA)&quot;&gt; &lt;year&gt;2004&lt;/year&gt; &lt;rating&gt;ESRB - E (Everyone)&lt;/rating&gt; &lt;title&gt;FIFA Soccer 2005 &lt;/title&gt; &lt;pub&gt;Electronic Arts, Inc.&lt;/pub&gt; &lt;dev&gt;Electronic Arts&lt;/dev&gt; &lt;genre&gt;Sports/Soccer&lt;/genre&gt; &lt;score&gt;3.8&lt;/score&gt; &lt;player&gt;1-4 Players&lt;/player&gt; &lt;story&gt;Released only a few months after Euro 2004, FIFA 2005 brings several features to the franchise, such as the return of a player creation tool, where a player can be created from scratch from customizing the face (while it's not possible to define the texture like in previous EA Sports games such as NHL 2000, the player can customize the facial features such as shape of the eyes or the cheeks, in a way similar to RPGs such as Neverwinter Nights), accessories and playing abilities. It's also possible to create all kinds of competitions. **The Career mode was also extended, allowing now up to 15 seasons, and giving the player the chance to turn the tide of a simulated match anytime. This mode is a &quot;light&quot; managerial mode, where the player not only plays, but also signs new players and increase the clubs abilities in trainers, medical staff and other club staff).****The main gameplay change was the addition of &quot;First Touch&quot; controls. By performing one of the &quot;trick&quot; moves before the player gets possession of the ball it's possible to do a number of moves, such as touching the ball forward to gain a few yards ahead of the defenders or touch the ball to one side, and roll to the other of a rushing defender, and then pickup up the ball a bit ahead leaving the opponent stranded, and the inclusion of a fake shot move, which allows forwards to sit a goalkeeper before scoring in style or make defenders jump from their positions, opening room for a through pass or a run into goal. Other aspects of the game, such as the &quot;Off The Ball&quot; controls (allows the control of players that aren't in possession, moving them into an open position) remain unchanged.****Another new feature is the FIFA Shop, where the player can trade points earned in many ways, from simple tasks like having a peek at the Jukebox to obtaining 10 victories in a row in Career mode, for several items, such as third jerseys, additional music, more balls and night stadiums.****As it became the norm with the series, the game features 18 leagues and 38 national teams (some of these, due to licensing problems feature only generic kits and logos), summing up around 11'000 real footballers.&lt;/story&gt; &lt;/game&gt;">
            <text:p>&lt;game name="FIFA Soccer 2005 (USA)"&gt; &lt;year&gt;2004&lt;/year&gt; &lt;rating&gt;ESRB - E (Everyone)&lt;/rating&gt; &lt;title&gt;FIFA Soccer 2005 &lt;/title&gt; &lt;pub&gt;Electronic Arts, Inc.&lt;/pub&gt; &lt;dev&gt;Electronic Arts&lt;/dev&gt; &lt;genre&gt;Sports/Soccer&lt;/genre&gt; &lt;score&gt;3.8&lt;/score&gt; &lt;player&gt;1-4 Players&lt;/player&gt; &lt;story&gt;Released only a few months after Euro 2004, FIFA 2005 brings several features to the franchise, such as the return of a player creation tool, where a player can be created from scratch from customizing the face (while it's not possible to define the texture like in previous EA Sports games such as NHL 2000, the player can customize the facial features such as shape of the eyes or the cheeks, in a way similar to RPGs such as Neverwinter Nights), accessories and playing abilities. It's also possible to create all kinds of competitions. **The Career mode was also extended, allowing now up to 15 seasons, and giving the player the chance to turn the tide of a simulated match anytime. This mode is a "light" managerial mode, where the player not only plays, but also signs new players and increase the clubs abilities in trainers, medical staff and other club staff).****The main gameplay change was the addition of "First Touch" controls. By performing one of the "trick" moves before the player gets possession of the ball it's possible to do a number of moves, such as touching the ball forward to gain a few yards ahead of the defenders or touch the ball to one side, and roll to the other of a rushing defender, and then pickup up the ball a bit ahead leaving the opponent stranded, and the inclusion of a fake shot move, which allows forwards to sit a goalkeeper before scoring in style or make defenders jump from their positions, opening room for a through pass or a run into goal. Other aspects of the game, such as the "Off The Ball" controls (allows the control of players that aren't in possession, moving them into an open position) remain unchanged.****Another new feature is the FIFA Shop, where the player can trade points earned in many ways, from simple tasks like having a peek at the Jukebox to obtaining 10 victories in a row in Career mode, for several items, such as third jerseys, additional music, more balls and night stadiums.****As it became the norm with the series, the game features 18 leagues and 38 national teams (some of these, due to licensing problems feature only generic kits and logos), summing up around 11'000 real footballers.&lt;/story&gt; &lt;/game&gt;</text:p>
          </table:table-cell>
          <table:table-cell table:number-columns-repeated="1012"/>
        </table:table-row>
        <table:table-row table:style-name="ro1">
          <table:table-cell office:value-type="string">
            <text:p>FIFA Street (USA)</text:p>
          </table:table-cell>
          <table:table-cell office:value-type="float" office:value="2005">
            <text:p>2005</text:p>
          </table:table-cell>
          <table:table-cell office:value-type="string">
            <text:p>ESRB - E (Everyone)</text:p>
          </table:table-cell>
          <table:table-cell office:value-type="string">
            <text:p>FIFA Street </text:p>
          </table:table-cell>
          <table:table-cell table:style-name="Default" office:value-type="string">
            <text:p>Electronic Arts, Inc.</text:p>
          </table:table-cell>
          <table:table-cell office:value-type="string">
            <text:p>Electronic Arts</text:p>
          </table:table-cell>
          <table:table-cell office:value-type="string">
            <text:p>Sports/Soccer</text:p>
          </table:table-cell>
          <table:table-cell office:value-type="string">
            <text:p>3.1</text:p>
          </table:table-cell>
          <table:table-cell office:value-type="string">
            <text:p>1-4 Players</text:p>
          </table:table-cell>
          <table:table-cell office:value-type="string">
            <text:p>As a spin-off of the FIFA lineage, FIFA Street combines arcade action with the culture of freestyle street soccer. By removing the rules from the simulation soccer experience, FIFA Street exposes the heart of the world's beautiful game, on-the-ball flair and individual style.****Leading this movement are the worlds top professional players, showing off their skills and individual style in 4-on-4 match-ups against the backdrop of global venues that represent the true culture of street soccer. In the game's dynamic 1-on-1 encounters, beating your opponent will require skill, technique, and the careful selection of specific moves. Take on the best and earn their respect, gradually building your reputation and team into an unstoppable force that leads the tide of street soccer.</text:p>
          </table:table-cell>
          <table:table-cell table:style-name="Default" table:formula="of:=CONCATENATE(&quot;&lt;game name=&quot;;CHAR(34);[.A175];CHAR(34);&quot;&gt; &lt;year&gt;&quot;;[.B175];&quot;&lt;/year&gt; &lt;rating&gt;&quot;;[.C175];&quot;&lt;/rating&gt; &lt;title&gt;&quot;;[.D175];&quot;&lt;/title&gt; &lt;pub&gt;&quot;;[.E175];&quot;&lt;/pub&gt; &lt;dev&gt;&quot;;[.F175];&quot;&lt;/dev&gt; &lt;genre&gt;&quot;;[.G175];&quot;&lt;/genre&gt; &lt;score&gt;&quot;;[.H175];&quot;&lt;/score&gt; &lt;player&gt;&quot;;[.I175];&quot;&lt;/player&gt; &lt;story&gt;&quot;;[.J175];&quot;&lt;/story&gt; &lt;/game&gt;&quot;)" office:value-type="string" office:string-value="&lt;game name=&quot;FIFA Street (USA)&quot;&gt; &lt;year&gt;2005&lt;/year&gt; &lt;rating&gt;ESRB - E (Everyone)&lt;/rating&gt; &lt;title&gt;FIFA Street &lt;/title&gt; &lt;pub&gt;Electronic Arts, Inc.&lt;/pub&gt; &lt;dev&gt;Electronic Arts&lt;/dev&gt; &lt;genre&gt;Sports/Soccer&lt;/genre&gt; &lt;score&gt;3.1&lt;/score&gt; &lt;player&gt;1-4 Players&lt;/player&gt; &lt;story&gt;As a spin-off of the FIFA lineage, FIFA Street combines arcade action with the culture of freestyle street soccer. By removing the rules from the simulation soccer experience, FIFA Street exposes the heart of the world's beautiful game, on-the-ball flair and individual style.****Leading this movement are the worlds top professional players, showing off their skills and individual style in 4-on-4 match-ups against the backdrop of global venues that represent the true culture of street soccer. In the game's dynamic 1-on-1 encounters, beating your opponent will require skill, technique, and the careful selection of specific moves. Take on the best and earn their respect, gradually building your reputation and team into an unstoppable force that leads the tide of street soccer.&lt;/story&gt; &lt;/game&gt;">
            <text:p>&lt;game name="FIFA Street (USA)"&gt; &lt;year&gt;2005&lt;/year&gt; &lt;rating&gt;ESRB - E (Everyone)&lt;/rating&gt; &lt;title&gt;FIFA Street &lt;/title&gt; &lt;pub&gt;Electronic Arts, Inc.&lt;/pub&gt; &lt;dev&gt;Electronic Arts&lt;/dev&gt; &lt;genre&gt;Sports/Soccer&lt;/genre&gt; &lt;score&gt;3.1&lt;/score&gt; &lt;player&gt;1-4 Players&lt;/player&gt; &lt;story&gt;As a spin-off of the FIFA lineage, FIFA Street combines arcade action with the culture of freestyle street soccer. By removing the rules from the simulation soccer experience, FIFA Street exposes the heart of the world's beautiful game, on-the-ball flair and individual style.****Leading this movement are the worlds top professional players, showing off their skills and individual style in 4-on-4 match-ups against the backdrop of global venues that represent the true culture of street soccer. In the game's dynamic 1-on-1 encounters, beating your opponent will require skill, technique, and the careful selection of specific moves. Take on the best and earn their respect, gradually building your reputation and team into an unstoppable force that leads the tide of street soccer.&lt;/story&gt; &lt;/game&gt;</text:p>
          </table:table-cell>
          <table:table-cell table:number-columns-repeated="1012"/>
        </table:table-row>
        <table:table-row table:style-name="ro1">
          <table:table-cell office:value-type="string">
            <text:p>FIFA Street 2 (USA)</text:p>
          </table:table-cell>
          <table:table-cell office:value-type="float" office:value="2006">
            <text:p>2006</text:p>
          </table:table-cell>
          <table:table-cell office:value-type="string">
            <text:p>ESRB - E (Everyone)</text:p>
          </table:table-cell>
          <table:table-cell office:value-type="string">
            <text:p>FIFA Street 2 </text:p>
          </table:table-cell>
          <table:table-cell table:style-name="Default" office:value-type="string">
            <text:p>Electronic Arts, Inc.</text:p>
          </table:table-cell>
          <table:table-cell office:value-type="string">
            <text:p>Electronic Arts</text:p>
          </table:table-cell>
          <table:table-cell office:value-type="string">
            <text:p>Sports/Soccer</text:p>
          </table:table-cell>
          <table:table-cell office:value-type="string">
            <text:p>4.0</text:p>
          </table:table-cell>
          <table:table-cell office:value-type="string">
            <text:p>1-4 Players</text:p>
          </table:table-cell>
          <table:table-cell office:value-type="string">
            <text:p>Take your skills out of the stadium and into the street in EA's second installment of the FIFA Street franchise. FIFA Street 2 includes a new trick stick control mechanic, improved tricks, and a skill-testing juggle mechanic. You can dupe your opponent, juggle the ball on your knees and shoulders, and there are various new combos to show off. Pick from 20 teams from around the globe and watch over 300 of your favorite football stars duel it out in 4-on-4 match-ups. Select from 10 playable venues ranging from London's Westway Leisure Center to the sandy beaches of Brazil.****You can do quick matches (Play Now), change the looks and skills of players in the Creation Zone, and design your own venue. The main game modes include Friendly, Rule the Street (the career mode) and Skills Challenge where you can show off your football tricks. The career mode adds new goals in this version, based on acquiring a certain amount of skill points, scoring lots of goals, or scoring only with gamebreakers. You can select a radio station to play during the matches, mixing music with commentary.</text:p>
          </table:table-cell>
          <table:table-cell table:style-name="Default" table:formula="of:=CONCATENATE(&quot;&lt;game name=&quot;;CHAR(34);[.A176];CHAR(34);&quot;&gt; &lt;year&gt;&quot;;[.B176];&quot;&lt;/year&gt; &lt;rating&gt;&quot;;[.C176];&quot;&lt;/rating&gt; &lt;title&gt;&quot;;[.D176];&quot;&lt;/title&gt; &lt;pub&gt;&quot;;[.E176];&quot;&lt;/pub&gt; &lt;dev&gt;&quot;;[.F176];&quot;&lt;/dev&gt; &lt;genre&gt;&quot;;[.G176];&quot;&lt;/genre&gt; &lt;score&gt;&quot;;[.H176];&quot;&lt;/score&gt; &lt;player&gt;&quot;;[.I176];&quot;&lt;/player&gt; &lt;story&gt;&quot;;[.J176];&quot;&lt;/story&gt; &lt;/game&gt;&quot;)" office:value-type="string" office:string-value="&lt;game name=&quot;FIFA Street 2 (USA)&quot;&gt; &lt;year&gt;2006&lt;/year&gt; &lt;rating&gt;ESRB - E (Everyone)&lt;/rating&gt; &lt;title&gt;FIFA Street 2 &lt;/title&gt; &lt;pub&gt;Electronic Arts, Inc.&lt;/pub&gt; &lt;dev&gt;Electronic Arts&lt;/dev&gt; &lt;genre&gt;Sports/Soccer&lt;/genre&gt; &lt;score&gt;4.0&lt;/score&gt; &lt;player&gt;1-4 Players&lt;/player&gt; &lt;story&gt;Take your skills out of the stadium and into the street in EA's second installment of the FIFA Street franchise. FIFA Street 2 includes a new trick stick control mechanic, improved tricks, and a skill-testing juggle mechanic. You can dupe your opponent, juggle the ball on your knees and shoulders, and there are various new combos to show off. Pick from 20 teams from around the globe and watch over 300 of your favorite football stars duel it out in 4-on-4 match-ups. Select from 10 playable venues ranging from London's Westway Leisure Center to the sandy beaches of Brazil.****You can do quick matches (Play Now), change the looks and skills of players in the Creation Zone, and design your own venue. The main game modes include Friendly, Rule the Street (the career mode) and Skills Challenge where you can show off your football tricks. The career mode adds new goals in this version, based on acquiring a certain amount of skill points, scoring lots of goals, or scoring only with gamebreakers. You can select a radio station to play during the matches, mixing music with commentary.&lt;/story&gt; &lt;/game&gt;">
            <text:p>&lt;game name="FIFA Street 2 (USA)"&gt; &lt;year&gt;2006&lt;/year&gt; &lt;rating&gt;ESRB - E (Everyone)&lt;/rating&gt; &lt;title&gt;FIFA Street 2 &lt;/title&gt; &lt;pub&gt;Electronic Arts, Inc.&lt;/pub&gt; &lt;dev&gt;Electronic Arts&lt;/dev&gt; &lt;genre&gt;Sports/Soccer&lt;/genre&gt; &lt;score&gt;4.0&lt;/score&gt; &lt;player&gt;1-4 Players&lt;/player&gt; &lt;story&gt;Take your skills out of the stadium and into the street in EA's second installment of the FIFA Street franchise. FIFA Street 2 includes a new trick stick control mechanic, improved tricks, and a skill-testing juggle mechanic. You can dupe your opponent, juggle the ball on your knees and shoulders, and there are various new combos to show off. Pick from 20 teams from around the globe and watch over 300 of your favorite football stars duel it out in 4-on-4 match-ups. Select from 10 playable venues ranging from London's Westway Leisure Center to the sandy beaches of Brazil.****You can do quick matches (Play Now), change the looks and skills of players in the Creation Zone, and design your own venue. The main game modes include Friendly, Rule the Street (the career mode) and Skills Challenge where you can show off your football tricks. The career mode adds new goals in this version, based on acquiring a certain amount of skill points, scoring lots of goals, or scoring only with gamebreakers. You can select a radio station to play during the matches, mixing music with commentary.&lt;/story&gt; &lt;/game&gt;</text:p>
          </table:table-cell>
          <table:table-cell table:number-columns-repeated="1012"/>
        </table:table-row>
        <table:table-row table:style-name="ro1">
          <table:table-cell office:value-type="string">
            <text:p>Fight Night Round 2 (USA)</text:p>
          </table:table-cell>
          <table:table-cell office:value-type="float" office:value="2005">
            <text:p>2005</text:p>
          </table:table-cell>
          <table:table-cell office:value-type="string">
            <text:p>ESRB - T (Teen)</text:p>
          </table:table-cell>
          <table:table-cell office:value-type="string">
            <text:p>Fight Night Round 2 </text:p>
          </table:table-cell>
          <table:table-cell table:style-name="Default" office:value-type="string">
            <text:p>Electronic Arts, Inc.</text:p>
          </table:table-cell>
          <table:table-cell office:value-type="string">
            <text:p>Electronic Arts</text:p>
          </table:table-cell>
          <table:table-cell office:value-type="string">
            <text:p>Sports</text:p>
          </table:table-cell>
          <table:table-cell office:value-type="string">
            <text:p>4.3</text:p>
          </table:table-cell>
          <table:table-cell office:value-type="string">
            <text:p>1-2 Players</text:p>
          </table:table-cell>
          <table:table-cell office:value-type="string">
            <text:p>EA's Fight Night returns in its second installment. Once again, you can create a new boxer and start a career that begins as an amateur in a shady gym somewhere in Queens, NY and fight your way up to the top. Alternatively, you could relive the careers of some legendary boxers.****Of course, you could go for a simple match with either a computer or a live opponent.****Round 2 offers many new features, like fancy particle effects that show blood and sweat spraying into the camera in ultra slow-motion. The "Total Boxer Control", which lets you throw punches by making certain movements with the analog stick, has been improved. There are also many ways to customize the appearance of your character, up to the shaping of the cranium and ears.****The soundtrack consists of a dozen contemporary (but unfortunately edited) hip-hop tracks.****All the previous features are still there too: You can play online (now on Xbox too), and you can unlock more moves, clothes, and equipment as you proceed in career mode.****Also, included in the GameCube version is a port of the SNES game Super Punch-Out!!</text:p>
          </table:table-cell>
          <table:table-cell table:style-name="Default" table:formula="of:=CONCATENATE(&quot;&lt;game name=&quot;;CHAR(34);[.A177];CHAR(34);&quot;&gt; &lt;year&gt;&quot;;[.B177];&quot;&lt;/year&gt; &lt;rating&gt;&quot;;[.C177];&quot;&lt;/rating&gt; &lt;title&gt;&quot;;[.D177];&quot;&lt;/title&gt; &lt;pub&gt;&quot;;[.E177];&quot;&lt;/pub&gt; &lt;dev&gt;&quot;;[.F177];&quot;&lt;/dev&gt; &lt;genre&gt;&quot;;[.G177];&quot;&lt;/genre&gt; &lt;score&gt;&quot;;[.H177];&quot;&lt;/score&gt; &lt;player&gt;&quot;;[.I177];&quot;&lt;/player&gt; &lt;story&gt;&quot;;[.J177];&quot;&lt;/story&gt; &lt;/game&gt;&quot;)" office:value-type="string" office:string-value="&lt;game name=&quot;Fight Night Round 2 (USA)&quot;&gt; &lt;year&gt;2005&lt;/year&gt; &lt;rating&gt;ESRB - T (Teen)&lt;/rating&gt; &lt;title&gt;Fight Night Round 2 &lt;/title&gt; &lt;pub&gt;Electronic Arts, Inc.&lt;/pub&gt; &lt;dev&gt;Electronic Arts&lt;/dev&gt; &lt;genre&gt;Sports&lt;/genre&gt; &lt;score&gt;4.3&lt;/score&gt; &lt;player&gt;1-2 Players&lt;/player&gt; &lt;story&gt;EA's Fight Night returns in its second installment. Once again, you can create a new boxer and start a career that begins as an amateur in a shady gym somewhere in Queens, NY and fight your way up to the top. Alternatively, you could relive the careers of some legendary boxers.****Of course, you could go for a simple match with either a computer or a live opponent.****Round 2 offers many new features, like fancy particle effects that show blood and sweat spraying into the camera in ultra slow-motion. The &quot;Total Boxer Control&quot;, which lets you throw punches by making certain movements with the analog stick, has been improved. There are also many ways to customize the appearance of your character, up to the shaping of the cranium and ears.****The soundtrack consists of a dozen contemporary (but unfortunately edited) hip-hop tracks.****All the previous features are still there too: You can play online (now on Xbox too), and you can unlock more moves, clothes, and equipment as you proceed in career mode.****Also, included in the GameCube version is a port of the SNES game Super Punch-Out!!&lt;/story&gt; &lt;/game&gt;">
            <text:p>&lt;game name="Fight Night Round 2 (USA)"&gt; &lt;year&gt;2005&lt;/year&gt; &lt;rating&gt;ESRB - T (Teen)&lt;/rating&gt; &lt;title&gt;Fight Night Round 2 &lt;/title&gt; &lt;pub&gt;Electronic Arts, Inc.&lt;/pub&gt; &lt;dev&gt;Electronic Arts&lt;/dev&gt; &lt;genre&gt;Sports&lt;/genre&gt; &lt;score&gt;4.3&lt;/score&gt; &lt;player&gt;1-2 Players&lt;/player&gt; &lt;story&gt;EA's Fight Night returns in its second installment. Once again, you can create a new boxer and start a career that begins as an amateur in a shady gym somewhere in Queens, NY and fight your way up to the top. Alternatively, you could relive the careers of some legendary boxers.****Of course, you could go for a simple match with either a computer or a live opponent.****Round 2 offers many new features, like fancy particle effects that show blood and sweat spraying into the camera in ultra slow-motion. The "Total Boxer Control", which lets you throw punches by making certain movements with the analog stick, has been improved. There are also many ways to customize the appearance of your character, up to the shaping of the cranium and ears.****The soundtrack consists of a dozen contemporary (but unfortunately edited) hip-hop tracks.****All the previous features are still there too: You can play online (now on Xbox too), and you can unlock more moves, clothes, and equipment as you proceed in career mode.****Also, included in the GameCube version is a port of the SNES game Super Punch-Out!!&lt;/story&gt; &lt;/game&gt;</text:p>
          </table:table-cell>
          <table:table-cell table:number-columns-repeated="1012"/>
        </table:table-row>
        <table:table-row table:style-name="ro1">
          <table:table-cell office:value-type="string">
            <text:p>Final Fantasy - Crystal Chronicles (USA)</text:p>
          </table:table-cell>
          <table:table-cell office:value-type="float" office:value="2004">
            <text:p>2004</text:p>
          </table:table-cell>
          <table:table-cell office:value-type="string">
            <text:p>ESRB - T (Teen)</text:p>
          </table:table-cell>
          <table:table-cell office:value-type="string">
            <text:p>Final Fantasy - Crystal Chronicles </text:p>
          </table:table-cell>
          <table:table-cell table:style-name="Default" office:value-type="string">
            <text:p>Nintendo of America Inc.</text:p>
          </table:table-cell>
          <table:table-cell office:value-type="string">
            <text:p>Game Designers Studio, The</text:p>
          </table:table-cell>
          <table:table-cell office:value-type="string">
            <text:p>Role-Playing</text:p>
          </table:table-cell>
          <table:table-cell office:value-type="string">
            <text:p>3.8</text:p>
          </table:table-cell>
          <table:table-cell office:value-type="string">
            <text:p>1-4 Players</text:p>
          </table:table-cell>
          <table:table-cell office:value-type="string">
            <text:p>The world is enveloped in a poisonous vapor. Anyone who comes into contact with it must die. But humans have learned to develop a technology that would help them to protect themselves from the deadly vapor. The light of Crystals shines in small villages and in large towns. But those protective Crystals have to be refilled every year with the purifying Mana Water, otherwise their energy will extinguish. Every year, villages send four youths to retrieve the Mana Water that is hidden deep in dungeons and dangerous caves. ****Sounds like the story of the first Final Fantasy? The plot of this first Final Fantasy game for a Nintendo console since Final Fantasy VI goes back to the roots of the series, but the gameplay has changed a lot. Final Fantasy: Crystal Chronicles is an action, <text:s/>Zelda-style RPG. At the beginning of the game, the player chooses one of the four available character classes: magic-using Yulks, thief-like Selkies, gentle-natured Clavattes, and cute little Lilties. The game can be played with the chosen character in single-player mode, or, using the GBA-GC connection link, played with three other people, each controlling their own character.****Each character has both armor and a weapon that can be replaced by crafting a new one with the appropriate items in towns. Found in each monster-filled area are artifacts that raise statistic points until the end of the area, and upon completion one artifact can be kept to raise that stat permanently. In a multiplayer game players will be given secret objectives, and by completing their objective they have a chance at claiming first dibs on artifacts at the end of the area. Spells are also found in combat areas, though they can not be taken out of them. If spells are placed next to each other in the quick select list, or cast near each other in a multiplayer game, they will merge and become a more powerful spell. Finally in single player mode a moggle will take care of holding the "bucket" that pushes away the toxic miasma around the party, but in a multiplayer game one of the players will have to take up this ignoble task.</text:p>
          </table:table-cell>
          <table:table-cell table:style-name="Default" table:formula="of:=CONCATENATE(&quot;&lt;game name=&quot;;CHAR(34);[.A178];CHAR(34);&quot;&gt; &lt;year&gt;&quot;;[.B178];&quot;&lt;/year&gt; &lt;rating&gt;&quot;;[.C178];&quot;&lt;/rating&gt; &lt;title&gt;&quot;;[.D178];&quot;&lt;/title&gt; &lt;pub&gt;&quot;;[.E178];&quot;&lt;/pub&gt; &lt;dev&gt;&quot;;[.F178];&quot;&lt;/dev&gt; &lt;genre&gt;&quot;;[.G178];&quot;&lt;/genre&gt; &lt;score&gt;&quot;;[.H178];&quot;&lt;/score&gt; &lt;player&gt;&quot;;[.I178];&quot;&lt;/player&gt; &lt;story&gt;&quot;;[.J178];&quot;&lt;/story&gt; &lt;/game&gt;&quot;)" office:value-type="string" office:string-value="&lt;game name=&quot;Final Fantasy - Crystal Chronicles (USA)&quot;&gt; &lt;year&gt;2004&lt;/year&gt; &lt;rating&gt;ESRB - T (Teen)&lt;/rating&gt; &lt;title&gt;Final Fantasy - Crystal Chronicles &lt;/title&gt; &lt;pub&gt;Nintendo of America Inc.&lt;/pub&gt; &lt;dev&gt;Game Designers Studio, The&lt;/dev&gt; &lt;genre&gt;Role-Playing&lt;/genre&gt; &lt;score&gt;3.8&lt;/score&gt; &lt;player&gt;1-4 Players&lt;/player&gt; &lt;story&gt;The world is enveloped in a poisonous vapor. Anyone who comes into contact with it must die. But humans have learned to develop a technology that would help them to protect themselves from the deadly vapor. The light of Crystals shines in small villages and in large towns. But those protective Crystals have to be refilled every year with the purifying Mana Water, otherwise their energy will extinguish. Every year, villages send four youths to retrieve the Mana Water that is hidden deep in dungeons and dangerous caves. ****Sounds like the story of the first Final Fantasy? The plot of this first Final Fantasy game for a Nintendo console since Final Fantasy VI goes back to the roots of the series, but the gameplay has changed a lot. Final Fantasy: Crystal Chronicles is an action,  Zelda-style RPG. At the beginning of the game, the player chooses one of the four available character classes: magic-using Yulks, thief-like Selkies, gentle-natured Clavattes, and cute little Lilties. The game can be played with the chosen character in single-player mode, or, using the GBA-GC connection link, played with three other people, each controlling their own character.****Each character has both armor and a weapon that can be replaced by crafting a new one with the appropriate items in towns. Found in each monster-filled area are artifacts that raise statistic points until the end of the area, and upon completion one artifact can be kept to raise that stat permanently. In a multiplayer game players will be given secret objectives, and by completing their objective they have a chance at claiming first dibs on artifacts at the end of the area. Spells are also found in combat areas, though they can not be taken out of them. If spells are placed next to each other in the quick select list, or cast near each other in a multiplayer game, they will merge and become a more powerful spell. Finally in single player mode a moggle will take care of holding the &quot;bucket&quot; that pushes away the toxic miasma around the party, but in a multiplayer game one of the players will have to take up this ignoble task.&lt;/story&gt; &lt;/game&gt;">
            <text:p>&lt;game name="Final Fantasy - Crystal Chronicles (USA)"&gt; &lt;year&gt;2004&lt;/year&gt; &lt;rating&gt;ESRB - T (Teen)&lt;/rating&gt; &lt;title&gt;Final Fantasy - Crystal Chronicles &lt;/title&gt; &lt;pub&gt;Nintendo of America Inc.&lt;/pub&gt; &lt;dev&gt;Game Designers Studio, The&lt;/dev&gt; &lt;genre&gt;Role-Playing&lt;/genre&gt; &lt;score&gt;3.8&lt;/score&gt; &lt;player&gt;1-4 Players&lt;/player&gt; &lt;story&gt;The world is enveloped in a poisonous vapor. Anyone who comes into contact with it must die. But humans have learned to develop a technology that would help them to protect themselves from the deadly vapor. The light of Crystals shines in small villages and in large towns. But those protective Crystals have to be refilled every year with the purifying Mana Water, otherwise their energy will extinguish. Every year, villages send four youths to retrieve the Mana Water that is hidden deep in dungeons and dangerous caves. ****Sounds like the story of the first Final Fantasy? The plot of this first Final Fantasy game for a Nintendo console since Final Fantasy VI goes back to the roots of the series, but the gameplay has changed a lot. Final Fantasy: Crystal Chronicles is an action, <text:s/>Zelda-style RPG. At the beginning of the game, the player chooses one of the four available character classes: magic-using Yulks, thief-like Selkies, gentle-natured Clavattes, and cute little Lilties. The game can be played with the chosen character in single-player mode, or, using the GBA-GC connection link, played with three other people, each controlling their own character.****Each character has both armor and a weapon that can be replaced by crafting a new one with the appropriate items in towns. Found in each monster-filled area are artifacts that raise statistic points until the end of the area, and upon completion one artifact can be kept to raise that stat permanently. In a multiplayer game players will be given secret objectives, and by completing their objective they have a chance at claiming first dibs on artifacts at the end of the area. Spells are also found in combat areas, though they can not be taken out of them. If spells are placed next to each other in the quick select list, or cast near each other in a multiplayer game, they will merge and become a more powerful spell. Finally in single player mode a moggle will take care of holding the "bucket" that pushes away the toxic miasma around the party, but in a multiplayer game one of the players will have to take up this ignoble task.&lt;/story&gt; &lt;/game&gt;</text:p>
          </table:table-cell>
          <table:table-cell table:number-columns-repeated="1012"/>
        </table:table-row>
        <table:table-row table:style-name="ro1">
          <table:table-cell office:value-type="string">
            <text:p>Fire Emblem - Path of Radiance (USA)</text:p>
          </table:table-cell>
          <table:table-cell office:value-type="float" office:value="2005">
            <text:p>2005</text:p>
          </table:table-cell>
          <table:table-cell office:value-type="string">
            <text:p>ESRB - T (Teen)</text:p>
          </table:table-cell>
          <table:table-cell office:value-type="string">
            <text:p>Fire Emblem - Path of Radiance </text:p>
          </table:table-cell>
          <table:table-cell table:style-name="Default" office:value-type="string">
            <text:p>Nintendo of America Inc.</text:p>
          </table:table-cell>
          <table:table-cell office:value-type="string">
            <text:p>Intelligent Systems</text:p>
          </table:table-cell>
          <table:table-cell office:value-type="string">
            <text:p>Strategy</text:p>
          </table:table-cell>
          <table:table-cell office:value-type="string">
            <text:p>4.0</text:p>
          </table:table-cell>
          <table:table-cell office:value-type="string">
            <text:p>1 Player</text:p>
          </table:table-cell>
          <table:table-cell office:value-type="string">
            <text:p>Path of Radiance is the first installment in the Fire Emblem series to have 3D. Set on the Tellius continent, a soldier called Ike rescues the princess of Crimea and finds out that the Daein kingdom has invaded the country. He must guide her with his fellow mercenaries to Gallia. During the journey, the true reasons for the war are revealed.****You command your units across a 3D battlefield with turn-based mechanics. Each turn, you can only move a set amount of spaces over the grid. Turns can be used to visit locations, use items or attack enemies. Each battle is stats-based and has a specific objective. You do not fight yourself, instead you control the items and weapons to influence the stats, and make use of the enemies' weaknesses. The maps have different scenarios, where you have to rescue a certain character, create distractions to move past enemies, or kill certain foes.****The game is heavy on anime-styled story sequences. As with all Fire Emblem games, the characters are unique individuals that cannot be revived when they fall in battle. In order to continue with the story, only the team leaders need to survive. Characters can equip a range of weapons and possess magical abilities. Upon discovering 'hidden purposes', unique abilities can be acquired.</text:p>
          </table:table-cell>
          <table:table-cell table:style-name="Default" table:formula="of:=CONCATENATE(&quot;&lt;game name=&quot;;CHAR(34);[.A179];CHAR(34);&quot;&gt; &lt;year&gt;&quot;;[.B179];&quot;&lt;/year&gt; &lt;rating&gt;&quot;;[.C179];&quot;&lt;/rating&gt; &lt;title&gt;&quot;;[.D179];&quot;&lt;/title&gt; &lt;pub&gt;&quot;;[.E179];&quot;&lt;/pub&gt; &lt;dev&gt;&quot;;[.F179];&quot;&lt;/dev&gt; &lt;genre&gt;&quot;;[.G179];&quot;&lt;/genre&gt; &lt;score&gt;&quot;;[.H179];&quot;&lt;/score&gt; &lt;player&gt;&quot;;[.I179];&quot;&lt;/player&gt; &lt;story&gt;&quot;;[.J179];&quot;&lt;/story&gt; &lt;/game&gt;&quot;)" office:value-type="string" office:string-value="&lt;game name=&quot;Fire Emblem - Path of Radiance (USA)&quot;&gt; &lt;year&gt;2005&lt;/year&gt; &lt;rating&gt;ESRB - T (Teen)&lt;/rating&gt; &lt;title&gt;Fire Emblem - Path of Radiance &lt;/title&gt; &lt;pub&gt;Nintendo of America Inc.&lt;/pub&gt; &lt;dev&gt;Intelligent Systems&lt;/dev&gt; &lt;genre&gt;Strategy&lt;/genre&gt; &lt;score&gt;4.0&lt;/score&gt; &lt;player&gt;1 Player&lt;/player&gt; &lt;story&gt;Path of Radiance is the first installment in the Fire Emblem series to have 3D. Set on the Tellius continent, a soldier called Ike rescues the princess of Crimea and finds out that the Daein kingdom has invaded the country. He must guide her with his fellow mercenaries to Gallia. During the journey, the true reasons for the war are revealed.****You command your units across a 3D battlefield with turn-based mechanics. Each turn, you can only move a set amount of spaces over the grid. Turns can be used to visit locations, use items or attack enemies. Each battle is stats-based and has a specific objective. You do not fight yourself, instead you control the items and weapons to influence the stats, and make use of the enemies' weaknesses. The maps have different scenarios, where you have to rescue a certain character, create distractions to move past enemies, or kill certain foes.****The game is heavy on anime-styled story sequences. As with all Fire Emblem games, the characters are unique individuals that cannot be revived when they fall in battle. In order to continue with the story, only the team leaders need to survive. Characters can equip a range of weapons and possess magical abilities. Upon discovering 'hidden purposes', unique abilities can be acquired.&lt;/story&gt; &lt;/game&gt;">
            <text:p>&lt;game name="Fire Emblem - Path of Radiance (USA)"&gt; &lt;year&gt;2005&lt;/year&gt; &lt;rating&gt;ESRB - T (Teen)&lt;/rating&gt; &lt;title&gt;Fire Emblem - Path of Radiance &lt;/title&gt; &lt;pub&gt;Nintendo of America Inc.&lt;/pub&gt; &lt;dev&gt;Intelligent Systems&lt;/dev&gt; &lt;genre&gt;Strategy&lt;/genre&gt; &lt;score&gt;4.0&lt;/score&gt; &lt;player&gt;1 Player&lt;/player&gt; &lt;story&gt;Path of Radiance is the first installment in the Fire Emblem series to have 3D. Set on the Tellius continent, a soldier called Ike rescues the princess of Crimea and finds out that the Daein kingdom has invaded the country. He must guide her with his fellow mercenaries to Gallia. During the journey, the true reasons for the war are revealed.****You command your units across a 3D battlefield with turn-based mechanics. Each turn, you can only move a set amount of spaces over the grid. Turns can be used to visit locations, use items or attack enemies. Each battle is stats-based and has a specific objective. You do not fight yourself, instead you control the items and weapons to influence the stats, and make use of the enemies' weaknesses. The maps have different scenarios, where you have to rescue a certain character, create distractions to move past enemies, or kill certain foes.****The game is heavy on anime-styled story sequences. As with all Fire Emblem games, the characters are unique individuals that cannot be revived when they fall in battle. In order to continue with the story, only the team leaders need to survive. Characters can equip a range of weapons and possess magical abilities. Upon discovering 'hidden purposes', unique abilities can be acquired.&lt;/story&gt; &lt;/game&gt;</text:p>
          </table:table-cell>
          <table:table-cell table:number-columns-repeated="1012"/>
        </table:table-row>
        <table:table-row table:style-name="ro1">
          <table:table-cell office:value-type="string">
            <text:p>Fireblade (USA)</text:p>
          </table:table-cell>
          <table:table-cell office:value-type="float" office:value="2002">
            <text:p>2002</text:p>
          </table:table-cell>
          <table:table-cell office:value-type="string">
            <text:p>ESRB - T (Teen)</text:p>
          </table:table-cell>
          <table:table-cell office:value-type="string">
            <text:p>Fireblade </text:p>
          </table:table-cell>
          <table:table-cell table:style-name="Default" office:value-type="string">
            <text:p>Midway Games, Inc.</text:p>
          </table:table-cell>
          <table:table-cell office:value-type="string">
            <text:p>Kuju Entertainment</text:p>
          </table:table-cell>
          <table:table-cell office:value-type="string">
            <text:p>Action</text:p>
          </table:table-cell>
          <table:table-cell office:value-type="string">
            <text:p>3.7</text:p>
          </table:table-cell>
          <table:table-cell office:value-type="string">
            <text:p>1 Player</text:p>
          </table:table-cell>
          <table:table-cell office:value-type="string">
            <text:p>An elite anti-terrorist force, Fireblade has been mobilized to take care of a dangerous terrorist group known as "United Eastern States", who are plotting to develop weapons of mass destruction.****Piloting the powerful attack helicopter through various missions, you must take out a range of enemy units, from military bases hidden in the middle of nowhere to other attack craft (both air and ground based). The Fireblade includes a range of weapons to use during each mission, such as swarm missiles, cannons and homing missiles.</text:p>
          </table:table-cell>
          <table:table-cell table:style-name="Default" table:formula="of:=CONCATENATE(&quot;&lt;game name=&quot;;CHAR(34);[.A180];CHAR(34);&quot;&gt; &lt;year&gt;&quot;;[.B180];&quot;&lt;/year&gt; &lt;rating&gt;&quot;;[.C180];&quot;&lt;/rating&gt; &lt;title&gt;&quot;;[.D180];&quot;&lt;/title&gt; &lt;pub&gt;&quot;;[.E180];&quot;&lt;/pub&gt; &lt;dev&gt;&quot;;[.F180];&quot;&lt;/dev&gt; &lt;genre&gt;&quot;;[.G180];&quot;&lt;/genre&gt; &lt;score&gt;&quot;;[.H180];&quot;&lt;/score&gt; &lt;player&gt;&quot;;[.I180];&quot;&lt;/player&gt; &lt;story&gt;&quot;;[.J180];&quot;&lt;/story&gt; &lt;/game&gt;&quot;)" office:value-type="string" office:string-value="&lt;game name=&quot;Fireblade (USA)&quot;&gt; &lt;year&gt;2002&lt;/year&gt; &lt;rating&gt;ESRB - T (Teen)&lt;/rating&gt; &lt;title&gt;Fireblade &lt;/title&gt; &lt;pub&gt;Midway Games, Inc.&lt;/pub&gt; &lt;dev&gt;Kuju Entertainment&lt;/dev&gt; &lt;genre&gt;Action&lt;/genre&gt; &lt;score&gt;3.7&lt;/score&gt; &lt;player&gt;1 Player&lt;/player&gt; &lt;story&gt;An elite anti-terrorist force, Fireblade has been mobilized to take care of a dangerous terrorist group known as &quot;United Eastern States&quot;, who are plotting to develop weapons of mass destruction.****Piloting the powerful attack helicopter through various missions, you must take out a range of enemy units, from military bases hidden in the middle of nowhere to other attack craft (both air and ground based). The Fireblade includes a range of weapons to use during each mission, such as swarm missiles, cannons and homing missiles.&lt;/story&gt; &lt;/game&gt;">
            <text:p>&lt;game name="Fireblade (USA)"&gt; &lt;year&gt;2002&lt;/year&gt; &lt;rating&gt;ESRB - T (Teen)&lt;/rating&gt; &lt;title&gt;Fireblade &lt;/title&gt; &lt;pub&gt;Midway Games, Inc.&lt;/pub&gt; &lt;dev&gt;Kuju Entertainment&lt;/dev&gt; &lt;genre&gt;Action&lt;/genre&gt; &lt;score&gt;3.7&lt;/score&gt; &lt;player&gt;1 Player&lt;/player&gt; &lt;story&gt;An elite anti-terrorist force, Fireblade has been mobilized to take care of a dangerous terrorist group known as "United Eastern States", who are plotting to develop weapons of mass destruction.****Piloting the powerful attack helicopter through various missions, you must take out a range of enemy units, from military bases hidden in the middle of nowhere to other attack craft (both air and ground based). The Fireblade includes a range of weapons to use during each mission, such as swarm missiles, cannons and homing missiles.&lt;/story&gt; &lt;/game&gt;</text:p>
          </table:table-cell>
          <table:table-cell table:number-columns-repeated="1012"/>
        </table:table-row>
        <table:table-row table:style-name="ro1">
          <table:table-cell office:value-type="string">
            <text:p>Flushed Away (USA)</text:p>
          </table:table-cell>
          <table:table-cell office:value-type="float" office:value="2006">
            <text:p>2006</text:p>
          </table:table-cell>
          <table:table-cell office:value-type="string">
            <text:p>ESRB - E (Everyone)</text:p>
          </table:table-cell>
          <table:table-cell office:value-type="string">
            <text:p>Flushed Away </text:p>
          </table:table-cell>
          <table:table-cell table:style-name="Default" office:value-type="string">
            <text:p>D3Publisher of America, Inc.</text:p>
          </table:table-cell>
          <table:table-cell office:value-type="string">
            <text:p>Monkey Bar Games</text:p>
          </table:table-cell>
          <table:table-cell office:value-type="string">
            <text:p>Platform</text:p>
          </table:table-cell>
          <table:table-cell office:value-type="string">
            <text:p>3.1</text:p>
          </table:table-cell>
          <table:table-cell office:value-type="string">
            <text:p>1-2 Players</text:p>
          </table:table-cell>
          <table:table-cell office:value-type="string">
            <text:p>In this game, based on Aardman Animation's first computer animated movie with 3D graphics, you control a pair of rats: Roddy who is from the posh side of Kensington and gets flushed into the London sewers, and Rita who owns a boat on the sewer named the Jammy Dodger. The evil Toad wants to destroy the rat community of Ratropolis and you must thwart his plan and return Roddy home. Journey through the various settings from the movie in this 3D platformer with 10 levels while using weapons to vanquish foes. Roddy uses a toothpick as a fencing weapon while Rita can kick and use a bouncing bungee, and the boat has a crayon crossbow. There are power-ups such as Rita's Ruby, a fire extinguisher, and air cannon. There are also minigames you can play against a partner titled Rat Traps &amp; Crayons, Castle Siege and Pathfinder. They allow you to increase your health and unlock exclusive content by collecting and salvaging rare treasures.</text:p>
          </table:table-cell>
          <table:table-cell table:style-name="Default" table:formula="of:=CONCATENATE(&quot;&lt;game name=&quot;;CHAR(34);[.A181];CHAR(34);&quot;&gt; &lt;year&gt;&quot;;[.B181];&quot;&lt;/year&gt; &lt;rating&gt;&quot;;[.C181];&quot;&lt;/rating&gt; &lt;title&gt;&quot;;[.D181];&quot;&lt;/title&gt; &lt;pub&gt;&quot;;[.E181];&quot;&lt;/pub&gt; &lt;dev&gt;&quot;;[.F181];&quot;&lt;/dev&gt; &lt;genre&gt;&quot;;[.G181];&quot;&lt;/genre&gt; &lt;score&gt;&quot;;[.H181];&quot;&lt;/score&gt; &lt;player&gt;&quot;;[.I181];&quot;&lt;/player&gt; &lt;story&gt;&quot;;[.J181];&quot;&lt;/story&gt; &lt;/game&gt;&quot;)" office:value-type="string" office:string-value="&lt;game name=&quot;Flushed Away (USA)&quot;&gt; &lt;year&gt;2006&lt;/year&gt; &lt;rating&gt;ESRB - E (Everyone)&lt;/rating&gt; &lt;title&gt;Flushed Away &lt;/title&gt; &lt;pub&gt;D3Publisher of America, Inc.&lt;/pub&gt; &lt;dev&gt;Monkey Bar Games&lt;/dev&gt; &lt;genre&gt;Platform&lt;/genre&gt; &lt;score&gt;3.1&lt;/score&gt; &lt;player&gt;1-2 Players&lt;/player&gt; &lt;story&gt;In this game, based on Aardman Animation's first computer animated movie with 3D graphics, you control a pair of rats: Roddy who is from the posh side of Kensington and gets flushed into the London sewers, and Rita who owns a boat on the sewer named the Jammy Dodger. The evil Toad wants to destroy the rat community of Ratropolis and you must thwart his plan and return Roddy home. Journey through the various settings from the movie in this 3D platformer with 10 levels while using weapons to vanquish foes. Roddy uses a toothpick as a fencing weapon while Rita can kick and use a bouncing bungee, and the boat has a crayon crossbow. There are power-ups such as Rita's Ruby, a fire extinguisher, and air cannon. There are also minigames you can play against a partner titled Rat Traps &amp; Crayons, Castle Siege and Pathfinder. They allow you to increase your health and unlock exclusive content by collecting and salvaging rare treasures.&lt;/story&gt; &lt;/game&gt;">
            <text:p>&lt;game name="Flushed Away (USA)"&gt; &lt;year&gt;2006&lt;/year&gt; &lt;rating&gt;ESRB - E (Everyone)&lt;/rating&gt; &lt;title&gt;Flushed Away &lt;/title&gt; &lt;pub&gt;D3Publisher of America, Inc.&lt;/pub&gt; &lt;dev&gt;Monkey Bar Games&lt;/dev&gt; &lt;genre&gt;Platform&lt;/genre&gt; &lt;score&gt;3.1&lt;/score&gt; &lt;player&gt;1-2 Players&lt;/player&gt; &lt;story&gt;In this game, based on Aardman Animation's first computer animated movie with 3D graphics, you control a pair of rats: Roddy who is from the posh side of Kensington and gets flushed into the London sewers, and Rita who owns a boat on the sewer named the Jammy Dodger. The evil Toad wants to destroy the rat community of Ratropolis and you must thwart his plan and return Roddy home. Journey through the various settings from the movie in this 3D platformer with 10 levels while using weapons to vanquish foes. Roddy uses a toothpick as a fencing weapon while Rita can kick and use a bouncing bungee, and the boat has a crayon crossbow. There are power-ups such as Rita's Ruby, a fire extinguisher, and air cannon. There are also minigames you can play against a partner titled Rat Traps &amp; Crayons, Castle Siege and Pathfinder. They allow you to increase your health and unlock exclusive content by collecting and salvaging rare treasures.&lt;/story&gt; &lt;/game&gt;</text:p>
          </table:table-cell>
          <table:table-cell table:number-columns-repeated="1012"/>
        </table:table-row>
        <table:table-row table:style-name="ro1">
          <table:table-cell office:value-type="string">
            <text:p>Franklin - A Birthday Surprise (Europe)</text:p>
          </table:table-cell>
          <table:table-cell office:value-type="float" office:value="2006">
            <text:p>2006</text:p>
          </table:table-cell>
          <table:table-cell office:value-type="string">
            <text:p>ESRB - E (Everyone)</text:p>
          </table:table-cell>
          <table:table-cell office:value-type="string">
            <text:p>Franklin - A Birthday Surprise </text:p>
          </table:table-cell>
          <table:table-cell table:style-name="Default" office:value-type="string">
            <text:p>The Game Factory</text:p>
          </table:table-cell>
          <table:table-cell office:value-type="string">
            <text:p>Neko Entertainment</text:p>
          </table:table-cell>
          <table:table-cell office:value-type="string">
            <text:p>Miscellaneous</text:p>
          </table:table-cell>
          <table:table-cell office:value-type="string">
            <text:p>3.3</text:p>
          </table:table-cell>
          <table:table-cell office:value-type="string">
            <text:p>1 Player</text:p>
          </table:table-cell>
          <table:table-cell office:value-type="string">
            <text:p>Discover the wonderful world of Franklin in 10 great platform levels! **Unlock the 10 arcade-type mini-games and replay them whenever you want in single or multi-player option **The game has two exciting game modes: Adventure mode and Battle mode **Play &amp; interact with the beloved characters from Franklin's universe: Franklin the Turtle, his good friends Bear and Beaver and Franklin's mother. **Set in a 3D environment, whilst remaining true to the original look &amp; personality of theFranklin the Turtle TV series </text:p>
          </table:table-cell>
          <table:table-cell table:style-name="Default" table:formula="of:=CONCATENATE(&quot;&lt;game name=&quot;;CHAR(34);[.A182];CHAR(34);&quot;&gt; &lt;year&gt;&quot;;[.B182];&quot;&lt;/year&gt; &lt;rating&gt;&quot;;[.C182];&quot;&lt;/rating&gt; &lt;title&gt;&quot;;[.D182];&quot;&lt;/title&gt; &lt;pub&gt;&quot;;[.E182];&quot;&lt;/pub&gt; &lt;dev&gt;&quot;;[.F182];&quot;&lt;/dev&gt; &lt;genre&gt;&quot;;[.G182];&quot;&lt;/genre&gt; &lt;score&gt;&quot;;[.H182];&quot;&lt;/score&gt; &lt;player&gt;&quot;;[.I182];&quot;&lt;/player&gt; &lt;story&gt;&quot;;[.J182];&quot;&lt;/story&gt; &lt;/game&gt;&quot;)" office:value-type="string" office:string-value="&lt;game name=&quot;Franklin - A Birthday Surprise (Europe)&quot;&gt; &lt;year&gt;2006&lt;/year&gt; &lt;rating&gt;ESRB - E (Everyone)&lt;/rating&gt; &lt;title&gt;Franklin - A Birthday Surprise &lt;/title&gt; &lt;pub&gt;The Game Factory&lt;/pub&gt; &lt;dev&gt;Neko Entertainment&lt;/dev&gt; &lt;genre&gt;Miscellaneous&lt;/genre&gt; &lt;score&gt;3.3&lt;/score&gt; &lt;player&gt;1 Player&lt;/player&gt; &lt;story&gt;Discover the wonderful world of Franklin in 10 great platform levels! **Unlock the 10 arcade-type mini-games and replay them whenever you want in single or multi-player option **The game has two exciting game modes: Adventure mode and Battle mode **Play &amp; interact with the beloved characters from Franklin's universe: Franklin the Turtle, his good friends Bear and Beaver and Franklin's mother. **Set in a 3D environment, whilst remaining true to the original look &amp; personality of theFranklin the Turtle TV series &lt;/story&gt; &lt;/game&gt;">
            <text:p>&lt;game name="Franklin - A Birthday Surprise (Europe)"&gt; &lt;year&gt;2006&lt;/year&gt; &lt;rating&gt;ESRB - E (Everyone)&lt;/rating&gt; &lt;title&gt;Franklin - A Birthday Surprise &lt;/title&gt; &lt;pub&gt;The Game Factory&lt;/pub&gt; &lt;dev&gt;Neko Entertainment&lt;/dev&gt; &lt;genre&gt;Miscellaneous&lt;/genre&gt; &lt;score&gt;3.3&lt;/score&gt; &lt;player&gt;1 Player&lt;/player&gt; &lt;story&gt;Discover the wonderful world of Franklin in 10 great platform levels! **Unlock the 10 arcade-type mini-games and replay them whenever you want in single or multi-player option **The game has two exciting game modes: Adventure mode and Battle mode **Play &amp; interact with the beloved characters from Franklin's universe: Franklin the Turtle, his good friends Bear and Beaver and Franklin's mother. **Set in a 3D environment, whilst remaining true to the original look &amp; personality of theFranklin the Turtle TV series &lt;/story&gt; &lt;/game&gt;</text:p>
          </table:table-cell>
          <table:table-cell table:number-columns-repeated="1012"/>
        </table:table-row>
        <table:table-row table:style-name="ro1">
          <table:table-cell office:value-type="string">
            <text:p>Freaky Flyers (USA) (Disc 1)</text:p>
          </table:table-cell>
          <table:table-cell office:value-type="float" office:value="2003">
            <text:p>2003</text:p>
          </table:table-cell>
          <table:table-cell office:value-type="string">
            <text:p>ESRB - T (Teen)</text:p>
          </table:table-cell>
          <table:table-cell office:value-type="string">
            <text:p>Freaky Flyers <text:s/>Disk 1</text:p>
          </table:table-cell>
          <table:table-cell table:style-name="Default" office:value-type="string">
            <text:p>Midway Home Entertainment, Inc.</text:p>
          </table:table-cell>
          <table:table-cell office:value-type="string">
            <text:p>Midway</text:p>
          </table:table-cell>
          <table:table-cell office:value-type="string">
            <text:p>Driving</text:p>
          </table:table-cell>
          <table:table-cell office:value-type="string">
            <text:p>3.6</text:p>
          </table:table-cell>
          <table:table-cell office:value-type="string">
            <text:p>1-2 Players</text:p>
          </table:table-cell>
          <table:table-cell office:value-type="string">
            <text:p>This cartoon style racing game replaces the usual kart formula with planes (and all sorts of flying technology, such as UFO's, flying carpets and plenty more). ****Choose from one of the many different, and wacky, characters and take to the sky over various locations, each with its own set of obstacles and shortcuts. Each character has a different level of ability (for example, one may be highly accurate in cornering but slow, while another is much faster but less responsive in turning).****Apart from the usual race modes, you can also take on a 4 player race (split-screen only).</text:p>
          </table:table-cell>
          <table:table-cell table:style-name="Default" table:formula="of:=CONCATENATE(&quot;&lt;game name=&quot;;CHAR(34);[.A183];CHAR(34);&quot;&gt; &lt;year&gt;&quot;;[.B183];&quot;&lt;/year&gt; &lt;rating&gt;&quot;;[.C183];&quot;&lt;/rating&gt; &lt;title&gt;&quot;;[.D183];&quot;&lt;/title&gt; &lt;pub&gt;&quot;;[.E183];&quot;&lt;/pub&gt; &lt;dev&gt;&quot;;[.F183];&quot;&lt;/dev&gt; &lt;genre&gt;&quot;;[.G183];&quot;&lt;/genre&gt; &lt;score&gt;&quot;;[.H183];&quot;&lt;/score&gt; &lt;player&gt;&quot;;[.I183];&quot;&lt;/player&gt; &lt;story&gt;&quot;;[.J183];&quot;&lt;/story&gt; &lt;/game&gt;&quot;)" office:value-type="string" office:string-value="&lt;game name=&quot;Freaky Flyers (USA) (Disc 1)&quot;&gt; &lt;year&gt;2003&lt;/year&gt; &lt;rating&gt;ESRB - T (Teen)&lt;/rating&gt; &lt;title&gt;Freaky Flyers  Disk 1&lt;/title&gt; &lt;pub&gt;Midway Home Entertainment, Inc.&lt;/pub&gt; &lt;dev&gt;Midway&lt;/dev&gt; &lt;genre&gt;Driving&lt;/genre&gt; &lt;score&gt;3.6&lt;/score&gt; &lt;player&gt;1-2 Players&lt;/player&gt; &lt;story&gt;This cartoon style racing game replaces the usual kart formula with planes (and all sorts of flying technology, such as UFO's, flying carpets and plenty more). ****Choose from one of the many different, and wacky, characters and take to the sky over various locations, each with its own set of obstacles and shortcuts. Each character has a different level of ability (for example, one may be highly accurate in cornering but slow, while another is much faster but less responsive in turning).****Apart from the usual race modes, you can also take on a 4 player race (split-screen only).&lt;/story&gt; &lt;/game&gt;">
            <text:p>&lt;game name="Freaky Flyers (USA) (Disc 1)"&gt; &lt;year&gt;2003&lt;/year&gt; &lt;rating&gt;ESRB - T (Teen)&lt;/rating&gt; &lt;title&gt;Freaky Flyers <text:s/>Disk 1&lt;/title&gt; &lt;pub&gt;Midway Home Entertainment, Inc.&lt;/pub&gt; &lt;dev&gt;Midway&lt;/dev&gt; &lt;genre&gt;Driving&lt;/genre&gt; &lt;score&gt;3.6&lt;/score&gt; &lt;player&gt;1-2 Players&lt;/player&gt; &lt;story&gt;This cartoon style racing game replaces the usual kart formula with planes (and all sorts of flying technology, such as UFO's, flying carpets and plenty more). ****Choose from one of the many different, and wacky, characters and take to the sky over various locations, each with its own set of obstacles and shortcuts. Each character has a different level of ability (for example, one may be highly accurate in cornering but slow, while another is much faster but less responsive in turning).****Apart from the usual race modes, you can also take on a 4 player race (split-screen only).&lt;/story&gt; &lt;/game&gt;</text:p>
          </table:table-cell>
          <table:table-cell table:number-columns-repeated="1012"/>
        </table:table-row>
        <table:table-row table:style-name="ro1">
          <table:table-cell office:value-type="string">
            <text:p>Freaky Flyers (USA) (Disc 2)</text:p>
          </table:table-cell>
          <table:table-cell office:value-type="float" office:value="2003">
            <text:p>2003</text:p>
          </table:table-cell>
          <table:table-cell office:value-type="string">
            <text:p>ESRB - T (Teen)</text:p>
          </table:table-cell>
          <table:table-cell office:value-type="string">
            <text:p>Freaky Flyers <text:s/>Disk 2</text:p>
          </table:table-cell>
          <table:table-cell table:style-name="Default" office:value-type="string">
            <text:p>Midway Home Entertainment, Inc.</text:p>
          </table:table-cell>
          <table:table-cell office:value-type="string">
            <text:p>Midway</text:p>
          </table:table-cell>
          <table:table-cell office:value-type="string">
            <text:p>Driving</text:p>
          </table:table-cell>
          <table:table-cell office:value-type="string">
            <text:p>3.6</text:p>
          </table:table-cell>
          <table:table-cell office:value-type="string">
            <text:p>1-2 Players</text:p>
          </table:table-cell>
          <table:table-cell office:value-type="string">
            <text:p>This cartoon style racing game replaces the usual kart formula with planes (and all sorts of flying technology, such as UFO's, flying carpets and plenty more). ****Choose from one of the many different, and wacky, characters and take to the sky over various locations, each with its own set of obstacles and shortcuts. Each character has a different level of ability (for example, one may be highly accurate in cornering but slow, while another is much faster but less responsive in turning).****Apart from the usual race modes, you can also take on a 4 player race (split-screen only).</text:p>
          </table:table-cell>
          <table:table-cell table:style-name="Default" table:formula="of:=CONCATENATE(&quot;&lt;game name=&quot;;CHAR(34);[.A184];CHAR(34);&quot;&gt; &lt;year&gt;&quot;;[.B184];&quot;&lt;/year&gt; &lt;rating&gt;&quot;;[.C184];&quot;&lt;/rating&gt; &lt;title&gt;&quot;;[.D184];&quot;&lt;/title&gt; &lt;pub&gt;&quot;;[.E184];&quot;&lt;/pub&gt; &lt;dev&gt;&quot;;[.F184];&quot;&lt;/dev&gt; &lt;genre&gt;&quot;;[.G184];&quot;&lt;/genre&gt; &lt;score&gt;&quot;;[.H184];&quot;&lt;/score&gt; &lt;player&gt;&quot;;[.I184];&quot;&lt;/player&gt; &lt;story&gt;&quot;;[.J184];&quot;&lt;/story&gt; &lt;/game&gt;&quot;)" office:value-type="string" office:string-value="&lt;game name=&quot;Freaky Flyers (USA) (Disc 2)&quot;&gt; &lt;year&gt;2003&lt;/year&gt; &lt;rating&gt;ESRB - T (Teen)&lt;/rating&gt; &lt;title&gt;Freaky Flyers  Disk 2&lt;/title&gt; &lt;pub&gt;Midway Home Entertainment, Inc.&lt;/pub&gt; &lt;dev&gt;Midway&lt;/dev&gt; &lt;genre&gt;Driving&lt;/genre&gt; &lt;score&gt;3.6&lt;/score&gt; &lt;player&gt;1-2 Players&lt;/player&gt; &lt;story&gt;This cartoon style racing game replaces the usual kart formula with planes (and all sorts of flying technology, such as UFO's, flying carpets and plenty more). ****Choose from one of the many different, and wacky, characters and take to the sky over various locations, each with its own set of obstacles and shortcuts. Each character has a different level of ability (for example, one may be highly accurate in cornering but slow, while another is much faster but less responsive in turning).****Apart from the usual race modes, you can also take on a 4 player race (split-screen only).&lt;/story&gt; &lt;/game&gt;">
            <text:p>&lt;game name="Freaky Flyers (USA) (Disc 2)"&gt; &lt;year&gt;2003&lt;/year&gt; &lt;rating&gt;ESRB - T (Teen)&lt;/rating&gt; &lt;title&gt;Freaky Flyers <text:s/>Disk 2&lt;/title&gt; &lt;pub&gt;Midway Home Entertainment, Inc.&lt;/pub&gt; &lt;dev&gt;Midway&lt;/dev&gt; &lt;genre&gt;Driving&lt;/genre&gt; &lt;score&gt;3.6&lt;/score&gt; &lt;player&gt;1-2 Players&lt;/player&gt; &lt;story&gt;This cartoon style racing game replaces the usual kart formula with planes (and all sorts of flying technology, such as UFO's, flying carpets and plenty more). ****Choose from one of the many different, and wacky, characters and take to the sky over various locations, each with its own set of obstacles and shortcuts. Each character has a different level of ability (for example, one may be highly accurate in cornering but slow, while another is much faster but less responsive in turning).****Apart from the usual race modes, you can also take on a 4 player race (split-screen only).&lt;/story&gt; &lt;/game&gt;</text:p>
          </table:table-cell>
          <table:table-cell table:number-columns-repeated="1012"/>
        </table:table-row>
        <table:table-row table:style-name="ro1">
          <table:table-cell office:value-type="string">
            <text:p>Freedom Fighters (USA)</text:p>
          </table:table-cell>
          <table:table-cell office:value-type="float" office:value="2003">
            <text:p>2003</text:p>
          </table:table-cell>
          <table:table-cell office:value-type="string">
            <text:p>ESRB - T (Teen)</text:p>
          </table:table-cell>
          <table:table-cell office:value-type="string">
            <text:p>Freedom Fighters </text:p>
          </table:table-cell>
          <table:table-cell table:style-name="Default" office:value-type="string">
            <text:p>Electronic Arts, Inc.</text:p>
          </table:table-cell>
          <table:table-cell office:value-type="string">
            <text:p>IO Interactive</text:p>
          </table:table-cell>
          <table:table-cell office:value-type="string">
            <text:p>Action</text:p>
          </table:table-cell>
          <table:table-cell office:value-type="string">
            <text:p>4.2</text:p>
          </table:table-cell>
          <table:table-cell office:value-type="string">
            <text:p>1-4 Players</text:p>
          </table:table-cell>
          <table:table-cell office:value-type="string">
            <text:p>The Soviet Union has invaded New York City! Chris Stone is just a plumber, and he's willing to live out his life normally even after the occupation... Until the Soviets picked up his brother Troy and charged him of being a terrorist (i.e. freedom fighter). Now Chris must contact the REAL freedom fighters, get his brother out, and eventually, drive the invaders out of New York!****Freedom Fighters is a 3rd person shooter with squad-based tactics, with a variety of typical weapons such as pistol, revolver, assault rifle, sub machine gun, shotgun, rocket launcher, grenade, and so on. As you proceed further in the game, you can control more and more people in your squad, until you end up with up to a dozen different freedom fighters all fighting alongside you in your quest to drive out the invaders.</text:p>
          </table:table-cell>
          <table:table-cell table:style-name="Default" table:formula="of:=CONCATENATE(&quot;&lt;game name=&quot;;CHAR(34);[.A185];CHAR(34);&quot;&gt; &lt;year&gt;&quot;;[.B185];&quot;&lt;/year&gt; &lt;rating&gt;&quot;;[.C185];&quot;&lt;/rating&gt; &lt;title&gt;&quot;;[.D185];&quot;&lt;/title&gt; &lt;pub&gt;&quot;;[.E185];&quot;&lt;/pub&gt; &lt;dev&gt;&quot;;[.F185];&quot;&lt;/dev&gt; &lt;genre&gt;&quot;;[.G185];&quot;&lt;/genre&gt; &lt;score&gt;&quot;;[.H185];&quot;&lt;/score&gt; &lt;player&gt;&quot;;[.I185];&quot;&lt;/player&gt; &lt;story&gt;&quot;;[.J185];&quot;&lt;/story&gt; &lt;/game&gt;&quot;)" office:value-type="string" office:string-value="&lt;game name=&quot;Freedom Fighters (USA)&quot;&gt; &lt;year&gt;2003&lt;/year&gt; &lt;rating&gt;ESRB - T (Teen)&lt;/rating&gt; &lt;title&gt;Freedom Fighters &lt;/title&gt; &lt;pub&gt;Electronic Arts, Inc.&lt;/pub&gt; &lt;dev&gt;IO Interactive&lt;/dev&gt; &lt;genre&gt;Action&lt;/genre&gt; &lt;score&gt;4.2&lt;/score&gt; &lt;player&gt;1-4 Players&lt;/player&gt; &lt;story&gt;The Soviet Union has invaded New York City! Chris Stone is just a plumber, and he's willing to live out his life normally even after the occupation... Until the Soviets picked up his brother Troy and charged him of being a terrorist (i.e. freedom fighter). Now Chris must contact the REAL freedom fighters, get his brother out, and eventually, drive the invaders out of New York!****Freedom Fighters is a 3rd person shooter with squad-based tactics, with a variety of typical weapons such as pistol, revolver, assault rifle, sub machine gun, shotgun, rocket launcher, grenade, and so on. As you proceed further in the game, you can control more and more people in your squad, until you end up with up to a dozen different freedom fighters all fighting alongside you in your quest to drive out the invaders.&lt;/story&gt; &lt;/game&gt;">
            <text:p>&lt;game name="Freedom Fighters (USA)"&gt; &lt;year&gt;2003&lt;/year&gt; &lt;rating&gt;ESRB - T (Teen)&lt;/rating&gt; &lt;title&gt;Freedom Fighters &lt;/title&gt; &lt;pub&gt;Electronic Arts, Inc.&lt;/pub&gt; &lt;dev&gt;IO Interactive&lt;/dev&gt; &lt;genre&gt;Action&lt;/genre&gt; &lt;score&gt;4.2&lt;/score&gt; &lt;player&gt;1-4 Players&lt;/player&gt; &lt;story&gt;The Soviet Union has invaded New York City! Chris Stone is just a plumber, and he's willing to live out his life normally even after the occupation... Until the Soviets picked up his brother Troy and charged him of being a terrorist (i.e. freedom fighter). Now Chris must contact the REAL freedom fighters, get his brother out, and eventually, drive the invaders out of New York!****Freedom Fighters is a 3rd person shooter with squad-based tactics, with a variety of typical weapons such as pistol, revolver, assault rifle, sub machine gun, shotgun, rocket launcher, grenade, and so on. As you proceed further in the game, you can control more and more people in your squad, until you end up with up to a dozen different freedom fighters all fighting alongside you in your quest to drive out the invaders.&lt;/story&gt; &lt;/game&gt;</text:p>
          </table:table-cell>
          <table:table-cell table:number-columns-repeated="1012"/>
        </table:table-row>
        <table:table-row table:style-name="ro1">
          <table:table-cell office:value-type="string">
            <text:p>Freekstyle (USA)</text:p>
          </table:table-cell>
          <table:table-cell office:value-type="float" office:value="2002">
            <text:p>2002</text:p>
          </table:table-cell>
          <table:table-cell office:value-type="string">
            <text:p>ESRB - E (Everyone)</text:p>
          </table:table-cell>
          <table:table-cell office:value-type="string">
            <text:p>Freekstyle </text:p>
          </table:table-cell>
          <table:table-cell table:style-name="Default" office:value-type="string">
            <text:p>Electronic Arts, Inc.</text:p>
          </table:table-cell>
          <table:table-cell office:value-type="string">
            <text:p>Page 44 Studios</text:p>
          </table:table-cell>
          <table:table-cell office:value-type="string">
            <text:p>Motorcycle</text:p>
          </table:table-cell>
          <table:table-cell office:value-type="string">
            <text:p>3.7</text:p>
          </table:table-cell>
          <table:table-cell office:value-type="string">
            <text:p>1-2 Players</text:p>
          </table:table-cell>
          <table:table-cell office:value-type="string">
            <text:p>Freekstyle is a EA Sports' take on motocross racing. <text:s/>This game is all about going fast and doing cool tricks. <text:s/>There are essentially two games here: first there is a straightforward racing game, where you race three laps around a circuit and attempt to finish first. <text:s/>The second part of the game is a freestyle competition, where you perform tricks to score points, and attempt to rack up the biggest total.****The racing game, or "Freekstyle" mode, combines racing and tricks. <text:s/>You will race around a circuit track, and attempt to perform tricks at the big jumps you encounter along the way. <text:s/>Performing tricks fills your boost meter, which then gives you a speed boost you can use at your discretion. <text:s/>If you perform enough tricks, eventually you can break into "freakout" mode, where you can travel at ludicrous speed.****Freekstyle features the voices and likeness of several real-life motocross stars.</text:p>
          </table:table-cell>
          <table:table-cell table:style-name="Default" table:formula="of:=CONCATENATE(&quot;&lt;game name=&quot;;CHAR(34);[.A186];CHAR(34);&quot;&gt; &lt;year&gt;&quot;;[.B186];&quot;&lt;/year&gt; &lt;rating&gt;&quot;;[.C186];&quot;&lt;/rating&gt; &lt;title&gt;&quot;;[.D186];&quot;&lt;/title&gt; &lt;pub&gt;&quot;;[.E186];&quot;&lt;/pub&gt; &lt;dev&gt;&quot;;[.F186];&quot;&lt;/dev&gt; &lt;genre&gt;&quot;;[.G186];&quot;&lt;/genre&gt; &lt;score&gt;&quot;;[.H186];&quot;&lt;/score&gt; &lt;player&gt;&quot;;[.I186];&quot;&lt;/player&gt; &lt;story&gt;&quot;;[.J186];&quot;&lt;/story&gt; &lt;/game&gt;&quot;)" office:value-type="string" office:string-value="&lt;game name=&quot;Freekstyle (USA)&quot;&gt; &lt;year&gt;2002&lt;/year&gt; &lt;rating&gt;ESRB - E (Everyone)&lt;/rating&gt; &lt;title&gt;Freekstyle &lt;/title&gt; &lt;pub&gt;Electronic Arts, Inc.&lt;/pub&gt; &lt;dev&gt;Page 44 Studios&lt;/dev&gt; &lt;genre&gt;Motorcycle&lt;/genre&gt; &lt;score&gt;3.7&lt;/score&gt; &lt;player&gt;1-2 Players&lt;/player&gt; &lt;story&gt;Freekstyle is a EA Sports' take on motocross racing.  This game is all about going fast and doing cool tricks.  There are essentially two games here: first there is a straightforward racing game, where you race three laps around a circuit and attempt to finish first.  The second part of the game is a freestyle competition, where you perform tricks to score points, and attempt to rack up the biggest total.****The racing game, or &quot;Freekstyle&quot; mode, combines racing and tricks.  You will race around a circuit track, and attempt to perform tricks at the big jumps you encounter along the way.  Performing tricks fills your boost meter, which then gives you a speed boost you can use at your discretion.  If you perform enough tricks, eventually you can break into &quot;freakout&quot; mode, where you can travel at ludicrous speed.****Freekstyle features the voices and likeness of several real-life motocross stars.&lt;/story&gt; &lt;/game&gt;">
            <text:p>&lt;game name="Freekstyle (USA)"&gt; &lt;year&gt;2002&lt;/year&gt; &lt;rating&gt;ESRB - E (Everyone)&lt;/rating&gt; &lt;title&gt;Freekstyle &lt;/title&gt; &lt;pub&gt;Electronic Arts, Inc.&lt;/pub&gt; &lt;dev&gt;Page 44 Studios&lt;/dev&gt; &lt;genre&gt;Motorcycle&lt;/genre&gt; &lt;score&gt;3.7&lt;/score&gt; &lt;player&gt;1-2 Players&lt;/player&gt; &lt;story&gt;Freekstyle is a EA Sports' take on motocross racing. <text:s/>This game is all about going fast and doing cool tricks. <text:s/>There are essentially two games here: first there is a straightforward racing game, where you race three laps around a circuit and attempt to finish first. <text:s/>The second part of the game is a freestyle competition, where you perform tricks to score points, and attempt to rack up the biggest total.****The racing game, or "Freekstyle" mode, combines racing and tricks. <text:s/>You will race around a circuit track, and attempt to perform tricks at the big jumps you encounter along the way. <text:s/>Performing tricks fills your boost meter, which then gives you a speed boost you can use at your discretion. <text:s/>If you perform enough tricks, eventually you can break into "freakout" mode, where you can travel at ludicrous speed.****Freekstyle features the voices and likeness of several real-life motocross stars.&lt;/story&gt; &lt;/game&gt;</text:p>
          </table:table-cell>
          <table:table-cell table:number-columns-repeated="1012"/>
        </table:table-row>
        <table:table-row table:style-name="ro1">
          <table:table-cell office:value-type="string">
            <text:p>Freestyle MetalX (USA)</text:p>
          </table:table-cell>
          <table:table-cell office:value-type="float" office:value="2003">
            <text:p>2003</text:p>
          </table:table-cell>
          <table:table-cell office:value-type="string">
            <text:p>ESRB - T (Teen)</text:p>
          </table:table-cell>
          <table:table-cell office:value-type="string">
            <text:p>Freestyle MetalX </text:p>
          </table:table-cell>
          <table:table-cell table:style-name="Default" office:value-type="string">
            <text:p>Midway Games, Inc.</text:p>
          </table:table-cell>
          <table:table-cell office:value-type="string">
            <text:p>Deibus Studios</text:p>
          </table:table-cell>
          <table:table-cell office:value-type="string">
            <text:p>Motorcycle</text:p>
          </table:table-cell>
          <table:table-cell office:value-type="string">
            <text:p>3.7</text:p>
          </table:table-cell>
          <table:table-cell office:value-type="string">
            <text:p>1-4 Players</text:p>
          </table:table-cell>
          <table:table-cell office:value-type="string">
            <text:p>Freestyle MetalX is, as the name implies, a motocross stunt game. <text:s/>It contains 9 pro riders and twelve licensed bikes to begin with, plus some secret ones. <text:s/>It is structured somewhat like the Tony Hawk series with a career mode that is a succession of levels, each one containing goals like doing specific tricks, finding gaps and finding things, which could take the form of breaking windows, running people over, etc. <text:s/>In this case, there are also racing goals. <text:s/>Each goal gives you money, which can be used to unlock new riders, bikes and levels.****Controls consist of an accelerator, brake and clutch along with jump, trick and trick modifier buttons. <text:s/>The modifier can be used to turn a superman into a nothing superman, for instance. <text:s/>Wheelies are controlled with the right analog stick.</text:p>
          </table:table-cell>
          <table:table-cell table:style-name="Default" table:formula="of:=CONCATENATE(&quot;&lt;game name=&quot;;CHAR(34);[.A187];CHAR(34);&quot;&gt; &lt;year&gt;&quot;;[.B187];&quot;&lt;/year&gt; &lt;rating&gt;&quot;;[.C187];&quot;&lt;/rating&gt; &lt;title&gt;&quot;;[.D187];&quot;&lt;/title&gt; &lt;pub&gt;&quot;;[.E187];&quot;&lt;/pub&gt; &lt;dev&gt;&quot;;[.F187];&quot;&lt;/dev&gt; &lt;genre&gt;&quot;;[.G187];&quot;&lt;/genre&gt; &lt;score&gt;&quot;;[.H187];&quot;&lt;/score&gt; &lt;player&gt;&quot;;[.I187];&quot;&lt;/player&gt; &lt;story&gt;&quot;;[.J187];&quot;&lt;/story&gt; &lt;/game&gt;&quot;)" office:value-type="string" office:string-value="&lt;game name=&quot;Freestyle MetalX (USA)&quot;&gt; &lt;year&gt;2003&lt;/year&gt; &lt;rating&gt;ESRB - T (Teen)&lt;/rating&gt; &lt;title&gt;Freestyle MetalX &lt;/title&gt; &lt;pub&gt;Midway Games, Inc.&lt;/pub&gt; &lt;dev&gt;Deibus Studios&lt;/dev&gt; &lt;genre&gt;Motorcycle&lt;/genre&gt; &lt;score&gt;3.7&lt;/score&gt; &lt;player&gt;1-4 Players&lt;/player&gt; &lt;story&gt;Freestyle MetalX is, as the name implies, a motocross stunt game.  It contains 9 pro riders and twelve licensed bikes to begin with, plus some secret ones.  It is structured somewhat like the Tony Hawk series with a career mode that is a succession of levels, each one containing goals like doing specific tricks, finding gaps and finding things, which could take the form of breaking windows, running people over, etc.  In this case, there are also racing goals.  Each goal gives you money, which can be used to unlock new riders, bikes and levels.****Controls consist of an accelerator, brake and clutch along with jump, trick and trick modifier buttons.  The modifier can be used to turn a superman into a nothing superman, for instance.  Wheelies are controlled with the right analog stick.&lt;/story&gt; &lt;/game&gt;">
            <text:p>&lt;game name="Freestyle MetalX (USA)"&gt; &lt;year&gt;2003&lt;/year&gt; &lt;rating&gt;ESRB - T (Teen)&lt;/rating&gt; &lt;title&gt;Freestyle MetalX &lt;/title&gt; &lt;pub&gt;Midway Games, Inc.&lt;/pub&gt; &lt;dev&gt;Deibus Studios&lt;/dev&gt; &lt;genre&gt;Motorcycle&lt;/genre&gt; &lt;score&gt;3.7&lt;/score&gt; &lt;player&gt;1-4 Players&lt;/player&gt; &lt;story&gt;Freestyle MetalX is, as the name implies, a motocross stunt game. <text:s/>It contains 9 pro riders and twelve licensed bikes to begin with, plus some secret ones. <text:s/>It is structured somewhat like the Tony Hawk series with a career mode that is a succession of levels, each one containing goals like doing specific tricks, finding gaps and finding things, which could take the form of breaking windows, running people over, etc. <text:s/>In this case, there are also racing goals. <text:s/>Each goal gives you money, which can be used to unlock new riders, bikes and levels.****Controls consist of an accelerator, brake and clutch along with jump, trick and trick modifier buttons. <text:s/>The modifier can be used to turn a superman into a nothing superman, for instance. <text:s/>Wheelies are controlled with the right analog stick.&lt;/story&gt; &lt;/game&gt;</text:p>
          </table:table-cell>
          <table:table-cell table:number-columns-repeated="1012"/>
        </table:table-row>
        <table:table-row table:style-name="ro1">
          <table:table-cell office:value-type="string">
            <text:p>Freestyle Street Soccer (USA)</text:p>
          </table:table-cell>
          <table:table-cell office:value-type="float" office:value="2004">
            <text:p>2004</text:p>
          </table:table-cell>
          <table:table-cell office:value-type="string">
            <text:p>ESRB - T (Teen)</text:p>
          </table:table-cell>
          <table:table-cell office:value-type="string">
            <text:p>Freestyle Street Soccer </text:p>
          </table:table-cell>
          <table:table-cell table:style-name="Default" office:value-type="string">
            <text:p>Acclaim Entertainment, Inc.</text:p>
          </table:table-cell>
          <table:table-cell office:value-type="string">
            <text:p>Silicon Dreams</text:p>
          </table:table-cell>
          <table:table-cell office:value-type="string">
            <text:p>Sports/Soccer</text:p>
          </table:table-cell>
          <table:table-cell office:value-type="string">
            <text:p>2.6</text:p>
          </table:table-cell>
          <table:table-cell office:value-type="string">
            <text:p>1-4 Players</text:p>
          </table:table-cell>
          <table:table-cell office:value-type="string">
            <text:p>Freestyle Street Soccer known as Urban Freestyle Soccer in Europe is, as the name implies, a Freestyle soccer-game in an urban setting. The game focuses on action and fun instead of realism. You play four on four in five game modes: Turf War, Home Turf, Street Challenge Cup, Exhibition and Multiplayer. The first requires you to conquer neighborhoods in the city by winning soccer matches against rival gangs. Street Challenge Cup allows you to play an entire competition.****Each player can perform a large variety of moves beyond the typical soccer game moves, such as scissor kicks, midair juggles and bicycle kicks. Performing said moves allows you to gain skill points which can be used to unlock new game modes, teams, courts and cheats. Next to these special moves you can also interact with the environment. Your players can pick things up and throw them around or manually hit your opponents.</text:p>
          </table:table-cell>
          <table:table-cell table:style-name="Default" table:formula="of:=CONCATENATE(&quot;&lt;game name=&quot;;CHAR(34);[.A188];CHAR(34);&quot;&gt; &lt;year&gt;&quot;;[.B188];&quot;&lt;/year&gt; &lt;rating&gt;&quot;;[.C188];&quot;&lt;/rating&gt; &lt;title&gt;&quot;;[.D188];&quot;&lt;/title&gt; &lt;pub&gt;&quot;;[.E188];&quot;&lt;/pub&gt; &lt;dev&gt;&quot;;[.F188];&quot;&lt;/dev&gt; &lt;genre&gt;&quot;;[.G188];&quot;&lt;/genre&gt; &lt;score&gt;&quot;;[.H188];&quot;&lt;/score&gt; &lt;player&gt;&quot;;[.I188];&quot;&lt;/player&gt; &lt;story&gt;&quot;;[.J188];&quot;&lt;/story&gt; &lt;/game&gt;&quot;)" office:value-type="string" office:string-value="&lt;game name=&quot;Freestyle Street Soccer (USA)&quot;&gt; &lt;year&gt;2004&lt;/year&gt; &lt;rating&gt;ESRB - T (Teen)&lt;/rating&gt; &lt;title&gt;Freestyle Street Soccer &lt;/title&gt; &lt;pub&gt;Acclaim Entertainment, Inc.&lt;/pub&gt; &lt;dev&gt;Silicon Dreams&lt;/dev&gt; &lt;genre&gt;Sports/Soccer&lt;/genre&gt; &lt;score&gt;2.6&lt;/score&gt; &lt;player&gt;1-4 Players&lt;/player&gt; &lt;story&gt;Freestyle Street Soccer known as Urban Freestyle Soccer in Europe is, as the name implies, a Freestyle soccer-game in an urban setting. The game focuses on action and fun instead of realism. You play four on four in five game modes: Turf War, Home Turf, Street Challenge Cup, Exhibition and Multiplayer. The first requires you to conquer neighborhoods in the city by winning soccer matches against rival gangs. Street Challenge Cup allows you to play an entire competition.****Each player can perform a large variety of moves beyond the typical soccer game moves, such as scissor kicks, midair juggles and bicycle kicks. Performing said moves allows you to gain skill points which can be used to unlock new game modes, teams, courts and cheats. Next to these special moves you can also interact with the environment. Your players can pick things up and throw them around or manually hit your opponents.&lt;/story&gt; &lt;/game&gt;">
            <text:p>&lt;game name="Freestyle Street Soccer (USA)"&gt; &lt;year&gt;2004&lt;/year&gt; &lt;rating&gt;ESRB - T (Teen)&lt;/rating&gt; &lt;title&gt;Freestyle Street Soccer &lt;/title&gt; &lt;pub&gt;Acclaim Entertainment, Inc.&lt;/pub&gt; &lt;dev&gt;Silicon Dreams&lt;/dev&gt; &lt;genre&gt;Sports/Soccer&lt;/genre&gt; &lt;score&gt;2.6&lt;/score&gt; &lt;player&gt;1-4 Players&lt;/player&gt; &lt;story&gt;Freestyle Street Soccer known as Urban Freestyle Soccer in Europe is, as the name implies, a Freestyle soccer-game in an urban setting. The game focuses on action and fun instead of realism. You play four on four in five game modes: Turf War, Home Turf, Street Challenge Cup, Exhibition and Multiplayer. The first requires you to conquer neighborhoods in the city by winning soccer matches against rival gangs. Street Challenge Cup allows you to play an entire competition.****Each player can perform a large variety of moves beyond the typical soccer game moves, such as scissor kicks, midair juggles and bicycle kicks. Performing said moves allows you to gain skill points which can be used to unlock new game modes, teams, courts and cheats. Next to these special moves you can also interact with the environment. Your players can pick things up and throw them around or manually hit your opponents.&lt;/story&gt; &lt;/game&gt;</text:p>
          </table:table-cell>
          <table:table-cell table:number-columns-repeated="1012"/>
        </table:table-row>
        <table:table-row table:style-name="ro1">
          <table:table-cell office:value-type="string">
            <text:p>Frogger - Ancient Shadow (USA)</text:p>
          </table:table-cell>
          <table:table-cell office:value-type="float" office:value="2005">
            <text:p>2005</text:p>
          </table:table-cell>
          <table:table-cell office:value-type="string">
            <text:p>ESRB - E (Everyone)</text:p>
          </table:table-cell>
          <table:table-cell office:value-type="string">
            <text:p>Frogger - Ancient Shadow </text:p>
          </table:table-cell>
          <table:table-cell table:style-name="Default" office:value-type="string">
            <text:p>Konami Digital Entertainment, Inc.</text:p>
          </table:table-cell>
          <table:table-cell office:value-type="string">
            <text:p>Hudson Soft</text:p>
          </table:table-cell>
          <table:table-cell office:value-type="string">
            <text:p>Action</text:p>
          </table:table-cell>
          <table:table-cell office:value-type="string">
            <text:p>2.7</text:p>
          </table:table-cell>
          <table:table-cell office:value-type="string">
            <text:p>1-4 Players</text:p>
          </table:table-cell>
          <table:table-cell office:value-type="string">
            <text:p>While his friend Lumpy is away, Frogger learns from his girlfriend Lily that the evil crocodile Dr. Wani is threatening Firefly Swamp. <text:s/>He must save his home by solving puzzles, collecting gold coins and dodging hazards. In addition to running and jumping, Frogger can also manipulate objects with his tongue. The game's single-player story mode spans seven worlds and twenty-eight levels. The story levels can also be played in a timed challenge mode, and there is a multiplayer battle mode with a variety of scenarios. It is also possible to unlock the original Frogger arcade game.</text:p>
          </table:table-cell>
          <table:table-cell table:style-name="Default" table:formula="of:=CONCATENATE(&quot;&lt;game name=&quot;;CHAR(34);[.A189];CHAR(34);&quot;&gt; &lt;year&gt;&quot;;[.B189];&quot;&lt;/year&gt; &lt;rating&gt;&quot;;[.C189];&quot;&lt;/rating&gt; &lt;title&gt;&quot;;[.D189];&quot;&lt;/title&gt; &lt;pub&gt;&quot;;[.E189];&quot;&lt;/pub&gt; &lt;dev&gt;&quot;;[.F189];&quot;&lt;/dev&gt; &lt;genre&gt;&quot;;[.G189];&quot;&lt;/genre&gt; &lt;score&gt;&quot;;[.H189];&quot;&lt;/score&gt; &lt;player&gt;&quot;;[.I189];&quot;&lt;/player&gt; &lt;story&gt;&quot;;[.J189];&quot;&lt;/story&gt; &lt;/game&gt;&quot;)" office:value-type="string" office:string-value="&lt;game name=&quot;Frogger - Ancient Shadow (USA)&quot;&gt; &lt;year&gt;2005&lt;/year&gt; &lt;rating&gt;ESRB - E (Everyone)&lt;/rating&gt; &lt;title&gt;Frogger - Ancient Shadow &lt;/title&gt; &lt;pub&gt;Konami Digital Entertainment, Inc.&lt;/pub&gt; &lt;dev&gt;Hudson Soft&lt;/dev&gt; &lt;genre&gt;Action&lt;/genre&gt; &lt;score&gt;2.7&lt;/score&gt; &lt;player&gt;1-4 Players&lt;/player&gt; &lt;story&gt;While his friend Lumpy is away, Frogger learns from his girlfriend Lily that the evil crocodile Dr. Wani is threatening Firefly Swamp.  He must save his home by solving puzzles, collecting gold coins and dodging hazards. In addition to running and jumping, Frogger can also manipulate objects with his tongue. The game's single-player story mode spans seven worlds and twenty-eight levels. The story levels can also be played in a timed challenge mode, and there is a multiplayer battle mode with a variety of scenarios. It is also possible to unlock the original Frogger arcade game.&lt;/story&gt; &lt;/game&gt;">
            <text:p>&lt;game name="Frogger - Ancient Shadow (USA)"&gt; &lt;year&gt;2005&lt;/year&gt; &lt;rating&gt;ESRB - E (Everyone)&lt;/rating&gt; &lt;title&gt;Frogger - Ancient Shadow &lt;/title&gt; &lt;pub&gt;Konami Digital Entertainment, Inc.&lt;/pub&gt; &lt;dev&gt;Hudson Soft&lt;/dev&gt; &lt;genre&gt;Action&lt;/genre&gt; &lt;score&gt;2.7&lt;/score&gt; &lt;player&gt;1-4 Players&lt;/player&gt; &lt;story&gt;While his friend Lumpy is away, Frogger learns from his girlfriend Lily that the evil crocodile Dr. Wani is threatening Firefly Swamp. <text:s/>He must save his home by solving puzzles, collecting gold coins and dodging hazards. In addition to running and jumping, Frogger can also manipulate objects with his tongue. The game's single-player story mode spans seven worlds and twenty-eight levels. The story levels can also be played in a timed challenge mode, and there is a multiplayer battle mode with a variety of scenarios. It is also possible to unlock the original Frogger arcade game.&lt;/story&gt; &lt;/game&gt;</text:p>
          </table:table-cell>
          <table:table-cell table:number-columns-repeated="1012"/>
        </table:table-row>
        <table:table-row table:style-name="ro1">
          <table:table-cell office:value-type="string">
            <text:p>Frogger Beyond (USA)</text:p>
          </table:table-cell>
          <table:table-cell office:value-type="float" office:value="2002">
            <text:p>2002</text:p>
          </table:table-cell>
          <table:table-cell office:value-type="string">
            <text:p>ESRB - E (Everyone)</text:p>
          </table:table-cell>
          <table:table-cell office:value-type="string">
            <text:p>Frogger Beyond </text:p>
          </table:table-cell>
          <table:table-cell table:style-name="Default" office:value-type="string">
            <text:p>Konami of America, Inc.</text:p>
          </table:table-cell>
          <table:table-cell office:value-type="string">
            <text:p>Konami</text:p>
          </table:table-cell>
          <table:table-cell office:value-type="string">
            <text:p>Action</text:p>
          </table:table-cell>
          <table:table-cell office:value-type="string">
            <text:p>2.6</text:p>
          </table:table-cell>
          <table:table-cell office:value-type="string">
            <text:p>1 Player</text:p>
          </table:table-cell>
          <table:table-cell office:value-type="string">
            <text:p>Frogger just got back from his adventure at the Temple of the Frog, and is enjoying life in the swamp. Before long, it's his birthday, and he is summoned to the Elder Council. Frogger has come of age, and it is time for him to complete his rite of passage. Each of the 8 council members will send Frogger to a different world, where he will be tested to prove his readiness to be a teenage frog.****This game follows the gameplay model seen in the Game Boy Advance Frogger games. You play the game from an overhead view, and must move Frogger to the end of many maze-like, trap ridden levels.</text:p>
          </table:table-cell>
          <table:table-cell table:style-name="Default" table:formula="of:=CONCATENATE(&quot;&lt;game name=&quot;;CHAR(34);[.A190];CHAR(34);&quot;&gt; &lt;year&gt;&quot;;[.B190];&quot;&lt;/year&gt; &lt;rating&gt;&quot;;[.C190];&quot;&lt;/rating&gt; &lt;title&gt;&quot;;[.D190];&quot;&lt;/title&gt; &lt;pub&gt;&quot;;[.E190];&quot;&lt;/pub&gt; &lt;dev&gt;&quot;;[.F190];&quot;&lt;/dev&gt; &lt;genre&gt;&quot;;[.G190];&quot;&lt;/genre&gt; &lt;score&gt;&quot;;[.H190];&quot;&lt;/score&gt; &lt;player&gt;&quot;;[.I190];&quot;&lt;/player&gt; &lt;story&gt;&quot;;[.J190];&quot;&lt;/story&gt; &lt;/game&gt;&quot;)" office:value-type="string" office:string-value="&lt;game name=&quot;Frogger Beyond (USA)&quot;&gt; &lt;year&gt;2002&lt;/year&gt; &lt;rating&gt;ESRB - E (Everyone)&lt;/rating&gt; &lt;title&gt;Frogger Beyond &lt;/title&gt; &lt;pub&gt;Konami of America, Inc.&lt;/pub&gt; &lt;dev&gt;Konami&lt;/dev&gt; &lt;genre&gt;Action&lt;/genre&gt; &lt;score&gt;2.6&lt;/score&gt; &lt;player&gt;1 Player&lt;/player&gt; &lt;story&gt;Frogger just got back from his adventure at the Temple of the Frog, and is enjoying life in the swamp. Before long, it's his birthday, and he is summoned to the Elder Council. Frogger has come of age, and it is time for him to complete his rite of passage. Each of the 8 council members will send Frogger to a different world, where he will be tested to prove his readiness to be a teenage frog.****This game follows the gameplay model seen in the Game Boy Advance Frogger games. You play the game from an overhead view, and must move Frogger to the end of many maze-like, trap ridden levels.&lt;/story&gt; &lt;/game&gt;">
            <text:p>&lt;game name="Frogger Beyond (USA)"&gt; &lt;year&gt;2002&lt;/year&gt; &lt;rating&gt;ESRB - E (Everyone)&lt;/rating&gt; &lt;title&gt;Frogger Beyond &lt;/title&gt; &lt;pub&gt;Konami of America, Inc.&lt;/pub&gt; &lt;dev&gt;Konami&lt;/dev&gt; &lt;genre&gt;Action&lt;/genre&gt; &lt;score&gt;2.6&lt;/score&gt; &lt;player&gt;1 Player&lt;/player&gt; &lt;story&gt;Frogger just got back from his adventure at the Temple of the Frog, and is enjoying life in the swamp. Before long, it's his birthday, and he is summoned to the Elder Council. Frogger has come of age, and it is time for him to complete his rite of passage. Each of the 8 council members will send Frogger to a different world, where he will be tested to prove his readiness to be a teenage frog.****This game follows the gameplay model seen in the Game Boy Advance Frogger games. You play the game from an overhead view, and must move Frogger to the end of many maze-like, trap ridden levels.&lt;/story&gt; &lt;/game&gt;</text:p>
          </table:table-cell>
          <table:table-cell table:number-columns-repeated="1012"/>
        </table:table-row>
        <table:table-row table:style-name="ro1">
          <table:table-cell office:value-type="string">
            <text:p>Frogger's Adventures - The Rescue (USA)</text:p>
          </table:table-cell>
          <table:table-cell office:value-type="float" office:value="2003">
            <text:p>2003</text:p>
          </table:table-cell>
          <table:table-cell office:value-type="string">
            <text:p>ESRB - E (Everyone)</text:p>
          </table:table-cell>
          <table:table-cell office:value-type="string">
            <text:p>Frogger's Adventures - The Rescue </text:p>
          </table:table-cell>
          <table:table-cell table:style-name="Default" office:value-type="string">
            <text:p>Konami Digital Entertainment, Inc.</text:p>
          </table:table-cell>
          <table:table-cell office:value-type="string">
            <text:p>Hudson Soft Company, Ltd.</text:p>
          </table:table-cell>
          <table:table-cell office:value-type="string">
            <text:p>Action</text:p>
          </table:table-cell>
          <table:table-cell office:value-type="string">
            <text:p>3.3</text:p>
          </table:table-cell>
          <table:table-cell office:value-type="string">
            <text:p>1-4 Players</text:p>
          </table:table-cell>
          <table:table-cell office:value-type="string">
            <text:p>'The Rescue' is another game in the storied Frogger franchise. You play as Frogger who must "hop-n-dodge" his way through 7 worlds and 25 plus levels. All this in search for his girlfriend. The gameplay follows in its predecessors footsteps with challenging puzzles and enemies. On your quest you will also encounter mini-quests and side stories adding to the fun. In addition to the story mode is a multi-player mode for up to 4 players to compete in action.</text:p>
          </table:table-cell>
          <table:table-cell table:style-name="Default" table:formula="of:=CONCATENATE(&quot;&lt;game name=&quot;;CHAR(34);[.A191];CHAR(34);&quot;&gt; &lt;year&gt;&quot;;[.B191];&quot;&lt;/year&gt; &lt;rating&gt;&quot;;[.C191];&quot;&lt;/rating&gt; &lt;title&gt;&quot;;[.D191];&quot;&lt;/title&gt; &lt;pub&gt;&quot;;[.E191];&quot;&lt;/pub&gt; &lt;dev&gt;&quot;;[.F191];&quot;&lt;/dev&gt; &lt;genre&gt;&quot;;[.G191];&quot;&lt;/genre&gt; &lt;score&gt;&quot;;[.H191];&quot;&lt;/score&gt; &lt;player&gt;&quot;;[.I191];&quot;&lt;/player&gt; &lt;story&gt;&quot;;[.J191];&quot;&lt;/story&gt; &lt;/game&gt;&quot;)" office:value-type="string" office:string-value="&lt;game name=&quot;Frogger's Adventures - The Rescue (USA)&quot;&gt; &lt;year&gt;2003&lt;/year&gt; &lt;rating&gt;ESRB - E (Everyone)&lt;/rating&gt; &lt;title&gt;Frogger's Adventures - The Rescue &lt;/title&gt; &lt;pub&gt;Konami Digital Entertainment, Inc.&lt;/pub&gt; &lt;dev&gt;Hudson Soft Company, Ltd.&lt;/dev&gt; &lt;genre&gt;Action&lt;/genre&gt; &lt;score&gt;3.3&lt;/score&gt; &lt;player&gt;1-4 Players&lt;/player&gt; &lt;story&gt;'The Rescue' is another game in the storied Frogger franchise. You play as Frogger who must &quot;hop-n-dodge&quot; his way through 7 worlds and 25 plus levels. All this in search for his girlfriend. The gameplay follows in its predecessors footsteps with challenging puzzles and enemies. On your quest you will also encounter mini-quests and side stories adding to the fun. In addition to the story mode is a multi-player mode for up to 4 players to compete in action.&lt;/story&gt; &lt;/game&gt;">
            <text:p>&lt;game name="Frogger's Adventures - The Rescue (USA)"&gt; &lt;year&gt;2003&lt;/year&gt; &lt;rating&gt;ESRB - E (Everyone)&lt;/rating&gt; &lt;title&gt;Frogger's Adventures - The Rescue &lt;/title&gt; &lt;pub&gt;Konami Digital Entertainment, Inc.&lt;/pub&gt; &lt;dev&gt;Hudson Soft Company, Ltd.&lt;/dev&gt; &lt;genre&gt;Action&lt;/genre&gt; &lt;score&gt;3.3&lt;/score&gt; &lt;player&gt;1-4 Players&lt;/player&gt; &lt;story&gt;'The Rescue' is another game in the storied Frogger franchise. You play as Frogger who must "hop-n-dodge" his way through 7 worlds and 25 plus levels. All this in search for his girlfriend. The gameplay follows in its predecessors footsteps with challenging puzzles and enemies. On your quest you will also encounter mini-quests and side stories adding to the fun. In addition to the story mode is a multi-player mode for up to 4 players to compete in action.&lt;/story&gt; &lt;/game&gt;</text:p>
          </table:table-cell>
          <table:table-cell table:number-columns-repeated="1012"/>
        </table:table-row>
        <table:table-row table:style-name="ro1">
          <table:table-cell office:value-type="string">
            <text:p>Future Tactics - The Uprising (USA)</text:p>
          </table:table-cell>
          <table:table-cell office:value-type="float" office:value="2004">
            <text:p>2004</text:p>
          </table:table-cell>
          <table:table-cell office:value-type="string">
            <text:p>ESRB - T (Teen)</text:p>
          </table:table-cell>
          <table:table-cell office:value-type="string">
            <text:p>Future Tactics - The Uprising </text:p>
          </table:table-cell>
          <table:table-cell table:style-name="Default" office:value-type="string">
            <text:p>Crave Entertainment, Inc.</text:p>
          </table:table-cell>
          <table:table-cell office:value-type="string">
            <text:p>Zed Two Game Design Studio</text:p>
          </table:table-cell>
          <table:table-cell office:value-type="string">
            <text:p>Strategy</text:p>
          </table:table-cell>
          <table:table-cell office:value-type="string">
            <text:p>3.7</text:p>
          </table:table-cell>
          <table:table-cell office:value-type="string">
            <text:p>1-2 Players</text:p>
          </table:table-cell>
          <table:table-cell office:value-type="string">
            <text:p>Future Tactics: The Uprising is a turn-based tactical game by developer Zed Two. The world of Pillage has been taken over by alien creatures and the player has to stop this, taking the role of Low and his little sister Pepper, along with other characters they meet along the way. ****The battle system in Future Tactics combines tactics with a little bit of reflexes. By firing a gun you have to play some sort of mini game. The better you play, the more accurate your shot will be. Future Tactics uses cartoon-like 3D graphics with completely deformable terrain.</text:p>
          </table:table-cell>
          <table:table-cell table:style-name="Default" table:formula="of:=CONCATENATE(&quot;&lt;game name=&quot;;CHAR(34);[.A192];CHAR(34);&quot;&gt; &lt;year&gt;&quot;;[.B192];&quot;&lt;/year&gt; &lt;rating&gt;&quot;;[.C192];&quot;&lt;/rating&gt; &lt;title&gt;&quot;;[.D192];&quot;&lt;/title&gt; &lt;pub&gt;&quot;;[.E192];&quot;&lt;/pub&gt; &lt;dev&gt;&quot;;[.F192];&quot;&lt;/dev&gt; &lt;genre&gt;&quot;;[.G192];&quot;&lt;/genre&gt; &lt;score&gt;&quot;;[.H192];&quot;&lt;/score&gt; &lt;player&gt;&quot;;[.I192];&quot;&lt;/player&gt; &lt;story&gt;&quot;;[.J192];&quot;&lt;/story&gt; &lt;/game&gt;&quot;)" office:value-type="string" office:string-value="&lt;game name=&quot;Future Tactics - The Uprising (USA)&quot;&gt; &lt;year&gt;2004&lt;/year&gt; &lt;rating&gt;ESRB - T (Teen)&lt;/rating&gt; &lt;title&gt;Future Tactics - The Uprising &lt;/title&gt; &lt;pub&gt;Crave Entertainment, Inc.&lt;/pub&gt; &lt;dev&gt;Zed Two Game Design Studio&lt;/dev&gt; &lt;genre&gt;Strategy&lt;/genre&gt; &lt;score&gt;3.7&lt;/score&gt; &lt;player&gt;1-2 Players&lt;/player&gt; &lt;story&gt;Future Tactics: The Uprising is a turn-based tactical game by developer Zed Two. The world of Pillage has been taken over by alien creatures and the player has to stop this, taking the role of Low and his little sister Pepper, along with other characters they meet along the way. ****The battle system in Future Tactics combines tactics with a little bit of reflexes. By firing a gun you have to play some sort of mini game. The better you play, the more accurate your shot will be. Future Tactics uses cartoon-like 3D graphics with completely deformable terrain.&lt;/story&gt; &lt;/game&gt;">
            <text:p>&lt;game name="Future Tactics - The Uprising (USA)"&gt; &lt;year&gt;2004&lt;/year&gt; &lt;rating&gt;ESRB - T (Teen)&lt;/rating&gt; &lt;title&gt;Future Tactics - The Uprising &lt;/title&gt; &lt;pub&gt;Crave Entertainment, Inc.&lt;/pub&gt; &lt;dev&gt;Zed Two Game Design Studio&lt;/dev&gt; &lt;genre&gt;Strategy&lt;/genre&gt; &lt;score&gt;3.7&lt;/score&gt; &lt;player&gt;1-2 Players&lt;/player&gt; &lt;story&gt;Future Tactics: The Uprising is a turn-based tactical game by developer Zed Two. The world of Pillage has been taken over by alien creatures and the player has to stop this, taking the role of Low and his little sister Pepper, along with other characters they meet along the way. ****The battle system in Future Tactics combines tactics with a little bit of reflexes. By firing a gun you have to play some sort of mini game. The better you play, the more accurate your shot will be. Future Tactics uses cartoon-like 3D graphics with completely deformable terrain.&lt;/story&gt; &lt;/game&gt;</text:p>
          </table:table-cell>
          <table:table-cell table:number-columns-repeated="1012"/>
        </table:table-row>
        <table:table-row table:style-name="ro1">
          <table:table-cell office:value-type="string">
            <text:p>Gauntlet - Dark Legacy (USA)</text:p>
          </table:table-cell>
          <table:table-cell office:value-type="float" office:value="2002">
            <text:p>2002</text:p>
          </table:table-cell>
          <table:table-cell office:value-type="string">
            <text:p>ESRB - T (Teen)</text:p>
          </table:table-cell>
          <table:table-cell office:value-type="string">
            <text:p>Gauntlet - Dark Legacy </text:p>
          </table:table-cell>
          <table:table-cell table:style-name="Default" office:value-type="string">
            <text:p>Midway Games, Inc.</text:p>
          </table:table-cell>
          <table:table-cell office:value-type="string">
            <text:p>Midway</text:p>
          </table:table-cell>
          <table:table-cell office:value-type="string">
            <text:p>Action</text:p>
          </table:table-cell>
          <table:table-cell office:value-type="string">
            <text:p>3.7</text:p>
          </table:table-cell>
          <table:table-cell office:value-type="string">
            <text:p>1-4 Players</text:p>
          </table:table-cell>
          <table:table-cell office:value-type="string">
            <text:p>A port of the arcade game, Gauntlet: Dark Legacy is the follow-up to Gauntlet: Legends and another installment in the long-running Gauntlet series of hack-and-slash action games. As with all the Gauntlet games, you play a medieval fantasy character who, along with allies if you have them, fights his or her way through hordes of evil creatures on the never ending quest for more gold and perhaps even an eventual goal. ****This version contains the characters and levels from Gauntlet: Legends, plus the new characters and levels from the Dark Legacy arcade game, with a few extra levels thrown in.****There are eight characters to initially choose from: the mighty Warrior, the deadly Valkyrie, the quick-footed Archer, the powerful Wizard, the spellcasting Sorceress, the stalwart Knight, the valiant Dwarf, and the chaotic Jester. Although there are similarities between characters from the two games, each character looks and plays differently. In addition, there are eight alternative-modes for these characters to unlock, plus dozens of secret characters to obtain. With a multi-tap, up to four players can play, with rules governing how much they can hurt each other. Unlike the original Gauntlets, the levels you'll face take place in various terrain from forests to mountains to volcanic plains. Many of the monsters are familiar to old fans of the series, but there are some new blood among the ranks of evil, including some rather large foes. ****Unlike the early Gauntlet arcade games, the camera angle varies from location to location, from bird's eye to nearly ground level. The lands, creatures, and heroes are all rendered in 3D. While the graphics have been upgraded, the game play is very similar. You basically run around levels, hacking at what seems like unlimited armies of monsters, searching for gold, keys, and health-giving food...as well as a way out of the level. Bosses and other scripted events slow down the repetitious nature of the originals.****While levels can be gained and characters saved, Gauntlet: Dark Legacy is an action game with some RPG trappings and should not be confused with the more true types from that genre.</text:p>
          </table:table-cell>
          <table:table-cell table:style-name="Default" table:formula="of:=CONCATENATE(&quot;&lt;game name=&quot;;CHAR(34);[.A193];CHAR(34);&quot;&gt; &lt;year&gt;&quot;;[.B193];&quot;&lt;/year&gt; &lt;rating&gt;&quot;;[.C193];&quot;&lt;/rating&gt; &lt;title&gt;&quot;;[.D193];&quot;&lt;/title&gt; &lt;pub&gt;&quot;;[.E193];&quot;&lt;/pub&gt; &lt;dev&gt;&quot;;[.F193];&quot;&lt;/dev&gt; &lt;genre&gt;&quot;;[.G193];&quot;&lt;/genre&gt; &lt;score&gt;&quot;;[.H193];&quot;&lt;/score&gt; &lt;player&gt;&quot;;[.I193];&quot;&lt;/player&gt; &lt;story&gt;&quot;;[.J193];&quot;&lt;/story&gt; &lt;/game&gt;&quot;)" office:value-type="string" office:string-value="&lt;game name=&quot;Gauntlet - Dark Legacy (USA)&quot;&gt; &lt;year&gt;2002&lt;/year&gt; &lt;rating&gt;ESRB - T (Teen)&lt;/rating&gt; &lt;title&gt;Gauntlet - Dark Legacy &lt;/title&gt; &lt;pub&gt;Midway Games, Inc.&lt;/pub&gt; &lt;dev&gt;Midway&lt;/dev&gt; &lt;genre&gt;Action&lt;/genre&gt; &lt;score&gt;3.7&lt;/score&gt; &lt;player&gt;1-4 Players&lt;/player&gt; &lt;story&gt;A port of the arcade game, Gauntlet: Dark Legacy is the follow-up to Gauntlet: Legends and another installment in the long-running Gauntlet series of hack-and-slash action games. As with all the Gauntlet games, you play a medieval fantasy character who, along with allies if you have them, fights his or her way through hordes of evil creatures on the never ending quest for more gold and perhaps even an eventual goal. ****This version contains the characters and levels from Gauntlet: Legends, plus the new characters and levels from the Dark Legacy arcade game, with a few extra levels thrown in.****There are eight characters to initially choose from: the mighty Warrior, the deadly Valkyrie, the quick-footed Archer, the powerful Wizard, the spellcasting Sorceress, the stalwart Knight, the valiant Dwarf, and the chaotic Jester. Although there are similarities between characters from the two games, each character looks and plays differently. In addition, there are eight alternative-modes for these characters to unlock, plus dozens of secret characters to obtain. With a multi-tap, up to four players can play, with rules governing how much they can hurt each other. Unlike the original Gauntlets, the levels you'll face take place in various terrain from forests to mountains to volcanic plains. Many of the monsters are familiar to old fans of the series, but there are some new blood among the ranks of evil, including some rather large foes. ****Unlike the early Gauntlet arcade games, the camera angle varies from location to location, from bird's eye to nearly ground level. The lands, creatures, and heroes are all rendered in 3D. While the graphics have been upgraded, the game play is very similar. You basically run around levels, hacking at what seems like unlimited armies of monsters, searching for gold, keys, and health-giving food...as well as a way out of the level. Bosses and other scripted events slow down the repetitious nature of the originals.****While levels can be gained and characters saved, Gauntlet: Dark Legacy is an action game with some RPG trappings and should not be confused with the more true types from that genre.&lt;/story&gt; &lt;/game&gt;">
            <text:p>&lt;game name="Gauntlet - Dark Legacy (USA)"&gt; &lt;year&gt;2002&lt;/year&gt; &lt;rating&gt;ESRB - T (Teen)&lt;/rating&gt; &lt;title&gt;Gauntlet - Dark Legacy &lt;/title&gt; &lt;pub&gt;Midway Games, Inc.&lt;/pub&gt; &lt;dev&gt;Midway&lt;/dev&gt; &lt;genre&gt;Action&lt;/genre&gt; &lt;score&gt;3.7&lt;/score&gt; &lt;player&gt;1-4 Players&lt;/player&gt; &lt;story&gt;A port of the arcade game, Gauntlet: Dark Legacy is the follow-up to Gauntlet: Legends and another installment in the long-running Gauntlet series of hack-and-slash action games. As with all the Gauntlet games, you play a medieval fantasy character who, along with allies if you have them, fights his or her way through hordes of evil creatures on the never ending quest for more gold and perhaps even an eventual goal. ****This version contains the characters and levels from Gauntlet: Legends, plus the new characters and levels from the Dark Legacy arcade game, with a few extra levels thrown in.****There are eight characters to initially choose from: the mighty Warrior, the deadly Valkyrie, the quick-footed Archer, the powerful Wizard, the spellcasting Sorceress, the stalwart Knight, the valiant Dwarf, and the chaotic Jester. Although there are similarities between characters from the two games, each character looks and plays differently. In addition, there are eight alternative-modes for these characters to unlock, plus dozens of secret characters to obtain. With a multi-tap, up to four players can play, with rules governing how much they can hurt each other. Unlike the original Gauntlets, the levels you'll face take place in various terrain from forests to mountains to volcanic plains. Many of the monsters are familiar to old fans of the series, but there are some new blood among the ranks of evil, including some rather large foes. ****Unlike the early Gauntlet arcade games, the camera angle varies from location to location, from bird's eye to nearly ground level. The lands, creatures, and heroes are all rendered in 3D. While the graphics have been upgraded, the game play is very similar. You basically run around levels, hacking at what seems like unlimited armies of monsters, searching for gold, keys, and health-giving food...as well as a way out of the level. Bosses and other scripted events slow down the repetitious nature of the originals.****While levels can be gained and characters saved, Gauntlet: Dark Legacy is an action game with some RPG trappings and should not be confused with the more true types from that genre.&lt;/story&gt; &lt;/game&gt;</text:p>
          </table:table-cell>
          <table:table-cell table:number-columns-repeated="1012"/>
        </table:table-row>
        <table:table-row table:style-name="ro1">
          <table:table-cell office:value-type="string">
            <text:p>Geist (USA)</text:p>
          </table:table-cell>
          <table:table-cell office:value-type="float" office:value="2005">
            <text:p>2005</text:p>
          </table:table-cell>
          <table:table-cell office:value-type="string">
            <text:p>ESRB - M (Mature)</text:p>
          </table:table-cell>
          <table:table-cell office:value-type="string">
            <text:p>Geist </text:p>
          </table:table-cell>
          <table:table-cell table:style-name="Default" office:value-type="string">
            <text:p>Nintendo of America Inc.</text:p>
          </table:table-cell>
          <table:table-cell office:value-type="string">
            <text:p>n-Space</text:p>
          </table:table-cell>
          <table:table-cell office:value-type="string">
            <text:p>Action</text:p>
          </table:table-cell>
          <table:table-cell office:value-type="string">
            <text:p>3.9</text:p>
          </table:table-cell>
          <table:table-cell office:value-type="string">
            <text:p>1-4 Players</text:p>
          </table:table-cell>
          <table:table-cell office:value-type="string">
            <text:p>John Raimi is assigned to infiltrate the Volks Corporation in Southern France. This corporation specializes in weapons but has been conducting bizarre experiments. John becomes a part of one of those experiments, and his spirit is separated from his body. As a ghost, he must possess other beings to find out what happened to his body. John has to find his body before it perishes.****Players start the game as John Raimi in human form. The game plays as though it is a regular first-person shooter. Players in human form can strafe, aim, run, and shoot enemies. In spirit form, they must possess people or animals to keep from being pulled into the afterlife; they can also drain the life from plants. To possess a being, first players have to frighten it. Players achieve this by possessing objects in the environment and making them do strange things.</text:p>
          </table:table-cell>
          <table:table-cell table:style-name="Default" table:formula="of:=CONCATENATE(&quot;&lt;game name=&quot;;CHAR(34);[.A194];CHAR(34);&quot;&gt; &lt;year&gt;&quot;;[.B194];&quot;&lt;/year&gt; &lt;rating&gt;&quot;;[.C194];&quot;&lt;/rating&gt; &lt;title&gt;&quot;;[.D194];&quot;&lt;/title&gt; &lt;pub&gt;&quot;;[.E194];&quot;&lt;/pub&gt; &lt;dev&gt;&quot;;[.F194];&quot;&lt;/dev&gt; &lt;genre&gt;&quot;;[.G194];&quot;&lt;/genre&gt; &lt;score&gt;&quot;;[.H194];&quot;&lt;/score&gt; &lt;player&gt;&quot;;[.I194];&quot;&lt;/player&gt; &lt;story&gt;&quot;;[.J194];&quot;&lt;/story&gt; &lt;/game&gt;&quot;)" office:value-type="string" office:string-value="&lt;game name=&quot;Geist (USA)&quot;&gt; &lt;year&gt;2005&lt;/year&gt; &lt;rating&gt;ESRB - M (Mature)&lt;/rating&gt; &lt;title&gt;Geist &lt;/title&gt; &lt;pub&gt;Nintendo of America Inc.&lt;/pub&gt; &lt;dev&gt;n-Space&lt;/dev&gt; &lt;genre&gt;Action&lt;/genre&gt; &lt;score&gt;3.9&lt;/score&gt; &lt;player&gt;1-4 Players&lt;/player&gt; &lt;story&gt;John Raimi is assigned to infiltrate the Volks Corporation in Southern France. This corporation specializes in weapons but has been conducting bizarre experiments. John becomes a part of one of those experiments, and his spirit is separated from his body. As a ghost, he must possess other beings to find out what happened to his body. John has to find his body before it perishes.****Players start the game as John Raimi in human form. The game plays as though it is a regular first-person shooter. Players in human form can strafe, aim, run, and shoot enemies. In spirit form, they must possess people or animals to keep from being pulled into the afterlife; they can also drain the life from plants. To possess a being, first players have to frighten it. Players achieve this by possessing objects in the environment and making them do strange things.&lt;/story&gt; &lt;/game&gt;">
            <text:p>&lt;game name="Geist (USA)"&gt; &lt;year&gt;2005&lt;/year&gt; &lt;rating&gt;ESRB - M (Mature)&lt;/rating&gt; &lt;title&gt;Geist &lt;/title&gt; &lt;pub&gt;Nintendo of America Inc.&lt;/pub&gt; &lt;dev&gt;n-Space&lt;/dev&gt; &lt;genre&gt;Action&lt;/genre&gt; &lt;score&gt;3.9&lt;/score&gt; &lt;player&gt;1-4 Players&lt;/player&gt; &lt;story&gt;John Raimi is assigned to infiltrate the Volks Corporation in Southern France. This corporation specializes in weapons but has been conducting bizarre experiments. John becomes a part of one of those experiments, and his spirit is separated from his body. As a ghost, he must possess other beings to find out what happened to his body. John has to find his body before it perishes.****Players start the game as John Raimi in human form. The game plays as though it is a regular first-person shooter. Players in human form can strafe, aim, run, and shoot enemies. In spirit form, they must possess people or animals to keep from being pulled into the afterlife; they can also drain the life from plants. To possess a being, first players have to frighten it. Players achieve this by possessing objects in the environment and making them do strange things.&lt;/story&gt; &lt;/game&gt;</text:p>
          </table:table-cell>
          <table:table-cell table:number-columns-repeated="1012"/>
        </table:table-row>
        <table:table-row table:style-name="ro1">
          <table:table-cell office:value-type="string">
            <text:p>Gladius (USA)</text:p>
          </table:table-cell>
          <table:table-cell office:value-type="float" office:value="2003">
            <text:p>2003</text:p>
          </table:table-cell>
          <table:table-cell office:value-type="string">
            <text:p>ESRB - T (Teen)</text:p>
          </table:table-cell>
          <table:table-cell office:value-type="string">
            <text:p>Gladius </text:p>
          </table:table-cell>
          <table:table-cell table:style-name="Default" office:value-type="string">
            <text:p>LucasArts</text:p>
          </table:table-cell>
          <table:table-cell office:value-type="string">
            <text:p>LucasArts</text:p>
          </table:table-cell>
          <table:table-cell office:value-type="string">
            <text:p>Strategy</text:p>
          </table:table-cell>
          <table:table-cell office:value-type="string">
            <text:p>3.4</text:p>
          </table:table-cell>
          <table:table-cell office:value-type="string">
            <text:p>1-4 Players</text:p>
          </table:table-cell>
          <table:table-cell office:value-type="string">
            <text:p>Gladius is a turn-based gladiatorial RPG. Players try to build a championship gladiator school by gaining experience through fighting battles in the arenas, and recruiting new members.****From the manual:"The story of Gladius starts just as two schools begin the pursuit of the Championship. It follows the epic saga of two young heroes: Ursula, daughter of the barbarian king from the land of Nordagh; and Valens, the son of Imperia's greatest gladiator. Become one of these characters and embark upon a spectacular and brutal journey to fulfill their destinies to keep the world from heading into another disastrous war."</text:p>
          </table:table-cell>
          <table:table-cell table:style-name="Default" table:formula="of:=CONCATENATE(&quot;&lt;game name=&quot;;CHAR(34);[.A195];CHAR(34);&quot;&gt; &lt;year&gt;&quot;;[.B195];&quot;&lt;/year&gt; &lt;rating&gt;&quot;;[.C195];&quot;&lt;/rating&gt; &lt;title&gt;&quot;;[.D195];&quot;&lt;/title&gt; &lt;pub&gt;&quot;;[.E195];&quot;&lt;/pub&gt; &lt;dev&gt;&quot;;[.F195];&quot;&lt;/dev&gt; &lt;genre&gt;&quot;;[.G195];&quot;&lt;/genre&gt; &lt;score&gt;&quot;;[.H195];&quot;&lt;/score&gt; &lt;player&gt;&quot;;[.I195];&quot;&lt;/player&gt; &lt;story&gt;&quot;;[.J195];&quot;&lt;/story&gt; &lt;/game&gt;&quot;)" office:value-type="string" office:string-value="&lt;game name=&quot;Gladius (USA)&quot;&gt; &lt;year&gt;2003&lt;/year&gt; &lt;rating&gt;ESRB - T (Teen)&lt;/rating&gt; &lt;title&gt;Gladius &lt;/title&gt; &lt;pub&gt;LucasArts&lt;/pub&gt; &lt;dev&gt;LucasArts&lt;/dev&gt; &lt;genre&gt;Strategy&lt;/genre&gt; &lt;score&gt;3.4&lt;/score&gt; &lt;player&gt;1-4 Players&lt;/player&gt; &lt;story&gt;Gladius is a turn-based gladiatorial RPG. Players try to build a championship gladiator school by gaining experience through fighting battles in the arenas, and recruiting new members.****From the manual:&quot;The story of Gladius starts just as two schools begin the pursuit of the Championship. It follows the epic saga of two young heroes: Ursula, daughter of the barbarian king from the land of Nordagh; and Valens, the son of Imperia's greatest gladiator. Become one of these characters and embark upon a spectacular and brutal journey to fulfill their destinies to keep the world from heading into another disastrous war.&quot;&lt;/story&gt; &lt;/game&gt;">
            <text:p>&lt;game name="Gladius (USA)"&gt; &lt;year&gt;2003&lt;/year&gt; &lt;rating&gt;ESRB - T (Teen)&lt;/rating&gt; &lt;title&gt;Gladius &lt;/title&gt; &lt;pub&gt;LucasArts&lt;/pub&gt; &lt;dev&gt;LucasArts&lt;/dev&gt; &lt;genre&gt;Strategy&lt;/genre&gt; &lt;score&gt;3.4&lt;/score&gt; &lt;player&gt;1-4 Players&lt;/player&gt; &lt;story&gt;Gladius is a turn-based gladiatorial RPG. Players try to build a championship gladiator school by gaining experience through fighting battles in the arenas, and recruiting new members.****From the manual:"The story of Gladius starts just as two schools begin the pursuit of the Championship. It follows the epic saga of two young heroes: Ursula, daughter of the barbarian king from the land of Nordagh; and Valens, the son of Imperia's greatest gladiator. Become one of these characters and embark upon a spectacular and brutal journey to fulfill their destinies to keep the world from heading into another disastrous war."&lt;/story&gt; &lt;/game&gt;</text:p>
          </table:table-cell>
          <table:table-cell table:number-columns-repeated="1012"/>
        </table:table-row>
        <table:table-row table:style-name="ro1">
          <table:table-cell office:value-type="string">
            <text:p>Go! Go! Hypergrind (USA)</text:p>
          </table:table-cell>
          <table:table-cell office:value-type="float" office:value="2003">
            <text:p>2003</text:p>
          </table:table-cell>
          <table:table-cell office:value-type="string">
            <text:p>ESRB - T (Teen)</text:p>
          </table:table-cell>
          <table:table-cell office:value-type="string">
            <text:p>Go! Go! Hypergrind </text:p>
          </table:table-cell>
          <table:table-cell table:style-name="Default" office:value-type="string">
            <text:p>Atlus U.S.A., Inc.</text:p>
          </table:table-cell>
          <table:table-cell office:value-type="string">
            <text:p>Poponchi</text:p>
          </table:table-cell>
          <table:table-cell office:value-type="string">
            <text:p>Sports/Skating</text:p>
          </table:table-cell>
          <table:table-cell office:value-type="string">
            <text:p>3.8</text:p>
          </table:table-cell>
          <table:table-cell office:value-type="string">
            <text:p>1-2 Players</text:p>
          </table:table-cell>
          <table:table-cell office:value-type="string">
            <text:p>Among animation studios a link exists to a realm known as the "Toon World". This world is inhabited by, of course, cartoons. Filming is done in the toon world and then sent to the real world for editing and production, thus reducing the tedium and cost of animation. However the animation industry is under heavy pressure from new computer generated techniques of animating. In an effort to revitalize traditional Cel animation the real world Studio SPUMCO will be creating a cartoon based on Extreme Skating. And so auditions begin in the Toon World.****The cast of characters are all Cel-Shaded and mostly anthropomorphisms. You will control one of them through eight large sets to try and be selected for the cartoon. You collect points by doing what you would do in any skateboarding game, grinding, jumping, the usual ticks. However, <text:s/>here there is a twist. Seeing as you are a cartoon you can gain points by being beheaded crushed and other familiar animated antics. Sometimes a level will consist of a battle or a race.****The game also contains a two player versus mode.</text:p>
          </table:table-cell>
          <table:table-cell table:style-name="Default" table:formula="of:=CONCATENATE(&quot;&lt;game name=&quot;;CHAR(34);[.A196];CHAR(34);&quot;&gt; &lt;year&gt;&quot;;[.B196];&quot;&lt;/year&gt; &lt;rating&gt;&quot;;[.C196];&quot;&lt;/rating&gt; &lt;title&gt;&quot;;[.D196];&quot;&lt;/title&gt; &lt;pub&gt;&quot;;[.E196];&quot;&lt;/pub&gt; &lt;dev&gt;&quot;;[.F196];&quot;&lt;/dev&gt; &lt;genre&gt;&quot;;[.G196];&quot;&lt;/genre&gt; &lt;score&gt;&quot;;[.H196];&quot;&lt;/score&gt; &lt;player&gt;&quot;;[.I196];&quot;&lt;/player&gt; &lt;story&gt;&quot;;[.J196];&quot;&lt;/story&gt; &lt;/game&gt;&quot;)" office:value-type="string" office:string-value="&lt;game name=&quot;Go! Go! Hypergrind (USA)&quot;&gt; &lt;year&gt;2003&lt;/year&gt; &lt;rating&gt;ESRB - T (Teen)&lt;/rating&gt; &lt;title&gt;Go! Go! Hypergrind &lt;/title&gt; &lt;pub&gt;Atlus U.S.A., Inc.&lt;/pub&gt; &lt;dev&gt;Poponchi&lt;/dev&gt; &lt;genre&gt;Sports/Skating&lt;/genre&gt; &lt;score&gt;3.8&lt;/score&gt; &lt;player&gt;1-2 Players&lt;/player&gt; &lt;story&gt;Among animation studios a link exists to a realm known as the &quot;Toon World&quot;. This world is inhabited by, of course, cartoons. Filming is done in the toon world and then sent to the real world for editing and production, thus reducing the tedium and cost of animation. However the animation industry is under heavy pressure from new computer generated techniques of animating. In an effort to revitalize traditional Cel animation the real world Studio SPUMCO will be creating a cartoon based on Extreme Skating. And so auditions begin in the Toon World.****The cast of characters are all Cel-Shaded and mostly anthropomorphisms. You will control one of them through eight large sets to try and be selected for the cartoon. You collect points by doing what you would do in any skateboarding game, grinding, jumping, the usual ticks. However,  here there is a twist. Seeing as you are a cartoon you can gain points by being beheaded crushed and other familiar animated antics. Sometimes a level will consist of a battle or a race.****The game also contains a two player versus mode.&lt;/story&gt; &lt;/game&gt;">
            <text:p>&lt;game name="Go! Go! Hypergrind (USA)"&gt; &lt;year&gt;2003&lt;/year&gt; &lt;rating&gt;ESRB - T (Teen)&lt;/rating&gt; &lt;title&gt;Go! Go! Hypergrind &lt;/title&gt; &lt;pub&gt;Atlus U.S.A., Inc.&lt;/pub&gt; &lt;dev&gt;Poponchi&lt;/dev&gt; &lt;genre&gt;Sports/Skating&lt;/genre&gt; &lt;score&gt;3.8&lt;/score&gt; &lt;player&gt;1-2 Players&lt;/player&gt; &lt;story&gt;Among animation studios a link exists to a realm known as the "Toon World". This world is inhabited by, of course, cartoons. Filming is done in the toon world and then sent to the real world for editing and production, thus reducing the tedium and cost of animation. However the animation industry is under heavy pressure from new computer generated techniques of animating. In an effort to revitalize traditional Cel animation the real world Studio SPUMCO will be creating a cartoon based on Extreme Skating. And so auditions begin in the Toon World.****The cast of characters are all Cel-Shaded and mostly anthropomorphisms. You will control one of them through eight large sets to try and be selected for the cartoon. You collect points by doing what you would do in any skateboarding game, grinding, jumping, the usual ticks. However, <text:s/>here there is a twist. Seeing as you are a cartoon you can gain points by being beheaded crushed and other familiar animated antics. Sometimes a level will consist of a battle or a race.****The game also contains a two player versus mode.&lt;/story&gt; &lt;/game&gt;</text:p>
          </table:table-cell>
          <table:table-cell table:number-columns-repeated="1012"/>
        </table:table-row>
        <table:table-row table:style-name="ro1">
          <table:table-cell office:value-type="string">
            <text:p>Goblin Commander - Unleash the Horde (USA)</text:p>
          </table:table-cell>
          <table:table-cell office:value-type="float" office:value="2003">
            <text:p>2003</text:p>
          </table:table-cell>
          <table:table-cell office:value-type="string">
            <text:p>ESRB - T (Teen)</text:p>
          </table:table-cell>
          <table:table-cell office:value-type="string">
            <text:p>Goblin Commander - Unleash the Horde </text:p>
          </table:table-cell>
          <table:table-cell table:style-name="Default" office:value-type="string">
            <text:p>Jaleco Entertainment, Inc.</text:p>
          </table:table-cell>
          <table:table-cell office:value-type="string">
            <text:p>Jaleco Entertainment</text:p>
          </table:table-cell>
          <table:table-cell office:value-type="string">
            <text:p>Strategy</text:p>
          </table:table-cell>
          <table:table-cell office:value-type="string">
            <text:p>4.1</text:p>
          </table:table-cell>
          <table:table-cell office:value-type="string">
            <text:p>1-2 Players</text:p>
          </table:table-cell>
          <table:table-cell office:value-type="string">
            <text:p>Goblin Commander: Unleash the Horde is a fast paced action style Real time strategy game set in the fantasy goblin world of Ogriss. <text:s/>In it, the player will have the ability to control up to 3 unique clans of ten goblins at one time and use them to wage war in 4 unique and highly destructible environments. Each clan can be controlled either by placing waypoints with the cursor or by taking direct control of them, giving the player the ability to put themselves right in the middle of the action. <text:s/>Apart from goblins, each clan also has its own unique Turret and Titan that is associated with it: Turrets are defensive structures that can be placed in the world to ward off enemies while Titan’s are huge monstrosities that can be used to wreak havoc upon their enemies. Boasting 17 missions in the single-player campaign as well as 12 split-screen multi-player maps per console, Goblin Commander: Unleash the Horde brings RTS to a whole new generation of console fanatics.</text:p>
          </table:table-cell>
          <table:table-cell table:style-name="Default" table:formula="of:=CONCATENATE(&quot;&lt;game name=&quot;;CHAR(34);[.A197];CHAR(34);&quot;&gt; &lt;year&gt;&quot;;[.B197];&quot;&lt;/year&gt; &lt;rating&gt;&quot;;[.C197];&quot;&lt;/rating&gt; &lt;title&gt;&quot;;[.D197];&quot;&lt;/title&gt; &lt;pub&gt;&quot;;[.E197];&quot;&lt;/pub&gt; &lt;dev&gt;&quot;;[.F197];&quot;&lt;/dev&gt; &lt;genre&gt;&quot;;[.G197];&quot;&lt;/genre&gt; &lt;score&gt;&quot;;[.H197];&quot;&lt;/score&gt; &lt;player&gt;&quot;;[.I197];&quot;&lt;/player&gt; &lt;story&gt;&quot;;[.J197];&quot;&lt;/story&gt; &lt;/game&gt;&quot;)" office:value-type="string" office:string-value="&lt;game name=&quot;Goblin Commander - Unleash the Horde (USA)&quot;&gt; &lt;year&gt;2003&lt;/year&gt; &lt;rating&gt;ESRB - T (Teen)&lt;/rating&gt; &lt;title&gt;Goblin Commander - Unleash the Horde &lt;/title&gt; &lt;pub&gt;Jaleco Entertainment, Inc.&lt;/pub&gt; &lt;dev&gt;Jaleco Entertainment&lt;/dev&gt; &lt;genre&gt;Strategy&lt;/genre&gt; &lt;score&gt;4.1&lt;/score&gt; &lt;player&gt;1-2 Players&lt;/player&gt; &lt;story&gt;Goblin Commander: Unleash the Horde is a fast paced action style Real time strategy game set in the fantasy goblin world of Ogriss.  In it, the player will have the ability to control up to 3 unique clans of ten goblins at one time and use them to wage war in 4 unique and highly destructible environments. Each clan can be controlled either by placing waypoints with the cursor or by taking direct control of them, giving the player the ability to put themselves right in the middle of the action.  Apart from goblins, each clan also has its own unique Turret and Titan that is associated with it: Turrets are defensive structures that can be placed in the world to ward off enemies while Titan’s are huge monstrosities that can be used to wreak havoc upon their enemies. Boasting 17 missions in the single-player campaign as well as 12 split-screen multi-player maps per console, Goblin Commander: Unleash the Horde brings RTS to a whole new generation of console fanatics.&lt;/story&gt; &lt;/game&gt;">
            <text:p>&lt;game name="Goblin Commander - Unleash the Horde (USA)"&gt; &lt;year&gt;2003&lt;/year&gt; &lt;rating&gt;ESRB - T (Teen)&lt;/rating&gt; &lt;title&gt;Goblin Commander - Unleash the Horde &lt;/title&gt; &lt;pub&gt;Jaleco Entertainment, Inc.&lt;/pub&gt; &lt;dev&gt;Jaleco Entertainment&lt;/dev&gt; &lt;genre&gt;Strategy&lt;/genre&gt; &lt;score&gt;4.1&lt;/score&gt; &lt;player&gt;1-2 Players&lt;/player&gt; &lt;story&gt;Goblin Commander: Unleash the Horde is a fast paced action style Real time strategy game set in the fantasy goblin world of Ogriss. <text:s/>In it, the player will have the ability to control up to 3 unique clans of ten goblins at one time and use them to wage war in 4 unique and highly destructible environments. Each clan can be controlled either by placing waypoints with the cursor or by taking direct control of them, giving the player the ability to put themselves right in the middle of the action. <text:s/>Apart from goblins, each clan also has its own unique Turret and Titan that is associated with it: Turrets are defensive structures that can be placed in the world to ward off enemies while Titan’s are huge monstrosities that can be used to wreak havoc upon their enemies. Boasting 17 missions in the single-player campaign as well as 12 split-screen multi-player maps per console, Goblin Commander: Unleash the Horde brings RTS to a whole new generation of console fanatics.&lt;/story&gt; &lt;/game&gt;</text:p>
          </table:table-cell>
          <table:table-cell table:number-columns-repeated="1012"/>
        </table:table-row>
        <table:table-row table:style-name="ro1">
          <table:table-cell office:value-type="string">
            <text:p>Godzilla - Destroy All Monsters Melee (USA)</text:p>
          </table:table-cell>
          <table:table-cell office:value-type="float" office:value="2002">
            <text:p>2002</text:p>
          </table:table-cell>
          <table:table-cell office:value-type="string">
            <text:p>ESRB - T (Teen)</text:p>
          </table:table-cell>
          <table:table-cell office:value-type="string">
            <text:p>Godzilla - Destroy All Monsters Melee </text:p>
          </table:table-cell>
          <table:table-cell table:style-name="Default" office:value-type="string">
            <text:p>Infogrames, Inc.</text:p>
          </table:table-cell>
          <table:table-cell office:value-type="string">
            <text:p>Pipeworks Software</text:p>
          </table:table-cell>
          <table:table-cell office:value-type="string">
            <text:p>Action</text:p>
          </table:table-cell>
          <table:table-cell office:value-type="string">
            <text:p>3.7</text:p>
          </table:table-cell>
          <table:table-cell office:value-type="string">
            <text:p>1-4 Players</text:p>
          </table:table-cell>
          <table:table-cell office:value-type="string">
            <text:p>Aliens have invaded earth, bringing with them a collection of deadly monsters bent on destruction of the land they stand on. You must destroy each of the beasts and send the aliens packing, while also looking after yourself from the humans who want all beasts dead.****Choose from a host of classic Godzilla monsters including the 90's and 2000 version of the beast himself plus Megalon, <text:s/>Anguirus, King Ghidorah, Gigan, Rodan, Mecha-King Ghidorah, Destroyah and Mechagodzilla.****Battle in a range of modes including Adventure (destroy each of the beasts in turn in a collection of city locations), Destruction (destroy the city as much as you can), Survival (defeat as many beasts as possible on one health bar), Team Battle (beasts pair up into teams to tackle each other) and the multiplayer 'Melee' mode where up to four players can battle it out as their fav monster.</text:p>
          </table:table-cell>
          <table:table-cell table:style-name="Default" table:formula="of:=CONCATENATE(&quot;&lt;game name=&quot;;CHAR(34);[.A198];CHAR(34);&quot;&gt; &lt;year&gt;&quot;;[.B198];&quot;&lt;/year&gt; &lt;rating&gt;&quot;;[.C198];&quot;&lt;/rating&gt; &lt;title&gt;&quot;;[.D198];&quot;&lt;/title&gt; &lt;pub&gt;&quot;;[.E198];&quot;&lt;/pub&gt; &lt;dev&gt;&quot;;[.F198];&quot;&lt;/dev&gt; &lt;genre&gt;&quot;;[.G198];&quot;&lt;/genre&gt; &lt;score&gt;&quot;;[.H198];&quot;&lt;/score&gt; &lt;player&gt;&quot;;[.I198];&quot;&lt;/player&gt; &lt;story&gt;&quot;;[.J198];&quot;&lt;/story&gt; &lt;/game&gt;&quot;)" office:value-type="string" office:string-value="&lt;game name=&quot;Godzilla - Destroy All Monsters Melee (USA)&quot;&gt; &lt;year&gt;2002&lt;/year&gt; &lt;rating&gt;ESRB - T (Teen)&lt;/rating&gt; &lt;title&gt;Godzilla - Destroy All Monsters Melee &lt;/title&gt; &lt;pub&gt;Infogrames, Inc.&lt;/pub&gt; &lt;dev&gt;Pipeworks Software&lt;/dev&gt; &lt;genre&gt;Action&lt;/genre&gt; &lt;score&gt;3.7&lt;/score&gt; &lt;player&gt;1-4 Players&lt;/player&gt; &lt;story&gt;Aliens have invaded earth, bringing with them a collection of deadly monsters bent on destruction of the land they stand on. You must destroy each of the beasts and send the aliens packing, while also looking after yourself from the humans who want all beasts dead.****Choose from a host of classic Godzilla monsters including the 90's and 2000 version of the beast himself plus Megalon,  Anguirus, King Ghidorah, Gigan, Rodan, Mecha-King Ghidorah, Destroyah and Mechagodzilla.****Battle in a range of modes including Adventure (destroy each of the beasts in turn in a collection of city locations), Destruction (destroy the city as much as you can), Survival (defeat as many beasts as possible on one health bar), Team Battle (beasts pair up into teams to tackle each other) and the multiplayer 'Melee' mode where up to four players can battle it out as their fav monster.&lt;/story&gt; &lt;/game&gt;">
            <text:p>&lt;game name="Godzilla - Destroy All Monsters Melee (USA)"&gt; &lt;year&gt;2002&lt;/year&gt; &lt;rating&gt;ESRB - T (Teen)&lt;/rating&gt; &lt;title&gt;Godzilla - Destroy All Monsters Melee &lt;/title&gt; &lt;pub&gt;Infogrames, Inc.&lt;/pub&gt; &lt;dev&gt;Pipeworks Software&lt;/dev&gt; &lt;genre&gt;Action&lt;/genre&gt; &lt;score&gt;3.7&lt;/score&gt; &lt;player&gt;1-4 Players&lt;/player&gt; &lt;story&gt;Aliens have invaded earth, bringing with them a collection of deadly monsters bent on destruction of the land they stand on. You must destroy each of the beasts and send the aliens packing, while also looking after yourself from the humans who want all beasts dead.****Choose from a host of classic Godzilla monsters including the 90's and 2000 version of the beast himself plus Megalon, <text:s/>Anguirus, King Ghidorah, Gigan, Rodan, Mecha-King Ghidorah, Destroyah and Mechagodzilla.****Battle in a range of modes including Adventure (destroy each of the beasts in turn in a collection of city locations), Destruction (destroy the city as much as you can), Survival (defeat as many beasts as possible on one health bar), Team Battle (beasts pair up into teams to tackle each other) and the multiplayer 'Melee' mode where up to four players can battle it out as their fav monster.&lt;/story&gt; &lt;/game&gt;</text:p>
          </table:table-cell>
          <table:table-cell table:number-columns-repeated="1012"/>
        </table:table-row>
        <table:table-row table:style-name="ro1">
          <table:table-cell office:value-type="string">
            <text:p>GoldenEye - Rogue Agent (USA) (Disc 1)</text:p>
          </table:table-cell>
          <table:table-cell office:value-type="float" office:value="2004">
            <text:p>2004</text:p>
          </table:table-cell>
          <table:table-cell office:value-type="string">
            <text:p>ESRB - T (Teen)</text:p>
          </table:table-cell>
          <table:table-cell office:value-type="string">
            <text:p>GoldenEye - Rogue Agent <text:s/>Disk 1</text:p>
          </table:table-cell>
          <table:table-cell table:style-name="Default" office:value-type="string">
            <text:p>Electronic Arts, Inc.</text:p>
          </table:table-cell>
          <table:table-cell office:value-type="string">
            <text:p>Electronic Arts</text:p>
          </table:table-cell>
          <table:table-cell office:value-type="string">
            <text:p>Action</text:p>
          </table:table-cell>
          <table:table-cell office:value-type="string">
            <text:p>3.2</text:p>
          </table:table-cell>
          <table:table-cell office:value-type="string">
            <text:p>1-4 Players</text:p>
          </table:table-cell>
          <table:table-cell office:value-type="string">
            <text:p>After being fired from MI6 for your ruthless behavior in an MI-6 simulator, you begin to work for Auric Goldfinger doing evil deeds. <text:s/>After the first mission (Which is the simulator) you are assigned a Goldeneye by Francisco Scaramanga who acts as the villain’s version of 'Q'. <text:s/>Your Goldeneye can do four separate things which are to see through cover, toss enemies around, use a shield, and hack into computers. <text:s/>The levels in this FPS are all basic run-and-gun style.</text:p>
          </table:table-cell>
          <table:table-cell table:style-name="Default" table:formula="of:=CONCATENATE(&quot;&lt;game name=&quot;;CHAR(34);[.A199];CHAR(34);&quot;&gt; &lt;year&gt;&quot;;[.B199];&quot;&lt;/year&gt; &lt;rating&gt;&quot;;[.C199];&quot;&lt;/rating&gt; &lt;title&gt;&quot;;[.D199];&quot;&lt;/title&gt; &lt;pub&gt;&quot;;[.E199];&quot;&lt;/pub&gt; &lt;dev&gt;&quot;;[.F199];&quot;&lt;/dev&gt; &lt;genre&gt;&quot;;[.G199];&quot;&lt;/genre&gt; &lt;score&gt;&quot;;[.H199];&quot;&lt;/score&gt; &lt;player&gt;&quot;;[.I199];&quot;&lt;/player&gt; &lt;story&gt;&quot;;[.J199];&quot;&lt;/story&gt; &lt;/game&gt;&quot;)" office:value-type="string" office:string-value="&lt;game name=&quot;GoldenEye - Rogue Agent (USA) (Disc 1)&quot;&gt; &lt;year&gt;2004&lt;/year&gt; &lt;rating&gt;ESRB - T (Teen)&lt;/rating&gt; &lt;title&gt;GoldenEye - Rogue Agent  Disk 1&lt;/title&gt; &lt;pub&gt;Electronic Arts, Inc.&lt;/pub&gt; &lt;dev&gt;Electronic Arts&lt;/dev&gt; &lt;genre&gt;Action&lt;/genre&gt; &lt;score&gt;3.2&lt;/score&gt; &lt;player&gt;1-4 Players&lt;/player&gt; &lt;story&gt;After being fired from MI6 for your ruthless behavior in an MI-6 simulator, you begin to work for Auric Goldfinger doing evil deeds.  After the first mission (Which is the simulator) you are assigned a Goldeneye by Francisco Scaramanga who acts as the villain’s version of 'Q'.  Your Goldeneye can do four separate things which are to see through cover, toss enemies around, use a shield, and hack into computers.  The levels in this FPS are all basic run-and-gun style.&lt;/story&gt; &lt;/game&gt;">
            <text:p>&lt;game name="GoldenEye - Rogue Agent (USA) (Disc 1)"&gt; &lt;year&gt;2004&lt;/year&gt; &lt;rating&gt;ESRB - T (Teen)&lt;/rating&gt; &lt;title&gt;GoldenEye - Rogue Agent <text:s/>Disk 1&lt;/title&gt; &lt;pub&gt;Electronic Arts, Inc.&lt;/pub&gt; &lt;dev&gt;Electronic Arts&lt;/dev&gt; &lt;genre&gt;Action&lt;/genre&gt; &lt;score&gt;3.2&lt;/score&gt; &lt;player&gt;1-4 Players&lt;/player&gt; &lt;story&gt;After being fired from MI6 for your ruthless behavior in an MI-6 simulator, you begin to work for Auric Goldfinger doing evil deeds. <text:s/>After the first mission (Which is the simulator) you are assigned a Goldeneye by Francisco Scaramanga who acts as the villain’s version of 'Q'. <text:s/>Your Goldeneye can do four separate things which are to see through cover, toss enemies around, use a shield, and hack into computers. <text:s/>The levels in this FPS are all basic run-and-gun style.&lt;/story&gt; &lt;/game&gt;</text:p>
          </table:table-cell>
          <table:table-cell table:number-columns-repeated="1012"/>
        </table:table-row>
        <table:table-row table:style-name="ro1">
          <table:table-cell office:value-type="string">
            <text:p>GoldenEye - Rogue Agent (USA) (Disc 2)</text:p>
          </table:table-cell>
          <table:table-cell office:value-type="float" office:value="2004">
            <text:p>2004</text:p>
          </table:table-cell>
          <table:table-cell office:value-type="string">
            <text:p>ESRB - T (Teen)</text:p>
          </table:table-cell>
          <table:table-cell office:value-type="string">
            <text:p>GoldenEye - Rogue Agent <text:s/>Disk 2</text:p>
          </table:table-cell>
          <table:table-cell table:style-name="Default" office:value-type="string">
            <text:p>Electronic Arts, Inc.</text:p>
          </table:table-cell>
          <table:table-cell office:value-type="string">
            <text:p>Electronic Arts</text:p>
          </table:table-cell>
          <table:table-cell office:value-type="string">
            <text:p>Action</text:p>
          </table:table-cell>
          <table:table-cell office:value-type="string">
            <text:p>3.2</text:p>
          </table:table-cell>
          <table:table-cell office:value-type="string">
            <text:p>1-4 Players</text:p>
          </table:table-cell>
          <table:table-cell office:value-type="string">
            <text:p>After being fired from MI6 for your ruthless behavior in an MI-6 simulator, you begin to work for Auric Goldfinger doing evil deeds. <text:s/>After the first mission (Which is the simulator) you are assigned a Goldeneye by Francisco Scaramanga who acts as the villain’s version of 'Q'. <text:s/>Your Goldeneye can do four separate things which are to see through cover, toss enemies around, use a shield, and hack into computers. <text:s/>The levels in this FPS are all basic run-and-gun style.</text:p>
          </table:table-cell>
          <table:table-cell table:style-name="Default" table:formula="of:=CONCATENATE(&quot;&lt;game name=&quot;;CHAR(34);[.A200];CHAR(34);&quot;&gt; &lt;year&gt;&quot;;[.B200];&quot;&lt;/year&gt; &lt;rating&gt;&quot;;[.C200];&quot;&lt;/rating&gt; &lt;title&gt;&quot;;[.D200];&quot;&lt;/title&gt; &lt;pub&gt;&quot;;[.E200];&quot;&lt;/pub&gt; &lt;dev&gt;&quot;;[.F200];&quot;&lt;/dev&gt; &lt;genre&gt;&quot;;[.G200];&quot;&lt;/genre&gt; &lt;score&gt;&quot;;[.H200];&quot;&lt;/score&gt; &lt;player&gt;&quot;;[.I200];&quot;&lt;/player&gt; &lt;story&gt;&quot;;[.J200];&quot;&lt;/story&gt; &lt;/game&gt;&quot;)" office:value-type="string" office:string-value="&lt;game name=&quot;GoldenEye - Rogue Agent (USA) (Disc 2)&quot;&gt; &lt;year&gt;2004&lt;/year&gt; &lt;rating&gt;ESRB - T (Teen)&lt;/rating&gt; &lt;title&gt;GoldenEye - Rogue Agent  Disk 2&lt;/title&gt; &lt;pub&gt;Electronic Arts, Inc.&lt;/pub&gt; &lt;dev&gt;Electronic Arts&lt;/dev&gt; &lt;genre&gt;Action&lt;/genre&gt; &lt;score&gt;3.2&lt;/score&gt; &lt;player&gt;1-4 Players&lt;/player&gt; &lt;story&gt;After being fired from MI6 for your ruthless behavior in an MI-6 simulator, you begin to work for Auric Goldfinger doing evil deeds.  After the first mission (Which is the simulator) you are assigned a Goldeneye by Francisco Scaramanga who acts as the villain’s version of 'Q'.  Your Goldeneye can do four separate things which are to see through cover, toss enemies around, use a shield, and hack into computers.  The levels in this FPS are all basic run-and-gun style.&lt;/story&gt; &lt;/game&gt;">
            <text:p>&lt;game name="GoldenEye - Rogue Agent (USA) (Disc 2)"&gt; &lt;year&gt;2004&lt;/year&gt; &lt;rating&gt;ESRB - T (Teen)&lt;/rating&gt; &lt;title&gt;GoldenEye - Rogue Agent <text:s/>Disk 2&lt;/title&gt; &lt;pub&gt;Electronic Arts, Inc.&lt;/pub&gt; &lt;dev&gt;Electronic Arts&lt;/dev&gt; &lt;genre&gt;Action&lt;/genre&gt; &lt;score&gt;3.2&lt;/score&gt; &lt;player&gt;1-4 Players&lt;/player&gt; &lt;story&gt;After being fired from MI6 for your ruthless behavior in an MI-6 simulator, you begin to work for Auric Goldfinger doing evil deeds. <text:s/>After the first mission (Which is the simulator) you are assigned a Goldeneye by Francisco Scaramanga who acts as the villain’s version of 'Q'. <text:s/>Your Goldeneye can do four separate things which are to see through cover, toss enemies around, use a shield, and hack into computers. <text:s/>The levels in this FPS are all basic run-and-gun style.&lt;/story&gt; &lt;/game&gt;</text:p>
          </table:table-cell>
          <table:table-cell table:number-columns-repeated="1012"/>
        </table:table-row>
        <table:table-row table:style-name="ro1">
          <table:table-cell office:value-type="string">
            <text:p>Gotcha Force (USA)</text:p>
          </table:table-cell>
          <table:table-cell office:value-type="float" office:value="2003">
            <text:p>2003</text:p>
          </table:table-cell>
          <table:table-cell office:value-type="string">
            <text:p>ESRB - E (Everyone)</text:p>
          </table:table-cell>
          <table:table-cell office:value-type="string">
            <text:p>Gotcha Force </text:p>
          </table:table-cell>
          <table:table-cell table:style-name="Default" office:value-type="string">
            <text:p>Capcom Co., Ltd.</text:p>
          </table:table-cell>
          <table:table-cell office:value-type="string">
            <text:p>Capcom</text:p>
          </table:table-cell>
          <table:table-cell office:value-type="string">
            <text:p>Simulation</text:p>
          </table:table-cell>
          <table:table-cell office:value-type="string">
            <text:p>3.6</text:p>
          </table:table-cell>
          <table:table-cell office:value-type="string">
            <text:p>1-4 Players</text:p>
          </table:table-cell>
          <table:table-cell office:value-type="string">
            <text:p>In Gotcha Force, up to 4 players can use robots to unleash powerful attacks and projectile weapons along with jumping and sidestepping your opponent's attacks. Winning battles gets you new parts to upgrade your robot or trade them for better parts.</text:p>
          </table:table-cell>
          <table:table-cell table:style-name="Default" table:formula="of:=CONCATENATE(&quot;&lt;game name=&quot;;CHAR(34);[.A201];CHAR(34);&quot;&gt; &lt;year&gt;&quot;;[.B201];&quot;&lt;/year&gt; &lt;rating&gt;&quot;;[.C201];&quot;&lt;/rating&gt; &lt;title&gt;&quot;;[.D201];&quot;&lt;/title&gt; &lt;pub&gt;&quot;;[.E201];&quot;&lt;/pub&gt; &lt;dev&gt;&quot;;[.F201];&quot;&lt;/dev&gt; &lt;genre&gt;&quot;;[.G201];&quot;&lt;/genre&gt; &lt;score&gt;&quot;;[.H201];&quot;&lt;/score&gt; &lt;player&gt;&quot;;[.I201];&quot;&lt;/player&gt; &lt;story&gt;&quot;;[.J201];&quot;&lt;/story&gt; &lt;/game&gt;&quot;)" office:value-type="string" office:string-value="&lt;game name=&quot;Gotcha Force (USA)&quot;&gt; &lt;year&gt;2003&lt;/year&gt; &lt;rating&gt;ESRB - E (Everyone)&lt;/rating&gt; &lt;title&gt;Gotcha Force &lt;/title&gt; &lt;pub&gt;Capcom Co., Ltd.&lt;/pub&gt; &lt;dev&gt;Capcom&lt;/dev&gt; &lt;genre&gt;Simulation&lt;/genre&gt; &lt;score&gt;3.6&lt;/score&gt; &lt;player&gt;1-4 Players&lt;/player&gt; &lt;story&gt;In Gotcha Force, up to 4 players can use robots to unleash powerful attacks and projectile weapons along with jumping and sidestepping your opponent's attacks. Winning battles gets you new parts to upgrade your robot or trade them for better parts.&lt;/story&gt; &lt;/game&gt;">
            <text:p>&lt;game name="Gotcha Force (USA)"&gt; &lt;year&gt;2003&lt;/year&gt; &lt;rating&gt;ESRB - E (Everyone)&lt;/rating&gt; &lt;title&gt;Gotcha Force &lt;/title&gt; &lt;pub&gt;Capcom Co., Ltd.&lt;/pub&gt; &lt;dev&gt;Capcom&lt;/dev&gt; &lt;genre&gt;Simulation&lt;/genre&gt; &lt;score&gt;3.6&lt;/score&gt; &lt;player&gt;1-4 Players&lt;/player&gt; &lt;story&gt;In Gotcha Force, up to 4 players can use robots to unleash powerful attacks and projectile weapons along with jumping and sidestepping your opponent's attacks. Winning battles gets you new parts to upgrade your robot or trade them for better parts.&lt;/story&gt; &lt;/game&gt;</text:p>
          </table:table-cell>
          <table:table-cell table:number-columns-repeated="1012"/>
        </table:table-row>
        <table:table-row table:style-name="ro1">
          <table:table-cell office:value-type="string">
            <text:p>Grim Adventures of Billy &amp; Mandy, The (USA)</text:p>
          </table:table-cell>
          <table:table-cell office:value-type="float" office:value="2006">
            <text:p>2006</text:p>
          </table:table-cell>
          <table:table-cell office:value-type="string">
            <text:p>ESRB - E10+ (Everyone 10+)</text:p>
          </table:table-cell>
          <table:table-cell office:value-type="string">
            <text:p>Grim Adventures of Billy &amp; Mandy, The </text:p>
          </table:table-cell>
          <table:table-cell table:number-columns-repeated="2" office:value-type="string">
            <text:p>Midway</text:p>
          </table:table-cell>
          <table:table-cell office:value-type="string">
            <text:p>Beat-'Em-Up</text:p>
          </table:table-cell>
          <table:table-cell office:value-type="string">
            <text:p>3.5</text:p>
          </table:table-cell>
          <table:table-cell office:value-type="string">
            <text:p>1-4 Players</text:p>
          </table:table-cell>
          <table:table-cell office:value-type="string">
            <text:p>The Grim Adventures of Billy &amp; Mandy video game pits the characters from the popular Cartoon Network television show against each other in a fighting-adventure game, filled with mayhem and chaos. In battle mode, up to four players can use a multitude of weapons in destructible arenas like the Desert of Doom and the Underworld to battle it out to be the last one standing. Players also have the option to play on their own or with a friend in mission mode, a series of 45 missions where players can unlock new weapons and characters like Hoss Delgado and the Boogey Man. Gamers can choose to play as one of fifteen characters from the show including Billy, Mandy, Grim, Irwin, Hoss Delgado and many more. </text:p>
          </table:table-cell>
          <table:table-cell table:style-name="Default" table:formula="of:=CONCATENATE(&quot;&lt;game name=&quot;;CHAR(34);[.A202];CHAR(34);&quot;&gt; &lt;year&gt;&quot;;[.B202];&quot;&lt;/year&gt; &lt;rating&gt;&quot;;[.C202];&quot;&lt;/rating&gt; &lt;title&gt;&quot;;[.D202];&quot;&lt;/title&gt; &lt;pub&gt;&quot;;[.E202];&quot;&lt;/pub&gt; &lt;dev&gt;&quot;;[.F202];&quot;&lt;/dev&gt; &lt;genre&gt;&quot;;[.G202];&quot;&lt;/genre&gt; &lt;score&gt;&quot;;[.H202];&quot;&lt;/score&gt; &lt;player&gt;&quot;;[.I202];&quot;&lt;/player&gt; &lt;story&gt;&quot;;[.J202];&quot;&lt;/story&gt; &lt;/game&gt;&quot;)" office:value-type="string" office:string-value="&lt;game name=&quot;Grim Adventures of Billy &amp; Mandy, The (USA)&quot;&gt; &lt;year&gt;2006&lt;/year&gt; &lt;rating&gt;ESRB - E10+ (Everyone 10+)&lt;/rating&gt; &lt;title&gt;Grim Adventures of Billy &amp; Mandy, The &lt;/title&gt; &lt;pub&gt;Midway&lt;/pub&gt; &lt;dev&gt;Midway&lt;/dev&gt; &lt;genre&gt;Beat-'Em-Up&lt;/genre&gt; &lt;score&gt;3.5&lt;/score&gt; &lt;player&gt;1-4 Players&lt;/player&gt; &lt;story&gt;The Grim Adventures of Billy &amp; Mandy video game pits the characters from the popular Cartoon Network television show against each other in a fighting-adventure game, filled with mayhem and chaos. In battle mode, up to four players can use a multitude of weapons in destructible arenas like the Desert of Doom and the Underworld to battle it out to be the last one standing. Players also have the option to play on their own or with a friend in mission mode, a series of 45 missions where players can unlock new weapons and characters like Hoss Delgado and the Boogey Man. Gamers can choose to play as one of fifteen characters from the show including Billy, Mandy, Grim, Irwin, Hoss Delgado and many more. &lt;/story&gt; &lt;/game&gt;">
            <text:p>&lt;game name="Grim Adventures of Billy &amp; Mandy, The (USA)"&gt; &lt;year&gt;2006&lt;/year&gt; &lt;rating&gt;ESRB - E10+ (Everyone 10+)&lt;/rating&gt; &lt;title&gt;Grim Adventures of Billy &amp; Mandy, The &lt;/title&gt; &lt;pub&gt;Midway&lt;/pub&gt; &lt;dev&gt;Midway&lt;/dev&gt; &lt;genre&gt;Beat-'Em-Up&lt;/genre&gt; &lt;score&gt;3.5&lt;/score&gt; &lt;player&gt;1-4 Players&lt;/player&gt; &lt;story&gt;The Grim Adventures of Billy &amp; Mandy video game pits the characters from the popular Cartoon Network television show against each other in a fighting-adventure game, filled with mayhem and chaos. In battle mode, up to four players can use a multitude of weapons in destructible arenas like the Desert of Doom and the Underworld to battle it out to be the last one standing. Players also have the option to play on their own or with a friend in mission mode, a series of 45 missions where players can unlock new weapons and characters like Hoss Delgado and the Boogey Man. Gamers can choose to play as one of fifteen characters from the show including Billy, Mandy, Grim, Irwin, Hoss Delgado and many more. &lt;/story&gt; &lt;/game&gt;</text:p>
          </table:table-cell>
          <table:table-cell table:number-columns-repeated="1012"/>
        </table:table-row>
        <table:table-row table:style-name="ro1">
          <table:table-cell office:value-type="string">
            <text:p>Grooverider - Slot Car Thunder (USA)</text:p>
          </table:table-cell>
          <table:table-cell office:value-type="float" office:value="2003">
            <text:p>2003</text:p>
          </table:table-cell>
          <table:table-cell office:value-type="string">
            <text:p>ESRB - E (Everyone)</text:p>
          </table:table-cell>
          <table:table-cell office:value-type="string">
            <text:p>Grooverider - Slot Car Thunder </text:p>
          </table:table-cell>
          <table:table-cell table:style-name="Default" office:value-type="string">
            <text:p>Encore, Inc.</text:p>
          </table:table-cell>
          <table:table-cell office:value-type="string">
            <text:p>King of the Jungle</text:p>
          </table:table-cell>
          <table:table-cell office:value-type="string">
            <text:p>Driving</text:p>
          </table:table-cell>
          <table:table-cell office:value-type="string">
            <text:p>3.2</text:p>
          </table:table-cell>
          <table:table-cell office:value-type="string">
            <text:p>1-4 Players</text:p>
          </table:table-cell>
          <table:table-cell office:value-type="string">
            <text:p>Grooverider is a slot-car inspired arcade racer aimed at the budget/casual market. <text:s/>In this game you race against three other cars around a track inside different rooms of a luxury apartment. <text:s/>****There are three different difficulties, or voltages, each faster than the last. There are a selection of cars to race in: British classics, 70's cop show, stock cars, GT sports, Formula X and Japanese.****Although the racing is limited to fixed lanes that you switch between there are also road blocks, ramps, splits, loops, merges and a power ups along the trap, and you can barge other cars off.****The game as both single player and two player split screen modes, and some extra game modes such as cops-n-robbers, and time trail with ghost car.</text:p>
          </table:table-cell>
          <table:table-cell table:style-name="Default" table:formula="of:=CONCATENATE(&quot;&lt;game name=&quot;;CHAR(34);[.A203];CHAR(34);&quot;&gt; &lt;year&gt;&quot;;[.B203];&quot;&lt;/year&gt; &lt;rating&gt;&quot;;[.C203];&quot;&lt;/rating&gt; &lt;title&gt;&quot;;[.D203];&quot;&lt;/title&gt; &lt;pub&gt;&quot;;[.E203];&quot;&lt;/pub&gt; &lt;dev&gt;&quot;;[.F203];&quot;&lt;/dev&gt; &lt;genre&gt;&quot;;[.G203];&quot;&lt;/genre&gt; &lt;score&gt;&quot;;[.H203];&quot;&lt;/score&gt; &lt;player&gt;&quot;;[.I203];&quot;&lt;/player&gt; &lt;story&gt;&quot;;[.J203];&quot;&lt;/story&gt; &lt;/game&gt;&quot;)" office:value-type="string" office:string-value="&lt;game name=&quot;Grooverider - Slot Car Thunder (USA)&quot;&gt; &lt;year&gt;2003&lt;/year&gt; &lt;rating&gt;ESRB - E (Everyone)&lt;/rating&gt; &lt;title&gt;Grooverider - Slot Car Thunder &lt;/title&gt; &lt;pub&gt;Encore, Inc.&lt;/pub&gt; &lt;dev&gt;King of the Jungle&lt;/dev&gt; &lt;genre&gt;Driving&lt;/genre&gt; &lt;score&gt;3.2&lt;/score&gt; &lt;player&gt;1-4 Players&lt;/player&gt; &lt;story&gt;Grooverider is a slot-car inspired arcade racer aimed at the budget/casual market.  In this game you race against three other cars around a track inside different rooms of a luxury apartment.  ****There are three different difficulties, or voltages, each faster than the last. There are a selection of cars to race in: British classics, 70's cop show, stock cars, GT sports, Formula X and Japanese.****Although the racing is limited to fixed lanes that you switch between there are also road blocks, ramps, splits, loops, merges and a power ups along the trap, and you can barge other cars off.****The game as both single player and two player split screen modes, and some extra game modes such as cops-n-robbers, and time trail with ghost car.&lt;/story&gt; &lt;/game&gt;">
            <text:p>&lt;game name="Grooverider - Slot Car Thunder (USA)"&gt; &lt;year&gt;2003&lt;/year&gt; &lt;rating&gt;ESRB - E (Everyone)&lt;/rating&gt; &lt;title&gt;Grooverider - Slot Car Thunder &lt;/title&gt; &lt;pub&gt;Encore, Inc.&lt;/pub&gt; &lt;dev&gt;King of the Jungle&lt;/dev&gt; &lt;genre&gt;Driving&lt;/genre&gt; &lt;score&gt;3.2&lt;/score&gt; &lt;player&gt;1-4 Players&lt;/player&gt; &lt;story&gt;Grooverider is a slot-car inspired arcade racer aimed at the budget/casual market. <text:s/>In this game you race against three other cars around a track inside different rooms of a luxury apartment. <text:s/>****There are three different difficulties, or voltages, each faster than the last. There are a selection of cars to race in: British classics, 70's cop show, stock cars, GT sports, Formula X and Japanese.****Although the racing is limited to fixed lanes that you switch between there are also road blocks, ramps, splits, loops, merges and a power ups along the trap, and you can barge other cars off.****The game as both single player and two player split screen modes, and some extra game modes such as cops-n-robbers, and time trail with ghost car.&lt;/story&gt; &lt;/game&gt;</text:p>
          </table:table-cell>
          <table:table-cell table:number-columns-repeated="1012"/>
        </table:table-row>
        <table:table-row table:style-name="ro1">
          <table:table-cell office:value-type="string">
            <text:p>GT Cube (Japan)</text:p>
          </table:table-cell>
          <table:table-cell office:value-type="float" office:value="2003">
            <text:p>2003</text:p>
          </table:table-cell>
          <table:table-cell office:value-type="string">
            <text:p>ESRB - E10+ (Everyone 10+)</text:p>
          </table:table-cell>
          <table:table-cell office:value-type="string">
            <text:p>GT Cube </text:p>
          </table:table-cell>
          <table:table-cell table:style-name="Default" office:value-type="string">
            <text:p>MTO Co., Ltd.</text:p>
          </table:table-cell>
          <table:table-cell office:value-type="string">
            <text:p>MTO</text:p>
          </table:table-cell>
          <table:table-cell office:value-type="string">
            <text:p>Driving</text:p>
          </table:table-cell>
          <table:table-cell office:value-type="string">
            <text:p>3.7</text:p>
          </table:table-cell>
          <table:table-cell office:value-type="string">
            <text:p>1-4 Players</text:p>
          </table:table-cell>
          <table:table-cell office:value-type="string">
            <text:p>The Wii game GT Pro Series or GT Cube as the Japanese-only GameCube release, is a cel-shaded racing game that is a soft-simulation of real-world racing. The game allows you access to over 80 tunable vehicles from ten different Japanese manufacturers. Many of these cars are locked and must be obtained by playing through the game. In addition, there are several modes of play to use them on, which are Championship, Quick Race, Time Attack, Versus, and Drift-Combo. <text:s/>A fairly standard staple in the racing genre, the Championship is a rather straight forward career mode. In this mode, you have four classes ranging from Beginner to Professional. Beginner is free to get in, but the next three classes require you to finish the previous class and then acquire a license by passing a series of driving tests. Certain races in each class have limits on what cars can be entered, forcing you to mix things up a bit and develop different strategies. <text:s/>Quick Race is good if you just want to jump into the game and start. You can use any parts, cars and tracks you've unlocked so far from the Championship mode. <text:s/>Time Attack is a time trial mode where the object is to get the best time you can with the car and track you choose. <text:s/>Versus is the game's multiplayer mode. Two to four players can battle it out with any unlocked cars and tracks. <text:s/>Drift-Combo is a challenging mode that scores you based one how well you can drift on a selection of three drift courses. Connecting drifts raises your score and subsequently, your ranking on the board.</text:p>
          </table:table-cell>
          <table:table-cell table:style-name="Default" table:formula="of:=CONCATENATE(&quot;&lt;game name=&quot;;CHAR(34);[.A204];CHAR(34);&quot;&gt; &lt;year&gt;&quot;;[.B204];&quot;&lt;/year&gt; &lt;rating&gt;&quot;;[.C204];&quot;&lt;/rating&gt; &lt;title&gt;&quot;;[.D204];&quot;&lt;/title&gt; &lt;pub&gt;&quot;;[.E204];&quot;&lt;/pub&gt; &lt;dev&gt;&quot;;[.F204];&quot;&lt;/dev&gt; &lt;genre&gt;&quot;;[.G204];&quot;&lt;/genre&gt; &lt;score&gt;&quot;;[.H204];&quot;&lt;/score&gt; &lt;player&gt;&quot;;[.I204];&quot;&lt;/player&gt; &lt;story&gt;&quot;;[.J204];&quot;&lt;/story&gt; &lt;/game&gt;&quot;)" office:value-type="string" office:string-value="&lt;game name=&quot;GT Cube (Japan)&quot;&gt; &lt;year&gt;2003&lt;/year&gt; &lt;rating&gt;ESRB - E10+ (Everyone 10+)&lt;/rating&gt; &lt;title&gt;GT Cube &lt;/title&gt; &lt;pub&gt;MTO Co., Ltd.&lt;/pub&gt; &lt;dev&gt;MTO&lt;/dev&gt; &lt;genre&gt;Driving&lt;/genre&gt; &lt;score&gt;3.7&lt;/score&gt; &lt;player&gt;1-4 Players&lt;/player&gt; &lt;story&gt;The Wii game GT Pro Series or GT Cube as the Japanese-only GameCube release, is a cel-shaded racing game that is a soft-simulation of real-world racing. The game allows you access to over 80 tunable vehicles from ten different Japanese manufacturers. Many of these cars are locked and must be obtained by playing through the game. In addition, there are several modes of play to use them on, which are Championship, Quick Race, Time Attack, Versus, and Drift-Combo.  A fairly standard staple in the racing genre, the Championship is a rather straight forward career mode. In this mode, you have four classes ranging from Beginner to Professional. Beginner is free to get in, but the next three classes require you to finish the previous class and then acquire a license by passing a series of driving tests. Certain races in each class have limits on what cars can be entered, forcing you to mix things up a bit and develop different strategies.  Quick Race is good if you just want to jump into the game and start. You can use any parts, cars and tracks you've unlocked so far from the Championship mode.  Time Attack is a time trial mode where the object is to get the best time you can with the car and track you choose.  Versus is the game's multiplayer mode. Two to four players can battle it out with any unlocked cars and tracks.  Drift-Combo is a challenging mode that scores you based one how well you can drift on a selection of three drift courses. Connecting drifts raises your score and subsequently, your ranking on the board.&lt;/story&gt; &lt;/game&gt;">
            <text:p>&lt;game name="GT Cube (Japan)"&gt; &lt;year&gt;2003&lt;/year&gt; &lt;rating&gt;ESRB - E10+ (Everyone 10+)&lt;/rating&gt; &lt;title&gt;GT Cube &lt;/title&gt; &lt;pub&gt;MTO Co., Ltd.&lt;/pub&gt; &lt;dev&gt;MTO&lt;/dev&gt; &lt;genre&gt;Driving&lt;/genre&gt; &lt;score&gt;3.7&lt;/score&gt; &lt;player&gt;1-4 Players&lt;/player&gt; &lt;story&gt;The Wii game GT Pro Series or GT Cube as the Japanese-only GameCube release, is a cel-shaded racing game that is a soft-simulation of real-world racing. The game allows you access to over 80 tunable vehicles from ten different Japanese manufacturers. Many of these cars are locked and must be obtained by playing through the game. In addition, there are several modes of play to use them on, which are Championship, Quick Race, Time Attack, Versus, and Drift-Combo. <text:s/>A fairly standard staple in the racing genre, the Championship is a rather straight forward career mode. In this mode, you have four classes ranging from Beginner to Professional. Beginner is free to get in, but the next three classes require you to finish the previous class and then acquire a license by passing a series of driving tests. Certain races in each class have limits on what cars can be entered, forcing you to mix things up a bit and develop different strategies. <text:s/>Quick Race is good if you just want to jump into the game and start. You can use any parts, cars and tracks you've unlocked so far from the Championship mode. <text:s/>Time Attack is a time trial mode where the object is to get the best time you can with the car and track you choose. <text:s/>Versus is the game's multiplayer mode. Two to four players can battle it out with any unlocked cars and tracks. <text:s/>Drift-Combo is a challenging mode that scores you based one how well you can drift on a selection of three drift courses. Connecting drifts raises your score and subsequently, your ranking on the board.&lt;/story&gt; &lt;/game&gt;</text:p>
          </table:table-cell>
          <table:table-cell table:number-columns-repeated="1012"/>
        </table:table-row>
        <table:table-row table:style-name="ro1">
          <table:table-cell office:value-type="string">
            <text:p>Gun (USA)</text:p>
          </table:table-cell>
          <table:table-cell office:value-type="float" office:value="2005">
            <text:p>2005</text:p>
          </table:table-cell>
          <table:table-cell office:value-type="string">
            <text:p>ESRB - M (Mature)</text:p>
          </table:table-cell>
          <table:table-cell office:value-type="string">
            <text:p>Gun </text:p>
          </table:table-cell>
          <table:table-cell table:style-name="Default" office:value-type="string">
            <text:p>Activision Publishing, Inc.</text:p>
          </table:table-cell>
          <table:table-cell office:value-type="string">
            <text:p>Neversoft Entertainment</text:p>
          </table:table-cell>
          <table:table-cell office:value-type="string">
            <text:p>Action</text:p>
          </table:table-cell>
          <table:table-cell office:value-type="string">
            <text:p>3.9</text:p>
          </table:table-cell>
          <table:table-cell office:value-type="string">
            <text:p>1 Player</text:p>
          </table:table-cell>
          <table:table-cell office:value-type="string">
            <text:p>The Wild Wild West meets Grand Theft Auto in this free-roaming action game. Set in 1870, you are Colton White, a young gunslinger whose father is killed by an Indian tribe led by Reverend Reed. Just before passing away, your father hands you a token and reveals you are not his son. Sworn to avenge his death, you pursue the killers and unravel the secrets surrounding the item. Although you are on your own, temporary alliances can be formed with townspeople, Apaches and posse members, but watch your back as they can turn against you.****The main storyline, written by Hollywood screenwriter Randall Jahnson (The Mask of Zorro, 1998,) is linear. <text:s/>You will have to fight duels, defend towns against bandits, help build railway tracks, intervene in various conflicts and kill heavily-armed bossed. <text:s/>There are also many side missions or alternative ways to earn money. You can play poker in the casino, help out farmers with their livestock, assist the local sheriff or deliver items with the pony express. Other possibilities include bounty hunting, regular hunting for rare animals, mining for gold and various rescue missions. ****The RPG elements involve acquiring and improving skills, such as QuickDraw (shown in Bullet Time,) Zoom Firing, Melee Combat, improved accuracy, the ability to throw axes and strategically equipping and upgrading different weapons. <text:s/>There are hand weapons (knives, tomahawks, bayonets), archery arms, explosive throwable items and regular guns, such as sharpshooter rifles, colts and winchesters. Some are earned during the missions, others can be bought and sold for cash in the towns.****The GTA reference is reflected in the main means of transportation: horses. There are different animals to find with extensive movement options. Go on wild chases, spurt, gallop, do skid attacks, or trample your enemies. Give them some rest from time to time, or you will wear them down to death. In the melee combat, you can do roll maneuvers, use objects to provide cover, grab your opponents and even scalp them. You are free to steer away from the main storyline and explore the giant landscape, with towns, deserts, mountains, wilderness and caves.</text:p>
          </table:table-cell>
          <table:table-cell table:style-name="Default" table:formula="of:=CONCATENATE(&quot;&lt;game name=&quot;;CHAR(34);[.A205];CHAR(34);&quot;&gt; &lt;year&gt;&quot;;[.B205];&quot;&lt;/year&gt; &lt;rating&gt;&quot;;[.C205];&quot;&lt;/rating&gt; &lt;title&gt;&quot;;[.D205];&quot;&lt;/title&gt; &lt;pub&gt;&quot;;[.E205];&quot;&lt;/pub&gt; &lt;dev&gt;&quot;;[.F205];&quot;&lt;/dev&gt; &lt;genre&gt;&quot;;[.G205];&quot;&lt;/genre&gt; &lt;score&gt;&quot;;[.H205];&quot;&lt;/score&gt; &lt;player&gt;&quot;;[.I205];&quot;&lt;/player&gt; &lt;story&gt;&quot;;[.J205];&quot;&lt;/story&gt; &lt;/game&gt;&quot;)" office:value-type="string" office:string-value="&lt;game name=&quot;Gun (USA)&quot;&gt; &lt;year&gt;2005&lt;/year&gt; &lt;rating&gt;ESRB - M (Mature)&lt;/rating&gt; &lt;title&gt;Gun &lt;/title&gt; &lt;pub&gt;Activision Publishing, Inc.&lt;/pub&gt; &lt;dev&gt;Neversoft Entertainment&lt;/dev&gt; &lt;genre&gt;Action&lt;/genre&gt; &lt;score&gt;3.9&lt;/score&gt; &lt;player&gt;1 Player&lt;/player&gt; &lt;story&gt;The Wild Wild West meets Grand Theft Auto in this free-roaming action game. Set in 1870, you are Colton White, a young gunslinger whose father is killed by an Indian tribe led by Reverend Reed. Just before passing away, your father hands you a token and reveals you are not his son. Sworn to avenge his death, you pursue the killers and unravel the secrets surrounding the item. Although you are on your own, temporary alliances can be formed with townspeople, Apaches and posse members, but watch your back as they can turn against you.****The main storyline, written by Hollywood screenwriter Randall Jahnson (The Mask of Zorro, 1998,) is linear.  You will have to fight duels, defend towns against bandits, help build railway tracks, intervene in various conflicts and kill heavily-armed bossed.  There are also many side missions or alternative ways to earn money. You can play poker in the casino, help out farmers with their livestock, assist the local sheriff or deliver items with the pony express. Other possibilities include bounty hunting, regular hunting for rare animals, mining for gold and various rescue missions. ****The RPG elements involve acquiring and improving skills, such as QuickDraw (shown in Bullet Time,) Zoom Firing, Melee Combat, improved accuracy, the ability to throw axes and strategically equipping and upgrading different weapons.  There are hand weapons (knives, tomahawks, bayonets), archery arms, explosive throwable items and regular guns, such as sharpshooter rifles, colts and winchesters. Some are earned during the missions, others can be bought and sold for cash in the towns.****The GTA reference is reflected in the main means of transportation: horses. There are different animals to find with extensive movement options. Go on wild chases, spurt, gallop, do skid attacks, or trample your enemies. Give them some rest from time to time, or you will wear them down to death. In the melee combat, you can do roll maneuvers, use objects to provide cover, grab your opponents and even scalp them. You are free to steer away from the main storyline and explore the giant landscape, with towns, deserts, mountains, wilderness and caves.&lt;/story&gt; &lt;/game&gt;">
            <text:p>&lt;game name="Gun (USA)"&gt; &lt;year&gt;2005&lt;/year&gt; &lt;rating&gt;ESRB - M (Mature)&lt;/rating&gt; &lt;title&gt;Gun &lt;/title&gt; &lt;pub&gt;Activision Publishing, Inc.&lt;/pub&gt; &lt;dev&gt;Neversoft Entertainment&lt;/dev&gt; &lt;genre&gt;Action&lt;/genre&gt; &lt;score&gt;3.9&lt;/score&gt; &lt;player&gt;1 Player&lt;/player&gt; &lt;story&gt;The Wild Wild West meets Grand Theft Auto in this free-roaming action game. Set in 1870, you are Colton White, a young gunslinger whose father is killed by an Indian tribe led by Reverend Reed. Just before passing away, your father hands you a token and reveals you are not his son. Sworn to avenge his death, you pursue the killers and unravel the secrets surrounding the item. Although you are on your own, temporary alliances can be formed with townspeople, Apaches and posse members, but watch your back as they can turn against you.****The main storyline, written by Hollywood screenwriter Randall Jahnson (The Mask of Zorro, 1998,) is linear. <text:s/>You will have to fight duels, defend towns against bandits, help build railway tracks, intervene in various conflicts and kill heavily-armed bossed. <text:s/>There are also many side missions or alternative ways to earn money. You can play poker in the casino, help out farmers with their livestock, assist the local sheriff or deliver items with the pony express. Other possibilities include bounty hunting, regular hunting for rare animals, mining for gold and various rescue missions. ****The RPG elements involve acquiring and improving skills, such as QuickDraw (shown in Bullet Time,) Zoom Firing, Melee Combat, improved accuracy, the ability to throw axes and strategically equipping and upgrading different weapons. <text:s/>There are hand weapons (knives, tomahawks, bayonets), archery arms, explosive throwable items and regular guns, such as sharpshooter rifles, colts and winchesters. Some are earned during the missions, others can be bought and sold for cash in the towns.****The GTA reference is reflected in the main means of transportation: horses. There are different animals to find with extensive movement options. Go on wild chases, spurt, gallop, do skid attacks, or trample your enemies. Give them some rest from time to time, or you will wear them down to death. In the melee combat, you can do roll maneuvers, use objects to provide cover, grab your opponents and even scalp them. You are free to steer away from the main storyline and explore the giant landscape, with towns, deserts, mountains, wilderness and caves.&lt;/story&gt; &lt;/game&gt;</text:p>
          </table:table-cell>
          <table:table-cell table:number-columns-repeated="1012"/>
        </table:table-row>
        <table:table-row table:style-name="ro1">
          <table:table-cell office:value-type="string">
            <text:p>Happy Feet (USA)</text:p>
          </table:table-cell>
          <table:table-cell office:value-type="float" office:value="2006">
            <text:p>2006</text:p>
          </table:table-cell>
          <table:table-cell office:value-type="string">
            <text:p>ESRB - E (Everyone)</text:p>
          </table:table-cell>
          <table:table-cell office:value-type="string">
            <text:p>Happy Feet </text:p>
          </table:table-cell>
          <table:table-cell table:style-name="Default" office:value-type="string">
            <text:p>Midway Home Entertainment, Inc.</text:p>
          </table:table-cell>
          <table:table-cell office:value-type="string">
            <text:p>Artificial Mind &amp; Movement</text:p>
          </table:table-cell>
          <table:table-cell office:value-type="string">
            <text:p>Adventure</text:p>
          </table:table-cell>
          <table:table-cell office:value-type="string">
            <text:p>2.5</text:p>
          </table:table-cell>
          <table:table-cell office:value-type="string">
            <text:p>1-2 Players</text:p>
          </table:table-cell>
          <table:table-cell office:value-type="string">
            <text:p>The Happy Feet game features the voices of Elijah Wood and Brittany Murphy, who reprise their roles from the movie. The game puts the player in the shoes of Mumble, a young penguin born into a nation of singing emperor penguins where each needs a heart song to attract a soul mate. And while Mumble is cursed with being the worst singer in the world, he just happens to be a great tap dancer.****Following the general story of the film, the game has you play as Mumble as he belly-sleds, dances, and swims through Antarctica on a adventure complemented by a playful and lively soundtrack. ****The game consists of 3 types of gameplay. First there is belly-sledding where you control Mumble sledding down a track trying to beat Ramon and the Amigos to the finish. Swimming will have you move Mumble around trying to avoid getting eaten by the evil leopard seal. In Dancing you have to help Mumble's footwork as he tries to impress his friends and family.</text:p>
          </table:table-cell>
          <table:table-cell table:style-name="Default" table:formula="of:=CONCATENATE(&quot;&lt;game name=&quot;;CHAR(34);[.A206];CHAR(34);&quot;&gt; &lt;year&gt;&quot;;[.B206];&quot;&lt;/year&gt; &lt;rating&gt;&quot;;[.C206];&quot;&lt;/rating&gt; &lt;title&gt;&quot;;[.D206];&quot;&lt;/title&gt; &lt;pub&gt;&quot;;[.E206];&quot;&lt;/pub&gt; &lt;dev&gt;&quot;;[.F206];&quot;&lt;/dev&gt; &lt;genre&gt;&quot;;[.G206];&quot;&lt;/genre&gt; &lt;score&gt;&quot;;[.H206];&quot;&lt;/score&gt; &lt;player&gt;&quot;;[.I206];&quot;&lt;/player&gt; &lt;story&gt;&quot;;[.J206];&quot;&lt;/story&gt; &lt;/game&gt;&quot;)" office:value-type="string" office:string-value="&lt;game name=&quot;Happy Feet (USA)&quot;&gt; &lt;year&gt;2006&lt;/year&gt; &lt;rating&gt;ESRB - E (Everyone)&lt;/rating&gt; &lt;title&gt;Happy Feet &lt;/title&gt; &lt;pub&gt;Midway Home Entertainment, Inc.&lt;/pub&gt; &lt;dev&gt;Artificial Mind &amp; Movement&lt;/dev&gt; &lt;genre&gt;Adventure&lt;/genre&gt; &lt;score&gt;2.5&lt;/score&gt; &lt;player&gt;1-2 Players&lt;/player&gt; &lt;story&gt;The Happy Feet game features the voices of Elijah Wood and Brittany Murphy, who reprise their roles from the movie. The game puts the player in the shoes of Mumble, a young penguin born into a nation of singing emperor penguins where each needs a heart song to attract a soul mate. And while Mumble is cursed with being the worst singer in the world, he just happens to be a great tap dancer.****Following the general story of the film, the game has you play as Mumble as he belly-sleds, dances, and swims through Antarctica on a adventure complemented by a playful and lively soundtrack. ****The game consists of 3 types of gameplay. First there is belly-sledding where you control Mumble sledding down a track trying to beat Ramon and the Amigos to the finish. Swimming will have you move Mumble around trying to avoid getting eaten by the evil leopard seal. In Dancing you have to help Mumble's footwork as he tries to impress his friends and family.&lt;/story&gt; &lt;/game&gt;">
            <text:p>&lt;game name="Happy Feet (USA)"&gt; &lt;year&gt;2006&lt;/year&gt; &lt;rating&gt;ESRB - E (Everyone)&lt;/rating&gt; &lt;title&gt;Happy Feet &lt;/title&gt; &lt;pub&gt;Midway Home Entertainment, Inc.&lt;/pub&gt; &lt;dev&gt;Artificial Mind &amp; Movement&lt;/dev&gt; &lt;genre&gt;Adventure&lt;/genre&gt; &lt;score&gt;2.5&lt;/score&gt; &lt;player&gt;1-2 Players&lt;/player&gt; &lt;story&gt;The Happy Feet game features the voices of Elijah Wood and Brittany Murphy, who reprise their roles from the movie. The game puts the player in the shoes of Mumble, a young penguin born into a nation of singing emperor penguins where each needs a heart song to attract a soul mate. And while Mumble is cursed with being the worst singer in the world, he just happens to be a great tap dancer.****Following the general story of the film, the game has you play as Mumble as he belly-sleds, dances, and swims through Antarctica on a adventure complemented by a playful and lively soundtrack. ****The game consists of 3 types of gameplay. First there is belly-sledding where you control Mumble sledding down a track trying to beat Ramon and the Amigos to the finish. Swimming will have you move Mumble around trying to avoid getting eaten by the evil leopard seal. In Dancing you have to help Mumble's footwork as he tries to impress his friends and family.&lt;/story&gt; &lt;/game&gt;</text:p>
          </table:table-cell>
          <table:table-cell table:number-columns-repeated="1012"/>
        </table:table-row>
        <table:table-row table:style-name="ro1">
          <table:table-cell office:value-type="string">
            <text:p>Harry Potter - Quidditch World Cup (USA)</text:p>
          </table:table-cell>
          <table:table-cell office:value-type="float" office:value="2003">
            <text:p>2003</text:p>
          </table:table-cell>
          <table:table-cell office:value-type="string">
            <text:p>ESRB - E (Everyone)</text:p>
          </table:table-cell>
          <table:table-cell office:value-type="string">
            <text:p>Harry Potter - Quidditch World Cup </text:p>
          </table:table-cell>
          <table:table-cell table:style-name="Default" office:value-type="string">
            <text:p>Electronic Arts, Inc.</text:p>
          </table:table-cell>
          <table:table-cell office:value-type="string">
            <text:p>Electronic Arts</text:p>
          </table:table-cell>
          <table:table-cell office:value-type="string">
            <text:p>Sports</text:p>
          </table:table-cell>
          <table:table-cell office:value-type="string">
            <text:p>2.8</text:p>
          </table:table-cell>
          <table:table-cell office:value-type="string">
            <text:p>1-2 Players</text:p>
          </table:table-cell>
          <table:table-cell office:value-type="string">
            <text:p>Quidditch, the broomstick and ball “sport” of the Harry Potter world comes to life in this simulation. <text:s/>For those unfamiliar with the game, two seven player teams of flying wizards attempt to score goals with one ball while dodging more flying balls and each other. <text:s/>For those who are familiar with the game, you will be happy to know that the players, positions, and “strategies” of Quidditch are faithfully recreated.****The game starts with a player selecting which of the four Hogwarts school teams he or she wishes to play for. <text:s/>Following some tutorial events, they are launched into the competition for the Hogwarts Cup against the other three teams. <text:s/>As the player wins games and completes specific challenges (such as “score 120 points in one game”) they collect Quidditch cards which unlock special combo moves. <text:s/>Once a player has won the school championship, they can go on to play as one of nine international teams competing for the Quidditch World Cup each with it’s own style and special combo moves. <text:s/>After winning the cup once, there are still more cards to be collected by playing and winning as different teams.****People familiar with actual sports know that the rules of Quidditch (as described in Rowlings' books) are fundamentally flawed and that the only meaningful part of the game is the 1 on 1 competition between the two seekers trying to catch the golden snitch. <text:s/>Quidditch World Cup alleviates this problem with the “golden snitch bar”. <text:s/>As the game progresses, completing action combos and performing special moves adds to a team progress bar. <text:s/>Eventually, when the snitch appears, the team with better positioning on the bar will start with an advantage in the chase. <text:s/>Ironically, this system rewards things other than actual scoring so in-game goals still remain mostly meaningless (except on lower difficulty levels where it is very easy to build a 160+ point lead and make the snitch inconsequential).****Because it is designed for younger audiences, Quidditch World Cup lacks most of the advanced features you would expect in an EA sports game (league play, team management, etc…). <text:s/>It also lacks any multiplayer options other than two player (same machine) exhibition matches</text:p>
          </table:table-cell>
          <table:table-cell table:style-name="Default" table:formula="of:=CONCATENATE(&quot;&lt;game name=&quot;;CHAR(34);[.A207];CHAR(34);&quot;&gt; &lt;year&gt;&quot;;[.B207];&quot;&lt;/year&gt; &lt;rating&gt;&quot;;[.C207];&quot;&lt;/rating&gt; &lt;title&gt;&quot;;[.D207];&quot;&lt;/title&gt; &lt;pub&gt;&quot;;[.E207];&quot;&lt;/pub&gt; &lt;dev&gt;&quot;;[.F207];&quot;&lt;/dev&gt; &lt;genre&gt;&quot;;[.G207];&quot;&lt;/genre&gt; &lt;score&gt;&quot;;[.H207];&quot;&lt;/score&gt; &lt;player&gt;&quot;;[.I207];&quot;&lt;/player&gt; &lt;story&gt;&quot;;[.J207];&quot;&lt;/story&gt; &lt;/game&gt;&quot;)" office:value-type="string" office:string-value="&lt;game name=&quot;Harry Potter - Quidditch World Cup (USA)&quot;&gt; &lt;year&gt;2003&lt;/year&gt; &lt;rating&gt;ESRB - E (Everyone)&lt;/rating&gt; &lt;title&gt;Harry Potter - Quidditch World Cup &lt;/title&gt; &lt;pub&gt;Electronic Arts, Inc.&lt;/pub&gt; &lt;dev&gt;Electronic Arts&lt;/dev&gt; &lt;genre&gt;Sports&lt;/genre&gt; &lt;score&gt;2.8&lt;/score&gt; &lt;player&gt;1-2 Players&lt;/player&gt; &lt;story&gt;Quidditch, the broomstick and ball “sport” of the Harry Potter world comes to life in this simulation.  For those unfamiliar with the game, two seven player teams of flying wizards attempt to score goals with one ball while dodging more flying balls and each other.  For those who are familiar with the game, you will be happy to know that the players, positions, and “strategies” of Quidditch are faithfully recreated.****The game starts with a player selecting which of the four Hogwarts school teams he or she wishes to play for.  Following some tutorial events, they are launched into the competition for the Hogwarts Cup against the other three teams.  As the player wins games and completes specific challenges (such as “score 120 points in one game”) they collect Quidditch cards which unlock special combo moves.  Once a player has won the school championship, they can go on to play as one of nine international teams competing for the Quidditch World Cup each with it’s own style and special combo moves.  After winning the cup once, there are still more cards to be collected by playing and winning as different teams.****People familiar with actual sports know that the rules of Quidditch (as described in Rowlings' books) are fundamentally flawed and that the only meaningful part of the game is the 1 on 1 competition between the two seekers trying to catch the golden snitch.  Quidditch World Cup alleviates this problem with the “golden snitch bar”.  As the game progresses, completing action combos and performing special moves adds to a team progress bar.  Eventually, when the snitch appears, the team with better positioning on the bar will start with an advantage in the chase.  Ironically, this system rewards things other than actual scoring so in-game goals still remain mostly meaningless (except on lower difficulty levels where it is very easy to build a 160+ point lead and make the snitch inconsequential).****Because it is designed for younger audiences, Quidditch World Cup lacks most of the advanced features you would expect in an EA sports game (league play, team management, etc…).  It also lacks any multiplayer options other than two player (same machine) exhibition matches&lt;/story&gt; &lt;/game&gt;">
            <text:p>&lt;game name="Harry Potter - Quidditch World Cup (USA)"&gt; &lt;year&gt;2003&lt;/year&gt; &lt;rating&gt;ESRB - E (Everyone)&lt;/rating&gt; &lt;title&gt;Harry Potter - Quidditch World Cup &lt;/title&gt; &lt;pub&gt;Electronic Arts, Inc.&lt;/pub&gt; &lt;dev&gt;Electronic Arts&lt;/dev&gt; &lt;genre&gt;Sports&lt;/genre&gt; &lt;score&gt;2.8&lt;/score&gt; &lt;player&gt;1-2 Players&lt;/player&gt; &lt;story&gt;Quidditch, the broomstick and ball “sport” of the Harry Potter world comes to life in this simulation. <text:s/>For those unfamiliar with the game, two seven player teams of flying wizards attempt to score goals with one ball while dodging more flying balls and each other. <text:s/>For those who are familiar with the game, you will be happy to know that the players, positions, and “strategies” of Quidditch are faithfully recreated.****The game starts with a player selecting which of the four Hogwarts school teams he or she wishes to play for. <text:s/>Following some tutorial events, they are launched into the competition for the Hogwarts Cup against the other three teams. <text:s/>As the player wins games and completes specific challenges (such as “score 120 points in one game”) they collect Quidditch cards which unlock special combo moves. <text:s/>Once a player has won the school championship, they can go on to play as one of nine international teams competing for the Quidditch World Cup each with it’s own style and special combo moves. <text:s/>After winning the cup once, there are still more cards to be collected by playing and winning as different teams.****People familiar with actual sports know that the rules of Quidditch (as described in Rowlings' books) are fundamentally flawed and that the only meaningful part of the game is the 1 on 1 competition between the two seekers trying to catch the golden snitch. <text:s/>Quidditch World Cup alleviates this problem with the “golden snitch bar”. <text:s/>As the game progresses, completing action combos and performing special moves adds to a team progress bar. <text:s/>Eventually, when the snitch appears, the team with better positioning on the bar will start with an advantage in the chase. <text:s/>Ironically, this system rewards things other than actual scoring so in-game goals still remain mostly meaningless (except on lower difficulty levels where it is very easy to build a 160+ point lead and make the snitch inconsequential).****Because it is designed for younger audiences, Quidditch World Cup lacks most of the advanced features you would expect in an EA sports game (league play, team management, etc…). <text:s/>It also lacks any multiplayer options other than two player (same machine) exhibition matches&lt;/story&gt; &lt;/game&gt;</text:p>
          </table:table-cell>
          <table:table-cell table:number-columns-repeated="1012"/>
        </table:table-row>
        <table:table-row table:style-name="ro1">
          <table:table-cell office:value-type="string">
            <text:p>Harry Potter and the Chamber of Secrets (USA)</text:p>
          </table:table-cell>
          <table:table-cell office:value-type="float" office:value="2002">
            <text:p>2002</text:p>
          </table:table-cell>
          <table:table-cell office:value-type="string">
            <text:p>ESRB - E (Everyone)</text:p>
          </table:table-cell>
          <table:table-cell office:value-type="string">
            <text:p>Harry Potter and the Chamber of Secrets </text:p>
          </table:table-cell>
          <table:table-cell table:style-name="Default" office:value-type="string">
            <text:p>Electronic Arts, Inc.</text:p>
          </table:table-cell>
          <table:table-cell office:value-type="string">
            <text:p>Electronic Arts</text:p>
          </table:table-cell>
          <table:table-cell office:value-type="string">
            <text:p>Action</text:p>
          </table:table-cell>
          <table:table-cell office:value-type="string">
            <text:p>3.1</text:p>
          </table:table-cell>
          <table:table-cell office:value-type="string">
            <text:p>1 Player</text:p>
          </table:table-cell>
          <table:table-cell office:value-type="string">
            <text:p>In this Harry Potter game, join him during his second term at Hogwarts School of Witchcraft and Wizardry.****A dark plot against his "Mudblood" classmates has Harry befuddled as more and more students are strangely petrified. <text:s/>Harry must learn new spells and cast them without mistake to uncover the secrets and solve the mysteries.****In the PC version, the 3D environments are "free-roaming" as players actually become Harry Potter and learn more about his world and personality. <text:s/>Conversations with the various characters and keen observation as you explore are crucial to solving the game. <text:s/>Interact with familiar characters from the movie: Ron, Hermoine and, of course, Gilderoy Lockhart. <text:s/>Additionally, there are multiple mini-games and side quests.</text:p>
          </table:table-cell>
          <table:table-cell table:style-name="Default" table:formula="of:=CONCATENATE(&quot;&lt;game name=&quot;;CHAR(34);[.A208];CHAR(34);&quot;&gt; &lt;year&gt;&quot;;[.B208];&quot;&lt;/year&gt; &lt;rating&gt;&quot;;[.C208];&quot;&lt;/rating&gt; &lt;title&gt;&quot;;[.D208];&quot;&lt;/title&gt; &lt;pub&gt;&quot;;[.E208];&quot;&lt;/pub&gt; &lt;dev&gt;&quot;;[.F208];&quot;&lt;/dev&gt; &lt;genre&gt;&quot;;[.G208];&quot;&lt;/genre&gt; &lt;score&gt;&quot;;[.H208];&quot;&lt;/score&gt; &lt;player&gt;&quot;;[.I208];&quot;&lt;/player&gt; &lt;story&gt;&quot;;[.J208];&quot;&lt;/story&gt; &lt;/game&gt;&quot;)" office:value-type="string" office:string-value="&lt;game name=&quot;Harry Potter and the Chamber of Secrets (USA)&quot;&gt; &lt;year&gt;2002&lt;/year&gt; &lt;rating&gt;ESRB - E (Everyone)&lt;/rating&gt; &lt;title&gt;Harry Potter and the Chamber of Secrets &lt;/title&gt; &lt;pub&gt;Electronic Arts, Inc.&lt;/pub&gt; &lt;dev&gt;Electronic Arts&lt;/dev&gt; &lt;genre&gt;Action&lt;/genre&gt; &lt;score&gt;3.1&lt;/score&gt; &lt;player&gt;1 Player&lt;/player&gt; &lt;story&gt;In this Harry Potter game, join him during his second term at Hogwarts School of Witchcraft and Wizardry.****A dark plot against his &quot;Mudblood&quot; classmates has Harry befuddled as more and more students are strangely petrified.  Harry must learn new spells and cast them without mistake to uncover the secrets and solve the mysteries.****In the PC version, the 3D environments are &quot;free-roaming&quot; as players actually become Harry Potter and learn more about his world and personality.  Conversations with the various characters and keen observation as you explore are crucial to solving the game.  Interact with familiar characters from the movie: Ron, Hermoine and, of course, Gilderoy Lockhart.  Additionally, there are multiple mini-games and side quests.&lt;/story&gt; &lt;/game&gt;">
            <text:p>&lt;game name="Harry Potter and the Chamber of Secrets (USA)"&gt; &lt;year&gt;2002&lt;/year&gt; &lt;rating&gt;ESRB - E (Everyone)&lt;/rating&gt; &lt;title&gt;Harry Potter and the Chamber of Secrets &lt;/title&gt; &lt;pub&gt;Electronic Arts, Inc.&lt;/pub&gt; &lt;dev&gt;Electronic Arts&lt;/dev&gt; &lt;genre&gt;Action&lt;/genre&gt; &lt;score&gt;3.1&lt;/score&gt; &lt;player&gt;1 Player&lt;/player&gt; &lt;story&gt;In this Harry Potter game, join him during his second term at Hogwarts School of Witchcraft and Wizardry.****A dark plot against his "Mudblood" classmates has Harry befuddled as more and more students are strangely petrified. <text:s/>Harry must learn new spells and cast them without mistake to uncover the secrets and solve the mysteries.****In the PC version, the 3D environments are "free-roaming" as players actually become Harry Potter and learn more about his world and personality. <text:s/>Conversations with the various characters and keen observation as you explore are crucial to solving the game. <text:s/>Interact with familiar characters from the movie: Ron, Hermoine and, of course, Gilderoy Lockhart. <text:s/>Additionally, there are multiple mini-games and side quests.&lt;/story&gt; &lt;/game&gt;</text:p>
          </table:table-cell>
          <table:table-cell table:number-columns-repeated="1012"/>
        </table:table-row>
        <table:table-row table:style-name="ro1">
          <table:table-cell office:value-type="string">
            <text:p>Harry Potter and the Goblet of Fire (USA)</text:p>
          </table:table-cell>
          <table:table-cell office:value-type="float" office:value="2005">
            <text:p>2005</text:p>
          </table:table-cell>
          <table:table-cell office:value-type="string">
            <text:p>ESRB - E10+ (Everyone 10+)</text:p>
          </table:table-cell>
          <table:table-cell office:value-type="string">
            <text:p>Harry Potter and the Goblet of Fire </text:p>
          </table:table-cell>
          <table:table-cell table:style-name="Default" office:value-type="string">
            <text:p>Electronic Arts, Inc.</text:p>
          </table:table-cell>
          <table:table-cell office:value-type="string">
            <text:p>Electronic Arts</text:p>
          </table:table-cell>
          <table:table-cell office:value-type="string">
            <text:p>Action</text:p>
          </table:table-cell>
          <table:table-cell office:value-type="string">
            <text:p>3.0</text:p>
          </table:table-cell>
          <table:table-cell office:value-type="string">
            <text:p>1-3 Players</text:p>
          </table:table-cell>
          <table:table-cell office:value-type="string">
            <text:p>Harry Potter and the Goblet of Fire is an action adventure game which follows the story of the fourth movie and book of the same name. In addition to the usual challenges and dangers that Harry, Ron, and Hermione need to face, the Triwizard Tournament will be held at Hogwarts and mysteriously Harry is in the tournament!****One to three players control Harry, Ron, and Hermione (the computer controls the remaining characters for one and two player games). Played with a third person view, you will need to complete numerous game levels which feature a variety of action and puzzle solving as well as completing the three tasks in the Triwizard Tournament and facing Lord Voldemort. Each character has magic spells that can be used to help out, and additional spells can be learned as you make your way through the game. Occasionally all three characters will need to work together to complete a task, such as moving a particularly large object or defeating a tough opponent. During the game you will come across Bertie Bott's Every-Flavor Beans; collecting these can help out by restoring stamina or magic powers. Additionally at the end of each level the Beans can be used to purchase collector cards; these are used to increase a characters abilities.</text:p>
          </table:table-cell>
          <table:table-cell table:style-name="Default" table:formula="of:=CONCATENATE(&quot;&lt;game name=&quot;;CHAR(34);[.A209];CHAR(34);&quot;&gt; &lt;year&gt;&quot;;[.B209];&quot;&lt;/year&gt; &lt;rating&gt;&quot;;[.C209];&quot;&lt;/rating&gt; &lt;title&gt;&quot;;[.D209];&quot;&lt;/title&gt; &lt;pub&gt;&quot;;[.E209];&quot;&lt;/pub&gt; &lt;dev&gt;&quot;;[.F209];&quot;&lt;/dev&gt; &lt;genre&gt;&quot;;[.G209];&quot;&lt;/genre&gt; &lt;score&gt;&quot;;[.H209];&quot;&lt;/score&gt; &lt;player&gt;&quot;;[.I209];&quot;&lt;/player&gt; &lt;story&gt;&quot;;[.J209];&quot;&lt;/story&gt; &lt;/game&gt;&quot;)" office:value-type="string" office:string-value="&lt;game name=&quot;Harry Potter and the Goblet of Fire (USA)&quot;&gt; &lt;year&gt;2005&lt;/year&gt; &lt;rating&gt;ESRB - E10+ (Everyone 10+)&lt;/rating&gt; &lt;title&gt;Harry Potter and the Goblet of Fire &lt;/title&gt; &lt;pub&gt;Electronic Arts, Inc.&lt;/pub&gt; &lt;dev&gt;Electronic Arts&lt;/dev&gt; &lt;genre&gt;Action&lt;/genre&gt; &lt;score&gt;3.0&lt;/score&gt; &lt;player&gt;1-3 Players&lt;/player&gt; &lt;story&gt;Harry Potter and the Goblet of Fire is an action adventure game which follows the story of the fourth movie and book of the same name. In addition to the usual challenges and dangers that Harry, Ron, and Hermione need to face, the Triwizard Tournament will be held at Hogwarts and mysteriously Harry is in the tournament!****One to three players control Harry, Ron, and Hermione (the computer controls the remaining characters for one and two player games). Played with a third person view, you will need to complete numerous game levels which feature a variety of action and puzzle solving as well as completing the three tasks in the Triwizard Tournament and facing Lord Voldemort. Each character has magic spells that can be used to help out, and additional spells can be learned as you make your way through the game. Occasionally all three characters will need to work together to complete a task, such as moving a particularly large object or defeating a tough opponent. During the game you will come across Bertie Bott's Every-Flavor Beans; collecting these can help out by restoring stamina or magic powers. Additionally at the end of each level the Beans can be used to purchase collector cards; these are used to increase a characters abilities.&lt;/story&gt; &lt;/game&gt;">
            <text:p>&lt;game name="Harry Potter and the Goblet of Fire (USA)"&gt; &lt;year&gt;2005&lt;/year&gt; &lt;rating&gt;ESRB - E10+ (Everyone 10+)&lt;/rating&gt; &lt;title&gt;Harry Potter and the Goblet of Fire &lt;/title&gt; &lt;pub&gt;Electronic Arts, Inc.&lt;/pub&gt; &lt;dev&gt;Electronic Arts&lt;/dev&gt; &lt;genre&gt;Action&lt;/genre&gt; &lt;score&gt;3.0&lt;/score&gt; &lt;player&gt;1-3 Players&lt;/player&gt; &lt;story&gt;Harry Potter and the Goblet of Fire is an action adventure game which follows the story of the fourth movie and book of the same name. In addition to the usual challenges and dangers that Harry, Ron, and Hermione need to face, the Triwizard Tournament will be held at Hogwarts and mysteriously Harry is in the tournament!****One to three players control Harry, Ron, and Hermione (the computer controls the remaining characters for one and two player games). Played with a third person view, you will need to complete numerous game levels which feature a variety of action and puzzle solving as well as completing the three tasks in the Triwizard Tournament and facing Lord Voldemort. Each character has magic spells that can be used to help out, and additional spells can be learned as you make your way through the game. Occasionally all three characters will need to work together to complete a task, such as moving a particularly large object or defeating a tough opponent. During the game you will come across Bertie Bott's Every-Flavor Beans; collecting these can help out by restoring stamina or magic powers. Additionally at the end of each level the Beans can be used to purchase collector cards; these are used to increase a characters abilities.&lt;/story&gt; &lt;/game&gt;</text:p>
          </table:table-cell>
          <table:table-cell table:number-columns-repeated="1012"/>
        </table:table-row>
        <table:table-row table:style-name="ro1">
          <table:table-cell office:value-type="string">
            <text:p>Harry Potter and the Prisoner of Azkaban (USA)</text:p>
          </table:table-cell>
          <table:table-cell office:value-type="float" office:value="2004">
            <text:p>2004</text:p>
          </table:table-cell>
          <table:table-cell office:value-type="string">
            <text:p>ESRB - E (Everyone)</text:p>
          </table:table-cell>
          <table:table-cell office:value-type="string">
            <text:p>Harry Potter and the Prisoner of Azkaban </text:p>
          </table:table-cell>
          <table:table-cell table:style-name="Default" office:value-type="string">
            <text:p>Electronic Arts, Inc.</text:p>
          </table:table-cell>
          <table:table-cell office:value-type="string">
            <text:p>Electronic Arts</text:p>
          </table:table-cell>
          <table:table-cell office:value-type="string">
            <text:p>Action</text:p>
          </table:table-cell>
          <table:table-cell office:value-type="string">
            <text:p>3.3</text:p>
          </table:table-cell>
          <table:table-cell office:value-type="string">
            <text:p>1 Player</text:p>
          </table:table-cell>
          <table:table-cell office:value-type="string">
            <text:p>Based off the third book and movie of the series, players now take control of Harry, Ron, and Hermione in this 3D adventure as they face the dangers of their third year of Hogwarts, avoiding the soul-stealing Dementors, and trying to solve the mystery of escaped convict Sirius Black. ****Players will navigate through the castle of Hogwarts and beyond, as they learn new spells and how to work together as a team, solving multiple puzzles and avoiding traps that will either require teamwork, or one of the kid's particular skills. <text:s/>Harry can leap across chasms and climb ropes. <text:s/>Ron can sense secret areas. <text:s/>Hermione, being the smallest, can fit into areas where the others can't. <text:s/>Players can also control Hedwig the owl, or Buckbeak the hippogriff to accomplish other tasks and overcome obstacles.****Survive the year, learn new spells, and discover the truth of Sirius Black's role during the night Harry became known as "The Boy Who Lived".</text:p>
          </table:table-cell>
          <table:table-cell table:style-name="Default" table:formula="of:=CONCATENATE(&quot;&lt;game name=&quot;;CHAR(34);[.A210];CHAR(34);&quot;&gt; &lt;year&gt;&quot;;[.B210];&quot;&lt;/year&gt; &lt;rating&gt;&quot;;[.C210];&quot;&lt;/rating&gt; &lt;title&gt;&quot;;[.D210];&quot;&lt;/title&gt; &lt;pub&gt;&quot;;[.E210];&quot;&lt;/pub&gt; &lt;dev&gt;&quot;;[.F210];&quot;&lt;/dev&gt; &lt;genre&gt;&quot;;[.G210];&quot;&lt;/genre&gt; &lt;score&gt;&quot;;[.H210];&quot;&lt;/score&gt; &lt;player&gt;&quot;;[.I210];&quot;&lt;/player&gt; &lt;story&gt;&quot;;[.J210];&quot;&lt;/story&gt; &lt;/game&gt;&quot;)" office:value-type="string" office:string-value="&lt;game name=&quot;Harry Potter and the Prisoner of Azkaban (USA)&quot;&gt; &lt;year&gt;2004&lt;/year&gt; &lt;rating&gt;ESRB - E (Everyone)&lt;/rating&gt; &lt;title&gt;Harry Potter and the Prisoner of Azkaban &lt;/title&gt; &lt;pub&gt;Electronic Arts, Inc.&lt;/pub&gt; &lt;dev&gt;Electronic Arts&lt;/dev&gt; &lt;genre&gt;Action&lt;/genre&gt; &lt;score&gt;3.3&lt;/score&gt; &lt;player&gt;1 Player&lt;/player&gt; &lt;story&gt;Based off the third book and movie of the series, players now take control of Harry, Ron, and Hermione in this 3D adventure as they face the dangers of their third year of Hogwarts, avoiding the soul-stealing Dementors, and trying to solve the mystery of escaped convict Sirius Black. ****Players will navigate through the castle of Hogwarts and beyond, as they learn new spells and how to work together as a team, solving multiple puzzles and avoiding traps that will either require teamwork, or one of the kid's particular skills.  Harry can leap across chasms and climb ropes.  Ron can sense secret areas.  Hermione, being the smallest, can fit into areas where the others can't.  Players can also control Hedwig the owl, or Buckbeak the hippogriff to accomplish other tasks and overcome obstacles.****Survive the year, learn new spells, and discover the truth of Sirius Black's role during the night Harry became known as &quot;The Boy Who Lived&quot;.&lt;/story&gt; &lt;/game&gt;">
            <text:p>&lt;game name="Harry Potter and the Prisoner of Azkaban (USA)"&gt; &lt;year&gt;2004&lt;/year&gt; &lt;rating&gt;ESRB - E (Everyone)&lt;/rating&gt; &lt;title&gt;Harry Potter and the Prisoner of Azkaban &lt;/title&gt; &lt;pub&gt;Electronic Arts, Inc.&lt;/pub&gt; &lt;dev&gt;Electronic Arts&lt;/dev&gt; &lt;genre&gt;Action&lt;/genre&gt; &lt;score&gt;3.3&lt;/score&gt; &lt;player&gt;1 Player&lt;/player&gt; &lt;story&gt;Based off the third book and movie of the series, players now take control of Harry, Ron, and Hermione in this 3D adventure as they face the dangers of their third year of Hogwarts, avoiding the soul-stealing Dementors, and trying to solve the mystery of escaped convict Sirius Black. ****Players will navigate through the castle of Hogwarts and beyond, as they learn new spells and how to work together as a team, solving multiple puzzles and avoiding traps that will either require teamwork, or one of the kid's particular skills. <text:s/>Harry can leap across chasms and climb ropes. <text:s/>Ron can sense secret areas. <text:s/>Hermione, being the smallest, can fit into areas where the others can't. <text:s/>Players can also control Hedwig the owl, or Buckbeak the hippogriff to accomplish other tasks and overcome obstacles.****Survive the year, learn new spells, and discover the truth of Sirius Black's role during the night Harry became known as "The Boy Who Lived".&lt;/story&gt; &lt;/game&gt;</text:p>
          </table:table-cell>
          <table:table-cell table:number-columns-repeated="1012"/>
        </table:table-row>
        <table:table-row table:style-name="ro1">
          <table:table-cell office:value-type="string">
            <text:p>Harry Potter and the Sorcerer's Stone (USA)</text:p>
          </table:table-cell>
          <table:table-cell office:value-type="float" office:value="2003">
            <text:p>2003</text:p>
          </table:table-cell>
          <table:table-cell office:value-type="string">
            <text:p>ESRB - E (Everyone)</text:p>
          </table:table-cell>
          <table:table-cell office:value-type="string">
            <text:p>Harry Potter and the Sorcerer's Stone </text:p>
          </table:table-cell>
          <table:table-cell table:style-name="Default" office:value-type="string">
            <text:p>Electronic Arts, Inc.</text:p>
          </table:table-cell>
          <table:table-cell office:value-type="string">
            <text:p>Warthog Games</text:p>
          </table:table-cell>
          <table:table-cell office:value-type="string">
            <text:p>Action</text:p>
          </table:table-cell>
          <table:table-cell office:value-type="string">
            <text:p>3.6</text:p>
          </table:table-cell>
          <table:table-cell office:value-type="string">
            <text:p>1 Player</text:p>
          </table:table-cell>
          <table:table-cell office:value-type="string">
            <text:p>Two years after versions on other platforms, the then-current consoles got their own adaptation of the first Harry Potter book and film. Like in the computer and PlayStation versions, Harry Potter's first year at school of magic Hogwarts is presented as a 3D action adventure title.****After a tutorial at Ollivander's Wand Shop and an introductory first night at Hogwarts, the game is organized into distinct days and nights. Days mostly consist of lessons, where usually Harry will learn new spells. The more interesting stuff happens at night, of course, when Harry sneaks around the castle to do things like meeting Draco Malfoy for a duel, fighting a troll in the dungeons, and other important scenes from the film and book.****Most tasks involve platform sections, where Harry has to jump over chasms and balance along edges. Often, creatures will be in the way that have to be fought using the correct spells, and magic must also be used to solve the occasional puzzle. At night, Harry must watch out for prefects patrolling the floors of the castle to avoid getting sent back to the common room. There's also broomstick flying in the game, including a Quidditch match against Slytherin.****After classes, Hogwarts can be freely explored. At any time, it is possible to revisit school lessons to get better grades, often only possible after some more advanced spells have been learned. Also, lots of collectibles can be found both in the open and hidden areas: collecting 20 wizard cards increases Harry's health and Every Flavour Beans can be traded in Fred and George's shop for more cards and some other useful items.</text:p>
          </table:table-cell>
          <table:table-cell table:style-name="Default" table:formula="of:=CONCATENATE(&quot;&lt;game name=&quot;;CHAR(34);[.A211];CHAR(34);&quot;&gt; &lt;year&gt;&quot;;[.B211];&quot;&lt;/year&gt; &lt;rating&gt;&quot;;[.C211];&quot;&lt;/rating&gt; &lt;title&gt;&quot;;[.D211];&quot;&lt;/title&gt; &lt;pub&gt;&quot;;[.E211];&quot;&lt;/pub&gt; &lt;dev&gt;&quot;;[.F211];&quot;&lt;/dev&gt; &lt;genre&gt;&quot;;[.G211];&quot;&lt;/genre&gt; &lt;score&gt;&quot;;[.H211];&quot;&lt;/score&gt; &lt;player&gt;&quot;;[.I211];&quot;&lt;/player&gt; &lt;story&gt;&quot;;[.J211];&quot;&lt;/story&gt; &lt;/game&gt;&quot;)" office:value-type="string" office:string-value="&lt;game name=&quot;Harry Potter and the Sorcerer's Stone (USA)&quot;&gt; &lt;year&gt;2003&lt;/year&gt; &lt;rating&gt;ESRB - E (Everyone)&lt;/rating&gt; &lt;title&gt;Harry Potter and the Sorcerer's Stone &lt;/title&gt; &lt;pub&gt;Electronic Arts, Inc.&lt;/pub&gt; &lt;dev&gt;Warthog Games&lt;/dev&gt; &lt;genre&gt;Action&lt;/genre&gt; &lt;score&gt;3.6&lt;/score&gt; &lt;player&gt;1 Player&lt;/player&gt; &lt;story&gt;Two years after versions on other platforms, the then-current consoles got their own adaptation of the first Harry Potter book and film. Like in the computer and PlayStation versions, Harry Potter's first year at school of magic Hogwarts is presented as a 3D action adventure title.****After a tutorial at Ollivander's Wand Shop and an introductory first night at Hogwarts, the game is organized into distinct days and nights. Days mostly consist of lessons, where usually Harry will learn new spells. The more interesting stuff happens at night, of course, when Harry sneaks around the castle to do things like meeting Draco Malfoy for a duel, fighting a troll in the dungeons, and other important scenes from the film and book.****Most tasks involve platform sections, where Harry has to jump over chasms and balance along edges. Often, creatures will be in the way that have to be fought using the correct spells, and magic must also be used to solve the occasional puzzle. At night, Harry must watch out for prefects patrolling the floors of the castle to avoid getting sent back to the common room. There's also broomstick flying in the game, including a Quidditch match against Slytherin.****After classes, Hogwarts can be freely explored. At any time, it is possible to revisit school lessons to get better grades, often only possible after some more advanced spells have been learned. Also, lots of collectibles can be found both in the open and hidden areas: collecting 20 wizard cards increases Harry's health and Every Flavour Beans can be traded in Fred and George's shop for more cards and some other useful items.&lt;/story&gt; &lt;/game&gt;">
            <text:p>&lt;game name="Harry Potter and the Sorcerer's Stone (USA)"&gt; &lt;year&gt;2003&lt;/year&gt; &lt;rating&gt;ESRB - E (Everyone)&lt;/rating&gt; &lt;title&gt;Harry Potter and the Sorcerer's Stone &lt;/title&gt; &lt;pub&gt;Electronic Arts, Inc.&lt;/pub&gt; &lt;dev&gt;Warthog Games&lt;/dev&gt; &lt;genre&gt;Action&lt;/genre&gt; &lt;score&gt;3.6&lt;/score&gt; &lt;player&gt;1 Player&lt;/player&gt; &lt;story&gt;Two years after versions on other platforms, the then-current consoles got their own adaptation of the first Harry Potter book and film. Like in the computer and PlayStation versions, Harry Potter's first year at school of magic Hogwarts is presented as a 3D action adventure title.****After a tutorial at Ollivander's Wand Shop and an introductory first night at Hogwarts, the game is organized into distinct days and nights. Days mostly consist of lessons, where usually Harry will learn new spells. The more interesting stuff happens at night, of course, when Harry sneaks around the castle to do things like meeting Draco Malfoy for a duel, fighting a troll in the dungeons, and other important scenes from the film and book.****Most tasks involve platform sections, where Harry has to jump over chasms and balance along edges. Often, creatures will be in the way that have to be fought using the correct spells, and magic must also be used to solve the occasional puzzle. At night, Harry must watch out for prefects patrolling the floors of the castle to avoid getting sent back to the common room. There's also broomstick flying in the game, including a Quidditch match against Slytherin.****After classes, Hogwarts can be freely explored. At any time, it is possible to revisit school lessons to get better grades, often only possible after some more advanced spells have been learned. Also, lots of collectibles can be found both in the open and hidden areas: collecting 20 wizard cards increases Harry's health and Every Flavour Beans can be traded in Fred and George's shop for more cards and some other useful items.&lt;/story&gt; &lt;/game&gt;</text:p>
          </table:table-cell>
          <table:table-cell table:number-columns-repeated="1012"/>
        </table:table-row>
        <table:table-row table:style-name="ro1">
          <table:table-cell office:value-type="string">
            <text:p>Harvest Moon - A Wonderful Life (USA)</text:p>
          </table:table-cell>
          <table:table-cell office:value-type="float" office:value="2004">
            <text:p>2004</text:p>
          </table:table-cell>
          <table:table-cell office:value-type="string">
            <text:p>ESRB - E (Everyone)</text:p>
          </table:table-cell>
          <table:table-cell office:value-type="string">
            <text:p>Harvest Moon - A Wonderful Life </text:p>
          </table:table-cell>
          <table:table-cell table:style-name="Default" office:value-type="string">
            <text:p>Natsume, Inc.</text:p>
          </table:table-cell>
          <table:table-cell office:value-type="string">
            <text:p>Marvelous Interactive</text:p>
          </table:table-cell>
          <table:table-cell office:value-type="string">
            <text:p>Role-Playing</text:p>
          </table:table-cell>
          <table:table-cell office:value-type="string">
            <text:p>3.5</text:p>
          </table:table-cell>
          <table:table-cell office:value-type="string">
            <text:p>1 Player</text:p>
          </table:table-cell>
          <table:table-cell office:value-type="string">
            <text:p>Take up the tough job of a farmer in this most recent addition to the Harvest Moon franchise. Work through a long day of watering and planting crops, tending to animals and getting to know the villagers. Unlike past games in the series this one works on a chapter basis as you progress through the seasons.****Various goals include marrying one of the village women(or men in the upcoming for girls edition) and having children to help you with your work as you get older. The gameplay and the abstract goals are similar to the GameCube game Animal Crossing.</text:p>
          </table:table-cell>
          <table:table-cell table:style-name="Default" table:formula="of:=CONCATENATE(&quot;&lt;game name=&quot;;CHAR(34);[.A212];CHAR(34);&quot;&gt; &lt;year&gt;&quot;;[.B212];&quot;&lt;/year&gt; &lt;rating&gt;&quot;;[.C212];&quot;&lt;/rating&gt; &lt;title&gt;&quot;;[.D212];&quot;&lt;/title&gt; &lt;pub&gt;&quot;;[.E212];&quot;&lt;/pub&gt; &lt;dev&gt;&quot;;[.F212];&quot;&lt;/dev&gt; &lt;genre&gt;&quot;;[.G212];&quot;&lt;/genre&gt; &lt;score&gt;&quot;;[.H212];&quot;&lt;/score&gt; &lt;player&gt;&quot;;[.I212];&quot;&lt;/player&gt; &lt;story&gt;&quot;;[.J212];&quot;&lt;/story&gt; &lt;/game&gt;&quot;)" office:value-type="string" office:string-value="&lt;game name=&quot;Harvest Moon - A Wonderful Life (USA)&quot;&gt; &lt;year&gt;2004&lt;/year&gt; &lt;rating&gt;ESRB - E (Everyone)&lt;/rating&gt; &lt;title&gt;Harvest Moon - A Wonderful Life &lt;/title&gt; &lt;pub&gt;Natsume, Inc.&lt;/pub&gt; &lt;dev&gt;Marvelous Interactive&lt;/dev&gt; &lt;genre&gt;Role-Playing&lt;/genre&gt; &lt;score&gt;3.5&lt;/score&gt; &lt;player&gt;1 Player&lt;/player&gt; &lt;story&gt;Take up the tough job of a farmer in this most recent addition to the Harvest Moon franchise. Work through a long day of watering and planting crops, tending to animals and getting to know the villagers. Unlike past games in the series this one works on a chapter basis as you progress through the seasons.****Various goals include marrying one of the village women(or men in the upcoming for girls edition) and having children to help you with your work as you get older. The gameplay and the abstract goals are similar to the GameCube game Animal Crossing.&lt;/story&gt; &lt;/game&gt;">
            <text:p>&lt;game name="Harvest Moon - A Wonderful Life (USA)"&gt; &lt;year&gt;2004&lt;/year&gt; &lt;rating&gt;ESRB - E (Everyone)&lt;/rating&gt; &lt;title&gt;Harvest Moon - A Wonderful Life &lt;/title&gt; &lt;pub&gt;Natsume, Inc.&lt;/pub&gt; &lt;dev&gt;Marvelous Interactive&lt;/dev&gt; &lt;genre&gt;Role-Playing&lt;/genre&gt; &lt;score&gt;3.5&lt;/score&gt; &lt;player&gt;1 Player&lt;/player&gt; &lt;story&gt;Take up the tough job of a farmer in this most recent addition to the Harvest Moon franchise. Work through a long day of watering and planting crops, tending to animals and getting to know the villagers. Unlike past games in the series this one works on a chapter basis as you progress through the seasons.****Various goals include marrying one of the village women(or men in the upcoming for girls edition) and having children to help you with your work as you get older. The gameplay and the abstract goals are similar to the GameCube game Animal Crossing.&lt;/story&gt; &lt;/game&gt;</text:p>
          </table:table-cell>
          <table:table-cell table:number-columns-repeated="1012"/>
        </table:table-row>
        <table:table-row table:style-name="ro1">
          <table:table-cell office:value-type="string">
            <text:p>Harvest Moon - Another Wonderful Life (USA)</text:p>
          </table:table-cell>
          <table:table-cell office:value-type="float" office:value="2005">
            <text:p>2005</text:p>
          </table:table-cell>
          <table:table-cell office:value-type="string">
            <text:p>ESRB - E (Everyone)</text:p>
          </table:table-cell>
          <table:table-cell office:value-type="string">
            <text:p>Harvest Moon - Another Wonderful Life </text:p>
          </table:table-cell>
          <table:table-cell table:style-name="Default" office:value-type="string">
            <text:p>Natsume, Inc.</text:p>
          </table:table-cell>
          <table:table-cell office:value-type="string">
            <text:p>Marvelous Interactive</text:p>
          </table:table-cell>
          <table:table-cell office:value-type="string">
            <text:p>Role-Playing</text:p>
          </table:table-cell>
          <table:table-cell office:value-type="string">
            <text:p>3.6</text:p>
          </table:table-cell>
          <table:table-cell office:value-type="string">
            <text:p>1 Player</text:p>
          </table:table-cell>
          <table:table-cell office:value-type="string">
            <text:p>Harvest Moon: Another Wonderful Life has the same gameplay as Harvest Moon: A Wonderful Life. <text:s/>The game is a farming simulation in which the player inherits a run-down farm and must make it profitable, start a family and develop relationships with the neighbors. The major difference is that the player is now female rather than male and can choose a husband and have a child. <text:s/>Other additions are the ability to change outfits and a mirror in the house that will tell the player if she needs to eat or sleep. The game spans six chapters but will end after the first chapter if the player doesn't get married. <text:s/>The Game Boy Advance game Harvest Moon: More Friends of Mineral Town can be connected to this game to unlock extra bonuses.</text:p>
          </table:table-cell>
          <table:table-cell table:style-name="Default" table:formula="of:=CONCATENATE(&quot;&lt;game name=&quot;;CHAR(34);[.A213];CHAR(34);&quot;&gt; &lt;year&gt;&quot;;[.B213];&quot;&lt;/year&gt; &lt;rating&gt;&quot;;[.C213];&quot;&lt;/rating&gt; &lt;title&gt;&quot;;[.D213];&quot;&lt;/title&gt; &lt;pub&gt;&quot;;[.E213];&quot;&lt;/pub&gt; &lt;dev&gt;&quot;;[.F213];&quot;&lt;/dev&gt; &lt;genre&gt;&quot;;[.G213];&quot;&lt;/genre&gt; &lt;score&gt;&quot;;[.H213];&quot;&lt;/score&gt; &lt;player&gt;&quot;;[.I213];&quot;&lt;/player&gt; &lt;story&gt;&quot;;[.J213];&quot;&lt;/story&gt; &lt;/game&gt;&quot;)" office:value-type="string" office:string-value="&lt;game name=&quot;Harvest Moon - Another Wonderful Life (USA)&quot;&gt; &lt;year&gt;2005&lt;/year&gt; &lt;rating&gt;ESRB - E (Everyone)&lt;/rating&gt; &lt;title&gt;Harvest Moon - Another Wonderful Life &lt;/title&gt; &lt;pub&gt;Natsume, Inc.&lt;/pub&gt; &lt;dev&gt;Marvelous Interactive&lt;/dev&gt; &lt;genre&gt;Role-Playing&lt;/genre&gt; &lt;score&gt;3.6&lt;/score&gt; &lt;player&gt;1 Player&lt;/player&gt; &lt;story&gt;Harvest Moon: Another Wonderful Life has the same gameplay as Harvest Moon: A Wonderful Life.  The game is a farming simulation in which the player inherits a run-down farm and must make it profitable, start a family and develop relationships with the neighbors. The major difference is that the player is now female rather than male and can choose a husband and have a child.  Other additions are the ability to change outfits and a mirror in the house that will tell the player if she needs to eat or sleep. The game spans six chapters but will end after the first chapter if the player doesn't get married.  The Game Boy Advance game Harvest Moon: More Friends of Mineral Town can be connected to this game to unlock extra bonuses.&lt;/story&gt; &lt;/game&gt;">
            <text:p>&lt;game name="Harvest Moon - Another Wonderful Life (USA)"&gt; &lt;year&gt;2005&lt;/year&gt; &lt;rating&gt;ESRB - E (Everyone)&lt;/rating&gt; &lt;title&gt;Harvest Moon - Another Wonderful Life &lt;/title&gt; &lt;pub&gt;Natsume, Inc.&lt;/pub&gt; &lt;dev&gt;Marvelous Interactive&lt;/dev&gt; &lt;genre&gt;Role-Playing&lt;/genre&gt; &lt;score&gt;3.6&lt;/score&gt; &lt;player&gt;1 Player&lt;/player&gt; &lt;story&gt;Harvest Moon: Another Wonderful Life has the same gameplay as Harvest Moon: A Wonderful Life. <text:s/>The game is a farming simulation in which the player inherits a run-down farm and must make it profitable, start a family and develop relationships with the neighbors. The major difference is that the player is now female rather than male and can choose a husband and have a child. <text:s/>Other additions are the ability to change outfits and a mirror in the house that will tell the player if she needs to eat or sleep. The game spans six chapters but will end after the first chapter if the player doesn't get married. <text:s/>The Game Boy Advance game Harvest Moon: More Friends of Mineral Town can be connected to this game to unlock extra bonuses.&lt;/story&gt; &lt;/game&gt;</text:p>
          </table:table-cell>
          <table:table-cell table:number-columns-repeated="1012"/>
        </table:table-row>
        <table:table-row table:style-name="ro1">
          <table:table-cell office:value-type="string">
            <text:p>Harvest Moon - Magical Melody (USA)</text:p>
          </table:table-cell>
          <table:table-cell office:value-type="float" office:value="2006">
            <text:p>2006</text:p>
          </table:table-cell>
          <table:table-cell office:value-type="string">
            <text:p>ESRB - E (Everyone)</text:p>
          </table:table-cell>
          <table:table-cell office:value-type="string">
            <text:p>Harvest Moon - Magical Melody </text:p>
          </table:table-cell>
          <table:table-cell table:style-name="Default" office:value-type="string">
            <text:p>Natsume Co., Ltd.</text:p>
          </table:table-cell>
          <table:table-cell office:value-type="string">
            <text:p>Marvelous Interactive</text:p>
          </table:table-cell>
          <table:table-cell office:value-type="string">
            <text:p>Role-Playing</text:p>
          </table:table-cell>
          <table:table-cell office:value-type="string">
            <text:p>4.3</text:p>
          </table:table-cell>
          <table:table-cell office:value-type="string">
            <text:p>1-4 Players</text:p>
          </table:table-cell>
          <table:table-cell office:value-type="string">
            <text:p>Harvest Moon: Magical Melody returns to the concept of the original Harvest Moon game, excluding much of the newer features brought into later titles. ****Returning to the game are full 30 day seasons, festivals, and the top-down look of the originals. Also a first for the Harvest Moon series, play as either a male or a female (note: there is only a male character in the European/PAL version!) and choose from numerous spouses to marry. Other new features include buying land, placing furniture in the player's house, and numerous other things. Multiplayer mini games are also available to unlock, to play with friends and family.****Another feature is the rival system, where an opponent also tries to save the Harvest Goddess, win prizes in festivals, and be the one who ships most items on a daily basis. In the English version, the player may eventually even marry their rival, but this ends the game. Next to finding a spouse, the second major quest is saving the goddess. To do so, the player needs to reach goals to gather musical notes, to form the titular magic melody.</text:p>
          </table:table-cell>
          <table:table-cell table:style-name="Default" table:formula="of:=CONCATENATE(&quot;&lt;game name=&quot;;CHAR(34);[.A214];CHAR(34);&quot;&gt; &lt;year&gt;&quot;;[.B214];&quot;&lt;/year&gt; &lt;rating&gt;&quot;;[.C214];&quot;&lt;/rating&gt; &lt;title&gt;&quot;;[.D214];&quot;&lt;/title&gt; &lt;pub&gt;&quot;;[.E214];&quot;&lt;/pub&gt; &lt;dev&gt;&quot;;[.F214];&quot;&lt;/dev&gt; &lt;genre&gt;&quot;;[.G214];&quot;&lt;/genre&gt; &lt;score&gt;&quot;;[.H214];&quot;&lt;/score&gt; &lt;player&gt;&quot;;[.I214];&quot;&lt;/player&gt; &lt;story&gt;&quot;;[.J214];&quot;&lt;/story&gt; &lt;/game&gt;&quot;)" office:value-type="string" office:string-value="&lt;game name=&quot;Harvest Moon - Magical Melody (USA)&quot;&gt; &lt;year&gt;2006&lt;/year&gt; &lt;rating&gt;ESRB - E (Everyone)&lt;/rating&gt; &lt;title&gt;Harvest Moon - Magical Melody &lt;/title&gt; &lt;pub&gt;Natsume Co., Ltd.&lt;/pub&gt; &lt;dev&gt;Marvelous Interactive&lt;/dev&gt; &lt;genre&gt;Role-Playing&lt;/genre&gt; &lt;score&gt;4.3&lt;/score&gt; &lt;player&gt;1-4 Players&lt;/player&gt; &lt;story&gt;Harvest Moon: Magical Melody returns to the concept of the original Harvest Moon game, excluding much of the newer features brought into later titles. ****Returning to the game are full 30 day seasons, festivals, and the top-down look of the originals. Also a first for the Harvest Moon series, play as either a male or a female (note: there is only a male character in the European/PAL version!) and choose from numerous spouses to marry. Other new features include buying land, placing furniture in the player's house, and numerous other things. Multiplayer mini games are also available to unlock, to play with friends and family.****Another feature is the rival system, where an opponent also tries to save the Harvest Goddess, win prizes in festivals, and be the one who ships most items on a daily basis. In the English version, the player may eventually even marry their rival, but this ends the game. Next to finding a spouse, the second major quest is saving the goddess. To do so, the player needs to reach goals to gather musical notes, to form the titular magic melody.&lt;/story&gt; &lt;/game&gt;">
            <text:p>&lt;game name="Harvest Moon - Magical Melody (USA)"&gt; &lt;year&gt;2006&lt;/year&gt; &lt;rating&gt;ESRB - E (Everyone)&lt;/rating&gt; &lt;title&gt;Harvest Moon - Magical Melody &lt;/title&gt; &lt;pub&gt;Natsume Co., Ltd.&lt;/pub&gt; &lt;dev&gt;Marvelous Interactive&lt;/dev&gt; &lt;genre&gt;Role-Playing&lt;/genre&gt; &lt;score&gt;4.3&lt;/score&gt; &lt;player&gt;1-4 Players&lt;/player&gt; &lt;story&gt;Harvest Moon: Magical Melody returns to the concept of the original Harvest Moon game, excluding much of the newer features brought into later titles. ****Returning to the game are full 30 day seasons, festivals, and the top-down look of the originals. Also a first for the Harvest Moon series, play as either a male or a female (note: there is only a male character in the European/PAL version!) and choose from numerous spouses to marry. Other new features include buying land, placing furniture in the player's house, and numerous other things. Multiplayer mini games are also available to unlock, to play with friends and family.****Another feature is the rival system, where an opponent also tries to save the Harvest Goddess, win prizes in festivals, and be the one who ships most items on a daily basis. In the English version, the player may eventually even marry their rival, but this ends the game. Next to finding a spouse, the second major quest is saving the goddess. To do so, the player needs to reach goals to gather musical notes, to form the titular magic melody.&lt;/story&gt; &lt;/game&gt;</text:p>
          </table:table-cell>
          <table:table-cell table:number-columns-repeated="1012"/>
        </table:table-row>
        <table:table-row table:style-name="ro1">
          <table:table-cell office:value-type="string">
            <text:p>Hello Kitty - Roller Rescue (USA)</text:p>
          </table:table-cell>
          <table:table-cell office:value-type="float" office:value="2005">
            <text:p>2005</text:p>
          </table:table-cell>
          <table:table-cell office:value-type="string">
            <text:p>ESRB - E (Everyone)</text:p>
          </table:table-cell>
          <table:table-cell office:value-type="string">
            <text:p>Hello Kitty - Roller Rescue </text:p>
          </table:table-cell>
          <table:table-cell table:style-name="Default" office:value-type="string">
            <text:p>Namco Hometek Inc.</text:p>
          </table:table-cell>
          <table:table-cell office:value-type="string">
            <text:p>XPEC Entertainment</text:p>
          </table:table-cell>
          <table:table-cell office:value-type="string">
            <text:p>Action</text:p>
          </table:table-cell>
          <table:table-cell office:value-type="string">
            <text:p>3.3</text:p>
          </table:table-cell>
          <table:table-cell office:value-type="string">
            <text:p>1 Player</text:p>
          </table:table-cell>
          <table:table-cell office:value-type="string">
            <text:p>When Sanrio Town is invaded by the evil King Block and his minions, only one skating kitten can save the day! <text:s/>Hello Kitty must battle the villainous block troops that have kidnapped Hello Kitty's friends and family.****Hello Kitty: Roller Rescue is an action platform game where the player <text:s/>controls Hello Kitty and battle through various captured levels of Sanrio Town. The player also gets the option of a computer-controlled partner to help <text:s/>battle the villains. Partners include My Melody, Purrin, and Monkichi. Each partner has their own special attack or ability that can help Hello Kitty out.****As they progress through the game, players can unlock movie clips and music from the game. They can also unlock character bios on various characters in the Hello Kitty Universe, as well as different outfits for Hello Kitty to wear and new weapons for her to use.</text:p>
          </table:table-cell>
          <table:table-cell table:style-name="Default" table:formula="of:=CONCATENATE(&quot;&lt;game name=&quot;;CHAR(34);[.A215];CHAR(34);&quot;&gt; &lt;year&gt;&quot;;[.B215];&quot;&lt;/year&gt; &lt;rating&gt;&quot;;[.C215];&quot;&lt;/rating&gt; &lt;title&gt;&quot;;[.D215];&quot;&lt;/title&gt; &lt;pub&gt;&quot;;[.E215];&quot;&lt;/pub&gt; &lt;dev&gt;&quot;;[.F215];&quot;&lt;/dev&gt; &lt;genre&gt;&quot;;[.G215];&quot;&lt;/genre&gt; &lt;score&gt;&quot;;[.H215];&quot;&lt;/score&gt; &lt;player&gt;&quot;;[.I215];&quot;&lt;/player&gt; &lt;story&gt;&quot;;[.J215];&quot;&lt;/story&gt; &lt;/game&gt;&quot;)" office:value-type="string" office:string-value="&lt;game name=&quot;Hello Kitty - Roller Rescue (USA)&quot;&gt; &lt;year&gt;2005&lt;/year&gt; &lt;rating&gt;ESRB - E (Everyone)&lt;/rating&gt; &lt;title&gt;Hello Kitty - Roller Rescue &lt;/title&gt; &lt;pub&gt;Namco Hometek Inc.&lt;/pub&gt; &lt;dev&gt;XPEC Entertainment&lt;/dev&gt; &lt;genre&gt;Action&lt;/genre&gt; &lt;score&gt;3.3&lt;/score&gt; &lt;player&gt;1 Player&lt;/player&gt; &lt;story&gt;When Sanrio Town is invaded by the evil King Block and his minions, only one skating kitten can save the day!  Hello Kitty must battle the villainous block troops that have kidnapped Hello Kitty's friends and family.****Hello Kitty: Roller Rescue is an action platform game where the player  controls Hello Kitty and battle through various captured levels of Sanrio Town. The player also gets the option of a computer-controlled partner to help  battle the villains. Partners include My Melody, Purrin, and Monkichi. Each partner has their own special attack or ability that can help Hello Kitty out.****As they progress through the game, players can unlock movie clips and music from the game. They can also unlock character bios on various characters in the Hello Kitty Universe, as well as different outfits for Hello Kitty to wear and new weapons for her to use.&lt;/story&gt; &lt;/game&gt;">
            <text:p>&lt;game name="Hello Kitty - Roller Rescue (USA)"&gt; &lt;year&gt;2005&lt;/year&gt; &lt;rating&gt;ESRB - E (Everyone)&lt;/rating&gt; &lt;title&gt;Hello Kitty - Roller Rescue &lt;/title&gt; &lt;pub&gt;Namco Hometek Inc.&lt;/pub&gt; &lt;dev&gt;XPEC Entertainment&lt;/dev&gt; &lt;genre&gt;Action&lt;/genre&gt; &lt;score&gt;3.3&lt;/score&gt; &lt;player&gt;1 Player&lt;/player&gt; &lt;story&gt;When Sanrio Town is invaded by the evil King Block and his minions, only one skating kitten can save the day! <text:s/>Hello Kitty must battle the villainous block troops that have kidnapped Hello Kitty's friends and family.****Hello Kitty: Roller Rescue is an action platform game where the player <text:s/>controls Hello Kitty and battle through various captured levels of Sanrio Town. The player also gets the option of a computer-controlled partner to help <text:s/>battle the villains. Partners include My Melody, Purrin, and Monkichi. Each partner has their own special attack or ability that can help Hello Kitty out.****As they progress through the game, players can unlock movie clips and music from the game. They can also unlock character bios on various characters in the Hello Kitty Universe, as well as different outfits for Hello Kitty to wear and new weapons for her to use.&lt;/story&gt; &lt;/game&gt;</text:p>
          </table:table-cell>
          <table:table-cell table:number-columns-repeated="1012"/>
        </table:table-row>
        <table:table-row table:style-name="ro1">
          <table:table-cell office:value-type="string">
            <text:p>Hitman 2 - Silent Assassin (USA)</text:p>
          </table:table-cell>
          <table:table-cell office:value-type="float" office:value="2003">
            <text:p>2003</text:p>
          </table:table-cell>
          <table:table-cell office:value-type="string">
            <text:p>ESRB - M (Mature)</text:p>
          </table:table-cell>
          <table:table-cell office:value-type="string">
            <text:p>Hitman 2 - Silent Assassin </text:p>
          </table:table-cell>
          <table:table-cell table:style-name="Default" office:value-type="string">
            <text:p>Eidos Interactive, Inc.</text:p>
          </table:table-cell>
          <table:table-cell office:value-type="string">
            <text:p>IO Interactive A/S</text:p>
          </table:table-cell>
          <table:table-cell office:value-type="string">
            <text:p>Action</text:p>
          </table:table-cell>
          <table:table-cell office:value-type="string">
            <text:p>4.0</text:p>
          </table:table-cell>
          <table:table-cell office:value-type="string">
            <text:p>1 Player</text:p>
          </table:table-cell>
          <table:table-cell office:value-type="string">
            <text:p>The perfect hitman, Agent 47, tries to distance himself from his violent past and becomes a humble church gardener. But he is tricked into returning to his trade when his friend, a priest, gets kidnapped by an Italian mafioso. **Hitman 2: Silent Assassin is a third-person stealth game. As a titular hitman, you have to complete a number of missions all over the world. Each mission generally involves assassinating someone, and possibly fulfilling a couple of other objectives. ****Typically, your target will be protected by numerous guards. While there's a large arsenal of weapons available to you - ranging from stealthy weapons such as a garrote or a silenced pistol, up to machine guns and sniper rifles - your main weapon will be stealth. Agent 47 can sneak around to remain undetected, and he can disguise himself in clothes from killed or stunned guards. ****The guards aren't completely stupid, however, as they will investigate suspicious noises, and they'll react if they see you waving around a gun. They'll get suspicious if they see you running around, raise alarm upon finding a corpse, and if you hang in a disguise around them too long, they'll eventually realize you're not one of their buddies. ****Hitman 2: Silent Assassin brings something new to the series: depending on your stealthiness, you are given a rating upon completing a mission. Going trigger-happy on everyone will result in being called a "Mass Murderer", while only the most patient and skilled players will manage to receive the "Silent Assassin" rating, which generally involves stealthily eliminating the target without raising any suspicion.</text:p>
          </table:table-cell>
          <table:table-cell table:style-name="Default" table:formula="of:=CONCATENATE(&quot;&lt;game name=&quot;;CHAR(34);[.A216];CHAR(34);&quot;&gt; &lt;year&gt;&quot;;[.B216];&quot;&lt;/year&gt; &lt;rating&gt;&quot;;[.C216];&quot;&lt;/rating&gt; &lt;title&gt;&quot;;[.D216];&quot;&lt;/title&gt; &lt;pub&gt;&quot;;[.E216];&quot;&lt;/pub&gt; &lt;dev&gt;&quot;;[.F216];&quot;&lt;/dev&gt; &lt;genre&gt;&quot;;[.G216];&quot;&lt;/genre&gt; &lt;score&gt;&quot;;[.H216];&quot;&lt;/score&gt; &lt;player&gt;&quot;;[.I216];&quot;&lt;/player&gt; &lt;story&gt;&quot;;[.J216];&quot;&lt;/story&gt; &lt;/game&gt;&quot;)" office:value-type="string" office:string-value="&lt;game name=&quot;Hitman 2 - Silent Assassin (USA)&quot;&gt; &lt;year&gt;2003&lt;/year&gt; &lt;rating&gt;ESRB - M (Mature)&lt;/rating&gt; &lt;title&gt;Hitman 2 - Silent Assassin &lt;/title&gt; &lt;pub&gt;Eidos Interactive, Inc.&lt;/pub&gt; &lt;dev&gt;IO Interactive A/S&lt;/dev&gt; &lt;genre&gt;Action&lt;/genre&gt; &lt;score&gt;4.0&lt;/score&gt; &lt;player&gt;1 Player&lt;/player&gt; &lt;story&gt;The perfect hitman, Agent 47, tries to distance himself from his violent past and becomes a humble church gardener. But he is tricked into returning to his trade when his friend, a priest, gets kidnapped by an Italian mafioso. **Hitman 2: Silent Assassin is a third-person stealth game. As a titular hitman, you have to complete a number of missions all over the world. Each mission generally involves assassinating someone, and possibly fulfilling a couple of other objectives. ****Typically, your target will be protected by numerous guards. While there's a large arsenal of weapons available to you - ranging from stealthy weapons such as a garrote or a silenced pistol, up to machine guns and sniper rifles - your main weapon will be stealth. Agent 47 can sneak around to remain undetected, and he can disguise himself in clothes from killed or stunned guards. ****The guards aren't completely stupid, however, as they will investigate suspicious noises, and they'll react if they see you waving around a gun. They'll get suspicious if they see you running around, raise alarm upon finding a corpse, and if you hang in a disguise around them too long, they'll eventually realize you're not one of their buddies. ****Hitman 2: Silent Assassin brings something new to the series: depending on your stealthiness, you are given a rating upon completing a mission. Going trigger-happy on everyone will result in being called a &quot;Mass Murderer&quot;, while only the most patient and skilled players will manage to receive the &quot;Silent Assassin&quot; rating, which generally involves stealthily eliminating the target without raising any suspicion.&lt;/story&gt; &lt;/game&gt;">
            <text:p>&lt;game name="Hitman 2 - Silent Assassin (USA)"&gt; &lt;year&gt;2003&lt;/year&gt; &lt;rating&gt;ESRB - M (Mature)&lt;/rating&gt; &lt;title&gt;Hitman 2 - Silent Assassin &lt;/title&gt; &lt;pub&gt;Eidos Interactive, Inc.&lt;/pub&gt; &lt;dev&gt;IO Interactive A/S&lt;/dev&gt; &lt;genre&gt;Action&lt;/genre&gt; &lt;score&gt;4.0&lt;/score&gt; &lt;player&gt;1 Player&lt;/player&gt; &lt;story&gt;The perfect hitman, Agent 47, tries to distance himself from his violent past and becomes a humble church gardener. But he is tricked into returning to his trade when his friend, a priest, gets kidnapped by an Italian mafioso. **Hitman 2: Silent Assassin is a third-person stealth game. As a titular hitman, you have to complete a number of missions all over the world. Each mission generally involves assassinating someone, and possibly fulfilling a couple of other objectives. ****Typically, your target will be protected by numerous guards. While there's a large arsenal of weapons available to you - ranging from stealthy weapons such as a garrote or a silenced pistol, up to machine guns and sniper rifles - your main weapon will be stealth. Agent 47 can sneak around to remain undetected, and he can disguise himself in clothes from killed or stunned guards. ****The guards aren't completely stupid, however, as they will investigate suspicious noises, and they'll react if they see you waving around a gun. They'll get suspicious if they see you running around, raise alarm upon finding a corpse, and if you hang in a disguise around them too long, they'll eventually realize you're not one of their buddies. ****Hitman 2: Silent Assassin brings something new to the series: depending on your stealthiness, you are given a rating upon completing a mission. Going trigger-happy on everyone will result in being called a "Mass Murderer", while only the most patient and skilled players will manage to receive the "Silent Assassin" rating, which generally involves stealthily eliminating the target without raising any suspicion.&lt;/story&gt; &lt;/game&gt;</text:p>
          </table:table-cell>
          <table:table-cell table:number-columns-repeated="1012"/>
        </table:table-row>
        <table:table-row table:style-name="ro1">
          <table:table-cell office:value-type="string">
            <text:p>Hobbit, The (USA)</text:p>
          </table:table-cell>
          <table:table-cell office:value-type="float" office:value="2003">
            <text:p>2003</text:p>
          </table:table-cell>
          <table:table-cell office:value-type="string">
            <text:p>ESRB - E (Everyone)</text:p>
          </table:table-cell>
          <table:table-cell office:value-type="string">
            <text:p>Hobbit, The </text:p>
          </table:table-cell>
          <table:table-cell table:style-name="Default" office:value-type="string">
            <text:p>Sierra Entertainment, Inc </text:p>
          </table:table-cell>
          <table:table-cell office:value-type="string">
            <text:p>Inevitable Entertainment</text:p>
          </table:table-cell>
          <table:table-cell office:value-type="string">
            <text:p>Action</text:p>
          </table:table-cell>
          <table:table-cell office:value-type="string">
            <text:p>3.2</text:p>
          </table:table-cell>
          <table:table-cell office:value-type="string">
            <text:p>1 Player</text:p>
          </table:table-cell>
          <table:table-cell office:value-type="string">
            <text:p>Third person platformer adapted from J.R.R. Tolkien's famous book.**Players control Bilbo as he's taken from his safe little hole in the Shire by a band of Dwarves to confront the dragon Smaug, while picking up a glowing sword, an invisibility ring and coins and crystals.</text:p>
          </table:table-cell>
          <table:table-cell table:style-name="Default" table:formula="of:=CONCATENATE(&quot;&lt;game name=&quot;;CHAR(34);[.A217];CHAR(34);&quot;&gt; &lt;year&gt;&quot;;[.B217];&quot;&lt;/year&gt; &lt;rating&gt;&quot;;[.C217];&quot;&lt;/rating&gt; &lt;title&gt;&quot;;[.D217];&quot;&lt;/title&gt; &lt;pub&gt;&quot;;[.E217];&quot;&lt;/pub&gt; &lt;dev&gt;&quot;;[.F217];&quot;&lt;/dev&gt; &lt;genre&gt;&quot;;[.G217];&quot;&lt;/genre&gt; &lt;score&gt;&quot;;[.H217];&quot;&lt;/score&gt; &lt;player&gt;&quot;;[.I217];&quot;&lt;/player&gt; &lt;story&gt;&quot;;[.J217];&quot;&lt;/story&gt; &lt;/game&gt;&quot;)" office:value-type="string" office:string-value="&lt;game name=&quot;Hobbit, The (USA)&quot;&gt; &lt;year&gt;2003&lt;/year&gt; &lt;rating&gt;ESRB - E (Everyone)&lt;/rating&gt; &lt;title&gt;Hobbit, The &lt;/title&gt; &lt;pub&gt;Sierra Entertainment, Inc &lt;/pub&gt; &lt;dev&gt;Inevitable Entertainment&lt;/dev&gt; &lt;genre&gt;Action&lt;/genre&gt; &lt;score&gt;3.2&lt;/score&gt; &lt;player&gt;1 Player&lt;/player&gt; &lt;story&gt;Third person platformer adapted from J.R.R. Tolkien's famous book.**Players control Bilbo as he's taken from his safe little hole in the Shire by a band of Dwarves to confront the dragon Smaug, while picking up a glowing sword, an invisibility ring and coins and crystals.&lt;/story&gt; &lt;/game&gt;">
            <text:p>&lt;game name="Hobbit, The (USA)"&gt; &lt;year&gt;2003&lt;/year&gt; &lt;rating&gt;ESRB - E (Everyone)&lt;/rating&gt; &lt;title&gt;Hobbit, The &lt;/title&gt; &lt;pub&gt;Sierra Entertainment, Inc &lt;/pub&gt; &lt;dev&gt;Inevitable Entertainment&lt;/dev&gt; &lt;genre&gt;Action&lt;/genre&gt; &lt;score&gt;3.2&lt;/score&gt; &lt;player&gt;1 Player&lt;/player&gt; &lt;story&gt;Third person platformer adapted from J.R.R. Tolkien's famous book.**Players control Bilbo as he's taken from his safe little hole in the Shire by a band of Dwarves to confront the dragon Smaug, while picking up a glowing sword, an invisibility ring and coins and crystals.&lt;/story&gt; &lt;/game&gt;</text:p>
          </table:table-cell>
          <table:table-cell table:number-columns-repeated="1012"/>
        </table:table-row>
        <table:table-row table:style-name="ro1">
          <table:table-cell office:value-type="string">
            <text:p>Home Run King (USA)</text:p>
          </table:table-cell>
          <table:table-cell office:value-type="float" office:value="2002">
            <text:p>2002</text:p>
          </table:table-cell>
          <table:table-cell office:value-type="string">
            <text:p>ESRB - E (Everyone)</text:p>
          </table:table-cell>
          <table:table-cell office:value-type="string">
            <text:p>Home Run King </text:p>
          </table:table-cell>
          <table:table-cell table:style-name="Default" office:value-type="string">
            <text:p>Sega</text:p>
          </table:table-cell>
          <table:table-cell office:value-type="string">
            <text:p>Wow Entertainment</text:p>
          </table:table-cell>
          <table:table-cell office:value-type="string">
            <text:p>Sports/Baseball</text:p>
          </table:table-cell>
          <table:table-cell office:value-type="string">
            <text:p>3.5</text:p>
          </table:table-cell>
          <table:table-cell office:value-type="string">
            <text:p>1-2 Players</text:p>
          </table:table-cell>
          <table:table-cell office:value-type="string">
            <text:p>Home Run King is an MLB-licensed baseball game released exclusively for the GameCube. Designed more as a pick-up-and-play game than a detailed simulation, it offers fast-paced gameplay and a basic selection of modes. <text:s/>Modes include Exhibition, Season, Playoffs and Home Run Derby. The game features team customization and player creation and trading. Players will control all aspects of play: pitching, batting, fielding and running. <text:s/>The pitching interface features a pitch type selector that displays the pitches available to the current player as lines whose length indicates their effectiveness. Pitches are selected by moving the control stick in the appropriate direction, and then pressing the appropriate button for normal, slow or fast pitches or pick-off throws. A timing gauge must be stopped at the maximum point for best results. <text:s/>The batting interface reuses the pitch type selector, this time for predicting the pitch that is thrown. A batting cursor must be moved to meet the incoming ball to hit it. If the correct pitch was predicted, the cursor is larger and makes hitting easier. Bunts as well as normal, power and contact swings are possible. <text:s/>During fielding, an icon indicates the ball's height and position, and the A button can be pressed to make a super play: diving or sliding after the ball. Before the pitch is made, runners can be made to increase their lead for an attempted steal. Running is otherwise automatic, with only the destination base selectable.</text:p>
          </table:table-cell>
          <table:table-cell table:style-name="Default" table:formula="of:=CONCATENATE(&quot;&lt;game name=&quot;;CHAR(34);[.A218];CHAR(34);&quot;&gt; &lt;year&gt;&quot;;[.B218];&quot;&lt;/year&gt; &lt;rating&gt;&quot;;[.C218];&quot;&lt;/rating&gt; &lt;title&gt;&quot;;[.D218];&quot;&lt;/title&gt; &lt;pub&gt;&quot;;[.E218];&quot;&lt;/pub&gt; &lt;dev&gt;&quot;;[.F218];&quot;&lt;/dev&gt; &lt;genre&gt;&quot;;[.G218];&quot;&lt;/genre&gt; &lt;score&gt;&quot;;[.H218];&quot;&lt;/score&gt; &lt;player&gt;&quot;;[.I218];&quot;&lt;/player&gt; &lt;story&gt;&quot;;[.J218];&quot;&lt;/story&gt; &lt;/game&gt;&quot;)" office:value-type="string" office:string-value="&lt;game name=&quot;Home Run King (USA)&quot;&gt; &lt;year&gt;2002&lt;/year&gt; &lt;rating&gt;ESRB - E (Everyone)&lt;/rating&gt; &lt;title&gt;Home Run King &lt;/title&gt; &lt;pub&gt;Sega&lt;/pub&gt; &lt;dev&gt;Wow Entertainment&lt;/dev&gt; &lt;genre&gt;Sports/Baseball&lt;/genre&gt; &lt;score&gt;3.5&lt;/score&gt; &lt;player&gt;1-2 Players&lt;/player&gt; &lt;story&gt;Home Run King is an MLB-licensed baseball game released exclusively for the GameCube. Designed more as a pick-up-and-play game than a detailed simulation, it offers fast-paced gameplay and a basic selection of modes.  Modes include Exhibition, Season, Playoffs and Home Run Derby. The game features team customization and player creation and trading. Players will control all aspects of play: pitching, batting, fielding and running.  The pitching interface features a pitch type selector that displays the pitches available to the current player as lines whose length indicates their effectiveness. Pitches are selected by moving the control stick in the appropriate direction, and then pressing the appropriate button for normal, slow or fast pitches or pick-off throws. A timing gauge must be stopped at the maximum point for best results.  The batting interface reuses the pitch type selector, this time for predicting the pitch that is thrown. A batting cursor must be moved to meet the incoming ball to hit it. If the correct pitch was predicted, the cursor is larger and makes hitting easier. Bunts as well as normal, power and contact swings are possible.  During fielding, an icon indicates the ball's height and position, and the A button can be pressed to make a super play: diving or sliding after the ball. Before the pitch is made, runners can be made to increase their lead for an attempted steal. Running is otherwise automatic, with only the destination base selectable.&lt;/story&gt; &lt;/game&gt;">
            <text:p>&lt;game name="Home Run King (USA)"&gt; &lt;year&gt;2002&lt;/year&gt; &lt;rating&gt;ESRB - E (Everyone)&lt;/rating&gt; &lt;title&gt;Home Run King &lt;/title&gt; &lt;pub&gt;Sega&lt;/pub&gt; &lt;dev&gt;Wow Entertainment&lt;/dev&gt; &lt;genre&gt;Sports/Baseball&lt;/genre&gt; &lt;score&gt;3.5&lt;/score&gt; &lt;player&gt;1-2 Players&lt;/player&gt; &lt;story&gt;Home Run King is an MLB-licensed baseball game released exclusively for the GameCube. Designed more as a pick-up-and-play game than a detailed simulation, it offers fast-paced gameplay and a basic selection of modes. <text:s/>Modes include Exhibition, Season, Playoffs and Home Run Derby. The game features team customization and player creation and trading. Players will control all aspects of play: pitching, batting, fielding and running. <text:s/>The pitching interface features a pitch type selector that displays the pitches available to the current player as lines whose length indicates their effectiveness. Pitches are selected by moving the control stick in the appropriate direction, and then pressing the appropriate button for normal, slow or fast pitches or pick-off throws. A timing gauge must be stopped at the maximum point for best results. <text:s/>The batting interface reuses the pitch type selector, this time for predicting the pitch that is thrown. A batting cursor must be moved to meet the incoming ball to hit it. If the correct pitch was predicted, the cursor is larger and makes hitting easier. Bunts as well as normal, power and contact swings are possible. <text:s/>During fielding, an icon indicates the ball's height and position, and the A button can be pressed to make a super play: diving or sliding after the ball. Before the pitch is made, runners can be made to increase their lead for an attempted steal. Running is otherwise automatic, with only the destination base selectable.&lt;/story&gt; &lt;/game&gt;</text:p>
          </table:table-cell>
          <table:table-cell table:number-columns-repeated="1012"/>
        </table:table-row>
        <table:table-row table:style-name="ro1">
          <table:table-cell office:value-type="string">
            <text:p>Hot Wheels - Velocity X (USA)</text:p>
          </table:table-cell>
          <table:table-cell office:value-type="float" office:value="2002">
            <text:p>2002</text:p>
          </table:table-cell>
          <table:table-cell office:value-type="string">
            <text:p>ESRB - E (Everyone)</text:p>
          </table:table-cell>
          <table:table-cell office:value-type="string">
            <text:p>Hot Wheels - Velocity X </text:p>
          </table:table-cell>
          <table:table-cell table:style-name="Default" office:value-type="string">
            <text:p>THQ Inc.</text:p>
          </table:table-cell>
          <table:table-cell office:value-type="string">
            <text:p>Beyond Games</text:p>
          </table:table-cell>
          <table:table-cell office:value-type="string">
            <text:p>Driving</text:p>
          </table:table-cell>
          <table:table-cell office:value-type="string">
            <text:p>3.5</text:p>
          </table:table-cell>
          <table:table-cell office:value-type="string">
            <text:p>1-4 Players</text:p>
          </table:table-cell>
          <table:table-cell office:value-type="string">
            <text:p>When a criminal gang of street-racing villains overtakes futuristic Monument City, you must put their driving skills and mean street machines to the ultimate test.****Hot Wheels: Velocity X is a game based on Mattel's Hot Wheels line of miniature racing vehicles. In the game you have to drive one of over 30 Hot Wheels cars in race on the 3D curvilinear tracks, which include banded loops or crazy stunt launchers. During the race the weapon attacks and power-ups are available. The racing is mission-based with more than 37 missions across six levels to complete.****The GBA version looks like as a toy racing simulator and has different design and engine.</text:p>
          </table:table-cell>
          <table:table-cell table:style-name="Default" table:formula="of:=CONCATENATE(&quot;&lt;game name=&quot;;CHAR(34);[.A219];CHAR(34);&quot;&gt; &lt;year&gt;&quot;;[.B219];&quot;&lt;/year&gt; &lt;rating&gt;&quot;;[.C219];&quot;&lt;/rating&gt; &lt;title&gt;&quot;;[.D219];&quot;&lt;/title&gt; &lt;pub&gt;&quot;;[.E219];&quot;&lt;/pub&gt; &lt;dev&gt;&quot;;[.F219];&quot;&lt;/dev&gt; &lt;genre&gt;&quot;;[.G219];&quot;&lt;/genre&gt; &lt;score&gt;&quot;;[.H219];&quot;&lt;/score&gt; &lt;player&gt;&quot;;[.I219];&quot;&lt;/player&gt; &lt;story&gt;&quot;;[.J219];&quot;&lt;/story&gt; &lt;/game&gt;&quot;)" office:value-type="string" office:string-value="&lt;game name=&quot;Hot Wheels - Velocity X (USA)&quot;&gt; &lt;year&gt;2002&lt;/year&gt; &lt;rating&gt;ESRB - E (Everyone)&lt;/rating&gt; &lt;title&gt;Hot Wheels - Velocity X &lt;/title&gt; &lt;pub&gt;THQ Inc.&lt;/pub&gt; &lt;dev&gt;Beyond Games&lt;/dev&gt; &lt;genre&gt;Driving&lt;/genre&gt; &lt;score&gt;3.5&lt;/score&gt; &lt;player&gt;1-4 Players&lt;/player&gt; &lt;story&gt;When a criminal gang of street-racing villains overtakes futuristic Monument City, you must put their driving skills and mean street machines to the ultimate test.****Hot Wheels: Velocity X is a game based on Mattel's Hot Wheels line of miniature racing vehicles. In the game you have to drive one of over 30 Hot Wheels cars in race on the 3D curvilinear tracks, which include banded loops or crazy stunt launchers. During the race the weapon attacks and power-ups are available. The racing is mission-based with more than 37 missions across six levels to complete.****The GBA version looks like as a toy racing simulator and has different design and engine.&lt;/story&gt; &lt;/game&gt;">
            <text:p>&lt;game name="Hot Wheels - Velocity X (USA)"&gt; &lt;year&gt;2002&lt;/year&gt; &lt;rating&gt;ESRB - E (Everyone)&lt;/rating&gt; &lt;title&gt;Hot Wheels - Velocity X &lt;/title&gt; &lt;pub&gt;THQ Inc.&lt;/pub&gt; &lt;dev&gt;Beyond Games&lt;/dev&gt; &lt;genre&gt;Driving&lt;/genre&gt; &lt;score&gt;3.5&lt;/score&gt; &lt;player&gt;1-4 Players&lt;/player&gt; &lt;story&gt;When a criminal gang of street-racing villains overtakes futuristic Monument City, you must put their driving skills and mean street machines to the ultimate test.****Hot Wheels: Velocity X is a game based on Mattel's Hot Wheels line of miniature racing vehicles. In the game you have to drive one of over 30 Hot Wheels cars in race on the 3D curvilinear tracks, which include banded loops or crazy stunt launchers. During the race the weapon attacks and power-ups are available. The racing is mission-based with more than 37 missions across six levels to complete.****The GBA version looks like as a toy racing simulator and has different design and engine.&lt;/story&gt; &lt;/game&gt;</text:p>
          </table:table-cell>
          <table:table-cell table:number-columns-repeated="1012"/>
        </table:table-row>
        <table:table-row table:style-name="ro1">
          <table:table-cell office:value-type="string">
            <text:p>Hot Wheels - World Race (USA)</text:p>
          </table:table-cell>
          <table:table-cell office:value-type="float" office:value="2003">
            <text:p>2003</text:p>
          </table:table-cell>
          <table:table-cell office:value-type="string">
            <text:p>ESRB - E (Everyone)</text:p>
          </table:table-cell>
          <table:table-cell office:value-type="string">
            <text:p>Hot Wheels - World Race </text:p>
          </table:table-cell>
          <table:table-cell table:style-name="Default" office:value-type="string">
            <text:p>THQ Inc.</text:p>
          </table:table-cell>
          <table:table-cell office:value-type="string">
            <text:p>Climax</text:p>
          </table:table-cell>
          <table:table-cell office:value-type="string">
            <text:p>Driving</text:p>
          </table:table-cell>
          <table:table-cell office:value-type="string">
            <text:p>2.9</text:p>
          </table:table-cell>
          <table:table-cell office:value-type="string">
            <text:p>1-4 Players</text:p>
          </table:table-cell>
          <table:table-cell office:value-type="string">
            <text:p>Compete to be the world's greatest driver in the most intense race ever created - The Highway 35 Circuit. Do You have what it takes to master treacherous jumps, death defying loops, and win the Hot Wheels World Race event?****Hot Wheels Highway 35: World Race, celebrating the 35th Anniversary of the Hot Wheels range, features dozens of authentically modelled Mattel Hot Wheels cars.</text:p>
          </table:table-cell>
          <table:table-cell table:style-name="Default" table:formula="of:=CONCATENATE(&quot;&lt;game name=&quot;;CHAR(34);[.A220];CHAR(34);&quot;&gt; &lt;year&gt;&quot;;[.B220];&quot;&lt;/year&gt; &lt;rating&gt;&quot;;[.C220];&quot;&lt;/rating&gt; &lt;title&gt;&quot;;[.D220];&quot;&lt;/title&gt; &lt;pub&gt;&quot;;[.E220];&quot;&lt;/pub&gt; &lt;dev&gt;&quot;;[.F220];&quot;&lt;/dev&gt; &lt;genre&gt;&quot;;[.G220];&quot;&lt;/genre&gt; &lt;score&gt;&quot;;[.H220];&quot;&lt;/score&gt; &lt;player&gt;&quot;;[.I220];&quot;&lt;/player&gt; &lt;story&gt;&quot;;[.J220];&quot;&lt;/story&gt; &lt;/game&gt;&quot;)" office:value-type="string" office:string-value="&lt;game name=&quot;Hot Wheels - World Race (USA)&quot;&gt; &lt;year&gt;2003&lt;/year&gt; &lt;rating&gt;ESRB - E (Everyone)&lt;/rating&gt; &lt;title&gt;Hot Wheels - World Race &lt;/title&gt; &lt;pub&gt;THQ Inc.&lt;/pub&gt; &lt;dev&gt;Climax&lt;/dev&gt; &lt;genre&gt;Driving&lt;/genre&gt; &lt;score&gt;2.9&lt;/score&gt; &lt;player&gt;1-4 Players&lt;/player&gt; &lt;story&gt;Compete to be the world's greatest driver in the most intense race ever created - The Highway 35 Circuit. Do You have what it takes to master treacherous jumps, death defying loops, and win the Hot Wheels World Race event?****Hot Wheels Highway 35: World Race, celebrating the 35th Anniversary of the Hot Wheels range, features dozens of authentically modelled Mattel Hot Wheels cars.&lt;/story&gt; &lt;/game&gt;">
            <text:p>&lt;game name="Hot Wheels - World Race (USA)"&gt; &lt;year&gt;2003&lt;/year&gt; &lt;rating&gt;ESRB - E (Everyone)&lt;/rating&gt; &lt;title&gt;Hot Wheels - World Race &lt;/title&gt; &lt;pub&gt;THQ Inc.&lt;/pub&gt; &lt;dev&gt;Climax&lt;/dev&gt; &lt;genre&gt;Driving&lt;/genre&gt; &lt;score&gt;2.9&lt;/score&gt; &lt;player&gt;1-4 Players&lt;/player&gt; &lt;story&gt;Compete to be the world's greatest driver in the most intense race ever created - The Highway 35 Circuit. Do You have what it takes to master treacherous jumps, death defying loops, and win the Hot Wheels World Race event?****Hot Wheels Highway 35: World Race, celebrating the 35th Anniversary of the Hot Wheels range, features dozens of authentically modelled Mattel Hot Wheels cars.&lt;/story&gt; &lt;/game&gt;</text:p>
          </table:table-cell>
          <table:table-cell table:number-columns-repeated="1012"/>
        </table:table-row>
        <table:table-row table:style-name="ro1">
          <table:table-cell office:value-type="string">
            <text:p>Hudson Selection Vol.1 - Cubic Lode Runner (Japan)</text:p>
          </table:table-cell>
          <table:table-cell office:value-type="float" office:value="2003">
            <text:p>2003</text:p>
          </table:table-cell>
          <table:table-cell office:value-type="string">
            <text:p>ESRB - E (Everyone)</text:p>
          </table:table-cell>
          <table:table-cell office:value-type="string">
            <text:p>Hudson Selection Vol.1 - Cubic Lode Runner </text:p>
          </table:table-cell>
          <table:table-cell table:style-name="Default" office:value-type="string">
            <text:p>Hudson Soft Company, Ltd.</text:p>
          </table:table-cell>
          <table:table-cell office:value-type="string">
            <text:p>Hudson</text:p>
          </table:table-cell>
          <table:table-cell office:value-type="string">
            <text:p>Puzzle</text:p>
          </table:table-cell>
          <table:table-cell office:value-type="string">
            <text:p>3.6</text:p>
          </table:table-cell>
          <table:table-cell office:value-type="string">
            <text:p>1 Player</text:p>
          </table:table-cell>
          <table:table-cell office:value-type="string">
            <text:p>The Bungeling Empire has stolen a huge cache of gold from its rightful owners, and your mission is to infiltrate its treasury and recapture it. This entails progressing through 150 screens of platforms, ladders and ropes. <text:s/>The Empire has sent robotic guards down to protect the gold, and contact with any of these will cost you a life. Your method of escaping them is to press fire to dig a hole in their line of movement, thus causing them to fall in briefly, allowing you to move across the gap safely. Once all the gold has been collected, a ladder allowing you to move onto the next screen is added. Completing these screens often requires forward planning and precision.</text:p>
          </table:table-cell>
          <table:table-cell table:style-name="Default" table:formula="of:=CONCATENATE(&quot;&lt;game name=&quot;;CHAR(34);[.A221];CHAR(34);&quot;&gt; &lt;year&gt;&quot;;[.B221];&quot;&lt;/year&gt; &lt;rating&gt;&quot;;[.C221];&quot;&lt;/rating&gt; &lt;title&gt;&quot;;[.D221];&quot;&lt;/title&gt; &lt;pub&gt;&quot;;[.E221];&quot;&lt;/pub&gt; &lt;dev&gt;&quot;;[.F221];&quot;&lt;/dev&gt; &lt;genre&gt;&quot;;[.G221];&quot;&lt;/genre&gt; &lt;score&gt;&quot;;[.H221];&quot;&lt;/score&gt; &lt;player&gt;&quot;;[.I221];&quot;&lt;/player&gt; &lt;story&gt;&quot;;[.J221];&quot;&lt;/story&gt; &lt;/game&gt;&quot;)" office:value-type="string" office:string-value="&lt;game name=&quot;Hudson Selection Vol.1 - Cubic Lode Runner (Japan)&quot;&gt; &lt;year&gt;2003&lt;/year&gt; &lt;rating&gt;ESRB - E (Everyone)&lt;/rating&gt; &lt;title&gt;Hudson Selection Vol.1 - Cubic Lode Runner &lt;/title&gt; &lt;pub&gt;Hudson Soft Company, Ltd.&lt;/pub&gt; &lt;dev&gt;Hudson&lt;/dev&gt; &lt;genre&gt;Puzzle&lt;/genre&gt; &lt;score&gt;3.6&lt;/score&gt; &lt;player&gt;1 Player&lt;/player&gt; &lt;story&gt;The Bungeling Empire has stolen a huge cache of gold from its rightful owners, and your mission is to infiltrate its treasury and recapture it. This entails progressing through 150 screens of platforms, ladders and ropes.  The Empire has sent robotic guards down to protect the gold, and contact with any of these will cost you a life. Your method of escaping them is to press fire to dig a hole in their line of movement, thus causing them to fall in briefly, allowing you to move across the gap safely. Once all the gold has been collected, a ladder allowing you to move onto the next screen is added. Completing these screens often requires forward planning and precision.&lt;/story&gt; &lt;/game&gt;">
            <text:p>&lt;game name="Hudson Selection Vol.1 - Cubic Lode Runner (Japan)"&gt; &lt;year&gt;2003&lt;/year&gt; &lt;rating&gt;ESRB - E (Everyone)&lt;/rating&gt; &lt;title&gt;Hudson Selection Vol.1 - Cubic Lode Runner &lt;/title&gt; &lt;pub&gt;Hudson Soft Company, Ltd.&lt;/pub&gt; &lt;dev&gt;Hudson&lt;/dev&gt; &lt;genre&gt;Puzzle&lt;/genre&gt; &lt;score&gt;3.6&lt;/score&gt; &lt;player&gt;1 Player&lt;/player&gt; &lt;story&gt;The Bungeling Empire has stolen a huge cache of gold from its rightful owners, and your mission is to infiltrate its treasury and recapture it. This entails progressing through 150 screens of platforms, ladders and ropes. <text:s/>The Empire has sent robotic guards down to protect the gold, and contact with any of these will cost you a life. Your method of escaping them is to press fire to dig a hole in their line of movement, thus causing them to fall in briefly, allowing you to move across the gap safely. Once all the gold has been collected, a ladder allowing you to move onto the next screen is added. Completing these screens often requires forward planning and precision.&lt;/story&gt; &lt;/game&gt;</text:p>
          </table:table-cell>
          <table:table-cell table:number-columns-repeated="1012"/>
        </table:table-row>
        <table:table-row table:style-name="ro1">
          <table:table-cell office:value-type="string">
            <text:p>Hudson Selection Vol.2 - Star Soldier (Japan)</text:p>
          </table:table-cell>
          <table:table-cell office:value-type="float" office:value="2003">
            <text:p>2003</text:p>
          </table:table-cell>
          <table:table-cell office:value-type="string">
            <text:p>ESRB - E10+ (Everyone 10+)</text:p>
          </table:table-cell>
          <table:table-cell office:value-type="string">
            <text:p>Hudson Selection Vol.2 - Star Soldier </text:p>
          </table:table-cell>
          <table:table-cell table:style-name="Default" office:value-type="string">
            <text:p>Hudson Soft Company, Ltd.</text:p>
          </table:table-cell>
          <table:table-cell office:value-type="string">
            <text:p>Hudson</text:p>
          </table:table-cell>
          <table:table-cell office:value-type="string">
            <text:p>Shooter</text:p>
          </table:table-cell>
          <table:table-cell office:value-type="string">
            <text:p>4.1</text:p>
          </table:table-cell>
          <table:table-cell office:value-type="string">
            <text:p>1 Player</text:p>
          </table:table-cell>
          <table:table-cell office:value-type="string">
            <text:p>A budget remake of the top-down sci-fi shooter Star Soldier for next-gen consoles. ****The game puts you in charge of a lone Galactic Empire starfighter as you make your way through several alien-infested stages using nothing but your reflexes and your laser weapons.****The remake replaces the original graphics with a completely polygonal engine, featuring particle effects for all weapons and a new interface. New mid-stage bosses have been added to the mix and a new close range attack has been included in your ship for added damage.</text:p>
          </table:table-cell>
          <table:table-cell table:style-name="Default" table:formula="of:=CONCATENATE(&quot;&lt;game name=&quot;;CHAR(34);[.A222];CHAR(34);&quot;&gt; &lt;year&gt;&quot;;[.B222];&quot;&lt;/year&gt; &lt;rating&gt;&quot;;[.C222];&quot;&lt;/rating&gt; &lt;title&gt;&quot;;[.D222];&quot;&lt;/title&gt; &lt;pub&gt;&quot;;[.E222];&quot;&lt;/pub&gt; &lt;dev&gt;&quot;;[.F222];&quot;&lt;/dev&gt; &lt;genre&gt;&quot;;[.G222];&quot;&lt;/genre&gt; &lt;score&gt;&quot;;[.H222];&quot;&lt;/score&gt; &lt;player&gt;&quot;;[.I222];&quot;&lt;/player&gt; &lt;story&gt;&quot;;[.J222];&quot;&lt;/story&gt; &lt;/game&gt;&quot;)" office:value-type="string" office:string-value="&lt;game name=&quot;Hudson Selection Vol.2 - Star Soldier (Japan)&quot;&gt; &lt;year&gt;2003&lt;/year&gt; &lt;rating&gt;ESRB - E10+ (Everyone 10+)&lt;/rating&gt; &lt;title&gt;Hudson Selection Vol.2 - Star Soldier &lt;/title&gt; &lt;pub&gt;Hudson Soft Company, Ltd.&lt;/pub&gt; &lt;dev&gt;Hudson&lt;/dev&gt; &lt;genre&gt;Shooter&lt;/genre&gt; &lt;score&gt;4.1&lt;/score&gt; &lt;player&gt;1 Player&lt;/player&gt; &lt;story&gt;A budget remake of the top-down sci-fi shooter Star Soldier for next-gen consoles. ****The game puts you in charge of a lone Galactic Empire starfighter as you make your way through several alien-infested stages using nothing but your reflexes and your laser weapons.****The remake replaces the original graphics with a completely polygonal engine, featuring particle effects for all weapons and a new interface. New mid-stage bosses have been added to the mix and a new close range attack has been included in your ship for added damage.&lt;/story&gt; &lt;/game&gt;">
            <text:p>&lt;game name="Hudson Selection Vol.2 - Star Soldier (Japan)"&gt; &lt;year&gt;2003&lt;/year&gt; &lt;rating&gt;ESRB - E10+ (Everyone 10+)&lt;/rating&gt; &lt;title&gt;Hudson Selection Vol.2 - Star Soldier &lt;/title&gt; &lt;pub&gt;Hudson Soft Company, Ltd.&lt;/pub&gt; &lt;dev&gt;Hudson&lt;/dev&gt; &lt;genre&gt;Shooter&lt;/genre&gt; &lt;score&gt;4.1&lt;/score&gt; &lt;player&gt;1 Player&lt;/player&gt; &lt;story&gt;A budget remake of the top-down sci-fi shooter Star Soldier for next-gen consoles. ****The game puts you in charge of a lone Galactic Empire starfighter as you make your way through several alien-infested stages using nothing but your reflexes and your laser weapons.****The remake replaces the original graphics with a completely polygonal engine, featuring particle effects for all weapons and a new interface. New mid-stage bosses have been added to the mix and a new close range attack has been included in your ship for added damage.&lt;/story&gt; &lt;/game&gt;</text:p>
          </table:table-cell>
          <table:table-cell table:number-columns-repeated="1012"/>
        </table:table-row>
        <table:table-row table:style-name="ro1">
          <table:table-cell office:value-type="string">
            <text:p>Hudson Selection Vol.3 - PC Genjin - Pithecanthropus Computerurus (Japan)</text:p>
          </table:table-cell>
          <table:table-cell office:value-type="float" office:value="2003">
            <text:p>2003</text:p>
          </table:table-cell>
          <table:table-cell office:value-type="string">
            <text:p>ESRB - E (Everyone)</text:p>
          </table:table-cell>
          <table:table-cell office:value-type="string">
            <text:p>Hudson Selection Vol.3 - PC Genjin - Pithecanthropus Computerurus </text:p>
          </table:table-cell>
          <table:table-cell table:style-name="Default" office:value-type="string">
            <text:p>Hudson Soft Company, Ltd.</text:p>
          </table:table-cell>
          <table:table-cell office:value-type="string">
            <text:p>Hudson</text:p>
          </table:table-cell>
          <table:table-cell office:value-type="string">
            <text:p>Platform</text:p>
          </table:table-cell>
          <table:table-cell office:value-type="string">
            <text:p>4.0</text:p>
          </table:table-cell>
          <table:table-cell office:value-type="string">
            <text:p>1 Player</text:p>
          </table:table-cell>
          <table:table-cell office:value-type="string">
            <text:p>Fourteen years after its debut, PC Genjin (Bonk's Adventure) is remade as the third game out of four in the Hudson Selection series of game remakes. While the game remains mostly the same as the original, the graphics and sound have been completely overhauled. The graphics are fully 3D rendered and are similar in design to Yoshi's Story. Bonk has a meaner look and practically every sound effect is spelled out on-screen. Some of the levels are altered. Fruit is not as common and there are no crystal hearts, but lives are much more plentiful. There are three difficulty levels, which after being fully completed, unlock the three original PC Genjin Japanese TV commercials.</text:p>
          </table:table-cell>
          <table:table-cell table:style-name="Default" table:formula="of:=CONCATENATE(&quot;&lt;game name=&quot;;CHAR(34);[.A223];CHAR(34);&quot;&gt; &lt;year&gt;&quot;;[.B223];&quot;&lt;/year&gt; &lt;rating&gt;&quot;;[.C223];&quot;&lt;/rating&gt; &lt;title&gt;&quot;;[.D223];&quot;&lt;/title&gt; &lt;pub&gt;&quot;;[.E223];&quot;&lt;/pub&gt; &lt;dev&gt;&quot;;[.F223];&quot;&lt;/dev&gt; &lt;genre&gt;&quot;;[.G223];&quot;&lt;/genre&gt; &lt;score&gt;&quot;;[.H223];&quot;&lt;/score&gt; &lt;player&gt;&quot;;[.I223];&quot;&lt;/player&gt; &lt;story&gt;&quot;;[.J223];&quot;&lt;/story&gt; &lt;/game&gt;&quot;)" office:value-type="string" office:string-value="&lt;game name=&quot;Hudson Selection Vol.3 - PC Genjin - Pithecanthropus Computerurus (Japan)&quot;&gt; &lt;year&gt;2003&lt;/year&gt; &lt;rating&gt;ESRB - E (Everyone)&lt;/rating&gt; &lt;title&gt;Hudson Selection Vol.3 - PC Genjin - Pithecanthropus Computerurus &lt;/title&gt; &lt;pub&gt;Hudson Soft Company, Ltd.&lt;/pub&gt; &lt;dev&gt;Hudson&lt;/dev&gt; &lt;genre&gt;Platform&lt;/genre&gt; &lt;score&gt;4.0&lt;/score&gt; &lt;player&gt;1 Player&lt;/player&gt; &lt;story&gt;Fourteen years after its debut, PC Genjin (Bonk's Adventure) is remade as the third game out of four in the Hudson Selection series of game remakes. While the game remains mostly the same as the original, the graphics and sound have been completely overhauled. The graphics are fully 3D rendered and are similar in design to Yoshi's Story. Bonk has a meaner look and practically every sound effect is spelled out on-screen. Some of the levels are altered. Fruit is not as common and there are no crystal hearts, but lives are much more plentiful. There are three difficulty levels, which after being fully completed, unlock the three original PC Genjin Japanese TV commercials.&lt;/story&gt; &lt;/game&gt;">
            <text:p>&lt;game name="Hudson Selection Vol.3 - PC Genjin - Pithecanthropus Computerurus (Japan)"&gt; &lt;year&gt;2003&lt;/year&gt; &lt;rating&gt;ESRB - E (Everyone)&lt;/rating&gt; &lt;title&gt;Hudson Selection Vol.3 - PC Genjin - Pithecanthropus Computerurus &lt;/title&gt; &lt;pub&gt;Hudson Soft Company, Ltd.&lt;/pub&gt; &lt;dev&gt;Hudson&lt;/dev&gt; &lt;genre&gt;Platform&lt;/genre&gt; &lt;score&gt;4.0&lt;/score&gt; &lt;player&gt;1 Player&lt;/player&gt; &lt;story&gt;Fourteen years after its debut, PC Genjin (Bonk's Adventure) is remade as the third game out of four in the Hudson Selection series of game remakes. While the game remains mostly the same as the original, the graphics and sound have been completely overhauled. The graphics are fully 3D rendered and are similar in design to Yoshi's Story. Bonk has a meaner look and practically every sound effect is spelled out on-screen. Some of the levels are altered. Fruit is not as common and there are no crystal hearts, but lives are much more plentiful. There are three difficulty levels, which after being fully completed, unlock the three original PC Genjin Japanese TV commercials.&lt;/story&gt; &lt;/game&gt;</text:p>
          </table:table-cell>
          <table:table-cell table:number-columns-repeated="1012"/>
        </table:table-row>
        <table:table-row table:style-name="ro1">
          <table:table-cell office:value-type="string">
            <text:p>Hudson Selection Vol.4 - Takahashi-Meijin no Boukenjima (Japan)</text:p>
          </table:table-cell>
          <table:table-cell office:value-type="float" office:value="2003">
            <text:p>2003</text:p>
          </table:table-cell>
          <table:table-cell office:value-type="string">
            <text:p>ESRB - E (Everyone)</text:p>
          </table:table-cell>
          <table:table-cell office:value-type="string">
            <text:p>Hudson Selection Vol.4 - Takahashi-Meijin no Boukenjima </text:p>
          </table:table-cell>
          <table:table-cell table:style-name="Default" office:value-type="string">
            <text:p>Hudson Soft Company, Ltd.</text:p>
          </table:table-cell>
          <table:table-cell office:value-type="string">
            <text:p>Hudson</text:p>
          </table:table-cell>
          <table:table-cell office:value-type="string">
            <text:p>Platform</text:p>
          </table:table-cell>
          <table:table-cell office:value-type="string">
            <text:p>3.7</text:p>
          </table:table-cell>
          <table:table-cell office:value-type="string">
            <text:p>1 Player</text:p>
          </table:table-cell>
          <table:table-cell office:value-type="string">
            <text:p>A budget remake of the side-scrolling platform game Adventure Island for the GameCube and PlayStation 2. The story starts out with Master Higgins and his girlfriend relaxing until a purple cloud takes his girlfriend away to King Quiller. So it's up to Master Higgins to go and rescue her. This remake is different from the original in that the graphics were rendered to 3D, the music was completely overhauled, the bosses do more things than throw their weapons at Master Higgins, and this remake contains bonus materials.</text:p>
          </table:table-cell>
          <table:table-cell table:style-name="Default" table:formula="of:=CONCATENATE(&quot;&lt;game name=&quot;;CHAR(34);[.A224];CHAR(34);&quot;&gt; &lt;year&gt;&quot;;[.B224];&quot;&lt;/year&gt; &lt;rating&gt;&quot;;[.C224];&quot;&lt;/rating&gt; &lt;title&gt;&quot;;[.D224];&quot;&lt;/title&gt; &lt;pub&gt;&quot;;[.E224];&quot;&lt;/pub&gt; &lt;dev&gt;&quot;;[.F224];&quot;&lt;/dev&gt; &lt;genre&gt;&quot;;[.G224];&quot;&lt;/genre&gt; &lt;score&gt;&quot;;[.H224];&quot;&lt;/score&gt; &lt;player&gt;&quot;;[.I224];&quot;&lt;/player&gt; &lt;story&gt;&quot;;[.J224];&quot;&lt;/story&gt; &lt;/game&gt;&quot;)" office:value-type="string" office:string-value="&lt;game name=&quot;Hudson Selection Vol.4 - Takahashi-Meijin no Boukenjima (Japan)&quot;&gt; &lt;year&gt;2003&lt;/year&gt; &lt;rating&gt;ESRB - E (Everyone)&lt;/rating&gt; &lt;title&gt;Hudson Selection Vol.4 - Takahashi-Meijin no Boukenjima &lt;/title&gt; &lt;pub&gt;Hudson Soft Company, Ltd.&lt;/pub&gt; &lt;dev&gt;Hudson&lt;/dev&gt; &lt;genre&gt;Platform&lt;/genre&gt; &lt;score&gt;3.7&lt;/score&gt; &lt;player&gt;1 Player&lt;/player&gt; &lt;story&gt;A budget remake of the side-scrolling platform game Adventure Island for the GameCube and PlayStation 2. The story starts out with Master Higgins and his girlfriend relaxing until a purple cloud takes his girlfriend away to King Quiller. So it's up to Master Higgins to go and rescue her. This remake is different from the original in that the graphics were rendered to 3D, the music was completely overhauled, the bosses do more things than throw their weapons at Master Higgins, and this remake contains bonus materials.&lt;/story&gt; &lt;/game&gt;">
            <text:p>&lt;game name="Hudson Selection Vol.4 - Takahashi-Meijin no Boukenjima (Japan)"&gt; &lt;year&gt;2003&lt;/year&gt; &lt;rating&gt;ESRB - E (Everyone)&lt;/rating&gt; &lt;title&gt;Hudson Selection Vol.4 - Takahashi-Meijin no Boukenjima &lt;/title&gt; &lt;pub&gt;Hudson Soft Company, Ltd.&lt;/pub&gt; &lt;dev&gt;Hudson&lt;/dev&gt; &lt;genre&gt;Platform&lt;/genre&gt; &lt;score&gt;3.7&lt;/score&gt; &lt;player&gt;1 Player&lt;/player&gt; &lt;story&gt;A budget remake of the side-scrolling platform game Adventure Island for the GameCube and PlayStation 2. The story starts out with Master Higgins and his girlfriend relaxing until a purple cloud takes his girlfriend away to King Quiller. So it's up to Master Higgins to go and rescue her. This remake is different from the original in that the graphics were rendered to 3D, the music was completely overhauled, the bosses do more things than throw their weapons at Master Higgins, and this remake contains bonus materials.&lt;/story&gt; &lt;/game&gt;</text:p>
          </table:table-cell>
          <table:table-cell table:number-columns-repeated="1012"/>
        </table:table-row>
        <table:table-row table:style-name="ro1">
          <table:table-cell office:value-type="string">
            <text:p>Hulk (USA)</text:p>
          </table:table-cell>
          <table:table-cell office:value-type="float" office:value="2003">
            <text:p>2003</text:p>
          </table:table-cell>
          <table:table-cell office:value-type="string">
            <text:p>ESRB - T (Teen)</text:p>
          </table:table-cell>
          <table:table-cell office:value-type="string">
            <text:p>Hulk </text:p>
          </table:table-cell>
          <table:table-cell table:style-name="Default" office:value-type="string">
            <text:p>Universal Interactive Inc., </text:p>
          </table:table-cell>
          <table:table-cell office:value-type="string">
            <text:p>Radical Entertainment</text:p>
          </table:table-cell>
          <table:table-cell office:value-type="string">
            <text:p>Action</text:p>
          </table:table-cell>
          <table:table-cell office:value-type="string">
            <text:p>3.3</text:p>
          </table:table-cell>
          <table:table-cell office:value-type="string">
            <text:p>1 Player</text:p>
          </table:table-cell>
          <table:table-cell office:value-type="string">
            <text:p>Based after the events of the blockbuster movie (starring Eric Bana), you play Dr. Bruce Banner and his alter ego, green giant The Hulk. After fighting his way through the first year of his new identity, Bruce and The Hulk must now face a new enemy, The Leader, who wants to use the same gamma technology that created The Hulk in Bruce to develop an army of giants.****Levels in the game have you controlling either Bruce or The Hulk. Bruce must use his smaller size to sneak around areas 'Splinter Cell' style, while The Hulk can bash and blast his way through enemy territory in every way possible, with over 40 different attacks to use.</text:p>
          </table:table-cell>
          <table:table-cell table:style-name="Default" table:formula="of:=CONCATENATE(&quot;&lt;game name=&quot;;CHAR(34);[.A225];CHAR(34);&quot;&gt; &lt;year&gt;&quot;;[.B225];&quot;&lt;/year&gt; &lt;rating&gt;&quot;;[.C225];&quot;&lt;/rating&gt; &lt;title&gt;&quot;;[.D225];&quot;&lt;/title&gt; &lt;pub&gt;&quot;;[.E225];&quot;&lt;/pub&gt; &lt;dev&gt;&quot;;[.F225];&quot;&lt;/dev&gt; &lt;genre&gt;&quot;;[.G225];&quot;&lt;/genre&gt; &lt;score&gt;&quot;;[.H225];&quot;&lt;/score&gt; &lt;player&gt;&quot;;[.I225];&quot;&lt;/player&gt; &lt;story&gt;&quot;;[.J225];&quot;&lt;/story&gt; &lt;/game&gt;&quot;)" office:value-type="string" office:string-value="&lt;game name=&quot;Hulk (USA)&quot;&gt; &lt;year&gt;2003&lt;/year&gt; &lt;rating&gt;ESRB - T (Teen)&lt;/rating&gt; &lt;title&gt;Hulk &lt;/title&gt; &lt;pub&gt;Universal Interactive Inc., &lt;/pub&gt; &lt;dev&gt;Radical Entertainment&lt;/dev&gt; &lt;genre&gt;Action&lt;/genre&gt; &lt;score&gt;3.3&lt;/score&gt; &lt;player&gt;1 Player&lt;/player&gt; &lt;story&gt;Based after the events of the blockbuster movie (starring Eric Bana), you play Dr. Bruce Banner and his alter ego, green giant The Hulk. After fighting his way through the first year of his new identity, Bruce and The Hulk must now face a new enemy, The Leader, who wants to use the same gamma technology that created The Hulk in Bruce to develop an army of giants.****Levels in the game have you controlling either Bruce or The Hulk. Bruce must use his smaller size to sneak around areas 'Splinter Cell' style, while The Hulk can bash and blast his way through enemy territory in every way possible, with over 40 different attacks to use.&lt;/story&gt; &lt;/game&gt;">
            <text:p>&lt;game name="Hulk (USA)"&gt; &lt;year&gt;2003&lt;/year&gt; &lt;rating&gt;ESRB - T (Teen)&lt;/rating&gt; &lt;title&gt;Hulk &lt;/title&gt; &lt;pub&gt;Universal Interactive Inc., &lt;/pub&gt; &lt;dev&gt;Radical Entertainment&lt;/dev&gt; &lt;genre&gt;Action&lt;/genre&gt; &lt;score&gt;3.3&lt;/score&gt; &lt;player&gt;1 Player&lt;/player&gt; &lt;story&gt;Based after the events of the blockbuster movie (starring Eric Bana), you play Dr. Bruce Banner and his alter ego, green giant The Hulk. After fighting his way through the first year of his new identity, Bruce and The Hulk must now face a new enemy, The Leader, who wants to use the same gamma technology that created The Hulk in Bruce to develop an army of giants.****Levels in the game have you controlling either Bruce or The Hulk. Bruce must use his smaller size to sneak around areas 'Splinter Cell' style, while The Hulk can bash and blast his way through enemy territory in every way possible, with over 40 different attacks to use.&lt;/story&gt; &lt;/game&gt;</text:p>
          </table:table-cell>
          <table:table-cell table:number-columns-repeated="1012"/>
        </table:table-row>
        <table:table-row table:style-name="ro1">
          <table:table-cell office:value-type="string">
            <text:p>Hunter - The Reckoning (USA)</text:p>
          </table:table-cell>
          <table:table-cell office:value-type="float" office:value="2002">
            <text:p>2002</text:p>
          </table:table-cell>
          <table:table-cell office:value-type="string">
            <text:p>ESRB - M (Mature)</text:p>
          </table:table-cell>
          <table:table-cell office:value-type="string">
            <text:p>Hunter - The Reckoning </text:p>
          </table:table-cell>
          <table:table-cell table:style-name="Default" office:value-type="string">
            <text:p>Interplay Entertainment Corp.</text:p>
          </table:table-cell>
          <table:table-cell office:value-type="string">
            <text:p>High Voltage Software</text:p>
          </table:table-cell>
          <table:table-cell office:value-type="string">
            <text:p>Action</text:p>
          </table:table-cell>
          <table:table-cell office:value-type="string">
            <text:p>3.6</text:p>
          </table:table-cell>
          <table:table-cell office:value-type="string">
            <text:p>1-4 Players</text:p>
          </table:table-cell>
          <table:table-cell office:value-type="string">
            <text:p>You have been chosen to join the reckoning -- you are to step into the World of Darkness where humanity is ravaged by vampires and marauding monsters. <text:s/>As a Hunter, you are immune to these beasts' illusions, but with your power comes a daunting destiny: to destroy these evil beings before mankind is massacred.****Hunter takes place over 23 different stages in which you and up to three of your friends can wield up to twenty different weapons against a horde of enemies. <text:s/>Each player chooses from one of four classes: the Avenger, Martyr, Defender or the Judge. <text:s/>Each one possesses different strengths and weaknesses along with their own individual set of spells. <text:s/>Gameplay can very much be compared to the Gauntlet games, where you face innumerable odds while building up your own characters in order to take down the ultimate evil.</text:p>
          </table:table-cell>
          <table:table-cell table:style-name="Default" table:formula="of:=CONCATENATE(&quot;&lt;game name=&quot;;CHAR(34);[.A226];CHAR(34);&quot;&gt; &lt;year&gt;&quot;;[.B226];&quot;&lt;/year&gt; &lt;rating&gt;&quot;;[.C226];&quot;&lt;/rating&gt; &lt;title&gt;&quot;;[.D226];&quot;&lt;/title&gt; &lt;pub&gt;&quot;;[.E226];&quot;&lt;/pub&gt; &lt;dev&gt;&quot;;[.F226];&quot;&lt;/dev&gt; &lt;genre&gt;&quot;;[.G226];&quot;&lt;/genre&gt; &lt;score&gt;&quot;;[.H226];&quot;&lt;/score&gt; &lt;player&gt;&quot;;[.I226];&quot;&lt;/player&gt; &lt;story&gt;&quot;;[.J226];&quot;&lt;/story&gt; &lt;/game&gt;&quot;)" office:value-type="string" office:string-value="&lt;game name=&quot;Hunter - The Reckoning (USA)&quot;&gt; &lt;year&gt;2002&lt;/year&gt; &lt;rating&gt;ESRB - M (Mature)&lt;/rating&gt; &lt;title&gt;Hunter - The Reckoning &lt;/title&gt; &lt;pub&gt;Interplay Entertainment Corp.&lt;/pub&gt; &lt;dev&gt;High Voltage Software&lt;/dev&gt; &lt;genre&gt;Action&lt;/genre&gt; &lt;score&gt;3.6&lt;/score&gt; &lt;player&gt;1-4 Players&lt;/player&gt; &lt;story&gt;You have been chosen to join the reckoning -- you are to step into the World of Darkness where humanity is ravaged by vampires and marauding monsters.  As a Hunter, you are immune to these beasts' illusions, but with your power comes a daunting destiny: to destroy these evil beings before mankind is massacred.****Hunter takes place over 23 different stages in which you and up to three of your friends can wield up to twenty different weapons against a horde of enemies.  Each player chooses from one of four classes: the Avenger, Martyr, Defender or the Judge.  Each one possesses different strengths and weaknesses along with their own individual set of spells.  Gameplay can very much be compared to the Gauntlet games, where you face innumerable odds while building up your own characters in order to take down the ultimate evil.&lt;/story&gt; &lt;/game&gt;">
            <text:p>&lt;game name="Hunter - The Reckoning (USA)"&gt; &lt;year&gt;2002&lt;/year&gt; &lt;rating&gt;ESRB - M (Mature)&lt;/rating&gt; &lt;title&gt;Hunter - The Reckoning &lt;/title&gt; &lt;pub&gt;Interplay Entertainment Corp.&lt;/pub&gt; &lt;dev&gt;High Voltage Software&lt;/dev&gt; &lt;genre&gt;Action&lt;/genre&gt; &lt;score&gt;3.6&lt;/score&gt; &lt;player&gt;1-4 Players&lt;/player&gt; &lt;story&gt;You have been chosen to join the reckoning -- you are to step into the World of Darkness where humanity is ravaged by vampires and marauding monsters. <text:s/>As a Hunter, you are immune to these beasts' illusions, but with your power comes a daunting destiny: to destroy these evil beings before mankind is massacred.****Hunter takes place over 23 different stages in which you and up to three of your friends can wield up to twenty different weapons against a horde of enemies. <text:s/>Each player chooses from one of four classes: the Avenger, Martyr, Defender or the Judge. <text:s/>Each one possesses different strengths and weaknesses along with their own individual set of spells. <text:s/>Gameplay can very much be compared to the Gauntlet games, where you face innumerable odds while building up your own characters in order to take down the ultimate evil.&lt;/story&gt; &lt;/game&gt;</text:p>
          </table:table-cell>
          <table:table-cell table:number-columns-repeated="1012"/>
        </table:table-row>
        <table:table-row table:style-name="ro1">
          <table:table-cell office:value-type="string">
            <text:p>I-Ninja (USA)</text:p>
          </table:table-cell>
          <table:table-cell office:value-type="float" office:value="2003">
            <text:p>2003</text:p>
          </table:table-cell>
          <table:table-cell office:value-type="string">
            <text:p>ESRB - T (Teen)</text:p>
          </table:table-cell>
          <table:table-cell office:value-type="string">
            <text:p>I-Ninja </text:p>
          </table:table-cell>
          <table:table-cell table:style-name="Default" office:value-type="string">
            <text:p>Namco Hometek Inc.</text:p>
          </table:table-cell>
          <table:table-cell office:value-type="string">
            <text:p>Argonaut Games</text:p>
          </table:table-cell>
          <table:table-cell office:value-type="string">
            <text:p>Action</text:p>
          </table:table-cell>
          <table:table-cell office:value-type="string">
            <text:p>3.4</text:p>
          </table:table-cell>
          <table:table-cell office:value-type="string">
            <text:p>1 Player</text:p>
          </table:table-cell>
          <table:table-cell office:value-type="string">
            <text:p>A robot army led by Master O-Dor has destroyed the ninja clan. As the last of your kind you must take on the robot army and defeat Master O-Dor. You play a cartoon ninja with a big head in a level based 3D platform game. Each level is packed with new skills to master, challenges to beat, and grades to earn.</text:p>
          </table:table-cell>
          <table:table-cell table:style-name="Default" table:formula="of:=CONCATENATE(&quot;&lt;game name=&quot;;CHAR(34);[.A227];CHAR(34);&quot;&gt; &lt;year&gt;&quot;;[.B227];&quot;&lt;/year&gt; &lt;rating&gt;&quot;;[.C227];&quot;&lt;/rating&gt; &lt;title&gt;&quot;;[.D227];&quot;&lt;/title&gt; &lt;pub&gt;&quot;;[.E227];&quot;&lt;/pub&gt; &lt;dev&gt;&quot;;[.F227];&quot;&lt;/dev&gt; &lt;genre&gt;&quot;;[.G227];&quot;&lt;/genre&gt; &lt;score&gt;&quot;;[.H227];&quot;&lt;/score&gt; &lt;player&gt;&quot;;[.I227];&quot;&lt;/player&gt; &lt;story&gt;&quot;;[.J227];&quot;&lt;/story&gt; &lt;/game&gt;&quot;)" office:value-type="string" office:string-value="&lt;game name=&quot;I-Ninja (USA)&quot;&gt; &lt;year&gt;2003&lt;/year&gt; &lt;rating&gt;ESRB - T (Teen)&lt;/rating&gt; &lt;title&gt;I-Ninja &lt;/title&gt; &lt;pub&gt;Namco Hometek Inc.&lt;/pub&gt; &lt;dev&gt;Argonaut Games&lt;/dev&gt; &lt;genre&gt;Action&lt;/genre&gt; &lt;score&gt;3.4&lt;/score&gt; &lt;player&gt;1 Player&lt;/player&gt; &lt;story&gt;A robot army led by Master O-Dor has destroyed the ninja clan. As the last of your kind you must take on the robot army and defeat Master O-Dor. You play a cartoon ninja with a big head in a level based 3D platform game. Each level is packed with new skills to master, challenges to beat, and grades to earn.&lt;/story&gt; &lt;/game&gt;">
            <text:p>&lt;game name="I-Ninja (USA)"&gt; &lt;year&gt;2003&lt;/year&gt; &lt;rating&gt;ESRB - T (Teen)&lt;/rating&gt; &lt;title&gt;I-Ninja &lt;/title&gt; &lt;pub&gt;Namco Hometek Inc.&lt;/pub&gt; &lt;dev&gt;Argonaut Games&lt;/dev&gt; &lt;genre&gt;Action&lt;/genre&gt; &lt;score&gt;3.4&lt;/score&gt; &lt;player&gt;1 Player&lt;/player&gt; &lt;story&gt;A robot army led by Master O-Dor has destroyed the ninja clan. As the last of your kind you must take on the robot army and defeat Master O-Dor. You play a cartoon ninja with a big head in a level based 3D platform game. Each level is packed with new skills to master, challenges to beat, and grades to earn.&lt;/story&gt; &lt;/game&gt;</text:p>
          </table:table-cell>
          <table:table-cell table:number-columns-repeated="1012"/>
        </table:table-row>
        <table:table-row table:style-name="ro1">
          <table:table-cell office:value-type="string">
            <text:p>Ice Age 2 - The Meltdown (USA)</text:p>
          </table:table-cell>
          <table:table-cell office:value-type="float" office:value="2006">
            <text:p>2006</text:p>
          </table:table-cell>
          <table:table-cell office:value-type="string">
            <text:p>ESRB - E10+ (Everyone 10+)</text:p>
          </table:table-cell>
          <table:table-cell office:value-type="string">
            <text:p>Ice Age 2 - The Meltdown </text:p>
          </table:table-cell>
          <table:table-cell table:style-name="Default" office:value-type="string">
            <text:p>Sierra Entertainment, Inc.</text:p>
          </table:table-cell>
          <table:table-cell office:value-type="string">
            <text:p>Eurocom Entertainment Software</text:p>
          </table:table-cell>
          <table:table-cell office:value-type="string">
            <text:p>Action</text:p>
          </table:table-cell>
          <table:table-cell office:value-type="string">
            <text:p>3.6</text:p>
          </table:table-cell>
          <table:table-cell office:value-type="string">
            <text:p>1 Player</text:p>
          </table:table-cell>
          <table:table-cell office:value-type="string">
            <text:p>Ice Age 2: The Meltdown is loosely based on the movie of the same name. The game takes place in prehistory - you play as Scrat, the hapless (but not totally helpless!) proto-squirrel, helping your friends escape the coming of a huge flood.****The WASD keys move you forward and back, left and right, and the mouse controls camera movement and some actions. Scrat has a few special moves as well, such as sniff, his spin attack, a double jump, a ground stomp (useful for breaking ice) and a roll attack. Much of the game consists of hunting down acorns and other special nuts for health renewal or for unlocking bonuses. There are a few mini-games within the game - you can play as Sid, zipping along an ice slide while avoiding obstacles; there's also penguin-bowling and a mini-game where you &amp;quot;shoot&amp;quot; at monkeys to regain a walnut that was whisked out from under your nose.</text:p>
          </table:table-cell>
          <table:table-cell table:style-name="Default" table:formula="of:=CONCATENATE(&quot;&lt;game name=&quot;;CHAR(34);[.A228];CHAR(34);&quot;&gt; &lt;year&gt;&quot;;[.B228];&quot;&lt;/year&gt; &lt;rating&gt;&quot;;[.C228];&quot;&lt;/rating&gt; &lt;title&gt;&quot;;[.D228];&quot;&lt;/title&gt; &lt;pub&gt;&quot;;[.E228];&quot;&lt;/pub&gt; &lt;dev&gt;&quot;;[.F228];&quot;&lt;/dev&gt; &lt;genre&gt;&quot;;[.G228];&quot;&lt;/genre&gt; &lt;score&gt;&quot;;[.H228];&quot;&lt;/score&gt; &lt;player&gt;&quot;;[.I228];&quot;&lt;/player&gt; &lt;story&gt;&quot;;[.J228];&quot;&lt;/story&gt; &lt;/game&gt;&quot;)" office:value-type="string" office:string-value="&lt;game name=&quot;Ice Age 2 - The Meltdown (USA)&quot;&gt; &lt;year&gt;2006&lt;/year&gt; &lt;rating&gt;ESRB - E10+ (Everyone 10+)&lt;/rating&gt; &lt;title&gt;Ice Age 2 - The Meltdown &lt;/title&gt; &lt;pub&gt;Sierra Entertainment, Inc.&lt;/pub&gt; &lt;dev&gt;Eurocom Entertainment Software&lt;/dev&gt; &lt;genre&gt;Action&lt;/genre&gt; &lt;score&gt;3.6&lt;/score&gt; &lt;player&gt;1 Player&lt;/player&gt; &lt;story&gt;Ice Age 2: The Meltdown is loosely based on the movie of the same name. The game takes place in prehistory - you play as Scrat, the hapless (but not totally helpless!) proto-squirrel, helping your friends escape the coming of a huge flood.****The WASD keys move you forward and back, left and right, and the mouse controls camera movement and some actions. Scrat has a few special moves as well, such as sniff, his spin attack, a double jump, a ground stomp (useful for breaking ice) and a roll attack. Much of the game consists of hunting down acorns and other special nuts for health renewal or for unlocking bonuses. There are a few mini-games within the game - you can play as Sid, zipping along an ice slide while avoiding obstacles; there's also penguin-bowling and a mini-game where you &amp;quot;shoot&amp;quot; at monkeys to regain a walnut that was whisked out from under your nose.&lt;/story&gt; &lt;/game&gt;">
            <text:p>&lt;game name="Ice Age 2 - The Meltdown (USA)"&gt; &lt;year&gt;2006&lt;/year&gt; &lt;rating&gt;ESRB - E10+ (Everyone 10+)&lt;/rating&gt; &lt;title&gt;Ice Age 2 - The Meltdown &lt;/title&gt; &lt;pub&gt;Sierra Entertainment, Inc.&lt;/pub&gt; &lt;dev&gt;Eurocom Entertainment Software&lt;/dev&gt; &lt;genre&gt;Action&lt;/genre&gt; &lt;score&gt;3.6&lt;/score&gt; &lt;player&gt;1 Player&lt;/player&gt; &lt;story&gt;Ice Age 2: The Meltdown is loosely based on the movie of the same name. The game takes place in prehistory - you play as Scrat, the hapless (but not totally helpless!) proto-squirrel, helping your friends escape the coming of a huge flood.****The WASD keys move you forward and back, left and right, and the mouse controls camera movement and some actions. Scrat has a few special moves as well, such as sniff, his spin attack, a double jump, a ground stomp (useful for breaking ice) and a roll attack. Much of the game consists of hunting down acorns and other special nuts for health renewal or for unlocking bonuses. There are a few mini-games within the game - you can play as Sid, zipping along an ice slide while avoiding obstacles; there's also penguin-bowling and a mini-game where you &amp;quot;shoot&amp;quot; at monkeys to regain a walnut that was whisked out from under your nose.&lt;/story&gt; &lt;/game&gt;</text:p>
          </table:table-cell>
          <table:table-cell table:number-columns-repeated="1012"/>
        </table:table-row>
        <table:table-row table:style-name="ro1">
          <table:table-cell office:value-type="string">
            <text:p>Ikaruga (USA)</text:p>
          </table:table-cell>
          <table:table-cell office:value-type="float" office:value="2003">
            <text:p>2003</text:p>
          </table:table-cell>
          <table:table-cell office:value-type="string">
            <text:p>ESRB - E (Everyone)</text:p>
          </table:table-cell>
          <table:table-cell office:value-type="string">
            <text:p>Ikaruga </text:p>
          </table:table-cell>
          <table:table-cell table:style-name="Default" office:value-type="string">
            <text:p>Infogrames, Inc.</text:p>
          </table:table-cell>
          <table:table-cell office:value-type="string">
            <text:p>Treasure</text:p>
          </table:table-cell>
          <table:table-cell office:value-type="string">
            <text:p>Action</text:p>
          </table:table-cell>
          <table:table-cell office:value-type="string">
            <text:p>4.4</text:p>
          </table:table-cell>
          <table:table-cell office:value-type="string">
            <text:p>1-2 Players</text:p>
          </table:table-cell>
          <table:table-cell office:value-type="string">
            <text:p>Vertical shoot-em-up ported from the Naomi Arcade version. Ikaruga is more or less a sequel to Radiant Silvergun by Treasure, on the Sega Saturn.****Based on a two-colors system, the player has to switch between the black &amp; white sides of his ship during gameplay.**The black side is immune to black enemy bullets which it consider as bonus, and dies on impact with a white enemy bullets. Your own black bullets damages white enemies twice as more as white bullets. And vice-versa for the white side. Those properties makes a balance between protecting yourself well and killing enemies fast. ****This aspect, combined with specific enemy patterns and a combo system makes Ikaruga an original shoot-em-up with a dose of strategy.</text:p>
          </table:table-cell>
          <table:table-cell table:style-name="Default" table:formula="of:=CONCATENATE(&quot;&lt;game name=&quot;;CHAR(34);[.A229];CHAR(34);&quot;&gt; &lt;year&gt;&quot;;[.B229];&quot;&lt;/year&gt; &lt;rating&gt;&quot;;[.C229];&quot;&lt;/rating&gt; &lt;title&gt;&quot;;[.D229];&quot;&lt;/title&gt; &lt;pub&gt;&quot;;[.E229];&quot;&lt;/pub&gt; &lt;dev&gt;&quot;;[.F229];&quot;&lt;/dev&gt; &lt;genre&gt;&quot;;[.G229];&quot;&lt;/genre&gt; &lt;score&gt;&quot;;[.H229];&quot;&lt;/score&gt; &lt;player&gt;&quot;;[.I229];&quot;&lt;/player&gt; &lt;story&gt;&quot;;[.J229];&quot;&lt;/story&gt; &lt;/game&gt;&quot;)" office:value-type="string" office:string-value="&lt;game name=&quot;Ikaruga (USA)&quot;&gt; &lt;year&gt;2003&lt;/year&gt; &lt;rating&gt;ESRB - E (Everyone)&lt;/rating&gt; &lt;title&gt;Ikaruga &lt;/title&gt; &lt;pub&gt;Infogrames, Inc.&lt;/pub&gt; &lt;dev&gt;Treasure&lt;/dev&gt; &lt;genre&gt;Action&lt;/genre&gt; &lt;score&gt;4.4&lt;/score&gt; &lt;player&gt;1-2 Players&lt;/player&gt; &lt;story&gt;Vertical shoot-em-up ported from the Naomi Arcade version. Ikaruga is more or less a sequel to Radiant Silvergun by Treasure, on the Sega Saturn.****Based on a two-colors system, the player has to switch between the black &amp; white sides of his ship during gameplay.**The black side is immune to black enemy bullets which it consider as bonus, and dies on impact with a white enemy bullets. Your own black bullets damages white enemies twice as more as white bullets. And vice-versa for the white side. Those properties makes a balance between protecting yourself well and killing enemies fast. ****This aspect, combined with specific enemy patterns and a combo system makes Ikaruga an original shoot-em-up with a dose of strategy.&lt;/story&gt; &lt;/game&gt;">
            <text:p>&lt;game name="Ikaruga (USA)"&gt; &lt;year&gt;2003&lt;/year&gt; &lt;rating&gt;ESRB - E (Everyone)&lt;/rating&gt; &lt;title&gt;Ikaruga &lt;/title&gt; &lt;pub&gt;Infogrames, Inc.&lt;/pub&gt; &lt;dev&gt;Treasure&lt;/dev&gt; &lt;genre&gt;Action&lt;/genre&gt; &lt;score&gt;4.4&lt;/score&gt; &lt;player&gt;1-2 Players&lt;/player&gt; &lt;story&gt;Vertical shoot-em-up ported from the Naomi Arcade version. Ikaruga is more or less a sequel to Radiant Silvergun by Treasure, on the Sega Saturn.****Based on a two-colors system, the player has to switch between the black &amp; white sides of his ship during gameplay.**The black side is immune to black enemy bullets which it consider as bonus, and dies on impact with a white enemy bullets. Your own black bullets damages white enemies twice as more as white bullets. And vice-versa for the white side. Those properties makes a balance between protecting yourself well and killing enemies fast. ****This aspect, combined with specific enemy patterns and a combo system makes Ikaruga an original shoot-em-up with a dose of strategy.&lt;/story&gt; &lt;/game&gt;</text:p>
          </table:table-cell>
          <table:table-cell table:number-columns-repeated="1012"/>
        </table:table-row>
        <table:table-row table:style-name="ro1">
          <table:table-cell office:value-type="string">
            <text:p>Incredible Hulk, The - Ultimate Destruction (USA)</text:p>
          </table:table-cell>
          <table:table-cell office:value-type="float" office:value="2005">
            <text:p>2005</text:p>
          </table:table-cell>
          <table:table-cell office:value-type="string">
            <text:p>ESRB - T (Teen)</text:p>
          </table:table-cell>
          <table:table-cell office:value-type="string">
            <text:p>Incredible Hulk, The - Ultimate Destruction </text:p>
          </table:table-cell>
          <table:table-cell table:style-name="Default" office:value-type="string">
            <text:p>Vivendi Universal Games, Inc.</text:p>
          </table:table-cell>
          <table:table-cell office:value-type="string">
            <text:p>Radical Entertainment</text:p>
          </table:table-cell>
          <table:table-cell office:value-type="string">
            <text:p>Action</text:p>
          </table:table-cell>
          <table:table-cell office:value-type="string">
            <text:p>4.1</text:p>
          </table:table-cell>
          <table:table-cell office:value-type="string">
            <text:p>1 Player</text:p>
          </table:table-cell>
          <table:table-cell office:value-type="string">
            <text:p>The Incredible Hulk faces against his greatest adversary - the Abomination - in a free-roaming, open world action adventure. <text:s/>Every object is interactive, plus you can also wield the power of 'weaponization', whereby you can create new weapons from everyday objects. <text:s/>As the most powerful creature on earth, take the battle from the city to the badlands, smash six classic Marvel bosses and finally defeat the Devil Hulk inside your mind.</text:p>
          </table:table-cell>
          <table:table-cell table:style-name="Default" table:formula="of:=CONCATENATE(&quot;&lt;game name=&quot;;CHAR(34);[.A230];CHAR(34);&quot;&gt; &lt;year&gt;&quot;;[.B230];&quot;&lt;/year&gt; &lt;rating&gt;&quot;;[.C230];&quot;&lt;/rating&gt; &lt;title&gt;&quot;;[.D230];&quot;&lt;/title&gt; &lt;pub&gt;&quot;;[.E230];&quot;&lt;/pub&gt; &lt;dev&gt;&quot;;[.F230];&quot;&lt;/dev&gt; &lt;genre&gt;&quot;;[.G230];&quot;&lt;/genre&gt; &lt;score&gt;&quot;;[.H230];&quot;&lt;/score&gt; &lt;player&gt;&quot;;[.I230];&quot;&lt;/player&gt; &lt;story&gt;&quot;;[.J230];&quot;&lt;/story&gt; &lt;/game&gt;&quot;)" office:value-type="string" office:string-value="&lt;game name=&quot;Incredible Hulk, The - Ultimate Destruction (USA)&quot;&gt; &lt;year&gt;2005&lt;/year&gt; &lt;rating&gt;ESRB - T (Teen)&lt;/rating&gt; &lt;title&gt;Incredible Hulk, The - Ultimate Destruction &lt;/title&gt; &lt;pub&gt;Vivendi Universal Games, Inc.&lt;/pub&gt; &lt;dev&gt;Radical Entertainment&lt;/dev&gt; &lt;genre&gt;Action&lt;/genre&gt; &lt;score&gt;4.1&lt;/score&gt; &lt;player&gt;1 Player&lt;/player&gt; &lt;story&gt;The Incredible Hulk faces against his greatest adversary - the Abomination - in a free-roaming, open world action adventure.  Every object is interactive, plus you can also wield the power of 'weaponization', whereby you can create new weapons from everyday objects.  As the most powerful creature on earth, take the battle from the city to the badlands, smash six classic Marvel bosses and finally defeat the Devil Hulk inside your mind.&lt;/story&gt; &lt;/game&gt;">
            <text:p>&lt;game name="Incredible Hulk, The - Ultimate Destruction (USA)"&gt; &lt;year&gt;2005&lt;/year&gt; &lt;rating&gt;ESRB - T (Teen)&lt;/rating&gt; &lt;title&gt;Incredible Hulk, The - Ultimate Destruction &lt;/title&gt; &lt;pub&gt;Vivendi Universal Games, Inc.&lt;/pub&gt; &lt;dev&gt;Radical Entertainment&lt;/dev&gt; &lt;genre&gt;Action&lt;/genre&gt; &lt;score&gt;4.1&lt;/score&gt; &lt;player&gt;1 Player&lt;/player&gt; &lt;story&gt;The Incredible Hulk faces against his greatest adversary - the Abomination - in a free-roaming, open world action adventure. <text:s/>Every object is interactive, plus you can also wield the power of 'weaponization', whereby you can create new weapons from everyday objects. <text:s/>As the most powerful creature on earth, take the battle from the city to the badlands, smash six classic Marvel bosses and finally defeat the Devil Hulk inside your mind.&lt;/story&gt; &lt;/game&gt;</text:p>
          </table:table-cell>
          <table:table-cell table:number-columns-repeated="1012"/>
        </table:table-row>
        <table:table-row table:style-name="ro1">
          <table:table-cell office:value-type="string">
            <text:p>Incredibles, The - Rise of the Underminer (USA)</text:p>
          </table:table-cell>
          <table:table-cell office:value-type="float" office:value="2005">
            <text:p>2005</text:p>
          </table:table-cell>
          <table:table-cell office:value-type="string">
            <text:p>ESRB - E10+ (Everyone 10+)</text:p>
          </table:table-cell>
          <table:table-cell office:value-type="string">
            <text:p>Incredibles, The - Rise of the Underminer </text:p>
          </table:table-cell>
          <table:table-cell table:style-name="Default" office:value-type="string">
            <text:p>THQ Inc.</text:p>
          </table:table-cell>
          <table:table-cell office:value-type="string">
            <text:p>Heavy Iron Studios</text:p>
          </table:table-cell>
          <table:table-cell office:value-type="string">
            <text:p>Action</text:p>
          </table:table-cell>
          <table:table-cell office:value-type="string">
            <text:p>3.5</text:p>
          </table:table-cell>
          <table:table-cell office:value-type="string">
            <text:p>1-2 Players</text:p>
          </table:table-cell>
          <table:table-cell office:value-type="string">
            <text:p>The Incredibles: Rise of The Underminer is the sequel to The Incredibles. ****This game continues where the Pixar movie of the same name leaves off. The Underminer has risen from the ground and players can play as both Mr. Incredible and Frozone to defeat the Underminer and his army of robot minions. Mr. Incredible uses melee combat moves and strength to navigate the level while Frozone uses his freezing powers to defeat enemies. ****Two players can play at the same time or the console can play one of the characters for the player.</text:p>
          </table:table-cell>
          <table:table-cell table:style-name="Default" table:formula="of:=CONCATENATE(&quot;&lt;game name=&quot;;CHAR(34);[.A231];CHAR(34);&quot;&gt; &lt;year&gt;&quot;;[.B231];&quot;&lt;/year&gt; &lt;rating&gt;&quot;;[.C231];&quot;&lt;/rating&gt; &lt;title&gt;&quot;;[.D231];&quot;&lt;/title&gt; &lt;pub&gt;&quot;;[.E231];&quot;&lt;/pub&gt; &lt;dev&gt;&quot;;[.F231];&quot;&lt;/dev&gt; &lt;genre&gt;&quot;;[.G231];&quot;&lt;/genre&gt; &lt;score&gt;&quot;;[.H231];&quot;&lt;/score&gt; &lt;player&gt;&quot;;[.I231];&quot;&lt;/player&gt; &lt;story&gt;&quot;;[.J231];&quot;&lt;/story&gt; &lt;/game&gt;&quot;)" office:value-type="string" office:string-value="&lt;game name=&quot;Incredibles, The - Rise of the Underminer (USA)&quot;&gt; &lt;year&gt;2005&lt;/year&gt; &lt;rating&gt;ESRB - E10+ (Everyone 10+)&lt;/rating&gt; &lt;title&gt;Incredibles, The - Rise of the Underminer &lt;/title&gt; &lt;pub&gt;THQ Inc.&lt;/pub&gt; &lt;dev&gt;Heavy Iron Studios&lt;/dev&gt; &lt;genre&gt;Action&lt;/genre&gt; &lt;score&gt;3.5&lt;/score&gt; &lt;player&gt;1-2 Players&lt;/player&gt; &lt;story&gt;The Incredibles: Rise of The Underminer is the sequel to The Incredibles. ****This game continues where the Pixar movie of the same name leaves off. The Underminer has risen from the ground and players can play as both Mr. Incredible and Frozone to defeat the Underminer and his army of robot minions. Mr. Incredible uses melee combat moves and strength to navigate the level while Frozone uses his freezing powers to defeat enemies. ****Two players can play at the same time or the console can play one of the characters for the player.&lt;/story&gt; &lt;/game&gt;">
            <text:p>&lt;game name="Incredibles, The - Rise of the Underminer (USA)"&gt; &lt;year&gt;2005&lt;/year&gt; &lt;rating&gt;ESRB - E10+ (Everyone 10+)&lt;/rating&gt; &lt;title&gt;Incredibles, The - Rise of the Underminer &lt;/title&gt; &lt;pub&gt;THQ Inc.&lt;/pub&gt; &lt;dev&gt;Heavy Iron Studios&lt;/dev&gt; &lt;genre&gt;Action&lt;/genre&gt; &lt;score&gt;3.5&lt;/score&gt; &lt;player&gt;1-2 Players&lt;/player&gt; &lt;story&gt;The Incredibles: Rise of The Underminer is the sequel to The Incredibles. ****This game continues where the Pixar movie of the same name leaves off. The Underminer has risen from the ground and players can play as both Mr. Incredible and Frozone to defeat the Underminer and his army of robot minions. Mr. Incredible uses melee combat moves and strength to navigate the level while Frozone uses his freezing powers to defeat enemies. ****Two players can play at the same time or the console can play one of the characters for the player.&lt;/story&gt; &lt;/game&gt;</text:p>
          </table:table-cell>
          <table:table-cell table:number-columns-repeated="1012"/>
        </table:table-row>
        <table:table-row table:style-name="ro1">
          <table:table-cell office:value-type="string">
            <text:p>Incredibles, The (USA)</text:p>
          </table:table-cell>
          <table:table-cell office:value-type="float" office:value="2004">
            <text:p>2004</text:p>
          </table:table-cell>
          <table:table-cell office:value-type="string">
            <text:p>ESRB - T (Teen)</text:p>
          </table:table-cell>
          <table:table-cell office:value-type="string">
            <text:p>Incredibles, The </text:p>
          </table:table-cell>
          <table:table-cell table:style-name="Default" office:value-type="string">
            <text:p>THQ Inc.</text:p>
          </table:table-cell>
          <table:table-cell office:value-type="string">
            <text:p>Heavy Iron Studios</text:p>
          </table:table-cell>
          <table:table-cell office:value-type="string">
            <text:p>Action</text:p>
          </table:table-cell>
          <table:table-cell office:value-type="string">
            <text:p>3.7</text:p>
          </table:table-cell>
          <table:table-cell office:value-type="string">
            <text:p>1 Player</text:p>
          </table:table-cell>
          <table:table-cell office:value-type="string">
            <text:p>This game is based on the hit Pixar film of the same name and same plot.****The action game sees you controlling the Incredible family members, each with their own super powers. Lift insanely heavy objects, bash through walls as Mr. Incredible, stretch to swing across chasms and grab enemies as Mrs. Incredible as well as taking control of their kids Dash (run amazingly fast) and Violet (invisibility) in the 3D action game.</text:p>
          </table:table-cell>
          <table:table-cell table:style-name="Default" table:formula="of:=CONCATENATE(&quot;&lt;game name=&quot;;CHAR(34);[.A232];CHAR(34);&quot;&gt; &lt;year&gt;&quot;;[.B232];&quot;&lt;/year&gt; &lt;rating&gt;&quot;;[.C232];&quot;&lt;/rating&gt; &lt;title&gt;&quot;;[.D232];&quot;&lt;/title&gt; &lt;pub&gt;&quot;;[.E232];&quot;&lt;/pub&gt; &lt;dev&gt;&quot;;[.F232];&quot;&lt;/dev&gt; &lt;genre&gt;&quot;;[.G232];&quot;&lt;/genre&gt; &lt;score&gt;&quot;;[.H232];&quot;&lt;/score&gt; &lt;player&gt;&quot;;[.I232];&quot;&lt;/player&gt; &lt;story&gt;&quot;;[.J232];&quot;&lt;/story&gt; &lt;/game&gt;&quot;)" office:value-type="string" office:string-value="&lt;game name=&quot;Incredibles, The (USA)&quot;&gt; &lt;year&gt;2004&lt;/year&gt; &lt;rating&gt;ESRB - T (Teen)&lt;/rating&gt; &lt;title&gt;Incredibles, The &lt;/title&gt; &lt;pub&gt;THQ Inc.&lt;/pub&gt; &lt;dev&gt;Heavy Iron Studios&lt;/dev&gt; &lt;genre&gt;Action&lt;/genre&gt; &lt;score&gt;3.7&lt;/score&gt; &lt;player&gt;1 Player&lt;/player&gt; &lt;story&gt;This game is based on the hit Pixar film of the same name and same plot.****The action game sees you controlling the Incredible family members, each with their own super powers. Lift insanely heavy objects, bash through walls as Mr. Incredible, stretch to swing across chasms and grab enemies as Mrs. Incredible as well as taking control of their kids Dash (run amazingly fast) and Violet (invisibility) in the 3D action game.&lt;/story&gt; &lt;/game&gt;">
            <text:p>&lt;game name="Incredibles, The (USA)"&gt; &lt;year&gt;2004&lt;/year&gt; &lt;rating&gt;ESRB - T (Teen)&lt;/rating&gt; &lt;title&gt;Incredibles, The &lt;/title&gt; &lt;pub&gt;THQ Inc.&lt;/pub&gt; &lt;dev&gt;Heavy Iron Studios&lt;/dev&gt; &lt;genre&gt;Action&lt;/genre&gt; &lt;score&gt;3.7&lt;/score&gt; &lt;player&gt;1 Player&lt;/player&gt; &lt;story&gt;This game is based on the hit Pixar film of the same name and same plot.****The action game sees you controlling the Incredible family members, each with their own super powers. Lift insanely heavy objects, bash through walls as Mr. Incredible, stretch to swing across chasms and grab enemies as Mrs. Incredible as well as taking control of their kids Dash (run amazingly fast) and Violet (invisibility) in the 3D action game.&lt;/story&gt; &lt;/game&gt;</text:p>
          </table:table-cell>
          <table:table-cell table:number-columns-repeated="1012"/>
        </table:table-row>
        <table:table-row table:style-name="ro1">
          <table:table-cell office:value-type="string">
            <text:p>Intellivision Lives! (USA)</text:p>
          </table:table-cell>
          <table:table-cell office:value-type="float" office:value="2004">
            <text:p>2004</text:p>
          </table:table-cell>
          <table:table-cell office:value-type="string">
            <text:p>ESRB - E (Everyone)</text:p>
          </table:table-cell>
          <table:table-cell office:value-type="string">
            <text:p>Intellivision Lives! </text:p>
          </table:table-cell>
          <table:table-cell table:style-name="Default" office:value-type="string">
            <text:p>Crave Entertainment, Inc.</text:p>
          </table:table-cell>
          <table:table-cell office:value-type="string">
            <text:p>Realtime Associates</text:p>
          </table:table-cell>
          <table:table-cell office:value-type="string">
            <text:p>Compilation</text:p>
          </table:table-cell>
          <table:table-cell office:value-type="string">
            <text:p>3.1</text:p>
          </table:table-cell>
          <table:table-cell office:value-type="string">
            <text:p>1-6 Players</text:p>
          </table:table-cell>
          <table:table-cell office:value-type="string">
            <text:p>IntelliVision Lives! is a compilation of over sixty games that appeared on the IntelliVision game system in the early 1980's. <text:s/>You get over sixty games in several categories, and they are:****Combat and Sorcery**Armor Battle**Battle Tanks**Biplanes**B-17 Bomber**Hover Force**Sea Battle**Sub Hunt**Thunder Castle**Tower of Doom**Utopia****Unreleased Titles**Number Jumble**Space Cadet**Demo Cartridge (not a game, but a demo showcasing IntelliVision games)**Hypnotic Lights**Takeover**Magic Carousel****Space**Astrosmash**Space Armada (think Space Invaders)**Space Battle**Space Hawk**Space Spartans**Star Strike****Kids**Crosswords**Factor Fun**Frog Bog**Math Master**Memory Fun**Sharp Shot**Word Hunt**Word Rockets****Sports**Baseball (Baseball, World Championship Baseball)**Basketball (Basketball, Slam Dunk: Super Pro Basketball)**Bowling**Boxing**Football (Football, Super Pro Football)**Golf (Golf, Chip Shot: Super Pro Golf)**Hockey (Hockey, Slap Shot: Super Pro Hockey)**Racing (Auto Racing, Motocross, Stadium Mudbuggies)**Skiing (Skiing, Mountain Madness: Super Pro Skiing)**Soccer**Tennis**Track &amp; Field (Super Pro Decathlon)**Volleyball (Spiker: Super Pro Volleyball)**Wrestling (Body Slam: Super Pro Wrestling)****Arcade**Bomb Squad**Buzz Bombers**Racing Cars**Night Stalker**Pinball**Shark! <text:s/>Shark!**SNAFU**Thin Ice**Vectron****Gaming and Strategy**Backgammon**Checkers**Horseracing**Las Vegas Poker &amp; Blackjack**Reversi**Las Vegas Roulette**Royal Dealer****The game also features two video features; one is the history of the IntelliVision, and the other is a collection of interviews with various game programmers who worked with the IntelliVision. <text:s/>You can also unlock bonus commercials for the games (as shown originally in the eighties) by completing goals in certain games (like scoring 20,000 points in Space Armada).</text:p>
          </table:table-cell>
          <table:table-cell table:style-name="Default" table:formula="of:=CONCATENATE(&quot;&lt;game name=&quot;;CHAR(34);[.A233];CHAR(34);&quot;&gt; &lt;year&gt;&quot;;[.B233];&quot;&lt;/year&gt; &lt;rating&gt;&quot;;[.C233];&quot;&lt;/rating&gt; &lt;title&gt;&quot;;[.D233];&quot;&lt;/title&gt; &lt;pub&gt;&quot;;[.E233];&quot;&lt;/pub&gt; &lt;dev&gt;&quot;;[.F233];&quot;&lt;/dev&gt; &lt;genre&gt;&quot;;[.G233];&quot;&lt;/genre&gt; &lt;score&gt;&quot;;[.H233];&quot;&lt;/score&gt; &lt;player&gt;&quot;;[.I233];&quot;&lt;/player&gt; &lt;story&gt;&quot;;[.J233];&quot;&lt;/story&gt; &lt;/game&gt;&quot;)" office:value-type="string" office:string-value="&lt;game name=&quot;Intellivision Lives! (USA)&quot;&gt; &lt;year&gt;2004&lt;/year&gt; &lt;rating&gt;ESRB - E (Everyone)&lt;/rating&gt; &lt;title&gt;Intellivision Lives! &lt;/title&gt; &lt;pub&gt;Crave Entertainment, Inc.&lt;/pub&gt; &lt;dev&gt;Realtime Associates&lt;/dev&gt; &lt;genre&gt;Compilation&lt;/genre&gt; &lt;score&gt;3.1&lt;/score&gt; &lt;player&gt;1-6 Players&lt;/player&gt; &lt;story&gt;IntelliVision Lives! is a compilation of over sixty games that appeared on the IntelliVision game system in the early 1980's.  You get over sixty games in several categories, and they are:****Combat and Sorcery**Armor Battle**Battle Tanks**Biplanes**B-17 Bomber**Hover Force**Sea Battle**Sub Hunt**Thunder Castle**Tower of Doom**Utopia****Unreleased Titles**Number Jumble**Space Cadet**Demo Cartridge (not a game, but a demo showcasing IntelliVision games)**Hypnotic Lights**Takeover**Magic Carousel****Space**Astrosmash**Space Armada (think Space Invaders)**Space Battle**Space Hawk**Space Spartans**Star Strike****Kids**Crosswords**Factor Fun**Frog Bog**Math Master**Memory Fun**Sharp Shot**Word Hunt**Word Rockets****Sports**Baseball (Baseball, World Championship Baseball)**Basketball (Basketball, Slam Dunk: Super Pro Basketball)**Bowling**Boxing**Football (Football, Super Pro Football)**Golf (Golf, Chip Shot: Super Pro Golf)**Hockey (Hockey, Slap Shot: Super Pro Hockey)**Racing (Auto Racing, Motocross, Stadium Mudbuggies)**Skiing (Skiing, Mountain Madness: Super Pro Skiing)**Soccer**Tennis**Track &amp; Field (Super Pro Decathlon)**Volleyball (Spiker: Super Pro Volleyball)**Wrestling (Body Slam: Super Pro Wrestling)****Arcade**Bomb Squad**Buzz Bombers**Racing Cars**Night Stalker**Pinball**Shark!  Shark!**SNAFU**Thin Ice**Vectron****Gaming and Strategy**Backgammon**Checkers**Horseracing**Las Vegas Poker &amp; Blackjack**Reversi**Las Vegas Roulette**Royal Dealer****The game also features two video features; one is the history of the IntelliVision, and the other is a collection of interviews with various game programmers who worked with the IntelliVision.  You can also unlock bonus commercials for the games (as shown originally in the eighties) by completing goals in certain games (like scoring 20,000 points in Space Armada).&lt;/story&gt; &lt;/game&gt;">
            <text:p>&lt;game name="Intellivision Lives! (USA)"&gt; &lt;year&gt;2004&lt;/year&gt; &lt;rating&gt;ESRB - E (Everyone)&lt;/rating&gt; &lt;title&gt;Intellivision Lives! &lt;/title&gt; &lt;pub&gt;Crave Entertainment, Inc.&lt;/pub&gt; &lt;dev&gt;Realtime Associates&lt;/dev&gt; &lt;genre&gt;Compilation&lt;/genre&gt; &lt;score&gt;3.1&lt;/score&gt; &lt;player&gt;1-6 Players&lt;/player&gt; &lt;story&gt;IntelliVision Lives! is a compilation of over sixty games that appeared on the IntelliVision game system in the early 1980's. <text:s/>You get over sixty games in several categories, and they are:****Combat and Sorcery**Armor Battle**Battle Tanks**Biplanes**B-17 Bomber**Hover Force**Sea Battle**Sub Hunt**Thunder Castle**Tower of Doom**Utopia****Unreleased Titles**Number Jumble**Space Cadet**Demo Cartridge (not a game, but a demo showcasing IntelliVision games)**Hypnotic Lights**Takeover**Magic Carousel****Space**Astrosmash**Space Armada (think Space Invaders)**Space Battle**Space Hawk**Space Spartans**Star Strike****Kids**Crosswords**Factor Fun**Frog Bog**Math Master**Memory Fun**Sharp Shot**Word Hunt**Word Rockets****Sports**Baseball (Baseball, World Championship Baseball)**Basketball (Basketball, Slam Dunk: Super Pro Basketball)**Bowling**Boxing**Football (Football, Super Pro Football)**Golf (Golf, Chip Shot: Super Pro Golf)**Hockey (Hockey, Slap Shot: Super Pro Hockey)**Racing (Auto Racing, Motocross, Stadium Mudbuggies)**Skiing (Skiing, Mountain Madness: Super Pro Skiing)**Soccer**Tennis**Track &amp; Field (Super Pro Decathlon)**Volleyball (Spiker: Super Pro Volleyball)**Wrestling (Body Slam: Super Pro Wrestling)****Arcade**Bomb Squad**Buzz Bombers**Racing Cars**Night Stalker**Pinball**Shark! <text:s/>Shark!**SNAFU**Thin Ice**Vectron****Gaming and Strategy**Backgammon**Checkers**Horseracing**Las Vegas Poker &amp; Blackjack**Reversi**Las Vegas Roulette**Royal Dealer****The game also features two video features; one is the history of the IntelliVision, and the other is a collection of interviews with various game programmers who worked with the IntelliVision. <text:s/>You can also unlock bonus commercials for the games (as shown originally in the eighties) by completing goals in certain games (like scoring 20,000 points in Space Armada).&lt;/story&gt; &lt;/game&gt;</text:p>
          </table:table-cell>
          <table:table-cell table:number-columns-repeated="1012"/>
        </table:table-row>
        <table:table-row table:style-name="ro1">
          <table:table-cell office:value-type="string">
            <text:p>International Superstar Soccer 2 (Europe)</text:p>
          </table:table-cell>
          <table:table-cell office:value-type="float" office:value="2002">
            <text:p>2002</text:p>
          </table:table-cell>
          <table:table-cell office:value-type="string">
            <text:p>ESRB - E (Everyone)</text:p>
          </table:table-cell>
          <table:table-cell office:value-type="string">
            <text:p>International Superstar Soccer 2 </text:p>
          </table:table-cell>
          <table:table-cell table:style-name="Default" office:value-type="string">
            <text:p>Konami Digital Entertainment GmbH</text:p>
          </table:table-cell>
          <table:table-cell office:value-type="string">
            <text:p>Konami</text:p>
          </table:table-cell>
          <table:table-cell office:value-type="string">
            <text:p>Sports</text:p>
          </table:table-cell>
          <table:table-cell office:value-type="string">
            <text:p>3.7</text:p>
          </table:table-cell>
          <table:table-cell office:value-type="string">
            <text:p>1-4 Players</text:p>
          </table:table-cell>
          <table:table-cell office:value-type="string">
            <text:p>International Superstar Soccer 2 is a next-generation update of Konami's well-received International Superstar Soccer, featuring a similar array of modes (friendly, international cup, league, training) to the original. This installment also makes use of an official FIFPro licence, meaning that many of the 58 national teams include real player names.</text:p>
          </table:table-cell>
          <table:table-cell table:style-name="Default" table:formula="of:=CONCATENATE(&quot;&lt;game name=&quot;;CHAR(34);[.A234];CHAR(34);&quot;&gt; &lt;year&gt;&quot;;[.B234];&quot;&lt;/year&gt; &lt;rating&gt;&quot;;[.C234];&quot;&lt;/rating&gt; &lt;title&gt;&quot;;[.D234];&quot;&lt;/title&gt; &lt;pub&gt;&quot;;[.E234];&quot;&lt;/pub&gt; &lt;dev&gt;&quot;;[.F234];&quot;&lt;/dev&gt; &lt;genre&gt;&quot;;[.G234];&quot;&lt;/genre&gt; &lt;score&gt;&quot;;[.H234];&quot;&lt;/score&gt; &lt;player&gt;&quot;;[.I234];&quot;&lt;/player&gt; &lt;story&gt;&quot;;[.J234];&quot;&lt;/story&gt; &lt;/game&gt;&quot;)" office:value-type="string" office:string-value="&lt;game name=&quot;International Superstar Soccer 2 (Europe)&quot;&gt; &lt;year&gt;2002&lt;/year&gt; &lt;rating&gt;ESRB - E (Everyone)&lt;/rating&gt; &lt;title&gt;International Superstar Soccer 2 &lt;/title&gt; &lt;pub&gt;Konami Digital Entertainment GmbH&lt;/pub&gt; &lt;dev&gt;Konami&lt;/dev&gt; &lt;genre&gt;Sports&lt;/genre&gt; &lt;score&gt;3.7&lt;/score&gt; &lt;player&gt;1-4 Players&lt;/player&gt; &lt;story&gt;International Superstar Soccer 2 is a next-generation update of Konami's well-received International Superstar Soccer, featuring a similar array of modes (friendly, international cup, league, training) to the original. This installment also makes use of an official FIFPro licence, meaning that many of the 58 national teams include real player names.&lt;/story&gt; &lt;/game&gt;">
            <text:p>&lt;game name="International Superstar Soccer 2 (Europe)"&gt; &lt;year&gt;2002&lt;/year&gt; &lt;rating&gt;ESRB - E (Everyone)&lt;/rating&gt; &lt;title&gt;International Superstar Soccer 2 &lt;/title&gt; &lt;pub&gt;Konami Digital Entertainment GmbH&lt;/pub&gt; &lt;dev&gt;Konami&lt;/dev&gt; &lt;genre&gt;Sports&lt;/genre&gt; &lt;score&gt;3.7&lt;/score&gt; &lt;player&gt;1-4 Players&lt;/player&gt; &lt;story&gt;International Superstar Soccer 2 is a next-generation update of Konami's well-received International Superstar Soccer, featuring a similar array of modes (friendly, international cup, league, training) to the original. This installment also makes use of an official FIFPro licence, meaning that many of the 58 national teams include real player names.&lt;/story&gt; &lt;/game&gt;</text:p>
          </table:table-cell>
          <table:table-cell table:number-columns-repeated="1012"/>
        </table:table-row>
        <table:table-row table:style-name="ro1">
          <table:table-cell office:value-type="string">
            <text:p>International Superstar Soccer 3 (Europe)</text:p>
          </table:table-cell>
          <table:table-cell office:value-type="float" office:value="2003">
            <text:p>2003</text:p>
          </table:table-cell>
          <table:table-cell office:value-type="string">
            <text:p>ESRB - E (Everyone)</text:p>
          </table:table-cell>
          <table:table-cell office:value-type="string">
            <text:p>International Superstar Soccer 3 </text:p>
          </table:table-cell>
          <table:table-cell table:style-name="Default" office:value-type="string">
            <text:p>Konami of Europe GmbH</text:p>
          </table:table-cell>
          <table:table-cell office:value-type="string">
            <text:p>Konami</text:p>
          </table:table-cell>
          <table:table-cell office:value-type="string">
            <text:p>Sports</text:p>
          </table:table-cell>
          <table:table-cell office:value-type="string">
            <text:p>4.0</text:p>
          </table:table-cell>
          <table:table-cell office:value-type="string">
            <text:p>1-4 Players</text:p>
          </table:table-cell>
          <table:table-cell office:value-type="string">
            <text:p>This is the last installment to the discontinued Konami's ISS series, the arcade-oriented brother of the PES/WE saga. In ISS 3 you can choose from Friendly mode, International Cup, Custom League, World League or Training mode, where you will take part with the best national teams. You will also count with a points system, where for every match you win you will accumulate points that later can be given away in exchange for extra moves, extra modes or stadiums. There's also a Mission mode, which is quite similar to the Scenario mode previously seen in the earlier ISS games. The game itself has many arcade components, as the possibility to execute spectacular dribblings adorned with flashes and lights or the fact that you can't usually make poor directed shots. The players will also look like their counterparts in real life.</text:p>
          </table:table-cell>
          <table:table-cell table:style-name="Default" table:formula="of:=CONCATENATE(&quot;&lt;game name=&quot;;CHAR(34);[.A235];CHAR(34);&quot;&gt; &lt;year&gt;&quot;;[.B235];&quot;&lt;/year&gt; &lt;rating&gt;&quot;;[.C235];&quot;&lt;/rating&gt; &lt;title&gt;&quot;;[.D235];&quot;&lt;/title&gt; &lt;pub&gt;&quot;;[.E235];&quot;&lt;/pub&gt; &lt;dev&gt;&quot;;[.F235];&quot;&lt;/dev&gt; &lt;genre&gt;&quot;;[.G235];&quot;&lt;/genre&gt; &lt;score&gt;&quot;;[.H235];&quot;&lt;/score&gt; &lt;player&gt;&quot;;[.I235];&quot;&lt;/player&gt; &lt;story&gt;&quot;;[.J235];&quot;&lt;/story&gt; &lt;/game&gt;&quot;)" office:value-type="string" office:string-value="&lt;game name=&quot;International Superstar Soccer 3 (Europe)&quot;&gt; &lt;year&gt;2003&lt;/year&gt; &lt;rating&gt;ESRB - E (Everyone)&lt;/rating&gt; &lt;title&gt;International Superstar Soccer 3 &lt;/title&gt; &lt;pub&gt;Konami of Europe GmbH&lt;/pub&gt; &lt;dev&gt;Konami&lt;/dev&gt; &lt;genre&gt;Sports&lt;/genre&gt; &lt;score&gt;4.0&lt;/score&gt; &lt;player&gt;1-4 Players&lt;/player&gt; &lt;story&gt;This is the last installment to the discontinued Konami's ISS series, the arcade-oriented brother of the PES/WE saga. In ISS 3 you can choose from Friendly mode, International Cup, Custom League, World League or Training mode, where you will take part with the best national teams. You will also count with a points system, where for every match you win you will accumulate points that later can be given away in exchange for extra moves, extra modes or stadiums. There's also a Mission mode, which is quite similar to the Scenario mode previously seen in the earlier ISS games. The game itself has many arcade components, as the possibility to execute spectacular dribblings adorned with flashes and lights or the fact that you can't usually make poor directed shots. The players will also look like their counterparts in real life.&lt;/story&gt; &lt;/game&gt;">
            <text:p>&lt;game name="International Superstar Soccer 3 (Europe)"&gt; &lt;year&gt;2003&lt;/year&gt; &lt;rating&gt;ESRB - E (Everyone)&lt;/rating&gt; &lt;title&gt;International Superstar Soccer 3 &lt;/title&gt; &lt;pub&gt;Konami of Europe GmbH&lt;/pub&gt; &lt;dev&gt;Konami&lt;/dev&gt; &lt;genre&gt;Sports&lt;/genre&gt; &lt;score&gt;4.0&lt;/score&gt; &lt;player&gt;1-4 Players&lt;/player&gt; &lt;story&gt;This is the last installment to the discontinued Konami's ISS series, the arcade-oriented brother of the PES/WE saga. In ISS 3 you can choose from Friendly mode, International Cup, Custom League, World League or Training mode, where you will take part with the best national teams. You will also count with a points system, where for every match you win you will accumulate points that later can be given away in exchange for extra moves, extra modes or stadiums. There's also a Mission mode, which is quite similar to the Scenario mode previously seen in the earlier ISS games. The game itself has many arcade components, as the possibility to execute spectacular dribblings adorned with flashes and lights or the fact that you can't usually make poor directed shots. The players will also look like their counterparts in real life.&lt;/story&gt; &lt;/game&gt;</text:p>
          </table:table-cell>
          <table:table-cell table:number-columns-repeated="1012"/>
        </table:table-row>
        <table:table-row table:style-name="ro1">
          <table:table-cell office:value-type="string">
            <text:p>Italian Job, The (USA)</text:p>
          </table:table-cell>
          <table:table-cell office:value-type="float" office:value="2003">
            <text:p>2003</text:p>
          </table:table-cell>
          <table:table-cell office:value-type="string">
            <text:p>ESRB - T (Teen)</text:p>
          </table:table-cell>
          <table:table-cell office:value-type="string">
            <text:p>Italian Job, The </text:p>
          </table:table-cell>
          <table:table-cell table:style-name="Default" office:value-type="string">
            <text:p>Eidos Interactive, Inc.</text:p>
          </table:table-cell>
          <table:table-cell office:value-type="string">
            <text:p>Climax Group</text:p>
          </table:table-cell>
          <table:table-cell office:value-type="string">
            <text:p>Driving</text:p>
          </table:table-cell>
          <table:table-cell office:value-type="string">
            <text:p>3.2</text:p>
          </table:table-cell>
          <table:table-cell office:value-type="string">
            <text:p>1-2 Players</text:p>
          </table:table-cell>
          <table:table-cell office:value-type="string">
            <text:p>Based on the movie remake of the 1969 film, The Italian Job is the story of a gang of thieves who stage the ultimate gold heist of all time. Little do they know that one of their gang members has double-crossed them, taking the gold and leaving them for dead.****As a member of the team, it is your job to stage the next big heist of all time, taking back the gold from your former friend. The game allows you to control a range of vehicles which you must drive to destinations before a certain time limit in order for the plan to work. Of course, the Mini comes into play as you escape from police.****Apart from the movie based story mode, you can also drive the Mini's through a range of multiplayer modes, including stunt driving and circuit racing.</text:p>
          </table:table-cell>
          <table:table-cell table:style-name="Default" table:formula="of:=CONCATENATE(&quot;&lt;game name=&quot;;CHAR(34);[.A236];CHAR(34);&quot;&gt; &lt;year&gt;&quot;;[.B236];&quot;&lt;/year&gt; &lt;rating&gt;&quot;;[.C236];&quot;&lt;/rating&gt; &lt;title&gt;&quot;;[.D236];&quot;&lt;/title&gt; &lt;pub&gt;&quot;;[.E236];&quot;&lt;/pub&gt; &lt;dev&gt;&quot;;[.F236];&quot;&lt;/dev&gt; &lt;genre&gt;&quot;;[.G236];&quot;&lt;/genre&gt; &lt;score&gt;&quot;;[.H236];&quot;&lt;/score&gt; &lt;player&gt;&quot;;[.I236];&quot;&lt;/player&gt; &lt;story&gt;&quot;;[.J236];&quot;&lt;/story&gt; &lt;/game&gt;&quot;)" office:value-type="string" office:string-value="&lt;game name=&quot;Italian Job, The (USA)&quot;&gt; &lt;year&gt;2003&lt;/year&gt; &lt;rating&gt;ESRB - T (Teen)&lt;/rating&gt; &lt;title&gt;Italian Job, The &lt;/title&gt; &lt;pub&gt;Eidos Interactive, Inc.&lt;/pub&gt; &lt;dev&gt;Climax Group&lt;/dev&gt; &lt;genre&gt;Driving&lt;/genre&gt; &lt;score&gt;3.2&lt;/score&gt; &lt;player&gt;1-2 Players&lt;/player&gt; &lt;story&gt;Based on the movie remake of the 1969 film, The Italian Job is the story of a gang of thieves who stage the ultimate gold heist of all time. Little do they know that one of their gang members has double-crossed them, taking the gold and leaving them for dead.****As a member of the team, it is your job to stage the next big heist of all time, taking back the gold from your former friend. The game allows you to control a range of vehicles which you must drive to destinations before a certain time limit in order for the plan to work. Of course, the Mini comes into play as you escape from police.****Apart from the movie based story mode, you can also drive the Mini's through a range of multiplayer modes, including stunt driving and circuit racing.&lt;/story&gt; &lt;/game&gt;">
            <text:p>&lt;game name="Italian Job, The (USA)"&gt; &lt;year&gt;2003&lt;/year&gt; &lt;rating&gt;ESRB - T (Teen)&lt;/rating&gt; &lt;title&gt;Italian Job, The &lt;/title&gt; &lt;pub&gt;Eidos Interactive, Inc.&lt;/pub&gt; &lt;dev&gt;Climax Group&lt;/dev&gt; &lt;genre&gt;Driving&lt;/genre&gt; &lt;score&gt;3.2&lt;/score&gt; &lt;player&gt;1-2 Players&lt;/player&gt; &lt;story&gt;Based on the movie remake of the 1969 film, The Italian Job is the story of a gang of thieves who stage the ultimate gold heist of all time. Little do they know that one of their gang members has double-crossed them, taking the gold and leaving them for dead.****As a member of the team, it is your job to stage the next big heist of all time, taking back the gold from your former friend. The game allows you to control a range of vehicles which you must drive to destinations before a certain time limit in order for the plan to work. Of course, the Mini comes into play as you escape from police.****Apart from the movie based story mode, you can also drive the Mini's through a range of multiplayer modes, including stunt driving and circuit racing.&lt;/story&gt; &lt;/game&gt;</text:p>
          </table:table-cell>
          <table:table-cell table:number-columns-repeated="1012"/>
        </table:table-row>
        <table:table-row table:style-name="ro1">
          <table:table-cell office:value-type="string">
            <text:p>Jeremy McGrath Supercross World (USA)</text:p>
          </table:table-cell>
          <table:table-cell office:value-type="float" office:value="2002">
            <text:p>2002</text:p>
          </table:table-cell>
          <table:table-cell office:value-type="string">
            <text:p>ESRB - E (Everyone)</text:p>
          </table:table-cell>
          <table:table-cell office:value-type="string">
            <text:p>Jeremy McGrath Supercross World </text:p>
          </table:table-cell>
          <table:table-cell table:number-columns-repeated="2" office:value-type="string">
            <text:p>Acclaim</text:p>
          </table:table-cell>
          <table:table-cell office:value-type="string">
            <text:p>Motorcycle</text:p>
          </table:table-cell>
          <table:table-cell office:value-type="string">
            <text:p>2.8</text:p>
          </table:table-cell>
          <table:table-cell office:value-type="string">
            <text:p>1-2 Players</text:p>
          </table:table-cell>
          <table:table-cell office:value-type="string">
            <text:p>Jeremy McGrath Supercross World features 10-time supercross champion Jeremy McGrath and his heir apparent, Travis Pastrana, as well as eight other top supercross pros, including Sebastian Tortelli, Ezra Lusk, Tim Ferry, Grant Langston, Mike Brown, Ernesto Fonseca, Nathan Ramsey, and James Stewart. The game's 25 supersized tracks encompass indoor supercross, outdoor motocross, freestyle, and, for the first time in a supercross game, Baja mode. The game is designed for anyone to pick up and play, but it also offers depth of gameplay. You can ride as any of the pros for a quick freestyle tournament with your friends, or battle your way through the championship mode for a longer gaming experience. The game features an innovative stunt advantage system: when players perform a stunt and land it correctly, they'll receive a brief speed boost or other skill advantage. It pays to be on point with your aerial skills. Each track has various minichallenges. Every time a player completes a challenge for a track, he or she will earn a trophy. The game's freestyle mode packs two-dozen tricks, including nac-nacs, supermans, fender grabs, 360s, and barrel rolls. The freestyle arenas are wide-open outdoor and indoor areas where you'll have plenty of room to perform mind-bending tricks by yourself or head-to-head with a friend. The attribute system is broken down into eight attributes (four rider and four bike). Rider attributes (stability, slide, preload, and charisma) can be upgraded as a reward for doing well in career mode. Bike attributes (power band, top speed, cornering, and suspension) are preconfigured for each bike. The gamer will have to determine the best way to allocate earned attribute points on top of his or her bike attributes. Gamers who optimize rider and bike attributes will have the best chance of winning it all. In addition, the game offers head-to-head split-screen gameplay. Race your friends in any of our four split-screen modes: Baja, freestyle, indoor supercross, or outdoor motocross. </text:p>
          </table:table-cell>
          <table:table-cell table:style-name="Default" table:formula="of:=CONCATENATE(&quot;&lt;game name=&quot;;CHAR(34);[.A237];CHAR(34);&quot;&gt; &lt;year&gt;&quot;;[.B237];&quot;&lt;/year&gt; &lt;rating&gt;&quot;;[.C237];&quot;&lt;/rating&gt; &lt;title&gt;&quot;;[.D237];&quot;&lt;/title&gt; &lt;pub&gt;&quot;;[.E237];&quot;&lt;/pub&gt; &lt;dev&gt;&quot;;[.F237];&quot;&lt;/dev&gt; &lt;genre&gt;&quot;;[.G237];&quot;&lt;/genre&gt; &lt;score&gt;&quot;;[.H237];&quot;&lt;/score&gt; &lt;player&gt;&quot;;[.I237];&quot;&lt;/player&gt; &lt;story&gt;&quot;;[.J237];&quot;&lt;/story&gt; &lt;/game&gt;&quot;)" office:value-type="string" office:string-value="&lt;game name=&quot;Jeremy McGrath Supercross World (USA)&quot;&gt; &lt;year&gt;2002&lt;/year&gt; &lt;rating&gt;ESRB - E (Everyone)&lt;/rating&gt; &lt;title&gt;Jeremy McGrath Supercross World &lt;/title&gt; &lt;pub&gt;Acclaim&lt;/pub&gt; &lt;dev&gt;Acclaim&lt;/dev&gt; &lt;genre&gt;Motorcycle&lt;/genre&gt; &lt;score&gt;2.8&lt;/score&gt; &lt;player&gt;1-2 Players&lt;/player&gt; &lt;story&gt;Jeremy McGrath Supercross World features 10-time supercross champion Jeremy McGrath and his heir apparent, Travis Pastrana, as well as eight other top supercross pros, including Sebastian Tortelli, Ezra Lusk, Tim Ferry, Grant Langston, Mike Brown, Ernesto Fonseca, Nathan Ramsey, and James Stewart. The game's 25 supersized tracks encompass indoor supercross, outdoor motocross, freestyle, and, for the first time in a supercross game, Baja mode. The game is designed for anyone to pick up and play, but it also offers depth of gameplay. You can ride as any of the pros for a quick freestyle tournament with your friends, or battle your way through the championship mode for a longer gaming experience. The game features an innovative stunt advantage system: when players perform a stunt and land it correctly, they'll receive a brief speed boost or other skill advantage. It pays to be on point with your aerial skills. Each track has various minichallenges. Every time a player completes a challenge for a track, he or she will earn a trophy. The game's freestyle mode packs two-dozen tricks, including nac-nacs, supermans, fender grabs, 360s, and barrel rolls. The freestyle arenas are wide-open outdoor and indoor areas where you'll have plenty of room to perform mind-bending tricks by yourself or head-to-head with a friend. The attribute system is broken down into eight attributes (four rider and four bike). Rider attributes (stability, slide, preload, and charisma) can be upgraded as a reward for doing well in career mode. Bike attributes (power band, top speed, cornering, and suspension) are preconfigured for each bike. The gamer will have to determine the best way to allocate earned attribute points on top of his or her bike attributes. Gamers who optimize rider and bike attributes will have the best chance of winning it all. In addition, the game offers head-to-head split-screen gameplay. Race your friends in any of our four split-screen modes: Baja, freestyle, indoor supercross, or outdoor motocross. &lt;/story&gt; &lt;/game&gt;">
            <text:p>&lt;game name="Jeremy McGrath Supercross World (USA)"&gt; &lt;year&gt;2002&lt;/year&gt; &lt;rating&gt;ESRB - E (Everyone)&lt;/rating&gt; &lt;title&gt;Jeremy McGrath Supercross World &lt;/title&gt; &lt;pub&gt;Acclaim&lt;/pub&gt; &lt;dev&gt;Acclaim&lt;/dev&gt; &lt;genre&gt;Motorcycle&lt;/genre&gt; &lt;score&gt;2.8&lt;/score&gt; &lt;player&gt;1-2 Players&lt;/player&gt; &lt;story&gt;Jeremy McGrath Supercross World features 10-time supercross champion Jeremy McGrath and his heir apparent, Travis Pastrana, as well as eight other top supercross pros, including Sebastian Tortelli, Ezra Lusk, Tim Ferry, Grant Langston, Mike Brown, Ernesto Fonseca, Nathan Ramsey, and James Stewart. The game's 25 supersized tracks encompass indoor supercross, outdoor motocross, freestyle, and, for the first time in a supercross game, Baja mode. The game is designed for anyone to pick up and play, but it also offers depth of gameplay. You can ride as any of the pros for a quick freestyle tournament with your friends, or battle your way through the championship mode for a longer gaming experience. The game features an innovative stunt advantage system: when players perform a stunt and land it correctly, they'll receive a brief speed boost or other skill advantage. It pays to be on point with your aerial skills. Each track has various minichallenges. Every time a player completes a challenge for a track, he or she will earn a trophy. The game's freestyle mode packs two-dozen tricks, including nac-nacs, supermans, fender grabs, 360s, and barrel rolls. The freestyle arenas are wide-open outdoor and indoor areas where you'll have plenty of room to perform mind-bending tricks by yourself or head-to-head with a friend. The attribute system is broken down into eight attributes (four rider and four bike). Rider attributes (stability, slide, preload, and charisma) can be upgraded as a reward for doing well in career mode. Bike attributes (power band, top speed, cornering, and suspension) are preconfigured for each bike. The gamer will have to determine the best way to allocate earned attribute points on top of his or her bike attributes. Gamers who optimize rider and bike attributes will have the best chance of winning it all. In addition, the game offers head-to-head split-screen gameplay. Race your friends in any of our four split-screen modes: Baja, freestyle, indoor supercross, or outdoor motocross. &lt;/story&gt; &lt;/game&gt;</text:p>
          </table:table-cell>
          <table:table-cell table:number-columns-repeated="1012"/>
        </table:table-row>
        <table:table-row table:style-name="ro1">
          <table:table-cell office:value-type="string">
            <text:p>Jikkyou World Soccer 2002 (Japan)</text:p>
          </table:table-cell>
          <table:table-cell office:value-type="float" office:value="2002">
            <text:p>2002</text:p>
          </table:table-cell>
          <table:table-cell office:value-type="string">
            <text:p>ESRB - E (Everyone)</text:p>
          </table:table-cell>
          <table:table-cell office:value-type="string">
            <text:p>Jikkyou World Soccer 2002 </text:p>
          </table:table-cell>
          <table:table-cell table:number-columns-repeated="2" office:value-type="string">
            <text:p>Konami</text:p>
          </table:table-cell>
          <table:table-cell office:value-type="string">
            <text:p>Sports/Soccer</text:p>
          </table:table-cell>
          <table:table-cell office:value-type="string">
            <text:p>3.8</text:p>
          </table:table-cell>
          <table:table-cell office:value-type="string">
            <text:p>1-4 Players</text:p>
          </table:table-cell>
          <table:table-cell office:value-type="string">
            <text:p>Jikkyou World Soccer 2002 brings the soccer series to battery-powered life, with gameplay resembling the original SNES game. The action is viewed from above, with players drawn large, and the area of the screen in view is pre-defined. In this edition you can play a knockout cup competition as well as friendlies and penalty practice. 40 teams are featured, with the real players all present with 9 different ability categories. There are 5 difficulty levels. </text:p>
          </table:table-cell>
          <table:table-cell table:style-name="Default" table:formula="of:=CONCATENATE(&quot;&lt;game name=&quot;;CHAR(34);[.A238];CHAR(34);&quot;&gt; &lt;year&gt;&quot;;[.B238];&quot;&lt;/year&gt; &lt;rating&gt;&quot;;[.C238];&quot;&lt;/rating&gt; &lt;title&gt;&quot;;[.D238];&quot;&lt;/title&gt; &lt;pub&gt;&quot;;[.E238];&quot;&lt;/pub&gt; &lt;dev&gt;&quot;;[.F238];&quot;&lt;/dev&gt; &lt;genre&gt;&quot;;[.G238];&quot;&lt;/genre&gt; &lt;score&gt;&quot;;[.H238];&quot;&lt;/score&gt; &lt;player&gt;&quot;;[.I238];&quot;&lt;/player&gt; &lt;story&gt;&quot;;[.J238];&quot;&lt;/story&gt; &lt;/game&gt;&quot;)" office:value-type="string" office:string-value="&lt;game name=&quot;Jikkyou World Soccer 2002 (Japan)&quot;&gt; &lt;year&gt;2002&lt;/year&gt; &lt;rating&gt;ESRB - E (Everyone)&lt;/rating&gt; &lt;title&gt;Jikkyou World Soccer 2002 &lt;/title&gt; &lt;pub&gt;Konami&lt;/pub&gt; &lt;dev&gt;Konami&lt;/dev&gt; &lt;genre&gt;Sports/Soccer&lt;/genre&gt; &lt;score&gt;3.8&lt;/score&gt; &lt;player&gt;1-4 Players&lt;/player&gt; &lt;story&gt;Jikkyou World Soccer 2002 brings the soccer series to battery-powered life, with gameplay resembling the original SNES game. The action is viewed from above, with players drawn large, and the area of the screen in view is pre-defined. In this edition you can play a knockout cup competition as well as friendlies and penalty practice. 40 teams are featured, with the real players all present with 9 different ability categories. There are 5 difficulty levels. &lt;/story&gt; &lt;/game&gt;">
            <text:p>&lt;game name="Jikkyou World Soccer 2002 (Japan)"&gt; &lt;year&gt;2002&lt;/year&gt; &lt;rating&gt;ESRB - E (Everyone)&lt;/rating&gt; &lt;title&gt;Jikkyou World Soccer 2002 &lt;/title&gt; &lt;pub&gt;Konami&lt;/pub&gt; &lt;dev&gt;Konami&lt;/dev&gt; &lt;genre&gt;Sports/Soccer&lt;/genre&gt; &lt;score&gt;3.8&lt;/score&gt; &lt;player&gt;1-4 Players&lt;/player&gt; &lt;story&gt;Jikkyou World Soccer 2002 brings the soccer series to battery-powered life, with gameplay resembling the original SNES game. The action is viewed from above, with players drawn large, and the area of the screen in view is pre-defined. In this edition you can play a knockout cup competition as well as friendlies and penalty practice. 40 teams are featured, with the real players all present with 9 different ability categories. There are 5 difficulty levels. &lt;/story&gt; &lt;/game&gt;</text:p>
          </table:table-cell>
          <table:table-cell table:number-columns-repeated="1012"/>
        </table:table-row>
        <table:table-row table:style-name="ro1">
          <table:table-cell office:value-type="string">
            <text:p>Judge Dredd - Dredd vs Death (USA)</text:p>
          </table:table-cell>
          <table:table-cell office:value-type="float" office:value="2005">
            <text:p>2005</text:p>
          </table:table-cell>
          <table:table-cell office:value-type="string">
            <text:p>ESRB - M (Mature)</text:p>
          </table:table-cell>
          <table:table-cell office:value-type="string">
            <text:p>Judge Dredd - Dredd vs Death </text:p>
          </table:table-cell>
          <table:table-cell table:style-name="Default" office:value-type="string">
            <text:p>BAM! Entertainment, Inc.</text:p>
          </table:table-cell>
          <table:table-cell office:value-type="string">
            <text:p>Rebellion Developments</text:p>
          </table:table-cell>
          <table:table-cell office:value-type="string">
            <text:p>Action</text:p>
          </table:table-cell>
          <table:table-cell office:value-type="string">
            <text:p>3.3</text:p>
          </table:table-cell>
          <table:table-cell office:value-type="string">
            <text:p>1-4 Players</text:p>
          </table:table-cell>
          <table:table-cell office:value-type="string">
            <text:p>Judge Dredd is back. The comic book character who acts as judge, jury, and executioner makes another video game appearance in a first-person shooter set in the 22nd century, where crime and hopelessness run rampant amidst the chaos left behind from a nuclear holocaust. ****Players must enforce the law using any means necessary within the sprawling, overpopulated Mega-City One, which serves as the gritty backdrop for Judge Dredd: Dredd Vs. Death. Players will battle vampires, the undead, and even a cadre of Dark Judges as they try to maintain some semblance of order in a world gone wild. In keeping with the spirit of the comic, some perpetrators of lesser crimes need to be arrested while others must be taken out with extreme prejudice. ****The ultimate goal is to confront the evil Judge Death, who has taken it upon himself to cause as much mayhem and destruction to the beleaguered city as possible.</text:p>
          </table:table-cell>
          <table:table-cell table:style-name="Default" table:formula="of:=CONCATENATE(&quot;&lt;game name=&quot;;CHAR(34);[.A239];CHAR(34);&quot;&gt; &lt;year&gt;&quot;;[.B239];&quot;&lt;/year&gt; &lt;rating&gt;&quot;;[.C239];&quot;&lt;/rating&gt; &lt;title&gt;&quot;;[.D239];&quot;&lt;/title&gt; &lt;pub&gt;&quot;;[.E239];&quot;&lt;/pub&gt; &lt;dev&gt;&quot;;[.F239];&quot;&lt;/dev&gt; &lt;genre&gt;&quot;;[.G239];&quot;&lt;/genre&gt; &lt;score&gt;&quot;;[.H239];&quot;&lt;/score&gt; &lt;player&gt;&quot;;[.I239];&quot;&lt;/player&gt; &lt;story&gt;&quot;;[.J239];&quot;&lt;/story&gt; &lt;/game&gt;&quot;)" office:value-type="string" office:string-value="&lt;game name=&quot;Judge Dredd - Dredd vs Death (USA)&quot;&gt; &lt;year&gt;2005&lt;/year&gt; &lt;rating&gt;ESRB - M (Mature)&lt;/rating&gt; &lt;title&gt;Judge Dredd - Dredd vs Death &lt;/title&gt; &lt;pub&gt;BAM! Entertainment, Inc.&lt;/pub&gt; &lt;dev&gt;Rebellion Developments&lt;/dev&gt; &lt;genre&gt;Action&lt;/genre&gt; &lt;score&gt;3.3&lt;/score&gt; &lt;player&gt;1-4 Players&lt;/player&gt; &lt;story&gt;Judge Dredd is back. The comic book character who acts as judge, jury, and executioner makes another video game appearance in a first-person shooter set in the 22nd century, where crime and hopelessness run rampant amidst the chaos left behind from a nuclear holocaust. ****Players must enforce the law using any means necessary within the sprawling, overpopulated Mega-City One, which serves as the gritty backdrop for Judge Dredd: Dredd Vs. Death. Players will battle vampires, the undead, and even a cadre of Dark Judges as they try to maintain some semblance of order in a world gone wild. In keeping with the spirit of the comic, some perpetrators of lesser crimes need to be arrested while others must be taken out with extreme prejudice. ****The ultimate goal is to confront the evil Judge Death, who has taken it upon himself to cause as much mayhem and destruction to the beleaguered city as possible.&lt;/story&gt; &lt;/game&gt;">
            <text:p>&lt;game name="Judge Dredd - Dredd vs Death (USA)"&gt; &lt;year&gt;2005&lt;/year&gt; &lt;rating&gt;ESRB - M (Mature)&lt;/rating&gt; &lt;title&gt;Judge Dredd - Dredd vs Death &lt;/title&gt; &lt;pub&gt;BAM! Entertainment, Inc.&lt;/pub&gt; &lt;dev&gt;Rebellion Developments&lt;/dev&gt; &lt;genre&gt;Action&lt;/genre&gt; &lt;score&gt;3.3&lt;/score&gt; &lt;player&gt;1-4 Players&lt;/player&gt; &lt;story&gt;Judge Dredd is back. The comic book character who acts as judge, jury, and executioner makes another video game appearance in a first-person shooter set in the 22nd century, where crime and hopelessness run rampant amidst the chaos left behind from a nuclear holocaust. ****Players must enforce the law using any means necessary within the sprawling, overpopulated Mega-City One, which serves as the gritty backdrop for Judge Dredd: Dredd Vs. Death. Players will battle vampires, the undead, and even a cadre of Dark Judges as they try to maintain some semblance of order in a world gone wild. In keeping with the spirit of the comic, some perpetrators of lesser crimes need to be arrested while others must be taken out with extreme prejudice. ****The ultimate goal is to confront the evil Judge Death, who has taken it upon himself to cause as much mayhem and destruction to the beleaguered city as possible.&lt;/story&gt; &lt;/game&gt;</text:p>
          </table:table-cell>
          <table:table-cell table:number-columns-repeated="1012"/>
        </table:table-row>
        <table:table-row table:style-name="ro1">
          <table:table-cell office:value-type="string">
            <text:p>Kao the Kangaroo - Round 2 (USA)</text:p>
          </table:table-cell>
          <table:table-cell office:value-type="float" office:value="2006">
            <text:p>2006</text:p>
          </table:table-cell>
          <table:table-cell office:value-type="string">
            <text:p>ESRB - E (Everyone)</text:p>
          </table:table-cell>
          <table:table-cell office:value-type="string">
            <text:p>Kao the Kangaroo - Round 2 </text:p>
          </table:table-cell>
          <table:table-cell table:style-name="Default" office:value-type="string">
            <text:p>Atari, Inc.</text:p>
          </table:table-cell>
          <table:table-cell office:value-type="string">
            <text:p>Tate Interactive</text:p>
          </table:table-cell>
          <table:table-cell office:value-type="string">
            <text:p>Action</text:p>
          </table:table-cell>
          <table:table-cell office:value-type="string">
            <text:p>3.4</text:p>
          </table:table-cell>
          <table:table-cell office:value-type="string">
            <text:p>1 Player</text:p>
          </table:table-cell>
          <table:table-cell office:value-type="string">
            <text:p>Kao the Kangaroo Round 2 is a third-person perspective platform game about a young, cute, yellow kangaroo, who saves animals from the hands of the evil Hunter and his equally evil colleagues. In order to bribe the guard and get aboard Hunter's ship, Kao must collect lots of coins scattered throughout the game. The main character can fight with his boxing gloves and can throw lethal boomerangs. ****The game consists of 25 levels in 5 different worlds. Playing through the levels, the player must jump over platforms, make difficult leaps, and fight about 30 different types of enemies, free captured friends and solve many puzzles. Occasionally Kao will get to ride a vehicle like a barrel or a snowmobile. ****Kao can also find purple crystals, which can be spent to buy minigames to play. There are also stars - collecting 50 of them will upgrade one of Kao's abilities, e.g. giving him the ability to stomp on the ground to defeat enemies around him. A rarely encountered item is a winged helmet, which, when grabbed, allows Kao to fly for a short while.</text:p>
          </table:table-cell>
          <table:table-cell table:style-name="Default" table:formula="of:=CONCATENATE(&quot;&lt;game name=&quot;;CHAR(34);[.A240];CHAR(34);&quot;&gt; &lt;year&gt;&quot;;[.B240];&quot;&lt;/year&gt; &lt;rating&gt;&quot;;[.C240];&quot;&lt;/rating&gt; &lt;title&gt;&quot;;[.D240];&quot;&lt;/title&gt; &lt;pub&gt;&quot;;[.E240];&quot;&lt;/pub&gt; &lt;dev&gt;&quot;;[.F240];&quot;&lt;/dev&gt; &lt;genre&gt;&quot;;[.G240];&quot;&lt;/genre&gt; &lt;score&gt;&quot;;[.H240];&quot;&lt;/score&gt; &lt;player&gt;&quot;;[.I240];&quot;&lt;/player&gt; &lt;story&gt;&quot;;[.J240];&quot;&lt;/story&gt; &lt;/game&gt;&quot;)" office:value-type="string" office:string-value="&lt;game name=&quot;Kao the Kangaroo - Round 2 (USA)&quot;&gt; &lt;year&gt;2006&lt;/year&gt; &lt;rating&gt;ESRB - E (Everyone)&lt;/rating&gt; &lt;title&gt;Kao the Kangaroo - Round 2 &lt;/title&gt; &lt;pub&gt;Atari, Inc.&lt;/pub&gt; &lt;dev&gt;Tate Interactive&lt;/dev&gt; &lt;genre&gt;Action&lt;/genre&gt; &lt;score&gt;3.4&lt;/score&gt; &lt;player&gt;1 Player&lt;/player&gt; &lt;story&gt;Kao the Kangaroo Round 2 is a third-person perspective platform game about a young, cute, yellow kangaroo, who saves animals from the hands of the evil Hunter and his equally evil colleagues. In order to bribe the guard and get aboard Hunter's ship, Kao must collect lots of coins scattered throughout the game. The main character can fight with his boxing gloves and can throw lethal boomerangs. ****The game consists of 25 levels in 5 different worlds. Playing through the levels, the player must jump over platforms, make difficult leaps, and fight about 30 different types of enemies, free captured friends and solve many puzzles. Occasionally Kao will get to ride a vehicle like a barrel or a snowmobile. ****Kao can also find purple crystals, which can be spent to buy minigames to play. There are also stars - collecting 50 of them will upgrade one of Kao's abilities, e.g. giving him the ability to stomp on the ground to defeat enemies around him. A rarely encountered item is a winged helmet, which, when grabbed, allows Kao to fly for a short while.&lt;/story&gt; &lt;/game&gt;">
            <text:p>&lt;game name="Kao the Kangaroo - Round 2 (USA)"&gt; &lt;year&gt;2006&lt;/year&gt; &lt;rating&gt;ESRB - E (Everyone)&lt;/rating&gt; &lt;title&gt;Kao the Kangaroo - Round 2 &lt;/title&gt; &lt;pub&gt;Atari, Inc.&lt;/pub&gt; &lt;dev&gt;Tate Interactive&lt;/dev&gt; &lt;genre&gt;Action&lt;/genre&gt; &lt;score&gt;3.4&lt;/score&gt; &lt;player&gt;1 Player&lt;/player&gt; &lt;story&gt;Kao the Kangaroo Round 2 is a third-person perspective platform game about a young, cute, yellow kangaroo, who saves animals from the hands of the evil Hunter and his equally evil colleagues. In order to bribe the guard and get aboard Hunter's ship, Kao must collect lots of coins scattered throughout the game. The main character can fight with his boxing gloves and can throw lethal boomerangs. ****The game consists of 25 levels in 5 different worlds. Playing through the levels, the player must jump over platforms, make difficult leaps, and fight about 30 different types of enemies, free captured friends and solve many puzzles. Occasionally Kao will get to ride a vehicle like a barrel or a snowmobile. ****Kao can also find purple crystals, which can be spent to buy minigames to play. There are also stars - collecting 50 of them will upgrade one of Kao's abilities, e.g. giving him the ability to stomp on the ground to defeat enemies around him. A rarely encountered item is a winged helmet, which, when grabbed, allows Kao to fly for a short while.&lt;/story&gt; &lt;/game&gt;</text:p>
          </table:table-cell>
          <table:table-cell table:number-columns-repeated="1012"/>
        </table:table-row>
        <table:table-row table:style-name="ro1">
          <table:table-cell office:value-type="string">
            <text:p>Karaoke Revolution Party (USA)</text:p>
          </table:table-cell>
          <table:table-cell office:value-type="float" office:value="2005">
            <text:p>2005</text:p>
          </table:table-cell>
          <table:table-cell office:value-type="string">
            <text:p>ESRB - E10+ (Everyone 10+)</text:p>
          </table:table-cell>
          <table:table-cell office:value-type="string">
            <text:p>Karaoke Revolution Party </text:p>
          </table:table-cell>
          <table:table-cell table:style-name="Default" office:value-type="string">
            <text:p>Konami Digital Entertainment, Inc.</text:p>
          </table:table-cell>
          <table:table-cell office:value-type="string">
            <text:p>Harmonix Music Systems</text:p>
          </table:table-cell>
          <table:table-cell office:value-type="string">
            <text:p>Rhythm</text:p>
          </table:table-cell>
          <table:table-cell office:value-type="string">
            <text:p>3.9</text:p>
          </table:table-cell>
          <table:table-cell office:value-type="string">
            <text:p>1-8 Players</text:p>
          </table:table-cell>
          <table:table-cell office:value-type="string">
            <text:p>The Karaoke Revolution continues with this entry which supports the DDR dance pad and EyeToy USB camera as well as the required USB microphone (a handheld microphone is included). <text:s/>Karaoke Revolution Party features 50 new songs (ranging from Dean Martin's That's Amore to Beyonce's Crazy in Love) and a host of new party options.****Sing by yourself, in a duet, or compete one-on-one or in teams to show your Karaoke mastery. <text:s/>Characters now have more customization options and you can use the EyeToy USB camera to really be the star of the show. <text:s/>If you have a DDR dance pad, then you can put on a song and dance routine. <text:s/>There are also a variety of minigames to test your vocal abilities including unique takes on volleyball and stage diving.</text:p>
          </table:table-cell>
          <table:table-cell table:style-name="Default" table:formula="of:=CONCATENATE(&quot;&lt;game name=&quot;;CHAR(34);[.A241];CHAR(34);&quot;&gt; &lt;year&gt;&quot;;[.B241];&quot;&lt;/year&gt; &lt;rating&gt;&quot;;[.C241];&quot;&lt;/rating&gt; &lt;title&gt;&quot;;[.D241];&quot;&lt;/title&gt; &lt;pub&gt;&quot;;[.E241];&quot;&lt;/pub&gt; &lt;dev&gt;&quot;;[.F241];&quot;&lt;/dev&gt; &lt;genre&gt;&quot;;[.G241];&quot;&lt;/genre&gt; &lt;score&gt;&quot;;[.H241];&quot;&lt;/score&gt; &lt;player&gt;&quot;;[.I241];&quot;&lt;/player&gt; &lt;story&gt;&quot;;[.J241];&quot;&lt;/story&gt; &lt;/game&gt;&quot;)" office:value-type="string" office:string-value="&lt;game name=&quot;Karaoke Revolution Party (USA)&quot;&gt; &lt;year&gt;2005&lt;/year&gt; &lt;rating&gt;ESRB - E10+ (Everyone 10+)&lt;/rating&gt; &lt;title&gt;Karaoke Revolution Party &lt;/title&gt; &lt;pub&gt;Konami Digital Entertainment, Inc.&lt;/pub&gt; &lt;dev&gt;Harmonix Music Systems&lt;/dev&gt; &lt;genre&gt;Rhythm&lt;/genre&gt; &lt;score&gt;3.9&lt;/score&gt; &lt;player&gt;1-8 Players&lt;/player&gt; &lt;story&gt;The Karaoke Revolution continues with this entry which supports the DDR dance pad and EyeToy USB camera as well as the required USB microphone (a handheld microphone is included).  Karaoke Revolution Party features 50 new songs (ranging from Dean Martin's That's Amore to Beyonce's Crazy in Love) and a host of new party options.****Sing by yourself, in a duet, or compete one-on-one or in teams to show your Karaoke mastery.  Characters now have more customization options and you can use the EyeToy USB camera to really be the star of the show.  If you have a DDR dance pad, then you can put on a song and dance routine.  There are also a variety of minigames to test your vocal abilities including unique takes on volleyball and stage diving.&lt;/story&gt; &lt;/game&gt;">
            <text:p>&lt;game name="Karaoke Revolution Party (USA)"&gt; &lt;year&gt;2005&lt;/year&gt; &lt;rating&gt;ESRB - E10+ (Everyone 10+)&lt;/rating&gt; &lt;title&gt;Karaoke Revolution Party &lt;/title&gt; &lt;pub&gt;Konami Digital Entertainment, Inc.&lt;/pub&gt; &lt;dev&gt;Harmonix Music Systems&lt;/dev&gt; &lt;genre&gt;Rhythm&lt;/genre&gt; &lt;score&gt;3.9&lt;/score&gt; &lt;player&gt;1-8 Players&lt;/player&gt; &lt;story&gt;The Karaoke Revolution continues with this entry which supports the DDR dance pad and EyeToy USB camera as well as the required USB microphone (a handheld microphone is included). <text:s/>Karaoke Revolution Party features 50 new songs (ranging from Dean Martin's That's Amore to Beyonce's Crazy in Love) and a host of new party options.****Sing by yourself, in a duet, or compete one-on-one or in teams to show your Karaoke mastery. <text:s/>Characters now have more customization options and you can use the EyeToy USB camera to really be the star of the show. <text:s/>If you have a DDR dance pad, then you can put on a song and dance routine. <text:s/>There are also a variety of minigames to test your vocal abilities including unique takes on volleyball and stage diving.&lt;/story&gt; &lt;/game&gt;</text:p>
          </table:table-cell>
          <table:table-cell table:number-columns-repeated="1012"/>
        </table:table-row>
        <table:table-row table:style-name="ro1">
          <table:table-cell office:value-type="string">
            <text:p>Kelly Slater's Pro Surfer (USA)</text:p>
          </table:table-cell>
          <table:table-cell office:value-type="float" office:value="2002">
            <text:p>2002</text:p>
          </table:table-cell>
          <table:table-cell office:value-type="string">
            <text:p>ESRB - E (Everyone)</text:p>
          </table:table-cell>
          <table:table-cell office:value-type="string">
            <text:p>Kelly Slater's Pro Surfer </text:p>
          </table:table-cell>
          <table:table-cell table:style-name="Default" office:value-type="string">
            <text:p>Activision Publishing, Inc.</text:p>
          </table:table-cell>
          <table:table-cell office:value-type="string">
            <text:p>Treyarch Invention</text:p>
          </table:table-cell>
          <table:table-cell office:value-type="string">
            <text:p>Sports/Surfing</text:p>
          </table:table-cell>
          <table:table-cell office:value-type="string">
            <text:p>3.1</text:p>
          </table:table-cell>
          <table:table-cell office:value-type="string">
            <text:p>1-2 Players</text:p>
          </table:table-cell>
          <table:table-cell office:value-type="string">
            <text:p>Do you like to surf? Have you ever imagined surfing at different remote locations around the world? Well, Kelly Slater takes you around the world on his boat to surf some of the more famous beaches. With a control scheme similar to all the other Activision O2 brand games, it's easy to jump into the game and surf. ****PS2, XB, and GC description, further below is the GBA description.****Game Play Modes:**Infinite Time - With no clock, no objectives, and nobody around, this gives you the best opportunity to just enjoy the surf. ****High Score - With 3 minutes, how high of a score can you get?****Icon Challenge - See how many icons you can collect and how high of a score you can get before time runs out.****Career Mode - Select a surfer and journey around the world to surf the best waves on the best beaches. As you progress you will unlock new beaches, new surf boards, and new tricks which will be usable in all the other modes of play.****Multiplayer Modes:**Push - Two players surf simultaneously in an attempt to "push" the split screen towards their opponent's half of the screen. As you score points the screen gets pushed more. The winner is decided once one player is pushed from the screen.****Head to Head - Similar to Push but the screen is stationary and the winner is the person with the highest points when the time runs out.****Time Attack - Players take turns to achieve the most points possible. The more points you get the less time is alloted to your opponent.****The Pros in the game: Kelly Slater, Lisa Andersen, Tom Carroll, Tom Curren, Nathan Fletcher, Donavon Frankenreiter, Bruce Irons, Rob Machado, Kalani Robb, and some other secret characters.****The beaches in the game: Sebastian, Trestles, Mavericks, Antarctica, Jaws, Pipeline, Teahupoo, Bells, Curren's Point, Kirra, G-Land, J-Bay, Mundaka, Cortez Bank, and perhaps some other tucked-away hide-aways.****The PS2 version of the game also includes a playable demo of Tony Hawk's Pro Skater 4****GBA description****Surf Modes:**Championship - Compete against 8 other surfers. You progress by surfing in 12 stages, 3 heats per stage. Your surf score is tallied from each heat and the top 3 surfers of the stage get to move on.****Challenge - Pick a surfer and do challenges around the world.****Drop In - Instant action surfing - go and just surf.****Multiplayer - With a Link Cable and another copy of the game you and a friend can link up to compete against each other.****The Pros are the same as above.****The beaches in the game: Sebastian, Trestles, Mavericks, Waimea Bay, Jaws, Pipeline, Teahupoo, Bells, Curren's Point, Kirra, G-Land, J-Bay, Mundaka, Cortez Bank, and perhaps some other tucked-away hide-aways.</text:p>
          </table:table-cell>
          <table:table-cell table:style-name="Default" table:formula="of:=CONCATENATE(&quot;&lt;game name=&quot;;CHAR(34);[.A242];CHAR(34);&quot;&gt; &lt;year&gt;&quot;;[.B242];&quot;&lt;/year&gt; &lt;rating&gt;&quot;;[.C242];&quot;&lt;/rating&gt; &lt;title&gt;&quot;;[.D242];&quot;&lt;/title&gt; &lt;pub&gt;&quot;;[.E242];&quot;&lt;/pub&gt; &lt;dev&gt;&quot;;[.F242];&quot;&lt;/dev&gt; &lt;genre&gt;&quot;;[.G242];&quot;&lt;/genre&gt; &lt;score&gt;&quot;;[.H242];&quot;&lt;/score&gt; &lt;player&gt;&quot;;[.I242];&quot;&lt;/player&gt; &lt;story&gt;&quot;;[.J242];&quot;&lt;/story&gt; &lt;/game&gt;&quot;)" office:value-type="string" office:string-value="&lt;game name=&quot;Kelly Slater's Pro Surfer (USA)&quot;&gt; &lt;year&gt;2002&lt;/year&gt; &lt;rating&gt;ESRB - E (Everyone)&lt;/rating&gt; &lt;title&gt;Kelly Slater's Pro Surfer &lt;/title&gt; &lt;pub&gt;Activision Publishing, Inc.&lt;/pub&gt; &lt;dev&gt;Treyarch Invention&lt;/dev&gt; &lt;genre&gt;Sports/Surfing&lt;/genre&gt; &lt;score&gt;3.1&lt;/score&gt; &lt;player&gt;1-2 Players&lt;/player&gt; &lt;story&gt;Do you like to surf? Have you ever imagined surfing at different remote locations around the world? Well, Kelly Slater takes you around the world on his boat to surf some of the more famous beaches. With a control scheme similar to all the other Activision O2 brand games, it's easy to jump into the game and surf. ****PS2, XB, and GC description, further below is the GBA description.****Game Play Modes:**Infinite Time - With no clock, no objectives, and nobody around, this gives you the best opportunity to just enjoy the surf. ****High Score - With 3 minutes, how high of a score can you get?****Icon Challenge - See how many icons you can collect and how high of a score you can get before time runs out.****Career Mode - Select a surfer and journey around the world to surf the best waves on the best beaches. As you progress you will unlock new beaches, new surf boards, and new tricks which will be usable in all the other modes of play.****Multiplayer Modes:**Push - Two players surf simultaneously in an attempt to &quot;push&quot; the split screen towards their opponent's half of the screen. As you score points the screen gets pushed more. The winner is decided once one player is pushed from the screen.****Head to Head - Similar to Push but the screen is stationary and the winner is the person with the highest points when the time runs out.****Time Attack - Players take turns to achieve the most points possible. The more points you get the less time is alloted to your opponent.****The Pros in the game: Kelly Slater, Lisa Andersen, Tom Carroll, Tom Curren, Nathan Fletcher, Donavon Frankenreiter, Bruce Irons, Rob Machado, Kalani Robb, and some other secret characters.****The beaches in the game: Sebastian, Trestles, Mavericks, Antarctica, Jaws, Pipeline, Teahupoo, Bells, Curren's Point, Kirra, G-Land, J-Bay, Mundaka, Cortez Bank, and perhaps some other tucked-away hide-aways.****The PS2 version of the game also includes a playable demo of Tony Hawk's Pro Skater 4****GBA description****Surf Modes:**Championship - Compete against 8 other surfers. You progress by surfing in 12 stages, 3 heats per stage. Your surf score is tallied from each heat and the top 3 surfers of the stage get to move on.****Challenge - Pick a surfer and do challenges around the world.****Drop In - Instant action surfing - go and just surf.****Multiplayer - With a Link Cable and another copy of the game you and a friend can link up to compete against each other.****The Pros are the same as above.****The beaches in the game: Sebastian, Trestles, Mavericks, Waimea Bay, Jaws, Pipeline, Teahupoo, Bells, Curren's Point, Kirra, G-Land, J-Bay, Mundaka, Cortez Bank, and perhaps some other tucked-away hide-aways.&lt;/story&gt; &lt;/game&gt;">
            <text:p>&lt;game name="Kelly Slater's Pro Surfer (USA)"&gt; &lt;year&gt;2002&lt;/year&gt; &lt;rating&gt;ESRB - E (Everyone)&lt;/rating&gt; &lt;title&gt;Kelly Slater's Pro Surfer &lt;/title&gt; &lt;pub&gt;Activision Publishing, Inc.&lt;/pub&gt; &lt;dev&gt;Treyarch Invention&lt;/dev&gt; &lt;genre&gt;Sports/Surfing&lt;/genre&gt; &lt;score&gt;3.1&lt;/score&gt; &lt;player&gt;1-2 Players&lt;/player&gt; &lt;story&gt;Do you like to surf? Have you ever imagined surfing at different remote locations around the world? Well, Kelly Slater takes you around the world on his boat to surf some of the more famous beaches. With a control scheme similar to all the other Activision O2 brand games, it's easy to jump into the game and surf. ****PS2, XB, and GC description, further below is the GBA description.****Game Play Modes:**Infinite Time - With no clock, no objectives, and nobody around, this gives you the best opportunity to just enjoy the surf. ****High Score - With 3 minutes, how high of a score can you get?****Icon Challenge - See how many icons you can collect and how high of a score you can get before time runs out.****Career Mode - Select a surfer and journey around the world to surf the best waves on the best beaches. As you progress you will unlock new beaches, new surf boards, and new tricks which will be usable in all the other modes of play.****Multiplayer Modes:**Push - Two players surf simultaneously in an attempt to "push" the split screen towards their opponent's half of the screen. As you score points the screen gets pushed more. The winner is decided once one player is pushed from the screen.****Head to Head - Similar to Push but the screen is stationary and the winner is the person with the highest points when the time runs out.****Time Attack - Players take turns to achieve the most points possible. The more points you get the less time is alloted to your opponent.****The Pros in the game: Kelly Slater, Lisa Andersen, Tom Carroll, Tom Curren, Nathan Fletcher, Donavon Frankenreiter, Bruce Irons, Rob Machado, Kalani Robb, and some other secret characters.****The beaches in the game: Sebastian, Trestles, Mavericks, Antarctica, Jaws, Pipeline, Teahupoo, Bells, Curren's Point, Kirra, G-Land, J-Bay, Mundaka, Cortez Bank, and perhaps some other tucked-away hide-aways.****The PS2 version of the game also includes a playable demo of Tony Hawk's Pro Skater 4****GBA description****Surf Modes:**Championship - Compete against 8 other surfers. You progress by surfing in 12 stages, 3 heats per stage. Your surf score is tallied from each heat and the top 3 surfers of the stage get to move on.****Challenge - Pick a surfer and do challenges around the world.****Drop In - Instant action surfing - go and just surf.****Multiplayer - With a Link Cable and another copy of the game you and a friend can link up to compete against each other.****The Pros are the same as above.****The beaches in the game: Sebastian, Trestles, Mavericks, Waimea Bay, Jaws, Pipeline, Teahupoo, Bells, Curren's Point, Kirra, G-Land, J-Bay, Mundaka, Cortez Bank, and perhaps some other tucked-away hide-aways.&lt;/story&gt; &lt;/game&gt;</text:p>
          </table:table-cell>
          <table:table-cell table:number-columns-repeated="1012"/>
        </table:table-row>
        <table:table-row table:style-name="ro1">
          <table:table-cell office:value-type="string">
            <text:p>Kidou Senshi Gundam - Gundam vs. Z Gundam (Japan)</text:p>
          </table:table-cell>
          <table:table-cell office:value-type="float" office:value="2004">
            <text:p>2004</text:p>
          </table:table-cell>
          <table:table-cell office:value-type="string">
            <text:p>ESRB - E (Everyone)</text:p>
          </table:table-cell>
          <table:table-cell office:value-type="string">
            <text:p>Kidou Senshi Gundam - Gundam vs. Z Gundam </text:p>
          </table:table-cell>
          <table:table-cell table:style-name="Default" office:value-type="string">
            <text:p>Bandai</text:p>
          </table:table-cell>
          <table:table-cell office:value-type="string">
            <text:p>Capcom</text:p>
          </table:table-cell>
          <table:table-cell office:value-type="string">
            <text:p>Action</text:p>
          </table:table-cell>
          <table:table-cell office:value-type="string">
            <text:p>3.7</text:p>
          </table:table-cell>
          <table:table-cell office:value-type="string">
            <text:p>1-4 Players</text:p>
          </table:table-cell>
          <table:table-cell office:value-type="string">
            <text:p>Kidou Senshi Gundam - Gundam vs. Z Gundam takes place seven years after the One Year War Gundam storyline. The game features 31 mobile suits which can be played on five different modes. These modes are arcade, versus, universal century mode, survival, and training. The game is praised for the number of available playable mobile suits and the number of different modes of play. However, it is criticized for the bland background, poor controls, low frame rates and an unadjustable camera angle.</text:p>
          </table:table-cell>
          <table:table-cell table:style-name="Default" table:formula="of:=CONCATENATE(&quot;&lt;game name=&quot;;CHAR(34);[.A243];CHAR(34);&quot;&gt; &lt;year&gt;&quot;;[.B243];&quot;&lt;/year&gt; &lt;rating&gt;&quot;;[.C243];&quot;&lt;/rating&gt; &lt;title&gt;&quot;;[.D243];&quot;&lt;/title&gt; &lt;pub&gt;&quot;;[.E243];&quot;&lt;/pub&gt; &lt;dev&gt;&quot;;[.F243];&quot;&lt;/dev&gt; &lt;genre&gt;&quot;;[.G243];&quot;&lt;/genre&gt; &lt;score&gt;&quot;;[.H243];&quot;&lt;/score&gt; &lt;player&gt;&quot;;[.I243];&quot;&lt;/player&gt; &lt;story&gt;&quot;;[.J243];&quot;&lt;/story&gt; &lt;/game&gt;&quot;)" office:value-type="string" office:string-value="&lt;game name=&quot;Kidou Senshi Gundam - Gundam vs. Z Gundam (Japan)&quot;&gt; &lt;year&gt;2004&lt;/year&gt; &lt;rating&gt;ESRB - E (Everyone)&lt;/rating&gt; &lt;title&gt;Kidou Senshi Gundam - Gundam vs. Z Gundam &lt;/title&gt; &lt;pub&gt;Bandai&lt;/pub&gt; &lt;dev&gt;Capcom&lt;/dev&gt; &lt;genre&gt;Action&lt;/genre&gt; &lt;score&gt;3.7&lt;/score&gt; &lt;player&gt;1-4 Players&lt;/player&gt; &lt;story&gt;Kidou Senshi Gundam - Gundam vs. Z Gundam takes place seven years after the One Year War Gundam storyline. The game features 31 mobile suits which can be played on five different modes. These modes are arcade, versus, universal century mode, survival, and training. The game is praised for the number of available playable mobile suits and the number of different modes of play. However, it is criticized for the bland background, poor controls, low frame rates and an unadjustable camera angle.&lt;/story&gt; &lt;/game&gt;">
            <text:p>&lt;game name="Kidou Senshi Gundam - Gundam vs. Z Gundam (Japan)"&gt; &lt;year&gt;2004&lt;/year&gt; &lt;rating&gt;ESRB - E (Everyone)&lt;/rating&gt; &lt;title&gt;Kidou Senshi Gundam - Gundam vs. Z Gundam &lt;/title&gt; &lt;pub&gt;Bandai&lt;/pub&gt; &lt;dev&gt;Capcom&lt;/dev&gt; &lt;genre&gt;Action&lt;/genre&gt; &lt;score&gt;3.7&lt;/score&gt; &lt;player&gt;1-4 Players&lt;/player&gt; &lt;story&gt;Kidou Senshi Gundam - Gundam vs. Z Gundam takes place seven years after the One Year War Gundam storyline. The game features 31 mobile suits which can be played on five different modes. These modes are arcade, versus, universal century mode, survival, and training. The game is praised for the number of available playable mobile suits and the number of different modes of play. However, it is criticized for the bland background, poor controls, low frame rates and an unadjustable camera angle.&lt;/story&gt; &lt;/game&gt;</text:p>
          </table:table-cell>
          <table:table-cell table:number-columns-repeated="1012"/>
        </table:table-row>
        <table:table-row table:style-name="ro1">
          <table:table-cell office:value-type="string">
            <text:p>Killer7 (USA) (Disc 1)</text:p>
          </table:table-cell>
          <table:table-cell office:value-type="float" office:value="2005">
            <text:p>2005</text:p>
          </table:table-cell>
          <table:table-cell office:value-type="string">
            <text:p>ESRB - M (Mature)</text:p>
          </table:table-cell>
          <table:table-cell office:value-type="string">
            <text:p>Killer7 <text:s/>Disk 1</text:p>
          </table:table-cell>
          <table:table-cell table:style-name="Default" office:value-type="string">
            <text:p>Capcom Entertainment, Inc.</text:p>
          </table:table-cell>
          <table:table-cell office:value-type="string">
            <text:p>Capcom</text:p>
          </table:table-cell>
          <table:table-cell office:value-type="string">
            <text:p>Action</text:p>
          </table:table-cell>
          <table:table-cell office:value-type="string">
            <text:p>4.3</text:p>
          </table:table-cell>
          <table:table-cell office:value-type="string">
            <text:p>1 Player</text:p>
          </table:table-cell>
          <table:table-cell office:value-type="string">
            <text:p>Using cel-shaded visuals and the Renderware engine, Killer7 depicts a peaceful alternate world where crime and nuclear weapons have vanished. In a strange turn of events, an underground kingpin unleashes a wave of violence with a invisible suicide army called Heaven's Smile. The unlikely hero to face this threat is the crippled 65 year-old wheelchair-bound Harman Smith.****Smith is schizophrenic and you assume one of his seven different personalities throughout the game. Each character has unique abilities. Dan, for example, is a true marksman, while Coyote is an experienced thief with exceptional movement. The unusual cast also includes the blind Con who moves very fast, Kaede with ranged skills, Mask who has the deadliest arsenal and the albino Kevin who can turn invisible. Garcian is the leader of the pack and the only one who can communicate with Harman and revive the bodies of slain personalities. During the game, you can change characters at any time and any place.****Depending of the persona you play with, Killer7 mixes stealth and adventure with pure action. It carries a surreal atmosphere with eclectic music, but a politically charged and thought-provoking story with some goofy humour as well.</text:p>
          </table:table-cell>
          <table:table-cell table:style-name="Default" table:formula="of:=CONCATENATE(&quot;&lt;game name=&quot;;CHAR(34);[.A244];CHAR(34);&quot;&gt; &lt;year&gt;&quot;;[.B244];&quot;&lt;/year&gt; &lt;rating&gt;&quot;;[.C244];&quot;&lt;/rating&gt; &lt;title&gt;&quot;;[.D244];&quot;&lt;/title&gt; &lt;pub&gt;&quot;;[.E244];&quot;&lt;/pub&gt; &lt;dev&gt;&quot;;[.F244];&quot;&lt;/dev&gt; &lt;genre&gt;&quot;;[.G244];&quot;&lt;/genre&gt; &lt;score&gt;&quot;;[.H244];&quot;&lt;/score&gt; &lt;player&gt;&quot;;[.I244];&quot;&lt;/player&gt; &lt;story&gt;&quot;;[.J244];&quot;&lt;/story&gt; &lt;/game&gt;&quot;)" office:value-type="string" office:string-value="&lt;game name=&quot;Killer7 (USA) (Disc 1)&quot;&gt; &lt;year&gt;2005&lt;/year&gt; &lt;rating&gt;ESRB - M (Mature)&lt;/rating&gt; &lt;title&gt;Killer7  Disk 1&lt;/title&gt; &lt;pub&gt;Capcom Entertainment, Inc.&lt;/pub&gt; &lt;dev&gt;Capcom&lt;/dev&gt; &lt;genre&gt;Action&lt;/genre&gt; &lt;score&gt;4.3&lt;/score&gt; &lt;player&gt;1 Player&lt;/player&gt; &lt;story&gt;Using cel-shaded visuals and the Renderware engine, Killer7 depicts a peaceful alternate world where crime and nuclear weapons have vanished. In a strange turn of events, an underground kingpin unleashes a wave of violence with a invisible suicide army called Heaven's Smile. The unlikely hero to face this threat is the crippled 65 year-old wheelchair-bound Harman Smith.****Smith is schizophrenic and you assume one of his seven different personalities throughout the game. Each character has unique abilities. Dan, for example, is a true marksman, while Coyote is an experienced thief with exceptional movement. The unusual cast also includes the blind Con who moves very fast, Kaede with ranged skills, Mask who has the deadliest arsenal and the albino Kevin who can turn invisible. Garcian is the leader of the pack and the only one who can communicate with Harman and revive the bodies of slain personalities. During the game, you can change characters at any time and any place.****Depending of the persona you play with, Killer7 mixes stealth and adventure with pure action. It carries a surreal atmosphere with eclectic music, but a politically charged and thought-provoking story with some goofy humour as well.&lt;/story&gt; &lt;/game&gt;">
            <text:p>&lt;game name="Killer7 (USA) (Disc 1)"&gt; &lt;year&gt;2005&lt;/year&gt; &lt;rating&gt;ESRB - M (Mature)&lt;/rating&gt; &lt;title&gt;Killer7 <text:s/>Disk 1&lt;/title&gt; &lt;pub&gt;Capcom Entertainment, Inc.&lt;/pub&gt; &lt;dev&gt;Capcom&lt;/dev&gt; &lt;genre&gt;Action&lt;/genre&gt; &lt;score&gt;4.3&lt;/score&gt; &lt;player&gt;1 Player&lt;/player&gt; &lt;story&gt;Using cel-shaded visuals and the Renderware engine, Killer7 depicts a peaceful alternate world where crime and nuclear weapons have vanished. In a strange turn of events, an underground kingpin unleashes a wave of violence with a invisible suicide army called Heaven's Smile. The unlikely hero to face this threat is the crippled 65 year-old wheelchair-bound Harman Smith.****Smith is schizophrenic and you assume one of his seven different personalities throughout the game. Each character has unique abilities. Dan, for example, is a true marksman, while Coyote is an experienced thief with exceptional movement. The unusual cast also includes the blind Con who moves very fast, Kaede with ranged skills, Mask who has the deadliest arsenal and the albino Kevin who can turn invisible. Garcian is the leader of the pack and the only one who can communicate with Harman and revive the bodies of slain personalities. During the game, you can change characters at any time and any place.****Depending of the persona you play with, Killer7 mixes stealth and adventure with pure action. It carries a surreal atmosphere with eclectic music, but a politically charged and thought-provoking story with some goofy humour as well.&lt;/story&gt; &lt;/game&gt;</text:p>
          </table:table-cell>
          <table:table-cell table:number-columns-repeated="1012"/>
        </table:table-row>
        <table:table-row table:style-name="ro1">
          <table:table-cell office:value-type="string">
            <text:p>Killer7 (USA) (Disc 2)</text:p>
          </table:table-cell>
          <table:table-cell office:value-type="float" office:value="2005">
            <text:p>2005</text:p>
          </table:table-cell>
          <table:table-cell office:value-type="string">
            <text:p>ESRB - M (Mature)</text:p>
          </table:table-cell>
          <table:table-cell office:value-type="string">
            <text:p>Killer7 <text:s/>Disk 2</text:p>
          </table:table-cell>
          <table:table-cell table:style-name="Default" office:value-type="string">
            <text:p>Capcom Entertainment, Inc.</text:p>
          </table:table-cell>
          <table:table-cell office:value-type="string">
            <text:p>Capcom</text:p>
          </table:table-cell>
          <table:table-cell office:value-type="string">
            <text:p>Action</text:p>
          </table:table-cell>
          <table:table-cell office:value-type="string">
            <text:p>4.3</text:p>
          </table:table-cell>
          <table:table-cell office:value-type="string">
            <text:p>1 Player</text:p>
          </table:table-cell>
          <table:table-cell office:value-type="string">
            <text:p>Using cel-shaded visuals and the Renderware engine, Killer7 depicts a peaceful alternate world where crime and nuclear weapons have vanished. In a strange turn of events, an underground kingpin unleashes a wave of violence with a invisible suicide army called Heaven's Smile. The unlikely hero to face this threat is the crippled 65 year-old wheelchair-bound Harman Smith.****Smith is schizophrenic and you assume one of his seven different personalities throughout the game. Each character has unique abilities. Dan, for example, is a true marksman, while Coyote is an experienced thief with exceptional movement. The unusual cast also includes the blind Con who moves very fast, Kaede with ranged skills, Mask who has the deadliest arsenal and the albino Kevin who can turn invisible. Garcian is the leader of the pack and the only one who can communicate with Harman and revive the bodies of slain personalities. During the game, you can change characters at any time and any place.****Depending of the persona you play with, Killer7 mixes stealth and adventure with pure action. It carries a surreal atmosphere with eclectic music, but a politically charged and thought-provoking story with some goofy humour as well.</text:p>
          </table:table-cell>
          <table:table-cell table:style-name="Default" table:formula="of:=CONCATENATE(&quot;&lt;game name=&quot;;CHAR(34);[.A245];CHAR(34);&quot;&gt; &lt;year&gt;&quot;;[.B245];&quot;&lt;/year&gt; &lt;rating&gt;&quot;;[.C245];&quot;&lt;/rating&gt; &lt;title&gt;&quot;;[.D245];&quot;&lt;/title&gt; &lt;pub&gt;&quot;;[.E245];&quot;&lt;/pub&gt; &lt;dev&gt;&quot;;[.F245];&quot;&lt;/dev&gt; &lt;genre&gt;&quot;;[.G245];&quot;&lt;/genre&gt; &lt;score&gt;&quot;;[.H245];&quot;&lt;/score&gt; &lt;player&gt;&quot;;[.I245];&quot;&lt;/player&gt; &lt;story&gt;&quot;;[.J245];&quot;&lt;/story&gt; &lt;/game&gt;&quot;)" office:value-type="string" office:string-value="&lt;game name=&quot;Killer7 (USA) (Disc 2)&quot;&gt; &lt;year&gt;2005&lt;/year&gt; &lt;rating&gt;ESRB - M (Mature)&lt;/rating&gt; &lt;title&gt;Killer7  Disk 2&lt;/title&gt; &lt;pub&gt;Capcom Entertainment, Inc.&lt;/pub&gt; &lt;dev&gt;Capcom&lt;/dev&gt; &lt;genre&gt;Action&lt;/genre&gt; &lt;score&gt;4.3&lt;/score&gt; &lt;player&gt;1 Player&lt;/player&gt; &lt;story&gt;Using cel-shaded visuals and the Renderware engine, Killer7 depicts a peaceful alternate world where crime and nuclear weapons have vanished. In a strange turn of events, an underground kingpin unleashes a wave of violence with a invisible suicide army called Heaven's Smile. The unlikely hero to face this threat is the crippled 65 year-old wheelchair-bound Harman Smith.****Smith is schizophrenic and you assume one of his seven different personalities throughout the game. Each character has unique abilities. Dan, for example, is a true marksman, while Coyote is an experienced thief with exceptional movement. The unusual cast also includes the blind Con who moves very fast, Kaede with ranged skills, Mask who has the deadliest arsenal and the albino Kevin who can turn invisible. Garcian is the leader of the pack and the only one who can communicate with Harman and revive the bodies of slain personalities. During the game, you can change characters at any time and any place.****Depending of the persona you play with, Killer7 mixes stealth and adventure with pure action. It carries a surreal atmosphere with eclectic music, but a politically charged and thought-provoking story with some goofy humour as well.&lt;/story&gt; &lt;/game&gt;">
            <text:p>&lt;game name="Killer7 (USA) (Disc 2)"&gt; &lt;year&gt;2005&lt;/year&gt; &lt;rating&gt;ESRB - M (Mature)&lt;/rating&gt; &lt;title&gt;Killer7 <text:s/>Disk 2&lt;/title&gt; &lt;pub&gt;Capcom Entertainment, Inc.&lt;/pub&gt; &lt;dev&gt;Capcom&lt;/dev&gt; &lt;genre&gt;Action&lt;/genre&gt; &lt;score&gt;4.3&lt;/score&gt; &lt;player&gt;1 Player&lt;/player&gt; &lt;story&gt;Using cel-shaded visuals and the Renderware engine, Killer7 depicts a peaceful alternate world where crime and nuclear weapons have vanished. In a strange turn of events, an underground kingpin unleashes a wave of violence with a invisible suicide army called Heaven's Smile. The unlikely hero to face this threat is the crippled 65 year-old wheelchair-bound Harman Smith.****Smith is schizophrenic and you assume one of his seven different personalities throughout the game. Each character has unique abilities. Dan, for example, is a true marksman, while Coyote is an experienced thief with exceptional movement. The unusual cast also includes the blind Con who moves very fast, Kaede with ranged skills, Mask who has the deadliest arsenal and the albino Kevin who can turn invisible. Garcian is the leader of the pack and the only one who can communicate with Harman and revive the bodies of slain personalities. During the game, you can change characters at any time and any place.****Depending of the persona you play with, Killer7 mixes stealth and adventure with pure action. It carries a surreal atmosphere with eclectic music, but a politically charged and thought-provoking story with some goofy humour as well.&lt;/story&gt; &lt;/game&gt;</text:p>
          </table:table-cell>
          <table:table-cell table:number-columns-repeated="1012"/>
        </table:table-row>
        <table:table-row table:style-name="ro1">
          <table:table-cell office:value-type="string">
            <text:p>King Arthur (USA)</text:p>
          </table:table-cell>
          <table:table-cell office:value-type="float" office:value="2004">
            <text:p>2004</text:p>
          </table:table-cell>
          <table:table-cell office:value-type="string">
            <text:p>ESRB - T (Teen)</text:p>
          </table:table-cell>
          <table:table-cell office:value-type="string">
            <text:p>King Arthur </text:p>
          </table:table-cell>
          <table:table-cell table:style-name="Default" office:value-type="string">
            <text:p>Konami Digital Entertainment, Inc.</text:p>
          </table:table-cell>
          <table:table-cell office:value-type="string">
            <text:p>Krome Studios</text:p>
          </table:table-cell>
          <table:table-cell office:value-type="string">
            <text:p>Action</text:p>
          </table:table-cell>
          <table:table-cell office:value-type="string">
            <text:p>3.5</text:p>
          </table:table-cell>
          <table:table-cell office:value-type="string">
            <text:p>1-2 Players</text:p>
          </table:table-cell>
          <table:table-cell office:value-type="string">
            <text:p>Experience the excitement and feel of the Jerry Bruckheimer film, King Arthur as you play through Arthur's world amidst photo-realistic scenery. Players can chose to play as Arthur, Lancelot, Tristan, Bors and Guinevere; each with their own attack moves and combos, and challenge friends through the multi-player combat option. Other game features include well executed horseback combat levels and seamless cutscene to gameplay transitions.</text:p>
          </table:table-cell>
          <table:table-cell table:style-name="Default" table:formula="of:=CONCATENATE(&quot;&lt;game name=&quot;;CHAR(34);[.A246];CHAR(34);&quot;&gt; &lt;year&gt;&quot;;[.B246];&quot;&lt;/year&gt; &lt;rating&gt;&quot;;[.C246];&quot;&lt;/rating&gt; &lt;title&gt;&quot;;[.D246];&quot;&lt;/title&gt; &lt;pub&gt;&quot;;[.E246];&quot;&lt;/pub&gt; &lt;dev&gt;&quot;;[.F246];&quot;&lt;/dev&gt; &lt;genre&gt;&quot;;[.G246];&quot;&lt;/genre&gt; &lt;score&gt;&quot;;[.H246];&quot;&lt;/score&gt; &lt;player&gt;&quot;;[.I246];&quot;&lt;/player&gt; &lt;story&gt;&quot;;[.J246];&quot;&lt;/story&gt; &lt;/game&gt;&quot;)" office:value-type="string" office:string-value="&lt;game name=&quot;King Arthur (USA)&quot;&gt; &lt;year&gt;2004&lt;/year&gt; &lt;rating&gt;ESRB - T (Teen)&lt;/rating&gt; &lt;title&gt;King Arthur &lt;/title&gt; &lt;pub&gt;Konami Digital Entertainment, Inc.&lt;/pub&gt; &lt;dev&gt;Krome Studios&lt;/dev&gt; &lt;genre&gt;Action&lt;/genre&gt; &lt;score&gt;3.5&lt;/score&gt; &lt;player&gt;1-2 Players&lt;/player&gt; &lt;story&gt;Experience the excitement and feel of the Jerry Bruckheimer film, King Arthur as you play through Arthur's world amidst photo-realistic scenery. Players can chose to play as Arthur, Lancelot, Tristan, Bors and Guinevere; each with their own attack moves and combos, and challenge friends through the multi-player combat option. Other game features include well executed horseback combat levels and seamless cutscene to gameplay transitions.&lt;/story&gt; &lt;/game&gt;">
            <text:p>&lt;game name="King Arthur (USA)"&gt; &lt;year&gt;2004&lt;/year&gt; &lt;rating&gt;ESRB - T (Teen)&lt;/rating&gt; &lt;title&gt;King Arthur &lt;/title&gt; &lt;pub&gt;Konami Digital Entertainment, Inc.&lt;/pub&gt; &lt;dev&gt;Krome Studios&lt;/dev&gt; &lt;genre&gt;Action&lt;/genre&gt; &lt;score&gt;3.5&lt;/score&gt; &lt;player&gt;1-2 Players&lt;/player&gt; &lt;story&gt;Experience the excitement and feel of the Jerry Bruckheimer film, King Arthur as you play through Arthur's world amidst photo-realistic scenery. Players can chose to play as Arthur, Lancelot, Tristan, Bors and Guinevere; each with their own attack moves and combos, and challenge friends through the multi-player combat option. Other game features include well executed horseback combat levels and seamless cutscene to gameplay transitions.&lt;/story&gt; &lt;/game&gt;</text:p>
          </table:table-cell>
          <table:table-cell table:number-columns-repeated="1012"/>
        </table:table-row>
        <table:table-row table:style-name="ro1">
          <table:table-cell office:value-type="string">
            <text:p>Kirby Air Ride (USA)</text:p>
          </table:table-cell>
          <table:table-cell office:value-type="float" office:value="2003">
            <text:p>2003</text:p>
          </table:table-cell>
          <table:table-cell office:value-type="string">
            <text:p>ESRB - E (Everyone)</text:p>
          </table:table-cell>
          <table:table-cell office:value-type="string">
            <text:p>Kirby Air Ride </text:p>
          </table:table-cell>
          <table:table-cell table:style-name="Default" office:value-type="string">
            <text:p>Nintendo of America Inc.</text:p>
          </table:table-cell>
          <table:table-cell office:value-type="string">
            <text:p>HAL Laboratory</text:p>
          </table:table-cell>
          <table:table-cell office:value-type="string">
            <text:p>Driving</text:p>
          </table:table-cell>
          <table:table-cell office:value-type="string">
            <text:p>3.5</text:p>
          </table:table-cell>
          <table:table-cell office:value-type="string">
            <text:p>1-4 Players</text:p>
          </table:table-cell>
          <table:table-cell office:value-type="string">
            <text:p>Kirby's adventures takes him into new territory in this race through the stars. Control Kirby and various other characters from the franchise through the tracks (ranging from star fields to Mario like kingdoms) simply by using the analog stick. As Kirby accelerates himself, all you need to do is guide Kirby and be careful not to hit any obstacles on the track.**Kirby can also use various special moves, such as attacks on the other racers to slow them down. 4 players can take to the track at any time, controlling a different colored Kirby.</text:p>
          </table:table-cell>
          <table:table-cell table:style-name="Default" table:formula="of:=CONCATENATE(&quot;&lt;game name=&quot;;CHAR(34);[.A247];CHAR(34);&quot;&gt; &lt;year&gt;&quot;;[.B247];&quot;&lt;/year&gt; &lt;rating&gt;&quot;;[.C247];&quot;&lt;/rating&gt; &lt;title&gt;&quot;;[.D247];&quot;&lt;/title&gt; &lt;pub&gt;&quot;;[.E247];&quot;&lt;/pub&gt; &lt;dev&gt;&quot;;[.F247];&quot;&lt;/dev&gt; &lt;genre&gt;&quot;;[.G247];&quot;&lt;/genre&gt; &lt;score&gt;&quot;;[.H247];&quot;&lt;/score&gt; &lt;player&gt;&quot;;[.I247];&quot;&lt;/player&gt; &lt;story&gt;&quot;;[.J247];&quot;&lt;/story&gt; &lt;/game&gt;&quot;)" office:value-type="string" office:string-value="&lt;game name=&quot;Kirby Air Ride (USA)&quot;&gt; &lt;year&gt;2003&lt;/year&gt; &lt;rating&gt;ESRB - E (Everyone)&lt;/rating&gt; &lt;title&gt;Kirby Air Ride &lt;/title&gt; &lt;pub&gt;Nintendo of America Inc.&lt;/pub&gt; &lt;dev&gt;HAL Laboratory&lt;/dev&gt; &lt;genre&gt;Driving&lt;/genre&gt; &lt;score&gt;3.5&lt;/score&gt; &lt;player&gt;1-4 Players&lt;/player&gt; &lt;story&gt;Kirby's adventures takes him into new territory in this race through the stars. Control Kirby and various other characters from the franchise through the tracks (ranging from star fields to Mario like kingdoms) simply by using the analog stick. As Kirby accelerates himself, all you need to do is guide Kirby and be careful not to hit any obstacles on the track.**Kirby can also use various special moves, such as attacks on the other racers to slow them down. 4 players can take to the track at any time, controlling a different colored Kirby.&lt;/story&gt; &lt;/game&gt;">
            <text:p>&lt;game name="Kirby Air Ride (USA)"&gt; &lt;year&gt;2003&lt;/year&gt; &lt;rating&gt;ESRB - E (Everyone)&lt;/rating&gt; &lt;title&gt;Kirby Air Ride &lt;/title&gt; &lt;pub&gt;Nintendo of America Inc.&lt;/pub&gt; &lt;dev&gt;HAL Laboratory&lt;/dev&gt; &lt;genre&gt;Driving&lt;/genre&gt; &lt;score&gt;3.5&lt;/score&gt; &lt;player&gt;1-4 Players&lt;/player&gt; &lt;story&gt;Kirby's adventures takes him into new territory in this race through the stars. Control Kirby and various other characters from the franchise through the tracks (ranging from star fields to Mario like kingdoms) simply by using the analog stick. As Kirby accelerates himself, all you need to do is guide Kirby and be careful not to hit any obstacles on the track.**Kirby can also use various special moves, such as attacks on the other racers to slow them down. 4 players can take to the track at any time, controlling a different colored Kirby.&lt;/story&gt; &lt;/game&gt;</text:p>
          </table:table-cell>
          <table:table-cell table:number-columns-repeated="1012"/>
        </table:table-row>
        <table:table-row table:style-name="ro1">
          <table:table-cell office:value-type="string">
            <text:p>Knights of the Temple - Infernal Crusade (Europe)</text:p>
          </table:table-cell>
          <table:table-cell office:value-type="float" office:value="2004">
            <text:p>2004</text:p>
          </table:table-cell>
          <table:table-cell office:value-type="string">
            <text:p>ESRB - M (Mature)</text:p>
          </table:table-cell>
          <table:table-cell office:value-type="string">
            <text:p>Knights of the Temple - Infernal Crusade </text:p>
          </table:table-cell>
          <table:table-cell table:style-name="Default" office:value-type="string">
            <text:p>TDK Mediactive, Inc.</text:p>
          </table:table-cell>
          <table:table-cell office:value-type="string">
            <text:p>Starbreeze Studios</text:p>
          </table:table-cell>
          <table:table-cell office:value-type="string">
            <text:p>Action</text:p>
          </table:table-cell>
          <table:table-cell office:value-type="string">
            <text:p>3.3</text:p>
          </table:table-cell>
          <table:table-cell office:value-type="string">
            <text:p>1 Player</text:p>
          </table:table-cell>
          <table:table-cell office:value-type="string">
            <text:p>Knights of the Temple is a dynamic camera third-person hack and slash game set in the medieval times.****You take the role of Paul, a fresh baked Templar knight on his first Crusade, to stop the end of the world.****Fighting your way through the sombre gloom of European monasteries and villages to the colourful bazaars and powerful bastions of the crusader castles under the blazing sun of the Holy Land. Even enter the realms of hell and face your worst nightmares. ****The realistic looking motion captured animations and dark gritty textures add to the dirty medieval feeling.****As the game progresses, Paul gains new sword combos and even divine powers enabling him to heal himself, conjure up a divine shield around himself and even shoot off homing fireballs that seek out his enemies.</text:p>
          </table:table-cell>
          <table:table-cell table:style-name="Default" table:formula="of:=CONCATENATE(&quot;&lt;game name=&quot;;CHAR(34);[.A248];CHAR(34);&quot;&gt; &lt;year&gt;&quot;;[.B248];&quot;&lt;/year&gt; &lt;rating&gt;&quot;;[.C248];&quot;&lt;/rating&gt; &lt;title&gt;&quot;;[.D248];&quot;&lt;/title&gt; &lt;pub&gt;&quot;;[.E248];&quot;&lt;/pub&gt; &lt;dev&gt;&quot;;[.F248];&quot;&lt;/dev&gt; &lt;genre&gt;&quot;;[.G248];&quot;&lt;/genre&gt; &lt;score&gt;&quot;;[.H248];&quot;&lt;/score&gt; &lt;player&gt;&quot;;[.I248];&quot;&lt;/player&gt; &lt;story&gt;&quot;;[.J248];&quot;&lt;/story&gt; &lt;/game&gt;&quot;)" office:value-type="string" office:string-value="&lt;game name=&quot;Knights of the Temple - Infernal Crusade (Europe)&quot;&gt; &lt;year&gt;2004&lt;/year&gt; &lt;rating&gt;ESRB - M (Mature)&lt;/rating&gt; &lt;title&gt;Knights of the Temple - Infernal Crusade &lt;/title&gt; &lt;pub&gt;TDK Mediactive, Inc.&lt;/pub&gt; &lt;dev&gt;Starbreeze Studios&lt;/dev&gt; &lt;genre&gt;Action&lt;/genre&gt; &lt;score&gt;3.3&lt;/score&gt; &lt;player&gt;1 Player&lt;/player&gt; &lt;story&gt;Knights of the Temple is a dynamic camera third-person hack and slash game set in the medieval times.****You take the role of Paul, a fresh baked Templar knight on his first Crusade, to stop the end of the world.****Fighting your way through the sombre gloom of European monasteries and villages to the colourful bazaars and powerful bastions of the crusader castles under the blazing sun of the Holy Land. Even enter the realms of hell and face your worst nightmares. ****The realistic looking motion captured animations and dark gritty textures add to the dirty medieval feeling.****As the game progresses, Paul gains new sword combos and even divine powers enabling him to heal himself, conjure up a divine shield around himself and even shoot off homing fireballs that seek out his enemies.&lt;/story&gt; &lt;/game&gt;">
            <text:p>&lt;game name="Knights of the Temple - Infernal Crusade (Europe)"&gt; &lt;year&gt;2004&lt;/year&gt; &lt;rating&gt;ESRB - M (Mature)&lt;/rating&gt; &lt;title&gt;Knights of the Temple - Infernal Crusade &lt;/title&gt; &lt;pub&gt;TDK Mediactive, Inc.&lt;/pub&gt; &lt;dev&gt;Starbreeze Studios&lt;/dev&gt; &lt;genre&gt;Action&lt;/genre&gt; &lt;score&gt;3.3&lt;/score&gt; &lt;player&gt;1 Player&lt;/player&gt; &lt;story&gt;Knights of the Temple is a dynamic camera third-person hack and slash game set in the medieval times.****You take the role of Paul, a fresh baked Templar knight on his first Crusade, to stop the end of the world.****Fighting your way through the sombre gloom of European monasteries and villages to the colourful bazaars and powerful bastions of the crusader castles under the blazing sun of the Holy Land. Even enter the realms of hell and face your worst nightmares. ****The realistic looking motion captured animations and dark gritty textures add to the dirty medieval feeling.****As the game progresses, Paul gains new sword combos and even divine powers enabling him to heal himself, conjure up a divine shield around himself and even shoot off homing fireballs that seek out his enemies.&lt;/story&gt; &lt;/game&gt;</text:p>
          </table:table-cell>
          <table:table-cell table:number-columns-repeated="1012"/>
        </table:table-row>
        <table:table-row table:style-name="ro1">
          <table:table-cell office:value-type="string">
            <text:p>Knockout Kings 2003 (USA)</text:p>
          </table:table-cell>
          <table:table-cell office:value-type="float" office:value="2002">
            <text:p>2002</text:p>
          </table:table-cell>
          <table:table-cell office:value-type="string">
            <text:p>ESRB - T (Teen)</text:p>
          </table:table-cell>
          <table:table-cell office:value-type="string">
            <text:p>Knockout Kings 2003 </text:p>
          </table:table-cell>
          <table:table-cell table:style-name="Default" office:value-type="string">
            <text:p>Electronic Arts, Inc.</text:p>
          </table:table-cell>
          <table:table-cell office:value-type="string">
            <text:p>NEW Corporation</text:p>
          </table:table-cell>
          <table:table-cell office:value-type="string">
            <text:p>Sports/Boxing</text:p>
          </table:table-cell>
          <table:table-cell office:value-type="string">
            <text:p>3.8</text:p>
          </table:table-cell>
          <table:table-cell office:value-type="string">
            <text:p>1-2 Players</text:p>
          </table:table-cell>
          <table:table-cell office:value-type="string">
            <text:p>Knockout Kings 2003 gives you control of the big name fighters of today, and the legends of yesterday. <text:s/>Or you can create your own legend.and take him through a years-spanning career mode. <text:s/>Other than career, play modes include exhibition fights, tournaments, or the less realistic Slugfest mode.</text:p>
          </table:table-cell>
          <table:table-cell table:style-name="Default" table:formula="of:=CONCATENATE(&quot;&lt;game name=&quot;;CHAR(34);[.A249];CHAR(34);&quot;&gt; &lt;year&gt;&quot;;[.B249];&quot;&lt;/year&gt; &lt;rating&gt;&quot;;[.C249];&quot;&lt;/rating&gt; &lt;title&gt;&quot;;[.D249];&quot;&lt;/title&gt; &lt;pub&gt;&quot;;[.E249];&quot;&lt;/pub&gt; &lt;dev&gt;&quot;;[.F249];&quot;&lt;/dev&gt; &lt;genre&gt;&quot;;[.G249];&quot;&lt;/genre&gt; &lt;score&gt;&quot;;[.H249];&quot;&lt;/score&gt; &lt;player&gt;&quot;;[.I249];&quot;&lt;/player&gt; &lt;story&gt;&quot;;[.J249];&quot;&lt;/story&gt; &lt;/game&gt;&quot;)" office:value-type="string" office:string-value="&lt;game name=&quot;Knockout Kings 2003 (USA)&quot;&gt; &lt;year&gt;2002&lt;/year&gt; &lt;rating&gt;ESRB - T (Teen)&lt;/rating&gt; &lt;title&gt;Knockout Kings 2003 &lt;/title&gt; &lt;pub&gt;Electronic Arts, Inc.&lt;/pub&gt; &lt;dev&gt;NEW Corporation&lt;/dev&gt; &lt;genre&gt;Sports/Boxing&lt;/genre&gt; &lt;score&gt;3.8&lt;/score&gt; &lt;player&gt;1-2 Players&lt;/player&gt; &lt;story&gt;Knockout Kings 2003 gives you control of the big name fighters of today, and the legends of yesterday.  Or you can create your own legend.and take him through a years-spanning career mode.  Other than career, play modes include exhibition fights, tournaments, or the less realistic Slugfest mode.&lt;/story&gt; &lt;/game&gt;">
            <text:p>&lt;game name="Knockout Kings 2003 (USA)"&gt; &lt;year&gt;2002&lt;/year&gt; &lt;rating&gt;ESRB - T (Teen)&lt;/rating&gt; &lt;title&gt;Knockout Kings 2003 &lt;/title&gt; &lt;pub&gt;Electronic Arts, Inc.&lt;/pub&gt; &lt;dev&gt;NEW Corporation&lt;/dev&gt; &lt;genre&gt;Sports/Boxing&lt;/genre&gt; &lt;score&gt;3.8&lt;/score&gt; &lt;player&gt;1-2 Players&lt;/player&gt; &lt;story&gt;Knockout Kings 2003 gives you control of the big name fighters of today, and the legends of yesterday. <text:s/>Or you can create your own legend.and take him through a years-spanning career mode. <text:s/>Other than career, play modes include exhibition fights, tournaments, or the less realistic Slugfest mode.&lt;/story&gt; &lt;/game&gt;</text:p>
          </table:table-cell>
          <table:table-cell table:number-columns-repeated="1012"/>
        </table:table-row>
        <table:table-row table:style-name="ro1">
          <table:table-cell office:value-type="string">
            <text:p>Konjiki no Gashbell!! Go! Go! Mamono Fight!! (Japan)</text:p>
          </table:table-cell>
          <table:table-cell office:value-type="float" office:value="2005">
            <text:p>2005</text:p>
          </table:table-cell>
          <table:table-cell office:value-type="string">
            <text:p>ESRB - T (Teen)</text:p>
          </table:table-cell>
          <table:table-cell office:value-type="string">
            <text:p>Konjiki no Gashbell!! Go! Go! Mamono Fight!! </text:p>
          </table:table-cell>
          <table:table-cell table:number-columns-repeated="2" office:value-type="string">
            <text:p>Bandai</text:p>
          </table:table-cell>
          <table:table-cell office:value-type="string">
            <text:p>Fighter</text:p>
          </table:table-cell>
          <table:table-cell office:value-type="string">
            <text:p>2.9</text:p>
          </table:table-cell>
          <table:table-cell office:value-type="string">
            <text:p>1-4 Players</text:p>
          </table:table-cell>
          <table:table-cell office:value-type="string">
            <text:p>No Description Available!</text:p>
          </table:table-cell>
          <table:table-cell table:style-name="Default" table:formula="of:=CONCATENATE(&quot;&lt;game name=&quot;;CHAR(34);[.A250];CHAR(34);&quot;&gt; &lt;year&gt;&quot;;[.B250];&quot;&lt;/year&gt; &lt;rating&gt;&quot;;[.C250];&quot;&lt;/rating&gt; &lt;title&gt;&quot;;[.D250];&quot;&lt;/title&gt; &lt;pub&gt;&quot;;[.E250];&quot;&lt;/pub&gt; &lt;dev&gt;&quot;;[.F250];&quot;&lt;/dev&gt; &lt;genre&gt;&quot;;[.G250];&quot;&lt;/genre&gt; &lt;score&gt;&quot;;[.H250];&quot;&lt;/score&gt; &lt;player&gt;&quot;;[.I250];&quot;&lt;/player&gt; &lt;story&gt;&quot;;[.J250];&quot;&lt;/story&gt; &lt;/game&gt;&quot;)" office:value-type="string" office:string-value="&lt;game name=&quot;Konjiki no Gashbell!! Go! Go! Mamono Fight!! (Japan)&quot;&gt; &lt;year&gt;2005&lt;/year&gt; &lt;rating&gt;ESRB - T (Teen)&lt;/rating&gt; &lt;title&gt;Konjiki no Gashbell!! Go! Go! Mamono Fight!! &lt;/title&gt; &lt;pub&gt;Bandai&lt;/pub&gt; &lt;dev&gt;Bandai&lt;/dev&gt; &lt;genre&gt;Fighter&lt;/genre&gt; &lt;score&gt;2.9&lt;/score&gt; &lt;player&gt;1-4 Players&lt;/player&gt; &lt;story&gt;No Description Available!&lt;/story&gt; &lt;/game&gt;">
            <text:p>&lt;game name="Konjiki no Gashbell!! Go! Go! Mamono Fight!! (Japan)"&gt; &lt;year&gt;2005&lt;/year&gt; &lt;rating&gt;ESRB - T (Teen)&lt;/rating&gt; &lt;title&gt;Konjiki no Gashbell!! Go! Go! Mamono Fight!! &lt;/title&gt; &lt;pub&gt;Bandai&lt;/pub&gt; &lt;dev&gt;Bandai&lt;/dev&gt; &lt;genre&gt;Fighter&lt;/genre&gt; &lt;score&gt;2.9&lt;/score&gt; &lt;player&gt;1-4 Players&lt;/player&gt; &lt;story&gt;No Description Available!&lt;/story&gt; &lt;/game&gt;</text:p>
          </table:table-cell>
          <table:table-cell table:number-columns-repeated="1012"/>
        </table:table-row>
        <table:table-row table:style-name="ro1">
          <table:table-cell office:value-type="string">
            <text:p>Konjiki no Gashbell!! Yuujyo Tag Battle - Full Power (Japan)</text:p>
          </table:table-cell>
          <table:table-cell office:value-type="float" office:value="2004">
            <text:p>2004</text:p>
          </table:table-cell>
          <table:table-cell office:value-type="string">
            <text:p>ESRB - T (Teen)</text:p>
          </table:table-cell>
          <table:table-cell office:value-type="string">
            <text:p>Konjiki no Gashbell!! Yuujyo Tag Battle - Full Power </text:p>
          </table:table-cell>
          <table:table-cell table:number-columns-repeated="2" office:value-type="string">
            <text:p>Bandai</text:p>
          </table:table-cell>
          <table:table-cell office:value-type="string">
            <text:p>Beat-'Em-Up</text:p>
          </table:table-cell>
          <table:table-cell office:value-type="string">
            <text:p>3.7</text:p>
          </table:table-cell>
          <table:table-cell office:value-type="string">
            <text:p>1-2 Players</text:p>
          </table:table-cell>
          <table:table-cell office:value-type="string">
            <text:p>No Description Available!</text:p>
          </table:table-cell>
          <table:table-cell table:style-name="Default" table:formula="of:=CONCATENATE(&quot;&lt;game name=&quot;;CHAR(34);[.A251];CHAR(34);&quot;&gt; &lt;year&gt;&quot;;[.B251];&quot;&lt;/year&gt; &lt;rating&gt;&quot;;[.C251];&quot;&lt;/rating&gt; &lt;title&gt;&quot;;[.D251];&quot;&lt;/title&gt; &lt;pub&gt;&quot;;[.E251];&quot;&lt;/pub&gt; &lt;dev&gt;&quot;;[.F251];&quot;&lt;/dev&gt; &lt;genre&gt;&quot;;[.G251];&quot;&lt;/genre&gt; &lt;score&gt;&quot;;[.H251];&quot;&lt;/score&gt; &lt;player&gt;&quot;;[.I251];&quot;&lt;/player&gt; &lt;story&gt;&quot;;[.J251];&quot;&lt;/story&gt; &lt;/game&gt;&quot;)" office:value-type="string" office:string-value="&lt;game name=&quot;Konjiki no Gashbell!! Yuujyo Tag Battle - Full Power (Japan)&quot;&gt; &lt;year&gt;2004&lt;/year&gt; &lt;rating&gt;ESRB - T (Teen)&lt;/rating&gt; &lt;title&gt;Konjiki no Gashbell!! Yuujyo Tag Battle - Full Power &lt;/title&gt; &lt;pub&gt;Bandai&lt;/pub&gt; &lt;dev&gt;Bandai&lt;/dev&gt; &lt;genre&gt;Beat-'Em-Up&lt;/genre&gt; &lt;score&gt;3.7&lt;/score&gt; &lt;player&gt;1-2 Players&lt;/player&gt; &lt;story&gt;No Description Available!&lt;/story&gt; &lt;/game&gt;">
            <text:p>&lt;game name="Konjiki no Gashbell!! Yuujyo Tag Battle - Full Power (Japan)"&gt; &lt;year&gt;2004&lt;/year&gt; &lt;rating&gt;ESRB - T (Teen)&lt;/rating&gt; &lt;title&gt;Konjiki no Gashbell!! Yuujyo Tag Battle - Full Power &lt;/title&gt; &lt;pub&gt;Bandai&lt;/pub&gt; &lt;dev&gt;Bandai&lt;/dev&gt; &lt;genre&gt;Beat-'Em-Up&lt;/genre&gt; &lt;score&gt;3.7&lt;/score&gt; &lt;player&gt;1-2 Players&lt;/player&gt; &lt;story&gt;No Description Available!&lt;/story&gt; &lt;/game&gt;</text:p>
          </table:table-cell>
          <table:table-cell table:number-columns-repeated="1012"/>
        </table:table-row>
        <table:table-row table:style-name="ro1">
          <table:table-cell office:value-type="string">
            <text:p>Konjiki no Gashbell!! Yuujyo Tag Battle 2 (Japan)</text:p>
          </table:table-cell>
          <table:table-cell office:value-type="float" office:value="2005">
            <text:p>2005</text:p>
          </table:table-cell>
          <table:table-cell office:value-type="string">
            <text:p>ESRB - T (Teen)</text:p>
          </table:table-cell>
          <table:table-cell office:value-type="string">
            <text:p>Konjiki no Gashbell!! Yuujyo Tag Battle 2 </text:p>
          </table:table-cell>
          <table:table-cell office:value-type="string">
            <text:p>Bandai</text:p>
          </table:table-cell>
          <table:table-cell office:value-type="string">
            <text:p>Eighting </text:p>
          </table:table-cell>
          <table:table-cell office:value-type="string">
            <text:p>Fighter</text:p>
          </table:table-cell>
          <table:table-cell office:value-type="string">
            <text:p>3.3</text:p>
          </table:table-cell>
          <table:table-cell office:value-type="string">
            <text:p>1-2 Players</text:p>
          </table:table-cell>
          <table:table-cell office:value-type="string">
            <text:p>No Description Available!</text:p>
          </table:table-cell>
          <table:table-cell table:style-name="Default" table:formula="of:=CONCATENATE(&quot;&lt;game name=&quot;;CHAR(34);[.A252];CHAR(34);&quot;&gt; &lt;year&gt;&quot;;[.B252];&quot;&lt;/year&gt; &lt;rating&gt;&quot;;[.C252];&quot;&lt;/rating&gt; &lt;title&gt;&quot;;[.D252];&quot;&lt;/title&gt; &lt;pub&gt;&quot;;[.E252];&quot;&lt;/pub&gt; &lt;dev&gt;&quot;;[.F252];&quot;&lt;/dev&gt; &lt;genre&gt;&quot;;[.G252];&quot;&lt;/genre&gt; &lt;score&gt;&quot;;[.H252];&quot;&lt;/score&gt; &lt;player&gt;&quot;;[.I252];&quot;&lt;/player&gt; &lt;story&gt;&quot;;[.J252];&quot;&lt;/story&gt; &lt;/game&gt;&quot;)" office:value-type="string" office:string-value="&lt;game name=&quot;Konjiki no Gashbell!! Yuujyo Tag Battle 2 (Japan)&quot;&gt; &lt;year&gt;2005&lt;/year&gt; &lt;rating&gt;ESRB - T (Teen)&lt;/rating&gt; &lt;title&gt;Konjiki no Gashbell!! Yuujyo Tag Battle 2 &lt;/title&gt; &lt;pub&gt;Bandai&lt;/pub&gt; &lt;dev&gt;Eighting &lt;/dev&gt; &lt;genre&gt;Fighter&lt;/genre&gt; &lt;score&gt;3.3&lt;/score&gt; &lt;player&gt;1-2 Players&lt;/player&gt; &lt;story&gt;No Description Available!&lt;/story&gt; &lt;/game&gt;">
            <text:p>&lt;game name="Konjiki no Gashbell!! Yuujyo Tag Battle 2 (Japan)"&gt; &lt;year&gt;2005&lt;/year&gt; &lt;rating&gt;ESRB - T (Teen)&lt;/rating&gt; &lt;title&gt;Konjiki no Gashbell!! Yuujyo Tag Battle 2 &lt;/title&gt; &lt;pub&gt;Bandai&lt;/pub&gt; &lt;dev&gt;Eighting &lt;/dev&gt; &lt;genre&gt;Fighter&lt;/genre&gt; &lt;score&gt;3.3&lt;/score&gt; &lt;player&gt;1-2 Players&lt;/player&gt; &lt;story&gt;No Description Available!&lt;/story&gt; &lt;/game&gt;</text:p>
          </table:table-cell>
          <table:table-cell table:number-columns-repeated="1012"/>
        </table:table-row>
        <table:table-row table:style-name="ro1">
          <table:table-cell office:value-type="string">
            <text:p>Korokke! Ban-Ou no Kiki o Sukue (Japan)</text:p>
          </table:table-cell>
          <table:table-cell office:value-type="float" office:value="2004">
            <text:p>2004</text:p>
          </table:table-cell>
          <table:table-cell office:value-type="string">
            <text:p>ESRB - E (Everyone)</text:p>
          </table:table-cell>
          <table:table-cell office:value-type="string">
            <text:p>Korokke! Ban-Ou no Kiki o Sukue </text:p>
          </table:table-cell>
          <table:table-cell table:number-columns-repeated="2" office:value-type="string">
            <text:p>Konami</text:p>
          </table:table-cell>
          <table:table-cell office:value-type="string">
            <text:p>Action</text:p>
          </table:table-cell>
          <table:table-cell office:value-type="string">
            <text:p>4.1</text:p>
          </table:table-cell>
          <table:table-cell office:value-type="string">
            <text:p>1-2 Players</text:p>
          </table:table-cell>
          <table:table-cell office:value-type="string">
            <text:p>Korrokke needs your help to platform his way through various lands and collect the magical kinkas to complete his quest!</text:p>
          </table:table-cell>
          <table:table-cell table:style-name="Default" table:formula="of:=CONCATENATE(&quot;&lt;game name=&quot;;CHAR(34);[.A253];CHAR(34);&quot;&gt; &lt;year&gt;&quot;;[.B253];&quot;&lt;/year&gt; &lt;rating&gt;&quot;;[.C253];&quot;&lt;/rating&gt; &lt;title&gt;&quot;;[.D253];&quot;&lt;/title&gt; &lt;pub&gt;&quot;;[.E253];&quot;&lt;/pub&gt; &lt;dev&gt;&quot;;[.F253];&quot;&lt;/dev&gt; &lt;genre&gt;&quot;;[.G253];&quot;&lt;/genre&gt; &lt;score&gt;&quot;;[.H253];&quot;&lt;/score&gt; &lt;player&gt;&quot;;[.I253];&quot;&lt;/player&gt; &lt;story&gt;&quot;;[.J253];&quot;&lt;/story&gt; &lt;/game&gt;&quot;)" office:value-type="string" office:string-value="&lt;game name=&quot;Korokke! Ban-Ou no Kiki o Sukue (Japan)&quot;&gt; &lt;year&gt;2004&lt;/year&gt; &lt;rating&gt;ESRB - E (Everyone)&lt;/rating&gt; &lt;title&gt;Korokke! Ban-Ou no Kiki o Sukue &lt;/title&gt; &lt;pub&gt;Konami&lt;/pub&gt; &lt;dev&gt;Konami&lt;/dev&gt; &lt;genre&gt;Action&lt;/genre&gt; &lt;score&gt;4.1&lt;/score&gt; &lt;player&gt;1-2 Players&lt;/player&gt; &lt;story&gt;Korrokke needs your help to platform his way through various lands and collect the magical kinkas to complete his quest!&lt;/story&gt; &lt;/game&gt;">
            <text:p>&lt;game name="Korokke! Ban-Ou no Kiki o Sukue (Japan)"&gt; &lt;year&gt;2004&lt;/year&gt; &lt;rating&gt;ESRB - E (Everyone)&lt;/rating&gt; &lt;title&gt;Korokke! Ban-Ou no Kiki o Sukue &lt;/title&gt; &lt;pub&gt;Konami&lt;/pub&gt; &lt;dev&gt;Konami&lt;/dev&gt; &lt;genre&gt;Action&lt;/genre&gt; &lt;score&gt;4.1&lt;/score&gt; &lt;player&gt;1-2 Players&lt;/player&gt; &lt;story&gt;Korrokke needs your help to platform his way through various lands and collect the magical kinkas to complete his quest!&lt;/story&gt; &lt;/game&gt;</text:p>
          </table:table-cell>
          <table:table-cell table:number-columns-repeated="1012"/>
        </table:table-row>
        <table:table-row table:style-name="ro1">
          <table:table-cell office:value-type="string">
            <text:p>Kururin Squash! (Japan)</text:p>
          </table:table-cell>
          <table:table-cell office:value-type="float" office:value="2004">
            <text:p>2004</text:p>
          </table:table-cell>
          <table:table-cell office:value-type="string">
            <text:p>ESRB - E (Everyone)</text:p>
          </table:table-cell>
          <table:table-cell office:value-type="string">
            <text:p>Kururin Squash! </text:p>
          </table:table-cell>
          <table:table-cell table:style-name="Default" office:value-type="string">
            <text:p>Nintendo Co., Ltd.</text:p>
          </table:table-cell>
          <table:table-cell office:value-type="string">
            <text:p>Eighting</text:p>
          </table:table-cell>
          <table:table-cell office:value-type="string">
            <text:p>Puzzle</text:p>
          </table:table-cell>
          <table:table-cell office:value-type="string">
            <text:p>3.6</text:p>
          </table:table-cell>
          <table:table-cell office:value-type="string">
            <text:p>1-4 Players</text:p>
          </table:table-cell>
          <table:table-cell office:value-type="string">
            <text:p>After two adventures on the Game Boy Advance, Kururin goes 3D on the GameCube. In Kururin Squash!, you have to direct Kururin in his helicopter-like Heririn spinning stick through narrow mazes, while avoiding obstacles or courses' sides. The gameplay is spiced up with colourful backgrounds, bizarre enemies, <text:s/>weapons and bounce pads that change the spin direction. When you get hit three times, the Heririn shatters.****The GameCube version introduces water levels with a submarine, guns, boxing gloves, twisters, flame-throwing and boss battles. In the main puzzle mode, you have to collect loot and in the race mode, you have to finish the mazes within a target time. Multiplayer includes four-player split-screen frenzy and a battle mode where you have to collect coins while using the weapons to hold off your opponents.</text:p>
          </table:table-cell>
          <table:table-cell table:style-name="Default" table:formula="of:=CONCATENATE(&quot;&lt;game name=&quot;;CHAR(34);[.A254];CHAR(34);&quot;&gt; &lt;year&gt;&quot;;[.B254];&quot;&lt;/year&gt; &lt;rating&gt;&quot;;[.C254];&quot;&lt;/rating&gt; &lt;title&gt;&quot;;[.D254];&quot;&lt;/title&gt; &lt;pub&gt;&quot;;[.E254];&quot;&lt;/pub&gt; &lt;dev&gt;&quot;;[.F254];&quot;&lt;/dev&gt; &lt;genre&gt;&quot;;[.G254];&quot;&lt;/genre&gt; &lt;score&gt;&quot;;[.H254];&quot;&lt;/score&gt; &lt;player&gt;&quot;;[.I254];&quot;&lt;/player&gt; &lt;story&gt;&quot;;[.J254];&quot;&lt;/story&gt; &lt;/game&gt;&quot;)" office:value-type="string" office:string-value="&lt;game name=&quot;Kururin Squash! (Japan)&quot;&gt; &lt;year&gt;2004&lt;/year&gt; &lt;rating&gt;ESRB - E (Everyone)&lt;/rating&gt; &lt;title&gt;Kururin Squash! &lt;/title&gt; &lt;pub&gt;Nintendo Co., Ltd.&lt;/pub&gt; &lt;dev&gt;Eighting&lt;/dev&gt; &lt;genre&gt;Puzzle&lt;/genre&gt; &lt;score&gt;3.6&lt;/score&gt; &lt;player&gt;1-4 Players&lt;/player&gt; &lt;story&gt;After two adventures on the Game Boy Advance, Kururin goes 3D on the GameCube. In Kururin Squash!, you have to direct Kururin in his helicopter-like Heririn spinning stick through narrow mazes, while avoiding obstacles or courses' sides. The gameplay is spiced up with colourful backgrounds, bizarre enemies,  weapons and bounce pads that change the spin direction. When you get hit three times, the Heririn shatters.****The GameCube version introduces water levels with a submarine, guns, boxing gloves, twisters, flame-throwing and boss battles. In the main puzzle mode, you have to collect loot and in the race mode, you have to finish the mazes within a target time. Multiplayer includes four-player split-screen frenzy and a battle mode where you have to collect coins while using the weapons to hold off your opponents.&lt;/story&gt; &lt;/game&gt;">
            <text:p>&lt;game name="Kururin Squash! (Japan)"&gt; &lt;year&gt;2004&lt;/year&gt; &lt;rating&gt;ESRB - E (Everyone)&lt;/rating&gt; &lt;title&gt;Kururin Squash! &lt;/title&gt; &lt;pub&gt;Nintendo Co., Ltd.&lt;/pub&gt; &lt;dev&gt;Eighting&lt;/dev&gt; &lt;genre&gt;Puzzle&lt;/genre&gt; &lt;score&gt;3.6&lt;/score&gt; &lt;player&gt;1-4 Players&lt;/player&gt; &lt;story&gt;After two adventures on the Game Boy Advance, Kururin goes 3D on the GameCube. In Kururin Squash!, you have to direct Kururin in his helicopter-like Heririn spinning stick through narrow mazes, while avoiding obstacles or courses' sides. The gameplay is spiced up with colourful backgrounds, bizarre enemies, <text:s/>weapons and bounce pads that change the spin direction. When you get hit three times, the Heririn shatters.****The GameCube version introduces water levels with a submarine, guns, boxing gloves, twisters, flame-throwing and boss battles. In the main puzzle mode, you have to collect loot and in the race mode, you have to finish the mazes within a target time. Multiplayer includes four-player split-screen frenzy and a battle mode where you have to collect coins while using the weapons to hold off your opponents.&lt;/story&gt; &lt;/game&gt;</text:p>
          </table:table-cell>
          <table:table-cell table:number-columns-repeated="1012"/>
        </table:table-row>
        <table:table-row table:style-name="ro1">
          <table:table-cell office:value-type="string">
            <text:p>Lara Croft Tomb Raider - Legend (USA)</text:p>
          </table:table-cell>
          <table:table-cell office:value-type="float" office:value="2006">
            <text:p>2006</text:p>
          </table:table-cell>
          <table:table-cell office:value-type="string">
            <text:p>ESRB - T (Teen)</text:p>
          </table:table-cell>
          <table:table-cell office:value-type="string">
            <text:p>Lara Croft Tomb Raider - Legend </text:p>
          </table:table-cell>
          <table:table-cell table:style-name="Default" office:value-type="string">
            <text:p>Eidos, Inc.</text:p>
          </table:table-cell>
          <table:table-cell office:value-type="string">
            <text:p>Crystal Dynamics</text:p>
          </table:table-cell>
          <table:table-cell office:value-type="string">
            <text:p>Action</text:p>
          </table:table-cell>
          <table:table-cell office:value-type="string">
            <text:p>4.3</text:p>
          </table:table-cell>
          <table:table-cell office:value-type="string">
            <text:p>1 Player</text:p>
          </table:table-cell>
          <table:table-cell office:value-type="string">
            <text:p>Legend is the seventh major game in the Tomb Raider series, now for the first time developed by Crystal Dynamics, along with the original character designer of the game's protagonist Lara Croft: Toby Gard.****Heroine Lara is searching for a South American relic, but her adventure takes a different course when rogue anthropologist Amanda Evert shows up. Presumed dead along with a team of graduate students after an accident in a tomb in Peru, where Lara was the only one to escape, Amanda is back with a score to settle as they both race, along with the shady James Rutland Jr., to obtain an ancient artifact. Many other characters, both friends and foes, will stir things up. The story takes Lara through locations all over the world, from the Himalayas to Ghana, Kazakhstan, Bolivia, Japan and England, including her famous mansion filled with secrets and collectibles. Aside from current events, Lara's past is also revealed, through flashbacks. Among other things, you will get to know how she lost her mother and why it is such a burden.****The typical third-person action-adventuring exploring is still present. Lara can move more freely, and is no longer limited by specific jumps. As you travel through rough environments, you will need to run, dive, swim, climb on poles, ladders, roofs, use zip lines, shimmy and vault, with acrobatic actions such as somersaults and flips. You need to cross difficult terrain, solve puzzles to advance or open up new areas, and engage in combat. New tools include a grappling hook, not only used to move around but also to haul enemies Scorpion-style, binoculars, a PLS (personal light source), flares, a PDA and a headset to keep in contact with tech support Zip.****Enemies are still rather scarce. Both humans and animals will attack you, and the game retains the auto lock-on mode, but now with a slide attack and close combat with both kicks and punches, plus bullet-time actions to get behind enemies quickly. Lara carries her trademark dual-wielded pistols, but can also pick up new weapons along the way, such as a shotgun and grenades. Missions take place in both indoor and outdoor environments, with arcade motorcycle and jeep sequences in between. As usual, Lara has a fancy outfit for each location.****The PSP version includes the full game and adds a multiplayer mode: Tomb Trials. You can race another player through tombs to see who comes out first, or go on a timed scavenger hunt for artifacts.</text:p>
          </table:table-cell>
          <table:table-cell table:style-name="Default" table:formula="of:=CONCATENATE(&quot;&lt;game name=&quot;;CHAR(34);[.A255];CHAR(34);&quot;&gt; &lt;year&gt;&quot;;[.B255];&quot;&lt;/year&gt; &lt;rating&gt;&quot;;[.C255];&quot;&lt;/rating&gt; &lt;title&gt;&quot;;[.D255];&quot;&lt;/title&gt; &lt;pub&gt;&quot;;[.E255];&quot;&lt;/pub&gt; &lt;dev&gt;&quot;;[.F255];&quot;&lt;/dev&gt; &lt;genre&gt;&quot;;[.G255];&quot;&lt;/genre&gt; &lt;score&gt;&quot;;[.H255];&quot;&lt;/score&gt; &lt;player&gt;&quot;;[.I255];&quot;&lt;/player&gt; &lt;story&gt;&quot;;[.J255];&quot;&lt;/story&gt; &lt;/game&gt;&quot;)" office:value-type="string" office:string-value="&lt;game name=&quot;Lara Croft Tomb Raider - Legend (USA)&quot;&gt; &lt;year&gt;2006&lt;/year&gt; &lt;rating&gt;ESRB - T (Teen)&lt;/rating&gt; &lt;title&gt;Lara Croft Tomb Raider - Legend &lt;/title&gt; &lt;pub&gt;Eidos, Inc.&lt;/pub&gt; &lt;dev&gt;Crystal Dynamics&lt;/dev&gt; &lt;genre&gt;Action&lt;/genre&gt; &lt;score&gt;4.3&lt;/score&gt; &lt;player&gt;1 Player&lt;/player&gt; &lt;story&gt;Legend is the seventh major game in the Tomb Raider series, now for the first time developed by Crystal Dynamics, along with the original character designer of the game's protagonist Lara Croft: Toby Gard.****Heroine Lara is searching for a South American relic, but her adventure takes a different course when rogue anthropologist Amanda Evert shows up. Presumed dead along with a team of graduate students after an accident in a tomb in Peru, where Lara was the only one to escape, Amanda is back with a score to settle as they both race, along with the shady James Rutland Jr., to obtain an ancient artifact. Many other characters, both friends and foes, will stir things up. The story takes Lara through locations all over the world, from the Himalayas to Ghana, Kazakhstan, Bolivia, Japan and England, including her famous mansion filled with secrets and collectibles. Aside from current events, Lara's past is also revealed, through flashbacks. Among other things, you will get to know how she lost her mother and why it is such a burden.****The typical third-person action-adventuring exploring is still present. Lara can move more freely, and is no longer limited by specific jumps. As you travel through rough environments, you will need to run, dive, swim, climb on poles, ladders, roofs, use zip lines, shimmy and vault, with acrobatic actions such as somersaults and flips. You need to cross difficult terrain, solve puzzles to advance or open up new areas, and engage in combat. New tools include a grappling hook, not only used to move around but also to haul enemies Scorpion-style, binoculars, a PLS (personal light source), flares, a PDA and a headset to keep in contact with tech support Zip.****Enemies are still rather scarce. Both humans and animals will attack you, and the game retains the auto lock-on mode, but now with a slide attack and close combat with both kicks and punches, plus bullet-time actions to get behind enemies quickly. Lara carries her trademark dual-wielded pistols, but can also pick up new weapons along the way, such as a shotgun and grenades. Missions take place in both indoor and outdoor environments, with arcade motorcycle and jeep sequences in between. As usual, Lara has a fancy outfit for each location.****The PSP version includes the full game and adds a multiplayer mode: Tomb Trials. You can race another player through tombs to see who comes out first, or go on a timed scavenger hunt for artifacts.&lt;/story&gt; &lt;/game&gt;">
            <text:p>&lt;game name="Lara Croft Tomb Raider - Legend (USA)"&gt; &lt;year&gt;2006&lt;/year&gt; &lt;rating&gt;ESRB - T (Teen)&lt;/rating&gt; &lt;title&gt;Lara Croft Tomb Raider - Legend &lt;/title&gt; &lt;pub&gt;Eidos, Inc.&lt;/pub&gt; &lt;dev&gt;Crystal Dynamics&lt;/dev&gt; &lt;genre&gt;Action&lt;/genre&gt; &lt;score&gt;4.3&lt;/score&gt; &lt;player&gt;1 Player&lt;/player&gt; &lt;story&gt;Legend is the seventh major game in the Tomb Raider series, now for the first time developed by Crystal Dynamics, along with the original character designer of the game's protagonist Lara Croft: Toby Gard.****Heroine Lara is searching for a South American relic, but her adventure takes a different course when rogue anthropologist Amanda Evert shows up. Presumed dead along with a team of graduate students after an accident in a tomb in Peru, where Lara was the only one to escape, Amanda is back with a score to settle as they both race, along with the shady James Rutland Jr., to obtain an ancient artifact. Many other characters, both friends and foes, will stir things up. The story takes Lara through locations all over the world, from the Himalayas to Ghana, Kazakhstan, Bolivia, Japan and England, including her famous mansion filled with secrets and collectibles. Aside from current events, Lara's past is also revealed, through flashbacks. Among other things, you will get to know how she lost her mother and why it is such a burden.****The typical third-person action-adventuring exploring is still present. Lara can move more freely, and is no longer limited by specific jumps. As you travel through rough environments, you will need to run, dive, swim, climb on poles, ladders, roofs, use zip lines, shimmy and vault, with acrobatic actions such as somersaults and flips. You need to cross difficult terrain, solve puzzles to advance or open up new areas, and engage in combat. New tools include a grappling hook, not only used to move around but also to haul enemies Scorpion-style, binoculars, a PLS (personal light source), flares, a PDA and a headset to keep in contact with tech support Zip.****Enemies are still rather scarce. Both humans and animals will attack you, and the game retains the auto lock-on mode, but now with a slide attack and close combat with both kicks and punches, plus bullet-time actions to get behind enemies quickly. Lara carries her trademark dual-wielded pistols, but can also pick up new weapons along the way, such as a shotgun and grenades. Missions take place in both indoor and outdoor environments, with arcade motorcycle and jeep sequences in between. As usual, Lara has a fancy outfit for each location.****The PSP version includes the full game and adds a multiplayer mode: Tomb Trials. You can race another player through tombs to see who comes out first, or go on a timed scavenger hunt for artifacts.&lt;/story&gt; &lt;/game&gt;</text:p>
          </table:table-cell>
          <table:table-cell table:number-columns-repeated="1012"/>
        </table:table-row>
        <table:table-row table:style-name="ro1">
          <table:table-cell office:value-type="string">
            <text:p>Largo Winch - Empire Under Threat (Europe)</text:p>
          </table:table-cell>
          <table:table-cell office:value-type="float" office:value="2002">
            <text:p>2002</text:p>
          </table:table-cell>
          <table:table-cell office:value-type="string">
            <text:p>ESRB - E10+ (Everyone 10+)</text:p>
          </table:table-cell>
          <table:table-cell office:value-type="string">
            <text:p>Largo Winch - Empire Under Threat </text:p>
          </table:table-cell>
          <table:table-cell table:style-name="Default" office:value-type="string">
            <text:p>Ubi Soft Entertainment Software</text:p>
          </table:table-cell>
          <table:table-cell office:value-type="string">
            <text:p>Ubi Soft</text:p>
          </table:table-cell>
          <table:table-cell office:value-type="string">
            <text:p>Adventure</text:p>
          </table:table-cell>
          <table:table-cell office:value-type="string">
            <text:p>3.5</text:p>
          </table:table-cell>
          <table:table-cell office:value-type="string">
            <text:p>1 Player</text:p>
          </table:table-cell>
          <table:table-cell office:value-type="string">
            <text:p>This adventure game is based on the famous comic book character of the same name. The hero - Largo was a Yugoslavian orphan, who was adopted by the world's wealthiest man, who was in search of an heir. When his adoptive father dies, the now 26-year-old Largo inherits the Winch Corporation, a financial consortium worth more than 10 billion dollars. Drawn to the challenge of presiding over such a vast empire, Largo takes over from his father, and plunges headfirst into a new, unexpectedly vicious world of murder and deceit.</text:p>
          </table:table-cell>
          <table:table-cell table:style-name="Default" table:formula="of:=CONCATENATE(&quot;&lt;game name=&quot;;CHAR(34);[.A256];CHAR(34);&quot;&gt; &lt;year&gt;&quot;;[.B256];&quot;&lt;/year&gt; &lt;rating&gt;&quot;;[.C256];&quot;&lt;/rating&gt; &lt;title&gt;&quot;;[.D256];&quot;&lt;/title&gt; &lt;pub&gt;&quot;;[.E256];&quot;&lt;/pub&gt; &lt;dev&gt;&quot;;[.F256];&quot;&lt;/dev&gt; &lt;genre&gt;&quot;;[.G256];&quot;&lt;/genre&gt; &lt;score&gt;&quot;;[.H256];&quot;&lt;/score&gt; &lt;player&gt;&quot;;[.I256];&quot;&lt;/player&gt; &lt;story&gt;&quot;;[.J256];&quot;&lt;/story&gt; &lt;/game&gt;&quot;)" office:value-type="string" office:string-value="&lt;game name=&quot;Largo Winch - Empire Under Threat (Europe)&quot;&gt; &lt;year&gt;2002&lt;/year&gt; &lt;rating&gt;ESRB - E10+ (Everyone 10+)&lt;/rating&gt; &lt;title&gt;Largo Winch - Empire Under Threat &lt;/title&gt; &lt;pub&gt;Ubi Soft Entertainment Software&lt;/pub&gt; &lt;dev&gt;Ubi Soft&lt;/dev&gt; &lt;genre&gt;Adventure&lt;/genre&gt; &lt;score&gt;3.5&lt;/score&gt; &lt;player&gt;1 Player&lt;/player&gt; &lt;story&gt;This adventure game is based on the famous comic book character of the same name. The hero - Largo was a Yugoslavian orphan, who was adopted by the world's wealthiest man, who was in search of an heir. When his adoptive father dies, the now 26-year-old Largo inherits the Winch Corporation, a financial consortium worth more than 10 billion dollars. Drawn to the challenge of presiding over such a vast empire, Largo takes over from his father, and plunges headfirst into a new, unexpectedly vicious world of murder and deceit.&lt;/story&gt; &lt;/game&gt;">
            <text:p>&lt;game name="Largo Winch - Empire Under Threat (Europe)"&gt; &lt;year&gt;2002&lt;/year&gt; &lt;rating&gt;ESRB - E10+ (Everyone 10+)&lt;/rating&gt; &lt;title&gt;Largo Winch - Empire Under Threat &lt;/title&gt; &lt;pub&gt;Ubi Soft Entertainment Software&lt;/pub&gt; &lt;dev&gt;Ubi Soft&lt;/dev&gt; &lt;genre&gt;Adventure&lt;/genre&gt; &lt;score&gt;3.5&lt;/score&gt; &lt;player&gt;1 Player&lt;/player&gt; &lt;story&gt;This adventure game is based on the famous comic book character of the same name. The hero - Largo was a Yugoslavian orphan, who was adopted by the world's wealthiest man, who was in search of an heir. When his adoptive father dies, the now 26-year-old Largo inherits the Winch Corporation, a financial consortium worth more than 10 billion dollars. Drawn to the challenge of presiding over such a vast empire, Largo takes over from his father, and plunges headfirst into a new, unexpectedly vicious world of murder and deceit.&lt;/story&gt; &lt;/game&gt;</text:p>
          </table:table-cell>
          <table:table-cell table:number-columns-repeated="1012"/>
        </table:table-row>
        <table:table-row table:style-name="ro1">
          <table:table-cell office:value-type="string">
            <text:p>Legacy of Kain, The - Blood Omen 2 (USA)</text:p>
          </table:table-cell>
          <table:table-cell office:value-type="float" office:value="2002">
            <text:p>2002</text:p>
          </table:table-cell>
          <table:table-cell office:value-type="string">
            <text:p>ESRB - M (Mature)</text:p>
          </table:table-cell>
          <table:table-cell office:value-type="string">
            <text:p>Legacy of Kain, The - Blood Omen 2 </text:p>
          </table:table-cell>
          <table:table-cell table:style-name="Default" office:value-type="string">
            <text:p>Eidos Interactive, Inc.</text:p>
          </table:table-cell>
          <table:table-cell office:value-type="string">
            <text:p>Crystal Dynamics</text:p>
          </table:table-cell>
          <table:table-cell office:value-type="string">
            <text:p>Action</text:p>
          </table:table-cell>
          <table:table-cell office:value-type="string">
            <text:p>4.5</text:p>
          </table:table-cell>
          <table:table-cell office:value-type="string">
            <text:p>1 Player</text:p>
          </table:table-cell>
          <table:table-cell office:value-type="string">
            <text:p>Following the events of Legacy of Kain: Blood Omen, over 200 years the vampire Kain has assembled an army of vampires to take over the world of the humans. Fighting across Nosgoth, goal is to make his way to the great city of Meridian and take control of this stronghold. However upon reaching the gates of the city, the army is challenged by the Serafan Order, an organized force of vampire hunters and it's leader, the magical Serafan lord. Kain engages the Serafan Lord in single combat, and is struck down and defeated, Kain's sword, the Soul Reaver, is claimed by his enemy. Unconscious for 200 years, Kain awakes under the care of the vampire Umah to a world he barely recognizes. Having lost it's army, the vampires have been hunted down by the Serafan and only a few remain. The city of Meridian is ruled under martial law by the Serafan Order and demands great things of it's citizens. Strange "Glyph magic" is used to power machines and fuel industry, but at the same time is deadly to vampires and used as wards throughout the city. Kain swears vengeance on the opponent who defeated him and seeks to reclaim his place as ruler of the vampires.****The Legacy of Kain: Blood Omen 2 is a 3rd person adventure game, more similar in perspective to Soul Reaver than the first Blood Omen game. The player controls from behind Kain's shoulder and can move him in different directions, attack, jump, use "dark gifts" and grab on to ledges. Kain's life energy steadily depletes and must be replenished constantly by drinking blood. Blood is found by consuming any living creature nearby, often requiring defeating an enemy through combat first. As Kain consumes blood, his meter is filled up. Once full, Kain gains additional health. Kain also learns new dark gifts throughout the game, by defeating boss creatures. Some gifts include: the ability to blend into mist, fire projectiles, use projectile telekinesis or make a great horizontal leap. Many of these abilities can be used to perform "stealth kills" which will instantly defeat a foe. Kain will fight using his bare hands, or by picking up daggers, swords, axes and other weapons. These weapons all attack differently, eventually breaking, and can also be thrown at enemies from afar.****The Serafan use Glyph magic, partially because it is deadly to vampires. Kain will often encounter areas where he is barred from progress because of Glyph barriers and must find a way around them. Additionally, glyphs function similar to electricity in that they power machines and switches. Many of the puzzles featured in Blood Omen 2 involve needing to create a glyph "circuit" in order to deliver power to a specific point. Glyph energy glows as it travels down it's connection, allowing the player to see exactly where the energy spark is.</text:p>
          </table:table-cell>
          <table:table-cell table:style-name="Default" table:formula="of:=CONCATENATE(&quot;&lt;game name=&quot;;CHAR(34);[.A257];CHAR(34);&quot;&gt; &lt;year&gt;&quot;;[.B257];&quot;&lt;/year&gt; &lt;rating&gt;&quot;;[.C257];&quot;&lt;/rating&gt; &lt;title&gt;&quot;;[.D257];&quot;&lt;/title&gt; &lt;pub&gt;&quot;;[.E257];&quot;&lt;/pub&gt; &lt;dev&gt;&quot;;[.F257];&quot;&lt;/dev&gt; &lt;genre&gt;&quot;;[.G257];&quot;&lt;/genre&gt; &lt;score&gt;&quot;;[.H257];&quot;&lt;/score&gt; &lt;player&gt;&quot;;[.I257];&quot;&lt;/player&gt; &lt;story&gt;&quot;;[.J257];&quot;&lt;/story&gt; &lt;/game&gt;&quot;)" office:value-type="string" office:string-value="&lt;game name=&quot;Legacy of Kain, The - Blood Omen 2 (USA)&quot;&gt; &lt;year&gt;2002&lt;/year&gt; &lt;rating&gt;ESRB - M (Mature)&lt;/rating&gt; &lt;title&gt;Legacy of Kain, The - Blood Omen 2 &lt;/title&gt; &lt;pub&gt;Eidos Interactive, Inc.&lt;/pub&gt; &lt;dev&gt;Crystal Dynamics&lt;/dev&gt; &lt;genre&gt;Action&lt;/genre&gt; &lt;score&gt;4.5&lt;/score&gt; &lt;player&gt;1 Player&lt;/player&gt; &lt;story&gt;Following the events of Legacy of Kain: Blood Omen, over 200 years the vampire Kain has assembled an army of vampires to take over the world of the humans. Fighting across Nosgoth, goal is to make his way to the great city of Meridian and take control of this stronghold. However upon reaching the gates of the city, the army is challenged by the Serafan Order, an organized force of vampire hunters and it's leader, the magical Serafan lord. Kain engages the Serafan Lord in single combat, and is struck down and defeated, Kain's sword, the Soul Reaver, is claimed by his enemy. Unconscious for 200 years, Kain awakes under the care of the vampire Umah to a world he barely recognizes. Having lost it's army, the vampires have been hunted down by the Serafan and only a few remain. The city of Meridian is ruled under martial law by the Serafan Order and demands great things of it's citizens. Strange &quot;Glyph magic&quot; is used to power machines and fuel industry, but at the same time is deadly to vampires and used as wards throughout the city. Kain swears vengeance on the opponent who defeated him and seeks to reclaim his place as ruler of the vampires.****The Legacy of Kain: Blood Omen 2 is a 3rd person adventure game, more similar in perspective to Soul Reaver than the first Blood Omen game. The player controls from behind Kain's shoulder and can move him in different directions, attack, jump, use &quot;dark gifts&quot; and grab on to ledges. Kain's life energy steadily depletes and must be replenished constantly by drinking blood. Blood is found by consuming any living creature nearby, often requiring defeating an enemy through combat first. As Kain consumes blood, his meter is filled up. Once full, Kain gains additional health. Kain also learns new dark gifts throughout the game, by defeating boss creatures. Some gifts include: the ability to blend into mist, fire projectiles, use projectile telekinesis or make a great horizontal leap. Many of these abilities can be used to perform &quot;stealth kills&quot; which will instantly defeat a foe. Kain will fight using his bare hands, or by picking up daggers, swords, axes and other weapons. These weapons all attack differently, eventually breaking, and can also be thrown at enemies from afar.****The Serafan use Glyph magic, partially because it is deadly to vampires. Kain will often encounter areas where he is barred from progress because of Glyph barriers and must find a way around them. Additionally, glyphs function similar to electricity in that they power machines and switches. Many of the puzzles featured in Blood Omen 2 involve needing to create a glyph &quot;circuit&quot; in order to deliver power to a specific point. Glyph energy glows as it travels down it's connection, allowing the player to see exactly where the energy spark is.&lt;/story&gt; &lt;/game&gt;">
            <text:p>&lt;game name="Legacy of Kain, The - Blood Omen 2 (USA)"&gt; &lt;year&gt;2002&lt;/year&gt; &lt;rating&gt;ESRB - M (Mature)&lt;/rating&gt; &lt;title&gt;Legacy of Kain, The - Blood Omen 2 &lt;/title&gt; &lt;pub&gt;Eidos Interactive, Inc.&lt;/pub&gt; &lt;dev&gt;Crystal Dynamics&lt;/dev&gt; &lt;genre&gt;Action&lt;/genre&gt; &lt;score&gt;4.5&lt;/score&gt; &lt;player&gt;1 Player&lt;/player&gt; &lt;story&gt;Following the events of Legacy of Kain: Blood Omen, over 200 years the vampire Kain has assembled an army of vampires to take over the world of the humans. Fighting across Nosgoth, goal is to make his way to the great city of Meridian and take control of this stronghold. However upon reaching the gates of the city, the army is challenged by the Serafan Order, an organized force of vampire hunters and it's leader, the magical Serafan lord. Kain engages the Serafan Lord in single combat, and is struck down and defeated, Kain's sword, the Soul Reaver, is claimed by his enemy. Unconscious for 200 years, Kain awakes under the care of the vampire Umah to a world he barely recognizes. Having lost it's army, the vampires have been hunted down by the Serafan and only a few remain. The city of Meridian is ruled under martial law by the Serafan Order and demands great things of it's citizens. Strange "Glyph magic" is used to power machines and fuel industry, but at the same time is deadly to vampires and used as wards throughout the city. Kain swears vengeance on the opponent who defeated him and seeks to reclaim his place as ruler of the vampires.****The Legacy of Kain: Blood Omen 2 is a 3rd person adventure game, more similar in perspective to Soul Reaver than the first Blood Omen game. The player controls from behind Kain's shoulder and can move him in different directions, attack, jump, use "dark gifts" and grab on to ledges. Kain's life energy steadily depletes and must be replenished constantly by drinking blood. Blood is found by consuming any living creature nearby, often requiring defeating an enemy through combat first. As Kain consumes blood, his meter is filled up. Once full, Kain gains additional health. Kain also learns new dark gifts throughout the game, by defeating boss creatures. Some gifts include: the ability to blend into mist, fire projectiles, use projectile telekinesis or make a great horizontal leap. Many of these abilities can be used to perform "stealth kills" which will instantly defeat a foe. Kain will fight using his bare hands, or by picking up daggers, swords, axes and other weapons. These weapons all attack differently, eventually breaking, and can also be thrown at enemies from afar.****The Serafan use Glyph magic, partially because it is deadly to vampires. Kain will often encounter areas where he is barred from progress because of Glyph barriers and must find a way around them. Additionally, glyphs function similar to electricity in that they power machines and switches. Many of the puzzles featured in Blood Omen 2 involve needing to create a glyph "circuit" in order to deliver power to a specific point. Glyph energy glows as it travels down it's connection, allowing the player to see exactly where the energy spark is.&lt;/story&gt; &lt;/game&gt;</text:p>
          </table:table-cell>
          <table:table-cell table:number-columns-repeated="1012"/>
        </table:table-row>
        <table:table-row table:style-name="ro1">
          <table:table-cell office:value-type="string">
            <text:p>Legend of Spyro, The - A New Beginning (USA)</text:p>
          </table:table-cell>
          <table:table-cell office:value-type="float" office:value="2006">
            <text:p>2006</text:p>
          </table:table-cell>
          <table:table-cell office:value-type="string">
            <text:p>ESRB - E10+ (Everyone 10+)</text:p>
          </table:table-cell>
          <table:table-cell office:value-type="string">
            <text:p>Legend of Spyro, The - A New Beginning </text:p>
          </table:table-cell>
          <table:table-cell table:style-name="Default" office:value-type="string">
            <text:p>Sierra Entertainment, Inc.</text:p>
          </table:table-cell>
          <table:table-cell office:value-type="string">
            <text:p>Krome Studios</text:p>
          </table:table-cell>
          <table:table-cell office:value-type="string">
            <text:p>Action</text:p>
          </table:table-cell>
          <table:table-cell office:value-type="string">
            <text:p>3.4</text:p>
          </table:table-cell>
          <table:table-cell office:value-type="string">
            <text:p>1 Player</text:p>
          </table:table-cell>
          <table:table-cell office:value-type="string">
            <text:p>The Legend of Spyro: A New Beginning deals with Spyro's birth and his journey to meet his destiny. The intro shows Spyro being rescued by a Guardian Dragon called Ignitus from the attack of the "Dark Master". After his eclosion, Spyro is raised by dragonflies in a swamp until one day he discovers that he is in fact a dragon, and he and his half-brother, the dragonfly Sparx, leave the swamp to find out more about Spyro's past and fight the forces of evil.****In contrast to previous Spyro games the emphasis is put on combat instead of platforming. Spyro can do several combat moves, using both his tail and his claws, and has four different breath attacks: fire, electricity, ice and earth. The game also features several rail shooter passages similar to games like Panzer Dragoon.</text:p>
          </table:table-cell>
          <table:table-cell table:style-name="Default" table:formula="of:=CONCATENATE(&quot;&lt;game name=&quot;;CHAR(34);[.A258];CHAR(34);&quot;&gt; &lt;year&gt;&quot;;[.B258];&quot;&lt;/year&gt; &lt;rating&gt;&quot;;[.C258];&quot;&lt;/rating&gt; &lt;title&gt;&quot;;[.D258];&quot;&lt;/title&gt; &lt;pub&gt;&quot;;[.E258];&quot;&lt;/pub&gt; &lt;dev&gt;&quot;;[.F258];&quot;&lt;/dev&gt; &lt;genre&gt;&quot;;[.G258];&quot;&lt;/genre&gt; &lt;score&gt;&quot;;[.H258];&quot;&lt;/score&gt; &lt;player&gt;&quot;;[.I258];&quot;&lt;/player&gt; &lt;story&gt;&quot;;[.J258];&quot;&lt;/story&gt; &lt;/game&gt;&quot;)" office:value-type="string" office:string-value="&lt;game name=&quot;Legend of Spyro, The - A New Beginning (USA)&quot;&gt; &lt;year&gt;2006&lt;/year&gt; &lt;rating&gt;ESRB - E10+ (Everyone 10+)&lt;/rating&gt; &lt;title&gt;Legend of Spyro, The - A New Beginning &lt;/title&gt; &lt;pub&gt;Sierra Entertainment, Inc.&lt;/pub&gt; &lt;dev&gt;Krome Studios&lt;/dev&gt; &lt;genre&gt;Action&lt;/genre&gt; &lt;score&gt;3.4&lt;/score&gt; &lt;player&gt;1 Player&lt;/player&gt; &lt;story&gt;The Legend of Spyro: A New Beginning deals with Spyro's birth and his journey to meet his destiny. The intro shows Spyro being rescued by a Guardian Dragon called Ignitus from the attack of the &quot;Dark Master&quot;. After his eclosion, Spyro is raised by dragonflies in a swamp until one day he discovers that he is in fact a dragon, and he and his half-brother, the dragonfly Sparx, leave the swamp to find out more about Spyro's past and fight the forces of evil.****In contrast to previous Spyro games the emphasis is put on combat instead of platforming. Spyro can do several combat moves, using both his tail and his claws, and has four different breath attacks: fire, electricity, ice and earth. The game also features several rail shooter passages similar to games like Panzer Dragoon.&lt;/story&gt; &lt;/game&gt;">
            <text:p>&lt;game name="Legend of Spyro, The - A New Beginning (USA)"&gt; &lt;year&gt;2006&lt;/year&gt; &lt;rating&gt;ESRB - E10+ (Everyone 10+)&lt;/rating&gt; &lt;title&gt;Legend of Spyro, The - A New Beginning &lt;/title&gt; &lt;pub&gt;Sierra Entertainment, Inc.&lt;/pub&gt; &lt;dev&gt;Krome Studios&lt;/dev&gt; &lt;genre&gt;Action&lt;/genre&gt; &lt;score&gt;3.4&lt;/score&gt; &lt;player&gt;1 Player&lt;/player&gt; &lt;story&gt;The Legend of Spyro: A New Beginning deals with Spyro's birth and his journey to meet his destiny. The intro shows Spyro being rescued by a Guardian Dragon called Ignitus from the attack of the "Dark Master". After his eclosion, Spyro is raised by dragonflies in a swamp until one day he discovers that he is in fact a dragon, and he and his half-brother, the dragonfly Sparx, leave the swamp to find out more about Spyro's past and fight the forces of evil.****In contrast to previous Spyro games the emphasis is put on combat instead of platforming. Spyro can do several combat moves, using both his tail and his claws, and has four different breath attacks: fire, electricity, ice and earth. The game also features several rail shooter passages similar to games like Panzer Dragoon.&lt;/story&gt; &lt;/game&gt;</text:p>
          </table:table-cell>
          <table:table-cell table:number-columns-repeated="1012"/>
        </table:table-row>
        <table:table-row table:style-name="ro1">
          <table:table-cell office:value-type="string">
            <text:p>Legend of Zelda, The - Collector's Edition (USA)</text:p>
          </table:table-cell>
          <table:table-cell office:value-type="float" office:value="2003">
            <text:p>2003</text:p>
          </table:table-cell>
          <table:table-cell office:value-type="string">
            <text:p>ESRB - E (Everyone)</text:p>
          </table:table-cell>
          <table:table-cell office:value-type="string">
            <text:p>Legend of Zelda, The - Collector's Edition </text:p>
          </table:table-cell>
          <table:table-cell table:style-name="Default" office:value-type="string">
            <text:p>Nintendo of America Inc.</text:p>
          </table:table-cell>
          <table:table-cell office:value-type="string">
            <text:p>Nintendo</text:p>
          </table:table-cell>
          <table:table-cell office:value-type="string">
            <text:p>Action</text:p>
          </table:table-cell>
          <table:table-cell office:value-type="string">
            <text:p>4.2</text:p>
          </table:table-cell>
          <table:table-cell office:value-type="string">
            <text:p>1 Player</text:p>
          </table:table-cell>
          <table:table-cell office:value-type="string">
            <text:p>This disc contains emulated versions of the NES games The Legend of Zelda and Zelda II: The Adventure of Link, as well as the N64 games The Legend of Zelda: Ocarina of Time and The Legend of Zelda: Majora's Mask. <text:s/>Minor features include a demo of The Legend of Zelda: The Wind Waker and a video featuring footage from all Zelda games on Nintendo systems.</text:p>
          </table:table-cell>
          <table:table-cell table:style-name="Default" table:formula="of:=CONCATENATE(&quot;&lt;game name=&quot;;CHAR(34);[.A259];CHAR(34);&quot;&gt; &lt;year&gt;&quot;;[.B259];&quot;&lt;/year&gt; &lt;rating&gt;&quot;;[.C259];&quot;&lt;/rating&gt; &lt;title&gt;&quot;;[.D259];&quot;&lt;/title&gt; &lt;pub&gt;&quot;;[.E259];&quot;&lt;/pub&gt; &lt;dev&gt;&quot;;[.F259];&quot;&lt;/dev&gt; &lt;genre&gt;&quot;;[.G259];&quot;&lt;/genre&gt; &lt;score&gt;&quot;;[.H259];&quot;&lt;/score&gt; &lt;player&gt;&quot;;[.I259];&quot;&lt;/player&gt; &lt;story&gt;&quot;;[.J259];&quot;&lt;/story&gt; &lt;/game&gt;&quot;)" office:value-type="string" office:string-value="&lt;game name=&quot;Legend of Zelda, The - Collector's Edition (USA)&quot;&gt; &lt;year&gt;2003&lt;/year&gt; &lt;rating&gt;ESRB - E (Everyone)&lt;/rating&gt; &lt;title&gt;Legend of Zelda, The - Collector's Edition &lt;/title&gt; &lt;pub&gt;Nintendo of America Inc.&lt;/pub&gt; &lt;dev&gt;Nintendo&lt;/dev&gt; &lt;genre&gt;Action&lt;/genre&gt; &lt;score&gt;4.2&lt;/score&gt; &lt;player&gt;1 Player&lt;/player&gt; &lt;story&gt;This disc contains emulated versions of the NES games The Legend of Zelda and Zelda II: The Adventure of Link, as well as the N64 games The Legend of Zelda: Ocarina of Time and The Legend of Zelda: Majora's Mask.  Minor features include a demo of The Legend of Zelda: The Wind Waker and a video featuring footage from all Zelda games on Nintendo systems.&lt;/story&gt; &lt;/game&gt;">
            <text:p>&lt;game name="Legend of Zelda, The - Collector's Edition (USA)"&gt; &lt;year&gt;2003&lt;/year&gt; &lt;rating&gt;ESRB - E (Everyone)&lt;/rating&gt; &lt;title&gt;Legend of Zelda, The - Collector's Edition &lt;/title&gt; &lt;pub&gt;Nintendo of America Inc.&lt;/pub&gt; &lt;dev&gt;Nintendo&lt;/dev&gt; &lt;genre&gt;Action&lt;/genre&gt; &lt;score&gt;4.2&lt;/score&gt; &lt;player&gt;1 Player&lt;/player&gt; &lt;story&gt;This disc contains emulated versions of the NES games The Legend of Zelda and Zelda II: The Adventure of Link, as well as the N64 games The Legend of Zelda: Ocarina of Time and The Legend of Zelda: Majora's Mask. <text:s/>Minor features include a demo of The Legend of Zelda: The Wind Waker and a video featuring footage from all Zelda games on Nintendo systems.&lt;/story&gt; &lt;/game&gt;</text:p>
          </table:table-cell>
          <table:table-cell table:number-columns-repeated="1012"/>
        </table:table-row>
        <table:table-row table:style-name="ro1">
          <table:table-cell office:value-type="string">
            <text:p>Legend of Zelda, The - Four Swords Adventures (USA)</text:p>
          </table:table-cell>
          <table:table-cell office:value-type="float" office:value="2004">
            <text:p>2004</text:p>
          </table:table-cell>
          <table:table-cell office:value-type="string">
            <text:p>ESRB - E (Everyone)</text:p>
          </table:table-cell>
          <table:table-cell office:value-type="string">
            <text:p>Legend of Zelda, The - Four Swords Adventures </text:p>
          </table:table-cell>
          <table:table-cell table:style-name="Default" office:value-type="string">
            <text:p>Nintendo of America Inc.</text:p>
          </table:table-cell>
          <table:table-cell office:value-type="string">
            <text:p>Nintendo</text:p>
          </table:table-cell>
          <table:table-cell office:value-type="string">
            <text:p>Action</text:p>
          </table:table-cell>
          <table:table-cell office:value-type="string">
            <text:p>4.1</text:p>
          </table:table-cell>
          <table:table-cell office:value-type="string">
            <text:p>1-4 Players</text:p>
          </table:table-cell>
          <table:table-cell office:value-type="string">
            <text:p>Long ago in the kingdom of Hyrule, an evil sorcerer began kidnapping young maidens. This sorcerer was known as Vaati, and it seemed that no one could stop him. Eventually an adventurer appeared who was able to defeat Vaati. This adventurer carried with him the four sword which caused him to be split into four beings, and by working together the four beings were able to seal Vaati deep within the earth. But now Vaati has escaped, and the task of defeating him again has fallen to Link!****This action adventure game is played from a top down point of view. There are a variety of often maze-like lands to explore (some above ground and others below) as well as a variety of enemies to defeat. Since Link is now in possession of the four sword, there are four Links on the screen. In order to complete the various stages, the four Links will often need to work together in order to solve puzzles and defeat the many enemies. The four links are able to form several different formations, such as a line or square. The formations help the Links perform actions that couldn't be done by one, like moving heavy objects or defeating numerous enemies. At the beginning of each stage, the four sword will be weak in power; to replenish the swords power, force gems must be collected (which can be found hidden in various locations or by defeating enemies). At the end of each stage is a dark magic barrier, and the only way to destroy it is by a four sword which has been completely restored. The game can be played by one to four players, however there will always be four links on the screen. In multi-player games each player will control one of the Links and will need to connect with a Game Boy Advance which is used both to control the game as well is provide each player with their own display when their Link is inside a house or in a cavern.****In addition to the adventure mode, a multi-player battle mode is included where four Links fight to see who wins.</text:p>
          </table:table-cell>
          <table:table-cell table:style-name="Default" table:formula="of:=CONCATENATE(&quot;&lt;game name=&quot;;CHAR(34);[.A260];CHAR(34);&quot;&gt; &lt;year&gt;&quot;;[.B260];&quot;&lt;/year&gt; &lt;rating&gt;&quot;;[.C260];&quot;&lt;/rating&gt; &lt;title&gt;&quot;;[.D260];&quot;&lt;/title&gt; &lt;pub&gt;&quot;;[.E260];&quot;&lt;/pub&gt; &lt;dev&gt;&quot;;[.F260];&quot;&lt;/dev&gt; &lt;genre&gt;&quot;;[.G260];&quot;&lt;/genre&gt; &lt;score&gt;&quot;;[.H260];&quot;&lt;/score&gt; &lt;player&gt;&quot;;[.I260];&quot;&lt;/player&gt; &lt;story&gt;&quot;;[.J260];&quot;&lt;/story&gt; &lt;/game&gt;&quot;)" office:value-type="string" office:string-value="&lt;game name=&quot;Legend of Zelda, The - Four Swords Adventures (USA)&quot;&gt; &lt;year&gt;2004&lt;/year&gt; &lt;rating&gt;ESRB - E (Everyone)&lt;/rating&gt; &lt;title&gt;Legend of Zelda, The - Four Swords Adventures &lt;/title&gt; &lt;pub&gt;Nintendo of America Inc.&lt;/pub&gt; &lt;dev&gt;Nintendo&lt;/dev&gt; &lt;genre&gt;Action&lt;/genre&gt; &lt;score&gt;4.1&lt;/score&gt; &lt;player&gt;1-4 Players&lt;/player&gt; &lt;story&gt;Long ago in the kingdom of Hyrule, an evil sorcerer began kidnapping young maidens. This sorcerer was known as Vaati, and it seemed that no one could stop him. Eventually an adventurer appeared who was able to defeat Vaati. This adventurer carried with him the four sword which caused him to be split into four beings, and by working together the four beings were able to seal Vaati deep within the earth. But now Vaati has escaped, and the task of defeating him again has fallen to Link!****This action adventure game is played from a top down point of view. There are a variety of often maze-like lands to explore (some above ground and others below) as well as a variety of enemies to defeat. Since Link is now in possession of the four sword, there are four Links on the screen. In order to complete the various stages, the four Links will often need to work together in order to solve puzzles and defeat the many enemies. The four links are able to form several different formations, such as a line or square. The formations help the Links perform actions that couldn't be done by one, like moving heavy objects or defeating numerous enemies. At the beginning of each stage, the four sword will be weak in power; to replenish the swords power, force gems must be collected (which can be found hidden in various locations or by defeating enemies). At the end of each stage is a dark magic barrier, and the only way to destroy it is by a four sword which has been completely restored. The game can be played by one to four players, however there will always be four links on the screen. In multi-player games each player will control one of the Links and will need to connect with a Game Boy Advance which is used both to control the game as well is provide each player with their own display when their Link is inside a house or in a cavern.****In addition to the adventure mode, a multi-player battle mode is included where four Links fight to see who wins.&lt;/story&gt; &lt;/game&gt;">
            <text:p>&lt;game name="Legend of Zelda, The - Four Swords Adventures (USA)"&gt; &lt;year&gt;2004&lt;/year&gt; &lt;rating&gt;ESRB - E (Everyone)&lt;/rating&gt; &lt;title&gt;Legend of Zelda, The - Four Swords Adventures &lt;/title&gt; &lt;pub&gt;Nintendo of America Inc.&lt;/pub&gt; &lt;dev&gt;Nintendo&lt;/dev&gt; &lt;genre&gt;Action&lt;/genre&gt; &lt;score&gt;4.1&lt;/score&gt; &lt;player&gt;1-4 Players&lt;/player&gt; &lt;story&gt;Long ago in the kingdom of Hyrule, an evil sorcerer began kidnapping young maidens. This sorcerer was known as Vaati, and it seemed that no one could stop him. Eventually an adventurer appeared who was able to defeat Vaati. This adventurer carried with him the four sword which caused him to be split into four beings, and by working together the four beings were able to seal Vaati deep within the earth. But now Vaati has escaped, and the task of defeating him again has fallen to Link!****This action adventure game is played from a top down point of view. There are a variety of often maze-like lands to explore (some above ground and others below) as well as a variety of enemies to defeat. Since Link is now in possession of the four sword, there are four Links on the screen. In order to complete the various stages, the four Links will often need to work together in order to solve puzzles and defeat the many enemies. The four links are able to form several different formations, such as a line or square. The formations help the Links perform actions that couldn't be done by one, like moving heavy objects or defeating numerous enemies. At the beginning of each stage, the four sword will be weak in power; to replenish the swords power, force gems must be collected (which can be found hidden in various locations or by defeating enemies). At the end of each stage is a dark magic barrier, and the only way to destroy it is by a four sword which has been completely restored. The game can be played by one to four players, however there will always be four links on the screen. In multi-player games each player will control one of the Links and will need to connect with a Game Boy Advance which is used both to control the game as well is provide each player with their own display when their Link is inside a house or in a cavern.****In addition to the adventure mode, a multi-player battle mode is included where four Links fight to see who wins.&lt;/story&gt; &lt;/game&gt;</text:p>
          </table:table-cell>
          <table:table-cell table:number-columns-repeated="1012"/>
        </table:table-row>
        <table:table-row table:style-name="ro1">
          <table:table-cell office:value-type="string">
            <text:p>Legend of Zelda, The - Ocarina of Time - Master Quest (USA)</text:p>
          </table:table-cell>
          <table:table-cell office:value-type="float" office:value="2003">
            <text:p>2003</text:p>
          </table:table-cell>
          <table:table-cell office:value-type="string">
            <text:p>ESRB - E (Everyone)</text:p>
          </table:table-cell>
          <table:table-cell office:value-type="string">
            <text:p>Legend of Zelda, The - Ocarina of Time - Master Quest </text:p>
          </table:table-cell>
          <table:table-cell table:style-name="Default" office:value-type="string">
            <text:p>Nintendo of America Inc.</text:p>
          </table:table-cell>
          <table:table-cell office:value-type="string">
            <text:p>Nintendo</text:p>
          </table:table-cell>
          <table:table-cell office:value-type="string">
            <text:p>Action</text:p>
          </table:table-cell>
          <table:table-cell office:value-type="string">
            <text:p>3.8</text:p>
          </table:table-cell>
          <table:table-cell office:value-type="string">
            <text:p>1 Player</text:p>
          </table:table-cell>
          <table:table-cell office:value-type="string">
            <text:p>The Legend of Zelda: Ocarina of Time / Master Quest is a compilation disc containing the N64 classic The Legend of Zelda: Ocarina of Time and the never-released 64DD Ura Zelda. Never sold at retail, the compilation was available as a pre-order bonus for The Legend of Zelda: The Wind Waker, sold with certain GameCube bundles, or made available through Nintendo of Europe's Stars Catalogue. Both games run at a higher resolution than the original versions, plus feature 480p Progressive Scan support and Dolby Surround.****Master Quest is essentially the same game as Ocarina of Time. While the adventure unfolds in the same way (same enemies, items, characters), the difference lies in the dungeon layouts. Dungeons are remixed, meaning that item placement and room progression have been altered. So, even if you have already played Ocarina of Time, Master Quest offers a new take on a familiar setting.****Also included on the compilation are video previews of various GameCube and GBA games. Included on the North American and European disc:****1. F-Zero GX**2. 1080° Avalanche**3. Wario World**4. The Legend of Zelda: The Wind Waker**5. Metroid Prime**6. The Legend of Zelda: A Link to the Past/Four Swords**7. ...and more</text:p>
          </table:table-cell>
          <table:table-cell table:style-name="Default" table:formula="of:=CONCATENATE(&quot;&lt;game name=&quot;;CHAR(34);[.A261];CHAR(34);&quot;&gt; &lt;year&gt;&quot;;[.B261];&quot;&lt;/year&gt; &lt;rating&gt;&quot;;[.C261];&quot;&lt;/rating&gt; &lt;title&gt;&quot;;[.D261];&quot;&lt;/title&gt; &lt;pub&gt;&quot;;[.E261];&quot;&lt;/pub&gt; &lt;dev&gt;&quot;;[.F261];&quot;&lt;/dev&gt; &lt;genre&gt;&quot;;[.G261];&quot;&lt;/genre&gt; &lt;score&gt;&quot;;[.H261];&quot;&lt;/score&gt; &lt;player&gt;&quot;;[.I261];&quot;&lt;/player&gt; &lt;story&gt;&quot;;[.J261];&quot;&lt;/story&gt; &lt;/game&gt;&quot;)" office:value-type="string" office:string-value="&lt;game name=&quot;Legend of Zelda, The - Ocarina of Time - Master Quest (USA)&quot;&gt; &lt;year&gt;2003&lt;/year&gt; &lt;rating&gt;ESRB - E (Everyone)&lt;/rating&gt; &lt;title&gt;Legend of Zelda, The - Ocarina of Time - Master Quest &lt;/title&gt; &lt;pub&gt;Nintendo of America Inc.&lt;/pub&gt; &lt;dev&gt;Nintendo&lt;/dev&gt; &lt;genre&gt;Action&lt;/genre&gt; &lt;score&gt;3.8&lt;/score&gt; &lt;player&gt;1 Player&lt;/player&gt; &lt;story&gt;The Legend of Zelda: Ocarina of Time / Master Quest is a compilation disc containing the N64 classic The Legend of Zelda: Ocarina of Time and the never-released 64DD Ura Zelda. Never sold at retail, the compilation was available as a pre-order bonus for The Legend of Zelda: The Wind Waker, sold with certain GameCube bundles, or made available through Nintendo of Europe's Stars Catalogue. Both games run at a higher resolution than the original versions, plus feature 480p Progressive Scan support and Dolby Surround.****Master Quest is essentially the same game as Ocarina of Time. While the adventure unfolds in the same way (same enemies, items, characters), the difference lies in the dungeon layouts. Dungeons are remixed, meaning that item placement and room progression have been altered. So, even if you have already played Ocarina of Time, Master Quest offers a new take on a familiar setting.****Also included on the compilation are video previews of various GameCube and GBA games. Included on the North American and European disc:****1. F-Zero GX**2. 1080° Avalanche**3. Wario World**4. The Legend of Zelda: The Wind Waker**5. Metroid Prime**6. The Legend of Zelda: A Link to the Past/Four Swords**7. ...and more&lt;/story&gt; &lt;/game&gt;">
            <text:p>&lt;game name="Legend of Zelda, The - Ocarina of Time - Master Quest (USA)"&gt; &lt;year&gt;2003&lt;/year&gt; &lt;rating&gt;ESRB - E (Everyone)&lt;/rating&gt; &lt;title&gt;Legend of Zelda, The - Ocarina of Time - Master Quest &lt;/title&gt; &lt;pub&gt;Nintendo of America Inc.&lt;/pub&gt; &lt;dev&gt;Nintendo&lt;/dev&gt; &lt;genre&gt;Action&lt;/genre&gt; &lt;score&gt;3.8&lt;/score&gt; &lt;player&gt;1 Player&lt;/player&gt; &lt;story&gt;The Legend of Zelda: Ocarina of Time / Master Quest is a compilation disc containing the N64 classic The Legend of Zelda: Ocarina of Time and the never-released 64DD Ura Zelda. Never sold at retail, the compilation was available as a pre-order bonus for The Legend of Zelda: The Wind Waker, sold with certain GameCube bundles, or made available through Nintendo of Europe's Stars Catalogue. Both games run at a higher resolution than the original versions, plus feature 480p Progressive Scan support and Dolby Surround.****Master Quest is essentially the same game as Ocarina of Time. While the adventure unfolds in the same way (same enemies, items, characters), the difference lies in the dungeon layouts. Dungeons are remixed, meaning that item placement and room progression have been altered. So, even if you have already played Ocarina of Time, Master Quest offers a new take on a familiar setting.****Also included on the compilation are video previews of various GameCube and GBA games. Included on the North American and European disc:****1. F-Zero GX**2. 1080° Avalanche**3. Wario World**4. The Legend of Zelda: The Wind Waker**5. Metroid Prime**6. The Legend of Zelda: A Link to the Past/Four Swords**7. ...and more&lt;/story&gt; &lt;/game&gt;</text:p>
          </table:table-cell>
          <table:table-cell table:number-columns-repeated="1012"/>
        </table:table-row>
        <table:table-row table:style-name="ro1">
          <table:table-cell office:value-type="string">
            <text:p>Legend of Zelda, The - The Wind Waker (USA)</text:p>
          </table:table-cell>
          <table:table-cell office:value-type="float" office:value="2003">
            <text:p>2003</text:p>
          </table:table-cell>
          <table:table-cell office:value-type="string">
            <text:p>ESRB - E (Everyone)</text:p>
          </table:table-cell>
          <table:table-cell office:value-type="string">
            <text:p>Legend of Zelda, The - The Wind Waker </text:p>
          </table:table-cell>
          <table:table-cell table:style-name="Default" office:value-type="string">
            <text:p>Nintendo of Europe GmbH</text:p>
          </table:table-cell>
          <table:table-cell office:value-type="string">
            <text:p>Nintendo</text:p>
          </table:table-cell>
          <table:table-cell office:value-type="string">
            <text:p>Action</text:p>
          </table:table-cell>
          <table:table-cell office:value-type="string">
            <text:p>4.6</text:p>
          </table:table-cell>
          <table:table-cell office:value-type="string">
            <text:p>1 Player</text:p>
          </table:table-cell>
          <table:table-cell office:value-type="string">
            <text:p>Link returns in an all new adventure, with a brand new cel-shaded graphical style.****Set on a small island in the middle of a great ocean, Link is living peacefully with his Grandmother when some pirates pull up next to his island. Soon after a giant bird flies in out of nowhere, and grabs the young pirate captain, Tetra. As the hero that he is, Link heads off and rescues her, only for the bird to kidnap his sister.****Now Link must head out on an even bigger adventure to save his sister. Along the way, he will discover the mystery behind the great bird and the secrets of the ocean around him as well as receive the Wind Waker, a baton that allows Link to change the tide of the ocean, so he can sail to new destinations he wasn't able to before.****Along with the new adventure, Link will also come across new items, including the grappling hook, the deku leaf, and the Tingle Tuner, allowing you to connect your Game Boy Advance to the GameCube and use Tingle the fairy on the GBA to find hidden items.</text:p>
          </table:table-cell>
          <table:table-cell table:style-name="Default" table:formula="of:=CONCATENATE(&quot;&lt;game name=&quot;;CHAR(34);[.A262];CHAR(34);&quot;&gt; &lt;year&gt;&quot;;[.B262];&quot;&lt;/year&gt; &lt;rating&gt;&quot;;[.C262];&quot;&lt;/rating&gt; &lt;title&gt;&quot;;[.D262];&quot;&lt;/title&gt; &lt;pub&gt;&quot;;[.E262];&quot;&lt;/pub&gt; &lt;dev&gt;&quot;;[.F262];&quot;&lt;/dev&gt; &lt;genre&gt;&quot;;[.G262];&quot;&lt;/genre&gt; &lt;score&gt;&quot;;[.H262];&quot;&lt;/score&gt; &lt;player&gt;&quot;;[.I262];&quot;&lt;/player&gt; &lt;story&gt;&quot;;[.J262];&quot;&lt;/story&gt; &lt;/game&gt;&quot;)" office:value-type="string" office:string-value="&lt;game name=&quot;Legend of Zelda, The - The Wind Waker (USA)&quot;&gt; &lt;year&gt;2003&lt;/year&gt; &lt;rating&gt;ESRB - E (Everyone)&lt;/rating&gt; &lt;title&gt;Legend of Zelda, The - The Wind Waker &lt;/title&gt; &lt;pub&gt;Nintendo of Europe GmbH&lt;/pub&gt; &lt;dev&gt;Nintendo&lt;/dev&gt; &lt;genre&gt;Action&lt;/genre&gt; &lt;score&gt;4.6&lt;/score&gt; &lt;player&gt;1 Player&lt;/player&gt; &lt;story&gt;Link returns in an all new adventure, with a brand new cel-shaded graphical style.****Set on a small island in the middle of a great ocean, Link is living peacefully with his Grandmother when some pirates pull up next to his island. Soon after a giant bird flies in out of nowhere, and grabs the young pirate captain, Tetra. As the hero that he is, Link heads off and rescues her, only for the bird to kidnap his sister.****Now Link must head out on an even bigger adventure to save his sister. Along the way, he will discover the mystery behind the great bird and the secrets of the ocean around him as well as receive the Wind Waker, a baton that allows Link to change the tide of the ocean, so he can sail to new destinations he wasn't able to before.****Along with the new adventure, Link will also come across new items, including the grappling hook, the deku leaf, and the Tingle Tuner, allowing you to connect your Game Boy Advance to the GameCube and use Tingle the fairy on the GBA to find hidden items.&lt;/story&gt; &lt;/game&gt;">
            <text:p>&lt;game name="Legend of Zelda, The - The Wind Waker (USA)"&gt; &lt;year&gt;2003&lt;/year&gt; &lt;rating&gt;ESRB - E (Everyone)&lt;/rating&gt; &lt;title&gt;Legend of Zelda, The - The Wind Waker &lt;/title&gt; &lt;pub&gt;Nintendo of Europe GmbH&lt;/pub&gt; &lt;dev&gt;Nintendo&lt;/dev&gt; &lt;genre&gt;Action&lt;/genre&gt; &lt;score&gt;4.6&lt;/score&gt; &lt;player&gt;1 Player&lt;/player&gt; &lt;story&gt;Link returns in an all new adventure, with a brand new cel-shaded graphical style.****Set on a small island in the middle of a great ocean, Link is living peacefully with his Grandmother when some pirates pull up next to his island. Soon after a giant bird flies in out of nowhere, and grabs the young pirate captain, Tetra. As the hero that he is, Link heads off and rescues her, only for the bird to kidnap his sister.****Now Link must head out on an even bigger adventure to save his sister. Along the way, he will discover the mystery behind the great bird and the secrets of the ocean around him as well as receive the Wind Waker, a baton that allows Link to change the tide of the ocean, so he can sail to new destinations he wasn't able to before.****Along with the new adventure, Link will also come across new items, including the grappling hook, the deku leaf, and the Tingle Tuner, allowing you to connect your Game Boy Advance to the GameCube and use Tingle the fairy on the GBA to find hidden items.&lt;/story&gt; &lt;/game&gt;</text:p>
          </table:table-cell>
          <table:table-cell table:number-columns-repeated="1012"/>
        </table:table-row>
        <table:table-row table:style-name="ro1">
          <table:table-cell office:value-type="string">
            <text:p>Legend of Zelda, The - Twilight Princess (USA)</text:p>
          </table:table-cell>
          <table:table-cell office:value-type="float" office:value="2006">
            <text:p>2006</text:p>
          </table:table-cell>
          <table:table-cell office:value-type="string">
            <text:p>ESRB - T (Teen)</text:p>
          </table:table-cell>
          <table:table-cell office:value-type="string">
            <text:p>Legend of Zelda, The - Twilight Princess </text:p>
          </table:table-cell>
          <table:table-cell table:style-name="Default" office:value-type="string">
            <text:p>Nintendo of America Inc.</text:p>
          </table:table-cell>
          <table:table-cell office:value-type="string">
            <text:p>Nintendo</text:p>
          </table:table-cell>
          <table:table-cell office:value-type="string">
            <text:p>Action</text:p>
          </table:table-cell>
          <table:table-cell office:value-type="string">
            <text:p>4.1</text:p>
          </table:table-cell>
          <table:table-cell office:value-type="string">
            <text:p>1 Player</text:p>
          </table:table-cell>
          <table:table-cell office:value-type="string">
            <text:p>Twilight Princess is the first Legend of Zelda game for the Wii and also the last for GameCube. At first Link is a simple farm boy, whose tasks consist of herding goats to watching children in Ordon village, Link's home town. One day, Link is asked by the mayor to run an errand in Castle Town, but things sudden go wrong…****The land becomes dark, and strange creatures appear from another world called the Twilight Realm, which turns most into ghosts. Link, however, becomes a wolf. After becoming a wolf, Link is aided by Midna, a resident of the Twilight Realm. Midna helps Link find a way to turn human again along with other tasks.****The wolf cannot use a sword or other items. Instead, Link must use his senses to solve puzzles and get past obstacles. The beast can also dig holes to find hearts and rupees and to get in places. He can push blocks with his head to climb higher or reveal hidden passageways. Additionally, he can attack enemies by biting or pouncing on them.****As a human, Link can move around quickly, aim his bow, swing his sword, and even fish. Link also collects many different items, which allow him to perform varied attacks and reach places he couldn't before. Link performs many attacks with his sword and can even learn other sword moves.****The art is similar to the naturalistic style of Ocarina of Time, rather than the cel-shaded look of The Wind Waker. Chronologically, the game takes place between the two aforementioned titles and quite a few locations from Ocarina of Time can be visited. The main adventure takes place in several provinces with dungeons and temples. With the help of Midna, you can easily travel around quickly later in the game.</text:p>
          </table:table-cell>
          <table:table-cell table:style-name="Default" table:formula="of:=CONCATENATE(&quot;&lt;game name=&quot;;CHAR(34);[.A263];CHAR(34);&quot;&gt; &lt;year&gt;&quot;;[.B263];&quot;&lt;/year&gt; &lt;rating&gt;&quot;;[.C263];&quot;&lt;/rating&gt; &lt;title&gt;&quot;;[.D263];&quot;&lt;/title&gt; &lt;pub&gt;&quot;;[.E263];&quot;&lt;/pub&gt; &lt;dev&gt;&quot;;[.F263];&quot;&lt;/dev&gt; &lt;genre&gt;&quot;;[.G263];&quot;&lt;/genre&gt; &lt;score&gt;&quot;;[.H263];&quot;&lt;/score&gt; &lt;player&gt;&quot;;[.I263];&quot;&lt;/player&gt; &lt;story&gt;&quot;;[.J263];&quot;&lt;/story&gt; &lt;/game&gt;&quot;)" office:value-type="string" office:string-value="&lt;game name=&quot;Legend of Zelda, The - Twilight Princess (USA)&quot;&gt; &lt;year&gt;2006&lt;/year&gt; &lt;rating&gt;ESRB - T (Teen)&lt;/rating&gt; &lt;title&gt;Legend of Zelda, The - Twilight Princess &lt;/title&gt; &lt;pub&gt;Nintendo of America Inc.&lt;/pub&gt; &lt;dev&gt;Nintendo&lt;/dev&gt; &lt;genre&gt;Action&lt;/genre&gt; &lt;score&gt;4.1&lt;/score&gt; &lt;player&gt;1 Player&lt;/player&gt; &lt;story&gt;Twilight Princess is the first Legend of Zelda game for the Wii and also the last for GameCube. At first Link is a simple farm boy, whose tasks consist of herding goats to watching children in Ordon village, Link's home town. One day, Link is asked by the mayor to run an errand in Castle Town, but things sudden go wrong…****The land becomes dark, and strange creatures appear from another world called the Twilight Realm, which turns most into ghosts. Link, however, becomes a wolf. After becoming a wolf, Link is aided by Midna, a resident of the Twilight Realm. Midna helps Link find a way to turn human again along with other tasks.****The wolf cannot use a sword or other items. Instead, Link must use his senses to solve puzzles and get past obstacles. The beast can also dig holes to find hearts and rupees and to get in places. He can push blocks with his head to climb higher or reveal hidden passageways. Additionally, he can attack enemies by biting or pouncing on them.****As a human, Link can move around quickly, aim his bow, swing his sword, and even fish. Link also collects many different items, which allow him to perform varied attacks and reach places he couldn't before. Link performs many attacks with his sword and can even learn other sword moves.****The art is similar to the naturalistic style of Ocarina of Time, rather than the cel-shaded look of The Wind Waker. Chronologically, the game takes place between the two aforementioned titles and quite a few locations from Ocarina of Time can be visited. The main adventure takes place in several provinces with dungeons and temples. With the help of Midna, you can easily travel around quickly later in the game.&lt;/story&gt; &lt;/game&gt;">
            <text:p>&lt;game name="Legend of Zelda, The - Twilight Princess (USA)"&gt; &lt;year&gt;2006&lt;/year&gt; &lt;rating&gt;ESRB - T (Teen)&lt;/rating&gt; &lt;title&gt;Legend of Zelda, The - Twilight Princess &lt;/title&gt; &lt;pub&gt;Nintendo of America Inc.&lt;/pub&gt; &lt;dev&gt;Nintendo&lt;/dev&gt; &lt;genre&gt;Action&lt;/genre&gt; &lt;score&gt;4.1&lt;/score&gt; &lt;player&gt;1 Player&lt;/player&gt; &lt;story&gt;Twilight Princess is the first Legend of Zelda game for the Wii and also the last for GameCube. At first Link is a simple farm boy, whose tasks consist of herding goats to watching children in Ordon village, Link's home town. One day, Link is asked by the mayor to run an errand in Castle Town, but things sudden go wrong…****The land becomes dark, and strange creatures appear from another world called the Twilight Realm, which turns most into ghosts. Link, however, becomes a wolf. After becoming a wolf, Link is aided by Midna, a resident of the Twilight Realm. Midna helps Link find a way to turn human again along with other tasks.****The wolf cannot use a sword or other items. Instead, Link must use his senses to solve puzzles and get past obstacles. The beast can also dig holes to find hearts and rupees and to get in places. He can push blocks with his head to climb higher or reveal hidden passageways. Additionally, he can attack enemies by biting or pouncing on them.****As a human, Link can move around quickly, aim his bow, swing his sword, and even fish. Link also collects many different items, which allow him to perform varied attacks and reach places he couldn't before. Link performs many attacks with his sword and can even learn other sword moves.****The art is similar to the naturalistic style of Ocarina of Time, rather than the cel-shaded look of The Wind Waker. Chronologically, the game takes place between the two aforementioned titles and quite a few locations from Ocarina of Time can be visited. The main adventure takes place in several provinces with dungeons and temples. With the help of Midna, you can easily travel around quickly later in the game.&lt;/story&gt; &lt;/game&gt;</text:p>
          </table:table-cell>
          <table:table-cell table:number-columns-repeated="1012"/>
        </table:table-row>
        <table:table-row table:style-name="ro1">
          <table:table-cell office:value-type="string">
            <text:p>Legends of Wrestling (USA)</text:p>
          </table:table-cell>
          <table:table-cell office:value-type="float" office:value="2002">
            <text:p>2002</text:p>
          </table:table-cell>
          <table:table-cell office:value-type="string">
            <text:p>ESRB - T (Teen)</text:p>
          </table:table-cell>
          <table:table-cell office:value-type="string">
            <text:p>Legends of Wrestling </text:p>
          </table:table-cell>
          <table:table-cell table:style-name="Default" office:value-type="string">
            <text:p>Acclaim Entertainment, Inc.</text:p>
          </table:table-cell>
          <table:table-cell office:value-type="string">
            <text:p>Acclaim Studios Salt Lake City</text:p>
          </table:table-cell>
          <table:table-cell office:value-type="string">
            <text:p>Sports/Wrestling</text:p>
          </table:table-cell>
          <table:table-cell office:value-type="string">
            <text:p>2.8</text:p>
          </table:table-cell>
          <table:table-cell office:value-type="string">
            <text:p>1-4 Players</text:p>
          </table:table-cell>
          <table:table-cell office:value-type="string">
            <text:p>Legends of Wrestling takes one of America's most popular [fake] sports and turns back the clock. <text:s/>Legends of Wrestling is all about the classic superstars that put wrestling where it is today, with suprtstars including Hulk Hogan, Bret "Hitman" Hart, Jerry "The King" Lawler, Jimmy "Superfly" Snuka, Rob Van Dam, Terry Funk, The Road Warriors and George "The Animal" Steele.****The game features in-depth match analysis and career guidance by some of wrestling's greatest managers, including Captain Lou Albano and "The Mouth Of The South" Jimmy Hart. <text:s/>They will guide you through your career should you chose that mode of play. <text:s/>For those who just want to hit the mats right away, you can simply jump into an exhibition match in several match types including Tag Team Challenge, Three- and Four-Way Dances, and special guest referees.</text:p>
          </table:table-cell>
          <table:table-cell table:style-name="Default" table:formula="of:=CONCATENATE(&quot;&lt;game name=&quot;;CHAR(34);[.A264];CHAR(34);&quot;&gt; &lt;year&gt;&quot;;[.B264];&quot;&lt;/year&gt; &lt;rating&gt;&quot;;[.C264];&quot;&lt;/rating&gt; &lt;title&gt;&quot;;[.D264];&quot;&lt;/title&gt; &lt;pub&gt;&quot;;[.E264];&quot;&lt;/pub&gt; &lt;dev&gt;&quot;;[.F264];&quot;&lt;/dev&gt; &lt;genre&gt;&quot;;[.G264];&quot;&lt;/genre&gt; &lt;score&gt;&quot;;[.H264];&quot;&lt;/score&gt; &lt;player&gt;&quot;;[.I264];&quot;&lt;/player&gt; &lt;story&gt;&quot;;[.J264];&quot;&lt;/story&gt; &lt;/game&gt;&quot;)" office:value-type="string" office:string-value="&lt;game name=&quot;Legends of Wrestling (USA)&quot;&gt; &lt;year&gt;2002&lt;/year&gt; &lt;rating&gt;ESRB - T (Teen)&lt;/rating&gt; &lt;title&gt;Legends of Wrestling &lt;/title&gt; &lt;pub&gt;Acclaim Entertainment, Inc.&lt;/pub&gt; &lt;dev&gt;Acclaim Studios Salt Lake City&lt;/dev&gt; &lt;genre&gt;Sports/Wrestling&lt;/genre&gt; &lt;score&gt;2.8&lt;/score&gt; &lt;player&gt;1-4 Players&lt;/player&gt; &lt;story&gt;Legends of Wrestling takes one of America's most popular [fake] sports and turns back the clock.  Legends of Wrestling is all about the classic superstars that put wrestling where it is today, with suprtstars including Hulk Hogan, Bret &quot;Hitman&quot; Hart, Jerry &quot;The King&quot; Lawler, Jimmy &quot;Superfly&quot; Snuka, Rob Van Dam, Terry Funk, The Road Warriors and George &quot;The Animal&quot; Steele.****The game features in-depth match analysis and career guidance by some of wrestling's greatest managers, including Captain Lou Albano and &quot;The Mouth Of The South&quot; Jimmy Hart.  They will guide you through your career should you chose that mode of play.  For those who just want to hit the mats right away, you can simply jump into an exhibition match in several match types including Tag Team Challenge, Three- and Four-Way Dances, and special guest referees.&lt;/story&gt; &lt;/game&gt;">
            <text:p>&lt;game name="Legends of Wrestling (USA)"&gt; &lt;year&gt;2002&lt;/year&gt; &lt;rating&gt;ESRB - T (Teen)&lt;/rating&gt; &lt;title&gt;Legends of Wrestling &lt;/title&gt; &lt;pub&gt;Acclaim Entertainment, Inc.&lt;/pub&gt; &lt;dev&gt;Acclaim Studios Salt Lake City&lt;/dev&gt; &lt;genre&gt;Sports/Wrestling&lt;/genre&gt; &lt;score&gt;2.8&lt;/score&gt; &lt;player&gt;1-4 Players&lt;/player&gt; &lt;story&gt;Legends of Wrestling takes one of America's most popular [fake] sports and turns back the clock. <text:s/>Legends of Wrestling is all about the classic superstars that put wrestling where it is today, with suprtstars including Hulk Hogan, Bret "Hitman" Hart, Jerry "The King" Lawler, Jimmy "Superfly" Snuka, Rob Van Dam, Terry Funk, The Road Warriors and George "The Animal" Steele.****The game features in-depth match analysis and career guidance by some of wrestling's greatest managers, including Captain Lou Albano and "The Mouth Of The South" Jimmy Hart. <text:s/>They will guide you through your career should you chose that mode of play. <text:s/>For those who just want to hit the mats right away, you can simply jump into an exhibition match in several match types including Tag Team Challenge, Three- and Four-Way Dances, and special guest referees.&lt;/story&gt; &lt;/game&gt;</text:p>
          </table:table-cell>
          <table:table-cell table:number-columns-repeated="1012"/>
        </table:table-row>
        <table:table-row table:style-name="ro1">
          <table:table-cell office:value-type="string">
            <text:p>Legends of Wrestling II (USA)</text:p>
          </table:table-cell>
          <table:table-cell office:value-type="float" office:value="2002">
            <text:p>2002</text:p>
          </table:table-cell>
          <table:table-cell office:value-type="string">
            <text:p>ESRB - T (Teen)</text:p>
          </table:table-cell>
          <table:table-cell office:value-type="string">
            <text:p>Legends of Wrestling II </text:p>
          </table:table-cell>
          <table:table-cell table:style-name="Default" office:value-type="string">
            <text:p>Acclaim Entertainment, Inc.</text:p>
          </table:table-cell>
          <table:table-cell office:value-type="string">
            <text:p>Acclaim</text:p>
          </table:table-cell>
          <table:table-cell office:value-type="string">
            <text:p>Sports/Wrestling</text:p>
          </table:table-cell>
          <table:table-cell office:value-type="string">
            <text:p>3.0</text:p>
          </table:table-cell>
          <table:table-cell office:value-type="string">
            <text:p>1-4 Players</text:p>
          </table:table-cell>
          <table:table-cell office:value-type="string">
            <text:p>The sequel is enhanced and improved first part, in which you control a fighter or a party of them in most unbloody fighting sport, which is called wrestling. Over 65 famous "Champions" are available to you, such as Hulk Hogan, Andre The Giant, Rowdy Roddy Piper, Bruno Sammartino, Bret "Hitman" Hart, Sid Vicious, "Big Poppa Pump" Scott Steiner and Jerry "The King" Lawler.****There are many types of fights, including 6- and 8-man Elimination Bouts, Cage, Battle Royal, Ladder, Table and 3- and 4-way dances, also Body Slam Challenge with Big John Studd and tag-team tournaments with great teams such as The Road Warriors, Steiner Brothers, British Bulldogs, Nasty Boys, Rock-n-Roll Express and more.****Create-A-Legend feature now is bigger and better, allowing players to make their ultimate grappler.</text:p>
          </table:table-cell>
          <table:table-cell table:style-name="Default" table:formula="of:=CONCATENATE(&quot;&lt;game name=&quot;;CHAR(34);[.A265];CHAR(34);&quot;&gt; &lt;year&gt;&quot;;[.B265];&quot;&lt;/year&gt; &lt;rating&gt;&quot;;[.C265];&quot;&lt;/rating&gt; &lt;title&gt;&quot;;[.D265];&quot;&lt;/title&gt; &lt;pub&gt;&quot;;[.E265];&quot;&lt;/pub&gt; &lt;dev&gt;&quot;;[.F265];&quot;&lt;/dev&gt; &lt;genre&gt;&quot;;[.G265];&quot;&lt;/genre&gt; &lt;score&gt;&quot;;[.H265];&quot;&lt;/score&gt; &lt;player&gt;&quot;;[.I265];&quot;&lt;/player&gt; &lt;story&gt;&quot;;[.J265];&quot;&lt;/story&gt; &lt;/game&gt;&quot;)" office:value-type="string" office:string-value="&lt;game name=&quot;Legends of Wrestling II (USA)&quot;&gt; &lt;year&gt;2002&lt;/year&gt; &lt;rating&gt;ESRB - T (Teen)&lt;/rating&gt; &lt;title&gt;Legends of Wrestling II &lt;/title&gt; &lt;pub&gt;Acclaim Entertainment, Inc.&lt;/pub&gt; &lt;dev&gt;Acclaim&lt;/dev&gt; &lt;genre&gt;Sports/Wrestling&lt;/genre&gt; &lt;score&gt;3.0&lt;/score&gt; &lt;player&gt;1-4 Players&lt;/player&gt; &lt;story&gt;The sequel is enhanced and improved first part, in which you control a fighter or a party of them in most unbloody fighting sport, which is called wrestling. Over 65 famous &quot;Champions&quot; are available to you, such as Hulk Hogan, Andre The Giant, Rowdy Roddy Piper, Bruno Sammartino, Bret &quot;Hitman&quot; Hart, Sid Vicious, &quot;Big Poppa Pump&quot; Scott Steiner and Jerry &quot;The King&quot; Lawler.****There are many types of fights, including 6- and 8-man Elimination Bouts, Cage, Battle Royal, Ladder, Table and 3- and 4-way dances, also Body Slam Challenge with Big John Studd and tag-team tournaments with great teams such as The Road Warriors, Steiner Brothers, British Bulldogs, Nasty Boys, Rock-n-Roll Express and more.****Create-A-Legend feature now is bigger and better, allowing players to make their ultimate grappler.&lt;/story&gt; &lt;/game&gt;">
            <text:p>&lt;game name="Legends of Wrestling II (USA)"&gt; &lt;year&gt;2002&lt;/year&gt; &lt;rating&gt;ESRB - T (Teen)&lt;/rating&gt; &lt;title&gt;Legends of Wrestling II &lt;/title&gt; &lt;pub&gt;Acclaim Entertainment, Inc.&lt;/pub&gt; &lt;dev&gt;Acclaim&lt;/dev&gt; &lt;genre&gt;Sports/Wrestling&lt;/genre&gt; &lt;score&gt;3.0&lt;/score&gt; &lt;player&gt;1-4 Players&lt;/player&gt; &lt;story&gt;The sequel is enhanced and improved first part, in which you control a fighter or a party of them in most unbloody fighting sport, which is called wrestling. Over 65 famous "Champions" are available to you, such as Hulk Hogan, Andre The Giant, Rowdy Roddy Piper, Bruno Sammartino, Bret "Hitman" Hart, Sid Vicious, "Big Poppa Pump" Scott Steiner and Jerry "The King" Lawler.****There are many types of fights, including 6- and 8-man Elimination Bouts, Cage, Battle Royal, Ladder, Table and 3- and 4-way dances, also Body Slam Challenge with Big John Studd and tag-team tournaments with great teams such as The Road Warriors, Steiner Brothers, British Bulldogs, Nasty Boys, Rock-n-Roll Express and more.****Create-A-Legend feature now is bigger and better, allowing players to make their ultimate grappler.&lt;/story&gt; &lt;/game&gt;</text:p>
          </table:table-cell>
          <table:table-cell table:number-columns-repeated="1012"/>
        </table:table-row>
        <table:table-row table:style-name="ro1">
          <table:table-cell office:value-type="string">
            <text:p>LEGO Star Wars - The Video Game (USA)</text:p>
          </table:table-cell>
          <table:table-cell office:value-type="float" office:value="2005">
            <text:p>2005</text:p>
          </table:table-cell>
          <table:table-cell office:value-type="string">
            <text:p>ESRB - E (Everyone)</text:p>
          </table:table-cell>
          <table:table-cell office:value-type="string">
            <text:p>LEGO Star Wars - The Video Game </text:p>
          </table:table-cell>
          <table:table-cell table:style-name="Default" office:value-type="string">
            <text:p>Eidos Interactive, Inc.</text:p>
          </table:table-cell>
          <table:table-cell office:value-type="string">
            <text:p>Traveller's Tales</text:p>
          </table:table-cell>
          <table:table-cell office:value-type="string">
            <text:p>Action</text:p>
          </table:table-cell>
          <table:table-cell office:value-type="string">
            <text:p>4.1</text:p>
          </table:table-cell>
          <table:table-cell office:value-type="string">
            <text:p>1-2 Players</text:p>
          </table:table-cell>
          <table:table-cell office:value-type="string">
            <text:p>Relive the adventures of the Prequel Trilogy (Episodes I, II and III) in Lego form! <text:s/>Players take control of over 30 characters to play through key moments from "The Phantom Menace", "Attack of the Clones" and "Revenge of the Sith", including all of the famous lightsaber battles, races, and spaceship dogfights.****The Lego aspect also comes into play, as bricks will be built to pass obstacles and be used to guide the characters through their journey. <text:s/>All of the environments are styled and break apart just like the toy line of the same name.****Also included is a multi-player mode, with multiple extras and characters to unlock throughout gameplay.</text:p>
          </table:table-cell>
          <table:table-cell table:style-name="Default" table:formula="of:=CONCATENATE(&quot;&lt;game name=&quot;;CHAR(34);[.A266];CHAR(34);&quot;&gt; &lt;year&gt;&quot;;[.B266];&quot;&lt;/year&gt; &lt;rating&gt;&quot;;[.C266];&quot;&lt;/rating&gt; &lt;title&gt;&quot;;[.D266];&quot;&lt;/title&gt; &lt;pub&gt;&quot;;[.E266];&quot;&lt;/pub&gt; &lt;dev&gt;&quot;;[.F266];&quot;&lt;/dev&gt; &lt;genre&gt;&quot;;[.G266];&quot;&lt;/genre&gt; &lt;score&gt;&quot;;[.H266];&quot;&lt;/score&gt; &lt;player&gt;&quot;;[.I266];&quot;&lt;/player&gt; &lt;story&gt;&quot;;[.J266];&quot;&lt;/story&gt; &lt;/game&gt;&quot;)" office:value-type="string" office:string-value="&lt;game name=&quot;LEGO Star Wars - The Video Game (USA)&quot;&gt; &lt;year&gt;2005&lt;/year&gt; &lt;rating&gt;ESRB - E (Everyone)&lt;/rating&gt; &lt;title&gt;LEGO Star Wars - The Video Game &lt;/title&gt; &lt;pub&gt;Eidos Interactive, Inc.&lt;/pub&gt; &lt;dev&gt;Traveller's Tales&lt;/dev&gt; &lt;genre&gt;Action&lt;/genre&gt; &lt;score&gt;4.1&lt;/score&gt; &lt;player&gt;1-2 Players&lt;/player&gt; &lt;story&gt;Relive the adventures of the Prequel Trilogy (Episodes I, II and III) in Lego form!  Players take control of over 30 characters to play through key moments from &quot;The Phantom Menace&quot;, &quot;Attack of the Clones&quot; and &quot;Revenge of the Sith&quot;, including all of the famous lightsaber battles, races, and spaceship dogfights.****The Lego aspect also comes into play, as bricks will be built to pass obstacles and be used to guide the characters through their journey.  All of the environments are styled and break apart just like the toy line of the same name.****Also included is a multi-player mode, with multiple extras and characters to unlock throughout gameplay.&lt;/story&gt; &lt;/game&gt;">
            <text:p>&lt;game name="LEGO Star Wars - The Video Game (USA)"&gt; &lt;year&gt;2005&lt;/year&gt; &lt;rating&gt;ESRB - E (Everyone)&lt;/rating&gt; &lt;title&gt;LEGO Star Wars - The Video Game &lt;/title&gt; &lt;pub&gt;Eidos Interactive, Inc.&lt;/pub&gt; &lt;dev&gt;Traveller's Tales&lt;/dev&gt; &lt;genre&gt;Action&lt;/genre&gt; &lt;score&gt;4.1&lt;/score&gt; &lt;player&gt;1-2 Players&lt;/player&gt; &lt;story&gt;Relive the adventures of the Prequel Trilogy (Episodes I, II and III) in Lego form! <text:s/>Players take control of over 30 characters to play through key moments from "The Phantom Menace", "Attack of the Clones" and "Revenge of the Sith", including all of the famous lightsaber battles, races, and spaceship dogfights.****The Lego aspect also comes into play, as bricks will be built to pass obstacles and be used to guide the characters through their journey. <text:s/>All of the environments are styled and break apart just like the toy line of the same name.****Also included is a multi-player mode, with multiple extras and characters to unlock throughout gameplay.&lt;/story&gt; &lt;/game&gt;</text:p>
          </table:table-cell>
          <table:table-cell table:number-columns-repeated="1012"/>
        </table:table-row>
        <table:table-row table:style-name="ro1">
          <table:table-cell office:value-type="string">
            <text:p>LEGO Star Wars II - The Original Trilogy (USA)</text:p>
          </table:table-cell>
          <table:table-cell office:value-type="float" office:value="2006">
            <text:p>2006</text:p>
          </table:table-cell>
          <table:table-cell office:value-type="string">
            <text:p>ESRB - E10+ (Everyone 10+)</text:p>
          </table:table-cell>
          <table:table-cell office:value-type="string">
            <text:p>LEGO Star Wars II - The Original Trilogy </text:p>
          </table:table-cell>
          <table:table-cell table:style-name="Default" office:value-type="string">
            <text:p>LucasArts</text:p>
          </table:table-cell>
          <table:table-cell office:value-type="string">
            <text:p>Traveller's Tales</text:p>
          </table:table-cell>
          <table:table-cell office:value-type="string">
            <text:p>Action</text:p>
          </table:table-cell>
          <table:table-cell office:value-type="string">
            <text:p>3.9</text:p>
          </table:table-cell>
          <table:table-cell office:value-type="string">
            <text:p>1-2 Players</text:p>
          </table:table-cell>
          <table:table-cell office:value-type="string">
            <text:p>The Legos strike back in the sequel to the original LEGO Star Wars: The Video Game, where players now get to explore the original trilogy of the Star Wars universe. <text:s/>LEGO Star Wars II is a game where players use LEGO-ized Star Wars characters to reenact all three of the original movies. <text:s/>All of the sets and props are also made out of LEGO's, and retain their properties such as the ability to be rebuilt and fall apart. <text:s/>LEGO Star Wars puts an original spin on the series by adding a light-hearted, humorous touch to the movies, and also by using no dialogue. <text:s/>****In this third-person platforming/action game, players take control of the characters and vehicles of Star Wars. <text:s/>In Story Mode, players reenact the original movies with LEGOs. <text:s/>Each character has different weapons, like light-sabers for Jedi's, and crossbows for Wookies, as well as new character-specific attacks and maneuvers. <text:s/>Each character also has different abilities, like Jedi's being able to use the force, R2-D2 being able to unlock doors, or Boba Fett being able to use his jet pack. <text:s/>It is up to the player to use these abilities to solve puzzles and traverse the levels of the game. <text:s/>In addition to a single-player game, there is also a 2 player co-op mode that allows two players to play the Story Mode.****In addition, there is also a Free-play mode that allows you to go back and play your beaten levels. <text:s/>For one, this allows you to go back and play the level with any character in the game that you have unlocked. <text:s/>However, a newly added feature allows you to create your own mixed up LEGO characters, and also allows you to create your own vehicles out of LEGO's. <text:s/>Power Brock items and coin stubs collected in Story Mode will also unlock new characters, vehicles, and items for you to play with.</text:p>
          </table:table-cell>
          <table:table-cell table:style-name="Default" table:formula="of:=CONCATENATE(&quot;&lt;game name=&quot;;CHAR(34);[.A267];CHAR(34);&quot;&gt; &lt;year&gt;&quot;;[.B267];&quot;&lt;/year&gt; &lt;rating&gt;&quot;;[.C267];&quot;&lt;/rating&gt; &lt;title&gt;&quot;;[.D267];&quot;&lt;/title&gt; &lt;pub&gt;&quot;;[.E267];&quot;&lt;/pub&gt; &lt;dev&gt;&quot;;[.F267];&quot;&lt;/dev&gt; &lt;genre&gt;&quot;;[.G267];&quot;&lt;/genre&gt; &lt;score&gt;&quot;;[.H267];&quot;&lt;/score&gt; &lt;player&gt;&quot;;[.I267];&quot;&lt;/player&gt; &lt;story&gt;&quot;;[.J267];&quot;&lt;/story&gt; &lt;/game&gt;&quot;)" office:value-type="string" office:string-value="&lt;game name=&quot;LEGO Star Wars II - The Original Trilogy (USA)&quot;&gt; &lt;year&gt;2006&lt;/year&gt; &lt;rating&gt;ESRB - E10+ (Everyone 10+)&lt;/rating&gt; &lt;title&gt;LEGO Star Wars II - The Original Trilogy &lt;/title&gt; &lt;pub&gt;LucasArts&lt;/pub&gt; &lt;dev&gt;Traveller's Tales&lt;/dev&gt; &lt;genre&gt;Action&lt;/genre&gt; &lt;score&gt;3.9&lt;/score&gt; &lt;player&gt;1-2 Players&lt;/player&gt; &lt;story&gt;The Legos strike back in the sequel to the original LEGO Star Wars: The Video Game, where players now get to explore the original trilogy of the Star Wars universe.  LEGO Star Wars II is a game where players use LEGO-ized Star Wars characters to reenact all three of the original movies.  All of the sets and props are also made out of LEGO's, and retain their properties such as the ability to be rebuilt and fall apart.  LEGO Star Wars puts an original spin on the series by adding a light-hearted, humorous touch to the movies, and also by using no dialogue.  ****In this third-person platforming/action game, players take control of the characters and vehicles of Star Wars.  In Story Mode, players reenact the original movies with LEGOs.  Each character has different weapons, like light-sabers for Jedi's, and crossbows for Wookies, as well as new character-specific attacks and maneuvers.  Each character also has different abilities, like Jedi's being able to use the force, R2-D2 being able to unlock doors, or Boba Fett being able to use his jet pack.  It is up to the player to use these abilities to solve puzzles and traverse the levels of the game.  In addition to a single-player game, there is also a 2 player co-op mode that allows two players to play the Story Mode.****In addition, there is also a Free-play mode that allows you to go back and play your beaten levels.  For one, this allows you to go back and play the level with any character in the game that you have unlocked.  However, a newly added feature allows you to create your own mixed up LEGO characters, and also allows you to create your own vehicles out of LEGO's.  Power Brock items and coin stubs collected in Story Mode will also unlock new characters, vehicles, and items for you to play with.&lt;/story&gt; &lt;/game&gt;">
            <text:p>&lt;game name="LEGO Star Wars II - The Original Trilogy (USA)"&gt; &lt;year&gt;2006&lt;/year&gt; &lt;rating&gt;ESRB - E10+ (Everyone 10+)&lt;/rating&gt; &lt;title&gt;LEGO Star Wars II - The Original Trilogy &lt;/title&gt; &lt;pub&gt;LucasArts&lt;/pub&gt; &lt;dev&gt;Traveller's Tales&lt;/dev&gt; &lt;genre&gt;Action&lt;/genre&gt; &lt;score&gt;3.9&lt;/score&gt; &lt;player&gt;1-2 Players&lt;/player&gt; &lt;story&gt;The Legos strike back in the sequel to the original LEGO Star Wars: The Video Game, where players now get to explore the original trilogy of the Star Wars universe. <text:s/>LEGO Star Wars II is a game where players use LEGO-ized Star Wars characters to reenact all three of the original movies. <text:s/>All of the sets and props are also made out of LEGO's, and retain their properties such as the ability to be rebuilt and fall apart. <text:s/>LEGO Star Wars puts an original spin on the series by adding a light-hearted, humorous touch to the movies, and also by using no dialogue. <text:s/>****In this third-person platforming/action game, players take control of the characters and vehicles of Star Wars. <text:s/>In Story Mode, players reenact the original movies with LEGOs. <text:s/>Each character has different weapons, like light-sabers for Jedi's, and crossbows for Wookies, as well as new character-specific attacks and maneuvers. <text:s/>Each character also has different abilities, like Jedi's being able to use the force, R2-D2 being able to unlock doors, or Boba Fett being able to use his jet pack. <text:s/>It is up to the player to use these abilities to solve puzzles and traverse the levels of the game. <text:s/>In addition to a single-player game, there is also a 2 player co-op mode that allows two players to play the Story Mode.****In addition, there is also a Free-play mode that allows you to go back and play your beaten levels. <text:s/>For one, this allows you to go back and play the level with any character in the game that you have unlocked. <text:s/>However, a newly added feature allows you to create your own mixed up LEGO characters, and also allows you to create your own vehicles out of LEGO's. <text:s/>Power Brock items and coin stubs collected in Story Mode will also unlock new characters, vehicles, and items for you to play with.&lt;/story&gt; &lt;/game&gt;</text:p>
          </table:table-cell>
          <table:table-cell table:number-columns-repeated="1012"/>
        </table:table-row>
        <table:table-row table:style-name="ro1">
          <table:table-cell office:value-type="string">
            <text:p>Lemony Snicket's A Series of Unfortunate Events (USA)</text:p>
          </table:table-cell>
          <table:table-cell office:value-type="float" office:value="2004">
            <text:p>2004</text:p>
          </table:table-cell>
          <table:table-cell office:value-type="string">
            <text:p>ESRB - E (Everyone)</text:p>
          </table:table-cell>
          <table:table-cell office:value-type="string">
            <text:p>Lemony Snicket's A Series of Unfortunate Events </text:p>
          </table:table-cell>
          <table:table-cell table:style-name="Default" office:value-type="string">
            <text:p>Activision Publishing, Inc.</text:p>
          </table:table-cell>
          <table:table-cell office:value-type="string">
            <text:p>Adrenium Games</text:p>
          </table:table-cell>
          <table:table-cell office:value-type="string">
            <text:p>Action</text:p>
          </table:table-cell>
          <table:table-cell office:value-type="string">
            <text:p>3.4</text:p>
          </table:table-cell>
          <table:table-cell office:value-type="string">
            <text:p>1 Player</text:p>
          </table:table-cell>
          <table:table-cell office:value-type="string">
            <text:p>Life for the Baudelaire orphans is incredibly unpredictable and rather unfortunate. <text:s/>After losing their parents in a mysterious fire, the orphans are sent to live with their sinister uncle, Count Olaf, who will stop at nothing to get his greedy hands on the Baudelaire famile fortune! <text:s/>Only by combining their talents will the orphans have a chance to defeat the evil Count Olaf and his horrible henchmen.****- Play as all three Baudelaire orphans, each with their own unique skills.****- Adventure through 16 action-packed missions based on the movie and book series.****- Build gadgets to help you defeat Count Olaf and his horrendous henchmen.</text:p>
          </table:table-cell>
          <table:table-cell table:style-name="Default" table:formula="of:=CONCATENATE(&quot;&lt;game name=&quot;;CHAR(34);[.A268];CHAR(34);&quot;&gt; &lt;year&gt;&quot;;[.B268];&quot;&lt;/year&gt; &lt;rating&gt;&quot;;[.C268];&quot;&lt;/rating&gt; &lt;title&gt;&quot;;[.D268];&quot;&lt;/title&gt; &lt;pub&gt;&quot;;[.E268];&quot;&lt;/pub&gt; &lt;dev&gt;&quot;;[.F268];&quot;&lt;/dev&gt; &lt;genre&gt;&quot;;[.G268];&quot;&lt;/genre&gt; &lt;score&gt;&quot;;[.H268];&quot;&lt;/score&gt; &lt;player&gt;&quot;;[.I268];&quot;&lt;/player&gt; &lt;story&gt;&quot;;[.J268];&quot;&lt;/story&gt; &lt;/game&gt;&quot;)" office:value-type="string" office:string-value="&lt;game name=&quot;Lemony Snicket's A Series of Unfortunate Events (USA)&quot;&gt; &lt;year&gt;2004&lt;/year&gt; &lt;rating&gt;ESRB - E (Everyone)&lt;/rating&gt; &lt;title&gt;Lemony Snicket's A Series of Unfortunate Events &lt;/title&gt; &lt;pub&gt;Activision Publishing, Inc.&lt;/pub&gt; &lt;dev&gt;Adrenium Games&lt;/dev&gt; &lt;genre&gt;Action&lt;/genre&gt; &lt;score&gt;3.4&lt;/score&gt; &lt;player&gt;1 Player&lt;/player&gt; &lt;story&gt;Life for the Baudelaire orphans is incredibly unpredictable and rather unfortunate.  After losing their parents in a mysterious fire, the orphans are sent to live with their sinister uncle, Count Olaf, who will stop at nothing to get his greedy hands on the Baudelaire famile fortune!  Only by combining their talents will the orphans have a chance to defeat the evil Count Olaf and his horrible henchmen.****- Play as all three Baudelaire orphans, each with their own unique skills.****- Adventure through 16 action-packed missions based on the movie and book series.****- Build gadgets to help you defeat Count Olaf and his horrendous henchmen.&lt;/story&gt; &lt;/game&gt;">
            <text:p>&lt;game name="Lemony Snicket's A Series of Unfortunate Events (USA)"&gt; &lt;year&gt;2004&lt;/year&gt; &lt;rating&gt;ESRB - E (Everyone)&lt;/rating&gt; &lt;title&gt;Lemony Snicket's A Series of Unfortunate Events &lt;/title&gt; &lt;pub&gt;Activision Publishing, Inc.&lt;/pub&gt; &lt;dev&gt;Adrenium Games&lt;/dev&gt; &lt;genre&gt;Action&lt;/genre&gt; &lt;score&gt;3.4&lt;/score&gt; &lt;player&gt;1 Player&lt;/player&gt; &lt;story&gt;Life for the Baudelaire orphans is incredibly unpredictable and rather unfortunate. <text:s/>After losing their parents in a mysterious fire, the orphans are sent to live with their sinister uncle, Count Olaf, who will stop at nothing to get his greedy hands on the Baudelaire famile fortune! <text:s/>Only by combining their talents will the orphans have a chance to defeat the evil Count Olaf and his horrible henchmen.****- Play as all three Baudelaire orphans, each with their own unique skills.****- Adventure through 16 action-packed missions based on the movie and book series.****- Build gadgets to help you defeat Count Olaf and his horrendous henchmen.&lt;/story&gt; &lt;/game&gt;</text:p>
          </table:table-cell>
          <table:table-cell table:number-columns-repeated="1012"/>
        </table:table-row>
        <table:table-row table:style-name="ro1">
          <table:table-cell office:value-type="string">
            <text:p>Looney Tunes - Back in Action (USA)</text:p>
          </table:table-cell>
          <table:table-cell office:value-type="float" office:value="2003">
            <text:p>2003</text:p>
          </table:table-cell>
          <table:table-cell office:value-type="string">
            <text:p>ESRB - E (Everyone)</text:p>
          </table:table-cell>
          <table:table-cell office:value-type="string">
            <text:p>Looney Tunes - Back in Action </text:p>
          </table:table-cell>
          <table:table-cell table:style-name="Default" office:value-type="string">
            <text:p>Electronic Arts, Inc.</text:p>
          </table:table-cell>
          <table:table-cell office:value-type="string">
            <text:p>Warthog Games</text:p>
          </table:table-cell>
          <table:table-cell office:value-type="string">
            <text:p>Action</text:p>
          </table:table-cell>
          <table:table-cell office:value-type="string">
            <text:p>4.0</text:p>
          </table:table-cell>
          <table:table-cell office:value-type="string">
            <text:p>1 Player</text:p>
          </table:table-cell>
          <table:table-cell office:value-type="string">
            <text:p>Bugs Bunny and Daffy Duck join forces in this Looney Tunes outing. Change between the two stars to overcome puzzles and hazards throughout this bright cartoon adventure to rescue all the Munkeys and recover the Blue Monkey Diamond from the ACME Chairman. Face other famous characters like Yosemite Sam, Elmer Fudd and Taz on this 3D platform game. The mini-games along the way help make sure this game doesn't get boring and gives the game longevity.</text:p>
          </table:table-cell>
          <table:table-cell table:style-name="Default" table:formula="of:=CONCATENATE(&quot;&lt;game name=&quot;;CHAR(34);[.A269];CHAR(34);&quot;&gt; &lt;year&gt;&quot;;[.B269];&quot;&lt;/year&gt; &lt;rating&gt;&quot;;[.C269];&quot;&lt;/rating&gt; &lt;title&gt;&quot;;[.D269];&quot;&lt;/title&gt; &lt;pub&gt;&quot;;[.E269];&quot;&lt;/pub&gt; &lt;dev&gt;&quot;;[.F269];&quot;&lt;/dev&gt; &lt;genre&gt;&quot;;[.G269];&quot;&lt;/genre&gt; &lt;score&gt;&quot;;[.H269];&quot;&lt;/score&gt; &lt;player&gt;&quot;;[.I269];&quot;&lt;/player&gt; &lt;story&gt;&quot;;[.J269];&quot;&lt;/story&gt; &lt;/game&gt;&quot;)" office:value-type="string" office:string-value="&lt;game name=&quot;Looney Tunes - Back in Action (USA)&quot;&gt; &lt;year&gt;2003&lt;/year&gt; &lt;rating&gt;ESRB - E (Everyone)&lt;/rating&gt; &lt;title&gt;Looney Tunes - Back in Action &lt;/title&gt; &lt;pub&gt;Electronic Arts, Inc.&lt;/pub&gt; &lt;dev&gt;Warthog Games&lt;/dev&gt; &lt;genre&gt;Action&lt;/genre&gt; &lt;score&gt;4.0&lt;/score&gt; &lt;player&gt;1 Player&lt;/player&gt; &lt;story&gt;Bugs Bunny and Daffy Duck join forces in this Looney Tunes outing. Change between the two stars to overcome puzzles and hazards throughout this bright cartoon adventure to rescue all the Munkeys and recover the Blue Monkey Diamond from the ACME Chairman. Face other famous characters like Yosemite Sam, Elmer Fudd and Taz on this 3D platform game. The mini-games along the way help make sure this game doesn't get boring and gives the game longevity.&lt;/story&gt; &lt;/game&gt;">
            <text:p>&lt;game name="Looney Tunes - Back in Action (USA)"&gt; &lt;year&gt;2003&lt;/year&gt; &lt;rating&gt;ESRB - E (Everyone)&lt;/rating&gt; &lt;title&gt;Looney Tunes - Back in Action &lt;/title&gt; &lt;pub&gt;Electronic Arts, Inc.&lt;/pub&gt; &lt;dev&gt;Warthog Games&lt;/dev&gt; &lt;genre&gt;Action&lt;/genre&gt; &lt;score&gt;4.0&lt;/score&gt; &lt;player&gt;1 Player&lt;/player&gt; &lt;story&gt;Bugs Bunny and Daffy Duck join forces in this Looney Tunes outing. Change between the two stars to overcome puzzles and hazards throughout this bright cartoon adventure to rescue all the Munkeys and recover the Blue Monkey Diamond from the ACME Chairman. Face other famous characters like Yosemite Sam, Elmer Fudd and Taz on this 3D platform game. The mini-games along the way help make sure this game doesn't get boring and gives the game longevity.&lt;/story&gt; &lt;/game&gt;</text:p>
          </table:table-cell>
          <table:table-cell table:number-columns-repeated="1012"/>
        </table:table-row>
        <table:table-row table:style-name="ro1">
          <table:table-cell office:value-type="string">
            <text:p>Lord of the Rings, The - The Return of the King (USA)</text:p>
          </table:table-cell>
          <table:table-cell office:value-type="float" office:value="2003">
            <text:p>2003</text:p>
          </table:table-cell>
          <table:table-cell office:value-type="string">
            <text:p>ESRB - T (Teen)</text:p>
          </table:table-cell>
          <table:table-cell office:value-type="string">
            <text:p>Lord of the Rings, The - The Return of the King </text:p>
          </table:table-cell>
          <table:table-cell table:style-name="Default" office:value-type="string">
            <text:p>Electronic Arts, Inc.</text:p>
          </table:table-cell>
          <table:table-cell office:value-type="string">
            <text:p>Electronic Arts</text:p>
          </table:table-cell>
          <table:table-cell office:value-type="string">
            <text:p>Beat-'Em-Up</text:p>
          </table:table-cell>
          <table:table-cell office:value-type="string">
            <text:p>3.8</text:p>
          </table:table-cell>
          <table:table-cell office:value-type="string">
            <text:p>1-2 Players</text:p>
          </table:table-cell>
          <table:table-cell office:value-type="string">
            <text:p>The Lord of the Rings: Return of the King video game again puts the fate of middle-earth in the hands of the gamer. <text:s/>In the last installment of the movie trilogy, destroy the Ring by casting it into the Crack of Doom, which frees Middle Earth from Dark Lord Sauron.****Return of the King's third person gameplay allows immersive action set in rich, interactive levels. <text:s/>The new game also features an all new co-op multiplayer mode which lets players form their own Fellowship and eight playable characters like Gandalf, Aragorn, Legolas, Gimil, Sam and Frodo all played out by thier actual actors from the films, battle vicious boss monsters like Shelob and the final showdown with Dark Lord Sauron, all backed up by Academy Award winner Howard Shore.</text:p>
          </table:table-cell>
          <table:table-cell table:style-name="Default" table:formula="of:=CONCATENATE(&quot;&lt;game name=&quot;;CHAR(34);[.A270];CHAR(34);&quot;&gt; &lt;year&gt;&quot;;[.B270];&quot;&lt;/year&gt; &lt;rating&gt;&quot;;[.C270];&quot;&lt;/rating&gt; &lt;title&gt;&quot;;[.D270];&quot;&lt;/title&gt; &lt;pub&gt;&quot;;[.E270];&quot;&lt;/pub&gt; &lt;dev&gt;&quot;;[.F270];&quot;&lt;/dev&gt; &lt;genre&gt;&quot;;[.G270];&quot;&lt;/genre&gt; &lt;score&gt;&quot;;[.H270];&quot;&lt;/score&gt; &lt;player&gt;&quot;;[.I270];&quot;&lt;/player&gt; &lt;story&gt;&quot;;[.J270];&quot;&lt;/story&gt; &lt;/game&gt;&quot;)" office:value-type="string" office:string-value="&lt;game name=&quot;Lord of the Rings, The - The Return of the King (USA)&quot;&gt; &lt;year&gt;2003&lt;/year&gt; &lt;rating&gt;ESRB - T (Teen)&lt;/rating&gt; &lt;title&gt;Lord of the Rings, The - The Return of the King &lt;/title&gt; &lt;pub&gt;Electronic Arts, Inc.&lt;/pub&gt; &lt;dev&gt;Electronic Arts&lt;/dev&gt; &lt;genre&gt;Beat-'Em-Up&lt;/genre&gt; &lt;score&gt;3.8&lt;/score&gt; &lt;player&gt;1-2 Players&lt;/player&gt; &lt;story&gt;The Lord of the Rings: Return of the King video game again puts the fate of middle-earth in the hands of the gamer.  In the last installment of the movie trilogy, destroy the Ring by casting it into the Crack of Doom, which frees Middle Earth from Dark Lord Sauron.****Return of the King's third person gameplay allows immersive action set in rich, interactive levels.  The new game also features an all new co-op multiplayer mode which lets players form their own Fellowship and eight playable characters like Gandalf, Aragorn, Legolas, Gimil, Sam and Frodo all played out by thier actual actors from the films, battle vicious boss monsters like Shelob and the final showdown with Dark Lord Sauron, all backed up by Academy Award winner Howard Shore.&lt;/story&gt; &lt;/game&gt;">
            <text:p>&lt;game name="Lord of the Rings, The - The Return of the King (USA)"&gt; &lt;year&gt;2003&lt;/year&gt; &lt;rating&gt;ESRB - T (Teen)&lt;/rating&gt; &lt;title&gt;Lord of the Rings, The - The Return of the King &lt;/title&gt; &lt;pub&gt;Electronic Arts, Inc.&lt;/pub&gt; &lt;dev&gt;Electronic Arts&lt;/dev&gt; &lt;genre&gt;Beat-'Em-Up&lt;/genre&gt; &lt;score&gt;3.8&lt;/score&gt; &lt;player&gt;1-2 Players&lt;/player&gt; &lt;story&gt;The Lord of the Rings: Return of the King video game again puts the fate of middle-earth in the hands of the gamer. <text:s/>In the last installment of the movie trilogy, destroy the Ring by casting it into the Crack of Doom, which frees Middle Earth from Dark Lord Sauron.****Return of the King's third person gameplay allows immersive action set in rich, interactive levels. <text:s/>The new game also features an all new co-op multiplayer mode which lets players form their own Fellowship and eight playable characters like Gandalf, Aragorn, Legolas, Gimil, Sam and Frodo all played out by thier actual actors from the films, battle vicious boss monsters like Shelob and the final showdown with Dark Lord Sauron, all backed up by Academy Award winner Howard Shore.&lt;/story&gt; &lt;/game&gt;</text:p>
          </table:table-cell>
          <table:table-cell table:number-columns-repeated="1012"/>
        </table:table-row>
        <table:table-row table:style-name="ro1">
          <table:table-cell office:value-type="string">
            <text:p>Lord of the Rings, The - The Third Age (USA) (Disc 1)</text:p>
          </table:table-cell>
          <table:table-cell office:value-type="float" office:value="2004">
            <text:p>2004</text:p>
          </table:table-cell>
          <table:table-cell office:value-type="string">
            <text:p>ESRB - T (Teen)</text:p>
          </table:table-cell>
          <table:table-cell office:value-type="string">
            <text:p>Lord of the Rings, The - The Third Age <text:s/>Disk 1</text:p>
          </table:table-cell>
          <table:table-cell table:style-name="Default" office:value-type="string">
            <text:p>Electronic Arts, Inc.</text:p>
          </table:table-cell>
          <table:table-cell office:value-type="string">
            <text:p>Electronic Arts</text:p>
          </table:table-cell>
          <table:table-cell office:value-type="string">
            <text:p>Role-Playing</text:p>
          </table:table-cell>
          <table:table-cell office:value-type="string">
            <text:p>3.5</text:p>
          </table:table-cell>
          <table:table-cell office:value-type="string">
            <text:p>1-2 Players</text:p>
          </table:table-cell>
          <table:table-cell office:value-type="string">
            <text:p>Unlike the Game Boy Advance version of the game, the console version of The Lord of the Rings:The Third Age introduces entirely new characters which aren't mentioned in the books or movies. The game does relate to the movies by including scenes from all three movies, with new background speech by Ian McKellen (Gandalf).****There are seven playable characters in the game which have been created specifically for it, as well a small appearances by characters such as Gandalf, Aragorn, Eowyn, Faramir, and Gothmog.****The game covers events in all three movies/books, mostly with references to major events shown through cut scenes, or the scenes from the movies with Ian McKellan's narration.****A classic RPG game, The Lord of the Rings: The Third Age has gameplay elements similar to Final Fantasy, where you have a party of characters, each with a different set of skills and attributes, who gain levels, making them stronger as the game progresses. Battles are turn-based, and let the gamer make different decisions on what they want to do to change the outcome of the battle. The game travels through many areas throughout Tolkien's Middle Earth, including The Pelennor Fields and Moria.</text:p>
          </table:table-cell>
          <table:table-cell table:style-name="Default" table:formula="of:=CONCATENATE(&quot;&lt;game name=&quot;;CHAR(34);[.A271];CHAR(34);&quot;&gt; &lt;year&gt;&quot;;[.B271];&quot;&lt;/year&gt; &lt;rating&gt;&quot;;[.C271];&quot;&lt;/rating&gt; &lt;title&gt;&quot;;[.D271];&quot;&lt;/title&gt; &lt;pub&gt;&quot;;[.E271];&quot;&lt;/pub&gt; &lt;dev&gt;&quot;;[.F271];&quot;&lt;/dev&gt; &lt;genre&gt;&quot;;[.G271];&quot;&lt;/genre&gt; &lt;score&gt;&quot;;[.H271];&quot;&lt;/score&gt; &lt;player&gt;&quot;;[.I271];&quot;&lt;/player&gt; &lt;story&gt;&quot;;[.J271];&quot;&lt;/story&gt; &lt;/game&gt;&quot;)" office:value-type="string" office:string-value="&lt;game name=&quot;Lord of the Rings, The - The Third Age (USA) (Disc 1)&quot;&gt; &lt;year&gt;2004&lt;/year&gt; &lt;rating&gt;ESRB - T (Teen)&lt;/rating&gt; &lt;title&gt;Lord of the Rings, The - The Third Age  Disk 1&lt;/title&gt; &lt;pub&gt;Electronic Arts, Inc.&lt;/pub&gt; &lt;dev&gt;Electronic Arts&lt;/dev&gt; &lt;genre&gt;Role-Playing&lt;/genre&gt; &lt;score&gt;3.5&lt;/score&gt; &lt;player&gt;1-2 Players&lt;/player&gt; &lt;story&gt;Unlike the Game Boy Advance version of the game, the console version of The Lord of the Rings:The Third Age introduces entirely new characters which aren't mentioned in the books or movies. The game does relate to the movies by including scenes from all three movies, with new background speech by Ian McKellen (Gandalf).****There are seven playable characters in the game which have been created specifically for it, as well a small appearances by characters such as Gandalf, Aragorn, Eowyn, Faramir, and Gothmog.****The game covers events in all three movies/books, mostly with references to major events shown through cut scenes, or the scenes from the movies with Ian McKellan's narration.****A classic RPG game, The Lord of the Rings: The Third Age has gameplay elements similar to Final Fantasy, where you have a party of characters, each with a different set of skills and attributes, who gain levels, making them stronger as the game progresses. Battles are turn-based, and let the gamer make different decisions on what they want to do to change the outcome of the battle. The game travels through many areas throughout Tolkien's Middle Earth, including The Pelennor Fields and Moria.&lt;/story&gt; &lt;/game&gt;">
            <text:p>&lt;game name="Lord of the Rings, The - The Third Age (USA) (Disc 1)"&gt; &lt;year&gt;2004&lt;/year&gt; &lt;rating&gt;ESRB - T (Teen)&lt;/rating&gt; &lt;title&gt;Lord of the Rings, The - The Third Age <text:s/>Disk 1&lt;/title&gt; &lt;pub&gt;Electronic Arts, Inc.&lt;/pub&gt; &lt;dev&gt;Electronic Arts&lt;/dev&gt; &lt;genre&gt;Role-Playing&lt;/genre&gt; &lt;score&gt;3.5&lt;/score&gt; &lt;player&gt;1-2 Players&lt;/player&gt; &lt;story&gt;Unlike the Game Boy Advance version of the game, the console version of The Lord of the Rings:The Third Age introduces entirely new characters which aren't mentioned in the books or movies. The game does relate to the movies by including scenes from all three movies, with new background speech by Ian McKellen (Gandalf).****There are seven playable characters in the game which have been created specifically for it, as well a small appearances by characters such as Gandalf, Aragorn, Eowyn, Faramir, and Gothmog.****The game covers events in all three movies/books, mostly with references to major events shown through cut scenes, or the scenes from the movies with Ian McKellan's narration.****A classic RPG game, The Lord of the Rings: The Third Age has gameplay elements similar to Final Fantasy, where you have a party of characters, each with a different set of skills and attributes, who gain levels, making them stronger as the game progresses. Battles are turn-based, and let the gamer make different decisions on what they want to do to change the outcome of the battle. The game travels through many areas throughout Tolkien's Middle Earth, including The Pelennor Fields and Moria.&lt;/story&gt; &lt;/game&gt;</text:p>
          </table:table-cell>
          <table:table-cell table:number-columns-repeated="1012"/>
        </table:table-row>
        <table:table-row table:style-name="ro1">
          <table:table-cell office:value-type="string">
            <text:p>Lord of the Rings, The - The Third Age (USA) (Disc 2)</text:p>
          </table:table-cell>
          <table:table-cell office:value-type="float" office:value="2004">
            <text:p>2004</text:p>
          </table:table-cell>
          <table:table-cell office:value-type="string">
            <text:p>ESRB - T (Teen)</text:p>
          </table:table-cell>
          <table:table-cell office:value-type="string">
            <text:p>Lord of the Rings, The - The Third Age <text:s/>Disk 2</text:p>
          </table:table-cell>
          <table:table-cell table:style-name="Default" office:value-type="string">
            <text:p>Electronic Arts, Inc.</text:p>
          </table:table-cell>
          <table:table-cell office:value-type="string">
            <text:p>Electronic Arts</text:p>
          </table:table-cell>
          <table:table-cell office:value-type="string">
            <text:p>Role-Playing</text:p>
          </table:table-cell>
          <table:table-cell office:value-type="string">
            <text:p>3.5</text:p>
          </table:table-cell>
          <table:table-cell office:value-type="string">
            <text:p>1-2 Players</text:p>
          </table:table-cell>
          <table:table-cell office:value-type="string">
            <text:p>Unlike the Game Boy Advance version of the game, the console version of The Lord of the Rings:The Third Age introduces entirely new characters which aren't mentioned in the books or movies. The game does relate to the movies by including scenes from all three movies, with new background speech by Ian McKellen (Gandalf).****There are seven playable characters in the game which have been created specifically for it, as well a small appearances by characters such as Gandalf, Aragorn, Eowyn, Faramir, and Gothmog.****The game covers events in all three movies/books, mostly with references to major events shown through cut scenes, or the scenes from the movies with Ian McKellan's narration.****A classic RPG game, The Lord of the Rings: The Third Age has gameplay elements similar to Final Fantasy, where you have a party of characters, each with a different set of skills and attributes, who gain levels, making them stronger as the game progresses. Battles are turn-based, and let the gamer make different decisions on what they want to do to change the outcome of the battle. The game travels through many areas throughout Tolkien's Middle Earth, including The Pelennor Fields and Moria.</text:p>
          </table:table-cell>
          <table:table-cell table:style-name="Default" table:formula="of:=CONCATENATE(&quot;&lt;game name=&quot;;CHAR(34);[.A272];CHAR(34);&quot;&gt; &lt;year&gt;&quot;;[.B272];&quot;&lt;/year&gt; &lt;rating&gt;&quot;;[.C272];&quot;&lt;/rating&gt; &lt;title&gt;&quot;;[.D272];&quot;&lt;/title&gt; &lt;pub&gt;&quot;;[.E272];&quot;&lt;/pub&gt; &lt;dev&gt;&quot;;[.F272];&quot;&lt;/dev&gt; &lt;genre&gt;&quot;;[.G272];&quot;&lt;/genre&gt; &lt;score&gt;&quot;;[.H272];&quot;&lt;/score&gt; &lt;player&gt;&quot;;[.I272];&quot;&lt;/player&gt; &lt;story&gt;&quot;;[.J272];&quot;&lt;/story&gt; &lt;/game&gt;&quot;)" office:value-type="string" office:string-value="&lt;game name=&quot;Lord of the Rings, The - The Third Age (USA) (Disc 2)&quot;&gt; &lt;year&gt;2004&lt;/year&gt; &lt;rating&gt;ESRB - T (Teen)&lt;/rating&gt; &lt;title&gt;Lord of the Rings, The - The Third Age  Disk 2&lt;/title&gt; &lt;pub&gt;Electronic Arts, Inc.&lt;/pub&gt; &lt;dev&gt;Electronic Arts&lt;/dev&gt; &lt;genre&gt;Role-Playing&lt;/genre&gt; &lt;score&gt;3.5&lt;/score&gt; &lt;player&gt;1-2 Players&lt;/player&gt; &lt;story&gt;Unlike the Game Boy Advance version of the game, the console version of The Lord of the Rings:The Third Age introduces entirely new characters which aren't mentioned in the books or movies. The game does relate to the movies by including scenes from all three movies, with new background speech by Ian McKellen (Gandalf).****There are seven playable characters in the game which have been created specifically for it, as well a small appearances by characters such as Gandalf, Aragorn, Eowyn, Faramir, and Gothmog.****The game covers events in all three movies/books, mostly with references to major events shown through cut scenes, or the scenes from the movies with Ian McKellan's narration.****A classic RPG game, The Lord of the Rings: The Third Age has gameplay elements similar to Final Fantasy, where you have a party of characters, each with a different set of skills and attributes, who gain levels, making them stronger as the game progresses. Battles are turn-based, and let the gamer make different decisions on what they want to do to change the outcome of the battle. The game travels through many areas throughout Tolkien's Middle Earth, including The Pelennor Fields and Moria.&lt;/story&gt; &lt;/game&gt;">
            <text:p>&lt;game name="Lord of the Rings, The - The Third Age (USA) (Disc 2)"&gt; &lt;year&gt;2004&lt;/year&gt; &lt;rating&gt;ESRB - T (Teen)&lt;/rating&gt; &lt;title&gt;Lord of the Rings, The - The Third Age <text:s/>Disk 2&lt;/title&gt; &lt;pub&gt;Electronic Arts, Inc.&lt;/pub&gt; &lt;dev&gt;Electronic Arts&lt;/dev&gt; &lt;genre&gt;Role-Playing&lt;/genre&gt; &lt;score&gt;3.5&lt;/score&gt; &lt;player&gt;1-2 Players&lt;/player&gt; &lt;story&gt;Unlike the Game Boy Advance version of the game, the console version of The Lord of the Rings:The Third Age introduces entirely new characters which aren't mentioned in the books or movies. The game does relate to the movies by including scenes from all three movies, with new background speech by Ian McKellen (Gandalf).****There are seven playable characters in the game which have been created specifically for it, as well a small appearances by characters such as Gandalf, Aragorn, Eowyn, Faramir, and Gothmog.****The game covers events in all three movies/books, mostly with references to major events shown through cut scenes, or the scenes from the movies with Ian McKellan's narration.****A classic RPG game, The Lord of the Rings: The Third Age has gameplay elements similar to Final Fantasy, where you have a party of characters, each with a different set of skills and attributes, who gain levels, making them stronger as the game progresses. Battles are turn-based, and let the gamer make different decisions on what they want to do to change the outcome of the battle. The game travels through many areas throughout Tolkien's Middle Earth, including The Pelennor Fields and Moria.&lt;/story&gt; &lt;/game&gt;</text:p>
          </table:table-cell>
          <table:table-cell table:number-columns-repeated="1012"/>
        </table:table-row>
        <table:table-row table:style-name="ro1">
          <table:table-cell office:value-type="string">
            <text:p>Lord of the Rings, The - The Two Towers (USA)</text:p>
          </table:table-cell>
          <table:table-cell office:value-type="float" office:value="2002">
            <text:p>2002</text:p>
          </table:table-cell>
          <table:table-cell office:value-type="string">
            <text:p>ESRB - T (Teen)</text:p>
          </table:table-cell>
          <table:table-cell office:value-type="string">
            <text:p>Lord of the Rings, The - The Two Towers </text:p>
          </table:table-cell>
          <table:table-cell table:style-name="Default" office:value-type="string">
            <text:p>Electronic Arts, Inc.</text:p>
          </table:table-cell>
          <table:table-cell office:value-type="string">
            <text:p>Electronic Arts</text:p>
          </table:table-cell>
          <table:table-cell office:value-type="string">
            <text:p>Beat-'Em-Up</text:p>
          </table:table-cell>
          <table:table-cell office:value-type="string">
            <text:p>3.8</text:p>
          </table:table-cell>
          <table:table-cell office:value-type="string">
            <text:p>1 Player</text:p>
          </table:table-cell>
          <table:table-cell office:value-type="string">
            <text:p>Electronic Arts' first game based on the Lord of the Rings movies is an action game with classic beat'em up-style gameplay. Despite the title, it covers events from both the first and the second film in the trilogy.****Players, choosing to control Aragorn, Legolas or Gimli, must battle the evil forces of the Dark Lord Sauron in order to protect the Ring of Power and restore peace to Middle-earth. ****The player character moves through the levels, fighting hordes of Orcs, Goblins and other creatures with various attack and parrying moves. The more varied the attacks are and the less the player is hit, the more points are awarded for each kill. At the end of each level, kill points are accumulated and can be used to gain new abilities. Most of these are new attack moves, unleashed through various button combinations. Others increase health or upgrade the strength or speed of existing attacks. Each of the three characters has unique upgrades and moves.****Several levels feature boss battles with the likes of the Watcher of Moria or Lurtz, leader of the Uruk-hai. Each boss requires a unique strategy to defeat.****Most combat scenes from the movies have been turned into levels for the game: from the confrontation with the Ringwraiths at the Weathertop and the battle in the Mines of Moria from the first film to fights with Warg-riders and other enemies on the plains of Rohan from the second film. The game culminates in the defense of Helm's Deep, even though the depiction of the battle in the game differs considerably from that in the film.****Between the levels, cutscenes tell the story. These scenes combine actual film footage with footage rendered with the game engine.****The game offers lots of bonus content, some of which must be unlocked by completing missions or reaching certain levels with the characters. Featured are interviews with the filmmakers and actors (who also provide voices for the game) as well as various making-of features.</text:p>
          </table:table-cell>
          <table:table-cell table:style-name="Default" table:formula="of:=CONCATENATE(&quot;&lt;game name=&quot;;CHAR(34);[.A273];CHAR(34);&quot;&gt; &lt;year&gt;&quot;;[.B273];&quot;&lt;/year&gt; &lt;rating&gt;&quot;;[.C273];&quot;&lt;/rating&gt; &lt;title&gt;&quot;;[.D273];&quot;&lt;/title&gt; &lt;pub&gt;&quot;;[.E273];&quot;&lt;/pub&gt; &lt;dev&gt;&quot;;[.F273];&quot;&lt;/dev&gt; &lt;genre&gt;&quot;;[.G273];&quot;&lt;/genre&gt; &lt;score&gt;&quot;;[.H273];&quot;&lt;/score&gt; &lt;player&gt;&quot;;[.I273];&quot;&lt;/player&gt; &lt;story&gt;&quot;;[.J273];&quot;&lt;/story&gt; &lt;/game&gt;&quot;)" office:value-type="string" office:string-value="&lt;game name=&quot;Lord of the Rings, The - The Two Towers (USA)&quot;&gt; &lt;year&gt;2002&lt;/year&gt; &lt;rating&gt;ESRB - T (Teen)&lt;/rating&gt; &lt;title&gt;Lord of the Rings, The - The Two Towers &lt;/title&gt; &lt;pub&gt;Electronic Arts, Inc.&lt;/pub&gt; &lt;dev&gt;Electronic Arts&lt;/dev&gt; &lt;genre&gt;Beat-'Em-Up&lt;/genre&gt; &lt;score&gt;3.8&lt;/score&gt; &lt;player&gt;1 Player&lt;/player&gt; &lt;story&gt;Electronic Arts' first game based on the Lord of the Rings movies is an action game with classic beat'em up-style gameplay. Despite the title, it covers events from both the first and the second film in the trilogy.****Players, choosing to control Aragorn, Legolas or Gimli, must battle the evil forces of the Dark Lord Sauron in order to protect the Ring of Power and restore peace to Middle-earth. ****The player character moves through the levels, fighting hordes of Orcs, Goblins and other creatures with various attack and parrying moves. The more varied the attacks are and the less the player is hit, the more points are awarded for each kill. At the end of each level, kill points are accumulated and can be used to gain new abilities. Most of these are new attack moves, unleashed through various button combinations. Others increase health or upgrade the strength or speed of existing attacks. Each of the three characters has unique upgrades and moves.****Several levels feature boss battles with the likes of the Watcher of Moria or Lurtz, leader of the Uruk-hai. Each boss requires a unique strategy to defeat.****Most combat scenes from the movies have been turned into levels for the game: from the confrontation with the Ringwraiths at the Weathertop and the battle in the Mines of Moria from the first film to fights with Warg-riders and other enemies on the plains of Rohan from the second film. The game culminates in the defense of Helm's Deep, even though the depiction of the battle in the game differs considerably from that in the film.****Between the levels, cutscenes tell the story. These scenes combine actual film footage with footage rendered with the game engine.****The game offers lots of bonus content, some of which must be unlocked by completing missions or reaching certain levels with the characters. Featured are interviews with the filmmakers and actors (who also provide voices for the game) as well as various making-of features.&lt;/story&gt; &lt;/game&gt;">
            <text:p>&lt;game name="Lord of the Rings, The - The Two Towers (USA)"&gt; &lt;year&gt;2002&lt;/year&gt; &lt;rating&gt;ESRB - T (Teen)&lt;/rating&gt; &lt;title&gt;Lord of the Rings, The - The Two Towers &lt;/title&gt; &lt;pub&gt;Electronic Arts, Inc.&lt;/pub&gt; &lt;dev&gt;Electronic Arts&lt;/dev&gt; &lt;genre&gt;Beat-'Em-Up&lt;/genre&gt; &lt;score&gt;3.8&lt;/score&gt; &lt;player&gt;1 Player&lt;/player&gt; &lt;story&gt;Electronic Arts' first game based on the Lord of the Rings movies is an action game with classic beat'em up-style gameplay. Despite the title, it covers events from both the first and the second film in the trilogy.****Players, choosing to control Aragorn, Legolas or Gimli, must battle the evil forces of the Dark Lord Sauron in order to protect the Ring of Power and restore peace to Middle-earth. ****The player character moves through the levels, fighting hordes of Orcs, Goblins and other creatures with various attack and parrying moves. The more varied the attacks are and the less the player is hit, the more points are awarded for each kill. At the end of each level, kill points are accumulated and can be used to gain new abilities. Most of these are new attack moves, unleashed through various button combinations. Others increase health or upgrade the strength or speed of existing attacks. Each of the three characters has unique upgrades and moves.****Several levels feature boss battles with the likes of the Watcher of Moria or Lurtz, leader of the Uruk-hai. Each boss requires a unique strategy to defeat.****Most combat scenes from the movies have been turned into levels for the game: from the confrontation with the Ringwraiths at the Weathertop and the battle in the Mines of Moria from the first film to fights with Warg-riders and other enemies on the plains of Rohan from the second film. The game culminates in the defense of Helm's Deep, even though the depiction of the battle in the game differs considerably from that in the film.****Between the levels, cutscenes tell the story. These scenes combine actual film footage with footage rendered with the game engine.****The game offers lots of bonus content, some of which must be unlocked by completing missions or reaching certain levels with the characters. Featured are interviews with the filmmakers and actors (who also provide voices for the game) as well as various making-of features.&lt;/story&gt; &lt;/game&gt;</text:p>
          </table:table-cell>
          <table:table-cell table:number-columns-repeated="1012"/>
        </table:table-row>
        <table:table-row table:style-name="ro1">
          <table:table-cell office:value-type="string">
            <text:p>Lost Kingdoms (USA)</text:p>
          </table:table-cell>
          <table:table-cell office:value-type="float" office:value="2002">
            <text:p>2002</text:p>
          </table:table-cell>
          <table:table-cell office:value-type="string">
            <text:p>ESRB - T (Teen)</text:p>
          </table:table-cell>
          <table:table-cell office:value-type="string">
            <text:p>Lost Kingdoms </text:p>
          </table:table-cell>
          <table:table-cell table:style-name="Default" office:value-type="string">
            <text:p>Activision Publishing, Inc.</text:p>
          </table:table-cell>
          <table:table-cell office:value-type="string">
            <text:p>FromSoftware</text:p>
          </table:table-cell>
          <table:table-cell office:value-type="string">
            <text:p>Role-Playing</text:p>
          </table:table-cell>
          <table:table-cell office:value-type="string">
            <text:p>3.4</text:p>
          </table:table-cell>
          <table:table-cell office:value-type="string">
            <text:p>1-2 Players</text:p>
          </table:table-cell>
          <table:table-cell office:value-type="string">
            <text:p>The first RPG for the GameCube. As Princess Katia, you're on a quest to rid the land of a deadly menace intent on engulfing the five Kingdoms of Argwyll. You must find and gather the cards that hold the power to unleash incredible creatures into battle.****If you are familiar with the game Rune, this is basically it for the GameCube.</text:p>
          </table:table-cell>
          <table:table-cell table:style-name="Default" table:formula="of:=CONCATENATE(&quot;&lt;game name=&quot;;CHAR(34);[.A274];CHAR(34);&quot;&gt; &lt;year&gt;&quot;;[.B274];&quot;&lt;/year&gt; &lt;rating&gt;&quot;;[.C274];&quot;&lt;/rating&gt; &lt;title&gt;&quot;;[.D274];&quot;&lt;/title&gt; &lt;pub&gt;&quot;;[.E274];&quot;&lt;/pub&gt; &lt;dev&gt;&quot;;[.F274];&quot;&lt;/dev&gt; &lt;genre&gt;&quot;;[.G274];&quot;&lt;/genre&gt; &lt;score&gt;&quot;;[.H274];&quot;&lt;/score&gt; &lt;player&gt;&quot;;[.I274];&quot;&lt;/player&gt; &lt;story&gt;&quot;;[.J274];&quot;&lt;/story&gt; &lt;/game&gt;&quot;)" office:value-type="string" office:string-value="&lt;game name=&quot;Lost Kingdoms (USA)&quot;&gt; &lt;year&gt;2002&lt;/year&gt; &lt;rating&gt;ESRB - T (Teen)&lt;/rating&gt; &lt;title&gt;Lost Kingdoms &lt;/title&gt; &lt;pub&gt;Activision Publishing, Inc.&lt;/pub&gt; &lt;dev&gt;FromSoftware&lt;/dev&gt; &lt;genre&gt;Role-Playing&lt;/genre&gt; &lt;score&gt;3.4&lt;/score&gt; &lt;player&gt;1-2 Players&lt;/player&gt; &lt;story&gt;The first RPG for the GameCube. As Princess Katia, you're on a quest to rid the land of a deadly menace intent on engulfing the five Kingdoms of Argwyll. You must find and gather the cards that hold the power to unleash incredible creatures into battle.****If you are familiar with the game Rune, this is basically it for the GameCube.&lt;/story&gt; &lt;/game&gt;">
            <text:p>&lt;game name="Lost Kingdoms (USA)"&gt; &lt;year&gt;2002&lt;/year&gt; &lt;rating&gt;ESRB - T (Teen)&lt;/rating&gt; &lt;title&gt;Lost Kingdoms &lt;/title&gt; &lt;pub&gt;Activision Publishing, Inc.&lt;/pub&gt; &lt;dev&gt;FromSoftware&lt;/dev&gt; &lt;genre&gt;Role-Playing&lt;/genre&gt; &lt;score&gt;3.4&lt;/score&gt; &lt;player&gt;1-2 Players&lt;/player&gt; &lt;story&gt;The first RPG for the GameCube. As Princess Katia, you're on a quest to rid the land of a deadly menace intent on engulfing the five Kingdoms of Argwyll. You must find and gather the cards that hold the power to unleash incredible creatures into battle.****If you are familiar with the game Rune, this is basically it for the GameCube.&lt;/story&gt; &lt;/game&gt;</text:p>
          </table:table-cell>
          <table:table-cell table:number-columns-repeated="1012"/>
        </table:table-row>
        <table:table-row table:style-name="ro1">
          <table:table-cell office:value-type="string">
            <text:p>Lost Kingdoms II (USA)</text:p>
          </table:table-cell>
          <table:table-cell office:value-type="float" office:value="2003">
            <text:p>2003</text:p>
          </table:table-cell>
          <table:table-cell office:value-type="string">
            <text:p>ESRB - T (Teen)</text:p>
          </table:table-cell>
          <table:table-cell office:value-type="string">
            <text:p>Lost Kingdoms II </text:p>
          </table:table-cell>
          <table:table-cell table:style-name="Default" office:value-type="string">
            <text:p>Activision Publishing, Inc.</text:p>
          </table:table-cell>
          <table:table-cell office:value-type="string">
            <text:p>FromSoftware</text:p>
          </table:table-cell>
          <table:table-cell office:value-type="string">
            <text:p>Role-Playing</text:p>
          </table:table-cell>
          <table:table-cell office:value-type="string">
            <text:p>3.8</text:p>
          </table:table-cell>
          <table:table-cell office:value-type="string">
            <text:p>1-2 Players</text:p>
          </table:table-cell>
          <table:table-cell office:value-type="string">
            <text:p>Two centuries have passed since Queen Katia saved the land of Argwyll and brought peace to the kingdom. Katia, and all the queens since, are able to keep peace in the land and defeat enemies with the help of a powerful runestone. This runestone gives the ability to control numerous and powerful monsters. But after all these years, the peace is being threatened for the skilled craftsman in the region of Kendarie have found a way to manufacture artificial runestones. Although not as powerful, they have created many of them and begun to prepare for a war. You play the game as Tara Grimface, an orphan, thief, and warrior. Tara also posseses a runestone, and in the beginning she uses it to help out a group of bandits. But soon you will have to help her discover her true past and save the land from the rising threat. The gameplay in Lost Kingdoms II is similar to the original. There are many lands to explore, with various monsters throughout. You defend yourself in battle with the help of a deck of 30 cards you bring on each level. Each card has the ability to summon a different type of monster, each with its own strengths and weaknesses. As levels are completed, new locations become available and the story will unfold.</text:p>
          </table:table-cell>
          <table:table-cell table:style-name="Default" table:formula="of:=CONCATENATE(&quot;&lt;game name=&quot;;CHAR(34);[.A275];CHAR(34);&quot;&gt; &lt;year&gt;&quot;;[.B275];&quot;&lt;/year&gt; &lt;rating&gt;&quot;;[.C275];&quot;&lt;/rating&gt; &lt;title&gt;&quot;;[.D275];&quot;&lt;/title&gt; &lt;pub&gt;&quot;;[.E275];&quot;&lt;/pub&gt; &lt;dev&gt;&quot;;[.F275];&quot;&lt;/dev&gt; &lt;genre&gt;&quot;;[.G275];&quot;&lt;/genre&gt; &lt;score&gt;&quot;;[.H275];&quot;&lt;/score&gt; &lt;player&gt;&quot;;[.I275];&quot;&lt;/player&gt; &lt;story&gt;&quot;;[.J275];&quot;&lt;/story&gt; &lt;/game&gt;&quot;)" office:value-type="string" office:string-value="&lt;game name=&quot;Lost Kingdoms II (USA)&quot;&gt; &lt;year&gt;2003&lt;/year&gt; &lt;rating&gt;ESRB - T (Teen)&lt;/rating&gt; &lt;title&gt;Lost Kingdoms II &lt;/title&gt; &lt;pub&gt;Activision Publishing, Inc.&lt;/pub&gt; &lt;dev&gt;FromSoftware&lt;/dev&gt; &lt;genre&gt;Role-Playing&lt;/genre&gt; &lt;score&gt;3.8&lt;/score&gt; &lt;player&gt;1-2 Players&lt;/player&gt; &lt;story&gt;Two centuries have passed since Queen Katia saved the land of Argwyll and brought peace to the kingdom. Katia, and all the queens since, are able to keep peace in the land and defeat enemies with the help of a powerful runestone. This runestone gives the ability to control numerous and powerful monsters. But after all these years, the peace is being threatened for the skilled craftsman in the region of Kendarie have found a way to manufacture artificial runestones. Although not as powerful, they have created many of them and begun to prepare for a war. You play the game as Tara Grimface, an orphan, thief, and warrior. Tara also posseses a runestone, and in the beginning she uses it to help out a group of bandits. But soon you will have to help her discover her true past and save the land from the rising threat. The gameplay in Lost Kingdoms II is similar to the original. There are many lands to explore, with various monsters throughout. You defend yourself in battle with the help of a deck of 30 cards you bring on each level. Each card has the ability to summon a different type of monster, each with its own strengths and weaknesses. As levels are completed, new locations become available and the story will unfold.&lt;/story&gt; &lt;/game&gt;">
            <text:p>&lt;game name="Lost Kingdoms II (USA)"&gt; &lt;year&gt;2003&lt;/year&gt; &lt;rating&gt;ESRB - T (Teen)&lt;/rating&gt; &lt;title&gt;Lost Kingdoms II &lt;/title&gt; &lt;pub&gt;Activision Publishing, Inc.&lt;/pub&gt; &lt;dev&gt;FromSoftware&lt;/dev&gt; &lt;genre&gt;Role-Playing&lt;/genre&gt; &lt;score&gt;3.8&lt;/score&gt; &lt;player&gt;1-2 Players&lt;/player&gt; &lt;story&gt;Two centuries have passed since Queen Katia saved the land of Argwyll and brought peace to the kingdom. Katia, and all the queens since, are able to keep peace in the land and defeat enemies with the help of a powerful runestone. This runestone gives the ability to control numerous and powerful monsters. But after all these years, the peace is being threatened for the skilled craftsman in the region of Kendarie have found a way to manufacture artificial runestones. Although not as powerful, they have created many of them and begun to prepare for a war. You play the game as Tara Grimface, an orphan, thief, and warrior. Tara also posseses a runestone, and in the beginning she uses it to help out a group of bandits. But soon you will have to help her discover her true past and save the land from the rising threat. The gameplay in Lost Kingdoms II is similar to the original. There are many lands to explore, with various monsters throughout. You defend yourself in battle with the help of a deck of 30 cards you bring on each level. Each card has the ability to summon a different type of monster, each with its own strengths and weaknesses. As levels are completed, new locations become available and the story will unfold.&lt;/story&gt; &lt;/game&gt;</text:p>
          </table:table-cell>
          <table:table-cell table:number-columns-repeated="1012"/>
        </table:table-row>
        <table:table-row table:style-name="ro1">
          <table:table-cell office:value-type="string">
            <text:p>Lotus Challenge (USA)</text:p>
          </table:table-cell>
          <table:table-cell office:value-type="float" office:value="2004">
            <text:p>2004</text:p>
          </table:table-cell>
          <table:table-cell office:value-type="string">
            <text:p>ESRB - E (Everyone)</text:p>
          </table:table-cell>
          <table:table-cell office:value-type="string">
            <text:p>Lotus Challenge </text:p>
          </table:table-cell>
          <table:table-cell table:style-name="Default" office:value-type="string">
            <text:p>Ignition Entertainment Ltd. USA</text:p>
          </table:table-cell>
          <table:table-cell office:value-type="string">
            <text:p>Kuju Entertainment</text:p>
          </table:table-cell>
          <table:table-cell office:value-type="string">
            <text:p>Driving</text:p>
          </table:table-cell>
          <table:table-cell office:value-type="string">
            <text:p>3.7</text:p>
          </table:table-cell>
          <table:table-cell office:value-type="string">
            <text:p>1-2 Players</text:p>
          </table:table-cell>
          <table:table-cell office:value-type="string">
            <text:p>First game of new millennium to be officially licensed by Group Lotus Plc. A British company famous for their racing and sports cars notable appearances in earlier games include James Bond: The Spy Who Loved Me starring Roger Moore and Lotus: The Ultimate Challenge.****Features 42 cars spanning the company’s history covering: Formula One era (1962 Type 25, 1978 Type 79T to 2001 Formula Lotus), Classic era (1957 Seven S1 to 1986 Excel SE) to modern sports cars (1964 Competition Elan, 1980 E-spirit S2 to new Elise), and two concept cars designed by Lotus Engineers. Each virtual Formula One car is based on actual Team Lotus accomplishments, and other models were thoroughly tried by actual Lotus test drivers. A brief corporate history is also provided in the game.****“Challenge” mode begins on ‘Lotus test track’ beat best lap time to qualify, then select a character from fictional Lotus Challenge team in story based contest a mixture of World Series Championship racing circuits, stunt driving, and one-on-one races. Each completed segment is ‘unlocked’. “Collection” mode gives players’ access to every car and track ‘unlocked’. “Championship” mode involves seven different championship classes of Classic cars to Super cars, only two of these can be used, as others must be ‘unlocked’ to play. “Single” mode lets you play a quick game of up to 15 laps of any event, challenges, stunts, and races that is ‘unlocked’.****Twenty circuits across various locations from city, speedway to custom circuits: Trafalgar Square or Buckingham Palace in London, Arizona Yuma County Speedway, Florida Jupiter Beach to Tokyo Bay Tunnel in either day or night with set weather conditions like sunny, fog, rain or snow. Circuits range from flat terrain, navigating sharp hairpins to steep hill climbs. Diversions include nine special events, four stunt sequences and nine different challenges – stunts on Hollywood movie set or advertisements to car football; tasks like fleeing the paparazzi in approaching traffic to transporting against time a pregnant woman to hospital before delivery. Official Lotus test drivers offer advice on undertaking individual courses.****A variety of options are available from transmission controls, driving aids, and opponent skill to degree of vehicle damage ranging in minimum windows or headlights breakage to total bodywork and engine destruction from minor or major indentation, scraping to separable tires. <text:s/>****In game visuals provide information on current ranking in comparison to other drivers, laps completed and remaining, overall circuit map, transmission setting, relevant times for present to entire race time, Speedo and revs counter, three tags for anti-lock braking system, traction control and assisted steering.****Selected multi-player games have access to hidden cars and circuits that can be ‘unlocked’ by finishing agreed single or championship race.</text:p>
          </table:table-cell>
          <table:table-cell table:style-name="Default" table:formula="of:=CONCATENATE(&quot;&lt;game name=&quot;;CHAR(34);[.A276];CHAR(34);&quot;&gt; &lt;year&gt;&quot;;[.B276];&quot;&lt;/year&gt; &lt;rating&gt;&quot;;[.C276];&quot;&lt;/rating&gt; &lt;title&gt;&quot;;[.D276];&quot;&lt;/title&gt; &lt;pub&gt;&quot;;[.E276];&quot;&lt;/pub&gt; &lt;dev&gt;&quot;;[.F276];&quot;&lt;/dev&gt; &lt;genre&gt;&quot;;[.G276];&quot;&lt;/genre&gt; &lt;score&gt;&quot;;[.H276];&quot;&lt;/score&gt; &lt;player&gt;&quot;;[.I276];&quot;&lt;/player&gt; &lt;story&gt;&quot;;[.J276];&quot;&lt;/story&gt; &lt;/game&gt;&quot;)" office:value-type="string" office:string-value="&lt;game name=&quot;Lotus Challenge (USA)&quot;&gt; &lt;year&gt;2004&lt;/year&gt; &lt;rating&gt;ESRB - E (Everyone)&lt;/rating&gt; &lt;title&gt;Lotus Challenge &lt;/title&gt; &lt;pub&gt;Ignition Entertainment Ltd. USA&lt;/pub&gt; &lt;dev&gt;Kuju Entertainment&lt;/dev&gt; &lt;genre&gt;Driving&lt;/genre&gt; &lt;score&gt;3.7&lt;/score&gt; &lt;player&gt;1-2 Players&lt;/player&gt; &lt;story&gt;First game of new millennium to be officially licensed by Group Lotus Plc. A British company famous for their racing and sports cars notable appearances in earlier games include James Bond: The Spy Who Loved Me starring Roger Moore and Lotus: The Ultimate Challenge.****Features 42 cars spanning the company’s history covering: Formula One era (1962 Type 25, 1978 Type 79T to 2001 Formula Lotus), Classic era (1957 Seven S1 to 1986 Excel SE) to modern sports cars (1964 Competition Elan, 1980 E-spirit S2 to new Elise), and two concept cars designed by Lotus Engineers. Each virtual Formula One car is based on actual Team Lotus accomplishments, and other models were thoroughly tried by actual Lotus test drivers. A brief corporate history is also provided in the game.****“Challenge” mode begins on ‘Lotus test track’ beat best lap time to qualify, then select a character from fictional Lotus Challenge team in story based contest a mixture of World Series Championship racing circuits, stunt driving, and one-on-one races. Each completed segment is ‘unlocked’. “Collection” mode gives players’ access to every car and track ‘unlocked’. “Championship” mode involves seven different championship classes of Classic cars to Super cars, only two of these can be used, as others must be ‘unlocked’ to play. “Single” mode lets you play a quick game of up to 15 laps of any event, challenges, stunts, and races that is ‘unlocked’.****Twenty circuits across various locations from city, speedway to custom circuits: Trafalgar Square or Buckingham Palace in London, Arizona Yuma County Speedway, Florida Jupiter Beach to Tokyo Bay Tunnel in either day or night with set weather conditions like sunny, fog, rain or snow. Circuits range from flat terrain, navigating sharp hairpins to steep hill climbs. Diversions include nine special events, four stunt sequences and nine different challenges – stunts on Hollywood movie set or advertisements to car football; tasks like fleeing the paparazzi in approaching traffic to transporting against time a pregnant woman to hospital before delivery. Official Lotus test drivers offer advice on undertaking individual courses.****A variety of options are available from transmission controls, driving aids, and opponent skill to degree of vehicle damage ranging in minimum windows or headlights breakage to total bodywork and engine destruction from minor or major indentation, scraping to separable tires.  ****In game visuals provide information on current ranking in comparison to other drivers, laps completed and remaining, overall circuit map, transmission setting, relevant times for present to entire race time, Speedo and revs counter, three tags for anti-lock braking system, traction control and assisted steering.****Selected multi-player games have access to hidden cars and circuits that can be ‘unlocked’ by finishing agreed single or championship race.&lt;/story&gt; &lt;/game&gt;">
            <text:p>&lt;game name="Lotus Challenge (USA)"&gt; &lt;year&gt;2004&lt;/year&gt; &lt;rating&gt;ESRB - E (Everyone)&lt;/rating&gt; &lt;title&gt;Lotus Challenge &lt;/title&gt; &lt;pub&gt;Ignition Entertainment Ltd. USA&lt;/pub&gt; &lt;dev&gt;Kuju Entertainment&lt;/dev&gt; &lt;genre&gt;Driving&lt;/genre&gt; &lt;score&gt;3.7&lt;/score&gt; &lt;player&gt;1-2 Players&lt;/player&gt; &lt;story&gt;First game of new millennium to be officially licensed by Group Lotus Plc. A British company famous for their racing and sports cars notable appearances in earlier games include James Bond: The Spy Who Loved Me starring Roger Moore and Lotus: The Ultimate Challenge.****Features 42 cars spanning the company’s history covering: Formula One era (1962 Type 25, 1978 Type 79T to 2001 Formula Lotus), Classic era (1957 Seven S1 to 1986 Excel SE) to modern sports cars (1964 Competition Elan, 1980 E-spirit S2 to new Elise), and two concept cars designed by Lotus Engineers. Each virtual Formula One car is based on actual Team Lotus accomplishments, and other models were thoroughly tried by actual Lotus test drivers. A brief corporate history is also provided in the game.****“Challenge” mode begins on ‘Lotus test track’ beat best lap time to qualify, then select a character from fictional Lotus Challenge team in story based contest a mixture of World Series Championship racing circuits, stunt driving, and one-on-one races. Each completed segment is ‘unlocked’. “Collection” mode gives players’ access to every car and track ‘unlocked’. “Championship” mode involves seven different championship classes of Classic cars to Super cars, only two of these can be used, as others must be ‘unlocked’ to play. “Single” mode lets you play a quick game of up to 15 laps of any event, challenges, stunts, and races that is ‘unlocked’.****Twenty circuits across various locations from city, speedway to custom circuits: Trafalgar Square or Buckingham Palace in London, Arizona Yuma County Speedway, Florida Jupiter Beach to Tokyo Bay Tunnel in either day or night with set weather conditions like sunny, fog, rain or snow. Circuits range from flat terrain, navigating sharp hairpins to steep hill climbs. Diversions include nine special events, four stunt sequences and nine different challenges – stunts on Hollywood movie set or advertisements to car football; tasks like fleeing the paparazzi in approaching traffic to transporting against time a pregnant woman to hospital before delivery. Official Lotus test drivers offer advice on undertaking individual courses.****A variety of options are available from transmission controls, driving aids, and opponent skill to degree of vehicle damage ranging in minimum windows or headlights breakage to total bodywork and engine destruction from minor or major indentation, scraping to separable tires. <text:s/>****In game visuals provide information on current ranking in comparison to other drivers, laps completed and remaining, overall circuit map, transmission setting, relevant times for present to entire race time, Speedo and revs counter, three tags for anti-lock braking system, traction control and assisted steering.****Selected multi-player games have access to hidden cars and circuits that can be ‘unlocked’ by finishing agreed single or championship race.&lt;/story&gt; &lt;/game&gt;</text:p>
          </table:table-cell>
          <table:table-cell table:number-columns-repeated="1012"/>
        </table:table-row>
        <table:table-row table:style-name="ro1">
          <table:table-cell office:value-type="string">
            <text:p>Luigi's Mansion (USA)</text:p>
          </table:table-cell>
          <table:table-cell office:value-type="float" office:value="2001">
            <text:p>2001</text:p>
          </table:table-cell>
          <table:table-cell office:value-type="string">
            <text:p>ESRB - E (Everyone)</text:p>
          </table:table-cell>
          <table:table-cell office:value-type="string">
            <text:p>Luigi's Mansion </text:p>
          </table:table-cell>
          <table:table-cell table:style-name="Default" office:value-type="string">
            <text:p>Nintendo of America Inc.</text:p>
          </table:table-cell>
          <table:table-cell office:value-type="string">
            <text:p>Nintendo</text:p>
          </table:table-cell>
          <table:table-cell office:value-type="string">
            <text:p>Action</text:p>
          </table:table-cell>
          <table:table-cell office:value-type="string">
            <text:p>3.8</text:p>
          </table:table-cell>
          <table:table-cell office:value-type="string">
            <text:p>1 Player</text:p>
          </table:table-cell>
          <table:table-cell office:value-type="string">
            <text:p>Luigi's Mansion pits you as Luigi, Mario's forgotten brother.****Luigi, while checking his mail, found out he won a mansion in a contest. <text:s/>What's weird, is he never entered any contest to begin with. <text:s/>Being the curious person he is, he calls up his brother, Mario, and asks to meet him at the house.****Luigi sets forth through a dark and scary jungle to find the house, but sees that Mario is nowhere to be found. <text:s/>Puzzled, Luigi enters the mansion, only to encounter ghosts. <text:s/>He meets up with a scientist, Professor E. Gadd, who explains the situation and hands over the Poltergust 3000. <text:s/>Luigi must now make his way through the mansion's many rooms, sucking up as many ghosts as he can.****As you explore, you must solve mysteries, collect cash/gems/jewels/coins, and encounter boss characters. <text:s/>Luigi's vacuum has the ability to suck up ghosts that have inhabited this strange mansion. <text:s/>However, the ghosts will not give up so easily. <text:s/>You must struggle with them and pull them back to catch your prey with your trusty vacuum. <text:s/>As you continue to your goal, you must face off with the deceased denizens of the house and the boos that haunt it, and unlock new rooms with the keys you find along the way. <text:s/>You can also gain special abilities for your vacuum, such as the ability to shoot fire, water, or ice. <text:s/>Remember though, treasure is scattered everywhere. <text:s/>Check all the objects for coins and paper money, and who knows, you may just make enough money for Luigi to buy a mansion of his own...****As you explore the strange mansion, the plot slowly unravels and it becomes apparent that something more sinister is going on in that haunted house. <text:s/>Will you ever see your lost brother Mario again?</text:p>
          </table:table-cell>
          <table:table-cell table:style-name="Default" table:formula="of:=CONCATENATE(&quot;&lt;game name=&quot;;CHAR(34);[.A277];CHAR(34);&quot;&gt; &lt;year&gt;&quot;;[.B277];&quot;&lt;/year&gt; &lt;rating&gt;&quot;;[.C277];&quot;&lt;/rating&gt; &lt;title&gt;&quot;;[.D277];&quot;&lt;/title&gt; &lt;pub&gt;&quot;;[.E277];&quot;&lt;/pub&gt; &lt;dev&gt;&quot;;[.F277];&quot;&lt;/dev&gt; &lt;genre&gt;&quot;;[.G277];&quot;&lt;/genre&gt; &lt;score&gt;&quot;;[.H277];&quot;&lt;/score&gt; &lt;player&gt;&quot;;[.I277];&quot;&lt;/player&gt; &lt;story&gt;&quot;;[.J277];&quot;&lt;/story&gt; &lt;/game&gt;&quot;)" office:value-type="string" office:string-value="&lt;game name=&quot;Luigi's Mansion (USA)&quot;&gt; &lt;year&gt;2001&lt;/year&gt; &lt;rating&gt;ESRB - E (Everyone)&lt;/rating&gt; &lt;title&gt;Luigi's Mansion &lt;/title&gt; &lt;pub&gt;Nintendo of America Inc.&lt;/pub&gt; &lt;dev&gt;Nintendo&lt;/dev&gt; &lt;genre&gt;Action&lt;/genre&gt; &lt;score&gt;3.8&lt;/score&gt; &lt;player&gt;1 Player&lt;/player&gt; &lt;story&gt;Luigi's Mansion pits you as Luigi, Mario's forgotten brother.****Luigi, while checking his mail, found out he won a mansion in a contest.  What's weird, is he never entered any contest to begin with.  Being the curious person he is, he calls up his brother, Mario, and asks to meet him at the house.****Luigi sets forth through a dark and scary jungle to find the house, but sees that Mario is nowhere to be found.  Puzzled, Luigi enters the mansion, only to encounter ghosts.  He meets up with a scientist, Professor E. Gadd, who explains the situation and hands over the Poltergust 3000.  Luigi must now make his way through the mansion's many rooms, sucking up as many ghosts as he can.****As you explore, you must solve mysteries, collect cash/gems/jewels/coins, and encounter boss characters.  Luigi's vacuum has the ability to suck up ghosts that have inhabited this strange mansion.  However, the ghosts will not give up so easily.  You must struggle with them and pull them back to catch your prey with your trusty vacuum.  As you continue to your goal, you must face off with the deceased denizens of the house and the boos that haunt it, and unlock new rooms with the keys you find along the way.  You can also gain special abilities for your vacuum, such as the ability to shoot fire, water, or ice.  Remember though, treasure is scattered everywhere.  Check all the objects for coins and paper money, and who knows, you may just make enough money for Luigi to buy a mansion of his own...****As you explore the strange mansion, the plot slowly unravels and it becomes apparent that something more sinister is going on in that haunted house.  Will you ever see your lost brother Mario again?&lt;/story&gt; &lt;/game&gt;">
            <text:p>&lt;game name="Luigi's Mansion (USA)"&gt; &lt;year&gt;2001&lt;/year&gt; &lt;rating&gt;ESRB - E (Everyone)&lt;/rating&gt; &lt;title&gt;Luigi's Mansion &lt;/title&gt; &lt;pub&gt;Nintendo of America Inc.&lt;/pub&gt; &lt;dev&gt;Nintendo&lt;/dev&gt; &lt;genre&gt;Action&lt;/genre&gt; &lt;score&gt;3.8&lt;/score&gt; &lt;player&gt;1 Player&lt;/player&gt; &lt;story&gt;Luigi's Mansion pits you as Luigi, Mario's forgotten brother.****Luigi, while checking his mail, found out he won a mansion in a contest. <text:s/>What's weird, is he never entered any contest to begin with. <text:s/>Being the curious person he is, he calls up his brother, Mario, and asks to meet him at the house.****Luigi sets forth through a dark and scary jungle to find the house, but sees that Mario is nowhere to be found. <text:s/>Puzzled, Luigi enters the mansion, only to encounter ghosts. <text:s/>He meets up with a scientist, Professor E. Gadd, who explains the situation and hands over the Poltergust 3000. <text:s/>Luigi must now make his way through the mansion's many rooms, sucking up as many ghosts as he can.****As you explore, you must solve mysteries, collect cash/gems/jewels/coins, and encounter boss characters. <text:s/>Luigi's vacuum has the ability to suck up ghosts that have inhabited this strange mansion. <text:s/>However, the ghosts will not give up so easily. <text:s/>You must struggle with them and pull them back to catch your prey with your trusty vacuum. <text:s/>As you continue to your goal, you must face off with the deceased denizens of the house and the boos that haunt it, and unlock new rooms with the keys you find along the way. <text:s/>You can also gain special abilities for your vacuum, such as the ability to shoot fire, water, or ice. <text:s/>Remember though, treasure is scattered everywhere. <text:s/>Check all the objects for coins and paper money, and who knows, you may just make enough money for Luigi to buy a mansion of his own...****As you explore the strange mansion, the plot slowly unravels and it becomes apparent that something more sinister is going on in that haunted house. <text:s/>Will you ever see your lost brother Mario again?&lt;/story&gt; &lt;/game&gt;</text:p>
          </table:table-cell>
          <table:table-cell table:number-columns-repeated="1012"/>
        </table:table-row>
        <table:table-row table:style-name="ro1">
          <table:table-cell office:value-type="string">
            <text:p>Madagascar (USA)</text:p>
          </table:table-cell>
          <table:table-cell office:value-type="float" office:value="2005">
            <text:p>2005</text:p>
          </table:table-cell>
          <table:table-cell office:value-type="string">
            <text:p>ESRB - E10+ (Everyone 10+)</text:p>
          </table:table-cell>
          <table:table-cell office:value-type="string">
            <text:p>Madagascar </text:p>
          </table:table-cell>
          <table:table-cell table:style-name="Default" office:value-type="string">
            <text:p>Activision Publishing, Inc.</text:p>
          </table:table-cell>
          <table:table-cell office:value-type="string">
            <text:p>Toys for Bob</text:p>
          </table:table-cell>
          <table:table-cell office:value-type="string">
            <text:p>Action</text:p>
          </table:table-cell>
          <table:table-cell office:value-type="string">
            <text:p>3.6</text:p>
          </table:table-cell>
          <table:table-cell office:value-type="string">
            <text:p>1-2 Players</text:p>
          </table:table-cell>
          <table:table-cell office:value-type="string">
            <text:p>Be a part of Dreamwork's animated adventure by guiding Marty the Zebra, Alex the lion, Melman the giraffe, Gloria the hippo and those stealthy Penguins as they escape the Central Park Zoo into the streets of New York and then into the wild jungle...err San Diego zoo.****The storyline is exactly the same as the movie itself and each chapter will bring you further in the story. <text:s/>Every chapter will have various goals set. <text:s/>Only one specific goal per chapter is required to complete the chapter so you can always replay the chapter later to try to complete all the goals. ****Every stage will also require you to play as a different character and some will involve all characters. ****Each character have their own unique abilities: <text:s/>Marty can kick with his hind legs, sneak around his enemies slide and perform long-jumps. <text:s/>Alex the lion can throw fruits, use his claws and roar at his enemies. Gloria can tumble, butt bounce and hip check her enemies. <text:s/>And when she eats some chili peppers, she will be able to charge into her enemies. Melman can spin into, throw items at and head bash his enemies. He can also perform the Helicopter move which enables him to glide long distances. Finally the Penguin can slide, fish and attack with a Finishing move (something like a karate chop) to defeat their enemies.****Throughout the game there will be various items to collect including Life Tikis to replenish your Health Meter and Monkey Money that will enable you to buy special things at the Zoovenir Shop like mini games and special outfits for the Madagascar cast.</text:p>
          </table:table-cell>
          <table:table-cell table:style-name="Default" table:formula="of:=CONCATENATE(&quot;&lt;game name=&quot;;CHAR(34);[.A278];CHAR(34);&quot;&gt; &lt;year&gt;&quot;;[.B278];&quot;&lt;/year&gt; &lt;rating&gt;&quot;;[.C278];&quot;&lt;/rating&gt; &lt;title&gt;&quot;;[.D278];&quot;&lt;/title&gt; &lt;pub&gt;&quot;;[.E278];&quot;&lt;/pub&gt; &lt;dev&gt;&quot;;[.F278];&quot;&lt;/dev&gt; &lt;genre&gt;&quot;;[.G278];&quot;&lt;/genre&gt; &lt;score&gt;&quot;;[.H278];&quot;&lt;/score&gt; &lt;player&gt;&quot;;[.I278];&quot;&lt;/player&gt; &lt;story&gt;&quot;;[.J278];&quot;&lt;/story&gt; &lt;/game&gt;&quot;)" office:value-type="string" office:string-value="&lt;game name=&quot;Madagascar (USA)&quot;&gt; &lt;year&gt;2005&lt;/year&gt; &lt;rating&gt;ESRB - E10+ (Everyone 10+)&lt;/rating&gt; &lt;title&gt;Madagascar &lt;/title&gt; &lt;pub&gt;Activision Publishing, Inc.&lt;/pub&gt; &lt;dev&gt;Toys for Bob&lt;/dev&gt; &lt;genre&gt;Action&lt;/genre&gt; &lt;score&gt;3.6&lt;/score&gt; &lt;player&gt;1-2 Players&lt;/player&gt; &lt;story&gt;Be a part of Dreamwork's animated adventure by guiding Marty the Zebra, Alex the lion, Melman the giraffe, Gloria the hippo and those stealthy Penguins as they escape the Central Park Zoo into the streets of New York and then into the wild jungle...err San Diego zoo.****The storyline is exactly the same as the movie itself and each chapter will bring you further in the story.  Every chapter will have various goals set.  Only one specific goal per chapter is required to complete the chapter so you can always replay the chapter later to try to complete all the goals. ****Every stage will also require you to play as a different character and some will involve all characters. ****Each character have their own unique abilities:  Marty can kick with his hind legs, sneak around his enemies slide and perform long-jumps.  Alex the lion can throw fruits, use his claws and roar at his enemies. Gloria can tumble, butt bounce and hip check her enemies.  And when she eats some chili peppers, she will be able to charge into her enemies. Melman can spin into, throw items at and head bash his enemies. He can also perform the Helicopter move which enables him to glide long distances. Finally the Penguin can slide, fish and attack with a Finishing move (something like a karate chop) to defeat their enemies.****Throughout the game there will be various items to collect including Life Tikis to replenish your Health Meter and Monkey Money that will enable you to buy special things at the Zoovenir Shop like mini games and special outfits for the Madagascar cast.&lt;/story&gt; &lt;/game&gt;">
            <text:p>&lt;game name="Madagascar (USA)"&gt; &lt;year&gt;2005&lt;/year&gt; &lt;rating&gt;ESRB - E10+ (Everyone 10+)&lt;/rating&gt; &lt;title&gt;Madagascar &lt;/title&gt; &lt;pub&gt;Activision Publishing, Inc.&lt;/pub&gt; &lt;dev&gt;Toys for Bob&lt;/dev&gt; &lt;genre&gt;Action&lt;/genre&gt; &lt;score&gt;3.6&lt;/score&gt; &lt;player&gt;1-2 Players&lt;/player&gt; &lt;story&gt;Be a part of Dreamwork's animated adventure by guiding Marty the Zebra, Alex the lion, Melman the giraffe, Gloria the hippo and those stealthy Penguins as they escape the Central Park Zoo into the streets of New York and then into the wild jungle...err San Diego zoo.****The storyline is exactly the same as the movie itself and each chapter will bring you further in the story. <text:s/>Every chapter will have various goals set. <text:s/>Only one specific goal per chapter is required to complete the chapter so you can always replay the chapter later to try to complete all the goals. ****Every stage will also require you to play as a different character and some will involve all characters. ****Each character have their own unique abilities: <text:s/>Marty can kick with his hind legs, sneak around his enemies slide and perform long-jumps. <text:s/>Alex the lion can throw fruits, use his claws and roar at his enemies. Gloria can tumble, butt bounce and hip check her enemies. <text:s/>And when she eats some chili peppers, she will be able to charge into her enemies. Melman can spin into, throw items at and head bash his enemies. He can also perform the Helicopter move which enables him to glide long distances. Finally the Penguin can slide, fish and attack with a Finishing move (something like a karate chop) to defeat their enemies.****Throughout the game there will be various items to collect including Life Tikis to replenish your Health Meter and Monkey Money that will enable you to buy special things at the Zoovenir Shop like mini games and special outfits for the Madagascar cast.&lt;/story&gt; &lt;/game&gt;</text:p>
          </table:table-cell>
          <table:table-cell table:number-columns-repeated="1012"/>
        </table:table-row>
        <table:table-row table:style-name="ro1">
          <table:table-cell office:value-type="string">
            <text:p>Madden NFL 06 (USA)</text:p>
          </table:table-cell>
          <table:table-cell office:value-type="float" office:value="2005">
            <text:p>2005</text:p>
          </table:table-cell>
          <table:table-cell office:value-type="string">
            <text:p>ESRB - E (Everyone)</text:p>
          </table:table-cell>
          <table:table-cell office:value-type="string">
            <text:p>Madden NFL 06 </text:p>
          </table:table-cell>
          <table:table-cell table:style-name="Default" office:value-type="string">
            <text:p>Electronic Arts, Inc.</text:p>
          </table:table-cell>
          <table:table-cell office:value-type="string">
            <text:p>EA Tiburon</text:p>
          </table:table-cell>
          <table:table-cell office:value-type="string">
            <text:p>Sports/Football</text:p>
          </table:table-cell>
          <table:table-cell office:value-type="string">
            <text:p>3.8</text:p>
          </table:table-cell>
          <table:table-cell office:value-type="string">
            <text:p>1-4 Players</text:p>
          </table:table-cell>
          <table:table-cell office:value-type="string">
            <text:p>The football masters are back once again and ready to blow you away with some of the best features ever.****All new major passing offense and passing upgrades like the all new QB vision.****Brand new single-player mode lets you experience the life of an NFL player by earning one of more than 60 Personas ranging from MVP to Movie Star.****New robust (online) features: share files via your EA Locker and instantly find a solid match-up with improved matchmaking. Also check your EA SPORTS Fantasy Football stats in game.</text:p>
          </table:table-cell>
          <table:table-cell table:style-name="Default" table:formula="of:=CONCATENATE(&quot;&lt;game name=&quot;;CHAR(34);[.A279];CHAR(34);&quot;&gt; &lt;year&gt;&quot;;[.B279];&quot;&lt;/year&gt; &lt;rating&gt;&quot;;[.C279];&quot;&lt;/rating&gt; &lt;title&gt;&quot;;[.D279];&quot;&lt;/title&gt; &lt;pub&gt;&quot;;[.E279];&quot;&lt;/pub&gt; &lt;dev&gt;&quot;;[.F279];&quot;&lt;/dev&gt; &lt;genre&gt;&quot;;[.G279];&quot;&lt;/genre&gt; &lt;score&gt;&quot;;[.H279];&quot;&lt;/score&gt; &lt;player&gt;&quot;;[.I279];&quot;&lt;/player&gt; &lt;story&gt;&quot;;[.J279];&quot;&lt;/story&gt; &lt;/game&gt;&quot;)" office:value-type="string" office:string-value="&lt;game name=&quot;Madden NFL 06 (USA)&quot;&gt; &lt;year&gt;2005&lt;/year&gt; &lt;rating&gt;ESRB - E (Everyone)&lt;/rating&gt; &lt;title&gt;Madden NFL 06 &lt;/title&gt; &lt;pub&gt;Electronic Arts, Inc.&lt;/pub&gt; &lt;dev&gt;EA Tiburon&lt;/dev&gt; &lt;genre&gt;Sports/Football&lt;/genre&gt; &lt;score&gt;3.8&lt;/score&gt; &lt;player&gt;1-4 Players&lt;/player&gt; &lt;story&gt;The football masters are back once again and ready to blow you away with some of the best features ever.****All new major passing offense and passing upgrades like the all new QB vision.****Brand new single-player mode lets you experience the life of an NFL player by earning one of more than 60 Personas ranging from MVP to Movie Star.****New robust (online) features: share files via your EA Locker and instantly find a solid match-up with improved matchmaking. Also check your EA SPORTS Fantasy Football stats in game.&lt;/story&gt; &lt;/game&gt;">
            <text:p>&lt;game name="Madden NFL 06 (USA)"&gt; &lt;year&gt;2005&lt;/year&gt; &lt;rating&gt;ESRB - E (Everyone)&lt;/rating&gt; &lt;title&gt;Madden NFL 06 &lt;/title&gt; &lt;pub&gt;Electronic Arts, Inc.&lt;/pub&gt; &lt;dev&gt;EA Tiburon&lt;/dev&gt; &lt;genre&gt;Sports/Football&lt;/genre&gt; &lt;score&gt;3.8&lt;/score&gt; &lt;player&gt;1-4 Players&lt;/player&gt; &lt;story&gt;The football masters are back once again and ready to blow you away with some of the best features ever.****All new major passing offense and passing upgrades like the all new QB vision.****Brand new single-player mode lets you experience the life of an NFL player by earning one of more than 60 Personas ranging from MVP to Movie Star.****New robust (online) features: share files via your EA Locker and instantly find a solid match-up with improved matchmaking. Also check your EA SPORTS Fantasy Football stats in game.&lt;/story&gt; &lt;/game&gt;</text:p>
          </table:table-cell>
          <table:table-cell table:number-columns-repeated="1012"/>
        </table:table-row>
        <table:table-row table:style-name="ro1">
          <table:table-cell office:value-type="string">
            <text:p>Madden NFL 07 (USA)</text:p>
          </table:table-cell>
          <table:table-cell office:value-type="float" office:value="2006">
            <text:p>2006</text:p>
          </table:table-cell>
          <table:table-cell office:value-type="string">
            <text:p>ESRB - E (Everyone)</text:p>
          </table:table-cell>
          <table:table-cell office:value-type="string">
            <text:p>Madden NFL 07 </text:p>
          </table:table-cell>
          <table:table-cell table:style-name="Default" office:value-type="string">
            <text:p>Electronic Arts, Inc.</text:p>
          </table:table-cell>
          <table:table-cell office:value-type="string">
            <text:p>EA Tiburon</text:p>
          </table:table-cell>
          <table:table-cell office:value-type="string">
            <text:p>Sports/Football</text:p>
          </table:table-cell>
          <table:table-cell office:value-type="string">
            <text:p>4.1</text:p>
          </table:table-cell>
          <table:table-cell office:value-type="string">
            <text:p>1-4 Players</text:p>
          </table:table-cell>
          <table:table-cell office:value-type="string">
            <text:p>Madden NFL 07 is the seventeenth installment of the Madden NFL series. This version introduces some new tricks, updates some features, and brings depth to some game modes from previous Madden titles.****The 07 game focuses on the Running Back by giving you lead blocker controls. After selecting a running play, you can cycle through offensive players to open up gaps. New evasive maneuvers are controlled with a separate stick to elude defenders, along with new juking and spinning maneuvers.****Start a career with your favorite NFL team, draft the players, call the plays, and lead your team to a dynasty. Or, make your own player and guide him on and off the field through his entire career starting with the draft. If you do not want to mess with all the options and features you can simply sit down for a quick game.</text:p>
          </table:table-cell>
          <table:table-cell table:style-name="Default" table:formula="of:=CONCATENATE(&quot;&lt;game name=&quot;;CHAR(34);[.A280];CHAR(34);&quot;&gt; &lt;year&gt;&quot;;[.B280];&quot;&lt;/year&gt; &lt;rating&gt;&quot;;[.C280];&quot;&lt;/rating&gt; &lt;title&gt;&quot;;[.D280];&quot;&lt;/title&gt; &lt;pub&gt;&quot;;[.E280];&quot;&lt;/pub&gt; &lt;dev&gt;&quot;;[.F280];&quot;&lt;/dev&gt; &lt;genre&gt;&quot;;[.G280];&quot;&lt;/genre&gt; &lt;score&gt;&quot;;[.H280];&quot;&lt;/score&gt; &lt;player&gt;&quot;;[.I280];&quot;&lt;/player&gt; &lt;story&gt;&quot;;[.J280];&quot;&lt;/story&gt; &lt;/game&gt;&quot;)" office:value-type="string" office:string-value="&lt;game name=&quot;Madden NFL 07 (USA)&quot;&gt; &lt;year&gt;2006&lt;/year&gt; &lt;rating&gt;ESRB - E (Everyone)&lt;/rating&gt; &lt;title&gt;Madden NFL 07 &lt;/title&gt; &lt;pub&gt;Electronic Arts, Inc.&lt;/pub&gt; &lt;dev&gt;EA Tiburon&lt;/dev&gt; &lt;genre&gt;Sports/Football&lt;/genre&gt; &lt;score&gt;4.1&lt;/score&gt; &lt;player&gt;1-4 Players&lt;/player&gt; &lt;story&gt;Madden NFL 07 is the seventeenth installment of the Madden NFL series. This version introduces some new tricks, updates some features, and brings depth to some game modes from previous Madden titles.****The 07 game focuses on the Running Back by giving you lead blocker controls. After selecting a running play, you can cycle through offensive players to open up gaps. New evasive maneuvers are controlled with a separate stick to elude defenders, along with new juking and spinning maneuvers.****Start a career with your favorite NFL team, draft the players, call the plays, and lead your team to a dynasty. Or, make your own player and guide him on and off the field through his entire career starting with the draft. If you do not want to mess with all the options and features you can simply sit down for a quick game.&lt;/story&gt; &lt;/game&gt;">
            <text:p>&lt;game name="Madden NFL 07 (USA)"&gt; &lt;year&gt;2006&lt;/year&gt; &lt;rating&gt;ESRB - E (Everyone)&lt;/rating&gt; &lt;title&gt;Madden NFL 07 &lt;/title&gt; &lt;pub&gt;Electronic Arts, Inc.&lt;/pub&gt; &lt;dev&gt;EA Tiburon&lt;/dev&gt; &lt;genre&gt;Sports/Football&lt;/genre&gt; &lt;score&gt;4.1&lt;/score&gt; &lt;player&gt;1-4 Players&lt;/player&gt; &lt;story&gt;Madden NFL 07 is the seventeenth installment of the Madden NFL series. This version introduces some new tricks, updates some features, and brings depth to some game modes from previous Madden titles.****The 07 game focuses on the Running Back by giving you lead blocker controls. After selecting a running play, you can cycle through offensive players to open up gaps. New evasive maneuvers are controlled with a separate stick to elude defenders, along with new juking and spinning maneuvers.****Start a career with your favorite NFL team, draft the players, call the plays, and lead your team to a dynasty. Or, make your own player and guide him on and off the field through his entire career starting with the draft. If you do not want to mess with all the options and features you can simply sit down for a quick game.&lt;/story&gt; &lt;/game&gt;</text:p>
          </table:table-cell>
          <table:table-cell table:number-columns-repeated="1012"/>
        </table:table-row>
        <table:table-row table:style-name="ro1">
          <table:table-cell office:value-type="string">
            <text:p>Madden NFL 08 (USA)</text:p>
          </table:table-cell>
          <table:table-cell office:value-type="float" office:value="2007">
            <text:p>2007</text:p>
          </table:table-cell>
          <table:table-cell office:value-type="string">
            <text:p>ESRB - E (Everyone)</text:p>
          </table:table-cell>
          <table:table-cell office:value-type="string">
            <text:p>Madden NFL 08 </text:p>
          </table:table-cell>
          <table:table-cell table:style-name="Default" office:value-type="string">
            <text:p>Electronic Arts, Inc.</text:p>
          </table:table-cell>
          <table:table-cell office:value-type="string">
            <text:p>EA Tiburon</text:p>
          </table:table-cell>
          <table:table-cell office:value-type="string">
            <text:p>Sports/Football</text:p>
          </table:table-cell>
          <table:table-cell office:value-type="string">
            <text:p>3.8</text:p>
          </table:table-cell>
          <table:table-cell office:value-type="string">
            <text:p>1-4 Players</text:p>
          </table:table-cell>
          <table:table-cell office:value-type="string">
            <text:p>EA Sports' 2008 edition in the Madden series has some new features along with an updated roster and some new animations. The new read and react system lets you see your opponents weakness against your own players letting you exploit their weakness. The AI is more improved plus the new receiver control/lead block feature lets you play as a blocker to create a hole in the defence and switch back to your runner to bust through.****It also features new skill drills to help your player gain more stats in the ever popular NFL Superstar along with the new Ring of Champion feature that lets you design a ring when you complete a certain achievement such as winning the Super Bowl or winning the MVP. <text:s/>It has a new fantasy challenge mode that lets you draft any player you want and risk them in mini-games to create and elite superteam. Also, the superstar mode features a mode where you can play as your team, but also to choose to watch the CPU take control of your team and take over with your player when called upon.****Game commentary is provided by John Madden and Al Michaels.</text:p>
          </table:table-cell>
          <table:table-cell table:style-name="Default" table:formula="of:=CONCATENATE(&quot;&lt;game name=&quot;;CHAR(34);[.A281];CHAR(34);&quot;&gt; &lt;year&gt;&quot;;[.B281];&quot;&lt;/year&gt; &lt;rating&gt;&quot;;[.C281];&quot;&lt;/rating&gt; &lt;title&gt;&quot;;[.D281];&quot;&lt;/title&gt; &lt;pub&gt;&quot;;[.E281];&quot;&lt;/pub&gt; &lt;dev&gt;&quot;;[.F281];&quot;&lt;/dev&gt; &lt;genre&gt;&quot;;[.G281];&quot;&lt;/genre&gt; &lt;score&gt;&quot;;[.H281];&quot;&lt;/score&gt; &lt;player&gt;&quot;;[.I281];&quot;&lt;/player&gt; &lt;story&gt;&quot;;[.J281];&quot;&lt;/story&gt; &lt;/game&gt;&quot;)" office:value-type="string" office:string-value="&lt;game name=&quot;Madden NFL 08 (USA)&quot;&gt; &lt;year&gt;2007&lt;/year&gt; &lt;rating&gt;ESRB - E (Everyone)&lt;/rating&gt; &lt;title&gt;Madden NFL 08 &lt;/title&gt; &lt;pub&gt;Electronic Arts, Inc.&lt;/pub&gt; &lt;dev&gt;EA Tiburon&lt;/dev&gt; &lt;genre&gt;Sports/Football&lt;/genre&gt; &lt;score&gt;3.8&lt;/score&gt; &lt;player&gt;1-4 Players&lt;/player&gt; &lt;story&gt;EA Sports' 2008 edition in the Madden series has some new features along with an updated roster and some new animations. The new read and react system lets you see your opponents weakness against your own players letting you exploit their weakness. The AI is more improved plus the new receiver control/lead block feature lets you play as a blocker to create a hole in the defence and switch back to your runner to bust through.****It also features new skill drills to help your player gain more stats in the ever popular NFL Superstar along with the new Ring of Champion feature that lets you design a ring when you complete a certain achievement such as winning the Super Bowl or winning the MVP.  It has a new fantasy challenge mode that lets you draft any player you want and risk them in mini-games to create and elite superteam. Also, the superstar mode features a mode where you can play as your team, but also to choose to watch the CPU take control of your team and take over with your player when called upon.****Game commentary is provided by John Madden and Al Michaels.&lt;/story&gt; &lt;/game&gt;">
            <text:p>&lt;game name="Madden NFL 08 (USA)"&gt; &lt;year&gt;2007&lt;/year&gt; &lt;rating&gt;ESRB - E (Everyone)&lt;/rating&gt; &lt;title&gt;Madden NFL 08 &lt;/title&gt; &lt;pub&gt;Electronic Arts, Inc.&lt;/pub&gt; &lt;dev&gt;EA Tiburon&lt;/dev&gt; &lt;genre&gt;Sports/Football&lt;/genre&gt; &lt;score&gt;3.8&lt;/score&gt; &lt;player&gt;1-4 Players&lt;/player&gt; &lt;story&gt;EA Sports' 2008 edition in the Madden series has some new features along with an updated roster and some new animations. The new read and react system lets you see your opponents weakness against your own players letting you exploit their weakness. The AI is more improved plus the new receiver control/lead block feature lets you play as a blocker to create a hole in the defence and switch back to your runner to bust through.****It also features new skill drills to help your player gain more stats in the ever popular NFL Superstar along with the new Ring of Champion feature that lets you design a ring when you complete a certain achievement such as winning the Super Bowl or winning the MVP. <text:s/>It has a new fantasy challenge mode that lets you draft any player you want and risk them in mini-games to create and elite superteam. Also, the superstar mode features a mode where you can play as your team, but also to choose to watch the CPU take control of your team and take over with your player when called upon.****Game commentary is provided by John Madden and Al Michaels.&lt;/story&gt; &lt;/game&gt;</text:p>
          </table:table-cell>
          <table:table-cell table:number-columns-repeated="1012"/>
        </table:table-row>
        <table:table-row table:style-name="ro1">
          <table:table-cell office:value-type="string">
            <text:p>Madden NFL 2002 (USA)</text:p>
          </table:table-cell>
          <table:table-cell office:value-type="float" office:value="2001">
            <text:p>2001</text:p>
          </table:table-cell>
          <table:table-cell office:value-type="string">
            <text:p>ESRB - E (Everyone)</text:p>
          </table:table-cell>
          <table:table-cell office:value-type="string">
            <text:p>Madden NFL 2002 </text:p>
          </table:table-cell>
          <table:table-cell table:style-name="Default" office:value-type="string">
            <text:p>Electronic Arts, Inc.</text:p>
          </table:table-cell>
          <table:table-cell office:value-type="string">
            <text:p>EA Tiburon</text:p>
          </table:table-cell>
          <table:table-cell office:value-type="string">
            <text:p>Sports/Football</text:p>
          </table:table-cell>
          <table:table-cell office:value-type="string">
            <text:p>4.4</text:p>
          </table:table-cell>
          <table:table-cell office:value-type="string">
            <text:p>1-4 Players</text:p>
          </table:table-cell>
          <table:table-cell office:value-type="string">
            <text:p>John Madden brings the best football back with updated stats and players, bigger than ever! All 32 NFL teams including the expansion Houston Texans. <text:s/>Hard to believe but they make many improvements on the previous version. <text:s/>There are new player faces and on-field animations and expanded motion capture. <text:s/>EA Sports added a new game within the game called Two Minute Drill.****The controls are basically the same with Easy Play using simplified controls and Normal Play with the full features encompassing nearly everything one could do on the real gridiron. <text:s text:c="2"/>You can create a player or a whole team. <text:s/>Trade players and manage teams through out the season.</text:p>
          </table:table-cell>
          <table:table-cell table:style-name="Default" table:formula="of:=CONCATENATE(&quot;&lt;game name=&quot;;CHAR(34);[.A282];CHAR(34);&quot;&gt; &lt;year&gt;&quot;;[.B282];&quot;&lt;/year&gt; &lt;rating&gt;&quot;;[.C282];&quot;&lt;/rating&gt; &lt;title&gt;&quot;;[.D282];&quot;&lt;/title&gt; &lt;pub&gt;&quot;;[.E282];&quot;&lt;/pub&gt; &lt;dev&gt;&quot;;[.F282];&quot;&lt;/dev&gt; &lt;genre&gt;&quot;;[.G282];&quot;&lt;/genre&gt; &lt;score&gt;&quot;;[.H282];&quot;&lt;/score&gt; &lt;player&gt;&quot;;[.I282];&quot;&lt;/player&gt; &lt;story&gt;&quot;;[.J282];&quot;&lt;/story&gt; &lt;/game&gt;&quot;)" office:value-type="string" office:string-value="&lt;game name=&quot;Madden NFL 2002 (USA)&quot;&gt; &lt;year&gt;2001&lt;/year&gt; &lt;rating&gt;ESRB - E (Everyone)&lt;/rating&gt; &lt;title&gt;Madden NFL 2002 &lt;/title&gt; &lt;pub&gt;Electronic Arts, Inc.&lt;/pub&gt; &lt;dev&gt;EA Tiburon&lt;/dev&gt; &lt;genre&gt;Sports/Football&lt;/genre&gt; &lt;score&gt;4.4&lt;/score&gt; &lt;player&gt;1-4 Players&lt;/player&gt; &lt;story&gt;John Madden brings the best football back with updated stats and players, bigger than ever! All 32 NFL teams including the expansion Houston Texans.  Hard to believe but they make many improvements on the previous version.  There are new player faces and on-field animations and expanded motion capture.  EA Sports added a new game within the game called Two Minute Drill.****The controls are basically the same with Easy Play using simplified controls and Normal Play with the full features encompassing nearly everything one could do on the real gridiron.   You can create a player or a whole team.  Trade players and manage teams through out the season.&lt;/story&gt; &lt;/game&gt;">
            <text:p>&lt;game name="Madden NFL 2002 (USA)"&gt; &lt;year&gt;2001&lt;/year&gt; &lt;rating&gt;ESRB - E (Everyone)&lt;/rating&gt; &lt;title&gt;Madden NFL 2002 &lt;/title&gt; &lt;pub&gt;Electronic Arts, Inc.&lt;/pub&gt; &lt;dev&gt;EA Tiburon&lt;/dev&gt; &lt;genre&gt;Sports/Football&lt;/genre&gt; &lt;score&gt;4.4&lt;/score&gt; &lt;player&gt;1-4 Players&lt;/player&gt; &lt;story&gt;John Madden brings the best football back with updated stats and players, bigger than ever! All 32 NFL teams including the expansion Houston Texans. <text:s/>Hard to believe but they make many improvements on the previous version. <text:s/>There are new player faces and on-field animations and expanded motion capture. <text:s/>EA Sports added a new game within the game called Two Minute Drill.****The controls are basically the same with Easy Play using simplified controls and Normal Play with the full features encompassing nearly everything one could do on the real gridiron. <text:s text:c="2"/>You can create a player or a whole team. <text:s/>Trade players and manage teams through out the season.&lt;/story&gt; &lt;/game&gt;</text:p>
          </table:table-cell>
          <table:table-cell table:number-columns-repeated="1012"/>
        </table:table-row>
        <table:table-row table:style-name="ro1">
          <table:table-cell office:value-type="string">
            <text:p>Madden NFL 2003 (USA)</text:p>
          </table:table-cell>
          <table:table-cell office:value-type="float" office:value="2002">
            <text:p>2002</text:p>
          </table:table-cell>
          <table:table-cell office:value-type="string">
            <text:p>ESRB - E (Everyone)</text:p>
          </table:table-cell>
          <table:table-cell office:value-type="string">
            <text:p>Madden NFL 2003 </text:p>
          </table:table-cell>
          <table:table-cell table:style-name="Default" office:value-type="string">
            <text:p>Electronic Arts, Inc.</text:p>
          </table:table-cell>
          <table:table-cell office:value-type="string">
            <text:p>EA Tiburon</text:p>
          </table:table-cell>
          <table:table-cell office:value-type="string">
            <text:p>Sports/Football</text:p>
          </table:table-cell>
          <table:table-cell office:value-type="string">
            <text:p>4.1</text:p>
          </table:table-cell>
          <table:table-cell office:value-type="string">
            <text:p>1-4 Players</text:p>
          </table:table-cell>
          <table:table-cell office:value-type="string">
            <text:p>In the game you control the ball by players of your favorite team to win the match. Opposite players also has tactic commands of their coach to take the ball from you. ****The game for first time features on-line gaming capability and also adds new teams like Houston Texans, and new NFL division alignment.The game also has Create-a-Player option, where the players can determine in mini-games their physical conditions, for example, to be receivers or quarterbacks. Later you can include these players into teams. However, there is also availability to trade players instead of train them. Also the game has an option, which allows to play from playbook and then practice it. ****In XBox, Windows, PS2, PSX, GameCube versions the commentary is provided by Al Michaels. The game has rendered graphics with all animation based on it.****The GBA version has graphics similar to Madden '94 for SNES and Genesis, but has multiplayer mode using GCN/GBA cable.****The game is up to 4 players.</text:p>
          </table:table-cell>
          <table:table-cell table:style-name="Default" table:formula="of:=CONCATENATE(&quot;&lt;game name=&quot;;CHAR(34);[.A283];CHAR(34);&quot;&gt; &lt;year&gt;&quot;;[.B283];&quot;&lt;/year&gt; &lt;rating&gt;&quot;;[.C283];&quot;&lt;/rating&gt; &lt;title&gt;&quot;;[.D283];&quot;&lt;/title&gt; &lt;pub&gt;&quot;;[.E283];&quot;&lt;/pub&gt; &lt;dev&gt;&quot;;[.F283];&quot;&lt;/dev&gt; &lt;genre&gt;&quot;;[.G283];&quot;&lt;/genre&gt; &lt;score&gt;&quot;;[.H283];&quot;&lt;/score&gt; &lt;player&gt;&quot;;[.I283];&quot;&lt;/player&gt; &lt;story&gt;&quot;;[.J283];&quot;&lt;/story&gt; &lt;/game&gt;&quot;)" office:value-type="string" office:string-value="&lt;game name=&quot;Madden NFL 2003 (USA)&quot;&gt; &lt;year&gt;2002&lt;/year&gt; &lt;rating&gt;ESRB - E (Everyone)&lt;/rating&gt; &lt;title&gt;Madden NFL 2003 &lt;/title&gt; &lt;pub&gt;Electronic Arts, Inc.&lt;/pub&gt; &lt;dev&gt;EA Tiburon&lt;/dev&gt; &lt;genre&gt;Sports/Football&lt;/genre&gt; &lt;score&gt;4.1&lt;/score&gt; &lt;player&gt;1-4 Players&lt;/player&gt; &lt;story&gt;In the game you control the ball by players of your favorite team to win the match. Opposite players also has tactic commands of their coach to take the ball from you. ****The game for first time features on-line gaming capability and also adds new teams like Houston Texans, and new NFL division alignment.The game also has Create-a-Player option, where the players can determine in mini-games their physical conditions, for example, to be receivers or quarterbacks. Later you can include these players into teams. However, there is also availability to trade players instead of train them. Also the game has an option, which allows to play from playbook and then practice it. ****In XBox, Windows, PS2, PSX, GameCube versions the commentary is provided by Al Michaels. The game has rendered graphics with all animation based on it.****The GBA version has graphics similar to Madden '94 for SNES and Genesis, but has multiplayer mode using GCN/GBA cable.****The game is up to 4 players.&lt;/story&gt; &lt;/game&gt;">
            <text:p>&lt;game name="Madden NFL 2003 (USA)"&gt; &lt;year&gt;2002&lt;/year&gt; &lt;rating&gt;ESRB - E (Everyone)&lt;/rating&gt; &lt;title&gt;Madden NFL 2003 &lt;/title&gt; &lt;pub&gt;Electronic Arts, Inc.&lt;/pub&gt; &lt;dev&gt;EA Tiburon&lt;/dev&gt; &lt;genre&gt;Sports/Football&lt;/genre&gt; &lt;score&gt;4.1&lt;/score&gt; &lt;player&gt;1-4 Players&lt;/player&gt; &lt;story&gt;In the game you control the ball by players of your favorite team to win the match. Opposite players also has tactic commands of their coach to take the ball from you. ****The game for first time features on-line gaming capability and also adds new teams like Houston Texans, and new NFL division alignment.The game also has Create-a-Player option, where the players can determine in mini-games their physical conditions, for example, to be receivers or quarterbacks. Later you can include these players into teams. However, there is also availability to trade players instead of train them. Also the game has an option, which allows to play from playbook and then practice it. ****In XBox, Windows, PS2, PSX, GameCube versions the commentary is provided by Al Michaels. The game has rendered graphics with all animation based on it.****The GBA version has graphics similar to Madden '94 for SNES and Genesis, but has multiplayer mode using GCN/GBA cable.****The game is up to 4 players.&lt;/story&gt; &lt;/game&gt;</text:p>
          </table:table-cell>
          <table:table-cell table:number-columns-repeated="1012"/>
        </table:table-row>
        <table:table-row table:style-name="ro1">
          <table:table-cell office:value-type="string">
            <text:p>Madden NFL 2004 (USA)</text:p>
          </table:table-cell>
          <table:table-cell office:value-type="float" office:value="2003">
            <text:p>2003</text:p>
          </table:table-cell>
          <table:table-cell office:value-type="string">
            <text:p>ESRB - E (Everyone)</text:p>
          </table:table-cell>
          <table:table-cell office:value-type="string">
            <text:p>Madden NFL 2004 </text:p>
          </table:table-cell>
          <table:table-cell table:style-name="Default" office:value-type="string">
            <text:p>Electronic Arts, Inc.</text:p>
          </table:table-cell>
          <table:table-cell office:value-type="string">
            <text:p>EA Tiburon</text:p>
          </table:table-cell>
          <table:table-cell office:value-type="string">
            <text:p>Sports/Football</text:p>
          </table:table-cell>
          <table:table-cell office:value-type="string">
            <text:p>4.1</text:p>
          </table:table-cell>
          <table:table-cell office:value-type="string">
            <text:p>1-4 Players</text:p>
          </table:table-cell>
          <table:table-cell office:value-type="string">
            <text:p>The long running Madden series returns for another series of NFL action on nearly every platform available in 2003.****New to the series this year are, of course, every new player included in the rosters for the new season, along with every other defensive and attacking player from every team in the league.****New gameplay modes include Owner Mode, an option that allows you to hire your own staff, set prices for tickets and hot dogs, build your own stadium, organise camps pre-season, and nearly everything else an owner needs to do to make his or her team special.****Play a full season and go all the way towards the Super Bowl final, or re-live special moments from past games and try to change history. You can use a full playbook based on the pros, with a host of tricks and formations.****Those new to the series (or NFL in general) can watch video tutorials presented by Al Michaels and Melissa Stark, to fill you in on every little detail of the sport and the game (not available on GBA).</text:p>
          </table:table-cell>
          <table:table-cell table:style-name="Default" table:formula="of:=CONCATENATE(&quot;&lt;game name=&quot;;CHAR(34);[.A284];CHAR(34);&quot;&gt; &lt;year&gt;&quot;;[.B284];&quot;&lt;/year&gt; &lt;rating&gt;&quot;;[.C284];&quot;&lt;/rating&gt; &lt;title&gt;&quot;;[.D284];&quot;&lt;/title&gt; &lt;pub&gt;&quot;;[.E284];&quot;&lt;/pub&gt; &lt;dev&gt;&quot;;[.F284];&quot;&lt;/dev&gt; &lt;genre&gt;&quot;;[.G284];&quot;&lt;/genre&gt; &lt;score&gt;&quot;;[.H284];&quot;&lt;/score&gt; &lt;player&gt;&quot;;[.I284];&quot;&lt;/player&gt; &lt;story&gt;&quot;;[.J284];&quot;&lt;/story&gt; &lt;/game&gt;&quot;)" office:value-type="string" office:string-value="&lt;game name=&quot;Madden NFL 2004 (USA)&quot;&gt; &lt;year&gt;2003&lt;/year&gt; &lt;rating&gt;ESRB - E (Everyone)&lt;/rating&gt; &lt;title&gt;Madden NFL 2004 &lt;/title&gt; &lt;pub&gt;Electronic Arts, Inc.&lt;/pub&gt; &lt;dev&gt;EA Tiburon&lt;/dev&gt; &lt;genre&gt;Sports/Football&lt;/genre&gt; &lt;score&gt;4.1&lt;/score&gt; &lt;player&gt;1-4 Players&lt;/player&gt; &lt;story&gt;The long running Madden series returns for another series of NFL action on nearly every platform available in 2003.****New to the series this year are, of course, every new player included in the rosters for the new season, along with every other defensive and attacking player from every team in the league.****New gameplay modes include Owner Mode, an option that allows you to hire your own staff, set prices for tickets and hot dogs, build your own stadium, organise camps pre-season, and nearly everything else an owner needs to do to make his or her team special.****Play a full season and go all the way towards the Super Bowl final, or re-live special moments from past games and try to change history. You can use a full playbook based on the pros, with a host of tricks and formations.****Those new to the series (or NFL in general) can watch video tutorials presented by Al Michaels and Melissa Stark, to fill you in on every little detail of the sport and the game (not available on GBA).&lt;/story&gt; &lt;/game&gt;">
            <text:p>&lt;game name="Madden NFL 2004 (USA)"&gt; &lt;year&gt;2003&lt;/year&gt; &lt;rating&gt;ESRB - E (Everyone)&lt;/rating&gt; &lt;title&gt;Madden NFL 2004 &lt;/title&gt; &lt;pub&gt;Electronic Arts, Inc.&lt;/pub&gt; &lt;dev&gt;EA Tiburon&lt;/dev&gt; &lt;genre&gt;Sports/Football&lt;/genre&gt; &lt;score&gt;4.1&lt;/score&gt; &lt;player&gt;1-4 Players&lt;/player&gt; &lt;story&gt;The long running Madden series returns for another series of NFL action on nearly every platform available in 2003.****New to the series this year are, of course, every new player included in the rosters for the new season, along with every other defensive and attacking player from every team in the league.****New gameplay modes include Owner Mode, an option that allows you to hire your own staff, set prices for tickets and hot dogs, build your own stadium, organise camps pre-season, and nearly everything else an owner needs to do to make his or her team special.****Play a full season and go all the way towards the Super Bowl final, or re-live special moments from past games and try to change history. You can use a full playbook based on the pros, with a host of tricks and formations.****Those new to the series (or NFL in general) can watch video tutorials presented by Al Michaels and Melissa Stark, to fill you in on every little detail of the sport and the game (not available on GBA).&lt;/story&gt; &lt;/game&gt;</text:p>
          </table:table-cell>
          <table:table-cell table:number-columns-repeated="1012"/>
        </table:table-row>
        <table:table-row table:style-name="ro1">
          <table:table-cell office:value-type="string">
            <text:p>Madden NFL 2005 (USA)</text:p>
          </table:table-cell>
          <table:table-cell office:value-type="float" office:value="2004">
            <text:p>2004</text:p>
          </table:table-cell>
          <table:table-cell office:value-type="string">
            <text:p>ESRB - E (Everyone)</text:p>
          </table:table-cell>
          <table:table-cell office:value-type="string">
            <text:p>Madden NFL 2005 </text:p>
          </table:table-cell>
          <table:table-cell table:style-name="Default" office:value-type="string">
            <text:p>Electronic Arts, Inc.</text:p>
          </table:table-cell>
          <table:table-cell office:value-type="string">
            <text:p>EA Tiburon</text:p>
          </table:table-cell>
          <table:table-cell office:value-type="string">
            <text:p>Sports/Football</text:p>
          </table:table-cell>
          <table:table-cell office:value-type="string">
            <text:p>4.2</text:p>
          </table:table-cell>
          <table:table-cell office:value-type="string">
            <text:p>1-4 Players</text:p>
          </table:table-cell>
          <table:table-cell office:value-type="string">
            <text:p>Another year, another Madden. Further AI, graphical and gameplay updates have been included for this new update to the long standing NFL series from EA Sports.****As usual, you can play through the entire NFL season with each team and every player. During play you can perform a range of plays and moves to advantage your team against the best in the business, offline, online or split screen. Play a quick match, the entire season and the playoffs right the way through to the big one, the Superbowl.</text:p>
          </table:table-cell>
          <table:table-cell table:style-name="Default" table:formula="of:=CONCATENATE(&quot;&lt;game name=&quot;;CHAR(34);[.A285];CHAR(34);&quot;&gt; &lt;year&gt;&quot;;[.B285];&quot;&lt;/year&gt; &lt;rating&gt;&quot;;[.C285];&quot;&lt;/rating&gt; &lt;title&gt;&quot;;[.D285];&quot;&lt;/title&gt; &lt;pub&gt;&quot;;[.E285];&quot;&lt;/pub&gt; &lt;dev&gt;&quot;;[.F285];&quot;&lt;/dev&gt; &lt;genre&gt;&quot;;[.G285];&quot;&lt;/genre&gt; &lt;score&gt;&quot;;[.H285];&quot;&lt;/score&gt; &lt;player&gt;&quot;;[.I285];&quot;&lt;/player&gt; &lt;story&gt;&quot;;[.J285];&quot;&lt;/story&gt; &lt;/game&gt;&quot;)" office:value-type="string" office:string-value="&lt;game name=&quot;Madden NFL 2005 (USA)&quot;&gt; &lt;year&gt;2004&lt;/year&gt; &lt;rating&gt;ESRB - E (Everyone)&lt;/rating&gt; &lt;title&gt;Madden NFL 2005 &lt;/title&gt; &lt;pub&gt;Electronic Arts, Inc.&lt;/pub&gt; &lt;dev&gt;EA Tiburon&lt;/dev&gt; &lt;genre&gt;Sports/Football&lt;/genre&gt; &lt;score&gt;4.2&lt;/score&gt; &lt;player&gt;1-4 Players&lt;/player&gt; &lt;story&gt;Another year, another Madden. Further AI, graphical and gameplay updates have been included for this new update to the long standing NFL series from EA Sports.****As usual, you can play through the entire NFL season with each team and every player. During play you can perform a range of plays and moves to advantage your team against the best in the business, offline, online or split screen. Play a quick match, the entire season and the playoffs right the way through to the big one, the Superbowl.&lt;/story&gt; &lt;/game&gt;">
            <text:p>&lt;game name="Madden NFL 2005 (USA)"&gt; &lt;year&gt;2004&lt;/year&gt; &lt;rating&gt;ESRB - E (Everyone)&lt;/rating&gt; &lt;title&gt;Madden NFL 2005 &lt;/title&gt; &lt;pub&gt;Electronic Arts, Inc.&lt;/pub&gt; &lt;dev&gt;EA Tiburon&lt;/dev&gt; &lt;genre&gt;Sports/Football&lt;/genre&gt; &lt;score&gt;4.2&lt;/score&gt; &lt;player&gt;1-4 Players&lt;/player&gt; &lt;story&gt;Another year, another Madden. Further AI, graphical and gameplay updates have been included for this new update to the long standing NFL series from EA Sports.****As usual, you can play through the entire NFL season with each team and every player. During play you can perform a range of plays and moves to advantage your team against the best in the business, offline, online or split screen. Play a quick match, the entire season and the playoffs right the way through to the big one, the Superbowl.&lt;/story&gt; &lt;/game&gt;</text:p>
          </table:table-cell>
          <table:table-cell table:number-columns-repeated="1012"/>
        </table:table-row>
        <table:table-row table:style-name="ro1">
          <table:table-cell office:value-type="string">
            <text:p>Major League Baseball 2K6 (USA)</text:p>
          </table:table-cell>
          <table:table-cell office:value-type="float" office:value="2006">
            <text:p>2006</text:p>
          </table:table-cell>
          <table:table-cell office:value-type="string">
            <text:p>ESRB - E (Everyone)</text:p>
          </table:table-cell>
          <table:table-cell office:value-type="string">
            <text:p>Major League Baseball 2K6 </text:p>
          </table:table-cell>
          <table:table-cell table:style-name="Default" office:value-type="string">
            <text:p>2K Sports</text:p>
          </table:table-cell>
          <table:table-cell office:value-type="string">
            <text:p>Kush Games</text:p>
          </table:table-cell>
          <table:table-cell office:value-type="string">
            <text:p>Sports/Baseball</text:p>
          </table:table-cell>
          <table:table-cell office:value-type="string">
            <text:p>3.7</text:p>
          </table:table-cell>
          <table:table-cell office:value-type="string">
            <text:p>1-2 Players</text:p>
          </table:table-cell>
          <table:table-cell office:value-type="string">
            <text:p>Major League Baseball 2K6 is an update of it's previous years version, featuring the obligatory roster updates as well as a three year report of all the teams and players in the game. <text:s/>It also featured a brand new movement system as well as realistic player crashes and a morale system, where the better the player is, the more their teammates will perform better as well.****It has the standard modes, exhibition, season as well as a new feature letting players take on the role of an international team in the World Baseball Classic as one of sixteen international baseball teams in a tournament style play. <text:s/>Players can also challenge umpires if they feel a call has been botched, this can also effect the teams morale, for better or worse depending on the outcome.****It also featured TV broadcast "flashback replays", giving it a real feel of a TV presentation as well as being commented on by Jon Miller and the legendary Joe Morgan. <text:s/>The Xbox 360 version was virtually the same as the previous generations, said for graphics and some extra dialogue and commentary. <text:s/>Also, Derek Jeter endorsed and graced the cover on all it's console and handheld releases as well.****There is also online capabilities for each console version with the ability to download a friends profile using the V.I.P. (Virtually Identity Profile), with the ability to look at their stats and results of their own games, letting them gain an upper hand against their friends in online matches.</text:p>
          </table:table-cell>
          <table:table-cell table:style-name="Default" table:formula="of:=CONCATENATE(&quot;&lt;game name=&quot;;CHAR(34);[.A286];CHAR(34);&quot;&gt; &lt;year&gt;&quot;;[.B286];&quot;&lt;/year&gt; &lt;rating&gt;&quot;;[.C286];&quot;&lt;/rating&gt; &lt;title&gt;&quot;;[.D286];&quot;&lt;/title&gt; &lt;pub&gt;&quot;;[.E286];&quot;&lt;/pub&gt; &lt;dev&gt;&quot;;[.F286];&quot;&lt;/dev&gt; &lt;genre&gt;&quot;;[.G286];&quot;&lt;/genre&gt; &lt;score&gt;&quot;;[.H286];&quot;&lt;/score&gt; &lt;player&gt;&quot;;[.I286];&quot;&lt;/player&gt; &lt;story&gt;&quot;;[.J286];&quot;&lt;/story&gt; &lt;/game&gt;&quot;)" office:value-type="string" office:string-value="&lt;game name=&quot;Major League Baseball 2K6 (USA)&quot;&gt; &lt;year&gt;2006&lt;/year&gt; &lt;rating&gt;ESRB - E (Everyone)&lt;/rating&gt; &lt;title&gt;Major League Baseball 2K6 &lt;/title&gt; &lt;pub&gt;2K Sports&lt;/pub&gt; &lt;dev&gt;Kush Games&lt;/dev&gt; &lt;genre&gt;Sports/Baseball&lt;/genre&gt; &lt;score&gt;3.7&lt;/score&gt; &lt;player&gt;1-2 Players&lt;/player&gt; &lt;story&gt;Major League Baseball 2K6 is an update of it's previous years version, featuring the obligatory roster updates as well as a three year report of all the teams and players in the game.  It also featured a brand new movement system as well as realistic player crashes and a morale system, where the better the player is, the more their teammates will perform better as well.****It has the standard modes, exhibition, season as well as a new feature letting players take on the role of an international team in the World Baseball Classic as one of sixteen international baseball teams in a tournament style play.  Players can also challenge umpires if they feel a call has been botched, this can also effect the teams morale, for better or worse depending on the outcome.****It also featured TV broadcast &quot;flashback replays&quot;, giving it a real feel of a TV presentation as well as being commented on by Jon Miller and the legendary Joe Morgan.  The Xbox 360 version was virtually the same as the previous generations, said for graphics and some extra dialogue and commentary.  Also, Derek Jeter endorsed and graced the cover on all it's console and handheld releases as well.****There is also online capabilities for each console version with the ability to download a friends profile using the V.I.P. (Virtually Identity Profile), with the ability to look at their stats and results of their own games, letting them gain an upper hand against their friends in online matches.&lt;/story&gt; &lt;/game&gt;">
            <text:p>&lt;game name="Major League Baseball 2K6 (USA)"&gt; &lt;year&gt;2006&lt;/year&gt; &lt;rating&gt;ESRB - E (Everyone)&lt;/rating&gt; &lt;title&gt;Major League Baseball 2K6 &lt;/title&gt; &lt;pub&gt;2K Sports&lt;/pub&gt; &lt;dev&gt;Kush Games&lt;/dev&gt; &lt;genre&gt;Sports/Baseball&lt;/genre&gt; &lt;score&gt;3.7&lt;/score&gt; &lt;player&gt;1-2 Players&lt;/player&gt; &lt;story&gt;Major League Baseball 2K6 is an update of it's previous years version, featuring the obligatory roster updates as well as a three year report of all the teams and players in the game. <text:s/>It also featured a brand new movement system as well as realistic player crashes and a morale system, where the better the player is, the more their teammates will perform better as well.****It has the standard modes, exhibition, season as well as a new feature letting players take on the role of an international team in the World Baseball Classic as one of sixteen international baseball teams in a tournament style play. <text:s/>Players can also challenge umpires if they feel a call has been botched, this can also effect the teams morale, for better or worse depending on the outcome.****It also featured TV broadcast "flashback replays", giving it a real feel of a TV presentation as well as being commented on by Jon Miller and the legendary Joe Morgan. <text:s/>The Xbox 360 version was virtually the same as the previous generations, said for graphics and some extra dialogue and commentary. <text:s/>Also, Derek Jeter endorsed and graced the cover on all it's console and handheld releases as well.****There is also online capabilities for each console version with the ability to download a friends profile using the V.I.P. (Virtually Identity Profile), with the ability to look at their stats and results of their own games, letting them gain an upper hand against their friends in online matches.&lt;/story&gt; &lt;/game&gt;</text:p>
          </table:table-cell>
          <table:table-cell table:number-columns-repeated="1012"/>
        </table:table-row>
        <table:table-row table:style-name="ro1">
          <table:table-cell office:value-type="string">
            <text:p>Mario Golf - Toadstool Tour (USA)</text:p>
          </table:table-cell>
          <table:table-cell office:value-type="float" office:value="2003">
            <text:p>2003</text:p>
          </table:table-cell>
          <table:table-cell office:value-type="string">
            <text:p>ESRB - E (Everyone)</text:p>
          </table:table-cell>
          <table:table-cell office:value-type="string">
            <text:p>Mario Golf - Toadstool Tour </text:p>
          </table:table-cell>
          <table:table-cell table:style-name="Default" office:value-type="string">
            <text:p>Nintendo of America Inc.</text:p>
          </table:table-cell>
          <table:table-cell office:value-type="string">
            <text:p>Camelot Software Planning</text:p>
          </table:table-cell>
          <table:table-cell office:value-type="string">
            <text:p>Sports/Baseball</text:p>
          </table:table-cell>
          <table:table-cell office:value-type="string">
            <text:p>3.8</text:p>
          </table:table-cell>
          <table:table-cell office:value-type="string">
            <text:p>1-4 Players</text:p>
          </table:table-cell>
          <table:table-cell office:value-type="string">
            <text:p>Mario and the team, including Peach, Donkey Kong, Yoshi, Luigi and Wario, return for another round of golf.****Play through courses either with real life situations (your typical bunker or water hazard) to fantasy 'Mario World' settings, such as a Chain Chomp awaiting your ball in the sand traps and using warp pipes to get further towards the hole quickly and easily.****Up to 4 players can play at any one time in Tournament and Match Play modes, with the obvious goal being the one who wins the tournament taking the least amount of shots to do so.</text:p>
          </table:table-cell>
          <table:table-cell table:style-name="Default" table:formula="of:=CONCATENATE(&quot;&lt;game name=&quot;;CHAR(34);[.A287];CHAR(34);&quot;&gt; &lt;year&gt;&quot;;[.B287];&quot;&lt;/year&gt; &lt;rating&gt;&quot;;[.C287];&quot;&lt;/rating&gt; &lt;title&gt;&quot;;[.D287];&quot;&lt;/title&gt; &lt;pub&gt;&quot;;[.E287];&quot;&lt;/pub&gt; &lt;dev&gt;&quot;;[.F287];&quot;&lt;/dev&gt; &lt;genre&gt;&quot;;[.G287];&quot;&lt;/genre&gt; &lt;score&gt;&quot;;[.H287];&quot;&lt;/score&gt; &lt;player&gt;&quot;;[.I287];&quot;&lt;/player&gt; &lt;story&gt;&quot;;[.J287];&quot;&lt;/story&gt; &lt;/game&gt;&quot;)" office:value-type="string" office:string-value="&lt;game name=&quot;Mario Golf - Toadstool Tour (USA)&quot;&gt; &lt;year&gt;2003&lt;/year&gt; &lt;rating&gt;ESRB - E (Everyone)&lt;/rating&gt; &lt;title&gt;Mario Golf - Toadstool Tour &lt;/title&gt; &lt;pub&gt;Nintendo of America Inc.&lt;/pub&gt; &lt;dev&gt;Camelot Software Planning&lt;/dev&gt; &lt;genre&gt;Sports/Baseball&lt;/genre&gt; &lt;score&gt;3.8&lt;/score&gt; &lt;player&gt;1-4 Players&lt;/player&gt; &lt;story&gt;Mario and the team, including Peach, Donkey Kong, Yoshi, Luigi and Wario, return for another round of golf.****Play through courses either with real life situations (your typical bunker or water hazard) to fantasy 'Mario World' settings, such as a Chain Chomp awaiting your ball in the sand traps and using warp pipes to get further towards the hole quickly and easily.****Up to 4 players can play at any one time in Tournament and Match Play modes, with the obvious goal being the one who wins the tournament taking the least amount of shots to do so.&lt;/story&gt; &lt;/game&gt;">
            <text:p>&lt;game name="Mario Golf - Toadstool Tour (USA)"&gt; &lt;year&gt;2003&lt;/year&gt; &lt;rating&gt;ESRB - E (Everyone)&lt;/rating&gt; &lt;title&gt;Mario Golf - Toadstool Tour &lt;/title&gt; &lt;pub&gt;Nintendo of America Inc.&lt;/pub&gt; &lt;dev&gt;Camelot Software Planning&lt;/dev&gt; &lt;genre&gt;Sports/Baseball&lt;/genre&gt; &lt;score&gt;3.8&lt;/score&gt; &lt;player&gt;1-4 Players&lt;/player&gt; &lt;story&gt;Mario and the team, including Peach, Donkey Kong, Yoshi, Luigi and Wario, return for another round of golf.****Play through courses either with real life situations (your typical bunker or water hazard) to fantasy 'Mario World' settings, such as a Chain Chomp awaiting your ball in the sand traps and using warp pipes to get further towards the hole quickly and easily.****Up to 4 players can play at any one time in Tournament and Match Play modes, with the obvious goal being the one who wins the tournament taking the least amount of shots to do so.&lt;/story&gt; &lt;/game&gt;</text:p>
          </table:table-cell>
          <table:table-cell table:number-columns-repeated="1012"/>
        </table:table-row>
        <table:table-row table:style-name="ro1">
          <table:table-cell office:value-type="string">
            <text:p>Mario Kart - Double Dash!! (USA)</text:p>
          </table:table-cell>
          <table:table-cell office:value-type="float" office:value="2003">
            <text:p>2003</text:p>
          </table:table-cell>
          <table:table-cell office:value-type="string">
            <text:p>ESRB - E (Everyone)</text:p>
          </table:table-cell>
          <table:table-cell office:value-type="string">
            <text:p>Mario Kart - Double Dash!! </text:p>
          </table:table-cell>
          <table:table-cell table:style-name="Default" office:value-type="string">
            <text:p>Nintendo of America Inc.</text:p>
          </table:table-cell>
          <table:table-cell office:value-type="string">
            <text:p>Nintendo</text:p>
          </table:table-cell>
          <table:table-cell office:value-type="string">
            <text:p>Driving</text:p>
          </table:table-cell>
          <table:table-cell office:value-type="string">
            <text:p>4.4</text:p>
          </table:table-cell>
          <table:table-cell office:value-type="string">
            <text:p>1-16 Players</text:p>
          </table:table-cell>
          <table:table-cell office:value-type="string">
            <text:p>Mario Kart: Double Dash is the latest version of the game that started the "kart-racing" genre.**This Mario Kart is more focused on co-op play and weapons. All the features and weapons of the previous games return: Red Shells, Stars, Mushrooms, etc. together with new character-specific weapons like Chain Chomps and Giant Koopa shells. The courses also follow the tradition with each one being faithful to the Mario universe.****This time there are two racers per kart. Much of the game's challenge lies in determining when to switch places in the kart. This game supports multiple players. Therefore, one can team up with a friend on the same kart and take on the opponents cooperatively so that one player can drive the kart and the other can use power-ups. There is also a comprehensive LAN mode, allowing up to 8 GameCubes to be connected together.</text:p>
          </table:table-cell>
          <table:table-cell table:style-name="Default" table:formula="of:=CONCATENATE(&quot;&lt;game name=&quot;;CHAR(34);[.A288];CHAR(34);&quot;&gt; &lt;year&gt;&quot;;[.B288];&quot;&lt;/year&gt; &lt;rating&gt;&quot;;[.C288];&quot;&lt;/rating&gt; &lt;title&gt;&quot;;[.D288];&quot;&lt;/title&gt; &lt;pub&gt;&quot;;[.E288];&quot;&lt;/pub&gt; &lt;dev&gt;&quot;;[.F288];&quot;&lt;/dev&gt; &lt;genre&gt;&quot;;[.G288];&quot;&lt;/genre&gt; &lt;score&gt;&quot;;[.H288];&quot;&lt;/score&gt; &lt;player&gt;&quot;;[.I288];&quot;&lt;/player&gt; &lt;story&gt;&quot;;[.J288];&quot;&lt;/story&gt; &lt;/game&gt;&quot;)" office:value-type="string" office:string-value="&lt;game name=&quot;Mario Kart - Double Dash!! (USA)&quot;&gt; &lt;year&gt;2003&lt;/year&gt; &lt;rating&gt;ESRB - E (Everyone)&lt;/rating&gt; &lt;title&gt;Mario Kart - Double Dash!! &lt;/title&gt; &lt;pub&gt;Nintendo of America Inc.&lt;/pub&gt; &lt;dev&gt;Nintendo&lt;/dev&gt; &lt;genre&gt;Driving&lt;/genre&gt; &lt;score&gt;4.4&lt;/score&gt; &lt;player&gt;1-16 Players&lt;/player&gt; &lt;story&gt;Mario Kart: Double Dash is the latest version of the game that started the &quot;kart-racing&quot; genre.**This Mario Kart is more focused on co-op play and weapons. All the features and weapons of the previous games return: Red Shells, Stars, Mushrooms, etc. together with new character-specific weapons like Chain Chomps and Giant Koopa shells. The courses also follow the tradition with each one being faithful to the Mario universe.****This time there are two racers per kart. Much of the game's challenge lies in determining when to switch places in the kart. This game supports multiple players. Therefore, one can team up with a friend on the same kart and take on the opponents cooperatively so that one player can drive the kart and the other can use power-ups. There is also a comprehensive LAN mode, allowing up to 8 GameCubes to be connected together.&lt;/story&gt; &lt;/game&gt;">
            <text:p>&lt;game name="Mario Kart - Double Dash!! (USA)"&gt; &lt;year&gt;2003&lt;/year&gt; &lt;rating&gt;ESRB - E (Everyone)&lt;/rating&gt; &lt;title&gt;Mario Kart - Double Dash!! &lt;/title&gt; &lt;pub&gt;Nintendo of America Inc.&lt;/pub&gt; &lt;dev&gt;Nintendo&lt;/dev&gt; &lt;genre&gt;Driving&lt;/genre&gt; &lt;score&gt;4.4&lt;/score&gt; &lt;player&gt;1-16 Players&lt;/player&gt; &lt;story&gt;Mario Kart: Double Dash is the latest version of the game that started the "kart-racing" genre.**This Mario Kart is more focused on co-op play and weapons. All the features and weapons of the previous games return: Red Shells, Stars, Mushrooms, etc. together with new character-specific weapons like Chain Chomps and Giant Koopa shells. The courses also follow the tradition with each one being faithful to the Mario universe.****This time there are two racers per kart. Much of the game's challenge lies in determining when to switch places in the kart. This game supports multiple players. Therefore, one can team up with a friend on the same kart and take on the opponents cooperatively so that one player can drive the kart and the other can use power-ups. There is also a comprehensive LAN mode, allowing up to 8 GameCubes to be connected together.&lt;/story&gt; &lt;/game&gt;</text:p>
          </table:table-cell>
          <table:table-cell table:number-columns-repeated="1012"/>
        </table:table-row>
        <table:table-row table:style-name="ro1">
          <table:table-cell office:value-type="string">
            <text:p>Mario Party 4 (USA)</text:p>
          </table:table-cell>
          <table:table-cell office:value-type="float" office:value="2002">
            <text:p>2002</text:p>
          </table:table-cell>
          <table:table-cell office:value-type="string">
            <text:p>ESRB - E (Everyone)</text:p>
          </table:table-cell>
          <table:table-cell office:value-type="string">
            <text:p>Mario Party 4 </text:p>
          </table:table-cell>
          <table:table-cell table:style-name="Default" office:value-type="string">
            <text:p>Nintendo of America Inc.</text:p>
          </table:table-cell>
          <table:table-cell office:value-type="string">
            <text:p>Hudson Soft</text:p>
          </table:table-cell>
          <table:table-cell office:value-type="string">
            <text:p>Party</text:p>
          </table:table-cell>
          <table:table-cell office:value-type="string">
            <text:p>3.5</text:p>
          </table:table-cell>
          <table:table-cell office:value-type="string">
            <text:p>1-4 Players</text:p>
          </table:table-cell>
          <table:table-cell office:value-type="string">
            <text:p>The fourth entry in the Mario Party series features 5 new game boards and over 50 new mini games. Part board game, part arcade style action, the object of the game is to collect the most stars (or coins) from the game board by the end of a set number of turns. Between each turn the players compete against each other in mini games to earn coins which can be used to buy stars or other useful items. The mini games can be played two against two, one against three, or every player for himself.****Game options include: Party mode (up to four players can compete against each other), story mode (one player goes against the computer), and mini-game mode (any of the mini games unlocked so far can be played.)</text:p>
          </table:table-cell>
          <table:table-cell table:style-name="Default" table:formula="of:=CONCATENATE(&quot;&lt;game name=&quot;;CHAR(34);[.A289];CHAR(34);&quot;&gt; &lt;year&gt;&quot;;[.B289];&quot;&lt;/year&gt; &lt;rating&gt;&quot;;[.C289];&quot;&lt;/rating&gt; &lt;title&gt;&quot;;[.D289];&quot;&lt;/title&gt; &lt;pub&gt;&quot;;[.E289];&quot;&lt;/pub&gt; &lt;dev&gt;&quot;;[.F289];&quot;&lt;/dev&gt; &lt;genre&gt;&quot;;[.G289];&quot;&lt;/genre&gt; &lt;score&gt;&quot;;[.H289];&quot;&lt;/score&gt; &lt;player&gt;&quot;;[.I289];&quot;&lt;/player&gt; &lt;story&gt;&quot;;[.J289];&quot;&lt;/story&gt; &lt;/game&gt;&quot;)" office:value-type="string" office:string-value="&lt;game name=&quot;Mario Party 4 (USA)&quot;&gt; &lt;year&gt;2002&lt;/year&gt; &lt;rating&gt;ESRB - E (Everyone)&lt;/rating&gt; &lt;title&gt;Mario Party 4 &lt;/title&gt; &lt;pub&gt;Nintendo of America Inc.&lt;/pub&gt; &lt;dev&gt;Hudson Soft&lt;/dev&gt; &lt;genre&gt;Party&lt;/genre&gt; &lt;score&gt;3.5&lt;/score&gt; &lt;player&gt;1-4 Players&lt;/player&gt; &lt;story&gt;The fourth entry in the Mario Party series features 5 new game boards and over 50 new mini games. Part board game, part arcade style action, the object of the game is to collect the most stars (or coins) from the game board by the end of a set number of turns. Between each turn the players compete against each other in mini games to earn coins which can be used to buy stars or other useful items. The mini games can be played two against two, one against three, or every player for himself.****Game options include: Party mode (up to four players can compete against each other), story mode (one player goes against the computer), and mini-game mode (any of the mini games unlocked so far can be played.)&lt;/story&gt; &lt;/game&gt;">
            <text:p>&lt;game name="Mario Party 4 (USA)"&gt; &lt;year&gt;2002&lt;/year&gt; &lt;rating&gt;ESRB - E (Everyone)&lt;/rating&gt; &lt;title&gt;Mario Party 4 &lt;/title&gt; &lt;pub&gt;Nintendo of America Inc.&lt;/pub&gt; &lt;dev&gt;Hudson Soft&lt;/dev&gt; &lt;genre&gt;Party&lt;/genre&gt; &lt;score&gt;3.5&lt;/score&gt; &lt;player&gt;1-4 Players&lt;/player&gt; &lt;story&gt;The fourth entry in the Mario Party series features 5 new game boards and over 50 new mini games. Part board game, part arcade style action, the object of the game is to collect the most stars (or coins) from the game board by the end of a set number of turns. Between each turn the players compete against each other in mini games to earn coins which can be used to buy stars or other useful items. The mini games can be played two against two, one against three, or every player for himself.****Game options include: Party mode (up to four players can compete against each other), story mode (one player goes against the computer), and mini-game mode (any of the mini games unlocked so far can be played.)&lt;/story&gt; &lt;/game&gt;</text:p>
          </table:table-cell>
          <table:table-cell table:number-columns-repeated="1012"/>
        </table:table-row>
        <table:table-row table:style-name="ro1">
          <table:table-cell office:value-type="string">
            <text:p>Mario Party 5 (USA)</text:p>
          </table:table-cell>
          <table:table-cell office:value-type="float" office:value="2003">
            <text:p>2003</text:p>
          </table:table-cell>
          <table:table-cell office:value-type="string">
            <text:p>ESRB - E (Everyone)</text:p>
          </table:table-cell>
          <table:table-cell office:value-type="string">
            <text:p>Mario Party 5 </text:p>
          </table:table-cell>
          <table:table-cell table:style-name="Default" office:value-type="string">
            <text:p>Nintendo of America Inc.</text:p>
          </table:table-cell>
          <table:table-cell office:value-type="string">
            <text:p>Hudson Soft</text:p>
          </table:table-cell>
          <table:table-cell office:value-type="string">
            <text:p>Party</text:p>
          </table:table-cell>
          <table:table-cell office:value-type="string">
            <text:p>3.6</text:p>
          </table:table-cell>
          <table:table-cell office:value-type="string">
            <text:p>1-4 Players</text:p>
          </table:table-cell>
          <table:table-cell office:value-type="string">
            <text:p>This is the fifth entry in the Mario Party series and features similar gameplay as its predecessors. Up to four players compete on one of six game boards in an attempt to collect the most stars by the end of the game. Stars are placed one at a time on the game board, and the first player to reach a star may purchase it for coins. Coins can be earned by landing on certain spots on the game board, by winning the mini games which take place between turns, and occasionally by landing on an event space. Mario Party 5 features over 70 new mini games, features new characters you can play as (such as Toad or Boo ghost), and new bonuses can be found to help you out or bring misfortune. In addition to the standard party mode, several other game variations are included: story mode where one player competes against Bowser and the Koopa Kids, mini game mode where you can play any of the unlocked mini games, and super duel mode where two players can battle each other.</text:p>
          </table:table-cell>
          <table:table-cell table:style-name="Default" table:formula="of:=CONCATENATE(&quot;&lt;game name=&quot;;CHAR(34);[.A290];CHAR(34);&quot;&gt; &lt;year&gt;&quot;;[.B290];&quot;&lt;/year&gt; &lt;rating&gt;&quot;;[.C290];&quot;&lt;/rating&gt; &lt;title&gt;&quot;;[.D290];&quot;&lt;/title&gt; &lt;pub&gt;&quot;;[.E290];&quot;&lt;/pub&gt; &lt;dev&gt;&quot;;[.F290];&quot;&lt;/dev&gt; &lt;genre&gt;&quot;;[.G290];&quot;&lt;/genre&gt; &lt;score&gt;&quot;;[.H290];&quot;&lt;/score&gt; &lt;player&gt;&quot;;[.I290];&quot;&lt;/player&gt; &lt;story&gt;&quot;;[.J290];&quot;&lt;/story&gt; &lt;/game&gt;&quot;)" office:value-type="string" office:string-value="&lt;game name=&quot;Mario Party 5 (USA)&quot;&gt; &lt;year&gt;2003&lt;/year&gt; &lt;rating&gt;ESRB - E (Everyone)&lt;/rating&gt; &lt;title&gt;Mario Party 5 &lt;/title&gt; &lt;pub&gt;Nintendo of America Inc.&lt;/pub&gt; &lt;dev&gt;Hudson Soft&lt;/dev&gt; &lt;genre&gt;Party&lt;/genre&gt; &lt;score&gt;3.6&lt;/score&gt; &lt;player&gt;1-4 Players&lt;/player&gt; &lt;story&gt;This is the fifth entry in the Mario Party series and features similar gameplay as its predecessors. Up to four players compete on one of six game boards in an attempt to collect the most stars by the end of the game. Stars are placed one at a time on the game board, and the first player to reach a star may purchase it for coins. Coins can be earned by landing on certain spots on the game board, by winning the mini games which take place between turns, and occasionally by landing on an event space. Mario Party 5 features over 70 new mini games, features new characters you can play as (such as Toad or Boo ghost), and new bonuses can be found to help you out or bring misfortune. In addition to the standard party mode, several other game variations are included: story mode where one player competes against Bowser and the Koopa Kids, mini game mode where you can play any of the unlocked mini games, and super duel mode where two players can battle each other.&lt;/story&gt; &lt;/game&gt;">
            <text:p>&lt;game name="Mario Party 5 (USA)"&gt; &lt;year&gt;2003&lt;/year&gt; &lt;rating&gt;ESRB - E (Everyone)&lt;/rating&gt; &lt;title&gt;Mario Party 5 &lt;/title&gt; &lt;pub&gt;Nintendo of America Inc.&lt;/pub&gt; &lt;dev&gt;Hudson Soft&lt;/dev&gt; &lt;genre&gt;Party&lt;/genre&gt; &lt;score&gt;3.6&lt;/score&gt; &lt;player&gt;1-4 Players&lt;/player&gt; &lt;story&gt;This is the fifth entry in the Mario Party series and features similar gameplay as its predecessors. Up to four players compete on one of six game boards in an attempt to collect the most stars by the end of the game. Stars are placed one at a time on the game board, and the first player to reach a star may purchase it for coins. Coins can be earned by landing on certain spots on the game board, by winning the mini games which take place between turns, and occasionally by landing on an event space. Mario Party 5 features over 70 new mini games, features new characters you can play as (such as Toad or Boo ghost), and new bonuses can be found to help you out or bring misfortune. In addition to the standard party mode, several other game variations are included: story mode where one player competes against Bowser and the Koopa Kids, mini game mode where you can play any of the unlocked mini games, and super duel mode where two players can battle each other.&lt;/story&gt; &lt;/game&gt;</text:p>
          </table:table-cell>
          <table:table-cell table:number-columns-repeated="1012"/>
        </table:table-row>
        <table:table-row table:style-name="ro1">
          <table:table-cell office:value-type="string">
            <text:p>Mario Party 6 (USA)</text:p>
          </table:table-cell>
          <table:table-cell office:value-type="float" office:value="2004">
            <text:p>2004</text:p>
          </table:table-cell>
          <table:table-cell office:value-type="string">
            <text:p>ESRB - E (Everyone)</text:p>
          </table:table-cell>
          <table:table-cell office:value-type="string">
            <text:p>Mario Party 6 </text:p>
          </table:table-cell>
          <table:table-cell table:style-name="Default" office:value-type="string">
            <text:p>Nintendo of America Inc.</text:p>
          </table:table-cell>
          <table:table-cell office:value-type="string">
            <text:p>Hudson Soft</text:p>
          </table:table-cell>
          <table:table-cell office:value-type="string">
            <text:p>Party</text:p>
          </table:table-cell>
          <table:table-cell office:value-type="string">
            <text:p>3.7</text:p>
          </table:table-cell>
          <table:table-cell office:value-type="string">
            <text:p>1-4 Players</text:p>
          </table:table-cell>
          <table:table-cell office:value-type="string">
            <text:p>This new Mario Party has a twist. Along with the four-player party action that is expected with the board game like series, a new addition to the Mario Party team is the microphone. New mini-games included are now voice-activated, and using the microphone, you can command characters and play games like never before.****Brighton (the sun) and Twila (the moon) constantly argue with each other over who is better. The debate creates a change in conditions during play, where it may be daytime at one point but suddenly change to nighttime. Depending on the time of day, mini-games will change, other characters will appear, and the board will modify in shape.****The same four-player action is on-board with a ton of new and updated mini-games to play either during the party or by itself when unlocked. You can also play solo with the computer filling in the gaps. Along with collecting stars, there are also other objectives depending on the game board you choose, from which there are six varying types to choose.</text:p>
          </table:table-cell>
          <table:table-cell table:style-name="Default" table:formula="of:=CONCATENATE(&quot;&lt;game name=&quot;;CHAR(34);[.A291];CHAR(34);&quot;&gt; &lt;year&gt;&quot;;[.B291];&quot;&lt;/year&gt; &lt;rating&gt;&quot;;[.C291];&quot;&lt;/rating&gt; &lt;title&gt;&quot;;[.D291];&quot;&lt;/title&gt; &lt;pub&gt;&quot;;[.E291];&quot;&lt;/pub&gt; &lt;dev&gt;&quot;;[.F291];&quot;&lt;/dev&gt; &lt;genre&gt;&quot;;[.G291];&quot;&lt;/genre&gt; &lt;score&gt;&quot;;[.H291];&quot;&lt;/score&gt; &lt;player&gt;&quot;;[.I291];&quot;&lt;/player&gt; &lt;story&gt;&quot;;[.J291];&quot;&lt;/story&gt; &lt;/game&gt;&quot;)" office:value-type="string" office:string-value="&lt;game name=&quot;Mario Party 6 (USA)&quot;&gt; &lt;year&gt;2004&lt;/year&gt; &lt;rating&gt;ESRB - E (Everyone)&lt;/rating&gt; &lt;title&gt;Mario Party 6 &lt;/title&gt; &lt;pub&gt;Nintendo of America Inc.&lt;/pub&gt; &lt;dev&gt;Hudson Soft&lt;/dev&gt; &lt;genre&gt;Party&lt;/genre&gt; &lt;score&gt;3.7&lt;/score&gt; &lt;player&gt;1-4 Players&lt;/player&gt; &lt;story&gt;This new Mario Party has a twist. Along with the four-player party action that is expected with the board game like series, a new addition to the Mario Party team is the microphone. New mini-games included are now voice-activated, and using the microphone, you can command characters and play games like never before.****Brighton (the sun) and Twila (the moon) constantly argue with each other over who is better. The debate creates a change in conditions during play, where it may be daytime at one point but suddenly change to nighttime. Depending on the time of day, mini-games will change, other characters will appear, and the board will modify in shape.****The same four-player action is on-board with a ton of new and updated mini-games to play either during the party or by itself when unlocked. You can also play solo with the computer filling in the gaps. Along with collecting stars, there are also other objectives depending on the game board you choose, from which there are six varying types to choose.&lt;/story&gt; &lt;/game&gt;">
            <text:p>&lt;game name="Mario Party 6 (USA)"&gt; &lt;year&gt;2004&lt;/year&gt; &lt;rating&gt;ESRB - E (Everyone)&lt;/rating&gt; &lt;title&gt;Mario Party 6 &lt;/title&gt; &lt;pub&gt;Nintendo of America Inc.&lt;/pub&gt; &lt;dev&gt;Hudson Soft&lt;/dev&gt; &lt;genre&gt;Party&lt;/genre&gt; &lt;score&gt;3.7&lt;/score&gt; &lt;player&gt;1-4 Players&lt;/player&gt; &lt;story&gt;This new Mario Party has a twist. Along with the four-player party action that is expected with the board game like series, a new addition to the Mario Party team is the microphone. New mini-games included are now voice-activated, and using the microphone, you can command characters and play games like never before.****Brighton (the sun) and Twila (the moon) constantly argue with each other over who is better. The debate creates a change in conditions during play, where it may be daytime at one point but suddenly change to nighttime. Depending on the time of day, mini-games will change, other characters will appear, and the board will modify in shape.****The same four-player action is on-board with a ton of new and updated mini-games to play either during the party or by itself when unlocked. You can also play solo with the computer filling in the gaps. Along with collecting stars, there are also other objectives depending on the game board you choose, from which there are six varying types to choose.&lt;/story&gt; &lt;/game&gt;</text:p>
          </table:table-cell>
          <table:table-cell table:number-columns-repeated="1012"/>
        </table:table-row>
        <table:table-row table:style-name="ro1">
          <table:table-cell office:value-type="string">
            <text:p>Mario Party 7 (USA)</text:p>
          </table:table-cell>
          <table:table-cell office:value-type="float" office:value="2005">
            <text:p>2005</text:p>
          </table:table-cell>
          <table:table-cell office:value-type="string">
            <text:p>ESRB - E (Everyone)</text:p>
          </table:table-cell>
          <table:table-cell office:value-type="string">
            <text:p>Mario Party 7 </text:p>
          </table:table-cell>
          <table:table-cell table:style-name="Default" office:value-type="string">
            <text:p>Nintendo of America Inc.</text:p>
          </table:table-cell>
          <table:table-cell office:value-type="string">
            <text:p>Hudson Soft</text:p>
          </table:table-cell>
          <table:table-cell office:value-type="string">
            <text:p>Party</text:p>
          </table:table-cell>
          <table:table-cell office:value-type="string">
            <text:p>3.6</text:p>
          </table:table-cell>
          <table:table-cell office:value-type="string">
            <text:p>1-8 Players</text:p>
          </table:table-cell>
          <table:table-cell office:value-type="string">
            <text:p>Mario and his friends need a break from fighting evil and saving the world; so they decided to go on a cruise! But Bowser showed up and is wrecking the good times; the only thing left to do is play a game of Mario Party!****This is the seventh entry in the Mario Party Series and features similar gameplay. The game features a combination of a board game and mini games. The goal is to collect as many stars as possible as you make your way around the game board; after each turn, players compete in one of 86 mini games. The winner of the mini game earns coins which can be used to purchase the stars. Mini games can be played with players in teams, or every player for them self. In addition to the regular spaces, the game board also features several other types of spaces; some will begin a Bowser mini game, provide hidden bonuses, or allow you to purchase orbs to help slow down your opponents. Most of the mini games are played with the GameCube controller, and also included in the package is a microphone which is used for several voice activated mini games.****The usual single player and multi player game modes are included. New in this release is the ability for up to eight players to compete! In the eight player game variation two players will need to share each of the controllers, each player controlling one of the analog sticks and a trigger.</text:p>
          </table:table-cell>
          <table:table-cell table:style-name="Default" table:formula="of:=CONCATENATE(&quot;&lt;game name=&quot;;CHAR(34);[.A292];CHAR(34);&quot;&gt; &lt;year&gt;&quot;;[.B292];&quot;&lt;/year&gt; &lt;rating&gt;&quot;;[.C292];&quot;&lt;/rating&gt; &lt;title&gt;&quot;;[.D292];&quot;&lt;/title&gt; &lt;pub&gt;&quot;;[.E292];&quot;&lt;/pub&gt; &lt;dev&gt;&quot;;[.F292];&quot;&lt;/dev&gt; &lt;genre&gt;&quot;;[.G292];&quot;&lt;/genre&gt; &lt;score&gt;&quot;;[.H292];&quot;&lt;/score&gt; &lt;player&gt;&quot;;[.I292];&quot;&lt;/player&gt; &lt;story&gt;&quot;;[.J292];&quot;&lt;/story&gt; &lt;/game&gt;&quot;)" office:value-type="string" office:string-value="&lt;game name=&quot;Mario Party 7 (USA)&quot;&gt; &lt;year&gt;2005&lt;/year&gt; &lt;rating&gt;ESRB - E (Everyone)&lt;/rating&gt; &lt;title&gt;Mario Party 7 &lt;/title&gt; &lt;pub&gt;Nintendo of America Inc.&lt;/pub&gt; &lt;dev&gt;Hudson Soft&lt;/dev&gt; &lt;genre&gt;Party&lt;/genre&gt; &lt;score&gt;3.6&lt;/score&gt; &lt;player&gt;1-8 Players&lt;/player&gt; &lt;story&gt;Mario and his friends need a break from fighting evil and saving the world; so they decided to go on a cruise! But Bowser showed up and is wrecking the good times; the only thing left to do is play a game of Mario Party!****This is the seventh entry in the Mario Party Series and features similar gameplay. The game features a combination of a board game and mini games. The goal is to collect as many stars as possible as you make your way around the game board; after each turn, players compete in one of 86 mini games. The winner of the mini game earns coins which can be used to purchase the stars. Mini games can be played with players in teams, or every player for them self. In addition to the regular spaces, the game board also features several other types of spaces; some will begin a Bowser mini game, provide hidden bonuses, or allow you to purchase orbs to help slow down your opponents. Most of the mini games are played with the GameCube controller, and also included in the package is a microphone which is used for several voice activated mini games.****The usual single player and multi player game modes are included. New in this release is the ability for up to eight players to compete! In the eight player game variation two players will need to share each of the controllers, each player controlling one of the analog sticks and a trigger.&lt;/story&gt; &lt;/game&gt;">
            <text:p>&lt;game name="Mario Party 7 (USA)"&gt; &lt;year&gt;2005&lt;/year&gt; &lt;rating&gt;ESRB - E (Everyone)&lt;/rating&gt; &lt;title&gt;Mario Party 7 &lt;/title&gt; &lt;pub&gt;Nintendo of America Inc.&lt;/pub&gt; &lt;dev&gt;Hudson Soft&lt;/dev&gt; &lt;genre&gt;Party&lt;/genre&gt; &lt;score&gt;3.6&lt;/score&gt; &lt;player&gt;1-8 Players&lt;/player&gt; &lt;story&gt;Mario and his friends need a break from fighting evil and saving the world; so they decided to go on a cruise! But Bowser showed up and is wrecking the good times; the only thing left to do is play a game of Mario Party!****This is the seventh entry in the Mario Party Series and features similar gameplay. The game features a combination of a board game and mini games. The goal is to collect as many stars as possible as you make your way around the game board; after each turn, players compete in one of 86 mini games. The winner of the mini game earns coins which can be used to purchase the stars. Mini games can be played with players in teams, or every player for them self. In addition to the regular spaces, the game board also features several other types of spaces; some will begin a Bowser mini game, provide hidden bonuses, or allow you to purchase orbs to help slow down your opponents. Most of the mini games are played with the GameCube controller, and also included in the package is a microphone which is used for several voice activated mini games.****The usual single player and multi player game modes are included. New in this release is the ability for up to eight players to compete! In the eight player game variation two players will need to share each of the controllers, each player controlling one of the analog sticks and a trigger.&lt;/story&gt; &lt;/game&gt;</text:p>
          </table:table-cell>
          <table:table-cell table:number-columns-repeated="1012"/>
        </table:table-row>
        <table:table-row table:style-name="ro1">
          <table:table-cell office:value-type="string">
            <text:p>Mario Power Tennis (USA)</text:p>
          </table:table-cell>
          <table:table-cell office:value-type="float" office:value="2004">
            <text:p>2004</text:p>
          </table:table-cell>
          <table:table-cell office:value-type="string">
            <text:p>ESRB - E (Everyone)</text:p>
          </table:table-cell>
          <table:table-cell office:value-type="string">
            <text:p>Mario Power Tennis </text:p>
          </table:table-cell>
          <table:table-cell table:style-name="Default" office:value-type="string">
            <text:p>Nintendo of America Inc.</text:p>
          </table:table-cell>
          <table:table-cell office:value-type="string">
            <text:p>Camelot Software Planning</text:p>
          </table:table-cell>
          <table:table-cell office:value-type="string">
            <text:p>Sports/Tennis</text:p>
          </table:table-cell>
          <table:table-cell office:value-type="string">
            <text:p>3.8</text:p>
          </table:table-cell>
          <table:table-cell office:value-type="string">
            <text:p>1-4 Players</text:p>
          </table:table-cell>
          <table:table-cell office:value-type="string">
            <text:p>Mario and friends appear in another tennis game. Each character has their own special power move. All the characters can use slices, topspins, flat shots, and lobs. There are many different modes such as exhibition, tournament, and special games. The tournament mode consists of standard courts, the rules are the same as regular tennis, and gimmick courts, the rules are the same except with special conditions. The exhibition mode contains standard and gimmick along with ring shot and item mode. In ring shot, players must hit the ball through rings to score points. In item mode, players can use items similar to Mario Kart.****The special games include modes like Artist on the Court (players use paint balls to color a mural on a wall), Terror Tennis (players keep ghosts from escaping their portraits by hitting the portraits), Chain-Chomp Challenge (players must feed their Chomps tennis balls while trying not to knock Bob-ombs at the Chomps), Gooper Blooper Volley (players keep volleying the ball to the Blooper for a specified amount of times), and others. Players can win more modes and players by finishing tournaments.</text:p>
          </table:table-cell>
          <table:table-cell table:style-name="Default" table:formula="of:=CONCATENATE(&quot;&lt;game name=&quot;;CHAR(34);[.A293];CHAR(34);&quot;&gt; &lt;year&gt;&quot;;[.B293];&quot;&lt;/year&gt; &lt;rating&gt;&quot;;[.C293];&quot;&lt;/rating&gt; &lt;title&gt;&quot;;[.D293];&quot;&lt;/title&gt; &lt;pub&gt;&quot;;[.E293];&quot;&lt;/pub&gt; &lt;dev&gt;&quot;;[.F293];&quot;&lt;/dev&gt; &lt;genre&gt;&quot;;[.G293];&quot;&lt;/genre&gt; &lt;score&gt;&quot;;[.H293];&quot;&lt;/score&gt; &lt;player&gt;&quot;;[.I293];&quot;&lt;/player&gt; &lt;story&gt;&quot;;[.J293];&quot;&lt;/story&gt; &lt;/game&gt;&quot;)" office:value-type="string" office:string-value="&lt;game name=&quot;Mario Power Tennis (USA)&quot;&gt; &lt;year&gt;2004&lt;/year&gt; &lt;rating&gt;ESRB - E (Everyone)&lt;/rating&gt; &lt;title&gt;Mario Power Tennis &lt;/title&gt; &lt;pub&gt;Nintendo of America Inc.&lt;/pub&gt; &lt;dev&gt;Camelot Software Planning&lt;/dev&gt; &lt;genre&gt;Sports/Tennis&lt;/genre&gt; &lt;score&gt;3.8&lt;/score&gt; &lt;player&gt;1-4 Players&lt;/player&gt; &lt;story&gt;Mario and friends appear in another tennis game. Each character has their own special power move. All the characters can use slices, topspins, flat shots, and lobs. There are many different modes such as exhibition, tournament, and special games. The tournament mode consists of standard courts, the rules are the same as regular tennis, and gimmick courts, the rules are the same except with special conditions. The exhibition mode contains standard and gimmick along with ring shot and item mode. In ring shot, players must hit the ball through rings to score points. In item mode, players can use items similar to Mario Kart.****The special games include modes like Artist on the Court (players use paint balls to color a mural on a wall), Terror Tennis (players keep ghosts from escaping their portraits by hitting the portraits), Chain-Chomp Challenge (players must feed their Chomps tennis balls while trying not to knock Bob-ombs at the Chomps), Gooper Blooper Volley (players keep volleying the ball to the Blooper for a specified amount of times), and others. Players can win more modes and players by finishing tournaments.&lt;/story&gt; &lt;/game&gt;">
            <text:p>&lt;game name="Mario Power Tennis (USA)"&gt; &lt;year&gt;2004&lt;/year&gt; &lt;rating&gt;ESRB - E (Everyone)&lt;/rating&gt; &lt;title&gt;Mario Power Tennis &lt;/title&gt; &lt;pub&gt;Nintendo of America Inc.&lt;/pub&gt; &lt;dev&gt;Camelot Software Planning&lt;/dev&gt; &lt;genre&gt;Sports/Tennis&lt;/genre&gt; &lt;score&gt;3.8&lt;/score&gt; &lt;player&gt;1-4 Players&lt;/player&gt; &lt;story&gt;Mario and friends appear in another tennis game. Each character has their own special power move. All the characters can use slices, topspins, flat shots, and lobs. There are many different modes such as exhibition, tournament, and special games. The tournament mode consists of standard courts, the rules are the same as regular tennis, and gimmick courts, the rules are the same except with special conditions. The exhibition mode contains standard and gimmick along with ring shot and item mode. In ring shot, players must hit the ball through rings to score points. In item mode, players can use items similar to Mario Kart.****The special games include modes like Artist on the Court (players use paint balls to color a mural on a wall), Terror Tennis (players keep ghosts from escaping their portraits by hitting the portraits), Chain-Chomp Challenge (players must feed their Chomps tennis balls while trying not to knock Bob-ombs at the Chomps), Gooper Blooper Volley (players keep volleying the ball to the Blooper for a specified amount of times), and others. Players can win more modes and players by finishing tournaments.&lt;/story&gt; &lt;/game&gt;</text:p>
          </table:table-cell>
          <table:table-cell table:number-columns-repeated="1012"/>
        </table:table-row>
        <table:table-row table:style-name="ro1">
          <table:table-cell office:value-type="string">
            <text:p>Mario Superstar Baseball (USA)</text:p>
          </table:table-cell>
          <table:table-cell office:value-type="float" office:value="2005">
            <text:p>2005</text:p>
          </table:table-cell>
          <table:table-cell office:value-type="string">
            <text:p>ESRB - E (Everyone)</text:p>
          </table:table-cell>
          <table:table-cell office:value-type="string">
            <text:p>Mario Superstar Baseball </text:p>
          </table:table-cell>
          <table:table-cell table:style-name="Default" office:value-type="string">
            <text:p>Nintendo of America Inc.</text:p>
          </table:table-cell>
          <table:table-cell office:value-type="string">
            <text:p>Namco</text:p>
          </table:table-cell>
          <table:table-cell office:value-type="string">
            <text:p>Sports/Baseball</text:p>
          </table:table-cell>
          <table:table-cell office:value-type="string">
            <text:p>3.7</text:p>
          </table:table-cell>
          <table:table-cell office:value-type="string">
            <text:p>1-4 Players</text:p>
          </table:table-cell>
          <table:table-cell office:value-type="string">
            <text:p>Mario and friends are challenged to play baseball with Bowser. So they play ball games with each other to decide who should play Bowser. The rules are the same as any other baseball game with some exceptions. Like other baseball games, each team gets three strikes, three outs, and four balls per inning. However, you can choose to play less than nine innings. You can also choose from Exhibition, Challenge, Toy Field, and Minigame modes. Exhibition mode is one game between two teams. In Challenge mode, you choose a team to play every other team; you can get the other teams characters by completing certain challenges. When you beat the other teams, you get a chance to play Bowser's team. In Toy Field mode, up to four players take turns to get the most points; players receive points by hitting the ball at certain spots, which consist of out, 1-, 2-, or 3-hits, or homerun spots. You can get a turn by catching the ball when your opponent hits the ball. At the start of Exhibition and Challenge modes, you choose your team captain. In Exhibition mode, you also choose team members, but in Challenge mode, your team members depend on which captain you pick.****All the team captains have star pitches and star hits. The characters can also pitch fastballs and change-ups. You can unlock more characters through Challenge mode.</text:p>
          </table:table-cell>
          <table:table-cell table:style-name="Default" table:formula="of:=CONCATENATE(&quot;&lt;game name=&quot;;CHAR(34);[.A294];CHAR(34);&quot;&gt; &lt;year&gt;&quot;;[.B294];&quot;&lt;/year&gt; &lt;rating&gt;&quot;;[.C294];&quot;&lt;/rating&gt; &lt;title&gt;&quot;;[.D294];&quot;&lt;/title&gt; &lt;pub&gt;&quot;;[.E294];&quot;&lt;/pub&gt; &lt;dev&gt;&quot;;[.F294];&quot;&lt;/dev&gt; &lt;genre&gt;&quot;;[.G294];&quot;&lt;/genre&gt; &lt;score&gt;&quot;;[.H294];&quot;&lt;/score&gt; &lt;player&gt;&quot;;[.I294];&quot;&lt;/player&gt; &lt;story&gt;&quot;;[.J294];&quot;&lt;/story&gt; &lt;/game&gt;&quot;)" office:value-type="string" office:string-value="&lt;game name=&quot;Mario Superstar Baseball (USA)&quot;&gt; &lt;year&gt;2005&lt;/year&gt; &lt;rating&gt;ESRB - E (Everyone)&lt;/rating&gt; &lt;title&gt;Mario Superstar Baseball &lt;/title&gt; &lt;pub&gt;Nintendo of America Inc.&lt;/pub&gt; &lt;dev&gt;Namco&lt;/dev&gt; &lt;genre&gt;Sports/Baseball&lt;/genre&gt; &lt;score&gt;3.7&lt;/score&gt; &lt;player&gt;1-4 Players&lt;/player&gt; &lt;story&gt;Mario and friends are challenged to play baseball with Bowser. So they play ball games with each other to decide who should play Bowser. The rules are the same as any other baseball game with some exceptions. Like other baseball games, each team gets three strikes, three outs, and four balls per inning. However, you can choose to play less than nine innings. You can also choose from Exhibition, Challenge, Toy Field, and Minigame modes. Exhibition mode is one game between two teams. In Challenge mode, you choose a team to play every other team; you can get the other teams characters by completing certain challenges. When you beat the other teams, you get a chance to play Bowser's team. In Toy Field mode, up to four players take turns to get the most points; players receive points by hitting the ball at certain spots, which consist of out, 1-, 2-, or 3-hits, or homerun spots. You can get a turn by catching the ball when your opponent hits the ball. At the start of Exhibition and Challenge modes, you choose your team captain. In Exhibition mode, you also choose team members, but in Challenge mode, your team members depend on which captain you pick.****All the team captains have star pitches and star hits. The characters can also pitch fastballs and change-ups. You can unlock more characters through Challenge mode.&lt;/story&gt; &lt;/game&gt;">
            <text:p>&lt;game name="Mario Superstar Baseball (USA)"&gt; &lt;year&gt;2005&lt;/year&gt; &lt;rating&gt;ESRB - E (Everyone)&lt;/rating&gt; &lt;title&gt;Mario Superstar Baseball &lt;/title&gt; &lt;pub&gt;Nintendo of America Inc.&lt;/pub&gt; &lt;dev&gt;Namco&lt;/dev&gt; &lt;genre&gt;Sports/Baseball&lt;/genre&gt; &lt;score&gt;3.7&lt;/score&gt; &lt;player&gt;1-4 Players&lt;/player&gt; &lt;story&gt;Mario and friends are challenged to play baseball with Bowser. So they play ball games with each other to decide who should play Bowser. The rules are the same as any other baseball game with some exceptions. Like other baseball games, each team gets three strikes, three outs, and four balls per inning. However, you can choose to play less than nine innings. You can also choose from Exhibition, Challenge, Toy Field, and Minigame modes. Exhibition mode is one game between two teams. In Challenge mode, you choose a team to play every other team; you can get the other teams characters by completing certain challenges. When you beat the other teams, you get a chance to play Bowser's team. In Toy Field mode, up to four players take turns to get the most points; players receive points by hitting the ball at certain spots, which consist of out, 1-, 2-, or 3-hits, or homerun spots. You can get a turn by catching the ball when your opponent hits the ball. At the start of Exhibition and Challenge modes, you choose your team captain. In Exhibition mode, you also choose team members, but in Challenge mode, your team members depend on which captain you pick.****All the team captains have star pitches and star hits. The characters can also pitch fastballs and change-ups. You can unlock more characters through Challenge mode.&lt;/story&gt; &lt;/game&gt;</text:p>
          </table:table-cell>
          <table:table-cell table:number-columns-repeated="1012"/>
        </table:table-row>
        <table:table-row table:style-name="ro1">
          <table:table-cell office:value-type="string">
            <text:p>Mark Davis Pro Bass Challenge (USA)</text:p>
          </table:table-cell>
          <table:table-cell office:value-type="float" office:value="2005">
            <text:p>2005</text:p>
          </table:table-cell>
          <table:table-cell office:value-type="string">
            <text:p>ESRB - E (Everyone)</text:p>
          </table:table-cell>
          <table:table-cell office:value-type="string">
            <text:p>Mark Davis Pro Bass Challenge </text:p>
          </table:table-cell>
          <table:table-cell table:style-name="Default" office:value-type="string">
            <text:p>Natsume</text:p>
          </table:table-cell>
          <table:table-cell office:value-type="string">
            <text:p>Sims</text:p>
          </table:table-cell>
          <table:table-cell office:value-type="string">
            <text:p>Sports/Fishing</text:p>
          </table:table-cell>
          <table:table-cell office:value-type="string">
            <text:p>3.7</text:p>
          </table:table-cell>
          <table:table-cell office:value-type="string">
            <text:p>1 Player</text:p>
          </table:table-cell>
          <table:table-cell office:value-type="string">
            <text:p>Mark Davis Pro Bass Challenge is a grand slam of a bass game! Compete in various tournaments as you work your way to the top and compete against the fishing master himself, Mark Davis! Strive to improve your ranking as you unlock all the latest tackle equipment. **Features: **Enhanced bass AI, so not only are the black bass faithfully reproduced on the screen, they also act just like real black bass! **Official Mark Davis insightful fishing tips. **Three modes of play: Tournament, Arcade, and Practice mode. **Tons of tackle. **Amateur, semi-pro, and professional tournaments. **Enriched environments and seasonal weather patterns. </text:p>
          </table:table-cell>
          <table:table-cell table:style-name="Default" table:formula="of:=CONCATENATE(&quot;&lt;game name=&quot;;CHAR(34);[.A295];CHAR(34);&quot;&gt; &lt;year&gt;&quot;;[.B295];&quot;&lt;/year&gt; &lt;rating&gt;&quot;;[.C295];&quot;&lt;/rating&gt; &lt;title&gt;&quot;;[.D295];&quot;&lt;/title&gt; &lt;pub&gt;&quot;;[.E295];&quot;&lt;/pub&gt; &lt;dev&gt;&quot;;[.F295];&quot;&lt;/dev&gt; &lt;genre&gt;&quot;;[.G295];&quot;&lt;/genre&gt; &lt;score&gt;&quot;;[.H295];&quot;&lt;/score&gt; &lt;player&gt;&quot;;[.I295];&quot;&lt;/player&gt; &lt;story&gt;&quot;;[.J295];&quot;&lt;/story&gt; &lt;/game&gt;&quot;)" office:value-type="string" office:string-value="&lt;game name=&quot;Mark Davis Pro Bass Challenge (USA)&quot;&gt; &lt;year&gt;2005&lt;/year&gt; &lt;rating&gt;ESRB - E (Everyone)&lt;/rating&gt; &lt;title&gt;Mark Davis Pro Bass Challenge &lt;/title&gt; &lt;pub&gt;Natsume&lt;/pub&gt; &lt;dev&gt;Sims&lt;/dev&gt; &lt;genre&gt;Sports/Fishing&lt;/genre&gt; &lt;score&gt;3.7&lt;/score&gt; &lt;player&gt;1 Player&lt;/player&gt; &lt;story&gt;Mark Davis Pro Bass Challenge is a grand slam of a bass game! Compete in various tournaments as you work your way to the top and compete against the fishing master himself, Mark Davis! Strive to improve your ranking as you unlock all the latest tackle equipment. **Features: **Enhanced bass AI, so not only are the black bass faithfully reproduced on the screen, they also act just like real black bass! **Official Mark Davis insightful fishing tips. **Three modes of play: Tournament, Arcade, and Practice mode. **Tons of tackle. **Amateur, semi-pro, and professional tournaments. **Enriched environments and seasonal weather patterns. &lt;/story&gt; &lt;/game&gt;">
            <text:p>&lt;game name="Mark Davis Pro Bass Challenge (USA)"&gt; &lt;year&gt;2005&lt;/year&gt; &lt;rating&gt;ESRB - E (Everyone)&lt;/rating&gt; &lt;title&gt;Mark Davis Pro Bass Challenge &lt;/title&gt; &lt;pub&gt;Natsume&lt;/pub&gt; &lt;dev&gt;Sims&lt;/dev&gt; &lt;genre&gt;Sports/Fishing&lt;/genre&gt; &lt;score&gt;3.7&lt;/score&gt; &lt;player&gt;1 Player&lt;/player&gt; &lt;story&gt;Mark Davis Pro Bass Challenge is a grand slam of a bass game! Compete in various tournaments as you work your way to the top and compete against the fishing master himself, Mark Davis! Strive to improve your ranking as you unlock all the latest tackle equipment. **Features: **Enhanced bass AI, so not only are the black bass faithfully reproduced on the screen, they also act just like real black bass! **Official Mark Davis insightful fishing tips. **Three modes of play: Tournament, Arcade, and Practice mode. **Tons of tackle. **Amateur, semi-pro, and professional tournaments. **Enriched environments and seasonal weather patterns. &lt;/story&gt; &lt;/game&gt;</text:p>
          </table:table-cell>
          <table:table-cell table:number-columns-repeated="1012"/>
        </table:table-row>
        <table:table-row table:style-name="ro1">
          <table:table-cell office:value-type="string">
            <text:p>Marvel Nemesis - Rise of the Imperfects (USA)</text:p>
          </table:table-cell>
          <table:table-cell office:value-type="float" office:value="2005">
            <text:p>2005</text:p>
          </table:table-cell>
          <table:table-cell office:value-type="string">
            <text:p>ESRB - T (Teen)</text:p>
          </table:table-cell>
          <table:table-cell office:value-type="string">
            <text:p>Marvel Nemesis - Rise of the Imperfects </text:p>
          </table:table-cell>
          <table:table-cell table:style-name="Default" office:value-type="string">
            <text:p>Electronic Arts, Inc.</text:p>
          </table:table-cell>
          <table:table-cell office:value-type="string">
            <text:p>Electronic Arts</text:p>
          </table:table-cell>
          <table:table-cell office:value-type="string">
            <text:p>Action</text:p>
          </table:table-cell>
          <table:table-cell office:value-type="string">
            <text:p>3.9</text:p>
          </table:table-cell>
          <table:table-cell office:value-type="string">
            <text:p>1-2 Players</text:p>
          </table:table-cell>
          <table:table-cell office:value-type="string">
            <text:p>When New York City is attacked by aliens, the greatest heroes (and villains) in the Marvel Universe confront them. <text:s/>Marvel Nemesis has two playing modes, a single-player story mode, where players brawl their way through a Mark Millar scripted tale, and a single- or two-player versus mode pitting heroes and villains against each other in a sandbox arena.****Famous Marvel characters have been reimagined by artist Jae Lee and new characters have been created for this game series. <text:s/>The PS2 and Xbox versions support online play and all versions have unlockable arenas, characters, and extras.</text:p>
          </table:table-cell>
          <table:table-cell table:style-name="Default" table:formula="of:=CONCATENATE(&quot;&lt;game name=&quot;;CHAR(34);[.A296];CHAR(34);&quot;&gt; &lt;year&gt;&quot;;[.B296];&quot;&lt;/year&gt; &lt;rating&gt;&quot;;[.C296];&quot;&lt;/rating&gt; &lt;title&gt;&quot;;[.D296];&quot;&lt;/title&gt; &lt;pub&gt;&quot;;[.E296];&quot;&lt;/pub&gt; &lt;dev&gt;&quot;;[.F296];&quot;&lt;/dev&gt; &lt;genre&gt;&quot;;[.G296];&quot;&lt;/genre&gt; &lt;score&gt;&quot;;[.H296];&quot;&lt;/score&gt; &lt;player&gt;&quot;;[.I296];&quot;&lt;/player&gt; &lt;story&gt;&quot;;[.J296];&quot;&lt;/story&gt; &lt;/game&gt;&quot;)" office:value-type="string" office:string-value="&lt;game name=&quot;Marvel Nemesis - Rise of the Imperfects (USA)&quot;&gt; &lt;year&gt;2005&lt;/year&gt; &lt;rating&gt;ESRB - T (Teen)&lt;/rating&gt; &lt;title&gt;Marvel Nemesis - Rise of the Imperfects &lt;/title&gt; &lt;pub&gt;Electronic Arts, Inc.&lt;/pub&gt; &lt;dev&gt;Electronic Arts&lt;/dev&gt; &lt;genre&gt;Action&lt;/genre&gt; &lt;score&gt;3.9&lt;/score&gt; &lt;player&gt;1-2 Players&lt;/player&gt; &lt;story&gt;When New York City is attacked by aliens, the greatest heroes (and villains) in the Marvel Universe confront them.  Marvel Nemesis has two playing modes, a single-player story mode, where players brawl their way through a Mark Millar scripted tale, and a single- or two-player versus mode pitting heroes and villains against each other in a sandbox arena.****Famous Marvel characters have been reimagined by artist Jae Lee and new characters have been created for this game series.  The PS2 and Xbox versions support online play and all versions have unlockable arenas, characters, and extras.&lt;/story&gt; &lt;/game&gt;">
            <text:p>&lt;game name="Marvel Nemesis - Rise of the Imperfects (USA)"&gt; &lt;year&gt;2005&lt;/year&gt; &lt;rating&gt;ESRB - T (Teen)&lt;/rating&gt; &lt;title&gt;Marvel Nemesis - Rise of the Imperfects &lt;/title&gt; &lt;pub&gt;Electronic Arts, Inc.&lt;/pub&gt; &lt;dev&gt;Electronic Arts&lt;/dev&gt; &lt;genre&gt;Action&lt;/genre&gt; &lt;score&gt;3.9&lt;/score&gt; &lt;player&gt;1-2 Players&lt;/player&gt; &lt;story&gt;When New York City is attacked by aliens, the greatest heroes (and villains) in the Marvel Universe confront them. <text:s/>Marvel Nemesis has two playing modes, a single-player story mode, where players brawl their way through a Mark Millar scripted tale, and a single- or two-player versus mode pitting heroes and villains against each other in a sandbox arena.****Famous Marvel characters have been reimagined by artist Jae Lee and new characters have been created for this game series. <text:s/>The PS2 and Xbox versions support online play and all versions have unlockable arenas, characters, and extras.&lt;/story&gt; &lt;/game&gt;</text:p>
          </table:table-cell>
          <table:table-cell table:number-columns-repeated="1012"/>
        </table:table-row>
        <table:table-row table:style-name="ro1">
          <table:table-cell office:value-type="string">
            <text:p>Mary-Kate and Ashley - Sweet 16 - Licensed to Drive (USA)</text:p>
          </table:table-cell>
          <table:table-cell office:value-type="float" office:value="2003">
            <text:p>2003</text:p>
          </table:table-cell>
          <table:table-cell office:value-type="string">
            <text:p>ESRB - E (Everyone)</text:p>
          </table:table-cell>
          <table:table-cell office:value-type="string">
            <text:p>Mary-Kate and Ashley - Sweet 16 - Licensed to Drive </text:p>
          </table:table-cell>
          <table:table-cell table:style-name="Default" office:value-type="string">
            <text:p>Acclaim Entertainment Ltd.</text:p>
          </table:table-cell>
          <table:table-cell office:value-type="string">
            <text:p>n-Space</text:p>
          </table:table-cell>
          <table:table-cell office:value-type="string">
            <text:p>Driving</text:p>
          </table:table-cell>
          <table:table-cell office:value-type="string">
            <text:p>2.3</text:p>
          </table:table-cell>
          <table:table-cell office:value-type="string">
            <text:p>1-4 Players</text:p>
          </table:table-cell>
          <table:table-cell office:value-type="string">
            <text:p>Mary-Kate and Ashley: Sweet 16: Licensed to Drive is a party game four up to four players. <text:s/>You play as Mary-Kate, Ashley or one of their friends. <text:s/>As they just turned sixteen, they drive around the game boards, which look like cities, in their own cars.****In each turn of the main adventure mode, a spinner determines how far each player goes. <text:s/>Some spaces have special actions that move the player, assess fines or grant bonus, or allow the player to purchase items to help them in the game. <text:s/>If two players land on the same space, there is a head-to-head competition to determine who can stay. <text:s/>At the end of each round, there is a four-player minigame. <text:s/>These minigames can involve racing racing, windsurfing, kayaking, assembling a car from pieces to match a picture, tag, reflexes or any number of other things. <text:s/>Coins to purchase helpful items are awarded based on performance in these games.****There is also a Bring It On mode where victory is determined by winning a set number of minigames. <text:s/>This can be played with or without the game board and an Arcade mode, which allows you to just play the minigames.</text:p>
          </table:table-cell>
          <table:table-cell table:style-name="Default" table:formula="of:=CONCATENATE(&quot;&lt;game name=&quot;;CHAR(34);[.A297];CHAR(34);&quot;&gt; &lt;year&gt;&quot;;[.B297];&quot;&lt;/year&gt; &lt;rating&gt;&quot;;[.C297];&quot;&lt;/rating&gt; &lt;title&gt;&quot;;[.D297];&quot;&lt;/title&gt; &lt;pub&gt;&quot;;[.E297];&quot;&lt;/pub&gt; &lt;dev&gt;&quot;;[.F297];&quot;&lt;/dev&gt; &lt;genre&gt;&quot;;[.G297];&quot;&lt;/genre&gt; &lt;score&gt;&quot;;[.H297];&quot;&lt;/score&gt; &lt;player&gt;&quot;;[.I297];&quot;&lt;/player&gt; &lt;story&gt;&quot;;[.J297];&quot;&lt;/story&gt; &lt;/game&gt;&quot;)" office:value-type="string" office:string-value="&lt;game name=&quot;Mary-Kate and Ashley - Sweet 16 - Licensed to Drive (USA)&quot;&gt; &lt;year&gt;2003&lt;/year&gt; &lt;rating&gt;ESRB - E (Everyone)&lt;/rating&gt; &lt;title&gt;Mary-Kate and Ashley - Sweet 16 - Licensed to Drive &lt;/title&gt; &lt;pub&gt;Acclaim Entertainment Ltd.&lt;/pub&gt; &lt;dev&gt;n-Space&lt;/dev&gt; &lt;genre&gt;Driving&lt;/genre&gt; &lt;score&gt;2.3&lt;/score&gt; &lt;player&gt;1-4 Players&lt;/player&gt; &lt;story&gt;Mary-Kate and Ashley: Sweet 16: Licensed to Drive is a party game four up to four players.  You play as Mary-Kate, Ashley or one of their friends.  As they just turned sixteen, they drive around the game boards, which look like cities, in their own cars.****In each turn of the main adventure mode, a spinner determines how far each player goes.  Some spaces have special actions that move the player, assess fines or grant bonus, or allow the player to purchase items to help them in the game.  If two players land on the same space, there is a head-to-head competition to determine who can stay.  At the end of each round, there is a four-player minigame.  These minigames can involve racing racing, windsurfing, kayaking, assembling a car from pieces to match a picture, tag, reflexes or any number of other things.  Coins to purchase helpful items are awarded based on performance in these games.****There is also a Bring It On mode where victory is determined by winning a set number of minigames.  This can be played with or without the game board and an Arcade mode, which allows you to just play the minigames.&lt;/story&gt; &lt;/game&gt;">
            <text:p>&lt;game name="Mary-Kate and Ashley - Sweet 16 - Licensed to Drive (USA)"&gt; &lt;year&gt;2003&lt;/year&gt; &lt;rating&gt;ESRB - E (Everyone)&lt;/rating&gt; &lt;title&gt;Mary-Kate and Ashley - Sweet 16 - Licensed to Drive &lt;/title&gt; &lt;pub&gt;Acclaim Entertainment Ltd.&lt;/pub&gt; &lt;dev&gt;n-Space&lt;/dev&gt; &lt;genre&gt;Driving&lt;/genre&gt; &lt;score&gt;2.3&lt;/score&gt; &lt;player&gt;1-4 Players&lt;/player&gt; &lt;story&gt;Mary-Kate and Ashley: Sweet 16: Licensed to Drive is a party game four up to four players. <text:s/>You play as Mary-Kate, Ashley or one of their friends. <text:s/>As they just turned sixteen, they drive around the game boards, which look like cities, in their own cars.****In each turn of the main adventure mode, a spinner determines how far each player goes. <text:s/>Some spaces have special actions that move the player, assess fines or grant bonus, or allow the player to purchase items to help them in the game. <text:s/>If two players land on the same space, there is a head-to-head competition to determine who can stay. <text:s/>At the end of each round, there is a four-player minigame. <text:s/>These minigames can involve racing racing, windsurfing, kayaking, assembling a car from pieces to match a picture, tag, reflexes or any number of other things. <text:s/>Coins to purchase helpful items are awarded based on performance in these games.****There is also a Bring It On mode where victory is determined by winning a set number of minigames. <text:s/>This can be played with or without the game board and an Arcade mode, which allows you to just play the minigames.&lt;/story&gt; &lt;/game&gt;</text:p>
          </table:table-cell>
          <table:table-cell table:number-columns-repeated="1012"/>
        </table:table-row>
        <table:table-row table:style-name="ro1">
          <table:table-cell office:value-type="string">
            <text:p>Mat Hoffman's Pro BMX 2 (USA)</text:p>
          </table:table-cell>
          <table:table-cell office:value-type="float" office:value="2002">
            <text:p>2002</text:p>
          </table:table-cell>
          <table:table-cell office:value-type="string">
            <text:p>ESRB - T (Teen)</text:p>
          </table:table-cell>
          <table:table-cell office:value-type="string">
            <text:p>Mat Hoffman's Pro BMX 2 </text:p>
          </table:table-cell>
          <table:table-cell table:style-name="Default" office:value-type="string">
            <text:p>Activision Publishing, Inc.</text:p>
          </table:table-cell>
          <table:table-cell office:value-type="string">
            <text:p>Rainbow Studios</text:p>
          </table:table-cell>
          <table:table-cell office:value-type="string">
            <text:p>Motorcycle</text:p>
          </table:table-cell>
          <table:table-cell office:value-type="string">
            <text:p>3.2</text:p>
          </table:table-cell>
          <table:table-cell office:value-type="string">
            <text:p>1-8 Players</text:p>
          </table:table-cell>
          <table:table-cell office:value-type="string">
            <text:p>Mat "The Condor" Hoffman and nine other world-class Pro BMX riders feature in this entry to the BMX racing series. Many gameplay features remain as before.****PS2/XB/NGC description****With the use of DVD technology, actual video footage of Mat and the crew was taken from their recent road trip and put into the game to give you a feeling of actually being there with them. Flatland tricks are another new addition. Also, there is the ability to tweak almost any stunt.****Single Player Modes:****Session - Take some extra time to practice your tricks and routines in 2, 5, or 10 minute sessions on any of the levels that are unlocked. Scores can be saved to be put into the Hall of Fame.****Free Ride - Like Session, you can use this time to practice your skills but with unlimited time. Any score you get for a trick is replaced by the points of the next trick. Since this is the case, no scores can be saved.****Road Trip - This is where you take the trip with the guys to go around and compete around the country. Withine each level there are goals to reach to improve your skills, unlock new levels, unlock bikes, and secrets in the game.****Multiplayer Modes:****Trick Attack - Compete against each other in a split screen competion to get the highest score you can in a certaon amount of time.****Free Ride - Ride around showing off your stuff to your opponent.****Graffiti War - Ride around and find the Spray Cans in the level, once you find them, perform a trick on the terrain. Once a stunt is completed your oppenent's screen <text:s/>will be "painted." The opponent can perform a higher scoring trick to clear the paint.****Tag - The person that is "it" is the only one that can score points. Be the first to find the red ring to be it. While you're it score as many points as you can. The person not it must track the other down and knock into them to be it. If the person that is it bails then the other person will become it.****H.O.R.S.E. - Just like the old game of HORSE for basketball. In this case you need to perform a higher scoring run to beat them for the letter. The one with the lower score with be given a letter. The first person to spell HORSE is the loser.****Treasure Hunt - Race against each other to find the Golden Condor. Getting the Condor is the only way to score points.****Half Pipe Hell - Up to 8 players can play HotSeat style. You must take turns tricking your way up a mountain of terraced half pipes. The only way to score is to climb to the top by transferring pipe to pipe.****Push - This is like Trick Attack, but as you score more and more points your opponent's screen will get smaller and smaller. The loser is the one that gets push all the way off the screen.****The Pros in the game include Mat Hoffman, Joe Kowalski, Rick Thorne, Mike Escamilla, Simon Tabron, Kevin Robinson, Cory Nastazio, Ruben Alcantara, Seth Kimbrough, and Nate Wessel.****The locations you get to go to are Oklahoma City, Chicago, Las Vegas, New Orleans, Boston, Los Angeles, Portland, and Hawaii.****To enhance the game, there is also a park editor so that you can make your own dream areas to ride in.****Exclusive to the XBox version, you get to be able to ride in London, UK and have an extra rider - Chad Kagy.****GBA description****Single Player Modes:****Road Trip - Go on tour with other riders to visit the different levels. Complete the objectives to unlock the levels.****Single Session - Practice your skills in this timed run and to add new high scores.****Free Ride - Practice without a time limit. You won't be able to save your scores though.****Mulitplayer Modes:****LINK Play: Using a Link Cable to play against a friend. You can play the following game types.****VS - Compete against a friend to get the highes score.****Bomb Game - Ride around to tag each other, just be left with the bomb when time runs out.****Joust - The player with the biggest combo knocks their opponent to the ground.****Trick Attack - Control and get the balance to tip in your favor.****Fast Play - See who is the best in all game modes.****HotSeat Play: Compete against a friend on the same Game Boy Advance.****HORSE - Compete for the single best trick.****Fast Play - Same as the Link Play mode.****The Pros in the game are the same as above except that Day Smith is in the game also.****The locations are also the same as above.</text:p>
          </table:table-cell>
          <table:table-cell table:style-name="Default" table:formula="of:=CONCATENATE(&quot;&lt;game name=&quot;;CHAR(34);[.A298];CHAR(34);&quot;&gt; &lt;year&gt;&quot;;[.B298];&quot;&lt;/year&gt; &lt;rating&gt;&quot;;[.C298];&quot;&lt;/rating&gt; &lt;title&gt;&quot;;[.D298];&quot;&lt;/title&gt; &lt;pub&gt;&quot;;[.E298];&quot;&lt;/pub&gt; &lt;dev&gt;&quot;;[.F298];&quot;&lt;/dev&gt; &lt;genre&gt;&quot;;[.G298];&quot;&lt;/genre&gt; &lt;score&gt;&quot;;[.H298];&quot;&lt;/score&gt; &lt;player&gt;&quot;;[.I298];&quot;&lt;/player&gt; &lt;story&gt;&quot;;[.J298];&quot;&lt;/story&gt; &lt;/game&gt;&quot;)" office:value-type="string" office:string-value="&lt;game name=&quot;Mat Hoffman's Pro BMX 2 (USA)&quot;&gt; &lt;year&gt;2002&lt;/year&gt; &lt;rating&gt;ESRB - T (Teen)&lt;/rating&gt; &lt;title&gt;Mat Hoffman's Pro BMX 2 &lt;/title&gt; &lt;pub&gt;Activision Publishing, Inc.&lt;/pub&gt; &lt;dev&gt;Rainbow Studios&lt;/dev&gt; &lt;genre&gt;Motorcycle&lt;/genre&gt; &lt;score&gt;3.2&lt;/score&gt; &lt;player&gt;1-8 Players&lt;/player&gt; &lt;story&gt;Mat &quot;The Condor&quot; Hoffman and nine other world-class Pro BMX riders feature in this entry to the BMX racing series. Many gameplay features remain as before.****PS2/XB/NGC description****With the use of DVD technology, actual video footage of Mat and the crew was taken from their recent road trip and put into the game to give you a feeling of actually being there with them. Flatland tricks are another new addition. Also, there is the ability to tweak almost any stunt.****Single Player Modes:****Session - Take some extra time to practice your tricks and routines in 2, 5, or 10 minute sessions on any of the levels that are unlocked. Scores can be saved to be put into the Hall of Fame.****Free Ride - Like Session, you can use this time to practice your skills but with unlimited time. Any score you get for a trick is replaced by the points of the next trick. Since this is the case, no scores can be saved.****Road Trip - This is where you take the trip with the guys to go around and compete around the country. Withine each level there are goals to reach to improve your skills, unlock new levels, unlock bikes, and secrets in the game.****Multiplayer Modes:****Trick Attack - Compete against each other in a split screen competion to get the highest score you can in a certaon amount of time.****Free Ride - Ride around showing off your stuff to your opponent.****Graffiti War - Ride around and find the Spray Cans in the level, once you find them, perform a trick on the terrain. Once a stunt is completed your oppenent's screen  will be &quot;painted.&quot; The opponent can perform a higher scoring trick to clear the paint.****Tag - The person that is &quot;it&quot; is the only one that can score points. Be the first to find the red ring to be it. While you're it score as many points as you can. The person not it must track the other down and knock into them to be it. If the person that is it bails then the other person will become it.****H.O.R.S.E. - Just like the old game of HORSE for basketball. In this case you need to perform a higher scoring run to beat them for the letter. The one with the lower score with be given a letter. The first person to spell HORSE is the loser.****Treasure Hunt - Race against each other to find the Golden Condor. Getting the Condor is the only way to score points.****Half Pipe Hell - Up to 8 players can play HotSeat style. You must take turns tricking your way up a mountain of terraced half pipes. The only way to score is to climb to the top by transferring pipe to pipe.****Push - This is like Trick Attack, but as you score more and more points your opponent's screen will get smaller and smaller. The loser is the one that gets push all the way off the screen.****The Pros in the game include Mat Hoffman, Joe Kowalski, Rick Thorne, Mike Escamilla, Simon Tabron, Kevin Robinson, Cory Nastazio, Ruben Alcantara, Seth Kimbrough, and Nate Wessel.****The locations you get to go to are Oklahoma City, Chicago, Las Vegas, New Orleans, Boston, Los Angeles, Portland, and Hawaii.****To enhance the game, there is also a park editor so that you can make your own dream areas to ride in.****Exclusive to the XBox version, you get to be able to ride in London, UK and have an extra rider - Chad Kagy.****GBA description****Single Player Modes:****Road Trip - Go on tour with other riders to visit the different levels. Complete the objectives to unlock the levels.****Single Session - Practice your skills in this timed run and to add new high scores.****Free Ride - Practice without a time limit. You won't be able to save your scores though.****Mulitplayer Modes:****LINK Play: Using a Link Cable to play against a friend. You can play the following game types.****VS - Compete against a friend to get the highes score.****Bomb Game - Ride around to tag each other, just be left with the bomb when time runs out.****Joust - The player with the biggest combo knocks their opponent to the ground.****Trick Attack - Control and get the balance to tip in your favor.****Fast Play - See who is the best in all game modes.****HotSeat Play: Compete against a friend on the same Game Boy Advance.****HORSE - Compete for the single best trick.****Fast Play - Same as the Link Play mode.****The Pros in the game are the same as above except that Day Smith is in the game also.****The locations are also the same as above.&lt;/story&gt; &lt;/game&gt;">
            <text:p>&lt;game name="Mat Hoffman's Pro BMX 2 (USA)"&gt; &lt;year&gt;2002&lt;/year&gt; &lt;rating&gt;ESRB - T (Teen)&lt;/rating&gt; &lt;title&gt;Mat Hoffman's Pro BMX 2 &lt;/title&gt; &lt;pub&gt;Activision Publishing, Inc.&lt;/pub&gt; &lt;dev&gt;Rainbow Studios&lt;/dev&gt; &lt;genre&gt;Motorcycle&lt;/genre&gt; &lt;score&gt;3.2&lt;/score&gt; &lt;player&gt;1-8 Players&lt;/player&gt; &lt;story&gt;Mat "The Condor" Hoffman and nine other world-class Pro BMX riders feature in this entry to the BMX racing series. Many gameplay features remain as before.****PS2/XB/NGC description****With the use of DVD technology, actual video footage of Mat and the crew was taken from their recent road trip and put into the game to give you a feeling of actually being there with them. Flatland tricks are another new addition. Also, there is the ability to tweak almost any stunt.****Single Player Modes:****Session - Take some extra time to practice your tricks and routines in 2, 5, or 10 minute sessions on any of the levels that are unlocked. Scores can be saved to be put into the Hall of Fame.****Free Ride - Like Session, you can use this time to practice your skills but with unlimited time. Any score you get for a trick is replaced by the points of the next trick. Since this is the case, no scores can be saved.****Road Trip - This is where you take the trip with the guys to go around and compete around the country. Withine each level there are goals to reach to improve your skills, unlock new levels, unlock bikes, and secrets in the game.****Multiplayer Modes:****Trick Attack - Compete against each other in a split screen competion to get the highest score you can in a certaon amount of time.****Free Ride - Ride around showing off your stuff to your opponent.****Graffiti War - Ride around and find the Spray Cans in the level, once you find them, perform a trick on the terrain. Once a stunt is completed your oppenent's screen <text:s/>will be "painted." The opponent can perform a higher scoring trick to clear the paint.****Tag - The person that is "it" is the only one that can score points. Be the first to find the red ring to be it. While you're it score as many points as you can. The person not it must track the other down and knock into them to be it. If the person that is it bails then the other person will become it.****H.O.R.S.E. - Just like the old game of HORSE for basketball. In this case you need to perform a higher scoring run to beat them for the letter. The one with the lower score with be given a letter. The first person to spell HORSE is the loser.****Treasure Hunt - Race against each other to find the Golden Condor. Getting the Condor is the only way to score points.****Half Pipe Hell - Up to 8 players can play HotSeat style. You must take turns tricking your way up a mountain of terraced half pipes. The only way to score is to climb to the top by transferring pipe to pipe.****Push - This is like Trick Attack, but as you score more and more points your opponent's screen will get smaller and smaller. The loser is the one that gets push all the way off the screen.****The Pros in the game include Mat Hoffman, Joe Kowalski, Rick Thorne, Mike Escamilla, Simon Tabron, Kevin Robinson, Cory Nastazio, Ruben Alcantara, Seth Kimbrough, and Nate Wessel.****The locations you get to go to are Oklahoma City, Chicago, Las Vegas, New Orleans, Boston, Los Angeles, Portland, and Hawaii.****To enhance the game, there is also a park editor so that you can make your own dream areas to ride in.****Exclusive to the XBox version, you get to be able to ride in London, UK and have an extra rider - Chad Kagy.****GBA description****Single Player Modes:****Road Trip - Go on tour with other riders to visit the different levels. Complete the objectives to unlock the levels.****Single Session - Practice your skills in this timed run and to add new high scores.****Free Ride - Practice without a time limit. You won't be able to save your scores though.****Mulitplayer Modes:****LINK Play: Using a Link Cable to play against a friend. You can play the following game types.****VS - Compete against a friend to get the highes score.****Bomb Game - Ride around to tag each other, just be left with the bomb when time runs out.****Joust - The player with the biggest combo knocks their opponent to the ground.****Trick Attack - Control and get the balance to tip in your favor.****Fast Play - See who is the best in all game modes.****HotSeat Play: Compete against a friend on the same Game Boy Advance.****HORSE - Compete for the single best trick.****Fast Play - Same as the Link Play mode.****The Pros in the game are the same as above except that Day Smith is in the game also.****The locations are also the same as above.&lt;/story&gt; &lt;/game&gt;</text:p>
          </table:table-cell>
          <table:table-cell table:number-columns-repeated="1012"/>
        </table:table-row>
        <table:table-row table:style-name="ro1">
          <table:table-cell office:value-type="string">
            <text:p>Maxplay Classic Games Volume 1 (Europe) (Unl)</text:p>
          </table:table-cell>
          <table:table-cell office:value-type="float" office:value="2004">
            <text:p>2004</text:p>
          </table:table-cell>
          <table:table-cell office:value-type="string">
            <text:p>ESRB - E (Everyone)</text:p>
          </table:table-cell>
          <table:table-cell office:value-type="string">
            <text:p>Maxplay Classic Games Volume 1 </text:p>
          </table:table-cell>
          <table:table-cell table:number-columns-repeated="2" office:value-type="string">
            <text:p>Datel</text:p>
          </table:table-cell>
          <table:table-cell office:value-type="string">
            <text:p>Compilation</text:p>
          </table:table-cell>
          <table:table-cell office:value-type="string">
            <text:p>3.5</text:p>
          </table:table-cell>
          <table:table-cell office:value-type="string">
            <text:p>1-2 Players</text:p>
          </table:table-cell>
          <table:table-cell office:value-type="string">
            <text:p>Gamecubes only unlicensed game Maxplay Classic Games Volume 1 brings you 10 remakes of classic games **Invaders **Loop the Loop **Dragon Tiles 3 **Bounty Hunter X **Chopper 2 **Jet Pack 2 **Paddle Panic **Pop 'Em **Proxima **Super Power Shot </text:p>
          </table:table-cell>
          <table:table-cell table:style-name="Default" table:formula="of:=CONCATENATE(&quot;&lt;game name=&quot;;CHAR(34);[.A299];CHAR(34);&quot;&gt; &lt;year&gt;&quot;;[.B299];&quot;&lt;/year&gt; &lt;rating&gt;&quot;;[.C299];&quot;&lt;/rating&gt; &lt;title&gt;&quot;;[.D299];&quot;&lt;/title&gt; &lt;pub&gt;&quot;;[.E299];&quot;&lt;/pub&gt; &lt;dev&gt;&quot;;[.F299];&quot;&lt;/dev&gt; &lt;genre&gt;&quot;;[.G299];&quot;&lt;/genre&gt; &lt;score&gt;&quot;;[.H299];&quot;&lt;/score&gt; &lt;player&gt;&quot;;[.I299];&quot;&lt;/player&gt; &lt;story&gt;&quot;;[.J299];&quot;&lt;/story&gt; &lt;/game&gt;&quot;)" office:value-type="string" office:string-value="&lt;game name=&quot;Maxplay Classic Games Volume 1 (Europe) (Unl)&quot;&gt; &lt;year&gt;2004&lt;/year&gt; &lt;rating&gt;ESRB - E (Everyone)&lt;/rating&gt; &lt;title&gt;Maxplay Classic Games Volume 1 &lt;/title&gt; &lt;pub&gt;Datel&lt;/pub&gt; &lt;dev&gt;Datel&lt;/dev&gt; &lt;genre&gt;Compilation&lt;/genre&gt; &lt;score&gt;3.5&lt;/score&gt; &lt;player&gt;1-2 Players&lt;/player&gt; &lt;story&gt;Gamecubes only unlicensed game Maxplay Classic Games Volume 1 brings you 10 remakes of classic games **Invaders **Loop the Loop **Dragon Tiles 3 **Bounty Hunter X **Chopper 2 **Jet Pack 2 **Paddle Panic **Pop 'Em **Proxima **Super Power Shot &lt;/story&gt; &lt;/game&gt;">
            <text:p>&lt;game name="Maxplay Classic Games Volume 1 (Europe) (Unl)"&gt; &lt;year&gt;2004&lt;/year&gt; &lt;rating&gt;ESRB - E (Everyone)&lt;/rating&gt; &lt;title&gt;Maxplay Classic Games Volume 1 &lt;/title&gt; &lt;pub&gt;Datel&lt;/pub&gt; &lt;dev&gt;Datel&lt;/dev&gt; &lt;genre&gt;Compilation&lt;/genre&gt; &lt;score&gt;3.5&lt;/score&gt; &lt;player&gt;1-2 Players&lt;/player&gt; &lt;story&gt;Gamecubes only unlicensed game Maxplay Classic Games Volume 1 brings you 10 remakes of classic games **Invaders **Loop the Loop **Dragon Tiles 3 **Bounty Hunter X **Chopper 2 **Jet Pack 2 **Paddle Panic **Pop 'Em **Proxima **Super Power Shot &lt;/story&gt; &lt;/game&gt;</text:p>
          </table:table-cell>
          <table:table-cell table:number-columns-repeated="1012"/>
        </table:table-row>
        <table:table-row table:style-name="ro1">
          <table:table-cell office:value-type="string">
            <text:p>MC Groovz Dance Craze (USA)</text:p>
          </table:table-cell>
          <table:table-cell office:value-type="float" office:value="2004">
            <text:p>2004</text:p>
          </table:table-cell>
          <table:table-cell office:value-type="string">
            <text:p>ESRB - E (Everyone)</text:p>
          </table:table-cell>
          <table:table-cell office:value-type="string">
            <text:p>MC Groovz Dance Craze </text:p>
          </table:table-cell>
          <table:table-cell table:number-columns-repeated="2" office:value-type="string">
            <text:p>Mad Catz</text:p>
          </table:table-cell>
          <table:table-cell office:value-type="string">
            <text:p>Rhythm</text:p>
          </table:table-cell>
          <table:table-cell office:value-type="string">
            <text:p>2.5</text:p>
          </table:table-cell>
          <table:table-cell office:value-type="string">
            <text:p>1-2 Players</text:p>
          </table:table-cell>
          <table:table-cell office:value-type="string">
            <text:p>MC Groovz Dance Craze is the first Dance Dance Revolution-style dancing game for the GameCube, designed for publisher Mad Catz' dance mat controller. <text:s/>The game includes 28 licensed dance tracks, ranging from 70s funk and disco to modern hip hop, pop and electro. Game modes include single-player "Just Dance" (for high score) and "Dance Workout" (with a calorie instead of a score counter) and two-player "Dance Together" (cooperative) and "Dance FaceOff" (competitive). <text:s/>The game includes two different gameplay styles: "Scroll" follows the DDR model of vertically-scrolling arrows representing steps to be made on the mat (or buttons to be pressed on the controller) once they reach a line on the screen in rhythm with the music. "Spin" shows the arrows emerging from the center of the screen moving in the four compass directions instead. The background in both consists of a psychedelic color display. Three difficulty modes are available and high scores can be saved to memory card.</text:p>
          </table:table-cell>
          <table:table-cell table:style-name="Default" table:formula="of:=CONCATENATE(&quot;&lt;game name=&quot;;CHAR(34);[.A300];CHAR(34);&quot;&gt; &lt;year&gt;&quot;;[.B300];&quot;&lt;/year&gt; &lt;rating&gt;&quot;;[.C300];&quot;&lt;/rating&gt; &lt;title&gt;&quot;;[.D300];&quot;&lt;/title&gt; &lt;pub&gt;&quot;;[.E300];&quot;&lt;/pub&gt; &lt;dev&gt;&quot;;[.F300];&quot;&lt;/dev&gt; &lt;genre&gt;&quot;;[.G300];&quot;&lt;/genre&gt; &lt;score&gt;&quot;;[.H300];&quot;&lt;/score&gt; &lt;player&gt;&quot;;[.I300];&quot;&lt;/player&gt; &lt;story&gt;&quot;;[.J300];&quot;&lt;/story&gt; &lt;/game&gt;&quot;)" office:value-type="string" office:string-value="&lt;game name=&quot;MC Groovz Dance Craze (USA)&quot;&gt; &lt;year&gt;2004&lt;/year&gt; &lt;rating&gt;ESRB - E (Everyone)&lt;/rating&gt; &lt;title&gt;MC Groovz Dance Craze &lt;/title&gt; &lt;pub&gt;Mad Catz&lt;/pub&gt; &lt;dev&gt;Mad Catz&lt;/dev&gt; &lt;genre&gt;Rhythm&lt;/genre&gt; &lt;score&gt;2.5&lt;/score&gt; &lt;player&gt;1-2 Players&lt;/player&gt; &lt;story&gt;MC Groovz Dance Craze is the first Dance Dance Revolution-style dancing game for the GameCube, designed for publisher Mad Catz' dance mat controller.  The game includes 28 licensed dance tracks, ranging from 70s funk and disco to modern hip hop, pop and electro. Game modes include single-player &quot;Just Dance&quot; (for high score) and &quot;Dance Workout&quot; (with a calorie instead of a score counter) and two-player &quot;Dance Together&quot; (cooperative) and &quot;Dance FaceOff&quot; (competitive).  The game includes two different gameplay styles: &quot;Scroll&quot; follows the DDR model of vertically-scrolling arrows representing steps to be made on the mat (or buttons to be pressed on the controller) once they reach a line on the screen in rhythm with the music. &quot;Spin&quot; shows the arrows emerging from the center of the screen moving in the four compass directions instead. The background in both consists of a psychedelic color display. Three difficulty modes are available and high scores can be saved to memory card.&lt;/story&gt; &lt;/game&gt;">
            <text:p>&lt;game name="MC Groovz Dance Craze (USA)"&gt; &lt;year&gt;2004&lt;/year&gt; &lt;rating&gt;ESRB - E (Everyone)&lt;/rating&gt; &lt;title&gt;MC Groovz Dance Craze &lt;/title&gt; &lt;pub&gt;Mad Catz&lt;/pub&gt; &lt;dev&gt;Mad Catz&lt;/dev&gt; &lt;genre&gt;Rhythm&lt;/genre&gt; &lt;score&gt;2.5&lt;/score&gt; &lt;player&gt;1-2 Players&lt;/player&gt; &lt;story&gt;MC Groovz Dance Craze is the first Dance Dance Revolution-style dancing game for the GameCube, designed for publisher Mad Catz' dance mat controller. <text:s/>The game includes 28 licensed dance tracks, ranging from 70s funk and disco to modern hip hop, pop and electro. Game modes include single-player "Just Dance" (for high score) and "Dance Workout" (with a calorie instead of a score counter) and two-player "Dance Together" (cooperative) and "Dance FaceOff" (competitive). <text:s/>The game includes two different gameplay styles: "Scroll" follows the DDR model of vertically-scrolling arrows representing steps to be made on the mat (or buttons to be pressed on the controller) once they reach a line on the screen in rhythm with the music. "Spin" shows the arrows emerging from the center of the screen moving in the four compass directions instead. The background in both consists of a psychedelic color display. Three difficulty modes are available and high scores can be saved to memory card.&lt;/story&gt; &lt;/game&gt;</text:p>
          </table:table-cell>
          <table:table-cell table:number-columns-repeated="1012"/>
        </table:table-row>
        <table:table-row table:style-name="ro1">
          <table:table-cell office:value-type="string">
            <text:p>Medabots Infinity (USA)</text:p>
          </table:table-cell>
          <table:table-cell office:value-type="float" office:value="2003">
            <text:p>2003</text:p>
          </table:table-cell>
          <table:table-cell office:value-type="string">
            <text:p>ESRB - E (Everyone)</text:p>
          </table:table-cell>
          <table:table-cell office:value-type="string">
            <text:p>Medabots Infinity </text:p>
          </table:table-cell>
          <table:table-cell table:style-name="Default" office:value-type="string">
            <text:p>Natsume, Inc.</text:p>
          </table:table-cell>
          <table:table-cell office:value-type="string">
            <text:p>Imagineer</text:p>
          </table:table-cell>
          <table:table-cell office:value-type="string">
            <text:p>Action</text:p>
          </table:table-cell>
          <table:table-cell office:value-type="string">
            <text:p>3.4</text:p>
          </table:table-cell>
          <table:table-cell office:value-type="string">
            <text:p>1-2 Players</text:p>
          </table:table-cell>
          <table:table-cell office:value-type="string">
            <text:p>In Medabots: Infinity, Ikki and his Medabot goes to the Toru-Toru Land amusement park to compete in the Medafighter race. Throughout the park are "attractions", which put your customized Medabot in a map. Travel through the map to the exit, fighting enemies, avoiding traps, and solving puzzles. You can find points along the way, which will make your Medabot stronger, as well as new parts, which can be installed on your Medabot. ****Along with the adventure mode, an arena mode is included, (fight against either the computer or another player) as well as the ability to unlock secret characters by hooking up either MedaBots: Metabee Version or Rokusho Version.</text:p>
          </table:table-cell>
          <table:table-cell table:style-name="Default" table:formula="of:=CONCATENATE(&quot;&lt;game name=&quot;;CHAR(34);[.A301];CHAR(34);&quot;&gt; &lt;year&gt;&quot;;[.B301];&quot;&lt;/year&gt; &lt;rating&gt;&quot;;[.C301];&quot;&lt;/rating&gt; &lt;title&gt;&quot;;[.D301];&quot;&lt;/title&gt; &lt;pub&gt;&quot;;[.E301];&quot;&lt;/pub&gt; &lt;dev&gt;&quot;;[.F301];&quot;&lt;/dev&gt; &lt;genre&gt;&quot;;[.G301];&quot;&lt;/genre&gt; &lt;score&gt;&quot;;[.H301];&quot;&lt;/score&gt; &lt;player&gt;&quot;;[.I301];&quot;&lt;/player&gt; &lt;story&gt;&quot;;[.J301];&quot;&lt;/story&gt; &lt;/game&gt;&quot;)" office:value-type="string" office:string-value="&lt;game name=&quot;Medabots Infinity (USA)&quot;&gt; &lt;year&gt;2003&lt;/year&gt; &lt;rating&gt;ESRB - E (Everyone)&lt;/rating&gt; &lt;title&gt;Medabots Infinity &lt;/title&gt; &lt;pub&gt;Natsume, Inc.&lt;/pub&gt; &lt;dev&gt;Imagineer&lt;/dev&gt; &lt;genre&gt;Action&lt;/genre&gt; &lt;score&gt;3.4&lt;/score&gt; &lt;player&gt;1-2 Players&lt;/player&gt; &lt;story&gt;In Medabots: Infinity, Ikki and his Medabot goes to the Toru-Toru Land amusement park to compete in the Medafighter race. Throughout the park are &quot;attractions&quot;, which put your customized Medabot in a map. Travel through the map to the exit, fighting enemies, avoiding traps, and solving puzzles. You can find points along the way, which will make your Medabot stronger, as well as new parts, which can be installed on your Medabot. ****Along with the adventure mode, an arena mode is included, (fight against either the computer or another player) as well as the ability to unlock secret characters by hooking up either MedaBots: Metabee Version or Rokusho Version.&lt;/story&gt; &lt;/game&gt;">
            <text:p>&lt;game name="Medabots Infinity (USA)"&gt; &lt;year&gt;2003&lt;/year&gt; &lt;rating&gt;ESRB - E (Everyone)&lt;/rating&gt; &lt;title&gt;Medabots Infinity &lt;/title&gt; &lt;pub&gt;Natsume, Inc.&lt;/pub&gt; &lt;dev&gt;Imagineer&lt;/dev&gt; &lt;genre&gt;Action&lt;/genre&gt; &lt;score&gt;3.4&lt;/score&gt; &lt;player&gt;1-2 Players&lt;/player&gt; &lt;story&gt;In Medabots: Infinity, Ikki and his Medabot goes to the Toru-Toru Land amusement park to compete in the Medafighter race. Throughout the park are "attractions", which put your customized Medabot in a map. Travel through the map to the exit, fighting enemies, avoiding traps, and solving puzzles. You can find points along the way, which will make your Medabot stronger, as well as new parts, which can be installed on your Medabot. ****Along with the adventure mode, an arena mode is included, (fight against either the computer or another player) as well as the ability to unlock secret characters by hooking up either MedaBots: Metabee Version or Rokusho Version.&lt;/story&gt; &lt;/game&gt;</text:p>
          </table:table-cell>
          <table:table-cell table:number-columns-repeated="1012"/>
        </table:table-row>
        <table:table-row table:style-name="ro1">
          <table:table-cell office:value-type="string">
            <text:p>Medal of Honor - European Assault (USA)</text:p>
          </table:table-cell>
          <table:table-cell office:value-type="float" office:value="2005">
            <text:p>2005</text:p>
          </table:table-cell>
          <table:table-cell office:value-type="string">
            <text:p>ESRB - T (Teen)</text:p>
          </table:table-cell>
          <table:table-cell office:value-type="string">
            <text:p>Medal of Honor - European Assault </text:p>
          </table:table-cell>
          <table:table-cell table:style-name="Default" office:value-type="string">
            <text:p>Electronic Arts, Inc.</text:p>
          </table:table-cell>
          <table:table-cell office:value-type="string">
            <text:p>Electronic Arts</text:p>
          </table:table-cell>
          <table:table-cell office:value-type="string">
            <text:p>Shooter</text:p>
          </table:table-cell>
          <table:table-cell office:value-type="string">
            <text:p>3.7</text:p>
          </table:table-cell>
          <table:table-cell office:value-type="string">
            <text:p>1-4 Players</text:p>
          </table:table-cell>
          <table:table-cell office:value-type="string">
            <text:p>Medal of Honor: European Assault is the latest addition to the Medal of Honor franchise. The story is set in Europe, in 1942.**You are playing US Army Lieutenant William Holt, the first field agent of the newly formed Office of Strategic Services (OSS). Your role is to infiltrate enemy lines, destroy key documents and get rid of famous Nazi operatives.</text:p>
          </table:table-cell>
          <table:table-cell table:style-name="Default" table:formula="of:=CONCATENATE(&quot;&lt;game name=&quot;;CHAR(34);[.A302];CHAR(34);&quot;&gt; &lt;year&gt;&quot;;[.B302];&quot;&lt;/year&gt; &lt;rating&gt;&quot;;[.C302];&quot;&lt;/rating&gt; &lt;title&gt;&quot;;[.D302];&quot;&lt;/title&gt; &lt;pub&gt;&quot;;[.E302];&quot;&lt;/pub&gt; &lt;dev&gt;&quot;;[.F302];&quot;&lt;/dev&gt; &lt;genre&gt;&quot;;[.G302];&quot;&lt;/genre&gt; &lt;score&gt;&quot;;[.H302];&quot;&lt;/score&gt; &lt;player&gt;&quot;;[.I302];&quot;&lt;/player&gt; &lt;story&gt;&quot;;[.J302];&quot;&lt;/story&gt; &lt;/game&gt;&quot;)" office:value-type="string" office:string-value="&lt;game name=&quot;Medal of Honor - European Assault (USA)&quot;&gt; &lt;year&gt;2005&lt;/year&gt; &lt;rating&gt;ESRB - T (Teen)&lt;/rating&gt; &lt;title&gt;Medal of Honor - European Assault &lt;/title&gt; &lt;pub&gt;Electronic Arts, Inc.&lt;/pub&gt; &lt;dev&gt;Electronic Arts&lt;/dev&gt; &lt;genre&gt;Shooter&lt;/genre&gt; &lt;score&gt;3.7&lt;/score&gt; &lt;player&gt;1-4 Players&lt;/player&gt; &lt;story&gt;Medal of Honor: European Assault is the latest addition to the Medal of Honor franchise. The story is set in Europe, in 1942.**You are playing US Army Lieutenant William Holt, the first field agent of the newly formed Office of Strategic Services (OSS). Your role is to infiltrate enemy lines, destroy key documents and get rid of famous Nazi operatives.&lt;/story&gt; &lt;/game&gt;">
            <text:p>&lt;game name="Medal of Honor - European Assault (USA)"&gt; &lt;year&gt;2005&lt;/year&gt; &lt;rating&gt;ESRB - T (Teen)&lt;/rating&gt; &lt;title&gt;Medal of Honor - European Assault &lt;/title&gt; &lt;pub&gt;Electronic Arts, Inc.&lt;/pub&gt; &lt;dev&gt;Electronic Arts&lt;/dev&gt; &lt;genre&gt;Shooter&lt;/genre&gt; &lt;score&gt;3.7&lt;/score&gt; &lt;player&gt;1-4 Players&lt;/player&gt; &lt;story&gt;Medal of Honor: European Assault is the latest addition to the Medal of Honor franchise. The story is set in Europe, in 1942.**You are playing US Army Lieutenant William Holt, the first field agent of the newly formed Office of Strategic Services (OSS). Your role is to infiltrate enemy lines, destroy key documents and get rid of famous Nazi operatives.&lt;/story&gt; &lt;/game&gt;</text:p>
          </table:table-cell>
          <table:table-cell table:number-columns-repeated="1012"/>
        </table:table-row>
        <table:table-row table:style-name="ro1">
          <table:table-cell office:value-type="string">
            <text:p>Medal of Honor - Frontline (USA)</text:p>
          </table:table-cell>
          <table:table-cell office:value-type="float" office:value="2002">
            <text:p>2002</text:p>
          </table:table-cell>
          <table:table-cell office:value-type="string">
            <text:p>ESRB - T (Teen)</text:p>
          </table:table-cell>
          <table:table-cell office:value-type="string">
            <text:p>Medal of Honor - Frontline </text:p>
          </table:table-cell>
          <table:table-cell table:style-name="Default" office:value-type="string">
            <text:p>Electronic Arts, Inc.</text:p>
          </table:table-cell>
          <table:table-cell office:value-type="string">
            <text:p>Electronic Arts</text:p>
          </table:table-cell>
          <table:table-cell office:value-type="string">
            <text:p>Shooter</text:p>
          </table:table-cell>
          <table:table-cell office:value-type="string">
            <text:p>4.0</text:p>
          </table:table-cell>
          <table:table-cell office:value-type="string">
            <text:p>1-4 Players</text:p>
          </table:table-cell>
          <table:table-cell office:value-type="string">
            <text:p>In Medal of Honor: Frontline, you play as Lt. Jimmy Patterson, a member of a special forces team.****As a soldier during WW2, you must complete various missions and objectives. <text:s/>You will take part in the D-Day invasion of Normandy, seize the Nijmegen Bridge, infiltrate a weapons facility, sabotage a German U-Boat and more.****You will have access to historically accurate weapons and equipment, such as pistols, rifles, and explosives.****Parts of the game will have you working alongside other soldiers, which adds to the overall experience. <text:s/>Some missions require you to use stealth, where you must pose as a Nazi and show identification without giving yourself away.</text:p>
          </table:table-cell>
          <table:table-cell table:style-name="Default" table:formula="of:=CONCATENATE(&quot;&lt;game name=&quot;;CHAR(34);[.A303];CHAR(34);&quot;&gt; &lt;year&gt;&quot;;[.B303];&quot;&lt;/year&gt; &lt;rating&gt;&quot;;[.C303];&quot;&lt;/rating&gt; &lt;title&gt;&quot;;[.D303];&quot;&lt;/title&gt; &lt;pub&gt;&quot;;[.E303];&quot;&lt;/pub&gt; &lt;dev&gt;&quot;;[.F303];&quot;&lt;/dev&gt; &lt;genre&gt;&quot;;[.G303];&quot;&lt;/genre&gt; &lt;score&gt;&quot;;[.H303];&quot;&lt;/score&gt; &lt;player&gt;&quot;;[.I303];&quot;&lt;/player&gt; &lt;story&gt;&quot;;[.J303];&quot;&lt;/story&gt; &lt;/game&gt;&quot;)" office:value-type="string" office:string-value="&lt;game name=&quot;Medal of Honor - Frontline (USA)&quot;&gt; &lt;year&gt;2002&lt;/year&gt; &lt;rating&gt;ESRB - T (Teen)&lt;/rating&gt; &lt;title&gt;Medal of Honor - Frontline &lt;/title&gt; &lt;pub&gt;Electronic Arts, Inc.&lt;/pub&gt; &lt;dev&gt;Electronic Arts&lt;/dev&gt; &lt;genre&gt;Shooter&lt;/genre&gt; &lt;score&gt;4.0&lt;/score&gt; &lt;player&gt;1-4 Players&lt;/player&gt; &lt;story&gt;In Medal of Honor: Frontline, you play as Lt. Jimmy Patterson, a member of a special forces team.****As a soldier during WW2, you must complete various missions and objectives.  You will take part in the D-Day invasion of Normandy, seize the Nijmegen Bridge, infiltrate a weapons facility, sabotage a German U-Boat and more.****You will have access to historically accurate weapons and equipment, such as pistols, rifles, and explosives.****Parts of the game will have you working alongside other soldiers, which adds to the overall experience.  Some missions require you to use stealth, where you must pose as a Nazi and show identification without giving yourself away.&lt;/story&gt; &lt;/game&gt;">
            <text:p>&lt;game name="Medal of Honor - Frontline (USA)"&gt; &lt;year&gt;2002&lt;/year&gt; &lt;rating&gt;ESRB - T (Teen)&lt;/rating&gt; &lt;title&gt;Medal of Honor - Frontline &lt;/title&gt; &lt;pub&gt;Electronic Arts, Inc.&lt;/pub&gt; &lt;dev&gt;Electronic Arts&lt;/dev&gt; &lt;genre&gt;Shooter&lt;/genre&gt; &lt;score&gt;4.0&lt;/score&gt; &lt;player&gt;1-4 Players&lt;/player&gt; &lt;story&gt;In Medal of Honor: Frontline, you play as Lt. Jimmy Patterson, a member of a special forces team.****As a soldier during WW2, you must complete various missions and objectives. <text:s/>You will take part in the D-Day invasion of Normandy, seize the Nijmegen Bridge, infiltrate a weapons facility, sabotage a German U-Boat and more.****You will have access to historically accurate weapons and equipment, such as pistols, rifles, and explosives.****Parts of the game will have you working alongside other soldiers, which adds to the overall experience. <text:s/>Some missions require you to use stealth, where you must pose as a Nazi and show identification without giving yourself away.&lt;/story&gt; &lt;/game&gt;</text:p>
          </table:table-cell>
          <table:table-cell table:number-columns-repeated="1012"/>
        </table:table-row>
        <table:table-row table:style-name="ro1">
          <table:table-cell office:value-type="string">
            <text:p>Medal of Honor - Rising Sun (USA) (Disc 1)</text:p>
          </table:table-cell>
          <table:table-cell office:value-type="float" office:value="2003">
            <text:p>2003</text:p>
          </table:table-cell>
          <table:table-cell office:value-type="string">
            <text:p>ESRB - T (Teen)</text:p>
          </table:table-cell>
          <table:table-cell office:value-type="string">
            <text:p>Medal of Honor - Rising Sun <text:s/>Disk 1</text:p>
          </table:table-cell>
          <table:table-cell table:style-name="Default" office:value-type="string">
            <text:p>Electronic Arts, Inc.</text:p>
          </table:table-cell>
          <table:table-cell office:value-type="string">
            <text:p>Electronic Arts</text:p>
          </table:table-cell>
          <table:table-cell office:value-type="string">
            <text:p>Shooter</text:p>
          </table:table-cell>
          <table:table-cell office:value-type="string">
            <text:p>3.6</text:p>
          </table:table-cell>
          <table:table-cell office:value-type="string">
            <text:p>1-4 Players</text:p>
          </table:table-cell>
          <table:table-cell office:value-type="string">
            <text:p>First-person shooter set in the Pacific theatre of WWII, beginning with the attack on Pearl Harbor and moving through the campaign with you playing as a young recruit chosen for various historical missions such as the raid on Guadalcanal. The game also makes efforts to educate players in WWII history and conditions, with period stock footage and images, and unlockable interviews with Pacific veterans.</text:p>
          </table:table-cell>
          <table:table-cell table:style-name="Default" table:formula="of:=CONCATENATE(&quot;&lt;game name=&quot;;CHAR(34);[.A304];CHAR(34);&quot;&gt; &lt;year&gt;&quot;;[.B304];&quot;&lt;/year&gt; &lt;rating&gt;&quot;;[.C304];&quot;&lt;/rating&gt; &lt;title&gt;&quot;;[.D304];&quot;&lt;/title&gt; &lt;pub&gt;&quot;;[.E304];&quot;&lt;/pub&gt; &lt;dev&gt;&quot;;[.F304];&quot;&lt;/dev&gt; &lt;genre&gt;&quot;;[.G304];&quot;&lt;/genre&gt; &lt;score&gt;&quot;;[.H304];&quot;&lt;/score&gt; &lt;player&gt;&quot;;[.I304];&quot;&lt;/player&gt; &lt;story&gt;&quot;;[.J304];&quot;&lt;/story&gt; &lt;/game&gt;&quot;)" office:value-type="string" office:string-value="&lt;game name=&quot;Medal of Honor - Rising Sun (USA) (Disc 1)&quot;&gt; &lt;year&gt;2003&lt;/year&gt; &lt;rating&gt;ESRB - T (Teen)&lt;/rating&gt; &lt;title&gt;Medal of Honor - Rising Sun  Disk 1&lt;/title&gt; &lt;pub&gt;Electronic Arts, Inc.&lt;/pub&gt; &lt;dev&gt;Electronic Arts&lt;/dev&gt; &lt;genre&gt;Shooter&lt;/genre&gt; &lt;score&gt;3.6&lt;/score&gt; &lt;player&gt;1-4 Players&lt;/player&gt; &lt;story&gt;First-person shooter set in the Pacific theatre of WWII, beginning with the attack on Pearl Harbor and moving through the campaign with you playing as a young recruit chosen for various historical missions such as the raid on Guadalcanal. The game also makes efforts to educate players in WWII history and conditions, with period stock footage and images, and unlockable interviews with Pacific veterans.&lt;/story&gt; &lt;/game&gt;">
            <text:p>&lt;game name="Medal of Honor - Rising Sun (USA) (Disc 1)"&gt; &lt;year&gt;2003&lt;/year&gt; &lt;rating&gt;ESRB - T (Teen)&lt;/rating&gt; &lt;title&gt;Medal of Honor - Rising Sun <text:s/>Disk 1&lt;/title&gt; &lt;pub&gt;Electronic Arts, Inc.&lt;/pub&gt; &lt;dev&gt;Electronic Arts&lt;/dev&gt; &lt;genre&gt;Shooter&lt;/genre&gt; &lt;score&gt;3.6&lt;/score&gt; &lt;player&gt;1-4 Players&lt;/player&gt; &lt;story&gt;First-person shooter set in the Pacific theatre of WWII, beginning with the attack on Pearl Harbor and moving through the campaign with you playing as a young recruit chosen for various historical missions such as the raid on Guadalcanal. The game also makes efforts to educate players in WWII history and conditions, with period stock footage and images, and unlockable interviews with Pacific veterans.&lt;/story&gt; &lt;/game&gt;</text:p>
          </table:table-cell>
          <table:table-cell table:number-columns-repeated="1012"/>
        </table:table-row>
        <table:table-row table:style-name="ro1">
          <table:table-cell office:value-type="string">
            <text:p>Medal of Honor - Rising Sun (USA) (Disc 2)</text:p>
          </table:table-cell>
          <table:table-cell office:value-type="float" office:value="2003">
            <text:p>2003</text:p>
          </table:table-cell>
          <table:table-cell office:value-type="string">
            <text:p>ESRB - T (Teen)</text:p>
          </table:table-cell>
          <table:table-cell office:value-type="string">
            <text:p>Medal of Honor - Rising Sun <text:s/>Disk 2</text:p>
          </table:table-cell>
          <table:table-cell table:style-name="Default" office:value-type="string">
            <text:p>Electronic Arts, Inc.</text:p>
          </table:table-cell>
          <table:table-cell office:value-type="string">
            <text:p>Electronic Arts</text:p>
          </table:table-cell>
          <table:table-cell office:value-type="string">
            <text:p>Shooter</text:p>
          </table:table-cell>
          <table:table-cell office:value-type="string">
            <text:p>3.6</text:p>
          </table:table-cell>
          <table:table-cell office:value-type="string">
            <text:p>1-4 Players</text:p>
          </table:table-cell>
          <table:table-cell office:value-type="string">
            <text:p>First-person shooter set in the Pacific theatre of WWII, beginning with the attack on Pearl Harbor and moving through the campaign with you playing as a young recruit chosen for various historical missions such as the raid on Guadalcanal. The game also makes efforts to educate players in WWII history and conditions, with period stock footage and images, and unlockable interviews with Pacific veterans.</text:p>
          </table:table-cell>
          <table:table-cell table:style-name="Default" table:formula="of:=CONCATENATE(&quot;&lt;game name=&quot;;CHAR(34);[.A305];CHAR(34);&quot;&gt; &lt;year&gt;&quot;;[.B305];&quot;&lt;/year&gt; &lt;rating&gt;&quot;;[.C305];&quot;&lt;/rating&gt; &lt;title&gt;&quot;;[.D305];&quot;&lt;/title&gt; &lt;pub&gt;&quot;;[.E305];&quot;&lt;/pub&gt; &lt;dev&gt;&quot;;[.F305];&quot;&lt;/dev&gt; &lt;genre&gt;&quot;;[.G305];&quot;&lt;/genre&gt; &lt;score&gt;&quot;;[.H305];&quot;&lt;/score&gt; &lt;player&gt;&quot;;[.I305];&quot;&lt;/player&gt; &lt;story&gt;&quot;;[.J305];&quot;&lt;/story&gt; &lt;/game&gt;&quot;)" office:value-type="string" office:string-value="&lt;game name=&quot;Medal of Honor - Rising Sun (USA) (Disc 2)&quot;&gt; &lt;year&gt;2003&lt;/year&gt; &lt;rating&gt;ESRB - T (Teen)&lt;/rating&gt; &lt;title&gt;Medal of Honor - Rising Sun  Disk 2&lt;/title&gt; &lt;pub&gt;Electronic Arts, Inc.&lt;/pub&gt; &lt;dev&gt;Electronic Arts&lt;/dev&gt; &lt;genre&gt;Shooter&lt;/genre&gt; &lt;score&gt;3.6&lt;/score&gt; &lt;player&gt;1-4 Players&lt;/player&gt; &lt;story&gt;First-person shooter set in the Pacific theatre of WWII, beginning with the attack on Pearl Harbor and moving through the campaign with you playing as a young recruit chosen for various historical missions such as the raid on Guadalcanal. The game also makes efforts to educate players in WWII history and conditions, with period stock footage and images, and unlockable interviews with Pacific veterans.&lt;/story&gt; &lt;/game&gt;">
            <text:p>&lt;game name="Medal of Honor - Rising Sun (USA) (Disc 2)"&gt; &lt;year&gt;2003&lt;/year&gt; &lt;rating&gt;ESRB - T (Teen)&lt;/rating&gt; &lt;title&gt;Medal of Honor - Rising Sun <text:s/>Disk 2&lt;/title&gt; &lt;pub&gt;Electronic Arts, Inc.&lt;/pub&gt; &lt;dev&gt;Electronic Arts&lt;/dev&gt; &lt;genre&gt;Shooter&lt;/genre&gt; &lt;score&gt;3.6&lt;/score&gt; &lt;player&gt;1-4 Players&lt;/player&gt; &lt;story&gt;First-person shooter set in the Pacific theatre of WWII, beginning with the attack on Pearl Harbor and moving through the campaign with you playing as a young recruit chosen for various historical missions such as the raid on Guadalcanal. The game also makes efforts to educate players in WWII history and conditions, with period stock footage and images, and unlockable interviews with Pacific veterans.&lt;/story&gt; &lt;/game&gt;</text:p>
          </table:table-cell>
          <table:table-cell table:number-columns-repeated="1012"/>
        </table:table-row>
        <table:table-row table:style-name="ro1">
          <table:table-cell office:value-type="string">
            <text:p>Mega Man - Network Transmission (USA)</text:p>
          </table:table-cell>
          <table:table-cell office:value-type="float" office:value="2003">
            <text:p>2003</text:p>
          </table:table-cell>
          <table:table-cell office:value-type="string">
            <text:p>ESRB - E (Everyone)</text:p>
          </table:table-cell>
          <table:table-cell office:value-type="string">
            <text:p>Mega Man - Network Transmission </text:p>
          </table:table-cell>
          <table:table-cell table:style-name="Default" office:value-type="string">
            <text:p>Capcom Entertainment, Inc.</text:p>
          </table:table-cell>
          <table:table-cell office:value-type="string">
            <text:p>Arika</text:p>
          </table:table-cell>
          <table:table-cell office:value-type="string">
            <text:p>Action</text:p>
          </table:table-cell>
          <table:table-cell office:value-type="string">
            <text:p>3.6</text:p>
          </table:table-cell>
          <table:table-cell office:value-type="string">
            <text:p>1 Player</text:p>
          </table:table-cell>
          <table:table-cell office:value-type="string">
            <text:p>Based between the events of the Game Boy Advance titles, Mega Man Battle Network 1 and 2, Lan and the virtual friend Mega Man are out to stop an evil virus, code names 'Zero' from destroying Cyberspace.****Guide Mega Man through each side-scrolling level, hacking into Cyberspace and killing off the elements of the virus. Choose from a range of weapons loaded on battle chips, which can be selected and downloaded once found. Each chip provides a new weapons or defense option for Mega Man.****Boss battles at the end of certain levels, and puzzle elements through-out, add to the adventure, while Mega Man's strengths can be improved upon RPG style during play.</text:p>
          </table:table-cell>
          <table:table-cell table:style-name="Default" table:formula="of:=CONCATENATE(&quot;&lt;game name=&quot;;CHAR(34);[.A306];CHAR(34);&quot;&gt; &lt;year&gt;&quot;;[.B306];&quot;&lt;/year&gt; &lt;rating&gt;&quot;;[.C306];&quot;&lt;/rating&gt; &lt;title&gt;&quot;;[.D306];&quot;&lt;/title&gt; &lt;pub&gt;&quot;;[.E306];&quot;&lt;/pub&gt; &lt;dev&gt;&quot;;[.F306];&quot;&lt;/dev&gt; &lt;genre&gt;&quot;;[.G306];&quot;&lt;/genre&gt; &lt;score&gt;&quot;;[.H306];&quot;&lt;/score&gt; &lt;player&gt;&quot;;[.I306];&quot;&lt;/player&gt; &lt;story&gt;&quot;;[.J306];&quot;&lt;/story&gt; &lt;/game&gt;&quot;)" office:value-type="string" office:string-value="&lt;game name=&quot;Mega Man - Network Transmission (USA)&quot;&gt; &lt;year&gt;2003&lt;/year&gt; &lt;rating&gt;ESRB - E (Everyone)&lt;/rating&gt; &lt;title&gt;Mega Man - Network Transmission &lt;/title&gt; &lt;pub&gt;Capcom Entertainment, Inc.&lt;/pub&gt; &lt;dev&gt;Arika&lt;/dev&gt; &lt;genre&gt;Action&lt;/genre&gt; &lt;score&gt;3.6&lt;/score&gt; &lt;player&gt;1 Player&lt;/player&gt; &lt;story&gt;Based between the events of the Game Boy Advance titles, Mega Man Battle Network 1 and 2, Lan and the virtual friend Mega Man are out to stop an evil virus, code names 'Zero' from destroying Cyberspace.****Guide Mega Man through each side-scrolling level, hacking into Cyberspace and killing off the elements of the virus. Choose from a range of weapons loaded on battle chips, which can be selected and downloaded once found. Each chip provides a new weapons or defense option for Mega Man.****Boss battles at the end of certain levels, and puzzle elements through-out, add to the adventure, while Mega Man's strengths can be improved upon RPG style during play.&lt;/story&gt; &lt;/game&gt;">
            <text:p>&lt;game name="Mega Man - Network Transmission (USA)"&gt; &lt;year&gt;2003&lt;/year&gt; &lt;rating&gt;ESRB - E (Everyone)&lt;/rating&gt; &lt;title&gt;Mega Man - Network Transmission &lt;/title&gt; &lt;pub&gt;Capcom Entertainment, Inc.&lt;/pub&gt; &lt;dev&gt;Arika&lt;/dev&gt; &lt;genre&gt;Action&lt;/genre&gt; &lt;score&gt;3.6&lt;/score&gt; &lt;player&gt;1 Player&lt;/player&gt; &lt;story&gt;Based between the events of the Game Boy Advance titles, Mega Man Battle Network 1 and 2, Lan and the virtual friend Mega Man are out to stop an evil virus, code names 'Zero' from destroying Cyberspace.****Guide Mega Man through each side-scrolling level, hacking into Cyberspace and killing off the elements of the virus. Choose from a range of weapons loaded on battle chips, which can be selected and downloaded once found. Each chip provides a new weapons or defense option for Mega Man.****Boss battles at the end of certain levels, and puzzle elements through-out, add to the adventure, while Mega Man's strengths can be improved upon RPG style during play.&lt;/story&gt; &lt;/game&gt;</text:p>
          </table:table-cell>
          <table:table-cell table:number-columns-repeated="1012"/>
        </table:table-row>
        <table:table-row table:style-name="ro1">
          <table:table-cell office:value-type="string">
            <text:p>Mega Man Anniversary Collection (USA)</text:p>
          </table:table-cell>
          <table:table-cell office:value-type="float" office:value="2004">
            <text:p>2004</text:p>
          </table:table-cell>
          <table:table-cell office:value-type="string">
            <text:p>ESRB - E (Everyone)</text:p>
          </table:table-cell>
          <table:table-cell office:value-type="string">
            <text:p>Mega Man Anniversary Collection </text:p>
          </table:table-cell>
          <table:table-cell table:style-name="Default" office:value-type="string">
            <text:p>Capcom Entertainment, Inc.</text:p>
          </table:table-cell>
          <table:table-cell office:value-type="string">
            <text:p>Capcom</text:p>
          </table:table-cell>
          <table:table-cell office:value-type="string">
            <text:p>Action</text:p>
          </table:table-cell>
          <table:table-cell office:value-type="string">
            <text:p>3.8</text:p>
          </table:table-cell>
          <table:table-cell office:value-type="string">
            <text:p>1-2 Players</text:p>
          </table:table-cell>
          <table:table-cell office:value-type="string">
            <text:p>Celebrate 15 years with Mega Man! <text:s/>This compilation edition of the Blue Bomber celebrates Mega Man 1-8, as well as two arcade games that were never before released in America (Mega Man: Power Battles and Mega Man: Power Fighters). <text:s/>Each game in the series follows Mega Man as he and his robot dog Rush (introduced in the third game) battle against Dr. Wily and his robot henchmen. <text:s/>Each game is presented in their entirety, with an optional "Navi Mode" to change the user interface to closer match Mega Man 8. <text:s/>As players complete the games, new unlockables will become available, revealing history and artwork of Mega Man's past adventures.</text:p>
          </table:table-cell>
          <table:table-cell table:style-name="Default" table:formula="of:=CONCATENATE(&quot;&lt;game name=&quot;;CHAR(34);[.A307];CHAR(34);&quot;&gt; &lt;year&gt;&quot;;[.B307];&quot;&lt;/year&gt; &lt;rating&gt;&quot;;[.C307];&quot;&lt;/rating&gt; &lt;title&gt;&quot;;[.D307];&quot;&lt;/title&gt; &lt;pub&gt;&quot;;[.E307];&quot;&lt;/pub&gt; &lt;dev&gt;&quot;;[.F307];&quot;&lt;/dev&gt; &lt;genre&gt;&quot;;[.G307];&quot;&lt;/genre&gt; &lt;score&gt;&quot;;[.H307];&quot;&lt;/score&gt; &lt;player&gt;&quot;;[.I307];&quot;&lt;/player&gt; &lt;story&gt;&quot;;[.J307];&quot;&lt;/story&gt; &lt;/game&gt;&quot;)" office:value-type="string" office:string-value="&lt;game name=&quot;Mega Man Anniversary Collection (USA)&quot;&gt; &lt;year&gt;2004&lt;/year&gt; &lt;rating&gt;ESRB - E (Everyone)&lt;/rating&gt; &lt;title&gt;Mega Man Anniversary Collection &lt;/title&gt; &lt;pub&gt;Capcom Entertainment, Inc.&lt;/pub&gt; &lt;dev&gt;Capcom&lt;/dev&gt; &lt;genre&gt;Action&lt;/genre&gt; &lt;score&gt;3.8&lt;/score&gt; &lt;player&gt;1-2 Players&lt;/player&gt; &lt;story&gt;Celebrate 15 years with Mega Man!  This compilation edition of the Blue Bomber celebrates Mega Man 1-8, as well as two arcade games that were never before released in America (Mega Man: Power Battles and Mega Man: Power Fighters).  Each game in the series follows Mega Man as he and his robot dog Rush (introduced in the third game) battle against Dr. Wily and his robot henchmen.  Each game is presented in their entirety, with an optional &quot;Navi Mode&quot; to change the user interface to closer match Mega Man 8.  As players complete the games, new unlockables will become available, revealing history and artwork of Mega Man's past adventures.&lt;/story&gt; &lt;/game&gt;">
            <text:p>&lt;game name="Mega Man Anniversary Collection (USA)"&gt; &lt;year&gt;2004&lt;/year&gt; &lt;rating&gt;ESRB - E (Everyone)&lt;/rating&gt; &lt;title&gt;Mega Man Anniversary Collection &lt;/title&gt; &lt;pub&gt;Capcom Entertainment, Inc.&lt;/pub&gt; &lt;dev&gt;Capcom&lt;/dev&gt; &lt;genre&gt;Action&lt;/genre&gt; &lt;score&gt;3.8&lt;/score&gt; &lt;player&gt;1-2 Players&lt;/player&gt; &lt;story&gt;Celebrate 15 years with Mega Man! <text:s/>This compilation edition of the Blue Bomber celebrates Mega Man 1-8, as well as two arcade games that were never before released in America (Mega Man: Power Battles and Mega Man: Power Fighters). <text:s/>Each game in the series follows Mega Man as he and his robot dog Rush (introduced in the third game) battle against Dr. Wily and his robot henchmen. <text:s/>Each game is presented in their entirety, with an optional "Navi Mode" to change the user interface to closer match Mega Man 8. <text:s/>As players complete the games, new unlockables will become available, revealing history and artwork of Mega Man's past adventures.&lt;/story&gt; &lt;/game&gt;</text:p>
          </table:table-cell>
          <table:table-cell table:number-columns-repeated="1012"/>
        </table:table-row>
        <table:table-row table:style-name="ro1">
          <table:table-cell office:value-type="string">
            <text:p>Mega Man X - Command Mission (USA)</text:p>
          </table:table-cell>
          <table:table-cell office:value-type="float" office:value="2004">
            <text:p>2004</text:p>
          </table:table-cell>
          <table:table-cell office:value-type="string">
            <text:p>ESRB - E (Everyone)</text:p>
          </table:table-cell>
          <table:table-cell office:value-type="string">
            <text:p>Mega Man X - Command Mission </text:p>
          </table:table-cell>
          <table:table-cell table:style-name="Default" office:value-type="string">
            <text:p>Capcom Entertainment, Inc.</text:p>
          </table:table-cell>
          <table:table-cell office:value-type="string">
            <text:p>Capcom</text:p>
          </table:table-cell>
          <table:table-cell office:value-type="string">
            <text:p>Role-Playing</text:p>
          </table:table-cell>
          <table:table-cell office:value-type="string">
            <text:p>3.5</text:p>
          </table:table-cell>
          <table:table-cell office:value-type="string">
            <text:p>1 Player</text:p>
          </table:table-cell>
          <table:table-cell office:value-type="string">
            <text:p>Mega Man X teams up with Zero in a traditional console RPG. The game was developed by the same people who did Breath of Fire: Dragon Quarter. Unlike most RPGs the storyline is very similar to the traditional side-scrolling Mega Man games. In addition, the game is shorter than most RPGs. The basic plot of the game is to save Giga City from the rioting of the Liberion Army. As the game progresses you have around 7 members. With a metal called Force Metal, your characters can upgrade various elements. The Gamecube version let's you link up to Game Boy Advance so you can use the GBA as a treasure hunter locater. The PS2 version contains a Mega Man X8 Demo.</text:p>
          </table:table-cell>
          <table:table-cell table:style-name="Default" table:formula="of:=CONCATENATE(&quot;&lt;game name=&quot;;CHAR(34);[.A308];CHAR(34);&quot;&gt; &lt;year&gt;&quot;;[.B308];&quot;&lt;/year&gt; &lt;rating&gt;&quot;;[.C308];&quot;&lt;/rating&gt; &lt;title&gt;&quot;;[.D308];&quot;&lt;/title&gt; &lt;pub&gt;&quot;;[.E308];&quot;&lt;/pub&gt; &lt;dev&gt;&quot;;[.F308];&quot;&lt;/dev&gt; &lt;genre&gt;&quot;;[.G308];&quot;&lt;/genre&gt; &lt;score&gt;&quot;;[.H308];&quot;&lt;/score&gt; &lt;player&gt;&quot;;[.I308];&quot;&lt;/player&gt; &lt;story&gt;&quot;;[.J308];&quot;&lt;/story&gt; &lt;/game&gt;&quot;)" office:value-type="string" office:string-value="&lt;game name=&quot;Mega Man X - Command Mission (USA)&quot;&gt; &lt;year&gt;2004&lt;/year&gt; &lt;rating&gt;ESRB - E (Everyone)&lt;/rating&gt; &lt;title&gt;Mega Man X - Command Mission &lt;/title&gt; &lt;pub&gt;Capcom Entertainment, Inc.&lt;/pub&gt; &lt;dev&gt;Capcom&lt;/dev&gt; &lt;genre&gt;Role-Playing&lt;/genre&gt; &lt;score&gt;3.5&lt;/score&gt; &lt;player&gt;1 Player&lt;/player&gt; &lt;story&gt;Mega Man X teams up with Zero in a traditional console RPG. The game was developed by the same people who did Breath of Fire: Dragon Quarter. Unlike most RPGs the storyline is very similar to the traditional side-scrolling Mega Man games. In addition, the game is shorter than most RPGs. The basic plot of the game is to save Giga City from the rioting of the Liberion Army. As the game progresses you have around 7 members. With a metal called Force Metal, your characters can upgrade various elements. The Gamecube version let's you link up to Game Boy Advance so you can use the GBA as a treasure hunter locater. The PS2 version contains a Mega Man X8 Demo.&lt;/story&gt; &lt;/game&gt;">
            <text:p>&lt;game name="Mega Man X - Command Mission (USA)"&gt; &lt;year&gt;2004&lt;/year&gt; &lt;rating&gt;ESRB - E (Everyone)&lt;/rating&gt; &lt;title&gt;Mega Man X - Command Mission &lt;/title&gt; &lt;pub&gt;Capcom Entertainment, Inc.&lt;/pub&gt; &lt;dev&gt;Capcom&lt;/dev&gt; &lt;genre&gt;Role-Playing&lt;/genre&gt; &lt;score&gt;3.5&lt;/score&gt; &lt;player&gt;1 Player&lt;/player&gt; &lt;story&gt;Mega Man X teams up with Zero in a traditional console RPG. The game was developed by the same people who did Breath of Fire: Dragon Quarter. Unlike most RPGs the storyline is very similar to the traditional side-scrolling Mega Man games. In addition, the game is shorter than most RPGs. The basic plot of the game is to save Giga City from the rioting of the Liberion Army. As the game progresses you have around 7 members. With a metal called Force Metal, your characters can upgrade various elements. The Gamecube version let's you link up to Game Boy Advance so you can use the GBA as a treasure hunter locater. The PS2 version contains a Mega Man X8 Demo.&lt;/story&gt; &lt;/game&gt;</text:p>
          </table:table-cell>
          <table:table-cell table:number-columns-repeated="1012"/>
        </table:table-row>
        <table:table-row table:style-name="ro1">
          <table:table-cell office:value-type="string">
            <text:p>Mega Man X Collection (USA)</text:p>
          </table:table-cell>
          <table:table-cell office:value-type="float" office:value="2006">
            <text:p>2006</text:p>
          </table:table-cell>
          <table:table-cell office:value-type="string">
            <text:p>ESRB - E (Everyone)</text:p>
          </table:table-cell>
          <table:table-cell office:value-type="string">
            <text:p>Mega Man X Collection </text:p>
          </table:table-cell>
          <table:table-cell table:style-name="Default" office:value-type="string">
            <text:p>Capcom Entertainment, Inc.</text:p>
          </table:table-cell>
          <table:table-cell office:value-type="string">
            <text:p>Capcom</text:p>
          </table:table-cell>
          <table:table-cell office:value-type="string">
            <text:p>Platform</text:p>
          </table:table-cell>
          <table:table-cell office:value-type="string">
            <text:p>4.4</text:p>
          </table:table-cell>
          <table:table-cell office:value-type="string">
            <text:p>1-2 Players</text:p>
          </table:table-cell>
          <table:table-cell office:value-type="string">
            <text:p>Mega Man X Collection contains seven of the Blue Bomber's games on one disc. <text:s/>Contained in this collection are Mega Man X, Mega Man X2, the enhanced version of Mega Man X3 with anime cutscenes and remixed music, Mega Man X4, Mega Man X5, and Mega Man X6. <text:s/>Each game now features customizable controls as well as the option to save, but Mega Man X 1 to 3 retain their password option as well. <text:s/>The games also feature less slowdown as well as shorter loading times for the later games.****Mega Man X Collection also features Mega Man Battle and Chase as a bonus unlockable game. <text:s/>This game, previously only released in Europe and Japan, is a kart racer similar to Mario Kart, with a Mega Man twist in that you can steal opponents' vehicle parts and apply them to your own kart.****There are also bonus unlockables for the players to discover as they complete games in the collection, including game artwork and sketches, remixes of various in-game music, and game hints.</text:p>
          </table:table-cell>
          <table:table-cell table:style-name="Default" table:formula="of:=CONCATENATE(&quot;&lt;game name=&quot;;CHAR(34);[.A309];CHAR(34);&quot;&gt; &lt;year&gt;&quot;;[.B309];&quot;&lt;/year&gt; &lt;rating&gt;&quot;;[.C309];&quot;&lt;/rating&gt; &lt;title&gt;&quot;;[.D309];&quot;&lt;/title&gt; &lt;pub&gt;&quot;;[.E309];&quot;&lt;/pub&gt; &lt;dev&gt;&quot;;[.F309];&quot;&lt;/dev&gt; &lt;genre&gt;&quot;;[.G309];&quot;&lt;/genre&gt; &lt;score&gt;&quot;;[.H309];&quot;&lt;/score&gt; &lt;player&gt;&quot;;[.I309];&quot;&lt;/player&gt; &lt;story&gt;&quot;;[.J309];&quot;&lt;/story&gt; &lt;/game&gt;&quot;)" office:value-type="string" office:string-value="&lt;game name=&quot;Mega Man X Collection (USA)&quot;&gt; &lt;year&gt;2006&lt;/year&gt; &lt;rating&gt;ESRB - E (Everyone)&lt;/rating&gt; &lt;title&gt;Mega Man X Collection &lt;/title&gt; &lt;pub&gt;Capcom Entertainment, Inc.&lt;/pub&gt; &lt;dev&gt;Capcom&lt;/dev&gt; &lt;genre&gt;Platform&lt;/genre&gt; &lt;score&gt;4.4&lt;/score&gt; &lt;player&gt;1-2 Players&lt;/player&gt; &lt;story&gt;Mega Man X Collection contains seven of the Blue Bomber's games on one disc.  Contained in this collection are Mega Man X, Mega Man X2, the enhanced version of Mega Man X3 with anime cutscenes and remixed music, Mega Man X4, Mega Man X5, and Mega Man X6.  Each game now features customizable controls as well as the option to save, but Mega Man X 1 to 3 retain their password option as well.  The games also feature less slowdown as well as shorter loading times for the later games.****Mega Man X Collection also features Mega Man Battle and Chase as a bonus unlockable game.  This game, previously only released in Europe and Japan, is a kart racer similar to Mario Kart, with a Mega Man twist in that you can steal opponents' vehicle parts and apply them to your own kart.****There are also bonus unlockables for the players to discover as they complete games in the collection, including game artwork and sketches, remixes of various in-game music, and game hints.&lt;/story&gt; &lt;/game&gt;">
            <text:p>&lt;game name="Mega Man X Collection (USA)"&gt; &lt;year&gt;2006&lt;/year&gt; &lt;rating&gt;ESRB - E (Everyone)&lt;/rating&gt; &lt;title&gt;Mega Man X Collection &lt;/title&gt; &lt;pub&gt;Capcom Entertainment, Inc.&lt;/pub&gt; &lt;dev&gt;Capcom&lt;/dev&gt; &lt;genre&gt;Platform&lt;/genre&gt; &lt;score&gt;4.4&lt;/score&gt; &lt;player&gt;1-2 Players&lt;/player&gt; &lt;story&gt;Mega Man X Collection contains seven of the Blue Bomber's games on one disc. <text:s/>Contained in this collection are Mega Man X, Mega Man X2, the enhanced version of Mega Man X3 with anime cutscenes and remixed music, Mega Man X4, Mega Man X5, and Mega Man X6. <text:s/>Each game now features customizable controls as well as the option to save, but Mega Man X 1 to 3 retain their password option as well. <text:s/>The games also feature less slowdown as well as shorter loading times for the later games.****Mega Man X Collection also features Mega Man Battle and Chase as a bonus unlockable game. <text:s/>This game, previously only released in Europe and Japan, is a kart racer similar to Mario Kart, with a Mega Man twist in that you can steal opponents' vehicle parts and apply them to your own kart.****There are also bonus unlockables for the players to discover as they complete games in the collection, including game artwork and sketches, remixes of various in-game music, and game hints.&lt;/story&gt; &lt;/game&gt;</text:p>
          </table:table-cell>
          <table:table-cell table:number-columns-repeated="1012"/>
        </table:table-row>
        <table:table-row table:style-name="ro1">
          <table:table-cell office:value-type="string">
            <text:p>Men in Black II - Alien Escape (USA)</text:p>
          </table:table-cell>
          <table:table-cell office:value-type="float" office:value="2002">
            <text:p>2002</text:p>
          </table:table-cell>
          <table:table-cell office:value-type="string">
            <text:p>ESRB - T (Teen)</text:p>
          </table:table-cell>
          <table:table-cell office:value-type="string">
            <text:p>Men in Black II - Alien Escape </text:p>
          </table:table-cell>
          <table:table-cell table:style-name="Default" office:value-type="string">
            <text:p>Infogrames, Inc.</text:p>
          </table:table-cell>
          <table:table-cell office:value-type="string">
            <text:p>Infogrames</text:p>
          </table:table-cell>
          <table:table-cell office:value-type="string">
            <text:p>Action</text:p>
          </table:table-cell>
          <table:table-cell office:value-type="string">
            <text:p>3.5</text:p>
          </table:table-cell>
          <table:table-cell office:value-type="string">
            <text:p>1 Player</text:p>
          </table:table-cell>
          <table:table-cell office:value-type="string">
            <text:p>The Men in Black take on the baddest alien scum to save the Earth once again. An alien prison ship has crash-landed on earth and its alien cargo has escaped. ****Your mission is to track down and apprehend the escapees. You play the role of either Agent J or Agent K each equipped with an array of futuristic weapons to aid them in their mission. Agent J is slightly faster while Agent K brings with him more weapons experience. ****Before each mission you get a detailed briefing on your next target. The missions consist of plenty of third-person alien blasting action followed by an encounter with the boss alien.</text:p>
          </table:table-cell>
          <table:table-cell table:style-name="Default" table:formula="of:=CONCATENATE(&quot;&lt;game name=&quot;;CHAR(34);[.A310];CHAR(34);&quot;&gt; &lt;year&gt;&quot;;[.B310];&quot;&lt;/year&gt; &lt;rating&gt;&quot;;[.C310];&quot;&lt;/rating&gt; &lt;title&gt;&quot;;[.D310];&quot;&lt;/title&gt; &lt;pub&gt;&quot;;[.E310];&quot;&lt;/pub&gt; &lt;dev&gt;&quot;;[.F310];&quot;&lt;/dev&gt; &lt;genre&gt;&quot;;[.G310];&quot;&lt;/genre&gt; &lt;score&gt;&quot;;[.H310];&quot;&lt;/score&gt; &lt;player&gt;&quot;;[.I310];&quot;&lt;/player&gt; &lt;story&gt;&quot;;[.J310];&quot;&lt;/story&gt; &lt;/game&gt;&quot;)" office:value-type="string" office:string-value="&lt;game name=&quot;Men in Black II - Alien Escape (USA)&quot;&gt; &lt;year&gt;2002&lt;/year&gt; &lt;rating&gt;ESRB - T (Teen)&lt;/rating&gt; &lt;title&gt;Men in Black II - Alien Escape &lt;/title&gt; &lt;pub&gt;Infogrames, Inc.&lt;/pub&gt; &lt;dev&gt;Infogrames&lt;/dev&gt; &lt;genre&gt;Action&lt;/genre&gt; &lt;score&gt;3.5&lt;/score&gt; &lt;player&gt;1 Player&lt;/player&gt; &lt;story&gt;The Men in Black take on the baddest alien scum to save the Earth once again. An alien prison ship has crash-landed on earth and its alien cargo has escaped. ****Your mission is to track down and apprehend the escapees. You play the role of either Agent J or Agent K each equipped with an array of futuristic weapons to aid them in their mission. Agent J is slightly faster while Agent K brings with him more weapons experience. ****Before each mission you get a detailed briefing on your next target. The missions consist of plenty of third-person alien blasting action followed by an encounter with the boss alien.&lt;/story&gt; &lt;/game&gt;">
            <text:p>&lt;game name="Men in Black II - Alien Escape (USA)"&gt; &lt;year&gt;2002&lt;/year&gt; &lt;rating&gt;ESRB - T (Teen)&lt;/rating&gt; &lt;title&gt;Men in Black II - Alien Escape &lt;/title&gt; &lt;pub&gt;Infogrames, Inc.&lt;/pub&gt; &lt;dev&gt;Infogrames&lt;/dev&gt; &lt;genre&gt;Action&lt;/genre&gt; &lt;score&gt;3.5&lt;/score&gt; &lt;player&gt;1 Player&lt;/player&gt; &lt;story&gt;The Men in Black take on the baddest alien scum to save the Earth once again. An alien prison ship has crash-landed on earth and its alien cargo has escaped. ****Your mission is to track down and apprehend the escapees. You play the role of either Agent J or Agent K each equipped with an array of futuristic weapons to aid them in their mission. Agent J is slightly faster while Agent K brings with him more weapons experience. ****Before each mission you get a detailed briefing on your next target. The missions consist of plenty of third-person alien blasting action followed by an encounter with the boss alien.&lt;/story&gt; &lt;/game&gt;</text:p>
          </table:table-cell>
          <table:table-cell table:number-columns-repeated="1012"/>
        </table:table-row>
        <table:table-row table:style-name="ro1">
          <table:table-cell office:value-type="string">
            <text:p>Metal Arms - Glitch in the System (USA)</text:p>
          </table:table-cell>
          <table:table-cell office:value-type="float" office:value="2003">
            <text:p>2003</text:p>
          </table:table-cell>
          <table:table-cell office:value-type="string">
            <text:p>ESRB - T (Teen)</text:p>
          </table:table-cell>
          <table:table-cell office:value-type="string">
            <text:p>Metal Arms - Glitch in the System </text:p>
          </table:table-cell>
          <table:table-cell table:style-name="Default" office:value-type="string">
            <text:p>Sierra Entertainment, Inc., </text:p>
          </table:table-cell>
          <table:table-cell office:value-type="string">
            <text:p>Swingin' Ape Studios</text:p>
          </table:table-cell>
          <table:table-cell office:value-type="string">
            <text:p>Action</text:p>
          </table:table-cell>
          <table:table-cell office:value-type="string">
            <text:p>4.2</text:p>
          </table:table-cell>
          <table:table-cell office:value-type="string">
            <text:p>1-4 Players</text:p>
          </table:table-cell>
          <table:table-cell office:value-type="string">
            <text:p>Metal Arms: Glitch In the System is an original (non-licensed) title from Swingin' Ape Studios and Sierra.****You will play Glitch, a rebellious robot who is determined to destroy the evil army of Mil robots. Metal Arms features plenty of third-person robotic destruction. Glitch sports a large arsenal of weapons with which to complete his task. Original features include the ability to possess enemy Mils and use them for your own purposes. ****For variety Metal Arms includes a few vehicle levels, including drivable tanks and 'RAT' vehicles. Metal Arms features some platforming, but is more of a shooter. Helping to keep the player's interest is colorful a character design - all characters have an attitude.****On the multiplayer side, <text:s/>Metal Arms features four-player split-screen gameplay with various modes including Possession Melee (your opponent's kills count for you!), standard Bot Brawl, King of the Hill, Moving Hill, Tag and Reverse Tag modes.</text:p>
          </table:table-cell>
          <table:table-cell table:style-name="Default" table:formula="of:=CONCATENATE(&quot;&lt;game name=&quot;;CHAR(34);[.A311];CHAR(34);&quot;&gt; &lt;year&gt;&quot;;[.B311];&quot;&lt;/year&gt; &lt;rating&gt;&quot;;[.C311];&quot;&lt;/rating&gt; &lt;title&gt;&quot;;[.D311];&quot;&lt;/title&gt; &lt;pub&gt;&quot;;[.E311];&quot;&lt;/pub&gt; &lt;dev&gt;&quot;;[.F311];&quot;&lt;/dev&gt; &lt;genre&gt;&quot;;[.G311];&quot;&lt;/genre&gt; &lt;score&gt;&quot;;[.H311];&quot;&lt;/score&gt; &lt;player&gt;&quot;;[.I311];&quot;&lt;/player&gt; &lt;story&gt;&quot;;[.J311];&quot;&lt;/story&gt; &lt;/game&gt;&quot;)" office:value-type="string" office:string-value="&lt;game name=&quot;Metal Arms - Glitch in the System (USA)&quot;&gt; &lt;year&gt;2003&lt;/year&gt; &lt;rating&gt;ESRB - T (Teen)&lt;/rating&gt; &lt;title&gt;Metal Arms - Glitch in the System &lt;/title&gt; &lt;pub&gt;Sierra Entertainment, Inc., &lt;/pub&gt; &lt;dev&gt;Swingin' Ape Studios&lt;/dev&gt; &lt;genre&gt;Action&lt;/genre&gt; &lt;score&gt;4.2&lt;/score&gt; &lt;player&gt;1-4 Players&lt;/player&gt; &lt;story&gt;Metal Arms: Glitch In the System is an original (non-licensed) title from Swingin' Ape Studios and Sierra.****You will play Glitch, a rebellious robot who is determined to destroy the evil army of Mil robots. Metal Arms features plenty of third-person robotic destruction. Glitch sports a large arsenal of weapons with which to complete his task. Original features include the ability to possess enemy Mils and use them for your own purposes. ****For variety Metal Arms includes a few vehicle levels, including drivable tanks and 'RAT' vehicles. Metal Arms features some platforming, but is more of a shooter. Helping to keep the player's interest is colorful a character design - all characters have an attitude.****On the multiplayer side,  Metal Arms features four-player split-screen gameplay with various modes including Possession Melee (your opponent's kills count for you!), standard Bot Brawl, King of the Hill, Moving Hill, Tag and Reverse Tag modes.&lt;/story&gt; &lt;/game&gt;">
            <text:p>&lt;game name="Metal Arms - Glitch in the System (USA)"&gt; &lt;year&gt;2003&lt;/year&gt; &lt;rating&gt;ESRB - T (Teen)&lt;/rating&gt; &lt;title&gt;Metal Arms - Glitch in the System &lt;/title&gt; &lt;pub&gt;Sierra Entertainment, Inc., &lt;/pub&gt; &lt;dev&gt;Swingin' Ape Studios&lt;/dev&gt; &lt;genre&gt;Action&lt;/genre&gt; &lt;score&gt;4.2&lt;/score&gt; &lt;player&gt;1-4 Players&lt;/player&gt; &lt;story&gt;Metal Arms: Glitch In the System is an original (non-licensed) title from Swingin' Ape Studios and Sierra.****You will play Glitch, a rebellious robot who is determined to destroy the evil army of Mil robots. Metal Arms features plenty of third-person robotic destruction. Glitch sports a large arsenal of weapons with which to complete his task. Original features include the ability to possess enemy Mils and use them for your own purposes. ****For variety Metal Arms includes a few vehicle levels, including drivable tanks and 'RAT' vehicles. Metal Arms features some platforming, but is more of a shooter. Helping to keep the player's interest is colorful a character design - all characters have an attitude.****On the multiplayer side, <text:s/>Metal Arms features four-player split-screen gameplay with various modes including Possession Melee (your opponent's kills count for you!), standard Bot Brawl, King of the Hill, Moving Hill, Tag and Reverse Tag modes.&lt;/story&gt; &lt;/game&gt;</text:p>
          </table:table-cell>
          <table:table-cell table:number-columns-repeated="1012"/>
        </table:table-row>
        <table:table-row table:style-name="ro1">
          <table:table-cell office:value-type="string">
            <text:p>Metal Gear Solid - The Twin Snakes (USA) (Disc 1)</text:p>
          </table:table-cell>
          <table:table-cell office:value-type="float" office:value="2004">
            <text:p>2004</text:p>
          </table:table-cell>
          <table:table-cell office:value-type="string">
            <text:p>ESRB - M (Mature)</text:p>
          </table:table-cell>
          <table:table-cell office:value-type="string">
            <text:p>Metal Gear Solid - The Twin Snakes <text:s/>Disk 1</text:p>
          </table:table-cell>
          <table:table-cell table:style-name="Default" office:value-type="string">
            <text:p>Konami Digital Entertainment, Inc.</text:p>
          </table:table-cell>
          <table:table-cell office:value-type="string">
            <text:p>Konami</text:p>
          </table:table-cell>
          <table:table-cell office:value-type="string">
            <text:p>Action</text:p>
          </table:table-cell>
          <table:table-cell office:value-type="string">
            <text:p>3.9</text:p>
          </table:table-cell>
          <table:table-cell office:value-type="string">
            <text:p>1 Player</text:p>
          </table:table-cell>
          <table:table-cell office:value-type="string">
            <text:p>The Twin Snakes is a remake of the 1998 Playstation tactical espionage action game Metal Gear Solid.****You assume the role of a former member of a special military organization FOXHOUND, going by the codename Solid Snake. After the events described in the two Metal Gear games, Snake decided to retire and to live in solitude in Alaska. However, the US government needs him once again. A terrorist organization led by former FOXHOUND members threatens to fire a nuclear bomb if the government does not hand to them the remains of Big Boss, the "legendary soldier" who was once their commander. Solid Snake is sent to infiltrate the terrorists' base, to rescue the scientists kept there, and to find a way to destroy the unknown nuclear weapon. There is another consideration that makes Solid Snake interested in the case: the leader of the terrorists bears the codename Liquid Snake and looks very similar to the special agent...****The Twin Snakes has the same story and dialogues as the original (although voice-overs were re-recorded for this release). The locations in the game also remained the same, but the graphics were updated to look equal in quality to contemporary games. Gameplay was also enhanced, featuring the additions that first appeared in Metal Gear Solid 2. Snake can now roll, hang from ledges, hide in lockers, drag guards' bodies away, as well as aim and shoot from first-person view. New weapons from Metal Gear Solid 2 (such as tranquilizer gun) are also present. Another noticeable change is in the game's cut scenes. Directed by the Japanese action movie director Ryuhei Kitamura, the cut scenes have a certain Matrix feel, featuring slow motion and other effects.</text:p>
          </table:table-cell>
          <table:table-cell table:style-name="Default" table:formula="of:=CONCATENATE(&quot;&lt;game name=&quot;;CHAR(34);[.A312];CHAR(34);&quot;&gt; &lt;year&gt;&quot;;[.B312];&quot;&lt;/year&gt; &lt;rating&gt;&quot;;[.C312];&quot;&lt;/rating&gt; &lt;title&gt;&quot;;[.D312];&quot;&lt;/title&gt; &lt;pub&gt;&quot;;[.E312];&quot;&lt;/pub&gt; &lt;dev&gt;&quot;;[.F312];&quot;&lt;/dev&gt; &lt;genre&gt;&quot;;[.G312];&quot;&lt;/genre&gt; &lt;score&gt;&quot;;[.H312];&quot;&lt;/score&gt; &lt;player&gt;&quot;;[.I312];&quot;&lt;/player&gt; &lt;story&gt;&quot;;[.J312];&quot;&lt;/story&gt; &lt;/game&gt;&quot;)" office:value-type="string" office:string-value="&lt;game name=&quot;Metal Gear Solid - The Twin Snakes (USA) (Disc 1)&quot;&gt; &lt;year&gt;2004&lt;/year&gt; &lt;rating&gt;ESRB - M (Mature)&lt;/rating&gt; &lt;title&gt;Metal Gear Solid - The Twin Snakes  Disk 1&lt;/title&gt; &lt;pub&gt;Konami Digital Entertainment, Inc.&lt;/pub&gt; &lt;dev&gt;Konami&lt;/dev&gt; &lt;genre&gt;Action&lt;/genre&gt; &lt;score&gt;3.9&lt;/score&gt; &lt;player&gt;1 Player&lt;/player&gt; &lt;story&gt;The Twin Snakes is a remake of the 1998 Playstation tactical espionage action game Metal Gear Solid.****You assume the role of a former member of a special military organization FOXHOUND, going by the codename Solid Snake. After the events described in the two Metal Gear games, Snake decided to retire and to live in solitude in Alaska. However, the US government needs him once again. A terrorist organization led by former FOXHOUND members threatens to fire a nuclear bomb if the government does not hand to them the remains of Big Boss, the &quot;legendary soldier&quot; who was once their commander. Solid Snake is sent to infiltrate the terrorists' base, to rescue the scientists kept there, and to find a way to destroy the unknown nuclear weapon. There is another consideration that makes Solid Snake interested in the case: the leader of the terrorists bears the codename Liquid Snake and looks very similar to the special agent...****The Twin Snakes has the same story and dialogues as the original (although voice-overs were re-recorded for this release). The locations in the game also remained the same, but the graphics were updated to look equal in quality to contemporary games. Gameplay was also enhanced, featuring the additions that first appeared in Metal Gear Solid 2. Snake can now roll, hang from ledges, hide in lockers, drag guards' bodies away, as well as aim and shoot from first-person view. New weapons from Metal Gear Solid 2 (such as tranquilizer gun) are also present. Another noticeable change is in the game's cut scenes. Directed by the Japanese action movie director Ryuhei Kitamura, the cut scenes have a certain Matrix feel, featuring slow motion and other effects.&lt;/story&gt; &lt;/game&gt;">
            <text:p>&lt;game name="Metal Gear Solid - The Twin Snakes (USA) (Disc 1)"&gt; &lt;year&gt;2004&lt;/year&gt; &lt;rating&gt;ESRB - M (Mature)&lt;/rating&gt; &lt;title&gt;Metal Gear Solid - The Twin Snakes <text:s/>Disk 1&lt;/title&gt; &lt;pub&gt;Konami Digital Entertainment, Inc.&lt;/pub&gt; &lt;dev&gt;Konami&lt;/dev&gt; &lt;genre&gt;Action&lt;/genre&gt; &lt;score&gt;3.9&lt;/score&gt; &lt;player&gt;1 Player&lt;/player&gt; &lt;story&gt;The Twin Snakes is a remake of the 1998 Playstation tactical espionage action game Metal Gear Solid.****You assume the role of a former member of a special military organization FOXHOUND, going by the codename Solid Snake. After the events described in the two Metal Gear games, Snake decided to retire and to live in solitude in Alaska. However, the US government needs him once again. A terrorist organization led by former FOXHOUND members threatens to fire a nuclear bomb if the government does not hand to them the remains of Big Boss, the "legendary soldier" who was once their commander. Solid Snake is sent to infiltrate the terrorists' base, to rescue the scientists kept there, and to find a way to destroy the unknown nuclear weapon. There is another consideration that makes Solid Snake interested in the case: the leader of the terrorists bears the codename Liquid Snake and looks very similar to the special agent...****The Twin Snakes has the same story and dialogues as the original (although voice-overs were re-recorded for this release). The locations in the game also remained the same, but the graphics were updated to look equal in quality to contemporary games. Gameplay was also enhanced, featuring the additions that first appeared in Metal Gear Solid 2. Snake can now roll, hang from ledges, hide in lockers, drag guards' bodies away, as well as aim and shoot from first-person view. New weapons from Metal Gear Solid 2 (such as tranquilizer gun) are also present. Another noticeable change is in the game's cut scenes. Directed by the Japanese action movie director Ryuhei Kitamura, the cut scenes have a certain Matrix feel, featuring slow motion and other effects.&lt;/story&gt; &lt;/game&gt;</text:p>
          </table:table-cell>
          <table:table-cell table:number-columns-repeated="1012"/>
        </table:table-row>
        <table:table-row table:style-name="ro1">
          <table:table-cell office:value-type="string">
            <text:p>Metal Gear Solid - The Twin Snakes (USA) (Disc 2)</text:p>
          </table:table-cell>
          <table:table-cell office:value-type="float" office:value="2004">
            <text:p>2004</text:p>
          </table:table-cell>
          <table:table-cell office:value-type="string">
            <text:p>ESRB - M (Mature)</text:p>
          </table:table-cell>
          <table:table-cell office:value-type="string">
            <text:p>Metal Gear Solid - The Twin Snakes <text:s/>Disk 2</text:p>
          </table:table-cell>
          <table:table-cell table:style-name="Default" office:value-type="string">
            <text:p>Konami Digital Entertainment, Inc.</text:p>
          </table:table-cell>
          <table:table-cell office:value-type="string">
            <text:p>Konami Computer</text:p>
          </table:table-cell>
          <table:table-cell office:value-type="string">
            <text:p>Action</text:p>
          </table:table-cell>
          <table:table-cell office:value-type="string">
            <text:p>3.9</text:p>
          </table:table-cell>
          <table:table-cell office:value-type="string">
            <text:p>1 Player</text:p>
          </table:table-cell>
          <table:table-cell office:value-type="string">
            <text:p>The Twin Snakes is a remake of the 1998 Playstation tactical espionage action game Metal Gear Solid.****You assume the role of a former member of a special military organization FOXHOUND, going by the codename Solid Snake. After the events described in the two Metal Gear games, Snake decided to retire and to live in solitude in Alaska. However, the US government needs him once again. A terrorist organization led by former FOXHOUND members threatens to fire a nuclear bomb if the government does not hand to them the remains of Big Boss, the "legendary soldier" who was once their commander. Solid Snake is sent to infiltrate the terrorists' base, to rescue the scientists kept there, and to find a way to destroy the unknown nuclear weapon. There is another consideration that makes Solid Snake interested in the case: the leader of the terrorists bears the codename Liquid Snake and looks very similar to the special agent...****The Twin Snakes has the same story and dialogues as the original (although voice-overs were re-recorded for this release). The locations in the game also remained the same, but the graphics were updated to look equal in quality to contemporary games. Gameplay was also enhanced, featuring the additions that first appeared in Metal Gear Solid 2. Snake can now roll, hang from ledges, hide in lockers, drag guards' bodies away, as well as aim and shoot from first-person view. New weapons from Metal Gear Solid 2 (such as tranquilizer gun) are also present. Another noticeable change is in the game's cut scenes. Directed by the Japanese action movie director Ryuhei Kitamura, the cut scenes have a certain Matrix feel, featuring slow motion and other effects.</text:p>
          </table:table-cell>
          <table:table-cell table:style-name="Default" table:formula="of:=CONCATENATE(&quot;&lt;game name=&quot;;CHAR(34);[.A313];CHAR(34);&quot;&gt; &lt;year&gt;&quot;;[.B313];&quot;&lt;/year&gt; &lt;rating&gt;&quot;;[.C313];&quot;&lt;/rating&gt; &lt;title&gt;&quot;;[.D313];&quot;&lt;/title&gt; &lt;pub&gt;&quot;;[.E313];&quot;&lt;/pub&gt; &lt;dev&gt;&quot;;[.F313];&quot;&lt;/dev&gt; &lt;genre&gt;&quot;;[.G313];&quot;&lt;/genre&gt; &lt;score&gt;&quot;;[.H313];&quot;&lt;/score&gt; &lt;player&gt;&quot;;[.I313];&quot;&lt;/player&gt; &lt;story&gt;&quot;;[.J313];&quot;&lt;/story&gt; &lt;/game&gt;&quot;)" office:value-type="string" office:string-value="&lt;game name=&quot;Metal Gear Solid - The Twin Snakes (USA) (Disc 2)&quot;&gt; &lt;year&gt;2004&lt;/year&gt; &lt;rating&gt;ESRB - M (Mature)&lt;/rating&gt; &lt;title&gt;Metal Gear Solid - The Twin Snakes  Disk 2&lt;/title&gt; &lt;pub&gt;Konami Digital Entertainment, Inc.&lt;/pub&gt; &lt;dev&gt;Konami Computer&lt;/dev&gt; &lt;genre&gt;Action&lt;/genre&gt; &lt;score&gt;3.9&lt;/score&gt; &lt;player&gt;1 Player&lt;/player&gt; &lt;story&gt;The Twin Snakes is a remake of the 1998 Playstation tactical espionage action game Metal Gear Solid.****You assume the role of a former member of a special military organization FOXHOUND, going by the codename Solid Snake. After the events described in the two Metal Gear games, Snake decided to retire and to live in solitude in Alaska. However, the US government needs him once again. A terrorist organization led by former FOXHOUND members threatens to fire a nuclear bomb if the government does not hand to them the remains of Big Boss, the &quot;legendary soldier&quot; who was once their commander. Solid Snake is sent to infiltrate the terrorists' base, to rescue the scientists kept there, and to find a way to destroy the unknown nuclear weapon. There is another consideration that makes Solid Snake interested in the case: the leader of the terrorists bears the codename Liquid Snake and looks very similar to the special agent...****The Twin Snakes has the same story and dialogues as the original (although voice-overs were re-recorded for this release). The locations in the game also remained the same, but the graphics were updated to look equal in quality to contemporary games. Gameplay was also enhanced, featuring the additions that first appeared in Metal Gear Solid 2. Snake can now roll, hang from ledges, hide in lockers, drag guards' bodies away, as well as aim and shoot from first-person view. New weapons from Metal Gear Solid 2 (such as tranquilizer gun) are also present. Another noticeable change is in the game's cut scenes. Directed by the Japanese action movie director Ryuhei Kitamura, the cut scenes have a certain Matrix feel, featuring slow motion and other effects.&lt;/story&gt; &lt;/game&gt;">
            <text:p>&lt;game name="Metal Gear Solid - The Twin Snakes (USA) (Disc 2)"&gt; &lt;year&gt;2004&lt;/year&gt; &lt;rating&gt;ESRB - M (Mature)&lt;/rating&gt; &lt;title&gt;Metal Gear Solid - The Twin Snakes <text:s/>Disk 2&lt;/title&gt; &lt;pub&gt;Konami Digital Entertainment, Inc.&lt;/pub&gt; &lt;dev&gt;Konami Computer&lt;/dev&gt; &lt;genre&gt;Action&lt;/genre&gt; &lt;score&gt;3.9&lt;/score&gt; &lt;player&gt;1 Player&lt;/player&gt; &lt;story&gt;The Twin Snakes is a remake of the 1998 Playstation tactical espionage action game Metal Gear Solid.****You assume the role of a former member of a special military organization FOXHOUND, going by the codename Solid Snake. After the events described in the two Metal Gear games, Snake decided to retire and to live in solitude in Alaska. However, the US government needs him once again. A terrorist organization led by former FOXHOUND members threatens to fire a nuclear bomb if the government does not hand to them the remains of Big Boss, the "legendary soldier" who was once their commander. Solid Snake is sent to infiltrate the terrorists' base, to rescue the scientists kept there, and to find a way to destroy the unknown nuclear weapon. There is another consideration that makes Solid Snake interested in the case: the leader of the terrorists bears the codename Liquid Snake and looks very similar to the special agent...****The Twin Snakes has the same story and dialogues as the original (although voice-overs were re-recorded for this release). The locations in the game also remained the same, but the graphics were updated to look equal in quality to contemporary games. Gameplay was also enhanced, featuring the additions that first appeared in Metal Gear Solid 2. Snake can now roll, hang from ledges, hide in lockers, drag guards' bodies away, as well as aim and shoot from first-person view. New weapons from Metal Gear Solid 2 (such as tranquilizer gun) are also present. Another noticeable change is in the game's cut scenes. Directed by the Japanese action movie director Ryuhei Kitamura, the cut scenes have a certain Matrix feel, featuring slow motion and other effects.&lt;/story&gt; &lt;/game&gt;</text:p>
          </table:table-cell>
          <table:table-cell table:number-columns-repeated="1012"/>
        </table:table-row>
        <table:table-row table:style-name="ro1">
          <table:table-cell office:value-type="string">
            <text:p>Metroid Prime (USA)</text:p>
          </table:table-cell>
          <table:table-cell office:value-type="float" office:value="2002">
            <text:p>2002</text:p>
          </table:table-cell>
          <table:table-cell office:value-type="string">
            <text:p>ESRB - T (Teen)</text:p>
          </table:table-cell>
          <table:table-cell office:value-type="string">
            <text:p>Metroid Prime </text:p>
          </table:table-cell>
          <table:table-cell table:style-name="Default" office:value-type="string">
            <text:p>Nintendo of America Inc.</text:p>
          </table:table-cell>
          <table:table-cell office:value-type="string">
            <text:p>Retro Studios</text:p>
          </table:table-cell>
          <table:table-cell office:value-type="string">
            <text:p>Action</text:p>
          </table:table-cell>
          <table:table-cell office:value-type="string">
            <text:p>4.1</text:p>
          </table:table-cell>
          <table:table-cell office:value-type="string">
            <text:p>1 Player</text:p>
          </table:table-cell>
          <table:table-cell office:value-type="string">
            <text:p>Long ago, a bird-like race of creatures (called the Chozo) became extremely advanced technologically, but due to increasing violence in the universe, they began to hide and live more simple lives. The planet Tallon IV was the site of one of their colonies. Years later, a meteor crashed on Tallon IV releasing the strange element Phazon into the planet. Phazon poisoned anything it came in contact with, causing the plant and animal life to either die or mutate into a hideous form.****The Chozo tried to control the power of Phazon but failed. Before abandoning the planet, they were able to cover the impact crater with a temple and seal Phazon into the planets core. Now space pirates have discovered Tallon IV, moving in to study Phazon and harnessing its power. They have also began rebuilding their fortress on planet Zebes and reviving the Mother Brain, Ridley, and Kraid, all of whom were destroyed by Samus Aran. However, Samus has tracked the space pirates to Tallon IV and must now enter the planet to destroy them once and for all before they have a chance to rebuild their destructive forces...****Metroid Prime is a change from the platform-adventuring series, entering the first-person shooter genre for the first time. Players are now behind Samus Aran's visor and must use all their resources to investigate the pirate infestation of Tallon IV. Players can use Samus's beam, with missile and charge capabilities. Along the way, they must recover the bounty hunter's lost abilities like the morph ball and grapple beam, which allow them to reach unexplored areas of Tallon IV. <text:s/>Players must piece together the story of the fallen Chozo to figure what has happened to the poisoned planet, and prevent the pirates from using the Phazon to wreak havoc throughout the planets.</text:p>
          </table:table-cell>
          <table:table-cell table:style-name="Default" table:formula="of:=CONCATENATE(&quot;&lt;game name=&quot;;CHAR(34);[.A314];CHAR(34);&quot;&gt; &lt;year&gt;&quot;;[.B314];&quot;&lt;/year&gt; &lt;rating&gt;&quot;;[.C314];&quot;&lt;/rating&gt; &lt;title&gt;&quot;;[.D314];&quot;&lt;/title&gt; &lt;pub&gt;&quot;;[.E314];&quot;&lt;/pub&gt; &lt;dev&gt;&quot;;[.F314];&quot;&lt;/dev&gt; &lt;genre&gt;&quot;;[.G314];&quot;&lt;/genre&gt; &lt;score&gt;&quot;;[.H314];&quot;&lt;/score&gt; &lt;player&gt;&quot;;[.I314];&quot;&lt;/player&gt; &lt;story&gt;&quot;;[.J314];&quot;&lt;/story&gt; &lt;/game&gt;&quot;)" office:value-type="string" office:string-value="&lt;game name=&quot;Metroid Prime (USA)&quot;&gt; &lt;year&gt;2002&lt;/year&gt; &lt;rating&gt;ESRB - T (Teen)&lt;/rating&gt; &lt;title&gt;Metroid Prime &lt;/title&gt; &lt;pub&gt;Nintendo of America Inc.&lt;/pub&gt; &lt;dev&gt;Retro Studios&lt;/dev&gt; &lt;genre&gt;Action&lt;/genre&gt; &lt;score&gt;4.1&lt;/score&gt; &lt;player&gt;1 Player&lt;/player&gt; &lt;story&gt;Long ago, a bird-like race of creatures (called the Chozo) became extremely advanced technologically, but due to increasing violence in the universe, they began to hide and live more simple lives. The planet Tallon IV was the site of one of their colonies. Years later, a meteor crashed on Tallon IV releasing the strange element Phazon into the planet. Phazon poisoned anything it came in contact with, causing the plant and animal life to either die or mutate into a hideous form.****The Chozo tried to control the power of Phazon but failed. Before abandoning the planet, they were able to cover the impact crater with a temple and seal Phazon into the planets core. Now space pirates have discovered Tallon IV, moving in to study Phazon and harnessing its power. They have also began rebuilding their fortress on planet Zebes and reviving the Mother Brain, Ridley, and Kraid, all of whom were destroyed by Samus Aran. However, Samus has tracked the space pirates to Tallon IV and must now enter the planet to destroy them once and for all before they have a chance to rebuild their destructive forces...****Metroid Prime is a change from the platform-adventuring series, entering the first-person shooter genre for the first time. Players are now behind Samus Aran's visor and must use all their resources to investigate the pirate infestation of Tallon IV. Players can use Samus's beam, with missile and charge capabilities. Along the way, they must recover the bounty hunter's lost abilities like the morph ball and grapple beam, which allow them to reach unexplored areas of Tallon IV.  Players must piece together the story of the fallen Chozo to figure what has happened to the poisoned planet, and prevent the pirates from using the Phazon to wreak havoc throughout the planets.&lt;/story&gt; &lt;/game&gt;">
            <text:p>&lt;game name="Metroid Prime (USA)"&gt; &lt;year&gt;2002&lt;/year&gt; &lt;rating&gt;ESRB - T (Teen)&lt;/rating&gt; &lt;title&gt;Metroid Prime &lt;/title&gt; &lt;pub&gt;Nintendo of America Inc.&lt;/pub&gt; &lt;dev&gt;Retro Studios&lt;/dev&gt; &lt;genre&gt;Action&lt;/genre&gt; &lt;score&gt;4.1&lt;/score&gt; &lt;player&gt;1 Player&lt;/player&gt; &lt;story&gt;Long ago, a bird-like race of creatures (called the Chozo) became extremely advanced technologically, but due to increasing violence in the universe, they began to hide and live more simple lives. The planet Tallon IV was the site of one of their colonies. Years later, a meteor crashed on Tallon IV releasing the strange element Phazon into the planet. Phazon poisoned anything it came in contact with, causing the plant and animal life to either die or mutate into a hideous form.****The Chozo tried to control the power of Phazon but failed. Before abandoning the planet, they were able to cover the impact crater with a temple and seal Phazon into the planets core. Now space pirates have discovered Tallon IV, moving in to study Phazon and harnessing its power. They have also began rebuilding their fortress on planet Zebes and reviving the Mother Brain, Ridley, and Kraid, all of whom were destroyed by Samus Aran. However, Samus has tracked the space pirates to Tallon IV and must now enter the planet to destroy them once and for all before they have a chance to rebuild their destructive forces...****Metroid Prime is a change from the platform-adventuring series, entering the first-person shooter genre for the first time. Players are now behind Samus Aran's visor and must use all their resources to investigate the pirate infestation of Tallon IV. Players can use Samus's beam, with missile and charge capabilities. Along the way, they must recover the bounty hunter's lost abilities like the morph ball and grapple beam, which allow them to reach unexplored areas of Tallon IV. <text:s/>Players must piece together the story of the fallen Chozo to figure what has happened to the poisoned planet, and prevent the pirates from using the Phazon to wreak havoc throughout the planets.&lt;/story&gt; &lt;/game&gt;</text:p>
          </table:table-cell>
          <table:table-cell table:number-columns-repeated="1012"/>
        </table:table-row>
        <table:table-row table:style-name="ro1">
          <table:table-cell office:value-type="string">
            <text:p>Metroid Prime 2 - Echoes (USA)</text:p>
          </table:table-cell>
          <table:table-cell office:value-type="float" office:value="2004">
            <text:p>2004</text:p>
          </table:table-cell>
          <table:table-cell office:value-type="string">
            <text:p>ESRB - T (Teen)</text:p>
          </table:table-cell>
          <table:table-cell office:value-type="string">
            <text:p>Metroid Prime 2 - Echoes </text:p>
          </table:table-cell>
          <table:table-cell table:style-name="Default" office:value-type="string">
            <text:p>Nintendo of America Inc.</text:p>
          </table:table-cell>
          <table:table-cell office:value-type="string">
            <text:p>Retro Studios</text:p>
          </table:table-cell>
          <table:table-cell office:value-type="string">
            <text:p>Action</text:p>
          </table:table-cell>
          <table:table-cell office:value-type="string">
            <text:p>4.1</text:p>
          </table:table-cell>
          <table:table-cell office:value-type="string">
            <text:p>1-4 Players</text:p>
          </table:table-cell>
          <table:table-cell office:value-type="string">
            <text:p>A long time ago a race of beings called the Luminoth settled the planet Aether. They built energy controllers to harness the "light of Aether" to prolong the life of their planet and its inhabitants. After many ages of peace and prosperity, a meteor collided with the planet; this collision opened a dimensional rift into another world, called Dark Aether. From this world came an evil race of beings known as the Ing, and for many ages a war was fought between the Ing of the dark world and the Luminoth of the light world. Over time the Ing began winning, turning the light world to dark. At about this time, a federation spacecraft happens to be chasing a Space Pirate vessel, which is destroyed by the Ing, through the area. Wondering about the fate of this craft, the Galactic Federation sends an urgent message to Samus Aran, asking her to find the crew and investigate the planet Aether.****This is the sequel to Metroid Prime where players once again control bounty hunter Samus Aran as she arrives on Aether. The game is played from both a first-person view(walking, running, jumping) and third-person view (morph ball mode and cut scenes). The game uses a combination of action, adventure, and platform game elements; while searching the player is able to uncover the story by finding federation reports and Luminoth lore. There are variety of puzzles to solve to reach new locations, different landscapes that the player can jump and grapple across and attack plenty of enemies. As usual, players begin the game with limited capabilities but additional weapons and suit upgrades can be found, including some standards from the Metroid series such as the varia suit, morph ball bombs, and missiles along with a few new weapons, such as the dark suit, dark beam, and light beam.****Metroid Prime 2: Echoes also features multiplayer modes for up to four players. In deathmatch, combatants need to hunt down each of the other players. This variation can be played either with a time limit or where the greatest number of frags wins. The second option is called bounty mode; in this variation each player starts with a number of bounty coins. When one player hits another player with a powerful attack, some of their coins will drop, which can be collected. Coins may also be found throughout the landscape, and the player with the most coins at the end wins.</text:p>
          </table:table-cell>
          <table:table-cell table:style-name="Default" table:formula="of:=CONCATENATE(&quot;&lt;game name=&quot;;CHAR(34);[.A315];CHAR(34);&quot;&gt; &lt;year&gt;&quot;;[.B315];&quot;&lt;/year&gt; &lt;rating&gt;&quot;;[.C315];&quot;&lt;/rating&gt; &lt;title&gt;&quot;;[.D315];&quot;&lt;/title&gt; &lt;pub&gt;&quot;;[.E315];&quot;&lt;/pub&gt; &lt;dev&gt;&quot;;[.F315];&quot;&lt;/dev&gt; &lt;genre&gt;&quot;;[.G315];&quot;&lt;/genre&gt; &lt;score&gt;&quot;;[.H315];&quot;&lt;/score&gt; &lt;player&gt;&quot;;[.I315];&quot;&lt;/player&gt; &lt;story&gt;&quot;;[.J315];&quot;&lt;/story&gt; &lt;/game&gt;&quot;)" office:value-type="string" office:string-value="&lt;game name=&quot;Metroid Prime 2 - Echoes (USA)&quot;&gt; &lt;year&gt;2004&lt;/year&gt; &lt;rating&gt;ESRB - T (Teen)&lt;/rating&gt; &lt;title&gt;Metroid Prime 2 - Echoes &lt;/title&gt; &lt;pub&gt;Nintendo of America Inc.&lt;/pub&gt; &lt;dev&gt;Retro Studios&lt;/dev&gt; &lt;genre&gt;Action&lt;/genre&gt; &lt;score&gt;4.1&lt;/score&gt; &lt;player&gt;1-4 Players&lt;/player&gt; &lt;story&gt;A long time ago a race of beings called the Luminoth settled the planet Aether. They built energy controllers to harness the &quot;light of Aether&quot; to prolong the life of their planet and its inhabitants. After many ages of peace and prosperity, a meteor collided with the planet; this collision opened a dimensional rift into another world, called Dark Aether. From this world came an evil race of beings known as the Ing, and for many ages a war was fought between the Ing of the dark world and the Luminoth of the light world. Over time the Ing began winning, turning the light world to dark. At about this time, a federation spacecraft happens to be chasing a Space Pirate vessel, which is destroyed by the Ing, through the area. Wondering about the fate of this craft, the Galactic Federation sends an urgent message to Samus Aran, asking her to find the crew and investigate the planet Aether.****This is the sequel to Metroid Prime where players once again control bounty hunter Samus Aran as she arrives on Aether. The game is played from both a first-person view(walking, running, jumping) and third-person view (morph ball mode and cut scenes). The game uses a combination of action, adventure, and platform game elements; while searching the player is able to uncover the story by finding federation reports and Luminoth lore. There are variety of puzzles to solve to reach new locations, different landscapes that the player can jump and grapple across and attack plenty of enemies. As usual, players begin the game with limited capabilities but additional weapons and suit upgrades can be found, including some standards from the Metroid series such as the varia suit, morph ball bombs, and missiles along with a few new weapons, such as the dark suit, dark beam, and light beam.****Metroid Prime 2: Echoes also features multiplayer modes for up to four players. In deathmatch, combatants need to hunt down each of the other players. This variation can be played either with a time limit or where the greatest number of frags wins. The second option is called bounty mode; in this variation each player starts with a number of bounty coins. When one player hits another player with a powerful attack, some of their coins will drop, which can be collected. Coins may also be found throughout the landscape, and the player with the most coins at the end wins.&lt;/story&gt; &lt;/game&gt;">
            <text:p>&lt;game name="Metroid Prime 2 - Echoes (USA)"&gt; &lt;year&gt;2004&lt;/year&gt; &lt;rating&gt;ESRB - T (Teen)&lt;/rating&gt; &lt;title&gt;Metroid Prime 2 - Echoes &lt;/title&gt; &lt;pub&gt;Nintendo of America Inc.&lt;/pub&gt; &lt;dev&gt;Retro Studios&lt;/dev&gt; &lt;genre&gt;Action&lt;/genre&gt; &lt;score&gt;4.1&lt;/score&gt; &lt;player&gt;1-4 Players&lt;/player&gt; &lt;story&gt;A long time ago a race of beings called the Luminoth settled the planet Aether. They built energy controllers to harness the "light of Aether" to prolong the life of their planet and its inhabitants. After many ages of peace and prosperity, a meteor collided with the planet; this collision opened a dimensional rift into another world, called Dark Aether. From this world came an evil race of beings known as the Ing, and for many ages a war was fought between the Ing of the dark world and the Luminoth of the light world. Over time the Ing began winning, turning the light world to dark. At about this time, a federation spacecraft happens to be chasing a Space Pirate vessel, which is destroyed by the Ing, through the area. Wondering about the fate of this craft, the Galactic Federation sends an urgent message to Samus Aran, asking her to find the crew and investigate the planet Aether.****This is the sequel to Metroid Prime where players once again control bounty hunter Samus Aran as she arrives on Aether. The game is played from both a first-person view(walking, running, jumping) and third-person view (morph ball mode and cut scenes). The game uses a combination of action, adventure, and platform game elements; while searching the player is able to uncover the story by finding federation reports and Luminoth lore. There are variety of puzzles to solve to reach new locations, different landscapes that the player can jump and grapple across and attack plenty of enemies. As usual, players begin the game with limited capabilities but additional weapons and suit upgrades can be found, including some standards from the Metroid series such as the varia suit, morph ball bombs, and missiles along with a few new weapons, such as the dark suit, dark beam, and light beam.****Metroid Prime 2: Echoes also features multiplayer modes for up to four players. In deathmatch, combatants need to hunt down each of the other players. This variation can be played either with a time limit or where the greatest number of frags wins. The second option is called bounty mode; in this variation each player starts with a number of bounty coins. When one player hits another player with a powerful attack, some of their coins will drop, which can be collected. Coins may also be found throughout the landscape, and the player with the most coins at the end wins.&lt;/story&gt; &lt;/game&gt;</text:p>
          </table:table-cell>
          <table:table-cell table:number-columns-repeated="1012"/>
        </table:table-row>
        <table:table-row table:style-name="ro1">
          <table:table-cell office:value-type="string">
            <text:p>Micro Machines (Europe)</text:p>
          </table:table-cell>
          <table:table-cell office:value-type="float" office:value="2003">
            <text:p>2003</text:p>
          </table:table-cell>
          <table:table-cell office:value-type="string">
            <text:p>ESRB - E (Everyone)</text:p>
          </table:table-cell>
          <table:table-cell office:value-type="string">
            <text:p>Micro Machines </text:p>
          </table:table-cell>
          <table:table-cell table:style-name="Default" office:value-type="string">
            <text:p>Infogrames Europe SA</text:p>
          </table:table-cell>
          <table:table-cell office:value-type="string">
            <text:p>Infogrames</text:p>
          </table:table-cell>
          <table:table-cell office:value-type="string">
            <text:p>Driving</text:p>
          </table:table-cell>
          <table:table-cell office:value-type="string">
            <text:p>3.7</text:p>
          </table:table-cell>
          <table:table-cell office:value-type="string">
            <text:p>1-4 Players</text:p>
          </table:table-cell>
          <table:table-cell office:value-type="string">
            <text:p>In this 3D remake of the original miniature racing game, players can compete on 24 different race tracks with 48 vehicles including toy cars, motorcycles, boats and more, using one of 8 difference characters. As in the original, four vehicles are on track at a time.****Each track features unique terrain with ramps, tunnels, obstacles and hazards. Hidden weapons and power-ups let drivers use rockets, time warps, mines, giant frying pans and fireballs against each other to take the lead.****There are several different racing modes. In GP mode the player must reach each checkpoint within a set time limit, while Bomb Tag involves drivers being threatened with exploding unless they can hit another car in order to 'tag' the bomb onto it. In the main Championship there are four cups, each featuring four races.</text:p>
          </table:table-cell>
          <table:table-cell table:style-name="Default" table:formula="of:=CONCATENATE(&quot;&lt;game name=&quot;;CHAR(34);[.A316];CHAR(34);&quot;&gt; &lt;year&gt;&quot;;[.B316];&quot;&lt;/year&gt; &lt;rating&gt;&quot;;[.C316];&quot;&lt;/rating&gt; &lt;title&gt;&quot;;[.D316];&quot;&lt;/title&gt; &lt;pub&gt;&quot;;[.E316];&quot;&lt;/pub&gt; &lt;dev&gt;&quot;;[.F316];&quot;&lt;/dev&gt; &lt;genre&gt;&quot;;[.G316];&quot;&lt;/genre&gt; &lt;score&gt;&quot;;[.H316];&quot;&lt;/score&gt; &lt;player&gt;&quot;;[.I316];&quot;&lt;/player&gt; &lt;story&gt;&quot;;[.J316];&quot;&lt;/story&gt; &lt;/game&gt;&quot;)" office:value-type="string" office:string-value="&lt;game name=&quot;Micro Machines (Europe)&quot;&gt; &lt;year&gt;2003&lt;/year&gt; &lt;rating&gt;ESRB - E (Everyone)&lt;/rating&gt; &lt;title&gt;Micro Machines &lt;/title&gt; &lt;pub&gt;Infogrames Europe SA&lt;/pub&gt; &lt;dev&gt;Infogrames&lt;/dev&gt; &lt;genre&gt;Driving&lt;/genre&gt; &lt;score&gt;3.7&lt;/score&gt; &lt;player&gt;1-4 Players&lt;/player&gt; &lt;story&gt;In this 3D remake of the original miniature racing game, players can compete on 24 different race tracks with 48 vehicles including toy cars, motorcycles, boats and more, using one of 8 difference characters. As in the original, four vehicles are on track at a time.****Each track features unique terrain with ramps, tunnels, obstacles and hazards. Hidden weapons and power-ups let drivers use rockets, time warps, mines, giant frying pans and fireballs against each other to take the lead.****There are several different racing modes. In GP mode the player must reach each checkpoint within a set time limit, while Bomb Tag involves drivers being threatened with exploding unless they can hit another car in order to 'tag' the bomb onto it. In the main Championship there are four cups, each featuring four races.&lt;/story&gt; &lt;/game&gt;">
            <text:p>&lt;game name="Micro Machines (Europe)"&gt; &lt;year&gt;2003&lt;/year&gt; &lt;rating&gt;ESRB - E (Everyone)&lt;/rating&gt; &lt;title&gt;Micro Machines &lt;/title&gt; &lt;pub&gt;Infogrames Europe SA&lt;/pub&gt; &lt;dev&gt;Infogrames&lt;/dev&gt; &lt;genre&gt;Driving&lt;/genre&gt; &lt;score&gt;3.7&lt;/score&gt; &lt;player&gt;1-4 Players&lt;/player&gt; &lt;story&gt;In this 3D remake of the original miniature racing game, players can compete on 24 different race tracks with 48 vehicles including toy cars, motorcycles, boats and more, using one of 8 difference characters. As in the original, four vehicles are on track at a time.****Each track features unique terrain with ramps, tunnels, obstacles and hazards. Hidden weapons and power-ups let drivers use rockets, time warps, mines, giant frying pans and fireballs against each other to take the lead.****There are several different racing modes. In GP mode the player must reach each checkpoint within a set time limit, while Bomb Tag involves drivers being threatened with exploding unless they can hit another car in order to 'tag' the bomb onto it. In the main Championship there are four cups, each featuring four races.&lt;/story&gt; &lt;/game&gt;</text:p>
          </table:table-cell>
          <table:table-cell table:number-columns-repeated="1012"/>
        </table:table-row>
        <table:table-row table:style-name="ro1">
          <table:table-cell office:value-type="string">
            <text:p>Midway Arcade Treasures (USA)</text:p>
          </table:table-cell>
          <table:table-cell office:value-type="float" office:value="2003">
            <text:p>2003</text:p>
          </table:table-cell>
          <table:table-cell office:value-type="string">
            <text:p>ESRB - T (Teen)</text:p>
          </table:table-cell>
          <table:table-cell office:value-type="string">
            <text:p>Midway Arcade Treasures </text:p>
          </table:table-cell>
          <table:table-cell table:style-name="Default" office:value-type="string">
            <text:p>Midway Home Entertainment, Inc.</text:p>
          </table:table-cell>
          <table:table-cell office:value-type="string">
            <text:p>Digital Eclipse</text:p>
          </table:table-cell>
          <table:table-cell office:value-type="string">
            <text:p>Compilation</text:p>
          </table:table-cell>
          <table:table-cell office:value-type="string">
            <text:p>3.6</text:p>
          </table:table-cell>
          <table:table-cell office:value-type="string">
            <text:p>1-4 Players</text:p>
          </table:table-cell>
          <table:table-cell office:value-type="string">
            <text:p>Get a blast from the past with this compilation of Williams, Midway and Atari Games (all eventually concentrated under one owner) arcade games from the '80s to the early '90s.****The games included are:****1. Spy Hunter**Defender**Defender II**Gauntlet**Joust**Joust 2**Paperboy**Rampage**Robotron 2084**Smash TV**Bubbles**RoadBlasters**Blaster**Rampart**Sinistar**Super Sprint**Marble Madness**720**Toobin'**KLAX**SPLAT!**Satan's Hollow**Vindicators**Root Beer Tapper****There are also game histories, developer interviews, and top-secret documents.****Xbox version**There is also a small Xbox Live feature where players can rank their best high scores against other Xbox players.</text:p>
          </table:table-cell>
          <table:table-cell table:style-name="Default" table:formula="of:=CONCATENATE(&quot;&lt;game name=&quot;;CHAR(34);[.A317];CHAR(34);&quot;&gt; &lt;year&gt;&quot;;[.B317];&quot;&lt;/year&gt; &lt;rating&gt;&quot;;[.C317];&quot;&lt;/rating&gt; &lt;title&gt;&quot;;[.D317];&quot;&lt;/title&gt; &lt;pub&gt;&quot;;[.E317];&quot;&lt;/pub&gt; &lt;dev&gt;&quot;;[.F317];&quot;&lt;/dev&gt; &lt;genre&gt;&quot;;[.G317];&quot;&lt;/genre&gt; &lt;score&gt;&quot;;[.H317];&quot;&lt;/score&gt; &lt;player&gt;&quot;;[.I317];&quot;&lt;/player&gt; &lt;story&gt;&quot;;[.J317];&quot;&lt;/story&gt; &lt;/game&gt;&quot;)" office:value-type="string" office:string-value="&lt;game name=&quot;Midway Arcade Treasures (USA)&quot;&gt; &lt;year&gt;2003&lt;/year&gt; &lt;rating&gt;ESRB - T (Teen)&lt;/rating&gt; &lt;title&gt;Midway Arcade Treasures &lt;/title&gt; &lt;pub&gt;Midway Home Entertainment, Inc.&lt;/pub&gt; &lt;dev&gt;Digital Eclipse&lt;/dev&gt; &lt;genre&gt;Compilation&lt;/genre&gt; &lt;score&gt;3.6&lt;/score&gt; &lt;player&gt;1-4 Players&lt;/player&gt; &lt;story&gt;Get a blast from the past with this compilation of Williams, Midway and Atari Games (all eventually concentrated under one owner) arcade games from the '80s to the early '90s.****The games included are:****1. Spy Hunter**Defender**Defender II**Gauntlet**Joust**Joust 2**Paperboy**Rampage**Robotron 2084**Smash TV**Bubbles**RoadBlasters**Blaster**Rampart**Sinistar**Super Sprint**Marble Madness**720**Toobin'**KLAX**SPLAT!**Satan's Hollow**Vindicators**Root Beer Tapper****There are also game histories, developer interviews, and top-secret documents.****Xbox version**There is also a small Xbox Live feature where players can rank their best high scores against other Xbox players.&lt;/story&gt; &lt;/game&gt;">
            <text:p>&lt;game name="Midway Arcade Treasures (USA)"&gt; &lt;year&gt;2003&lt;/year&gt; &lt;rating&gt;ESRB - T (Teen)&lt;/rating&gt; &lt;title&gt;Midway Arcade Treasures &lt;/title&gt; &lt;pub&gt;Midway Home Entertainment, Inc.&lt;/pub&gt; &lt;dev&gt;Digital Eclipse&lt;/dev&gt; &lt;genre&gt;Compilation&lt;/genre&gt; &lt;score&gt;3.6&lt;/score&gt; &lt;player&gt;1-4 Players&lt;/player&gt; &lt;story&gt;Get a blast from the past with this compilation of Williams, Midway and Atari Games (all eventually concentrated under one owner) arcade games from the '80s to the early '90s.****The games included are:****1. Spy Hunter**Defender**Defender II**Gauntlet**Joust**Joust 2**Paperboy**Rampage**Robotron 2084**Smash TV**Bubbles**RoadBlasters**Blaster**Rampart**Sinistar**Super Sprint**Marble Madness**720**Toobin'**KLAX**SPLAT!**Satan's Hollow**Vindicators**Root Beer Tapper****There are also game histories, developer interviews, and top-secret documents.****Xbox version**There is also a small Xbox Live feature where players can rank their best high scores against other Xbox players.&lt;/story&gt; &lt;/game&gt;</text:p>
          </table:table-cell>
          <table:table-cell table:number-columns-repeated="1012"/>
        </table:table-row>
        <table:table-row table:style-name="ro1">
          <table:table-cell office:value-type="string">
            <text:p>Midway Arcade Treasures 2 (USA)</text:p>
          </table:table-cell>
          <table:table-cell office:value-type="float" office:value="2004">
            <text:p>2004</text:p>
          </table:table-cell>
          <table:table-cell office:value-type="string">
            <text:p>ESRB - M (Mature)</text:p>
          </table:table-cell>
          <table:table-cell office:value-type="string">
            <text:p>Midway Arcade Treasures 2 </text:p>
          </table:table-cell>
          <table:table-cell table:style-name="Default" office:value-type="string">
            <text:p>Midway Home Entertainment, Inc.</text:p>
          </table:table-cell>
          <table:table-cell office:value-type="string">
            <text:p>Digital Eclipse</text:p>
          </table:table-cell>
          <table:table-cell office:value-type="string">
            <text:p>Compilation</text:p>
          </table:table-cell>
          <table:table-cell office:value-type="string">
            <text:p>3.9</text:p>
          </table:table-cell>
          <table:table-cell office:value-type="string">
            <text:p>1-4 Players</text:p>
          </table:table-cell>
          <table:table-cell office:value-type="string">
            <text:p>Get another blast from the past with this second compilation of Midway arcade games from the 80's to the early 90's. The games included are:****1. Mortal Kombat II**2. Mortal Kombat 3**3. Gauntlet II**4. Spy Hunter II**5. Xybots**6. NARC**7. APB**8. Cyberball 2072**9. Timber**10. Total Carnage**11. Pit Fighter**12. Wizard of Wor**13. Xenophobe**14. Primal Rage**15. Arch Rivals**16. Rampage World Tour**17. Kozmik Krooz'r**18. Championship Sprint**19. Hard Drivin'**20. Wacko****There are also DVD content showing the origins of some of these games.</text:p>
          </table:table-cell>
          <table:table-cell table:style-name="Default" table:formula="of:=CONCATENATE(&quot;&lt;game name=&quot;;CHAR(34);[.A318];CHAR(34);&quot;&gt; &lt;year&gt;&quot;;[.B318];&quot;&lt;/year&gt; &lt;rating&gt;&quot;;[.C318];&quot;&lt;/rating&gt; &lt;title&gt;&quot;;[.D318];&quot;&lt;/title&gt; &lt;pub&gt;&quot;;[.E318];&quot;&lt;/pub&gt; &lt;dev&gt;&quot;;[.F318];&quot;&lt;/dev&gt; &lt;genre&gt;&quot;;[.G318];&quot;&lt;/genre&gt; &lt;score&gt;&quot;;[.H318];&quot;&lt;/score&gt; &lt;player&gt;&quot;;[.I318];&quot;&lt;/player&gt; &lt;story&gt;&quot;;[.J318];&quot;&lt;/story&gt; &lt;/game&gt;&quot;)" office:value-type="string" office:string-value="&lt;game name=&quot;Midway Arcade Treasures 2 (USA)&quot;&gt; &lt;year&gt;2004&lt;/year&gt; &lt;rating&gt;ESRB - M (Mature)&lt;/rating&gt; &lt;title&gt;Midway Arcade Treasures 2 &lt;/title&gt; &lt;pub&gt;Midway Home Entertainment, Inc.&lt;/pub&gt; &lt;dev&gt;Digital Eclipse&lt;/dev&gt; &lt;genre&gt;Compilation&lt;/genre&gt; &lt;score&gt;3.9&lt;/score&gt; &lt;player&gt;1-4 Players&lt;/player&gt; &lt;story&gt;Get another blast from the past with this second compilation of Midway arcade games from the 80's to the early 90's. The games included are:****1. Mortal Kombat II**2. Mortal Kombat 3**3. Gauntlet II**4. Spy Hunter II**5. Xybots**6. NARC**7. APB**8. Cyberball 2072**9. Timber**10. Total Carnage**11. Pit Fighter**12. Wizard of Wor**13. Xenophobe**14. Primal Rage**15. Arch Rivals**16. Rampage World Tour**17. Kozmik Krooz'r**18. Championship Sprint**19. Hard Drivin'**20. Wacko****There are also DVD content showing the origins of some of these games.&lt;/story&gt; &lt;/game&gt;">
            <text:p>&lt;game name="Midway Arcade Treasures 2 (USA)"&gt; &lt;year&gt;2004&lt;/year&gt; &lt;rating&gt;ESRB - M (Mature)&lt;/rating&gt; &lt;title&gt;Midway Arcade Treasures 2 &lt;/title&gt; &lt;pub&gt;Midway Home Entertainment, Inc.&lt;/pub&gt; &lt;dev&gt;Digital Eclipse&lt;/dev&gt; &lt;genre&gt;Compilation&lt;/genre&gt; &lt;score&gt;3.9&lt;/score&gt; &lt;player&gt;1-4 Players&lt;/player&gt; &lt;story&gt;Get another blast from the past with this second compilation of Midway arcade games from the 80's to the early 90's. The games included are:****1. Mortal Kombat II**2. Mortal Kombat 3**3. Gauntlet II**4. Spy Hunter II**5. Xybots**6. NARC**7. APB**8. Cyberball 2072**9. Timber**10. Total Carnage**11. Pit Fighter**12. Wizard of Wor**13. Xenophobe**14. Primal Rage**15. Arch Rivals**16. Rampage World Tour**17. Kozmik Krooz'r**18. Championship Sprint**19. Hard Drivin'**20. Wacko****There are also DVD content showing the origins of some of these games.&lt;/story&gt; &lt;/game&gt;</text:p>
          </table:table-cell>
          <table:table-cell table:number-columns-repeated="1012"/>
        </table:table-row>
        <table:table-row table:style-name="ro1">
          <table:table-cell office:value-type="string">
            <text:p>Midway Arcade Treasures 3 (USA)</text:p>
          </table:table-cell>
          <table:table-cell office:value-type="float" office:value="2005">
            <text:p>2005</text:p>
          </table:table-cell>
          <table:table-cell office:value-type="string">
            <text:p>ESRB - E (Everyone)</text:p>
          </table:table-cell>
          <table:table-cell office:value-type="string">
            <text:p>Midway Arcade Treasures 3 </text:p>
          </table:table-cell>
          <table:table-cell table:style-name="Default" office:value-type="string">
            <text:p>Midway Home Entertainment, Inc.</text:p>
          </table:table-cell>
          <table:table-cell office:value-type="string">
            <text:p>Digital Eclipse</text:p>
          </table:table-cell>
          <table:table-cell office:value-type="string">
            <text:p>Compilation</text:p>
          </table:table-cell>
          <table:table-cell office:value-type="string">
            <text:p>3.7</text:p>
          </table:table-cell>
          <table:table-cell office:value-type="string">
            <text:p>1-4 Players</text:p>
          </table:table-cell>
          <table:table-cell office:value-type="string">
            <text:p>This is third Midway Arcade Treasures compilation released in as many years. <text:s/>This collection focuses on Midway and Atari racing games from the 1990s. The games in this collection include:****1. San Francisco Rush: The Rock Alcatraz Edition**2. Hydro Thunder**3. Super Off Road**4. Badlands**5. Race Drivin'**6. S.T.U.N. Runner**7. San Francisco Rush 2049**8. Off Road Thunder****Some of the games in this collection are based on the home conversions, rather than emulation of the arcade originals.</text:p>
          </table:table-cell>
          <table:table-cell table:style-name="Default" table:formula="of:=CONCATENATE(&quot;&lt;game name=&quot;;CHAR(34);[.A319];CHAR(34);&quot;&gt; &lt;year&gt;&quot;;[.B319];&quot;&lt;/year&gt; &lt;rating&gt;&quot;;[.C319];&quot;&lt;/rating&gt; &lt;title&gt;&quot;;[.D319];&quot;&lt;/title&gt; &lt;pub&gt;&quot;;[.E319];&quot;&lt;/pub&gt; &lt;dev&gt;&quot;;[.F319];&quot;&lt;/dev&gt; &lt;genre&gt;&quot;;[.G319];&quot;&lt;/genre&gt; &lt;score&gt;&quot;;[.H319];&quot;&lt;/score&gt; &lt;player&gt;&quot;;[.I319];&quot;&lt;/player&gt; &lt;story&gt;&quot;;[.J319];&quot;&lt;/story&gt; &lt;/game&gt;&quot;)" office:value-type="string" office:string-value="&lt;game name=&quot;Midway Arcade Treasures 3 (USA)&quot;&gt; &lt;year&gt;2005&lt;/year&gt; &lt;rating&gt;ESRB - E (Everyone)&lt;/rating&gt; &lt;title&gt;Midway Arcade Treasures 3 &lt;/title&gt; &lt;pub&gt;Midway Home Entertainment, Inc.&lt;/pub&gt; &lt;dev&gt;Digital Eclipse&lt;/dev&gt; &lt;genre&gt;Compilation&lt;/genre&gt; &lt;score&gt;3.7&lt;/score&gt; &lt;player&gt;1-4 Players&lt;/player&gt; &lt;story&gt;This is third Midway Arcade Treasures compilation released in as many years.  This collection focuses on Midway and Atari racing games from the 1990s. The games in this collection include:****1. San Francisco Rush: The Rock Alcatraz Edition**2. Hydro Thunder**3. Super Off Road**4. Badlands**5. Race Drivin'**6. S.T.U.N. Runner**7. San Francisco Rush 2049**8. Off Road Thunder****Some of the games in this collection are based on the home conversions, rather than emulation of the arcade originals.&lt;/story&gt; &lt;/game&gt;">
            <text:p>&lt;game name="Midway Arcade Treasures 3 (USA)"&gt; &lt;year&gt;2005&lt;/year&gt; &lt;rating&gt;ESRB - E (Everyone)&lt;/rating&gt; &lt;title&gt;Midway Arcade Treasures 3 &lt;/title&gt; &lt;pub&gt;Midway Home Entertainment, Inc.&lt;/pub&gt; &lt;dev&gt;Digital Eclipse&lt;/dev&gt; &lt;genre&gt;Compilation&lt;/genre&gt; &lt;score&gt;3.7&lt;/score&gt; &lt;player&gt;1-4 Players&lt;/player&gt; &lt;story&gt;This is third Midway Arcade Treasures compilation released in as many years. <text:s/>This collection focuses on Midway and Atari racing games from the 1990s. The games in this collection include:****1. San Francisco Rush: The Rock Alcatraz Edition**2. Hydro Thunder**3. Super Off Road**4. Badlands**5. Race Drivin'**6. S.T.U.N. Runner**7. San Francisco Rush 2049**8. Off Road Thunder****Some of the games in this collection are based on the home conversions, rather than emulation of the arcade originals.&lt;/story&gt; &lt;/game&gt;</text:p>
          </table:table-cell>
          <table:table-cell table:number-columns-repeated="1012"/>
        </table:table-row>
        <table:table-row table:style-name="ro1">
          <table:table-cell office:value-type="string">
            <text:p>Minority Report - Everybody Runs (USA)</text:p>
          </table:table-cell>
          <table:table-cell office:value-type="float" office:value="2002">
            <text:p>2002</text:p>
          </table:table-cell>
          <table:table-cell office:value-type="string">
            <text:p>ESRB - T (Teen)</text:p>
          </table:table-cell>
          <table:table-cell office:value-type="string">
            <text:p>Minority Report - Everybody Runs </text:p>
          </table:table-cell>
          <table:table-cell table:style-name="Default" office:value-type="string">
            <text:p>Activision Publishing, Inc.</text:p>
          </table:table-cell>
          <table:table-cell office:value-type="string">
            <text:p>Treyarch Invention</text:p>
          </table:table-cell>
          <table:table-cell office:value-type="string">
            <text:p>Action</text:p>
          </table:table-cell>
          <table:table-cell office:value-type="string">
            <text:p>2.5</text:p>
          </table:table-cell>
          <table:table-cell office:value-type="string">
            <text:p>1 Player</text:p>
          </table:table-cell>
          <table:table-cell office:value-type="string">
            <text:p>Based on the movie of the same name. <text:s/>You play John Anderton, the head of Pre-Crime. <text:s/>The game is a third person fighting/adventure game. <text:s/>You fight your way through Pre-crime cops and change your identity in an attempt to clear your name of pre-murder charges.</text:p>
          </table:table-cell>
          <table:table-cell table:style-name="Default" table:formula="of:=CONCATENATE(&quot;&lt;game name=&quot;;CHAR(34);[.A320];CHAR(34);&quot;&gt; &lt;year&gt;&quot;;[.B320];&quot;&lt;/year&gt; &lt;rating&gt;&quot;;[.C320];&quot;&lt;/rating&gt; &lt;title&gt;&quot;;[.D320];&quot;&lt;/title&gt; &lt;pub&gt;&quot;;[.E320];&quot;&lt;/pub&gt; &lt;dev&gt;&quot;;[.F320];&quot;&lt;/dev&gt; &lt;genre&gt;&quot;;[.G320];&quot;&lt;/genre&gt; &lt;score&gt;&quot;;[.H320];&quot;&lt;/score&gt; &lt;player&gt;&quot;;[.I320];&quot;&lt;/player&gt; &lt;story&gt;&quot;;[.J320];&quot;&lt;/story&gt; &lt;/game&gt;&quot;)" office:value-type="string" office:string-value="&lt;game name=&quot;Minority Report - Everybody Runs (USA)&quot;&gt; &lt;year&gt;2002&lt;/year&gt; &lt;rating&gt;ESRB - T (Teen)&lt;/rating&gt; &lt;title&gt;Minority Report - Everybody Runs &lt;/title&gt; &lt;pub&gt;Activision Publishing, Inc.&lt;/pub&gt; &lt;dev&gt;Treyarch Invention&lt;/dev&gt; &lt;genre&gt;Action&lt;/genre&gt; &lt;score&gt;2.5&lt;/score&gt; &lt;player&gt;1 Player&lt;/player&gt; &lt;story&gt;Based on the movie of the same name.  You play John Anderton, the head of Pre-Crime.  The game is a third person fighting/adventure game.  You fight your way through Pre-crime cops and change your identity in an attempt to clear your name of pre-murder charges.&lt;/story&gt; &lt;/game&gt;">
            <text:p>&lt;game name="Minority Report - Everybody Runs (USA)"&gt; &lt;year&gt;2002&lt;/year&gt; &lt;rating&gt;ESRB - T (Teen)&lt;/rating&gt; &lt;title&gt;Minority Report - Everybody Runs &lt;/title&gt; &lt;pub&gt;Activision Publishing, Inc.&lt;/pub&gt; &lt;dev&gt;Treyarch Invention&lt;/dev&gt; &lt;genre&gt;Action&lt;/genre&gt; &lt;score&gt;2.5&lt;/score&gt; &lt;player&gt;1 Player&lt;/player&gt; &lt;story&gt;Based on the movie of the same name. <text:s/>You play John Anderton, the head of Pre-Crime. <text:s/>The game is a third person fighting/adventure game. <text:s/>You fight your way through Pre-crime cops and change your identity in an attempt to clear your name of pre-murder charges.&lt;/story&gt; &lt;/game&gt;</text:p>
          </table:table-cell>
          <table:table-cell table:number-columns-repeated="1012"/>
        </table:table-row>
        <table:table-row table:style-name="ro1">
          <table:table-cell office:value-type="string">
            <text:p>Mission Impossible - Operation Surma (USA)</text:p>
          </table:table-cell>
          <table:table-cell office:value-type="float" office:value="2004">
            <text:p>2004</text:p>
          </table:table-cell>
          <table:table-cell office:value-type="string">
            <text:p>ESRB - T (Teen)</text:p>
          </table:table-cell>
          <table:table-cell office:value-type="string">
            <text:p>Mission Impossible - Operation Surma </text:p>
          </table:table-cell>
          <table:table-cell table:style-name="Default" office:value-type="string">
            <text:p>Atari, Inc.</text:p>
          </table:table-cell>
          <table:table-cell office:value-type="string">
            <text:p>Paradigm Entertainment</text:p>
          </table:table-cell>
          <table:table-cell office:value-type="string">
            <text:p>Action</text:p>
          </table:table-cell>
          <table:table-cell office:value-type="string">
            <text:p>3.7</text:p>
          </table:table-cell>
          <table:table-cell office:value-type="string">
            <text:p>1 Player</text:p>
          </table:table-cell>
          <table:table-cell office:value-type="string">
            <text:p>A stealth-action-adventure game that puts you in a role of Ethan Hunt, with settings based on the movies not the series. However, the story does not follow any of the movies, nor does the main character resemble Tom Cruise, but everything else, from various gadgets and disguising is present. Due to following the story, you will unfold many mysteries behind the ICE Worm virus developed by the Surma Corporation that makes them only one step to global domination, and you as Ethan Hunt, a top-secret government agent will have to prevent that from happening using any means necessary.</text:p>
          </table:table-cell>
          <table:table-cell table:style-name="Default" table:formula="of:=CONCATENATE(&quot;&lt;game name=&quot;;CHAR(34);[.A321];CHAR(34);&quot;&gt; &lt;year&gt;&quot;;[.B321];&quot;&lt;/year&gt; &lt;rating&gt;&quot;;[.C321];&quot;&lt;/rating&gt; &lt;title&gt;&quot;;[.D321];&quot;&lt;/title&gt; &lt;pub&gt;&quot;;[.E321];&quot;&lt;/pub&gt; &lt;dev&gt;&quot;;[.F321];&quot;&lt;/dev&gt; &lt;genre&gt;&quot;;[.G321];&quot;&lt;/genre&gt; &lt;score&gt;&quot;;[.H321];&quot;&lt;/score&gt; &lt;player&gt;&quot;;[.I321];&quot;&lt;/player&gt; &lt;story&gt;&quot;;[.J321];&quot;&lt;/story&gt; &lt;/game&gt;&quot;)" office:value-type="string" office:string-value="&lt;game name=&quot;Mission Impossible - Operation Surma (USA)&quot;&gt; &lt;year&gt;2004&lt;/year&gt; &lt;rating&gt;ESRB - T (Teen)&lt;/rating&gt; &lt;title&gt;Mission Impossible - Operation Surma &lt;/title&gt; &lt;pub&gt;Atari, Inc.&lt;/pub&gt; &lt;dev&gt;Paradigm Entertainment&lt;/dev&gt; &lt;genre&gt;Action&lt;/genre&gt; &lt;score&gt;3.7&lt;/score&gt; &lt;player&gt;1 Player&lt;/player&gt; &lt;story&gt;A stealth-action-adventure game that puts you in a role of Ethan Hunt, with settings based on the movies not the series. However, the story does not follow any of the movies, nor does the main character resemble Tom Cruise, but everything else, from various gadgets and disguising is present. Due to following the story, you will unfold many mysteries behind the ICE Worm virus developed by the Surma Corporation that makes them only one step to global domination, and you as Ethan Hunt, a top-secret government agent will have to prevent that from happening using any means necessary.&lt;/story&gt; &lt;/game&gt;">
            <text:p>&lt;game name="Mission Impossible - Operation Surma (USA)"&gt; &lt;year&gt;2004&lt;/year&gt; &lt;rating&gt;ESRB - T (Teen)&lt;/rating&gt; &lt;title&gt;Mission Impossible - Operation Surma &lt;/title&gt; &lt;pub&gt;Atari, Inc.&lt;/pub&gt; &lt;dev&gt;Paradigm Entertainment&lt;/dev&gt; &lt;genre&gt;Action&lt;/genre&gt; &lt;score&gt;3.7&lt;/score&gt; &lt;player&gt;1 Player&lt;/player&gt; &lt;story&gt;A stealth-action-adventure game that puts you in a role of Ethan Hunt, with settings based on the movies not the series. However, the story does not follow any of the movies, nor does the main character resemble Tom Cruise, but everything else, from various gadgets and disguising is present. Due to following the story, you will unfold many mysteries behind the ICE Worm virus developed by the Surma Corporation that makes them only one step to global domination, and you as Ethan Hunt, a top-secret government agent will have to prevent that from happening using any means necessary.&lt;/story&gt; &lt;/game&gt;</text:p>
          </table:table-cell>
          <table:table-cell table:number-columns-repeated="1012"/>
        </table:table-row>
        <table:table-row table:style-name="ro1">
          <table:table-cell office:value-type="string">
            <text:p>MLB SlugFest 2003 (USA)</text:p>
          </table:table-cell>
          <table:table-cell office:value-type="float" office:value="2002">
            <text:p>2002</text:p>
          </table:table-cell>
          <table:table-cell office:value-type="string">
            <text:p>ESRB - E (Everyone)</text:p>
          </table:table-cell>
          <table:table-cell office:value-type="string">
            <text:p>MLB SlugFest 2003 </text:p>
          </table:table-cell>
          <table:table-cell table:style-name="Default" office:value-type="string">
            <text:p>Midway Games, Inc.</text:p>
          </table:table-cell>
          <table:table-cell office:value-type="string">
            <text:p>Midway</text:p>
          </table:table-cell>
          <table:table-cell office:value-type="string">
            <text:p>Sports/Baseball</text:p>
          </table:table-cell>
          <table:table-cell office:value-type="string">
            <text:p>4.4</text:p>
          </table:table-cell>
          <table:table-cell office:value-type="string">
            <text:p>1-2 Players</text:p>
          </table:table-cell>
          <table:table-cell office:value-type="string">
            <text:p>Midway's first extreme sports title that tackles the great American past-time... baseball. <text:s/>Take control of all of your favorite Major League Baseball teams and players armed with all of their real stats, attributes, abilities and attitude. <text:s/>Slugfest features many playable minigames, a season mode, quick play and exhibition play.****So what makes MLB Slugfest extreme? <text:s/>The game is far from a real baseball simulation. <text:s/>This is as arcade as it gets. <text:s/>Flaming fastballs that take out batters ankles (and reducing their stats), out-of-the-park home runs, dropkicking the catcher on your dash to home plate, kidney punching the batter who just ruined your no-hitter and many other brutal tactics bring sportsmanship to an all-new low.****Graphic touches include real player faces and details such as chewing gum and talking to teammates or opponents. <text:s/>Real stadiums all make their appearances along with several fantasy stadiums that can be unlocked.</text:p>
          </table:table-cell>
          <table:table-cell table:style-name="Default" table:formula="of:=CONCATENATE(&quot;&lt;game name=&quot;;CHAR(34);[.A322];CHAR(34);&quot;&gt; &lt;year&gt;&quot;;[.B322];&quot;&lt;/year&gt; &lt;rating&gt;&quot;;[.C322];&quot;&lt;/rating&gt; &lt;title&gt;&quot;;[.D322];&quot;&lt;/title&gt; &lt;pub&gt;&quot;;[.E322];&quot;&lt;/pub&gt; &lt;dev&gt;&quot;;[.F322];&quot;&lt;/dev&gt; &lt;genre&gt;&quot;;[.G322];&quot;&lt;/genre&gt; &lt;score&gt;&quot;;[.H322];&quot;&lt;/score&gt; &lt;player&gt;&quot;;[.I322];&quot;&lt;/player&gt; &lt;story&gt;&quot;;[.J322];&quot;&lt;/story&gt; &lt;/game&gt;&quot;)" office:value-type="string" office:string-value="&lt;game name=&quot;MLB SlugFest 2003 (USA)&quot;&gt; &lt;year&gt;2002&lt;/year&gt; &lt;rating&gt;ESRB - E (Everyone)&lt;/rating&gt; &lt;title&gt;MLB SlugFest 2003 &lt;/title&gt; &lt;pub&gt;Midway Games, Inc.&lt;/pub&gt; &lt;dev&gt;Midway&lt;/dev&gt; &lt;genre&gt;Sports/Baseball&lt;/genre&gt; &lt;score&gt;4.4&lt;/score&gt; &lt;player&gt;1-2 Players&lt;/player&gt; &lt;story&gt;Midway's first extreme sports title that tackles the great American past-time... baseball.  Take control of all of your favorite Major League Baseball teams and players armed with all of their real stats, attributes, abilities and attitude.  Slugfest features many playable minigames, a season mode, quick play and exhibition play.****So what makes MLB Slugfest extreme?  The game is far from a real baseball simulation.  This is as arcade as it gets.  Flaming fastballs that take out batters ankles (and reducing their stats), out-of-the-park home runs, dropkicking the catcher on your dash to home plate, kidney punching the batter who just ruined your no-hitter and many other brutal tactics bring sportsmanship to an all-new low.****Graphic touches include real player faces and details such as chewing gum and talking to teammates or opponents.  Real stadiums all make their appearances along with several fantasy stadiums that can be unlocked.&lt;/story&gt; &lt;/game&gt;">
            <text:p>&lt;game name="MLB SlugFest 2003 (USA)"&gt; &lt;year&gt;2002&lt;/year&gt; &lt;rating&gt;ESRB - E (Everyone)&lt;/rating&gt; &lt;title&gt;MLB SlugFest 2003 &lt;/title&gt; &lt;pub&gt;Midway Games, Inc.&lt;/pub&gt; &lt;dev&gt;Midway&lt;/dev&gt; &lt;genre&gt;Sports/Baseball&lt;/genre&gt; &lt;score&gt;4.4&lt;/score&gt; &lt;player&gt;1-2 Players&lt;/player&gt; &lt;story&gt;Midway's first extreme sports title that tackles the great American past-time... baseball. <text:s/>Take control of all of your favorite Major League Baseball teams and players armed with all of their real stats, attributes, abilities and attitude. <text:s/>Slugfest features many playable minigames, a season mode, quick play and exhibition play.****So what makes MLB Slugfest extreme? <text:s/>The game is far from a real baseball simulation. <text:s/>This is as arcade as it gets. <text:s/>Flaming fastballs that take out batters ankles (and reducing their stats), out-of-the-park home runs, dropkicking the catcher on your dash to home plate, kidney punching the batter who just ruined your no-hitter and many other brutal tactics bring sportsmanship to an all-new low.****Graphic touches include real player faces and details such as chewing gum and talking to teammates or opponents. <text:s/>Real stadiums all make their appearances along with several fantasy stadiums that can be unlocked.&lt;/story&gt; &lt;/game&gt;</text:p>
          </table:table-cell>
          <table:table-cell table:number-columns-repeated="1012"/>
        </table:table-row>
        <table:table-row table:style-name="ro1">
          <table:table-cell office:value-type="string">
            <text:p>MLB SlugFest 2004 (USA)</text:p>
          </table:table-cell>
          <table:table-cell office:value-type="float" office:value="2003">
            <text:p>2003</text:p>
          </table:table-cell>
          <table:table-cell office:value-type="string">
            <text:p>ESRB - E (Everyone)</text:p>
          </table:table-cell>
          <table:table-cell office:value-type="string">
            <text:p>MLB SlugFest 2004 </text:p>
          </table:table-cell>
          <table:table-cell table:style-name="Default" office:value-type="string">
            <text:p>Midway Home Entertainment, Inc.</text:p>
          </table:table-cell>
          <table:table-cell office:value-type="string">
            <text:p>Midway Games</text:p>
          </table:table-cell>
          <table:table-cell office:value-type="string">
            <text:p>Sports/Baseball</text:p>
          </table:table-cell>
          <table:table-cell office:value-type="string">
            <text:p>4.0</text:p>
          </table:table-cell>
          <table:table-cell office:value-type="string">
            <text:p>1-2 Players</text:p>
          </table:table-cell>
          <table:table-cell office:value-type="string">
            <text:p>The second title in Midway's baseball series, SlugFest 20-04 continues to pour on the rough-housing gameplay, bizarre codes, and humorous commentary. <text:s/>In addition to the new Home Run Derby mode and Create-A-Team options, the game features the ability of pitchers to catch "On Fire" and impossible Special Pitches that zigzag, arc, and whizz by in ways that would leave any batter humiliated. <text:s/>New secret teams have been added to the previous bunch, including aliens, minotaurs, and Sub-Zero of Mortal Kombat fame. <text:s/>The customizable Instant Replay is another nice touch, allowing you to relive the awkward moments once you pause the game. <text:s/>And, of course, Tim Kitzrow and Jim Shorts return to the commentators' booth, making their signature random comments and incessant arguments.</text:p>
          </table:table-cell>
          <table:table-cell table:style-name="Default" table:formula="of:=CONCATENATE(&quot;&lt;game name=&quot;;CHAR(34);[.A323];CHAR(34);&quot;&gt; &lt;year&gt;&quot;;[.B323];&quot;&lt;/year&gt; &lt;rating&gt;&quot;;[.C323];&quot;&lt;/rating&gt; &lt;title&gt;&quot;;[.D323];&quot;&lt;/title&gt; &lt;pub&gt;&quot;;[.E323];&quot;&lt;/pub&gt; &lt;dev&gt;&quot;;[.F323];&quot;&lt;/dev&gt; &lt;genre&gt;&quot;;[.G323];&quot;&lt;/genre&gt; &lt;score&gt;&quot;;[.H323];&quot;&lt;/score&gt; &lt;player&gt;&quot;;[.I323];&quot;&lt;/player&gt; &lt;story&gt;&quot;;[.J323];&quot;&lt;/story&gt; &lt;/game&gt;&quot;)" office:value-type="string" office:string-value="&lt;game name=&quot;MLB SlugFest 2004 (USA)&quot;&gt; &lt;year&gt;2003&lt;/year&gt; &lt;rating&gt;ESRB - E (Everyone)&lt;/rating&gt; &lt;title&gt;MLB SlugFest 2004 &lt;/title&gt; &lt;pub&gt;Midway Home Entertainment, Inc.&lt;/pub&gt; &lt;dev&gt;Midway Games&lt;/dev&gt; &lt;genre&gt;Sports/Baseball&lt;/genre&gt; &lt;score&gt;4.0&lt;/score&gt; &lt;player&gt;1-2 Players&lt;/player&gt; &lt;story&gt;The second title in Midway's baseball series, SlugFest 20-04 continues to pour on the rough-housing gameplay, bizarre codes, and humorous commentary.  In addition to the new Home Run Derby mode and Create-A-Team options, the game features the ability of pitchers to catch &quot;On Fire&quot; and impossible Special Pitches that zigzag, arc, and whizz by in ways that would leave any batter humiliated.  New secret teams have been added to the previous bunch, including aliens, minotaurs, and Sub-Zero of Mortal Kombat fame.  The customizable Instant Replay is another nice touch, allowing you to relive the awkward moments once you pause the game.  And, of course, Tim Kitzrow and Jim Shorts return to the commentators' booth, making their signature random comments and incessant arguments.&lt;/story&gt; &lt;/game&gt;">
            <text:p>&lt;game name="MLB SlugFest 2004 (USA)"&gt; &lt;year&gt;2003&lt;/year&gt; &lt;rating&gt;ESRB - E (Everyone)&lt;/rating&gt; &lt;title&gt;MLB SlugFest 2004 &lt;/title&gt; &lt;pub&gt;Midway Home Entertainment, Inc.&lt;/pub&gt; &lt;dev&gt;Midway Games&lt;/dev&gt; &lt;genre&gt;Sports/Baseball&lt;/genre&gt; &lt;score&gt;4.0&lt;/score&gt; &lt;player&gt;1-2 Players&lt;/player&gt; &lt;story&gt;The second title in Midway's baseball series, SlugFest 20-04 continues to pour on the rough-housing gameplay, bizarre codes, and humorous commentary. <text:s/>In addition to the new Home Run Derby mode and Create-A-Team options, the game features the ability of pitchers to catch "On Fire" and impossible Special Pitches that zigzag, arc, and whizz by in ways that would leave any batter humiliated. <text:s/>New secret teams have been added to the previous bunch, including aliens, minotaurs, and Sub-Zero of Mortal Kombat fame. <text:s/>The customizable Instant Replay is another nice touch, allowing you to relive the awkward moments once you pause the game. <text:s/>And, of course, Tim Kitzrow and Jim Shorts return to the commentators' booth, making their signature random comments and incessant arguments.&lt;/story&gt; &lt;/game&gt;</text:p>
          </table:table-cell>
          <table:table-cell table:number-columns-repeated="1012"/>
        </table:table-row>
        <table:table-row table:style-name="ro1">
          <table:table-cell office:value-type="string">
            <text:p>Monopoly Party (USA)</text:p>
          </table:table-cell>
          <table:table-cell office:value-type="float" office:value="2002">
            <text:p>2002</text:p>
          </table:table-cell>
          <table:table-cell office:value-type="string">
            <text:p>ESRB - E (Everyone)</text:p>
          </table:table-cell>
          <table:table-cell office:value-type="string">
            <text:p>Monopoly Party </text:p>
          </table:table-cell>
          <table:table-cell table:style-name="Default" office:value-type="string">
            <text:p>Infogrames, Inc.</text:p>
          </table:table-cell>
          <table:table-cell office:value-type="string">
            <text:p>Runecraft</text:p>
          </table:table-cell>
          <table:table-cell office:value-type="string">
            <text:p>Board Games</text:p>
          </table:table-cell>
          <table:table-cell office:value-type="string">
            <text:p>4.0</text:p>
          </table:table-cell>
          <table:table-cell office:value-type="string">
            <text:p>1-4 Players</text:p>
          </table:table-cell>
          <table:table-cell office:value-type="string">
            <text:p>Based on the hugely successful Monopoly board games, you have the opportunity to become a millionaire and bankrupt up to four other friends.****Like the original, you must buy property, move around the board, make money and ruin your enemy to survive.**This game features all you would expect of the game, fines, "GO", comunity chests and chances.****But unlike the original, your board can be made to be a sci-fi, fantasy, prehistoric or the original board.</text:p>
          </table:table-cell>
          <table:table-cell table:style-name="Default" table:formula="of:=CONCATENATE(&quot;&lt;game name=&quot;;CHAR(34);[.A324];CHAR(34);&quot;&gt; &lt;year&gt;&quot;;[.B324];&quot;&lt;/year&gt; &lt;rating&gt;&quot;;[.C324];&quot;&lt;/rating&gt; &lt;title&gt;&quot;;[.D324];&quot;&lt;/title&gt; &lt;pub&gt;&quot;;[.E324];&quot;&lt;/pub&gt; &lt;dev&gt;&quot;;[.F324];&quot;&lt;/dev&gt; &lt;genre&gt;&quot;;[.G324];&quot;&lt;/genre&gt; &lt;score&gt;&quot;;[.H324];&quot;&lt;/score&gt; &lt;player&gt;&quot;;[.I324];&quot;&lt;/player&gt; &lt;story&gt;&quot;;[.J324];&quot;&lt;/story&gt; &lt;/game&gt;&quot;)" office:value-type="string" office:string-value="&lt;game name=&quot;Monopoly Party (USA)&quot;&gt; &lt;year&gt;2002&lt;/year&gt; &lt;rating&gt;ESRB - E (Everyone)&lt;/rating&gt; &lt;title&gt;Monopoly Party &lt;/title&gt; &lt;pub&gt;Infogrames, Inc.&lt;/pub&gt; &lt;dev&gt;Runecraft&lt;/dev&gt; &lt;genre&gt;Board Games&lt;/genre&gt; &lt;score&gt;4.0&lt;/score&gt; &lt;player&gt;1-4 Players&lt;/player&gt; &lt;story&gt;Based on the hugely successful Monopoly board games, you have the opportunity to become a millionaire and bankrupt up to four other friends.****Like the original, you must buy property, move around the board, make money and ruin your enemy to survive.**This game features all you would expect of the game, fines, &quot;GO&quot;, comunity chests and chances.****But unlike the original, your board can be made to be a sci-fi, fantasy, prehistoric or the original board.&lt;/story&gt; &lt;/game&gt;">
            <text:p>&lt;game name="Monopoly Party (USA)"&gt; &lt;year&gt;2002&lt;/year&gt; &lt;rating&gt;ESRB - E (Everyone)&lt;/rating&gt; &lt;title&gt;Monopoly Party &lt;/title&gt; &lt;pub&gt;Infogrames, Inc.&lt;/pub&gt; &lt;dev&gt;Runecraft&lt;/dev&gt; &lt;genre&gt;Board Games&lt;/genre&gt; &lt;score&gt;4.0&lt;/score&gt; &lt;player&gt;1-4 Players&lt;/player&gt; &lt;story&gt;Based on the hugely successful Monopoly board games, you have the opportunity to become a millionaire and bankrupt up to four other friends.****Like the original, you must buy property, move around the board, make money and ruin your enemy to survive.**This game features all you would expect of the game, fines, "GO", comunity chests and chances.****But unlike the original, your board can be made to be a sci-fi, fantasy, prehistoric or the original board.&lt;/story&gt; &lt;/game&gt;</text:p>
          </table:table-cell>
          <table:table-cell table:number-columns-repeated="1012"/>
        </table:table-row>
        <table:table-row table:style-name="ro1">
          <table:table-cell office:value-type="string">
            <text:p>Monster 4x4 - Masters of Metal (USA)</text:p>
          </table:table-cell>
          <table:table-cell office:value-type="float" office:value="2003">
            <text:p>2003</text:p>
          </table:table-cell>
          <table:table-cell office:value-type="string">
            <text:p>ESRB - E (Everyone)</text:p>
          </table:table-cell>
          <table:table-cell office:value-type="string">
            <text:p>Monster 4x4 - Masters of Metal </text:p>
          </table:table-cell>
          <table:table-cell table:style-name="Default" office:value-type="string">
            <text:p>Ubisoft Entertainment SA</text:p>
          </table:table-cell>
          <table:table-cell office:value-type="string">
            <text:p>Inland Productions</text:p>
          </table:table-cell>
          <table:table-cell office:value-type="string">
            <text:p>Driving</text:p>
          </table:table-cell>
          <table:table-cell office:value-type="string">
            <text:p>3.5</text:p>
          </table:table-cell>
          <table:table-cell office:value-type="string">
            <text:p>1-2 Players</text:p>
          </table:table-cell>
          <table:table-cell office:value-type="string">
            <text:p>You are Rookie, a new monster truck driver just itching to show your stuff.****Race across the US, off-road, through famous monument, and in stadiums to show you are the best monster truck racer in the US!****Upgrade your Monster Jam trucks with powerups and new capabilities. Decide off-road which are the best choices to take as you race for cash and fame.</text:p>
          </table:table-cell>
          <table:table-cell table:style-name="Default" table:formula="of:=CONCATENATE(&quot;&lt;game name=&quot;;CHAR(34);[.A325];CHAR(34);&quot;&gt; &lt;year&gt;&quot;;[.B325];&quot;&lt;/year&gt; &lt;rating&gt;&quot;;[.C325];&quot;&lt;/rating&gt; &lt;title&gt;&quot;;[.D325];&quot;&lt;/title&gt; &lt;pub&gt;&quot;;[.E325];&quot;&lt;/pub&gt; &lt;dev&gt;&quot;;[.F325];&quot;&lt;/dev&gt; &lt;genre&gt;&quot;;[.G325];&quot;&lt;/genre&gt; &lt;score&gt;&quot;;[.H325];&quot;&lt;/score&gt; &lt;player&gt;&quot;;[.I325];&quot;&lt;/player&gt; &lt;story&gt;&quot;;[.J325];&quot;&lt;/story&gt; &lt;/game&gt;&quot;)" office:value-type="string" office:string-value="&lt;game name=&quot;Monster 4x4 - Masters of Metal (USA)&quot;&gt; &lt;year&gt;2003&lt;/year&gt; &lt;rating&gt;ESRB - E (Everyone)&lt;/rating&gt; &lt;title&gt;Monster 4x4 - Masters of Metal &lt;/title&gt; &lt;pub&gt;Ubisoft Entertainment SA&lt;/pub&gt; &lt;dev&gt;Inland Productions&lt;/dev&gt; &lt;genre&gt;Driving&lt;/genre&gt; &lt;score&gt;3.5&lt;/score&gt; &lt;player&gt;1-2 Players&lt;/player&gt; &lt;story&gt;You are Rookie, a new monster truck driver just itching to show your stuff.****Race across the US, off-road, through famous monument, and in stadiums to show you are the best monster truck racer in the US!****Upgrade your Monster Jam trucks with powerups and new capabilities. Decide off-road which are the best choices to take as you race for cash and fame.&lt;/story&gt; &lt;/game&gt;">
            <text:p>&lt;game name="Monster 4x4 - Masters of Metal (USA)"&gt; &lt;year&gt;2003&lt;/year&gt; &lt;rating&gt;ESRB - E (Everyone)&lt;/rating&gt; &lt;title&gt;Monster 4x4 - Masters of Metal &lt;/title&gt; &lt;pub&gt;Ubisoft Entertainment SA&lt;/pub&gt; &lt;dev&gt;Inland Productions&lt;/dev&gt; &lt;genre&gt;Driving&lt;/genre&gt; &lt;score&gt;3.5&lt;/score&gt; &lt;player&gt;1-2 Players&lt;/player&gt; &lt;story&gt;You are Rookie, a new monster truck driver just itching to show your stuff.****Race across the US, off-road, through famous monument, and in stadiums to show you are the best monster truck racer in the US!****Upgrade your Monster Jam trucks with powerups and new capabilities. Decide off-road which are the best choices to take as you race for cash and fame.&lt;/story&gt; &lt;/game&gt;</text:p>
          </table:table-cell>
          <table:table-cell table:number-columns-repeated="1012"/>
        </table:table-row>
        <table:table-row table:style-name="ro1">
          <table:table-cell office:value-type="string">
            <text:p>Monster House (USA)</text:p>
          </table:table-cell>
          <table:table-cell office:value-type="float" office:value="2006">
            <text:p>2006</text:p>
          </table:table-cell>
          <table:table-cell office:value-type="string">
            <text:p>ESRB - E10+ (Everyone 10+)</text:p>
          </table:table-cell>
          <table:table-cell office:value-type="string">
            <text:p>Monster House </text:p>
          </table:table-cell>
          <table:table-cell table:style-name="Default" office:value-type="string">
            <text:p>THQ</text:p>
          </table:table-cell>
          <table:table-cell office:value-type="string">
            <text:p>Artificial Mind and Movement</text:p>
          </table:table-cell>
          <table:table-cell office:value-type="string">
            <text:p>Action</text:p>
          </table:table-cell>
          <table:table-cell office:value-type="string">
            <text:p>2.6</text:p>
          </table:table-cell>
          <table:table-cell office:value-type="string">
            <text:p>1 Player</text:p>
          </table:table-cell>
          <table:table-cell office:value-type="string">
            <text:p>The house that old man Nebbercracker owns is alive and is swallowing whole anything that comes close to it. Three neighborhood kids DJ, Chowder, and Jenny decided to plan an attack on the house on Hallows' Eve. There plans go array when police officers catch them attempting to break into the house and place the kids in the back of a police car. However, the house swallows the police officers and then swallows the police car holding the children. Now that the children are in the belly of the beast, they have to find a way to put a stop to this monster house. <text:s/>In Monster House players have to explore the house while taking on the role of the three children (the game will automatically switch to a different character as the story calls for it). Each child is armed with a water blaster and a melee attack to take out enemies. The water blasters reservoir will get drained each time it's fired and will require an occasional re-pumping to refill it. Also, each child has a unique limited ammo weapon, DJ has an instant camera which can stun enemies with its flash, Jenny has a slingshot which shoots marbles, and Chowder has water balloons to soak enemies. Players can find items like keys to unlock doors, cans of pop to regain health, and arcade tokens which can then be used to play a mini-game called Thou Art Dead, a side-scolling action game. The various bathrooms found through out the house are safe zones and will allow the player to save their game. Also, finding toy monkeys scattered through out the house will unlock game art which can be viewed in the game's Gallery mode.</text:p>
          </table:table-cell>
          <table:table-cell table:style-name="Default" table:formula="of:=CONCATENATE(&quot;&lt;game name=&quot;;CHAR(34);[.A326];CHAR(34);&quot;&gt; &lt;year&gt;&quot;;[.B326];&quot;&lt;/year&gt; &lt;rating&gt;&quot;;[.C326];&quot;&lt;/rating&gt; &lt;title&gt;&quot;;[.D326];&quot;&lt;/title&gt; &lt;pub&gt;&quot;;[.E326];&quot;&lt;/pub&gt; &lt;dev&gt;&quot;;[.F326];&quot;&lt;/dev&gt; &lt;genre&gt;&quot;;[.G326];&quot;&lt;/genre&gt; &lt;score&gt;&quot;;[.H326];&quot;&lt;/score&gt; &lt;player&gt;&quot;;[.I326];&quot;&lt;/player&gt; &lt;story&gt;&quot;;[.J326];&quot;&lt;/story&gt; &lt;/game&gt;&quot;)" office:value-type="string" office:string-value="&lt;game name=&quot;Monster House (USA)&quot;&gt; &lt;year&gt;2006&lt;/year&gt; &lt;rating&gt;ESRB - E10+ (Everyone 10+)&lt;/rating&gt; &lt;title&gt;Monster House &lt;/title&gt; &lt;pub&gt;THQ&lt;/pub&gt; &lt;dev&gt;Artificial Mind and Movement&lt;/dev&gt; &lt;genre&gt;Action&lt;/genre&gt; &lt;score&gt;2.6&lt;/score&gt; &lt;player&gt;1 Player&lt;/player&gt; &lt;story&gt;The house that old man Nebbercracker owns is alive and is swallowing whole anything that comes close to it. Three neighborhood kids DJ, Chowder, and Jenny decided to plan an attack on the house on Hallows' Eve. There plans go array when police officers catch them attempting to break into the house and place the kids in the back of a police car. However, the house swallows the police officers and then swallows the police car holding the children. Now that the children are in the belly of the beast, they have to find a way to put a stop to this monster house.  In Monster House players have to explore the house while taking on the role of the three children (the game will automatically switch to a different character as the story calls for it). Each child is armed with a water blaster and a melee attack to take out enemies. The water blasters reservoir will get drained each time it's fired and will require an occasional re-pumping to refill it. Also, each child has a unique limited ammo weapon, DJ has an instant camera which can stun enemies with its flash, Jenny has a slingshot which shoots marbles, and Chowder has water balloons to soak enemies. Players can find items like keys to unlock doors, cans of pop to regain health, and arcade tokens which can then be used to play a mini-game called Thou Art Dead, a side-scolling action game. The various bathrooms found through out the house are safe zones and will allow the player to save their game. Also, finding toy monkeys scattered through out the house will unlock game art which can be viewed in the game's Gallery mode.&lt;/story&gt; &lt;/game&gt;">
            <text:p>&lt;game name="Monster House (USA)"&gt; &lt;year&gt;2006&lt;/year&gt; &lt;rating&gt;ESRB - E10+ (Everyone 10+)&lt;/rating&gt; &lt;title&gt;Monster House &lt;/title&gt; &lt;pub&gt;THQ&lt;/pub&gt; &lt;dev&gt;Artificial Mind and Movement&lt;/dev&gt; &lt;genre&gt;Action&lt;/genre&gt; &lt;score&gt;2.6&lt;/score&gt; &lt;player&gt;1 Player&lt;/player&gt; &lt;story&gt;The house that old man Nebbercracker owns is alive and is swallowing whole anything that comes close to it. Three neighborhood kids DJ, Chowder, and Jenny decided to plan an attack on the house on Hallows' Eve. There plans go array when police officers catch them attempting to break into the house and place the kids in the back of a police car. However, the house swallows the police officers and then swallows the police car holding the children. Now that the children are in the belly of the beast, they have to find a way to put a stop to this monster house. <text:s/>In Monster House players have to explore the house while taking on the role of the three children (the game will automatically switch to a different character as the story calls for it). Each child is armed with a water blaster and a melee attack to take out enemies. The water blasters reservoir will get drained each time it's fired and will require an occasional re-pumping to refill it. Also, each child has a unique limited ammo weapon, DJ has an instant camera which can stun enemies with its flash, Jenny has a slingshot which shoots marbles, and Chowder has water balloons to soak enemies. Players can find items like keys to unlock doors, cans of pop to regain health, and arcade tokens which can then be used to play a mini-game called Thou Art Dead, a side-scolling action game. The various bathrooms found through out the house are safe zones and will allow the player to save their game. Also, finding toy monkeys scattered through out the house will unlock game art which can be viewed in the game's Gallery mode.&lt;/story&gt; &lt;/game&gt;</text:p>
          </table:table-cell>
          <table:table-cell table:number-columns-repeated="1012"/>
        </table:table-row>
        <table:table-row table:style-name="ro1">
          <table:table-cell office:value-type="string">
            <text:p>Monster Jam - Maximum Destruction (USA)</text:p>
          </table:table-cell>
          <table:table-cell office:value-type="float" office:value="2002">
            <text:p>2002</text:p>
          </table:table-cell>
          <table:table-cell office:value-type="string">
            <text:p>ESRB - T (Teen)</text:p>
          </table:table-cell>
          <table:table-cell office:value-type="string">
            <text:p>Monster Jam - Maximum Destruction </text:p>
          </table:table-cell>
          <table:table-cell table:style-name="Default" office:value-type="string">
            <text:p>Ubi Soft Entertainment Software</text:p>
          </table:table-cell>
          <table:table-cell office:value-type="string">
            <text:p>Inland Productions</text:p>
          </table:table-cell>
          <table:table-cell office:value-type="string">
            <text:p>Driving</text:p>
          </table:table-cell>
          <table:table-cell office:value-type="string">
            <text:p>3.8</text:p>
          </table:table-cell>
          <table:table-cell office:value-type="string">
            <text:p>1-2 Players</text:p>
          </table:table-cell>
          <table:table-cell office:value-type="string">
            <text:p>Using recognizable Monster Trucks, Monster Jam Maximum Destruction is a fast action vehicle combat game. Players control the awesome power of a huge monster truck to smash through walls, leap over buses, and grind opponents beneath their tires. Damaged truck pieces deform, blacken, bend and eventually fall off under the fury of savage vehicular combat.</text:p>
          </table:table-cell>
          <table:table-cell table:style-name="Default" table:formula="of:=CONCATENATE(&quot;&lt;game name=&quot;;CHAR(34);[.A327];CHAR(34);&quot;&gt; &lt;year&gt;&quot;;[.B327];&quot;&lt;/year&gt; &lt;rating&gt;&quot;;[.C327];&quot;&lt;/rating&gt; &lt;title&gt;&quot;;[.D327];&quot;&lt;/title&gt; &lt;pub&gt;&quot;;[.E327];&quot;&lt;/pub&gt; &lt;dev&gt;&quot;;[.F327];&quot;&lt;/dev&gt; &lt;genre&gt;&quot;;[.G327];&quot;&lt;/genre&gt; &lt;score&gt;&quot;;[.H327];&quot;&lt;/score&gt; &lt;player&gt;&quot;;[.I327];&quot;&lt;/player&gt; &lt;story&gt;&quot;;[.J327];&quot;&lt;/story&gt; &lt;/game&gt;&quot;)" office:value-type="string" office:string-value="&lt;game name=&quot;Monster Jam - Maximum Destruction (USA)&quot;&gt; &lt;year&gt;2002&lt;/year&gt; &lt;rating&gt;ESRB - T (Teen)&lt;/rating&gt; &lt;title&gt;Monster Jam - Maximum Destruction &lt;/title&gt; &lt;pub&gt;Ubi Soft Entertainment Software&lt;/pub&gt; &lt;dev&gt;Inland Productions&lt;/dev&gt; &lt;genre&gt;Driving&lt;/genre&gt; &lt;score&gt;3.8&lt;/score&gt; &lt;player&gt;1-2 Players&lt;/player&gt; &lt;story&gt;Using recognizable Monster Trucks, Monster Jam Maximum Destruction is a fast action vehicle combat game. Players control the awesome power of a huge monster truck to smash through walls, leap over buses, and grind opponents beneath their tires. Damaged truck pieces deform, blacken, bend and eventually fall off under the fury of savage vehicular combat.&lt;/story&gt; &lt;/game&gt;">
            <text:p>&lt;game name="Monster Jam - Maximum Destruction (USA)"&gt; &lt;year&gt;2002&lt;/year&gt; &lt;rating&gt;ESRB - T (Teen)&lt;/rating&gt; &lt;title&gt;Monster Jam - Maximum Destruction &lt;/title&gt; &lt;pub&gt;Ubi Soft Entertainment Software&lt;/pub&gt; &lt;dev&gt;Inland Productions&lt;/dev&gt; &lt;genre&gt;Driving&lt;/genre&gt; &lt;score&gt;3.8&lt;/score&gt; &lt;player&gt;1-2 Players&lt;/player&gt; &lt;story&gt;Using recognizable Monster Trucks, Monster Jam Maximum Destruction is a fast action vehicle combat game. Players control the awesome power of a huge monster truck to smash through walls, leap over buses, and grind opponents beneath their tires. Damaged truck pieces deform, blacken, bend and eventually fall off under the fury of savage vehicular combat.&lt;/story&gt; &lt;/game&gt;</text:p>
          </table:table-cell>
          <table:table-cell table:number-columns-repeated="1012"/>
        </table:table-row>
        <table:table-row table:style-name="ro1">
          <table:table-cell office:value-type="string">
            <text:p>Mortal Kombat - Deadly Alliance (USA)</text:p>
          </table:table-cell>
          <table:table-cell office:value-type="float" office:value="2002">
            <text:p>2002</text:p>
          </table:table-cell>
          <table:table-cell office:value-type="string">
            <text:p>ESRB - M (Mature)</text:p>
          </table:table-cell>
          <table:table-cell office:value-type="string">
            <text:p>Mortal Kombat - Deadly Alliance </text:p>
          </table:table-cell>
          <table:table-cell table:style-name="Default" office:value-type="string">
            <text:p>Midway Home Entertainment, Inc.</text:p>
          </table:table-cell>
          <table:table-cell office:value-type="string">
            <text:p>Midway</text:p>
          </table:table-cell>
          <table:table-cell office:value-type="string">
            <text:p>Fighter</text:p>
          </table:table-cell>
          <table:table-cell office:value-type="string">
            <text:p>3.4</text:p>
          </table:table-cell>
          <table:table-cell office:value-type="string">
            <text:p>1-2 Players</text:p>
          </table:table-cell>
          <table:table-cell office:value-type="string">
            <text:p>Mortal Kombat: Deadly Alliance is the first Mortal Kombat outing on the next-gen systems.****Returning from past games are all your favorite fighters, and a host of new ones. <text:s/>Johnny Cage, Scorpion, Sub-Zero, Raiden, joined by such newcomers as Molloch and Quan Chi. <text:s/>Each character has their own specific fatalities.****New to DA is a completely revamped fight engine. <text:s/>The graphics are in full 3D and feature somewhat interactive environments. <text:s/>Each character now has different fighting stances, allowing them to be in an offensive stance or a fatality stance.****DA has over 600 unlockable extras, that are opened by earning "koins" that unlock "koffins". <text:s/>The game also comes packaged with bonus material, such as the "making of Deadly Alliance" and "the history of Mortal Kombat".</text:p>
          </table:table-cell>
          <table:table-cell table:style-name="Default" table:formula="of:=CONCATENATE(&quot;&lt;game name=&quot;;CHAR(34);[.A328];CHAR(34);&quot;&gt; &lt;year&gt;&quot;;[.B328];&quot;&lt;/year&gt; &lt;rating&gt;&quot;;[.C328];&quot;&lt;/rating&gt; &lt;title&gt;&quot;;[.D328];&quot;&lt;/title&gt; &lt;pub&gt;&quot;;[.E328];&quot;&lt;/pub&gt; &lt;dev&gt;&quot;;[.F328];&quot;&lt;/dev&gt; &lt;genre&gt;&quot;;[.G328];&quot;&lt;/genre&gt; &lt;score&gt;&quot;;[.H328];&quot;&lt;/score&gt; &lt;player&gt;&quot;;[.I328];&quot;&lt;/player&gt; &lt;story&gt;&quot;;[.J328];&quot;&lt;/story&gt; &lt;/game&gt;&quot;)" office:value-type="string" office:string-value="&lt;game name=&quot;Mortal Kombat - Deadly Alliance (USA)&quot;&gt; &lt;year&gt;2002&lt;/year&gt; &lt;rating&gt;ESRB - M (Mature)&lt;/rating&gt; &lt;title&gt;Mortal Kombat - Deadly Alliance &lt;/title&gt; &lt;pub&gt;Midway Home Entertainment, Inc.&lt;/pub&gt; &lt;dev&gt;Midway&lt;/dev&gt; &lt;genre&gt;Fighter&lt;/genre&gt; &lt;score&gt;3.4&lt;/score&gt; &lt;player&gt;1-2 Players&lt;/player&gt; &lt;story&gt;Mortal Kombat: Deadly Alliance is the first Mortal Kombat outing on the next-gen systems.****Returning from past games are all your favorite fighters, and a host of new ones.  Johnny Cage, Scorpion, Sub-Zero, Raiden, joined by such newcomers as Molloch and Quan Chi.  Each character has their own specific fatalities.****New to DA is a completely revamped fight engine.  The graphics are in full 3D and feature somewhat interactive environments.  Each character now has different fighting stances, allowing them to be in an offensive stance or a fatality stance.****DA has over 600 unlockable extras, that are opened by earning &quot;koins&quot; that unlock &quot;koffins&quot;.  The game also comes packaged with bonus material, such as the &quot;making of Deadly Alliance&quot; and &quot;the history of Mortal Kombat&quot;.&lt;/story&gt; &lt;/game&gt;">
            <text:p>&lt;game name="Mortal Kombat - Deadly Alliance (USA)"&gt; &lt;year&gt;2002&lt;/year&gt; &lt;rating&gt;ESRB - M (Mature)&lt;/rating&gt; &lt;title&gt;Mortal Kombat - Deadly Alliance &lt;/title&gt; &lt;pub&gt;Midway Home Entertainment, Inc.&lt;/pub&gt; &lt;dev&gt;Midway&lt;/dev&gt; &lt;genre&gt;Fighter&lt;/genre&gt; &lt;score&gt;3.4&lt;/score&gt; &lt;player&gt;1-2 Players&lt;/player&gt; &lt;story&gt;Mortal Kombat: Deadly Alliance is the first Mortal Kombat outing on the next-gen systems.****Returning from past games are all your favorite fighters, and a host of new ones. <text:s/>Johnny Cage, Scorpion, Sub-Zero, Raiden, joined by such newcomers as Molloch and Quan Chi. <text:s/>Each character has their own specific fatalities.****New to DA is a completely revamped fight engine. <text:s/>The graphics are in full 3D and feature somewhat interactive environments. <text:s/>Each character now has different fighting stances, allowing them to be in an offensive stance or a fatality stance.****DA has over 600 unlockable extras, that are opened by earning "koins" that unlock "koffins". <text:s/>The game also comes packaged with bonus material, such as the "making of Deadly Alliance" and "the history of Mortal Kombat".&lt;/story&gt; &lt;/game&gt;</text:p>
          </table:table-cell>
          <table:table-cell table:number-columns-repeated="1012"/>
        </table:table-row>
        <table:table-row table:style-name="ro1">
          <table:table-cell office:value-type="string">
            <text:p>Mortal Kombat - Deception (USA)</text:p>
          </table:table-cell>
          <table:table-cell office:value-type="float" office:value="2005">
            <text:p>2005</text:p>
          </table:table-cell>
          <table:table-cell office:value-type="string">
            <text:p>ESRB - M (Mature)</text:p>
          </table:table-cell>
          <table:table-cell office:value-type="string">
            <text:p>Mortal Kombat - Deception </text:p>
          </table:table-cell>
          <table:table-cell table:style-name="Default" office:value-type="string">
            <text:p>Midway Home Entertainment, Inc.</text:p>
          </table:table-cell>
          <table:table-cell office:value-type="string">
            <text:p>Midway</text:p>
          </table:table-cell>
          <table:table-cell office:value-type="string">
            <text:p>Fighter</text:p>
          </table:table-cell>
          <table:table-cell office:value-type="string">
            <text:p>4.0</text:p>
          </table:table-cell>
          <table:table-cell office:value-type="string">
            <text:p>1-2 Players</text:p>
          </table:table-cell>
          <table:table-cell office:value-type="string">
            <text:p>Based of the Mortal Kombat: Deadly Alliance engine, players once again have to fight to stop this new threat in the sixth installment of the fighting series. <text:s/>The standard Arcade, Versus, and Practice modes return, as well as new items to be found in the Krypt. <text:s/>In addition, there are new Konquest Adventure, Chess Kombat, and Puzzle Kombat modes to give the player new mini-games. <text:s/>****There are a dozen Mortal Kombat fighters selectable at the start of the game, including both old favorites and mysterious newcomers. Longtime fans of the series will recognize veterans of the earliest Mortal Kombat games, such as Sub-Zero and Scorpion, Kabal, Baraka, Mileena, Ermac, and Nightwolf, who are joined by relative newcomers like Bo'Rai Cho, who debuted in Deadly Alliance. Deception also introduces nine new fighters, Ashrah, Dairou, Darrius, Havik, Hotaru, Kira, Shujinko, Onaga and Kobra, each with a distinctly new fighting style intended to balance the deadly abilities of the other characters.****The Playstation 2 and Xbox versions offer online, competitive play against other players. The Gamecube version does not include online play, but offers Goro and Shao Kahn as exclusive playable characters.</text:p>
          </table:table-cell>
          <table:table-cell table:style-name="Default" table:formula="of:=CONCATENATE(&quot;&lt;game name=&quot;;CHAR(34);[.A329];CHAR(34);&quot;&gt; &lt;year&gt;&quot;;[.B329];&quot;&lt;/year&gt; &lt;rating&gt;&quot;;[.C329];&quot;&lt;/rating&gt; &lt;title&gt;&quot;;[.D329];&quot;&lt;/title&gt; &lt;pub&gt;&quot;;[.E329];&quot;&lt;/pub&gt; &lt;dev&gt;&quot;;[.F329];&quot;&lt;/dev&gt; &lt;genre&gt;&quot;;[.G329];&quot;&lt;/genre&gt; &lt;score&gt;&quot;;[.H329];&quot;&lt;/score&gt; &lt;player&gt;&quot;;[.I329];&quot;&lt;/player&gt; &lt;story&gt;&quot;;[.J329];&quot;&lt;/story&gt; &lt;/game&gt;&quot;)" office:value-type="string" office:string-value="&lt;game name=&quot;Mortal Kombat - Deception (USA)&quot;&gt; &lt;year&gt;2005&lt;/year&gt; &lt;rating&gt;ESRB - M (Mature)&lt;/rating&gt; &lt;title&gt;Mortal Kombat - Deception &lt;/title&gt; &lt;pub&gt;Midway Home Entertainment, Inc.&lt;/pub&gt; &lt;dev&gt;Midway&lt;/dev&gt; &lt;genre&gt;Fighter&lt;/genre&gt; &lt;score&gt;4.0&lt;/score&gt; &lt;player&gt;1-2 Players&lt;/player&gt; &lt;story&gt;Based of the Mortal Kombat: Deadly Alliance engine, players once again have to fight to stop this new threat in the sixth installment of the fighting series.  The standard Arcade, Versus, and Practice modes return, as well as new items to be found in the Krypt.  In addition, there are new Konquest Adventure, Chess Kombat, and Puzzle Kombat modes to give the player new mini-games.  ****There are a dozen Mortal Kombat fighters selectable at the start of the game, including both old favorites and mysterious newcomers. Longtime fans of the series will recognize veterans of the earliest Mortal Kombat games, such as Sub-Zero and Scorpion, Kabal, Baraka, Mileena, Ermac, and Nightwolf, who are joined by relative newcomers like Bo'Rai Cho, who debuted in Deadly Alliance. Deception also introduces nine new fighters, Ashrah, Dairou, Darrius, Havik, Hotaru, Kira, Shujinko, Onaga and Kobra, each with a distinctly new fighting style intended to balance the deadly abilities of the other characters.****The Playstation 2 and Xbox versions offer online, competitive play against other players. The Gamecube version does not include online play, but offers Goro and Shao Kahn as exclusive playable characters.&lt;/story&gt; &lt;/game&gt;">
            <text:p>&lt;game name="Mortal Kombat - Deception (USA)"&gt; &lt;year&gt;2005&lt;/year&gt; &lt;rating&gt;ESRB - M (Mature)&lt;/rating&gt; &lt;title&gt;Mortal Kombat - Deception &lt;/title&gt; &lt;pub&gt;Midway Home Entertainment, Inc.&lt;/pub&gt; &lt;dev&gt;Midway&lt;/dev&gt; &lt;genre&gt;Fighter&lt;/genre&gt; &lt;score&gt;4.0&lt;/score&gt; &lt;player&gt;1-2 Players&lt;/player&gt; &lt;story&gt;Based of the Mortal Kombat: Deadly Alliance engine, players once again have to fight to stop this new threat in the sixth installment of the fighting series. <text:s/>The standard Arcade, Versus, and Practice modes return, as well as new items to be found in the Krypt. <text:s/>In addition, there are new Konquest Adventure, Chess Kombat, and Puzzle Kombat modes to give the player new mini-games. <text:s/>****There are a dozen Mortal Kombat fighters selectable at the start of the game, including both old favorites and mysterious newcomers. Longtime fans of the series will recognize veterans of the earliest Mortal Kombat games, such as Sub-Zero and Scorpion, Kabal, Baraka, Mileena, Ermac, and Nightwolf, who are joined by relative newcomers like Bo'Rai Cho, who debuted in Deadly Alliance. Deception also introduces nine new fighters, Ashrah, Dairou, Darrius, Havik, Hotaru, Kira, Shujinko, Onaga and Kobra, each with a distinctly new fighting style intended to balance the deadly abilities of the other characters.****The Playstation 2 and Xbox versions offer online, competitive play against other players. The Gamecube version does not include online play, but offers Goro and Shao Kahn as exclusive playable characters.&lt;/story&gt; &lt;/game&gt;</text:p>
          </table:table-cell>
          <table:table-cell table:number-columns-repeated="1012"/>
        </table:table-row>
        <table:table-row table:style-name="ro1">
          <table:table-cell office:value-type="string">
            <text:p>Mr. Driller - Drill Land (Japan)</text:p>
          </table:table-cell>
          <table:table-cell office:value-type="float" office:value="2002">
            <text:p>2002</text:p>
          </table:table-cell>
          <table:table-cell office:value-type="string">
            <text:p>ESRB - E (Everyone)</text:p>
          </table:table-cell>
          <table:table-cell office:value-type="string">
            <text:p>Mr. Driller - Drill Land </text:p>
          </table:table-cell>
          <table:table-cell table:style-name="Default" office:value-type="string">
            <text:p>Namco Limited</text:p>
          </table:table-cell>
          <table:table-cell office:value-type="string">
            <text:p>Namco</text:p>
          </table:table-cell>
          <table:table-cell office:value-type="string">
            <text:p>Puzzle</text:p>
          </table:table-cell>
          <table:table-cell office:value-type="string">
            <text:p>3.0</text:p>
          </table:table-cell>
          <table:table-cell office:value-type="string">
            <text:p>1-2 Players</text:p>
          </table:table-cell>
          <table:table-cell office:value-type="string">
            <text:p>Mr. Driller and his friends are invited to the opening of Drill Land, a theme park with five different attractions. <text:s/>Mr. Driller and the rest of the crew set out to explore the unique drill-themed attractions and complete them, to earn a stamp from each one.****Mr. Driller: Drill Land is a sequel to Mr. Driller. <text:s/>The basic goal is like the original - players must dig through from top to bottom, aiming to reach the goal depth in meters. <text:s/>As they dig, they gradually lose air, so they must also collect air capsules to replenish their air and prevent losing a life. <text:s/>However, Drill Land has five different attractions, each with its own unique take on the Mr. Driller formula:****1. The Hole of Druaga - An obvious homage to the Namco game The Tower of Druaga, The Hole of Druaga has Anna Hottenmeyer digging through a block filled castle, encountering enemies such as slimes, knights and wizards. <text:s/>Anna must find and defeat the dragon that is guarding the key to the exit, and then make it to the exit to battle the final boss.****2. World Drill Tour - The standard Mr. Driller mode of play. <text:s/>Dig your way through to the set depth, using any character that you like. <text:s/>Each character has their own strengths and weaknesses.****3. Star Driller - A spaced themed stage where you play as Susumu. <text:s/>Dig through the blocks, and make your way to the set depth. <text:s/>Star blocks are power-ups that can either help (such as a barrier for an extra hit) or hinder (like a black hole that sucks all the blocks away close to you).****4. Drindy Adventure - This stage stars Taizo from the original Dig Dug, in an Indiana Jones-like setting. <text:s/>Taizo does not require air in this mode, and his goal is to collect a set amount of gold statues. <text:s/>In his way are traps like rolling boulders, spikes, and flames.****5. Horror Night House - A ghost-themed stage featuring Ataru as a ghost hunter. <text:s/>Your goal is to kill ghosts by first collecting holy water to fill your syringe-like drill, and then wait for ghosts to get close to you, and inject the nearby bricks with holy water to stun them. <text:s/>While the ghosts are stunned, you can break the bricks to finish them off.****Mr. Driller: Drill Land also features two multiplayer modes: Race and Battle. <text:s/>Race has each player trying to be the first to reach the set depth. <text:s/>Battle has everyone on the same screen, attempting to collect the gold coin. <text:s/>It takes three gold coins to win.</text:p>
          </table:table-cell>
          <table:table-cell table:style-name="Default" table:formula="of:=CONCATENATE(&quot;&lt;game name=&quot;;CHAR(34);[.A330];CHAR(34);&quot;&gt; &lt;year&gt;&quot;;[.B330];&quot;&lt;/year&gt; &lt;rating&gt;&quot;;[.C330];&quot;&lt;/rating&gt; &lt;title&gt;&quot;;[.D330];&quot;&lt;/title&gt; &lt;pub&gt;&quot;;[.E330];&quot;&lt;/pub&gt; &lt;dev&gt;&quot;;[.F330];&quot;&lt;/dev&gt; &lt;genre&gt;&quot;;[.G330];&quot;&lt;/genre&gt; &lt;score&gt;&quot;;[.H330];&quot;&lt;/score&gt; &lt;player&gt;&quot;;[.I330];&quot;&lt;/player&gt; &lt;story&gt;&quot;;[.J330];&quot;&lt;/story&gt; &lt;/game&gt;&quot;)" office:value-type="string" office:string-value="&lt;game name=&quot;Mr. Driller - Drill Land (Japan)&quot;&gt; &lt;year&gt;2002&lt;/year&gt; &lt;rating&gt;ESRB - E (Everyone)&lt;/rating&gt; &lt;title&gt;Mr. Driller - Drill Land &lt;/title&gt; &lt;pub&gt;Namco Limited&lt;/pub&gt; &lt;dev&gt;Namco&lt;/dev&gt; &lt;genre&gt;Puzzle&lt;/genre&gt; &lt;score&gt;3.0&lt;/score&gt; &lt;player&gt;1-2 Players&lt;/player&gt; &lt;story&gt;Mr. Driller and his friends are invited to the opening of Drill Land, a theme park with five different attractions.  Mr. Driller and the rest of the crew set out to explore the unique drill-themed attractions and complete them, to earn a stamp from each one.****Mr. Driller: Drill Land is a sequel to Mr. Driller.  The basic goal is like the original - players must dig through from top to bottom, aiming to reach the goal depth in meters.  As they dig, they gradually lose air, so they must also collect air capsules to replenish their air and prevent losing a life.  However, Drill Land has five different attractions, each with its own unique take on the Mr. Driller formula:****1. The Hole of Druaga - An obvious homage to the Namco game The Tower of Druaga, The Hole of Druaga has Anna Hottenmeyer digging through a block filled castle, encountering enemies such as slimes, knights and wizards.  Anna must find and defeat the dragon that is guarding the key to the exit, and then make it to the exit to battle the final boss.****2. World Drill Tour - The standard Mr. Driller mode of play.  Dig your way through to the set depth, using any character that you like.  Each character has their own strengths and weaknesses.****3. Star Driller - A spaced themed stage where you play as Susumu.  Dig through the blocks, and make your way to the set depth.  Star blocks are power-ups that can either help (such as a barrier for an extra hit) or hinder (like a black hole that sucks all the blocks away close to you).****4. Drindy Adventure - This stage stars Taizo from the original Dig Dug, in an Indiana Jones-like setting.  Taizo does not require air in this mode, and his goal is to collect a set amount of gold statues.  In his way are traps like rolling boulders, spikes, and flames.****5. Horror Night House - A ghost-themed stage featuring Ataru as a ghost hunter.  Your goal is to kill ghosts by first collecting holy water to fill your syringe-like drill, and then wait for ghosts to get close to you, and inject the nearby bricks with holy water to stun them.  While the ghosts are stunned, you can break the bricks to finish them off.****Mr. Driller: Drill Land also features two multiplayer modes: Race and Battle.  Race has each player trying to be the first to reach the set depth.  Battle has everyone on the same screen, attempting to collect the gold coin.  It takes three gold coins to win.&lt;/story&gt; &lt;/game&gt;">
            <text:p>&lt;game name="Mr. Driller - Drill Land (Japan)"&gt; &lt;year&gt;2002&lt;/year&gt; &lt;rating&gt;ESRB - E (Everyone)&lt;/rating&gt; &lt;title&gt;Mr. Driller - Drill Land &lt;/title&gt; &lt;pub&gt;Namco Limited&lt;/pub&gt; &lt;dev&gt;Namco&lt;/dev&gt; &lt;genre&gt;Puzzle&lt;/genre&gt; &lt;score&gt;3.0&lt;/score&gt; &lt;player&gt;1-2 Players&lt;/player&gt; &lt;story&gt;Mr. Driller and his friends are invited to the opening of Drill Land, a theme park with five different attractions. <text:s/>Mr. Driller and the rest of the crew set out to explore the unique drill-themed attractions and complete them, to earn a stamp from each one.****Mr. Driller: Drill Land is a sequel to Mr. Driller. <text:s/>The basic goal is like the original - players must dig through from top to bottom, aiming to reach the goal depth in meters. <text:s/>As they dig, they gradually lose air, so they must also collect air capsules to replenish their air and prevent losing a life. <text:s/>However, Drill Land has five different attractions, each with its own unique take on the Mr. Driller formula:****1. The Hole of Druaga - An obvious homage to the Namco game The Tower of Druaga, The Hole of Druaga has Anna Hottenmeyer digging through a block filled castle, encountering enemies such as slimes, knights and wizards. <text:s/>Anna must find and defeat the dragon that is guarding the key to the exit, and then make it to the exit to battle the final boss.****2. World Drill Tour - The standard Mr. Driller mode of play. <text:s/>Dig your way through to the set depth, using any character that you like. <text:s/>Each character has their own strengths and weaknesses.****3. Star Driller - A spaced themed stage where you play as Susumu. <text:s/>Dig through the blocks, and make your way to the set depth. <text:s/>Star blocks are power-ups that can either help (such as a barrier for an extra hit) or hinder (like a black hole that sucks all the blocks away close to you).****4. Drindy Adventure - This stage stars Taizo from the original Dig Dug, in an Indiana Jones-like setting. <text:s/>Taizo does not require air in this mode, and his goal is to collect a set amount of gold statues. <text:s/>In his way are traps like rolling boulders, spikes, and flames.****5. Horror Night House - A ghost-themed stage featuring Ataru as a ghost hunter. <text:s/>Your goal is to kill ghosts by first collecting holy water to fill your syringe-like drill, and then wait for ghosts to get close to you, and inject the nearby bricks with holy water to stun them. <text:s/>While the ghosts are stunned, you can break the bricks to finish them off.****Mr. Driller: Drill Land also features two multiplayer modes: Race and Battle. <text:s/>Race has each player trying to be the first to reach the set depth. <text:s/>Battle has everyone on the same screen, attempting to collect the gold coin. <text:s/>It takes three gold coins to win.&lt;/story&gt; &lt;/game&gt;</text:p>
          </table:table-cell>
          <table:table-cell table:number-columns-repeated="1012"/>
        </table:table-row>
        <table:table-row table:style-name="ro1">
          <table:table-cell office:value-type="string">
            <text:p>Muppets - Party Cruise (USA)</text:p>
          </table:table-cell>
          <table:table-cell office:value-type="float" office:value="2003">
            <text:p>2003</text:p>
          </table:table-cell>
          <table:table-cell office:value-type="string">
            <text:p>ESRB - E (Everyone)</text:p>
          </table:table-cell>
          <table:table-cell office:value-type="string">
            <text:p>Muppets - Party Cruise </text:p>
          </table:table-cell>
          <table:table-cell table:style-name="Default" office:value-type="string">
            <text:p>TDK Mediactive</text:p>
          </table:table-cell>
          <table:table-cell office:value-type="string">
            <text:p>Mass Media</text:p>
          </table:table-cell>
          <table:table-cell office:value-type="string">
            <text:p>Miscellaneous</text:p>
          </table:table-cell>
          <table:table-cell office:value-type="string">
            <text:p>3.1</text:p>
          </table:table-cell>
          <table:table-cell office:value-type="string">
            <text:p>1-4 Players</text:p>
          </table:table-cell>
          <table:table-cell office:value-type="string">
            <text:p>The Muppets remember the fun times they had on their last vacation in this 4-player party game. <text:s/>This game follows the pattern of most party games, like Mario Party, for example, in that your overall goal is to win a board game. <text:s/>To win the board game, you must succeed at a variety of mini games, which may include a wide variety of gameplay styles. Winning a mini game earns you a party favor of a certain color. <text:s/>The ultimate goal is to accumulate the most party favors to win. <text:s/>Party favors you win can then be used to unlock additional mini games and bonus videos. <text:s/>If you unlock enough mini games, you can then unlock a new game board in the main game.****You can choose to play as Gonzo, Animal, Kermit, Miss Piggy, Pepe, or Fonzie. <text:s/>In addition, a lot of other Muppet characters have cameo appearances.</text:p>
          </table:table-cell>
          <table:table-cell table:style-name="Default" table:formula="of:=CONCATENATE(&quot;&lt;game name=&quot;;CHAR(34);[.A331];CHAR(34);&quot;&gt; &lt;year&gt;&quot;;[.B331];&quot;&lt;/year&gt; &lt;rating&gt;&quot;;[.C331];&quot;&lt;/rating&gt; &lt;title&gt;&quot;;[.D331];&quot;&lt;/title&gt; &lt;pub&gt;&quot;;[.E331];&quot;&lt;/pub&gt; &lt;dev&gt;&quot;;[.F331];&quot;&lt;/dev&gt; &lt;genre&gt;&quot;;[.G331];&quot;&lt;/genre&gt; &lt;score&gt;&quot;;[.H331];&quot;&lt;/score&gt; &lt;player&gt;&quot;;[.I331];&quot;&lt;/player&gt; &lt;story&gt;&quot;;[.J331];&quot;&lt;/story&gt; &lt;/game&gt;&quot;)" office:value-type="string" office:string-value="&lt;game name=&quot;Muppets - Party Cruise (USA)&quot;&gt; &lt;year&gt;2003&lt;/year&gt; &lt;rating&gt;ESRB - E (Everyone)&lt;/rating&gt; &lt;title&gt;Muppets - Party Cruise &lt;/title&gt; &lt;pub&gt;TDK Mediactive&lt;/pub&gt; &lt;dev&gt;Mass Media&lt;/dev&gt; &lt;genre&gt;Miscellaneous&lt;/genre&gt; &lt;score&gt;3.1&lt;/score&gt; &lt;player&gt;1-4 Players&lt;/player&gt; &lt;story&gt;The Muppets remember the fun times they had on their last vacation in this 4-player party game.  This game follows the pattern of most party games, like Mario Party, for example, in that your overall goal is to win a board game.  To win the board game, you must succeed at a variety of mini games, which may include a wide variety of gameplay styles. Winning a mini game earns you a party favor of a certain color.  The ultimate goal is to accumulate the most party favors to win.  Party favors you win can then be used to unlock additional mini games and bonus videos.  If you unlock enough mini games, you can then unlock a new game board in the main game.****You can choose to play as Gonzo, Animal, Kermit, Miss Piggy, Pepe, or Fonzie.  In addition, a lot of other Muppet characters have cameo appearances.&lt;/story&gt; &lt;/game&gt;">
            <text:p>&lt;game name="Muppets - Party Cruise (USA)"&gt; &lt;year&gt;2003&lt;/year&gt; &lt;rating&gt;ESRB - E (Everyone)&lt;/rating&gt; &lt;title&gt;Muppets - Party Cruise &lt;/title&gt; &lt;pub&gt;TDK Mediactive&lt;/pub&gt; &lt;dev&gt;Mass Media&lt;/dev&gt; &lt;genre&gt;Miscellaneous&lt;/genre&gt; &lt;score&gt;3.1&lt;/score&gt; &lt;player&gt;1-4 Players&lt;/player&gt; &lt;story&gt;The Muppets remember the fun times they had on their last vacation in this 4-player party game. <text:s/>This game follows the pattern of most party games, like Mario Party, for example, in that your overall goal is to win a board game. <text:s/>To win the board game, you must succeed at a variety of mini games, which may include a wide variety of gameplay styles. Winning a mini game earns you a party favor of a certain color. <text:s/>The ultimate goal is to accumulate the most party favors to win. <text:s/>Party favors you win can then be used to unlock additional mini games and bonus videos. <text:s/>If you unlock enough mini games, you can then unlock a new game board in the main game.****You can choose to play as Gonzo, Animal, Kermit, Miss Piggy, Pepe, or Fonzie. <text:s/>In addition, a lot of other Muppet characters have cameo appearances.&lt;/story&gt; &lt;/game&gt;</text:p>
          </table:table-cell>
          <table:table-cell table:number-columns-repeated="1012"/>
        </table:table-row>
        <table:table-row table:style-name="ro1">
          <table:table-cell office:value-type="string">
            <text:p>MVP Baseball 2004 (USA)</text:p>
          </table:table-cell>
          <table:table-cell office:value-type="float" office:value="2004">
            <text:p>2004</text:p>
          </table:table-cell>
          <table:table-cell office:value-type="string">
            <text:p>ESRB - E (Everyone)</text:p>
          </table:table-cell>
          <table:table-cell office:value-type="string">
            <text:p>MVP Baseball 2004 </text:p>
          </table:table-cell>
          <table:table-cell table:style-name="Default" office:value-type="string">
            <text:p>Electronic Arts, Inc.</text:p>
          </table:table-cell>
          <table:table-cell office:value-type="string">
            <text:p>Electronic Arts</text:p>
          </table:table-cell>
          <table:table-cell office:value-type="string">
            <text:p>Sports/Baseball</text:p>
          </table:table-cell>
          <table:table-cell office:value-type="string">
            <text:p>3.7</text:p>
          </table:table-cell>
          <table:table-cell office:value-type="string">
            <text:p>1-2 Players</text:p>
          </table:table-cell>
          <table:table-cell office:value-type="string">
            <text:p>Step up to the plate for the second iteration of EA Sports' MVP Baseball. <text:s/>You can sim, manage, or play your way through 120 years of your MLB, AAA and AA franchise. <text:s/>Manage and play as all three teams - develop your farm and win the World Series - even the Tigers have a chance! <text:s/>Two mini-modes let you play head to head with friends or the CPU to test your batting and pitching skills. <text:s/>You can also play in classic fields using classic players like Babe Ruth and Jackie Robinson. <text:s/>Hundreds of uniforms to choose from and thousands of animations to bring the players to life.</text:p>
          </table:table-cell>
          <table:table-cell table:style-name="Default" table:formula="of:=CONCATENATE(&quot;&lt;game name=&quot;;CHAR(34);[.A332];CHAR(34);&quot;&gt; &lt;year&gt;&quot;;[.B332];&quot;&lt;/year&gt; &lt;rating&gt;&quot;;[.C332];&quot;&lt;/rating&gt; &lt;title&gt;&quot;;[.D332];&quot;&lt;/title&gt; &lt;pub&gt;&quot;;[.E332];&quot;&lt;/pub&gt; &lt;dev&gt;&quot;;[.F332];&quot;&lt;/dev&gt; &lt;genre&gt;&quot;;[.G332];&quot;&lt;/genre&gt; &lt;score&gt;&quot;;[.H332];&quot;&lt;/score&gt; &lt;player&gt;&quot;;[.I332];&quot;&lt;/player&gt; &lt;story&gt;&quot;;[.J332];&quot;&lt;/story&gt; &lt;/game&gt;&quot;)" office:value-type="string" office:string-value="&lt;game name=&quot;MVP Baseball 2004 (USA)&quot;&gt; &lt;year&gt;2004&lt;/year&gt; &lt;rating&gt;ESRB - E (Everyone)&lt;/rating&gt; &lt;title&gt;MVP Baseball 2004 &lt;/title&gt; &lt;pub&gt;Electronic Arts, Inc.&lt;/pub&gt; &lt;dev&gt;Electronic Arts&lt;/dev&gt; &lt;genre&gt;Sports/Baseball&lt;/genre&gt; &lt;score&gt;3.7&lt;/score&gt; &lt;player&gt;1-2 Players&lt;/player&gt; &lt;story&gt;Step up to the plate for the second iteration of EA Sports' MVP Baseball.  You can sim, manage, or play your way through 120 years of your MLB, AAA and AA franchise.  Manage and play as all three teams - develop your farm and win the World Series - even the Tigers have a chance!  Two mini-modes let you play head to head with friends or the CPU to test your batting and pitching skills.  You can also play in classic fields using classic players like Babe Ruth and Jackie Robinson.  Hundreds of uniforms to choose from and thousands of animations to bring the players to life.&lt;/story&gt; &lt;/game&gt;">
            <text:p>&lt;game name="MVP Baseball 2004 (USA)"&gt; &lt;year&gt;2004&lt;/year&gt; &lt;rating&gt;ESRB - E (Everyone)&lt;/rating&gt; &lt;title&gt;MVP Baseball 2004 &lt;/title&gt; &lt;pub&gt;Electronic Arts, Inc.&lt;/pub&gt; &lt;dev&gt;Electronic Arts&lt;/dev&gt; &lt;genre&gt;Sports/Baseball&lt;/genre&gt; &lt;score&gt;3.7&lt;/score&gt; &lt;player&gt;1-2 Players&lt;/player&gt; &lt;story&gt;Step up to the plate for the second iteration of EA Sports' MVP Baseball. <text:s/>You can sim, manage, or play your way through 120 years of your MLB, AAA and AA franchise. <text:s/>Manage and play as all three teams - develop your farm and win the World Series - even the Tigers have a chance! <text:s/>Two mini-modes let you play head to head with friends or the CPU to test your batting and pitching skills. <text:s/>You can also play in classic fields using classic players like Babe Ruth and Jackie Robinson. <text:s/>Hundreds of uniforms to choose from and thousands of animations to bring the players to life.&lt;/story&gt; &lt;/game&gt;</text:p>
          </table:table-cell>
          <table:table-cell table:number-columns-repeated="1012"/>
        </table:table-row>
        <table:table-row table:style-name="ro1">
          <table:table-cell office:value-type="string">
            <text:p>MVP Baseball 2005 (USA)</text:p>
          </table:table-cell>
          <table:table-cell office:value-type="float" office:value="2005">
            <text:p>2005</text:p>
          </table:table-cell>
          <table:table-cell office:value-type="string">
            <text:p>ESRB - E (Everyone)</text:p>
          </table:table-cell>
          <table:table-cell office:value-type="string">
            <text:p>MVP Baseball 2005 </text:p>
          </table:table-cell>
          <table:table-cell table:style-name="Default" office:value-type="string">
            <text:p>Electronic Arts, Inc.</text:p>
          </table:table-cell>
          <table:table-cell office:value-type="string">
            <text:p>Electronic Arts</text:p>
          </table:table-cell>
          <table:table-cell office:value-type="string">
            <text:p>Sports/Baseball</text:p>
          </table:table-cell>
          <table:table-cell office:value-type="string">
            <text:p>4.2</text:p>
          </table:table-cell>
          <table:table-cell office:value-type="string">
            <text:p>1-2 Players</text:p>
          </table:table-cell>
          <table:table-cell office:value-type="string">
            <text:p>An MLB baseball game that allows you to play with teams from single A all the way up to the majors. Play your way through the 120 Dynasty Mode, or the 30 year Owner Mode. MVP 2005 has lots of unlockable retro uniforms, stadiums and players. It includes batting and pitching mini-games for practice and a head-to-head home run derby mode.</text:p>
          </table:table-cell>
          <table:table-cell table:style-name="Default" table:formula="of:=CONCATENATE(&quot;&lt;game name=&quot;;CHAR(34);[.A333];CHAR(34);&quot;&gt; &lt;year&gt;&quot;;[.B333];&quot;&lt;/year&gt; &lt;rating&gt;&quot;;[.C333];&quot;&lt;/rating&gt; &lt;title&gt;&quot;;[.D333];&quot;&lt;/title&gt; &lt;pub&gt;&quot;;[.E333];&quot;&lt;/pub&gt; &lt;dev&gt;&quot;;[.F333];&quot;&lt;/dev&gt; &lt;genre&gt;&quot;;[.G333];&quot;&lt;/genre&gt; &lt;score&gt;&quot;;[.H333];&quot;&lt;/score&gt; &lt;player&gt;&quot;;[.I333];&quot;&lt;/player&gt; &lt;story&gt;&quot;;[.J333];&quot;&lt;/story&gt; &lt;/game&gt;&quot;)" office:value-type="string" office:string-value="&lt;game name=&quot;MVP Baseball 2005 (USA)&quot;&gt; &lt;year&gt;2005&lt;/year&gt; &lt;rating&gt;ESRB - E (Everyone)&lt;/rating&gt; &lt;title&gt;MVP Baseball 2005 &lt;/title&gt; &lt;pub&gt;Electronic Arts, Inc.&lt;/pub&gt; &lt;dev&gt;Electronic Arts&lt;/dev&gt; &lt;genre&gt;Sports/Baseball&lt;/genre&gt; &lt;score&gt;4.2&lt;/score&gt; &lt;player&gt;1-2 Players&lt;/player&gt; &lt;story&gt;An MLB baseball game that allows you to play with teams from single A all the way up to the majors. Play your way through the 120 Dynasty Mode, or the 30 year Owner Mode. MVP 2005 has lots of unlockable retro uniforms, stadiums and players. It includes batting and pitching mini-games for practice and a head-to-head home run derby mode.&lt;/story&gt; &lt;/game&gt;">
            <text:p>&lt;game name="MVP Baseball 2005 (USA)"&gt; &lt;year&gt;2005&lt;/year&gt; &lt;rating&gt;ESRB - E (Everyone)&lt;/rating&gt; &lt;title&gt;MVP Baseball 2005 &lt;/title&gt; &lt;pub&gt;Electronic Arts, Inc.&lt;/pub&gt; &lt;dev&gt;Electronic Arts&lt;/dev&gt; &lt;genre&gt;Sports/Baseball&lt;/genre&gt; &lt;score&gt;4.2&lt;/score&gt; &lt;player&gt;1-2 Players&lt;/player&gt; &lt;story&gt;An MLB baseball game that allows you to play with teams from single A all the way up to the majors. Play your way through the 120 Dynasty Mode, or the 30 year Owner Mode. MVP 2005 has lots of unlockable retro uniforms, stadiums and players. It includes batting and pitching mini-games for practice and a head-to-head home run derby mode.&lt;/story&gt; &lt;/game&gt;</text:p>
          </table:table-cell>
          <table:table-cell table:number-columns-repeated="1012"/>
        </table:table-row>
        <table:table-row table:style-name="ro1">
          <table:table-cell office:value-type="string">
            <text:p>MX Superfly Featuring Ricky Carmichael (USA)</text:p>
          </table:table-cell>
          <table:table-cell office:value-type="float" office:value="2002">
            <text:p>2002</text:p>
          </table:table-cell>
          <table:table-cell office:value-type="string">
            <text:p>ESRB - E (Everyone)</text:p>
          </table:table-cell>
          <table:table-cell office:value-type="string">
            <text:p>MX Superfly Featuring Ricky Carmichael </text:p>
          </table:table-cell>
          <table:table-cell table:style-name="Default" office:value-type="string">
            <text:p>THQ Inc.</text:p>
          </table:table-cell>
          <table:table-cell office:value-type="string">
            <text:p>Pacific Coast Power &amp; Light</text:p>
          </table:table-cell>
          <table:table-cell office:value-type="string">
            <text:p>Driving</text:p>
          </table:table-cell>
          <table:table-cell office:value-type="string">
            <text:p>4.1</text:p>
          </table:table-cell>
          <table:table-cell office:value-type="string">
            <text:p>1-2 Players</text:p>
          </table:table-cell>
          <table:table-cell office:value-type="string">
            <text:p>Following the success of MX 2002, THQ is back with an all new Supercross game. <text:s/>MX Superfly offers 27 different pro riders, including top MX rider Ricky Carmichael and a variety of bikes you can use to customize the game action.****There are 22 tracks, an assortment of freestyle arenas and a few mini games giving you lots of places to experiment with tricks and all out racing. <text:s/>The game offers exhibition race, freestyle and career modes. <text:s/>There are a number of unlockable items including new riders, bikes, tracks and mini-games.****New in this edition is the track editor which allows you to create your own stunt tracks. <text:s/>The graphics are well done and the soundtrack is above par for this genre of game.</text:p>
          </table:table-cell>
          <table:table-cell table:style-name="Default" table:formula="of:=CONCATENATE(&quot;&lt;game name=&quot;;CHAR(34);[.A334];CHAR(34);&quot;&gt; &lt;year&gt;&quot;;[.B334];&quot;&lt;/year&gt; &lt;rating&gt;&quot;;[.C334];&quot;&lt;/rating&gt; &lt;title&gt;&quot;;[.D334];&quot;&lt;/title&gt; &lt;pub&gt;&quot;;[.E334];&quot;&lt;/pub&gt; &lt;dev&gt;&quot;;[.F334];&quot;&lt;/dev&gt; &lt;genre&gt;&quot;;[.G334];&quot;&lt;/genre&gt; &lt;score&gt;&quot;;[.H334];&quot;&lt;/score&gt; &lt;player&gt;&quot;;[.I334];&quot;&lt;/player&gt; &lt;story&gt;&quot;;[.J334];&quot;&lt;/story&gt; &lt;/game&gt;&quot;)" office:value-type="string" office:string-value="&lt;game name=&quot;MX Superfly Featuring Ricky Carmichael (USA)&quot;&gt; &lt;year&gt;2002&lt;/year&gt; &lt;rating&gt;ESRB - E (Everyone)&lt;/rating&gt; &lt;title&gt;MX Superfly Featuring Ricky Carmichael &lt;/title&gt; &lt;pub&gt;THQ Inc.&lt;/pub&gt; &lt;dev&gt;Pacific Coast Power &amp; Light&lt;/dev&gt; &lt;genre&gt;Driving&lt;/genre&gt; &lt;score&gt;4.1&lt;/score&gt; &lt;player&gt;1-2 Players&lt;/player&gt; &lt;story&gt;Following the success of MX 2002, THQ is back with an all new Supercross game.  MX Superfly offers 27 different pro riders, including top MX rider Ricky Carmichael and a variety of bikes you can use to customize the game action.****There are 22 tracks, an assortment of freestyle arenas and a few mini games giving you lots of places to experiment with tricks and all out racing.  The game offers exhibition race, freestyle and career modes.  There are a number of unlockable items including new riders, bikes, tracks and mini-games.****New in this edition is the track editor which allows you to create your own stunt tracks.  The graphics are well done and the soundtrack is above par for this genre of game.&lt;/story&gt; &lt;/game&gt;">
            <text:p>&lt;game name="MX Superfly Featuring Ricky Carmichael (USA)"&gt; &lt;year&gt;2002&lt;/year&gt; &lt;rating&gt;ESRB - E (Everyone)&lt;/rating&gt; &lt;title&gt;MX Superfly Featuring Ricky Carmichael &lt;/title&gt; &lt;pub&gt;THQ Inc.&lt;/pub&gt; &lt;dev&gt;Pacific Coast Power &amp; Light&lt;/dev&gt; &lt;genre&gt;Driving&lt;/genre&gt; &lt;score&gt;4.1&lt;/score&gt; &lt;player&gt;1-2 Players&lt;/player&gt; &lt;story&gt;Following the success of MX 2002, THQ is back with an all new Supercross game. <text:s/>MX Superfly offers 27 different pro riders, including top MX rider Ricky Carmichael and a variety of bikes you can use to customize the game action.****There are 22 tracks, an assortment of freestyle arenas and a few mini games giving you lots of places to experiment with tricks and all out racing. <text:s/>The game offers exhibition race, freestyle and career modes. <text:s/>There are a number of unlockable items including new riders, bikes, tracks and mini-games.****New in this edition is the track editor which allows you to create your own stunt tracks. <text:s/>The graphics are well done and the soundtrack is above par for this genre of game.&lt;/story&gt; &lt;/game&gt;</text:p>
          </table:table-cell>
          <table:table-cell table:number-columns-repeated="1012"/>
        </table:table-row>
        <table:table-row table:style-name="ro1">
          <table:table-cell office:value-type="string">
            <text:p>Mystic Heroes (USA)</text:p>
          </table:table-cell>
          <table:table-cell office:value-type="float" office:value="2002">
            <text:p>2002</text:p>
          </table:table-cell>
          <table:table-cell office:value-type="string">
            <text:p>ESRB - T (Teen)</text:p>
          </table:table-cell>
          <table:table-cell office:value-type="string">
            <text:p>Mystic Heroes </text:p>
          </table:table-cell>
          <table:table-cell table:style-name="Default" office:value-type="string">
            <text:p>KOEI Corporation</text:p>
          </table:table-cell>
          <table:table-cell office:value-type="string">
            <text:p>KOEI</text:p>
          </table:table-cell>
          <table:table-cell office:value-type="string">
            <text:p>Beat-'Em-Up</text:p>
          </table:table-cell>
          <table:table-cell office:value-type="string">
            <text:p>3.4</text:p>
          </table:table-cell>
          <table:table-cell office:value-type="string">
            <text:p>1-2 Players</text:p>
          </table:table-cell>
          <table:table-cell office:value-type="string">
            <text:p>Mystic Heroes is a fighting game loosely based on the novel Fengshen Yanyi (16th century). The player takes the role of a hero who fights against the evil ex-emperor Kang and his magical army. The gameplay itself is simple: the player wades through enemy hordes and kills them all. He has the choice between eight characters which all have different advantages and disadvantages - but basically the player chooses between sword and magical attacks. He can also use combo attacks. ****During the course of the game the player can find magical runes which give him additional magical abilities and power-ups, e.g. health and mana refreshments or temporary and permanent improvements to the attacking and defending statistics. In fact some of these runes have to be earned by completing the story mode multiple times - the player can use the same character for his and gets to keep his abilities and statistics. Mana also replenishes with every defeated foe. Besides the story there is also a Survival mode.</text:p>
          </table:table-cell>
          <table:table-cell table:style-name="Default" table:formula="of:=CONCATENATE(&quot;&lt;game name=&quot;;CHAR(34);[.A335];CHAR(34);&quot;&gt; &lt;year&gt;&quot;;[.B335];&quot;&lt;/year&gt; &lt;rating&gt;&quot;;[.C335];&quot;&lt;/rating&gt; &lt;title&gt;&quot;;[.D335];&quot;&lt;/title&gt; &lt;pub&gt;&quot;;[.E335];&quot;&lt;/pub&gt; &lt;dev&gt;&quot;;[.F335];&quot;&lt;/dev&gt; &lt;genre&gt;&quot;;[.G335];&quot;&lt;/genre&gt; &lt;score&gt;&quot;;[.H335];&quot;&lt;/score&gt; &lt;player&gt;&quot;;[.I335];&quot;&lt;/player&gt; &lt;story&gt;&quot;;[.J335];&quot;&lt;/story&gt; &lt;/game&gt;&quot;)" office:value-type="string" office:string-value="&lt;game name=&quot;Mystic Heroes (USA)&quot;&gt; &lt;year&gt;2002&lt;/year&gt; &lt;rating&gt;ESRB - T (Teen)&lt;/rating&gt; &lt;title&gt;Mystic Heroes &lt;/title&gt; &lt;pub&gt;KOEI Corporation&lt;/pub&gt; &lt;dev&gt;KOEI&lt;/dev&gt; &lt;genre&gt;Beat-'Em-Up&lt;/genre&gt; &lt;score&gt;3.4&lt;/score&gt; &lt;player&gt;1-2 Players&lt;/player&gt; &lt;story&gt;Mystic Heroes is a fighting game loosely based on the novel Fengshen Yanyi (16th century). The player takes the role of a hero who fights against the evil ex-emperor Kang and his magical army. The gameplay itself is simple: the player wades through enemy hordes and kills them all. He has the choice between eight characters which all have different advantages and disadvantages - but basically the player chooses between sword and magical attacks. He can also use combo attacks. ****During the course of the game the player can find magical runes which give him additional magical abilities and power-ups, e.g. health and mana refreshments or temporary and permanent improvements to the attacking and defending statistics. In fact some of these runes have to be earned by completing the story mode multiple times - the player can use the same character for his and gets to keep his abilities and statistics. Mana also replenishes with every defeated foe. Besides the story there is also a Survival mode.&lt;/story&gt; &lt;/game&gt;">
            <text:p>&lt;game name="Mystic Heroes (USA)"&gt; &lt;year&gt;2002&lt;/year&gt; &lt;rating&gt;ESRB - T (Teen)&lt;/rating&gt; &lt;title&gt;Mystic Heroes &lt;/title&gt; &lt;pub&gt;KOEI Corporation&lt;/pub&gt; &lt;dev&gt;KOEI&lt;/dev&gt; &lt;genre&gt;Beat-'Em-Up&lt;/genre&gt; &lt;score&gt;3.4&lt;/score&gt; &lt;player&gt;1-2 Players&lt;/player&gt; &lt;story&gt;Mystic Heroes is a fighting game loosely based on the novel Fengshen Yanyi (16th century). The player takes the role of a hero who fights against the evil ex-emperor Kang and his magical army. The gameplay itself is simple: the player wades through enemy hordes and kills them all. He has the choice between eight characters which all have different advantages and disadvantages - but basically the player chooses between sword and magical attacks. He can also use combo attacks. ****During the course of the game the player can find magical runes which give him additional magical abilities and power-ups, e.g. health and mana refreshments or temporary and permanent improvements to the attacking and defending statistics. In fact some of these runes have to be earned by completing the story mode multiple times - the player can use the same character for his and gets to keep his abilities and statistics. Mana also replenishes with every defeated foe. Besides the story there is also a Survival mode.&lt;/story&gt; &lt;/game&gt;</text:p>
          </table:table-cell>
          <table:table-cell table:number-columns-repeated="1012"/>
        </table:table-row>
        <table:table-row table:style-name="ro1">
          <table:table-cell office:value-type="string">
            <text:p>Namco Museum - 50th Anniversary (USA)</text:p>
          </table:table-cell>
          <table:table-cell office:value-type="float" office:value="2005">
            <text:p>2005</text:p>
          </table:table-cell>
          <table:table-cell office:value-type="string">
            <text:p>ESRB - E10+ (Everyone 10+)</text:p>
          </table:table-cell>
          <table:table-cell office:value-type="string">
            <text:p>Namco Museum - 50th Anniversary </text:p>
          </table:table-cell>
          <table:table-cell table:style-name="Default" office:value-type="string">
            <text:p>Namco Hometek Inc.</text:p>
          </table:table-cell>
          <table:table-cell office:value-type="string">
            <text:p>Namco</text:p>
          </table:table-cell>
          <table:table-cell office:value-type="string">
            <text:p>Compilation</text:p>
          </table:table-cell>
          <table:table-cell office:value-type="string">
            <text:p>3.8</text:p>
          </table:table-cell>
          <table:table-cell office:value-type="string">
            <text:p>1-2 Players</text:p>
          </table:table-cell>
          <table:table-cell office:value-type="string">
            <text:p>Namco is honoring its 50th anniversary by releasing this compilation of arcade classics. Using a retro interface, you check out a virtual arcade hall where you can select each classic in its original arcade cabinet.****Exclusive to the Xbox version are Live Leaderboards where you can post high-scores.****The 14 games included are:****1. Pac-Man**2. Ms. Pac-Man**3. Galaga **4. Galaxian **5. Dig Dug **6. Pole Position **7. Pole Position II **8. Rolling Thunder **9. Rally X **10. Bosconian **11. Dragon Spirit **12. Sky Kid **13. Xevious **14. Mappy</text:p>
          </table:table-cell>
          <table:table-cell table:style-name="Default" table:formula="of:=CONCATENATE(&quot;&lt;game name=&quot;;CHAR(34);[.A336];CHAR(34);&quot;&gt; &lt;year&gt;&quot;;[.B336];&quot;&lt;/year&gt; &lt;rating&gt;&quot;;[.C336];&quot;&lt;/rating&gt; &lt;title&gt;&quot;;[.D336];&quot;&lt;/title&gt; &lt;pub&gt;&quot;;[.E336];&quot;&lt;/pub&gt; &lt;dev&gt;&quot;;[.F336];&quot;&lt;/dev&gt; &lt;genre&gt;&quot;;[.G336];&quot;&lt;/genre&gt; &lt;score&gt;&quot;;[.H336];&quot;&lt;/score&gt; &lt;player&gt;&quot;;[.I336];&quot;&lt;/player&gt; &lt;story&gt;&quot;;[.J336];&quot;&lt;/story&gt; &lt;/game&gt;&quot;)" office:value-type="string" office:string-value="&lt;game name=&quot;Namco Museum - 50th Anniversary (USA)&quot;&gt; &lt;year&gt;2005&lt;/year&gt; &lt;rating&gt;ESRB - E10+ (Everyone 10+)&lt;/rating&gt; &lt;title&gt;Namco Museum - 50th Anniversary &lt;/title&gt; &lt;pub&gt;Namco Hometek Inc.&lt;/pub&gt; &lt;dev&gt;Namco&lt;/dev&gt; &lt;genre&gt;Compilation&lt;/genre&gt; &lt;score&gt;3.8&lt;/score&gt; &lt;player&gt;1-2 Players&lt;/player&gt; &lt;story&gt;Namco is honoring its 50th anniversary by releasing this compilation of arcade classics. Using a retro interface, you check out a virtual arcade hall where you can select each classic in its original arcade cabinet.****Exclusive to the Xbox version are Live Leaderboards where you can post high-scores.****The 14 games included are:****1. Pac-Man**2. Ms. Pac-Man**3. Galaga **4. Galaxian **5. Dig Dug **6. Pole Position **7. Pole Position II **8. Rolling Thunder **9. Rally X **10. Bosconian **11. Dragon Spirit **12. Sky Kid **13. Xevious **14. Mappy&lt;/story&gt; &lt;/game&gt;">
            <text:p>&lt;game name="Namco Museum - 50th Anniversary (USA)"&gt; &lt;year&gt;2005&lt;/year&gt; &lt;rating&gt;ESRB - E10+ (Everyone 10+)&lt;/rating&gt; &lt;title&gt;Namco Museum - 50th Anniversary &lt;/title&gt; &lt;pub&gt;Namco Hometek Inc.&lt;/pub&gt; &lt;dev&gt;Namco&lt;/dev&gt; &lt;genre&gt;Compilation&lt;/genre&gt; &lt;score&gt;3.8&lt;/score&gt; &lt;player&gt;1-2 Players&lt;/player&gt; &lt;story&gt;Namco is honoring its 50th anniversary by releasing this compilation of arcade classics. Using a retro interface, you check out a virtual arcade hall where you can select each classic in its original arcade cabinet.****Exclusive to the Xbox version are Live Leaderboards where you can post high-scores.****The 14 games included are:****1. Pac-Man**2. Ms. Pac-Man**3. Galaga **4. Galaxian **5. Dig Dug **6. Pole Position **7. Pole Position II **8. Rolling Thunder **9. Rally X **10. Bosconian **11. Dragon Spirit **12. Sky Kid **13. Xevious **14. Mappy&lt;/story&gt; &lt;/game&gt;</text:p>
          </table:table-cell>
          <table:table-cell table:number-columns-repeated="1012"/>
        </table:table-row>
        <table:table-row table:style-name="ro1">
          <table:table-cell office:value-type="string">
            <text:p>Namco Museum (USA)</text:p>
          </table:table-cell>
          <table:table-cell office:value-type="float" office:value="2002">
            <text:p>2002</text:p>
          </table:table-cell>
          <table:table-cell office:value-type="string">
            <text:p>ESRB - E (Everyone)</text:p>
          </table:table-cell>
          <table:table-cell office:value-type="string">
            <text:p>Namco Museum </text:p>
          </table:table-cell>
          <table:table-cell table:style-name="Default" office:value-type="string">
            <text:p>Namco Hometek Inc.</text:p>
          </table:table-cell>
          <table:table-cell office:value-type="string">
            <text:p>Namco</text:p>
          </table:table-cell>
          <table:table-cell office:value-type="string">
            <text:p>Compilation</text:p>
          </table:table-cell>
          <table:table-cell office:value-type="string">
            <text:p>3.8</text:p>
          </table:table-cell>
          <table:table-cell office:value-type="string">
            <text:p>1-2 Players</text:p>
          </table:table-cell>
          <table:table-cell office:value-type="string">
            <text:p>A total of 12 games are offered in Namco Museum: ****1. Pac-Man****2. Pac-Man Arrangement****3. Galaga****4. Galaga Arrangement****5. Dig Dug****6. Dig Dug Arrangement****7. Pole Position****8. Pole Position II****9. Ms. Pac-Man****10. Galaxian****11. Pac-Attack****12. Pac-Mania****For the first time since their arcade days, Pac-Man Arrangement, Galaga Arrangement and Dig Dug Arrangement are ported to the home console.****Everything is exactly the same as the original arcade versions, including the music, cut scenes, graphics, and even the many graphical errors that appear.</text:p>
          </table:table-cell>
          <table:table-cell table:style-name="Default" table:formula="of:=CONCATENATE(&quot;&lt;game name=&quot;;CHAR(34);[.A337];CHAR(34);&quot;&gt; &lt;year&gt;&quot;;[.B337];&quot;&lt;/year&gt; &lt;rating&gt;&quot;;[.C337];&quot;&lt;/rating&gt; &lt;title&gt;&quot;;[.D337];&quot;&lt;/title&gt; &lt;pub&gt;&quot;;[.E337];&quot;&lt;/pub&gt; &lt;dev&gt;&quot;;[.F337];&quot;&lt;/dev&gt; &lt;genre&gt;&quot;;[.G337];&quot;&lt;/genre&gt; &lt;score&gt;&quot;;[.H337];&quot;&lt;/score&gt; &lt;player&gt;&quot;;[.I337];&quot;&lt;/player&gt; &lt;story&gt;&quot;;[.J337];&quot;&lt;/story&gt; &lt;/game&gt;&quot;)" office:value-type="string" office:string-value="&lt;game name=&quot;Namco Museum (USA)&quot;&gt; &lt;year&gt;2002&lt;/year&gt; &lt;rating&gt;ESRB - E (Everyone)&lt;/rating&gt; &lt;title&gt;Namco Museum &lt;/title&gt; &lt;pub&gt;Namco Hometek Inc.&lt;/pub&gt; &lt;dev&gt;Namco&lt;/dev&gt; &lt;genre&gt;Compilation&lt;/genre&gt; &lt;score&gt;3.8&lt;/score&gt; &lt;player&gt;1-2 Players&lt;/player&gt; &lt;story&gt;A total of 12 games are offered in Namco Museum: ****1. Pac-Man****2. Pac-Man Arrangement****3. Galaga****4. Galaga Arrangement****5. Dig Dug****6. Dig Dug Arrangement****7. Pole Position****8. Pole Position II****9. Ms. Pac-Man****10. Galaxian****11. Pac-Attack****12. Pac-Mania****For the first time since their arcade days, Pac-Man Arrangement, Galaga Arrangement and Dig Dug Arrangement are ported to the home console.****Everything is exactly the same as the original arcade versions, including the music, cut scenes, graphics, and even the many graphical errors that appear.&lt;/story&gt; &lt;/game&gt;">
            <text:p>&lt;game name="Namco Museum (USA)"&gt; &lt;year&gt;2002&lt;/year&gt; &lt;rating&gt;ESRB - E (Everyone)&lt;/rating&gt; &lt;title&gt;Namco Museum &lt;/title&gt; &lt;pub&gt;Namco Hometek Inc.&lt;/pub&gt; &lt;dev&gt;Namco&lt;/dev&gt; &lt;genre&gt;Compilation&lt;/genre&gt; &lt;score&gt;3.8&lt;/score&gt; &lt;player&gt;1-2 Players&lt;/player&gt; &lt;story&gt;A total of 12 games are offered in Namco Museum: ****1. Pac-Man****2. Pac-Man Arrangement****3. Galaga****4. Galaga Arrangement****5. Dig Dug****6. Dig Dug Arrangement****7. Pole Position****8. Pole Position II****9. Ms. Pac-Man****10. Galaxian****11. Pac-Attack****12. Pac-Mania****For the first time since their arcade days, Pac-Man Arrangement, Galaga Arrangement and Dig Dug Arrangement are ported to the home console.****Everything is exactly the same as the original arcade versions, including the music, cut scenes, graphics, and even the many graphical errors that appear.&lt;/story&gt; &lt;/game&gt;</text:p>
          </table:table-cell>
          <table:table-cell table:number-columns-repeated="1012"/>
        </table:table-row>
        <table:table-row table:style-name="ro1">
          <table:table-cell office:value-type="string">
            <text:p>Naruto - Clash of Ninja (USA)</text:p>
          </table:table-cell>
          <table:table-cell office:value-type="float" office:value="2003">
            <text:p>2003</text:p>
          </table:table-cell>
          <table:table-cell office:value-type="string">
            <text:p>ESRB - T (Teen)</text:p>
          </table:table-cell>
          <table:table-cell office:value-type="string">
            <text:p>Naruto - Clash of Ninja </text:p>
          </table:table-cell>
          <table:table-cell table:style-name="Default" office:value-type="string">
            <text:p>Tomy</text:p>
          </table:table-cell>
          <table:table-cell office:value-type="string">
            <text:p>Tomy Corporation</text:p>
          </table:table-cell>
          <table:table-cell office:value-type="string">
            <text:p>Fighter</text:p>
          </table:table-cell>
          <table:table-cell office:value-type="string">
            <text:p>3.3</text:p>
          </table:table-cell>
          <table:table-cell office:value-type="string">
            <text:p>1-2 Players</text:p>
          </table:table-cell>
          <table:table-cell office:value-type="string">
            <text:p>Clash of Ninja is a cel-shaded one-on-one fighting game based on the manga/anime of the same name which follows the adventures of Naruto as he tries to become the Hokage, the ninja leader of Konoha, Village of the Hidden Leaf. It features characters from the franchise such as Naruto, Sasuke, Sakura, Kakashi, Rock Lee, plus others making for a roster of eight selectable fighters. <text:s/>Each fighter has basic punches and kicks, throws, and a character specific special move in their arsenal. A special ability becomes usable after a fighter's Chakra Meter is filled all the way, which is done by either receiving or inflicting damage. Fighters can also perform a teleport type move but performing it will cost the fighter some of their energy. <text:s/>The game has several modes such as a Story mode, with interspersing cutscenes between fights, a two player battle mode, a survival mode, a time attack mode, and a training mode. The game's extras include a gallery, character profiles, and a sound test. Fights take place at varying locales such as the academy's </text:p>
          </table:table-cell>
          <table:table-cell table:style-name="Default" table:formula="of:=CONCATENATE(&quot;&lt;game name=&quot;;CHAR(34);[.A338];CHAR(34);&quot;&gt; &lt;year&gt;&quot;;[.B338];&quot;&lt;/year&gt; &lt;rating&gt;&quot;;[.C338];&quot;&lt;/rating&gt; &lt;title&gt;&quot;;[.D338];&quot;&lt;/title&gt; &lt;pub&gt;&quot;;[.E338];&quot;&lt;/pub&gt; &lt;dev&gt;&quot;;[.F338];&quot;&lt;/dev&gt; &lt;genre&gt;&quot;;[.G338];&quot;&lt;/genre&gt; &lt;score&gt;&quot;;[.H338];&quot;&lt;/score&gt; &lt;player&gt;&quot;;[.I338];&quot;&lt;/player&gt; &lt;story&gt;&quot;;[.J338];&quot;&lt;/story&gt; &lt;/game&gt;&quot;)" office:value-type="string" office:string-value="&lt;game name=&quot;Naruto - Clash of Ninja (USA)&quot;&gt; &lt;year&gt;2003&lt;/year&gt; &lt;rating&gt;ESRB - T (Teen)&lt;/rating&gt; &lt;title&gt;Naruto - Clash of Ninja &lt;/title&gt; &lt;pub&gt;Tomy&lt;/pub&gt; &lt;dev&gt;Tomy Corporation&lt;/dev&gt; &lt;genre&gt;Fighter&lt;/genre&gt; &lt;score&gt;3.3&lt;/score&gt; &lt;player&gt;1-2 Players&lt;/player&gt; &lt;story&gt;Clash of Ninja is a cel-shaded one-on-one fighting game based on the manga/anime of the same name which follows the adventures of Naruto as he tries to become the Hokage, the ninja leader of Konoha, Village of the Hidden Leaf. It features characters from the franchise such as Naruto, Sasuke, Sakura, Kakashi, Rock Lee, plus others making for a roster of eight selectable fighters.  Each fighter has basic punches and kicks, throws, and a character specific special move in their arsenal. A special ability becomes usable after a fighter's Chakra Meter is filled all the way, which is done by either receiving or inflicting damage. Fighters can also perform a teleport type move but performing it will cost the fighter some of their energy.  The game has several modes such as a Story mode, with interspersing cutscenes between fights, a two player battle mode, a survival mode, a time attack mode, and a training mode. The game's extras include a gallery, character profiles, and a sound test. Fights take place at varying locales such as the academy's &lt;/story&gt; &lt;/game&gt;">
            <text:p>&lt;game name="Naruto - Clash of Ninja (USA)"&gt; &lt;year&gt;2003&lt;/year&gt; &lt;rating&gt;ESRB - T (Teen)&lt;/rating&gt; &lt;title&gt;Naruto - Clash of Ninja &lt;/title&gt; &lt;pub&gt;Tomy&lt;/pub&gt; &lt;dev&gt;Tomy Corporation&lt;/dev&gt; &lt;genre&gt;Fighter&lt;/genre&gt; &lt;score&gt;3.3&lt;/score&gt; &lt;player&gt;1-2 Players&lt;/player&gt; &lt;story&gt;Clash of Ninja is a cel-shaded one-on-one fighting game based on the manga/anime of the same name which follows the adventures of Naruto as he tries to become the Hokage, the ninja leader of Konoha, Village of the Hidden Leaf. It features characters from the franchise such as Naruto, Sasuke, Sakura, Kakashi, Rock Lee, plus others making for a roster of eight selectable fighters. <text:s/>Each fighter has basic punches and kicks, throws, and a character specific special move in their arsenal. A special ability becomes usable after a fighter's Chakra Meter is filled all the way, which is done by either receiving or inflicting damage. Fighters can also perform a teleport type move but performing it will cost the fighter some of their energy. <text:s/>The game has several modes such as a Story mode, with interspersing cutscenes between fights, a two player battle mode, a survival mode, a time attack mode, and a training mode. The game's extras include a gallery, character profiles, and a sound test. Fights take place at varying locales such as the academy's &lt;/story&gt; &lt;/game&gt;</text:p>
          </table:table-cell>
          <table:table-cell table:number-columns-repeated="1012"/>
        </table:table-row>
        <table:table-row table:style-name="ro1">
          <table:table-cell office:value-type="string">
            <text:p>Naruto - Clash of Ninja 2 (USA)</text:p>
          </table:table-cell>
          <table:table-cell office:value-type="float" office:value="2003">
            <text:p>2003</text:p>
          </table:table-cell>
          <table:table-cell office:value-type="string">
            <text:p>ESRB - T (Teen)</text:p>
          </table:table-cell>
          <table:table-cell office:value-type="string">
            <text:p>Naruto - Clash of Ninja 2 </text:p>
          </table:table-cell>
          <table:table-cell table:style-name="Default" office:value-type="string">
            <text:p>Tomy</text:p>
          </table:table-cell>
          <table:table-cell office:value-type="string">
            <text:p>Eighting</text:p>
          </table:table-cell>
          <table:table-cell office:value-type="string">
            <text:p>Action</text:p>
          </table:table-cell>
          <table:table-cell office:value-type="string">
            <text:p>3.4</text:p>
          </table:table-cell>
          <table:table-cell office:value-type="string">
            <text:p>1-4 Players</text:p>
          </table:table-cell>
          <table:table-cell office:value-type="string">
            <text:p>Grab your kunai, practice your hand seals, and put on your forehead protector, it’s time for head to head ninja action! Play as over 16 of your favorite Naruto characters with new characters from season two! Battle up to four people at once, or live out battles from the show in story mode! Use signature attacks and battle your way one-step closer to becoming Hokage, the strongest in the village!</text:p>
          </table:table-cell>
          <table:table-cell table:style-name="Default" table:formula="of:=CONCATENATE(&quot;&lt;game name=&quot;;CHAR(34);[.A339];CHAR(34);&quot;&gt; &lt;year&gt;&quot;;[.B339];&quot;&lt;/year&gt; &lt;rating&gt;&quot;;[.C339];&quot;&lt;/rating&gt; &lt;title&gt;&quot;;[.D339];&quot;&lt;/title&gt; &lt;pub&gt;&quot;;[.E339];&quot;&lt;/pub&gt; &lt;dev&gt;&quot;;[.F339];&quot;&lt;/dev&gt; &lt;genre&gt;&quot;;[.G339];&quot;&lt;/genre&gt; &lt;score&gt;&quot;;[.H339];&quot;&lt;/score&gt; &lt;player&gt;&quot;;[.I339];&quot;&lt;/player&gt; &lt;story&gt;&quot;;[.J339];&quot;&lt;/story&gt; &lt;/game&gt;&quot;)" office:value-type="string" office:string-value="&lt;game name=&quot;Naruto - Clash of Ninja 2 (USA)&quot;&gt; &lt;year&gt;2003&lt;/year&gt; &lt;rating&gt;ESRB - T (Teen)&lt;/rating&gt; &lt;title&gt;Naruto - Clash of Ninja 2 &lt;/title&gt; &lt;pub&gt;Tomy&lt;/pub&gt; &lt;dev&gt;Eighting&lt;/dev&gt; &lt;genre&gt;Action&lt;/genre&gt; &lt;score&gt;3.4&lt;/score&gt; &lt;player&gt;1-4 Players&lt;/player&gt; &lt;story&gt;Grab your kunai, practice your hand seals, and put on your forehead protector, it’s time for head to head ninja action! Play as over 16 of your favorite Naruto characters with new characters from season two! Battle up to four people at once, or live out battles from the show in story mode! Use signature attacks and battle your way one-step closer to becoming Hokage, the strongest in the village!&lt;/story&gt; &lt;/game&gt;">
            <text:p>&lt;game name="Naruto - Clash of Ninja 2 (USA)"&gt; &lt;year&gt;2003&lt;/year&gt; &lt;rating&gt;ESRB - T (Teen)&lt;/rating&gt; &lt;title&gt;Naruto - Clash of Ninja 2 &lt;/title&gt; &lt;pub&gt;Tomy&lt;/pub&gt; &lt;dev&gt;Eighting&lt;/dev&gt; &lt;genre&gt;Action&lt;/genre&gt; &lt;score&gt;3.4&lt;/score&gt; &lt;player&gt;1-4 Players&lt;/player&gt; &lt;story&gt;Grab your kunai, practice your hand seals, and put on your forehead protector, it’s time for head to head ninja action! Play as over 16 of your favorite Naruto characters with new characters from season two! Battle up to four people at once, or live out battles from the show in story mode! Use signature attacks and battle your way one-step closer to becoming Hokage, the strongest in the village!&lt;/story&gt; &lt;/game&gt;</text:p>
          </table:table-cell>
          <table:table-cell table:number-columns-repeated="1012"/>
        </table:table-row>
        <table:table-row table:style-name="ro1">
          <table:table-cell office:value-type="string">
            <text:p>Naruto - Gekitou Ninja Taisen! 3 (Japan)</text:p>
          </table:table-cell>
          <table:table-cell office:value-type="float" office:value="2004">
            <text:p>2004</text:p>
          </table:table-cell>
          <table:table-cell office:value-type="string">
            <text:p>ESRB - T (Teen)</text:p>
          </table:table-cell>
          <table:table-cell office:value-type="string">
            <text:p>Naruto - Gekitou Ninja Taisen! 3 </text:p>
          </table:table-cell>
          <table:table-cell table:style-name="Default" office:value-type="string">
            <text:p>Tomy</text:p>
          </table:table-cell>
          <table:table-cell office:value-type="string">
            <text:p>Eighting|Raizing</text:p>
          </table:table-cell>
          <table:table-cell office:value-type="string">
            <text:p>Fighter</text:p>
          </table:table-cell>
          <table:table-cell office:value-type="string">
            <text:p>4.0</text:p>
          </table:table-cell>
          <table:table-cell office:value-type="string">
            <text:p>1-4 Players</text:p>
          </table:table-cell>
          <table:table-cell office:value-type="string">
            <text:p>The Naruto series follows Shonen Jump, a popular manga series and television show in Japan. Seeing as the show centers on students at a Ninja Academy, the translation to a 2D fighting game seems logical. Gekitou Ninja Taisen 3 will introduce some new characters, such as a female ninja named Temari and the hardened ninja master Jiraiva. There’s also a chubby character named Chouji. As in the show, Gekitou Ninja Taisen 3 splits characters into groups of three. Returning characters Ino and Shikamaru join newcomer Chouji in Team Konoha, while Team Sand is made up of newbie Temari and old characters Kankuro and Gaara. As in the last installment, Gekitou Ninja Taisen 3 boasts a four-player fighting mode.</text:p>
          </table:table-cell>
          <table:table-cell table:style-name="Default" table:formula="of:=CONCATENATE(&quot;&lt;game name=&quot;;CHAR(34);[.A340];CHAR(34);&quot;&gt; &lt;year&gt;&quot;;[.B340];&quot;&lt;/year&gt; &lt;rating&gt;&quot;;[.C340];&quot;&lt;/rating&gt; &lt;title&gt;&quot;;[.D340];&quot;&lt;/title&gt; &lt;pub&gt;&quot;;[.E340];&quot;&lt;/pub&gt; &lt;dev&gt;&quot;;[.F340];&quot;&lt;/dev&gt; &lt;genre&gt;&quot;;[.G340];&quot;&lt;/genre&gt; &lt;score&gt;&quot;;[.H340];&quot;&lt;/score&gt; &lt;player&gt;&quot;;[.I340];&quot;&lt;/player&gt; &lt;story&gt;&quot;;[.J340];&quot;&lt;/story&gt; &lt;/game&gt;&quot;)" office:value-type="string" office:string-value="&lt;game name=&quot;Naruto - Gekitou Ninja Taisen! 3 (Japan)&quot;&gt; &lt;year&gt;2004&lt;/year&gt; &lt;rating&gt;ESRB - T (Teen)&lt;/rating&gt; &lt;title&gt;Naruto - Gekitou Ninja Taisen! 3 &lt;/title&gt; &lt;pub&gt;Tomy&lt;/pub&gt; &lt;dev&gt;Eighting|Raizing&lt;/dev&gt; &lt;genre&gt;Fighter&lt;/genre&gt; &lt;score&gt;4.0&lt;/score&gt; &lt;player&gt;1-4 Players&lt;/player&gt; &lt;story&gt;The Naruto series follows Shonen Jump, a popular manga series and television show in Japan. Seeing as the show centers on students at a Ninja Academy, the translation to a 2D fighting game seems logical. Gekitou Ninja Taisen 3 will introduce some new characters, such as a female ninja named Temari and the hardened ninja master Jiraiva. There’s also a chubby character named Chouji. As in the show, Gekitou Ninja Taisen 3 splits characters into groups of three. Returning characters Ino and Shikamaru join newcomer Chouji in Team Konoha, while Team Sand is made up of newbie Temari and old characters Kankuro and Gaara. As in the last installment, Gekitou Ninja Taisen 3 boasts a four-player fighting mode.&lt;/story&gt; &lt;/game&gt;">
            <text:p>&lt;game name="Naruto - Gekitou Ninja Taisen! 3 (Japan)"&gt; &lt;year&gt;2004&lt;/year&gt; &lt;rating&gt;ESRB - T (Teen)&lt;/rating&gt; &lt;title&gt;Naruto - Gekitou Ninja Taisen! 3 &lt;/title&gt; &lt;pub&gt;Tomy&lt;/pub&gt; &lt;dev&gt;Eighting|Raizing&lt;/dev&gt; &lt;genre&gt;Fighter&lt;/genre&gt; &lt;score&gt;4.0&lt;/score&gt; &lt;player&gt;1-4 Players&lt;/player&gt; &lt;story&gt;The Naruto series follows Shonen Jump, a popular manga series and television show in Japan. Seeing as the show centers on students at a Ninja Academy, the translation to a 2D fighting game seems logical. Gekitou Ninja Taisen 3 will introduce some new characters, such as a female ninja named Temari and the hardened ninja master Jiraiva. There’s also a chubby character named Chouji. As in the show, Gekitou Ninja Taisen 3 splits characters into groups of three. Returning characters Ino and Shikamaru join newcomer Chouji in Team Konoha, while Team Sand is made up of newbie Temari and old characters Kankuro and Gaara. As in the last installment, Gekitou Ninja Taisen 3 boasts a four-player fighting mode.&lt;/story&gt; &lt;/game&gt;</text:p>
          </table:table-cell>
          <table:table-cell table:number-columns-repeated="1012"/>
        </table:table-row>
        <table:table-row table:style-name="ro1">
          <table:table-cell office:value-type="string">
            <text:p>Naruto - Gekitou Ninja Taisen! 4 (Japan)</text:p>
          </table:table-cell>
          <table:table-cell office:value-type="float" office:value="2005">
            <text:p>2005</text:p>
          </table:table-cell>
          <table:table-cell office:value-type="string">
            <text:p>ESRB - T (Teen)</text:p>
          </table:table-cell>
          <table:table-cell office:value-type="string">
            <text:p>Naruto - Gekitou Ninja Taisen! 4 </text:p>
          </table:table-cell>
          <table:table-cell table:style-name="Default" office:value-type="string">
            <text:p>Tomy</text:p>
          </table:table-cell>
          <table:table-cell office:value-type="string">
            <text:p>Eighting</text:p>
          </table:table-cell>
          <table:table-cell office:value-type="string">
            <text:p>Fighter</text:p>
          </table:table-cell>
          <table:table-cell office:value-type="string">
            <text:p>4.2</text:p>
          </table:table-cell>
          <table:table-cell office:value-type="string">
            <text:p>1-4 Players</text:p>
          </table:table-cell>
          <table:table-cell office:value-type="string">
            <text:p>Naruto: Gekitou Ninja Taisen! 4 is the fourth installment of this series. It was released in Japan on November 2005. It covers the events from the Return of Itachi arc to the Sasuke Retrieval arc. The game also introduces the ability for multiple characters to fight one another at once, ranging from a 2-on-2 match to a 4-way brawl. Most noticeably, the game does away with the shop feature, and unlockables are now acquired by simply meeting certain criteria in the game's new Mission mode. Mission mode forces the player to fight increasingly stronger opponents under specific circumstances and with different methods of winning in order to complete each mission. This game was released exclusively in Japan. </text:p>
          </table:table-cell>
          <table:table-cell table:style-name="Default" table:formula="of:=CONCATENATE(&quot;&lt;game name=&quot;;CHAR(34);[.A341];CHAR(34);&quot;&gt; &lt;year&gt;&quot;;[.B341];&quot;&lt;/year&gt; &lt;rating&gt;&quot;;[.C341];&quot;&lt;/rating&gt; &lt;title&gt;&quot;;[.D341];&quot;&lt;/title&gt; &lt;pub&gt;&quot;;[.E341];&quot;&lt;/pub&gt; &lt;dev&gt;&quot;;[.F341];&quot;&lt;/dev&gt; &lt;genre&gt;&quot;;[.G341];&quot;&lt;/genre&gt; &lt;score&gt;&quot;;[.H341];&quot;&lt;/score&gt; &lt;player&gt;&quot;;[.I341];&quot;&lt;/player&gt; &lt;story&gt;&quot;;[.J341];&quot;&lt;/story&gt; &lt;/game&gt;&quot;)" office:value-type="string" office:string-value="&lt;game name=&quot;Naruto - Gekitou Ninja Taisen! 4 (Japan)&quot;&gt; &lt;year&gt;2005&lt;/year&gt; &lt;rating&gt;ESRB - T (Teen)&lt;/rating&gt; &lt;title&gt;Naruto - Gekitou Ninja Taisen! 4 &lt;/title&gt; &lt;pub&gt;Tomy&lt;/pub&gt; &lt;dev&gt;Eighting&lt;/dev&gt; &lt;genre&gt;Fighter&lt;/genre&gt; &lt;score&gt;4.2&lt;/score&gt; &lt;player&gt;1-4 Players&lt;/player&gt; &lt;story&gt;Naruto: Gekitou Ninja Taisen! 4 is the fourth installment of this series. It was released in Japan on November 2005. It covers the events from the Return of Itachi arc to the Sasuke Retrieval arc. The game also introduces the ability for multiple characters to fight one another at once, ranging from a 2-on-2 match to a 4-way brawl. Most noticeably, the game does away with the shop feature, and unlockables are now acquired by simply meeting certain criteria in the game's new Mission mode. Mission mode forces the player to fight increasingly stronger opponents under specific circumstances and with different methods of winning in order to complete each mission. This game was released exclusively in Japan. &lt;/story&gt; &lt;/game&gt;">
            <text:p>&lt;game name="Naruto - Gekitou Ninja Taisen! 4 (Japan)"&gt; &lt;year&gt;2005&lt;/year&gt; &lt;rating&gt;ESRB - T (Teen)&lt;/rating&gt; &lt;title&gt;Naruto - Gekitou Ninja Taisen! 4 &lt;/title&gt; &lt;pub&gt;Tomy&lt;/pub&gt; &lt;dev&gt;Eighting&lt;/dev&gt; &lt;genre&gt;Fighter&lt;/genre&gt; &lt;score&gt;4.2&lt;/score&gt; &lt;player&gt;1-4 Players&lt;/player&gt; &lt;story&gt;Naruto: Gekitou Ninja Taisen! 4 is the fourth installment of this series. It was released in Japan on November 2005. It covers the events from the Return of Itachi arc to the Sasuke Retrieval arc. The game also introduces the ability for multiple characters to fight one another at once, ranging from a 2-on-2 match to a 4-way brawl. Most noticeably, the game does away with the shop feature, and unlockables are now acquired by simply meeting certain criteria in the game's new Mission mode. Mission mode forces the player to fight increasingly stronger opponents under specific circumstances and with different methods of winning in order to complete each mission. This game was released exclusively in Japan. &lt;/story&gt; &lt;/game&gt;</text:p>
          </table:table-cell>
          <table:table-cell table:number-columns-repeated="1012"/>
        </table:table-row>
        <table:table-row table:style-name="ro1">
          <table:table-cell office:value-type="string">
            <text:p>NASCAR - Dirt to Daytona (USA)</text:p>
          </table:table-cell>
          <table:table-cell office:value-type="float" office:value="2002">
            <text:p>2002</text:p>
          </table:table-cell>
          <table:table-cell office:value-type="string">
            <text:p>ESRB - E (Everyone)</text:p>
          </table:table-cell>
          <table:table-cell office:value-type="string">
            <text:p>NASCAR - Dirt to Daytona </text:p>
          </table:table-cell>
          <table:table-cell table:style-name="Default" office:value-type="string">
            <text:p>Infogrames, Inc.</text:p>
          </table:table-cell>
          <table:table-cell office:value-type="string">
            <text:p>Monster Games</text:p>
          </table:table-cell>
          <table:table-cell office:value-type="string">
            <text:p>Driving</text:p>
          </table:table-cell>
          <table:table-cell office:value-type="string">
            <text:p>4.5</text:p>
          </table:table-cell>
          <table:table-cell office:value-type="string">
            <text:p>1-4 Players</text:p>
          </table:table-cell>
          <table:table-cell office:value-type="string">
            <text:p>NASCAR action with 4 different series: Weekly Racing Series Presented by Dodge (dirt), NASCAR Featherlite (open wheel modifed), NASCAR Craftsman Truck Series (pickup trucks), NASCAR Cup Series (what people think of first when they hear NASCAR).****Players can upgrade their vehicles in Career mode as they start off with dirt cars and move up through the ranks if they do well enough. <text:s/>Players can also just jump in for fast action races.****Cars reflect damage in their models and performance. <text:s/>Players can paint their own schemes on their cars, and can place sponsorship placards to bring in more cash.</text:p>
          </table:table-cell>
          <table:table-cell table:style-name="Default" table:formula="of:=CONCATENATE(&quot;&lt;game name=&quot;;CHAR(34);[.A342];CHAR(34);&quot;&gt; &lt;year&gt;&quot;;[.B342];&quot;&lt;/year&gt; &lt;rating&gt;&quot;;[.C342];&quot;&lt;/rating&gt; &lt;title&gt;&quot;;[.D342];&quot;&lt;/title&gt; &lt;pub&gt;&quot;;[.E342];&quot;&lt;/pub&gt; &lt;dev&gt;&quot;;[.F342];&quot;&lt;/dev&gt; &lt;genre&gt;&quot;;[.G342];&quot;&lt;/genre&gt; &lt;score&gt;&quot;;[.H342];&quot;&lt;/score&gt; &lt;player&gt;&quot;;[.I342];&quot;&lt;/player&gt; &lt;story&gt;&quot;;[.J342];&quot;&lt;/story&gt; &lt;/game&gt;&quot;)" office:value-type="string" office:string-value="&lt;game name=&quot;NASCAR - Dirt to Daytona (USA)&quot;&gt; &lt;year&gt;2002&lt;/year&gt; &lt;rating&gt;ESRB - E (Everyone)&lt;/rating&gt; &lt;title&gt;NASCAR - Dirt to Daytona &lt;/title&gt; &lt;pub&gt;Infogrames, Inc.&lt;/pub&gt; &lt;dev&gt;Monster Games&lt;/dev&gt; &lt;genre&gt;Driving&lt;/genre&gt; &lt;score&gt;4.5&lt;/score&gt; &lt;player&gt;1-4 Players&lt;/player&gt; &lt;story&gt;NASCAR action with 4 different series: Weekly Racing Series Presented by Dodge (dirt), NASCAR Featherlite (open wheel modifed), NASCAR Craftsman Truck Series (pickup trucks), NASCAR Cup Series (what people think of first when they hear NASCAR).****Players can upgrade their vehicles in Career mode as they start off with dirt cars and move up through the ranks if they do well enough.  Players can also just jump in for fast action races.****Cars reflect damage in their models and performance.  Players can paint their own schemes on their cars, and can place sponsorship placards to bring in more cash.&lt;/story&gt; &lt;/game&gt;">
            <text:p>&lt;game name="NASCAR - Dirt to Daytona (USA)"&gt; &lt;year&gt;2002&lt;/year&gt; &lt;rating&gt;ESRB - E (Everyone)&lt;/rating&gt; &lt;title&gt;NASCAR - Dirt to Daytona &lt;/title&gt; &lt;pub&gt;Infogrames, Inc.&lt;/pub&gt; &lt;dev&gt;Monster Games&lt;/dev&gt; &lt;genre&gt;Driving&lt;/genre&gt; &lt;score&gt;4.5&lt;/score&gt; &lt;player&gt;1-4 Players&lt;/player&gt; &lt;story&gt;NASCAR action with 4 different series: Weekly Racing Series Presented by Dodge (dirt), NASCAR Featherlite (open wheel modifed), NASCAR Craftsman Truck Series (pickup trucks), NASCAR Cup Series (what people think of first when they hear NASCAR).****Players can upgrade their vehicles in Career mode as they start off with dirt cars and move up through the ranks if they do well enough. <text:s/>Players can also just jump in for fast action races.****Cars reflect damage in their models and performance. <text:s/>Players can paint their own schemes on their cars, and can place sponsorship placards to bring in more cash.&lt;/story&gt; &lt;/game&gt;</text:p>
          </table:table-cell>
          <table:table-cell table:number-columns-repeated="1012"/>
        </table:table-row>
        <table:table-row table:style-name="ro1">
          <table:table-cell office:value-type="string">
            <text:p>NASCAR 2005 - Chase for the Cup (USA)</text:p>
          </table:table-cell>
          <table:table-cell office:value-type="float" office:value="2004">
            <text:p>2004</text:p>
          </table:table-cell>
          <table:table-cell office:value-type="string">
            <text:p>ESRB - E (Everyone)</text:p>
          </table:table-cell>
          <table:table-cell office:value-type="string">
            <text:p>NASCAR 2005 - Chase for the Cup </text:p>
          </table:table-cell>
          <table:table-cell table:style-name="Default" office:value-type="string">
            <text:p>Electronic Arts, Inc.</text:p>
          </table:table-cell>
          <table:table-cell office:value-type="string">
            <text:p>EA Tiburon</text:p>
          </table:table-cell>
          <table:table-cell office:value-type="string">
            <text:p>Driving</text:p>
          </table:table-cell>
          <table:table-cell office:value-type="string">
            <text:p>4.2</text:p>
          </table:table-cell>
          <table:table-cell office:value-type="string">
            <text:p>1-2 Players</text:p>
          </table:table-cell>
          <table:table-cell office:value-type="string">
            <text:p>NASCAR 2005: Chase for the Cup marks a change in name for the series, but continues the style of gameplay and game modes from the NASCAR Thunder titles.**Four new racing series have been added for this year; in addition to NEXTEL cup cars, players can race in the Featherlite Modified, Craftsman Truck, Nascar National (Busch), or production car series. <text:s/>Each type of car has its own unique feel and gives a different on-track experience.**Real-life driver rivalries and confrontations are brought into the game with the enhanced grudges and alliances system. <text:s/>Computer drivers will remember whether you drive naughty or nice, and will payback favors in kind. <text:s/>The new Intimidator feature allows you to shake up an opponent by getting behind him and putting on the pressure.**In fight to the top mode, players can follow the career of their driver by starting in the Modified series and working their way up the NASCAR ranks. <text:s/>Performing well in races, as well as participating in autograph sessions, affects fan support, which in turn improves the driver's income.**Online support for the PS2 and Xbox allow up to four players to compete in a full 43-car field.</text:p>
          </table:table-cell>
          <table:table-cell table:style-name="Default" table:formula="of:=CONCATENATE(&quot;&lt;game name=&quot;;CHAR(34);[.A343];CHAR(34);&quot;&gt; &lt;year&gt;&quot;;[.B343];&quot;&lt;/year&gt; &lt;rating&gt;&quot;;[.C343];&quot;&lt;/rating&gt; &lt;title&gt;&quot;;[.D343];&quot;&lt;/title&gt; &lt;pub&gt;&quot;;[.E343];&quot;&lt;/pub&gt; &lt;dev&gt;&quot;;[.F343];&quot;&lt;/dev&gt; &lt;genre&gt;&quot;;[.G343];&quot;&lt;/genre&gt; &lt;score&gt;&quot;;[.H343];&quot;&lt;/score&gt; &lt;player&gt;&quot;;[.I343];&quot;&lt;/player&gt; &lt;story&gt;&quot;;[.J343];&quot;&lt;/story&gt; &lt;/game&gt;&quot;)" office:value-type="string" office:string-value="&lt;game name=&quot;NASCAR 2005 - Chase for the Cup (USA)&quot;&gt; &lt;year&gt;2004&lt;/year&gt; &lt;rating&gt;ESRB - E (Everyone)&lt;/rating&gt; &lt;title&gt;NASCAR 2005 - Chase for the Cup &lt;/title&gt; &lt;pub&gt;Electronic Arts, Inc.&lt;/pub&gt; &lt;dev&gt;EA Tiburon&lt;/dev&gt; &lt;genre&gt;Driving&lt;/genre&gt; &lt;score&gt;4.2&lt;/score&gt; &lt;player&gt;1-2 Players&lt;/player&gt; &lt;story&gt;NASCAR 2005: Chase for the Cup marks a change in name for the series, but continues the style of gameplay and game modes from the NASCAR Thunder titles.**Four new racing series have been added for this year; in addition to NEXTEL cup cars, players can race in the Featherlite Modified, Craftsman Truck, Nascar National (Busch), or production car series.  Each type of car has its own unique feel and gives a different on-track experience.**Real-life driver rivalries and confrontations are brought into the game with the enhanced grudges and alliances system.  Computer drivers will remember whether you drive naughty or nice, and will payback favors in kind.  The new Intimidator feature allows you to shake up an opponent by getting behind him and putting on the pressure.**In fight to the top mode, players can follow the career of their driver by starting in the Modified series and working their way up the NASCAR ranks.  Performing well in races, as well as participating in autograph sessions, affects fan support, which in turn improves the driver's income.**Online support for the PS2 and Xbox allow up to four players to compete in a full 43-car field.&lt;/story&gt; &lt;/game&gt;">
            <text:p>&lt;game name="NASCAR 2005 - Chase for the Cup (USA)"&gt; &lt;year&gt;2004&lt;/year&gt; &lt;rating&gt;ESRB - E (Everyone)&lt;/rating&gt; &lt;title&gt;NASCAR 2005 - Chase for the Cup &lt;/title&gt; &lt;pub&gt;Electronic Arts, Inc.&lt;/pub&gt; &lt;dev&gt;EA Tiburon&lt;/dev&gt; &lt;genre&gt;Driving&lt;/genre&gt; &lt;score&gt;4.2&lt;/score&gt; &lt;player&gt;1-2 Players&lt;/player&gt; &lt;story&gt;NASCAR 2005: Chase for the Cup marks a change in name for the series, but continues the style of gameplay and game modes from the NASCAR Thunder titles.**Four new racing series have been added for this year; in addition to NEXTEL cup cars, players can race in the Featherlite Modified, Craftsman Truck, Nascar National (Busch), or production car series. <text:s/>Each type of car has its own unique feel and gives a different on-track experience.**Real-life driver rivalries and confrontations are brought into the game with the enhanced grudges and alliances system. <text:s/>Computer drivers will remember whether you drive naughty or nice, and will payback favors in kind. <text:s/>The new Intimidator feature allows you to shake up an opponent by getting behind him and putting on the pressure.**In fight to the top mode, players can follow the career of their driver by starting in the Modified series and working their way up the NASCAR ranks. <text:s/>Performing well in races, as well as participating in autograph sessions, affects fan support, which in turn improves the driver's income.**Online support for the PS2 and Xbox allow up to four players to compete in a full 43-car field.&lt;/story&gt; &lt;/game&gt;</text:p>
          </table:table-cell>
          <table:table-cell table:number-columns-repeated="1012"/>
        </table:table-row>
        <table:table-row table:style-name="ro1">
          <table:table-cell office:value-type="string">
            <text:p>NASCAR Thunder 2003 (USA)</text:p>
          </table:table-cell>
          <table:table-cell office:value-type="float" office:value="2002">
            <text:p>2002</text:p>
          </table:table-cell>
          <table:table-cell office:value-type="string">
            <text:p>ESRB - E (Everyone)</text:p>
          </table:table-cell>
          <table:table-cell office:value-type="string">
            <text:p>NASCAR Thunder 2003 </text:p>
          </table:table-cell>
          <table:table-cell table:style-name="Default" office:value-type="string">
            <text:p>Electronic Arts, Inc.</text:p>
          </table:table-cell>
          <table:table-cell office:value-type="string">
            <text:p>EA Tiburon</text:p>
          </table:table-cell>
          <table:table-cell office:value-type="string">
            <text:p>Driving</text:p>
          </table:table-cell>
          <table:table-cell office:value-type="string">
            <text:p>4.4</text:p>
          </table:table-cell>
          <table:table-cell office:value-type="string">
            <text:p>1-2 Players</text:p>
          </table:table-cell>
          <table:table-cell office:value-type="string">
            <text:p>NASCAR Thunder 2003 simulates the NASCAR driver experience. <text:s/>Dozens of locations are available, each with several alternate tracks. <text:s/>All the big-name drivers of the present, and a few of the past, are available to choose from, or you can create your own driver and car. <text:s/>Simulate a season, or even a full 20-year career complete with sponsorship deals and car improvements along the way. <text:s/>Moments of the Race places you in real-life racing situations, asking you to either duplicate reality's outcome, or improve upon it. <text:s/>Or you can race against up to three people. <text:s/>The choice is yours.</text:p>
          </table:table-cell>
          <table:table-cell table:style-name="Default" table:formula="of:=CONCATENATE(&quot;&lt;game name=&quot;;CHAR(34);[.A344];CHAR(34);&quot;&gt; &lt;year&gt;&quot;;[.B344];&quot;&lt;/year&gt; &lt;rating&gt;&quot;;[.C344];&quot;&lt;/rating&gt; &lt;title&gt;&quot;;[.D344];&quot;&lt;/title&gt; &lt;pub&gt;&quot;;[.E344];&quot;&lt;/pub&gt; &lt;dev&gt;&quot;;[.F344];&quot;&lt;/dev&gt; &lt;genre&gt;&quot;;[.G344];&quot;&lt;/genre&gt; &lt;score&gt;&quot;;[.H344];&quot;&lt;/score&gt; &lt;player&gt;&quot;;[.I344];&quot;&lt;/player&gt; &lt;story&gt;&quot;;[.J344];&quot;&lt;/story&gt; &lt;/game&gt;&quot;)" office:value-type="string" office:string-value="&lt;game name=&quot;NASCAR Thunder 2003 (USA)&quot;&gt; &lt;year&gt;2002&lt;/year&gt; &lt;rating&gt;ESRB - E (Everyone)&lt;/rating&gt; &lt;title&gt;NASCAR Thunder 2003 &lt;/title&gt; &lt;pub&gt;Electronic Arts, Inc.&lt;/pub&gt; &lt;dev&gt;EA Tiburon&lt;/dev&gt; &lt;genre&gt;Driving&lt;/genre&gt; &lt;score&gt;4.4&lt;/score&gt; &lt;player&gt;1-2 Players&lt;/player&gt; &lt;story&gt;NASCAR Thunder 2003 simulates the NASCAR driver experience.  Dozens of locations are available, each with several alternate tracks.  All the big-name drivers of the present, and a few of the past, are available to choose from, or you can create your own driver and car.  Simulate a season, or even a full 20-year career complete with sponsorship deals and car improvements along the way.  Moments of the Race places you in real-life racing situations, asking you to either duplicate reality's outcome, or improve upon it.  Or you can race against up to three people.  The choice is yours.&lt;/story&gt; &lt;/game&gt;">
            <text:p>&lt;game name="NASCAR Thunder 2003 (USA)"&gt; &lt;year&gt;2002&lt;/year&gt; &lt;rating&gt;ESRB - E (Everyone)&lt;/rating&gt; &lt;title&gt;NASCAR Thunder 2003 &lt;/title&gt; &lt;pub&gt;Electronic Arts, Inc.&lt;/pub&gt; &lt;dev&gt;EA Tiburon&lt;/dev&gt; &lt;genre&gt;Driving&lt;/genre&gt; &lt;score&gt;4.4&lt;/score&gt; &lt;player&gt;1-2 Players&lt;/player&gt; &lt;story&gt;NASCAR Thunder 2003 simulates the NASCAR driver experience. <text:s/>Dozens of locations are available, each with several alternate tracks. <text:s/>All the big-name drivers of the present, and a few of the past, are available to choose from, or you can create your own driver and car. <text:s/>Simulate a season, or even a full 20-year career complete with sponsorship deals and car improvements along the way. <text:s/>Moments of the Race places you in real-life racing situations, asking you to either duplicate reality's outcome, or improve upon it. <text:s/>Or you can race against up to three people. <text:s/>The choice is yours.&lt;/story&gt; &lt;/game&gt;</text:p>
          </table:table-cell>
          <table:table-cell table:number-columns-repeated="1012"/>
        </table:table-row>
        <table:table-row table:style-name="ro1">
          <table:table-cell office:value-type="string">
            <text:p>NBA 2K2 (USA)</text:p>
          </table:table-cell>
          <table:table-cell office:value-type="float" office:value="2002">
            <text:p>2002</text:p>
          </table:table-cell>
          <table:table-cell office:value-type="string">
            <text:p>ESRB - E (Everyone)</text:p>
          </table:table-cell>
          <table:table-cell office:value-type="string">
            <text:p>NBA 2K2 </text:p>
          </table:table-cell>
          <table:table-cell table:style-name="Default" office:value-type="string">
            <text:p>SEGA of America, Inc.</text:p>
          </table:table-cell>
          <table:table-cell office:value-type="string">
            <text:p>Visual Concepts Entertainment</text:p>
          </table:table-cell>
          <table:table-cell office:value-type="string">
            <text:p>Sports/Basketball</text:p>
          </table:table-cell>
          <table:table-cell office:value-type="string">
            <text:p>3.9</text:p>
          </table:table-cell>
          <table:table-cell office:value-type="string">
            <text:p>1-4 Players</text:p>
          </table:table-cell>
          <table:table-cell office:value-type="string">
            <text:p>NBA 2K2 is the third game in SEGA's NBA 2K series of basketball simulations. This is the first game in the series to be released for multiple platforms (instead of solely for the Dreamcast). In addition to updated graphics, rosters, arenas, team uniforms, and signature moves for the 2001-2002 season, the 2K2 edition now supports zone defenses (a new NBA rule where you have to choose to play man or zone defense), intercepting of passes, and making adjustments and actions in mid-animation.****There are detailed statistics for each team and player, for a year, the current season or an entire career. The game modes include Exhibition, Season (play a full season along with management), Franchise (more than one season), some arcade street modes and the option to create custom tournaments.</text:p>
          </table:table-cell>
          <table:table-cell table:style-name="Default" table:formula="of:=CONCATENATE(&quot;&lt;game name=&quot;;CHAR(34);[.A345];CHAR(34);&quot;&gt; &lt;year&gt;&quot;;[.B345];&quot;&lt;/year&gt; &lt;rating&gt;&quot;;[.C345];&quot;&lt;/rating&gt; &lt;title&gt;&quot;;[.D345];&quot;&lt;/title&gt; &lt;pub&gt;&quot;;[.E345];&quot;&lt;/pub&gt; &lt;dev&gt;&quot;;[.F345];&quot;&lt;/dev&gt; &lt;genre&gt;&quot;;[.G345];&quot;&lt;/genre&gt; &lt;score&gt;&quot;;[.H345];&quot;&lt;/score&gt; &lt;player&gt;&quot;;[.I345];&quot;&lt;/player&gt; &lt;story&gt;&quot;;[.J345];&quot;&lt;/story&gt; &lt;/game&gt;&quot;)" office:value-type="string" office:string-value="&lt;game name=&quot;NBA 2K2 (USA)&quot;&gt; &lt;year&gt;2002&lt;/year&gt; &lt;rating&gt;ESRB - E (Everyone)&lt;/rating&gt; &lt;title&gt;NBA 2K2 &lt;/title&gt; &lt;pub&gt;SEGA of America, Inc.&lt;/pub&gt; &lt;dev&gt;Visual Concepts Entertainment&lt;/dev&gt; &lt;genre&gt;Sports/Basketball&lt;/genre&gt; &lt;score&gt;3.9&lt;/score&gt; &lt;player&gt;1-4 Players&lt;/player&gt; &lt;story&gt;NBA 2K2 is the third game in SEGA's NBA 2K series of basketball simulations. This is the first game in the series to be released for multiple platforms (instead of solely for the Dreamcast). In addition to updated graphics, rosters, arenas, team uniforms, and signature moves for the 2001-2002 season, the 2K2 edition now supports zone defenses (a new NBA rule where you have to choose to play man or zone defense), intercepting of passes, and making adjustments and actions in mid-animation.****There are detailed statistics for each team and player, for a year, the current season or an entire career. The game modes include Exhibition, Season (play a full season along with management), Franchise (more than one season), some arcade street modes and the option to create custom tournaments.&lt;/story&gt; &lt;/game&gt;">
            <text:p>&lt;game name="NBA 2K2 (USA)"&gt; &lt;year&gt;2002&lt;/year&gt; &lt;rating&gt;ESRB - E (Everyone)&lt;/rating&gt; &lt;title&gt;NBA 2K2 &lt;/title&gt; &lt;pub&gt;SEGA of America, Inc.&lt;/pub&gt; &lt;dev&gt;Visual Concepts Entertainment&lt;/dev&gt; &lt;genre&gt;Sports/Basketball&lt;/genre&gt; &lt;score&gt;3.9&lt;/score&gt; &lt;player&gt;1-4 Players&lt;/player&gt; &lt;story&gt;NBA 2K2 is the third game in SEGA's NBA 2K series of basketball simulations. This is the first game in the series to be released for multiple platforms (instead of solely for the Dreamcast). In addition to updated graphics, rosters, arenas, team uniforms, and signature moves for the 2001-2002 season, the 2K2 edition now supports zone defenses (a new NBA rule where you have to choose to play man or zone defense), intercepting of passes, and making adjustments and actions in mid-animation.****There are detailed statistics for each team and player, for a year, the current season or an entire career. The game modes include Exhibition, Season (play a full season along with management), Franchise (more than one season), some arcade street modes and the option to create custom tournaments.&lt;/story&gt; &lt;/game&gt;</text:p>
          </table:table-cell>
          <table:table-cell table:number-columns-repeated="1012"/>
        </table:table-row>
        <table:table-row table:style-name="ro1">
          <table:table-cell office:value-type="string">
            <text:p>NBA 2K3 (USA)</text:p>
          </table:table-cell>
          <table:table-cell office:value-type="float" office:value="2002">
            <text:p>2002</text:p>
          </table:table-cell>
          <table:table-cell office:value-type="string">
            <text:p>ESRB - E (Everyone)</text:p>
          </table:table-cell>
          <table:table-cell office:value-type="string">
            <text:p>NBA 2K3 </text:p>
          </table:table-cell>
          <table:table-cell table:style-name="Default" office:value-type="string">
            <text:p>SEGA of America, Inc.</text:p>
          </table:table-cell>
          <table:table-cell office:value-type="string">
            <text:p>Visual Concepts Entertainment</text:p>
          </table:table-cell>
          <table:table-cell office:value-type="string">
            <text:p>Sports/Basketball</text:p>
          </table:table-cell>
          <table:table-cell office:value-type="string">
            <text:p>4.3</text:p>
          </table:table-cell>
          <table:table-cell office:value-type="string">
            <text:p>1-4 Players</text:p>
          </table:table-cell>
          <table:table-cell office:value-type="string">
            <text:p>Sega Sports has added a new season of their basketball franchise. <text:s/>NBA2K3 comes packed with a new feel, graphics, gameplay, and updated stadiums and rosters. <text:s/>The ESPN broadcast presentation makes it seem even more realistic. <text:s/>You can now adjust your shot in mid-air, dive for loose balls going out of bounds, fight for position down low, and fake your opponent out as you move around him. You can do it all in NBA2K3. <text:s/>Also new for the Xbox and PS2 is Online play. You can now play online against other players across the globe. <text:s/>Franchise mode offers extended gameplay as well as managing your team from the inside out. Street mode has also return with more courts and interactive bystanders.</text:p>
          </table:table-cell>
          <table:table-cell table:style-name="Default" table:formula="of:=CONCATENATE(&quot;&lt;game name=&quot;;CHAR(34);[.A346];CHAR(34);&quot;&gt; &lt;year&gt;&quot;;[.B346];&quot;&lt;/year&gt; &lt;rating&gt;&quot;;[.C346];&quot;&lt;/rating&gt; &lt;title&gt;&quot;;[.D346];&quot;&lt;/title&gt; &lt;pub&gt;&quot;;[.E346];&quot;&lt;/pub&gt; &lt;dev&gt;&quot;;[.F346];&quot;&lt;/dev&gt; &lt;genre&gt;&quot;;[.G346];&quot;&lt;/genre&gt; &lt;score&gt;&quot;;[.H346];&quot;&lt;/score&gt; &lt;player&gt;&quot;;[.I346];&quot;&lt;/player&gt; &lt;story&gt;&quot;;[.J346];&quot;&lt;/story&gt; &lt;/game&gt;&quot;)" office:value-type="string" office:string-value="&lt;game name=&quot;NBA 2K3 (USA)&quot;&gt; &lt;year&gt;2002&lt;/year&gt; &lt;rating&gt;ESRB - E (Everyone)&lt;/rating&gt; &lt;title&gt;NBA 2K3 &lt;/title&gt; &lt;pub&gt;SEGA of America, Inc.&lt;/pub&gt; &lt;dev&gt;Visual Concepts Entertainment&lt;/dev&gt; &lt;genre&gt;Sports/Basketball&lt;/genre&gt; &lt;score&gt;4.3&lt;/score&gt; &lt;player&gt;1-4 Players&lt;/player&gt; &lt;story&gt;Sega Sports has added a new season of their basketball franchise.  NBA2K3 comes packed with a new feel, graphics, gameplay, and updated stadiums and rosters.  The ESPN broadcast presentation makes it seem even more realistic.  You can now adjust your shot in mid-air, dive for loose balls going out of bounds, fight for position down low, and fake your opponent out as you move around him. You can do it all in NBA2K3.  Also new for the Xbox and PS2 is Online play. You can now play online against other players across the globe.  Franchise mode offers extended gameplay as well as managing your team from the inside out. Street mode has also return with more courts and interactive bystanders.&lt;/story&gt; &lt;/game&gt;">
            <text:p>&lt;game name="NBA 2K3 (USA)"&gt; &lt;year&gt;2002&lt;/year&gt; &lt;rating&gt;ESRB - E (Everyone)&lt;/rating&gt; &lt;title&gt;NBA 2K3 &lt;/title&gt; &lt;pub&gt;SEGA of America, Inc.&lt;/pub&gt; &lt;dev&gt;Visual Concepts Entertainment&lt;/dev&gt; &lt;genre&gt;Sports/Basketball&lt;/genre&gt; &lt;score&gt;4.3&lt;/score&gt; &lt;player&gt;1-4 Players&lt;/player&gt; &lt;story&gt;Sega Sports has added a new season of their basketball franchise. <text:s/>NBA2K3 comes packed with a new feel, graphics, gameplay, and updated stadiums and rosters. <text:s/>The ESPN broadcast presentation makes it seem even more realistic. <text:s/>You can now adjust your shot in mid-air, dive for loose balls going out of bounds, fight for position down low, and fake your opponent out as you move around him. You can do it all in NBA2K3. <text:s/>Also new for the Xbox and PS2 is Online play. You can now play online against other players across the globe. <text:s/>Franchise mode offers extended gameplay as well as managing your team from the inside out. Street mode has also return with more courts and interactive bystanders.&lt;/story&gt; &lt;/game&gt;</text:p>
          </table:table-cell>
          <table:table-cell table:number-columns-repeated="1012"/>
        </table:table-row>
        <table:table-row table:style-name="ro1">
          <table:table-cell office:value-type="string">
            <text:p>NBA Courtside 2002 (USA)</text:p>
          </table:table-cell>
          <table:table-cell office:value-type="float" office:value="2002">
            <text:p>2002</text:p>
          </table:table-cell>
          <table:table-cell office:value-type="string">
            <text:p>ESRB - E (Everyone)</text:p>
          </table:table-cell>
          <table:table-cell office:value-type="string">
            <text:p>NBA Courtside 2002 </text:p>
          </table:table-cell>
          <table:table-cell table:style-name="Default" office:value-type="string">
            <text:p>Nintendo of America Inc.</text:p>
          </table:table-cell>
          <table:table-cell office:value-type="string">
            <text:p>Left Field Productions</text:p>
          </table:table-cell>
          <table:table-cell office:value-type="string">
            <text:p>Sports/Basketball</text:p>
          </table:table-cell>
          <table:table-cell office:value-type="string">
            <text:p>3.7</text:p>
          </table:table-cell>
          <table:table-cell office:value-type="string">
            <text:p>1-4 Players</text:p>
          </table:table-cell>
          <table:table-cell office:value-type="string">
            <text:p>NBA Courtside 2002 is the GameCube's first basketball game. <text:s/>It utilizes motion-captured moves and face-mapping. <text:s/>There are a total of 29 NBA teams plus the Western All-Stars and the Eastern All-Stars. You can perform adrenaline-boosted moves or alley-oop dunks. Passing can be done easily with the introduction of the C-Stick passing. The game boasts a great number of dunks and layups animations.****There are six ways to play: Quick Play, Full Season, Playoffs, Three-Point Shootout, Arcade, and Practice. Arcade mode is 3-on-3, NBA Jam-style action and is played on an outdoor court.</text:p>
          </table:table-cell>
          <table:table-cell table:style-name="Default" table:formula="of:=CONCATENATE(&quot;&lt;game name=&quot;;CHAR(34);[.A347];CHAR(34);&quot;&gt; &lt;year&gt;&quot;;[.B347];&quot;&lt;/year&gt; &lt;rating&gt;&quot;;[.C347];&quot;&lt;/rating&gt; &lt;title&gt;&quot;;[.D347];&quot;&lt;/title&gt; &lt;pub&gt;&quot;;[.E347];&quot;&lt;/pub&gt; &lt;dev&gt;&quot;;[.F347];&quot;&lt;/dev&gt; &lt;genre&gt;&quot;;[.G347];&quot;&lt;/genre&gt; &lt;score&gt;&quot;;[.H347];&quot;&lt;/score&gt; &lt;player&gt;&quot;;[.I347];&quot;&lt;/player&gt; &lt;story&gt;&quot;;[.J347];&quot;&lt;/story&gt; &lt;/game&gt;&quot;)" office:value-type="string" office:string-value="&lt;game name=&quot;NBA Courtside 2002 (USA)&quot;&gt; &lt;year&gt;2002&lt;/year&gt; &lt;rating&gt;ESRB - E (Everyone)&lt;/rating&gt; &lt;title&gt;NBA Courtside 2002 &lt;/title&gt; &lt;pub&gt;Nintendo of America Inc.&lt;/pub&gt; &lt;dev&gt;Left Field Productions&lt;/dev&gt; &lt;genre&gt;Sports/Basketball&lt;/genre&gt; &lt;score&gt;3.7&lt;/score&gt; &lt;player&gt;1-4 Players&lt;/player&gt; &lt;story&gt;NBA Courtside 2002 is the GameCube's first basketball game.  It utilizes motion-captured moves and face-mapping.  There are a total of 29 NBA teams plus the Western All-Stars and the Eastern All-Stars. You can perform adrenaline-boosted moves or alley-oop dunks. Passing can be done easily with the introduction of the C-Stick passing. The game boasts a great number of dunks and layups animations.****There are six ways to play: Quick Play, Full Season, Playoffs, Three-Point Shootout, Arcade, and Practice. Arcade mode is 3-on-3, NBA Jam-style action and is played on an outdoor court.&lt;/story&gt; &lt;/game&gt;">
            <text:p>&lt;game name="NBA Courtside 2002 (USA)"&gt; &lt;year&gt;2002&lt;/year&gt; &lt;rating&gt;ESRB - E (Everyone)&lt;/rating&gt; &lt;title&gt;NBA Courtside 2002 &lt;/title&gt; &lt;pub&gt;Nintendo of America Inc.&lt;/pub&gt; &lt;dev&gt;Left Field Productions&lt;/dev&gt; &lt;genre&gt;Sports/Basketball&lt;/genre&gt; &lt;score&gt;3.7&lt;/score&gt; &lt;player&gt;1-4 Players&lt;/player&gt; &lt;story&gt;NBA Courtside 2002 is the GameCube's first basketball game. <text:s/>It utilizes motion-captured moves and face-mapping. <text:s/>There are a total of 29 NBA teams plus the Western All-Stars and the Eastern All-Stars. You can perform adrenaline-boosted moves or alley-oop dunks. Passing can be done easily with the introduction of the C-Stick passing. The game boasts a great number of dunks and layups animations.****There are six ways to play: Quick Play, Full Season, Playoffs, Three-Point Shootout, Arcade, and Practice. Arcade mode is 3-on-3, NBA Jam-style action and is played on an outdoor court.&lt;/story&gt; &lt;/game&gt;</text:p>
          </table:table-cell>
          <table:table-cell table:number-columns-repeated="1012"/>
        </table:table-row>
        <table:table-row table:style-name="ro1">
          <table:table-cell office:value-type="string">
            <text:p>NBA Live 06 (USA)</text:p>
          </table:table-cell>
          <table:table-cell office:value-type="float" office:value="2005">
            <text:p>2005</text:p>
          </table:table-cell>
          <table:table-cell office:value-type="string">
            <text:p>ESRB - E (Everyone)</text:p>
          </table:table-cell>
          <table:table-cell office:value-type="string">
            <text:p>NBA Live 06 </text:p>
          </table:table-cell>
          <table:table-cell table:style-name="Default" office:value-type="string">
            <text:p>Electronic Arts, Inc.</text:p>
          </table:table-cell>
          <table:table-cell office:value-type="string">
            <text:p>Electronic Arts</text:p>
          </table:table-cell>
          <table:table-cell office:value-type="string">
            <text:p>Sports/Basketball</text:p>
          </table:table-cell>
          <table:table-cell office:value-type="string">
            <text:p>3.9</text:p>
          </table:table-cell>
          <table:table-cell office:value-type="string">
            <text:p>1-4 Players</text:p>
          </table:table-cell>
          <table:table-cell office:value-type="string">
            <text:p>With a new season of the NBA comes a new edition to the NBA Live series. NBA Live 06 lets you play as professional basketball teams in the NBA 2005-2006 season. You can play in single player Dynasty Mode, which allows you to play 25 seasons with your team, draft and trade players, as well as control players movements in mid-air for ultimate control of dunks and other moves. The game features graphics and AI that are improved from the last NBA Live game and real commentary from Marv Albert, Steve Kerr, Ernie Johnson, and Kenny "The Jet" Smith .</text:p>
          </table:table-cell>
          <table:table-cell table:style-name="Default" table:formula="of:=CONCATENATE(&quot;&lt;game name=&quot;;CHAR(34);[.A348];CHAR(34);&quot;&gt; &lt;year&gt;&quot;;[.B348];&quot;&lt;/year&gt; &lt;rating&gt;&quot;;[.C348];&quot;&lt;/rating&gt; &lt;title&gt;&quot;;[.D348];&quot;&lt;/title&gt; &lt;pub&gt;&quot;;[.E348];&quot;&lt;/pub&gt; &lt;dev&gt;&quot;;[.F348];&quot;&lt;/dev&gt; &lt;genre&gt;&quot;;[.G348];&quot;&lt;/genre&gt; &lt;score&gt;&quot;;[.H348];&quot;&lt;/score&gt; &lt;player&gt;&quot;;[.I348];&quot;&lt;/player&gt; &lt;story&gt;&quot;;[.J348];&quot;&lt;/story&gt; &lt;/game&gt;&quot;)" office:value-type="string" office:string-value="&lt;game name=&quot;NBA Live 06 (USA)&quot;&gt; &lt;year&gt;2005&lt;/year&gt; &lt;rating&gt;ESRB - E (Everyone)&lt;/rating&gt; &lt;title&gt;NBA Live 06 &lt;/title&gt; &lt;pub&gt;Electronic Arts, Inc.&lt;/pub&gt; &lt;dev&gt;Electronic Arts&lt;/dev&gt; &lt;genre&gt;Sports/Basketball&lt;/genre&gt; &lt;score&gt;3.9&lt;/score&gt; &lt;player&gt;1-4 Players&lt;/player&gt; &lt;story&gt;With a new season of the NBA comes a new edition to the NBA Live series. NBA Live 06 lets you play as professional basketball teams in the NBA 2005-2006 season. You can play in single player Dynasty Mode, which allows you to play 25 seasons with your team, draft and trade players, as well as control players movements in mid-air for ultimate control of dunks and other moves. The game features graphics and AI that are improved from the last NBA Live game and real commentary from Marv Albert, Steve Kerr, Ernie Johnson, and Kenny &quot;The Jet&quot; Smith .&lt;/story&gt; &lt;/game&gt;">
            <text:p>&lt;game name="NBA Live 06 (USA)"&gt; &lt;year&gt;2005&lt;/year&gt; &lt;rating&gt;ESRB - E (Everyone)&lt;/rating&gt; &lt;title&gt;NBA Live 06 &lt;/title&gt; &lt;pub&gt;Electronic Arts, Inc.&lt;/pub&gt; &lt;dev&gt;Electronic Arts&lt;/dev&gt; &lt;genre&gt;Sports/Basketball&lt;/genre&gt; &lt;score&gt;3.9&lt;/score&gt; &lt;player&gt;1-4 Players&lt;/player&gt; &lt;story&gt;With a new season of the NBA comes a new edition to the NBA Live series. NBA Live 06 lets you play as professional basketball teams in the NBA 2005-2006 season. You can play in single player Dynasty Mode, which allows you to play 25 seasons with your team, draft and trade players, as well as control players movements in mid-air for ultimate control of dunks and other moves. The game features graphics and AI that are improved from the last NBA Live game and real commentary from Marv Albert, Steve Kerr, Ernie Johnson, and Kenny "The Jet" Smith .&lt;/story&gt; &lt;/game&gt;</text:p>
          </table:table-cell>
          <table:table-cell table:number-columns-repeated="1012"/>
        </table:table-row>
        <table:table-row table:style-name="ro1">
          <table:table-cell office:value-type="string">
            <text:p>NBA Live 2003 (USA)</text:p>
          </table:table-cell>
          <table:table-cell office:value-type="float" office:value="2002">
            <text:p>2002</text:p>
          </table:table-cell>
          <table:table-cell office:value-type="string">
            <text:p>ESRB - E (Everyone)</text:p>
          </table:table-cell>
          <table:table-cell office:value-type="string">
            <text:p>NBA Live 2003 </text:p>
          </table:table-cell>
          <table:table-cell table:style-name="Default" office:value-type="string">
            <text:p>Electronic Arts, Inc.</text:p>
          </table:table-cell>
          <table:table-cell office:value-type="string">
            <text:p>Electronic Arts</text:p>
          </table:table-cell>
          <table:table-cell office:value-type="string">
            <text:p>Sports/Basketball</text:p>
          </table:table-cell>
          <table:table-cell office:value-type="string">
            <text:p>3.6</text:p>
          </table:table-cell>
          <table:table-cell office:value-type="string">
            <text:p>1-4 Players</text:p>
          </table:table-cell>
          <table:table-cell office:value-type="string">
            <text:p>The 2003 version of the NBA simulator has improved graphics in relation to the previous installments and features like detailed faces and a player design engine. It also has rosters in accordance to the 2002-2003 Season.****The game features more than 30 new rebound animations worked out by motion capture sessions, different passing styles and blocks and a frame rate of 60 frames per second.****As usual, a complete fantasy draft is included and multiplayer support is present.</text:p>
          </table:table-cell>
          <table:table-cell table:style-name="Default" table:formula="of:=CONCATENATE(&quot;&lt;game name=&quot;;CHAR(34);[.A349];CHAR(34);&quot;&gt; &lt;year&gt;&quot;;[.B349];&quot;&lt;/year&gt; &lt;rating&gt;&quot;;[.C349];&quot;&lt;/rating&gt; &lt;title&gt;&quot;;[.D349];&quot;&lt;/title&gt; &lt;pub&gt;&quot;;[.E349];&quot;&lt;/pub&gt; &lt;dev&gt;&quot;;[.F349];&quot;&lt;/dev&gt; &lt;genre&gt;&quot;;[.G349];&quot;&lt;/genre&gt; &lt;score&gt;&quot;;[.H349];&quot;&lt;/score&gt; &lt;player&gt;&quot;;[.I349];&quot;&lt;/player&gt; &lt;story&gt;&quot;;[.J349];&quot;&lt;/story&gt; &lt;/game&gt;&quot;)" office:value-type="string" office:string-value="&lt;game name=&quot;NBA Live 2003 (USA)&quot;&gt; &lt;year&gt;2002&lt;/year&gt; &lt;rating&gt;ESRB - E (Everyone)&lt;/rating&gt; &lt;title&gt;NBA Live 2003 &lt;/title&gt; &lt;pub&gt;Electronic Arts, Inc.&lt;/pub&gt; &lt;dev&gt;Electronic Arts&lt;/dev&gt; &lt;genre&gt;Sports/Basketball&lt;/genre&gt; &lt;score&gt;3.6&lt;/score&gt; &lt;player&gt;1-4 Players&lt;/player&gt; &lt;story&gt;The 2003 version of the NBA simulator has improved graphics in relation to the previous installments and features like detailed faces and a player design engine. It also has rosters in accordance to the 2002-2003 Season.****The game features more than 30 new rebound animations worked out by motion capture sessions, different passing styles and blocks and a frame rate of 60 frames per second.****As usual, a complete fantasy draft is included and multiplayer support is present.&lt;/story&gt; &lt;/game&gt;">
            <text:p>&lt;game name="NBA Live 2003 (USA)"&gt; &lt;year&gt;2002&lt;/year&gt; &lt;rating&gt;ESRB - E (Everyone)&lt;/rating&gt; &lt;title&gt;NBA Live 2003 &lt;/title&gt; &lt;pub&gt;Electronic Arts, Inc.&lt;/pub&gt; &lt;dev&gt;Electronic Arts&lt;/dev&gt; &lt;genre&gt;Sports/Basketball&lt;/genre&gt; &lt;score&gt;3.6&lt;/score&gt; &lt;player&gt;1-4 Players&lt;/player&gt; &lt;story&gt;The 2003 version of the NBA simulator has improved graphics in relation to the previous installments and features like detailed faces and a player design engine. It also has rosters in accordance to the 2002-2003 Season.****The game features more than 30 new rebound animations worked out by motion capture sessions, different passing styles and blocks and a frame rate of 60 frames per second.****As usual, a complete fantasy draft is included and multiplayer support is present.&lt;/story&gt; &lt;/game&gt;</text:p>
          </table:table-cell>
          <table:table-cell table:number-columns-repeated="1012"/>
        </table:table-row>
        <table:table-row table:style-name="ro1">
          <table:table-cell office:value-type="string">
            <text:p>NBA Live 2004 (USA)</text:p>
          </table:table-cell>
          <table:table-cell office:value-type="float" office:value="2003">
            <text:p>2003</text:p>
          </table:table-cell>
          <table:table-cell office:value-type="string">
            <text:p>ESRB - E (Everyone)</text:p>
          </table:table-cell>
          <table:table-cell office:value-type="string">
            <text:p>NBA Live 2004 </text:p>
          </table:table-cell>
          <table:table-cell table:style-name="Default" office:value-type="string">
            <text:p>Electronic Arts, Inc.</text:p>
          </table:table-cell>
          <table:table-cell office:value-type="string">
            <text:p>Electronic Arts</text:p>
          </table:table-cell>
          <table:table-cell office:value-type="string">
            <text:p>Sports/Basketball</text:p>
          </table:table-cell>
          <table:table-cell office:value-type="string">
            <text:p>4.2</text:p>
          </table:table-cell>
          <table:table-cell office:value-type="string">
            <text:p>1-4 Players</text:p>
          </table:table-cell>
          <table:table-cell office:value-type="string">
            <text:p>It's another season of the NBA, and with it comes another edition of NBA Live.****For 2004, the player can expect an expanded EA Sports Freestyle control scheme, allowing the player to pull off plays by simply using the right analog stick in collaboration with the player's <text:s/>movement with the left analog stick. Dynasty mode has also been upgraded, with the opportunity of expanding the player's squad with the top free agents and rookies from the college leagues.****Up to 4 players can play on the Xbox, while PlayStation 2 players can go online with full stat tracking.</text:p>
          </table:table-cell>
          <table:table-cell table:style-name="Default" table:formula="of:=CONCATENATE(&quot;&lt;game name=&quot;;CHAR(34);[.A350];CHAR(34);&quot;&gt; &lt;year&gt;&quot;;[.B350];&quot;&lt;/year&gt; &lt;rating&gt;&quot;;[.C350];&quot;&lt;/rating&gt; &lt;title&gt;&quot;;[.D350];&quot;&lt;/title&gt; &lt;pub&gt;&quot;;[.E350];&quot;&lt;/pub&gt; &lt;dev&gt;&quot;;[.F350];&quot;&lt;/dev&gt; &lt;genre&gt;&quot;;[.G350];&quot;&lt;/genre&gt; &lt;score&gt;&quot;;[.H350];&quot;&lt;/score&gt; &lt;player&gt;&quot;;[.I350];&quot;&lt;/player&gt; &lt;story&gt;&quot;;[.J350];&quot;&lt;/story&gt; &lt;/game&gt;&quot;)" office:value-type="string" office:string-value="&lt;game name=&quot;NBA Live 2004 (USA)&quot;&gt; &lt;year&gt;2003&lt;/year&gt; &lt;rating&gt;ESRB - E (Everyone)&lt;/rating&gt; &lt;title&gt;NBA Live 2004 &lt;/title&gt; &lt;pub&gt;Electronic Arts, Inc.&lt;/pub&gt; &lt;dev&gt;Electronic Arts&lt;/dev&gt; &lt;genre&gt;Sports/Basketball&lt;/genre&gt; &lt;score&gt;4.2&lt;/score&gt; &lt;player&gt;1-4 Players&lt;/player&gt; &lt;story&gt;It's another season of the NBA, and with it comes another edition of NBA Live.****For 2004, the player can expect an expanded EA Sports Freestyle control scheme, allowing the player to pull off plays by simply using the right analog stick in collaboration with the player's  movement with the left analog stick. Dynasty mode has also been upgraded, with the opportunity of expanding the player's squad with the top free agents and rookies from the college leagues.****Up to 4 players can play on the Xbox, while PlayStation 2 players can go online with full stat tracking.&lt;/story&gt; &lt;/game&gt;">
            <text:p>&lt;game name="NBA Live 2004 (USA)"&gt; &lt;year&gt;2003&lt;/year&gt; &lt;rating&gt;ESRB - E (Everyone)&lt;/rating&gt; &lt;title&gt;NBA Live 2004 &lt;/title&gt; &lt;pub&gt;Electronic Arts, Inc.&lt;/pub&gt; &lt;dev&gt;Electronic Arts&lt;/dev&gt; &lt;genre&gt;Sports/Basketball&lt;/genre&gt; &lt;score&gt;4.2&lt;/score&gt; &lt;player&gt;1-4 Players&lt;/player&gt; &lt;story&gt;It's another season of the NBA, and with it comes another edition of NBA Live.****For 2004, the player can expect an expanded EA Sports Freestyle control scheme, allowing the player to pull off plays by simply using the right analog stick in collaboration with the player's <text:s/>movement with the left analog stick. Dynasty mode has also been upgraded, with the opportunity of expanding the player's squad with the top free agents and rookies from the college leagues.****Up to 4 players can play on the Xbox, while PlayStation 2 players can go online with full stat tracking.&lt;/story&gt; &lt;/game&gt;</text:p>
          </table:table-cell>
          <table:table-cell table:number-columns-repeated="1012"/>
        </table:table-row>
        <table:table-row table:style-name="ro1">
          <table:table-cell office:value-type="string">
            <text:p>NBA Live 2005 (USA)</text:p>
          </table:table-cell>
          <table:table-cell office:value-type="float" office:value="2004">
            <text:p>2004</text:p>
          </table:table-cell>
          <table:table-cell office:value-type="string">
            <text:p>ESRB - E (Everyone)</text:p>
          </table:table-cell>
          <table:table-cell office:value-type="string">
            <text:p>NBA Live 2005 </text:p>
          </table:table-cell>
          <table:table-cell table:style-name="Default" office:value-type="string">
            <text:p>Electronic Arts, Inc.</text:p>
          </table:table-cell>
          <table:table-cell office:value-type="string">
            <text:p>Electronic Arts</text:p>
          </table:table-cell>
          <table:table-cell office:value-type="string">
            <text:p>Sports/Basketball</text:p>
          </table:table-cell>
          <table:table-cell office:value-type="string">
            <text:p>4.2</text:p>
          </table:table-cell>
          <table:table-cell office:value-type="string">
            <text:p>1-4 Players</text:p>
          </table:table-cell>
          <table:table-cell office:value-type="string">
            <text:p>The 2005 edition of the NBA Live Basketball series has a new graphics engine, and adds new moves and signature moves to personalize the players. Another feature is Freestyle Air, with more control of players in the air, and the option to specify 10 different freestyle configurations. You can build your team over multiple seasons, and additional management in the Dynasty Mode is introduced through rookie scouting, along with a calendar to mark all the important dates. Management is based on dynasty points. By progressing, you earn points that can be spent on training sessions, new equipment, or to send out scouts all over the world.****Different multiplayer options are offered, and events include a NBA all-star weekend with a Slam Dunk contest, a Rookie/Sophomore game and a 3-Point shootout, next to the regular game modes. You can also go freestyle anywhere in North America. The game has become quicker than the 2004 version, and the game strategies have been balanced by creating more emphasis on the mid-range jumper.</text:p>
          </table:table-cell>
          <table:table-cell table:style-name="Default" table:formula="of:=CONCATENATE(&quot;&lt;game name=&quot;;CHAR(34);[.A351];CHAR(34);&quot;&gt; &lt;year&gt;&quot;;[.B351];&quot;&lt;/year&gt; &lt;rating&gt;&quot;;[.C351];&quot;&lt;/rating&gt; &lt;title&gt;&quot;;[.D351];&quot;&lt;/title&gt; &lt;pub&gt;&quot;;[.E351];&quot;&lt;/pub&gt; &lt;dev&gt;&quot;;[.F351];&quot;&lt;/dev&gt; &lt;genre&gt;&quot;;[.G351];&quot;&lt;/genre&gt; &lt;score&gt;&quot;;[.H351];&quot;&lt;/score&gt; &lt;player&gt;&quot;;[.I351];&quot;&lt;/player&gt; &lt;story&gt;&quot;;[.J351];&quot;&lt;/story&gt; &lt;/game&gt;&quot;)" office:value-type="string" office:string-value="&lt;game name=&quot;NBA Live 2005 (USA)&quot;&gt; &lt;year&gt;2004&lt;/year&gt; &lt;rating&gt;ESRB - E (Everyone)&lt;/rating&gt; &lt;title&gt;NBA Live 2005 &lt;/title&gt; &lt;pub&gt;Electronic Arts, Inc.&lt;/pub&gt; &lt;dev&gt;Electronic Arts&lt;/dev&gt; &lt;genre&gt;Sports/Basketball&lt;/genre&gt; &lt;score&gt;4.2&lt;/score&gt; &lt;player&gt;1-4 Players&lt;/player&gt; &lt;story&gt;The 2005 edition of the NBA Live Basketball series has a new graphics engine, and adds new moves and signature moves to personalize the players. Another feature is Freestyle Air, with more control of players in the air, and the option to specify 10 different freestyle configurations. You can build your team over multiple seasons, and additional management in the Dynasty Mode is introduced through rookie scouting, along with a calendar to mark all the important dates. Management is based on dynasty points. By progressing, you earn points that can be spent on training sessions, new equipment, or to send out scouts all over the world.****Different multiplayer options are offered, and events include a NBA all-star weekend with a Slam Dunk contest, a Rookie/Sophomore game and a 3-Point shootout, next to the regular game modes. You can also go freestyle anywhere in North America. The game has become quicker than the 2004 version, and the game strategies have been balanced by creating more emphasis on the mid-range jumper.&lt;/story&gt; &lt;/game&gt;">
            <text:p>&lt;game name="NBA Live 2005 (USA)"&gt; &lt;year&gt;2004&lt;/year&gt; &lt;rating&gt;ESRB - E (Everyone)&lt;/rating&gt; &lt;title&gt;NBA Live 2005 &lt;/title&gt; &lt;pub&gt;Electronic Arts, Inc.&lt;/pub&gt; &lt;dev&gt;Electronic Arts&lt;/dev&gt; &lt;genre&gt;Sports/Basketball&lt;/genre&gt; &lt;score&gt;4.2&lt;/score&gt; &lt;player&gt;1-4 Players&lt;/player&gt; &lt;story&gt;The 2005 edition of the NBA Live Basketball series has a new graphics engine, and adds new moves and signature moves to personalize the players. Another feature is Freestyle Air, with more control of players in the air, and the option to specify 10 different freestyle configurations. You can build your team over multiple seasons, and additional management in the Dynasty Mode is introduced through rookie scouting, along with a calendar to mark all the important dates. Management is based on dynasty points. By progressing, you earn points that can be spent on training sessions, new equipment, or to send out scouts all over the world.****Different multiplayer options are offered, and events include a NBA all-star weekend with a Slam Dunk contest, a Rookie/Sophomore game and a 3-Point shootout, next to the regular game modes. You can also go freestyle anywhere in North America. The game has become quicker than the 2004 version, and the game strategies have been balanced by creating more emphasis on the mid-range jumper.&lt;/story&gt; &lt;/game&gt;</text:p>
          </table:table-cell>
          <table:table-cell table:number-columns-repeated="1012"/>
        </table:table-row>
        <table:table-row table:style-name="ro1">
          <table:table-cell office:value-type="string">
            <text:p>NBA Street (USA)</text:p>
          </table:table-cell>
          <table:table-cell office:value-type="float" office:value="2002">
            <text:p>2002</text:p>
          </table:table-cell>
          <table:table-cell office:value-type="string">
            <text:p>ESRB - E (Everyone)</text:p>
          </table:table-cell>
          <table:table-cell office:value-type="string">
            <text:p>NBA Street </text:p>
          </table:table-cell>
          <table:table-cell table:style-name="Default" office:value-type="string">
            <text:p>Electronic Arts, Inc.</text:p>
          </table:table-cell>
          <table:table-cell office:value-type="string">
            <text:p>Electronic Arts</text:p>
          </table:table-cell>
          <table:table-cell office:value-type="string">
            <text:p>Sports/Basketball</text:p>
          </table:table-cell>
          <table:table-cell office:value-type="string">
            <text:p>4.3</text:p>
          </table:table-cell>
          <table:table-cell office:value-type="string">
            <text:p>1-2 Players</text:p>
          </table:table-cell>
          <table:table-cell office:value-type="string">
            <text:p>Play 3 on 3 basketball like never before. Perform amazing moves, including dunks and passes to drive pass the opposing team, and take on the best of the NBA to become the ultimate street basketball player. To add to the action, you can also create your own player(s) and throw them into the street arenas.</text:p>
          </table:table-cell>
          <table:table-cell table:style-name="Default" table:formula="of:=CONCATENATE(&quot;&lt;game name=&quot;;CHAR(34);[.A352];CHAR(34);&quot;&gt; &lt;year&gt;&quot;;[.B352];&quot;&lt;/year&gt; &lt;rating&gt;&quot;;[.C352];&quot;&lt;/rating&gt; &lt;title&gt;&quot;;[.D352];&quot;&lt;/title&gt; &lt;pub&gt;&quot;;[.E352];&quot;&lt;/pub&gt; &lt;dev&gt;&quot;;[.F352];&quot;&lt;/dev&gt; &lt;genre&gt;&quot;;[.G352];&quot;&lt;/genre&gt; &lt;score&gt;&quot;;[.H352];&quot;&lt;/score&gt; &lt;player&gt;&quot;;[.I352];&quot;&lt;/player&gt; &lt;story&gt;&quot;;[.J352];&quot;&lt;/story&gt; &lt;/game&gt;&quot;)" office:value-type="string" office:string-value="&lt;game name=&quot;NBA Street (USA)&quot;&gt; &lt;year&gt;2002&lt;/year&gt; &lt;rating&gt;ESRB - E (Everyone)&lt;/rating&gt; &lt;title&gt;NBA Street &lt;/title&gt; &lt;pub&gt;Electronic Arts, Inc.&lt;/pub&gt; &lt;dev&gt;Electronic Arts&lt;/dev&gt; &lt;genre&gt;Sports/Basketball&lt;/genre&gt; &lt;score&gt;4.3&lt;/score&gt; &lt;player&gt;1-2 Players&lt;/player&gt; &lt;story&gt;Play 3 on 3 basketball like never before. Perform amazing moves, including dunks and passes to drive pass the opposing team, and take on the best of the NBA to become the ultimate street basketball player. To add to the action, you can also create your own player(s) and throw them into the street arenas.&lt;/story&gt; &lt;/game&gt;">
            <text:p>&lt;game name="NBA Street (USA)"&gt; &lt;year&gt;2002&lt;/year&gt; &lt;rating&gt;ESRB - E (Everyone)&lt;/rating&gt; &lt;title&gt;NBA Street &lt;/title&gt; &lt;pub&gt;Electronic Arts, Inc.&lt;/pub&gt; &lt;dev&gt;Electronic Arts&lt;/dev&gt; &lt;genre&gt;Sports/Basketball&lt;/genre&gt; &lt;score&gt;4.3&lt;/score&gt; &lt;player&gt;1-2 Players&lt;/player&gt; &lt;story&gt;Play 3 on 3 basketball like never before. Perform amazing moves, including dunks and passes to drive pass the opposing team, and take on the best of the NBA to become the ultimate street basketball player. To add to the action, you can also create your own player(s) and throw them into the street arenas.&lt;/story&gt; &lt;/game&gt;</text:p>
          </table:table-cell>
          <table:table-cell table:number-columns-repeated="1012"/>
        </table:table-row>
        <table:table-row table:style-name="ro1">
          <table:table-cell office:value-type="string">
            <text:p>NBA Street V3 (USA)</text:p>
          </table:table-cell>
          <table:table-cell office:value-type="float" office:value="2005">
            <text:p>2005</text:p>
          </table:table-cell>
          <table:table-cell office:value-type="string">
            <text:p>ESRB - E (Everyone)</text:p>
          </table:table-cell>
          <table:table-cell office:value-type="string">
            <text:p>NBA Street V3 </text:p>
          </table:table-cell>
          <table:table-cell table:style-name="Default" office:value-type="string">
            <text:p>Electronic Arts, Inc.</text:p>
          </table:table-cell>
          <table:table-cell office:value-type="string">
            <text:p>Electronic Arts</text:p>
          </table:table-cell>
          <table:table-cell office:value-type="string">
            <text:p>Sports/Basketball</text:p>
          </table:table-cell>
          <table:table-cell office:value-type="string">
            <text:p>4.5</text:p>
          </table:table-cell>
          <table:table-cell office:value-type="string">
            <text:p>1-4 Players</text:p>
          </table:table-cell>
          <table:table-cell office:value-type="string">
            <text:p>Bring your game to the street in EA's third installment of the NBA Street franchise. NBA Street V3 includes a new trick stick control mechanic, in-depth single-player career mode, improved gameplay mechanics and online play. Watch today’s biggest NBA stars go head to head in 3-on-3 match-ups against the legends of yesterday. Create your own character using the Create Baller feature and play in familiar venues such as The Cage and Rucker Park or create your own using the Court Creator.****The main game modes include quick matches (Play Now), Street Challenge (the career mode), and Dunk Contest where you can win over the judges by performing gravity defying dunks combined with impossible mid-air tricks. The career mode adds new goals in this version, based on scoring only with 3-point baskets, dunks, or gamebreakers. You can build up your gamebreaker by performing a complicated series of jukes, passes, or dunks. DJ Bobbito provides the commentary along with a mix of new and old school hip-hop.</text:p>
          </table:table-cell>
          <table:table-cell table:style-name="Default" table:formula="of:=CONCATENATE(&quot;&lt;game name=&quot;;CHAR(34);[.A353];CHAR(34);&quot;&gt; &lt;year&gt;&quot;;[.B353];&quot;&lt;/year&gt; &lt;rating&gt;&quot;;[.C353];&quot;&lt;/rating&gt; &lt;title&gt;&quot;;[.D353];&quot;&lt;/title&gt; &lt;pub&gt;&quot;;[.E353];&quot;&lt;/pub&gt; &lt;dev&gt;&quot;;[.F353];&quot;&lt;/dev&gt; &lt;genre&gt;&quot;;[.G353];&quot;&lt;/genre&gt; &lt;score&gt;&quot;;[.H353];&quot;&lt;/score&gt; &lt;player&gt;&quot;;[.I353];&quot;&lt;/player&gt; &lt;story&gt;&quot;;[.J353];&quot;&lt;/story&gt; &lt;/game&gt;&quot;)" office:value-type="string" office:string-value="&lt;game name=&quot;NBA Street V3 (USA)&quot;&gt; &lt;year&gt;2005&lt;/year&gt; &lt;rating&gt;ESRB - E (Everyone)&lt;/rating&gt; &lt;title&gt;NBA Street V3 &lt;/title&gt; &lt;pub&gt;Electronic Arts, Inc.&lt;/pub&gt; &lt;dev&gt;Electronic Arts&lt;/dev&gt; &lt;genre&gt;Sports/Basketball&lt;/genre&gt; &lt;score&gt;4.5&lt;/score&gt; &lt;player&gt;1-4 Players&lt;/player&gt; &lt;story&gt;Bring your game to the street in EA's third installment of the NBA Street franchise. NBA Street V3 includes a new trick stick control mechanic, in-depth single-player career mode, improved gameplay mechanics and online play. Watch today’s biggest NBA stars go head to head in 3-on-3 match-ups against the legends of yesterday. Create your own character using the Create Baller feature and play in familiar venues such as The Cage and Rucker Park or create your own using the Court Creator.****The main game modes include quick matches (Play Now), Street Challenge (the career mode), and Dunk Contest where you can win over the judges by performing gravity defying dunks combined with impossible mid-air tricks. The career mode adds new goals in this version, based on scoring only with 3-point baskets, dunks, or gamebreakers. You can build up your gamebreaker by performing a complicated series of jukes, passes, or dunks. DJ Bobbito provides the commentary along with a mix of new and old school hip-hop.&lt;/story&gt; &lt;/game&gt;">
            <text:p>&lt;game name="NBA Street V3 (USA)"&gt; &lt;year&gt;2005&lt;/year&gt; &lt;rating&gt;ESRB - E (Everyone)&lt;/rating&gt; &lt;title&gt;NBA Street V3 &lt;/title&gt; &lt;pub&gt;Electronic Arts, Inc.&lt;/pub&gt; &lt;dev&gt;Electronic Arts&lt;/dev&gt; &lt;genre&gt;Sports/Basketball&lt;/genre&gt; &lt;score&gt;4.5&lt;/score&gt; &lt;player&gt;1-4 Players&lt;/player&gt; &lt;story&gt;Bring your game to the street in EA's third installment of the NBA Street franchise. NBA Street V3 includes a new trick stick control mechanic, in-depth single-player career mode, improved gameplay mechanics and online play. Watch today’s biggest NBA stars go head to head in 3-on-3 match-ups against the legends of yesterday. Create your own character using the Create Baller feature and play in familiar venues such as The Cage and Rucker Park or create your own using the Court Creator.****The main game modes include quick matches (Play Now), Street Challenge (the career mode), and Dunk Contest where you can win over the judges by performing gravity defying dunks combined with impossible mid-air tricks. The career mode adds new goals in this version, based on scoring only with 3-point baskets, dunks, or gamebreakers. You can build up your gamebreaker by performing a complicated series of jukes, passes, or dunks. DJ Bobbito provides the commentary along with a mix of new and old school hip-hop.&lt;/story&gt; &lt;/game&gt;</text:p>
          </table:table-cell>
          <table:table-cell table:number-columns-repeated="1012"/>
        </table:table-row>
        <table:table-row table:style-name="ro1">
          <table:table-cell office:value-type="string">
            <text:p>NBA Street Vol. 2 (USA)</text:p>
          </table:table-cell>
          <table:table-cell office:value-type="float" office:value="2003">
            <text:p>2003</text:p>
          </table:table-cell>
          <table:table-cell office:value-type="string">
            <text:p>ESRB - E (Everyone)</text:p>
          </table:table-cell>
          <table:table-cell office:value-type="string">
            <text:p>NBA Street Vol. 2 </text:p>
          </table:table-cell>
          <table:table-cell table:style-name="Default" office:value-type="string">
            <text:p>Electronic Arts, Inc.</text:p>
          </table:table-cell>
          <table:table-cell office:value-type="string">
            <text:p>NuFX</text:p>
          </table:table-cell>
          <table:table-cell office:value-type="string">
            <text:p>Sports/Basketball</text:p>
          </table:table-cell>
          <table:table-cell office:value-type="string">
            <text:p>4.3</text:p>
          </table:table-cell>
          <table:table-cell office:value-type="string">
            <text:p>1-4 Players</text:p>
          </table:table-cell>
          <table:table-cell office:value-type="string">
            <text:p>Return to the street for the unqiue basketball experience that allows you to show off to the crowd, wear crazy gear, and pull of crazy shots, passes and moves.****Modes include Street School (a tutorial that allows you to learn all the basic and more complex moves of the game), Pick Up Game (exhibition mode, in which you can win points to unlock rewards), NBA Challenge has you competing against the current crop of talent from the NBA, as well as collection of legendary players from the past, and Be a Legend give you the opportunity to create your own original basketball player and take him on a tour to compete against the world's best, unlocking new moves, clothes and other surprises.</text:p>
          </table:table-cell>
          <table:table-cell table:style-name="Default" table:formula="of:=CONCATENATE(&quot;&lt;game name=&quot;;CHAR(34);[.A354];CHAR(34);&quot;&gt; &lt;year&gt;&quot;;[.B354];&quot;&lt;/year&gt; &lt;rating&gt;&quot;;[.C354];&quot;&lt;/rating&gt; &lt;title&gt;&quot;;[.D354];&quot;&lt;/title&gt; &lt;pub&gt;&quot;;[.E354];&quot;&lt;/pub&gt; &lt;dev&gt;&quot;;[.F354];&quot;&lt;/dev&gt; &lt;genre&gt;&quot;;[.G354];&quot;&lt;/genre&gt; &lt;score&gt;&quot;;[.H354];&quot;&lt;/score&gt; &lt;player&gt;&quot;;[.I354];&quot;&lt;/player&gt; &lt;story&gt;&quot;;[.J354];&quot;&lt;/story&gt; &lt;/game&gt;&quot;)" office:value-type="string" office:string-value="&lt;game name=&quot;NBA Street Vol. 2 (USA)&quot;&gt; &lt;year&gt;2003&lt;/year&gt; &lt;rating&gt;ESRB - E (Everyone)&lt;/rating&gt; &lt;title&gt;NBA Street Vol. 2 &lt;/title&gt; &lt;pub&gt;Electronic Arts, Inc.&lt;/pub&gt; &lt;dev&gt;NuFX&lt;/dev&gt; &lt;genre&gt;Sports/Basketball&lt;/genre&gt; &lt;score&gt;4.3&lt;/score&gt; &lt;player&gt;1-4 Players&lt;/player&gt; &lt;story&gt;Return to the street for the unqiue basketball experience that allows you to show off to the crowd, wear crazy gear, and pull of crazy shots, passes and moves.****Modes include Street School (a tutorial that allows you to learn all the basic and more complex moves of the game), Pick Up Game (exhibition mode, in which you can win points to unlock rewards), NBA Challenge has you competing against the current crop of talent from the NBA, as well as collection of legendary players from the past, and Be a Legend give you the opportunity to create your own original basketball player and take him on a tour to compete against the world's best, unlocking new moves, clothes and other surprises.&lt;/story&gt; &lt;/game&gt;">
            <text:p>&lt;game name="NBA Street Vol. 2 (USA)"&gt; &lt;year&gt;2003&lt;/year&gt; &lt;rating&gt;ESRB - E (Everyone)&lt;/rating&gt; &lt;title&gt;NBA Street Vol. 2 &lt;/title&gt; &lt;pub&gt;Electronic Arts, Inc.&lt;/pub&gt; &lt;dev&gt;NuFX&lt;/dev&gt; &lt;genre&gt;Sports/Basketball&lt;/genre&gt; &lt;score&gt;4.3&lt;/score&gt; &lt;player&gt;1-4 Players&lt;/player&gt; &lt;story&gt;Return to the street for the unqiue basketball experience that allows you to show off to the crowd, wear crazy gear, and pull of crazy shots, passes and moves.****Modes include Street School (a tutorial that allows you to learn all the basic and more complex moves of the game), Pick Up Game (exhibition mode, in which you can win points to unlock rewards), NBA Challenge has you competing against the current crop of talent from the NBA, as well as collection of legendary players from the past, and Be a Legend give you the opportunity to create your own original basketball player and take him on a tour to compete against the world's best, unlocking new moves, clothes and other surprises.&lt;/story&gt; &lt;/game&gt;</text:p>
          </table:table-cell>
          <table:table-cell table:number-columns-repeated="1012"/>
        </table:table-row>
        <table:table-row table:style-name="ro1">
          <table:table-cell office:value-type="string">
            <text:p>NCAA College Basketball 2K3 (USA)</text:p>
          </table:table-cell>
          <table:table-cell office:value-type="float" office:value="2002">
            <text:p>2002</text:p>
          </table:table-cell>
          <table:table-cell office:value-type="string">
            <text:p>ESRB - E (Everyone)</text:p>
          </table:table-cell>
          <table:table-cell office:value-type="string">
            <text:p>NCAA College Basketball 2K3 </text:p>
          </table:table-cell>
          <table:table-cell table:style-name="Default" office:value-type="string">
            <text:p>SEGA Corporation</text:p>
          </table:table-cell>
          <table:table-cell office:value-type="string">
            <text:p>Kush Games</text:p>
          </table:table-cell>
          <table:table-cell office:value-type="string">
            <text:p>Sports/Basketball</text:p>
          </table:table-cell>
          <table:table-cell office:value-type="string">
            <text:p>4.1</text:p>
          </table:table-cell>
          <table:table-cell office:value-type="string">
            <text:p>1-4 Players</text:p>
          </table:table-cell>
          <table:table-cell office:value-type="string">
            <text:p>Play as one of over 300 college hoops teams in this first college outing for the 2k lineup. <text:s/>Take control of a full coaching career from inception at a small time college working your way up to a major powerhouse performer. <text:s/>You can also play a skirmish with a friend, go out for a two-on-two game, or one of many other play modes you would expect in a competitive basketball game. <text:s/>Just don't play it like the NBA... the college game has a different, more team-oriented feel, and this comes through in the gameplay.</text:p>
          </table:table-cell>
          <table:table-cell table:style-name="Default" table:formula="of:=CONCATENATE(&quot;&lt;game name=&quot;;CHAR(34);[.A355];CHAR(34);&quot;&gt; &lt;year&gt;&quot;;[.B355];&quot;&lt;/year&gt; &lt;rating&gt;&quot;;[.C355];&quot;&lt;/rating&gt; &lt;title&gt;&quot;;[.D355];&quot;&lt;/title&gt; &lt;pub&gt;&quot;;[.E355];&quot;&lt;/pub&gt; &lt;dev&gt;&quot;;[.F355];&quot;&lt;/dev&gt; &lt;genre&gt;&quot;;[.G355];&quot;&lt;/genre&gt; &lt;score&gt;&quot;;[.H355];&quot;&lt;/score&gt; &lt;player&gt;&quot;;[.I355];&quot;&lt;/player&gt; &lt;story&gt;&quot;;[.J355];&quot;&lt;/story&gt; &lt;/game&gt;&quot;)" office:value-type="string" office:string-value="&lt;game name=&quot;NCAA College Basketball 2K3 (USA)&quot;&gt; &lt;year&gt;2002&lt;/year&gt; &lt;rating&gt;ESRB - E (Everyone)&lt;/rating&gt; &lt;title&gt;NCAA College Basketball 2K3 &lt;/title&gt; &lt;pub&gt;SEGA Corporation&lt;/pub&gt; &lt;dev&gt;Kush Games&lt;/dev&gt; &lt;genre&gt;Sports/Basketball&lt;/genre&gt; &lt;score&gt;4.1&lt;/score&gt; &lt;player&gt;1-4 Players&lt;/player&gt; &lt;story&gt;Play as one of over 300 college hoops teams in this first college outing for the 2k lineup.  Take control of a full coaching career from inception at a small time college working your way up to a major powerhouse performer.  You can also play a skirmish with a friend, go out for a two-on-two game, or one of many other play modes you would expect in a competitive basketball game.  Just don't play it like the NBA... the college game has a different, more team-oriented feel, and this comes through in the gameplay.&lt;/story&gt; &lt;/game&gt;">
            <text:p>&lt;game name="NCAA College Basketball 2K3 (USA)"&gt; &lt;year&gt;2002&lt;/year&gt; &lt;rating&gt;ESRB - E (Everyone)&lt;/rating&gt; &lt;title&gt;NCAA College Basketball 2K3 &lt;/title&gt; &lt;pub&gt;SEGA Corporation&lt;/pub&gt; &lt;dev&gt;Kush Games&lt;/dev&gt; &lt;genre&gt;Sports/Basketball&lt;/genre&gt; &lt;score&gt;4.1&lt;/score&gt; &lt;player&gt;1-4 Players&lt;/player&gt; &lt;story&gt;Play as one of over 300 college hoops teams in this first college outing for the 2k lineup. <text:s/>Take control of a full coaching career from inception at a small time college working your way up to a major powerhouse performer. <text:s/>You can also play a skirmish with a friend, go out for a two-on-two game, or one of many other play modes you would expect in a competitive basketball game. <text:s/>Just don't play it like the NBA... the college game has a different, more team-oriented feel, and this comes through in the gameplay.&lt;/story&gt; &lt;/game&gt;</text:p>
          </table:table-cell>
          <table:table-cell table:number-columns-repeated="1012"/>
        </table:table-row>
        <table:table-row table:style-name="ro1">
          <table:table-cell office:value-type="string">
            <text:p>NCAA College Football 2K3 (USA)</text:p>
          </table:table-cell>
          <table:table-cell office:value-type="float" office:value="2002">
            <text:p>2002</text:p>
          </table:table-cell>
          <table:table-cell office:value-type="string">
            <text:p>ESRB - E (Everyone)</text:p>
          </table:table-cell>
          <table:table-cell office:value-type="string">
            <text:p>NCAA College Football 2K3 </text:p>
          </table:table-cell>
          <table:table-cell table:style-name="Default" office:value-type="string">
            <text:p>SEGA of America, Inc.</text:p>
          </table:table-cell>
          <table:table-cell office:value-type="string">
            <text:p>Avalanche Software</text:p>
          </table:table-cell>
          <table:table-cell office:value-type="string">
            <text:p>Sports/Football</text:p>
          </table:table-cell>
          <table:table-cell office:value-type="string">
            <text:p>3.8</text:p>
          </table:table-cell>
          <table:table-cell office:value-type="string">
            <text:p>1-4 Players</text:p>
          </table:table-cell>
          <table:table-cell office:value-type="string">
            <text:p>This is Sega Sports' collegiate football sim including brand-new player models, completely redesigned stadiums, all 25 official Bowl Championship Series (BCS) bowls, and a revamped Legacy mode in which gamers can recruit high-school stars and compare lifetime records against other collegiate programs in the historical rankings system. Using the game's Legacy mode, you will be able to follow the entire career of a college player from freshman year to entering the NFL draft.</text:p>
          </table:table-cell>
          <table:table-cell table:style-name="Default" table:formula="of:=CONCATENATE(&quot;&lt;game name=&quot;;CHAR(34);[.A356];CHAR(34);&quot;&gt; &lt;year&gt;&quot;;[.B356];&quot;&lt;/year&gt; &lt;rating&gt;&quot;;[.C356];&quot;&lt;/rating&gt; &lt;title&gt;&quot;;[.D356];&quot;&lt;/title&gt; &lt;pub&gt;&quot;;[.E356];&quot;&lt;/pub&gt; &lt;dev&gt;&quot;;[.F356];&quot;&lt;/dev&gt; &lt;genre&gt;&quot;;[.G356];&quot;&lt;/genre&gt; &lt;score&gt;&quot;;[.H356];&quot;&lt;/score&gt; &lt;player&gt;&quot;;[.I356];&quot;&lt;/player&gt; &lt;story&gt;&quot;;[.J356];&quot;&lt;/story&gt; &lt;/game&gt;&quot;)" office:value-type="string" office:string-value="&lt;game name=&quot;NCAA College Football 2K3 (USA)&quot;&gt; &lt;year&gt;2002&lt;/year&gt; &lt;rating&gt;ESRB - E (Everyone)&lt;/rating&gt; &lt;title&gt;NCAA College Football 2K3 &lt;/title&gt; &lt;pub&gt;SEGA of America, Inc.&lt;/pub&gt; &lt;dev&gt;Avalanche Software&lt;/dev&gt; &lt;genre&gt;Sports/Football&lt;/genre&gt; &lt;score&gt;3.8&lt;/score&gt; &lt;player&gt;1-4 Players&lt;/player&gt; &lt;story&gt;This is Sega Sports' collegiate football sim including brand-new player models, completely redesigned stadiums, all 25 official Bowl Championship Series (BCS) bowls, and a revamped Legacy mode in which gamers can recruit high-school stars and compare lifetime records against other collegiate programs in the historical rankings system. Using the game's Legacy mode, you will be able to follow the entire career of a college player from freshman year to entering the NFL draft.&lt;/story&gt; &lt;/game&gt;">
            <text:p>&lt;game name="NCAA College Football 2K3 (USA)"&gt; &lt;year&gt;2002&lt;/year&gt; &lt;rating&gt;ESRB - E (Everyone)&lt;/rating&gt; &lt;title&gt;NCAA College Football 2K3 &lt;/title&gt; &lt;pub&gt;SEGA of America, Inc.&lt;/pub&gt; &lt;dev&gt;Avalanche Software&lt;/dev&gt; &lt;genre&gt;Sports/Football&lt;/genre&gt; &lt;score&gt;3.8&lt;/score&gt; &lt;player&gt;1-4 Players&lt;/player&gt; &lt;story&gt;This is Sega Sports' collegiate football sim including brand-new player models, completely redesigned stadiums, all 25 official Bowl Championship Series (BCS) bowls, and a revamped Legacy mode in which gamers can recruit high-school stars and compare lifetime records against other collegiate programs in the historical rankings system. Using the game's Legacy mode, you will be able to follow the entire career of a college player from freshman year to entering the NFL draft.&lt;/story&gt; &lt;/game&gt;</text:p>
          </table:table-cell>
          <table:table-cell table:number-columns-repeated="1012"/>
        </table:table-row>
        <table:table-row table:style-name="ro1">
          <table:table-cell office:value-type="string">
            <text:p>NCAA Football 2003 (USA)</text:p>
          </table:table-cell>
          <table:table-cell office:value-type="float" office:value="2002">
            <text:p>2002</text:p>
          </table:table-cell>
          <table:table-cell office:value-type="string">
            <text:p>ESRB - E (Everyone)</text:p>
          </table:table-cell>
          <table:table-cell office:value-type="string">
            <text:p>NCAA Football 2003 </text:p>
          </table:table-cell>
          <table:table-cell table:style-name="Default" office:value-type="string">
            <text:p>Electronic Arts, Inc.</text:p>
          </table:table-cell>
          <table:table-cell office:value-type="string">
            <text:p>EA Tiburon</text:p>
          </table:table-cell>
          <table:table-cell office:value-type="string">
            <text:p>Sports/Football</text:p>
          </table:table-cell>
          <table:table-cell office:value-type="string">
            <text:p>4.6</text:p>
          </table:table-cell>
          <table:table-cell office:value-type="string">
            <text:p>1-4 Players</text:p>
          </table:table-cell>
          <table:table-cell office:value-type="string">
            <text:p>NCAA Football 2003 is EA's followup to NCAA Football 2002. <text:s/>New features in NCAA Football for the 2003 season include over 200 licensed fight songs, 3D cheerleaders and 144 different schools.****Dynasty mode has been enhanced with the ability to redshirt a player and schedule your non-conference games before each season. <text:s/>In Dynasty Mode you can win all the real trophies to add to your own personal collection which you can show off later. <text:s/>These awards include the Heisman, Coach of the Year and Bowl-specific trophies. <text:s/>You can also win special trophies for winning certain rivalry games, which is another new play mode in 2003. <text:s/>There are 23 different "Rivalry" trophies for you to earn to go alongside your Dynasty trophies. <text:s/>****Create-A-School mode makes it into this edition, letting you create your own football team. <text:s/>Everything from the logos on the field to your school's fight song can be customized. <text:s/>Your created team can be played in Exhibition play or imported into Dynasty mode.****The last notable feature new to NCAA Football 2003 is the customizable interface. <text:s/>You choose your favorite team and the game interface will be based around your team's fight song, mascot, logos and school colors.</text:p>
          </table:table-cell>
          <table:table-cell table:style-name="Default" table:formula="of:=CONCATENATE(&quot;&lt;game name=&quot;;CHAR(34);[.A357];CHAR(34);&quot;&gt; &lt;year&gt;&quot;;[.B357];&quot;&lt;/year&gt; &lt;rating&gt;&quot;;[.C357];&quot;&lt;/rating&gt; &lt;title&gt;&quot;;[.D357];&quot;&lt;/title&gt; &lt;pub&gt;&quot;;[.E357];&quot;&lt;/pub&gt; &lt;dev&gt;&quot;;[.F357];&quot;&lt;/dev&gt; &lt;genre&gt;&quot;;[.G357];&quot;&lt;/genre&gt; &lt;score&gt;&quot;;[.H357];&quot;&lt;/score&gt; &lt;player&gt;&quot;;[.I357];&quot;&lt;/player&gt; &lt;story&gt;&quot;;[.J357];&quot;&lt;/story&gt; &lt;/game&gt;&quot;)" office:value-type="string" office:string-value="&lt;game name=&quot;NCAA Football 2003 (USA)&quot;&gt; &lt;year&gt;2002&lt;/year&gt; &lt;rating&gt;ESRB - E (Everyone)&lt;/rating&gt; &lt;title&gt;NCAA Football 2003 &lt;/title&gt; &lt;pub&gt;Electronic Arts, Inc.&lt;/pub&gt; &lt;dev&gt;EA Tiburon&lt;/dev&gt; &lt;genre&gt;Sports/Football&lt;/genre&gt; &lt;score&gt;4.6&lt;/score&gt; &lt;player&gt;1-4 Players&lt;/player&gt; &lt;story&gt;NCAA Football 2003 is EA's followup to NCAA Football 2002.  New features in NCAA Football for the 2003 season include over 200 licensed fight songs, 3D cheerleaders and 144 different schools.****Dynasty mode has been enhanced with the ability to redshirt a player and schedule your non-conference games before each season.  In Dynasty Mode you can win all the real trophies to add to your own personal collection which you can show off later.  These awards include the Heisman, Coach of the Year and Bowl-specific trophies.  You can also win special trophies for winning certain rivalry games, which is another new play mode in 2003.  There are 23 different &quot;Rivalry&quot; trophies for you to earn to go alongside your Dynasty trophies.  ****Create-A-School mode makes it into this edition, letting you create your own football team.  Everything from the logos on the field to your school's fight song can be customized.  Your created team can be played in Exhibition play or imported into Dynasty mode.****The last notable feature new to NCAA Football 2003 is the customizable interface.  You choose your favorite team and the game interface will be based around your team's fight song, mascot, logos and school colors.&lt;/story&gt; &lt;/game&gt;">
            <text:p>&lt;game name="NCAA Football 2003 (USA)"&gt; &lt;year&gt;2002&lt;/year&gt; &lt;rating&gt;ESRB - E (Everyone)&lt;/rating&gt; &lt;title&gt;NCAA Football 2003 &lt;/title&gt; &lt;pub&gt;Electronic Arts, Inc.&lt;/pub&gt; &lt;dev&gt;EA Tiburon&lt;/dev&gt; &lt;genre&gt;Sports/Football&lt;/genre&gt; &lt;score&gt;4.6&lt;/score&gt; &lt;player&gt;1-4 Players&lt;/player&gt; &lt;story&gt;NCAA Football 2003 is EA's followup to NCAA Football 2002. <text:s/>New features in NCAA Football for the 2003 season include over 200 licensed fight songs, 3D cheerleaders and 144 different schools.****Dynasty mode has been enhanced with the ability to redshirt a player and schedule your non-conference games before each season. <text:s/>In Dynasty Mode you can win all the real trophies to add to your own personal collection which you can show off later. <text:s/>These awards include the Heisman, Coach of the Year and Bowl-specific trophies. <text:s/>You can also win special trophies for winning certain rivalry games, which is another new play mode in 2003. <text:s/>There are 23 different "Rivalry" trophies for you to earn to go alongside your Dynasty trophies. <text:s/>****Create-A-School mode makes it into this edition, letting you create your own football team. <text:s/>Everything from the logos on the field to your school's fight song can be customized. <text:s/>Your created team can be played in Exhibition play or imported into Dynasty mode.****The last notable feature new to NCAA Football 2003 is the customizable interface. <text:s/>You choose your favorite team and the game interface will be based around your team's fight song, mascot, logos and school colors.&lt;/story&gt; &lt;/game&gt;</text:p>
          </table:table-cell>
          <table:table-cell table:number-columns-repeated="1012"/>
        </table:table-row>
        <table:table-row table:style-name="ro1">
          <table:table-cell office:value-type="string">
            <text:p>NCAA Football 2004 (USA)</text:p>
          </table:table-cell>
          <table:table-cell office:value-type="float" office:value="2003">
            <text:p>2003</text:p>
          </table:table-cell>
          <table:table-cell office:value-type="string">
            <text:p>ESRB - E (Everyone)</text:p>
          </table:table-cell>
          <table:table-cell office:value-type="string">
            <text:p>NCAA Football 2004 </text:p>
          </table:table-cell>
          <table:table-cell table:style-name="Default" office:value-type="string">
            <text:p>Electronic Arts, Inc.</text:p>
          </table:table-cell>
          <table:table-cell office:value-type="string">
            <text:p>EA Tiburon</text:p>
          </table:table-cell>
          <table:table-cell office:value-type="string">
            <text:p>Sports/Football</text:p>
          </table:table-cell>
          <table:table-cell office:value-type="string">
            <text:p>4.4</text:p>
          </table:table-cell>
          <table:table-cell office:value-type="string">
            <text:p>1-4 Players</text:p>
          </table:table-cell>
          <table:table-cell office:value-type="string">
            <text:p>NCAA Football 2004 is another entry in EA Sports' NCAA Football series. <text:s/>This edition features the return of gameplay modes seen in previous versions such as Dynasty Mode, but also has some new additions. <text:s/>The College Classics mode allows you to replay classic games in college football history. <text:s/>Some smaller gameplay changes have been made too. <text:s/>The game has new tackling animations and more realistic zone defense.</text:p>
          </table:table-cell>
          <table:table-cell table:style-name="Default" table:formula="of:=CONCATENATE(&quot;&lt;game name=&quot;;CHAR(34);[.A358];CHAR(34);&quot;&gt; &lt;year&gt;&quot;;[.B358];&quot;&lt;/year&gt; &lt;rating&gt;&quot;;[.C358];&quot;&lt;/rating&gt; &lt;title&gt;&quot;;[.D358];&quot;&lt;/title&gt; &lt;pub&gt;&quot;;[.E358];&quot;&lt;/pub&gt; &lt;dev&gt;&quot;;[.F358];&quot;&lt;/dev&gt; &lt;genre&gt;&quot;;[.G358];&quot;&lt;/genre&gt; &lt;score&gt;&quot;;[.H358];&quot;&lt;/score&gt; &lt;player&gt;&quot;;[.I358];&quot;&lt;/player&gt; &lt;story&gt;&quot;;[.J358];&quot;&lt;/story&gt; &lt;/game&gt;&quot;)" office:value-type="string" office:string-value="&lt;game name=&quot;NCAA Football 2004 (USA)&quot;&gt; &lt;year&gt;2003&lt;/year&gt; &lt;rating&gt;ESRB - E (Everyone)&lt;/rating&gt; &lt;title&gt;NCAA Football 2004 &lt;/title&gt; &lt;pub&gt;Electronic Arts, Inc.&lt;/pub&gt; &lt;dev&gt;EA Tiburon&lt;/dev&gt; &lt;genre&gt;Sports/Football&lt;/genre&gt; &lt;score&gt;4.4&lt;/score&gt; &lt;player&gt;1-4 Players&lt;/player&gt; &lt;story&gt;NCAA Football 2004 is another entry in EA Sports' NCAA Football series.  This edition features the return of gameplay modes seen in previous versions such as Dynasty Mode, but also has some new additions.  The College Classics mode allows you to replay classic games in college football history.  Some smaller gameplay changes have been made too.  The game has new tackling animations and more realistic zone defense.&lt;/story&gt; &lt;/game&gt;">
            <text:p>&lt;game name="NCAA Football 2004 (USA)"&gt; &lt;year&gt;2003&lt;/year&gt; &lt;rating&gt;ESRB - E (Everyone)&lt;/rating&gt; &lt;title&gt;NCAA Football 2004 &lt;/title&gt; &lt;pub&gt;Electronic Arts, Inc.&lt;/pub&gt; &lt;dev&gt;EA Tiburon&lt;/dev&gt; &lt;genre&gt;Sports/Football&lt;/genre&gt; &lt;score&gt;4.4&lt;/score&gt; &lt;player&gt;1-4 Players&lt;/player&gt; &lt;story&gt;NCAA Football 2004 is another entry in EA Sports' NCAA Football series. <text:s/>This edition features the return of gameplay modes seen in previous versions such as Dynasty Mode, but also has some new additions. <text:s/>The College Classics mode allows you to replay classic games in college football history. <text:s/>Some smaller gameplay changes have been made too. <text:s/>The game has new tackling animations and more realistic zone defense.&lt;/story&gt; &lt;/game&gt;</text:p>
          </table:table-cell>
          <table:table-cell table:number-columns-repeated="1012"/>
        </table:table-row>
        <table:table-row table:style-name="ro1">
          <table:table-cell office:value-type="string">
            <text:p>NCAA Football 2005 (USA)</text:p>
          </table:table-cell>
          <table:table-cell office:value-type="float" office:value="2004">
            <text:p>2004</text:p>
          </table:table-cell>
          <table:table-cell office:value-type="string">
            <text:p>ESRB - E (Everyone)</text:p>
          </table:table-cell>
          <table:table-cell office:value-type="string">
            <text:p>NCAA Football 2005 </text:p>
          </table:table-cell>
          <table:table-cell table:style-name="Default" office:value-type="string">
            <text:p>Electronic Arts, Inc.</text:p>
          </table:table-cell>
          <table:table-cell office:value-type="string">
            <text:p>EA Tiburon</text:p>
          </table:table-cell>
          <table:table-cell office:value-type="string">
            <text:p>Sports/Football</text:p>
          </table:table-cell>
          <table:table-cell office:value-type="string">
            <text:p>4.3</text:p>
          </table:table-cell>
          <table:table-cell office:value-type="string">
            <text:p>1-4 Players</text:p>
          </table:table-cell>
          <table:table-cell office:value-type="string">
            <text:p>NCAA Football 2005 is the latest in EA's counterpart series to Madden. <text:s/>Once again you are given the charge of earning a national championship for your college program. <text:s/>Once players graduate, you can export the draft class for later use in Madden 2005. <text:s/>Play online on Xbox and PS2 to challenge gamers around the world.</text:p>
          </table:table-cell>
          <table:table-cell table:style-name="Default" table:formula="of:=CONCATENATE(&quot;&lt;game name=&quot;;CHAR(34);[.A359];CHAR(34);&quot;&gt; &lt;year&gt;&quot;;[.B359];&quot;&lt;/year&gt; &lt;rating&gt;&quot;;[.C359];&quot;&lt;/rating&gt; &lt;title&gt;&quot;;[.D359];&quot;&lt;/title&gt; &lt;pub&gt;&quot;;[.E359];&quot;&lt;/pub&gt; &lt;dev&gt;&quot;;[.F359];&quot;&lt;/dev&gt; &lt;genre&gt;&quot;;[.G359];&quot;&lt;/genre&gt; &lt;score&gt;&quot;;[.H359];&quot;&lt;/score&gt; &lt;player&gt;&quot;;[.I359];&quot;&lt;/player&gt; &lt;story&gt;&quot;;[.J359];&quot;&lt;/story&gt; &lt;/game&gt;&quot;)" office:value-type="string" office:string-value="&lt;game name=&quot;NCAA Football 2005 (USA)&quot;&gt; &lt;year&gt;2004&lt;/year&gt; &lt;rating&gt;ESRB - E (Everyone)&lt;/rating&gt; &lt;title&gt;NCAA Football 2005 &lt;/title&gt; &lt;pub&gt;Electronic Arts, Inc.&lt;/pub&gt; &lt;dev&gt;EA Tiburon&lt;/dev&gt; &lt;genre&gt;Sports/Football&lt;/genre&gt; &lt;score&gt;4.3&lt;/score&gt; &lt;player&gt;1-4 Players&lt;/player&gt; &lt;story&gt;NCAA Football 2005 is the latest in EA's counterpart series to Madden.  Once again you are given the charge of earning a national championship for your college program.  Once players graduate, you can export the draft class for later use in Madden 2005.  Play online on Xbox and PS2 to challenge gamers around the world.&lt;/story&gt; &lt;/game&gt;">
            <text:p>&lt;game name="NCAA Football 2005 (USA)"&gt; &lt;year&gt;2004&lt;/year&gt; &lt;rating&gt;ESRB - E (Everyone)&lt;/rating&gt; &lt;title&gt;NCAA Football 2005 &lt;/title&gt; &lt;pub&gt;Electronic Arts, Inc.&lt;/pub&gt; &lt;dev&gt;EA Tiburon&lt;/dev&gt; &lt;genre&gt;Sports/Football&lt;/genre&gt; &lt;score&gt;4.3&lt;/score&gt; &lt;player&gt;1-4 Players&lt;/player&gt; &lt;story&gt;NCAA Football 2005 is the latest in EA's counterpart series to Madden. <text:s/>Once again you are given the charge of earning a national championship for your college program. <text:s/>Once players graduate, you can export the draft class for later use in Madden 2005. <text:s/>Play online on Xbox and PS2 to challenge gamers around the world.&lt;/story&gt; &lt;/game&gt;</text:p>
          </table:table-cell>
          <table:table-cell table:number-columns-repeated="1012"/>
        </table:table-row>
        <table:table-row table:style-name="ro1">
          <table:table-cell office:value-type="string">
            <text:p>Need for Speed - Carbon (USA)</text:p>
          </table:table-cell>
          <table:table-cell office:value-type="float" office:value="2006">
            <text:p>2006</text:p>
          </table:table-cell>
          <table:table-cell office:value-type="string">
            <text:p>ESRB - E10+ (Everyone 10+)</text:p>
          </table:table-cell>
          <table:table-cell office:value-type="string">
            <text:p>Need for Speed - Carbon </text:p>
          </table:table-cell>
          <table:table-cell table:style-name="Default" office:value-type="string">
            <text:p>Electronic Arts, Inc.</text:p>
          </table:table-cell>
          <table:table-cell office:value-type="string">
            <text:p>Electronic Arts</text:p>
          </table:table-cell>
          <table:table-cell office:value-type="string">
            <text:p>Driving</text:p>
          </table:table-cell>
          <table:table-cell office:value-type="string">
            <text:p>3.7</text:p>
          </table:table-cell>
          <table:table-cell office:value-type="string">
            <text:p>1-2 Players</text:p>
          </table:table-cell>
          <table:table-cell office:value-type="string">
            <text:p>The 2006 game in the Need for Speed series is an evolution of the gameplay introduced in the previous games. The career mode offers complete freedom in a city with a story mode supported by FMV cutscenes, as featured in Need for Speed: Most Wanted, but now also set in the Carbon Canyon, where racers duel for territory in the city below. There still are many police pursuits. At the same time, the focus on tuning and sculpting your car remains, as introduced in Need for Speed Underground. As you win money from races, you can visit garages and car lots to make improvements to your vehicle.****Enhancements are still unlocked gradually, but the cars have now been divided over different tiers. There are about 40 cars to unlock. Many of them have been featured in previous installments, but there is a new selection and this year's edition introduces powerful muscle cars such as the Ford Mustang and Dodge Charger. Other features include the possibility to form your own crew, more detailed sculpting features, drifting races (introduced in NFS:U and replaced by drag races in NFS:MW) and the new car classes. The PC, PS3 and Xbox 360 versions offer online multiplayer, missing from the PS2, GC and Xbox releases. Up to eight players can race together, in the Pursuit Tag or Pursuit Knockout modes, with a few variations. Pursuit Tag is a race of one civilian car against cop cars. To become the civilian car, you have to tag it and then try to fend off the cops as long as possible until you are tagged again by other players. In Pursuit Knockout everyone starts as a civilian car, but the last one at the end of the first lap becomes a cop and needs to cause as much damage as possible to the other speeders. Another mode allows you to drive cooperatively (up to four players) in a single race.****The city and the surroundings in the career mode have been divided into different territories, controlled by gangs. You are either invited or challenged to race in the sections and claim them as your own. To do so, you have to impress the gang leader by winning races until he challenges you for a duel - first in the city, then over the narrow roads of Carbon Canyon. Scores are based on proximity. You need to follow the boss in the first race, and he is in pursuit in the second one. There are 4 boss duels in total.****The crew feature, with room for up to 6 cars, allows you to assign three roles to racers: drafters, scouts and blockers. These are supporting characters you can hire to help you win races. Drafters leave behind a coloured trail that makes it easier to find the way, scouts discover hidden shortcuts, and blockers try to cause mayhem to slow your opponents down. If you hire a scout, you get access to the new AutoSculpt feature. It enables you to modify the height of every part of your car through sliders, solely for visual effect. You can also buy full body kits.</text:p>
          </table:table-cell>
          <table:table-cell table:style-name="Default" table:formula="of:=CONCATENATE(&quot;&lt;game name=&quot;;CHAR(34);[.A360];CHAR(34);&quot;&gt; &lt;year&gt;&quot;;[.B360];&quot;&lt;/year&gt; &lt;rating&gt;&quot;;[.C360];&quot;&lt;/rating&gt; &lt;title&gt;&quot;;[.D360];&quot;&lt;/title&gt; &lt;pub&gt;&quot;;[.E360];&quot;&lt;/pub&gt; &lt;dev&gt;&quot;;[.F360];&quot;&lt;/dev&gt; &lt;genre&gt;&quot;;[.G360];&quot;&lt;/genre&gt; &lt;score&gt;&quot;;[.H360];&quot;&lt;/score&gt; &lt;player&gt;&quot;;[.I360];&quot;&lt;/player&gt; &lt;story&gt;&quot;;[.J360];&quot;&lt;/story&gt; &lt;/game&gt;&quot;)" office:value-type="string" office:string-value="&lt;game name=&quot;Need for Speed - Carbon (USA)&quot;&gt; &lt;year&gt;2006&lt;/year&gt; &lt;rating&gt;ESRB - E10+ (Everyone 10+)&lt;/rating&gt; &lt;title&gt;Need for Speed - Carbon &lt;/title&gt; &lt;pub&gt;Electronic Arts, Inc.&lt;/pub&gt; &lt;dev&gt;Electronic Arts&lt;/dev&gt; &lt;genre&gt;Driving&lt;/genre&gt; &lt;score&gt;3.7&lt;/score&gt; &lt;player&gt;1-2 Players&lt;/player&gt; &lt;story&gt;The 2006 game in the Need for Speed series is an evolution of the gameplay introduced in the previous games. The career mode offers complete freedom in a city with a story mode supported by FMV cutscenes, as featured in Need for Speed: Most Wanted, but now also set in the Carbon Canyon, where racers duel for territory in the city below. There still are many police pursuits. At the same time, the focus on tuning and sculpting your car remains, as introduced in Need for Speed Underground. As you win money from races, you can visit garages and car lots to make improvements to your vehicle.****Enhancements are still unlocked gradually, but the cars have now been divided over different tiers. There are about 40 cars to unlock. Many of them have been featured in previous installments, but there is a new selection and this year's edition introduces powerful muscle cars such as the Ford Mustang and Dodge Charger. Other features include the possibility to form your own crew, more detailed sculpting features, drifting races (introduced in NFS:U and replaced by drag races in NFS:MW) and the new car classes. The PC, PS3 and Xbox 360 versions offer online multiplayer, missing from the PS2, GC and Xbox releases. Up to eight players can race together, in the Pursuit Tag or Pursuit Knockout modes, with a few variations. Pursuit Tag is a race of one civilian car against cop cars. To become the civilian car, you have to tag it and then try to fend off the cops as long as possible until you are tagged again by other players. In Pursuit Knockout everyone starts as a civilian car, but the last one at the end of the first lap becomes a cop and needs to cause as much damage as possible to the other speeders. Another mode allows you to drive cooperatively (up to four players) in a single race.****The city and the surroundings in the career mode have been divided into different territories, controlled by gangs. You are either invited or challenged to race in the sections and claim them as your own. To do so, you have to impress the gang leader by winning races until he challenges you for a duel - first in the city, then over the narrow roads of Carbon Canyon. Scores are based on proximity. You need to follow the boss in the first race, and he is in pursuit in the second one. There are 4 boss duels in total.****The crew feature, with room for up to 6 cars, allows you to assign three roles to racers: drafters, scouts and blockers. These are supporting characters you can hire to help you win races. Drafters leave behind a coloured trail that makes it easier to find the way, scouts discover hidden shortcuts, and blockers try to cause mayhem to slow your opponents down. If you hire a scout, you get access to the new AutoSculpt feature. It enables you to modify the height of every part of your car through sliders, solely for visual effect. You can also buy full body kits.&lt;/story&gt; &lt;/game&gt;">
            <text:p>&lt;game name="Need for Speed - Carbon (USA)"&gt; &lt;year&gt;2006&lt;/year&gt; &lt;rating&gt;ESRB - E10+ (Everyone 10+)&lt;/rating&gt; &lt;title&gt;Need for Speed - Carbon &lt;/title&gt; &lt;pub&gt;Electronic Arts, Inc.&lt;/pub&gt; &lt;dev&gt;Electronic Arts&lt;/dev&gt; &lt;genre&gt;Driving&lt;/genre&gt; &lt;score&gt;3.7&lt;/score&gt; &lt;player&gt;1-2 Players&lt;/player&gt; &lt;story&gt;The 2006 game in the Need for Speed series is an evolution of the gameplay introduced in the previous games. The career mode offers complete freedom in a city with a story mode supported by FMV cutscenes, as featured in Need for Speed: Most Wanted, but now also set in the Carbon Canyon, where racers duel for territory in the city below. There still are many police pursuits. At the same time, the focus on tuning and sculpting your car remains, as introduced in Need for Speed Underground. As you win money from races, you can visit garages and car lots to make improvements to your vehicle.****Enhancements are still unlocked gradually, but the cars have now been divided over different tiers. There are about 40 cars to unlock. Many of them have been featured in previous installments, but there is a new selection and this year's edition introduces powerful muscle cars such as the Ford Mustang and Dodge Charger. Other features include the possibility to form your own crew, more detailed sculpting features, drifting races (introduced in NFS:U and replaced by drag races in NFS:MW) and the new car classes. The PC, PS3 and Xbox 360 versions offer online multiplayer, missing from the PS2, GC and Xbox releases. Up to eight players can race together, in the Pursuit Tag or Pursuit Knockout modes, with a few variations. Pursuit Tag is a race of one civilian car against cop cars. To become the civilian car, you have to tag it and then try to fend off the cops as long as possible until you are tagged again by other players. In Pursuit Knockout everyone starts as a civilian car, but the last one at the end of the first lap becomes a cop and needs to cause as much damage as possible to the other speeders. Another mode allows you to drive cooperatively (up to four players) in a single race.****The city and the surroundings in the career mode have been divided into different territories, controlled by gangs. You are either invited or challenged to race in the sections and claim them as your own. To do so, you have to impress the gang leader by winning races until he challenges you for a duel - first in the city, then over the narrow roads of Carbon Canyon. Scores are based on proximity. You need to follow the boss in the first race, and he is in pursuit in the second one. There are 4 boss duels in total.****The crew feature, with room for up to 6 cars, allows you to assign three roles to racers: drafters, scouts and blockers. These are supporting characters you can hire to help you win races. Drafters leave behind a coloured trail that makes it easier to find the way, scouts discover hidden shortcuts, and blockers try to cause mayhem to slow your opponents down. If you hire a scout, you get access to the new AutoSculpt feature. It enables you to modify the height of every part of your car through sliders, solely for visual effect. You can also buy full body kits.&lt;/story&gt; &lt;/game&gt;</text:p>
          </table:table-cell>
          <table:table-cell table:number-columns-repeated="1012"/>
        </table:table-row>
        <table:table-row table:style-name="ro1">
          <table:table-cell office:value-type="string">
            <text:p>Need for Speed - Hot Pursuit 2 (USA)</text:p>
          </table:table-cell>
          <table:table-cell office:value-type="float" office:value="2002">
            <text:p>2002</text:p>
          </table:table-cell>
          <table:table-cell office:value-type="string">
            <text:p>ESRB - E (Everyone)</text:p>
          </table:table-cell>
          <table:table-cell office:value-type="string">
            <text:p>Need for Speed - Hot Pursuit 2 </text:p>
          </table:table-cell>
          <table:table-cell table:style-name="Default" office:value-type="string">
            <text:p>Electronic Arts, Inc.</text:p>
          </table:table-cell>
          <table:table-cell office:value-type="string">
            <text:p>Black Box Games</text:p>
          </table:table-cell>
          <table:table-cell office:value-type="string">
            <text:p>Driving</text:p>
          </table:table-cell>
          <table:table-cell office:value-type="string">
            <text:p>3.6</text:p>
          </table:table-cell>
          <table:table-cell office:value-type="string">
            <text:p>1-2 Players</text:p>
          </table:table-cell>
          <table:table-cell office:value-type="string">
            <text:p>The Need for Speed series returns, this time reverting back to the 'chase' arcade experience instead of a racing simulation. Top speed racing is the name of the game, where you must outchase not just the opposing drivers, but the cops.****Choose from a selection of today's (and yesterday's) top sports cars, including the Ferrari F50, Porsche 911 and a range from the likes of Ford, Corvette, BMW, Lotus, Mercedes, Aston Martin, the McLaren F1 and a lot more.****The competitive race mode allows you to take on other drivers and beat them to the line. A selection of tracks allows you to not only dodge incoming traffic, but perform deadly jumps and stunts to receive points. These points, combined with the points recieved from your finishing position, can unlock new cars and tracks.****The Hot Pursuit mode combines all the major elements of the competitive mode with the chance to out run the cops. They will throw everything at you to try and stop you, including running you off the road, setting up road blocks and unleashing an attack helicopter equiped with missiles. Three busts by the cops ends the race.</text:p>
          </table:table-cell>
          <table:table-cell table:style-name="Default" table:formula="of:=CONCATENATE(&quot;&lt;game name=&quot;;CHAR(34);[.A361];CHAR(34);&quot;&gt; &lt;year&gt;&quot;;[.B361];&quot;&lt;/year&gt; &lt;rating&gt;&quot;;[.C361];&quot;&lt;/rating&gt; &lt;title&gt;&quot;;[.D361];&quot;&lt;/title&gt; &lt;pub&gt;&quot;;[.E361];&quot;&lt;/pub&gt; &lt;dev&gt;&quot;;[.F361];&quot;&lt;/dev&gt; &lt;genre&gt;&quot;;[.G361];&quot;&lt;/genre&gt; &lt;score&gt;&quot;;[.H361];&quot;&lt;/score&gt; &lt;player&gt;&quot;;[.I361];&quot;&lt;/player&gt; &lt;story&gt;&quot;;[.J361];&quot;&lt;/story&gt; &lt;/game&gt;&quot;)" office:value-type="string" office:string-value="&lt;game name=&quot;Need for Speed - Hot Pursuit 2 (USA)&quot;&gt; &lt;year&gt;2002&lt;/year&gt; &lt;rating&gt;ESRB - E (Everyone)&lt;/rating&gt; &lt;title&gt;Need for Speed - Hot Pursuit 2 &lt;/title&gt; &lt;pub&gt;Electronic Arts, Inc.&lt;/pub&gt; &lt;dev&gt;Black Box Games&lt;/dev&gt; &lt;genre&gt;Driving&lt;/genre&gt; &lt;score&gt;3.6&lt;/score&gt; &lt;player&gt;1-2 Players&lt;/player&gt; &lt;story&gt;The Need for Speed series returns, this time reverting back to the 'chase' arcade experience instead of a racing simulation. Top speed racing is the name of the game, where you must outchase not just the opposing drivers, but the cops.****Choose from a selection of today's (and yesterday's) top sports cars, including the Ferrari F50, Porsche 911 and a range from the likes of Ford, Corvette, BMW, Lotus, Mercedes, Aston Martin, the McLaren F1 and a lot more.****The competitive race mode allows you to take on other drivers and beat them to the line. A selection of tracks allows you to not only dodge incoming traffic, but perform deadly jumps and stunts to receive points. These points, combined with the points recieved from your finishing position, can unlock new cars and tracks.****The Hot Pursuit mode combines all the major elements of the competitive mode with the chance to out run the cops. They will throw everything at you to try and stop you, including running you off the road, setting up road blocks and unleashing an attack helicopter equiped with missiles. Three busts by the cops ends the race.&lt;/story&gt; &lt;/game&gt;">
            <text:p>&lt;game name="Need for Speed - Hot Pursuit 2 (USA)"&gt; &lt;year&gt;2002&lt;/year&gt; &lt;rating&gt;ESRB - E (Everyone)&lt;/rating&gt; &lt;title&gt;Need for Speed - Hot Pursuit 2 &lt;/title&gt; &lt;pub&gt;Electronic Arts, Inc.&lt;/pub&gt; &lt;dev&gt;Black Box Games&lt;/dev&gt; &lt;genre&gt;Driving&lt;/genre&gt; &lt;score&gt;3.6&lt;/score&gt; &lt;player&gt;1-2 Players&lt;/player&gt; &lt;story&gt;The Need for Speed series returns, this time reverting back to the 'chase' arcade experience instead of a racing simulation. Top speed racing is the name of the game, where you must outchase not just the opposing drivers, but the cops.****Choose from a selection of today's (and yesterday's) top sports cars, including the Ferrari F50, Porsche 911 and a range from the likes of Ford, Corvette, BMW, Lotus, Mercedes, Aston Martin, the McLaren F1 and a lot more.****The competitive race mode allows you to take on other drivers and beat them to the line. A selection of tracks allows you to not only dodge incoming traffic, but perform deadly jumps and stunts to receive points. These points, combined with the points recieved from your finishing position, can unlock new cars and tracks.****The Hot Pursuit mode combines all the major elements of the competitive mode with the chance to out run the cops. They will throw everything at you to try and stop you, including running you off the road, setting up road blocks and unleashing an attack helicopter equiped with missiles. Three busts by the cops ends the race.&lt;/story&gt; &lt;/game&gt;</text:p>
          </table:table-cell>
          <table:table-cell table:number-columns-repeated="1012"/>
        </table:table-row>
        <table:table-row table:style-name="ro1">
          <table:table-cell office:value-type="string">
            <text:p>Need for Speed - Most Wanted (USA)</text:p>
          </table:table-cell>
          <table:table-cell office:value-type="float" office:value="2005">
            <text:p>2005</text:p>
          </table:table-cell>
          <table:table-cell office:value-type="string">
            <text:p>ESRB - T (Teen)</text:p>
          </table:table-cell>
          <table:table-cell office:value-type="string">
            <text:p>Need for Speed - Most Wanted </text:p>
          </table:table-cell>
          <table:table-cell table:style-name="Default" office:value-type="string">
            <text:p>Electronic Arts, Inc.</text:p>
          </table:table-cell>
          <table:table-cell office:value-type="string">
            <text:p>Electronic Arts</text:p>
          </table:table-cell>
          <table:table-cell office:value-type="string">
            <text:p>Driving</text:p>
          </table:table-cell>
          <table:table-cell office:value-type="string">
            <text:p>4.1</text:p>
          </table:table-cell>
          <table:table-cell office:value-type="string">
            <text:p>1-2 Players</text:p>
          </table:table-cell>
          <table:table-cell office:value-type="string">
            <text:p>Need for Speed Most Wanted is in fact a cross between the Underground and the Hot Pursuit spin-offs. The player must gain notoriety by racing in the streets and attracting the attention of the cops in order to ascend in the Black List of illegal racers. In the end he must face no.1, Razor who tricked him out of his own car and used it to get to the top.****Many racing modes are carried on from NFSU2 with the addition of "Milestones", special events where the driver must evade capture and/or disable police cars by bringing down Pursuit Breakers, specially marked buildings such as gas stations and water towers. For each one of the 15 Blacklisted opponents, the player must win a specific number of events from each of the two main types and gain enough notoriety in the process. The player can invest bet money to buy new cars or improve his existing one's looks and performance so that he remains competitive.****In Most Wanted, Josie Maran replaces Brooke Burke as the racer girl. The plot is furthered through use of FMV video with live actors and digital sets, which has been heavily enhanced so that it looks quite real.</text:p>
          </table:table-cell>
          <table:table-cell table:style-name="Default" table:formula="of:=CONCATENATE(&quot;&lt;game name=&quot;;CHAR(34);[.A362];CHAR(34);&quot;&gt; &lt;year&gt;&quot;;[.B362];&quot;&lt;/year&gt; &lt;rating&gt;&quot;;[.C362];&quot;&lt;/rating&gt; &lt;title&gt;&quot;;[.D362];&quot;&lt;/title&gt; &lt;pub&gt;&quot;;[.E362];&quot;&lt;/pub&gt; &lt;dev&gt;&quot;;[.F362];&quot;&lt;/dev&gt; &lt;genre&gt;&quot;;[.G362];&quot;&lt;/genre&gt; &lt;score&gt;&quot;;[.H362];&quot;&lt;/score&gt; &lt;player&gt;&quot;;[.I362];&quot;&lt;/player&gt; &lt;story&gt;&quot;;[.J362];&quot;&lt;/story&gt; &lt;/game&gt;&quot;)" office:value-type="string" office:string-value="&lt;game name=&quot;Need for Speed - Most Wanted (USA)&quot;&gt; &lt;year&gt;2005&lt;/year&gt; &lt;rating&gt;ESRB - T (Teen)&lt;/rating&gt; &lt;title&gt;Need for Speed - Most Wanted &lt;/title&gt; &lt;pub&gt;Electronic Arts, Inc.&lt;/pub&gt; &lt;dev&gt;Electronic Arts&lt;/dev&gt; &lt;genre&gt;Driving&lt;/genre&gt; &lt;score&gt;4.1&lt;/score&gt; &lt;player&gt;1-2 Players&lt;/player&gt; &lt;story&gt;Need for Speed Most Wanted is in fact a cross between the Underground and the Hot Pursuit spin-offs. The player must gain notoriety by racing in the streets and attracting the attention of the cops in order to ascend in the Black List of illegal racers. In the end he must face no.1, Razor who tricked him out of his own car and used it to get to the top.****Many racing modes are carried on from NFSU2 with the addition of &quot;Milestones&quot;, special events where the driver must evade capture and/or disable police cars by bringing down Pursuit Breakers, specially marked buildings such as gas stations and water towers. For each one of the 15 Blacklisted opponents, the player must win a specific number of events from each of the two main types and gain enough notoriety in the process. The player can invest bet money to buy new cars or improve his existing one's looks and performance so that he remains competitive.****In Most Wanted, Josie Maran replaces Brooke Burke as the racer girl. The plot is furthered through use of FMV video with live actors and digital sets, which has been heavily enhanced so that it looks quite real.&lt;/story&gt; &lt;/game&gt;">
            <text:p>&lt;game name="Need for Speed - Most Wanted (USA)"&gt; &lt;year&gt;2005&lt;/year&gt; &lt;rating&gt;ESRB - T (Teen)&lt;/rating&gt; &lt;title&gt;Need for Speed - Most Wanted &lt;/title&gt; &lt;pub&gt;Electronic Arts, Inc.&lt;/pub&gt; &lt;dev&gt;Electronic Arts&lt;/dev&gt; &lt;genre&gt;Driving&lt;/genre&gt; &lt;score&gt;4.1&lt;/score&gt; &lt;player&gt;1-2 Players&lt;/player&gt; &lt;story&gt;Need for Speed Most Wanted is in fact a cross between the Underground and the Hot Pursuit spin-offs. The player must gain notoriety by racing in the streets and attracting the attention of the cops in order to ascend in the Black List of illegal racers. In the end he must face no.1, Razor who tricked him out of his own car and used it to get to the top.****Many racing modes are carried on from NFSU2 with the addition of "Milestones", special events where the driver must evade capture and/or disable police cars by bringing down Pursuit Breakers, specially marked buildings such as gas stations and water towers. For each one of the 15 Blacklisted opponents, the player must win a specific number of events from each of the two main types and gain enough notoriety in the process. The player can invest bet money to buy new cars or improve his existing one's looks and performance so that he remains competitive.****In Most Wanted, Josie Maran replaces Brooke Burke as the racer girl. The plot is furthered through use of FMV video with live actors and digital sets, which has been heavily enhanced so that it looks quite real.&lt;/story&gt; &lt;/game&gt;</text:p>
          </table:table-cell>
          <table:table-cell table:number-columns-repeated="1012"/>
        </table:table-row>
        <table:table-row table:style-name="ro1">
          <table:table-cell office:value-type="string">
            <text:p>Need for Speed - Underground (USA)</text:p>
          </table:table-cell>
          <table:table-cell office:value-type="float" office:value="2003">
            <text:p>2003</text:p>
          </table:table-cell>
          <table:table-cell office:value-type="string">
            <text:p>ESRB - E (Everyone)</text:p>
          </table:table-cell>
          <table:table-cell office:value-type="string">
            <text:p>Need for Speed - Underground </text:p>
          </table:table-cell>
          <table:table-cell table:style-name="Default" office:value-type="string">
            <text:p>Electronic Arts, Inc.</text:p>
          </table:table-cell>
          <table:table-cell office:value-type="string">
            <text:p>Electronic Arts</text:p>
          </table:table-cell>
          <table:table-cell office:value-type="string">
            <text:p>Driving</text:p>
          </table:table-cell>
          <table:table-cell office:value-type="string">
            <text:p>4.1</text:p>
          </table:table-cell>
          <table:table-cell office:value-type="string">
            <text:p>1-2 Players</text:p>
          </table:table-cell>
          <table:table-cell office:value-type="string">
            <text:p>Need For Speed: Underground is the seventh game in the long running Need For Speed racing series. Underground revolves around illegal nighttime streetracing with heavily modified import cars and has been greatly influenced by the movie "The Fast And The Furious" and its sequel.. Players get the chance to build their own racing machine almost from ground up, with hundreds or real licensed parts and lots of licensed cars, including the Mazda RX-7 and the Nissan Skyline GT-R. The game also features over 100 single player races and a hiphop/hardrock soundtrack including artists such as Mystikal, Rob Zombie and The Crystal Method.</text:p>
          </table:table-cell>
          <table:table-cell table:style-name="Default" table:formula="of:=CONCATENATE(&quot;&lt;game name=&quot;;CHAR(34);[.A363];CHAR(34);&quot;&gt; &lt;year&gt;&quot;;[.B363];&quot;&lt;/year&gt; &lt;rating&gt;&quot;;[.C363];&quot;&lt;/rating&gt; &lt;title&gt;&quot;;[.D363];&quot;&lt;/title&gt; &lt;pub&gt;&quot;;[.E363];&quot;&lt;/pub&gt; &lt;dev&gt;&quot;;[.F363];&quot;&lt;/dev&gt; &lt;genre&gt;&quot;;[.G363];&quot;&lt;/genre&gt; &lt;score&gt;&quot;;[.H363];&quot;&lt;/score&gt; &lt;player&gt;&quot;;[.I363];&quot;&lt;/player&gt; &lt;story&gt;&quot;;[.J363];&quot;&lt;/story&gt; &lt;/game&gt;&quot;)" office:value-type="string" office:string-value="&lt;game name=&quot;Need for Speed - Underground (USA)&quot;&gt; &lt;year&gt;2003&lt;/year&gt; &lt;rating&gt;ESRB - E (Everyone)&lt;/rating&gt; &lt;title&gt;Need for Speed - Underground &lt;/title&gt; &lt;pub&gt;Electronic Arts, Inc.&lt;/pub&gt; &lt;dev&gt;Electronic Arts&lt;/dev&gt; &lt;genre&gt;Driving&lt;/genre&gt; &lt;score&gt;4.1&lt;/score&gt; &lt;player&gt;1-2 Players&lt;/player&gt; &lt;story&gt;Need For Speed: Underground is the seventh game in the long running Need For Speed racing series. Underground revolves around illegal nighttime streetracing with heavily modified import cars and has been greatly influenced by the movie &quot;The Fast And The Furious&quot; and its sequel.. Players get the chance to build their own racing machine almost from ground up, with hundreds or real licensed parts and lots of licensed cars, including the Mazda RX-7 and the Nissan Skyline GT-R. The game also features over 100 single player races and a hiphop/hardrock soundtrack including artists such as Mystikal, Rob Zombie and The Crystal Method.&lt;/story&gt; &lt;/game&gt;">
            <text:p>&lt;game name="Need for Speed - Underground (USA)"&gt; &lt;year&gt;2003&lt;/year&gt; &lt;rating&gt;ESRB - E (Everyone)&lt;/rating&gt; &lt;title&gt;Need for Speed - Underground &lt;/title&gt; &lt;pub&gt;Electronic Arts, Inc.&lt;/pub&gt; &lt;dev&gt;Electronic Arts&lt;/dev&gt; &lt;genre&gt;Driving&lt;/genre&gt; &lt;score&gt;4.1&lt;/score&gt; &lt;player&gt;1-2 Players&lt;/player&gt; &lt;story&gt;Need For Speed: Underground is the seventh game in the long running Need For Speed racing series. Underground revolves around illegal nighttime streetracing with heavily modified import cars and has been greatly influenced by the movie "The Fast And The Furious" and its sequel.. Players get the chance to build their own racing machine almost from ground up, with hundreds or real licensed parts and lots of licensed cars, including the Mazda RX-7 and the Nissan Skyline GT-R. The game also features over 100 single player races and a hiphop/hardrock soundtrack including artists such as Mystikal, Rob Zombie and The Crystal Method.&lt;/story&gt; &lt;/game&gt;</text:p>
          </table:table-cell>
          <table:table-cell table:number-columns-repeated="1012"/>
        </table:table-row>
        <table:table-row table:style-name="ro1">
          <table:table-cell office:value-type="string">
            <text:p>Need for Speed - Underground 2 (USA)</text:p>
          </table:table-cell>
          <table:table-cell office:value-type="float" office:value="2004">
            <text:p>2004</text:p>
          </table:table-cell>
          <table:table-cell office:value-type="string">
            <text:p>ESRB - E (Everyone)</text:p>
          </table:table-cell>
          <table:table-cell office:value-type="string">
            <text:p>Need for Speed - Underground 2 </text:p>
          </table:table-cell>
          <table:table-cell table:style-name="Default" office:value-type="string">
            <text:p>Electronic Arts, Inc.</text:p>
          </table:table-cell>
          <table:table-cell office:value-type="string">
            <text:p>Electronic Arts</text:p>
          </table:table-cell>
          <table:table-cell office:value-type="string">
            <text:p>Driving</text:p>
          </table:table-cell>
          <table:table-cell office:value-type="string">
            <text:p>3.9</text:p>
          </table:table-cell>
          <table:table-cell office:value-type="string">
            <text:p>1-2 Players</text:p>
          </table:table-cell>
          <table:table-cell office:value-type="string">
            <text:p>This installment in the Need for Speed series, Underground 2 is a racing game based on illicit, night time races, with the player gaining street credit, cash and access to unique tuner parts by schooling the competition.****Taking place in a massive, open city, NFS Underground 2 allows players to explore the city at will, engaging random challengers and moving into the coveted Underground Racing League. Once in the Underground Racing League, the player advances first by race wins, then with building up their tuner car and taking on tougher opponents. The objective is to win all Underground Racing League engagements and trick out your car to the max.****The PC version is the only version that allows the user to save magazine screen shots of your tricked out car to disk.</text:p>
          </table:table-cell>
          <table:table-cell table:style-name="Default" table:formula="of:=CONCATENATE(&quot;&lt;game name=&quot;;CHAR(34);[.A364];CHAR(34);&quot;&gt; &lt;year&gt;&quot;;[.B364];&quot;&lt;/year&gt; &lt;rating&gt;&quot;;[.C364];&quot;&lt;/rating&gt; &lt;title&gt;&quot;;[.D364];&quot;&lt;/title&gt; &lt;pub&gt;&quot;;[.E364];&quot;&lt;/pub&gt; &lt;dev&gt;&quot;;[.F364];&quot;&lt;/dev&gt; &lt;genre&gt;&quot;;[.G364];&quot;&lt;/genre&gt; &lt;score&gt;&quot;;[.H364];&quot;&lt;/score&gt; &lt;player&gt;&quot;;[.I364];&quot;&lt;/player&gt; &lt;story&gt;&quot;;[.J364];&quot;&lt;/story&gt; &lt;/game&gt;&quot;)" office:value-type="string" office:string-value="&lt;game name=&quot;Need for Speed - Underground 2 (USA)&quot;&gt; &lt;year&gt;2004&lt;/year&gt; &lt;rating&gt;ESRB - E (Everyone)&lt;/rating&gt; &lt;title&gt;Need for Speed - Underground 2 &lt;/title&gt; &lt;pub&gt;Electronic Arts, Inc.&lt;/pub&gt; &lt;dev&gt;Electronic Arts&lt;/dev&gt; &lt;genre&gt;Driving&lt;/genre&gt; &lt;score&gt;3.9&lt;/score&gt; &lt;player&gt;1-2 Players&lt;/player&gt; &lt;story&gt;This installment in the Need for Speed series, Underground 2 is a racing game based on illicit, night time races, with the player gaining street credit, cash and access to unique tuner parts by schooling the competition.****Taking place in a massive, open city, NFS Underground 2 allows players to explore the city at will, engaging random challengers and moving into the coveted Underground Racing League. Once in the Underground Racing League, the player advances first by race wins, then with building up their tuner car and taking on tougher opponents. The objective is to win all Underground Racing League engagements and trick out your car to the max.****The PC version is the only version that allows the user to save magazine screen shots of your tricked out car to disk.&lt;/story&gt; &lt;/game&gt;">
            <text:p>&lt;game name="Need for Speed - Underground 2 (USA)"&gt; &lt;year&gt;2004&lt;/year&gt; &lt;rating&gt;ESRB - E (Everyone)&lt;/rating&gt; &lt;title&gt;Need for Speed - Underground 2 &lt;/title&gt; &lt;pub&gt;Electronic Arts, Inc.&lt;/pub&gt; &lt;dev&gt;Electronic Arts&lt;/dev&gt; &lt;genre&gt;Driving&lt;/genre&gt; &lt;score&gt;3.9&lt;/score&gt; &lt;player&gt;1-2 Players&lt;/player&gt; &lt;story&gt;This installment in the Need for Speed series, Underground 2 is a racing game based on illicit, night time races, with the player gaining street credit, cash and access to unique tuner parts by schooling the competition.****Taking place in a massive, open city, NFS Underground 2 allows players to explore the city at will, engaging random challengers and moving into the coveted Underground Racing League. Once in the Underground Racing League, the player advances first by race wins, then with building up their tuner car and taking on tougher opponents. The objective is to win all Underground Racing League engagements and trick out your car to the max.****The PC version is the only version that allows the user to save magazine screen shots of your tricked out car to disk.&lt;/story&gt; &lt;/game&gt;</text:p>
          </table:table-cell>
          <table:table-cell table:number-columns-repeated="1012"/>
        </table:table-row>
        <table:table-row table:style-name="ro1">
          <table:table-cell office:value-type="string">
            <text:p>Neighbours From Hell (Europe)</text:p>
          </table:table-cell>
          <table:table-cell office:value-type="float" office:value="2005">
            <text:p>2005</text:p>
          </table:table-cell>
          <table:table-cell office:value-type="string">
            <text:p>ESRB - E (Everyone)</text:p>
          </table:table-cell>
          <table:table-cell office:value-type="string">
            <text:p>Neighbours From Hell </text:p>
          </table:table-cell>
          <table:table-cell table:style-name="Default" office:value-type="string">
            <text:p>Encore Software, Inc.</text:p>
          </table:table-cell>
          <table:table-cell office:value-type="string">
            <text:p>JoWooD Entertainment</text:p>
          </table:table-cell>
          <table:table-cell office:value-type="string">
            <text:p>Strategy</text:p>
          </table:table-cell>
          <table:table-cell office:value-type="string">
            <text:p>3.1</text:p>
          </table:table-cell>
          <table:table-cell office:value-type="string">
            <text:p>1 Player</text:p>
          </table:table-cell>
          <table:table-cell office:value-type="string">
            <text:p>Neighbors from Hell is a game with strategy, adventure, and puzzle elements. The player controls Woody, a participant in a virtual game show. The player is entertaining the audience with cunning stunts and trickery, which are rewarded with points (multiplied if a succession of tricks can be executed successfully). The more fiendish tricks Woody chains together, the more infuriated his evil neighbor Joe becomes. The player must prepare these tricks and traps across fourteen episodes, based on Joe's movement patterns. Graphics are cartoon-style and lean towards humour.</text:p>
          </table:table-cell>
          <table:table-cell table:style-name="Default" table:formula="of:=CONCATENATE(&quot;&lt;game name=&quot;;CHAR(34);[.A365];CHAR(34);&quot;&gt; &lt;year&gt;&quot;;[.B365];&quot;&lt;/year&gt; &lt;rating&gt;&quot;;[.C365];&quot;&lt;/rating&gt; &lt;title&gt;&quot;;[.D365];&quot;&lt;/title&gt; &lt;pub&gt;&quot;;[.E365];&quot;&lt;/pub&gt; &lt;dev&gt;&quot;;[.F365];&quot;&lt;/dev&gt; &lt;genre&gt;&quot;;[.G365];&quot;&lt;/genre&gt; &lt;score&gt;&quot;;[.H365];&quot;&lt;/score&gt; &lt;player&gt;&quot;;[.I365];&quot;&lt;/player&gt; &lt;story&gt;&quot;;[.J365];&quot;&lt;/story&gt; &lt;/game&gt;&quot;)" office:value-type="string" office:string-value="&lt;game name=&quot;Neighbours From Hell (Europe)&quot;&gt; &lt;year&gt;2005&lt;/year&gt; &lt;rating&gt;ESRB - E (Everyone)&lt;/rating&gt; &lt;title&gt;Neighbours From Hell &lt;/title&gt; &lt;pub&gt;Encore Software, Inc.&lt;/pub&gt; &lt;dev&gt;JoWooD Entertainment&lt;/dev&gt; &lt;genre&gt;Strategy&lt;/genre&gt; &lt;score&gt;3.1&lt;/score&gt; &lt;player&gt;1 Player&lt;/player&gt; &lt;story&gt;Neighbors from Hell is a game with strategy, adventure, and puzzle elements. The player controls Woody, a participant in a virtual game show. The player is entertaining the audience with cunning stunts and trickery, which are rewarded with points (multiplied if a succession of tricks can be executed successfully). The more fiendish tricks Woody chains together, the more infuriated his evil neighbor Joe becomes. The player must prepare these tricks and traps across fourteen episodes, based on Joe's movement patterns. Graphics are cartoon-style and lean towards humour.&lt;/story&gt; &lt;/game&gt;">
            <text:p>&lt;game name="Neighbours From Hell (Europe)"&gt; &lt;year&gt;2005&lt;/year&gt; &lt;rating&gt;ESRB - E (Everyone)&lt;/rating&gt; &lt;title&gt;Neighbours From Hell &lt;/title&gt; &lt;pub&gt;Encore Software, Inc.&lt;/pub&gt; &lt;dev&gt;JoWooD Entertainment&lt;/dev&gt; &lt;genre&gt;Strategy&lt;/genre&gt; &lt;score&gt;3.1&lt;/score&gt; &lt;player&gt;1 Player&lt;/player&gt; &lt;story&gt;Neighbors from Hell is a game with strategy, adventure, and puzzle elements. The player controls Woody, a participant in a virtual game show. The player is entertaining the audience with cunning stunts and trickery, which are rewarded with points (multiplied if a succession of tricks can be executed successfully). The more fiendish tricks Woody chains together, the more infuriated his evil neighbor Joe becomes. The player must prepare these tricks and traps across fourteen episodes, based on Joe's movement patterns. Graphics are cartoon-style and lean towards humour.&lt;/story&gt; &lt;/game&gt;</text:p>
          </table:table-cell>
          <table:table-cell table:number-columns-repeated="1012"/>
        </table:table-row>
        <table:table-row table:style-name="ro1">
          <table:table-cell office:value-type="string">
            <text:p>NFL 2K3 (USA)</text:p>
          </table:table-cell>
          <table:table-cell office:value-type="float" office:value="2002">
            <text:p>2002</text:p>
          </table:table-cell>
          <table:table-cell office:value-type="string">
            <text:p>ESRB - E (Everyone)</text:p>
          </table:table-cell>
          <table:table-cell office:value-type="string">
            <text:p>NFL 2K3 </text:p>
          </table:table-cell>
          <table:table-cell table:style-name="Default" office:value-type="string">
            <text:p>SEGA of America, Inc.</text:p>
          </table:table-cell>
          <table:table-cell office:value-type="string">
            <text:p>Visual Concepts Entertainment</text:p>
          </table:table-cell>
          <table:table-cell office:value-type="string">
            <text:p>Sports/Football</text:p>
          </table:table-cell>
          <table:table-cell office:value-type="string">
            <text:p>3.6</text:p>
          </table:table-cell>
          <table:table-cell office:value-type="string">
            <text:p>1-4 Players</text:p>
          </table:table-cell>
          <table:table-cell office:value-type="string">
            <text:p>Sega brings another season of its football game in NFL 2K3. <text:s/>With new lifelike player animations, new play-calling intelligence, an on-the-fly audible system, and a brand new ESPN broadcast system with the famous overlays, scores, and highlights, it adds a whole new feel to the series. In these days of free agency when championships are won or lost in the front office as well as down on the field, NFL 2K3’s new Franchise mode gives you total team control as player, coach, and general manager -- track the best players, make the smartest trades, and build the most dominant team in the league. It is complete with all of the updated rosters, NFL alignment changes, and authentic stadiums redesigned in full 3D for the 2002 season. <text:s/>Also new to the series is online play.</text:p>
          </table:table-cell>
          <table:table-cell table:style-name="Default" table:formula="of:=CONCATENATE(&quot;&lt;game name=&quot;;CHAR(34);[.A366];CHAR(34);&quot;&gt; &lt;year&gt;&quot;;[.B366];&quot;&lt;/year&gt; &lt;rating&gt;&quot;;[.C366];&quot;&lt;/rating&gt; &lt;title&gt;&quot;;[.D366];&quot;&lt;/title&gt; &lt;pub&gt;&quot;;[.E366];&quot;&lt;/pub&gt; &lt;dev&gt;&quot;;[.F366];&quot;&lt;/dev&gt; &lt;genre&gt;&quot;;[.G366];&quot;&lt;/genre&gt; &lt;score&gt;&quot;;[.H366];&quot;&lt;/score&gt; &lt;player&gt;&quot;;[.I366];&quot;&lt;/player&gt; &lt;story&gt;&quot;;[.J366];&quot;&lt;/story&gt; &lt;/game&gt;&quot;)" office:value-type="string" office:string-value="&lt;game name=&quot;NFL 2K3 (USA)&quot;&gt; &lt;year&gt;2002&lt;/year&gt; &lt;rating&gt;ESRB - E (Everyone)&lt;/rating&gt; &lt;title&gt;NFL 2K3 &lt;/title&gt; &lt;pub&gt;SEGA of America, Inc.&lt;/pub&gt; &lt;dev&gt;Visual Concepts Entertainment&lt;/dev&gt; &lt;genre&gt;Sports/Football&lt;/genre&gt; &lt;score&gt;3.6&lt;/score&gt; &lt;player&gt;1-4 Players&lt;/player&gt; &lt;story&gt;Sega brings another season of its football game in NFL 2K3.  With new lifelike player animations, new play-calling intelligence, an on-the-fly audible system, and a brand new ESPN broadcast system with the famous overlays, scores, and highlights, it adds a whole new feel to the series. In these days of free agency when championships are won or lost in the front office as well as down on the field, NFL 2K3’s new Franchise mode gives you total team control as player, coach, and general manager -- track the best players, make the smartest trades, and build the most dominant team in the league. It is complete with all of the updated rosters, NFL alignment changes, and authentic stadiums redesigned in full 3D for the 2002 season.  Also new to the series is online play.&lt;/story&gt; &lt;/game&gt;">
            <text:p>&lt;game name="NFL 2K3 (USA)"&gt; &lt;year&gt;2002&lt;/year&gt; &lt;rating&gt;ESRB - E (Everyone)&lt;/rating&gt; &lt;title&gt;NFL 2K3 &lt;/title&gt; &lt;pub&gt;SEGA of America, Inc.&lt;/pub&gt; &lt;dev&gt;Visual Concepts Entertainment&lt;/dev&gt; &lt;genre&gt;Sports/Football&lt;/genre&gt; &lt;score&gt;3.6&lt;/score&gt; &lt;player&gt;1-4 Players&lt;/player&gt; &lt;story&gt;Sega brings another season of its football game in NFL 2K3. <text:s/>With new lifelike player animations, new play-calling intelligence, an on-the-fly audible system, and a brand new ESPN broadcast system with the famous overlays, scores, and highlights, it adds a whole new feel to the series. In these days of free agency when championships are won or lost in the front office as well as down on the field, NFL 2K3’s new Franchise mode gives you total team control as player, coach, and general manager -- track the best players, make the smartest trades, and build the most dominant team in the league. It is complete with all of the updated rosters, NFL alignment changes, and authentic stadiums redesigned in full 3D for the 2002 season. <text:s/>Also new to the series is online play.&lt;/story&gt; &lt;/game&gt;</text:p>
          </table:table-cell>
          <table:table-cell table:number-columns-repeated="1012"/>
        </table:table-row>
        <table:table-row table:style-name="ro1">
          <table:table-cell office:value-type="string">
            <text:p>NFL Blitz 2002 (USA)</text:p>
          </table:table-cell>
          <table:table-cell office:value-type="float" office:value="2002">
            <text:p>2002</text:p>
          </table:table-cell>
          <table:table-cell office:value-type="string">
            <text:p>ESRB - E (Everyone)</text:p>
          </table:table-cell>
          <table:table-cell office:value-type="string">
            <text:p>NFL Blitz 2002 </text:p>
          </table:table-cell>
          <table:table-cell table:style-name="Default" office:value-type="string">
            <text:p>Midway Games, Inc.</text:p>
          </table:table-cell>
          <table:table-cell office:value-type="string">
            <text:p>Point of View</text:p>
          </table:table-cell>
          <table:table-cell office:value-type="string">
            <text:p>Sports/Football</text:p>
          </table:table-cell>
          <table:table-cell office:value-type="string">
            <text:p>3.7</text:p>
          </table:table-cell>
          <table:table-cell office:value-type="string">
            <text:p>1-4 Players</text:p>
          </table:table-cell>
          <table:table-cell office:value-type="string">
            <text:p>This is the eighth installment of the highly acclaimed Quarterback Club series. This edition features all of the teams and players of the current NFL ranks, and allows you to unlock legendary passers like John Elway, Dan Marino, and Steve Young. Kevin Harlan and Bill Maas provide commentary.****The game features a total of four primary modes of play: season, exhibition, playoffs, and pro bowl.****Also featured in QB Club 2002 is the quarterback challenge mode, which allows you to take your favorite NFL quarterback through a competition focusing on four different skill sets: speed and mobility, accuracy throw, read and recognition, and long distance throw.</text:p>
          </table:table-cell>
          <table:table-cell table:style-name="Default" table:formula="of:=CONCATENATE(&quot;&lt;game name=&quot;;CHAR(34);[.A367];CHAR(34);&quot;&gt; &lt;year&gt;&quot;;[.B367];&quot;&lt;/year&gt; &lt;rating&gt;&quot;;[.C367];&quot;&lt;/rating&gt; &lt;title&gt;&quot;;[.D367];&quot;&lt;/title&gt; &lt;pub&gt;&quot;;[.E367];&quot;&lt;/pub&gt; &lt;dev&gt;&quot;;[.F367];&quot;&lt;/dev&gt; &lt;genre&gt;&quot;;[.G367];&quot;&lt;/genre&gt; &lt;score&gt;&quot;;[.H367];&quot;&lt;/score&gt; &lt;player&gt;&quot;;[.I367];&quot;&lt;/player&gt; &lt;story&gt;&quot;;[.J367];&quot;&lt;/story&gt; &lt;/game&gt;&quot;)" office:value-type="string" office:string-value="&lt;game name=&quot;NFL Blitz 2002 (USA)&quot;&gt; &lt;year&gt;2002&lt;/year&gt; &lt;rating&gt;ESRB - E (Everyone)&lt;/rating&gt; &lt;title&gt;NFL Blitz 2002 &lt;/title&gt; &lt;pub&gt;Midway Games, Inc.&lt;/pub&gt; &lt;dev&gt;Point of View&lt;/dev&gt; &lt;genre&gt;Sports/Football&lt;/genre&gt; &lt;score&gt;3.7&lt;/score&gt; &lt;player&gt;1-4 Players&lt;/player&gt; &lt;story&gt;This is the eighth installment of the highly acclaimed Quarterback Club series. This edition features all of the teams and players of the current NFL ranks, and allows you to unlock legendary passers like John Elway, Dan Marino, and Steve Young. Kevin Harlan and Bill Maas provide commentary.****The game features a total of four primary modes of play: season, exhibition, playoffs, and pro bowl.****Also featured in QB Club 2002 is the quarterback challenge mode, which allows you to take your favorite NFL quarterback through a competition focusing on four different skill sets: speed and mobility, accuracy throw, read and recognition, and long distance throw.&lt;/story&gt; &lt;/game&gt;">
            <text:p>&lt;game name="NFL Blitz 2002 (USA)"&gt; &lt;year&gt;2002&lt;/year&gt; &lt;rating&gt;ESRB - E (Everyone)&lt;/rating&gt; &lt;title&gt;NFL Blitz 2002 &lt;/title&gt; &lt;pub&gt;Midway Games, Inc.&lt;/pub&gt; &lt;dev&gt;Point of View&lt;/dev&gt; &lt;genre&gt;Sports/Football&lt;/genre&gt; &lt;score&gt;3.7&lt;/score&gt; &lt;player&gt;1-4 Players&lt;/player&gt; &lt;story&gt;This is the eighth installment of the highly acclaimed Quarterback Club series. This edition features all of the teams and players of the current NFL ranks, and allows you to unlock legendary passers like John Elway, Dan Marino, and Steve Young. Kevin Harlan and Bill Maas provide commentary.****The game features a total of four primary modes of play: season, exhibition, playoffs, and pro bowl.****Also featured in QB Club 2002 is the quarterback challenge mode, which allows you to take your favorite NFL quarterback through a competition focusing on four different skill sets: speed and mobility, accuracy throw, read and recognition, and long distance throw.&lt;/story&gt; &lt;/game&gt;</text:p>
          </table:table-cell>
          <table:table-cell table:number-columns-repeated="1012"/>
        </table:table-row>
        <table:table-row table:style-name="ro1">
          <table:table-cell office:value-type="string">
            <text:p>NFL Blitz 2003 (USA)</text:p>
          </table:table-cell>
          <table:table-cell office:value-type="float" office:value="2002">
            <text:p>2002</text:p>
          </table:table-cell>
          <table:table-cell office:value-type="string">
            <text:p>ESRB - E (Everyone)</text:p>
          </table:table-cell>
          <table:table-cell office:value-type="string">
            <text:p>NFL Blitz 2003 </text:p>
          </table:table-cell>
          <table:table-cell table:style-name="Default" office:value-type="string">
            <text:p>Midway Games, Inc.</text:p>
          </table:table-cell>
          <table:table-cell office:value-type="string">
            <text:p>Point of View</text:p>
          </table:table-cell>
          <table:table-cell office:value-type="string">
            <text:p>Sports/Football</text:p>
          </table:table-cell>
          <table:table-cell office:value-type="string">
            <text:p>3.7</text:p>
          </table:table-cell>
          <table:table-cell office:value-type="string">
            <text:p>1-4 Players</text:p>
          </table:table-cell>
          <table:table-cell office:value-type="string">
            <text:p>This latest update to the NFL Blitz series offers more options and refines the options presented earlier in the series. Of significant note is the create a player option. By desiging the look of the player as well as assigning various stats to their abilities, you can craft a whole team to compete in the league. Also improved is the artificial intelligence in the one-player game setting. Fantasy Stadiums in exotic locales and Fantasy Players are another new option. Updated rosters, schedules, uniforms, and stadiums including the addition of the Houston Texans.</text:p>
          </table:table-cell>
          <table:table-cell table:style-name="Default" table:formula="of:=CONCATENATE(&quot;&lt;game name=&quot;;CHAR(34);[.A368];CHAR(34);&quot;&gt; &lt;year&gt;&quot;;[.B368];&quot;&lt;/year&gt; &lt;rating&gt;&quot;;[.C368];&quot;&lt;/rating&gt; &lt;title&gt;&quot;;[.D368];&quot;&lt;/title&gt; &lt;pub&gt;&quot;;[.E368];&quot;&lt;/pub&gt; &lt;dev&gt;&quot;;[.F368];&quot;&lt;/dev&gt; &lt;genre&gt;&quot;;[.G368];&quot;&lt;/genre&gt; &lt;score&gt;&quot;;[.H368];&quot;&lt;/score&gt; &lt;player&gt;&quot;;[.I368];&quot;&lt;/player&gt; &lt;story&gt;&quot;;[.J368];&quot;&lt;/story&gt; &lt;/game&gt;&quot;)" office:value-type="string" office:string-value="&lt;game name=&quot;NFL Blitz 2003 (USA)&quot;&gt; &lt;year&gt;2002&lt;/year&gt; &lt;rating&gt;ESRB - E (Everyone)&lt;/rating&gt; &lt;title&gt;NFL Blitz 2003 &lt;/title&gt; &lt;pub&gt;Midway Games, Inc.&lt;/pub&gt; &lt;dev&gt;Point of View&lt;/dev&gt; &lt;genre&gt;Sports/Football&lt;/genre&gt; &lt;score&gt;3.7&lt;/score&gt; &lt;player&gt;1-4 Players&lt;/player&gt; &lt;story&gt;This latest update to the NFL Blitz series offers more options and refines the options presented earlier in the series. Of significant note is the create a player option. By desiging the look of the player as well as assigning various stats to their abilities, you can craft a whole team to compete in the league. Also improved is the artificial intelligence in the one-player game setting. Fantasy Stadiums in exotic locales and Fantasy Players are another new option. Updated rosters, schedules, uniforms, and stadiums including the addition of the Houston Texans.&lt;/story&gt; &lt;/game&gt;">
            <text:p>&lt;game name="NFL Blitz 2003 (USA)"&gt; &lt;year&gt;2002&lt;/year&gt; &lt;rating&gt;ESRB - E (Everyone)&lt;/rating&gt; &lt;title&gt;NFL Blitz 2003 &lt;/title&gt; &lt;pub&gt;Midway Games, Inc.&lt;/pub&gt; &lt;dev&gt;Point of View&lt;/dev&gt; &lt;genre&gt;Sports/Football&lt;/genre&gt; &lt;score&gt;3.7&lt;/score&gt; &lt;player&gt;1-4 Players&lt;/player&gt; &lt;story&gt;This latest update to the NFL Blitz series offers more options and refines the options presented earlier in the series. Of significant note is the create a player option. By desiging the look of the player as well as assigning various stats to their abilities, you can craft a whole team to compete in the league. Also improved is the artificial intelligence in the one-player game setting. Fantasy Stadiums in exotic locales and Fantasy Players are another new option. Updated rosters, schedules, uniforms, and stadiums including the addition of the Houston Texans.&lt;/story&gt; &lt;/game&gt;</text:p>
          </table:table-cell>
          <table:table-cell table:number-columns-repeated="1012"/>
        </table:table-row>
        <table:table-row table:style-name="ro1">
          <table:table-cell office:value-type="string">
            <text:p>NFL Blitz Pro (USA)</text:p>
          </table:table-cell>
          <table:table-cell office:value-type="float" office:value="2003">
            <text:p>2003</text:p>
          </table:table-cell>
          <table:table-cell office:value-type="string">
            <text:p>ESRB - E (Everyone)</text:p>
          </table:table-cell>
          <table:table-cell office:value-type="string">
            <text:p>NFL Blitz Pro </text:p>
          </table:table-cell>
          <table:table-cell table:style-name="Default" office:value-type="string">
            <text:p>Midway Games, Inc.</text:p>
          </table:table-cell>
          <table:table-cell office:value-type="string">
            <text:p>Midway</text:p>
          </table:table-cell>
          <table:table-cell office:value-type="string">
            <text:p>Sports/Football</text:p>
          </table:table-cell>
          <table:table-cell office:value-type="string">
            <text:p>3.5</text:p>
          </table:table-cell>
          <table:table-cell office:value-type="string">
            <text:p>1-4 Players</text:p>
          </table:table-cell>
          <table:table-cell office:value-type="string">
            <text:p>NFL Blitz Pro is the 2003 entry in Midway's arcade football series. Like NHL Hitz Pro however, this entry moves away from its arcade roots toward more of a simulation style, while still retaining some arcade flavor in that there are no penalties or injuries and players can "catch on fire". The main changes to the predecessors are full 11-on-11 teams, standard 10 yard downs and more support for running plays. <text:s/>Game modes include Quick Play and Exhibition, a full Season, a 10-season Franchise and 4- or 8-player tournaments. There also is a create-a-player feature. While there are no hot routes and audibles are limited to a pre-determined set of four, the Impact Player feature allows control of one specific player who can make last-minute adjustments. Only the PlayStation 2 version includes an online mode for multiplayer games and roster updates. <text:s/>The game has many special features unlockable through the Blitz Shop. Credits for the shop are earned by performing feats in non-franchise games. Available for purchase are fantasy teams and stadiums, and new game modes: in Butterfingaz mode, every hit leads to a fumble, while Cyberleague features robot teams and an exploding ball. Also available is the customary Big Head mode, among several others. Old-school Blitz series arcade gameplay is available in Blitz Classic mode.</text:p>
          </table:table-cell>
          <table:table-cell table:style-name="Default" table:formula="of:=CONCATENATE(&quot;&lt;game name=&quot;;CHAR(34);[.A369];CHAR(34);&quot;&gt; &lt;year&gt;&quot;;[.B369];&quot;&lt;/year&gt; &lt;rating&gt;&quot;;[.C369];&quot;&lt;/rating&gt; &lt;title&gt;&quot;;[.D369];&quot;&lt;/title&gt; &lt;pub&gt;&quot;;[.E369];&quot;&lt;/pub&gt; &lt;dev&gt;&quot;;[.F369];&quot;&lt;/dev&gt; &lt;genre&gt;&quot;;[.G369];&quot;&lt;/genre&gt; &lt;score&gt;&quot;;[.H369];&quot;&lt;/score&gt; &lt;player&gt;&quot;;[.I369];&quot;&lt;/player&gt; &lt;story&gt;&quot;;[.J369];&quot;&lt;/story&gt; &lt;/game&gt;&quot;)" office:value-type="string" office:string-value="&lt;game name=&quot;NFL Blitz Pro (USA)&quot;&gt; &lt;year&gt;2003&lt;/year&gt; &lt;rating&gt;ESRB - E (Everyone)&lt;/rating&gt; &lt;title&gt;NFL Blitz Pro &lt;/title&gt; &lt;pub&gt;Midway Games, Inc.&lt;/pub&gt; &lt;dev&gt;Midway&lt;/dev&gt; &lt;genre&gt;Sports/Football&lt;/genre&gt; &lt;score&gt;3.5&lt;/score&gt; &lt;player&gt;1-4 Players&lt;/player&gt; &lt;story&gt;NFL Blitz Pro is the 2003 entry in Midway's arcade football series. Like NHL Hitz Pro however, this entry moves away from its arcade roots toward more of a simulation style, while still retaining some arcade flavor in that there are no penalties or injuries and players can &quot;catch on fire&quot;. The main changes to the predecessors are full 11-on-11 teams, standard 10 yard downs and more support for running plays.  Game modes include Quick Play and Exhibition, a full Season, a 10-season Franchise and 4- or 8-player tournaments. There also is a create-a-player feature. While there are no hot routes and audibles are limited to a pre-determined set of four, the Impact Player feature allows control of one specific player who can make last-minute adjustments. Only the PlayStation 2 version includes an online mode for multiplayer games and roster updates.  The game has many special features unlockable through the Blitz Shop. Credits for the shop are earned by performing feats in non-franchise games. Available for purchase are fantasy teams and stadiums, and new game modes: in Butterfingaz mode, every hit leads to a fumble, while Cyberleague features robot teams and an exploding ball. Also available is the customary Big Head mode, among several others. Old-school Blitz series arcade gameplay is available in Blitz Classic mode.&lt;/story&gt; &lt;/game&gt;">
            <text:p>&lt;game name="NFL Blitz Pro (USA)"&gt; &lt;year&gt;2003&lt;/year&gt; &lt;rating&gt;ESRB - E (Everyone)&lt;/rating&gt; &lt;title&gt;NFL Blitz Pro &lt;/title&gt; &lt;pub&gt;Midway Games, Inc.&lt;/pub&gt; &lt;dev&gt;Midway&lt;/dev&gt; &lt;genre&gt;Sports/Football&lt;/genre&gt; &lt;score&gt;3.5&lt;/score&gt; &lt;player&gt;1-4 Players&lt;/player&gt; &lt;story&gt;NFL Blitz Pro is the 2003 entry in Midway's arcade football series. Like NHL Hitz Pro however, this entry moves away from its arcade roots toward more of a simulation style, while still retaining some arcade flavor in that there are no penalties or injuries and players can "catch on fire". The main changes to the predecessors are full 11-on-11 teams, standard 10 yard downs and more support for running plays. <text:s/>Game modes include Quick Play and Exhibition, a full Season, a 10-season Franchise and 4- or 8-player tournaments. There also is a create-a-player feature. While there are no hot routes and audibles are limited to a pre-determined set of four, the Impact Player feature allows control of one specific player who can make last-minute adjustments. Only the PlayStation 2 version includes an online mode for multiplayer games and roster updates. <text:s/>The game has many special features unlockable through the Blitz Shop. Credits for the shop are earned by performing feats in non-franchise games. Available for purchase are fantasy teams and stadiums, and new game modes: in Butterfingaz mode, every hit leads to a fumble, while Cyberleague features robot teams and an exploding ball. Also available is the customary Big Head mode, among several others. Old-school Blitz series arcade gameplay is available in Blitz Classic mode.&lt;/story&gt; &lt;/game&gt;</text:p>
          </table:table-cell>
          <table:table-cell table:number-columns-repeated="1012"/>
        </table:table-row>
        <table:table-row table:style-name="ro1">
          <table:table-cell office:value-type="string">
            <text:p>NFL Quarterback Club 2002 (USA)</text:p>
          </table:table-cell>
          <table:table-cell office:value-type="float" office:value="2001">
            <text:p>2001</text:p>
          </table:table-cell>
          <table:table-cell office:value-type="string">
            <text:p>ESRB - E (Everyone)</text:p>
          </table:table-cell>
          <table:table-cell office:value-type="string">
            <text:p>NFL Quarterback Club 2002 </text:p>
          </table:table-cell>
          <table:table-cell table:style-name="Default" office:value-type="string">
            <text:p>Acclaim Entertainment, Inc.</text:p>
          </table:table-cell>
          <table:table-cell office:value-type="string">
            <text:p>Acclaim</text:p>
          </table:table-cell>
          <table:table-cell office:value-type="string">
            <text:p>Sports/Football</text:p>
          </table:table-cell>
          <table:table-cell office:value-type="string">
            <text:p>3.4</text:p>
          </table:table-cell>
          <table:table-cell office:value-type="string">
            <text:p>1-4 Players</text:p>
          </table:table-cell>
          <table:table-cell office:value-type="string">
            <text:p>This is the eighth installment of the Quarterback Club series. This edition features all of the teams and players of the current NFL ranks and allows the player to unlock legendary passers such as John Elway, Dan Marino, and Steve Young. Kevin Harlan and Bill Maas provide commentary. The game features a total of four primary modes of play: season, exhibition, playoffs, and pro bowl. Also featured in QB Club 2002 is the quarterback challenge mode, which allows the player to take favorite NFL quarterbacks through a competition focusing on four different skill sets: speed and mobility, accuracy throw, read and recognition, and long distance throw.</text:p>
          </table:table-cell>
          <table:table-cell table:style-name="Default" table:formula="of:=CONCATENATE(&quot;&lt;game name=&quot;;CHAR(34);[.A370];CHAR(34);&quot;&gt; &lt;year&gt;&quot;;[.B370];&quot;&lt;/year&gt; &lt;rating&gt;&quot;;[.C370];&quot;&lt;/rating&gt; &lt;title&gt;&quot;;[.D370];&quot;&lt;/title&gt; &lt;pub&gt;&quot;;[.E370];&quot;&lt;/pub&gt; &lt;dev&gt;&quot;;[.F370];&quot;&lt;/dev&gt; &lt;genre&gt;&quot;;[.G370];&quot;&lt;/genre&gt; &lt;score&gt;&quot;;[.H370];&quot;&lt;/score&gt; &lt;player&gt;&quot;;[.I370];&quot;&lt;/player&gt; &lt;story&gt;&quot;;[.J370];&quot;&lt;/story&gt; &lt;/game&gt;&quot;)" office:value-type="string" office:string-value="&lt;game name=&quot;NFL Quarterback Club 2002 (USA)&quot;&gt; &lt;year&gt;2001&lt;/year&gt; &lt;rating&gt;ESRB - E (Everyone)&lt;/rating&gt; &lt;title&gt;NFL Quarterback Club 2002 &lt;/title&gt; &lt;pub&gt;Acclaim Entertainment, Inc.&lt;/pub&gt; &lt;dev&gt;Acclaim&lt;/dev&gt; &lt;genre&gt;Sports/Football&lt;/genre&gt; &lt;score&gt;3.4&lt;/score&gt; &lt;player&gt;1-4 Players&lt;/player&gt; &lt;story&gt;This is the eighth installment of the Quarterback Club series. This edition features all of the teams and players of the current NFL ranks and allows the player to unlock legendary passers such as John Elway, Dan Marino, and Steve Young. Kevin Harlan and Bill Maas provide commentary. The game features a total of four primary modes of play: season, exhibition, playoffs, and pro bowl. Also featured in QB Club 2002 is the quarterback challenge mode, which allows the player to take favorite NFL quarterbacks through a competition focusing on four different skill sets: speed and mobility, accuracy throw, read and recognition, and long distance throw.&lt;/story&gt; &lt;/game&gt;">
            <text:p>&lt;game name="NFL Quarterback Club 2002 (USA)"&gt; &lt;year&gt;2001&lt;/year&gt; &lt;rating&gt;ESRB - E (Everyone)&lt;/rating&gt; &lt;title&gt;NFL Quarterback Club 2002 &lt;/title&gt; &lt;pub&gt;Acclaim Entertainment, Inc.&lt;/pub&gt; &lt;dev&gt;Acclaim&lt;/dev&gt; &lt;genre&gt;Sports/Football&lt;/genre&gt; &lt;score&gt;3.4&lt;/score&gt; &lt;player&gt;1-4 Players&lt;/player&gt; &lt;story&gt;This is the eighth installment of the Quarterback Club series. This edition features all of the teams and players of the current NFL ranks and allows the player to unlock legendary passers such as John Elway, Dan Marino, and Steve Young. Kevin Harlan and Bill Maas provide commentary. The game features a total of four primary modes of play: season, exhibition, playoffs, and pro bowl. Also featured in QB Club 2002 is the quarterback challenge mode, which allows the player to take favorite NFL quarterbacks through a competition focusing on four different skill sets: speed and mobility, accuracy throw, read and recognition, and long distance throw.&lt;/story&gt; &lt;/game&gt;</text:p>
          </table:table-cell>
          <table:table-cell table:number-columns-repeated="1012"/>
        </table:table-row>
        <table:table-row table:style-name="ro1">
          <table:table-cell office:value-type="string">
            <text:p>NFL Street (USA)</text:p>
          </table:table-cell>
          <table:table-cell office:value-type="float" office:value="2004">
            <text:p>2004</text:p>
          </table:table-cell>
          <table:table-cell office:value-type="string">
            <text:p>ESRB - E (Everyone)</text:p>
          </table:table-cell>
          <table:table-cell office:value-type="string">
            <text:p>NFL Street </text:p>
          </table:table-cell>
          <table:table-cell table:style-name="Default" office:value-type="string">
            <text:p>Electronic Arts, Inc.</text:p>
          </table:table-cell>
          <table:table-cell office:value-type="string">
            <text:p>EA Tiburon</text:p>
          </table:table-cell>
          <table:table-cell office:value-type="string">
            <text:p>Sports/Football</text:p>
          </table:table-cell>
          <table:table-cell office:value-type="string">
            <text:p>4.0</text:p>
          </table:table-cell>
          <table:table-cell office:value-type="string">
            <text:p>1-4 Players</text:p>
          </table:table-cell>
          <table:table-cell office:value-type="string">
            <text:p>NFL STREET is an arcade style football game that is based on pick up football. There are no helmets or stadiums in NFL STREET. NFL STREET is 7 on 7 with players playing both offense and defense. <text:s/>The games are played in parks, on the street and in the dirt lots.****In NFL STREET you should strive not just to win but to look good doing it. <text:s/>You achieve this by performing style moves during a play. <text:s/>These might be a taunting run, a spectacular spin, or a crazy pass.****NFL Street has Quick Game, Pickup Game, NFL Challenge and Online game modes.</text:p>
          </table:table-cell>
          <table:table-cell table:style-name="Default" table:formula="of:=CONCATENATE(&quot;&lt;game name=&quot;;CHAR(34);[.A371];CHAR(34);&quot;&gt; &lt;year&gt;&quot;;[.B371];&quot;&lt;/year&gt; &lt;rating&gt;&quot;;[.C371];&quot;&lt;/rating&gt; &lt;title&gt;&quot;;[.D371];&quot;&lt;/title&gt; &lt;pub&gt;&quot;;[.E371];&quot;&lt;/pub&gt; &lt;dev&gt;&quot;;[.F371];&quot;&lt;/dev&gt; &lt;genre&gt;&quot;;[.G371];&quot;&lt;/genre&gt; &lt;score&gt;&quot;;[.H371];&quot;&lt;/score&gt; &lt;player&gt;&quot;;[.I371];&quot;&lt;/player&gt; &lt;story&gt;&quot;;[.J371];&quot;&lt;/story&gt; &lt;/game&gt;&quot;)" office:value-type="string" office:string-value="&lt;game name=&quot;NFL Street (USA)&quot;&gt; &lt;year&gt;2004&lt;/year&gt; &lt;rating&gt;ESRB - E (Everyone)&lt;/rating&gt; &lt;title&gt;NFL Street &lt;/title&gt; &lt;pub&gt;Electronic Arts, Inc.&lt;/pub&gt; &lt;dev&gt;EA Tiburon&lt;/dev&gt; &lt;genre&gt;Sports/Football&lt;/genre&gt; &lt;score&gt;4.0&lt;/score&gt; &lt;player&gt;1-4 Players&lt;/player&gt; &lt;story&gt;NFL STREET is an arcade style football game that is based on pick up football. There are no helmets or stadiums in NFL STREET. NFL STREET is 7 on 7 with players playing both offense and defense.  The games are played in parks, on the street and in the dirt lots.****In NFL STREET you should strive not just to win but to look good doing it.  You achieve this by performing style moves during a play.  These might be a taunting run, a spectacular spin, or a crazy pass.****NFL Street has Quick Game, Pickup Game, NFL Challenge and Online game modes.&lt;/story&gt; &lt;/game&gt;">
            <text:p>&lt;game name="NFL Street (USA)"&gt; &lt;year&gt;2004&lt;/year&gt; &lt;rating&gt;ESRB - E (Everyone)&lt;/rating&gt; &lt;title&gt;NFL Street &lt;/title&gt; &lt;pub&gt;Electronic Arts, Inc.&lt;/pub&gt; &lt;dev&gt;EA Tiburon&lt;/dev&gt; &lt;genre&gt;Sports/Football&lt;/genre&gt; &lt;score&gt;4.0&lt;/score&gt; &lt;player&gt;1-4 Players&lt;/player&gt; &lt;story&gt;NFL STREET is an arcade style football game that is based on pick up football. There are no helmets or stadiums in NFL STREET. NFL STREET is 7 on 7 with players playing both offense and defense. <text:s/>The games are played in parks, on the street and in the dirt lots.****In NFL STREET you should strive not just to win but to look good doing it. <text:s/>You achieve this by performing style moves during a play. <text:s/>These might be a taunting run, a spectacular spin, or a crazy pass.****NFL Street has Quick Game, Pickup Game, NFL Challenge and Online game modes.&lt;/story&gt; &lt;/game&gt;</text:p>
          </table:table-cell>
          <table:table-cell table:number-columns-repeated="1012"/>
        </table:table-row>
        <table:table-row table:style-name="ro1">
          <table:table-cell office:value-type="string">
            <text:p>NFL Street 2 (USA)</text:p>
          </table:table-cell>
          <table:table-cell office:value-type="float" office:value="2004">
            <text:p>2004</text:p>
          </table:table-cell>
          <table:table-cell office:value-type="string">
            <text:p>ESRB - E (Everyone)</text:p>
          </table:table-cell>
          <table:table-cell office:value-type="string">
            <text:p>NFL Street 2 </text:p>
          </table:table-cell>
          <table:table-cell table:style-name="Default" office:value-type="string">
            <text:p>Electronic Arts, Inc.</text:p>
          </table:table-cell>
          <table:table-cell office:value-type="string">
            <text:p>EA Tiburon</text:p>
          </table:table-cell>
          <table:table-cell office:value-type="string">
            <text:p>Sports/Football</text:p>
          </table:table-cell>
          <table:table-cell office:value-type="string">
            <text:p>4.2</text:p>
          </table:table-cell>
          <table:table-cell office:value-type="string">
            <text:p>1-4 Players</text:p>
          </table:table-cell>
          <table:table-cell office:value-type="string">
            <text:p>NFL Street 2 is the second game in EA's arcade football series. Players try to become the world's best urban footballer by conquering other teams using several gravity-defying tricks like up-the-wall passes, off-the-wall catches, and highlight-reel wall jukes.****Like the other games in the Street franchise, the game is played with a small amount of players and a focus on arcade gameplay. Unlike the first game, the walls can now be used for run-up passes and receptions, or bonuses by aiming for posters and hotspots.****There are twelve arenas to compete in (2 unlockable) and the players are licensed from the 2004 NFL rosters. Multiplayer is available on the PS2, PSP and Xbox versions. In singleplayer, there are various game modes such as NFL Challenge where the player has 150 days to build a team to take on a squad of legends. Progress is based on milestones where you sharpen specific skills to reach the top or beat sufficient teams. When five days are left, the team enters a final tournament.****Another one is the new Own the City mode, where the player create a new character and has to win all street games in the city. New players need to be recruited from pick-up games. The final team to beat consists of rapper Xzibit and a team of NFL stars. Characters created in this mode can be imported into the NFL Challenge, but also in Madden NFL 06.****The PSP version is a faithful port, with some of the cut scenes removed, and 3 new street modes added for Wi-Fi multiplayer: Street Slalom (an obstacle course), Style Point Challenge, and <text:s/>Style Standoff, a end zone dance contest, similar to Space Channel 5, next to the regular multiplayer modes. Up to four players can play on a single PSP in the Party Play game modes such as the 2 Minute Challenge and Jump Ball Challenge.</text:p>
          </table:table-cell>
          <table:table-cell table:style-name="Default" table:formula="of:=CONCATENATE(&quot;&lt;game name=&quot;;CHAR(34);[.A372];CHAR(34);&quot;&gt; &lt;year&gt;&quot;;[.B372];&quot;&lt;/year&gt; &lt;rating&gt;&quot;;[.C372];&quot;&lt;/rating&gt; &lt;title&gt;&quot;;[.D372];&quot;&lt;/title&gt; &lt;pub&gt;&quot;;[.E372];&quot;&lt;/pub&gt; &lt;dev&gt;&quot;;[.F372];&quot;&lt;/dev&gt; &lt;genre&gt;&quot;;[.G372];&quot;&lt;/genre&gt; &lt;score&gt;&quot;;[.H372];&quot;&lt;/score&gt; &lt;player&gt;&quot;;[.I372];&quot;&lt;/player&gt; &lt;story&gt;&quot;;[.J372];&quot;&lt;/story&gt; &lt;/game&gt;&quot;)" office:value-type="string" office:string-value="&lt;game name=&quot;NFL Street 2 (USA)&quot;&gt; &lt;year&gt;2004&lt;/year&gt; &lt;rating&gt;ESRB - E (Everyone)&lt;/rating&gt; &lt;title&gt;NFL Street 2 &lt;/title&gt; &lt;pub&gt;Electronic Arts, Inc.&lt;/pub&gt; &lt;dev&gt;EA Tiburon&lt;/dev&gt; &lt;genre&gt;Sports/Football&lt;/genre&gt; &lt;score&gt;4.2&lt;/score&gt; &lt;player&gt;1-4 Players&lt;/player&gt; &lt;story&gt;NFL Street 2 is the second game in EA's arcade football series. Players try to become the world's best urban footballer by conquering other teams using several gravity-defying tricks like up-the-wall passes, off-the-wall catches, and highlight-reel wall jukes.****Like the other games in the Street franchise, the game is played with a small amount of players and a focus on arcade gameplay. Unlike the first game, the walls can now be used for run-up passes and receptions, or bonuses by aiming for posters and hotspots.****There are twelve arenas to compete in (2 unlockable) and the players are licensed from the 2004 NFL rosters. Multiplayer is available on the PS2, PSP and Xbox versions. In singleplayer, there are various game modes such as NFL Challenge where the player has 150 days to build a team to take on a squad of legends. Progress is based on milestones where you sharpen specific skills to reach the top or beat sufficient teams. When five days are left, the team enters a final tournament.****Another one is the new Own the City mode, where the player create a new character and has to win all street games in the city. New players need to be recruited from pick-up games. The final team to beat consists of rapper Xzibit and a team of NFL stars. Characters created in this mode can be imported into the NFL Challenge, but also in Madden NFL 06.****The PSP version is a faithful port, with some of the cut scenes removed, and 3 new street modes added for Wi-Fi multiplayer: Street Slalom (an obstacle course), Style Point Challenge, and  Style Standoff, a end zone dance contest, similar to Space Channel 5, next to the regular multiplayer modes. Up to four players can play on a single PSP in the Party Play game modes such as the 2 Minute Challenge and Jump Ball Challenge.&lt;/story&gt; &lt;/game&gt;">
            <text:p>&lt;game name="NFL Street 2 (USA)"&gt; &lt;year&gt;2004&lt;/year&gt; &lt;rating&gt;ESRB - E (Everyone)&lt;/rating&gt; &lt;title&gt;NFL Street 2 &lt;/title&gt; &lt;pub&gt;Electronic Arts, Inc.&lt;/pub&gt; &lt;dev&gt;EA Tiburon&lt;/dev&gt; &lt;genre&gt;Sports/Football&lt;/genre&gt; &lt;score&gt;4.2&lt;/score&gt; &lt;player&gt;1-4 Players&lt;/player&gt; &lt;story&gt;NFL Street 2 is the second game in EA's arcade football series. Players try to become the world's best urban footballer by conquering other teams using several gravity-defying tricks like up-the-wall passes, off-the-wall catches, and highlight-reel wall jukes.****Like the other games in the Street franchise, the game is played with a small amount of players and a focus on arcade gameplay. Unlike the first game, the walls can now be used for run-up passes and receptions, or bonuses by aiming for posters and hotspots.****There are twelve arenas to compete in (2 unlockable) and the players are licensed from the 2004 NFL rosters. Multiplayer is available on the PS2, PSP and Xbox versions. In singleplayer, there are various game modes such as NFL Challenge where the player has 150 days to build a team to take on a squad of legends. Progress is based on milestones where you sharpen specific skills to reach the top or beat sufficient teams. When five days are left, the team enters a final tournament.****Another one is the new Own the City mode, where the player create a new character and has to win all street games in the city. New players need to be recruited from pick-up games. The final team to beat consists of rapper Xzibit and a team of NFL stars. Characters created in this mode can be imported into the NFL Challenge, but also in Madden NFL 06.****The PSP version is a faithful port, with some of the cut scenes removed, and 3 new street modes added for Wi-Fi multiplayer: Street Slalom (an obstacle course), Style Point Challenge, and <text:s/>Style Standoff, a end zone dance contest, similar to Space Channel 5, next to the regular multiplayer modes. Up to four players can play on a single PSP in the Party Play game modes such as the 2 Minute Challenge and Jump Ball Challenge.&lt;/story&gt; &lt;/game&gt;</text:p>
          </table:table-cell>
          <table:table-cell table:number-columns-repeated="1012"/>
        </table:table-row>
        <table:table-row table:style-name="ro1">
          <table:table-cell office:value-type="string">
            <text:p>NHL 06 (USA)</text:p>
          </table:table-cell>
          <table:table-cell office:value-type="float" office:value="2005">
            <text:p>2005</text:p>
          </table:table-cell>
          <table:table-cell office:value-type="string">
            <text:p>ESRB - E10+ (Everyone 10+)</text:p>
          </table:table-cell>
          <table:table-cell office:value-type="string">
            <text:p>NHL 06 </text:p>
          </table:table-cell>
          <table:table-cell table:style-name="Default" office:value-type="string">
            <text:p>Electronic Arts, Inc.</text:p>
          </table:table-cell>
          <table:table-cell office:value-type="string">
            <text:p>Electronic Arts Canada</text:p>
          </table:table-cell>
          <table:table-cell office:value-type="string">
            <text:p>Sports/Hockey</text:p>
          </table:table-cell>
          <table:table-cell office:value-type="string">
            <text:p>3.9</text:p>
          </table:table-cell>
          <table:table-cell office:value-type="string">
            <text:p>1-4 Players</text:p>
          </table:table-cell>
          <table:table-cell office:value-type="string">
            <text:p>New rules and updated rosters and season schedules feature in this update of the longrunning NHL series, as do many new features.****Deking is now performed using the left analog stick, with swift signature moves of star players that confuse opponents and reward skill. The same stick is used to increase the accuracy when shooting. While preparing for a shot, a bull's-eye appears in the enemy goal and you can quickly move the target to the corners for precision. To add to the individual qualities, statistics such as speed and size are now reflected during gameplay in the players' momentum and turning radius. To get past opponents quickly, you can generate momentum for quick speed boosts.****With the introduction of R.P.M. (Realistic Puck Momentum) dynamics, there is more randomness with the puck, as a shot off the mask can now stun goalies. Another small addition is the deformation of the ice during the match. In the player creation mode, where you can now apply bruises, broken noses, black eyes and scars to your players, the thumbstick is used for "face sculpting" - changing the different features.****All the regular game modes are present, of which the Dynasty Mode from the previous version is the most complete, with scouting and full management options, inside and outside the arena. Contrary to the last game, you can now intervene during simulated AI games and win the match for your team.****The PC, PS2 and Xbox version support online multiplayer games, and as a special bonus, the original NHL 94 game, one of the first in the series, has been included with the PS2 edition.</text:p>
          </table:table-cell>
          <table:table-cell table:style-name="Default" table:formula="of:=CONCATENATE(&quot;&lt;game name=&quot;;CHAR(34);[.A373];CHAR(34);&quot;&gt; &lt;year&gt;&quot;;[.B373];&quot;&lt;/year&gt; &lt;rating&gt;&quot;;[.C373];&quot;&lt;/rating&gt; &lt;title&gt;&quot;;[.D373];&quot;&lt;/title&gt; &lt;pub&gt;&quot;;[.E373];&quot;&lt;/pub&gt; &lt;dev&gt;&quot;;[.F373];&quot;&lt;/dev&gt; &lt;genre&gt;&quot;;[.G373];&quot;&lt;/genre&gt; &lt;score&gt;&quot;;[.H373];&quot;&lt;/score&gt; &lt;player&gt;&quot;;[.I373];&quot;&lt;/player&gt; &lt;story&gt;&quot;;[.J373];&quot;&lt;/story&gt; &lt;/game&gt;&quot;)" office:value-type="string" office:string-value="&lt;game name=&quot;NHL 06 (USA)&quot;&gt; &lt;year&gt;2005&lt;/year&gt; &lt;rating&gt;ESRB - E10+ (Everyone 10+)&lt;/rating&gt; &lt;title&gt;NHL 06 &lt;/title&gt; &lt;pub&gt;Electronic Arts, Inc.&lt;/pub&gt; &lt;dev&gt;Electronic Arts Canada&lt;/dev&gt; &lt;genre&gt;Sports/Hockey&lt;/genre&gt; &lt;score&gt;3.9&lt;/score&gt; &lt;player&gt;1-4 Players&lt;/player&gt; &lt;story&gt;New rules and updated rosters and season schedules feature in this update of the longrunning NHL series, as do many new features.****Deking is now performed using the left analog stick, with swift signature moves of star players that confuse opponents and reward skill. The same stick is used to increase the accuracy when shooting. While preparing for a shot, a bull's-eye appears in the enemy goal and you can quickly move the target to the corners for precision. To add to the individual qualities, statistics such as speed and size are now reflected during gameplay in the players' momentum and turning radius. To get past opponents quickly, you can generate momentum for quick speed boosts.****With the introduction of R.P.M. (Realistic Puck Momentum) dynamics, there is more randomness with the puck, as a shot off the mask can now stun goalies. Another small addition is the deformation of the ice during the match. In the player creation mode, where you can now apply bruises, broken noses, black eyes and scars to your players, the thumbstick is used for &quot;face sculpting&quot; - changing the different features.****All the regular game modes are present, of which the Dynasty Mode from the previous version is the most complete, with scouting and full management options, inside and outside the arena. Contrary to the last game, you can now intervene during simulated AI games and win the match for your team.****The PC, PS2 and Xbox version support online multiplayer games, and as a special bonus, the original NHL 94 game, one of the first in the series, has been included with the PS2 edition.&lt;/story&gt; &lt;/game&gt;">
            <text:p>&lt;game name="NHL 06 (USA)"&gt; &lt;year&gt;2005&lt;/year&gt; &lt;rating&gt;ESRB - E10+ (Everyone 10+)&lt;/rating&gt; &lt;title&gt;NHL 06 &lt;/title&gt; &lt;pub&gt;Electronic Arts, Inc.&lt;/pub&gt; &lt;dev&gt;Electronic Arts Canada&lt;/dev&gt; &lt;genre&gt;Sports/Hockey&lt;/genre&gt; &lt;score&gt;3.9&lt;/score&gt; &lt;player&gt;1-4 Players&lt;/player&gt; &lt;story&gt;New rules and updated rosters and season schedules feature in this update of the longrunning NHL series, as do many new features.****Deking is now performed using the left analog stick, with swift signature moves of star players that confuse opponents and reward skill. The same stick is used to increase the accuracy when shooting. While preparing for a shot, a bull's-eye appears in the enemy goal and you can quickly move the target to the corners for precision. To add to the individual qualities, statistics such as speed and size are now reflected during gameplay in the players' momentum and turning radius. To get past opponents quickly, you can generate momentum for quick speed boosts.****With the introduction of R.P.M. (Realistic Puck Momentum) dynamics, there is more randomness with the puck, as a shot off the mask can now stun goalies. Another small addition is the deformation of the ice during the match. In the player creation mode, where you can now apply bruises, broken noses, black eyes and scars to your players, the thumbstick is used for "face sculpting" - changing the different features.****All the regular game modes are present, of which the Dynasty Mode from the previous version is the most complete, with scouting and full management options, inside and outside the arena. Contrary to the last game, you can now intervene during simulated AI games and win the match for your team.****The PC, PS2 and Xbox version support online multiplayer games, and as a special bonus, the original NHL 94 game, one of the first in the series, has been included with the PS2 edition.&lt;/story&gt; &lt;/game&gt;</text:p>
          </table:table-cell>
          <table:table-cell table:number-columns-repeated="1012"/>
        </table:table-row>
        <table:table-row table:style-name="ro1">
          <table:table-cell office:value-type="string">
            <text:p>NHL 2003 (USA)</text:p>
          </table:table-cell>
          <table:table-cell office:value-type="float" office:value="2002">
            <text:p>2002</text:p>
          </table:table-cell>
          <table:table-cell office:value-type="string">
            <text:p>ESRB - E (Everyone)</text:p>
          </table:table-cell>
          <table:table-cell office:value-type="string">
            <text:p>NHL 2003 </text:p>
          </table:table-cell>
          <table:table-cell table:style-name="Default" office:value-type="string">
            <text:p>Electronic Arts, Inc.</text:p>
          </table:table-cell>
          <table:table-cell office:value-type="string">
            <text:p>Electronic Arts</text:p>
          </table:table-cell>
          <table:table-cell office:value-type="string">
            <text:p>Sports/Hockey</text:p>
          </table:table-cell>
          <table:table-cell office:value-type="string">
            <text:p>4.1</text:p>
          </table:table-cell>
          <table:table-cell office:value-type="string">
            <text:p>1-4 Players</text:p>
          </table:table-cell>
          <table:table-cell office:value-type="string">
            <text:p>This year's edition features many different modes of gameplay for the NHL enthusiast. <text:s/>Players can start the game right away in play now mode, play an international game, play through a playoff series, or start a franchise. The franchise mode puts you in charge of a team for a 10-year legacy. You can either play every game during a season or simulate each game and take a manager role. After each season, you have the option to play around with the roster in anticipation of next season. You can draft new players, sign free agents, make trades with other teams, and retire old players. Statistics are kept throughout the life of a franchise in several categories.****Also new this year is the use of the right analog stick to execute manual dekes and slip the puck past the goalkeeper.</text:p>
          </table:table-cell>
          <table:table-cell table:style-name="Default" table:formula="of:=CONCATENATE(&quot;&lt;game name=&quot;;CHAR(34);[.A374];CHAR(34);&quot;&gt; &lt;year&gt;&quot;;[.B374];&quot;&lt;/year&gt; &lt;rating&gt;&quot;;[.C374];&quot;&lt;/rating&gt; &lt;title&gt;&quot;;[.D374];&quot;&lt;/title&gt; &lt;pub&gt;&quot;;[.E374];&quot;&lt;/pub&gt; &lt;dev&gt;&quot;;[.F374];&quot;&lt;/dev&gt; &lt;genre&gt;&quot;;[.G374];&quot;&lt;/genre&gt; &lt;score&gt;&quot;;[.H374];&quot;&lt;/score&gt; &lt;player&gt;&quot;;[.I374];&quot;&lt;/player&gt; &lt;story&gt;&quot;;[.J374];&quot;&lt;/story&gt; &lt;/game&gt;&quot;)" office:value-type="string" office:string-value="&lt;game name=&quot;NHL 2003 (USA)&quot;&gt; &lt;year&gt;2002&lt;/year&gt; &lt;rating&gt;ESRB - E (Everyone)&lt;/rating&gt; &lt;title&gt;NHL 2003 &lt;/title&gt; &lt;pub&gt;Electronic Arts, Inc.&lt;/pub&gt; &lt;dev&gt;Electronic Arts&lt;/dev&gt; &lt;genre&gt;Sports/Hockey&lt;/genre&gt; &lt;score&gt;4.1&lt;/score&gt; &lt;player&gt;1-4 Players&lt;/player&gt; &lt;story&gt;This year's edition features many different modes of gameplay for the NHL enthusiast.  Players can start the game right away in play now mode, play an international game, play through a playoff series, or start a franchise. The franchise mode puts you in charge of a team for a 10-year legacy. You can either play every game during a season or simulate each game and take a manager role. After each season, you have the option to play around with the roster in anticipation of next season. You can draft new players, sign free agents, make trades with other teams, and retire old players. Statistics are kept throughout the life of a franchise in several categories.****Also new this year is the use of the right analog stick to execute manual dekes and slip the puck past the goalkeeper.&lt;/story&gt; &lt;/game&gt;">
            <text:p>&lt;game name="NHL 2003 (USA)"&gt; &lt;year&gt;2002&lt;/year&gt; &lt;rating&gt;ESRB - E (Everyone)&lt;/rating&gt; &lt;title&gt;NHL 2003 &lt;/title&gt; &lt;pub&gt;Electronic Arts, Inc.&lt;/pub&gt; &lt;dev&gt;Electronic Arts&lt;/dev&gt; &lt;genre&gt;Sports/Hockey&lt;/genre&gt; &lt;score&gt;4.1&lt;/score&gt; &lt;player&gt;1-4 Players&lt;/player&gt; &lt;story&gt;This year's edition features many different modes of gameplay for the NHL enthusiast. <text:s/>Players can start the game right away in play now mode, play an international game, play through a playoff series, or start a franchise. The franchise mode puts you in charge of a team for a 10-year legacy. You can either play every game during a season or simulate each game and take a manager role. After each season, you have the option to play around with the roster in anticipation of next season. You can draft new players, sign free agents, make trades with other teams, and retire old players. Statistics are kept throughout the life of a franchise in several categories.****Also new this year is the use of the right analog stick to execute manual dekes and slip the puck past the goalkeeper.&lt;/story&gt; &lt;/game&gt;</text:p>
          </table:table-cell>
          <table:table-cell table:number-columns-repeated="1012"/>
        </table:table-row>
        <table:table-row table:style-name="ro1">
          <table:table-cell office:value-type="string">
            <text:p>NHL 2004 (USA)</text:p>
          </table:table-cell>
          <table:table-cell office:value-type="float" office:value="2003">
            <text:p>2003</text:p>
          </table:table-cell>
          <table:table-cell office:value-type="string">
            <text:p>ESRB - E (Everyone)</text:p>
          </table:table-cell>
          <table:table-cell office:value-type="string">
            <text:p>NHL 2004 </text:p>
          </table:table-cell>
          <table:table-cell table:style-name="Default" office:value-type="string">
            <text:p>Electronic Arts, Inc.</text:p>
          </table:table-cell>
          <table:table-cell office:value-type="string">
            <text:p>Electronic Arts</text:p>
          </table:table-cell>
          <table:table-cell office:value-type="string">
            <text:p>Sports/Hockey</text:p>
          </table:table-cell>
          <table:table-cell office:value-type="string">
            <text:p>4.2</text:p>
          </table:table-cell>
          <table:table-cell office:value-type="string">
            <text:p>1-4 Players</text:p>
          </table:table-cell>
          <table:table-cell office:value-type="string">
            <text:p>The "best selling pro hockey franchise" is back with the 2004 edition, and it's loaded with more.****Like Madden NFL 2004, NHL 2004 has a deep career mode, titled Dynasty Mode. <text:s/>You take on the role of GM for up to twenty seasons. <text:s/>As GM, you'll have to negotiate contracts, conduct drafts, make trades, sign free agents, make sure your players are getting the training they need, and more. <text:s/>If you're good enough, you may make it into the GM Hall of Fame.****Besides Dynasty mode, you've got the basic game modes; Season, Exhibition, and Playoffs.****The control for NHL 2004 has been refined, allowing for more precise movement than in the previous games. <text:s/>Precise passes, shots, and accurate skating are accomplished by simply tapping the button.****NHL 2004 features a new fighting engine, allowing for more accurate and realistic fights. <text:s/>The right analog stick controls "Bruise Control", which lets you perform different moves by tilting the stick in different directions. <text:s/>Before you get into fights, you'll need to agitate a player, and this is where his Agitation Meter comes in. <text:s/>Losing the game, being checked, making sloppy passes all raises his Agitation Meter, until he is ready to burst and will fight at the slightest poke check.****NHL 2004 contains the EA Sports Bio, which is a feature found on all console versions of EA Sports game. <text:s/>Playing more EA Sports titles, playing them for a long time, and winning special accomplishments (such as your first shutout in NHL 2004 or your first number one finish in NASCAR Thunder 2004) will earn you a higher Gamer Level, and will reward you with bonuses, such as cheat codes and new stadiums. <text:s/>This feature isn't found on the PC version.****In addition to the standard roster of NHL teams, there are thirty nine international teams for you to choose from, such as Germany's DEL or Sweden's Elitserien, plus the usual U.S.A., Canada, and other regulars.****The PlayStation version of NHL 2004 supports online play.</text:p>
          </table:table-cell>
          <table:table-cell table:style-name="Default" table:formula="of:=CONCATENATE(&quot;&lt;game name=&quot;;CHAR(34);[.A375];CHAR(34);&quot;&gt; &lt;year&gt;&quot;;[.B375];&quot;&lt;/year&gt; &lt;rating&gt;&quot;;[.C375];&quot;&lt;/rating&gt; &lt;title&gt;&quot;;[.D375];&quot;&lt;/title&gt; &lt;pub&gt;&quot;;[.E375];&quot;&lt;/pub&gt; &lt;dev&gt;&quot;;[.F375];&quot;&lt;/dev&gt; &lt;genre&gt;&quot;;[.G375];&quot;&lt;/genre&gt; &lt;score&gt;&quot;;[.H375];&quot;&lt;/score&gt; &lt;player&gt;&quot;;[.I375];&quot;&lt;/player&gt; &lt;story&gt;&quot;;[.J375];&quot;&lt;/story&gt; &lt;/game&gt;&quot;)" office:value-type="string" office:string-value="&lt;game name=&quot;NHL 2004 (USA)&quot;&gt; &lt;year&gt;2003&lt;/year&gt; &lt;rating&gt;ESRB - E (Everyone)&lt;/rating&gt; &lt;title&gt;NHL 2004 &lt;/title&gt; &lt;pub&gt;Electronic Arts, Inc.&lt;/pub&gt; &lt;dev&gt;Electronic Arts&lt;/dev&gt; &lt;genre&gt;Sports/Hockey&lt;/genre&gt; &lt;score&gt;4.2&lt;/score&gt; &lt;player&gt;1-4 Players&lt;/player&gt; &lt;story&gt;The &quot;best selling pro hockey franchise&quot; is back with the 2004 edition, and it's loaded with more.****Like Madden NFL 2004, NHL 2004 has a deep career mode, titled Dynasty Mode.  You take on the role of GM for up to twenty seasons.  As GM, you'll have to negotiate contracts, conduct drafts, make trades, sign free agents, make sure your players are getting the training they need, and more.  If you're good enough, you may make it into the GM Hall of Fame.****Besides Dynasty mode, you've got the basic game modes; Season, Exhibition, and Playoffs.****The control for NHL 2004 has been refined, allowing for more precise movement than in the previous games.  Precise passes, shots, and accurate skating are accomplished by simply tapping the button.****NHL 2004 features a new fighting engine, allowing for more accurate and realistic fights.  The right analog stick controls &quot;Bruise Control&quot;, which lets you perform different moves by tilting the stick in different directions.  Before you get into fights, you'll need to agitate a player, and this is where his Agitation Meter comes in.  Losing the game, being checked, making sloppy passes all raises his Agitation Meter, until he is ready to burst and will fight at the slightest poke check.****NHL 2004 contains the EA Sports Bio, which is a feature found on all console versions of EA Sports game.  Playing more EA Sports titles, playing them for a long time, and winning special accomplishments (such as your first shutout in NHL 2004 or your first number one finish in NASCAR Thunder 2004) will earn you a higher Gamer Level, and will reward you with bonuses, such as cheat codes and new stadiums.  This feature isn't found on the PC version.****In addition to the standard roster of NHL teams, there are thirty nine international teams for you to choose from, such as Germany's DEL or Sweden's Elitserien, plus the usual U.S.A., Canada, and other regulars.****The PlayStation version of NHL 2004 supports online play.&lt;/story&gt; &lt;/game&gt;">
            <text:p>&lt;game name="NHL 2004 (USA)"&gt; &lt;year&gt;2003&lt;/year&gt; &lt;rating&gt;ESRB - E (Everyone)&lt;/rating&gt; &lt;title&gt;NHL 2004 &lt;/title&gt; &lt;pub&gt;Electronic Arts, Inc.&lt;/pub&gt; &lt;dev&gt;Electronic Arts&lt;/dev&gt; &lt;genre&gt;Sports/Hockey&lt;/genre&gt; &lt;score&gt;4.2&lt;/score&gt; &lt;player&gt;1-4 Players&lt;/player&gt; &lt;story&gt;The "best selling pro hockey franchise" is back with the 2004 edition, and it's loaded with more.****Like Madden NFL 2004, NHL 2004 has a deep career mode, titled Dynasty Mode. <text:s/>You take on the role of GM for up to twenty seasons. <text:s/>As GM, you'll have to negotiate contracts, conduct drafts, make trades, sign free agents, make sure your players are getting the training they need, and more. <text:s/>If you're good enough, you may make it into the GM Hall of Fame.****Besides Dynasty mode, you've got the basic game modes; Season, Exhibition, and Playoffs.****The control for NHL 2004 has been refined, allowing for more precise movement than in the previous games. <text:s/>Precise passes, shots, and accurate skating are accomplished by simply tapping the button.****NHL 2004 features a new fighting engine, allowing for more accurate and realistic fights. <text:s/>The right analog stick controls "Bruise Control", which lets you perform different moves by tilting the stick in different directions. <text:s/>Before you get into fights, you'll need to agitate a player, and this is where his Agitation Meter comes in. <text:s/>Losing the game, being checked, making sloppy passes all raises his Agitation Meter, until he is ready to burst and will fight at the slightest poke check.****NHL 2004 contains the EA Sports Bio, which is a feature found on all console versions of EA Sports game. <text:s/>Playing more EA Sports titles, playing them for a long time, and winning special accomplishments (such as your first shutout in NHL 2004 or your first number one finish in NASCAR Thunder 2004) will earn you a higher Gamer Level, and will reward you with bonuses, such as cheat codes and new stadiums. <text:s/>This feature isn't found on the PC version.****In addition to the standard roster of NHL teams, there are thirty nine international teams for you to choose from, such as Germany's DEL or Sweden's Elitserien, plus the usual U.S.A., Canada, and other regulars.****The PlayStation version of NHL 2004 supports online play.&lt;/story&gt; &lt;/game&gt;</text:p>
          </table:table-cell>
          <table:table-cell table:number-columns-repeated="1012"/>
        </table:table-row>
        <table:table-row table:style-name="ro1">
          <table:table-cell office:value-type="string">
            <text:p>NHL 2005 (USA)</text:p>
          </table:table-cell>
          <table:table-cell office:value-type="float" office:value="2004">
            <text:p>2004</text:p>
          </table:table-cell>
          <table:table-cell office:value-type="string">
            <text:p>ESRB - E (Everyone)</text:p>
          </table:table-cell>
          <table:table-cell office:value-type="string">
            <text:p>NHL 2005 </text:p>
          </table:table-cell>
          <table:table-cell table:style-name="Default" office:value-type="string">
            <text:p>Electronic Arts, Inc.</text:p>
          </table:table-cell>
          <table:table-cell office:value-type="string">
            <text:p>Electronic Arts</text:p>
          </table:table-cell>
          <table:table-cell office:value-type="string">
            <text:p>Sports/Hockey</text:p>
          </table:table-cell>
          <table:table-cell office:value-type="string">
            <text:p>4.1</text:p>
          </table:table-cell>
          <table:table-cell office:value-type="string">
            <text:p>1-4 Players</text:p>
          </table:table-cell>
          <table:table-cell office:value-type="string">
            <text:p>EA sports long running hockey franchise continues for the 2005 season. This year tweaks features from last year and adds some new enhancements to the game engine. ****The graphics have been even more improved from last year. Now the 'cyber players' look so close to their real life counterparts that their hard to distinguish. Player models are updated with more life like skin, hair and features. This includes more facial animations and emotions. The coaches are also redone in this manner. The in-game meanwhile adds a whole slew of new animations, cutscenes, goalie animations and enhancements to the fighting engine.****In the control department, NHL 2005 adds a new feature called Open-Ice control. This feature lets you potentially control players without the puck, set up for picks, double team and more. Shooting wrist shots and slap shots are also now mapped to separate buttons for more flexibility.****The gameplay introduces a new feature as personalities for players. Such that a player like Tie Domi will play more like an enforcer, while Markus Naslund will rely more on finesse and skill. You will be relied on to balance this personalities on each line of a team to create chemistry. The dynasty mode has been redone with a new interface and tweaks. Free Agency and Trading has been tweaked along with the handling of a team. The new system allows you to keep up to date on weekly injuries/streaks reports, letters from your owner, players, etc. ****This year adds new modes such as the World Cup tournament and <text:s/>Free-for-All. In Free-For-All players compete 2 on 2 trying to score on the other while also defending. Along with the modes come minor tweaks, such as the options for no touch icing, delayed offsides and shootout options for tied games. The create a team feature remains in this year but create a player didn't make it in. Jim Hughson and Craig Simpson return with commentary.</text:p>
          </table:table-cell>
          <table:table-cell table:style-name="Default" table:formula="of:=CONCATENATE(&quot;&lt;game name=&quot;;CHAR(34);[.A376];CHAR(34);&quot;&gt; &lt;year&gt;&quot;;[.B376];&quot;&lt;/year&gt; &lt;rating&gt;&quot;;[.C376];&quot;&lt;/rating&gt; &lt;title&gt;&quot;;[.D376];&quot;&lt;/title&gt; &lt;pub&gt;&quot;;[.E376];&quot;&lt;/pub&gt; &lt;dev&gt;&quot;;[.F376];&quot;&lt;/dev&gt; &lt;genre&gt;&quot;;[.G376];&quot;&lt;/genre&gt; &lt;score&gt;&quot;;[.H376];&quot;&lt;/score&gt; &lt;player&gt;&quot;;[.I376];&quot;&lt;/player&gt; &lt;story&gt;&quot;;[.J376];&quot;&lt;/story&gt; &lt;/game&gt;&quot;)" office:value-type="string" office:string-value="&lt;game name=&quot;NHL 2005 (USA)&quot;&gt; &lt;year&gt;2004&lt;/year&gt; &lt;rating&gt;ESRB - E (Everyone)&lt;/rating&gt; &lt;title&gt;NHL 2005 &lt;/title&gt; &lt;pub&gt;Electronic Arts, Inc.&lt;/pub&gt; &lt;dev&gt;Electronic Arts&lt;/dev&gt; &lt;genre&gt;Sports/Hockey&lt;/genre&gt; &lt;score&gt;4.1&lt;/score&gt; &lt;player&gt;1-4 Players&lt;/player&gt; &lt;story&gt;EA sports long running hockey franchise continues for the 2005 season. This year tweaks features from last year and adds some new enhancements to the game engine. ****The graphics have been even more improved from last year. Now the 'cyber players' look so close to their real life counterparts that their hard to distinguish. Player models are updated with more life like skin, hair and features. This includes more facial animations and emotions. The coaches are also redone in this manner. The in-game meanwhile adds a whole slew of new animations, cutscenes, goalie animations and enhancements to the fighting engine.****In the control department, NHL 2005 adds a new feature called Open-Ice control. This feature lets you potentially control players without the puck, set up for picks, double team and more. Shooting wrist shots and slap shots are also now mapped to separate buttons for more flexibility.****The gameplay introduces a new feature as personalities for players. Such that a player like Tie Domi will play more like an enforcer, while Markus Naslund will rely more on finesse and skill. You will be relied on to balance this personalities on each line of a team to create chemistry. The dynasty mode has been redone with a new interface and tweaks. Free Agency and Trading has been tweaked along with the handling of a team. The new system allows you to keep up to date on weekly injuries/streaks reports, letters from your owner, players, etc. ****This year adds new modes such as the World Cup tournament and  Free-for-All. In Free-For-All players compete 2 on 2 trying to score on the other while also defending. Along with the modes come minor tweaks, such as the options for no touch icing, delayed offsides and shootout options for tied games. The create a team feature remains in this year but create a player didn't make it in. Jim Hughson and Craig Simpson return with commentary.&lt;/story&gt; &lt;/game&gt;">
            <text:p>&lt;game name="NHL 2005 (USA)"&gt; &lt;year&gt;2004&lt;/year&gt; &lt;rating&gt;ESRB - E (Everyone)&lt;/rating&gt; &lt;title&gt;NHL 2005 &lt;/title&gt; &lt;pub&gt;Electronic Arts, Inc.&lt;/pub&gt; &lt;dev&gt;Electronic Arts&lt;/dev&gt; &lt;genre&gt;Sports/Hockey&lt;/genre&gt; &lt;score&gt;4.1&lt;/score&gt; &lt;player&gt;1-4 Players&lt;/player&gt; &lt;story&gt;EA sports long running hockey franchise continues for the 2005 season. This year tweaks features from last year and adds some new enhancements to the game engine. ****The graphics have been even more improved from last year. Now the 'cyber players' look so close to their real life counterparts that their hard to distinguish. Player models are updated with more life like skin, hair and features. This includes more facial animations and emotions. The coaches are also redone in this manner. The in-game meanwhile adds a whole slew of new animations, cutscenes, goalie animations and enhancements to the fighting engine.****In the control department, NHL 2005 adds a new feature called Open-Ice control. This feature lets you potentially control players without the puck, set up for picks, double team and more. Shooting wrist shots and slap shots are also now mapped to separate buttons for more flexibility.****The gameplay introduces a new feature as personalities for players. Such that a player like Tie Domi will play more like an enforcer, while Markus Naslund will rely more on finesse and skill. You will be relied on to balance this personalities on each line of a team to create chemistry. The dynasty mode has been redone with a new interface and tweaks. Free Agency and Trading has been tweaked along with the handling of a team. The new system allows you to keep up to date on weekly injuries/streaks reports, letters from your owner, players, etc. ****This year adds new modes such as the World Cup tournament and <text:s/>Free-for-All. In Free-For-All players compete 2 on 2 trying to score on the other while also defending. Along with the modes come minor tweaks, such as the options for no touch icing, delayed offsides and shootout options for tied games. The create a team feature remains in this year but create a player didn't make it in. Jim Hughson and Craig Simpson return with commentary.&lt;/story&gt; &lt;/game&gt;</text:p>
          </table:table-cell>
          <table:table-cell table:number-columns-repeated="1012"/>
        </table:table-row>
        <table:table-row table:style-name="ro1">
          <table:table-cell office:value-type="string">
            <text:p>NHL 2K3 (USA)</text:p>
          </table:table-cell>
          <table:table-cell office:value-type="float" office:value="2002">
            <text:p>2002</text:p>
          </table:table-cell>
          <table:table-cell office:value-type="string">
            <text:p>ESRB - E (Everyone)</text:p>
          </table:table-cell>
          <table:table-cell office:value-type="string">
            <text:p>NHL 2K3 </text:p>
          </table:table-cell>
          <table:table-cell table:style-name="Default" office:value-type="string">
            <text:p>SEGA of America, Inc.</text:p>
          </table:table-cell>
          <table:table-cell office:value-type="string">
            <text:p>Treyarch Invention</text:p>
          </table:table-cell>
          <table:table-cell office:value-type="string">
            <text:p>Sports/Hockey</text:p>
          </table:table-cell>
          <table:table-cell office:value-type="string">
            <text:p>3.9</text:p>
          </table:table-cell>
          <table:table-cell office:value-type="string">
            <text:p>1-4 Players</text:p>
          </table:table-cell>
          <table:table-cell office:value-type="string">
            <text:p>NHL 2K3 is the first hockey game on the XBox to support XBox Live.****Using it's partnership with the ESPN sports network, Sega has created NHL 2K3 using the same presentation method as ESPN. <text:s/>Natural camera transitions, cut scenes, and overlay graphics are all used in cooperation with ESPN to give the game a more realistic feel.****All the standard game modes are here, from exhibition games and playoff games, to a very in depth Franchise mode that gives you complete control over your team. <text:s/>You act as the general manager, coach, scout and player. <text:s/>You can negotiate contracts, make trades, and draft rookies.****On the ice, you have a lot of control over your team as well. <text:s/>You can anchor lines with key players, rotate your lines to always be matched up, and make sure you have the advantage every which way.****You can also play online via XBox System Link or XBox Live. <text:s/>The latter allows you to connect to a player from anywhere, and engage in a game of hockey. <text:s/>Using the headset, you can taunt or compliment your opponent, without any interruption to the game.****Rosters are from the 2002-2003 season.</text:p>
          </table:table-cell>
          <table:table-cell table:style-name="Default" table:formula="of:=CONCATENATE(&quot;&lt;game name=&quot;;CHAR(34);[.A377];CHAR(34);&quot;&gt; &lt;year&gt;&quot;;[.B377];&quot;&lt;/year&gt; &lt;rating&gt;&quot;;[.C377];&quot;&lt;/rating&gt; &lt;title&gt;&quot;;[.D377];&quot;&lt;/title&gt; &lt;pub&gt;&quot;;[.E377];&quot;&lt;/pub&gt; &lt;dev&gt;&quot;;[.F377];&quot;&lt;/dev&gt; &lt;genre&gt;&quot;;[.G377];&quot;&lt;/genre&gt; &lt;score&gt;&quot;;[.H377];&quot;&lt;/score&gt; &lt;player&gt;&quot;;[.I377];&quot;&lt;/player&gt; &lt;story&gt;&quot;;[.J377];&quot;&lt;/story&gt; &lt;/game&gt;&quot;)" office:value-type="string" office:string-value="&lt;game name=&quot;NHL 2K3 (USA)&quot;&gt; &lt;year&gt;2002&lt;/year&gt; &lt;rating&gt;ESRB - E (Everyone)&lt;/rating&gt; &lt;title&gt;NHL 2K3 &lt;/title&gt; &lt;pub&gt;SEGA of America, Inc.&lt;/pub&gt; &lt;dev&gt;Treyarch Invention&lt;/dev&gt; &lt;genre&gt;Sports/Hockey&lt;/genre&gt; &lt;score&gt;3.9&lt;/score&gt; &lt;player&gt;1-4 Players&lt;/player&gt; &lt;story&gt;NHL 2K3 is the first hockey game on the XBox to support XBox Live.****Using it's partnership with the ESPN sports network, Sega has created NHL 2K3 using the same presentation method as ESPN.  Natural camera transitions, cut scenes, and overlay graphics are all used in cooperation with ESPN to give the game a more realistic feel.****All the standard game modes are here, from exhibition games and playoff games, to a very in depth Franchise mode that gives you complete control over your team.  You act as the general manager, coach, scout and player.  You can negotiate contracts, make trades, and draft rookies.****On the ice, you have a lot of control over your team as well.  You can anchor lines with key players, rotate your lines to always be matched up, and make sure you have the advantage every which way.****You can also play online via XBox System Link or XBox Live.  The latter allows you to connect to a player from anywhere, and engage in a game of hockey.  Using the headset, you can taunt or compliment your opponent, without any interruption to the game.****Rosters are from the 2002-2003 season.&lt;/story&gt; &lt;/game&gt;">
            <text:p>&lt;game name="NHL 2K3 (USA)"&gt; &lt;year&gt;2002&lt;/year&gt; &lt;rating&gt;ESRB - E (Everyone)&lt;/rating&gt; &lt;title&gt;NHL 2K3 &lt;/title&gt; &lt;pub&gt;SEGA of America, Inc.&lt;/pub&gt; &lt;dev&gt;Treyarch Invention&lt;/dev&gt; &lt;genre&gt;Sports/Hockey&lt;/genre&gt; &lt;score&gt;3.9&lt;/score&gt; &lt;player&gt;1-4 Players&lt;/player&gt; &lt;story&gt;NHL 2K3 is the first hockey game on the XBox to support XBox Live.****Using it's partnership with the ESPN sports network, Sega has created NHL 2K3 using the same presentation method as ESPN. <text:s/>Natural camera transitions, cut scenes, and overlay graphics are all used in cooperation with ESPN to give the game a more realistic feel.****All the standard game modes are here, from exhibition games and playoff games, to a very in depth Franchise mode that gives you complete control over your team. <text:s/>You act as the general manager, coach, scout and player. <text:s/>You can negotiate contracts, make trades, and draft rookies.****On the ice, you have a lot of control over your team as well. <text:s/>You can anchor lines with key players, rotate your lines to always be matched up, and make sure you have the advantage every which way.****You can also play online via XBox System Link or XBox Live. <text:s/>The latter allows you to connect to a player from anywhere, and engage in a game of hockey. <text:s/>Using the headset, you can taunt or compliment your opponent, without any interruption to the game.****Rosters are from the 2002-2003 season.&lt;/story&gt; &lt;/game&gt;</text:p>
          </table:table-cell>
          <table:table-cell table:number-columns-repeated="1012"/>
        </table:table-row>
        <table:table-row table:style-name="ro1">
          <table:table-cell office:value-type="string">
            <text:p>NHL Hitz 2002 (USA)</text:p>
          </table:table-cell>
          <table:table-cell office:value-type="float" office:value="2001">
            <text:p>2001</text:p>
          </table:table-cell>
          <table:table-cell office:value-type="string">
            <text:p>ESRB - E (Everyone)</text:p>
          </table:table-cell>
          <table:table-cell office:value-type="string">
            <text:p>NHL Hitz 2002 </text:p>
          </table:table-cell>
          <table:table-cell table:style-name="Default" office:value-type="string">
            <text:p>Midway Games, Inc.</text:p>
          </table:table-cell>
          <table:table-cell office:value-type="string">
            <text:p>Black Box Games</text:p>
          </table:table-cell>
          <table:table-cell office:value-type="string">
            <text:p>Sports/Hockey</text:p>
          </table:table-cell>
          <table:table-cell office:value-type="string">
            <text:p>3.9</text:p>
          </table:table-cell>
          <table:table-cell office:value-type="string">
            <text:p>1-4 Players</text:p>
          </table:table-cell>
          <table:table-cell office:value-type="string">
            <text:p>Midway introduces hockey with its no-rules twist that is seen in NFL Blitz. <text:s/>Hockey may have fewer rules than football, but NHL Hitz features hard-hitting action and very simple 3-on-3 gameplay. <text:s/>The game has franchise modes for a created team that you can design along with championship and exhibition modes. <text:s/>You earn attribute points and credits that you can use to unlock items and improve your players along the way. <text:s/>There are several mini-games and extras hidden deep in the game for you to unlock. <text:s/>NHL Hitz is Midway's attempt at making the most action-packed hockey game to ever hit consoles.</text:p>
          </table:table-cell>
          <table:table-cell table:style-name="Default" table:formula="of:=CONCATENATE(&quot;&lt;game name=&quot;;CHAR(34);[.A378];CHAR(34);&quot;&gt; &lt;year&gt;&quot;;[.B378];&quot;&lt;/year&gt; &lt;rating&gt;&quot;;[.C378];&quot;&lt;/rating&gt; &lt;title&gt;&quot;;[.D378];&quot;&lt;/title&gt; &lt;pub&gt;&quot;;[.E378];&quot;&lt;/pub&gt; &lt;dev&gt;&quot;;[.F378];&quot;&lt;/dev&gt; &lt;genre&gt;&quot;;[.G378];&quot;&lt;/genre&gt; &lt;score&gt;&quot;;[.H378];&quot;&lt;/score&gt; &lt;player&gt;&quot;;[.I378];&quot;&lt;/player&gt; &lt;story&gt;&quot;;[.J378];&quot;&lt;/story&gt; &lt;/game&gt;&quot;)" office:value-type="string" office:string-value="&lt;game name=&quot;NHL Hitz 2002 (USA)&quot;&gt; &lt;year&gt;2001&lt;/year&gt; &lt;rating&gt;ESRB - E (Everyone)&lt;/rating&gt; &lt;title&gt;NHL Hitz 2002 &lt;/title&gt; &lt;pub&gt;Midway Games, Inc.&lt;/pub&gt; &lt;dev&gt;Black Box Games&lt;/dev&gt; &lt;genre&gt;Sports/Hockey&lt;/genre&gt; &lt;score&gt;3.9&lt;/score&gt; &lt;player&gt;1-4 Players&lt;/player&gt; &lt;story&gt;Midway introduces hockey with its no-rules twist that is seen in NFL Blitz.  Hockey may have fewer rules than football, but NHL Hitz features hard-hitting action and very simple 3-on-3 gameplay.  The game has franchise modes for a created team that you can design along with championship and exhibition modes.  You earn attribute points and credits that you can use to unlock items and improve your players along the way.  There are several mini-games and extras hidden deep in the game for you to unlock.  NHL Hitz is Midway's attempt at making the most action-packed hockey game to ever hit consoles.&lt;/story&gt; &lt;/game&gt;">
            <text:p>&lt;game name="NHL Hitz 2002 (USA)"&gt; &lt;year&gt;2001&lt;/year&gt; &lt;rating&gt;ESRB - E (Everyone)&lt;/rating&gt; &lt;title&gt;NHL Hitz 2002 &lt;/title&gt; &lt;pub&gt;Midway Games, Inc.&lt;/pub&gt; &lt;dev&gt;Black Box Games&lt;/dev&gt; &lt;genre&gt;Sports/Hockey&lt;/genre&gt; &lt;score&gt;3.9&lt;/score&gt; &lt;player&gt;1-4 Players&lt;/player&gt; &lt;story&gt;Midway introduces hockey with its no-rules twist that is seen in NFL Blitz. <text:s/>Hockey may have fewer rules than football, but NHL Hitz features hard-hitting action and very simple 3-on-3 gameplay. <text:s/>The game has franchise modes for a created team that you can design along with championship and exhibition modes. <text:s/>You earn attribute points and credits that you can use to unlock items and improve your players along the way. <text:s/>There are several mini-games and extras hidden deep in the game for you to unlock. <text:s/>NHL Hitz is Midway's attempt at making the most action-packed hockey game to ever hit consoles.&lt;/story&gt; &lt;/game&gt;</text:p>
          </table:table-cell>
          <table:table-cell table:number-columns-repeated="1012"/>
        </table:table-row>
        <table:table-row table:style-name="ro1">
          <table:table-cell office:value-type="string">
            <text:p>NHL Hitz 2003 (USA)</text:p>
          </table:table-cell>
          <table:table-cell office:value-type="float" office:value="2002">
            <text:p>2002</text:p>
          </table:table-cell>
          <table:table-cell office:value-type="string">
            <text:p>ESRB - E (Everyone)</text:p>
          </table:table-cell>
          <table:table-cell office:value-type="string">
            <text:p>NHL Hitz 2003 </text:p>
          </table:table-cell>
          <table:table-cell table:style-name="Default" office:value-type="string">
            <text:p>Midway Home Entertainment, Inc.</text:p>
          </table:table-cell>
          <table:table-cell office:value-type="string">
            <text:p>Black Box Games</text:p>
          </table:table-cell>
          <table:table-cell office:value-type="string">
            <text:p>Sports/Hockey</text:p>
          </table:table-cell>
          <table:table-cell office:value-type="string">
            <text:p>4.0</text:p>
          </table:table-cell>
          <table:table-cell office:value-type="string">
            <text:p>1-4 Players</text:p>
          </table:table-cell>
          <table:table-cell office:value-type="string">
            <text:p>This game uses the same three-on-three style that debuted in Hitz 2002. <text:s/>The 2003 installment has larger rinks, bigger crowds, a referee, and animated coaches. <text:s/>All 30 NHL teams are represented with motion-capture animation, and you can build your own players with the Create-Player option. The game's Season mode now allows for trades, stat tracking, and player awards.****Up to four players can play each other in exhibition mode. Season mode puts you into a standard NHL schedule, but you can change to a shorter season if you want. There is also a small numer of hockey-related minigames, such as keep-away. Franchise mode is where you pick and name your team, name your players, and play against other teams to earn experience points. Those points can be used to upgrade your players in categories such as toughness, speed, passing, and agility. After beating all the lesser teams in a tier, you can move on to battle a "boss team" for that region. Beating that team nets you some new equipment for your players, which also improves their stats.</text:p>
          </table:table-cell>
          <table:table-cell table:style-name="Default" table:formula="of:=CONCATENATE(&quot;&lt;game name=&quot;;CHAR(34);[.A379];CHAR(34);&quot;&gt; &lt;year&gt;&quot;;[.B379];&quot;&lt;/year&gt; &lt;rating&gt;&quot;;[.C379];&quot;&lt;/rating&gt; &lt;title&gt;&quot;;[.D379];&quot;&lt;/title&gt; &lt;pub&gt;&quot;;[.E379];&quot;&lt;/pub&gt; &lt;dev&gt;&quot;;[.F379];&quot;&lt;/dev&gt; &lt;genre&gt;&quot;;[.G379];&quot;&lt;/genre&gt; &lt;score&gt;&quot;;[.H379];&quot;&lt;/score&gt; &lt;player&gt;&quot;;[.I379];&quot;&lt;/player&gt; &lt;story&gt;&quot;;[.J379];&quot;&lt;/story&gt; &lt;/game&gt;&quot;)" office:value-type="string" office:string-value="&lt;game name=&quot;NHL Hitz 2003 (USA)&quot;&gt; &lt;year&gt;2002&lt;/year&gt; &lt;rating&gt;ESRB - E (Everyone)&lt;/rating&gt; &lt;title&gt;NHL Hitz 2003 &lt;/title&gt; &lt;pub&gt;Midway Home Entertainment, Inc.&lt;/pub&gt; &lt;dev&gt;Black Box Games&lt;/dev&gt; &lt;genre&gt;Sports/Hockey&lt;/genre&gt; &lt;score&gt;4.0&lt;/score&gt; &lt;player&gt;1-4 Players&lt;/player&gt; &lt;story&gt;This game uses the same three-on-three style that debuted in Hitz 2002.  The 2003 installment has larger rinks, bigger crowds, a referee, and animated coaches.  All 30 NHL teams are represented with motion-capture animation, and you can build your own players with the Create-Player option. The game's Season mode now allows for trades, stat tracking, and player awards.****Up to four players can play each other in exhibition mode. Season mode puts you into a standard NHL schedule, but you can change to a shorter season if you want. There is also a small numer of hockey-related minigames, such as keep-away. Franchise mode is where you pick and name your team, name your players, and play against other teams to earn experience points. Those points can be used to upgrade your players in categories such as toughness, speed, passing, and agility. After beating all the lesser teams in a tier, you can move on to battle a &quot;boss team&quot; for that region. Beating that team nets you some new equipment for your players, which also improves their stats.&lt;/story&gt; &lt;/game&gt;">
            <text:p>&lt;game name="NHL Hitz 2003 (USA)"&gt; &lt;year&gt;2002&lt;/year&gt; &lt;rating&gt;ESRB - E (Everyone)&lt;/rating&gt; &lt;title&gt;NHL Hitz 2003 &lt;/title&gt; &lt;pub&gt;Midway Home Entertainment, Inc.&lt;/pub&gt; &lt;dev&gt;Black Box Games&lt;/dev&gt; &lt;genre&gt;Sports/Hockey&lt;/genre&gt; &lt;score&gt;4.0&lt;/score&gt; &lt;player&gt;1-4 Players&lt;/player&gt; &lt;story&gt;This game uses the same three-on-three style that debuted in Hitz 2002. <text:s/>The 2003 installment has larger rinks, bigger crowds, a referee, and animated coaches. <text:s/>All 30 NHL teams are represented with motion-capture animation, and you can build your own players with the Create-Player option. The game's Season mode now allows for trades, stat tracking, and player awards.****Up to four players can play each other in exhibition mode. Season mode puts you into a standard NHL schedule, but you can change to a shorter season if you want. There is also a small numer of hockey-related minigames, such as keep-away. Franchise mode is where you pick and name your team, name your players, and play against other teams to earn experience points. Those points can be used to upgrade your players in categories such as toughness, speed, passing, and agility. After beating all the lesser teams in a tier, you can move on to battle a "boss team" for that region. Beating that team nets you some new equipment for your players, which also improves their stats.&lt;/story&gt; &lt;/game&gt;</text:p>
          </table:table-cell>
          <table:table-cell table:number-columns-repeated="1012"/>
        </table:table-row>
        <table:table-row table:style-name="ro1">
          <table:table-cell office:value-type="string">
            <text:p>NHL Hitz Pro (USA)</text:p>
          </table:table-cell>
          <table:table-cell office:value-type="float" office:value="2003">
            <text:p>2003</text:p>
          </table:table-cell>
          <table:table-cell office:value-type="string">
            <text:p>ESRB - E (Everyone)</text:p>
          </table:table-cell>
          <table:table-cell office:value-type="string">
            <text:p>NHL Hitz Pro </text:p>
          </table:table-cell>
          <table:table-cell table:style-name="Default" office:value-type="string">
            <text:p>Midway</text:p>
          </table:table-cell>
          <table:table-cell office:value-type="string">
            <text:p>Next Level Games</text:p>
          </table:table-cell>
          <table:table-cell office:value-type="string">
            <text:p>Sports/Hockey</text:p>
          </table:table-cell>
          <table:table-cell office:value-type="string">
            <text:p>4.7</text:p>
          </table:table-cell>
          <table:table-cell office:value-type="string">
            <text:p>1-4 Players</text:p>
          </table:table-cell>
          <table:table-cell office:value-type="string">
            <text:p>NHL Hitz Pro is Midway's 2003/2004 entry into the licensed hockey market. For the 2004 sports season, Midway introduced a directive to move their sports titles away from over-the-top arcade-style gameplay, and introduce a more sim-like approach to sports. For NHL Hitz Pro, this meant moving away from 3-on-3 hockey to 5-on-5 hockey gameplay to make the game more authentic for the demands of the sim hockey player. While NHL Hitz Pro still maintains many of the arcade-style elements that were a signature feature of the Hitz series such as checks over the boards and hits through glass, the gameplay has been tuned to provide an experience that is accurate to the sport of hockey. That being said, the player has extensive options for tuning the gameplay for either a fast-paced arcade experience, or a slower, more sim-like style of play.****As with competing titles, Hitz Pro supports a franchise mode, season and exhibition gameplay and a game tutorial/practice mode. The title also sports a pickup hockey mode with several environments that are reminiscent of playing hockey in outdoor venues.</text:p>
          </table:table-cell>
          <table:table-cell table:style-name="Default" table:formula="of:=CONCATENATE(&quot;&lt;game name=&quot;;CHAR(34);[.A380];CHAR(34);&quot;&gt; &lt;year&gt;&quot;;[.B380];&quot;&lt;/year&gt; &lt;rating&gt;&quot;;[.C380];&quot;&lt;/rating&gt; &lt;title&gt;&quot;;[.D380];&quot;&lt;/title&gt; &lt;pub&gt;&quot;;[.E380];&quot;&lt;/pub&gt; &lt;dev&gt;&quot;;[.F380];&quot;&lt;/dev&gt; &lt;genre&gt;&quot;;[.G380];&quot;&lt;/genre&gt; &lt;score&gt;&quot;;[.H380];&quot;&lt;/score&gt; &lt;player&gt;&quot;;[.I380];&quot;&lt;/player&gt; &lt;story&gt;&quot;;[.J380];&quot;&lt;/story&gt; &lt;/game&gt;&quot;)" office:value-type="string" office:string-value="&lt;game name=&quot;NHL Hitz Pro (USA)&quot;&gt; &lt;year&gt;2003&lt;/year&gt; &lt;rating&gt;ESRB - E (Everyone)&lt;/rating&gt; &lt;title&gt;NHL Hitz Pro &lt;/title&gt; &lt;pub&gt;Midway&lt;/pub&gt; &lt;dev&gt;Next Level Games&lt;/dev&gt; &lt;genre&gt;Sports/Hockey&lt;/genre&gt; &lt;score&gt;4.7&lt;/score&gt; &lt;player&gt;1-4 Players&lt;/player&gt; &lt;story&gt;NHL Hitz Pro is Midway's 2003/2004 entry into the licensed hockey market. For the 2004 sports season, Midway introduced a directive to move their sports titles away from over-the-top arcade-style gameplay, and introduce a more sim-like approach to sports. For NHL Hitz Pro, this meant moving away from 3-on-3 hockey to 5-on-5 hockey gameplay to make the game more authentic for the demands of the sim hockey player. While NHL Hitz Pro still maintains many of the arcade-style elements that were a signature feature of the Hitz series such as checks over the boards and hits through glass, the gameplay has been tuned to provide an experience that is accurate to the sport of hockey. That being said, the player has extensive options for tuning the gameplay for either a fast-paced arcade experience, or a slower, more sim-like style of play.****As with competing titles, Hitz Pro supports a franchise mode, season and exhibition gameplay and a game tutorial/practice mode. The title also sports a pickup hockey mode with several environments that are reminiscent of playing hockey in outdoor venues.&lt;/story&gt; &lt;/game&gt;">
            <text:p>&lt;game name="NHL Hitz Pro (USA)"&gt; &lt;year&gt;2003&lt;/year&gt; &lt;rating&gt;ESRB - E (Everyone)&lt;/rating&gt; &lt;title&gt;NHL Hitz Pro &lt;/title&gt; &lt;pub&gt;Midway&lt;/pub&gt; &lt;dev&gt;Next Level Games&lt;/dev&gt; &lt;genre&gt;Sports/Hockey&lt;/genre&gt; &lt;score&gt;4.7&lt;/score&gt; &lt;player&gt;1-4 Players&lt;/player&gt; &lt;story&gt;NHL Hitz Pro is Midway's 2003/2004 entry into the licensed hockey market. For the 2004 sports season, Midway introduced a directive to move their sports titles away from over-the-top arcade-style gameplay, and introduce a more sim-like approach to sports. For NHL Hitz Pro, this meant moving away from 3-on-3 hockey to 5-on-5 hockey gameplay to make the game more authentic for the demands of the sim hockey player. While NHL Hitz Pro still maintains many of the arcade-style elements that were a signature feature of the Hitz series such as checks over the boards and hits through glass, the gameplay has been tuned to provide an experience that is accurate to the sport of hockey. That being said, the player has extensive options for tuning the gameplay for either a fast-paced arcade experience, or a slower, more sim-like style of play.****As with competing titles, Hitz Pro supports a franchise mode, season and exhibition gameplay and a game tutorial/practice mode. The title also sports a pickup hockey mode with several environments that are reminiscent of playing hockey in outdoor venues.&lt;/story&gt; &lt;/game&gt;</text:p>
          </table:table-cell>
          <table:table-cell table:number-columns-repeated="1012"/>
        </table:table-row>
        <table:table-row table:style-name="ro1">
          <table:table-cell office:value-type="string">
            <text:p>Nickelodeon Party Blast (USA)</text:p>
          </table:table-cell>
          <table:table-cell office:value-type="float" office:value="2002">
            <text:p>2002</text:p>
          </table:table-cell>
          <table:table-cell office:value-type="string">
            <text:p>ESRB - E (Everyone)</text:p>
          </table:table-cell>
          <table:table-cell office:value-type="string">
            <text:p>Nickelodeon Party Blast </text:p>
          </table:table-cell>
          <table:table-cell table:style-name="Default" office:value-type="string">
            <text:p>Atari </text:p>
          </table:table-cell>
          <table:table-cell office:value-type="string">
            <text:p>Data Design Interactive</text:p>
          </table:table-cell>
          <table:table-cell office:value-type="string">
            <text:p>Miscellaneous</text:p>
          </table:table-cell>
          <table:table-cell office:value-type="string">
            <text:p>2.7</text:p>
          </table:table-cell>
          <table:table-cell office:value-type="string">
            <text:p>1-4 Players</text:p>
          </table:table-cell>
          <table:table-cell office:value-type="string">
            <text:p>Following in the footsteps of Mario Party and Sonic Shuffle comes Nickelodeon Party, a part game collection of five mini-games designed for four-player action. Before entering single- or multiplayer competition, players can choose from eight NickToons characters: SpongeBob SquarePants, Jimmy Neutron, Invader Zim, Otto Rocket, Reggie Rocket, Angelica Pickles, Tommy Pickles, and Eliza Thornberry. <text:s/>Game modes include Blast, a 25-event contest for solo players; Replay, where any of the unlocked mini-games can be played separately; Cup Challenge, which consists of two tournaments; and the multiplayer Party Play. </text:p>
          </table:table-cell>
          <table:table-cell table:style-name="Default" table:formula="of:=CONCATENATE(&quot;&lt;game name=&quot;;CHAR(34);[.A381];CHAR(34);&quot;&gt; &lt;year&gt;&quot;;[.B381];&quot;&lt;/year&gt; &lt;rating&gt;&quot;;[.C381];&quot;&lt;/rating&gt; &lt;title&gt;&quot;;[.D381];&quot;&lt;/title&gt; &lt;pub&gt;&quot;;[.E381];&quot;&lt;/pub&gt; &lt;dev&gt;&quot;;[.F381];&quot;&lt;/dev&gt; &lt;genre&gt;&quot;;[.G381];&quot;&lt;/genre&gt; &lt;score&gt;&quot;;[.H381];&quot;&lt;/score&gt; &lt;player&gt;&quot;;[.I381];&quot;&lt;/player&gt; &lt;story&gt;&quot;;[.J381];&quot;&lt;/story&gt; &lt;/game&gt;&quot;)" office:value-type="string" office:string-value="&lt;game name=&quot;Nickelodeon Party Blast (USA)&quot;&gt; &lt;year&gt;2002&lt;/year&gt; &lt;rating&gt;ESRB - E (Everyone)&lt;/rating&gt; &lt;title&gt;Nickelodeon Party Blast &lt;/title&gt; &lt;pub&gt;Atari &lt;/pub&gt; &lt;dev&gt;Data Design Interactive&lt;/dev&gt; &lt;genre&gt;Miscellaneous&lt;/genre&gt; &lt;score&gt;2.7&lt;/score&gt; &lt;player&gt;1-4 Players&lt;/player&gt; &lt;story&gt;Following in the footsteps of Mario Party and Sonic Shuffle comes Nickelodeon Party, a part game collection of five mini-games designed for four-player action. Before entering single- or multiplayer competition, players can choose from eight NickToons characters: SpongeBob SquarePants, Jimmy Neutron, Invader Zim, Otto Rocket, Reggie Rocket, Angelica Pickles, Tommy Pickles, and Eliza Thornberry.  Game modes include Blast, a 25-event contest for solo players; Replay, where any of the unlocked mini-games can be played separately; Cup Challenge, which consists of two tournaments; and the multiplayer Party Play. &lt;/story&gt; &lt;/game&gt;">
            <text:p>&lt;game name="Nickelodeon Party Blast (USA)"&gt; &lt;year&gt;2002&lt;/year&gt; &lt;rating&gt;ESRB - E (Everyone)&lt;/rating&gt; &lt;title&gt;Nickelodeon Party Blast &lt;/title&gt; &lt;pub&gt;Atari &lt;/pub&gt; &lt;dev&gt;Data Design Interactive&lt;/dev&gt; &lt;genre&gt;Miscellaneous&lt;/genre&gt; &lt;score&gt;2.7&lt;/score&gt; &lt;player&gt;1-4 Players&lt;/player&gt; &lt;story&gt;Following in the footsteps of Mario Party and Sonic Shuffle comes Nickelodeon Party, a part game collection of five mini-games designed for four-player action. Before entering single- or multiplayer competition, players can choose from eight NickToons characters: SpongeBob SquarePants, Jimmy Neutron, Invader Zim, Otto Rocket, Reggie Rocket, Angelica Pickles, Tommy Pickles, and Eliza Thornberry. <text:s/>Game modes include Blast, a 25-event contest for solo players; Replay, where any of the unlocked mini-games can be played separately; Cup Challenge, which consists of two tournaments; and the multiplayer Party Play. &lt;/story&gt; &lt;/game&gt;</text:p>
          </table:table-cell>
          <table:table-cell table:number-columns-repeated="1012"/>
        </table:table-row>
        <table:table-row table:style-name="ro1">
          <table:table-cell office:value-type="string">
            <text:p>Nicktoons - Battle for Volcano Island (USA)</text:p>
          </table:table-cell>
          <table:table-cell office:value-type="float" office:value="2006">
            <text:p>2006</text:p>
          </table:table-cell>
          <table:table-cell office:value-type="string">
            <text:p>ESRB - E (Everyone)</text:p>
          </table:table-cell>
          <table:table-cell office:value-type="string">
            <text:p>Nicktoons - Battle for Volcano Island </text:p>
          </table:table-cell>
          <table:table-cell table:style-name="Default" office:value-type="string">
            <text:p>THQ</text:p>
          </table:table-cell>
          <table:table-cell office:value-type="string">
            <text:p>Blue Tongue Entertainment</text:p>
          </table:table-cell>
          <table:table-cell office:value-type="string">
            <text:p>Action</text:p>
          </table:table-cell>
          <table:table-cell office:value-type="string">
            <text:p>3.3</text:p>
          </table:table-cell>
          <table:table-cell office:value-type="string">
            <text:p>1-2 Players</text:p>
          </table:table-cell>
          <table:table-cell office:value-type="string">
            <text:p>In Nicktoons Battle For Volcano Island, the fate of Volcano Island is in your hands! An ancient evil, known as Mawgu, threatens to take control of Volcano Island. It's up to our Nicktoons Heroes to defeat Mawgu. Join SpongeBob, Timmy Turner, Danny Phantom, along with new recruits Patrick Star, Sandy Cheeks, and Samantha Manson for all out battle on... Volcano Island! </text:p>
          </table:table-cell>
          <table:table-cell table:style-name="Default" table:formula="of:=CONCATENATE(&quot;&lt;game name=&quot;;CHAR(34);[.A382];CHAR(34);&quot;&gt; &lt;year&gt;&quot;;[.B382];&quot;&lt;/year&gt; &lt;rating&gt;&quot;;[.C382];&quot;&lt;/rating&gt; &lt;title&gt;&quot;;[.D382];&quot;&lt;/title&gt; &lt;pub&gt;&quot;;[.E382];&quot;&lt;/pub&gt; &lt;dev&gt;&quot;;[.F382];&quot;&lt;/dev&gt; &lt;genre&gt;&quot;;[.G382];&quot;&lt;/genre&gt; &lt;score&gt;&quot;;[.H382];&quot;&lt;/score&gt; &lt;player&gt;&quot;;[.I382];&quot;&lt;/player&gt; &lt;story&gt;&quot;;[.J382];&quot;&lt;/story&gt; &lt;/game&gt;&quot;)" office:value-type="string" office:string-value="&lt;game name=&quot;Nicktoons - Battle for Volcano Island (USA)&quot;&gt; &lt;year&gt;2006&lt;/year&gt; &lt;rating&gt;ESRB - E (Everyone)&lt;/rating&gt; &lt;title&gt;Nicktoons - Battle for Volcano Island &lt;/title&gt; &lt;pub&gt;THQ&lt;/pub&gt; &lt;dev&gt;Blue Tongue Entertainment&lt;/dev&gt; &lt;genre&gt;Action&lt;/genre&gt; &lt;score&gt;3.3&lt;/score&gt; &lt;player&gt;1-2 Players&lt;/player&gt; &lt;story&gt;In Nicktoons Battle For Volcano Island, the fate of Volcano Island is in your hands! An ancient evil, known as Mawgu, threatens to take control of Volcano Island. It's up to our Nicktoons Heroes to defeat Mawgu. Join SpongeBob, Timmy Turner, Danny Phantom, along with new recruits Patrick Star, Sandy Cheeks, and Samantha Manson for all out battle on... Volcano Island! &lt;/story&gt; &lt;/game&gt;">
            <text:p>&lt;game name="Nicktoons - Battle for Volcano Island (USA)"&gt; &lt;year&gt;2006&lt;/year&gt; &lt;rating&gt;ESRB - E (Everyone)&lt;/rating&gt; &lt;title&gt;Nicktoons - Battle for Volcano Island &lt;/title&gt; &lt;pub&gt;THQ&lt;/pub&gt; &lt;dev&gt;Blue Tongue Entertainment&lt;/dev&gt; &lt;genre&gt;Action&lt;/genre&gt; &lt;score&gt;3.3&lt;/score&gt; &lt;player&gt;1-2 Players&lt;/player&gt; &lt;story&gt;In Nicktoons Battle For Volcano Island, the fate of Volcano Island is in your hands! An ancient evil, known as Mawgu, threatens to take control of Volcano Island. It's up to our Nicktoons Heroes to defeat Mawgu. Join SpongeBob, Timmy Turner, Danny Phantom, along with new recruits Patrick Star, Sandy Cheeks, and Samantha Manson for all out battle on... Volcano Island! &lt;/story&gt; &lt;/game&gt;</text:p>
          </table:table-cell>
          <table:table-cell table:number-columns-repeated="1012"/>
        </table:table-row>
        <table:table-row table:style-name="ro1">
          <table:table-cell office:value-type="string">
            <text:p>Nicktoons Unite! (USA)</text:p>
          </table:table-cell>
          <table:table-cell office:value-type="float" office:value="2005">
            <text:p>2005</text:p>
          </table:table-cell>
          <table:table-cell office:value-type="string">
            <text:p>ESRB - E (Everyone)</text:p>
          </table:table-cell>
          <table:table-cell office:value-type="string">
            <text:p>Nicktoons Unite! </text:p>
          </table:table-cell>
          <table:table-cell table:style-name="Default" office:value-type="string">
            <text:p>THQ</text:p>
          </table:table-cell>
          <table:table-cell office:value-type="string">
            <text:p>Blue Tongue Entertainment</text:p>
          </table:table-cell>
          <table:table-cell office:value-type="string">
            <text:p>Action</text:p>
          </table:table-cell>
          <table:table-cell office:value-type="string">
            <text:p>3.0</text:p>
          </table:table-cell>
          <table:table-cell office:value-type="string">
            <text:p>1-4 Players</text:p>
          </table:table-cell>
          <table:table-cell office:value-type="string">
            <text:p>Nicktoons Unite! is a 3D person action platformer. Danny Phantom, SpongeBob SquarePants, Timmy Turner and Jimmy Neutron, all known from animated TV series, are brought together to face enemies from their respective worlds. <text:s/>You can play as any one of the four characters and instantaneously swap at any point in the game. Each character has his own special ability. Danny can wall jump and pass through certain walls. Spongebob can blow bubbles and float in a bubble. Timmy Turner can move quickly and freeze enemies with his special ability. Jimmy Neutron has a gun and a rocket pack. <text:s/>The game is an action platformer, hosting a standard fare of shootable bad guys, platforms, switches, puzzles and boss fights.</text:p>
          </table:table-cell>
          <table:table-cell table:style-name="Default" table:formula="of:=CONCATENATE(&quot;&lt;game name=&quot;;CHAR(34);[.A383];CHAR(34);&quot;&gt; &lt;year&gt;&quot;;[.B383];&quot;&lt;/year&gt; &lt;rating&gt;&quot;;[.C383];&quot;&lt;/rating&gt; &lt;title&gt;&quot;;[.D383];&quot;&lt;/title&gt; &lt;pub&gt;&quot;;[.E383];&quot;&lt;/pub&gt; &lt;dev&gt;&quot;;[.F383];&quot;&lt;/dev&gt; &lt;genre&gt;&quot;;[.G383];&quot;&lt;/genre&gt; &lt;score&gt;&quot;;[.H383];&quot;&lt;/score&gt; &lt;player&gt;&quot;;[.I383];&quot;&lt;/player&gt; &lt;story&gt;&quot;;[.J383];&quot;&lt;/story&gt; &lt;/game&gt;&quot;)" office:value-type="string" office:string-value="&lt;game name=&quot;Nicktoons Unite! (USA)&quot;&gt; &lt;year&gt;2005&lt;/year&gt; &lt;rating&gt;ESRB - E (Everyone)&lt;/rating&gt; &lt;title&gt;Nicktoons Unite! &lt;/title&gt; &lt;pub&gt;THQ&lt;/pub&gt; &lt;dev&gt;Blue Tongue Entertainment&lt;/dev&gt; &lt;genre&gt;Action&lt;/genre&gt; &lt;score&gt;3.0&lt;/score&gt; &lt;player&gt;1-4 Players&lt;/player&gt; &lt;story&gt;Nicktoons Unite! is a 3D person action platformer. Danny Phantom, SpongeBob SquarePants, Timmy Turner and Jimmy Neutron, all known from animated TV series, are brought together to face enemies from their respective worlds.  You can play as any one of the four characters and instantaneously swap at any point in the game. Each character has his own special ability. Danny can wall jump and pass through certain walls. Spongebob can blow bubbles and float in a bubble. Timmy Turner can move quickly and freeze enemies with his special ability. Jimmy Neutron has a gun and a rocket pack.  The game is an action platformer, hosting a standard fare of shootable bad guys, platforms, switches, puzzles and boss fights.&lt;/story&gt; &lt;/game&gt;">
            <text:p>&lt;game name="Nicktoons Unite! (USA)"&gt; &lt;year&gt;2005&lt;/year&gt; &lt;rating&gt;ESRB - E (Everyone)&lt;/rating&gt; &lt;title&gt;Nicktoons Unite! &lt;/title&gt; &lt;pub&gt;THQ&lt;/pub&gt; &lt;dev&gt;Blue Tongue Entertainment&lt;/dev&gt; &lt;genre&gt;Action&lt;/genre&gt; &lt;score&gt;3.0&lt;/score&gt; &lt;player&gt;1-4 Players&lt;/player&gt; &lt;story&gt;Nicktoons Unite! is a 3D person action platformer. Danny Phantom, SpongeBob SquarePants, Timmy Turner and Jimmy Neutron, all known from animated TV series, are brought together to face enemies from their respective worlds. <text:s/>You can play as any one of the four characters and instantaneously swap at any point in the game. Each character has his own special ability. Danny can wall jump and pass through certain walls. Spongebob can blow bubbles and float in a bubble. Timmy Turner can move quickly and freeze enemies with his special ability. Jimmy Neutron has a gun and a rocket pack. <text:s/>The game is an action platformer, hosting a standard fare of shootable bad guys, platforms, switches, puzzles and boss fights.&lt;/story&gt; &lt;/game&gt;</text:p>
          </table:table-cell>
          <table:table-cell table:number-columns-repeated="1012"/>
        </table:table-row>
        <table:table-row table:style-name="ro1">
          <table:table-cell office:value-type="string">
            <text:p>Nintendo Puzzle Collection (Japan)</text:p>
          </table:table-cell>
          <table:table-cell office:value-type="float" office:value="2003">
            <text:p>2003</text:p>
          </table:table-cell>
          <table:table-cell office:value-type="string">
            <text:p>ESRB - E (Everyone)</text:p>
          </table:table-cell>
          <table:table-cell office:value-type="string">
            <text:p>Nintendo Puzzle Collection </text:p>
          </table:table-cell>
          <table:table-cell table:style-name="Default" office:value-type="string">
            <text:p>Nintendo Co., Ltd.</text:p>
          </table:table-cell>
          <table:table-cell office:value-type="string">
            <text:p>Intelligent Systems</text:p>
          </table:table-cell>
          <table:table-cell office:value-type="string">
            <text:p>Puzzle</text:p>
          </table:table-cell>
          <table:table-cell office:value-type="string">
            <text:p>4.1</text:p>
          </table:table-cell>
          <table:table-cell office:value-type="string">
            <text:p>1-4 Players</text:p>
          </table:table-cell>
          <table:table-cell office:value-type="string">
            <text:p>This Japanese exclusive collection includes three classic puzzle games:****1. Dr. Mario**2. Tetris Attack (Panel de Pon)**3. Yoshi's Cookie****The games have been ported from older systems and enhanced with additional modes and support for four-player games. In Dr. Mario and Tetris Attack multiplayer games, players who die can play a singleplayer game until the game is completely over. The Game Boy Advance can be used as an additional controller and the games can also be downloaded to the handheld as singleplayer versions.</text:p>
          </table:table-cell>
          <table:table-cell table:style-name="Default" table:formula="of:=CONCATENATE(&quot;&lt;game name=&quot;;CHAR(34);[.A384];CHAR(34);&quot;&gt; &lt;year&gt;&quot;;[.B384];&quot;&lt;/year&gt; &lt;rating&gt;&quot;;[.C384];&quot;&lt;/rating&gt; &lt;title&gt;&quot;;[.D384];&quot;&lt;/title&gt; &lt;pub&gt;&quot;;[.E384];&quot;&lt;/pub&gt; &lt;dev&gt;&quot;;[.F384];&quot;&lt;/dev&gt; &lt;genre&gt;&quot;;[.G384];&quot;&lt;/genre&gt; &lt;score&gt;&quot;;[.H384];&quot;&lt;/score&gt; &lt;player&gt;&quot;;[.I384];&quot;&lt;/player&gt; &lt;story&gt;&quot;;[.J384];&quot;&lt;/story&gt; &lt;/game&gt;&quot;)" office:value-type="string" office:string-value="&lt;game name=&quot;Nintendo Puzzle Collection (Japan)&quot;&gt; &lt;year&gt;2003&lt;/year&gt; &lt;rating&gt;ESRB - E (Everyone)&lt;/rating&gt; &lt;title&gt;Nintendo Puzzle Collection &lt;/title&gt; &lt;pub&gt;Nintendo Co., Ltd.&lt;/pub&gt; &lt;dev&gt;Intelligent Systems&lt;/dev&gt; &lt;genre&gt;Puzzle&lt;/genre&gt; &lt;score&gt;4.1&lt;/score&gt; &lt;player&gt;1-4 Players&lt;/player&gt; &lt;story&gt;This Japanese exclusive collection includes three classic puzzle games:****1. Dr. Mario**2. Tetris Attack (Panel de Pon)**3. Yoshi's Cookie****The games have been ported from older systems and enhanced with additional modes and support for four-player games. In Dr. Mario and Tetris Attack multiplayer games, players who die can play a singleplayer game until the game is completely over. The Game Boy Advance can be used as an additional controller and the games can also be downloaded to the handheld as singleplayer versions.&lt;/story&gt; &lt;/game&gt;">
            <text:p>&lt;game name="Nintendo Puzzle Collection (Japan)"&gt; &lt;year&gt;2003&lt;/year&gt; &lt;rating&gt;ESRB - E (Everyone)&lt;/rating&gt; &lt;title&gt;Nintendo Puzzle Collection &lt;/title&gt; &lt;pub&gt;Nintendo Co., Ltd.&lt;/pub&gt; &lt;dev&gt;Intelligent Systems&lt;/dev&gt; &lt;genre&gt;Puzzle&lt;/genre&gt; &lt;score&gt;4.1&lt;/score&gt; &lt;player&gt;1-4 Players&lt;/player&gt; &lt;story&gt;This Japanese exclusive collection includes three classic puzzle games:****1. Dr. Mario**2. Tetris Attack (Panel de Pon)**3. Yoshi's Cookie****The games have been ported from older systems and enhanced with additional modes and support for four-player games. In Dr. Mario and Tetris Attack multiplayer games, players who die can play a singleplayer game until the game is completely over. The Game Boy Advance can be used as an additional controller and the games can also be downloaded to the handheld as singleplayer versions.&lt;/story&gt; &lt;/game&gt;</text:p>
          </table:table-cell>
          <table:table-cell table:number-columns-repeated="1012"/>
        </table:table-row>
        <table:table-row table:style-name="ro1">
          <table:table-cell office:value-type="string">
            <text:p>Odama (USA)</text:p>
          </table:table-cell>
          <table:table-cell office:value-type="float" office:value="2006">
            <text:p>2006</text:p>
          </table:table-cell>
          <table:table-cell office:value-type="string">
            <text:p>ESRB - E10+ (Everyone 10+)</text:p>
          </table:table-cell>
          <table:table-cell office:value-type="string">
            <text:p>Odama </text:p>
          </table:table-cell>
          <table:table-cell table:style-name="Default" office:value-type="string">
            <text:p>Nintendo of America Inc.</text:p>
          </table:table-cell>
          <table:table-cell office:value-type="string">
            <text:p>Vivarium</text:p>
          </table:table-cell>
          <table:table-cell office:value-type="string">
            <text:p>Pinball</text:p>
          </table:table-cell>
          <table:table-cell office:value-type="string">
            <text:p>3.5</text:p>
          </table:table-cell>
          <table:table-cell office:value-type="string">
            <text:p>1 Player</text:p>
          </table:table-cell>
          <table:table-cell office:value-type="string">
            <text:p>Odama is a quirky pinball title set in ancient Japan. <text:s/>You are in control of a giant steel ball, called the Odama, which you use to crush the enemy army (and hopefully not your own soldiers) so that you have an easier time leading the Ninten Bell to its destination.****The game also takes of advantage of the GCN microphone (included with most versions of the game), which you use to command your troops. You must use the commands and pinball skills to successfully lead the Ninten Bell to its destination before sunset in each mission.****Using the L+R buttons to control the flippers, the X button to activate the microphone, and the control stick to tilt the battlefield, the controls in Odama are quite simple for today's standards. <text:s/>In each mission, you, representing the Yamanouchi clan, try to bring the clan's powerful treasure, the Ninten Bell, as well as the Odama, closer to the Karasuma Keep, headed by the man who betrayed the founder of the Yamanouchi clan. <text:s/>It is there you will exact revenge for his betrayal. <text:s/>Notably, the game features a narrator that talks about the story in Japanese, but there are English subtitles.****The basic goal of each mission is to guide the bell from the bottom to the top of the screen, mowing down the members of the opposing army with the Odama, as well as killing them with your own soldiers. <text:s/>It is important that they are killed because, if they reach your side of the screen, they will make the flippers inactive for a relatively long period of time. <text:s/>When all Odamas are lost or the sun sets, you fail the mission. <text:s/>In addition, you learn commands for your soldiers as you progress through the game. <text:s/>Using these commands, you'll be able to more effectively control your soldiers in many ways. <text:s/>For example, by saying, "press forward," your troops will use all of their strength to try and plow through enemy soldiers. <text:s/>These commands are not only very useful, but in many cases, are vital to your success.****However, use of certain commands and reckless use of the Odama drains your Morale Bar. <text:s/>When this bar is low, your troops will stop responding to your commands, which can and will be disastrous to your mission.****There are also items that the Odama can pick up along the way to aid you. <text:s/>Most notably is one that allows the Odama to convert all members of the opposing army over to yours when it rolls them over.****In merging all of these elements, Odama is a very fast, difficult, and frenzied title. Although it is a pinball game at its core, the voice commands, power-ups, and storyline throw it into a league of its own.</text:p>
          </table:table-cell>
          <table:table-cell table:style-name="Default" table:formula="of:=CONCATENATE(&quot;&lt;game name=&quot;;CHAR(34);[.A385];CHAR(34);&quot;&gt; &lt;year&gt;&quot;;[.B385];&quot;&lt;/year&gt; &lt;rating&gt;&quot;;[.C385];&quot;&lt;/rating&gt; &lt;title&gt;&quot;;[.D385];&quot;&lt;/title&gt; &lt;pub&gt;&quot;;[.E385];&quot;&lt;/pub&gt; &lt;dev&gt;&quot;;[.F385];&quot;&lt;/dev&gt; &lt;genre&gt;&quot;;[.G385];&quot;&lt;/genre&gt; &lt;score&gt;&quot;;[.H385];&quot;&lt;/score&gt; &lt;player&gt;&quot;;[.I385];&quot;&lt;/player&gt; &lt;story&gt;&quot;;[.J385];&quot;&lt;/story&gt; &lt;/game&gt;&quot;)" office:value-type="string" office:string-value="&lt;game name=&quot;Odama (USA)&quot;&gt; &lt;year&gt;2006&lt;/year&gt; &lt;rating&gt;ESRB - E10+ (Everyone 10+)&lt;/rating&gt; &lt;title&gt;Odama &lt;/title&gt; &lt;pub&gt;Nintendo of America Inc.&lt;/pub&gt; &lt;dev&gt;Vivarium&lt;/dev&gt; &lt;genre&gt;Pinball&lt;/genre&gt; &lt;score&gt;3.5&lt;/score&gt; &lt;player&gt;1 Player&lt;/player&gt; &lt;story&gt;Odama is a quirky pinball title set in ancient Japan.  You are in control of a giant steel ball, called the Odama, which you use to crush the enemy army (and hopefully not your own soldiers) so that you have an easier time leading the Ninten Bell to its destination.****The game also takes of advantage of the GCN microphone (included with most versions of the game), which you use to command your troops. You must use the commands and pinball skills to successfully lead the Ninten Bell to its destination before sunset in each mission.****Using the L+R buttons to control the flippers, the X button to activate the microphone, and the control stick to tilt the battlefield, the controls in Odama are quite simple for today's standards.  In each mission, you, representing the Yamanouchi clan, try to bring the clan's powerful treasure, the Ninten Bell, as well as the Odama, closer to the Karasuma Keep, headed by the man who betrayed the founder of the Yamanouchi clan.  It is there you will exact revenge for his betrayal.  Notably, the game features a narrator that talks about the story in Japanese, but there are English subtitles.****The basic goal of each mission is to guide the bell from the bottom to the top of the screen, mowing down the members of the opposing army with the Odama, as well as killing them with your own soldiers.  It is important that they are killed because, if they reach your side of the screen, they will make the flippers inactive for a relatively long period of time.  When all Odamas are lost or the sun sets, you fail the mission.  In addition, you learn commands for your soldiers as you progress through the game.  Using these commands, you'll be able to more effectively control your soldiers in many ways.  For example, by saying, &quot;press forward,&quot; your troops will use all of their strength to try and plow through enemy soldiers.  These commands are not only very useful, but in many cases, are vital to your success.****However, use of certain commands and reckless use of the Odama drains your Morale Bar.  When this bar is low, your troops will stop responding to your commands, which can and will be disastrous to your mission.****There are also items that the Odama can pick up along the way to aid you.  Most notably is one that allows the Odama to convert all members of the opposing army over to yours when it rolls them over.****In merging all of these elements, Odama is a very fast, difficult, and frenzied title. Although it is a pinball game at its core, the voice commands, power-ups, and storyline throw it into a league of its own.&lt;/story&gt; &lt;/game&gt;">
            <text:p>&lt;game name="Odama (USA)"&gt; &lt;year&gt;2006&lt;/year&gt; &lt;rating&gt;ESRB - E10+ (Everyone 10+)&lt;/rating&gt; &lt;title&gt;Odama &lt;/title&gt; &lt;pub&gt;Nintendo of America Inc.&lt;/pub&gt; &lt;dev&gt;Vivarium&lt;/dev&gt; &lt;genre&gt;Pinball&lt;/genre&gt; &lt;score&gt;3.5&lt;/score&gt; &lt;player&gt;1 Player&lt;/player&gt; &lt;story&gt;Odama is a quirky pinball title set in ancient Japan. <text:s/>You are in control of a giant steel ball, called the Odama, which you use to crush the enemy army (and hopefully not your own soldiers) so that you have an easier time leading the Ninten Bell to its destination.****The game also takes of advantage of the GCN microphone (included with most versions of the game), which you use to command your troops. You must use the commands and pinball skills to successfully lead the Ninten Bell to its destination before sunset in each mission.****Using the L+R buttons to control the flippers, the X button to activate the microphone, and the control stick to tilt the battlefield, the controls in Odama are quite simple for today's standards. <text:s/>In each mission, you, representing the Yamanouchi clan, try to bring the clan's powerful treasure, the Ninten Bell, as well as the Odama, closer to the Karasuma Keep, headed by the man who betrayed the founder of the Yamanouchi clan. <text:s/>It is there you will exact revenge for his betrayal. <text:s/>Notably, the game features a narrator that talks about the story in Japanese, but there are English subtitles.****The basic goal of each mission is to guide the bell from the bottom to the top of the screen, mowing down the members of the opposing army with the Odama, as well as killing them with your own soldiers. <text:s/>It is important that they are killed because, if they reach your side of the screen, they will make the flippers inactive for a relatively long period of time. <text:s/>When all Odamas are lost or the sun sets, you fail the mission. <text:s/>In addition, you learn commands for your soldiers as you progress through the game. <text:s/>Using these commands, you'll be able to more effectively control your soldiers in many ways. <text:s/>For example, by saying, "press forward," your troops will use all of their strength to try and plow through enemy soldiers. <text:s/>These commands are not only very useful, but in many cases, are vital to your success.****However, use of certain commands and reckless use of the Odama drains your Morale Bar. <text:s/>When this bar is low, your troops will stop responding to your commands, which can and will be disastrous to your mission.****There are also items that the Odama can pick up along the way to aid you. <text:s/>Most notably is one that allows the Odama to convert all members of the opposing army over to yours when it rolls them over.****In merging all of these elements, Odama is a very fast, difficult, and frenzied title. Although it is a pinball game at its core, the voice commands, power-ups, and storyline throw it into a league of its own.&lt;/story&gt; &lt;/game&gt;</text:p>
          </table:table-cell>
          <table:table-cell table:number-columns-repeated="1012"/>
        </table:table-row>
        <table:table-row table:style-name="ro1">
          <table:table-cell office:value-type="string">
            <text:p>One Piece - Grand Adventure (USA)</text:p>
          </table:table-cell>
          <table:table-cell office:value-type="float" office:value="2006">
            <text:p>2006</text:p>
          </table:table-cell>
          <table:table-cell office:value-type="string">
            <text:p>ESRB - T (Teen)</text:p>
          </table:table-cell>
          <table:table-cell office:value-type="string">
            <text:p>One Piece - Grand Adventure </text:p>
          </table:table-cell>
          <table:table-cell table:style-name="Default" office:value-type="string">
            <text:p>Namco Bandai Games Inc.</text:p>
          </table:table-cell>
          <table:table-cell office:value-type="string">
            <text:p>Ganbarion</text:p>
          </table:table-cell>
          <table:table-cell office:value-type="string">
            <text:p>Fighter</text:p>
          </table:table-cell>
          <table:table-cell office:value-type="string">
            <text:p>3.7</text:p>
          </table:table-cell>
          <table:table-cell office:value-type="string">
            <text:p>1-2 Players</text:p>
          </table:table-cell>
          <table:table-cell office:value-type="string">
            <text:p>One Piece: Grand Adventure is a fighting game based on the manga and anime franchise One Piece, by Eiichiro Oda. The game is pretty much similar to the previous One Piece: Grand Battle!, instead Grand Adventure features more playable fighters (adding new characters that appeared in the series over one year), modes and options than the previous game. It's playable by up to two players, where fights take place on a 3D stage with live environment, like bombs, sandstorms and sea waves, besides various items that serve either for buff or weapons. Single player features a story mode which follows the suit of the original series, on which the player as a pirate captain must gather a team and fight their biggest rivals.</text:p>
          </table:table-cell>
          <table:table-cell table:style-name="Default" table:formula="of:=CONCATENATE(&quot;&lt;game name=&quot;;CHAR(34);[.A386];CHAR(34);&quot;&gt; &lt;year&gt;&quot;;[.B386];&quot;&lt;/year&gt; &lt;rating&gt;&quot;;[.C386];&quot;&lt;/rating&gt; &lt;title&gt;&quot;;[.D386];&quot;&lt;/title&gt; &lt;pub&gt;&quot;;[.E386];&quot;&lt;/pub&gt; &lt;dev&gt;&quot;;[.F386];&quot;&lt;/dev&gt; &lt;genre&gt;&quot;;[.G386];&quot;&lt;/genre&gt; &lt;score&gt;&quot;;[.H386];&quot;&lt;/score&gt; &lt;player&gt;&quot;;[.I386];&quot;&lt;/player&gt; &lt;story&gt;&quot;;[.J386];&quot;&lt;/story&gt; &lt;/game&gt;&quot;)" office:value-type="string" office:string-value="&lt;game name=&quot;One Piece - Grand Adventure (USA)&quot;&gt; &lt;year&gt;2006&lt;/year&gt; &lt;rating&gt;ESRB - T (Teen)&lt;/rating&gt; &lt;title&gt;One Piece - Grand Adventure &lt;/title&gt; &lt;pub&gt;Namco Bandai Games Inc.&lt;/pub&gt; &lt;dev&gt;Ganbarion&lt;/dev&gt; &lt;genre&gt;Fighter&lt;/genre&gt; &lt;score&gt;3.7&lt;/score&gt; &lt;player&gt;1-2 Players&lt;/player&gt; &lt;story&gt;One Piece: Grand Adventure is a fighting game based on the manga and anime franchise One Piece, by Eiichiro Oda. The game is pretty much similar to the previous One Piece: Grand Battle!, instead Grand Adventure features more playable fighters (adding new characters that appeared in the series over one year), modes and options than the previous game. It's playable by up to two players, where fights take place on a 3D stage with live environment, like bombs, sandstorms and sea waves, besides various items that serve either for buff or weapons. Single player features a story mode which follows the suit of the original series, on which the player as a pirate captain must gather a team and fight their biggest rivals.&lt;/story&gt; &lt;/game&gt;">
            <text:p>&lt;game name="One Piece - Grand Adventure (USA)"&gt; &lt;year&gt;2006&lt;/year&gt; &lt;rating&gt;ESRB - T (Teen)&lt;/rating&gt; &lt;title&gt;One Piece - Grand Adventure &lt;/title&gt; &lt;pub&gt;Namco Bandai Games Inc.&lt;/pub&gt; &lt;dev&gt;Ganbarion&lt;/dev&gt; &lt;genre&gt;Fighter&lt;/genre&gt; &lt;score&gt;3.7&lt;/score&gt; &lt;player&gt;1-2 Players&lt;/player&gt; &lt;story&gt;One Piece: Grand Adventure is a fighting game based on the manga and anime franchise One Piece, by Eiichiro Oda. The game is pretty much similar to the previous One Piece: Grand Battle!, instead Grand Adventure features more playable fighters (adding new characters that appeared in the series over one year), modes and options than the previous game. It's playable by up to two players, where fights take place on a 3D stage with live environment, like bombs, sandstorms and sea waves, besides various items that serve either for buff or weapons. Single player features a story mode which follows the suit of the original series, on which the player as a pirate captain must gather a team and fight their biggest rivals.&lt;/story&gt; &lt;/game&gt;</text:p>
          </table:table-cell>
          <table:table-cell table:number-columns-repeated="1012"/>
        </table:table-row>
        <table:table-row table:style-name="ro1">
          <table:table-cell office:value-type="string">
            <text:p>One Piece - Grand Battle (USA)</text:p>
          </table:table-cell>
          <table:table-cell office:value-type="float" office:value="2005">
            <text:p>2005</text:p>
          </table:table-cell>
          <table:table-cell office:value-type="string">
            <text:p>ESRB - T (Teen)</text:p>
          </table:table-cell>
          <table:table-cell office:value-type="string">
            <text:p>One Piece - Grand Battle </text:p>
          </table:table-cell>
          <table:table-cell table:style-name="Default" office:value-type="string">
            <text:p>Bandai America, Inc.</text:p>
          </table:table-cell>
          <table:table-cell office:value-type="string">
            <text:p>Ganbarion</text:p>
          </table:table-cell>
          <table:table-cell office:value-type="string">
            <text:p>Fighter</text:p>
          </table:table-cell>
          <table:table-cell office:value-type="string">
            <text:p>4.1</text:p>
          </table:table-cell>
          <table:table-cell office:value-type="string">
            <text:p>1-2 Players</text:p>
          </table:table-cell>
          <table:table-cell office:value-type="string">
            <text:p>One Piece: Grand Battle is based on the Japanese anime of the same name and is actually the fourth <text:s/>game in the Grand Battle series. This installment features cel shaded graphics, 14 characters in total – 5 playable and 9 that you have to unlock – and has 5 modes for you to play and 2 others where you can view unlocked art of the characters.****The Grand Battle mode is where you can fight against human players or CPU players and has most of the characters unlocked from the beginning.**Story Mode is where you’ll spend most of your time since this is where you can unlock the rest of your characters and other staff like screenshots of the anime.**Mini Games, as the name implies is a mode for playing mini games. Usopp Pirates challenge you to a series of 3 mini games. You begin by selecting three players for your team and each time you win a game you can select a member of the team that lost. Of course the opposite can also happen if you lose a game.**Grand Tourney is a multiplayer battle tournament where you can set up to 16 human or CPU players to compete.**I believe Training mode is pretty much self explanatory.**And there are also 2 other modes – Treasure and One Piece Art. Basically this is where you can find all the staff you have unlocked like character endings, costume art and staff like that.****Characters have basically the same button presses to perform attacks. Other than that each one has a support character that he can call to aid in the battle and 2 different unique attacks that can be used if certain conditions are met. There is also another unique attack for each character, with a long animated sequence that if you use when low on energy the enemy can be defeated with only one blow.</text:p>
          </table:table-cell>
          <table:table-cell table:style-name="Default" table:formula="of:=CONCATENATE(&quot;&lt;game name=&quot;;CHAR(34);[.A387];CHAR(34);&quot;&gt; &lt;year&gt;&quot;;[.B387];&quot;&lt;/year&gt; &lt;rating&gt;&quot;;[.C387];&quot;&lt;/rating&gt; &lt;title&gt;&quot;;[.D387];&quot;&lt;/title&gt; &lt;pub&gt;&quot;;[.E387];&quot;&lt;/pub&gt; &lt;dev&gt;&quot;;[.F387];&quot;&lt;/dev&gt; &lt;genre&gt;&quot;;[.G387];&quot;&lt;/genre&gt; &lt;score&gt;&quot;;[.H387];&quot;&lt;/score&gt; &lt;player&gt;&quot;;[.I387];&quot;&lt;/player&gt; &lt;story&gt;&quot;;[.J387];&quot;&lt;/story&gt; &lt;/game&gt;&quot;)" office:value-type="string" office:string-value="&lt;game name=&quot;One Piece - Grand Battle (USA)&quot;&gt; &lt;year&gt;2005&lt;/year&gt; &lt;rating&gt;ESRB - T (Teen)&lt;/rating&gt; &lt;title&gt;One Piece - Grand Battle &lt;/title&gt; &lt;pub&gt;Bandai America, Inc.&lt;/pub&gt; &lt;dev&gt;Ganbarion&lt;/dev&gt; &lt;genre&gt;Fighter&lt;/genre&gt; &lt;score&gt;4.1&lt;/score&gt; &lt;player&gt;1-2 Players&lt;/player&gt; &lt;story&gt;One Piece: Grand Battle is based on the Japanese anime of the same name and is actually the fourth  game in the Grand Battle series. This installment features cel shaded graphics, 14 characters in total – 5 playable and 9 that you have to unlock – and has 5 modes for you to play and 2 others where you can view unlocked art of the characters.****The Grand Battle mode is where you can fight against human players or CPU players and has most of the characters unlocked from the beginning.**Story Mode is where you’ll spend most of your time since this is where you can unlock the rest of your characters and other staff like screenshots of the anime.**Mini Games, as the name implies is a mode for playing mini games. Usopp Pirates challenge you to a series of 3 mini games. You begin by selecting three players for your team and each time you win a game you can select a member of the team that lost. Of course the opposite can also happen if you lose a game.**Grand Tourney is a multiplayer battle tournament where you can set up to 16 human or CPU players to compete.**I believe Training mode is pretty much self explanatory.**And there are also 2 other modes – Treasure and One Piece Art. Basically this is where you can find all the staff you have unlocked like character endings, costume art and staff like that.****Characters have basically the same button presses to perform attacks. Other than that each one has a support character that he can call to aid in the battle and 2 different unique attacks that can be used if certain conditions are met. There is also another unique attack for each character, with a long animated sequence that if you use when low on energy the enemy can be defeated with only one blow.&lt;/story&gt; &lt;/game&gt;">
            <text:p>&lt;game name="One Piece - Grand Battle (USA)"&gt; &lt;year&gt;2005&lt;/year&gt; &lt;rating&gt;ESRB - T (Teen)&lt;/rating&gt; &lt;title&gt;One Piece - Grand Battle &lt;/title&gt; &lt;pub&gt;Bandai America, Inc.&lt;/pub&gt; &lt;dev&gt;Ganbarion&lt;/dev&gt; &lt;genre&gt;Fighter&lt;/genre&gt; &lt;score&gt;4.1&lt;/score&gt; &lt;player&gt;1-2 Players&lt;/player&gt; &lt;story&gt;One Piece: Grand Battle is based on the Japanese anime of the same name and is actually the fourth <text:s/>game in the Grand Battle series. This installment features cel shaded graphics, 14 characters in total – 5 playable and 9 that you have to unlock – and has 5 modes for you to play and 2 others where you can view unlocked art of the characters.****The Grand Battle mode is where you can fight against human players or CPU players and has most of the characters unlocked from the beginning.**Story Mode is where you’ll spend most of your time since this is where you can unlock the rest of your characters and other staff like screenshots of the anime.**Mini Games, as the name implies is a mode for playing mini games. Usopp Pirates challenge you to a series of 3 mini games. You begin by selecting three players for your team and each time you win a game you can select a member of the team that lost. Of course the opposite can also happen if you lose a game.**Grand Tourney is a multiplayer battle tournament where you can set up to 16 human or CPU players to compete.**I believe Training mode is pretty much self explanatory.**And there are also 2 other modes – Treasure and One Piece Art. Basically this is where you can find all the staff you have unlocked like character endings, costume art and staff like that.****Characters have basically the same button presses to perform attacks. Other than that each one has a support character that he can call to aid in the battle and 2 different unique attacks that can be used if certain conditions are met. There is also another unique attack for each character, with a long animated sequence that if you use when low on energy the enemy can be defeated with only one blow.&lt;/story&gt; &lt;/game&gt;</text:p>
          </table:table-cell>
          <table:table-cell table:number-columns-repeated="1012"/>
        </table:table-row>
        <table:table-row table:style-name="ro1">
          <table:table-cell office:value-type="string">
            <text:p>One Piece - Grand Battle 3 (Japan)</text:p>
          </table:table-cell>
          <table:table-cell office:value-type="float" office:value="2003">
            <text:p>2003</text:p>
          </table:table-cell>
          <table:table-cell office:value-type="string">
            <text:p>ESRB - T (Teen)</text:p>
          </table:table-cell>
          <table:table-cell office:value-type="string">
            <text:p>One Piece - Grand Battle 3 </text:p>
          </table:table-cell>
          <table:table-cell table:style-name="Default" office:value-type="string">
            <text:p>Bandai America, Inc.</text:p>
          </table:table-cell>
          <table:table-cell office:value-type="string">
            <text:p>Ganbarion</text:p>
          </table:table-cell>
          <table:table-cell office:value-type="string">
            <text:p>Fighter</text:p>
          </table:table-cell>
          <table:table-cell office:value-type="string">
            <text:p>3.7</text:p>
          </table:table-cell>
          <table:table-cell office:value-type="string">
            <text:p>1-2 Players</text:p>
          </table:table-cell>
          <table:table-cell office:value-type="string">
            <text:p>This game includes sixteen playable characters and seven stages all based on the One Piece story up to the Skypiea arc. Each character contains over two special attacks, and can use the environment as a weapon. The special moves are now closer to the actual characters moves throughout the series. In Grand Battle! 2, they appeared more loosely based on the characters and only noted a few important moves to each character. Overall the fighting styles of each character are more developed then previous games. Some of the arenas reappear in One Piece Grand Battle! Rush! as well as many of the special/secret moves. The gameplay plays similar to the Power Stone Series. </text:p>
          </table:table-cell>
          <table:table-cell table:style-name="Default" table:formula="of:=CONCATENATE(&quot;&lt;game name=&quot;;CHAR(34);[.A388];CHAR(34);&quot;&gt; &lt;year&gt;&quot;;[.B388];&quot;&lt;/year&gt; &lt;rating&gt;&quot;;[.C388];&quot;&lt;/rating&gt; &lt;title&gt;&quot;;[.D388];&quot;&lt;/title&gt; &lt;pub&gt;&quot;;[.E388];&quot;&lt;/pub&gt; &lt;dev&gt;&quot;;[.F388];&quot;&lt;/dev&gt; &lt;genre&gt;&quot;;[.G388];&quot;&lt;/genre&gt; &lt;score&gt;&quot;;[.H388];&quot;&lt;/score&gt; &lt;player&gt;&quot;;[.I388];&quot;&lt;/player&gt; &lt;story&gt;&quot;;[.J388];&quot;&lt;/story&gt; &lt;/game&gt;&quot;)" office:value-type="string" office:string-value="&lt;game name=&quot;One Piece - Grand Battle 3 (Japan)&quot;&gt; &lt;year&gt;2003&lt;/year&gt; &lt;rating&gt;ESRB - T (Teen)&lt;/rating&gt; &lt;title&gt;One Piece - Grand Battle 3 &lt;/title&gt; &lt;pub&gt;Bandai America, Inc.&lt;/pub&gt; &lt;dev&gt;Ganbarion&lt;/dev&gt; &lt;genre&gt;Fighter&lt;/genre&gt; &lt;score&gt;3.7&lt;/score&gt; &lt;player&gt;1-2 Players&lt;/player&gt; &lt;story&gt;This game includes sixteen playable characters and seven stages all based on the One Piece story up to the Skypiea arc. Each character contains over two special attacks, and can use the environment as a weapon. The special moves are now closer to the actual characters moves throughout the series. In Grand Battle! 2, they appeared more loosely based on the characters and only noted a few important moves to each character. Overall the fighting styles of each character are more developed then previous games. Some of the arenas reappear in One Piece Grand Battle! Rush! as well as many of the special/secret moves. The gameplay plays similar to the Power Stone Series. &lt;/story&gt; &lt;/game&gt;">
            <text:p>&lt;game name="One Piece - Grand Battle 3 (Japan)"&gt; &lt;year&gt;2003&lt;/year&gt; &lt;rating&gt;ESRB - T (Teen)&lt;/rating&gt; &lt;title&gt;One Piece - Grand Battle 3 &lt;/title&gt; &lt;pub&gt;Bandai America, Inc.&lt;/pub&gt; &lt;dev&gt;Ganbarion&lt;/dev&gt; &lt;genre&gt;Fighter&lt;/genre&gt; &lt;score&gt;3.7&lt;/score&gt; &lt;player&gt;1-2 Players&lt;/player&gt; &lt;story&gt;This game includes sixteen playable characters and seven stages all based on the One Piece story up to the Skypiea arc. Each character contains over two special attacks, and can use the environment as a weapon. The special moves are now closer to the actual characters moves throughout the series. In Grand Battle! 2, they appeared more loosely based on the characters and only noted a few important moves to each character. Overall the fighting styles of each character are more developed then previous games. Some of the arenas reappear in One Piece Grand Battle! Rush! as well as many of the special/secret moves. The gameplay plays similar to the Power Stone Series. &lt;/story&gt; &lt;/game&gt;</text:p>
          </table:table-cell>
          <table:table-cell table:number-columns-repeated="1012"/>
        </table:table-row>
        <table:table-row table:style-name="ro1">
          <table:table-cell office:value-type="string">
            <text:p>One Piece - Pirates Carnival (USA)</text:p>
          </table:table-cell>
          <table:table-cell office:value-type="float" office:value="2006">
            <text:p>2006</text:p>
          </table:table-cell>
          <table:table-cell office:value-type="string">
            <text:p>ESRB - E (Everyone)</text:p>
          </table:table-cell>
          <table:table-cell office:value-type="string">
            <text:p>One Piece - Pirates Carnival </text:p>
          </table:table-cell>
          <table:table-cell table:style-name="Default" office:value-type="string">
            <text:p>Bandai America, Inc.</text:p>
          </table:table-cell>
          <table:table-cell office:value-type="string">
            <text:p>h.a.n.d.</text:p>
          </table:table-cell>
          <table:table-cell office:value-type="string">
            <text:p>Fighter</text:p>
          </table:table-cell>
          <table:table-cell office:value-type="string">
            <text:p>4.0</text:p>
          </table:table-cell>
          <table:table-cell office:value-type="string">
            <text:p>1-4 Players</text:p>
          </table:table-cell>
          <table:table-cell office:value-type="string">
            <text:p>One Piece: Pirates' Carnival is a quirky party game based on the Japanese anime One Piece. You start with seven characters including Luffy, Nami and others. The game is played on different boards and most include mini-games to unlock more boards and additional mini-games. A lot of games are copies of other games, some from the Mario Party series and others are based on Concentration or Where's Waldo?. You can unlock over thirty mini-games and over a dozen characters. Additionally, character cards and voice collections can be unlocked by progressing through the game. There is a main story mode, the board game mode, the mini-game collection mode and a versus mode with up to four players.</text:p>
          </table:table-cell>
          <table:table-cell table:style-name="Default" table:formula="of:=CONCATENATE(&quot;&lt;game name=&quot;;CHAR(34);[.A389];CHAR(34);&quot;&gt; &lt;year&gt;&quot;;[.B389];&quot;&lt;/year&gt; &lt;rating&gt;&quot;;[.C389];&quot;&lt;/rating&gt; &lt;title&gt;&quot;;[.D389];&quot;&lt;/title&gt; &lt;pub&gt;&quot;;[.E389];&quot;&lt;/pub&gt; &lt;dev&gt;&quot;;[.F389];&quot;&lt;/dev&gt; &lt;genre&gt;&quot;;[.G389];&quot;&lt;/genre&gt; &lt;score&gt;&quot;;[.H389];&quot;&lt;/score&gt; &lt;player&gt;&quot;;[.I389];&quot;&lt;/player&gt; &lt;story&gt;&quot;;[.J389];&quot;&lt;/story&gt; &lt;/game&gt;&quot;)" office:value-type="string" office:string-value="&lt;game name=&quot;One Piece - Pirates Carnival (USA)&quot;&gt; &lt;year&gt;2006&lt;/year&gt; &lt;rating&gt;ESRB - E (Everyone)&lt;/rating&gt; &lt;title&gt;One Piece - Pirates Carnival &lt;/title&gt; &lt;pub&gt;Bandai America, Inc.&lt;/pub&gt; &lt;dev&gt;h.a.n.d.&lt;/dev&gt; &lt;genre&gt;Fighter&lt;/genre&gt; &lt;score&gt;4.0&lt;/score&gt; &lt;player&gt;1-4 Players&lt;/player&gt; &lt;story&gt;One Piece: Pirates' Carnival is a quirky party game based on the Japanese anime One Piece. You start with seven characters including Luffy, Nami and others. The game is played on different boards and most include mini-games to unlock more boards and additional mini-games. A lot of games are copies of other games, some from the Mario Party series and others are based on Concentration or Where's Waldo?. You can unlock over thirty mini-games and over a dozen characters. Additionally, character cards and voice collections can be unlocked by progressing through the game. There is a main story mode, the board game mode, the mini-game collection mode and a versus mode with up to four players.&lt;/story&gt; &lt;/game&gt;">
            <text:p>&lt;game name="One Piece - Pirates Carnival (USA)"&gt; &lt;year&gt;2006&lt;/year&gt; &lt;rating&gt;ESRB - E (Everyone)&lt;/rating&gt; &lt;title&gt;One Piece - Pirates Carnival &lt;/title&gt; &lt;pub&gt;Bandai America, Inc.&lt;/pub&gt; &lt;dev&gt;h.a.n.d.&lt;/dev&gt; &lt;genre&gt;Fighter&lt;/genre&gt; &lt;score&gt;4.0&lt;/score&gt; &lt;player&gt;1-4 Players&lt;/player&gt; &lt;story&gt;One Piece: Pirates' Carnival is a quirky party game based on the Japanese anime One Piece. You start with seven characters including Luffy, Nami and others. The game is played on different boards and most include mini-games to unlock more boards and additional mini-games. A lot of games are copies of other games, some from the Mario Party series and others are based on Concentration or Where's Waldo?. You can unlock over thirty mini-games and over a dozen characters. Additionally, character cards and voice collections can be unlocked by progressing through the game. There is a main story mode, the board game mode, the mini-game collection mode and a versus mode with up to four players.&lt;/story&gt; &lt;/game&gt;</text:p>
          </table:table-cell>
          <table:table-cell table:number-columns-repeated="1012"/>
        </table:table-row>
        <table:table-row table:style-name="ro1">
          <table:table-cell office:value-type="string">
            <text:p>One Piece - Treasure Battle! (Japan)</text:p>
          </table:table-cell>
          <table:table-cell office:value-type="float" office:value="2002">
            <text:p>2002</text:p>
          </table:table-cell>
          <table:table-cell office:value-type="string">
            <text:p>ESRB - E (Everyone)</text:p>
          </table:table-cell>
          <table:table-cell office:value-type="string">
            <text:p>One Piece - Treasure Battle! </text:p>
          </table:table-cell>
          <table:table-cell table:style-name="Default" office:value-type="string">
            <text:p>Bandai America, Inc.</text:p>
          </table:table-cell>
          <table:table-cell office:value-type="string">
            <text:p>Bandai</text:p>
          </table:table-cell>
          <table:table-cell office:value-type="string">
            <text:p>Beat-'Em-Up</text:p>
          </table:table-cell>
          <table:table-cell office:value-type="string">
            <text:p>3.7</text:p>
          </table:table-cell>
          <table:table-cell office:value-type="string">
            <text:p>1-4 Players</text:p>
          </table:table-cell>
          <table:table-cell office:value-type="string">
            <text:p>A 4-player fighting game for the Nintendo Gamecube. Players fight 2-on-2 battles to carry treasures to their goal.</text:p>
          </table:table-cell>
          <table:table-cell table:style-name="Default" table:formula="of:=CONCATENATE(&quot;&lt;game name=&quot;;CHAR(34);[.A390];CHAR(34);&quot;&gt; &lt;year&gt;&quot;;[.B390];&quot;&lt;/year&gt; &lt;rating&gt;&quot;;[.C390];&quot;&lt;/rating&gt; &lt;title&gt;&quot;;[.D390];&quot;&lt;/title&gt; &lt;pub&gt;&quot;;[.E390];&quot;&lt;/pub&gt; &lt;dev&gt;&quot;;[.F390];&quot;&lt;/dev&gt; &lt;genre&gt;&quot;;[.G390];&quot;&lt;/genre&gt; &lt;score&gt;&quot;;[.H390];&quot;&lt;/score&gt; &lt;player&gt;&quot;;[.I390];&quot;&lt;/player&gt; &lt;story&gt;&quot;;[.J390];&quot;&lt;/story&gt; &lt;/game&gt;&quot;)" office:value-type="string" office:string-value="&lt;game name=&quot;One Piece - Treasure Battle! (Japan)&quot;&gt; &lt;year&gt;2002&lt;/year&gt; &lt;rating&gt;ESRB - E (Everyone)&lt;/rating&gt; &lt;title&gt;One Piece - Treasure Battle! &lt;/title&gt; &lt;pub&gt;Bandai America, Inc.&lt;/pub&gt; &lt;dev&gt;Bandai&lt;/dev&gt; &lt;genre&gt;Beat-'Em-Up&lt;/genre&gt; &lt;score&gt;3.7&lt;/score&gt; &lt;player&gt;1-4 Players&lt;/player&gt; &lt;story&gt;A 4-player fighting game for the Nintendo Gamecube. Players fight 2-on-2 battles to carry treasures to their goal.&lt;/story&gt; &lt;/game&gt;">
            <text:p>&lt;game name="One Piece - Treasure Battle! (Japan)"&gt; &lt;year&gt;2002&lt;/year&gt; &lt;rating&gt;ESRB - E (Everyone)&lt;/rating&gt; &lt;title&gt;One Piece - Treasure Battle! &lt;/title&gt; &lt;pub&gt;Bandai America, Inc.&lt;/pub&gt; &lt;dev&gt;Bandai&lt;/dev&gt; &lt;genre&gt;Beat-'Em-Up&lt;/genre&gt; &lt;score&gt;3.7&lt;/score&gt; &lt;player&gt;1-4 Players&lt;/player&gt; &lt;story&gt;A 4-player fighting game for the Nintendo Gamecube. Players fight 2-on-2 battles to carry treasures to their goal.&lt;/story&gt; &lt;/game&gt;</text:p>
          </table:table-cell>
          <table:table-cell table:number-columns-repeated="1012"/>
        </table:table-row>
        <table:table-row table:style-name="ro1">
          <table:table-cell office:value-type="string">
            <text:p>Open Season (USA)</text:p>
          </table:table-cell>
          <table:table-cell office:value-type="float" office:value="2006">
            <text:p>2006</text:p>
          </table:table-cell>
          <table:table-cell office:value-type="string">
            <text:p>ESRB - E10+ (Everyone 10+)</text:p>
          </table:table-cell>
          <table:table-cell office:value-type="string">
            <text:p>Open Season </text:p>
          </table:table-cell>
          <table:table-cell table:style-name="Default" office:value-type="string">
            <text:p>Ubisoft, Inc.</text:p>
          </table:table-cell>
          <table:table-cell office:value-type="string">
            <text:p>Ubisoft</text:p>
          </table:table-cell>
          <table:table-cell office:value-type="string">
            <text:p>Platform</text:p>
          </table:table-cell>
          <table:table-cell office:value-type="string">
            <text:p>4.0</text:p>
          </table:table-cell>
          <table:table-cell office:value-type="string">
            <text:p>1-4 Players</text:p>
          </table:table-cell>
          <table:table-cell office:value-type="string">
            <text:p>Based on Sony Animation Studios's first movie, you play the character of Boog, a domesticated bear who tries to return to the civilization after being released in a nearby forest due to an unfortunate misadventure, and Elliot, a crazy deer who acts as the alter-ego of the bear.****In order to achieve its goal, Boog will have to prove itself to the creatures of the forest by helping them to get rid of the hunters. By gaining their respect, the creatures help you to reach its hometown.****Open Season is a game in third-person view. You control the main character in the forest and use the different forest creatures to resolve simple puzzles (considering the target age for the game) by throwing them. You can collect "achievement points" (not related to the Xbox 360 Achievement points) that the player will be able to use to unlock new abilities for Boog.</text:p>
          </table:table-cell>
          <table:table-cell table:style-name="Default" table:formula="of:=CONCATENATE(&quot;&lt;game name=&quot;;CHAR(34);[.A391];CHAR(34);&quot;&gt; &lt;year&gt;&quot;;[.B391];&quot;&lt;/year&gt; &lt;rating&gt;&quot;;[.C391];&quot;&lt;/rating&gt; &lt;title&gt;&quot;;[.D391];&quot;&lt;/title&gt; &lt;pub&gt;&quot;;[.E391];&quot;&lt;/pub&gt; &lt;dev&gt;&quot;;[.F391];&quot;&lt;/dev&gt; &lt;genre&gt;&quot;;[.G391];&quot;&lt;/genre&gt; &lt;score&gt;&quot;;[.H391];&quot;&lt;/score&gt; &lt;player&gt;&quot;;[.I391];&quot;&lt;/player&gt; &lt;story&gt;&quot;;[.J391];&quot;&lt;/story&gt; &lt;/game&gt;&quot;)" office:value-type="string" office:string-value="&lt;game name=&quot;Open Season (USA)&quot;&gt; &lt;year&gt;2006&lt;/year&gt; &lt;rating&gt;ESRB - E10+ (Everyone 10+)&lt;/rating&gt; &lt;title&gt;Open Season &lt;/title&gt; &lt;pub&gt;Ubisoft, Inc.&lt;/pub&gt; &lt;dev&gt;Ubisoft&lt;/dev&gt; &lt;genre&gt;Platform&lt;/genre&gt; &lt;score&gt;4.0&lt;/score&gt; &lt;player&gt;1-4 Players&lt;/player&gt; &lt;story&gt;Based on Sony Animation Studios's first movie, you play the character of Boog, a domesticated bear who tries to return to the civilization after being released in a nearby forest due to an unfortunate misadventure, and Elliot, a crazy deer who acts as the alter-ego of the bear.****In order to achieve its goal, Boog will have to prove itself to the creatures of the forest by helping them to get rid of the hunters. By gaining their respect, the creatures help you to reach its hometown.****Open Season is a game in third-person view. You control the main character in the forest and use the different forest creatures to resolve simple puzzles (considering the target age for the game) by throwing them. You can collect &quot;achievement points&quot; (not related to the Xbox 360 Achievement points) that the player will be able to use to unlock new abilities for Boog.&lt;/story&gt; &lt;/game&gt;">
            <text:p>&lt;game name="Open Season (USA)"&gt; &lt;year&gt;2006&lt;/year&gt; &lt;rating&gt;ESRB - E10+ (Everyone 10+)&lt;/rating&gt; &lt;title&gt;Open Season &lt;/title&gt; &lt;pub&gt;Ubisoft, Inc.&lt;/pub&gt; &lt;dev&gt;Ubisoft&lt;/dev&gt; &lt;genre&gt;Platform&lt;/genre&gt; &lt;score&gt;4.0&lt;/score&gt; &lt;player&gt;1-4 Players&lt;/player&gt; &lt;story&gt;Based on Sony Animation Studios's first movie, you play the character of Boog, a domesticated bear who tries to return to the civilization after being released in a nearby forest due to an unfortunate misadventure, and Elliot, a crazy deer who acts as the alter-ego of the bear.****In order to achieve its goal, Boog will have to prove itself to the creatures of the forest by helping them to get rid of the hunters. By gaining their respect, the creatures help you to reach its hometown.****Open Season is a game in third-person view. You control the main character in the forest and use the different forest creatures to resolve simple puzzles (considering the target age for the game) by throwing them. You can collect "achievement points" (not related to the Xbox 360 Achievement points) that the player will be able to use to unlock new abilities for Boog.&lt;/story&gt; &lt;/game&gt;</text:p>
          </table:table-cell>
          <table:table-cell table:number-columns-repeated="1012"/>
        </table:table-row>
        <table:table-row table:style-name="ro1">
          <table:table-cell office:value-type="string">
            <text:p>Outlaw Golf (USA)</text:p>
          </table:table-cell>
          <table:table-cell office:value-type="float" office:value="2002">
            <text:p>2002</text:p>
          </table:table-cell>
          <table:table-cell office:value-type="string">
            <text:p>ESRB - T (Teen)</text:p>
          </table:table-cell>
          <table:table-cell office:value-type="string">
            <text:p>Outlaw Golf </text:p>
          </table:table-cell>
          <table:table-cell table:style-name="Default" office:value-type="string">
            <text:p>Simon &amp; Schuster Interactive</text:p>
          </table:table-cell>
          <table:table-cell office:value-type="string">
            <text:p>Hypnotix</text:p>
          </table:table-cell>
          <table:table-cell office:value-type="string">
            <text:p>Sports/Golf</text:p>
          </table:table-cell>
          <table:table-cell office:value-type="string">
            <text:p>3.0</text:p>
          </table:table-cell>
          <table:table-cell office:value-type="string">
            <text:p>1-4 Players</text:p>
          </table:table-cell>
          <table:table-cell office:value-type="string">
            <text:p>The first game in the Outlaw series of sports titles, Outlaw Golf is what you get when you take the classic game of golf and throw in lesbian strippers, wannabe rappers, ex cons and other wild personalities. <text:s/>The game has a bad attitude chock full of sexual themes and language that puts Happy Gilmore to shame.****Outlaw Golf pits you as one of ten over-the-top golfing personalities (paired with equally over-the-top caddies) to compete in over 30 different tour events from where you attempt to unlock new characters, better clubs and balls as well as improving your golfer's skills along the way with 12 different mini-games. <text:s/>The game also sports a composure response system, which simply means that when you do well, the game is easier and when you aren't doing so well you will find your shots not going exactly where you want them. Composure too low? Beat up your caddy and you can relieve some of that stress to regain your lost composure. Multiplayer supports 8 different game modes, including stroke play, match play, skins, best ball and casino with up to four players.</text:p>
          </table:table-cell>
          <table:table-cell table:style-name="Default" table:formula="of:=CONCATENATE(&quot;&lt;game name=&quot;;CHAR(34);[.A392];CHAR(34);&quot;&gt; &lt;year&gt;&quot;;[.B392];&quot;&lt;/year&gt; &lt;rating&gt;&quot;;[.C392];&quot;&lt;/rating&gt; &lt;title&gt;&quot;;[.D392];&quot;&lt;/title&gt; &lt;pub&gt;&quot;;[.E392];&quot;&lt;/pub&gt; &lt;dev&gt;&quot;;[.F392];&quot;&lt;/dev&gt; &lt;genre&gt;&quot;;[.G392];&quot;&lt;/genre&gt; &lt;score&gt;&quot;;[.H392];&quot;&lt;/score&gt; &lt;player&gt;&quot;;[.I392];&quot;&lt;/player&gt; &lt;story&gt;&quot;;[.J392];&quot;&lt;/story&gt; &lt;/game&gt;&quot;)" office:value-type="string" office:string-value="&lt;game name=&quot;Outlaw Golf (USA)&quot;&gt; &lt;year&gt;2002&lt;/year&gt; &lt;rating&gt;ESRB - T (Teen)&lt;/rating&gt; &lt;title&gt;Outlaw Golf &lt;/title&gt; &lt;pub&gt;Simon &amp; Schuster Interactive&lt;/pub&gt; &lt;dev&gt;Hypnotix&lt;/dev&gt; &lt;genre&gt;Sports/Golf&lt;/genre&gt; &lt;score&gt;3.0&lt;/score&gt; &lt;player&gt;1-4 Players&lt;/player&gt; &lt;story&gt;The first game in the Outlaw series of sports titles, Outlaw Golf is what you get when you take the classic game of golf and throw in lesbian strippers, wannabe rappers, ex cons and other wild personalities.  The game has a bad attitude chock full of sexual themes and language that puts Happy Gilmore to shame.****Outlaw Golf pits you as one of ten over-the-top golfing personalities (paired with equally over-the-top caddies) to compete in over 30 different tour events from where you attempt to unlock new characters, better clubs and balls as well as improving your golfer's skills along the way with 12 different mini-games.  The game also sports a composure response system, which simply means that when you do well, the game is easier and when you aren't doing so well you will find your shots not going exactly where you want them. Composure too low? Beat up your caddy and you can relieve some of that stress to regain your lost composure. Multiplayer supports 8 different game modes, including stroke play, match play, skins, best ball and casino with up to four players.&lt;/story&gt; &lt;/game&gt;">
            <text:p>&lt;game name="Outlaw Golf (USA)"&gt; &lt;year&gt;2002&lt;/year&gt; &lt;rating&gt;ESRB - T (Teen)&lt;/rating&gt; &lt;title&gt;Outlaw Golf &lt;/title&gt; &lt;pub&gt;Simon &amp; Schuster Interactive&lt;/pub&gt; &lt;dev&gt;Hypnotix&lt;/dev&gt; &lt;genre&gt;Sports/Golf&lt;/genre&gt; &lt;score&gt;3.0&lt;/score&gt; &lt;player&gt;1-4 Players&lt;/player&gt; &lt;story&gt;The first game in the Outlaw series of sports titles, Outlaw Golf is what you get when you take the classic game of golf and throw in lesbian strippers, wannabe rappers, ex cons and other wild personalities. <text:s/>The game has a bad attitude chock full of sexual themes and language that puts Happy Gilmore to shame.****Outlaw Golf pits you as one of ten over-the-top golfing personalities (paired with equally over-the-top caddies) to compete in over 30 different tour events from where you attempt to unlock new characters, better clubs and balls as well as improving your golfer's skills along the way with 12 different mini-games. <text:s/>The game also sports a composure response system, which simply means that when you do well, the game is easier and when you aren't doing so well you will find your shots not going exactly where you want them. Composure too low? Beat up your caddy and you can relieve some of that stress to regain your lost composure. Multiplayer supports 8 different game modes, including stroke play, match play, skins, best ball and casino with up to four players.&lt;/story&gt; &lt;/game&gt;</text:p>
          </table:table-cell>
          <table:table-cell table:number-columns-repeated="1012"/>
        </table:table-row>
        <table:table-row table:style-name="ro1">
          <table:table-cell office:value-type="string">
            <text:p>Over the Hedge (USA)</text:p>
          </table:table-cell>
          <table:table-cell office:value-type="float" office:value="2006">
            <text:p>2006</text:p>
          </table:table-cell>
          <table:table-cell office:value-type="string">
            <text:p>ESRB - E10+ (Everyone 10+)</text:p>
          </table:table-cell>
          <table:table-cell office:value-type="string">
            <text:p>Over the Hedge </text:p>
          </table:table-cell>
          <table:table-cell table:style-name="Default" office:value-type="string">
            <text:p>Activision Publishing, Inc.</text:p>
          </table:table-cell>
          <table:table-cell office:value-type="string">
            <text:p>Edge of Reality</text:p>
          </table:table-cell>
          <table:table-cell office:value-type="string">
            <text:p>Action</text:p>
          </table:table-cell>
          <table:table-cell office:value-type="string">
            <text:p>3.2</text:p>
          </table:table-cell>
          <table:table-cell office:value-type="string">
            <text:p>1-2 Players</text:p>
          </table:table-cell>
          <table:table-cell office:value-type="string">
            <text:p>Over the Hedge is based on the movie with the same name. Verne and his woodland family wake-up from their winter slumber to find an ominous green wall in neck of the woods. In their amazement to find out what this endless wall is about, RJ the raccoon is more than happy to help them. The woodland friends have never seen humans before so RJ is eager to show them what humans have to offer. RJ is quick to show them the valuable treasures humans - stockpiles of food.****Playing as RJ, Verne, Hammy, or Stella you go on missions to get FOOD. You also of course want to take back your neighborhood but that pesky Rancho Camelot Estates Homeowners Association President, Gladys Sharpe, is dead set on getting rid of you. She hires Dwayne the exterminator to use his tactics and gadgets to get rid of the likes of you. ****Play by yourself or have a friend jump in and help at anytime to get the FOOD!!! There are dozens of puzzles and mini-games to keep you entertained.</text:p>
          </table:table-cell>
          <table:table-cell table:style-name="Default" table:formula="of:=CONCATENATE(&quot;&lt;game name=&quot;;CHAR(34);[.A393];CHAR(34);&quot;&gt; &lt;year&gt;&quot;;[.B393];&quot;&lt;/year&gt; &lt;rating&gt;&quot;;[.C393];&quot;&lt;/rating&gt; &lt;title&gt;&quot;;[.D393];&quot;&lt;/title&gt; &lt;pub&gt;&quot;;[.E393];&quot;&lt;/pub&gt; &lt;dev&gt;&quot;;[.F393];&quot;&lt;/dev&gt; &lt;genre&gt;&quot;;[.G393];&quot;&lt;/genre&gt; &lt;score&gt;&quot;;[.H393];&quot;&lt;/score&gt; &lt;player&gt;&quot;;[.I393];&quot;&lt;/player&gt; &lt;story&gt;&quot;;[.J393];&quot;&lt;/story&gt; &lt;/game&gt;&quot;)" office:value-type="string" office:string-value="&lt;game name=&quot;Over the Hedge (USA)&quot;&gt; &lt;year&gt;2006&lt;/year&gt; &lt;rating&gt;ESRB - E10+ (Everyone 10+)&lt;/rating&gt; &lt;title&gt;Over the Hedge &lt;/title&gt; &lt;pub&gt;Activision Publishing, Inc.&lt;/pub&gt; &lt;dev&gt;Edge of Reality&lt;/dev&gt; &lt;genre&gt;Action&lt;/genre&gt; &lt;score&gt;3.2&lt;/score&gt; &lt;player&gt;1-2 Players&lt;/player&gt; &lt;story&gt;Over the Hedge is based on the movie with the same name. Verne and his woodland family wake-up from their winter slumber to find an ominous green wall in neck of the woods. In their amazement to find out what this endless wall is about, RJ the raccoon is more than happy to help them. The woodland friends have never seen humans before so RJ is eager to show them what humans have to offer. RJ is quick to show them the valuable treasures humans - stockpiles of food.****Playing as RJ, Verne, Hammy, or Stella you go on missions to get FOOD. You also of course want to take back your neighborhood but that pesky Rancho Camelot Estates Homeowners Association President, Gladys Sharpe, is dead set on getting rid of you. She hires Dwayne the exterminator to use his tactics and gadgets to get rid of the likes of you. ****Play by yourself or have a friend jump in and help at anytime to get the FOOD!!! There are dozens of puzzles and mini-games to keep you entertained.&lt;/story&gt; &lt;/game&gt;">
            <text:p>&lt;game name="Over the Hedge (USA)"&gt; &lt;year&gt;2006&lt;/year&gt; &lt;rating&gt;ESRB - E10+ (Everyone 10+)&lt;/rating&gt; &lt;title&gt;Over the Hedge &lt;/title&gt; &lt;pub&gt;Activision Publishing, Inc.&lt;/pub&gt; &lt;dev&gt;Edge of Reality&lt;/dev&gt; &lt;genre&gt;Action&lt;/genre&gt; &lt;score&gt;3.2&lt;/score&gt; &lt;player&gt;1-2 Players&lt;/player&gt; &lt;story&gt;Over the Hedge is based on the movie with the same name. Verne and his woodland family wake-up from their winter slumber to find an ominous green wall in neck of the woods. In their amazement to find out what this endless wall is about, RJ the raccoon is more than happy to help them. The woodland friends have never seen humans before so RJ is eager to show them what humans have to offer. RJ is quick to show them the valuable treasures humans - stockpiles of food.****Playing as RJ, Verne, Hammy, or Stella you go on missions to get FOOD. You also of course want to take back your neighborhood but that pesky Rancho Camelot Estates Homeowners Association President, Gladys Sharpe, is dead set on getting rid of you. She hires Dwayne the exterminator to use his tactics and gadgets to get rid of the likes of you. ****Play by yourself or have a friend jump in and help at anytime to get the FOOD!!! There are dozens of puzzles and mini-games to keep you entertained.&lt;/story&gt; &lt;/game&gt;</text:p>
          </table:table-cell>
          <table:table-cell table:number-columns-repeated="1012"/>
        </table:table-row>
        <table:table-row table:style-name="ro1">
          <table:table-cell office:value-type="string">
            <text:p>P.N. 03 (USA)</text:p>
          </table:table-cell>
          <table:table-cell office:value-type="float" office:value="2003">
            <text:p>2003</text:p>
          </table:table-cell>
          <table:table-cell office:value-type="string">
            <text:p>ESRB - T (Teen)</text:p>
          </table:table-cell>
          <table:table-cell office:value-type="string">
            <text:p>P.N. 03 </text:p>
          </table:table-cell>
          <table:table-cell office:value-type="string">
            <text:p>Capcom Entertainment, Inc.</text:p>
          </table:table-cell>
          <table:table-cell office:value-type="string">
            <text:p>Capcom</text:p>
          </table:table-cell>
          <table:table-cell office:value-type="string">
            <text:p>Action</text:p>
          </table:table-cell>
          <table:table-cell office:value-type="string">
            <text:p>3.4</text:p>
          </table:table-cell>
          <table:table-cell office:value-type="string">
            <text:p>1 Player</text:p>
          </table:table-cell>
          <table:table-cell office:value-type="string">
            <text:p>The Computer Arms Management System (CAMS) is the basic form of defense for planets against any enemy. But a terrible accident leaves an entire colony dead, and its up to a human to put an end to the out of control system.****Enter Vanessa Z. Schneider, a freelance mercenary, who has been charged with the task of bringing CAMS under control. But she has another mission in hand: revenge for CAMS destruction of her family.****Control Vanessa through the various landscapes in a 3rd person perspective, using her upgradeable abilities to destroy the CAMS, while dodging fire with a range of acrobatic moves.</text:p>
          </table:table-cell>
          <table:table-cell table:style-name="Default" table:formula="of:=CONCATENATE(&quot;&lt;game name=&quot;;CHAR(34);[.A394];CHAR(34);&quot;&gt; &lt;year&gt;&quot;;[.B394];&quot;&lt;/year&gt; &lt;rating&gt;&quot;;[.C394];&quot;&lt;/rating&gt; &lt;title&gt;&quot;;[.D394];&quot;&lt;/title&gt; &lt;pub&gt;&quot;;[.E394];&quot;&lt;/pub&gt; &lt;dev&gt;&quot;;[.F394];&quot;&lt;/dev&gt; &lt;genre&gt;&quot;;[.G394];&quot;&lt;/genre&gt; &lt;score&gt;&quot;;[.H394];&quot;&lt;/score&gt; &lt;player&gt;&quot;;[.I394];&quot;&lt;/player&gt; &lt;story&gt;&quot;;[.J394];&quot;&lt;/story&gt; &lt;/game&gt;&quot;)" office:value-type="string" office:string-value="&lt;game name=&quot;P.N. 03 (USA)&quot;&gt; &lt;year&gt;2003&lt;/year&gt; &lt;rating&gt;ESRB - T (Teen)&lt;/rating&gt; &lt;title&gt;P.N. 03 &lt;/title&gt; &lt;pub&gt;Capcom Entertainment, Inc.&lt;/pub&gt; &lt;dev&gt;Capcom&lt;/dev&gt; &lt;genre&gt;Action&lt;/genre&gt; &lt;score&gt;3.4&lt;/score&gt; &lt;player&gt;1 Player&lt;/player&gt; &lt;story&gt;The Computer Arms Management System (CAMS) is the basic form of defense for planets against any enemy. But a terrible accident leaves an entire colony dead, and its up to a human to put an end to the out of control system.****Enter Vanessa Z. Schneider, a freelance mercenary, who has been charged with the task of bringing CAMS under control. But she has another mission in hand: revenge for CAMS destruction of her family.****Control Vanessa through the various landscapes in a 3rd person perspective, using her upgradeable abilities to destroy the CAMS, while dodging fire with a range of acrobatic moves.&lt;/story&gt; &lt;/game&gt;">
            <text:p>&lt;game name="P.N. 03 (USA)"&gt; &lt;year&gt;2003&lt;/year&gt; &lt;rating&gt;ESRB - T (Teen)&lt;/rating&gt; &lt;title&gt;P.N. 03 &lt;/title&gt; &lt;pub&gt;Capcom Entertainment, Inc.&lt;/pub&gt; &lt;dev&gt;Capcom&lt;/dev&gt; &lt;genre&gt;Action&lt;/genre&gt; &lt;score&gt;3.4&lt;/score&gt; &lt;player&gt;1 Player&lt;/player&gt; &lt;story&gt;The Computer Arms Management System (CAMS) is the basic form of defense for planets against any enemy. But a terrible accident leaves an entire colony dead, and its up to a human to put an end to the out of control system.****Enter Vanessa Z. Schneider, a freelance mercenary, who has been charged with the task of bringing CAMS under control. But she has another mission in hand: revenge for CAMS destruction of her family.****Control Vanessa through the various landscapes in a 3rd person perspective, using her upgradeable abilities to destroy the CAMS, while dodging fire with a range of acrobatic moves.&lt;/story&gt; &lt;/game&gt;</text:p>
          </table:table-cell>
          <table:table-cell table:number-columns-repeated="1012"/>
        </table:table-row>
        <table:table-row table:style-name="ro1">
          <table:table-cell office:value-type="string">
            <text:p>Pac-Man Fever (USA)</text:p>
          </table:table-cell>
          <table:table-cell office:value-type="float" office:value="2002">
            <text:p>2002</text:p>
          </table:table-cell>
          <table:table-cell office:value-type="string">
            <text:p>ESRB - E (Everyone)</text:p>
          </table:table-cell>
          <table:table-cell office:value-type="string">
            <text:p>Pac-Man Fever </text:p>
          </table:table-cell>
          <table:table-cell table:style-name="Default" office:value-type="string">
            <text:p>Namco Limited</text:p>
          </table:table-cell>
          <table:table-cell office:value-type="string">
            <text:p>Mass Media</text:p>
          </table:table-cell>
          <table:table-cell office:value-type="string">
            <text:p>Miscellaneous</text:p>
          </table:table-cell>
          <table:table-cell office:value-type="string">
            <text:p>3.8</text:p>
          </table:table-cell>
          <table:table-cell office:value-type="string">
            <text:p>1-4 Players</text:p>
          </table:table-cell>
          <table:table-cell office:value-type="string">
            <text:p>Pac-Man Fever takes place again! <text:s/>This time, Pac-Man is throwing a party, and has invited his other Namco friends to join in the activities. <text:s/>Players can choose for the six following characters:****Pac-Man (from Pac-Man), Ms. Pac-Man (from Ms. Pac-Man), Heihachi Mishima (from Tekken), Tiger Jackson (from Tekken), Astaroth (from Soul Calibur), and Reiko (from Ridge Racer).****Gameplay is similar to Nintendo's Mario Party, in which each player competes in a set of mini-games to advance around the board of three various worlds (Medieval, Space and Tropical).****Players set the length of the game (short, medium, long), and play in rounds. <text:s/>Each round begins with a mini-game which determines how far a player can move on the board. Each tile on the board enables players to move forward or go backward, lose, gain, or steal tokens, play a single or two-player mini-game, spend earned tokens, or a raffle game to earn redemption tickets. ****With "Store" tiles, players can spend tokens to move forward, move other players backward, buy raffle tickets, or gamble for more tokens.****Once a player reaches the end of the board, players receive redemption tickets based on how far they got on the board. These can be used to buy each mini-game separately for tournament play outside the game. <text:s/>Once all the mini-games have been purchased, players can add up all of their tickets to total up their overall high score.</text:p>
          </table:table-cell>
          <table:table-cell table:style-name="Default" table:formula="of:=CONCATENATE(&quot;&lt;game name=&quot;;CHAR(34);[.A395];CHAR(34);&quot;&gt; &lt;year&gt;&quot;;[.B395];&quot;&lt;/year&gt; &lt;rating&gt;&quot;;[.C395];&quot;&lt;/rating&gt; &lt;title&gt;&quot;;[.D395];&quot;&lt;/title&gt; &lt;pub&gt;&quot;;[.E395];&quot;&lt;/pub&gt; &lt;dev&gt;&quot;;[.F395];&quot;&lt;/dev&gt; &lt;genre&gt;&quot;;[.G395];&quot;&lt;/genre&gt; &lt;score&gt;&quot;;[.H395];&quot;&lt;/score&gt; &lt;player&gt;&quot;;[.I395];&quot;&lt;/player&gt; &lt;story&gt;&quot;;[.J395];&quot;&lt;/story&gt; &lt;/game&gt;&quot;)" office:value-type="string" office:string-value="&lt;game name=&quot;Pac-Man Fever (USA)&quot;&gt; &lt;year&gt;2002&lt;/year&gt; &lt;rating&gt;ESRB - E (Everyone)&lt;/rating&gt; &lt;title&gt;Pac-Man Fever &lt;/title&gt; &lt;pub&gt;Namco Limited&lt;/pub&gt; &lt;dev&gt;Mass Media&lt;/dev&gt; &lt;genre&gt;Miscellaneous&lt;/genre&gt; &lt;score&gt;3.8&lt;/score&gt; &lt;player&gt;1-4 Players&lt;/player&gt; &lt;story&gt;Pac-Man Fever takes place again!  This time, Pac-Man is throwing a party, and has invited his other Namco friends to join in the activities.  Players can choose for the six following characters:****Pac-Man (from Pac-Man), Ms. Pac-Man (from Ms. Pac-Man), Heihachi Mishima (from Tekken), Tiger Jackson (from Tekken), Astaroth (from Soul Calibur), and Reiko (from Ridge Racer).****Gameplay is similar to Nintendo's Mario Party, in which each player competes in a set of mini-games to advance around the board of three various worlds (Medieval, Space and Tropical).****Players set the length of the game (short, medium, long), and play in rounds.  Each round begins with a mini-game which determines how far a player can move on the board. Each tile on the board enables players to move forward or go backward, lose, gain, or steal tokens, play a single or two-player mini-game, spend earned tokens, or a raffle game to earn redemption tickets. ****With &quot;Store&quot; tiles, players can spend tokens to move forward, move other players backward, buy raffle tickets, or gamble for more tokens.****Once a player reaches the end of the board, players receive redemption tickets based on how far they got on the board. These can be used to buy each mini-game separately for tournament play outside the game.  Once all the mini-games have been purchased, players can add up all of their tickets to total up their overall high score.&lt;/story&gt; &lt;/game&gt;">
            <text:p>&lt;game name="Pac-Man Fever (USA)"&gt; &lt;year&gt;2002&lt;/year&gt; &lt;rating&gt;ESRB - E (Everyone)&lt;/rating&gt; &lt;title&gt;Pac-Man Fever &lt;/title&gt; &lt;pub&gt;Namco Limited&lt;/pub&gt; &lt;dev&gt;Mass Media&lt;/dev&gt; &lt;genre&gt;Miscellaneous&lt;/genre&gt; &lt;score&gt;3.8&lt;/score&gt; &lt;player&gt;1-4 Players&lt;/player&gt; &lt;story&gt;Pac-Man Fever takes place again! <text:s/>This time, Pac-Man is throwing a party, and has invited his other Namco friends to join in the activities. <text:s/>Players can choose for the six following characters:****Pac-Man (from Pac-Man), Ms. Pac-Man (from Ms. Pac-Man), Heihachi Mishima (from Tekken), Tiger Jackson (from Tekken), Astaroth (from Soul Calibur), and Reiko (from Ridge Racer).****Gameplay is similar to Nintendo's Mario Party, in which each player competes in a set of mini-games to advance around the board of three various worlds (Medieval, Space and Tropical).****Players set the length of the game (short, medium, long), and play in rounds. <text:s/>Each round begins with a mini-game which determines how far a player can move on the board. Each tile on the board enables players to move forward or go backward, lose, gain, or steal tokens, play a single or two-player mini-game, spend earned tokens, or a raffle game to earn redemption tickets. ****With "Store" tiles, players can spend tokens to move forward, move other players backward, buy raffle tickets, or gamble for more tokens.****Once a player reaches the end of the board, players receive redemption tickets based on how far they got on the board. These can be used to buy each mini-game separately for tournament play outside the game. <text:s/>Once all the mini-games have been purchased, players can add up all of their tickets to total up their overall high score.&lt;/story&gt; &lt;/game&gt;</text:p>
          </table:table-cell>
          <table:table-cell table:number-columns-repeated="1012"/>
        </table:table-row>
        <table:table-row table:style-name="ro1">
          <table:table-cell office:value-type="string">
            <text:p>Pac-Man Vs. (USA)</text:p>
          </table:table-cell>
          <table:table-cell office:value-type="float" office:value="2003">
            <text:p>2003</text:p>
          </table:table-cell>
          <table:table-cell office:value-type="string">
            <text:p>ESRB - E (Everyone)</text:p>
          </table:table-cell>
          <table:table-cell office:value-type="string">
            <text:p>Pac-Man Vs. </text:p>
          </table:table-cell>
          <table:table-cell table:style-name="Default" office:value-type="string">
            <text:p>Namco Hometek Inc.</text:p>
          </table:table-cell>
          <table:table-cell office:value-type="string">
            <text:p>Nintendo</text:p>
          </table:table-cell>
          <table:table-cell office:value-type="string">
            <text:p>Puzzle</text:p>
          </table:table-cell>
          <table:table-cell office:value-type="string">
            <text:p>4.1</text:p>
          </table:table-cell>
          <table:table-cell office:value-type="string">
            <text:p>1-4 Players</text:p>
          </table:table-cell>
          <table:table-cell office:value-type="string">
            <text:p>Pac Man is back this time under the direction of famous Game designer Shigeru Miyamoto (The man behind Zelda, Mario etc.) ****In this game one person plays as the famous Pac Man while the other players take the role of the ghosts desperately trying to stop the yellow menace from eating his way to a predetermined score. ****Now the twist is Pac Man sees the game from the classic Pac Man view on the Game Boy Advance while to ghosts each have a limited view of the area in 3D on the television screen. Teamwork becomes vital as they try to hunt down Pac Man, the ghost who eats Pac Man then gets the Game Boy Advance and tries his luck as the hunted.****If Four players are not available computers will act as any ghost not directly controlled by a player. Computer ghost can not hurt Pac Man unless they have been touched by a human controlled ghost. Which ever human player touches them first will get control of the game boy if the computer catches Pac Man.</text:p>
          </table:table-cell>
          <table:table-cell table:style-name="Default" table:formula="of:=CONCATENATE(&quot;&lt;game name=&quot;;CHAR(34);[.A396];CHAR(34);&quot;&gt; &lt;year&gt;&quot;;[.B396];&quot;&lt;/year&gt; &lt;rating&gt;&quot;;[.C396];&quot;&lt;/rating&gt; &lt;title&gt;&quot;;[.D396];&quot;&lt;/title&gt; &lt;pub&gt;&quot;;[.E396];&quot;&lt;/pub&gt; &lt;dev&gt;&quot;;[.F396];&quot;&lt;/dev&gt; &lt;genre&gt;&quot;;[.G396];&quot;&lt;/genre&gt; &lt;score&gt;&quot;;[.H396];&quot;&lt;/score&gt; &lt;player&gt;&quot;;[.I396];&quot;&lt;/player&gt; &lt;story&gt;&quot;;[.J396];&quot;&lt;/story&gt; &lt;/game&gt;&quot;)" office:value-type="string" office:string-value="&lt;game name=&quot;Pac-Man Vs. (USA)&quot;&gt; &lt;year&gt;2003&lt;/year&gt; &lt;rating&gt;ESRB - E (Everyone)&lt;/rating&gt; &lt;title&gt;Pac-Man Vs. &lt;/title&gt; &lt;pub&gt;Namco Hometek Inc.&lt;/pub&gt; &lt;dev&gt;Nintendo&lt;/dev&gt; &lt;genre&gt;Puzzle&lt;/genre&gt; &lt;score&gt;4.1&lt;/score&gt; &lt;player&gt;1-4 Players&lt;/player&gt; &lt;story&gt;Pac Man is back this time under the direction of famous Game designer Shigeru Miyamoto (The man behind Zelda, Mario etc.) ****In this game one person plays as the famous Pac Man while the other players take the role of the ghosts desperately trying to stop the yellow menace from eating his way to a predetermined score. ****Now the twist is Pac Man sees the game from the classic Pac Man view on the Game Boy Advance while to ghosts each have a limited view of the area in 3D on the television screen. Teamwork becomes vital as they try to hunt down Pac Man, the ghost who eats Pac Man then gets the Game Boy Advance and tries his luck as the hunted.****If Four players are not available computers will act as any ghost not directly controlled by a player. Computer ghost can not hurt Pac Man unless they have been touched by a human controlled ghost. Which ever human player touches them first will get control of the game boy if the computer catches Pac Man.&lt;/story&gt; &lt;/game&gt;">
            <text:p>&lt;game name="Pac-Man Vs. (USA)"&gt; &lt;year&gt;2003&lt;/year&gt; &lt;rating&gt;ESRB - E (Everyone)&lt;/rating&gt; &lt;title&gt;Pac-Man Vs. &lt;/title&gt; &lt;pub&gt;Namco Hometek Inc.&lt;/pub&gt; &lt;dev&gt;Nintendo&lt;/dev&gt; &lt;genre&gt;Puzzle&lt;/genre&gt; &lt;score&gt;4.1&lt;/score&gt; &lt;player&gt;1-4 Players&lt;/player&gt; &lt;story&gt;Pac Man is back this time under the direction of famous Game designer Shigeru Miyamoto (The man behind Zelda, Mario etc.) ****In this game one person plays as the famous Pac Man while the other players take the role of the ghosts desperately trying to stop the yellow menace from eating his way to a predetermined score. ****Now the twist is Pac Man sees the game from the classic Pac Man view on the Game Boy Advance while to ghosts each have a limited view of the area in 3D on the television screen. Teamwork becomes vital as they try to hunt down Pac Man, the ghost who eats Pac Man then gets the Game Boy Advance and tries his luck as the hunted.****If Four players are not available computers will act as any ghost not directly controlled by a player. Computer ghost can not hurt Pac Man unless they have been touched by a human controlled ghost. Which ever human player touches them first will get control of the game boy if the computer catches Pac Man.&lt;/story&gt; &lt;/game&gt;</text:p>
          </table:table-cell>
          <table:table-cell table:number-columns-repeated="1012"/>
        </table:table-row>
        <table:table-row table:style-name="ro1">
          <table:table-cell office:value-type="string">
            <text:p>Pac-Man World 2 (USA)</text:p>
          </table:table-cell>
          <table:table-cell office:value-type="float" office:value="2002">
            <text:p>2002</text:p>
          </table:table-cell>
          <table:table-cell office:value-type="string">
            <text:p>ESRB - E (Everyone)</text:p>
          </table:table-cell>
          <table:table-cell office:value-type="string">
            <text:p>Pac-Man World 2 </text:p>
          </table:table-cell>
          <table:table-cell table:style-name="Default" office:value-type="string">
            <text:p>Namco Hometek Inc.</text:p>
          </table:table-cell>
          <table:table-cell office:value-type="string">
            <text:p>Namco</text:p>
          </table:table-cell>
          <table:table-cell office:value-type="string">
            <text:p>Platform</text:p>
          </table:table-cell>
          <table:table-cell office:value-type="string">
            <text:p>3.9</text:p>
          </table:table-cell>
          <table:table-cell office:value-type="string">
            <text:p>1-4 Players</text:p>
          </table:table-cell>
          <table:table-cell office:value-type="string">
            <text:p>Long ago, an evil stronger then anything before or after it, was trapped underneath a tree, which grew the five golden fruits. Years later the band of ghosts, who continue to roam Pac-World, have stolen the fruits from the tree. Unknown to them, they have also unleashed the evil that lurked beneath the tree on a helpless Pac-World. Only one Pac can return the five golden fruits to the tree and stop both the ghosts and the new evil from destroying Pac-World, and that's Pac-Man.****Using his famous munching skills, Pac-Man must explore 20 monster, pit and trap filled levels. But of course, the Pac-Pills can be found across each map to aid Pac-Man in his quest.****The game also features four classic Pac-Man games to unlock, all taken from different Namco compilations. They are, in order of appearance:****Pac-Man (taken from Namco Museum Vol. 1)**2. Ms. Pac-Man (taken from Namco Museum Vol. 3)**3. Pac-Mania (taken from Namco Museum Vol. 5)**4. Pac-Attack (remake taken from Namco Anthology 2)</text:p>
          </table:table-cell>
          <table:table-cell table:style-name="Default" table:formula="of:=CONCATENATE(&quot;&lt;game name=&quot;;CHAR(34);[.A397];CHAR(34);&quot;&gt; &lt;year&gt;&quot;;[.B397];&quot;&lt;/year&gt; &lt;rating&gt;&quot;;[.C397];&quot;&lt;/rating&gt; &lt;title&gt;&quot;;[.D397];&quot;&lt;/title&gt; &lt;pub&gt;&quot;;[.E397];&quot;&lt;/pub&gt; &lt;dev&gt;&quot;;[.F397];&quot;&lt;/dev&gt; &lt;genre&gt;&quot;;[.G397];&quot;&lt;/genre&gt; &lt;score&gt;&quot;;[.H397];&quot;&lt;/score&gt; &lt;player&gt;&quot;;[.I397];&quot;&lt;/player&gt; &lt;story&gt;&quot;;[.J397];&quot;&lt;/story&gt; &lt;/game&gt;&quot;)" office:value-type="string" office:string-value="&lt;game name=&quot;Pac-Man World 2 (USA)&quot;&gt; &lt;year&gt;2002&lt;/year&gt; &lt;rating&gt;ESRB - E (Everyone)&lt;/rating&gt; &lt;title&gt;Pac-Man World 2 &lt;/title&gt; &lt;pub&gt;Namco Hometek Inc.&lt;/pub&gt; &lt;dev&gt;Namco&lt;/dev&gt; &lt;genre&gt;Platform&lt;/genre&gt; &lt;score&gt;3.9&lt;/score&gt; &lt;player&gt;1-4 Players&lt;/player&gt; &lt;story&gt;Long ago, an evil stronger then anything before or after it, was trapped underneath a tree, which grew the five golden fruits. Years later the band of ghosts, who continue to roam Pac-World, have stolen the fruits from the tree. Unknown to them, they have also unleashed the evil that lurked beneath the tree on a helpless Pac-World. Only one Pac can return the five golden fruits to the tree and stop both the ghosts and the new evil from destroying Pac-World, and that's Pac-Man.****Using his famous munching skills, Pac-Man must explore 20 monster, pit and trap filled levels. But of course, the Pac-Pills can be found across each map to aid Pac-Man in his quest.****The game also features four classic Pac-Man games to unlock, all taken from different Namco compilations. They are, in order of appearance:****Pac-Man (taken from Namco Museum Vol. 1)**2. Ms. Pac-Man (taken from Namco Museum Vol. 3)**3. Pac-Mania (taken from Namco Museum Vol. 5)**4. Pac-Attack (remake taken from Namco Anthology 2)&lt;/story&gt; &lt;/game&gt;">
            <text:p>&lt;game name="Pac-Man World 2 (USA)"&gt; &lt;year&gt;2002&lt;/year&gt; &lt;rating&gt;ESRB - E (Everyone)&lt;/rating&gt; &lt;title&gt;Pac-Man World 2 &lt;/title&gt; &lt;pub&gt;Namco Hometek Inc.&lt;/pub&gt; &lt;dev&gt;Namco&lt;/dev&gt; &lt;genre&gt;Platform&lt;/genre&gt; &lt;score&gt;3.9&lt;/score&gt; &lt;player&gt;1-4 Players&lt;/player&gt; &lt;story&gt;Long ago, an evil stronger then anything before or after it, was trapped underneath a tree, which grew the five golden fruits. Years later the band of ghosts, who continue to roam Pac-World, have stolen the fruits from the tree. Unknown to them, they have also unleashed the evil that lurked beneath the tree on a helpless Pac-World. Only one Pac can return the five golden fruits to the tree and stop both the ghosts and the new evil from destroying Pac-World, and that's Pac-Man.****Using his famous munching skills, Pac-Man must explore 20 monster, pit and trap filled levels. But of course, the Pac-Pills can be found across each map to aid Pac-Man in his quest.****The game also features four classic Pac-Man games to unlock, all taken from different Namco compilations. They are, in order of appearance:****Pac-Man (taken from Namco Museum Vol. 1)**2. Ms. Pac-Man (taken from Namco Museum Vol. 3)**3. Pac-Mania (taken from Namco Museum Vol. 5)**4. Pac-Attack (remake taken from Namco Anthology 2)&lt;/story&gt; &lt;/game&gt;</text:p>
          </table:table-cell>
          <table:table-cell table:number-columns-repeated="1012"/>
        </table:table-row>
        <table:table-row table:style-name="ro1">
          <table:table-cell office:value-type="string">
            <text:p>Pac-Man World 3 (USA)</text:p>
          </table:table-cell>
          <table:table-cell office:value-type="float" office:value="2005">
            <text:p>2005</text:p>
          </table:table-cell>
          <table:table-cell office:value-type="string">
            <text:p>ESRB - E (Everyone)</text:p>
          </table:table-cell>
          <table:table-cell office:value-type="string">
            <text:p>Pac-Man World 3 </text:p>
          </table:table-cell>
          <table:table-cell table:style-name="Default" office:value-type="string">
            <text:p>Namco Hometek Inc.</text:p>
          </table:table-cell>
          <table:table-cell office:value-type="string">
            <text:p>Blitz Games Limited</text:p>
          </table:table-cell>
          <table:table-cell office:value-type="string">
            <text:p>Platform</text:p>
          </table:table-cell>
          <table:table-cell office:value-type="string">
            <text:p>4.3</text:p>
          </table:table-cell>
          <table:table-cell office:value-type="string">
            <text:p>1 Player</text:p>
          </table:table-cell>
          <table:table-cell office:value-type="string">
            <text:p>Pac-Man is teleported by Orson through 14 different levels to fight Erwin, his army of robots, monsters and Spectral Entities to save the world, Pac-Land and the Spectral Realm. Erwin plans to siphon spectral energy from the Spectral Realm to power his army of robots in order to rule the world. Pac-Man uses punching, Rev Rolls, Butt-Bouncing and various new Power Pellets to defeat Erwin and his minions. Pac-Man also pilots Toc-Man in a battle against Erwin’s robot army.****Joined by Pac-Man’s old enemies, Orson, Clyde and Pinky, and new friends along the way, Pac-Man adventures through different levels from a boneyard of old bots to a burning tower, up mountains, through deserts and the Spectral Realm to destroy all of Erwin’s Spectral Syphons. In this title, Pac-Man has also been given full speech, voiced by Martin T. Sherman.</text:p>
          </table:table-cell>
          <table:table-cell table:style-name="Default" table:formula="of:=CONCATENATE(&quot;&lt;game name=&quot;;CHAR(34);[.A398];CHAR(34);&quot;&gt; &lt;year&gt;&quot;;[.B398];&quot;&lt;/year&gt; &lt;rating&gt;&quot;;[.C398];&quot;&lt;/rating&gt; &lt;title&gt;&quot;;[.D398];&quot;&lt;/title&gt; &lt;pub&gt;&quot;;[.E398];&quot;&lt;/pub&gt; &lt;dev&gt;&quot;;[.F398];&quot;&lt;/dev&gt; &lt;genre&gt;&quot;;[.G398];&quot;&lt;/genre&gt; &lt;score&gt;&quot;;[.H398];&quot;&lt;/score&gt; &lt;player&gt;&quot;;[.I398];&quot;&lt;/player&gt; &lt;story&gt;&quot;;[.J398];&quot;&lt;/story&gt; &lt;/game&gt;&quot;)" office:value-type="string" office:string-value="&lt;game name=&quot;Pac-Man World 3 (USA)&quot;&gt; &lt;year&gt;2005&lt;/year&gt; &lt;rating&gt;ESRB - E (Everyone)&lt;/rating&gt; &lt;title&gt;Pac-Man World 3 &lt;/title&gt; &lt;pub&gt;Namco Hometek Inc.&lt;/pub&gt; &lt;dev&gt;Blitz Games Limited&lt;/dev&gt; &lt;genre&gt;Platform&lt;/genre&gt; &lt;score&gt;4.3&lt;/score&gt; &lt;player&gt;1 Player&lt;/player&gt; &lt;story&gt;Pac-Man is teleported by Orson through 14 different levels to fight Erwin, his army of robots, monsters and Spectral Entities to save the world, Pac-Land and the Spectral Realm. Erwin plans to siphon spectral energy from the Spectral Realm to power his army of robots in order to rule the world. Pac-Man uses punching, Rev Rolls, Butt-Bouncing and various new Power Pellets to defeat Erwin and his minions. Pac-Man also pilots Toc-Man in a battle against Erwin’s robot army.****Joined by Pac-Man’s old enemies, Orson, Clyde and Pinky, and new friends along the way, Pac-Man adventures through different levels from a boneyard of old bots to a burning tower, up mountains, through deserts and the Spectral Realm to destroy all of Erwin’s Spectral Syphons. In this title, Pac-Man has also been given full speech, voiced by Martin T. Sherman.&lt;/story&gt; &lt;/game&gt;">
            <text:p>&lt;game name="Pac-Man World 3 (USA)"&gt; &lt;year&gt;2005&lt;/year&gt; &lt;rating&gt;ESRB - E (Everyone)&lt;/rating&gt; &lt;title&gt;Pac-Man World 3 &lt;/title&gt; &lt;pub&gt;Namco Hometek Inc.&lt;/pub&gt; &lt;dev&gt;Blitz Games Limited&lt;/dev&gt; &lt;genre&gt;Platform&lt;/genre&gt; &lt;score&gt;4.3&lt;/score&gt; &lt;player&gt;1 Player&lt;/player&gt; &lt;story&gt;Pac-Man is teleported by Orson through 14 different levels to fight Erwin, his army of robots, monsters and Spectral Entities to save the world, Pac-Land and the Spectral Realm. Erwin plans to siphon spectral energy from the Spectral Realm to power his army of robots in order to rule the world. Pac-Man uses punching, Rev Rolls, Butt-Bouncing and various new Power Pellets to defeat Erwin and his minions. Pac-Man also pilots Toc-Man in a battle against Erwin’s robot army.****Joined by Pac-Man’s old enemies, Orson, Clyde and Pinky, and new friends along the way, Pac-Man adventures through different levels from a boneyard of old bots to a burning tower, up mountains, through deserts and the Spectral Realm to destroy all of Erwin’s Spectral Syphons. In this title, Pac-Man has also been given full speech, voiced by Martin T. Sherman.&lt;/story&gt; &lt;/game&gt;</text:p>
          </table:table-cell>
          <table:table-cell table:number-columns-repeated="1012"/>
        </table:table-row>
        <table:table-row table:style-name="ro1">
          <table:table-cell office:value-type="string">
            <text:p>Pac-Man World Rally (USA)</text:p>
          </table:table-cell>
          <table:table-cell office:value-type="float" office:value="2006">
            <text:p>2006</text:p>
          </table:table-cell>
          <table:table-cell office:value-type="string">
            <text:p>ESRB - E (Everyone)</text:p>
          </table:table-cell>
          <table:table-cell office:value-type="string">
            <text:p>Pac-Man World Rally </text:p>
          </table:table-cell>
          <table:table-cell table:style-name="Default" office:value-type="string">
            <text:p>Namco Bandai Games America Inc.</text:p>
          </table:table-cell>
          <table:table-cell office:value-type="string">
            <text:p>Smart Bomb Interactive</text:p>
          </table:table-cell>
          <table:table-cell office:value-type="string">
            <text:p>Driving</text:p>
          </table:table-cell>
          <table:table-cell office:value-type="string">
            <text:p>3.9</text:p>
          </table:table-cell>
          <table:table-cell office:value-type="string">
            <text:p>1-4 Players</text:p>
          </table:table-cell>
          <table:table-cell office:value-type="string">
            <text:p>A kart-race game with Pac-Man and other characters from previous Pac-Man games and other Namco franchises. For instance the PlayStation Portable version features Mr. Driller, Mappy and the Prince from Katamari Damacy .****The game is packed with not only the traditional Dots to consume and enemies to avoid, but also with power-ups and temporary advantages which players should use strategically to win the race and beat opponents. One example is a power slide to turn corners at full speed. Of course, enemies can also be bitten after eating a Power Pellet.</text:p>
          </table:table-cell>
          <table:table-cell table:style-name="Default" table:formula="of:=CONCATENATE(&quot;&lt;game name=&quot;;CHAR(34);[.A399];CHAR(34);&quot;&gt; &lt;year&gt;&quot;;[.B399];&quot;&lt;/year&gt; &lt;rating&gt;&quot;;[.C399];&quot;&lt;/rating&gt; &lt;title&gt;&quot;;[.D399];&quot;&lt;/title&gt; &lt;pub&gt;&quot;;[.E399];&quot;&lt;/pub&gt; &lt;dev&gt;&quot;;[.F399];&quot;&lt;/dev&gt; &lt;genre&gt;&quot;;[.G399];&quot;&lt;/genre&gt; &lt;score&gt;&quot;;[.H399];&quot;&lt;/score&gt; &lt;player&gt;&quot;;[.I399];&quot;&lt;/player&gt; &lt;story&gt;&quot;;[.J399];&quot;&lt;/story&gt; &lt;/game&gt;&quot;)" office:value-type="string" office:string-value="&lt;game name=&quot;Pac-Man World Rally (USA)&quot;&gt; &lt;year&gt;2006&lt;/year&gt; &lt;rating&gt;ESRB - E (Everyone)&lt;/rating&gt; &lt;title&gt;Pac-Man World Rally &lt;/title&gt; &lt;pub&gt;Namco Bandai Games America Inc.&lt;/pub&gt; &lt;dev&gt;Smart Bomb Interactive&lt;/dev&gt; &lt;genre&gt;Driving&lt;/genre&gt; &lt;score&gt;3.9&lt;/score&gt; &lt;player&gt;1-4 Players&lt;/player&gt; &lt;story&gt;A kart-race game with Pac-Man and other characters from previous Pac-Man games and other Namco franchises. For instance the PlayStation Portable version features Mr. Driller, Mappy and the Prince from Katamari Damacy .****The game is packed with not only the traditional Dots to consume and enemies to avoid, but also with power-ups and temporary advantages which players should use strategically to win the race and beat opponents. One example is a power slide to turn corners at full speed. Of course, enemies can also be bitten after eating a Power Pellet.&lt;/story&gt; &lt;/game&gt;">
            <text:p>&lt;game name="Pac-Man World Rally (USA)"&gt; &lt;year&gt;2006&lt;/year&gt; &lt;rating&gt;ESRB - E (Everyone)&lt;/rating&gt; &lt;title&gt;Pac-Man World Rally &lt;/title&gt; &lt;pub&gt;Namco Bandai Games America Inc.&lt;/pub&gt; &lt;dev&gt;Smart Bomb Interactive&lt;/dev&gt; &lt;genre&gt;Driving&lt;/genre&gt; &lt;score&gt;3.9&lt;/score&gt; &lt;player&gt;1-4 Players&lt;/player&gt; &lt;story&gt;A kart-race game with Pac-Man and other characters from previous Pac-Man games and other Namco franchises. For instance the PlayStation Portable version features Mr. Driller, Mappy and the Prince from Katamari Damacy .****The game is packed with not only the traditional Dots to consume and enemies to avoid, but also with power-ups and temporary advantages which players should use strategically to win the race and beat opponents. One example is a power slide to turn corners at full speed. Of course, enemies can also be bitten after eating a Power Pellet.&lt;/story&gt; &lt;/game&gt;</text:p>
          </table:table-cell>
          <table:table-cell table:number-columns-repeated="1012"/>
        </table:table-row>
        <table:table-row table:style-name="ro1">
          <table:table-cell office:value-type="string">
            <text:p>Paper Mario - The Thousand-Year Door (USA)</text:p>
          </table:table-cell>
          <table:table-cell office:value-type="float" office:value="2004">
            <text:p>2004</text:p>
          </table:table-cell>
          <table:table-cell office:value-type="string">
            <text:p>ESRB - E (Everyone)</text:p>
          </table:table-cell>
          <table:table-cell office:value-type="string">
            <text:p>Paper Mario - The Thousand-Year Door </text:p>
          </table:table-cell>
          <table:table-cell table:style-name="Default" office:value-type="string">
            <text:p>Nintendo of America Inc.</text:p>
          </table:table-cell>
          <table:table-cell office:value-type="string">
            <text:p>Intelligent Systems</text:p>
          </table:table-cell>
          <table:table-cell office:value-type="string">
            <text:p>Role-Playing</text:p>
          </table:table-cell>
          <table:table-cell office:value-type="string">
            <text:p>4.1</text:p>
          </table:table-cell>
          <table:table-cell office:value-type="string">
            <text:p>1 Player</text:p>
          </table:table-cell>
          <table:table-cell office:value-type="string">
            <text:p>A thousand years ago there was a city. One day the city was buried. Another city was built on top, and all that remains of the previous city is a door. This is where the title "the thousand-year door" comes from. It's not known what could be behind this door, but everyone has different theories. ****Princess Peach finds a map and mails the map and a letter stating that Mario must come. So Mario comes to place called Rogueport where Peach was last seen. There he meets a female goomba named Goombella. Mario shows the map to Goombella. Goombella then takes Mario to her archeology professor. The professor decides to take Mario to the thousand-year door. When Mario stands in front of the door, the map begins to show the locations of stars which open the door. The adventure begins from this point. ****Mario can jump, run, hammer, talk to people, etc.. Mario finds many partners on his quest. Battles play out on a stage in front of an audience. In battle, Mario must keep his fans happy by executing action commands (hitting buttons at the right time during his attacks). Occasionally, in battle, the crowd will throw things at Mario. The player can attack the crowd at this time.</text:p>
          </table:table-cell>
          <table:table-cell table:style-name="Default" table:formula="of:=CONCATENATE(&quot;&lt;game name=&quot;;CHAR(34);[.A400];CHAR(34);&quot;&gt; &lt;year&gt;&quot;;[.B400];&quot;&lt;/year&gt; &lt;rating&gt;&quot;;[.C400];&quot;&lt;/rating&gt; &lt;title&gt;&quot;;[.D400];&quot;&lt;/title&gt; &lt;pub&gt;&quot;;[.E400];&quot;&lt;/pub&gt; &lt;dev&gt;&quot;;[.F400];&quot;&lt;/dev&gt; &lt;genre&gt;&quot;;[.G400];&quot;&lt;/genre&gt; &lt;score&gt;&quot;;[.H400];&quot;&lt;/score&gt; &lt;player&gt;&quot;;[.I400];&quot;&lt;/player&gt; &lt;story&gt;&quot;;[.J400];&quot;&lt;/story&gt; &lt;/game&gt;&quot;)" office:value-type="string" office:string-value="&lt;game name=&quot;Paper Mario - The Thousand-Year Door (USA)&quot;&gt; &lt;year&gt;2004&lt;/year&gt; &lt;rating&gt;ESRB - E (Everyone)&lt;/rating&gt; &lt;title&gt;Paper Mario - The Thousand-Year Door &lt;/title&gt; &lt;pub&gt;Nintendo of America Inc.&lt;/pub&gt; &lt;dev&gt;Intelligent Systems&lt;/dev&gt; &lt;genre&gt;Role-Playing&lt;/genre&gt; &lt;score&gt;4.1&lt;/score&gt; &lt;player&gt;1 Player&lt;/player&gt; &lt;story&gt;A thousand years ago there was a city. One day the city was buried. Another city was built on top, and all that remains of the previous city is a door. This is where the title &quot;the thousand-year door&quot; comes from. It's not known what could be behind this door, but everyone has different theories. ****Princess Peach finds a map and mails the map and a letter stating that Mario must come. So Mario comes to place called Rogueport where Peach was last seen. There he meets a female goomba named Goombella. Mario shows the map to Goombella. Goombella then takes Mario to her archeology professor. The professor decides to take Mario to the thousand-year door. When Mario stands in front of the door, the map begins to show the locations of stars which open the door. The adventure begins from this point. ****Mario can jump, run, hammer, talk to people, etc.. Mario finds many partners on his quest. Battles play out on a stage in front of an audience. In battle, Mario must keep his fans happy by executing action commands (hitting buttons at the right time during his attacks). Occasionally, in battle, the crowd will throw things at Mario. The player can attack the crowd at this time.&lt;/story&gt; &lt;/game&gt;">
            <text:p>&lt;game name="Paper Mario - The Thousand-Year Door (USA)"&gt; &lt;year&gt;2004&lt;/year&gt; &lt;rating&gt;ESRB - E (Everyone)&lt;/rating&gt; &lt;title&gt;Paper Mario - The Thousand-Year Door &lt;/title&gt; &lt;pub&gt;Nintendo of America Inc.&lt;/pub&gt; &lt;dev&gt;Intelligent Systems&lt;/dev&gt; &lt;genre&gt;Role-Playing&lt;/genre&gt; &lt;score&gt;4.1&lt;/score&gt; &lt;player&gt;1 Player&lt;/player&gt; &lt;story&gt;A thousand years ago there was a city. One day the city was buried. Another city was built on top, and all that remains of the previous city is a door. This is where the title "the thousand-year door" comes from. It's not known what could be behind this door, but everyone has different theories. ****Princess Peach finds a map and mails the map and a letter stating that Mario must come. So Mario comes to place called Rogueport where Peach was last seen. There he meets a female goomba named Goombella. Mario shows the map to Goombella. Goombella then takes Mario to her archeology professor. The professor decides to take Mario to the thousand-year door. When Mario stands in front of the door, the map begins to show the locations of stars which open the door. The adventure begins from this point. ****Mario can jump, run, hammer, talk to people, etc.. Mario finds many partners on his quest. Battles play out on a stage in front of an audience. In battle, Mario must keep his fans happy by executing action commands (hitting buttons at the right time during his attacks). Occasionally, in battle, the crowd will throw things at Mario. The player can attack the crowd at this time.&lt;/story&gt; &lt;/game&gt;</text:p>
          </table:table-cell>
          <table:table-cell table:number-columns-repeated="1012"/>
        </table:table-row>
        <table:table-row table:style-name="ro1">
          <table:table-cell office:value-type="string">
            <text:p>Peter Jackson's King Kong (USA)</text:p>
          </table:table-cell>
          <table:table-cell office:value-type="float" office:value="2005">
            <text:p>2005</text:p>
          </table:table-cell>
          <table:table-cell office:value-type="string">
            <text:p>ESRB - T (Teen)</text:p>
          </table:table-cell>
          <table:table-cell office:value-type="string">
            <text:p>Peter Jackson's King Kong </text:p>
          </table:table-cell>
          <table:table-cell table:style-name="Default" office:value-type="string">
            <text:p>Ubisoft, Inc.</text:p>
          </table:table-cell>
          <table:table-cell office:value-type="string">
            <text:p>Ubisoft</text:p>
          </table:table-cell>
          <table:table-cell office:value-type="string">
            <text:p>Action</text:p>
          </table:table-cell>
          <table:table-cell office:value-type="string">
            <text:p>4.3</text:p>
          </table:table-cell>
          <table:table-cell office:value-type="string">
            <text:p>1 Player</text:p>
          </table:table-cell>
          <table:table-cell office:value-type="string">
            <text:p>Jack Driscoll, scriptwriter, follows director Carl Dernham and actress Ann Darrow to Skull Island where Dernham intends to film his next movie. But primeval creatures await them: giant insects, dinosaurs, and King Kong. Based on Peter Jackson's 2005 remake, King Kong lets you play as Jack Driscoll and Kong himself.****Jack's levels are HUDless FPS levels set on Skull Island. <text:s/>Jack must use a variety of weapons, traps, and fire to kill or repel Skull Island's fauna. <text:s/>Kong's levels are third-person brawlers set on Skull Island and New York City, where Kong must puzzle his way through environmental obstacles and thrash his opponents.</text:p>
          </table:table-cell>
          <table:table-cell table:style-name="Default" table:formula="of:=CONCATENATE(&quot;&lt;game name=&quot;;CHAR(34);[.A401];CHAR(34);&quot;&gt; &lt;year&gt;&quot;;[.B401];&quot;&lt;/year&gt; &lt;rating&gt;&quot;;[.C401];&quot;&lt;/rating&gt; &lt;title&gt;&quot;;[.D401];&quot;&lt;/title&gt; &lt;pub&gt;&quot;;[.E401];&quot;&lt;/pub&gt; &lt;dev&gt;&quot;;[.F401];&quot;&lt;/dev&gt; &lt;genre&gt;&quot;;[.G401];&quot;&lt;/genre&gt; &lt;score&gt;&quot;;[.H401];&quot;&lt;/score&gt; &lt;player&gt;&quot;;[.I401];&quot;&lt;/player&gt; &lt;story&gt;&quot;;[.J401];&quot;&lt;/story&gt; &lt;/game&gt;&quot;)" office:value-type="string" office:string-value="&lt;game name=&quot;Peter Jackson's King Kong (USA)&quot;&gt; &lt;year&gt;2005&lt;/year&gt; &lt;rating&gt;ESRB - T (Teen)&lt;/rating&gt; &lt;title&gt;Peter Jackson's King Kong &lt;/title&gt; &lt;pub&gt;Ubisoft, Inc.&lt;/pub&gt; &lt;dev&gt;Ubisoft&lt;/dev&gt; &lt;genre&gt;Action&lt;/genre&gt; &lt;score&gt;4.3&lt;/score&gt; &lt;player&gt;1 Player&lt;/player&gt; &lt;story&gt;Jack Driscoll, scriptwriter, follows director Carl Dernham and actress Ann Darrow to Skull Island where Dernham intends to film his next movie. But primeval creatures await them: giant insects, dinosaurs, and King Kong. Based on Peter Jackson's 2005 remake, King Kong lets you play as Jack Driscoll and Kong himself.****Jack's levels are HUDless FPS levels set on Skull Island.  Jack must use a variety of weapons, traps, and fire to kill or repel Skull Island's fauna.  Kong's levels are third-person brawlers set on Skull Island and New York City, where Kong must puzzle his way through environmental obstacles and thrash his opponents.&lt;/story&gt; &lt;/game&gt;">
            <text:p>&lt;game name="Peter Jackson's King Kong (USA)"&gt; &lt;year&gt;2005&lt;/year&gt; &lt;rating&gt;ESRB - T (Teen)&lt;/rating&gt; &lt;title&gt;Peter Jackson's King Kong &lt;/title&gt; &lt;pub&gt;Ubisoft, Inc.&lt;/pub&gt; &lt;dev&gt;Ubisoft&lt;/dev&gt; &lt;genre&gt;Action&lt;/genre&gt; &lt;score&gt;4.3&lt;/score&gt; &lt;player&gt;1 Player&lt;/player&gt; &lt;story&gt;Jack Driscoll, scriptwriter, follows director Carl Dernham and actress Ann Darrow to Skull Island where Dernham intends to film his next movie. But primeval creatures await them: giant insects, dinosaurs, and King Kong. Based on Peter Jackson's 2005 remake, King Kong lets you play as Jack Driscoll and Kong himself.****Jack's levels are HUDless FPS levels set on Skull Island. <text:s/>Jack must use a variety of weapons, traps, and fire to kill or repel Skull Island's fauna. <text:s/>Kong's levels are third-person brawlers set on Skull Island and New York City, where Kong must puzzle his way through environmental obstacles and thrash his opponents.&lt;/story&gt; &lt;/game&gt;</text:p>
          </table:table-cell>
          <table:table-cell table:number-columns-repeated="1012"/>
        </table:table-row>
        <table:table-row table:style-name="ro1">
          <table:table-cell office:value-type="string">
            <text:p>Phantasy Star Online Episode I &amp; II (USA)</text:p>
          </table:table-cell>
          <table:table-cell office:value-type="float" office:value="2002">
            <text:p>2002</text:p>
          </table:table-cell>
          <table:table-cell office:value-type="string">
            <text:p>ESRB - T (Teen)</text:p>
          </table:table-cell>
          <table:table-cell office:value-type="string">
            <text:p>Phantasy Star Online Episode I &amp; II </text:p>
          </table:table-cell>
          <table:table-cell table:style-name="Default" office:value-type="string">
            <text:p>SEGA Corporation</text:p>
          </table:table-cell>
          <table:table-cell office:value-type="string">
            <text:p>Sonic Team</text:p>
          </table:table-cell>
          <table:table-cell office:value-type="string">
            <text:p>Role-Playing</text:p>
          </table:table-cell>
          <table:table-cell office:value-type="string">
            <text:p>4.1</text:p>
          </table:table-cell>
          <table:table-cell office:value-type="string">
            <text:p>1-4 Players</text:p>
          </table:table-cell>
          <table:table-cell office:value-type="string">
            <text:p>The epic Phantasy Star Online gets revamped for the Nintendo GameCube. Both the Sega Dreamcast titles, Phantasy Star Online and Version 2, are included plus an exclusive new adventure, dungeons, enemies, new rare items and more.****Phantasy Star Online allows up to 4 players to co-operate online or on the one GameCube console in an adventure spanning countless fantasy battles in highly detailed worlds. Four players can also play a range of different mini-game types including Battle Mode and Challenge Mode.</text:p>
          </table:table-cell>
          <table:table-cell table:style-name="Default" table:formula="of:=CONCATENATE(&quot;&lt;game name=&quot;;CHAR(34);[.A402];CHAR(34);&quot;&gt; &lt;year&gt;&quot;;[.B402];&quot;&lt;/year&gt; &lt;rating&gt;&quot;;[.C402];&quot;&lt;/rating&gt; &lt;title&gt;&quot;;[.D402];&quot;&lt;/title&gt; &lt;pub&gt;&quot;;[.E402];&quot;&lt;/pub&gt; &lt;dev&gt;&quot;;[.F402];&quot;&lt;/dev&gt; &lt;genre&gt;&quot;;[.G402];&quot;&lt;/genre&gt; &lt;score&gt;&quot;;[.H402];&quot;&lt;/score&gt; &lt;player&gt;&quot;;[.I402];&quot;&lt;/player&gt; &lt;story&gt;&quot;;[.J402];&quot;&lt;/story&gt; &lt;/game&gt;&quot;)" office:value-type="string" office:string-value="&lt;game name=&quot;Phantasy Star Online Episode I &amp; II (USA)&quot;&gt; &lt;year&gt;2002&lt;/year&gt; &lt;rating&gt;ESRB - T (Teen)&lt;/rating&gt; &lt;title&gt;Phantasy Star Online Episode I &amp; II &lt;/title&gt; &lt;pub&gt;SEGA Corporation&lt;/pub&gt; &lt;dev&gt;Sonic Team&lt;/dev&gt; &lt;genre&gt;Role-Playing&lt;/genre&gt; &lt;score&gt;4.1&lt;/score&gt; &lt;player&gt;1-4 Players&lt;/player&gt; &lt;story&gt;The epic Phantasy Star Online gets revamped for the Nintendo GameCube. Both the Sega Dreamcast titles, Phantasy Star Online and Version 2, are included plus an exclusive new adventure, dungeons, enemies, new rare items and more.****Phantasy Star Online allows up to 4 players to co-operate online or on the one GameCube console in an adventure spanning countless fantasy battles in highly detailed worlds. Four players can also play a range of different mini-game types including Battle Mode and Challenge Mode.&lt;/story&gt; &lt;/game&gt;">
            <text:p>&lt;game name="Phantasy Star Online Episode I &amp; II (USA)"&gt; &lt;year&gt;2002&lt;/year&gt; &lt;rating&gt;ESRB - T (Teen)&lt;/rating&gt; &lt;title&gt;Phantasy Star Online Episode I &amp; II &lt;/title&gt; &lt;pub&gt;SEGA Corporation&lt;/pub&gt; &lt;dev&gt;Sonic Team&lt;/dev&gt; &lt;genre&gt;Role-Playing&lt;/genre&gt; &lt;score&gt;4.1&lt;/score&gt; &lt;player&gt;1-4 Players&lt;/player&gt; &lt;story&gt;The epic Phantasy Star Online gets revamped for the Nintendo GameCube. Both the Sega Dreamcast titles, Phantasy Star Online and Version 2, are included plus an exclusive new adventure, dungeons, enemies, new rare items and more.****Phantasy Star Online allows up to 4 players to co-operate online or on the one GameCube console in an adventure spanning countless fantasy battles in highly detailed worlds. Four players can also play a range of different mini-game types including Battle Mode and Challenge Mode.&lt;/story&gt; &lt;/game&gt;</text:p>
          </table:table-cell>
          <table:table-cell table:number-columns-repeated="1012"/>
        </table:table-row>
        <table:table-row table:style-name="ro1">
          <table:table-cell office:value-type="string">
            <text:p>Phantasy Star Online Episode I &amp; II Plus (USA)</text:p>
          </table:table-cell>
          <table:table-cell office:value-type="float" office:value="2004">
            <text:p>2004</text:p>
          </table:table-cell>
          <table:table-cell office:value-type="string">
            <text:p>ESRB - T (Teen)</text:p>
          </table:table-cell>
          <table:table-cell office:value-type="string">
            <text:p>Phantasy Star Online Episode I &amp; II Plus </text:p>
          </table:table-cell>
          <table:table-cell table:style-name="Default" office:value-type="string">
            <text:p>SEGA Corporation</text:p>
          </table:table-cell>
          <table:table-cell office:value-type="string">
            <text:p>Sonic Team</text:p>
          </table:table-cell>
          <table:table-cell office:value-type="string">
            <text:p>Role-Playing</text:p>
          </table:table-cell>
          <table:table-cell office:value-type="string">
            <text:p>4.1</text:p>
          </table:table-cell>
          <table:table-cell office:value-type="string">
            <text:p>1-4 Players</text:p>
          </table:table-cell>
          <table:table-cell office:value-type="string">
            <text:p>A re-release of Phantasy Star Online Episode I &amp; II with two main changes:****1. Items and quests previously available only through downloads are already on the disc.**An exploit that allowed a GameCube to run code loaded from a PC has been removed.</text:p>
          </table:table-cell>
          <table:table-cell table:style-name="Default" table:formula="of:=CONCATENATE(&quot;&lt;game name=&quot;;CHAR(34);[.A403];CHAR(34);&quot;&gt; &lt;year&gt;&quot;;[.B403];&quot;&lt;/year&gt; &lt;rating&gt;&quot;;[.C403];&quot;&lt;/rating&gt; &lt;title&gt;&quot;;[.D403];&quot;&lt;/title&gt; &lt;pub&gt;&quot;;[.E403];&quot;&lt;/pub&gt; &lt;dev&gt;&quot;;[.F403];&quot;&lt;/dev&gt; &lt;genre&gt;&quot;;[.G403];&quot;&lt;/genre&gt; &lt;score&gt;&quot;;[.H403];&quot;&lt;/score&gt; &lt;player&gt;&quot;;[.I403];&quot;&lt;/player&gt; &lt;story&gt;&quot;;[.J403];&quot;&lt;/story&gt; &lt;/game&gt;&quot;)" office:value-type="string" office:string-value="&lt;game name=&quot;Phantasy Star Online Episode I &amp; II Plus (USA)&quot;&gt; &lt;year&gt;2004&lt;/year&gt; &lt;rating&gt;ESRB - T (Teen)&lt;/rating&gt; &lt;title&gt;Phantasy Star Online Episode I &amp; II Plus &lt;/title&gt; &lt;pub&gt;SEGA Corporation&lt;/pub&gt; &lt;dev&gt;Sonic Team&lt;/dev&gt; &lt;genre&gt;Role-Playing&lt;/genre&gt; &lt;score&gt;4.1&lt;/score&gt; &lt;player&gt;1-4 Players&lt;/player&gt; &lt;story&gt;A re-release of Phantasy Star Online Episode I &amp; II with two main changes:****1. Items and quests previously available only through downloads are already on the disc.**An exploit that allowed a GameCube to run code loaded from a PC has been removed.&lt;/story&gt; &lt;/game&gt;">
            <text:p>&lt;game name="Phantasy Star Online Episode I &amp; II Plus (USA)"&gt; &lt;year&gt;2004&lt;/year&gt; &lt;rating&gt;ESRB - T (Teen)&lt;/rating&gt; &lt;title&gt;Phantasy Star Online Episode I &amp; II Plus &lt;/title&gt; &lt;pub&gt;SEGA Corporation&lt;/pub&gt; &lt;dev&gt;Sonic Team&lt;/dev&gt; &lt;genre&gt;Role-Playing&lt;/genre&gt; &lt;score&gt;4.1&lt;/score&gt; &lt;player&gt;1-4 Players&lt;/player&gt; &lt;story&gt;A re-release of Phantasy Star Online Episode I &amp; II with two main changes:****1. Items and quests previously available only through downloads are already on the disc.**An exploit that allowed a GameCube to run code loaded from a PC has been removed.&lt;/story&gt; &lt;/game&gt;</text:p>
          </table:table-cell>
          <table:table-cell table:number-columns-repeated="1012"/>
        </table:table-row>
        <table:table-row table:style-name="ro1">
          <table:table-cell office:value-type="string">
            <text:p>Phantasy Star Online Episode III - C.A.R.D. Revolution (USA)</text:p>
          </table:table-cell>
          <table:table-cell office:value-type="float" office:value="2004">
            <text:p>2004</text:p>
          </table:table-cell>
          <table:table-cell office:value-type="string">
            <text:p>ESRB - T (Teen)</text:p>
          </table:table-cell>
          <table:table-cell office:value-type="string">
            <text:p>Phantasy Star Online Episode III - C.A.R.D. Revolution </text:p>
          </table:table-cell>
          <table:table-cell table:style-name="Default" office:value-type="string">
            <text:p>SEGA Corporation</text:p>
          </table:table-cell>
          <table:table-cell office:value-type="string">
            <text:p>Sonic Team</text:p>
          </table:table-cell>
          <table:table-cell office:value-type="string">
            <text:p>Role-Playing</text:p>
          </table:table-cell>
          <table:table-cell office:value-type="string">
            <text:p>4.4</text:p>
          </table:table-cell>
          <table:table-cell office:value-type="string">
            <text:p>1-4 Players</text:p>
          </table:table-cell>
          <table:table-cell office:value-type="string">
            <text:p>A new substance has been discovered that can clone any item or creature on the planet. Called C.A.R.D. technology, any Hunter can carry a simple deck of cards that represent the various weapons available. This new discovery leads to the colonization of Ragol 2 and the birth of a new faction (calling themselves the Arkz) who oppose the government's actions.****You can choose either side, the Arkz or Heroes, which both determines the abilities and cards available to you and the strategy decisions you must make in battle. The Heroes are the stronger of the two at first, with various weapons available to them, while the Arkz can summon creatures to their aid. Gameplay is similar to Magic: The Gathering or Yu-Gi-Oh, using the power and abilities of each card in turn to defeat the enemy.****Episode III can be played both offline and online, with the online system using a ranking system so you can compete against fair opponents.</text:p>
          </table:table-cell>
          <table:table-cell table:style-name="Default" table:formula="of:=CONCATENATE(&quot;&lt;game name=&quot;;CHAR(34);[.A404];CHAR(34);&quot;&gt; &lt;year&gt;&quot;;[.B404];&quot;&lt;/year&gt; &lt;rating&gt;&quot;;[.C404];&quot;&lt;/rating&gt; &lt;title&gt;&quot;;[.D404];&quot;&lt;/title&gt; &lt;pub&gt;&quot;;[.E404];&quot;&lt;/pub&gt; &lt;dev&gt;&quot;;[.F404];&quot;&lt;/dev&gt; &lt;genre&gt;&quot;;[.G404];&quot;&lt;/genre&gt; &lt;score&gt;&quot;;[.H404];&quot;&lt;/score&gt; &lt;player&gt;&quot;;[.I404];&quot;&lt;/player&gt; &lt;story&gt;&quot;;[.J404];&quot;&lt;/story&gt; &lt;/game&gt;&quot;)" office:value-type="string" office:string-value="&lt;game name=&quot;Phantasy Star Online Episode III - C.A.R.D. Revolution (USA)&quot;&gt; &lt;year&gt;2004&lt;/year&gt; &lt;rating&gt;ESRB - T (Teen)&lt;/rating&gt; &lt;title&gt;Phantasy Star Online Episode III - C.A.R.D. Revolution &lt;/title&gt; &lt;pub&gt;SEGA Corporation&lt;/pub&gt; &lt;dev&gt;Sonic Team&lt;/dev&gt; &lt;genre&gt;Role-Playing&lt;/genre&gt; &lt;score&gt;4.4&lt;/score&gt; &lt;player&gt;1-4 Players&lt;/player&gt; &lt;story&gt;A new substance has been discovered that can clone any item or creature on the planet. Called C.A.R.D. technology, any Hunter can carry a simple deck of cards that represent the various weapons available. This new discovery leads to the colonization of Ragol 2 and the birth of a new faction (calling themselves the Arkz) who oppose the government's actions.****You can choose either side, the Arkz or Heroes, which both determines the abilities and cards available to you and the strategy decisions you must make in battle. The Heroes are the stronger of the two at first, with various weapons available to them, while the Arkz can summon creatures to their aid. Gameplay is similar to Magic: The Gathering or Yu-Gi-Oh, using the power and abilities of each card in turn to defeat the enemy.****Episode III can be played both offline and online, with the online system using a ranking system so you can compete against fair opponents.&lt;/story&gt; &lt;/game&gt;">
            <text:p>&lt;game name="Phantasy Star Online Episode III - C.A.R.D. Revolution (USA)"&gt; &lt;year&gt;2004&lt;/year&gt; &lt;rating&gt;ESRB - T (Teen)&lt;/rating&gt; &lt;title&gt;Phantasy Star Online Episode III - C.A.R.D. Revolution &lt;/title&gt; &lt;pub&gt;SEGA Corporation&lt;/pub&gt; &lt;dev&gt;Sonic Team&lt;/dev&gt; &lt;genre&gt;Role-Playing&lt;/genre&gt; &lt;score&gt;4.4&lt;/score&gt; &lt;player&gt;1-4 Players&lt;/player&gt; &lt;story&gt;A new substance has been discovered that can clone any item or creature on the planet. Called C.A.R.D. technology, any Hunter can carry a simple deck of cards that represent the various weapons available. This new discovery leads to the colonization of Ragol 2 and the birth of a new faction (calling themselves the Arkz) who oppose the government's actions.****You can choose either side, the Arkz or Heroes, which both determines the abilities and cards available to you and the strategy decisions you must make in battle. The Heroes are the stronger of the two at first, with various weapons available to them, while the Arkz can summon creatures to their aid. Gameplay is similar to Magic: The Gathering or Yu-Gi-Oh, using the power and abilities of each card in turn to defeat the enemy.****Episode III can be played both offline and online, with the online system using a ranking system so you can compete against fair opponents.&lt;/story&gt; &lt;/game&gt;</text:p>
          </table:table-cell>
          <table:table-cell table:number-columns-repeated="1012"/>
        </table:table-row>
        <table:table-row table:style-name="ro1">
          <table:table-cell office:value-type="string">
            <text:p>Piglet's Big Game (USA)</text:p>
          </table:table-cell>
          <table:table-cell office:value-type="float" office:value="2003">
            <text:p>2003</text:p>
          </table:table-cell>
          <table:table-cell office:value-type="string">
            <text:p>ESRB - E (Everyone)</text:p>
          </table:table-cell>
          <table:table-cell office:value-type="string">
            <text:p>Piglet's Big Game </text:p>
          </table:table-cell>
          <table:table-cell table:style-name="Default" office:value-type="string">
            <text:p>Gotham Games</text:p>
          </table:table-cell>
          <table:table-cell office:value-type="string">
            <text:p>Doki Denki</text:p>
          </table:table-cell>
          <table:table-cell office:value-type="string">
            <text:p>Platform</text:p>
          </table:table-cell>
          <table:table-cell office:value-type="string">
            <text:p>3.2</text:p>
          </table:table-cell>
          <table:table-cell office:value-type="string">
            <text:p>1 Player</text:p>
          </table:table-cell>
          <table:table-cell office:value-type="string">
            <text:p>Piglet is Christopher Robin's shy and squeamish friend in the children's Winnie the Pooh stories. Also loosely based on Piglet's Big Movie, this version of Piglet's Big Game has a different story and objectives than the PC/Mac version released separately. Each character is voiced by the original actors from the movie. This is a single player adventure game with action elements.****In the Hundred-Acre-Wood, Pooh, Eeyore, Roo, Owl, Rabbit and Tigger are going about their normal activities when Piglet sees a scary Granosorus, which disappears before anyone else can see it. When Piglet tries to warn his friends, they don't believe him. Christopher Robin tells Piglet to overcome his fears, but Piglet thinks that he will never be big and brave enough. As his friends start to fall asleep, Piglet leaves the woods and finds a magical telescope which allows him to jump into the dreams his friends are having during their naps.****In each of the 6 dream "levels", Piglet must help his friends with problems and puzzles. For example, help Pooh find honey or Tigger find his stripes. Each dreamworld is also dangerous with menacing Heffalumps and Woozles, among other scary monsters. Piglet must defeat these monsters with a tactic he knows well - making scary faces. Some monsters aren't frightened enough, though, so use cookies (hidden in the scenery) to buy some scarier ones at the Brave Face Factory. Find and use Christopher Robin's balloon which gives Piglet a morale boost and a burst of speed. Depending upon the scenario, three characters can be controlled: Piglet, Tigger and Winnie the Pooh.****After the 6 nightmare levels are solved, Piglet will face the real Granosorus from the beginning of the game and become a hero by rescuing his friends.</text:p>
          </table:table-cell>
          <table:table-cell table:style-name="Default" table:formula="of:=CONCATENATE(&quot;&lt;game name=&quot;;CHAR(34);[.A405];CHAR(34);&quot;&gt; &lt;year&gt;&quot;;[.B405];&quot;&lt;/year&gt; &lt;rating&gt;&quot;;[.C405];&quot;&lt;/rating&gt; &lt;title&gt;&quot;;[.D405];&quot;&lt;/title&gt; &lt;pub&gt;&quot;;[.E405];&quot;&lt;/pub&gt; &lt;dev&gt;&quot;;[.F405];&quot;&lt;/dev&gt; &lt;genre&gt;&quot;;[.G405];&quot;&lt;/genre&gt; &lt;score&gt;&quot;;[.H405];&quot;&lt;/score&gt; &lt;player&gt;&quot;;[.I405];&quot;&lt;/player&gt; &lt;story&gt;&quot;;[.J405];&quot;&lt;/story&gt; &lt;/game&gt;&quot;)" office:value-type="string" office:string-value="&lt;game name=&quot;Piglet's Big Game (USA)&quot;&gt; &lt;year&gt;2003&lt;/year&gt; &lt;rating&gt;ESRB - E (Everyone)&lt;/rating&gt; &lt;title&gt;Piglet's Big Game &lt;/title&gt; &lt;pub&gt;Gotham Games&lt;/pub&gt; &lt;dev&gt;Doki Denki&lt;/dev&gt; &lt;genre&gt;Platform&lt;/genre&gt; &lt;score&gt;3.2&lt;/score&gt; &lt;player&gt;1 Player&lt;/player&gt; &lt;story&gt;Piglet is Christopher Robin's shy and squeamish friend in the children's Winnie the Pooh stories. Also loosely based on Piglet's Big Movie, this version of Piglet's Big Game has a different story and objectives than the PC/Mac version released separately. Each character is voiced by the original actors from the movie. This is a single player adventure game with action elements.****In the Hundred-Acre-Wood, Pooh, Eeyore, Roo, Owl, Rabbit and Tigger are going about their normal activities when Piglet sees a scary Granosorus, which disappears before anyone else can see it. When Piglet tries to warn his friends, they don't believe him. Christopher Robin tells Piglet to overcome his fears, but Piglet thinks that he will never be big and brave enough. As his friends start to fall asleep, Piglet leaves the woods and finds a magical telescope which allows him to jump into the dreams his friends are having during their naps.****In each of the 6 dream &quot;levels&quot;, Piglet must help his friends with problems and puzzles. For example, help Pooh find honey or Tigger find his stripes. Each dreamworld is also dangerous with menacing Heffalumps and Woozles, among other scary monsters. Piglet must defeat these monsters with a tactic he knows well - making scary faces. Some monsters aren't frightened enough, though, so use cookies (hidden in the scenery) to buy some scarier ones at the Brave Face Factory. Find and use Christopher Robin's balloon which gives Piglet a morale boost and a burst of speed. Depending upon the scenario, three characters can be controlled: Piglet, Tigger and Winnie the Pooh.****After the 6 nightmare levels are solved, Piglet will face the real Granosorus from the beginning of the game and become a hero by rescuing his friends.&lt;/story&gt; &lt;/game&gt;">
            <text:p>&lt;game name="Piglet's Big Game (USA)"&gt; &lt;year&gt;2003&lt;/year&gt; &lt;rating&gt;ESRB - E (Everyone)&lt;/rating&gt; &lt;title&gt;Piglet's Big Game &lt;/title&gt; &lt;pub&gt;Gotham Games&lt;/pub&gt; &lt;dev&gt;Doki Denki&lt;/dev&gt; &lt;genre&gt;Platform&lt;/genre&gt; &lt;score&gt;3.2&lt;/score&gt; &lt;player&gt;1 Player&lt;/player&gt; &lt;story&gt;Piglet is Christopher Robin's shy and squeamish friend in the children's Winnie the Pooh stories. Also loosely based on Piglet's Big Movie, this version of Piglet's Big Game has a different story and objectives than the PC/Mac version released separately. Each character is voiced by the original actors from the movie. This is a single player adventure game with action elements.****In the Hundred-Acre-Wood, Pooh, Eeyore, Roo, Owl, Rabbit and Tigger are going about their normal activities when Piglet sees a scary Granosorus, which disappears before anyone else can see it. When Piglet tries to warn his friends, they don't believe him. Christopher Robin tells Piglet to overcome his fears, but Piglet thinks that he will never be big and brave enough. As his friends start to fall asleep, Piglet leaves the woods and finds a magical telescope which allows him to jump into the dreams his friends are having during their naps.****In each of the 6 dream "levels", Piglet must help his friends with problems and puzzles. For example, help Pooh find honey or Tigger find his stripes. Each dreamworld is also dangerous with menacing Heffalumps and Woozles, among other scary monsters. Piglet must defeat these monsters with a tactic he knows well - making scary faces. Some monsters aren't frightened enough, though, so use cookies (hidden in the scenery) to buy some scarier ones at the Brave Face Factory. Find and use Christopher Robin's balloon which gives Piglet a morale boost and a burst of speed. Depending upon the scenario, three characters can be controlled: Piglet, Tigger and Winnie the Pooh.****After the 6 nightmare levels are solved, Piglet will face the real Granosorus from the beginning of the game and become a hero by rescuing his friends.&lt;/story&gt; &lt;/game&gt;</text:p>
          </table:table-cell>
          <table:table-cell table:number-columns-repeated="1012"/>
        </table:table-row>
        <table:table-row table:style-name="ro1">
          <table:table-cell office:value-type="string">
            <text:p>Pikmin (USA)</text:p>
          </table:table-cell>
          <table:table-cell office:value-type="float" office:value="2001">
            <text:p>2001</text:p>
          </table:table-cell>
          <table:table-cell office:value-type="string">
            <text:p>ESRB - E (Everyone)</text:p>
          </table:table-cell>
          <table:table-cell office:value-type="string">
            <text:p>Pikmin </text:p>
          </table:table-cell>
          <table:table-cell table:style-name="Default" office:value-type="string">
            <text:p>Nintendo of America Inc.</text:p>
          </table:table-cell>
          <table:table-cell office:value-type="string">
            <text:p>Nintendo</text:p>
          </table:table-cell>
          <table:table-cell office:value-type="string">
            <text:p>Strategy</text:p>
          </table:table-cell>
          <table:table-cell office:value-type="string">
            <text:p>3.9</text:p>
          </table:table-cell>
          <table:table-cell office:value-type="string">
            <text:p>1 Player</text:p>
          </table:table-cell>
          <table:table-cell office:value-type="string">
            <text:p>After crashing on a strange unexplored planet, Captain Olimar must gather the thirty missing parts of his space ship, before his life support runs out in thirty days and he succumbs to the planet hostile atmosphere. Luckily the Pikmin, a plant/insect life form native to the planet, are there to help him. Olimar must gather and lead the Pikmin in this real time strategy game to collect the missing pieces of his ship while combating the planet's strange and sometimes hostile flora and fauna.</text:p>
          </table:table-cell>
          <table:table-cell table:style-name="Default" table:formula="of:=CONCATENATE(&quot;&lt;game name=&quot;;CHAR(34);[.A406];CHAR(34);&quot;&gt; &lt;year&gt;&quot;;[.B406];&quot;&lt;/year&gt; &lt;rating&gt;&quot;;[.C406];&quot;&lt;/rating&gt; &lt;title&gt;&quot;;[.D406];&quot;&lt;/title&gt; &lt;pub&gt;&quot;;[.E406];&quot;&lt;/pub&gt; &lt;dev&gt;&quot;;[.F406];&quot;&lt;/dev&gt; &lt;genre&gt;&quot;;[.G406];&quot;&lt;/genre&gt; &lt;score&gt;&quot;;[.H406];&quot;&lt;/score&gt; &lt;player&gt;&quot;;[.I406];&quot;&lt;/player&gt; &lt;story&gt;&quot;;[.J406];&quot;&lt;/story&gt; &lt;/game&gt;&quot;)" office:value-type="string" office:string-value="&lt;game name=&quot;Pikmin (USA)&quot;&gt; &lt;year&gt;2001&lt;/year&gt; &lt;rating&gt;ESRB - E (Everyone)&lt;/rating&gt; &lt;title&gt;Pikmin &lt;/title&gt; &lt;pub&gt;Nintendo of America Inc.&lt;/pub&gt; &lt;dev&gt;Nintendo&lt;/dev&gt; &lt;genre&gt;Strategy&lt;/genre&gt; &lt;score&gt;3.9&lt;/score&gt; &lt;player&gt;1 Player&lt;/player&gt; &lt;story&gt;After crashing on a strange unexplored planet, Captain Olimar must gather the thirty missing parts of his space ship, before his life support runs out in thirty days and he succumbs to the planet hostile atmosphere. Luckily the Pikmin, a plant/insect life form native to the planet, are there to help him. Olimar must gather and lead the Pikmin in this real time strategy game to collect the missing pieces of his ship while combating the planet's strange and sometimes hostile flora and fauna.&lt;/story&gt; &lt;/game&gt;">
            <text:p>&lt;game name="Pikmin (USA)"&gt; &lt;year&gt;2001&lt;/year&gt; &lt;rating&gt;ESRB - E (Everyone)&lt;/rating&gt; &lt;title&gt;Pikmin &lt;/title&gt; &lt;pub&gt;Nintendo of America Inc.&lt;/pub&gt; &lt;dev&gt;Nintendo&lt;/dev&gt; &lt;genre&gt;Strategy&lt;/genre&gt; &lt;score&gt;3.9&lt;/score&gt; &lt;player&gt;1 Player&lt;/player&gt; &lt;story&gt;After crashing on a strange unexplored planet, Captain Olimar must gather the thirty missing parts of his space ship, before his life support runs out in thirty days and he succumbs to the planet hostile atmosphere. Luckily the Pikmin, a plant/insect life form native to the planet, are there to help him. Olimar must gather and lead the Pikmin in this real time strategy game to collect the missing pieces of his ship while combating the planet's strange and sometimes hostile flora and fauna.&lt;/story&gt; &lt;/game&gt;</text:p>
          </table:table-cell>
          <table:table-cell table:number-columns-repeated="1012"/>
        </table:table-row>
        <table:table-row table:style-name="ro1">
          <table:table-cell office:value-type="string">
            <text:p>Pikmin 2 (USA)</text:p>
          </table:table-cell>
          <table:table-cell office:value-type="float" office:value="2004">
            <text:p>2004</text:p>
          </table:table-cell>
          <table:table-cell office:value-type="string">
            <text:p>ESRB - E (Everyone)</text:p>
          </table:table-cell>
          <table:table-cell office:value-type="string">
            <text:p>Pikmin 2 </text:p>
          </table:table-cell>
          <table:table-cell table:style-name="Default" office:value-type="string">
            <text:p>Nintendo of America Inc.</text:p>
          </table:table-cell>
          <table:table-cell office:value-type="string">
            <text:p>Nintendo</text:p>
          </table:table-cell>
          <table:table-cell office:value-type="string">
            <text:p>Strategy</text:p>
          </table:table-cell>
          <table:table-cell office:value-type="string">
            <text:p>4.0</text:p>
          </table:table-cell>
          <table:table-cell office:value-type="string">
            <text:p>1-2 Players</text:p>
          </table:table-cell>
          <table:table-cell office:value-type="string">
            <text:p>After escaping from a dangerous planet in the original Pikmin, Captain Olimar has made it home safely but only to discover that his employer, Hocotate Freight, is bankrupt. In order to save the company, Olimar and his assistant Louie have returned to the planet where the Pikmin live. Their goal is to locate and bring back as many treasures as possible which can then be sold to bring Hocotate Freight out of bankruptcy.****Gameplay is similar to the previous game. You control Olimar or Louie, however you are not able to accomplish much of anything by yourself. To help out, you can command the Pikmin, a plant like creature that lives on this planet. The Pikmin are able to perform a variety of tasks, such as moving obstacles, engaging in battle, and dragging treasures back to your ship. There are several different varieties of Pikmin, each a different color and with varying abilities (red Pikmin are immune to fire, blue Pikmin can swim, yellow Pikmin can be thrown far, purple Pikmin are stronger, and white Pikmin are small and fast). You can command up to 100 Pikmin at a time, and will need to take advantage of each Pikmin's unique abilities in order to recover treasures and get past the many deadly creatures. ****A two player game variation is also included. In this game one player controls red Pikmin, and the other controls blue. The goal is to either be the first player to collect four marbles or steal your opponents marble.</text:p>
          </table:table-cell>
          <table:table-cell table:style-name="Default" table:formula="of:=CONCATENATE(&quot;&lt;game name=&quot;;CHAR(34);[.A407];CHAR(34);&quot;&gt; &lt;year&gt;&quot;;[.B407];&quot;&lt;/year&gt; &lt;rating&gt;&quot;;[.C407];&quot;&lt;/rating&gt; &lt;title&gt;&quot;;[.D407];&quot;&lt;/title&gt; &lt;pub&gt;&quot;;[.E407];&quot;&lt;/pub&gt; &lt;dev&gt;&quot;;[.F407];&quot;&lt;/dev&gt; &lt;genre&gt;&quot;;[.G407];&quot;&lt;/genre&gt; &lt;score&gt;&quot;;[.H407];&quot;&lt;/score&gt; &lt;player&gt;&quot;;[.I407];&quot;&lt;/player&gt; &lt;story&gt;&quot;;[.J407];&quot;&lt;/story&gt; &lt;/game&gt;&quot;)" office:value-type="string" office:string-value="&lt;game name=&quot;Pikmin 2 (USA)&quot;&gt; &lt;year&gt;2004&lt;/year&gt; &lt;rating&gt;ESRB - E (Everyone)&lt;/rating&gt; &lt;title&gt;Pikmin 2 &lt;/title&gt; &lt;pub&gt;Nintendo of America Inc.&lt;/pub&gt; &lt;dev&gt;Nintendo&lt;/dev&gt; &lt;genre&gt;Strategy&lt;/genre&gt; &lt;score&gt;4.0&lt;/score&gt; &lt;player&gt;1-2 Players&lt;/player&gt; &lt;story&gt;After escaping from a dangerous planet in the original Pikmin, Captain Olimar has made it home safely but only to discover that his employer, Hocotate Freight, is bankrupt. In order to save the company, Olimar and his assistant Louie have returned to the planet where the Pikmin live. Their goal is to locate and bring back as many treasures as possible which can then be sold to bring Hocotate Freight out of bankruptcy.****Gameplay is similar to the previous game. You control Olimar or Louie, however you are not able to accomplish much of anything by yourself. To help out, you can command the Pikmin, a plant like creature that lives on this planet. The Pikmin are able to perform a variety of tasks, such as moving obstacles, engaging in battle, and dragging treasures back to your ship. There are several different varieties of Pikmin, each a different color and with varying abilities (red Pikmin are immune to fire, blue Pikmin can swim, yellow Pikmin can be thrown far, purple Pikmin are stronger, and white Pikmin are small and fast). You can command up to 100 Pikmin at a time, and will need to take advantage of each Pikmin's unique abilities in order to recover treasures and get past the many deadly creatures. ****A two player game variation is also included. In this game one player controls red Pikmin, and the other controls blue. The goal is to either be the first player to collect four marbles or steal your opponents marble.&lt;/story&gt; &lt;/game&gt;">
            <text:p>&lt;game name="Pikmin 2 (USA)"&gt; &lt;year&gt;2004&lt;/year&gt; &lt;rating&gt;ESRB - E (Everyone)&lt;/rating&gt; &lt;title&gt;Pikmin 2 &lt;/title&gt; &lt;pub&gt;Nintendo of America Inc.&lt;/pub&gt; &lt;dev&gt;Nintendo&lt;/dev&gt; &lt;genre&gt;Strategy&lt;/genre&gt; &lt;score&gt;4.0&lt;/score&gt; &lt;player&gt;1-2 Players&lt;/player&gt; &lt;story&gt;After escaping from a dangerous planet in the original Pikmin, Captain Olimar has made it home safely but only to discover that his employer, Hocotate Freight, is bankrupt. In order to save the company, Olimar and his assistant Louie have returned to the planet where the Pikmin live. Their goal is to locate and bring back as many treasures as possible which can then be sold to bring Hocotate Freight out of bankruptcy.****Gameplay is similar to the previous game. You control Olimar or Louie, however you are not able to accomplish much of anything by yourself. To help out, you can command the Pikmin, a plant like creature that lives on this planet. The Pikmin are able to perform a variety of tasks, such as moving obstacles, engaging in battle, and dragging treasures back to your ship. There are several different varieties of Pikmin, each a different color and with varying abilities (red Pikmin are immune to fire, blue Pikmin can swim, yellow Pikmin can be thrown far, purple Pikmin are stronger, and white Pikmin are small and fast). You can command up to 100 Pikmin at a time, and will need to take advantage of each Pikmin's unique abilities in order to recover treasures and get past the many deadly creatures. ****A two player game variation is also included. In this game one player controls red Pikmin, and the other controls blue. The goal is to either be the first player to collect four marbles or steal your opponents marble.&lt;/story&gt; &lt;/game&gt;</text:p>
          </table:table-cell>
          <table:table-cell table:number-columns-repeated="1012"/>
        </table:table-row>
        <table:table-row table:style-name="ro1">
          <table:table-cell office:value-type="string">
            <text:p>Pinball Hall of Fame - The Gottlieb Collection (USA)</text:p>
          </table:table-cell>
          <table:table-cell office:value-type="float" office:value="2005">
            <text:p>2005</text:p>
          </table:table-cell>
          <table:table-cell office:value-type="string">
            <text:p>ESRB - E (Everyone)</text:p>
          </table:table-cell>
          <table:table-cell office:value-type="string">
            <text:p>Pinball Hall of Fame - The Gottlieb Collection </text:p>
          </table:table-cell>
          <table:table-cell table:style-name="Default" office:value-type="string">
            <text:p>Crave Entertainment, Inc.</text:p>
          </table:table-cell>
          <table:table-cell office:value-type="string">
            <text:p>FarSight Studios</text:p>
          </table:table-cell>
          <table:table-cell office:value-type="string">
            <text:p>Pinball</text:p>
          </table:table-cell>
          <table:table-cell office:value-type="string">
            <text:p>4.2</text:p>
          </table:table-cell>
          <table:table-cell office:value-type="string">
            <text:p>1-4 Players</text:p>
          </table:table-cell>
          <table:table-cell office:value-type="string">
            <text:p>Pinball Hall of Fame aims to bring eight classic tables from 50s to the 90s to the modern day by realizing them in full 3d with sounds just like the originals had. You'll be able to choose from tables like Ace High, Central Park, Big Shot, Genie, Black Hole, Victory, Tee'd Off and a secret unlockable table.****You'll also be able to unlock additional gameplay modes, <text:s/>artwork, interesting information and neat little distraction games like a love tester machine or a Xolten fortune teller machine.****The game also features realistic ball physics to attempt to duplicate the experience of the actual machines and six different views so you can get the view you want. When you finish going through the tables by yourself, you can invite three of your friends over to see who can get the highest score.****The Xbox version also lets you upload your best scores up to Xbox Live! to compete against the world.</text:p>
          </table:table-cell>
          <table:table-cell table:style-name="Default" table:formula="of:=CONCATENATE(&quot;&lt;game name=&quot;;CHAR(34);[.A408];CHAR(34);&quot;&gt; &lt;year&gt;&quot;;[.B408];&quot;&lt;/year&gt; &lt;rating&gt;&quot;;[.C408];&quot;&lt;/rating&gt; &lt;title&gt;&quot;;[.D408];&quot;&lt;/title&gt; &lt;pub&gt;&quot;;[.E408];&quot;&lt;/pub&gt; &lt;dev&gt;&quot;;[.F408];&quot;&lt;/dev&gt; &lt;genre&gt;&quot;;[.G408];&quot;&lt;/genre&gt; &lt;score&gt;&quot;;[.H408];&quot;&lt;/score&gt; &lt;player&gt;&quot;;[.I408];&quot;&lt;/player&gt; &lt;story&gt;&quot;;[.J408];&quot;&lt;/story&gt; &lt;/game&gt;&quot;)" office:value-type="string" office:string-value="&lt;game name=&quot;Pinball Hall of Fame - The Gottlieb Collection (USA)&quot;&gt; &lt;year&gt;2005&lt;/year&gt; &lt;rating&gt;ESRB - E (Everyone)&lt;/rating&gt; &lt;title&gt;Pinball Hall of Fame - The Gottlieb Collection &lt;/title&gt; &lt;pub&gt;Crave Entertainment, Inc.&lt;/pub&gt; &lt;dev&gt;FarSight Studios&lt;/dev&gt; &lt;genre&gt;Pinball&lt;/genre&gt; &lt;score&gt;4.2&lt;/score&gt; &lt;player&gt;1-4 Players&lt;/player&gt; &lt;story&gt;Pinball Hall of Fame aims to bring eight classic tables from 50s to the 90s to the modern day by realizing them in full 3d with sounds just like the originals had. You'll be able to choose from tables like Ace High, Central Park, Big Shot, Genie, Black Hole, Victory, Tee'd Off and a secret unlockable table.****You'll also be able to unlock additional gameplay modes,  artwork, interesting information and neat little distraction games like a love tester machine or a Xolten fortune teller machine.****The game also features realistic ball physics to attempt to duplicate the experience of the actual machines and six different views so you can get the view you want. When you finish going through the tables by yourself, you can invite three of your friends over to see who can get the highest score.****The Xbox version also lets you upload your best scores up to Xbox Live! to compete against the world.&lt;/story&gt; &lt;/game&gt;">
            <text:p>&lt;game name="Pinball Hall of Fame - The Gottlieb Collection (USA)"&gt; &lt;year&gt;2005&lt;/year&gt; &lt;rating&gt;ESRB - E (Everyone)&lt;/rating&gt; &lt;title&gt;Pinball Hall of Fame - The Gottlieb Collection &lt;/title&gt; &lt;pub&gt;Crave Entertainment, Inc.&lt;/pub&gt; &lt;dev&gt;FarSight Studios&lt;/dev&gt; &lt;genre&gt;Pinball&lt;/genre&gt; &lt;score&gt;4.2&lt;/score&gt; &lt;player&gt;1-4 Players&lt;/player&gt; &lt;story&gt;Pinball Hall of Fame aims to bring eight classic tables from 50s to the 90s to the modern day by realizing them in full 3d with sounds just like the originals had. You'll be able to choose from tables like Ace High, Central Park, Big Shot, Genie, Black Hole, Victory, Tee'd Off and a secret unlockable table.****You'll also be able to unlock additional gameplay modes, <text:s/>artwork, interesting information and neat little distraction games like a love tester machine or a Xolten fortune teller machine.****The game also features realistic ball physics to attempt to duplicate the experience of the actual machines and six different views so you can get the view you want. When you finish going through the tables by yourself, you can invite three of your friends over to see who can get the highest score.****The Xbox version also lets you upload your best scores up to Xbox Live! to compete against the world.&lt;/story&gt; &lt;/game&gt;</text:p>
          </table:table-cell>
          <table:table-cell table:number-columns-repeated="1012"/>
        </table:table-row>
        <table:table-row table:style-name="ro1">
          <table:table-cell office:value-type="string">
            <text:p>Pitfall - The Lost Expedition (USA)</text:p>
          </table:table-cell>
          <table:table-cell office:value-type="float" office:value="2004">
            <text:p>2004</text:p>
          </table:table-cell>
          <table:table-cell office:value-type="string">
            <text:p>ESRB - E (Everyone)</text:p>
          </table:table-cell>
          <table:table-cell office:value-type="string">
            <text:p>Pitfall - The Lost Expedition </text:p>
          </table:table-cell>
          <table:table-cell table:style-name="Default" office:value-type="string">
            <text:p>Activision Publishing, Inc.</text:p>
          </table:table-cell>
          <table:table-cell office:value-type="string">
            <text:p>Edge of Reality</text:p>
          </table:table-cell>
          <table:table-cell office:value-type="string">
            <text:p>Action</text:p>
          </table:table-cell>
          <table:table-cell office:value-type="string">
            <text:p>3.8</text:p>
          </table:table-cell>
          <table:table-cell office:value-type="string">
            <text:p>1 Player</text:p>
          </table:table-cell>
          <table:table-cell office:value-type="string">
            <text:p>You play as Pitfall Harry, intrepid adventurer on a mission to rescue an archaeological expedition that has gotten lost in the Peruvian jungle. <text:s/>Along the way you'll do battle with your arch rival, Jonathan St. Claire, and help fulfill an ancient prophecy to save the world.****Gameplay takes the form of classic platformer action meets Metroid-style adventure as you explore through jungles, ruins, caverns, and mountains, looking for items that will open new avenues for exploration in a huge, connected world.</text:p>
          </table:table-cell>
          <table:table-cell table:style-name="Default" table:formula="of:=CONCATENATE(&quot;&lt;game name=&quot;;CHAR(34);[.A409];CHAR(34);&quot;&gt; &lt;year&gt;&quot;;[.B409];&quot;&lt;/year&gt; &lt;rating&gt;&quot;;[.C409];&quot;&lt;/rating&gt; &lt;title&gt;&quot;;[.D409];&quot;&lt;/title&gt; &lt;pub&gt;&quot;;[.E409];&quot;&lt;/pub&gt; &lt;dev&gt;&quot;;[.F409];&quot;&lt;/dev&gt; &lt;genre&gt;&quot;;[.G409];&quot;&lt;/genre&gt; &lt;score&gt;&quot;;[.H409];&quot;&lt;/score&gt; &lt;player&gt;&quot;;[.I409];&quot;&lt;/player&gt; &lt;story&gt;&quot;;[.J409];&quot;&lt;/story&gt; &lt;/game&gt;&quot;)" office:value-type="string" office:string-value="&lt;game name=&quot;Pitfall - The Lost Expedition (USA)&quot;&gt; &lt;year&gt;2004&lt;/year&gt; &lt;rating&gt;ESRB - E (Everyone)&lt;/rating&gt; &lt;title&gt;Pitfall - The Lost Expedition &lt;/title&gt; &lt;pub&gt;Activision Publishing, Inc.&lt;/pub&gt; &lt;dev&gt;Edge of Reality&lt;/dev&gt; &lt;genre&gt;Action&lt;/genre&gt; &lt;score&gt;3.8&lt;/score&gt; &lt;player&gt;1 Player&lt;/player&gt; &lt;story&gt;You play as Pitfall Harry, intrepid adventurer on a mission to rescue an archaeological expedition that has gotten lost in the Peruvian jungle.  Along the way you'll do battle with your arch rival, Jonathan St. Claire, and help fulfill an ancient prophecy to save the world.****Gameplay takes the form of classic platformer action meets Metroid-style adventure as you explore through jungles, ruins, caverns, and mountains, looking for items that will open new avenues for exploration in a huge, connected world.&lt;/story&gt; &lt;/game&gt;">
            <text:p>&lt;game name="Pitfall - The Lost Expedition (USA)"&gt; &lt;year&gt;2004&lt;/year&gt; &lt;rating&gt;ESRB - E (Everyone)&lt;/rating&gt; &lt;title&gt;Pitfall - The Lost Expedition &lt;/title&gt; &lt;pub&gt;Activision Publishing, Inc.&lt;/pub&gt; &lt;dev&gt;Edge of Reality&lt;/dev&gt; &lt;genre&gt;Action&lt;/genre&gt; &lt;score&gt;3.8&lt;/score&gt; &lt;player&gt;1 Player&lt;/player&gt; &lt;story&gt;You play as Pitfall Harry, intrepid adventurer on a mission to rescue an archaeological expedition that has gotten lost in the Peruvian jungle. <text:s/>Along the way you'll do battle with your arch rival, Jonathan St. Claire, and help fulfill an ancient prophecy to save the world.****Gameplay takes the form of classic platformer action meets Metroid-style adventure as you explore through jungles, ruins, caverns, and mountains, looking for items that will open new avenues for exploration in a huge, connected world.&lt;/story&gt; &lt;/game&gt;</text:p>
          </table:table-cell>
          <table:table-cell table:number-columns-repeated="1012"/>
        </table:table-row>
        <table:table-row table:style-name="ro1">
          <table:table-cell office:value-type="string">
            <text:p>Pokemon Box - Ruby &amp; Sapphire (USA)</text:p>
          </table:table-cell>
          <table:table-cell office:value-type="float" office:value="2004">
            <text:p>2004</text:p>
          </table:table-cell>
          <table:table-cell office:value-type="string">
            <text:p>ESRB - E (Everyone)</text:p>
          </table:table-cell>
          <table:table-cell office:value-type="string">
            <text:p>Pokemon Box - Ruby &amp; Sapphire </text:p>
          </table:table-cell>
          <table:table-cell table:style-name="Default" office:value-type="string">
            <text:p>Nintendo of America Inc.</text:p>
          </table:table-cell>
          <table:table-cell office:value-type="string">
            <text:p>Nintendo</text:p>
          </table:table-cell>
          <table:table-cell office:value-type="string">
            <text:p>Role-Playing</text:p>
          </table:table-cell>
          <table:table-cell office:value-type="string">
            <text:p>3.7</text:p>
          </table:table-cell>
          <table:table-cell office:value-type="string">
            <text:p>1 Player</text:p>
          </table:table-cell>
          <table:table-cell office:value-type="string">
            <text:p>A storage program that allows the user to place up to 1500 Pokémon collected from the various Game Boy Advance installments of the franchise onto one Memory Card. <text:s/>The game is compatible with Pokémon Ruby, Sapphire, Emerald, and Pokémon FireRed &amp; LeafGreen. <text:s/>It allows users to play Pokémon Ruby &amp; Sapphire on their GameCube without a Game Boy Advance player, but a Ruby or Sapphire cart is required. <text:s/>The set also includes a Game Boy Advance link cable and a GameCube memory card.</text:p>
          </table:table-cell>
          <table:table-cell table:style-name="Default" table:formula="of:=CONCATENATE(&quot;&lt;game name=&quot;;CHAR(34);[.A410];CHAR(34);&quot;&gt; &lt;year&gt;&quot;;[.B410];&quot;&lt;/year&gt; &lt;rating&gt;&quot;;[.C410];&quot;&lt;/rating&gt; &lt;title&gt;&quot;;[.D410];&quot;&lt;/title&gt; &lt;pub&gt;&quot;;[.E410];&quot;&lt;/pub&gt; &lt;dev&gt;&quot;;[.F410];&quot;&lt;/dev&gt; &lt;genre&gt;&quot;;[.G410];&quot;&lt;/genre&gt; &lt;score&gt;&quot;;[.H410];&quot;&lt;/score&gt; &lt;player&gt;&quot;;[.I410];&quot;&lt;/player&gt; &lt;story&gt;&quot;;[.J410];&quot;&lt;/story&gt; &lt;/game&gt;&quot;)" office:value-type="string" office:string-value="&lt;game name=&quot;Pokemon Box - Ruby &amp; Sapphire (USA)&quot;&gt; &lt;year&gt;2004&lt;/year&gt; &lt;rating&gt;ESRB - E (Everyone)&lt;/rating&gt; &lt;title&gt;Pokemon Box - Ruby &amp; Sapphire &lt;/title&gt; &lt;pub&gt;Nintendo of America Inc.&lt;/pub&gt; &lt;dev&gt;Nintendo&lt;/dev&gt; &lt;genre&gt;Role-Playing&lt;/genre&gt; &lt;score&gt;3.7&lt;/score&gt; &lt;player&gt;1 Player&lt;/player&gt; &lt;story&gt;A storage program that allows the user to place up to 1500 Pokémon collected from the various Game Boy Advance installments of the franchise onto one Memory Card.  The game is compatible with Pokémon Ruby, Sapphire, Emerald, and Pokémon FireRed &amp; LeafGreen.  It allows users to play Pokémon Ruby &amp; Sapphire on their GameCube without a Game Boy Advance player, but a Ruby or Sapphire cart is required.  The set also includes a Game Boy Advance link cable and a GameCube memory card.&lt;/story&gt; &lt;/game&gt;">
            <text:p>&lt;game name="Pokemon Box - Ruby &amp; Sapphire (USA)"&gt; &lt;year&gt;2004&lt;/year&gt; &lt;rating&gt;ESRB - E (Everyone)&lt;/rating&gt; &lt;title&gt;Pokemon Box - Ruby &amp; Sapphire &lt;/title&gt; &lt;pub&gt;Nintendo of America Inc.&lt;/pub&gt; &lt;dev&gt;Nintendo&lt;/dev&gt; &lt;genre&gt;Role-Playing&lt;/genre&gt; &lt;score&gt;3.7&lt;/score&gt; &lt;player&gt;1 Player&lt;/player&gt; &lt;story&gt;A storage program that allows the user to place up to 1500 Pokémon collected from the various Game Boy Advance installments of the franchise onto one Memory Card. <text:s/>The game is compatible with Pokémon Ruby, Sapphire, Emerald, and Pokémon FireRed &amp; LeafGreen. <text:s/>It allows users to play Pokémon Ruby &amp; Sapphire on their GameCube without a Game Boy Advance player, but a Ruby or Sapphire cart is required. <text:s/>The set also includes a Game Boy Advance link cable and a GameCube memory card.&lt;/story&gt; &lt;/game&gt;</text:p>
          </table:table-cell>
          <table:table-cell table:number-columns-repeated="1012"/>
        </table:table-row>
        <table:table-row table:style-name="ro1">
          <table:table-cell office:value-type="string">
            <text:p>Pokemon Channel (USA)</text:p>
          </table:table-cell>
          <table:table-cell office:value-type="float" office:value="2003">
            <text:p>2003</text:p>
          </table:table-cell>
          <table:table-cell office:value-type="string">
            <text:p>ESRB - E (Everyone)</text:p>
          </table:table-cell>
          <table:table-cell office:value-type="string">
            <text:p>Pokemon Channel </text:p>
          </table:table-cell>
          <table:table-cell table:style-name="Default" office:value-type="string">
            <text:p>Nintendo of America Inc.</text:p>
          </table:table-cell>
          <table:table-cell office:value-type="string">
            <text:p>Ambrella</text:p>
          </table:table-cell>
          <table:table-cell office:value-type="string">
            <text:p>Adventure</text:p>
          </table:table-cell>
          <table:table-cell office:value-type="string">
            <text:p>3.3</text:p>
          </table:table-cell>
          <table:table-cell office:value-type="string">
            <text:p>1 Player</text:p>
          </table:table-cell>
          <table:table-cell office:value-type="string">
            <text:p>In Pokémon Channel, you along with a wild Pikachu are test viewers for a new pokémon television channel. As the game progresses, more channels will become available to you. You can also win money, buy merchandise, and visit other places on the poké-plentiful island you watch all this T.V. on. A major plot point in the game is a missing episode of the Pichu anime series; Part 5 will have to be found.</text:p>
          </table:table-cell>
          <table:table-cell table:style-name="Default" table:formula="of:=CONCATENATE(&quot;&lt;game name=&quot;;CHAR(34);[.A411];CHAR(34);&quot;&gt; &lt;year&gt;&quot;;[.B411];&quot;&lt;/year&gt; &lt;rating&gt;&quot;;[.C411];&quot;&lt;/rating&gt; &lt;title&gt;&quot;;[.D411];&quot;&lt;/title&gt; &lt;pub&gt;&quot;;[.E411];&quot;&lt;/pub&gt; &lt;dev&gt;&quot;;[.F411];&quot;&lt;/dev&gt; &lt;genre&gt;&quot;;[.G411];&quot;&lt;/genre&gt; &lt;score&gt;&quot;;[.H411];&quot;&lt;/score&gt; &lt;player&gt;&quot;;[.I411];&quot;&lt;/player&gt; &lt;story&gt;&quot;;[.J411];&quot;&lt;/story&gt; &lt;/game&gt;&quot;)" office:value-type="string" office:string-value="&lt;game name=&quot;Pokemon Channel (USA)&quot;&gt; &lt;year&gt;2003&lt;/year&gt; &lt;rating&gt;ESRB - E (Everyone)&lt;/rating&gt; &lt;title&gt;Pokemon Channel &lt;/title&gt; &lt;pub&gt;Nintendo of America Inc.&lt;/pub&gt; &lt;dev&gt;Ambrella&lt;/dev&gt; &lt;genre&gt;Adventure&lt;/genre&gt; &lt;score&gt;3.3&lt;/score&gt; &lt;player&gt;1 Player&lt;/player&gt; &lt;story&gt;In Pokémon Channel, you along with a wild Pikachu are test viewers for a new pokémon television channel. As the game progresses, more channels will become available to you. You can also win money, buy merchandise, and visit other places on the poké-plentiful island you watch all this T.V. on. A major plot point in the game is a missing episode of the Pichu anime series; Part 5 will have to be found.&lt;/story&gt; &lt;/game&gt;">
            <text:p>&lt;game name="Pokemon Channel (USA)"&gt; &lt;year&gt;2003&lt;/year&gt; &lt;rating&gt;ESRB - E (Everyone)&lt;/rating&gt; &lt;title&gt;Pokemon Channel &lt;/title&gt; &lt;pub&gt;Nintendo of America Inc.&lt;/pub&gt; &lt;dev&gt;Ambrella&lt;/dev&gt; &lt;genre&gt;Adventure&lt;/genre&gt; &lt;score&gt;3.3&lt;/score&gt; &lt;player&gt;1 Player&lt;/player&gt; &lt;story&gt;In Pokémon Channel, you along with a wild Pikachu are test viewers for a new pokémon television channel. As the game progresses, more channels will become available to you. You can also win money, buy merchandise, and visit other places on the poké-plentiful island you watch all this T.V. on. A major plot point in the game is a missing episode of the Pichu anime series; Part 5 will have to be found.&lt;/story&gt; &lt;/game&gt;</text:p>
          </table:table-cell>
          <table:table-cell table:number-columns-repeated="1012"/>
        </table:table-row>
        <table:table-row table:style-name="ro1">
          <table:table-cell office:value-type="string">
            <text:p>Pokemon Colosseum (USA)</text:p>
          </table:table-cell>
          <table:table-cell office:value-type="float" office:value="2004">
            <text:p>2004</text:p>
          </table:table-cell>
          <table:table-cell office:value-type="string">
            <text:p>ESRB - E (Everyone)</text:p>
          </table:table-cell>
          <table:table-cell office:value-type="string">
            <text:p>Pokemon Colosseum </text:p>
          </table:table-cell>
          <table:table-cell table:style-name="Default" office:value-type="string">
            <text:p>Nintendo of America Inc.</text:p>
          </table:table-cell>
          <table:table-cell office:value-type="string">
            <text:p>Genius Sonority</text:p>
          </table:table-cell>
          <table:table-cell office:value-type="string">
            <text:p>Role-Playing</text:p>
          </table:table-cell>
          <table:table-cell office:value-type="string">
            <text:p>3.7</text:p>
          </table:table-cell>
          <table:table-cell office:value-type="string">
            <text:p>1-4 Players</text:p>
          </table:table-cell>
          <table:table-cell office:value-type="string">
            <text:p>Pokémon Colosseum for the Nintendo GameCube is a follow-up to the popular Pokémon Stadium series on the N64. Connect your Game Boy Advance to your GameCube in order to battle with over 200 detailed 3D versions of Pokémon from the Ruby and Sapphire GBA games. As well as uploading characters into Colosseum, players are able to load exclusive Pokémon from the GameCube game and take them on the go with the Game Boy Advance. In addition to the tournament battle mode, Colosseum boasts a full adventure mode with a storyline. In this mode, players follow the trail of a mysterious organization that has been turning Pokémon into Shadow Pokémon.</text:p>
          </table:table-cell>
          <table:table-cell table:style-name="Default" table:formula="of:=CONCATENATE(&quot;&lt;game name=&quot;;CHAR(34);[.A412];CHAR(34);&quot;&gt; &lt;year&gt;&quot;;[.B412];&quot;&lt;/year&gt; &lt;rating&gt;&quot;;[.C412];&quot;&lt;/rating&gt; &lt;title&gt;&quot;;[.D412];&quot;&lt;/title&gt; &lt;pub&gt;&quot;;[.E412];&quot;&lt;/pub&gt; &lt;dev&gt;&quot;;[.F412];&quot;&lt;/dev&gt; &lt;genre&gt;&quot;;[.G412];&quot;&lt;/genre&gt; &lt;score&gt;&quot;;[.H412];&quot;&lt;/score&gt; &lt;player&gt;&quot;;[.I412];&quot;&lt;/player&gt; &lt;story&gt;&quot;;[.J412];&quot;&lt;/story&gt; &lt;/game&gt;&quot;)" office:value-type="string" office:string-value="&lt;game name=&quot;Pokemon Colosseum (USA)&quot;&gt; &lt;year&gt;2004&lt;/year&gt; &lt;rating&gt;ESRB - E (Everyone)&lt;/rating&gt; &lt;title&gt;Pokemon Colosseum &lt;/title&gt; &lt;pub&gt;Nintendo of America Inc.&lt;/pub&gt; &lt;dev&gt;Genius Sonority&lt;/dev&gt; &lt;genre&gt;Role-Playing&lt;/genre&gt; &lt;score&gt;3.7&lt;/score&gt; &lt;player&gt;1-4 Players&lt;/player&gt; &lt;story&gt;Pokémon Colosseum for the Nintendo GameCube is a follow-up to the popular Pokémon Stadium series on the N64. Connect your Game Boy Advance to your GameCube in order to battle with over 200 detailed 3D versions of Pokémon from the Ruby and Sapphire GBA games. As well as uploading characters into Colosseum, players are able to load exclusive Pokémon from the GameCube game and take them on the go with the Game Boy Advance. In addition to the tournament battle mode, Colosseum boasts a full adventure mode with a storyline. In this mode, players follow the trail of a mysterious organization that has been turning Pokémon into Shadow Pokémon.&lt;/story&gt; &lt;/game&gt;">
            <text:p>&lt;game name="Pokemon Colosseum (USA)"&gt; &lt;year&gt;2004&lt;/year&gt; &lt;rating&gt;ESRB - E (Everyone)&lt;/rating&gt; &lt;title&gt;Pokemon Colosseum &lt;/title&gt; &lt;pub&gt;Nintendo of America Inc.&lt;/pub&gt; &lt;dev&gt;Genius Sonority&lt;/dev&gt; &lt;genre&gt;Role-Playing&lt;/genre&gt; &lt;score&gt;3.7&lt;/score&gt; &lt;player&gt;1-4 Players&lt;/player&gt; &lt;story&gt;Pokémon Colosseum for the Nintendo GameCube is a follow-up to the popular Pokémon Stadium series on the N64. Connect your Game Boy Advance to your GameCube in order to battle with over 200 detailed 3D versions of Pokémon from the Ruby and Sapphire GBA games. As well as uploading characters into Colosseum, players are able to load exclusive Pokémon from the GameCube game and take them on the go with the Game Boy Advance. In addition to the tournament battle mode, Colosseum boasts a full adventure mode with a storyline. In this mode, players follow the trail of a mysterious organization that has been turning Pokémon into Shadow Pokémon.&lt;/story&gt; &lt;/game&gt;</text:p>
          </table:table-cell>
          <table:table-cell table:number-columns-repeated="1012"/>
        </table:table-row>
        <table:table-row table:style-name="ro1">
          <table:table-cell office:value-type="string">
            <text:p>Pokemon XD - Gale of Darkness (USA)</text:p>
          </table:table-cell>
          <table:table-cell office:value-type="float" office:value="2005">
            <text:p>2005</text:p>
          </table:table-cell>
          <table:table-cell office:value-type="string">
            <text:p>ESRB - E (Everyone)</text:p>
          </table:table-cell>
          <table:table-cell office:value-type="string">
            <text:p>Pokemon XD - Gale of Darkness </text:p>
          </table:table-cell>
          <table:table-cell table:style-name="Default" office:value-type="string">
            <text:p>Nintendo of America Inc.</text:p>
          </table:table-cell>
          <table:table-cell office:value-type="string">
            <text:p>Genius Sonority</text:p>
          </table:table-cell>
          <table:table-cell office:value-type="string">
            <text:p>Role-Playing</text:p>
          </table:table-cell>
          <table:table-cell office:value-type="string">
            <text:p>3.8</text:p>
          </table:table-cell>
          <table:table-cell office:value-type="string">
            <text:p>1-4 Players</text:p>
          </table:table-cell>
          <table:table-cell office:value-type="string">
            <text:p>You play a young Pokémon Trainer in the Orre Region, two years after the events of Pokémon Colosseum. <text:s/>An evil organization has been kidnapping Pokémon and shutting the door to their hearts in order to turn them into Shadow Pokémon, built only to attack. ****While trying to complete the research on the Purify Chamber (an invention that is supposed to restore the Shadow Pokémon to their original state), Prof. Krane was kidnapped by the evil-doers.****With Eevee by your side, you must rescue Prof. Krane while "snagging" any Shadow Pokémon you come across and opening the door to their hearts.****Pokémon XD, like its predecessors, is an RPG game with turn-based battles. <text:s/>What makes it different from previous Pokémon games is that it features a more interesting and developed story with many characters to meet and interact as well as locations to explore. <text:s/>****This game also includes combat-mode where you can battle against 1 or 3 other players.</text:p>
          </table:table-cell>
          <table:table-cell table:style-name="Default" table:formula="of:=CONCATENATE(&quot;&lt;game name=&quot;;CHAR(34);[.A413];CHAR(34);&quot;&gt; &lt;year&gt;&quot;;[.B413];&quot;&lt;/year&gt; &lt;rating&gt;&quot;;[.C413];&quot;&lt;/rating&gt; &lt;title&gt;&quot;;[.D413];&quot;&lt;/title&gt; &lt;pub&gt;&quot;;[.E413];&quot;&lt;/pub&gt; &lt;dev&gt;&quot;;[.F413];&quot;&lt;/dev&gt; &lt;genre&gt;&quot;;[.G413];&quot;&lt;/genre&gt; &lt;score&gt;&quot;;[.H413];&quot;&lt;/score&gt; &lt;player&gt;&quot;;[.I413];&quot;&lt;/player&gt; &lt;story&gt;&quot;;[.J413];&quot;&lt;/story&gt; &lt;/game&gt;&quot;)" office:value-type="string" office:string-value="&lt;game name=&quot;Pokemon XD - Gale of Darkness (USA)&quot;&gt; &lt;year&gt;2005&lt;/year&gt; &lt;rating&gt;ESRB - E (Everyone)&lt;/rating&gt; &lt;title&gt;Pokemon XD - Gale of Darkness &lt;/title&gt; &lt;pub&gt;Nintendo of America Inc.&lt;/pub&gt; &lt;dev&gt;Genius Sonority&lt;/dev&gt; &lt;genre&gt;Role-Playing&lt;/genre&gt; &lt;score&gt;3.8&lt;/score&gt; &lt;player&gt;1-4 Players&lt;/player&gt; &lt;story&gt;You play a young Pokémon Trainer in the Orre Region, two years after the events of Pokémon Colosseum.  An evil organization has been kidnapping Pokémon and shutting the door to their hearts in order to turn them into Shadow Pokémon, built only to attack. ****While trying to complete the research on the Purify Chamber (an invention that is supposed to restore the Shadow Pokémon to their original state), Prof. Krane was kidnapped by the evil-doers.****With Eevee by your side, you must rescue Prof. Krane while &quot;snagging&quot; any Shadow Pokémon you come across and opening the door to their hearts.****Pokémon XD, like its predecessors, is an RPG game with turn-based battles.  What makes it different from previous Pokémon games is that it features a more interesting and developed story with many characters to meet and interact as well as locations to explore.  ****This game also includes combat-mode where you can battle against 1 or 3 other players.&lt;/story&gt; &lt;/game&gt;">
            <text:p>&lt;game name="Pokemon XD - Gale of Darkness (USA)"&gt; &lt;year&gt;2005&lt;/year&gt; &lt;rating&gt;ESRB - E (Everyone)&lt;/rating&gt; &lt;title&gt;Pokemon XD - Gale of Darkness &lt;/title&gt; &lt;pub&gt;Nintendo of America Inc.&lt;/pub&gt; &lt;dev&gt;Genius Sonority&lt;/dev&gt; &lt;genre&gt;Role-Playing&lt;/genre&gt; &lt;score&gt;3.8&lt;/score&gt; &lt;player&gt;1-4 Players&lt;/player&gt; &lt;story&gt;You play a young Pokémon Trainer in the Orre Region, two years after the events of Pokémon Colosseum. <text:s/>An evil organization has been kidnapping Pokémon and shutting the door to their hearts in order to turn them into Shadow Pokémon, built only to attack. ****While trying to complete the research on the Purify Chamber (an invention that is supposed to restore the Shadow Pokémon to their original state), Prof. Krane was kidnapped by the evil-doers.****With Eevee by your side, you must rescue Prof. Krane while "snagging" any Shadow Pokémon you come across and opening the door to their hearts.****Pokémon XD, like its predecessors, is an RPG game with turn-based battles. <text:s/>What makes it different from previous Pokémon games is that it features a more interesting and developed story with many characters to meet and interact as well as locations to explore. <text:s/>****This game also includes combat-mode where you can battle against 1 or 3 other players.&lt;/story&gt; &lt;/game&gt;</text:p>
          </table:table-cell>
          <table:table-cell table:number-columns-repeated="1012"/>
        </table:table-row>
        <table:table-row table:style-name="ro1">
          <table:table-cell office:value-type="string">
            <text:p>Polar Express, The (USA)</text:p>
          </table:table-cell>
          <table:table-cell office:value-type="float" office:value="2004">
            <text:p>2004</text:p>
          </table:table-cell>
          <table:table-cell office:value-type="string">
            <text:p>ESRB - E (Everyone)</text:p>
          </table:table-cell>
          <table:table-cell office:value-type="string">
            <text:p>Polar Express, The </text:p>
          </table:table-cell>
          <table:table-cell table:style-name="Default" office:value-type="string">
            <text:p>THQ Inc.</text:p>
          </table:table-cell>
          <table:table-cell office:value-type="string">
            <text:p>Blue Tongue Entertainment</text:p>
          </table:table-cell>
          <table:table-cell office:value-type="string">
            <text:p>Action</text:p>
          </table:table-cell>
          <table:table-cell office:value-type="string">
            <text:p>1.8</text:p>
          </table:table-cell>
          <table:table-cell office:value-type="string">
            <text:p>1 Player</text:p>
          </table:table-cell>
          <table:table-cell office:value-type="string">
            <text:p>The Polar Express is a 3D action platformer based on Robert Zemeckis' animated Christmas film from 2004.****Play as Chris, the hero boy, and make your way to the North Pole on The Polar Express, helping the other kids to overcome the hazards and villains on the way to meet Santa!****Find the children's missing tickets, navigate the spooky train carriage, run along the carriage rooftop, fight against Scrooge, ski down the slopes with the hobo, ride in the suck-o-matic tube system and fly the zeppelin to North Pole!****A variety of activities make up this exciting Christmas adventure, including beat/dancing games, run and jumping levels, flying, skiing, and adventure elements, such as collecting lost train tickets and defeating mischievous toys!</text:p>
          </table:table-cell>
          <table:table-cell table:style-name="Default" table:formula="of:=CONCATENATE(&quot;&lt;game name=&quot;;CHAR(34);[.A414];CHAR(34);&quot;&gt; &lt;year&gt;&quot;;[.B414];&quot;&lt;/year&gt; &lt;rating&gt;&quot;;[.C414];&quot;&lt;/rating&gt; &lt;title&gt;&quot;;[.D414];&quot;&lt;/title&gt; &lt;pub&gt;&quot;;[.E414];&quot;&lt;/pub&gt; &lt;dev&gt;&quot;;[.F414];&quot;&lt;/dev&gt; &lt;genre&gt;&quot;;[.G414];&quot;&lt;/genre&gt; &lt;score&gt;&quot;;[.H414];&quot;&lt;/score&gt; &lt;player&gt;&quot;;[.I414];&quot;&lt;/player&gt; &lt;story&gt;&quot;;[.J414];&quot;&lt;/story&gt; &lt;/game&gt;&quot;)" office:value-type="string" office:string-value="&lt;game name=&quot;Polar Express, The (USA)&quot;&gt; &lt;year&gt;2004&lt;/year&gt; &lt;rating&gt;ESRB - E (Everyone)&lt;/rating&gt; &lt;title&gt;Polar Express, The &lt;/title&gt; &lt;pub&gt;THQ Inc.&lt;/pub&gt; &lt;dev&gt;Blue Tongue Entertainment&lt;/dev&gt; &lt;genre&gt;Action&lt;/genre&gt; &lt;score&gt;1.8&lt;/score&gt; &lt;player&gt;1 Player&lt;/player&gt; &lt;story&gt;The Polar Express is a 3D action platformer based on Robert Zemeckis' animated Christmas film from 2004.****Play as Chris, the hero boy, and make your way to the North Pole on The Polar Express, helping the other kids to overcome the hazards and villains on the way to meet Santa!****Find the children's missing tickets, navigate the spooky train carriage, run along the carriage rooftop, fight against Scrooge, ski down the slopes with the hobo, ride in the suck-o-matic tube system and fly the zeppelin to North Pole!****A variety of activities make up this exciting Christmas adventure, including beat/dancing games, run and jumping levels, flying, skiing, and adventure elements, such as collecting lost train tickets and defeating mischievous toys!&lt;/story&gt; &lt;/game&gt;">
            <text:p>&lt;game name="Polar Express, The (USA)"&gt; &lt;year&gt;2004&lt;/year&gt; &lt;rating&gt;ESRB - E (Everyone)&lt;/rating&gt; &lt;title&gt;Polar Express, The &lt;/title&gt; &lt;pub&gt;THQ Inc.&lt;/pub&gt; &lt;dev&gt;Blue Tongue Entertainment&lt;/dev&gt; &lt;genre&gt;Action&lt;/genre&gt; &lt;score&gt;1.8&lt;/score&gt; &lt;player&gt;1 Player&lt;/player&gt; &lt;story&gt;The Polar Express is a 3D action platformer based on Robert Zemeckis' animated Christmas film from 2004.****Play as Chris, the hero boy, and make your way to the North Pole on The Polar Express, helping the other kids to overcome the hazards and villains on the way to meet Santa!****Find the children's missing tickets, navigate the spooky train carriage, run along the carriage rooftop, fight against Scrooge, ski down the slopes with the hobo, ride in the suck-o-matic tube system and fly the zeppelin to North Pole!****A variety of activities make up this exciting Christmas adventure, including beat/dancing games, run and jumping levels, flying, skiing, and adventure elements, such as collecting lost train tickets and defeating mischievous toys!&lt;/story&gt; &lt;/game&gt;</text:p>
          </table:table-cell>
          <table:table-cell table:number-columns-repeated="1012"/>
        </table:table-row>
        <table:table-row table:style-name="ro1">
          <table:table-cell office:value-type="string">
            <text:p>Pool Edge (Japan)</text:p>
          </table:table-cell>
          <table:table-cell office:value-type="float" office:value="2002">
            <text:p>2002</text:p>
          </table:table-cell>
          <table:table-cell office:value-type="string">
            <text:p>ESRB - E (Everyone)</text:p>
          </table:table-cell>
          <table:table-cell office:value-type="string">
            <text:p>Pool Edge </text:p>
          </table:table-cell>
          <table:table-cell table:style-name="Default" office:value-type="string">
            <text:p>Media Kite</text:p>
          </table:table-cell>
          <table:table-cell office:value-type="string">
            <text:p>Nd Cube</text:p>
          </table:table-cell>
          <table:table-cell office:value-type="string">
            <text:p>Sports/Pool and Dart</text:p>
          </table:table-cell>
          <table:table-cell office:value-type="string">
            <text:p>4.1</text:p>
          </table:table-cell>
          <table:table-cell office:value-type="string">
            <text:p>1-2 Players</text:p>
          </table:table-cell>
          <table:table-cell office:value-type="string">
            <text:p>No Description Available!</text:p>
          </table:table-cell>
          <table:table-cell table:style-name="Default" table:formula="of:=CONCATENATE(&quot;&lt;game name=&quot;;CHAR(34);[.A415];CHAR(34);&quot;&gt; &lt;year&gt;&quot;;[.B415];&quot;&lt;/year&gt; &lt;rating&gt;&quot;;[.C415];&quot;&lt;/rating&gt; &lt;title&gt;&quot;;[.D415];&quot;&lt;/title&gt; &lt;pub&gt;&quot;;[.E415];&quot;&lt;/pub&gt; &lt;dev&gt;&quot;;[.F415];&quot;&lt;/dev&gt; &lt;genre&gt;&quot;;[.G415];&quot;&lt;/genre&gt; &lt;score&gt;&quot;;[.H415];&quot;&lt;/score&gt; &lt;player&gt;&quot;;[.I415];&quot;&lt;/player&gt; &lt;story&gt;&quot;;[.J415];&quot;&lt;/story&gt; &lt;/game&gt;&quot;)" office:value-type="string" office:string-value="&lt;game name=&quot;Pool Edge (Japan)&quot;&gt; &lt;year&gt;2002&lt;/year&gt; &lt;rating&gt;ESRB - E (Everyone)&lt;/rating&gt; &lt;title&gt;Pool Edge &lt;/title&gt; &lt;pub&gt;Media Kite&lt;/pub&gt; &lt;dev&gt;Nd Cube&lt;/dev&gt; &lt;genre&gt;Sports/Pool and Dart&lt;/genre&gt; &lt;score&gt;4.1&lt;/score&gt; &lt;player&gt;1-2 Players&lt;/player&gt; &lt;story&gt;No Description Available!&lt;/story&gt; &lt;/game&gt;">
            <text:p>&lt;game name="Pool Edge (Japan)"&gt; &lt;year&gt;2002&lt;/year&gt; &lt;rating&gt;ESRB - E (Everyone)&lt;/rating&gt; &lt;title&gt;Pool Edge &lt;/title&gt; &lt;pub&gt;Media Kite&lt;/pub&gt; &lt;dev&gt;Nd Cube&lt;/dev&gt; &lt;genre&gt;Sports/Pool and Dart&lt;/genre&gt; &lt;score&gt;4.1&lt;/score&gt; &lt;player&gt;1-2 Players&lt;/player&gt; &lt;story&gt;No Description Available!&lt;/story&gt; &lt;/game&gt;</text:p>
          </table:table-cell>
          <table:table-cell table:number-columns-repeated="1012"/>
        </table:table-row>
        <table:table-row table:style-name="ro1">
          <table:table-cell office:value-type="string">
            <text:p>Pool Paradise (USA)</text:p>
          </table:table-cell>
          <table:table-cell office:value-type="float" office:value="2004">
            <text:p>2004</text:p>
          </table:table-cell>
          <table:table-cell office:value-type="string">
            <text:p>ESRB - E (Everyone)</text:p>
          </table:table-cell>
          <table:table-cell office:value-type="string">
            <text:p>Pool Paradise </text:p>
          </table:table-cell>
          <table:table-cell table:style-name="Default" office:value-type="string">
            <text:p>Ignition Entertainment</text:p>
          </table:table-cell>
          <table:table-cell office:value-type="string">
            <text:p>Awesome Developments</text:p>
          </table:table-cell>
          <table:table-cell office:value-type="string">
            <text:p>Sports/Pool and Dart</text:p>
          </table:table-cell>
          <table:table-cell office:value-type="string">
            <text:p>3.5</text:p>
          </table:table-cell>
          <table:table-cell office:value-type="string">
            <text:p>1-2 Players</text:p>
          </table:table-cell>
          <table:table-cell office:value-type="string">
            <text:p>Pool Paradise lets players experience playing pool in exotic locations in the South Pacific. <text:s/>There are 30 different computer opponents to compete against as well as 10 different table designs to play on. <text:s/>There are 11 different rule types to compete in and 10 different tournaments to compete in. <text:s/>There are five different modes to play in including Practice, Championship, Tournament, Trick Shots and a series of mini-games such as playing a game of darts on the beach, skee ball with cue balls and even shooting coconuts out of a cannon.</text:p>
          </table:table-cell>
          <table:table-cell table:style-name="Default" table:formula="of:=CONCATENATE(&quot;&lt;game name=&quot;;CHAR(34);[.A416];CHAR(34);&quot;&gt; &lt;year&gt;&quot;;[.B416];&quot;&lt;/year&gt; &lt;rating&gt;&quot;;[.C416];&quot;&lt;/rating&gt; &lt;title&gt;&quot;;[.D416];&quot;&lt;/title&gt; &lt;pub&gt;&quot;;[.E416];&quot;&lt;/pub&gt; &lt;dev&gt;&quot;;[.F416];&quot;&lt;/dev&gt; &lt;genre&gt;&quot;;[.G416];&quot;&lt;/genre&gt; &lt;score&gt;&quot;;[.H416];&quot;&lt;/score&gt; &lt;player&gt;&quot;;[.I416];&quot;&lt;/player&gt; &lt;story&gt;&quot;;[.J416];&quot;&lt;/story&gt; &lt;/game&gt;&quot;)" office:value-type="string" office:string-value="&lt;game name=&quot;Pool Paradise (USA)&quot;&gt; &lt;year&gt;2004&lt;/year&gt; &lt;rating&gt;ESRB - E (Everyone)&lt;/rating&gt; &lt;title&gt;Pool Paradise &lt;/title&gt; &lt;pub&gt;Ignition Entertainment&lt;/pub&gt; &lt;dev&gt;Awesome Developments&lt;/dev&gt; &lt;genre&gt;Sports/Pool and Dart&lt;/genre&gt; &lt;score&gt;3.5&lt;/score&gt; &lt;player&gt;1-2 Players&lt;/player&gt; &lt;story&gt;Pool Paradise lets players experience playing pool in exotic locations in the South Pacific.  There are 30 different computer opponents to compete against as well as 10 different table designs to play on.  There are 11 different rule types to compete in and 10 different tournaments to compete in.  There are five different modes to play in including Practice, Championship, Tournament, Trick Shots and a series of mini-games such as playing a game of darts on the beach, skee ball with cue balls and even shooting coconuts out of a cannon.&lt;/story&gt; &lt;/game&gt;">
            <text:p>&lt;game name="Pool Paradise (USA)"&gt; &lt;year&gt;2004&lt;/year&gt; &lt;rating&gt;ESRB - E (Everyone)&lt;/rating&gt; &lt;title&gt;Pool Paradise &lt;/title&gt; &lt;pub&gt;Ignition Entertainment&lt;/pub&gt; &lt;dev&gt;Awesome Developments&lt;/dev&gt; &lt;genre&gt;Sports/Pool and Dart&lt;/genre&gt; &lt;score&gt;3.5&lt;/score&gt; &lt;player&gt;1-2 Players&lt;/player&gt; &lt;story&gt;Pool Paradise lets players experience playing pool in exotic locations in the South Pacific. <text:s/>There are 30 different computer opponents to compete against as well as 10 different table designs to play on. <text:s/>There are 11 different rule types to compete in and 10 different tournaments to compete in. <text:s/>There are five different modes to play in including Practice, Championship, Tournament, Trick Shots and a series of mini-games such as playing a game of darts on the beach, skee ball with cue balls and even shooting coconuts out of a cannon.&lt;/story&gt; &lt;/game&gt;</text:p>
          </table:table-cell>
          <table:table-cell table:number-columns-repeated="1012"/>
        </table:table-row>
        <table:table-row table:style-name="ro1">
          <table:table-cell office:value-type="string">
            <text:p>Power Rangers - Dino Thunder (USA)</text:p>
          </table:table-cell>
          <table:table-cell office:value-type="float" office:value="2004">
            <text:p>2004</text:p>
          </table:table-cell>
          <table:table-cell office:value-type="string">
            <text:p>ESRB - E (Everyone)</text:p>
          </table:table-cell>
          <table:table-cell office:value-type="string">
            <text:p>Power Rangers - Dino Thunder </text:p>
          </table:table-cell>
          <table:table-cell table:style-name="Default" office:value-type="string">
            <text:p>THQ</text:p>
          </table:table-cell>
          <table:table-cell office:value-type="string">
            <text:p>Pacific Coast Power &amp; Light</text:p>
          </table:table-cell>
          <table:table-cell office:value-type="string">
            <text:p>Action</text:p>
          </table:table-cell>
          <table:table-cell office:value-type="string">
            <text:p>2.8</text:p>
          </table:table-cell>
          <table:table-cell office:value-type="string">
            <text:p>1 Player</text:p>
          </table:table-cell>
          <table:table-cell office:value-type="string">
            <text:p>A brilliant mad scientist named Mesogog plans to send the world back into the age of dinosaurs, and only three students powered by the Dino Gems can stop him. Transformed into the Dino Thunder Power Rangers, they must stop Mesogog and his army by utilizing the mighty DinoZords in the first Power Rangers title made available for the PlayStation 2, Power Rangers: Dino Thunder. A robotic action game based on the television show of the same name, Dino Thunder allows players to jump into more than 50 different missions and mini-games in nine wide open, free-roaming worlds. Along the way, uses can control up to 18 different Zords including ones from Power Rangers: Ninja Storm and Power Rangers: Wild Force. </text:p>
          </table:table-cell>
          <table:table-cell table:style-name="Default" table:formula="of:=CONCATENATE(&quot;&lt;game name=&quot;;CHAR(34);[.A417];CHAR(34);&quot;&gt; &lt;year&gt;&quot;;[.B417];&quot;&lt;/year&gt; &lt;rating&gt;&quot;;[.C417];&quot;&lt;/rating&gt; &lt;title&gt;&quot;;[.D417];&quot;&lt;/title&gt; &lt;pub&gt;&quot;;[.E417];&quot;&lt;/pub&gt; &lt;dev&gt;&quot;;[.F417];&quot;&lt;/dev&gt; &lt;genre&gt;&quot;;[.G417];&quot;&lt;/genre&gt; &lt;score&gt;&quot;;[.H417];&quot;&lt;/score&gt; &lt;player&gt;&quot;;[.I417];&quot;&lt;/player&gt; &lt;story&gt;&quot;;[.J417];&quot;&lt;/story&gt; &lt;/game&gt;&quot;)" office:value-type="string" office:string-value="&lt;game name=&quot;Power Rangers - Dino Thunder (USA)&quot;&gt; &lt;year&gt;2004&lt;/year&gt; &lt;rating&gt;ESRB - E (Everyone)&lt;/rating&gt; &lt;title&gt;Power Rangers - Dino Thunder &lt;/title&gt; &lt;pub&gt;THQ&lt;/pub&gt; &lt;dev&gt;Pacific Coast Power &amp; Light&lt;/dev&gt; &lt;genre&gt;Action&lt;/genre&gt; &lt;score&gt;2.8&lt;/score&gt; &lt;player&gt;1 Player&lt;/player&gt; &lt;story&gt;A brilliant mad scientist named Mesogog plans to send the world back into the age of dinosaurs, and only three students powered by the Dino Gems can stop him. Transformed into the Dino Thunder Power Rangers, they must stop Mesogog and his army by utilizing the mighty DinoZords in the first Power Rangers title made available for the PlayStation 2, Power Rangers: Dino Thunder. A robotic action game based on the television show of the same name, Dino Thunder allows players to jump into more than 50 different missions and mini-games in nine wide open, free-roaming worlds. Along the way, uses can control up to 18 different Zords including ones from Power Rangers: Ninja Storm and Power Rangers: Wild Force. &lt;/story&gt; &lt;/game&gt;">
            <text:p>&lt;game name="Power Rangers - Dino Thunder (USA)"&gt; &lt;year&gt;2004&lt;/year&gt; &lt;rating&gt;ESRB - E (Everyone)&lt;/rating&gt; &lt;title&gt;Power Rangers - Dino Thunder &lt;/title&gt; &lt;pub&gt;THQ&lt;/pub&gt; &lt;dev&gt;Pacific Coast Power &amp; Light&lt;/dev&gt; &lt;genre&gt;Action&lt;/genre&gt; &lt;score&gt;2.8&lt;/score&gt; &lt;player&gt;1 Player&lt;/player&gt; &lt;story&gt;A brilliant mad scientist named Mesogog plans to send the world back into the age of dinosaurs, and only three students powered by the Dino Gems can stop him. Transformed into the Dino Thunder Power Rangers, they must stop Mesogog and his army by utilizing the mighty DinoZords in the first Power Rangers title made available for the PlayStation 2, Power Rangers: Dino Thunder. A robotic action game based on the television show of the same name, Dino Thunder allows players to jump into more than 50 different missions and mini-games in nine wide open, free-roaming worlds. Along the way, uses can control up to 18 different Zords including ones from Power Rangers: Ninja Storm and Power Rangers: Wild Force. &lt;/story&gt; &lt;/game&gt;</text:p>
          </table:table-cell>
          <table:table-cell table:number-columns-repeated="1012"/>
        </table:table-row>
        <table:table-row table:style-name="ro1">
          <table:table-cell office:value-type="string">
            <text:p>Powerpuff Girls, The - Relish Rampage (USA)</text:p>
          </table:table-cell>
          <table:table-cell office:value-type="float" office:value="2003">
            <text:p>2003</text:p>
          </table:table-cell>
          <table:table-cell office:value-type="string">
            <text:p>ESRB - E (Everyone)</text:p>
          </table:table-cell>
          <table:table-cell office:value-type="string">
            <text:p>Powerpuff Girls, The - Relish Rampage </text:p>
          </table:table-cell>
          <table:table-cell table:style-name="Default" office:value-type="string">
            <text:p>BAM! Entertainment, Inc.</text:p>
          </table:table-cell>
          <table:table-cell office:value-type="string">
            <text:p>VIS Entertainment</text:p>
          </table:table-cell>
          <table:table-cell office:value-type="string">
            <text:p>Platform</text:p>
          </table:table-cell>
          <table:table-cell office:value-type="string">
            <text:p>3.0</text:p>
          </table:table-cell>
          <table:table-cell office:value-type="string">
            <text:p>1 Player</text:p>
          </table:table-cell>
          <table:table-cell office:value-type="string">
            <text:p>Townsville in a relish rampage!?****The Powerpuff Girls are in a real pickle this time! <text:s text:c="2"/>Mojo Jojo, in his bid to become mayor, has accidentally summoned an entire race of mutant pickles to Townsville and they're taking over! <text:s text:c="2"/>Chaos reigns and the whole city has gone mad, or is that just plain marinated? <text:s text:c="2"/>It's time for some serious Powerpuff action! <text:s text:c="2"/>Your mission is to take on that bad monkey, Mojo Jojo, and then send those perilous polluting pickles back home!</text:p>
          </table:table-cell>
          <table:table-cell table:style-name="Default" table:formula="of:=CONCATENATE(&quot;&lt;game name=&quot;;CHAR(34);[.A418];CHAR(34);&quot;&gt; &lt;year&gt;&quot;;[.B418];&quot;&lt;/year&gt; &lt;rating&gt;&quot;;[.C418];&quot;&lt;/rating&gt; &lt;title&gt;&quot;;[.D418];&quot;&lt;/title&gt; &lt;pub&gt;&quot;;[.E418];&quot;&lt;/pub&gt; &lt;dev&gt;&quot;;[.F418];&quot;&lt;/dev&gt; &lt;genre&gt;&quot;;[.G418];&quot;&lt;/genre&gt; &lt;score&gt;&quot;;[.H418];&quot;&lt;/score&gt; &lt;player&gt;&quot;;[.I418];&quot;&lt;/player&gt; &lt;story&gt;&quot;;[.J418];&quot;&lt;/story&gt; &lt;/game&gt;&quot;)" office:value-type="string" office:string-value="&lt;game name=&quot;Powerpuff Girls, The - Relish Rampage (USA)&quot;&gt; &lt;year&gt;2003&lt;/year&gt; &lt;rating&gt;ESRB - E (Everyone)&lt;/rating&gt; &lt;title&gt;Powerpuff Girls, The - Relish Rampage &lt;/title&gt; &lt;pub&gt;BAM! Entertainment, Inc.&lt;/pub&gt; &lt;dev&gt;VIS Entertainment&lt;/dev&gt; &lt;genre&gt;Platform&lt;/genre&gt; &lt;score&gt;3.0&lt;/score&gt; &lt;player&gt;1 Player&lt;/player&gt; &lt;story&gt;Townsville in a relish rampage!?****The Powerpuff Girls are in a real pickle this time!   Mojo Jojo, in his bid to become mayor, has accidentally summoned an entire race of mutant pickles to Townsville and they're taking over!   Chaos reigns and the whole city has gone mad, or is that just plain marinated?   It's time for some serious Powerpuff action!   Your mission is to take on that bad monkey, Mojo Jojo, and then send those perilous polluting pickles back home!&lt;/story&gt; &lt;/game&gt;">
            <text:p>&lt;game name="Powerpuff Girls, The - Relish Rampage (USA)"&gt; &lt;year&gt;2003&lt;/year&gt; &lt;rating&gt;ESRB - E (Everyone)&lt;/rating&gt; &lt;title&gt;Powerpuff Girls, The - Relish Rampage &lt;/title&gt; &lt;pub&gt;BAM! Entertainment, Inc.&lt;/pub&gt; &lt;dev&gt;VIS Entertainment&lt;/dev&gt; &lt;genre&gt;Platform&lt;/genre&gt; &lt;score&gt;3.0&lt;/score&gt; &lt;player&gt;1 Player&lt;/player&gt; &lt;story&gt;Townsville in a relish rampage!?****The Powerpuff Girls are in a real pickle this time! <text:s text:c="2"/>Mojo Jojo, in his bid to become mayor, has accidentally summoned an entire race of mutant pickles to Townsville and they're taking over! <text:s text:c="2"/>Chaos reigns and the whole city has gone mad, or is that just plain marinated? <text:s text:c="2"/>It's time for some serious Powerpuff action! <text:s text:c="2"/>Your mission is to take on that bad monkey, Mojo Jojo, and then send those perilous polluting pickles back home!&lt;/story&gt; &lt;/game&gt;</text:p>
          </table:table-cell>
          <table:table-cell table:number-columns-repeated="1012"/>
        </table:table-row>
        <table:table-row table:style-name="ro1">
          <table:table-cell office:value-type="string">
            <text:p>Prince of Persia - The Sands of Time (USA)</text:p>
          </table:table-cell>
          <table:table-cell office:value-type="float" office:value="2003">
            <text:p>2003</text:p>
          </table:table-cell>
          <table:table-cell office:value-type="string">
            <text:p>ESRB - T (Teen)</text:p>
          </table:table-cell>
          <table:table-cell office:value-type="string">
            <text:p>Prince of Persia - The Sands of Time </text:p>
          </table:table-cell>
          <table:table-cell table:style-name="Default" office:value-type="string">
            <text:p>Ubisoft Entertainment SA</text:p>
          </table:table-cell>
          <table:table-cell office:value-type="string">
            <text:p>Ubisoft</text:p>
          </table:table-cell>
          <table:table-cell office:value-type="string">
            <text:p>Action</text:p>
          </table:table-cell>
          <table:table-cell office:value-type="string">
            <text:p>3.9</text:p>
          </table:table-cell>
          <table:table-cell office:value-type="string">
            <text:p>1 Player</text:p>
          </table:table-cell>
          <table:table-cell office:value-type="string">
            <text:p>The story of Prince of Persia: The Sands of Time starts with the Prince and his father, the King of Persia, besieging the Maharajah's castle to plunder the treasures hidden inside. In order to impress his father, the Prince sneaks inside to recover the magical Dagger of Time. He quickly learns that this dagger has the ability to control time. The malevolent Vizier has other plans for the dagger, however, and tricks the Prince into unlocking a mysterious secret of the Dagger that causes the King and many of his subjects to be turned into sand zombies. Now, the Prince must figure out what has happened and try to set things right again.****Prince of Persia: The Sands of Time is an action adventure game that updates many of the gameplay concepts from the original two games and brings them into a fully 3-dimensional world. The Prince will engage in sword fighting, wall climbing, spike dodging, puzzle solving, and more in his quest. The Prince also carries the Dagger of Time, which allows him to unleash several magical powers. <text:s/>The most important of these powers is the ability to reverse time. This ability allows the player to reverse their actions when they lead the Prince to his death.</text:p>
          </table:table-cell>
          <table:table-cell table:style-name="Default" table:formula="of:=CONCATENATE(&quot;&lt;game name=&quot;;CHAR(34);[.A419];CHAR(34);&quot;&gt; &lt;year&gt;&quot;;[.B419];&quot;&lt;/year&gt; &lt;rating&gt;&quot;;[.C419];&quot;&lt;/rating&gt; &lt;title&gt;&quot;;[.D419];&quot;&lt;/title&gt; &lt;pub&gt;&quot;;[.E419];&quot;&lt;/pub&gt; &lt;dev&gt;&quot;;[.F419];&quot;&lt;/dev&gt; &lt;genre&gt;&quot;;[.G419];&quot;&lt;/genre&gt; &lt;score&gt;&quot;;[.H419];&quot;&lt;/score&gt; &lt;player&gt;&quot;;[.I419];&quot;&lt;/player&gt; &lt;story&gt;&quot;;[.J419];&quot;&lt;/story&gt; &lt;/game&gt;&quot;)" office:value-type="string" office:string-value="&lt;game name=&quot;Prince of Persia - The Sands of Time (USA)&quot;&gt; &lt;year&gt;2003&lt;/year&gt; &lt;rating&gt;ESRB - T (Teen)&lt;/rating&gt; &lt;title&gt;Prince of Persia - The Sands of Time &lt;/title&gt; &lt;pub&gt;Ubisoft Entertainment SA&lt;/pub&gt; &lt;dev&gt;Ubisoft&lt;/dev&gt; &lt;genre&gt;Action&lt;/genre&gt; &lt;score&gt;3.9&lt;/score&gt; &lt;player&gt;1 Player&lt;/player&gt; &lt;story&gt;The story of Prince of Persia: The Sands of Time starts with the Prince and his father, the King of Persia, besieging the Maharajah's castle to plunder the treasures hidden inside. In order to impress his father, the Prince sneaks inside to recover the magical Dagger of Time. He quickly learns that this dagger has the ability to control time. The malevolent Vizier has other plans for the dagger, however, and tricks the Prince into unlocking a mysterious secret of the Dagger that causes the King and many of his subjects to be turned into sand zombies. Now, the Prince must figure out what has happened and try to set things right again.****Prince of Persia: The Sands of Time is an action adventure game that updates many of the gameplay concepts from the original two games and brings them into a fully 3-dimensional world. The Prince will engage in sword fighting, wall climbing, spike dodging, puzzle solving, and more in his quest. The Prince also carries the Dagger of Time, which allows him to unleash several magical powers.  The most important of these powers is the ability to reverse time. This ability allows the player to reverse their actions when they lead the Prince to his death.&lt;/story&gt; &lt;/game&gt;">
            <text:p>&lt;game name="Prince of Persia - The Sands of Time (USA)"&gt; &lt;year&gt;2003&lt;/year&gt; &lt;rating&gt;ESRB - T (Teen)&lt;/rating&gt; &lt;title&gt;Prince of Persia - The Sands of Time &lt;/title&gt; &lt;pub&gt;Ubisoft Entertainment SA&lt;/pub&gt; &lt;dev&gt;Ubisoft&lt;/dev&gt; &lt;genre&gt;Action&lt;/genre&gt; &lt;score&gt;3.9&lt;/score&gt; &lt;player&gt;1 Player&lt;/player&gt; &lt;story&gt;The story of Prince of Persia: The Sands of Time starts with the Prince and his father, the King of Persia, besieging the Maharajah's castle to plunder the treasures hidden inside. In order to impress his father, the Prince sneaks inside to recover the magical Dagger of Time. He quickly learns that this dagger has the ability to control time. The malevolent Vizier has other plans for the dagger, however, and tricks the Prince into unlocking a mysterious secret of the Dagger that causes the King and many of his subjects to be turned into sand zombies. Now, the Prince must figure out what has happened and try to set things right again.****Prince of Persia: The Sands of Time is an action adventure game that updates many of the gameplay concepts from the original two games and brings them into a fully 3-dimensional world. The Prince will engage in sword fighting, wall climbing, spike dodging, puzzle solving, and more in his quest. The Prince also carries the Dagger of Time, which allows him to unleash several magical powers. <text:s/>The most important of these powers is the ability to reverse time. This ability allows the player to reverse their actions when they lead the Prince to his death.&lt;/story&gt; &lt;/game&gt;</text:p>
          </table:table-cell>
          <table:table-cell table:number-columns-repeated="1012"/>
        </table:table-row>
        <table:table-row table:style-name="ro1">
          <table:table-cell office:value-type="string">
            <text:p>Prince of Persia - The Two Thrones (USA)</text:p>
          </table:table-cell>
          <table:table-cell office:value-type="float" office:value="2005">
            <text:p>2005</text:p>
          </table:table-cell>
          <table:table-cell office:value-type="string">
            <text:p>ESRB - M (Mature)</text:p>
          </table:table-cell>
          <table:table-cell office:value-type="string">
            <text:p>Prince of Persia - The Two Thrones </text:p>
          </table:table-cell>
          <table:table-cell table:style-name="Default" office:value-type="string">
            <text:p>Ubisoft, Inc.</text:p>
          </table:table-cell>
          <table:table-cell office:value-type="string">
            <text:p>Ubisoft</text:p>
          </table:table-cell>
          <table:table-cell office:value-type="string">
            <text:p>Action</text:p>
          </table:table-cell>
          <table:table-cell office:value-type="string">
            <text:p>4.0</text:p>
          </table:table-cell>
          <table:table-cell office:value-type="string">
            <text:p>1 Player</text:p>
          </table:table-cell>
          <table:table-cell office:value-type="string">
            <text:p>After many dangerous adventures, the Prince finally makes his way home to Babylon, bringing with him his new bride Kaileena, the Empress of Time. Their hopes for a peaceful and happy future together are dashed, however, when they arrive in Persia to find the land ravaged by war. Kaileena is promptly captured and murdered by the evil Vizier, and her death unleashes the Sands of Time, from which the Vizier derives terrifying new powers.****Once again the Prince of Persia must stand to fight, but this time he will be stronger than ever, thanks to his new alter ego the Dark Prince, borne of the Prince's contact with the Sands. As he fights to reclaim his kingdom from the hands of a madman, he must also battle with his own inner demons as the Dark Prince threatens to consume him entirely.****The game is very similar (in terms of fight and puzzle sequences) to the previous installments of UbiSoft's Prince of Persia trilogy: The Sands of Time and Warrior Within. There are some major innovations like the character of Dark Prince, who possess the main protagonist from time to time and offers him new combos and moves. There is also new ability, called "Speed Kill", which is very effective against all opponents in the game (victims are attacked from behind and murdered in brutally fashion).****In Prince of Persia: The Two Thrones player will explore not only the streets of Babylon, but also a ruined palace of his father, temple and the famous Hanging Gardens.</text:p>
          </table:table-cell>
          <table:table-cell table:style-name="Default" table:formula="of:=CONCATENATE(&quot;&lt;game name=&quot;;CHAR(34);[.A420];CHAR(34);&quot;&gt; &lt;year&gt;&quot;;[.B420];&quot;&lt;/year&gt; &lt;rating&gt;&quot;;[.C420];&quot;&lt;/rating&gt; &lt;title&gt;&quot;;[.D420];&quot;&lt;/title&gt; &lt;pub&gt;&quot;;[.E420];&quot;&lt;/pub&gt; &lt;dev&gt;&quot;;[.F420];&quot;&lt;/dev&gt; &lt;genre&gt;&quot;;[.G420];&quot;&lt;/genre&gt; &lt;score&gt;&quot;;[.H420];&quot;&lt;/score&gt; &lt;player&gt;&quot;;[.I420];&quot;&lt;/player&gt; &lt;story&gt;&quot;;[.J420];&quot;&lt;/story&gt; &lt;/game&gt;&quot;)" office:value-type="string" office:string-value="&lt;game name=&quot;Prince of Persia - The Two Thrones (USA)&quot;&gt; &lt;year&gt;2005&lt;/year&gt; &lt;rating&gt;ESRB - M (Mature)&lt;/rating&gt; &lt;title&gt;Prince of Persia - The Two Thrones &lt;/title&gt; &lt;pub&gt;Ubisoft, Inc.&lt;/pub&gt; &lt;dev&gt;Ubisoft&lt;/dev&gt; &lt;genre&gt;Action&lt;/genre&gt; &lt;score&gt;4.0&lt;/score&gt; &lt;player&gt;1 Player&lt;/player&gt; &lt;story&gt;After many dangerous adventures, the Prince finally makes his way home to Babylon, bringing with him his new bride Kaileena, the Empress of Time. Their hopes for a peaceful and happy future together are dashed, however, when they arrive in Persia to find the land ravaged by war. Kaileena is promptly captured and murdered by the evil Vizier, and her death unleashes the Sands of Time, from which the Vizier derives terrifying new powers.****Once again the Prince of Persia must stand to fight, but this time he will be stronger than ever, thanks to his new alter ego the Dark Prince, borne of the Prince's contact with the Sands. As he fights to reclaim his kingdom from the hands of a madman, he must also battle with his own inner demons as the Dark Prince threatens to consume him entirely.****The game is very similar (in terms of fight and puzzle sequences) to the previous installments of UbiSoft's Prince of Persia trilogy: The Sands of Time and Warrior Within. There are some major innovations like the character of Dark Prince, who possess the main protagonist from time to time and offers him new combos and moves. There is also new ability, called &quot;Speed Kill&quot;, which is very effective against all opponents in the game (victims are attacked from behind and murdered in brutally fashion).****In Prince of Persia: The Two Thrones player will explore not only the streets of Babylon, but also a ruined palace of his father, temple and the famous Hanging Gardens.&lt;/story&gt; &lt;/game&gt;">
            <text:p>&lt;game name="Prince of Persia - The Two Thrones (USA)"&gt; &lt;year&gt;2005&lt;/year&gt; &lt;rating&gt;ESRB - M (Mature)&lt;/rating&gt; &lt;title&gt;Prince of Persia - The Two Thrones &lt;/title&gt; &lt;pub&gt;Ubisoft, Inc.&lt;/pub&gt; &lt;dev&gt;Ubisoft&lt;/dev&gt; &lt;genre&gt;Action&lt;/genre&gt; &lt;score&gt;4.0&lt;/score&gt; &lt;player&gt;1 Player&lt;/player&gt; &lt;story&gt;After many dangerous adventures, the Prince finally makes his way home to Babylon, bringing with him his new bride Kaileena, the Empress of Time. Their hopes for a peaceful and happy future together are dashed, however, when they arrive in Persia to find the land ravaged by war. Kaileena is promptly captured and murdered by the evil Vizier, and her death unleashes the Sands of Time, from which the Vizier derives terrifying new powers.****Once again the Prince of Persia must stand to fight, but this time he will be stronger than ever, thanks to his new alter ego the Dark Prince, borne of the Prince's contact with the Sands. As he fights to reclaim his kingdom from the hands of a madman, he must also battle with his own inner demons as the Dark Prince threatens to consume him entirely.****The game is very similar (in terms of fight and puzzle sequences) to the previous installments of UbiSoft's Prince of Persia trilogy: The Sands of Time and Warrior Within. There are some major innovations like the character of Dark Prince, who possess the main protagonist from time to time and offers him new combos and moves. There is also new ability, called "Speed Kill", which is very effective against all opponents in the game (victims are attacked from behind and murdered in brutally fashion).****In Prince of Persia: The Two Thrones player will explore not only the streets of Babylon, but also a ruined palace of his father, temple and the famous Hanging Gardens.&lt;/story&gt; &lt;/game&gt;</text:p>
          </table:table-cell>
          <table:table-cell table:number-columns-repeated="1012"/>
        </table:table-row>
        <table:table-row table:style-name="ro1">
          <table:table-cell office:value-type="string">
            <text:p>Prince of Persia - Warrior Within (USA)</text:p>
          </table:table-cell>
          <table:table-cell office:value-type="float" office:value="2004">
            <text:p>2004</text:p>
          </table:table-cell>
          <table:table-cell office:value-type="string">
            <text:p>ESRB - M (Mature)</text:p>
          </table:table-cell>
          <table:table-cell office:value-type="string">
            <text:p>Prince of Persia - Warrior Within </text:p>
          </table:table-cell>
          <table:table-cell table:style-name="Default" office:value-type="string">
            <text:p>Ubisoft, Inc.</text:p>
          </table:table-cell>
          <table:table-cell office:value-type="string">
            <text:p>Ubisoft</text:p>
          </table:table-cell>
          <table:table-cell office:value-type="string">
            <text:p>Action</text:p>
          </table:table-cell>
          <table:table-cell office:value-type="string">
            <text:p>3.5</text:p>
          </table:table-cell>
          <table:table-cell office:value-type="string">
            <text:p>1 Player</text:p>
          </table:table-cell>
          <table:table-cell office:value-type="string">
            <text:p>Prince of Persia: Warrior Within is the direct sequel to Prince of Persia: The Sands of Time. The game comes with a new, darker look for the Prince and his surroundings. The fights are more brutal and take a larger part in the game, as the Prince now has enhanced fighting moves including new attack moves via walls and poles.****Even though the fights make up a large part of the game, the puzzle sections are still present and more complicated than before. A new move in the puzzle sections of the game is the curtain slide, which allows you to slide down to the ground slowly. There are still plenty of options for time manipulation and the storyline also lets you travel back and forth in time, visiting the same locations in an alternate time period.</text:p>
          </table:table-cell>
          <table:table-cell table:style-name="Default" table:formula="of:=CONCATENATE(&quot;&lt;game name=&quot;;CHAR(34);[.A421];CHAR(34);&quot;&gt; &lt;year&gt;&quot;;[.B421];&quot;&lt;/year&gt; &lt;rating&gt;&quot;;[.C421];&quot;&lt;/rating&gt; &lt;title&gt;&quot;;[.D421];&quot;&lt;/title&gt; &lt;pub&gt;&quot;;[.E421];&quot;&lt;/pub&gt; &lt;dev&gt;&quot;;[.F421];&quot;&lt;/dev&gt; &lt;genre&gt;&quot;;[.G421];&quot;&lt;/genre&gt; &lt;score&gt;&quot;;[.H421];&quot;&lt;/score&gt; &lt;player&gt;&quot;;[.I421];&quot;&lt;/player&gt; &lt;story&gt;&quot;;[.J421];&quot;&lt;/story&gt; &lt;/game&gt;&quot;)" office:value-type="string" office:string-value="&lt;game name=&quot;Prince of Persia - Warrior Within (USA)&quot;&gt; &lt;year&gt;2004&lt;/year&gt; &lt;rating&gt;ESRB - M (Mature)&lt;/rating&gt; &lt;title&gt;Prince of Persia - Warrior Within &lt;/title&gt; &lt;pub&gt;Ubisoft, Inc.&lt;/pub&gt; &lt;dev&gt;Ubisoft&lt;/dev&gt; &lt;genre&gt;Action&lt;/genre&gt; &lt;score&gt;3.5&lt;/score&gt; &lt;player&gt;1 Player&lt;/player&gt; &lt;story&gt;Prince of Persia: Warrior Within is the direct sequel to Prince of Persia: The Sands of Time. The game comes with a new, darker look for the Prince and his surroundings. The fights are more brutal and take a larger part in the game, as the Prince now has enhanced fighting moves including new attack moves via walls and poles.****Even though the fights make up a large part of the game, the puzzle sections are still present and more complicated than before. A new move in the puzzle sections of the game is the curtain slide, which allows you to slide down to the ground slowly. There are still plenty of options for time manipulation and the storyline also lets you travel back and forth in time, visiting the same locations in an alternate time period.&lt;/story&gt; &lt;/game&gt;">
            <text:p>&lt;game name="Prince of Persia - Warrior Within (USA)"&gt; &lt;year&gt;2004&lt;/year&gt; &lt;rating&gt;ESRB - M (Mature)&lt;/rating&gt; &lt;title&gt;Prince of Persia - Warrior Within &lt;/title&gt; &lt;pub&gt;Ubisoft, Inc.&lt;/pub&gt; &lt;dev&gt;Ubisoft&lt;/dev&gt; &lt;genre&gt;Action&lt;/genre&gt; &lt;score&gt;3.5&lt;/score&gt; &lt;player&gt;1 Player&lt;/player&gt; &lt;story&gt;Prince of Persia: Warrior Within is the direct sequel to Prince of Persia: The Sands of Time. The game comes with a new, darker look for the Prince and his surroundings. The fights are more brutal and take a larger part in the game, as the Prince now has enhanced fighting moves including new attack moves via walls and poles.****Even though the fights make up a large part of the game, the puzzle sections are still present and more complicated than before. A new move in the puzzle sections of the game is the curtain slide, which allows you to slide down to the ground slowly. There are still plenty of options for time manipulation and the storyline also lets you travel back and forth in time, visiting the same locations in an alternate time period.&lt;/story&gt; &lt;/game&gt;</text:p>
          </table:table-cell>
          <table:table-cell table:number-columns-repeated="1012"/>
        </table:table-row>
        <table:table-row table:style-name="ro1">
          <table:table-cell office:value-type="string">
            <text:p>Pro Rally (USA)</text:p>
          </table:table-cell>
          <table:table-cell office:value-type="float" office:value="2002">
            <text:p>2002</text:p>
          </table:table-cell>
          <table:table-cell office:value-type="string">
            <text:p>ESRB - E (Everyone)</text:p>
          </table:table-cell>
          <table:table-cell office:value-type="string">
            <text:p>Pro Rally </text:p>
          </table:table-cell>
          <table:table-cell table:style-name="Default" office:value-type="string">
            <text:p>Ubi Soft Entertainment, Inc.</text:p>
          </table:table-cell>
          <table:table-cell office:value-type="string">
            <text:p>Ubisoft</text:p>
          </table:table-cell>
          <table:table-cell office:value-type="string">
            <text:p>Driving</text:p>
          </table:table-cell>
          <table:table-cell office:value-type="string">
            <text:p>3.1</text:p>
          </table:table-cell>
          <table:table-cell office:value-type="string">
            <text:p>1-2 Players</text:p>
          </table:table-cell>
          <table:table-cell office:value-type="string">
            <text:p>Pro Rally is a simulation of the sport of rally racing. It features real licensed cars from manufacturers such as Seat, Subaru, Audi, Mitsubishi, Toyota, and Peugeot. It features stages all over the world including places like Italy, Argentina, England, and Sweden.****There are several modes of play which become available:****1. Time Trial: <text:s/>Practice to get the fastest times.**School: <text:s/>Earn a license by doing well in events which test performance in various conditions.**Championship: <text:s/>The heart of the game. <text:s/>Race for the fastest time in various events, and accumulate enough points to stay on top.**Arcade: <text:s/>Race against multiple computer-controlled racers simultaneously.**Trophy: <text:s/>Compete to continue on a tournament bracket.**Versus: <text:s/>Race against another player in split-screen.</text:p>
          </table:table-cell>
          <table:table-cell table:style-name="Default" table:formula="of:=CONCATENATE(&quot;&lt;game name=&quot;;CHAR(34);[.A422];CHAR(34);&quot;&gt; &lt;year&gt;&quot;;[.B422];&quot;&lt;/year&gt; &lt;rating&gt;&quot;;[.C422];&quot;&lt;/rating&gt; &lt;title&gt;&quot;;[.D422];&quot;&lt;/title&gt; &lt;pub&gt;&quot;;[.E422];&quot;&lt;/pub&gt; &lt;dev&gt;&quot;;[.F422];&quot;&lt;/dev&gt; &lt;genre&gt;&quot;;[.G422];&quot;&lt;/genre&gt; &lt;score&gt;&quot;;[.H422];&quot;&lt;/score&gt; &lt;player&gt;&quot;;[.I422];&quot;&lt;/player&gt; &lt;story&gt;&quot;;[.J422];&quot;&lt;/story&gt; &lt;/game&gt;&quot;)" office:value-type="string" office:string-value="&lt;game name=&quot;Pro Rally (USA)&quot;&gt; &lt;year&gt;2002&lt;/year&gt; &lt;rating&gt;ESRB - E (Everyone)&lt;/rating&gt; &lt;title&gt;Pro Rally &lt;/title&gt; &lt;pub&gt;Ubi Soft Entertainment, Inc.&lt;/pub&gt; &lt;dev&gt;Ubisoft&lt;/dev&gt; &lt;genre&gt;Driving&lt;/genre&gt; &lt;score&gt;3.1&lt;/score&gt; &lt;player&gt;1-2 Players&lt;/player&gt; &lt;story&gt;Pro Rally is a simulation of the sport of rally racing. It features real licensed cars from manufacturers such as Seat, Subaru, Audi, Mitsubishi, Toyota, and Peugeot. It features stages all over the world including places like Italy, Argentina, England, and Sweden.****There are several modes of play which become available:****1. Time Trial:  Practice to get the fastest times.**School:  Earn a license by doing well in events which test performance in various conditions.**Championship:  The heart of the game.  Race for the fastest time in various events, and accumulate enough points to stay on top.**Arcade:  Race against multiple computer-controlled racers simultaneously.**Trophy:  Compete to continue on a tournament bracket.**Versus:  Race against another player in split-screen.&lt;/story&gt; &lt;/game&gt;">
            <text:p>&lt;game name="Pro Rally (USA)"&gt; &lt;year&gt;2002&lt;/year&gt; &lt;rating&gt;ESRB - E (Everyone)&lt;/rating&gt; &lt;title&gt;Pro Rally &lt;/title&gt; &lt;pub&gt;Ubi Soft Entertainment, Inc.&lt;/pub&gt; &lt;dev&gt;Ubisoft&lt;/dev&gt; &lt;genre&gt;Driving&lt;/genre&gt; &lt;score&gt;3.1&lt;/score&gt; &lt;player&gt;1-2 Players&lt;/player&gt; &lt;story&gt;Pro Rally is a simulation of the sport of rally racing. It features real licensed cars from manufacturers such as Seat, Subaru, Audi, Mitsubishi, Toyota, and Peugeot. It features stages all over the world including places like Italy, Argentina, England, and Sweden.****There are several modes of play which become available:****1. Time Trial: <text:s/>Practice to get the fastest times.**School: <text:s/>Earn a license by doing well in events which test performance in various conditions.**Championship: <text:s/>The heart of the game. <text:s/>Race for the fastest time in various events, and accumulate enough points to stay on top.**Arcade: <text:s/>Race against multiple computer-controlled racers simultaneously.**Trophy: <text:s/>Compete to continue on a tournament bracket.**Versus: <text:s/>Race against another player in split-screen.&lt;/story&gt; &lt;/game&gt;</text:p>
          </table:table-cell>
          <table:table-cell table:number-columns-repeated="1012"/>
        </table:table-row>
        <table:table-row table:style-name="ro1">
          <table:table-cell office:value-type="string">
            <text:p>Puyo Pop Fever (USA)</text:p>
          </table:table-cell>
          <table:table-cell office:value-type="float" office:value="2004">
            <text:p>2004</text:p>
          </table:table-cell>
          <table:table-cell office:value-type="string">
            <text:p>ESRB - E (Everyone)</text:p>
          </table:table-cell>
          <table:table-cell office:value-type="string">
            <text:p>Puyo Pop Fever </text:p>
          </table:table-cell>
          <table:table-cell table:style-name="Default" office:value-type="string">
            <text:p>SEGA of America, Inc.</text:p>
          </table:table-cell>
          <table:table-cell office:value-type="string">
            <text:p>Sonic Team</text:p>
          </table:table-cell>
          <table:table-cell office:value-type="string">
            <text:p>Puzzle</text:p>
          </table:table-cell>
          <table:table-cell office:value-type="string">
            <text:p>3.9</text:p>
          </table:table-cell>
          <table:table-cell office:value-type="string">
            <text:p>1-2 Players</text:p>
          </table:table-cell>
          <table:table-cell office:value-type="string">
            <text:p>Accord, teacher of the local magic school, has lost her magic flying cane. There is word of an award so the students are busy searching high and low for it. Naturally our heros, Amitie and her school nemesis Raffine, make their way toward the distant dark castle. Challenging, and being challenged by, everyone you come across in a game of, Puyo Pop! <text:s/>****A puzzle game of the falling-block variety the goal of which is to clear your blocks (Puyos) by is the combining four or more of the same color which will vanish. This will produce Nuisance Puyos. These colorless Puyos will fall onto you opponents screen, thus blocking chains and combos they could create. These pesky Puyos can only be exterminated by removing neighboring Puyos.****When an opponent send Nuisance Puyos to you screen you can try to "offset" by clearing your own Puyos and limiting the number that would fall on your screen. This will also increase your Fever Meter. When this meter fills you will be given a set of prearranged Puyos with which you can wrack up giant combos and send tons of Nuisance Puyos to you opponent. When any players field becomes so full they can no longer drop Puyos they lose the game.****Puyo Pop Fever features a Two Player Mode. Some versions allow for more people such as the DS version which allows up to eight players to compete in free-for-all or team modes.</text:p>
          </table:table-cell>
          <table:table-cell table:style-name="Default" table:formula="of:=CONCATENATE(&quot;&lt;game name=&quot;;CHAR(34);[.A423];CHAR(34);&quot;&gt; &lt;year&gt;&quot;;[.B423];&quot;&lt;/year&gt; &lt;rating&gt;&quot;;[.C423];&quot;&lt;/rating&gt; &lt;title&gt;&quot;;[.D423];&quot;&lt;/title&gt; &lt;pub&gt;&quot;;[.E423];&quot;&lt;/pub&gt; &lt;dev&gt;&quot;;[.F423];&quot;&lt;/dev&gt; &lt;genre&gt;&quot;;[.G423];&quot;&lt;/genre&gt; &lt;score&gt;&quot;;[.H423];&quot;&lt;/score&gt; &lt;player&gt;&quot;;[.I423];&quot;&lt;/player&gt; &lt;story&gt;&quot;;[.J423];&quot;&lt;/story&gt; &lt;/game&gt;&quot;)" office:value-type="string" office:string-value="&lt;game name=&quot;Puyo Pop Fever (USA)&quot;&gt; &lt;year&gt;2004&lt;/year&gt; &lt;rating&gt;ESRB - E (Everyone)&lt;/rating&gt; &lt;title&gt;Puyo Pop Fever &lt;/title&gt; &lt;pub&gt;SEGA of America, Inc.&lt;/pub&gt; &lt;dev&gt;Sonic Team&lt;/dev&gt; &lt;genre&gt;Puzzle&lt;/genre&gt; &lt;score&gt;3.9&lt;/score&gt; &lt;player&gt;1-2 Players&lt;/player&gt; &lt;story&gt;Accord, teacher of the local magic school, has lost her magic flying cane. There is word of an award so the students are busy searching high and low for it. Naturally our heros, Amitie and her school nemesis Raffine, make their way toward the distant dark castle. Challenging, and being challenged by, everyone you come across in a game of, Puyo Pop!  ****A puzzle game of the falling-block variety the goal of which is to clear your blocks (Puyos) by is the combining four or more of the same color which will vanish. This will produce Nuisance Puyos. These colorless Puyos will fall onto you opponents screen, thus blocking chains and combos they could create. These pesky Puyos can only be exterminated by removing neighboring Puyos.****When an opponent send Nuisance Puyos to you screen you can try to &quot;offset&quot; by clearing your own Puyos and limiting the number that would fall on your screen. This will also increase your Fever Meter. When this meter fills you will be given a set of prearranged Puyos with which you can wrack up giant combos and send tons of Nuisance Puyos to you opponent. When any players field becomes so full they can no longer drop Puyos they lose the game.****Puyo Pop Fever features a Two Player Mode. Some versions allow for more people such as the DS version which allows up to eight players to compete in free-for-all or team modes.&lt;/story&gt; &lt;/game&gt;">
            <text:p>&lt;game name="Puyo Pop Fever (USA)"&gt; &lt;year&gt;2004&lt;/year&gt; &lt;rating&gt;ESRB - E (Everyone)&lt;/rating&gt; &lt;title&gt;Puyo Pop Fever &lt;/title&gt; &lt;pub&gt;SEGA of America, Inc.&lt;/pub&gt; &lt;dev&gt;Sonic Team&lt;/dev&gt; &lt;genre&gt;Puzzle&lt;/genre&gt; &lt;score&gt;3.9&lt;/score&gt; &lt;player&gt;1-2 Players&lt;/player&gt; &lt;story&gt;Accord, teacher of the local magic school, has lost her magic flying cane. There is word of an award so the students are busy searching high and low for it. Naturally our heros, Amitie and her school nemesis Raffine, make their way toward the distant dark castle. Challenging, and being challenged by, everyone you come across in a game of, Puyo Pop! <text:s/>****A puzzle game of the falling-block variety the goal of which is to clear your blocks (Puyos) by is the combining four or more of the same color which will vanish. This will produce Nuisance Puyos. These colorless Puyos will fall onto you opponents screen, thus blocking chains and combos they could create. These pesky Puyos can only be exterminated by removing neighboring Puyos.****When an opponent send Nuisance Puyos to you screen you can try to "offset" by clearing your own Puyos and limiting the number that would fall on your screen. This will also increase your Fever Meter. When this meter fills you will be given a set of prearranged Puyos with which you can wrack up giant combos and send tons of Nuisance Puyos to you opponent. When any players field becomes so full they can no longer drop Puyos they lose the game.****Puyo Pop Fever features a Two Player Mode. Some versions allow for more people such as the DS version which allows up to eight players to compete in free-for-all or team modes.&lt;/story&gt; &lt;/game&gt;</text:p>
          </table:table-cell>
          <table:table-cell table:number-columns-repeated="1012"/>
        </table:table-row>
        <table:table-row table:style-name="ro1">
          <table:table-cell office:value-type="string">
            <text:p>R - Racing Evolution (USA)</text:p>
          </table:table-cell>
          <table:table-cell office:value-type="float" office:value="2003">
            <text:p>2003</text:p>
          </table:table-cell>
          <table:table-cell office:value-type="string">
            <text:p>ESRB - T (Teen)</text:p>
          </table:table-cell>
          <table:table-cell office:value-type="string">
            <text:p>R - Racing Evolution </text:p>
          </table:table-cell>
          <table:table-cell table:number-columns-repeated="2" office:value-type="string">
            <text:p>Namco</text:p>
          </table:table-cell>
          <table:table-cell office:value-type="string">
            <text:p>Driving</text:p>
          </table:table-cell>
          <table:table-cell office:value-type="string">
            <text:p>3.7</text:p>
          </table:table-cell>
          <table:table-cell office:value-type="string">
            <text:p>1-2 Players</text:p>
          </table:table-cell>
          <table:table-cell office:value-type="string">
            <text:p>R:Racing Evolution is a racing game featuring several modes of gameplay:****Racing Life: This is a single player story mode. You play the part of Rena Hayami who begins the story as an ambulance driver. After successfully racing the vehicle to the hospital, you're offered a chance to drive a racecar. Rena's saga to become champion and defeat her rivals will unfold in various cut scenes between races and driving challenges that you must complete. There are 14 chapters total. ****Event Challenge: There are a variety of racing events you can enter, each with an entrance few you must earn by winning previous challenges. You can also tune up your car or buy new cars.****Arcade Mode: Here you can run a single race against computer controlled cars on the track of your choice. You can set several game options, such as the number of laps and rival cars.****Time Attack: Choose a racetrack and car, and try to earn the best time!****VS. Mode: This is a two player game. Choose a track, and two players race for either the best time or earn the most points.****The game features a variety of racing options you can set, including brake assist (will automatically brake for you if you enter a turn too fast), transmission types (automatic or manual), race difficulty, and adjustments to your cars performance. There are a variety of cars available, each with unique speed and steering characteristics. You can also unlock more cars by playing Racing Life and Event Challenge. <text:s/>There is also a pressure meter: when driving behind another vehicle, you will begin to apply psychological pressure to the driver which is indicated by a meter above the car. When full, the driver will be very likely to make a mistake giving you an opportunity to pass easily! There is an instant replay option, and you can save your best (or worst!) races for viewing later on.</text:p>
          </table:table-cell>
          <table:table-cell table:style-name="Default" table:formula="of:=CONCATENATE(&quot;&lt;game name=&quot;;CHAR(34);[.A424];CHAR(34);&quot;&gt; &lt;year&gt;&quot;;[.B424];&quot;&lt;/year&gt; &lt;rating&gt;&quot;;[.C424];&quot;&lt;/rating&gt; &lt;title&gt;&quot;;[.D424];&quot;&lt;/title&gt; &lt;pub&gt;&quot;;[.E424];&quot;&lt;/pub&gt; &lt;dev&gt;&quot;;[.F424];&quot;&lt;/dev&gt; &lt;genre&gt;&quot;;[.G424];&quot;&lt;/genre&gt; &lt;score&gt;&quot;;[.H424];&quot;&lt;/score&gt; &lt;player&gt;&quot;;[.I424];&quot;&lt;/player&gt; &lt;story&gt;&quot;;[.J424];&quot;&lt;/story&gt; &lt;/game&gt;&quot;)" office:value-type="string" office:string-value="&lt;game name=&quot;R - Racing Evolution (USA)&quot;&gt; &lt;year&gt;2003&lt;/year&gt; &lt;rating&gt;ESRB - T (Teen)&lt;/rating&gt; &lt;title&gt;R - Racing Evolution &lt;/title&gt; &lt;pub&gt;Namco&lt;/pub&gt; &lt;dev&gt;Namco&lt;/dev&gt; &lt;genre&gt;Driving&lt;/genre&gt; &lt;score&gt;3.7&lt;/score&gt; &lt;player&gt;1-2 Players&lt;/player&gt; &lt;story&gt;R:Racing Evolution is a racing game featuring several modes of gameplay:****Racing Life: This is a single player story mode. You play the part of Rena Hayami who begins the story as an ambulance driver. After successfully racing the vehicle to the hospital, you're offered a chance to drive a racecar. Rena's saga to become champion and defeat her rivals will unfold in various cut scenes between races and driving challenges that you must complete. There are 14 chapters total. ****Event Challenge: There are a variety of racing events you can enter, each with an entrance few you must earn by winning previous challenges. You can also tune up your car or buy new cars.****Arcade Mode: Here you can run a single race against computer controlled cars on the track of your choice. You can set several game options, such as the number of laps and rival cars.****Time Attack: Choose a racetrack and car, and try to earn the best time!****VS. Mode: This is a two player game. Choose a track, and two players race for either the best time or earn the most points.****The game features a variety of racing options you can set, including brake assist (will automatically brake for you if you enter a turn too fast), transmission types (automatic or manual), race difficulty, and adjustments to your cars performance. There are a variety of cars available, each with unique speed and steering characteristics. You can also unlock more cars by playing Racing Life and Event Challenge.  There is also a pressure meter: when driving behind another vehicle, you will begin to apply psychological pressure to the driver which is indicated by a meter above the car. When full, the driver will be very likely to make a mistake giving you an opportunity to pass easily! There is an instant replay option, and you can save your best (or worst!) races for viewing later on.&lt;/story&gt; &lt;/game&gt;">
            <text:p>&lt;game name="R - Racing Evolution (USA)"&gt; &lt;year&gt;2003&lt;/year&gt; &lt;rating&gt;ESRB - T (Teen)&lt;/rating&gt; &lt;title&gt;R - Racing Evolution &lt;/title&gt; &lt;pub&gt;Namco&lt;/pub&gt; &lt;dev&gt;Namco&lt;/dev&gt; &lt;genre&gt;Driving&lt;/genre&gt; &lt;score&gt;3.7&lt;/score&gt; &lt;player&gt;1-2 Players&lt;/player&gt; &lt;story&gt;R:Racing Evolution is a racing game featuring several modes of gameplay:****Racing Life: This is a single player story mode. You play the part of Rena Hayami who begins the story as an ambulance driver. After successfully racing the vehicle to the hospital, you're offered a chance to drive a racecar. Rena's saga to become champion and defeat her rivals will unfold in various cut scenes between races and driving challenges that you must complete. There are 14 chapters total. ****Event Challenge: There are a variety of racing events you can enter, each with an entrance few you must earn by winning previous challenges. You can also tune up your car or buy new cars.****Arcade Mode: Here you can run a single race against computer controlled cars on the track of your choice. You can set several game options, such as the number of laps and rival cars.****Time Attack: Choose a racetrack and car, and try to earn the best time!****VS. Mode: This is a two player game. Choose a track, and two players race for either the best time or earn the most points.****The game features a variety of racing options you can set, including brake assist (will automatically brake for you if you enter a turn too fast), transmission types (automatic or manual), race difficulty, and adjustments to your cars performance. There are a variety of cars available, each with unique speed and steering characteristics. You can also unlock more cars by playing Racing Life and Event Challenge. <text:s/>There is also a pressure meter: when driving behind another vehicle, you will begin to apply psychological pressure to the driver which is indicated by a meter above the car. When full, the driver will be very likely to make a mistake giving you an opportunity to pass easily! There is an instant replay option, and you can save your best (or worst!) races for viewing later on.&lt;/story&gt; &lt;/game&gt;</text:p>
          </table:table-cell>
          <table:table-cell table:number-columns-repeated="1012"/>
        </table:table-row>
        <table:table-row table:style-name="ro1">
          <table:table-cell office:value-type="string">
            <text:p>Radirgy Generic (Japan)</text:p>
          </table:table-cell>
          <table:table-cell office:value-type="float" office:value="2006">
            <text:p>2006</text:p>
          </table:table-cell>
          <table:table-cell office:value-type="string">
            <text:p>ESRB - T (Teen)</text:p>
          </table:table-cell>
          <table:table-cell office:value-type="string">
            <text:p>Radirgy Generic </text:p>
          </table:table-cell>
          <table:table-cell table:style-name="Default" office:value-type="string">
            <text:p>MileStone Inc.</text:p>
          </table:table-cell>
          <table:table-cell office:value-type="string">
            <text:p>MileStone</text:p>
          </table:table-cell>
          <table:table-cell office:value-type="string">
            <text:p>Shooter</text:p>
          </table:table-cell>
          <table:table-cell office:value-type="string">
            <text:p>4.0</text:p>
          </table:table-cell>
          <table:table-cell office:value-type="string">
            <text:p>1 Player</text:p>
          </table:table-cell>
          <table:table-cell office:value-type="string">
            <text:p>Radirgy is a vertical-screen top-down bullet-hell shooter originally developed by Milestone for Naomi arcade system and later released on Dreamcast.**Setting itself apart from many other top-down shooters on the system, the game features bright, cartoony, cell-shaded graphics. At the beginning, the player is given a choice of three different mecha-ships - one with a spread-gun, a weak homing laser, or a slow but powerful bubble gun. Additionally, each ship can use a sword for anything that gets too close, or specific enemies which can't be killed otherwise, a shield, which appears at the front of the ship once the player lets go of the fire button, and a smart-bomb-like field that can be extended around the player <text:s/>in a small circle, damaging enemies, absorbing their shots and turning them into points.</text:p>
          </table:table-cell>
          <table:table-cell table:style-name="Default" table:formula="of:=CONCATENATE(&quot;&lt;game name=&quot;;CHAR(34);[.A425];CHAR(34);&quot;&gt; &lt;year&gt;&quot;;[.B425];&quot;&lt;/year&gt; &lt;rating&gt;&quot;;[.C425];&quot;&lt;/rating&gt; &lt;title&gt;&quot;;[.D425];&quot;&lt;/title&gt; &lt;pub&gt;&quot;;[.E425];&quot;&lt;/pub&gt; &lt;dev&gt;&quot;;[.F425];&quot;&lt;/dev&gt; &lt;genre&gt;&quot;;[.G425];&quot;&lt;/genre&gt; &lt;score&gt;&quot;;[.H425];&quot;&lt;/score&gt; &lt;player&gt;&quot;;[.I425];&quot;&lt;/player&gt; &lt;story&gt;&quot;;[.J425];&quot;&lt;/story&gt; &lt;/game&gt;&quot;)" office:value-type="string" office:string-value="&lt;game name=&quot;Radirgy Generic (Japan)&quot;&gt; &lt;year&gt;2006&lt;/year&gt; &lt;rating&gt;ESRB - T (Teen)&lt;/rating&gt; &lt;title&gt;Radirgy Generic &lt;/title&gt; &lt;pub&gt;MileStone Inc.&lt;/pub&gt; &lt;dev&gt;MileStone&lt;/dev&gt; &lt;genre&gt;Shooter&lt;/genre&gt; &lt;score&gt;4.0&lt;/score&gt; &lt;player&gt;1 Player&lt;/player&gt; &lt;story&gt;Radirgy is a vertical-screen top-down bullet-hell shooter originally developed by Milestone for Naomi arcade system and later released on Dreamcast.**Setting itself apart from many other top-down shooters on the system, the game features bright, cartoony, cell-shaded graphics. At the beginning, the player is given a choice of three different mecha-ships - one with a spread-gun, a weak homing laser, or a slow but powerful bubble gun. Additionally, each ship can use a sword for anything that gets too close, or specific enemies which can't be killed otherwise, a shield, which appears at the front of the ship once the player lets go of the fire button, and a smart-bomb-like field that can be extended around the player  in a small circle, damaging enemies, absorbing their shots and turning them into points.&lt;/story&gt; &lt;/game&gt;">
            <text:p>&lt;game name="Radirgy Generic (Japan)"&gt; &lt;year&gt;2006&lt;/year&gt; &lt;rating&gt;ESRB - T (Teen)&lt;/rating&gt; &lt;title&gt;Radirgy Generic &lt;/title&gt; &lt;pub&gt;MileStone Inc.&lt;/pub&gt; &lt;dev&gt;MileStone&lt;/dev&gt; &lt;genre&gt;Shooter&lt;/genre&gt; &lt;score&gt;4.0&lt;/score&gt; &lt;player&gt;1 Player&lt;/player&gt; &lt;story&gt;Radirgy is a vertical-screen top-down bullet-hell shooter originally developed by Milestone for Naomi arcade system and later released on Dreamcast.**Setting itself apart from many other top-down shooters on the system, the game features bright, cartoony, cell-shaded graphics. At the beginning, the player is given a choice of three different mecha-ships - one with a spread-gun, a weak homing laser, or a slow but powerful bubble gun. Additionally, each ship can use a sword for anything that gets too close, or specific enemies which can't be killed otherwise, a shield, which appears at the front of the ship once the player lets go of the fire button, and a smart-bomb-like field that can be extended around the player <text:s/>in a small circle, damaging enemies, absorbing their shots and turning them into points.&lt;/story&gt; &lt;/game&gt;</text:p>
          </table:table-cell>
          <table:table-cell table:number-columns-repeated="1012"/>
        </table:table-row>
        <table:table-row table:style-name="ro1">
          <table:table-cell office:value-type="string">
            <text:p>Rally Championship (USA)</text:p>
          </table:table-cell>
          <table:table-cell office:value-type="float" office:value="2003">
            <text:p>2003</text:p>
          </table:table-cell>
          <table:table-cell office:value-type="string">
            <text:p>ESRB - E (Everyone)</text:p>
          </table:table-cell>
          <table:table-cell office:value-type="string">
            <text:p>Rally Championship </text:p>
          </table:table-cell>
          <table:table-cell table:style-name="Default" office:value-type="string">
            <text:p>Conspiracy Entertainment <text:s/>Corp.</text:p>
          </table:table-cell>
          <table:table-cell office:value-type="string">
            <text:p>Warthog</text:p>
          </table:table-cell>
          <table:table-cell office:value-type="string">
            <text:p>Driving</text:p>
          </table:table-cell>
          <table:table-cell office:value-type="string">
            <text:p>2.9</text:p>
          </table:table-cell>
          <table:table-cell office:value-type="string">
            <text:p>1-4 Players</text:p>
          </table:table-cell>
          <table:table-cell office:value-type="string">
            <text:p>Features 29 cars, including Subaru, Mitsubishi, Toyota &amp; Ford, <text:s/>plus classic cars such as the Audi Quattro and Mini Cooper.**24 full rally stages are available to the single player, with arcade, championship and quick race modes available.**The game also features a split screen multi player mode for up to four players with 8 unique <text:s/>tracks.**The cars use a four point physics system, dynamic damage and mud/dust/snow effects.**The rally stages take place in England, Wales, Scotland, Finland, Kenya and USA and feature various weather and road conditions.</text:p>
          </table:table-cell>
          <table:table-cell table:style-name="Default" table:formula="of:=CONCATENATE(&quot;&lt;game name=&quot;;CHAR(34);[.A426];CHAR(34);&quot;&gt; &lt;year&gt;&quot;;[.B426];&quot;&lt;/year&gt; &lt;rating&gt;&quot;;[.C426];&quot;&lt;/rating&gt; &lt;title&gt;&quot;;[.D426];&quot;&lt;/title&gt; &lt;pub&gt;&quot;;[.E426];&quot;&lt;/pub&gt; &lt;dev&gt;&quot;;[.F426];&quot;&lt;/dev&gt; &lt;genre&gt;&quot;;[.G426];&quot;&lt;/genre&gt; &lt;score&gt;&quot;;[.H426];&quot;&lt;/score&gt; &lt;player&gt;&quot;;[.I426];&quot;&lt;/player&gt; &lt;story&gt;&quot;;[.J426];&quot;&lt;/story&gt; &lt;/game&gt;&quot;)" office:value-type="string" office:string-value="&lt;game name=&quot;Rally Championship (USA)&quot;&gt; &lt;year&gt;2003&lt;/year&gt; &lt;rating&gt;ESRB - E (Everyone)&lt;/rating&gt; &lt;title&gt;Rally Championship &lt;/title&gt; &lt;pub&gt;Conspiracy Entertainment  Corp.&lt;/pub&gt; &lt;dev&gt;Warthog&lt;/dev&gt; &lt;genre&gt;Driving&lt;/genre&gt; &lt;score&gt;2.9&lt;/score&gt; &lt;player&gt;1-4 Players&lt;/player&gt; &lt;story&gt;Features 29 cars, including Subaru, Mitsubishi, Toyota &amp; Ford,  plus classic cars such as the Audi Quattro and Mini Cooper.**24 full rally stages are available to the single player, with arcade, championship and quick race modes available.**The game also features a split screen multi player mode for up to four players with 8 unique  tracks.**The cars use a four point physics system, dynamic damage and mud/dust/snow effects.**The rally stages take place in England, Wales, Scotland, Finland, Kenya and USA and feature various weather and road conditions.&lt;/story&gt; &lt;/game&gt;">
            <text:p>&lt;game name="Rally Championship (USA)"&gt; &lt;year&gt;2003&lt;/year&gt; &lt;rating&gt;ESRB - E (Everyone)&lt;/rating&gt; &lt;title&gt;Rally Championship &lt;/title&gt; &lt;pub&gt;Conspiracy Entertainment <text:s/>Corp.&lt;/pub&gt; &lt;dev&gt;Warthog&lt;/dev&gt; &lt;genre&gt;Driving&lt;/genre&gt; &lt;score&gt;2.9&lt;/score&gt; &lt;player&gt;1-4 Players&lt;/player&gt; &lt;story&gt;Features 29 cars, including Subaru, Mitsubishi, Toyota &amp; Ford, <text:s/>plus classic cars such as the Audi Quattro and Mini Cooper.**24 full rally stages are available to the single player, with arcade, championship and quick race modes available.**The game also features a split screen multi player mode for up to four players with 8 unique <text:s/>tracks.**The cars use a four point physics system, dynamic damage and mud/dust/snow effects.**The rally stages take place in England, Wales, Scotland, Finland, Kenya and USA and feature various weather and road conditions.&lt;/story&gt; &lt;/game&gt;</text:p>
          </table:table-cell>
          <table:table-cell table:number-columns-repeated="1012"/>
        </table:table-row>
        <table:table-row table:style-name="ro1">
          <table:table-cell office:value-type="string">
            <text:p>Rampage - Total Destruction (USA)</text:p>
          </table:table-cell>
          <table:table-cell office:value-type="float" office:value="2006">
            <text:p>2006</text:p>
          </table:table-cell>
          <table:table-cell office:value-type="string">
            <text:p>ESRB - E10+ (Everyone 10+)</text:p>
          </table:table-cell>
          <table:table-cell office:value-type="string">
            <text:p>Rampage - Total Destruction </text:p>
          </table:table-cell>
          <table:table-cell table:style-name="Default" office:value-type="string">
            <text:p>Midway Games Ltd.</text:p>
          </table:table-cell>
          <table:table-cell office:value-type="string">
            <text:p>Pipeworks Software</text:p>
          </table:table-cell>
          <table:table-cell office:value-type="string">
            <text:p>Action</text:p>
          </table:table-cell>
          <table:table-cell office:value-type="string">
            <text:p>2.7</text:p>
          </table:table-cell>
          <table:table-cell office:value-type="string">
            <text:p>1-4 Players</text:p>
          </table:table-cell>
          <table:table-cell office:value-type="string">
            <text:p>Scum Labs is testing a new drink called 'Scum Soda'. <text:s/>However, all thirty test subjects that drank it have transformed into angry, hulking monsters! <text:s/>Most of the monsters have been contained in cryo-tubes and hidden within various cities. <text:s/>However, some monsters, such as George, Lizzie and Ralph, are still free! <text:s/>It's up to you to tear down cities and find the hidden monsters.****Rampage: Total Destruction is an update to the arcade game Rampage. <text:s/>In it, you play as one of thirty furious monsters as you make your way through cities, destroying buildings and eating people for health. <text:s/>Destroying buildings builds up your "Rampage Meter" - when this is full, you'll become super-powered for a while, and be able to destroy things much more quickly. <text:s/>Each level also has a bonus challenge - such as 'Eat ten mimes' or 'Destroy five trams'. <text:s/>If you complete this challenge, your monster will receive a permanent upgrade, such as a roar attack, or a charge punch. <text:s/>At the tenth level of each city, players face off against a boss character, Dr. Vector - if you destroy his dangerous machines as well as levelling the city, you'll receive a bonus.****A new feature of Rampage: Total Destruction is the ability to climb on the front of buildings. <text:s/>Instead of just climbing the sides and standing on the top of buildings, players can now smash the buildings from the front as well. <text:s/>However, there is an added danger to this - people now hurl objects like televisions out their windows in an attempt to try and stop you.****The game also includes two previous games from the series as a bonus - the original Rampage, and Rampage World Tour. <text:s/>These games are emulations of the arcade versions of the game.</text:p>
          </table:table-cell>
          <table:table-cell table:style-name="Default" table:formula="of:=CONCATENATE(&quot;&lt;game name=&quot;;CHAR(34);[.A427];CHAR(34);&quot;&gt; &lt;year&gt;&quot;;[.B427];&quot;&lt;/year&gt; &lt;rating&gt;&quot;;[.C427];&quot;&lt;/rating&gt; &lt;title&gt;&quot;;[.D427];&quot;&lt;/title&gt; &lt;pub&gt;&quot;;[.E427];&quot;&lt;/pub&gt; &lt;dev&gt;&quot;;[.F427];&quot;&lt;/dev&gt; &lt;genre&gt;&quot;;[.G427];&quot;&lt;/genre&gt; &lt;score&gt;&quot;;[.H427];&quot;&lt;/score&gt; &lt;player&gt;&quot;;[.I427];&quot;&lt;/player&gt; &lt;story&gt;&quot;;[.J427];&quot;&lt;/story&gt; &lt;/game&gt;&quot;)" office:value-type="string" office:string-value="&lt;game name=&quot;Rampage - Total Destruction (USA)&quot;&gt; &lt;year&gt;2006&lt;/year&gt; &lt;rating&gt;ESRB - E10+ (Everyone 10+)&lt;/rating&gt; &lt;title&gt;Rampage - Total Destruction &lt;/title&gt; &lt;pub&gt;Midway Games Ltd.&lt;/pub&gt; &lt;dev&gt;Pipeworks Software&lt;/dev&gt; &lt;genre&gt;Action&lt;/genre&gt; &lt;score&gt;2.7&lt;/score&gt; &lt;player&gt;1-4 Players&lt;/player&gt; &lt;story&gt;Scum Labs is testing a new drink called 'Scum Soda'.  However, all thirty test subjects that drank it have transformed into angry, hulking monsters!  Most of the monsters have been contained in cryo-tubes and hidden within various cities.  However, some monsters, such as George, Lizzie and Ralph, are still free!  It's up to you to tear down cities and find the hidden monsters.****Rampage: Total Destruction is an update to the arcade game Rampage.  In it, you play as one of thirty furious monsters as you make your way through cities, destroying buildings and eating people for health.  Destroying buildings builds up your &quot;Rampage Meter&quot; - when this is full, you'll become super-powered for a while, and be able to destroy things much more quickly.  Each level also has a bonus challenge - such as 'Eat ten mimes' or 'Destroy five trams'.  If you complete this challenge, your monster will receive a permanent upgrade, such as a roar attack, or a charge punch.  At the tenth level of each city, players face off against a boss character, Dr. Vector - if you destroy his dangerous machines as well as levelling the city, you'll receive a bonus.****A new feature of Rampage: Total Destruction is the ability to climb on the front of buildings.  Instead of just climbing the sides and standing on the top of buildings, players can now smash the buildings from the front as well.  However, there is an added danger to this - people now hurl objects like televisions out their windows in an attempt to try and stop you.****The game also includes two previous games from the series as a bonus - the original Rampage, and Rampage World Tour.  These games are emulations of the arcade versions of the game.&lt;/story&gt; &lt;/game&gt;">
            <text:p>&lt;game name="Rampage - Total Destruction (USA)"&gt; &lt;year&gt;2006&lt;/year&gt; &lt;rating&gt;ESRB - E10+ (Everyone 10+)&lt;/rating&gt; &lt;title&gt;Rampage - Total Destruction &lt;/title&gt; &lt;pub&gt;Midway Games Ltd.&lt;/pub&gt; &lt;dev&gt;Pipeworks Software&lt;/dev&gt; &lt;genre&gt;Action&lt;/genre&gt; &lt;score&gt;2.7&lt;/score&gt; &lt;player&gt;1-4 Players&lt;/player&gt; &lt;story&gt;Scum Labs is testing a new drink called 'Scum Soda'. <text:s/>However, all thirty test subjects that drank it have transformed into angry, hulking monsters! <text:s/>Most of the monsters have been contained in cryo-tubes and hidden within various cities. <text:s/>However, some monsters, such as George, Lizzie and Ralph, are still free! <text:s/>It's up to you to tear down cities and find the hidden monsters.****Rampage: Total Destruction is an update to the arcade game Rampage. <text:s/>In it, you play as one of thirty furious monsters as you make your way through cities, destroying buildings and eating people for health. <text:s/>Destroying buildings builds up your "Rampage Meter" - when this is full, you'll become super-powered for a while, and be able to destroy things much more quickly. <text:s/>Each level also has a bonus challenge - such as 'Eat ten mimes' or 'Destroy five trams'. <text:s/>If you complete this challenge, your monster will receive a permanent upgrade, such as a roar attack, or a charge punch. <text:s/>At the tenth level of each city, players face off against a boss character, Dr. Vector - if you destroy his dangerous machines as well as levelling the city, you'll receive a bonus.****A new feature of Rampage: Total Destruction is the ability to climb on the front of buildings. <text:s/>Instead of just climbing the sides and standing on the top of buildings, players can now smash the buildings from the front as well. <text:s/>However, there is an added danger to this - people now hurl objects like televisions out their windows in an attempt to try and stop you.****The game also includes two previous games from the series as a bonus - the original Rampage, and Rampage World Tour. <text:s/>These games are emulations of the arcade versions of the game.&lt;/story&gt; &lt;/game&gt;</text:p>
          </table:table-cell>
          <table:table-cell table:number-columns-repeated="1012"/>
        </table:table-row>
        <table:table-row table:style-name="ro1">
          <table:table-cell office:value-type="string">
            <text:p>Rave Master (USA)</text:p>
          </table:table-cell>
          <table:table-cell office:value-type="float" office:value="2005">
            <text:p>2005</text:p>
          </table:table-cell>
          <table:table-cell office:value-type="string">
            <text:p>ESRB - T (Teen)</text:p>
          </table:table-cell>
          <table:table-cell office:value-type="string">
            <text:p>Rave Master </text:p>
          </table:table-cell>
          <table:table-cell table:style-name="Default" office:value-type="string">
            <text:p>Konami Digital Entertainment, Inc.</text:p>
          </table:table-cell>
          <table:table-cell office:value-type="string">
            <text:p>Konami</text:p>
          </table:table-cell>
          <table:table-cell office:value-type="string">
            <text:p>Action</text:p>
          </table:table-cell>
          <table:table-cell office:value-type="string">
            <text:p>2.9</text:p>
          </table:table-cell>
          <table:table-cell office:value-type="string">
            <text:p>1-4 Players</text:p>
          </table:table-cell>
          <table:table-cell office:value-type="string">
            <text:p>In this world, there exist two kinds of stones which hold great powers: Shadow Stones, which hold powers of darkness, and Rave Stones, which hold powers of hope. 50 years ago, a great battle took place which destroyed a great portion of the planet and scattered the stones all over the globe. Now, a group of youngsters are searching for the Rave Stones, but of course, things are never as easy as they might seem...****Based on the manga and anime series created by Hiro Mashima, Rave Master is an action fighting game not unlike Power Stone or Poy Poy. Up to four players fight in an enclosed arena using various attacks and abilities. During battles, weapons will appear which can be picked up and used. Items called Rave Stones and Shadow Stones also appear, which will grant special abilities to the player who picks them up. Twelve characters from the anime and manga are available to play as.****There are several modes of play, including story mode, where you choose one of five characters and play through their story; VS mode, where up to four players fight with various kinds of rules; and free mode, where the goal is to survive through a series of stages.</text:p>
          </table:table-cell>
          <table:table-cell table:style-name="Default" table:formula="of:=CONCATENATE(&quot;&lt;game name=&quot;;CHAR(34);[.A428];CHAR(34);&quot;&gt; &lt;year&gt;&quot;;[.B428];&quot;&lt;/year&gt; &lt;rating&gt;&quot;;[.C428];&quot;&lt;/rating&gt; &lt;title&gt;&quot;;[.D428];&quot;&lt;/title&gt; &lt;pub&gt;&quot;;[.E428];&quot;&lt;/pub&gt; &lt;dev&gt;&quot;;[.F428];&quot;&lt;/dev&gt; &lt;genre&gt;&quot;;[.G428];&quot;&lt;/genre&gt; &lt;score&gt;&quot;;[.H428];&quot;&lt;/score&gt; &lt;player&gt;&quot;;[.I428];&quot;&lt;/player&gt; &lt;story&gt;&quot;;[.J428];&quot;&lt;/story&gt; &lt;/game&gt;&quot;)" office:value-type="string" office:string-value="&lt;game name=&quot;Rave Master (USA)&quot;&gt; &lt;year&gt;2005&lt;/year&gt; &lt;rating&gt;ESRB - T (Teen)&lt;/rating&gt; &lt;title&gt;Rave Master &lt;/title&gt; &lt;pub&gt;Konami Digital Entertainment, Inc.&lt;/pub&gt; &lt;dev&gt;Konami&lt;/dev&gt; &lt;genre&gt;Action&lt;/genre&gt; &lt;score&gt;2.9&lt;/score&gt; &lt;player&gt;1-4 Players&lt;/player&gt; &lt;story&gt;In this world, there exist two kinds of stones which hold great powers: Shadow Stones, which hold powers of darkness, and Rave Stones, which hold powers of hope. 50 years ago, a great battle took place which destroyed a great portion of the planet and scattered the stones all over the globe. Now, a group of youngsters are searching for the Rave Stones, but of course, things are never as easy as they might seem...****Based on the manga and anime series created by Hiro Mashima, Rave Master is an action fighting game not unlike Power Stone or Poy Poy. Up to four players fight in an enclosed arena using various attacks and abilities. During battles, weapons will appear which can be picked up and used. Items called Rave Stones and Shadow Stones also appear, which will grant special abilities to the player who picks them up. Twelve characters from the anime and manga are available to play as.****There are several modes of play, including story mode, where you choose one of five characters and play through their story; VS mode, where up to four players fight with various kinds of rules; and free mode, where the goal is to survive through a series of stages.&lt;/story&gt; &lt;/game&gt;">
            <text:p>&lt;game name="Rave Master (USA)"&gt; &lt;year&gt;2005&lt;/year&gt; &lt;rating&gt;ESRB - T (Teen)&lt;/rating&gt; &lt;title&gt;Rave Master &lt;/title&gt; &lt;pub&gt;Konami Digital Entertainment, Inc.&lt;/pub&gt; &lt;dev&gt;Konami&lt;/dev&gt; &lt;genre&gt;Action&lt;/genre&gt; &lt;score&gt;2.9&lt;/score&gt; &lt;player&gt;1-4 Players&lt;/player&gt; &lt;story&gt;In this world, there exist two kinds of stones which hold great powers: Shadow Stones, which hold powers of darkness, and Rave Stones, which hold powers of hope. 50 years ago, a great battle took place which destroyed a great portion of the planet and scattered the stones all over the globe. Now, a group of youngsters are searching for the Rave Stones, but of course, things are never as easy as they might seem...****Based on the manga and anime series created by Hiro Mashima, Rave Master is an action fighting game not unlike Power Stone or Poy Poy. Up to four players fight in an enclosed arena using various attacks and abilities. During battles, weapons will appear which can be picked up and used. Items called Rave Stones and Shadow Stones also appear, which will grant special abilities to the player who picks them up. Twelve characters from the anime and manga are available to play as.****There are several modes of play, including story mode, where you choose one of five characters and play through their story; VS mode, where up to four players fight with various kinds of rules; and free mode, where the goal is to survive through a series of stages.&lt;/story&gt; &lt;/game&gt;</text:p>
          </table:table-cell>
          <table:table-cell table:number-columns-repeated="1012"/>
        </table:table-row>
        <table:table-row table:style-name="ro1">
          <table:table-cell office:value-type="string">
            <text:p>Rayman 3 - Hoodlum Havoc (USA)</text:p>
          </table:table-cell>
          <table:table-cell office:value-type="float" office:value="2003">
            <text:p>2003</text:p>
          </table:table-cell>
          <table:table-cell office:value-type="string">
            <text:p>ESRB - E (Everyone)</text:p>
          </table:table-cell>
          <table:table-cell office:value-type="string">
            <text:p>Rayman 3 - Hoodlum Havoc </text:p>
          </table:table-cell>
          <table:table-cell table:style-name="Default" office:value-type="string">
            <text:p>Ubisoft Entertainment SA</text:p>
          </table:table-cell>
          <table:table-cell office:value-type="string">
            <text:p>Ubisoft</text:p>
          </table:table-cell>
          <table:table-cell office:value-type="string">
            <text:p>Platform</text:p>
          </table:table-cell>
          <table:table-cell office:value-type="string">
            <text:p>4.3</text:p>
          </table:table-cell>
          <table:table-cell office:value-type="string">
            <text:p>1 Player</text:p>
          </table:table-cell>
          <table:table-cell office:value-type="string">
            <text:p>Globox, a friend of Rayman, has placed the world into a deadly possibility. By eating Andre, the Lord of the Dark Lums, Globox has enraged the Hoodlums, who plan to take back their master no matter what the cost to the world around them. It's up to Rayman to save the day and find a cure to rid the Dark Lord from Globox. ****Rayman 3: Hoodlum Havoc is a 3D third-person platform game. Rayman, the main hero, jumps and punches his way through numerous colorful levels, with Globox (and Andre inside him) tagging along and occasionally commenting on the goings-on. Rayman's main weapon is his fist; he can use it to shoot projectiles at the attacking Hoodlums and other foes, and the projectiles are more powerful when the fist is charged by holding down the &amp;quot;shoot&amp;quot; button. ****The game is divided into several worlds, each divided into a couple of levels; the game is saved automatically after each level. In between the worlds, the player has to complete a mini-game where he has to surf along light-beams in a psychedelic environment. ****Rayman can also come across power-ups which temporarily give him a special power: the green power-up allows him to shoot tornadoes, the blue power-up gives him the ability to use a grappling hook, the yellow power-up allows him to fly for a short while, the orange power-up allows him to shoot precisely guided missiles and the red power-up grants him a very powerful fist that can bash doors. These power-ups are always necessary to defeat an enemy or a boss, or to get to the next part of the level. ****Rayman can find and free the Teensies locked in cages throughout the level; the freed Teensies will express their gratitude by opening up the next part of the map or by summoning some bonuses to collect. Each six Teensies freed increases Rayman's health bar. ****There are numerous bonuses hidden throughout the levels; completing the levels with lots of score will unlock humorous animations and mini-games. ****The Game Boy Advance Rayman 3 links to the Gamecube through the link port, allowing you to play exclusive mini-games on both systems, and download new levels to the GBA.</text:p>
          </table:table-cell>
          <table:table-cell table:style-name="Default" table:formula="of:=CONCATENATE(&quot;&lt;game name=&quot;;CHAR(34);[.A429];CHAR(34);&quot;&gt; &lt;year&gt;&quot;;[.B429];&quot;&lt;/year&gt; &lt;rating&gt;&quot;;[.C429];&quot;&lt;/rating&gt; &lt;title&gt;&quot;;[.D429];&quot;&lt;/title&gt; &lt;pub&gt;&quot;;[.E429];&quot;&lt;/pub&gt; &lt;dev&gt;&quot;;[.F429];&quot;&lt;/dev&gt; &lt;genre&gt;&quot;;[.G429];&quot;&lt;/genre&gt; &lt;score&gt;&quot;;[.H429];&quot;&lt;/score&gt; &lt;player&gt;&quot;;[.I429];&quot;&lt;/player&gt; &lt;story&gt;&quot;;[.J429];&quot;&lt;/story&gt; &lt;/game&gt;&quot;)" office:value-type="string" office:string-value="&lt;game name=&quot;Rayman 3 - Hoodlum Havoc (USA)&quot;&gt; &lt;year&gt;2003&lt;/year&gt; &lt;rating&gt;ESRB - E (Everyone)&lt;/rating&gt; &lt;title&gt;Rayman 3 - Hoodlum Havoc &lt;/title&gt; &lt;pub&gt;Ubisoft Entertainment SA&lt;/pub&gt; &lt;dev&gt;Ubisoft&lt;/dev&gt; &lt;genre&gt;Platform&lt;/genre&gt; &lt;score&gt;4.3&lt;/score&gt; &lt;player&gt;1 Player&lt;/player&gt; &lt;story&gt;Globox, a friend of Rayman, has placed the world into a deadly possibility. By eating Andre, the Lord of the Dark Lums, Globox has enraged the Hoodlums, who plan to take back their master no matter what the cost to the world around them. It's up to Rayman to save the day and find a cure to rid the Dark Lord from Globox. ****Rayman 3: Hoodlum Havoc is a 3D third-person platform game. Rayman, the main hero, jumps and punches his way through numerous colorful levels, with Globox (and Andre inside him) tagging along and occasionally commenting on the goings-on. Rayman's main weapon is his fist; he can use it to shoot projectiles at the attacking Hoodlums and other foes, and the projectiles are more powerful when the fist is charged by holding down the &amp;quot;shoot&amp;quot; button. ****The game is divided into several worlds, each divided into a couple of levels; the game is saved automatically after each level. In between the worlds, the player has to complete a mini-game where he has to surf along light-beams in a psychedelic environment. ****Rayman can also come across power-ups which temporarily give him a special power: the green power-up allows him to shoot tornadoes, the blue power-up gives him the ability to use a grappling hook, the yellow power-up allows him to fly for a short while, the orange power-up allows him to shoot precisely guided missiles and the red power-up grants him a very powerful fist that can bash doors. These power-ups are always necessary to defeat an enemy or a boss, or to get to the next part of the level. ****Rayman can find and free the Teensies locked in cages throughout the level; the freed Teensies will express their gratitude by opening up the next part of the map or by summoning some bonuses to collect. Each six Teensies freed increases Rayman's health bar. ****There are numerous bonuses hidden throughout the levels; completing the levels with lots of score will unlock humorous animations and mini-games. ****The Game Boy Advance Rayman 3 links to the Gamecube through the link port, allowing you to play exclusive mini-games on both systems, and download new levels to the GBA.&lt;/story&gt; &lt;/game&gt;">
            <text:p>&lt;game name="Rayman 3 - Hoodlum Havoc (USA)"&gt; &lt;year&gt;2003&lt;/year&gt; &lt;rating&gt;ESRB - E (Everyone)&lt;/rating&gt; &lt;title&gt;Rayman 3 - Hoodlum Havoc &lt;/title&gt; &lt;pub&gt;Ubisoft Entertainment SA&lt;/pub&gt; &lt;dev&gt;Ubisoft&lt;/dev&gt; &lt;genre&gt;Platform&lt;/genre&gt; &lt;score&gt;4.3&lt;/score&gt; &lt;player&gt;1 Player&lt;/player&gt; &lt;story&gt;Globox, a friend of Rayman, has placed the world into a deadly possibility. By eating Andre, the Lord of the Dark Lums, Globox has enraged the Hoodlums, who plan to take back their master no matter what the cost to the world around them. It's up to Rayman to save the day and find a cure to rid the Dark Lord from Globox. ****Rayman 3: Hoodlum Havoc is a 3D third-person platform game. Rayman, the main hero, jumps and punches his way through numerous colorful levels, with Globox (and Andre inside him) tagging along and occasionally commenting on the goings-on. Rayman's main weapon is his fist; he can use it to shoot projectiles at the attacking Hoodlums and other foes, and the projectiles are more powerful when the fist is charged by holding down the &amp;quot;shoot&amp;quot; button. ****The game is divided into several worlds, each divided into a couple of levels; the game is saved automatically after each level. In between the worlds, the player has to complete a mini-game where he has to surf along light-beams in a psychedelic environment. ****Rayman can also come across power-ups which temporarily give him a special power: the green power-up allows him to shoot tornadoes, the blue power-up gives him the ability to use a grappling hook, the yellow power-up allows him to fly for a short while, the orange power-up allows him to shoot precisely guided missiles and the red power-up grants him a very powerful fist that can bash doors. These power-ups are always necessary to defeat an enemy or a boss, or to get to the next part of the level. ****Rayman can find and free the Teensies locked in cages throughout the level; the freed Teensies will express their gratitude by opening up the next part of the map or by summoning some bonuses to collect. Each six Teensies freed increases Rayman's health bar. ****There are numerous bonuses hidden throughout the levels; completing the levels with lots of score will unlock humorous animations and mini-games. ****The Game Boy Advance Rayman 3 links to the Gamecube through the link port, allowing you to play exclusive mini-games on both systems, and download new levels to the GBA.&lt;/story&gt; &lt;/game&gt;</text:p>
          </table:table-cell>
          <table:table-cell table:number-columns-repeated="1012"/>
        </table:table-row>
        <table:table-row table:style-name="ro1">
          <table:table-cell office:value-type="string">
            <text:p>Rayman Arena (USA)</text:p>
          </table:table-cell>
          <table:table-cell office:value-type="float" office:value="2002">
            <text:p>2002</text:p>
          </table:table-cell>
          <table:table-cell office:value-type="string">
            <text:p>ESRB - E (Everyone)</text:p>
          </table:table-cell>
          <table:table-cell office:value-type="string">
            <text:p>Rayman Arena </text:p>
          </table:table-cell>
          <table:table-cell table:style-name="Default" office:value-type="string">
            <text:p>Ubi Soft Entertainment Software</text:p>
          </table:table-cell>
          <table:table-cell office:value-type="string">
            <text:p>Ubisoft</text:p>
          </table:table-cell>
          <table:table-cell office:value-type="string">
            <text:p>Party</text:p>
          </table:table-cell>
          <table:table-cell office:value-type="string">
            <text:p>3.3</text:p>
          </table:table-cell>
          <table:table-cell office:value-type="string">
            <text:p>1-4 Players</text:p>
          </table:table-cell>
          <table:table-cell office:value-type="string">
            <text:p>This is the first multiplayer game in the Rayman series. It's no jump and run as the other Rayman franchises were - here, you race against your friend or battle him in the arena. These battles are of course child-friendly - you must collect five glowing spheres before the other player does. ****Go at it in mind-bending races courses, or square off head to head in the battle arena. Use your speed in 12 race courses where you must take risks, use tricks, and trip up your opponents as you run, slide, climb, and helicopter for the checkered flag. You can freeze the other player for a few seconds by shooting him with an ice beam. ****For these battles, 12 different maps are included. Knockout your opponent with power-ups, traps, and special ammo, and four-player action - splitscreen on consoles, over the internet on PC.****You can unlock rewards such as bonus levels, additional modes, character skins, and new characters by beating the best times and highest scores.</text:p>
          </table:table-cell>
          <table:table-cell table:style-name="Default" table:formula="of:=CONCATENATE(&quot;&lt;game name=&quot;;CHAR(34);[.A430];CHAR(34);&quot;&gt; &lt;year&gt;&quot;;[.B430];&quot;&lt;/year&gt; &lt;rating&gt;&quot;;[.C430];&quot;&lt;/rating&gt; &lt;title&gt;&quot;;[.D430];&quot;&lt;/title&gt; &lt;pub&gt;&quot;;[.E430];&quot;&lt;/pub&gt; &lt;dev&gt;&quot;;[.F430];&quot;&lt;/dev&gt; &lt;genre&gt;&quot;;[.G430];&quot;&lt;/genre&gt; &lt;score&gt;&quot;;[.H430];&quot;&lt;/score&gt; &lt;player&gt;&quot;;[.I430];&quot;&lt;/player&gt; &lt;story&gt;&quot;;[.J430];&quot;&lt;/story&gt; &lt;/game&gt;&quot;)" office:value-type="string" office:string-value="&lt;game name=&quot;Rayman Arena (USA)&quot;&gt; &lt;year&gt;2002&lt;/year&gt; &lt;rating&gt;ESRB - E (Everyone)&lt;/rating&gt; &lt;title&gt;Rayman Arena &lt;/title&gt; &lt;pub&gt;Ubi Soft Entertainment Software&lt;/pub&gt; &lt;dev&gt;Ubisoft&lt;/dev&gt; &lt;genre&gt;Party&lt;/genre&gt; &lt;score&gt;3.3&lt;/score&gt; &lt;player&gt;1-4 Players&lt;/player&gt; &lt;story&gt;This is the first multiplayer game in the Rayman series. It's no jump and run as the other Rayman franchises were - here, you race against your friend or battle him in the arena. These battles are of course child-friendly - you must collect five glowing spheres before the other player does. ****Go at it in mind-bending races courses, or square off head to head in the battle arena. Use your speed in 12 race courses where you must take risks, use tricks, and trip up your opponents as you run, slide, climb, and helicopter for the checkered flag. You can freeze the other player for a few seconds by shooting him with an ice beam. ****For these battles, 12 different maps are included. Knockout your opponent with power-ups, traps, and special ammo, and four-player action - splitscreen on consoles, over the internet on PC.****You can unlock rewards such as bonus levels, additional modes, character skins, and new characters by beating the best times and highest scores.&lt;/story&gt; &lt;/game&gt;">
            <text:p>&lt;game name="Rayman Arena (USA)"&gt; &lt;year&gt;2002&lt;/year&gt; &lt;rating&gt;ESRB - E (Everyone)&lt;/rating&gt; &lt;title&gt;Rayman Arena &lt;/title&gt; &lt;pub&gt;Ubi Soft Entertainment Software&lt;/pub&gt; &lt;dev&gt;Ubisoft&lt;/dev&gt; &lt;genre&gt;Party&lt;/genre&gt; &lt;score&gt;3.3&lt;/score&gt; &lt;player&gt;1-4 Players&lt;/player&gt; &lt;story&gt;This is the first multiplayer game in the Rayman series. It's no jump and run as the other Rayman franchises were - here, you race against your friend or battle him in the arena. These battles are of course child-friendly - you must collect five glowing spheres before the other player does. ****Go at it in mind-bending races courses, or square off head to head in the battle arena. Use your speed in 12 race courses where you must take risks, use tricks, and trip up your opponents as you run, slide, climb, and helicopter for the checkered flag. You can freeze the other player for a few seconds by shooting him with an ice beam. ****For these battles, 12 different maps are included. Knockout your opponent with power-ups, traps, and special ammo, and four-player action - splitscreen on consoles, over the internet on PC.****You can unlock rewards such as bonus levels, additional modes, character skins, and new characters by beating the best times and highest scores.&lt;/story&gt; &lt;/game&gt;</text:p>
          </table:table-cell>
          <table:table-cell table:number-columns-repeated="1012"/>
        </table:table-row>
        <table:table-row table:style-name="ro1">
          <table:table-cell office:value-type="string">
            <text:p>Red Faction II (USA)</text:p>
          </table:table-cell>
          <table:table-cell office:value-type="float" office:value="2003">
            <text:p>2003</text:p>
          </table:table-cell>
          <table:table-cell office:value-type="string">
            <text:p>ESRB - M (Mature)</text:p>
          </table:table-cell>
          <table:table-cell office:value-type="string">
            <text:p>Red Faction II </text:p>
          </table:table-cell>
          <table:table-cell table:style-name="Default" office:value-type="string">
            <text:p>THQ Inc.</text:p>
          </table:table-cell>
          <table:table-cell office:value-type="string">
            <text:p>Cranky Pants Games</text:p>
          </table:table-cell>
          <table:table-cell office:value-type="string">
            <text:p>Shooter</text:p>
          </table:table-cell>
          <table:table-cell office:value-type="string">
            <text:p>4.1</text:p>
          </table:table-cell>
          <table:table-cell office:value-type="string">
            <text:p>1-4 Players</text:p>
          </table:table-cell>
          <table:table-cell office:value-type="string">
            <text:p>Long since the revolt from the mining of Mars, a new group has taken over Red Faction, and their sights are set on the dictator, Chancellor Sopot. Sopot originally created the Red Faction soldiers using a form of nano technology but, fearing they would fight back, ordered them to be destroyed.****As the leader of the group, your task is to take back freedom that was lost, and save your skin as well as that of those who work with you.****As was originally designed in the first Red Faction, Geo-Mod builds the world around you as a means to destroy it. Using rockets, mines and the many other weapons available, you can take down walls, blast through doors (therefore deleting the need for a security key) and bring down enemies by destroying the floor that they stand on. Vehicles can also be used to help in your tasks.****Multiplayer modes are also included for up to 4 players, as well as a collection of bots. As a note, the PC version does not have multiplayer.</text:p>
          </table:table-cell>
          <table:table-cell table:style-name="Default" table:formula="of:=CONCATENATE(&quot;&lt;game name=&quot;;CHAR(34);[.A431];CHAR(34);&quot;&gt; &lt;year&gt;&quot;;[.B431];&quot;&lt;/year&gt; &lt;rating&gt;&quot;;[.C431];&quot;&lt;/rating&gt; &lt;title&gt;&quot;;[.D431];&quot;&lt;/title&gt; &lt;pub&gt;&quot;;[.E431];&quot;&lt;/pub&gt; &lt;dev&gt;&quot;;[.F431];&quot;&lt;/dev&gt; &lt;genre&gt;&quot;;[.G431];&quot;&lt;/genre&gt; &lt;score&gt;&quot;;[.H431];&quot;&lt;/score&gt; &lt;player&gt;&quot;;[.I431];&quot;&lt;/player&gt; &lt;story&gt;&quot;;[.J431];&quot;&lt;/story&gt; &lt;/game&gt;&quot;)" office:value-type="string" office:string-value="&lt;game name=&quot;Red Faction II (USA)&quot;&gt; &lt;year&gt;2003&lt;/year&gt; &lt;rating&gt;ESRB - M (Mature)&lt;/rating&gt; &lt;title&gt;Red Faction II &lt;/title&gt; &lt;pub&gt;THQ Inc.&lt;/pub&gt; &lt;dev&gt;Cranky Pants Games&lt;/dev&gt; &lt;genre&gt;Shooter&lt;/genre&gt; &lt;score&gt;4.1&lt;/score&gt; &lt;player&gt;1-4 Players&lt;/player&gt; &lt;story&gt;Long since the revolt from the mining of Mars, a new group has taken over Red Faction, and their sights are set on the dictator, Chancellor Sopot. Sopot originally created the Red Faction soldiers using a form of nano technology but, fearing they would fight back, ordered them to be destroyed.****As the leader of the group, your task is to take back freedom that was lost, and save your skin as well as that of those who work with you.****As was originally designed in the first Red Faction, Geo-Mod builds the world around you as a means to destroy it. Using rockets, mines and the many other weapons available, you can take down walls, blast through doors (therefore deleting the need for a security key) and bring down enemies by destroying the floor that they stand on. Vehicles can also be used to help in your tasks.****Multiplayer modes are also included for up to 4 players, as well as a collection of bots. As a note, the PC version does not have multiplayer.&lt;/story&gt; &lt;/game&gt;">
            <text:p>&lt;game name="Red Faction II (USA)"&gt; &lt;year&gt;2003&lt;/year&gt; &lt;rating&gt;ESRB - M (Mature)&lt;/rating&gt; &lt;title&gt;Red Faction II &lt;/title&gt; &lt;pub&gt;THQ Inc.&lt;/pub&gt; &lt;dev&gt;Cranky Pants Games&lt;/dev&gt; &lt;genre&gt;Shooter&lt;/genre&gt; &lt;score&gt;4.1&lt;/score&gt; &lt;player&gt;1-4 Players&lt;/player&gt; &lt;story&gt;Long since the revolt from the mining of Mars, a new group has taken over Red Faction, and their sights are set on the dictator, Chancellor Sopot. Sopot originally created the Red Faction soldiers using a form of nano technology but, fearing they would fight back, ordered them to be destroyed.****As the leader of the group, your task is to take back freedom that was lost, and save your skin as well as that of those who work with you.****As was originally designed in the first Red Faction, Geo-Mod builds the world around you as a means to destroy it. Using rockets, mines and the many other weapons available, you can take down walls, blast through doors (therefore deleting the need for a security key) and bring down enemies by destroying the floor that they stand on. Vehicles can also be used to help in your tasks.****Multiplayer modes are also included for up to 4 players, as well as a collection of bots. As a note, the PC version does not have multiplayer.&lt;/story&gt; &lt;/game&gt;</text:p>
          </table:table-cell>
          <table:table-cell table:number-columns-repeated="1012"/>
        </table:table-row>
        <table:table-row table:style-name="ro1">
          <table:table-cell office:value-type="string">
            <text:p>RedCard 2003 (USA)</text:p>
          </table:table-cell>
          <table:table-cell office:value-type="float" office:value="2002">
            <text:p>2002</text:p>
          </table:table-cell>
          <table:table-cell office:value-type="string">
            <text:p>ESRB - E (Everyone)</text:p>
          </table:table-cell>
          <table:table-cell office:value-type="string">
            <text:p>RedCard 2003 </text:p>
          </table:table-cell>
          <table:table-cell table:style-name="Default" office:value-type="string">
            <text:p>Midway Games, Inc.</text:p>
          </table:table-cell>
          <table:table-cell office:value-type="string">
            <text:p>Midway</text:p>
          </table:table-cell>
          <table:table-cell office:value-type="string">
            <text:p>Sports/Soccer</text:p>
          </table:table-cell>
          <table:table-cell office:value-type="string">
            <text:p>3.7</text:p>
          </table:table-cell>
          <table:table-cell office:value-type="string">
            <text:p>1-2 Players</text:p>
          </table:table-cell>
          <table:table-cell office:value-type="string">
            <text:p>Red Card 2003 is Midway's soccer title in its extreme sports series. <text:s/>The gameplay is comparable to NFL Blitz or NHL Hitz.****Players choose from one of 32 international teams and duke it out in the most realistic of Midway's 2003 extreme sports games. <text:s/>This game features full size teams and plays much like a real soccer title until you dropkick one of your opponents to the ground. <text:s/>It doesn't go all out like most of Midway's hard-hitting games, but it definitely stands closer to Midway's extreme sports games than a traditional simulation.</text:p>
          </table:table-cell>
          <table:table-cell table:style-name="Default" table:formula="of:=CONCATENATE(&quot;&lt;game name=&quot;;CHAR(34);[.A432];CHAR(34);&quot;&gt; &lt;year&gt;&quot;;[.B432];&quot;&lt;/year&gt; &lt;rating&gt;&quot;;[.C432];&quot;&lt;/rating&gt; &lt;title&gt;&quot;;[.D432];&quot;&lt;/title&gt; &lt;pub&gt;&quot;;[.E432];&quot;&lt;/pub&gt; &lt;dev&gt;&quot;;[.F432];&quot;&lt;/dev&gt; &lt;genre&gt;&quot;;[.G432];&quot;&lt;/genre&gt; &lt;score&gt;&quot;;[.H432];&quot;&lt;/score&gt; &lt;player&gt;&quot;;[.I432];&quot;&lt;/player&gt; &lt;story&gt;&quot;;[.J432];&quot;&lt;/story&gt; &lt;/game&gt;&quot;)" office:value-type="string" office:string-value="&lt;game name=&quot;RedCard 2003 (USA)&quot;&gt; &lt;year&gt;2002&lt;/year&gt; &lt;rating&gt;ESRB - E (Everyone)&lt;/rating&gt; &lt;title&gt;RedCard 2003 &lt;/title&gt; &lt;pub&gt;Midway Games, Inc.&lt;/pub&gt; &lt;dev&gt;Midway&lt;/dev&gt; &lt;genre&gt;Sports/Soccer&lt;/genre&gt; &lt;score&gt;3.7&lt;/score&gt; &lt;player&gt;1-2 Players&lt;/player&gt; &lt;story&gt;Red Card 2003 is Midway's soccer title in its extreme sports series.  The gameplay is comparable to NFL Blitz or NHL Hitz.****Players choose from one of 32 international teams and duke it out in the most realistic of Midway's 2003 extreme sports games.  This game features full size teams and plays much like a real soccer title until you dropkick one of your opponents to the ground.  It doesn't go all out like most of Midway's hard-hitting games, but it definitely stands closer to Midway's extreme sports games than a traditional simulation.&lt;/story&gt; &lt;/game&gt;">
            <text:p>&lt;game name="RedCard 2003 (USA)"&gt; &lt;year&gt;2002&lt;/year&gt; &lt;rating&gt;ESRB - E (Everyone)&lt;/rating&gt; &lt;title&gt;RedCard 2003 &lt;/title&gt; &lt;pub&gt;Midway Games, Inc.&lt;/pub&gt; &lt;dev&gt;Midway&lt;/dev&gt; &lt;genre&gt;Sports/Soccer&lt;/genre&gt; &lt;score&gt;3.7&lt;/score&gt; &lt;player&gt;1-2 Players&lt;/player&gt; &lt;story&gt;Red Card 2003 is Midway's soccer title in its extreme sports series. <text:s/>The gameplay is comparable to NFL Blitz or NHL Hitz.****Players choose from one of 32 international teams and duke it out in the most realistic of Midway's 2003 extreme sports games. <text:s/>This game features full size teams and plays much like a real soccer title until you dropkick one of your opponents to the ground. <text:s/>It doesn't go all out like most of Midway's hard-hitting games, but it definitely stands closer to Midway's extreme sports games than a traditional simulation.&lt;/story&gt; &lt;/game&gt;</text:p>
          </table:table-cell>
          <table:table-cell table:number-columns-repeated="1012"/>
        </table:table-row>
        <table:table-row table:style-name="ro1">
          <table:table-cell office:value-type="string">
            <text:p>Rei Fighter Gekitsui Senki (Japan)</text:p>
          </table:table-cell>
          <table:table-cell office:value-type="float" office:value="2003">
            <text:p>2003</text:p>
          </table:table-cell>
          <table:table-cell office:value-type="string">
            <text:p>ESRB - T (Teen)</text:p>
          </table:table-cell>
          <table:table-cell office:value-type="string">
            <text:p>Rei Fighter Gekitsui Senki </text:p>
          </table:table-cell>
          <table:table-cell table:style-name="Default" office:value-type="string">
            <text:p>Marionette </text:p>
          </table:table-cell>
          <table:table-cell office:value-type="string">
            <text:p>Global A</text:p>
          </table:table-cell>
          <table:table-cell office:value-type="string">
            <text:p>Shooter</text:p>
          </table:table-cell>
          <table:table-cell office:value-type="string">
            <text:p>3.7</text:p>
          </table:table-cell>
          <table:table-cell office:value-type="string">
            <text:p>1-2 Players</text:p>
          </table:table-cell>
          <table:table-cell office:value-type="string">
            <text:p>Top-notch airforce battling awaits you as you take up the role as one of the legendary "Rei (Zero) Fighters"! Attack your enemies at maximum speed and go down in history as a national hero! </text:p>
          </table:table-cell>
          <table:table-cell table:style-name="Default" table:formula="of:=CONCATENATE(&quot;&lt;game name=&quot;;CHAR(34);[.A433];CHAR(34);&quot;&gt; &lt;year&gt;&quot;;[.B433];&quot;&lt;/year&gt; &lt;rating&gt;&quot;;[.C433];&quot;&lt;/rating&gt; &lt;title&gt;&quot;;[.D433];&quot;&lt;/title&gt; &lt;pub&gt;&quot;;[.E433];&quot;&lt;/pub&gt; &lt;dev&gt;&quot;;[.F433];&quot;&lt;/dev&gt; &lt;genre&gt;&quot;;[.G433];&quot;&lt;/genre&gt; &lt;score&gt;&quot;;[.H433];&quot;&lt;/score&gt; &lt;player&gt;&quot;;[.I433];&quot;&lt;/player&gt; &lt;story&gt;&quot;;[.J433];&quot;&lt;/story&gt; &lt;/game&gt;&quot;)" office:value-type="string" office:string-value="&lt;game name=&quot;Rei Fighter Gekitsui Senki (Japan)&quot;&gt; &lt;year&gt;2003&lt;/year&gt; &lt;rating&gt;ESRB - T (Teen)&lt;/rating&gt; &lt;title&gt;Rei Fighter Gekitsui Senki &lt;/title&gt; &lt;pub&gt;Marionette &lt;/pub&gt; &lt;dev&gt;Global A&lt;/dev&gt; &lt;genre&gt;Shooter&lt;/genre&gt; &lt;score&gt;3.7&lt;/score&gt; &lt;player&gt;1-2 Players&lt;/player&gt; &lt;story&gt;Top-notch airforce battling awaits you as you take up the role as one of the legendary &quot;Rei (Zero) Fighters&quot;! Attack your enemies at maximum speed and go down in history as a national hero! &lt;/story&gt; &lt;/game&gt;">
            <text:p>&lt;game name="Rei Fighter Gekitsui Senki (Japan)"&gt; &lt;year&gt;2003&lt;/year&gt; &lt;rating&gt;ESRB - T (Teen)&lt;/rating&gt; &lt;title&gt;Rei Fighter Gekitsui Senki &lt;/title&gt; &lt;pub&gt;Marionette &lt;/pub&gt; &lt;dev&gt;Global A&lt;/dev&gt; &lt;genre&gt;Shooter&lt;/genre&gt; &lt;score&gt;3.7&lt;/score&gt; &lt;player&gt;1-2 Players&lt;/player&gt; &lt;story&gt;Top-notch airforce battling awaits you as you take up the role as one of the legendary "Rei (Zero) Fighters"! Attack your enemies at maximum speed and go down in history as a national hero! &lt;/story&gt; &lt;/game&gt;</text:p>
          </table:table-cell>
          <table:table-cell table:number-columns-repeated="1012"/>
        </table:table-row>
        <table:table-row table:style-name="ro1">
          <table:table-cell office:value-type="string">
            <text:p>Reign of Fire (USA)</text:p>
          </table:table-cell>
          <table:table-cell office:value-type="float" office:value="2002">
            <text:p>2002</text:p>
          </table:table-cell>
          <table:table-cell office:value-type="string">
            <text:p>ESRB - T (Teen)</text:p>
          </table:table-cell>
          <table:table-cell office:value-type="string">
            <text:p>Reign of Fire </text:p>
          </table:table-cell>
          <table:table-cell table:style-name="Default" office:value-type="string">
            <text:p>BAM! Entertainment, Inc.</text:p>
          </table:table-cell>
          <table:table-cell office:value-type="string">
            <text:p>Kuju Entertainment</text:p>
          </table:table-cell>
          <table:table-cell office:value-type="string">
            <text:p>Action</text:p>
          </table:table-cell>
          <table:table-cell office:value-type="string">
            <text:p>3.4</text:p>
          </table:table-cell>
          <table:table-cell office:value-type="string">
            <text:p>1 Player</text:p>
          </table:table-cell>
          <table:table-cell office:value-type="string">
            <text:p>Based on the film of the same name. Play as either a human or a dragon: As a human, you take the role of a resistance fighter, in a 3rd person vehicle-based shooter. As a dragon, you play as a maturing dragon in a 3rd person airborne shooter.</text:p>
          </table:table-cell>
          <table:table-cell table:style-name="Default" table:formula="of:=CONCATENATE(&quot;&lt;game name=&quot;;CHAR(34);[.A434];CHAR(34);&quot;&gt; &lt;year&gt;&quot;;[.B434];&quot;&lt;/year&gt; &lt;rating&gt;&quot;;[.C434];&quot;&lt;/rating&gt; &lt;title&gt;&quot;;[.D434];&quot;&lt;/title&gt; &lt;pub&gt;&quot;;[.E434];&quot;&lt;/pub&gt; &lt;dev&gt;&quot;;[.F434];&quot;&lt;/dev&gt; &lt;genre&gt;&quot;;[.G434];&quot;&lt;/genre&gt; &lt;score&gt;&quot;;[.H434];&quot;&lt;/score&gt; &lt;player&gt;&quot;;[.I434];&quot;&lt;/player&gt; &lt;story&gt;&quot;;[.J434];&quot;&lt;/story&gt; &lt;/game&gt;&quot;)" office:value-type="string" office:string-value="&lt;game name=&quot;Reign of Fire (USA)&quot;&gt; &lt;year&gt;2002&lt;/year&gt; &lt;rating&gt;ESRB - T (Teen)&lt;/rating&gt; &lt;title&gt;Reign of Fire &lt;/title&gt; &lt;pub&gt;BAM! Entertainment, Inc.&lt;/pub&gt; &lt;dev&gt;Kuju Entertainment&lt;/dev&gt; &lt;genre&gt;Action&lt;/genre&gt; &lt;score&gt;3.4&lt;/score&gt; &lt;player&gt;1 Player&lt;/player&gt; &lt;story&gt;Based on the film of the same name. Play as either a human or a dragon: As a human, you take the role of a resistance fighter, in a 3rd person vehicle-based shooter. As a dragon, you play as a maturing dragon in a 3rd person airborne shooter.&lt;/story&gt; &lt;/game&gt;">
            <text:p>&lt;game name="Reign of Fire (USA)"&gt; &lt;year&gt;2002&lt;/year&gt; &lt;rating&gt;ESRB - T (Teen)&lt;/rating&gt; &lt;title&gt;Reign of Fire &lt;/title&gt; &lt;pub&gt;BAM! Entertainment, Inc.&lt;/pub&gt; &lt;dev&gt;Kuju Entertainment&lt;/dev&gt; &lt;genre&gt;Action&lt;/genre&gt; &lt;score&gt;3.4&lt;/score&gt; &lt;player&gt;1 Player&lt;/player&gt; &lt;story&gt;Based on the film of the same name. Play as either a human or a dragon: As a human, you take the role of a resistance fighter, in a 3rd person vehicle-based shooter. As a dragon, you play as a maturing dragon in a 3rd person airborne shooter.&lt;/story&gt; &lt;/game&gt;</text:p>
          </table:table-cell>
          <table:table-cell table:number-columns-repeated="1012"/>
        </table:table-row>
        <table:table-row table:style-name="ro1">
          <table:table-cell office:value-type="string">
            <text:p>Resident Evil - Code - Veronica X (USA) (Disc 1)</text:p>
          </table:table-cell>
          <table:table-cell office:value-type="float" office:value="2003">
            <text:p>2003</text:p>
          </table:table-cell>
          <table:table-cell office:value-type="string">
            <text:p>ESRB - M (Mature)</text:p>
          </table:table-cell>
          <table:table-cell office:value-type="string">
            <text:p>Resident Evil - Code - Veronica X <text:s/>Disk 1</text:p>
          </table:table-cell>
          <table:table-cell table:style-name="Default" office:value-type="string">
            <text:p>Capcom Entertainment, Inc.</text:p>
          </table:table-cell>
          <table:table-cell office:value-type="string">
            <text:p>Capcom</text:p>
          </table:table-cell>
          <table:table-cell office:value-type="string">
            <text:p>Action</text:p>
          </table:table-cell>
          <table:table-cell office:value-type="string">
            <text:p>4.5</text:p>
          </table:table-cell>
          <table:table-cell office:value-type="string">
            <text:p>1 Player</text:p>
          </table:table-cell>
          <table:table-cell table:style-name="Default" office:value-type="string">
            <text:p>Three months after the events of Resident Evil 2, Claire Redfield is still looking for her brother Chris. She infiltrates Umbrella Corporation's headquarters in Paris, where she is captured and knocked out. When she comes to, she finds herself in a prison on a remote island. Freed by a friendly guard, Claire faces several problems. Not only is the island under attack by an unknown assailant, but there has been another outbreak of the T-Virus and the island is crawling with zombies and other mutated creatures. Claire not only has to face the undead, but also the commander of the base, a mad aristocrat with family ties to the origins of Umbrella Corporation and the T-Virus. And escaping from the island is only the beginning of Claire's ordeals. <text:s/>Code: Veronica continues the survival horror gameplay of its predecessors: the protagonist explores the surroundings, fighting monsters and solving puzzles. However, Code: Veronica is the first game in the series to do away with pre-rendered backgrounds, using a fully polygonal 3D engine instead, which allows for features such as real-time lighting and camera movement. Still, such movements are only used sparingly, and the use of perspective is mostly unchanged from earlier installments: the camera automatically switches to different static angles, showing protagonist, monsters and rooms from different spooky viewpoints. <text:s/>Most of the weapons from the earlier games make return appearances: knife, handguns, shotgun, grenade launcher and crossbow are all featured. There are also new weapons including a sniper rifle, an AK-47 and several guns only found in pairs, which can be used to target two enemies at the same time. Several weapons upgrades can also be found. <text:s/>Similar to the earlier games, the player will not only control Claire, but also two other characters: Claire's fellow prisoner Steve, and her brother Chris.</text:p>
          </table:table-cell>
          <table:table-cell table:style-name="Default" table:formula="of:=CONCATENATE(&quot;&lt;game name=&quot;;CHAR(34);[.A435];CHAR(34);&quot;&gt; &lt;year&gt;&quot;;[.B435];&quot;&lt;/year&gt; &lt;rating&gt;&quot;;[.C435];&quot;&lt;/rating&gt; &lt;title&gt;&quot;;[.D435];&quot;&lt;/title&gt; &lt;pub&gt;&quot;;[.E435];&quot;&lt;/pub&gt; &lt;dev&gt;&quot;;[.F435];&quot;&lt;/dev&gt; &lt;genre&gt;&quot;;[.G435];&quot;&lt;/genre&gt; &lt;score&gt;&quot;;[.H435];&quot;&lt;/score&gt; &lt;player&gt;&quot;;[.I435];&quot;&lt;/player&gt; &lt;story&gt;&quot;;[.J435];&quot;&lt;/story&gt; &lt;/game&gt;&quot;)" office:value-type="string" office:string-value="&lt;game name=&quot;Resident Evil - Code - Veronica X (USA) (Disc 1)&quot;&gt; &lt;year&gt;2003&lt;/year&gt; &lt;rating&gt;ESRB - M (Mature)&lt;/rating&gt; &lt;title&gt;Resident Evil - Code - Veronica X  Disk 1&lt;/title&gt; &lt;pub&gt;Capcom Entertainment, Inc.&lt;/pub&gt; &lt;dev&gt;Capcom&lt;/dev&gt; &lt;genre&gt;Action&lt;/genre&gt; &lt;score&gt;4.5&lt;/score&gt; &lt;player&gt;1 Player&lt;/player&gt; &lt;story&gt;Three months after the events of Resident Evil 2, Claire Redfield is still looking for her brother Chris. She infiltrates Umbrella Corporation's headquarters in Paris, where she is captured and knocked out. When she comes to, she finds herself in a prison on a remote island. Freed by a friendly guard, Claire faces several problems. Not only is the island under attack by an unknown assailant, but there has been another outbreak of the T-Virus and the island is crawling with zombies and other mutated creatures. Claire not only has to face the undead, but also the commander of the base, a mad aristocrat with family ties to the origins of Umbrella Corporation and the T-Virus. And escaping from the island is only the beginning of Claire's ordeals.  Code: Veronica continues the survival horror gameplay of its predecessors: the protagonist explores the surroundings, fighting monsters and solving puzzles. However, Code: Veronica is the first game in the series to do away with pre-rendered backgrounds, using a fully polygonal 3D engine instead, which allows for features such as real-time lighting and camera movement. Still, such movements are only used sparingly, and the use of perspective is mostly unchanged from earlier installments: the camera automatically switches to different static angles, showing protagonist, monsters and rooms from different spooky viewpoints.  Most of the weapons from the earlier games make return appearances: knife, handguns, shotgun, grenade launcher and crossbow are all featured. There are also new weapons including a sniper rifle, an AK-47 and several guns only found in pairs, which can be used to target two enemies at the same time. Several weapons upgrades can also be found.  Similar to the earlier games, the player will not only control Claire, but also two other characters: Claire's fellow prisoner Steve, and her brother Chris.&lt;/story&gt; &lt;/game&gt;">
            <text:p>&lt;game name="Resident Evil - Code - Veronica X (USA) (Disc 1)"&gt; &lt;year&gt;2003&lt;/year&gt; &lt;rating&gt;ESRB - M (Mature)&lt;/rating&gt; &lt;title&gt;Resident Evil - Code - Veronica X <text:s/>Disk 1&lt;/title&gt; &lt;pub&gt;Capcom Entertainment, Inc.&lt;/pub&gt; &lt;dev&gt;Capcom&lt;/dev&gt; &lt;genre&gt;Action&lt;/genre&gt; &lt;score&gt;4.5&lt;/score&gt; &lt;player&gt;1 Player&lt;/player&gt; &lt;story&gt;Three months after the events of Resident Evil 2, Claire Redfield is still looking for her brother Chris. She infiltrates Umbrella Corporation's headquarters in Paris, where she is captured and knocked out. When she comes to, she finds herself in a prison on a remote island. Freed by a friendly guard, Claire faces several problems. Not only is the island under attack by an unknown assailant, but there has been another outbreak of the T-Virus and the island is crawling with zombies and other mutated creatures. Claire not only has to face the undead, but also the commander of the base, a mad aristocrat with family ties to the origins of Umbrella Corporation and the T-Virus. And escaping from the island is only the beginning of Claire's ordeals. <text:s/>Code: Veronica continues the survival horror gameplay of its predecessors: the protagonist explores the surroundings, fighting monsters and solving puzzles. However, Code: Veronica is the first game in the series to do away with pre-rendered backgrounds, using a fully polygonal 3D engine instead, which allows for features such as real-time lighting and camera movement. Still, such movements are only used sparingly, and the use of perspective is mostly unchanged from earlier installments: the camera automatically switches to different static angles, showing protagonist, monsters and rooms from different spooky viewpoints. <text:s/>Most of the weapons from the earlier games make return appearances: knife, handguns, shotgun, grenade launcher and crossbow are all featured. There are also new weapons including a sniper rifle, an AK-47 and several guns only found in pairs, which can be used to target two enemies at the same time. Several weapons upgrades can also be found. <text:s/>Similar to the earlier games, the player will not only control Claire, but also two other characters: Claire's fellow prisoner Steve, and her brother Chris.&lt;/story&gt; &lt;/game&gt;</text:p>
          </table:table-cell>
          <table:table-cell table:number-columns-repeated="1012"/>
        </table:table-row>
        <table:table-row table:style-name="ro1">
          <table:table-cell office:value-type="string">
            <text:p>Resident Evil - Code - Veronica X (USA) (Disc 2)</text:p>
          </table:table-cell>
          <table:table-cell office:value-type="float" office:value="2003">
            <text:p>2003</text:p>
          </table:table-cell>
          <table:table-cell office:value-type="string">
            <text:p>ESRB - M (Mature)</text:p>
          </table:table-cell>
          <table:table-cell office:value-type="string">
            <text:p>Resident Evil - Code - Veronica X <text:s/>Disk 2</text:p>
          </table:table-cell>
          <table:table-cell table:style-name="Default" office:value-type="string">
            <text:p>Capcom Entertainment, Inc.</text:p>
          </table:table-cell>
          <table:table-cell office:value-type="string">
            <text:p>Capcom</text:p>
          </table:table-cell>
          <table:table-cell office:value-type="string">
            <text:p>Action</text:p>
          </table:table-cell>
          <table:table-cell office:value-type="string">
            <text:p>4.5</text:p>
          </table:table-cell>
          <table:table-cell office:value-type="string">
            <text:p>1 Player</text:p>
          </table:table-cell>
          <table:table-cell table:style-name="Default" office:value-type="string">
            <text:p>Three months after the events of Resident Evil 2, Claire Redfield is still looking for her brother Chris. She infiltrates Umbrella Corporation's headquarters in Paris, where she is captured and knocked out. When she comes to, she finds herself in a prison on a remote island. Freed by a friendly guard, Claire faces several problems. Not only is the island under attack by an unknown assailant, but there has been another outbreak of the T-Virus and the island is crawling with zombies and other mutated creatures. Claire not only has to face the undead, but also the commander of the base, a mad aristocrat with family ties to the origins of Umbrella Corporation and the T-Virus. And escaping from the island is only the beginning of Claire's ordeals. <text:s/>Code: Veronica continues the survival horror gameplay of its predecessors: the protagonist explores the surroundings, fighting monsters and solving puzzles. However, Code: Veronica is the first game in the series to do away with pre-rendered backgrounds, using a fully polygonal 3D engine instead, which allows for features such as real-time lighting and camera movement. Still, such movements are only used sparingly, and the use of perspective is mostly unchanged from earlier installments: the camera automatically switches to different static angles, showing protagonist, monsters and rooms from different spooky viewpoints. <text:s/>Most of the weapons from the earlier games make return appearances: knife, handguns, shotgun, grenade launcher and crossbow are all featured. There are also new weapons including a sniper rifle, an AK-47 and several guns only found in pairs, which can be used to target two enemies at the same time. Several weapons upgrades can also be found. <text:s/>Similar to the earlier games, the player will not only control Claire, but also two other characters: Claire's fellow prisoner Steve, and her brother Chris.</text:p>
          </table:table-cell>
          <table:table-cell table:style-name="Default" table:formula="of:=CONCATENATE(&quot;&lt;game name=&quot;;CHAR(34);[.A436];CHAR(34);&quot;&gt; &lt;year&gt;&quot;;[.B436];&quot;&lt;/year&gt; &lt;rating&gt;&quot;;[.C436];&quot;&lt;/rating&gt; &lt;title&gt;&quot;;[.D436];&quot;&lt;/title&gt; &lt;pub&gt;&quot;;[.E436];&quot;&lt;/pub&gt; &lt;dev&gt;&quot;;[.F436];&quot;&lt;/dev&gt; &lt;genre&gt;&quot;;[.G436];&quot;&lt;/genre&gt; &lt;score&gt;&quot;;[.H436];&quot;&lt;/score&gt; &lt;player&gt;&quot;;[.I436];&quot;&lt;/player&gt; &lt;story&gt;&quot;;[.J436];&quot;&lt;/story&gt; &lt;/game&gt;&quot;)" office:value-type="string" office:string-value="&lt;game name=&quot;Resident Evil - Code - Veronica X (USA) (Disc 2)&quot;&gt; &lt;year&gt;2003&lt;/year&gt; &lt;rating&gt;ESRB - M (Mature)&lt;/rating&gt; &lt;title&gt;Resident Evil - Code - Veronica X  Disk 2&lt;/title&gt; &lt;pub&gt;Capcom Entertainment, Inc.&lt;/pub&gt; &lt;dev&gt;Capcom&lt;/dev&gt; &lt;genre&gt;Action&lt;/genre&gt; &lt;score&gt;4.5&lt;/score&gt; &lt;player&gt;1 Player&lt;/player&gt; &lt;story&gt;Three months after the events of Resident Evil 2, Claire Redfield is still looking for her brother Chris. She infiltrates Umbrella Corporation's headquarters in Paris, where she is captured and knocked out. When she comes to, she finds herself in a prison on a remote island. Freed by a friendly guard, Claire faces several problems. Not only is the island under attack by an unknown assailant, but there has been another outbreak of the T-Virus and the island is crawling with zombies and other mutated creatures. Claire not only has to face the undead, but also the commander of the base, a mad aristocrat with family ties to the origins of Umbrella Corporation and the T-Virus. And escaping from the island is only the beginning of Claire's ordeals.  Code: Veronica continues the survival horror gameplay of its predecessors: the protagonist explores the surroundings, fighting monsters and solving puzzles. However, Code: Veronica is the first game in the series to do away with pre-rendered backgrounds, using a fully polygonal 3D engine instead, which allows for features such as real-time lighting and camera movement. Still, such movements are only used sparingly, and the use of perspective is mostly unchanged from earlier installments: the camera automatically switches to different static angles, showing protagonist, monsters and rooms from different spooky viewpoints.  Most of the weapons from the earlier games make return appearances: knife, handguns, shotgun, grenade launcher and crossbow are all featured. There are also new weapons including a sniper rifle, an AK-47 and several guns only found in pairs, which can be used to target two enemies at the same time. Several weapons upgrades can also be found.  Similar to the earlier games, the player will not only control Claire, but also two other characters: Claire's fellow prisoner Steve, and her brother Chris.&lt;/story&gt; &lt;/game&gt;">
            <text:p>&lt;game name="Resident Evil - Code - Veronica X (USA) (Disc 2)"&gt; &lt;year&gt;2003&lt;/year&gt; &lt;rating&gt;ESRB - M (Mature)&lt;/rating&gt; &lt;title&gt;Resident Evil - Code - Veronica X <text:s/>Disk 2&lt;/title&gt; &lt;pub&gt;Capcom Entertainment, Inc.&lt;/pub&gt; &lt;dev&gt;Capcom&lt;/dev&gt; &lt;genre&gt;Action&lt;/genre&gt; &lt;score&gt;4.5&lt;/score&gt; &lt;player&gt;1 Player&lt;/player&gt; &lt;story&gt;Three months after the events of Resident Evil 2, Claire Redfield is still looking for her brother Chris. She infiltrates Umbrella Corporation's headquarters in Paris, where she is captured and knocked out. When she comes to, she finds herself in a prison on a remote island. Freed by a friendly guard, Claire faces several problems. Not only is the island under attack by an unknown assailant, but there has been another outbreak of the T-Virus and the island is crawling with zombies and other mutated creatures. Claire not only has to face the undead, but also the commander of the base, a mad aristocrat with family ties to the origins of Umbrella Corporation and the T-Virus. And escaping from the island is only the beginning of Claire's ordeals. <text:s/>Code: Veronica continues the survival horror gameplay of its predecessors: the protagonist explores the surroundings, fighting monsters and solving puzzles. However, Code: Veronica is the first game in the series to do away with pre-rendered backgrounds, using a fully polygonal 3D engine instead, which allows for features such as real-time lighting and camera movement. Still, such movements are only used sparingly, and the use of perspective is mostly unchanged from earlier installments: the camera automatically switches to different static angles, showing protagonist, monsters and rooms from different spooky viewpoints. <text:s/>Most of the weapons from the earlier games make return appearances: knife, handguns, shotgun, grenade launcher and crossbow are all featured. There are also new weapons including a sniper rifle, an AK-47 and several guns only found in pairs, which can be used to target two enemies at the same time. Several weapons upgrades can also be found. <text:s/>Similar to the earlier games, the player will not only control Claire, but also two other characters: Claire's fellow prisoner Steve, and her brother Chris.&lt;/story&gt; &lt;/game&gt;</text:p>
          </table:table-cell>
          <table:table-cell table:number-columns-repeated="1012"/>
        </table:table-row>
        <table:table-row table:style-name="ro1">
          <table:table-cell office:value-type="string">
            <text:p>Resident Evil (USA) (Disc 1)</text:p>
          </table:table-cell>
          <table:table-cell office:value-type="float" office:value="2002">
            <text:p>2002</text:p>
          </table:table-cell>
          <table:table-cell office:value-type="string">
            <text:p>ESRB - M (Mature)</text:p>
          </table:table-cell>
          <table:table-cell office:value-type="string">
            <text:p>Resident Evil <text:s/>Disk 1</text:p>
          </table:table-cell>
          <table:table-cell table:style-name="Default" office:value-type="string">
            <text:p>Capcom Entertainment, Inc.</text:p>
          </table:table-cell>
          <table:table-cell office:value-type="string">
            <text:p>Capcom</text:p>
          </table:table-cell>
          <table:table-cell office:value-type="string">
            <text:p>Action</text:p>
          </table:table-cell>
          <table:table-cell office:value-type="string">
            <text:p>4.2</text:p>
          </table:table-cell>
          <table:table-cell office:value-type="string">
            <text:p>1 Player</text:p>
          </table:table-cell>
          <table:table-cell office:value-type="string">
            <text:p>Special forces S.T.A.R.S. Bravo team's helicopter malfunctioned and crashed during their mission, disappearing into the Arklay Mountains. This and what happens to them is told in the story of Resident Evil Zero. Now, S.T.A.R.S. Alpha team is sent on a mission to investigate a series of murders around Raccoon Forest. Spotting the Bravo team's helicopter, or what's left of it, they land nearby and investigate the surrounding area. Unaware of what they might expect, one member is attacked and devoured by zombified dobermans. The rest of the team, with a little bit of luck, find shelter in a nearby mansion, not knowing it was probably better to stay out.****You play the entire game with one of the two selectable characters, Chris Redfield, or Jill Valentine. The starting point is the lobby of the mansion the three surviving S.T.A.R.S. members just stepped in. After a short while, the team decides to split and search for any possible survivors or anything useful that may help them break out of this dreadful place. To their amazement, they encountered an enemy they never were trained to confront, zombies. There is only one mission to be considered now: survival.****The game is largely a remake of the original Resident Evil for the PlayStation, with some additions. While the floorplan of the returning locations is almost entirely unchanged, several new areas have been added in, extending your stay in the mansion. A new enemy, Lisa, has been added to the game, making your trips outside of the mansion much more dangerous. Finally killing a zombie is now no longer good enough to put them to rest. They must be destroyed totally with fire or else they will rise again; faster, deadlier, and madder than before.</text:p>
          </table:table-cell>
          <table:table-cell table:style-name="Default" table:formula="of:=CONCATENATE(&quot;&lt;game name=&quot;;CHAR(34);[.A437];CHAR(34);&quot;&gt; &lt;year&gt;&quot;;[.B437];&quot;&lt;/year&gt; &lt;rating&gt;&quot;;[.C437];&quot;&lt;/rating&gt; &lt;title&gt;&quot;;[.D437];&quot;&lt;/title&gt; &lt;pub&gt;&quot;;[.E437];&quot;&lt;/pub&gt; &lt;dev&gt;&quot;;[.F437];&quot;&lt;/dev&gt; &lt;genre&gt;&quot;;[.G437];&quot;&lt;/genre&gt; &lt;score&gt;&quot;;[.H437];&quot;&lt;/score&gt; &lt;player&gt;&quot;;[.I437];&quot;&lt;/player&gt; &lt;story&gt;&quot;;[.J437];&quot;&lt;/story&gt; &lt;/game&gt;&quot;)" office:value-type="string" office:string-value="&lt;game name=&quot;Resident Evil (USA) (Disc 1)&quot;&gt; &lt;year&gt;2002&lt;/year&gt; &lt;rating&gt;ESRB - M (Mature)&lt;/rating&gt; &lt;title&gt;Resident Evil  Disk 1&lt;/title&gt; &lt;pub&gt;Capcom Entertainment, Inc.&lt;/pub&gt; &lt;dev&gt;Capcom&lt;/dev&gt; &lt;genre&gt;Action&lt;/genre&gt; &lt;score&gt;4.2&lt;/score&gt; &lt;player&gt;1 Player&lt;/player&gt; &lt;story&gt;Special forces S.T.A.R.S. Bravo team's helicopter malfunctioned and crashed during their mission, disappearing into the Arklay Mountains. This and what happens to them is told in the story of Resident Evil Zero. Now, S.T.A.R.S. Alpha team is sent on a mission to investigate a series of murders around Raccoon Forest. Spotting the Bravo team's helicopter, or what's left of it, they land nearby and investigate the surrounding area. Unaware of what they might expect, one member is attacked and devoured by zombified dobermans. The rest of the team, with a little bit of luck, find shelter in a nearby mansion, not knowing it was probably better to stay out.****You play the entire game with one of the two selectable characters, Chris Redfield, or Jill Valentine. The starting point is the lobby of the mansion the three surviving S.T.A.R.S. members just stepped in. After a short while, the team decides to split and search for any possible survivors or anything useful that may help them break out of this dreadful place. To their amazement, they encountered an enemy they never were trained to confront, zombies. There is only one mission to be considered now: survival.****The game is largely a remake of the original Resident Evil for the PlayStation, with some additions. While the floorplan of the returning locations is almost entirely unchanged, several new areas have been added in, extending your stay in the mansion. A new enemy, Lisa, has been added to the game, making your trips outside of the mansion much more dangerous. Finally killing a zombie is now no longer good enough to put them to rest. They must be destroyed totally with fire or else they will rise again; faster, deadlier, and madder than before.&lt;/story&gt; &lt;/game&gt;">
            <text:p>&lt;game name="Resident Evil (USA) (Disc 1)"&gt; &lt;year&gt;2002&lt;/year&gt; &lt;rating&gt;ESRB - M (Mature)&lt;/rating&gt; &lt;title&gt;Resident Evil <text:s/>Disk 1&lt;/title&gt; &lt;pub&gt;Capcom Entertainment, Inc.&lt;/pub&gt; &lt;dev&gt;Capcom&lt;/dev&gt; &lt;genre&gt;Action&lt;/genre&gt; &lt;score&gt;4.2&lt;/score&gt; &lt;player&gt;1 Player&lt;/player&gt; &lt;story&gt;Special forces S.T.A.R.S. Bravo team's helicopter malfunctioned and crashed during their mission, disappearing into the Arklay Mountains. This and what happens to them is told in the story of Resident Evil Zero. Now, S.T.A.R.S. Alpha team is sent on a mission to investigate a series of murders around Raccoon Forest. Spotting the Bravo team's helicopter, or what's left of it, they land nearby and investigate the surrounding area. Unaware of what they might expect, one member is attacked and devoured by zombified dobermans. The rest of the team, with a little bit of luck, find shelter in a nearby mansion, not knowing it was probably better to stay out.****You play the entire game with one of the two selectable characters, Chris Redfield, or Jill Valentine. The starting point is the lobby of the mansion the three surviving S.T.A.R.S. members just stepped in. After a short while, the team decides to split and search for any possible survivors or anything useful that may help them break out of this dreadful place. To their amazement, they encountered an enemy they never were trained to confront, zombies. There is only one mission to be considered now: survival.****The game is largely a remake of the original Resident Evil for the PlayStation, with some additions. While the floorplan of the returning locations is almost entirely unchanged, several new areas have been added in, extending your stay in the mansion. A new enemy, Lisa, has been added to the game, making your trips outside of the mansion much more dangerous. Finally killing a zombie is now no longer good enough to put them to rest. They must be destroyed totally with fire or else they will rise again; faster, deadlier, and madder than before.&lt;/story&gt; &lt;/game&gt;</text:p>
          </table:table-cell>
          <table:table-cell table:number-columns-repeated="1012"/>
        </table:table-row>
        <table:table-row table:style-name="ro1">
          <table:table-cell office:value-type="string">
            <text:p>Resident Evil (USA) (Disc 2)</text:p>
          </table:table-cell>
          <table:table-cell office:value-type="float" office:value="2002">
            <text:p>2002</text:p>
          </table:table-cell>
          <table:table-cell office:value-type="string">
            <text:p>ESRB - M (Mature)</text:p>
          </table:table-cell>
          <table:table-cell office:value-type="string">
            <text:p>Resident Evil <text:s/>Disk 2</text:p>
          </table:table-cell>
          <table:table-cell table:style-name="Default" office:value-type="string">
            <text:p>Capcom Entertainment, Inc.</text:p>
          </table:table-cell>
          <table:table-cell office:value-type="string">
            <text:p>Capcom</text:p>
          </table:table-cell>
          <table:table-cell office:value-type="string">
            <text:p>Action</text:p>
          </table:table-cell>
          <table:table-cell office:value-type="string">
            <text:p>4.2</text:p>
          </table:table-cell>
          <table:table-cell office:value-type="string">
            <text:p>1 Player</text:p>
          </table:table-cell>
          <table:table-cell office:value-type="string">
            <text:p>Special forces S.T.A.R.S. Bravo team's helicopter malfunctioned and crashed during their mission, disappearing into the Arklay Mountains. This and what happens to them is told in the story of Resident Evil Zero. Now, S.T.A.R.S. Alpha team is sent on a mission to investigate a series of murders around Raccoon Forest. Spotting the Bravo team's helicopter, or what's left of it, they land nearby and investigate the surrounding area. Unaware of what they might expect, one member is attacked and devoured by zombified dobermans. The rest of the team, with a little bit of luck, find shelter in a nearby mansion, not knowing it was probably better to stay out.****You play the entire game with one of the two selectable characters, Chris Redfield, or Jill Valentine. The starting point is the lobby of the mansion the three surviving S.T.A.R.S. members just stepped in. After a short while, the team decides to split and search for any possible survivors or anything useful that may help them break out of this dreadful place. To their amazement, they encountered an enemy they never were trained to confront, zombies. There is only one mission to be considered now: survival.****The game is largely a remake of the original Resident Evil for the PlayStation, with some additions. While the floorplan of the returning locations is almost entirely unchanged, several new areas have been added in, extending your stay in the mansion. A new enemy, Lisa, has been added to the game, making your trips outside of the mansion much more dangerous. Finally killing a zombie is now no longer good enough to put them to rest. They must be destroyed totally with fire or else they will rise again; faster, deadlier, and madder than before.</text:p>
          </table:table-cell>
          <table:table-cell table:style-name="Default" table:formula="of:=CONCATENATE(&quot;&lt;game name=&quot;;CHAR(34);[.A438];CHAR(34);&quot;&gt; &lt;year&gt;&quot;;[.B438];&quot;&lt;/year&gt; &lt;rating&gt;&quot;;[.C438];&quot;&lt;/rating&gt; &lt;title&gt;&quot;;[.D438];&quot;&lt;/title&gt; &lt;pub&gt;&quot;;[.E438];&quot;&lt;/pub&gt; &lt;dev&gt;&quot;;[.F438];&quot;&lt;/dev&gt; &lt;genre&gt;&quot;;[.G438];&quot;&lt;/genre&gt; &lt;score&gt;&quot;;[.H438];&quot;&lt;/score&gt; &lt;player&gt;&quot;;[.I438];&quot;&lt;/player&gt; &lt;story&gt;&quot;;[.J438];&quot;&lt;/story&gt; &lt;/game&gt;&quot;)" office:value-type="string" office:string-value="&lt;game name=&quot;Resident Evil (USA) (Disc 2)&quot;&gt; &lt;year&gt;2002&lt;/year&gt; &lt;rating&gt;ESRB - M (Mature)&lt;/rating&gt; &lt;title&gt;Resident Evil  Disk 2&lt;/title&gt; &lt;pub&gt;Capcom Entertainment, Inc.&lt;/pub&gt; &lt;dev&gt;Capcom&lt;/dev&gt; &lt;genre&gt;Action&lt;/genre&gt; &lt;score&gt;4.2&lt;/score&gt; &lt;player&gt;1 Player&lt;/player&gt; &lt;story&gt;Special forces S.T.A.R.S. Bravo team's helicopter malfunctioned and crashed during their mission, disappearing into the Arklay Mountains. This and what happens to them is told in the story of Resident Evil Zero. Now, S.T.A.R.S. Alpha team is sent on a mission to investigate a series of murders around Raccoon Forest. Spotting the Bravo team's helicopter, or what's left of it, they land nearby and investigate the surrounding area. Unaware of what they might expect, one member is attacked and devoured by zombified dobermans. The rest of the team, with a little bit of luck, find shelter in a nearby mansion, not knowing it was probably better to stay out.****You play the entire game with one of the two selectable characters, Chris Redfield, or Jill Valentine. The starting point is the lobby of the mansion the three surviving S.T.A.R.S. members just stepped in. After a short while, the team decides to split and search for any possible survivors or anything useful that may help them break out of this dreadful place. To their amazement, they encountered an enemy they never were trained to confront, zombies. There is only one mission to be considered now: survival.****The game is largely a remake of the original Resident Evil for the PlayStation, with some additions. While the floorplan of the returning locations is almost entirely unchanged, several new areas have been added in, extending your stay in the mansion. A new enemy, Lisa, has been added to the game, making your trips outside of the mansion much more dangerous. Finally killing a zombie is now no longer good enough to put them to rest. They must be destroyed totally with fire or else they will rise again; faster, deadlier, and madder than before.&lt;/story&gt; &lt;/game&gt;">
            <text:p>&lt;game name="Resident Evil (USA) (Disc 2)"&gt; &lt;year&gt;2002&lt;/year&gt; &lt;rating&gt;ESRB - M (Mature)&lt;/rating&gt; &lt;title&gt;Resident Evil <text:s/>Disk 2&lt;/title&gt; &lt;pub&gt;Capcom Entertainment, Inc.&lt;/pub&gt; &lt;dev&gt;Capcom&lt;/dev&gt; &lt;genre&gt;Action&lt;/genre&gt; &lt;score&gt;4.2&lt;/score&gt; &lt;player&gt;1 Player&lt;/player&gt; &lt;story&gt;Special forces S.T.A.R.S. Bravo team's helicopter malfunctioned and crashed during their mission, disappearing into the Arklay Mountains. This and what happens to them is told in the story of Resident Evil Zero. Now, S.T.A.R.S. Alpha team is sent on a mission to investigate a series of murders around Raccoon Forest. Spotting the Bravo team's helicopter, or what's left of it, they land nearby and investigate the surrounding area. Unaware of what they might expect, one member is attacked and devoured by zombified dobermans. The rest of the team, with a little bit of luck, find shelter in a nearby mansion, not knowing it was probably better to stay out.****You play the entire game with one of the two selectable characters, Chris Redfield, or Jill Valentine. The starting point is the lobby of the mansion the three surviving S.T.A.R.S. members just stepped in. After a short while, the team decides to split and search for any possible survivors or anything useful that may help them break out of this dreadful place. To their amazement, they encountered an enemy they never were trained to confront, zombies. There is only one mission to be considered now: survival.****The game is largely a remake of the original Resident Evil for the PlayStation, with some additions. While the floorplan of the returning locations is almost entirely unchanged, several new areas have been added in, extending your stay in the mansion. A new enemy, Lisa, has been added to the game, making your trips outside of the mansion much more dangerous. Finally killing a zombie is now no longer good enough to put them to rest. They must be destroyed totally with fire or else they will rise again; faster, deadlier, and madder than before.&lt;/story&gt; &lt;/game&gt;</text:p>
          </table:table-cell>
          <table:table-cell table:number-columns-repeated="1012"/>
        </table:table-row>
        <table:table-row table:style-name="ro1">
          <table:table-cell office:value-type="string">
            <text:p>Resident Evil 2 (USA)</text:p>
          </table:table-cell>
          <table:table-cell office:value-type="float" office:value="2003">
            <text:p>2003</text:p>
          </table:table-cell>
          <table:table-cell office:value-type="string">
            <text:p>ESRB - M (Mature)</text:p>
          </table:table-cell>
          <table:table-cell office:value-type="string">
            <text:p>Resident Evil 2 </text:p>
          </table:table-cell>
          <table:table-cell table:style-name="Default" office:value-type="string">
            <text:p>Capcom Entertainment, Inc.</text:p>
          </table:table-cell>
          <table:table-cell office:value-type="string">
            <text:p>Capcom</text:p>
          </table:table-cell>
          <table:table-cell office:value-type="string">
            <text:p>Action</text:p>
          </table:table-cell>
          <table:table-cell office:value-type="string">
            <text:p>3.9</text:p>
          </table:table-cell>
          <table:table-cell office:value-type="string">
            <text:p>1 Player</text:p>
          </table:table-cell>
          <table:table-cell office:value-type="string">
            <text:p>Even though Chris Redfield and Jill Valentine were able to destroy the Umbrella corporation's undead monsters in the original Resident Evil, Umbrella's experiments with the T-virus continued unhindered. Claire Redfield, the younger sister of Chris, and Leon Kennedy, a rookie cop on his first day of the job, arrive in the sleepy midwestern town of Raccoon City only to find the city in flaming ruins due to the inhabitants having been transformed into mindless flesh-eating freaks. Although Claire and Leon team up, they are soon separated and trapped inside the city by a car crash. Seeking refuge within the Raccoon City police station, each character must find a way to escape from the nightmare while solving the mystery of what happened to Raccoon City. Besides the zombie population (which is much more diverse than the original, including teenage girl zombies, maniac cop zombies, and even melting naked zombies), Claire and Leon will also have to deal with a variety of freakish mutants including giant poisonous spiders, walking venus-fly-traps, and speedy wall-crawling Lickers. Each character will also be pursued by one seemingly unstoppable foe: a horrific and constantly evolving man-monster known as the "G-Type" (Leon's Scenario) , or a taciturn but inhumanly powerful Umbrella agent who is nonetheless saddled with the rather quaint name of Mr. X (Claire's Scenario). Like the previous game in the series, Resident Evil 2 is a 3D action-adventure using three-dimensional polygon characters over two-dimensional pre-rendered backgrounds, with the action viewed through a variety of cinematic fixed camera angles in each room. Just like the original Resident Evil, players can choose to play as one of two possible characters. Each character goes through the same initial scenario, but with differences in the type of weaponry they find and the people they meet along the way. Leon will team up with a mysterious woman calling herself Ada Wong, while Claire will find herself charged with protecting a little girl named Sherry Birkin. Unlike the original Resident Evil, beating the game for the first time unlocks a second scenario to be played with the character you didn't choose, with new locations, maps, enemies, a longer and more climactic ending. Your actions in the first scenario can also affect the outcome of certain events in the second scenario. Additionally ammo and healing items are more plentiful than in the original game, although you still aren't given enough bullets to kill every enemy you meet.</text:p>
          </table:table-cell>
          <table:table-cell table:style-name="Default" table:formula="of:=CONCATENATE(&quot;&lt;game name=&quot;;CHAR(34);[.A439];CHAR(34);&quot;&gt; &lt;year&gt;&quot;;[.B439];&quot;&lt;/year&gt; &lt;rating&gt;&quot;;[.C439];&quot;&lt;/rating&gt; &lt;title&gt;&quot;;[.D439];&quot;&lt;/title&gt; &lt;pub&gt;&quot;;[.E439];&quot;&lt;/pub&gt; &lt;dev&gt;&quot;;[.F439];&quot;&lt;/dev&gt; &lt;genre&gt;&quot;;[.G439];&quot;&lt;/genre&gt; &lt;score&gt;&quot;;[.H439];&quot;&lt;/score&gt; &lt;player&gt;&quot;;[.I439];&quot;&lt;/player&gt; &lt;story&gt;&quot;;[.J439];&quot;&lt;/story&gt; &lt;/game&gt;&quot;)" office:value-type="string" office:string-value="&lt;game name=&quot;Resident Evil 2 (USA)&quot;&gt; &lt;year&gt;2003&lt;/year&gt; &lt;rating&gt;ESRB - M (Mature)&lt;/rating&gt; &lt;title&gt;Resident Evil 2 &lt;/title&gt; &lt;pub&gt;Capcom Entertainment, Inc.&lt;/pub&gt; &lt;dev&gt;Capcom&lt;/dev&gt; &lt;genre&gt;Action&lt;/genre&gt; &lt;score&gt;3.9&lt;/score&gt; &lt;player&gt;1 Player&lt;/player&gt; &lt;story&gt;Even though Chris Redfield and Jill Valentine were able to destroy the Umbrella corporation's undead monsters in the original Resident Evil, Umbrella's experiments with the T-virus continued unhindered. Claire Redfield, the younger sister of Chris, and Leon Kennedy, a rookie cop on his first day of the job, arrive in the sleepy midwestern town of Raccoon City only to find the city in flaming ruins due to the inhabitants having been transformed into mindless flesh-eating freaks. Although Claire and Leon team up, they are soon separated and trapped inside the city by a car crash. Seeking refuge within the Raccoon City police station, each character must find a way to escape from the nightmare while solving the mystery of what happened to Raccoon City. Besides the zombie population (which is much more diverse than the original, including teenage girl zombies, maniac cop zombies, and even melting naked zombies), Claire and Leon will also have to deal with a variety of freakish mutants including giant poisonous spiders, walking venus-fly-traps, and speedy wall-crawling Lickers. Each character will also be pursued by one seemingly unstoppable foe: a horrific and constantly evolving man-monster known as the &quot;G-Type&quot; (Leon's Scenario) , or a taciturn but inhumanly powerful Umbrella agent who is nonetheless saddled with the rather quaint name of Mr. X (Claire's Scenario). Like the previous game in the series, Resident Evil 2 is a 3D action-adventure using three-dimensional polygon characters over two-dimensional pre-rendered backgrounds, with the action viewed through a variety of cinematic fixed camera angles in each room. Just like the original Resident Evil, players can choose to play as one of two possible characters. Each character goes through the same initial scenario, but with differences in the type of weaponry they find and the people they meet along the way. Leon will team up with a mysterious woman calling herself Ada Wong, while Claire will find herself charged with protecting a little girl named Sherry Birkin. Unlike the original Resident Evil, beating the game for the first time unlocks a second scenario to be played with the character you didn't choose, with new locations, maps, enemies, a longer and more climactic ending. Your actions in the first scenario can also affect the outcome of certain events in the second scenario. Additionally ammo and healing items are more plentiful than in the original game, although you still aren't given enough bullets to kill every enemy you meet.&lt;/story&gt; &lt;/game&gt;">
            <text:p>&lt;game name="Resident Evil 2 (USA)"&gt; &lt;year&gt;2003&lt;/year&gt; &lt;rating&gt;ESRB - M (Mature)&lt;/rating&gt; &lt;title&gt;Resident Evil 2 &lt;/title&gt; &lt;pub&gt;Capcom Entertainment, Inc.&lt;/pub&gt; &lt;dev&gt;Capcom&lt;/dev&gt; &lt;genre&gt;Action&lt;/genre&gt; &lt;score&gt;3.9&lt;/score&gt; &lt;player&gt;1 Player&lt;/player&gt; &lt;story&gt;Even though Chris Redfield and Jill Valentine were able to destroy the Umbrella corporation's undead monsters in the original Resident Evil, Umbrella's experiments with the T-virus continued unhindered. Claire Redfield, the younger sister of Chris, and Leon Kennedy, a rookie cop on his first day of the job, arrive in the sleepy midwestern town of Raccoon City only to find the city in flaming ruins due to the inhabitants having been transformed into mindless flesh-eating freaks. Although Claire and Leon team up, they are soon separated and trapped inside the city by a car crash. Seeking refuge within the Raccoon City police station, each character must find a way to escape from the nightmare while solving the mystery of what happened to Raccoon City. Besides the zombie population (which is much more diverse than the original, including teenage girl zombies, maniac cop zombies, and even melting naked zombies), Claire and Leon will also have to deal with a variety of freakish mutants including giant poisonous spiders, walking venus-fly-traps, and speedy wall-crawling Lickers. Each character will also be pursued by one seemingly unstoppable foe: a horrific and constantly evolving man-monster known as the "G-Type" (Leon's Scenario) , or a taciturn but inhumanly powerful Umbrella agent who is nonetheless saddled with the rather quaint name of Mr. X (Claire's Scenario). Like the previous game in the series, Resident Evil 2 is a 3D action-adventure using three-dimensional polygon characters over two-dimensional pre-rendered backgrounds, with the action viewed through a variety of cinematic fixed camera angles in each room. Just like the original Resident Evil, players can choose to play as one of two possible characters. Each character goes through the same initial scenario, but with differences in the type of weaponry they find and the people they meet along the way. Leon will team up with a mysterious woman calling herself Ada Wong, while Claire will find herself charged with protecting a little girl named Sherry Birkin. Unlike the original Resident Evil, beating the game for the first time unlocks a second scenario to be played with the character you didn't choose, with new locations, maps, enemies, a longer and more climactic ending. Your actions in the first scenario can also affect the outcome of certain events in the second scenario. Additionally ammo and healing items are more plentiful than in the original game, although you still aren't given enough bullets to kill every enemy you meet.&lt;/story&gt; &lt;/game&gt;</text:p>
          </table:table-cell>
          <table:table-cell table:number-columns-repeated="1012"/>
        </table:table-row>
        <table:table-row table:style-name="ro1">
          <table:table-cell office:value-type="string">
            <text:p>Resident Evil 3 - Nemesis (USA)</text:p>
          </table:table-cell>
          <table:table-cell office:value-type="float" office:value="2003">
            <text:p>2003</text:p>
          </table:table-cell>
          <table:table-cell office:value-type="string">
            <text:p>ESRB - M (Mature)</text:p>
          </table:table-cell>
          <table:table-cell office:value-type="string">
            <text:p>Resident Evil 3 - Nemesis </text:p>
          </table:table-cell>
          <table:table-cell table:style-name="Default" office:value-type="string">
            <text:p>Capcom Entertainment, Inc.</text:p>
          </table:table-cell>
          <table:table-cell office:value-type="string">
            <text:p>Capcom</text:p>
          </table:table-cell>
          <table:table-cell office:value-type="string">
            <text:p>Action</text:p>
          </table:table-cell>
          <table:table-cell office:value-type="string">
            <text:p>4.2</text:p>
          </table:table-cell>
          <table:table-cell office:value-type="string">
            <text:p>1 Player</text:p>
          </table:table-cell>
          <table:table-cell office:value-type="string">
            <text:p>So Evil they even gave it a subtitle!****The final installment of the Resident Evil series for the Playstation, Resident Evil 3 takes place during the events of Resident Evil 2. The midwestern town of Raccoon City is in ruins, having been overrun with the undead creating T-virus thanks to the wacky hijinks of William Birkin and Umbrella Inc. As Jill "master of unlocking" Valentine (one of the two main protagonists of the original Resident Evil), you must find a way out of the zombie-infested remains of the city alive. Along the way, you'll interact with and receive help from three heavily armed Umbrella mercenaries who have also become stranded in Raccoon City thanks to the incompetence of their employer. Standing in the way of your group's last escape are a horde of flesh-eating zombified citizens, homicidal mutants, and a relentless killing machine known only as Nemesis who is determined to hunt down and kill the survivors of the original Resident Evil, including Jill.****A dramatic improvement over Tyrant/Mr. X/G from the previous games, Nemesis possesses the same maneuverability as Jill allowing him to run (faster than you, in fact), use firearms (such as a rocket launcher), dodge attacks, and even move through doors and from room to room in pursuit of Jill. On top of that he still possesses the nigh indestructibility we've come to know and... well, know from Umbrella's ultimate bio-weapons. ****Like its two predecessors Resident Evil 3 is a third-person action-adventure game with polygonal characters on pre-rendered backgrounds with cinematic camera angles, a technique originally pioneered by Alone in the Dark. Although the game uses the same basic engine and gameplay as the previous games, improvements include auto-targeting, a 180 degree spin, and a new dodge move that allows you to avoid enemy attacks by pressing a button a second before they strike. Another addition is Jill's ability to create different kinds of ammunition by mixing together three different types of gunpowder found throughout the game. Compared to Resident Evil 2, the amount of available ammunition and healing items has been significantly decreased, making the game more difficult. The variety of zombie citizens has also been made more diverse.****The number of polygons in the character models has also been increased, along with the possible screen resolution and color depth for the PC version (up to 1600 X 1200 at 32 bits, from a maximum of 640 X 480 at 16 bits for Resident Evil 2). Another welcome addition in the PC version is the ability to skip cutscenes as well as the door loading animation.****The PC and Dreamcast versions includes all eight of Jill's possible costumes, as well as the mercenary mini-game Operation Mad Jackal which allows you to play as one of the three Umbrella soldiers. On the Playstation version, these special features must be unlocked by beating the game with a high score.</text:p>
          </table:table-cell>
          <table:table-cell table:style-name="Default" table:formula="of:=CONCATENATE(&quot;&lt;game name=&quot;;CHAR(34);[.A440];CHAR(34);&quot;&gt; &lt;year&gt;&quot;;[.B440];&quot;&lt;/year&gt; &lt;rating&gt;&quot;;[.C440];&quot;&lt;/rating&gt; &lt;title&gt;&quot;;[.D440];&quot;&lt;/title&gt; &lt;pub&gt;&quot;;[.E440];&quot;&lt;/pub&gt; &lt;dev&gt;&quot;;[.F440];&quot;&lt;/dev&gt; &lt;genre&gt;&quot;;[.G440];&quot;&lt;/genre&gt; &lt;score&gt;&quot;;[.H440];&quot;&lt;/score&gt; &lt;player&gt;&quot;;[.I440];&quot;&lt;/player&gt; &lt;story&gt;&quot;;[.J440];&quot;&lt;/story&gt; &lt;/game&gt;&quot;)" office:value-type="string" office:string-value="&lt;game name=&quot;Resident Evil 3 - Nemesis (USA)&quot;&gt; &lt;year&gt;2003&lt;/year&gt; &lt;rating&gt;ESRB - M (Mature)&lt;/rating&gt; &lt;title&gt;Resident Evil 3 - Nemesis &lt;/title&gt; &lt;pub&gt;Capcom Entertainment, Inc.&lt;/pub&gt; &lt;dev&gt;Capcom&lt;/dev&gt; &lt;genre&gt;Action&lt;/genre&gt; &lt;score&gt;4.2&lt;/score&gt; &lt;player&gt;1 Player&lt;/player&gt; &lt;story&gt;So Evil they even gave it a subtitle!****The final installment of the Resident Evil series for the Playstation, Resident Evil 3 takes place during the events of Resident Evil 2. The midwestern town of Raccoon City is in ruins, having been overrun with the undead creating T-virus thanks to the wacky hijinks of William Birkin and Umbrella Inc. As Jill &quot;master of unlocking&quot; Valentine (one of the two main protagonists of the original Resident Evil), you must find a way out of the zombie-infested remains of the city alive. Along the way, you'll interact with and receive help from three heavily armed Umbrella mercenaries who have also become stranded in Raccoon City thanks to the incompetence of their employer. Standing in the way of your group's last escape are a horde of flesh-eating zombified citizens, homicidal mutants, and a relentless killing machine known only as Nemesis who is determined to hunt down and kill the survivors of the original Resident Evil, including Jill.****A dramatic improvement over Tyrant/Mr. X/G from the previous games, Nemesis possesses the same maneuverability as Jill allowing him to run (faster than you, in fact), use firearms (such as a rocket launcher), dodge attacks, and even move through doors and from room to room in pursuit of Jill. On top of that he still possesses the nigh indestructibility we've come to know and... well, know from Umbrella's ultimate bio-weapons. ****Like its two predecessors Resident Evil 3 is a third-person action-adventure game with polygonal characters on pre-rendered backgrounds with cinematic camera angles, a technique originally pioneered by Alone in the Dark. Although the game uses the same basic engine and gameplay as the previous games, improvements include auto-targeting, a 180 degree spin, and a new dodge move that allows you to avoid enemy attacks by pressing a button a second before they strike. Another addition is Jill's ability to create different kinds of ammunition by mixing together three different types of gunpowder found throughout the game. Compared to Resident Evil 2, the amount of available ammunition and healing items has been significantly decreased, making the game more difficult. The variety of zombie citizens has also been made more diverse.****The number of polygons in the character models has also been increased, along with the possible screen resolution and color depth for the PC version (up to 1600 X 1200 at 32 bits, from a maximum of 640 X 480 at 16 bits for Resident Evil 2). Another welcome addition in the PC version is the ability to skip cutscenes as well as the door loading animation.****The PC and Dreamcast versions includes all eight of Jill's possible costumes, as well as the mercenary mini-game Operation Mad Jackal which allows you to play as one of the three Umbrella soldiers. On the Playstation version, these special features must be unlocked by beating the game with a high score.&lt;/story&gt; &lt;/game&gt;">
            <text:p>&lt;game name="Resident Evil 3 - Nemesis (USA)"&gt; &lt;year&gt;2003&lt;/year&gt; &lt;rating&gt;ESRB - M (Mature)&lt;/rating&gt; &lt;title&gt;Resident Evil 3 - Nemesis &lt;/title&gt; &lt;pub&gt;Capcom Entertainment, Inc.&lt;/pub&gt; &lt;dev&gt;Capcom&lt;/dev&gt; &lt;genre&gt;Action&lt;/genre&gt; &lt;score&gt;4.2&lt;/score&gt; &lt;player&gt;1 Player&lt;/player&gt; &lt;story&gt;So Evil they even gave it a subtitle!****The final installment of the Resident Evil series for the Playstation, Resident Evil 3 takes place during the events of Resident Evil 2. The midwestern town of Raccoon City is in ruins, having been overrun with the undead creating T-virus thanks to the wacky hijinks of William Birkin and Umbrella Inc. As Jill "master of unlocking" Valentine (one of the two main protagonists of the original Resident Evil), you must find a way out of the zombie-infested remains of the city alive. Along the way, you'll interact with and receive help from three heavily armed Umbrella mercenaries who have also become stranded in Raccoon City thanks to the incompetence of their employer. Standing in the way of your group's last escape are a horde of flesh-eating zombified citizens, homicidal mutants, and a relentless killing machine known only as Nemesis who is determined to hunt down and kill the survivors of the original Resident Evil, including Jill.****A dramatic improvement over Tyrant/Mr. X/G from the previous games, Nemesis possesses the same maneuverability as Jill allowing him to run (faster than you, in fact), use firearms (such as a rocket launcher), dodge attacks, and even move through doors and from room to room in pursuit of Jill. On top of that he still possesses the nigh indestructibility we've come to know and... well, know from Umbrella's ultimate bio-weapons. ****Like its two predecessors Resident Evil 3 is a third-person action-adventure game with polygonal characters on pre-rendered backgrounds with cinematic camera angles, a technique originally pioneered by Alone in the Dark. Although the game uses the same basic engine and gameplay as the previous games, improvements include auto-targeting, a 180 degree spin, and a new dodge move that allows you to avoid enemy attacks by pressing a button a second before they strike. Another addition is Jill's ability to create different kinds of ammunition by mixing together three different types of gunpowder found throughout the game. Compared to Resident Evil 2, the amount of available ammunition and healing items has been significantly decreased, making the game more difficult. The variety of zombie citizens has also been made more diverse.****The number of polygons in the character models has also been increased, along with the possible screen resolution and color depth for the PC version (up to 1600 X 1200 at 32 bits, from a maximum of 640 X 480 at 16 bits for Resident Evil 2). Another welcome addition in the PC version is the ability to skip cutscenes as well as the door loading animation.****The PC and Dreamcast versions includes all eight of Jill's possible costumes, as well as the mercenary mini-game Operation Mad Jackal which allows you to play as one of the three Umbrella soldiers. On the Playstation version, these special features must be unlocked by beating the game with a high score.&lt;/story&gt; &lt;/game&gt;</text:p>
          </table:table-cell>
          <table:table-cell table:number-columns-repeated="1012"/>
        </table:table-row>
        <table:table-row table:style-name="ro1">
          <table:table-cell office:value-type="string">
            <text:p>Resident Evil 4 (USA) (Disc 1)</text:p>
          </table:table-cell>
          <table:table-cell office:value-type="float" office:value="2005">
            <text:p>2005</text:p>
          </table:table-cell>
          <table:table-cell office:value-type="string">
            <text:p>ESRB - M (Mature)</text:p>
          </table:table-cell>
          <table:table-cell office:value-type="string">
            <text:p>Resident Evil 4 <text:s/>Disk 1</text:p>
          </table:table-cell>
          <table:table-cell table:style-name="Default" office:value-type="string">
            <text:p>Capcom Entertainment, Inc.</text:p>
          </table:table-cell>
          <table:table-cell office:value-type="string">
            <text:p>Capcom</text:p>
          </table:table-cell>
          <table:table-cell office:value-type="string">
            <text:p>Action</text:p>
          </table:table-cell>
          <table:table-cell office:value-type="string">
            <text:p>4.1</text:p>
          </table:table-cell>
          <table:table-cell office:value-type="string">
            <text:p>1 Player</text:p>
          </table:table-cell>
          <table:table-cell office:value-type="string">
            <text:p>Picking up six years after Resident Evil 2, the fourth game in the series follows former cop (now US agent) Leon S. Kennedy to Europe on a top secret mission to investigate the disappearance of the president's daughter Ashley. As Leon encounters unimaginable horrors, he must find out who or what is behind everything. Old friends...and enemies...lurk around every corner as Leon attempts to find out who is truly behind the kidnapping of the president's daughter.****Resident Evil 4 is a major change from the previous installments. Instead of a fixed third person perspective, the game features a new "behind the back" movement camera angle and an "over the shoulder" aiming feature that allows players to control their gun movement for specific body part hits. It features a brand new AI system and more open environments that allow enemies to work together to capture and corner Leon. Enemies are now humans, which allows them to climb up ladders, open doors, and use weapons throughout the game. ****The entire item system has also been revamped, so that smaller items no longer require an entire item space to hold. Instead, items take up blocks of space in a briefcase according to their real life size, to allow for many more items and weapons. Leon can collect treasure from enemies or from the surrounding area, and visit the infamous "merchant" to purchase bigger briefcases, treasure maps, weapons upgrades, and powerful weapons such as the one-shot RPG.****The game also includes a mode called Separate Ways (which is not included on the original GameCube release and was added to later platforms only) similar to Resident Evil 2's game A/B system, where the player must play the game through the eyes of Ada Wong. There is also the Mercenaries from Resident Evil 3, which allows the player to play survival scenarios as character such as Hunk and even Albert Wesker himself.</text:p>
          </table:table-cell>
          <table:table-cell table:style-name="Default" table:formula="of:=CONCATENATE(&quot;&lt;game name=&quot;;CHAR(34);[.A441];CHAR(34);&quot;&gt; &lt;year&gt;&quot;;[.B441];&quot;&lt;/year&gt; &lt;rating&gt;&quot;;[.C441];&quot;&lt;/rating&gt; &lt;title&gt;&quot;;[.D441];&quot;&lt;/title&gt; &lt;pub&gt;&quot;;[.E441];&quot;&lt;/pub&gt; &lt;dev&gt;&quot;;[.F441];&quot;&lt;/dev&gt; &lt;genre&gt;&quot;;[.G441];&quot;&lt;/genre&gt; &lt;score&gt;&quot;;[.H441];&quot;&lt;/score&gt; &lt;player&gt;&quot;;[.I441];&quot;&lt;/player&gt; &lt;story&gt;&quot;;[.J441];&quot;&lt;/story&gt; &lt;/game&gt;&quot;)" office:value-type="string" office:string-value="&lt;game name=&quot;Resident Evil 4 (USA) (Disc 1)&quot;&gt; &lt;year&gt;2005&lt;/year&gt; &lt;rating&gt;ESRB - M (Mature)&lt;/rating&gt; &lt;title&gt;Resident Evil 4  Disk 1&lt;/title&gt; &lt;pub&gt;Capcom Entertainment, Inc.&lt;/pub&gt; &lt;dev&gt;Capcom&lt;/dev&gt; &lt;genre&gt;Action&lt;/genre&gt; &lt;score&gt;4.1&lt;/score&gt; &lt;player&gt;1 Player&lt;/player&gt; &lt;story&gt;Picking up six years after Resident Evil 2, the fourth game in the series follows former cop (now US agent) Leon S. Kennedy to Europe on a top secret mission to investigate the disappearance of the president's daughter Ashley. As Leon encounters unimaginable horrors, he must find out who or what is behind everything. Old friends...and enemies...lurk around every corner as Leon attempts to find out who is truly behind the kidnapping of the president's daughter.****Resident Evil 4 is a major change from the previous installments. Instead of a fixed third person perspective, the game features a new &quot;behind the back&quot; movement camera angle and an &quot;over the shoulder&quot; aiming feature that allows players to control their gun movement for specific body part hits. It features a brand new AI system and more open environments that allow enemies to work together to capture and corner Leon. Enemies are now humans, which allows them to climb up ladders, open doors, and use weapons throughout the game. ****The entire item system has also been revamped, so that smaller items no longer require an entire item space to hold. Instead, items take up blocks of space in a briefcase according to their real life size, to allow for many more items and weapons. Leon can collect treasure from enemies or from the surrounding area, and visit the infamous &quot;merchant&quot; to purchase bigger briefcases, treasure maps, weapons upgrades, and powerful weapons such as the one-shot RPG.****The game also includes a mode called Separate Ways (which is not included on the original GameCube release and was added to later platforms only) similar to Resident Evil 2's game A/B system, where the player must play the game through the eyes of Ada Wong. There is also the Mercenaries from Resident Evil 3, which allows the player to play survival scenarios as character such as Hunk and even Albert Wesker himself.&lt;/story&gt; &lt;/game&gt;">
            <text:p>&lt;game name="Resident Evil 4 (USA) (Disc 1)"&gt; &lt;year&gt;2005&lt;/year&gt; &lt;rating&gt;ESRB - M (Mature)&lt;/rating&gt; &lt;title&gt;Resident Evil 4 <text:s/>Disk 1&lt;/title&gt; &lt;pub&gt;Capcom Entertainment, Inc.&lt;/pub&gt; &lt;dev&gt;Capcom&lt;/dev&gt; &lt;genre&gt;Action&lt;/genre&gt; &lt;score&gt;4.1&lt;/score&gt; &lt;player&gt;1 Player&lt;/player&gt; &lt;story&gt;Picking up six years after Resident Evil 2, the fourth game in the series follows former cop (now US agent) Leon S. Kennedy to Europe on a top secret mission to investigate the disappearance of the president's daughter Ashley. As Leon encounters unimaginable horrors, he must find out who or what is behind everything. Old friends...and enemies...lurk around every corner as Leon attempts to find out who is truly behind the kidnapping of the president's daughter.****Resident Evil 4 is a major change from the previous installments. Instead of a fixed third person perspective, the game features a new "behind the back" movement camera angle and an "over the shoulder" aiming feature that allows players to control their gun movement for specific body part hits. It features a brand new AI system and more open environments that allow enemies to work together to capture and corner Leon. Enemies are now humans, which allows them to climb up ladders, open doors, and use weapons throughout the game. ****The entire item system has also been revamped, so that smaller items no longer require an entire item space to hold. Instead, items take up blocks of space in a briefcase according to their real life size, to allow for many more items and weapons. Leon can collect treasure from enemies or from the surrounding area, and visit the infamous "merchant" to purchase bigger briefcases, treasure maps, weapons upgrades, and powerful weapons such as the one-shot RPG.****The game also includes a mode called Separate Ways (which is not included on the original GameCube release and was added to later platforms only) similar to Resident Evil 2's game A/B system, where the player must play the game through the eyes of Ada Wong. There is also the Mercenaries from Resident Evil 3, which allows the player to play survival scenarios as character such as Hunk and even Albert Wesker himself.&lt;/story&gt; &lt;/game&gt;</text:p>
          </table:table-cell>
          <table:table-cell table:number-columns-repeated="1012"/>
        </table:table-row>
        <table:table-row table:style-name="ro1">
          <table:table-cell office:value-type="string">
            <text:p>Resident Evil 4 (USA) (Disc 2)</text:p>
          </table:table-cell>
          <table:table-cell office:value-type="float" office:value="2005">
            <text:p>2005</text:p>
          </table:table-cell>
          <table:table-cell office:value-type="string">
            <text:p>ESRB - M (Mature)</text:p>
          </table:table-cell>
          <table:table-cell office:value-type="string">
            <text:p>Resident Evil 4 <text:s/>Disk 2</text:p>
          </table:table-cell>
          <table:table-cell table:style-name="Default" office:value-type="string">
            <text:p>Capcom Entertainment, Inc.</text:p>
          </table:table-cell>
          <table:table-cell office:value-type="string">
            <text:p>Capcom</text:p>
          </table:table-cell>
          <table:table-cell office:value-type="string">
            <text:p>Action</text:p>
          </table:table-cell>
          <table:table-cell office:value-type="string">
            <text:p>4.1</text:p>
          </table:table-cell>
          <table:table-cell office:value-type="string">
            <text:p>1 Player</text:p>
          </table:table-cell>
          <table:table-cell office:value-type="string">
            <text:p>Picking up six years after Resident Evil 2, the fourth game in the series follows former cop (now US agent) Leon S. Kennedy to Europe on a top secret mission to investigate the disappearance of the president's daughter Ashley. As Leon encounters unimaginable horrors, he must find out who or what is behind everything. Old friends...and enemies...lurk around every corner as Leon attempts to find out who is truly behind the kidnapping of the president's daughter.****Resident Evil 4 is a major change from the previous installments. Instead of a fixed third person perspective, the game features a new "behind the back" movement camera angle and an "over the shoulder" aiming feature that allows players to control their gun movement for specific body part hits. It features a brand new AI system and more open environments that allow enemies to work together to capture and corner Leon. Enemies are now humans, which allows them to climb up ladders, open doors, and use weapons throughout the game. ****The entire item system has also been revamped, so that smaller items no longer require an entire item space to hold. Instead, items take up blocks of space in a briefcase according to their real life size, to allow for many more items and weapons. Leon can collect treasure from enemies or from the surrounding area, and visit the infamous "merchant" to purchase bigger briefcases, treasure maps, weapons upgrades, and powerful weapons such as the one-shot RPG.****The game also includes a mode called Separate Ways (which is not included on the original GameCube release and was added to later platforms only) similar to Resident Evil 2's game A/B system, where the player must play the game through the eyes of Ada Wong. There is also the Mercenaries from Resident Evil 3, which allows the player to play survival scenarios as character such as Hunk and even Albert Wesker himself.</text:p>
          </table:table-cell>
          <table:table-cell table:style-name="Default" table:formula="of:=CONCATENATE(&quot;&lt;game name=&quot;;CHAR(34);[.A442];CHAR(34);&quot;&gt; &lt;year&gt;&quot;;[.B442];&quot;&lt;/year&gt; &lt;rating&gt;&quot;;[.C442];&quot;&lt;/rating&gt; &lt;title&gt;&quot;;[.D442];&quot;&lt;/title&gt; &lt;pub&gt;&quot;;[.E442];&quot;&lt;/pub&gt; &lt;dev&gt;&quot;;[.F442];&quot;&lt;/dev&gt; &lt;genre&gt;&quot;;[.G442];&quot;&lt;/genre&gt; &lt;score&gt;&quot;;[.H442];&quot;&lt;/score&gt; &lt;player&gt;&quot;;[.I442];&quot;&lt;/player&gt; &lt;story&gt;&quot;;[.J442];&quot;&lt;/story&gt; &lt;/game&gt;&quot;)" office:value-type="string" office:string-value="&lt;game name=&quot;Resident Evil 4 (USA) (Disc 2)&quot;&gt; &lt;year&gt;2005&lt;/year&gt; &lt;rating&gt;ESRB - M (Mature)&lt;/rating&gt; &lt;title&gt;Resident Evil 4  Disk 2&lt;/title&gt; &lt;pub&gt;Capcom Entertainment, Inc.&lt;/pub&gt; &lt;dev&gt;Capcom&lt;/dev&gt; &lt;genre&gt;Action&lt;/genre&gt; &lt;score&gt;4.1&lt;/score&gt; &lt;player&gt;1 Player&lt;/player&gt; &lt;story&gt;Picking up six years after Resident Evil 2, the fourth game in the series follows former cop (now US agent) Leon S. Kennedy to Europe on a top secret mission to investigate the disappearance of the president's daughter Ashley. As Leon encounters unimaginable horrors, he must find out who or what is behind everything. Old friends...and enemies...lurk around every corner as Leon attempts to find out who is truly behind the kidnapping of the president's daughter.****Resident Evil 4 is a major change from the previous installments. Instead of a fixed third person perspective, the game features a new &quot;behind the back&quot; movement camera angle and an &quot;over the shoulder&quot; aiming feature that allows players to control their gun movement for specific body part hits. It features a brand new AI system and more open environments that allow enemies to work together to capture and corner Leon. Enemies are now humans, which allows them to climb up ladders, open doors, and use weapons throughout the game. ****The entire item system has also been revamped, so that smaller items no longer require an entire item space to hold. Instead, items take up blocks of space in a briefcase according to their real life size, to allow for many more items and weapons. Leon can collect treasure from enemies or from the surrounding area, and visit the infamous &quot;merchant&quot; to purchase bigger briefcases, treasure maps, weapons upgrades, and powerful weapons such as the one-shot RPG.****The game also includes a mode called Separate Ways (which is not included on the original GameCube release and was added to later platforms only) similar to Resident Evil 2's game A/B system, where the player must play the game through the eyes of Ada Wong. There is also the Mercenaries from Resident Evil 3, which allows the player to play survival scenarios as character such as Hunk and even Albert Wesker himself.&lt;/story&gt; &lt;/game&gt;">
            <text:p>&lt;game name="Resident Evil 4 (USA) (Disc 2)"&gt; &lt;year&gt;2005&lt;/year&gt; &lt;rating&gt;ESRB - M (Mature)&lt;/rating&gt; &lt;title&gt;Resident Evil 4 <text:s/>Disk 2&lt;/title&gt; &lt;pub&gt;Capcom Entertainment, Inc.&lt;/pub&gt; &lt;dev&gt;Capcom&lt;/dev&gt; &lt;genre&gt;Action&lt;/genre&gt; &lt;score&gt;4.1&lt;/score&gt; &lt;player&gt;1 Player&lt;/player&gt; &lt;story&gt;Picking up six years after Resident Evil 2, the fourth game in the series follows former cop (now US agent) Leon S. Kennedy to Europe on a top secret mission to investigate the disappearance of the president's daughter Ashley. As Leon encounters unimaginable horrors, he must find out who or what is behind everything. Old friends...and enemies...lurk around every corner as Leon attempts to find out who is truly behind the kidnapping of the president's daughter.****Resident Evil 4 is a major change from the previous installments. Instead of a fixed third person perspective, the game features a new "behind the back" movement camera angle and an "over the shoulder" aiming feature that allows players to control their gun movement for specific body part hits. It features a brand new AI system and more open environments that allow enemies to work together to capture and corner Leon. Enemies are now humans, which allows them to climb up ladders, open doors, and use weapons throughout the game. ****The entire item system has also been revamped, so that smaller items no longer require an entire item space to hold. Instead, items take up blocks of space in a briefcase according to their real life size, to allow for many more items and weapons. Leon can collect treasure from enemies or from the surrounding area, and visit the infamous "merchant" to purchase bigger briefcases, treasure maps, weapons upgrades, and powerful weapons such as the one-shot RPG.****The game also includes a mode called Separate Ways (which is not included on the original GameCube release and was added to later platforms only) similar to Resident Evil 2's game A/B system, where the player must play the game through the eyes of Ada Wong. There is also the Mercenaries from Resident Evil 3, which allows the player to play survival scenarios as character such as Hunk and even Albert Wesker himself.&lt;/story&gt; &lt;/game&gt;</text:p>
          </table:table-cell>
          <table:table-cell table:number-columns-repeated="1012"/>
        </table:table-row>
        <table:table-row table:style-name="ro1">
          <table:table-cell office:value-type="string">
            <text:p>Resident Evil Zero (USA) (Disc 1)</text:p>
          </table:table-cell>
          <table:table-cell office:value-type="float" office:value="2002">
            <text:p>2002</text:p>
          </table:table-cell>
          <table:table-cell office:value-type="string">
            <text:p>ESRB - M (Mature)</text:p>
          </table:table-cell>
          <table:table-cell office:value-type="string">
            <text:p>Resident Evil Zero <text:s/>Disk 1</text:p>
          </table:table-cell>
          <table:table-cell table:style-name="Default" office:value-type="string">
            <text:p>Capcom Entertainment, Inc.</text:p>
          </table:table-cell>
          <table:table-cell office:value-type="string">
            <text:p>Capcom</text:p>
          </table:table-cell>
          <table:table-cell office:value-type="string">
            <text:p>Action</text:p>
          </table:table-cell>
          <table:table-cell office:value-type="string">
            <text:p>3.9</text:p>
          </table:table-cell>
          <table:table-cell office:value-type="string">
            <text:p>1 Player</text:p>
          </table:table-cell>
          <table:table-cell office:value-type="string">
            <text:p>Resident Evil: Zero takes place before the events of the original, so it's a prequel.****You take on the role as one of two characters; Rebecca Chambers, the Bravo team medic that was encountered in the first game, and Billy Coen, an ex-con being transported.****The game begins with a video of Bravo team flying overhead, en route to investigate a series of murders. <text:s/>Something happens, and the helicopter crashes. <text:s/>Everyone survives, but when they all start searching, they encounter an overturned military transport truck, with nothing but corpses inside. <text:s/>Rebecca Chambers, the youngest member of S.T.A.R.S. Alpha Team, goes to investigate the Umbrella Company Luxury Train, which has mysteriously stalled in the middle of the woods. <text:s/>You now take control of Rebecca, and your journey begins.****RE:0 features an all-new storyline, which takes place before the events of the first game. <text:s/>You will learn some background information, as well as a wealth of new information.****The game also introduces what it calls a &amp;quot;partner zapping&amp;quot; system, which allows you to switch between Rebecca and Billy at any time. <text:s/>This feature must be used at times, as the game requires both characters to work together to solve some puzzles.****New to the game are a bunch of terrifying enemies, like the mutant centipede, new areas to explore, and the ability to drop items on the ground instead of having to find an item box.</text:p>
          </table:table-cell>
          <table:table-cell table:style-name="Default" table:formula="of:=CONCATENATE(&quot;&lt;game name=&quot;;CHAR(34);[.A443];CHAR(34);&quot;&gt; &lt;year&gt;&quot;;[.B443];&quot;&lt;/year&gt; &lt;rating&gt;&quot;;[.C443];&quot;&lt;/rating&gt; &lt;title&gt;&quot;;[.D443];&quot;&lt;/title&gt; &lt;pub&gt;&quot;;[.E443];&quot;&lt;/pub&gt; &lt;dev&gt;&quot;;[.F443];&quot;&lt;/dev&gt; &lt;genre&gt;&quot;;[.G443];&quot;&lt;/genre&gt; &lt;score&gt;&quot;;[.H443];&quot;&lt;/score&gt; &lt;player&gt;&quot;;[.I443];&quot;&lt;/player&gt; &lt;story&gt;&quot;;[.J443];&quot;&lt;/story&gt; &lt;/game&gt;&quot;)" office:value-type="string" office:string-value="&lt;game name=&quot;Resident Evil Zero (USA) (Disc 1)&quot;&gt; &lt;year&gt;2002&lt;/year&gt; &lt;rating&gt;ESRB - M (Mature)&lt;/rating&gt; &lt;title&gt;Resident Evil Zero  Disk 1&lt;/title&gt; &lt;pub&gt;Capcom Entertainment, Inc.&lt;/pub&gt; &lt;dev&gt;Capcom&lt;/dev&gt; &lt;genre&gt;Action&lt;/genre&gt; &lt;score&gt;3.9&lt;/score&gt; &lt;player&gt;1 Player&lt;/player&gt; &lt;story&gt;Resident Evil: Zero takes place before the events of the original, so it's a prequel.****You take on the role as one of two characters; Rebecca Chambers, the Bravo team medic that was encountered in the first game, and Billy Coen, an ex-con being transported.****The game begins with a video of Bravo team flying overhead, en route to investigate a series of murders.  Something happens, and the helicopter crashes.  Everyone survives, but when they all start searching, they encounter an overturned military transport truck, with nothing but corpses inside.  Rebecca Chambers, the youngest member of S.T.A.R.S. Alpha Team, goes to investigate the Umbrella Company Luxury Train, which has mysteriously stalled in the middle of the woods.  You now take control of Rebecca, and your journey begins.****RE:0 features an all-new storyline, which takes place before the events of the first game.  You will learn some background information, as well as a wealth of new information.****The game also introduces what it calls a &amp;quot;partner zapping&amp;quot; system, which allows you to switch between Rebecca and Billy at any time.  This feature must be used at times, as the game requires both characters to work together to solve some puzzles.****New to the game are a bunch of terrifying enemies, like the mutant centipede, new areas to explore, and the ability to drop items on the ground instead of having to find an item box.&lt;/story&gt; &lt;/game&gt;">
            <text:p>&lt;game name="Resident Evil Zero (USA) (Disc 1)"&gt; &lt;year&gt;2002&lt;/year&gt; &lt;rating&gt;ESRB - M (Mature)&lt;/rating&gt; &lt;title&gt;Resident Evil Zero <text:s/>Disk 1&lt;/title&gt; &lt;pub&gt;Capcom Entertainment, Inc.&lt;/pub&gt; &lt;dev&gt;Capcom&lt;/dev&gt; &lt;genre&gt;Action&lt;/genre&gt; &lt;score&gt;3.9&lt;/score&gt; &lt;player&gt;1 Player&lt;/player&gt; &lt;story&gt;Resident Evil: Zero takes place before the events of the original, so it's a prequel.****You take on the role as one of two characters; Rebecca Chambers, the Bravo team medic that was encountered in the first game, and Billy Coen, an ex-con being transported.****The game begins with a video of Bravo team flying overhead, en route to investigate a series of murders. <text:s/>Something happens, and the helicopter crashes. <text:s/>Everyone survives, but when they all start searching, they encounter an overturned military transport truck, with nothing but corpses inside. <text:s/>Rebecca Chambers, the youngest member of S.T.A.R.S. Alpha Team, goes to investigate the Umbrella Company Luxury Train, which has mysteriously stalled in the middle of the woods. <text:s/>You now take control of Rebecca, and your journey begins.****RE:0 features an all-new storyline, which takes place before the events of the first game. <text:s/>You will learn some background information, as well as a wealth of new information.****The game also introduces what it calls a &amp;quot;partner zapping&amp;quot; system, which allows you to switch between Rebecca and Billy at any time. <text:s/>This feature must be used at times, as the game requires both characters to work together to solve some puzzles.****New to the game are a bunch of terrifying enemies, like the mutant centipede, new areas to explore, and the ability to drop items on the ground instead of having to find an item box.&lt;/story&gt; &lt;/game&gt;</text:p>
          </table:table-cell>
          <table:table-cell table:number-columns-repeated="1012"/>
        </table:table-row>
        <table:table-row table:style-name="ro1">
          <table:table-cell office:value-type="string">
            <text:p>Resident Evil Zero (USA) (Disc 2)</text:p>
          </table:table-cell>
          <table:table-cell office:value-type="float" office:value="2002">
            <text:p>2002</text:p>
          </table:table-cell>
          <table:table-cell office:value-type="string">
            <text:p>ESRB - M (Mature)</text:p>
          </table:table-cell>
          <table:table-cell office:value-type="string">
            <text:p>Resident Evil Zero <text:s/>Disk 2</text:p>
          </table:table-cell>
          <table:table-cell table:style-name="Default" office:value-type="string">
            <text:p>Capcom Entertainment, Inc.</text:p>
          </table:table-cell>
          <table:table-cell office:value-type="string">
            <text:p>Capcom</text:p>
          </table:table-cell>
          <table:table-cell office:value-type="string">
            <text:p>Action</text:p>
          </table:table-cell>
          <table:table-cell office:value-type="string">
            <text:p>3.9</text:p>
          </table:table-cell>
          <table:table-cell office:value-type="string">
            <text:p>1 Player</text:p>
          </table:table-cell>
          <table:table-cell office:value-type="string">
            <text:p>Resident Evil: Zero takes place before the events of the original, so it's a prequel.****You take on the role as one of two characters; Rebecca Chambers, the Bravo team medic that was encountered in the first game, and Billy Coen, an ex-con being transported.****The game begins with a video of Bravo team flying overhead, en route to investigate a series of murders. <text:s/>Something happens, and the helicopter crashes. <text:s/>Everyone survives, but when they all start searching, they encounter an overturned military transport truck, with nothing but corpses inside. <text:s/>Rebecca Chambers, the youngest member of S.T.A.R.S. Alpha Team, goes to investigate the Umbrella Company Luxury Train, which has mysteriously stalled in the middle of the woods. <text:s/>You now take control of Rebecca, and your journey begins.****RE:0 features an all-new storyline, which takes place before the events of the first game. <text:s/>You will learn some background information, as well as a wealth of new information.****The game also introduces what it calls a &amp;quot;partner zapping&amp;quot; system, which allows you to switch between Rebecca and Billy at any time. <text:s/>This feature must be used at times, as the game requires both characters to work together to solve some puzzles.****New to the game are a bunch of terrifying enemies, like the mutant centipede, new areas to explore, and the ability to drop items on the ground instead of having to find an item box.</text:p>
          </table:table-cell>
          <table:table-cell table:style-name="Default" table:formula="of:=CONCATENATE(&quot;&lt;game name=&quot;;CHAR(34);[.A444];CHAR(34);&quot;&gt; &lt;year&gt;&quot;;[.B444];&quot;&lt;/year&gt; &lt;rating&gt;&quot;;[.C444];&quot;&lt;/rating&gt; &lt;title&gt;&quot;;[.D444];&quot;&lt;/title&gt; &lt;pub&gt;&quot;;[.E444];&quot;&lt;/pub&gt; &lt;dev&gt;&quot;;[.F444];&quot;&lt;/dev&gt; &lt;genre&gt;&quot;;[.G444];&quot;&lt;/genre&gt; &lt;score&gt;&quot;;[.H444];&quot;&lt;/score&gt; &lt;player&gt;&quot;;[.I444];&quot;&lt;/player&gt; &lt;story&gt;&quot;;[.J444];&quot;&lt;/story&gt; &lt;/game&gt;&quot;)" office:value-type="string" office:string-value="&lt;game name=&quot;Resident Evil Zero (USA) (Disc 2)&quot;&gt; &lt;year&gt;2002&lt;/year&gt; &lt;rating&gt;ESRB - M (Mature)&lt;/rating&gt; &lt;title&gt;Resident Evil Zero  Disk 2&lt;/title&gt; &lt;pub&gt;Capcom Entertainment, Inc.&lt;/pub&gt; &lt;dev&gt;Capcom&lt;/dev&gt; &lt;genre&gt;Action&lt;/genre&gt; &lt;score&gt;3.9&lt;/score&gt; &lt;player&gt;1 Player&lt;/player&gt; &lt;story&gt;Resident Evil: Zero takes place before the events of the original, so it's a prequel.****You take on the role as one of two characters; Rebecca Chambers, the Bravo team medic that was encountered in the first game, and Billy Coen, an ex-con being transported.****The game begins with a video of Bravo team flying overhead, en route to investigate a series of murders.  Something happens, and the helicopter crashes.  Everyone survives, but when they all start searching, they encounter an overturned military transport truck, with nothing but corpses inside.  Rebecca Chambers, the youngest member of S.T.A.R.S. Alpha Team, goes to investigate the Umbrella Company Luxury Train, which has mysteriously stalled in the middle of the woods.  You now take control of Rebecca, and your journey begins.****RE:0 features an all-new storyline, which takes place before the events of the first game.  You will learn some background information, as well as a wealth of new information.****The game also introduces what it calls a &amp;quot;partner zapping&amp;quot; system, which allows you to switch between Rebecca and Billy at any time.  This feature must be used at times, as the game requires both characters to work together to solve some puzzles.****New to the game are a bunch of terrifying enemies, like the mutant centipede, new areas to explore, and the ability to drop items on the ground instead of having to find an item box.&lt;/story&gt; &lt;/game&gt;">
            <text:p>&lt;game name="Resident Evil Zero (USA) (Disc 2)"&gt; &lt;year&gt;2002&lt;/year&gt; &lt;rating&gt;ESRB - M (Mature)&lt;/rating&gt; &lt;title&gt;Resident Evil Zero <text:s/>Disk 2&lt;/title&gt; &lt;pub&gt;Capcom Entertainment, Inc.&lt;/pub&gt; &lt;dev&gt;Capcom&lt;/dev&gt; &lt;genre&gt;Action&lt;/genre&gt; &lt;score&gt;3.9&lt;/score&gt; &lt;player&gt;1 Player&lt;/player&gt; &lt;story&gt;Resident Evil: Zero takes place before the events of the original, so it's a prequel.****You take on the role as one of two characters; Rebecca Chambers, the Bravo team medic that was encountered in the first game, and Billy Coen, an ex-con being transported.****The game begins with a video of Bravo team flying overhead, en route to investigate a series of murders. <text:s/>Something happens, and the helicopter crashes. <text:s/>Everyone survives, but when they all start searching, they encounter an overturned military transport truck, with nothing but corpses inside. <text:s/>Rebecca Chambers, the youngest member of S.T.A.R.S. Alpha Team, goes to investigate the Umbrella Company Luxury Train, which has mysteriously stalled in the middle of the woods. <text:s/>You now take control of Rebecca, and your journey begins.****RE:0 features an all-new storyline, which takes place before the events of the first game. <text:s/>You will learn some background information, as well as a wealth of new information.****The game also introduces what it calls a &amp;quot;partner zapping&amp;quot; system, which allows you to switch between Rebecca and Billy at any time. <text:s/>This feature must be used at times, as the game requires both characters to work together to solve some puzzles.****New to the game are a bunch of terrifying enemies, like the mutant centipede, new areas to explore, and the ability to drop items on the ground instead of having to find an item box.&lt;/story&gt; &lt;/game&gt;</text:p>
          </table:table-cell>
          <table:table-cell table:number-columns-repeated="1012"/>
        </table:table-row>
        <table:table-row table:style-name="ro1">
          <table:table-cell office:value-type="string">
            <text:p>Ribbit King (USA) (Disc 1)</text:p>
          </table:table-cell>
          <table:table-cell office:value-type="float" office:value="2004">
            <text:p>2004</text:p>
          </table:table-cell>
          <table:table-cell office:value-type="string">
            <text:p>ESRB - E (Everyone)</text:p>
          </table:table-cell>
          <table:table-cell office:value-type="string">
            <text:p>Ribbit King <text:s/>Disk 1</text:p>
          </table:table-cell>
          <table:table-cell table:style-name="Default" office:value-type="string">
            <text:p>Bandai America, Inc.</text:p>
          </table:table-cell>
          <table:table-cell office:value-type="string">
            <text:p>Jamsworks</text:p>
          </table:table-cell>
          <table:table-cell office:value-type="string">
            <text:p>Sports/Golf</text:p>
          </table:table-cell>
          <table:table-cell office:value-type="string">
            <text:p>4.0</text:p>
          </table:table-cell>
          <table:table-cell office:value-type="string">
            <text:p>1-4 Players</text:p>
          </table:table-cell>
          <table:table-cell office:value-type="string">
            <text:p>Get your clubs and play some Frolf! <text:s/>What's Frolf? <text:s/>It's golf played with frogs instead of balls. <text:s/>And in the twisted world of Ribbit King, it's not just about winning the Frolf Cup and Super Ribbinite prize, it's about saving your planet, Hippitron.****Ribbit King stretches the twenty course Frolf tournament over five unique worlds with a wide cast of characters. <text:s/>Every planet has its own unique obstacles including dangerous plants and animals poised to pounce on your frog. <text:s/>Adding a random factor, your frog has a mind of his own. <text:s/>Power-ups allow frogs to fly farther, swim faster, and modify your frog's behavior in the wild.****Ribbit King has a story mode and versus mode and supports up to four players.</text:p>
          </table:table-cell>
          <table:table-cell table:style-name="Default" table:formula="of:=CONCATENATE(&quot;&lt;game name=&quot;;CHAR(34);[.A445];CHAR(34);&quot;&gt; &lt;year&gt;&quot;;[.B445];&quot;&lt;/year&gt; &lt;rating&gt;&quot;;[.C445];&quot;&lt;/rating&gt; &lt;title&gt;&quot;;[.D445];&quot;&lt;/title&gt; &lt;pub&gt;&quot;;[.E445];&quot;&lt;/pub&gt; &lt;dev&gt;&quot;;[.F445];&quot;&lt;/dev&gt; &lt;genre&gt;&quot;;[.G445];&quot;&lt;/genre&gt; &lt;score&gt;&quot;;[.H445];&quot;&lt;/score&gt; &lt;player&gt;&quot;;[.I445];&quot;&lt;/player&gt; &lt;story&gt;&quot;;[.J445];&quot;&lt;/story&gt; &lt;/game&gt;&quot;)" office:value-type="string" office:string-value="&lt;game name=&quot;Ribbit King (USA) (Disc 1)&quot;&gt; &lt;year&gt;2004&lt;/year&gt; &lt;rating&gt;ESRB - E (Everyone)&lt;/rating&gt; &lt;title&gt;Ribbit King  Disk 1&lt;/title&gt; &lt;pub&gt;Bandai America, Inc.&lt;/pub&gt; &lt;dev&gt;Jamsworks&lt;/dev&gt; &lt;genre&gt;Sports/Golf&lt;/genre&gt; &lt;score&gt;4.0&lt;/score&gt; &lt;player&gt;1-4 Players&lt;/player&gt; &lt;story&gt;Get your clubs and play some Frolf!  What's Frolf?  It's golf played with frogs instead of balls.  And in the twisted world of Ribbit King, it's not just about winning the Frolf Cup and Super Ribbinite prize, it's about saving your planet, Hippitron.****Ribbit King stretches the twenty course Frolf tournament over five unique worlds with a wide cast of characters.  Every planet has its own unique obstacles including dangerous plants and animals poised to pounce on your frog.  Adding a random factor, your frog has a mind of his own.  Power-ups allow frogs to fly farther, swim faster, and modify your frog's behavior in the wild.****Ribbit King has a story mode and versus mode and supports up to four players.&lt;/story&gt; &lt;/game&gt;">
            <text:p>&lt;game name="Ribbit King (USA) (Disc 1)"&gt; &lt;year&gt;2004&lt;/year&gt; &lt;rating&gt;ESRB - E (Everyone)&lt;/rating&gt; &lt;title&gt;Ribbit King <text:s/>Disk 1&lt;/title&gt; &lt;pub&gt;Bandai America, Inc.&lt;/pub&gt; &lt;dev&gt;Jamsworks&lt;/dev&gt; &lt;genre&gt;Sports/Golf&lt;/genre&gt; &lt;score&gt;4.0&lt;/score&gt; &lt;player&gt;1-4 Players&lt;/player&gt; &lt;story&gt;Get your clubs and play some Frolf! <text:s/>What's Frolf? <text:s/>It's golf played with frogs instead of balls. <text:s/>And in the twisted world of Ribbit King, it's not just about winning the Frolf Cup and Super Ribbinite prize, it's about saving your planet, Hippitron.****Ribbit King stretches the twenty course Frolf tournament over five unique worlds with a wide cast of characters. <text:s/>Every planet has its own unique obstacles including dangerous plants and animals poised to pounce on your frog. <text:s/>Adding a random factor, your frog has a mind of his own. <text:s/>Power-ups allow frogs to fly farther, swim faster, and modify your frog's behavior in the wild.****Ribbit King has a story mode and versus mode and supports up to four players.&lt;/story&gt; &lt;/game&gt;</text:p>
          </table:table-cell>
          <table:table-cell table:number-columns-repeated="1012"/>
        </table:table-row>
        <table:table-row table:style-name="ro1">
          <table:table-cell office:value-type="string">
            <text:p>Ribbit King (USA) (Disc 2)</text:p>
          </table:table-cell>
          <table:table-cell office:value-type="float" office:value="2004">
            <text:p>2004</text:p>
          </table:table-cell>
          <table:table-cell office:value-type="string">
            <text:p>ESRB - E (Everyone)</text:p>
          </table:table-cell>
          <table:table-cell office:value-type="string">
            <text:p>Ribbit King <text:s/>Disk 2</text:p>
          </table:table-cell>
          <table:table-cell table:style-name="Default" office:value-type="string">
            <text:p>Bandai America, Inc.</text:p>
          </table:table-cell>
          <table:table-cell office:value-type="string">
            <text:p>Jamsworks</text:p>
          </table:table-cell>
          <table:table-cell office:value-type="string">
            <text:p>Sports/Golf</text:p>
          </table:table-cell>
          <table:table-cell office:value-type="string">
            <text:p>4.0</text:p>
          </table:table-cell>
          <table:table-cell office:value-type="string">
            <text:p>1-4 Players</text:p>
          </table:table-cell>
          <table:table-cell office:value-type="string">
            <text:p>Get your clubs and play some Frolf! <text:s/>What's Frolf? <text:s/>It's golf played with frogs instead of balls. <text:s/>And in the twisted world of Ribbit King, it's not just about winning the Frolf Cup and Super Ribbinite prize, it's about saving your planet, Hippitron.****Ribbit King stretches the twenty course Frolf tournament over five unique worlds with a wide cast of characters. <text:s/>Every planet has its own unique obstacles including dangerous plants and animals poised to pounce on your frog. <text:s/>Adding a random factor, your frog has a mind of his own. <text:s/>Power-ups allow frogs to fly farther, swim faster, and modify your frog's behavior in the wild.****Ribbit King has a story mode and versus mode and supports up to four players.</text:p>
          </table:table-cell>
          <table:table-cell table:style-name="Default" table:formula="of:=CONCATENATE(&quot;&lt;game name=&quot;;CHAR(34);[.A446];CHAR(34);&quot;&gt; &lt;year&gt;&quot;;[.B446];&quot;&lt;/year&gt; &lt;rating&gt;&quot;;[.C446];&quot;&lt;/rating&gt; &lt;title&gt;&quot;;[.D446];&quot;&lt;/title&gt; &lt;pub&gt;&quot;;[.E446];&quot;&lt;/pub&gt; &lt;dev&gt;&quot;;[.F446];&quot;&lt;/dev&gt; &lt;genre&gt;&quot;;[.G446];&quot;&lt;/genre&gt; &lt;score&gt;&quot;;[.H446];&quot;&lt;/score&gt; &lt;player&gt;&quot;;[.I446];&quot;&lt;/player&gt; &lt;story&gt;&quot;;[.J446];&quot;&lt;/story&gt; &lt;/game&gt;&quot;)" office:value-type="string" office:string-value="&lt;game name=&quot;Ribbit King (USA) (Disc 2)&quot;&gt; &lt;year&gt;2004&lt;/year&gt; &lt;rating&gt;ESRB - E (Everyone)&lt;/rating&gt; &lt;title&gt;Ribbit King  Disk 2&lt;/title&gt; &lt;pub&gt;Bandai America, Inc.&lt;/pub&gt; &lt;dev&gt;Jamsworks&lt;/dev&gt; &lt;genre&gt;Sports/Golf&lt;/genre&gt; &lt;score&gt;4.0&lt;/score&gt; &lt;player&gt;1-4 Players&lt;/player&gt; &lt;story&gt;Get your clubs and play some Frolf!  What's Frolf?  It's golf played with frogs instead of balls.  And in the twisted world of Ribbit King, it's not just about winning the Frolf Cup and Super Ribbinite prize, it's about saving your planet, Hippitron.****Ribbit King stretches the twenty course Frolf tournament over five unique worlds with a wide cast of characters.  Every planet has its own unique obstacles including dangerous plants and animals poised to pounce on your frog.  Adding a random factor, your frog has a mind of his own.  Power-ups allow frogs to fly farther, swim faster, and modify your frog's behavior in the wild.****Ribbit King has a story mode and versus mode and supports up to four players.&lt;/story&gt; &lt;/game&gt;">
            <text:p>&lt;game name="Ribbit King (USA) (Disc 2)"&gt; &lt;year&gt;2004&lt;/year&gt; &lt;rating&gt;ESRB - E (Everyone)&lt;/rating&gt; &lt;title&gt;Ribbit King <text:s/>Disk 2&lt;/title&gt; &lt;pub&gt;Bandai America, Inc.&lt;/pub&gt; &lt;dev&gt;Jamsworks&lt;/dev&gt; &lt;genre&gt;Sports/Golf&lt;/genre&gt; &lt;score&gt;4.0&lt;/score&gt; &lt;player&gt;1-4 Players&lt;/player&gt; &lt;story&gt;Get your clubs and play some Frolf! <text:s/>What's Frolf? <text:s/>It's golf played with frogs instead of balls. <text:s/>And in the twisted world of Ribbit King, it's not just about winning the Frolf Cup and Super Ribbinite prize, it's about saving your planet, Hippitron.****Ribbit King stretches the twenty course Frolf tournament over five unique worlds with a wide cast of characters. <text:s/>Every planet has its own unique obstacles including dangerous plants and animals poised to pounce on your frog. <text:s/>Adding a random factor, your frog has a mind of his own. <text:s/>Power-ups allow frogs to fly farther, swim faster, and modify your frog's behavior in the wild.****Ribbit King has a story mode and versus mode and supports up to four players.&lt;/story&gt; &lt;/game&gt;</text:p>
          </table:table-cell>
          <table:table-cell table:number-columns-repeated="1012"/>
        </table:table-row>
        <table:table-row table:style-name="ro1">
          <table:table-cell office:value-type="string">
            <text:p>Road Trip - The Arcade Edition (USA)</text:p>
          </table:table-cell>
          <table:table-cell office:value-type="float" office:value="2004">
            <text:p>2004</text:p>
          </table:table-cell>
          <table:table-cell office:value-type="string">
            <text:p>ESRB - E (Everyone)</text:p>
          </table:table-cell>
          <table:table-cell office:value-type="string">
            <text:p>Road Trip - The Arcade Edition </text:p>
          </table:table-cell>
          <table:table-cell table:style-name="Default" office:value-type="string">
            <text:p>TAKARA Co., Ltd.</text:p>
          </table:table-cell>
          <table:table-cell office:value-type="string">
            <text:p>Hudson Soft</text:p>
          </table:table-cell>
          <table:table-cell office:value-type="string">
            <text:p>Driving</text:p>
          </table:table-cell>
          <table:table-cell office:value-type="string">
            <text:p>3.5</text:p>
          </table:table-cell>
          <table:table-cell office:value-type="string">
            <text:p>1-4 Players</text:p>
          </table:table-cell>
          <table:table-cell office:value-type="string">
            <text:p>Road Trip: Arcade Edition is the GameCube edition in the Road Trip series of racing games. This game allows you to race tiny little toy cars around various oversized environments. Most of the cars resemble super-deformed versions of popular automobiles, but the actual model names are not used. There are dozens of tiny cars to collect.****Some of the tracks in this game appear to be scaled to the size of your racer, others take place in oversized real-world environments, like a house or a garden.****The usual racing game modes are present, single race, championship, and multi-player. Winning races allows you to purchase upgrades and other vehicles. You can also link this game with Road Trip: Shifting Gears.</text:p>
          </table:table-cell>
          <table:table-cell table:style-name="Default" table:formula="of:=CONCATENATE(&quot;&lt;game name=&quot;;CHAR(34);[.A447];CHAR(34);&quot;&gt; &lt;year&gt;&quot;;[.B447];&quot;&lt;/year&gt; &lt;rating&gt;&quot;;[.C447];&quot;&lt;/rating&gt; &lt;title&gt;&quot;;[.D447];&quot;&lt;/title&gt; &lt;pub&gt;&quot;;[.E447];&quot;&lt;/pub&gt; &lt;dev&gt;&quot;;[.F447];&quot;&lt;/dev&gt; &lt;genre&gt;&quot;;[.G447];&quot;&lt;/genre&gt; &lt;score&gt;&quot;;[.H447];&quot;&lt;/score&gt; &lt;player&gt;&quot;;[.I447];&quot;&lt;/player&gt; &lt;story&gt;&quot;;[.J447];&quot;&lt;/story&gt; &lt;/game&gt;&quot;)" office:value-type="string" office:string-value="&lt;game name=&quot;Road Trip - The Arcade Edition (USA)&quot;&gt; &lt;year&gt;2004&lt;/year&gt; &lt;rating&gt;ESRB - E (Everyone)&lt;/rating&gt; &lt;title&gt;Road Trip - The Arcade Edition &lt;/title&gt; &lt;pub&gt;TAKARA Co., Ltd.&lt;/pub&gt; &lt;dev&gt;Hudson Soft&lt;/dev&gt; &lt;genre&gt;Driving&lt;/genre&gt; &lt;score&gt;3.5&lt;/score&gt; &lt;player&gt;1-4 Players&lt;/player&gt; &lt;story&gt;Road Trip: Arcade Edition is the GameCube edition in the Road Trip series of racing games. This game allows you to race tiny little toy cars around various oversized environments. Most of the cars resemble super-deformed versions of popular automobiles, but the actual model names are not used. There are dozens of tiny cars to collect.****Some of the tracks in this game appear to be scaled to the size of your racer, others take place in oversized real-world environments, like a house or a garden.****The usual racing game modes are present, single race, championship, and multi-player. Winning races allows you to purchase upgrades and other vehicles. You can also link this game with Road Trip: Shifting Gears.&lt;/story&gt; &lt;/game&gt;">
            <text:p>&lt;game name="Road Trip - The Arcade Edition (USA)"&gt; &lt;year&gt;2004&lt;/year&gt; &lt;rating&gt;ESRB - E (Everyone)&lt;/rating&gt; &lt;title&gt;Road Trip - The Arcade Edition &lt;/title&gt; &lt;pub&gt;TAKARA Co., Ltd.&lt;/pub&gt; &lt;dev&gt;Hudson Soft&lt;/dev&gt; &lt;genre&gt;Driving&lt;/genre&gt; &lt;score&gt;3.5&lt;/score&gt; &lt;player&gt;1-4 Players&lt;/player&gt; &lt;story&gt;Road Trip: Arcade Edition is the GameCube edition in the Road Trip series of racing games. This game allows you to race tiny little toy cars around various oversized environments. Most of the cars resemble super-deformed versions of popular automobiles, but the actual model names are not used. There are dozens of tiny cars to collect.****Some of the tracks in this game appear to be scaled to the size of your racer, others take place in oversized real-world environments, like a house or a garden.****The usual racing game modes are present, single race, championship, and multi-player. Winning races allows you to purchase upgrades and other vehicles. You can also link this game with Road Trip: Shifting Gears.&lt;/story&gt; &lt;/game&gt;</text:p>
          </table:table-cell>
          <table:table-cell table:number-columns-repeated="1012"/>
        </table:table-row>
        <table:table-row table:style-name="ro1">
          <table:table-cell office:value-type="string">
            <text:p>RoadKill (USA)</text:p>
          </table:table-cell>
          <table:table-cell office:value-type="float" office:value="2003">
            <text:p>2003</text:p>
          </table:table-cell>
          <table:table-cell office:value-type="string">
            <text:p>ESRB - M (Mature)</text:p>
          </table:table-cell>
          <table:table-cell office:value-type="string">
            <text:p>RoadKill </text:p>
          </table:table-cell>
          <table:table-cell table:style-name="Default" office:value-type="string">
            <text:p>Midway Home Entertainment, Inc.</text:p>
          </table:table-cell>
          <table:table-cell office:value-type="string">
            <text:p>Midway</text:p>
          </table:table-cell>
          <table:table-cell office:value-type="string">
            <text:p>Driving</text:p>
          </table:table-cell>
          <table:table-cell office:value-type="string">
            <text:p>3.8</text:p>
          </table:table-cell>
          <table:table-cell office:value-type="string">
            <text:p>1-4 Players</text:p>
          </table:table-cell>
          <table:table-cell office:value-type="string">
            <text:p>Long into the future, where the world is a wasteland full of crime and filth, driving is the only way you can survive. RoadKill is the name of the game, where you build a reputation in your suped-up beast machine of a car, driving it through the burned out city scape of Hell County.****30 missions are on offer with various objectives (destroy other cars, kill citizens and build alliances with other clans), with your ultimate goal being the leader of the gang that everyone fears.**Weapons and upgrades keep your car ahead of the pack, but to do so you need to search out the parts. Scavenger hunts for blueprints is the only way to do so, building the ultimate weapons while improving the speed and reliability of your machine.</text:p>
          </table:table-cell>
          <table:table-cell table:style-name="Default" table:formula="of:=CONCATENATE(&quot;&lt;game name=&quot;;CHAR(34);[.A448];CHAR(34);&quot;&gt; &lt;year&gt;&quot;;[.B448];&quot;&lt;/year&gt; &lt;rating&gt;&quot;;[.C448];&quot;&lt;/rating&gt; &lt;title&gt;&quot;;[.D448];&quot;&lt;/title&gt; &lt;pub&gt;&quot;;[.E448];&quot;&lt;/pub&gt; &lt;dev&gt;&quot;;[.F448];&quot;&lt;/dev&gt; &lt;genre&gt;&quot;;[.G448];&quot;&lt;/genre&gt; &lt;score&gt;&quot;;[.H448];&quot;&lt;/score&gt; &lt;player&gt;&quot;;[.I448];&quot;&lt;/player&gt; &lt;story&gt;&quot;;[.J448];&quot;&lt;/story&gt; &lt;/game&gt;&quot;)" office:value-type="string" office:string-value="&lt;game name=&quot;RoadKill (USA)&quot;&gt; &lt;year&gt;2003&lt;/year&gt; &lt;rating&gt;ESRB - M (Mature)&lt;/rating&gt; &lt;title&gt;RoadKill &lt;/title&gt; &lt;pub&gt;Midway Home Entertainment, Inc.&lt;/pub&gt; &lt;dev&gt;Midway&lt;/dev&gt; &lt;genre&gt;Driving&lt;/genre&gt; &lt;score&gt;3.8&lt;/score&gt; &lt;player&gt;1-4 Players&lt;/player&gt; &lt;story&gt;Long into the future, where the world is a wasteland full of crime and filth, driving is the only way you can survive. RoadKill is the name of the game, where you build a reputation in your suped-up beast machine of a car, driving it through the burned out city scape of Hell County.****30 missions are on offer with various objectives (destroy other cars, kill citizens and build alliances with other clans), with your ultimate goal being the leader of the gang that everyone fears.**Weapons and upgrades keep your car ahead of the pack, but to do so you need to search out the parts. Scavenger hunts for blueprints is the only way to do so, building the ultimate weapons while improving the speed and reliability of your machine.&lt;/story&gt; &lt;/game&gt;">
            <text:p>&lt;game name="RoadKill (USA)"&gt; &lt;year&gt;2003&lt;/year&gt; &lt;rating&gt;ESRB - M (Mature)&lt;/rating&gt; &lt;title&gt;RoadKill &lt;/title&gt; &lt;pub&gt;Midway Home Entertainment, Inc.&lt;/pub&gt; &lt;dev&gt;Midway&lt;/dev&gt; &lt;genre&gt;Driving&lt;/genre&gt; &lt;score&gt;3.8&lt;/score&gt; &lt;player&gt;1-4 Players&lt;/player&gt; &lt;story&gt;Long into the future, where the world is a wasteland full of crime and filth, driving is the only way you can survive. RoadKill is the name of the game, where you build a reputation in your suped-up beast machine of a car, driving it through the burned out city scape of Hell County.****30 missions are on offer with various objectives (destroy other cars, kill citizens and build alliances with other clans), with your ultimate goal being the leader of the gang that everyone fears.**Weapons and upgrades keep your car ahead of the pack, but to do so you need to search out the parts. Scavenger hunts for blueprints is the only way to do so, building the ultimate weapons while improving the speed and reliability of your machine.&lt;/story&gt; &lt;/game&gt;</text:p>
          </table:table-cell>
          <table:table-cell table:number-columns-repeated="1012"/>
        </table:table-row>
        <table:table-row table:style-name="ro1">
          <table:table-cell office:value-type="string">
            <text:p>Robocop - Aratanaru Kiki (Japan)</text:p>
          </table:table-cell>
          <table:table-cell office:value-type="float" office:value="2003">
            <text:p>2003</text:p>
          </table:table-cell>
          <table:table-cell office:value-type="string">
            <text:p>ESRB - M (Mature)</text:p>
          </table:table-cell>
          <table:table-cell office:value-type="string">
            <text:p>Robocop - Aratanaru Kiki </text:p>
          </table:table-cell>
          <table:table-cell table:style-name="Default" office:value-type="string">
            <text:p>MGM Interactive</text:p>
          </table:table-cell>
          <table:table-cell office:value-type="string">
            <text:p>Titus Interactive, S.A.</text:p>
          </table:table-cell>
          <table:table-cell office:value-type="string">
            <text:p>Action</text:p>
          </table:table-cell>
          <table:table-cell office:value-type="string">
            <text:p>3.6</text:p>
          </table:table-cell>
          <table:table-cell office:value-type="string">
            <text:p>1 Player</text:p>
          </table:table-cell>
          <table:table-cell office:value-type="string">
            <text:p>Robocop places you in the titanium-coated-with-kevlar boots of Alex Murphy, killed in the line of duty and resurrected as the cyborg officer Robocop. The 2003 game features a new plot not featured in any of the films. Crime is up in Neo-Detroit due to the rapid proliferation of a new designer drug "Brain Drain," and the efforts of crime lord William Nexx to control its profitable distribution. Meanwhile, a mayoral race is heating up and getting dirty. And of course, mega-corporation OCP's role in all this is almost certain, but unclear. ****Robocop will have to get to the bottom of all of these mysteries through 9 missions. Gameplay is handled as a typical first-person-shooter, with various Robocop enhancements. His HUD is projected on screen and points out available targets. The player can mark up to three targets with a lock-on button, who Robo will then auto-aim at in sequence. Thermal vision can be activated to see through walls in a limited distance. Multiple weapons are also available, from the signature automatic pistol, to missile launchers and energy weapons.****Objectives are given for each mission, from rescuing hostages to finding clues. Clues can be examined after each mission to explore the story (also updated through TV news breaks, in the style of the films). If the player can target and shoot a enemy's pistol, they will surrender and can be arrested. Should the player kill a hostage or surrendered enemy, they will take damage, forcing the player to follow Robocop's ethics and "prime directives."</text:p>
          </table:table-cell>
          <table:table-cell table:style-name="Default" table:formula="of:=CONCATENATE(&quot;&lt;game name=&quot;;CHAR(34);[.A449];CHAR(34);&quot;&gt; &lt;year&gt;&quot;;[.B449];&quot;&lt;/year&gt; &lt;rating&gt;&quot;;[.C449];&quot;&lt;/rating&gt; &lt;title&gt;&quot;;[.D449];&quot;&lt;/title&gt; &lt;pub&gt;&quot;;[.E449];&quot;&lt;/pub&gt; &lt;dev&gt;&quot;;[.F449];&quot;&lt;/dev&gt; &lt;genre&gt;&quot;;[.G449];&quot;&lt;/genre&gt; &lt;score&gt;&quot;;[.H449];&quot;&lt;/score&gt; &lt;player&gt;&quot;;[.I449];&quot;&lt;/player&gt; &lt;story&gt;&quot;;[.J449];&quot;&lt;/story&gt; &lt;/game&gt;&quot;)" office:value-type="string" office:string-value="&lt;game name=&quot;Robocop - Aratanaru Kiki (Japan)&quot;&gt; &lt;year&gt;2003&lt;/year&gt; &lt;rating&gt;ESRB - M (Mature)&lt;/rating&gt; &lt;title&gt;Robocop - Aratanaru Kiki &lt;/title&gt; &lt;pub&gt;MGM Interactive&lt;/pub&gt; &lt;dev&gt;Titus Interactive, S.A.&lt;/dev&gt; &lt;genre&gt;Action&lt;/genre&gt; &lt;score&gt;3.6&lt;/score&gt; &lt;player&gt;1 Player&lt;/player&gt; &lt;story&gt;Robocop places you in the titanium-coated-with-kevlar boots of Alex Murphy, killed in the line of duty and resurrected as the cyborg officer Robocop. The 2003 game features a new plot not featured in any of the films. Crime is up in Neo-Detroit due to the rapid proliferation of a new designer drug &quot;Brain Drain,&quot; and the efforts of crime lord William Nexx to control its profitable distribution. Meanwhile, a mayoral race is heating up and getting dirty. And of course, mega-corporation OCP's role in all this is almost certain, but unclear. ****Robocop will have to get to the bottom of all of these mysteries through 9 missions. Gameplay is handled as a typical first-person-shooter, with various Robocop enhancements. His HUD is projected on screen and points out available targets. The player can mark up to three targets with a lock-on button, who Robo will then auto-aim at in sequence. Thermal vision can be activated to see through walls in a limited distance. Multiple weapons are also available, from the signature automatic pistol, to missile launchers and energy weapons.****Objectives are given for each mission, from rescuing hostages to finding clues. Clues can be examined after each mission to explore the story (also updated through TV news breaks, in the style of the films). If the player can target and shoot a enemy's pistol, they will surrender and can be arrested. Should the player kill a hostage or surrendered enemy, they will take damage, forcing the player to follow Robocop's ethics and &quot;prime directives.&quot;&lt;/story&gt; &lt;/game&gt;">
            <text:p>&lt;game name="Robocop - Aratanaru Kiki (Japan)"&gt; &lt;year&gt;2003&lt;/year&gt; &lt;rating&gt;ESRB - M (Mature)&lt;/rating&gt; &lt;title&gt;Robocop - Aratanaru Kiki &lt;/title&gt; &lt;pub&gt;MGM Interactive&lt;/pub&gt; &lt;dev&gt;Titus Interactive, S.A.&lt;/dev&gt; &lt;genre&gt;Action&lt;/genre&gt; &lt;score&gt;3.6&lt;/score&gt; &lt;player&gt;1 Player&lt;/player&gt; &lt;story&gt;Robocop places you in the titanium-coated-with-kevlar boots of Alex Murphy, killed in the line of duty and resurrected as the cyborg officer Robocop. The 2003 game features a new plot not featured in any of the films. Crime is up in Neo-Detroit due to the rapid proliferation of a new designer drug "Brain Drain," and the efforts of crime lord William Nexx to control its profitable distribution. Meanwhile, a mayoral race is heating up and getting dirty. And of course, mega-corporation OCP's role in all this is almost certain, but unclear. ****Robocop will have to get to the bottom of all of these mysteries through 9 missions. Gameplay is handled as a typical first-person-shooter, with various Robocop enhancements. His HUD is projected on screen and points out available targets. The player can mark up to three targets with a lock-on button, who Robo will then auto-aim at in sequence. Thermal vision can be activated to see through walls in a limited distance. Multiple weapons are also available, from the signature automatic pistol, to missile launchers and energy weapons.****Objectives are given for each mission, from rescuing hostages to finding clues. Clues can be examined after each mission to explore the story (also updated through TV news breaks, in the style of the films). If the player can target and shoot a enemy's pistol, they will surrender and can be arrested. Should the player kill a hostage or surrendered enemy, they will take damage, forcing the player to follow Robocop's ethics and "prime directives."&lt;/story&gt; &lt;/game&gt;</text:p>
          </table:table-cell>
          <table:table-cell table:number-columns-repeated="1012"/>
        </table:table-row>
        <table:table-row table:style-name="ro1">
          <table:table-cell office:value-type="string">
            <text:p>Robotech - Battlecry (USA)</text:p>
          </table:table-cell>
          <table:table-cell office:value-type="float" office:value="2002">
            <text:p>2002</text:p>
          </table:table-cell>
          <table:table-cell office:value-type="string">
            <text:p>ESRB - T (Teen)</text:p>
          </table:table-cell>
          <table:table-cell office:value-type="string">
            <text:p>Robotech - Battlecry </text:p>
          </table:table-cell>
          <table:table-cell table:style-name="Default" office:value-type="string">
            <text:p>TDK Mediactive, Inc.</text:p>
          </table:table-cell>
          <table:table-cell office:value-type="string">
            <text:p>Vicious Cycle Software</text:p>
          </table:table-cell>
          <table:table-cell office:value-type="string">
            <text:p>Action</text:p>
          </table:table-cell>
          <table:table-cell office:value-type="string">
            <text:p>3.8</text:p>
          </table:table-cell>
          <table:table-cell office:value-type="string">
            <text:p>1-2 Players</text:p>
          </table:table-cell>
          <table:table-cell office:value-type="string">
            <text:p>Robotech: Battlecry tells the entire Macross saga of Robotech, from the first contact with the Zentraedi invasion force over the skies of Macross city, to the final battle between human and Zentraedi in the scorched ruins of Earth. The player takes the role of Jack Archer, an ace Veritech pilot in the SDF. His missions range from hunting down and destroying Zentraedi Lieutenants in destroyed cities to defending shuttles traveling through deep space wreckage fields. Characters from the show, voiced by the same actors who did the voices in the Robotech cartoon, will make cameo appearances throughout the game.****As the game progresses Jack will gain access to new Veritech models, which have different stats but mostly the same abilities. In Fighter mode the Veritech can fire a rapid fire Gunpod bullets or homing missiles as well as drop a decoy pod that will attract enemy missiles. Guardian mode is slower than Fighter mode and loses the ability to drop decoy pods, but can aim Gunpod bullets, gains more powerful missiles, and can pick up mission critical items. Battloid mode can not fly or fire missiles, but can rapidly aim the Gunpod and automatically shoot down enemy missiles. Battloid can also go into sniper mode and hit enemies at a distance with a very powerful charged Gunpod shot. Each mode can be switched between instantly and whenever desired. Medals are awarded for achieving milestones in the game, such as shooting down enemy units or winning boss battles, and these can unlock new Veritech models, paint jobs, and arenas for two-player mode.</text:p>
          </table:table-cell>
          <table:table-cell table:style-name="Default" table:formula="of:=CONCATENATE(&quot;&lt;game name=&quot;;CHAR(34);[.A450];CHAR(34);&quot;&gt; &lt;year&gt;&quot;;[.B450];&quot;&lt;/year&gt; &lt;rating&gt;&quot;;[.C450];&quot;&lt;/rating&gt; &lt;title&gt;&quot;;[.D450];&quot;&lt;/title&gt; &lt;pub&gt;&quot;;[.E450];&quot;&lt;/pub&gt; &lt;dev&gt;&quot;;[.F450];&quot;&lt;/dev&gt; &lt;genre&gt;&quot;;[.G450];&quot;&lt;/genre&gt; &lt;score&gt;&quot;;[.H450];&quot;&lt;/score&gt; &lt;player&gt;&quot;;[.I450];&quot;&lt;/player&gt; &lt;story&gt;&quot;;[.J450];&quot;&lt;/story&gt; &lt;/game&gt;&quot;)" office:value-type="string" office:string-value="&lt;game name=&quot;Robotech - Battlecry (USA)&quot;&gt; &lt;year&gt;2002&lt;/year&gt; &lt;rating&gt;ESRB - T (Teen)&lt;/rating&gt; &lt;title&gt;Robotech - Battlecry &lt;/title&gt; &lt;pub&gt;TDK Mediactive, Inc.&lt;/pub&gt; &lt;dev&gt;Vicious Cycle Software&lt;/dev&gt; &lt;genre&gt;Action&lt;/genre&gt; &lt;score&gt;3.8&lt;/score&gt; &lt;player&gt;1-2 Players&lt;/player&gt; &lt;story&gt;Robotech: Battlecry tells the entire Macross saga of Robotech, from the first contact with the Zentraedi invasion force over the skies of Macross city, to the final battle between human and Zentraedi in the scorched ruins of Earth. The player takes the role of Jack Archer, an ace Veritech pilot in the SDF. His missions range from hunting down and destroying Zentraedi Lieutenants in destroyed cities to defending shuttles traveling through deep space wreckage fields. Characters from the show, voiced by the same actors who did the voices in the Robotech cartoon, will make cameo appearances throughout the game.****As the game progresses Jack will gain access to new Veritech models, which have different stats but mostly the same abilities. In Fighter mode the Veritech can fire a rapid fire Gunpod bullets or homing missiles as well as drop a decoy pod that will attract enemy missiles. Guardian mode is slower than Fighter mode and loses the ability to drop decoy pods, but can aim Gunpod bullets, gains more powerful missiles, and can pick up mission critical items. Battloid mode can not fly or fire missiles, but can rapidly aim the Gunpod and automatically shoot down enemy missiles. Battloid can also go into sniper mode and hit enemies at a distance with a very powerful charged Gunpod shot. Each mode can be switched between instantly and whenever desired. Medals are awarded for achieving milestones in the game, such as shooting down enemy units or winning boss battles, and these can unlock new Veritech models, paint jobs, and arenas for two-player mode.&lt;/story&gt; &lt;/game&gt;">
            <text:p>&lt;game name="Robotech - Battlecry (USA)"&gt; &lt;year&gt;2002&lt;/year&gt; &lt;rating&gt;ESRB - T (Teen)&lt;/rating&gt; &lt;title&gt;Robotech - Battlecry &lt;/title&gt; &lt;pub&gt;TDK Mediactive, Inc.&lt;/pub&gt; &lt;dev&gt;Vicious Cycle Software&lt;/dev&gt; &lt;genre&gt;Action&lt;/genre&gt; &lt;score&gt;3.8&lt;/score&gt; &lt;player&gt;1-2 Players&lt;/player&gt; &lt;story&gt;Robotech: Battlecry tells the entire Macross saga of Robotech, from the first contact with the Zentraedi invasion force over the skies of Macross city, to the final battle between human and Zentraedi in the scorched ruins of Earth. The player takes the role of Jack Archer, an ace Veritech pilot in the SDF. His missions range from hunting down and destroying Zentraedi Lieutenants in destroyed cities to defending shuttles traveling through deep space wreckage fields. Characters from the show, voiced by the same actors who did the voices in the Robotech cartoon, will make cameo appearances throughout the game.****As the game progresses Jack will gain access to new Veritech models, which have different stats but mostly the same abilities. In Fighter mode the Veritech can fire a rapid fire Gunpod bullets or homing missiles as well as drop a decoy pod that will attract enemy missiles. Guardian mode is slower than Fighter mode and loses the ability to drop decoy pods, but can aim Gunpod bullets, gains more powerful missiles, and can pick up mission critical items. Battloid mode can not fly or fire missiles, but can rapidly aim the Gunpod and automatically shoot down enemy missiles. Battloid can also go into sniper mode and hit enemies at a distance with a very powerful charged Gunpod shot. Each mode can be switched between instantly and whenever desired. Medals are awarded for achieving milestones in the game, such as shooting down enemy units or winning boss battles, and these can unlock new Veritech models, paint jobs, and arenas for two-player mode.&lt;/story&gt; &lt;/game&gt;</text:p>
          </table:table-cell>
          <table:table-cell table:number-columns-repeated="1012"/>
        </table:table-row>
        <table:table-row table:style-name="ro1">
          <table:table-cell office:value-type="string">
            <text:p>Robots (USA)</text:p>
          </table:table-cell>
          <table:table-cell office:value-type="float" office:value="2005">
            <text:p>2005</text:p>
          </table:table-cell>
          <table:table-cell office:value-type="string">
            <text:p>ESRB - E (Everyone)</text:p>
          </table:table-cell>
          <table:table-cell office:value-type="string">
            <text:p>Robots </text:p>
          </table:table-cell>
          <table:table-cell table:style-name="Default" office:value-type="string">
            <text:p>Vivendi Universal Games, Inc.</text:p>
          </table:table-cell>
          <table:table-cell office:value-type="string">
            <text:p>Eurocom Entertainment Software</text:p>
          </table:table-cell>
          <table:table-cell office:value-type="string">
            <text:p>Platform</text:p>
          </table:table-cell>
          <table:table-cell office:value-type="string">
            <text:p>3.1</text:p>
          </table:table-cell>
          <table:table-cell office:value-type="string">
            <text:p>1 Player</text:p>
          </table:table-cell>
          <table:table-cell office:value-type="string">
            <text:p>A gifted young inventor, Rodney Copperbottom, moves to the big city to realize his dreams of working for his childhood hero, Bigweld. But the latter is mysteriously absent and the corporation is now run by Ratchet and his evil bots. With the help of the Rusties, a group of colourful outmodes who help him discover Ratchet's evil plot, Rodney has to defeat an army of mechanical minions to restore order to the city.****Following roughly the same plot as the Blue Sky movie, Robots is a classic style third person, 3D platformer where the player control Rodney and battle evil bots, upgrading his various weapons and gadgets along the way. In addition to playing as the movie's hero, the player will also be able to play as his mechanical sidekick, Wonderbot - using him to explore areas that are inaccessible to Rodney. A few levels let you drive the Transport Pod, a giant metal ball Rodney uses as a vehicle. The game takes the player to locations from the movie: Rivet Town, Robot City, Big Weld's Factory, the Outmode Zone, Robot City Sewers, Big Weld's Mansion and Madame Gasket's Chop Shop.</text:p>
          </table:table-cell>
          <table:table-cell table:style-name="Default" table:formula="of:=CONCATENATE(&quot;&lt;game name=&quot;;CHAR(34);[.A451];CHAR(34);&quot;&gt; &lt;year&gt;&quot;;[.B451];&quot;&lt;/year&gt; &lt;rating&gt;&quot;;[.C451];&quot;&lt;/rating&gt; &lt;title&gt;&quot;;[.D451];&quot;&lt;/title&gt; &lt;pub&gt;&quot;;[.E451];&quot;&lt;/pub&gt; &lt;dev&gt;&quot;;[.F451];&quot;&lt;/dev&gt; &lt;genre&gt;&quot;;[.G451];&quot;&lt;/genre&gt; &lt;score&gt;&quot;;[.H451];&quot;&lt;/score&gt; &lt;player&gt;&quot;;[.I451];&quot;&lt;/player&gt; &lt;story&gt;&quot;;[.J451];&quot;&lt;/story&gt; &lt;/game&gt;&quot;)" office:value-type="string" office:string-value="&lt;game name=&quot;Robots (USA)&quot;&gt; &lt;year&gt;2005&lt;/year&gt; &lt;rating&gt;ESRB - E (Everyone)&lt;/rating&gt; &lt;title&gt;Robots &lt;/title&gt; &lt;pub&gt;Vivendi Universal Games, Inc.&lt;/pub&gt; &lt;dev&gt;Eurocom Entertainment Software&lt;/dev&gt; &lt;genre&gt;Platform&lt;/genre&gt; &lt;score&gt;3.1&lt;/score&gt; &lt;player&gt;1 Player&lt;/player&gt; &lt;story&gt;A gifted young inventor, Rodney Copperbottom, moves to the big city to realize his dreams of working for his childhood hero, Bigweld. But the latter is mysteriously absent and the corporation is now run by Ratchet and his evil bots. With the help of the Rusties, a group of colourful outmodes who help him discover Ratchet's evil plot, Rodney has to defeat an army of mechanical minions to restore order to the city.****Following roughly the same plot as the Blue Sky movie, Robots is a classic style third person, 3D platformer where the player control Rodney and battle evil bots, upgrading his various weapons and gadgets along the way. In addition to playing as the movie's hero, the player will also be able to play as his mechanical sidekick, Wonderbot - using him to explore areas that are inaccessible to Rodney. A few levels let you drive the Transport Pod, a giant metal ball Rodney uses as a vehicle. The game takes the player to locations from the movie: Rivet Town, Robot City, Big Weld's Factory, the Outmode Zone, Robot City Sewers, Big Weld's Mansion and Madame Gasket's Chop Shop.&lt;/story&gt; &lt;/game&gt;">
            <text:p>&lt;game name="Robots (USA)"&gt; &lt;year&gt;2005&lt;/year&gt; &lt;rating&gt;ESRB - E (Everyone)&lt;/rating&gt; &lt;title&gt;Robots &lt;/title&gt; &lt;pub&gt;Vivendi Universal Games, Inc.&lt;/pub&gt; &lt;dev&gt;Eurocom Entertainment Software&lt;/dev&gt; &lt;genre&gt;Platform&lt;/genre&gt; &lt;score&gt;3.1&lt;/score&gt; &lt;player&gt;1 Player&lt;/player&gt; &lt;story&gt;A gifted young inventor, Rodney Copperbottom, moves to the big city to realize his dreams of working for his childhood hero, Bigweld. But the latter is mysteriously absent and the corporation is now run by Ratchet and his evil bots. With the help of the Rusties, a group of colourful outmodes who help him discover Ratchet's evil plot, Rodney has to defeat an army of mechanical minions to restore order to the city.****Following roughly the same plot as the Blue Sky movie, Robots is a classic style third person, 3D platformer where the player control Rodney and battle evil bots, upgrading his various weapons and gadgets along the way. In addition to playing as the movie's hero, the player will also be able to play as his mechanical sidekick, Wonderbot - using him to explore areas that are inaccessible to Rodney. A few levels let you drive the Transport Pod, a giant metal ball Rodney uses as a vehicle. The game takes the player to locations from the movie: Rivet Town, Robot City, Big Weld's Factory, the Outmode Zone, Robot City Sewers, Big Weld's Mansion and Madame Gasket's Chop Shop.&lt;/story&gt; &lt;/game&gt;</text:p>
          </table:table-cell>
          <table:table-cell table:number-columns-repeated="1012"/>
        </table:table-row>
        <table:table-row table:style-name="ro1">
          <table:table-cell office:value-type="string">
            <text:p>Rocket Power - Beach Bandits (USA)</text:p>
          </table:table-cell>
          <table:table-cell office:value-type="float" office:value="2002">
            <text:p>2002</text:p>
          </table:table-cell>
          <table:table-cell office:value-type="string">
            <text:p>ESRB - E (Everyone)</text:p>
          </table:table-cell>
          <table:table-cell office:value-type="string">
            <text:p>Rocket Power - Beach Bandits </text:p>
          </table:table-cell>
          <table:table-cell table:style-name="Default" office:value-type="string">
            <text:p>THQ</text:p>
          </table:table-cell>
          <table:table-cell office:value-type="string">
            <text:p>Evolution Games</text:p>
          </table:table-cell>
          <table:table-cell office:value-type="string">
            <text:p>Platform</text:p>
          </table:table-cell>
          <table:table-cell office:value-type="string">
            <text:p>3.6</text:p>
          </table:table-cell>
          <table:table-cell office:value-type="string">
            <text:p>1-2 Players</text:p>
          </table:table-cell>
          <table:table-cell office:value-type="string">
            <text:p>It's summer time at Ocean Shores, but the sand at the beach has magically disappeared. Otto, Reggie, Twister and Sam from Rocket Power are surprised by the sands disappearance, and now want to get the sand back.****You have to help them by by going around Ocean Shores to get answers about the places the sand could have been taken, getting help from other residents of Ocean Shores.****Use your Hockey Stick to fight robots and destroy the robot panels and collect items like smoke bombs, by riding your skateboard and grinding rails as well.</text:p>
          </table:table-cell>
          <table:table-cell table:style-name="Default" table:formula="of:=CONCATENATE(&quot;&lt;game name=&quot;;CHAR(34);[.A452];CHAR(34);&quot;&gt; &lt;year&gt;&quot;;[.B452];&quot;&lt;/year&gt; &lt;rating&gt;&quot;;[.C452];&quot;&lt;/rating&gt; &lt;title&gt;&quot;;[.D452];&quot;&lt;/title&gt; &lt;pub&gt;&quot;;[.E452];&quot;&lt;/pub&gt; &lt;dev&gt;&quot;;[.F452];&quot;&lt;/dev&gt; &lt;genre&gt;&quot;;[.G452];&quot;&lt;/genre&gt; &lt;score&gt;&quot;;[.H452];&quot;&lt;/score&gt; &lt;player&gt;&quot;;[.I452];&quot;&lt;/player&gt; &lt;story&gt;&quot;;[.J452];&quot;&lt;/story&gt; &lt;/game&gt;&quot;)" office:value-type="string" office:string-value="&lt;game name=&quot;Rocket Power - Beach Bandits (USA)&quot;&gt; &lt;year&gt;2002&lt;/year&gt; &lt;rating&gt;ESRB - E (Everyone)&lt;/rating&gt; &lt;title&gt;Rocket Power - Beach Bandits &lt;/title&gt; &lt;pub&gt;THQ&lt;/pub&gt; &lt;dev&gt;Evolution Games&lt;/dev&gt; &lt;genre&gt;Platform&lt;/genre&gt; &lt;score&gt;3.6&lt;/score&gt; &lt;player&gt;1-2 Players&lt;/player&gt; &lt;story&gt;It's summer time at Ocean Shores, but the sand at the beach has magically disappeared. Otto, Reggie, Twister and Sam from Rocket Power are surprised by the sands disappearance, and now want to get the sand back.****You have to help them by by going around Ocean Shores to get answers about the places the sand could have been taken, getting help from other residents of Ocean Shores.****Use your Hockey Stick to fight robots and destroy the robot panels and collect items like smoke bombs, by riding your skateboard and grinding rails as well.&lt;/story&gt; &lt;/game&gt;">
            <text:p>&lt;game name="Rocket Power - Beach Bandits (USA)"&gt; &lt;year&gt;2002&lt;/year&gt; &lt;rating&gt;ESRB - E (Everyone)&lt;/rating&gt; &lt;title&gt;Rocket Power - Beach Bandits &lt;/title&gt; &lt;pub&gt;THQ&lt;/pub&gt; &lt;dev&gt;Evolution Games&lt;/dev&gt; &lt;genre&gt;Platform&lt;/genre&gt; &lt;score&gt;3.6&lt;/score&gt; &lt;player&gt;1-2 Players&lt;/player&gt; &lt;story&gt;It's summer time at Ocean Shores, but the sand at the beach has magically disappeared. Otto, Reggie, Twister and Sam from Rocket Power are surprised by the sands disappearance, and now want to get the sand back.****You have to help them by by going around Ocean Shores to get answers about the places the sand could have been taken, getting help from other residents of Ocean Shores.****Use your Hockey Stick to fight robots and destroy the robot panels and collect items like smoke bombs, by riding your skateboard and grinding rails as well.&lt;/story&gt; &lt;/game&gt;</text:p>
          </table:table-cell>
          <table:table-cell table:number-columns-repeated="1012"/>
        </table:table-row>
        <table:table-row table:style-name="ro1">
          <table:table-cell office:value-type="string">
            <text:p>Rocky (USA)</text:p>
          </table:table-cell>
          <table:table-cell office:value-type="float" office:value="2002">
            <text:p>2002</text:p>
          </table:table-cell>
          <table:table-cell office:value-type="string">
            <text:p>ESRB - T (Teen)</text:p>
          </table:table-cell>
          <table:table-cell office:value-type="string">
            <text:p>Rocky </text:p>
          </table:table-cell>
          <table:table-cell table:style-name="Default" office:value-type="string">
            <text:p>Ubi Soft Entertainment Software</text:p>
          </table:table-cell>
          <table:table-cell office:value-type="string">
            <text:p>Rage Games</text:p>
          </table:table-cell>
          <table:table-cell office:value-type="string">
            <text:p>Sports/Boxing</text:p>
          </table:table-cell>
          <table:table-cell office:value-type="string">
            <text:p>3.9</text:p>
          </table:table-cell>
          <table:table-cell office:value-type="string">
            <text:p>1-2 Players</text:p>
          </table:table-cell>
          <table:table-cell office:value-type="string">
            <text:p>Based on the famous movie series of the same name about good boxer Rocky Balboa (played by Sylvester Stallone).****The boxing simulator game has several modes, including Movie Mode, Exhibition and Knockout Tournament. In Movie Mode you can follow movie series, starting each part with three minor opponents and finishing the big boss in the end.**Each character has personal weaknesses. Also you can train Rocky prior to each fight.</text:p>
          </table:table-cell>
          <table:table-cell table:style-name="Default" table:formula="of:=CONCATENATE(&quot;&lt;game name=&quot;;CHAR(34);[.A453];CHAR(34);&quot;&gt; &lt;year&gt;&quot;;[.B453];&quot;&lt;/year&gt; &lt;rating&gt;&quot;;[.C453];&quot;&lt;/rating&gt; &lt;title&gt;&quot;;[.D453];&quot;&lt;/title&gt; &lt;pub&gt;&quot;;[.E453];&quot;&lt;/pub&gt; &lt;dev&gt;&quot;;[.F453];&quot;&lt;/dev&gt; &lt;genre&gt;&quot;;[.G453];&quot;&lt;/genre&gt; &lt;score&gt;&quot;;[.H453];&quot;&lt;/score&gt; &lt;player&gt;&quot;;[.I453];&quot;&lt;/player&gt; &lt;story&gt;&quot;;[.J453];&quot;&lt;/story&gt; &lt;/game&gt;&quot;)" office:value-type="string" office:string-value="&lt;game name=&quot;Rocky (USA)&quot;&gt; &lt;year&gt;2002&lt;/year&gt; &lt;rating&gt;ESRB - T (Teen)&lt;/rating&gt; &lt;title&gt;Rocky &lt;/title&gt; &lt;pub&gt;Ubi Soft Entertainment Software&lt;/pub&gt; &lt;dev&gt;Rage Games&lt;/dev&gt; &lt;genre&gt;Sports/Boxing&lt;/genre&gt; &lt;score&gt;3.9&lt;/score&gt; &lt;player&gt;1-2 Players&lt;/player&gt; &lt;story&gt;Based on the famous movie series of the same name about good boxer Rocky Balboa (played by Sylvester Stallone).****The boxing simulator game has several modes, including Movie Mode, Exhibition and Knockout Tournament. In Movie Mode you can follow movie series, starting each part with three minor opponents and finishing the big boss in the end.**Each character has personal weaknesses. Also you can train Rocky prior to each fight.&lt;/story&gt; &lt;/game&gt;">
            <text:p>&lt;game name="Rocky (USA)"&gt; &lt;year&gt;2002&lt;/year&gt; &lt;rating&gt;ESRB - T (Teen)&lt;/rating&gt; &lt;title&gt;Rocky &lt;/title&gt; &lt;pub&gt;Ubi Soft Entertainment Software&lt;/pub&gt; &lt;dev&gt;Rage Games&lt;/dev&gt; &lt;genre&gt;Sports/Boxing&lt;/genre&gt; &lt;score&gt;3.9&lt;/score&gt; &lt;player&gt;1-2 Players&lt;/player&gt; &lt;story&gt;Based on the famous movie series of the same name about good boxer Rocky Balboa (played by Sylvester Stallone).****The boxing simulator game has several modes, including Movie Mode, Exhibition and Knockout Tournament. In Movie Mode you can follow movie series, starting each part with three minor opponents and finishing the big boss in the end.**Each character has personal weaknesses. Also you can train Rocky prior to each fight.&lt;/story&gt; &lt;/game&gt;</text:p>
          </table:table-cell>
          <table:table-cell table:number-columns-repeated="1012"/>
        </table:table-row>
        <table:table-row table:style-name="ro1">
          <table:table-cell office:value-type="string">
            <text:p>Rogue Ops (USA)</text:p>
          </table:table-cell>
          <table:table-cell office:value-type="float" office:value="2003">
            <text:p>2003</text:p>
          </table:table-cell>
          <table:table-cell office:value-type="string">
            <text:p>ESRB - M (Mature)</text:p>
          </table:table-cell>
          <table:table-cell office:value-type="string">
            <text:p>Rogue Ops </text:p>
          </table:table-cell>
          <table:table-cell table:style-name="Default" office:value-type="string">
            <text:p>KEMCO U.S.A., INC.</text:p>
          </table:table-cell>
          <table:table-cell office:value-type="string">
            <text:p>Bits Studios</text:p>
          </table:table-cell>
          <table:table-cell office:value-type="string">
            <text:p>Action</text:p>
          </table:table-cell>
          <table:table-cell office:value-type="string">
            <text:p>3.1</text:p>
          </table:table-cell>
          <table:table-cell office:value-type="string">
            <text:p>1 Player</text:p>
          </table:table-cell>
          <table:table-cell office:value-type="string">
            <text:p>In Rogue Ops you control Nikki Connors; after your family is killed by terrorists, you are recruited into the covert anti terrorist group Phoenix. Now you are seeking revenge on Omega 19, the terrorist group which you suspect is responsible for your family's death. There are eight missions to complete which have a combination of action and puzzle solving elements. You will often need to use stealth to be successful, making sure you quietly infiltrate an area without being seen, or if you are seen making sure no one sounds an alarm! You can hide in the shadows, in crates and vents, hang from the ceiling, and sneak up on guards to kill them before they see you. Of course, when action is required, there are a wide variety of weapons that will be used throughout the game; some weapons you'll come across are a pistol, a rifle, a crossbow, grenades, proximity mines, and more. There are three different difficulty levels available.</text:p>
          </table:table-cell>
          <table:table-cell table:style-name="Default" table:formula="of:=CONCATENATE(&quot;&lt;game name=&quot;;CHAR(34);[.A454];CHAR(34);&quot;&gt; &lt;year&gt;&quot;;[.B454];&quot;&lt;/year&gt; &lt;rating&gt;&quot;;[.C454];&quot;&lt;/rating&gt; &lt;title&gt;&quot;;[.D454];&quot;&lt;/title&gt; &lt;pub&gt;&quot;;[.E454];&quot;&lt;/pub&gt; &lt;dev&gt;&quot;;[.F454];&quot;&lt;/dev&gt; &lt;genre&gt;&quot;;[.G454];&quot;&lt;/genre&gt; &lt;score&gt;&quot;;[.H454];&quot;&lt;/score&gt; &lt;player&gt;&quot;;[.I454];&quot;&lt;/player&gt; &lt;story&gt;&quot;;[.J454];&quot;&lt;/story&gt; &lt;/game&gt;&quot;)" office:value-type="string" office:string-value="&lt;game name=&quot;Rogue Ops (USA)&quot;&gt; &lt;year&gt;2003&lt;/year&gt; &lt;rating&gt;ESRB - M (Mature)&lt;/rating&gt; &lt;title&gt;Rogue Ops &lt;/title&gt; &lt;pub&gt;KEMCO U.S.A., INC.&lt;/pub&gt; &lt;dev&gt;Bits Studios&lt;/dev&gt; &lt;genre&gt;Action&lt;/genre&gt; &lt;score&gt;3.1&lt;/score&gt; &lt;player&gt;1 Player&lt;/player&gt; &lt;story&gt;In Rogue Ops you control Nikki Connors; after your family is killed by terrorists, you are recruited into the covert anti terrorist group Phoenix. Now you are seeking revenge on Omega 19, the terrorist group which you suspect is responsible for your family's death. There are eight missions to complete which have a combination of action and puzzle solving elements. You will often need to use stealth to be successful, making sure you quietly infiltrate an area without being seen, or if you are seen making sure no one sounds an alarm! You can hide in the shadows, in crates and vents, hang from the ceiling, and sneak up on guards to kill them before they see you. Of course, when action is required, there are a wide variety of weapons that will be used throughout the game; some weapons you'll come across are a pistol, a rifle, a crossbow, grenades, proximity mines, and more. There are three different difficulty levels available.&lt;/story&gt; &lt;/game&gt;">
            <text:p>&lt;game name="Rogue Ops (USA)"&gt; &lt;year&gt;2003&lt;/year&gt; &lt;rating&gt;ESRB - M (Mature)&lt;/rating&gt; &lt;title&gt;Rogue Ops &lt;/title&gt; &lt;pub&gt;KEMCO U.S.A., INC.&lt;/pub&gt; &lt;dev&gt;Bits Studios&lt;/dev&gt; &lt;genre&gt;Action&lt;/genre&gt; &lt;score&gt;3.1&lt;/score&gt; &lt;player&gt;1 Player&lt;/player&gt; &lt;story&gt;In Rogue Ops you control Nikki Connors; after your family is killed by terrorists, you are recruited into the covert anti terrorist group Phoenix. Now you are seeking revenge on Omega 19, the terrorist group which you suspect is responsible for your family's death. There are eight missions to complete which have a combination of action and puzzle solving elements. You will often need to use stealth to be successful, making sure you quietly infiltrate an area without being seen, or if you are seen making sure no one sounds an alarm! You can hide in the shadows, in crates and vents, hang from the ceiling, and sneak up on guards to kill them before they see you. Of course, when action is required, there are a wide variety of weapons that will be used throughout the game; some weapons you'll come across are a pistol, a rifle, a crossbow, grenades, proximity mines, and more. There are three different difficulty levels available.&lt;/story&gt; &lt;/game&gt;</text:p>
          </table:table-cell>
          <table:table-cell table:number-columns-repeated="1012"/>
        </table:table-row>
        <table:table-row table:style-name="ro1">
          <table:table-cell office:value-type="string">
            <text:p>Rugrats - Royal Ransom (USA)</text:p>
          </table:table-cell>
          <table:table-cell office:value-type="float" office:value="2002">
            <text:p>2002</text:p>
          </table:table-cell>
          <table:table-cell office:value-type="string">
            <text:p>ESRB - E (Everyone)</text:p>
          </table:table-cell>
          <table:table-cell office:value-type="string">
            <text:p>Rugrats - Royal Ransom </text:p>
          </table:table-cell>
          <table:table-cell table:style-name="Default" office:value-type="string">
            <text:p>THQ</text:p>
          </table:table-cell>
          <table:table-cell office:value-type="string">
            <text:p>Avalanche Software</text:p>
          </table:table-cell>
          <table:table-cell office:value-type="string">
            <text:p>Platform</text:p>
          </table:table-cell>
          <table:table-cell office:value-type="string">
            <text:p>3.0</text:p>
          </table:table-cell>
          <table:table-cell office:value-type="string">
            <text:p>1-2 Players</text:p>
          </table:table-cell>
          <table:table-cell office:value-type="string">
            <text:p>The Rugrats embark on a magical adventure to the Play Palace 3000. As the kids all take turns climbing up to the Play Palace, they soon find that something's not quite right. Every time they climb higher, the Palace moves further out of their reach.**Angelica, the self-appointed Queen, has dubbed the rest of the Rugrats her loyal subjects who will need to obey her commands. As the Rugrats refuse Queen Angelica's demands, they each find their most treasured items haven fallen in her possession. **Tommy and company will face mysterious knights, capture rowdy monkeys, race crocodiles down twisting rivers, tame wild dinosaurs, and much more on their way to reclaim their most prized possessions, so they too can play in the Play Palace.**Rugrats Royal Ransom is a series of several mini-games and platforming levels. These are based off different "worlds" or "levels" within the Play Palace. You'll come across jungle, desert, snow and medieval worlds on your journey through the game.</text:p>
          </table:table-cell>
          <table:table-cell table:style-name="Default" table:formula="of:=CONCATENATE(&quot;&lt;game name=&quot;;CHAR(34);[.A455];CHAR(34);&quot;&gt; &lt;year&gt;&quot;;[.B455];&quot;&lt;/year&gt; &lt;rating&gt;&quot;;[.C455];&quot;&lt;/rating&gt; &lt;title&gt;&quot;;[.D455];&quot;&lt;/title&gt; &lt;pub&gt;&quot;;[.E455];&quot;&lt;/pub&gt; &lt;dev&gt;&quot;;[.F455];&quot;&lt;/dev&gt; &lt;genre&gt;&quot;;[.G455];&quot;&lt;/genre&gt; &lt;score&gt;&quot;;[.H455];&quot;&lt;/score&gt; &lt;player&gt;&quot;;[.I455];&quot;&lt;/player&gt; &lt;story&gt;&quot;;[.J455];&quot;&lt;/story&gt; &lt;/game&gt;&quot;)" office:value-type="string" office:string-value="&lt;game name=&quot;Rugrats - Royal Ransom (USA)&quot;&gt; &lt;year&gt;2002&lt;/year&gt; &lt;rating&gt;ESRB - E (Everyone)&lt;/rating&gt; &lt;title&gt;Rugrats - Royal Ransom &lt;/title&gt; &lt;pub&gt;THQ&lt;/pub&gt; &lt;dev&gt;Avalanche Software&lt;/dev&gt; &lt;genre&gt;Platform&lt;/genre&gt; &lt;score&gt;3.0&lt;/score&gt; &lt;player&gt;1-2 Players&lt;/player&gt; &lt;story&gt;The Rugrats embark on a magical adventure to the Play Palace 3000. As the kids all take turns climbing up to the Play Palace, they soon find that something's not quite right. Every time they climb higher, the Palace moves further out of their reach.**Angelica, the self-appointed Queen, has dubbed the rest of the Rugrats her loyal subjects who will need to obey her commands. As the Rugrats refuse Queen Angelica's demands, they each find their most treasured items haven fallen in her possession. **Tommy and company will face mysterious knights, capture rowdy monkeys, race crocodiles down twisting rivers, tame wild dinosaurs, and much more on their way to reclaim their most prized possessions, so they too can play in the Play Palace.**Rugrats Royal Ransom is a series of several mini-games and platforming levels. These are based off different &quot;worlds&quot; or &quot;levels&quot; within the Play Palace. You'll come across jungle, desert, snow and medieval worlds on your journey through the game.&lt;/story&gt; &lt;/game&gt;">
            <text:p>&lt;game name="Rugrats - Royal Ransom (USA)"&gt; &lt;year&gt;2002&lt;/year&gt; &lt;rating&gt;ESRB - E (Everyone)&lt;/rating&gt; &lt;title&gt;Rugrats - Royal Ransom &lt;/title&gt; &lt;pub&gt;THQ&lt;/pub&gt; &lt;dev&gt;Avalanche Software&lt;/dev&gt; &lt;genre&gt;Platform&lt;/genre&gt; &lt;score&gt;3.0&lt;/score&gt; &lt;player&gt;1-2 Players&lt;/player&gt; &lt;story&gt;The Rugrats embark on a magical adventure to the Play Palace 3000. As the kids all take turns climbing up to the Play Palace, they soon find that something's not quite right. Every time they climb higher, the Palace moves further out of their reach.**Angelica, the self-appointed Queen, has dubbed the rest of the Rugrats her loyal subjects who will need to obey her commands. As the Rugrats refuse Queen Angelica's demands, they each find their most treasured items haven fallen in her possession. **Tommy and company will face mysterious knights, capture rowdy monkeys, race crocodiles down twisting rivers, tame wild dinosaurs, and much more on their way to reclaim their most prized possessions, so they too can play in the Play Palace.**Rugrats Royal Ransom is a series of several mini-games and platforming levels. These are based off different "worlds" or "levels" within the Play Palace. You'll come across jungle, desert, snow and medieval worlds on your journey through the game.&lt;/story&gt; &lt;/game&gt;</text:p>
          </table:table-cell>
          <table:table-cell table:number-columns-repeated="1012"/>
        </table:table-row>
        <table:table-row table:style-name="ro1">
          <table:table-cell office:value-type="string">
            <text:p>Samurai Jack - The Shadow of Aku (USA)</text:p>
          </table:table-cell>
          <table:table-cell office:value-type="float" office:value="2004">
            <text:p>2004</text:p>
          </table:table-cell>
          <table:table-cell office:value-type="string">
            <text:p>ESRB - T (Teen)</text:p>
          </table:table-cell>
          <table:table-cell office:value-type="string">
            <text:p>Samurai Jack - The Shadow of Aku </text:p>
          </table:table-cell>
          <table:table-cell table:style-name="Default" office:value-type="string">
            <text:p>SEGA Corporation</text:p>
          </table:table-cell>
          <table:table-cell office:value-type="string">
            <text:p>Adrenium Games</text:p>
          </table:table-cell>
          <table:table-cell office:value-type="string">
            <text:p>Action</text:p>
          </table:table-cell>
          <table:table-cell office:value-type="string">
            <text:p>3.9</text:p>
          </table:table-cell>
          <table:table-cell office:value-type="string">
            <text:p>1 Player</text:p>
          </table:table-cell>
          <table:table-cell office:value-type="string">
            <text:p>Born and bred a warrior, Samurai Jack is thrust into the future by his nemesis, Aku. <text:s/>In his travels, Jack learns of a time portal that can reunite him with his ancient ancestors. <text:s/>Now he must battle Aku's minions across burning villages, massive forests, and the bustling Aku City to find the time portal!****Use combo moves, slow-motion Sakai focus mode, and various weapons to defeat your foes. <text:s/>Also meet up with the familiar faces of the Scotsman, Mad Jack, and others.</text:p>
          </table:table-cell>
          <table:table-cell table:style-name="Default" table:formula="of:=CONCATENATE(&quot;&lt;game name=&quot;;CHAR(34);[.A456];CHAR(34);&quot;&gt; &lt;year&gt;&quot;;[.B456];&quot;&lt;/year&gt; &lt;rating&gt;&quot;;[.C456];&quot;&lt;/rating&gt; &lt;title&gt;&quot;;[.D456];&quot;&lt;/title&gt; &lt;pub&gt;&quot;;[.E456];&quot;&lt;/pub&gt; &lt;dev&gt;&quot;;[.F456];&quot;&lt;/dev&gt; &lt;genre&gt;&quot;;[.G456];&quot;&lt;/genre&gt; &lt;score&gt;&quot;;[.H456];&quot;&lt;/score&gt; &lt;player&gt;&quot;;[.I456];&quot;&lt;/player&gt; &lt;story&gt;&quot;;[.J456];&quot;&lt;/story&gt; &lt;/game&gt;&quot;)" office:value-type="string" office:string-value="&lt;game name=&quot;Samurai Jack - The Shadow of Aku (USA)&quot;&gt; &lt;year&gt;2004&lt;/year&gt; &lt;rating&gt;ESRB - T (Teen)&lt;/rating&gt; &lt;title&gt;Samurai Jack - The Shadow of Aku &lt;/title&gt; &lt;pub&gt;SEGA Corporation&lt;/pub&gt; &lt;dev&gt;Adrenium Games&lt;/dev&gt; &lt;genre&gt;Action&lt;/genre&gt; &lt;score&gt;3.9&lt;/score&gt; &lt;player&gt;1 Player&lt;/player&gt; &lt;story&gt;Born and bred a warrior, Samurai Jack is thrust into the future by his nemesis, Aku.  In his travels, Jack learns of a time portal that can reunite him with his ancient ancestors.  Now he must battle Aku's minions across burning villages, massive forests, and the bustling Aku City to find the time portal!****Use combo moves, slow-motion Sakai focus mode, and various weapons to defeat your foes.  Also meet up with the familiar faces of the Scotsman, Mad Jack, and others.&lt;/story&gt; &lt;/game&gt;">
            <text:p>&lt;game name="Samurai Jack - The Shadow of Aku (USA)"&gt; &lt;year&gt;2004&lt;/year&gt; &lt;rating&gt;ESRB - T (Teen)&lt;/rating&gt; &lt;title&gt;Samurai Jack - The Shadow of Aku &lt;/title&gt; &lt;pub&gt;SEGA Corporation&lt;/pub&gt; &lt;dev&gt;Adrenium Games&lt;/dev&gt; &lt;genre&gt;Action&lt;/genre&gt; &lt;score&gt;3.9&lt;/score&gt; &lt;player&gt;1 Player&lt;/player&gt; &lt;story&gt;Born and bred a warrior, Samurai Jack is thrust into the future by his nemesis, Aku. <text:s/>In his travels, Jack learns of a time portal that can reunite him with his ancient ancestors. <text:s/>Now he must battle Aku's minions across burning villages, massive forests, and the bustling Aku City to find the time portal!****Use combo moves, slow-motion Sakai focus mode, and various weapons to defeat your foes. <text:s/>Also meet up with the familiar faces of the Scotsman, Mad Jack, and others.&lt;/story&gt; &lt;/game&gt;</text:p>
          </table:table-cell>
          <table:table-cell table:number-columns-repeated="1012"/>
        </table:table-row>
        <table:table-row table:style-name="ro1">
          <table:table-cell office:value-type="string">
            <text:p>Scaler (USA)</text:p>
          </table:table-cell>
          <table:table-cell office:value-type="float" office:value="2004">
            <text:p>2004</text:p>
          </table:table-cell>
          <table:table-cell office:value-type="string">
            <text:p>ESRB - E (Everyone)</text:p>
          </table:table-cell>
          <table:table-cell office:value-type="string">
            <text:p>Scaler </text:p>
          </table:table-cell>
          <table:table-cell table:style-name="Default" office:value-type="string">
            <text:p>Global Star Software Inc.</text:p>
          </table:table-cell>
          <table:table-cell office:value-type="string">
            <text:p>Artificial Mind &amp; Movement</text:p>
          </table:table-cell>
          <table:table-cell office:value-type="string">
            <text:p>Platform</text:p>
          </table:table-cell>
          <table:table-cell office:value-type="string">
            <text:p>3.8</text:p>
          </table:table-cell>
          <table:table-cell office:value-type="string">
            <text:p>1 Player</text:p>
          </table:table-cell>
          <table:table-cell office:value-type="string">
            <text:p>Bobby Jenkins lives next door to Leon a scientist on the verge of discovering a device that can stabilize and control portals that connect the planets within the multiple universes. Leon is transported to weird dimension during his experiments where the evil Looger and his cohorts steal the portal travel technology and uses it to break into our world to perfect the technology. Once here, they are discovered by Bobby who is captured and questioned about Leon’s work. <text:s/>Bobby manages to escape and is teleported to their world where the story takes place.****Scaler is an action platform game in which you control Bobby Jenkins who turns to Scaler in the “bizarre dimension” and tries to stop the evil Looger and his cronies. Along your adventure you will come across friends and foes like Leon who gives you advice and guidance and “Captain Bootcamp” who is Looger’s right hand lackey. Travel through 15 colorful levels riding vines and crawling walls as you hunt and defeat Looger and his team. ****Scaler has lots of abilities like climbing walls to reach new areas and riding vines to charge up your electric bomb attack. Use camouflage to sneak by deadly traps and confuse your enemies. Attack with your tongue or use your claw attack, which you can upgrade during the game. Use the Electric Bomb attack several enemies at once. Scaler can transform into some of the enemies he defeats after defeating enough of them and use the special abilities of that creature.****Break open cocoons and shells to collect Klokkies and Crystal Gems which in turn can be used to get new abilities and upgrade existing ones. If you collect 100 Crystal Gems in the game you will get an alternate ending. Collect Lizard Eggs to unlock more levels and to keep Looger form mutating them into monsters.****The intuitive menu system lets you set options like camera view (first or third) and rotation (normal or inverted), audio and vibration. The pause menu lets you save your game, see your objectives and the ones you have finished, check your status screen (number of collectables you have, energy points earned, number of transformable creatures you have defeated, transformations you have mastered and abilities you have learned), display current level map and see a world map and a picture gallery. As you collect more Crystal Gems more pictures will become available.</text:p>
          </table:table-cell>
          <table:table-cell table:style-name="Default" table:formula="of:=CONCATENATE(&quot;&lt;game name=&quot;;CHAR(34);[.A457];CHAR(34);&quot;&gt; &lt;year&gt;&quot;;[.B457];&quot;&lt;/year&gt; &lt;rating&gt;&quot;;[.C457];&quot;&lt;/rating&gt; &lt;title&gt;&quot;;[.D457];&quot;&lt;/title&gt; &lt;pub&gt;&quot;;[.E457];&quot;&lt;/pub&gt; &lt;dev&gt;&quot;;[.F457];&quot;&lt;/dev&gt; &lt;genre&gt;&quot;;[.G457];&quot;&lt;/genre&gt; &lt;score&gt;&quot;;[.H457];&quot;&lt;/score&gt; &lt;player&gt;&quot;;[.I457];&quot;&lt;/player&gt; &lt;story&gt;&quot;;[.J457];&quot;&lt;/story&gt; &lt;/game&gt;&quot;)" office:value-type="string" office:string-value="&lt;game name=&quot;Scaler (USA)&quot;&gt; &lt;year&gt;2004&lt;/year&gt; &lt;rating&gt;ESRB - E (Everyone)&lt;/rating&gt; &lt;title&gt;Scaler &lt;/title&gt; &lt;pub&gt;Global Star Software Inc.&lt;/pub&gt; &lt;dev&gt;Artificial Mind &amp; Movement&lt;/dev&gt; &lt;genre&gt;Platform&lt;/genre&gt; &lt;score&gt;3.8&lt;/score&gt; &lt;player&gt;1 Player&lt;/player&gt; &lt;story&gt;Bobby Jenkins lives next door to Leon a scientist on the verge of discovering a device that can stabilize and control portals that connect the planets within the multiple universes. Leon is transported to weird dimension during his experiments where the evil Looger and his cohorts steal the portal travel technology and uses it to break into our world to perfect the technology. Once here, they are discovered by Bobby who is captured and questioned about Leon’s work.  Bobby manages to escape and is teleported to their world where the story takes place.****Scaler is an action platform game in which you control Bobby Jenkins who turns to Scaler in the “bizarre dimension” and tries to stop the evil Looger and his cronies. Along your adventure you will come across friends and foes like Leon who gives you advice and guidance and “Captain Bootcamp” who is Looger’s right hand lackey. Travel through 15 colorful levels riding vines and crawling walls as you hunt and defeat Looger and his team. ****Scaler has lots of abilities like climbing walls to reach new areas and riding vines to charge up your electric bomb attack. Use camouflage to sneak by deadly traps and confuse your enemies. Attack with your tongue or use your claw attack, which you can upgrade during the game. Use the Electric Bomb attack several enemies at once. Scaler can transform into some of the enemies he defeats after defeating enough of them and use the special abilities of that creature.****Break open cocoons and shells to collect Klokkies and Crystal Gems which in turn can be used to get new abilities and upgrade existing ones. If you collect 100 Crystal Gems in the game you will get an alternate ending. Collect Lizard Eggs to unlock more levels and to keep Looger form mutating them into monsters.****The intuitive menu system lets you set options like camera view (first or third) and rotation (normal or inverted), audio and vibration. The pause menu lets you save your game, see your objectives and the ones you have finished, check your status screen (number of collectables you have, energy points earned, number of transformable creatures you have defeated, transformations you have mastered and abilities you have learned), display current level map and see a world map and a picture gallery. As you collect more Crystal Gems more pictures will become available.&lt;/story&gt; &lt;/game&gt;">
            <text:p>&lt;game name="Scaler (USA)"&gt; &lt;year&gt;2004&lt;/year&gt; &lt;rating&gt;ESRB - E (Everyone)&lt;/rating&gt; &lt;title&gt;Scaler &lt;/title&gt; &lt;pub&gt;Global Star Software Inc.&lt;/pub&gt; &lt;dev&gt;Artificial Mind &amp; Movement&lt;/dev&gt; &lt;genre&gt;Platform&lt;/genre&gt; &lt;score&gt;3.8&lt;/score&gt; &lt;player&gt;1 Player&lt;/player&gt; &lt;story&gt;Bobby Jenkins lives next door to Leon a scientist on the verge of discovering a device that can stabilize and control portals that connect the planets within the multiple universes. Leon is transported to weird dimension during his experiments where the evil Looger and his cohorts steal the portal travel technology and uses it to break into our world to perfect the technology. Once here, they are discovered by Bobby who is captured and questioned about Leon’s work. <text:s/>Bobby manages to escape and is teleported to their world where the story takes place.****Scaler is an action platform game in which you control Bobby Jenkins who turns to Scaler in the “bizarre dimension” and tries to stop the evil Looger and his cronies. Along your adventure you will come across friends and foes like Leon who gives you advice and guidance and “Captain Bootcamp” who is Looger’s right hand lackey. Travel through 15 colorful levels riding vines and crawling walls as you hunt and defeat Looger and his team. ****Scaler has lots of abilities like climbing walls to reach new areas and riding vines to charge up your electric bomb attack. Use camouflage to sneak by deadly traps and confuse your enemies. Attack with your tongue or use your claw attack, which you can upgrade during the game. Use the Electric Bomb attack several enemies at once. Scaler can transform into some of the enemies he defeats after defeating enough of them and use the special abilities of that creature.****Break open cocoons and shells to collect Klokkies and Crystal Gems which in turn can be used to get new abilities and upgrade existing ones. If you collect 100 Crystal Gems in the game you will get an alternate ending. Collect Lizard Eggs to unlock more levels and to keep Looger form mutating them into monsters.****The intuitive menu system lets you set options like camera view (first or third) and rotation (normal or inverted), audio and vibration. The pause menu lets you save your game, see your objectives and the ones you have finished, check your status screen (number of collectables you have, energy points earned, number of transformable creatures you have defeated, transformations you have mastered and abilities you have learned), display current level map and see a world map and a picture gallery. As you collect more Crystal Gems more pictures will become available.&lt;/story&gt; &lt;/game&gt;</text:p>
          </table:table-cell>
          <table:table-cell table:number-columns-repeated="1012"/>
        </table:table-row>
        <table:table-row table:style-name="ro1">
          <table:table-cell office:value-type="string">
            <text:p>Scooby-Doo! - Mystery Mayhem (USA)</text:p>
          </table:table-cell>
          <table:table-cell office:value-type="float" office:value="2004">
            <text:p>2004</text:p>
          </table:table-cell>
          <table:table-cell office:value-type="string">
            <text:p>ESRB - E (Everyone)</text:p>
          </table:table-cell>
          <table:table-cell office:value-type="string">
            <text:p>Scooby-Doo! - Mystery Mayhem </text:p>
          </table:table-cell>
          <table:table-cell table:style-name="Default" office:value-type="string">
            <text:p>THQ Inc.</text:p>
          </table:table-cell>
          <table:table-cell office:value-type="string">
            <text:p>Artificial Mind &amp; Movement</text:p>
          </table:table-cell>
          <table:table-cell office:value-type="string">
            <text:p>Action</text:p>
          </table:table-cell>
          <table:table-cell office:value-type="string">
            <text:p>3.0</text:p>
          </table:table-cell>
          <table:table-cell office:value-type="string">
            <text:p>1 Player</text:p>
          </table:table-cell>
          <table:table-cell office:value-type="string">
            <text:p>The gang is at it again! <text:s/>This time, Mystery Inc. must stop an evil business tycoon who has used a device called the Tome of Doom and release monsters from another dimension to distract the gang from what is going on. <text:s/>They must grab the Tome and send the monsters back to where they came before it's too late.****The player takes control of Shaggy and Scooby with the ability to switch between the two, each with their own special abilities to set traps and capture monsters, and wearing disguises to sneak past them as well. <text:s/>The gameplay is mostly consisted of puzzle-solving (i.e. moving objects into certain spots to open doors) and players can explore a movie set, The Wild West, a bayou and a laboratory.****Features the actual voices of the Scooby Doo cartoons and features artwork and stills of the shows.</text:p>
          </table:table-cell>
          <table:table-cell table:style-name="Default" table:formula="of:=CONCATENATE(&quot;&lt;game name=&quot;;CHAR(34);[.A458];CHAR(34);&quot;&gt; &lt;year&gt;&quot;;[.B458];&quot;&lt;/year&gt; &lt;rating&gt;&quot;;[.C458];&quot;&lt;/rating&gt; &lt;title&gt;&quot;;[.D458];&quot;&lt;/title&gt; &lt;pub&gt;&quot;;[.E458];&quot;&lt;/pub&gt; &lt;dev&gt;&quot;;[.F458];&quot;&lt;/dev&gt; &lt;genre&gt;&quot;;[.G458];&quot;&lt;/genre&gt; &lt;score&gt;&quot;;[.H458];&quot;&lt;/score&gt; &lt;player&gt;&quot;;[.I458];&quot;&lt;/player&gt; &lt;story&gt;&quot;;[.J458];&quot;&lt;/story&gt; &lt;/game&gt;&quot;)" office:value-type="string" office:string-value="&lt;game name=&quot;Scooby-Doo! - Mystery Mayhem (USA)&quot;&gt; &lt;year&gt;2004&lt;/year&gt; &lt;rating&gt;ESRB - E (Everyone)&lt;/rating&gt; &lt;title&gt;Scooby-Doo! - Mystery Mayhem &lt;/title&gt; &lt;pub&gt;THQ Inc.&lt;/pub&gt; &lt;dev&gt;Artificial Mind &amp; Movement&lt;/dev&gt; &lt;genre&gt;Action&lt;/genre&gt; &lt;score&gt;3.0&lt;/score&gt; &lt;player&gt;1 Player&lt;/player&gt; &lt;story&gt;The gang is at it again!  This time, Mystery Inc. must stop an evil business tycoon who has used a device called the Tome of Doom and release monsters from another dimension to distract the gang from what is going on.  They must grab the Tome and send the monsters back to where they came before it's too late.****The player takes control of Shaggy and Scooby with the ability to switch between the two, each with their own special abilities to set traps and capture monsters, and wearing disguises to sneak past them as well.  The gameplay is mostly consisted of puzzle-solving (i.e. moving objects into certain spots to open doors) and players can explore a movie set, The Wild West, a bayou and a laboratory.****Features the actual voices of the Scooby Doo cartoons and features artwork and stills of the shows.&lt;/story&gt; &lt;/game&gt;">
            <text:p>&lt;game name="Scooby-Doo! - Mystery Mayhem (USA)"&gt; &lt;year&gt;2004&lt;/year&gt; &lt;rating&gt;ESRB - E (Everyone)&lt;/rating&gt; &lt;title&gt;Scooby-Doo! - Mystery Mayhem &lt;/title&gt; &lt;pub&gt;THQ Inc.&lt;/pub&gt; &lt;dev&gt;Artificial Mind &amp; Movement&lt;/dev&gt; &lt;genre&gt;Action&lt;/genre&gt; &lt;score&gt;3.0&lt;/score&gt; &lt;player&gt;1 Player&lt;/player&gt; &lt;story&gt;The gang is at it again! <text:s/>This time, Mystery Inc. must stop an evil business tycoon who has used a device called the Tome of Doom and release monsters from another dimension to distract the gang from what is going on. <text:s/>They must grab the Tome and send the monsters back to where they came before it's too late.****The player takes control of Shaggy and Scooby with the ability to switch between the two, each with their own special abilities to set traps and capture monsters, and wearing disguises to sneak past them as well. <text:s/>The gameplay is mostly consisted of puzzle-solving (i.e. moving objects into certain spots to open doors) and players can explore a movie set, The Wild West, a bayou and a laboratory.****Features the actual voices of the Scooby Doo cartoons and features artwork and stills of the shows.&lt;/story&gt; &lt;/game&gt;</text:p>
          </table:table-cell>
          <table:table-cell table:number-columns-repeated="1012"/>
        </table:table-row>
        <table:table-row table:style-name="ro1">
          <table:table-cell office:value-type="string">
            <text:p>Scooby-Doo! - Night of 100 Frights (USA)</text:p>
          </table:table-cell>
          <table:table-cell office:value-type="float" office:value="2002">
            <text:p>2002</text:p>
          </table:table-cell>
          <table:table-cell office:value-type="string">
            <text:p>ESRB - E (Everyone)</text:p>
          </table:table-cell>
          <table:table-cell office:value-type="string">
            <text:p>Scooby-Doo! - Night of 100 Frights </text:p>
          </table:table-cell>
          <table:table-cell table:style-name="Default" office:value-type="string">
            <text:p>THQ Inc.</text:p>
          </table:table-cell>
          <table:table-cell office:value-type="string">
            <text:p>Heavy Iron Studios</text:p>
          </table:table-cell>
          <table:table-cell office:value-type="string">
            <text:p>Action</text:p>
          </table:table-cell>
          <table:table-cell office:value-type="string">
            <text:p>3.6</text:p>
          </table:table-cell>
          <table:table-cell office:value-type="string">
            <text:p>1 Player</text:p>
          </table:table-cell>
          <table:table-cell office:value-type="string">
            <text:p>Scooby, Shaggy, Fred, Daphne and Vilma arrive at 'Mystic Manor' to meet Daphne's friend Holly. There she explains that her inventor-uncle is missing. Soon the rest of the gang ends up missing too and alone as Scooby you must find them all, and along the way solve the mystery of the Mastermind. This guy has brought back the gangs old fiendish villains and is probably the cause of all the havoc.****The levels have you running, jumping and swinging around, all the while taking out baddies, collecting scooby snacks and finding secret passages. You also have to locate special inventions scattered around the place, that can give Scooby extra capabilities.</text:p>
          </table:table-cell>
          <table:table-cell table:style-name="Default" table:formula="of:=CONCATENATE(&quot;&lt;game name=&quot;;CHAR(34);[.A459];CHAR(34);&quot;&gt; &lt;year&gt;&quot;;[.B459];&quot;&lt;/year&gt; &lt;rating&gt;&quot;;[.C459];&quot;&lt;/rating&gt; &lt;title&gt;&quot;;[.D459];&quot;&lt;/title&gt; &lt;pub&gt;&quot;;[.E459];&quot;&lt;/pub&gt; &lt;dev&gt;&quot;;[.F459];&quot;&lt;/dev&gt; &lt;genre&gt;&quot;;[.G459];&quot;&lt;/genre&gt; &lt;score&gt;&quot;;[.H459];&quot;&lt;/score&gt; &lt;player&gt;&quot;;[.I459];&quot;&lt;/player&gt; &lt;story&gt;&quot;;[.J459];&quot;&lt;/story&gt; &lt;/game&gt;&quot;)" office:value-type="string" office:string-value="&lt;game name=&quot;Scooby-Doo! - Night of 100 Frights (USA)&quot;&gt; &lt;year&gt;2002&lt;/year&gt; &lt;rating&gt;ESRB - E (Everyone)&lt;/rating&gt; &lt;title&gt;Scooby-Doo! - Night of 100 Frights &lt;/title&gt; &lt;pub&gt;THQ Inc.&lt;/pub&gt; &lt;dev&gt;Heavy Iron Studios&lt;/dev&gt; &lt;genre&gt;Action&lt;/genre&gt; &lt;score&gt;3.6&lt;/score&gt; &lt;player&gt;1 Player&lt;/player&gt; &lt;story&gt;Scooby, Shaggy, Fred, Daphne and Vilma arrive at 'Mystic Manor' to meet Daphne's friend Holly. There she explains that her inventor-uncle is missing. Soon the rest of the gang ends up missing too and alone as Scooby you must find them all, and along the way solve the mystery of the Mastermind. This guy has brought back the gangs old fiendish villains and is probably the cause of all the havoc.****The levels have you running, jumping and swinging around, all the while taking out baddies, collecting scooby snacks and finding secret passages. You also have to locate special inventions scattered around the place, that can give Scooby extra capabilities.&lt;/story&gt; &lt;/game&gt;">
            <text:p>&lt;game name="Scooby-Doo! - Night of 100 Frights (USA)"&gt; &lt;year&gt;2002&lt;/year&gt; &lt;rating&gt;ESRB - E (Everyone)&lt;/rating&gt; &lt;title&gt;Scooby-Doo! - Night of 100 Frights &lt;/title&gt; &lt;pub&gt;THQ Inc.&lt;/pub&gt; &lt;dev&gt;Heavy Iron Studios&lt;/dev&gt; &lt;genre&gt;Action&lt;/genre&gt; &lt;score&gt;3.6&lt;/score&gt; &lt;player&gt;1 Player&lt;/player&gt; &lt;story&gt;Scooby, Shaggy, Fred, Daphne and Vilma arrive at 'Mystic Manor' to meet Daphne's friend Holly. There she explains that her inventor-uncle is missing. Soon the rest of the gang ends up missing too and alone as Scooby you must find them all, and along the way solve the mystery of the Mastermind. This guy has brought back the gangs old fiendish villains and is probably the cause of all the havoc.****The levels have you running, jumping and swinging around, all the while taking out baddies, collecting scooby snacks and finding secret passages. You also have to locate special inventions scattered around the place, that can give Scooby extra capabilities.&lt;/story&gt; &lt;/game&gt;</text:p>
          </table:table-cell>
          <table:table-cell table:number-columns-repeated="1012"/>
        </table:table-row>
        <table:table-row table:style-name="ro1">
          <table:table-cell office:value-type="string">
            <text:p>Scooby-Doo! - Unmasked (USA)</text:p>
          </table:table-cell>
          <table:table-cell office:value-type="float" office:value="2005">
            <text:p>2005</text:p>
          </table:table-cell>
          <table:table-cell office:value-type="string">
            <text:p>ESRB - E (Everyone)</text:p>
          </table:table-cell>
          <table:table-cell office:value-type="string">
            <text:p>Scooby-Doo! - Unmasked </text:p>
          </table:table-cell>
          <table:table-cell table:style-name="Default" office:value-type="string">
            <text:p>THQ Inc.</text:p>
          </table:table-cell>
          <table:table-cell office:value-type="string">
            <text:p>Artificial Mind &amp; Movement</text:p>
          </table:table-cell>
          <table:table-cell office:value-type="string">
            <text:p>Platform</text:p>
          </table:table-cell>
          <table:table-cell office:value-type="string">
            <text:p>3.3</text:p>
          </table:table-cell>
          <table:table-cell office:value-type="string">
            <text:p>1 Player</text:p>
          </table:table-cell>
          <table:table-cell office:value-type="string">
            <text:p>Fred brings the rest of Mystery, Inc. along to meet his cousin, Jed, who works at the Monstrous Fright &amp; Magic. <text:s/>MFM is a special effects company that creates monster costumes with a special formula they invented called, “Mubber”, that makes the costumes seems so real that the wearer literally becomes the actual monster. <text:s/>When they arrive, they found the location in shambles. <text:s/>Winslow Stanton, the creator of Mubber and owner of MFM, told them someone has stolen the Mubber formula and by using it with their animatrons, destroyed the building and disappeared. <text:s/>He believes it is Jed’s doing because he, too, disappeared. <text:s/>Looks like it’s up to Scooby and the gang to find Jed, destroy the costumed monsters and unmask the truth behind this great mystery!****In Scooby-Doo! Unmasked, you will guide Scooby to help Mystery, Inc. uncover clues, fight monsters and occasionally save your friends from danger. <text:s/>You will be visiting many several worlds including a China Town and a museum. <text:s/>You will encounter various monsters like the Chinese Zombie and the Black Knight and the only way to get past them is by attacking them with your spin, slide, roll and smash attacks! <text:s/>Also, by collecting mubbers, you can create special costumes that will give you special powers. <text:s/>For example, with the Kung Fu Costume, you will be able to move around with greater agility and force. Be sure to watch your health level which is indicated by the number of Scooby Medals you have. <text:s/>If you reach zero, you will restart at the last save point but you can restore your health by collecting enough Scooby snacks that can be found throughout the game. <text:s/>Also, by collecting food items you can get Shaggy to cook you a special meal that will increase the total number of medals you have.****In each world, when you’ve collected enough clues, Velma will ask you a few questions in order to figure out who is behind everything, and you must select the clues that you feel will answer these questions. <text:s/>When that’s completed, you will have to fight a boss before Velma will reveal who the identity of the villain.****Scooby-Doo! Unmasked can be saved at any point in the game simply by selecting Save Game in the Pause Menu. <text:s/>You can also turn on the Autosave function which will enable the game to automatically save at different points. <text:s/>You can replay any level as many times as you want so you can collect any missing items you still lack. <text:s/>In the extra menu, you will find Bonus Arts that features various conceptual art pieces used in the making of the game.</text:p>
          </table:table-cell>
          <table:table-cell table:style-name="Default" table:formula="of:=CONCATENATE(&quot;&lt;game name=&quot;;CHAR(34);[.A460];CHAR(34);&quot;&gt; &lt;year&gt;&quot;;[.B460];&quot;&lt;/year&gt; &lt;rating&gt;&quot;;[.C460];&quot;&lt;/rating&gt; &lt;title&gt;&quot;;[.D460];&quot;&lt;/title&gt; &lt;pub&gt;&quot;;[.E460];&quot;&lt;/pub&gt; &lt;dev&gt;&quot;;[.F460];&quot;&lt;/dev&gt; &lt;genre&gt;&quot;;[.G460];&quot;&lt;/genre&gt; &lt;score&gt;&quot;;[.H460];&quot;&lt;/score&gt; &lt;player&gt;&quot;;[.I460];&quot;&lt;/player&gt; &lt;story&gt;&quot;;[.J460];&quot;&lt;/story&gt; &lt;/game&gt;&quot;)" office:value-type="string" office:string-value="&lt;game name=&quot;Scooby-Doo! - Unmasked (USA)&quot;&gt; &lt;year&gt;2005&lt;/year&gt; &lt;rating&gt;ESRB - E (Everyone)&lt;/rating&gt; &lt;title&gt;Scooby-Doo! - Unmasked &lt;/title&gt; &lt;pub&gt;THQ Inc.&lt;/pub&gt; &lt;dev&gt;Artificial Mind &amp; Movement&lt;/dev&gt; &lt;genre&gt;Platform&lt;/genre&gt; &lt;score&gt;3.3&lt;/score&gt; &lt;player&gt;1 Player&lt;/player&gt; &lt;story&gt;Fred brings the rest of Mystery, Inc. along to meet his cousin, Jed, who works at the Monstrous Fright &amp; Magic.  MFM is a special effects company that creates monster costumes with a special formula they invented called, “Mubber”, that makes the costumes seems so real that the wearer literally becomes the actual monster.  When they arrive, they found the location in shambles.  Winslow Stanton, the creator of Mubber and owner of MFM, told them someone has stolen the Mubber formula and by using it with their animatrons, destroyed the building and disappeared.  He believes it is Jed’s doing because he, too, disappeared.  Looks like it’s up to Scooby and the gang to find Jed, destroy the costumed monsters and unmask the truth behind this great mystery!****In Scooby-Doo! Unmasked, you will guide Scooby to help Mystery, Inc. uncover clues, fight monsters and occasionally save your friends from danger.  You will be visiting many several worlds including a China Town and a museum.  You will encounter various monsters like the Chinese Zombie and the Black Knight and the only way to get past them is by attacking them with your spin, slide, roll and smash attacks!  Also, by collecting mubbers, you can create special costumes that will give you special powers.  For example, with the Kung Fu Costume, you will be able to move around with greater agility and force. Be sure to watch your health level which is indicated by the number of Scooby Medals you have.  If you reach zero, you will restart at the last save point but you can restore your health by collecting enough Scooby snacks that can be found throughout the game.  Also, by collecting food items you can get Shaggy to cook you a special meal that will increase the total number of medals you have.****In each world, when you’ve collected enough clues, Velma will ask you a few questions in order to figure out who is behind everything, and you must select the clues that you feel will answer these questions.  When that’s completed, you will have to fight a boss before Velma will reveal who the identity of the villain.****Scooby-Doo! Unmasked can be saved at any point in the game simply by selecting Save Game in the Pause Menu.  You can also turn on the Autosave function which will enable the game to automatically save at different points.  You can replay any level as many times as you want so you can collect any missing items you still lack.  In the extra menu, you will find Bonus Arts that features various conceptual art pieces used in the making of the game.&lt;/story&gt; &lt;/game&gt;">
            <text:p>&lt;game name="Scooby-Doo! - Unmasked (USA)"&gt; &lt;year&gt;2005&lt;/year&gt; &lt;rating&gt;ESRB - E (Everyone)&lt;/rating&gt; &lt;title&gt;Scooby-Doo! - Unmasked &lt;/title&gt; &lt;pub&gt;THQ Inc.&lt;/pub&gt; &lt;dev&gt;Artificial Mind &amp; Movement&lt;/dev&gt; &lt;genre&gt;Platform&lt;/genre&gt; &lt;score&gt;3.3&lt;/score&gt; &lt;player&gt;1 Player&lt;/player&gt; &lt;story&gt;Fred brings the rest of Mystery, Inc. along to meet his cousin, Jed, who works at the Monstrous Fright &amp; Magic. <text:s/>MFM is a special effects company that creates monster costumes with a special formula they invented called, “Mubber”, that makes the costumes seems so real that the wearer literally becomes the actual monster. <text:s/>When they arrive, they found the location in shambles. <text:s/>Winslow Stanton, the creator of Mubber and owner of MFM, told them someone has stolen the Mubber formula and by using it with their animatrons, destroyed the building and disappeared. <text:s/>He believes it is Jed’s doing because he, too, disappeared. <text:s/>Looks like it’s up to Scooby and the gang to find Jed, destroy the costumed monsters and unmask the truth behind this great mystery!****In Scooby-Doo! Unmasked, you will guide Scooby to help Mystery, Inc. uncover clues, fight monsters and occasionally save your friends from danger. <text:s/>You will be visiting many several worlds including a China Town and a museum. <text:s/>You will encounter various monsters like the Chinese Zombie and the Black Knight and the only way to get past them is by attacking them with your spin, slide, roll and smash attacks! <text:s/>Also, by collecting mubbers, you can create special costumes that will give you special powers. <text:s/>For example, with the Kung Fu Costume, you will be able to move around with greater agility and force. Be sure to watch your health level which is indicated by the number of Scooby Medals you have. <text:s/>If you reach zero, you will restart at the last save point but you can restore your health by collecting enough Scooby snacks that can be found throughout the game. <text:s/>Also, by collecting food items you can get Shaggy to cook you a special meal that will increase the total number of medals you have.****In each world, when you’ve collected enough clues, Velma will ask you a few questions in order to figure out who is behind everything, and you must select the clues that you feel will answer these questions. <text:s/>When that’s completed, you will have to fight a boss before Velma will reveal who the identity of the villain.****Scooby-Doo! Unmasked can be saved at any point in the game simply by selecting Save Game in the Pause Menu. <text:s/>You can also turn on the Autosave function which will enable the game to automatically save at different points. <text:s/>You can replay any level as many times as you want so you can collect any missing items you still lack. <text:s/>In the extra menu, you will find Bonus Arts that features various conceptual art pieces used in the making of the game.&lt;/story&gt; &lt;/game&gt;</text:p>
          </table:table-cell>
          <table:table-cell table:number-columns-repeated="1012"/>
        </table:table-row>
        <table:table-row table:style-name="ro1">
          <table:table-cell office:value-type="string">
            <text:p>Scorpion King, The - Rise of the Akkadian (USA)</text:p>
          </table:table-cell>
          <table:table-cell office:value-type="float" office:value="2002">
            <text:p>2002</text:p>
          </table:table-cell>
          <table:table-cell office:value-type="string">
            <text:p>ESRB - T (Teen)</text:p>
          </table:table-cell>
          <table:table-cell office:value-type="string">
            <text:p>Scorpion King, The - Rise of the Akkadian </text:p>
          </table:table-cell>
          <table:table-cell table:style-name="Default" office:value-type="string">
            <text:p>VU Games</text:p>
          </table:table-cell>
          <table:table-cell office:value-type="string">
            <text:p>Point of View</text:p>
          </table:table-cell>
          <table:table-cell office:value-type="string">
            <text:p>Action</text:p>
          </table:table-cell>
          <table:table-cell office:value-type="string">
            <text:p>2.9</text:p>
          </table:table-cell>
          <table:table-cell office:value-type="string">
            <text:p>1 Player</text:p>
          </table:table-cell>
          <table:table-cell office:value-type="string">
            <text:p>This 3-D combat adventure chronicles the future Scorpion King's first adventure, a long and arduous quest to thwart an evil lord's diabolical plan to raise a supernatural army of beast-warriors to conquer the world. Players will wield multiple attack combinations against enemies. The action takes place in breathtaking vistas of ancient Egypt. The story shapes up as a prequel to the Scorpion King movie, in which World Wrestling Federation superstar the Rock plays hired assassin Mathayus, better known as the Scorpion King. </text:p>
          </table:table-cell>
          <table:table-cell table:style-name="Default" table:formula="of:=CONCATENATE(&quot;&lt;game name=&quot;;CHAR(34);[.A461];CHAR(34);&quot;&gt; &lt;year&gt;&quot;;[.B461];&quot;&lt;/year&gt; &lt;rating&gt;&quot;;[.C461];&quot;&lt;/rating&gt; &lt;title&gt;&quot;;[.D461];&quot;&lt;/title&gt; &lt;pub&gt;&quot;;[.E461];&quot;&lt;/pub&gt; &lt;dev&gt;&quot;;[.F461];&quot;&lt;/dev&gt; &lt;genre&gt;&quot;;[.G461];&quot;&lt;/genre&gt; &lt;score&gt;&quot;;[.H461];&quot;&lt;/score&gt; &lt;player&gt;&quot;;[.I461];&quot;&lt;/player&gt; &lt;story&gt;&quot;;[.J461];&quot;&lt;/story&gt; &lt;/game&gt;&quot;)" office:value-type="string" office:string-value="&lt;game name=&quot;Scorpion King, The - Rise of the Akkadian (USA)&quot;&gt; &lt;year&gt;2002&lt;/year&gt; &lt;rating&gt;ESRB - T (Teen)&lt;/rating&gt; &lt;title&gt;Scorpion King, The - Rise of the Akkadian &lt;/title&gt; &lt;pub&gt;VU Games&lt;/pub&gt; &lt;dev&gt;Point of View&lt;/dev&gt; &lt;genre&gt;Action&lt;/genre&gt; &lt;score&gt;2.9&lt;/score&gt; &lt;player&gt;1 Player&lt;/player&gt; &lt;story&gt;This 3-D combat adventure chronicles the future Scorpion King's first adventure, a long and arduous quest to thwart an evil lord's diabolical plan to raise a supernatural army of beast-warriors to conquer the world. Players will wield multiple attack combinations against enemies. The action takes place in breathtaking vistas of ancient Egypt. The story shapes up as a prequel to the Scorpion King movie, in which World Wrestling Federation superstar the Rock plays hired assassin Mathayus, better known as the Scorpion King. &lt;/story&gt; &lt;/game&gt;">
            <text:p>&lt;game name="Scorpion King, The - Rise of the Akkadian (USA)"&gt; &lt;year&gt;2002&lt;/year&gt; &lt;rating&gt;ESRB - T (Teen)&lt;/rating&gt; &lt;title&gt;Scorpion King, The - Rise of the Akkadian &lt;/title&gt; &lt;pub&gt;VU Games&lt;/pub&gt; &lt;dev&gt;Point of View&lt;/dev&gt; &lt;genre&gt;Action&lt;/genre&gt; &lt;score&gt;2.9&lt;/score&gt; &lt;player&gt;1 Player&lt;/player&gt; &lt;story&gt;This 3-D combat adventure chronicles the future Scorpion King's first adventure, a long and arduous quest to thwart an evil lord's diabolical plan to raise a supernatural army of beast-warriors to conquer the world. Players will wield multiple attack combinations against enemies. The action takes place in breathtaking vistas of ancient Egypt. The story shapes up as a prequel to the Scorpion King movie, in which World Wrestling Federation superstar the Rock plays hired assassin Mathayus, better known as the Scorpion King. &lt;/story&gt; &lt;/game&gt;</text:p>
          </table:table-cell>
          <table:table-cell table:number-columns-repeated="1012"/>
        </table:table-row>
        <table:table-row table:style-name="ro1">
          <table:table-cell office:value-type="string">
            <text:p>SeaWorld Adventure Parks - Shamu's Deep Sea Adventures (USA)</text:p>
          </table:table-cell>
          <table:table-cell office:value-type="float" office:value="2005">
            <text:p>2005</text:p>
          </table:table-cell>
          <table:table-cell office:value-type="string">
            <text:p>ESRB - E (Everyone)</text:p>
          </table:table-cell>
          <table:table-cell office:value-type="string">
            <text:p>SeaWorld Adventure Parks - Shamu's Deep Sea Adventures </text:p>
          </table:table-cell>
          <table:table-cell table:style-name="Default" office:value-type="string">
            <text:p>Activision</text:p>
          </table:table-cell>
          <table:table-cell office:value-type="string">
            <text:p>MagicWand</text:p>
          </table:table-cell>
          <table:table-cell office:value-type="string">
            <text:p>Action</text:p>
          </table:table-cell>
          <table:table-cell office:value-type="string">
            <text:p>4.0</text:p>
          </table:table-cell>
          <table:table-cell office:value-type="string">
            <text:p>1 Player</text:p>
          </table:table-cell>
          <table:table-cell office:value-type="string">
            <text:p>Seaworld: Shamu's Deep Sea Adventures is a wild undersea adventure starring Shamu -- the star attraction at Seaworld! Shamu and his friends must venture beyond SeaWorld and dive to the depths of Atlantis, to save their park. </text:p>
          </table:table-cell>
          <table:table-cell table:style-name="Default" table:formula="of:=CONCATENATE(&quot;&lt;game name=&quot;;CHAR(34);[.A462];CHAR(34);&quot;&gt; &lt;year&gt;&quot;;[.B462];&quot;&lt;/year&gt; &lt;rating&gt;&quot;;[.C462];&quot;&lt;/rating&gt; &lt;title&gt;&quot;;[.D462];&quot;&lt;/title&gt; &lt;pub&gt;&quot;;[.E462];&quot;&lt;/pub&gt; &lt;dev&gt;&quot;;[.F462];&quot;&lt;/dev&gt; &lt;genre&gt;&quot;;[.G462];&quot;&lt;/genre&gt; &lt;score&gt;&quot;;[.H462];&quot;&lt;/score&gt; &lt;player&gt;&quot;;[.I462];&quot;&lt;/player&gt; &lt;story&gt;&quot;;[.J462];&quot;&lt;/story&gt; &lt;/game&gt;&quot;)" office:value-type="string" office:string-value="&lt;game name=&quot;SeaWorld Adventure Parks - Shamu's Deep Sea Adventures (USA)&quot;&gt; &lt;year&gt;2005&lt;/year&gt; &lt;rating&gt;ESRB - E (Everyone)&lt;/rating&gt; &lt;title&gt;SeaWorld Adventure Parks - Shamu's Deep Sea Adventures &lt;/title&gt; &lt;pub&gt;Activision&lt;/pub&gt; &lt;dev&gt;MagicWand&lt;/dev&gt; &lt;genre&gt;Action&lt;/genre&gt; &lt;score&gt;4.0&lt;/score&gt; &lt;player&gt;1 Player&lt;/player&gt; &lt;story&gt;Seaworld: Shamu's Deep Sea Adventures is a wild undersea adventure starring Shamu -- the star attraction at Seaworld! Shamu and his friends must venture beyond SeaWorld and dive to the depths of Atlantis, to save their park. &lt;/story&gt; &lt;/game&gt;">
            <text:p>&lt;game name="SeaWorld Adventure Parks - Shamu's Deep Sea Adventures (USA)"&gt; &lt;year&gt;2005&lt;/year&gt; &lt;rating&gt;ESRB - E (Everyone)&lt;/rating&gt; &lt;title&gt;SeaWorld Adventure Parks - Shamu's Deep Sea Adventures &lt;/title&gt; &lt;pub&gt;Activision&lt;/pub&gt; &lt;dev&gt;MagicWand&lt;/dev&gt; &lt;genre&gt;Action&lt;/genre&gt; &lt;score&gt;4.0&lt;/score&gt; &lt;player&gt;1 Player&lt;/player&gt; &lt;story&gt;Seaworld: Shamu's Deep Sea Adventures is a wild undersea adventure starring Shamu -- the star attraction at Seaworld! Shamu and his friends must venture beyond SeaWorld and dive to the depths of Atlantis, to save their park. &lt;/story&gt; &lt;/game&gt;</text:p>
          </table:table-cell>
          <table:table-cell table:number-columns-repeated="1012"/>
        </table:table-row>
        <table:table-row table:style-name="ro1">
          <table:table-cell office:value-type="string">
            <text:p>Second Sight (USA)</text:p>
          </table:table-cell>
          <table:table-cell office:value-type="float" office:value="2004">
            <text:p>2004</text:p>
          </table:table-cell>
          <table:table-cell office:value-type="string">
            <text:p>ESRB - T (Teen)</text:p>
          </table:table-cell>
          <table:table-cell office:value-type="string">
            <text:p>Second Sight </text:p>
          </table:table-cell>
          <table:table-cell table:style-name="Default" office:value-type="string">
            <text:p>Codemasters Software Company Limited, The</text:p>
          </table:table-cell>
          <table:table-cell office:value-type="string">
            <text:p>Free Radical Design</text:p>
          </table:table-cell>
          <table:table-cell office:value-type="string">
            <text:p>Action</text:p>
          </table:table-cell>
          <table:table-cell office:value-type="string">
            <text:p>3.8</text:p>
          </table:table-cell>
          <table:table-cell office:value-type="string">
            <text:p>1 Player</text:p>
          </table:table-cell>
          <table:table-cell office:value-type="string">
            <text:p>After waking up in a high security medical facility with no recollection of how he got there, John Vattic's memory slowly returns through a series of playable flashbacks to his days as a civilian advisor to a military operation in Siberia. In these past levels, he works with a group of soldiers known as WinterICE, attempting to locate an elderly scientist who's been conducting research into psychic powers. In the present, John attempts to piece together what he remembers and locate members of WinterICE in the hope that he can clear his name, work out what actually happened... and discover quite how he came to have psychic powers himself.****During the course of the game the player gets to use telekinesis, healing, charm, projection and possession powers and two types of psychic attack, plus a variety of weapons. Third person action adventure in which most situations can be tackled with stealth, mindless violence or psychic shenanigans, or a combination of the three. Is the player really the deranged psycho killer the doctors at the medical facility claim he is? Unravel the twisting dual-timeline plot and find out.</text:p>
          </table:table-cell>
          <table:table-cell table:style-name="Default" table:formula="of:=CONCATENATE(&quot;&lt;game name=&quot;;CHAR(34);[.A463];CHAR(34);&quot;&gt; &lt;year&gt;&quot;;[.B463];&quot;&lt;/year&gt; &lt;rating&gt;&quot;;[.C463];&quot;&lt;/rating&gt; &lt;title&gt;&quot;;[.D463];&quot;&lt;/title&gt; &lt;pub&gt;&quot;;[.E463];&quot;&lt;/pub&gt; &lt;dev&gt;&quot;;[.F463];&quot;&lt;/dev&gt; &lt;genre&gt;&quot;;[.G463];&quot;&lt;/genre&gt; &lt;score&gt;&quot;;[.H463];&quot;&lt;/score&gt; &lt;player&gt;&quot;;[.I463];&quot;&lt;/player&gt; &lt;story&gt;&quot;;[.J463];&quot;&lt;/story&gt; &lt;/game&gt;&quot;)" office:value-type="string" office:string-value="&lt;game name=&quot;Second Sight (USA)&quot;&gt; &lt;year&gt;2004&lt;/year&gt; &lt;rating&gt;ESRB - T (Teen)&lt;/rating&gt; &lt;title&gt;Second Sight &lt;/title&gt; &lt;pub&gt;Codemasters Software Company Limited, The&lt;/pub&gt; &lt;dev&gt;Free Radical Design&lt;/dev&gt; &lt;genre&gt;Action&lt;/genre&gt; &lt;score&gt;3.8&lt;/score&gt; &lt;player&gt;1 Player&lt;/player&gt; &lt;story&gt;After waking up in a high security medical facility with no recollection of how he got there, John Vattic's memory slowly returns through a series of playable flashbacks to his days as a civilian advisor to a military operation in Siberia. In these past levels, he works with a group of soldiers known as WinterICE, attempting to locate an elderly scientist who's been conducting research into psychic powers. In the present, John attempts to piece together what he remembers and locate members of WinterICE in the hope that he can clear his name, work out what actually happened... and discover quite how he came to have psychic powers himself.****During the course of the game the player gets to use telekinesis, healing, charm, projection and possession powers and two types of psychic attack, plus a variety of weapons. Third person action adventure in which most situations can be tackled with stealth, mindless violence or psychic shenanigans, or a combination of the three. Is the player really the deranged psycho killer the doctors at the medical facility claim he is? Unravel the twisting dual-timeline plot and find out.&lt;/story&gt; &lt;/game&gt;">
            <text:p>&lt;game name="Second Sight (USA)"&gt; &lt;year&gt;2004&lt;/year&gt; &lt;rating&gt;ESRB - T (Teen)&lt;/rating&gt; &lt;title&gt;Second Sight &lt;/title&gt; &lt;pub&gt;Codemasters Software Company Limited, The&lt;/pub&gt; &lt;dev&gt;Free Radical Design&lt;/dev&gt; &lt;genre&gt;Action&lt;/genre&gt; &lt;score&gt;3.8&lt;/score&gt; &lt;player&gt;1 Player&lt;/player&gt; &lt;story&gt;After waking up in a high security medical facility with no recollection of how he got there, John Vattic's memory slowly returns through a series of playable flashbacks to his days as a civilian advisor to a military operation in Siberia. In these past levels, he works with a group of soldiers known as WinterICE, attempting to locate an elderly scientist who's been conducting research into psychic powers. In the present, John attempts to piece together what he remembers and locate members of WinterICE in the hope that he can clear his name, work out what actually happened... and discover quite how he came to have psychic powers himself.****During the course of the game the player gets to use telekinesis, healing, charm, projection and possession powers and two types of psychic attack, plus a variety of weapons. Third person action adventure in which most situations can be tackled with stealth, mindless violence or psychic shenanigans, or a combination of the three. Is the player really the deranged psycho killer the doctors at the medical facility claim he is? Unravel the twisting dual-timeline plot and find out.&lt;/story&gt; &lt;/game&gt;</text:p>
          </table:table-cell>
          <table:table-cell table:number-columns-repeated="1012"/>
        </table:table-row>
        <table:table-row table:style-name="ro1">
          <table:table-cell office:value-type="string">
            <text:p>Sega Soccer Slam (USA)</text:p>
          </table:table-cell>
          <table:table-cell office:value-type="float" office:value="2002">
            <text:p>2002</text:p>
          </table:table-cell>
          <table:table-cell office:value-type="string">
            <text:p>ESRB - E (Everyone)</text:p>
          </table:table-cell>
          <table:table-cell office:value-type="string">
            <text:p>Sega Soccer Slam </text:p>
          </table:table-cell>
          <table:table-cell table:style-name="Default" office:value-type="string">
            <text:p>SEGA of America, Inc.</text:p>
          </table:table-cell>
          <table:table-cell office:value-type="string">
            <text:p>Black Box Games</text:p>
          </table:table-cell>
          <table:table-cell office:value-type="string">
            <text:p>Sports/Soccer</text:p>
          </table:table-cell>
          <table:table-cell office:value-type="string">
            <text:p>4.1</text:p>
          </table:table-cell>
          <table:table-cell office:value-type="string">
            <text:p>1-4 Players</text:p>
          </table:table-cell>
          <table:table-cell office:value-type="string">
            <text:p>This is soccer, the Sega way. Instead of the usual technical football we are used to, Soccer Slam presents 3 on 3 soccer with a collection of crazy, over the top characters and special moves to create a non-stop action atmosphere.****Using elements similar to EA Sports' NBA Street, Soccer Slam also contains power ups to increase the zany gameplay even further. Game modes include Quick Start, the Continental Cup Quest plus a practice mode and a Tourney multiplayer mode.</text:p>
          </table:table-cell>
          <table:table-cell table:style-name="Default" table:formula="of:=CONCATENATE(&quot;&lt;game name=&quot;;CHAR(34);[.A464];CHAR(34);&quot;&gt; &lt;year&gt;&quot;;[.B464];&quot;&lt;/year&gt; &lt;rating&gt;&quot;;[.C464];&quot;&lt;/rating&gt; &lt;title&gt;&quot;;[.D464];&quot;&lt;/title&gt; &lt;pub&gt;&quot;;[.E464];&quot;&lt;/pub&gt; &lt;dev&gt;&quot;;[.F464];&quot;&lt;/dev&gt; &lt;genre&gt;&quot;;[.G464];&quot;&lt;/genre&gt; &lt;score&gt;&quot;;[.H464];&quot;&lt;/score&gt; &lt;player&gt;&quot;;[.I464];&quot;&lt;/player&gt; &lt;story&gt;&quot;;[.J464];&quot;&lt;/story&gt; &lt;/game&gt;&quot;)" office:value-type="string" office:string-value="&lt;game name=&quot;Sega Soccer Slam (USA)&quot;&gt; &lt;year&gt;2002&lt;/year&gt; &lt;rating&gt;ESRB - E (Everyone)&lt;/rating&gt; &lt;title&gt;Sega Soccer Slam &lt;/title&gt; &lt;pub&gt;SEGA of America, Inc.&lt;/pub&gt; &lt;dev&gt;Black Box Games&lt;/dev&gt; &lt;genre&gt;Sports/Soccer&lt;/genre&gt; &lt;score&gt;4.1&lt;/score&gt; &lt;player&gt;1-4 Players&lt;/player&gt; &lt;story&gt;This is soccer, the Sega way. Instead of the usual technical football we are used to, Soccer Slam presents 3 on 3 soccer with a collection of crazy, over the top characters and special moves to create a non-stop action atmosphere.****Using elements similar to EA Sports' NBA Street, Soccer Slam also contains power ups to increase the zany gameplay even further. Game modes include Quick Start, the Continental Cup Quest plus a practice mode and a Tourney multiplayer mode.&lt;/story&gt; &lt;/game&gt;">
            <text:p>&lt;game name="Sega Soccer Slam (USA)"&gt; &lt;year&gt;2002&lt;/year&gt; &lt;rating&gt;ESRB - E (Everyone)&lt;/rating&gt; &lt;title&gt;Sega Soccer Slam &lt;/title&gt; &lt;pub&gt;SEGA of America, Inc.&lt;/pub&gt; &lt;dev&gt;Black Box Games&lt;/dev&gt; &lt;genre&gt;Sports/Soccer&lt;/genre&gt; &lt;score&gt;4.1&lt;/score&gt; &lt;player&gt;1-4 Players&lt;/player&gt; &lt;story&gt;This is soccer, the Sega way. Instead of the usual technical football we are used to, Soccer Slam presents 3 on 3 soccer with a collection of crazy, over the top characters and special moves to create a non-stop action atmosphere.****Using elements similar to EA Sports' NBA Street, Soccer Slam also contains power ups to increase the zany gameplay even further. Game modes include Quick Start, the Continental Cup Quest plus a practice mode and a Tourney multiplayer mode.&lt;/story&gt; &lt;/game&gt;</text:p>
          </table:table-cell>
          <table:table-cell table:number-columns-repeated="1012"/>
        </table:table-row>
        <table:table-row table:style-name="ro1">
          <table:table-cell office:value-type="string">
            <text:p>Serious Sam - Next Encounter (USA)</text:p>
          </table:table-cell>
          <table:table-cell office:value-type="float" office:value="2004">
            <text:p>2004</text:p>
          </table:table-cell>
          <table:table-cell office:value-type="string">
            <text:p>ESRB - M (Mature)</text:p>
          </table:table-cell>
          <table:table-cell office:value-type="string">
            <text:p>Serious Sam - Next Encounter </text:p>
          </table:table-cell>
          <table:table-cell table:style-name="Default" office:value-type="string">
            <text:p>Global Star Software Inc.</text:p>
          </table:table-cell>
          <table:table-cell office:value-type="string">
            <text:p>Climax Solent</text:p>
          </table:table-cell>
          <table:table-cell office:value-type="string">
            <text:p>Shooter</text:p>
          </table:table-cell>
          <table:table-cell office:value-type="string">
            <text:p>3.2</text:p>
          </table:table-cell>
          <table:table-cell office:value-type="string">
            <text:p>1-4 Players</text:p>
          </table:table-cell>
          <table:table-cell office:value-type="string">
            <text:p>A new Serious Sam game for PS2 &amp; GC - Sam takes on a new arch-nemesis "Mini Sam", an evil clone of the hero Sam "Serious" Stone.****Mini Sam has taken control of the timelock and is going through time wiping out ancient civilizations - and its up to Serious Sam to put a stop to him.****The game takes the player through over 40 levels in three historic locations; Ancient Rome, Feudal China and Legendary Atlantis.****PS2 version includes online multiplayer support for up to 8 players via the broadband adapter and two players on one PS2, while the GC version allows 4 players to battle it out on one GameCube.****Competitive multiplayer modes include Deathmatch, Hold the Flag and Pass the Bomb. The entire single player campaign can be played through co-operatively, allowing double the fun for two Serious Sam players, helping each other take on the vicious armies of Mental and Mini-Sam.</text:p>
          </table:table-cell>
          <table:table-cell table:style-name="Default" table:formula="of:=CONCATENATE(&quot;&lt;game name=&quot;;CHAR(34);[.A465];CHAR(34);&quot;&gt; &lt;year&gt;&quot;;[.B465];&quot;&lt;/year&gt; &lt;rating&gt;&quot;;[.C465];&quot;&lt;/rating&gt; &lt;title&gt;&quot;;[.D465];&quot;&lt;/title&gt; &lt;pub&gt;&quot;;[.E465];&quot;&lt;/pub&gt; &lt;dev&gt;&quot;;[.F465];&quot;&lt;/dev&gt; &lt;genre&gt;&quot;;[.G465];&quot;&lt;/genre&gt; &lt;score&gt;&quot;;[.H465];&quot;&lt;/score&gt; &lt;player&gt;&quot;;[.I465];&quot;&lt;/player&gt; &lt;story&gt;&quot;;[.J465];&quot;&lt;/story&gt; &lt;/game&gt;&quot;)" office:value-type="string" office:string-value="&lt;game name=&quot;Serious Sam - Next Encounter (USA)&quot;&gt; &lt;year&gt;2004&lt;/year&gt; &lt;rating&gt;ESRB - M (Mature)&lt;/rating&gt; &lt;title&gt;Serious Sam - Next Encounter &lt;/title&gt; &lt;pub&gt;Global Star Software Inc.&lt;/pub&gt; &lt;dev&gt;Climax Solent&lt;/dev&gt; &lt;genre&gt;Shooter&lt;/genre&gt; &lt;score&gt;3.2&lt;/score&gt; &lt;player&gt;1-4 Players&lt;/player&gt; &lt;story&gt;A new Serious Sam game for PS2 &amp; GC - Sam takes on a new arch-nemesis &quot;Mini Sam&quot;, an evil clone of the hero Sam &quot;Serious&quot; Stone.****Mini Sam has taken control of the timelock and is going through time wiping out ancient civilizations - and its up to Serious Sam to put a stop to him.****The game takes the player through over 40 levels in three historic locations; Ancient Rome, Feudal China and Legendary Atlantis.****PS2 version includes online multiplayer support for up to 8 players via the broadband adapter and two players on one PS2, while the GC version allows 4 players to battle it out on one GameCube.****Competitive multiplayer modes include Deathmatch, Hold the Flag and Pass the Bomb. The entire single player campaign can be played through co-operatively, allowing double the fun for two Serious Sam players, helping each other take on the vicious armies of Mental and Mini-Sam.&lt;/story&gt; &lt;/game&gt;">
            <text:p>&lt;game name="Serious Sam - Next Encounter (USA)"&gt; &lt;year&gt;2004&lt;/year&gt; &lt;rating&gt;ESRB - M (Mature)&lt;/rating&gt; &lt;title&gt;Serious Sam - Next Encounter &lt;/title&gt; &lt;pub&gt;Global Star Software Inc.&lt;/pub&gt; &lt;dev&gt;Climax Solent&lt;/dev&gt; &lt;genre&gt;Shooter&lt;/genre&gt; &lt;score&gt;3.2&lt;/score&gt; &lt;player&gt;1-4 Players&lt;/player&gt; &lt;story&gt;A new Serious Sam game for PS2 &amp; GC - Sam takes on a new arch-nemesis "Mini Sam", an evil clone of the hero Sam "Serious" Stone.****Mini Sam has taken control of the timelock and is going through time wiping out ancient civilizations - and its up to Serious Sam to put a stop to him.****The game takes the player through over 40 levels in three historic locations; Ancient Rome, Feudal China and Legendary Atlantis.****PS2 version includes online multiplayer support for up to 8 players via the broadband adapter and two players on one PS2, while the GC version allows 4 players to battle it out on one GameCube.****Competitive multiplayer modes include Deathmatch, Hold the Flag and Pass the Bomb. The entire single player campaign can be played through co-operatively, allowing double the fun for two Serious Sam players, helping each other take on the vicious armies of Mental and Mini-Sam.&lt;/story&gt; &lt;/game&gt;</text:p>
          </table:table-cell>
          <table:table-cell table:number-columns-repeated="1012"/>
        </table:table-row>
        <table:table-row table:style-name="ro1">
          <table:table-cell office:value-type="string">
            <text:p>Shadow the Hedgehog (USA)</text:p>
          </table:table-cell>
          <table:table-cell office:value-type="float" office:value="2005">
            <text:p>2005</text:p>
          </table:table-cell>
          <table:table-cell office:value-type="string">
            <text:p>ESRB - E10+ (Everyone 10+)</text:p>
          </table:table-cell>
          <table:table-cell office:value-type="string">
            <text:p>Shadow the Hedgehog </text:p>
          </table:table-cell>
          <table:table-cell table:style-name="Default" office:value-type="string">
            <text:p>SEGA of America, Inc.</text:p>
          </table:table-cell>
          <table:table-cell office:value-type="string">
            <text:p>SEGA</text:p>
          </table:table-cell>
          <table:table-cell office:value-type="string">
            <text:p>Platform</text:p>
          </table:table-cell>
          <table:table-cell office:value-type="string">
            <text:p>3.7</text:p>
          </table:table-cell>
          <table:table-cell office:value-type="string">
            <text:p>1-2 Players</text:p>
          </table:table-cell>
          <table:table-cell office:value-type="string">
            <text:p>Shadow the Hedgehog is a Sonic the Hedgehog series spin off title. Players take the role of Shadow the Hedgehog, Sonic's Nemesis from Sonic Adventure 2. Shadow must fight his way through many levels to unveil the secrets of his past. Will he choose to join Dr. Eggman or the Black Arms? Or will Shadow decide to fight only for himself and nobody else to discover the true meaning of Shadow's past? The choice is yours and only you can make it.****Playing as Shadow, you have many new abilities that Sonic does not have. For one, you can use a gun and punch people. You also have hover shoes instead of Sonic's plain old running shoes. You can follow whichever path you choose to follow to discover Shadow's true identity. You can collect the Chaos Emeralds or you can help Robotnik or the Black Arms. Depending on what path you choose, you will have a different ending.</text:p>
          </table:table-cell>
          <table:table-cell table:style-name="Default" table:formula="of:=CONCATENATE(&quot;&lt;game name=&quot;;CHAR(34);[.A466];CHAR(34);&quot;&gt; &lt;year&gt;&quot;;[.B466];&quot;&lt;/year&gt; &lt;rating&gt;&quot;;[.C466];&quot;&lt;/rating&gt; &lt;title&gt;&quot;;[.D466];&quot;&lt;/title&gt; &lt;pub&gt;&quot;;[.E466];&quot;&lt;/pub&gt; &lt;dev&gt;&quot;;[.F466];&quot;&lt;/dev&gt; &lt;genre&gt;&quot;;[.G466];&quot;&lt;/genre&gt; &lt;score&gt;&quot;;[.H466];&quot;&lt;/score&gt; &lt;player&gt;&quot;;[.I466];&quot;&lt;/player&gt; &lt;story&gt;&quot;;[.J466];&quot;&lt;/story&gt; &lt;/game&gt;&quot;)" office:value-type="string" office:string-value="&lt;game name=&quot;Shadow the Hedgehog (USA)&quot;&gt; &lt;year&gt;2005&lt;/year&gt; &lt;rating&gt;ESRB - E10+ (Everyone 10+)&lt;/rating&gt; &lt;title&gt;Shadow the Hedgehog &lt;/title&gt; &lt;pub&gt;SEGA of America, Inc.&lt;/pub&gt; &lt;dev&gt;SEGA&lt;/dev&gt; &lt;genre&gt;Platform&lt;/genre&gt; &lt;score&gt;3.7&lt;/score&gt; &lt;player&gt;1-2 Players&lt;/player&gt; &lt;story&gt;Shadow the Hedgehog is a Sonic the Hedgehog series spin off title. Players take the role of Shadow the Hedgehog, Sonic's Nemesis from Sonic Adventure 2. Shadow must fight his way through many levels to unveil the secrets of his past. Will he choose to join Dr. Eggman or the Black Arms? Or will Shadow decide to fight only for himself and nobody else to discover the true meaning of Shadow's past? The choice is yours and only you can make it.****Playing as Shadow, you have many new abilities that Sonic does not have. For one, you can use a gun and punch people. You also have hover shoes instead of Sonic's plain old running shoes. You can follow whichever path you choose to follow to discover Shadow's true identity. You can collect the Chaos Emeralds or you can help Robotnik or the Black Arms. Depending on what path you choose, you will have a different ending.&lt;/story&gt; &lt;/game&gt;">
            <text:p>&lt;game name="Shadow the Hedgehog (USA)"&gt; &lt;year&gt;2005&lt;/year&gt; &lt;rating&gt;ESRB - E10+ (Everyone 10+)&lt;/rating&gt; &lt;title&gt;Shadow the Hedgehog &lt;/title&gt; &lt;pub&gt;SEGA of America, Inc.&lt;/pub&gt; &lt;dev&gt;SEGA&lt;/dev&gt; &lt;genre&gt;Platform&lt;/genre&gt; &lt;score&gt;3.7&lt;/score&gt; &lt;player&gt;1-2 Players&lt;/player&gt; &lt;story&gt;Shadow the Hedgehog is a Sonic the Hedgehog series spin off title. Players take the role of Shadow the Hedgehog, Sonic's Nemesis from Sonic Adventure 2. Shadow must fight his way through many levels to unveil the secrets of his past. Will he choose to join Dr. Eggman or the Black Arms? Or will Shadow decide to fight only for himself and nobody else to discover the true meaning of Shadow's past? The choice is yours and only you can make it.****Playing as Shadow, you have many new abilities that Sonic does not have. For one, you can use a gun and punch people. You also have hover shoes instead of Sonic's plain old running shoes. You can follow whichever path you choose to follow to discover Shadow's true identity. You can collect the Chaos Emeralds or you can help Robotnik or the Black Arms. Depending on what path you choose, you will have a different ending.&lt;/story&gt; &lt;/game&gt;</text:p>
          </table:table-cell>
          <table:table-cell table:number-columns-repeated="1012"/>
        </table:table-row>
        <table:table-row table:style-name="ro1">
          <table:table-cell office:value-type="string">
            <text:p>Shaman King - Soul Fight (Japan)</text:p>
          </table:table-cell>
          <table:table-cell office:value-type="float" office:value="2003">
            <text:p>2003</text:p>
          </table:table-cell>
          <table:table-cell office:value-type="string">
            <text:p>ESRB - E10+ (Everyone 10+)</text:p>
          </table:table-cell>
          <table:table-cell office:value-type="string">
            <text:p>Shaman King - Soul Fight </text:p>
          </table:table-cell>
          <table:table-cell table:style-name="Default" office:value-type="string">
            <text:p>Bandai</text:p>
          </table:table-cell>
          <table:table-cell office:value-type="string">
            <text:p>Tuning Electronic</text:p>
          </table:table-cell>
          <table:table-cell office:value-type="string">
            <text:p>Platform</text:p>
          </table:table-cell>
          <table:table-cell office:value-type="string">
            <text:p>3.9</text:p>
          </table:table-cell>
          <table:table-cell office:value-type="string">
            <text:p>1-2 Players</text:p>
          </table:table-cell>
          <table:table-cell office:value-type="string">
            <text:p>In Shaman King - Soul Fight: Players may choose from a cast of 20+ characters featured in the series to do battle. Fighting is essentially a game of rock-paper-scissors. Characters have 3 different attacks with attributes that may be customized to their liking. Attacks are chosen and played out on-screen by the characters who are indirectly controlled. Successful attacks build a crystal meter to launch cinematic specials that come in three levels, each a step up in strength from the last. The game also features a lengthy fully voiced story mode that follows the anime and a character training mode. There are a variety of unlockables, including much of the playable cast as hidden characters.</text:p>
          </table:table-cell>
          <table:table-cell table:style-name="Default" table:formula="of:=CONCATENATE(&quot;&lt;game name=&quot;;CHAR(34);[.A467];CHAR(34);&quot;&gt; &lt;year&gt;&quot;;[.B467];&quot;&lt;/year&gt; &lt;rating&gt;&quot;;[.C467];&quot;&lt;/rating&gt; &lt;title&gt;&quot;;[.D467];&quot;&lt;/title&gt; &lt;pub&gt;&quot;;[.E467];&quot;&lt;/pub&gt; &lt;dev&gt;&quot;;[.F467];&quot;&lt;/dev&gt; &lt;genre&gt;&quot;;[.G467];&quot;&lt;/genre&gt; &lt;score&gt;&quot;;[.H467];&quot;&lt;/score&gt; &lt;player&gt;&quot;;[.I467];&quot;&lt;/player&gt; &lt;story&gt;&quot;;[.J467];&quot;&lt;/story&gt; &lt;/game&gt;&quot;)" office:value-type="string" office:string-value="&lt;game name=&quot;Shaman King - Soul Fight (Japan)&quot;&gt; &lt;year&gt;2003&lt;/year&gt; &lt;rating&gt;ESRB - E10+ (Everyone 10+)&lt;/rating&gt; &lt;title&gt;Shaman King - Soul Fight &lt;/title&gt; &lt;pub&gt;Bandai&lt;/pub&gt; &lt;dev&gt;Tuning Electronic&lt;/dev&gt; &lt;genre&gt;Platform&lt;/genre&gt; &lt;score&gt;3.9&lt;/score&gt; &lt;player&gt;1-2 Players&lt;/player&gt; &lt;story&gt;In Shaman King - Soul Fight: Players may choose from a cast of 20+ characters featured in the series to do battle. Fighting is essentially a game of rock-paper-scissors. Characters have 3 different attacks with attributes that may be customized to their liking. Attacks are chosen and played out on-screen by the characters who are indirectly controlled. Successful attacks build a crystal meter to launch cinematic specials that come in three levels, each a step up in strength from the last. The game also features a lengthy fully voiced story mode that follows the anime and a character training mode. There are a variety of unlockables, including much of the playable cast as hidden characters.&lt;/story&gt; &lt;/game&gt;">
            <text:p>&lt;game name="Shaman King - Soul Fight (Japan)"&gt; &lt;year&gt;2003&lt;/year&gt; &lt;rating&gt;ESRB - E10+ (Everyone 10+)&lt;/rating&gt; &lt;title&gt;Shaman King - Soul Fight &lt;/title&gt; &lt;pub&gt;Bandai&lt;/pub&gt; &lt;dev&gt;Tuning Electronic&lt;/dev&gt; &lt;genre&gt;Platform&lt;/genre&gt; &lt;score&gt;3.9&lt;/score&gt; &lt;player&gt;1-2 Players&lt;/player&gt; &lt;story&gt;In Shaman King - Soul Fight: Players may choose from a cast of 20+ characters featured in the series to do battle. Fighting is essentially a game of rock-paper-scissors. Characters have 3 different attacks with attributes that may be customized to their liking. Attacks are chosen and played out on-screen by the characters who are indirectly controlled. Successful attacks build a crystal meter to launch cinematic specials that come in three levels, each a step up in strength from the last. The game also features a lengthy fully voiced story mode that follows the anime and a character training mode. There are a variety of unlockables, including much of the playable cast as hidden characters.&lt;/story&gt; &lt;/game&gt;</text:p>
          </table:table-cell>
          <table:table-cell table:number-columns-repeated="1012"/>
        </table:table-row>
        <table:table-row table:style-name="ro1">
          <table:table-cell office:value-type="string">
            <text:p>Shark Tale (USA)</text:p>
          </table:table-cell>
          <table:table-cell office:value-type="float" office:value="2004">
            <text:p>2004</text:p>
          </table:table-cell>
          <table:table-cell office:value-type="string">
            <text:p>ESRB - E (Everyone)</text:p>
          </table:table-cell>
          <table:table-cell office:value-type="string">
            <text:p>Shark Tale </text:p>
          </table:table-cell>
          <table:table-cell table:style-name="Default" office:value-type="string">
            <text:p>Activision Publishing, Inc.</text:p>
          </table:table-cell>
          <table:table-cell office:value-type="string">
            <text:p>Edge of Reality</text:p>
          </table:table-cell>
          <table:table-cell office:value-type="string">
            <text:p>Platform</text:p>
          </table:table-cell>
          <table:table-cell office:value-type="string">
            <text:p>3.6</text:p>
          </table:table-cell>
          <table:table-cell office:value-type="string">
            <text:p>1 Player</text:p>
          </table:table-cell>
          <table:table-cell office:value-type="string">
            <text:p>Shark Tale is a game based on the Dreamworks animated film. You play as Oscar the speedy, talkative, little fish, who finds himself becoming a hero. The game takes place in over 14 missions, in a variety of over 6 locations. ****Shark Tale delivers a variety of gameplay experience.You explore Reef City in full 3D with locations from the movie and also new areas. The player is allowed to sidetrack and interact with the urban environment. The gameplay includes races and chases in which you dodge obstacles such as buildings and bridges. You will have to outrun foes such as sharks, while smashing boxes and such for power-ups and items. There are also dance elements to the game, where you dance to hip hop moves. You have to mix and match moves to the vibe.****The sound features humorous and hip voice acting similar to the film. Music is made up of a combination of original and licensed R&amp;B/Hip hop music from classic &amp; current artists.</text:p>
          </table:table-cell>
          <table:table-cell table:style-name="Default" table:formula="of:=CONCATENATE(&quot;&lt;game name=&quot;;CHAR(34);[.A468];CHAR(34);&quot;&gt; &lt;year&gt;&quot;;[.B468];&quot;&lt;/year&gt; &lt;rating&gt;&quot;;[.C468];&quot;&lt;/rating&gt; &lt;title&gt;&quot;;[.D468];&quot;&lt;/title&gt; &lt;pub&gt;&quot;;[.E468];&quot;&lt;/pub&gt; &lt;dev&gt;&quot;;[.F468];&quot;&lt;/dev&gt; &lt;genre&gt;&quot;;[.G468];&quot;&lt;/genre&gt; &lt;score&gt;&quot;;[.H468];&quot;&lt;/score&gt; &lt;player&gt;&quot;;[.I468];&quot;&lt;/player&gt; &lt;story&gt;&quot;;[.J468];&quot;&lt;/story&gt; &lt;/game&gt;&quot;)" office:value-type="string" office:string-value="&lt;game name=&quot;Shark Tale (USA)&quot;&gt; &lt;year&gt;2004&lt;/year&gt; &lt;rating&gt;ESRB - E (Everyone)&lt;/rating&gt; &lt;title&gt;Shark Tale &lt;/title&gt; &lt;pub&gt;Activision Publishing, Inc.&lt;/pub&gt; &lt;dev&gt;Edge of Reality&lt;/dev&gt; &lt;genre&gt;Platform&lt;/genre&gt; &lt;score&gt;3.6&lt;/score&gt; &lt;player&gt;1 Player&lt;/player&gt; &lt;story&gt;Shark Tale is a game based on the Dreamworks animated film. You play as Oscar the speedy, talkative, little fish, who finds himself becoming a hero. The game takes place in over 14 missions, in a variety of over 6 locations. ****Shark Tale delivers a variety of gameplay experience.You explore Reef City in full 3D with locations from the movie and also new areas. The player is allowed to sidetrack and interact with the urban environment. The gameplay includes races and chases in which you dodge obstacles such as buildings and bridges. You will have to outrun foes such as sharks, while smashing boxes and such for power-ups and items. There are also dance elements to the game, where you dance to hip hop moves. You have to mix and match moves to the vibe.****The sound features humorous and hip voice acting similar to the film. Music is made up of a combination of original and licensed R&amp;B/Hip hop music from classic &amp; current artists.&lt;/story&gt; &lt;/game&gt;">
            <text:p>&lt;game name="Shark Tale (USA)"&gt; &lt;year&gt;2004&lt;/year&gt; &lt;rating&gt;ESRB - E (Everyone)&lt;/rating&gt; &lt;title&gt;Shark Tale &lt;/title&gt; &lt;pub&gt;Activision Publishing, Inc.&lt;/pub&gt; &lt;dev&gt;Edge of Reality&lt;/dev&gt; &lt;genre&gt;Platform&lt;/genre&gt; &lt;score&gt;3.6&lt;/score&gt; &lt;player&gt;1 Player&lt;/player&gt; &lt;story&gt;Shark Tale is a game based on the Dreamworks animated film. You play as Oscar the speedy, talkative, little fish, who finds himself becoming a hero. The game takes place in over 14 missions, in a variety of over 6 locations. ****Shark Tale delivers a variety of gameplay experience.You explore Reef City in full 3D with locations from the movie and also new areas. The player is allowed to sidetrack and interact with the urban environment. The gameplay includes races and chases in which you dodge obstacles such as buildings and bridges. You will have to outrun foes such as sharks, while smashing boxes and such for power-ups and items. There are also dance elements to the game, where you dance to hip hop moves. You have to mix and match moves to the vibe.****The sound features humorous and hip voice acting similar to the film. Music is made up of a combination of original and licensed R&amp;B/Hip hop music from classic &amp; current artists.&lt;/story&gt; &lt;/game&gt;</text:p>
          </table:table-cell>
          <table:table-cell table:number-columns-repeated="1012"/>
        </table:table-row>
        <table:table-row table:style-name="ro1">
          <table:table-cell office:value-type="string">
            <text:p>Shikigami no Shiro II (Japan)</text:p>
          </table:table-cell>
          <table:table-cell office:value-type="float" office:value="2003">
            <text:p>2003</text:p>
          </table:table-cell>
          <table:table-cell office:value-type="string">
            <text:p>ESRB - T (Teen)</text:p>
          </table:table-cell>
          <table:table-cell office:value-type="string">
            <text:p>Shikigami no Shiro II </text:p>
          </table:table-cell>
          <table:table-cell table:style-name="Default" office:value-type="string">
            <text:p>Alfa System</text:p>
          </table:table-cell>
          <table:table-cell office:value-type="string">
            <text:p>AlfaSystem</text:p>
          </table:table-cell>
          <table:table-cell office:value-type="string">
            <text:p>Shooter</text:p>
          </table:table-cell>
          <table:table-cell office:value-type="string">
            <text:p>3.7</text:p>
          </table:table-cell>
          <table:table-cell office:value-type="string">
            <text:p>1-2 Players</text:p>
          </table:table-cell>
          <table:table-cell office:value-type="string">
            <text:p>The backstory has the events of the game set in December 2006, as the castle of the title appears in the sky above Tokyo. In the beginning of the story, a giant castle appeared from above the city of Tokyo sometime during 2006. At 40 km, the ship-shaped castle was known as Nejireta castle. The battle between mankind and the gods is about to begin.Each character has a primary weapon, used by tapping or holding one firing button; holding the button for more than a few seconds, however, will switch to the character's secondary "Shikigami" weapon. This tends to be more powerful, but limited in range or utility, and also slows character movement. Each character's weapons are different, sometimes dramatically, in terms of pattern and power; in addition, each Shikigami weapon is available in one of two modes, chosen at the start of each new game. Bombs are also available, and each character's bombs function differently as well.</text:p>
          </table:table-cell>
          <table:table-cell table:style-name="Default" table:formula="of:=CONCATENATE(&quot;&lt;game name=&quot;;CHAR(34);[.A469];CHAR(34);&quot;&gt; &lt;year&gt;&quot;;[.B469];&quot;&lt;/year&gt; &lt;rating&gt;&quot;;[.C469];&quot;&lt;/rating&gt; &lt;title&gt;&quot;;[.D469];&quot;&lt;/title&gt; &lt;pub&gt;&quot;;[.E469];&quot;&lt;/pub&gt; &lt;dev&gt;&quot;;[.F469];&quot;&lt;/dev&gt; &lt;genre&gt;&quot;;[.G469];&quot;&lt;/genre&gt; &lt;score&gt;&quot;;[.H469];&quot;&lt;/score&gt; &lt;player&gt;&quot;;[.I469];&quot;&lt;/player&gt; &lt;story&gt;&quot;;[.J469];&quot;&lt;/story&gt; &lt;/game&gt;&quot;)" office:value-type="string" office:string-value="&lt;game name=&quot;Shikigami no Shiro II (Japan)&quot;&gt; &lt;year&gt;2003&lt;/year&gt; &lt;rating&gt;ESRB - T (Teen)&lt;/rating&gt; &lt;title&gt;Shikigami no Shiro II &lt;/title&gt; &lt;pub&gt;Alfa System&lt;/pub&gt; &lt;dev&gt;AlfaSystem&lt;/dev&gt; &lt;genre&gt;Shooter&lt;/genre&gt; &lt;score&gt;3.7&lt;/score&gt; &lt;player&gt;1-2 Players&lt;/player&gt; &lt;story&gt;The backstory has the events of the game set in December 2006, as the castle of the title appears in the sky above Tokyo. In the beginning of the story, a giant castle appeared from above the city of Tokyo sometime during 2006. At 40 km, the ship-shaped castle was known as Nejireta castle. The battle between mankind and the gods is about to begin.Each character has a primary weapon, used by tapping or holding one firing button; holding the button for more than a few seconds, however, will switch to the character's secondary &quot;Shikigami&quot; weapon. This tends to be more powerful, but limited in range or utility, and also slows character movement. Each character's weapons are different, sometimes dramatically, in terms of pattern and power; in addition, each Shikigami weapon is available in one of two modes, chosen at the start of each new game. Bombs are also available, and each character's bombs function differently as well.&lt;/story&gt; &lt;/game&gt;">
            <text:p>&lt;game name="Shikigami no Shiro II (Japan)"&gt; &lt;year&gt;2003&lt;/year&gt; &lt;rating&gt;ESRB - T (Teen)&lt;/rating&gt; &lt;title&gt;Shikigami no Shiro II &lt;/title&gt; &lt;pub&gt;Alfa System&lt;/pub&gt; &lt;dev&gt;AlfaSystem&lt;/dev&gt; &lt;genre&gt;Shooter&lt;/genre&gt; &lt;score&gt;3.7&lt;/score&gt; &lt;player&gt;1-2 Players&lt;/player&gt; &lt;story&gt;The backstory has the events of the game set in December 2006, as the castle of the title appears in the sky above Tokyo. In the beginning of the story, a giant castle appeared from above the city of Tokyo sometime during 2006. At 40 km, the ship-shaped castle was known as Nejireta castle. The battle between mankind and the gods is about to begin.Each character has a primary weapon, used by tapping or holding one firing button; holding the button for more than a few seconds, however, will switch to the character's secondary "Shikigami" weapon. This tends to be more powerful, but limited in range or utility, and also slows character movement. Each character's weapons are different, sometimes dramatically, in terms of pattern and power; in addition, each Shikigami weapon is available in one of two modes, chosen at the start of each new game. Bombs are also available, and each character's bombs function differently as well.&lt;/story&gt; &lt;/game&gt;</text:p>
          </table:table-cell>
          <table:table-cell table:number-columns-repeated="1012"/>
        </table:table-row>
        <table:table-row table:style-name="ro1">
          <table:table-cell office:value-type="string">
            <text:p>Shinseiki GPX Cyber Formula - Road to the Evolution (Japan)</text:p>
          </table:table-cell>
          <table:table-cell office:value-type="float" office:value="2004">
            <text:p>2004</text:p>
          </table:table-cell>
          <table:table-cell office:value-type="string">
            <text:p>ESRB - E (Everyone)</text:p>
          </table:table-cell>
          <table:table-cell office:value-type="string">
            <text:p>Shinseiki GPX Cyber Formula - Road to the Evolution </text:p>
          </table:table-cell>
          <table:table-cell table:style-name="Default" office:value-type="string">
            <text:p>Sunrise Interactive</text:p>
          </table:table-cell>
          <table:table-cell office:value-type="string">
            <text:p>Atelier-Sai</text:p>
          </table:table-cell>
          <table:table-cell office:value-type="string">
            <text:p>Driving</text:p>
          </table:table-cell>
          <table:table-cell office:value-type="string">
            <text:p>4.2</text:p>
          </table:table-cell>
          <table:table-cell office:value-type="string">
            <text:p>1-4 Players</text:p>
          </table:table-cell>
          <table:table-cell office:value-type="string">
            <text:p>Futuristic racing game based on the Shinseiki GPX anime series, featuring a higher speed version of Formula One racing. Cyber Formula cars are designed to go as fast as 600km per hour, racing around sci-fi inspired circuits at break-neck speeds. Modes include Grand Prix (standard GP style racing, complete with qualification laps and multi-circuit competition), Arcade (drive free run, one match, survival match, point match, or time attack races), private area (a museum of sorts, with history, shops, card gallery, audio room, and more), as well as a two-player split-screen Versus mode. Select from drift or grip machine types, and use a built-in turbo boost to leave the competition in the dust. </text:p>
          </table:table-cell>
          <table:table-cell table:style-name="Default" table:formula="of:=CONCATENATE(&quot;&lt;game name=&quot;;CHAR(34);[.A470];CHAR(34);&quot;&gt; &lt;year&gt;&quot;;[.B470];&quot;&lt;/year&gt; &lt;rating&gt;&quot;;[.C470];&quot;&lt;/rating&gt; &lt;title&gt;&quot;;[.D470];&quot;&lt;/title&gt; &lt;pub&gt;&quot;;[.E470];&quot;&lt;/pub&gt; &lt;dev&gt;&quot;;[.F470];&quot;&lt;/dev&gt; &lt;genre&gt;&quot;;[.G470];&quot;&lt;/genre&gt; &lt;score&gt;&quot;;[.H470];&quot;&lt;/score&gt; &lt;player&gt;&quot;;[.I470];&quot;&lt;/player&gt; &lt;story&gt;&quot;;[.J470];&quot;&lt;/story&gt; &lt;/game&gt;&quot;)" office:value-type="string" office:string-value="&lt;game name=&quot;Shinseiki GPX Cyber Formula - Road to the Evolution (Japan)&quot;&gt; &lt;year&gt;2004&lt;/year&gt; &lt;rating&gt;ESRB - E (Everyone)&lt;/rating&gt; &lt;title&gt;Shinseiki GPX Cyber Formula - Road to the Evolution &lt;/title&gt; &lt;pub&gt;Sunrise Interactive&lt;/pub&gt; &lt;dev&gt;Atelier-Sai&lt;/dev&gt; &lt;genre&gt;Driving&lt;/genre&gt; &lt;score&gt;4.2&lt;/score&gt; &lt;player&gt;1-4 Players&lt;/player&gt; &lt;story&gt;Futuristic racing game based on the Shinseiki GPX anime series, featuring a higher speed version of Formula One racing. Cyber Formula cars are designed to go as fast as 600km per hour, racing around sci-fi inspired circuits at break-neck speeds. Modes include Grand Prix (standard GP style racing, complete with qualification laps and multi-circuit competition), Arcade (drive free run, one match, survival match, point match, or time attack races), private area (a museum of sorts, with history, shops, card gallery, audio room, and more), as well as a two-player split-screen Versus mode. Select from drift or grip machine types, and use a built-in turbo boost to leave the competition in the dust. &lt;/story&gt; &lt;/game&gt;">
            <text:p>&lt;game name="Shinseiki GPX Cyber Formula - Road to the Evolution (Japan)"&gt; &lt;year&gt;2004&lt;/year&gt; &lt;rating&gt;ESRB - E (Everyone)&lt;/rating&gt; &lt;title&gt;Shinseiki GPX Cyber Formula - Road to the Evolution &lt;/title&gt; &lt;pub&gt;Sunrise Interactive&lt;/pub&gt; &lt;dev&gt;Atelier-Sai&lt;/dev&gt; &lt;genre&gt;Driving&lt;/genre&gt; &lt;score&gt;4.2&lt;/score&gt; &lt;player&gt;1-4 Players&lt;/player&gt; &lt;story&gt;Futuristic racing game based on the Shinseiki GPX anime series, featuring a higher speed version of Formula One racing. Cyber Formula cars are designed to go as fast as 600km per hour, racing around sci-fi inspired circuits at break-neck speeds. Modes include Grand Prix (standard GP style racing, complete with qualification laps and multi-circuit competition), Arcade (drive free run, one match, survival match, point match, or time attack races), private area (a museum of sorts, with history, shops, card gallery, audio room, and more), as well as a two-player split-screen Versus mode. Select from drift or grip machine types, and use a built-in turbo boost to leave the competition in the dust. &lt;/story&gt; &lt;/game&gt;</text:p>
          </table:table-cell>
          <table:table-cell table:number-columns-repeated="1012"/>
        </table:table-row>
        <table:table-row table:style-name="ro1">
          <table:table-cell office:value-type="string">
            <text:p>Shrek - Extra Large (USA)</text:p>
          </table:table-cell>
          <table:table-cell office:value-type="float" office:value="2002">
            <text:p>2002</text:p>
          </table:table-cell>
          <table:table-cell office:value-type="string">
            <text:p>ESRB - T (Teen)</text:p>
          </table:table-cell>
          <table:table-cell office:value-type="string">
            <text:p>Shrek - Extra Large </text:p>
          </table:table-cell>
          <table:table-cell table:style-name="Default" office:value-type="string">
            <text:p>TDK Mediactive</text:p>
          </table:table-cell>
          <table:table-cell office:value-type="string">
            <text:p>Digital Illusions</text:p>
          </table:table-cell>
          <table:table-cell office:value-type="string">
            <text:p>Platform</text:p>
          </table:table-cell>
          <table:table-cell office:value-type="string">
            <text:p>3.2</text:p>
          </table:table-cell>
          <table:table-cell office:value-type="string">
            <text:p>1 Player</text:p>
          </table:table-cell>
          <table:table-cell office:value-type="string">
            <text:p>Based on and around the 3D animated movie of the same name, the game allows the player to control Shrek, a huge green ogre who's life has changed for the worse when every Fairy Tale character known to children wind up in his house. With the never ending talk of Donkey following him along his path, Shrek must rescue Princess Fiona from the dragon, as requested by Farquaad, while finding his way through crazy characters from the fairy (and not so fairy) tale kingdom. <text:s/>New characters and events stir up further adventure as the player relives the events from the movie in this third-person action game. Shrek bashes and burps his way past various challenges, fighting knights and other evil things while collecting items to boost his health and power.</text:p>
          </table:table-cell>
          <table:table-cell table:style-name="Default" table:formula="of:=CONCATENATE(&quot;&lt;game name=&quot;;CHAR(34);[.A471];CHAR(34);&quot;&gt; &lt;year&gt;&quot;;[.B471];&quot;&lt;/year&gt; &lt;rating&gt;&quot;;[.C471];&quot;&lt;/rating&gt; &lt;title&gt;&quot;;[.D471];&quot;&lt;/title&gt; &lt;pub&gt;&quot;;[.E471];&quot;&lt;/pub&gt; &lt;dev&gt;&quot;;[.F471];&quot;&lt;/dev&gt; &lt;genre&gt;&quot;;[.G471];&quot;&lt;/genre&gt; &lt;score&gt;&quot;;[.H471];&quot;&lt;/score&gt; &lt;player&gt;&quot;;[.I471];&quot;&lt;/player&gt; &lt;story&gt;&quot;;[.J471];&quot;&lt;/story&gt; &lt;/game&gt;&quot;)" office:value-type="string" office:string-value="&lt;game name=&quot;Shrek - Extra Large (USA)&quot;&gt; &lt;year&gt;2002&lt;/year&gt; &lt;rating&gt;ESRB - T (Teen)&lt;/rating&gt; &lt;title&gt;Shrek - Extra Large &lt;/title&gt; &lt;pub&gt;TDK Mediactive&lt;/pub&gt; &lt;dev&gt;Digital Illusions&lt;/dev&gt; &lt;genre&gt;Platform&lt;/genre&gt; &lt;score&gt;3.2&lt;/score&gt; &lt;player&gt;1 Player&lt;/player&gt; &lt;story&gt;Based on and around the 3D animated movie of the same name, the game allows the player to control Shrek, a huge green ogre who's life has changed for the worse when every Fairy Tale character known to children wind up in his house. With the never ending talk of Donkey following him along his path, Shrek must rescue Princess Fiona from the dragon, as requested by Farquaad, while finding his way through crazy characters from the fairy (and not so fairy) tale kingdom.  New characters and events stir up further adventure as the player relives the events from the movie in this third-person action game. Shrek bashes and burps his way past various challenges, fighting knights and other evil things while collecting items to boost his health and power.&lt;/story&gt; &lt;/game&gt;">
            <text:p>&lt;game name="Shrek - Extra Large (USA)"&gt; &lt;year&gt;2002&lt;/year&gt; &lt;rating&gt;ESRB - T (Teen)&lt;/rating&gt; &lt;title&gt;Shrek - Extra Large &lt;/title&gt; &lt;pub&gt;TDK Mediactive&lt;/pub&gt; &lt;dev&gt;Digital Illusions&lt;/dev&gt; &lt;genre&gt;Platform&lt;/genre&gt; &lt;score&gt;3.2&lt;/score&gt; &lt;player&gt;1 Player&lt;/player&gt; &lt;story&gt;Based on and around the 3D animated movie of the same name, the game allows the player to control Shrek, a huge green ogre who's life has changed for the worse when every Fairy Tale character known to children wind up in his house. With the never ending talk of Donkey following him along his path, Shrek must rescue Princess Fiona from the dragon, as requested by Farquaad, while finding his way through crazy characters from the fairy (and not so fairy) tale kingdom. <text:s/>New characters and events stir up further adventure as the player relives the events from the movie in this third-person action game. Shrek bashes and burps his way past various challenges, fighting knights and other evil things while collecting items to boost his health and power.&lt;/story&gt; &lt;/game&gt;</text:p>
          </table:table-cell>
          <table:table-cell table:number-columns-repeated="1012"/>
        </table:table-row>
        <table:table-row table:style-name="ro1">
          <table:table-cell office:value-type="string">
            <text:p>Shrek 2 (USA)</text:p>
          </table:table-cell>
          <table:table-cell office:value-type="float" office:value="2004">
            <text:p>2004</text:p>
          </table:table-cell>
          <table:table-cell office:value-type="string">
            <text:p>ESRB - E (Everyone)</text:p>
          </table:table-cell>
          <table:table-cell office:value-type="string">
            <text:p>Shrek 2 </text:p>
          </table:table-cell>
          <table:table-cell table:style-name="Default" office:value-type="string">
            <text:p>Activision Publishing, Inc.</text:p>
          </table:table-cell>
          <table:table-cell office:value-type="string">
            <text:p>Luxoflux Corp.</text:p>
          </table:table-cell>
          <table:table-cell office:value-type="string">
            <text:p>Platform</text:p>
          </table:table-cell>
          <table:table-cell office:value-type="string">
            <text:p>4.0</text:p>
          </table:table-cell>
          <table:table-cell office:value-type="string">
            <text:p>1-4 Players</text:p>
          </table:table-cell>
          <table:table-cell office:value-type="string">
            <text:p>Shrek and friends join in an adventure that follows the movie plot of Shrek 2. Play as a team of four throughout the fairytale lands inhabited by the ogre Shrek and his wife Fiona, with 1-4 players. Throughout the game you will play as 10 different characters, each with his or her own unique abilities to face the challenges of a Fairy Godmother, your parents-in-law and more.</text:p>
          </table:table-cell>
          <table:table-cell table:style-name="Default" table:formula="of:=CONCATENATE(&quot;&lt;game name=&quot;;CHAR(34);[.A472];CHAR(34);&quot;&gt; &lt;year&gt;&quot;;[.B472];&quot;&lt;/year&gt; &lt;rating&gt;&quot;;[.C472];&quot;&lt;/rating&gt; &lt;title&gt;&quot;;[.D472];&quot;&lt;/title&gt; &lt;pub&gt;&quot;;[.E472];&quot;&lt;/pub&gt; &lt;dev&gt;&quot;;[.F472];&quot;&lt;/dev&gt; &lt;genre&gt;&quot;;[.G472];&quot;&lt;/genre&gt; &lt;score&gt;&quot;;[.H472];&quot;&lt;/score&gt; &lt;player&gt;&quot;;[.I472];&quot;&lt;/player&gt; &lt;story&gt;&quot;;[.J472];&quot;&lt;/story&gt; &lt;/game&gt;&quot;)" office:value-type="string" office:string-value="&lt;game name=&quot;Shrek 2 (USA)&quot;&gt; &lt;year&gt;2004&lt;/year&gt; &lt;rating&gt;ESRB - E (Everyone)&lt;/rating&gt; &lt;title&gt;Shrek 2 &lt;/title&gt; &lt;pub&gt;Activision Publishing, Inc.&lt;/pub&gt; &lt;dev&gt;Luxoflux Corp.&lt;/dev&gt; &lt;genre&gt;Platform&lt;/genre&gt; &lt;score&gt;4.0&lt;/score&gt; &lt;player&gt;1-4 Players&lt;/player&gt; &lt;story&gt;Shrek and friends join in an adventure that follows the movie plot of Shrek 2. Play as a team of four throughout the fairytale lands inhabited by the ogre Shrek and his wife Fiona, with 1-4 players. Throughout the game you will play as 10 different characters, each with his or her own unique abilities to face the challenges of a Fairy Godmother, your parents-in-law and more.&lt;/story&gt; &lt;/game&gt;">
            <text:p>&lt;game name="Shrek 2 (USA)"&gt; &lt;year&gt;2004&lt;/year&gt; &lt;rating&gt;ESRB - E (Everyone)&lt;/rating&gt; &lt;title&gt;Shrek 2 &lt;/title&gt; &lt;pub&gt;Activision Publishing, Inc.&lt;/pub&gt; &lt;dev&gt;Luxoflux Corp.&lt;/dev&gt; &lt;genre&gt;Platform&lt;/genre&gt; &lt;score&gt;4.0&lt;/score&gt; &lt;player&gt;1-4 Players&lt;/player&gt; &lt;story&gt;Shrek and friends join in an adventure that follows the movie plot of Shrek 2. Play as a team of four throughout the fairytale lands inhabited by the ogre Shrek and his wife Fiona, with 1-4 players. Throughout the game you will play as 10 different characters, each with his or her own unique abilities to face the challenges of a Fairy Godmother, your parents-in-law and more.&lt;/story&gt; &lt;/game&gt;</text:p>
          </table:table-cell>
          <table:table-cell table:number-columns-repeated="1012"/>
        </table:table-row>
        <table:table-row table:style-name="ro1">
          <table:table-cell office:value-type="string">
            <text:p>Shrek Smash n' Crash Racing (USA)</text:p>
          </table:table-cell>
          <table:table-cell office:value-type="float" office:value="2006">
            <text:p>2006</text:p>
          </table:table-cell>
          <table:table-cell office:value-type="string">
            <text:p>ESRB - E (Everyone)</text:p>
          </table:table-cell>
          <table:table-cell office:value-type="string">
            <text:p>Shrek Smash n' Crash Racing </text:p>
          </table:table-cell>
          <table:table-cell table:style-name="Default" office:value-type="string">
            <text:p>Activision Publishing, Inc.</text:p>
          </table:table-cell>
          <table:table-cell office:value-type="string">
            <text:p>Activision</text:p>
          </table:table-cell>
          <table:table-cell office:value-type="string">
            <text:p>Action</text:p>
          </table:table-cell>
          <table:table-cell office:value-type="string">
            <text:p>4.2</text:p>
          </table:table-cell>
          <table:table-cell office:value-type="string">
            <text:p>1-4 Players</text:p>
          </table:table-cell>
          <table:table-cell office:value-type="string">
            <text:p>Shrek Smash N' Crash Racing has you racing through 12 environments with gameplay similar to Mario Kart, but set in the Shrek universe. Play as one of 12 different characters each with its own unique mount, such as Shrek and a Swamp Beast, Gingy and a Cup Cake Horse and Red Riding Hood and the Wolf. Battle your way around the tracks against 5 opponents with a range of different pick-ups such as pixie dust, ogre strength and swamp gas, both defensive and offensive, to help you fight your way to the lead. The tracks have many dynamic elements, large jumps and forks with multiple routes.</text:p>
          </table:table-cell>
          <table:table-cell table:style-name="Default" table:formula="of:=CONCATENATE(&quot;&lt;game name=&quot;;CHAR(34);[.A473];CHAR(34);&quot;&gt; &lt;year&gt;&quot;;[.B473];&quot;&lt;/year&gt; &lt;rating&gt;&quot;;[.C473];&quot;&lt;/rating&gt; &lt;title&gt;&quot;;[.D473];&quot;&lt;/title&gt; &lt;pub&gt;&quot;;[.E473];&quot;&lt;/pub&gt; &lt;dev&gt;&quot;;[.F473];&quot;&lt;/dev&gt; &lt;genre&gt;&quot;;[.G473];&quot;&lt;/genre&gt; &lt;score&gt;&quot;;[.H473];&quot;&lt;/score&gt; &lt;player&gt;&quot;;[.I473];&quot;&lt;/player&gt; &lt;story&gt;&quot;;[.J473];&quot;&lt;/story&gt; &lt;/game&gt;&quot;)" office:value-type="string" office:string-value="&lt;game name=&quot;Shrek Smash n' Crash Racing (USA)&quot;&gt; &lt;year&gt;2006&lt;/year&gt; &lt;rating&gt;ESRB - E (Everyone)&lt;/rating&gt; &lt;title&gt;Shrek Smash n' Crash Racing &lt;/title&gt; &lt;pub&gt;Activision Publishing, Inc.&lt;/pub&gt; &lt;dev&gt;Activision&lt;/dev&gt; &lt;genre&gt;Action&lt;/genre&gt; &lt;score&gt;4.2&lt;/score&gt; &lt;player&gt;1-4 Players&lt;/player&gt; &lt;story&gt;Shrek Smash N' Crash Racing has you racing through 12 environments with gameplay similar to Mario Kart, but set in the Shrek universe. Play as one of 12 different characters each with its own unique mount, such as Shrek and a Swamp Beast, Gingy and a Cup Cake Horse and Red Riding Hood and the Wolf. Battle your way around the tracks against 5 opponents with a range of different pick-ups such as pixie dust, ogre strength and swamp gas, both defensive and offensive, to help you fight your way to the lead. The tracks have many dynamic elements, large jumps and forks with multiple routes.&lt;/story&gt; &lt;/game&gt;">
            <text:p>&lt;game name="Shrek Smash n' Crash Racing (USA)"&gt; &lt;year&gt;2006&lt;/year&gt; &lt;rating&gt;ESRB - E (Everyone)&lt;/rating&gt; &lt;title&gt;Shrek Smash n' Crash Racing &lt;/title&gt; &lt;pub&gt;Activision Publishing, Inc.&lt;/pub&gt; &lt;dev&gt;Activision&lt;/dev&gt; &lt;genre&gt;Action&lt;/genre&gt; &lt;score&gt;4.2&lt;/score&gt; &lt;player&gt;1-4 Players&lt;/player&gt; &lt;story&gt;Shrek Smash N' Crash Racing has you racing through 12 environments with gameplay similar to Mario Kart, but set in the Shrek universe. Play as one of 12 different characters each with its own unique mount, such as Shrek and a Swamp Beast, Gingy and a Cup Cake Horse and Red Riding Hood and the Wolf. Battle your way around the tracks against 5 opponents with a range of different pick-ups such as pixie dust, ogre strength and swamp gas, both defensive and offensive, to help you fight your way to the lead. The tracks have many dynamic elements, large jumps and forks with multiple routes.&lt;/story&gt; &lt;/game&gt;</text:p>
          </table:table-cell>
          <table:table-cell table:number-columns-repeated="1012"/>
        </table:table-row>
        <table:table-row table:style-name="ro1">
          <table:table-cell office:value-type="string">
            <text:p>Shrek Super Party (USA)</text:p>
          </table:table-cell>
          <table:table-cell office:value-type="float" office:value="2003">
            <text:p>2003</text:p>
          </table:table-cell>
          <table:table-cell office:value-type="string">
            <text:p>ESRB - E (Everyone)</text:p>
          </table:table-cell>
          <table:table-cell office:value-type="string">
            <text:p>Shrek Super Party </text:p>
          </table:table-cell>
          <table:table-cell table:style-name="Default" office:value-type="string">
            <text:p>TDK Mediactive, Inc.</text:p>
          </table:table-cell>
          <table:table-cell office:value-type="string">
            <text:p>Mass Media</text:p>
          </table:table-cell>
          <table:table-cell office:value-type="string">
            <text:p>Party</text:p>
          </table:table-cell>
          <table:table-cell office:value-type="string">
            <text:p>3.8</text:p>
          </table:table-cell>
          <table:table-cell office:value-type="string">
            <text:p>1-4 Players</text:p>
          </table:table-cell>
          <table:table-cell office:value-type="string">
            <text:p>Join Shrek and the entire cast from the hit movie for the a party game that will determine the best player in the land.****The aim of the game is simple. Move along the game board and collect as much bug juice as you can. Each square holds either the chance to steal some from another player, or lose some yourself, while game squares have you playing off for juice in a range of mini-games.****30 mini games await either you or 4 people, both all-on-all or two-on-two style. Games include puzzle variants, racing and more.</text:p>
          </table:table-cell>
          <table:table-cell table:style-name="Default" table:formula="of:=CONCATENATE(&quot;&lt;game name=&quot;;CHAR(34);[.A474];CHAR(34);&quot;&gt; &lt;year&gt;&quot;;[.B474];&quot;&lt;/year&gt; &lt;rating&gt;&quot;;[.C474];&quot;&lt;/rating&gt; &lt;title&gt;&quot;;[.D474];&quot;&lt;/title&gt; &lt;pub&gt;&quot;;[.E474];&quot;&lt;/pub&gt; &lt;dev&gt;&quot;;[.F474];&quot;&lt;/dev&gt; &lt;genre&gt;&quot;;[.G474];&quot;&lt;/genre&gt; &lt;score&gt;&quot;;[.H474];&quot;&lt;/score&gt; &lt;player&gt;&quot;;[.I474];&quot;&lt;/player&gt; &lt;story&gt;&quot;;[.J474];&quot;&lt;/story&gt; &lt;/game&gt;&quot;)" office:value-type="string" office:string-value="&lt;game name=&quot;Shrek Super Party (USA)&quot;&gt; &lt;year&gt;2003&lt;/year&gt; &lt;rating&gt;ESRB - E (Everyone)&lt;/rating&gt; &lt;title&gt;Shrek Super Party &lt;/title&gt; &lt;pub&gt;TDK Mediactive, Inc.&lt;/pub&gt; &lt;dev&gt;Mass Media&lt;/dev&gt; &lt;genre&gt;Party&lt;/genre&gt; &lt;score&gt;3.8&lt;/score&gt; &lt;player&gt;1-4 Players&lt;/player&gt; &lt;story&gt;Join Shrek and the entire cast from the hit movie for the a party game that will determine the best player in the land.****The aim of the game is simple. Move along the game board and collect as much bug juice as you can. Each square holds either the chance to steal some from another player, or lose some yourself, while game squares have you playing off for juice in a range of mini-games.****30 mini games await either you or 4 people, both all-on-all or two-on-two style. Games include puzzle variants, racing and more.&lt;/story&gt; &lt;/game&gt;">
            <text:p>&lt;game name="Shrek Super Party (USA)"&gt; &lt;year&gt;2003&lt;/year&gt; &lt;rating&gt;ESRB - E (Everyone)&lt;/rating&gt; &lt;title&gt;Shrek Super Party &lt;/title&gt; &lt;pub&gt;TDK Mediactive, Inc.&lt;/pub&gt; &lt;dev&gt;Mass Media&lt;/dev&gt; &lt;genre&gt;Party&lt;/genre&gt; &lt;score&gt;3.8&lt;/score&gt; &lt;player&gt;1-4 Players&lt;/player&gt; &lt;story&gt;Join Shrek and the entire cast from the hit movie for the a party game that will determine the best player in the land.****The aim of the game is simple. Move along the game board and collect as much bug juice as you can. Each square holds either the chance to steal some from another player, or lose some yourself, while game squares have you playing off for juice in a range of mini-games.****30 mini games await either you or 4 people, both all-on-all or two-on-two style. Games include puzzle variants, racing and more.&lt;/story&gt; &lt;/game&gt;</text:p>
          </table:table-cell>
          <table:table-cell table:number-columns-repeated="1012"/>
        </table:table-row>
        <table:table-row table:style-name="ro1">
          <table:table-cell office:value-type="string">
            <text:p>Shrek SuperSlam (USA)</text:p>
          </table:table-cell>
          <table:table-cell office:value-type="float" office:value="2005">
            <text:p>2005</text:p>
          </table:table-cell>
          <table:table-cell office:value-type="string">
            <text:p>ESRB - E10+ (Everyone 10+)</text:p>
          </table:table-cell>
          <table:table-cell office:value-type="string">
            <text:p>Shrek SuperSlam </text:p>
          </table:table-cell>
          <table:table-cell table:style-name="Default" office:value-type="string">
            <text:p>Activision Publishing, Inc.</text:p>
          </table:table-cell>
          <table:table-cell office:value-type="string">
            <text:p>Shaba Games</text:p>
          </table:table-cell>
          <table:table-cell office:value-type="string">
            <text:p>Beat-'Em-Up</text:p>
          </table:table-cell>
          <table:table-cell office:value-type="string">
            <text:p>3.5</text:p>
          </table:table-cell>
          <table:table-cell office:value-type="string">
            <text:p>1-4 Players</text:p>
          </table:table-cell>
          <table:table-cell office:value-type="string">
            <text:p>Shrek SuperSlam is an intense brawling game that challenges the wacky characters from the Shrek universe to beat each other up and slam them across a variety of arenas. All the regular Shrek crew is included, such as Shrek, Donkey, Fiona, and Puss n' Boots, along with some newcomers such as Cap'n Hook, the Black Knight, and Quasimodo the Hunchback.****Each character has their own special moves that capture the humor of the franchise (such as Shrek's "Green Storm" gas bombs), and the environments are colorful, filled with odd weapons, and highly destructible.****Players have the option of following a story mode (where Donkey tells his half-breed Donkey kids a strange bedtime story), or just participating in straight-up brawls or minigame-like challenges. Multiplayer, of course, is a big focus on the game, and it allows up to 4 players to slam each other all day long.</text:p>
          </table:table-cell>
          <table:table-cell table:style-name="Default" table:formula="of:=CONCATENATE(&quot;&lt;game name=&quot;;CHAR(34);[.A475];CHAR(34);&quot;&gt; &lt;year&gt;&quot;;[.B475];&quot;&lt;/year&gt; &lt;rating&gt;&quot;;[.C475];&quot;&lt;/rating&gt; &lt;title&gt;&quot;;[.D475];&quot;&lt;/title&gt; &lt;pub&gt;&quot;;[.E475];&quot;&lt;/pub&gt; &lt;dev&gt;&quot;;[.F475];&quot;&lt;/dev&gt; &lt;genre&gt;&quot;;[.G475];&quot;&lt;/genre&gt; &lt;score&gt;&quot;;[.H475];&quot;&lt;/score&gt; &lt;player&gt;&quot;;[.I475];&quot;&lt;/player&gt; &lt;story&gt;&quot;;[.J475];&quot;&lt;/story&gt; &lt;/game&gt;&quot;)" office:value-type="string" office:string-value="&lt;game name=&quot;Shrek SuperSlam (USA)&quot;&gt; &lt;year&gt;2005&lt;/year&gt; &lt;rating&gt;ESRB - E10+ (Everyone 10+)&lt;/rating&gt; &lt;title&gt;Shrek SuperSlam &lt;/title&gt; &lt;pub&gt;Activision Publishing, Inc.&lt;/pub&gt; &lt;dev&gt;Shaba Games&lt;/dev&gt; &lt;genre&gt;Beat-'Em-Up&lt;/genre&gt; &lt;score&gt;3.5&lt;/score&gt; &lt;player&gt;1-4 Players&lt;/player&gt; &lt;story&gt;Shrek SuperSlam is an intense brawling game that challenges the wacky characters from the Shrek universe to beat each other up and slam them across a variety of arenas. All the regular Shrek crew is included, such as Shrek, Donkey, Fiona, and Puss n' Boots, along with some newcomers such as Cap'n Hook, the Black Knight, and Quasimodo the Hunchback.****Each character has their own special moves that capture the humor of the franchise (such as Shrek's &quot;Green Storm&quot; gas bombs), and the environments are colorful, filled with odd weapons, and highly destructible.****Players have the option of following a story mode (where Donkey tells his half-breed Donkey kids a strange bedtime story), or just participating in straight-up brawls or minigame-like challenges. Multiplayer, of course, is a big focus on the game, and it allows up to 4 players to slam each other all day long.&lt;/story&gt; &lt;/game&gt;">
            <text:p>&lt;game name="Shrek SuperSlam (USA)"&gt; &lt;year&gt;2005&lt;/year&gt; &lt;rating&gt;ESRB - E10+ (Everyone 10+)&lt;/rating&gt; &lt;title&gt;Shrek SuperSlam &lt;/title&gt; &lt;pub&gt;Activision Publishing, Inc.&lt;/pub&gt; &lt;dev&gt;Shaba Games&lt;/dev&gt; &lt;genre&gt;Beat-'Em-Up&lt;/genre&gt; &lt;score&gt;3.5&lt;/score&gt; &lt;player&gt;1-4 Players&lt;/player&gt; &lt;story&gt;Shrek SuperSlam is an intense brawling game that challenges the wacky characters from the Shrek universe to beat each other up and slam them across a variety of arenas. All the regular Shrek crew is included, such as Shrek, Donkey, Fiona, and Puss n' Boots, along with some newcomers such as Cap'n Hook, the Black Knight, and Quasimodo the Hunchback.****Each character has their own special moves that capture the humor of the franchise (such as Shrek's "Green Storm" gas bombs), and the environments are colorful, filled with odd weapons, and highly destructible.****Players have the option of following a story mode (where Donkey tells his half-breed Donkey kids a strange bedtime story), or just participating in straight-up brawls or minigame-like challenges. Multiplayer, of course, is a big focus on the game, and it allows up to 4 players to slam each other all day long.&lt;/story&gt; &lt;/game&gt;</text:p>
          </table:table-cell>
          <table:table-cell table:number-columns-repeated="1012"/>
        </table:table-row>
        <table:table-row table:style-name="ro1">
          <table:table-cell office:value-type="string">
            <text:p>Simpsons, The - Hit &amp; Run (USA)</text:p>
          </table:table-cell>
          <table:table-cell office:value-type="float" office:value="2003">
            <text:p>2003</text:p>
          </table:table-cell>
          <table:table-cell office:value-type="string">
            <text:p>ESRB - T (Teen)</text:p>
          </table:table-cell>
          <table:table-cell office:value-type="string">
            <text:p>Simpsons, The - Hit &amp; Run </text:p>
          </table:table-cell>
          <table:table-cell table:style-name="Default" office:value-type="string">
            <text:p>Fox Interactive, Inc.,</text:p>
          </table:table-cell>
          <table:table-cell office:value-type="string">
            <text:p>Radical Entertainment</text:p>
          </table:table-cell>
          <table:table-cell office:value-type="string">
            <text:p>Driving</text:p>
          </table:table-cell>
          <table:table-cell office:value-type="string">
            <text:p>3.9</text:p>
          </table:table-cell>
          <table:table-cell office:value-type="string">
            <text:p>1-4 Players</text:p>
          </table:table-cell>
          <table:table-cell office:value-type="string">
            <text:p>The Simpsons: Hit &amp; Run can be best described as Grand Theft Auto in Springfield.****The player takes on the role of Homer, Marge, Bart, Lisa or Apu and try to uncover a mystery surrounding mechanical bees that are taking over Springfield, mysterious vans, and cola that can control the minds of those who drink it.****Like GTA, the game follows a linear-based path through fifty plus missions. <text:s/>The player will have to chase cars and find out where they're headed, grab all the spilling cola cans before people can drink them, and chasing down villains before they get away.****Throughout the course of the game, the player can unlock tons of rewards by completing missions in a set amount of time or performing outstanding stunts.****All voiceovers are performed by those who act in the show, including Dan Castellaneta (Homer), Julie Kavner (Marge) and Yeardley Smith (Lisa).****The game supports multiplayer action for up to four players.</text:p>
          </table:table-cell>
          <table:table-cell table:style-name="Default" table:formula="of:=CONCATENATE(&quot;&lt;game name=&quot;;CHAR(34);[.A476];CHAR(34);&quot;&gt; &lt;year&gt;&quot;;[.B476];&quot;&lt;/year&gt; &lt;rating&gt;&quot;;[.C476];&quot;&lt;/rating&gt; &lt;title&gt;&quot;;[.D476];&quot;&lt;/title&gt; &lt;pub&gt;&quot;;[.E476];&quot;&lt;/pub&gt; &lt;dev&gt;&quot;;[.F476];&quot;&lt;/dev&gt; &lt;genre&gt;&quot;;[.G476];&quot;&lt;/genre&gt; &lt;score&gt;&quot;;[.H476];&quot;&lt;/score&gt; &lt;player&gt;&quot;;[.I476];&quot;&lt;/player&gt; &lt;story&gt;&quot;;[.J476];&quot;&lt;/story&gt; &lt;/game&gt;&quot;)" office:value-type="string" office:string-value="&lt;game name=&quot;Simpsons, The - Hit &amp; Run (USA)&quot;&gt; &lt;year&gt;2003&lt;/year&gt; &lt;rating&gt;ESRB - T (Teen)&lt;/rating&gt; &lt;title&gt;Simpsons, The - Hit &amp; Run &lt;/title&gt; &lt;pub&gt;Fox Interactive, Inc.,&lt;/pub&gt; &lt;dev&gt;Radical Entertainment&lt;/dev&gt; &lt;genre&gt;Driving&lt;/genre&gt; &lt;score&gt;3.9&lt;/score&gt; &lt;player&gt;1-4 Players&lt;/player&gt; &lt;story&gt;The Simpsons: Hit &amp; Run can be best described as Grand Theft Auto in Springfield.****The player takes on the role of Homer, Marge, Bart, Lisa or Apu and try to uncover a mystery surrounding mechanical bees that are taking over Springfield, mysterious vans, and cola that can control the minds of those who drink it.****Like GTA, the game follows a linear-based path through fifty plus missions.  The player will have to chase cars and find out where they're headed, grab all the spilling cola cans before people can drink them, and chasing down villains before they get away.****Throughout the course of the game, the player can unlock tons of rewards by completing missions in a set amount of time or performing outstanding stunts.****All voiceovers are performed by those who act in the show, including Dan Castellaneta (Homer), Julie Kavner (Marge) and Yeardley Smith (Lisa).****The game supports multiplayer action for up to four players.&lt;/story&gt; &lt;/game&gt;">
            <text:p>&lt;game name="Simpsons, The - Hit &amp; Run (USA)"&gt; &lt;year&gt;2003&lt;/year&gt; &lt;rating&gt;ESRB - T (Teen)&lt;/rating&gt; &lt;title&gt;Simpsons, The - Hit &amp; Run &lt;/title&gt; &lt;pub&gt;Fox Interactive, Inc.,&lt;/pub&gt; &lt;dev&gt;Radical Entertainment&lt;/dev&gt; &lt;genre&gt;Driving&lt;/genre&gt; &lt;score&gt;3.9&lt;/score&gt; &lt;player&gt;1-4 Players&lt;/player&gt; &lt;story&gt;The Simpsons: Hit &amp; Run can be best described as Grand Theft Auto in Springfield.****The player takes on the role of Homer, Marge, Bart, Lisa or Apu and try to uncover a mystery surrounding mechanical bees that are taking over Springfield, mysterious vans, and cola that can control the minds of those who drink it.****Like GTA, the game follows a linear-based path through fifty plus missions. <text:s/>The player will have to chase cars and find out where they're headed, grab all the spilling cola cans before people can drink them, and chasing down villains before they get away.****Throughout the course of the game, the player can unlock tons of rewards by completing missions in a set amount of time or performing outstanding stunts.****All voiceovers are performed by those who act in the show, including Dan Castellaneta (Homer), Julie Kavner (Marge) and Yeardley Smith (Lisa).****The game supports multiplayer action for up to four players.&lt;/story&gt; &lt;/game&gt;</text:p>
          </table:table-cell>
          <table:table-cell table:number-columns-repeated="1012"/>
        </table:table-row>
        <table:table-row table:style-name="ro1">
          <table:table-cell office:value-type="string">
            <text:p>Simpsons, The - Road Rage (USA)</text:p>
          </table:table-cell>
          <table:table-cell office:value-type="float" office:value="2001">
            <text:p>2001</text:p>
          </table:table-cell>
          <table:table-cell office:value-type="string">
            <text:p>ESRB - T (Teen)</text:p>
          </table:table-cell>
          <table:table-cell office:value-type="string">
            <text:p>Simpsons, The - Road Rage </text:p>
          </table:table-cell>
          <table:table-cell table:style-name="Default" office:value-type="string">
            <text:p>Electronic Arts, Inc.</text:p>
          </table:table-cell>
          <table:table-cell office:value-type="string">
            <text:p>Radical Entertainment</text:p>
          </table:table-cell>
          <table:table-cell office:value-type="string">
            <text:p>Driving</text:p>
          </table:table-cell>
          <table:table-cell office:value-type="string">
            <text:p>3.6</text:p>
          </table:table-cell>
          <table:table-cell office:value-type="string">
            <text:p>1-2 Players</text:p>
          </table:table-cell>
          <table:table-cell office:value-type="string">
            <text:p>Mr Burns has taken over Springfield's transit company and replaced the buses with nuclear powered buses; not only that but they also cost a lot to ride. <text:s/>But the people of Springfield won't accept this and decide to try to take back the transit company from the evil corporate hands of C. Montgomery Burns. ****Play as your favorite characters from The Simpsons and race around Springfield picking up passengers and getting them to their destinations as fast as possible. <text:s/>Think Crazy Taxi meets The Simpsons.</text:p>
          </table:table-cell>
          <table:table-cell table:style-name="Default" table:formula="of:=CONCATENATE(&quot;&lt;game name=&quot;;CHAR(34);[.A477];CHAR(34);&quot;&gt; &lt;year&gt;&quot;;[.B477];&quot;&lt;/year&gt; &lt;rating&gt;&quot;;[.C477];&quot;&lt;/rating&gt; &lt;title&gt;&quot;;[.D477];&quot;&lt;/title&gt; &lt;pub&gt;&quot;;[.E477];&quot;&lt;/pub&gt; &lt;dev&gt;&quot;;[.F477];&quot;&lt;/dev&gt; &lt;genre&gt;&quot;;[.G477];&quot;&lt;/genre&gt; &lt;score&gt;&quot;;[.H477];&quot;&lt;/score&gt; &lt;player&gt;&quot;;[.I477];&quot;&lt;/player&gt; &lt;story&gt;&quot;;[.J477];&quot;&lt;/story&gt; &lt;/game&gt;&quot;)" office:value-type="string" office:string-value="&lt;game name=&quot;Simpsons, The - Road Rage (USA)&quot;&gt; &lt;year&gt;2001&lt;/year&gt; &lt;rating&gt;ESRB - T (Teen)&lt;/rating&gt; &lt;title&gt;Simpsons, The - Road Rage &lt;/title&gt; &lt;pub&gt;Electronic Arts, Inc.&lt;/pub&gt; &lt;dev&gt;Radical Entertainment&lt;/dev&gt; &lt;genre&gt;Driving&lt;/genre&gt; &lt;score&gt;3.6&lt;/score&gt; &lt;player&gt;1-2 Players&lt;/player&gt; &lt;story&gt;Mr Burns has taken over Springfield's transit company and replaced the buses with nuclear powered buses; not only that but they also cost a lot to ride.  But the people of Springfield won't accept this and decide to try to take back the transit company from the evil corporate hands of C. Montgomery Burns. ****Play as your favorite characters from The Simpsons and race around Springfield picking up passengers and getting them to their destinations as fast as possible.  Think Crazy Taxi meets The Simpsons.&lt;/story&gt; &lt;/game&gt;">
            <text:p>&lt;game name="Simpsons, The - Road Rage (USA)"&gt; &lt;year&gt;2001&lt;/year&gt; &lt;rating&gt;ESRB - T (Teen)&lt;/rating&gt; &lt;title&gt;Simpsons, The - Road Rage &lt;/title&gt; &lt;pub&gt;Electronic Arts, Inc.&lt;/pub&gt; &lt;dev&gt;Radical Entertainment&lt;/dev&gt; &lt;genre&gt;Driving&lt;/genre&gt; &lt;score&gt;3.6&lt;/score&gt; &lt;player&gt;1-2 Players&lt;/player&gt; &lt;story&gt;Mr Burns has taken over Springfield's transit company and replaced the buses with nuclear powered buses; not only that but they also cost a lot to ride. <text:s/>But the people of Springfield won't accept this and decide to try to take back the transit company from the evil corporate hands of C. Montgomery Burns. ****Play as your favorite characters from The Simpsons and race around Springfield picking up passengers and getting them to their destinations as fast as possible. <text:s/>Think Crazy Taxi meets The Simpsons.&lt;/story&gt; &lt;/game&gt;</text:p>
          </table:table-cell>
          <table:table-cell table:number-columns-repeated="1012"/>
        </table:table-row>
        <table:table-row table:style-name="ro1">
          <table:table-cell office:value-type="string">
            <text:p>Sims 2, The - Pets (USA)</text:p>
          </table:table-cell>
          <table:table-cell office:value-type="float" office:value="2006">
            <text:p>2006</text:p>
          </table:table-cell>
          <table:table-cell office:value-type="string">
            <text:p>ESRB - T (Teen)</text:p>
          </table:table-cell>
          <table:table-cell office:value-type="string">
            <text:p>Sims 2, The - Pets </text:p>
          </table:table-cell>
          <table:table-cell table:style-name="Default" office:value-type="string">
            <text:p>Electronic Arts, Inc.</text:p>
          </table:table-cell>
          <table:table-cell office:value-type="string">
            <text:p>Maxis Software</text:p>
          </table:table-cell>
          <table:table-cell office:value-type="string">
            <text:p>Virtual Life</text:p>
          </table:table-cell>
          <table:table-cell office:value-type="string">
            <text:p>4.0</text:p>
          </table:table-cell>
          <table:table-cell office:value-type="string">
            <text:p>1 Player</text:p>
          </table:table-cell>
          <table:table-cell office:value-type="string">
            <text:p>The Sims 2: Pets is the first game in The Sims franchise on the Wii and offers the gameplay from the original game combined with the pets add-on. The aim of the game is to build a house and a social life, with jobs, relationships and other types of interaction with characters. The sims can eat, take showers, buy items, and play video games (even Spore). They can go to the town square, to pet supplies, buy pets, take to people and much more. The pets can be created and designed using the Create-a-Pet feature, and can be trained to enter competitions.</text:p>
          </table:table-cell>
          <table:table-cell table:style-name="Default" table:formula="of:=CONCATENATE(&quot;&lt;game name=&quot;;CHAR(34);[.A478];CHAR(34);&quot;&gt; &lt;year&gt;&quot;;[.B478];&quot;&lt;/year&gt; &lt;rating&gt;&quot;;[.C478];&quot;&lt;/rating&gt; &lt;title&gt;&quot;;[.D478];&quot;&lt;/title&gt; &lt;pub&gt;&quot;;[.E478];&quot;&lt;/pub&gt; &lt;dev&gt;&quot;;[.F478];&quot;&lt;/dev&gt; &lt;genre&gt;&quot;;[.G478];&quot;&lt;/genre&gt; &lt;score&gt;&quot;;[.H478];&quot;&lt;/score&gt; &lt;player&gt;&quot;;[.I478];&quot;&lt;/player&gt; &lt;story&gt;&quot;;[.J478];&quot;&lt;/story&gt; &lt;/game&gt;&quot;)" office:value-type="string" office:string-value="&lt;game name=&quot;Sims 2, The - Pets (USA)&quot;&gt; &lt;year&gt;2006&lt;/year&gt; &lt;rating&gt;ESRB - T (Teen)&lt;/rating&gt; &lt;title&gt;Sims 2, The - Pets &lt;/title&gt; &lt;pub&gt;Electronic Arts, Inc.&lt;/pub&gt; &lt;dev&gt;Maxis Software&lt;/dev&gt; &lt;genre&gt;Virtual Life&lt;/genre&gt; &lt;score&gt;4.0&lt;/score&gt; &lt;player&gt;1 Player&lt;/player&gt; &lt;story&gt;The Sims 2: Pets is the first game in The Sims franchise on the Wii and offers the gameplay from the original game combined with the pets add-on. The aim of the game is to build a house and a social life, with jobs, relationships and other types of interaction with characters. The sims can eat, take showers, buy items, and play video games (even Spore). They can go to the town square, to pet supplies, buy pets, take to people and much more. The pets can be created and designed using the Create-a-Pet feature, and can be trained to enter competitions.&lt;/story&gt; &lt;/game&gt;">
            <text:p>&lt;game name="Sims 2, The - Pets (USA)"&gt; &lt;year&gt;2006&lt;/year&gt; &lt;rating&gt;ESRB - T (Teen)&lt;/rating&gt; &lt;title&gt;Sims 2, The - Pets &lt;/title&gt; &lt;pub&gt;Electronic Arts, Inc.&lt;/pub&gt; &lt;dev&gt;Maxis Software&lt;/dev&gt; &lt;genre&gt;Virtual Life&lt;/genre&gt; &lt;score&gt;4.0&lt;/score&gt; &lt;player&gt;1 Player&lt;/player&gt; &lt;story&gt;The Sims 2: Pets is the first game in The Sims franchise on the Wii and offers the gameplay from the original game combined with the pets add-on. The aim of the game is to build a house and a social life, with jobs, relationships and other types of interaction with characters. The sims can eat, take showers, buy items, and play video games (even Spore). They can go to the town square, to pet supplies, buy pets, take to people and much more. The pets can be created and designed using the Create-a-Pet feature, and can be trained to enter competitions.&lt;/story&gt; &lt;/game&gt;</text:p>
          </table:table-cell>
          <table:table-cell table:number-columns-repeated="1012"/>
        </table:table-row>
        <table:table-row table:style-name="ro1">
          <table:table-cell office:value-type="string">
            <text:p>Sims 2, The (USA)</text:p>
          </table:table-cell>
          <table:table-cell office:value-type="float" office:value="2005">
            <text:p>2005</text:p>
          </table:table-cell>
          <table:table-cell office:value-type="string">
            <text:p>ESRB - T (Teen)</text:p>
          </table:table-cell>
          <table:table-cell office:value-type="string">
            <text:p>Sims 2, The </text:p>
          </table:table-cell>
          <table:table-cell table:style-name="Default" office:value-type="string">
            <text:p>Electronic Arts, Inc.</text:p>
          </table:table-cell>
          <table:table-cell office:value-type="string">
            <text:p>Maxis Software</text:p>
          </table:table-cell>
          <table:table-cell office:value-type="string">
            <text:p>Virtual Life</text:p>
          </table:table-cell>
          <table:table-cell office:value-type="string">
            <text:p>3.7</text:p>
          </table:table-cell>
          <table:table-cell office:value-type="string">
            <text:p>1-2 Players</text:p>
          </table:table-cell>
          <table:table-cell office:value-type="string">
            <text:p>The Sims 2 for console is the ultimate life simulator for console platforms allowing players to create incredibly deep characters with unique looks, clothes, aspirations and personalities before taking them through all the intricacies of life. From taking out the trash to building a romance, the Sims 2 is the ideal alternate life.****At its core this version is a reinvention of the PC game of the same name that adds many new features including direct control of your character, a new food creation system, a custom story mode, a new social mode and extensive character creation options while integrating a number of the new PC elements including wants and fears, more in depth autonomous character behaviors and more.</text:p>
          </table:table-cell>
          <table:table-cell table:style-name="Default" table:formula="of:=CONCATENATE(&quot;&lt;game name=&quot;;CHAR(34);[.A479];CHAR(34);&quot;&gt; &lt;year&gt;&quot;;[.B479];&quot;&lt;/year&gt; &lt;rating&gt;&quot;;[.C479];&quot;&lt;/rating&gt; &lt;title&gt;&quot;;[.D479];&quot;&lt;/title&gt; &lt;pub&gt;&quot;;[.E479];&quot;&lt;/pub&gt; &lt;dev&gt;&quot;;[.F479];&quot;&lt;/dev&gt; &lt;genre&gt;&quot;;[.G479];&quot;&lt;/genre&gt; &lt;score&gt;&quot;;[.H479];&quot;&lt;/score&gt; &lt;player&gt;&quot;;[.I479];&quot;&lt;/player&gt; &lt;story&gt;&quot;;[.J479];&quot;&lt;/story&gt; &lt;/game&gt;&quot;)" office:value-type="string" office:string-value="&lt;game name=&quot;Sims 2, The (USA)&quot;&gt; &lt;year&gt;2005&lt;/year&gt; &lt;rating&gt;ESRB - T (Teen)&lt;/rating&gt; &lt;title&gt;Sims 2, The &lt;/title&gt; &lt;pub&gt;Electronic Arts, Inc.&lt;/pub&gt; &lt;dev&gt;Maxis Software&lt;/dev&gt; &lt;genre&gt;Virtual Life&lt;/genre&gt; &lt;score&gt;3.7&lt;/score&gt; &lt;player&gt;1-2 Players&lt;/player&gt; &lt;story&gt;The Sims 2 for console is the ultimate life simulator for console platforms allowing players to create incredibly deep characters with unique looks, clothes, aspirations and personalities before taking them through all the intricacies of life. From taking out the trash to building a romance, the Sims 2 is the ideal alternate life.****At its core this version is a reinvention of the PC game of the same name that adds many new features including direct control of your character, a new food creation system, a custom story mode, a new social mode and extensive character creation options while integrating a number of the new PC elements including wants and fears, more in depth autonomous character behaviors and more.&lt;/story&gt; &lt;/game&gt;">
            <text:p>&lt;game name="Sims 2, The (USA)"&gt; &lt;year&gt;2005&lt;/year&gt; &lt;rating&gt;ESRB - T (Teen)&lt;/rating&gt; &lt;title&gt;Sims 2, The &lt;/title&gt; &lt;pub&gt;Electronic Arts, Inc.&lt;/pub&gt; &lt;dev&gt;Maxis Software&lt;/dev&gt; &lt;genre&gt;Virtual Life&lt;/genre&gt; &lt;score&gt;3.7&lt;/score&gt; &lt;player&gt;1-2 Players&lt;/player&gt; &lt;story&gt;The Sims 2 for console is the ultimate life simulator for console platforms allowing players to create incredibly deep characters with unique looks, clothes, aspirations and personalities before taking them through all the intricacies of life. From taking out the trash to building a romance, the Sims 2 is the ideal alternate life.****At its core this version is a reinvention of the PC game of the same name that adds many new features including direct control of your character, a new food creation system, a custom story mode, a new social mode and extensive character creation options while integrating a number of the new PC elements including wants and fears, more in depth autonomous character behaviors and more.&lt;/story&gt; &lt;/game&gt;</text:p>
          </table:table-cell>
          <table:table-cell table:number-columns-repeated="1012"/>
        </table:table-row>
        <table:table-row table:style-name="ro1">
          <table:table-cell office:value-type="string">
            <text:p>Sims, The - Bustin' Out (USA)</text:p>
          </table:table-cell>
          <table:table-cell office:value-type="float" office:value="2003">
            <text:p>2003</text:p>
          </table:table-cell>
          <table:table-cell office:value-type="string">
            <text:p>ESRB - T (Teen)</text:p>
          </table:table-cell>
          <table:table-cell office:value-type="string">
            <text:p>Sims, The - Bustin' Out </text:p>
          </table:table-cell>
          <table:table-cell table:style-name="Default" office:value-type="string">
            <text:p>Electronic Arts, Inc.</text:p>
          </table:table-cell>
          <table:table-cell office:value-type="string">
            <text:p>Maxis Software</text:p>
          </table:table-cell>
          <table:table-cell office:value-type="string">
            <text:p>Virtual Life</text:p>
          </table:table-cell>
          <table:table-cell office:value-type="string">
            <text:p>4.2</text:p>
          </table:table-cell>
          <table:table-cell office:value-type="string">
            <text:p>1-2 Players</text:p>
          </table:table-cell>
          <table:table-cell office:value-type="string">
            <text:p>The Sims: Bustin' Out is the console sequel to The Sims and the second Sims game to appear on the major consoles. Sims can now leave their house and visit all different kinds of locations. ****In the mission-based Bust Out mode, the player starts at Mom's house learning that evil Malcolm Langrabb is repossessing items from all the Sims homes. Your job is to make enough money to buy back all the goods and eventually evict him from his own mansion. The game also features an open-ended Freeplay mode.****Bustin' Out's big new features are the ability to visit and move between houses through the single player progression as well as an online multi-player mode for 2 people on the PS2. The servers for the online mode have since been shut down.</text:p>
          </table:table-cell>
          <table:table-cell table:style-name="Default" table:formula="of:=CONCATENATE(&quot;&lt;game name=&quot;;CHAR(34);[.A480];CHAR(34);&quot;&gt; &lt;year&gt;&quot;;[.B480];&quot;&lt;/year&gt; &lt;rating&gt;&quot;;[.C480];&quot;&lt;/rating&gt; &lt;title&gt;&quot;;[.D480];&quot;&lt;/title&gt; &lt;pub&gt;&quot;;[.E480];&quot;&lt;/pub&gt; &lt;dev&gt;&quot;;[.F480];&quot;&lt;/dev&gt; &lt;genre&gt;&quot;;[.G480];&quot;&lt;/genre&gt; &lt;score&gt;&quot;;[.H480];&quot;&lt;/score&gt; &lt;player&gt;&quot;;[.I480];&quot;&lt;/player&gt; &lt;story&gt;&quot;;[.J480];&quot;&lt;/story&gt; &lt;/game&gt;&quot;)" office:value-type="string" office:string-value="&lt;game name=&quot;Sims, The - Bustin' Out (USA)&quot;&gt; &lt;year&gt;2003&lt;/year&gt; &lt;rating&gt;ESRB - T (Teen)&lt;/rating&gt; &lt;title&gt;Sims, The - Bustin' Out &lt;/title&gt; &lt;pub&gt;Electronic Arts, Inc.&lt;/pub&gt; &lt;dev&gt;Maxis Software&lt;/dev&gt; &lt;genre&gt;Virtual Life&lt;/genre&gt; &lt;score&gt;4.2&lt;/score&gt; &lt;player&gt;1-2 Players&lt;/player&gt; &lt;story&gt;The Sims: Bustin' Out is the console sequel to The Sims and the second Sims game to appear on the major consoles. Sims can now leave their house and visit all different kinds of locations. ****In the mission-based Bust Out mode, the player starts at Mom's house learning that evil Malcolm Langrabb is repossessing items from all the Sims homes. Your job is to make enough money to buy back all the goods and eventually evict him from his own mansion. The game also features an open-ended Freeplay mode.****Bustin' Out's big new features are the ability to visit and move between houses through the single player progression as well as an online multi-player mode for 2 people on the PS2. The servers for the online mode have since been shut down.&lt;/story&gt; &lt;/game&gt;">
            <text:p>&lt;game name="Sims, The - Bustin' Out (USA)"&gt; &lt;year&gt;2003&lt;/year&gt; &lt;rating&gt;ESRB - T (Teen)&lt;/rating&gt; &lt;title&gt;Sims, The - Bustin' Out &lt;/title&gt; &lt;pub&gt;Electronic Arts, Inc.&lt;/pub&gt; &lt;dev&gt;Maxis Software&lt;/dev&gt; &lt;genre&gt;Virtual Life&lt;/genre&gt; &lt;score&gt;4.2&lt;/score&gt; &lt;player&gt;1-2 Players&lt;/player&gt; &lt;story&gt;The Sims: Bustin' Out is the console sequel to The Sims and the second Sims game to appear on the major consoles. Sims can now leave their house and visit all different kinds of locations. ****In the mission-based Bust Out mode, the player starts at Mom's house learning that evil Malcolm Langrabb is repossessing items from all the Sims homes. Your job is to make enough money to buy back all the goods and eventually evict him from his own mansion. The game also features an open-ended Freeplay mode.****Bustin' Out's big new features are the ability to visit and move between houses through the single player progression as well as an online multi-player mode for 2 people on the PS2. The servers for the online mode have since been shut down.&lt;/story&gt; &lt;/game&gt;</text:p>
          </table:table-cell>
          <table:table-cell table:number-columns-repeated="1012"/>
        </table:table-row>
        <table:table-row table:style-name="ro1">
          <table:table-cell office:value-type="string">
            <text:p>Sims, The (USA)</text:p>
          </table:table-cell>
          <table:table-cell office:value-type="float" office:value="2003">
            <text:p>2003</text:p>
          </table:table-cell>
          <table:table-cell office:value-type="string">
            <text:p>ESRB - T (Teen)</text:p>
          </table:table-cell>
          <table:table-cell office:value-type="string">
            <text:p>Sims, The </text:p>
          </table:table-cell>
          <table:table-cell table:style-name="Default" office:value-type="string">
            <text:p>Electronic Arts, Inc.</text:p>
          </table:table-cell>
          <table:table-cell office:value-type="string">
            <text:p>Maxis Software</text:p>
          </table:table-cell>
          <table:table-cell office:value-type="string">
            <text:p>Virtual Life</text:p>
          </table:table-cell>
          <table:table-cell office:value-type="string">
            <text:p>4.0</text:p>
          </table:table-cell>
          <table:table-cell office:value-type="string">
            <text:p>1-2 Players</text:p>
          </table:table-cell>
          <table:table-cell office:value-type="string">
            <text:p>The Sims is a real-time simulation game where you simulate the lives of one or more people in a family and their social activities in their immediate neighborhood.****Characters of the family may be custom created (including physical features) or simply chosen from pre-generated families. All the characters also have different age groups, ranging from toddlers, children, teenagers, adults and elders. Each age group has different lifestyles, priorities and interests.****Game play in the Sims may be classified as the following: ****[1] Life Simulation**This revolves around simulating their day-to-day lives. From eating, sleeping, entertainment, socializing and romance, you are in complete control of their actions if you choose to. Each Sim has a statistics that may be developed. Some of which identify certain desires the Sim in mention may require. Your role in simulating their lives is primarily to keep them happy by fulfilling their desires.****Controlling the Sims people is optional, as they follow their own Artificial Intelligence unless commanded otherwise by the player.****[2] The Architect**Designing and furnishing your home is an integral part of the game play. Pre-generated houses may be purchased at the beginning of the game, or you can design and build your future home from scratch. Furnishing consists of acquiring various items that may be manipulated by your Sims to fulfill their needs. Designing houses and furnishing costs money, which may be obtained through jobs.****[3] Character Development and Careers**Adult Sims may acquire jobs to pay for the many necessities of living a simulated life. There are several different job track available, from Entertainment, Law Enforcement, Politics and even a life of crime! Promotion in a job requires the Sim to advance in certain statistics (e.g. Charisma, Strength) which may be done so by manipulating the various items available for purchase.</text:p>
          </table:table-cell>
          <table:table-cell table:style-name="Default" table:formula="of:=CONCATENATE(&quot;&lt;game name=&quot;;CHAR(34);[.A481];CHAR(34);&quot;&gt; &lt;year&gt;&quot;;[.B481];&quot;&lt;/year&gt; &lt;rating&gt;&quot;;[.C481];&quot;&lt;/rating&gt; &lt;title&gt;&quot;;[.D481];&quot;&lt;/title&gt; &lt;pub&gt;&quot;;[.E481];&quot;&lt;/pub&gt; &lt;dev&gt;&quot;;[.F481];&quot;&lt;/dev&gt; &lt;genre&gt;&quot;;[.G481];&quot;&lt;/genre&gt; &lt;score&gt;&quot;;[.H481];&quot;&lt;/score&gt; &lt;player&gt;&quot;;[.I481];&quot;&lt;/player&gt; &lt;story&gt;&quot;;[.J481];&quot;&lt;/story&gt; &lt;/game&gt;&quot;)" office:value-type="string" office:string-value="&lt;game name=&quot;Sims, The (USA)&quot;&gt; &lt;year&gt;2003&lt;/year&gt; &lt;rating&gt;ESRB - T (Teen)&lt;/rating&gt; &lt;title&gt;Sims, The &lt;/title&gt; &lt;pub&gt;Electronic Arts, Inc.&lt;/pub&gt; &lt;dev&gt;Maxis Software&lt;/dev&gt; &lt;genre&gt;Virtual Life&lt;/genre&gt; &lt;score&gt;4.0&lt;/score&gt; &lt;player&gt;1-2 Players&lt;/player&gt; &lt;story&gt;The Sims is a real-time simulation game where you simulate the lives of one or more people in a family and their social activities in their immediate neighborhood.****Characters of the family may be custom created (including physical features) or simply chosen from pre-generated families. All the characters also have different age groups, ranging from toddlers, children, teenagers, adults and elders. Each age group has different lifestyles, priorities and interests.****Game play in the Sims may be classified as the following: ****[1] Life Simulation**This revolves around simulating their day-to-day lives. From eating, sleeping, entertainment, socializing and romance, you are in complete control of their actions if you choose to. Each Sim has a statistics that may be developed. Some of which identify certain desires the Sim in mention may require. Your role in simulating their lives is primarily to keep them happy by fulfilling their desires.****Controlling the Sims people is optional, as they follow their own Artificial Intelligence unless commanded otherwise by the player.****[2] The Architect**Designing and furnishing your home is an integral part of the game play. Pre-generated houses may be purchased at the beginning of the game, or you can design and build your future home from scratch. Furnishing consists of acquiring various items that may be manipulated by your Sims to fulfill their needs. Designing houses and furnishing costs money, which may be obtained through jobs.****[3] Character Development and Careers**Adult Sims may acquire jobs to pay for the many necessities of living a simulated life. There are several different job track available, from Entertainment, Law Enforcement, Politics and even a life of crime! Promotion in a job requires the Sim to advance in certain statistics (e.g. Charisma, Strength) which may be done so by manipulating the various items available for purchase.&lt;/story&gt; &lt;/game&gt;">
            <text:p>&lt;game name="Sims, The (USA)"&gt; &lt;year&gt;2003&lt;/year&gt; &lt;rating&gt;ESRB - T (Teen)&lt;/rating&gt; &lt;title&gt;Sims, The &lt;/title&gt; &lt;pub&gt;Electronic Arts, Inc.&lt;/pub&gt; &lt;dev&gt;Maxis Software&lt;/dev&gt; &lt;genre&gt;Virtual Life&lt;/genre&gt; &lt;score&gt;4.0&lt;/score&gt; &lt;player&gt;1-2 Players&lt;/player&gt; &lt;story&gt;The Sims is a real-time simulation game where you simulate the lives of one or more people in a family and their social activities in their immediate neighborhood.****Characters of the family may be custom created (including physical features) or simply chosen from pre-generated families. All the characters also have different age groups, ranging from toddlers, children, teenagers, adults and elders. Each age group has different lifestyles, priorities and interests.****Game play in the Sims may be classified as the following: ****[1] Life Simulation**This revolves around simulating their day-to-day lives. From eating, sleeping, entertainment, socializing and romance, you are in complete control of their actions if you choose to. Each Sim has a statistics that may be developed. Some of which identify certain desires the Sim in mention may require. Your role in simulating their lives is primarily to keep them happy by fulfilling their desires.****Controlling the Sims people is optional, as they follow their own Artificial Intelligence unless commanded otherwise by the player.****[2] The Architect**Designing and furnishing your home is an integral part of the game play. Pre-generated houses may be purchased at the beginning of the game, or you can design and build your future home from scratch. Furnishing consists of acquiring various items that may be manipulated by your Sims to fulfill their needs. Designing houses and furnishing costs money, which may be obtained through jobs.****[3] Character Development and Careers**Adult Sims may acquire jobs to pay for the many necessities of living a simulated life. There are several different job track available, from Entertainment, Law Enforcement, Politics and even a life of crime! Promotion in a job requires the Sim to advance in certain statistics (e.g. Charisma, Strength) which may be done so by manipulating the various items available for purchase.&lt;/story&gt; &lt;/game&gt;</text:p>
          </table:table-cell>
          <table:table-cell table:number-columns-repeated="1012"/>
        </table:table-row>
        <table:table-row table:style-name="ro1">
          <table:table-cell office:value-type="string">
            <text:p>Skies of Arcadia Legends (USA)</text:p>
          </table:table-cell>
          <table:table-cell office:value-type="float" office:value="2003">
            <text:p>2003</text:p>
          </table:table-cell>
          <table:table-cell office:value-type="string">
            <text:p>ESRB - T (Teen)</text:p>
          </table:table-cell>
          <table:table-cell office:value-type="string">
            <text:p>Skies of Arcadia Legends </text:p>
          </table:table-cell>
          <table:table-cell table:style-name="Default" office:value-type="string">
            <text:p>SEGA of America, Inc.</text:p>
          </table:table-cell>
          <table:table-cell office:value-type="string">
            <text:p>Overworks</text:p>
          </table:table-cell>
          <table:table-cell office:value-type="string">
            <text:p>Role-Playing</text:p>
          </table:table-cell>
          <table:table-cell office:value-type="string">
            <text:p>3.7</text:p>
          </table:table-cell>
          <table:table-cell office:value-type="string">
            <text:p>1 Player</text:p>
          </table:table-cell>
          <table:table-cell office:value-type="string">
            <text:p>Skies of Arcadia: Legends is a re-release of Skies of Arcadia, a well-known RPG for the Dreamcast. Two young pirates, Vyse and Aika, encounter on their journey a mysterious young girl named Fina. They decide to accompany her on her quest to gather six moon crystals. But it appears that Fina was not the only one looking for those crystals. The evil Valuan empire, lead by an ambitious warlock Galcian and his admirals, will do anything to stop Fina and her brave friends...****The gameplay is largely based on world-map traveling (always in an airship), visiting various countries, and fighting in two modes: traditional party-based combat, and ship battles, where you control an entire ship and assign commands for four turns.****What's new in this GameCube re-release? Graphics have been improved (especially character graphics), there are new sub-quests, and new characters with background stories which tell us more about the past of the game's heroes.</text:p>
          </table:table-cell>
          <table:table-cell table:style-name="Default" table:formula="of:=CONCATENATE(&quot;&lt;game name=&quot;;CHAR(34);[.A482];CHAR(34);&quot;&gt; &lt;year&gt;&quot;;[.B482];&quot;&lt;/year&gt; &lt;rating&gt;&quot;;[.C482];&quot;&lt;/rating&gt; &lt;title&gt;&quot;;[.D482];&quot;&lt;/title&gt; &lt;pub&gt;&quot;;[.E482];&quot;&lt;/pub&gt; &lt;dev&gt;&quot;;[.F482];&quot;&lt;/dev&gt; &lt;genre&gt;&quot;;[.G482];&quot;&lt;/genre&gt; &lt;score&gt;&quot;;[.H482];&quot;&lt;/score&gt; &lt;player&gt;&quot;;[.I482];&quot;&lt;/player&gt; &lt;story&gt;&quot;;[.J482];&quot;&lt;/story&gt; &lt;/game&gt;&quot;)" office:value-type="string" office:string-value="&lt;game name=&quot;Skies of Arcadia Legends (USA)&quot;&gt; &lt;year&gt;2003&lt;/year&gt; &lt;rating&gt;ESRB - T (Teen)&lt;/rating&gt; &lt;title&gt;Skies of Arcadia Legends &lt;/title&gt; &lt;pub&gt;SEGA of America, Inc.&lt;/pub&gt; &lt;dev&gt;Overworks&lt;/dev&gt; &lt;genre&gt;Role-Playing&lt;/genre&gt; &lt;score&gt;3.7&lt;/score&gt; &lt;player&gt;1 Player&lt;/player&gt; &lt;story&gt;Skies of Arcadia: Legends is a re-release of Skies of Arcadia, a well-known RPG for the Dreamcast. Two young pirates, Vyse and Aika, encounter on their journey a mysterious young girl named Fina. They decide to accompany her on her quest to gather six moon crystals. But it appears that Fina was not the only one looking for those crystals. The evil Valuan empire, lead by an ambitious warlock Galcian and his admirals, will do anything to stop Fina and her brave friends...****The gameplay is largely based on world-map traveling (always in an airship), visiting various countries, and fighting in two modes: traditional party-based combat, and ship battles, where you control an entire ship and assign commands for four turns.****What's new in this GameCube re-release? Graphics have been improved (especially character graphics), there are new sub-quests, and new characters with background stories which tell us more about the past of the game's heroes.&lt;/story&gt; &lt;/game&gt;">
            <text:p>&lt;game name="Skies of Arcadia Legends (USA)"&gt; &lt;year&gt;2003&lt;/year&gt; &lt;rating&gt;ESRB - T (Teen)&lt;/rating&gt; &lt;title&gt;Skies of Arcadia Legends &lt;/title&gt; &lt;pub&gt;SEGA of America, Inc.&lt;/pub&gt; &lt;dev&gt;Overworks&lt;/dev&gt; &lt;genre&gt;Role-Playing&lt;/genre&gt; &lt;score&gt;3.7&lt;/score&gt; &lt;player&gt;1 Player&lt;/player&gt; &lt;story&gt;Skies of Arcadia: Legends is a re-release of Skies of Arcadia, a well-known RPG for the Dreamcast. Two young pirates, Vyse and Aika, encounter on their journey a mysterious young girl named Fina. They decide to accompany her on her quest to gather six moon crystals. But it appears that Fina was not the only one looking for those crystals. The evil Valuan empire, lead by an ambitious warlock Galcian and his admirals, will do anything to stop Fina and her brave friends...****The gameplay is largely based on world-map traveling (always in an airship), visiting various countries, and fighting in two modes: traditional party-based combat, and ship battles, where you control an entire ship and assign commands for four turns.****What's new in this GameCube re-release? Graphics have been improved (especially character graphics), there are new sub-quests, and new characters with background stories which tell us more about the past of the game's heroes.&lt;/story&gt; &lt;/game&gt;</text:p>
          </table:table-cell>
          <table:table-cell table:number-columns-repeated="1012"/>
        </table:table-row>
        <table:table-row table:style-name="ro1">
          <table:table-cell office:value-type="string">
            <text:p>Smashing Drive (USA)</text:p>
          </table:table-cell>
          <table:table-cell office:value-type="float" office:value="2002">
            <text:p>2002</text:p>
          </table:table-cell>
          <table:table-cell office:value-type="string">
            <text:p>ESRB - T (Teen)</text:p>
          </table:table-cell>
          <table:table-cell office:value-type="string">
            <text:p>Smashing Drive </text:p>
          </table:table-cell>
          <table:table-cell table:style-name="Default" office:value-type="string">
            <text:p>Namco Hometek Inc.</text:p>
          </table:table-cell>
          <table:table-cell office:value-type="string">
            <text:p>Gaelco</text:p>
          </table:table-cell>
          <table:table-cell office:value-type="string">
            <text:p>Driving</text:p>
          </table:table-cell>
          <table:table-cell office:value-type="string">
            <text:p>2.3</text:p>
          </table:table-cell>
          <table:table-cell office:value-type="string">
            <text:p>1-2 Players</text:p>
          </table:table-cell>
          <table:table-cell office:value-type="string">
            <text:p>Smashing Drive puts you in the driver's seat of an insane, outrageous taxi on the busy streets of New York City. <text:s/>Your job is to simply race from point to point in the fastest time possible. <text:s/>****The key to success in Smashing Drive lies in two features: <text:s/>crazy power-ups and hidden shortcuts. <text:s/>Almost all of the power-ups transform your taxi in some way that allows you to smash your way through traffic with ease. <text:s/>And the shortcuts usually involve crashing through the insides of buildings, like movie theaters and sports arenas.</text:p>
          </table:table-cell>
          <table:table-cell table:style-name="Default" table:formula="of:=CONCATENATE(&quot;&lt;game name=&quot;;CHAR(34);[.A483];CHAR(34);&quot;&gt; &lt;year&gt;&quot;;[.B483];&quot;&lt;/year&gt; &lt;rating&gt;&quot;;[.C483];&quot;&lt;/rating&gt; &lt;title&gt;&quot;;[.D483];&quot;&lt;/title&gt; &lt;pub&gt;&quot;;[.E483];&quot;&lt;/pub&gt; &lt;dev&gt;&quot;;[.F483];&quot;&lt;/dev&gt; &lt;genre&gt;&quot;;[.G483];&quot;&lt;/genre&gt; &lt;score&gt;&quot;;[.H483];&quot;&lt;/score&gt; &lt;player&gt;&quot;;[.I483];&quot;&lt;/player&gt; &lt;story&gt;&quot;;[.J483];&quot;&lt;/story&gt; &lt;/game&gt;&quot;)" office:value-type="string" office:string-value="&lt;game name=&quot;Smashing Drive (USA)&quot;&gt; &lt;year&gt;2002&lt;/year&gt; &lt;rating&gt;ESRB - T (Teen)&lt;/rating&gt; &lt;title&gt;Smashing Drive &lt;/title&gt; &lt;pub&gt;Namco Hometek Inc.&lt;/pub&gt; &lt;dev&gt;Gaelco&lt;/dev&gt; &lt;genre&gt;Driving&lt;/genre&gt; &lt;score&gt;2.3&lt;/score&gt; &lt;player&gt;1-2 Players&lt;/player&gt; &lt;story&gt;Smashing Drive puts you in the driver's seat of an insane, outrageous taxi on the busy streets of New York City.  Your job is to simply race from point to point in the fastest time possible.  ****The key to success in Smashing Drive lies in two features:  crazy power-ups and hidden shortcuts.  Almost all of the power-ups transform your taxi in some way that allows you to smash your way through traffic with ease.  And the shortcuts usually involve crashing through the insides of buildings, like movie theaters and sports arenas.&lt;/story&gt; &lt;/game&gt;">
            <text:p>&lt;game name="Smashing Drive (USA)"&gt; &lt;year&gt;2002&lt;/year&gt; &lt;rating&gt;ESRB - T (Teen)&lt;/rating&gt; &lt;title&gt;Smashing Drive &lt;/title&gt; &lt;pub&gt;Namco Hometek Inc.&lt;/pub&gt; &lt;dev&gt;Gaelco&lt;/dev&gt; &lt;genre&gt;Driving&lt;/genre&gt; &lt;score&gt;2.3&lt;/score&gt; &lt;player&gt;1-2 Players&lt;/player&gt; &lt;story&gt;Smashing Drive puts you in the driver's seat of an insane, outrageous taxi on the busy streets of New York City. <text:s/>Your job is to simply race from point to point in the fastest time possible. <text:s/>****The key to success in Smashing Drive lies in two features: <text:s/>crazy power-ups and hidden shortcuts. <text:s/>Almost all of the power-ups transform your taxi in some way that allows you to smash your way through traffic with ease. <text:s/>And the shortcuts usually involve crashing through the insides of buildings, like movie theaters and sports arenas.&lt;/story&gt; &lt;/game&gt;</text:p>
          </table:table-cell>
          <table:table-cell table:number-columns-repeated="1012"/>
        </table:table-row>
        <table:table-row table:style-name="ro1">
          <table:table-cell office:value-type="string">
            <text:p>Smuggler's Run - Warzones (USA)</text:p>
          </table:table-cell>
          <table:table-cell office:value-type="float" office:value="2002">
            <text:p>2002</text:p>
          </table:table-cell>
          <table:table-cell office:value-type="string">
            <text:p>ESRB - T (Teen)</text:p>
          </table:table-cell>
          <table:table-cell office:value-type="string">
            <text:p>Smuggler's Run - Warzones </text:p>
          </table:table-cell>
          <table:table-cell table:style-name="Default" office:value-type="string">
            <text:p>Rockstar Games</text:p>
          </table:table-cell>
          <table:table-cell office:value-type="string">
            <text:p>Angel Studios</text:p>
          </table:table-cell>
          <table:table-cell office:value-type="string">
            <text:p>Driving</text:p>
          </table:table-cell>
          <table:table-cell office:value-type="string">
            <text:p>3.7</text:p>
          </table:table-cell>
          <table:table-cell office:value-type="string">
            <text:p>1-4 Players</text:p>
          </table:table-cell>
          <table:table-cell office:value-type="string">
            <text:p>Race around five unique massive levels transporting various contrabands all the while avoiding police and other smugglers.****You are a smuggler working for Frank Luger who's company will transport anything anywhere. <text:s/>(Except drugs, kids, say no to drugs.) <text:s/>There are over 175 different missions with dozens of different objectives from a simple race to destroying a target to transporting 15 different contraband in less than 20 minutes.****There are also 5 different styles of multiplayer gaming.</text:p>
          </table:table-cell>
          <table:table-cell table:style-name="Default" table:formula="of:=CONCATENATE(&quot;&lt;game name=&quot;;CHAR(34);[.A484];CHAR(34);&quot;&gt; &lt;year&gt;&quot;;[.B484];&quot;&lt;/year&gt; &lt;rating&gt;&quot;;[.C484];&quot;&lt;/rating&gt; &lt;title&gt;&quot;;[.D484];&quot;&lt;/title&gt; &lt;pub&gt;&quot;;[.E484];&quot;&lt;/pub&gt; &lt;dev&gt;&quot;;[.F484];&quot;&lt;/dev&gt; &lt;genre&gt;&quot;;[.G484];&quot;&lt;/genre&gt; &lt;score&gt;&quot;;[.H484];&quot;&lt;/score&gt; &lt;player&gt;&quot;;[.I484];&quot;&lt;/player&gt; &lt;story&gt;&quot;;[.J484];&quot;&lt;/story&gt; &lt;/game&gt;&quot;)" office:value-type="string" office:string-value="&lt;game name=&quot;Smuggler's Run - Warzones (USA)&quot;&gt; &lt;year&gt;2002&lt;/year&gt; &lt;rating&gt;ESRB - T (Teen)&lt;/rating&gt; &lt;title&gt;Smuggler's Run - Warzones &lt;/title&gt; &lt;pub&gt;Rockstar Games&lt;/pub&gt; &lt;dev&gt;Angel Studios&lt;/dev&gt; &lt;genre&gt;Driving&lt;/genre&gt; &lt;score&gt;3.7&lt;/score&gt; &lt;player&gt;1-4 Players&lt;/player&gt; &lt;story&gt;Race around five unique massive levels transporting various contrabands all the while avoiding police and other smugglers.****You are a smuggler working for Frank Luger who's company will transport anything anywhere.  (Except drugs, kids, say no to drugs.)  There are over 175 different missions with dozens of different objectives from a simple race to destroying a target to transporting 15 different contraband in less than 20 minutes.****There are also 5 different styles of multiplayer gaming.&lt;/story&gt; &lt;/game&gt;">
            <text:p>&lt;game name="Smuggler's Run - Warzones (USA)"&gt; &lt;year&gt;2002&lt;/year&gt; &lt;rating&gt;ESRB - T (Teen)&lt;/rating&gt; &lt;title&gt;Smuggler's Run - Warzones &lt;/title&gt; &lt;pub&gt;Rockstar Games&lt;/pub&gt; &lt;dev&gt;Angel Studios&lt;/dev&gt; &lt;genre&gt;Driving&lt;/genre&gt; &lt;score&gt;3.7&lt;/score&gt; &lt;player&gt;1-4 Players&lt;/player&gt; &lt;story&gt;Race around five unique massive levels transporting various contrabands all the while avoiding police and other smugglers.****You are a smuggler working for Frank Luger who's company will transport anything anywhere. <text:s/>(Except drugs, kids, say no to drugs.) <text:s/>There are over 175 different missions with dozens of different objectives from a simple race to destroying a target to transporting 15 different contraband in less than 20 minutes.****There are also 5 different styles of multiplayer gaming.&lt;/story&gt; &lt;/game&gt;</text:p>
          </table:table-cell>
          <table:table-cell table:number-columns-repeated="1012"/>
        </table:table-row>
        <table:table-row table:style-name="ro1">
          <table:table-cell office:value-type="string">
            <text:p>Sonic Adventure 2 - Battle (USA)</text:p>
          </table:table-cell>
          <table:table-cell office:value-type="float" office:value="2002">
            <text:p>2002</text:p>
          </table:table-cell>
          <table:table-cell office:value-type="string">
            <text:p>ESRB - E (Everyone)</text:p>
          </table:table-cell>
          <table:table-cell office:value-type="string">
            <text:p>Sonic Adventure 2 - Battle </text:p>
          </table:table-cell>
          <table:table-cell table:style-name="Default" office:value-type="string">
            <text:p>SEGA of America, Inc.</text:p>
          </table:table-cell>
          <table:table-cell office:value-type="string">
            <text:p>Sega</text:p>
          </table:table-cell>
          <table:table-cell office:value-type="string">
            <text:p>Platform</text:p>
          </table:table-cell>
          <table:table-cell office:value-type="string">
            <text:p>4.0</text:p>
          </table:table-cell>
          <table:table-cell office:value-type="string">
            <text:p>1-2 Players</text:p>
          </table:table-cell>
          <table:table-cell office:value-type="string">
            <text:p>A complete conversion of Sonic Adventure 2 from the Dreamcast, with additional features exclusive to the Gamecube.****Play as either Sonic, Knuckles and co. or the evil crew of Dr. Robotnik, Shadow and Rouge through a total of 150 missions (30 levels in total). As Sonic team, you must stop Dr. Robotnik from taking control of the Chaos Emeralds, and as Dr. Robotniks Team, you must hold Sonic at bay while collecting all of the Emeralds to take full control of the planet.****Exclusive to the Gamecube are improved visuals, new 2 player battle games (including Kart Racing, Hunting and Chao Karate) and the ability to grow your Chao and exchange them to the Game Boy Advance game, Sonic Advance, for portable training.</text:p>
          </table:table-cell>
          <table:table-cell table:style-name="Default" table:formula="of:=CONCATENATE(&quot;&lt;game name=&quot;;CHAR(34);[.A485];CHAR(34);&quot;&gt; &lt;year&gt;&quot;;[.B485];&quot;&lt;/year&gt; &lt;rating&gt;&quot;;[.C485];&quot;&lt;/rating&gt; &lt;title&gt;&quot;;[.D485];&quot;&lt;/title&gt; &lt;pub&gt;&quot;;[.E485];&quot;&lt;/pub&gt; &lt;dev&gt;&quot;;[.F485];&quot;&lt;/dev&gt; &lt;genre&gt;&quot;;[.G485];&quot;&lt;/genre&gt; &lt;score&gt;&quot;;[.H485];&quot;&lt;/score&gt; &lt;player&gt;&quot;;[.I485];&quot;&lt;/player&gt; &lt;story&gt;&quot;;[.J485];&quot;&lt;/story&gt; &lt;/game&gt;&quot;)" office:value-type="string" office:string-value="&lt;game name=&quot;Sonic Adventure 2 - Battle (USA)&quot;&gt; &lt;year&gt;2002&lt;/year&gt; &lt;rating&gt;ESRB - E (Everyone)&lt;/rating&gt; &lt;title&gt;Sonic Adventure 2 - Battle &lt;/title&gt; &lt;pub&gt;SEGA of America, Inc.&lt;/pub&gt; &lt;dev&gt;Sega&lt;/dev&gt; &lt;genre&gt;Platform&lt;/genre&gt; &lt;score&gt;4.0&lt;/score&gt; &lt;player&gt;1-2 Players&lt;/player&gt; &lt;story&gt;A complete conversion of Sonic Adventure 2 from the Dreamcast, with additional features exclusive to the Gamecube.****Play as either Sonic, Knuckles and co. or the evil crew of Dr. Robotnik, Shadow and Rouge through a total of 150 missions (30 levels in total). As Sonic team, you must stop Dr. Robotnik from taking control of the Chaos Emeralds, and as Dr. Robotniks Team, you must hold Sonic at bay while collecting all of the Emeralds to take full control of the planet.****Exclusive to the Gamecube are improved visuals, new 2 player battle games (including Kart Racing, Hunting and Chao Karate) and the ability to grow your Chao and exchange them to the Game Boy Advance game, Sonic Advance, for portable training.&lt;/story&gt; &lt;/game&gt;">
            <text:p>&lt;game name="Sonic Adventure 2 - Battle (USA)"&gt; &lt;year&gt;2002&lt;/year&gt; &lt;rating&gt;ESRB - E (Everyone)&lt;/rating&gt; &lt;title&gt;Sonic Adventure 2 - Battle &lt;/title&gt; &lt;pub&gt;SEGA of America, Inc.&lt;/pub&gt; &lt;dev&gt;Sega&lt;/dev&gt; &lt;genre&gt;Platform&lt;/genre&gt; &lt;score&gt;4.0&lt;/score&gt; &lt;player&gt;1-2 Players&lt;/player&gt; &lt;story&gt;A complete conversion of Sonic Adventure 2 from the Dreamcast, with additional features exclusive to the Gamecube.****Play as either Sonic, Knuckles and co. or the evil crew of Dr. Robotnik, Shadow and Rouge through a total of 150 missions (30 levels in total). As Sonic team, you must stop Dr. Robotnik from taking control of the Chaos Emeralds, and as Dr. Robotniks Team, you must hold Sonic at bay while collecting all of the Emeralds to take full control of the planet.****Exclusive to the Gamecube are improved visuals, new 2 player battle games (including Kart Racing, Hunting and Chao Karate) and the ability to grow your Chao and exchange them to the Game Boy Advance game, Sonic Advance, for portable training.&lt;/story&gt; &lt;/game&gt;</text:p>
          </table:table-cell>
          <table:table-cell table:number-columns-repeated="1012"/>
        </table:table-row>
        <table:table-row table:style-name="ro1">
          <table:table-cell office:value-type="string">
            <text:p>Sonic Adventure DX - Director's Cut (USA)</text:p>
          </table:table-cell>
          <table:table-cell office:value-type="float" office:value="2003">
            <text:p>2003</text:p>
          </table:table-cell>
          <table:table-cell office:value-type="string">
            <text:p>ESRB - E (Everyone)</text:p>
          </table:table-cell>
          <table:table-cell office:value-type="string">
            <text:p>Sonic Adventure DX - Director's Cut </text:p>
          </table:table-cell>
          <table:table-cell table:style-name="Default" office:value-type="string">
            <text:p>SEGA of America, Inc.</text:p>
          </table:table-cell>
          <table:table-cell office:value-type="string">
            <text:p>Sonic Team</text:p>
          </table:table-cell>
          <table:table-cell office:value-type="string">
            <text:p>Platform</text:p>
          </table:table-cell>
          <table:table-cell office:value-type="string">
            <text:p>4.0</text:p>
          </table:table-cell>
          <table:table-cell office:value-type="string">
            <text:p>1-2 Players</text:p>
          </table:table-cell>
          <table:table-cell office:value-type="string">
            <text:p>An updated version of the Sega Dreamcast hit Sonic Adventure, the first appearance of Sonic and the crew in a full 3D action title.****Once again Sonic is up against Dr. Eggman, who had teamed up with Chaos for the ultimate opportunity to take over the world. Tails, Knuckles and Amy join in on the action, along with a host of new characters and enemies.****The GameCube version includes a brand new mission mode, a new Chaos Garden link up mode to the Game Boy Advance, and a host of mini-games including appearances of classic Game Gear Sonic adventures such as Tails' Skypatrol.</text:p>
          </table:table-cell>
          <table:table-cell table:style-name="Default" table:formula="of:=CONCATENATE(&quot;&lt;game name=&quot;;CHAR(34);[.A486];CHAR(34);&quot;&gt; &lt;year&gt;&quot;;[.B486];&quot;&lt;/year&gt; &lt;rating&gt;&quot;;[.C486];&quot;&lt;/rating&gt; &lt;title&gt;&quot;;[.D486];&quot;&lt;/title&gt; &lt;pub&gt;&quot;;[.E486];&quot;&lt;/pub&gt; &lt;dev&gt;&quot;;[.F486];&quot;&lt;/dev&gt; &lt;genre&gt;&quot;;[.G486];&quot;&lt;/genre&gt; &lt;score&gt;&quot;;[.H486];&quot;&lt;/score&gt; &lt;player&gt;&quot;;[.I486];&quot;&lt;/player&gt; &lt;story&gt;&quot;;[.J486];&quot;&lt;/story&gt; &lt;/game&gt;&quot;)" office:value-type="string" office:string-value="&lt;game name=&quot;Sonic Adventure DX - Director's Cut (USA)&quot;&gt; &lt;year&gt;2003&lt;/year&gt; &lt;rating&gt;ESRB - E (Everyone)&lt;/rating&gt; &lt;title&gt;Sonic Adventure DX - Director's Cut &lt;/title&gt; &lt;pub&gt;SEGA of America, Inc.&lt;/pub&gt; &lt;dev&gt;Sonic Team&lt;/dev&gt; &lt;genre&gt;Platform&lt;/genre&gt; &lt;score&gt;4.0&lt;/score&gt; &lt;player&gt;1-2 Players&lt;/player&gt; &lt;story&gt;An updated version of the Sega Dreamcast hit Sonic Adventure, the first appearance of Sonic and the crew in a full 3D action title.****Once again Sonic is up against Dr. Eggman, who had teamed up with Chaos for the ultimate opportunity to take over the world. Tails, Knuckles and Amy join in on the action, along with a host of new characters and enemies.****The GameCube version includes a brand new mission mode, a new Chaos Garden link up mode to the Game Boy Advance, and a host of mini-games including appearances of classic Game Gear Sonic adventures such as Tails' Skypatrol.&lt;/story&gt; &lt;/game&gt;">
            <text:p>&lt;game name="Sonic Adventure DX - Director's Cut (USA)"&gt; &lt;year&gt;2003&lt;/year&gt; &lt;rating&gt;ESRB - E (Everyone)&lt;/rating&gt; &lt;title&gt;Sonic Adventure DX - Director's Cut &lt;/title&gt; &lt;pub&gt;SEGA of America, Inc.&lt;/pub&gt; &lt;dev&gt;Sonic Team&lt;/dev&gt; &lt;genre&gt;Platform&lt;/genre&gt; &lt;score&gt;4.0&lt;/score&gt; &lt;player&gt;1-2 Players&lt;/player&gt; &lt;story&gt;An updated version of the Sega Dreamcast hit Sonic Adventure, the first appearance of Sonic and the crew in a full 3D action title.****Once again Sonic is up against Dr. Eggman, who had teamed up with Chaos for the ultimate opportunity to take over the world. Tails, Knuckles and Amy join in on the action, along with a host of new characters and enemies.****The GameCube version includes a brand new mission mode, a new Chaos Garden link up mode to the Game Boy Advance, and a host of mini-games including appearances of classic Game Gear Sonic adventures such as Tails' Skypatrol.&lt;/story&gt; &lt;/game&gt;</text:p>
          </table:table-cell>
          <table:table-cell table:number-columns-repeated="1012"/>
        </table:table-row>
        <table:table-row table:style-name="ro1">
          <table:table-cell office:value-type="string">
            <text:p>Sonic Gems Collection (USA)</text:p>
          </table:table-cell>
          <table:table-cell office:value-type="float" office:value="2005">
            <text:p>2005</text:p>
          </table:table-cell>
          <table:table-cell office:value-type="string">
            <text:p>ESRB - E (Everyone)</text:p>
          </table:table-cell>
          <table:table-cell office:value-type="string">
            <text:p>Sonic Gems Collection </text:p>
          </table:table-cell>
          <table:table-cell table:style-name="Default" office:value-type="string">
            <text:p>SEGA of America, Inc.</text:p>
          </table:table-cell>
          <table:table-cell office:value-type="string">
            <text:p>Sonic Team</text:p>
          </table:table-cell>
          <table:table-cell office:value-type="string">
            <text:p>Compilation</text:p>
          </table:table-cell>
          <table:table-cell office:value-type="string">
            <text:p>4.4</text:p>
          </table:table-cell>
          <table:table-cell office:value-type="string">
            <text:p>1-4 Players</text:p>
          </table:table-cell>
          <table:table-cell office:value-type="string">
            <text:p>Sonic Gems Collection features Sonic-related Sega Genesis, Sega CD and Sega Game Gear games. These classic Sega gems provide a lot of historical value, and the collection includes an extensive unlockable library of artwork, music, and even some extra playable games.****Included in the collection are:****1. Sonic CD**2. Sonic The Fighters**3. Sonic R**4. Sonic the Hedgehog 2**5. Sonic Spinball**6. Sonic the Hedgehog: Triple Trouble**7. Sonic Drift 2**8. Tails' Skypatrol**9. Tails Adventures**10. 2 Unlockable Games</text:p>
          </table:table-cell>
          <table:table-cell table:style-name="Default" table:formula="of:=CONCATENATE(&quot;&lt;game name=&quot;;CHAR(34);[.A487];CHAR(34);&quot;&gt; &lt;year&gt;&quot;;[.B487];&quot;&lt;/year&gt; &lt;rating&gt;&quot;;[.C487];&quot;&lt;/rating&gt; &lt;title&gt;&quot;;[.D487];&quot;&lt;/title&gt; &lt;pub&gt;&quot;;[.E487];&quot;&lt;/pub&gt; &lt;dev&gt;&quot;;[.F487];&quot;&lt;/dev&gt; &lt;genre&gt;&quot;;[.G487];&quot;&lt;/genre&gt; &lt;score&gt;&quot;;[.H487];&quot;&lt;/score&gt; &lt;player&gt;&quot;;[.I487];&quot;&lt;/player&gt; &lt;story&gt;&quot;;[.J487];&quot;&lt;/story&gt; &lt;/game&gt;&quot;)" office:value-type="string" office:string-value="&lt;game name=&quot;Sonic Gems Collection (USA)&quot;&gt; &lt;year&gt;2005&lt;/year&gt; &lt;rating&gt;ESRB - E (Everyone)&lt;/rating&gt; &lt;title&gt;Sonic Gems Collection &lt;/title&gt; &lt;pub&gt;SEGA of America, Inc.&lt;/pub&gt; &lt;dev&gt;Sonic Team&lt;/dev&gt; &lt;genre&gt;Compilation&lt;/genre&gt; &lt;score&gt;4.4&lt;/score&gt; &lt;player&gt;1-4 Players&lt;/player&gt; &lt;story&gt;Sonic Gems Collection features Sonic-related Sega Genesis, Sega CD and Sega Game Gear games. These classic Sega gems provide a lot of historical value, and the collection includes an extensive unlockable library of artwork, music, and even some extra playable games.****Included in the collection are:****1. Sonic CD**2. Sonic The Fighters**3. Sonic R**4. Sonic the Hedgehog 2**5. Sonic Spinball**6. Sonic the Hedgehog: Triple Trouble**7. Sonic Drift 2**8. Tails' Skypatrol**9. Tails Adventures**10. 2 Unlockable Games&lt;/story&gt; &lt;/game&gt;">
            <text:p>&lt;game name="Sonic Gems Collection (USA)"&gt; &lt;year&gt;2005&lt;/year&gt; &lt;rating&gt;ESRB - E (Everyone)&lt;/rating&gt; &lt;title&gt;Sonic Gems Collection &lt;/title&gt; &lt;pub&gt;SEGA of America, Inc.&lt;/pub&gt; &lt;dev&gt;Sonic Team&lt;/dev&gt; &lt;genre&gt;Compilation&lt;/genre&gt; &lt;score&gt;4.4&lt;/score&gt; &lt;player&gt;1-4 Players&lt;/player&gt; &lt;story&gt;Sonic Gems Collection features Sonic-related Sega Genesis, Sega CD and Sega Game Gear games. These classic Sega gems provide a lot of historical value, and the collection includes an extensive unlockable library of artwork, music, and even some extra playable games.****Included in the collection are:****1. Sonic CD**2. Sonic The Fighters**3. Sonic R**4. Sonic the Hedgehog 2**5. Sonic Spinball**6. Sonic the Hedgehog: Triple Trouble**7. Sonic Drift 2**8. Tails' Skypatrol**9. Tails Adventures**10. 2 Unlockable Games&lt;/story&gt; &lt;/game&gt;</text:p>
          </table:table-cell>
          <table:table-cell table:number-columns-repeated="1012"/>
        </table:table-row>
        <table:table-row table:style-name="ro1">
          <table:table-cell office:value-type="string">
            <text:p>Sonic Heroes (USA)</text:p>
          </table:table-cell>
          <table:table-cell office:value-type="float" office:value="2004">
            <text:p>2004</text:p>
          </table:table-cell>
          <table:table-cell office:value-type="string">
            <text:p>ESRB - E (Everyone)</text:p>
          </table:table-cell>
          <table:table-cell office:value-type="string">
            <text:p>Sonic Heroes </text:p>
          </table:table-cell>
          <table:table-cell table:style-name="Default" office:value-type="string">
            <text:p>SEGA of America, Inc.</text:p>
          </table:table-cell>
          <table:table-cell office:value-type="string">
            <text:p>Sonic Team</text:p>
          </table:table-cell>
          <table:table-cell office:value-type="string">
            <text:p>Platform</text:p>
          </table:table-cell>
          <table:table-cell office:value-type="string">
            <text:p>3.4</text:p>
          </table:table-cell>
          <table:table-cell office:value-type="string">
            <text:p>1-2 Players</text:p>
          </table:table-cell>
          <table:table-cell office:value-type="string">
            <text:p>Sonic &amp; the gang, are back in the latest game, SONIC HEROES. Coming out on the Gamecube &amp; for the first**time on Playstation 2, <text:s/>Xbox And PC! Sonic Heroes has a twist to the**gameplay, you choose a team of 3 characters. With different strengths. **There are 4 teams:**TEAM SONIC ~ Sonic, Tails &amp; Knuckles**TEAM DARK ~ Shadow, Rouge &amp; E-123 Omega**TEAM CHAOTIX ~ Espio, Vector, &amp; Charmy Bee**TEAM ROSE ~ <text:s/>Amy, Big, &amp; Cream with her Chao sidekick Cheese.**There are 4 modes, Story mode, Challenge mode,**the Tutorial modes &amp; the new &amp; improved battle mode for**multiplayer fun,**and there are plenty of secrets to unlock.</text:p>
          </table:table-cell>
          <table:table-cell table:style-name="Default" table:formula="of:=CONCATENATE(&quot;&lt;game name=&quot;;CHAR(34);[.A488];CHAR(34);&quot;&gt; &lt;year&gt;&quot;;[.B488];&quot;&lt;/year&gt; &lt;rating&gt;&quot;;[.C488];&quot;&lt;/rating&gt; &lt;title&gt;&quot;;[.D488];&quot;&lt;/title&gt; &lt;pub&gt;&quot;;[.E488];&quot;&lt;/pub&gt; &lt;dev&gt;&quot;;[.F488];&quot;&lt;/dev&gt; &lt;genre&gt;&quot;;[.G488];&quot;&lt;/genre&gt; &lt;score&gt;&quot;;[.H488];&quot;&lt;/score&gt; &lt;player&gt;&quot;;[.I488];&quot;&lt;/player&gt; &lt;story&gt;&quot;;[.J488];&quot;&lt;/story&gt; &lt;/game&gt;&quot;)" office:value-type="string" office:string-value="&lt;game name=&quot;Sonic Heroes (USA)&quot;&gt; &lt;year&gt;2004&lt;/year&gt; &lt;rating&gt;ESRB - E (Everyone)&lt;/rating&gt; &lt;title&gt;Sonic Heroes &lt;/title&gt; &lt;pub&gt;SEGA of America, Inc.&lt;/pub&gt; &lt;dev&gt;Sonic Team&lt;/dev&gt; &lt;genre&gt;Platform&lt;/genre&gt; &lt;score&gt;3.4&lt;/score&gt; &lt;player&gt;1-2 Players&lt;/player&gt; &lt;story&gt;Sonic &amp; the gang, are back in the latest game, SONIC HEROES. Coming out on the Gamecube &amp; for the first**time on Playstation 2,  Xbox And PC! Sonic Heroes has a twist to the**gameplay, you choose a team of 3 characters. With different strengths. **There are 4 teams:**TEAM SONIC ~ Sonic, Tails &amp; Knuckles**TEAM DARK ~ Shadow, Rouge &amp; E-123 Omega**TEAM CHAOTIX ~ Espio, Vector, &amp; Charmy Bee**TEAM ROSE ~  Amy, Big, &amp; Cream with her Chao sidekick Cheese.**There are 4 modes, Story mode, Challenge mode,**the Tutorial modes &amp; the new &amp; improved battle mode for**multiplayer fun,**and there are plenty of secrets to unlock.&lt;/story&gt; &lt;/game&gt;">
            <text:p>&lt;game name="Sonic Heroes (USA)"&gt; &lt;year&gt;2004&lt;/year&gt; &lt;rating&gt;ESRB - E (Everyone)&lt;/rating&gt; &lt;title&gt;Sonic Heroes &lt;/title&gt; &lt;pub&gt;SEGA of America, Inc.&lt;/pub&gt; &lt;dev&gt;Sonic Team&lt;/dev&gt; &lt;genre&gt;Platform&lt;/genre&gt; &lt;score&gt;3.4&lt;/score&gt; &lt;player&gt;1-2 Players&lt;/player&gt; &lt;story&gt;Sonic &amp; the gang, are back in the latest game, SONIC HEROES. Coming out on the Gamecube &amp; for the first**time on Playstation 2, <text:s/>Xbox And PC! Sonic Heroes has a twist to the**gameplay, you choose a team of 3 characters. With different strengths. **There are 4 teams:**TEAM SONIC ~ Sonic, Tails &amp; Knuckles**TEAM DARK ~ Shadow, Rouge &amp; E-123 Omega**TEAM CHAOTIX ~ Espio, Vector, &amp; Charmy Bee**TEAM ROSE ~ <text:s/>Amy, Big, &amp; Cream with her Chao sidekick Cheese.**There are 4 modes, Story mode, Challenge mode,**the Tutorial modes &amp; the new &amp; improved battle mode for**multiplayer fun,**and there are plenty of secrets to unlock.&lt;/story&gt; &lt;/game&gt;</text:p>
          </table:table-cell>
          <table:table-cell table:number-columns-repeated="1012"/>
        </table:table-row>
        <table:table-row table:style-name="ro1">
          <table:table-cell office:value-type="string">
            <text:p>Sonic Mega Collection (USA)</text:p>
          </table:table-cell>
          <table:table-cell office:value-type="float" office:value="2002">
            <text:p>2002</text:p>
          </table:table-cell>
          <table:table-cell office:value-type="string">
            <text:p>ESRB - E (Everyone)</text:p>
          </table:table-cell>
          <table:table-cell office:value-type="string">
            <text:p>Sonic Mega Collection </text:p>
          </table:table-cell>
          <table:table-cell table:style-name="Default" office:value-type="string">
            <text:p>SEGA Corporation</text:p>
          </table:table-cell>
          <table:table-cell office:value-type="string">
            <text:p>Sonic Team</text:p>
          </table:table-cell>
          <table:table-cell office:value-type="string">
            <text:p>Compilation</text:p>
          </table:table-cell>
          <table:table-cell office:value-type="string">
            <text:p>3.9</text:p>
          </table:table-cell>
          <table:table-cell office:value-type="string">
            <text:p>1-2 Players</text:p>
          </table:table-cell>
          <table:table-cell office:value-type="string">
            <text:p>A complete compilation of 7 classic Genesis Sonic the Hedgehog title.****1. Sonic the Hedgehog: Sonic's first ever outing had you controlling the speedy blue hedgehog through level after level of loops, spins, traps and enemies, as you take on Dr. Robotnik.****2. Sonic the Hedgehog 2: The second Sonic title continues the neverending battle against Dr. Robotnik, while introducing a side kick for Sonic, Tails (who has the ability to fly using his two tails) and a 2 player mode.****3. Sonic the Hedgehog 3: Sonic and Tails are now up against Knuckles, who also wants the Chaos Emeralds along with Dr. Robotnik.****4. Sonic &amp; Knuckles: An update of Sonic 3 introduces players to Knuckles as a playable character, with the ability to climb up walls, punch enemies and glide through the air.****5. Sonic 3D Blast: Away from the usual side-scrolling Sonic, this Marble Madness style psuedo-3D title has you chasing Robotnik once again, and collecting the usual assortment of rings and bonuses.****6. Sonic Spinball: It's Sonic stuck in a pinball machine, with the simple aim of defeating the great Dr. while making major high scores by flicking the ball like Sonic through-out the tables.****7. Dr.Robotnik‘s Mean Bean Machine: The Doc has a problem of his own this time, as you play a Tetris style puzzle game, matching the beans to clear them from the screen.****Also on the disc is the complete history of Sonic and his world, a full magazine from the Sonic comic book series, cover art, and hidden games. These include the secret games &amp;quot;Knuckles in Sonic 2&amp;quot; and the &amp;quot;Blue Sphere&amp;quot; hidden levels, as well as the Genesis games Flicky and Ristar. The Japanese version also has the Genesis (MegaDrive) games The Ooze and Comix Zone that the other region releases do not have.</text:p>
          </table:table-cell>
          <table:table-cell table:style-name="Default" table:formula="of:=CONCATENATE(&quot;&lt;game name=&quot;;CHAR(34);[.A489];CHAR(34);&quot;&gt; &lt;year&gt;&quot;;[.B489];&quot;&lt;/year&gt; &lt;rating&gt;&quot;;[.C489];&quot;&lt;/rating&gt; &lt;title&gt;&quot;;[.D489];&quot;&lt;/title&gt; &lt;pub&gt;&quot;;[.E489];&quot;&lt;/pub&gt; &lt;dev&gt;&quot;;[.F489];&quot;&lt;/dev&gt; &lt;genre&gt;&quot;;[.G489];&quot;&lt;/genre&gt; &lt;score&gt;&quot;;[.H489];&quot;&lt;/score&gt; &lt;player&gt;&quot;;[.I489];&quot;&lt;/player&gt; &lt;story&gt;&quot;;[.J489];&quot;&lt;/story&gt; &lt;/game&gt;&quot;)" office:value-type="string" office:string-value="&lt;game name=&quot;Sonic Mega Collection (USA)&quot;&gt; &lt;year&gt;2002&lt;/year&gt; &lt;rating&gt;ESRB - E (Everyone)&lt;/rating&gt; &lt;title&gt;Sonic Mega Collection &lt;/title&gt; &lt;pub&gt;SEGA Corporation&lt;/pub&gt; &lt;dev&gt;Sonic Team&lt;/dev&gt; &lt;genre&gt;Compilation&lt;/genre&gt; &lt;score&gt;3.9&lt;/score&gt; &lt;player&gt;1-2 Players&lt;/player&gt; &lt;story&gt;A complete compilation of 7 classic Genesis Sonic the Hedgehog title.****1. Sonic the Hedgehog: Sonic's first ever outing had you controlling the speedy blue hedgehog through level after level of loops, spins, traps and enemies, as you take on Dr. Robotnik.****2. Sonic the Hedgehog 2: The second Sonic title continues the neverending battle against Dr. Robotnik, while introducing a side kick for Sonic, Tails (who has the ability to fly using his two tails) and a 2 player mode.****3. Sonic the Hedgehog 3: Sonic and Tails are now up against Knuckles, who also wants the Chaos Emeralds along with Dr. Robotnik.****4. Sonic &amp; Knuckles: An update of Sonic 3 introduces players to Knuckles as a playable character, with the ability to climb up walls, punch enemies and glide through the air.****5. Sonic 3D Blast: Away from the usual side-scrolling Sonic, this Marble Madness style psuedo-3D title has you chasing Robotnik once again, and collecting the usual assortment of rings and bonuses.****6. Sonic Spinball: It's Sonic stuck in a pinball machine, with the simple aim of defeating the great Dr. while making major high scores by flicking the ball like Sonic through-out the tables.****7. Dr.Robotnik‘s Mean Bean Machine: The Doc has a problem of his own this time, as you play a Tetris style puzzle game, matching the beans to clear them from the screen.****Also on the disc is the complete history of Sonic and his world, a full magazine from the Sonic comic book series, cover art, and hidden games. These include the secret games &amp;quot;Knuckles in Sonic 2&amp;quot; and the &amp;quot;Blue Sphere&amp;quot; hidden levels, as well as the Genesis games Flicky and Ristar. The Japanese version also has the Genesis (MegaDrive) games The Ooze and Comix Zone that the other region releases do not have.&lt;/story&gt; &lt;/game&gt;">
            <text:p>&lt;game name="Sonic Mega Collection (USA)"&gt; &lt;year&gt;2002&lt;/year&gt; &lt;rating&gt;ESRB - E (Everyone)&lt;/rating&gt; &lt;title&gt;Sonic Mega Collection &lt;/title&gt; &lt;pub&gt;SEGA Corporation&lt;/pub&gt; &lt;dev&gt;Sonic Team&lt;/dev&gt; &lt;genre&gt;Compilation&lt;/genre&gt; &lt;score&gt;3.9&lt;/score&gt; &lt;player&gt;1-2 Players&lt;/player&gt; &lt;story&gt;A complete compilation of 7 classic Genesis Sonic the Hedgehog title.****1. Sonic the Hedgehog: Sonic's first ever outing had you controlling the speedy blue hedgehog through level after level of loops, spins, traps and enemies, as you take on Dr. Robotnik.****2. Sonic the Hedgehog 2: The second Sonic title continues the neverending battle against Dr. Robotnik, while introducing a side kick for Sonic, Tails (who has the ability to fly using his two tails) and a 2 player mode.****3. Sonic the Hedgehog 3: Sonic and Tails are now up against Knuckles, who also wants the Chaos Emeralds along with Dr. Robotnik.****4. Sonic &amp; Knuckles: An update of Sonic 3 introduces players to Knuckles as a playable character, with the ability to climb up walls, punch enemies and glide through the air.****5. Sonic 3D Blast: Away from the usual side-scrolling Sonic, this Marble Madness style psuedo-3D title has you chasing Robotnik once again, and collecting the usual assortment of rings and bonuses.****6. Sonic Spinball: It's Sonic stuck in a pinball machine, with the simple aim of defeating the great Dr. while making major high scores by flicking the ball like Sonic through-out the tables.****7. Dr.Robotnik‘s Mean Bean Machine: The Doc has a problem of his own this time, as you play a Tetris style puzzle game, matching the beans to clear them from the screen.****Also on the disc is the complete history of Sonic and his world, a full magazine from the Sonic comic book series, cover art, and hidden games. These include the secret games &amp;quot;Knuckles in Sonic 2&amp;quot; and the &amp;quot;Blue Sphere&amp;quot; hidden levels, as well as the Genesis games Flicky and Ristar. The Japanese version also has the Genesis (MegaDrive) games The Ooze and Comix Zone that the other region releases do not have.&lt;/story&gt; &lt;/game&gt;</text:p>
          </table:table-cell>
          <table:table-cell table:number-columns-repeated="1012"/>
        </table:table-row>
        <table:table-row table:style-name="ro1">
          <table:table-cell office:value-type="string">
            <text:p>Sonic Riders (USA)</text:p>
          </table:table-cell>
          <table:table-cell office:value-type="float" office:value="2006">
            <text:p>2006</text:p>
          </table:table-cell>
          <table:table-cell office:value-type="string">
            <text:p>ESRB - E (Everyone)</text:p>
          </table:table-cell>
          <table:table-cell office:value-type="string">
            <text:p>Sonic Riders </text:p>
          </table:table-cell>
          <table:table-cell table:style-name="Default" office:value-type="string">
            <text:p>SEGA of America, Inc.</text:p>
          </table:table-cell>
          <table:table-cell office:value-type="string">
            <text:p>Sonic Team</text:p>
          </table:table-cell>
          <table:table-cell office:value-type="string">
            <text:p>Driving</text:p>
          </table:table-cell>
          <table:table-cell office:value-type="string">
            <text:p>4.0</text:p>
          </table:table-cell>
          <table:table-cell office:value-type="string">
            <text:p>1-4 Players</text:p>
          </table:table-cell>
          <table:table-cell office:value-type="string">
            <text:p>In Sonic Riders, Dr. Eggman challenges Sonic and his friends to a Worldwide Grand Prix, and the prize for coming out on top is an ultra-rare Chaos Emerald! Gliding on air boards – which are performance-oriented for each playable character – gamers will experience a heightened sense of sports-style racing tension as Sonic and his pals perform tricks and stunts over treacherous wide-open terrain.****Sonic and friends speed through tracks on air boards, using individual special moves to strike down opponents. Air is a big element of Sonic Riders. Your board's "fuel" source is air. You can fill up your air at various points on the course, but to race well you'll have to use another means of replenishment: performing tricks with your board. You'll also want to make use of turbulence from racers who are in front of you.</text:p>
          </table:table-cell>
          <table:table-cell table:style-name="Default" table:formula="of:=CONCATENATE(&quot;&lt;game name=&quot;;CHAR(34);[.A490];CHAR(34);&quot;&gt; &lt;year&gt;&quot;;[.B490];&quot;&lt;/year&gt; &lt;rating&gt;&quot;;[.C490];&quot;&lt;/rating&gt; &lt;title&gt;&quot;;[.D490];&quot;&lt;/title&gt; &lt;pub&gt;&quot;;[.E490];&quot;&lt;/pub&gt; &lt;dev&gt;&quot;;[.F490];&quot;&lt;/dev&gt; &lt;genre&gt;&quot;;[.G490];&quot;&lt;/genre&gt; &lt;score&gt;&quot;;[.H490];&quot;&lt;/score&gt; &lt;player&gt;&quot;;[.I490];&quot;&lt;/player&gt; &lt;story&gt;&quot;;[.J490];&quot;&lt;/story&gt; &lt;/game&gt;&quot;)" office:value-type="string" office:string-value="&lt;game name=&quot;Sonic Riders (USA)&quot;&gt; &lt;year&gt;2006&lt;/year&gt; &lt;rating&gt;ESRB - E (Everyone)&lt;/rating&gt; &lt;title&gt;Sonic Riders &lt;/title&gt; &lt;pub&gt;SEGA of America, Inc.&lt;/pub&gt; &lt;dev&gt;Sonic Team&lt;/dev&gt; &lt;genre&gt;Driving&lt;/genre&gt; &lt;score&gt;4.0&lt;/score&gt; &lt;player&gt;1-4 Players&lt;/player&gt; &lt;story&gt;In Sonic Riders, Dr. Eggman challenges Sonic and his friends to a Worldwide Grand Prix, and the prize for coming out on top is an ultra-rare Chaos Emerald! Gliding on air boards – which are performance-oriented for each playable character – gamers will experience a heightened sense of sports-style racing tension as Sonic and his pals perform tricks and stunts over treacherous wide-open terrain.****Sonic and friends speed through tracks on air boards, using individual special moves to strike down opponents. Air is a big element of Sonic Riders. Your board's &quot;fuel&quot; source is air. You can fill up your air at various points on the course, but to race well you'll have to use another means of replenishment: performing tricks with your board. You'll also want to make use of turbulence from racers who are in front of you.&lt;/story&gt; &lt;/game&gt;">
            <text:p>&lt;game name="Sonic Riders (USA)"&gt; &lt;year&gt;2006&lt;/year&gt; &lt;rating&gt;ESRB - E (Everyone)&lt;/rating&gt; &lt;title&gt;Sonic Riders &lt;/title&gt; &lt;pub&gt;SEGA of America, Inc.&lt;/pub&gt; &lt;dev&gt;Sonic Team&lt;/dev&gt; &lt;genre&gt;Driving&lt;/genre&gt; &lt;score&gt;4.0&lt;/score&gt; &lt;player&gt;1-4 Players&lt;/player&gt; &lt;story&gt;In Sonic Riders, Dr. Eggman challenges Sonic and his friends to a Worldwide Grand Prix, and the prize for coming out on top is an ultra-rare Chaos Emerald! Gliding on air boards – which are performance-oriented for each playable character – gamers will experience a heightened sense of sports-style racing tension as Sonic and his pals perform tricks and stunts over treacherous wide-open terrain.****Sonic and friends speed through tracks on air boards, using individual special moves to strike down opponents. Air is a big element of Sonic Riders. Your board's "fuel" source is air. You can fill up your air at various points on the course, but to race well you'll have to use another means of replenishment: performing tricks with your board. You'll also want to make use of turbulence from racers who are in front of you.&lt;/story&gt; &lt;/game&gt;</text:p>
          </table:table-cell>
          <table:table-cell table:number-columns-repeated="1012"/>
        </table:table-row>
        <table:table-row table:style-name="ro1">
          <table:table-cell office:value-type="string">
            <text:p>Soul Calibur II (USA)</text:p>
          </table:table-cell>
          <table:table-cell office:value-type="float" office:value="2003">
            <text:p>2003</text:p>
          </table:table-cell>
          <table:table-cell office:value-type="string">
            <text:p>ESRB - T (Teen)</text:p>
          </table:table-cell>
          <table:table-cell office:value-type="string">
            <text:p>Soul Calibur II </text:p>
          </table:table-cell>
          <table:table-cell table:style-name="Default" office:value-type="string">
            <text:p>Namco Hometek Inc.</text:p>
          </table:table-cell>
          <table:table-cell office:value-type="string">
            <text:p>Namco</text:p>
          </table:table-cell>
          <table:table-cell office:value-type="string">
            <text:p>Fighter</text:p>
          </table:table-cell>
          <table:table-cell office:value-type="string">
            <text:p>4.5</text:p>
          </table:table-cell>
          <table:table-cell office:value-type="string">
            <text:p>1-2 Players</text:p>
          </table:table-cell>
          <table:table-cell office:value-type="string">
            <text:p>Mortal Kombat-style one-on-one fighting is one thing, but fighting with weapons is completely different. Soul Calibur II continues the tradition set by Soul Blade and the Dreamcast Soul Calibur with intense action and plenty of weapons to deal the massive blows.****A majority of the action takes place in Weapon Master mode, as you choose a character and travel a set map to fight the many other warriors through a collection of different terrain styles and challenges. One minute you'll be fighting in quicksand; the next you'll have to defeat an opponent by only using throwing attacks.****Other modes include the usual arcade, survival, and practice modes, and multiplayer options for two people to battle it out.****Each version of Soul Calibur II also includes a unique character for the platform. Spawn appears on Xbox, Link from The Legend of Zelda series can be found on GameCube, and Tekken fighter Heihachi finds his way to PS2.</text:p>
          </table:table-cell>
          <table:table-cell table:style-name="Default" table:formula="of:=CONCATENATE(&quot;&lt;game name=&quot;;CHAR(34);[.A491];CHAR(34);&quot;&gt; &lt;year&gt;&quot;;[.B491];&quot;&lt;/year&gt; &lt;rating&gt;&quot;;[.C491];&quot;&lt;/rating&gt; &lt;title&gt;&quot;;[.D491];&quot;&lt;/title&gt; &lt;pub&gt;&quot;;[.E491];&quot;&lt;/pub&gt; &lt;dev&gt;&quot;;[.F491];&quot;&lt;/dev&gt; &lt;genre&gt;&quot;;[.G491];&quot;&lt;/genre&gt; &lt;score&gt;&quot;;[.H491];&quot;&lt;/score&gt; &lt;player&gt;&quot;;[.I491];&quot;&lt;/player&gt; &lt;story&gt;&quot;;[.J491];&quot;&lt;/story&gt; &lt;/game&gt;&quot;)" office:value-type="string" office:string-value="&lt;game name=&quot;Soul Calibur II (USA)&quot;&gt; &lt;year&gt;2003&lt;/year&gt; &lt;rating&gt;ESRB - T (Teen)&lt;/rating&gt; &lt;title&gt;Soul Calibur II &lt;/title&gt; &lt;pub&gt;Namco Hometek Inc.&lt;/pub&gt; &lt;dev&gt;Namco&lt;/dev&gt; &lt;genre&gt;Fighter&lt;/genre&gt; &lt;score&gt;4.5&lt;/score&gt; &lt;player&gt;1-2 Players&lt;/player&gt; &lt;story&gt;Mortal Kombat-style one-on-one fighting is one thing, but fighting with weapons is completely different. Soul Calibur II continues the tradition set by Soul Blade and the Dreamcast Soul Calibur with intense action and plenty of weapons to deal the massive blows.****A majority of the action takes place in Weapon Master mode, as you choose a character and travel a set map to fight the many other warriors through a collection of different terrain styles and challenges. One minute you'll be fighting in quicksand; the next you'll have to defeat an opponent by only using throwing attacks.****Other modes include the usual arcade, survival, and practice modes, and multiplayer options for two people to battle it out.****Each version of Soul Calibur II also includes a unique character for the platform. Spawn appears on Xbox, Link from The Legend of Zelda series can be found on GameCube, and Tekken fighter Heihachi finds his way to PS2.&lt;/story&gt; &lt;/game&gt;">
            <text:p>&lt;game name="Soul Calibur II (USA)"&gt; &lt;year&gt;2003&lt;/year&gt; &lt;rating&gt;ESRB - T (Teen)&lt;/rating&gt; &lt;title&gt;Soul Calibur II &lt;/title&gt; &lt;pub&gt;Namco Hometek Inc.&lt;/pub&gt; &lt;dev&gt;Namco&lt;/dev&gt; &lt;genre&gt;Fighter&lt;/genre&gt; &lt;score&gt;4.5&lt;/score&gt; &lt;player&gt;1-2 Players&lt;/player&gt; &lt;story&gt;Mortal Kombat-style one-on-one fighting is one thing, but fighting with weapons is completely different. Soul Calibur II continues the tradition set by Soul Blade and the Dreamcast Soul Calibur with intense action and plenty of weapons to deal the massive blows.****A majority of the action takes place in Weapon Master mode, as you choose a character and travel a set map to fight the many other warriors through a collection of different terrain styles and challenges. One minute you'll be fighting in quicksand; the next you'll have to defeat an opponent by only using throwing attacks.****Other modes include the usual arcade, survival, and practice modes, and multiplayer options for two people to battle it out.****Each version of Soul Calibur II also includes a unique character for the platform. Spawn appears on Xbox, Link from The Legend of Zelda series can be found on GameCube, and Tekken fighter Heihachi finds his way to PS2.&lt;/story&gt; &lt;/game&gt;</text:p>
          </table:table-cell>
          <table:table-cell table:number-columns-repeated="1012"/>
        </table:table-row>
        <table:table-row table:style-name="ro1">
          <table:table-cell office:value-type="string">
            <text:p>Space Raiders (USA)</text:p>
          </table:table-cell>
          <table:table-cell office:value-type="float" office:value="2004">
            <text:p>2004</text:p>
          </table:table-cell>
          <table:table-cell office:value-type="string">
            <text:p>ESRB - T (Teen)</text:p>
          </table:table-cell>
          <table:table-cell office:value-type="string">
            <text:p>Space Raiders </text:p>
          </table:table-cell>
          <table:table-cell table:style-name="Default" office:value-type="string">
            <text:p>Mastiff</text:p>
          </table:table-cell>
          <table:table-cell office:value-type="string">
            <text:p>Taito</text:p>
          </table:table-cell>
          <table:table-cell office:value-type="string">
            <text:p>Shooter</text:p>
          </table:table-cell>
          <table:table-cell office:value-type="string">
            <text:p>3.2</text:p>
          </table:table-cell>
          <table:table-cell office:value-type="string">
            <text:p>1-2 Players</text:p>
          </table:table-cell>
          <table:table-cell office:value-type="string">
            <text:p>Released in Japan in January 2003, this Taito-developed action game is a two-player shooter where players must take on a major alien bug infestation within the crumbling walls of a post-apocalyptic city. Sounds a bit like an obvious sequel to Space Invaders, but the gameplay is actually more akin to 3D on-rails shooters like Sin and Punishment. The game highlights the conflicts of the usual glamorous heroes -- a beautiful girl that's keen on riding motorcycles, the overzealous frat boy, and the super macho ex-army commandant. All go up against a host of nasty alien creatures, including beetle like bugs and flying creatures. </text:p>
          </table:table-cell>
          <table:table-cell table:style-name="Default" table:formula="of:=CONCATENATE(&quot;&lt;game name=&quot;;CHAR(34);[.A492];CHAR(34);&quot;&gt; &lt;year&gt;&quot;;[.B492];&quot;&lt;/year&gt; &lt;rating&gt;&quot;;[.C492];&quot;&lt;/rating&gt; &lt;title&gt;&quot;;[.D492];&quot;&lt;/title&gt; &lt;pub&gt;&quot;;[.E492];&quot;&lt;/pub&gt; &lt;dev&gt;&quot;;[.F492];&quot;&lt;/dev&gt; &lt;genre&gt;&quot;;[.G492];&quot;&lt;/genre&gt; &lt;score&gt;&quot;;[.H492];&quot;&lt;/score&gt; &lt;player&gt;&quot;;[.I492];&quot;&lt;/player&gt; &lt;story&gt;&quot;;[.J492];&quot;&lt;/story&gt; &lt;/game&gt;&quot;)" office:value-type="string" office:string-value="&lt;game name=&quot;Space Raiders (USA)&quot;&gt; &lt;year&gt;2004&lt;/year&gt; &lt;rating&gt;ESRB - T (Teen)&lt;/rating&gt; &lt;title&gt;Space Raiders &lt;/title&gt; &lt;pub&gt;Mastiff&lt;/pub&gt; &lt;dev&gt;Taito&lt;/dev&gt; &lt;genre&gt;Shooter&lt;/genre&gt; &lt;score&gt;3.2&lt;/score&gt; &lt;player&gt;1-2 Players&lt;/player&gt; &lt;story&gt;Released in Japan in January 2003, this Taito-developed action game is a two-player shooter where players must take on a major alien bug infestation within the crumbling walls of a post-apocalyptic city. Sounds a bit like an obvious sequel to Space Invaders, but the gameplay is actually more akin to 3D on-rails shooters like Sin and Punishment. The game highlights the conflicts of the usual glamorous heroes -- a beautiful girl that's keen on riding motorcycles, the overzealous frat boy, and the super macho ex-army commandant. All go up against a host of nasty alien creatures, including beetle like bugs and flying creatures. &lt;/story&gt; &lt;/game&gt;">
            <text:p>&lt;game name="Space Raiders (USA)"&gt; &lt;year&gt;2004&lt;/year&gt; &lt;rating&gt;ESRB - T (Teen)&lt;/rating&gt; &lt;title&gt;Space Raiders &lt;/title&gt; &lt;pub&gt;Mastiff&lt;/pub&gt; &lt;dev&gt;Taito&lt;/dev&gt; &lt;genre&gt;Shooter&lt;/genre&gt; &lt;score&gt;3.2&lt;/score&gt; &lt;player&gt;1-2 Players&lt;/player&gt; &lt;story&gt;Released in Japan in January 2003, this Taito-developed action game is a two-player shooter where players must take on a major alien bug infestation within the crumbling walls of a post-apocalyptic city. Sounds a bit like an obvious sequel to Space Invaders, but the gameplay is actually more akin to 3D on-rails shooters like Sin and Punishment. The game highlights the conflicts of the usual glamorous heroes -- a beautiful girl that's keen on riding motorcycles, the overzealous frat boy, and the super macho ex-army commandant. All go up against a host of nasty alien creatures, including beetle like bugs and flying creatures. &lt;/story&gt; &lt;/game&gt;</text:p>
          </table:table-cell>
          <table:table-cell table:number-columns-repeated="1012"/>
        </table:table-row>
        <table:table-row table:style-name="ro1">
          <table:table-cell office:value-type="string">
            <text:p>Spartan - Total Warrior (USA)</text:p>
          </table:table-cell>
          <table:table-cell office:value-type="float" office:value="2005">
            <text:p>2005</text:p>
          </table:table-cell>
          <table:table-cell office:value-type="string">
            <text:p>ESRB - M (Mature)</text:p>
          </table:table-cell>
          <table:table-cell office:value-type="string">
            <text:p>Spartan - Total Warrior </text:p>
          </table:table-cell>
          <table:table-cell table:style-name="Default" office:value-type="string">
            <text:p>SEGA of America, Inc.</text:p>
          </table:table-cell>
          <table:table-cell office:value-type="string">
            <text:p>Creative Assembly</text:p>
          </table:table-cell>
          <table:table-cell office:value-type="string">
            <text:p>Action</text:p>
          </table:table-cell>
          <table:table-cell office:value-type="string">
            <text:p>3.7</text:p>
          </table:table-cell>
          <table:table-cell office:value-type="string">
            <text:p>1 Player</text:p>
          </table:table-cell>
          <table:table-cell office:value-type="string">
            <text:p>Set in the battle between Sparta and Rome, you take the role of a Spartan warrior to heed into the battle for your freedom.****The game has a fast-paced, arcade-like, mission-based gameplay. In each mission, you must succeed in minor goals like killing the generals of the opposition, escorting sappers to blow up enemy siege weaponry and preventing the enemy from making to behind your borders. The storyline progresses through cutscenes, shown in-between each mission.****Depending on how you succeed in your mission, you get "tokens", which you can use to upgrade the health, damage or power of your character. **The player is capable of doing special moves, which can be learned throughout the game. Some of the special moves gain their powers through the spartan gods, that aid the player in his battle. During the game, you can find different weapons like swords, bows and spears, and of course, shields.</text:p>
          </table:table-cell>
          <table:table-cell table:style-name="Default" table:formula="of:=CONCATENATE(&quot;&lt;game name=&quot;;CHAR(34);[.A493];CHAR(34);&quot;&gt; &lt;year&gt;&quot;;[.B493];&quot;&lt;/year&gt; &lt;rating&gt;&quot;;[.C493];&quot;&lt;/rating&gt; &lt;title&gt;&quot;;[.D493];&quot;&lt;/title&gt; &lt;pub&gt;&quot;;[.E493];&quot;&lt;/pub&gt; &lt;dev&gt;&quot;;[.F493];&quot;&lt;/dev&gt; &lt;genre&gt;&quot;;[.G493];&quot;&lt;/genre&gt; &lt;score&gt;&quot;;[.H493];&quot;&lt;/score&gt; &lt;player&gt;&quot;;[.I493];&quot;&lt;/player&gt; &lt;story&gt;&quot;;[.J493];&quot;&lt;/story&gt; &lt;/game&gt;&quot;)" office:value-type="string" office:string-value="&lt;game name=&quot;Spartan - Total Warrior (USA)&quot;&gt; &lt;year&gt;2005&lt;/year&gt; &lt;rating&gt;ESRB - M (Mature)&lt;/rating&gt; &lt;title&gt;Spartan - Total Warrior &lt;/title&gt; &lt;pub&gt;SEGA of America, Inc.&lt;/pub&gt; &lt;dev&gt;Creative Assembly&lt;/dev&gt; &lt;genre&gt;Action&lt;/genre&gt; &lt;score&gt;3.7&lt;/score&gt; &lt;player&gt;1 Player&lt;/player&gt; &lt;story&gt;Set in the battle between Sparta and Rome, you take the role of a Spartan warrior to heed into the battle for your freedom.****The game has a fast-paced, arcade-like, mission-based gameplay. In each mission, you must succeed in minor goals like killing the generals of the opposition, escorting sappers to blow up enemy siege weaponry and preventing the enemy from making to behind your borders. The storyline progresses through cutscenes, shown in-between each mission.****Depending on how you succeed in your mission, you get &quot;tokens&quot;, which you can use to upgrade the health, damage or power of your character. **The player is capable of doing special moves, which can be learned throughout the game. Some of the special moves gain their powers through the spartan gods, that aid the player in his battle. During the game, you can find different weapons like swords, bows and spears, and of course, shields.&lt;/story&gt; &lt;/game&gt;">
            <text:p>&lt;game name="Spartan - Total Warrior (USA)"&gt; &lt;year&gt;2005&lt;/year&gt; &lt;rating&gt;ESRB - M (Mature)&lt;/rating&gt; &lt;title&gt;Spartan - Total Warrior &lt;/title&gt; &lt;pub&gt;SEGA of America, Inc.&lt;/pub&gt; &lt;dev&gt;Creative Assembly&lt;/dev&gt; &lt;genre&gt;Action&lt;/genre&gt; &lt;score&gt;3.7&lt;/score&gt; &lt;player&gt;1 Player&lt;/player&gt; &lt;story&gt;Set in the battle between Sparta and Rome, you take the role of a Spartan warrior to heed into the battle for your freedom.****The game has a fast-paced, arcade-like, mission-based gameplay. In each mission, you must succeed in minor goals like killing the generals of the opposition, escorting sappers to blow up enemy siege weaponry and preventing the enemy from making to behind your borders. The storyline progresses through cutscenes, shown in-between each mission.****Depending on how you succeed in your mission, you get "tokens", which you can use to upgrade the health, damage or power of your character. **The player is capable of doing special moves, which can be learned throughout the game. Some of the special moves gain their powers through the spartan gods, that aid the player in his battle. During the game, you can find different weapons like swords, bows and spears, and of course, shields.&lt;/story&gt; &lt;/game&gt;</text:p>
          </table:table-cell>
          <table:table-cell table:number-columns-repeated="1012"/>
        </table:table-row>
        <table:table-row table:style-name="ro1">
          <table:table-cell office:value-type="string">
            <text:p>Spawn - Armageddon (USA)</text:p>
          </table:table-cell>
          <table:table-cell office:value-type="float" office:value="2003">
            <text:p>2003</text:p>
          </table:table-cell>
          <table:table-cell office:value-type="string">
            <text:p>ESRB - M (Mature)</text:p>
          </table:table-cell>
          <table:table-cell office:value-type="string">
            <text:p>Spawn - Armageddon </text:p>
          </table:table-cell>
          <table:table-cell table:style-name="Default" office:value-type="string">
            <text:p>Namco Hometek Inc.</text:p>
          </table:table-cell>
          <table:table-cell office:value-type="string">
            <text:p>Point of View</text:p>
          </table:table-cell>
          <table:table-cell office:value-type="string">
            <text:p>Action</text:p>
          </table:table-cell>
          <table:table-cell office:value-type="string">
            <text:p>3.8</text:p>
          </table:table-cell>
          <table:table-cell office:value-type="string">
            <text:p>1 Player</text:p>
          </table:table-cell>
          <table:table-cell office:value-type="string">
            <text:p>Spawn, the popular comic book character created by Todd McFarlane appears on the next generation consoles in this 3-D action/adventure game from Namco Hometek Inc. <text:s/>Developed by Point of View, Spawn: Armageddon features a compelling storyline contributed by Todd McFarlane. <text:s/>Spawn struggles between the forces of Heaven and Hell in order to save the world. <text:s/>Spawn is equipped with his Hell-sent living symbiotic suit which includes the Chains. <text:s/>A multitude of weapons and Hell Powers are also available. <text:s/>Agony, the Axe that Spawn uses in Soul Calibur II is also available as a melee attack weapon.</text:p>
          </table:table-cell>
          <table:table-cell table:style-name="Default" table:formula="of:=CONCATENATE(&quot;&lt;game name=&quot;;CHAR(34);[.A494];CHAR(34);&quot;&gt; &lt;year&gt;&quot;;[.B494];&quot;&lt;/year&gt; &lt;rating&gt;&quot;;[.C494];&quot;&lt;/rating&gt; &lt;title&gt;&quot;;[.D494];&quot;&lt;/title&gt; &lt;pub&gt;&quot;;[.E494];&quot;&lt;/pub&gt; &lt;dev&gt;&quot;;[.F494];&quot;&lt;/dev&gt; &lt;genre&gt;&quot;;[.G494];&quot;&lt;/genre&gt; &lt;score&gt;&quot;;[.H494];&quot;&lt;/score&gt; &lt;player&gt;&quot;;[.I494];&quot;&lt;/player&gt; &lt;story&gt;&quot;;[.J494];&quot;&lt;/story&gt; &lt;/game&gt;&quot;)" office:value-type="string" office:string-value="&lt;game name=&quot;Spawn - Armageddon (USA)&quot;&gt; &lt;year&gt;2003&lt;/year&gt; &lt;rating&gt;ESRB - M (Mature)&lt;/rating&gt; &lt;title&gt;Spawn - Armageddon &lt;/title&gt; &lt;pub&gt;Namco Hometek Inc.&lt;/pub&gt; &lt;dev&gt;Point of View&lt;/dev&gt; &lt;genre&gt;Action&lt;/genre&gt; &lt;score&gt;3.8&lt;/score&gt; &lt;player&gt;1 Player&lt;/player&gt; &lt;story&gt;Spawn, the popular comic book character created by Todd McFarlane appears on the next generation consoles in this 3-D action/adventure game from Namco Hometek Inc.  Developed by Point of View, Spawn: Armageddon features a compelling storyline contributed by Todd McFarlane.  Spawn struggles between the forces of Heaven and Hell in order to save the world.  Spawn is equipped with his Hell-sent living symbiotic suit which includes the Chains.  A multitude of weapons and Hell Powers are also available.  Agony, the Axe that Spawn uses in Soul Calibur II is also available as a melee attack weapon.&lt;/story&gt; &lt;/game&gt;">
            <text:p>&lt;game name="Spawn - Armageddon (USA)"&gt; &lt;year&gt;2003&lt;/year&gt; &lt;rating&gt;ESRB - M (Mature)&lt;/rating&gt; &lt;title&gt;Spawn - Armageddon &lt;/title&gt; &lt;pub&gt;Namco Hometek Inc.&lt;/pub&gt; &lt;dev&gt;Point of View&lt;/dev&gt; &lt;genre&gt;Action&lt;/genre&gt; &lt;score&gt;3.8&lt;/score&gt; &lt;player&gt;1 Player&lt;/player&gt; &lt;story&gt;Spawn, the popular comic book character created by Todd McFarlane appears on the next generation consoles in this 3-D action/adventure game from Namco Hometek Inc. <text:s/>Developed by Point of View, Spawn: Armageddon features a compelling storyline contributed by Todd McFarlane. <text:s/>Spawn struggles between the forces of Heaven and Hell in order to save the world. <text:s/>Spawn is equipped with his Hell-sent living symbiotic suit which includes the Chains. <text:s/>A multitude of weapons and Hell Powers are also available. <text:s/>Agony, the Axe that Spawn uses in Soul Calibur II is also available as a melee attack weapon.&lt;/story&gt; &lt;/game&gt;</text:p>
          </table:table-cell>
          <table:table-cell table:number-columns-repeated="1012"/>
        </table:table-row>
        <table:table-row table:style-name="ro1">
          <table:table-cell office:value-type="string">
            <text:p>Speed Challenge - Jacques Villeneuve's Racing Vision (Europe)</text:p>
          </table:table-cell>
          <table:table-cell office:value-type="float" office:value="2002">
            <text:p>2002</text:p>
          </table:table-cell>
          <table:table-cell office:value-type="string">
            <text:p>ESRB - E (Everyone)</text:p>
          </table:table-cell>
          <table:table-cell office:value-type="string">
            <text:p>Speed Challenge - Jacques Villeneuve's Racing Vision </text:p>
          </table:table-cell>
          <table:table-cell table:style-name="Default" office:value-type="string">
            <text:p>Ubi Soft Entertainment Software</text:p>
          </table:table-cell>
          <table:table-cell office:value-type="string">
            <text:p>Ubisoft</text:p>
          </table:table-cell>
          <table:table-cell office:value-type="string">
            <text:p>Driving</text:p>
          </table:table-cell>
          <table:table-cell office:value-type="string">
            <text:p>4.2</text:p>
          </table:table-cell>
          <table:table-cell office:value-type="string">
            <text:p>1-2 Players</text:p>
          </table:table-cell>
          <table:table-cell office:value-type="string">
            <text:p>You can choose your futuristic car, but this doesn't really matter. Only your drive skills.****Now you can try a game which is made after the racing vision of Formula 1 champion, Jacques Villeneuve and challenge other people over the Internet on Speed Challenge League.** **You have enough of circuit racing? You can test your drive abilities on actual streets of great cities (Paris, London, Montreal...) too.****New gaming features includes: Autopilot, Car Auto-Repair, the Target.****The game is based on Ubi Soft's REVENGE ENGINE which can handle 70,000 polygons per track, allowing realistic car models managing over 60 parameters, providing the player with unique and intense driving sensations !</text:p>
          </table:table-cell>
          <table:table-cell table:style-name="Default" table:formula="of:=CONCATENATE(&quot;&lt;game name=&quot;;CHAR(34);[.A495];CHAR(34);&quot;&gt; &lt;year&gt;&quot;;[.B495];&quot;&lt;/year&gt; &lt;rating&gt;&quot;;[.C495];&quot;&lt;/rating&gt; &lt;title&gt;&quot;;[.D495];&quot;&lt;/title&gt; &lt;pub&gt;&quot;;[.E495];&quot;&lt;/pub&gt; &lt;dev&gt;&quot;;[.F495];&quot;&lt;/dev&gt; &lt;genre&gt;&quot;;[.G495];&quot;&lt;/genre&gt; &lt;score&gt;&quot;;[.H495];&quot;&lt;/score&gt; &lt;player&gt;&quot;;[.I495];&quot;&lt;/player&gt; &lt;story&gt;&quot;;[.J495];&quot;&lt;/story&gt; &lt;/game&gt;&quot;)" office:value-type="string" office:string-value="&lt;game name=&quot;Speed Challenge - Jacques Villeneuve's Racing Vision (Europe)&quot;&gt; &lt;year&gt;2002&lt;/year&gt; &lt;rating&gt;ESRB - E (Everyone)&lt;/rating&gt; &lt;title&gt;Speed Challenge - Jacques Villeneuve's Racing Vision &lt;/title&gt; &lt;pub&gt;Ubi Soft Entertainment Software&lt;/pub&gt; &lt;dev&gt;Ubisoft&lt;/dev&gt; &lt;genre&gt;Driving&lt;/genre&gt; &lt;score&gt;4.2&lt;/score&gt; &lt;player&gt;1-2 Players&lt;/player&gt; &lt;story&gt;You can choose your futuristic car, but this doesn't really matter. Only your drive skills.****Now you can try a game which is made after the racing vision of Formula 1 champion, Jacques Villeneuve and challenge other people over the Internet on Speed Challenge League.** **You have enough of circuit racing? You can test your drive abilities on actual streets of great cities (Paris, London, Montreal...) too.****New gaming features includes: Autopilot, Car Auto-Repair, the Target.****The game is based on Ubi Soft's REVENGE ENGINE which can handle 70,000 polygons per track, allowing realistic car models managing over 60 parameters, providing the player with unique and intense driving sensations !&lt;/story&gt; &lt;/game&gt;">
            <text:p>&lt;game name="Speed Challenge - Jacques Villeneuve's Racing Vision (Europe)"&gt; &lt;year&gt;2002&lt;/year&gt; &lt;rating&gt;ESRB - E (Everyone)&lt;/rating&gt; &lt;title&gt;Speed Challenge - Jacques Villeneuve's Racing Vision &lt;/title&gt; &lt;pub&gt;Ubi Soft Entertainment Software&lt;/pub&gt; &lt;dev&gt;Ubisoft&lt;/dev&gt; &lt;genre&gt;Driving&lt;/genre&gt; &lt;score&gt;4.2&lt;/score&gt; &lt;player&gt;1-2 Players&lt;/player&gt; &lt;story&gt;You can choose your futuristic car, but this doesn't really matter. Only your drive skills.****Now you can try a game which is made after the racing vision of Formula 1 champion, Jacques Villeneuve and challenge other people over the Internet on Speed Challenge League.** **You have enough of circuit racing? You can test your drive abilities on actual streets of great cities (Paris, London, Montreal...) too.****New gaming features includes: Autopilot, Car Auto-Repair, the Target.****The game is based on Ubi Soft's REVENGE ENGINE which can handle 70,000 polygons per track, allowing realistic car models managing over 60 parameters, providing the player with unique and intense driving sensations !&lt;/story&gt; &lt;/game&gt;</text:p>
          </table:table-cell>
          <table:table-cell table:number-columns-repeated="1012"/>
        </table:table-row>
        <table:table-row table:style-name="ro1">
          <table:table-cell office:value-type="string">
            <text:p>Speed Kings (USA)</text:p>
          </table:table-cell>
          <table:table-cell office:value-type="float" office:value="2003">
            <text:p>2003</text:p>
          </table:table-cell>
          <table:table-cell office:value-type="string">
            <text:p>ESRB - E (Everyone)</text:p>
          </table:table-cell>
          <table:table-cell office:value-type="string">
            <text:p>Speed Kings </text:p>
          </table:table-cell>
          <table:table-cell table:style-name="Default" office:value-type="string">
            <text:p>Acclaim Entertainment, Inc.</text:p>
          </table:table-cell>
          <table:table-cell office:value-type="string">
            <text:p>Climax</text:p>
          </table:table-cell>
          <table:table-cell office:value-type="string">
            <text:p>Driving</text:p>
          </table:table-cell>
          <table:table-cell office:value-type="string">
            <text:p>3.7</text:p>
          </table:table-cell>
          <table:table-cell office:value-type="string">
            <text:p>1-4 Players</text:p>
          </table:table-cell>
          <table:table-cell office:value-type="string">
            <text:p>Speed Kings is an arcade-style motorbike racing game. The player has to race through 22 different levels, weave through civilian traffic and compete against 5 CPU opponents. There are 22 non-licensed motorcycles, modeled after their real world counterparts to use in the six game modes: single race, time attack, trick attack, head to head, grand prix, meets, and tag (multiplayer-only). As players progress in the game, they earn respect points, which unlock new bikes.****During the race, the player has to build up the powerband meter to perform nitro boosts by colliding into the sides of oncoming vehicles, or performing tricks such as wheelies, handstands, big jumps or sliding underneath 18-wheelers. It's also possible fight other riders Road Rash style.</text:p>
          </table:table-cell>
          <table:table-cell table:style-name="Default" table:formula="of:=CONCATENATE(&quot;&lt;game name=&quot;;CHAR(34);[.A496];CHAR(34);&quot;&gt; &lt;year&gt;&quot;;[.B496];&quot;&lt;/year&gt; &lt;rating&gt;&quot;;[.C496];&quot;&lt;/rating&gt; &lt;title&gt;&quot;;[.D496];&quot;&lt;/title&gt; &lt;pub&gt;&quot;;[.E496];&quot;&lt;/pub&gt; &lt;dev&gt;&quot;;[.F496];&quot;&lt;/dev&gt; &lt;genre&gt;&quot;;[.G496];&quot;&lt;/genre&gt; &lt;score&gt;&quot;;[.H496];&quot;&lt;/score&gt; &lt;player&gt;&quot;;[.I496];&quot;&lt;/player&gt; &lt;story&gt;&quot;;[.J496];&quot;&lt;/story&gt; &lt;/game&gt;&quot;)" office:value-type="string" office:string-value="&lt;game name=&quot;Speed Kings (USA)&quot;&gt; &lt;year&gt;2003&lt;/year&gt; &lt;rating&gt;ESRB - E (Everyone)&lt;/rating&gt; &lt;title&gt;Speed Kings &lt;/title&gt; &lt;pub&gt;Acclaim Entertainment, Inc.&lt;/pub&gt; &lt;dev&gt;Climax&lt;/dev&gt; &lt;genre&gt;Driving&lt;/genre&gt; &lt;score&gt;3.7&lt;/score&gt; &lt;player&gt;1-4 Players&lt;/player&gt; &lt;story&gt;Speed Kings is an arcade-style motorbike racing game. The player has to race through 22 different levels, weave through civilian traffic and compete against 5 CPU opponents. There are 22 non-licensed motorcycles, modeled after their real world counterparts to use in the six game modes: single race, time attack, trick attack, head to head, grand prix, meets, and tag (multiplayer-only). As players progress in the game, they earn respect points, which unlock new bikes.****During the race, the player has to build up the powerband meter to perform nitro boosts by colliding into the sides of oncoming vehicles, or performing tricks such as wheelies, handstands, big jumps or sliding underneath 18-wheelers. It's also possible fight other riders Road Rash style.&lt;/story&gt; &lt;/game&gt;">
            <text:p>&lt;game name="Speed Kings (USA)"&gt; &lt;year&gt;2003&lt;/year&gt; &lt;rating&gt;ESRB - E (Everyone)&lt;/rating&gt; &lt;title&gt;Speed Kings &lt;/title&gt; &lt;pub&gt;Acclaim Entertainment, Inc.&lt;/pub&gt; &lt;dev&gt;Climax&lt;/dev&gt; &lt;genre&gt;Driving&lt;/genre&gt; &lt;score&gt;3.7&lt;/score&gt; &lt;player&gt;1-4 Players&lt;/player&gt; &lt;story&gt;Speed Kings is an arcade-style motorbike racing game. The player has to race through 22 different levels, weave through civilian traffic and compete against 5 CPU opponents. There are 22 non-licensed motorcycles, modeled after their real world counterparts to use in the six game modes: single race, time attack, trick attack, head to head, grand prix, meets, and tag (multiplayer-only). As players progress in the game, they earn respect points, which unlock new bikes.****During the race, the player has to build up the powerband meter to perform nitro boosts by colliding into the sides of oncoming vehicles, or performing tricks such as wheelies, handstands, big jumps or sliding underneath 18-wheelers. It's also possible fight other riders Road Rash style.&lt;/story&gt; &lt;/game&gt;</text:p>
          </table:table-cell>
          <table:table-cell table:number-columns-repeated="1012"/>
        </table:table-row>
        <table:table-row table:style-name="ro1">
          <table:table-cell office:value-type="string">
            <text:p>Sphinx and the Cursed Mummy (USA)</text:p>
          </table:table-cell>
          <table:table-cell office:value-type="float" office:value="2003">
            <text:p>2003</text:p>
          </table:table-cell>
          <table:table-cell office:value-type="string">
            <text:p>ESRB - T (Teen)</text:p>
          </table:table-cell>
          <table:table-cell office:value-type="string">
            <text:p>Sphinx and the Cursed Mummy </text:p>
          </table:table-cell>
          <table:table-cell table:style-name="Default" office:value-type="string">
            <text:p>THQ Inc.</text:p>
          </table:table-cell>
          <table:table-cell office:value-type="string">
            <text:p>Eurocom</text:p>
          </table:table-cell>
          <table:table-cell office:value-type="string">
            <text:p>Action</text:p>
          </table:table-cell>
          <table:table-cell office:value-type="string">
            <text:p>3.5</text:p>
          </table:table-cell>
          <table:table-cell office:value-type="string">
            <text:p>1 Player</text:p>
          </table:table-cell>
          <table:table-cell office:value-type="string">
            <text:p>Sphinx is on a mission using his special powers &amp; his agility**to find the stolen mystical crowns of Egypt. With his **sidekick, the Mummy you travel through 5 worlds, acquire**special abilities along the way and uncover dark secrets. You also have the ancient Egyptian weapons as your arsenal.</text:p>
          </table:table-cell>
          <table:table-cell table:style-name="Default" table:formula="of:=CONCATENATE(&quot;&lt;game name=&quot;;CHAR(34);[.A497];CHAR(34);&quot;&gt; &lt;year&gt;&quot;;[.B497];&quot;&lt;/year&gt; &lt;rating&gt;&quot;;[.C497];&quot;&lt;/rating&gt; &lt;title&gt;&quot;;[.D497];&quot;&lt;/title&gt; &lt;pub&gt;&quot;;[.E497];&quot;&lt;/pub&gt; &lt;dev&gt;&quot;;[.F497];&quot;&lt;/dev&gt; &lt;genre&gt;&quot;;[.G497];&quot;&lt;/genre&gt; &lt;score&gt;&quot;;[.H497];&quot;&lt;/score&gt; &lt;player&gt;&quot;;[.I497];&quot;&lt;/player&gt; &lt;story&gt;&quot;;[.J497];&quot;&lt;/story&gt; &lt;/game&gt;&quot;)" office:value-type="string" office:string-value="&lt;game name=&quot;Sphinx and the Cursed Mummy (USA)&quot;&gt; &lt;year&gt;2003&lt;/year&gt; &lt;rating&gt;ESRB - T (Teen)&lt;/rating&gt; &lt;title&gt;Sphinx and the Cursed Mummy &lt;/title&gt; &lt;pub&gt;THQ Inc.&lt;/pub&gt; &lt;dev&gt;Eurocom&lt;/dev&gt; &lt;genre&gt;Action&lt;/genre&gt; &lt;score&gt;3.5&lt;/score&gt; &lt;player&gt;1 Player&lt;/player&gt; &lt;story&gt;Sphinx is on a mission using his special powers &amp; his agility**to find the stolen mystical crowns of Egypt. With his **sidekick, the Mummy you travel through 5 worlds, acquire**special abilities along the way and uncover dark secrets. You also have the ancient Egyptian weapons as your arsenal.&lt;/story&gt; &lt;/game&gt;">
            <text:p>&lt;game name="Sphinx and the Cursed Mummy (USA)"&gt; &lt;year&gt;2003&lt;/year&gt; &lt;rating&gt;ESRB - T (Teen)&lt;/rating&gt; &lt;title&gt;Sphinx and the Cursed Mummy &lt;/title&gt; &lt;pub&gt;THQ Inc.&lt;/pub&gt; &lt;dev&gt;Eurocom&lt;/dev&gt; &lt;genre&gt;Action&lt;/genre&gt; &lt;score&gt;3.5&lt;/score&gt; &lt;player&gt;1 Player&lt;/player&gt; &lt;story&gt;Sphinx is on a mission using his special powers &amp; his agility**to find the stolen mystical crowns of Egypt. With his **sidekick, the Mummy you travel through 5 worlds, acquire**special abilities along the way and uncover dark secrets. You also have the ancient Egyptian weapons as your arsenal.&lt;/story&gt; &lt;/game&gt;</text:p>
          </table:table-cell>
          <table:table-cell table:number-columns-repeated="1012"/>
        </table:table-row>
        <table:table-row table:style-name="ro1">
          <table:table-cell office:value-type="string">
            <text:p>Spider-Man (USA)</text:p>
          </table:table-cell>
          <table:table-cell office:value-type="float" office:value="2002">
            <text:p>2002</text:p>
          </table:table-cell>
          <table:table-cell office:value-type="string">
            <text:p>ESRB - E (Everyone)</text:p>
          </table:table-cell>
          <table:table-cell office:value-type="string">
            <text:p>Spider-Man </text:p>
          </table:table-cell>
          <table:table-cell table:style-name="Default" office:value-type="string">
            <text:p>Activision Publishing, Inc.</text:p>
          </table:table-cell>
          <table:table-cell office:value-type="string">
            <text:p>Treyarch Invention</text:p>
          </table:table-cell>
          <table:table-cell office:value-type="string">
            <text:p>Platform</text:p>
          </table:table-cell>
          <table:table-cell office:value-type="string">
            <text:p>3.9</text:p>
          </table:table-cell>
          <table:table-cell office:value-type="string">
            <text:p>1 Player</text:p>
          </table:table-cell>
          <table:table-cell office:value-type="string">
            <text:p>Spider-Man, the classic comic book co-created by Stan Lee, is now a major motion picture. This conversion of the movie to the video game world takes the major storyline, characters and artwork of the Spider-Man movie and adds a lengthy backstory and new characters.****The Green Goblin is the main villian here, and as Peter Parker you must defy gravity using your spider crawl, web-slinging and spider-sense abilities to track down Spidey's nemesis through the skyscapers of New York City.****The major inclusion for this title over the previous Spider-Man series (on Playstation also by Activision) is aerial combat. Attack the enemy mid-air while web-slinging, rise and decend while swinging and banking around buildings create a greater emphasis on Spidey's greatest asset, the spider web.</text:p>
          </table:table-cell>
          <table:table-cell table:style-name="Default" table:formula="of:=CONCATENATE(&quot;&lt;game name=&quot;;CHAR(34);[.A498];CHAR(34);&quot;&gt; &lt;year&gt;&quot;;[.B498];&quot;&lt;/year&gt; &lt;rating&gt;&quot;;[.C498];&quot;&lt;/rating&gt; &lt;title&gt;&quot;;[.D498];&quot;&lt;/title&gt; &lt;pub&gt;&quot;;[.E498];&quot;&lt;/pub&gt; &lt;dev&gt;&quot;;[.F498];&quot;&lt;/dev&gt; &lt;genre&gt;&quot;;[.G498];&quot;&lt;/genre&gt; &lt;score&gt;&quot;;[.H498];&quot;&lt;/score&gt; &lt;player&gt;&quot;;[.I498];&quot;&lt;/player&gt; &lt;story&gt;&quot;;[.J498];&quot;&lt;/story&gt; &lt;/game&gt;&quot;)" office:value-type="string" office:string-value="&lt;game name=&quot;Spider-Man (USA)&quot;&gt; &lt;year&gt;2002&lt;/year&gt; &lt;rating&gt;ESRB - E (Everyone)&lt;/rating&gt; &lt;title&gt;Spider-Man &lt;/title&gt; &lt;pub&gt;Activision Publishing, Inc.&lt;/pub&gt; &lt;dev&gt;Treyarch Invention&lt;/dev&gt; &lt;genre&gt;Platform&lt;/genre&gt; &lt;score&gt;3.9&lt;/score&gt; &lt;player&gt;1 Player&lt;/player&gt; &lt;story&gt;Spider-Man, the classic comic book co-created by Stan Lee, is now a major motion picture. This conversion of the movie to the video game world takes the major storyline, characters and artwork of the Spider-Man movie and adds a lengthy backstory and new characters.****The Green Goblin is the main villian here, and as Peter Parker you must defy gravity using your spider crawl, web-slinging and spider-sense abilities to track down Spidey's nemesis through the skyscapers of New York City.****The major inclusion for this title over the previous Spider-Man series (on Playstation also by Activision) is aerial combat. Attack the enemy mid-air while web-slinging, rise and decend while swinging and banking around buildings create a greater emphasis on Spidey's greatest asset, the spider web.&lt;/story&gt; &lt;/game&gt;">
            <text:p>&lt;game name="Spider-Man (USA)"&gt; &lt;year&gt;2002&lt;/year&gt; &lt;rating&gt;ESRB - E (Everyone)&lt;/rating&gt; &lt;title&gt;Spider-Man &lt;/title&gt; &lt;pub&gt;Activision Publishing, Inc.&lt;/pub&gt; &lt;dev&gt;Treyarch Invention&lt;/dev&gt; &lt;genre&gt;Platform&lt;/genre&gt; &lt;score&gt;3.9&lt;/score&gt; &lt;player&gt;1 Player&lt;/player&gt; &lt;story&gt;Spider-Man, the classic comic book co-created by Stan Lee, is now a major motion picture. This conversion of the movie to the video game world takes the major storyline, characters and artwork of the Spider-Man movie and adds a lengthy backstory and new characters.****The Green Goblin is the main villian here, and as Peter Parker you must defy gravity using your spider crawl, web-slinging and spider-sense abilities to track down Spidey's nemesis through the skyscapers of New York City.****The major inclusion for this title over the previous Spider-Man series (on Playstation also by Activision) is aerial combat. Attack the enemy mid-air while web-slinging, rise and decend while swinging and banking around buildings create a greater emphasis on Spidey's greatest asset, the spider web.&lt;/story&gt; &lt;/game&gt;</text:p>
          </table:table-cell>
          <table:table-cell table:number-columns-repeated="1012"/>
        </table:table-row>
        <table:table-row table:style-name="ro1">
          <table:table-cell office:value-type="string">
            <text:p>Spider-Man 2 (USA)</text:p>
          </table:table-cell>
          <table:table-cell office:value-type="float" office:value="2004">
            <text:p>2004</text:p>
          </table:table-cell>
          <table:table-cell office:value-type="string">
            <text:p>ESRB - T (Teen)</text:p>
          </table:table-cell>
          <table:table-cell office:value-type="string">
            <text:p>Spider-Man 2 </text:p>
          </table:table-cell>
          <table:table-cell table:style-name="Default" office:value-type="string">
            <text:p>Activision Publishing, Inc.</text:p>
          </table:table-cell>
          <table:table-cell office:value-type="string">
            <text:p>Treyarch Invention</text:p>
          </table:table-cell>
          <table:table-cell office:value-type="string">
            <text:p>Action</text:p>
          </table:table-cell>
          <table:table-cell office:value-type="string">
            <text:p>4.0</text:p>
          </table:table-cell>
          <table:table-cell office:value-type="string">
            <text:p>1 Player</text:p>
          </table:table-cell>
          <table:table-cell office:value-type="string">
            <text:p>Based off the sequel to the popular 2002 movie of the same name, Spider-Man 2 once again places the player in the Web-Swinger's tights as he goes up against Dr. Octopus in this 3D adventure game. <text:s/>****Unlike the first game, however, the sequel is much more open-ended (a la Grand Theft Auto: Vice City), allowing Spider-Man free reign to explore New York City, and doing everyday tasks from stopping muggers, bank robberies and car-jackers, to delivering pizzas and snapping photos for the Daily Bugle. <text:s/>****However, the action becomes even more intense as not only does Spidey have to keep the streets safe in general for the citizens of Manhattan, he also has to face up against such super villains as Rhino, Shocker, Mysterio and Calypso, as well as a few entanglements with the Black Cat along the way to square off against Dr. Octopus and save New York in the process!</text:p>
          </table:table-cell>
          <table:table-cell table:style-name="Default" table:formula="of:=CONCATENATE(&quot;&lt;game name=&quot;;CHAR(34);[.A499];CHAR(34);&quot;&gt; &lt;year&gt;&quot;;[.B499];&quot;&lt;/year&gt; &lt;rating&gt;&quot;;[.C499];&quot;&lt;/rating&gt; &lt;title&gt;&quot;;[.D499];&quot;&lt;/title&gt; &lt;pub&gt;&quot;;[.E499];&quot;&lt;/pub&gt; &lt;dev&gt;&quot;;[.F499];&quot;&lt;/dev&gt; &lt;genre&gt;&quot;;[.G499];&quot;&lt;/genre&gt; &lt;score&gt;&quot;;[.H499];&quot;&lt;/score&gt; &lt;player&gt;&quot;;[.I499];&quot;&lt;/player&gt; &lt;story&gt;&quot;;[.J499];&quot;&lt;/story&gt; &lt;/game&gt;&quot;)" office:value-type="string" office:string-value="&lt;game name=&quot;Spider-Man 2 (USA)&quot;&gt; &lt;year&gt;2004&lt;/year&gt; &lt;rating&gt;ESRB - T (Teen)&lt;/rating&gt; &lt;title&gt;Spider-Man 2 &lt;/title&gt; &lt;pub&gt;Activision Publishing, Inc.&lt;/pub&gt; &lt;dev&gt;Treyarch Invention&lt;/dev&gt; &lt;genre&gt;Action&lt;/genre&gt; &lt;score&gt;4.0&lt;/score&gt; &lt;player&gt;1 Player&lt;/player&gt; &lt;story&gt;Based off the sequel to the popular 2002 movie of the same name, Spider-Man 2 once again places the player in the Web-Swinger's tights as he goes up against Dr. Octopus in this 3D adventure game.  ****Unlike the first game, however, the sequel is much more open-ended (a la Grand Theft Auto: Vice City), allowing Spider-Man free reign to explore New York City, and doing everyday tasks from stopping muggers, bank robberies and car-jackers, to delivering pizzas and snapping photos for the Daily Bugle.  ****However, the action becomes even more intense as not only does Spidey have to keep the streets safe in general for the citizens of Manhattan, he also has to face up against such super villains as Rhino, Shocker, Mysterio and Calypso, as well as a few entanglements with the Black Cat along the way to square off against Dr. Octopus and save New York in the process!&lt;/story&gt; &lt;/game&gt;">
            <text:p>&lt;game name="Spider-Man 2 (USA)"&gt; &lt;year&gt;2004&lt;/year&gt; &lt;rating&gt;ESRB - T (Teen)&lt;/rating&gt; &lt;title&gt;Spider-Man 2 &lt;/title&gt; &lt;pub&gt;Activision Publishing, Inc.&lt;/pub&gt; &lt;dev&gt;Treyarch Invention&lt;/dev&gt; &lt;genre&gt;Action&lt;/genre&gt; &lt;score&gt;4.0&lt;/score&gt; &lt;player&gt;1 Player&lt;/player&gt; &lt;story&gt;Based off the sequel to the popular 2002 movie of the same name, Spider-Man 2 once again places the player in the Web-Swinger's tights as he goes up against Dr. Octopus in this 3D adventure game. <text:s/>****Unlike the first game, however, the sequel is much more open-ended (a la Grand Theft Auto: Vice City), allowing Spider-Man free reign to explore New York City, and doing everyday tasks from stopping muggers, bank robberies and car-jackers, to delivering pizzas and snapping photos for the Daily Bugle. <text:s/>****However, the action becomes even more intense as not only does Spidey have to keep the streets safe in general for the citizens of Manhattan, he also has to face up against such super villains as Rhino, Shocker, Mysterio and Calypso, as well as a few entanglements with the Black Cat along the way to square off against Dr. Octopus and save New York in the process!&lt;/story&gt; &lt;/game&gt;</text:p>
          </table:table-cell>
          <table:table-cell table:number-columns-repeated="1012"/>
        </table:table-row>
        <table:table-row table:style-name="ro1">
          <table:table-cell office:value-type="string">
            <text:p>Spirits &amp; Spells (USA)</text:p>
          </table:table-cell>
          <table:table-cell office:value-type="float" office:value="2003">
            <text:p>2003</text:p>
          </table:table-cell>
          <table:table-cell office:value-type="string">
            <text:p>ESRB - E (Everyone)</text:p>
          </table:table-cell>
          <table:table-cell office:value-type="string">
            <text:p>Spirits &amp; Spells </text:p>
          </table:table-cell>
          <table:table-cell table:style-name="Default" office:value-type="string">
            <text:p>DreamCatcher Interactive Inc., </text:p>
          </table:table-cell>
          <table:table-cell office:value-type="string">
            <text:p>Wanadoo Edition</text:p>
          </table:table-cell>
          <table:table-cell office:value-type="string">
            <text:p>Action</text:p>
          </table:table-cell>
          <table:table-cell office:value-type="string">
            <text:p>2.6</text:p>
          </table:table-cell>
          <table:table-cell office:value-type="string">
            <text:p>1 Player</text:p>
          </table:table-cell>
          <table:table-cell office:value-type="string">
            <text:p>In Spirits and Spells the player takes the role of the two kids Alicia and Greg who visit a spooky old house with their friends. Unfortunately the Bogeyman steals the souls of their friends and turns them into stone - of course the two heroes have to get them back. So they visit the Land of Dead and have to survive a cemetery, a haunted house and the lab of a mad scientist.****The player can switch instantly (but limited because it costs crystals which can be found in the levels) between the two characters which is often needed to progress in the game: both have distinct advantages and disadvantages. Alicia is disguised as a witch, is invulnerable to ice and can shrink herself. Greg on the other hand is the master of fire, is disguised as imp and has a super jump. Both have the same basic fighting abilities: hitting an enemy or jumping on their head kills them - but the same goes for the two kids which die with the first hit. Besides the fighting the game consists of platforming and simple puzzles. The game is in 3D but there is one linear path to follow (with a few junctions).</text:p>
          </table:table-cell>
          <table:table-cell table:style-name="Default" table:formula="of:=CONCATENATE(&quot;&lt;game name=&quot;;CHAR(34);[.A500];CHAR(34);&quot;&gt; &lt;year&gt;&quot;;[.B500];&quot;&lt;/year&gt; &lt;rating&gt;&quot;;[.C500];&quot;&lt;/rating&gt; &lt;title&gt;&quot;;[.D500];&quot;&lt;/title&gt; &lt;pub&gt;&quot;;[.E500];&quot;&lt;/pub&gt; &lt;dev&gt;&quot;;[.F500];&quot;&lt;/dev&gt; &lt;genre&gt;&quot;;[.G500];&quot;&lt;/genre&gt; &lt;score&gt;&quot;;[.H500];&quot;&lt;/score&gt; &lt;player&gt;&quot;;[.I500];&quot;&lt;/player&gt; &lt;story&gt;&quot;;[.J500];&quot;&lt;/story&gt; &lt;/game&gt;&quot;)" office:value-type="string" office:string-value="&lt;game name=&quot;Spirits &amp; Spells (USA)&quot;&gt; &lt;year&gt;2003&lt;/year&gt; &lt;rating&gt;ESRB - E (Everyone)&lt;/rating&gt; &lt;title&gt;Spirits &amp; Spells &lt;/title&gt; &lt;pub&gt;DreamCatcher Interactive Inc., &lt;/pub&gt; &lt;dev&gt;Wanadoo Edition&lt;/dev&gt; &lt;genre&gt;Action&lt;/genre&gt; &lt;score&gt;2.6&lt;/score&gt; &lt;player&gt;1 Player&lt;/player&gt; &lt;story&gt;In Spirits and Spells the player takes the role of the two kids Alicia and Greg who visit a spooky old house with their friends. Unfortunately the Bogeyman steals the souls of their friends and turns them into stone - of course the two heroes have to get them back. So they visit the Land of Dead and have to survive a cemetery, a haunted house and the lab of a mad scientist.****The player can switch instantly (but limited because it costs crystals which can be found in the levels) between the two characters which is often needed to progress in the game: both have distinct advantages and disadvantages. Alicia is disguised as a witch, is invulnerable to ice and can shrink herself. Greg on the other hand is the master of fire, is disguised as imp and has a super jump. Both have the same basic fighting abilities: hitting an enemy or jumping on their head kills them - but the same goes for the two kids which die with the first hit. Besides the fighting the game consists of platforming and simple puzzles. The game is in 3D but there is one linear path to follow (with a few junctions).&lt;/story&gt; &lt;/game&gt;">
            <text:p>&lt;game name="Spirits &amp; Spells (USA)"&gt; &lt;year&gt;2003&lt;/year&gt; &lt;rating&gt;ESRB - E (Everyone)&lt;/rating&gt; &lt;title&gt;Spirits &amp; Spells &lt;/title&gt; &lt;pub&gt;DreamCatcher Interactive Inc., &lt;/pub&gt; &lt;dev&gt;Wanadoo Edition&lt;/dev&gt; &lt;genre&gt;Action&lt;/genre&gt; &lt;score&gt;2.6&lt;/score&gt; &lt;player&gt;1 Player&lt;/player&gt; &lt;story&gt;In Spirits and Spells the player takes the role of the two kids Alicia and Greg who visit a spooky old house with their friends. Unfortunately the Bogeyman steals the souls of their friends and turns them into stone - of course the two heroes have to get them back. So they visit the Land of Dead and have to survive a cemetery, a haunted house and the lab of a mad scientist.****The player can switch instantly (but limited because it costs crystals which can be found in the levels) between the two characters which is often needed to progress in the game: both have distinct advantages and disadvantages. Alicia is disguised as a witch, is invulnerable to ice and can shrink herself. Greg on the other hand is the master of fire, is disguised as imp and has a super jump. Both have the same basic fighting abilities: hitting an enemy or jumping on their head kills them - but the same goes for the two kids which die with the first hit. Besides the fighting the game consists of platforming and simple puzzles. The game is in 3D but there is one linear path to follow (with a few junctions).&lt;/story&gt; &lt;/game&gt;</text:p>
          </table:table-cell>
          <table:table-cell table:number-columns-repeated="1012"/>
        </table:table-row>
        <table:table-row table:style-name="ro1">
          <table:table-cell office:value-type="string">
            <text:p>SpongeBob SquarePants - Battle for Bikini Bottom (USA)</text:p>
          </table:table-cell>
          <table:table-cell office:value-type="float" office:value="2003">
            <text:p>2003</text:p>
          </table:table-cell>
          <table:table-cell office:value-type="string">
            <text:p>ESRB - E (Everyone)</text:p>
          </table:table-cell>
          <table:table-cell office:value-type="string">
            <text:p>SpongeBob SquarePants - Battle for Bikini Bottom </text:p>
          </table:table-cell>
          <table:table-cell table:style-name="Default" office:value-type="string">
            <text:p>THQ Inc.</text:p>
          </table:table-cell>
          <table:table-cell office:value-type="string">
            <text:p>Heavy Iron Studios</text:p>
          </table:table-cell>
          <table:table-cell office:value-type="string">
            <text:p>Platform</text:p>
          </table:table-cell>
          <table:table-cell office:value-type="string">
            <text:p>3.6</text:p>
          </table:table-cell>
          <table:table-cell office:value-type="string">
            <text:p>1 Player</text:p>
          </table:table-cell>
          <table:table-cell office:value-type="string">
            <text:p>SpongeBob Squarepants: Battle for Bikini Bottom is based on the immensely popular Nickelodeon cartoon series. <text:s/>In this game, players control SpongeBob, Patrick and Sandy through 30+ levels of zany and hilarious platform gameplay, doing such outrageous moves like tongue-boarding, underwear bungee jumping and lasso-coptering.****Plankton's latest diabolical scheme to steal the Krabby Patty formula hinges on the creation of an army of evil robots, who will do his bidding. <text:s/>But because Plankton forgot to throw the "Obey Plankton" switch, the army of robots have run amuck and are terrorizing Bikini Bottom. <text:s/>Help SpongeBob, Patrick and Sandy save Bikini Bottom!</text:p>
          </table:table-cell>
          <table:table-cell table:style-name="Default" table:formula="of:=CONCATENATE(&quot;&lt;game name=&quot;;CHAR(34);[.A501];CHAR(34);&quot;&gt; &lt;year&gt;&quot;;[.B501];&quot;&lt;/year&gt; &lt;rating&gt;&quot;;[.C501];&quot;&lt;/rating&gt; &lt;title&gt;&quot;;[.D501];&quot;&lt;/title&gt; &lt;pub&gt;&quot;;[.E501];&quot;&lt;/pub&gt; &lt;dev&gt;&quot;;[.F501];&quot;&lt;/dev&gt; &lt;genre&gt;&quot;;[.G501];&quot;&lt;/genre&gt; &lt;score&gt;&quot;;[.H501];&quot;&lt;/score&gt; &lt;player&gt;&quot;;[.I501];&quot;&lt;/player&gt; &lt;story&gt;&quot;;[.J501];&quot;&lt;/story&gt; &lt;/game&gt;&quot;)" office:value-type="string" office:string-value="&lt;game name=&quot;SpongeBob SquarePants - Battle for Bikini Bottom (USA)&quot;&gt; &lt;year&gt;2003&lt;/year&gt; &lt;rating&gt;ESRB - E (Everyone)&lt;/rating&gt; &lt;title&gt;SpongeBob SquarePants - Battle for Bikini Bottom &lt;/title&gt; &lt;pub&gt;THQ Inc.&lt;/pub&gt; &lt;dev&gt;Heavy Iron Studios&lt;/dev&gt; &lt;genre&gt;Platform&lt;/genre&gt; &lt;score&gt;3.6&lt;/score&gt; &lt;player&gt;1 Player&lt;/player&gt; &lt;story&gt;SpongeBob Squarepants: Battle for Bikini Bottom is based on the immensely popular Nickelodeon cartoon series.  In this game, players control SpongeBob, Patrick and Sandy through 30+ levels of zany and hilarious platform gameplay, doing such outrageous moves like tongue-boarding, underwear bungee jumping and lasso-coptering.****Plankton's latest diabolical scheme to steal the Krabby Patty formula hinges on the creation of an army of evil robots, who will do his bidding.  But because Plankton forgot to throw the &quot;Obey Plankton&quot; switch, the army of robots have run amuck and are terrorizing Bikini Bottom.  Help SpongeBob, Patrick and Sandy save Bikini Bottom!&lt;/story&gt; &lt;/game&gt;">
            <text:p>&lt;game name="SpongeBob SquarePants - Battle for Bikini Bottom (USA)"&gt; &lt;year&gt;2003&lt;/year&gt; &lt;rating&gt;ESRB - E (Everyone)&lt;/rating&gt; &lt;title&gt;SpongeBob SquarePants - Battle for Bikini Bottom &lt;/title&gt; &lt;pub&gt;THQ Inc.&lt;/pub&gt; &lt;dev&gt;Heavy Iron Studios&lt;/dev&gt; &lt;genre&gt;Platform&lt;/genre&gt; &lt;score&gt;3.6&lt;/score&gt; &lt;player&gt;1 Player&lt;/player&gt; &lt;story&gt;SpongeBob Squarepants: Battle for Bikini Bottom is based on the immensely popular Nickelodeon cartoon series. <text:s/>In this game, players control SpongeBob, Patrick and Sandy through 30+ levels of zany and hilarious platform gameplay, doing such outrageous moves like tongue-boarding, underwear bungee jumping and lasso-coptering.****Plankton's latest diabolical scheme to steal the Krabby Patty formula hinges on the creation of an army of evil robots, who will do his bidding. <text:s/>But because Plankton forgot to throw the "Obey Plankton" switch, the army of robots have run amuck and are terrorizing Bikini Bottom. <text:s/>Help SpongeBob, Patrick and Sandy save Bikini Bottom!&lt;/story&gt; &lt;/game&gt;</text:p>
          </table:table-cell>
          <table:table-cell table:number-columns-repeated="1012"/>
        </table:table-row>
        <table:table-row table:style-name="ro1">
          <table:table-cell office:value-type="string">
            <text:p>SpongeBob SquarePants - Creature from the Krusty Krab (USA)</text:p>
          </table:table-cell>
          <table:table-cell office:value-type="float" office:value="2006">
            <text:p>2006</text:p>
          </table:table-cell>
          <table:table-cell office:value-type="string">
            <text:p>ESRB - E (Everyone)</text:p>
          </table:table-cell>
          <table:table-cell office:value-type="string">
            <text:p>SpongeBob SquarePants - Creature from the Krusty Krab </text:p>
          </table:table-cell>
          <table:table-cell table:style-name="Default" office:value-type="string">
            <text:p>THQ Inc.</text:p>
          </table:table-cell>
          <table:table-cell office:value-type="string">
            <text:p>Blitz Games</text:p>
          </table:table-cell>
          <table:table-cell office:value-type="string">
            <text:p>Platform</text:p>
          </table:table-cell>
          <table:table-cell office:value-type="string">
            <text:p>3.2</text:p>
          </table:table-cell>
          <table:table-cell office:value-type="string">
            <text:p>1 Player</text:p>
          </table:table-cell>
          <table:table-cell office:value-type="string">
            <text:p>It’s the dead of night in Bikini Bottom and the sleeping SpongeBob, Patrick and Plankton seem to be having nightmares. What could have caused this disturbance? There is only one way to find out! Enter their wacky dream worlds and discover the source of their nightmares, otherwise they may never wake up again!****Play as SpongeBob, Patrick &amp; Plankton in this action adventure based on the globally successful children’s franchise. <text:s/>Fly, drive, run, sand slap, skydive and rampage through the bizarre nightmares of the inhabitants of bikini bottom.</text:p>
          </table:table-cell>
          <table:table-cell table:style-name="Default" table:formula="of:=CONCATENATE(&quot;&lt;game name=&quot;;CHAR(34);[.A502];CHAR(34);&quot;&gt; &lt;year&gt;&quot;;[.B502];&quot;&lt;/year&gt; &lt;rating&gt;&quot;;[.C502];&quot;&lt;/rating&gt; &lt;title&gt;&quot;;[.D502];&quot;&lt;/title&gt; &lt;pub&gt;&quot;;[.E502];&quot;&lt;/pub&gt; &lt;dev&gt;&quot;;[.F502];&quot;&lt;/dev&gt; &lt;genre&gt;&quot;;[.G502];&quot;&lt;/genre&gt; &lt;score&gt;&quot;;[.H502];&quot;&lt;/score&gt; &lt;player&gt;&quot;;[.I502];&quot;&lt;/player&gt; &lt;story&gt;&quot;;[.J502];&quot;&lt;/story&gt; &lt;/game&gt;&quot;)" office:value-type="string" office:string-value="&lt;game name=&quot;SpongeBob SquarePants - Creature from the Krusty Krab (USA)&quot;&gt; &lt;year&gt;2006&lt;/year&gt; &lt;rating&gt;ESRB - E (Everyone)&lt;/rating&gt; &lt;title&gt;SpongeBob SquarePants - Creature from the Krusty Krab &lt;/title&gt; &lt;pub&gt;THQ Inc.&lt;/pub&gt; &lt;dev&gt;Blitz Games&lt;/dev&gt; &lt;genre&gt;Platform&lt;/genre&gt; &lt;score&gt;3.2&lt;/score&gt; &lt;player&gt;1 Player&lt;/player&gt; &lt;story&gt;It’s the dead of night in Bikini Bottom and the sleeping SpongeBob, Patrick and Plankton seem to be having nightmares. What could have caused this disturbance? There is only one way to find out! Enter their wacky dream worlds and discover the source of their nightmares, otherwise they may never wake up again!****Play as SpongeBob, Patrick &amp; Plankton in this action adventure based on the globally successful children’s franchise.  Fly, drive, run, sand slap, skydive and rampage through the bizarre nightmares of the inhabitants of bikini bottom.&lt;/story&gt; &lt;/game&gt;">
            <text:p>&lt;game name="SpongeBob SquarePants - Creature from the Krusty Krab (USA)"&gt; &lt;year&gt;2006&lt;/year&gt; &lt;rating&gt;ESRB - E (Everyone)&lt;/rating&gt; &lt;title&gt;SpongeBob SquarePants - Creature from the Krusty Krab &lt;/title&gt; &lt;pub&gt;THQ Inc.&lt;/pub&gt; &lt;dev&gt;Blitz Games&lt;/dev&gt; &lt;genre&gt;Platform&lt;/genre&gt; &lt;score&gt;3.2&lt;/score&gt; &lt;player&gt;1 Player&lt;/player&gt; &lt;story&gt;It’s the dead of night in Bikini Bottom and the sleeping SpongeBob, Patrick and Plankton seem to be having nightmares. What could have caused this disturbance? There is only one way to find out! Enter their wacky dream worlds and discover the source of their nightmares, otherwise they may never wake up again!****Play as SpongeBob, Patrick &amp; Plankton in this action adventure based on the globally successful children’s franchise. <text:s/>Fly, drive, run, sand slap, skydive and rampage through the bizarre nightmares of the inhabitants of bikini bottom.&lt;/story&gt; &lt;/game&gt;</text:p>
          </table:table-cell>
          <table:table-cell table:number-columns-repeated="1012"/>
        </table:table-row>
        <table:table-row table:style-name="ro1">
          <table:table-cell office:value-type="string">
            <text:p>SpongeBob SquarePants - Lights, Camera, Pants! (USA)</text:p>
          </table:table-cell>
          <table:table-cell office:value-type="float" office:value="2005">
            <text:p>2005</text:p>
          </table:table-cell>
          <table:table-cell office:value-type="string">
            <text:p>ESRB - E (Everyone)</text:p>
          </table:table-cell>
          <table:table-cell office:value-type="string">
            <text:p>SpongeBob SquarePants - Lights, Camera, Pants! </text:p>
          </table:table-cell>
          <table:table-cell table:style-name="Default" office:value-type="string">
            <text:p>THQ Inc.</text:p>
          </table:table-cell>
          <table:table-cell office:value-type="string">
            <text:p>THQ Studio</text:p>
          </table:table-cell>
          <table:table-cell office:value-type="string">
            <text:p>Party</text:p>
          </table:table-cell>
          <table:table-cell office:value-type="string">
            <text:p>2.9</text:p>
          </table:table-cell>
          <table:table-cell office:value-type="string">
            <text:p>1-4 Players</text:p>
          </table:table-cell>
          <table:table-cell office:value-type="string">
            <text:p>Multiplayer party game based on the popular kids show SpongeBob Squarepants, where a TV show has pitted the characters of Bikini Bottom to outplay each other in a variety of fun games with the chance to be TV idols for the new "Mermaid Man and Barnacle Boy" TV special. ****The game is a panoply of old and new styles of fast action party games, with popularity points determining the winners and losers of each game. The elements of the final TV show are built slowly and surely as each game progresses, with up to four players competing for the prizes.</text:p>
          </table:table-cell>
          <table:table-cell table:style-name="Default" table:formula="of:=CONCATENATE(&quot;&lt;game name=&quot;;CHAR(34);[.A503];CHAR(34);&quot;&gt; &lt;year&gt;&quot;;[.B503];&quot;&lt;/year&gt; &lt;rating&gt;&quot;;[.C503];&quot;&lt;/rating&gt; &lt;title&gt;&quot;;[.D503];&quot;&lt;/title&gt; &lt;pub&gt;&quot;;[.E503];&quot;&lt;/pub&gt; &lt;dev&gt;&quot;;[.F503];&quot;&lt;/dev&gt; &lt;genre&gt;&quot;;[.G503];&quot;&lt;/genre&gt; &lt;score&gt;&quot;;[.H503];&quot;&lt;/score&gt; &lt;player&gt;&quot;;[.I503];&quot;&lt;/player&gt; &lt;story&gt;&quot;;[.J503];&quot;&lt;/story&gt; &lt;/game&gt;&quot;)" office:value-type="string" office:string-value="&lt;game name=&quot;SpongeBob SquarePants - Lights, Camera, Pants! (USA)&quot;&gt; &lt;year&gt;2005&lt;/year&gt; &lt;rating&gt;ESRB - E (Everyone)&lt;/rating&gt; &lt;title&gt;SpongeBob SquarePants - Lights, Camera, Pants! &lt;/title&gt; &lt;pub&gt;THQ Inc.&lt;/pub&gt; &lt;dev&gt;THQ Studio&lt;/dev&gt; &lt;genre&gt;Party&lt;/genre&gt; &lt;score&gt;2.9&lt;/score&gt; &lt;player&gt;1-4 Players&lt;/player&gt; &lt;story&gt;Multiplayer party game based on the popular kids show SpongeBob Squarepants, where a TV show has pitted the characters of Bikini Bottom to outplay each other in a variety of fun games with the chance to be TV idols for the new &quot;Mermaid Man and Barnacle Boy&quot; TV special. ****The game is a panoply of old and new styles of fast action party games, with popularity points determining the winners and losers of each game. The elements of the final TV show are built slowly and surely as each game progresses, with up to four players competing for the prizes.&lt;/story&gt; &lt;/game&gt;">
            <text:p>&lt;game name="SpongeBob SquarePants - Lights, Camera, Pants! (USA)"&gt; &lt;year&gt;2005&lt;/year&gt; &lt;rating&gt;ESRB - E (Everyone)&lt;/rating&gt; &lt;title&gt;SpongeBob SquarePants - Lights, Camera, Pants! &lt;/title&gt; &lt;pub&gt;THQ Inc.&lt;/pub&gt; &lt;dev&gt;THQ Studio&lt;/dev&gt; &lt;genre&gt;Party&lt;/genre&gt; &lt;score&gt;2.9&lt;/score&gt; &lt;player&gt;1-4 Players&lt;/player&gt; &lt;story&gt;Multiplayer party game based on the popular kids show SpongeBob Squarepants, where a TV show has pitted the characters of Bikini Bottom to outplay each other in a variety of fun games with the chance to be TV idols for the new "Mermaid Man and Barnacle Boy" TV special. ****The game is a panoply of old and new styles of fast action party games, with popularity points determining the winners and losers of each game. The elements of the final TV show are built slowly and surely as each game progresses, with up to four players competing for the prizes.&lt;/story&gt; &lt;/game&gt;</text:p>
          </table:table-cell>
          <table:table-cell table:number-columns-repeated="1012"/>
        </table:table-row>
        <table:table-row table:style-name="ro1">
          <table:table-cell office:value-type="string">
            <text:p>SpongeBob SquarePants - Revenge of the Flying Dutchman (USA)</text:p>
          </table:table-cell>
          <table:table-cell office:value-type="float" office:value="2002">
            <text:p>2002</text:p>
          </table:table-cell>
          <table:table-cell office:value-type="string">
            <text:p>ESRB - E (Everyone)</text:p>
          </table:table-cell>
          <table:table-cell office:value-type="string">
            <text:p>SpongeBob SquarePants - Revenge of the Flying Dutchman </text:p>
          </table:table-cell>
          <table:table-cell table:style-name="Default" office:value-type="string">
            <text:p>THQ Inc.</text:p>
          </table:table-cell>
          <table:table-cell office:value-type="string">
            <text:p>BigSky Interactive</text:p>
          </table:table-cell>
          <table:table-cell office:value-type="string">
            <text:p>Platform</text:p>
          </table:table-cell>
          <table:table-cell office:value-type="string">
            <text:p>3.9</text:p>
          </table:table-cell>
          <table:table-cell office:value-type="string">
            <text:p>1 Player</text:p>
          </table:table-cell>
          <table:table-cell office:value-type="string">
            <text:p>SpongeBob and his pet snail, Gary were playing fetch one morning, when Gary found an old bottle in SpongeBob´s yard. SpongeBob decided to open the mysterious bottle, and in doing so he let loose the ghost of the Flying Dutchman. The Dutchman was not very happy about this, and accused SpongeBob of disturbing his treasure. If SpongeBob doesn´t find the Dutchman´s treasure, Gary will have to go to sea on the Dutchman´s ship!****You control SpongeBob in this action-adventure game. You collect items, treasure, new outfits, and more in this game. You will travel to places like the Krusty Krab and beautiful downtown Bikini Bottom. Your friends like Patrick, Squidward, and Sandy will help you find the Dutchman´s treasure.</text:p>
          </table:table-cell>
          <table:table-cell table:style-name="Default" table:formula="of:=CONCATENATE(&quot;&lt;game name=&quot;;CHAR(34);[.A504];CHAR(34);&quot;&gt; &lt;year&gt;&quot;;[.B504];&quot;&lt;/year&gt; &lt;rating&gt;&quot;;[.C504];&quot;&lt;/rating&gt; &lt;title&gt;&quot;;[.D504];&quot;&lt;/title&gt; &lt;pub&gt;&quot;;[.E504];&quot;&lt;/pub&gt; &lt;dev&gt;&quot;;[.F504];&quot;&lt;/dev&gt; &lt;genre&gt;&quot;;[.G504];&quot;&lt;/genre&gt; &lt;score&gt;&quot;;[.H504];&quot;&lt;/score&gt; &lt;player&gt;&quot;;[.I504];&quot;&lt;/player&gt; &lt;story&gt;&quot;;[.J504];&quot;&lt;/story&gt; &lt;/game&gt;&quot;)" office:value-type="string" office:string-value="&lt;game name=&quot;SpongeBob SquarePants - Revenge of the Flying Dutchman (USA)&quot;&gt; &lt;year&gt;2002&lt;/year&gt; &lt;rating&gt;ESRB - E (Everyone)&lt;/rating&gt; &lt;title&gt;SpongeBob SquarePants - Revenge of the Flying Dutchman &lt;/title&gt; &lt;pub&gt;THQ Inc.&lt;/pub&gt; &lt;dev&gt;BigSky Interactive&lt;/dev&gt; &lt;genre&gt;Platform&lt;/genre&gt; &lt;score&gt;3.9&lt;/score&gt; &lt;player&gt;1 Player&lt;/player&gt; &lt;story&gt;SpongeBob and his pet snail, Gary were playing fetch one morning, when Gary found an old bottle in SpongeBob´s yard. SpongeBob decided to open the mysterious bottle, and in doing so he let loose the ghost of the Flying Dutchman. The Dutchman was not very happy about this, and accused SpongeBob of disturbing his treasure. If SpongeBob doesn´t find the Dutchman´s treasure, Gary will have to go to sea on the Dutchman´s ship!****You control SpongeBob in this action-adventure game. You collect items, treasure, new outfits, and more in this game. You will travel to places like the Krusty Krab and beautiful downtown Bikini Bottom. Your friends like Patrick, Squidward, and Sandy will help you find the Dutchman´s treasure.&lt;/story&gt; &lt;/game&gt;">
            <text:p>&lt;game name="SpongeBob SquarePants - Revenge of the Flying Dutchman (USA)"&gt; &lt;year&gt;2002&lt;/year&gt; &lt;rating&gt;ESRB - E (Everyone)&lt;/rating&gt; &lt;title&gt;SpongeBob SquarePants - Revenge of the Flying Dutchman &lt;/title&gt; &lt;pub&gt;THQ Inc.&lt;/pub&gt; &lt;dev&gt;BigSky Interactive&lt;/dev&gt; &lt;genre&gt;Platform&lt;/genre&gt; &lt;score&gt;3.9&lt;/score&gt; &lt;player&gt;1 Player&lt;/player&gt; &lt;story&gt;SpongeBob and his pet snail, Gary were playing fetch one morning, when Gary found an old bottle in SpongeBob´s yard. SpongeBob decided to open the mysterious bottle, and in doing so he let loose the ghost of the Flying Dutchman. The Dutchman was not very happy about this, and accused SpongeBob of disturbing his treasure. If SpongeBob doesn´t find the Dutchman´s treasure, Gary will have to go to sea on the Dutchman´s ship!****You control SpongeBob in this action-adventure game. You collect items, treasure, new outfits, and more in this game. You will travel to places like the Krusty Krab and beautiful downtown Bikini Bottom. Your friends like Patrick, Squidward, and Sandy will help you find the Dutchman´s treasure.&lt;/story&gt; &lt;/game&gt;</text:p>
          </table:table-cell>
          <table:table-cell table:number-columns-repeated="1012"/>
        </table:table-row>
        <table:table-row table:style-name="ro1">
          <table:table-cell office:value-type="string">
            <text:p>SpongeBob SquarePants - The Movie (USA)</text:p>
          </table:table-cell>
          <table:table-cell office:value-type="float" office:value="2004">
            <text:p>2004</text:p>
          </table:table-cell>
          <table:table-cell office:value-type="string">
            <text:p>ESRB - E (Everyone)</text:p>
          </table:table-cell>
          <table:table-cell office:value-type="string">
            <text:p>SpongeBob SquarePants - The Movie </text:p>
          </table:table-cell>
          <table:table-cell table:style-name="Default" office:value-type="string">
            <text:p>THQ Inc.</text:p>
          </table:table-cell>
          <table:table-cell office:value-type="string">
            <text:p>Heavy Iron Studios</text:p>
          </table:table-cell>
          <table:table-cell office:value-type="string">
            <text:p>Platform</text:p>
          </table:table-cell>
          <table:table-cell office:value-type="string">
            <text:p>4.2</text:p>
          </table:table-cell>
          <table:table-cell office:value-type="string">
            <text:p>1 Player</text:p>
          </table:table-cell>
          <table:table-cell office:value-type="string">
            <text:p>On a heroic, comedic quest through more than 20 levels of platform, driving and sliding action, SpongeBob and Patrick leave Bikini Bottom and journey to new and unexplored lands. <text:s/>Players join their struggle to defeat Plankton's diabolic scheme to take over the world...Plan Z! <text:s/>Plankton has stolen King Neptune's crown and assumed control of the town of Bikini Bottom, placing the blame squarely on Mr. Krabs. <text:s/>Together, SpongeBob and Patrick must journey to far away Shell City to recover the crown, return to Bikini Bottom and save the town and Mr. Krabs.</text:p>
          </table:table-cell>
          <table:table-cell table:style-name="Default" table:formula="of:=CONCATENATE(&quot;&lt;game name=&quot;;CHAR(34);[.A505];CHAR(34);&quot;&gt; &lt;year&gt;&quot;;[.B505];&quot;&lt;/year&gt; &lt;rating&gt;&quot;;[.C505];&quot;&lt;/rating&gt; &lt;title&gt;&quot;;[.D505];&quot;&lt;/title&gt; &lt;pub&gt;&quot;;[.E505];&quot;&lt;/pub&gt; &lt;dev&gt;&quot;;[.F505];&quot;&lt;/dev&gt; &lt;genre&gt;&quot;;[.G505];&quot;&lt;/genre&gt; &lt;score&gt;&quot;;[.H505];&quot;&lt;/score&gt; &lt;player&gt;&quot;;[.I505];&quot;&lt;/player&gt; &lt;story&gt;&quot;;[.J505];&quot;&lt;/story&gt; &lt;/game&gt;&quot;)" office:value-type="string" office:string-value="&lt;game name=&quot;SpongeBob SquarePants - The Movie (USA)&quot;&gt; &lt;year&gt;2004&lt;/year&gt; &lt;rating&gt;ESRB - E (Everyone)&lt;/rating&gt; &lt;title&gt;SpongeBob SquarePants - The Movie &lt;/title&gt; &lt;pub&gt;THQ Inc.&lt;/pub&gt; &lt;dev&gt;Heavy Iron Studios&lt;/dev&gt; &lt;genre&gt;Platform&lt;/genre&gt; &lt;score&gt;4.2&lt;/score&gt; &lt;player&gt;1 Player&lt;/player&gt; &lt;story&gt;On a heroic, comedic quest through more than 20 levels of platform, driving and sliding action, SpongeBob and Patrick leave Bikini Bottom and journey to new and unexplored lands.  Players join their struggle to defeat Plankton's diabolic scheme to take over the world...Plan Z!  Plankton has stolen King Neptune's crown and assumed control of the town of Bikini Bottom, placing the blame squarely on Mr. Krabs.  Together, SpongeBob and Patrick must journey to far away Shell City to recover the crown, return to Bikini Bottom and save the town and Mr. Krabs.&lt;/story&gt; &lt;/game&gt;">
            <text:p>&lt;game name="SpongeBob SquarePants - The Movie (USA)"&gt; &lt;year&gt;2004&lt;/year&gt; &lt;rating&gt;ESRB - E (Everyone)&lt;/rating&gt; &lt;title&gt;SpongeBob SquarePants - The Movie &lt;/title&gt; &lt;pub&gt;THQ Inc.&lt;/pub&gt; &lt;dev&gt;Heavy Iron Studios&lt;/dev&gt; &lt;genre&gt;Platform&lt;/genre&gt; &lt;score&gt;4.2&lt;/score&gt; &lt;player&gt;1 Player&lt;/player&gt; &lt;story&gt;On a heroic, comedic quest through more than 20 levels of platform, driving and sliding action, SpongeBob and Patrick leave Bikini Bottom and journey to new and unexplored lands. <text:s/>Players join their struggle to defeat Plankton's diabolic scheme to take over the world...Plan Z! <text:s/>Plankton has stolen King Neptune's crown and assumed control of the town of Bikini Bottom, placing the blame squarely on Mr. Krabs. <text:s/>Together, SpongeBob and Patrick must journey to far away Shell City to recover the crown, return to Bikini Bottom and save the town and Mr. Krabs.&lt;/story&gt; &lt;/game&gt;</text:p>
          </table:table-cell>
          <table:table-cell table:number-columns-repeated="1012"/>
        </table:table-row>
        <table:table-row table:style-name="ro1">
          <table:table-cell office:value-type="string">
            <text:p>Spy Hunter (USA)</text:p>
          </table:table-cell>
          <table:table-cell office:value-type="float" office:value="2002">
            <text:p>2002</text:p>
          </table:table-cell>
          <table:table-cell office:value-type="string">
            <text:p>ESRB - T (Teen)</text:p>
          </table:table-cell>
          <table:table-cell office:value-type="string">
            <text:p>Spy Hunter </text:p>
          </table:table-cell>
          <table:table-cell table:style-name="Default" office:value-type="string">
            <text:p>Midway Home Entertainment, Inc.</text:p>
          </table:table-cell>
          <table:table-cell office:value-type="string">
            <text:p>Paradigm Entertainment</text:p>
          </table:table-cell>
          <table:table-cell office:value-type="string">
            <text:p>Driving</text:p>
          </table:table-cell>
          <table:table-cell office:value-type="string">
            <text:p>3.7</text:p>
          </table:table-cell>
          <table:table-cell office:value-type="string">
            <text:p>1 Player</text:p>
          </table:table-cell>
          <table:table-cell office:value-type="string">
            <text:p>Evil multinational corporation, NOSTRA are ready to destroy the world and keep what's left, but as the Spy Hunter, it is your job to take them down, using all of the weapons available to you.****In this complete remake of the classic 80's arcade game, you must ride through 7 real life locations in your G-6155 Interceptor, the most high tech car ever built. Weapons include built in machine guns, oil slicks, missiles and much more.****Two major things happen to the Interceptor: When you hit the water, it transforms into a speed boat. When your shield dips lower then 50%, it transforms into a motorcycle or jet ski.</text:p>
          </table:table-cell>
          <table:table-cell table:style-name="Default" table:formula="of:=CONCATENATE(&quot;&lt;game name=&quot;;CHAR(34);[.A506];CHAR(34);&quot;&gt; &lt;year&gt;&quot;;[.B506];&quot;&lt;/year&gt; &lt;rating&gt;&quot;;[.C506];&quot;&lt;/rating&gt; &lt;title&gt;&quot;;[.D506];&quot;&lt;/title&gt; &lt;pub&gt;&quot;;[.E506];&quot;&lt;/pub&gt; &lt;dev&gt;&quot;;[.F506];&quot;&lt;/dev&gt; &lt;genre&gt;&quot;;[.G506];&quot;&lt;/genre&gt; &lt;score&gt;&quot;;[.H506];&quot;&lt;/score&gt; &lt;player&gt;&quot;;[.I506];&quot;&lt;/player&gt; &lt;story&gt;&quot;;[.J506];&quot;&lt;/story&gt; &lt;/game&gt;&quot;)" office:value-type="string" office:string-value="&lt;game name=&quot;Spy Hunter (USA)&quot;&gt; &lt;year&gt;2002&lt;/year&gt; &lt;rating&gt;ESRB - T (Teen)&lt;/rating&gt; &lt;title&gt;Spy Hunter &lt;/title&gt; &lt;pub&gt;Midway Home Entertainment, Inc.&lt;/pub&gt; &lt;dev&gt;Paradigm Entertainment&lt;/dev&gt; &lt;genre&gt;Driving&lt;/genre&gt; &lt;score&gt;3.7&lt;/score&gt; &lt;player&gt;1 Player&lt;/player&gt; &lt;story&gt;Evil multinational corporation, NOSTRA are ready to destroy the world and keep what's left, but as the Spy Hunter, it is your job to take them down, using all of the weapons available to you.****In this complete remake of the classic 80's arcade game, you must ride through 7 real life locations in your G-6155 Interceptor, the most high tech car ever built. Weapons include built in machine guns, oil slicks, missiles and much more.****Two major things happen to the Interceptor: When you hit the water, it transforms into a speed boat. When your shield dips lower then 50%, it transforms into a motorcycle or jet ski.&lt;/story&gt; &lt;/game&gt;">
            <text:p>&lt;game name="Spy Hunter (USA)"&gt; &lt;year&gt;2002&lt;/year&gt; &lt;rating&gt;ESRB - T (Teen)&lt;/rating&gt; &lt;title&gt;Spy Hunter &lt;/title&gt; &lt;pub&gt;Midway Home Entertainment, Inc.&lt;/pub&gt; &lt;dev&gt;Paradigm Entertainment&lt;/dev&gt; &lt;genre&gt;Driving&lt;/genre&gt; &lt;score&gt;3.7&lt;/score&gt; &lt;player&gt;1 Player&lt;/player&gt; &lt;story&gt;Evil multinational corporation, NOSTRA are ready to destroy the world and keep what's left, but as the Spy Hunter, it is your job to take them down, using all of the weapons available to you.****In this complete remake of the classic 80's arcade game, you must ride through 7 real life locations in your G-6155 Interceptor, the most high tech car ever built. Weapons include built in machine guns, oil slicks, missiles and much more.****Two major things happen to the Interceptor: When you hit the water, it transforms into a speed boat. When your shield dips lower then 50%, it transforms into a motorcycle or jet ski.&lt;/story&gt; &lt;/game&gt;</text:p>
          </table:table-cell>
          <table:table-cell table:number-columns-repeated="1012"/>
        </table:table-row>
        <table:table-row table:style-name="ro1">
          <table:table-cell office:value-type="string">
            <text:p>Spyro - A Hero's Tail (USA)</text:p>
          </table:table-cell>
          <table:table-cell office:value-type="float" office:value="2004">
            <text:p>2004</text:p>
          </table:table-cell>
          <table:table-cell office:value-type="string">
            <text:p>ESRB - E (Everyone)</text:p>
          </table:table-cell>
          <table:table-cell office:value-type="string">
            <text:p>Spyro - A Hero's Tail </text:p>
          </table:table-cell>
          <table:table-cell table:style-name="Default" office:value-type="string">
            <text:p>Vivendi Universal Games, Inc.</text:p>
          </table:table-cell>
          <table:table-cell office:value-type="string">
            <text:p>Eurocom Entertainment</text:p>
          </table:table-cell>
          <table:table-cell office:value-type="string">
            <text:p>Platform</text:p>
          </table:table-cell>
          <table:table-cell office:value-type="string">
            <text:p>3.4</text:p>
          </table:table-cell>
          <table:table-cell office:value-type="string">
            <text:p>1 Player</text:p>
          </table:table-cell>
          <table:table-cell office:value-type="string">
            <text:p>Spyro: A Hero's Tail is a 3D platformer in which the player controls a purple dragon named Spyro, as well as five other playable characters.****Spyro and his friends must eliminate the evil Red Dragon by defeating his henchmen and finding the dark gems that are draining the light from the land. Besides the action, the game also features puzzle-solving elements.</text:p>
          </table:table-cell>
          <table:table-cell table:style-name="Default" table:formula="of:=CONCATENATE(&quot;&lt;game name=&quot;;CHAR(34);[.A507];CHAR(34);&quot;&gt; &lt;year&gt;&quot;;[.B507];&quot;&lt;/year&gt; &lt;rating&gt;&quot;;[.C507];&quot;&lt;/rating&gt; &lt;title&gt;&quot;;[.D507];&quot;&lt;/title&gt; &lt;pub&gt;&quot;;[.E507];&quot;&lt;/pub&gt; &lt;dev&gt;&quot;;[.F507];&quot;&lt;/dev&gt; &lt;genre&gt;&quot;;[.G507];&quot;&lt;/genre&gt; &lt;score&gt;&quot;;[.H507];&quot;&lt;/score&gt; &lt;player&gt;&quot;;[.I507];&quot;&lt;/player&gt; &lt;story&gt;&quot;;[.J507];&quot;&lt;/story&gt; &lt;/game&gt;&quot;)" office:value-type="string" office:string-value="&lt;game name=&quot;Spyro - A Hero's Tail (USA)&quot;&gt; &lt;year&gt;2004&lt;/year&gt; &lt;rating&gt;ESRB - E (Everyone)&lt;/rating&gt; &lt;title&gt;Spyro - A Hero's Tail &lt;/title&gt; &lt;pub&gt;Vivendi Universal Games, Inc.&lt;/pub&gt; &lt;dev&gt;Eurocom Entertainment&lt;/dev&gt; &lt;genre&gt;Platform&lt;/genre&gt; &lt;score&gt;3.4&lt;/score&gt; &lt;player&gt;1 Player&lt;/player&gt; &lt;story&gt;Spyro: A Hero's Tail is a 3D platformer in which the player controls a purple dragon named Spyro, as well as five other playable characters.****Spyro and his friends must eliminate the evil Red Dragon by defeating his henchmen and finding the dark gems that are draining the light from the land. Besides the action, the game also features puzzle-solving elements.&lt;/story&gt; &lt;/game&gt;">
            <text:p>&lt;game name="Spyro - A Hero's Tail (USA)"&gt; &lt;year&gt;2004&lt;/year&gt; &lt;rating&gt;ESRB - E (Everyone)&lt;/rating&gt; &lt;title&gt;Spyro - A Hero's Tail &lt;/title&gt; &lt;pub&gt;Vivendi Universal Games, Inc.&lt;/pub&gt; &lt;dev&gt;Eurocom Entertainment&lt;/dev&gt; &lt;genre&gt;Platform&lt;/genre&gt; &lt;score&gt;3.4&lt;/score&gt; &lt;player&gt;1 Player&lt;/player&gt; &lt;story&gt;Spyro: A Hero's Tail is a 3D platformer in which the player controls a purple dragon named Spyro, as well as five other playable characters.****Spyro and his friends must eliminate the evil Red Dragon by defeating his henchmen and finding the dark gems that are draining the light from the land. Besides the action, the game also features puzzle-solving elements.&lt;/story&gt; &lt;/game&gt;</text:p>
          </table:table-cell>
          <table:table-cell table:number-columns-repeated="1012"/>
        </table:table-row>
        <table:table-row table:style-name="ro1">
          <table:table-cell office:value-type="string">
            <text:p>Spyro - Enter the Dragonfly (USA)</text:p>
          </table:table-cell>
          <table:table-cell office:value-type="float" office:value="2002">
            <text:p>2002</text:p>
          </table:table-cell>
          <table:table-cell office:value-type="string">
            <text:p>ESRB - E (Everyone)</text:p>
          </table:table-cell>
          <table:table-cell office:value-type="string">
            <text:p>Spyro - Enter the Dragonfly </text:p>
          </table:table-cell>
          <table:table-cell table:style-name="Default" office:value-type="string">
            <text:p>Universal Interactive Inc.</text:p>
          </table:table-cell>
          <table:table-cell office:value-type="string">
            <text:p>Check Six Studios</text:p>
          </table:table-cell>
          <table:table-cell office:value-type="string">
            <text:p>Platform</text:p>
          </table:table-cell>
          <table:table-cell office:value-type="string">
            <text:p>2.8</text:p>
          </table:table-cell>
          <table:table-cell office:value-type="string">
            <text:p>1 Player</text:p>
          </table:table-cell>
          <table:table-cell office:value-type="string">
            <text:p>Spyro the dragon is back yet again with his trusted dragonfly Sparx. After the end of the last game, Spyro and his friends Hunter, Bianca, Bentley, the Professor and Shiela, had a great time at the Year of the Dragon festival at Dragon Shores. But something goes horribly wrong.!!</text:p>
          </table:table-cell>
          <table:table-cell table:style-name="Default" table:formula="of:=CONCATENATE(&quot;&lt;game name=&quot;;CHAR(34);[.A508];CHAR(34);&quot;&gt; &lt;year&gt;&quot;;[.B508];&quot;&lt;/year&gt; &lt;rating&gt;&quot;;[.C508];&quot;&lt;/rating&gt; &lt;title&gt;&quot;;[.D508];&quot;&lt;/title&gt; &lt;pub&gt;&quot;;[.E508];&quot;&lt;/pub&gt; &lt;dev&gt;&quot;;[.F508];&quot;&lt;/dev&gt; &lt;genre&gt;&quot;;[.G508];&quot;&lt;/genre&gt; &lt;score&gt;&quot;;[.H508];&quot;&lt;/score&gt; &lt;player&gt;&quot;;[.I508];&quot;&lt;/player&gt; &lt;story&gt;&quot;;[.J508];&quot;&lt;/story&gt; &lt;/game&gt;&quot;)" office:value-type="string" office:string-value="&lt;game name=&quot;Spyro - Enter the Dragonfly (USA)&quot;&gt; &lt;year&gt;2002&lt;/year&gt; &lt;rating&gt;ESRB - E (Everyone)&lt;/rating&gt; &lt;title&gt;Spyro - Enter the Dragonfly &lt;/title&gt; &lt;pub&gt;Universal Interactive Inc.&lt;/pub&gt; &lt;dev&gt;Check Six Studios&lt;/dev&gt; &lt;genre&gt;Platform&lt;/genre&gt; &lt;score&gt;2.8&lt;/score&gt; &lt;player&gt;1 Player&lt;/player&gt; &lt;story&gt;Spyro the dragon is back yet again with his trusted dragonfly Sparx. After the end of the last game, Spyro and his friends Hunter, Bianca, Bentley, the Professor and Shiela, had a great time at the Year of the Dragon festival at Dragon Shores. But something goes horribly wrong.!!&lt;/story&gt; &lt;/game&gt;">
            <text:p>&lt;game name="Spyro - Enter the Dragonfly (USA)"&gt; &lt;year&gt;2002&lt;/year&gt; &lt;rating&gt;ESRB - E (Everyone)&lt;/rating&gt; &lt;title&gt;Spyro - Enter the Dragonfly &lt;/title&gt; &lt;pub&gt;Universal Interactive Inc.&lt;/pub&gt; &lt;dev&gt;Check Six Studios&lt;/dev&gt; &lt;genre&gt;Platform&lt;/genre&gt; &lt;score&gt;2.8&lt;/score&gt; &lt;player&gt;1 Player&lt;/player&gt; &lt;story&gt;Spyro the dragon is back yet again with his trusted dragonfly Sparx. After the end of the last game, Spyro and his friends Hunter, Bianca, Bentley, the Professor and Shiela, had a great time at the Year of the Dragon festival at Dragon Shores. But something goes horribly wrong.!!&lt;/story&gt; &lt;/game&gt;</text:p>
          </table:table-cell>
          <table:table-cell table:number-columns-repeated="1012"/>
        </table:table-row>
        <table:table-row table:style-name="ro1">
          <table:table-cell office:value-type="string">
            <text:p>SSX 3 (USA)</text:p>
          </table:table-cell>
          <table:table-cell office:value-type="float" office:value="2003">
            <text:p>2003</text:p>
          </table:table-cell>
          <table:table-cell office:value-type="string">
            <text:p>ESRB - E (Everyone)</text:p>
          </table:table-cell>
          <table:table-cell office:value-type="string">
            <text:p>SSX 3 </text:p>
          </table:table-cell>
          <table:table-cell table:style-name="Default" office:value-type="string">
            <text:p>Electronic Arts, Inc.</text:p>
          </table:table-cell>
          <table:table-cell office:value-type="string">
            <text:p>Electronic Arts</text:p>
          </table:table-cell>
          <table:table-cell office:value-type="string">
            <text:p>Sports/Snowboarding</text:p>
          </table:table-cell>
          <table:table-cell office:value-type="string">
            <text:p>3.9</text:p>
          </table:table-cell>
          <table:table-cell office:value-type="string">
            <text:p>1-2 Players</text:p>
          </table:table-cell>
          <table:table-cell office:value-type="string">
            <text:p>Shred the slopes of the world's biggest mountain - at least in the SSX world - as you attempt to become the greatest snowboarder of all time. Unlike the previous two entries in the series, you must venture around the mountain, completely free to do what you wish, in order to find challenges and races to compete in.****There are a variety of events to compete in, from your usual all-on-all race through courses, scattered with obstacles and huge jumps to perform wacky tricks, plus there's a half pipe to bust tricks, and there's plenty of challenging tricks to master, and items to grind to gain bonuses. Plus, you can ride the entire mountain whenever you like, either to practice moves or learn all the bumps and corners for the big races.****With challenges and races comes rewards, and along with trophies and medals to fill up your gallery you can also win cash prizes to purchase new items, improving your board or improving your image. The more you race the more experience your chosen character receives, leveling up your abilities and improving your technique, plus even more wild tricks to perform.</text:p>
          </table:table-cell>
          <table:table-cell table:style-name="Default" table:formula="of:=CONCATENATE(&quot;&lt;game name=&quot;;CHAR(34);[.A509];CHAR(34);&quot;&gt; &lt;year&gt;&quot;;[.B509];&quot;&lt;/year&gt; &lt;rating&gt;&quot;;[.C509];&quot;&lt;/rating&gt; &lt;title&gt;&quot;;[.D509];&quot;&lt;/title&gt; &lt;pub&gt;&quot;;[.E509];&quot;&lt;/pub&gt; &lt;dev&gt;&quot;;[.F509];&quot;&lt;/dev&gt; &lt;genre&gt;&quot;;[.G509];&quot;&lt;/genre&gt; &lt;score&gt;&quot;;[.H509];&quot;&lt;/score&gt; &lt;player&gt;&quot;;[.I509];&quot;&lt;/player&gt; &lt;story&gt;&quot;;[.J509];&quot;&lt;/story&gt; &lt;/game&gt;&quot;)" office:value-type="string" office:string-value="&lt;game name=&quot;SSX 3 (USA)&quot;&gt; &lt;year&gt;2003&lt;/year&gt; &lt;rating&gt;ESRB - E (Everyone)&lt;/rating&gt; &lt;title&gt;SSX 3 &lt;/title&gt; &lt;pub&gt;Electronic Arts, Inc.&lt;/pub&gt; &lt;dev&gt;Electronic Arts&lt;/dev&gt; &lt;genre&gt;Sports/Snowboarding&lt;/genre&gt; &lt;score&gt;3.9&lt;/score&gt; &lt;player&gt;1-2 Players&lt;/player&gt; &lt;story&gt;Shred the slopes of the world's biggest mountain - at least in the SSX world - as you attempt to become the greatest snowboarder of all time. Unlike the previous two entries in the series, you must venture around the mountain, completely free to do what you wish, in order to find challenges and races to compete in.****There are a variety of events to compete in, from your usual all-on-all race through courses, scattered with obstacles and huge jumps to perform wacky tricks, plus there's a half pipe to bust tricks, and there's plenty of challenging tricks to master, and items to grind to gain bonuses. Plus, you can ride the entire mountain whenever you like, either to practice moves or learn all the bumps and corners for the big races.****With challenges and races comes rewards, and along with trophies and medals to fill up your gallery you can also win cash prizes to purchase new items, improving your board or improving your image. The more you race the more experience your chosen character receives, leveling up your abilities and improving your technique, plus even more wild tricks to perform.&lt;/story&gt; &lt;/game&gt;">
            <text:p>&lt;game name="SSX 3 (USA)"&gt; &lt;year&gt;2003&lt;/year&gt; &lt;rating&gt;ESRB - E (Everyone)&lt;/rating&gt; &lt;title&gt;SSX 3 &lt;/title&gt; &lt;pub&gt;Electronic Arts, Inc.&lt;/pub&gt; &lt;dev&gt;Electronic Arts&lt;/dev&gt; &lt;genre&gt;Sports/Snowboarding&lt;/genre&gt; &lt;score&gt;3.9&lt;/score&gt; &lt;player&gt;1-2 Players&lt;/player&gt; &lt;story&gt;Shred the slopes of the world's biggest mountain - at least in the SSX world - as you attempt to become the greatest snowboarder of all time. Unlike the previous two entries in the series, you must venture around the mountain, completely free to do what you wish, in order to find challenges and races to compete in.****There are a variety of events to compete in, from your usual all-on-all race through courses, scattered with obstacles and huge jumps to perform wacky tricks, plus there's a half pipe to bust tricks, and there's plenty of challenging tricks to master, and items to grind to gain bonuses. Plus, you can ride the entire mountain whenever you like, either to practice moves or learn all the bumps and corners for the big races.****With challenges and races comes rewards, and along with trophies and medals to fill up your gallery you can also win cash prizes to purchase new items, improving your board or improving your image. The more you race the more experience your chosen character receives, leveling up your abilities and improving your technique, plus even more wild tricks to perform.&lt;/story&gt; &lt;/game&gt;</text:p>
          </table:table-cell>
          <table:table-cell table:number-columns-repeated="1012"/>
        </table:table-row>
        <table:table-row table:style-name="ro1">
          <table:table-cell office:value-type="string">
            <text:p>SSX On Tour (USA)</text:p>
          </table:table-cell>
          <table:table-cell office:value-type="float" office:value="2005">
            <text:p>2005</text:p>
          </table:table-cell>
          <table:table-cell office:value-type="string">
            <text:p>ESRB - E10+ (Everyone 10+)</text:p>
          </table:table-cell>
          <table:table-cell office:value-type="string">
            <text:p>SSX On Tour </text:p>
          </table:table-cell>
          <table:table-cell table:style-name="Default" office:value-type="string">
            <text:p>Electronic Arts, Inc.</text:p>
          </table:table-cell>
          <table:table-cell office:value-type="string">
            <text:p>Electronic Arts</text:p>
          </table:table-cell>
          <table:table-cell office:value-type="string">
            <text:p>Sports/Snowboarding</text:p>
          </table:table-cell>
          <table:table-cell office:value-type="string">
            <text:p>4.2</text:p>
          </table:table-cell>
          <table:table-cell office:value-type="string">
            <text:p>1-2 Players</text:p>
          </table:table-cell>
          <table:table-cell office:value-type="string">
            <text:p>Create your skier or snowboarder and get on the slopes in this version of the SSX franchise. With a different front end interface to previous versions, which looks like a mix between MTV and a doodle book, you select the challenge you want to take part in rather than boarding your way to the event as previous versions.****With improved controls making "Monster Jumps" (Uber Tricks) easier to perform, everyone can look like a professional without learning button combos. As before, if you perform the same trick over and over, you won't get the points to take your skier/snowboarder from a novice to what they have a labeled "black-diamond-dominating rockstar".****The game promises big jumps, fast pace and lots of coloured, detailed slopes.****The GameCube version delivers Mario, Luigi and Peaches on the slopes as special characters. Each has their own moves and is accompanied by Mario-style music.</text:p>
          </table:table-cell>
          <table:table-cell table:style-name="Default" table:formula="of:=CONCATENATE(&quot;&lt;game name=&quot;;CHAR(34);[.A510];CHAR(34);&quot;&gt; &lt;year&gt;&quot;;[.B510];&quot;&lt;/year&gt; &lt;rating&gt;&quot;;[.C510];&quot;&lt;/rating&gt; &lt;title&gt;&quot;;[.D510];&quot;&lt;/title&gt; &lt;pub&gt;&quot;;[.E510];&quot;&lt;/pub&gt; &lt;dev&gt;&quot;;[.F510];&quot;&lt;/dev&gt; &lt;genre&gt;&quot;;[.G510];&quot;&lt;/genre&gt; &lt;score&gt;&quot;;[.H510];&quot;&lt;/score&gt; &lt;player&gt;&quot;;[.I510];&quot;&lt;/player&gt; &lt;story&gt;&quot;;[.J510];&quot;&lt;/story&gt; &lt;/game&gt;&quot;)" office:value-type="string" office:string-value="&lt;game name=&quot;SSX On Tour (USA)&quot;&gt; &lt;year&gt;2005&lt;/year&gt; &lt;rating&gt;ESRB - E10+ (Everyone 10+)&lt;/rating&gt; &lt;title&gt;SSX On Tour &lt;/title&gt; &lt;pub&gt;Electronic Arts, Inc.&lt;/pub&gt; &lt;dev&gt;Electronic Arts&lt;/dev&gt; &lt;genre&gt;Sports/Snowboarding&lt;/genre&gt; &lt;score&gt;4.2&lt;/score&gt; &lt;player&gt;1-2 Players&lt;/player&gt; &lt;story&gt;Create your skier or snowboarder and get on the slopes in this version of the SSX franchise. With a different front end interface to previous versions, which looks like a mix between MTV and a doodle book, you select the challenge you want to take part in rather than boarding your way to the event as previous versions.****With improved controls making &quot;Monster Jumps&quot; (Uber Tricks) easier to perform, everyone can look like a professional without learning button combos. As before, if you perform the same trick over and over, you won't get the points to take your skier/snowboarder from a novice to what they have a labeled &quot;black-diamond-dominating rockstar&quot;.****The game promises big jumps, fast pace and lots of coloured, detailed slopes.****The GameCube version delivers Mario, Luigi and Peaches on the slopes as special characters. Each has their own moves and is accompanied by Mario-style music.&lt;/story&gt; &lt;/game&gt;">
            <text:p>&lt;game name="SSX On Tour (USA)"&gt; &lt;year&gt;2005&lt;/year&gt; &lt;rating&gt;ESRB - E10+ (Everyone 10+)&lt;/rating&gt; &lt;title&gt;SSX On Tour &lt;/title&gt; &lt;pub&gt;Electronic Arts, Inc.&lt;/pub&gt; &lt;dev&gt;Electronic Arts&lt;/dev&gt; &lt;genre&gt;Sports/Snowboarding&lt;/genre&gt; &lt;score&gt;4.2&lt;/score&gt; &lt;player&gt;1-2 Players&lt;/player&gt; &lt;story&gt;Create your skier or snowboarder and get on the slopes in this version of the SSX franchise. With a different front end interface to previous versions, which looks like a mix between MTV and a doodle book, you select the challenge you want to take part in rather than boarding your way to the event as previous versions.****With improved controls making "Monster Jumps" (Uber Tricks) easier to perform, everyone can look like a professional without learning button combos. As before, if you perform the same trick over and over, you won't get the points to take your skier/snowboarder from a novice to what they have a labeled "black-diamond-dominating rockstar".****The game promises big jumps, fast pace and lots of coloured, detailed slopes.****The GameCube version delivers Mario, Luigi and Peaches on the slopes as special characters. Each has their own moves and is accompanied by Mario-style music.&lt;/story&gt; &lt;/game&gt;</text:p>
          </table:table-cell>
          <table:table-cell table:number-columns-repeated="1012"/>
        </table:table-row>
        <table:table-row table:style-name="ro1">
          <table:table-cell office:value-type="string">
            <text:p>SSX Tricky (USA)</text:p>
          </table:table-cell>
          <table:table-cell office:value-type="float" office:value="2001">
            <text:p>2001</text:p>
          </table:table-cell>
          <table:table-cell office:value-type="string">
            <text:p>ESRB - E (Everyone)</text:p>
          </table:table-cell>
          <table:table-cell office:value-type="string">
            <text:p>SSX Tricky </text:p>
          </table:table-cell>
          <table:table-cell table:style-name="Default" office:value-type="string">
            <text:p>Electronic Arts, Inc.</text:p>
          </table:table-cell>
          <table:table-cell office:value-type="string">
            <text:p>Electronic Arts</text:p>
          </table:table-cell>
          <table:table-cell office:value-type="string">
            <text:p>Sports/Snowboarding</text:p>
          </table:table-cell>
          <table:table-cell office:value-type="string">
            <text:p>3.9</text:p>
          </table:table-cell>
          <table:table-cell office:value-type="string">
            <text:p>1-2 Players</text:p>
          </table:table-cell>
          <table:table-cell office:value-type="string">
            <text:p>SSX Tricky is EA's follow up to SSX. Tricky features far more storytelling than the original through the use of personality attributes. Rivalries develop between characters with opposing attributes, causing them to act more aggressively towards each other during races. The übertrick system adds a whole new layer to the game. These tricks are much tougher to pull off, but give you a nice boost. Performing six übertricks in a row results in a super übertrick, which rewards you with a bigger boost and causes Run DMC's "It's Tricky" to play. ****Seven tracks return from the original accompanied by brand-new Garibaldi and Alaska tracks. The returning tracks contain up to four times as many shortcuts and hidden lines. Six of the eight riders from the original return (Jurgen and Hiro suffered off-season injuries) and are joined by six new ones. The soundtrack will feature mixes by Mix Master Mike, Aphrodite, and the Plump DJs. DVD-like bonuses include "behind-the-scenes" footage and a "making of" segment.</text:p>
          </table:table-cell>
          <table:table-cell table:style-name="Default" table:formula="of:=CONCATENATE(&quot;&lt;game name=&quot;;CHAR(34);[.A511];CHAR(34);&quot;&gt; &lt;year&gt;&quot;;[.B511];&quot;&lt;/year&gt; &lt;rating&gt;&quot;;[.C511];&quot;&lt;/rating&gt; &lt;title&gt;&quot;;[.D511];&quot;&lt;/title&gt; &lt;pub&gt;&quot;;[.E511];&quot;&lt;/pub&gt; &lt;dev&gt;&quot;;[.F511];&quot;&lt;/dev&gt; &lt;genre&gt;&quot;;[.G511];&quot;&lt;/genre&gt; &lt;score&gt;&quot;;[.H511];&quot;&lt;/score&gt; &lt;player&gt;&quot;;[.I511];&quot;&lt;/player&gt; &lt;story&gt;&quot;;[.J511];&quot;&lt;/story&gt; &lt;/game&gt;&quot;)" office:value-type="string" office:string-value="&lt;game name=&quot;SSX Tricky (USA)&quot;&gt; &lt;year&gt;2001&lt;/year&gt; &lt;rating&gt;ESRB - E (Everyone)&lt;/rating&gt; &lt;title&gt;SSX Tricky &lt;/title&gt; &lt;pub&gt;Electronic Arts, Inc.&lt;/pub&gt; &lt;dev&gt;Electronic Arts&lt;/dev&gt; &lt;genre&gt;Sports/Snowboarding&lt;/genre&gt; &lt;score&gt;3.9&lt;/score&gt; &lt;player&gt;1-2 Players&lt;/player&gt; &lt;story&gt;SSX Tricky is EA's follow up to SSX. Tricky features far more storytelling than the original through the use of personality attributes. Rivalries develop between characters with opposing attributes, causing them to act more aggressively towards each other during races. The übertrick system adds a whole new layer to the game. These tricks are much tougher to pull off, but give you a nice boost. Performing six übertricks in a row results in a super übertrick, which rewards you with a bigger boost and causes Run DMC's &quot;It's Tricky&quot; to play. ****Seven tracks return from the original accompanied by brand-new Garibaldi and Alaska tracks. The returning tracks contain up to four times as many shortcuts and hidden lines. Six of the eight riders from the original return (Jurgen and Hiro suffered off-season injuries) and are joined by six new ones. The soundtrack will feature mixes by Mix Master Mike, Aphrodite, and the Plump DJs. DVD-like bonuses include &quot;behind-the-scenes&quot; footage and a &quot;making of&quot; segment.&lt;/story&gt; &lt;/game&gt;">
            <text:p>&lt;game name="SSX Tricky (USA)"&gt; &lt;year&gt;2001&lt;/year&gt; &lt;rating&gt;ESRB - E (Everyone)&lt;/rating&gt; &lt;title&gt;SSX Tricky &lt;/title&gt; &lt;pub&gt;Electronic Arts, Inc.&lt;/pub&gt; &lt;dev&gt;Electronic Arts&lt;/dev&gt; &lt;genre&gt;Sports/Snowboarding&lt;/genre&gt; &lt;score&gt;3.9&lt;/score&gt; &lt;player&gt;1-2 Players&lt;/player&gt; &lt;story&gt;SSX Tricky is EA's follow up to SSX. Tricky features far more storytelling than the original through the use of personality attributes. Rivalries develop between characters with opposing attributes, causing them to act more aggressively towards each other during races. The übertrick system adds a whole new layer to the game. These tricks are much tougher to pull off, but give you a nice boost. Performing six übertricks in a row results in a super übertrick, which rewards you with a bigger boost and causes Run DMC's "It's Tricky" to play. ****Seven tracks return from the original accompanied by brand-new Garibaldi and Alaska tracks. The returning tracks contain up to four times as many shortcuts and hidden lines. Six of the eight riders from the original return (Jurgen and Hiro suffered off-season injuries) and are joined by six new ones. The soundtrack will feature mixes by Mix Master Mike, Aphrodite, and the Plump DJs. DVD-like bonuses include "behind-the-scenes" footage and a "making of" segment.&lt;/story&gt; &lt;/game&gt;</text:p>
          </table:table-cell>
          <table:table-cell table:number-columns-repeated="1012"/>
        </table:table-row>
        <table:table-row table:style-name="ro1">
          <table:table-cell office:value-type="string">
            <text:p>Star Fox Adventures (USA)</text:p>
          </table:table-cell>
          <table:table-cell office:value-type="float" office:value="2002">
            <text:p>2002</text:p>
          </table:table-cell>
          <table:table-cell office:value-type="string">
            <text:p>ESRB - T (Teen)</text:p>
          </table:table-cell>
          <table:table-cell office:value-type="string">
            <text:p>Star Fox Adventures </text:p>
          </table:table-cell>
          <table:table-cell table:style-name="Default" office:value-type="string">
            <text:p>Nintendo of America Inc.</text:p>
          </table:table-cell>
          <table:table-cell office:value-type="string">
            <text:p>Rare</text:p>
          </table:table-cell>
          <table:table-cell office:value-type="string">
            <text:p>Action</text:p>
          </table:table-cell>
          <table:table-cell office:value-type="string">
            <text:p>3.7</text:p>
          </table:table-cell>
          <table:table-cell office:value-type="string">
            <text:p>1 Player</text:p>
          </table:table-cell>
          <table:table-cell office:value-type="string">
            <text:p>Star Fox Adventures is a sequel to the Star Fox series, following Star Fox on the SNES and Star Fox 64 on the Nintendo 64.****Fox McCloud returns and is given a different mission than he is normally used to. At the far edge of the Lylat system, an evil army, led by General Scales, is destroying the world of Dinosaur Planet, rendering all its inhabitants helpless. It is now up to Fox McCloud and his team to save the planet and destroy the evil army.****SFA breaks away from the previous games, for the game is a third person action/adventure game in the vein of Tomb Raider. You control Fox McCloud as he adventures through Dinosaur Planet, but at the beginning, you control Krystal, who Fox must later rescue. There are missions where you use your trusty Arwing craft, but the majority of the game takes place on foot.****Helping you throughout your adventure are your trusty sidekicks; Peppy, Slippy, and ROB the Robot, who guide and give you mission briefings.****To aid Fox throughout the game, a variety of weapons and magical items are available from blasters to grenades to magic staffs. You may also purchase items with &amp;quot;scarabs&amp;quot;, the game's currency.****Throughout the game you may partake in various mini-games, which are found at different stores.</text:p>
          </table:table-cell>
          <table:table-cell table:style-name="Default" table:formula="of:=CONCATENATE(&quot;&lt;game name=&quot;;CHAR(34);[.A512];CHAR(34);&quot;&gt; &lt;year&gt;&quot;;[.B512];&quot;&lt;/year&gt; &lt;rating&gt;&quot;;[.C512];&quot;&lt;/rating&gt; &lt;title&gt;&quot;;[.D512];&quot;&lt;/title&gt; &lt;pub&gt;&quot;;[.E512];&quot;&lt;/pub&gt; &lt;dev&gt;&quot;;[.F512];&quot;&lt;/dev&gt; &lt;genre&gt;&quot;;[.G512];&quot;&lt;/genre&gt; &lt;score&gt;&quot;;[.H512];&quot;&lt;/score&gt; &lt;player&gt;&quot;;[.I512];&quot;&lt;/player&gt; &lt;story&gt;&quot;;[.J512];&quot;&lt;/story&gt; &lt;/game&gt;&quot;)" office:value-type="string" office:string-value="&lt;game name=&quot;Star Fox Adventures (USA)&quot;&gt; &lt;year&gt;2002&lt;/year&gt; &lt;rating&gt;ESRB - T (Teen)&lt;/rating&gt; &lt;title&gt;Star Fox Adventures &lt;/title&gt; &lt;pub&gt;Nintendo of America Inc.&lt;/pub&gt; &lt;dev&gt;Rare&lt;/dev&gt; &lt;genre&gt;Action&lt;/genre&gt; &lt;score&gt;3.7&lt;/score&gt; &lt;player&gt;1 Player&lt;/player&gt; &lt;story&gt;Star Fox Adventures is a sequel to the Star Fox series, following Star Fox on the SNES and Star Fox 64 on the Nintendo 64.****Fox McCloud returns and is given a different mission than he is normally used to. At the far edge of the Lylat system, an evil army, led by General Scales, is destroying the world of Dinosaur Planet, rendering all its inhabitants helpless. It is now up to Fox McCloud and his team to save the planet and destroy the evil army.****SFA breaks away from the previous games, for the game is a third person action/adventure game in the vein of Tomb Raider. You control Fox McCloud as he adventures through Dinosaur Planet, but at the beginning, you control Krystal, who Fox must later rescue. There are missions where you use your trusty Arwing craft, but the majority of the game takes place on foot.****Helping you throughout your adventure are your trusty sidekicks; Peppy, Slippy, and ROB the Robot, who guide and give you mission briefings.****To aid Fox throughout the game, a variety of weapons and magical items are available from blasters to grenades to magic staffs. You may also purchase items with &amp;quot;scarabs&amp;quot;, the game's currency.****Throughout the game you may partake in various mini-games, which are found at different stores.&lt;/story&gt; &lt;/game&gt;">
            <text:p>&lt;game name="Star Fox Adventures (USA)"&gt; &lt;year&gt;2002&lt;/year&gt; &lt;rating&gt;ESRB - T (Teen)&lt;/rating&gt; &lt;title&gt;Star Fox Adventures &lt;/title&gt; &lt;pub&gt;Nintendo of America Inc.&lt;/pub&gt; &lt;dev&gt;Rare&lt;/dev&gt; &lt;genre&gt;Action&lt;/genre&gt; &lt;score&gt;3.7&lt;/score&gt; &lt;player&gt;1 Player&lt;/player&gt; &lt;story&gt;Star Fox Adventures is a sequel to the Star Fox series, following Star Fox on the SNES and Star Fox 64 on the Nintendo 64.****Fox McCloud returns and is given a different mission than he is normally used to. At the far edge of the Lylat system, an evil army, led by General Scales, is destroying the world of Dinosaur Planet, rendering all its inhabitants helpless. It is now up to Fox McCloud and his team to save the planet and destroy the evil army.****SFA breaks away from the previous games, for the game is a third person action/adventure game in the vein of Tomb Raider. You control Fox McCloud as he adventures through Dinosaur Planet, but at the beginning, you control Krystal, who Fox must later rescue. There are missions where you use your trusty Arwing craft, but the majority of the game takes place on foot.****Helping you throughout your adventure are your trusty sidekicks; Peppy, Slippy, and ROB the Robot, who guide and give you mission briefings.****To aid Fox throughout the game, a variety of weapons and magical items are available from blasters to grenades to magic staffs. You may also purchase items with &amp;quot;scarabs&amp;quot;, the game's currency.****Throughout the game you may partake in various mini-games, which are found at different stores.&lt;/story&gt; &lt;/game&gt;</text:p>
          </table:table-cell>
          <table:table-cell table:number-columns-repeated="1012"/>
        </table:table-row>
        <table:table-row table:style-name="ro1">
          <table:table-cell office:value-type="string">
            <text:p>Star Fox Assault (USA)</text:p>
          </table:table-cell>
          <table:table-cell office:value-type="float" office:value="2005">
            <text:p>2005</text:p>
          </table:table-cell>
          <table:table-cell office:value-type="string">
            <text:p>ESRB - T (Teen)</text:p>
          </table:table-cell>
          <table:table-cell office:value-type="string">
            <text:p>Star Fox Assault </text:p>
          </table:table-cell>
          <table:table-cell table:style-name="Default" office:value-type="string">
            <text:p>Nintendo of America Inc.</text:p>
          </table:table-cell>
          <table:table-cell office:value-type="string">
            <text:p>Namco</text:p>
          </table:table-cell>
          <table:table-cell office:value-type="string">
            <text:p>Action</text:p>
          </table:table-cell>
          <table:table-cell office:value-type="string">
            <text:p>3.4</text:p>
          </table:table-cell>
          <table:table-cell office:value-type="string">
            <text:p>1-4 Players</text:p>
          </table:table-cell>
          <table:table-cell office:value-type="string">
            <text:p>The Lylat System has been at peace for several years after the mysterious disaster was averted on Dinosaur Planet. But, alas, Andrew Oikonny, who has been kicked out of Star Wolf, seems to have taken over Andross's army, and to make things even trickier, strange insect-like creatures called Aparoids have started to appear all around and destroy and assimilate objects.****Star Fox Assault marks a return to the space and air combat in the spirit of the original Star Fox and Star Fox 64 games. In addition to this, Fox and friends get to fight on foot, using various different kinds of weapons, and the Landmaster tank. The game includes a 10-mission campaign as well as a rather varied multiplayer mode.</text:p>
          </table:table-cell>
          <table:table-cell table:style-name="Default" table:formula="of:=CONCATENATE(&quot;&lt;game name=&quot;;CHAR(34);[.A513];CHAR(34);&quot;&gt; &lt;year&gt;&quot;;[.B513];&quot;&lt;/year&gt; &lt;rating&gt;&quot;;[.C513];&quot;&lt;/rating&gt; &lt;title&gt;&quot;;[.D513];&quot;&lt;/title&gt; &lt;pub&gt;&quot;;[.E513];&quot;&lt;/pub&gt; &lt;dev&gt;&quot;;[.F513];&quot;&lt;/dev&gt; &lt;genre&gt;&quot;;[.G513];&quot;&lt;/genre&gt; &lt;score&gt;&quot;;[.H513];&quot;&lt;/score&gt; &lt;player&gt;&quot;;[.I513];&quot;&lt;/player&gt; &lt;story&gt;&quot;;[.J513];&quot;&lt;/story&gt; &lt;/game&gt;&quot;)" office:value-type="string" office:string-value="&lt;game name=&quot;Star Fox Assault (USA)&quot;&gt; &lt;year&gt;2005&lt;/year&gt; &lt;rating&gt;ESRB - T (Teen)&lt;/rating&gt; &lt;title&gt;Star Fox Assault &lt;/title&gt; &lt;pub&gt;Nintendo of America Inc.&lt;/pub&gt; &lt;dev&gt;Namco&lt;/dev&gt; &lt;genre&gt;Action&lt;/genre&gt; &lt;score&gt;3.4&lt;/score&gt; &lt;player&gt;1-4 Players&lt;/player&gt; &lt;story&gt;The Lylat System has been at peace for several years after the mysterious disaster was averted on Dinosaur Planet. But, alas, Andrew Oikonny, who has been kicked out of Star Wolf, seems to have taken over Andross's army, and to make things even trickier, strange insect-like creatures called Aparoids have started to appear all around and destroy and assimilate objects.****Star Fox Assault marks a return to the space and air combat in the spirit of the original Star Fox and Star Fox 64 games. In addition to this, Fox and friends get to fight on foot, using various different kinds of weapons, and the Landmaster tank. The game includes a 10-mission campaign as well as a rather varied multiplayer mode.&lt;/story&gt; &lt;/game&gt;">
            <text:p>&lt;game name="Star Fox Assault (USA)"&gt; &lt;year&gt;2005&lt;/year&gt; &lt;rating&gt;ESRB - T (Teen)&lt;/rating&gt; &lt;title&gt;Star Fox Assault &lt;/title&gt; &lt;pub&gt;Nintendo of America Inc.&lt;/pub&gt; &lt;dev&gt;Namco&lt;/dev&gt; &lt;genre&gt;Action&lt;/genre&gt; &lt;score&gt;3.4&lt;/score&gt; &lt;player&gt;1-4 Players&lt;/player&gt; &lt;story&gt;The Lylat System has been at peace for several years after the mysterious disaster was averted on Dinosaur Planet. But, alas, Andrew Oikonny, who has been kicked out of Star Wolf, seems to have taken over Andross's army, and to make things even trickier, strange insect-like creatures called Aparoids have started to appear all around and destroy and assimilate objects.****Star Fox Assault marks a return to the space and air combat in the spirit of the original Star Fox and Star Fox 64 games. In addition to this, Fox and friends get to fight on foot, using various different kinds of weapons, and the Landmaster tank. The game includes a 10-mission campaign as well as a rather varied multiplayer mode.&lt;/story&gt; &lt;/game&gt;</text:p>
          </table:table-cell>
          <table:table-cell table:number-columns-repeated="1012"/>
        </table:table-row>
        <table:table-row table:style-name="ro1">
          <table:table-cell office:value-type="string">
            <text:p>Star Wars - Bounty Hunter (USA)</text:p>
          </table:table-cell>
          <table:table-cell office:value-type="float" office:value="2002">
            <text:p>2002</text:p>
          </table:table-cell>
          <table:table-cell office:value-type="string">
            <text:p>ESRB - T (Teen)</text:p>
          </table:table-cell>
          <table:table-cell office:value-type="string">
            <text:p>Star Wars - Bounty Hunter </text:p>
          </table:table-cell>
          <table:table-cell table:style-name="Default" office:value-type="string">
            <text:p>LucasArts</text:p>
          </table:table-cell>
          <table:table-cell office:value-type="string">
            <text:p>LucasArts</text:p>
          </table:table-cell>
          <table:table-cell office:value-type="string">
            <text:p>Shooter</text:p>
          </table:table-cell>
          <table:table-cell office:value-type="string">
            <text:p>4.0</text:p>
          </table:table-cell>
          <table:table-cell office:value-type="string">
            <text:p>1 Player</text:p>
          </table:table-cell>
          <table:table-cell office:value-type="string">
            <text:p>Jango Fett is about to take on a project that could make or break his bounty hunting career, and his life. Chosen to be the blue-print for the Clone Army, Jango must now prove himself in order to gain the biggest job on the streets, wiping out the deadly cult, Bando Gora. Every other bounty hunter in the galaxy is willing and able to do the job, so you must work hard to gain the contract from Darth Tyranus.****To win the contract, you must complete a range of missions and collect the bounties on worlds very familiar to Star Wars fans. Jango has his trusty dual pistols to help him out, but also has the ability to use his flame thrower, jet pack, poison darts and much more. <text:s/>Bounty Hunter also has the unique bounty hunting system, where each mission has a specific number of bounties hiding out in the level. <text:s/>Jango must identify them with his helmet gear, and catch them alive...or dead. <text:s/>Bounties allow the player to unlock bonus materials.****The 3rd person action title also includes full motion cut-scenes designed by Industrial Light and Magic and Skywalker Sound, plus a few hidden extras and Easter eggs. <text:s/>Bounty Hunter also connects to the movies in that it explains how Jango became the model for the Clone Army of the Republic, and how he became acquainted with Zam Wesell, who makes an appearance in the movies.</text:p>
          </table:table-cell>
          <table:table-cell table:style-name="Default" table:formula="of:=CONCATENATE(&quot;&lt;game name=&quot;;CHAR(34);[.A514];CHAR(34);&quot;&gt; &lt;year&gt;&quot;;[.B514];&quot;&lt;/year&gt; &lt;rating&gt;&quot;;[.C514];&quot;&lt;/rating&gt; &lt;title&gt;&quot;;[.D514];&quot;&lt;/title&gt; &lt;pub&gt;&quot;;[.E514];&quot;&lt;/pub&gt; &lt;dev&gt;&quot;;[.F514];&quot;&lt;/dev&gt; &lt;genre&gt;&quot;;[.G514];&quot;&lt;/genre&gt; &lt;score&gt;&quot;;[.H514];&quot;&lt;/score&gt; &lt;player&gt;&quot;;[.I514];&quot;&lt;/player&gt; &lt;story&gt;&quot;;[.J514];&quot;&lt;/story&gt; &lt;/game&gt;&quot;)" office:value-type="string" office:string-value="&lt;game name=&quot;Star Wars - Bounty Hunter (USA)&quot;&gt; &lt;year&gt;2002&lt;/year&gt; &lt;rating&gt;ESRB - T (Teen)&lt;/rating&gt; &lt;title&gt;Star Wars - Bounty Hunter &lt;/title&gt; &lt;pub&gt;LucasArts&lt;/pub&gt; &lt;dev&gt;LucasArts&lt;/dev&gt; &lt;genre&gt;Shooter&lt;/genre&gt; &lt;score&gt;4.0&lt;/score&gt; &lt;player&gt;1 Player&lt;/player&gt; &lt;story&gt;Jango Fett is about to take on a project that could make or break his bounty hunting career, and his life. Chosen to be the blue-print for the Clone Army, Jango must now prove himself in order to gain the biggest job on the streets, wiping out the deadly cult, Bando Gora. Every other bounty hunter in the galaxy is willing and able to do the job, so you must work hard to gain the contract from Darth Tyranus.****To win the contract, you must complete a range of missions and collect the bounties on worlds very familiar to Star Wars fans. Jango has his trusty dual pistols to help him out, but also has the ability to use his flame thrower, jet pack, poison darts and much more.  Bounty Hunter also has the unique bounty hunting system, where each mission has a specific number of bounties hiding out in the level.  Jango must identify them with his helmet gear, and catch them alive...or dead.  Bounties allow the player to unlock bonus materials.****The 3rd person action title also includes full motion cut-scenes designed by Industrial Light and Magic and Skywalker Sound, plus a few hidden extras and Easter eggs.  Bounty Hunter also connects to the movies in that it explains how Jango became the model for the Clone Army of the Republic, and how he became acquainted with Zam Wesell, who makes an appearance in the movies.&lt;/story&gt; &lt;/game&gt;">
            <text:p>&lt;game name="Star Wars - Bounty Hunter (USA)"&gt; &lt;year&gt;2002&lt;/year&gt; &lt;rating&gt;ESRB - T (Teen)&lt;/rating&gt; &lt;title&gt;Star Wars - Bounty Hunter &lt;/title&gt; &lt;pub&gt;LucasArts&lt;/pub&gt; &lt;dev&gt;LucasArts&lt;/dev&gt; &lt;genre&gt;Shooter&lt;/genre&gt; &lt;score&gt;4.0&lt;/score&gt; &lt;player&gt;1 Player&lt;/player&gt; &lt;story&gt;Jango Fett is about to take on a project that could make or break his bounty hunting career, and his life. Chosen to be the blue-print for the Clone Army, Jango must now prove himself in order to gain the biggest job on the streets, wiping out the deadly cult, Bando Gora. Every other bounty hunter in the galaxy is willing and able to do the job, so you must work hard to gain the contract from Darth Tyranus.****To win the contract, you must complete a range of missions and collect the bounties on worlds very familiar to Star Wars fans. Jango has his trusty dual pistols to help him out, but also has the ability to use his flame thrower, jet pack, poison darts and much more. <text:s/>Bounty Hunter also has the unique bounty hunting system, where each mission has a specific number of bounties hiding out in the level. <text:s/>Jango must identify them with his helmet gear, and catch them alive...or dead. <text:s/>Bounties allow the player to unlock bonus materials.****The 3rd person action title also includes full motion cut-scenes designed by Industrial Light and Magic and Skywalker Sound, plus a few hidden extras and Easter eggs. <text:s/>Bounty Hunter also connects to the movies in that it explains how Jango became the model for the Clone Army of the Republic, and how he became acquainted with Zam Wesell, who makes an appearance in the movies.&lt;/story&gt; &lt;/game&gt;</text:p>
          </table:table-cell>
          <table:table-cell table:number-columns-repeated="1012"/>
        </table:table-row>
        <table:table-row table:style-name="ro1">
          <table:table-cell office:value-type="string">
            <text:p>Star Wars - Jedi Knight II - Jedi Outcast (USA)</text:p>
          </table:table-cell>
          <table:table-cell office:value-type="float" office:value="2002">
            <text:p>2002</text:p>
          </table:table-cell>
          <table:table-cell office:value-type="string">
            <text:p>ESRB - T (Teen)</text:p>
          </table:table-cell>
          <table:table-cell office:value-type="string">
            <text:p>Star Wars - Jedi Knight II - Jedi Outcast </text:p>
          </table:table-cell>
          <table:table-cell table:style-name="Default" office:value-type="string">
            <text:p>LucasArts Entertainment Company LLC</text:p>
          </table:table-cell>
          <table:table-cell office:value-type="string">
            <text:p>Raven Software</text:p>
          </table:table-cell>
          <table:table-cell office:value-type="string">
            <text:p>Shooter</text:p>
          </table:table-cell>
          <table:table-cell office:value-type="string">
            <text:p>3.8</text:p>
          </table:table-cell>
          <table:table-cell office:value-type="string">
            <text:p>1-2 Players</text:p>
          </table:table-cell>
          <table:table-cell office:value-type="string">
            <text:p>In Jedi Outcast, you once again play Kyle Katarn, star of LucasArts' Star Wars-inspired 1st-person shooters Star Wars: Dark Forces and Star Wars: Jedi Knight - Dark Forces II.****Kyle has retired from being a Jedi fearing consequences from the Dark Side of the Power found within himself during his chase of the foul Sith-Lord Jerec into the lost vale of the Jedi at the end of Dark Forces 2. Chronologically taking place after the second Star Wars Trilogy, you'll meet various well known people from the original Star Wars movies like Luke Skywalker himself and Lando Calrissian.****Also following the tradition of its predecessors, you explore the surroundings in the typical 3D environment and can use a lot of different weapons and gear from the Star Wars Universe, including the famous Jedi Weapon, the light saber.</text:p>
          </table:table-cell>
          <table:table-cell table:style-name="Default" table:formula="of:=CONCATENATE(&quot;&lt;game name=&quot;;CHAR(34);[.A515];CHAR(34);&quot;&gt; &lt;year&gt;&quot;;[.B515];&quot;&lt;/year&gt; &lt;rating&gt;&quot;;[.C515];&quot;&lt;/rating&gt; &lt;title&gt;&quot;;[.D515];&quot;&lt;/title&gt; &lt;pub&gt;&quot;;[.E515];&quot;&lt;/pub&gt; &lt;dev&gt;&quot;;[.F515];&quot;&lt;/dev&gt; &lt;genre&gt;&quot;;[.G515];&quot;&lt;/genre&gt; &lt;score&gt;&quot;;[.H515];&quot;&lt;/score&gt; &lt;player&gt;&quot;;[.I515];&quot;&lt;/player&gt; &lt;story&gt;&quot;;[.J515];&quot;&lt;/story&gt; &lt;/game&gt;&quot;)" office:value-type="string" office:string-value="&lt;game name=&quot;Star Wars - Jedi Knight II - Jedi Outcast (USA)&quot;&gt; &lt;year&gt;2002&lt;/year&gt; &lt;rating&gt;ESRB - T (Teen)&lt;/rating&gt; &lt;title&gt;Star Wars - Jedi Knight II - Jedi Outcast &lt;/title&gt; &lt;pub&gt;LucasArts Entertainment Company LLC&lt;/pub&gt; &lt;dev&gt;Raven Software&lt;/dev&gt; &lt;genre&gt;Shooter&lt;/genre&gt; &lt;score&gt;3.8&lt;/score&gt; &lt;player&gt;1-2 Players&lt;/player&gt; &lt;story&gt;In Jedi Outcast, you once again play Kyle Katarn, star of LucasArts' Star Wars-inspired 1st-person shooters Star Wars: Dark Forces and Star Wars: Jedi Knight - Dark Forces II.****Kyle has retired from being a Jedi fearing consequences from the Dark Side of the Power found within himself during his chase of the foul Sith-Lord Jerec into the lost vale of the Jedi at the end of Dark Forces 2. Chronologically taking place after the second Star Wars Trilogy, you'll meet various well known people from the original Star Wars movies like Luke Skywalker himself and Lando Calrissian.****Also following the tradition of its predecessors, you explore the surroundings in the typical 3D environment and can use a lot of different weapons and gear from the Star Wars Universe, including the famous Jedi Weapon, the light saber.&lt;/story&gt; &lt;/game&gt;">
            <text:p>&lt;game name="Star Wars - Jedi Knight II - Jedi Outcast (USA)"&gt; &lt;year&gt;2002&lt;/year&gt; &lt;rating&gt;ESRB - T (Teen)&lt;/rating&gt; &lt;title&gt;Star Wars - Jedi Knight II - Jedi Outcast &lt;/title&gt; &lt;pub&gt;LucasArts Entertainment Company LLC&lt;/pub&gt; &lt;dev&gt;Raven Software&lt;/dev&gt; &lt;genre&gt;Shooter&lt;/genre&gt; &lt;score&gt;3.8&lt;/score&gt; &lt;player&gt;1-2 Players&lt;/player&gt; &lt;story&gt;In Jedi Outcast, you once again play Kyle Katarn, star of LucasArts' Star Wars-inspired 1st-person shooters Star Wars: Dark Forces and Star Wars: Jedi Knight - Dark Forces II.****Kyle has retired from being a Jedi fearing consequences from the Dark Side of the Power found within himself during his chase of the foul Sith-Lord Jerec into the lost vale of the Jedi at the end of Dark Forces 2. Chronologically taking place after the second Star Wars Trilogy, you'll meet various well known people from the original Star Wars movies like Luke Skywalker himself and Lando Calrissian.****Also following the tradition of its predecessors, you explore the surroundings in the typical 3D environment and can use a lot of different weapons and gear from the Star Wars Universe, including the famous Jedi Weapon, the light saber.&lt;/story&gt; &lt;/game&gt;</text:p>
          </table:table-cell>
          <table:table-cell table:number-columns-repeated="1012"/>
        </table:table-row>
        <table:table-row table:style-name="ro1">
          <table:table-cell office:value-type="string">
            <text:p>Star Wars - Rogue Squadron II - Rogue Leader (USA)</text:p>
          </table:table-cell>
          <table:table-cell office:value-type="float" office:value="2001">
            <text:p>2001</text:p>
          </table:table-cell>
          <table:table-cell office:value-type="string">
            <text:p>ESRB - T (Teen)</text:p>
          </table:table-cell>
          <table:table-cell office:value-type="string">
            <text:p>Star Wars - Rogue Squadron II - Rogue Leader </text:p>
          </table:table-cell>
          <table:table-cell table:style-name="Default" office:value-type="string">
            <text:p>LucasArts Entertainment Company LLC</text:p>
          </table:table-cell>
          <table:table-cell office:value-type="string">
            <text:p>Factor 5</text:p>
          </table:table-cell>
          <table:table-cell office:value-type="string">
            <text:p>Simulation</text:p>
          </table:table-cell>
          <table:table-cell office:value-type="string">
            <text:p>3.9</text:p>
          </table:table-cell>
          <table:table-cell office:value-type="string">
            <text:p>1 Player</text:p>
          </table:table-cell>
          <table:table-cell office:value-type="string">
            <text:p>Star Wars: Rogue Leader - Rogue Squadron II is the first Star Wars game to appear on a 6th-generation gaming console.****The game puts you in the role of either Luke Skywalker or Wedge Antilles through many different missions in an assortment of aircraft, such as the X-Wing, B-Wing, Snowspeeder, and more.****Rogue Squadron II features about fifteen levels and has a large amount secrets to unlock. <text:s/>The missions are split up into missions taken from the Star Wars movies, such as the attack on the Death Star and the Battle Of Hoth, where some are made up purely for the game itself and has no bearing on any of the movies.****Rogue Leader closely follows the Star Wars movies, with locations you will recognize. <text:s/>The voice of Wedge Antilles is by the actor who played him in the movie.****You must earn different medals (Gold, Silver, Bronze) for each mission by completing it a different way. <text:s/>For example, be the mission in under three minutes for a Gold. <text:s/>When you have enough medals, you unlock bonuses, such as extra ships and extra missions.****RL also features a section seen mostly on movie DVD's, that takes you behind the scenes of the making of the game, and other bonus footage.</text:p>
          </table:table-cell>
          <table:table-cell table:style-name="Default" table:formula="of:=CONCATENATE(&quot;&lt;game name=&quot;;CHAR(34);[.A516];CHAR(34);&quot;&gt; &lt;year&gt;&quot;;[.B516];&quot;&lt;/year&gt; &lt;rating&gt;&quot;;[.C516];&quot;&lt;/rating&gt; &lt;title&gt;&quot;;[.D516];&quot;&lt;/title&gt; &lt;pub&gt;&quot;;[.E516];&quot;&lt;/pub&gt; &lt;dev&gt;&quot;;[.F516];&quot;&lt;/dev&gt; &lt;genre&gt;&quot;;[.G516];&quot;&lt;/genre&gt; &lt;score&gt;&quot;;[.H516];&quot;&lt;/score&gt; &lt;player&gt;&quot;;[.I516];&quot;&lt;/player&gt; &lt;story&gt;&quot;;[.J516];&quot;&lt;/story&gt; &lt;/game&gt;&quot;)" office:value-type="string" office:string-value="&lt;game name=&quot;Star Wars - Rogue Squadron II - Rogue Leader (USA)&quot;&gt; &lt;year&gt;2001&lt;/year&gt; &lt;rating&gt;ESRB - T (Teen)&lt;/rating&gt; &lt;title&gt;Star Wars - Rogue Squadron II - Rogue Leader &lt;/title&gt; &lt;pub&gt;LucasArts Entertainment Company LLC&lt;/pub&gt; &lt;dev&gt;Factor 5&lt;/dev&gt; &lt;genre&gt;Simulation&lt;/genre&gt; &lt;score&gt;3.9&lt;/score&gt; &lt;player&gt;1 Player&lt;/player&gt; &lt;story&gt;Star Wars: Rogue Leader - Rogue Squadron II is the first Star Wars game to appear on a 6th-generation gaming console.****The game puts you in the role of either Luke Skywalker or Wedge Antilles through many different missions in an assortment of aircraft, such as the X-Wing, B-Wing, Snowspeeder, and more.****Rogue Squadron II features about fifteen levels and has a large amount secrets to unlock.  The missions are split up into missions taken from the Star Wars movies, such as the attack on the Death Star and the Battle Of Hoth, where some are made up purely for the game itself and has no bearing on any of the movies.****Rogue Leader closely follows the Star Wars movies, with locations you will recognize.  The voice of Wedge Antilles is by the actor who played him in the movie.****You must earn different medals (Gold, Silver, Bronze) for each mission by completing it a different way.  For example, be the mission in under three minutes for a Gold.  When you have enough medals, you unlock bonuses, such as extra ships and extra missions.****RL also features a section seen mostly on movie DVD's, that takes you behind the scenes of the making of the game, and other bonus footage.&lt;/story&gt; &lt;/game&gt;">
            <text:p>&lt;game name="Star Wars - Rogue Squadron II - Rogue Leader (USA)"&gt; &lt;year&gt;2001&lt;/year&gt; &lt;rating&gt;ESRB - T (Teen)&lt;/rating&gt; &lt;title&gt;Star Wars - Rogue Squadron II - Rogue Leader &lt;/title&gt; &lt;pub&gt;LucasArts Entertainment Company LLC&lt;/pub&gt; &lt;dev&gt;Factor 5&lt;/dev&gt; &lt;genre&gt;Simulation&lt;/genre&gt; &lt;score&gt;3.9&lt;/score&gt; &lt;player&gt;1 Player&lt;/player&gt; &lt;story&gt;Star Wars: Rogue Leader - Rogue Squadron II is the first Star Wars game to appear on a 6th-generation gaming console.****The game puts you in the role of either Luke Skywalker or Wedge Antilles through many different missions in an assortment of aircraft, such as the X-Wing, B-Wing, Snowspeeder, and more.****Rogue Squadron II features about fifteen levels and has a large amount secrets to unlock. <text:s/>The missions are split up into missions taken from the Star Wars movies, such as the attack on the Death Star and the Battle Of Hoth, where some are made up purely for the game itself and has no bearing on any of the movies.****Rogue Leader closely follows the Star Wars movies, with locations you will recognize. <text:s/>The voice of Wedge Antilles is by the actor who played him in the movie.****You must earn different medals (Gold, Silver, Bronze) for each mission by completing it a different way. <text:s/>For example, be the mission in under three minutes for a Gold. <text:s/>When you have enough medals, you unlock bonuses, such as extra ships and extra missions.****RL also features a section seen mostly on movie DVD's, that takes you behind the scenes of the making of the game, and other bonus footage.&lt;/story&gt; &lt;/game&gt;</text:p>
          </table:table-cell>
          <table:table-cell table:number-columns-repeated="1012"/>
        </table:table-row>
        <table:table-row table:style-name="ro1">
          <table:table-cell office:value-type="string">
            <text:p>Star Wars - Rogue Squadron III - Rebel Strike (USA)</text:p>
          </table:table-cell>
          <table:table-cell office:value-type="float" office:value="2003">
            <text:p>2003</text:p>
          </table:table-cell>
          <table:table-cell office:value-type="string">
            <text:p>ESRB - T (Teen)</text:p>
          </table:table-cell>
          <table:table-cell office:value-type="string">
            <text:p>Star Wars - Rogue Squadron III - Rebel Strike </text:p>
          </table:table-cell>
          <table:table-cell table:style-name="Default" office:value-type="string">
            <text:p>LucasArts</text:p>
          </table:table-cell>
          <table:table-cell office:value-type="string">
            <text:p>Factor 5</text:p>
          </table:table-cell>
          <table:table-cell office:value-type="string">
            <text:p>Simulation</text:p>
          </table:table-cell>
          <table:table-cell office:value-type="string">
            <text:p>3.9</text:p>
          </table:table-cell>
          <table:table-cell office:value-type="string">
            <text:p>1-2 Players</text:p>
          </table:table-cell>
          <table:table-cell office:value-type="string">
            <text:p>Be a part of the epic battle between the Rebel Alliance and the Empire as a member of Rogue Squadron, an elite group of fighters who are the best chance for the Rebel's to destroy the Empire once and for all.****Taking the part of Luke Skywalker, Han Solo and Wedge Antilles, your mission is to re-live the battles of the original Star Wars trilogy, from escaping the first Death Star to riding Tauntauns on Hoth, to the final battle at Endor. For the first time you can fight the good fight in the air and on the ground, swapping between your X-Wing, a speeder bike and many other attack craft.****Included in the game is the complete version of Rogue Squadron II, specifically built for two player co-op play. Plus there are multiplayer battle modes and full cutscenes straight from the original trilogy.</text:p>
          </table:table-cell>
          <table:table-cell table:style-name="Default" table:formula="of:=CONCATENATE(&quot;&lt;game name=&quot;;CHAR(34);[.A517];CHAR(34);&quot;&gt; &lt;year&gt;&quot;;[.B517];&quot;&lt;/year&gt; &lt;rating&gt;&quot;;[.C517];&quot;&lt;/rating&gt; &lt;title&gt;&quot;;[.D517];&quot;&lt;/title&gt; &lt;pub&gt;&quot;;[.E517];&quot;&lt;/pub&gt; &lt;dev&gt;&quot;;[.F517];&quot;&lt;/dev&gt; &lt;genre&gt;&quot;;[.G517];&quot;&lt;/genre&gt; &lt;score&gt;&quot;;[.H517];&quot;&lt;/score&gt; &lt;player&gt;&quot;;[.I517];&quot;&lt;/player&gt; &lt;story&gt;&quot;;[.J517];&quot;&lt;/story&gt; &lt;/game&gt;&quot;)" office:value-type="string" office:string-value="&lt;game name=&quot;Star Wars - Rogue Squadron III - Rebel Strike (USA)&quot;&gt; &lt;year&gt;2003&lt;/year&gt; &lt;rating&gt;ESRB - T (Teen)&lt;/rating&gt; &lt;title&gt;Star Wars - Rogue Squadron III - Rebel Strike &lt;/title&gt; &lt;pub&gt;LucasArts&lt;/pub&gt; &lt;dev&gt;Factor 5&lt;/dev&gt; &lt;genre&gt;Simulation&lt;/genre&gt; &lt;score&gt;3.9&lt;/score&gt; &lt;player&gt;1-2 Players&lt;/player&gt; &lt;story&gt;Be a part of the epic battle between the Rebel Alliance and the Empire as a member of Rogue Squadron, an elite group of fighters who are the best chance for the Rebel's to destroy the Empire once and for all.****Taking the part of Luke Skywalker, Han Solo and Wedge Antilles, your mission is to re-live the battles of the original Star Wars trilogy, from escaping the first Death Star to riding Tauntauns on Hoth, to the final battle at Endor. For the first time you can fight the good fight in the air and on the ground, swapping between your X-Wing, a speeder bike and many other attack craft.****Included in the game is the complete version of Rogue Squadron II, specifically built for two player co-op play. Plus there are multiplayer battle modes and full cutscenes straight from the original trilogy.&lt;/story&gt; &lt;/game&gt;">
            <text:p>&lt;game name="Star Wars - Rogue Squadron III - Rebel Strike (USA)"&gt; &lt;year&gt;2003&lt;/year&gt; &lt;rating&gt;ESRB - T (Teen)&lt;/rating&gt; &lt;title&gt;Star Wars - Rogue Squadron III - Rebel Strike &lt;/title&gt; &lt;pub&gt;LucasArts&lt;/pub&gt; &lt;dev&gt;Factor 5&lt;/dev&gt; &lt;genre&gt;Simulation&lt;/genre&gt; &lt;score&gt;3.9&lt;/score&gt; &lt;player&gt;1-2 Players&lt;/player&gt; &lt;story&gt;Be a part of the epic battle between the Rebel Alliance and the Empire as a member of Rogue Squadron, an elite group of fighters who are the best chance for the Rebel's to destroy the Empire once and for all.****Taking the part of Luke Skywalker, Han Solo and Wedge Antilles, your mission is to re-live the battles of the original Star Wars trilogy, from escaping the first Death Star to riding Tauntauns on Hoth, to the final battle at Endor. For the first time you can fight the good fight in the air and on the ground, swapping between your X-Wing, a speeder bike and many other attack craft.****Included in the game is the complete version of Rogue Squadron II, specifically built for two player co-op play. Plus there are multiplayer battle modes and full cutscenes straight from the original trilogy.&lt;/story&gt; &lt;/game&gt;</text:p>
          </table:table-cell>
          <table:table-cell table:number-columns-repeated="1012"/>
        </table:table-row>
        <table:table-row table:style-name="ro1">
          <table:table-cell office:value-type="string">
            <text:p>Star Wars - The Clone Wars (USA)</text:p>
          </table:table-cell>
          <table:table-cell office:value-type="float" office:value="2002">
            <text:p>2002</text:p>
          </table:table-cell>
          <table:table-cell office:value-type="string">
            <text:p>ESRB - T (Teen)</text:p>
          </table:table-cell>
          <table:table-cell office:value-type="string">
            <text:p>Star Wars - The Clone Wars </text:p>
          </table:table-cell>
          <table:table-cell table:style-name="Default" office:value-type="string">
            <text:p>LucasArts</text:p>
          </table:table-cell>
          <table:table-cell office:value-type="string">
            <text:p>Pandemic Studios</text:p>
          </table:table-cell>
          <table:table-cell office:value-type="string">
            <text:p>Shooter</text:p>
          </table:table-cell>
          <table:table-cell office:value-type="string">
            <text:p>4.0</text:p>
          </table:table-cell>
          <table:table-cell office:value-type="string">
            <text:p>1-4 Players</text:p>
          </table:table-cell>
          <table:table-cell office:value-type="string">
            <text:p>Beginning where Star Wars Episode II: Attack of the Clones left off, you must take control of either Anakin Skywalker, Mace Windu or Obi-Wan Kenobi and lead the Republic Army against the Confederacy of Independent Systems.****The Clone Wars picks up with Mace Windu escorting the Jedi ambush to the Geonosis arena, which leads to the Battle of Geonosis and the start of the Clone Wars. <text:s/>After the Battle of Geonosis, Anakin and Obi Wan are sent to patrol a dead part of Republic sector, until a massive Confederate fleet ambushes the strategically useless planet of Rhen Var. <text:s/>After this, Anakin, Obi Wan soon discover that there may be something darker behind the invasion of Rhen Var. <text:s/>They find out about the Dark Reaper, an evil and powerful Sith device that could harvest the power of the living and use it as a concentrated weapon. <text:s/>Now it is up to the Republic to prevent this weapon from ever activating and destroying the galaxy!****The Clone Wars has you deep inside the battles of the Old Republic through 16 missions, piloting a range of vehicles including speeder bikes, Republic Gunships and fighter tanks as well as the weapon of the Jedi, your lightsabre, for close combat. <text:s/>Whereas the Rogue Squadron series concentrated on aerial battles, The Clone Wars contains almost all ground battles. <text:s/>You must fight as Anakin Skywalker, Obi Wan Kenobi, Mace Windu, and others throughout the game to prevent the Confederacy from gaining a deadly weapon. <text:s/>Multiplayer options are also included for up to four players with game types including deathmatch, conquest, and a co-op ground and vehicle survival mode.</text:p>
          </table:table-cell>
          <table:table-cell table:style-name="Default" table:formula="of:=CONCATENATE(&quot;&lt;game name=&quot;;CHAR(34);[.A518];CHAR(34);&quot;&gt; &lt;year&gt;&quot;;[.B518];&quot;&lt;/year&gt; &lt;rating&gt;&quot;;[.C518];&quot;&lt;/rating&gt; &lt;title&gt;&quot;;[.D518];&quot;&lt;/title&gt; &lt;pub&gt;&quot;;[.E518];&quot;&lt;/pub&gt; &lt;dev&gt;&quot;;[.F518];&quot;&lt;/dev&gt; &lt;genre&gt;&quot;;[.G518];&quot;&lt;/genre&gt; &lt;score&gt;&quot;;[.H518];&quot;&lt;/score&gt; &lt;player&gt;&quot;;[.I518];&quot;&lt;/player&gt; &lt;story&gt;&quot;;[.J518];&quot;&lt;/story&gt; &lt;/game&gt;&quot;)" office:value-type="string" office:string-value="&lt;game name=&quot;Star Wars - The Clone Wars (USA)&quot;&gt; &lt;year&gt;2002&lt;/year&gt; &lt;rating&gt;ESRB - T (Teen)&lt;/rating&gt; &lt;title&gt;Star Wars - The Clone Wars &lt;/title&gt; &lt;pub&gt;LucasArts&lt;/pub&gt; &lt;dev&gt;Pandemic Studios&lt;/dev&gt; &lt;genre&gt;Shooter&lt;/genre&gt; &lt;score&gt;4.0&lt;/score&gt; &lt;player&gt;1-4 Players&lt;/player&gt; &lt;story&gt;Beginning where Star Wars Episode II: Attack of the Clones left off, you must take control of either Anakin Skywalker, Mace Windu or Obi-Wan Kenobi and lead the Republic Army against the Confederacy of Independent Systems.****The Clone Wars picks up with Mace Windu escorting the Jedi ambush to the Geonosis arena, which leads to the Battle of Geonosis and the start of the Clone Wars.  After the Battle of Geonosis, Anakin and Obi Wan are sent to patrol a dead part of Republic sector, until a massive Confederate fleet ambushes the strategically useless planet of Rhen Var.  After this, Anakin, Obi Wan soon discover that there may be something darker behind the invasion of Rhen Var.  They find out about the Dark Reaper, an evil and powerful Sith device that could harvest the power of the living and use it as a concentrated weapon.  Now it is up to the Republic to prevent this weapon from ever activating and destroying the galaxy!****The Clone Wars has you deep inside the battles of the Old Republic through 16 missions, piloting a range of vehicles including speeder bikes, Republic Gunships and fighter tanks as well as the weapon of the Jedi, your lightsabre, for close combat.  Whereas the Rogue Squadron series concentrated on aerial battles, The Clone Wars contains almost all ground battles.  You must fight as Anakin Skywalker, Obi Wan Kenobi, Mace Windu, and others throughout the game to prevent the Confederacy from gaining a deadly weapon.  Multiplayer options are also included for up to four players with game types including deathmatch, conquest, and a co-op ground and vehicle survival mode.&lt;/story&gt; &lt;/game&gt;">
            <text:p>&lt;game name="Star Wars - The Clone Wars (USA)"&gt; &lt;year&gt;2002&lt;/year&gt; &lt;rating&gt;ESRB - T (Teen)&lt;/rating&gt; &lt;title&gt;Star Wars - The Clone Wars &lt;/title&gt; &lt;pub&gt;LucasArts&lt;/pub&gt; &lt;dev&gt;Pandemic Studios&lt;/dev&gt; &lt;genre&gt;Shooter&lt;/genre&gt; &lt;score&gt;4.0&lt;/score&gt; &lt;player&gt;1-4 Players&lt;/player&gt; &lt;story&gt;Beginning where Star Wars Episode II: Attack of the Clones left off, you must take control of either Anakin Skywalker, Mace Windu or Obi-Wan Kenobi and lead the Republic Army against the Confederacy of Independent Systems.****The Clone Wars picks up with Mace Windu escorting the Jedi ambush to the Geonosis arena, which leads to the Battle of Geonosis and the start of the Clone Wars. <text:s/>After the Battle of Geonosis, Anakin and Obi Wan are sent to patrol a dead part of Republic sector, until a massive Confederate fleet ambushes the strategically useless planet of Rhen Var. <text:s/>After this, Anakin, Obi Wan soon discover that there may be something darker behind the invasion of Rhen Var. <text:s/>They find out about the Dark Reaper, an evil and powerful Sith device that could harvest the power of the living and use it as a concentrated weapon. <text:s/>Now it is up to the Republic to prevent this weapon from ever activating and destroying the galaxy!****The Clone Wars has you deep inside the battles of the Old Republic through 16 missions, piloting a range of vehicles including speeder bikes, Republic Gunships and fighter tanks as well as the weapon of the Jedi, your lightsabre, for close combat. <text:s/>Whereas the Rogue Squadron series concentrated on aerial battles, The Clone Wars contains almost all ground battles. <text:s/>You must fight as Anakin Skywalker, Obi Wan Kenobi, Mace Windu, and others throughout the game to prevent the Confederacy from gaining a deadly weapon. <text:s/>Multiplayer options are also included for up to four players with game types including deathmatch, conquest, and a co-op ground and vehicle survival mode.&lt;/story&gt; &lt;/game&gt;</text:p>
          </table:table-cell>
          <table:table-cell table:number-columns-repeated="1012"/>
        </table:table-row>
        <table:table-row table:style-name="ro1">
          <table:table-cell office:value-type="string">
            <text:p>Starsky &amp; Hutch (USA)</text:p>
          </table:table-cell>
          <table:table-cell office:value-type="float" office:value="2004">
            <text:p>2004</text:p>
          </table:table-cell>
          <table:table-cell office:value-type="string">
            <text:p>ESRB - T (Teen)</text:p>
          </table:table-cell>
          <table:table-cell office:value-type="string">
            <text:p>Starsky &amp; Hutch </text:p>
          </table:table-cell>
          <table:table-cell table:style-name="Default" office:value-type="string">
            <text:p>Empire Interactive Entertainment</text:p>
          </table:table-cell>
          <table:table-cell office:value-type="string">
            <text:p>Minds-Eye Productions</text:p>
          </table:table-cell>
          <table:table-cell office:value-type="string">
            <text:p>Driving</text:p>
          </table:table-cell>
          <table:table-cell office:value-type="string">
            <text:p>3.9</text:p>
          </table:table-cell>
          <table:table-cell office:value-type="string">
            <text:p>1-2 Players</text:p>
          </table:table-cell>
          <table:table-cell office:value-type="string">
            <text:p>Starsky &amp; Hutch is an arcade racing game based on the popular TV series from the 70s, released to tie in with the film. The game includes 18 missions, each based on an episode of the TV show and introduced by Antonio 'Huggy Bear' Fargas. There is also a free roaming mode, in which the player explores the GTA-esque environment looking for action and trouble.****Like the film, the game does not entirely play it straight. Starsky &amp; Hutch are actually shooting a TV show, and the scoring for each mission reflects how ratings-friendly your driving is. You are awarded gold, silver or bronze medals for each mission depending on performance, and must get at least 1 gold and 2 silvers on season 1 for a second season to be commissioned, and 3 golds and 2 silvers in season 2 for there to be a third for you to play through.****The overall goal in each mission is usually to chase and destroy a criminal's car. There is always a secondary target as well. In addition, the player will gain viewers by hitting the bad guy, pulling off elaborate jumps and skids, nearly hitting civilians, and hitting the bonus targets such as canisters which are strewn through the levels. Hitting civilians will lose viewers.****Dave Starsky is the guy behind the steering wheel and Ken 'Hutch' Hutchinson shoots out of the windows of the car. On PS2 and XBox a second player can take care of the shooting, using either a light gun or a standard controller. During single player, the aiming is automatic for shooting.</text:p>
          </table:table-cell>
          <table:table-cell table:style-name="Default" table:formula="of:=CONCATENATE(&quot;&lt;game name=&quot;;CHAR(34);[.A519];CHAR(34);&quot;&gt; &lt;year&gt;&quot;;[.B519];&quot;&lt;/year&gt; &lt;rating&gt;&quot;;[.C519];&quot;&lt;/rating&gt; &lt;title&gt;&quot;;[.D519];&quot;&lt;/title&gt; &lt;pub&gt;&quot;;[.E519];&quot;&lt;/pub&gt; &lt;dev&gt;&quot;;[.F519];&quot;&lt;/dev&gt; &lt;genre&gt;&quot;;[.G519];&quot;&lt;/genre&gt; &lt;score&gt;&quot;;[.H519];&quot;&lt;/score&gt; &lt;player&gt;&quot;;[.I519];&quot;&lt;/player&gt; &lt;story&gt;&quot;;[.J519];&quot;&lt;/story&gt; &lt;/game&gt;&quot;)" office:value-type="string" office:string-value="&lt;game name=&quot;Starsky &amp; Hutch (USA)&quot;&gt; &lt;year&gt;2004&lt;/year&gt; &lt;rating&gt;ESRB - T (Teen)&lt;/rating&gt; &lt;title&gt;Starsky &amp; Hutch &lt;/title&gt; &lt;pub&gt;Empire Interactive Entertainment&lt;/pub&gt; &lt;dev&gt;Minds-Eye Productions&lt;/dev&gt; &lt;genre&gt;Driving&lt;/genre&gt; &lt;score&gt;3.9&lt;/score&gt; &lt;player&gt;1-2 Players&lt;/player&gt; &lt;story&gt;Starsky &amp; Hutch is an arcade racing game based on the popular TV series from the 70s, released to tie in with the film. The game includes 18 missions, each based on an episode of the TV show and introduced by Antonio 'Huggy Bear' Fargas. There is also a free roaming mode, in which the player explores the GTA-esque environment looking for action and trouble.****Like the film, the game does not entirely play it straight. Starsky &amp; Hutch are actually shooting a TV show, and the scoring for each mission reflects how ratings-friendly your driving is. You are awarded gold, silver or bronze medals for each mission depending on performance, and must get at least 1 gold and 2 silvers on season 1 for a second season to be commissioned, and 3 golds and 2 silvers in season 2 for there to be a third for you to play through.****The overall goal in each mission is usually to chase and destroy a criminal's car. There is always a secondary target as well. In addition, the player will gain viewers by hitting the bad guy, pulling off elaborate jumps and skids, nearly hitting civilians, and hitting the bonus targets such as canisters which are strewn through the levels. Hitting civilians will lose viewers.****Dave Starsky is the guy behind the steering wheel and Ken 'Hutch' Hutchinson shoots out of the windows of the car. On PS2 and XBox a second player can take care of the shooting, using either a light gun or a standard controller. During single player, the aiming is automatic for shooting.&lt;/story&gt; &lt;/game&gt;">
            <text:p>&lt;game name="Starsky &amp; Hutch (USA)"&gt; &lt;year&gt;2004&lt;/year&gt; &lt;rating&gt;ESRB - T (Teen)&lt;/rating&gt; &lt;title&gt;Starsky &amp; Hutch &lt;/title&gt; &lt;pub&gt;Empire Interactive Entertainment&lt;/pub&gt; &lt;dev&gt;Minds-Eye Productions&lt;/dev&gt; &lt;genre&gt;Driving&lt;/genre&gt; &lt;score&gt;3.9&lt;/score&gt; &lt;player&gt;1-2 Players&lt;/player&gt; &lt;story&gt;Starsky &amp; Hutch is an arcade racing game based on the popular TV series from the 70s, released to tie in with the film. The game includes 18 missions, each based on an episode of the TV show and introduced by Antonio 'Huggy Bear' Fargas. There is also a free roaming mode, in which the player explores the GTA-esque environment looking for action and trouble.****Like the film, the game does not entirely play it straight. Starsky &amp; Hutch are actually shooting a TV show, and the scoring for each mission reflects how ratings-friendly your driving is. You are awarded gold, silver or bronze medals for each mission depending on performance, and must get at least 1 gold and 2 silvers on season 1 for a second season to be commissioned, and 3 golds and 2 silvers in season 2 for there to be a third for you to play through.****The overall goal in each mission is usually to chase and destroy a criminal's car. There is always a secondary target as well. In addition, the player will gain viewers by hitting the bad guy, pulling off elaborate jumps and skids, nearly hitting civilians, and hitting the bonus targets such as canisters which are strewn through the levels. Hitting civilians will lose viewers.****Dave Starsky is the guy behind the steering wheel and Ken 'Hutch' Hutchinson shoots out of the windows of the car. On PS2 and XBox a second player can take care of the shooting, using either a light gun or a standard controller. During single player, the aiming is automatic for shooting.&lt;/story&gt; &lt;/game&gt;</text:p>
          </table:table-cell>
          <table:table-cell table:number-columns-repeated="1012"/>
        </table:table-row>
        <table:table-row table:style-name="ro1">
          <table:table-cell office:value-type="string">
            <text:p>Street Hoops (USA)</text:p>
          </table:table-cell>
          <table:table-cell office:value-type="float" office:value="2002">
            <text:p>2002</text:p>
          </table:table-cell>
          <table:table-cell office:value-type="string">
            <text:p>ESRB - T (Teen)</text:p>
          </table:table-cell>
          <table:table-cell office:value-type="string">
            <text:p>Street Hoops </text:p>
          </table:table-cell>
          <table:table-cell table:style-name="Default" office:value-type="string">
            <text:p>Activision Publishing, Inc.</text:p>
          </table:table-cell>
          <table:table-cell office:value-type="string">
            <text:p>Black Ops Entertainment</text:p>
          </table:table-cell>
          <table:table-cell office:value-type="string">
            <text:p>Sports/Basketball</text:p>
          </table:table-cell>
          <table:table-cell office:value-type="string">
            <text:p>3.4</text:p>
          </table:table-cell>
          <table:table-cell office:value-type="string">
            <text:p>1-4 Players</text:p>
          </table:table-cell>
          <table:table-cell office:value-type="string">
            <text:p>Take on some of the hottest street ballers from AND1 or create your own custom baller. Fully equipped character generator all the way up to the bling bling. Choose from any of the renowned street ball courts from Rucker Park to the Venice Courts or go at it with the half-court game.</text:p>
          </table:table-cell>
          <table:table-cell table:style-name="Default" table:formula="of:=CONCATENATE(&quot;&lt;game name=&quot;;CHAR(34);[.A520];CHAR(34);&quot;&gt; &lt;year&gt;&quot;;[.B520];&quot;&lt;/year&gt; &lt;rating&gt;&quot;;[.C520];&quot;&lt;/rating&gt; &lt;title&gt;&quot;;[.D520];&quot;&lt;/title&gt; &lt;pub&gt;&quot;;[.E520];&quot;&lt;/pub&gt; &lt;dev&gt;&quot;;[.F520];&quot;&lt;/dev&gt; &lt;genre&gt;&quot;;[.G520];&quot;&lt;/genre&gt; &lt;score&gt;&quot;;[.H520];&quot;&lt;/score&gt; &lt;player&gt;&quot;;[.I520];&quot;&lt;/player&gt; &lt;story&gt;&quot;;[.J520];&quot;&lt;/story&gt; &lt;/game&gt;&quot;)" office:value-type="string" office:string-value="&lt;game name=&quot;Street Hoops (USA)&quot;&gt; &lt;year&gt;2002&lt;/year&gt; &lt;rating&gt;ESRB - T (Teen)&lt;/rating&gt; &lt;title&gt;Street Hoops &lt;/title&gt; &lt;pub&gt;Activision Publishing, Inc.&lt;/pub&gt; &lt;dev&gt;Black Ops Entertainment&lt;/dev&gt; &lt;genre&gt;Sports/Basketball&lt;/genre&gt; &lt;score&gt;3.4&lt;/score&gt; &lt;player&gt;1-4 Players&lt;/player&gt; &lt;story&gt;Take on some of the hottest street ballers from AND1 or create your own custom baller. Fully equipped character generator all the way up to the bling bling. Choose from any of the renowned street ball courts from Rucker Park to the Venice Courts or go at it with the half-court game.&lt;/story&gt; &lt;/game&gt;">
            <text:p>&lt;game name="Street Hoops (USA)"&gt; &lt;year&gt;2002&lt;/year&gt; &lt;rating&gt;ESRB - T (Teen)&lt;/rating&gt; &lt;title&gt;Street Hoops &lt;/title&gt; &lt;pub&gt;Activision Publishing, Inc.&lt;/pub&gt; &lt;dev&gt;Black Ops Entertainment&lt;/dev&gt; &lt;genre&gt;Sports/Basketball&lt;/genre&gt; &lt;score&gt;3.4&lt;/score&gt; &lt;player&gt;1-4 Players&lt;/player&gt; &lt;story&gt;Take on some of the hottest street ballers from AND1 or create your own custom baller. Fully equipped character generator all the way up to the bling bling. Choose from any of the renowned street ball courts from Rucker Park to the Venice Courts or go at it with the half-court game.&lt;/story&gt; &lt;/game&gt;</text:p>
          </table:table-cell>
          <table:table-cell table:number-columns-repeated="1012"/>
        </table:table-row>
        <table:table-row table:style-name="ro1">
          <table:table-cell office:value-type="string">
            <text:p>Street Racing Syndicate (USA)</text:p>
          </table:table-cell>
          <table:table-cell office:value-type="float" office:value="2004">
            <text:p>2004</text:p>
          </table:table-cell>
          <table:table-cell office:value-type="string">
            <text:p>ESRB - T (Teen)</text:p>
          </table:table-cell>
          <table:table-cell office:value-type="string">
            <text:p>Street Racing Syndicate </text:p>
          </table:table-cell>
          <table:table-cell table:style-name="Default" office:value-type="string">
            <text:p>Namco Hometek Inc.</text:p>
          </table:table-cell>
          <table:table-cell office:value-type="string">
            <text:p>Eutechnyx</text:p>
          </table:table-cell>
          <table:table-cell office:value-type="string">
            <text:p>Driving</text:p>
          </table:table-cell>
          <table:table-cell office:value-type="string">
            <text:p>3.2</text:p>
          </table:table-cell>
          <table:table-cell office:value-type="string">
            <text:p>1-2 Players</text:p>
          </table:table-cell>
          <table:table-cell office:value-type="string">
            <text:p>SRS: Street Racing Syndicate is an arcade racing game, offering more than 50 licensed cars, which are tunable with licensed tuning parts. The player races on tracks situated in Los Angeles, Miami and Philadelphia, both during daylight and at night. It's also possible to date 18 cute models, each with their own video clips. ****The game features two modes:****In Street Mode, there are tree types of awards: money, respect and girls. Money is necessary to buy cars, tuning parts and place bets, and can be earned by winning races and collecting prizes and bets. The player receives respect points for doing tricks such as two-wheel driving or drifting. These points allow them to progress in the game (i.e. unlock races). The last type of award, girls, will date the player if they win a respect challenge. This can be a car chasing, a checkpoint run or a respect points race. There are 8 races with various crews and difficulty, each consisting of three tracks where the player will race against one or three opponents. It's also possible to drive Street Challenges (point-to-point races) against another car, where the winner takes the bet. Or the player can just cruise around the town in Cruise Zone.****Arcade mode offers four types of races: Quick Race, Checkpoint Run, Ironman (set of 3-12 races which have to be won), Speed Trial (a race against time).****SRS: Street Racing Syndicate also features six multiplayer modes: Quick Race, Collection Race, Team Collection Race, Team Time Race, Team Position Race and Pink Slip Race. They can be played over LAN or on Internet using GameSpy Arcade.</text:p>
          </table:table-cell>
          <table:table-cell table:style-name="Default" table:formula="of:=CONCATENATE(&quot;&lt;game name=&quot;;CHAR(34);[.A521];CHAR(34);&quot;&gt; &lt;year&gt;&quot;;[.B521];&quot;&lt;/year&gt; &lt;rating&gt;&quot;;[.C521];&quot;&lt;/rating&gt; &lt;title&gt;&quot;;[.D521];&quot;&lt;/title&gt; &lt;pub&gt;&quot;;[.E521];&quot;&lt;/pub&gt; &lt;dev&gt;&quot;;[.F521];&quot;&lt;/dev&gt; &lt;genre&gt;&quot;;[.G521];&quot;&lt;/genre&gt; &lt;score&gt;&quot;;[.H521];&quot;&lt;/score&gt; &lt;player&gt;&quot;;[.I521];&quot;&lt;/player&gt; &lt;story&gt;&quot;;[.J521];&quot;&lt;/story&gt; &lt;/game&gt;&quot;)" office:value-type="string" office:string-value="&lt;game name=&quot;Street Racing Syndicate (USA)&quot;&gt; &lt;year&gt;2004&lt;/year&gt; &lt;rating&gt;ESRB - T (Teen)&lt;/rating&gt; &lt;title&gt;Street Racing Syndicate &lt;/title&gt; &lt;pub&gt;Namco Hometek Inc.&lt;/pub&gt; &lt;dev&gt;Eutechnyx&lt;/dev&gt; &lt;genre&gt;Driving&lt;/genre&gt; &lt;score&gt;3.2&lt;/score&gt; &lt;player&gt;1-2 Players&lt;/player&gt; &lt;story&gt;SRS: Street Racing Syndicate is an arcade racing game, offering more than 50 licensed cars, which are tunable with licensed tuning parts. The player races on tracks situated in Los Angeles, Miami and Philadelphia, both during daylight and at night. It's also possible to date 18 cute models, each with their own video clips. ****The game features two modes:****In Street Mode, there are tree types of awards: money, respect and girls. Money is necessary to buy cars, tuning parts and place bets, and can be earned by winning races and collecting prizes and bets. The player receives respect points for doing tricks such as two-wheel driving or drifting. These points allow them to progress in the game (i.e. unlock races). The last type of award, girls, will date the player if they win a respect challenge. This can be a car chasing, a checkpoint run or a respect points race. There are 8 races with various crews and difficulty, each consisting of three tracks where the player will race against one or three opponents. It's also possible to drive Street Challenges (point-to-point races) against another car, where the winner takes the bet. Or the player can just cruise around the town in Cruise Zone.****Arcade mode offers four types of races: Quick Race, Checkpoint Run, Ironman (set of 3-12 races which have to be won), Speed Trial (a race against time).****SRS: Street Racing Syndicate also features six multiplayer modes: Quick Race, Collection Race, Team Collection Race, Team Time Race, Team Position Race and Pink Slip Race. They can be played over LAN or on Internet using GameSpy Arcade.&lt;/story&gt; &lt;/game&gt;">
            <text:p>&lt;game name="Street Racing Syndicate (USA)"&gt; &lt;year&gt;2004&lt;/year&gt; &lt;rating&gt;ESRB - T (Teen)&lt;/rating&gt; &lt;title&gt;Street Racing Syndicate &lt;/title&gt; &lt;pub&gt;Namco Hometek Inc.&lt;/pub&gt; &lt;dev&gt;Eutechnyx&lt;/dev&gt; &lt;genre&gt;Driving&lt;/genre&gt; &lt;score&gt;3.2&lt;/score&gt; &lt;player&gt;1-2 Players&lt;/player&gt; &lt;story&gt;SRS: Street Racing Syndicate is an arcade racing game, offering more than 50 licensed cars, which are tunable with licensed tuning parts. The player races on tracks situated in Los Angeles, Miami and Philadelphia, both during daylight and at night. It's also possible to date 18 cute models, each with their own video clips. ****The game features two modes:****In Street Mode, there are tree types of awards: money, respect and girls. Money is necessary to buy cars, tuning parts and place bets, and can be earned by winning races and collecting prizes and bets. The player receives respect points for doing tricks such as two-wheel driving or drifting. These points allow them to progress in the game (i.e. unlock races). The last type of award, girls, will date the player if they win a respect challenge. This can be a car chasing, a checkpoint run or a respect points race. There are 8 races with various crews and difficulty, each consisting of three tracks where the player will race against one or three opponents. It's also possible to drive Street Challenges (point-to-point races) against another car, where the winner takes the bet. Or the player can just cruise around the town in Cruise Zone.****Arcade mode offers four types of races: Quick Race, Checkpoint Run, Ironman (set of 3-12 races which have to be won), Speed Trial (a race against time).****SRS: Street Racing Syndicate also features six multiplayer modes: Quick Race, Collection Race, Team Collection Race, Team Time Race, Team Position Race and Pink Slip Race. They can be played over LAN or on Internet using GameSpy Arcade.&lt;/story&gt; &lt;/game&gt;</text:p>
          </table:table-cell>
          <table:table-cell table:number-columns-repeated="1012"/>
        </table:table-row>
        <table:table-row table:style-name="ro1">
          <table:table-cell office:value-type="string">
            <text:p>Strike Force Bowling (USA)</text:p>
          </table:table-cell>
          <table:table-cell office:value-type="float" office:value="2005">
            <text:p>2005</text:p>
          </table:table-cell>
          <table:table-cell office:value-type="string">
            <text:p>ESRB - E (Everyone)</text:p>
          </table:table-cell>
          <table:table-cell office:value-type="string">
            <text:p>Strike Force Bowling </text:p>
          </table:table-cell>
          <table:table-cell table:style-name="Default" office:value-type="string">
            <text:p>Crave Entertainment, Inc.</text:p>
          </table:table-cell>
          <table:table-cell office:value-type="string">
            <text:p>Lab Rats</text:p>
          </table:table-cell>
          <table:table-cell office:value-type="string">
            <text:p>Sports/Bowling</text:p>
          </table:table-cell>
          <table:table-cell office:value-type="string">
            <text:p>3.6</text:p>
          </table:table-cell>
          <table:table-cell office:value-type="string">
            <text:p>1-4 Players</text:p>
          </table:table-cell>
          <table:table-cell office:value-type="string">
            <text:p>The game of ten-pin bowling sees players attempt to knock down an arrangement of 10 pins in a triangular shape, by bowling a ball down a gutter-lined path. You have two shots, and score for how many you knock down on each bowl. As a reward for knocking down all ten pins, you will also get the score from your next bowl doubled if this took 2 shots (known as a 'spare'), or your next two bowls if it took 2 shots (known as a 'Strike').****In this implementation, you can play in one of 8 different settings, including a tropical island, ancient Egypt or on a pirate ship. There are 8 different AI players, each with varied appearance and reaction, and variable bowling ability. A range of playing modes including Tournament Play, Skins and practice are featured. Controls are designed to be easy to use, and ball reactions incorporate physics, ball friction and delivery style.</text:p>
          </table:table-cell>
          <table:table-cell table:style-name="Default" table:formula="of:=CONCATENATE(&quot;&lt;game name=&quot;;CHAR(34);[.A522];CHAR(34);&quot;&gt; &lt;year&gt;&quot;;[.B522];&quot;&lt;/year&gt; &lt;rating&gt;&quot;;[.C522];&quot;&lt;/rating&gt; &lt;title&gt;&quot;;[.D522];&quot;&lt;/title&gt; &lt;pub&gt;&quot;;[.E522];&quot;&lt;/pub&gt; &lt;dev&gt;&quot;;[.F522];&quot;&lt;/dev&gt; &lt;genre&gt;&quot;;[.G522];&quot;&lt;/genre&gt; &lt;score&gt;&quot;;[.H522];&quot;&lt;/score&gt; &lt;player&gt;&quot;;[.I522];&quot;&lt;/player&gt; &lt;story&gt;&quot;;[.J522];&quot;&lt;/story&gt; &lt;/game&gt;&quot;)" office:value-type="string" office:string-value="&lt;game name=&quot;Strike Force Bowling (USA)&quot;&gt; &lt;year&gt;2005&lt;/year&gt; &lt;rating&gt;ESRB - E (Everyone)&lt;/rating&gt; &lt;title&gt;Strike Force Bowling &lt;/title&gt; &lt;pub&gt;Crave Entertainment, Inc.&lt;/pub&gt; &lt;dev&gt;Lab Rats&lt;/dev&gt; &lt;genre&gt;Sports/Bowling&lt;/genre&gt; &lt;score&gt;3.6&lt;/score&gt; &lt;player&gt;1-4 Players&lt;/player&gt; &lt;story&gt;The game of ten-pin bowling sees players attempt to knock down an arrangement of 10 pins in a triangular shape, by bowling a ball down a gutter-lined path. You have two shots, and score for how many you knock down on each bowl. As a reward for knocking down all ten pins, you will also get the score from your next bowl doubled if this took 2 shots (known as a 'spare'), or your next two bowls if it took 2 shots (known as a 'Strike').****In this implementation, you can play in one of 8 different settings, including a tropical island, ancient Egypt or on a pirate ship. There are 8 different AI players, each with varied appearance and reaction, and variable bowling ability. A range of playing modes including Tournament Play, Skins and practice are featured. Controls are designed to be easy to use, and ball reactions incorporate physics, ball friction and delivery style.&lt;/story&gt; &lt;/game&gt;">
            <text:p>&lt;game name="Strike Force Bowling (USA)"&gt; &lt;year&gt;2005&lt;/year&gt; &lt;rating&gt;ESRB - E (Everyone)&lt;/rating&gt; &lt;title&gt;Strike Force Bowling &lt;/title&gt; &lt;pub&gt;Crave Entertainment, Inc.&lt;/pub&gt; &lt;dev&gt;Lab Rats&lt;/dev&gt; &lt;genre&gt;Sports/Bowling&lt;/genre&gt; &lt;score&gt;3.6&lt;/score&gt; &lt;player&gt;1-4 Players&lt;/player&gt; &lt;story&gt;The game of ten-pin bowling sees players attempt to knock down an arrangement of 10 pins in a triangular shape, by bowling a ball down a gutter-lined path. You have two shots, and score for how many you knock down on each bowl. As a reward for knocking down all ten pins, you will also get the score from your next bowl doubled if this took 2 shots (known as a 'spare'), or your next two bowls if it took 2 shots (known as a 'Strike').****In this implementation, you can play in one of 8 different settings, including a tropical island, ancient Egypt or on a pirate ship. There are 8 different AI players, each with varied appearance and reaction, and variable bowling ability. A range of playing modes including Tournament Play, Skins and practice are featured. Controls are designed to be easy to use, and ball reactions incorporate physics, ball friction and delivery style.&lt;/story&gt; &lt;/game&gt;</text:p>
          </table:table-cell>
          <table:table-cell table:number-columns-repeated="1012"/>
        </table:table-row>
        <table:table-row table:style-name="ro1">
          <table:table-cell office:value-type="string">
            <text:p>Sum of All Fears, The (USA)</text:p>
          </table:table-cell>
          <table:table-cell office:value-type="float" office:value="2003">
            <text:p>2003</text:p>
          </table:table-cell>
          <table:table-cell office:value-type="string">
            <text:p>ESRB - T (Teen)</text:p>
          </table:table-cell>
          <table:table-cell office:value-type="string">
            <text:p>Sum of All Fears, The </text:p>
          </table:table-cell>
          <table:table-cell table:style-name="Default" office:value-type="string">
            <text:p>Ubi Soft Entertainment Software</text:p>
          </table:table-cell>
          <table:table-cell office:value-type="string">
            <text:p>Red Storm Entertainment</text:p>
          </table:table-cell>
          <table:table-cell office:value-type="string">
            <text:p>Shooter</text:p>
          </table:table-cell>
          <table:table-cell office:value-type="string">
            <text:p>3.0</text:p>
          </table:table-cell>
          <table:table-cell office:value-type="string">
            <text:p>1 Player</text:p>
          </table:table-cell>
          <table:table-cell office:value-type="string">
            <text:p>The Sum of all Fears is a first person shooter game reminiscent of the Rogue Spear series. It's from the same development team and the look and feel is alike, although it's not as tactical as Rogue Spear. ****The game's story is build around the Tom Clancy book with the same title. You take control of a team of elite fighters trained for hostage rescue and anti-terror operations. Each and every team member is the best of the best. The first mission is to recapture a TV station seized by terrorists who broadcast their demands into the world. They have hostages, too, so you need to ensure that no-one gets hurt. But that's only the beginning of a global campaign against terrorism taking in 11 missions. A training mode and multiple difficulty levels are included.****Unlike Rogue Spear, you can't choose team members or equipment, it's all pre-defined, from a range of over 15 guns plus grenades . You can't make your own mission plans either, so it comes down to controlling a team member, shooting every terrorist you see and performing various tasks (disarming security systems etc.). Unlike other shooter games, you can't survive many bullets, two wounds is usually enough to kill you. However, you then can switch to another team member.</text:p>
          </table:table-cell>
          <table:table-cell table:style-name="Default" table:formula="of:=CONCATENATE(&quot;&lt;game name=&quot;;CHAR(34);[.A523];CHAR(34);&quot;&gt; &lt;year&gt;&quot;;[.B523];&quot;&lt;/year&gt; &lt;rating&gt;&quot;;[.C523];&quot;&lt;/rating&gt; &lt;title&gt;&quot;;[.D523];&quot;&lt;/title&gt; &lt;pub&gt;&quot;;[.E523];&quot;&lt;/pub&gt; &lt;dev&gt;&quot;;[.F523];&quot;&lt;/dev&gt; &lt;genre&gt;&quot;;[.G523];&quot;&lt;/genre&gt; &lt;score&gt;&quot;;[.H523];&quot;&lt;/score&gt; &lt;player&gt;&quot;;[.I523];&quot;&lt;/player&gt; &lt;story&gt;&quot;;[.J523];&quot;&lt;/story&gt; &lt;/game&gt;&quot;)" office:value-type="string" office:string-value="&lt;game name=&quot;Sum of All Fears, The (USA)&quot;&gt; &lt;year&gt;2003&lt;/year&gt; &lt;rating&gt;ESRB - T (Teen)&lt;/rating&gt; &lt;title&gt;Sum of All Fears, The &lt;/title&gt; &lt;pub&gt;Ubi Soft Entertainment Software&lt;/pub&gt; &lt;dev&gt;Red Storm Entertainment&lt;/dev&gt; &lt;genre&gt;Shooter&lt;/genre&gt; &lt;score&gt;3.0&lt;/score&gt; &lt;player&gt;1 Player&lt;/player&gt; &lt;story&gt;The Sum of all Fears is a first person shooter game reminiscent of the Rogue Spear series. It's from the same development team and the look and feel is alike, although it's not as tactical as Rogue Spear. ****The game's story is build around the Tom Clancy book with the same title. You take control of a team of elite fighters trained for hostage rescue and anti-terror operations. Each and every team member is the best of the best. The first mission is to recapture a TV station seized by terrorists who broadcast their demands into the world. They have hostages, too, so you need to ensure that no-one gets hurt. But that's only the beginning of a global campaign against terrorism taking in 11 missions. A training mode and multiple difficulty levels are included.****Unlike Rogue Spear, you can't choose team members or equipment, it's all pre-defined, from a range of over 15 guns plus grenades . You can't make your own mission plans either, so it comes down to controlling a team member, shooting every terrorist you see and performing various tasks (disarming security systems etc.). Unlike other shooter games, you can't survive many bullets, two wounds is usually enough to kill you. However, you then can switch to another team member.&lt;/story&gt; &lt;/game&gt;">
            <text:p>&lt;game name="Sum of All Fears, The (USA)"&gt; &lt;year&gt;2003&lt;/year&gt; &lt;rating&gt;ESRB - T (Teen)&lt;/rating&gt; &lt;title&gt;Sum of All Fears, The &lt;/title&gt; &lt;pub&gt;Ubi Soft Entertainment Software&lt;/pub&gt; &lt;dev&gt;Red Storm Entertainment&lt;/dev&gt; &lt;genre&gt;Shooter&lt;/genre&gt; &lt;score&gt;3.0&lt;/score&gt; &lt;player&gt;1 Player&lt;/player&gt; &lt;story&gt;The Sum of all Fears is a first person shooter game reminiscent of the Rogue Spear series. It's from the same development team and the look and feel is alike, although it's not as tactical as Rogue Spear. ****The game's story is build around the Tom Clancy book with the same title. You take control of a team of elite fighters trained for hostage rescue and anti-terror operations. Each and every team member is the best of the best. The first mission is to recapture a TV station seized by terrorists who broadcast their demands into the world. They have hostages, too, so you need to ensure that no-one gets hurt. But that's only the beginning of a global campaign against terrorism taking in 11 missions. A training mode and multiple difficulty levels are included.****Unlike Rogue Spear, you can't choose team members or equipment, it's all pre-defined, from a range of over 15 guns plus grenades . You can't make your own mission plans either, so it comes down to controlling a team member, shooting every terrorist you see and performing various tasks (disarming security systems etc.). Unlike other shooter games, you can't survive many bullets, two wounds is usually enough to kill you. However, you then can switch to another team member.&lt;/story&gt; &lt;/game&gt;</text:p>
          </table:table-cell>
          <table:table-cell table:number-columns-repeated="1012"/>
        </table:table-row>
        <table:table-row table:style-name="ro1">
          <table:table-cell office:value-type="string">
            <text:p>Summoner - A Goddess Reborn (USA)</text:p>
          </table:table-cell>
          <table:table-cell office:value-type="float" office:value="2003">
            <text:p>2003</text:p>
          </table:table-cell>
          <table:table-cell office:value-type="string">
            <text:p>ESRB - T (Teen)</text:p>
          </table:table-cell>
          <table:table-cell office:value-type="string">
            <text:p>Summoner - A Goddess Reborn </text:p>
          </table:table-cell>
          <table:table-cell table:style-name="Default" office:value-type="string">
            <text:p>THQ Inc.</text:p>
          </table:table-cell>
          <table:table-cell office:value-type="string">
            <text:p>Cranky Pants Games</text:p>
          </table:table-cell>
          <table:table-cell office:value-type="string">
            <text:p>Role-Playing</text:p>
          </table:table-cell>
          <table:table-cell office:value-type="string">
            <text:p>3.4</text:p>
          </table:table-cell>
          <table:table-cell office:value-type="string">
            <text:p>1 Player</text:p>
          </table:table-cell>
          <table:table-cell office:value-type="string">
            <text:p>In the previous game, Summoner, Joseph became the god Urath, reborn by uniting the eight rings of summoning. Joseph’s culture hated the goddess Laharah and called her the “goddess of death.”****This sequel takes place twenty years later in the realms of Halassar, Galdyr and Munari City which are across the world. You play Maia, who is the incarnate of the goddess Laharah and the powerful Queen of the realm of Halassar. Unlike Joseph’s kinship, Maia’s people worship Laharah as a benevolent creator. Maia was born with the mark of prophecy, her fate being written in the Book of Prophecy. From the beginning, she has welcomed her destiny and knows that she must fulfill the prophecy. What is unknown to her is the path she must follow to do so.****Instead of summoning creatures to fight side-by-side with Maia, she actually becomes the demon when it is summoned. Three characters can be part of Maia’s party at one time and AI scripts can be assigned to each. Different characters are introduced as the story progresses and Maia’s skills improve. You can also choose to adventure in “solo-mode”, leaving your party members behind to go on alone. ****If you played the first game, you will notice immediately that Summoner 2 has a different combat system. Each button press results in the swing of your weapon so that you have more control over the action during battles.****Unlike the first game, Summoner 2 was not released for Windows.</text:p>
          </table:table-cell>
          <table:table-cell table:style-name="Default" table:formula="of:=CONCATENATE(&quot;&lt;game name=&quot;;CHAR(34);[.A524];CHAR(34);&quot;&gt; &lt;year&gt;&quot;;[.B524];&quot;&lt;/year&gt; &lt;rating&gt;&quot;;[.C524];&quot;&lt;/rating&gt; &lt;title&gt;&quot;;[.D524];&quot;&lt;/title&gt; &lt;pub&gt;&quot;;[.E524];&quot;&lt;/pub&gt; &lt;dev&gt;&quot;;[.F524];&quot;&lt;/dev&gt; &lt;genre&gt;&quot;;[.G524];&quot;&lt;/genre&gt; &lt;score&gt;&quot;;[.H524];&quot;&lt;/score&gt; &lt;player&gt;&quot;;[.I524];&quot;&lt;/player&gt; &lt;story&gt;&quot;;[.J524];&quot;&lt;/story&gt; &lt;/game&gt;&quot;)" office:value-type="string" office:string-value="&lt;game name=&quot;Summoner - A Goddess Reborn (USA)&quot;&gt; &lt;year&gt;2003&lt;/year&gt; &lt;rating&gt;ESRB - T (Teen)&lt;/rating&gt; &lt;title&gt;Summoner - A Goddess Reborn &lt;/title&gt; &lt;pub&gt;THQ Inc.&lt;/pub&gt; &lt;dev&gt;Cranky Pants Games&lt;/dev&gt; &lt;genre&gt;Role-Playing&lt;/genre&gt; &lt;score&gt;3.4&lt;/score&gt; &lt;player&gt;1 Player&lt;/player&gt; &lt;story&gt;In the previous game, Summoner, Joseph became the god Urath, reborn by uniting the eight rings of summoning. Joseph’s culture hated the goddess Laharah and called her the “goddess of death.”****This sequel takes place twenty years later in the realms of Halassar, Galdyr and Munari City which are across the world. You play Maia, who is the incarnate of the goddess Laharah and the powerful Queen of the realm of Halassar. Unlike Joseph’s kinship, Maia’s people worship Laharah as a benevolent creator. Maia was born with the mark of prophecy, her fate being written in the Book of Prophecy. From the beginning, she has welcomed her destiny and knows that she must fulfill the prophecy. What is unknown to her is the path she must follow to do so.****Instead of summoning creatures to fight side-by-side with Maia, she actually becomes the demon when it is summoned. Three characters can be part of Maia’s party at one time and AI scripts can be assigned to each. Different characters are introduced as the story progresses and Maia’s skills improve. You can also choose to adventure in “solo-mode”, leaving your party members behind to go on alone. ****If you played the first game, you will notice immediately that Summoner 2 has a different combat system. Each button press results in the swing of your weapon so that you have more control over the action during battles.****Unlike the first game, Summoner 2 was not released for Windows.&lt;/story&gt; &lt;/game&gt;">
            <text:p>&lt;game name="Summoner - A Goddess Reborn (USA)"&gt; &lt;year&gt;2003&lt;/year&gt; &lt;rating&gt;ESRB - T (Teen)&lt;/rating&gt; &lt;title&gt;Summoner - A Goddess Reborn &lt;/title&gt; &lt;pub&gt;THQ Inc.&lt;/pub&gt; &lt;dev&gt;Cranky Pants Games&lt;/dev&gt; &lt;genre&gt;Role-Playing&lt;/genre&gt; &lt;score&gt;3.4&lt;/score&gt; &lt;player&gt;1 Player&lt;/player&gt; &lt;story&gt;In the previous game, Summoner, Joseph became the god Urath, reborn by uniting the eight rings of summoning. Joseph’s culture hated the goddess Laharah and called her the “goddess of death.”****This sequel takes place twenty years later in the realms of Halassar, Galdyr and Munari City which are across the world. You play Maia, who is the incarnate of the goddess Laharah and the powerful Queen of the realm of Halassar. Unlike Joseph’s kinship, Maia’s people worship Laharah as a benevolent creator. Maia was born with the mark of prophecy, her fate being written in the Book of Prophecy. From the beginning, she has welcomed her destiny and knows that she must fulfill the prophecy. What is unknown to her is the path she must follow to do so.****Instead of summoning creatures to fight side-by-side with Maia, she actually becomes the demon when it is summoned. Three characters can be part of Maia’s party at one time and AI scripts can be assigned to each. Different characters are introduced as the story progresses and Maia’s skills improve. You can also choose to adventure in “solo-mode”, leaving your party members behind to go on alone. ****If you played the first game, you will notice immediately that Summoner 2 has a different combat system. Each button press results in the swing of your weapon so that you have more control over the action during battles.****Unlike the first game, Summoner 2 was not released for Windows.&lt;/story&gt; &lt;/game&gt;</text:p>
          </table:table-cell>
          <table:table-cell table:number-columns-repeated="1012"/>
        </table:table-row>
        <table:table-row table:style-name="ro1">
          <table:table-cell office:value-type="string">
            <text:p>Super Bubble Pop (USA)</text:p>
          </table:table-cell>
          <table:table-cell office:value-type="float" office:value="2003">
            <text:p>2003</text:p>
          </table:table-cell>
          <table:table-cell office:value-type="string">
            <text:p>ESRB - E (Everyone)</text:p>
          </table:table-cell>
          <table:table-cell office:value-type="string">
            <text:p>Super Bubble Pop </text:p>
          </table:table-cell>
          <table:table-cell table:style-name="Default" office:value-type="string">
            <text:p>Jaleco Entertainment, Inc.</text:p>
          </table:table-cell>
          <table:table-cell office:value-type="string">
            <text:p>Runecraft</text:p>
          </table:table-cell>
          <table:table-cell office:value-type="string">
            <text:p>Puzzle</text:p>
          </table:table-cell>
          <table:table-cell office:value-type="string">
            <text:p>2.9</text:p>
          </table:table-cell>
          <table:table-cell office:value-type="string">
            <text:p>1-2 Players</text:p>
          </table:table-cell>
          <table:table-cell office:value-type="string">
            <text:p>A combination of Tetris and Bust-A-Move, Super Bubble Pop has you controlling a character along the bottom of the playfield, who you use to throw bubbles of different colours towards the other side of the playfield. As you throw them down the line, they will stack up in piles of six. Linking three bubbles together will pop them (remove them from the field), and if there is a stack of six, the bubbles on the way will form a new stack in front of it.****The aim of the game is to remove all bubbles from the field, but there is another way of completing a game. Tokens will appear during play, and by collecting enough, you can move on to the next round regardless of what you have on the playfield.</text:p>
          </table:table-cell>
          <table:table-cell table:style-name="Default" table:formula="of:=CONCATENATE(&quot;&lt;game name=&quot;;CHAR(34);[.A525];CHAR(34);&quot;&gt; &lt;year&gt;&quot;;[.B525];&quot;&lt;/year&gt; &lt;rating&gt;&quot;;[.C525];&quot;&lt;/rating&gt; &lt;title&gt;&quot;;[.D525];&quot;&lt;/title&gt; &lt;pub&gt;&quot;;[.E525];&quot;&lt;/pub&gt; &lt;dev&gt;&quot;;[.F525];&quot;&lt;/dev&gt; &lt;genre&gt;&quot;;[.G525];&quot;&lt;/genre&gt; &lt;score&gt;&quot;;[.H525];&quot;&lt;/score&gt; &lt;player&gt;&quot;;[.I525];&quot;&lt;/player&gt; &lt;story&gt;&quot;;[.J525];&quot;&lt;/story&gt; &lt;/game&gt;&quot;)" office:value-type="string" office:string-value="&lt;game name=&quot;Super Bubble Pop (USA)&quot;&gt; &lt;year&gt;2003&lt;/year&gt; &lt;rating&gt;ESRB - E (Everyone)&lt;/rating&gt; &lt;title&gt;Super Bubble Pop &lt;/title&gt; &lt;pub&gt;Jaleco Entertainment, Inc.&lt;/pub&gt; &lt;dev&gt;Runecraft&lt;/dev&gt; &lt;genre&gt;Puzzle&lt;/genre&gt; &lt;score&gt;2.9&lt;/score&gt; &lt;player&gt;1-2 Players&lt;/player&gt; &lt;story&gt;A combination of Tetris and Bust-A-Move, Super Bubble Pop has you controlling a character along the bottom of the playfield, who you use to throw bubbles of different colours towards the other side of the playfield. As you throw them down the line, they will stack up in piles of six. Linking three bubbles together will pop them (remove them from the field), and if there is a stack of six, the bubbles on the way will form a new stack in front of it.****The aim of the game is to remove all bubbles from the field, but there is another way of completing a game. Tokens will appear during play, and by collecting enough, you can move on to the next round regardless of what you have on the playfield.&lt;/story&gt; &lt;/game&gt;">
            <text:p>&lt;game name="Super Bubble Pop (USA)"&gt; &lt;year&gt;2003&lt;/year&gt; &lt;rating&gt;ESRB - E (Everyone)&lt;/rating&gt; &lt;title&gt;Super Bubble Pop &lt;/title&gt; &lt;pub&gt;Jaleco Entertainment, Inc.&lt;/pub&gt; &lt;dev&gt;Runecraft&lt;/dev&gt; &lt;genre&gt;Puzzle&lt;/genre&gt; &lt;score&gt;2.9&lt;/score&gt; &lt;player&gt;1-2 Players&lt;/player&gt; &lt;story&gt;A combination of Tetris and Bust-A-Move, Super Bubble Pop has you controlling a character along the bottom of the playfield, who you use to throw bubbles of different colours towards the other side of the playfield. As you throw them down the line, they will stack up in piles of six. Linking three bubbles together will pop them (remove them from the field), and if there is a stack of six, the bubbles on the way will form a new stack in front of it.****The aim of the game is to remove all bubbles from the field, but there is another way of completing a game. Tokens will appear during play, and by collecting enough, you can move on to the next round regardless of what you have on the playfield.&lt;/story&gt; &lt;/game&gt;</text:p>
          </table:table-cell>
          <table:table-cell table:number-columns-repeated="1012"/>
        </table:table-row>
        <table:table-row table:style-name="ro1">
          <table:table-cell office:value-type="string">
            <text:p>Super Mario Strikers (USA)</text:p>
          </table:table-cell>
          <table:table-cell office:value-type="float" office:value="2005">
            <text:p>2005</text:p>
          </table:table-cell>
          <table:table-cell office:value-type="string">
            <text:p>ESRB - E (Everyone)</text:p>
          </table:table-cell>
          <table:table-cell office:value-type="string">
            <text:p>Super Mario Strikers </text:p>
          </table:table-cell>
          <table:table-cell table:style-name="Default" office:value-type="string">
            <text:p>Nintendo of America Inc.</text:p>
          </table:table-cell>
          <table:table-cell office:value-type="string">
            <text:p>Next Level Games</text:p>
          </table:table-cell>
          <table:table-cell office:value-type="string">
            <text:p>Sports/Soccer</text:p>
          </table:table-cell>
          <table:table-cell office:value-type="string">
            <text:p>3.7</text:p>
          </table:table-cell>
          <table:table-cell office:value-type="string">
            <text:p>1-4 Players</text:p>
          </table:table-cell>
          <table:table-cell office:value-type="string">
            <text:p>Mario plays soccer in this Mario sports game. There are no referees or rules in this version of soccer. The game is played in an arena enclosed within an electric fence, and the players can use items. Bowser shows up from time to time to shake things up. You can steal, pass, shoot, deke, hit other players, and more. Players choose a team captain, sidekicks, and a side. You can choose from play modes such as grudge match, cup battle, custom tournament, and a tutorial. A team captain can also do a super strike which counts as two goals but be careful because an opponent can still hit you. Sidekicks cannot do a super strike but can charge a shot for more power. Players can do a lob pass or ground pass. You can execute a one-timer by shooting as soon as a teammate passes the ball to you. You can hit any opponent but if you hit one who does not possess the ball their team receives an item. You can get an item by scoring a goal.</text:p>
          </table:table-cell>
          <table:table-cell table:style-name="Default" table:formula="of:=CONCATENATE(&quot;&lt;game name=&quot;;CHAR(34);[.A526];CHAR(34);&quot;&gt; &lt;year&gt;&quot;;[.B526];&quot;&lt;/year&gt; &lt;rating&gt;&quot;;[.C526];&quot;&lt;/rating&gt; &lt;title&gt;&quot;;[.D526];&quot;&lt;/title&gt; &lt;pub&gt;&quot;;[.E526];&quot;&lt;/pub&gt; &lt;dev&gt;&quot;;[.F526];&quot;&lt;/dev&gt; &lt;genre&gt;&quot;;[.G526];&quot;&lt;/genre&gt; &lt;score&gt;&quot;;[.H526];&quot;&lt;/score&gt; &lt;player&gt;&quot;;[.I526];&quot;&lt;/player&gt; &lt;story&gt;&quot;;[.J526];&quot;&lt;/story&gt; &lt;/game&gt;&quot;)" office:value-type="string" office:string-value="&lt;game name=&quot;Super Mario Strikers (USA)&quot;&gt; &lt;year&gt;2005&lt;/year&gt; &lt;rating&gt;ESRB - E (Everyone)&lt;/rating&gt; &lt;title&gt;Super Mario Strikers &lt;/title&gt; &lt;pub&gt;Nintendo of America Inc.&lt;/pub&gt; &lt;dev&gt;Next Level Games&lt;/dev&gt; &lt;genre&gt;Sports/Soccer&lt;/genre&gt; &lt;score&gt;3.7&lt;/score&gt; &lt;player&gt;1-4 Players&lt;/player&gt; &lt;story&gt;Mario plays soccer in this Mario sports game. There are no referees or rules in this version of soccer. The game is played in an arena enclosed within an electric fence, and the players can use items. Bowser shows up from time to time to shake things up. You can steal, pass, shoot, deke, hit other players, and more. Players choose a team captain, sidekicks, and a side. You can choose from play modes such as grudge match, cup battle, custom tournament, and a tutorial. A team captain can also do a super strike which counts as two goals but be careful because an opponent can still hit you. Sidekicks cannot do a super strike but can charge a shot for more power. Players can do a lob pass or ground pass. You can execute a one-timer by shooting as soon as a teammate passes the ball to you. You can hit any opponent but if you hit one who does not possess the ball their team receives an item. You can get an item by scoring a goal.&lt;/story&gt; &lt;/game&gt;">
            <text:p>&lt;game name="Super Mario Strikers (USA)"&gt; &lt;year&gt;2005&lt;/year&gt; &lt;rating&gt;ESRB - E (Everyone)&lt;/rating&gt; &lt;title&gt;Super Mario Strikers &lt;/title&gt; &lt;pub&gt;Nintendo of America Inc.&lt;/pub&gt; &lt;dev&gt;Next Level Games&lt;/dev&gt; &lt;genre&gt;Sports/Soccer&lt;/genre&gt; &lt;score&gt;3.7&lt;/score&gt; &lt;player&gt;1-4 Players&lt;/player&gt; &lt;story&gt;Mario plays soccer in this Mario sports game. There are no referees or rules in this version of soccer. The game is played in an arena enclosed within an electric fence, and the players can use items. Bowser shows up from time to time to shake things up. You can steal, pass, shoot, deke, hit other players, and more. Players choose a team captain, sidekicks, and a side. You can choose from play modes such as grudge match, cup battle, custom tournament, and a tutorial. A team captain can also do a super strike which counts as two goals but be careful because an opponent can still hit you. Sidekicks cannot do a super strike but can charge a shot for more power. Players can do a lob pass or ground pass. You can execute a one-timer by shooting as soon as a teammate passes the ball to you. You can hit any opponent but if you hit one who does not possess the ball their team receives an item. You can get an item by scoring a goal.&lt;/story&gt; &lt;/game&gt;</text:p>
          </table:table-cell>
          <table:table-cell table:number-columns-repeated="1012"/>
        </table:table-row>
        <table:table-row table:style-name="ro1">
          <table:table-cell office:value-type="string">
            <text:p>Super Mario Sunshine (USA)</text:p>
          </table:table-cell>
          <table:table-cell office:value-type="float" office:value="2002">
            <text:p>2002</text:p>
          </table:table-cell>
          <table:table-cell office:value-type="string">
            <text:p>ESRB - E (Everyone)</text:p>
          </table:table-cell>
          <table:table-cell office:value-type="string">
            <text:p>Super Mario Sunshine </text:p>
          </table:table-cell>
          <table:table-cell table:style-name="Default" office:value-type="string">
            <text:p>Nintendo of America Inc.</text:p>
          </table:table-cell>
          <table:table-cell office:value-type="string">
            <text:p>Nintendo</text:p>
          </table:table-cell>
          <table:table-cell office:value-type="string">
            <text:p>Platform</text:p>
          </table:table-cell>
          <table:table-cell office:value-type="string">
            <text:p>3.8</text:p>
          </table:table-cell>
          <table:table-cell office:value-type="string">
            <text:p>1 Player</text:p>
          </table:table-cell>
          <table:table-cell office:value-type="string">
            <text:p>Mario, Princess Peach, Toadsworth, and Toad have come to Isle Delfino for some relaxation. Upon arrival, however, they discover the island has been polluted causing its energy source, the Shine Sprites, to disappear. The culprit is similar in appearance to Mario, who is blamed for the mess, so the portly plumber is forced to clean up the island. Mario is given an invention called FLUDD (a backpack with several water nozzles) to help him clean up graffiti and mud and capture the real villain. Gameplay features a combination of action and puzzle solving, with numerous stages and multiple episodes to each stage, and plenty of hidden secrets and surprises.</text:p>
          </table:table-cell>
          <table:table-cell table:style-name="Default" table:formula="of:=CONCATENATE(&quot;&lt;game name=&quot;;CHAR(34);[.A527];CHAR(34);&quot;&gt; &lt;year&gt;&quot;;[.B527];&quot;&lt;/year&gt; &lt;rating&gt;&quot;;[.C527];&quot;&lt;/rating&gt; &lt;title&gt;&quot;;[.D527];&quot;&lt;/title&gt; &lt;pub&gt;&quot;;[.E527];&quot;&lt;/pub&gt; &lt;dev&gt;&quot;;[.F527];&quot;&lt;/dev&gt; &lt;genre&gt;&quot;;[.G527];&quot;&lt;/genre&gt; &lt;score&gt;&quot;;[.H527];&quot;&lt;/score&gt; &lt;player&gt;&quot;;[.I527];&quot;&lt;/player&gt; &lt;story&gt;&quot;;[.J527];&quot;&lt;/story&gt; &lt;/game&gt;&quot;)" office:value-type="string" office:string-value="&lt;game name=&quot;Super Mario Sunshine (USA)&quot;&gt; &lt;year&gt;2002&lt;/year&gt; &lt;rating&gt;ESRB - E (Everyone)&lt;/rating&gt; &lt;title&gt;Super Mario Sunshine &lt;/title&gt; &lt;pub&gt;Nintendo of America Inc.&lt;/pub&gt; &lt;dev&gt;Nintendo&lt;/dev&gt; &lt;genre&gt;Platform&lt;/genre&gt; &lt;score&gt;3.8&lt;/score&gt; &lt;player&gt;1 Player&lt;/player&gt; &lt;story&gt;Mario, Princess Peach, Toadsworth, and Toad have come to Isle Delfino for some relaxation. Upon arrival, however, they discover the island has been polluted causing its energy source, the Shine Sprites, to disappear. The culprit is similar in appearance to Mario, who is blamed for the mess, so the portly plumber is forced to clean up the island. Mario is given an invention called FLUDD (a backpack with several water nozzles) to help him clean up graffiti and mud and capture the real villain. Gameplay features a combination of action and puzzle solving, with numerous stages and multiple episodes to each stage, and plenty of hidden secrets and surprises.&lt;/story&gt; &lt;/game&gt;">
            <text:p>&lt;game name="Super Mario Sunshine (USA)"&gt; &lt;year&gt;2002&lt;/year&gt; &lt;rating&gt;ESRB - E (Everyone)&lt;/rating&gt; &lt;title&gt;Super Mario Sunshine &lt;/title&gt; &lt;pub&gt;Nintendo of America Inc.&lt;/pub&gt; &lt;dev&gt;Nintendo&lt;/dev&gt; &lt;genre&gt;Platform&lt;/genre&gt; &lt;score&gt;3.8&lt;/score&gt; &lt;player&gt;1 Player&lt;/player&gt; &lt;story&gt;Mario, Princess Peach, Toadsworth, and Toad have come to Isle Delfino for some relaxation. Upon arrival, however, they discover the island has been polluted causing its energy source, the Shine Sprites, to disappear. The culprit is similar in appearance to Mario, who is blamed for the mess, so the portly plumber is forced to clean up the island. Mario is given an invention called FLUDD (a backpack with several water nozzles) to help him clean up graffiti and mud and capture the real villain. Gameplay features a combination of action and puzzle solving, with numerous stages and multiple episodes to each stage, and plenty of hidden secrets and surprises.&lt;/story&gt; &lt;/game&gt;</text:p>
          </table:table-cell>
          <table:table-cell table:number-columns-repeated="1012"/>
        </table:table-row>
        <table:table-row table:style-name="ro1">
          <table:table-cell office:value-type="string">
            <text:p>Super Monkey Ball (USA)</text:p>
          </table:table-cell>
          <table:table-cell office:value-type="float" office:value="2001">
            <text:p>2001</text:p>
          </table:table-cell>
          <table:table-cell office:value-type="string">
            <text:p>ESRB - E (Everyone)</text:p>
          </table:table-cell>
          <table:table-cell office:value-type="string">
            <text:p>Super Monkey Ball </text:p>
          </table:table-cell>
          <table:table-cell table:style-name="Default" office:value-type="string">
            <text:p>SEGA Corporation</text:p>
          </table:table-cell>
          <table:table-cell office:value-type="string">
            <text:p>Amusement Vision</text:p>
          </table:table-cell>
          <table:table-cell office:value-type="string">
            <text:p>Party</text:p>
          </table:table-cell>
          <table:table-cell office:value-type="string">
            <text:p>4.2</text:p>
          </table:table-cell>
          <table:table-cell office:value-type="string">
            <text:p>1-4 Players</text:p>
          </table:table-cell>
          <table:table-cell office:value-type="string">
            <text:p>You play as one of four monkeys, each one trapped inside a transparent ball. <text:s/>You are tasked with completing various objectives by tilting the game level, resulting in your monkey "rolling" forward or backward. <text:s/>There are 100 stages, ranging from easy to impossible.****There are also various mini-games for you to unlock, such as Monkey Billiards and Monkey Bowling.</text:p>
          </table:table-cell>
          <table:table-cell table:style-name="Default" table:formula="of:=CONCATENATE(&quot;&lt;game name=&quot;;CHAR(34);[.A528];CHAR(34);&quot;&gt; &lt;year&gt;&quot;;[.B528];&quot;&lt;/year&gt; &lt;rating&gt;&quot;;[.C528];&quot;&lt;/rating&gt; &lt;title&gt;&quot;;[.D528];&quot;&lt;/title&gt; &lt;pub&gt;&quot;;[.E528];&quot;&lt;/pub&gt; &lt;dev&gt;&quot;;[.F528];&quot;&lt;/dev&gt; &lt;genre&gt;&quot;;[.G528];&quot;&lt;/genre&gt; &lt;score&gt;&quot;;[.H528];&quot;&lt;/score&gt; &lt;player&gt;&quot;;[.I528];&quot;&lt;/player&gt; &lt;story&gt;&quot;;[.J528];&quot;&lt;/story&gt; &lt;/game&gt;&quot;)" office:value-type="string" office:string-value="&lt;game name=&quot;Super Monkey Ball (USA)&quot;&gt; &lt;year&gt;2001&lt;/year&gt; &lt;rating&gt;ESRB - E (Everyone)&lt;/rating&gt; &lt;title&gt;Super Monkey Ball &lt;/title&gt; &lt;pub&gt;SEGA Corporation&lt;/pub&gt; &lt;dev&gt;Amusement Vision&lt;/dev&gt; &lt;genre&gt;Party&lt;/genre&gt; &lt;score&gt;4.2&lt;/score&gt; &lt;player&gt;1-4 Players&lt;/player&gt; &lt;story&gt;You play as one of four monkeys, each one trapped inside a transparent ball.  You are tasked with completing various objectives by tilting the game level, resulting in your monkey &quot;rolling&quot; forward or backward.  There are 100 stages, ranging from easy to impossible.****There are also various mini-games for you to unlock, such as Monkey Billiards and Monkey Bowling.&lt;/story&gt; &lt;/game&gt;">
            <text:p>&lt;game name="Super Monkey Ball (USA)"&gt; &lt;year&gt;2001&lt;/year&gt; &lt;rating&gt;ESRB - E (Everyone)&lt;/rating&gt; &lt;title&gt;Super Monkey Ball &lt;/title&gt; &lt;pub&gt;SEGA Corporation&lt;/pub&gt; &lt;dev&gt;Amusement Vision&lt;/dev&gt; &lt;genre&gt;Party&lt;/genre&gt; &lt;score&gt;4.2&lt;/score&gt; &lt;player&gt;1-4 Players&lt;/player&gt; &lt;story&gt;You play as one of four monkeys, each one trapped inside a transparent ball. <text:s/>You are tasked with completing various objectives by tilting the game level, resulting in your monkey "rolling" forward or backward. <text:s/>There are 100 stages, ranging from easy to impossible.****There are also various mini-games for you to unlock, such as Monkey Billiards and Monkey Bowling.&lt;/story&gt; &lt;/game&gt;</text:p>
          </table:table-cell>
          <table:table-cell table:number-columns-repeated="1012"/>
        </table:table-row>
        <table:table-row table:style-name="ro1">
          <table:table-cell office:value-type="string">
            <text:p>Super Monkey Ball 2 (USA)</text:p>
          </table:table-cell>
          <table:table-cell office:value-type="float" office:value="2002">
            <text:p>2002</text:p>
          </table:table-cell>
          <table:table-cell office:value-type="string">
            <text:p>ESRB - E (Everyone)</text:p>
          </table:table-cell>
          <table:table-cell office:value-type="string">
            <text:p>Super Monkey Ball 2 </text:p>
          </table:table-cell>
          <table:table-cell table:style-name="Default" office:value-type="string">
            <text:p>SEGA Corporation</text:p>
          </table:table-cell>
          <table:table-cell office:value-type="string">
            <text:p>Amusement Vision</text:p>
          </table:table-cell>
          <table:table-cell office:value-type="string">
            <text:p>Party</text:p>
          </table:table-cell>
          <table:table-cell office:value-type="string">
            <text:p>4.1</text:p>
          </table:table-cell>
          <table:table-cell office:value-type="string">
            <text:p>1-4 Players</text:p>
          </table:table-cell>
          <table:table-cell office:value-type="string">
            <text:p>The object of Super Monkey Ball 2 is to guide a monkey trapped inside a plastic ball through a maze to the goal. There are three variations, story mode, challenge mode, and practice mode. In story mode you have unlimited number of tries to complete a stage, and after clearing 10 stages a movie clip is shown followed by a new world of 10 stages. In challenge mode, you have a limited number of monkeys and a time limit to complete numerous levels of increasing difficulty. In practice mode you can play any stage already completed in the other two modes. In addition to the main game options, numerous party games are also included. These are monkey race, monkey fight, monkey target, monkey billiards, monkey bowling, monkey golf, monkey boat, monkey shot, monkey dogfight, monkey soccer, monkey baseball, and monkey tennis. The party games can be played by one to four players.</text:p>
          </table:table-cell>
          <table:table-cell table:style-name="Default" table:formula="of:=CONCATENATE(&quot;&lt;game name=&quot;;CHAR(34);[.A529];CHAR(34);&quot;&gt; &lt;year&gt;&quot;;[.B529];&quot;&lt;/year&gt; &lt;rating&gt;&quot;;[.C529];&quot;&lt;/rating&gt; &lt;title&gt;&quot;;[.D529];&quot;&lt;/title&gt; &lt;pub&gt;&quot;;[.E529];&quot;&lt;/pub&gt; &lt;dev&gt;&quot;;[.F529];&quot;&lt;/dev&gt; &lt;genre&gt;&quot;;[.G529];&quot;&lt;/genre&gt; &lt;score&gt;&quot;;[.H529];&quot;&lt;/score&gt; &lt;player&gt;&quot;;[.I529];&quot;&lt;/player&gt; &lt;story&gt;&quot;;[.J529];&quot;&lt;/story&gt; &lt;/game&gt;&quot;)" office:value-type="string" office:string-value="&lt;game name=&quot;Super Monkey Ball 2 (USA)&quot;&gt; &lt;year&gt;2002&lt;/year&gt; &lt;rating&gt;ESRB - E (Everyone)&lt;/rating&gt; &lt;title&gt;Super Monkey Ball 2 &lt;/title&gt; &lt;pub&gt;SEGA Corporation&lt;/pub&gt; &lt;dev&gt;Amusement Vision&lt;/dev&gt; &lt;genre&gt;Party&lt;/genre&gt; &lt;score&gt;4.1&lt;/score&gt; &lt;player&gt;1-4 Players&lt;/player&gt; &lt;story&gt;The object of Super Monkey Ball 2 is to guide a monkey trapped inside a plastic ball through a maze to the goal. There are three variations, story mode, challenge mode, and practice mode. In story mode you have unlimited number of tries to complete a stage, and after clearing 10 stages a movie clip is shown followed by a new world of 10 stages. In challenge mode, you have a limited number of monkeys and a time limit to complete numerous levels of increasing difficulty. In practice mode you can play any stage already completed in the other two modes. In addition to the main game options, numerous party games are also included. These are monkey race, monkey fight, monkey target, monkey billiards, monkey bowling, monkey golf, monkey boat, monkey shot, monkey dogfight, monkey soccer, monkey baseball, and monkey tennis. The party games can be played by one to four players.&lt;/story&gt; &lt;/game&gt;">
            <text:p>&lt;game name="Super Monkey Ball 2 (USA)"&gt; &lt;year&gt;2002&lt;/year&gt; &lt;rating&gt;ESRB - E (Everyone)&lt;/rating&gt; &lt;title&gt;Super Monkey Ball 2 &lt;/title&gt; &lt;pub&gt;SEGA Corporation&lt;/pub&gt; &lt;dev&gt;Amusement Vision&lt;/dev&gt; &lt;genre&gt;Party&lt;/genre&gt; &lt;score&gt;4.1&lt;/score&gt; &lt;player&gt;1-4 Players&lt;/player&gt; &lt;story&gt;The object of Super Monkey Ball 2 is to guide a monkey trapped inside a plastic ball through a maze to the goal. There are three variations, story mode, challenge mode, and practice mode. In story mode you have unlimited number of tries to complete a stage, and after clearing 10 stages a movie clip is shown followed by a new world of 10 stages. In challenge mode, you have a limited number of monkeys and a time limit to complete numerous levels of increasing difficulty. In practice mode you can play any stage already completed in the other two modes. In addition to the main game options, numerous party games are also included. These are monkey race, monkey fight, monkey target, monkey billiards, monkey bowling, monkey golf, monkey boat, monkey shot, monkey dogfight, monkey soccer, monkey baseball, and monkey tennis. The party games can be played by one to four players.&lt;/story&gt; &lt;/game&gt;</text:p>
          </table:table-cell>
          <table:table-cell table:number-columns-repeated="1012"/>
        </table:table-row>
        <table:table-row table:style-name="ro1">
          <table:table-cell office:value-type="string">
            <text:p>Super Monkey Ball Adventure (USA)</text:p>
          </table:table-cell>
          <table:table-cell office:value-type="float" office:value="2006">
            <text:p>2006</text:p>
          </table:table-cell>
          <table:table-cell office:value-type="string">
            <text:p>ESRB - E (Everyone)</text:p>
          </table:table-cell>
          <table:table-cell office:value-type="string">
            <text:p>Super Monkey Ball Adventure </text:p>
          </table:table-cell>
          <table:table-cell table:style-name="Default" office:value-type="string">
            <text:p>SEGA of America, Inc.</text:p>
          </table:table-cell>
          <table:table-cell office:value-type="string">
            <text:p>Traveller's Tales</text:p>
          </table:table-cell>
          <table:table-cell office:value-type="string">
            <text:p>Platform</text:p>
          </table:table-cell>
          <table:table-cell office:value-type="string">
            <text:p>2.6</text:p>
          </table:table-cell>
          <table:table-cell office:value-type="string">
            <text:p>1-4 Players</text:p>
          </table:table-cell>
          <table:table-cell office:value-type="string">
            <text:p>Our four heroes from Super Monkey Ball - Aiai, Meemee, Baby and Gongon - were enjoying a typical day, when they saw a flying machine crash down on a nearby island. <text:s/>Soon, they discovered that the mysterious Naysayers have appeared, spreading discord and unhappiness all over the island. <text:s/>And to top it all off, the prince and princess of the neighboring islands have gone missing on Jungle Island - if they aren't found and returned, there's sure to be trouble! <text:s/>Can our heroes restore order to Monearth?****Super Monkey Ball Adventure takes the monkey rolling madness of the previous games and puts a story-based spin on it. <text:s/>Choosing from one of the four monkeys, Players roll their way around the various islands of Monearth, talking to citizens and performing the tasks they request (such as delivering sandwiches, finding a missing baby, rescuing rare flowers, and more) to cheer them up.****Certain parts of the island are locked by 'Puzzle Gates' - these can only be unlocked by solving the puzzle stages which can be accessed in front of the gate. <text:s/>Each pad transports you to a different Puzzle Realm. <text:s/>The Puzzle Realm stages are the more familiar gameplay of Super Monkey Ball - simple looking stages where players must carefully (but quickly) roll their monkey to the finish line within the time limit.****Bananas can also be collected throughout the game - these are used as currency, and can be used to unlock new playable characters and puzzle stages. <text:s/>They can also be given to particular unhappy citizens. <text:s/>The monkeys will also learn magical chants as they progress through the game - these allow you to climb walls, set your monkey's ball on fire, use a boxing glove to attack, and more.****Also included in Super Monkey Ball Adventure are the famous Party Games - favorites like Monkey Race, Monkey Target and Monkey fight return. <text:s/>There's also three new games: 'Monkey Cannon' - fire monkeys at enemy towers to steal their bricks for your own tower. <text:s/>'Monkey Bounce' - bounce on a trampoline-like platform with your opponents, and try to claim as many squares as possible. <text:s/>'Monkey Tag' - roll around a globe and try to collect as many balloons as possible.</text:p>
          </table:table-cell>
          <table:table-cell table:style-name="Default" table:formula="of:=CONCATENATE(&quot;&lt;game name=&quot;;CHAR(34);[.A530];CHAR(34);&quot;&gt; &lt;year&gt;&quot;;[.B530];&quot;&lt;/year&gt; &lt;rating&gt;&quot;;[.C530];&quot;&lt;/rating&gt; &lt;title&gt;&quot;;[.D530];&quot;&lt;/title&gt; &lt;pub&gt;&quot;;[.E530];&quot;&lt;/pub&gt; &lt;dev&gt;&quot;;[.F530];&quot;&lt;/dev&gt; &lt;genre&gt;&quot;;[.G530];&quot;&lt;/genre&gt; &lt;score&gt;&quot;;[.H530];&quot;&lt;/score&gt; &lt;player&gt;&quot;;[.I530];&quot;&lt;/player&gt; &lt;story&gt;&quot;;[.J530];&quot;&lt;/story&gt; &lt;/game&gt;&quot;)" office:value-type="string" office:string-value="&lt;game name=&quot;Super Monkey Ball Adventure (USA)&quot;&gt; &lt;year&gt;2006&lt;/year&gt; &lt;rating&gt;ESRB - E (Everyone)&lt;/rating&gt; &lt;title&gt;Super Monkey Ball Adventure &lt;/title&gt; &lt;pub&gt;SEGA of America, Inc.&lt;/pub&gt; &lt;dev&gt;Traveller's Tales&lt;/dev&gt; &lt;genre&gt;Platform&lt;/genre&gt; &lt;score&gt;2.6&lt;/score&gt; &lt;player&gt;1-4 Players&lt;/player&gt; &lt;story&gt;Our four heroes from Super Monkey Ball - Aiai, Meemee, Baby and Gongon - were enjoying a typical day, when they saw a flying machine crash down on a nearby island.  Soon, they discovered that the mysterious Naysayers have appeared, spreading discord and unhappiness all over the island.  And to top it all off, the prince and princess of the neighboring islands have gone missing on Jungle Island - if they aren't found and returned, there's sure to be trouble!  Can our heroes restore order to Monearth?****Super Monkey Ball Adventure takes the monkey rolling madness of the previous games and puts a story-based spin on it.  Choosing from one of the four monkeys, Players roll their way around the various islands of Monearth, talking to citizens and performing the tasks they request (such as delivering sandwiches, finding a missing baby, rescuing rare flowers, and more) to cheer them up.****Certain parts of the island are locked by 'Puzzle Gates' - these can only be unlocked by solving the puzzle stages which can be accessed in front of the gate.  Each pad transports you to a different Puzzle Realm.  The Puzzle Realm stages are the more familiar gameplay of Super Monkey Ball - simple looking stages where players must carefully (but quickly) roll their monkey to the finish line within the time limit.****Bananas can also be collected throughout the game - these are used as currency, and can be used to unlock new playable characters and puzzle stages.  They can also be given to particular unhappy citizens.  The monkeys will also learn magical chants as they progress through the game - these allow you to climb walls, set your monkey's ball on fire, use a boxing glove to attack, and more.****Also included in Super Monkey Ball Adventure are the famous Party Games - favorites like Monkey Race, Monkey Target and Monkey fight return.  There's also three new games: 'Monkey Cannon' - fire monkeys at enemy towers to steal their bricks for your own tower.  'Monkey Bounce' - bounce on a trampoline-like platform with your opponents, and try to claim as many squares as possible.  'Monkey Tag' - roll around a globe and try to collect as many balloons as possible.&lt;/story&gt; &lt;/game&gt;">
            <text:p>&lt;game name="Super Monkey Ball Adventure (USA)"&gt; &lt;year&gt;2006&lt;/year&gt; &lt;rating&gt;ESRB - E (Everyone)&lt;/rating&gt; &lt;title&gt;Super Monkey Ball Adventure &lt;/title&gt; &lt;pub&gt;SEGA of America, Inc.&lt;/pub&gt; &lt;dev&gt;Traveller's Tales&lt;/dev&gt; &lt;genre&gt;Platform&lt;/genre&gt; &lt;score&gt;2.6&lt;/score&gt; &lt;player&gt;1-4 Players&lt;/player&gt; &lt;story&gt;Our four heroes from Super Monkey Ball - Aiai, Meemee, Baby and Gongon - were enjoying a typical day, when they saw a flying machine crash down on a nearby island. <text:s/>Soon, they discovered that the mysterious Naysayers have appeared, spreading discord and unhappiness all over the island. <text:s/>And to top it all off, the prince and princess of the neighboring islands have gone missing on Jungle Island - if they aren't found and returned, there's sure to be trouble! <text:s/>Can our heroes restore order to Monearth?****Super Monkey Ball Adventure takes the monkey rolling madness of the previous games and puts a story-based spin on it. <text:s/>Choosing from one of the four monkeys, Players roll their way around the various islands of Monearth, talking to citizens and performing the tasks they request (such as delivering sandwiches, finding a missing baby, rescuing rare flowers, and more) to cheer them up.****Certain parts of the island are locked by 'Puzzle Gates' - these can only be unlocked by solving the puzzle stages which can be accessed in front of the gate. <text:s/>Each pad transports you to a different Puzzle Realm. <text:s/>The Puzzle Realm stages are the more familiar gameplay of Super Monkey Ball - simple looking stages where players must carefully (but quickly) roll their monkey to the finish line within the time limit.****Bananas can also be collected throughout the game - these are used as currency, and can be used to unlock new playable characters and puzzle stages. <text:s/>They can also be given to particular unhappy citizens. <text:s/>The monkeys will also learn magical chants as they progress through the game - these allow you to climb walls, set your monkey's ball on fire, use a boxing glove to attack, and more.****Also included in Super Monkey Ball Adventure are the famous Party Games - favorites like Monkey Race, Monkey Target and Monkey fight return. <text:s/>There's also three new games: 'Monkey Cannon' - fire monkeys at enemy towers to steal their bricks for your own tower. <text:s/>'Monkey Bounce' - bounce on a trampoline-like platform with your opponents, and try to claim as many squares as possible. <text:s/>'Monkey Tag' - roll around a globe and try to collect as many balloons as possible.&lt;/story&gt; &lt;/game&gt;</text:p>
          </table:table-cell>
          <table:table-cell table:number-columns-repeated="1012"/>
        </table:table-row>
        <table:table-row table:style-name="ro1">
          <table:table-cell office:value-type="string">
            <text:p>Super Smash Bros. Melee (USA)</text:p>
          </table:table-cell>
          <table:table-cell office:value-type="float" office:value="2001">
            <text:p>2001</text:p>
          </table:table-cell>
          <table:table-cell office:value-type="string">
            <text:p>ESRB - T (Teen)</text:p>
          </table:table-cell>
          <table:table-cell office:value-type="string">
            <text:p>Super Smash Bros. Melee </text:p>
          </table:table-cell>
          <table:table-cell table:style-name="Default" office:value-type="string">
            <text:p>Nintendo of America Inc.</text:p>
          </table:table-cell>
          <table:table-cell office:value-type="string">
            <text:p>HAL Labs</text:p>
          </table:table-cell>
          <table:table-cell office:value-type="string">
            <text:p>Fighter</text:p>
          </table:table-cell>
          <table:table-cell office:value-type="string">
            <text:p>4.1</text:p>
          </table:table-cell>
          <table:table-cell office:value-type="string">
            <text:p>1-4 Players</text:p>
          </table:table-cell>
          <table:table-cell office:value-type="string">
            <text:p>The sequel to HAL Laboratory's Super Smash Bros., which pitted Nintendo characters against each other, ups the ante by including more levels, more characters, and more game modes.****The game is a Nintendo fighting game with different rules to it. Instead of knocking your opponent's health down, you knock him or her out of the battle field. You choose from the wealth of Nintendo characters like Mario, Bowser, Yoshi, different Pokémon, and even Link and then either fight through the single-player portion, featuring modes like Classic, Adventure, and Event Mode or battle it out with your friends in a four-player frenzy. More characters and stages are unlocked as hidden objectives are met, and coins rewarded for playing in all modes can be spent on a capsule toy machine. The toys in the machine represent games from Nintendo's entire video game history, and each can be viewed in 3D with a brief description. Also, with the simplified fighting controls, it's pretty easy for even your non-gaming friends to just pick-up and play.****Playable characters come from the following games:****1. Game &amp; Watch (Mr. Game &amp;amp; Watch)**Donkey Kong (Donkey Kong)**2. Mario Bros. (Mario, Luigi)**3. Super Mario Bros. (Princess Peach, Bowser)**Metroid (Samus)**4. The Legend of Zelda (Link)**5. Ice Climber (Ice Climbers)**Dr. Mario (Dr. Mario)**Fire Emblem: Ankoku Ryu to Hikari no Tsurugi (Marth)**F-Zero (Captain Falcon)**6. Super Mario World (Yoshi)**7. Kirby's Dream Land (Kirby)**8. Star Fox (Fox, Falco)**9. Earthbound (Ness)**10. Pokémon Red/Blue (Pikachu, Jigglypuff, Mewtwo)**11. The Legend of Zelda: Ocarina of Time (Young Link, Princess Zelda/Shiek, Ganondorf)**Pokémon Gold/Silver (Pichu)**Fire Emblem: Fuuin no Tsurugi (Roy)</text:p>
          </table:table-cell>
          <table:table-cell table:style-name="Default" table:formula="of:=CONCATENATE(&quot;&lt;game name=&quot;;CHAR(34);[.A531];CHAR(34);&quot;&gt; &lt;year&gt;&quot;;[.B531];&quot;&lt;/year&gt; &lt;rating&gt;&quot;;[.C531];&quot;&lt;/rating&gt; &lt;title&gt;&quot;;[.D531];&quot;&lt;/title&gt; &lt;pub&gt;&quot;;[.E531];&quot;&lt;/pub&gt; &lt;dev&gt;&quot;;[.F531];&quot;&lt;/dev&gt; &lt;genre&gt;&quot;;[.G531];&quot;&lt;/genre&gt; &lt;score&gt;&quot;;[.H531];&quot;&lt;/score&gt; &lt;player&gt;&quot;;[.I531];&quot;&lt;/player&gt; &lt;story&gt;&quot;;[.J531];&quot;&lt;/story&gt; &lt;/game&gt;&quot;)" office:value-type="string" office:string-value="&lt;game name=&quot;Super Smash Bros. Melee (USA)&quot;&gt; &lt;year&gt;2001&lt;/year&gt; &lt;rating&gt;ESRB - T (Teen)&lt;/rating&gt; &lt;title&gt;Super Smash Bros. Melee &lt;/title&gt; &lt;pub&gt;Nintendo of America Inc.&lt;/pub&gt; &lt;dev&gt;HAL Labs&lt;/dev&gt; &lt;genre&gt;Fighter&lt;/genre&gt; &lt;score&gt;4.1&lt;/score&gt; &lt;player&gt;1-4 Players&lt;/player&gt; &lt;story&gt;The sequel to HAL Laboratory's Super Smash Bros., which pitted Nintendo characters against each other, ups the ante by including more levels, more characters, and more game modes.****The game is a Nintendo fighting game with different rules to it. Instead of knocking your opponent's health down, you knock him or her out of the battle field. You choose from the wealth of Nintendo characters like Mario, Bowser, Yoshi, different Pokémon, and even Link and then either fight through the single-player portion, featuring modes like Classic, Adventure, and Event Mode or battle it out with your friends in a four-player frenzy. More characters and stages are unlocked as hidden objectives are met, and coins rewarded for playing in all modes can be spent on a capsule toy machine. The toys in the machine represent games from Nintendo's entire video game history, and each can be viewed in 3D with a brief description. Also, with the simplified fighting controls, it's pretty easy for even your non-gaming friends to just pick-up and play.****Playable characters come from the following games:****1. Game &amp; Watch (Mr. Game &amp;amp; Watch)**Donkey Kong (Donkey Kong)**2. Mario Bros. (Mario, Luigi)**3. Super Mario Bros. (Princess Peach, Bowser)**Metroid (Samus)**4. The Legend of Zelda (Link)**5. Ice Climber (Ice Climbers)**Dr. Mario (Dr. Mario)**Fire Emblem: Ankoku Ryu to Hikari no Tsurugi (Marth)**F-Zero (Captain Falcon)**6. Super Mario World (Yoshi)**7. Kirby's Dream Land (Kirby)**8. Star Fox (Fox, Falco)**9. Earthbound (Ness)**10. Pokémon Red/Blue (Pikachu, Jigglypuff, Mewtwo)**11. The Legend of Zelda: Ocarina of Time (Young Link, Princess Zelda/Shiek, Ganondorf)**Pokémon Gold/Silver (Pichu)**Fire Emblem: Fuuin no Tsurugi (Roy)&lt;/story&gt; &lt;/game&gt;">
            <text:p>&lt;game name="Super Smash Bros. Melee (USA)"&gt; &lt;year&gt;2001&lt;/year&gt; &lt;rating&gt;ESRB - T (Teen)&lt;/rating&gt; &lt;title&gt;Super Smash Bros. Melee &lt;/title&gt; &lt;pub&gt;Nintendo of America Inc.&lt;/pub&gt; &lt;dev&gt;HAL Labs&lt;/dev&gt; &lt;genre&gt;Fighter&lt;/genre&gt; &lt;score&gt;4.1&lt;/score&gt; &lt;player&gt;1-4 Players&lt;/player&gt; &lt;story&gt;The sequel to HAL Laboratory's Super Smash Bros., which pitted Nintendo characters against each other, ups the ante by including more levels, more characters, and more game modes.****The game is a Nintendo fighting game with different rules to it. Instead of knocking your opponent's health down, you knock him or her out of the battle field. You choose from the wealth of Nintendo characters like Mario, Bowser, Yoshi, different Pokémon, and even Link and then either fight through the single-player portion, featuring modes like Classic, Adventure, and Event Mode or battle it out with your friends in a four-player frenzy. More characters and stages are unlocked as hidden objectives are met, and coins rewarded for playing in all modes can be spent on a capsule toy machine. The toys in the machine represent games from Nintendo's entire video game history, and each can be viewed in 3D with a brief description. Also, with the simplified fighting controls, it's pretty easy for even your non-gaming friends to just pick-up and play.****Playable characters come from the following games:****1. Game &amp; Watch (Mr. Game &amp;amp; Watch)**Donkey Kong (Donkey Kong)**2. Mario Bros. (Mario, Luigi)**3. Super Mario Bros. (Princess Peach, Bowser)**Metroid (Samus)**4. The Legend of Zelda (Link)**5. Ice Climber (Ice Climbers)**Dr. Mario (Dr. Mario)**Fire Emblem: Ankoku Ryu to Hikari no Tsurugi (Marth)**F-Zero (Captain Falcon)**6. Super Mario World (Yoshi)**7. Kirby's Dream Land (Kirby)**8. Star Fox (Fox, Falco)**9. Earthbound (Ness)**10. Pokémon Red/Blue (Pikachu, Jigglypuff, Mewtwo)**11. The Legend of Zelda: Ocarina of Time (Young Link, Princess Zelda/Shiek, Ganondorf)**Pokémon Gold/Silver (Pichu)**Fire Emblem: Fuuin no Tsurugi (Roy)&lt;/story&gt; &lt;/game&gt;</text:p>
          </table:table-cell>
          <table:table-cell table:number-columns-repeated="1012"/>
        </table:table-row>
        <table:table-row table:style-name="ro1">
          <table:table-cell office:value-type="string">
            <text:p>Superman - Shadow of Apokolips (USA)</text:p>
          </table:table-cell>
          <table:table-cell office:value-type="float" office:value="2003">
            <text:p>2003</text:p>
          </table:table-cell>
          <table:table-cell office:value-type="string">
            <text:p>ESRB - E (Everyone)</text:p>
          </table:table-cell>
          <table:table-cell office:value-type="string">
            <text:p>Superman - Shadow of Apokolips </text:p>
          </table:table-cell>
          <table:table-cell table:style-name="Default" office:value-type="string">
            <text:p>Atari, Inc.</text:p>
          </table:table-cell>
          <table:table-cell office:value-type="string">
            <text:p>Infogrames Studios</text:p>
          </table:table-cell>
          <table:table-cell office:value-type="string">
            <text:p>Action</text:p>
          </table:table-cell>
          <table:table-cell office:value-type="string">
            <text:p>3.3</text:p>
          </table:table-cell>
          <table:table-cell office:value-type="string">
            <text:p>1 Player</text:p>
          </table:table-cell>
          <table:table-cell office:value-type="string">
            <text:p>Darkseid has joined forces with Lex Luthor, unleashing an army of robotic warriors on the city of Metropolis, and the world. So once again it is up to Superman to save the day.****Based on the recent animated TV series, Superman will travel around with all powers intact through 14 levels in order to defeat the robots and the many other bad guys that are out to take over the world.****Superman's powers once again include freeze breath, x-ray vision, heat vision and super strength. The new 1st person mode also allows even stronger attacks at a far more accurate rate. In between levels are fully animated cut scenes that tell the story, as Superman goes head on with Livewire, Parasite, Metallo, Luthor and Darkseid.</text:p>
          </table:table-cell>
          <table:table-cell table:style-name="Default" table:formula="of:=CONCATENATE(&quot;&lt;game name=&quot;;CHAR(34);[.A532];CHAR(34);&quot;&gt; &lt;year&gt;&quot;;[.B532];&quot;&lt;/year&gt; &lt;rating&gt;&quot;;[.C532];&quot;&lt;/rating&gt; &lt;title&gt;&quot;;[.D532];&quot;&lt;/title&gt; &lt;pub&gt;&quot;;[.E532];&quot;&lt;/pub&gt; &lt;dev&gt;&quot;;[.F532];&quot;&lt;/dev&gt; &lt;genre&gt;&quot;;[.G532];&quot;&lt;/genre&gt; &lt;score&gt;&quot;;[.H532];&quot;&lt;/score&gt; &lt;player&gt;&quot;;[.I532];&quot;&lt;/player&gt; &lt;story&gt;&quot;;[.J532];&quot;&lt;/story&gt; &lt;/game&gt;&quot;)" office:value-type="string" office:string-value="&lt;game name=&quot;Superman - Shadow of Apokolips (USA)&quot;&gt; &lt;year&gt;2003&lt;/year&gt; &lt;rating&gt;ESRB - E (Everyone)&lt;/rating&gt; &lt;title&gt;Superman - Shadow of Apokolips &lt;/title&gt; &lt;pub&gt;Atari, Inc.&lt;/pub&gt; &lt;dev&gt;Infogrames Studios&lt;/dev&gt; &lt;genre&gt;Action&lt;/genre&gt; &lt;score&gt;3.3&lt;/score&gt; &lt;player&gt;1 Player&lt;/player&gt; &lt;story&gt;Darkseid has joined forces with Lex Luthor, unleashing an army of robotic warriors on the city of Metropolis, and the world. So once again it is up to Superman to save the day.****Based on the recent animated TV series, Superman will travel around with all powers intact through 14 levels in order to defeat the robots and the many other bad guys that are out to take over the world.****Superman's powers once again include freeze breath, x-ray vision, heat vision and super strength. The new 1st person mode also allows even stronger attacks at a far more accurate rate. In between levels are fully animated cut scenes that tell the story, as Superman goes head on with Livewire, Parasite, Metallo, Luthor and Darkseid.&lt;/story&gt; &lt;/game&gt;">
            <text:p>&lt;game name="Superman - Shadow of Apokolips (USA)"&gt; &lt;year&gt;2003&lt;/year&gt; &lt;rating&gt;ESRB - E (Everyone)&lt;/rating&gt; &lt;title&gt;Superman - Shadow of Apokolips &lt;/title&gt; &lt;pub&gt;Atari, Inc.&lt;/pub&gt; &lt;dev&gt;Infogrames Studios&lt;/dev&gt; &lt;genre&gt;Action&lt;/genre&gt; &lt;score&gt;3.3&lt;/score&gt; &lt;player&gt;1 Player&lt;/player&gt; &lt;story&gt;Darkseid has joined forces with Lex Luthor, unleashing an army of robotic warriors on the city of Metropolis, and the world. So once again it is up to Superman to save the day.****Based on the recent animated TV series, Superman will travel around with all powers intact through 14 levels in order to defeat the robots and the many other bad guys that are out to take over the world.****Superman's powers once again include freeze breath, x-ray vision, heat vision and super strength. The new 1st person mode also allows even stronger attacks at a far more accurate rate. In between levels are fully animated cut scenes that tell the story, as Superman goes head on with Livewire, Parasite, Metallo, Luthor and Darkseid.&lt;/story&gt; &lt;/game&gt;</text:p>
          </table:table-cell>
          <table:table-cell table:number-columns-repeated="1012"/>
        </table:table-row>
        <table:table-row table:style-name="ro1">
          <table:table-cell office:value-type="string">
            <text:p>Surf's Up (USA)</text:p>
          </table:table-cell>
          <table:table-cell office:value-type="float" office:value="2007">
            <text:p>2007</text:p>
          </table:table-cell>
          <table:table-cell office:value-type="string">
            <text:p>ESRB - E10+ (Everyone 10+)</text:p>
          </table:table-cell>
          <table:table-cell office:value-type="string">
            <text:p>Surf's Up </text:p>
          </table:table-cell>
          <table:table-cell table:style-name="Default" office:value-type="string">
            <text:p>Ubisoft, Inc.</text:p>
          </table:table-cell>
          <table:table-cell office:value-type="string">
            <text:p>Ubisoft</text:p>
          </table:table-cell>
          <table:table-cell office:value-type="string">
            <text:p>Sports/Surfing</text:p>
          </table:table-cell>
          <table:table-cell office:value-type="string">
            <text:p>3.5</text:p>
          </table:table-cell>
          <table:table-cell office:value-type="string">
            <text:p>1-2 Players</text:p>
          </table:table-cell>
          <table:table-cell office:value-type="string">
            <text:p>Surf’s Up is a surfing game based on the movie of the same name. The game features 10 players in total (4 at the beginning and 6 more to unlock), 5 areas with 2-4 stages each and 3 basic modes for you to play. A Championship mode, a Multiplayer mode and a Leaf Sliding mode.****1. Championship: The place where you can surf as much as you like and unlock all the characters and stages by successfully completing the challenges of the Championship races. These challenges include performing tricks to reach a set high score, passing through certain gates and collecting red penguin statues.****2. Multiplayer: Multiplayer mode supports up to 4 players but you have to unlock the stages in Championship races.****3. Leaf Sliding: In this mode you go down a volcano not on a surfing board but on a huge leaf instead and must reach the finishing line within a certain time limit.****There is also the Extras option where you can see things you have unlocked like art, videos etc.****The PS3 version features an Exclusive Content option with additional film footage.</text:p>
          </table:table-cell>
          <table:table-cell table:style-name="Default" table:formula="of:=CONCATENATE(&quot;&lt;game name=&quot;;CHAR(34);[.A533];CHAR(34);&quot;&gt; &lt;year&gt;&quot;;[.B533];&quot;&lt;/year&gt; &lt;rating&gt;&quot;;[.C533];&quot;&lt;/rating&gt; &lt;title&gt;&quot;;[.D533];&quot;&lt;/title&gt; &lt;pub&gt;&quot;;[.E533];&quot;&lt;/pub&gt; &lt;dev&gt;&quot;;[.F533];&quot;&lt;/dev&gt; &lt;genre&gt;&quot;;[.G533];&quot;&lt;/genre&gt; &lt;score&gt;&quot;;[.H533];&quot;&lt;/score&gt; &lt;player&gt;&quot;;[.I533];&quot;&lt;/player&gt; &lt;story&gt;&quot;;[.J533];&quot;&lt;/story&gt; &lt;/game&gt;&quot;)" office:value-type="string" office:string-value="&lt;game name=&quot;Surf's Up (USA)&quot;&gt; &lt;year&gt;2007&lt;/year&gt; &lt;rating&gt;ESRB - E10+ (Everyone 10+)&lt;/rating&gt; &lt;title&gt;Surf's Up &lt;/title&gt; &lt;pub&gt;Ubisoft, Inc.&lt;/pub&gt; &lt;dev&gt;Ubisoft&lt;/dev&gt; &lt;genre&gt;Sports/Surfing&lt;/genre&gt; &lt;score&gt;3.5&lt;/score&gt; &lt;player&gt;1-2 Players&lt;/player&gt; &lt;story&gt;Surf’s Up is a surfing game based on the movie of the same name. The game features 10 players in total (4 at the beginning and 6 more to unlock), 5 areas with 2-4 stages each and 3 basic modes for you to play. A Championship mode, a Multiplayer mode and a Leaf Sliding mode.****1. Championship: The place where you can surf as much as you like and unlock all the characters and stages by successfully completing the challenges of the Championship races. These challenges include performing tricks to reach a set high score, passing through certain gates and collecting red penguin statues.****2. Multiplayer: Multiplayer mode supports up to 4 players but you have to unlock the stages in Championship races.****3. Leaf Sliding: In this mode you go down a volcano not on a surfing board but on a huge leaf instead and must reach the finishing line within a certain time limit.****There is also the Extras option where you can see things you have unlocked like art, videos etc.****The PS3 version features an Exclusive Content option with additional film footage.&lt;/story&gt; &lt;/game&gt;">
            <text:p>&lt;game name="Surf's Up (USA)"&gt; &lt;year&gt;2007&lt;/year&gt; &lt;rating&gt;ESRB - E10+ (Everyone 10+)&lt;/rating&gt; &lt;title&gt;Surf's Up &lt;/title&gt; &lt;pub&gt;Ubisoft, Inc.&lt;/pub&gt; &lt;dev&gt;Ubisoft&lt;/dev&gt; &lt;genre&gt;Sports/Surfing&lt;/genre&gt; &lt;score&gt;3.5&lt;/score&gt; &lt;player&gt;1-2 Players&lt;/player&gt; &lt;story&gt;Surf’s Up is a surfing game based on the movie of the same name. The game features 10 players in total (4 at the beginning and 6 more to unlock), 5 areas with 2-4 stages each and 3 basic modes for you to play. A Championship mode, a Multiplayer mode and a Leaf Sliding mode.****1. Championship: The place where you can surf as much as you like and unlock all the characters and stages by successfully completing the challenges of the Championship races. These challenges include performing tricks to reach a set high score, passing through certain gates and collecting red penguin statues.****2. Multiplayer: Multiplayer mode supports up to 4 players but you have to unlock the stages in Championship races.****3. Leaf Sliding: In this mode you go down a volcano not on a surfing board but on a huge leaf instead and must reach the finishing line within a certain time limit.****There is also the Extras option where you can see things you have unlocked like art, videos etc.****The PS3 version features an Exclusive Content option with additional film footage.&lt;/story&gt; &lt;/game&gt;</text:p>
          </table:table-cell>
          <table:table-cell table:number-columns-repeated="1012"/>
        </table:table-row>
        <table:table-row table:style-name="ro1">
          <table:table-cell office:value-type="string">
            <text:p>Swingerz Golf (USA)</text:p>
          </table:table-cell>
          <table:table-cell office:value-type="float" office:value="2002">
            <text:p>2002</text:p>
          </table:table-cell>
          <table:table-cell office:value-type="string">
            <text:p>ESRB - E (Everyone)</text:p>
          </table:table-cell>
          <table:table-cell office:value-type="string">
            <text:p>Swingerz Golf </text:p>
          </table:table-cell>
          <table:table-cell table:style-name="Default" office:value-type="string">
            <text:p>Eidos Interactive, Inc.</text:p>
          </table:table-cell>
          <table:table-cell office:value-type="string">
            <text:p>Telenet</text:p>
          </table:table-cell>
          <table:table-cell office:value-type="string">
            <text:p>Sports/Golf</text:p>
          </table:table-cell>
          <table:table-cell office:value-type="string">
            <text:p>3.8</text:p>
          </table:table-cell>
          <table:table-cell office:value-type="string">
            <text:p>1-4 Players</text:p>
          </table:table-cell>
          <table:table-cell office:value-type="string">
            <text:p>Tee up on 6 courses featuring diverse terrains and seasonal weather condition.**Compete with 14 offbeat golfers, each with distinct personalities and golfing abilities.**Experience realistic golfing physics with Ace Golf's intuitive analog swing system.**Master multiple modes of play for 1-4 golfers including Tournament, Stroke, Match and Short Course.**Win tournaments and beat rivals to upgrade your golf gear.**Enjoy golfing action with addictive mini games.</text:p>
          </table:table-cell>
          <table:table-cell table:style-name="Default" table:formula="of:=CONCATENATE(&quot;&lt;game name=&quot;;CHAR(34);[.A534];CHAR(34);&quot;&gt; &lt;year&gt;&quot;;[.B534];&quot;&lt;/year&gt; &lt;rating&gt;&quot;;[.C534];&quot;&lt;/rating&gt; &lt;title&gt;&quot;;[.D534];&quot;&lt;/title&gt; &lt;pub&gt;&quot;;[.E534];&quot;&lt;/pub&gt; &lt;dev&gt;&quot;;[.F534];&quot;&lt;/dev&gt; &lt;genre&gt;&quot;;[.G534];&quot;&lt;/genre&gt; &lt;score&gt;&quot;;[.H534];&quot;&lt;/score&gt; &lt;player&gt;&quot;;[.I534];&quot;&lt;/player&gt; &lt;story&gt;&quot;;[.J534];&quot;&lt;/story&gt; &lt;/game&gt;&quot;)" office:value-type="string" office:string-value="&lt;game name=&quot;Swingerz Golf (USA)&quot;&gt; &lt;year&gt;2002&lt;/year&gt; &lt;rating&gt;ESRB - E (Everyone)&lt;/rating&gt; &lt;title&gt;Swingerz Golf &lt;/title&gt; &lt;pub&gt;Eidos Interactive, Inc.&lt;/pub&gt; &lt;dev&gt;Telenet&lt;/dev&gt; &lt;genre&gt;Sports/Golf&lt;/genre&gt; &lt;score&gt;3.8&lt;/score&gt; &lt;player&gt;1-4 Players&lt;/player&gt; &lt;story&gt;Tee up on 6 courses featuring diverse terrains and seasonal weather condition.**Compete with 14 offbeat golfers, each with distinct personalities and golfing abilities.**Experience realistic golfing physics with Ace Golf's intuitive analog swing system.**Master multiple modes of play for 1-4 golfers including Tournament, Stroke, Match and Short Course.**Win tournaments and beat rivals to upgrade your golf gear.**Enjoy golfing action with addictive mini games.&lt;/story&gt; &lt;/game&gt;">
            <text:p>&lt;game name="Swingerz Golf (USA)"&gt; &lt;year&gt;2002&lt;/year&gt; &lt;rating&gt;ESRB - E (Everyone)&lt;/rating&gt; &lt;title&gt;Swingerz Golf &lt;/title&gt; &lt;pub&gt;Eidos Interactive, Inc.&lt;/pub&gt; &lt;dev&gt;Telenet&lt;/dev&gt; &lt;genre&gt;Sports/Golf&lt;/genre&gt; &lt;score&gt;3.8&lt;/score&gt; &lt;player&gt;1-4 Players&lt;/player&gt; &lt;story&gt;Tee up on 6 courses featuring diverse terrains and seasonal weather condition.**Compete with 14 offbeat golfers, each with distinct personalities and golfing abilities.**Experience realistic golfing physics with Ace Golf's intuitive analog swing system.**Master multiple modes of play for 1-4 golfers including Tournament, Stroke, Match and Short Course.**Win tournaments and beat rivals to upgrade your golf gear.**Enjoy golfing action with addictive mini games.&lt;/story&gt; &lt;/game&gt;</text:p>
          </table:table-cell>
          <table:table-cell table:number-columns-repeated="1012"/>
        </table:table-row>
        <table:table-row table:style-name="ro1">
          <table:table-cell office:value-type="string">
            <text:p>SX Superstar (USA)</text:p>
          </table:table-cell>
          <table:table-cell office:value-type="float" office:value="2003">
            <text:p>2003</text:p>
          </table:table-cell>
          <table:table-cell office:value-type="string">
            <text:p>ESRB - T (Teen)</text:p>
          </table:table-cell>
          <table:table-cell office:value-type="string">
            <text:p>SX Superstar </text:p>
          </table:table-cell>
          <table:table-cell table:style-name="Default" office:value-type="string">
            <text:p>Acclaim Entertainment Ltd.</text:p>
          </table:table-cell>
          <table:table-cell office:value-type="string">
            <text:p>Climax Solent</text:p>
          </table:table-cell>
          <table:table-cell office:value-type="string">
            <text:p>Motorcycle</text:p>
          </table:table-cell>
          <table:table-cell office:value-type="string">
            <text:p>4.0</text:p>
          </table:table-cell>
          <table:table-cell office:value-type="string">
            <text:p>1-2 Players</text:p>
          </table:table-cell>
          <table:table-cell office:value-type="string">
            <text:p>SX superstar is a motocross racing game. In arcade mode, you can pick a rider, bike, and track, and have a quick race against the AI riders. <text:s/>In championship mode you start as a poor, amateur rider, and you try to work your way up to motocross stardom. <text:s/>You have to manage your finances, get sponsorships, and buy better bikes in order to beat your opponents. <text:s/>You have to do well in a variety of races including arenas, bajas, and A2Bs, in order to get promoted to higher leagues.</text:p>
          </table:table-cell>
          <table:table-cell table:style-name="Default" table:formula="of:=CONCATENATE(&quot;&lt;game name=&quot;;CHAR(34);[.A535];CHAR(34);&quot;&gt; &lt;year&gt;&quot;;[.B535];&quot;&lt;/year&gt; &lt;rating&gt;&quot;;[.C535];&quot;&lt;/rating&gt; &lt;title&gt;&quot;;[.D535];&quot;&lt;/title&gt; &lt;pub&gt;&quot;;[.E535];&quot;&lt;/pub&gt; &lt;dev&gt;&quot;;[.F535];&quot;&lt;/dev&gt; &lt;genre&gt;&quot;;[.G535];&quot;&lt;/genre&gt; &lt;score&gt;&quot;;[.H535];&quot;&lt;/score&gt; &lt;player&gt;&quot;;[.I535];&quot;&lt;/player&gt; &lt;story&gt;&quot;;[.J535];&quot;&lt;/story&gt; &lt;/game&gt;&quot;)" office:value-type="string" office:string-value="&lt;game name=&quot;SX Superstar (USA)&quot;&gt; &lt;year&gt;2003&lt;/year&gt; &lt;rating&gt;ESRB - T (Teen)&lt;/rating&gt; &lt;title&gt;SX Superstar &lt;/title&gt; &lt;pub&gt;Acclaim Entertainment Ltd.&lt;/pub&gt; &lt;dev&gt;Climax Solent&lt;/dev&gt; &lt;genre&gt;Motorcycle&lt;/genre&gt; &lt;score&gt;4.0&lt;/score&gt; &lt;player&gt;1-2 Players&lt;/player&gt; &lt;story&gt;SX superstar is a motocross racing game. In arcade mode, you can pick a rider, bike, and track, and have a quick race against the AI riders.  In championship mode you start as a poor, amateur rider, and you try to work your way up to motocross stardom.  You have to manage your finances, get sponsorships, and buy better bikes in order to beat your opponents.  You have to do well in a variety of races including arenas, bajas, and A2Bs, in order to get promoted to higher leagues.&lt;/story&gt; &lt;/game&gt;">
            <text:p>&lt;game name="SX Superstar (USA)"&gt; &lt;year&gt;2003&lt;/year&gt; &lt;rating&gt;ESRB - T (Teen)&lt;/rating&gt; &lt;title&gt;SX Superstar &lt;/title&gt; &lt;pub&gt;Acclaim Entertainment Ltd.&lt;/pub&gt; &lt;dev&gt;Climax Solent&lt;/dev&gt; &lt;genre&gt;Motorcycle&lt;/genre&gt; &lt;score&gt;4.0&lt;/score&gt; &lt;player&gt;1-2 Players&lt;/player&gt; &lt;story&gt;SX superstar is a motocross racing game. In arcade mode, you can pick a rider, bike, and track, and have a quick race against the AI riders. <text:s/>In championship mode you start as a poor, amateur rider, and you try to work your way up to motocross stardom. <text:s/>You have to manage your finances, get sponsorships, and buy better bikes in order to beat your opponents. <text:s/>You have to do well in a variety of races including arenas, bajas, and A2Bs, in order to get promoted to higher leagues.&lt;/story&gt; &lt;/game&gt;</text:p>
          </table:table-cell>
          <table:table-cell table:number-columns-repeated="1012"/>
        </table:table-row>
        <table:table-row table:style-name="ro1">
          <table:table-cell office:value-type="string">
            <text:p>Tak - The Great Juju Challenge (USA)</text:p>
          </table:table-cell>
          <table:table-cell office:value-type="float" office:value="2005">
            <text:p>2005</text:p>
          </table:table-cell>
          <table:table-cell office:value-type="string">
            <text:p>ESRB - E (Everyone)</text:p>
          </table:table-cell>
          <table:table-cell office:value-type="string">
            <text:p>Tak - The Great Juju Challenge </text:p>
          </table:table-cell>
          <table:table-cell table:style-name="Default" office:value-type="string">
            <text:p>THQ Inc.</text:p>
          </table:table-cell>
          <table:table-cell office:value-type="string">
            <text:p>Avalanche Software</text:p>
          </table:table-cell>
          <table:table-cell office:value-type="string">
            <text:p>Action</text:p>
          </table:table-cell>
          <table:table-cell office:value-type="string">
            <text:p>3.6</text:p>
          </table:table-cell>
          <table:table-cell office:value-type="string">
            <text:p>1-2 Players</text:p>
          </table:table-cell>
          <table:table-cell office:value-type="string">
            <text:p>The Great Juju Challenge is the third game in the platforming series. It stars Tak (the hero from the first two games) and his brother Lok. The story is about how the people in Tak's village have set up a course of events for people to compete in. The game is a mixture of platforming and adventure. Tak and Lok have entered the event in hopes of winning. Introduced to this game is the ability to swap between characters with the touch of a butto or in 2 player mode you can play together in split screen. **The characters have to reach various checkpoints to extend the level. All the levels take place in the various jungle settings of Tak's Village. The events consist of swimming, racing, climbing ropes, and other endurance challenges.****Tak is the magic user while Lok is the brawn. During the game, the two characters provide comical banter with each other. Tak can use a chicken suit to fly and a lobster suit to swim underwater. The cutscenes are in real time. Taloc, the bad guy from the previous games, is nowhere to be found as the game now focuses on the Juju challenge and not on trying to defeat the bad guy. Patrick Warburton voices Lok.</text:p>
          </table:table-cell>
          <table:table-cell table:style-name="Default" table:formula="of:=CONCATENATE(&quot;&lt;game name=&quot;;CHAR(34);[.A536];CHAR(34);&quot;&gt; &lt;year&gt;&quot;;[.B536];&quot;&lt;/year&gt; &lt;rating&gt;&quot;;[.C536];&quot;&lt;/rating&gt; &lt;title&gt;&quot;;[.D536];&quot;&lt;/title&gt; &lt;pub&gt;&quot;;[.E536];&quot;&lt;/pub&gt; &lt;dev&gt;&quot;;[.F536];&quot;&lt;/dev&gt; &lt;genre&gt;&quot;;[.G536];&quot;&lt;/genre&gt; &lt;score&gt;&quot;;[.H536];&quot;&lt;/score&gt; &lt;player&gt;&quot;;[.I536];&quot;&lt;/player&gt; &lt;story&gt;&quot;;[.J536];&quot;&lt;/story&gt; &lt;/game&gt;&quot;)" office:value-type="string" office:string-value="&lt;game name=&quot;Tak - The Great Juju Challenge (USA)&quot;&gt; &lt;year&gt;2005&lt;/year&gt; &lt;rating&gt;ESRB - E (Everyone)&lt;/rating&gt; &lt;title&gt;Tak - The Great Juju Challenge &lt;/title&gt; &lt;pub&gt;THQ Inc.&lt;/pub&gt; &lt;dev&gt;Avalanche Software&lt;/dev&gt; &lt;genre&gt;Action&lt;/genre&gt; &lt;score&gt;3.6&lt;/score&gt; &lt;player&gt;1-2 Players&lt;/player&gt; &lt;story&gt;The Great Juju Challenge is the third game in the platforming series. It stars Tak (the hero from the first two games) and his brother Lok. The story is about how the people in Tak's village have set up a course of events for people to compete in. The game is a mixture of platforming and adventure. Tak and Lok have entered the event in hopes of winning. Introduced to this game is the ability to swap between characters with the touch of a butto or in 2 player mode you can play together in split screen. **The characters have to reach various checkpoints to extend the level. All the levels take place in the various jungle settings of Tak's Village. The events consist of swimming, racing, climbing ropes, and other endurance challenges.****Tak is the magic user while Lok is the brawn. During the game, the two characters provide comical banter with each other. Tak can use a chicken suit to fly and a lobster suit to swim underwater. The cutscenes are in real time. Taloc, the bad guy from the previous games, is nowhere to be found as the game now focuses on the Juju challenge and not on trying to defeat the bad guy. Patrick Warburton voices Lok.&lt;/story&gt; &lt;/game&gt;">
            <text:p>&lt;game name="Tak - The Great Juju Challenge (USA)"&gt; &lt;year&gt;2005&lt;/year&gt; &lt;rating&gt;ESRB - E (Everyone)&lt;/rating&gt; &lt;title&gt;Tak - The Great Juju Challenge &lt;/title&gt; &lt;pub&gt;THQ Inc.&lt;/pub&gt; &lt;dev&gt;Avalanche Software&lt;/dev&gt; &lt;genre&gt;Action&lt;/genre&gt; &lt;score&gt;3.6&lt;/score&gt; &lt;player&gt;1-2 Players&lt;/player&gt; &lt;story&gt;The Great Juju Challenge is the third game in the platforming series. It stars Tak (the hero from the first two games) and his brother Lok. The story is about how the people in Tak's village have set up a course of events for people to compete in. The game is a mixture of platforming and adventure. Tak and Lok have entered the event in hopes of winning. Introduced to this game is the ability to swap between characters with the touch of a butto or in 2 player mode you can play together in split screen. **The characters have to reach various checkpoints to extend the level. All the levels take place in the various jungle settings of Tak's Village. The events consist of swimming, racing, climbing ropes, and other endurance challenges.****Tak is the magic user while Lok is the brawn. During the game, the two characters provide comical banter with each other. Tak can use a chicken suit to fly and a lobster suit to swim underwater. The cutscenes are in real time. Taloc, the bad guy from the previous games, is nowhere to be found as the game now focuses on the Juju challenge and not on trying to defeat the bad guy. Patrick Warburton voices Lok.&lt;/story&gt; &lt;/game&gt;</text:p>
          </table:table-cell>
          <table:table-cell table:number-columns-repeated="1012"/>
        </table:table-row>
        <table:table-row table:style-name="ro1">
          <table:table-cell office:value-type="string">
            <text:p>Tak 2 - The Staff of Dreams (USA)</text:p>
          </table:table-cell>
          <table:table-cell office:value-type="float" office:value="2004">
            <text:p>2004</text:p>
          </table:table-cell>
          <table:table-cell office:value-type="string">
            <text:p>ESRB - E (Everyone)</text:p>
          </table:table-cell>
          <table:table-cell office:value-type="string">
            <text:p>Tak 2 - The Staff of Dreams </text:p>
          </table:table-cell>
          <table:table-cell table:style-name="Default" office:value-type="string">
            <text:p>THQ Inc.</text:p>
          </table:table-cell>
          <table:table-cell office:value-type="string">
            <text:p>Avalanche Software</text:p>
          </table:table-cell>
          <table:table-cell office:value-type="string">
            <text:p>Platform</text:p>
          </table:table-cell>
          <table:table-cell office:value-type="string">
            <text:p>3.7</text:p>
          </table:table-cell>
          <table:table-cell office:value-type="string">
            <text:p>1-2 Players</text:p>
          </table:table-cell>
          <table:table-cell office:value-type="string">
            <text:p>Tak, hero from the previous game has been randomly falling into deep sleeps. <text:s/>During this time, he travels to a "Dream World", where he is told that he must rescue a princess, or else he will fall into a sleep from which he will never awaken from. <text:s/>Tak and Jibolba, Tak's mentor, travel to visit Jibolba's brother, JB, who is an expert in dreams.****Tak 2 is fairly different from Tak and the Power of Juju. <text:s/>While it is still a 3D platform game, it is more focused on puzzles and combat as opposed to collecting items. <text:s/>In earlier stages, Tak must use animals to his advantage as he makes his way through levels - for example, a bear can be used as a trampoline, Tak can ride warthogs after being sprayed by skunks to mask his scent, and more. <text:s/>Jibolba is along for the ride, but has transformed into a flea for easy transport. <text:s/>As a result, you can throw him at enemies to bite them and make them sleepy.****Later on, Tak gains the power to transform into various animals himself. <text:s/>As a frog he can swim without being eaten by crocodiles, he can soar on air currents as a flying squirrel, and can break through barriers by charging through as a warthog. <text:s/>When Tak gains the titular Staff of Dreams as he progresses through the game, he can also create more powerful attacks using his magic, or "juju".</text:p>
          </table:table-cell>
          <table:table-cell table:style-name="Default" table:formula="of:=CONCATENATE(&quot;&lt;game name=&quot;;CHAR(34);[.A537];CHAR(34);&quot;&gt; &lt;year&gt;&quot;;[.B537];&quot;&lt;/year&gt; &lt;rating&gt;&quot;;[.C537];&quot;&lt;/rating&gt; &lt;title&gt;&quot;;[.D537];&quot;&lt;/title&gt; &lt;pub&gt;&quot;;[.E537];&quot;&lt;/pub&gt; &lt;dev&gt;&quot;;[.F537];&quot;&lt;/dev&gt; &lt;genre&gt;&quot;;[.G537];&quot;&lt;/genre&gt; &lt;score&gt;&quot;;[.H537];&quot;&lt;/score&gt; &lt;player&gt;&quot;;[.I537];&quot;&lt;/player&gt; &lt;story&gt;&quot;;[.J537];&quot;&lt;/story&gt; &lt;/game&gt;&quot;)" office:value-type="string" office:string-value="&lt;game name=&quot;Tak 2 - The Staff of Dreams (USA)&quot;&gt; &lt;year&gt;2004&lt;/year&gt; &lt;rating&gt;ESRB - E (Everyone)&lt;/rating&gt; &lt;title&gt;Tak 2 - The Staff of Dreams &lt;/title&gt; &lt;pub&gt;THQ Inc.&lt;/pub&gt; &lt;dev&gt;Avalanche Software&lt;/dev&gt; &lt;genre&gt;Platform&lt;/genre&gt; &lt;score&gt;3.7&lt;/score&gt; &lt;player&gt;1-2 Players&lt;/player&gt; &lt;story&gt;Tak, hero from the previous game has been randomly falling into deep sleeps.  During this time, he travels to a &quot;Dream World&quot;, where he is told that he must rescue a princess, or else he will fall into a sleep from which he will never awaken from.  Tak and Jibolba, Tak's mentor, travel to visit Jibolba's brother, JB, who is an expert in dreams.****Tak 2 is fairly different from Tak and the Power of Juju.  While it is still a 3D platform game, it is more focused on puzzles and combat as opposed to collecting items.  In earlier stages, Tak must use animals to his advantage as he makes his way through levels - for example, a bear can be used as a trampoline, Tak can ride warthogs after being sprayed by skunks to mask his scent, and more.  Jibolba is along for the ride, but has transformed into a flea for easy transport.  As a result, you can throw him at enemies to bite them and make them sleepy.****Later on, Tak gains the power to transform into various animals himself.  As a frog he can swim without being eaten by crocodiles, he can soar on air currents as a flying squirrel, and can break through barriers by charging through as a warthog.  When Tak gains the titular Staff of Dreams as he progresses through the game, he can also create more powerful attacks using his magic, or &quot;juju&quot;.&lt;/story&gt; &lt;/game&gt;">
            <text:p>&lt;game name="Tak 2 - The Staff of Dreams (USA)"&gt; &lt;year&gt;2004&lt;/year&gt; &lt;rating&gt;ESRB - E (Everyone)&lt;/rating&gt; &lt;title&gt;Tak 2 - The Staff of Dreams &lt;/title&gt; &lt;pub&gt;THQ Inc.&lt;/pub&gt; &lt;dev&gt;Avalanche Software&lt;/dev&gt; &lt;genre&gt;Platform&lt;/genre&gt; &lt;score&gt;3.7&lt;/score&gt; &lt;player&gt;1-2 Players&lt;/player&gt; &lt;story&gt;Tak, hero from the previous game has been randomly falling into deep sleeps. <text:s/>During this time, he travels to a "Dream World", where he is told that he must rescue a princess, or else he will fall into a sleep from which he will never awaken from. <text:s/>Tak and Jibolba, Tak's mentor, travel to visit Jibolba's brother, JB, who is an expert in dreams.****Tak 2 is fairly different from Tak and the Power of Juju. <text:s/>While it is still a 3D platform game, it is more focused on puzzles and combat as opposed to collecting items. <text:s/>In earlier stages, Tak must use animals to his advantage as he makes his way through levels - for example, a bear can be used as a trampoline, Tak can ride warthogs after being sprayed by skunks to mask his scent, and more. <text:s/>Jibolba is along for the ride, but has transformed into a flea for easy transport. <text:s/>As a result, you can throw him at enemies to bite them and make them sleepy.****Later on, Tak gains the power to transform into various animals himself. <text:s/>As a frog he can swim without being eaten by crocodiles, he can soar on air currents as a flying squirrel, and can break through barriers by charging through as a warthog. <text:s/>When Tak gains the titular Staff of Dreams as he progresses through the game, he can also create more powerful attacks using his magic, or "juju".&lt;/story&gt; &lt;/game&gt;</text:p>
          </table:table-cell>
          <table:table-cell table:number-columns-repeated="1012"/>
        </table:table-row>
        <table:table-row table:style-name="ro1">
          <table:table-cell office:value-type="string">
            <text:p>Tak and the Power of Juju (USA)</text:p>
          </table:table-cell>
          <table:table-cell office:value-type="float" office:value="2003">
            <text:p>2003</text:p>
          </table:table-cell>
          <table:table-cell office:value-type="string">
            <text:p>ESRB - E (Everyone)</text:p>
          </table:table-cell>
          <table:table-cell office:value-type="string">
            <text:p>Tak and the Power of Juju </text:p>
          </table:table-cell>
          <table:table-cell table:style-name="Default" office:value-type="string">
            <text:p>THQ Inc.</text:p>
          </table:table-cell>
          <table:table-cell office:value-type="string">
            <text:p>Avalanche Software</text:p>
          </table:table-cell>
          <table:table-cell office:value-type="string">
            <text:p>Platform</text:p>
          </table:table-cell>
          <table:table-cell office:value-type="string">
            <text:p>3.6</text:p>
          </table:table-cell>
          <table:table-cell office:value-type="string">
            <text:p>1 Player</text:p>
          </table:table-cell>
          <table:table-cell office:value-type="string">
            <text:p>Tak and the Power of Juju is a tale of good vs. evil set in an ancient, tribal world where magic (Juju) really works. Tak, a shaman's apprentice and unlikely hero, sets off on an action-filled, yet humorous journey to save his village from an evil Juju Man. Tak will have to stretch beyond his training and use his wits, his environment and the power of the Juju gods to complete his quest and reinstate peace in his mystical world. Run, jump, swing, and thwack your way through worlds like the Burial Grounds, Chicken Island, Tree Village, and Dryrock Canyon, transform into a chicken and a fish, and collect 17 powerful Juju spells that will aid Tak in his journey.</text:p>
          </table:table-cell>
          <table:table-cell table:style-name="Default" table:formula="of:=CONCATENATE(&quot;&lt;game name=&quot;;CHAR(34);[.A538];CHAR(34);&quot;&gt; &lt;year&gt;&quot;;[.B538];&quot;&lt;/year&gt; &lt;rating&gt;&quot;;[.C538];&quot;&lt;/rating&gt; &lt;title&gt;&quot;;[.D538];&quot;&lt;/title&gt; &lt;pub&gt;&quot;;[.E538];&quot;&lt;/pub&gt; &lt;dev&gt;&quot;;[.F538];&quot;&lt;/dev&gt; &lt;genre&gt;&quot;;[.G538];&quot;&lt;/genre&gt; &lt;score&gt;&quot;;[.H538];&quot;&lt;/score&gt; &lt;player&gt;&quot;;[.I538];&quot;&lt;/player&gt; &lt;story&gt;&quot;;[.J538];&quot;&lt;/story&gt; &lt;/game&gt;&quot;)" office:value-type="string" office:string-value="&lt;game name=&quot;Tak and the Power of Juju (USA)&quot;&gt; &lt;year&gt;2003&lt;/year&gt; &lt;rating&gt;ESRB - E (Everyone)&lt;/rating&gt; &lt;title&gt;Tak and the Power of Juju &lt;/title&gt; &lt;pub&gt;THQ Inc.&lt;/pub&gt; &lt;dev&gt;Avalanche Software&lt;/dev&gt; &lt;genre&gt;Platform&lt;/genre&gt; &lt;score&gt;3.6&lt;/score&gt; &lt;player&gt;1 Player&lt;/player&gt; &lt;story&gt;Tak and the Power of Juju is a tale of good vs. evil set in an ancient, tribal world where magic (Juju) really works. Tak, a shaman's apprentice and unlikely hero, sets off on an action-filled, yet humorous journey to save his village from an evil Juju Man. Tak will have to stretch beyond his training and use his wits, his environment and the power of the Juju gods to complete his quest and reinstate peace in his mystical world. Run, jump, swing, and thwack your way through worlds like the Burial Grounds, Chicken Island, Tree Village, and Dryrock Canyon, transform into a chicken and a fish, and collect 17 powerful Juju spells that will aid Tak in his journey.&lt;/story&gt; &lt;/game&gt;">
            <text:p>&lt;game name="Tak and the Power of Juju (USA)"&gt; &lt;year&gt;2003&lt;/year&gt; &lt;rating&gt;ESRB - E (Everyone)&lt;/rating&gt; &lt;title&gt;Tak and the Power of Juju &lt;/title&gt; &lt;pub&gt;THQ Inc.&lt;/pub&gt; &lt;dev&gt;Avalanche Software&lt;/dev&gt; &lt;genre&gt;Platform&lt;/genre&gt; &lt;score&gt;3.6&lt;/score&gt; &lt;player&gt;1 Player&lt;/player&gt; &lt;story&gt;Tak and the Power of Juju is a tale of good vs. evil set in an ancient, tribal world where magic (Juju) really works. Tak, a shaman's apprentice and unlikely hero, sets off on an action-filled, yet humorous journey to save his village from an evil Juju Man. Tak will have to stretch beyond his training and use his wits, his environment and the power of the Juju gods to complete his quest and reinstate peace in his mystical world. Run, jump, swing, and thwack your way through worlds like the Burial Grounds, Chicken Island, Tree Village, and Dryrock Canyon, transform into a chicken and a fish, and collect 17 powerful Juju spells that will aid Tak in his journey.&lt;/story&gt; &lt;/game&gt;</text:p>
          </table:table-cell>
          <table:table-cell table:number-columns-repeated="1012"/>
        </table:table-row>
        <table:table-row table:style-name="ro1">
          <table:table-cell office:value-type="string">
            <text:p>Tales of Symphonia (USA) (Disc 1)</text:p>
          </table:table-cell>
          <table:table-cell office:value-type="float" office:value="2004">
            <text:p>2004</text:p>
          </table:table-cell>
          <table:table-cell office:value-type="string">
            <text:p>ESRB - T (Teen)</text:p>
          </table:table-cell>
          <table:table-cell office:value-type="string">
            <text:p>Tales of Symphonia <text:s/>Disk 1</text:p>
          </table:table-cell>
          <table:table-cell table:style-name="Default" office:value-type="string">
            <text:p>Namco Hometek Inc.</text:p>
          </table:table-cell>
          <table:table-cell office:value-type="string">
            <text:p>Namco</text:p>
          </table:table-cell>
          <table:table-cell office:value-type="string">
            <text:p>Role-Playing</text:p>
          </table:table-cell>
          <table:table-cell office:value-type="string">
            <text:p>4.2</text:p>
          </table:table-cell>
          <table:table-cell office:value-type="string">
            <text:p>1-4 Players</text:p>
          </table:table-cell>
          <table:table-cell office:value-type="string">
            <text:p>Tales of Symphonia is an RPG that starts off from the peaceful village of Iselia. Where Lloyd Irving is a student under the tutelage of Professor Raine Sage, who specializes in magic and archaeology. His school friend Colette Brunel has been rumored to be the daughter of an angel. She was born with a sacred stone in her hand, because of this she is the "Chosen of Sylvarant". The Chosen must complete the world regeneration, a quest to unlock magic seals and enter the otherworldly Tower of Salvation, to make the slowly dying world a true paradise. This will mean the end of the Desians, a race of half elves, who now dominate the land through work camps, fear, and force. ****The characters develop not only through cut-scenes, many of which feature voice acting, but through what the game calls “skits”. These <text:s/>"skits" however, do not feature voice acting like the in-game cut-scenes. A warning is displayed on the bottom left hand side of the screen when a skit becomes available, it can then be activated by pressing Z. The Skit generally features two or more of the characters interacting. They will react to what is said and depending on the characters and the situation the results can be anywhere from comic to tragic. This system really allows one to understand the feelings each character.****Special features of the game includes: Ex-Spheres, Strategy and Cooking. Ex-Spheres are special objects which enhances a character's abilities or may even grant new ones. These abilities can affect battle or have an effect outside of battle. Each Ex-Sphere will have a level of 1-4 each with more powerful abilities, up to four Ex-Spheres can be attached to any 1 character. Strategy can be applied to CPU controlled players, for example making spell-casters attack a specific enemy or ordering them to stay behind the front-lines. An alternate way to heal characters is to cook. This is based on the specific character's skill to cook and the ingredients used.****Most of the game is spent, like most RPGs, in towns, dungeons, towers, sprawling world maps, and of course combat. Battles in Tales of Symphonia is fought in real-time. Only four members of your party can participate, each with very unique fighting styles. As the game progresses, you are not restricted to only using Lloyd, all major characters are playable which allows you to switch your gaming style. Basic physical attacks are carried out with the A button and pushing the control stick in various directions. The B button is used for special physical attacks and casting spells. Often these special attacks can be linked from a basic physical attack to Special Attacks in progressing levels of 1-3. During a battle you run in a straight line and are able to jump over enemies. In Multiplayer up to 3 more players may partake in battles with you.</text:p>
          </table:table-cell>
          <table:table-cell table:style-name="Default" table:formula="of:=CONCATENATE(&quot;&lt;game name=&quot;;CHAR(34);[.A539];CHAR(34);&quot;&gt; &lt;year&gt;&quot;;[.B539];&quot;&lt;/year&gt; &lt;rating&gt;&quot;;[.C539];&quot;&lt;/rating&gt; &lt;title&gt;&quot;;[.D539];&quot;&lt;/title&gt; &lt;pub&gt;&quot;;[.E539];&quot;&lt;/pub&gt; &lt;dev&gt;&quot;;[.F539];&quot;&lt;/dev&gt; &lt;genre&gt;&quot;;[.G539];&quot;&lt;/genre&gt; &lt;score&gt;&quot;;[.H539];&quot;&lt;/score&gt; &lt;player&gt;&quot;;[.I539];&quot;&lt;/player&gt; &lt;story&gt;&quot;;[.J539];&quot;&lt;/story&gt; &lt;/game&gt;&quot;)" office:value-type="string" office:string-value="&lt;game name=&quot;Tales of Symphonia (USA) (Disc 1)&quot;&gt; &lt;year&gt;2004&lt;/year&gt; &lt;rating&gt;ESRB - T (Teen)&lt;/rating&gt; &lt;title&gt;Tales of Symphonia  Disk 1&lt;/title&gt; &lt;pub&gt;Namco Hometek Inc.&lt;/pub&gt; &lt;dev&gt;Namco&lt;/dev&gt; &lt;genre&gt;Role-Playing&lt;/genre&gt; &lt;score&gt;4.2&lt;/score&gt; &lt;player&gt;1-4 Players&lt;/player&gt; &lt;story&gt;Tales of Symphonia is an RPG that starts off from the peaceful village of Iselia. Where Lloyd Irving is a student under the tutelage of Professor Raine Sage, who specializes in magic and archaeology. His school friend Colette Brunel has been rumored to be the daughter of an angel. She was born with a sacred stone in her hand, because of this she is the &quot;Chosen of Sylvarant&quot;. The Chosen must complete the world regeneration, a quest to unlock magic seals and enter the otherworldly Tower of Salvation, to make the slowly dying world a true paradise. This will mean the end of the Desians, a race of half elves, who now dominate the land through work camps, fear, and force. ****The characters develop not only through cut-scenes, many of which feature voice acting, but through what the game calls “skits”. These  &quot;skits&quot; however, do not feature voice acting like the in-game cut-scenes. A warning is displayed on the bottom left hand side of the screen when a skit becomes available, it can then be activated by pressing Z. The Skit generally features two or more of the characters interacting. They will react to what is said and depending on the characters and the situation the results can be anywhere from comic to tragic. This system really allows one to understand the feelings each character.****Special features of the game includes: Ex-Spheres, Strategy and Cooking. Ex-Spheres are special objects which enhances a character's abilities or may even grant new ones. These abilities can affect battle or have an effect outside of battle. Each Ex-Sphere will have a level of 1-4 each with more powerful abilities, up to four Ex-Spheres can be attached to any 1 character. Strategy can be applied to CPU controlled players, for example making spell-casters attack a specific enemy or ordering them to stay behind the front-lines. An alternate way to heal characters is to cook. This is based on the specific character's skill to cook and the ingredients used.****Most of the game is spent, like most RPGs, in towns, dungeons, towers, sprawling world maps, and of course combat. Battles in Tales of Symphonia is fought in real-time. Only four members of your party can participate, each with very unique fighting styles. As the game progresses, you are not restricted to only using Lloyd, all major characters are playable which allows you to switch your gaming style. Basic physical attacks are carried out with the A button and pushing the control stick in various directions. The B button is used for special physical attacks and casting spells. Often these special attacks can be linked from a basic physical attack to Special Attacks in progressing levels of 1-3. During a battle you run in a straight line and are able to jump over enemies. In Multiplayer up to 3 more players may partake in battles with you.&lt;/story&gt; &lt;/game&gt;">
            <text:p>&lt;game name="Tales of Symphonia (USA) (Disc 1)"&gt; &lt;year&gt;2004&lt;/year&gt; &lt;rating&gt;ESRB - T (Teen)&lt;/rating&gt; &lt;title&gt;Tales of Symphonia <text:s/>Disk 1&lt;/title&gt; &lt;pub&gt;Namco Hometek Inc.&lt;/pub&gt; &lt;dev&gt;Namco&lt;/dev&gt; &lt;genre&gt;Role-Playing&lt;/genre&gt; &lt;score&gt;4.2&lt;/score&gt; &lt;player&gt;1-4 Players&lt;/player&gt; &lt;story&gt;Tales of Symphonia is an RPG that starts off from the peaceful village of Iselia. Where Lloyd Irving is a student under the tutelage of Professor Raine Sage, who specializes in magic and archaeology. His school friend Colette Brunel has been rumored to be the daughter of an angel. She was born with a sacred stone in her hand, because of this she is the "Chosen of Sylvarant". The Chosen must complete the world regeneration, a quest to unlock magic seals and enter the otherworldly Tower of Salvation, to make the slowly dying world a true paradise. This will mean the end of the Desians, a race of half elves, who now dominate the land through work camps, fear, and force. ****The characters develop not only through cut-scenes, many of which feature voice acting, but through what the game calls “skits”. These <text:s/>"skits" however, do not feature voice acting like the in-game cut-scenes. A warning is displayed on the bottom left hand side of the screen when a skit becomes available, it can then be activated by pressing Z. The Skit generally features two or more of the characters interacting. They will react to what is said and depending on the characters and the situation the results can be anywhere from comic to tragic. This system really allows one to understand the feelings each character.****Special features of the game includes: Ex-Spheres, Strategy and Cooking. Ex-Spheres are special objects which enhances a character's abilities or may even grant new ones. These abilities can affect battle or have an effect outside of battle. Each Ex-Sphere will have a level of 1-4 each with more powerful abilities, up to four Ex-Spheres can be attached to any 1 character. Strategy can be applied to CPU controlled players, for example making spell-casters attack a specific enemy or ordering them to stay behind the front-lines. An alternate way to heal characters is to cook. This is based on the specific character's skill to cook and the ingredients used.****Most of the game is spent, like most RPGs, in towns, dungeons, towers, sprawling world maps, and of course combat. Battles in Tales of Symphonia is fought in real-time. Only four members of your party can participate, each with very unique fighting styles. As the game progresses, you are not restricted to only using Lloyd, all major characters are playable which allows you to switch your gaming style. Basic physical attacks are carried out with the A button and pushing the control stick in various directions. The B button is used for special physical attacks and casting spells. Often these special attacks can be linked from a basic physical attack to Special Attacks in progressing levels of 1-3. During a battle you run in a straight line and are able to jump over enemies. In Multiplayer up to 3 more players may partake in battles with you.&lt;/story&gt; &lt;/game&gt;</text:p>
          </table:table-cell>
          <table:table-cell table:number-columns-repeated="1012"/>
        </table:table-row>
        <table:table-row table:style-name="ro1">
          <table:table-cell office:value-type="string">
            <text:p>Tales of Symphonia (USA) (Disc 2)</text:p>
          </table:table-cell>
          <table:table-cell office:value-type="float" office:value="2004">
            <text:p>2004</text:p>
          </table:table-cell>
          <table:table-cell office:value-type="string">
            <text:p>ESRB - T (Teen)</text:p>
          </table:table-cell>
          <table:table-cell office:value-type="string">
            <text:p>Tales of Symphonia <text:s/>Disk 2</text:p>
          </table:table-cell>
          <table:table-cell table:style-name="Default" office:value-type="string">
            <text:p>Namco Hometek Inc.</text:p>
          </table:table-cell>
          <table:table-cell office:value-type="string">
            <text:p>Namco</text:p>
          </table:table-cell>
          <table:table-cell office:value-type="string">
            <text:p>Role-Playing</text:p>
          </table:table-cell>
          <table:table-cell office:value-type="string">
            <text:p>4.2</text:p>
          </table:table-cell>
          <table:table-cell office:value-type="string">
            <text:p>1-4 Players</text:p>
          </table:table-cell>
          <table:table-cell office:value-type="string">
            <text:p>Tales of Symphonia is an RPG that starts off from the peaceful village of Iselia. Where Lloyd Irving is a student under the tutelage of Professor Raine Sage, who specializes in magic and archaeology. His school friend Colette Brunel has been rumored to be the daughter of an angel. She was born with a sacred stone in her hand, because of this she is the "Chosen of Sylvarant". The Chosen must complete the world regeneration, a quest to unlock magic seals and enter the otherworldly Tower of Salvation, to make the slowly dying world a true paradise. This will mean the end of the Desians, a race of half elves, who now dominate the land through work camps, fear, and force. ****The characters develop not only through cut-scenes, many of which feature voice acting, but through what the game calls “skits”. These <text:s/>"skits" however, do not feature voice acting like the in-game cut-scenes. A warning is displayed on the bottom left hand side of the screen when a skit becomes available, it can then be activated by pressing Z. The Skit generally features two or more of the characters interacting. They will react to what is said and depending on the characters and the situation the results can be anywhere from comic to tragic. This system really allows one to understand the feelings each character.****Special features of the game includes: Ex-Spheres, Strategy and Cooking. Ex-Spheres are special objects which enhances a character's abilities or may even grant new ones. These abilities can affect battle or have an effect outside of battle. Each Ex-Sphere will have a level of 1-4 each with more powerful abilities, up to four Ex-Spheres can be attached to any 1 character. Strategy can be applied to CPU controlled players, for example making spell-casters attack a specific enemy or ordering them to stay behind the front-lines. An alternate way to heal characters is to cook. This is based on the specific character's skill to cook and the ingredients used.****Most of the game is spent, like most RPGs, in towns, dungeons, towers, sprawling world maps, and of course combat. Battles in Tales of Symphonia is fought in real-time. Only four members of your party can participate, each with very unique fighting styles. As the game progresses, you are not restricted to only using Lloyd, all major characters are playable which allows you to switch your gaming style. Basic physical attacks are carried out with the A button and pushing the control stick in various directions. The B button is used for special physical attacks and casting spells. Often these special attacks can be linked from a basic physical attack to Special Attacks in progressing levels of 1-3. During a battle you run in a straight line and are able to jump over enemies. In Multiplayer up to 3 more players may partake in battles with you.</text:p>
          </table:table-cell>
          <table:table-cell table:style-name="Default" table:formula="of:=CONCATENATE(&quot;&lt;game name=&quot;;CHAR(34);[.A540];CHAR(34);&quot;&gt; &lt;year&gt;&quot;;[.B540];&quot;&lt;/year&gt; &lt;rating&gt;&quot;;[.C540];&quot;&lt;/rating&gt; &lt;title&gt;&quot;;[.D540];&quot;&lt;/title&gt; &lt;pub&gt;&quot;;[.E540];&quot;&lt;/pub&gt; &lt;dev&gt;&quot;;[.F540];&quot;&lt;/dev&gt; &lt;genre&gt;&quot;;[.G540];&quot;&lt;/genre&gt; &lt;score&gt;&quot;;[.H540];&quot;&lt;/score&gt; &lt;player&gt;&quot;;[.I540];&quot;&lt;/player&gt; &lt;story&gt;&quot;;[.J540];&quot;&lt;/story&gt; &lt;/game&gt;&quot;)" office:value-type="string" office:string-value="&lt;game name=&quot;Tales of Symphonia (USA) (Disc 2)&quot;&gt; &lt;year&gt;2004&lt;/year&gt; &lt;rating&gt;ESRB - T (Teen)&lt;/rating&gt; &lt;title&gt;Tales of Symphonia  Disk 2&lt;/title&gt; &lt;pub&gt;Namco Hometek Inc.&lt;/pub&gt; &lt;dev&gt;Namco&lt;/dev&gt; &lt;genre&gt;Role-Playing&lt;/genre&gt; &lt;score&gt;4.2&lt;/score&gt; &lt;player&gt;1-4 Players&lt;/player&gt; &lt;story&gt;Tales of Symphonia is an RPG that starts off from the peaceful village of Iselia. Where Lloyd Irving is a student under the tutelage of Professor Raine Sage, who specializes in magic and archaeology. His school friend Colette Brunel has been rumored to be the daughter of an angel. She was born with a sacred stone in her hand, because of this she is the &quot;Chosen of Sylvarant&quot;. The Chosen must complete the world regeneration, a quest to unlock magic seals and enter the otherworldly Tower of Salvation, to make the slowly dying world a true paradise. This will mean the end of the Desians, a race of half elves, who now dominate the land through work camps, fear, and force. ****The characters develop not only through cut-scenes, many of which feature voice acting, but through what the game calls “skits”. These  &quot;skits&quot; however, do not feature voice acting like the in-game cut-scenes. A warning is displayed on the bottom left hand side of the screen when a skit becomes available, it can then be activated by pressing Z. The Skit generally features two or more of the characters interacting. They will react to what is said and depending on the characters and the situation the results can be anywhere from comic to tragic. This system really allows one to understand the feelings each character.****Special features of the game includes: Ex-Spheres, Strategy and Cooking. Ex-Spheres are special objects which enhances a character's abilities or may even grant new ones. These abilities can affect battle or have an effect outside of battle. Each Ex-Sphere will have a level of 1-4 each with more powerful abilities, up to four Ex-Spheres can be attached to any 1 character. Strategy can be applied to CPU controlled players, for example making spell-casters attack a specific enemy or ordering them to stay behind the front-lines. An alternate way to heal characters is to cook. This is based on the specific character's skill to cook and the ingredients used.****Most of the game is spent, like most RPGs, in towns, dungeons, towers, sprawling world maps, and of course combat. Battles in Tales of Symphonia is fought in real-time. Only four members of your party can participate, each with very unique fighting styles. As the game progresses, you are not restricted to only using Lloyd, all major characters are playable which allows you to switch your gaming style. Basic physical attacks are carried out with the A button and pushing the control stick in various directions. The B button is used for special physical attacks and casting spells. Often these special attacks can be linked from a basic physical attack to Special Attacks in progressing levels of 1-3. During a battle you run in a straight line and are able to jump over enemies. In Multiplayer up to 3 more players may partake in battles with you.&lt;/story&gt; &lt;/game&gt;">
            <text:p>&lt;game name="Tales of Symphonia (USA) (Disc 2)"&gt; &lt;year&gt;2004&lt;/year&gt; &lt;rating&gt;ESRB - T (Teen)&lt;/rating&gt; &lt;title&gt;Tales of Symphonia <text:s/>Disk 2&lt;/title&gt; &lt;pub&gt;Namco Hometek Inc.&lt;/pub&gt; &lt;dev&gt;Namco&lt;/dev&gt; &lt;genre&gt;Role-Playing&lt;/genre&gt; &lt;score&gt;4.2&lt;/score&gt; &lt;player&gt;1-4 Players&lt;/player&gt; &lt;story&gt;Tales of Symphonia is an RPG that starts off from the peaceful village of Iselia. Where Lloyd Irving is a student under the tutelage of Professor Raine Sage, who specializes in magic and archaeology. His school friend Colette Brunel has been rumored to be the daughter of an angel. She was born with a sacred stone in her hand, because of this she is the "Chosen of Sylvarant". The Chosen must complete the world regeneration, a quest to unlock magic seals and enter the otherworldly Tower of Salvation, to make the slowly dying world a true paradise. This will mean the end of the Desians, a race of half elves, who now dominate the land through work camps, fear, and force. ****The characters develop not only through cut-scenes, many of which feature voice acting, but through what the game calls “skits”. These <text:s/>"skits" however, do not feature voice acting like the in-game cut-scenes. A warning is displayed on the bottom left hand side of the screen when a skit becomes available, it can then be activated by pressing Z. The Skit generally features two or more of the characters interacting. They will react to what is said and depending on the characters and the situation the results can be anywhere from comic to tragic. This system really allows one to understand the feelings each character.****Special features of the game includes: Ex-Spheres, Strategy and Cooking. Ex-Spheres are special objects which enhances a character's abilities or may even grant new ones. These abilities can affect battle or have an effect outside of battle. Each Ex-Sphere will have a level of 1-4 each with more powerful abilities, up to four Ex-Spheres can be attached to any 1 character. Strategy can be applied to CPU controlled players, for example making spell-casters attack a specific enemy or ordering them to stay behind the front-lines. An alternate way to heal characters is to cook. This is based on the specific character's skill to cook and the ingredients used.****Most of the game is spent, like most RPGs, in towns, dungeons, towers, sprawling world maps, and of course combat. Battles in Tales of Symphonia is fought in real-time. Only four members of your party can participate, each with very unique fighting styles. As the game progresses, you are not restricted to only using Lloyd, all major characters are playable which allows you to switch your gaming style. Basic physical attacks are carried out with the A button and pushing the control stick in various directions. The B button is used for special physical attacks and casting spells. Often these special attacks can be linked from a basic physical attack to Special Attacks in progressing levels of 1-3. During a battle you run in a straight line and are able to jump over enemies. In Multiplayer up to 3 more players may partake in battles with you.&lt;/story&gt; &lt;/game&gt;</text:p>
          </table:table-cell>
          <table:table-cell table:number-columns-repeated="1012"/>
        </table:table-row>
        <table:table-row table:style-name="ro1">
          <table:table-cell office:value-type="string">
            <text:p>Taxi 3 (France)</text:p>
          </table:table-cell>
          <table:table-cell office:value-type="float" office:value="2003">
            <text:p>2003</text:p>
          </table:table-cell>
          <table:table-cell office:value-type="string">
            <text:p>ESRB - E10+ (Everyone 10+)</text:p>
          </table:table-cell>
          <table:table-cell office:value-type="string">
            <text:p>Taxi 3 </text:p>
          </table:table-cell>
          <table:table-cell table:style-name="Default" office:value-type="string">
            <text:p>Ubisoft</text:p>
          </table:table-cell>
          <table:table-cell office:value-type="string">
            <text:p>Ubisoft</text:p>
          </table:table-cell>
          <table:table-cell office:value-type="string">
            <text:p>Driving</text:p>
          </table:table-cell>
          <table:table-cell office:value-type="string">
            <text:p>2.5</text:p>
          </table:table-cell>
          <table:table-cell office:value-type="string">
            <text:p>1 Player</text:p>
          </table:table-cell>
          <table:table-cell office:value-type="string">
            <text:p>Taxi 3 is based on the movie with the same title written by Luc Besson, directed by Gerard Krawczyk. The player takes on the role of the main character of the movie: Daniel, a taxi driver who has an overpowered customized car. Gameplay is simple: in a pursuit view Daniel has a limited time to go to assigned checkpoints to get objects and clients, and go to another checkpoint to drop them... Daniel needs to stop at gas stations to refuel his tank, and can use nitro to get an acceleration bonus. Furthermore Daniel needs to avoid other vehicles in the traffic, such as motorbikes, cars and trucks.</text:p>
          </table:table-cell>
          <table:table-cell table:style-name="Default" table:formula="of:=CONCATENATE(&quot;&lt;game name=&quot;;CHAR(34);[.A541];CHAR(34);&quot;&gt; &lt;year&gt;&quot;;[.B541];&quot;&lt;/year&gt; &lt;rating&gt;&quot;;[.C541];&quot;&lt;/rating&gt; &lt;title&gt;&quot;;[.D541];&quot;&lt;/title&gt; &lt;pub&gt;&quot;;[.E541];&quot;&lt;/pub&gt; &lt;dev&gt;&quot;;[.F541];&quot;&lt;/dev&gt; &lt;genre&gt;&quot;;[.G541];&quot;&lt;/genre&gt; &lt;score&gt;&quot;;[.H541];&quot;&lt;/score&gt; &lt;player&gt;&quot;;[.I541];&quot;&lt;/player&gt; &lt;story&gt;&quot;;[.J541];&quot;&lt;/story&gt; &lt;/game&gt;&quot;)" office:value-type="string" office:string-value="&lt;game name=&quot;Taxi 3 (France)&quot;&gt; &lt;year&gt;2003&lt;/year&gt; &lt;rating&gt;ESRB - E10+ (Everyone 10+)&lt;/rating&gt; &lt;title&gt;Taxi 3 &lt;/title&gt; &lt;pub&gt;Ubisoft&lt;/pub&gt; &lt;dev&gt;Ubisoft&lt;/dev&gt; &lt;genre&gt;Driving&lt;/genre&gt; &lt;score&gt;2.5&lt;/score&gt; &lt;player&gt;1 Player&lt;/player&gt; &lt;story&gt;Taxi 3 is based on the movie with the same title written by Luc Besson, directed by Gerard Krawczyk. The player takes on the role of the main character of the movie: Daniel, a taxi driver who has an overpowered customized car. Gameplay is simple: in a pursuit view Daniel has a limited time to go to assigned checkpoints to get objects and clients, and go to another checkpoint to drop them... Daniel needs to stop at gas stations to refuel his tank, and can use nitro to get an acceleration bonus. Furthermore Daniel needs to avoid other vehicles in the traffic, such as motorbikes, cars and trucks.&lt;/story&gt; &lt;/game&gt;">
            <text:p>&lt;game name="Taxi 3 (France)"&gt; &lt;year&gt;2003&lt;/year&gt; &lt;rating&gt;ESRB - E10+ (Everyone 10+)&lt;/rating&gt; &lt;title&gt;Taxi 3 &lt;/title&gt; &lt;pub&gt;Ubisoft&lt;/pub&gt; &lt;dev&gt;Ubisoft&lt;/dev&gt; &lt;genre&gt;Driving&lt;/genre&gt; &lt;score&gt;2.5&lt;/score&gt; &lt;player&gt;1 Player&lt;/player&gt; &lt;story&gt;Taxi 3 is based on the movie with the same title written by Luc Besson, directed by Gerard Krawczyk. The player takes on the role of the main character of the movie: Daniel, a taxi driver who has an overpowered customized car. Gameplay is simple: in a pursuit view Daniel has a limited time to go to assigned checkpoints to get objects and clients, and go to another checkpoint to drop them... Daniel needs to stop at gas stations to refuel his tank, and can use nitro to get an acceleration bonus. Furthermore Daniel needs to avoid other vehicles in the traffic, such as motorbikes, cars and trucks.&lt;/story&gt; &lt;/game&gt;</text:p>
          </table:table-cell>
          <table:table-cell table:number-columns-repeated="1012"/>
        </table:table-row>
        <table:table-row table:style-name="ro1">
          <table:table-cell office:value-type="string">
            <text:p>Taz - Wanted (USA)</text:p>
          </table:table-cell>
          <table:table-cell office:value-type="float" office:value="2002">
            <text:p>2002</text:p>
          </table:table-cell>
          <table:table-cell office:value-type="string">
            <text:p>ESRB - E (Everyone)</text:p>
          </table:table-cell>
          <table:table-cell office:value-type="string">
            <text:p>Taz - Wanted </text:p>
          </table:table-cell>
          <table:table-cell table:style-name="Default" office:value-type="string">
            <text:p>Infogrames, Inc.</text:p>
          </table:table-cell>
          <table:table-cell office:value-type="string">
            <text:p>Blitz</text:p>
          </table:table-cell>
          <table:table-cell office:value-type="string">
            <text:p>Platform</text:p>
          </table:table-cell>
          <table:table-cell office:value-type="string">
            <text:p>3.1</text:p>
          </table:table-cell>
          <table:table-cell office:value-type="string">
            <text:p>1-2 Players</text:p>
          </table:table-cell>
          <table:table-cell office:value-type="string">
            <text:p>The devious Yosemite Sam has captured Taz and locked him up as a circus animal and is planning to turn Taz's beloved homeland into a amusement park.****But then Taz successfully escapes from the clutches of Sam and once again is going on the rampage to stop Sam's plans for his homeland.****Blast your way through 15 different levels, each of which can be destroyed using spin, bounce and burp attacks.**You can get foods such as mage hot chili and soda to aid your mission of vengeance against Sam.</text:p>
          </table:table-cell>
          <table:table-cell table:style-name="Default" table:formula="of:=CONCATENATE(&quot;&lt;game name=&quot;;CHAR(34);[.A542];CHAR(34);&quot;&gt; &lt;year&gt;&quot;;[.B542];&quot;&lt;/year&gt; &lt;rating&gt;&quot;;[.C542];&quot;&lt;/rating&gt; &lt;title&gt;&quot;;[.D542];&quot;&lt;/title&gt; &lt;pub&gt;&quot;;[.E542];&quot;&lt;/pub&gt; &lt;dev&gt;&quot;;[.F542];&quot;&lt;/dev&gt; &lt;genre&gt;&quot;;[.G542];&quot;&lt;/genre&gt; &lt;score&gt;&quot;;[.H542];&quot;&lt;/score&gt; &lt;player&gt;&quot;;[.I542];&quot;&lt;/player&gt; &lt;story&gt;&quot;;[.J542];&quot;&lt;/story&gt; &lt;/game&gt;&quot;)" office:value-type="string" office:string-value="&lt;game name=&quot;Taz - Wanted (USA)&quot;&gt; &lt;year&gt;2002&lt;/year&gt; &lt;rating&gt;ESRB - E (Everyone)&lt;/rating&gt; &lt;title&gt;Taz - Wanted &lt;/title&gt; &lt;pub&gt;Infogrames, Inc.&lt;/pub&gt; &lt;dev&gt;Blitz&lt;/dev&gt; &lt;genre&gt;Platform&lt;/genre&gt; &lt;score&gt;3.1&lt;/score&gt; &lt;player&gt;1-2 Players&lt;/player&gt; &lt;story&gt;The devious Yosemite Sam has captured Taz and locked him up as a circus animal and is planning to turn Taz's beloved homeland into a amusement park.****But then Taz successfully escapes from the clutches of Sam and once again is going on the rampage to stop Sam's plans for his homeland.****Blast your way through 15 different levels, each of which can be destroyed using spin, bounce and burp attacks.**You can get foods such as mage hot chili and soda to aid your mission of vengeance against Sam.&lt;/story&gt; &lt;/game&gt;">
            <text:p>&lt;game name="Taz - Wanted (USA)"&gt; &lt;year&gt;2002&lt;/year&gt; &lt;rating&gt;ESRB - E (Everyone)&lt;/rating&gt; &lt;title&gt;Taz - Wanted &lt;/title&gt; &lt;pub&gt;Infogrames, Inc.&lt;/pub&gt; &lt;dev&gt;Blitz&lt;/dev&gt; &lt;genre&gt;Platform&lt;/genre&gt; &lt;score&gt;3.1&lt;/score&gt; &lt;player&gt;1-2 Players&lt;/player&gt; &lt;story&gt;The devious Yosemite Sam has captured Taz and locked him up as a circus animal and is planning to turn Taz's beloved homeland into a amusement park.****But then Taz successfully escapes from the clutches of Sam and once again is going on the rampage to stop Sam's plans for his homeland.****Blast your way through 15 different levels, each of which can be destroyed using spin, bounce and burp attacks.**You can get foods such as mage hot chili and soda to aid your mission of vengeance against Sam.&lt;/story&gt; &lt;/game&gt;</text:p>
          </table:table-cell>
          <table:table-cell table:number-columns-repeated="1012"/>
        </table:table-row>
        <table:table-row table:style-name="ro1">
          <table:table-cell office:value-type="string">
            <text:p>Teen Titans (USA)</text:p>
          </table:table-cell>
          <table:table-cell office:value-type="float" office:value="2006">
            <text:p>2006</text:p>
          </table:table-cell>
          <table:table-cell office:value-type="string">
            <text:p>ESRB - E10+ (Everyone 10+)</text:p>
          </table:table-cell>
          <table:table-cell office:value-type="string">
            <text:p>Teen Titans </text:p>
          </table:table-cell>
          <table:table-cell table:style-name="Default" office:value-type="string">
            <text:p>THQ Inc.</text:p>
          </table:table-cell>
          <table:table-cell office:value-type="string">
            <text:p>Artificial Mind &amp; Movement</text:p>
          </table:table-cell>
          <table:table-cell office:value-type="string">
            <text:p>Action</text:p>
          </table:table-cell>
          <table:table-cell office:value-type="string">
            <text:p>3.1</text:p>
          </table:table-cell>
          <table:table-cell office:value-type="string">
            <text:p>1-4 Players</text:p>
          </table:table-cell>
          <table:table-cell office:value-type="string">
            <text:p>Teen Titans is based on the cartoon of the same name. <text:s/>Players control the five team members: Robin, Cyborg, Raven, Starfire and Beast Boy and can switch between them at any time. <text:s/>Each character has a unique set of powers and moves. <text:s/>In addition to the standard combos, in co-op modem characters can perform team moves together for added damage. <text:s/>There are power-ups to be found through the game which speed the world slow it down, increase your attack, etc. <text:s/>The game is set up as a series of levels and after completing a level, each heroes' abilities are upgraded.****The Titans receive a video game in the mail, but find themselves trapped inside when they try to play it. <text:s/>They must battle their way through many enemies, including bosses drawn from the show, to escape.****There is also a multiplayer mode which works something like a four-player fighting game. <text:s/>This can be played against bots or with other humans. <text:s/>In addition to the Titans themselves, you can play as the bosses from single-player or more than a dozen other characters from the show that are unlocked by finding hidden items in story mode.</text:p>
          </table:table-cell>
          <table:table-cell table:style-name="Default" table:formula="of:=CONCATENATE(&quot;&lt;game name=&quot;;CHAR(34);[.A543];CHAR(34);&quot;&gt; &lt;year&gt;&quot;;[.B543];&quot;&lt;/year&gt; &lt;rating&gt;&quot;;[.C543];&quot;&lt;/rating&gt; &lt;title&gt;&quot;;[.D543];&quot;&lt;/title&gt; &lt;pub&gt;&quot;;[.E543];&quot;&lt;/pub&gt; &lt;dev&gt;&quot;;[.F543];&quot;&lt;/dev&gt; &lt;genre&gt;&quot;;[.G543];&quot;&lt;/genre&gt; &lt;score&gt;&quot;;[.H543];&quot;&lt;/score&gt; &lt;player&gt;&quot;;[.I543];&quot;&lt;/player&gt; &lt;story&gt;&quot;;[.J543];&quot;&lt;/story&gt; &lt;/game&gt;&quot;)" office:value-type="string" office:string-value="&lt;game name=&quot;Teen Titans (USA)&quot;&gt; &lt;year&gt;2006&lt;/year&gt; &lt;rating&gt;ESRB - E10+ (Everyone 10+)&lt;/rating&gt; &lt;title&gt;Teen Titans &lt;/title&gt; &lt;pub&gt;THQ Inc.&lt;/pub&gt; &lt;dev&gt;Artificial Mind &amp; Movement&lt;/dev&gt; &lt;genre&gt;Action&lt;/genre&gt; &lt;score&gt;3.1&lt;/score&gt; &lt;player&gt;1-4 Players&lt;/player&gt; &lt;story&gt;Teen Titans is based on the cartoon of the same name.  Players control the five team members: Robin, Cyborg, Raven, Starfire and Beast Boy and can switch between them at any time.  Each character has a unique set of powers and moves.  In addition to the standard combos, in co-op modem characters can perform team moves together for added damage.  There are power-ups to be found through the game which speed the world slow it down, increase your attack, etc.  The game is set up as a series of levels and after completing a level, each heroes' abilities are upgraded.****The Titans receive a video game in the mail, but find themselves trapped inside when they try to play it.  They must battle their way through many enemies, including bosses drawn from the show, to escape.****There is also a multiplayer mode which works something like a four-player fighting game.  This can be played against bots or with other humans.  In addition to the Titans themselves, you can play as the bosses from single-player or more than a dozen other characters from the show that are unlocked by finding hidden items in story mode.&lt;/story&gt; &lt;/game&gt;">
            <text:p>&lt;game name="Teen Titans (USA)"&gt; &lt;year&gt;2006&lt;/year&gt; &lt;rating&gt;ESRB - E10+ (Everyone 10+)&lt;/rating&gt; &lt;title&gt;Teen Titans &lt;/title&gt; &lt;pub&gt;THQ Inc.&lt;/pub&gt; &lt;dev&gt;Artificial Mind &amp; Movement&lt;/dev&gt; &lt;genre&gt;Action&lt;/genre&gt; &lt;score&gt;3.1&lt;/score&gt; &lt;player&gt;1-4 Players&lt;/player&gt; &lt;story&gt;Teen Titans is based on the cartoon of the same name. <text:s/>Players control the five team members: Robin, Cyborg, Raven, Starfire and Beast Boy and can switch between them at any time. <text:s/>Each character has a unique set of powers and moves. <text:s/>In addition to the standard combos, in co-op modem characters can perform team moves together for added damage. <text:s/>There are power-ups to be found through the game which speed the world slow it down, increase your attack, etc. <text:s/>The game is set up as a series of levels and after completing a level, each heroes' abilities are upgraded.****The Titans receive a video game in the mail, but find themselves trapped inside when they try to play it. <text:s/>They must battle their way through many enemies, including bosses drawn from the show, to escape.****There is also a multiplayer mode which works something like a four-player fighting game. <text:s/>This can be played against bots or with other humans. <text:s/>In addition to the Titans themselves, you can play as the bosses from single-player or more than a dozen other characters from the show that are unlocked by finding hidden items in story mode.&lt;/story&gt; &lt;/game&gt;</text:p>
          </table:table-cell>
          <table:table-cell table:number-columns-repeated="1012"/>
        </table:table-row>
        <table:table-row table:style-name="ro1">
          <table:table-cell office:value-type="string">
            <text:p>Teenage Mutant Ninja Turtles (USA)</text:p>
          </table:table-cell>
          <table:table-cell office:value-type="float" office:value="2003">
            <text:p>2003</text:p>
          </table:table-cell>
          <table:table-cell office:value-type="string">
            <text:p>ESRB - E (Everyone)</text:p>
          </table:table-cell>
          <table:table-cell office:value-type="string">
            <text:p>Teenage Mutant Ninja Turtles </text:p>
          </table:table-cell>
          <table:table-cell table:style-name="Default" office:value-type="string">
            <text:p>Konami Digital Entertainment, Inc.</text:p>
          </table:table-cell>
          <table:table-cell office:value-type="string">
            <text:p>Konami</text:p>
          </table:table-cell>
          <table:table-cell office:value-type="string">
            <text:p>Beat-'Em-Up</text:p>
          </table:table-cell>
          <table:table-cell office:value-type="string">
            <text:p>3.4</text:p>
          </table:table-cell>
          <table:table-cell office:value-type="string">
            <text:p>1-2 Players</text:p>
          </table:table-cell>
          <table:table-cell office:value-type="string">
            <text:p>Based on the newer anime styled FOX cartoon of the same name, Teenage Mutant Ninja Turtles features Leonardo, Raphael, Michelangelo and Donatello as green ninjas. Living in the sewers, they creep out when nobody is looking to fight for truth, justice and another slice of pizza. Fighting against the public face of inventor Baxter Stockman and the more shadowy figure of Shredder and his Foot Clan, these Ninja Turtles will get the chance to make their opponents eat shell!****The game is a 3D beat-em-up with multiple players. The game sprites all resemble the cartoony look of the TV show and each turtle features unique moves, sound bytes and fighting style all his own. Ninja Turtle moves include a weaker/quicker attack, a stronger/slower attack, Ninja Shuriken and a Jump-Kick.</text:p>
          </table:table-cell>
          <table:table-cell table:style-name="Default" table:formula="of:=CONCATENATE(&quot;&lt;game name=&quot;;CHAR(34);[.A544];CHAR(34);&quot;&gt; &lt;year&gt;&quot;;[.B544];&quot;&lt;/year&gt; &lt;rating&gt;&quot;;[.C544];&quot;&lt;/rating&gt; &lt;title&gt;&quot;;[.D544];&quot;&lt;/title&gt; &lt;pub&gt;&quot;;[.E544];&quot;&lt;/pub&gt; &lt;dev&gt;&quot;;[.F544];&quot;&lt;/dev&gt; &lt;genre&gt;&quot;;[.G544];&quot;&lt;/genre&gt; &lt;score&gt;&quot;;[.H544];&quot;&lt;/score&gt; &lt;player&gt;&quot;;[.I544];&quot;&lt;/player&gt; &lt;story&gt;&quot;;[.J544];&quot;&lt;/story&gt; &lt;/game&gt;&quot;)" office:value-type="string" office:string-value="&lt;game name=&quot;Teenage Mutant Ninja Turtles (USA)&quot;&gt; &lt;year&gt;2003&lt;/year&gt; &lt;rating&gt;ESRB - E (Everyone)&lt;/rating&gt; &lt;title&gt;Teenage Mutant Ninja Turtles &lt;/title&gt; &lt;pub&gt;Konami Digital Entertainment, Inc.&lt;/pub&gt; &lt;dev&gt;Konami&lt;/dev&gt; &lt;genre&gt;Beat-'Em-Up&lt;/genre&gt; &lt;score&gt;3.4&lt;/score&gt; &lt;player&gt;1-2 Players&lt;/player&gt; &lt;story&gt;Based on the newer anime styled FOX cartoon of the same name, Teenage Mutant Ninja Turtles features Leonardo, Raphael, Michelangelo and Donatello as green ninjas. Living in the sewers, they creep out when nobody is looking to fight for truth, justice and another slice of pizza. Fighting against the public face of inventor Baxter Stockman and the more shadowy figure of Shredder and his Foot Clan, these Ninja Turtles will get the chance to make their opponents eat shell!****The game is a 3D beat-em-up with multiple players. The game sprites all resemble the cartoony look of the TV show and each turtle features unique moves, sound bytes and fighting style all his own. Ninja Turtle moves include a weaker/quicker attack, a stronger/slower attack, Ninja Shuriken and a Jump-Kick.&lt;/story&gt; &lt;/game&gt;">
            <text:p>&lt;game name="Teenage Mutant Ninja Turtles (USA)"&gt; &lt;year&gt;2003&lt;/year&gt; &lt;rating&gt;ESRB - E (Everyone)&lt;/rating&gt; &lt;title&gt;Teenage Mutant Ninja Turtles &lt;/title&gt; &lt;pub&gt;Konami Digital Entertainment, Inc.&lt;/pub&gt; &lt;dev&gt;Konami&lt;/dev&gt; &lt;genre&gt;Beat-'Em-Up&lt;/genre&gt; &lt;score&gt;3.4&lt;/score&gt; &lt;player&gt;1-2 Players&lt;/player&gt; &lt;story&gt;Based on the newer anime styled FOX cartoon of the same name, Teenage Mutant Ninja Turtles features Leonardo, Raphael, Michelangelo and Donatello as green ninjas. Living in the sewers, they creep out when nobody is looking to fight for truth, justice and another slice of pizza. Fighting against the public face of inventor Baxter Stockman and the more shadowy figure of Shredder and his Foot Clan, these Ninja Turtles will get the chance to make their opponents eat shell!****The game is a 3D beat-em-up with multiple players. The game sprites all resemble the cartoony look of the TV show and each turtle features unique moves, sound bytes and fighting style all his own. Ninja Turtle moves include a weaker/quicker attack, a stronger/slower attack, Ninja Shuriken and a Jump-Kick.&lt;/story&gt; &lt;/game&gt;</text:p>
          </table:table-cell>
          <table:table-cell table:number-columns-repeated="1012"/>
        </table:table-row>
        <table:table-row table:style-name="ro1">
          <table:table-cell office:value-type="string">
            <text:p>Teenage Mutant Ninja Turtles 2 - Battle Nexus (USA) (Disc 1)</text:p>
          </table:table-cell>
          <table:table-cell office:value-type="float" office:value="2004">
            <text:p>2004</text:p>
          </table:table-cell>
          <table:table-cell office:value-type="string">
            <text:p>ESRB - T (Teen)</text:p>
          </table:table-cell>
          <table:table-cell office:value-type="string">
            <text:p>Teenage Mutant Ninja Turtles 2 - Battle Nexus <text:s/>Disk 1</text:p>
          </table:table-cell>
          <table:table-cell table:style-name="Default" office:value-type="string">
            <text:p>Konami Digital Entertainment, Inc.</text:p>
          </table:table-cell>
          <table:table-cell office:value-type="string">
            <text:p>Konami</text:p>
          </table:table-cell>
          <table:table-cell office:value-type="string">
            <text:p>Beat-'Em-Up</text:p>
          </table:table-cell>
          <table:table-cell office:value-type="string">
            <text:p>3.5</text:p>
          </table:table-cell>
          <table:table-cell office:value-type="string">
            <text:p>1-4 Players</text:p>
          </table:table-cell>
          <table:table-cell office:value-type="string">
            <text:p>The sequel to 2003's updated beat 'em up, Teenage Mutant Ninja Turtles 2: Battle Nexus sets the turtle quartet on another adventure from the series' second season, this time allowing the entire team to work together via a 4-player multiplayer mode.****Each turtle now has their own unique ability and special fighting moves that fit in with their personality: such as operating switches and computers, or moving or destroying stationary objects. <text:s/>In single-player mode, players can switch turtles on the fly in order to accomplish the various tasks. <text:s/>Throughout some levels, the turtles also have racing sections over various terrains.****As players progress through the game, they can find secret items, abilities, and power-ups, including the original late 1980's Teenage Mutant Ninja Turtles arcade game.</text:p>
          </table:table-cell>
          <table:table-cell table:style-name="Default" table:formula="of:=CONCATENATE(&quot;&lt;game name=&quot;;CHAR(34);[.A545];CHAR(34);&quot;&gt; &lt;year&gt;&quot;;[.B545];&quot;&lt;/year&gt; &lt;rating&gt;&quot;;[.C545];&quot;&lt;/rating&gt; &lt;title&gt;&quot;;[.D545];&quot;&lt;/title&gt; &lt;pub&gt;&quot;;[.E545];&quot;&lt;/pub&gt; &lt;dev&gt;&quot;;[.F545];&quot;&lt;/dev&gt; &lt;genre&gt;&quot;;[.G545];&quot;&lt;/genre&gt; &lt;score&gt;&quot;;[.H545];&quot;&lt;/score&gt; &lt;player&gt;&quot;;[.I545];&quot;&lt;/player&gt; &lt;story&gt;&quot;;[.J545];&quot;&lt;/story&gt; &lt;/game&gt;&quot;)" office:value-type="string" office:string-value="&lt;game name=&quot;Teenage Mutant Ninja Turtles 2 - Battle Nexus (USA) (Disc 1)&quot;&gt; &lt;year&gt;2004&lt;/year&gt; &lt;rating&gt;ESRB - T (Teen)&lt;/rating&gt; &lt;title&gt;Teenage Mutant Ninja Turtles 2 - Battle Nexus  Disk 1&lt;/title&gt; &lt;pub&gt;Konami Digital Entertainment, Inc.&lt;/pub&gt; &lt;dev&gt;Konami&lt;/dev&gt; &lt;genre&gt;Beat-'Em-Up&lt;/genre&gt; &lt;score&gt;3.5&lt;/score&gt; &lt;player&gt;1-4 Players&lt;/player&gt; &lt;story&gt;The sequel to 2003's updated beat 'em up, Teenage Mutant Ninja Turtles 2: Battle Nexus sets the turtle quartet on another adventure from the series' second season, this time allowing the entire team to work together via a 4-player multiplayer mode.****Each turtle now has their own unique ability and special fighting moves that fit in with their personality: such as operating switches and computers, or moving or destroying stationary objects.  In single-player mode, players can switch turtles on the fly in order to accomplish the various tasks.  Throughout some levels, the turtles also have racing sections over various terrains.****As players progress through the game, they can find secret items, abilities, and power-ups, including the original late 1980's Teenage Mutant Ninja Turtles arcade game.&lt;/story&gt; &lt;/game&gt;">
            <text:p>&lt;game name="Teenage Mutant Ninja Turtles 2 - Battle Nexus (USA) (Disc 1)"&gt; &lt;year&gt;2004&lt;/year&gt; &lt;rating&gt;ESRB - T (Teen)&lt;/rating&gt; &lt;title&gt;Teenage Mutant Ninja Turtles 2 - Battle Nexus <text:s/>Disk 1&lt;/title&gt; &lt;pub&gt;Konami Digital Entertainment, Inc.&lt;/pub&gt; &lt;dev&gt;Konami&lt;/dev&gt; &lt;genre&gt;Beat-'Em-Up&lt;/genre&gt; &lt;score&gt;3.5&lt;/score&gt; &lt;player&gt;1-4 Players&lt;/player&gt; &lt;story&gt;The sequel to 2003's updated beat 'em up, Teenage Mutant Ninja Turtles 2: Battle Nexus sets the turtle quartet on another adventure from the series' second season, this time allowing the entire team to work together via a 4-player multiplayer mode.****Each turtle now has their own unique ability and special fighting moves that fit in with their personality: such as operating switches and computers, or moving or destroying stationary objects. <text:s/>In single-player mode, players can switch turtles on the fly in order to accomplish the various tasks. <text:s/>Throughout some levels, the turtles also have racing sections over various terrains.****As players progress through the game, they can find secret items, abilities, and power-ups, including the original late 1980's Teenage Mutant Ninja Turtles arcade game.&lt;/story&gt; &lt;/game&gt;</text:p>
          </table:table-cell>
          <table:table-cell table:number-columns-repeated="1012"/>
        </table:table-row>
        <table:table-row table:style-name="ro1">
          <table:table-cell office:value-type="string">
            <text:p>Teenage Mutant Ninja Turtles 2 - Battle Nexus (USA) (Disc 2)</text:p>
          </table:table-cell>
          <table:table-cell office:value-type="float" office:value="2004">
            <text:p>2004</text:p>
          </table:table-cell>
          <table:table-cell office:value-type="string">
            <text:p>ESRB - T (Teen)</text:p>
          </table:table-cell>
          <table:table-cell office:value-type="string">
            <text:p>Teenage Mutant Ninja Turtles 2 - Battle Nexus <text:s/>Disk 2</text:p>
          </table:table-cell>
          <table:table-cell table:style-name="Default" office:value-type="string">
            <text:p>Konami Digital Entertainment, Inc.</text:p>
          </table:table-cell>
          <table:table-cell office:value-type="string">
            <text:p>Konami</text:p>
          </table:table-cell>
          <table:table-cell office:value-type="string">
            <text:p>Beat-'Em-Up</text:p>
          </table:table-cell>
          <table:table-cell office:value-type="string">
            <text:p>3.5</text:p>
          </table:table-cell>
          <table:table-cell office:value-type="string">
            <text:p>1-4 Players</text:p>
          </table:table-cell>
          <table:table-cell office:value-type="string">
            <text:p>The sequel to 2003's updated beat 'em up, Teenage Mutant Ninja Turtles 2: Battle Nexus sets the turtle quartet on another adventure from the series' second season, this time allowing the entire team to work together via a 4-player multiplayer mode.****Each turtle now has their own unique ability and special fighting moves that fit in with their personality: such as operating switches and computers, or moving or destroying stationary objects. <text:s/>In single-player mode, players can switch turtles on the fly in order to accomplish the various tasks. <text:s/>Throughout some levels, the turtles also have racing sections over various terrains.****As players progress through the game, they can find secret items, abilities, and power-ups, including the original late 1980's Teenage Mutant Ninja Turtles arcade game.</text:p>
          </table:table-cell>
          <table:table-cell table:style-name="Default" table:formula="of:=CONCATENATE(&quot;&lt;game name=&quot;;CHAR(34);[.A546];CHAR(34);&quot;&gt; &lt;year&gt;&quot;;[.B546];&quot;&lt;/year&gt; &lt;rating&gt;&quot;;[.C546];&quot;&lt;/rating&gt; &lt;title&gt;&quot;;[.D546];&quot;&lt;/title&gt; &lt;pub&gt;&quot;;[.E546];&quot;&lt;/pub&gt; &lt;dev&gt;&quot;;[.F546];&quot;&lt;/dev&gt; &lt;genre&gt;&quot;;[.G546];&quot;&lt;/genre&gt; &lt;score&gt;&quot;;[.H546];&quot;&lt;/score&gt; &lt;player&gt;&quot;;[.I546];&quot;&lt;/player&gt; &lt;story&gt;&quot;;[.J546];&quot;&lt;/story&gt; &lt;/game&gt;&quot;)" office:value-type="string" office:string-value="&lt;game name=&quot;Teenage Mutant Ninja Turtles 2 - Battle Nexus (USA) (Disc 2)&quot;&gt; &lt;year&gt;2004&lt;/year&gt; &lt;rating&gt;ESRB - T (Teen)&lt;/rating&gt; &lt;title&gt;Teenage Mutant Ninja Turtles 2 - Battle Nexus  Disk 2&lt;/title&gt; &lt;pub&gt;Konami Digital Entertainment, Inc.&lt;/pub&gt; &lt;dev&gt;Konami&lt;/dev&gt; &lt;genre&gt;Beat-'Em-Up&lt;/genre&gt; &lt;score&gt;3.5&lt;/score&gt; &lt;player&gt;1-4 Players&lt;/player&gt; &lt;story&gt;The sequel to 2003's updated beat 'em up, Teenage Mutant Ninja Turtles 2: Battle Nexus sets the turtle quartet on another adventure from the series' second season, this time allowing the entire team to work together via a 4-player multiplayer mode.****Each turtle now has their own unique ability and special fighting moves that fit in with their personality: such as operating switches and computers, or moving or destroying stationary objects.  In single-player mode, players can switch turtles on the fly in order to accomplish the various tasks.  Throughout some levels, the turtles also have racing sections over various terrains.****As players progress through the game, they can find secret items, abilities, and power-ups, including the original late 1980's Teenage Mutant Ninja Turtles arcade game.&lt;/story&gt; &lt;/game&gt;">
            <text:p>&lt;game name="Teenage Mutant Ninja Turtles 2 - Battle Nexus (USA) (Disc 2)"&gt; &lt;year&gt;2004&lt;/year&gt; &lt;rating&gt;ESRB - T (Teen)&lt;/rating&gt; &lt;title&gt;Teenage Mutant Ninja Turtles 2 - Battle Nexus <text:s/>Disk 2&lt;/title&gt; &lt;pub&gt;Konami Digital Entertainment, Inc.&lt;/pub&gt; &lt;dev&gt;Konami&lt;/dev&gt; &lt;genre&gt;Beat-'Em-Up&lt;/genre&gt; &lt;score&gt;3.5&lt;/score&gt; &lt;player&gt;1-4 Players&lt;/player&gt; &lt;story&gt;The sequel to 2003's updated beat 'em up, Teenage Mutant Ninja Turtles 2: Battle Nexus sets the turtle quartet on another adventure from the series' second season, this time allowing the entire team to work together via a 4-player multiplayer mode.****Each turtle now has their own unique ability and special fighting moves that fit in with their personality: such as operating switches and computers, or moving or destroying stationary objects. <text:s/>In single-player mode, players can switch turtles on the fly in order to accomplish the various tasks. <text:s/>Throughout some levels, the turtles also have racing sections over various terrains.****As players progress through the game, they can find secret items, abilities, and power-ups, including the original late 1980's Teenage Mutant Ninja Turtles arcade game.&lt;/story&gt; &lt;/game&gt;</text:p>
          </table:table-cell>
          <table:table-cell table:number-columns-repeated="1012"/>
        </table:table-row>
        <table:table-row table:style-name="ro1">
          <table:table-cell office:value-type="string">
            <text:p>Teenage Mutant Ninja Turtles 3 - Mutant Nightmare (USA) (Disc 1)</text:p>
          </table:table-cell>
          <table:table-cell office:value-type="float" office:value="2005">
            <text:p>2005</text:p>
          </table:table-cell>
          <table:table-cell office:value-type="string">
            <text:p>ESRB - E10+ (Everyone 10+)</text:p>
          </table:table-cell>
          <table:table-cell office:value-type="string">
            <text:p>Teenage Mutant Ninja Turtles 3 - Mutant Nightmare <text:s/>Disk 1</text:p>
          </table:table-cell>
          <table:table-cell table:style-name="Default" office:value-type="string">
            <text:p>Konami Digital Entertainment, Inc.</text:p>
          </table:table-cell>
          <table:table-cell office:value-type="string">
            <text:p>Konami</text:p>
          </table:table-cell>
          <table:table-cell office:value-type="string">
            <text:p>Beat-'Em-Up</text:p>
          </table:table-cell>
          <table:table-cell office:value-type="string">
            <text:p>3.7</text:p>
          </table:table-cell>
          <table:table-cell office:value-type="string">
            <text:p>1-4 Players</text:p>
          </table:table-cell>
          <table:table-cell office:value-type="string">
            <text:p>The TMNT are back once again to fight shredder. It has the same look and control scheme as the previous 2 games. Also, like the previous game it is a beat-em up action game. You can play the game with up to 3 friends. The game has a few different missions as turtles fight Triceratons in order to find the missing Fugitoid and prevent their siege on Earth. All 4 turtles can be on screen at the same time. With the other turtles you can make teamed up group attacks to attack a target and perform special moves. In addition there is an ultimate turtle mode, where your turtle will become temporarily invincible and be able to blow through lots of enemies easily. By gathering special items like crystals, you can upgrade your turtles, giving them new techniques and special moves.</text:p>
          </table:table-cell>
          <table:table-cell table:style-name="Default" table:formula="of:=CONCATENATE(&quot;&lt;game name=&quot;;CHAR(34);[.A547];CHAR(34);&quot;&gt; &lt;year&gt;&quot;;[.B547];&quot;&lt;/year&gt; &lt;rating&gt;&quot;;[.C547];&quot;&lt;/rating&gt; &lt;title&gt;&quot;;[.D547];&quot;&lt;/title&gt; &lt;pub&gt;&quot;;[.E547];&quot;&lt;/pub&gt; &lt;dev&gt;&quot;;[.F547];&quot;&lt;/dev&gt; &lt;genre&gt;&quot;;[.G547];&quot;&lt;/genre&gt; &lt;score&gt;&quot;;[.H547];&quot;&lt;/score&gt; &lt;player&gt;&quot;;[.I547];&quot;&lt;/player&gt; &lt;story&gt;&quot;;[.J547];&quot;&lt;/story&gt; &lt;/game&gt;&quot;)" office:value-type="string" office:string-value="&lt;game name=&quot;Teenage Mutant Ninja Turtles 3 - Mutant Nightmare (USA) (Disc 1)&quot;&gt; &lt;year&gt;2005&lt;/year&gt; &lt;rating&gt;ESRB - E10+ (Everyone 10+)&lt;/rating&gt; &lt;title&gt;Teenage Mutant Ninja Turtles 3 - Mutant Nightmare  Disk 1&lt;/title&gt; &lt;pub&gt;Konami Digital Entertainment, Inc.&lt;/pub&gt; &lt;dev&gt;Konami&lt;/dev&gt; &lt;genre&gt;Beat-'Em-Up&lt;/genre&gt; &lt;score&gt;3.7&lt;/score&gt; &lt;player&gt;1-4 Players&lt;/player&gt; &lt;story&gt;The TMNT are back once again to fight shredder. It has the same look and control scheme as the previous 2 games. Also, like the previous game it is a beat-em up action game. You can play the game with up to 3 friends. The game has a few different missions as turtles fight Triceratons in order to find the missing Fugitoid and prevent their siege on Earth. All 4 turtles can be on screen at the same time. With the other turtles you can make teamed up group attacks to attack a target and perform special moves. In addition there is an ultimate turtle mode, where your turtle will become temporarily invincible and be able to blow through lots of enemies easily. By gathering special items like crystals, you can upgrade your turtles, giving them new techniques and special moves.&lt;/story&gt; &lt;/game&gt;">
            <text:p>&lt;game name="Teenage Mutant Ninja Turtles 3 - Mutant Nightmare (USA) (Disc 1)"&gt; &lt;year&gt;2005&lt;/year&gt; &lt;rating&gt;ESRB - E10+ (Everyone 10+)&lt;/rating&gt; &lt;title&gt;Teenage Mutant Ninja Turtles 3 - Mutant Nightmare <text:s/>Disk 1&lt;/title&gt; &lt;pub&gt;Konami Digital Entertainment, Inc.&lt;/pub&gt; &lt;dev&gt;Konami&lt;/dev&gt; &lt;genre&gt;Beat-'Em-Up&lt;/genre&gt; &lt;score&gt;3.7&lt;/score&gt; &lt;player&gt;1-4 Players&lt;/player&gt; &lt;story&gt;The TMNT are back once again to fight shredder. It has the same look and control scheme as the previous 2 games. Also, like the previous game it is a beat-em up action game. You can play the game with up to 3 friends. The game has a few different missions as turtles fight Triceratons in order to find the missing Fugitoid and prevent their siege on Earth. All 4 turtles can be on screen at the same time. With the other turtles you can make teamed up group attacks to attack a target and perform special moves. In addition there is an ultimate turtle mode, where your turtle will become temporarily invincible and be able to blow through lots of enemies easily. By gathering special items like crystals, you can upgrade your turtles, giving them new techniques and special moves.&lt;/story&gt; &lt;/game&gt;</text:p>
          </table:table-cell>
          <table:table-cell table:number-columns-repeated="1012"/>
        </table:table-row>
        <table:table-row table:style-name="ro1">
          <table:table-cell office:value-type="string">
            <text:p>Teenage Mutant Ninja Turtles 3 - Mutant Nightmare (USA) (Disc 2)</text:p>
          </table:table-cell>
          <table:table-cell office:value-type="float" office:value="2005">
            <text:p>2005</text:p>
          </table:table-cell>
          <table:table-cell office:value-type="string">
            <text:p>ESRB - E10+ (Everyone 10+)</text:p>
          </table:table-cell>
          <table:table-cell office:value-type="string">
            <text:p>Teenage Mutant Ninja Turtles 3 - Mutant Nightmare <text:s/>Disk 2</text:p>
          </table:table-cell>
          <table:table-cell table:style-name="Default" office:value-type="string">
            <text:p>Konami Digital Entertainment, Inc.</text:p>
          </table:table-cell>
          <table:table-cell office:value-type="string">
            <text:p>Konami</text:p>
          </table:table-cell>
          <table:table-cell office:value-type="string">
            <text:p>Beat-'Em-Up</text:p>
          </table:table-cell>
          <table:table-cell office:value-type="string">
            <text:p>3.7</text:p>
          </table:table-cell>
          <table:table-cell office:value-type="string">
            <text:p>1-4 Players</text:p>
          </table:table-cell>
          <table:table-cell office:value-type="string">
            <text:p>The TMNT are back once again to fight shredder. It has the same look and control scheme as the previous 2 games. Also, like the previous game it is a beat-em up action game. You can play the game with up to 3 friends. The game has a few different missions as turtles fight Triceratons in order to find the missing Fugitoid and prevent their siege on Earth. All 4 turtles can be on screen at the same time. With the other turtles you can make teamed up group attacks to attack a target and perform special moves. In addition there is an ultimate turtle mode, where your turtle will become temporarily invincible and be able to blow through lots of enemies easily. By gathering special items like crystals, you can upgrade your turtles, giving them new techniques and special moves.</text:p>
          </table:table-cell>
          <table:table-cell table:style-name="Default" table:formula="of:=CONCATENATE(&quot;&lt;game name=&quot;;CHAR(34);[.A548];CHAR(34);&quot;&gt; &lt;year&gt;&quot;;[.B548];&quot;&lt;/year&gt; &lt;rating&gt;&quot;;[.C548];&quot;&lt;/rating&gt; &lt;title&gt;&quot;;[.D548];&quot;&lt;/title&gt; &lt;pub&gt;&quot;;[.E548];&quot;&lt;/pub&gt; &lt;dev&gt;&quot;;[.F548];&quot;&lt;/dev&gt; &lt;genre&gt;&quot;;[.G548];&quot;&lt;/genre&gt; &lt;score&gt;&quot;;[.H548];&quot;&lt;/score&gt; &lt;player&gt;&quot;;[.I548];&quot;&lt;/player&gt; &lt;story&gt;&quot;;[.J548];&quot;&lt;/story&gt; &lt;/game&gt;&quot;)" office:value-type="string" office:string-value="&lt;game name=&quot;Teenage Mutant Ninja Turtles 3 - Mutant Nightmare (USA) (Disc 2)&quot;&gt; &lt;year&gt;2005&lt;/year&gt; &lt;rating&gt;ESRB - E10+ (Everyone 10+)&lt;/rating&gt; &lt;title&gt;Teenage Mutant Ninja Turtles 3 - Mutant Nightmare  Disk 2&lt;/title&gt; &lt;pub&gt;Konami Digital Entertainment, Inc.&lt;/pub&gt; &lt;dev&gt;Konami&lt;/dev&gt; &lt;genre&gt;Beat-'Em-Up&lt;/genre&gt; &lt;score&gt;3.7&lt;/score&gt; &lt;player&gt;1-4 Players&lt;/player&gt; &lt;story&gt;The TMNT are back once again to fight shredder. It has the same look and control scheme as the previous 2 games. Also, like the previous game it is a beat-em up action game. You can play the game with up to 3 friends. The game has a few different missions as turtles fight Triceratons in order to find the missing Fugitoid and prevent their siege on Earth. All 4 turtles can be on screen at the same time. With the other turtles you can make teamed up group attacks to attack a target and perform special moves. In addition there is an ultimate turtle mode, where your turtle will become temporarily invincible and be able to blow through lots of enemies easily. By gathering special items like crystals, you can upgrade your turtles, giving them new techniques and special moves.&lt;/story&gt; &lt;/game&gt;">
            <text:p>&lt;game name="Teenage Mutant Ninja Turtles 3 - Mutant Nightmare (USA) (Disc 2)"&gt; &lt;year&gt;2005&lt;/year&gt; &lt;rating&gt;ESRB - E10+ (Everyone 10+)&lt;/rating&gt; &lt;title&gt;Teenage Mutant Ninja Turtles 3 - Mutant Nightmare <text:s/>Disk 2&lt;/title&gt; &lt;pub&gt;Konami Digital Entertainment, Inc.&lt;/pub&gt; &lt;dev&gt;Konami&lt;/dev&gt; &lt;genre&gt;Beat-'Em-Up&lt;/genre&gt; &lt;score&gt;3.7&lt;/score&gt; &lt;player&gt;1-4 Players&lt;/player&gt; &lt;story&gt;The TMNT are back once again to fight shredder. It has the same look and control scheme as the previous 2 games. Also, like the previous game it is a beat-em up action game. You can play the game with up to 3 friends. The game has a few different missions as turtles fight Triceratons in order to find the missing Fugitoid and prevent their siege on Earth. All 4 turtles can be on screen at the same time. With the other turtles you can make teamed up group attacks to attack a target and perform special moves. In addition there is an ultimate turtle mode, where your turtle will become temporarily invincible and be able to blow through lots of enemies easily. By gathering special items like crystals, you can upgrade your turtles, giving them new techniques and special moves.&lt;/story&gt; &lt;/game&gt;</text:p>
          </table:table-cell>
          <table:table-cell table:number-columns-repeated="1012"/>
        </table:table-row>
        <table:table-row table:style-name="ro1">
          <table:table-cell office:value-type="string">
            <text:p>Terminator 3 - The Redemption (USA)</text:p>
          </table:table-cell>
          <table:table-cell office:value-type="float" office:value="2004">
            <text:p>2004</text:p>
          </table:table-cell>
          <table:table-cell office:value-type="string">
            <text:p>ESRB - T (Teen)</text:p>
          </table:table-cell>
          <table:table-cell office:value-type="string">
            <text:p>Terminator 3 - The Redemption </text:p>
          </table:table-cell>
          <table:table-cell table:style-name="Default" office:value-type="string">
            <text:p>Atari, Inc.</text:p>
          </table:table-cell>
          <table:table-cell office:value-type="string">
            <text:p>Paradigm Entertainment</text:p>
          </table:table-cell>
          <table:table-cell office:value-type="string">
            <text:p>Shooter</text:p>
          </table:table-cell>
          <table:table-cell office:value-type="string">
            <text:p>3.6</text:p>
          </table:table-cell>
          <table:table-cell office:value-type="string">
            <text:p>1-2 Players</text:p>
          </table:table-cell>
          <table:table-cell office:value-type="string">
            <text:p>Terminator 3: The Redemption is a combination of 3rd person shooter, rail, and driving game featuring Arnold Schwarzenegger as the infamous T-850 Infiltrator. The game features 20+ alternate vehicles with never before seen SkyNet units and a Tech-Com Force Co-op mode. Your goal is to ensure the survival of both John Connor and Kate Brewster in present and future universes.</text:p>
          </table:table-cell>
          <table:table-cell table:style-name="Default" table:formula="of:=CONCATENATE(&quot;&lt;game name=&quot;;CHAR(34);[.A549];CHAR(34);&quot;&gt; &lt;year&gt;&quot;;[.B549];&quot;&lt;/year&gt; &lt;rating&gt;&quot;;[.C549];&quot;&lt;/rating&gt; &lt;title&gt;&quot;;[.D549];&quot;&lt;/title&gt; &lt;pub&gt;&quot;;[.E549];&quot;&lt;/pub&gt; &lt;dev&gt;&quot;;[.F549];&quot;&lt;/dev&gt; &lt;genre&gt;&quot;;[.G549];&quot;&lt;/genre&gt; &lt;score&gt;&quot;;[.H549];&quot;&lt;/score&gt; &lt;player&gt;&quot;;[.I549];&quot;&lt;/player&gt; &lt;story&gt;&quot;;[.J549];&quot;&lt;/story&gt; &lt;/game&gt;&quot;)" office:value-type="string" office:string-value="&lt;game name=&quot;Terminator 3 - The Redemption (USA)&quot;&gt; &lt;year&gt;2004&lt;/year&gt; &lt;rating&gt;ESRB - T (Teen)&lt;/rating&gt; &lt;title&gt;Terminator 3 - The Redemption &lt;/title&gt; &lt;pub&gt;Atari, Inc.&lt;/pub&gt; &lt;dev&gt;Paradigm Entertainment&lt;/dev&gt; &lt;genre&gt;Shooter&lt;/genre&gt; &lt;score&gt;3.6&lt;/score&gt; &lt;player&gt;1-2 Players&lt;/player&gt; &lt;story&gt;Terminator 3: The Redemption is a combination of 3rd person shooter, rail, and driving game featuring Arnold Schwarzenegger as the infamous T-850 Infiltrator. The game features 20+ alternate vehicles with never before seen SkyNet units and a Tech-Com Force Co-op mode. Your goal is to ensure the survival of both John Connor and Kate Brewster in present and future universes.&lt;/story&gt; &lt;/game&gt;">
            <text:p>&lt;game name="Terminator 3 - The Redemption (USA)"&gt; &lt;year&gt;2004&lt;/year&gt; &lt;rating&gt;ESRB - T (Teen)&lt;/rating&gt; &lt;title&gt;Terminator 3 - The Redemption &lt;/title&gt; &lt;pub&gt;Atari, Inc.&lt;/pub&gt; &lt;dev&gt;Paradigm Entertainment&lt;/dev&gt; &lt;genre&gt;Shooter&lt;/genre&gt; &lt;score&gt;3.6&lt;/score&gt; &lt;player&gt;1-2 Players&lt;/player&gt; &lt;story&gt;Terminator 3: The Redemption is a combination of 3rd person shooter, rail, and driving game featuring Arnold Schwarzenegger as the infamous T-850 Infiltrator. The game features 20+ alternate vehicles with never before seen SkyNet units and a Tech-Com Force Co-op mode. Your goal is to ensure the survival of both John Connor and Kate Brewster in present and future universes.&lt;/story&gt; &lt;/game&gt;</text:p>
          </table:table-cell>
          <table:table-cell table:number-columns-repeated="1012"/>
        </table:table-row>
        <table:table-row table:style-name="ro1">
          <table:table-cell office:value-type="string">
            <text:p>Tetris Worlds (USA)</text:p>
          </table:table-cell>
          <table:table-cell office:value-type="float" office:value="2002">
            <text:p>2002</text:p>
          </table:table-cell>
          <table:table-cell office:value-type="string">
            <text:p>ESRB - E (Everyone)</text:p>
          </table:table-cell>
          <table:table-cell office:value-type="string">
            <text:p>Tetris Worlds </text:p>
          </table:table-cell>
          <table:table-cell table:style-name="Default" office:value-type="string">
            <text:p>THQ Inc.</text:p>
          </table:table-cell>
          <table:table-cell office:value-type="string">
            <text:p>Blue Planet Software</text:p>
          </table:table-cell>
          <table:table-cell office:value-type="string">
            <text:p>Puzzle</text:p>
          </table:table-cell>
          <table:table-cell office:value-type="string">
            <text:p>3.3</text:p>
          </table:table-cell>
          <table:table-cell office:value-type="string">
            <text:p>1-4 Players</text:p>
          </table:table-cell>
          <table:table-cell office:value-type="string">
            <text:p>It's Tetris as we all remember it. Drop different shaped blocks into the container, and fit them together to form a horizontal line, and the line disappears. Your job is to keep going as long as possible by clearing the container of blocks.****This will be the first time on a Game Boy System that 4 players can play multiplayer Tetris, which is much the same as the original Tetris, only that when you clear a line of blocks, the line(s) appear in another players screen.</text:p>
          </table:table-cell>
          <table:table-cell table:style-name="Default" table:formula="of:=CONCATENATE(&quot;&lt;game name=&quot;;CHAR(34);[.A550];CHAR(34);&quot;&gt; &lt;year&gt;&quot;;[.B550];&quot;&lt;/year&gt; &lt;rating&gt;&quot;;[.C550];&quot;&lt;/rating&gt; &lt;title&gt;&quot;;[.D550];&quot;&lt;/title&gt; &lt;pub&gt;&quot;;[.E550];&quot;&lt;/pub&gt; &lt;dev&gt;&quot;;[.F550];&quot;&lt;/dev&gt; &lt;genre&gt;&quot;;[.G550];&quot;&lt;/genre&gt; &lt;score&gt;&quot;;[.H550];&quot;&lt;/score&gt; &lt;player&gt;&quot;;[.I550];&quot;&lt;/player&gt; &lt;story&gt;&quot;;[.J550];&quot;&lt;/story&gt; &lt;/game&gt;&quot;)" office:value-type="string" office:string-value="&lt;game name=&quot;Tetris Worlds (USA)&quot;&gt; &lt;year&gt;2002&lt;/year&gt; &lt;rating&gt;ESRB - E (Everyone)&lt;/rating&gt; &lt;title&gt;Tetris Worlds &lt;/title&gt; &lt;pub&gt;THQ Inc.&lt;/pub&gt; &lt;dev&gt;Blue Planet Software&lt;/dev&gt; &lt;genre&gt;Puzzle&lt;/genre&gt; &lt;score&gt;3.3&lt;/score&gt; &lt;player&gt;1-4 Players&lt;/player&gt; &lt;story&gt;It's Tetris as we all remember it. Drop different shaped blocks into the container, and fit them together to form a horizontal line, and the line disappears. Your job is to keep going as long as possible by clearing the container of blocks.****This will be the first time on a Game Boy System that 4 players can play multiplayer Tetris, which is much the same as the original Tetris, only that when you clear a line of blocks, the line(s) appear in another players screen.&lt;/story&gt; &lt;/game&gt;">
            <text:p>&lt;game name="Tetris Worlds (USA)"&gt; &lt;year&gt;2002&lt;/year&gt; &lt;rating&gt;ESRB - E (Everyone)&lt;/rating&gt; &lt;title&gt;Tetris Worlds &lt;/title&gt; &lt;pub&gt;THQ Inc.&lt;/pub&gt; &lt;dev&gt;Blue Planet Software&lt;/dev&gt; &lt;genre&gt;Puzzle&lt;/genre&gt; &lt;score&gt;3.3&lt;/score&gt; &lt;player&gt;1-4 Players&lt;/player&gt; &lt;story&gt;It's Tetris as we all remember it. Drop different shaped blocks into the container, and fit them together to form a horizontal line, and the line disappears. Your job is to keep going as long as possible by clearing the container of blocks.****This will be the first time on a Game Boy System that 4 players can play multiplayer Tetris, which is much the same as the original Tetris, only that when you clear a line of blocks, the line(s) appear in another players screen.&lt;/story&gt; &lt;/game&gt;</text:p>
          </table:table-cell>
          <table:table-cell table:number-columns-repeated="1012"/>
        </table:table-row>
        <table:table-row table:style-name="ro1">
          <table:table-cell office:value-type="string">
            <text:p>Tiger Woods PGA Tour 06 (USA)</text:p>
          </table:table-cell>
          <table:table-cell office:value-type="float" office:value="2005">
            <text:p>2005</text:p>
          </table:table-cell>
          <table:table-cell office:value-type="string">
            <text:p>ESRB - E (Everyone)</text:p>
          </table:table-cell>
          <table:table-cell office:value-type="string">
            <text:p>Tiger Woods PGA Tour 06 </text:p>
          </table:table-cell>
          <table:table-cell table:style-name="Default" office:value-type="string">
            <text:p>Electronic Arts, Inc.</text:p>
          </table:table-cell>
          <table:table-cell office:value-type="string">
            <text:p>Electronic Arts</text:p>
          </table:table-cell>
          <table:table-cell office:value-type="string">
            <text:p>Sports/Golf</text:p>
          </table:table-cell>
          <table:table-cell office:value-type="string">
            <text:p>3.7</text:p>
          </table:table-cell>
          <table:table-cell office:value-type="string">
            <text:p>1-4 Players</text:p>
          </table:table-cell>
          <table:table-cell office:value-type="string">
            <text:p>The latest entry in the highly successful Tiger Woods golf franchise from Electronic Arts, Tiger Woods PGA Tour 06 features 15 golf courses (11 real courses, 3 fantasy courses), 15 real golfers (including Tiger Woods and Vijay Singh), and 12 fantasy golfers. <text:s/>Courses can be "Tiger-proofed" to make them more challenging.****Players can work their way through a PGA career, they can chase Tiger Woods through all the major historical eras of golf, or they can engage in the usual array of game modes seen in previous entries in this series.</text:p>
          </table:table-cell>
          <table:table-cell table:style-name="Default" table:formula="of:=CONCATENATE(&quot;&lt;game name=&quot;;CHAR(34);[.A551];CHAR(34);&quot;&gt; &lt;year&gt;&quot;;[.B551];&quot;&lt;/year&gt; &lt;rating&gt;&quot;;[.C551];&quot;&lt;/rating&gt; &lt;title&gt;&quot;;[.D551];&quot;&lt;/title&gt; &lt;pub&gt;&quot;;[.E551];&quot;&lt;/pub&gt; &lt;dev&gt;&quot;;[.F551];&quot;&lt;/dev&gt; &lt;genre&gt;&quot;;[.G551];&quot;&lt;/genre&gt; &lt;score&gt;&quot;;[.H551];&quot;&lt;/score&gt; &lt;player&gt;&quot;;[.I551];&quot;&lt;/player&gt; &lt;story&gt;&quot;;[.J551];&quot;&lt;/story&gt; &lt;/game&gt;&quot;)" office:value-type="string" office:string-value="&lt;game name=&quot;Tiger Woods PGA Tour 06 (USA)&quot;&gt; &lt;year&gt;2005&lt;/year&gt; &lt;rating&gt;ESRB - E (Everyone)&lt;/rating&gt; &lt;title&gt;Tiger Woods PGA Tour 06 &lt;/title&gt; &lt;pub&gt;Electronic Arts, Inc.&lt;/pub&gt; &lt;dev&gt;Electronic Arts&lt;/dev&gt; &lt;genre&gt;Sports/Golf&lt;/genre&gt; &lt;score&gt;3.7&lt;/score&gt; &lt;player&gt;1-4 Players&lt;/player&gt; &lt;story&gt;The latest entry in the highly successful Tiger Woods golf franchise from Electronic Arts, Tiger Woods PGA Tour 06 features 15 golf courses (11 real courses, 3 fantasy courses), 15 real golfers (including Tiger Woods and Vijay Singh), and 12 fantasy golfers.  Courses can be &quot;Tiger-proofed&quot; to make them more challenging.****Players can work their way through a PGA career, they can chase Tiger Woods through all the major historical eras of golf, or they can engage in the usual array of game modes seen in previous entries in this series.&lt;/story&gt; &lt;/game&gt;">
            <text:p>&lt;game name="Tiger Woods PGA Tour 06 (USA)"&gt; &lt;year&gt;2005&lt;/year&gt; &lt;rating&gt;ESRB - E (Everyone)&lt;/rating&gt; &lt;title&gt;Tiger Woods PGA Tour 06 &lt;/title&gt; &lt;pub&gt;Electronic Arts, Inc.&lt;/pub&gt; &lt;dev&gt;Electronic Arts&lt;/dev&gt; &lt;genre&gt;Sports/Golf&lt;/genre&gt; &lt;score&gt;3.7&lt;/score&gt; &lt;player&gt;1-4 Players&lt;/player&gt; &lt;story&gt;The latest entry in the highly successful Tiger Woods golf franchise from Electronic Arts, Tiger Woods PGA Tour 06 features 15 golf courses (11 real courses, 3 fantasy courses), 15 real golfers (including Tiger Woods and Vijay Singh), and 12 fantasy golfers. <text:s/>Courses can be "Tiger-proofed" to make them more challenging.****Players can work their way through a PGA career, they can chase Tiger Woods through all the major historical eras of golf, or they can engage in the usual array of game modes seen in previous entries in this series.&lt;/story&gt; &lt;/game&gt;</text:p>
          </table:table-cell>
          <table:table-cell table:number-columns-repeated="1012"/>
        </table:table-row>
        <table:table-row table:style-name="ro1">
          <table:table-cell office:value-type="string">
            <text:p>Tiger Woods PGA Tour 2003 (USA)</text:p>
          </table:table-cell>
          <table:table-cell office:value-type="float" office:value="2002">
            <text:p>2002</text:p>
          </table:table-cell>
          <table:table-cell office:value-type="string">
            <text:p>ESRB - E (Everyone)</text:p>
          </table:table-cell>
          <table:table-cell office:value-type="string">
            <text:p>Tiger Woods PGA Tour 2003 </text:p>
          </table:table-cell>
          <table:table-cell table:style-name="Default" office:value-type="string">
            <text:p>Electronic Arts, Inc.</text:p>
          </table:table-cell>
          <table:table-cell office:value-type="string">
            <text:p>Electronic Arts</text:p>
          </table:table-cell>
          <table:table-cell office:value-type="string">
            <text:p>Sports/Golf</text:p>
          </table:table-cell>
          <table:table-cell office:value-type="string">
            <text:p>3.7</text:p>
          </table:table-cell>
          <table:table-cell office:value-type="string">
            <text:p>1-4 Players</text:p>
          </table:table-cell>
          <table:table-cell office:value-type="string">
            <text:p>Tiger Woods PGA Tour 2003 is the fourth edition in the best-selling golf series.****TG contains over ten PGA tour pros, twelve original golfers, nine PGA Tour golf courses and three fantasy courses, which are completely original.****There are ten different game modes to play, from a stroke game to the actual PGA Tour. <text:s/>You can also go against three other friends in multiplayer.****In the SkillZone area, there are six different mini-games you can attempt, which is purely for fun. <text:s/>Do them yourself or go up against a friend.****The game features a worldwide leaderboard, which tracks stats from you and everybody else who plays the game. <text:s/>Using XBox Live, you can upload your stats and compare them with other players. <text:s/>This feature will last until January 1, 2004.</text:p>
          </table:table-cell>
          <table:table-cell table:style-name="Default" table:formula="of:=CONCATENATE(&quot;&lt;game name=&quot;;CHAR(34);[.A552];CHAR(34);&quot;&gt; &lt;year&gt;&quot;;[.B552];&quot;&lt;/year&gt; &lt;rating&gt;&quot;;[.C552];&quot;&lt;/rating&gt; &lt;title&gt;&quot;;[.D552];&quot;&lt;/title&gt; &lt;pub&gt;&quot;;[.E552];&quot;&lt;/pub&gt; &lt;dev&gt;&quot;;[.F552];&quot;&lt;/dev&gt; &lt;genre&gt;&quot;;[.G552];&quot;&lt;/genre&gt; &lt;score&gt;&quot;;[.H552];&quot;&lt;/score&gt; &lt;player&gt;&quot;;[.I552];&quot;&lt;/player&gt; &lt;story&gt;&quot;;[.J552];&quot;&lt;/story&gt; &lt;/game&gt;&quot;)" office:value-type="string" office:string-value="&lt;game name=&quot;Tiger Woods PGA Tour 2003 (USA)&quot;&gt; &lt;year&gt;2002&lt;/year&gt; &lt;rating&gt;ESRB - E (Everyone)&lt;/rating&gt; &lt;title&gt;Tiger Woods PGA Tour 2003 &lt;/title&gt; &lt;pub&gt;Electronic Arts, Inc.&lt;/pub&gt; &lt;dev&gt;Electronic Arts&lt;/dev&gt; &lt;genre&gt;Sports/Golf&lt;/genre&gt; &lt;score&gt;3.7&lt;/score&gt; &lt;player&gt;1-4 Players&lt;/player&gt; &lt;story&gt;Tiger Woods PGA Tour 2003 is the fourth edition in the best-selling golf series.****TG contains over ten PGA tour pros, twelve original golfers, nine PGA Tour golf courses and three fantasy courses, which are completely original.****There are ten different game modes to play, from a stroke game to the actual PGA Tour.  You can also go against three other friends in multiplayer.****In the SkillZone area, there are six different mini-games you can attempt, which is purely for fun.  Do them yourself or go up against a friend.****The game features a worldwide leaderboard, which tracks stats from you and everybody else who plays the game.  Using XBox Live, you can upload your stats and compare them with other players.  This feature will last until January 1, 2004.&lt;/story&gt; &lt;/game&gt;">
            <text:p>&lt;game name="Tiger Woods PGA Tour 2003 (USA)"&gt; &lt;year&gt;2002&lt;/year&gt; &lt;rating&gt;ESRB - E (Everyone)&lt;/rating&gt; &lt;title&gt;Tiger Woods PGA Tour 2003 &lt;/title&gt; &lt;pub&gt;Electronic Arts, Inc.&lt;/pub&gt; &lt;dev&gt;Electronic Arts&lt;/dev&gt; &lt;genre&gt;Sports/Golf&lt;/genre&gt; &lt;score&gt;3.7&lt;/score&gt; &lt;player&gt;1-4 Players&lt;/player&gt; &lt;story&gt;Tiger Woods PGA Tour 2003 is the fourth edition in the best-selling golf series.****TG contains over ten PGA tour pros, twelve original golfers, nine PGA Tour golf courses and three fantasy courses, which are completely original.****There are ten different game modes to play, from a stroke game to the actual PGA Tour. <text:s/>You can also go against three other friends in multiplayer.****In the SkillZone area, there are six different mini-games you can attempt, which is purely for fun. <text:s/>Do them yourself or go up against a friend.****The game features a worldwide leaderboard, which tracks stats from you and everybody else who plays the game. <text:s/>Using XBox Live, you can upload your stats and compare them with other players. <text:s/>This feature will last until January 1, 2004.&lt;/story&gt; &lt;/game&gt;</text:p>
          </table:table-cell>
          <table:table-cell table:number-columns-repeated="1012"/>
        </table:table-row>
        <table:table-row table:style-name="ro1">
          <table:table-cell office:value-type="string">
            <text:p>Tiger Woods PGA Tour 2004 (USA) (Disc 1)</text:p>
          </table:table-cell>
          <table:table-cell office:value-type="float" office:value="2003">
            <text:p>2003</text:p>
          </table:table-cell>
          <table:table-cell office:value-type="string">
            <text:p>ESRB - E (Everyone)</text:p>
          </table:table-cell>
          <table:table-cell office:value-type="string">
            <text:p>Tiger Woods PGA Tour 2004 <text:s/>Disk 1</text:p>
          </table:table-cell>
          <table:table-cell table:style-name="Default" office:value-type="string">
            <text:p>Electronic Arts, Inc.</text:p>
          </table:table-cell>
          <table:table-cell office:value-type="string">
            <text:p>Electronic Arts</text:p>
          </table:table-cell>
          <table:table-cell office:value-type="string">
            <text:p>Sports/Golf</text:p>
          </table:table-cell>
          <table:table-cell office:value-type="string">
            <text:p>4.0</text:p>
          </table:table-cell>
          <table:table-cell office:value-type="string">
            <text:p>1-4 Players</text:p>
          </table:table-cell>
          <table:table-cell office:value-type="string">
            <text:p>Tiger Woods is back for another round of golf in the 2004 edition of the "best selling pro golf series".****The biggest addition to this version is EA's Game Face, which lets you customize everything and anything. <text:s/>You have the basics, such as hair, skin, facial hair and other general appearances, but Game Face allows you to customize every other aspect, from teeth shape, logos, tattoos, headbands, hats, and more. <text:s/>You may also change individual body mass, muscle tone, mid-section, arms and legs. <text:s/>You also have the option of choosing specific swing style animations, post-putt and celebration animations, and "pissed off" animations for when you score a triple bogey.****One of the new modes is World Tour, which puts you through a standard 52-week PGA tour to earn money, sponorships, and better gear. <text:s/>You can play for up to twenty seasons. <text:s/>The other new game mode is Battle Golf, where you can win an opponent's clubs if you beat them. <text:s/>All the other standard game modes are here, from Skill Challenge and Speed Golf to a Skins Match or Practice.****A new feature is the game's ability to read your console's internal clock, and provide you with game modes. <text:s/>If it's near the end of October and your clock is properly set, you may be invited to a Halloween event where you can win items specific to that event.****All top PGA players are included for you to play as (or against), including Vijay Singh and Justin Leonard. <text:s/>Newcomers to the sport have also been added, such as John Daly.****Most of the courses from 2003 have made it, with seven new courses, both real and fantasy. <text:s/>One of the new courses is Bethpage Black, an extremely difficult course located in Washington.****Like all other 2004 EA Sports console games, Tiger Woods PGA Tour 2004 has the EA Sports Bio, which tracks your accomplishments and games over all EA Sports titles. <text:s/>The more EA Sports games you play, and the longer you play them, will increase your EA Gamer Level and unlock additional rewards, such as a new driver in Tiger Woods or historic teams in NHL 2004. <text:s/>This feature isn't on the PC version.****Gamers who buy the PlayStation 2 version will be able to play online through EA's matchmaking service. <text:s/>You cannot play online with the Xbox or GameCube versions.****If you buy the GameCube version, you can use the GameBoy Advance to hook up to the GameCube to unlock special rewards not available through normal play.</text:p>
          </table:table-cell>
          <table:table-cell table:style-name="Default" table:formula="of:=CONCATENATE(&quot;&lt;game name=&quot;;CHAR(34);[.A553];CHAR(34);&quot;&gt; &lt;year&gt;&quot;;[.B553];&quot;&lt;/year&gt; &lt;rating&gt;&quot;;[.C553];&quot;&lt;/rating&gt; &lt;title&gt;&quot;;[.D553];&quot;&lt;/title&gt; &lt;pub&gt;&quot;;[.E553];&quot;&lt;/pub&gt; &lt;dev&gt;&quot;;[.F553];&quot;&lt;/dev&gt; &lt;genre&gt;&quot;;[.G553];&quot;&lt;/genre&gt; &lt;score&gt;&quot;;[.H553];&quot;&lt;/score&gt; &lt;player&gt;&quot;;[.I553];&quot;&lt;/player&gt; &lt;story&gt;&quot;;[.J553];&quot;&lt;/story&gt; &lt;/game&gt;&quot;)" office:value-type="string" office:string-value="&lt;game name=&quot;Tiger Woods PGA Tour 2004 (USA) (Disc 1)&quot;&gt; &lt;year&gt;2003&lt;/year&gt; &lt;rating&gt;ESRB - E (Everyone)&lt;/rating&gt; &lt;title&gt;Tiger Woods PGA Tour 2004  Disk 1&lt;/title&gt; &lt;pub&gt;Electronic Arts, Inc.&lt;/pub&gt; &lt;dev&gt;Electronic Arts&lt;/dev&gt; &lt;genre&gt;Sports/Golf&lt;/genre&gt; &lt;score&gt;4.0&lt;/score&gt; &lt;player&gt;1-4 Players&lt;/player&gt; &lt;story&gt;Tiger Woods is back for another round of golf in the 2004 edition of the &quot;best selling pro golf series&quot;.****The biggest addition to this version is EA's Game Face, which lets you customize everything and anything.  You have the basics, such as hair, skin, facial hair and other general appearances, but Game Face allows you to customize every other aspect, from teeth shape, logos, tattoos, headbands, hats, and more.  You may also change individual body mass, muscle tone, mid-section, arms and legs.  You also have the option of choosing specific swing style animations, post-putt and celebration animations, and &quot;pissed off&quot; animations for when you score a triple bogey.****One of the new modes is World Tour, which puts you through a standard 52-week PGA tour to earn money, sponorships, and better gear.  You can play for up to twenty seasons.  The other new game mode is Battle Golf, where you can win an opponent's clubs if you beat them.  All the other standard game modes are here, from Skill Challenge and Speed Golf to a Skins Match or Practice.****A new feature is the game's ability to read your console's internal clock, and provide you with game modes.  If it's near the end of October and your clock is properly set, you may be invited to a Halloween event where you can win items specific to that event.****All top PGA players are included for you to play as (or against), including Vijay Singh and Justin Leonard.  Newcomers to the sport have also been added, such as John Daly.****Most of the courses from 2003 have made it, with seven new courses, both real and fantasy.  One of the new courses is Bethpage Black, an extremely difficult course located in Washington.****Like all other 2004 EA Sports console games, Tiger Woods PGA Tour 2004 has the EA Sports Bio, which tracks your accomplishments and games over all EA Sports titles.  The more EA Sports games you play, and the longer you play them, will increase your EA Gamer Level and unlock additional rewards, such as a new driver in Tiger Woods or historic teams in NHL 2004.  This feature isn't on the PC version.****Gamers who buy the PlayStation 2 version will be able to play online through EA's matchmaking service.  You cannot play online with the Xbox or GameCube versions.****If you buy the GameCube version, you can use the GameBoy Advance to hook up to the GameCube to unlock special rewards not available through normal play.&lt;/story&gt; &lt;/game&gt;">
            <text:p>&lt;game name="Tiger Woods PGA Tour 2004 (USA) (Disc 1)"&gt; &lt;year&gt;2003&lt;/year&gt; &lt;rating&gt;ESRB - E (Everyone)&lt;/rating&gt; &lt;title&gt;Tiger Woods PGA Tour 2004 <text:s/>Disk 1&lt;/title&gt; &lt;pub&gt;Electronic Arts, Inc.&lt;/pub&gt; &lt;dev&gt;Electronic Arts&lt;/dev&gt; &lt;genre&gt;Sports/Golf&lt;/genre&gt; &lt;score&gt;4.0&lt;/score&gt; &lt;player&gt;1-4 Players&lt;/player&gt; &lt;story&gt;Tiger Woods is back for another round of golf in the 2004 edition of the "best selling pro golf series".****The biggest addition to this version is EA's Game Face, which lets you customize everything and anything. <text:s/>You have the basics, such as hair, skin, facial hair and other general appearances, but Game Face allows you to customize every other aspect, from teeth shape, logos, tattoos, headbands, hats, and more. <text:s/>You may also change individual body mass, muscle tone, mid-section, arms and legs. <text:s/>You also have the option of choosing specific swing style animations, post-putt and celebration animations, and "pissed off" animations for when you score a triple bogey.****One of the new modes is World Tour, which puts you through a standard 52-week PGA tour to earn money, sponorships, and better gear. <text:s/>You can play for up to twenty seasons. <text:s/>The other new game mode is Battle Golf, where you can win an opponent's clubs if you beat them. <text:s/>All the other standard game modes are here, from Skill Challenge and Speed Golf to a Skins Match or Practice.****A new feature is the game's ability to read your console's internal clock, and provide you with game modes. <text:s/>If it's near the end of October and your clock is properly set, you may be invited to a Halloween event where you can win items specific to that event.****All top PGA players are included for you to play as (or against), including Vijay Singh and Justin Leonard. <text:s/>Newcomers to the sport have also been added, such as John Daly.****Most of the courses from 2003 have made it, with seven new courses, both real and fantasy. <text:s/>One of the new courses is Bethpage Black, an extremely difficult course located in Washington.****Like all other 2004 EA Sports console games, Tiger Woods PGA Tour 2004 has the EA Sports Bio, which tracks your accomplishments and games over all EA Sports titles. <text:s/>The more EA Sports games you play, and the longer you play them, will increase your EA Gamer Level and unlock additional rewards, such as a new driver in Tiger Woods or historic teams in NHL 2004. <text:s/>This feature isn't on the PC version.****Gamers who buy the PlayStation 2 version will be able to play online through EA's matchmaking service. <text:s/>You cannot play online with the Xbox or GameCube versions.****If you buy the GameCube version, you can use the GameBoy Advance to hook up to the GameCube to unlock special rewards not available through normal play.&lt;/story&gt; &lt;/game&gt;</text:p>
          </table:table-cell>
          <table:table-cell table:number-columns-repeated="1012"/>
        </table:table-row>
        <table:table-row table:style-name="ro1">
          <table:table-cell office:value-type="string">
            <text:p>Tiger Woods PGA Tour 2004 (USA) (Disc 2)</text:p>
          </table:table-cell>
          <table:table-cell office:value-type="float" office:value="2003">
            <text:p>2003</text:p>
          </table:table-cell>
          <table:table-cell office:value-type="string">
            <text:p>ESRB - E (Everyone)</text:p>
          </table:table-cell>
          <table:table-cell office:value-type="string">
            <text:p>Tiger Woods PGA Tour 2004 <text:s/>Disk 2</text:p>
          </table:table-cell>
          <table:table-cell table:style-name="Default" office:value-type="string">
            <text:p>Electronic Arts, Inc.</text:p>
          </table:table-cell>
          <table:table-cell office:value-type="string">
            <text:p>Electronic Arts</text:p>
          </table:table-cell>
          <table:table-cell office:value-type="string">
            <text:p>Sports/Golf</text:p>
          </table:table-cell>
          <table:table-cell office:value-type="string">
            <text:p>4.0</text:p>
          </table:table-cell>
          <table:table-cell office:value-type="string">
            <text:p>1-4 Players</text:p>
          </table:table-cell>
          <table:table-cell office:value-type="string">
            <text:p>Tiger Woods is back for another round of golf in the 2004 edition of the "best selling pro golf series".****The biggest addition to this version is EA's Game Face, which lets you customize everything and anything. <text:s/>You have the basics, such as hair, skin, facial hair and other general appearances, but Game Face allows you to customize every other aspect, from teeth shape, logos, tattoos, headbands, hats, and more. <text:s/>You may also change individual body mass, muscle tone, mid-section, arms and legs. <text:s/>You also have the option of choosing specific swing style animations, post-putt and celebration animations, and "pissed off" animations for when you score a triple bogey.****One of the new modes is World Tour, which puts you through a standard 52-week PGA tour to earn money, sponorships, and better gear. <text:s/>You can play for up to twenty seasons. <text:s/>The other new game mode is Battle Golf, where you can win an opponent's clubs if you beat them. <text:s/>All the other standard game modes are here, from Skill Challenge and Speed Golf to a Skins Match or Practice.****A new feature is the game's ability to read your console's internal clock, and provide you with game modes. <text:s/>If it's near the end of October and your clock is properly set, you may be invited to a Halloween event where you can win items specific to that event.****All top PGA players are included for you to play as (or against), including Vijay Singh and Justin Leonard. <text:s/>Newcomers to the sport have also been added, such as John Daly.****Most of the courses from 2003 have made it, with seven new courses, both real and fantasy. <text:s/>One of the new courses is Bethpage Black, an extremely difficult course located in Washington.****Like all other 2004 EA Sports console games, Tiger Woods PGA Tour 2004 has the EA Sports Bio, which tracks your accomplishments and games over all EA Sports titles. <text:s/>The more EA Sports games you play, and the longer you play them, will increase your EA Gamer Level and unlock additional rewards, such as a new driver in Tiger Woods or historic teams in NHL 2004. <text:s/>This feature isn't on the PC version.****Gamers who buy the PlayStation 2 version will be able to play online through EA's matchmaking service. <text:s/>You cannot play online with the Xbox or GameCube versions.****If you buy the GameCube version, you can use the GameBoy Advance to hook up to the GameCube to unlock special rewards not available through normal play.</text:p>
          </table:table-cell>
          <table:table-cell table:style-name="Default" table:formula="of:=CONCATENATE(&quot;&lt;game name=&quot;;CHAR(34);[.A554];CHAR(34);&quot;&gt; &lt;year&gt;&quot;;[.B554];&quot;&lt;/year&gt; &lt;rating&gt;&quot;;[.C554];&quot;&lt;/rating&gt; &lt;title&gt;&quot;;[.D554];&quot;&lt;/title&gt; &lt;pub&gt;&quot;;[.E554];&quot;&lt;/pub&gt; &lt;dev&gt;&quot;;[.F554];&quot;&lt;/dev&gt; &lt;genre&gt;&quot;;[.G554];&quot;&lt;/genre&gt; &lt;score&gt;&quot;;[.H554];&quot;&lt;/score&gt; &lt;player&gt;&quot;;[.I554];&quot;&lt;/player&gt; &lt;story&gt;&quot;;[.J554];&quot;&lt;/story&gt; &lt;/game&gt;&quot;)" office:value-type="string" office:string-value="&lt;game name=&quot;Tiger Woods PGA Tour 2004 (USA) (Disc 2)&quot;&gt; &lt;year&gt;2003&lt;/year&gt; &lt;rating&gt;ESRB - E (Everyone)&lt;/rating&gt; &lt;title&gt;Tiger Woods PGA Tour 2004  Disk 2&lt;/title&gt; &lt;pub&gt;Electronic Arts, Inc.&lt;/pub&gt; &lt;dev&gt;Electronic Arts&lt;/dev&gt; &lt;genre&gt;Sports/Golf&lt;/genre&gt; &lt;score&gt;4.0&lt;/score&gt; &lt;player&gt;1-4 Players&lt;/player&gt; &lt;story&gt;Tiger Woods is back for another round of golf in the 2004 edition of the &quot;best selling pro golf series&quot;.****The biggest addition to this version is EA's Game Face, which lets you customize everything and anything.  You have the basics, such as hair, skin, facial hair and other general appearances, but Game Face allows you to customize every other aspect, from teeth shape, logos, tattoos, headbands, hats, and more.  You may also change individual body mass, muscle tone, mid-section, arms and legs.  You also have the option of choosing specific swing style animations, post-putt and celebration animations, and &quot;pissed off&quot; animations for when you score a triple bogey.****One of the new modes is World Tour, which puts you through a standard 52-week PGA tour to earn money, sponorships, and better gear.  You can play for up to twenty seasons.  The other new game mode is Battle Golf, where you can win an opponent's clubs if you beat them.  All the other standard game modes are here, from Skill Challenge and Speed Golf to a Skins Match or Practice.****A new feature is the game's ability to read your console's internal clock, and provide you with game modes.  If it's near the end of October and your clock is properly set, you may be invited to a Halloween event where you can win items specific to that event.****All top PGA players are included for you to play as (or against), including Vijay Singh and Justin Leonard.  Newcomers to the sport have also been added, such as John Daly.****Most of the courses from 2003 have made it, with seven new courses, both real and fantasy.  One of the new courses is Bethpage Black, an extremely difficult course located in Washington.****Like all other 2004 EA Sports console games, Tiger Woods PGA Tour 2004 has the EA Sports Bio, which tracks your accomplishments and games over all EA Sports titles.  The more EA Sports games you play, and the longer you play them, will increase your EA Gamer Level and unlock additional rewards, such as a new driver in Tiger Woods or historic teams in NHL 2004.  This feature isn't on the PC version.****Gamers who buy the PlayStation 2 version will be able to play online through EA's matchmaking service.  You cannot play online with the Xbox or GameCube versions.****If you buy the GameCube version, you can use the GameBoy Advance to hook up to the GameCube to unlock special rewards not available through normal play.&lt;/story&gt; &lt;/game&gt;">
            <text:p>&lt;game name="Tiger Woods PGA Tour 2004 (USA) (Disc 2)"&gt; &lt;year&gt;2003&lt;/year&gt; &lt;rating&gt;ESRB - E (Everyone)&lt;/rating&gt; &lt;title&gt;Tiger Woods PGA Tour 2004 <text:s/>Disk 2&lt;/title&gt; &lt;pub&gt;Electronic Arts, Inc.&lt;/pub&gt; &lt;dev&gt;Electronic Arts&lt;/dev&gt; &lt;genre&gt;Sports/Golf&lt;/genre&gt; &lt;score&gt;4.0&lt;/score&gt; &lt;player&gt;1-4 Players&lt;/player&gt; &lt;story&gt;Tiger Woods is back for another round of golf in the 2004 edition of the "best selling pro golf series".****The biggest addition to this version is EA's Game Face, which lets you customize everything and anything. <text:s/>You have the basics, such as hair, skin, facial hair and other general appearances, but Game Face allows you to customize every other aspect, from teeth shape, logos, tattoos, headbands, hats, and more. <text:s/>You may also change individual body mass, muscle tone, mid-section, arms and legs. <text:s/>You also have the option of choosing specific swing style animations, post-putt and celebration animations, and "pissed off" animations for when you score a triple bogey.****One of the new modes is World Tour, which puts you through a standard 52-week PGA tour to earn money, sponorships, and better gear. <text:s/>You can play for up to twenty seasons. <text:s/>The other new game mode is Battle Golf, where you can win an opponent's clubs if you beat them. <text:s/>All the other standard game modes are here, from Skill Challenge and Speed Golf to a Skins Match or Practice.****A new feature is the game's ability to read your console's internal clock, and provide you with game modes. <text:s/>If it's near the end of October and your clock is properly set, you may be invited to a Halloween event where you can win items specific to that event.****All top PGA players are included for you to play as (or against), including Vijay Singh and Justin Leonard. <text:s/>Newcomers to the sport have also been added, such as John Daly.****Most of the courses from 2003 have made it, with seven new courses, both real and fantasy. <text:s/>One of the new courses is Bethpage Black, an extremely difficult course located in Washington.****Like all other 2004 EA Sports console games, Tiger Woods PGA Tour 2004 has the EA Sports Bio, which tracks your accomplishments and games over all EA Sports titles. <text:s/>The more EA Sports games you play, and the longer you play them, will increase your EA Gamer Level and unlock additional rewards, such as a new driver in Tiger Woods or historic teams in NHL 2004. <text:s/>This feature isn't on the PC version.****Gamers who buy the PlayStation 2 version will be able to play online through EA's matchmaking service. <text:s/>You cannot play online with the Xbox or GameCube versions.****If you buy the GameCube version, you can use the GameBoy Advance to hook up to the GameCube to unlock special rewards not available through normal play.&lt;/story&gt; &lt;/game&gt;</text:p>
          </table:table-cell>
          <table:table-cell table:number-columns-repeated="1012"/>
        </table:table-row>
        <table:table-row table:style-name="ro1">
          <table:table-cell office:value-type="string">
            <text:p>Tiger Woods PGA Tour 2005 (USA) (Disc 1)</text:p>
          </table:table-cell>
          <table:table-cell office:value-type="float" office:value="2004">
            <text:p>2004</text:p>
          </table:table-cell>
          <table:table-cell office:value-type="string">
            <text:p>ESRB - E (Everyone)</text:p>
          </table:table-cell>
          <table:table-cell office:value-type="string">
            <text:p>Tiger Woods PGA Tour 2005 <text:s/>Disk 1</text:p>
          </table:table-cell>
          <table:table-cell table:style-name="Default" office:value-type="string">
            <text:p>Electronic Arts, Inc.</text:p>
          </table:table-cell>
          <table:table-cell office:value-type="string">
            <text:p>Electronic Arts</text:p>
          </table:table-cell>
          <table:table-cell office:value-type="string">
            <text:p>Sports/Golf</text:p>
          </table:table-cell>
          <table:table-cell office:value-type="string">
            <text:p>4.1</text:p>
          </table:table-cell>
          <table:table-cell office:value-type="string">
            <text:p>1-4 Players</text:p>
          </table:table-cell>
          <table:table-cell office:value-type="string">
            <text:p>In this iteration of the Tiger Woods lineage, you can customize your golfer down to the kind of swing to use, strength, putting skill, luck etc, as well as buying accessories and equipment which all affects your game. Create your own courses by spending "Legend Coins" and gain standing amongst the golfing community and impress even Tiger himself.****Putting using the new "Tiger Vision" lets you see how Tiger Woods would play the shot but don't rely on it as even Tiger gets it wrong sometimes. Play against the Hustler, a golfer created by and motion captured by Justin Timberlake.</text:p>
          </table:table-cell>
          <table:table-cell table:style-name="Default" table:formula="of:=CONCATENATE(&quot;&lt;game name=&quot;;CHAR(34);[.A555];CHAR(34);&quot;&gt; &lt;year&gt;&quot;;[.B555];&quot;&lt;/year&gt; &lt;rating&gt;&quot;;[.C555];&quot;&lt;/rating&gt; &lt;title&gt;&quot;;[.D555];&quot;&lt;/title&gt; &lt;pub&gt;&quot;;[.E555];&quot;&lt;/pub&gt; &lt;dev&gt;&quot;;[.F555];&quot;&lt;/dev&gt; &lt;genre&gt;&quot;;[.G555];&quot;&lt;/genre&gt; &lt;score&gt;&quot;;[.H555];&quot;&lt;/score&gt; &lt;player&gt;&quot;;[.I555];&quot;&lt;/player&gt; &lt;story&gt;&quot;;[.J555];&quot;&lt;/story&gt; &lt;/game&gt;&quot;)" office:value-type="string" office:string-value="&lt;game name=&quot;Tiger Woods PGA Tour 2005 (USA) (Disc 1)&quot;&gt; &lt;year&gt;2004&lt;/year&gt; &lt;rating&gt;ESRB - E (Everyone)&lt;/rating&gt; &lt;title&gt;Tiger Woods PGA Tour 2005  Disk 1&lt;/title&gt; &lt;pub&gt;Electronic Arts, Inc.&lt;/pub&gt; &lt;dev&gt;Electronic Arts&lt;/dev&gt; &lt;genre&gt;Sports/Golf&lt;/genre&gt; &lt;score&gt;4.1&lt;/score&gt; &lt;player&gt;1-4 Players&lt;/player&gt; &lt;story&gt;In this iteration of the Tiger Woods lineage, you can customize your golfer down to the kind of swing to use, strength, putting skill, luck etc, as well as buying accessories and equipment which all affects your game. Create your own courses by spending &quot;Legend Coins&quot; and gain standing amongst the golfing community and impress even Tiger himself.****Putting using the new &quot;Tiger Vision&quot; lets you see how Tiger Woods would play the shot but don't rely on it as even Tiger gets it wrong sometimes. Play against the Hustler, a golfer created by and motion captured by Justin Timberlake.&lt;/story&gt; &lt;/game&gt;">
            <text:p>&lt;game name="Tiger Woods PGA Tour 2005 (USA) (Disc 1)"&gt; &lt;year&gt;2004&lt;/year&gt; &lt;rating&gt;ESRB - E (Everyone)&lt;/rating&gt; &lt;title&gt;Tiger Woods PGA Tour 2005 <text:s/>Disk 1&lt;/title&gt; &lt;pub&gt;Electronic Arts, Inc.&lt;/pub&gt; &lt;dev&gt;Electronic Arts&lt;/dev&gt; &lt;genre&gt;Sports/Golf&lt;/genre&gt; &lt;score&gt;4.1&lt;/score&gt; &lt;player&gt;1-4 Players&lt;/player&gt; &lt;story&gt;In this iteration of the Tiger Woods lineage, you can customize your golfer down to the kind of swing to use, strength, putting skill, luck etc, as well as buying accessories and equipment which all affects your game. Create your own courses by spending "Legend Coins" and gain standing amongst the golfing community and impress even Tiger himself.****Putting using the new "Tiger Vision" lets you see how Tiger Woods would play the shot but don't rely on it as even Tiger gets it wrong sometimes. Play against the Hustler, a golfer created by and motion captured by Justin Timberlake.&lt;/story&gt; &lt;/game&gt;</text:p>
          </table:table-cell>
          <table:table-cell table:number-columns-repeated="1012"/>
        </table:table-row>
        <table:table-row table:style-name="ro1">
          <table:table-cell office:value-type="string">
            <text:p>Tiger Woods PGA Tour 2005 (USA) (Disc 2)</text:p>
          </table:table-cell>
          <table:table-cell office:value-type="float" office:value="2004">
            <text:p>2004</text:p>
          </table:table-cell>
          <table:table-cell office:value-type="string">
            <text:p>ESRB - E (Everyone)</text:p>
          </table:table-cell>
          <table:table-cell office:value-type="string">
            <text:p>Tiger Woods PGA Tour 2005 <text:s/>Disk 2</text:p>
          </table:table-cell>
          <table:table-cell table:style-name="Default" office:value-type="string">
            <text:p>Electronic Arts, Inc.</text:p>
          </table:table-cell>
          <table:table-cell office:value-type="string">
            <text:p>Electronic Arts</text:p>
          </table:table-cell>
          <table:table-cell office:value-type="string">
            <text:p>Sports/Golf</text:p>
          </table:table-cell>
          <table:table-cell office:value-type="string">
            <text:p>4.1</text:p>
          </table:table-cell>
          <table:table-cell office:value-type="string">
            <text:p>1-4 Players</text:p>
          </table:table-cell>
          <table:table-cell office:value-type="string">
            <text:p>In this iteration of the Tiger Woods lineage, you can customize your golfer down to the kind of swing to use, strength, putting skill, luck etc, as well as buying accessories and equipment which all affects your game. Create your own courses by spending "Legend Coins" and gain standing amongst the golfing community and impress even Tiger himself.****Putting using the new "Tiger Vision" lets you see how Tiger Woods would play the shot but don't rely on it as even Tiger gets it wrong sometimes. Play against the Hustler, a golfer created by and motion captured by Justin Timberlake.</text:p>
          </table:table-cell>
          <table:table-cell table:style-name="Default" table:formula="of:=CONCATENATE(&quot;&lt;game name=&quot;;CHAR(34);[.A556];CHAR(34);&quot;&gt; &lt;year&gt;&quot;;[.B556];&quot;&lt;/year&gt; &lt;rating&gt;&quot;;[.C556];&quot;&lt;/rating&gt; &lt;title&gt;&quot;;[.D556];&quot;&lt;/title&gt; &lt;pub&gt;&quot;;[.E556];&quot;&lt;/pub&gt; &lt;dev&gt;&quot;;[.F556];&quot;&lt;/dev&gt; &lt;genre&gt;&quot;;[.G556];&quot;&lt;/genre&gt; &lt;score&gt;&quot;;[.H556];&quot;&lt;/score&gt; &lt;player&gt;&quot;;[.I556];&quot;&lt;/player&gt; &lt;story&gt;&quot;;[.J556];&quot;&lt;/story&gt; &lt;/game&gt;&quot;)" office:value-type="string" office:string-value="&lt;game name=&quot;Tiger Woods PGA Tour 2005 (USA) (Disc 2)&quot;&gt; &lt;year&gt;2004&lt;/year&gt; &lt;rating&gt;ESRB - E (Everyone)&lt;/rating&gt; &lt;title&gt;Tiger Woods PGA Tour 2005  Disk 2&lt;/title&gt; &lt;pub&gt;Electronic Arts, Inc.&lt;/pub&gt; &lt;dev&gt;Electronic Arts&lt;/dev&gt; &lt;genre&gt;Sports/Golf&lt;/genre&gt; &lt;score&gt;4.1&lt;/score&gt; &lt;player&gt;1-4 Players&lt;/player&gt; &lt;story&gt;In this iteration of the Tiger Woods lineage, you can customize your golfer down to the kind of swing to use, strength, putting skill, luck etc, as well as buying accessories and equipment which all affects your game. Create your own courses by spending &quot;Legend Coins&quot; and gain standing amongst the golfing community and impress even Tiger himself.****Putting using the new &quot;Tiger Vision&quot; lets you see how Tiger Woods would play the shot but don't rely on it as even Tiger gets it wrong sometimes. Play against the Hustler, a golfer created by and motion captured by Justin Timberlake.&lt;/story&gt; &lt;/game&gt;">
            <text:p>&lt;game name="Tiger Woods PGA Tour 2005 (USA) (Disc 2)"&gt; &lt;year&gt;2004&lt;/year&gt; &lt;rating&gt;ESRB - E (Everyone)&lt;/rating&gt; &lt;title&gt;Tiger Woods PGA Tour 2005 <text:s/>Disk 2&lt;/title&gt; &lt;pub&gt;Electronic Arts, Inc.&lt;/pub&gt; &lt;dev&gt;Electronic Arts&lt;/dev&gt; &lt;genre&gt;Sports/Golf&lt;/genre&gt; &lt;score&gt;4.1&lt;/score&gt; &lt;player&gt;1-4 Players&lt;/player&gt; &lt;story&gt;In this iteration of the Tiger Woods lineage, you can customize your golfer down to the kind of swing to use, strength, putting skill, luck etc, as well as buying accessories and equipment which all affects your game. Create your own courses by spending "Legend Coins" and gain standing amongst the golfing community and impress even Tiger himself.****Putting using the new "Tiger Vision" lets you see how Tiger Woods would play the shot but don't rely on it as even Tiger gets it wrong sometimes. Play against the Hustler, a golfer created by and motion captured by Justin Timberlake.&lt;/story&gt; &lt;/game&gt;</text:p>
          </table:table-cell>
          <table:table-cell table:number-columns-repeated="1012"/>
        </table:table-row>
        <table:table-row table:style-name="ro1">
          <table:table-cell office:value-type="string">
            <text:p>TimeSplitters - Future Perfect (USA)</text:p>
          </table:table-cell>
          <table:table-cell office:value-type="float" office:value="2005">
            <text:p>2005</text:p>
          </table:table-cell>
          <table:table-cell office:value-type="string">
            <text:p>ESRB - M (Mature)</text:p>
          </table:table-cell>
          <table:table-cell office:value-type="string">
            <text:p>TimeSplitters - Future Perfect </text:p>
          </table:table-cell>
          <table:table-cell table:style-name="Default" office:value-type="string">
            <text:p>Electronic Arts, Inc.</text:p>
          </table:table-cell>
          <table:table-cell office:value-type="string">
            <text:p>Free Radical Design</text:p>
          </table:table-cell>
          <table:table-cell office:value-type="string">
            <text:p>Shooter</text:p>
          </table:table-cell>
          <table:table-cell office:value-type="string">
            <text:p>3.6</text:p>
          </table:table-cell>
          <table:table-cell office:value-type="string">
            <text:p>1-4 Players</text:p>
          </table:table-cell>
          <table:table-cell office:value-type="string">
            <text:p>The Timesplitters series returns with a hair-raising flight across time to discover the origin of the Timesplitters in an effort to turn the tides of the war that is ripping apart mankind. <text:s/>The final game in the Timesplitters trilogy, Timesplitters: Future Perfect picks up right where Timespliters 2 left off: in the cockpit of Cortez's escape ship. <text:s/>Cortez soon begins a race through time in order to find out the origins of the Timesplitters. <text:s/>As Cortez investigates strange happenings at a Scottish castle, he soon begins unraveling the mystery of the Timesplitters. Cortez crosses paths with the creepy, the weird, the downright funny, and even multiple versions of himself as he blazes across time leaving a ruined space-time continuum in his wake. <text:s/>Cortez soon finds out that he may have more to do with the creation of the Timesplitters than he thinks!****Battle across 13 story missions spread across 6 time periods, either alone or co-operatively with a friend. Be prepared to meet some old friends from the series, and some new enemies. Take on computer controlled opponents in one of the many game modes on any of the 15 arcade maps (or make own), or compete for awards in dozens of arcade league matches and wacky challenges. Choose from between 150 characters and challenge friends to a head-to-head battle, either with up to 4 player split screen or online and LAN play on the PS2 and XBox.</text:p>
          </table:table-cell>
          <table:table-cell table:style-name="Default" table:formula="of:=CONCATENATE(&quot;&lt;game name=&quot;;CHAR(34);[.A557];CHAR(34);&quot;&gt; &lt;year&gt;&quot;;[.B557];&quot;&lt;/year&gt; &lt;rating&gt;&quot;;[.C557];&quot;&lt;/rating&gt; &lt;title&gt;&quot;;[.D557];&quot;&lt;/title&gt; &lt;pub&gt;&quot;;[.E557];&quot;&lt;/pub&gt; &lt;dev&gt;&quot;;[.F557];&quot;&lt;/dev&gt; &lt;genre&gt;&quot;;[.G557];&quot;&lt;/genre&gt; &lt;score&gt;&quot;;[.H557];&quot;&lt;/score&gt; &lt;player&gt;&quot;;[.I557];&quot;&lt;/player&gt; &lt;story&gt;&quot;;[.J557];&quot;&lt;/story&gt; &lt;/game&gt;&quot;)" office:value-type="string" office:string-value="&lt;game name=&quot;TimeSplitters - Future Perfect (USA)&quot;&gt; &lt;year&gt;2005&lt;/year&gt; &lt;rating&gt;ESRB - M (Mature)&lt;/rating&gt; &lt;title&gt;TimeSplitters - Future Perfect &lt;/title&gt; &lt;pub&gt;Electronic Arts, Inc.&lt;/pub&gt; &lt;dev&gt;Free Radical Design&lt;/dev&gt; &lt;genre&gt;Shooter&lt;/genre&gt; &lt;score&gt;3.6&lt;/score&gt; &lt;player&gt;1-4 Players&lt;/player&gt; &lt;story&gt;The Timesplitters series returns with a hair-raising flight across time to discover the origin of the Timesplitters in an effort to turn the tides of the war that is ripping apart mankind.  The final game in the Timesplitters trilogy, Timesplitters: Future Perfect picks up right where Timespliters 2 left off: in the cockpit of Cortez's escape ship.  Cortez soon begins a race through time in order to find out the origins of the Timesplitters.  As Cortez investigates strange happenings at a Scottish castle, he soon begins unraveling the mystery of the Timesplitters. Cortez crosses paths with the creepy, the weird, the downright funny, and even multiple versions of himself as he blazes across time leaving a ruined space-time continuum in his wake.  Cortez soon finds out that he may have more to do with the creation of the Timesplitters than he thinks!****Battle across 13 story missions spread across 6 time periods, either alone or co-operatively with a friend. Be prepared to meet some old friends from the series, and some new enemies. Take on computer controlled opponents in one of the many game modes on any of the 15 arcade maps (or make own), or compete for awards in dozens of arcade league matches and wacky challenges. Choose from between 150 characters and challenge friends to a head-to-head battle, either with up to 4 player split screen or online and LAN play on the PS2 and XBox.&lt;/story&gt; &lt;/game&gt;">
            <text:p>&lt;game name="TimeSplitters - Future Perfect (USA)"&gt; &lt;year&gt;2005&lt;/year&gt; &lt;rating&gt;ESRB - M (Mature)&lt;/rating&gt; &lt;title&gt;TimeSplitters - Future Perfect &lt;/title&gt; &lt;pub&gt;Electronic Arts, Inc.&lt;/pub&gt; &lt;dev&gt;Free Radical Design&lt;/dev&gt; &lt;genre&gt;Shooter&lt;/genre&gt; &lt;score&gt;3.6&lt;/score&gt; &lt;player&gt;1-4 Players&lt;/player&gt; &lt;story&gt;The Timesplitters series returns with a hair-raising flight across time to discover the origin of the Timesplitters in an effort to turn the tides of the war that is ripping apart mankind. <text:s/>The final game in the Timesplitters trilogy, Timesplitters: Future Perfect picks up right where Timespliters 2 left off: in the cockpit of Cortez's escape ship. <text:s/>Cortez soon begins a race through time in order to find out the origins of the Timesplitters. <text:s/>As Cortez investigates strange happenings at a Scottish castle, he soon begins unraveling the mystery of the Timesplitters. Cortez crosses paths with the creepy, the weird, the downright funny, and even multiple versions of himself as he blazes across time leaving a ruined space-time continuum in his wake. <text:s/>Cortez soon finds out that he may have more to do with the creation of the Timesplitters than he thinks!****Battle across 13 story missions spread across 6 time periods, either alone or co-operatively with a friend. Be prepared to meet some old friends from the series, and some new enemies. Take on computer controlled opponents in one of the many game modes on any of the 15 arcade maps (or make own), or compete for awards in dozens of arcade league matches and wacky challenges. Choose from between 150 characters and challenge friends to a head-to-head battle, either with up to 4 player split screen or online and LAN play on the PS2 and XBox.&lt;/story&gt; &lt;/game&gt;</text:p>
          </table:table-cell>
          <table:table-cell table:number-columns-repeated="1012"/>
        </table:table-row>
        <table:table-row table:style-name="ro1">
          <table:table-cell office:value-type="string">
            <text:p>TimeSplitters 2 (USA)</text:p>
          </table:table-cell>
          <table:table-cell office:value-type="float" office:value="2002">
            <text:p>2002</text:p>
          </table:table-cell>
          <table:table-cell office:value-type="string">
            <text:p>ESRB - T (Teen)</text:p>
          </table:table-cell>
          <table:table-cell office:value-type="string">
            <text:p>TimeSplitters 2 </text:p>
          </table:table-cell>
          <table:table-cell table:style-name="Default" office:value-type="string">
            <text:p>Eidos Interactive, Inc.</text:p>
          </table:table-cell>
          <table:table-cell office:value-type="string">
            <text:p>Free Radical Design</text:p>
          </table:table-cell>
          <table:table-cell office:value-type="string">
            <text:p>Shooter</text:p>
          </table:table-cell>
          <table:table-cell office:value-type="string">
            <text:p>3.8</text:p>
          </table:table-cell>
          <table:table-cell office:value-type="string">
            <text:p>1-4 Players</text:p>
          </table:table-cell>
          <table:table-cell office:value-type="string">
            <text:p>TimeSplitters 2, the sequel to Free Radical Design's PlayStation 2 launch title, once again sends players hurtling through time, as they battle the malevolent TimeSplitters in ten unique time periods, from the Wild West to a futuristic space station, and everything in between.****The game's story finds Cortez, the series' hero, on a quest to discover the origins of the TimeSplitters, an enigmatic group that travels through time causing trouble for the good people of Earth. Using the paradoxes of time travel to his advantage, the hero can regularly join up with past and future versions of himself, to fight the enemy as a team. A wide selection of historical, modern, and futuristic weapons is available, and environments feature destructible elements.****Depending on the difficulty level chosen, players will find themselves with rudimentary objectives to complete or, on the harder settings, new areas and substantially more involved objectives to fulfill. Two players can also play the Story mode cooperatively and simultaneously.****Like its predecessor, TimeSplitters 2 features a Challenge mode, which presents the player with a selection of time- and skill-based events. Completing these within the predetermined constraints awards the player with bronze, silver, or gold medals, which in turn aid in unlocking additional game options, levels, and playable characters (of which there are more than 120).****The Arcade mode offers League, Custom, and Network sub-modes. League events feature pre-configured maps, game types, and objectives for the player to compete in, while the other Arcade modes make up the bulk of the multiplayer portion of the title. In the Custom mode, up to four players and numerous AI "bots" can compete in 16 different customizable disciplines including Deathmatch, Regeneration, Virus, Thief, Shrink, Monkey Assistant, and Flame Tag -- each offering an altered form of gameplay. Thief, for example, tasks players with collecting tokens left behind by fallen combatants. Here, the tokens determine the winner, not the number of kills.</text:p>
          </table:table-cell>
          <table:table-cell table:style-name="Default" table:formula="of:=CONCATENATE(&quot;&lt;game name=&quot;;CHAR(34);[.A558];CHAR(34);&quot;&gt; &lt;year&gt;&quot;;[.B558];&quot;&lt;/year&gt; &lt;rating&gt;&quot;;[.C558];&quot;&lt;/rating&gt; &lt;title&gt;&quot;;[.D558];&quot;&lt;/title&gt; &lt;pub&gt;&quot;;[.E558];&quot;&lt;/pub&gt; &lt;dev&gt;&quot;;[.F558];&quot;&lt;/dev&gt; &lt;genre&gt;&quot;;[.G558];&quot;&lt;/genre&gt; &lt;score&gt;&quot;;[.H558];&quot;&lt;/score&gt; &lt;player&gt;&quot;;[.I558];&quot;&lt;/player&gt; &lt;story&gt;&quot;;[.J558];&quot;&lt;/story&gt; &lt;/game&gt;&quot;)" office:value-type="string" office:string-value="&lt;game name=&quot;TimeSplitters 2 (USA)&quot;&gt; &lt;year&gt;2002&lt;/year&gt; &lt;rating&gt;ESRB - T (Teen)&lt;/rating&gt; &lt;title&gt;TimeSplitters 2 &lt;/title&gt; &lt;pub&gt;Eidos Interactive, Inc.&lt;/pub&gt; &lt;dev&gt;Free Radical Design&lt;/dev&gt; &lt;genre&gt;Shooter&lt;/genre&gt; &lt;score&gt;3.8&lt;/score&gt; &lt;player&gt;1-4 Players&lt;/player&gt; &lt;story&gt;TimeSplitters 2, the sequel to Free Radical Design's PlayStation 2 launch title, once again sends players hurtling through time, as they battle the malevolent TimeSplitters in ten unique time periods, from the Wild West to a futuristic space station, and everything in between.****The game's story finds Cortez, the series' hero, on a quest to discover the origins of the TimeSplitters, an enigmatic group that travels through time causing trouble for the good people of Earth. Using the paradoxes of time travel to his advantage, the hero can regularly join up with past and future versions of himself, to fight the enemy as a team. A wide selection of historical, modern, and futuristic weapons is available, and environments feature destructible elements.****Depending on the difficulty level chosen, players will find themselves with rudimentary objectives to complete or, on the harder settings, new areas and substantially more involved objectives to fulfill. Two players can also play the Story mode cooperatively and simultaneously.****Like its predecessor, TimeSplitters 2 features a Challenge mode, which presents the player with a selection of time- and skill-based events. Completing these within the predetermined constraints awards the player with bronze, silver, or gold medals, which in turn aid in unlocking additional game options, levels, and playable characters (of which there are more than 120).****The Arcade mode offers League, Custom, and Network sub-modes. League events feature pre-configured maps, game types, and objectives for the player to compete in, while the other Arcade modes make up the bulk of the multiplayer portion of the title. In the Custom mode, up to four players and numerous AI &quot;bots&quot; can compete in 16 different customizable disciplines including Deathmatch, Regeneration, Virus, Thief, Shrink, Monkey Assistant, and Flame Tag -- each offering an altered form of gameplay. Thief, for example, tasks players with collecting tokens left behind by fallen combatants. Here, the tokens determine the winner, not the number of kills.&lt;/story&gt; &lt;/game&gt;">
            <text:p>&lt;game name="TimeSplitters 2 (USA)"&gt; &lt;year&gt;2002&lt;/year&gt; &lt;rating&gt;ESRB - T (Teen)&lt;/rating&gt; &lt;title&gt;TimeSplitters 2 &lt;/title&gt; &lt;pub&gt;Eidos Interactive, Inc.&lt;/pub&gt; &lt;dev&gt;Free Radical Design&lt;/dev&gt; &lt;genre&gt;Shooter&lt;/genre&gt; &lt;score&gt;3.8&lt;/score&gt; &lt;player&gt;1-4 Players&lt;/player&gt; &lt;story&gt;TimeSplitters 2, the sequel to Free Radical Design's PlayStation 2 launch title, once again sends players hurtling through time, as they battle the malevolent TimeSplitters in ten unique time periods, from the Wild West to a futuristic space station, and everything in between.****The game's story finds Cortez, the series' hero, on a quest to discover the origins of the TimeSplitters, an enigmatic group that travels through time causing trouble for the good people of Earth. Using the paradoxes of time travel to his advantage, the hero can regularly join up with past and future versions of himself, to fight the enemy as a team. A wide selection of historical, modern, and futuristic weapons is available, and environments feature destructible elements.****Depending on the difficulty level chosen, players will find themselves with rudimentary objectives to complete or, on the harder settings, new areas and substantially more involved objectives to fulfill. Two players can also play the Story mode cooperatively and simultaneously.****Like its predecessor, TimeSplitters 2 features a Challenge mode, which presents the player with a selection of time- and skill-based events. Completing these within the predetermined constraints awards the player with bronze, silver, or gold medals, which in turn aid in unlocking additional game options, levels, and playable characters (of which there are more than 120).****The Arcade mode offers League, Custom, and Network sub-modes. League events feature pre-configured maps, game types, and objectives for the player to compete in, while the other Arcade modes make up the bulk of the multiplayer portion of the title. In the Custom mode, up to four players and numerous AI "bots" can compete in 16 different customizable disciplines including Deathmatch, Regeneration, Virus, Thief, Shrink, Monkey Assistant, and Flame Tag -- each offering an altered form of gameplay. Thief, for example, tasks players with collecting tokens left behind by fallen combatants. Here, the tokens determine the winner, not the number of kills.&lt;/story&gt; &lt;/game&gt;</text:p>
          </table:table-cell>
          <table:table-cell table:number-columns-repeated="1012"/>
        </table:table-row>
        <table:table-row table:style-name="ro1">
          <table:table-cell office:value-type="string">
            <text:p>TMNT - Mutant Melee (USA)</text:p>
          </table:table-cell>
          <table:table-cell office:value-type="float" office:value="2005">
            <text:p>2005</text:p>
          </table:table-cell>
          <table:table-cell office:value-type="string">
            <text:p>ESRB - T (Teen)</text:p>
          </table:table-cell>
          <table:table-cell office:value-type="string">
            <text:p>TMNT - Mutant Melee </text:p>
          </table:table-cell>
          <table:table-cell table:style-name="Default" office:value-type="string">
            <text:p>Konami Digital Entertainment, Inc.</text:p>
          </table:table-cell>
          <table:table-cell office:value-type="string">
            <text:p>Konami</text:p>
          </table:table-cell>
          <table:table-cell office:value-type="string">
            <text:p>Fighter</text:p>
          </table:table-cell>
          <table:table-cell office:value-type="string">
            <text:p>3.6</text:p>
          </table:table-cell>
          <table:table-cell office:value-type="string">
            <text:p>1-4 Players</text:p>
          </table:table-cell>
          <table:table-cell office:value-type="string">
            <text:p>Teenage Mutant Ninja Turtles: Mutant Melee is a 3D fighting game based on the 2003 animated series. <text:s/>The combat system is similar to the earlier games based on that series, but unlike them, it is a competitive vs. fighting game. <text:s/>It is not a traditional one-on-one fighter, but an arena-based, four-player game - somewhat along the lines of Power Stone.****There are two game modes. There is a single-player adventure mode in which you must guide one of ten characters (including six unlockables) through a series of 100 bouts that have you either beating up enemies, or, in a few cases, dodging bombs for a set amount of time. Completion of these portions unlocks the additional characters, bonus characters and stages for melee mode.****Melee mode is the multiplayer portion. It has ten basic and twelve unlockable characters, and nine basic and fifteen unlockable stages. There are four game types which mirror popular types from first-person shooters. There is a deathmatchesque knock-out mode, where the goal is to score the most KOs. (Players respawn after being KOed.) There is also a Last Man Standing mode, where the goal is to be the only player left when the others are KOed, a King of the Hill, where you must stand on a glowing patch of ground and defend it from other players, and a Keep away mode, where you must hold a treasure chest and avoid other players who are trying to beat you up and take it.</text:p>
          </table:table-cell>
          <table:table-cell table:style-name="Default" table:formula="of:=CONCATENATE(&quot;&lt;game name=&quot;;CHAR(34);[.A559];CHAR(34);&quot;&gt; &lt;year&gt;&quot;;[.B559];&quot;&lt;/year&gt; &lt;rating&gt;&quot;;[.C559];&quot;&lt;/rating&gt; &lt;title&gt;&quot;;[.D559];&quot;&lt;/title&gt; &lt;pub&gt;&quot;;[.E559];&quot;&lt;/pub&gt; &lt;dev&gt;&quot;;[.F559];&quot;&lt;/dev&gt; &lt;genre&gt;&quot;;[.G559];&quot;&lt;/genre&gt; &lt;score&gt;&quot;;[.H559];&quot;&lt;/score&gt; &lt;player&gt;&quot;;[.I559];&quot;&lt;/player&gt; &lt;story&gt;&quot;;[.J559];&quot;&lt;/story&gt; &lt;/game&gt;&quot;)" office:value-type="string" office:string-value="&lt;game name=&quot;TMNT - Mutant Melee (USA)&quot;&gt; &lt;year&gt;2005&lt;/year&gt; &lt;rating&gt;ESRB - T (Teen)&lt;/rating&gt; &lt;title&gt;TMNT - Mutant Melee &lt;/title&gt; &lt;pub&gt;Konami Digital Entertainment, Inc.&lt;/pub&gt; &lt;dev&gt;Konami&lt;/dev&gt; &lt;genre&gt;Fighter&lt;/genre&gt; &lt;score&gt;3.6&lt;/score&gt; &lt;player&gt;1-4 Players&lt;/player&gt; &lt;story&gt;Teenage Mutant Ninja Turtles: Mutant Melee is a 3D fighting game based on the 2003 animated series.  The combat system is similar to the earlier games based on that series, but unlike them, it is a competitive vs. fighting game.  It is not a traditional one-on-one fighter, but an arena-based, four-player game - somewhat along the lines of Power Stone.****There are two game modes. There is a single-player adventure mode in which you must guide one of ten characters (including six unlockables) through a series of 100 bouts that have you either beating up enemies, or, in a few cases, dodging bombs for a set amount of time. Completion of these portions unlocks the additional characters, bonus characters and stages for melee mode.****Melee mode is the multiplayer portion. It has ten basic and twelve unlockable characters, and nine basic and fifteen unlockable stages. There are four game types which mirror popular types from first-person shooters. There is a deathmatchesque knock-out mode, where the goal is to score the most KOs. (Players respawn after being KOed.) There is also a Last Man Standing mode, where the goal is to be the only player left when the others are KOed, a King of the Hill, where you must stand on a glowing patch of ground and defend it from other players, and a Keep away mode, where you must hold a treasure chest and avoid other players who are trying to beat you up and take it.&lt;/story&gt; &lt;/game&gt;">
            <text:p>&lt;game name="TMNT - Mutant Melee (USA)"&gt; &lt;year&gt;2005&lt;/year&gt; &lt;rating&gt;ESRB - T (Teen)&lt;/rating&gt; &lt;title&gt;TMNT - Mutant Melee &lt;/title&gt; &lt;pub&gt;Konami Digital Entertainment, Inc.&lt;/pub&gt; &lt;dev&gt;Konami&lt;/dev&gt; &lt;genre&gt;Fighter&lt;/genre&gt; &lt;score&gt;3.6&lt;/score&gt; &lt;player&gt;1-4 Players&lt;/player&gt; &lt;story&gt;Teenage Mutant Ninja Turtles: Mutant Melee is a 3D fighting game based on the 2003 animated series. <text:s/>The combat system is similar to the earlier games based on that series, but unlike them, it is a competitive vs. fighting game. <text:s/>It is not a traditional one-on-one fighter, but an arena-based, four-player game - somewhat along the lines of Power Stone.****There are two game modes. There is a single-player adventure mode in which you must guide one of ten characters (including six unlockables) through a series of 100 bouts that have you either beating up enemies, or, in a few cases, dodging bombs for a set amount of time. Completion of these portions unlocks the additional characters, bonus characters and stages for melee mode.****Melee mode is the multiplayer portion. It has ten basic and twelve unlockable characters, and nine basic and fifteen unlockable stages. There are four game types which mirror popular types from first-person shooters. There is a deathmatchesque knock-out mode, where the goal is to score the most KOs. (Players respawn after being KOed.) There is also a Last Man Standing mode, where the goal is to be the only player left when the others are KOed, a King of the Hill, where you must stand on a glowing patch of ground and defend it from other players, and a Keep away mode, where you must hold a treasure chest and avoid other players who are trying to beat you up and take it.&lt;/story&gt; &lt;/game&gt;</text:p>
          </table:table-cell>
          <table:table-cell table:number-columns-repeated="1012"/>
        </table:table-row>
        <table:table-row table:style-name="ro1">
          <table:table-cell office:value-type="string">
            <text:p>TMNT (USA)</text:p>
          </table:table-cell>
          <table:table-cell office:value-type="float" office:value="2007">
            <text:p>2007</text:p>
          </table:table-cell>
          <table:table-cell office:value-type="string">
            <text:p>ESRB - E10+ (Everyone 10+)</text:p>
          </table:table-cell>
          <table:table-cell office:value-type="string">
            <text:p>TMNT </text:p>
          </table:table-cell>
          <table:table-cell table:style-name="Default" office:value-type="string">
            <text:p>Ubisoft, Inc.</text:p>
          </table:table-cell>
          <table:table-cell office:value-type="string">
            <text:p>Ubisoft</text:p>
          </table:table-cell>
          <table:table-cell office:value-type="string">
            <text:p>Beat-'Em-Up</text:p>
          </table:table-cell>
          <table:table-cell office:value-type="string">
            <text:p>3.2</text:p>
          </table:table-cell>
          <table:table-cell office:value-type="string">
            <text:p>1 Player</text:p>
          </table:table-cell>
          <table:table-cell office:value-type="string">
            <text:p>Cowabunga! <text:s/>Take control of your favourite turtle ninjas as you play through the events of the 2007 CGI movie. <text:s/>Leonardo returns from his meditation in South America to find his family in disarray, and crime on the rise in New York. <text:s/>A mysterious figure calling himself the "Nightwatcher" has turned up, and a shadowy rich man named Winters seems to be in cahoots with the remnants of the Foot Clan. <text:s/>Only the Ninja Turtles can clean up the streets!****TMNT is an action game, similar to Prince of Persia: The Sands of Time. <text:s/>Play as Leonardo, Michelangelo, Raphael and Donatello, swapping on the fly and using special co-operative moves to help your brothers in battle. <text:s/>Each turtle, being a ninja, can perform moves like double jumping, running along and up walls, gripping onto tiny cracks in the walls, and jumping from wall to wall to scale dizzying heights. <text:s/>Most of the game is spent making your way to the next destination by using your ninja moves to explore New York. <text:s/>Each character also has their own special move: Leo can traverse through walls, Raph can use his Sais to scale particular surfaces, Mikey can use his Nunchucks as helicopters to float for a short period, and Don can pole vault across long gaps with his Bo Staff.****Sometimes, battles will occur - in these situations, you'll be locked in an arena and must battle all your enemies before you can move on. <text:s/>Battling is a simple affair - you can use one button for standard attacks (charge it for a more powerful one), and another button for light attacks that push enemies away. <text:s/>If your fellow turtles are with you, you can also hold down your character swap button for a tandem co-op attack. <text:s/>Some levels will allow you to play as the Nightwatcher - he fights similarly to the Turtles, except that as the more he fights, the more his 'rage' builds, which can cause a devastating surrounding attack when fully charged. <text:s/>The Wii version of the game controls similarly to all other versions, except that gestures are used for attacking instead of button presses.****The basic goal for each level is to get to the end. <text:s/>At the end of each level, you're graded on the following attributes: your speed, your combat, and the amount of coins collected. <text:s/>In levels where you work with your brothers, you'll also be graded on how well you worked together. <text:s/>Succeed in a these attributes, and you'll earn turtle coins which can be used to purchase unlockables. <text:s/>If you get an A Rank or higher in a level, you'll also unlock a Challenge Map, which can be played to earn even more turtle coins. <text:s/>Finally, once you've played any level at least once, turtle coins will appear in hard-to-reach spots for you to collect.</text:p>
          </table:table-cell>
          <table:table-cell table:style-name="Default" table:formula="of:=CONCATENATE(&quot;&lt;game name=&quot;;CHAR(34);[.A560];CHAR(34);&quot;&gt; &lt;year&gt;&quot;;[.B560];&quot;&lt;/year&gt; &lt;rating&gt;&quot;;[.C560];&quot;&lt;/rating&gt; &lt;title&gt;&quot;;[.D560];&quot;&lt;/title&gt; &lt;pub&gt;&quot;;[.E560];&quot;&lt;/pub&gt; &lt;dev&gt;&quot;;[.F560];&quot;&lt;/dev&gt; &lt;genre&gt;&quot;;[.G560];&quot;&lt;/genre&gt; &lt;score&gt;&quot;;[.H560];&quot;&lt;/score&gt; &lt;player&gt;&quot;;[.I560];&quot;&lt;/player&gt; &lt;story&gt;&quot;;[.J560];&quot;&lt;/story&gt; &lt;/game&gt;&quot;)" office:value-type="string" office:string-value="&lt;game name=&quot;TMNT (USA)&quot;&gt; &lt;year&gt;2007&lt;/year&gt; &lt;rating&gt;ESRB - E10+ (Everyone 10+)&lt;/rating&gt; &lt;title&gt;TMNT &lt;/title&gt; &lt;pub&gt;Ubisoft, Inc.&lt;/pub&gt; &lt;dev&gt;Ubisoft&lt;/dev&gt; &lt;genre&gt;Beat-'Em-Up&lt;/genre&gt; &lt;score&gt;3.2&lt;/score&gt; &lt;player&gt;1 Player&lt;/player&gt; &lt;story&gt;Cowabunga!  Take control of your favourite turtle ninjas as you play through the events of the 2007 CGI movie.  Leonardo returns from his meditation in South America to find his family in disarray, and crime on the rise in New York.  A mysterious figure calling himself the &quot;Nightwatcher&quot; has turned up, and a shadowy rich man named Winters seems to be in cahoots with the remnants of the Foot Clan.  Only the Ninja Turtles can clean up the streets!****TMNT is an action game, similar to Prince of Persia: The Sands of Time.  Play as Leonardo, Michelangelo, Raphael and Donatello, swapping on the fly and using special co-operative moves to help your brothers in battle.  Each turtle, being a ninja, can perform moves like double jumping, running along and up walls, gripping onto tiny cracks in the walls, and jumping from wall to wall to scale dizzying heights.  Most of the game is spent making your way to the next destination by using your ninja moves to explore New York.  Each character also has their own special move: Leo can traverse through walls, Raph can use his Sais to scale particular surfaces, Mikey can use his Nunchucks as helicopters to float for a short period, and Don can pole vault across long gaps with his Bo Staff.****Sometimes, battles will occur - in these situations, you'll be locked in an arena and must battle all your enemies before you can move on.  Battling is a simple affair - you can use one button for standard attacks (charge it for a more powerful one), and another button for light attacks that push enemies away.  If your fellow turtles are with you, you can also hold down your character swap button for a tandem co-op attack.  Some levels will allow you to play as the Nightwatcher - he fights similarly to the Turtles, except that as the more he fights, the more his 'rage' builds, which can cause a devastating surrounding attack when fully charged.  The Wii version of the game controls similarly to all other versions, except that gestures are used for attacking instead of button presses.****The basic goal for each level is to get to the end.  At the end of each level, you're graded on the following attributes: your speed, your combat, and the amount of coins collected.  In levels where you work with your brothers, you'll also be graded on how well you worked together.  Succeed in a these attributes, and you'll earn turtle coins which can be used to purchase unlockables.  If you get an A Rank or higher in a level, you'll also unlock a Challenge Map, which can be played to earn even more turtle coins.  Finally, once you've played any level at least once, turtle coins will appear in hard-to-reach spots for you to collect.&lt;/story&gt; &lt;/game&gt;">
            <text:p>&lt;game name="TMNT (USA)"&gt; &lt;year&gt;2007&lt;/year&gt; &lt;rating&gt;ESRB - E10+ (Everyone 10+)&lt;/rating&gt; &lt;title&gt;TMNT &lt;/title&gt; &lt;pub&gt;Ubisoft, Inc.&lt;/pub&gt; &lt;dev&gt;Ubisoft&lt;/dev&gt; &lt;genre&gt;Beat-'Em-Up&lt;/genre&gt; &lt;score&gt;3.2&lt;/score&gt; &lt;player&gt;1 Player&lt;/player&gt; &lt;story&gt;Cowabunga! <text:s/>Take control of your favourite turtle ninjas as you play through the events of the 2007 CGI movie. <text:s/>Leonardo returns from his meditation in South America to find his family in disarray, and crime on the rise in New York. <text:s/>A mysterious figure calling himself the "Nightwatcher" has turned up, and a shadowy rich man named Winters seems to be in cahoots with the remnants of the Foot Clan. <text:s/>Only the Ninja Turtles can clean up the streets!****TMNT is an action game, similar to Prince of Persia: The Sands of Time. <text:s/>Play as Leonardo, Michelangelo, Raphael and Donatello, swapping on the fly and using special co-operative moves to help your brothers in battle. <text:s/>Each turtle, being a ninja, can perform moves like double jumping, running along and up walls, gripping onto tiny cracks in the walls, and jumping from wall to wall to scale dizzying heights. <text:s/>Most of the game is spent making your way to the next destination by using your ninja moves to explore New York. <text:s/>Each character also has their own special move: Leo can traverse through walls, Raph can use his Sais to scale particular surfaces, Mikey can use his Nunchucks as helicopters to float for a short period, and Don can pole vault across long gaps with his Bo Staff.****Sometimes, battles will occur - in these situations, you'll be locked in an arena and must battle all your enemies before you can move on. <text:s/>Battling is a simple affair - you can use one button for standard attacks (charge it for a more powerful one), and another button for light attacks that push enemies away. <text:s/>If your fellow turtles are with you, you can also hold down your character swap button for a tandem co-op attack. <text:s/>Some levels will allow you to play as the Nightwatcher - he fights similarly to the Turtles, except that as the more he fights, the more his 'rage' builds, which can cause a devastating surrounding attack when fully charged. <text:s/>The Wii version of the game controls similarly to all other versions, except that gestures are used for attacking instead of button presses.****The basic goal for each level is to get to the end. <text:s/>At the end of each level, you're graded on the following attributes: your speed, your combat, and the amount of coins collected. <text:s/>In levels where you work with your brothers, you'll also be graded on how well you worked together. <text:s/>Succeed in a these attributes, and you'll earn turtle coins which can be used to purchase unlockables. <text:s/>If you get an A Rank or higher in a level, you'll also unlock a Challenge Map, which can be played to earn even more turtle coins. <text:s/>Finally, once you've played any level at least once, turtle coins will appear in hard-to-reach spots for you to collect.&lt;/story&gt; &lt;/game&gt;</text:p>
          </table:table-cell>
          <table:table-cell table:number-columns-repeated="1012"/>
        </table:table-row>
        <table:table-row table:style-name="ro1">
          <table:table-cell office:value-type="string">
            <text:p>Tom &amp; Jerry in War of the Whiskers (USA)</text:p>
          </table:table-cell>
          <table:table-cell office:value-type="float" office:value="2003">
            <text:p>2003</text:p>
          </table:table-cell>
          <table:table-cell office:value-type="string">
            <text:p>ESRB - T (Teen)</text:p>
          </table:table-cell>
          <table:table-cell office:value-type="string">
            <text:p>Tom &amp; Jerry in War of the Whiskers </text:p>
          </table:table-cell>
          <table:table-cell table:style-name="Default" office:value-type="string">
            <text:p>NewKidCo, Inc.</text:p>
          </table:table-cell>
          <table:table-cell office:value-type="string">
            <text:p>VIS entertainment</text:p>
          </table:table-cell>
          <table:table-cell office:value-type="string">
            <text:p>Action</text:p>
          </table:table-cell>
          <table:table-cell office:value-type="string">
            <text:p>3.4</text:p>
          </table:table-cell>
          <table:table-cell office:value-type="string">
            <text:p>1-4 Players</text:p>
          </table:table-cell>
          <table:table-cell office:value-type="string">
            <text:p>A Power Stone-like fighting game featuring characters from the classic Tom and Jerry series of cartoons.****Fight in a variety of arenas based upon classic Tom and Jerry cartoons, to unlock further levels and other T&amp;J characters that you can play as. <text:s/>Each level features breakable terrain and various implements that you can use to beat your adversary. <text:s/>Each level also features a unique surprise to catch unwary players by surprise.</text:p>
          </table:table-cell>
          <table:table-cell table:style-name="Default" table:formula="of:=CONCATENATE(&quot;&lt;game name=&quot;;CHAR(34);[.A561];CHAR(34);&quot;&gt; &lt;year&gt;&quot;;[.B561];&quot;&lt;/year&gt; &lt;rating&gt;&quot;;[.C561];&quot;&lt;/rating&gt; &lt;title&gt;&quot;;[.D561];&quot;&lt;/title&gt; &lt;pub&gt;&quot;;[.E561];&quot;&lt;/pub&gt; &lt;dev&gt;&quot;;[.F561];&quot;&lt;/dev&gt; &lt;genre&gt;&quot;;[.G561];&quot;&lt;/genre&gt; &lt;score&gt;&quot;;[.H561];&quot;&lt;/score&gt; &lt;player&gt;&quot;;[.I561];&quot;&lt;/player&gt; &lt;story&gt;&quot;;[.J561];&quot;&lt;/story&gt; &lt;/game&gt;&quot;)" office:value-type="string" office:string-value="&lt;game name=&quot;Tom &amp; Jerry in War of the Whiskers (USA)&quot;&gt; &lt;year&gt;2003&lt;/year&gt; &lt;rating&gt;ESRB - T (Teen)&lt;/rating&gt; &lt;title&gt;Tom &amp; Jerry in War of the Whiskers &lt;/title&gt; &lt;pub&gt;NewKidCo, Inc.&lt;/pub&gt; &lt;dev&gt;VIS entertainment&lt;/dev&gt; &lt;genre&gt;Action&lt;/genre&gt; &lt;score&gt;3.4&lt;/score&gt; &lt;player&gt;1-4 Players&lt;/player&gt; &lt;story&gt;A Power Stone-like fighting game featuring characters from the classic Tom and Jerry series of cartoons.****Fight in a variety of arenas based upon classic Tom and Jerry cartoons, to unlock further levels and other T&amp;J characters that you can play as.  Each level features breakable terrain and various implements that you can use to beat your adversary.  Each level also features a unique surprise to catch unwary players by surprise.&lt;/story&gt; &lt;/game&gt;">
            <text:p>&lt;game name="Tom &amp; Jerry in War of the Whiskers (USA)"&gt; &lt;year&gt;2003&lt;/year&gt; &lt;rating&gt;ESRB - T (Teen)&lt;/rating&gt; &lt;title&gt;Tom &amp; Jerry in War of the Whiskers &lt;/title&gt; &lt;pub&gt;NewKidCo, Inc.&lt;/pub&gt; &lt;dev&gt;VIS entertainment&lt;/dev&gt; &lt;genre&gt;Action&lt;/genre&gt; &lt;score&gt;3.4&lt;/score&gt; &lt;player&gt;1-4 Players&lt;/player&gt; &lt;story&gt;A Power Stone-like fighting game featuring characters from the classic Tom and Jerry series of cartoons.****Fight in a variety of arenas based upon classic Tom and Jerry cartoons, to unlock further levels and other T&amp;J characters that you can play as. <text:s/>Each level features breakable terrain and various implements that you can use to beat your adversary. <text:s/>Each level also features a unique surprise to catch unwary players by surprise.&lt;/story&gt; &lt;/game&gt;</text:p>
          </table:table-cell>
          <table:table-cell table:number-columns-repeated="1012"/>
        </table:table-row>
        <table:table-row table:style-name="ro1">
          <table:table-cell office:value-type="string">
            <text:p>Tom Clancy's Ghost Recon (USA)</text:p>
          </table:table-cell>
          <table:table-cell office:value-type="float" office:value="2003">
            <text:p>2003</text:p>
          </table:table-cell>
          <table:table-cell office:value-type="string">
            <text:p>ESRB - M (Mature)</text:p>
          </table:table-cell>
          <table:table-cell office:value-type="string">
            <text:p>Tom Clancy's Ghost Recon </text:p>
          </table:table-cell>
          <table:table-cell table:style-name="Default" office:value-type="string">
            <text:p>Ubisoft, Inc.</text:p>
          </table:table-cell>
          <table:table-cell office:value-type="string">
            <text:p>Red Storm Entertainment</text:p>
          </table:table-cell>
          <table:table-cell office:value-type="string">
            <text:p>Shooter</text:p>
          </table:table-cell>
          <table:table-cell office:value-type="string">
            <text:p>3.4</text:p>
          </table:table-cell>
          <table:table-cell office:value-type="string">
            <text:p>1-2 Players</text:p>
          </table:table-cell>
          <table:table-cell office:value-type="string">
            <text:p>The year is 2008, and Russian rebels have taken over Moscow in an attempt to restore the old communist regime. <text:s/>You are in command of The Ghosts, an elite military team and the United States' first line of defense.****Both single-player and multiplayer modes are available. <text:s/>In the single-player missions, you have an entire platoon of men at your disposal. <text:s/>In multiplayer, you command just one man, with the rest of your platoon controlled by humans instead of the computer.****Ghost Recon is a first-person tactical shooter. <text:s/>You can choose one of four characters: sniper, rifleman, demolitions expert, and support expert, with specialists being unlocked as you complete the single-player missions.</text:p>
          </table:table-cell>
          <table:table-cell table:style-name="Default" table:formula="of:=CONCATENATE(&quot;&lt;game name=&quot;;CHAR(34);[.A562];CHAR(34);&quot;&gt; &lt;year&gt;&quot;;[.B562];&quot;&lt;/year&gt; &lt;rating&gt;&quot;;[.C562];&quot;&lt;/rating&gt; &lt;title&gt;&quot;;[.D562];&quot;&lt;/title&gt; &lt;pub&gt;&quot;;[.E562];&quot;&lt;/pub&gt; &lt;dev&gt;&quot;;[.F562];&quot;&lt;/dev&gt; &lt;genre&gt;&quot;;[.G562];&quot;&lt;/genre&gt; &lt;score&gt;&quot;;[.H562];&quot;&lt;/score&gt; &lt;player&gt;&quot;;[.I562];&quot;&lt;/player&gt; &lt;story&gt;&quot;;[.J562];&quot;&lt;/story&gt; &lt;/game&gt;&quot;)" office:value-type="string" office:string-value="&lt;game name=&quot;Tom Clancy's Ghost Recon (USA)&quot;&gt; &lt;year&gt;2003&lt;/year&gt; &lt;rating&gt;ESRB - M (Mature)&lt;/rating&gt; &lt;title&gt;Tom Clancy's Ghost Recon &lt;/title&gt; &lt;pub&gt;Ubisoft, Inc.&lt;/pub&gt; &lt;dev&gt;Red Storm Entertainment&lt;/dev&gt; &lt;genre&gt;Shooter&lt;/genre&gt; &lt;score&gt;3.4&lt;/score&gt; &lt;player&gt;1-2 Players&lt;/player&gt; &lt;story&gt;The year is 2008, and Russian rebels have taken over Moscow in an attempt to restore the old communist regime.  You are in command of The Ghosts, an elite military team and the United States' first line of defense.****Both single-player and multiplayer modes are available.  In the single-player missions, you have an entire platoon of men at your disposal.  In multiplayer, you command just one man, with the rest of your platoon controlled by humans instead of the computer.****Ghost Recon is a first-person tactical shooter.  You can choose one of four characters: sniper, rifleman, demolitions expert, and support expert, with specialists being unlocked as you complete the single-player missions.&lt;/story&gt; &lt;/game&gt;">
            <text:p>&lt;game name="Tom Clancy's Ghost Recon (USA)"&gt; &lt;year&gt;2003&lt;/year&gt; &lt;rating&gt;ESRB - M (Mature)&lt;/rating&gt; &lt;title&gt;Tom Clancy's Ghost Recon &lt;/title&gt; &lt;pub&gt;Ubisoft, Inc.&lt;/pub&gt; &lt;dev&gt;Red Storm Entertainment&lt;/dev&gt; &lt;genre&gt;Shooter&lt;/genre&gt; &lt;score&gt;3.4&lt;/score&gt; &lt;player&gt;1-2 Players&lt;/player&gt; &lt;story&gt;The year is 2008, and Russian rebels have taken over Moscow in an attempt to restore the old communist regime. <text:s/>You are in command of The Ghosts, an elite military team and the United States' first line of defense.****Both single-player and multiplayer modes are available. <text:s/>In the single-player missions, you have an entire platoon of men at your disposal. <text:s/>In multiplayer, you command just one man, with the rest of your platoon controlled by humans instead of the computer.****Ghost Recon is a first-person tactical shooter. <text:s/>You can choose one of four characters: sniper, rifleman, demolitions expert, and support expert, with specialists being unlocked as you complete the single-player missions.&lt;/story&gt; &lt;/game&gt;</text:p>
          </table:table-cell>
          <table:table-cell table:number-columns-repeated="1012"/>
        </table:table-row>
        <table:table-row table:style-name="ro1">
          <table:table-cell office:value-type="string">
            <text:p>Tom Clancy's Ghost Recon 2 (USA)</text:p>
          </table:table-cell>
          <table:table-cell office:value-type="float" office:value="2005">
            <text:p>2005</text:p>
          </table:table-cell>
          <table:table-cell office:value-type="string">
            <text:p>ESRB - T (Teen)</text:p>
          </table:table-cell>
          <table:table-cell office:value-type="string">
            <text:p>Tom Clancy's Ghost Recon 2 </text:p>
          </table:table-cell>
          <table:table-cell table:style-name="Default" office:value-type="string">
            <text:p>Ubisoft, Inc.</text:p>
          </table:table-cell>
          <table:table-cell office:value-type="string">
            <text:p>Ubisoft</text:p>
          </table:table-cell>
          <table:table-cell office:value-type="string">
            <text:p>Shooter</text:p>
          </table:table-cell>
          <table:table-cell office:value-type="string">
            <text:p>3.3</text:p>
          </table:table-cell>
          <table:table-cell office:value-type="string">
            <text:p>1 Player</text:p>
          </table:table-cell>
          <table:table-cell office:value-type="string">
            <text:p>Set in the near future, Tom Clancy's Ghost Recon 2 puts the player in the shoes of a highly trained operative who works as a part of the infamous military unit from the U.S. Special Forces only known as "Ghosts".****The game is set in North Korea, where an evil general is diverting all the humanitarian aid to boost his forces and gain more political power in the process and it's up to Ghosts to eliminate this threat.****There is a single player campaign mode, where the player as part of the Ghosts, must take on the evil general in 11 different and quite long missions. There is also a multiplayer modes in both on and offline. The main campaign can be played through with a friend, or you can fight other players in multiple game modes spanning from a simple deathmatch to team based modes.****New to this part of the series is the possibility to use a third person viewpoint, but the classic "From the eyes"-view is also available.</text:p>
          </table:table-cell>
          <table:table-cell table:style-name="Default" table:formula="of:=CONCATENATE(&quot;&lt;game name=&quot;;CHAR(34);[.A563];CHAR(34);&quot;&gt; &lt;year&gt;&quot;;[.B563];&quot;&lt;/year&gt; &lt;rating&gt;&quot;;[.C563];&quot;&lt;/rating&gt; &lt;title&gt;&quot;;[.D563];&quot;&lt;/title&gt; &lt;pub&gt;&quot;;[.E563];&quot;&lt;/pub&gt; &lt;dev&gt;&quot;;[.F563];&quot;&lt;/dev&gt; &lt;genre&gt;&quot;;[.G563];&quot;&lt;/genre&gt; &lt;score&gt;&quot;;[.H563];&quot;&lt;/score&gt; &lt;player&gt;&quot;;[.I563];&quot;&lt;/player&gt; &lt;story&gt;&quot;;[.J563];&quot;&lt;/story&gt; &lt;/game&gt;&quot;)" office:value-type="string" office:string-value="&lt;game name=&quot;Tom Clancy's Ghost Recon 2 (USA)&quot;&gt; &lt;year&gt;2005&lt;/year&gt; &lt;rating&gt;ESRB - T (Teen)&lt;/rating&gt; &lt;title&gt;Tom Clancy's Ghost Recon 2 &lt;/title&gt; &lt;pub&gt;Ubisoft, Inc.&lt;/pub&gt; &lt;dev&gt;Ubisoft&lt;/dev&gt; &lt;genre&gt;Shooter&lt;/genre&gt; &lt;score&gt;3.3&lt;/score&gt; &lt;player&gt;1 Player&lt;/player&gt; &lt;story&gt;Set in the near future, Tom Clancy's Ghost Recon 2 puts the player in the shoes of a highly trained operative who works as a part of the infamous military unit from the U.S. Special Forces only known as &quot;Ghosts&quot;.****The game is set in North Korea, where an evil general is diverting all the humanitarian aid to boost his forces and gain more political power in the process and it's up to Ghosts to eliminate this threat.****There is a single player campaign mode, where the player as part of the Ghosts, must take on the evil general in 11 different and quite long missions. There is also a multiplayer modes in both on and offline. The main campaign can be played through with a friend, or you can fight other players in multiple game modes spanning from a simple deathmatch to team based modes.****New to this part of the series is the possibility to use a third person viewpoint, but the classic &quot;From the eyes&quot;-view is also available.&lt;/story&gt; &lt;/game&gt;">
            <text:p>&lt;game name="Tom Clancy's Ghost Recon 2 (USA)"&gt; &lt;year&gt;2005&lt;/year&gt; &lt;rating&gt;ESRB - T (Teen)&lt;/rating&gt; &lt;title&gt;Tom Clancy's Ghost Recon 2 &lt;/title&gt; &lt;pub&gt;Ubisoft, Inc.&lt;/pub&gt; &lt;dev&gt;Ubisoft&lt;/dev&gt; &lt;genre&gt;Shooter&lt;/genre&gt; &lt;score&gt;3.3&lt;/score&gt; &lt;player&gt;1 Player&lt;/player&gt; &lt;story&gt;Set in the near future, Tom Clancy's Ghost Recon 2 puts the player in the shoes of a highly trained operative who works as a part of the infamous military unit from the U.S. Special Forces only known as "Ghosts".****The game is set in North Korea, where an evil general is diverting all the humanitarian aid to boost his forces and gain more political power in the process and it's up to Ghosts to eliminate this threat.****There is a single player campaign mode, where the player as part of the Ghosts, must take on the evil general in 11 different and quite long missions. There is also a multiplayer modes in both on and offline. The main campaign can be played through with a friend, or you can fight other players in multiple game modes spanning from a simple deathmatch to team based modes.****New to this part of the series is the possibility to use a third person viewpoint, but the classic "From the eyes"-view is also available.&lt;/story&gt; &lt;/game&gt;</text:p>
          </table:table-cell>
          <table:table-cell table:number-columns-repeated="1012"/>
        </table:table-row>
        <table:table-row table:style-name="ro1">
          <table:table-cell office:value-type="string">
            <text:p>Tom Clancy's Rainbow Six - Lockdown (USA)</text:p>
          </table:table-cell>
          <table:table-cell office:value-type="float" office:value="2005">
            <text:p>2005</text:p>
          </table:table-cell>
          <table:table-cell office:value-type="string">
            <text:p>ESRB - M (Mature)</text:p>
          </table:table-cell>
          <table:table-cell office:value-type="string">
            <text:p>Tom Clancy's Rainbow Six - Lockdown </text:p>
          </table:table-cell>
          <table:table-cell table:style-name="Default" office:value-type="string">
            <text:p>Ubisoft, Inc.</text:p>
          </table:table-cell>
          <table:table-cell office:value-type="string">
            <text:p>Red Storm Entertainment</text:p>
          </table:table-cell>
          <table:table-cell office:value-type="string">
            <text:p>Shooter</text:p>
          </table:table-cell>
          <table:table-cell office:value-type="string">
            <text:p>3.8</text:p>
          </table:table-cell>
          <table:table-cell office:value-type="string">
            <text:p>1-2 Players</text:p>
          </table:table-cell>
          <table:table-cell office:value-type="string">
            <text:p>Lockdown is the third Rainbow Six game to appear on the consoles, this time with Red Storm Entertainment fully behind the wheel. Once again, you play as Domingo 'Ding' Chavez, leading a small commando team on black-ops missions. This time, however, the developer strays from the realistic squad-based action in favor of more arcadish gameplay. The main single player campaign is based around a dangerous virus and hostages. In certain missions, you play as sniper Dieter Weber, picking off terrorists from higher ground and providing cover while the team infiltrates the building.****The differences between the console versions are the number of missions and the availability of certain gadgets. There is an offline two-player, split-screen cooperative mode available (up to 4 over Xbox live) and full online multiplayer up to 16 players featuring traditional deathmatch, objective-based games and CTF modes, on Xbox and PS2. While the PS2 version includes a Rivalry mode, Xbox online multiplayer has an RPG element: the P.E.C. mode (Persistent Elite Creation). Before playing, you choose an avatar and a class with specific abilities (commando, engineer, spec op and medic). While playing, you earn credits and experience, which can be traded in for new weapons, items or amour. Gear regularly needs to be repaired, shown by the durability level, and experience can be used to assign skills points to abilities, individualizing your character.</text:p>
          </table:table-cell>
          <table:table-cell table:style-name="Default" table:formula="of:=CONCATENATE(&quot;&lt;game name=&quot;;CHAR(34);[.A564];CHAR(34);&quot;&gt; &lt;year&gt;&quot;;[.B564];&quot;&lt;/year&gt; &lt;rating&gt;&quot;;[.C564];&quot;&lt;/rating&gt; &lt;title&gt;&quot;;[.D564];&quot;&lt;/title&gt; &lt;pub&gt;&quot;;[.E564];&quot;&lt;/pub&gt; &lt;dev&gt;&quot;;[.F564];&quot;&lt;/dev&gt; &lt;genre&gt;&quot;;[.G564];&quot;&lt;/genre&gt; &lt;score&gt;&quot;;[.H564];&quot;&lt;/score&gt; &lt;player&gt;&quot;;[.I564];&quot;&lt;/player&gt; &lt;story&gt;&quot;;[.J564];&quot;&lt;/story&gt; &lt;/game&gt;&quot;)" office:value-type="string" office:string-value="&lt;game name=&quot;Tom Clancy's Rainbow Six - Lockdown (USA)&quot;&gt; &lt;year&gt;2005&lt;/year&gt; &lt;rating&gt;ESRB - M (Mature)&lt;/rating&gt; &lt;title&gt;Tom Clancy's Rainbow Six - Lockdown &lt;/title&gt; &lt;pub&gt;Ubisoft, Inc.&lt;/pub&gt; &lt;dev&gt;Red Storm Entertainment&lt;/dev&gt; &lt;genre&gt;Shooter&lt;/genre&gt; &lt;score&gt;3.8&lt;/score&gt; &lt;player&gt;1-2 Players&lt;/player&gt; &lt;story&gt;Lockdown is the third Rainbow Six game to appear on the consoles, this time with Red Storm Entertainment fully behind the wheel. Once again, you play as Domingo 'Ding' Chavez, leading a small commando team on black-ops missions. This time, however, the developer strays from the realistic squad-based action in favor of more arcadish gameplay. The main single player campaign is based around a dangerous virus and hostages. In certain missions, you play as sniper Dieter Weber, picking off terrorists from higher ground and providing cover while the team infiltrates the building.****The differences between the console versions are the number of missions and the availability of certain gadgets. There is an offline two-player, split-screen cooperative mode available (up to 4 over Xbox live) and full online multiplayer up to 16 players featuring traditional deathmatch, objective-based games and CTF modes, on Xbox and PS2. While the PS2 version includes a Rivalry mode, Xbox online multiplayer has an RPG element: the P.E.C. mode (Persistent Elite Creation). Before playing, you choose an avatar and a class with specific abilities (commando, engineer, spec op and medic). While playing, you earn credits and experience, which can be traded in for new weapons, items or amour. Gear regularly needs to be repaired, shown by the durability level, and experience can be used to assign skills points to abilities, individualizing your character.&lt;/story&gt; &lt;/game&gt;">
            <text:p>&lt;game name="Tom Clancy's Rainbow Six - Lockdown (USA)"&gt; &lt;year&gt;2005&lt;/year&gt; &lt;rating&gt;ESRB - M (Mature)&lt;/rating&gt; &lt;title&gt;Tom Clancy's Rainbow Six - Lockdown &lt;/title&gt; &lt;pub&gt;Ubisoft, Inc.&lt;/pub&gt; &lt;dev&gt;Red Storm Entertainment&lt;/dev&gt; &lt;genre&gt;Shooter&lt;/genre&gt; &lt;score&gt;3.8&lt;/score&gt; &lt;player&gt;1-2 Players&lt;/player&gt; &lt;story&gt;Lockdown is the third Rainbow Six game to appear on the consoles, this time with Red Storm Entertainment fully behind the wheel. Once again, you play as Domingo 'Ding' Chavez, leading a small commando team on black-ops missions. This time, however, the developer strays from the realistic squad-based action in favor of more arcadish gameplay. The main single player campaign is based around a dangerous virus and hostages. In certain missions, you play as sniper Dieter Weber, picking off terrorists from higher ground and providing cover while the team infiltrates the building.****The differences between the console versions are the number of missions and the availability of certain gadgets. There is an offline two-player, split-screen cooperative mode available (up to 4 over Xbox live) and full online multiplayer up to 16 players featuring traditional deathmatch, objective-based games and CTF modes, on Xbox and PS2. While the PS2 version includes a Rivalry mode, Xbox online multiplayer has an RPG element: the P.E.C. mode (Persistent Elite Creation). Before playing, you choose an avatar and a class with specific abilities (commando, engineer, spec op and medic). While playing, you earn credits and experience, which can be traded in for new weapons, items or amour. Gear regularly needs to be repaired, shown by the durability level, and experience can be used to assign skills points to abilities, individualizing your character.&lt;/story&gt; &lt;/game&gt;</text:p>
          </table:table-cell>
          <table:table-cell table:number-columns-repeated="1012"/>
        </table:table-row>
        <table:table-row table:style-name="ro1">
          <table:table-cell office:value-type="string">
            <text:p>Tom Clancy's Rainbow Six 3 (USA)</text:p>
          </table:table-cell>
          <table:table-cell office:value-type="float" office:value="2004">
            <text:p>2004</text:p>
          </table:table-cell>
          <table:table-cell office:value-type="string">
            <text:p>ESRB - M (Mature)</text:p>
          </table:table-cell>
          <table:table-cell office:value-type="string">
            <text:p>Tom Clancy's Rainbow Six 3 </text:p>
          </table:table-cell>
          <table:table-cell table:style-name="Default" office:value-type="string">
            <text:p>Ubisoft, Inc.</text:p>
          </table:table-cell>
          <table:table-cell office:value-type="string">
            <text:p>Ubisoft</text:p>
          </table:table-cell>
          <table:table-cell office:value-type="string">
            <text:p>Shooter</text:p>
          </table:table-cell>
          <table:table-cell office:value-type="string">
            <text:p>3.5</text:p>
          </table:table-cell>
          <table:table-cell office:value-type="string">
            <text:p>1-2 Players</text:p>
          </table:table-cell>
          <table:table-cell office:value-type="string">
            <text:p>This game is a tactical ops, rescue mission, save the world shooter. You and a team infiltrate an enemy base or as the opposing team guard the enemy base and have a strategic shoot 'em up. The difference between this one and other shooting games is that you get shot once or twice and you're dead. Meaning mission is over. No extra lives, no respawn point. You'll have to wait until the next level (which is usually about 1-5 minutes depending on when you died). The new release boasts high graphics and the same high quality team oriented combat, that the series is known for.</text:p>
          </table:table-cell>
          <table:table-cell table:style-name="Default" table:formula="of:=CONCATENATE(&quot;&lt;game name=&quot;;CHAR(34);[.A565];CHAR(34);&quot;&gt; &lt;year&gt;&quot;;[.B565];&quot;&lt;/year&gt; &lt;rating&gt;&quot;;[.C565];&quot;&lt;/rating&gt; &lt;title&gt;&quot;;[.D565];&quot;&lt;/title&gt; &lt;pub&gt;&quot;;[.E565];&quot;&lt;/pub&gt; &lt;dev&gt;&quot;;[.F565];&quot;&lt;/dev&gt; &lt;genre&gt;&quot;;[.G565];&quot;&lt;/genre&gt; &lt;score&gt;&quot;;[.H565];&quot;&lt;/score&gt; &lt;player&gt;&quot;;[.I565];&quot;&lt;/player&gt; &lt;story&gt;&quot;;[.J565];&quot;&lt;/story&gt; &lt;/game&gt;&quot;)" office:value-type="string" office:string-value="&lt;game name=&quot;Tom Clancy's Rainbow Six 3 (USA)&quot;&gt; &lt;year&gt;2004&lt;/year&gt; &lt;rating&gt;ESRB - M (Mature)&lt;/rating&gt; &lt;title&gt;Tom Clancy's Rainbow Six 3 &lt;/title&gt; &lt;pub&gt;Ubisoft, Inc.&lt;/pub&gt; &lt;dev&gt;Ubisoft&lt;/dev&gt; &lt;genre&gt;Shooter&lt;/genre&gt; &lt;score&gt;3.5&lt;/score&gt; &lt;player&gt;1-2 Players&lt;/player&gt; &lt;story&gt;This game is a tactical ops, rescue mission, save the world shooter. You and a team infiltrate an enemy base or as the opposing team guard the enemy base and have a strategic shoot 'em up. The difference between this one and other shooting games is that you get shot once or twice and you're dead. Meaning mission is over. No extra lives, no respawn point. You'll have to wait until the next level (which is usually about 1-5 minutes depending on when you died). The new release boasts high graphics and the same high quality team oriented combat, that the series is known for.&lt;/story&gt; &lt;/game&gt;">
            <text:p>&lt;game name="Tom Clancy's Rainbow Six 3 (USA)"&gt; &lt;year&gt;2004&lt;/year&gt; &lt;rating&gt;ESRB - M (Mature)&lt;/rating&gt; &lt;title&gt;Tom Clancy's Rainbow Six 3 &lt;/title&gt; &lt;pub&gt;Ubisoft, Inc.&lt;/pub&gt; &lt;dev&gt;Ubisoft&lt;/dev&gt; &lt;genre&gt;Shooter&lt;/genre&gt; &lt;score&gt;3.5&lt;/score&gt; &lt;player&gt;1-2 Players&lt;/player&gt; &lt;story&gt;This game is a tactical ops, rescue mission, save the world shooter. You and a team infiltrate an enemy base or as the opposing team guard the enemy base and have a strategic shoot 'em up. The difference between this one and other shooting games is that you get shot once or twice and you're dead. Meaning mission is over. No extra lives, no respawn point. You'll have to wait until the next level (which is usually about 1-5 minutes depending on when you died). The new release boasts high graphics and the same high quality team oriented combat, that the series is known for.&lt;/story&gt; &lt;/game&gt;</text:p>
          </table:table-cell>
          <table:table-cell table:number-columns-repeated="1012"/>
        </table:table-row>
        <table:table-row table:style-name="ro1">
          <table:table-cell office:value-type="string">
            <text:p>Tom Clancy's Splinter Cell - Chaos Theory (USA) (Disc 1)</text:p>
          </table:table-cell>
          <table:table-cell office:value-type="float" office:value="2005">
            <text:p>2005</text:p>
          </table:table-cell>
          <table:table-cell office:value-type="string">
            <text:p>ESRB - M (Mature)</text:p>
          </table:table-cell>
          <table:table-cell office:value-type="string">
            <text:p>Tom Clancy's Splinter Cell - Chaos Theory <text:s/>Disk 1</text:p>
          </table:table-cell>
          <table:table-cell table:style-name="Default" office:value-type="string">
            <text:p>Ubisoft, Inc.</text:p>
          </table:table-cell>
          <table:table-cell office:value-type="string">
            <text:p>Ubisoft</text:p>
          </table:table-cell>
          <table:table-cell office:value-type="string">
            <text:p>Action</text:p>
          </table:table-cell>
          <table:table-cell office:value-type="string">
            <text:p>4.1</text:p>
          </table:table-cell>
          <table:table-cell office:value-type="string">
            <text:p>1-2 Players</text:p>
          </table:table-cell>
          <table:table-cell office:value-type="string">
            <text:p>Set in the not too distant future, Japan creates the Information Self-Defense Force (I-SDF). The creation of this force is seen as a violation of international law and Japan's constitution, and it causes tensions to rise between Japan, China, and North Korea. In time, North Korea and China set up shipping blockades around Japan, and Japan calls on the United States for help, citing article nine of the Postwar Constitution. Throughout this time, Japan uncovers more and more information that the infamous Black Gold Day was caused by intentional information warfare attacks. As the U.S. prepares to launch the USS Clarence E. Walsh, Third Echelon sends the famous Sam Fisher on a mission that appears to be unrelated to the incident, but which may end up being the most important element of it all.****In Splinter Cell: Chaos Theory, players take on the role of field operative Sam Fisher for a third outing. Fisher has some new moves this time around, and he also has a new weapon always at his disposal; a combat knife. Utilizing the knife, Sam can either kill his enemies, or simply knock them out. At the end of each mission, the player is given an overview of how they did. The more people that the player spares, the better the success score.****The single-player game is more open-ended than the past two Splinter Cell games. While players are still forced through some areas in a &amp;quot;tunnel&amp;quot; like fashion, with no choice of where to go, there are many instances where they can decide how they'd like to get there. For example, in the caverns, one can either kill two enemies and cross the bridge, or leave them alone, sneak along the side path, and climb a ladder at the end, bypassing the fight entirely, but still winding up in the same location.****Throughout the game many different locations are visited, such as a lighthouse, a Japanese tea house, Seoul, New York City during an East Coast blackout, and other such exotic locales.****The Spies-vs-Mercs multiplayer mode that appeared in the previous game has returned, with some new features. There are several new, large maps to play on, as well as updated versions from the past game. The PC, PlayStation 2, and Xbox versions feature this mode.</text:p>
          </table:table-cell>
          <table:table-cell table:style-name="Default" table:formula="of:=CONCATENATE(&quot;&lt;game name=&quot;;CHAR(34);[.A566];CHAR(34);&quot;&gt; &lt;year&gt;&quot;;[.B566];&quot;&lt;/year&gt; &lt;rating&gt;&quot;;[.C566];&quot;&lt;/rating&gt; &lt;title&gt;&quot;;[.D566];&quot;&lt;/title&gt; &lt;pub&gt;&quot;;[.E566];&quot;&lt;/pub&gt; &lt;dev&gt;&quot;;[.F566];&quot;&lt;/dev&gt; &lt;genre&gt;&quot;;[.G566];&quot;&lt;/genre&gt; &lt;score&gt;&quot;;[.H566];&quot;&lt;/score&gt; &lt;player&gt;&quot;;[.I566];&quot;&lt;/player&gt; &lt;story&gt;&quot;;[.J566];&quot;&lt;/story&gt; &lt;/game&gt;&quot;)" office:value-type="string" office:string-value="&lt;game name=&quot;Tom Clancy's Splinter Cell - Chaos Theory (USA) (Disc 1)&quot;&gt; &lt;year&gt;2005&lt;/year&gt; &lt;rating&gt;ESRB - M (Mature)&lt;/rating&gt; &lt;title&gt;Tom Clancy's Splinter Cell - Chaos Theory  Disk 1&lt;/title&gt; &lt;pub&gt;Ubisoft, Inc.&lt;/pub&gt; &lt;dev&gt;Ubisoft&lt;/dev&gt; &lt;genre&gt;Action&lt;/genre&gt; &lt;score&gt;4.1&lt;/score&gt; &lt;player&gt;1-2 Players&lt;/player&gt; &lt;story&gt;Set in the not too distant future, Japan creates the Information Self-Defense Force (I-SDF). The creation of this force is seen as a violation of international law and Japan's constitution, and it causes tensions to rise between Japan, China, and North Korea. In time, North Korea and China set up shipping blockades around Japan, and Japan calls on the United States for help, citing article nine of the Postwar Constitution. Throughout this time, Japan uncovers more and more information that the infamous Black Gold Day was caused by intentional information warfare attacks. As the U.S. prepares to launch the USS Clarence E. Walsh, Third Echelon sends the famous Sam Fisher on a mission that appears to be unrelated to the incident, but which may end up being the most important element of it all.****In Splinter Cell: Chaos Theory, players take on the role of field operative Sam Fisher for a third outing. Fisher has some new moves this time around, and he also has a new weapon always at his disposal; a combat knife. Utilizing the knife, Sam can either kill his enemies, or simply knock them out. At the end of each mission, the player is given an overview of how they did. The more people that the player spares, the better the success score.****The single-player game is more open-ended than the past two Splinter Cell games. While players are still forced through some areas in a &amp;quot;tunnel&amp;quot; like fashion, with no choice of where to go, there are many instances where they can decide how they'd like to get there. For example, in the caverns, one can either kill two enemies and cross the bridge, or leave them alone, sneak along the side path, and climb a ladder at the end, bypassing the fight entirely, but still winding up in the same location.****Throughout the game many different locations are visited, such as a lighthouse, a Japanese tea house, Seoul, New York City during an East Coast blackout, and other such exotic locales.****The Spies-vs-Mercs multiplayer mode that appeared in the previous game has returned, with some new features. There are several new, large maps to play on, as well as updated versions from the past game. The PC, PlayStation 2, and Xbox versions feature this mode.&lt;/story&gt; &lt;/game&gt;">
            <text:p>&lt;game name="Tom Clancy's Splinter Cell - Chaos Theory (USA) (Disc 1)"&gt; &lt;year&gt;2005&lt;/year&gt; &lt;rating&gt;ESRB - M (Mature)&lt;/rating&gt; &lt;title&gt;Tom Clancy's Splinter Cell - Chaos Theory <text:s/>Disk 1&lt;/title&gt; &lt;pub&gt;Ubisoft, Inc.&lt;/pub&gt; &lt;dev&gt;Ubisoft&lt;/dev&gt; &lt;genre&gt;Action&lt;/genre&gt; &lt;score&gt;4.1&lt;/score&gt; &lt;player&gt;1-2 Players&lt;/player&gt; &lt;story&gt;Set in the not too distant future, Japan creates the Information Self-Defense Force (I-SDF). The creation of this force is seen as a violation of international law and Japan's constitution, and it causes tensions to rise between Japan, China, and North Korea. In time, North Korea and China set up shipping blockades around Japan, and Japan calls on the United States for help, citing article nine of the Postwar Constitution. Throughout this time, Japan uncovers more and more information that the infamous Black Gold Day was caused by intentional information warfare attacks. As the U.S. prepares to launch the USS Clarence E. Walsh, Third Echelon sends the famous Sam Fisher on a mission that appears to be unrelated to the incident, but which may end up being the most important element of it all.****In Splinter Cell: Chaos Theory, players take on the role of field operative Sam Fisher for a third outing. Fisher has some new moves this time around, and he also has a new weapon always at his disposal; a combat knife. Utilizing the knife, Sam can either kill his enemies, or simply knock them out. At the end of each mission, the player is given an overview of how they did. The more people that the player spares, the better the success score.****The single-player game is more open-ended than the past two Splinter Cell games. While players are still forced through some areas in a &amp;quot;tunnel&amp;quot; like fashion, with no choice of where to go, there are many instances where they can decide how they'd like to get there. For example, in the caverns, one can either kill two enemies and cross the bridge, or leave them alone, sneak along the side path, and climb a ladder at the end, bypassing the fight entirely, but still winding up in the same location.****Throughout the game many different locations are visited, such as a lighthouse, a Japanese tea house, Seoul, New York City during an East Coast blackout, and other such exotic locales.****The Spies-vs-Mercs multiplayer mode that appeared in the previous game has returned, with some new features. There are several new, large maps to play on, as well as updated versions from the past game. The PC, PlayStation 2, and Xbox versions feature this mode.&lt;/story&gt; &lt;/game&gt;</text:p>
          </table:table-cell>
          <table:table-cell table:number-columns-repeated="1012"/>
        </table:table-row>
        <table:table-row table:style-name="ro1">
          <table:table-cell office:value-type="string">
            <text:p>Tom Clancy's Splinter Cell - Chaos Theory (USA) (Disc 2)</text:p>
          </table:table-cell>
          <table:table-cell office:value-type="float" office:value="2005">
            <text:p>2005</text:p>
          </table:table-cell>
          <table:table-cell office:value-type="string">
            <text:p>ESRB - M (Mature)</text:p>
          </table:table-cell>
          <table:table-cell office:value-type="string">
            <text:p>Tom Clancy's Splinter Cell - Chaos Theory <text:s/>Disk 2</text:p>
          </table:table-cell>
          <table:table-cell table:style-name="Default" office:value-type="string">
            <text:p>Ubisoft, Inc.</text:p>
          </table:table-cell>
          <table:table-cell office:value-type="string">
            <text:p>Ubisoft</text:p>
          </table:table-cell>
          <table:table-cell office:value-type="string">
            <text:p>Action</text:p>
          </table:table-cell>
          <table:table-cell office:value-type="string">
            <text:p>4.1</text:p>
          </table:table-cell>
          <table:table-cell office:value-type="string">
            <text:p>1-2 Players</text:p>
          </table:table-cell>
          <table:table-cell office:value-type="string">
            <text:p>Set in the not too distant future, Japan creates the Information Self-Defense Force (I-SDF). The creation of this force is seen as a violation of international law and Japan's constitution, and it causes tensions to rise between Japan, China, and North Korea. In time, North Korea and China set up shipping blockades around Japan, and Japan calls on the United States for help, citing article nine of the Postwar Constitution. Throughout this time, Japan uncovers more and more information that the infamous Black Gold Day was caused by intentional information warfare attacks. As the U.S. prepares to launch the USS Clarence E. Walsh, Third Echelon sends the famous Sam Fisher on a mission that appears to be unrelated to the incident, but which may end up being the most important element of it all.****In Splinter Cell: Chaos Theory, players take on the role of field operative Sam Fisher for a third outing. Fisher has some new moves this time around, and he also has a new weapon always at his disposal; a combat knife. Utilizing the knife, Sam can either kill his enemies, or simply knock them out. At the end of each mission, the player is given an overview of how they did. The more people that the player spares, the better the success score.****The single-player game is more open-ended than the past two Splinter Cell games. While players are still forced through some areas in a &amp;quot;tunnel&amp;quot; like fashion, with no choice of where to go, there are many instances where they can decide how they'd like to get there. For example, in the caverns, one can either kill two enemies and cross the bridge, or leave them alone, sneak along the side path, and climb a ladder at the end, bypassing the fight entirely, but still winding up in the same location.****Throughout the game many different locations are visited, such as a lighthouse, a Japanese tea house, Seoul, New York City during an East Coast blackout, and other such exotic locales.****The Spies-vs-Mercs multiplayer mode that appeared in the previous game has returned, with some new features. There are several new, large maps to play on, as well as updated versions from the past game. The PC, PlayStation 2, and Xbox versions feature this mode.</text:p>
          </table:table-cell>
          <table:table-cell table:style-name="Default" table:formula="of:=CONCATENATE(&quot;&lt;game name=&quot;;CHAR(34);[.A567];CHAR(34);&quot;&gt; &lt;year&gt;&quot;;[.B567];&quot;&lt;/year&gt; &lt;rating&gt;&quot;;[.C567];&quot;&lt;/rating&gt; &lt;title&gt;&quot;;[.D567];&quot;&lt;/title&gt; &lt;pub&gt;&quot;;[.E567];&quot;&lt;/pub&gt; &lt;dev&gt;&quot;;[.F567];&quot;&lt;/dev&gt; &lt;genre&gt;&quot;;[.G567];&quot;&lt;/genre&gt; &lt;score&gt;&quot;;[.H567];&quot;&lt;/score&gt; &lt;player&gt;&quot;;[.I567];&quot;&lt;/player&gt; &lt;story&gt;&quot;;[.J567];&quot;&lt;/story&gt; &lt;/game&gt;&quot;)" office:value-type="string" office:string-value="&lt;game name=&quot;Tom Clancy's Splinter Cell - Chaos Theory (USA) (Disc 2)&quot;&gt; &lt;year&gt;2005&lt;/year&gt; &lt;rating&gt;ESRB - M (Mature)&lt;/rating&gt; &lt;title&gt;Tom Clancy's Splinter Cell - Chaos Theory  Disk 2&lt;/title&gt; &lt;pub&gt;Ubisoft, Inc.&lt;/pub&gt; &lt;dev&gt;Ubisoft&lt;/dev&gt; &lt;genre&gt;Action&lt;/genre&gt; &lt;score&gt;4.1&lt;/score&gt; &lt;player&gt;1-2 Players&lt;/player&gt; &lt;story&gt;Set in the not too distant future, Japan creates the Information Self-Defense Force (I-SDF). The creation of this force is seen as a violation of international law and Japan's constitution, and it causes tensions to rise between Japan, China, and North Korea. In time, North Korea and China set up shipping blockades around Japan, and Japan calls on the United States for help, citing article nine of the Postwar Constitution. Throughout this time, Japan uncovers more and more information that the infamous Black Gold Day was caused by intentional information warfare attacks. As the U.S. prepares to launch the USS Clarence E. Walsh, Third Echelon sends the famous Sam Fisher on a mission that appears to be unrelated to the incident, but which may end up being the most important element of it all.****In Splinter Cell: Chaos Theory, players take on the role of field operative Sam Fisher for a third outing. Fisher has some new moves this time around, and he also has a new weapon always at his disposal; a combat knife. Utilizing the knife, Sam can either kill his enemies, or simply knock them out. At the end of each mission, the player is given an overview of how they did. The more people that the player spares, the better the success score.****The single-player game is more open-ended than the past two Splinter Cell games. While players are still forced through some areas in a &amp;quot;tunnel&amp;quot; like fashion, with no choice of where to go, there are many instances where they can decide how they'd like to get there. For example, in the caverns, one can either kill two enemies and cross the bridge, or leave them alone, sneak along the side path, and climb a ladder at the end, bypassing the fight entirely, but still winding up in the same location.****Throughout the game many different locations are visited, such as a lighthouse, a Japanese tea house, Seoul, New York City during an East Coast blackout, and other such exotic locales.****The Spies-vs-Mercs multiplayer mode that appeared in the previous game has returned, with some new features. There are several new, large maps to play on, as well as updated versions from the past game. The PC, PlayStation 2, and Xbox versions feature this mode.&lt;/story&gt; &lt;/game&gt;">
            <text:p>&lt;game name="Tom Clancy's Splinter Cell - Chaos Theory (USA) (Disc 2)"&gt; &lt;year&gt;2005&lt;/year&gt; &lt;rating&gt;ESRB - M (Mature)&lt;/rating&gt; &lt;title&gt;Tom Clancy's Splinter Cell - Chaos Theory <text:s/>Disk 2&lt;/title&gt; &lt;pub&gt;Ubisoft, Inc.&lt;/pub&gt; &lt;dev&gt;Ubisoft&lt;/dev&gt; &lt;genre&gt;Action&lt;/genre&gt; &lt;score&gt;4.1&lt;/score&gt; &lt;player&gt;1-2 Players&lt;/player&gt; &lt;story&gt;Set in the not too distant future, Japan creates the Information Self-Defense Force (I-SDF). The creation of this force is seen as a violation of international law and Japan's constitution, and it causes tensions to rise between Japan, China, and North Korea. In time, North Korea and China set up shipping blockades around Japan, and Japan calls on the United States for help, citing article nine of the Postwar Constitution. Throughout this time, Japan uncovers more and more information that the infamous Black Gold Day was caused by intentional information warfare attacks. As the U.S. prepares to launch the USS Clarence E. Walsh, Third Echelon sends the famous Sam Fisher on a mission that appears to be unrelated to the incident, but which may end up being the most important element of it all.****In Splinter Cell: Chaos Theory, players take on the role of field operative Sam Fisher for a third outing. Fisher has some new moves this time around, and he also has a new weapon always at his disposal; a combat knife. Utilizing the knife, Sam can either kill his enemies, or simply knock them out. At the end of each mission, the player is given an overview of how they did. The more people that the player spares, the better the success score.****The single-player game is more open-ended than the past two Splinter Cell games. While players are still forced through some areas in a &amp;quot;tunnel&amp;quot; like fashion, with no choice of where to go, there are many instances where they can decide how they'd like to get there. For example, in the caverns, one can either kill two enemies and cross the bridge, or leave them alone, sneak along the side path, and climb a ladder at the end, bypassing the fight entirely, but still winding up in the same location.****Throughout the game many different locations are visited, such as a lighthouse, a Japanese tea house, Seoul, New York City during an East Coast blackout, and other such exotic locales.****The Spies-vs-Mercs multiplayer mode that appeared in the previous game has returned, with some new features. There are several new, large maps to play on, as well as updated versions from the past game. The PC, PlayStation 2, and Xbox versions feature this mode.&lt;/story&gt; &lt;/game&gt;</text:p>
          </table:table-cell>
          <table:table-cell table:number-columns-repeated="1012"/>
        </table:table-row>
        <table:table-row table:style-name="ro1">
          <table:table-cell office:value-type="string">
            <text:p>Tom Clancy's Splinter Cell - Double Agent (USA) (Disc 1)</text:p>
          </table:table-cell>
          <table:table-cell office:value-type="float" office:value="2006">
            <text:p>2006</text:p>
          </table:table-cell>
          <table:table-cell office:value-type="string">
            <text:p>ESRB - M (Mature)</text:p>
          </table:table-cell>
          <table:table-cell office:value-type="string">
            <text:p>Tom Clancy's Splinter Cell - Double Agent <text:s/>Disk 1</text:p>
          </table:table-cell>
          <table:table-cell table:style-name="Default" office:value-type="string">
            <text:p>Ubisoft, Inc.</text:p>
          </table:table-cell>
          <table:table-cell office:value-type="string">
            <text:p>Ubisoft</text:p>
          </table:table-cell>
          <table:table-cell office:value-type="string">
            <text:p>Action</text:p>
          </table:table-cell>
          <table:table-cell office:value-type="string">
            <text:p>4.3</text:p>
          </table:table-cell>
          <table:table-cell office:value-type="string">
            <text:p>1-2 Players</text:p>
          </table:table-cell>
          <table:table-cell office:value-type="string">
            <text:p>Once, Sam Fisher was an agent of Third Echelon, assigned to infiltrate strongholds belonging to enemies of National Security, gather information and neutralize enemies if needed.****Times are changing, America's enemies are looking at new options, finding ways to make themselves more deadly. In order to star one step ahead of its target, Third Echelon is also changing and while Sam Fisher's foes are evolving and his allies are in flux, Fisher's own life will undergo some dramatic and permanent changes. And once that happens nothing will ever be the same.****With his life turned upside down, Fisher is on a new mission unlike any he has ever been sent on before. Where he used to penetrate defenses and gather information from the outside, now he is on the inside, working with those he has sworn to destroy and finding enemies among his allies. He is risking everything for the sake of the greater good, even if it costs him his identity or his life.****Play the game in a stealth manner or in a gun blazing way and your experience will be different every time you play. Try to sneak around the enemies and kill, interrogate or neutralize them without anyone else notice. There are 3 different endings depending on your choices in the game. Different settings will be visited during the game such as a prison, a boat in Cozumel, visit Africa, and many more.****You will get many different weapons and gadgets to help you through your journey. Use gadgets to close the lights, use gadget to electrify enemies in water pond, and scan the surroundings using your many visions (electric, night vision, heat vision) to identify potential gameplay objects around the worlds.****This version is quite different from the Xbox 360/Windows release. They share the same engine (although it is not multi-threaded), but this release adds an additional single-player mission with alternate ending, a new Spies vs. Spies online mode, 14 co-op missions playable offline (also online for the Xbox version), LAN, and 8 minutes of additional cinematics. There are also some changes in the storyline. The Wii/GameCube versions only have co-op multiplayer.****The Spies vs. Spies multiplayer offers different game modes:****1. Team Hack: similar to capture the flag, but you need to hack the opponent's computer and secure your own.****2. Deathmatch: regular matches.****3. Team Deathmatch: regular team matches.****4. Key Run: similar to Team Hack, but with the addition of a key that needs to be obtained first to hack into the opponent's computer****5. Sam Vs. All: a single player, Sam Fisher, has to sneakily hack into computers defended by an entire team.****6. Countdown: similar to Deathmatch, with the addition of gameplay time provided by killing other players.</text:p>
          </table:table-cell>
          <table:table-cell table:style-name="Default" table:formula="of:=CONCATENATE(&quot;&lt;game name=&quot;;CHAR(34);[.A568];CHAR(34);&quot;&gt; &lt;year&gt;&quot;;[.B568];&quot;&lt;/year&gt; &lt;rating&gt;&quot;;[.C568];&quot;&lt;/rating&gt; &lt;title&gt;&quot;;[.D568];&quot;&lt;/title&gt; &lt;pub&gt;&quot;;[.E568];&quot;&lt;/pub&gt; &lt;dev&gt;&quot;;[.F568];&quot;&lt;/dev&gt; &lt;genre&gt;&quot;;[.G568];&quot;&lt;/genre&gt; &lt;score&gt;&quot;;[.H568];&quot;&lt;/score&gt; &lt;player&gt;&quot;;[.I568];&quot;&lt;/player&gt; &lt;story&gt;&quot;;[.J568];&quot;&lt;/story&gt; &lt;/game&gt;&quot;)" office:value-type="string" office:string-value="&lt;game name=&quot;Tom Clancy's Splinter Cell - Double Agent (USA) (Disc 1)&quot;&gt; &lt;year&gt;2006&lt;/year&gt; &lt;rating&gt;ESRB - M (Mature)&lt;/rating&gt; &lt;title&gt;Tom Clancy's Splinter Cell - Double Agent  Disk 1&lt;/title&gt; &lt;pub&gt;Ubisoft, Inc.&lt;/pub&gt; &lt;dev&gt;Ubisoft&lt;/dev&gt; &lt;genre&gt;Action&lt;/genre&gt; &lt;score&gt;4.3&lt;/score&gt; &lt;player&gt;1-2 Players&lt;/player&gt; &lt;story&gt;Once, Sam Fisher was an agent of Third Echelon, assigned to infiltrate strongholds belonging to enemies of National Security, gather information and neutralize enemies if needed.****Times are changing, America's enemies are looking at new options, finding ways to make themselves more deadly. In order to star one step ahead of its target, Third Echelon is also changing and while Sam Fisher's foes are evolving and his allies are in flux, Fisher's own life will undergo some dramatic and permanent changes. And once that happens nothing will ever be the same.****With his life turned upside down, Fisher is on a new mission unlike any he has ever been sent on before. Where he used to penetrate defenses and gather information from the outside, now he is on the inside, working with those he has sworn to destroy and finding enemies among his allies. He is risking everything for the sake of the greater good, even if it costs him his identity or his life.****Play the game in a stealth manner or in a gun blazing way and your experience will be different every time you play. Try to sneak around the enemies and kill, interrogate or neutralize them without anyone else notice. There are 3 different endings depending on your choices in the game. Different settings will be visited during the game such as a prison, a boat in Cozumel, visit Africa, and many more.****You will get many different weapons and gadgets to help you through your journey. Use gadgets to close the lights, use gadget to electrify enemies in water pond, and scan the surroundings using your many visions (electric, night vision, heat vision) to identify potential gameplay objects around the worlds.****This version is quite different from the Xbox 360/Windows release. They share the same engine (although it is not multi-threaded), but this release adds an additional single-player mission with alternate ending, a new Spies vs. Spies online mode, 14 co-op missions playable offline (also online for the Xbox version), LAN, and 8 minutes of additional cinematics. There are also some changes in the storyline. The Wii/GameCube versions only have co-op multiplayer.****The Spies vs. Spies multiplayer offers different game modes:****1. Team Hack: similar to capture the flag, but you need to hack the opponent's computer and secure your own.****2. Deathmatch: regular matches.****3. Team Deathmatch: regular team matches.****4. Key Run: similar to Team Hack, but with the addition of a key that needs to be obtained first to hack into the opponent's computer****5. Sam Vs. All: a single player, Sam Fisher, has to sneakily hack into computers defended by an entire team.****6. Countdown: similar to Deathmatch, with the addition of gameplay time provided by killing other players.&lt;/story&gt; &lt;/game&gt;">
            <text:p>&lt;game name="Tom Clancy's Splinter Cell - Double Agent (USA) (Disc 1)"&gt; &lt;year&gt;2006&lt;/year&gt; &lt;rating&gt;ESRB - M (Mature)&lt;/rating&gt; &lt;title&gt;Tom Clancy's Splinter Cell - Double Agent <text:s/>Disk 1&lt;/title&gt; &lt;pub&gt;Ubisoft, Inc.&lt;/pub&gt; &lt;dev&gt;Ubisoft&lt;/dev&gt; &lt;genre&gt;Action&lt;/genre&gt; &lt;score&gt;4.3&lt;/score&gt; &lt;player&gt;1-2 Players&lt;/player&gt; &lt;story&gt;Once, Sam Fisher was an agent of Third Echelon, assigned to infiltrate strongholds belonging to enemies of National Security, gather information and neutralize enemies if needed.****Times are changing, America's enemies are looking at new options, finding ways to make themselves more deadly. In order to star one step ahead of its target, Third Echelon is also changing and while Sam Fisher's foes are evolving and his allies are in flux, Fisher's own life will undergo some dramatic and permanent changes. And once that happens nothing will ever be the same.****With his life turned upside down, Fisher is on a new mission unlike any he has ever been sent on before. Where he used to penetrate defenses and gather information from the outside, now he is on the inside, working with those he has sworn to destroy and finding enemies among his allies. He is risking everything for the sake of the greater good, even if it costs him his identity or his life.****Play the game in a stealth manner or in a gun blazing way and your experience will be different every time you play. Try to sneak around the enemies and kill, interrogate or neutralize them without anyone else notice. There are 3 different endings depending on your choices in the game. Different settings will be visited during the game such as a prison, a boat in Cozumel, visit Africa, and many more.****You will get many different weapons and gadgets to help you through your journey. Use gadgets to close the lights, use gadget to electrify enemies in water pond, and scan the surroundings using your many visions (electric, night vision, heat vision) to identify potential gameplay objects around the worlds.****This version is quite different from the Xbox 360/Windows release. They share the same engine (although it is not multi-threaded), but this release adds an additional single-player mission with alternate ending, a new Spies vs. Spies online mode, 14 co-op missions playable offline (also online for the Xbox version), LAN, and 8 minutes of additional cinematics. There are also some changes in the storyline. The Wii/GameCube versions only have co-op multiplayer.****The Spies vs. Spies multiplayer offers different game modes:****1. Team Hack: similar to capture the flag, but you need to hack the opponent's computer and secure your own.****2. Deathmatch: regular matches.****3. Team Deathmatch: regular team matches.****4. Key Run: similar to Team Hack, but with the addition of a key that needs to be obtained first to hack into the opponent's computer****5. Sam Vs. All: a single player, Sam Fisher, has to sneakily hack into computers defended by an entire team.****6. Countdown: similar to Deathmatch, with the addition of gameplay time provided by killing other players.&lt;/story&gt; &lt;/game&gt;</text:p>
          </table:table-cell>
          <table:table-cell table:number-columns-repeated="1012"/>
        </table:table-row>
        <table:table-row table:style-name="ro1">
          <table:table-cell office:value-type="string">
            <text:p>Tom Clancy's Splinter Cell - Double Agent (USA) (Disc 2)</text:p>
          </table:table-cell>
          <table:table-cell office:value-type="float" office:value="2006">
            <text:p>2006</text:p>
          </table:table-cell>
          <table:table-cell office:value-type="string">
            <text:p>ESRB - M (Mature)</text:p>
          </table:table-cell>
          <table:table-cell office:value-type="string">
            <text:p>Tom Clancy's Splinter Cell - Double Agent <text:s/>Disk 2</text:p>
          </table:table-cell>
          <table:table-cell table:style-name="Default" office:value-type="string">
            <text:p>Ubisoft, Inc.</text:p>
          </table:table-cell>
          <table:table-cell office:value-type="string">
            <text:p>Ubisoft</text:p>
          </table:table-cell>
          <table:table-cell office:value-type="string">
            <text:p>Action</text:p>
          </table:table-cell>
          <table:table-cell office:value-type="string">
            <text:p>4.3</text:p>
          </table:table-cell>
          <table:table-cell office:value-type="string">
            <text:p>1-2 Players</text:p>
          </table:table-cell>
          <table:table-cell office:value-type="string">
            <text:p>Once, Sam Fisher was an agent of Third Echelon, assigned to infiltrate strongholds belonging to enemies of National Security, gather information and neutralize enemies if needed.****Times are changing, America's enemies are looking at new options, finding ways to make themselves more deadly. In order to star one step ahead of its target, Third Echelon is also changing and while Sam Fisher's foes are evolving and his allies are in flux, Fisher's own life will undergo some dramatic and permanent changes. And once that happens nothing will ever be the same.****With his life turned upside down, Fisher is on a new mission unlike any he has ever been sent on before. Where he used to penetrate defenses and gather information from the outside, now he is on the inside, working with those he has sworn to destroy and finding enemies among his allies. He is risking everything for the sake of the greater good, even if it costs him his identity or his life.****Play the game in a stealth manner or in a gun blazing way and your experience will be different every time you play. Try to sneak around the enemies and kill, interrogate or neutralize them without anyone else notice. There are 3 different endings depending on your choices in the game. Different settings will be visited during the game such as a prison, a boat in Cozumel, visit Africa, and many more.****You will get many different weapons and gadgets to help you through your journey. Use gadgets to close the lights, use gadget to electrify enemies in water pond, and scan the surroundings using your many visions (electric, night vision, heat vision) to identify potential gameplay objects around the worlds.****This version is quite different from the Xbox 360/Windows release. They share the same engine (although it is not multi-threaded), but this release adds an additional single-player mission with alternate ending, a new Spies vs. Spies online mode, 14 co-op missions playable offline (also online for the Xbox version), LAN, and 8 minutes of additional cinematics. There are also some changes in the storyline. The Wii/GameCube versions only have co-op multiplayer.****The Spies vs. Spies multiplayer offers different game modes:****1. Team Hack: similar to capture the flag, but you need to hack the opponent's computer and secure your own.****2. Deathmatch: regular matches.****3. Team Deathmatch: regular team matches.****4. Key Run: similar to Team Hack, but with the addition of a key that needs to be obtained first to hack into the opponent's computer****5. Sam Vs. All: a single player, Sam Fisher, has to sneakily hack into computers defended by an entire team.****6. Countdown: similar to Deathmatch, with the addition of gameplay time provided by killing other players.</text:p>
          </table:table-cell>
          <table:table-cell table:style-name="Default" table:formula="of:=CONCATENATE(&quot;&lt;game name=&quot;;CHAR(34);[.A569];CHAR(34);&quot;&gt; &lt;year&gt;&quot;;[.B569];&quot;&lt;/year&gt; &lt;rating&gt;&quot;;[.C569];&quot;&lt;/rating&gt; &lt;title&gt;&quot;;[.D569];&quot;&lt;/title&gt; &lt;pub&gt;&quot;;[.E569];&quot;&lt;/pub&gt; &lt;dev&gt;&quot;;[.F569];&quot;&lt;/dev&gt; &lt;genre&gt;&quot;;[.G569];&quot;&lt;/genre&gt; &lt;score&gt;&quot;;[.H569];&quot;&lt;/score&gt; &lt;player&gt;&quot;;[.I569];&quot;&lt;/player&gt; &lt;story&gt;&quot;;[.J569];&quot;&lt;/story&gt; &lt;/game&gt;&quot;)" office:value-type="string" office:string-value="&lt;game name=&quot;Tom Clancy's Splinter Cell - Double Agent (USA) (Disc 2)&quot;&gt; &lt;year&gt;2006&lt;/year&gt; &lt;rating&gt;ESRB - M (Mature)&lt;/rating&gt; &lt;title&gt;Tom Clancy's Splinter Cell - Double Agent  Disk 2&lt;/title&gt; &lt;pub&gt;Ubisoft, Inc.&lt;/pub&gt; &lt;dev&gt;Ubisoft&lt;/dev&gt; &lt;genre&gt;Action&lt;/genre&gt; &lt;score&gt;4.3&lt;/score&gt; &lt;player&gt;1-2 Players&lt;/player&gt; &lt;story&gt;Once, Sam Fisher was an agent of Third Echelon, assigned to infiltrate strongholds belonging to enemies of National Security, gather information and neutralize enemies if needed.****Times are changing, America's enemies are looking at new options, finding ways to make themselves more deadly. In order to star one step ahead of its target, Third Echelon is also changing and while Sam Fisher's foes are evolving and his allies are in flux, Fisher's own life will undergo some dramatic and permanent changes. And once that happens nothing will ever be the same.****With his life turned upside down, Fisher is on a new mission unlike any he has ever been sent on before. Where he used to penetrate defenses and gather information from the outside, now he is on the inside, working with those he has sworn to destroy and finding enemies among his allies. He is risking everything for the sake of the greater good, even if it costs him his identity or his life.****Play the game in a stealth manner or in a gun blazing way and your experience will be different every time you play. Try to sneak around the enemies and kill, interrogate or neutralize them without anyone else notice. There are 3 different endings depending on your choices in the game. Different settings will be visited during the game such as a prison, a boat in Cozumel, visit Africa, and many more.****You will get many different weapons and gadgets to help you through your journey. Use gadgets to close the lights, use gadget to electrify enemies in water pond, and scan the surroundings using your many visions (electric, night vision, heat vision) to identify potential gameplay objects around the worlds.****This version is quite different from the Xbox 360/Windows release. They share the same engine (although it is not multi-threaded), but this release adds an additional single-player mission with alternate ending, a new Spies vs. Spies online mode, 14 co-op missions playable offline (also online for the Xbox version), LAN, and 8 minutes of additional cinematics. There are also some changes in the storyline. The Wii/GameCube versions only have co-op multiplayer.****The Spies vs. Spies multiplayer offers different game modes:****1. Team Hack: similar to capture the flag, but you need to hack the opponent's computer and secure your own.****2. Deathmatch: regular matches.****3. Team Deathmatch: regular team matches.****4. Key Run: similar to Team Hack, but with the addition of a key that needs to be obtained first to hack into the opponent's computer****5. Sam Vs. All: a single player, Sam Fisher, has to sneakily hack into computers defended by an entire team.****6. Countdown: similar to Deathmatch, with the addition of gameplay time provided by killing other players.&lt;/story&gt; &lt;/game&gt;">
            <text:p>&lt;game name="Tom Clancy's Splinter Cell - Double Agent (USA) (Disc 2)"&gt; &lt;year&gt;2006&lt;/year&gt; &lt;rating&gt;ESRB - M (Mature)&lt;/rating&gt; &lt;title&gt;Tom Clancy's Splinter Cell - Double Agent <text:s/>Disk 2&lt;/title&gt; &lt;pub&gt;Ubisoft, Inc.&lt;/pub&gt; &lt;dev&gt;Ubisoft&lt;/dev&gt; &lt;genre&gt;Action&lt;/genre&gt; &lt;score&gt;4.3&lt;/score&gt; &lt;player&gt;1-2 Players&lt;/player&gt; &lt;story&gt;Once, Sam Fisher was an agent of Third Echelon, assigned to infiltrate strongholds belonging to enemies of National Security, gather information and neutralize enemies if needed.****Times are changing, America's enemies are looking at new options, finding ways to make themselves more deadly. In order to star one step ahead of its target, Third Echelon is also changing and while Sam Fisher's foes are evolving and his allies are in flux, Fisher's own life will undergo some dramatic and permanent changes. And once that happens nothing will ever be the same.****With his life turned upside down, Fisher is on a new mission unlike any he has ever been sent on before. Where he used to penetrate defenses and gather information from the outside, now he is on the inside, working with those he has sworn to destroy and finding enemies among his allies. He is risking everything for the sake of the greater good, even if it costs him his identity or his life.****Play the game in a stealth manner or in a gun blazing way and your experience will be different every time you play. Try to sneak around the enemies and kill, interrogate or neutralize them without anyone else notice. There are 3 different endings depending on your choices in the game. Different settings will be visited during the game such as a prison, a boat in Cozumel, visit Africa, and many more.****You will get many different weapons and gadgets to help you through your journey. Use gadgets to close the lights, use gadget to electrify enemies in water pond, and scan the surroundings using your many visions (electric, night vision, heat vision) to identify potential gameplay objects around the worlds.****This version is quite different from the Xbox 360/Windows release. They share the same engine (although it is not multi-threaded), but this release adds an additional single-player mission with alternate ending, a new Spies vs. Spies online mode, 14 co-op missions playable offline (also online for the Xbox version), LAN, and 8 minutes of additional cinematics. There are also some changes in the storyline. The Wii/GameCube versions only have co-op multiplayer.****The Spies vs. Spies multiplayer offers different game modes:****1. Team Hack: similar to capture the flag, but you need to hack the opponent's computer and secure your own.****2. Deathmatch: regular matches.****3. Team Deathmatch: regular team matches.****4. Key Run: similar to Team Hack, but with the addition of a key that needs to be obtained first to hack into the opponent's computer****5. Sam Vs. All: a single player, Sam Fisher, has to sneakily hack into computers defended by an entire team.****6. Countdown: similar to Deathmatch, with the addition of gameplay time provided by killing other players.&lt;/story&gt; &lt;/game&gt;</text:p>
          </table:table-cell>
          <table:table-cell table:number-columns-repeated="1012"/>
        </table:table-row>
        <table:table-row table:style-name="ro1">
          <table:table-cell office:value-type="string">
            <text:p>Tom Clancy's Splinter Cell - Pandora Tomorrow (USA)</text:p>
          </table:table-cell>
          <table:table-cell office:value-type="float" office:value="2004">
            <text:p>2004</text:p>
          </table:table-cell>
          <table:table-cell office:value-type="string">
            <text:p>ESRB - T (Teen)</text:p>
          </table:table-cell>
          <table:table-cell office:value-type="string">
            <text:p>Tom Clancy's Splinter Cell - Pandora Tomorrow </text:p>
          </table:table-cell>
          <table:table-cell table:style-name="Default" office:value-type="string">
            <text:p>Ubisoft, Inc.</text:p>
          </table:table-cell>
          <table:table-cell office:value-type="string">
            <text:p>Ubisoft</text:p>
          </table:table-cell>
          <table:table-cell office:value-type="string">
            <text:p>Action</text:p>
          </table:table-cell>
          <table:table-cell office:value-type="string">
            <text:p>3.6</text:p>
          </table:table-cell>
          <table:table-cell office:value-type="string">
            <text:p>1 Player</text:p>
          </table:table-cell>
          <table:table-cell office:value-type="string">
            <text:p>In Pandora Tomorrow, you reprise your role as Sam Fisher, along with old friends Irving Lambert and Anna Grimsdottir.****A terrorist has a disease which he plans to spread through the United States. <text:s/>He makes daily phone calls to an undisclosed location every day, delaying the release of the disease by one more day. <text:s/>As Fisher, you must find out who the terrorist is, where he is, who he is working for, and above all, stop him.****In order to do this, you are taken all around the world, from Paris to Indonesia to the holy land Jerusalem. <text:s/>Sam comes equipped with his standard pistol and SC-20K. <text:s/>The SC has been improved, with an added scope with two levels of zoom. <text:s/>You have access to all the equipment from the first game, including Sticky Shockers, Diversion Cameras, Frag and Smoke Grenades.****Sam has also learned some new moves. <text:s/>He has the ability to perform a SWAT turn, which allows him to pass from one side of an open door to the other without being spotted. <text:s/>He may perform a half-split jump, enabling him to lean against one side of a wall to give him boost to jump higher. <text:s/>He can also whistle, to attract the attention of any nearby enemies.****Pandora Tomorrow also has a full fledged multiplayer game, playable on Xbox Live. <text:s/>The multiplayer ties in to the single player campaign, and it pits the Shadownet team (spies) against the Argus team (mercs). <text:s/>The game supports four players.****Members of Shadownet must infiltrate various complexes to retrieve canisters of a deadly liquid, but they must watch out for cameras, motion sensors and trip lasers, all of which alert the mercs to their position. <text:s/>The spy cannot kill with weapons, but he can stun the mercs for several seconds in order to sneak up and kill from behind.****On the other side, the mercs must make their way to each canister, guarding it from the Shadownet team. <text:s/>Whenever an alarm is tripped, the merc is instantly alerted to where the spy is. <text:s/>To help fight the Shadownets, the mercs have a built-in motion sensor view, which picks up any moving objects, as well as an electromagnetic view, which picks up on spy gadgets. <text:s/>The mercs come equipped with a rifle, and must defend the viral canisters at all costs.****Multiplayer comes with a good variety of maps, ranging from a warehouse and a factory to a cinema and three towering skyscrapers. <text:s/>More maps will be available in the future via Xbox Live.</text:p>
          </table:table-cell>
          <table:table-cell table:style-name="Default" table:formula="of:=CONCATENATE(&quot;&lt;game name=&quot;;CHAR(34);[.A570];CHAR(34);&quot;&gt; &lt;year&gt;&quot;;[.B570];&quot;&lt;/year&gt; &lt;rating&gt;&quot;;[.C570];&quot;&lt;/rating&gt; &lt;title&gt;&quot;;[.D570];&quot;&lt;/title&gt; &lt;pub&gt;&quot;;[.E570];&quot;&lt;/pub&gt; &lt;dev&gt;&quot;;[.F570];&quot;&lt;/dev&gt; &lt;genre&gt;&quot;;[.G570];&quot;&lt;/genre&gt; &lt;score&gt;&quot;;[.H570];&quot;&lt;/score&gt; &lt;player&gt;&quot;;[.I570];&quot;&lt;/player&gt; &lt;story&gt;&quot;;[.J570];&quot;&lt;/story&gt; &lt;/game&gt;&quot;)" office:value-type="string" office:string-value="&lt;game name=&quot;Tom Clancy's Splinter Cell - Pandora Tomorrow (USA)&quot;&gt; &lt;year&gt;2004&lt;/year&gt; &lt;rating&gt;ESRB - T (Teen)&lt;/rating&gt; &lt;title&gt;Tom Clancy's Splinter Cell - Pandora Tomorrow &lt;/title&gt; &lt;pub&gt;Ubisoft, Inc.&lt;/pub&gt; &lt;dev&gt;Ubisoft&lt;/dev&gt; &lt;genre&gt;Action&lt;/genre&gt; &lt;score&gt;3.6&lt;/score&gt; &lt;player&gt;1 Player&lt;/player&gt; &lt;story&gt;In Pandora Tomorrow, you reprise your role as Sam Fisher, along with old friends Irving Lambert and Anna Grimsdottir.****A terrorist has a disease which he plans to spread through the United States.  He makes daily phone calls to an undisclosed location every day, delaying the release of the disease by one more day.  As Fisher, you must find out who the terrorist is, where he is, who he is working for, and above all, stop him.****In order to do this, you are taken all around the world, from Paris to Indonesia to the holy land Jerusalem.  Sam comes equipped with his standard pistol and SC-20K.  The SC has been improved, with an added scope with two levels of zoom.  You have access to all the equipment from the first game, including Sticky Shockers, Diversion Cameras, Frag and Smoke Grenades.****Sam has also learned some new moves.  He has the ability to perform a SWAT turn, which allows him to pass from one side of an open door to the other without being spotted.  He may perform a half-split jump, enabling him to lean against one side of a wall to give him boost to jump higher.  He can also whistle, to attract the attention of any nearby enemies.****Pandora Tomorrow also has a full fledged multiplayer game, playable on Xbox Live.  The multiplayer ties in to the single player campaign, and it pits the Shadownet team (spies) against the Argus team (mercs).  The game supports four players.****Members of Shadownet must infiltrate various complexes to retrieve canisters of a deadly liquid, but they must watch out for cameras, motion sensors and trip lasers, all of which alert the mercs to their position.  The spy cannot kill with weapons, but he can stun the mercs for several seconds in order to sneak up and kill from behind.****On the other side, the mercs must make their way to each canister, guarding it from the Shadownet team.  Whenever an alarm is tripped, the merc is instantly alerted to where the spy is.  To help fight the Shadownets, the mercs have a built-in motion sensor view, which picks up any moving objects, as well as an electromagnetic view, which picks up on spy gadgets.  The mercs come equipped with a rifle, and must defend the viral canisters at all costs.****Multiplayer comes with a good variety of maps, ranging from a warehouse and a factory to a cinema and three towering skyscrapers.  More maps will be available in the future via Xbox Live.&lt;/story&gt; &lt;/game&gt;">
            <text:p>&lt;game name="Tom Clancy's Splinter Cell - Pandora Tomorrow (USA)"&gt; &lt;year&gt;2004&lt;/year&gt; &lt;rating&gt;ESRB - T (Teen)&lt;/rating&gt; &lt;title&gt;Tom Clancy's Splinter Cell - Pandora Tomorrow &lt;/title&gt; &lt;pub&gt;Ubisoft, Inc.&lt;/pub&gt; &lt;dev&gt;Ubisoft&lt;/dev&gt; &lt;genre&gt;Action&lt;/genre&gt; &lt;score&gt;3.6&lt;/score&gt; &lt;player&gt;1 Player&lt;/player&gt; &lt;story&gt;In Pandora Tomorrow, you reprise your role as Sam Fisher, along with old friends Irving Lambert and Anna Grimsdottir.****A terrorist has a disease which he plans to spread through the United States. <text:s/>He makes daily phone calls to an undisclosed location every day, delaying the release of the disease by one more day. <text:s/>As Fisher, you must find out who the terrorist is, where he is, who he is working for, and above all, stop him.****In order to do this, you are taken all around the world, from Paris to Indonesia to the holy land Jerusalem. <text:s/>Sam comes equipped with his standard pistol and SC-20K. <text:s/>The SC has been improved, with an added scope with two levels of zoom. <text:s/>You have access to all the equipment from the first game, including Sticky Shockers, Diversion Cameras, Frag and Smoke Grenades.****Sam has also learned some new moves. <text:s/>He has the ability to perform a SWAT turn, which allows him to pass from one side of an open door to the other without being spotted. <text:s/>He may perform a half-split jump, enabling him to lean against one side of a wall to give him boost to jump higher. <text:s/>He can also whistle, to attract the attention of any nearby enemies.****Pandora Tomorrow also has a full fledged multiplayer game, playable on Xbox Live. <text:s/>The multiplayer ties in to the single player campaign, and it pits the Shadownet team (spies) against the Argus team (mercs). <text:s/>The game supports four players.****Members of Shadownet must infiltrate various complexes to retrieve canisters of a deadly liquid, but they must watch out for cameras, motion sensors and trip lasers, all of which alert the mercs to their position. <text:s/>The spy cannot kill with weapons, but he can stun the mercs for several seconds in order to sneak up and kill from behind.****On the other side, the mercs must make their way to each canister, guarding it from the Shadownet team. <text:s/>Whenever an alarm is tripped, the merc is instantly alerted to where the spy is. <text:s/>To help fight the Shadownets, the mercs have a built-in motion sensor view, which picks up any moving objects, as well as an electromagnetic view, which picks up on spy gadgets. <text:s/>The mercs come equipped with a rifle, and must defend the viral canisters at all costs.****Multiplayer comes with a good variety of maps, ranging from a warehouse and a factory to a cinema and three towering skyscrapers. <text:s/>More maps will be available in the future via Xbox Live.&lt;/story&gt; &lt;/game&gt;</text:p>
          </table:table-cell>
          <table:table-cell table:number-columns-repeated="1012"/>
        </table:table-row>
        <table:table-row table:style-name="ro1">
          <table:table-cell office:value-type="string">
            <text:p>Tom Clancy's Splinter Cell (USA)</text:p>
          </table:table-cell>
          <table:table-cell office:value-type="float" office:value="2003">
            <text:p>2003</text:p>
          </table:table-cell>
          <table:table-cell office:value-type="string">
            <text:p>ESRB - T (Teen)</text:p>
          </table:table-cell>
          <table:table-cell office:value-type="string">
            <text:p>Tom Clancy's Splinter Cell </text:p>
          </table:table-cell>
          <table:table-cell table:style-name="Default" office:value-type="string">
            <text:p>Ubisoft, Inc.</text:p>
          </table:table-cell>
          <table:table-cell office:value-type="string">
            <text:p>Ubisoft</text:p>
          </table:table-cell>
          <table:table-cell office:value-type="string">
            <text:p>Action</text:p>
          </table:table-cell>
          <table:table-cell office:value-type="string">
            <text:p>3.9</text:p>
          </table:table-cell>
          <table:table-cell office:value-type="string">
            <text:p>1 Player</text:p>
          </table:table-cell>
          <table:table-cell office:value-type="string">
            <text:p>In Splinter Cell, you take on the role of Sam Fisher, an operative for the secret organization Third Echelon.****SC is a third-person stealth based game, similar to Metal Gear Solid. <text:s/>Third Echelon is a secret organization, a part of the U.S. government. <text:s/>The organization deals with very sensitive missions, and you play as Sam, Third Echelon's "splinter cell". <text:s/>Your missions are so discreet, that if you are captured, the government will deny any such existence of that organization.****Since it's a stealth based game, you have a variety of moves at your disposal. <text:s/>You can walk, run, crouch, jump, rappel, shimmy, cross horizontal wires, zip using a zip cord, and do a split jump.****To defeat your enemies, you have a variety of means. <text:s/>You can use your weapons, but the noise might alert a guard. <text:s/>You can stun them, kill them, subdue them, jump down from the ceiling and knock them unconcious. <text:s/>Some enemies are needed to activate a door or passcode, so you can take an enemy hostage by holding a gun to his head, you can interrogate them, or you can use them as human shields.****Some of the more innovative features of the game is the ability to peak through a door before going through. <text:s/>You can open it up a bit to peak through, or you can use your optic cable camera (a "snake" camera) to peer through the underside of the door, checking to make sure it's clear.****Being a stealth based game, your arsenal is small. <text:s/>You have an automatic rifle that can be fitted with a silencer and other modifications, and you also have a trusty pistol.****Splinter Cell also has downloadable content, so you can download new items in the future, specifically new levels and missions.</text:p>
          </table:table-cell>
          <table:table-cell table:style-name="Default" table:formula="of:=CONCATENATE(&quot;&lt;game name=&quot;;CHAR(34);[.A571];CHAR(34);&quot;&gt; &lt;year&gt;&quot;;[.B571];&quot;&lt;/year&gt; &lt;rating&gt;&quot;;[.C571];&quot;&lt;/rating&gt; &lt;title&gt;&quot;;[.D571];&quot;&lt;/title&gt; &lt;pub&gt;&quot;;[.E571];&quot;&lt;/pub&gt; &lt;dev&gt;&quot;;[.F571];&quot;&lt;/dev&gt; &lt;genre&gt;&quot;;[.G571];&quot;&lt;/genre&gt; &lt;score&gt;&quot;;[.H571];&quot;&lt;/score&gt; &lt;player&gt;&quot;;[.I571];&quot;&lt;/player&gt; &lt;story&gt;&quot;;[.J571];&quot;&lt;/story&gt; &lt;/game&gt;&quot;)" office:value-type="string" office:string-value="&lt;game name=&quot;Tom Clancy's Splinter Cell (USA)&quot;&gt; &lt;year&gt;2003&lt;/year&gt; &lt;rating&gt;ESRB - T (Teen)&lt;/rating&gt; &lt;title&gt;Tom Clancy's Splinter Cell &lt;/title&gt; &lt;pub&gt;Ubisoft, Inc.&lt;/pub&gt; &lt;dev&gt;Ubisoft&lt;/dev&gt; &lt;genre&gt;Action&lt;/genre&gt; &lt;score&gt;3.9&lt;/score&gt; &lt;player&gt;1 Player&lt;/player&gt; &lt;story&gt;In Splinter Cell, you take on the role of Sam Fisher, an operative for the secret organization Third Echelon.****SC is a third-person stealth based game, similar to Metal Gear Solid.  Third Echelon is a secret organization, a part of the U.S. government.  The organization deals with very sensitive missions, and you play as Sam, Third Echelon's &quot;splinter cell&quot;.  Your missions are so discreet, that if you are captured, the government will deny any such existence of that organization.****Since it's a stealth based game, you have a variety of moves at your disposal.  You can walk, run, crouch, jump, rappel, shimmy, cross horizontal wires, zip using a zip cord, and do a split jump.****To defeat your enemies, you have a variety of means.  You can use your weapons, but the noise might alert a guard.  You can stun them, kill them, subdue them, jump down from the ceiling and knock them unconcious.  Some enemies are needed to activate a door or passcode, so you can take an enemy hostage by holding a gun to his head, you can interrogate them, or you can use them as human shields.****Some of the more innovative features of the game is the ability to peak through a door before going through.  You can open it up a bit to peak through, or you can use your optic cable camera (a &quot;snake&quot; camera) to peer through the underside of the door, checking to make sure it's clear.****Being a stealth based game, your arsenal is small.  You have an automatic rifle that can be fitted with a silencer and other modifications, and you also have a trusty pistol.****Splinter Cell also has downloadable content, so you can download new items in the future, specifically new levels and missions.&lt;/story&gt; &lt;/game&gt;">
            <text:p>&lt;game name="Tom Clancy's Splinter Cell (USA)"&gt; &lt;year&gt;2003&lt;/year&gt; &lt;rating&gt;ESRB - T (Teen)&lt;/rating&gt; &lt;title&gt;Tom Clancy's Splinter Cell &lt;/title&gt; &lt;pub&gt;Ubisoft, Inc.&lt;/pub&gt; &lt;dev&gt;Ubisoft&lt;/dev&gt; &lt;genre&gt;Action&lt;/genre&gt; &lt;score&gt;3.9&lt;/score&gt; &lt;player&gt;1 Player&lt;/player&gt; &lt;story&gt;In Splinter Cell, you take on the role of Sam Fisher, an operative for the secret organization Third Echelon.****SC is a third-person stealth based game, similar to Metal Gear Solid. <text:s/>Third Echelon is a secret organization, a part of the U.S. government. <text:s/>The organization deals with very sensitive missions, and you play as Sam, Third Echelon's "splinter cell". <text:s/>Your missions are so discreet, that if you are captured, the government will deny any such existence of that organization.****Since it's a stealth based game, you have a variety of moves at your disposal. <text:s/>You can walk, run, crouch, jump, rappel, shimmy, cross horizontal wires, zip using a zip cord, and do a split jump.****To defeat your enemies, you have a variety of means. <text:s/>You can use your weapons, but the noise might alert a guard. <text:s/>You can stun them, kill them, subdue them, jump down from the ceiling and knock them unconcious. <text:s/>Some enemies are needed to activate a door or passcode, so you can take an enemy hostage by holding a gun to his head, you can interrogate them, or you can use them as human shields.****Some of the more innovative features of the game is the ability to peak through a door before going through. <text:s/>You can open it up a bit to peak through, or you can use your optic cable camera (a "snake" camera) to peer through the underside of the door, checking to make sure it's clear.****Being a stealth based game, your arsenal is small. <text:s/>You have an automatic rifle that can be fitted with a silencer and other modifications, and you also have a trusty pistol.****Splinter Cell also has downloadable content, so you can download new items in the future, specifically new levels and missions.&lt;/story&gt; &lt;/game&gt;</text:p>
          </table:table-cell>
          <table:table-cell table:number-columns-repeated="1012"/>
        </table:table-row>
        <table:table-row table:style-name="ro1">
          <table:table-cell office:value-type="string">
            <text:p>Tonka - Rescue Patrol (USA)</text:p>
          </table:table-cell>
          <table:table-cell office:value-type="float" office:value="2003">
            <text:p>2003</text:p>
          </table:table-cell>
          <table:table-cell office:value-type="string">
            <text:p>ESRB - E (Everyone)</text:p>
          </table:table-cell>
          <table:table-cell office:value-type="string">
            <text:p>Tonka - Rescue Patrol </text:p>
          </table:table-cell>
          <table:table-cell table:style-name="Default" office:value-type="string">
            <text:p>TDK Mediactive, Inc.</text:p>
          </table:table-cell>
          <table:table-cell office:value-type="string">
            <text:p>Lucky Chicken Games</text:p>
          </table:table-cell>
          <table:table-cell office:value-type="string">
            <text:p>Action</text:p>
          </table:table-cell>
          <table:table-cell office:value-type="string">
            <text:p>3.7</text:p>
          </table:table-cell>
          <table:table-cell office:value-type="string">
            <text:p>1 Player</text:p>
          </table:table-cell>
          <table:table-cell office:value-type="string">
            <text:p>Designed for younger children, Tonka: Rescue Patrol lets you drive a firetruck, police car, helicopter, and many other vehicles, as well as helping out around the city. For example, the firetruck might drive to a building on fire to put the fire out, while a crane may move construction material to where it is needed.****There are multiple environments to work in, including a city, country and even an academy to show how to use the vehicles. In the garage, you can clean and repair the vehicles, or even change the paint color.</text:p>
          </table:table-cell>
          <table:table-cell table:style-name="Default" table:formula="of:=CONCATENATE(&quot;&lt;game name=&quot;;CHAR(34);[.A572];CHAR(34);&quot;&gt; &lt;year&gt;&quot;;[.B572];&quot;&lt;/year&gt; &lt;rating&gt;&quot;;[.C572];&quot;&lt;/rating&gt; &lt;title&gt;&quot;;[.D572];&quot;&lt;/title&gt; &lt;pub&gt;&quot;;[.E572];&quot;&lt;/pub&gt; &lt;dev&gt;&quot;;[.F572];&quot;&lt;/dev&gt; &lt;genre&gt;&quot;;[.G572];&quot;&lt;/genre&gt; &lt;score&gt;&quot;;[.H572];&quot;&lt;/score&gt; &lt;player&gt;&quot;;[.I572];&quot;&lt;/player&gt; &lt;story&gt;&quot;;[.J572];&quot;&lt;/story&gt; &lt;/game&gt;&quot;)" office:value-type="string" office:string-value="&lt;game name=&quot;Tonka - Rescue Patrol (USA)&quot;&gt; &lt;year&gt;2003&lt;/year&gt; &lt;rating&gt;ESRB - E (Everyone)&lt;/rating&gt; &lt;title&gt;Tonka - Rescue Patrol &lt;/title&gt; &lt;pub&gt;TDK Mediactive, Inc.&lt;/pub&gt; &lt;dev&gt;Lucky Chicken Games&lt;/dev&gt; &lt;genre&gt;Action&lt;/genre&gt; &lt;score&gt;3.7&lt;/score&gt; &lt;player&gt;1 Player&lt;/player&gt; &lt;story&gt;Designed for younger children, Tonka: Rescue Patrol lets you drive a firetruck, police car, helicopter, and many other vehicles, as well as helping out around the city. For example, the firetruck might drive to a building on fire to put the fire out, while a crane may move construction material to where it is needed.****There are multiple environments to work in, including a city, country and even an academy to show how to use the vehicles. In the garage, you can clean and repair the vehicles, or even change the paint color.&lt;/story&gt; &lt;/game&gt;">
            <text:p>&lt;game name="Tonka - Rescue Patrol (USA)"&gt; &lt;year&gt;2003&lt;/year&gt; &lt;rating&gt;ESRB - E (Everyone)&lt;/rating&gt; &lt;title&gt;Tonka - Rescue Patrol &lt;/title&gt; &lt;pub&gt;TDK Mediactive, Inc.&lt;/pub&gt; &lt;dev&gt;Lucky Chicken Games&lt;/dev&gt; &lt;genre&gt;Action&lt;/genre&gt; &lt;score&gt;3.7&lt;/score&gt; &lt;player&gt;1 Player&lt;/player&gt; &lt;story&gt;Designed for younger children, Tonka: Rescue Patrol lets you drive a firetruck, police car, helicopter, and many other vehicles, as well as helping out around the city. For example, the firetruck might drive to a building on fire to put the fire out, while a crane may move construction material to where it is needed.****There are multiple environments to work in, including a city, country and even an academy to show how to use the vehicles. In the garage, you can clean and repair the vehicles, or even change the paint color.&lt;/story&gt; &lt;/game&gt;</text:p>
          </table:table-cell>
          <table:table-cell table:number-columns-repeated="1012"/>
        </table:table-row>
        <table:table-row table:style-name="ro1">
          <table:table-cell office:value-type="string">
            <text:p>Tony Hawk's American Wasteland (USA)</text:p>
          </table:table-cell>
          <table:table-cell office:value-type="float" office:value="2005">
            <text:p>2005</text:p>
          </table:table-cell>
          <table:table-cell office:value-type="string">
            <text:p>ESRB - T (Teen)</text:p>
          </table:table-cell>
          <table:table-cell office:value-type="string">
            <text:p>Tony Hawk's American Wasteland </text:p>
          </table:table-cell>
          <table:table-cell table:style-name="Default" office:value-type="string">
            <text:p>Activision Publishing, Inc.</text:p>
          </table:table-cell>
          <table:table-cell office:value-type="string">
            <text:p>Neversoft Entertainment</text:p>
          </table:table-cell>
          <table:table-cell office:value-type="string">
            <text:p>Sports/Skating</text:p>
          </table:table-cell>
          <table:table-cell office:value-type="string">
            <text:p>3.8</text:p>
          </table:table-cell>
          <table:table-cell office:value-type="string">
            <text:p>1-2 Players</text:p>
          </table:table-cell>
          <table:table-cell office:value-type="string">
            <text:p>You are a new skater in the city of L.A.. <text:s/>The main drive of the game is that your hanging around with a skating group and its leader, who also happens to be a skating legend, at their skate park in Beverly Hills called Skate Ranch. <text:s/>Throughout the game you must help your friends by getting skate pieces for Skate Ranch.****The game marks the third reinvention of the series, with Pro Skater being the first, and Underground being the second. <text:s/>It comes with brand new features like the ability to change your personal appearance in game, as well as the ability to get off of the skateboard and use a BMX. <text:s/>For the first time all of levels are strung together into one big environment, which gets rid of loading times and menu selection.****Old features were also kept like Create-a-park, which dates back to the Pro Skater series. <text:s/>Missions are still acquired by going up to random people or friends and accepting the mission they want you to run.****The game also includes a multiplayer mode and co-op for up to 2 players for added replay value.</text:p>
          </table:table-cell>
          <table:table-cell table:style-name="Default" table:formula="of:=CONCATENATE(&quot;&lt;game name=&quot;;CHAR(34);[.A573];CHAR(34);&quot;&gt; &lt;year&gt;&quot;;[.B573];&quot;&lt;/year&gt; &lt;rating&gt;&quot;;[.C573];&quot;&lt;/rating&gt; &lt;title&gt;&quot;;[.D573];&quot;&lt;/title&gt; &lt;pub&gt;&quot;;[.E573];&quot;&lt;/pub&gt; &lt;dev&gt;&quot;;[.F573];&quot;&lt;/dev&gt; &lt;genre&gt;&quot;;[.G573];&quot;&lt;/genre&gt; &lt;score&gt;&quot;;[.H573];&quot;&lt;/score&gt; &lt;player&gt;&quot;;[.I573];&quot;&lt;/player&gt; &lt;story&gt;&quot;;[.J573];&quot;&lt;/story&gt; &lt;/game&gt;&quot;)" office:value-type="string" office:string-value="&lt;game name=&quot;Tony Hawk's American Wasteland (USA)&quot;&gt; &lt;year&gt;2005&lt;/year&gt; &lt;rating&gt;ESRB - T (Teen)&lt;/rating&gt; &lt;title&gt;Tony Hawk's American Wasteland &lt;/title&gt; &lt;pub&gt;Activision Publishing, Inc.&lt;/pub&gt; &lt;dev&gt;Neversoft Entertainment&lt;/dev&gt; &lt;genre&gt;Sports/Skating&lt;/genre&gt; &lt;score&gt;3.8&lt;/score&gt; &lt;player&gt;1-2 Players&lt;/player&gt; &lt;story&gt;You are a new skater in the city of L.A..  The main drive of the game is that your hanging around with a skating group and its leader, who also happens to be a skating legend, at their skate park in Beverly Hills called Skate Ranch.  Throughout the game you must help your friends by getting skate pieces for Skate Ranch.****The game marks the third reinvention of the series, with Pro Skater being the first, and Underground being the second.  It comes with brand new features like the ability to change your personal appearance in game, as well as the ability to get off of the skateboard and use a BMX.  For the first time all of levels are strung together into one big environment, which gets rid of loading times and menu selection.****Old features were also kept like Create-a-park, which dates back to the Pro Skater series.  Missions are still acquired by going up to random people or friends and accepting the mission they want you to run.****The game also includes a multiplayer mode and co-op for up to 2 players for added replay value.&lt;/story&gt; &lt;/game&gt;">
            <text:p>&lt;game name="Tony Hawk's American Wasteland (USA)"&gt; &lt;year&gt;2005&lt;/year&gt; &lt;rating&gt;ESRB - T (Teen)&lt;/rating&gt; &lt;title&gt;Tony Hawk's American Wasteland &lt;/title&gt; &lt;pub&gt;Activision Publishing, Inc.&lt;/pub&gt; &lt;dev&gt;Neversoft Entertainment&lt;/dev&gt; &lt;genre&gt;Sports/Skating&lt;/genre&gt; &lt;score&gt;3.8&lt;/score&gt; &lt;player&gt;1-2 Players&lt;/player&gt; &lt;story&gt;You are a new skater in the city of L.A.. <text:s/>The main drive of the game is that your hanging around with a skating group and its leader, who also happens to be a skating legend, at their skate park in Beverly Hills called Skate Ranch. <text:s/>Throughout the game you must help your friends by getting skate pieces for Skate Ranch.****The game marks the third reinvention of the series, with Pro Skater being the first, and Underground being the second. <text:s/>It comes with brand new features like the ability to change your personal appearance in game, as well as the ability to get off of the skateboard and use a BMX. <text:s/>For the first time all of levels are strung together into one big environment, which gets rid of loading times and menu selection.****Old features were also kept like Create-a-park, which dates back to the Pro Skater series. <text:s/>Missions are still acquired by going up to random people or friends and accepting the mission they want you to run.****The game also includes a multiplayer mode and co-op for up to 2 players for added replay value.&lt;/story&gt; &lt;/game&gt;</text:p>
          </table:table-cell>
          <table:table-cell table:number-columns-repeated="1012"/>
        </table:table-row>
        <table:table-row table:style-name="ro1">
          <table:table-cell office:value-type="string">
            <text:p>Tony Hawk's Pro Skater 3 (USA)</text:p>
          </table:table-cell>
          <table:table-cell office:value-type="float" office:value="2001">
            <text:p>2001</text:p>
          </table:table-cell>
          <table:table-cell office:value-type="string">
            <text:p>ESRB - T (Teen)</text:p>
          </table:table-cell>
          <table:table-cell office:value-type="string">
            <text:p>Tony Hawk's Pro Skater 3 </text:p>
          </table:table-cell>
          <table:table-cell table:style-name="Default" office:value-type="string">
            <text:p>Activision Publishing, Inc.</text:p>
          </table:table-cell>
          <table:table-cell office:value-type="string">
            <text:p>Neversoft Entertainment</text:p>
          </table:table-cell>
          <table:table-cell office:value-type="string">
            <text:p>Sports/Skating</text:p>
          </table:table-cell>
          <table:table-cell office:value-type="string">
            <text:p>3.7</text:p>
          </table:table-cell>
          <table:table-cell office:value-type="string">
            <text:p>1-2 Players</text:p>
          </table:table-cell>
          <table:table-cell office:value-type="string">
            <text:p>Tony Hawk returns with an all new line-up of skaters, an all new line-up of parks to crash through, and a whole new level of graphics.****The line-up of street and vert riders include Elissa Steamer, Jamie Thomas, Steve Caballero, Rune Glifberg, Geoff Rowley, Andrew Reynolds, Rodney Mullen, Eric Koston, Chad Muska, Bucky Lasek and Bam Margera from MTV's Jackass (and Tony Hawk, of course).****The create a skater mode returns, allowing for even further levels of options for your character, like adding glasses and tatoos to changing the colour of the knee and elbow pads or even the hair.****And the levels themselves that you must skate through are now more interactive, with cars and humans blocking paths and making noise as you race around to make as many points as possible. Use items around the streets or the park to jump from or over to increase your score, and pull of as many wild and wacky tricks as you can.</text:p>
          </table:table-cell>
          <table:table-cell table:style-name="Default" table:formula="of:=CONCATENATE(&quot;&lt;game name=&quot;;CHAR(34);[.A574];CHAR(34);&quot;&gt; &lt;year&gt;&quot;;[.B574];&quot;&lt;/year&gt; &lt;rating&gt;&quot;;[.C574];&quot;&lt;/rating&gt; &lt;title&gt;&quot;;[.D574];&quot;&lt;/title&gt; &lt;pub&gt;&quot;;[.E574];&quot;&lt;/pub&gt; &lt;dev&gt;&quot;;[.F574];&quot;&lt;/dev&gt; &lt;genre&gt;&quot;;[.G574];&quot;&lt;/genre&gt; &lt;score&gt;&quot;;[.H574];&quot;&lt;/score&gt; &lt;player&gt;&quot;;[.I574];&quot;&lt;/player&gt; &lt;story&gt;&quot;;[.J574];&quot;&lt;/story&gt; &lt;/game&gt;&quot;)" office:value-type="string" office:string-value="&lt;game name=&quot;Tony Hawk's Pro Skater 3 (USA)&quot;&gt; &lt;year&gt;2001&lt;/year&gt; &lt;rating&gt;ESRB - T (Teen)&lt;/rating&gt; &lt;title&gt;Tony Hawk's Pro Skater 3 &lt;/title&gt; &lt;pub&gt;Activision Publishing, Inc.&lt;/pub&gt; &lt;dev&gt;Neversoft Entertainment&lt;/dev&gt; &lt;genre&gt;Sports/Skating&lt;/genre&gt; &lt;score&gt;3.7&lt;/score&gt; &lt;player&gt;1-2 Players&lt;/player&gt; &lt;story&gt;Tony Hawk returns with an all new line-up of skaters, an all new line-up of parks to crash through, and a whole new level of graphics.****The line-up of street and vert riders include Elissa Steamer, Jamie Thomas, Steve Caballero, Rune Glifberg, Geoff Rowley, Andrew Reynolds, Rodney Mullen, Eric Koston, Chad Muska, Bucky Lasek and Bam Margera from MTV's Jackass (and Tony Hawk, of course).****The create a skater mode returns, allowing for even further levels of options for your character, like adding glasses and tatoos to changing the colour of the knee and elbow pads or even the hair.****And the levels themselves that you must skate through are now more interactive, with cars and humans blocking paths and making noise as you race around to make as many points as possible. Use items around the streets or the park to jump from or over to increase your score, and pull of as many wild and wacky tricks as you can.&lt;/story&gt; &lt;/game&gt;">
            <text:p>&lt;game name="Tony Hawk's Pro Skater 3 (USA)"&gt; &lt;year&gt;2001&lt;/year&gt; &lt;rating&gt;ESRB - T (Teen)&lt;/rating&gt; &lt;title&gt;Tony Hawk's Pro Skater 3 &lt;/title&gt; &lt;pub&gt;Activision Publishing, Inc.&lt;/pub&gt; &lt;dev&gt;Neversoft Entertainment&lt;/dev&gt; &lt;genre&gt;Sports/Skating&lt;/genre&gt; &lt;score&gt;3.7&lt;/score&gt; &lt;player&gt;1-2 Players&lt;/player&gt; &lt;story&gt;Tony Hawk returns with an all new line-up of skaters, an all new line-up of parks to crash through, and a whole new level of graphics.****The line-up of street and vert riders include Elissa Steamer, Jamie Thomas, Steve Caballero, Rune Glifberg, Geoff Rowley, Andrew Reynolds, Rodney Mullen, Eric Koston, Chad Muska, Bucky Lasek and Bam Margera from MTV's Jackass (and Tony Hawk, of course).****The create a skater mode returns, allowing for even further levels of options for your character, like adding glasses and tatoos to changing the colour of the knee and elbow pads or even the hair.****And the levels themselves that you must skate through are now more interactive, with cars and humans blocking paths and making noise as you race around to make as many points as possible. Use items around the streets or the park to jump from or over to increase your score, and pull of as many wild and wacky tricks as you can.&lt;/story&gt; &lt;/game&gt;</text:p>
          </table:table-cell>
          <table:table-cell table:number-columns-repeated="1012"/>
        </table:table-row>
        <table:table-row table:style-name="ro1">
          <table:table-cell office:value-type="string">
            <text:p>Tony Hawk's Pro Skater 4 (USA)</text:p>
          </table:table-cell>
          <table:table-cell office:value-type="float" office:value="2002">
            <text:p>2002</text:p>
          </table:table-cell>
          <table:table-cell office:value-type="string">
            <text:p>ESRB - T (Teen)</text:p>
          </table:table-cell>
          <table:table-cell office:value-type="string">
            <text:p>Tony Hawk's Pro Skater 4 </text:p>
          </table:table-cell>
          <table:table-cell table:style-name="Default" office:value-type="string">
            <text:p>Activision Publishing, Inc.</text:p>
          </table:table-cell>
          <table:table-cell office:value-type="string">
            <text:p>Neversoft Entertainment</text:p>
          </table:table-cell>
          <table:table-cell office:value-type="string">
            <text:p>Sports/Skating</text:p>
          </table:table-cell>
          <table:table-cell office:value-type="string">
            <text:p>3.9</text:p>
          </table:table-cell>
          <table:table-cell office:value-type="string">
            <text:p>1-2 Players</text:p>
          </table:table-cell>
          <table:table-cell office:value-type="string">
            <text:p>THPS4 is the fourth game in Activision's ever popular franchise.****The main feature of this game is it's redesigned career mode. <text:s/>When beginning a level, you have all the time in the world to skate around, perform tricks, get a feel for the level, without the hassel of any goals or time limits. <text:s/>When you're ready to attempt a goal, simply find a pro skater, talk to him, then receive the goal, similar to Dave Mirra Freestyle BMX. <text:s/>Goals are similar to the previous games, such as collect SKATE, get a certain amount of points, transfer over this and grind that. <text:s/>There are new goals, however, such as collecting the word COMBO while doing one big combo. <text:s/>Miss a trick, and goal fails. <text:s/>Once all regular goals are accomplished, you can attempt the Pro Goal, which is specific to each skater, and is extremely hard.****All the major skaters are here, including Tony Hawk, Bob Burnquist, Steve Caballero, Kareem Campbell, Rune Gilfberg, Eric Koston, Bucky Lasek, Bam Margera, Rodney Mullen, Chad Muska, Andrew Reynolds, Geoff Rowley, Elissa Steamer and Jamie Thomas.****The levels are been expanded and are huge. <text:s/>Some of the levels include a college campus, a shipyard, and the infamous prison complex Alcatraz.****For multiplayer, all the favorite modes are back, from Graffiti and Trick Attack to Horse and King Of The Hill. <text:s/>New modes include Capture The Flag and Combo Mambo. <text:s/>THPS4 also supports System Link play, but not XBox Live.****The PlayStation 2 version offers everything from the XBox version, but also has online play, utilizing either your own network adaptor or the official one. <text:s/>The PS2 version also features a one level demo of Shaun Murray's Pro Wakeboarder, which is not featured on any other version of the game.</text:p>
          </table:table-cell>
          <table:table-cell table:style-name="Default" table:formula="of:=CONCATENATE(&quot;&lt;game name=&quot;;CHAR(34);[.A575];CHAR(34);&quot;&gt; &lt;year&gt;&quot;;[.B575];&quot;&lt;/year&gt; &lt;rating&gt;&quot;;[.C575];&quot;&lt;/rating&gt; &lt;title&gt;&quot;;[.D575];&quot;&lt;/title&gt; &lt;pub&gt;&quot;;[.E575];&quot;&lt;/pub&gt; &lt;dev&gt;&quot;;[.F575];&quot;&lt;/dev&gt; &lt;genre&gt;&quot;;[.G575];&quot;&lt;/genre&gt; &lt;score&gt;&quot;;[.H575];&quot;&lt;/score&gt; &lt;player&gt;&quot;;[.I575];&quot;&lt;/player&gt; &lt;story&gt;&quot;;[.J575];&quot;&lt;/story&gt; &lt;/game&gt;&quot;)" office:value-type="string" office:string-value="&lt;game name=&quot;Tony Hawk's Pro Skater 4 (USA)&quot;&gt; &lt;year&gt;2002&lt;/year&gt; &lt;rating&gt;ESRB - T (Teen)&lt;/rating&gt; &lt;title&gt;Tony Hawk's Pro Skater 4 &lt;/title&gt; &lt;pub&gt;Activision Publishing, Inc.&lt;/pub&gt; &lt;dev&gt;Neversoft Entertainment&lt;/dev&gt; &lt;genre&gt;Sports/Skating&lt;/genre&gt; &lt;score&gt;3.9&lt;/score&gt; &lt;player&gt;1-2 Players&lt;/player&gt; &lt;story&gt;THPS4 is the fourth game in Activision's ever popular franchise.****The main feature of this game is it's redesigned career mode.  When beginning a level, you have all the time in the world to skate around, perform tricks, get a feel for the level, without the hassel of any goals or time limits.  When you're ready to attempt a goal, simply find a pro skater, talk to him, then receive the goal, similar to Dave Mirra Freestyle BMX.  Goals are similar to the previous games, such as collect SKATE, get a certain amount of points, transfer over this and grind that.  There are new goals, however, such as collecting the word COMBO while doing one big combo.  Miss a trick, and goal fails.  Once all regular goals are accomplished, you can attempt the Pro Goal, which is specific to each skater, and is extremely hard.****All the major skaters are here, including Tony Hawk, Bob Burnquist, Steve Caballero, Kareem Campbell, Rune Gilfberg, Eric Koston, Bucky Lasek, Bam Margera, Rodney Mullen, Chad Muska, Andrew Reynolds, Geoff Rowley, Elissa Steamer and Jamie Thomas.****The levels are been expanded and are huge.  Some of the levels include a college campus, a shipyard, and the infamous prison complex Alcatraz.****For multiplayer, all the favorite modes are back, from Graffiti and Trick Attack to Horse and King Of The Hill.  New modes include Capture The Flag and Combo Mambo.  THPS4 also supports System Link play, but not XBox Live.****The PlayStation 2 version offers everything from the XBox version, but also has online play, utilizing either your own network adaptor or the official one.  The PS2 version also features a one level demo of Shaun Murray's Pro Wakeboarder, which is not featured on any other version of the game.&lt;/story&gt; &lt;/game&gt;">
            <text:p>&lt;game name="Tony Hawk's Pro Skater 4 (USA)"&gt; &lt;year&gt;2002&lt;/year&gt; &lt;rating&gt;ESRB - T (Teen)&lt;/rating&gt; &lt;title&gt;Tony Hawk's Pro Skater 4 &lt;/title&gt; &lt;pub&gt;Activision Publishing, Inc.&lt;/pub&gt; &lt;dev&gt;Neversoft Entertainment&lt;/dev&gt; &lt;genre&gt;Sports/Skating&lt;/genre&gt; &lt;score&gt;3.9&lt;/score&gt; &lt;player&gt;1-2 Players&lt;/player&gt; &lt;story&gt;THPS4 is the fourth game in Activision's ever popular franchise.****The main feature of this game is it's redesigned career mode. <text:s/>When beginning a level, you have all the time in the world to skate around, perform tricks, get a feel for the level, without the hassel of any goals or time limits. <text:s/>When you're ready to attempt a goal, simply find a pro skater, talk to him, then receive the goal, similar to Dave Mirra Freestyle BMX. <text:s/>Goals are similar to the previous games, such as collect SKATE, get a certain amount of points, transfer over this and grind that. <text:s/>There are new goals, however, such as collecting the word COMBO while doing one big combo. <text:s/>Miss a trick, and goal fails. <text:s/>Once all regular goals are accomplished, you can attempt the Pro Goal, which is specific to each skater, and is extremely hard.****All the major skaters are here, including Tony Hawk, Bob Burnquist, Steve Caballero, Kareem Campbell, Rune Gilfberg, Eric Koston, Bucky Lasek, Bam Margera, Rodney Mullen, Chad Muska, Andrew Reynolds, Geoff Rowley, Elissa Steamer and Jamie Thomas.****The levels are been expanded and are huge. <text:s/>Some of the levels include a college campus, a shipyard, and the infamous prison complex Alcatraz.****For multiplayer, all the favorite modes are back, from Graffiti and Trick Attack to Horse and King Of The Hill. <text:s/>New modes include Capture The Flag and Combo Mambo. <text:s/>THPS4 also supports System Link play, but not XBox Live.****The PlayStation 2 version offers everything from the XBox version, but also has online play, utilizing either your own network adaptor or the official one. <text:s/>The PS2 version also features a one level demo of Shaun Murray's Pro Wakeboarder, which is not featured on any other version of the game.&lt;/story&gt; &lt;/game&gt;</text:p>
          </table:table-cell>
          <table:table-cell table:number-columns-repeated="1012"/>
        </table:table-row>
        <table:table-row table:style-name="ro1">
          <table:table-cell office:value-type="string">
            <text:p>Tony Hawk's Underground (USA)</text:p>
          </table:table-cell>
          <table:table-cell office:value-type="float" office:value="2003">
            <text:p>2003</text:p>
          </table:table-cell>
          <table:table-cell office:value-type="string">
            <text:p>ESRB - T (Teen)</text:p>
          </table:table-cell>
          <table:table-cell office:value-type="string">
            <text:p>Tony Hawk's Underground </text:p>
          </table:table-cell>
          <table:table-cell table:style-name="Default" office:value-type="string">
            <text:p>Activision Publishing, Inc.</text:p>
          </table:table-cell>
          <table:table-cell office:value-type="string">
            <text:p>Neversoft</text:p>
          </table:table-cell>
          <table:table-cell office:value-type="string">
            <text:p>Sports/Skating</text:p>
          </table:table-cell>
          <table:table-cell office:value-type="string">
            <text:p>3.9</text:p>
          </table:table-cell>
          <table:table-cell office:value-type="string">
            <text:p>1-2 Players</text:p>
          </table:table-cell>
          <table:table-cell office:value-type="string">
            <text:p>The fifth game in the series, Tony Hawk's Underground is the first game to have a true career mode.****You begin the game as a local skater whom nobody knows. <text:s/>Your board is wearing thin, and your tired of being a nobody. <text:s/>As your out skating, you see a flyer for a pro who's coming to your city to demo. <text:s/>You go to the skate demo and watch. <text:s/>Afterwards, you try to impress the pro, and he gives you advice on how to go about becoming a star. <text:s/>With your friend, Eric, you're now on your way to becoming a legend.****THUG takes you to various cities to perform different goals. <text:s/>You begin in New Jersey, which acts as a sort of training stage, where goals are simple. <text:s/>Eventually, you'll visit Manhattan, Vancouver, Moscow, Tampa, San Diego and Hawaii. <text:s/>Most cities are split into different chapters, with each chapter opening new goals.****THUG introduces a new system; walking. <text:s/>You can get off your skateboard to run or walk around the level. <text:s/>If there's a high tower you want to jump off of, get off your board, climb to the tower (by climbing a ladder or shuffling across a wire), get back on your board, and jump down. <text:s/>One of the new tricks associated with this is the Acid Drop, which can launch you off an opposing pipe, allowing you to pull off 1080's and up.****Also new to THUG is the ability to drive certain vehicles, like a gardener's truck, a sports car, or a leaf blower. <text:s/>These are used for goals, but can be unlocked to drive whenever and wherever.****Next to the standard Create-a-Park and Create-a-Skater, you can now create your own decks and your own tricks. <text:s/>The biggest feature is Create-a-Goal. <text:s/>You can create custom goals for one of the levels (or your own), and choose what pedestrian will give it to you, his/her dialogue, and what they'll say when you win.****The PlayStation 2 version supports online play.</text:p>
          </table:table-cell>
          <table:table-cell table:style-name="Default" table:formula="of:=CONCATENATE(&quot;&lt;game name=&quot;;CHAR(34);[.A576];CHAR(34);&quot;&gt; &lt;year&gt;&quot;;[.B576];&quot;&lt;/year&gt; &lt;rating&gt;&quot;;[.C576];&quot;&lt;/rating&gt; &lt;title&gt;&quot;;[.D576];&quot;&lt;/title&gt; &lt;pub&gt;&quot;;[.E576];&quot;&lt;/pub&gt; &lt;dev&gt;&quot;;[.F576];&quot;&lt;/dev&gt; &lt;genre&gt;&quot;;[.G576];&quot;&lt;/genre&gt; &lt;score&gt;&quot;;[.H576];&quot;&lt;/score&gt; &lt;player&gt;&quot;;[.I576];&quot;&lt;/player&gt; &lt;story&gt;&quot;;[.J576];&quot;&lt;/story&gt; &lt;/game&gt;&quot;)" office:value-type="string" office:string-value="&lt;game name=&quot;Tony Hawk's Underground (USA)&quot;&gt; &lt;year&gt;2003&lt;/year&gt; &lt;rating&gt;ESRB - T (Teen)&lt;/rating&gt; &lt;title&gt;Tony Hawk's Underground &lt;/title&gt; &lt;pub&gt;Activision Publishing, Inc.&lt;/pub&gt; &lt;dev&gt;Neversoft&lt;/dev&gt; &lt;genre&gt;Sports/Skating&lt;/genre&gt; &lt;score&gt;3.9&lt;/score&gt; &lt;player&gt;1-2 Players&lt;/player&gt; &lt;story&gt;The fifth game in the series, Tony Hawk's Underground is the first game to have a true career mode.****You begin the game as a local skater whom nobody knows.  Your board is wearing thin, and your tired of being a nobody.  As your out skating, you see a flyer for a pro who's coming to your city to demo.  You go to the skate demo and watch.  Afterwards, you try to impress the pro, and he gives you advice on how to go about becoming a star.  With your friend, Eric, you're now on your way to becoming a legend.****THUG takes you to various cities to perform different goals.  You begin in New Jersey, which acts as a sort of training stage, where goals are simple.  Eventually, you'll visit Manhattan, Vancouver, Moscow, Tampa, San Diego and Hawaii.  Most cities are split into different chapters, with each chapter opening new goals.****THUG introduces a new system; walking.  You can get off your skateboard to run or walk around the level.  If there's a high tower you want to jump off of, get off your board, climb to the tower (by climbing a ladder or shuffling across a wire), get back on your board, and jump down.  One of the new tricks associated with this is the Acid Drop, which can launch you off an opposing pipe, allowing you to pull off 1080's and up.****Also new to THUG is the ability to drive certain vehicles, like a gardener's truck, a sports car, or a leaf blower.  These are used for goals, but can be unlocked to drive whenever and wherever.****Next to the standard Create-a-Park and Create-a-Skater, you can now create your own decks and your own tricks.  The biggest feature is Create-a-Goal.  You can create custom goals for one of the levels (or your own), and choose what pedestrian will give it to you, his/her dialogue, and what they'll say when you win.****The PlayStation 2 version supports online play.&lt;/story&gt; &lt;/game&gt;">
            <text:p>&lt;game name="Tony Hawk's Underground (USA)"&gt; &lt;year&gt;2003&lt;/year&gt; &lt;rating&gt;ESRB - T (Teen)&lt;/rating&gt; &lt;title&gt;Tony Hawk's Underground &lt;/title&gt; &lt;pub&gt;Activision Publishing, Inc.&lt;/pub&gt; &lt;dev&gt;Neversoft&lt;/dev&gt; &lt;genre&gt;Sports/Skating&lt;/genre&gt; &lt;score&gt;3.9&lt;/score&gt; &lt;player&gt;1-2 Players&lt;/player&gt; &lt;story&gt;The fifth game in the series, Tony Hawk's Underground is the first game to have a true career mode.****You begin the game as a local skater whom nobody knows. <text:s/>Your board is wearing thin, and your tired of being a nobody. <text:s/>As your out skating, you see a flyer for a pro who's coming to your city to demo. <text:s/>You go to the skate demo and watch. <text:s/>Afterwards, you try to impress the pro, and he gives you advice on how to go about becoming a star. <text:s/>With your friend, Eric, you're now on your way to becoming a legend.****THUG takes you to various cities to perform different goals. <text:s/>You begin in New Jersey, which acts as a sort of training stage, where goals are simple. <text:s/>Eventually, you'll visit Manhattan, Vancouver, Moscow, Tampa, San Diego and Hawaii. <text:s/>Most cities are split into different chapters, with each chapter opening new goals.****THUG introduces a new system; walking. <text:s/>You can get off your skateboard to run or walk around the level. <text:s/>If there's a high tower you want to jump off of, get off your board, climb to the tower (by climbing a ladder or shuffling across a wire), get back on your board, and jump down. <text:s/>One of the new tricks associated with this is the Acid Drop, which can launch you off an opposing pipe, allowing you to pull off 1080's and up.****Also new to THUG is the ability to drive certain vehicles, like a gardener's truck, a sports car, or a leaf blower. <text:s/>These are used for goals, but can be unlocked to drive whenever and wherever.****Next to the standard Create-a-Park and Create-a-Skater, you can now create your own decks and your own tricks. <text:s/>The biggest feature is Create-a-Goal. <text:s/>You can create custom goals for one of the levels (or your own), and choose what pedestrian will give it to you, his/her dialogue, and what they'll say when you win.****The PlayStation 2 version supports online play.&lt;/story&gt; &lt;/game&gt;</text:p>
          </table:table-cell>
          <table:table-cell table:number-columns-repeated="1012"/>
        </table:table-row>
        <table:table-row table:style-name="ro1">
          <table:table-cell office:value-type="string">
            <text:p>Tony Hawk's Underground 2 (USA)</text:p>
          </table:table-cell>
          <table:table-cell office:value-type="float" office:value="2004">
            <text:p>2004</text:p>
          </table:table-cell>
          <table:table-cell office:value-type="string">
            <text:p>ESRB - T (Teen)</text:p>
          </table:table-cell>
          <table:table-cell office:value-type="string">
            <text:p>Tony Hawk's Underground 2 </text:p>
          </table:table-cell>
          <table:table-cell table:style-name="Default" office:value-type="string">
            <text:p>Activision Publishing, Inc.</text:p>
          </table:table-cell>
          <table:table-cell office:value-type="string">
            <text:p>Neversoft Entertainment</text:p>
          </table:table-cell>
          <table:table-cell office:value-type="string">
            <text:p>Sports/Skating</text:p>
          </table:table-cell>
          <table:table-cell office:value-type="string">
            <text:p>3.8</text:p>
          </table:table-cell>
          <table:table-cell office:value-type="string">
            <text:p>1-2 Players</text:p>
          </table:table-cell>
          <table:table-cell office:value-type="string">
            <text:p>Tony Hawk's Underground 2 is the sixth game in the Tony Hawk series.****As an aspiring pro skater, you're invited to join Tony Hawk in an around-the-world underground skating competition known as the "World Destruction Tour." <text:s/>It's Team Hawk against Team Bam in a no-holds-barred contest to gain the most points by performing insane stunts and raising havoc in cities all over the world.****THUG 2's story mode basically follows the same formula as THUG, in which you have to complete a number of goals before you can move on to the next city.****Re-introduced into the series is the "Classic Mode" wherein you have 2 minutes to complete as many goals as possible on any of <text:s/>THUG 2's levels and 6 remade classic levels.****THUG 2 has all-new unlockable characters, vehicles, levels.****All the Create-A-Modes from THUG are present, with the addition of the new Create-A-Graphic mode where you can make your own graffiti design with layers of text and predefined graphics, then use it to "tag up" during gameplay.****THUG 2 supports online play (Playstation 2 only) and 2-player split-screen modes in a variety of new and classic multiplayer games.</text:p>
          </table:table-cell>
          <table:table-cell table:style-name="Default" table:formula="of:=CONCATENATE(&quot;&lt;game name=&quot;;CHAR(34);[.A577];CHAR(34);&quot;&gt; &lt;year&gt;&quot;;[.B577];&quot;&lt;/year&gt; &lt;rating&gt;&quot;;[.C577];&quot;&lt;/rating&gt; &lt;title&gt;&quot;;[.D577];&quot;&lt;/title&gt; &lt;pub&gt;&quot;;[.E577];&quot;&lt;/pub&gt; &lt;dev&gt;&quot;;[.F577];&quot;&lt;/dev&gt; &lt;genre&gt;&quot;;[.G577];&quot;&lt;/genre&gt; &lt;score&gt;&quot;;[.H577];&quot;&lt;/score&gt; &lt;player&gt;&quot;;[.I577];&quot;&lt;/player&gt; &lt;story&gt;&quot;;[.J577];&quot;&lt;/story&gt; &lt;/game&gt;&quot;)" office:value-type="string" office:string-value="&lt;game name=&quot;Tony Hawk's Underground 2 (USA)&quot;&gt; &lt;year&gt;2004&lt;/year&gt; &lt;rating&gt;ESRB - T (Teen)&lt;/rating&gt; &lt;title&gt;Tony Hawk's Underground 2 &lt;/title&gt; &lt;pub&gt;Activision Publishing, Inc.&lt;/pub&gt; &lt;dev&gt;Neversoft Entertainment&lt;/dev&gt; &lt;genre&gt;Sports/Skating&lt;/genre&gt; &lt;score&gt;3.8&lt;/score&gt; &lt;player&gt;1-2 Players&lt;/player&gt; &lt;story&gt;Tony Hawk's Underground 2 is the sixth game in the Tony Hawk series.****As an aspiring pro skater, you're invited to join Tony Hawk in an around-the-world underground skating competition known as the &quot;World Destruction Tour.&quot;  It's Team Hawk against Team Bam in a no-holds-barred contest to gain the most points by performing insane stunts and raising havoc in cities all over the world.****THUG 2's story mode basically follows the same formula as THUG, in which you have to complete a number of goals before you can move on to the next city.****Re-introduced into the series is the &quot;Classic Mode&quot; wherein you have 2 minutes to complete as many goals as possible on any of  THUG 2's levels and 6 remade classic levels.****THUG 2 has all-new unlockable characters, vehicles, levels.****All the Create-A-Modes from THUG are present, with the addition of the new Create-A-Graphic mode where you can make your own graffiti design with layers of text and predefined graphics, then use it to &quot;tag up&quot; during gameplay.****THUG 2 supports online play (Playstation 2 only) and 2-player split-screen modes in a variety of new and classic multiplayer games.&lt;/story&gt; &lt;/game&gt;">
            <text:p>&lt;game name="Tony Hawk's Underground 2 (USA)"&gt; &lt;year&gt;2004&lt;/year&gt; &lt;rating&gt;ESRB - T (Teen)&lt;/rating&gt; &lt;title&gt;Tony Hawk's Underground 2 &lt;/title&gt; &lt;pub&gt;Activision Publishing, Inc.&lt;/pub&gt; &lt;dev&gt;Neversoft Entertainment&lt;/dev&gt; &lt;genre&gt;Sports/Skating&lt;/genre&gt; &lt;score&gt;3.8&lt;/score&gt; &lt;player&gt;1-2 Players&lt;/player&gt; &lt;story&gt;Tony Hawk's Underground 2 is the sixth game in the Tony Hawk series.****As an aspiring pro skater, you're invited to join Tony Hawk in an around-the-world underground skating competition known as the "World Destruction Tour." <text:s/>It's Team Hawk against Team Bam in a no-holds-barred contest to gain the most points by performing insane stunts and raising havoc in cities all over the world.****THUG 2's story mode basically follows the same formula as THUG, in which you have to complete a number of goals before you can move on to the next city.****Re-introduced into the series is the "Classic Mode" wherein you have 2 minutes to complete as many goals as possible on any of <text:s/>THUG 2's levels and 6 remade classic levels.****THUG 2 has all-new unlockable characters, vehicles, levels.****All the Create-A-Modes from THUG are present, with the addition of the new Create-A-Graphic mode where you can make your own graffiti design with layers of text and predefined graphics, then use it to "tag up" during gameplay.****THUG 2 supports online play (Playstation 2 only) and 2-player split-screen modes in a variety of new and classic multiplayer games.&lt;/story&gt; &lt;/game&gt;</text:p>
          </table:table-cell>
          <table:table-cell table:number-columns-repeated="1012"/>
        </table:table-row>
        <table:table-row table:style-name="ro1">
          <table:table-cell office:value-type="string">
            <text:p>Top Angler - Real Bass Fishing (USA)</text:p>
          </table:table-cell>
          <table:table-cell office:value-type="float" office:value="2003">
            <text:p>2003</text:p>
          </table:table-cell>
          <table:table-cell office:value-type="string">
            <text:p>ESRB - E (Everyone)</text:p>
          </table:table-cell>
          <table:table-cell office:value-type="string">
            <text:p>Top Angler - Real Bass Fishing </text:p>
          </table:table-cell>
          <table:table-cell table:style-name="Default" office:value-type="string">
            <text:p>Xicat Interactive</text:p>
          </table:table-cell>
          <table:table-cell office:value-type="string">
            <text:p>Xicat Interactive</text:p>
          </table:table-cell>
          <table:table-cell office:value-type="string">
            <text:p>Sports/Fishing</text:p>
          </table:table-cell>
          <table:table-cell office:value-type="string">
            <text:p>3.6</text:p>
          </table:table-cell>
          <table:table-cell office:value-type="string">
            <text:p>1 Player</text:p>
          </table:table-cell>
          <table:table-cell office:value-type="string">
            <text:p>Ever wanted to catch a fish with your Playstation 2? Well, now is your chance. Throw in the line and see if you can catch a Largemouth Bass or Redeye, then follow the split screen action. One side shows you and the other the underwater life. Then, with a fish on the line, madly press the buttons to pull him in, and watch the fish try to evade capture on the screen.****Features include weather effects (rain, wind, etc.), different river conditions on each level, campaign modes where you can win prizes as you go along and improve your stature as a Top Angler, and much more.</text:p>
          </table:table-cell>
          <table:table-cell table:style-name="Default" table:formula="of:=CONCATENATE(&quot;&lt;game name=&quot;;CHAR(34);[.A578];CHAR(34);&quot;&gt; &lt;year&gt;&quot;;[.B578];&quot;&lt;/year&gt; &lt;rating&gt;&quot;;[.C578];&quot;&lt;/rating&gt; &lt;title&gt;&quot;;[.D578];&quot;&lt;/title&gt; &lt;pub&gt;&quot;;[.E578];&quot;&lt;/pub&gt; &lt;dev&gt;&quot;;[.F578];&quot;&lt;/dev&gt; &lt;genre&gt;&quot;;[.G578];&quot;&lt;/genre&gt; &lt;score&gt;&quot;;[.H578];&quot;&lt;/score&gt; &lt;player&gt;&quot;;[.I578];&quot;&lt;/player&gt; &lt;story&gt;&quot;;[.J578];&quot;&lt;/story&gt; &lt;/game&gt;&quot;)" office:value-type="string" office:string-value="&lt;game name=&quot;Top Angler - Real Bass Fishing (USA)&quot;&gt; &lt;year&gt;2003&lt;/year&gt; &lt;rating&gt;ESRB - E (Everyone)&lt;/rating&gt; &lt;title&gt;Top Angler - Real Bass Fishing &lt;/title&gt; &lt;pub&gt;Xicat Interactive&lt;/pub&gt; &lt;dev&gt;Xicat Interactive&lt;/dev&gt; &lt;genre&gt;Sports/Fishing&lt;/genre&gt; &lt;score&gt;3.6&lt;/score&gt; &lt;player&gt;1 Player&lt;/player&gt; &lt;story&gt;Ever wanted to catch a fish with your Playstation 2? Well, now is your chance. Throw in the line and see if you can catch a Largemouth Bass or Redeye, then follow the split screen action. One side shows you and the other the underwater life. Then, with a fish on the line, madly press the buttons to pull him in, and watch the fish try to evade capture on the screen.****Features include weather effects (rain, wind, etc.), different river conditions on each level, campaign modes where you can win prizes as you go along and improve your stature as a Top Angler, and much more.&lt;/story&gt; &lt;/game&gt;">
            <text:p>&lt;game name="Top Angler - Real Bass Fishing (USA)"&gt; &lt;year&gt;2003&lt;/year&gt; &lt;rating&gt;ESRB - E (Everyone)&lt;/rating&gt; &lt;title&gt;Top Angler - Real Bass Fishing &lt;/title&gt; &lt;pub&gt;Xicat Interactive&lt;/pub&gt; &lt;dev&gt;Xicat Interactive&lt;/dev&gt; &lt;genre&gt;Sports/Fishing&lt;/genre&gt; &lt;score&gt;3.6&lt;/score&gt; &lt;player&gt;1 Player&lt;/player&gt; &lt;story&gt;Ever wanted to catch a fish with your Playstation 2? Well, now is your chance. Throw in the line and see if you can catch a Largemouth Bass or Redeye, then follow the split screen action. One side shows you and the other the underwater life. Then, with a fish on the line, madly press the buttons to pull him in, and watch the fish try to evade capture on the screen.****Features include weather effects (rain, wind, etc.), different river conditions on each level, campaign modes where you can win prizes as you go along and improve your stature as a Top Angler, and much more.&lt;/story&gt; &lt;/game&gt;</text:p>
          </table:table-cell>
          <table:table-cell table:number-columns-repeated="1012"/>
        </table:table-row>
        <table:table-row table:style-name="ro1">
          <table:table-cell office:value-type="string">
            <text:p>Top Gun - Combat Zones (USA)</text:p>
          </table:table-cell>
          <table:table-cell office:value-type="float" office:value="2002">
            <text:p>2002</text:p>
          </table:table-cell>
          <table:table-cell office:value-type="string">
            <text:p>ESRB - E (Everyone)</text:p>
          </table:table-cell>
          <table:table-cell office:value-type="string">
            <text:p>Top Gun - Combat Zones </text:p>
          </table:table-cell>
          <table:table-cell table:style-name="Default" office:value-type="string">
            <text:p>Mastiff</text:p>
          </table:table-cell>
          <table:table-cell office:value-type="string">
            <text:p>Digital Integration</text:p>
          </table:table-cell>
          <table:table-cell office:value-type="string">
            <text:p>Flying</text:p>
          </table:table-cell>
          <table:table-cell office:value-type="string">
            <text:p>3.0</text:p>
          </table:table-cell>
          <table:table-cell office:value-type="string">
            <text:p>1 Player</text:p>
          </table:table-cell>
          <table:table-cell office:value-type="string">
            <text:p>Top Gun: Combat Zones is an arcade-style flight simulator. <text:s/>The game features 36 different missions in locations around the world. <text:s/>The mission objectives vary greatly. <text:s/>Some missions require you to take out multiple ground targets, like anti-aircraft guns and buildings. <text:s/>Others require you to shoot down enemy MiGs. <text:s/>Some missions have both air-to-air and air-to-ground combat.****You start with only 1 selectable plane, an F-14, and only one scenario in which to fly missions, Southeast Asia. <text:s/>By completing missions you can unlock other planes and war zones. There are 4 different combat zones in which to fly.</text:p>
          </table:table-cell>
          <table:table-cell table:style-name="Default" table:formula="of:=CONCATENATE(&quot;&lt;game name=&quot;;CHAR(34);[.A579];CHAR(34);&quot;&gt; &lt;year&gt;&quot;;[.B579];&quot;&lt;/year&gt; &lt;rating&gt;&quot;;[.C579];&quot;&lt;/rating&gt; &lt;title&gt;&quot;;[.D579];&quot;&lt;/title&gt; &lt;pub&gt;&quot;;[.E579];&quot;&lt;/pub&gt; &lt;dev&gt;&quot;;[.F579];&quot;&lt;/dev&gt; &lt;genre&gt;&quot;;[.G579];&quot;&lt;/genre&gt; &lt;score&gt;&quot;;[.H579];&quot;&lt;/score&gt; &lt;player&gt;&quot;;[.I579];&quot;&lt;/player&gt; &lt;story&gt;&quot;;[.J579];&quot;&lt;/story&gt; &lt;/game&gt;&quot;)" office:value-type="string" office:string-value="&lt;game name=&quot;Top Gun - Combat Zones (USA)&quot;&gt; &lt;year&gt;2002&lt;/year&gt; &lt;rating&gt;ESRB - E (Everyone)&lt;/rating&gt; &lt;title&gt;Top Gun - Combat Zones &lt;/title&gt; &lt;pub&gt;Mastiff&lt;/pub&gt; &lt;dev&gt;Digital Integration&lt;/dev&gt; &lt;genre&gt;Flying&lt;/genre&gt; &lt;score&gt;3.0&lt;/score&gt; &lt;player&gt;1 Player&lt;/player&gt; &lt;story&gt;Top Gun: Combat Zones is an arcade-style flight simulator.  The game features 36 different missions in locations around the world.  The mission objectives vary greatly.  Some missions require you to take out multiple ground targets, like anti-aircraft guns and buildings.  Others require you to shoot down enemy MiGs.  Some missions have both air-to-air and air-to-ground combat.****You start with only 1 selectable plane, an F-14, and only one scenario in which to fly missions, Southeast Asia.  By completing missions you can unlock other planes and war zones. There are 4 different combat zones in which to fly.&lt;/story&gt; &lt;/game&gt;">
            <text:p>&lt;game name="Top Gun - Combat Zones (USA)"&gt; &lt;year&gt;2002&lt;/year&gt; &lt;rating&gt;ESRB - E (Everyone)&lt;/rating&gt; &lt;title&gt;Top Gun - Combat Zones &lt;/title&gt; &lt;pub&gt;Mastiff&lt;/pub&gt; &lt;dev&gt;Digital Integration&lt;/dev&gt; &lt;genre&gt;Flying&lt;/genre&gt; &lt;score&gt;3.0&lt;/score&gt; &lt;player&gt;1 Player&lt;/player&gt; &lt;story&gt;Top Gun: Combat Zones is an arcade-style flight simulator. <text:s/>The game features 36 different missions in locations around the world. <text:s/>The mission objectives vary greatly. <text:s/>Some missions require you to take out multiple ground targets, like anti-aircraft guns and buildings. <text:s/>Others require you to shoot down enemy MiGs. <text:s/>Some missions have both air-to-air and air-to-ground combat.****You start with only 1 selectable plane, an F-14, and only one scenario in which to fly missions, Southeast Asia. <text:s/>By completing missions you can unlock other planes and war zones. There are 4 different combat zones in which to fly.&lt;/story&gt; &lt;/game&gt;</text:p>
          </table:table-cell>
          <table:table-cell table:number-columns-repeated="1012"/>
        </table:table-row>
        <table:table-row table:style-name="ro1">
          <table:table-cell office:value-type="string">
            <text:p>Tower of Druaga, The (Japan)</text:p>
          </table:table-cell>
          <table:table-cell office:value-type="float" office:value="2003">
            <text:p>2003</text:p>
          </table:table-cell>
          <table:table-cell office:value-type="string">
            <text:p>ESRB - E (Everyone)</text:p>
          </table:table-cell>
          <table:table-cell office:value-type="string">
            <text:p>Tower of Druaga, The </text:p>
          </table:table-cell>
          <table:table-cell table:style-name="Default" office:value-type="string">
            <text:p>Namco Limited</text:p>
          </table:table-cell>
          <table:table-cell office:value-type="string">
            <text:p>Namco</text:p>
          </table:table-cell>
          <table:table-cell office:value-type="string">
            <text:p>Role-Playing</text:p>
          </table:table-cell>
          <table:table-cell office:value-type="string">
            <text:p>3.7</text:p>
          </table:table-cell>
          <table:table-cell office:value-type="string">
            <text:p>1-2 Players</text:p>
          </table:table-cell>
          <table:table-cell office:value-type="string">
            <text:p>You control a heroic knight, who is actually prince Gilgamesh, who must attempt to rescue the maiden from the demon Druaga. You are armed with a sword and shield to attack and defend. You move from floor to floor, which are constructed as mazes, searching for the key; this key will unlock the stage exit. Items can be found by killing all enemies.</text:p>
          </table:table-cell>
          <table:table-cell table:style-name="Default" table:formula="of:=CONCATENATE(&quot;&lt;game name=&quot;;CHAR(34);[.A580];CHAR(34);&quot;&gt; &lt;year&gt;&quot;;[.B580];&quot;&lt;/year&gt; &lt;rating&gt;&quot;;[.C580];&quot;&lt;/rating&gt; &lt;title&gt;&quot;;[.D580];&quot;&lt;/title&gt; &lt;pub&gt;&quot;;[.E580];&quot;&lt;/pub&gt; &lt;dev&gt;&quot;;[.F580];&quot;&lt;/dev&gt; &lt;genre&gt;&quot;;[.G580];&quot;&lt;/genre&gt; &lt;score&gt;&quot;;[.H580];&quot;&lt;/score&gt; &lt;player&gt;&quot;;[.I580];&quot;&lt;/player&gt; &lt;story&gt;&quot;;[.J580];&quot;&lt;/story&gt; &lt;/game&gt;&quot;)" office:value-type="string" office:string-value="&lt;game name=&quot;Tower of Druaga, The (Japan)&quot;&gt; &lt;year&gt;2003&lt;/year&gt; &lt;rating&gt;ESRB - E (Everyone)&lt;/rating&gt; &lt;title&gt;Tower of Druaga, The &lt;/title&gt; &lt;pub&gt;Namco Limited&lt;/pub&gt; &lt;dev&gt;Namco&lt;/dev&gt; &lt;genre&gt;Role-Playing&lt;/genre&gt; &lt;score&gt;3.7&lt;/score&gt; &lt;player&gt;1-2 Players&lt;/player&gt; &lt;story&gt;You control a heroic knight, who is actually prince Gilgamesh, who must attempt to rescue the maiden from the demon Druaga. You are armed with a sword and shield to attack and defend. You move from floor to floor, which are constructed as mazes, searching for the key; this key will unlock the stage exit. Items can be found by killing all enemies.&lt;/story&gt; &lt;/game&gt;">
            <text:p>&lt;game name="Tower of Druaga, The (Japan)"&gt; &lt;year&gt;2003&lt;/year&gt; &lt;rating&gt;ESRB - E (Everyone)&lt;/rating&gt; &lt;title&gt;Tower of Druaga, The &lt;/title&gt; &lt;pub&gt;Namco Limited&lt;/pub&gt; &lt;dev&gt;Namco&lt;/dev&gt; &lt;genre&gt;Role-Playing&lt;/genre&gt; &lt;score&gt;3.7&lt;/score&gt; &lt;player&gt;1-2 Players&lt;/player&gt; &lt;story&gt;You control a heroic knight, who is actually prince Gilgamesh, who must attempt to rescue the maiden from the demon Druaga. You are armed with a sword and shield to attack and defend. You move from floor to floor, which are constructed as mazes, searching for the key; this key will unlock the stage exit. Items can be found by killing all enemies.&lt;/story&gt; &lt;/game&gt;</text:p>
          </table:table-cell>
          <table:table-cell table:number-columns-repeated="1012"/>
        </table:table-row>
        <table:table-row table:style-name="ro1">
          <table:table-cell office:value-type="string">
            <text:p>TransWorld Surf - Next Wave (USA)</text:p>
          </table:table-cell>
          <table:table-cell office:value-type="float" office:value="2003">
            <text:p>2003</text:p>
          </table:table-cell>
          <table:table-cell office:value-type="string">
            <text:p>ESRB - T (Teen)</text:p>
          </table:table-cell>
          <table:table-cell office:value-type="string">
            <text:p>TransWorld Surf - Next Wave </text:p>
          </table:table-cell>
          <table:table-cell table:style-name="Default" office:value-type="string">
            <text:p>Infogrames, Inc.</text:p>
          </table:table-cell>
          <table:table-cell office:value-type="string">
            <text:p>Angel Studios</text:p>
          </table:table-cell>
          <table:table-cell office:value-type="string">
            <text:p>Sports/Surfing</text:p>
          </table:table-cell>
          <table:table-cell office:value-type="string">
            <text:p>3.4</text:p>
          </table:table-cell>
          <table:table-cell office:value-type="string">
            <text:p>1-4 Players</text:p>
          </table:table-cell>
          <table:table-cell office:value-type="string">
            <text:p>The updated GameCube version of the Transworld Surf series, the player can take control of 13 different surfers and surf in 20 different locations from Hawaii up to Antarctica. <text:s/>Players can pull of tricks to score points and can even compete in multiplayer against human opponents. <text:s/>Players can unlock outfits for their characters in the Pro Shop by completing certain tasks and features more than 50 different music tracks.</text:p>
          </table:table-cell>
          <table:table-cell table:style-name="Default" table:formula="of:=CONCATENATE(&quot;&lt;game name=&quot;;CHAR(34);[.A581];CHAR(34);&quot;&gt; &lt;year&gt;&quot;;[.B581];&quot;&lt;/year&gt; &lt;rating&gt;&quot;;[.C581];&quot;&lt;/rating&gt; &lt;title&gt;&quot;;[.D581];&quot;&lt;/title&gt; &lt;pub&gt;&quot;;[.E581];&quot;&lt;/pub&gt; &lt;dev&gt;&quot;;[.F581];&quot;&lt;/dev&gt; &lt;genre&gt;&quot;;[.G581];&quot;&lt;/genre&gt; &lt;score&gt;&quot;;[.H581];&quot;&lt;/score&gt; &lt;player&gt;&quot;;[.I581];&quot;&lt;/player&gt; &lt;story&gt;&quot;;[.J581];&quot;&lt;/story&gt; &lt;/game&gt;&quot;)" office:value-type="string" office:string-value="&lt;game name=&quot;TransWorld Surf - Next Wave (USA)&quot;&gt; &lt;year&gt;2003&lt;/year&gt; &lt;rating&gt;ESRB - T (Teen)&lt;/rating&gt; &lt;title&gt;TransWorld Surf - Next Wave &lt;/title&gt; &lt;pub&gt;Infogrames, Inc.&lt;/pub&gt; &lt;dev&gt;Angel Studios&lt;/dev&gt; &lt;genre&gt;Sports/Surfing&lt;/genre&gt; &lt;score&gt;3.4&lt;/score&gt; &lt;player&gt;1-4 Players&lt;/player&gt; &lt;story&gt;The updated GameCube version of the Transworld Surf series, the player can take control of 13 different surfers and surf in 20 different locations from Hawaii up to Antarctica.  Players can pull of tricks to score points and can even compete in multiplayer against human opponents.  Players can unlock outfits for their characters in the Pro Shop by completing certain tasks and features more than 50 different music tracks.&lt;/story&gt; &lt;/game&gt;">
            <text:p>&lt;game name="TransWorld Surf - Next Wave (USA)"&gt; &lt;year&gt;2003&lt;/year&gt; &lt;rating&gt;ESRB - T (Teen)&lt;/rating&gt; &lt;title&gt;TransWorld Surf - Next Wave &lt;/title&gt; &lt;pub&gt;Infogrames, Inc.&lt;/pub&gt; &lt;dev&gt;Angel Studios&lt;/dev&gt; &lt;genre&gt;Sports/Surfing&lt;/genre&gt; &lt;score&gt;3.4&lt;/score&gt; &lt;player&gt;1-4 Players&lt;/player&gt; &lt;story&gt;The updated GameCube version of the Transworld Surf series, the player can take control of 13 different surfers and surf in 20 different locations from Hawaii up to Antarctica. <text:s/>Players can pull of tricks to score points and can even compete in multiplayer against human opponents. <text:s/>Players can unlock outfits for their characters in the Pro Shop by completing certain tasks and features more than 50 different music tracks.&lt;/story&gt; &lt;/game&gt;</text:p>
          </table:table-cell>
          <table:table-cell table:number-columns-repeated="1012"/>
        </table:table-row>
        <table:table-row table:style-name="ro1">
          <table:table-cell office:value-type="string">
            <text:p>Trigger Man (USA)</text:p>
          </table:table-cell>
          <table:table-cell office:value-type="float" office:value="2004">
            <text:p>2004</text:p>
          </table:table-cell>
          <table:table-cell office:value-type="string">
            <text:p>ESRB - T (Teen)</text:p>
          </table:table-cell>
          <table:table-cell office:value-type="string">
            <text:p>Trigger Man </text:p>
          </table:table-cell>
          <table:table-cell table:style-name="Default" office:value-type="string">
            <text:p>Crave Entertainment, Inc.</text:p>
          </table:table-cell>
          <table:table-cell office:value-type="string">
            <text:p>Point of View</text:p>
          </table:table-cell>
          <table:table-cell office:value-type="string">
            <text:p>Shooter</text:p>
          </table:table-cell>
          <table:table-cell office:value-type="string">
            <text:p>1.4</text:p>
          </table:table-cell>
          <table:table-cell office:value-type="string">
            <text:p>1 Player</text:p>
          </table:table-cell>
          <table:table-cell office:value-type="string">
            <text:p>Trigger Man is an action game where the main protagonist Trigger Man works for the Coladangelo Family, who is on the brink of a mafia-style war with the rival Montagano Family, which believes Don Coladangelo is responsible of the death of their Don's son. Shown from a third-person perspective players need to visit typical locations such as villas, restaurants and casinos to take down members of the opposing family.****Next to the basic action missions there is some focus on stealth and escorting too. Some sections require a key to be found in order to progress. While fighting, there is a focus on head shots, as enemies can take a lot of bullets in other body parts before going down. There are eight missions in total.****There are different types of weapons including a blade, machine guns and sniper rifles, but only a small amount of clips can be carried. Enemies hardly ever leave anything behind, so ammo crates need to be hunted down.</text:p>
          </table:table-cell>
          <table:table-cell table:style-name="Default" table:formula="of:=CONCATENATE(&quot;&lt;game name=&quot;;CHAR(34);[.A582];CHAR(34);&quot;&gt; &lt;year&gt;&quot;;[.B582];&quot;&lt;/year&gt; &lt;rating&gt;&quot;;[.C582];&quot;&lt;/rating&gt; &lt;title&gt;&quot;;[.D582];&quot;&lt;/title&gt; &lt;pub&gt;&quot;;[.E582];&quot;&lt;/pub&gt; &lt;dev&gt;&quot;;[.F582];&quot;&lt;/dev&gt; &lt;genre&gt;&quot;;[.G582];&quot;&lt;/genre&gt; &lt;score&gt;&quot;;[.H582];&quot;&lt;/score&gt; &lt;player&gt;&quot;;[.I582];&quot;&lt;/player&gt; &lt;story&gt;&quot;;[.J582];&quot;&lt;/story&gt; &lt;/game&gt;&quot;)" office:value-type="string" office:string-value="&lt;game name=&quot;Trigger Man (USA)&quot;&gt; &lt;year&gt;2004&lt;/year&gt; &lt;rating&gt;ESRB - T (Teen)&lt;/rating&gt; &lt;title&gt;Trigger Man &lt;/title&gt; &lt;pub&gt;Crave Entertainment, Inc.&lt;/pub&gt; &lt;dev&gt;Point of View&lt;/dev&gt; &lt;genre&gt;Shooter&lt;/genre&gt; &lt;score&gt;1.4&lt;/score&gt; &lt;player&gt;1 Player&lt;/player&gt; &lt;story&gt;Trigger Man is an action game where the main protagonist Trigger Man works for the Coladangelo Family, who is on the brink of a mafia-style war with the rival Montagano Family, which believes Don Coladangelo is responsible of the death of their Don's son. Shown from a third-person perspective players need to visit typical locations such as villas, restaurants and casinos to take down members of the opposing family.****Next to the basic action missions there is some focus on stealth and escorting too. Some sections require a key to be found in order to progress. While fighting, there is a focus on head shots, as enemies can take a lot of bullets in other body parts before going down. There are eight missions in total.****There are different types of weapons including a blade, machine guns and sniper rifles, but only a small amount of clips can be carried. Enemies hardly ever leave anything behind, so ammo crates need to be hunted down.&lt;/story&gt; &lt;/game&gt;">
            <text:p>&lt;game name="Trigger Man (USA)"&gt; &lt;year&gt;2004&lt;/year&gt; &lt;rating&gt;ESRB - T (Teen)&lt;/rating&gt; &lt;title&gt;Trigger Man &lt;/title&gt; &lt;pub&gt;Crave Entertainment, Inc.&lt;/pub&gt; &lt;dev&gt;Point of View&lt;/dev&gt; &lt;genre&gt;Shooter&lt;/genre&gt; &lt;score&gt;1.4&lt;/score&gt; &lt;player&gt;1 Player&lt;/player&gt; &lt;story&gt;Trigger Man is an action game where the main protagonist Trigger Man works for the Coladangelo Family, who is on the brink of a mafia-style war with the rival Montagano Family, which believes Don Coladangelo is responsible of the death of their Don's son. Shown from a third-person perspective players need to visit typical locations such as villas, restaurants and casinos to take down members of the opposing family.****Next to the basic action missions there is some focus on stealth and escorting too. Some sections require a key to be found in order to progress. While fighting, there is a focus on head shots, as enemies can take a lot of bullets in other body parts before going down. There are eight missions in total.****There are different types of weapons including a blade, machine guns and sniper rifles, but only a small amount of clips can be carried. Enemies hardly ever leave anything behind, so ammo crates need to be hunted down.&lt;/story&gt; &lt;/game&gt;</text:p>
          </table:table-cell>
          <table:table-cell table:number-columns-repeated="1012"/>
        </table:table-row>
        <table:table-row table:style-name="ro1">
          <table:table-cell office:value-type="string">
            <text:p>True Crime - New York City (USA)</text:p>
          </table:table-cell>
          <table:table-cell office:value-type="float" office:value="2005">
            <text:p>2005</text:p>
          </table:table-cell>
          <table:table-cell office:value-type="string">
            <text:p>ESRB - M (Mature)</text:p>
          </table:table-cell>
          <table:table-cell office:value-type="string">
            <text:p>True Crime - New York City </text:p>
          </table:table-cell>
          <table:table-cell table:style-name="Default" office:value-type="string">
            <text:p>Activision Publishing, Inc.</text:p>
          </table:table-cell>
          <table:table-cell office:value-type="string">
            <text:p>Luxoflux Corp.</text:p>
          </table:table-cell>
          <table:table-cell office:value-type="string">
            <text:p>Action</text:p>
          </table:table-cell>
          <table:table-cell office:value-type="string">
            <text:p>3.4</text:p>
          </table:table-cell>
          <table:table-cell office:value-type="string">
            <text:p>1 Player</text:p>
          </table:table-cell>
          <table:table-cell office:value-type="string">
            <text:p>Marcus Reed is a gangster turned cop who is out to clean the streets of New York. <text:s/>Marcus joins the Organized Crime Division of the NYPD with the intent to rid the city of crime and violence. <text:s/>Hoping to make a name for himself after his mentor is shot down, Marcus goes after the top crime syndicates of the city.****Besides having to do this, Marcus is a street-level cop. <text:s/>He is responsible for anything from stopping street fights to stopping gang wars to defusing bombs! <text:s/>Not only this, he can frisk people on the street for contraband, can do trunk searches on cars, as well as issue tickets to speeders.****But if Marcus is gonna do all those things, hes gonna do it his way. <text:s/>Need some cash? <text:s/>Marcus isn't opposed to a bit of extortion from the local pharmacy. <text:s/>Need some a way to stabilize your career after that rampage last week? <text:s/>Plant some evidence on a guy and bring him in. <text:s/>No one will know. <text:s/>Pistols not cutting it for you? <text:s/>The gun stores sell police officers anything, from M4's to flamethrowers to RPGs.****With the city of New York at your fingertips, and nearly every building accessible to you, how will you rule? <text:s/>Will you be a shining beacon of morals, or a shady figure in the underworld of NY. <text:s/>The choice is up to you.</text:p>
          </table:table-cell>
          <table:table-cell table:style-name="Default" table:formula="of:=CONCATENATE(&quot;&lt;game name=&quot;;CHAR(34);[.A583];CHAR(34);&quot;&gt; &lt;year&gt;&quot;;[.B583];&quot;&lt;/year&gt; &lt;rating&gt;&quot;;[.C583];&quot;&lt;/rating&gt; &lt;title&gt;&quot;;[.D583];&quot;&lt;/title&gt; &lt;pub&gt;&quot;;[.E583];&quot;&lt;/pub&gt; &lt;dev&gt;&quot;;[.F583];&quot;&lt;/dev&gt; &lt;genre&gt;&quot;;[.G583];&quot;&lt;/genre&gt; &lt;score&gt;&quot;;[.H583];&quot;&lt;/score&gt; &lt;player&gt;&quot;;[.I583];&quot;&lt;/player&gt; &lt;story&gt;&quot;;[.J583];&quot;&lt;/story&gt; &lt;/game&gt;&quot;)" office:value-type="string" office:string-value="&lt;game name=&quot;True Crime - New York City (USA)&quot;&gt; &lt;year&gt;2005&lt;/year&gt; &lt;rating&gt;ESRB - M (Mature)&lt;/rating&gt; &lt;title&gt;True Crime - New York City &lt;/title&gt; &lt;pub&gt;Activision Publishing, Inc.&lt;/pub&gt; &lt;dev&gt;Luxoflux Corp.&lt;/dev&gt; &lt;genre&gt;Action&lt;/genre&gt; &lt;score&gt;3.4&lt;/score&gt; &lt;player&gt;1 Player&lt;/player&gt; &lt;story&gt;Marcus Reed is a gangster turned cop who is out to clean the streets of New York.  Marcus joins the Organized Crime Division of the NYPD with the intent to rid the city of crime and violence.  Hoping to make a name for himself after his mentor is shot down, Marcus goes after the top crime syndicates of the city.****Besides having to do this, Marcus is a street-level cop.  He is responsible for anything from stopping street fights to stopping gang wars to defusing bombs!  Not only this, he can frisk people on the street for contraband, can do trunk searches on cars, as well as issue tickets to speeders.****But if Marcus is gonna do all those things, hes gonna do it his way.  Need some cash?  Marcus isn't opposed to a bit of extortion from the local pharmacy.  Need some a way to stabilize your career after that rampage last week?  Plant some evidence on a guy and bring him in.  No one will know.  Pistols not cutting it for you?  The gun stores sell police officers anything, from M4's to flamethrowers to RPGs.****With the city of New York at your fingertips, and nearly every building accessible to you, how will you rule?  Will you be a shining beacon of morals, or a shady figure in the underworld of NY.  The choice is up to you.&lt;/story&gt; &lt;/game&gt;">
            <text:p>&lt;game name="True Crime - New York City (USA)"&gt; &lt;year&gt;2005&lt;/year&gt; &lt;rating&gt;ESRB - M (Mature)&lt;/rating&gt; &lt;title&gt;True Crime - New York City &lt;/title&gt; &lt;pub&gt;Activision Publishing, Inc.&lt;/pub&gt; &lt;dev&gt;Luxoflux Corp.&lt;/dev&gt; &lt;genre&gt;Action&lt;/genre&gt; &lt;score&gt;3.4&lt;/score&gt; &lt;player&gt;1 Player&lt;/player&gt; &lt;story&gt;Marcus Reed is a gangster turned cop who is out to clean the streets of New York. <text:s/>Marcus joins the Organized Crime Division of the NYPD with the intent to rid the city of crime and violence. <text:s/>Hoping to make a name for himself after his mentor is shot down, Marcus goes after the top crime syndicates of the city.****Besides having to do this, Marcus is a street-level cop. <text:s/>He is responsible for anything from stopping street fights to stopping gang wars to defusing bombs! <text:s/>Not only this, he can frisk people on the street for contraband, can do trunk searches on cars, as well as issue tickets to speeders.****But if Marcus is gonna do all those things, hes gonna do it his way. <text:s/>Need some cash? <text:s/>Marcus isn't opposed to a bit of extortion from the local pharmacy. <text:s/>Need some a way to stabilize your career after that rampage last week? <text:s/>Plant some evidence on a guy and bring him in. <text:s/>No one will know. <text:s/>Pistols not cutting it for you? <text:s/>The gun stores sell police officers anything, from M4's to flamethrowers to RPGs.****With the city of New York at your fingertips, and nearly every building accessible to you, how will you rule? <text:s/>Will you be a shining beacon of morals, or a shady figure in the underworld of NY. <text:s/>The choice is up to you.&lt;/story&gt; &lt;/game&gt;</text:p>
          </table:table-cell>
          <table:table-cell table:number-columns-repeated="1012"/>
        </table:table-row>
        <table:table-row table:style-name="ro1">
          <table:table-cell office:value-type="string">
            <text:p>True Crime - Streets of LA (USA)</text:p>
          </table:table-cell>
          <table:table-cell office:value-type="float" office:value="2003">
            <text:p>2003</text:p>
          </table:table-cell>
          <table:table-cell office:value-type="string">
            <text:p>ESRB - M (Mature)</text:p>
          </table:table-cell>
          <table:table-cell office:value-type="string">
            <text:p>True Crime - Streets of LA </text:p>
          </table:table-cell>
          <table:table-cell table:style-name="Default" office:value-type="string">
            <text:p>Activision Publishing, Inc.</text:p>
          </table:table-cell>
          <table:table-cell office:value-type="string">
            <text:p>Luxoflux Corp.</text:p>
          </table:table-cell>
          <table:table-cell office:value-type="string">
            <text:p>Action</text:p>
          </table:table-cell>
          <table:table-cell office:value-type="string">
            <text:p>3.5</text:p>
          </table:table-cell>
          <table:table-cell office:value-type="string">
            <text:p>1 Player</text:p>
          </table:table-cell>
          <table:table-cell office:value-type="string">
            <text:p>True Crime: Streets of LA casts you as Nick Kang, a cop for the Los Angeles Police Department. <text:s/>Due to your extreme methods of policing and your ability to cause massive amounts of property damaged, you are suspended, only to be recruited by the EOD (Elite Operations Division), where your reckless attitude is a plus.****240 square miles of Los Angeles has been accurately rendered for you to cause havoc in. <text:s/>As a cop, you must behave when doing your duty. <text:s/>The game has a good cop/bad cop system, that gives you points based on what you do. <text:s/>Beat up an innocent pedestrian or run over a criminal that's surrendered and your rating will go down. <text:s/>Eventually, you can lose stats you've built up. <text:s/>Arrest a surrendering criminal or frisk an innocent that's acting suspicious, and your rating will go up, enabling you to upgrade certain aspects.****There are two main modes of getting around; on foot or in car. <text:s/>You can hijack (or, in police terms, commedate) various cars. <text:s/>Sports cars, sedans, etc. are yours for the taking. <text:s/>Each has various handling and stats. <text:s/>Since you're a well trained cop, you're capable of firing your weapon while driving. <text:s/>In an open <text:s/>top vehicle, you can aim anywhere. <text:s/>The other method is walking. <text:s/>While walking, you may encounter the odd street crime or suspicious looking pedestrian, which will let you get good or bad points, depending.****True Crime features a branching storyline with three different endings, depending on how good or bad you are. <text:s/>In missions where you're required to do something, failing does not mean repeating the mission. <text:s/>If you fail to tail someone to a hideout, you'll have a harder time finding that hideout in a later mission, whereas if you capture someone, your next mission will be easier.****Aside from gunplay, you're well trained in martial arts. <text:s/>You can pull off various punch and kicks, as well as combos. <text:s/>You can also grapple and possibly throw someone, ala a wrestling move.</text:p>
          </table:table-cell>
          <table:table-cell table:style-name="Default" table:formula="of:=CONCATENATE(&quot;&lt;game name=&quot;;CHAR(34);[.A584];CHAR(34);&quot;&gt; &lt;year&gt;&quot;;[.B584];&quot;&lt;/year&gt; &lt;rating&gt;&quot;;[.C584];&quot;&lt;/rating&gt; &lt;title&gt;&quot;;[.D584];&quot;&lt;/title&gt; &lt;pub&gt;&quot;;[.E584];&quot;&lt;/pub&gt; &lt;dev&gt;&quot;;[.F584];&quot;&lt;/dev&gt; &lt;genre&gt;&quot;;[.G584];&quot;&lt;/genre&gt; &lt;score&gt;&quot;;[.H584];&quot;&lt;/score&gt; &lt;player&gt;&quot;;[.I584];&quot;&lt;/player&gt; &lt;story&gt;&quot;;[.J584];&quot;&lt;/story&gt; &lt;/game&gt;&quot;)" office:value-type="string" office:string-value="&lt;game name=&quot;True Crime - Streets of LA (USA)&quot;&gt; &lt;year&gt;2003&lt;/year&gt; &lt;rating&gt;ESRB - M (Mature)&lt;/rating&gt; &lt;title&gt;True Crime - Streets of LA &lt;/title&gt; &lt;pub&gt;Activision Publishing, Inc.&lt;/pub&gt; &lt;dev&gt;Luxoflux Corp.&lt;/dev&gt; &lt;genre&gt;Action&lt;/genre&gt; &lt;score&gt;3.5&lt;/score&gt; &lt;player&gt;1 Player&lt;/player&gt; &lt;story&gt;True Crime: Streets of LA casts you as Nick Kang, a cop for the Los Angeles Police Department.  Due to your extreme methods of policing and your ability to cause massive amounts of property damaged, you are suspended, only to be recruited by the EOD (Elite Operations Division), where your reckless attitude is a plus.****240 square miles of Los Angeles has been accurately rendered for you to cause havoc in.  As a cop, you must behave when doing your duty.  The game has a good cop/bad cop system, that gives you points based on what you do.  Beat up an innocent pedestrian or run over a criminal that's surrendered and your rating will go down.  Eventually, you can lose stats you've built up.  Arrest a surrendering criminal or frisk an innocent that's acting suspicious, and your rating will go up, enabling you to upgrade certain aspects.****There are two main modes of getting around; on foot or in car.  You can hijack (or, in police terms, commedate) various cars.  Sports cars, sedans, etc. are yours for the taking.  Each has various handling and stats.  Since you're a well trained cop, you're capable of firing your weapon while driving.  In an open  top vehicle, you can aim anywhere.  The other method is walking.  While walking, you may encounter the odd street crime or suspicious looking pedestrian, which will let you get good or bad points, depending.****True Crime features a branching storyline with three different endings, depending on how good or bad you are.  In missions where you're required to do something, failing does not mean repeating the mission.  If you fail to tail someone to a hideout, you'll have a harder time finding that hideout in a later mission, whereas if you capture someone, your next mission will be easier.****Aside from gunplay, you're well trained in martial arts.  You can pull off various punch and kicks, as well as combos.  You can also grapple and possibly throw someone, ala a wrestling move.&lt;/story&gt; &lt;/game&gt;">
            <text:p>&lt;game name="True Crime - Streets of LA (USA)"&gt; &lt;year&gt;2003&lt;/year&gt; &lt;rating&gt;ESRB - M (Mature)&lt;/rating&gt; &lt;title&gt;True Crime - Streets of LA &lt;/title&gt; &lt;pub&gt;Activision Publishing, Inc.&lt;/pub&gt; &lt;dev&gt;Luxoflux Corp.&lt;/dev&gt; &lt;genre&gt;Action&lt;/genre&gt; &lt;score&gt;3.5&lt;/score&gt; &lt;player&gt;1 Player&lt;/player&gt; &lt;story&gt;True Crime: Streets of LA casts you as Nick Kang, a cop for the Los Angeles Police Department. <text:s/>Due to your extreme methods of policing and your ability to cause massive amounts of property damaged, you are suspended, only to be recruited by the EOD (Elite Operations Division), where your reckless attitude is a plus.****240 square miles of Los Angeles has been accurately rendered for you to cause havoc in. <text:s/>As a cop, you must behave when doing your duty. <text:s/>The game has a good cop/bad cop system, that gives you points based on what you do. <text:s/>Beat up an innocent pedestrian or run over a criminal that's surrendered and your rating will go down. <text:s/>Eventually, you can lose stats you've built up. <text:s/>Arrest a surrendering criminal or frisk an innocent that's acting suspicious, and your rating will go up, enabling you to upgrade certain aspects.****There are two main modes of getting around; on foot or in car. <text:s/>You can hijack (or, in police terms, commedate) various cars. <text:s/>Sports cars, sedans, etc. are yours for the taking. <text:s/>Each has various handling and stats. <text:s/>Since you're a well trained cop, you're capable of firing your weapon while driving. <text:s/>In an open <text:s/>top vehicle, you can aim anywhere. <text:s/>The other method is walking. <text:s/>While walking, you may encounter the odd street crime or suspicious looking pedestrian, which will let you get good or bad points, depending.****True Crime features a branching storyline with three different endings, depending on how good or bad you are. <text:s/>In missions where you're required to do something, failing does not mean repeating the mission. <text:s/>If you fail to tail someone to a hideout, you'll have a harder time finding that hideout in a later mission, whereas if you capture someone, your next mission will be easier.****Aside from gunplay, you're well trained in martial arts. <text:s/>You can pull off various punch and kicks, as well as combos. <text:s/>You can also grapple and possibly throw someone, ala a wrestling move.&lt;/story&gt; &lt;/game&gt;</text:p>
          </table:table-cell>
          <table:table-cell table:number-columns-repeated="1012"/>
        </table:table-row>
        <table:table-row table:style-name="ro1">
          <table:table-cell office:value-type="string">
            <text:p>Tube Slider - The Championship of Future Formula (USA)</text:p>
          </table:table-cell>
          <table:table-cell office:value-type="float" office:value="2003">
            <text:p>2003</text:p>
          </table:table-cell>
          <table:table-cell office:value-type="string">
            <text:p>ESRB - E (Everyone)</text:p>
          </table:table-cell>
          <table:table-cell office:value-type="string">
            <text:p>Tube Slider - The Championship of Future Formula </text:p>
          </table:table-cell>
          <table:table-cell table:style-name="Default" office:value-type="string">
            <text:p>NEC Interchannel, Ltd.</text:p>
          </table:table-cell>
          <table:table-cell office:value-type="string">
            <text:p>ND Cube</text:p>
          </table:table-cell>
          <table:table-cell office:value-type="string">
            <text:p>Driving</text:p>
          </table:table-cell>
          <table:table-cell office:value-type="string">
            <text:p>3.8</text:p>
          </table:table-cell>
          <table:table-cell office:value-type="string">
            <text:p>1-4 Players</text:p>
          </table:table-cell>
          <table:table-cell office:value-type="string">
            <text:p>Race around fast and futuristic race tracks in some of the most high tech cars ever created. Each hover craft has the ability to get to very high speeds at a simple touch of a button, while side boosters allow you to take sharp turns at full tilt and turbo (if you really want to go even faster) gives you an added boost for a short amount of time.****The 10 tracks on offer can be completed either in Grand Prix, Time Trial or Free Ride modes. Grand Prix has you competing one race after the other for the grand prize. The higher you finish, the better the chance to progress and win the title.****4 players are also supported.</text:p>
          </table:table-cell>
          <table:table-cell table:style-name="Default" table:formula="of:=CONCATENATE(&quot;&lt;game name=&quot;;CHAR(34);[.A585];CHAR(34);&quot;&gt; &lt;year&gt;&quot;;[.B585];&quot;&lt;/year&gt; &lt;rating&gt;&quot;;[.C585];&quot;&lt;/rating&gt; &lt;title&gt;&quot;;[.D585];&quot;&lt;/title&gt; &lt;pub&gt;&quot;;[.E585];&quot;&lt;/pub&gt; &lt;dev&gt;&quot;;[.F585];&quot;&lt;/dev&gt; &lt;genre&gt;&quot;;[.G585];&quot;&lt;/genre&gt; &lt;score&gt;&quot;;[.H585];&quot;&lt;/score&gt; &lt;player&gt;&quot;;[.I585];&quot;&lt;/player&gt; &lt;story&gt;&quot;;[.J585];&quot;&lt;/story&gt; &lt;/game&gt;&quot;)" office:value-type="string" office:string-value="&lt;game name=&quot;Tube Slider - The Championship of Future Formula (USA)&quot;&gt; &lt;year&gt;2003&lt;/year&gt; &lt;rating&gt;ESRB - E (Everyone)&lt;/rating&gt; &lt;title&gt;Tube Slider - The Championship of Future Formula &lt;/title&gt; &lt;pub&gt;NEC Interchannel, Ltd.&lt;/pub&gt; &lt;dev&gt;ND Cube&lt;/dev&gt; &lt;genre&gt;Driving&lt;/genre&gt; &lt;score&gt;3.8&lt;/score&gt; &lt;player&gt;1-4 Players&lt;/player&gt; &lt;story&gt;Race around fast and futuristic race tracks in some of the most high tech cars ever created. Each hover craft has the ability to get to very high speeds at a simple touch of a button, while side boosters allow you to take sharp turns at full tilt and turbo (if you really want to go even faster) gives you an added boost for a short amount of time.****The 10 tracks on offer can be completed either in Grand Prix, Time Trial or Free Ride modes. Grand Prix has you competing one race after the other for the grand prize. The higher you finish, the better the chance to progress and win the title.****4 players are also supported.&lt;/story&gt; &lt;/game&gt;">
            <text:p>&lt;game name="Tube Slider - The Championship of Future Formula (USA)"&gt; &lt;year&gt;2003&lt;/year&gt; &lt;rating&gt;ESRB - E (Everyone)&lt;/rating&gt; &lt;title&gt;Tube Slider - The Championship of Future Formula &lt;/title&gt; &lt;pub&gt;NEC Interchannel, Ltd.&lt;/pub&gt; &lt;dev&gt;ND Cube&lt;/dev&gt; &lt;genre&gt;Driving&lt;/genre&gt; &lt;score&gt;3.8&lt;/score&gt; &lt;player&gt;1-4 Players&lt;/player&gt; &lt;story&gt;Race around fast and futuristic race tracks in some of the most high tech cars ever created. Each hover craft has the ability to get to very high speeds at a simple touch of a button, while side boosters allow you to take sharp turns at full tilt and turbo (if you really want to go even faster) gives you an added boost for a short amount of time.****The 10 tracks on offer can be completed either in Grand Prix, Time Trial or Free Ride modes. Grand Prix has you competing one race after the other for the grand prize. The higher you finish, the better the chance to progress and win the title.****4 players are also supported.&lt;/story&gt; &lt;/game&gt;</text:p>
          </table:table-cell>
          <table:table-cell table:number-columns-repeated="1012"/>
        </table:table-row>
        <table:table-row table:style-name="ro1">
          <table:table-cell office:value-type="string">
            <text:p>Turok - Evolution (USA)</text:p>
          </table:table-cell>
          <table:table-cell office:value-type="float" office:value="2002">
            <text:p>2002</text:p>
          </table:table-cell>
          <table:table-cell office:value-type="string">
            <text:p>ESRB - M (Mature)</text:p>
          </table:table-cell>
          <table:table-cell office:value-type="string">
            <text:p>Turok - Evolution </text:p>
          </table:table-cell>
          <table:table-cell table:style-name="Default" office:value-type="string">
            <text:p>Acclaim Entertainment, Inc.</text:p>
          </table:table-cell>
          <table:table-cell office:value-type="string">
            <text:p>Acclaim</text:p>
          </table:table-cell>
          <table:table-cell office:value-type="string">
            <text:p>Shooter</text:p>
          </table:table-cell>
          <table:table-cell office:value-type="string">
            <text:p>3.6</text:p>
          </table:table-cell>
          <table:table-cell office:value-type="string">
            <text:p>1-4 Players</text:p>
          </table:table-cell>
          <table:table-cell office:value-type="string">
            <text:p>In this prequel to the previous Turok games, you are Tal'Set, the saviour of natives of the River Village in the Lost Lands, who must confront the evil Lord Tyrannus, leader of the reptilian hordes. Tyrannus is bent on a "Holy Mission" to purify the Lost Land through slaughter and misery.****During the fight with your nemesis Captain Tobias Bruckner in 1886 Texas, you were injured and sucked in to the Lost Lands. After recovering in the village, you discover that Tyrannus appoints a new general to his armies –Bruckner. So you begin the war in a land of lush jungles, suspended cities, mysterious temples, reptile armies, and towering dinosaurs.****In the game you can also fly a fully-armed winged Quetzalcoatlus, use the destructible environment – such as trees and massive rocks – to help your weapons, and order your troops to take cover, establish strategic positions, and even surrender.</text:p>
          </table:table-cell>
          <table:table-cell table:style-name="Default" table:formula="of:=CONCATENATE(&quot;&lt;game name=&quot;;CHAR(34);[.A586];CHAR(34);&quot;&gt; &lt;year&gt;&quot;;[.B586];&quot;&lt;/year&gt; &lt;rating&gt;&quot;;[.C586];&quot;&lt;/rating&gt; &lt;title&gt;&quot;;[.D586];&quot;&lt;/title&gt; &lt;pub&gt;&quot;;[.E586];&quot;&lt;/pub&gt; &lt;dev&gt;&quot;;[.F586];&quot;&lt;/dev&gt; &lt;genre&gt;&quot;;[.G586];&quot;&lt;/genre&gt; &lt;score&gt;&quot;;[.H586];&quot;&lt;/score&gt; &lt;player&gt;&quot;;[.I586];&quot;&lt;/player&gt; &lt;story&gt;&quot;;[.J586];&quot;&lt;/story&gt; &lt;/game&gt;&quot;)" office:value-type="string" office:string-value="&lt;game name=&quot;Turok - Evolution (USA)&quot;&gt; &lt;year&gt;2002&lt;/year&gt; &lt;rating&gt;ESRB - M (Mature)&lt;/rating&gt; &lt;title&gt;Turok - Evolution &lt;/title&gt; &lt;pub&gt;Acclaim Entertainment, Inc.&lt;/pub&gt; &lt;dev&gt;Acclaim&lt;/dev&gt; &lt;genre&gt;Shooter&lt;/genre&gt; &lt;score&gt;3.6&lt;/score&gt; &lt;player&gt;1-4 Players&lt;/player&gt; &lt;story&gt;In this prequel to the previous Turok games, you are Tal'Set, the saviour of natives of the River Village in the Lost Lands, who must confront the evil Lord Tyrannus, leader of the reptilian hordes. Tyrannus is bent on a &quot;Holy Mission&quot; to purify the Lost Land through slaughter and misery.****During the fight with your nemesis Captain Tobias Bruckner in 1886 Texas, you were injured and sucked in to the Lost Lands. After recovering in the village, you discover that Tyrannus appoints a new general to his armies –Bruckner. So you begin the war in a land of lush jungles, suspended cities, mysterious temples, reptile armies, and towering dinosaurs.****In the game you can also fly a fully-armed winged Quetzalcoatlus, use the destructible environment – such as trees and massive rocks – to help your weapons, and order your troops to take cover, establish strategic positions, and even surrender.&lt;/story&gt; &lt;/game&gt;">
            <text:p>&lt;game name="Turok - Evolution (USA)"&gt; &lt;year&gt;2002&lt;/year&gt; &lt;rating&gt;ESRB - M (Mature)&lt;/rating&gt; &lt;title&gt;Turok - Evolution &lt;/title&gt; &lt;pub&gt;Acclaim Entertainment, Inc.&lt;/pub&gt; &lt;dev&gt;Acclaim&lt;/dev&gt; &lt;genre&gt;Shooter&lt;/genre&gt; &lt;score&gt;3.6&lt;/score&gt; &lt;player&gt;1-4 Players&lt;/player&gt; &lt;story&gt;In this prequel to the previous Turok games, you are Tal'Set, the saviour of natives of the River Village in the Lost Lands, who must confront the evil Lord Tyrannus, leader of the reptilian hordes. Tyrannus is bent on a "Holy Mission" to purify the Lost Land through slaughter and misery.****During the fight with your nemesis Captain Tobias Bruckner in 1886 Texas, you were injured and sucked in to the Lost Lands. After recovering in the village, you discover that Tyrannus appoints a new general to his armies –Bruckner. So you begin the war in a land of lush jungles, suspended cities, mysterious temples, reptile armies, and towering dinosaurs.****In the game you can also fly a fully-armed winged Quetzalcoatlus, use the destructible environment – such as trees and massive rocks – to help your weapons, and order your troops to take cover, establish strategic positions, and even surrender.&lt;/story&gt; &lt;/game&gt;</text:p>
          </table:table-cell>
          <table:table-cell table:number-columns-repeated="1012"/>
        </table:table-row>
        <table:table-row table:style-name="ro1">
          <table:table-cell office:value-type="string">
            <text:p>Ty the Tasmanian Tiger (USA)</text:p>
          </table:table-cell>
          <table:table-cell office:value-type="float" office:value="2002">
            <text:p>2002</text:p>
          </table:table-cell>
          <table:table-cell office:value-type="string">
            <text:p>ESRB - E (Everyone)</text:p>
          </table:table-cell>
          <table:table-cell office:value-type="string">
            <text:p>Ty the Tasmanian Tiger </text:p>
          </table:table-cell>
          <table:table-cell table:style-name="Default" office:value-type="string">
            <text:p>Electronic Arts, Inc.</text:p>
          </table:table-cell>
          <table:table-cell office:value-type="string">
            <text:p>Krome Studios</text:p>
          </table:table-cell>
          <table:table-cell office:value-type="string">
            <text:p>Platform</text:p>
          </table:table-cell>
          <table:table-cell office:value-type="string">
            <text:p>3.7</text:p>
          </table:table-cell>
          <table:table-cell office:value-type="string">
            <text:p>1 Player</text:p>
          </table:table-cell>
          <table:table-cell office:value-type="string">
            <text:p>A character action game set in the Australian outback. <text:s/>You play Ty the Tasmanian Tiger and set out to defeat the evil Boss Cass. <text:s/>Along the way you will rescue friends, collect opals and defeat bad guys with boomerangs and a nasty set of chompers. <text:s/>There are lots of missions and side quests and gameplay appropriate for all ages.</text:p>
          </table:table-cell>
          <table:table-cell table:style-name="Default" table:formula="of:=CONCATENATE(&quot;&lt;game name=&quot;;CHAR(34);[.A587];CHAR(34);&quot;&gt; &lt;year&gt;&quot;;[.B587];&quot;&lt;/year&gt; &lt;rating&gt;&quot;;[.C587];&quot;&lt;/rating&gt; &lt;title&gt;&quot;;[.D587];&quot;&lt;/title&gt; &lt;pub&gt;&quot;;[.E587];&quot;&lt;/pub&gt; &lt;dev&gt;&quot;;[.F587];&quot;&lt;/dev&gt; &lt;genre&gt;&quot;;[.G587];&quot;&lt;/genre&gt; &lt;score&gt;&quot;;[.H587];&quot;&lt;/score&gt; &lt;player&gt;&quot;;[.I587];&quot;&lt;/player&gt; &lt;story&gt;&quot;;[.J587];&quot;&lt;/story&gt; &lt;/game&gt;&quot;)" office:value-type="string" office:string-value="&lt;game name=&quot;Ty the Tasmanian Tiger (USA)&quot;&gt; &lt;year&gt;2002&lt;/year&gt; &lt;rating&gt;ESRB - E (Everyone)&lt;/rating&gt; &lt;title&gt;Ty the Tasmanian Tiger &lt;/title&gt; &lt;pub&gt;Electronic Arts, Inc.&lt;/pub&gt; &lt;dev&gt;Krome Studios&lt;/dev&gt; &lt;genre&gt;Platform&lt;/genre&gt; &lt;score&gt;3.7&lt;/score&gt; &lt;player&gt;1 Player&lt;/player&gt; &lt;story&gt;A character action game set in the Australian outback.  You play Ty the Tasmanian Tiger and set out to defeat the evil Boss Cass.  Along the way you will rescue friends, collect opals and defeat bad guys with boomerangs and a nasty set of chompers.  There are lots of missions and side quests and gameplay appropriate for all ages.&lt;/story&gt; &lt;/game&gt;">
            <text:p>&lt;game name="Ty the Tasmanian Tiger (USA)"&gt; &lt;year&gt;2002&lt;/year&gt; &lt;rating&gt;ESRB - E (Everyone)&lt;/rating&gt; &lt;title&gt;Ty the Tasmanian Tiger &lt;/title&gt; &lt;pub&gt;Electronic Arts, Inc.&lt;/pub&gt; &lt;dev&gt;Krome Studios&lt;/dev&gt; &lt;genre&gt;Platform&lt;/genre&gt; &lt;score&gt;3.7&lt;/score&gt; &lt;player&gt;1 Player&lt;/player&gt; &lt;story&gt;A character action game set in the Australian outback. <text:s/>You play Ty the Tasmanian Tiger and set out to defeat the evil Boss Cass. <text:s/>Along the way you will rescue friends, collect opals and defeat bad guys with boomerangs and a nasty set of chompers. <text:s/>There are lots of missions and side quests and gameplay appropriate for all ages.&lt;/story&gt; &lt;/game&gt;</text:p>
          </table:table-cell>
          <table:table-cell table:number-columns-repeated="1012"/>
        </table:table-row>
        <table:table-row table:style-name="ro1">
          <table:table-cell office:value-type="string">
            <text:p>Ty the Tasmanian Tiger 2 - Bush Rescue (USA)</text:p>
          </table:table-cell>
          <table:table-cell office:value-type="float" office:value="2004">
            <text:p>2004</text:p>
          </table:table-cell>
          <table:table-cell office:value-type="string">
            <text:p>ESRB - E (Everyone)</text:p>
          </table:table-cell>
          <table:table-cell office:value-type="string">
            <text:p>Ty the Tasmanian Tiger 2 - Bush Rescue </text:p>
          </table:table-cell>
          <table:table-cell table:style-name="Default" office:value-type="string">
            <text:p>Electronic Arts, Inc.</text:p>
          </table:table-cell>
          <table:table-cell office:value-type="string">
            <text:p>Krome Studios</text:p>
          </table:table-cell>
          <table:table-cell office:value-type="string">
            <text:p>Platform</text:p>
          </table:table-cell>
          <table:table-cell office:value-type="string">
            <text:p>3.7</text:p>
          </table:table-cell>
          <table:table-cell office:value-type="string">
            <text:p>1-2 Players</text:p>
          </table:table-cell>
          <table:table-cell office:value-type="string">
            <text:p>TY the Tasmanian Tiger 2 is a 3D Platformer with an Australian theme. The player takes the role of TY, a Tasmanian tiger, armed with sharp teeth and boomerangs a-plenty. On TY's quest to defeat the evil Boss Cass and his army of cold-blooded Frilled Lizards, he must assist the colorful residents of Burramudgee Town and the Southern Rivers, who include a tree frog, a lyre bird, a platypus family, some kangaroos and more koalas than you can shake a didgeridoo at.****While most of the game is standard platform fare, there are some diversions. Notably, there are a number of cart racing tracks which can be played with a friend. Additionally, there are missions that will place the player in giant robots, each with a different speciality (one is good at battle, one can put out fires, one is a submarine, etc.).****There are many comedic quirks, having the players throw electrified boomerangs at robotic dinosaurs in the Outback, then send them up in a helicopter to rescue sheep stranded by a flood, then have them clear a road following a traffic accident. And finally, to top it all off, the save/continue points are outhouses.</text:p>
          </table:table-cell>
          <table:table-cell table:style-name="Default" table:formula="of:=CONCATENATE(&quot;&lt;game name=&quot;;CHAR(34);[.A588];CHAR(34);&quot;&gt; &lt;year&gt;&quot;;[.B588];&quot;&lt;/year&gt; &lt;rating&gt;&quot;;[.C588];&quot;&lt;/rating&gt; &lt;title&gt;&quot;;[.D588];&quot;&lt;/title&gt; &lt;pub&gt;&quot;;[.E588];&quot;&lt;/pub&gt; &lt;dev&gt;&quot;;[.F588];&quot;&lt;/dev&gt; &lt;genre&gt;&quot;;[.G588];&quot;&lt;/genre&gt; &lt;score&gt;&quot;;[.H588];&quot;&lt;/score&gt; &lt;player&gt;&quot;;[.I588];&quot;&lt;/player&gt; &lt;story&gt;&quot;;[.J588];&quot;&lt;/story&gt; &lt;/game&gt;&quot;)" office:value-type="string" office:string-value="&lt;game name=&quot;Ty the Tasmanian Tiger 2 - Bush Rescue (USA)&quot;&gt; &lt;year&gt;2004&lt;/year&gt; &lt;rating&gt;ESRB - E (Everyone)&lt;/rating&gt; &lt;title&gt;Ty the Tasmanian Tiger 2 - Bush Rescue &lt;/title&gt; &lt;pub&gt;Electronic Arts, Inc.&lt;/pub&gt; &lt;dev&gt;Krome Studios&lt;/dev&gt; &lt;genre&gt;Platform&lt;/genre&gt; &lt;score&gt;3.7&lt;/score&gt; &lt;player&gt;1-2 Players&lt;/player&gt; &lt;story&gt;TY the Tasmanian Tiger 2 is a 3D Platformer with an Australian theme. The player takes the role of TY, a Tasmanian tiger, armed with sharp teeth and boomerangs a-plenty. On TY's quest to defeat the evil Boss Cass and his army of cold-blooded Frilled Lizards, he must assist the colorful residents of Burramudgee Town and the Southern Rivers, who include a tree frog, a lyre bird, a platypus family, some kangaroos and more koalas than you can shake a didgeridoo at.****While most of the game is standard platform fare, there are some diversions. Notably, there are a number of cart racing tracks which can be played with a friend. Additionally, there are missions that will place the player in giant robots, each with a different speciality (one is good at battle, one can put out fires, one is a submarine, etc.).****There are many comedic quirks, having the players throw electrified boomerangs at robotic dinosaurs in the Outback, then send them up in a helicopter to rescue sheep stranded by a flood, then have them clear a road following a traffic accident. And finally, to top it all off, the save/continue points are outhouses.&lt;/story&gt; &lt;/game&gt;">
            <text:p>&lt;game name="Ty the Tasmanian Tiger 2 - Bush Rescue (USA)"&gt; &lt;year&gt;2004&lt;/year&gt; &lt;rating&gt;ESRB - E (Everyone)&lt;/rating&gt; &lt;title&gt;Ty the Tasmanian Tiger 2 - Bush Rescue &lt;/title&gt; &lt;pub&gt;Electronic Arts, Inc.&lt;/pub&gt; &lt;dev&gt;Krome Studios&lt;/dev&gt; &lt;genre&gt;Platform&lt;/genre&gt; &lt;score&gt;3.7&lt;/score&gt; &lt;player&gt;1-2 Players&lt;/player&gt; &lt;story&gt;TY the Tasmanian Tiger 2 is a 3D Platformer with an Australian theme. The player takes the role of TY, a Tasmanian tiger, armed with sharp teeth and boomerangs a-plenty. On TY's quest to defeat the evil Boss Cass and his army of cold-blooded Frilled Lizards, he must assist the colorful residents of Burramudgee Town and the Southern Rivers, who include a tree frog, a lyre bird, a platypus family, some kangaroos and more koalas than you can shake a didgeridoo at.****While most of the game is standard platform fare, there are some diversions. Notably, there are a number of cart racing tracks which can be played with a friend. Additionally, there are missions that will place the player in giant robots, each with a different speciality (one is good at battle, one can put out fires, one is a submarine, etc.).****There are many comedic quirks, having the players throw electrified boomerangs at robotic dinosaurs in the Outback, then send them up in a helicopter to rescue sheep stranded by a flood, then have them clear a road following a traffic accident. And finally, to top it all off, the save/continue points are outhouses.&lt;/story&gt; &lt;/game&gt;</text:p>
          </table:table-cell>
          <table:table-cell table:number-columns-repeated="1012"/>
        </table:table-row>
        <table:table-row table:style-name="ro1">
          <table:table-cell office:value-type="string">
            <text:p>Ty the Tasmanian Tiger 3 - Night of the Quinkan (USA)</text:p>
          </table:table-cell>
          <table:table-cell office:value-type="float" office:value="2005">
            <text:p>2005</text:p>
          </table:table-cell>
          <table:table-cell office:value-type="string">
            <text:p>ESRB - E10+ (Everyone 10+)</text:p>
          </table:table-cell>
          <table:table-cell office:value-type="string">
            <text:p>Ty the Tasmanian Tiger 3 - Night of the Quinkan </text:p>
          </table:table-cell>
          <table:table-cell table:style-name="Default" office:value-type="string">
            <text:p>Activision, Inc.</text:p>
          </table:table-cell>
          <table:table-cell office:value-type="string">
            <text:p>Krome Studios</text:p>
          </table:table-cell>
          <table:table-cell office:value-type="string">
            <text:p>Platform</text:p>
          </table:table-cell>
          <table:table-cell office:value-type="string">
            <text:p>3.9</text:p>
          </table:table-cell>
          <table:table-cell office:value-type="string">
            <text:p>1-2 Players</text:p>
          </table:table-cell>
          <table:table-cell office:value-type="string">
            <text:p>After helping the Bunyup Elder by ridding the Dreamtime of the dangerous Quinkan, Ty heads for home. <text:s/>However, something goes wrong, and Ty winds up six months in the future! <text:s/>The Quinkan have invaded Southern Rivers, and even worse, the Bush Rescue team from the previous game has disbanded during Ty's absence! <text:s/>It's up to Ty to reunite his team members, as well as stop the Quinkan from unleashing the mysterious Quinking, an evil being of supreme power.****Night of the Quinkan is the third game in the Ty series. <text:s/>As Ty, players can bite at foes, or use his boomerangs for consecutive ranged attacks. <text:s/>Boomerangs can be customized in an assortment of ways: either by changing the chassis (each chassis has its own special abilities); or by equipping special Bunyip Stones to the boomerang's chassis. <text:s/>Some stones can be combined with others, allowing players to customize their attacks to their liking. <text:s/>Some stones are rewards for completing tasks; others, as well as boomerang chassis, can be purchased from the Rang Shop in exchange for Opals, the game's currency.****Ty 3 again rolls out the robotic mechs - choose from the Shadow or Extreme Bunyip (your standard mech), the Crabmersible (a submarine shaped like a crab, oddly enough), or the Gunyip (a speedy airplane with an assortment of bombs and guns). <text:s/>Ty can even take part in cart races against other characters for powerups and even more opals.</text:p>
          </table:table-cell>
          <table:table-cell table:style-name="Default" table:formula="of:=CONCATENATE(&quot;&lt;game name=&quot;;CHAR(34);[.A589];CHAR(34);&quot;&gt; &lt;year&gt;&quot;;[.B589];&quot;&lt;/year&gt; &lt;rating&gt;&quot;;[.C589];&quot;&lt;/rating&gt; &lt;title&gt;&quot;;[.D589];&quot;&lt;/title&gt; &lt;pub&gt;&quot;;[.E589];&quot;&lt;/pub&gt; &lt;dev&gt;&quot;;[.F589];&quot;&lt;/dev&gt; &lt;genre&gt;&quot;;[.G589];&quot;&lt;/genre&gt; &lt;score&gt;&quot;;[.H589];&quot;&lt;/score&gt; &lt;player&gt;&quot;;[.I589];&quot;&lt;/player&gt; &lt;story&gt;&quot;;[.J589];&quot;&lt;/story&gt; &lt;/game&gt;&quot;)" office:value-type="string" office:string-value="&lt;game name=&quot;Ty the Tasmanian Tiger 3 - Night of the Quinkan (USA)&quot;&gt; &lt;year&gt;2005&lt;/year&gt; &lt;rating&gt;ESRB - E10+ (Everyone 10+)&lt;/rating&gt; &lt;title&gt;Ty the Tasmanian Tiger 3 - Night of the Quinkan &lt;/title&gt; &lt;pub&gt;Activision, Inc.&lt;/pub&gt; &lt;dev&gt;Krome Studios&lt;/dev&gt; &lt;genre&gt;Platform&lt;/genre&gt; &lt;score&gt;3.9&lt;/score&gt; &lt;player&gt;1-2 Players&lt;/player&gt; &lt;story&gt;After helping the Bunyup Elder by ridding the Dreamtime of the dangerous Quinkan, Ty heads for home.  However, something goes wrong, and Ty winds up six months in the future!  The Quinkan have invaded Southern Rivers, and even worse, the Bush Rescue team from the previous game has disbanded during Ty's absence!  It's up to Ty to reunite his team members, as well as stop the Quinkan from unleashing the mysterious Quinking, an evil being of supreme power.****Night of the Quinkan is the third game in the Ty series.  As Ty, players can bite at foes, or use his boomerangs for consecutive ranged attacks.  Boomerangs can be customized in an assortment of ways: either by changing the chassis (each chassis has its own special abilities); or by equipping special Bunyip Stones to the boomerang's chassis.  Some stones can be combined with others, allowing players to customize their attacks to their liking.  Some stones are rewards for completing tasks; others, as well as boomerang chassis, can be purchased from the Rang Shop in exchange for Opals, the game's currency.****Ty 3 again rolls out the robotic mechs - choose from the Shadow or Extreme Bunyip (your standard mech), the Crabmersible (a submarine shaped like a crab, oddly enough), or the Gunyip (a speedy airplane with an assortment of bombs and guns).  Ty can even take part in cart races against other characters for powerups and even more opals.&lt;/story&gt; &lt;/game&gt;">
            <text:p>&lt;game name="Ty the Tasmanian Tiger 3 - Night of the Quinkan (USA)"&gt; &lt;year&gt;2005&lt;/year&gt; &lt;rating&gt;ESRB - E10+ (Everyone 10+)&lt;/rating&gt; &lt;title&gt;Ty the Tasmanian Tiger 3 - Night of the Quinkan &lt;/title&gt; &lt;pub&gt;Activision, Inc.&lt;/pub&gt; &lt;dev&gt;Krome Studios&lt;/dev&gt; &lt;genre&gt;Platform&lt;/genre&gt; &lt;score&gt;3.9&lt;/score&gt; &lt;player&gt;1-2 Players&lt;/player&gt; &lt;story&gt;After helping the Bunyup Elder by ridding the Dreamtime of the dangerous Quinkan, Ty heads for home. <text:s/>However, something goes wrong, and Ty winds up six months in the future! <text:s/>The Quinkan have invaded Southern Rivers, and even worse, the Bush Rescue team from the previous game has disbanded during Ty's absence! <text:s/>It's up to Ty to reunite his team members, as well as stop the Quinkan from unleashing the mysterious Quinking, an evil being of supreme power.****Night of the Quinkan is the third game in the Ty series. <text:s/>As Ty, players can bite at foes, or use his boomerangs for consecutive ranged attacks. <text:s/>Boomerangs can be customized in an assortment of ways: either by changing the chassis (each chassis has its own special abilities); or by equipping special Bunyip Stones to the boomerang's chassis. <text:s/>Some stones can be combined with others, allowing players to customize their attacks to their liking. <text:s/>Some stones are rewards for completing tasks; others, as well as boomerang chassis, can be purchased from the Rang Shop in exchange for Opals, the game's currency.****Ty 3 again rolls out the robotic mechs - choose from the Shadow or Extreme Bunyip (your standard mech), the Crabmersible (a submarine shaped like a crab, oddly enough), or the Gunyip (a speedy airplane with an assortment of bombs and guns). <text:s/>Ty can even take part in cart races against other characters for powerups and even more opals.&lt;/story&gt; &lt;/game&gt;</text:p>
          </table:table-cell>
          <table:table-cell table:number-columns-repeated="1012"/>
        </table:table-row>
        <table:table-row table:style-name="ro1">
          <table:table-cell office:value-type="string">
            <text:p>UEFA Champions League 2004-2005 (Europe)</text:p>
          </table:table-cell>
          <table:table-cell office:value-type="float" office:value="2005">
            <text:p>2005</text:p>
          </table:table-cell>
          <table:table-cell office:value-type="string">
            <text:p>ESRB - E (Everyone)</text:p>
          </table:table-cell>
          <table:table-cell office:value-type="string">
            <text:p>UEFA Champions League 2004-2005 </text:p>
          </table:table-cell>
          <table:table-cell table:style-name="Default" office:value-type="string">
            <text:p>Electronic Arts, Inc.</text:p>
          </table:table-cell>
          <table:table-cell office:value-type="string">
            <text:p>Electronic Arts</text:p>
          </table:table-cell>
          <table:table-cell office:value-type="string">
            <text:p>Sports/Soccer</text:p>
          </table:table-cell>
          <table:table-cell office:value-type="string">
            <text:p>2.8</text:p>
          </table:table-cell>
          <table:table-cell office:value-type="string">
            <text:p>1-2 Players</text:p>
          </table:table-cell>
          <table:table-cell office:value-type="string">
            <text:p>After many years under Eidos/Silicon Dreams ownership and development, EA releases the official Champions League game for the 2004/2005 season. ****The last rehash of the engine debuted on FIFA 2003, it draws most of it's gameplay elements from the 2005 edition, but with some changes to gameplay such as a slightly more aggressive AI on attack (reducing the need to constantly push players forward using the Off The Ball controls, still present), new refereeing aspects such as some deliberate errors (as in occasional bad offside calls or throw-ins, not cheating the player through mistakes), <text:s/>advantage rule and handballs and a new set piece system, which replaces the much criticized "targeting" and "push and shove" featured in 2005. This system is much less rigid and less formulaic, as a directional arrow and powerbars define how balls are crossed and there are four player movement setups, thus making each corner and indirect free kicks different. For direct free kicks, players have the option to take driven or curved shots or drop a pass to a nearby player to explore a gap in the defense. All options are available at all times, instead of being determined by the distance to goal. **Many of these changes were later adapted into the new FIFA 06 engine, and it was also chosen as the match engine for subsequent Bright Future's <text:s/>FIFA Manager. ****The presentation takes notes from real television broadcasts, with goals, fouls and attempts on goal being recapped not only in the full-time highlight reel but also during game stoppages and PiP popups. As the game is presented in a faux letterboxed format, next to the scoreline some statistics occasionally popup, allowing to keep track of them for some missions. A very requested feature, the ability to see the energy bars of the closest players to the ball of both teams, was finally included, as well as icons for the special abilities (speed, shooting, dribbling or tackling) of the best players.****The Champions League, where the player leads one team to the Final in the Atatürk Olympic Stadium in Istanbul, in the quest to succeed FC Porto as European Champions, is one of the available modes, but not the most important. That honour goes to the "The Season" mode, where the player starts by creating his managing avatar, and then proceeds to a a series of 50 missions, with the first being a close last-week match against a Champions League spot rival, proceeding with a buyout of the club and increased expectations, and (hopefully) closing with the Champions League final. <text:s/>This mode also allows players to unlock additional features such as balls, a stadium and special exhibition modes by fulfilling objectives set by the club president during the season, some of them crucial matches (which can result in a sacking if <text:s/>failed), others simply a matter of balancing the squad. Other modes include the usual friendlies, "home and away" (a two-legged friendly), scenarios (where the player can create situations such as a defending a 1-0 nil for 45 minutes while two man down) and practice.</text:p>
          </table:table-cell>
          <table:table-cell table:style-name="Default" table:formula="of:=CONCATENATE(&quot;&lt;game name=&quot;;CHAR(34);[.A590];CHAR(34);&quot;&gt; &lt;year&gt;&quot;;[.B590];&quot;&lt;/year&gt; &lt;rating&gt;&quot;;[.C590];&quot;&lt;/rating&gt; &lt;title&gt;&quot;;[.D590];&quot;&lt;/title&gt; &lt;pub&gt;&quot;;[.E590];&quot;&lt;/pub&gt; &lt;dev&gt;&quot;;[.F590];&quot;&lt;/dev&gt; &lt;genre&gt;&quot;;[.G590];&quot;&lt;/genre&gt; &lt;score&gt;&quot;;[.H590];&quot;&lt;/score&gt; &lt;player&gt;&quot;;[.I590];&quot;&lt;/player&gt; &lt;story&gt;&quot;;[.J590];&quot;&lt;/story&gt; &lt;/game&gt;&quot;)" office:value-type="string" office:string-value="&lt;game name=&quot;UEFA Champions League 2004-2005 (Europe)&quot;&gt; &lt;year&gt;2005&lt;/year&gt; &lt;rating&gt;ESRB - E (Everyone)&lt;/rating&gt; &lt;title&gt;UEFA Champions League 2004-2005 &lt;/title&gt; &lt;pub&gt;Electronic Arts, Inc.&lt;/pub&gt; &lt;dev&gt;Electronic Arts&lt;/dev&gt; &lt;genre&gt;Sports/Soccer&lt;/genre&gt; &lt;score&gt;2.8&lt;/score&gt; &lt;player&gt;1-2 Players&lt;/player&gt; &lt;story&gt;After many years under Eidos/Silicon Dreams ownership and development, EA releases the official Champions League game for the 2004/2005 season. ****The last rehash of the engine debuted on FIFA 2003, it draws most of it's gameplay elements from the 2005 edition, but with some changes to gameplay such as a slightly more aggressive AI on attack (reducing the need to constantly push players forward using the Off The Ball controls, still present), new refereeing aspects such as some deliberate errors (as in occasional bad offside calls or throw-ins, not cheating the player through mistakes),  advantage rule and handballs and a new set piece system, which replaces the much criticized &quot;targeting&quot; and &quot;push and shove&quot; featured in 2005. This system is much less rigid and less formulaic, as a directional arrow and powerbars define how balls are crossed and there are four player movement setups, thus making each corner and indirect free kicks different. For direct free kicks, players have the option to take driven or curved shots or drop a pass to a nearby player to explore a gap in the defense. All options are available at all times, instead of being determined by the distance to goal. **Many of these changes were later adapted into the new FIFA 06 engine, and it was also chosen as the match engine for subsequent Bright Future's  FIFA Manager. ****The presentation takes notes from real television broadcasts, with goals, fouls and attempts on goal being recapped not only in the full-time highlight reel but also during game stoppages and PiP popups. As the game is presented in a faux letterboxed format, next to the scoreline some statistics occasionally popup, allowing to keep track of them for some missions. A very requested feature, the ability to see the energy bars of the closest players to the ball of both teams, was finally included, as well as icons for the special abilities (speed, shooting, dribbling or tackling) of the best players.****The Champions League, where the player leads one team to the Final in the Atatürk Olympic Stadium in Istanbul, in the quest to succeed FC Porto as European Champions, is one of the available modes, but not the most important. That honour goes to the &quot;The Season&quot; mode, where the player starts by creating his managing avatar, and then proceeds to a a series of 50 missions, with the first being a close last-week match against a Champions League spot rival, proceeding with a buyout of the club and increased expectations, and (hopefully) closing with the Champions League final.  This mode also allows players to unlock additional features such as balls, a stadium and special exhibition modes by fulfilling objectives set by the club president during the season, some of them crucial matches (which can result in a sacking if  failed), others simply a matter of balancing the squad. Other modes include the usual friendlies, &quot;home and away&quot; (a two-legged friendly), scenarios (where the player can create situations such as a defending a 1-0 nil for 45 minutes while two man down) and practice.&lt;/story&gt; &lt;/game&gt;">
            <text:p>&lt;game name="UEFA Champions League 2004-2005 (Europe)"&gt; &lt;year&gt;2005&lt;/year&gt; &lt;rating&gt;ESRB - E (Everyone)&lt;/rating&gt; &lt;title&gt;UEFA Champions League 2004-2005 &lt;/title&gt; &lt;pub&gt;Electronic Arts, Inc.&lt;/pub&gt; &lt;dev&gt;Electronic Arts&lt;/dev&gt; &lt;genre&gt;Sports/Soccer&lt;/genre&gt; &lt;score&gt;2.8&lt;/score&gt; &lt;player&gt;1-2 Players&lt;/player&gt; &lt;story&gt;After many years under Eidos/Silicon Dreams ownership and development, EA releases the official Champions League game for the 2004/2005 season. ****The last rehash of the engine debuted on FIFA 2003, it draws most of it's gameplay elements from the 2005 edition, but with some changes to gameplay such as a slightly more aggressive AI on attack (reducing the need to constantly push players forward using the Off The Ball controls, still present), new refereeing aspects such as some deliberate errors (as in occasional bad offside calls or throw-ins, not cheating the player through mistakes), <text:s/>advantage rule and handballs and a new set piece system, which replaces the much criticized "targeting" and "push and shove" featured in 2005. This system is much less rigid and less formulaic, as a directional arrow and powerbars define how balls are crossed and there are four player movement setups, thus making each corner and indirect free kicks different. For direct free kicks, players have the option to take driven or curved shots or drop a pass to a nearby player to explore a gap in the defense. All options are available at all times, instead of being determined by the distance to goal. **Many of these changes were later adapted into the new FIFA 06 engine, and it was also chosen as the match engine for subsequent Bright Future's <text:s/>FIFA Manager. ****The presentation takes notes from real television broadcasts, with goals, fouls and attempts on goal being recapped not only in the full-time highlight reel but also during game stoppages and PiP popups. As the game is presented in a faux letterboxed format, next to the scoreline some statistics occasionally popup, allowing to keep track of them for some missions. A very requested feature, the ability to see the energy bars of the closest players to the ball of both teams, was finally included, as well as icons for the special abilities (speed, shooting, dribbling or tackling) of the best players.****The Champions League, where the player leads one team to the Final in the Atatürk Olympic Stadium in Istanbul, in the quest to succeed FC Porto as European Champions, is one of the available modes, but not the most important. That honour goes to the "The Season" mode, where the player starts by creating his managing avatar, and then proceeds to a a series of 50 missions, with the first being a close last-week match against a Champions League spot rival, proceeding with a buyout of the club and increased expectations, and (hopefully) closing with the Champions League final. <text:s/>This mode also allows players to unlock additional features such as balls, a stadium and special exhibition modes by fulfilling objectives set by the club president during the season, some of them crucial matches (which can result in a sacking if <text:s/>failed), others simply a matter of balancing the squad. Other modes include the usual friendlies, "home and away" (a two-legged friendly), scenarios (where the player can create situations such as a defending a 1-0 nil for 45 minutes while two man down) and practice.&lt;/story&gt; &lt;/game&gt;</text:p>
          </table:table-cell>
          <table:table-cell table:number-columns-repeated="1012"/>
        </table:table-row>
        <table:table-row table:style-name="ro1">
          <table:table-cell office:value-type="string">
            <text:p>UFC - Throwdown (USA)</text:p>
          </table:table-cell>
          <table:table-cell office:value-type="float" office:value="2002">
            <text:p>2002</text:p>
          </table:table-cell>
          <table:table-cell office:value-type="string">
            <text:p>ESRB - T (Teen)</text:p>
          </table:table-cell>
          <table:table-cell office:value-type="string">
            <text:p>UFC - Throwdown </text:p>
          </table:table-cell>
          <table:table-cell table:style-name="Default" office:value-type="string">
            <text:p>Crave Entertainment, Inc.</text:p>
          </table:table-cell>
          <table:table-cell office:value-type="string">
            <text:p>Opus Corp.</text:p>
          </table:table-cell>
          <table:table-cell office:value-type="string">
            <text:p>Fighter</text:p>
          </table:table-cell>
          <table:table-cell office:value-type="string">
            <text:p>2.7</text:p>
          </table:table-cell>
          <table:table-cell office:value-type="string">
            <text:p>1-4 Players</text:p>
          </table:table-cell>
          <table:table-cell office:value-type="string">
            <text:p>UFC: Throwdown is based on the UFC (Ultimate Fighting Championship), mixed martial arts sports. The game places you in the position as a real-world fighter, utilizing various fighting styles, such as Freestyle, Wrestling, Kickboxing, Ju Jitsu, etc.****Each fighter has a variety of real-life moves, in different categories. <text:s/>There are punches, kicks, grapples and takedowns. <text:s/>There are also ways of making your opponent submit, or "tapout", to gain a victory.****You have the ability to perform combos, but these combos are realistic; you can perform a 1-2-3-4 punch combo, or a punch-punch-kick, or any variation of those. There are over twenty five fighters in the game, each one based off of real-life UFC fighters. The game includes fighter entrances and authentic voices.</text:p>
          </table:table-cell>
          <table:table-cell table:style-name="Default" table:formula="of:=CONCATENATE(&quot;&lt;game name=&quot;;CHAR(34);[.A591];CHAR(34);&quot;&gt; &lt;year&gt;&quot;;[.B591];&quot;&lt;/year&gt; &lt;rating&gt;&quot;;[.C591];&quot;&lt;/rating&gt; &lt;title&gt;&quot;;[.D591];&quot;&lt;/title&gt; &lt;pub&gt;&quot;;[.E591];&quot;&lt;/pub&gt; &lt;dev&gt;&quot;;[.F591];&quot;&lt;/dev&gt; &lt;genre&gt;&quot;;[.G591];&quot;&lt;/genre&gt; &lt;score&gt;&quot;;[.H591];&quot;&lt;/score&gt; &lt;player&gt;&quot;;[.I591];&quot;&lt;/player&gt; &lt;story&gt;&quot;;[.J591];&quot;&lt;/story&gt; &lt;/game&gt;&quot;)" office:value-type="string" office:string-value="&lt;game name=&quot;UFC - Throwdown (USA)&quot;&gt; &lt;year&gt;2002&lt;/year&gt; &lt;rating&gt;ESRB - T (Teen)&lt;/rating&gt; &lt;title&gt;UFC - Throwdown &lt;/title&gt; &lt;pub&gt;Crave Entertainment, Inc.&lt;/pub&gt; &lt;dev&gt;Opus Corp.&lt;/dev&gt; &lt;genre&gt;Fighter&lt;/genre&gt; &lt;score&gt;2.7&lt;/score&gt; &lt;player&gt;1-4 Players&lt;/player&gt; &lt;story&gt;UFC: Throwdown is based on the UFC (Ultimate Fighting Championship), mixed martial arts sports. The game places you in the position as a real-world fighter, utilizing various fighting styles, such as Freestyle, Wrestling, Kickboxing, Ju Jitsu, etc.****Each fighter has a variety of real-life moves, in different categories.  There are punches, kicks, grapples and takedowns.  There are also ways of making your opponent submit, or &quot;tapout&quot;, to gain a victory.****You have the ability to perform combos, but these combos are realistic; you can perform a 1-2-3-4 punch combo, or a punch-punch-kick, or any variation of those. There are over twenty five fighters in the game, each one based off of real-life UFC fighters. The game includes fighter entrances and authentic voices.&lt;/story&gt; &lt;/game&gt;">
            <text:p>&lt;game name="UFC - Throwdown (USA)"&gt; &lt;year&gt;2002&lt;/year&gt; &lt;rating&gt;ESRB - T (Teen)&lt;/rating&gt; &lt;title&gt;UFC - Throwdown &lt;/title&gt; &lt;pub&gt;Crave Entertainment, Inc.&lt;/pub&gt; &lt;dev&gt;Opus Corp.&lt;/dev&gt; &lt;genre&gt;Fighter&lt;/genre&gt; &lt;score&gt;2.7&lt;/score&gt; &lt;player&gt;1-4 Players&lt;/player&gt; &lt;story&gt;UFC: Throwdown is based on the UFC (Ultimate Fighting Championship), mixed martial arts sports. The game places you in the position as a real-world fighter, utilizing various fighting styles, such as Freestyle, Wrestling, Kickboxing, Ju Jitsu, etc.****Each fighter has a variety of real-life moves, in different categories. <text:s/>There are punches, kicks, grapples and takedowns. <text:s/>There are also ways of making your opponent submit, or "tapout", to gain a victory.****You have the ability to perform combos, but these combos are realistic; you can perform a 1-2-3-4 punch combo, or a punch-punch-kick, or any variation of those. There are over twenty five fighters in the game, each one based off of real-life UFC fighters. The game includes fighter entrances and authentic voices.&lt;/story&gt; &lt;/game&gt;</text:p>
          </table:table-cell>
          <table:table-cell table:number-columns-repeated="1012"/>
        </table:table-row>
        <table:table-row table:style-name="ro1">
          <table:table-cell office:value-type="string">
            <text:p>Ultimate Muscle - Legends vs. New Generation (USA)</text:p>
          </table:table-cell>
          <table:table-cell office:value-type="float" office:value="2002">
            <text:p>2002</text:p>
          </table:table-cell>
          <table:table-cell office:value-type="string">
            <text:p>ESRB - T (Teen)</text:p>
          </table:table-cell>
          <table:table-cell office:value-type="string">
            <text:p>Ultimate Muscle - Legends vs. New Generation </text:p>
          </table:table-cell>
          <table:table-cell table:style-name="Default" office:value-type="string">
            <text:p>Bandai America, Inc.</text:p>
          </table:table-cell>
          <table:table-cell office:value-type="string">
            <text:p>AKI Corporation</text:p>
          </table:table-cell>
          <table:table-cell office:value-type="string">
            <text:p>Sports/Wrestling</text:p>
          </table:table-cell>
          <table:table-cell office:value-type="string">
            <text:p>3.8</text:p>
          </table:table-cell>
          <table:table-cell office:value-type="string">
            <text:p>1-4 Players</text:p>
          </table:table-cell>
          <table:table-cell office:value-type="string">
            <text:p>Ultimate Muscle: Legends vs. New Generation is a wrestling game based on the Kinnikuman anime series. The mechanics of the game are clearly arcade in its realization, as they intend to emulate the spectacularity of the anime. This is specially experienced through the special moves, attacks that can be executed when a specific bar hits the top, which in many cases allow you to have your rival projected to the air and still be able to apply him a lock before he hits the ground. Regarding playable fighters, this game combines 20 characters from both the oldest and newer seasons of the series, among them: Kid Muscle, Terry Kenyon, Wally Tusket, Checkmate, Dik Dik Van Dik, Kevin Mask, Jeager, King Muscle, Sunshine, Ramenman, Buffaloman, Terryman, Brocken Jr, etc; plus 10 more, who are &amp;quot;guests&amp;quot; unrelated to the anime series. Other notable aspect of the game is the power-ups: items thrown by your team partner or the manager himself, that among many things can increase your energy or special bars, but also injure your opponents.</text:p>
          </table:table-cell>
          <table:table-cell table:style-name="Default" table:formula="of:=CONCATENATE(&quot;&lt;game name=&quot;;CHAR(34);[.A592];CHAR(34);&quot;&gt; &lt;year&gt;&quot;;[.B592];&quot;&lt;/year&gt; &lt;rating&gt;&quot;;[.C592];&quot;&lt;/rating&gt; &lt;title&gt;&quot;;[.D592];&quot;&lt;/title&gt; &lt;pub&gt;&quot;;[.E592];&quot;&lt;/pub&gt; &lt;dev&gt;&quot;;[.F592];&quot;&lt;/dev&gt; &lt;genre&gt;&quot;;[.G592];&quot;&lt;/genre&gt; &lt;score&gt;&quot;;[.H592];&quot;&lt;/score&gt; &lt;player&gt;&quot;;[.I592];&quot;&lt;/player&gt; &lt;story&gt;&quot;;[.J592];&quot;&lt;/story&gt; &lt;/game&gt;&quot;)" office:value-type="string" office:string-value="&lt;game name=&quot;Ultimate Muscle - Legends vs. New Generation (USA)&quot;&gt; &lt;year&gt;2002&lt;/year&gt; &lt;rating&gt;ESRB - T (Teen)&lt;/rating&gt; &lt;title&gt;Ultimate Muscle - Legends vs. New Generation &lt;/title&gt; &lt;pub&gt;Bandai America, Inc.&lt;/pub&gt; &lt;dev&gt;AKI Corporation&lt;/dev&gt; &lt;genre&gt;Sports/Wrestling&lt;/genre&gt; &lt;score&gt;3.8&lt;/score&gt; &lt;player&gt;1-4 Players&lt;/player&gt; &lt;story&gt;Ultimate Muscle: Legends vs. New Generation is a wrestling game based on the Kinnikuman anime series. The mechanics of the game are clearly arcade in its realization, as they intend to emulate the spectacularity of the anime. This is specially experienced through the special moves, attacks that can be executed when a specific bar hits the top, which in many cases allow you to have your rival projected to the air and still be able to apply him a lock before he hits the ground. Regarding playable fighters, this game combines 20 characters from both the oldest and newer seasons of the series, among them: Kid Muscle, Terry Kenyon, Wally Tusket, Checkmate, Dik Dik Van Dik, Kevin Mask, Jeager, King Muscle, Sunshine, Ramenman, Buffaloman, Terryman, Brocken Jr, etc; plus 10 more, who are &amp;quot;guests&amp;quot; unrelated to the anime series. Other notable aspect of the game is the power-ups: items thrown by your team partner or the manager himself, that among many things can increase your energy or special bars, but also injure your opponents.&lt;/story&gt; &lt;/game&gt;">
            <text:p>&lt;game name="Ultimate Muscle - Legends vs. New Generation (USA)"&gt; &lt;year&gt;2002&lt;/year&gt; &lt;rating&gt;ESRB - T (Teen)&lt;/rating&gt; &lt;title&gt;Ultimate Muscle - Legends vs. New Generation &lt;/title&gt; &lt;pub&gt;Bandai America, Inc.&lt;/pub&gt; &lt;dev&gt;AKI Corporation&lt;/dev&gt; &lt;genre&gt;Sports/Wrestling&lt;/genre&gt; &lt;score&gt;3.8&lt;/score&gt; &lt;player&gt;1-4 Players&lt;/player&gt; &lt;story&gt;Ultimate Muscle: Legends vs. New Generation is a wrestling game based on the Kinnikuman anime series. The mechanics of the game are clearly arcade in its realization, as they intend to emulate the spectacularity of the anime. This is specially experienced through the special moves, attacks that can be executed when a specific bar hits the top, which in many cases allow you to have your rival projected to the air and still be able to apply him a lock before he hits the ground. Regarding playable fighters, this game combines 20 characters from both the oldest and newer seasons of the series, among them: Kid Muscle, Terry Kenyon, Wally Tusket, Checkmate, Dik Dik Van Dik, Kevin Mask, Jeager, King Muscle, Sunshine, Ramenman, Buffaloman, Terryman, Brocken Jr, etc; plus 10 more, who are &amp;quot;guests&amp;quot; unrelated to the anime series. Other notable aspect of the game is the power-ups: items thrown by your team partner or the manager himself, that among many things can increase your energy or special bars, but also injure your opponents.&lt;/story&gt; &lt;/game&gt;</text:p>
          </table:table-cell>
          <table:table-cell table:number-columns-repeated="1012"/>
        </table:table-row>
        <table:table-row table:style-name="ro1">
          <table:table-cell office:value-type="string">
            <text:p>Ultimate Spider-Man (USA)</text:p>
          </table:table-cell>
          <table:table-cell office:value-type="float" office:value="2005">
            <text:p>2005</text:p>
          </table:table-cell>
          <table:table-cell office:value-type="string">
            <text:p>ESRB - T (Teen)</text:p>
          </table:table-cell>
          <table:table-cell office:value-type="string">
            <text:p>Ultimate Spider-Man </text:p>
          </table:table-cell>
          <table:table-cell table:style-name="Default" office:value-type="string">
            <text:p>Activision Publishing, Inc.</text:p>
          </table:table-cell>
          <table:table-cell office:value-type="string">
            <text:p>Treyarch Invention</text:p>
          </table:table-cell>
          <table:table-cell office:value-type="string">
            <text:p>Beat-'Em-Up</text:p>
          </table:table-cell>
          <table:table-cell office:value-type="string">
            <text:p>3.8</text:p>
          </table:table-cell>
          <table:table-cell office:value-type="string">
            <text:p>1 Player</text:p>
          </table:table-cell>
          <table:table-cell office:value-type="string">
            <text:p>When 15-year-old Peter Parker was bitten by a genetically altered spider he became faster, stronger, more agile and gained the spider-like ability to cling to walls. <text:s/>Add web shooters and a costume and Peter becomes Spider-Man. <text:s/>Eddie Brock, Jr. is Peter’s childhood friend. <text:s/>In search of his scientist father’s legacy, Eddie came in contact with a symbiotic suit which transformed him into the monstrous Venom. <text:s/>Ultimate Spider-Man follows both their Brian Michael Bendis-scripted adventures, as Spidey attempts to prevent Venom from killing innocents while Venom seeks to avoid S.H.I.E.L.D.’s machinations.****The Ultimate version of the Spider-Man mythos revamps the franchise, bringing in edgier (and often younger) versions of famous superheroes and supervillains. <text:s/>The Human Torch, Wolverine, Electro, and Green Goblin are some of the Ultimate characters who make appearances. <text:s/>Ultimate Spider-Man features a fully rendered, cel-shaded Manhattan open to exploration. <text:s/>****With few exceptions, Spider-Man and Venom can explore Manhattan and Queens, climbing, jumping, and web swinging away. <text:s/>Story missions show up as hot spots on the map as do other in-game objectives. <text:s/>When the player is done patrolling (or destroying) the city, they can hit these hot spots to advance the story. <text:s/>Between story missions, Spider-Man and Venom can follow race paths, go on combat tours, discover and collect hidden icons, and help (or hurt) the citizens of New York.</text:p>
          </table:table-cell>
          <table:table-cell table:style-name="Default" table:formula="of:=CONCATENATE(&quot;&lt;game name=&quot;;CHAR(34);[.A593];CHAR(34);&quot;&gt; &lt;year&gt;&quot;;[.B593];&quot;&lt;/year&gt; &lt;rating&gt;&quot;;[.C593];&quot;&lt;/rating&gt; &lt;title&gt;&quot;;[.D593];&quot;&lt;/title&gt; &lt;pub&gt;&quot;;[.E593];&quot;&lt;/pub&gt; &lt;dev&gt;&quot;;[.F593];&quot;&lt;/dev&gt; &lt;genre&gt;&quot;;[.G593];&quot;&lt;/genre&gt; &lt;score&gt;&quot;;[.H593];&quot;&lt;/score&gt; &lt;player&gt;&quot;;[.I593];&quot;&lt;/player&gt; &lt;story&gt;&quot;;[.J593];&quot;&lt;/story&gt; &lt;/game&gt;&quot;)" office:value-type="string" office:string-value="&lt;game name=&quot;Ultimate Spider-Man (USA)&quot;&gt; &lt;year&gt;2005&lt;/year&gt; &lt;rating&gt;ESRB - T (Teen)&lt;/rating&gt; &lt;title&gt;Ultimate Spider-Man &lt;/title&gt; &lt;pub&gt;Activision Publishing, Inc.&lt;/pub&gt; &lt;dev&gt;Treyarch Invention&lt;/dev&gt; &lt;genre&gt;Beat-'Em-Up&lt;/genre&gt; &lt;score&gt;3.8&lt;/score&gt; &lt;player&gt;1 Player&lt;/player&gt; &lt;story&gt;When 15-year-old Peter Parker was bitten by a genetically altered spider he became faster, stronger, more agile and gained the spider-like ability to cling to walls.  Add web shooters and a costume and Peter becomes Spider-Man.  Eddie Brock, Jr. is Peter’s childhood friend.  In search of his scientist father’s legacy, Eddie came in contact with a symbiotic suit which transformed him into the monstrous Venom.  Ultimate Spider-Man follows both their Brian Michael Bendis-scripted adventures, as Spidey attempts to prevent Venom from killing innocents while Venom seeks to avoid S.H.I.E.L.D.’s machinations.****The Ultimate version of the Spider-Man mythos revamps the franchise, bringing in edgier (and often younger) versions of famous superheroes and supervillains.  The Human Torch, Wolverine, Electro, and Green Goblin are some of the Ultimate characters who make appearances.  Ultimate Spider-Man features a fully rendered, cel-shaded Manhattan open to exploration.  ****With few exceptions, Spider-Man and Venom can explore Manhattan and Queens, climbing, jumping, and web swinging away.  Story missions show up as hot spots on the map as do other in-game objectives.  When the player is done patrolling (or destroying) the city, they can hit these hot spots to advance the story.  Between story missions, Spider-Man and Venom can follow race paths, go on combat tours, discover and collect hidden icons, and help (or hurt) the citizens of New York.&lt;/story&gt; &lt;/game&gt;">
            <text:p>&lt;game name="Ultimate Spider-Man (USA)"&gt; &lt;year&gt;2005&lt;/year&gt; &lt;rating&gt;ESRB - T (Teen)&lt;/rating&gt; &lt;title&gt;Ultimate Spider-Man &lt;/title&gt; &lt;pub&gt;Activision Publishing, Inc.&lt;/pub&gt; &lt;dev&gt;Treyarch Invention&lt;/dev&gt; &lt;genre&gt;Beat-'Em-Up&lt;/genre&gt; &lt;score&gt;3.8&lt;/score&gt; &lt;player&gt;1 Player&lt;/player&gt; &lt;story&gt;When 15-year-old Peter Parker was bitten by a genetically altered spider he became faster, stronger, more agile and gained the spider-like ability to cling to walls. <text:s/>Add web shooters and a costume and Peter becomes Spider-Man. <text:s/>Eddie Brock, Jr. is Peter’s childhood friend. <text:s/>In search of his scientist father’s legacy, Eddie came in contact with a symbiotic suit which transformed him into the monstrous Venom. <text:s/>Ultimate Spider-Man follows both their Brian Michael Bendis-scripted adventures, as Spidey attempts to prevent Venom from killing innocents while Venom seeks to avoid S.H.I.E.L.D.’s machinations.****The Ultimate version of the Spider-Man mythos revamps the franchise, bringing in edgier (and often younger) versions of famous superheroes and supervillains. <text:s/>The Human Torch, Wolverine, Electro, and Green Goblin are some of the Ultimate characters who make appearances. <text:s/>Ultimate Spider-Man features a fully rendered, cel-shaded Manhattan open to exploration. <text:s/>****With few exceptions, Spider-Man and Venom can explore Manhattan and Queens, climbing, jumping, and web swinging away. <text:s/>Story missions show up as hot spots on the map as do other in-game objectives. <text:s/>When the player is done patrolling (or destroying) the city, they can hit these hot spots to advance the story. <text:s/>Between story missions, Spider-Man and Venom can follow race paths, go on combat tours, discover and collect hidden icons, and help (or hurt) the citizens of New York.&lt;/story&gt; &lt;/game&gt;</text:p>
          </table:table-cell>
          <table:table-cell table:number-columns-repeated="1012"/>
        </table:table-row>
        <table:table-row table:style-name="ro1">
          <table:table-cell office:value-type="string">
            <text:p>Universal Studios Theme Parks Adventure (USA)</text:p>
          </table:table-cell>
          <table:table-cell office:value-type="float" office:value="2001">
            <text:p>2001</text:p>
          </table:table-cell>
          <table:table-cell office:value-type="string">
            <text:p>ESRB - T (Teen)</text:p>
          </table:table-cell>
          <table:table-cell office:value-type="string">
            <text:p>Universal Studios Theme Parks Adventure </text:p>
          </table:table-cell>
          <table:table-cell table:style-name="Default" office:value-type="string">
            <text:p>Kotobuki System Co., Ltd.</text:p>
          </table:table-cell>
          <table:table-cell office:value-type="string">
            <text:p>Kemco</text:p>
          </table:table-cell>
          <table:table-cell office:value-type="string">
            <text:p>Party</text:p>
          </table:table-cell>
          <table:table-cell office:value-type="string">
            <text:p>2.0</text:p>
          </table:table-cell>
          <table:table-cell office:value-type="string">
            <text:p>1-2 Players</text:p>
          </table:table-cell>
          <table:table-cell office:value-type="string">
            <text:p>A complete 3D re-construction of Universal Studios, where you can spend a day at the park and ride the many rides and see the attractions that are part of the real life studios.****To take part in each ride, you must find and complete a range of tasks, with cartoon great Woody Woodpecker helping you out. Once you complete a task, one of the many rides become available to ride for free. As you go along, you will also come across many characters and other situations to get involved in, and you can complete a trivia quiz with questions based on the history of Universal.</text:p>
          </table:table-cell>
          <table:table-cell table:style-name="Default" table:formula="of:=CONCATENATE(&quot;&lt;game name=&quot;;CHAR(34);[.A594];CHAR(34);&quot;&gt; &lt;year&gt;&quot;;[.B594];&quot;&lt;/year&gt; &lt;rating&gt;&quot;;[.C594];&quot;&lt;/rating&gt; &lt;title&gt;&quot;;[.D594];&quot;&lt;/title&gt; &lt;pub&gt;&quot;;[.E594];&quot;&lt;/pub&gt; &lt;dev&gt;&quot;;[.F594];&quot;&lt;/dev&gt; &lt;genre&gt;&quot;;[.G594];&quot;&lt;/genre&gt; &lt;score&gt;&quot;;[.H594];&quot;&lt;/score&gt; &lt;player&gt;&quot;;[.I594];&quot;&lt;/player&gt; &lt;story&gt;&quot;;[.J594];&quot;&lt;/story&gt; &lt;/game&gt;&quot;)" office:value-type="string" office:string-value="&lt;game name=&quot;Universal Studios Theme Parks Adventure (USA)&quot;&gt; &lt;year&gt;2001&lt;/year&gt; &lt;rating&gt;ESRB - T (Teen)&lt;/rating&gt; &lt;title&gt;Universal Studios Theme Parks Adventure &lt;/title&gt; &lt;pub&gt;Kotobuki System Co., Ltd.&lt;/pub&gt; &lt;dev&gt;Kemco&lt;/dev&gt; &lt;genre&gt;Party&lt;/genre&gt; &lt;score&gt;2.0&lt;/score&gt; &lt;player&gt;1-2 Players&lt;/player&gt; &lt;story&gt;A complete 3D re-construction of Universal Studios, where you can spend a day at the park and ride the many rides and see the attractions that are part of the real life studios.****To take part in each ride, you must find and complete a range of tasks, with cartoon great Woody Woodpecker helping you out. Once you complete a task, one of the many rides become available to ride for free. As you go along, you will also come across many characters and other situations to get involved in, and you can complete a trivia quiz with questions based on the history of Universal.&lt;/story&gt; &lt;/game&gt;">
            <text:p>&lt;game name="Universal Studios Theme Parks Adventure (USA)"&gt; &lt;year&gt;2001&lt;/year&gt; &lt;rating&gt;ESRB - T (Teen)&lt;/rating&gt; &lt;title&gt;Universal Studios Theme Parks Adventure &lt;/title&gt; &lt;pub&gt;Kotobuki System Co., Ltd.&lt;/pub&gt; &lt;dev&gt;Kemco&lt;/dev&gt; &lt;genre&gt;Party&lt;/genre&gt; &lt;score&gt;2.0&lt;/score&gt; &lt;player&gt;1-2 Players&lt;/player&gt; &lt;story&gt;A complete 3D re-construction of Universal Studios, where you can spend a day at the park and ride the many rides and see the attractions that are part of the real life studios.****To take part in each ride, you must find and complete a range of tasks, with cartoon great Woody Woodpecker helping you out. Once you complete a task, one of the many rides become available to ride for free. As you go along, you will also come across many characters and other situations to get involved in, and you can complete a trivia quiz with questions based on the history of Universal.&lt;/story&gt; &lt;/game&gt;</text:p>
          </table:table-cell>
          <table:table-cell table:number-columns-repeated="1012"/>
        </table:table-row>
        <table:table-row table:style-name="ro1">
          <table:table-cell office:value-type="string">
            <text:p>Urbz, The - Sims in the City (USA)</text:p>
          </table:table-cell>
          <table:table-cell office:value-type="float" office:value="2004">
            <text:p>2004</text:p>
          </table:table-cell>
          <table:table-cell office:value-type="string">
            <text:p>ESRB - T (Teen)</text:p>
          </table:table-cell>
          <table:table-cell office:value-type="string">
            <text:p>Urbz, The - Sims in the City </text:p>
          </table:table-cell>
          <table:table-cell table:style-name="Default" office:value-type="string">
            <text:p>Electronic Arts, Inc.</text:p>
          </table:table-cell>
          <table:table-cell office:value-type="string">
            <text:p>Maxis Software</text:p>
          </table:table-cell>
          <table:table-cell office:value-type="string">
            <text:p>Simulation</text:p>
          </table:table-cell>
          <table:table-cell office:value-type="string">
            <text:p>3.6</text:p>
          </table:table-cell>
          <table:table-cell office:value-type="string">
            <text:p>1-2 Players</text:p>
          </table:table-cell>
          <table:table-cell office:value-type="string">
            <text:p>The Urbz is a reworking of the Sims franchise for the console market.****The Sims have finally moved out of the suburbs and into the big city where reputation is the key to success.****Socialize with over sixty unique characters, work jobs in a Sims game for the first time, buy new clothes that are actually gameplay relevant (they affect whether how likely other characters are to like you), get tattoos and body piercings and own and decorate one of three unique apartments.</text:p>
          </table:table-cell>
          <table:table-cell table:style-name="Default" table:formula="of:=CONCATENATE(&quot;&lt;game name=&quot;;CHAR(34);[.A595];CHAR(34);&quot;&gt; &lt;year&gt;&quot;;[.B595];&quot;&lt;/year&gt; &lt;rating&gt;&quot;;[.C595];&quot;&lt;/rating&gt; &lt;title&gt;&quot;;[.D595];&quot;&lt;/title&gt; &lt;pub&gt;&quot;;[.E595];&quot;&lt;/pub&gt; &lt;dev&gt;&quot;;[.F595];&quot;&lt;/dev&gt; &lt;genre&gt;&quot;;[.G595];&quot;&lt;/genre&gt; &lt;score&gt;&quot;;[.H595];&quot;&lt;/score&gt; &lt;player&gt;&quot;;[.I595];&quot;&lt;/player&gt; &lt;story&gt;&quot;;[.J595];&quot;&lt;/story&gt; &lt;/game&gt;&quot;)" office:value-type="string" office:string-value="&lt;game name=&quot;Urbz, The - Sims in the City (USA)&quot;&gt; &lt;year&gt;2004&lt;/year&gt; &lt;rating&gt;ESRB - T (Teen)&lt;/rating&gt; &lt;title&gt;Urbz, The - Sims in the City &lt;/title&gt; &lt;pub&gt;Electronic Arts, Inc.&lt;/pub&gt; &lt;dev&gt;Maxis Software&lt;/dev&gt; &lt;genre&gt;Simulation&lt;/genre&gt; &lt;score&gt;3.6&lt;/score&gt; &lt;player&gt;1-2 Players&lt;/player&gt; &lt;story&gt;The Urbz is a reworking of the Sims franchise for the console market.****The Sims have finally moved out of the suburbs and into the big city where reputation is the key to success.****Socialize with over sixty unique characters, work jobs in a Sims game for the first time, buy new clothes that are actually gameplay relevant (they affect whether how likely other characters are to like you), get tattoos and body piercings and own and decorate one of three unique apartments.&lt;/story&gt; &lt;/game&gt;">
            <text:p>&lt;game name="Urbz, The - Sims in the City (USA)"&gt; &lt;year&gt;2004&lt;/year&gt; &lt;rating&gt;ESRB - T (Teen)&lt;/rating&gt; &lt;title&gt;Urbz, The - Sims in the City &lt;/title&gt; &lt;pub&gt;Electronic Arts, Inc.&lt;/pub&gt; &lt;dev&gt;Maxis Software&lt;/dev&gt; &lt;genre&gt;Simulation&lt;/genre&gt; &lt;score&gt;3.6&lt;/score&gt; &lt;player&gt;1-2 Players&lt;/player&gt; &lt;story&gt;The Urbz is a reworking of the Sims franchise for the console market.****The Sims have finally moved out of the suburbs and into the big city where reputation is the key to success.****Socialize with over sixty unique characters, work jobs in a Sims game for the first time, buy new clothes that are actually gameplay relevant (they affect whether how likely other characters are to like you), get tattoos and body piercings and own and decorate one of three unique apartments.&lt;/story&gt; &lt;/game&gt;</text:p>
          </table:table-cell>
          <table:table-cell table:number-columns-repeated="1012"/>
        </table:table-row>
        <table:table-row table:style-name="ro1">
          <table:table-cell office:value-type="string">
            <text:p>V-Rally 3 (Europe)</text:p>
          </table:table-cell>
          <table:table-cell office:value-type="float" office:value="2003">
            <text:p>2003</text:p>
          </table:table-cell>
          <table:table-cell office:value-type="string">
            <text:p>ESRB - E10+ (Everyone 10+)</text:p>
          </table:table-cell>
          <table:table-cell office:value-type="string">
            <text:p>V-Rally 3 </text:p>
          </table:table-cell>
          <table:table-cell table:style-name="Default" office:value-type="string">
            <text:p>Atari Europe S.A.S.U.</text:p>
          </table:table-cell>
          <table:table-cell office:value-type="string">
            <text:p>Eden Studios</text:p>
          </table:table-cell>
          <table:table-cell office:value-type="string">
            <text:p>Driving</text:p>
          </table:table-cell>
          <table:table-cell office:value-type="string">
            <text:p>3.9</text:p>
          </table:table-cell>
          <table:table-cell office:value-type="string">
            <text:p>1-4 Players</text:p>
          </table:table-cell>
          <table:table-cell office:value-type="string">
            <text:p>The rally racing series comes to the GBA with texture mapped 3d graphics that take the GBA in a direction never thought possible.**Players can choose from a variety of game modes including rally racing, circuit racing and time trials or link up and go head to head with another player. The better and further you get the more cars and tracks are unlocked.**View the race from inside the car or behind it as you scream through snow, rain, fog, dirt, gravel and over jumps at different times of day and night as you try to become the best rally racer on the planet.**Features battery backup.</text:p>
          </table:table-cell>
          <table:table-cell table:style-name="Default" table:formula="of:=CONCATENATE(&quot;&lt;game name=&quot;;CHAR(34);[.A596];CHAR(34);&quot;&gt; &lt;year&gt;&quot;;[.B596];&quot;&lt;/year&gt; &lt;rating&gt;&quot;;[.C596];&quot;&lt;/rating&gt; &lt;title&gt;&quot;;[.D596];&quot;&lt;/title&gt; &lt;pub&gt;&quot;;[.E596];&quot;&lt;/pub&gt; &lt;dev&gt;&quot;;[.F596];&quot;&lt;/dev&gt; &lt;genre&gt;&quot;;[.G596];&quot;&lt;/genre&gt; &lt;score&gt;&quot;;[.H596];&quot;&lt;/score&gt; &lt;player&gt;&quot;;[.I596];&quot;&lt;/player&gt; &lt;story&gt;&quot;;[.J596];&quot;&lt;/story&gt; &lt;/game&gt;&quot;)" office:value-type="string" office:string-value="&lt;game name=&quot;V-Rally 3 (Europe)&quot;&gt; &lt;year&gt;2003&lt;/year&gt; &lt;rating&gt;ESRB - E10+ (Everyone 10+)&lt;/rating&gt; &lt;title&gt;V-Rally 3 &lt;/title&gt; &lt;pub&gt;Atari Europe S.A.S.U.&lt;/pub&gt; &lt;dev&gt;Eden Studios&lt;/dev&gt; &lt;genre&gt;Driving&lt;/genre&gt; &lt;score&gt;3.9&lt;/score&gt; &lt;player&gt;1-4 Players&lt;/player&gt; &lt;story&gt;The rally racing series comes to the GBA with texture mapped 3d graphics that take the GBA in a direction never thought possible.**Players can choose from a variety of game modes including rally racing, circuit racing and time trials or link up and go head to head with another player. The better and further you get the more cars and tracks are unlocked.**View the race from inside the car or behind it as you scream through snow, rain, fog, dirt, gravel and over jumps at different times of day and night as you try to become the best rally racer on the planet.**Features battery backup.&lt;/story&gt; &lt;/game&gt;">
            <text:p>&lt;game name="V-Rally 3 (Europe)"&gt; &lt;year&gt;2003&lt;/year&gt; &lt;rating&gt;ESRB - E10+ (Everyone 10+)&lt;/rating&gt; &lt;title&gt;V-Rally 3 &lt;/title&gt; &lt;pub&gt;Atari Europe S.A.S.U.&lt;/pub&gt; &lt;dev&gt;Eden Studios&lt;/dev&gt; &lt;genre&gt;Driving&lt;/genre&gt; &lt;score&gt;3.9&lt;/score&gt; &lt;player&gt;1-4 Players&lt;/player&gt; &lt;story&gt;The rally racing series comes to the GBA with texture mapped 3d graphics that take the GBA in a direction never thought possible.**Players can choose from a variety of game modes including rally racing, circuit racing and time trials or link up and go head to head with another player. The better and further you get the more cars and tracks are unlocked.**View the race from inside the car or behind it as you scream through snow, rain, fog, dirt, gravel and over jumps at different times of day and night as you try to become the best rally racer on the planet.**Features battery backup.&lt;/story&gt; &lt;/game&gt;</text:p>
          </table:table-cell>
          <table:table-cell table:number-columns-repeated="1012"/>
        </table:table-row>
        <table:table-row table:style-name="ro1">
          <table:table-cell office:value-type="string">
            <text:p>Vexx (USA)</text:p>
          </table:table-cell>
          <table:table-cell office:value-type="float" office:value="2003">
            <text:p>2003</text:p>
          </table:table-cell>
          <table:table-cell office:value-type="string">
            <text:p>ESRB - T (Teen)</text:p>
          </table:table-cell>
          <table:table-cell office:value-type="string">
            <text:p>Vexx </text:p>
          </table:table-cell>
          <table:table-cell table:style-name="Default" office:value-type="string">
            <text:p>Acclaim Entertainment, Inc.</text:p>
          </table:table-cell>
          <table:table-cell office:value-type="string">
            <text:p>Acclaim Studios</text:p>
          </table:table-cell>
          <table:table-cell office:value-type="string">
            <text:p>Platform</text:p>
          </table:table-cell>
          <table:table-cell office:value-type="string">
            <text:p>3.5</text:p>
          </table:table-cell>
          <table:table-cell office:value-type="string">
            <text:p>1 Player</text:p>
          </table:table-cell>
          <table:table-cell office:value-type="string">
            <text:p>On the forsaken remains of the planet Astara, the villagers of Rockhaven lived difficult but peaceful lives, until the day the Shadowraith, Dark Yabu, and his minions swept down from the sky. With ferocity and ruthless efficiency, they descended upon the townfolk, enslaving them to work deep in the caves that surrounded their village. ****Dark Yabu murdered the grandfather of the young Vexx, who managed to slip quietly aboard the enemy's windship. There, locked deep within Yabu's sanctum, was the last pair of Astani Battle-gauntlets. The gauntlets leapt onto Vexx's outstretched hands and bonded to his arms giving him special powers. Prepared to meet his destiny, Vexx embarks on a quest through volcanic islands, frozen citadels and giant castles to confront Dark Yabu, save his people and avenge the death of his grandfather.</text:p>
          </table:table-cell>
          <table:table-cell table:style-name="Default" table:formula="of:=CONCATENATE(&quot;&lt;game name=&quot;;CHAR(34);[.A597];CHAR(34);&quot;&gt; &lt;year&gt;&quot;;[.B597];&quot;&lt;/year&gt; &lt;rating&gt;&quot;;[.C597];&quot;&lt;/rating&gt; &lt;title&gt;&quot;;[.D597];&quot;&lt;/title&gt; &lt;pub&gt;&quot;;[.E597];&quot;&lt;/pub&gt; &lt;dev&gt;&quot;;[.F597];&quot;&lt;/dev&gt; &lt;genre&gt;&quot;;[.G597];&quot;&lt;/genre&gt; &lt;score&gt;&quot;;[.H597];&quot;&lt;/score&gt; &lt;player&gt;&quot;;[.I597];&quot;&lt;/player&gt; &lt;story&gt;&quot;;[.J597];&quot;&lt;/story&gt; &lt;/game&gt;&quot;)" office:value-type="string" office:string-value="&lt;game name=&quot;Vexx (USA)&quot;&gt; &lt;year&gt;2003&lt;/year&gt; &lt;rating&gt;ESRB - T (Teen)&lt;/rating&gt; &lt;title&gt;Vexx &lt;/title&gt; &lt;pub&gt;Acclaim Entertainment, Inc.&lt;/pub&gt; &lt;dev&gt;Acclaim Studios&lt;/dev&gt; &lt;genre&gt;Platform&lt;/genre&gt; &lt;score&gt;3.5&lt;/score&gt; &lt;player&gt;1 Player&lt;/player&gt; &lt;story&gt;On the forsaken remains of the planet Astara, the villagers of Rockhaven lived difficult but peaceful lives, until the day the Shadowraith, Dark Yabu, and his minions swept down from the sky. With ferocity and ruthless efficiency, they descended upon the townfolk, enslaving them to work deep in the caves that surrounded their village. ****Dark Yabu murdered the grandfather of the young Vexx, who managed to slip quietly aboard the enemy's windship. There, locked deep within Yabu's sanctum, was the last pair of Astani Battle-gauntlets. The gauntlets leapt onto Vexx's outstretched hands and bonded to his arms giving him special powers. Prepared to meet his destiny, Vexx embarks on a quest through volcanic islands, frozen citadels and giant castles to confront Dark Yabu, save his people and avenge the death of his grandfather.&lt;/story&gt; &lt;/game&gt;">
            <text:p>&lt;game name="Vexx (USA)"&gt; &lt;year&gt;2003&lt;/year&gt; &lt;rating&gt;ESRB - T (Teen)&lt;/rating&gt; &lt;title&gt;Vexx &lt;/title&gt; &lt;pub&gt;Acclaim Entertainment, Inc.&lt;/pub&gt; &lt;dev&gt;Acclaim Studios&lt;/dev&gt; &lt;genre&gt;Platform&lt;/genre&gt; &lt;score&gt;3.5&lt;/score&gt; &lt;player&gt;1 Player&lt;/player&gt; &lt;story&gt;On the forsaken remains of the planet Astara, the villagers of Rockhaven lived difficult but peaceful lives, until the day the Shadowraith, Dark Yabu, and his minions swept down from the sky. With ferocity and ruthless efficiency, they descended upon the townfolk, enslaving them to work deep in the caves that surrounded their village. ****Dark Yabu murdered the grandfather of the young Vexx, who managed to slip quietly aboard the enemy's windship. There, locked deep within Yabu's sanctum, was the last pair of Astani Battle-gauntlets. The gauntlets leapt onto Vexx's outstretched hands and bonded to his arms giving him special powers. Prepared to meet his destiny, Vexx embarks on a quest through volcanic islands, frozen citadels and giant castles to confront Dark Yabu, save his people and avenge the death of his grandfather.&lt;/story&gt; &lt;/game&gt;</text:p>
          </table:table-cell>
          <table:table-cell table:number-columns-repeated="1012"/>
        </table:table-row>
        <table:table-row table:style-name="ro1">
          <table:table-cell office:value-type="string">
            <text:p>Viewtiful Joe - Red Hot Rumble (USA)</text:p>
          </table:table-cell>
          <table:table-cell office:value-type="float" office:value="2005">
            <text:p>2005</text:p>
          </table:table-cell>
          <table:table-cell office:value-type="string">
            <text:p>ESRB - T (Teen)</text:p>
          </table:table-cell>
          <table:table-cell office:value-type="string">
            <text:p>Viewtiful Joe - Red Hot Rumble </text:p>
          </table:table-cell>
          <table:table-cell table:style-name="Default" office:value-type="string">
            <text:p>Capcom Entertainment, Inc.</text:p>
          </table:table-cell>
          <table:table-cell office:value-type="string">
            <text:p>Clover Studio</text:p>
          </table:table-cell>
          <table:table-cell office:value-type="string">
            <text:p>Beat-'Em-Up</text:p>
          </table:table-cell>
          <table:table-cell office:value-type="string">
            <text:p>4.5</text:p>
          </table:table-cell>
          <table:table-cell office:value-type="string">
            <text:p>1-4 Players</text:p>
          </table:table-cell>
          <table:table-cell office:value-type="string">
            <text:p>This game is different from the previous incarnations, whereas this one takes its gameplay from the Super Smash Bros. series. <text:s/>The game features the main heroes, Joe, Capt. Blue and Silvia, along with many others as well as a group of villains fighting each other in a series of battles in multiple environments, such as a construction site, a warehouse and a wrestling ring to name a few.****The story has Captain Blue getting ready to shoot a new movie, but has trouble deciding who will be the lead character, so he sets up a tournament of the heroes to determine it. <text:s text:c="2"/>The player takes control of one of the three heroes, battling a set of enemies, each stage having their own set objectives to complete in order to advance. <text:s/>There is also a party mode that can support up to four-different players in an all out brawl. <text:s/>Players can collect "VFX Orbs" throughout the fight, collecting enough will allow the player to use a VFX power on the opponent(s).****The PSP port is virtually the same same, but with added content exclusive to it, a single player Trial Mode, where the player competes in a series of mini-games, the ability to play as Dante from the Devil May Cry series and a game sharing feature that lets players play wirelessly using Ad-Hoc and play certain stages using only one disc.</text:p>
          </table:table-cell>
          <table:table-cell table:style-name="Default" table:formula="of:=CONCATENATE(&quot;&lt;game name=&quot;;CHAR(34);[.A598];CHAR(34);&quot;&gt; &lt;year&gt;&quot;;[.B598];&quot;&lt;/year&gt; &lt;rating&gt;&quot;;[.C598];&quot;&lt;/rating&gt; &lt;title&gt;&quot;;[.D598];&quot;&lt;/title&gt; &lt;pub&gt;&quot;;[.E598];&quot;&lt;/pub&gt; &lt;dev&gt;&quot;;[.F598];&quot;&lt;/dev&gt; &lt;genre&gt;&quot;;[.G598];&quot;&lt;/genre&gt; &lt;score&gt;&quot;;[.H598];&quot;&lt;/score&gt; &lt;player&gt;&quot;;[.I598];&quot;&lt;/player&gt; &lt;story&gt;&quot;;[.J598];&quot;&lt;/story&gt; &lt;/game&gt;&quot;)" office:value-type="string" office:string-value="&lt;game name=&quot;Viewtiful Joe - Red Hot Rumble (USA)&quot;&gt; &lt;year&gt;2005&lt;/year&gt; &lt;rating&gt;ESRB - T (Teen)&lt;/rating&gt; &lt;title&gt;Viewtiful Joe - Red Hot Rumble &lt;/title&gt; &lt;pub&gt;Capcom Entertainment, Inc.&lt;/pub&gt; &lt;dev&gt;Clover Studio&lt;/dev&gt; &lt;genre&gt;Beat-'Em-Up&lt;/genre&gt; &lt;score&gt;4.5&lt;/score&gt; &lt;player&gt;1-4 Players&lt;/player&gt; &lt;story&gt;This game is different from the previous incarnations, whereas this one takes its gameplay from the Super Smash Bros. series.  The game features the main heroes, Joe, Capt. Blue and Silvia, along with many others as well as a group of villains fighting each other in a series of battles in multiple environments, such as a construction site, a warehouse and a wrestling ring to name a few.****The story has Captain Blue getting ready to shoot a new movie, but has trouble deciding who will be the lead character, so he sets up a tournament of the heroes to determine it.   The player takes control of one of the three heroes, battling a set of enemies, each stage having their own set objectives to complete in order to advance.  There is also a party mode that can support up to four-different players in an all out brawl.  Players can collect &quot;VFX Orbs&quot; throughout the fight, collecting enough will allow the player to use a VFX power on the opponent(s).****The PSP port is virtually the same same, but with added content exclusive to it, a single player Trial Mode, where the player competes in a series of mini-games, the ability to play as Dante from the Devil May Cry series and a game sharing feature that lets players play wirelessly using Ad-Hoc and play certain stages using only one disc.&lt;/story&gt; &lt;/game&gt;">
            <text:p>&lt;game name="Viewtiful Joe - Red Hot Rumble (USA)"&gt; &lt;year&gt;2005&lt;/year&gt; &lt;rating&gt;ESRB - T (Teen)&lt;/rating&gt; &lt;title&gt;Viewtiful Joe - Red Hot Rumble &lt;/title&gt; &lt;pub&gt;Capcom Entertainment, Inc.&lt;/pub&gt; &lt;dev&gt;Clover Studio&lt;/dev&gt; &lt;genre&gt;Beat-'Em-Up&lt;/genre&gt; &lt;score&gt;4.5&lt;/score&gt; &lt;player&gt;1-4 Players&lt;/player&gt; &lt;story&gt;This game is different from the previous incarnations, whereas this one takes its gameplay from the Super Smash Bros. series. <text:s/>The game features the main heroes, Joe, Capt. Blue and Silvia, along with many others as well as a group of villains fighting each other in a series of battles in multiple environments, such as a construction site, a warehouse and a wrestling ring to name a few.****The story has Captain Blue getting ready to shoot a new movie, but has trouble deciding who will be the lead character, so he sets up a tournament of the heroes to determine it. <text:s text:c="2"/>The player takes control of one of the three heroes, battling a set of enemies, each stage having their own set objectives to complete in order to advance. <text:s/>There is also a party mode that can support up to four-different players in an all out brawl. <text:s/>Players can collect "VFX Orbs" throughout the fight, collecting enough will allow the player to use a VFX power on the opponent(s).****The PSP port is virtually the same same, but with added content exclusive to it, a single player Trial Mode, where the player competes in a series of mini-games, the ability to play as Dante from the Devil May Cry series and a game sharing feature that lets players play wirelessly using Ad-Hoc and play certain stages using only one disc.&lt;/story&gt; &lt;/game&gt;</text:p>
          </table:table-cell>
          <table:table-cell table:number-columns-repeated="1012"/>
        </table:table-row>
        <table:table-row table:style-name="ro1">
          <table:table-cell office:value-type="string">
            <text:p>Viewtiful Joe (USA)</text:p>
          </table:table-cell>
          <table:table-cell office:value-type="float" office:value="2003">
            <text:p>2003</text:p>
          </table:table-cell>
          <table:table-cell office:value-type="string">
            <text:p>ESRB - T (Teen)</text:p>
          </table:table-cell>
          <table:table-cell office:value-type="string">
            <text:p>Viewtiful Joe </text:p>
          </table:table-cell>
          <table:table-cell table:style-name="Default" office:value-type="string">
            <text:p>Capcom Entertainment, Inc.</text:p>
          </table:table-cell>
          <table:table-cell office:value-type="string">
            <text:p>Clover Studio</text:p>
          </table:table-cell>
          <table:table-cell office:value-type="string">
            <text:p>Beat-'Em-Up</text:p>
          </table:table-cell>
          <table:table-cell office:value-type="string">
            <text:p>3.9</text:p>
          </table:table-cell>
          <table:table-cell office:value-type="string">
            <text:p>1 Player</text:p>
          </table:table-cell>
          <table:table-cell office:value-type="string">
            <text:p>Joe is your normal everyday guy, watching movies and hanging out with his girlfriend, Silvia. But when Silvia is sucked into a movie reel by an evil force, Joe's life is turned upside down. It's up to you to take everyman Joe and turn him into a superhero to end all superhero's and save his girl.****With a heavy dose of comic books, Viewtiful Joe is a action packed 2D side-scroller inside a 3D world, that will have you using the amazing abilities of the hero in question as you slice and dice the many enemies on screen with VFX special moves, such as Slow and Mach Speed.****You'll have the chance to earn 'Viewtifuls', which will boost your abilities with new killer moves and special items. You'll need them as you progress further into the seven episodes and big bosses at the end of each.</text:p>
          </table:table-cell>
          <table:table-cell table:style-name="Default" table:formula="of:=CONCATENATE(&quot;&lt;game name=&quot;;CHAR(34);[.A599];CHAR(34);&quot;&gt; &lt;year&gt;&quot;;[.B599];&quot;&lt;/year&gt; &lt;rating&gt;&quot;;[.C599];&quot;&lt;/rating&gt; &lt;title&gt;&quot;;[.D599];&quot;&lt;/title&gt; &lt;pub&gt;&quot;;[.E599];&quot;&lt;/pub&gt; &lt;dev&gt;&quot;;[.F599];&quot;&lt;/dev&gt; &lt;genre&gt;&quot;;[.G599];&quot;&lt;/genre&gt; &lt;score&gt;&quot;;[.H599];&quot;&lt;/score&gt; &lt;player&gt;&quot;;[.I599];&quot;&lt;/player&gt; &lt;story&gt;&quot;;[.J599];&quot;&lt;/story&gt; &lt;/game&gt;&quot;)" office:value-type="string" office:string-value="&lt;game name=&quot;Viewtiful Joe (USA)&quot;&gt; &lt;year&gt;2003&lt;/year&gt; &lt;rating&gt;ESRB - T (Teen)&lt;/rating&gt; &lt;title&gt;Viewtiful Joe &lt;/title&gt; &lt;pub&gt;Capcom Entertainment, Inc.&lt;/pub&gt; &lt;dev&gt;Clover Studio&lt;/dev&gt; &lt;genre&gt;Beat-'Em-Up&lt;/genre&gt; &lt;score&gt;3.9&lt;/score&gt; &lt;player&gt;1 Player&lt;/player&gt; &lt;story&gt;Joe is your normal everyday guy, watching movies and hanging out with his girlfriend, Silvia. But when Silvia is sucked into a movie reel by an evil force, Joe's life is turned upside down. It's up to you to take everyman Joe and turn him into a superhero to end all superhero's and save his girl.****With a heavy dose of comic books, Viewtiful Joe is a action packed 2D side-scroller inside a 3D world, that will have you using the amazing abilities of the hero in question as you slice and dice the many enemies on screen with VFX special moves, such as Slow and Mach Speed.****You'll have the chance to earn 'Viewtifuls', which will boost your abilities with new killer moves and special items. You'll need them as you progress further into the seven episodes and big bosses at the end of each.&lt;/story&gt; &lt;/game&gt;">
            <text:p>&lt;game name="Viewtiful Joe (USA)"&gt; &lt;year&gt;2003&lt;/year&gt; &lt;rating&gt;ESRB - T (Teen)&lt;/rating&gt; &lt;title&gt;Viewtiful Joe &lt;/title&gt; &lt;pub&gt;Capcom Entertainment, Inc.&lt;/pub&gt; &lt;dev&gt;Clover Studio&lt;/dev&gt; &lt;genre&gt;Beat-'Em-Up&lt;/genre&gt; &lt;score&gt;3.9&lt;/score&gt; &lt;player&gt;1 Player&lt;/player&gt; &lt;story&gt;Joe is your normal everyday guy, watching movies and hanging out with his girlfriend, Silvia. But when Silvia is sucked into a movie reel by an evil force, Joe's life is turned upside down. It's up to you to take everyman Joe and turn him into a superhero to end all superhero's and save his girl.****With a heavy dose of comic books, Viewtiful Joe is a action packed 2D side-scroller inside a 3D world, that will have you using the amazing abilities of the hero in question as you slice and dice the many enemies on screen with VFX special moves, such as Slow and Mach Speed.****You'll have the chance to earn 'Viewtifuls', which will boost your abilities with new killer moves and special items. You'll need them as you progress further into the seven episodes and big bosses at the end of each.&lt;/story&gt; &lt;/game&gt;</text:p>
          </table:table-cell>
          <table:table-cell table:number-columns-repeated="1012"/>
        </table:table-row>
        <table:table-row table:style-name="ro1">
          <table:table-cell office:value-type="string">
            <text:p>Viewtiful Joe 2 (USA)</text:p>
          </table:table-cell>
          <table:table-cell office:value-type="float" office:value="2004">
            <text:p>2004</text:p>
          </table:table-cell>
          <table:table-cell office:value-type="string">
            <text:p>ESRB - T (Teen)</text:p>
          </table:table-cell>
          <table:table-cell office:value-type="string">
            <text:p>Viewtiful Joe 2 </text:p>
          </table:table-cell>
          <table:table-cell table:style-name="Default" office:value-type="string">
            <text:p>Capcom Entertainment, Inc.</text:p>
          </table:table-cell>
          <table:table-cell office:value-type="string">
            <text:p>Clover Studio</text:p>
          </table:table-cell>
          <table:table-cell office:value-type="string">
            <text:p>Beat-'Em-Up</text:p>
          </table:table-cell>
          <table:table-cell office:value-type="string">
            <text:p>4.3</text:p>
          </table:table-cell>
          <table:table-cell office:value-type="string">
            <text:p>1 Player</text:p>
          </table:table-cell>
          <table:table-cell office:value-type="string">
            <text:p>Joe's back, and his girlfriend has come along for the ride, in the sequel to the surprise hit Viewtiful Joe. Once again the side-scrolling action is frantic as you battle through the themed based levels and taking out the enemy with a combat techniques like no other.****Silvia is ready to play and join the mission, bringing her pompoms and projectile weapons along with her. Joe also has a few new tricks up his sleeve along with some added VFX abilities, including the Replay, where you can record a certain move and play it over three times for a killer blow or a bonus health boost. Another new features is V-Touch, allowing you to switch between the two characters during play, also an important feature to solve some of the puzzles along the way.</text:p>
          </table:table-cell>
          <table:table-cell table:style-name="Default" table:formula="of:=CONCATENATE(&quot;&lt;game name=&quot;;CHAR(34);[.A600];CHAR(34);&quot;&gt; &lt;year&gt;&quot;;[.B600];&quot;&lt;/year&gt; &lt;rating&gt;&quot;;[.C600];&quot;&lt;/rating&gt; &lt;title&gt;&quot;;[.D600];&quot;&lt;/title&gt; &lt;pub&gt;&quot;;[.E600];&quot;&lt;/pub&gt; &lt;dev&gt;&quot;;[.F600];&quot;&lt;/dev&gt; &lt;genre&gt;&quot;;[.G600];&quot;&lt;/genre&gt; &lt;score&gt;&quot;;[.H600];&quot;&lt;/score&gt; &lt;player&gt;&quot;;[.I600];&quot;&lt;/player&gt; &lt;story&gt;&quot;;[.J600];&quot;&lt;/story&gt; &lt;/game&gt;&quot;)" office:value-type="string" office:string-value="&lt;game name=&quot;Viewtiful Joe 2 (USA)&quot;&gt; &lt;year&gt;2004&lt;/year&gt; &lt;rating&gt;ESRB - T (Teen)&lt;/rating&gt; &lt;title&gt;Viewtiful Joe 2 &lt;/title&gt; &lt;pub&gt;Capcom Entertainment, Inc.&lt;/pub&gt; &lt;dev&gt;Clover Studio&lt;/dev&gt; &lt;genre&gt;Beat-'Em-Up&lt;/genre&gt; &lt;score&gt;4.3&lt;/score&gt; &lt;player&gt;1 Player&lt;/player&gt; &lt;story&gt;Joe's back, and his girlfriend has come along for the ride, in the sequel to the surprise hit Viewtiful Joe. Once again the side-scrolling action is frantic as you battle through the themed based levels and taking out the enemy with a combat techniques like no other.****Silvia is ready to play and join the mission, bringing her pompoms and projectile weapons along with her. Joe also has a few new tricks up his sleeve along with some added VFX abilities, including the Replay, where you can record a certain move and play it over three times for a killer blow or a bonus health boost. Another new features is V-Touch, allowing you to switch between the two characters during play, also an important feature to solve some of the puzzles along the way.&lt;/story&gt; &lt;/game&gt;">
            <text:p>&lt;game name="Viewtiful Joe 2 (USA)"&gt; &lt;year&gt;2004&lt;/year&gt; &lt;rating&gt;ESRB - T (Teen)&lt;/rating&gt; &lt;title&gt;Viewtiful Joe 2 &lt;/title&gt; &lt;pub&gt;Capcom Entertainment, Inc.&lt;/pub&gt; &lt;dev&gt;Clover Studio&lt;/dev&gt; &lt;genre&gt;Beat-'Em-Up&lt;/genre&gt; &lt;score&gt;4.3&lt;/score&gt; &lt;player&gt;1 Player&lt;/player&gt; &lt;story&gt;Joe's back, and his girlfriend has come along for the ride, in the sequel to the surprise hit Viewtiful Joe. Once again the side-scrolling action is frantic as you battle through the themed based levels and taking out the enemy with a combat techniques like no other.****Silvia is ready to play and join the mission, bringing her pompoms and projectile weapons along with her. Joe also has a few new tricks up his sleeve along with some added VFX abilities, including the Replay, where you can record a certain move and play it over three times for a killer blow or a bonus health boost. Another new features is V-Touch, allowing you to switch between the two characters during play, also an important feature to solve some of the puzzles along the way.&lt;/story&gt; &lt;/game&gt;</text:p>
          </table:table-cell>
          <table:table-cell table:number-columns-repeated="1012"/>
        </table:table-row>
        <table:table-row table:style-name="ro1">
          <table:table-cell office:value-type="string">
            <text:p>Virtua Quest (USA)</text:p>
          </table:table-cell>
          <table:table-cell office:value-type="float" office:value="2004">
            <text:p>2004</text:p>
          </table:table-cell>
          <table:table-cell office:value-type="string">
            <text:p>ESRB - T (Teen)</text:p>
          </table:table-cell>
          <table:table-cell office:value-type="string">
            <text:p>Virtua Quest </text:p>
          </table:table-cell>
          <table:table-cell table:style-name="Default" office:value-type="string">
            <text:p>SEGA Corporation</text:p>
          </table:table-cell>
          <table:table-cell office:value-type="string">
            <text:p>Artificial Mind and Movement</text:p>
          </table:table-cell>
          <table:table-cell office:value-type="string">
            <text:p>Role-Playing</text:p>
          </table:table-cell>
          <table:table-cell office:value-type="string">
            <text:p>3.4</text:p>
          </table:table-cell>
          <table:table-cell office:value-type="string">
            <text:p>1 Player</text:p>
          </table:table-cell>
          <table:table-cell office:value-type="string">
            <text:p>Unlike other entries in the series, this latest VF game takes the form of an Action-RPG title rather than a versus fighter. There's fighting included as well, although it takes the form of 3rd person street brawls with your character facing off against multiple enemies. Cyber Generation takes place in the near future in the floating city of Acropolis and inside the virtual realm called the Nexus -- a young kid stumbles across a conspiracy inside the online realm, and now must fight to save himself and his world. Luckily, data of the legendary fighters from the classic Virtua Fighter tournaments has made it into the Nexus stream, and by studying from these masters in the online realm, he'll have the skills to defeat the enemy! </text:p>
          </table:table-cell>
          <table:table-cell table:style-name="Default" table:formula="of:=CONCATENATE(&quot;&lt;game name=&quot;;CHAR(34);[.A601];CHAR(34);&quot;&gt; &lt;year&gt;&quot;;[.B601];&quot;&lt;/year&gt; &lt;rating&gt;&quot;;[.C601];&quot;&lt;/rating&gt; &lt;title&gt;&quot;;[.D601];&quot;&lt;/title&gt; &lt;pub&gt;&quot;;[.E601];&quot;&lt;/pub&gt; &lt;dev&gt;&quot;;[.F601];&quot;&lt;/dev&gt; &lt;genre&gt;&quot;;[.G601];&quot;&lt;/genre&gt; &lt;score&gt;&quot;;[.H601];&quot;&lt;/score&gt; &lt;player&gt;&quot;;[.I601];&quot;&lt;/player&gt; &lt;story&gt;&quot;;[.J601];&quot;&lt;/story&gt; &lt;/game&gt;&quot;)" office:value-type="string" office:string-value="&lt;game name=&quot;Virtua Quest (USA)&quot;&gt; &lt;year&gt;2004&lt;/year&gt; &lt;rating&gt;ESRB - T (Teen)&lt;/rating&gt; &lt;title&gt;Virtua Quest &lt;/title&gt; &lt;pub&gt;SEGA Corporation&lt;/pub&gt; &lt;dev&gt;Artificial Mind and Movement&lt;/dev&gt; &lt;genre&gt;Role-Playing&lt;/genre&gt; &lt;score&gt;3.4&lt;/score&gt; &lt;player&gt;1 Player&lt;/player&gt; &lt;story&gt;Unlike other entries in the series, this latest VF game takes the form of an Action-RPG title rather than a versus fighter. There's fighting included as well, although it takes the form of 3rd person street brawls with your character facing off against multiple enemies. Cyber Generation takes place in the near future in the floating city of Acropolis and inside the virtual realm called the Nexus -- a young kid stumbles across a conspiracy inside the online realm, and now must fight to save himself and his world. Luckily, data of the legendary fighters from the classic Virtua Fighter tournaments has made it into the Nexus stream, and by studying from these masters in the online realm, he'll have the skills to defeat the enemy! &lt;/story&gt; &lt;/game&gt;">
            <text:p>&lt;game name="Virtua Quest (USA)"&gt; &lt;year&gt;2004&lt;/year&gt; &lt;rating&gt;ESRB - T (Teen)&lt;/rating&gt; &lt;title&gt;Virtua Quest &lt;/title&gt; &lt;pub&gt;SEGA Corporation&lt;/pub&gt; &lt;dev&gt;Artificial Mind and Movement&lt;/dev&gt; &lt;genre&gt;Role-Playing&lt;/genre&gt; &lt;score&gt;3.4&lt;/score&gt; &lt;player&gt;1 Player&lt;/player&gt; &lt;story&gt;Unlike other entries in the series, this latest VF game takes the form of an Action-RPG title rather than a versus fighter. There's fighting included as well, although it takes the form of 3rd person street brawls with your character facing off against multiple enemies. Cyber Generation takes place in the near future in the floating city of Acropolis and inside the virtual realm called the Nexus -- a young kid stumbles across a conspiracy inside the online realm, and now must fight to save himself and his world. Luckily, data of the legendary fighters from the classic Virtua Fighter tournaments has made it into the Nexus stream, and by studying from these masters in the online realm, he'll have the skills to defeat the enemy! &lt;/story&gt; &lt;/game&gt;</text:p>
          </table:table-cell>
          <table:table-cell table:number-columns-repeated="1012"/>
        </table:table-row>
        <table:table-row table:style-name="ro1">
          <table:table-cell office:value-type="string">
            <text:p>Virtua Striker 2002 (USA)</text:p>
          </table:table-cell>
          <table:table-cell office:value-type="float" office:value="2002">
            <text:p>2002</text:p>
          </table:table-cell>
          <table:table-cell office:value-type="string">
            <text:p>ESRB - E (Everyone)</text:p>
          </table:table-cell>
          <table:table-cell office:value-type="string">
            <text:p>Virtua Striker 2002 </text:p>
          </table:table-cell>
          <table:table-cell table:style-name="Default" office:value-type="string">
            <text:p>SEGA of America, Inc.</text:p>
          </table:table-cell>
          <table:table-cell office:value-type="string">
            <text:p>Amusement Vision</text:p>
          </table:table-cell>
          <table:table-cell office:value-type="string">
            <text:p>Sports/Soccer</text:p>
          </table:table-cell>
          <table:table-cell office:value-type="string">
            <text:p>3.8</text:p>
          </table:table-cell>
          <table:table-cell office:value-type="string">
            <text:p>1-2 Players</text:p>
          </table:table-cell>
          <table:table-cell office:value-type="string">
            <text:p>A conversion of the arcade title Virtua Striker 3.****Although Sega were unable to obtain an official license from FIFA, the game includes 64 teams from countries around the world, with 22 players for each team. Game modes include Road to World Cup, Tournament and Versus.****Road to World Cup allows you to choose from the 64 teams, editing their names, stats, uniforms and more before taking them onto the world stage to compete for the World Cup. The road is long, however, as you must use your available points (equivalent to money) to schedule matches with other international teams, purchase venues, pay for travel expenses for out of town tours and training camps, and more importantly, pay for your players and coaching staff.****The other modes of play allow you to simply join in a arcade football match. You choose the team and a CPU opponant, then play for the points in tournament, or pride in versus and practise modes.</text:p>
          </table:table-cell>
          <table:table-cell table:style-name="Default" table:formula="of:=CONCATENATE(&quot;&lt;game name=&quot;;CHAR(34);[.A602];CHAR(34);&quot;&gt; &lt;year&gt;&quot;;[.B602];&quot;&lt;/year&gt; &lt;rating&gt;&quot;;[.C602];&quot;&lt;/rating&gt; &lt;title&gt;&quot;;[.D602];&quot;&lt;/title&gt; &lt;pub&gt;&quot;;[.E602];&quot;&lt;/pub&gt; &lt;dev&gt;&quot;;[.F602];&quot;&lt;/dev&gt; &lt;genre&gt;&quot;;[.G602];&quot;&lt;/genre&gt; &lt;score&gt;&quot;;[.H602];&quot;&lt;/score&gt; &lt;player&gt;&quot;;[.I602];&quot;&lt;/player&gt; &lt;story&gt;&quot;;[.J602];&quot;&lt;/story&gt; &lt;/game&gt;&quot;)" office:value-type="string" office:string-value="&lt;game name=&quot;Virtua Striker 2002 (USA)&quot;&gt; &lt;year&gt;2002&lt;/year&gt; &lt;rating&gt;ESRB - E (Everyone)&lt;/rating&gt; &lt;title&gt;Virtua Striker 2002 &lt;/title&gt; &lt;pub&gt;SEGA of America, Inc.&lt;/pub&gt; &lt;dev&gt;Amusement Vision&lt;/dev&gt; &lt;genre&gt;Sports/Soccer&lt;/genre&gt; &lt;score&gt;3.8&lt;/score&gt; &lt;player&gt;1-2 Players&lt;/player&gt; &lt;story&gt;A conversion of the arcade title Virtua Striker 3.****Although Sega were unable to obtain an official license from FIFA, the game includes 64 teams from countries around the world, with 22 players for each team. Game modes include Road to World Cup, Tournament and Versus.****Road to World Cup allows you to choose from the 64 teams, editing their names, stats, uniforms and more before taking them onto the world stage to compete for the World Cup. The road is long, however, as you must use your available points (equivalent to money) to schedule matches with other international teams, purchase venues, pay for travel expenses for out of town tours and training camps, and more importantly, pay for your players and coaching staff.****The other modes of play allow you to simply join in a arcade football match. You choose the team and a CPU opponant, then play for the points in tournament, or pride in versus and practise modes.&lt;/story&gt; &lt;/game&gt;">
            <text:p>&lt;game name="Virtua Striker 2002 (USA)"&gt; &lt;year&gt;2002&lt;/year&gt; &lt;rating&gt;ESRB - E (Everyone)&lt;/rating&gt; &lt;title&gt;Virtua Striker 2002 &lt;/title&gt; &lt;pub&gt;SEGA of America, Inc.&lt;/pub&gt; &lt;dev&gt;Amusement Vision&lt;/dev&gt; &lt;genre&gt;Sports/Soccer&lt;/genre&gt; &lt;score&gt;3.8&lt;/score&gt; &lt;player&gt;1-2 Players&lt;/player&gt; &lt;story&gt;A conversion of the arcade title Virtua Striker 3.****Although Sega were unable to obtain an official license from FIFA, the game includes 64 teams from countries around the world, with 22 players for each team. Game modes include Road to World Cup, Tournament and Versus.****Road to World Cup allows you to choose from the 64 teams, editing their names, stats, uniforms and more before taking them onto the world stage to compete for the World Cup. The road is long, however, as you must use your available points (equivalent to money) to schedule matches with other international teams, purchase venues, pay for travel expenses for out of town tours and training camps, and more importantly, pay for your players and coaching staff.****The other modes of play allow you to simply join in a arcade football match. You choose the team and a CPU opponant, then play for the points in tournament, or pride in versus and practise modes.&lt;/story&gt; &lt;/game&gt;</text:p>
          </table:table-cell>
          <table:table-cell table:number-columns-repeated="1012"/>
        </table:table-row>
        <table:table-row table:style-name="ro1">
          <table:table-cell office:value-type="string">
            <text:p>Wallace &amp; Gromit in Project Zoo (USA)</text:p>
          </table:table-cell>
          <table:table-cell office:value-type="float" office:value="2003">
            <text:p>2003</text:p>
          </table:table-cell>
          <table:table-cell office:value-type="string">
            <text:p>ESRB - E (Everyone)</text:p>
          </table:table-cell>
          <table:table-cell office:value-type="string">
            <text:p>Wallace &amp; Gromit in Project Zoo </text:p>
          </table:table-cell>
          <table:table-cell table:style-name="Default" office:value-type="string">
            <text:p>BAM! Entertainment, Inc.</text:p>
          </table:table-cell>
          <table:table-cell office:value-type="string">
            <text:p>Frontier Developments</text:p>
          </table:table-cell>
          <table:table-cell office:value-type="string">
            <text:p>Platform</text:p>
          </table:table-cell>
          <table:table-cell office:value-type="string">
            <text:p>3.2</text:p>
          </table:table-cell>
          <table:table-cell office:value-type="string">
            <text:p>1 Player</text:p>
          </table:table-cell>
          <table:table-cell office:value-type="string">
            <text:p>Inventor Wallace and his clever dog Gromit, characters in a series of Academy Award-winning Claymation short films, star in this video game adventure.****Project Zoo starts off one morning as Wallace and Gromit are preparing to visit their adopted friend, Archie the polar bear, in the local zoo. <text:s/>As soon as they get to the zoo, they find that it's been closed! <text:s/>What's worse, a villainous penguin named Feathers McGraw has taken Archie and hidden him deep within the zoo. <text:s/>So, Wallace and Gromit set out to rescue him.****This game is an action-platform game, with many puzzles and side quests. <text:s/>The player controls the long-suffering Gromit, and must cooperate with Wallace to complete tasks such as fixing machines or pulling switches. The main goal of each of the six levels is to free 3 trapped baby animals. <text:s/>Doing so <text:s/>opens up new areas and allows you to continue to the next area. <text:s/>In addition, there are hidden bonus levels and coins to collect that unlock video clips from the animated shorts.</text:p>
          </table:table-cell>
          <table:table-cell table:style-name="Default" table:formula="of:=CONCATENATE(&quot;&lt;game name=&quot;;CHAR(34);[.A603];CHAR(34);&quot;&gt; &lt;year&gt;&quot;;[.B603];&quot;&lt;/year&gt; &lt;rating&gt;&quot;;[.C603];&quot;&lt;/rating&gt; &lt;title&gt;&quot;;[.D603];&quot;&lt;/title&gt; &lt;pub&gt;&quot;;[.E603];&quot;&lt;/pub&gt; &lt;dev&gt;&quot;;[.F603];&quot;&lt;/dev&gt; &lt;genre&gt;&quot;;[.G603];&quot;&lt;/genre&gt; &lt;score&gt;&quot;;[.H603];&quot;&lt;/score&gt; &lt;player&gt;&quot;;[.I603];&quot;&lt;/player&gt; &lt;story&gt;&quot;;[.J603];&quot;&lt;/story&gt; &lt;/game&gt;&quot;)" office:value-type="string" office:string-value="&lt;game name=&quot;Wallace &amp; Gromit in Project Zoo (USA)&quot;&gt; &lt;year&gt;2003&lt;/year&gt; &lt;rating&gt;ESRB - E (Everyone)&lt;/rating&gt; &lt;title&gt;Wallace &amp; Gromit in Project Zoo &lt;/title&gt; &lt;pub&gt;BAM! Entertainment, Inc.&lt;/pub&gt; &lt;dev&gt;Frontier Developments&lt;/dev&gt; &lt;genre&gt;Platform&lt;/genre&gt; &lt;score&gt;3.2&lt;/score&gt; &lt;player&gt;1 Player&lt;/player&gt; &lt;story&gt;Inventor Wallace and his clever dog Gromit, characters in a series of Academy Award-winning Claymation short films, star in this video game adventure.****Project Zoo starts off one morning as Wallace and Gromit are preparing to visit their adopted friend, Archie the polar bear, in the local zoo.  As soon as they get to the zoo, they find that it's been closed!  What's worse, a villainous penguin named Feathers McGraw has taken Archie and hidden him deep within the zoo.  So, Wallace and Gromit set out to rescue him.****This game is an action-platform game, with many puzzles and side quests.  The player controls the long-suffering Gromit, and must cooperate with Wallace to complete tasks such as fixing machines or pulling switches. The main goal of each of the six levels is to free 3 trapped baby animals.  Doing so  opens up new areas and allows you to continue to the next area.  In addition, there are hidden bonus levels and coins to collect that unlock video clips from the animated shorts.&lt;/story&gt; &lt;/game&gt;">
            <text:p>&lt;game name="Wallace &amp; Gromit in Project Zoo (USA)"&gt; &lt;year&gt;2003&lt;/year&gt; &lt;rating&gt;ESRB - E (Everyone)&lt;/rating&gt; &lt;title&gt;Wallace &amp; Gromit in Project Zoo &lt;/title&gt; &lt;pub&gt;BAM! Entertainment, Inc.&lt;/pub&gt; &lt;dev&gt;Frontier Developments&lt;/dev&gt; &lt;genre&gt;Platform&lt;/genre&gt; &lt;score&gt;3.2&lt;/score&gt; &lt;player&gt;1 Player&lt;/player&gt; &lt;story&gt;Inventor Wallace and his clever dog Gromit, characters in a series of Academy Award-winning Claymation short films, star in this video game adventure.****Project Zoo starts off one morning as Wallace and Gromit are preparing to visit their adopted friend, Archie the polar bear, in the local zoo. <text:s/>As soon as they get to the zoo, they find that it's been closed! <text:s/>What's worse, a villainous penguin named Feathers McGraw has taken Archie and hidden him deep within the zoo. <text:s/>So, Wallace and Gromit set out to rescue him.****This game is an action-platform game, with many puzzles and side quests. <text:s/>The player controls the long-suffering Gromit, and must cooperate with Wallace to complete tasks such as fixing machines or pulling switches. The main goal of each of the six levels is to free 3 trapped baby animals. <text:s/>Doing so <text:s/>opens up new areas and allows you to continue to the next area. <text:s/>In addition, there are hidden bonus levels and coins to collect that unlock video clips from the animated shorts.&lt;/story&gt; &lt;/game&gt;</text:p>
          </table:table-cell>
          <table:table-cell table:number-columns-repeated="1012"/>
        </table:table-row>
        <table:table-row table:style-name="ro1">
          <table:table-cell office:value-type="string">
            <text:p>Wario World (USA)</text:p>
          </table:table-cell>
          <table:table-cell office:value-type="float" office:value="2003">
            <text:p>2003</text:p>
          </table:table-cell>
          <table:table-cell office:value-type="string">
            <text:p>ESRB - E (Everyone)</text:p>
          </table:table-cell>
          <table:table-cell office:value-type="string">
            <text:p>Wario World </text:p>
          </table:table-cell>
          <table:table-cell table:style-name="Default" office:value-type="string">
            <text:p>Nintendo of America Inc.</text:p>
          </table:table-cell>
          <table:table-cell office:value-type="string">
            <text:p>Treasure</text:p>
          </table:table-cell>
          <table:table-cell office:value-type="string">
            <text:p>Platform</text:p>
          </table:table-cell>
          <table:table-cell office:value-type="string">
            <text:p>3.5</text:p>
          </table:table-cell>
          <table:table-cell office:value-type="string">
            <text:p>1 Player</text:p>
          </table:table-cell>
          <table:table-cell office:value-type="string">
            <text:p>Deep within Wario's castle lies a treasure room filled with the spoils he has plundered during his many adventures. A mysterious black jewel, ensconced among the treasures, has a strange power to transform gems into monsters. While Wario rests in his castle upstairs the jewel begins to morph his treasure trove into a host of monsters, turning Wario's basements into a bizarre parallel universe. Awakening the next morning to monsters instead of treasure, Wario must step into that alternate world to win the treasure back.****Wario World is an action platformer where you play as the titular Wario. <text:s/>Punch, pound, barge and jump your way through hoards of enemies as you reclaim your stolen treasure. <text:s/>Wario can also grab certain items and enemies and whirl them around him and then release them into more foes, causing even more carnage.****Defeating enemies yields Wario coins, and he can grab these to purchase health and bonuses. <text:s/>If there's too many coins to grab in an area, you can press L and Wario will inhale the coins to collect them instead. <text:s/>Also tucked away within the levels are Spritelings, caged creatures which offer Wario hints when freed.</text:p>
          </table:table-cell>
          <table:table-cell table:style-name="Default" table:formula="of:=CONCATENATE(&quot;&lt;game name=&quot;;CHAR(34);[.A604];CHAR(34);&quot;&gt; &lt;year&gt;&quot;;[.B604];&quot;&lt;/year&gt; &lt;rating&gt;&quot;;[.C604];&quot;&lt;/rating&gt; &lt;title&gt;&quot;;[.D604];&quot;&lt;/title&gt; &lt;pub&gt;&quot;;[.E604];&quot;&lt;/pub&gt; &lt;dev&gt;&quot;;[.F604];&quot;&lt;/dev&gt; &lt;genre&gt;&quot;;[.G604];&quot;&lt;/genre&gt; &lt;score&gt;&quot;;[.H604];&quot;&lt;/score&gt; &lt;player&gt;&quot;;[.I604];&quot;&lt;/player&gt; &lt;story&gt;&quot;;[.J604];&quot;&lt;/story&gt; &lt;/game&gt;&quot;)" office:value-type="string" office:string-value="&lt;game name=&quot;Wario World (USA)&quot;&gt; &lt;year&gt;2003&lt;/year&gt; &lt;rating&gt;ESRB - E (Everyone)&lt;/rating&gt; &lt;title&gt;Wario World &lt;/title&gt; &lt;pub&gt;Nintendo of America Inc.&lt;/pub&gt; &lt;dev&gt;Treasure&lt;/dev&gt; &lt;genre&gt;Platform&lt;/genre&gt; &lt;score&gt;3.5&lt;/score&gt; &lt;player&gt;1 Player&lt;/player&gt; &lt;story&gt;Deep within Wario's castle lies a treasure room filled with the spoils he has plundered during his many adventures. A mysterious black jewel, ensconced among the treasures, has a strange power to transform gems into monsters. While Wario rests in his castle upstairs the jewel begins to morph his treasure trove into a host of monsters, turning Wario's basements into a bizarre parallel universe. Awakening the next morning to monsters instead of treasure, Wario must step into that alternate world to win the treasure back.****Wario World is an action platformer where you play as the titular Wario.  Punch, pound, barge and jump your way through hoards of enemies as you reclaim your stolen treasure.  Wario can also grab certain items and enemies and whirl them around him and then release them into more foes, causing even more carnage.****Defeating enemies yields Wario coins, and he can grab these to purchase health and bonuses.  If there's too many coins to grab in an area, you can press L and Wario will inhale the coins to collect them instead.  Also tucked away within the levels are Spritelings, caged creatures which offer Wario hints when freed.&lt;/story&gt; &lt;/game&gt;">
            <text:p>&lt;game name="Wario World (USA)"&gt; &lt;year&gt;2003&lt;/year&gt; &lt;rating&gt;ESRB - E (Everyone)&lt;/rating&gt; &lt;title&gt;Wario World &lt;/title&gt; &lt;pub&gt;Nintendo of America Inc.&lt;/pub&gt; &lt;dev&gt;Treasure&lt;/dev&gt; &lt;genre&gt;Platform&lt;/genre&gt; &lt;score&gt;3.5&lt;/score&gt; &lt;player&gt;1 Player&lt;/player&gt; &lt;story&gt;Deep within Wario's castle lies a treasure room filled with the spoils he has plundered during his many adventures. A mysterious black jewel, ensconced among the treasures, has a strange power to transform gems into monsters. While Wario rests in his castle upstairs the jewel begins to morph his treasure trove into a host of monsters, turning Wario's basements into a bizarre parallel universe. Awakening the next morning to monsters instead of treasure, Wario must step into that alternate world to win the treasure back.****Wario World is an action platformer where you play as the titular Wario. <text:s/>Punch, pound, barge and jump your way through hoards of enemies as you reclaim your stolen treasure. <text:s/>Wario can also grab certain items and enemies and whirl them around him and then release them into more foes, causing even more carnage.****Defeating enemies yields Wario coins, and he can grab these to purchase health and bonuses. <text:s/>If there's too many coins to grab in an area, you can press L and Wario will inhale the coins to collect them instead. <text:s/>Also tucked away within the levels are Spritelings, caged creatures which offer Wario hints when freed.&lt;/story&gt; &lt;/game&gt;</text:p>
          </table:table-cell>
          <table:table-cell table:number-columns-repeated="1012"/>
        </table:table-row>
        <table:table-row table:style-name="ro1">
          <table:table-cell office:value-type="string">
            <text:p>WarioWare, Inc. - Mega Party Game$! (USA)</text:p>
          </table:table-cell>
          <table:table-cell office:value-type="float" office:value="2004">
            <text:p>2004</text:p>
          </table:table-cell>
          <table:table-cell office:value-type="string">
            <text:p>ESRB - E (Everyone)</text:p>
          </table:table-cell>
          <table:table-cell office:value-type="string">
            <text:p>WarioWare, Inc. - Mega Party Game$! </text:p>
          </table:table-cell>
          <table:table-cell table:style-name="Default" office:value-type="string">
            <text:p>Nintendo of America Inc.</text:p>
          </table:table-cell>
          <table:table-cell office:value-type="string">
            <text:p>Nintendo</text:p>
          </table:table-cell>
          <table:table-cell office:value-type="string">
            <text:p>Puzzle</text:p>
          </table:table-cell>
          <table:table-cell office:value-type="string">
            <text:p>3.8</text:p>
          </table:table-cell>
          <table:table-cell office:value-type="string">
            <text:p>1-4 Players</text:p>
          </table:table-cell>
          <table:table-cell office:value-type="string">
            <text:p>In this sequel to the nutty GBA title Made In Wario, You can play all the classic, yet strange, games found in the original game, and more. The main focus in Atsumare is multiplayer gaming. This is accomplished in many ways, including, but not limited to:****1. A mode where a doctor tells you stuff you have to do in real life as you play the game, and...**2. Normal Made In Wario games, now in multiplayer.</text:p>
          </table:table-cell>
          <table:table-cell table:style-name="Default" table:formula="of:=CONCATENATE(&quot;&lt;game name=&quot;;CHAR(34);[.A605];CHAR(34);&quot;&gt; &lt;year&gt;&quot;;[.B605];&quot;&lt;/year&gt; &lt;rating&gt;&quot;;[.C605];&quot;&lt;/rating&gt; &lt;title&gt;&quot;;[.D605];&quot;&lt;/title&gt; &lt;pub&gt;&quot;;[.E605];&quot;&lt;/pub&gt; &lt;dev&gt;&quot;;[.F605];&quot;&lt;/dev&gt; &lt;genre&gt;&quot;;[.G605];&quot;&lt;/genre&gt; &lt;score&gt;&quot;;[.H605];&quot;&lt;/score&gt; &lt;player&gt;&quot;;[.I605];&quot;&lt;/player&gt; &lt;story&gt;&quot;;[.J605];&quot;&lt;/story&gt; &lt;/game&gt;&quot;)" office:value-type="string" office:string-value="&lt;game name=&quot;WarioWare, Inc. - Mega Party Game$! (USA)&quot;&gt; &lt;year&gt;2004&lt;/year&gt; &lt;rating&gt;ESRB - E (Everyone)&lt;/rating&gt; &lt;title&gt;WarioWare, Inc. - Mega Party Game$! &lt;/title&gt; &lt;pub&gt;Nintendo of America Inc.&lt;/pub&gt; &lt;dev&gt;Nintendo&lt;/dev&gt; &lt;genre&gt;Puzzle&lt;/genre&gt; &lt;score&gt;3.8&lt;/score&gt; &lt;player&gt;1-4 Players&lt;/player&gt; &lt;story&gt;In this sequel to the nutty GBA title Made In Wario, You can play all the classic, yet strange, games found in the original game, and more. The main focus in Atsumare is multiplayer gaming. This is accomplished in many ways, including, but not limited to:****1. A mode where a doctor tells you stuff you have to do in real life as you play the game, and...**2. Normal Made In Wario games, now in multiplayer.&lt;/story&gt; &lt;/game&gt;">
            <text:p>&lt;game name="WarioWare, Inc. - Mega Party Game$! (USA)"&gt; &lt;year&gt;2004&lt;/year&gt; &lt;rating&gt;ESRB - E (Everyone)&lt;/rating&gt; &lt;title&gt;WarioWare, Inc. - Mega Party Game$! &lt;/title&gt; &lt;pub&gt;Nintendo of America Inc.&lt;/pub&gt; &lt;dev&gt;Nintendo&lt;/dev&gt; &lt;genre&gt;Puzzle&lt;/genre&gt; &lt;score&gt;3.8&lt;/score&gt; &lt;player&gt;1-4 Players&lt;/player&gt; &lt;story&gt;In this sequel to the nutty GBA title Made In Wario, You can play all the classic, yet strange, games found in the original game, and more. The main focus in Atsumare is multiplayer gaming. This is accomplished in many ways, including, but not limited to:****1. A mode where a doctor tells you stuff you have to do in real life as you play the game, and...**2. Normal Made In Wario games, now in multiplayer.&lt;/story&gt; &lt;/game&gt;</text:p>
          </table:table-cell>
          <table:table-cell table:number-columns-repeated="1012"/>
        </table:table-row>
        <table:table-row table:style-name="ro1">
          <table:table-cell office:value-type="string">
            <text:p>Warrior Blade - Rastan vs. Barbarian (Japan)</text:p>
          </table:table-cell>
          <table:table-cell office:value-type="float" office:value="2004">
            <text:p>2004</text:p>
          </table:table-cell>
          <table:table-cell office:value-type="string">
            <text:p>ESRB - T (Teen)</text:p>
          </table:table-cell>
          <table:table-cell office:value-type="string">
            <text:p>Warrior Blade - Rastan vs. Barbarian </text:p>
          </table:table-cell>
          <table:table-cell office:value-type="string">
            <text:p>Titus Software</text:p>
          </table:table-cell>
          <table:table-cell office:value-type="string">
            <text:p>Titus</text:p>
          </table:table-cell>
          <table:table-cell office:value-type="string">
            <text:p>Fighter</text:p>
          </table:table-cell>
          <table:table-cell office:value-type="string">
            <text:p>3.1</text:p>
          </table:table-cell>
          <table:table-cell office:value-type="string">
            <text:p>1-4 Players</text:p>
          </table:table-cell>
          <table:table-cell office:value-type="string">
            <text:p>Barbarian takes place in various 3D arenas where you and your opponents' characters can move about freely. Similar to the Dead or Alive games, the arenas are pretty huge, and you can be knocked down to different parts of the level, where the fights will resume. While the controls are responsive enough, combat is noticeably lacking the visceral punch of other Rastan games as well as most other fighting games. While your character can run around the arena in a three dimensional space (as opposed to more restrictive sidestepping and dodging systems seen in Sapphire's previous 3D fighters) the lack of impact when damaging an opponent or being damaged really hurts the proceedings.</text:p>
          </table:table-cell>
          <table:table-cell table:style-name="Default" table:formula="of:=CONCATENATE(&quot;&lt;game name=&quot;;CHAR(34);[.A606];CHAR(34);&quot;&gt; &lt;year&gt;&quot;;[.B606];&quot;&lt;/year&gt; &lt;rating&gt;&quot;;[.C606];&quot;&lt;/rating&gt; &lt;title&gt;&quot;;[.D606];&quot;&lt;/title&gt; &lt;pub&gt;&quot;;[.E606];&quot;&lt;/pub&gt; &lt;dev&gt;&quot;;[.F606];&quot;&lt;/dev&gt; &lt;genre&gt;&quot;;[.G606];&quot;&lt;/genre&gt; &lt;score&gt;&quot;;[.H606];&quot;&lt;/score&gt; &lt;player&gt;&quot;;[.I606];&quot;&lt;/player&gt; &lt;story&gt;&quot;;[.J606];&quot;&lt;/story&gt; &lt;/game&gt;&quot;)" office:value-type="string" office:string-value="&lt;game name=&quot;Warrior Blade - Rastan vs. Barbarian (Japan)&quot;&gt; &lt;year&gt;2004&lt;/year&gt; &lt;rating&gt;ESRB - T (Teen)&lt;/rating&gt; &lt;title&gt;Warrior Blade - Rastan vs. Barbarian &lt;/title&gt; &lt;pub&gt;Titus Software&lt;/pub&gt; &lt;dev&gt;Titus&lt;/dev&gt; &lt;genre&gt;Fighter&lt;/genre&gt; &lt;score&gt;3.1&lt;/score&gt; &lt;player&gt;1-4 Players&lt;/player&gt; &lt;story&gt;Barbarian takes place in various 3D arenas where you and your opponents' characters can move about freely. Similar to the Dead or Alive games, the arenas are pretty huge, and you can be knocked down to different parts of the level, where the fights will resume. While the controls are responsive enough, combat is noticeably lacking the visceral punch of other Rastan games as well as most other fighting games. While your character can run around the arena in a three dimensional space (as opposed to more restrictive sidestepping and dodging systems seen in Sapphire's previous 3D fighters) the lack of impact when damaging an opponent or being damaged really hurts the proceedings.&lt;/story&gt; &lt;/game&gt;">
            <text:p>&lt;game name="Warrior Blade - Rastan vs. Barbarian (Japan)"&gt; &lt;year&gt;2004&lt;/year&gt; &lt;rating&gt;ESRB - T (Teen)&lt;/rating&gt; &lt;title&gt;Warrior Blade - Rastan vs. Barbarian &lt;/title&gt; &lt;pub&gt;Titus Software&lt;/pub&gt; &lt;dev&gt;Titus&lt;/dev&gt; &lt;genre&gt;Fighter&lt;/genre&gt; &lt;score&gt;3.1&lt;/score&gt; &lt;player&gt;1-4 Players&lt;/player&gt; &lt;story&gt;Barbarian takes place in various 3D arenas where you and your opponents' characters can move about freely. Similar to the Dead or Alive games, the arenas are pretty huge, and you can be knocked down to different parts of the level, where the fights will resume. While the controls are responsive enough, combat is noticeably lacking the visceral punch of other Rastan games as well as most other fighting games. While your character can run around the arena in a three dimensional space (as opposed to more restrictive sidestepping and dodging systems seen in Sapphire's previous 3D fighters) the lack of impact when damaging an opponent or being damaged really hurts the proceedings.&lt;/story&gt; &lt;/game&gt;</text:p>
          </table:table-cell>
          <table:table-cell table:number-columns-repeated="1012"/>
        </table:table-row>
        <table:table-row table:style-name="ro1">
          <table:table-cell office:value-type="string">
            <text:p>Wave Race - Blue Storm (USA)</text:p>
          </table:table-cell>
          <table:table-cell office:value-type="float" office:value="2001">
            <text:p>2001</text:p>
          </table:table-cell>
          <table:table-cell office:value-type="string">
            <text:p>ESRB - E (Everyone)</text:p>
          </table:table-cell>
          <table:table-cell office:value-type="string">
            <text:p>Wave Race - Blue Storm </text:p>
          </table:table-cell>
          <table:table-cell table:style-name="Default" office:value-type="string">
            <text:p>Nintendo of America Inc.</text:p>
          </table:table-cell>
          <table:table-cell office:value-type="string">
            <text:p>Nintendo</text:p>
          </table:table-cell>
          <table:table-cell office:value-type="string">
            <text:p>Driving</text:p>
          </table:table-cell>
          <table:table-cell office:value-type="string">
            <text:p>3.5</text:p>
          </table:table-cell>
          <table:table-cell office:value-type="string">
            <text:p>1-4 Players</text:p>
          </table:table-cell>
          <table:table-cell office:value-type="string">
            <text:p>Wave Race: Bluestorm is a sequel to Nintendo's Wave Race 64. It incorporates several modes of play, a variety of racers, customization options, and tracks. Players can race in four tournament cup series, compete in time attack mode against the best track times, compete for points in stunt mode, and simply take in the eye-poppingly beautiful graphics in Free Roam mode. Multiplay is supported in Stunt and Race modes. There are a total of eight racers to choose from, each with a different balance in engine and handling. Customization is limited, but players can change the color of their racer, optimize the engine for either acceleration or speed, and optimize handling to be either tight or loose. However, settings have little effect on the racer's actual performance.**There are eight different courses, however, there are a total of 19 racing tracks laid out across these courses, plus one stunt track for each course. <text:s/>Also, there are five different weathers, consisting of Sunny, Partially Sunny, Light Rain, Rain, and Stormy. These weathers can have dramatic effects on tracks, making a track raced in Sunny weather totally different when raced in Stormy weather conditions.**The AI is fairly well balanced, but will cheat to stay with a player.</text:p>
          </table:table-cell>
          <table:table-cell table:style-name="Default" table:formula="of:=CONCATENATE(&quot;&lt;game name=&quot;;CHAR(34);[.A607];CHAR(34);&quot;&gt; &lt;year&gt;&quot;;[.B607];&quot;&lt;/year&gt; &lt;rating&gt;&quot;;[.C607];&quot;&lt;/rating&gt; &lt;title&gt;&quot;;[.D607];&quot;&lt;/title&gt; &lt;pub&gt;&quot;;[.E607];&quot;&lt;/pub&gt; &lt;dev&gt;&quot;;[.F607];&quot;&lt;/dev&gt; &lt;genre&gt;&quot;;[.G607];&quot;&lt;/genre&gt; &lt;score&gt;&quot;;[.H607];&quot;&lt;/score&gt; &lt;player&gt;&quot;;[.I607];&quot;&lt;/player&gt; &lt;story&gt;&quot;;[.J607];&quot;&lt;/story&gt; &lt;/game&gt;&quot;)" office:value-type="string" office:string-value="&lt;game name=&quot;Wave Race - Blue Storm (USA)&quot;&gt; &lt;year&gt;2001&lt;/year&gt; &lt;rating&gt;ESRB - E (Everyone)&lt;/rating&gt; &lt;title&gt;Wave Race - Blue Storm &lt;/title&gt; &lt;pub&gt;Nintendo of America Inc.&lt;/pub&gt; &lt;dev&gt;Nintendo&lt;/dev&gt; &lt;genre&gt;Driving&lt;/genre&gt; &lt;score&gt;3.5&lt;/score&gt; &lt;player&gt;1-4 Players&lt;/player&gt; &lt;story&gt;Wave Race: Bluestorm is a sequel to Nintendo's Wave Race 64. It incorporates several modes of play, a variety of racers, customization options, and tracks. Players can race in four tournament cup series, compete in time attack mode against the best track times, compete for points in stunt mode, and simply take in the eye-poppingly beautiful graphics in Free Roam mode. Multiplay is supported in Stunt and Race modes. There are a total of eight racers to choose from, each with a different balance in engine and handling. Customization is limited, but players can change the color of their racer, optimize the engine for either acceleration or speed, and optimize handling to be either tight or loose. However, settings have little effect on the racer's actual performance.**There are eight different courses, however, there are a total of 19 racing tracks laid out across these courses, plus one stunt track for each course.  Also, there are five different weathers, consisting of Sunny, Partially Sunny, Light Rain, Rain, and Stormy. These weathers can have dramatic effects on tracks, making a track raced in Sunny weather totally different when raced in Stormy weather conditions.**The AI is fairly well balanced, but will cheat to stay with a player.&lt;/story&gt; &lt;/game&gt;">
            <text:p>&lt;game name="Wave Race - Blue Storm (USA)"&gt; &lt;year&gt;2001&lt;/year&gt; &lt;rating&gt;ESRB - E (Everyone)&lt;/rating&gt; &lt;title&gt;Wave Race - Blue Storm &lt;/title&gt; &lt;pub&gt;Nintendo of America Inc.&lt;/pub&gt; &lt;dev&gt;Nintendo&lt;/dev&gt; &lt;genre&gt;Driving&lt;/genre&gt; &lt;score&gt;3.5&lt;/score&gt; &lt;player&gt;1-4 Players&lt;/player&gt; &lt;story&gt;Wave Race: Bluestorm is a sequel to Nintendo's Wave Race 64. It incorporates several modes of play, a variety of racers, customization options, and tracks. Players can race in four tournament cup series, compete in time attack mode against the best track times, compete for points in stunt mode, and simply take in the eye-poppingly beautiful graphics in Free Roam mode. Multiplay is supported in Stunt and Race modes. There are a total of eight racers to choose from, each with a different balance in engine and handling. Customization is limited, but players can change the color of their racer, optimize the engine for either acceleration or speed, and optimize handling to be either tight or loose. However, settings have little effect on the racer's actual performance.**There are eight different courses, however, there are a total of 19 racing tracks laid out across these courses, plus one stunt track for each course. <text:s/>Also, there are five different weathers, consisting of Sunny, Partially Sunny, Light Rain, Rain, and Stormy. These weathers can have dramatic effects on tracks, making a track raced in Sunny weather totally different when raced in Stormy weather conditions.**The AI is fairly well balanced, but will cheat to stay with a player.&lt;/story&gt; &lt;/game&gt;</text:p>
          </table:table-cell>
          <table:table-cell table:number-columns-repeated="1012"/>
        </table:table-row>
        <table:table-row table:style-name="ro1">
          <table:table-cell office:value-type="string">
            <text:p>Whirl Tour (USA)</text:p>
          </table:table-cell>
          <table:table-cell office:value-type="float" office:value="2002">
            <text:p>2002</text:p>
          </table:table-cell>
          <table:table-cell office:value-type="string">
            <text:p>ESRB - E (Everyone)</text:p>
          </table:table-cell>
          <table:table-cell office:value-type="string">
            <text:p>Whirl Tour </text:p>
          </table:table-cell>
          <table:table-cell table:style-name="Default" office:value-type="string">
            <text:p>Crave Entertainment, Inc.</text:p>
          </table:table-cell>
          <table:table-cell office:value-type="string">
            <text:p>Papaya Studios</text:p>
          </table:table-cell>
          <table:table-cell office:value-type="string">
            <text:p>Sports/Skating</text:p>
          </table:table-cell>
          <table:table-cell office:value-type="string">
            <text:p>3.7</text:p>
          </table:table-cell>
          <table:table-cell office:value-type="string">
            <text:p>1-2 Players</text:p>
          </table:table-cell>
          <table:table-cell office:value-type="string">
            <text:p>During a concert of band "Flipside" you're a roadie of, a portal to a new dimension opens and sucks the band in. Being the ever-loyal roadie, you grab your trusty scooter and set off to free them.****Throughout many levels, you will now have to defeat monsters - using a wide array of tricks and stunts with your scooter. As you progress, you'll learn more tricks and gain access to different scooters.****An extreme sport game with many nods towards Tony Hawk, however in a jolly cartoony setting.</text:p>
          </table:table-cell>
          <table:table-cell table:style-name="Default" table:formula="of:=CONCATENATE(&quot;&lt;game name=&quot;;CHAR(34);[.A608];CHAR(34);&quot;&gt; &lt;year&gt;&quot;;[.B608];&quot;&lt;/year&gt; &lt;rating&gt;&quot;;[.C608];&quot;&lt;/rating&gt; &lt;title&gt;&quot;;[.D608];&quot;&lt;/title&gt; &lt;pub&gt;&quot;;[.E608];&quot;&lt;/pub&gt; &lt;dev&gt;&quot;;[.F608];&quot;&lt;/dev&gt; &lt;genre&gt;&quot;;[.G608];&quot;&lt;/genre&gt; &lt;score&gt;&quot;;[.H608];&quot;&lt;/score&gt; &lt;player&gt;&quot;;[.I608];&quot;&lt;/player&gt; &lt;story&gt;&quot;;[.J608];&quot;&lt;/story&gt; &lt;/game&gt;&quot;)" office:value-type="string" office:string-value="&lt;game name=&quot;Whirl Tour (USA)&quot;&gt; &lt;year&gt;2002&lt;/year&gt; &lt;rating&gt;ESRB - E (Everyone)&lt;/rating&gt; &lt;title&gt;Whirl Tour &lt;/title&gt; &lt;pub&gt;Crave Entertainment, Inc.&lt;/pub&gt; &lt;dev&gt;Papaya Studios&lt;/dev&gt; &lt;genre&gt;Sports/Skating&lt;/genre&gt; &lt;score&gt;3.7&lt;/score&gt; &lt;player&gt;1-2 Players&lt;/player&gt; &lt;story&gt;During a concert of band &quot;Flipside&quot; you're a roadie of, a portal to a new dimension opens and sucks the band in. Being the ever-loyal roadie, you grab your trusty scooter and set off to free them.****Throughout many levels, you will now have to defeat monsters - using a wide array of tricks and stunts with your scooter. As you progress, you'll learn more tricks and gain access to different scooters.****An extreme sport game with many nods towards Tony Hawk, however in a jolly cartoony setting.&lt;/story&gt; &lt;/game&gt;">
            <text:p>&lt;game name="Whirl Tour (USA)"&gt; &lt;year&gt;2002&lt;/year&gt; &lt;rating&gt;ESRB - E (Everyone)&lt;/rating&gt; &lt;title&gt;Whirl Tour &lt;/title&gt; &lt;pub&gt;Crave Entertainment, Inc.&lt;/pub&gt; &lt;dev&gt;Papaya Studios&lt;/dev&gt; &lt;genre&gt;Sports/Skating&lt;/genre&gt; &lt;score&gt;3.7&lt;/score&gt; &lt;player&gt;1-2 Players&lt;/player&gt; &lt;story&gt;During a concert of band "Flipside" you're a roadie of, a portal to a new dimension opens and sucks the band in. Being the ever-loyal roadie, you grab your trusty scooter and set off to free them.****Throughout many levels, you will now have to defeat monsters - using a wide array of tricks and stunts with your scooter. As you progress, you'll learn more tricks and gain access to different scooters.****An extreme sport game with many nods towards Tony Hawk, however in a jolly cartoony setting.&lt;/story&gt; &lt;/game&gt;</text:p>
          </table:table-cell>
          <table:table-cell table:number-columns-repeated="1012"/>
        </table:table-row>
        <table:table-row table:style-name="ro1">
          <table:table-cell office:value-type="string">
            <text:p>Winnie the Pooh's Rumbly Tumbly Adventure (USA)</text:p>
          </table:table-cell>
          <table:table-cell office:value-type="float" office:value="2005">
            <text:p>2005</text:p>
          </table:table-cell>
          <table:table-cell office:value-type="string">
            <text:p>ESRB - E (Everyone)</text:p>
          </table:table-cell>
          <table:table-cell office:value-type="string">
            <text:p>Winnie the Pooh's Rumbly Tumbly Adventure </text:p>
          </table:table-cell>
          <table:table-cell table:style-name="Default" office:value-type="string">
            <text:p>Ubisoft</text:p>
          </table:table-cell>
          <table:table-cell office:value-type="string">
            <text:p>Phoenix Games Studio</text:p>
          </table:table-cell>
          <table:table-cell office:value-type="string">
            <text:p>Platform</text:p>
          </table:table-cell>
          <table:table-cell office:value-type="string">
            <text:p>3.2</text:p>
          </table:table-cell>
          <table:table-cell office:value-type="string">
            <text:p>1-2 Players</text:p>
          </table:table-cell>
          <table:table-cell office:value-type="string">
            <text:p>While taking a walk with his friend Christopher Robin, Pooh's tummy gave out a great rumble. Looks like Pooh's hungry. <text:s/>Christopher suggests that he think of something else...something happy to forget about his hunger. <text:s/>Pooh decide to recall his friends' birthdays - which are the happiest of times.****In Winnie the Pooh's Rumbly Tumbly Adventure, join Pooh and his friends in Hundred Acre Woods on three different types of games:****Birthday Scrapbook Adventure Mode: Pooh flips through his birthday scrapbook and re-live 5 different birthday adventures. Each adventure consists of tasks and problems Pooh has to help solve in order to ensure his friends have the best birthday ever. ****Pooh can interact with many different elements around him. <text:s/>For example, if there's a box blocking his way, have Pooh push it away. <text:s/>Gopher is always near by to pop up and give Pooh tips on what he has to to do and how to do it. <text:s/>Pooh will also have to talk to other characters to complete his tasks. <text:s/>For example, in Piglet's Birthday, you will have to find Kenga and borrow her broom for Piglet. <text:s/>Some tasks will require the help of Pooh's friends. <text:s/>For instance, you will have to help Roo collect butterflies for Piglet's birthday by climbing on Eeyore's back and running after the butterflies.****Every now and then Pooh will be confronted by Heffalumps and Woozles. <text:s/>Avoid being touched by them because that will cause you to have to start that segment all over. The only way to get rid of them is by popping a balloon...but don't worry, there is always one near by.****Junior Mode: a place for younger players to interactive with Pooh and his friends in Hundred Acre Woods. See what happens when Pooh approaches a hive or play as Tigger as he spins around.****Multiplayer Mini-Game:Play as Pooh, Roo, Tigger or Piglet in 6 mini-games on your own or with a friend!:****Cookie Maze - <text:s/>Grab as many cookies as possible while avoiding the Heffalumps and Woozles.****Catching the Honey Pot - Try to catch as many honey pots as possible before time runs out.****Find the Cookies - Look around and find the hidden cookies. <text:s/>You will have to find a required number of cookies before time runs out!****The Scare-Off - Play as Pooh or Piglet and try to make a scary face that will scare the other by pressing the correct button shown on the screen.****Follow the Line - Trace the line around a path without getting out of the line as quickly as possible before time runs out.</text:p>
          </table:table-cell>
          <table:table-cell table:style-name="Default" table:formula="of:=CONCATENATE(&quot;&lt;game name=&quot;;CHAR(34);[.A609];CHAR(34);&quot;&gt; &lt;year&gt;&quot;;[.B609];&quot;&lt;/year&gt; &lt;rating&gt;&quot;;[.C609];&quot;&lt;/rating&gt; &lt;title&gt;&quot;;[.D609];&quot;&lt;/title&gt; &lt;pub&gt;&quot;;[.E609];&quot;&lt;/pub&gt; &lt;dev&gt;&quot;;[.F609];&quot;&lt;/dev&gt; &lt;genre&gt;&quot;;[.G609];&quot;&lt;/genre&gt; &lt;score&gt;&quot;;[.H609];&quot;&lt;/score&gt; &lt;player&gt;&quot;;[.I609];&quot;&lt;/player&gt; &lt;story&gt;&quot;;[.J609];&quot;&lt;/story&gt; &lt;/game&gt;&quot;)" office:value-type="string" office:string-value="&lt;game name=&quot;Winnie the Pooh's Rumbly Tumbly Adventure (USA)&quot;&gt; &lt;year&gt;2005&lt;/year&gt; &lt;rating&gt;ESRB - E (Everyone)&lt;/rating&gt; &lt;title&gt;Winnie the Pooh's Rumbly Tumbly Adventure &lt;/title&gt; &lt;pub&gt;Ubisoft&lt;/pub&gt; &lt;dev&gt;Phoenix Games Studio&lt;/dev&gt; &lt;genre&gt;Platform&lt;/genre&gt; &lt;score&gt;3.2&lt;/score&gt; &lt;player&gt;1-2 Players&lt;/player&gt; &lt;story&gt;While taking a walk with his friend Christopher Robin, Pooh's tummy gave out a great rumble. Looks like Pooh's hungry.  Christopher suggests that he think of something else...something happy to forget about his hunger.  Pooh decide to recall his friends' birthdays - which are the happiest of times.****In Winnie the Pooh's Rumbly Tumbly Adventure, join Pooh and his friends in Hundred Acre Woods on three different types of games:****Birthday Scrapbook Adventure Mode: Pooh flips through his birthday scrapbook and re-live 5 different birthday adventures. Each adventure consists of tasks and problems Pooh has to help solve in order to ensure his friends have the best birthday ever. ****Pooh can interact with many different elements around him.  For example, if there's a box blocking his way, have Pooh push it away.  Gopher is always near by to pop up and give Pooh tips on what he has to to do and how to do it.  Pooh will also have to talk to other characters to complete his tasks.  For example, in Piglet's Birthday, you will have to find Kenga and borrow her broom for Piglet.  Some tasks will require the help of Pooh's friends.  For instance, you will have to help Roo collect butterflies for Piglet's birthday by climbing on Eeyore's back and running after the butterflies.****Every now and then Pooh will be confronted by Heffalumps and Woozles.  Avoid being touched by them because that will cause you to have to start that segment all over. The only way to get rid of them is by popping a balloon...but don't worry, there is always one near by.****Junior Mode: a place for younger players to interactive with Pooh and his friends in Hundred Acre Woods. See what happens when Pooh approaches a hive or play as Tigger as he spins around.****Multiplayer Mini-Game:Play as Pooh, Roo, Tigger or Piglet in 6 mini-games on your own or with a friend!:****Cookie Maze -  Grab as many cookies as possible while avoiding the Heffalumps and Woozles.****Catching the Honey Pot - Try to catch as many honey pots as possible before time runs out.****Find the Cookies - Look around and find the hidden cookies.  You will have to find a required number of cookies before time runs out!****The Scare-Off - Play as Pooh or Piglet and try to make a scary face that will scare the other by pressing the correct button shown on the screen.****Follow the Line - Trace the line around a path without getting out of the line as quickly as possible before time runs out.&lt;/story&gt; &lt;/game&gt;">
            <text:p>&lt;game name="Winnie the Pooh's Rumbly Tumbly Adventure (USA)"&gt; &lt;year&gt;2005&lt;/year&gt; &lt;rating&gt;ESRB - E (Everyone)&lt;/rating&gt; &lt;title&gt;Winnie the Pooh's Rumbly Tumbly Adventure &lt;/title&gt; &lt;pub&gt;Ubisoft&lt;/pub&gt; &lt;dev&gt;Phoenix Games Studio&lt;/dev&gt; &lt;genre&gt;Platform&lt;/genre&gt; &lt;score&gt;3.2&lt;/score&gt; &lt;player&gt;1-2 Players&lt;/player&gt; &lt;story&gt;While taking a walk with his friend Christopher Robin, Pooh's tummy gave out a great rumble. Looks like Pooh's hungry. <text:s/>Christopher suggests that he think of something else...something happy to forget about his hunger. <text:s/>Pooh decide to recall his friends' birthdays - which are the happiest of times.****In Winnie the Pooh's Rumbly Tumbly Adventure, join Pooh and his friends in Hundred Acre Woods on three different types of games:****Birthday Scrapbook Adventure Mode: Pooh flips through his birthday scrapbook and re-live 5 different birthday adventures. Each adventure consists of tasks and problems Pooh has to help solve in order to ensure his friends have the best birthday ever. ****Pooh can interact with many different elements around him. <text:s/>For example, if there's a box blocking his way, have Pooh push it away. <text:s/>Gopher is always near by to pop up and give Pooh tips on what he has to to do and how to do it. <text:s/>Pooh will also have to talk to other characters to complete his tasks. <text:s/>For example, in Piglet's Birthday, you will have to find Kenga and borrow her broom for Piglet. <text:s/>Some tasks will require the help of Pooh's friends. <text:s/>For instance, you will have to help Roo collect butterflies for Piglet's birthday by climbing on Eeyore's back and running after the butterflies.****Every now and then Pooh will be confronted by Heffalumps and Woozles. <text:s/>Avoid being touched by them because that will cause you to have to start that segment all over. The only way to get rid of them is by popping a balloon...but don't worry, there is always one near by.****Junior Mode: a place for younger players to interactive with Pooh and his friends in Hundred Acre Woods. See what happens when Pooh approaches a hive or play as Tigger as he spins around.****Multiplayer Mini-Game:Play as Pooh, Roo, Tigger or Piglet in 6 mini-games on your own or with a friend!:****Cookie Maze - <text:s/>Grab as many cookies as possible while avoiding the Heffalumps and Woozles.****Catching the Honey Pot - Try to catch as many honey pots as possible before time runs out.****Find the Cookies - Look around and find the hidden cookies. <text:s/>You will have to find a required number of cookies before time runs out!****The Scare-Off - Play as Pooh or Piglet and try to make a scary face that will scare the other by pressing the correct button shown on the screen.****Follow the Line - Trace the line around a path without getting out of the line as quickly as possible before time runs out.&lt;/story&gt; &lt;/game&gt;</text:p>
          </table:table-cell>
          <table:table-cell table:number-columns-repeated="1012"/>
        </table:table-row>
        <table:table-row table:style-name="ro1">
          <table:table-cell office:value-type="string">
            <text:p>World Racing (Europe)</text:p>
          </table:table-cell>
          <table:table-cell office:value-type="float" office:value="2004">
            <text:p>2004</text:p>
          </table:table-cell>
          <table:table-cell office:value-type="string">
            <text:p>ESRB - E (Everyone)</text:p>
          </table:table-cell>
          <table:table-cell office:value-type="string">
            <text:p>World Racing </text:p>
          </table:table-cell>
          <table:table-cell table:style-name="Default" office:value-type="string">
            <text:p>TDK Mediactive, Inc.</text:p>
          </table:table-cell>
          <table:table-cell office:value-type="string">
            <text:p>Synetic</text:p>
          </table:table-cell>
          <table:table-cell office:value-type="string">
            <text:p>Driving</text:p>
          </table:table-cell>
          <table:table-cell office:value-type="string">
            <text:p>3.6</text:p>
          </table:table-cell>
          <table:table-cell office:value-type="string">
            <text:p>1-2 Players</text:p>
          </table:table-cell>
          <table:table-cell office:value-type="string">
            <text:p>Mercedes-Benz World Racing is a racing game developed in cooperation with DaimlerChrysler AG.****The game features 117 different tracks throughout 7 huge, fully accessible terrains (Nevada, Japan, Mexico, Australia, the Alps, the City, and the Test Centre). You can drive more than 100 original Mercedes-Benz cars including classic Silberpfeile and Mercedes-Benz SLR McLaren. Different mission types include Sport Runs, Training Sessions, Test Runs, Checkpoint Races, Endurance Contests and others.****You can vary AI skill level and simulation precision (from arcade to real simulation). In dynamic AI skill mode computer opponents will adapt to your skill for really close racing.</text:p>
          </table:table-cell>
          <table:table-cell table:style-name="Default" table:formula="of:=CONCATENATE(&quot;&lt;game name=&quot;;CHAR(34);[.A610];CHAR(34);&quot;&gt; &lt;year&gt;&quot;;[.B610];&quot;&lt;/year&gt; &lt;rating&gt;&quot;;[.C610];&quot;&lt;/rating&gt; &lt;title&gt;&quot;;[.D610];&quot;&lt;/title&gt; &lt;pub&gt;&quot;;[.E610];&quot;&lt;/pub&gt; &lt;dev&gt;&quot;;[.F610];&quot;&lt;/dev&gt; &lt;genre&gt;&quot;;[.G610];&quot;&lt;/genre&gt; &lt;score&gt;&quot;;[.H610];&quot;&lt;/score&gt; &lt;player&gt;&quot;;[.I610];&quot;&lt;/player&gt; &lt;story&gt;&quot;;[.J610];&quot;&lt;/story&gt; &lt;/game&gt;&quot;)" office:value-type="string" office:string-value="&lt;game name=&quot;World Racing (Europe)&quot;&gt; &lt;year&gt;2004&lt;/year&gt; &lt;rating&gt;ESRB - E (Everyone)&lt;/rating&gt; &lt;title&gt;World Racing &lt;/title&gt; &lt;pub&gt;TDK Mediactive, Inc.&lt;/pub&gt; &lt;dev&gt;Synetic&lt;/dev&gt; &lt;genre&gt;Driving&lt;/genre&gt; &lt;score&gt;3.6&lt;/score&gt; &lt;player&gt;1-2 Players&lt;/player&gt; &lt;story&gt;Mercedes-Benz World Racing is a racing game developed in cooperation with DaimlerChrysler AG.****The game features 117 different tracks throughout 7 huge, fully accessible terrains (Nevada, Japan, Mexico, Australia, the Alps, the City, and the Test Centre). You can drive more than 100 original Mercedes-Benz cars including classic Silberpfeile and Mercedes-Benz SLR McLaren. Different mission types include Sport Runs, Training Sessions, Test Runs, Checkpoint Races, Endurance Contests and others.****You can vary AI skill level and simulation precision (from arcade to real simulation). In dynamic AI skill mode computer opponents will adapt to your skill for really close racing.&lt;/story&gt; &lt;/game&gt;">
            <text:p>&lt;game name="World Racing (Europe)"&gt; &lt;year&gt;2004&lt;/year&gt; &lt;rating&gt;ESRB - E (Everyone)&lt;/rating&gt; &lt;title&gt;World Racing &lt;/title&gt; &lt;pub&gt;TDK Mediactive, Inc.&lt;/pub&gt; &lt;dev&gt;Synetic&lt;/dev&gt; &lt;genre&gt;Driving&lt;/genre&gt; &lt;score&gt;3.6&lt;/score&gt; &lt;player&gt;1-2 Players&lt;/player&gt; &lt;story&gt;Mercedes-Benz World Racing is a racing game developed in cooperation with DaimlerChrysler AG.****The game features 117 different tracks throughout 7 huge, fully accessible terrains (Nevada, Japan, Mexico, Australia, the Alps, the City, and the Test Centre). You can drive more than 100 original Mercedes-Benz cars including classic Silberpfeile and Mercedes-Benz SLR McLaren. Different mission types include Sport Runs, Training Sessions, Test Runs, Checkpoint Races, Endurance Contests and others.****You can vary AI skill level and simulation precision (from arcade to real simulation). In dynamic AI skill mode computer opponents will adapt to your skill for really close racing.&lt;/story&gt; &lt;/game&gt;</text:p>
          </table:table-cell>
          <table:table-cell table:number-columns-repeated="1012"/>
        </table:table-row>
        <table:table-row table:style-name="ro1">
          <table:table-cell office:value-type="string">
            <text:p>World Series of Poker (USA)</text:p>
          </table:table-cell>
          <table:table-cell office:value-type="float" office:value="2005">
            <text:p>2005</text:p>
          </table:table-cell>
          <table:table-cell office:value-type="string">
            <text:p>ESRB - E10+ (Everyone 10+)</text:p>
          </table:table-cell>
          <table:table-cell office:value-type="string">
            <text:p>World Series of Poker </text:p>
          </table:table-cell>
          <table:table-cell table:style-name="Default" office:value-type="string">
            <text:p>Activision Publishing, Inc.</text:p>
          </table:table-cell>
          <table:table-cell office:value-type="string">
            <text:p>Activision</text:p>
          </table:table-cell>
          <table:table-cell office:value-type="string">
            <text:p>Tabletop</text:p>
          </table:table-cell>
          <table:table-cell office:value-type="string">
            <text:p>3.2</text:p>
          </table:table-cell>
          <table:table-cell office:value-type="string">
            <text:p>1 Player</text:p>
          </table:table-cell>
          <table:table-cell office:value-type="string">
            <text:p>The official game of the premier poker tournament, World Series Of Poker allows you to take on some of the greatest poker players in 26 different poker games, earn WSOP bracelets and earn a place in the "WSOP Hall of Fame".****During tournaments, you take part in several tables en route to the final table. Each table consists of 8 players that are automatically replenished with new players when numbers dwindle.**Once the tournament is down to the last 16, you move onto the "featured table", and once down to the last 8, you move onto the final table, where the winner will be decided.****Several famous poker players make an appearance in game including Chris "Jesus" Ferguson, Men the Master and Jennifer Tilly.</text:p>
          </table:table-cell>
          <table:table-cell table:style-name="Default" table:formula="of:=CONCATENATE(&quot;&lt;game name=&quot;;CHAR(34);[.A611];CHAR(34);&quot;&gt; &lt;year&gt;&quot;;[.B611];&quot;&lt;/year&gt; &lt;rating&gt;&quot;;[.C611];&quot;&lt;/rating&gt; &lt;title&gt;&quot;;[.D611];&quot;&lt;/title&gt; &lt;pub&gt;&quot;;[.E611];&quot;&lt;/pub&gt; &lt;dev&gt;&quot;;[.F611];&quot;&lt;/dev&gt; &lt;genre&gt;&quot;;[.G611];&quot;&lt;/genre&gt; &lt;score&gt;&quot;;[.H611];&quot;&lt;/score&gt; &lt;player&gt;&quot;;[.I611];&quot;&lt;/player&gt; &lt;story&gt;&quot;;[.J611];&quot;&lt;/story&gt; &lt;/game&gt;&quot;)" office:value-type="string" office:string-value="&lt;game name=&quot;World Series of Poker (USA)&quot;&gt; &lt;year&gt;2005&lt;/year&gt; &lt;rating&gt;ESRB - E10+ (Everyone 10+)&lt;/rating&gt; &lt;title&gt;World Series of Poker &lt;/title&gt; &lt;pub&gt;Activision Publishing, Inc.&lt;/pub&gt; &lt;dev&gt;Activision&lt;/dev&gt; &lt;genre&gt;Tabletop&lt;/genre&gt; &lt;score&gt;3.2&lt;/score&gt; &lt;player&gt;1 Player&lt;/player&gt; &lt;story&gt;The official game of the premier poker tournament, World Series Of Poker allows you to take on some of the greatest poker players in 26 different poker games, earn WSOP bracelets and earn a place in the &quot;WSOP Hall of Fame&quot;.****During tournaments, you take part in several tables en route to the final table. Each table consists of 8 players that are automatically replenished with new players when numbers dwindle.**Once the tournament is down to the last 16, you move onto the &quot;featured table&quot;, and once down to the last 8, you move onto the final table, where the winner will be decided.****Several famous poker players make an appearance in game including Chris &quot;Jesus&quot; Ferguson, Men the Master and Jennifer Tilly.&lt;/story&gt; &lt;/game&gt;">
            <text:p>&lt;game name="World Series of Poker (USA)"&gt; &lt;year&gt;2005&lt;/year&gt; &lt;rating&gt;ESRB - E10+ (Everyone 10+)&lt;/rating&gt; &lt;title&gt;World Series of Poker &lt;/title&gt; &lt;pub&gt;Activision Publishing, Inc.&lt;/pub&gt; &lt;dev&gt;Activision&lt;/dev&gt; &lt;genre&gt;Tabletop&lt;/genre&gt; &lt;score&gt;3.2&lt;/score&gt; &lt;player&gt;1 Player&lt;/player&gt; &lt;story&gt;The official game of the premier poker tournament, World Series Of Poker allows you to take on some of the greatest poker players in 26 different poker games, earn WSOP bracelets and earn a place in the "WSOP Hall of Fame".****During tournaments, you take part in several tables en route to the final table. Each table consists of 8 players that are automatically replenished with new players when numbers dwindle.**Once the tournament is down to the last 16, you move onto the "featured table", and once down to the last 8, you move onto the final table, where the winner will be decided.****Several famous poker players make an appearance in game including Chris "Jesus" Ferguson, Men the Master and Jennifer Tilly.&lt;/story&gt; &lt;/game&gt;</text:p>
          </table:table-cell>
          <table:table-cell table:number-columns-repeated="1012"/>
        </table:table-row>
        <table:table-row table:style-name="ro1">
          <table:table-cell office:value-type="string">
            <text:p>World Soccer Winning Eleven 6 - Final Evolution (Japan)</text:p>
          </table:table-cell>
          <table:table-cell office:value-type="float" office:value="2003">
            <text:p>2003</text:p>
          </table:table-cell>
          <table:table-cell office:value-type="string">
            <text:p>ESRB - E (Everyone)</text:p>
          </table:table-cell>
          <table:table-cell office:value-type="string">
            <text:p>World Soccer Winning Eleven 6 - Final Evolution </text:p>
          </table:table-cell>
          <table:table-cell table:style-name="Default" office:value-type="string">
            <text:p>Konami Corporation</text:p>
          </table:table-cell>
          <table:table-cell office:value-type="string">
            <text:p>Konami</text:p>
          </table:table-cell>
          <table:table-cell office:value-type="string">
            <text:p>Sports/Soccer</text:p>
          </table:table-cell>
          <table:table-cell office:value-type="string">
            <text:p>4.2</text:p>
          </table:table-cell>
          <table:table-cell office:value-type="string">
            <text:p>1-4 Players</text:p>
          </table:table-cell>
          <table:table-cell office:value-type="string">
            <text:p>Choose one of the 54 international or 16 leagues teams (plus 7 hidden ones), to participate basically in any kind of tournament you wish, from friendship games to world cup, with a vast choice of customizable tournaments. You can create your own players with personal statistics, and then put them into any team. You can also play legendary teams, for example, Brazil with Pele, Argentina with Maradona, etc.</text:p>
          </table:table-cell>
          <table:table-cell table:style-name="Default" table:formula="of:=CONCATENATE(&quot;&lt;game name=&quot;;CHAR(34);[.A612];CHAR(34);&quot;&gt; &lt;year&gt;&quot;;[.B612];&quot;&lt;/year&gt; &lt;rating&gt;&quot;;[.C612];&quot;&lt;/rating&gt; &lt;title&gt;&quot;;[.D612];&quot;&lt;/title&gt; &lt;pub&gt;&quot;;[.E612];&quot;&lt;/pub&gt; &lt;dev&gt;&quot;;[.F612];&quot;&lt;/dev&gt; &lt;genre&gt;&quot;;[.G612];&quot;&lt;/genre&gt; &lt;score&gt;&quot;;[.H612];&quot;&lt;/score&gt; &lt;player&gt;&quot;;[.I612];&quot;&lt;/player&gt; &lt;story&gt;&quot;;[.J612];&quot;&lt;/story&gt; &lt;/game&gt;&quot;)" office:value-type="string" office:string-value="&lt;game name=&quot;World Soccer Winning Eleven 6 - Final Evolution (Japan)&quot;&gt; &lt;year&gt;2003&lt;/year&gt; &lt;rating&gt;ESRB - E (Everyone)&lt;/rating&gt; &lt;title&gt;World Soccer Winning Eleven 6 - Final Evolution &lt;/title&gt; &lt;pub&gt;Konami Corporation&lt;/pub&gt; &lt;dev&gt;Konami&lt;/dev&gt; &lt;genre&gt;Sports/Soccer&lt;/genre&gt; &lt;score&gt;4.2&lt;/score&gt; &lt;player&gt;1-4 Players&lt;/player&gt; &lt;story&gt;Choose one of the 54 international or 16 leagues teams (plus 7 hidden ones), to participate basically in any kind of tournament you wish, from friendship games to world cup, with a vast choice of customizable tournaments. You can create your own players with personal statistics, and then put them into any team. You can also play legendary teams, for example, Brazil with Pele, Argentina with Maradona, etc.&lt;/story&gt; &lt;/game&gt;">
            <text:p>&lt;game name="World Soccer Winning Eleven 6 - Final Evolution (Japan)"&gt; &lt;year&gt;2003&lt;/year&gt; &lt;rating&gt;ESRB - E (Everyone)&lt;/rating&gt; &lt;title&gt;World Soccer Winning Eleven 6 - Final Evolution &lt;/title&gt; &lt;pub&gt;Konami Corporation&lt;/pub&gt; &lt;dev&gt;Konami&lt;/dev&gt; &lt;genre&gt;Sports/Soccer&lt;/genre&gt; &lt;score&gt;4.2&lt;/score&gt; &lt;player&gt;1-4 Players&lt;/player&gt; &lt;story&gt;Choose one of the 54 international or 16 leagues teams (plus 7 hidden ones), to participate basically in any kind of tournament you wish, from friendship games to world cup, with a vast choice of customizable tournaments. You can create your own players with personal statistics, and then put them into any team. You can also play legendary teams, for example, Brazil with Pele, Argentina with Maradona, etc.&lt;/story&gt; &lt;/game&gt;</text:p>
          </table:table-cell>
          <table:table-cell table:number-columns-repeated="1012"/>
        </table:table-row>
        <table:table-row table:style-name="ro1">
          <table:table-cell office:value-type="string">
            <text:p>Worms 3D (USA)</text:p>
          </table:table-cell>
          <table:table-cell office:value-type="float" office:value="2004">
            <text:p>2004</text:p>
          </table:table-cell>
          <table:table-cell office:value-type="string">
            <text:p>ESRB - T (Teen)</text:p>
          </table:table-cell>
          <table:table-cell office:value-type="string">
            <text:p>Worms 3D </text:p>
          </table:table-cell>
          <table:table-cell table:style-name="Default" office:value-type="string">
            <text:p>Acclaim Entertainment, Inc.</text:p>
          </table:table-cell>
          <table:table-cell office:value-type="string">
            <text:p>Team 17</text:p>
          </table:table-cell>
          <table:table-cell office:value-type="string">
            <text:p>Strategy</text:p>
          </table:table-cell>
          <table:table-cell office:value-type="string">
            <text:p>3.6</text:p>
          </table:table-cell>
          <table:table-cell office:value-type="string">
            <text:p>1-4 Players</text:p>
          </table:table-cell>
          <table:table-cell office:value-type="string">
            <text:p>As depicted very well by the title of the game, the infamous quarrelsome Worms are squirming for the first time in full 3D.**The goal of the game hasn't changed a single bit from its predecessors: the objective is still to crush, annihilate and put into oblivion the worm team of the enemy using massively-wacky weapons of destruction. About all the features of its original 2D ancestors are also present, including random wind and a fully destructible landscape.****Not all the weapons that were previously available have made the cut into the 3 dimensional realm, however Worms 3D comes too with a selective set of new weaponry such as the Lottery Strike or the Gas Grenade which should allow you to find a few dozen of new ways to kill your fellow worms online.</text:p>
          </table:table-cell>
          <table:table-cell table:style-name="Default" table:formula="of:=CONCATENATE(&quot;&lt;game name=&quot;;CHAR(34);[.A613];CHAR(34);&quot;&gt; &lt;year&gt;&quot;;[.B613];&quot;&lt;/year&gt; &lt;rating&gt;&quot;;[.C613];&quot;&lt;/rating&gt; &lt;title&gt;&quot;;[.D613];&quot;&lt;/title&gt; &lt;pub&gt;&quot;;[.E613];&quot;&lt;/pub&gt; &lt;dev&gt;&quot;;[.F613];&quot;&lt;/dev&gt; &lt;genre&gt;&quot;;[.G613];&quot;&lt;/genre&gt; &lt;score&gt;&quot;;[.H613];&quot;&lt;/score&gt; &lt;player&gt;&quot;;[.I613];&quot;&lt;/player&gt; &lt;story&gt;&quot;;[.J613];&quot;&lt;/story&gt; &lt;/game&gt;&quot;)" office:value-type="string" office:string-value="&lt;game name=&quot;Worms 3D (USA)&quot;&gt; &lt;year&gt;2004&lt;/year&gt; &lt;rating&gt;ESRB - T (Teen)&lt;/rating&gt; &lt;title&gt;Worms 3D &lt;/title&gt; &lt;pub&gt;Acclaim Entertainment, Inc.&lt;/pub&gt; &lt;dev&gt;Team 17&lt;/dev&gt; &lt;genre&gt;Strategy&lt;/genre&gt; &lt;score&gt;3.6&lt;/score&gt; &lt;player&gt;1-4 Players&lt;/player&gt; &lt;story&gt;As depicted very well by the title of the game, the infamous quarrelsome Worms are squirming for the first time in full 3D.**The goal of the game hasn't changed a single bit from its predecessors: the objective is still to crush, annihilate and put into oblivion the worm team of the enemy using massively-wacky weapons of destruction. About all the features of its original 2D ancestors are also present, including random wind and a fully destructible landscape.****Not all the weapons that were previously available have made the cut into the 3 dimensional realm, however Worms 3D comes too with a selective set of new weaponry such as the Lottery Strike or the Gas Grenade which should allow you to find a few dozen of new ways to kill your fellow worms online.&lt;/story&gt; &lt;/game&gt;">
            <text:p>&lt;game name="Worms 3D (USA)"&gt; &lt;year&gt;2004&lt;/year&gt; &lt;rating&gt;ESRB - T (Teen)&lt;/rating&gt; &lt;title&gt;Worms 3D &lt;/title&gt; &lt;pub&gt;Acclaim Entertainment, Inc.&lt;/pub&gt; &lt;dev&gt;Team 17&lt;/dev&gt; &lt;genre&gt;Strategy&lt;/genre&gt; &lt;score&gt;3.6&lt;/score&gt; &lt;player&gt;1-4 Players&lt;/player&gt; &lt;story&gt;As depicted very well by the title of the game, the infamous quarrelsome Worms are squirming for the first time in full 3D.**The goal of the game hasn't changed a single bit from its predecessors: the objective is still to crush, annihilate and put into oblivion the worm team of the enemy using massively-wacky weapons of destruction. About all the features of its original 2D ancestors are also present, including random wind and a fully destructible landscape.****Not all the weapons that were previously available have made the cut into the 3 dimensional realm, however Worms 3D comes too with a selective set of new weaponry such as the Lottery Strike or the Gas Grenade which should allow you to find a few dozen of new ways to kill your fellow worms online.&lt;/story&gt; &lt;/game&gt;</text:p>
          </table:table-cell>
          <table:table-cell table:number-columns-repeated="1012"/>
        </table:table-row>
        <table:table-row table:style-name="ro1">
          <table:table-cell office:value-type="string">
            <text:p>Worms Blast (USA)</text:p>
          </table:table-cell>
          <table:table-cell office:value-type="float" office:value="2002">
            <text:p>2002</text:p>
          </table:table-cell>
          <table:table-cell office:value-type="string">
            <text:p>ESRB - E (Everyone)</text:p>
          </table:table-cell>
          <table:table-cell office:value-type="string">
            <text:p>Worms Blast </text:p>
          </table:table-cell>
          <table:table-cell table:style-name="Default" office:value-type="string">
            <text:p>Ubi Soft Entertainment Software</text:p>
          </table:table-cell>
          <table:table-cell office:value-type="string">
            <text:p>Team 17</text:p>
          </table:table-cell>
          <table:table-cell office:value-type="string">
            <text:p>Puzzle</text:p>
          </table:table-cell>
          <table:table-cell office:value-type="string">
            <text:p>2.8</text:p>
          </table:table-cell>
          <table:table-cell office:value-type="string">
            <text:p>1-2 Players</text:p>
          </table:table-cell>
          <table:table-cell office:value-type="string">
            <text:p>Puzzle Bobble meets the Worms universe in what could be one of the wildest crossovers ever made. The main goal of the game is still the same, to burst the bubbles, however this time instead of featuring little and cute dinosaurs, Worms Blast introduces battle-hardened worms or explosive sheep angry for points, battling up on boats.****Fortunately, Worms Blast is not just a mere copycat of Puzzle Bobble with cell-shaded graphics. Team 17 have made numerous changes to the gameplay, which make playing the game quite a different experience.**Along others, these change include the ability to actually move your character or to shoot on the other player, different kinds of weapons and a load of varied gameplay modes. The main change to the game is probably the fact that you're no longer firing bubbles, but missiles that color them on impact.</text:p>
          </table:table-cell>
          <table:table-cell table:style-name="Default" table:formula="of:=CONCATENATE(&quot;&lt;game name=&quot;;CHAR(34);[.A614];CHAR(34);&quot;&gt; &lt;year&gt;&quot;;[.B614];&quot;&lt;/year&gt; &lt;rating&gt;&quot;;[.C614];&quot;&lt;/rating&gt; &lt;title&gt;&quot;;[.D614];&quot;&lt;/title&gt; &lt;pub&gt;&quot;;[.E614];&quot;&lt;/pub&gt; &lt;dev&gt;&quot;;[.F614];&quot;&lt;/dev&gt; &lt;genre&gt;&quot;;[.G614];&quot;&lt;/genre&gt; &lt;score&gt;&quot;;[.H614];&quot;&lt;/score&gt; &lt;player&gt;&quot;;[.I614];&quot;&lt;/player&gt; &lt;story&gt;&quot;;[.J614];&quot;&lt;/story&gt; &lt;/game&gt;&quot;)" office:value-type="string" office:string-value="&lt;game name=&quot;Worms Blast (USA)&quot;&gt; &lt;year&gt;2002&lt;/year&gt; &lt;rating&gt;ESRB - E (Everyone)&lt;/rating&gt; &lt;title&gt;Worms Blast &lt;/title&gt; &lt;pub&gt;Ubi Soft Entertainment Software&lt;/pub&gt; &lt;dev&gt;Team 17&lt;/dev&gt; &lt;genre&gt;Puzzle&lt;/genre&gt; &lt;score&gt;2.8&lt;/score&gt; &lt;player&gt;1-2 Players&lt;/player&gt; &lt;story&gt;Puzzle Bobble meets the Worms universe in what could be one of the wildest crossovers ever made. The main goal of the game is still the same, to burst the bubbles, however this time instead of featuring little and cute dinosaurs, Worms Blast introduces battle-hardened worms or explosive sheep angry for points, battling up on boats.****Fortunately, Worms Blast is not just a mere copycat of Puzzle Bobble with cell-shaded graphics. Team 17 have made numerous changes to the gameplay, which make playing the game quite a different experience.**Along others, these change include the ability to actually move your character or to shoot on the other player, different kinds of weapons and a load of varied gameplay modes. The main change to the game is probably the fact that you're no longer firing bubbles, but missiles that color them on impact.&lt;/story&gt; &lt;/game&gt;">
            <text:p>&lt;game name="Worms Blast (USA)"&gt; &lt;year&gt;2002&lt;/year&gt; &lt;rating&gt;ESRB - E (Everyone)&lt;/rating&gt; &lt;title&gt;Worms Blast &lt;/title&gt; &lt;pub&gt;Ubi Soft Entertainment Software&lt;/pub&gt; &lt;dev&gt;Team 17&lt;/dev&gt; &lt;genre&gt;Puzzle&lt;/genre&gt; &lt;score&gt;2.8&lt;/score&gt; &lt;player&gt;1-2 Players&lt;/player&gt; &lt;story&gt;Puzzle Bobble meets the Worms universe in what could be one of the wildest crossovers ever made. The main goal of the game is still the same, to burst the bubbles, however this time instead of featuring little and cute dinosaurs, Worms Blast introduces battle-hardened worms or explosive sheep angry for points, battling up on boats.****Fortunately, Worms Blast is not just a mere copycat of Puzzle Bobble with cell-shaded graphics. Team 17 have made numerous changes to the gameplay, which make playing the game quite a different experience.**Along others, these change include the ability to actually move your character or to shoot on the other player, different kinds of weapons and a load of varied gameplay modes. The main change to the game is probably the fact that you're no longer firing bubbles, but missiles that color them on impact.&lt;/story&gt; &lt;/game&gt;</text:p>
          </table:table-cell>
          <table:table-cell table:number-columns-repeated="1012"/>
        </table:table-row>
        <table:table-row table:style-name="ro1">
          <table:table-cell office:value-type="string">
            <text:p>Wreckless - The Yakuza Missions (USA)</text:p>
          </table:table-cell>
          <table:table-cell office:value-type="float" office:value="2002">
            <text:p>2002</text:p>
          </table:table-cell>
          <table:table-cell office:value-type="string">
            <text:p>ESRB - T (Teen)</text:p>
          </table:table-cell>
          <table:table-cell office:value-type="string">
            <text:p>Wreckless - The Yakuza Missions </text:p>
          </table:table-cell>
          <table:table-cell table:style-name="Default" office:value-type="string">
            <text:p>Activision Publishing, Inc.</text:p>
          </table:table-cell>
          <table:table-cell office:value-type="string">
            <text:p>Bunkasha Games</text:p>
          </table:table-cell>
          <table:table-cell office:value-type="string">
            <text:p>Driving</text:p>
          </table:table-cell>
          <table:table-cell office:value-type="string">
            <text:p>2.3</text:p>
          </table:table-cell>
          <table:table-cell office:value-type="string">
            <text:p>1-2 Players</text:p>
          </table:table-cell>
          <table:table-cell office:value-type="string">
            <text:p>An updated port of the original Xbox version of Wreckless: The Yakuza Missions, adding several new features. Missions are now ranked based on how quickly they are completed, and fast times reward medals. By completing a bonus objective on hard mode, such as destroying traffic, a bonus mission will be unlocked. Earning a gold medal in a bonus mission will further unlock a cheat code, like unlimited time or low gravity. A free mode is available now too, allowing the player to drive through the city without worrying about a time limit. Finally two new features have been added to the cars: an adrenaline feature that slows down time, and a limited supply of short-range missiles.****A new multiplayer mode allows two players to play on a single screen, with the camera following the trailing player. Different modes are available, such as a mode where the trailing car attempts to ram the leading car, or a normal racing mode.</text:p>
          </table:table-cell>
          <table:table-cell table:style-name="Default" table:formula="of:=CONCATENATE(&quot;&lt;game name=&quot;;CHAR(34);[.A615];CHAR(34);&quot;&gt; &lt;year&gt;&quot;;[.B615];&quot;&lt;/year&gt; &lt;rating&gt;&quot;;[.C615];&quot;&lt;/rating&gt; &lt;title&gt;&quot;;[.D615];&quot;&lt;/title&gt; &lt;pub&gt;&quot;;[.E615];&quot;&lt;/pub&gt; &lt;dev&gt;&quot;;[.F615];&quot;&lt;/dev&gt; &lt;genre&gt;&quot;;[.G615];&quot;&lt;/genre&gt; &lt;score&gt;&quot;;[.H615];&quot;&lt;/score&gt; &lt;player&gt;&quot;;[.I615];&quot;&lt;/player&gt; &lt;story&gt;&quot;;[.J615];&quot;&lt;/story&gt; &lt;/game&gt;&quot;)" office:value-type="string" office:string-value="&lt;game name=&quot;Wreckless - The Yakuza Missions (USA)&quot;&gt; &lt;year&gt;2002&lt;/year&gt; &lt;rating&gt;ESRB - T (Teen)&lt;/rating&gt; &lt;title&gt;Wreckless - The Yakuza Missions &lt;/title&gt; &lt;pub&gt;Activision Publishing, Inc.&lt;/pub&gt; &lt;dev&gt;Bunkasha Games&lt;/dev&gt; &lt;genre&gt;Driving&lt;/genre&gt; &lt;score&gt;2.3&lt;/score&gt; &lt;player&gt;1-2 Players&lt;/player&gt; &lt;story&gt;An updated port of the original Xbox version of Wreckless: The Yakuza Missions, adding several new features. Missions are now ranked based on how quickly they are completed, and fast times reward medals. By completing a bonus objective on hard mode, such as destroying traffic, a bonus mission will be unlocked. Earning a gold medal in a bonus mission will further unlock a cheat code, like unlimited time or low gravity. A free mode is available now too, allowing the player to drive through the city without worrying about a time limit. Finally two new features have been added to the cars: an adrenaline feature that slows down time, and a limited supply of short-range missiles.****A new multiplayer mode allows two players to play on a single screen, with the camera following the trailing player. Different modes are available, such as a mode where the trailing car attempts to ram the leading car, or a normal racing mode.&lt;/story&gt; &lt;/game&gt;">
            <text:p>&lt;game name="Wreckless - The Yakuza Missions (USA)"&gt; &lt;year&gt;2002&lt;/year&gt; &lt;rating&gt;ESRB - T (Teen)&lt;/rating&gt; &lt;title&gt;Wreckless - The Yakuza Missions &lt;/title&gt; &lt;pub&gt;Activision Publishing, Inc.&lt;/pub&gt; &lt;dev&gt;Bunkasha Games&lt;/dev&gt; &lt;genre&gt;Driving&lt;/genre&gt; &lt;score&gt;2.3&lt;/score&gt; &lt;player&gt;1-2 Players&lt;/player&gt; &lt;story&gt;An updated port of the original Xbox version of Wreckless: The Yakuza Missions, adding several new features. Missions are now ranked based on how quickly they are completed, and fast times reward medals. By completing a bonus objective on hard mode, such as destroying traffic, a bonus mission will be unlocked. Earning a gold medal in a bonus mission will further unlock a cheat code, like unlimited time or low gravity. A free mode is available now too, allowing the player to drive through the city without worrying about a time limit. Finally two new features have been added to the cars: an adrenaline feature that slows down time, and a limited supply of short-range missiles.****A new multiplayer mode allows two players to play on a single screen, with the camera following the trailing player. Different modes are available, such as a mode where the trailing car attempts to ram the leading car, or a normal racing mode.&lt;/story&gt; &lt;/game&gt;</text:p>
          </table:table-cell>
          <table:table-cell table:number-columns-repeated="1012"/>
        </table:table-row>
        <table:table-row table:style-name="ro1">
          <table:table-cell office:value-type="string">
            <text:p>WTA Tour Tennis (USA)</text:p>
          </table:table-cell>
          <table:table-cell office:value-type="float" office:value="2002">
            <text:p>2002</text:p>
          </table:table-cell>
          <table:table-cell office:value-type="string">
            <text:p>ESRB - E (Everyone)</text:p>
          </table:table-cell>
          <table:table-cell office:value-type="string">
            <text:p>WTA Tour Tennis </text:p>
          </table:table-cell>
          <table:table-cell table:number-columns-repeated="2" office:value-type="string">
            <text:p>Konami</text:p>
          </table:table-cell>
          <table:table-cell office:value-type="string">
            <text:p>Sports/Tennis</text:p>
          </table:table-cell>
          <table:table-cell office:value-type="string">
            <text:p>3.6</text:p>
          </table:table-cell>
          <table:table-cell office:value-type="string">
            <text:p>1-4 Players</text:p>
          </table:table-cell>
          <table:table-cell office:value-type="string">
            <text:p>Experience the realism and authenticity of tennis as you take to the courts in WTA Tour Tennis. Choose from more than 20 world-class players such as Serena Williams, Martina Hingis and Jelena Dokic. Observe their lifelike facial expressions and movements as you play on grass, clay and hard courts. Be challenged with hours and hours of gameplay for all ability levels. </text:p>
          </table:table-cell>
          <table:table-cell table:style-name="Default" table:formula="of:=CONCATENATE(&quot;&lt;game name=&quot;;CHAR(34);[.A616];CHAR(34);&quot;&gt; &lt;year&gt;&quot;;[.B616];&quot;&lt;/year&gt; &lt;rating&gt;&quot;;[.C616];&quot;&lt;/rating&gt; &lt;title&gt;&quot;;[.D616];&quot;&lt;/title&gt; &lt;pub&gt;&quot;;[.E616];&quot;&lt;/pub&gt; &lt;dev&gt;&quot;;[.F616];&quot;&lt;/dev&gt; &lt;genre&gt;&quot;;[.G616];&quot;&lt;/genre&gt; &lt;score&gt;&quot;;[.H616];&quot;&lt;/score&gt; &lt;player&gt;&quot;;[.I616];&quot;&lt;/player&gt; &lt;story&gt;&quot;;[.J616];&quot;&lt;/story&gt; &lt;/game&gt;&quot;)" office:value-type="string" office:string-value="&lt;game name=&quot;WTA Tour Tennis (USA)&quot;&gt; &lt;year&gt;2002&lt;/year&gt; &lt;rating&gt;ESRB - E (Everyone)&lt;/rating&gt; &lt;title&gt;WTA Tour Tennis &lt;/title&gt; &lt;pub&gt;Konami&lt;/pub&gt; &lt;dev&gt;Konami&lt;/dev&gt; &lt;genre&gt;Sports/Tennis&lt;/genre&gt; &lt;score&gt;3.6&lt;/score&gt; &lt;player&gt;1-4 Players&lt;/player&gt; &lt;story&gt;Experience the realism and authenticity of tennis as you take to the courts in WTA Tour Tennis. Choose from more than 20 world-class players such as Serena Williams, Martina Hingis and Jelena Dokic. Observe their lifelike facial expressions and movements as you play on grass, clay and hard courts. Be challenged with hours and hours of gameplay for all ability levels. &lt;/story&gt; &lt;/game&gt;">
            <text:p>&lt;game name="WTA Tour Tennis (USA)"&gt; &lt;year&gt;2002&lt;/year&gt; &lt;rating&gt;ESRB - E (Everyone)&lt;/rating&gt; &lt;title&gt;WTA Tour Tennis &lt;/title&gt; &lt;pub&gt;Konami&lt;/pub&gt; &lt;dev&gt;Konami&lt;/dev&gt; &lt;genre&gt;Sports/Tennis&lt;/genre&gt; &lt;score&gt;3.6&lt;/score&gt; &lt;player&gt;1-4 Players&lt;/player&gt; &lt;story&gt;Experience the realism and authenticity of tennis as you take to the courts in WTA Tour Tennis. Choose from more than 20 world-class players such as Serena Williams, Martina Hingis and Jelena Dokic. Observe their lifelike facial expressions and movements as you play on grass, clay and hard courts. Be challenged with hours and hours of gameplay for all ability levels. &lt;/story&gt; &lt;/game&gt;</text:p>
          </table:table-cell>
          <table:table-cell table:number-columns-repeated="1012"/>
        </table:table-row>
        <table:table-row table:style-name="ro1">
          <table:table-cell office:value-type="string">
            <text:p>WWE Crush Hour (USA)</text:p>
          </table:table-cell>
          <table:table-cell office:value-type="float" office:value="2003">
            <text:p>2003</text:p>
          </table:table-cell>
          <table:table-cell office:value-type="string">
            <text:p>ESRB - T (Teen)</text:p>
          </table:table-cell>
          <table:table-cell office:value-type="string">
            <text:p>WWE Crush Hour </text:p>
          </table:table-cell>
          <table:table-cell table:style-name="Default" office:value-type="string">
            <text:p>THQ Inc.</text:p>
          </table:table-cell>
          <table:table-cell office:value-type="string">
            <text:p>Pacific Coast Power and Light</text:p>
          </table:table-cell>
          <table:table-cell office:value-type="string">
            <text:p>Driving</text:p>
          </table:table-cell>
          <table:table-cell office:value-type="string">
            <text:p>3.0</text:p>
          </table:table-cell>
          <table:table-cell office:value-type="string">
            <text:p>1-2 Players</text:p>
          </table:table-cell>
          <table:table-cell office:value-type="string">
            <text:p>It's the world of World Wrestling Entertainment like you have never seen it before. The best wrestlers, out of the usual ring of body slams and into an even bigger ring of rocket fire and engine fumes.****Crush Hour has the WWE crew in their own combat vehicles, in battles of fire power and crazy stunts. The likes of The Rock and the Hardy Boys are represented, each with a varying amount of special attacks, weapons and moves under the hood of their vehicle. Simply dive head long into the battle and be the victor at the end.****Game modes include the simple defeat the enemy style to challenges that have you holding the championship belt for the longest amount of time without blowing up, or taking out the most opponants in the limited amount of time. Multiplayer support is also included.</text:p>
          </table:table-cell>
          <table:table-cell table:style-name="Default" table:formula="of:=CONCATENATE(&quot;&lt;game name=&quot;;CHAR(34);[.A617];CHAR(34);&quot;&gt; &lt;year&gt;&quot;;[.B617];&quot;&lt;/year&gt; &lt;rating&gt;&quot;;[.C617];&quot;&lt;/rating&gt; &lt;title&gt;&quot;;[.D617];&quot;&lt;/title&gt; &lt;pub&gt;&quot;;[.E617];&quot;&lt;/pub&gt; &lt;dev&gt;&quot;;[.F617];&quot;&lt;/dev&gt; &lt;genre&gt;&quot;;[.G617];&quot;&lt;/genre&gt; &lt;score&gt;&quot;;[.H617];&quot;&lt;/score&gt; &lt;player&gt;&quot;;[.I617];&quot;&lt;/player&gt; &lt;story&gt;&quot;;[.J617];&quot;&lt;/story&gt; &lt;/game&gt;&quot;)" office:value-type="string" office:string-value="&lt;game name=&quot;WWE Crush Hour (USA)&quot;&gt; &lt;year&gt;2003&lt;/year&gt; &lt;rating&gt;ESRB - T (Teen)&lt;/rating&gt; &lt;title&gt;WWE Crush Hour &lt;/title&gt; &lt;pub&gt;THQ Inc.&lt;/pub&gt; &lt;dev&gt;Pacific Coast Power and Light&lt;/dev&gt; &lt;genre&gt;Driving&lt;/genre&gt; &lt;score&gt;3.0&lt;/score&gt; &lt;player&gt;1-2 Players&lt;/player&gt; &lt;story&gt;It's the world of World Wrestling Entertainment like you have never seen it before. The best wrestlers, out of the usual ring of body slams and into an even bigger ring of rocket fire and engine fumes.****Crush Hour has the WWE crew in their own combat vehicles, in battles of fire power and crazy stunts. The likes of The Rock and the Hardy Boys are represented, each with a varying amount of special attacks, weapons and moves under the hood of their vehicle. Simply dive head long into the battle and be the victor at the end.****Game modes include the simple defeat the enemy style to challenges that have you holding the championship belt for the longest amount of time without blowing up, or taking out the most opponants in the limited amount of time. Multiplayer support is also included.&lt;/story&gt; &lt;/game&gt;">
            <text:p>&lt;game name="WWE Crush Hour (USA)"&gt; &lt;year&gt;2003&lt;/year&gt; &lt;rating&gt;ESRB - T (Teen)&lt;/rating&gt; &lt;title&gt;WWE Crush Hour &lt;/title&gt; &lt;pub&gt;THQ Inc.&lt;/pub&gt; &lt;dev&gt;Pacific Coast Power and Light&lt;/dev&gt; &lt;genre&gt;Driving&lt;/genre&gt; &lt;score&gt;3.0&lt;/score&gt; &lt;player&gt;1-2 Players&lt;/player&gt; &lt;story&gt;It's the world of World Wrestling Entertainment like you have never seen it before. The best wrestlers, out of the usual ring of body slams and into an even bigger ring of rocket fire and engine fumes.****Crush Hour has the WWE crew in their own combat vehicles, in battles of fire power and crazy stunts. The likes of The Rock and the Hardy Boys are represented, each with a varying amount of special attacks, weapons and moves under the hood of their vehicle. Simply dive head long into the battle and be the victor at the end.****Game modes include the simple defeat the enemy style to challenges that have you holding the championship belt for the longest amount of time without blowing up, or taking out the most opponants in the limited amount of time. Multiplayer support is also included.&lt;/story&gt; &lt;/game&gt;</text:p>
          </table:table-cell>
          <table:table-cell table:number-columns-repeated="1012"/>
        </table:table-row>
        <table:table-row table:style-name="ro1">
          <table:table-cell office:value-type="string">
            <text:p>WWE Day of Reckoning (USA)</text:p>
          </table:table-cell>
          <table:table-cell office:value-type="float" office:value="2004">
            <text:p>2004</text:p>
          </table:table-cell>
          <table:table-cell office:value-type="string">
            <text:p>ESRB - T (Teen)</text:p>
          </table:table-cell>
          <table:table-cell office:value-type="string">
            <text:p>WWE Day of Reckoning </text:p>
          </table:table-cell>
          <table:table-cell table:style-name="Default" office:value-type="string">
            <text:p>THQ Inc.</text:p>
          </table:table-cell>
          <table:table-cell office:value-type="string">
            <text:p>Yuke's</text:p>
          </table:table-cell>
          <table:table-cell office:value-type="string">
            <text:p>Sports/Wrestling</text:p>
          </table:table-cell>
          <table:table-cell office:value-type="string">
            <text:p>3.9</text:p>
          </table:table-cell>
          <table:table-cell office:value-type="string">
            <text:p>1-4 Players</text:p>
          </table:table-cell>
          <table:table-cell office:value-type="string">
            <text:p>WWE Day of Reckoning is the third WWE wrestling entry for the Nintendo Gamecube. It takes parts of the previous games for the system and builds upon them, while introducing entirely new features also.****Day of Reckoning introduces all new character models and graphics for the WWE superstars, include realistic face shaping. There is a plethora of realistic animations. Simulated are traditional wrestling and fighting moves, to trademark moves and finishers of WWE superstars. Over 40 WWE superstars are selectable.****The gameplay adds new features like the ability to reverse any moves, and a momentum meter. The momentum meter can let you gain a last second comeback. It will also let smaller characters build up their momentum to execute lift moves on bigger characters.****The featured addition to the gameplay is a story mode where you start off taking a character through the minor shows like Heat and Velocity. Your goal is to be on the big shows like RAW and Smackdown and be a champion. Another new mode is the Bra and <text:s/>Panties match.****Create a Wrestler comes with a variety of customization available to the player. You can now create entrances with fireworks and pyrotechnics. Legends are also playable in the game like Andre the Giant and Bret Hart.</text:p>
          </table:table-cell>
          <table:table-cell table:style-name="Default" table:formula="of:=CONCATENATE(&quot;&lt;game name=&quot;;CHAR(34);[.A618];CHAR(34);&quot;&gt; &lt;year&gt;&quot;;[.B618];&quot;&lt;/year&gt; &lt;rating&gt;&quot;;[.C618];&quot;&lt;/rating&gt; &lt;title&gt;&quot;;[.D618];&quot;&lt;/title&gt; &lt;pub&gt;&quot;;[.E618];&quot;&lt;/pub&gt; &lt;dev&gt;&quot;;[.F618];&quot;&lt;/dev&gt; &lt;genre&gt;&quot;;[.G618];&quot;&lt;/genre&gt; &lt;score&gt;&quot;;[.H618];&quot;&lt;/score&gt; &lt;player&gt;&quot;;[.I618];&quot;&lt;/player&gt; &lt;story&gt;&quot;;[.J618];&quot;&lt;/story&gt; &lt;/game&gt;&quot;)" office:value-type="string" office:string-value="&lt;game name=&quot;WWE Day of Reckoning (USA)&quot;&gt; &lt;year&gt;2004&lt;/year&gt; &lt;rating&gt;ESRB - T (Teen)&lt;/rating&gt; &lt;title&gt;WWE Day of Reckoning &lt;/title&gt; &lt;pub&gt;THQ Inc.&lt;/pub&gt; &lt;dev&gt;Yuke's&lt;/dev&gt; &lt;genre&gt;Sports/Wrestling&lt;/genre&gt; &lt;score&gt;3.9&lt;/score&gt; &lt;player&gt;1-4 Players&lt;/player&gt; &lt;story&gt;WWE Day of Reckoning is the third WWE wrestling entry for the Nintendo Gamecube. It takes parts of the previous games for the system and builds upon them, while introducing entirely new features also.****Day of Reckoning introduces all new character models and graphics for the WWE superstars, include realistic face shaping. There is a plethora of realistic animations. Simulated are traditional wrestling and fighting moves, to trademark moves and finishers of WWE superstars. Over 40 WWE superstars are selectable.****The gameplay adds new features like the ability to reverse any moves, and a momentum meter. The momentum meter can let you gain a last second comeback. It will also let smaller characters build up their momentum to execute lift moves on bigger characters.****The featured addition to the gameplay is a story mode where you start off taking a character through the minor shows like Heat and Velocity. Your goal is to be on the big shows like RAW and Smackdown and be a champion. Another new mode is the Bra and  Panties match.****Create a Wrestler comes with a variety of customization available to the player. You can now create entrances with fireworks and pyrotechnics. Legends are also playable in the game like Andre the Giant and Bret Hart.&lt;/story&gt; &lt;/game&gt;">
            <text:p>&lt;game name="WWE Day of Reckoning (USA)"&gt; &lt;year&gt;2004&lt;/year&gt; &lt;rating&gt;ESRB - T (Teen)&lt;/rating&gt; &lt;title&gt;WWE Day of Reckoning &lt;/title&gt; &lt;pub&gt;THQ Inc.&lt;/pub&gt; &lt;dev&gt;Yuke's&lt;/dev&gt; &lt;genre&gt;Sports/Wrestling&lt;/genre&gt; &lt;score&gt;3.9&lt;/score&gt; &lt;player&gt;1-4 Players&lt;/player&gt; &lt;story&gt;WWE Day of Reckoning is the third WWE wrestling entry for the Nintendo Gamecube. It takes parts of the previous games for the system and builds upon them, while introducing entirely new features also.****Day of Reckoning introduces all new character models and graphics for the WWE superstars, include realistic face shaping. There is a plethora of realistic animations. Simulated are traditional wrestling and fighting moves, to trademark moves and finishers of WWE superstars. Over 40 WWE superstars are selectable.****The gameplay adds new features like the ability to reverse any moves, and a momentum meter. The momentum meter can let you gain a last second comeback. It will also let smaller characters build up their momentum to execute lift moves on bigger characters.****The featured addition to the gameplay is a story mode where you start off taking a character through the minor shows like Heat and Velocity. Your goal is to be on the big shows like RAW and Smackdown and be a champion. Another new mode is the Bra and <text:s/>Panties match.****Create a Wrestler comes with a variety of customization available to the player. You can now create entrances with fireworks and pyrotechnics. Legends are also playable in the game like Andre the Giant and Bret Hart.&lt;/story&gt; &lt;/game&gt;</text:p>
          </table:table-cell>
          <table:table-cell table:number-columns-repeated="1012"/>
        </table:table-row>
        <table:table-row table:style-name="ro1">
          <table:table-cell office:value-type="string">
            <text:p>WWE Day of Reckoning 2 (USA)</text:p>
          </table:table-cell>
          <table:table-cell office:value-type="float" office:value="2005">
            <text:p>2005</text:p>
          </table:table-cell>
          <table:table-cell office:value-type="string">
            <text:p>ESRB - T (Teen)</text:p>
          </table:table-cell>
          <table:table-cell office:value-type="string">
            <text:p>WWE Day of Reckoning 2 </text:p>
          </table:table-cell>
          <table:table-cell table:style-name="Default" office:value-type="string">
            <text:p>THQ Inc.</text:p>
          </table:table-cell>
          <table:table-cell office:value-type="string">
            <text:p>Yuke's</text:p>
          </table:table-cell>
          <table:table-cell office:value-type="string">
            <text:p>Sports/Wrestling</text:p>
          </table:table-cell>
          <table:table-cell office:value-type="string">
            <text:p>3.9</text:p>
          </table:table-cell>
          <table:table-cell office:value-type="string">
            <text:p>1-4 Players</text:p>
          </table:table-cell>
          <table:table-cell office:value-type="string">
            <text:p>In this sequel to WWE Day of Reckoning there are 45 wrestlers to choose from. The game has a new and longer story mode as well as continuations of the story lines from the first game. You can also create your own wrestlers and put them in the story mode. <text:s/>The graphics and the fighting system have been improved. Bret Hart and Hulk Hogan join the roster as Legends. The game has some strategy elements which is unusual the wrestling game genre. The gameplay is revolved around stamina rather than just a general energy level. If all stamina is gone, the player won't be able to control the wrestler. In addition, players can perform up to four unique submission moves. The game is also very bloody, ranging from a small cut on the forehead, to a face full of blood and blood on the chest. Blood also drips onto the mat and stays there. A new type of match called The Last Man Standing is included in this game. This is similar to being knocked out but being counted out while stunned. The Create-A-Wrestler feature has returned for this game and is used for story mode.</text:p>
          </table:table-cell>
          <table:table-cell table:style-name="Default" table:formula="of:=CONCATENATE(&quot;&lt;game name=&quot;;CHAR(34);[.A619];CHAR(34);&quot;&gt; &lt;year&gt;&quot;;[.B619];&quot;&lt;/year&gt; &lt;rating&gt;&quot;;[.C619];&quot;&lt;/rating&gt; &lt;title&gt;&quot;;[.D619];&quot;&lt;/title&gt; &lt;pub&gt;&quot;;[.E619];&quot;&lt;/pub&gt; &lt;dev&gt;&quot;;[.F619];&quot;&lt;/dev&gt; &lt;genre&gt;&quot;;[.G619];&quot;&lt;/genre&gt; &lt;score&gt;&quot;;[.H619];&quot;&lt;/score&gt; &lt;player&gt;&quot;;[.I619];&quot;&lt;/player&gt; &lt;story&gt;&quot;;[.J619];&quot;&lt;/story&gt; &lt;/game&gt;&quot;)" office:value-type="string" office:string-value="&lt;game name=&quot;WWE Day of Reckoning 2 (USA)&quot;&gt; &lt;year&gt;2005&lt;/year&gt; &lt;rating&gt;ESRB - T (Teen)&lt;/rating&gt; &lt;title&gt;WWE Day of Reckoning 2 &lt;/title&gt; &lt;pub&gt;THQ Inc.&lt;/pub&gt; &lt;dev&gt;Yuke's&lt;/dev&gt; &lt;genre&gt;Sports/Wrestling&lt;/genre&gt; &lt;score&gt;3.9&lt;/score&gt; &lt;player&gt;1-4 Players&lt;/player&gt; &lt;story&gt;In this sequel to WWE Day of Reckoning there are 45 wrestlers to choose from. The game has a new and longer story mode as well as continuations of the story lines from the first game. You can also create your own wrestlers and put them in the story mode.  The graphics and the fighting system have been improved. Bret Hart and Hulk Hogan join the roster as Legends. The game has some strategy elements which is unusual the wrestling game genre. The gameplay is revolved around stamina rather than just a general energy level. If all stamina is gone, the player won't be able to control the wrestler. In addition, players can perform up to four unique submission moves. The game is also very bloody, ranging from a small cut on the forehead, to a face full of blood and blood on the chest. Blood also drips onto the mat and stays there. A new type of match called The Last Man Standing is included in this game. This is similar to being knocked out but being counted out while stunned. The Create-A-Wrestler feature has returned for this game and is used for story mode.&lt;/story&gt; &lt;/game&gt;">
            <text:p>&lt;game name="WWE Day of Reckoning 2 (USA)"&gt; &lt;year&gt;2005&lt;/year&gt; &lt;rating&gt;ESRB - T (Teen)&lt;/rating&gt; &lt;title&gt;WWE Day of Reckoning 2 &lt;/title&gt; &lt;pub&gt;THQ Inc.&lt;/pub&gt; &lt;dev&gt;Yuke's&lt;/dev&gt; &lt;genre&gt;Sports/Wrestling&lt;/genre&gt; &lt;score&gt;3.9&lt;/score&gt; &lt;player&gt;1-4 Players&lt;/player&gt; &lt;story&gt;In this sequel to WWE Day of Reckoning there are 45 wrestlers to choose from. The game has a new and longer story mode as well as continuations of the story lines from the first game. You can also create your own wrestlers and put them in the story mode. <text:s/>The graphics and the fighting system have been improved. Bret Hart and Hulk Hogan join the roster as Legends. The game has some strategy elements which is unusual the wrestling game genre. The gameplay is revolved around stamina rather than just a general energy level. If all stamina is gone, the player won't be able to control the wrestler. In addition, players can perform up to four unique submission moves. The game is also very bloody, ranging from a small cut on the forehead, to a face full of blood and blood on the chest. Blood also drips onto the mat and stays there. A new type of match called The Last Man Standing is included in this game. This is similar to being knocked out but being counted out while stunned. The Create-A-Wrestler feature has returned for this game and is used for story mode.&lt;/story&gt; &lt;/game&gt;</text:p>
          </table:table-cell>
          <table:table-cell table:number-columns-repeated="1012"/>
        </table:table-row>
        <table:table-row table:style-name="ro1">
          <table:table-cell office:value-type="string">
            <text:p>WWE Wrestlemania X8 (USA)</text:p>
          </table:table-cell>
          <table:table-cell office:value-type="float" office:value="2002">
            <text:p>2002</text:p>
          </table:table-cell>
          <table:table-cell office:value-type="string">
            <text:p>ESRB - T (Teen)</text:p>
          </table:table-cell>
          <table:table-cell office:value-type="string">
            <text:p>WWE Wrestlemania X8 </text:p>
          </table:table-cell>
          <table:table-cell table:style-name="Default" office:value-type="string">
            <text:p>THQ Inc.</text:p>
          </table:table-cell>
          <table:table-cell office:value-type="string">
            <text:p>Yuke's</text:p>
          </table:table-cell>
          <table:table-cell office:value-type="string">
            <text:p>Sports/Wrestling</text:p>
          </table:table-cell>
          <table:table-cell office:value-type="string">
            <text:p>3.1</text:p>
          </table:table-cell>
          <table:table-cell office:value-type="string">
            <text:p>1-4 Players</text:p>
          </table:table-cell>
          <table:table-cell office:value-type="string">
            <text:p>In Wrestlemania X8 you can choose from one of 35 wrestling super stars! Your wrestlers signature music pumps through the arena, your fans cheer, your opponent's fans boo, and you even watch your own grand entrance on the TitanTron video screen. Whether you want to play as one of wrestling's pros, an up-and-coming rookie, or a self-created superstar wrestler, you can take your character up through the ranks in the quest for the heavyweight belt. To win, you'll need to know your wrestler's style to best use his combination of counters, reversals, and bone-shattering finishing moves. Wrestlemania X8 also includes tag-team matchups, more than 40 match types in six different arenas (no one escapes the Cage!) and a TV-style presentation. Let's get ready to RUMBLE!</text:p>
          </table:table-cell>
          <table:table-cell table:style-name="Default" table:formula="of:=CONCATENATE(&quot;&lt;game name=&quot;;CHAR(34);[.A620];CHAR(34);&quot;&gt; &lt;year&gt;&quot;;[.B620];&quot;&lt;/year&gt; &lt;rating&gt;&quot;;[.C620];&quot;&lt;/rating&gt; &lt;title&gt;&quot;;[.D620];&quot;&lt;/title&gt; &lt;pub&gt;&quot;;[.E620];&quot;&lt;/pub&gt; &lt;dev&gt;&quot;;[.F620];&quot;&lt;/dev&gt; &lt;genre&gt;&quot;;[.G620];&quot;&lt;/genre&gt; &lt;score&gt;&quot;;[.H620];&quot;&lt;/score&gt; &lt;player&gt;&quot;;[.I620];&quot;&lt;/player&gt; &lt;story&gt;&quot;;[.J620];&quot;&lt;/story&gt; &lt;/game&gt;&quot;)" office:value-type="string" office:string-value="&lt;game name=&quot;WWE Wrestlemania X8 (USA)&quot;&gt; &lt;year&gt;2002&lt;/year&gt; &lt;rating&gt;ESRB - T (Teen)&lt;/rating&gt; &lt;title&gt;WWE Wrestlemania X8 &lt;/title&gt; &lt;pub&gt;THQ Inc.&lt;/pub&gt; &lt;dev&gt;Yuke's&lt;/dev&gt; &lt;genre&gt;Sports/Wrestling&lt;/genre&gt; &lt;score&gt;3.1&lt;/score&gt; &lt;player&gt;1-4 Players&lt;/player&gt; &lt;story&gt;In Wrestlemania X8 you can choose from one of 35 wrestling super stars! Your wrestlers signature music pumps through the arena, your fans cheer, your opponent's fans boo, and you even watch your own grand entrance on the TitanTron video screen. Whether you want to play as one of wrestling's pros, an up-and-coming rookie, or a self-created superstar wrestler, you can take your character up through the ranks in the quest for the heavyweight belt. To win, you'll need to know your wrestler's style to best use his combination of counters, reversals, and bone-shattering finishing moves. Wrestlemania X8 also includes tag-team matchups, more than 40 match types in six different arenas (no one escapes the Cage!) and a TV-style presentation. Let's get ready to RUMBLE!&lt;/story&gt; &lt;/game&gt;">
            <text:p>&lt;game name="WWE Wrestlemania X8 (USA)"&gt; &lt;year&gt;2002&lt;/year&gt; &lt;rating&gt;ESRB - T (Teen)&lt;/rating&gt; &lt;title&gt;WWE Wrestlemania X8 &lt;/title&gt; &lt;pub&gt;THQ Inc.&lt;/pub&gt; &lt;dev&gt;Yuke's&lt;/dev&gt; &lt;genre&gt;Sports/Wrestling&lt;/genre&gt; &lt;score&gt;3.1&lt;/score&gt; &lt;player&gt;1-4 Players&lt;/player&gt; &lt;story&gt;In Wrestlemania X8 you can choose from one of 35 wrestling super stars! Your wrestlers signature music pumps through the arena, your fans cheer, your opponent's fans boo, and you even watch your own grand entrance on the TitanTron video screen. Whether you want to play as one of wrestling's pros, an up-and-coming rookie, or a self-created superstar wrestler, you can take your character up through the ranks in the quest for the heavyweight belt. To win, you'll need to know your wrestler's style to best use his combination of counters, reversals, and bone-shattering finishing moves. Wrestlemania X8 also includes tag-team matchups, more than 40 match types in six different arenas (no one escapes the Cage!) and a TV-style presentation. Let's get ready to RUMBLE!&lt;/story&gt; &lt;/game&gt;</text:p>
          </table:table-cell>
          <table:table-cell table:number-columns-repeated="1012"/>
        </table:table-row>
        <table:table-row table:style-name="ro1">
          <table:table-cell office:value-type="string">
            <text:p>WWE Wrestlemania XIX (USA)</text:p>
          </table:table-cell>
          <table:table-cell office:value-type="float" office:value="2003">
            <text:p>2003</text:p>
          </table:table-cell>
          <table:table-cell office:value-type="string">
            <text:p>ESRB - T (Teen)</text:p>
          </table:table-cell>
          <table:table-cell office:value-type="string">
            <text:p>WWE Wrestlemania XIX </text:p>
          </table:table-cell>
          <table:table-cell table:style-name="Default" office:value-type="string">
            <text:p>THQ Inc.</text:p>
          </table:table-cell>
          <table:table-cell office:value-type="string">
            <text:p>Yuke's</text:p>
          </table:table-cell>
          <table:table-cell office:value-type="string">
            <text:p>Sports/Wrestling</text:p>
          </table:table-cell>
          <table:table-cell office:value-type="string">
            <text:p>3.8</text:p>
          </table:table-cell>
          <table:table-cell office:value-type="string">
            <text:p>1-4 Players</text:p>
          </table:table-cell>
          <table:table-cell office:value-type="string">
            <text:p>WWE Wrestlemania XIX is the second WWE wrestling game for the Gamecube and the third edition in the Wrestlemania series for Nintendo consoles. ****It features a number of additions and improvements on the previous game, such as improved graphics, more realistic moves, the latest WWE Superstars, and, most importantly, a brand new story mode that sees your created wrestler attempting to destory Vince's wrestling empire as he prepares for Wrestlemania. ****Wrestlemania XIX features a highly customisable Create-a-Wrestler mode that allows you to modify every little nuance of your own WWE Superstar. It also includes a brand new Create-an-Entrance mode that gives you more control over your Superstar's ring entrance than any wrestling game to date.****Also included is WWE Shopzone (TM), in which you can spend the money you've earned in the Story mode on new attire, weapons, moves, or ability points to increase the strength of your created Superstar.</text:p>
          </table:table-cell>
          <table:table-cell table:style-name="Default" table:formula="of:=CONCATENATE(&quot;&lt;game name=&quot;;CHAR(34);[.A621];CHAR(34);&quot;&gt; &lt;year&gt;&quot;;[.B621];&quot;&lt;/year&gt; &lt;rating&gt;&quot;;[.C621];&quot;&lt;/rating&gt; &lt;title&gt;&quot;;[.D621];&quot;&lt;/title&gt; &lt;pub&gt;&quot;;[.E621];&quot;&lt;/pub&gt; &lt;dev&gt;&quot;;[.F621];&quot;&lt;/dev&gt; &lt;genre&gt;&quot;;[.G621];&quot;&lt;/genre&gt; &lt;score&gt;&quot;;[.H621];&quot;&lt;/score&gt; &lt;player&gt;&quot;;[.I621];&quot;&lt;/player&gt; &lt;story&gt;&quot;;[.J621];&quot;&lt;/story&gt; &lt;/game&gt;&quot;)" office:value-type="string" office:string-value="&lt;game name=&quot;WWE Wrestlemania XIX (USA)&quot;&gt; &lt;year&gt;2003&lt;/year&gt; &lt;rating&gt;ESRB - T (Teen)&lt;/rating&gt; &lt;title&gt;WWE Wrestlemania XIX &lt;/title&gt; &lt;pub&gt;THQ Inc.&lt;/pub&gt; &lt;dev&gt;Yuke's&lt;/dev&gt; &lt;genre&gt;Sports/Wrestling&lt;/genre&gt; &lt;score&gt;3.8&lt;/score&gt; &lt;player&gt;1-4 Players&lt;/player&gt; &lt;story&gt;WWE Wrestlemania XIX is the second WWE wrestling game for the Gamecube and the third edition in the Wrestlemania series for Nintendo consoles. ****It features a number of additions and improvements on the previous game, such as improved graphics, more realistic moves, the latest WWE Superstars, and, most importantly, a brand new story mode that sees your created wrestler attempting to destory Vince's wrestling empire as he prepares for Wrestlemania. ****Wrestlemania XIX features a highly customisable Create-a-Wrestler mode that allows you to modify every little nuance of your own WWE Superstar. It also includes a brand new Create-an-Entrance mode that gives you more control over your Superstar's ring entrance than any wrestling game to date.****Also included is WWE Shopzone (TM), in which you can spend the money you've earned in the Story mode on new attire, weapons, moves, or ability points to increase the strength of your created Superstar.&lt;/story&gt; &lt;/game&gt;">
            <text:p>&lt;game name="WWE Wrestlemania XIX (USA)"&gt; &lt;year&gt;2003&lt;/year&gt; &lt;rating&gt;ESRB - T (Teen)&lt;/rating&gt; &lt;title&gt;WWE Wrestlemania XIX &lt;/title&gt; &lt;pub&gt;THQ Inc.&lt;/pub&gt; &lt;dev&gt;Yuke's&lt;/dev&gt; &lt;genre&gt;Sports/Wrestling&lt;/genre&gt; &lt;score&gt;3.8&lt;/score&gt; &lt;player&gt;1-4 Players&lt;/player&gt; &lt;story&gt;WWE Wrestlemania XIX is the second WWE wrestling game for the Gamecube and the third edition in the Wrestlemania series for Nintendo consoles. ****It features a number of additions and improvements on the previous game, such as improved graphics, more realistic moves, the latest WWE Superstars, and, most importantly, a brand new story mode that sees your created wrestler attempting to destory Vince's wrestling empire as he prepares for Wrestlemania. ****Wrestlemania XIX features a highly customisable Create-a-Wrestler mode that allows you to modify every little nuance of your own WWE Superstar. It also includes a brand new Create-an-Entrance mode that gives you more control over your Superstar's ring entrance than any wrestling game to date.****Also included is WWE Shopzone (TM), in which you can spend the money you've earned in the Story mode on new attire, weapons, moves, or ability points to increase the strength of your created Superstar.&lt;/story&gt; &lt;/game&gt;</text:p>
          </table:table-cell>
          <table:table-cell table:number-columns-repeated="1012"/>
        </table:table-row>
        <table:table-row table:style-name="ro1">
          <table:table-cell office:value-type="string">
            <text:p>X-Men - Next Dimension (USA)</text:p>
          </table:table-cell>
          <table:table-cell office:value-type="float" office:value="2002">
            <text:p>2002</text:p>
          </table:table-cell>
          <table:table-cell office:value-type="string">
            <text:p>ESRB - T (Teen)</text:p>
          </table:table-cell>
          <table:table-cell office:value-type="string">
            <text:p>X-Men - Next Dimension </text:p>
          </table:table-cell>
          <table:table-cell table:style-name="Default" office:value-type="string">
            <text:p>Activision Publishing, Inc.</text:p>
          </table:table-cell>
          <table:table-cell office:value-type="string">
            <text:p>Paradox Development</text:p>
          </table:table-cell>
          <table:table-cell office:value-type="string">
            <text:p>Fighter</text:p>
          </table:table-cell>
          <table:table-cell office:value-type="string">
            <text:p>3.2</text:p>
          </table:table-cell>
          <table:table-cell office:value-type="string">
            <text:p>1-2 Players</text:p>
          </table:table-cell>
          <table:table-cell office:value-type="string">
            <text:p>The X-Men are back with an all new fighting game. While this is a fighting game, the traditional fighting arenas are left behind for new expansive 3D levels. You can play as 24 different X-Men characters. Choose your character wisely as each character has their own unique mutant powers. There are hours of gameplay with the 5 different modes of play.****Game Modes:****Story Mode - You are in the middle of a plot where a group of humanoids is set to rid the world of mutants. The X-Men must ally with their greatest enemies in order to save their teammate - Forge. The mutants must save Forge before the humans can coax secrets from him that are capable of destroying all mutant-kind.****Arcade Mode - One-player mode where you fight against the game in a series of ten matches.****Versus Mode - A two-player game for one-on-one combat.****Survival Mode - A one-player game where you test your skills against a never-ending series of enemies. Achieve as many wins as possible with only one life bar.****Practice Mode - Learn your character's moves in a controlled environment.****Characters in the game:**Cyclops, Phoenix, Wolverine, Gambit, Rogue, Nightcrawler, Psylocke, Storm, Beast, Havok, Forge, Lady Deathstrike, Magneto, Juggernaut, Mystique, Sabertooth, Toad, Bastion, Prime Sentinel Male, Prime Sentinel Female and 4 secret characters.</text:p>
          </table:table-cell>
          <table:table-cell table:style-name="Default" table:formula="of:=CONCATENATE(&quot;&lt;game name=&quot;;CHAR(34);[.A622];CHAR(34);&quot;&gt; &lt;year&gt;&quot;;[.B622];&quot;&lt;/year&gt; &lt;rating&gt;&quot;;[.C622];&quot;&lt;/rating&gt; &lt;title&gt;&quot;;[.D622];&quot;&lt;/title&gt; &lt;pub&gt;&quot;;[.E622];&quot;&lt;/pub&gt; &lt;dev&gt;&quot;;[.F622];&quot;&lt;/dev&gt; &lt;genre&gt;&quot;;[.G622];&quot;&lt;/genre&gt; &lt;score&gt;&quot;;[.H622];&quot;&lt;/score&gt; &lt;player&gt;&quot;;[.I622];&quot;&lt;/player&gt; &lt;story&gt;&quot;;[.J622];&quot;&lt;/story&gt; &lt;/game&gt;&quot;)" office:value-type="string" office:string-value="&lt;game name=&quot;X-Men - Next Dimension (USA)&quot;&gt; &lt;year&gt;2002&lt;/year&gt; &lt;rating&gt;ESRB - T (Teen)&lt;/rating&gt; &lt;title&gt;X-Men - Next Dimension &lt;/title&gt; &lt;pub&gt;Activision Publishing, Inc.&lt;/pub&gt; &lt;dev&gt;Paradox Development&lt;/dev&gt; &lt;genre&gt;Fighter&lt;/genre&gt; &lt;score&gt;3.2&lt;/score&gt; &lt;player&gt;1-2 Players&lt;/player&gt; &lt;story&gt;The X-Men are back with an all new fighting game. While this is a fighting game, the traditional fighting arenas are left behind for new expansive 3D levels. You can play as 24 different X-Men characters. Choose your character wisely as each character has their own unique mutant powers. There are hours of gameplay with the 5 different modes of play.****Game Modes:****Story Mode - You are in the middle of a plot where a group of humanoids is set to rid the world of mutants. The X-Men must ally with their greatest enemies in order to save their teammate - Forge. The mutants must save Forge before the humans can coax secrets from him that are capable of destroying all mutant-kind.****Arcade Mode - One-player mode where you fight against the game in a series of ten matches.****Versus Mode - A two-player game for one-on-one combat.****Survival Mode - A one-player game where you test your skills against a never-ending series of enemies. Achieve as many wins as possible with only one life bar.****Practice Mode - Learn your character's moves in a controlled environment.****Characters in the game:**Cyclops, Phoenix, Wolverine, Gambit, Rogue, Nightcrawler, Psylocke, Storm, Beast, Havok, Forge, Lady Deathstrike, Magneto, Juggernaut, Mystique, Sabertooth, Toad, Bastion, Prime Sentinel Male, Prime Sentinel Female and 4 secret characters.&lt;/story&gt; &lt;/game&gt;">
            <text:p>&lt;game name="X-Men - Next Dimension (USA)"&gt; &lt;year&gt;2002&lt;/year&gt; &lt;rating&gt;ESRB - T (Teen)&lt;/rating&gt; &lt;title&gt;X-Men - Next Dimension &lt;/title&gt; &lt;pub&gt;Activision Publishing, Inc.&lt;/pub&gt; &lt;dev&gt;Paradox Development&lt;/dev&gt; &lt;genre&gt;Fighter&lt;/genre&gt; &lt;score&gt;3.2&lt;/score&gt; &lt;player&gt;1-2 Players&lt;/player&gt; &lt;story&gt;The X-Men are back with an all new fighting game. While this is a fighting game, the traditional fighting arenas are left behind for new expansive 3D levels. You can play as 24 different X-Men characters. Choose your character wisely as each character has their own unique mutant powers. There are hours of gameplay with the 5 different modes of play.****Game Modes:****Story Mode - You are in the middle of a plot where a group of humanoids is set to rid the world of mutants. The X-Men must ally with their greatest enemies in order to save their teammate - Forge. The mutants must save Forge before the humans can coax secrets from him that are capable of destroying all mutant-kind.****Arcade Mode - One-player mode where you fight against the game in a series of ten matches.****Versus Mode - A two-player game for one-on-one combat.****Survival Mode - A one-player game where you test your skills against a never-ending series of enemies. Achieve as many wins as possible with only one life bar.****Practice Mode - Learn your character's moves in a controlled environment.****Characters in the game:**Cyclops, Phoenix, Wolverine, Gambit, Rogue, Nightcrawler, Psylocke, Storm, Beast, Havok, Forge, Lady Deathstrike, Magneto, Juggernaut, Mystique, Sabertooth, Toad, Bastion, Prime Sentinel Male, Prime Sentinel Female and 4 secret characters.&lt;/story&gt; &lt;/game&gt;</text:p>
          </table:table-cell>
          <table:table-cell table:number-columns-repeated="1012"/>
        </table:table-row>
        <table:table-row table:style-name="ro1">
          <table:table-cell office:value-type="string">
            <text:p>X-Men - The Official Game (USA)</text:p>
          </table:table-cell>
          <table:table-cell office:value-type="float" office:value="2006">
            <text:p>2006</text:p>
          </table:table-cell>
          <table:table-cell office:value-type="string">
            <text:p>ESRB - T (Teen)</text:p>
          </table:table-cell>
          <table:table-cell office:value-type="string">
            <text:p>X-Men - The Official Game </text:p>
          </table:table-cell>
          <table:table-cell table:style-name="Default" office:value-type="string">
            <text:p>Activision Publishing, Inc.</text:p>
          </table:table-cell>
          <table:table-cell office:value-type="string">
            <text:p>Hypnos</text:p>
          </table:table-cell>
          <table:table-cell office:value-type="string">
            <text:p>Beat-'Em-Up</text:p>
          </table:table-cell>
          <table:table-cell office:value-type="string">
            <text:p>3.1</text:p>
          </table:table-cell>
          <table:table-cell office:value-type="string">
            <text:p>1 Player</text:p>
          </table:table-cell>
          <table:table-cell office:value-type="string">
            <text:p>X-Men: The Official Game acts as a story bridge between the 2nd and 3rd X-Men movies. In the game, you play as Wolverine, Iceman and Nightcrawler as you deal with the aftermath of the incident at Alkali Lake. Each you start the game off by returning to Alkali Lake to recover two stolen Cerebro parts when you uncover a organization that is doing a salvage operation on the base when they uncover something that stands to be a threat to all mutants.****As Wolverine, you fight from a fixed 3rd person view and button mash your way through hordes of soldiers and classic X-Men villains as Sabretooth and Lady Deathstrike. As Iceman, you'll play in a 3rd person flying aerial flying mode where you'll use your ice bridge to fly out and save places such as a nuclear power plant and the Statue of Liberty. As Nightcrawler, you'll play from a free 3rd person perspective and teleport around and use Nightcrawler's teleportation ability to get the drop on your enemies while getting the missing Cerebro parts and saving the Brooklyn Bridge from Mirror Man.</text:p>
          </table:table-cell>
          <table:table-cell table:style-name="Default" table:formula="of:=CONCATENATE(&quot;&lt;game name=&quot;;CHAR(34);[.A623];CHAR(34);&quot;&gt; &lt;year&gt;&quot;;[.B623];&quot;&lt;/year&gt; &lt;rating&gt;&quot;;[.C623];&quot;&lt;/rating&gt; &lt;title&gt;&quot;;[.D623];&quot;&lt;/title&gt; &lt;pub&gt;&quot;;[.E623];&quot;&lt;/pub&gt; &lt;dev&gt;&quot;;[.F623];&quot;&lt;/dev&gt; &lt;genre&gt;&quot;;[.G623];&quot;&lt;/genre&gt; &lt;score&gt;&quot;;[.H623];&quot;&lt;/score&gt; &lt;player&gt;&quot;;[.I623];&quot;&lt;/player&gt; &lt;story&gt;&quot;;[.J623];&quot;&lt;/story&gt; &lt;/game&gt;&quot;)" office:value-type="string" office:string-value="&lt;game name=&quot;X-Men - The Official Game (USA)&quot;&gt; &lt;year&gt;2006&lt;/year&gt; &lt;rating&gt;ESRB - T (Teen)&lt;/rating&gt; &lt;title&gt;X-Men - The Official Game &lt;/title&gt; &lt;pub&gt;Activision Publishing, Inc.&lt;/pub&gt; &lt;dev&gt;Hypnos&lt;/dev&gt; &lt;genre&gt;Beat-'Em-Up&lt;/genre&gt; &lt;score&gt;3.1&lt;/score&gt; &lt;player&gt;1 Player&lt;/player&gt; &lt;story&gt;X-Men: The Official Game acts as a story bridge between the 2nd and 3rd X-Men movies. In the game, you play as Wolverine, Iceman and Nightcrawler as you deal with the aftermath of the incident at Alkali Lake. Each you start the game off by returning to Alkali Lake to recover two stolen Cerebro parts when you uncover a organization that is doing a salvage operation on the base when they uncover something that stands to be a threat to all mutants.****As Wolverine, you fight from a fixed 3rd person view and button mash your way through hordes of soldiers and classic X-Men villains as Sabretooth and Lady Deathstrike. As Iceman, you'll play in a 3rd person flying aerial flying mode where you'll use your ice bridge to fly out and save places such as a nuclear power plant and the Statue of Liberty. As Nightcrawler, you'll play from a free 3rd person perspective and teleport around and use Nightcrawler's teleportation ability to get the drop on your enemies while getting the missing Cerebro parts and saving the Brooklyn Bridge from Mirror Man.&lt;/story&gt; &lt;/game&gt;">
            <text:p>&lt;game name="X-Men - The Official Game (USA)"&gt; &lt;year&gt;2006&lt;/year&gt; &lt;rating&gt;ESRB - T (Teen)&lt;/rating&gt; &lt;title&gt;X-Men - The Official Game &lt;/title&gt; &lt;pub&gt;Activision Publishing, Inc.&lt;/pub&gt; &lt;dev&gt;Hypnos&lt;/dev&gt; &lt;genre&gt;Beat-'Em-Up&lt;/genre&gt; &lt;score&gt;3.1&lt;/score&gt; &lt;player&gt;1 Player&lt;/player&gt; &lt;story&gt;X-Men: The Official Game acts as a story bridge between the 2nd and 3rd X-Men movies. In the game, you play as Wolverine, Iceman and Nightcrawler as you deal with the aftermath of the incident at Alkali Lake. Each you start the game off by returning to Alkali Lake to recover two stolen Cerebro parts when you uncover a organization that is doing a salvage operation on the base when they uncover something that stands to be a threat to all mutants.****As Wolverine, you fight from a fixed 3rd person view and button mash your way through hordes of soldiers and classic X-Men villains as Sabretooth and Lady Deathstrike. As Iceman, you'll play in a 3rd person flying aerial flying mode where you'll use your ice bridge to fly out and save places such as a nuclear power plant and the Statue of Liberty. As Nightcrawler, you'll play from a free 3rd person perspective and teleport around and use Nightcrawler's teleportation ability to get the drop on your enemies while getting the missing Cerebro parts and saving the Brooklyn Bridge from Mirror Man.&lt;/story&gt; &lt;/game&gt;</text:p>
          </table:table-cell>
          <table:table-cell table:number-columns-repeated="1012"/>
        </table:table-row>
        <table:table-row table:style-name="ro1">
          <table:table-cell office:value-type="string">
            <text:p>X-Men Legends (USA)</text:p>
          </table:table-cell>
          <table:table-cell office:value-type="float" office:value="2004">
            <text:p>2004</text:p>
          </table:table-cell>
          <table:table-cell office:value-type="string">
            <text:p>ESRB - T (Teen)</text:p>
          </table:table-cell>
          <table:table-cell office:value-type="string">
            <text:p>X-Men Legends </text:p>
          </table:table-cell>
          <table:table-cell table:style-name="Default" office:value-type="string">
            <text:p>Activision Publishing, Inc.</text:p>
          </table:table-cell>
          <table:table-cell office:value-type="string">
            <text:p>Raven Software</text:p>
          </table:table-cell>
          <table:table-cell office:value-type="string">
            <text:p>Role-Playing</text:p>
          </table:table-cell>
          <table:table-cell office:value-type="string">
            <text:p>3.8</text:p>
          </table:table-cell>
          <table:table-cell office:value-type="string">
            <text:p>1-4 Players</text:p>
          </table:table-cell>
          <table:table-cell office:value-type="string">
            <text:p>Shortly after teen Alison Crestmere begins to exhibit her mutant powers, she's hunted through the streets of New York City by anti-mutant troops and The Brotherhood. <text:s/>Rescued by the X-Men, Alison is taken to Professor Charles Xavier's School for the Gifted where she begins her quest to learn control over her lava-based powers.****X-Men: Legends is a role-playing game set in the Marvel Universe. <text:s/>Offering single and multiplayer support, Legends tells the broad story of the war between mutants and humankind and the conflict between the X-Men and The Brotherhood, against the personal story of Alison and the role she plays.****Controlling a party of four X-Men, picked from a roster that grows to 15 mutants, players take on armed guards, evil mutants, and killer Sentinels. <text:s/>Mutant powers grow stronger as the X-Men level up, but so do the challenges: securing an aircraft carrier, preventing a nuclear power plant meltdown and more.</text:p>
          </table:table-cell>
          <table:table-cell table:style-name="Default" table:formula="of:=CONCATENATE(&quot;&lt;game name=&quot;;CHAR(34);[.A624];CHAR(34);&quot;&gt; &lt;year&gt;&quot;;[.B624];&quot;&lt;/year&gt; &lt;rating&gt;&quot;;[.C624];&quot;&lt;/rating&gt; &lt;title&gt;&quot;;[.D624];&quot;&lt;/title&gt; &lt;pub&gt;&quot;;[.E624];&quot;&lt;/pub&gt; &lt;dev&gt;&quot;;[.F624];&quot;&lt;/dev&gt; &lt;genre&gt;&quot;;[.G624];&quot;&lt;/genre&gt; &lt;score&gt;&quot;;[.H624];&quot;&lt;/score&gt; &lt;player&gt;&quot;;[.I624];&quot;&lt;/player&gt; &lt;story&gt;&quot;;[.J624];&quot;&lt;/story&gt; &lt;/game&gt;&quot;)" office:value-type="string" office:string-value="&lt;game name=&quot;X-Men Legends (USA)&quot;&gt; &lt;year&gt;2004&lt;/year&gt; &lt;rating&gt;ESRB - T (Teen)&lt;/rating&gt; &lt;title&gt;X-Men Legends &lt;/title&gt; &lt;pub&gt;Activision Publishing, Inc.&lt;/pub&gt; &lt;dev&gt;Raven Software&lt;/dev&gt; &lt;genre&gt;Role-Playing&lt;/genre&gt; &lt;score&gt;3.8&lt;/score&gt; &lt;player&gt;1-4 Players&lt;/player&gt; &lt;story&gt;Shortly after teen Alison Crestmere begins to exhibit her mutant powers, she's hunted through the streets of New York City by anti-mutant troops and The Brotherhood.  Rescued by the X-Men, Alison is taken to Professor Charles Xavier's School for the Gifted where she begins her quest to learn control over her lava-based powers.****X-Men: Legends is a role-playing game set in the Marvel Universe.  Offering single and multiplayer support, Legends tells the broad story of the war between mutants and humankind and the conflict between the X-Men and The Brotherhood, against the personal story of Alison and the role she plays.****Controlling a party of four X-Men, picked from a roster that grows to 15 mutants, players take on armed guards, evil mutants, and killer Sentinels.  Mutant powers grow stronger as the X-Men level up, but so do the challenges: securing an aircraft carrier, preventing a nuclear power plant meltdown and more.&lt;/story&gt; &lt;/game&gt;">
            <text:p>&lt;game name="X-Men Legends (USA)"&gt; &lt;year&gt;2004&lt;/year&gt; &lt;rating&gt;ESRB - T (Teen)&lt;/rating&gt; &lt;title&gt;X-Men Legends &lt;/title&gt; &lt;pub&gt;Activision Publishing, Inc.&lt;/pub&gt; &lt;dev&gt;Raven Software&lt;/dev&gt; &lt;genre&gt;Role-Playing&lt;/genre&gt; &lt;score&gt;3.8&lt;/score&gt; &lt;player&gt;1-4 Players&lt;/player&gt; &lt;story&gt;Shortly after teen Alison Crestmere begins to exhibit her mutant powers, she's hunted through the streets of New York City by anti-mutant troops and The Brotherhood. <text:s/>Rescued by the X-Men, Alison is taken to Professor Charles Xavier's School for the Gifted where she begins her quest to learn control over her lava-based powers.****X-Men: Legends is a role-playing game set in the Marvel Universe. <text:s/>Offering single and multiplayer support, Legends tells the broad story of the war between mutants and humankind and the conflict between the X-Men and The Brotherhood, against the personal story of Alison and the role she plays.****Controlling a party of four X-Men, picked from a roster that grows to 15 mutants, players take on armed guards, evil mutants, and killer Sentinels. <text:s/>Mutant powers grow stronger as the X-Men level up, but so do the challenges: securing an aircraft carrier, preventing a nuclear power plant meltdown and more.&lt;/story&gt; &lt;/game&gt;</text:p>
          </table:table-cell>
          <table:table-cell table:number-columns-repeated="1012"/>
        </table:table-row>
        <table:table-row table:style-name="ro1">
          <table:table-cell office:value-type="string">
            <text:p>X-Men Legends II - Rise of Apocalypse (USA)</text:p>
          </table:table-cell>
          <table:table-cell office:value-type="float" office:value="2005">
            <text:p>2005</text:p>
          </table:table-cell>
          <table:table-cell office:value-type="string">
            <text:p>ESRB - T (Teen)</text:p>
          </table:table-cell>
          <table:table-cell office:value-type="string">
            <text:p>X-Men Legends II - Rise of Apocalypse </text:p>
          </table:table-cell>
          <table:table-cell table:style-name="Default" office:value-type="string">
            <text:p>Activision Publishing, Inc.</text:p>
          </table:table-cell>
          <table:table-cell office:value-type="string">
            <text:p>Raven Software</text:p>
          </table:table-cell>
          <table:table-cell office:value-type="string">
            <text:p>Role-Playing</text:p>
          </table:table-cell>
          <table:table-cell office:value-type="string">
            <text:p>3.9</text:p>
          </table:table-cell>
          <table:table-cell office:value-type="string">
            <text:p>1-4 Players</text:p>
          </table:table-cell>
          <table:table-cell office:value-type="string">
            <text:p>The X-Men and the Brotherhood of Evil Mutants must unite in order to take down Apocalypse before he destroys mankind. <text:s/>A combination of RPG and action game, X-Men Legends lets the user customize and control up to 4 heroes at a time and take them into battle. <text:s/>The user can select from more than 15 playable characters from among the X-Men and Brotherhood. <text:s/>Each character has their own unique melee and power attacks. <text:s/>The deep story provides a 40 hour campaign, and the game also has many collectibles and unlockables, including extra characters, concept art and comic book covers.****New for X-Men Legends 2 from X-Men Legends is full on-line multiplayer with both co-operative and 6 competitive modes. <text:s/>Players are also able to play 4 players on a single console just by plugging in additional controllers at any time. <text:s/>For the first time, players can quickly switch between powers with in-game power switching. <text:s/>The game also has unique team boosts depending on which characters you select for your team.</text:p>
          </table:table-cell>
          <table:table-cell table:style-name="Default" table:formula="of:=CONCATENATE(&quot;&lt;game name=&quot;;CHAR(34);[.A625];CHAR(34);&quot;&gt; &lt;year&gt;&quot;;[.B625];&quot;&lt;/year&gt; &lt;rating&gt;&quot;;[.C625];&quot;&lt;/rating&gt; &lt;title&gt;&quot;;[.D625];&quot;&lt;/title&gt; &lt;pub&gt;&quot;;[.E625];&quot;&lt;/pub&gt; &lt;dev&gt;&quot;;[.F625];&quot;&lt;/dev&gt; &lt;genre&gt;&quot;;[.G625];&quot;&lt;/genre&gt; &lt;score&gt;&quot;;[.H625];&quot;&lt;/score&gt; &lt;player&gt;&quot;;[.I625];&quot;&lt;/player&gt; &lt;story&gt;&quot;;[.J625];&quot;&lt;/story&gt; &lt;/game&gt;&quot;)" office:value-type="string" office:string-value="&lt;game name=&quot;X-Men Legends II - Rise of Apocalypse (USA)&quot;&gt; &lt;year&gt;2005&lt;/year&gt; &lt;rating&gt;ESRB - T (Teen)&lt;/rating&gt; &lt;title&gt;X-Men Legends II - Rise of Apocalypse &lt;/title&gt; &lt;pub&gt;Activision Publishing, Inc.&lt;/pub&gt; &lt;dev&gt;Raven Software&lt;/dev&gt; &lt;genre&gt;Role-Playing&lt;/genre&gt; &lt;score&gt;3.9&lt;/score&gt; &lt;player&gt;1-4 Players&lt;/player&gt; &lt;story&gt;The X-Men and the Brotherhood of Evil Mutants must unite in order to take down Apocalypse before he destroys mankind.  A combination of RPG and action game, X-Men Legends lets the user customize and control up to 4 heroes at a time and take them into battle.  The user can select from more than 15 playable characters from among the X-Men and Brotherhood.  Each character has their own unique melee and power attacks.  The deep story provides a 40 hour campaign, and the game also has many collectibles and unlockables, including extra characters, concept art and comic book covers.****New for X-Men Legends 2 from X-Men Legends is full on-line multiplayer with both co-operative and 6 competitive modes.  Players are also able to play 4 players on a single console just by plugging in additional controllers at any time.  For the first time, players can quickly switch between powers with in-game power switching.  The game also has unique team boosts depending on which characters you select for your team.&lt;/story&gt; &lt;/game&gt;">
            <text:p>&lt;game name="X-Men Legends II - Rise of Apocalypse (USA)"&gt; &lt;year&gt;2005&lt;/year&gt; &lt;rating&gt;ESRB - T (Teen)&lt;/rating&gt; &lt;title&gt;X-Men Legends II - Rise of Apocalypse &lt;/title&gt; &lt;pub&gt;Activision Publishing, Inc.&lt;/pub&gt; &lt;dev&gt;Raven Software&lt;/dev&gt; &lt;genre&gt;Role-Playing&lt;/genre&gt; &lt;score&gt;3.9&lt;/score&gt; &lt;player&gt;1-4 Players&lt;/player&gt; &lt;story&gt;The X-Men and the Brotherhood of Evil Mutants must unite in order to take down Apocalypse before he destroys mankind. <text:s/>A combination of RPG and action game, X-Men Legends lets the user customize and control up to 4 heroes at a time and take them into battle. <text:s/>The user can select from more than 15 playable characters from among the X-Men and Brotherhood. <text:s/>Each character has their own unique melee and power attacks. <text:s/>The deep story provides a 40 hour campaign, and the game also has many collectibles and unlockables, including extra characters, concept art and comic book covers.****New for X-Men Legends 2 from X-Men Legends is full on-line multiplayer with both co-operative and 6 competitive modes. <text:s/>Players are also able to play 4 players on a single console just by plugging in additional controllers at any time. <text:s/>For the first time, players can quickly switch between powers with in-game power switching. <text:s/>The game also has unique team boosts depending on which characters you select for your team.&lt;/story&gt; &lt;/game&gt;</text:p>
          </table:table-cell>
          <table:table-cell table:number-columns-repeated="1012"/>
        </table:table-row>
        <table:table-row table:style-name="ro1">
          <table:table-cell office:value-type="string">
            <text:p>X2 - Wolverine's Revenge (USA)</text:p>
          </table:table-cell>
          <table:table-cell office:value-type="float" office:value="2003">
            <text:p>2003</text:p>
          </table:table-cell>
          <table:table-cell office:value-type="string">
            <text:p>ESRB - T (Teen)</text:p>
          </table:table-cell>
          <table:table-cell office:value-type="string">
            <text:p>X2 - Wolverine's Revenge </text:p>
          </table:table-cell>
          <table:table-cell table:style-name="Default" office:value-type="string">
            <text:p>Activision Publishing, Inc.</text:p>
          </table:table-cell>
          <table:table-cell office:value-type="string">
            <text:p>GenePool Software</text:p>
          </table:table-cell>
          <table:table-cell office:value-type="string">
            <text:p>Action</text:p>
          </table:table-cell>
          <table:table-cell office:value-type="string">
            <text:p>3.2</text:p>
          </table:table-cell>
          <table:table-cell office:value-type="string">
            <text:p>1 Player</text:p>
          </table:table-cell>
          <table:table-cell office:value-type="string">
            <text:p>Wolverine has just hours to find a cure to a virus and save his life. Along the way, he will discover further details on his past, and fight against other familiar characters from the X-Men franchise, including Magneto and Sabertooth.****Returning to the lab where Logan became Weapon X, you must use his unique abilities (adamantium claws and hightened sense of smell) to sneak your way around the areas past the many guards. And if needs be, you can use stealth abilities to quietly attack the enemy from behind or above.****Bonus objectives include finding hidden Wolverine comic covers and dog tags to unlock secrets such as new costumes and improved abilities.</text:p>
          </table:table-cell>
          <table:table-cell table:style-name="Default" table:formula="of:=CONCATENATE(&quot;&lt;game name=&quot;;CHAR(34);[.A626];CHAR(34);&quot;&gt; &lt;year&gt;&quot;;[.B626];&quot;&lt;/year&gt; &lt;rating&gt;&quot;;[.C626];&quot;&lt;/rating&gt; &lt;title&gt;&quot;;[.D626];&quot;&lt;/title&gt; &lt;pub&gt;&quot;;[.E626];&quot;&lt;/pub&gt; &lt;dev&gt;&quot;;[.F626];&quot;&lt;/dev&gt; &lt;genre&gt;&quot;;[.G626];&quot;&lt;/genre&gt; &lt;score&gt;&quot;;[.H626];&quot;&lt;/score&gt; &lt;player&gt;&quot;;[.I626];&quot;&lt;/player&gt; &lt;story&gt;&quot;;[.J626];&quot;&lt;/story&gt; &lt;/game&gt;&quot;)" office:value-type="string" office:string-value="&lt;game name=&quot;X2 - Wolverine's Revenge (USA)&quot;&gt; &lt;year&gt;2003&lt;/year&gt; &lt;rating&gt;ESRB - T (Teen)&lt;/rating&gt; &lt;title&gt;X2 - Wolverine's Revenge &lt;/title&gt; &lt;pub&gt;Activision Publishing, Inc.&lt;/pub&gt; &lt;dev&gt;GenePool Software&lt;/dev&gt; &lt;genre&gt;Action&lt;/genre&gt; &lt;score&gt;3.2&lt;/score&gt; &lt;player&gt;1 Player&lt;/player&gt; &lt;story&gt;Wolverine has just hours to find a cure to a virus and save his life. Along the way, he will discover further details on his past, and fight against other familiar characters from the X-Men franchise, including Magneto and Sabertooth.****Returning to the lab where Logan became Weapon X, you must use his unique abilities (adamantium claws and hightened sense of smell) to sneak your way around the areas past the many guards. And if needs be, you can use stealth abilities to quietly attack the enemy from behind or above.****Bonus objectives include finding hidden Wolverine comic covers and dog tags to unlock secrets such as new costumes and improved abilities.&lt;/story&gt; &lt;/game&gt;">
            <text:p>&lt;game name="X2 - Wolverine's Revenge (USA)"&gt; &lt;year&gt;2003&lt;/year&gt; &lt;rating&gt;ESRB - T (Teen)&lt;/rating&gt; &lt;title&gt;X2 - Wolverine's Revenge &lt;/title&gt; &lt;pub&gt;Activision Publishing, Inc.&lt;/pub&gt; &lt;dev&gt;GenePool Software&lt;/dev&gt; &lt;genre&gt;Action&lt;/genre&gt; &lt;score&gt;3.2&lt;/score&gt; &lt;player&gt;1 Player&lt;/player&gt; &lt;story&gt;Wolverine has just hours to find a cure to a virus and save his life. Along the way, he will discover further details on his past, and fight against other familiar characters from the X-Men franchise, including Magneto and Sabertooth.****Returning to the lab where Logan became Weapon X, you must use his unique abilities (adamantium claws and hightened sense of smell) to sneak your way around the areas past the many guards. And if needs be, you can use stealth abilities to quietly attack the enemy from behind or above.****Bonus objectives include finding hidden Wolverine comic covers and dog tags to unlock secrets such as new costumes and improved abilities.&lt;/story&gt; &lt;/game&gt;</text:p>
          </table:table-cell>
          <table:table-cell table:number-columns-repeated="1012"/>
        </table:table-row>
        <table:table-row table:style-name="ro1">
          <table:table-cell office:value-type="string">
            <text:p>XGIII - Extreme G Racing (USA)</text:p>
          </table:table-cell>
          <table:table-cell office:value-type="float" office:value="2001">
            <text:p>2001</text:p>
          </table:table-cell>
          <table:table-cell office:value-type="string">
            <text:p>ESRB - E (Everyone)</text:p>
          </table:table-cell>
          <table:table-cell office:value-type="string">
            <text:p>XGIII - Extreme G Racing </text:p>
          </table:table-cell>
          <table:table-cell table:style-name="Default" office:value-type="string">
            <text:p>Acclaim Entertainment, Inc.</text:p>
          </table:table-cell>
          <table:table-cell office:value-type="string">
            <text:p>Acclaim</text:p>
          </table:table-cell>
          <table:table-cell office:value-type="string">
            <text:p>Driving</text:p>
          </table:table-cell>
          <table:table-cell office:value-type="string">
            <text:p>3.3</text:p>
          </table:table-cell>
          <table:table-cell office:value-type="string">
            <text:p>1-4 Players</text:p>
          </table:table-cell>
          <table:table-cell office:value-type="string">
            <text:p>Living far and deep in the future and riding high-speed bikes around while shooting energy blasts is what this game is all about. Can also be played in a vertical split-screen two player mode.****Win races, earn cash and upgrade your ride with better, bigger and meaner stuff. .</text:p>
          </table:table-cell>
          <table:table-cell table:style-name="Default" table:formula="of:=CONCATENATE(&quot;&lt;game name=&quot;;CHAR(34);[.A627];CHAR(34);&quot;&gt; &lt;year&gt;&quot;;[.B627];&quot;&lt;/year&gt; &lt;rating&gt;&quot;;[.C627];&quot;&lt;/rating&gt; &lt;title&gt;&quot;;[.D627];&quot;&lt;/title&gt; &lt;pub&gt;&quot;;[.E627];&quot;&lt;/pub&gt; &lt;dev&gt;&quot;;[.F627];&quot;&lt;/dev&gt; &lt;genre&gt;&quot;;[.G627];&quot;&lt;/genre&gt; &lt;score&gt;&quot;;[.H627];&quot;&lt;/score&gt; &lt;player&gt;&quot;;[.I627];&quot;&lt;/player&gt; &lt;story&gt;&quot;;[.J627];&quot;&lt;/story&gt; &lt;/game&gt;&quot;)" office:value-type="string" office:string-value="&lt;game name=&quot;XGIII - Extreme G Racing (USA)&quot;&gt; &lt;year&gt;2001&lt;/year&gt; &lt;rating&gt;ESRB - E (Everyone)&lt;/rating&gt; &lt;title&gt;XGIII - Extreme G Racing &lt;/title&gt; &lt;pub&gt;Acclaim Entertainment, Inc.&lt;/pub&gt; &lt;dev&gt;Acclaim&lt;/dev&gt; &lt;genre&gt;Driving&lt;/genre&gt; &lt;score&gt;3.3&lt;/score&gt; &lt;player&gt;1-4 Players&lt;/player&gt; &lt;story&gt;Living far and deep in the future and riding high-speed bikes around while shooting energy blasts is what this game is all about. Can also be played in a vertical split-screen two player mode.****Win races, earn cash and upgrade your ride with better, bigger and meaner stuff. .&lt;/story&gt; &lt;/game&gt;">
            <text:p>&lt;game name="XGIII - Extreme G Racing (USA)"&gt; &lt;year&gt;2001&lt;/year&gt; &lt;rating&gt;ESRB - E (Everyone)&lt;/rating&gt; &lt;title&gt;XGIII - Extreme G Racing &lt;/title&gt; &lt;pub&gt;Acclaim Entertainment, Inc.&lt;/pub&gt; &lt;dev&gt;Acclaim&lt;/dev&gt; &lt;genre&gt;Driving&lt;/genre&gt; &lt;score&gt;3.3&lt;/score&gt; &lt;player&gt;1-4 Players&lt;/player&gt; &lt;story&gt;Living far and deep in the future and riding high-speed bikes around while shooting energy blasts is what this game is all about. Can also be played in a vertical split-screen two player mode.****Win races, earn cash and upgrade your ride with better, bigger and meaner stuff. .&lt;/story&gt; &lt;/game&gt;</text:p>
          </table:table-cell>
          <table:table-cell table:number-columns-repeated="1012"/>
        </table:table-row>
        <table:table-row table:style-name="ro1">
          <table:table-cell office:value-type="string">
            <text:p>XGRA - Extreme G Racing Association (USA)</text:p>
          </table:table-cell>
          <table:table-cell office:value-type="float" office:value="2003">
            <text:p>2003</text:p>
          </table:table-cell>
          <table:table-cell office:value-type="string">
            <text:p>ESRB - T (Teen)</text:p>
          </table:table-cell>
          <table:table-cell office:value-type="string">
            <text:p>XGRA - Extreme G Racing Association </text:p>
          </table:table-cell>
          <table:table-cell table:style-name="Default" office:value-type="string">
            <text:p>Acclaim Entertainment, Inc.</text:p>
          </table:table-cell>
          <table:table-cell office:value-type="string">
            <text:p>Acclaim</text:p>
          </table:table-cell>
          <table:table-cell office:value-type="string">
            <text:p>Driving</text:p>
          </table:table-cell>
          <table:table-cell office:value-type="string">
            <text:p>3.5</text:p>
          </table:table-cell>
          <table:table-cell office:value-type="string">
            <text:p>1-4 Players</text:p>
          </table:table-cell>
          <table:table-cell office:value-type="string">
            <text:p>After the F1 Nurburgring disaster of 2025, the Extreme Gravity Racing Association, or XGRA, was set up as a regulatory governing body for all heavy gravity race events as an equivalent of NASCAR or the FIA. The year is 2080 and a new season is about to begin. You start as a new rookie for a team and have to work your way up through leagues of increasing difficulty with various racing modes: Endurance, Peacekeeper, Speed Limited, Extreme Weather Races, Burn Off and Warmonger.****Jump into your speed bike and race in more than 14 different courses, while you blast your enemies to little bits with an assortment of lasers, mines and rockets. After a few successful races, you have the opportunity to upgrade your bike and access new areas.</text:p>
          </table:table-cell>
          <table:table-cell table:style-name="Default" table:formula="of:=CONCATENATE(&quot;&lt;game name=&quot;;CHAR(34);[.A628];CHAR(34);&quot;&gt; &lt;year&gt;&quot;;[.B628];&quot;&lt;/year&gt; &lt;rating&gt;&quot;;[.C628];&quot;&lt;/rating&gt; &lt;title&gt;&quot;;[.D628];&quot;&lt;/title&gt; &lt;pub&gt;&quot;;[.E628];&quot;&lt;/pub&gt; &lt;dev&gt;&quot;;[.F628];&quot;&lt;/dev&gt; &lt;genre&gt;&quot;;[.G628];&quot;&lt;/genre&gt; &lt;score&gt;&quot;;[.H628];&quot;&lt;/score&gt; &lt;player&gt;&quot;;[.I628];&quot;&lt;/player&gt; &lt;story&gt;&quot;;[.J628];&quot;&lt;/story&gt; &lt;/game&gt;&quot;)" office:value-type="string" office:string-value="&lt;game name=&quot;XGRA - Extreme G Racing Association (USA)&quot;&gt; &lt;year&gt;2003&lt;/year&gt; &lt;rating&gt;ESRB - T (Teen)&lt;/rating&gt; &lt;title&gt;XGRA - Extreme G Racing Association &lt;/title&gt; &lt;pub&gt;Acclaim Entertainment, Inc.&lt;/pub&gt; &lt;dev&gt;Acclaim&lt;/dev&gt; &lt;genre&gt;Driving&lt;/genre&gt; &lt;score&gt;3.5&lt;/score&gt; &lt;player&gt;1-4 Players&lt;/player&gt; &lt;story&gt;After the F1 Nurburgring disaster of 2025, the Extreme Gravity Racing Association, or XGRA, was set up as a regulatory governing body for all heavy gravity race events as an equivalent of NASCAR or the FIA. The year is 2080 and a new season is about to begin. You start as a new rookie for a team and have to work your way up through leagues of increasing difficulty with various racing modes: Endurance, Peacekeeper, Speed Limited, Extreme Weather Races, Burn Off and Warmonger.****Jump into your speed bike and race in more than 14 different courses, while you blast your enemies to little bits with an assortment of lasers, mines and rockets. After a few successful races, you have the opportunity to upgrade your bike and access new areas.&lt;/story&gt; &lt;/game&gt;">
            <text:p>&lt;game name="XGRA - Extreme G Racing Association (USA)"&gt; &lt;year&gt;2003&lt;/year&gt; &lt;rating&gt;ESRB - T (Teen)&lt;/rating&gt; &lt;title&gt;XGRA - Extreme G Racing Association &lt;/title&gt; &lt;pub&gt;Acclaim Entertainment, Inc.&lt;/pub&gt; &lt;dev&gt;Acclaim&lt;/dev&gt; &lt;genre&gt;Driving&lt;/genre&gt; &lt;score&gt;3.5&lt;/score&gt; &lt;player&gt;1-4 Players&lt;/player&gt; &lt;story&gt;After the F1 Nurburgring disaster of 2025, the Extreme Gravity Racing Association, or XGRA, was set up as a regulatory governing body for all heavy gravity race events as an equivalent of NASCAR or the FIA. The year is 2080 and a new season is about to begin. You start as a new rookie for a team and have to work your way up through leagues of increasing difficulty with various racing modes: Endurance, Peacekeeper, Speed Limited, Extreme Weather Races, Burn Off and Warmonger.****Jump into your speed bike and race in more than 14 different courses, while you blast your enemies to little bits with an assortment of lasers, mines and rockets. After a few successful races, you have the opportunity to upgrade your bike and access new areas.&lt;/story&gt; &lt;/game&gt;</text:p>
          </table:table-cell>
          <table:table-cell table:number-columns-repeated="1012"/>
        </table:table-row>
        <table:table-row table:style-name="ro1">
          <table:table-cell office:value-type="string">
            <text:p>XIII (USA)</text:p>
          </table:table-cell>
          <table:table-cell office:value-type="float" office:value="2003">
            <text:p>2003</text:p>
          </table:table-cell>
          <table:table-cell office:value-type="string">
            <text:p>ESRB - M (Mature)</text:p>
          </table:table-cell>
          <table:table-cell office:value-type="string">
            <text:p>XIII </text:p>
          </table:table-cell>
          <table:table-cell table:style-name="Default" office:value-type="string">
            <text:p>Ubisoft, Inc.</text:p>
          </table:table-cell>
          <table:table-cell office:value-type="string">
            <text:p>Ubisoft</text:p>
          </table:table-cell>
          <table:table-cell office:value-type="string">
            <text:p>Shooter</text:p>
          </table:table-cell>
          <table:table-cell office:value-type="string">
            <text:p>3.6</text:p>
          </table:table-cell>
          <table:table-cell office:value-type="string">
            <text:p>1-4 Players</text:p>
          </table:table-cell>
          <table:table-cell office:value-type="string">
            <text:p>XIII is a cel-shaded first-person shooter based on the popular Belgian cult comic created by Jean Van Hamme and illustrated by William Vance. The game is loosely based on the first five comics. The main theme of the game is based on Robert Ludlum's book 'The Bourne Identity' and features a man who is suffering from amnesia and quite possibly involved in the recent assassination of the President of the United States. You must be damn important, because everyone is trying to kill you. As you progress, you learn more about your secret agent past and your curious name, XIII.****You unravel clues behind a conspiracy of epic proportions in an environment that breathes a comic book ambiance. Footsteps and shots are visualized in text and actions such as head shots are shown in a series of still images. Aside from that, XIII has all the typical FPS elements: both stealth and action, more than 15 weapons (shotguns, crossbows, rifles, ...), interaction with environmental objects and a whole load of baddies in levels all over the world. During the game, you can learn a number of skills such as silent walking, lockpicking and dual weapons handling.</text:p>
          </table:table-cell>
          <table:table-cell table:style-name="Default" table:formula="of:=CONCATENATE(&quot;&lt;game name=&quot;;CHAR(34);[.A629];CHAR(34);&quot;&gt; &lt;year&gt;&quot;;[.B629];&quot;&lt;/year&gt; &lt;rating&gt;&quot;;[.C629];&quot;&lt;/rating&gt; &lt;title&gt;&quot;;[.D629];&quot;&lt;/title&gt; &lt;pub&gt;&quot;;[.E629];&quot;&lt;/pub&gt; &lt;dev&gt;&quot;;[.F629];&quot;&lt;/dev&gt; &lt;genre&gt;&quot;;[.G629];&quot;&lt;/genre&gt; &lt;score&gt;&quot;;[.H629];&quot;&lt;/score&gt; &lt;player&gt;&quot;;[.I629];&quot;&lt;/player&gt; &lt;story&gt;&quot;;[.J629];&quot;&lt;/story&gt; &lt;/game&gt;&quot;)" office:value-type="string" office:string-value="&lt;game name=&quot;XIII (USA)&quot;&gt; &lt;year&gt;2003&lt;/year&gt; &lt;rating&gt;ESRB - M (Mature)&lt;/rating&gt; &lt;title&gt;XIII &lt;/title&gt; &lt;pub&gt;Ubisoft, Inc.&lt;/pub&gt; &lt;dev&gt;Ubisoft&lt;/dev&gt; &lt;genre&gt;Shooter&lt;/genre&gt; &lt;score&gt;3.6&lt;/score&gt; &lt;player&gt;1-4 Players&lt;/player&gt; &lt;story&gt;XIII is a cel-shaded first-person shooter based on the popular Belgian cult comic created by Jean Van Hamme and illustrated by William Vance. The game is loosely based on the first five comics. The main theme of the game is based on Robert Ludlum's book 'The Bourne Identity' and features a man who is suffering from amnesia and quite possibly involved in the recent assassination of the President of the United States. You must be damn important, because everyone is trying to kill you. As you progress, you learn more about your secret agent past and your curious name, XIII.****You unravel clues behind a conspiracy of epic proportions in an environment that breathes a comic book ambiance. Footsteps and shots are visualized in text and actions such as head shots are shown in a series of still images. Aside from that, XIII has all the typical FPS elements: both stealth and action, more than 15 weapons (shotguns, crossbows, rifles, ...), interaction with environmental objects and a whole load of baddies in levels all over the world. During the game, you can learn a number of skills such as silent walking, lockpicking and dual weapons handling.&lt;/story&gt; &lt;/game&gt;">
            <text:p>&lt;game name="XIII (USA)"&gt; &lt;year&gt;2003&lt;/year&gt; &lt;rating&gt;ESRB - M (Mature)&lt;/rating&gt; &lt;title&gt;XIII &lt;/title&gt; &lt;pub&gt;Ubisoft, Inc.&lt;/pub&gt; &lt;dev&gt;Ubisoft&lt;/dev&gt; &lt;genre&gt;Shooter&lt;/genre&gt; &lt;score&gt;3.6&lt;/score&gt; &lt;player&gt;1-4 Players&lt;/player&gt; &lt;story&gt;XIII is a cel-shaded first-person shooter based on the popular Belgian cult comic created by Jean Van Hamme and illustrated by William Vance. The game is loosely based on the first five comics. The main theme of the game is based on Robert Ludlum's book 'The Bourne Identity' and features a man who is suffering from amnesia and quite possibly involved in the recent assassination of the President of the United States. You must be damn important, because everyone is trying to kill you. As you progress, you learn more about your secret agent past and your curious name, XIII.****You unravel clues behind a conspiracy of epic proportions in an environment that breathes a comic book ambiance. Footsteps and shots are visualized in text and actions such as head shots are shown in a series of still images. Aside from that, XIII has all the typical FPS elements: both stealth and action, more than 15 weapons (shotguns, crossbows, rifles, ...), interaction with environmental objects and a whole load of baddies in levels all over the world. During the game, you can learn a number of skills such as silent walking, lockpicking and dual weapons handling.&lt;/story&gt; &lt;/game&gt;</text:p>
          </table:table-cell>
          <table:table-cell table:number-columns-repeated="1012"/>
        </table:table-row>
        <table:table-row table:style-name="ro1">
          <table:table-cell office:value-type="string">
            <text:p>Yu-Gi-Oh! - The Falsebound Kingdom (USA)</text:p>
          </table:table-cell>
          <table:table-cell office:value-type="float" office:value="2003">
            <text:p>2003</text:p>
          </table:table-cell>
          <table:table-cell office:value-type="string">
            <text:p>ESRB - T (Teen)</text:p>
          </table:table-cell>
          <table:table-cell office:value-type="string">
            <text:p>Yu-Gi-Oh! - The Falsebound Kingdom </text:p>
          </table:table-cell>
          <table:table-cell table:style-name="Default" office:value-type="string">
            <text:p>Konami Digital Entertainment, Inc.</text:p>
          </table:table-cell>
          <table:table-cell office:value-type="string">
            <text:p>Konami</text:p>
          </table:table-cell>
          <table:table-cell office:value-type="string">
            <text:p>Strategy</text:p>
          </table:table-cell>
          <table:table-cell office:value-type="string">
            <text:p>3.2</text:p>
          </table:table-cell>
          <table:table-cell office:value-type="string">
            <text:p>1-2 Players</text:p>
          </table:table-cell>
          <table:table-cell office:value-type="string">
            <text:p>In Yu-Gi-Oh!'s first RPG, Yugi, Joey and the rest of the gang are sucked into a virtual game created by a mad scientist who wants revenge for Kaiba for firing him. You can play either as Yugi or Kaiba to stop the evil emperor from taking over the world and at the same time trying to escape the game. But, only three things block their path to freedom: Obliesk, Silfer, and Ra the egyptian gods. Can you defeat them?</text:p>
          </table:table-cell>
          <table:table-cell table:style-name="Default" table:formula="of:=CONCATENATE(&quot;&lt;game name=&quot;;CHAR(34);[.A630];CHAR(34);&quot;&gt; &lt;year&gt;&quot;;[.B630];&quot;&lt;/year&gt; &lt;rating&gt;&quot;;[.C630];&quot;&lt;/rating&gt; &lt;title&gt;&quot;;[.D630];&quot;&lt;/title&gt; &lt;pub&gt;&quot;;[.E630];&quot;&lt;/pub&gt; &lt;dev&gt;&quot;;[.F630];&quot;&lt;/dev&gt; &lt;genre&gt;&quot;;[.G630];&quot;&lt;/genre&gt; &lt;score&gt;&quot;;[.H630];&quot;&lt;/score&gt; &lt;player&gt;&quot;;[.I630];&quot;&lt;/player&gt; &lt;story&gt;&quot;;[.J630];&quot;&lt;/story&gt; &lt;/game&gt;&quot;)" office:value-type="string" office:string-value="&lt;game name=&quot;Yu-Gi-Oh! - The Falsebound Kingdom (USA)&quot;&gt; &lt;year&gt;2003&lt;/year&gt; &lt;rating&gt;ESRB - T (Teen)&lt;/rating&gt; &lt;title&gt;Yu-Gi-Oh! - The Falsebound Kingdom &lt;/title&gt; &lt;pub&gt;Konami Digital Entertainment, Inc.&lt;/pub&gt; &lt;dev&gt;Konami&lt;/dev&gt; &lt;genre&gt;Strategy&lt;/genre&gt; &lt;score&gt;3.2&lt;/score&gt; &lt;player&gt;1-2 Players&lt;/player&gt; &lt;story&gt;In Yu-Gi-Oh!'s first RPG, Yugi, Joey and the rest of the gang are sucked into a virtual game created by a mad scientist who wants revenge for Kaiba for firing him. You can play either as Yugi or Kaiba to stop the evil emperor from taking over the world and at the same time trying to escape the game. But, only three things block their path to freedom: Obliesk, Silfer, and Ra the egyptian gods. Can you defeat them?&lt;/story&gt; &lt;/game&gt;">
            <text:p>&lt;game name="Yu-Gi-Oh! - The Falsebound Kingdom (USA)"&gt; &lt;year&gt;2003&lt;/year&gt; &lt;rating&gt;ESRB - T (Teen)&lt;/rating&gt; &lt;title&gt;Yu-Gi-Oh! - The Falsebound Kingdom &lt;/title&gt; &lt;pub&gt;Konami Digital Entertainment, Inc.&lt;/pub&gt; &lt;dev&gt;Konami&lt;/dev&gt; &lt;genre&gt;Strategy&lt;/genre&gt; &lt;score&gt;3.2&lt;/score&gt; &lt;player&gt;1-2 Players&lt;/player&gt; &lt;story&gt;In Yu-Gi-Oh!'s first RPG, Yugi, Joey and the rest of the gang are sucked into a virtual game created by a mad scientist who wants revenge for Kaiba for firing him. You can play either as Yugi or Kaiba to stop the evil emperor from taking over the world and at the same time trying to escape the game. But, only three things block their path to freedom: Obliesk, Silfer, and Ra the egyptian gods. Can you defeat them?&lt;/story&gt; &lt;/game&gt;</text:p>
          </table:table-cell>
          <table:table-cell table:number-columns-repeated="1012"/>
        </table:table-row>
        <table:table-row table:style-name="ro1">
          <table:table-cell office:value-type="string">
            <text:p>Zapper - One Wicked Cricket! (USA)</text:p>
          </table:table-cell>
          <table:table-cell office:value-type="float" office:value="2002">
            <text:p>2002</text:p>
          </table:table-cell>
          <table:table-cell office:value-type="string">
            <text:p>ESRB - E (Everyone)</text:p>
          </table:table-cell>
          <table:table-cell office:value-type="string">
            <text:p>Zapper - One Wicked Cricket! </text:p>
          </table:table-cell>
          <table:table-cell table:style-name="Default" office:value-type="string">
            <text:p>Infogrames, Inc.</text:p>
          </table:table-cell>
          <table:table-cell office:value-type="string">
            <text:p>Blitz Games</text:p>
          </table:table-cell>
          <table:table-cell office:value-type="string">
            <text:p>Platform</text:p>
          </table:table-cell>
          <table:table-cell office:value-type="string">
            <text:p>2.6</text:p>
          </table:table-cell>
          <table:table-cell office:value-type="string">
            <text:p>1-4 Players</text:p>
          </table:table-cell>
          <table:table-cell office:value-type="string">
            <text:p>In the game you are a cricket named Zapper on a mission to save your brother. You have to pass through six interactive worlds during 20 levels, each with dangerous hazards you must avoid, eggs you must capture, meeting both friends and enemies that help and hinder your progress to a diabolical nest-building magpie named Maggie. Zapper can move in four directions, climb vertical surfaces like trees and walls, and zap opponents with his electric antennae.</text:p>
          </table:table-cell>
          <table:table-cell table:style-name="Default" table:formula="of:=CONCATENATE(&quot;&lt;game name=&quot;;CHAR(34);[.A631];CHAR(34);&quot;&gt; &lt;year&gt;&quot;;[.B631];&quot;&lt;/year&gt; &lt;rating&gt;&quot;;[.C631];&quot;&lt;/rating&gt; &lt;title&gt;&quot;;[.D631];&quot;&lt;/title&gt; &lt;pub&gt;&quot;;[.E631];&quot;&lt;/pub&gt; &lt;dev&gt;&quot;;[.F631];&quot;&lt;/dev&gt; &lt;genre&gt;&quot;;[.G631];&quot;&lt;/genre&gt; &lt;score&gt;&quot;;[.H631];&quot;&lt;/score&gt; &lt;player&gt;&quot;;[.I631];&quot;&lt;/player&gt; &lt;story&gt;&quot;;[.J631];&quot;&lt;/story&gt; &lt;/game&gt;&quot;)" office:value-type="string" office:string-value="&lt;game name=&quot;Zapper - One Wicked Cricket! (USA)&quot;&gt; &lt;year&gt;2002&lt;/year&gt; &lt;rating&gt;ESRB - E (Everyone)&lt;/rating&gt; &lt;title&gt;Zapper - One Wicked Cricket! &lt;/title&gt; &lt;pub&gt;Infogrames, Inc.&lt;/pub&gt; &lt;dev&gt;Blitz Games&lt;/dev&gt; &lt;genre&gt;Platform&lt;/genre&gt; &lt;score&gt;2.6&lt;/score&gt; &lt;player&gt;1-4 Players&lt;/player&gt; &lt;story&gt;In the game you are a cricket named Zapper on a mission to save your brother. You have to pass through six interactive worlds during 20 levels, each with dangerous hazards you must avoid, eggs you must capture, meeting both friends and enemies that help and hinder your progress to a diabolical nest-building magpie named Maggie. Zapper can move in four directions, climb vertical surfaces like trees and walls, and zap opponents with his electric antennae.&lt;/story&gt; &lt;/game&gt;">
            <text:p>&lt;game name="Zapper - One Wicked Cricket! (USA)"&gt; &lt;year&gt;2002&lt;/year&gt; &lt;rating&gt;ESRB - E (Everyone)&lt;/rating&gt; &lt;title&gt;Zapper - One Wicked Cricket! &lt;/title&gt; &lt;pub&gt;Infogrames, Inc.&lt;/pub&gt; &lt;dev&gt;Blitz Games&lt;/dev&gt; &lt;genre&gt;Platform&lt;/genre&gt; &lt;score&gt;2.6&lt;/score&gt; &lt;player&gt;1-4 Players&lt;/player&gt; &lt;story&gt;In the game you are a cricket named Zapper on a mission to save your brother. You have to pass through six interactive worlds during 20 levels, each with dangerous hazards you must avoid, eggs you must capture, meeting both friends and enemies that help and hinder your progress to a diabolical nest-building magpie named Maggie. Zapper can move in four directions, climb vertical surfaces like trees and walls, and zap opponents with his electric antennae.&lt;/story&gt; &lt;/game&gt;</text:p>
          </table:table-cell>
          <table:table-cell table:number-columns-repeated="1012"/>
        </table:table-row>
        <table:table-row table:style-name="ro1">
          <table:table-cell office:value-type="string">
            <text:p>Zatch Bell! - Mamodo Battles (USA)</text:p>
          </table:table-cell>
          <table:table-cell office:value-type="float" office:value="2004">
            <text:p>2004</text:p>
          </table:table-cell>
          <table:table-cell office:value-type="string">
            <text:p>ESRB - T (Teen)</text:p>
          </table:table-cell>
          <table:table-cell office:value-type="string">
            <text:p>Zatch Bell! - Mamodo Battles </text:p>
          </table:table-cell>
          <table:table-cell table:style-name="Default" office:value-type="string">
            <text:p>Bandai Games Inc.</text:p>
          </table:table-cell>
          <table:table-cell office:value-type="string">
            <text:p>Eighting</text:p>
          </table:table-cell>
          <table:table-cell office:value-type="string">
            <text:p>Fighter</text:p>
          </table:table-cell>
          <table:table-cell office:value-type="string">
            <text:p>3.3</text:p>
          </table:table-cell>
          <table:table-cell office:value-type="string">
            <text:p>1-2 Players</text:p>
          </table:table-cell>
          <table:table-cell office:value-type="string">
            <text:p>Zatch Bell: Mamodo Battles is a cel-shaded fighting game that is based off the 2003 anime Zatch Bell!, known as Konjiki no Gashbell!! in Japan. In this game there are fifteen playable characters, and seven game modes: **Story Mode, lets you choose one of the six characters to play as and follow their stories. **Time Attack, this mode challenges you to see how fast you can clear all of the stages. **1P Mode, allows you to choose your character and an opponent and fight it with the opponent being the computer. **2P Mode, will allow you to choose your character and fight it with a friend. **Develop Mode, will let you distribute points to raise the characters abilities. **Bonus Mode, will let you Spend points to buy cards, view the card gallery, or input passwords to unlock secrets. **Practice Mode, will let you practice with the computer as your opponent. </text:p>
          </table:table-cell>
          <table:table-cell table:style-name="Default" table:formula="of:=CONCATENATE(&quot;&lt;game name=&quot;;CHAR(34);[.A632];CHAR(34);&quot;&gt; &lt;year&gt;&quot;;[.B632];&quot;&lt;/year&gt; &lt;rating&gt;&quot;;[.C632];&quot;&lt;/rating&gt; &lt;title&gt;&quot;;[.D632];&quot;&lt;/title&gt; &lt;pub&gt;&quot;;[.E632];&quot;&lt;/pub&gt; &lt;dev&gt;&quot;;[.F632];&quot;&lt;/dev&gt; &lt;genre&gt;&quot;;[.G632];&quot;&lt;/genre&gt; &lt;score&gt;&quot;;[.H632];&quot;&lt;/score&gt; &lt;player&gt;&quot;;[.I632];&quot;&lt;/player&gt; &lt;story&gt;&quot;;[.J632];&quot;&lt;/story&gt; &lt;/game&gt;&quot;)" office:value-type="string" office:string-value="&lt;game name=&quot;Zatch Bell! - Mamodo Battles (USA)&quot;&gt; &lt;year&gt;2004&lt;/year&gt; &lt;rating&gt;ESRB - T (Teen)&lt;/rating&gt; &lt;title&gt;Zatch Bell! - Mamodo Battles &lt;/title&gt; &lt;pub&gt;Bandai Games Inc.&lt;/pub&gt; &lt;dev&gt;Eighting&lt;/dev&gt; &lt;genre&gt;Fighter&lt;/genre&gt; &lt;score&gt;3.3&lt;/score&gt; &lt;player&gt;1-2 Players&lt;/player&gt; &lt;story&gt;Zatch Bell: Mamodo Battles is a cel-shaded fighting game that is based off the 2003 anime Zatch Bell!, known as Konjiki no Gashbell!! in Japan. In this game there are fifteen playable characters, and seven game modes: **Story Mode, lets you choose one of the six characters to play as and follow their stories. **Time Attack, this mode challenges you to see how fast you can clear all of the stages. **1P Mode, allows you to choose your character and an opponent and fight it with the opponent being the computer. **2P Mode, will allow you to choose your character and fight it with a friend. **Develop Mode, will let you distribute points to raise the characters abilities. **Bonus Mode, will let you Spend points to buy cards, view the card gallery, or input passwords to unlock secrets. **Practice Mode, will let you practice with the computer as your opponent. &lt;/story&gt; &lt;/game&gt;">
            <text:p>&lt;game name="Zatch Bell! - Mamodo Battles (USA)"&gt; &lt;year&gt;2004&lt;/year&gt; &lt;rating&gt;ESRB - T (Teen)&lt;/rating&gt; &lt;title&gt;Zatch Bell! - Mamodo Battles &lt;/title&gt; &lt;pub&gt;Bandai Games Inc.&lt;/pub&gt; &lt;dev&gt;Eighting&lt;/dev&gt; &lt;genre&gt;Fighter&lt;/genre&gt; &lt;score&gt;3.3&lt;/score&gt; &lt;player&gt;1-2 Players&lt;/player&gt; &lt;story&gt;Zatch Bell: Mamodo Battles is a cel-shaded fighting game that is based off the 2003 anime Zatch Bell!, known as Konjiki no Gashbell!! in Japan. In this game there are fifteen playable characters, and seven game modes: **Story Mode, lets you choose one of the six characters to play as and follow their stories. **Time Attack, this mode challenges you to see how fast you can clear all of the stages. **1P Mode, allows you to choose your character and an opponent and fight it with the opponent being the computer. **2P Mode, will allow you to choose your character and fight it with a friend. **Develop Mode, will let you distribute points to raise the characters abilities. **Bonus Mode, will let you Spend points to buy cards, view the card gallery, or input passwords to unlock secrets. **Practice Mode, will let you practice with the computer as your opponent. &lt;/story&gt; &lt;/game&gt;</text:p>
          </table:table-cell>
          <table:table-cell table:number-columns-repeated="1012"/>
        </table:table-row>
        <table:table-row table:style-name="ro1">
          <table:table-cell office:value-type="string">
            <text:p>Zatch Bell! - Mamodo Fury (USA)</text:p>
          </table:table-cell>
          <table:table-cell office:value-type="float" office:value="2006">
            <text:p>2006</text:p>
          </table:table-cell>
          <table:table-cell office:value-type="string">
            <text:p>ESRB - T (Teen)</text:p>
          </table:table-cell>
          <table:table-cell office:value-type="string">
            <text:p>Zatch Bell! - Mamodo Fury </text:p>
          </table:table-cell>
          <table:table-cell table:style-name="Default" office:value-type="string">
            <text:p>Namco Bandai Games America Inc.</text:p>
          </table:table-cell>
          <table:table-cell office:value-type="string">
            <text:p>Mechanic Arms</text:p>
          </table:table-cell>
          <table:table-cell office:value-type="string">
            <text:p>Fighter</text:p>
          </table:table-cell>
          <table:table-cell office:value-type="string">
            <text:p>3.2</text:p>
          </table:table-cell>
          <table:table-cell office:value-type="string">
            <text:p>1-4 Players</text:p>
          </table:table-cell>
          <table:table-cell office:value-type="string">
            <text:p>Every 1000 years, a tournament takes place on Earth to decide the most powerful Mamodo. This time, Zatch Bell is determined to win. The only problem? He can't fight alone. Assisting him is the human Kiyo, who, by reading spells from a book, can activate Zatch's powers.****In this 3D fighting game, you will control Kiyo, or one of 19 other characters, each with a associated Mamodo. You can either attack your opponent directly, or have your Mamodo attack with a spell. (Four attack spells, one defensive spell, and one super spell.) You can even switch control to your Mamodo directly, though this leaves you defenseless.****Mamodo Fury features a surprisingly long story mode for a fighting game, stage select, 1 and 2 player vs mode, arcade mode, and several types of minigames, for 1 to 4 players.</text:p>
          </table:table-cell>
          <table:table-cell table:style-name="Default" table:formula="of:=CONCATENATE(&quot;&lt;game name=&quot;;CHAR(34);[.A633];CHAR(34);&quot;&gt; &lt;year&gt;&quot;;[.B633];&quot;&lt;/year&gt; &lt;rating&gt;&quot;;[.C633];&quot;&lt;/rating&gt; &lt;title&gt;&quot;;[.D633];&quot;&lt;/title&gt; &lt;pub&gt;&quot;;[.E633];&quot;&lt;/pub&gt; &lt;dev&gt;&quot;;[.F633];&quot;&lt;/dev&gt; &lt;genre&gt;&quot;;[.G633];&quot;&lt;/genre&gt; &lt;score&gt;&quot;;[.H633];&quot;&lt;/score&gt; &lt;player&gt;&quot;;[.I633];&quot;&lt;/player&gt; &lt;story&gt;&quot;;[.J633];&quot;&lt;/story&gt; &lt;/game&gt;&quot;)" office:value-type="string" office:string-value="&lt;game name=&quot;Zatch Bell! - Mamodo Fury (USA)&quot;&gt; &lt;year&gt;2006&lt;/year&gt; &lt;rating&gt;ESRB - T (Teen)&lt;/rating&gt; &lt;title&gt;Zatch Bell! - Mamodo Fury &lt;/title&gt; &lt;pub&gt;Namco Bandai Games America Inc.&lt;/pub&gt; &lt;dev&gt;Mechanic Arms&lt;/dev&gt; &lt;genre&gt;Fighter&lt;/genre&gt; &lt;score&gt;3.2&lt;/score&gt; &lt;player&gt;1-4 Players&lt;/player&gt; &lt;story&gt;Every 1000 years, a tournament takes place on Earth to decide the most powerful Mamodo. This time, Zatch Bell is determined to win. The only problem? He can't fight alone. Assisting him is the human Kiyo, who, by reading spells from a book, can activate Zatch's powers.****In this 3D fighting game, you will control Kiyo, or one of 19 other characters, each with a associated Mamodo. You can either attack your opponent directly, or have your Mamodo attack with a spell. (Four attack spells, one defensive spell, and one super spell.) You can even switch control to your Mamodo directly, though this leaves you defenseless.****Mamodo Fury features a surprisingly long story mode for a fighting game, stage select, 1 and 2 player vs mode, arcade mode, and several types of minigames, for 1 to 4 players.&lt;/story&gt; &lt;/game&gt;">
            <text:p>&lt;game name="Zatch Bell! - Mamodo Fury (USA)"&gt; &lt;year&gt;2006&lt;/year&gt; &lt;rating&gt;ESRB - T (Teen)&lt;/rating&gt; &lt;title&gt;Zatch Bell! - Mamodo Fury &lt;/title&gt; &lt;pub&gt;Namco Bandai Games America Inc.&lt;/pub&gt; &lt;dev&gt;Mechanic Arms&lt;/dev&gt; &lt;genre&gt;Fighter&lt;/genre&gt; &lt;score&gt;3.2&lt;/score&gt; &lt;player&gt;1-4 Players&lt;/player&gt; &lt;story&gt;Every 1000 years, a tournament takes place on Earth to decide the most powerful Mamodo. This time, Zatch Bell is determined to win. The only problem? He can't fight alone. Assisting him is the human Kiyo, who, by reading spells from a book, can activate Zatch's powers.****In this 3D fighting game, you will control Kiyo, or one of 19 other characters, each with a associated Mamodo. You can either attack your opponent directly, or have your Mamodo attack with a spell. (Four attack spells, one defensive spell, and one super spell.) You can even switch control to your Mamodo directly, though this leaves you defenseless.****Mamodo Fury features a surprisingly long story mode for a fighting game, stage select, 1 and 2 player vs mode, arcade mode, and several types of minigames, for 1 to 4 players.&lt;/story&gt; &lt;/game&gt;</text:p>
          </table:table-cell>
          <table:table-cell table:number-columns-repeated="1012"/>
        </table:table-row>
        <table:table-row table:style-name="ro1">
          <table:table-cell office:value-type="string">
            <text:p>Zoids - Battle Legends (USA)</text:p>
          </table:table-cell>
          <table:table-cell office:value-type="float" office:value="2004">
            <text:p>2004</text:p>
          </table:table-cell>
          <table:table-cell office:value-type="string">
            <text:p>ESRB - T (Teen)</text:p>
          </table:table-cell>
          <table:table-cell office:value-type="string">
            <text:p>Zoids - Battle Legends </text:p>
          </table:table-cell>
          <table:table-cell table:style-name="Default" office:value-type="string">
            <text:p>Atari, Inc.</text:p>
          </table:table-cell>
          <table:table-cell office:value-type="string">
            <text:p>Tomy Corp.</text:p>
          </table:table-cell>
          <table:table-cell office:value-type="string">
            <text:p>Beat-'Em-Up</text:p>
          </table:table-cell>
          <table:table-cell office:value-type="string">
            <text:p>3.7</text:p>
          </table:table-cell>
          <table:table-cell office:value-type="string">
            <text:p>1-2 Players</text:p>
          </table:table-cell>
          <table:table-cell office:value-type="string">
            <text:p>Based on the toy franchise and later the anime series, Zoids: Battle Legends casts the player as one of 17 soldiers with different abilities, controlling one of the giant robots modelled after animals and the dinosaurs. There are 4 main modes: Mission, Zoids Battle, VS and Zoids Fist. In the mission mode the player chooses a side (empire or republic) and fights other giant Zoid robots in different stages, connected by cut-scenes pushing the narrative forward. As an empire soldier, you start as Kouki, a young officer hunting the republicans. On the republican side of things, the game starts with Shomo is search of the Blue Unicorn Team that has gone missing. Most of the modes are fairly identical, but Zoids Fist is played in confined spaces.****There are different characters and robots available while playing, and the Zoids can lock on targets to fire, move around and use boost for quick manoeuvres. Close combat is also possible, in wrestling-style fashion. Every Zoid has different upgrade slots for armor, weapons and shields. The colour can also be defined. The environment is destructible and can be used to your advantage for instance with sniping positions on top of buildings.</text:p>
          </table:table-cell>
          <table:table-cell table:style-name="Default" table:formula="of:=CONCATENATE(&quot;&lt;game name=&quot;;CHAR(34);[.A634];CHAR(34);&quot;&gt; &lt;year&gt;&quot;;[.B634];&quot;&lt;/year&gt; &lt;rating&gt;&quot;;[.C634];&quot;&lt;/rating&gt; &lt;title&gt;&quot;;[.D634];&quot;&lt;/title&gt; &lt;pub&gt;&quot;;[.E634];&quot;&lt;/pub&gt; &lt;dev&gt;&quot;;[.F634];&quot;&lt;/dev&gt; &lt;genre&gt;&quot;;[.G634];&quot;&lt;/genre&gt; &lt;score&gt;&quot;;[.H634];&quot;&lt;/score&gt; &lt;player&gt;&quot;;[.I634];&quot;&lt;/player&gt; &lt;story&gt;&quot;;[.J634];&quot;&lt;/story&gt; &lt;/game&gt;&quot;)" office:value-type="string" office:string-value="&lt;game name=&quot;Zoids - Battle Legends (USA)&quot;&gt; &lt;year&gt;2004&lt;/year&gt; &lt;rating&gt;ESRB - T (Teen)&lt;/rating&gt; &lt;title&gt;Zoids - Battle Legends &lt;/title&gt; &lt;pub&gt;Atari, Inc.&lt;/pub&gt; &lt;dev&gt;Tomy Corp.&lt;/dev&gt; &lt;genre&gt;Beat-'Em-Up&lt;/genre&gt; &lt;score&gt;3.7&lt;/score&gt; &lt;player&gt;1-2 Players&lt;/player&gt; &lt;story&gt;Based on the toy franchise and later the anime series, Zoids: Battle Legends casts the player as one of 17 soldiers with different abilities, controlling one of the giant robots modelled after animals and the dinosaurs. There are 4 main modes: Mission, Zoids Battle, VS and Zoids Fist. In the mission mode the player chooses a side (empire or republic) and fights other giant Zoid robots in different stages, connected by cut-scenes pushing the narrative forward. As an empire soldier, you start as Kouki, a young officer hunting the republicans. On the republican side of things, the game starts with Shomo is search of the Blue Unicorn Team that has gone missing. Most of the modes are fairly identical, but Zoids Fist is played in confined spaces.****There are different characters and robots available while playing, and the Zoids can lock on targets to fire, move around and use boost for quick manoeuvres. Close combat is also possible, in wrestling-style fashion. Every Zoid has different upgrade slots for armor, weapons and shields. The colour can also be defined. The environment is destructible and can be used to your advantage for instance with sniping positions on top of buildings.&lt;/story&gt; &lt;/game&gt;">
            <text:p>&lt;game name="Zoids - Battle Legends (USA)"&gt; &lt;year&gt;2004&lt;/year&gt; &lt;rating&gt;ESRB - T (Teen)&lt;/rating&gt; &lt;title&gt;Zoids - Battle Legends &lt;/title&gt; &lt;pub&gt;Atari, Inc.&lt;/pub&gt; &lt;dev&gt;Tomy Corp.&lt;/dev&gt; &lt;genre&gt;Beat-'Em-Up&lt;/genre&gt; &lt;score&gt;3.7&lt;/score&gt; &lt;player&gt;1-2 Players&lt;/player&gt; &lt;story&gt;Based on the toy franchise and later the anime series, Zoids: Battle Legends casts the player as one of 17 soldiers with different abilities, controlling one of the giant robots modelled after animals and the dinosaurs. There are 4 main modes: Mission, Zoids Battle, VS and Zoids Fist. In the mission mode the player chooses a side (empire or republic) and fights other giant Zoid robots in different stages, connected by cut-scenes pushing the narrative forward. As an empire soldier, you start as Kouki, a young officer hunting the republicans. On the republican side of things, the game starts with Shomo is search of the Blue Unicorn Team that has gone missing. Most of the modes are fairly identical, but Zoids Fist is played in confined spaces.****There are different characters and robots available while playing, and the Zoids can lock on targets to fire, move around and use boost for quick manoeuvres. Close combat is also possible, in wrestling-style fashion. Every Zoid has different upgrade slots for armor, weapons and shields. The colour can also be defined. The environment is destructible and can be used to your advantage for instance with sniping positions on top of buildings.&lt;/story&gt; &lt;/game&gt;</text:p>
          </table:table-cell>
          <table:table-cell table:number-columns-repeated="1012"/>
        </table:table-row>
        <table:table-row table:style-name="ro1">
          <table:table-cell office:value-type="string">
            <text:p>Zoids - Full Metal Crash (Japan)</text:p>
          </table:table-cell>
          <table:table-cell office:value-type="float" office:value="2005">
            <text:p>2005</text:p>
          </table:table-cell>
          <table:table-cell office:value-type="string">
            <text:p>ESRB - T (Teen)</text:p>
          </table:table-cell>
          <table:table-cell office:value-type="string">
            <text:p>Zoids - Full Metal Crash </text:p>
          </table:table-cell>
          <table:table-cell table:style-name="Default" office:value-type="string">
            <text:p>Tomy Corporation</text:p>
          </table:table-cell>
          <table:table-cell office:value-type="string">
            <text:p>Tomy Corporation</text:p>
          </table:table-cell>
          <table:table-cell office:value-type="string">
            <text:p>Fighter</text:p>
          </table:table-cell>
          <table:table-cell office:value-type="string">
            <text:p>3.8</text:p>
          </table:table-cell>
          <table:table-cell office:value-type="string">
            <text:p>1-2 Players</text:p>
          </table:table-cell>
          <table:table-cell office:value-type="string">
            <text:p>Zoids: Full Metal Crash is a 3D fighting game for the Nintendo Gamecube that was developed by Tomy Corporation and exclusively released in Japan during 2005. The game is pretty standard as far as fighting games go, with each Zoid having its own move set depending on certain buttons, as well as special moves that can be used throughout battle. The game features two main modes; a story mode, which has different outcomes depending on your answers, and Zi Fighters mode, which has randomized opponents. It has a degree of customization for all Zoids, including switching weapons that are never customized in other medias (such as having Jager boosters on a Command Wolf AC, or giving a Liger Zero just the Schneider blades). Unfortunately, there are very few Zoids in the game to be had, with half of them only being variations of the less than 15 available from the game. </text:p>
          </table:table-cell>
          <table:table-cell table:style-name="Default" table:formula="of:=CONCATENATE(&quot;&lt;game name=&quot;;CHAR(34);[.A635];CHAR(34);&quot;&gt; &lt;year&gt;&quot;;[.B635];&quot;&lt;/year&gt; &lt;rating&gt;&quot;;[.C635];&quot;&lt;/rating&gt; &lt;title&gt;&quot;;[.D635];&quot;&lt;/title&gt; &lt;pub&gt;&quot;;[.E635];&quot;&lt;/pub&gt; &lt;dev&gt;&quot;;[.F635];&quot;&lt;/dev&gt; &lt;genre&gt;&quot;;[.G635];&quot;&lt;/genre&gt; &lt;score&gt;&quot;;[.H635];&quot;&lt;/score&gt; &lt;player&gt;&quot;;[.I635];&quot;&lt;/player&gt; &lt;story&gt;&quot;;[.J635];&quot;&lt;/story&gt; &lt;/game&gt;&quot;)" office:value-type="string" office:string-value="&lt;game name=&quot;Zoids - Full Metal Crash (Japan)&quot;&gt; &lt;year&gt;2005&lt;/year&gt; &lt;rating&gt;ESRB - T (Teen)&lt;/rating&gt; &lt;title&gt;Zoids - Full Metal Crash &lt;/title&gt; &lt;pub&gt;Tomy Corporation&lt;/pub&gt; &lt;dev&gt;Tomy Corporation&lt;/dev&gt; &lt;genre&gt;Fighter&lt;/genre&gt; &lt;score&gt;3.8&lt;/score&gt; &lt;player&gt;1-2 Players&lt;/player&gt; &lt;story&gt;Zoids: Full Metal Crash is a 3D fighting game for the Nintendo Gamecube that was developed by Tomy Corporation and exclusively released in Japan during 2005. The game is pretty standard as far as fighting games go, with each Zoid having its own move set depending on certain buttons, as well as special moves that can be used throughout battle. The game features two main modes; a story mode, which has different outcomes depending on your answers, and Zi Fighters mode, which has randomized opponents. It has a degree of customization for all Zoids, including switching weapons that are never customized in other medias (such as having Jager boosters on a Command Wolf AC, or giving a Liger Zero just the Schneider blades). Unfortunately, there are very few Zoids in the game to be had, with half of them only being variations of the less than 15 available from the game. &lt;/story&gt; &lt;/game&gt;">
            <text:p>&lt;game name="Zoids - Full Metal Crash (Japan)"&gt; &lt;year&gt;2005&lt;/year&gt; &lt;rating&gt;ESRB - T (Teen)&lt;/rating&gt; &lt;title&gt;Zoids - Full Metal Crash &lt;/title&gt; &lt;pub&gt;Tomy Corporation&lt;/pub&gt; &lt;dev&gt;Tomy Corporation&lt;/dev&gt; &lt;genre&gt;Fighter&lt;/genre&gt; &lt;score&gt;3.8&lt;/score&gt; &lt;player&gt;1-2 Players&lt;/player&gt; &lt;story&gt;Zoids: Full Metal Crash is a 3D fighting game for the Nintendo Gamecube that was developed by Tomy Corporation and exclusively released in Japan during 2005. The game is pretty standard as far as fighting games go, with each Zoid having its own move set depending on certain buttons, as well as special moves that can be used throughout battle. The game features two main modes; a story mode, which has different outcomes depending on your answers, and Zi Fighters mode, which has randomized opponents. It has a degree of customization for all Zoids, including switching weapons that are never customized in other medias (such as having Jager boosters on a Command Wolf AC, or giving a Liger Zero just the Schneider blades). Unfortunately, there are very few Zoids in the game to be had, with half of them only being variations of the less than 15 available from the game. &lt;/story&gt; &lt;/game&gt;</text:p>
          </table:table-cell>
          <table:table-cell table:number-columns-repeated="1012"/>
        </table:table-row>
        <table:table-row table:style-name="ro1">
          <table:table-cell office:value-type="string">
            <text:p>Zoids Vs. (Japan)</text:p>
          </table:table-cell>
          <table:table-cell office:value-type="float" office:value="2002">
            <text:p>2002</text:p>
          </table:table-cell>
          <table:table-cell office:value-type="string">
            <text:p>ESRB - T (Teen)</text:p>
          </table:table-cell>
          <table:table-cell office:value-type="string">
            <text:p>Zoids Vs. </text:p>
          </table:table-cell>
          <table:table-cell table:style-name="Default" office:value-type="string">
            <text:p>Tomy Corporation</text:p>
          </table:table-cell>
          <table:table-cell office:value-type="string">
            <text:p>Tomy Corporation</text:p>
          </table:table-cell>
          <table:table-cell office:value-type="string">
            <text:p>Action</text:p>
          </table:table-cell>
          <table:table-cell office:value-type="string">
            <text:p>3.2</text:p>
          </table:table-cell>
          <table:table-cell office:value-type="string">
            <text:p>1-2 Players</text:p>
          </table:table-cell>
          <table:table-cell office:value-type="string">
            <text:p>This game lets players customize their own personal Zoids, then jump into battle against the computer AI or an opposing player. The game features characters taken from the series as well as introduces a few new ones. Additionally, every Zoid features a special attack, called an EX Attack, that can be used once the Zoid's hit points drop below 1/3. Many of the EX attacks are special attacks featured in the anime, such as the Blade Liger's Hi-Blade attack, the Geno Saurer's Charged Particle Cannon, or the Liger Zero's Strike Laser Claw. </text:p>
          </table:table-cell>
          <table:table-cell table:style-name="Default" table:formula="of:=CONCATENATE(&quot;&lt;game name=&quot;;CHAR(34);[.A636];CHAR(34);&quot;&gt; &lt;year&gt;&quot;;[.B636];&quot;&lt;/year&gt; &lt;rating&gt;&quot;;[.C636];&quot;&lt;/rating&gt; &lt;title&gt;&quot;;[.D636];&quot;&lt;/title&gt; &lt;pub&gt;&quot;;[.E636];&quot;&lt;/pub&gt; &lt;dev&gt;&quot;;[.F636];&quot;&lt;/dev&gt; &lt;genre&gt;&quot;;[.G636];&quot;&lt;/genre&gt; &lt;score&gt;&quot;;[.H636];&quot;&lt;/score&gt; &lt;player&gt;&quot;;[.I636];&quot;&lt;/player&gt; &lt;story&gt;&quot;;[.J636];&quot;&lt;/story&gt; &lt;/game&gt;&quot;)" office:value-type="string" office:string-value="&lt;game name=&quot;Zoids Vs. (Japan)&quot;&gt; &lt;year&gt;2002&lt;/year&gt; &lt;rating&gt;ESRB - T (Teen)&lt;/rating&gt; &lt;title&gt;Zoids Vs. &lt;/title&gt; &lt;pub&gt;Tomy Corporation&lt;/pub&gt; &lt;dev&gt;Tomy Corporation&lt;/dev&gt; &lt;genre&gt;Action&lt;/genre&gt; &lt;score&gt;3.2&lt;/score&gt; &lt;player&gt;1-2 Players&lt;/player&gt; &lt;story&gt;This game lets players customize their own personal Zoids, then jump into battle against the computer AI or an opposing player. The game features characters taken from the series as well as introduces a few new ones. Additionally, every Zoid features a special attack, called an EX Attack, that can be used once the Zoid's hit points drop below 1/3. Many of the EX attacks are special attacks featured in the anime, such as the Blade Liger's Hi-Blade attack, the Geno Saurer's Charged Particle Cannon, or the Liger Zero's Strike Laser Claw. &lt;/story&gt; &lt;/game&gt;">
            <text:p>&lt;game name="Zoids Vs. (Japan)"&gt; &lt;year&gt;2002&lt;/year&gt; &lt;rating&gt;ESRB - T (Teen)&lt;/rating&gt; &lt;title&gt;Zoids Vs. &lt;/title&gt; &lt;pub&gt;Tomy Corporation&lt;/pub&gt; &lt;dev&gt;Tomy Corporation&lt;/dev&gt; &lt;genre&gt;Action&lt;/genre&gt; &lt;score&gt;3.2&lt;/score&gt; &lt;player&gt;1-2 Players&lt;/player&gt; &lt;story&gt;This game lets players customize their own personal Zoids, then jump into battle against the computer AI or an opposing player. The game features characters taken from the series as well as introduces a few new ones. Additionally, every Zoid features a special attack, called an EX Attack, that can be used once the Zoid's hit points drop below 1/3. Many of the EX attacks are special attacks featured in the anime, such as the Blade Liger's Hi-Blade attack, the Geno Saurer's Charged Particle Cannon, or the Liger Zero's Strike Laser Claw. &lt;/story&gt; &lt;/game&gt;</text:p>
          </table:table-cell>
          <table:table-cell table:number-columns-repeated="1012"/>
        </table:table-row>
        <table:table-row table:style-name="ro1">
          <table:table-cell office:value-type="string">
            <text:p>Zoids Vs. III (Japan)</text:p>
          </table:table-cell>
          <table:table-cell office:value-type="float" office:value="2004">
            <text:p>2004</text:p>
          </table:table-cell>
          <table:table-cell office:value-type="string">
            <text:p>ESRB - E10+ (Everyone 10+)</text:p>
          </table:table-cell>
          <table:table-cell office:value-type="string">
            <text:p>Zoids Vs. III </text:p>
          </table:table-cell>
          <table:table-cell table:style-name="Default" office:value-type="string">
            <text:p>Tomy Corporation</text:p>
          </table:table-cell>
          <table:table-cell office:value-type="string">
            <text:p>Tomy Corporation</text:p>
          </table:table-cell>
          <table:table-cell office:value-type="string">
            <text:p>Shooter</text:p>
          </table:table-cell>
          <table:table-cell office:value-type="string">
            <text:p>3.8</text:p>
          </table:table-cell>
          <table:table-cell office:value-type="string">
            <text:p>1-4 Players</text:p>
          </table:table-cell>
          <table:table-cell office:value-type="string">
            <text:p>3D action game that was the theme of the popular Zoids toys and anime. In this work to achieve a dogfight had been requested by many fans, the bombing of Zoids brigade including the ability to dogfight between Zoids from the sky and flying, you can enjoy a heated battle further. <text:s text:c="4"/>Tiger Rays including assembly kit that appeared in 2004, the Zoids in the game is to select the Song Trust Zoids fan. To fight against the freedom to customize your Zoids, including more than 150 combat air Puterasu, and Redora. <text:s text:c="4"/>Game mode, mission mode recording, Zoids Battle mode, VS mode, and fist mode. In mission mode, the bombing mission tutorials and also appeared in the TV anime character "Zoids Fuzors" of the broadcast starting in autumn 2004, will be remembered Zoids operations can play. <text:s text:c="4"/>Also, in VS mode features four play is the first series. Use the Zoids that you have customized, assembled and Fixtures battle royal in humans versus 1,4 versus 2,3 2, Ru was raised in the fight hot war unlike CPU. (Rei from Chiba) </text:p>
          </table:table-cell>
          <table:table-cell table:style-name="Default" table:formula="of:=CONCATENATE(&quot;&lt;game name=&quot;;CHAR(34);[.A637];CHAR(34);&quot;&gt; &lt;year&gt;&quot;;[.B637];&quot;&lt;/year&gt; &lt;rating&gt;&quot;;[.C637];&quot;&lt;/rating&gt; &lt;title&gt;&quot;;[.D637];&quot;&lt;/title&gt; &lt;pub&gt;&quot;;[.E637];&quot;&lt;/pub&gt; &lt;dev&gt;&quot;;[.F637];&quot;&lt;/dev&gt; &lt;genre&gt;&quot;;[.G637];&quot;&lt;/genre&gt; &lt;score&gt;&quot;;[.H637];&quot;&lt;/score&gt; &lt;player&gt;&quot;;[.I637];&quot;&lt;/player&gt; &lt;story&gt;&quot;;[.J637];&quot;&lt;/story&gt; &lt;/game&gt;&quot;)" office:value-type="string" office:string-value="&lt;game name=&quot;Zoids Vs. III (Japan)&quot;&gt; &lt;year&gt;2004&lt;/year&gt; &lt;rating&gt;ESRB - E10+ (Everyone 10+)&lt;/rating&gt; &lt;title&gt;Zoids Vs. III &lt;/title&gt; &lt;pub&gt;Tomy Corporation&lt;/pub&gt; &lt;dev&gt;Tomy Corporation&lt;/dev&gt; &lt;genre&gt;Shooter&lt;/genre&gt; &lt;score&gt;3.8&lt;/score&gt; &lt;player&gt;1-4 Players&lt;/player&gt; &lt;story&gt;3D action game that was the theme of the popular Zoids toys and anime. In this work to achieve a dogfight had been requested by many fans, the bombing of Zoids brigade including the ability to dogfight between Zoids from the sky and flying, you can enjoy a heated battle further.     Tiger Rays including assembly kit that appeared in 2004, the Zoids in the game is to select the Song Trust Zoids fan. To fight against the freedom to customize your Zoids, including more than 150 combat air Puterasu, and Redora.     Game mode, mission mode recording, Zoids Battle mode, VS mode, and fist mode. In mission mode, the bombing mission tutorials and also appeared in the TV anime character &quot;Zoids Fuzors&quot; of the broadcast starting in autumn 2004, will be remembered Zoids operations can play.     Also, in VS mode features four play is the first series. Use the Zoids that you have customized, assembled and Fixtures battle royal in humans versus 1,4 versus 2,3 2, Ru was raised in the fight hot war unlike CPU. (Rei from Chiba) &lt;/story&gt; &lt;/game&gt;">
            <text:p>&lt;game name="Zoids Vs. III (Japan)"&gt; &lt;year&gt;2004&lt;/year&gt; &lt;rating&gt;ESRB - E10+ (Everyone 10+)&lt;/rating&gt; &lt;title&gt;Zoids Vs. III &lt;/title&gt; &lt;pub&gt;Tomy Corporation&lt;/pub&gt; &lt;dev&gt;Tomy Corporation&lt;/dev&gt; &lt;genre&gt;Shooter&lt;/genre&gt; &lt;score&gt;3.8&lt;/score&gt; &lt;player&gt;1-4 Players&lt;/player&gt; &lt;story&gt;3D action game that was the theme of the popular Zoids toys and anime. In this work to achieve a dogfight had been requested by many fans, the bombing of Zoids brigade including the ability to dogfight between Zoids from the sky and flying, you can enjoy a heated battle further. <text:s text:c="4"/>Tiger Rays including assembly kit that appeared in 2004, the Zoids in the game is to select the Song Trust Zoids fan. To fight against the freedom to customize your Zoids, including more than 150 combat air Puterasu, and Redora. <text:s text:c="4"/>Game mode, mission mode recording, Zoids Battle mode, VS mode, and fist mode. In mission mode, the bombing mission tutorials and also appeared in the TV anime character "Zoids Fuzors" of the broadcast starting in autumn 2004, will be remembered Zoids operations can play. <text:s text:c="4"/>Also, in VS mode features four play is the first series. Use the Zoids that you have customized, assembled and Fixtures battle royal in humans versus 1,4 versus 2,3 2, Ru was raised in the fight hot war unlike CPU. (Rei from Chiba) &lt;/story&gt; &lt;/game&gt;</text:p>
          </table:table-cell>
          <table:table-cell table:number-columns-repeated="1012"/>
        </table:table-row>
        <table:table-row table:style-name="ro1">
          <table:table-cell office:value-type="string">
            <text:p>ZooCube (USA)</text:p>
          </table:table-cell>
          <table:table-cell office:value-type="float" office:value="2002">
            <text:p>2002</text:p>
          </table:table-cell>
          <table:table-cell office:value-type="string">
            <text:p>ESRB - E (Everyone)</text:p>
          </table:table-cell>
          <table:table-cell office:value-type="string">
            <text:p>ZooCube </text:p>
          </table:table-cell>
          <table:table-cell table:style-name="Default" office:value-type="string">
            <text:p>Acclaim Entertainment, Inc.</text:p>
          </table:table-cell>
          <table:table-cell office:value-type="string">
            <text:p>Puzzlekings</text:p>
          </table:table-cell>
          <table:table-cell office:value-type="string">
            <text:p>Puzzle</text:p>
          </table:table-cell>
          <table:table-cell office:value-type="string">
            <text:p>2.8</text:p>
          </table:table-cell>
          <table:table-cell office:value-type="string">
            <text:p>1-4 Players</text:p>
          </table:table-cell>
          <table:table-cell office:value-type="string">
            <text:p>ZooCube is a puzzle game that involves matching parts of animals to eliminate them and get points.****The Cube is a 3D object in the center of the screen and the animal parts fall towards it. In a similar style to Tetris the player must keep the sides from building too high. It is a quickly paced, real-time game and at later stages the player struggles to juggle the cube items to keep eliminating animals on all sides. Power-ups can be used to destroy animal parts, get points, or to make life more difficult for the player's opponents, such as by speeding up the rate at which animal parts fall to their cube, or reduce how fast their cube can spin.</text:p>
          </table:table-cell>
          <table:table-cell table:style-name="Default" table:formula="of:=CONCATENATE(&quot;&lt;game name=&quot;;CHAR(34);[.A638];CHAR(34);&quot;&gt; &lt;year&gt;&quot;;[.B638];&quot;&lt;/year&gt; &lt;rating&gt;&quot;;[.C638];&quot;&lt;/rating&gt; &lt;title&gt;&quot;;[.D638];&quot;&lt;/title&gt; &lt;pub&gt;&quot;;[.E638];&quot;&lt;/pub&gt; &lt;dev&gt;&quot;;[.F638];&quot;&lt;/dev&gt; &lt;genre&gt;&quot;;[.G638];&quot;&lt;/genre&gt; &lt;score&gt;&quot;;[.H638];&quot;&lt;/score&gt; &lt;player&gt;&quot;;[.I638];&quot;&lt;/player&gt; &lt;story&gt;&quot;;[.J638];&quot;&lt;/story&gt; &lt;/game&gt;&quot;)" office:value-type="string" office:string-value="&lt;game name=&quot;ZooCube (USA)&quot;&gt; &lt;year&gt;2002&lt;/year&gt; &lt;rating&gt;ESRB - E (Everyone)&lt;/rating&gt; &lt;title&gt;ZooCube &lt;/title&gt; &lt;pub&gt;Acclaim Entertainment, Inc.&lt;/pub&gt; &lt;dev&gt;Puzzlekings&lt;/dev&gt; &lt;genre&gt;Puzzle&lt;/genre&gt; &lt;score&gt;2.8&lt;/score&gt; &lt;player&gt;1-4 Players&lt;/player&gt; &lt;story&gt;ZooCube is a puzzle game that involves matching parts of animals to eliminate them and get points.****The Cube is a 3D object in the center of the screen and the animal parts fall towards it. In a similar style to Tetris the player must keep the sides from building too high. It is a quickly paced, real-time game and at later stages the player struggles to juggle the cube items to keep eliminating animals on all sides. Power-ups can be used to destroy animal parts, get points, or to make life more difficult for the player's opponents, such as by speeding up the rate at which animal parts fall to their cube, or reduce how fast their cube can spin.&lt;/story&gt; &lt;/game&gt;">
            <text:p>&lt;game name="ZooCube (USA)"&gt; &lt;year&gt;2002&lt;/year&gt; &lt;rating&gt;ESRB - E (Everyone)&lt;/rating&gt; &lt;title&gt;ZooCube &lt;/title&gt; &lt;pub&gt;Acclaim Entertainment, Inc.&lt;/pub&gt; &lt;dev&gt;Puzzlekings&lt;/dev&gt; &lt;genre&gt;Puzzle&lt;/genre&gt; &lt;score&gt;2.8&lt;/score&gt; &lt;player&gt;1-4 Players&lt;/player&gt; &lt;story&gt;ZooCube is a puzzle game that involves matching parts of animals to eliminate them and get points.****The Cube is a 3D object in the center of the screen and the animal parts fall towards it. In a similar style to Tetris the player must keep the sides from building too high. It is a quickly paced, real-time game and at later stages the player struggles to juggle the cube items to keep eliminating animals on all sides. Power-ups can be used to destroy animal parts, get points, or to make life more difficult for the player's opponents, such as by speeding up the rate at which animal parts fall to their cube, or reduce how fast their cube can spin.&lt;/story&gt; &lt;/game&gt;</text:p>
          </table:table-cell>
          <table:table-cell table:number-columns-repeated="1012"/>
        </table:table-row>
        <table:table-row table:style-name="ro1" table:number-rows-repeated="1047937">
          <table:table-cell table:number-columns-repeated="1023"/>
        </table:table-row>
        <table:table-row table:style-name="ro1">
          <table:table-cell table:number-columns-repeated="1023"/>
        </table:table-row>
      </table:table>
      <table:database-ranges>
        <table:database-range table:target-range-address="Sheet1.A1:Sheet1.AMI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0">10/03/2016</text:date>, <text:time>21:55: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0T21:55:15.95</dc:date>
    <meta:generator>OpenOffice/4.1.2$Win32 OpenOffice.org_project/412m3$Build-9782</meta:generator>
    <meta:editing-duration>PT14H12M20S</meta:editing-duration>
    <meta:editing-cycles>37</meta:editing-cycles>
    <meta:document-statistic meta:table-count="1" meta:cell-count="7018" meta:object-count="0"/>
  </office:meta>
</office:document-meta>
</file>